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5.708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9" table:default-cell-style-name="ce3"/>
        <table:table-column table:style-name="co4" table:number-columns-repeated="22" table:default-cell-style-name="Default"/>
        <table:table-column table:style-name="co6" table:default-cell-style-name="Default"/>
        <table:table-column table:style-name="co4" table:number-columns-repeated="46" table:default-cell-style-name="Default"/>
        <table:table-column table:style-name="co5" table:number-columns-repeated="943" table:default-cell-style-name="Default"/>
        <table:table-row table:style-name="ro2">
          <table:table-cell table:style-name="ce1"/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table:number-columns-repeated="63"/>
          <table:table-cell table:style-name="ce1" table:number-columns-repeated="943"/>
        </table:table-row>
        <table:table-row table:style-name="ro1">
          <table:table-cell table:style-name="ce1"/>
          <table:table-cell table:style-name="ce2" table:formula="of:=90/16" office:value-type="float" office:value="5.625">
            <text:p>5,625</text:p>
          </table:table-cell>
          <table:table-cell table:style-name="ce2" office:value-type="float" office:value="0">
            <text:p>0</text:p>
          </table:table-cell>
          <table:table-cell table:style-name="ce2" table:formula="of:=[.C$2]+[.$B$2]" office:value-type="float" office:value="5.625">
            <text:p>5,625</text:p>
          </table:table-cell>
          <table:table-cell table:style-name="ce2" table:formula="of:=[.D$2]+[.$B$2]" office:value-type="float" office:value="11.25">
            <text:p>11,25</text:p>
          </table:table-cell>
          <table:table-cell table:style-name="ce2" table:formula="of:=[.E$2]+[.$B$2]" office:value-type="float" office:value="16.875">
            <text:p>16,875</text:p>
          </table:table-cell>
          <table:table-cell table:style-name="ce2" table:formula="of:=[.F$2]+[.$B$2]" office:value-type="float" office:value="22.5">
            <text:p>22,5</text:p>
          </table:table-cell>
          <table:table-cell table:style-name="ce2" table:formula="of:=[.G$2]+[.$B$2]" office:value-type="float" office:value="28.125">
            <text:p>28,125</text:p>
          </table:table-cell>
          <table:table-cell table:style-name="ce2" table:formula="of:=[.H$2]+[.$B$2]" office:value-type="float" office:value="33.75">
            <text:p>33,75</text:p>
          </table:table-cell>
          <table:table-cell table:style-name="ce2" table:formula="of:=[.I$2]+[.$B$2]" office:value-type="float" office:value="39.375">
            <text:p>39,375</text:p>
          </table:table-cell>
          <table:table-cell table:style-name="ce2" table:formula="of:=[.J$2]+[.$B$2]" office:value-type="float" office:value="45">
            <text:p>45</text:p>
          </table:table-cell>
          <table:table-cell table:style-name="ce2" table:formula="of:=[.K$2]+[.$B$2]" office:value-type="float" office:value="50.625">
            <text:p>50,625</text:p>
          </table:table-cell>
          <table:table-cell table:style-name="ce2" table:formula="of:=[.L$2]+[.$B$2]" office:value-type="float" office:value="56.25">
            <text:p>56,25</text:p>
          </table:table-cell>
          <table:table-cell table:style-name="ce2" table:formula="of:=[.M$2]+[.$B$2]" office:value-type="float" office:value="61.875">
            <text:p>61,875</text:p>
          </table:table-cell>
          <table:table-cell table:style-name="ce2" table:formula="of:=[.N$2]+[.$B$2]" office:value-type="float" office:value="67.5">
            <text:p>67,5</text:p>
          </table:table-cell>
          <table:table-cell table:style-name="ce2" table:formula="of:=[.O$2]+[.$B$2]" office:value-type="float" office:value="73.125">
            <text:p>73,125</text:p>
          </table:table-cell>
          <table:table-cell table:style-name="ce2" table:formula="of:=[.P$2]+[.$B$2]" office:value-type="float" office:value="78.75">
            <text:p>78,75</text:p>
          </table:table-cell>
          <table:table-cell table:style-name="ce2" table:formula="of:=[.Q$2]+[.$B$2]" office:value-type="float" office:value="84.375">
            <text:p>84,375</text:p>
          </table:table-cell>
          <table:table-cell table:style-name="ce2" table:formula="of:=[.R$2]+[.$B$2]" office:value-type="float" office:value="90">
            <text:p>90</text:p>
          </table:table-cell>
          <table:table-cell table:style-name="ce2" table:formula="of:=[.S$2]+[.$B$2]" office:value-type="float" office:value="95.625">
            <text:p>95,625</text:p>
          </table:table-cell>
          <table:table-cell table:style-name="ce2" table:formula="of:=[.T$2]+[.$B$2]" office:value-type="float" office:value="101.25">
            <text:p>101,25</text:p>
          </table:table-cell>
          <table:table-cell table:style-name="ce2" table:formula="of:=[.U$2]+[.$B$2]" office:value-type="float" office:value="106.875">
            <text:p>106,875</text:p>
          </table:table-cell>
          <table:table-cell table:style-name="ce2" table:formula="of:=[.V$2]+[.$B$2]" office:value-type="float" office:value="112.5">
            <text:p>112,5</text:p>
          </table:table-cell>
          <table:table-cell table:style-name="ce2" table:formula="of:=[.W$2]+[.$B$2]" office:value-type="float" office:value="118.125">
            <text:p>118,125</text:p>
          </table:table-cell>
          <table:table-cell table:style-name="ce2" table:formula="of:=[.X$2]+[.$B$2]" office:value-type="float" office:value="123.75">
            <text:p>123,75</text:p>
          </table:table-cell>
          <table:table-cell table:style-name="ce2" table:formula="of:=[.Y$2]+[.$B$2]" office:value-type="float" office:value="129.375">
            <text:p>129,375</text:p>
          </table:table-cell>
          <table:table-cell table:style-name="ce2" table:formula="of:=[.Z$2]+[.$B$2]" office:value-type="float" office:value="135">
            <text:p>135</text:p>
          </table:table-cell>
          <table:table-cell table:style-name="ce2" table:formula="of:=[.AA$2]+[.$B$2]" office:value-type="float" office:value="140.625">
            <text:p>140,625</text:p>
          </table:table-cell>
          <table:table-cell table:style-name="ce2" table:formula="of:=[.AB$2]+[.$B$2]" office:value-type="float" office:value="146.25">
            <text:p>146,25</text:p>
          </table:table-cell>
          <table:table-cell table:style-name="ce2" table:formula="of:=[.AC$2]+[.$B$2]" office:value-type="float" office:value="151.875">
            <text:p>151,875</text:p>
          </table:table-cell>
          <table:table-cell table:style-name="ce2" table:formula="of:=[.AD$2]+[.$B$2]" office:value-type="float" office:value="157.5">
            <text:p>157,5</text:p>
          </table:table-cell>
          <table:table-cell table:style-name="ce2" table:formula="of:=[.AE$2]+[.$B$2]" office:value-type="float" office:value="163.125">
            <text:p>163,125</text:p>
          </table:table-cell>
          <table:table-cell table:style-name="ce2" table:formula="of:=[.AF$2]+[.$B$2]" office:value-type="float" office:value="168.75">
            <text:p>168,75</text:p>
          </table:table-cell>
          <table:table-cell table:style-name="ce2" table:formula="of:=[.AG$2]+[.$B$2]" office:value-type="float" office:value="174.375">
            <text:p>174,375</text:p>
          </table:table-cell>
          <table:table-cell table:style-name="ce2" table:formula="of:=[.AH$2]+[.$B$2]" office:value-type="float" office:value="180">
            <text:p>180</text:p>
          </table:table-cell>
          <table:table-cell table:style-name="ce2" table:formula="of:=[.AI$2]+[.$B$2]" office:value-type="float" office:value="185.625">
            <text:p>185,625</text:p>
          </table:table-cell>
          <table:table-cell table:style-name="ce2" table:formula="of:=[.AJ$2]+[.$B$2]" office:value-type="float" office:value="191.25">
            <text:p>191,25</text:p>
          </table:table-cell>
          <table:table-cell table:style-name="ce2" table:formula="of:=[.AK$2]+[.$B$2]" office:value-type="float" office:value="196.875">
            <text:p>196,875</text:p>
          </table:table-cell>
          <table:table-cell table:style-name="ce2" table:formula="of:=[.AL$2]+[.$B$2]" office:value-type="float" office:value="202.5">
            <text:p>202,5</text:p>
          </table:table-cell>
          <table:table-cell table:style-name="ce2" table:formula="of:=[.AM$2]+[.$B$2]" office:value-type="float" office:value="208.125">
            <text:p>208,125</text:p>
          </table:table-cell>
          <table:table-cell table:style-name="ce2" table:formula="of:=[.AN$2]+[.$B$2]" office:value-type="float" office:value="213.75">
            <text:p>213,75</text:p>
          </table:table-cell>
          <table:table-cell table:style-name="ce2" table:formula="of:=[.AO$2]+[.$B$2]" office:value-type="float" office:value="219.375">
            <text:p>219,375</text:p>
          </table:table-cell>
          <table:table-cell table:style-name="ce2" table:formula="of:=[.AP$2]+[.$B$2]" office:value-type="float" office:value="225">
            <text:p>225</text:p>
          </table:table-cell>
          <table:table-cell table:style-name="ce2" table:formula="of:=[.AQ$2]+[.$B$2]" office:value-type="float" office:value="230.625">
            <text:p>230,625</text:p>
          </table:table-cell>
          <table:table-cell table:style-name="ce2" table:formula="of:=[.AR$2]+[.$B$2]" office:value-type="float" office:value="236.25">
            <text:p>236,25</text:p>
          </table:table-cell>
          <table:table-cell table:style-name="ce2" table:formula="of:=[.AS$2]+[.$B$2]" office:value-type="float" office:value="241.875">
            <text:p>241,875</text:p>
          </table:table-cell>
          <table:table-cell table:style-name="ce2" table:formula="of:=[.AT$2]+[.$B$2]" office:value-type="float" office:value="247.5">
            <text:p>247,5</text:p>
          </table:table-cell>
          <table:table-cell table:style-name="ce2" table:formula="of:=[.AU$2]+[.$B$2]" office:value-type="float" office:value="253.125">
            <text:p>253,125</text:p>
          </table:table-cell>
          <table:table-cell table:style-name="ce2" table:formula="of:=[.AV$2]+[.$B$2]" office:value-type="float" office:value="258.75">
            <text:p>258,75</text:p>
          </table:table-cell>
          <table:table-cell table:style-name="ce2" table:formula="of:=[.AW$2]+[.$B$2]" office:value-type="float" office:value="264.375">
            <text:p>264,375</text:p>
          </table:table-cell>
          <table:table-cell table:style-name="ce2" table:formula="of:=[.AX$2]+[.$B$2]" office:value-type="float" office:value="270">
            <text:p>270</text:p>
          </table:table-cell>
          <table:table-cell table:style-name="ce2" table:formula="of:=[.AY$2]+[.$B$2]" office:value-type="float" office:value="275.625">
            <text:p>275,625</text:p>
          </table:table-cell>
          <table:table-cell table:style-name="ce2" table:formula="of:=[.AZ$2]+[.$B$2]" office:value-type="float" office:value="281.25">
            <text:p>281,25</text:p>
          </table:table-cell>
          <table:table-cell table:style-name="ce2" table:formula="of:=[.BA$2]+[.$B$2]" office:value-type="float" office:value="286.875">
            <text:p>286,875</text:p>
          </table:table-cell>
          <table:table-cell table:style-name="ce2" table:formula="of:=[.BB$2]+[.$B$2]" office:value-type="float" office:value="292.5">
            <text:p>292,5</text:p>
          </table:table-cell>
          <table:table-cell table:style-name="ce2" table:formula="of:=[.BC$2]+[.$B$2]" office:value-type="float" office:value="298.125">
            <text:p>298,125</text:p>
          </table:table-cell>
          <table:table-cell table:style-name="ce2" table:formula="of:=[.BD$2]+[.$B$2]" office:value-type="float" office:value="303.75">
            <text:p>303,75</text:p>
          </table:table-cell>
          <table:table-cell table:style-name="ce2" table:formula="of:=[.BE$2]+[.$B$2]" office:value-type="float" office:value="309.375">
            <text:p>309,375</text:p>
          </table:table-cell>
          <table:table-cell table:style-name="ce2" table:formula="of:=[.BF$2]+[.$B$2]" office:value-type="float" office:value="315">
            <text:p>315</text:p>
          </table:table-cell>
          <table:table-cell table:style-name="ce2" table:formula="of:=[.BG$2]+[.$B$2]" office:value-type="float" office:value="320.625">
            <text:p>320,625</text:p>
          </table:table-cell>
          <table:table-cell table:style-name="ce2" table:formula="of:=[.BH$2]+[.$B$2]" office:value-type="float" office:value="326.25">
            <text:p>326,25</text:p>
          </table:table-cell>
          <table:table-cell table:style-name="ce2" table:formula="of:=[.BI$2]+[.$B$2]" office:value-type="float" office:value="331.875">
            <text:p>331,875</text:p>
          </table:table-cell>
          <table:table-cell table:style-name="ce2" table:formula="of:=[.BJ$2]+[.$B$2]" office:value-type="float" office:value="337.5">
            <text:p>337,5</text:p>
          </table:table-cell>
          <table:table-cell table:style-name="ce2" table:formula="of:=[.BK$2]+[.$B$2]" office:value-type="float" office:value="343.125">
            <text:p>343,125</text:p>
          </table:table-cell>
          <table:table-cell table:style-name="ce2" table:formula="of:=[.BL$2]+[.$B$2]" office:value-type="float" office:value="348.75">
            <text:p>348,75</text:p>
          </table:table-cell>
          <table:table-cell table:style-name="ce2" table:formula="of:=[.BM$2]+[.$B$2]" office:value-type="float" office:value="354.375">
            <text:p>354,375</text:p>
          </table:table-cell>
          <table:table-cell table:style-name="ce2" table:formula="of:=[.BN$2]+[.$B$2]" office:value-type="float" office:value="360">
            <text:p>360</text:p>
          </table:table-cell>
          <table:table-cell table:style-name="ce2" table:formula="of:=[.BO$2]+[.$B$2]" office:value-type="float" office:value="365.625">
            <text:p>365,625</text:p>
          </table:table-cell>
          <table:table-cell table:style-name="ce2" table:formula="of:=[.BP$2]+[.$B$2]" office:value-type="float" office:value="371.25">
            <text:p>371,25</text:p>
          </table:table-cell>
          <table:table-cell table:style-name="ce2" table:formula="of:=[.BQ$2]+[.$B$2]" office:value-type="float" office:value="376.875">
            <text:p>376,875</text:p>
          </table:table-cell>
          <table:table-cell table:style-name="ce2" table:formula="of:=[.BR$2]+[.$B$2]" office:value-type="float" office:value="382.5">
            <text:p>382,5</text:p>
          </table:table-cell>
          <table:table-cell table:style-name="ce2" table:formula="of:=[.BS$2]+[.$B$2]" office:value-type="float" office:value="388.125">
            <text:p>388,125</text:p>
          </table:table-cell>
          <table:table-cell table:style-name="ce2" table:formula="of:=[.BT$2]+[.$B$2]" office:value-type="float" office:value="393.75">
            <text:p>393,75</text:p>
          </table:table-cell>
          <table:table-cell table:style-name="ce2" table:formula="of:=[.BU$2]+[.$B$2]" office:value-type="float" office:value="399.375">
            <text:p>399,375</text:p>
          </table:table-cell>
          <table:table-cell table:style-name="ce2" table:formula="of:=[.BV$2]+[.$B$2]" office:value-type="float" office:value="405">
            <text:p>405</text:p>
          </table:table-cell>
          <table:table-cell table:style-name="ce2" table:formula="of:=[.BW$2]+[.$B$2]" office:value-type="float" office:value="410.625">
            <text:p>410,625</text:p>
          </table:table-cell>
          <table:table-cell table:style-name="ce2" table:formula="of:=[.BX$2]+[.$B$2]" office:value-type="float" office:value="416.25">
            <text:p>416,25</text:p>
          </table:table-cell>
          <table:table-cell table:style-name="ce2" table:formula="of:=[.BY$2]+[.$B$2]" office:value-type="float" office:value="421.875">
            <text:p>421,875</text:p>
          </table:table-cell>
          <table:table-cell table:style-name="ce2" table:formula="of:=[.BZ$2]+[.$B$2]" office:value-type="float" office:value="427.5">
            <text:p>427,5</text:p>
          </table:table-cell>
          <table:table-cell table:style-name="ce2" table:formula="of:=[.CA$2]+[.$B$2]" office:value-type="float" office:value="433.125">
            <text:p>433,125</text:p>
          </table:table-cell>
          <table:table-cell table:style-name="ce2" table:formula="of:=[.CB$2]+[.$B$2]" office:value-type="float" office:value="438.75">
            <text:p>438,75</text:p>
          </table:table-cell>
          <table:table-cell table:style-name="ce1" table:number-columns-repeated="943"/>
        </table:table-row>
        <table:table-row table:style-name="ro1">
          <table:table-cell table:style-name="ce1"/>
          <table:table-cell table:style-name="ce2"/>
          <table:table-cell table:style-name="ce2" table:formula="of:=ROUND(COS([.C$2]*0.0174533);3)" office:value-type="float" office:value="1">
            <text:p>1</text:p>
          </table:table-cell>
          <table:table-cell table:style-name="ce2" table:formula="of:=ROUND(COS([.D$2]*0.0174533);3)" office:value-type="float" office:value="0.995">
            <text:p>0,995</text:p>
          </table:table-cell>
          <table:table-cell table:style-name="ce2" table:formula="of:=ROUND(COS([.E$2]*0.0174533);3)" office:value-type="float" office:value="0.981">
            <text:p>0,981</text:p>
          </table:table-cell>
          <table:table-cell table:style-name="ce2" table:formula="of:=ROUND(COS([.F$2]*0.0174533);3)" office:value-type="float" office:value="0.957">
            <text:p>0,957</text:p>
          </table:table-cell>
          <table:table-cell table:style-name="ce2" table:formula="of:=ROUND(COS([.G$2]*0.0174533);3)" office:value-type="float" office:value="0.924">
            <text:p>0,924</text:p>
          </table:table-cell>
          <table:table-cell table:style-name="ce2" table:formula="of:=ROUND(COS([.H$2]*0.0174533);3)" office:value-type="float" office:value="0.882">
            <text:p>0,882</text:p>
          </table:table-cell>
          <table:table-cell table:style-name="ce2" table:formula="of:=ROUND(COS([.I$2]*0.0174533);3)" office:value-type="float" office:value="0.831">
            <text:p>0,831</text:p>
          </table:table-cell>
          <table:table-cell table:style-name="ce2" table:formula="of:=ROUND(COS([.J$2]*0.0174533);3)" office:value-type="float" office:value="0.773">
            <text:p>0,773</text:p>
          </table:table-cell>
          <table:table-cell table:style-name="ce2" table:formula="of:=ROUND(COS([.K$2]*0.0174533);3)" office:value-type="float" office:value="0.707">
            <text:p>0,707</text:p>
          </table:table-cell>
          <table:table-cell table:style-name="ce2" table:formula="of:=ROUND(COS([.L$2]*0.0174533);3)" office:value-type="float" office:value="0.634">
            <text:p>0,634</text:p>
          </table:table-cell>
          <table:table-cell table:style-name="ce2" table:formula="of:=ROUND(COS([.M$2]*0.0174533);3)" office:value-type="float" office:value="0.556">
            <text:p>0,556</text:p>
          </table:table-cell>
          <table:table-cell table:style-name="ce2" table:formula="of:=ROUND(COS([.N$2]*0.0174533);3)" office:value-type="float" office:value="0.471">
            <text:p>0,471</text:p>
          </table:table-cell>
          <table:table-cell table:style-name="ce2" table:formula="of:=ROUND(COS([.O$2]*0.0174533);3)" office:value-type="float" office:value="0.383">
            <text:p>0,383</text:p>
          </table:table-cell>
          <table:table-cell table:style-name="ce2" table:formula="of:=ROUND(COS([.P$2]*0.0174533);3)" office:value-type="float" office:value="0.29">
            <text:p>0,29</text:p>
          </table:table-cell>
          <table:table-cell table:style-name="ce2" table:formula="of:=ROUND(COS([.Q$2]*0.0174533);3)" office:value-type="float" office:value="0.195">
            <text:p>0,195</text:p>
          </table:table-cell>
          <table:table-cell table:style-name="ce2" table:formula="of:=ROUND(COS([.R$2]*0.0174533);3)" office:value-type="float" office:value="0.098">
            <text:p>0,098</text:p>
          </table:table-cell>
          <table:table-cell table:style-name="ce2" table:formula="of:=ROUND(COS([.S$2]*0.0174533);3)" office:value-type="float" office:value="-0">
            <text:p>-0</text:p>
          </table:table-cell>
          <table:table-cell table:style-name="ce2" table:formula="of:=ROUND(COS([.T$2]*0.0174533);3)" office:value-type="float" office:value="-0.098">
            <text:p>-0,098</text:p>
          </table:table-cell>
          <table:table-cell table:style-name="ce2" table:formula="of:=ROUND(COS([.U$2]*0.0174533);3)" office:value-type="float" office:value="-0.195">
            <text:p>-0,195</text:p>
          </table:table-cell>
          <table:table-cell table:style-name="ce2" table:formula="of:=ROUND(COS([.V$2]*0.0174533);3)" office:value-type="float" office:value="-0.29">
            <text:p>-0,29</text:p>
          </table:table-cell>
          <table:table-cell table:style-name="ce2" table:formula="of:=ROUND(COS([.W$2]*0.0174533);3)" office:value-type="float" office:value="-0.383">
            <text:p>-0,383</text:p>
          </table:table-cell>
          <table:table-cell table:style-name="ce2" table:formula="of:=ROUND(COS([.X$2]*0.0174533);3)" office:value-type="float" office:value="-0.471">
            <text:p>-0,471</text:p>
          </table:table-cell>
          <table:table-cell table:style-name="ce2" table:formula="of:=ROUND(COS([.Y$2]*0.0174533);3)" office:value-type="float" office:value="-0.556">
            <text:p>-0,556</text:p>
          </table:table-cell>
          <table:table-cell table:style-name="ce2" table:formula="of:=ROUND(COS([.Z$2]*0.0174533);3)" office:value-type="float" office:value="-0.634">
            <text:p>-0,634</text:p>
          </table:table-cell>
          <table:table-cell table:style-name="ce2" table:formula="of:=ROUND(COS([.AA$2]*0.0174533);3)" office:value-type="float" office:value="-0.707">
            <text:p>-0,707</text:p>
          </table:table-cell>
          <table:table-cell table:style-name="ce2" table:formula="of:=ROUND(COS([.AB$2]*0.0174533);3)" office:value-type="float" office:value="-0.773">
            <text:p>-0,773</text:p>
          </table:table-cell>
          <table:table-cell table:style-name="ce2" table:formula="of:=ROUND(COS([.AC$2]*0.0174533);3)" office:value-type="float" office:value="-0.831">
            <text:p>-0,831</text:p>
          </table:table-cell>
          <table:table-cell table:style-name="ce2" table:formula="of:=ROUND(COS([.AD$2]*0.0174533);3)" office:value-type="float" office:value="-0.882">
            <text:p>-0,882</text:p>
          </table:table-cell>
          <table:table-cell table:style-name="ce2" table:formula="of:=ROUND(COS([.AE$2]*0.0174533);3)" office:value-type="float" office:value="-0.924">
            <text:p>-0,924</text:p>
          </table:table-cell>
          <table:table-cell table:style-name="ce2" table:formula="of:=ROUND(COS([.AF$2]*0.0174533);3)" office:value-type="float" office:value="-0.957">
            <text:p>-0,957</text:p>
          </table:table-cell>
          <table:table-cell table:style-name="ce2" table:formula="of:=ROUND(COS([.AG$2]*0.0174533);3)" office:value-type="float" office:value="-0.981">
            <text:p>-0,981</text:p>
          </table:table-cell>
          <table:table-cell table:style-name="ce2" table:formula="of:=ROUND(COS([.AH$2]*0.0174533);3)" office:value-type="float" office:value="-0.995">
            <text:p>-0,995</text:p>
          </table:table-cell>
          <table:table-cell table:style-name="ce2" table:formula="of:=ROUND(COS([.AI$2]*0.0174533);3)" office:value-type="float" office:value="-1">
            <text:p>-1</text:p>
          </table:table-cell>
          <table:table-cell table:style-name="ce2" table:formula="of:=ROUND(COS([.AJ$2]*0.0174533);3)" office:value-type="float" office:value="-0.995">
            <text:p>-0,995</text:p>
          </table:table-cell>
          <table:table-cell table:style-name="ce2" table:formula="of:=ROUND(COS([.AK$2]*0.0174533);3)" office:value-type="float" office:value="-0.981">
            <text:p>-0,981</text:p>
          </table:table-cell>
          <table:table-cell table:style-name="ce2" table:formula="of:=ROUND(COS([.AL$2]*0.0174533);3)" office:value-type="float" office:value="-0.957">
            <text:p>-0,957</text:p>
          </table:table-cell>
          <table:table-cell table:style-name="ce2" table:formula="of:=ROUND(COS([.AM$2]*0.0174533);3)" office:value-type="float" office:value="-0.924">
            <text:p>-0,924</text:p>
          </table:table-cell>
          <table:table-cell table:style-name="ce2" table:formula="of:=ROUND(COS([.AN$2]*0.0174533);3)" office:value-type="float" office:value="-0.882">
            <text:p>-0,882</text:p>
          </table:table-cell>
          <table:table-cell table:style-name="ce2" table:formula="of:=ROUND(COS([.AO$2]*0.0174533);3)" office:value-type="float" office:value="-0.831">
            <text:p>-0,831</text:p>
          </table:table-cell>
          <table:table-cell table:style-name="ce2" table:formula="of:=ROUND(COS([.AP$2]*0.0174533);3)" office:value-type="float" office:value="-0.773">
            <text:p>-0,773</text:p>
          </table:table-cell>
          <table:table-cell table:style-name="ce2" table:formula="of:=ROUND(COS([.AQ$2]*0.0174533);3)" office:value-type="float" office:value="-0.707">
            <text:p>-0,707</text:p>
          </table:table-cell>
          <table:table-cell table:style-name="ce2" table:formula="of:=ROUND(COS([.AR$2]*0.0174533);3)" office:value-type="float" office:value="-0.634">
            <text:p>-0,634</text:p>
          </table:table-cell>
          <table:table-cell table:style-name="ce2" table:formula="of:=ROUND(COS([.AS$2]*0.0174533);3)" office:value-type="float" office:value="-0.556">
            <text:p>-0,556</text:p>
          </table:table-cell>
          <table:table-cell table:style-name="ce2" table:formula="of:=ROUND(COS([.AT$2]*0.0174533);3)" office:value-type="float" office:value="-0.471">
            <text:p>-0,471</text:p>
          </table:table-cell>
          <table:table-cell table:style-name="ce2" table:formula="of:=ROUND(COS([.AU$2]*0.0174533);3)" office:value-type="float" office:value="-0.383">
            <text:p>-0,383</text:p>
          </table:table-cell>
          <table:table-cell table:style-name="ce2" table:formula="of:=ROUND(COS([.AV$2]*0.0174533);3)" office:value-type="float" office:value="-0.29">
            <text:p>-0,29</text:p>
          </table:table-cell>
          <table:table-cell table:style-name="ce2" table:formula="of:=ROUND(COS([.AW$2]*0.0174533);3)" office:value-type="float" office:value="-0.195">
            <text:p>-0,195</text:p>
          </table:table-cell>
          <table:table-cell table:style-name="ce2" table:formula="of:=ROUND(COS([.AX$2]*0.0174533);3)" office:value-type="float" office:value="-0.098">
            <text:p>-0,098</text:p>
          </table:table-cell>
          <table:table-cell table:style-name="ce2" table:formula="of:=ROUND(COS([.AY$2]*0.0174533);3)" office:value-type="float" office:value="0">
            <text:p>0</text:p>
          </table:table-cell>
          <table:table-cell table:style-name="ce2" table:formula="of:=ROUND(COS([.AZ$2]*0.0174533);3)" office:value-type="float" office:value="0.098">
            <text:p>0,098</text:p>
          </table:table-cell>
          <table:table-cell table:style-name="ce2" table:formula="of:=ROUND(COS([.BA$2]*0.0174533);3)" office:value-type="float" office:value="0.195">
            <text:p>0,195</text:p>
          </table:table-cell>
          <table:table-cell table:style-name="ce2" table:formula="of:=ROUND(COS([.BB$2]*0.0174533);3)" office:value-type="float" office:value="0.29">
            <text:p>0,29</text:p>
          </table:table-cell>
          <table:table-cell table:style-name="ce2" table:formula="of:=ROUND(COS([.BC$2]*0.0174533);3)" office:value-type="float" office:value="0.383">
            <text:p>0,383</text:p>
          </table:table-cell>
          <table:table-cell table:style-name="ce2" table:formula="of:=ROUND(COS([.BD$2]*0.0174533);3)" office:value-type="float" office:value="0.471">
            <text:p>0,471</text:p>
          </table:table-cell>
          <table:table-cell table:style-name="ce2" table:formula="of:=ROUND(COS([.BE$2]*0.0174533);3)" office:value-type="float" office:value="0.556">
            <text:p>0,556</text:p>
          </table:table-cell>
          <table:table-cell table:style-name="ce2" table:formula="of:=ROUND(COS([.BF$2]*0.0174533);3)" office:value-type="float" office:value="0.634">
            <text:p>0,634</text:p>
          </table:table-cell>
          <table:table-cell table:style-name="ce2" table:formula="of:=ROUND(COS([.BG$2]*0.0174533);3)" office:value-type="float" office:value="0.707">
            <text:p>0,707</text:p>
          </table:table-cell>
          <table:table-cell table:style-name="ce2" table:formula="of:=ROUND(COS([.BH$2]*0.0174533);3)" office:value-type="float" office:value="0.773">
            <text:p>0,773</text:p>
          </table:table-cell>
          <table:table-cell table:style-name="ce2" table:formula="of:=ROUND(COS([.BI$2]*0.0174533);3)" office:value-type="float" office:value="0.831">
            <text:p>0,831</text:p>
          </table:table-cell>
          <table:table-cell table:style-name="ce2" table:formula="of:=ROUND(COS([.BJ$2]*0.0174533);3)" office:value-type="float" office:value="0.882">
            <text:p>0,882</text:p>
          </table:table-cell>
          <table:table-cell table:style-name="ce2" table:formula="of:=ROUND(COS([.BK$2]*0.0174533);3)" office:value-type="float" office:value="0.924">
            <text:p>0,924</text:p>
          </table:table-cell>
          <table:table-cell table:style-name="ce2" table:formula="of:=ROUND(COS([.BL$2]*0.0174533);3)" office:value-type="float" office:value="0.957">
            <text:p>0,957</text:p>
          </table:table-cell>
          <table:table-cell table:style-name="ce2" table:formula="of:=ROUND(COS([.BM$2]*0.0174533);3)" office:value-type="float" office:value="0.981">
            <text:p>0,981</text:p>
          </table:table-cell>
          <table:table-cell table:style-name="ce2" table:formula="of:=ROUND(COS([.BN$2]*0.0174533);3)" office:value-type="float" office:value="0.995">
            <text:p>0,995</text:p>
          </table:table-cell>
          <table:table-cell table:style-name="ce2" table:formula="of:=ROUND(COS([.BO$2]*0.0174533);3)" office:value-type="float" office:value="1">
            <text:p>1</text:p>
          </table:table-cell>
          <table:table-cell table:style-name="ce2" table:formula="of:=ROUND(COS([.BP$2]*0.0174533);3)" office:value-type="float" office:value="0.995">
            <text:p>0,995</text:p>
          </table:table-cell>
          <table:table-cell table:style-name="ce2" table:formula="of:=ROUND(COS([.BQ$2]*0.0174533);3)" office:value-type="float" office:value="0.981">
            <text:p>0,981</text:p>
          </table:table-cell>
          <table:table-cell table:style-name="ce2" table:formula="of:=ROUND(COS([.BR$2]*0.0174533);3)" office:value-type="float" office:value="0.957">
            <text:p>0,957</text:p>
          </table:table-cell>
          <table:table-cell table:style-name="ce2" table:formula="of:=ROUND(COS([.BS$2]*0.0174533);3)" office:value-type="float" office:value="0.924">
            <text:p>0,924</text:p>
          </table:table-cell>
          <table:table-cell table:style-name="ce2" table:formula="of:=ROUND(COS([.BT$2]*0.0174533);3)" office:value-type="float" office:value="0.882">
            <text:p>0,882</text:p>
          </table:table-cell>
          <table:table-cell table:style-name="ce2" table:formula="of:=ROUND(COS([.BU$2]*0.0174533);3)" office:value-type="float" office:value="0.831">
            <text:p>0,831</text:p>
          </table:table-cell>
          <table:table-cell table:style-name="ce2" table:formula="of:=ROUND(COS([.BV$2]*0.0174533);3)" office:value-type="float" office:value="0.773">
            <text:p>0,773</text:p>
          </table:table-cell>
          <table:table-cell table:style-name="ce2" table:formula="of:=ROUND(COS([.BW$2]*0.0174533);3)" office:value-type="float" office:value="0.707">
            <text:p>0,707</text:p>
          </table:table-cell>
          <table:table-cell table:style-name="ce2" table:formula="of:=ROUND(COS([.BX$2]*0.0174533);3)" office:value-type="float" office:value="0.634">
            <text:p>0,634</text:p>
          </table:table-cell>
          <table:table-cell table:style-name="ce2" table:formula="of:=ROUND(COS([.BY$2]*0.0174533);3)" office:value-type="float" office:value="0.556">
            <text:p>0,556</text:p>
          </table:table-cell>
          <table:table-cell table:style-name="ce2" table:formula="of:=ROUND(COS([.BZ$2]*0.0174533);3)" office:value-type="float" office:value="0.471">
            <text:p>0,471</text:p>
          </table:table-cell>
          <table:table-cell table:style-name="ce2" table:formula="of:=ROUND(COS([.CA$2]*0.0174533);3)" office:value-type="float" office:value="0.383">
            <text:p>0,383</text:p>
          </table:table-cell>
          <table:table-cell table:style-name="ce2" table:formula="of:=ROUND(COS([.CB$2]*0.0174533);3)" office:value-type="float" office:value="0.29">
            <text:p>0,29</text:p>
          </table:table-cell>
          <table:table-cell table:style-name="ce2" table:formula="of:=ROUND(COS([.CC$2]*0.0174533);3)" office:value-type="float" office:value="0.195">
            <text:p>0,195</text:p>
          </table:table-cell>
          <table:table-cell table:style-name="ce1" table:number-columns-repeated="943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27">
            <text:p>127</text:p>
          </table:table-cell>
          <table:table-cell table:formula="of:=DEC2HEX(ROUND(IF([.$B4]/[.C$3]&lt;127;127-[.$B4]/[.C$3];0) ;0) ;2)" office:value-type="string" office:string-value="00">
            <text:p>00</text:p>
          </table:table-cell>
          <table:table-cell table:formula="of:=DEC2HEX(ROUND(IF([.$B4]/[.D$3]&lt;127;127-[.$B4]/[.D$3];0) ;0) ;2)" office:value-type="string" office:string-value="00">
            <text:p>00</text:p>
          </table:table-cell>
          <table:table-cell table:formula="of:=DEC2HEX(ROUND(IF([.$B4]/[.E$3]&lt;127;127-[.$B4]/[.E$3];0) ;0) ;2)" office:value-type="string" office:string-value="00">
            <text:p>00</text:p>
          </table:table-cell>
          <table:table-cell table:formula="of:=DEC2HEX(ROUND(IF([.$B4]/[.F$3]&lt;127;127-[.$B4]/[.F$3];0) ;0) ;2)" office:value-type="string" office:string-value="00">
            <text:p>00</text:p>
          </table:table-cell>
          <table:table-cell table:formula="of:=DEC2HEX(ROUND(IF([.$B4]/[.G$3]&lt;127;127-[.$B4]/[.G$3];0) ;0) ;2)" office:value-type="string" office:string-value="00">
            <text:p>00</text:p>
          </table:table-cell>
          <table:table-cell table:formula="of:=DEC2HEX(ROUND(IF([.$B4]/[.H$3]&lt;127;127-[.$B4]/[.H$3];0) ;0) ;2)" office:value-type="string" office:string-value="00">
            <text:p>00</text:p>
          </table:table-cell>
          <table:table-cell table:formula="of:=DEC2HEX(ROUND(IF([.$B4]/[.I$3]&lt;127;127-[.$B4]/[.I$3];0) ;0) ;2)" office:value-type="string" office:string-value="00">
            <text:p>00</text:p>
          </table:table-cell>
          <table:table-cell table:formula="of:=DEC2HEX(ROUND(IF([.$B4]/[.J$3]&lt;127;127-[.$B4]/[.J$3];0) ;0) ;2)" office:value-type="string" office:string-value="00">
            <text:p>00</text:p>
          </table:table-cell>
          <table:table-cell table:formula="of:=DEC2HEX(ROUND(IF([.$B4]/[.K$3]&lt;127;127-[.$B4]/[.K$3];0) ;0) ;2)" office:value-type="string" office:string-value="00">
            <text:p>00</text:p>
          </table:table-cell>
          <table:table-cell table:formula="of:=DEC2HEX(ROUND(IF([.$B4]/[.L$3]&lt;127;127-[.$B4]/[.L$3];0) ;0) ;2)" office:value-type="string" office:string-value="00">
            <text:p>00</text:p>
          </table:table-cell>
          <table:table-cell table:style-name="ce3" table:formula="of:=DEC2HEX(ROUND(IF([.$B4]/[.M$3]&lt;127;127-[.$B4]/[.M$3];0) ;0) ;2)" office:value-type="string" office:string-value="00">
            <text:p>00</text:p>
          </table:table-cell>
          <table:table-cell table:style-name="ce3" table:formula="of:=DEC2HEX(ROUND(IF([.$B4]/[.N$3]&lt;127;127-[.$B4]/[.N$3];0) ;0) ;2)" office:value-type="string" office:string-value="00">
            <text:p>00</text:p>
          </table:table-cell>
          <table:table-cell table:style-name="ce3" table:formula="of:=DEC2HEX(ROUND(IF([.$B4]/[.O$3]&lt;127;127-[.$B4]/[.O$3];0) ;0) ;2)" office:value-type="string" office:string-value="00">
            <text:p>00</text:p>
          </table:table-cell>
          <table:table-cell table:style-name="ce3" table:formula="of:=DEC2HEX(ROUND(IF([.$B4]/[.P$3]&lt;127;127-[.$B4]/[.P$3];0) ;0) ;2)" office:value-type="string" office:string-value="00">
            <text:p>00</text:p>
          </table:table-cell>
          <table:table-cell table:style-name="ce3" table:formula="of:=DEC2HEX(ROUND(IF([.$B4]/[.Q$3]&lt;127;127-[.$B4]/[.Q$3];0) ;0) ;2)" office:value-type="string" office:string-value="00">
            <text:p>00</text:p>
          </table:table-cell>
          <table:table-cell table:style-name="ce3" table:formula="of:=DEC2HEX(ROUND(IF([.$B4]/[.R$3]&lt;127;127-[.$B4]/[.R$3];0) ;0) ;2)" office:value-type="string" office:string-value="00">
            <text:p>00</text:p>
          </table:table-cell>
          <table:table-cell table:style-name="ce3" table:formula="of:=DEC2HEX(ROUND(IF([.$B4]/[.S$3]&lt;127;[.$B4]/[.S$3];127) ;0) ;2)" office:value-type="float" office:value="0">
            <text:p>#ДЕЛ/0!</text:p>
          </table:table-cell>
          <table:table-cell table:style-name="ce3" table:formula="of:=DEC2HEX(ROUND(IF([.$B4]/[.T$3]&lt;127;[.$B4]/[.T$3];127) ;0) ;2)" office:value-type="string" office:string-value="FFFFFFFAF0">
            <text:p>FFFFFFFAF0</text:p>
          </table:table-cell>
          <table:table-cell table:style-name="ce3" table:formula="of:=DEC2HEX(ROUND(IF([.$B4]/[.U$3]&lt;127;[.$B4]/[.U$3];127) ;0) ;2)" office:value-type="string" office:string-value="FFFFFFFD75">
            <text:p>FFFFFFFD75</text:p>
          </table:table-cell>
          <table:table-cell table:style-name="ce3" table:formula="of:=DEC2HEX(ROUND(IF([.$B4]/[.V$3]&lt;127;[.$B4]/[.V$3];127) ;0) ;2)" office:value-type="string" office:string-value="FFFFFFFE4A">
            <text:p>FFFFFFFE4A</text:p>
          </table:table-cell>
          <table:table-cell table:style-name="ce3" table:formula="of:=DEC2HEX(ROUND(IF([.$B4]/[.W$3]&lt;127;[.$B4]/[.W$3];127) ;0) ;2)" office:value-type="string" office:string-value="FFFFFFFEB4">
            <text:p>FFFFFFFEB4</text:p>
          </table:table-cell>
          <table:table-cell table:style-name="ce3" table:formula="of:=DEC2HEX(ROUND(IF([.$B4]/[.X$3]&lt;127;[.$B4]/[.X$3];127) ;0) ;2)" office:value-type="string" office:string-value="FFFFFFFEF2">
            <text:p>FFFFFFFEF2</text:p>
          </table:table-cell>
          <table:table-cell table:style-name="ce3" table:formula="of:=DEC2HEX(ROUND(IF([.$B4]/[.Y$3]&lt;127;[.$B4]/[.Y$3];127) ;0) ;2)" office:value-type="string" office:string-value="FFFFFFFF1C">
            <text:p>FFFFFFFF1C</text:p>
          </table:table-cell>
          <table:table-cell table:style-name="ce3" table:formula="of:=DEC2HEX(ROUND(IF([.$B4]/[.Z$3]&lt;127;[.$B4]/[.Z$3];127) ;0) ;2)" office:value-type="string" office:string-value="FFFFFFFF38">
            <text:p>FFFFFFFF38</text:p>
          </table:table-cell>
          <table:table-cell table:style-name="ce3" table:formula="of:=DEC2HEX(ROUND(IF([.$B4]/[.AA$3]&lt;127;[.$B4]/[.AA$3];127) ;0) ;2)" office:value-type="string" office:string-value="FFFFFFFF4C">
            <text:p>FFFFFFFF4C</text:p>
          </table:table-cell>
          <table:table-cell table:style-name="ce3" table:formula="of:=DEC2HEX(ROUND(IF([.$B4]/[.AB$3]&lt;127;[.$B4]/[.AB$3];127) ;0) ;2)" office:value-type="string" office:string-value="FFFFFFFF5C">
            <text:p>FFFFFFFF5C</text:p>
          </table:table-cell>
          <table:table-cell table:style-name="ce3" table:formula="of:=DEC2HEX(ROUND(IF([.$B4]/[.AC$3]&lt;127;[.$B4]/[.AC$3];127) ;0) ;2)" office:value-type="string" office:string-value="FFFFFFFF67">
            <text:p>FFFFFFFF67</text:p>
          </table:table-cell>
          <table:table-cell table:style-name="ce3" table:formula="of:=DEC2HEX(ROUND(IF([.$B4]/[.AD$3]&lt;127;[.$B4]/[.AD$3];127) ;0) ;2)" office:value-type="string" office:string-value="FFFFFFFF70">
            <text:p>FFFFFFFF70</text:p>
          </table:table-cell>
          <table:table-cell table:style-name="ce3" table:formula="of:=DEC2HEX(ROUND(IF([.$B4]/[.AE$3]&lt;127;[.$B4]/[.AE$3];127) ;0) ;2)" office:value-type="string" office:string-value="FFFFFFFF77">
            <text:p>FFFFFFFF77</text:p>
          </table:table-cell>
          <table:table-cell table:style-name="ce3" table:formula="of:=DEC2HEX(ROUND(IF([.$B4]/[.AF$3]&lt;127;[.$B4]/[.AF$3];127) ;0) ;2)" office:value-type="string" office:string-value="FFFFFFFF7B">
            <text:p>FFFFFFFF7B</text:p>
          </table:table-cell>
          <table:table-cell table:style-name="ce3" table:formula="of:=DEC2HEX(ROUND(IF([.$B4]/[.AG$3]&lt;127;[.$B4]/[.AG$3];127) ;0) ;2)" office:value-type="string" office:string-value="FFFFFFFF7F">
            <text:p>FFFFFFFF7F</text:p>
          </table:table-cell>
          <table:table-cell table:style-name="ce3" table:formula="of:=DEC2HEX(ROUND(IF([.$B4]/[.AH$3]&lt;127;[.$B4]/[.AH$3];127) ;0) ;2)" office:value-type="string" office:string-value="FFFFFFFF80">
            <text:p>FFFFFFFF80</text:p>
          </table:table-cell>
          <table:table-cell table:style-name="ce3" table:formula="of:=IF([.$B4]/[.AI$3]&lt;255;[.$B4]/[.AI$3];255)" office:value-type="float" office:value="-127">
            <text:p>-127</text:p>
          </table:table-cell>
          <table:table-cell table:style-name="ce3" table:formula="of:=DEC2HEX(ROUND(IF([.$B4]/COS([.AJ$2]*0.0174533)&lt;255;[.$B4]/COS([.AJ$2]*0.0174533);255);0)  ;2)" office:value-type="string" office:string-value="FFFFFFFF80">
            <text:p>FFFFFFFF80</text:p>
          </table:table-cell>
          <table:table-cell table:style-name="ce3" table:formula="of:=DEC2HEX(ROUND(IF([.$B4]/COS([.AK$2]*0.0174533)&lt;255;[.$B4]/COS([.AK$2]*0.0174533);255);0)  ;2)" office:value-type="string" office:string-value="FFFFFFFF7F">
            <text:p>FFFFFFFF7F</text:p>
          </table:table-cell>
          <table:table-cell table:style-name="ce3" table:formula="of:=DEC2HEX(ROUND(IF([.$B4]/COS([.AL$2]*0.0174533)&lt;255;[.$B4]/COS([.AL$2]*0.0174533);255);0)  ;2)" office:value-type="string" office:string-value="FFFFFFFF7B">
            <text:p>FFFFFFFF7B</text:p>
          </table:table-cell>
          <table:table-cell table:style-name="ce3" table:formula="of:=DEC2HEX(ROUND(IF([.$B4]/COS([.AM$2]*0.0174533)&lt;255;[.$B4]/COS([.AM$2]*0.0174533);255);0)  ;2)" office:value-type="string" office:string-value="FFFFFFFF77">
            <text:p>FFFFFFFF77</text:p>
          </table:table-cell>
          <table:table-cell table:style-name="ce3" table:formula="of:=DEC2HEX(ROUND(IF([.$B4]/COS([.AN$2]*0.0174533)&lt;255;[.$B4]/COS([.AN$2]*0.0174533);255);0)  ;2)" office:value-type="string" office:string-value="FFFFFFFF70">
            <text:p>FFFFFFFF70</text:p>
          </table:table-cell>
          <table:table-cell table:style-name="ce3" table:formula="of:=DEC2HEX(ROUND(IF([.$B4]/COS([.AO$2]*0.0174533)&lt;255;[.$B4]/COS([.AO$2]*0.0174533);255);0)  ;2)" office:value-type="string" office:string-value="FFFFFFFF67">
            <text:p>FFFFFFFF67</text:p>
          </table:table-cell>
          <table:table-cell table:style-name="ce3" table:formula="of:=DEC2HEX(ROUND(IF([.$B4]/COS([.AP$2]*0.0174533)&lt;255;[.$B4]/COS([.AP$2]*0.0174533);255);0)  ;2)" office:value-type="string" office:string-value="FFFFFFFF5C">
            <text:p>FFFFFFFF5C</text:p>
          </table:table-cell>
          <table:table-cell table:style-name="ce3" table:formula="of:=DEC2HEX(ROUND(IF([.$B4]/COS([.AQ$2]*0.0174533)&lt;255;[.$B4]/COS([.AQ$2]*0.0174533);255);0)  ;2)" office:value-type="string" office:string-value="FFFFFFFF4C">
            <text:p>FFFFFFFF4C</text:p>
          </table:table-cell>
          <table:table-cell table:style-name="ce3" table:formula="of:=DEC2HEX(ROUND(IF([.$B4]/COS([.AR$2]*0.0174533)&lt;255;[.$B4]/COS([.AR$2]*0.0174533);255);0)  ;2)" office:value-type="string" office:string-value="FFFFFFFF38">
            <text:p>FFFFFFFF38</text:p>
          </table:table-cell>
          <table:table-cell table:style-name="ce3" table:formula="of:=DEC2HEX(ROUND(IF([.$B4]/COS([.AS$2]*0.0174533)&lt;255;[.$B4]/COS([.AS$2]*0.0174533);255);0)  ;2)" office:value-type="string" office:string-value="FFFFFFFF1B">
            <text:p>FFFFFFFF1B</text:p>
          </table:table-cell>
          <table:table-cell table:style-name="ce3" table:formula="of:=DEC2HEX(ROUND(IF([.$B4]/COS([.AT$2]*0.0174533)&lt;255;[.$B4]/COS([.AT$2]*0.0174533);255);0)  ;2)" office:value-type="string" office:string-value="FFFFFFFEF3">
            <text:p>FFFFFFFEF3</text:p>
          </table:table-cell>
          <table:table-cell table:style-name="ce3" table:formula="of:=DEC2HEX(ROUND(IF([.$B4]/COS([.AU$2]*0.0174533)&lt;255;[.$B4]/COS([.AU$2]*0.0174533);255);0)  ;2)" office:value-type="string" office:string-value="FFFFFFFEB4">
            <text:p>FFFFFFFEB4</text:p>
          </table:table-cell>
          <table:table-cell table:style-name="ce3" table:formula="of:=DEC2HEX(ROUND(IF([.$B4]/COS([.AV$2]*0.0174533)&lt;255;[.$B4]/COS([.AV$2]*0.0174533);255);0)  ;2)" office:value-type="string" office:string-value="FFFFFFFE4A">
            <text:p>FFFFFFFE4A</text:p>
          </table:table-cell>
          <table:table-cell table:style-name="ce3" table:formula="of:=DEC2HEX(ROUND(IF([.$B4]/COS([.AW$2]*0.0174533)&lt;255;[.$B4]/COS([.AW$2]*0.0174533);255);0)  ;2)" office:value-type="string" office:string-value="FFFFFFFD75">
            <text:p>FFFFFFFD75</text:p>
          </table:table-cell>
          <table:table-cell table:style-name="ce3" table:formula="of:=DEC2HEX(ROUND(IF([.$B4]/COS([.AX$2]*0.0174533)&lt;255;[.$B4]/COS([.AX$2]*0.0174533);255);0)  ;2)" office:value-type="string" office:string-value="FFFFFFFAF0">
            <text:p>FFFFFFFAF0</text:p>
          </table:table-cell>
          <table:table-cell table:style-name="ce3" table:formula="of:=DEC2HEX(ROUND(IF([.$B4]/COS([.AY$2]*0.0174533)&lt;255;[.$B4]/COS([.AY$2]*0.0174533);255);0)  ;2)" office:value-type="string" office:string-value="FF">
            <text:p>FF</text:p>
          </table:table-cell>
          <table:table-cell table:style-name="ce3" table:formula="of:=DEC2HEX(ROUND(IF([.$B4]/COS([.AZ$2]*0.0174533)&lt;255;[.$B4]/COS([.AZ$2]*0.0174533);255);0)  ;2)" office:value-type="string" office:string-value="FF">
            <text:p>FF</text:p>
          </table:table-cell>
          <table:table-cell table:style-name="ce3" table:formula="of:=DEC2HEX(ROUND(IF([.$B4]/COS([.BA$2]*0.0174533)&lt;255;[.$B4]/COS([.BA$2]*0.0174533);255);0)  ;2)" office:value-type="string" office:string-value="FF">
            <text:p>FF</text:p>
          </table:table-cell>
          <table:table-cell table:style-name="ce3" table:formula="of:=DEC2HEX(ROUND(IF([.$B4]/COS([.BB$2]*0.0174533)&lt;255;[.$B4]/COS([.BB$2]*0.0174533);255);0)  ;2)" office:value-type="string" office:string-value="FF">
            <text:p>FF</text:p>
          </table:table-cell>
          <table:table-cell table:style-name="ce3" table:formula="of:=DEC2HEX(ROUND(IF([.$B4]/COS([.BC$2]*0.0174533)&lt;255;[.$B4]/COS([.BC$2]*0.0174533);255);0)  ;2)" office:value-type="string" office:string-value="FF">
            <text:p>FF</text:p>
          </table:table-cell>
          <table:table-cell table:style-name="ce3" table:formula="of:=DEC2HEX(ROUND(IF([.$B4]/COS([.BD$2]*0.0174533)&lt;255;[.$B4]/COS([.BD$2]*0.0174533);255);0)  ;2)" office:value-type="string" office:string-value="FF">
            <text:p>FF</text:p>
          </table:table-cell>
          <table:table-cell table:style-name="ce3" table:formula="of:=DEC2HEX(ROUND(IF([.$B4]/COS([.BE$2]*0.0174533)&lt;255;[.$B4]/COS([.BE$2]*0.0174533);255);0)  ;2)" office:value-type="string" office:string-value="E5">
            <text:p>E5</text:p>
          </table:table-cell>
          <table:table-cell table:style-name="ce3" table:formula="of:=DEC2HEX(ROUND(IF([.$B4]/COS([.BF$2]*0.0174533)&lt;255;[.$B4]/COS([.BF$2]*0.0174533);255);0)  ;2)" office:value-type="string" office:string-value="C8">
            <text:p>C8</text:p>
          </table:table-cell>
          <table:table-cell table:style-name="ce3" table:formula="of:=DEC2HEX(ROUND(IF([.$B4]/COS([.BG$2]*0.0174533)&lt;255;[.$B4]/COS([.BG$2]*0.0174533);255);0)  ;2)" office:value-type="string" office:string-value="B4">
            <text:p>B4</text:p>
          </table:table-cell>
          <table:table-cell table:style-name="ce3" table:formula="of:=DEC2HEX(ROUND(IF([.$B4]/COS([.BH$2]*0.0174533)&lt;255;[.$B4]/COS([.BH$2]*0.0174533);255);0)  ;2)" office:value-type="string" office:string-value="A4">
            <text:p>A4</text:p>
          </table:table-cell>
          <table:table-cell table:style-name="ce3" table:formula="of:=DEC2HEX(ROUND(IF([.$B4]/COS([.BI$2]*0.0174533)&lt;255;[.$B4]/COS([.BI$2]*0.0174533);255);0)  ;2)" office:value-type="string" office:string-value="99">
            <text:p>99</text:p>
          </table:table-cell>
          <table:table-cell table:style-name="ce3" table:formula="of:=DEC2HEX(ROUND(IF([.$B4]/COS([.BJ$2]*0.0174533)&lt;255;[.$B4]/COS([.BJ$2]*0.0174533);255);0)  ;2)" office:value-type="string" office:string-value="90">
            <text:p>90</text:p>
          </table:table-cell>
          <table:table-cell table:style-name="ce3" table:formula="of:=DEC2HEX(ROUND(IF([.$B4]/COS([.BK$2]*0.0174533)&lt;255;[.$B4]/COS([.BK$2]*0.0174533);255);0)  ;2)" office:value-type="string" office:string-value="89">
            <text:p>89</text:p>
          </table:table-cell>
          <table:table-cell table:style-name="ce3" table:formula="of:=DEC2HEX(ROUND(IF([.$B4]/COS([.BL$2]*0.0174533)&lt;255;[.$B4]/COS([.BL$2]*0.0174533);255);0)  ;2)" office:value-type="string" office:string-value="85">
            <text:p>85</text:p>
          </table:table-cell>
          <table:table-cell table:style-name="ce3" table:formula="of:=DEC2HEX(ROUND(IF([.$B4]/COS([.BM$2]*0.0174533)&lt;255;[.$B4]/COS([.BM$2]*0.0174533);255);0)  ;2)" office:value-type="string" office:string-value="81">
            <text:p>81</text:p>
          </table:table-cell>
          <table:table-cell table:style-name="ce3" table:formula="of:=DEC2HEX(ROUND(IF([.$B4]/COS([.BN$2]*0.0174533)&lt;255;[.$B4]/COS([.BN$2]*0.0174533);255);0)  ;2)" office:value-type="string" office:string-value="80">
            <text:p>80</text:p>
          </table:table-cell>
          <table:table-cell table:style-name="ce3" table:formula="of:=DEC2HEX(ROUND(IF([.$B4]/COS([.BO$2]*0.0174533)&lt;255;[.$B4]/COS([.BO$2]*0.0174533);255);0)  ;2)" office:value-type="string" office:string-value="7F">
            <text:p>7F</text:p>
          </table:table-cell>
          <table:table-cell table:style-name="ce3" table:formula="of:=DEC2HEX(ROUND(IF([.$B4]/COS([.BP$2]*0.0174533)&lt;255;[.$B4]/COS([.BP$2]*0.0174533);255);0)  ;2)" office:value-type="string" office:string-value="80">
            <text:p>80</text:p>
          </table:table-cell>
          <table:table-cell table:style-name="ce3" table:formula="of:=DEC2HEX(ROUND(IF([.$B4]/COS([.BQ$2]*0.0174533)&lt;255;[.$B4]/COS([.BQ$2]*0.0174533);255);0)  ;2)" office:value-type="string" office:string-value="81">
            <text:p>81</text:p>
          </table:table-cell>
          <table:table-cell table:style-name="ce3" table:formula="of:=DEC2HEX(ROUND(IF([.$B4]/COS([.BR$2]*0.0174533)&lt;255;[.$B4]/COS([.BR$2]*0.0174533);255);0)  ;2)" office:value-type="string" office:string-value="85">
            <text:p>85</text:p>
          </table:table-cell>
          <table:table-cell table:style-name="ce3" table:formula="of:=DEC2HEX(ROUND(IF([.$B4]/COS([.BS$2]*0.0174533)&lt;255;[.$B4]/COS([.BS$2]*0.0174533);255);0)  ;2)" office:value-type="string" office:string-value="89">
            <text:p>89</text:p>
          </table:table-cell>
          <table:table-cell table:style-name="ce3" table:formula="of:=DEC2HEX(ROUND(IF([.$B4]/COS([.BT$2]*0.0174533)&lt;255;[.$B4]/COS([.BT$2]*0.0174533);255);0)  ;2)" office:value-type="string" office:string-value="90">
            <text:p>90</text:p>
          </table:table-cell>
          <table:table-cell table:style-name="ce3" table:formula="of:=DEC2HEX(ROUND(IF([.$B4]/COS([.BU$2]*0.0174533)&lt;255;[.$B4]/COS([.BU$2]*0.0174533);255);0)  ;2)" office:value-type="string" office:string-value="99">
            <text:p>99</text:p>
          </table:table-cell>
          <table:table-cell table:style-name="ce3" table:formula="of:=DEC2HEX(ROUND(IF([.$B4]/COS([.BV$2]*0.0174533)&lt;255;[.$B4]/COS([.BV$2]*0.0174533);255);0)  ;2)" office:value-type="string" office:string-value="A4">
            <text:p>A4</text:p>
          </table:table-cell>
          <table:table-cell table:style-name="ce3" table:formula="of:=DEC2HEX(ROUND(IF([.$B4]/COS([.BW$2]*0.0174533)&lt;255;[.$B4]/COS([.BW$2]*0.0174533);255);0)  ;2)" office:value-type="string" office:string-value="B4">
            <text:p>B4</text:p>
          </table:table-cell>
          <table:table-cell table:style-name="ce3" table:formula="of:=DEC2HEX(ROUND(IF([.$B4]/COS([.BX$2]*0.0174533)&lt;255;[.$B4]/COS([.BX$2]*0.0174533);255);0)  ;2)" office:value-type="string" office:string-value="C8">
            <text:p>C8</text:p>
          </table:table-cell>
          <table:table-cell table:style-name="ce3" table:formula="of:=DEC2HEX(ROUND(IF([.$B4]/COS([.BY$2]*0.0174533)&lt;255;[.$B4]/COS([.BY$2]*0.0174533);255);0)  ;2)" office:value-type="string" office:string-value="E5">
            <text:p>E5</text:p>
          </table:table-cell>
          <table:table-cell table:style-name="ce3" table:formula="of:=DEC2HEX(ROUND(IF([.$B4]/COS([.BZ$2]*0.0174533)&lt;255;[.$B4]/COS([.BZ$2]*0.0174533);255);0)  ;2)" office:value-type="string" office:string-value="FF">
            <text:p>FF</text:p>
          </table:table-cell>
          <table:table-cell table:style-name="ce3" table:formula="of:=DEC2HEX(ROUND(IF([.$B4]/COS([.CA$2]*0.0174533)&lt;255;[.$B4]/COS([.CA$2]*0.0174533);255);0)  ;2)" office:value-type="string" office:string-value="FF">
            <text:p>FF</text:p>
          </table:table-cell>
          <table:table-cell table:style-name="ce3" table:formula="of:=DEC2HEX(ROUND(IF([.$B4]/COS([.CB$2]*0.0174533)&lt;255;[.$B4]/COS([.CB$2]*0.0174533);255);0)  ;2)" office:value-type="string" office:string-value="FF">
            <text:p>FF</text:p>
          </table:table-cell>
          <table:table-cell table:style-name="ce3" table:formula="of:=DEC2HEX(ROUND(IF([.$B4]/COS([.CC$2]*0.0174533)&lt;255;[.$B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]+1" office:value-type="float" office:value="1">
            <text:p>1</text:p>
          </table:table-cell>
          <table:table-cell table:style-name="ce2" table:formula="of:=[.B4]-1" office:value-type="float" office:value="126">
            <text:p>126</text:p>
          </table:table-cell>
          <table:table-cell table:formula="of:=DEC2HEX(ROUND(IF([.$B5]/[.C$3]&lt;127;127-[.$B5]/[.C$3];0) ;0) ;2)" office:value-type="string" office:string-value="01">
            <text:p>01</text:p>
          </table:table-cell>
          <table:table-cell table:formula="of:=DEC2HEX(ROUND(IF([.$B5]/[.D$3]&lt;127;127-[.$B5]/[.D$3];0) ;0) ;2)" office:value-type="string" office:string-value="00">
            <text:p>00</text:p>
          </table:table-cell>
          <table:table-cell table:formula="of:=DEC2HEX(ROUND(IF([.$B5]/[.E$3]&lt;127;127-[.$B5]/[.E$3];0) ;0) ;2)" office:value-type="string" office:string-value="00">
            <text:p>00</text:p>
          </table:table-cell>
          <table:table-cell table:formula="of:=DEC2HEX(ROUND(IF([.$B5]/[.F$3]&lt;127;127-[.$B5]/[.F$3];0) ;0) ;2)" office:value-type="string" office:string-value="00">
            <text:p>00</text:p>
          </table:table-cell>
          <table:table-cell table:formula="of:=DEC2HEX(ROUND(IF([.$B5]/[.G$3]&lt;127;127-[.$B5]/[.G$3];0) ;0) ;2)" office:value-type="string" office:string-value="00">
            <text:p>00</text:p>
          </table:table-cell>
          <table:table-cell table:formula="of:=DEC2HEX(ROUND(IF([.$B5]/[.H$3]&lt;127;127-[.$B5]/[.H$3];0) ;0) ;2)" office:value-type="string" office:string-value="00">
            <text:p>00</text:p>
          </table:table-cell>
          <table:table-cell table:formula="of:=DEC2HEX(ROUND(IF([.$B5]/[.I$3]&lt;127;127-[.$B5]/[.I$3];0) ;0) ;2)" office:value-type="string" office:string-value="00">
            <text:p>00</text:p>
          </table:table-cell>
          <table:table-cell table:formula="of:=DEC2HEX(ROUND(IF([.$B5]/[.J$3]&lt;127;127-[.$B5]/[.J$3];0) ;0) ;2)" office:value-type="string" office:string-value="00">
            <text:p>00</text:p>
          </table:table-cell>
          <table:table-cell table:formula="of:=DEC2HEX(ROUND(IF([.$B5]/[.K$3]&lt;127;127-[.$B5]/[.K$3];0) ;0) ;2)" office:value-type="string" office:string-value="00">
            <text:p>00</text:p>
          </table:table-cell>
          <table:table-cell table:formula="of:=DEC2HEX(ROUND(IF([.$B5]/[.L$3]&lt;127;127-[.$B5]/[.L$3];0) ;0) ;2)" office:value-type="string" office:string-value="00">
            <text:p>00</text:p>
          </table:table-cell>
          <table:table-cell table:style-name="ce3" table:formula="of:=DEC2HEX(ROUND(IF([.$B5]/[.M$3]&lt;127;127-[.$B5]/[.M$3];0) ;0) ;2)" office:value-type="string" office:string-value="00">
            <text:p>00</text:p>
          </table:table-cell>
          <table:table-cell table:style-name="ce3" table:formula="of:=DEC2HEX(ROUND(IF([.$B5]/[.N$3]&lt;127;127-[.$B5]/[.N$3];0) ;0) ;2)" office:value-type="string" office:string-value="00">
            <text:p>00</text:p>
          </table:table-cell>
          <table:table-cell table:style-name="ce3" table:formula="of:=DEC2HEX(ROUND(IF([.$B5]/[.O$3]&lt;127;127-[.$B5]/[.O$3];0) ;0) ;2)" office:value-type="string" office:string-value="00">
            <text:p>00</text:p>
          </table:table-cell>
          <table:table-cell table:style-name="ce3" table:formula="of:=DEC2HEX(ROUND(IF([.$B5]/[.P$3]&lt;127;127-[.$B5]/[.P$3];0) ;0) ;2)" office:value-type="string" office:string-value="00">
            <text:p>00</text:p>
          </table:table-cell>
          <table:table-cell table:style-name="ce3" table:formula="of:=DEC2HEX(ROUND(IF([.$B5]/[.Q$3]&lt;127;127-[.$B5]/[.Q$3];0) ;0) ;2)" office:value-type="string" office:string-value="00">
            <text:p>00</text:p>
          </table:table-cell>
          <table:table-cell table:style-name="ce3" table:formula="of:=DEC2HEX(ROUND(IF([.$B5]/[.R$3]&lt;127;127-[.$B5]/[.R$3];0) ;0) ;2)" office:value-type="string" office:string-value="00">
            <text:p>00</text:p>
          </table:table-cell>
          <table:table-cell table:style-name="ce3" table:formula="of:=DEC2HEX(ROUND(IF([.$B5]/[.S$3]&lt;127;[.$B5]/[.S$3];127) ;0) ;2)" office:value-type="float" office:value="0">
            <text:p>#ДЕЛ/0!</text:p>
          </table:table-cell>
          <table:table-cell table:style-name="ce3" table:formula="of:=DEC2HEX(ROUND(IF([.$B5]/[.T$3]&lt;127;[.$B5]/[.T$3];127) ;0) ;2)" office:value-type="string" office:string-value="FFFFFFFAFA">
            <text:p>FFFFFFFAFA</text:p>
          </table:table-cell>
          <table:table-cell table:style-name="ce3" table:formula="of:=DEC2HEX(ROUND(IF([.$B5]/[.U$3]&lt;127;[.$B5]/[.U$3];127) ;0) ;2)" office:value-type="string" office:string-value="FFFFFFFD7A">
            <text:p>FFFFFFFD7A</text:p>
          </table:table-cell>
          <table:table-cell table:style-name="ce3" table:formula="of:=DEC2HEX(ROUND(IF([.$B5]/[.V$3]&lt;127;[.$B5]/[.V$3];127) ;0) ;2)" office:value-type="string" office:string-value="FFFFFFFE4E">
            <text:p>FFFFFFFE4E</text:p>
          </table:table-cell>
          <table:table-cell table:style-name="ce3" table:formula="of:=DEC2HEX(ROUND(IF([.$B5]/[.W$3]&lt;127;[.$B5]/[.W$3];127) ;0) ;2)" office:value-type="string" office:string-value="FFFFFFFEB7">
            <text:p>FFFFFFFEB7</text:p>
          </table:table-cell>
          <table:table-cell table:style-name="ce3" table:formula="of:=DEC2HEX(ROUND(IF([.$B5]/[.X$3]&lt;127;[.$B5]/[.X$3];127) ;0) ;2)" office:value-type="string" office:string-value="FFFFFFFEF4">
            <text:p>FFFFFFFEF4</text:p>
          </table:table-cell>
          <table:table-cell table:style-name="ce3" table:formula="of:=DEC2HEX(ROUND(IF([.$B5]/[.Y$3]&lt;127;[.$B5]/[.Y$3];127) ;0) ;2)" office:value-type="string" office:string-value="FFFFFFFF1D">
            <text:p>FFFFFFFF1D</text:p>
          </table:table-cell>
          <table:table-cell table:style-name="ce3" table:formula="of:=DEC2HEX(ROUND(IF([.$B5]/[.Z$3]&lt;127;[.$B5]/[.Z$3];127) ;0) ;2)" office:value-type="string" office:string-value="FFFFFFFF39">
            <text:p>FFFFFFFF39</text:p>
          </table:table-cell>
          <table:table-cell table:style-name="ce3" table:formula="of:=DEC2HEX(ROUND(IF([.$B5]/[.AA$3]&lt;127;[.$B5]/[.AA$3];127) ;0) ;2)" office:value-type="string" office:string-value="FFFFFFFF4E">
            <text:p>FFFFFFFF4E</text:p>
          </table:table-cell>
          <table:table-cell table:style-name="ce3" table:formula="of:=DEC2HEX(ROUND(IF([.$B5]/[.AB$3]&lt;127;[.$B5]/[.AB$3];127) ;0) ;2)" office:value-type="string" office:string-value="FFFFFFFF5D">
            <text:p>FFFFFFFF5D</text:p>
          </table:table-cell>
          <table:table-cell table:style-name="ce3" table:formula="of:=DEC2HEX(ROUND(IF([.$B5]/[.AC$3]&lt;127;[.$B5]/[.AC$3];127) ;0) ;2)" office:value-type="string" office:string-value="FFFFFFFF68">
            <text:p>FFFFFFFF68</text:p>
          </table:table-cell>
          <table:table-cell table:style-name="ce3" table:formula="of:=DEC2HEX(ROUND(IF([.$B5]/[.AD$3]&lt;127;[.$B5]/[.AD$3];127) ;0) ;2)" office:value-type="string" office:string-value="FFFFFFFF71">
            <text:p>FFFFFFFF71</text:p>
          </table:table-cell>
          <table:table-cell table:style-name="ce3" table:formula="of:=DEC2HEX(ROUND(IF([.$B5]/[.AE$3]&lt;127;[.$B5]/[.AE$3];127) ;0) ;2)" office:value-type="string" office:string-value="FFFFFFFF78">
            <text:p>FFFFFFFF78</text:p>
          </table:table-cell>
          <table:table-cell table:style-name="ce3" table:formula="of:=DEC2HEX(ROUND(IF([.$B5]/[.AF$3]&lt;127;[.$B5]/[.AF$3];127) ;0) ;2)" office:value-type="string" office:string-value="FFFFFFFF7C">
            <text:p>FFFFFFFF7C</text:p>
          </table:table-cell>
          <table:table-cell table:style-name="ce3" table:formula="of:=DEC2HEX(ROUND(IF([.$B5]/[.AG$3]&lt;127;[.$B5]/[.AG$3];127) ;0) ;2)" office:value-type="string" office:string-value="FFFFFFFF80">
            <text:p>FFFFFFFF80</text:p>
          </table:table-cell>
          <table:table-cell table:style-name="ce3" table:formula="of:=DEC2HEX(ROUND(IF([.$B5]/[.AH$3]&lt;127;[.$B5]/[.AH$3];127) ;0) ;2)" office:value-type="string" office:string-value="FFFFFFFF81">
            <text:p>FFFFFFFF81</text:p>
          </table:table-cell>
          <table:table-cell table:style-name="ce3" table:formula="of:=DEC2HEX(ROUND(IF([.$B5]/[.AI$3]&lt;255;[.$B5]/[.AI$3];255) ;0) ;2)" office:value-type="string" office:string-value="FFFFFFFF82">
            <text:p>FFFFFFFF82</text:p>
          </table:table-cell>
          <table:table-cell table:style-name="ce3" table:formula="of:=DEC2HEX(ROUND(IF([.$B5]/COS([.AJ$2]*0.0174533)&lt;255;[.$B5]/COS([.AJ$2]*0.0174533);255);0)  ;2)" office:value-type="string" office:string-value="FFFFFFFF81">
            <text:p>FFFFFFFF81</text:p>
          </table:table-cell>
          <table:table-cell table:style-name="ce3" table:formula="of:=DEC2HEX(ROUND(IF([.$B5]/COS([.AK$2]*0.0174533)&lt;255;[.$B5]/COS([.AK$2]*0.0174533);255);0)  ;2)" office:value-type="string" office:string-value="FFFFFFFF80">
            <text:p>FFFFFFFF80</text:p>
          </table:table-cell>
          <table:table-cell table:style-name="ce3" table:formula="of:=DEC2HEX(ROUND(IF([.$B5]/COS([.AL$2]*0.0174533)&lt;255;[.$B5]/COS([.AL$2]*0.0174533);255);0)  ;2)" office:value-type="string" office:string-value="FFFFFFFF7C">
            <text:p>FFFFFFFF7C</text:p>
          </table:table-cell>
          <table:table-cell table:style-name="ce3" table:formula="of:=DEC2HEX(ROUND(IF([.$B5]/COS([.AM$2]*0.0174533)&lt;255;[.$B5]/COS([.AM$2]*0.0174533);255);0)  ;2)" office:value-type="string" office:string-value="FFFFFFFF78">
            <text:p>FFFFFFFF78</text:p>
          </table:table-cell>
          <table:table-cell table:style-name="ce3" table:formula="of:=DEC2HEX(ROUND(IF([.$B5]/COS([.AN$2]*0.0174533)&lt;255;[.$B5]/COS([.AN$2]*0.0174533);255);0)  ;2)" office:value-type="string" office:string-value="FFFFFFFF71">
            <text:p>FFFFFFFF71</text:p>
          </table:table-cell>
          <table:table-cell table:style-name="ce3" table:formula="of:=DEC2HEX(ROUND(IF([.$B5]/COS([.AO$2]*0.0174533)&lt;255;[.$B5]/COS([.AO$2]*0.0174533);255);0)  ;2)" office:value-type="string" office:string-value="FFFFFFFF68">
            <text:p>FFFFFFFF68</text:p>
          </table:table-cell>
          <table:table-cell table:style-name="ce3" table:formula="of:=DEC2HEX(ROUND(IF([.$B5]/COS([.AP$2]*0.0174533)&lt;255;[.$B5]/COS([.AP$2]*0.0174533);255);0)  ;2)" office:value-type="string" office:string-value="FFFFFFFF5D">
            <text:p>FFFFFFFF5D</text:p>
          </table:table-cell>
          <table:table-cell table:style-name="ce3" table:formula="of:=DEC2HEX(ROUND(IF([.$B5]/COS([.AQ$2]*0.0174533)&lt;255;[.$B5]/COS([.AQ$2]*0.0174533);255);0)  ;2)" office:value-type="string" office:string-value="FFFFFFFF4E">
            <text:p>FFFFFFFF4E</text:p>
          </table:table-cell>
          <table:table-cell table:style-name="ce3" table:formula="of:=DEC2HEX(ROUND(IF([.$B5]/COS([.AR$2]*0.0174533)&lt;255;[.$B5]/COS([.AR$2]*0.0174533);255);0)  ;2)" office:value-type="string" office:string-value="FFFFFFFF39">
            <text:p>FFFFFFFF39</text:p>
          </table:table-cell>
          <table:table-cell table:style-name="ce3" table:formula="of:=DEC2HEX(ROUND(IF([.$B5]/COS([.AS$2]*0.0174533)&lt;255;[.$B5]/COS([.AS$2]*0.0174533);255);0)  ;2)" office:value-type="string" office:string-value="FFFFFFFF1D">
            <text:p>FFFFFFFF1D</text:p>
          </table:table-cell>
          <table:table-cell table:style-name="ce3" table:formula="of:=DEC2HEX(ROUND(IF([.$B5]/COS([.AT$2]*0.0174533)&lt;255;[.$B5]/COS([.AT$2]*0.0174533);255);0)  ;2)" office:value-type="string" office:string-value="FFFFFFFEF5">
            <text:p>FFFFFFFEF5</text:p>
          </table:table-cell>
          <table:table-cell table:style-name="ce3" table:formula="of:=DEC2HEX(ROUND(IF([.$B5]/COS([.AU$2]*0.0174533)&lt;255;[.$B5]/COS([.AU$2]*0.0174533);255);0)  ;2)" office:value-type="string" office:string-value="FFFFFFFEB7">
            <text:p>FFFFFFFEB7</text:p>
          </table:table-cell>
          <table:table-cell table:style-name="ce3" table:formula="of:=DEC2HEX(ROUND(IF([.$B5]/COS([.AV$2]*0.0174533)&lt;255;[.$B5]/COS([.AV$2]*0.0174533);255);0)  ;2)" office:value-type="string" office:string-value="FFFFFFFE4E">
            <text:p>FFFFFFFE4E</text:p>
          </table:table-cell>
          <table:table-cell table:style-name="ce3" table:formula="of:=DEC2HEX(ROUND(IF([.$B5]/COS([.AW$2]*0.0174533)&lt;255;[.$B5]/COS([.AW$2]*0.0174533);255);0)  ;2)" office:value-type="string" office:string-value="FFFFFFFD7A">
            <text:p>FFFFFFFD7A</text:p>
          </table:table-cell>
          <table:table-cell table:style-name="ce3" table:formula="of:=DEC2HEX(ROUND(IF([.$B5]/COS([.AX$2]*0.0174533)&lt;255;[.$B5]/COS([.AX$2]*0.0174533);255);0)  ;2)" office:value-type="string" office:string-value="FFFFFFFAFA">
            <text:p>FFFFFFFAFA</text:p>
          </table:table-cell>
          <table:table-cell table:style-name="ce3" table:formula="of:=DEC2HEX(ROUND(IF([.$B5]/COS([.AY$2]*0.0174533)&lt;255;[.$B5]/COS([.AY$2]*0.0174533);255);0)  ;2)" office:value-type="string" office:string-value="FF">
            <text:p>FF</text:p>
          </table:table-cell>
          <table:table-cell table:style-name="ce3" table:formula="of:=DEC2HEX(ROUND(IF([.$B5]/COS([.AZ$2]*0.0174533)&lt;255;[.$B5]/COS([.AZ$2]*0.0174533);255);0)  ;2)" office:value-type="string" office:string-value="FF">
            <text:p>FF</text:p>
          </table:table-cell>
          <table:table-cell table:style-name="ce3" table:formula="of:=DEC2HEX(ROUND(IF([.$B5]/COS([.BA$2]*0.0174533)&lt;255;[.$B5]/COS([.BA$2]*0.0174533);255);0)  ;2)" office:value-type="string" office:string-value="FF">
            <text:p>FF</text:p>
          </table:table-cell>
          <table:table-cell table:style-name="ce3" table:formula="of:=DEC2HEX(ROUND(IF([.$B5]/COS([.BB$2]*0.0174533)&lt;255;[.$B5]/COS([.BB$2]*0.0174533);255);0)  ;2)" office:value-type="string" office:string-value="FF">
            <text:p>FF</text:p>
          </table:table-cell>
          <table:table-cell table:style-name="ce3" table:formula="of:=DEC2HEX(ROUND(IF([.$B5]/COS([.BC$2]*0.0174533)&lt;255;[.$B5]/COS([.BC$2]*0.0174533);255);0)  ;2)" office:value-type="string" office:string-value="FF">
            <text:p>FF</text:p>
          </table:table-cell>
          <table:table-cell table:style-name="ce3" table:formula="of:=DEC2HEX(ROUND(IF([.$B5]/COS([.BD$2]*0.0174533)&lt;255;[.$B5]/COS([.BD$2]*0.0174533);255);0)  ;2)" office:value-type="string" office:string-value="FF">
            <text:p>FF</text:p>
          </table:table-cell>
          <table:table-cell table:style-name="ce3" table:formula="of:=DEC2HEX(ROUND(IF([.$B5]/COS([.BE$2]*0.0174533)&lt;255;[.$B5]/COS([.BE$2]*0.0174533);255);0)  ;2)" office:value-type="string" office:string-value="E3">
            <text:p>E3</text:p>
          </table:table-cell>
          <table:table-cell table:style-name="ce3" table:formula="of:=DEC2HEX(ROUND(IF([.$B5]/COS([.BF$2]*0.0174533)&lt;255;[.$B5]/COS([.BF$2]*0.0174533);255);0)  ;2)" office:value-type="string" office:string-value="C7">
            <text:p>C7</text:p>
          </table:table-cell>
          <table:table-cell table:style-name="ce3" table:formula="of:=DEC2HEX(ROUND(IF([.$B5]/COS([.BG$2]*0.0174533)&lt;255;[.$B5]/COS([.BG$2]*0.0174533);255);0)  ;2)" office:value-type="string" office:string-value="B2">
            <text:p>B2</text:p>
          </table:table-cell>
          <table:table-cell table:style-name="ce3" table:formula="of:=DEC2HEX(ROUND(IF([.$B5]/COS([.BH$2]*0.0174533)&lt;255;[.$B5]/COS([.BH$2]*0.0174533);255);0)  ;2)" office:value-type="string" office:string-value="A3">
            <text:p>A3</text:p>
          </table:table-cell>
          <table:table-cell table:style-name="ce3" table:formula="of:=DEC2HEX(ROUND(IF([.$B5]/COS([.BI$2]*0.0174533)&lt;255;[.$B5]/COS([.BI$2]*0.0174533);255);0)  ;2)" office:value-type="string" office:string-value="98">
            <text:p>98</text:p>
          </table:table-cell>
          <table:table-cell table:style-name="ce3" table:formula="of:=DEC2HEX(ROUND(IF([.$B5]/COS([.BJ$2]*0.0174533)&lt;255;[.$B5]/COS([.BJ$2]*0.0174533);255);0)  ;2)" office:value-type="string" office:string-value="8F">
            <text:p>8F</text:p>
          </table:table-cell>
          <table:table-cell table:style-name="ce3" table:formula="of:=DEC2HEX(ROUND(IF([.$B5]/COS([.BK$2]*0.0174533)&lt;255;[.$B5]/COS([.BK$2]*0.0174533);255);0)  ;2)" office:value-type="string" office:string-value="88">
            <text:p>88</text:p>
          </table:table-cell>
          <table:table-cell table:style-name="ce3" table:formula="of:=DEC2HEX(ROUND(IF([.$B5]/COS([.BL$2]*0.0174533)&lt;255;[.$B5]/COS([.BL$2]*0.0174533);255);0)  ;2)" office:value-type="string" office:string-value="84">
            <text:p>84</text:p>
          </table:table-cell>
          <table:table-cell table:style-name="ce3" table:formula="of:=DEC2HEX(ROUND(IF([.$B5]/COS([.BM$2]*0.0174533)&lt;255;[.$B5]/COS([.BM$2]*0.0174533);255);0)  ;2)" office:value-type="string" office:string-value="80">
            <text:p>80</text:p>
          </table:table-cell>
          <table:table-cell table:style-name="ce3" table:formula="of:=DEC2HEX(ROUND(IF([.$B5]/COS([.BN$2]*0.0174533)&lt;255;[.$B5]/COS([.BN$2]*0.0174533);255);0)  ;2)" office:value-type="string" office:string-value="7F">
            <text:p>7F</text:p>
          </table:table-cell>
          <table:table-cell table:style-name="ce3" table:formula="of:=DEC2HEX(ROUND(IF([.$B5]/COS([.BO$2]*0.0174533)&lt;255;[.$B5]/COS([.BO$2]*0.0174533);255);0)  ;2)" office:value-type="string" office:string-value="7E">
            <text:p>7E</text:p>
          </table:table-cell>
          <table:table-cell table:style-name="ce3" table:formula="of:=DEC2HEX(ROUND(IF([.$B5]/COS([.BP$2]*0.0174533)&lt;255;[.$B5]/COS([.BP$2]*0.0174533);255);0)  ;2)" office:value-type="string" office:string-value="7F">
            <text:p>7F</text:p>
          </table:table-cell>
          <table:table-cell table:style-name="ce3" table:formula="of:=DEC2HEX(ROUND(IF([.$B5]/COS([.BQ$2]*0.0174533)&lt;255;[.$B5]/COS([.BQ$2]*0.0174533);255);0)  ;2)" office:value-type="string" office:string-value="80">
            <text:p>80</text:p>
          </table:table-cell>
          <table:table-cell table:style-name="ce3" table:formula="of:=DEC2HEX(ROUND(IF([.$B5]/COS([.BR$2]*0.0174533)&lt;255;[.$B5]/COS([.BR$2]*0.0174533);255);0)  ;2)" office:value-type="string" office:string-value="84">
            <text:p>84</text:p>
          </table:table-cell>
          <table:table-cell table:style-name="ce3" table:formula="of:=DEC2HEX(ROUND(IF([.$B5]/COS([.BS$2]*0.0174533)&lt;255;[.$B5]/COS([.BS$2]*0.0174533);255);0)  ;2)" office:value-type="string" office:string-value="88">
            <text:p>88</text:p>
          </table:table-cell>
          <table:table-cell table:style-name="ce3" table:formula="of:=DEC2HEX(ROUND(IF([.$B5]/COS([.BT$2]*0.0174533)&lt;255;[.$B5]/COS([.BT$2]*0.0174533);255);0)  ;2)" office:value-type="string" office:string-value="8F">
            <text:p>8F</text:p>
          </table:table-cell>
          <table:table-cell table:style-name="ce3" table:formula="of:=DEC2HEX(ROUND(IF([.$B5]/COS([.BU$2]*0.0174533)&lt;255;[.$B5]/COS([.BU$2]*0.0174533);255);0)  ;2)" office:value-type="string" office:string-value="98">
            <text:p>98</text:p>
          </table:table-cell>
          <table:table-cell table:style-name="ce3" table:formula="of:=DEC2HEX(ROUND(IF([.$B5]/COS([.BV$2]*0.0174533)&lt;255;[.$B5]/COS([.BV$2]*0.0174533);255);0)  ;2)" office:value-type="string" office:string-value="A3">
            <text:p>A3</text:p>
          </table:table-cell>
          <table:table-cell table:style-name="ce3" table:formula="of:=DEC2HEX(ROUND(IF([.$B5]/COS([.BW$2]*0.0174533)&lt;255;[.$B5]/COS([.BW$2]*0.0174533);255);0)  ;2)" office:value-type="string" office:string-value="B2">
            <text:p>B2</text:p>
          </table:table-cell>
          <table:table-cell table:style-name="ce3" table:formula="of:=DEC2HEX(ROUND(IF([.$B5]/COS([.BX$2]*0.0174533)&lt;255;[.$B5]/COS([.BX$2]*0.0174533);255);0)  ;2)" office:value-type="string" office:string-value="C7">
            <text:p>C7</text:p>
          </table:table-cell>
          <table:table-cell table:style-name="ce3" table:formula="of:=DEC2HEX(ROUND(IF([.$B5]/COS([.BY$2]*0.0174533)&lt;255;[.$B5]/COS([.BY$2]*0.0174533);255);0)  ;2)" office:value-type="string" office:string-value="E3">
            <text:p>E3</text:p>
          </table:table-cell>
          <table:table-cell table:style-name="ce3" table:formula="of:=DEC2HEX(ROUND(IF([.$B5]/COS([.BZ$2]*0.0174533)&lt;255;[.$B5]/COS([.BZ$2]*0.0174533);255);0)  ;2)" office:value-type="string" office:string-value="FF">
            <text:p>FF</text:p>
          </table:table-cell>
          <table:table-cell table:style-name="ce3" table:formula="of:=DEC2HEX(ROUND(IF([.$B5]/COS([.CA$2]*0.0174533)&lt;255;[.$B5]/COS([.CA$2]*0.0174533);255);0)  ;2)" office:value-type="string" office:string-value="FF">
            <text:p>FF</text:p>
          </table:table-cell>
          <table:table-cell table:style-name="ce3" table:formula="of:=DEC2HEX(ROUND(IF([.$B5]/COS([.CB$2]*0.0174533)&lt;255;[.$B5]/COS([.CB$2]*0.0174533);255);0)  ;2)" office:value-type="string" office:string-value="FF">
            <text:p>FF</text:p>
          </table:table-cell>
          <table:table-cell table:style-name="ce3" table:formula="of:=DEC2HEX(ROUND(IF([.$B5]/COS([.CC$2]*0.0174533)&lt;255;[.$B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]+1" office:value-type="float" office:value="2">
            <text:p>2</text:p>
          </table:table-cell>
          <table:table-cell table:style-name="ce2" table:formula="of:=[.B5]-1" office:value-type="float" office:value="125">
            <text:p>125</text:p>
          </table:table-cell>
          <table:table-cell table:formula="of:=DEC2HEX(ROUND(IF([.$B6]/[.C$3]&lt;127;127-[.$B6]/[.C$3];0) ;0) ;2)" office:value-type="string" office:string-value="02">
            <text:p>02</text:p>
          </table:table-cell>
          <table:table-cell table:formula="of:=DEC2HEX(ROUND(IF([.$B6]/[.D$3]&lt;127;127-[.$B6]/[.D$3];0) ;0) ;2)" office:value-type="string" office:string-value="01">
            <text:p>01</text:p>
          </table:table-cell>
          <table:table-cell table:formula="of:=DEC2HEX(ROUND(IF([.$B6]/[.E$3]&lt;127;127-[.$B6]/[.E$3];0) ;0) ;2)" office:value-type="string" office:string-value="00">
            <text:p>00</text:p>
          </table:table-cell>
          <table:table-cell table:formula="of:=DEC2HEX(ROUND(IF([.$B6]/[.F$3]&lt;127;127-[.$B6]/[.F$3];0) ;0) ;2)" office:value-type="string" office:string-value="00">
            <text:p>00</text:p>
          </table:table-cell>
          <table:table-cell table:formula="of:=DEC2HEX(ROUND(IF([.$B6]/[.G$3]&lt;127;127-[.$B6]/[.G$3];0) ;0) ;2)" office:value-type="string" office:string-value="00">
            <text:p>00</text:p>
          </table:table-cell>
          <table:table-cell table:formula="of:=DEC2HEX(ROUND(IF([.$B6]/[.H$3]&lt;127;127-[.$B6]/[.H$3];0) ;0) ;2)" office:value-type="string" office:string-value="00">
            <text:p>00</text:p>
          </table:table-cell>
          <table:table-cell table:formula="of:=DEC2HEX(ROUND(IF([.$B6]/[.I$3]&lt;127;127-[.$B6]/[.I$3];0) ;0) ;2)" office:value-type="string" office:string-value="00">
            <text:p>00</text:p>
          </table:table-cell>
          <table:table-cell table:formula="of:=DEC2HEX(ROUND(IF([.$B6]/[.J$3]&lt;127;127-[.$B6]/[.J$3];0) ;0) ;2)" office:value-type="string" office:string-value="00">
            <text:p>00</text:p>
          </table:table-cell>
          <table:table-cell table:formula="of:=DEC2HEX(ROUND(IF([.$B6]/[.K$3]&lt;127;127-[.$B6]/[.K$3];0) ;0) ;2)" office:value-type="string" office:string-value="00">
            <text:p>00</text:p>
          </table:table-cell>
          <table:table-cell table:formula="of:=DEC2HEX(ROUND(IF([.$B6]/[.L$3]&lt;127;127-[.$B6]/[.L$3];0) ;0) ;2)" office:value-type="string" office:string-value="00">
            <text:p>00</text:p>
          </table:table-cell>
          <table:table-cell table:style-name="ce3" table:formula="of:=DEC2HEX(ROUND(IF([.$B6]/[.M$3]&lt;127;127-[.$B6]/[.M$3];0) ;0) ;2)" office:value-type="string" office:string-value="00">
            <text:p>00</text:p>
          </table:table-cell>
          <table:table-cell table:style-name="ce3" table:formula="of:=DEC2HEX(ROUND(IF([.$B6]/[.N$3]&lt;127;127-[.$B6]/[.N$3];0) ;0) ;2)" office:value-type="string" office:string-value="00">
            <text:p>00</text:p>
          </table:table-cell>
          <table:table-cell table:style-name="ce3" table:formula="of:=DEC2HEX(ROUND(IF([.$B6]/[.O$3]&lt;127;127-[.$B6]/[.O$3];0) ;0) ;2)" office:value-type="string" office:string-value="00">
            <text:p>00</text:p>
          </table:table-cell>
          <table:table-cell table:style-name="ce3" table:formula="of:=DEC2HEX(ROUND(IF([.$B6]/[.P$3]&lt;127;127-[.$B6]/[.P$3];0) ;0) ;2)" office:value-type="string" office:string-value="00">
            <text:p>00</text:p>
          </table:table-cell>
          <table:table-cell table:style-name="ce3" table:formula="of:=DEC2HEX(ROUND(IF([.$B6]/[.Q$3]&lt;127;127-[.$B6]/[.Q$3];0) ;0) ;2)" office:value-type="string" office:string-value="00">
            <text:p>00</text:p>
          </table:table-cell>
          <table:table-cell table:style-name="ce3" table:formula="of:=DEC2HEX(ROUND(IF([.$B6]/[.R$3]&lt;127;127-[.$B6]/[.R$3];0) ;0) ;2)" office:value-type="string" office:string-value="00">
            <text:p>00</text:p>
          </table:table-cell>
          <table:table-cell table:style-name="ce3" table:formula="of:=DEC2HEX(ROUND(IF([.$B6]/[.S$3]&lt;127;[.$B6]/[.S$3];127) ;0) ;2)" office:value-type="float" office:value="0">
            <text:p>#ДЕЛ/0!</text:p>
          </table:table-cell>
          <table:table-cell table:style-name="ce3" table:formula="of:=DEC2HEX(ROUND(IF([.$B6]/[.T$3]&lt;127;[.$B6]/[.T$3];127) ;0) ;2)" office:value-type="string" office:string-value="FFFFFFFB04">
            <text:p>FFFFFFFB04</text:p>
          </table:table-cell>
          <table:table-cell table:style-name="ce3" table:formula="of:=DEC2HEX(ROUND(IF([.$B6]/[.U$3]&lt;127;[.$B6]/[.U$3];127) ;0) ;2)" office:value-type="string" office:string-value="FFFFFFFD7F">
            <text:p>FFFFFFFD7F</text:p>
          </table:table-cell>
          <table:table-cell table:style-name="ce3" table:formula="of:=DEC2HEX(ROUND(IF([.$B6]/[.V$3]&lt;127;[.$B6]/[.V$3];127) ;0) ;2)" office:value-type="string" office:string-value="FFFFFFFE51">
            <text:p>FFFFFFFE51</text:p>
          </table:table-cell>
          <table:table-cell table:style-name="ce3" table:formula="of:=DEC2HEX(ROUND(IF([.$B6]/[.W$3]&lt;127;[.$B6]/[.W$3];127) ;0) ;2)" office:value-type="string" office:string-value="FFFFFFFEBA">
            <text:p>FFFFFFFEBA</text:p>
          </table:table-cell>
          <table:table-cell table:style-name="ce3" table:formula="of:=DEC2HEX(ROUND(IF([.$B6]/[.X$3]&lt;127;[.$B6]/[.X$3];127) ;0) ;2)" office:value-type="string" office:string-value="FFFFFFFEF7">
            <text:p>FFFFFFFEF7</text:p>
          </table:table-cell>
          <table:table-cell table:style-name="ce3" table:formula="of:=DEC2HEX(ROUND(IF([.$B6]/[.Y$3]&lt;127;[.$B6]/[.Y$3];127) ;0) ;2)" office:value-type="string" office:string-value="FFFFFFFF1F">
            <text:p>FFFFFFFF1F</text:p>
          </table:table-cell>
          <table:table-cell table:style-name="ce3" table:formula="of:=DEC2HEX(ROUND(IF([.$B6]/[.Z$3]&lt;127;[.$B6]/[.Z$3];127) ;0) ;2)" office:value-type="string" office:string-value="FFFFFFFF3B">
            <text:p>FFFFFFFF3B</text:p>
          </table:table-cell>
          <table:table-cell table:style-name="ce3" table:formula="of:=DEC2HEX(ROUND(IF([.$B6]/[.AA$3]&lt;127;[.$B6]/[.AA$3];127) ;0) ;2)" office:value-type="string" office:string-value="FFFFFFFF4F">
            <text:p>FFFFFFFF4F</text:p>
          </table:table-cell>
          <table:table-cell table:style-name="ce3" table:formula="of:=DEC2HEX(ROUND(IF([.$B6]/[.AB$3]&lt;127;[.$B6]/[.AB$3];127) ;0) ;2)" office:value-type="string" office:string-value="FFFFFFFF5E">
            <text:p>FFFFFFFF5E</text:p>
          </table:table-cell>
          <table:table-cell table:style-name="ce3" table:formula="of:=DEC2HEX(ROUND(IF([.$B6]/[.AC$3]&lt;127;[.$B6]/[.AC$3];127) ;0) ;2)" office:value-type="string" office:string-value="FFFFFFFF6A">
            <text:p>FFFFFFFF6A</text:p>
          </table:table-cell>
          <table:table-cell table:style-name="ce3" table:formula="of:=DEC2HEX(ROUND(IF([.$B6]/[.AD$3]&lt;127;[.$B6]/[.AD$3];127) ;0) ;2)" office:value-type="string" office:string-value="FFFFFFFF72">
            <text:p>FFFFFFFF72</text:p>
          </table:table-cell>
          <table:table-cell table:style-name="ce3" table:formula="of:=DEC2HEX(ROUND(IF([.$B6]/[.AE$3]&lt;127;[.$B6]/[.AE$3];127) ;0) ;2)" office:value-type="string" office:string-value="FFFFFFFF79">
            <text:p>FFFFFFFF79</text:p>
          </table:table-cell>
          <table:table-cell table:style-name="ce3" table:formula="of:=DEC2HEX(ROUND(IF([.$B6]/[.AF$3]&lt;127;[.$B6]/[.AF$3];127) ;0) ;2)" office:value-type="string" office:string-value="FFFFFFFF7D">
            <text:p>FFFFFFFF7D</text:p>
          </table:table-cell>
          <table:table-cell table:style-name="ce3" table:formula="of:=DEC2HEX(ROUND(IF([.$B6]/[.AG$3]&lt;127;[.$B6]/[.AG$3];127) ;0) ;2)" office:value-type="string" office:string-value="FFFFFFFF81">
            <text:p>FFFFFFFF81</text:p>
          </table:table-cell>
          <table:table-cell table:style-name="ce3" table:formula="of:=DEC2HEX(ROUND(IF([.$B6]/[.AH$3]&lt;127;[.$B6]/[.AH$3];127) ;0) ;2)" office:value-type="string" office:string-value="FFFFFFFF82">
            <text:p>FFFFFFFF82</text:p>
          </table:table-cell>
          <table:table-cell table:style-name="ce3" table:formula="of:=DEC2HEX(ROUND(IF([.$B6]/[.AI$3]&lt;255;[.$B6]/[.AI$3];255) ;0) ;2)" office:value-type="string" office:string-value="FFFFFFFF83">
            <text:p>FFFFFFFF83</text:p>
          </table:table-cell>
          <table:table-cell table:style-name="ce3" table:formula="of:=DEC2HEX(ROUND(IF([.$B6]/COS([.AJ$2]*0.0174533)&lt;255;[.$B6]/COS([.AJ$2]*0.0174533);255);0)  ;2)" office:value-type="string" office:string-value="FFFFFFFF82">
            <text:p>FFFFFFFF82</text:p>
          </table:table-cell>
          <table:table-cell table:style-name="ce3" table:formula="of:=DEC2HEX(ROUND(IF([.$B6]/COS([.AK$2]*0.0174533)&lt;255;[.$B6]/COS([.AK$2]*0.0174533);255);0)  ;2)" office:value-type="string" office:string-value="FFFFFFFF81">
            <text:p>FFFFFFFF81</text:p>
          </table:table-cell>
          <table:table-cell table:style-name="ce3" table:formula="of:=DEC2HEX(ROUND(IF([.$B6]/COS([.AL$2]*0.0174533)&lt;255;[.$B6]/COS([.AL$2]*0.0174533);255);0)  ;2)" office:value-type="string" office:string-value="FFFFFFFF7D">
            <text:p>FFFFFFFF7D</text:p>
          </table:table-cell>
          <table:table-cell table:style-name="ce3" table:formula="of:=DEC2HEX(ROUND(IF([.$B6]/COS([.AM$2]*0.0174533)&lt;255;[.$B6]/COS([.AM$2]*0.0174533);255);0)  ;2)" office:value-type="string" office:string-value="FFFFFFFF79">
            <text:p>FFFFFFFF79</text:p>
          </table:table-cell>
          <table:table-cell table:style-name="ce3" table:formula="of:=DEC2HEX(ROUND(IF([.$B6]/COS([.AN$2]*0.0174533)&lt;255;[.$B6]/COS([.AN$2]*0.0174533);255);0)  ;2)" office:value-type="string" office:string-value="FFFFFFFF72">
            <text:p>FFFFFFFF72</text:p>
          </table:table-cell>
          <table:table-cell table:style-name="ce3" table:formula="of:=DEC2HEX(ROUND(IF([.$B6]/COS([.AO$2]*0.0174533)&lt;255;[.$B6]/COS([.AO$2]*0.0174533);255);0)  ;2)" office:value-type="string" office:string-value="FFFFFFFF6A">
            <text:p>FFFFFFFF6A</text:p>
          </table:table-cell>
          <table:table-cell table:style-name="ce3" table:formula="of:=DEC2HEX(ROUND(IF([.$B6]/COS([.AP$2]*0.0174533)&lt;255;[.$B6]/COS([.AP$2]*0.0174533);255);0)  ;2)" office:value-type="string" office:string-value="FFFFFFFF5E">
            <text:p>FFFFFFFF5E</text:p>
          </table:table-cell>
          <table:table-cell table:style-name="ce3" table:formula="of:=DEC2HEX(ROUND(IF([.$B6]/COS([.AQ$2]*0.0174533)&lt;255;[.$B6]/COS([.AQ$2]*0.0174533);255);0)  ;2)" office:value-type="string" office:string-value="FFFFFFFF4F">
            <text:p>FFFFFFFF4F</text:p>
          </table:table-cell>
          <table:table-cell table:style-name="ce3" table:formula="of:=DEC2HEX(ROUND(IF([.$B6]/COS([.AR$2]*0.0174533)&lt;255;[.$B6]/COS([.AR$2]*0.0174533);255);0)  ;2)" office:value-type="string" office:string-value="FFFFFFFF3B">
            <text:p>FFFFFFFF3B</text:p>
          </table:table-cell>
          <table:table-cell table:style-name="ce3" table:formula="of:=DEC2HEX(ROUND(IF([.$B6]/COS([.AS$2]*0.0174533)&lt;255;[.$B6]/COS([.AS$2]*0.0174533);255);0)  ;2)" office:value-type="string" office:string-value="FFFFFFFF1F">
            <text:p>FFFFFFFF1F</text:p>
          </table:table-cell>
          <table:table-cell table:style-name="ce3" table:formula="of:=DEC2HEX(ROUND(IF([.$B6]/COS([.AT$2]*0.0174533)&lt;255;[.$B6]/COS([.AT$2]*0.0174533);255);0)  ;2)" office:value-type="string" office:string-value="FFFFFFFEF7">
            <text:p>FFFFFFFEF7</text:p>
          </table:table-cell>
          <table:table-cell table:style-name="ce3" table:formula="of:=DEC2HEX(ROUND(IF([.$B6]/COS([.AU$2]*0.0174533)&lt;255;[.$B6]/COS([.AU$2]*0.0174533);255);0)  ;2)" office:value-type="string" office:string-value="FFFFFFFEB9">
            <text:p>FFFFFFFEB9</text:p>
          </table:table-cell>
          <table:table-cell table:style-name="ce3" table:formula="of:=DEC2HEX(ROUND(IF([.$B6]/COS([.AV$2]*0.0174533)&lt;255;[.$B6]/COS([.AV$2]*0.0174533);255);0)  ;2)" office:value-type="string" office:string-value="FFFFFFFE51">
            <text:p>FFFFFFFE51</text:p>
          </table:table-cell>
          <table:table-cell table:style-name="ce3" table:formula="of:=DEC2HEX(ROUND(IF([.$B6]/COS([.AW$2]*0.0174533)&lt;255;[.$B6]/COS([.AW$2]*0.0174533);255);0)  ;2)" office:value-type="string" office:string-value="FFFFFFFD7F">
            <text:p>FFFFFFFD7F</text:p>
          </table:table-cell>
          <table:table-cell table:style-name="ce3" table:formula="of:=DEC2HEX(ROUND(IF([.$B6]/COS([.AX$2]*0.0174533)&lt;255;[.$B6]/COS([.AX$2]*0.0174533);255);0)  ;2)" office:value-type="string" office:string-value="FFFFFFFB05">
            <text:p>FFFFFFFB05</text:p>
          </table:table-cell>
          <table:table-cell table:style-name="ce3" table:formula="of:=DEC2HEX(ROUND(IF([.$B6]/COS([.AY$2]*0.0174533)&lt;255;[.$B6]/COS([.AY$2]*0.0174533);255);0)  ;2)" office:value-type="string" office:string-value="FF">
            <text:p>FF</text:p>
          </table:table-cell>
          <table:table-cell table:style-name="ce3" table:formula="of:=DEC2HEX(ROUND(IF([.$B6]/COS([.AZ$2]*0.0174533)&lt;255;[.$B6]/COS([.AZ$2]*0.0174533);255);0)  ;2)" office:value-type="string" office:string-value="FF">
            <text:p>FF</text:p>
          </table:table-cell>
          <table:table-cell table:style-name="ce3" table:formula="of:=DEC2HEX(ROUND(IF([.$B6]/COS([.BA$2]*0.0174533)&lt;255;[.$B6]/COS([.BA$2]*0.0174533);255);0)  ;2)" office:value-type="string" office:string-value="FF">
            <text:p>FF</text:p>
          </table:table-cell>
          <table:table-cell table:style-name="ce3" table:formula="of:=DEC2HEX(ROUND(IF([.$B6]/COS([.BB$2]*0.0174533)&lt;255;[.$B6]/COS([.BB$2]*0.0174533);255);0)  ;2)" office:value-type="string" office:string-value="FF">
            <text:p>FF</text:p>
          </table:table-cell>
          <table:table-cell table:style-name="ce3" table:formula="of:=DEC2HEX(ROUND(IF([.$B6]/COS([.BC$2]*0.0174533)&lt;255;[.$B6]/COS([.BC$2]*0.0174533);255);0)  ;2)" office:value-type="string" office:string-value="FF">
            <text:p>FF</text:p>
          </table:table-cell>
          <table:table-cell table:style-name="ce3" table:formula="of:=DEC2HEX(ROUND(IF([.$B6]/COS([.BD$2]*0.0174533)&lt;255;[.$B6]/COS([.BD$2]*0.0174533);255);0)  ;2)" office:value-type="string" office:string-value="FF">
            <text:p>FF</text:p>
          </table:table-cell>
          <table:table-cell table:style-name="ce3" table:formula="of:=DEC2HEX(ROUND(IF([.$B6]/COS([.BE$2]*0.0174533)&lt;255;[.$B6]/COS([.BE$2]*0.0174533);255);0)  ;2)" office:value-type="string" office:string-value="E1">
            <text:p>E1</text:p>
          </table:table-cell>
          <table:table-cell table:style-name="ce3" table:formula="of:=DEC2HEX(ROUND(IF([.$B6]/COS([.BF$2]*0.0174533)&lt;255;[.$B6]/COS([.BF$2]*0.0174533);255);0)  ;2)" office:value-type="string" office:string-value="C5">
            <text:p>C5</text:p>
          </table:table-cell>
          <table:table-cell table:style-name="ce3" table:formula="of:=DEC2HEX(ROUND(IF([.$B6]/COS([.BG$2]*0.0174533)&lt;255;[.$B6]/COS([.BG$2]*0.0174533);255);0)  ;2)" office:value-type="string" office:string-value="B1">
            <text:p>B1</text:p>
          </table:table-cell>
          <table:table-cell table:style-name="ce3" table:formula="of:=DEC2HEX(ROUND(IF([.$B6]/COS([.BH$2]*0.0174533)&lt;255;[.$B6]/COS([.BH$2]*0.0174533);255);0)  ;2)" office:value-type="string" office:string-value="A2">
            <text:p>A2</text:p>
          </table:table-cell>
          <table:table-cell table:style-name="ce3" table:formula="of:=DEC2HEX(ROUND(IF([.$B6]/COS([.BI$2]*0.0174533)&lt;255;[.$B6]/COS([.BI$2]*0.0174533);255);0)  ;2)" office:value-type="string" office:string-value="96">
            <text:p>96</text:p>
          </table:table-cell>
          <table:table-cell table:style-name="ce3" table:formula="of:=DEC2HEX(ROUND(IF([.$B6]/COS([.BJ$2]*0.0174533)&lt;255;[.$B6]/COS([.BJ$2]*0.0174533);255);0)  ;2)" office:value-type="string" office:string-value="8E">
            <text:p>8E</text:p>
          </table:table-cell>
          <table:table-cell table:style-name="ce3" table:formula="of:=DEC2HEX(ROUND(IF([.$B6]/COS([.BK$2]*0.0174533)&lt;255;[.$B6]/COS([.BK$2]*0.0174533);255);0)  ;2)" office:value-type="string" office:string-value="87">
            <text:p>87</text:p>
          </table:table-cell>
          <table:table-cell table:style-name="ce3" table:formula="of:=DEC2HEX(ROUND(IF([.$B6]/COS([.BL$2]*0.0174533)&lt;255;[.$B6]/COS([.BL$2]*0.0174533);255);0)  ;2)" office:value-type="string" office:string-value="83">
            <text:p>83</text:p>
          </table:table-cell>
          <table:table-cell table:style-name="ce3" table:formula="of:=DEC2HEX(ROUND(IF([.$B6]/COS([.BM$2]*0.0174533)&lt;255;[.$B6]/COS([.BM$2]*0.0174533);255);0)  ;2)" office:value-type="string" office:string-value="7F">
            <text:p>7F</text:p>
          </table:table-cell>
          <table:table-cell table:style-name="ce3" table:formula="of:=DEC2HEX(ROUND(IF([.$B6]/COS([.BN$2]*0.0174533)&lt;255;[.$B6]/COS([.BN$2]*0.0174533);255);0)  ;2)" office:value-type="string" office:string-value="7E">
            <text:p>7E</text:p>
          </table:table-cell>
          <table:table-cell table:style-name="ce3" table:formula="of:=DEC2HEX(ROUND(IF([.$B6]/COS([.BO$2]*0.0174533)&lt;255;[.$B6]/COS([.BO$2]*0.0174533);255);0)  ;2)" office:value-type="string" office:string-value="7D">
            <text:p>7D</text:p>
          </table:table-cell>
          <table:table-cell table:style-name="ce3" table:formula="of:=DEC2HEX(ROUND(IF([.$B6]/COS([.BP$2]*0.0174533)&lt;255;[.$B6]/COS([.BP$2]*0.0174533);255);0)  ;2)" office:value-type="string" office:string-value="7E">
            <text:p>7E</text:p>
          </table:table-cell>
          <table:table-cell table:style-name="ce3" table:formula="of:=DEC2HEX(ROUND(IF([.$B6]/COS([.BQ$2]*0.0174533)&lt;255;[.$B6]/COS([.BQ$2]*0.0174533);255);0)  ;2)" office:value-type="string" office:string-value="7F">
            <text:p>7F</text:p>
          </table:table-cell>
          <table:table-cell table:style-name="ce3" table:formula="of:=DEC2HEX(ROUND(IF([.$B6]/COS([.BR$2]*0.0174533)&lt;255;[.$B6]/COS([.BR$2]*0.0174533);255);0)  ;2)" office:value-type="string" office:string-value="83">
            <text:p>83</text:p>
          </table:table-cell>
          <table:table-cell table:style-name="ce3" table:formula="of:=DEC2HEX(ROUND(IF([.$B6]/COS([.BS$2]*0.0174533)&lt;255;[.$B6]/COS([.BS$2]*0.0174533);255);0)  ;2)" office:value-type="string" office:string-value="87">
            <text:p>87</text:p>
          </table:table-cell>
          <table:table-cell table:style-name="ce3" table:formula="of:=DEC2HEX(ROUND(IF([.$B6]/COS([.BT$2]*0.0174533)&lt;255;[.$B6]/COS([.BT$2]*0.0174533);255);0)  ;2)" office:value-type="string" office:string-value="8E">
            <text:p>8E</text:p>
          </table:table-cell>
          <table:table-cell table:style-name="ce3" table:formula="of:=DEC2HEX(ROUND(IF([.$B6]/COS([.BU$2]*0.0174533)&lt;255;[.$B6]/COS([.BU$2]*0.0174533);255);0)  ;2)" office:value-type="string" office:string-value="96">
            <text:p>96</text:p>
          </table:table-cell>
          <table:table-cell table:style-name="ce3" table:formula="of:=DEC2HEX(ROUND(IF([.$B6]/COS([.BV$2]*0.0174533)&lt;255;[.$B6]/COS([.BV$2]*0.0174533);255);0)  ;2)" office:value-type="string" office:string-value="A2">
            <text:p>A2</text:p>
          </table:table-cell>
          <table:table-cell table:style-name="ce3" table:formula="of:=DEC2HEX(ROUND(IF([.$B6]/COS([.BW$2]*0.0174533)&lt;255;[.$B6]/COS([.BW$2]*0.0174533);255);0)  ;2)" office:value-type="string" office:string-value="B1">
            <text:p>B1</text:p>
          </table:table-cell>
          <table:table-cell table:style-name="ce3" table:formula="of:=DEC2HEX(ROUND(IF([.$B6]/COS([.BX$2]*0.0174533)&lt;255;[.$B6]/COS([.BX$2]*0.0174533);255);0)  ;2)" office:value-type="string" office:string-value="C5">
            <text:p>C5</text:p>
          </table:table-cell>
          <table:table-cell table:style-name="ce3" table:formula="of:=DEC2HEX(ROUND(IF([.$B6]/COS([.BY$2]*0.0174533)&lt;255;[.$B6]/COS([.BY$2]*0.0174533);255);0)  ;2)" office:value-type="string" office:string-value="E1">
            <text:p>E1</text:p>
          </table:table-cell>
          <table:table-cell table:style-name="ce3" table:formula="of:=DEC2HEX(ROUND(IF([.$B6]/COS([.BZ$2]*0.0174533)&lt;255;[.$B6]/COS([.BZ$2]*0.0174533);255);0)  ;2)" office:value-type="string" office:string-value="FF">
            <text:p>FF</text:p>
          </table:table-cell>
          <table:table-cell table:style-name="ce3" table:formula="of:=DEC2HEX(ROUND(IF([.$B6]/COS([.CA$2]*0.0174533)&lt;255;[.$B6]/COS([.CA$2]*0.0174533);255);0)  ;2)" office:value-type="string" office:string-value="FF">
            <text:p>FF</text:p>
          </table:table-cell>
          <table:table-cell table:style-name="ce3" table:formula="of:=DEC2HEX(ROUND(IF([.$B6]/COS([.CB$2]*0.0174533)&lt;255;[.$B6]/COS([.CB$2]*0.0174533);255);0)  ;2)" office:value-type="string" office:string-value="FF">
            <text:p>FF</text:p>
          </table:table-cell>
          <table:table-cell table:style-name="ce3" table:formula="of:=DEC2HEX(ROUND(IF([.$B6]/COS([.CC$2]*0.0174533)&lt;255;[.$B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]+1" office:value-type="float" office:value="3">
            <text:p>3</text:p>
          </table:table-cell>
          <table:table-cell table:style-name="ce2" table:formula="of:=[.B6]-1" office:value-type="float" office:value="124">
            <text:p>124</text:p>
          </table:table-cell>
          <table:table-cell table:formula="of:=DEC2HEX(ROUND(IF([.$B7]/[.C$3]&lt;127;127-[.$B7]/[.C$3];0) ;0) ;2)" office:value-type="string" office:string-value="03">
            <text:p>03</text:p>
          </table:table-cell>
          <table:table-cell table:formula="of:=DEC2HEX(ROUND(IF([.$B7]/[.D$3]&lt;127;127-[.$B7]/[.D$3];0) ;0) ;2)" office:value-type="string" office:string-value="02">
            <text:p>02</text:p>
          </table:table-cell>
          <table:table-cell table:formula="of:=DEC2HEX(ROUND(IF([.$B7]/[.E$3]&lt;127;127-[.$B7]/[.E$3];0) ;0) ;2)" office:value-type="string" office:string-value="01">
            <text:p>01</text:p>
          </table:table-cell>
          <table:table-cell table:formula="of:=DEC2HEX(ROUND(IF([.$B7]/[.F$3]&lt;127;127-[.$B7]/[.F$3];0) ;0) ;2)" office:value-type="string" office:string-value="00">
            <text:p>00</text:p>
          </table:table-cell>
          <table:table-cell table:formula="of:=DEC2HEX(ROUND(IF([.$B7]/[.G$3]&lt;127;127-[.$B7]/[.G$3];0) ;0) ;2)" office:value-type="string" office:string-value="00">
            <text:p>00</text:p>
          </table:table-cell>
          <table:table-cell table:formula="of:=DEC2HEX(ROUND(IF([.$B7]/[.H$3]&lt;127;127-[.$B7]/[.H$3];0) ;0) ;2)" office:value-type="string" office:string-value="00">
            <text:p>00</text:p>
          </table:table-cell>
          <table:table-cell table:formula="of:=DEC2HEX(ROUND(IF([.$B7]/[.I$3]&lt;127;127-[.$B7]/[.I$3];0) ;0) ;2)" office:value-type="string" office:string-value="00">
            <text:p>00</text:p>
          </table:table-cell>
          <table:table-cell table:formula="of:=DEC2HEX(ROUND(IF([.$B7]/[.J$3]&lt;127;127-[.$B7]/[.J$3];0) ;0) ;2)" office:value-type="string" office:string-value="00">
            <text:p>00</text:p>
          </table:table-cell>
          <table:table-cell table:formula="of:=DEC2HEX(ROUND(IF([.$B7]/[.K$3]&lt;127;127-[.$B7]/[.K$3];0) ;0) ;2)" office:value-type="string" office:string-value="00">
            <text:p>00</text:p>
          </table:table-cell>
          <table:table-cell table:formula="of:=DEC2HEX(ROUND(IF([.$B7]/[.L$3]&lt;127;127-[.$B7]/[.L$3];0) ;0) ;2)" office:value-type="string" office:string-value="00">
            <text:p>00</text:p>
          </table:table-cell>
          <table:table-cell table:style-name="ce3" table:formula="of:=DEC2HEX(ROUND(IF([.$B7]/[.M$3]&lt;127;127-[.$B7]/[.M$3];0) ;0) ;2)" office:value-type="string" office:string-value="00">
            <text:p>00</text:p>
          </table:table-cell>
          <table:table-cell table:style-name="ce3" table:formula="of:=DEC2HEX(ROUND(IF([.$B7]/[.N$3]&lt;127;127-[.$B7]/[.N$3];0) ;0) ;2)" office:value-type="string" office:string-value="00">
            <text:p>00</text:p>
          </table:table-cell>
          <table:table-cell table:style-name="ce3" table:formula="of:=DEC2HEX(ROUND(IF([.$B7]/[.O$3]&lt;127;127-[.$B7]/[.O$3];0) ;0) ;2)" office:value-type="string" office:string-value="00">
            <text:p>00</text:p>
          </table:table-cell>
          <table:table-cell table:style-name="ce3" table:formula="of:=DEC2HEX(ROUND(IF([.$B7]/[.P$3]&lt;127;127-[.$B7]/[.P$3];0) ;0) ;2)" office:value-type="string" office:string-value="00">
            <text:p>00</text:p>
          </table:table-cell>
          <table:table-cell table:style-name="ce3" table:formula="of:=DEC2HEX(ROUND(IF([.$B7]/[.Q$3]&lt;127;127-[.$B7]/[.Q$3];0) ;0) ;2)" office:value-type="string" office:string-value="00">
            <text:p>00</text:p>
          </table:table-cell>
          <table:table-cell table:style-name="ce3" table:formula="of:=DEC2HEX(ROUND(IF([.$B7]/[.R$3]&lt;127;127-[.$B7]/[.R$3];0) ;0) ;2)" office:value-type="string" office:string-value="00">
            <text:p>00</text:p>
          </table:table-cell>
          <table:table-cell table:style-name="ce3" table:formula="of:=DEC2HEX(ROUND(IF([.$B7]/[.S$3]&lt;127;[.$B7]/[.S$3];127) ;0) ;2)" office:value-type="float" office:value="0">
            <text:p>#ДЕЛ/0!</text:p>
          </table:table-cell>
          <table:table-cell table:style-name="ce3" table:formula="of:=DEC2HEX(ROUND(IF([.$B7]/[.T$3]&lt;127;[.$B7]/[.T$3];127) ;0) ;2)" office:value-type="string" office:string-value="FFFFFFFB0F">
            <text:p>FFFFFFFB0F</text:p>
          </table:table-cell>
          <table:table-cell table:style-name="ce3" table:formula="of:=DEC2HEX(ROUND(IF([.$B7]/[.U$3]&lt;127;[.$B7]/[.U$3];127) ;0) ;2)" office:value-type="string" office:string-value="FFFFFFFD84">
            <text:p>FFFFFFFD84</text:p>
          </table:table-cell>
          <table:table-cell table:style-name="ce3" table:formula="of:=DEC2HEX(ROUND(IF([.$B7]/[.V$3]&lt;127;[.$B7]/[.V$3];127) ;0) ;2)" office:value-type="string" office:string-value="FFFFFFFE54">
            <text:p>FFFFFFFE54</text:p>
          </table:table-cell>
          <table:table-cell table:style-name="ce3" table:formula="of:=DEC2HEX(ROUND(IF([.$B7]/[.W$3]&lt;127;[.$B7]/[.W$3];127) ;0) ;2)" office:value-type="string" office:string-value="FFFFFFFEBC">
            <text:p>FFFFFFFEBC</text:p>
          </table:table-cell>
          <table:table-cell table:style-name="ce3" table:formula="of:=DEC2HEX(ROUND(IF([.$B7]/[.X$3]&lt;127;[.$B7]/[.X$3];127) ;0) ;2)" office:value-type="string" office:string-value="FFFFFFFEF9">
            <text:p>FFFFFFFEF9</text:p>
          </table:table-cell>
          <table:table-cell table:style-name="ce3" table:formula="of:=DEC2HEX(ROUND(IF([.$B7]/[.Y$3]&lt;127;[.$B7]/[.Y$3];127) ;0) ;2)" office:value-type="string" office:string-value="FFFFFFFF21">
            <text:p>FFFFFFFF21</text:p>
          </table:table-cell>
          <table:table-cell table:style-name="ce3" table:formula="of:=DEC2HEX(ROUND(IF([.$B7]/[.Z$3]&lt;127;[.$B7]/[.Z$3];127) ;0) ;2)" office:value-type="string" office:string-value="FFFFFFFF3C">
            <text:p>FFFFFFFF3C</text:p>
          </table:table-cell>
          <table:table-cell table:style-name="ce3" table:formula="of:=DEC2HEX(ROUND(IF([.$B7]/[.AA$3]&lt;127;[.$B7]/[.AA$3];127) ;0) ;2)" office:value-type="string" office:string-value="FFFFFFFF51">
            <text:p>FFFFFFFF51</text:p>
          </table:table-cell>
          <table:table-cell table:style-name="ce3" table:formula="of:=DEC2HEX(ROUND(IF([.$B7]/[.AB$3]&lt;127;[.$B7]/[.AB$3];127) ;0) ;2)" office:value-type="string" office:string-value="FFFFFFFF60">
            <text:p>FFFFFFFF60</text:p>
          </table:table-cell>
          <table:table-cell table:style-name="ce3" table:formula="of:=DEC2HEX(ROUND(IF([.$B7]/[.AC$3]&lt;127;[.$B7]/[.AC$3];127) ;0) ;2)" office:value-type="string" office:string-value="FFFFFFFF6B">
            <text:p>FFFFFFFF6B</text:p>
          </table:table-cell>
          <table:table-cell table:style-name="ce3" table:formula="of:=DEC2HEX(ROUND(IF([.$B7]/[.AD$3]&lt;127;[.$B7]/[.AD$3];127) ;0) ;2)" office:value-type="string" office:string-value="FFFFFFFF73">
            <text:p>FFFFFFFF73</text:p>
          </table:table-cell>
          <table:table-cell table:style-name="ce3" table:formula="of:=DEC2HEX(ROUND(IF([.$B7]/[.AE$3]&lt;127;[.$B7]/[.AE$3];127) ;0) ;2)" office:value-type="string" office:string-value="FFFFFFFF7A">
            <text:p>FFFFFFFF7A</text:p>
          </table:table-cell>
          <table:table-cell table:style-name="ce3" table:formula="of:=DEC2HEX(ROUND(IF([.$B7]/[.AF$3]&lt;127;[.$B7]/[.AF$3];127) ;0) ;2)" office:value-type="string" office:string-value="FFFFFFFF7E">
            <text:p>FFFFFFFF7E</text:p>
          </table:table-cell>
          <table:table-cell table:style-name="ce3" table:formula="of:=DEC2HEX(ROUND(IF([.$B7]/[.AG$3]&lt;127;[.$B7]/[.AG$3];127) ;0) ;2)" office:value-type="string" office:string-value="FFFFFFFF82">
            <text:p>FFFFFFFF82</text:p>
          </table:table-cell>
          <table:table-cell table:style-name="ce3" table:formula="of:=DEC2HEX(ROUND(IF([.$B7]/[.AH$3]&lt;127;[.$B7]/[.AH$3];127) ;0) ;2)" office:value-type="string" office:string-value="FFFFFFFF83">
            <text:p>FFFFFFFF83</text:p>
          </table:table-cell>
          <table:table-cell table:style-name="ce3" table:formula="of:=DEC2HEX(ROUND(IF([.$B7]/[.AI$3]&lt;255;[.$B7]/[.AI$3];255) ;0) ;2)" office:value-type="string" office:string-value="FFFFFFFF84">
            <text:p>FFFFFFFF84</text:p>
          </table:table-cell>
          <table:table-cell table:style-name="ce3" table:formula="of:=DEC2HEX(ROUND(IF([.$B7]/COS([.AJ$2]*0.0174533)&lt;255;[.$B7]/COS([.AJ$2]*0.0174533);255);0)  ;2)" office:value-type="string" office:string-value="FFFFFFFF83">
            <text:p>FFFFFFFF83</text:p>
          </table:table-cell>
          <table:table-cell table:style-name="ce3" table:formula="of:=DEC2HEX(ROUND(IF([.$B7]/COS([.AK$2]*0.0174533)&lt;255;[.$B7]/COS([.AK$2]*0.0174533);255);0)  ;2)" office:value-type="string" office:string-value="FFFFFFFF82">
            <text:p>FFFFFFFF82</text:p>
          </table:table-cell>
          <table:table-cell table:style-name="ce3" table:formula="of:=DEC2HEX(ROUND(IF([.$B7]/COS([.AL$2]*0.0174533)&lt;255;[.$B7]/COS([.AL$2]*0.0174533);255);0)  ;2)" office:value-type="string" office:string-value="FFFFFFFF7E">
            <text:p>FFFFFFFF7E</text:p>
          </table:table-cell>
          <table:table-cell table:style-name="ce3" table:formula="of:=DEC2HEX(ROUND(IF([.$B7]/COS([.AM$2]*0.0174533)&lt;255;[.$B7]/COS([.AM$2]*0.0174533);255);0)  ;2)" office:value-type="string" office:string-value="FFFFFFFF7A">
            <text:p>FFFFFFFF7A</text:p>
          </table:table-cell>
          <table:table-cell table:style-name="ce3" table:formula="of:=DEC2HEX(ROUND(IF([.$B7]/COS([.AN$2]*0.0174533)&lt;255;[.$B7]/COS([.AN$2]*0.0174533);255);0)  ;2)" office:value-type="string" office:string-value="FFFFFFFF73">
            <text:p>FFFFFFFF73</text:p>
          </table:table-cell>
          <table:table-cell table:style-name="ce3" table:formula="of:=DEC2HEX(ROUND(IF([.$B7]/COS([.AO$2]*0.0174533)&lt;255;[.$B7]/COS([.AO$2]*0.0174533);255);0)  ;2)" office:value-type="string" office:string-value="FFFFFFFF6B">
            <text:p>FFFFFFFF6B</text:p>
          </table:table-cell>
          <table:table-cell table:style-name="ce3" table:formula="of:=DEC2HEX(ROUND(IF([.$B7]/COS([.AP$2]*0.0174533)&lt;255;[.$B7]/COS([.AP$2]*0.0174533);255);0)  ;2)" office:value-type="string" office:string-value="FFFFFFFF60">
            <text:p>FFFFFFFF60</text:p>
          </table:table-cell>
          <table:table-cell table:style-name="ce3" table:formula="of:=DEC2HEX(ROUND(IF([.$B7]/COS([.AQ$2]*0.0174533)&lt;255;[.$B7]/COS([.AQ$2]*0.0174533);255);0)  ;2)" office:value-type="string" office:string-value="FFFFFFFF51">
            <text:p>FFFFFFFF51</text:p>
          </table:table-cell>
          <table:table-cell table:style-name="ce3" table:formula="of:=DEC2HEX(ROUND(IF([.$B7]/COS([.AR$2]*0.0174533)&lt;255;[.$B7]/COS([.AR$2]*0.0174533);255);0)  ;2)" office:value-type="string" office:string-value="FFFFFFFF3D">
            <text:p>FFFFFFFF3D</text:p>
          </table:table-cell>
          <table:table-cell table:style-name="ce3" table:formula="of:=DEC2HEX(ROUND(IF([.$B7]/COS([.AS$2]*0.0174533)&lt;255;[.$B7]/COS([.AS$2]*0.0174533);255);0)  ;2)" office:value-type="string" office:string-value="FFFFFFFF21">
            <text:p>FFFFFFFF21</text:p>
          </table:table-cell>
          <table:table-cell table:style-name="ce3" table:formula="of:=DEC2HEX(ROUND(IF([.$B7]/COS([.AT$2]*0.0174533)&lt;255;[.$B7]/COS([.AT$2]*0.0174533);255);0)  ;2)" office:value-type="string" office:string-value="FFFFFFFEF9">
            <text:p>FFFFFFFEF9</text:p>
          </table:table-cell>
          <table:table-cell table:style-name="ce3" table:formula="of:=DEC2HEX(ROUND(IF([.$B7]/COS([.AU$2]*0.0174533)&lt;255;[.$B7]/COS([.AU$2]*0.0174533);255);0)  ;2)" office:value-type="string" office:string-value="FFFFFFFEBC">
            <text:p>FFFFFFFEBC</text:p>
          </table:table-cell>
          <table:table-cell table:style-name="ce3" table:formula="of:=DEC2HEX(ROUND(IF([.$B7]/COS([.AV$2]*0.0174533)&lt;255;[.$B7]/COS([.AV$2]*0.0174533);255);0)  ;2)" office:value-type="string" office:string-value="FFFFFFFE55">
            <text:p>FFFFFFFE55</text:p>
          </table:table-cell>
          <table:table-cell table:style-name="ce3" table:formula="of:=DEC2HEX(ROUND(IF([.$B7]/COS([.AW$2]*0.0174533)&lt;255;[.$B7]/COS([.AW$2]*0.0174533);255);0)  ;2)" office:value-type="string" office:string-value="FFFFFFFD84">
            <text:p>FFFFFFFD84</text:p>
          </table:table-cell>
          <table:table-cell table:style-name="ce3" table:formula="of:=DEC2HEX(ROUND(IF([.$B7]/COS([.AX$2]*0.0174533)&lt;255;[.$B7]/COS([.AX$2]*0.0174533);255);0)  ;2)" office:value-type="string" office:string-value="FFFFFFFB0F">
            <text:p>FFFFFFFB0F</text:p>
          </table:table-cell>
          <table:table-cell table:style-name="ce3" table:formula="of:=DEC2HEX(ROUND(IF([.$B7]/COS([.AY$2]*0.0174533)&lt;255;[.$B7]/COS([.AY$2]*0.0174533);255);0)  ;2)" office:value-type="string" office:string-value="FF">
            <text:p>FF</text:p>
          </table:table-cell>
          <table:table-cell table:style-name="ce3" table:formula="of:=DEC2HEX(ROUND(IF([.$B7]/COS([.AZ$2]*0.0174533)&lt;255;[.$B7]/COS([.AZ$2]*0.0174533);255);0)  ;2)" office:value-type="string" office:string-value="FF">
            <text:p>FF</text:p>
          </table:table-cell>
          <table:table-cell table:style-name="ce3" table:formula="of:=DEC2HEX(ROUND(IF([.$B7]/COS([.BA$2]*0.0174533)&lt;255;[.$B7]/COS([.BA$2]*0.0174533);255);0)  ;2)" office:value-type="string" office:string-value="FF">
            <text:p>FF</text:p>
          </table:table-cell>
          <table:table-cell table:style-name="ce3" table:formula="of:=DEC2HEX(ROUND(IF([.$B7]/COS([.BB$2]*0.0174533)&lt;255;[.$B7]/COS([.BB$2]*0.0174533);255);0)  ;2)" office:value-type="string" office:string-value="FF">
            <text:p>FF</text:p>
          </table:table-cell>
          <table:table-cell table:style-name="ce3" table:formula="of:=DEC2HEX(ROUND(IF([.$B7]/COS([.BC$2]*0.0174533)&lt;255;[.$B7]/COS([.BC$2]*0.0174533);255);0)  ;2)" office:value-type="string" office:string-value="FF">
            <text:p>FF</text:p>
          </table:table-cell>
          <table:table-cell table:style-name="ce3" table:formula="of:=DEC2HEX(ROUND(IF([.$B7]/COS([.BD$2]*0.0174533)&lt;255;[.$B7]/COS([.BD$2]*0.0174533);255);0)  ;2)" office:value-type="string" office:string-value="FF">
            <text:p>FF</text:p>
          </table:table-cell>
          <table:table-cell table:style-name="ce3" table:formula="of:=DEC2HEX(ROUND(IF([.$B7]/COS([.BE$2]*0.0174533)&lt;255;[.$B7]/COS([.BE$2]*0.0174533);255);0)  ;2)" office:value-type="string" office:string-value="DF">
            <text:p>DF</text:p>
          </table:table-cell>
          <table:table-cell table:style-name="ce3" table:formula="of:=DEC2HEX(ROUND(IF([.$B7]/COS([.BF$2]*0.0174533)&lt;255;[.$B7]/COS([.BF$2]*0.0174533);255);0)  ;2)" office:value-type="string" office:string-value="C3">
            <text:p>C3</text:p>
          </table:table-cell>
          <table:table-cell table:style-name="ce3" table:formula="of:=DEC2HEX(ROUND(IF([.$B7]/COS([.BG$2]*0.0174533)&lt;255;[.$B7]/COS([.BG$2]*0.0174533);255);0)  ;2)" office:value-type="string" office:string-value="AF">
            <text:p>AF</text:p>
          </table:table-cell>
          <table:table-cell table:style-name="ce3" table:formula="of:=DEC2HEX(ROUND(IF([.$B7]/COS([.BH$2]*0.0174533)&lt;255;[.$B7]/COS([.BH$2]*0.0174533);255);0)  ;2)" office:value-type="string" office:string-value="A0">
            <text:p>A0</text:p>
          </table:table-cell>
          <table:table-cell table:style-name="ce3" table:formula="of:=DEC2HEX(ROUND(IF([.$B7]/COS([.BI$2]*0.0174533)&lt;255;[.$B7]/COS([.BI$2]*0.0174533);255);0)  ;2)" office:value-type="string" office:string-value="95">
            <text:p>95</text:p>
          </table:table-cell>
          <table:table-cell table:style-name="ce3" table:formula="of:=DEC2HEX(ROUND(IF([.$B7]/COS([.BJ$2]*0.0174533)&lt;255;[.$B7]/COS([.BJ$2]*0.0174533);255);0)  ;2)" office:value-type="string" office:string-value="8D">
            <text:p>8D</text:p>
          </table:table-cell>
          <table:table-cell table:style-name="ce3" table:formula="of:=DEC2HEX(ROUND(IF([.$B7]/COS([.BK$2]*0.0174533)&lt;255;[.$B7]/COS([.BK$2]*0.0174533);255);0)  ;2)" office:value-type="string" office:string-value="86">
            <text:p>86</text:p>
          </table:table-cell>
          <table:table-cell table:style-name="ce3" table:formula="of:=DEC2HEX(ROUND(IF([.$B7]/COS([.BL$2]*0.0174533)&lt;255;[.$B7]/COS([.BL$2]*0.0174533);255);0)  ;2)" office:value-type="string" office:string-value="82">
            <text:p>82</text:p>
          </table:table-cell>
          <table:table-cell table:style-name="ce3" table:formula="of:=DEC2HEX(ROUND(IF([.$B7]/COS([.BM$2]*0.0174533)&lt;255;[.$B7]/COS([.BM$2]*0.0174533);255);0)  ;2)" office:value-type="string" office:string-value="7E">
            <text:p>7E</text:p>
          </table:table-cell>
          <table:table-cell table:style-name="ce3" table:formula="of:=DEC2HEX(ROUND(IF([.$B7]/COS([.BN$2]*0.0174533)&lt;255;[.$B7]/COS([.BN$2]*0.0174533);255);0)  ;2)" office:value-type="string" office:string-value="7D">
            <text:p>7D</text:p>
          </table:table-cell>
          <table:table-cell table:style-name="ce3" table:formula="of:=DEC2HEX(ROUND(IF([.$B7]/COS([.BO$2]*0.0174533)&lt;255;[.$B7]/COS([.BO$2]*0.0174533);255);0)  ;2)" office:value-type="string" office:string-value="7C">
            <text:p>7C</text:p>
          </table:table-cell>
          <table:table-cell table:style-name="ce3" table:formula="of:=DEC2HEX(ROUND(IF([.$B7]/COS([.BP$2]*0.0174533)&lt;255;[.$B7]/COS([.BP$2]*0.0174533);255);0)  ;2)" office:value-type="string" office:string-value="7D">
            <text:p>7D</text:p>
          </table:table-cell>
          <table:table-cell table:style-name="ce3" table:formula="of:=DEC2HEX(ROUND(IF([.$B7]/COS([.BQ$2]*0.0174533)&lt;255;[.$B7]/COS([.BQ$2]*0.0174533);255);0)  ;2)" office:value-type="string" office:string-value="7E">
            <text:p>7E</text:p>
          </table:table-cell>
          <table:table-cell table:style-name="ce3" table:formula="of:=DEC2HEX(ROUND(IF([.$B7]/COS([.BR$2]*0.0174533)&lt;255;[.$B7]/COS([.BR$2]*0.0174533);255);0)  ;2)" office:value-type="string" office:string-value="82">
            <text:p>82</text:p>
          </table:table-cell>
          <table:table-cell table:style-name="ce3" table:formula="of:=DEC2HEX(ROUND(IF([.$B7]/COS([.BS$2]*0.0174533)&lt;255;[.$B7]/COS([.BS$2]*0.0174533);255);0)  ;2)" office:value-type="string" office:string-value="86">
            <text:p>86</text:p>
          </table:table-cell>
          <table:table-cell table:style-name="ce3" table:formula="of:=DEC2HEX(ROUND(IF([.$B7]/COS([.BT$2]*0.0174533)&lt;255;[.$B7]/COS([.BT$2]*0.0174533);255);0)  ;2)" office:value-type="string" office:string-value="8D">
            <text:p>8D</text:p>
          </table:table-cell>
          <table:table-cell table:style-name="ce3" table:formula="of:=DEC2HEX(ROUND(IF([.$B7]/COS([.BU$2]*0.0174533)&lt;255;[.$B7]/COS([.BU$2]*0.0174533);255);0)  ;2)" office:value-type="string" office:string-value="95">
            <text:p>95</text:p>
          </table:table-cell>
          <table:table-cell table:style-name="ce3" table:formula="of:=DEC2HEX(ROUND(IF([.$B7]/COS([.BV$2]*0.0174533)&lt;255;[.$B7]/COS([.BV$2]*0.0174533);255);0)  ;2)" office:value-type="string" office:string-value="A0">
            <text:p>A0</text:p>
          </table:table-cell>
          <table:table-cell table:style-name="ce3" table:formula="of:=DEC2HEX(ROUND(IF([.$B7]/COS([.BW$2]*0.0174533)&lt;255;[.$B7]/COS([.BW$2]*0.0174533);255);0)  ;2)" office:value-type="string" office:string-value="AF">
            <text:p>AF</text:p>
          </table:table-cell>
          <table:table-cell table:style-name="ce3" table:formula="of:=DEC2HEX(ROUND(IF([.$B7]/COS([.BX$2]*0.0174533)&lt;255;[.$B7]/COS([.BX$2]*0.0174533);255);0)  ;2)" office:value-type="string" office:string-value="C3">
            <text:p>C3</text:p>
          </table:table-cell>
          <table:table-cell table:style-name="ce3" table:formula="of:=DEC2HEX(ROUND(IF([.$B7]/COS([.BY$2]*0.0174533)&lt;255;[.$B7]/COS([.BY$2]*0.0174533);255);0)  ;2)" office:value-type="string" office:string-value="DF">
            <text:p>DF</text:p>
          </table:table-cell>
          <table:table-cell table:style-name="ce3" table:formula="of:=DEC2HEX(ROUND(IF([.$B7]/COS([.BZ$2]*0.0174533)&lt;255;[.$B7]/COS([.BZ$2]*0.0174533);255);0)  ;2)" office:value-type="string" office:string-value="FF">
            <text:p>FF</text:p>
          </table:table-cell>
          <table:table-cell table:style-name="ce3" table:formula="of:=DEC2HEX(ROUND(IF([.$B7]/COS([.CA$2]*0.0174533)&lt;255;[.$B7]/COS([.CA$2]*0.0174533);255);0)  ;2)" office:value-type="string" office:string-value="FF">
            <text:p>FF</text:p>
          </table:table-cell>
          <table:table-cell table:style-name="ce3" table:formula="of:=DEC2HEX(ROUND(IF([.$B7]/COS([.CB$2]*0.0174533)&lt;255;[.$B7]/COS([.CB$2]*0.0174533);255);0)  ;2)" office:value-type="string" office:string-value="FF">
            <text:p>FF</text:p>
          </table:table-cell>
          <table:table-cell table:style-name="ce3" table:formula="of:=DEC2HEX(ROUND(IF([.$B7]/COS([.CC$2]*0.0174533)&lt;255;[.$B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]+1" office:value-type="float" office:value="4">
            <text:p>4</text:p>
          </table:table-cell>
          <table:table-cell table:style-name="ce2" table:formula="of:=[.B7]-1" office:value-type="float" office:value="123">
            <text:p>123</text:p>
          </table:table-cell>
          <table:table-cell table:formula="of:=DEC2HEX(ROUND(IF([.$B8]/[.C$3]&lt;127;127-[.$B8]/[.C$3];0) ;0) ;2)" office:value-type="string" office:string-value="04">
            <text:p>04</text:p>
          </table:table-cell>
          <table:table-cell table:formula="of:=DEC2HEX(ROUND(IF([.$B8]/[.D$3]&lt;127;127-[.$B8]/[.D$3];0) ;0) ;2)" office:value-type="string" office:string-value="03">
            <text:p>03</text:p>
          </table:table-cell>
          <table:table-cell table:formula="of:=DEC2HEX(ROUND(IF([.$B8]/[.E$3]&lt;127;127-[.$B8]/[.E$3];0) ;0) ;2)" office:value-type="string" office:string-value="02">
            <text:p>02</text:p>
          </table:table-cell>
          <table:table-cell table:formula="of:=DEC2HEX(ROUND(IF([.$B8]/[.F$3]&lt;127;127-[.$B8]/[.F$3];0) ;0) ;2)" office:value-type="string" office:string-value="00">
            <text:p>00</text:p>
          </table:table-cell>
          <table:table-cell table:formula="of:=DEC2HEX(ROUND(IF([.$B8]/[.G$3]&lt;127;127-[.$B8]/[.G$3];0) ;0) ;2)" office:value-type="string" office:string-value="00">
            <text:p>00</text:p>
          </table:table-cell>
          <table:table-cell table:formula="of:=DEC2HEX(ROUND(IF([.$B8]/[.H$3]&lt;127;127-[.$B8]/[.H$3];0) ;0) ;2)" office:value-type="string" office:string-value="00">
            <text:p>00</text:p>
          </table:table-cell>
          <table:table-cell table:formula="of:=DEC2HEX(ROUND(IF([.$B8]/[.I$3]&lt;127;127-[.$B8]/[.I$3];0) ;0) ;2)" office:value-type="string" office:string-value="00">
            <text:p>00</text:p>
          </table:table-cell>
          <table:table-cell table:formula="of:=DEC2HEX(ROUND(IF([.$B8]/[.J$3]&lt;127;127-[.$B8]/[.J$3];0) ;0) ;2)" office:value-type="string" office:string-value="00">
            <text:p>00</text:p>
          </table:table-cell>
          <table:table-cell table:formula="of:=DEC2HEX(ROUND(IF([.$B8]/[.K$3]&lt;127;127-[.$B8]/[.K$3];0) ;0) ;2)" office:value-type="string" office:string-value="00">
            <text:p>00</text:p>
          </table:table-cell>
          <table:table-cell table:formula="of:=DEC2HEX(ROUND(IF([.$B8]/[.L$3]&lt;127;127-[.$B8]/[.L$3];0) ;0) ;2)" office:value-type="string" office:string-value="00">
            <text:p>00</text:p>
          </table:table-cell>
          <table:table-cell table:style-name="ce3" table:formula="of:=DEC2HEX(ROUND(IF([.$B8]/[.M$3]&lt;127;127-[.$B8]/[.M$3];0) ;0) ;2)" office:value-type="string" office:string-value="00">
            <text:p>00</text:p>
          </table:table-cell>
          <table:table-cell table:style-name="ce3" table:formula="of:=DEC2HEX(ROUND(IF([.$B8]/[.N$3]&lt;127;127-[.$B8]/[.N$3];0) ;0) ;2)" office:value-type="string" office:string-value="00">
            <text:p>00</text:p>
          </table:table-cell>
          <table:table-cell table:style-name="ce3" table:formula="of:=DEC2HEX(ROUND(IF([.$B8]/[.O$3]&lt;127;127-[.$B8]/[.O$3];0) ;0) ;2)" office:value-type="string" office:string-value="00">
            <text:p>00</text:p>
          </table:table-cell>
          <table:table-cell table:style-name="ce3" table:formula="of:=DEC2HEX(ROUND(IF([.$B8]/[.P$3]&lt;127;127-[.$B8]/[.P$3];0) ;0) ;2)" office:value-type="string" office:string-value="00">
            <text:p>00</text:p>
          </table:table-cell>
          <table:table-cell table:style-name="ce3" table:formula="of:=DEC2HEX(ROUND(IF([.$B8]/[.Q$3]&lt;127;127-[.$B8]/[.Q$3];0) ;0) ;2)" office:value-type="string" office:string-value="00">
            <text:p>00</text:p>
          </table:table-cell>
          <table:table-cell table:style-name="ce3" table:formula="of:=DEC2HEX(ROUND(IF([.$B8]/[.R$3]&lt;127;127-[.$B8]/[.R$3];0) ;0) ;2)" office:value-type="string" office:string-value="00">
            <text:p>00</text:p>
          </table:table-cell>
          <table:table-cell table:style-name="ce3" table:formula="of:=DEC2HEX(ROUND(IF([.$B8]/[.S$3]&lt;127;[.$B8]/[.S$3];127) ;0) ;2)" office:value-type="float" office:value="0">
            <text:p>#ДЕЛ/0!</text:p>
          </table:table-cell>
          <table:table-cell table:style-name="ce3" table:formula="of:=DEC2HEX(ROUND(IF([.$B8]/[.T$3]&lt;127;[.$B8]/[.T$3];127) ;0) ;2)" office:value-type="string" office:string-value="FFFFFFFB19">
            <text:p>FFFFFFFB19</text:p>
          </table:table-cell>
          <table:table-cell table:style-name="ce3" table:formula="of:=DEC2HEX(ROUND(IF([.$B8]/[.U$3]&lt;127;[.$B8]/[.U$3];127) ;0) ;2)" office:value-type="string" office:string-value="FFFFFFFD89">
            <text:p>FFFFFFFD89</text:p>
          </table:table-cell>
          <table:table-cell table:style-name="ce3" table:formula="of:=DEC2HEX(ROUND(IF([.$B8]/[.V$3]&lt;127;[.$B8]/[.V$3];127) ;0) ;2)" office:value-type="string" office:string-value="FFFFFFFE58">
            <text:p>FFFFFFFE58</text:p>
          </table:table-cell>
          <table:table-cell table:style-name="ce3" table:formula="of:=DEC2HEX(ROUND(IF([.$B8]/[.W$3]&lt;127;[.$B8]/[.W$3];127) ;0) ;2)" office:value-type="string" office:string-value="FFFFFFFEBF">
            <text:p>FFFFFFFEBF</text:p>
          </table:table-cell>
          <table:table-cell table:style-name="ce3" table:formula="of:=DEC2HEX(ROUND(IF([.$B8]/[.X$3]&lt;127;[.$B8]/[.X$3];127) ;0) ;2)" office:value-type="string" office:string-value="FFFFFFFEFB">
            <text:p>FFFFFFFEFB</text:p>
          </table:table-cell>
          <table:table-cell table:style-name="ce3" table:formula="of:=DEC2HEX(ROUND(IF([.$B8]/[.Y$3]&lt;127;[.$B8]/[.Y$3];127) ;0) ;2)" office:value-type="string" office:string-value="FFFFFFFF23">
            <text:p>FFFFFFFF23</text:p>
          </table:table-cell>
          <table:table-cell table:style-name="ce3" table:formula="of:=DEC2HEX(ROUND(IF([.$B8]/[.Z$3]&lt;127;[.$B8]/[.Z$3];127) ;0) ;2)" office:value-type="string" office:string-value="FFFFFFFF3E">
            <text:p>FFFFFFFF3E</text:p>
          </table:table-cell>
          <table:table-cell table:style-name="ce3" table:formula="of:=DEC2HEX(ROUND(IF([.$B8]/[.AA$3]&lt;127;[.$B8]/[.AA$3];127) ;0) ;2)" office:value-type="string" office:string-value="FFFFFFFF52">
            <text:p>FFFFFFFF52</text:p>
          </table:table-cell>
          <table:table-cell table:style-name="ce3" table:formula="of:=DEC2HEX(ROUND(IF([.$B8]/[.AB$3]&lt;127;[.$B8]/[.AB$3];127) ;0) ;2)" office:value-type="string" office:string-value="FFFFFFFF61">
            <text:p>FFFFFFFF61</text:p>
          </table:table-cell>
          <table:table-cell table:style-name="ce3" table:formula="of:=DEC2HEX(ROUND(IF([.$B8]/[.AC$3]&lt;127;[.$B8]/[.AC$3];127) ;0) ;2)" office:value-type="string" office:string-value="FFFFFFFF6C">
            <text:p>FFFFFFFF6C</text:p>
          </table:table-cell>
          <table:table-cell table:style-name="ce3" table:formula="of:=DEC2HEX(ROUND(IF([.$B8]/[.AD$3]&lt;127;[.$B8]/[.AD$3];127) ;0) ;2)" office:value-type="string" office:string-value="FFFFFFFF75">
            <text:p>FFFFFFFF75</text:p>
          </table:table-cell>
          <table:table-cell table:style-name="ce3" table:formula="of:=DEC2HEX(ROUND(IF([.$B8]/[.AE$3]&lt;127;[.$B8]/[.AE$3];127) ;0) ;2)" office:value-type="string" office:string-value="FFFFFFFF7B">
            <text:p>FFFFFFFF7B</text:p>
          </table:table-cell>
          <table:table-cell table:style-name="ce3" table:formula="of:=DEC2HEX(ROUND(IF([.$B8]/[.AF$3]&lt;127;[.$B8]/[.AF$3];127) ;0) ;2)" office:value-type="string" office:string-value="FFFFFFFF7F">
            <text:p>FFFFFFFF7F</text:p>
          </table:table-cell>
          <table:table-cell table:style-name="ce3" table:formula="of:=DEC2HEX(ROUND(IF([.$B8]/[.AG$3]&lt;127;[.$B8]/[.AG$3];127) ;0) ;2)" office:value-type="string" office:string-value="FFFFFFFF83">
            <text:p>FFFFFFFF83</text:p>
          </table:table-cell>
          <table:table-cell table:style-name="ce3" table:formula="of:=DEC2HEX(ROUND(IF([.$B8]/[.AH$3]&lt;127;[.$B8]/[.AH$3];127) ;0) ;2)" office:value-type="string" office:string-value="FFFFFFFF84">
            <text:p>FFFFFFFF84</text:p>
          </table:table-cell>
          <table:table-cell table:style-name="ce3" table:formula="of:=DEC2HEX(ROUND(IF([.$B8]/[.AI$3]&lt;255;[.$B8]/[.AI$3];255) ;0) ;2)" office:value-type="string" office:string-value="FFFFFFFF85">
            <text:p>FFFFFFFF85</text:p>
          </table:table-cell>
          <table:table-cell table:style-name="ce3" table:formula="of:=DEC2HEX(ROUND(IF([.$B8]/COS([.AJ$2]*0.0174533)&lt;255;[.$B8]/COS([.AJ$2]*0.0174533);255);0)  ;2)" office:value-type="string" office:string-value="FFFFFFFF84">
            <text:p>FFFFFFFF84</text:p>
          </table:table-cell>
          <table:table-cell table:style-name="ce3" table:formula="of:=DEC2HEX(ROUND(IF([.$B8]/COS([.AK$2]*0.0174533)&lt;255;[.$B8]/COS([.AK$2]*0.0174533);255);0)  ;2)" office:value-type="string" office:string-value="FFFFFFFF83">
            <text:p>FFFFFFFF83</text:p>
          </table:table-cell>
          <table:table-cell table:style-name="ce3" table:formula="of:=DEC2HEX(ROUND(IF([.$B8]/COS([.AL$2]*0.0174533)&lt;255;[.$B8]/COS([.AL$2]*0.0174533);255);0)  ;2)" office:value-type="string" office:string-value="FFFFFFFF7F">
            <text:p>FFFFFFFF7F</text:p>
          </table:table-cell>
          <table:table-cell table:style-name="ce3" table:formula="of:=DEC2HEX(ROUND(IF([.$B8]/COS([.AM$2]*0.0174533)&lt;255;[.$B8]/COS([.AM$2]*0.0174533);255);0)  ;2)" office:value-type="string" office:string-value="FFFFFFFF7B">
            <text:p>FFFFFFFF7B</text:p>
          </table:table-cell>
          <table:table-cell table:style-name="ce3" table:formula="of:=DEC2HEX(ROUND(IF([.$B8]/COS([.AN$2]*0.0174533)&lt;255;[.$B8]/COS([.AN$2]*0.0174533);255);0)  ;2)" office:value-type="string" office:string-value="FFFFFFFF75">
            <text:p>FFFFFFFF75</text:p>
          </table:table-cell>
          <table:table-cell table:style-name="ce3" table:formula="of:=DEC2HEX(ROUND(IF([.$B8]/COS([.AO$2]*0.0174533)&lt;255;[.$B8]/COS([.AO$2]*0.0174533);255);0)  ;2)" office:value-type="string" office:string-value="FFFFFFFF6C">
            <text:p>FFFFFFFF6C</text:p>
          </table:table-cell>
          <table:table-cell table:style-name="ce3" table:formula="of:=DEC2HEX(ROUND(IF([.$B8]/COS([.AP$2]*0.0174533)&lt;255;[.$B8]/COS([.AP$2]*0.0174533);255);0)  ;2)" office:value-type="string" office:string-value="FFFFFFFF61">
            <text:p>FFFFFFFF61</text:p>
          </table:table-cell>
          <table:table-cell table:style-name="ce3" table:formula="of:=DEC2HEX(ROUND(IF([.$B8]/COS([.AQ$2]*0.0174533)&lt;255;[.$B8]/COS([.AQ$2]*0.0174533);255);0)  ;2)" office:value-type="string" office:string-value="FFFFFFFF52">
            <text:p>FFFFFFFF52</text:p>
          </table:table-cell>
          <table:table-cell table:style-name="ce3" table:formula="of:=DEC2HEX(ROUND(IF([.$B8]/COS([.AR$2]*0.0174533)&lt;255;[.$B8]/COS([.AR$2]*0.0174533);255);0)  ;2)" office:value-type="string" office:string-value="FFFFFFFF3E">
            <text:p>FFFFFFFF3E</text:p>
          </table:table-cell>
          <table:table-cell table:style-name="ce3" table:formula="of:=DEC2HEX(ROUND(IF([.$B8]/COS([.AS$2]*0.0174533)&lt;255;[.$B8]/COS([.AS$2]*0.0174533);255);0)  ;2)" office:value-type="string" office:string-value="FFFFFFFF23">
            <text:p>FFFFFFFF23</text:p>
          </table:table-cell>
          <table:table-cell table:style-name="ce3" table:formula="of:=DEC2HEX(ROUND(IF([.$B8]/COS([.AT$2]*0.0174533)&lt;255;[.$B8]/COS([.AT$2]*0.0174533);255);0)  ;2)" office:value-type="string" office:string-value="FFFFFFFEFB">
            <text:p>FFFFFFFEFB</text:p>
          </table:table-cell>
          <table:table-cell table:style-name="ce3" table:formula="of:=DEC2HEX(ROUND(IF([.$B8]/COS([.AU$2]*0.0174533)&lt;255;[.$B8]/COS([.AU$2]*0.0174533);255);0)  ;2)" office:value-type="string" office:string-value="FFFFFFFEBF">
            <text:p>FFFFFFFEBF</text:p>
          </table:table-cell>
          <table:table-cell table:style-name="ce3" table:formula="of:=DEC2HEX(ROUND(IF([.$B8]/COS([.AV$2]*0.0174533)&lt;255;[.$B8]/COS([.AV$2]*0.0174533);255);0)  ;2)" office:value-type="string" office:string-value="FFFFFFFE58">
            <text:p>FFFFFFFE58</text:p>
          </table:table-cell>
          <table:table-cell table:style-name="ce3" table:formula="of:=DEC2HEX(ROUND(IF([.$B8]/COS([.AW$2]*0.0174533)&lt;255;[.$B8]/COS([.AW$2]*0.0174533);255);0)  ;2)" office:value-type="string" office:string-value="FFFFFFFD8A">
            <text:p>FFFFFFFD8A</text:p>
          </table:table-cell>
          <table:table-cell table:style-name="ce3" table:formula="of:=DEC2HEX(ROUND(IF([.$B8]/COS([.AX$2]*0.0174533)&lt;255;[.$B8]/COS([.AX$2]*0.0174533);255);0)  ;2)" office:value-type="string" office:string-value="FFFFFFFB19">
            <text:p>FFFFFFFB19</text:p>
          </table:table-cell>
          <table:table-cell table:style-name="ce3" table:formula="of:=DEC2HEX(ROUND(IF([.$B8]/COS([.AY$2]*0.0174533)&lt;255;[.$B8]/COS([.AY$2]*0.0174533);255);0)  ;2)" office:value-type="string" office:string-value="FF">
            <text:p>FF</text:p>
          </table:table-cell>
          <table:table-cell table:style-name="ce3" table:formula="of:=DEC2HEX(ROUND(IF([.$B8]/COS([.AZ$2]*0.0174533)&lt;255;[.$B8]/COS([.AZ$2]*0.0174533);255);0)  ;2)" office:value-type="string" office:string-value="FF">
            <text:p>FF</text:p>
          </table:table-cell>
          <table:table-cell table:style-name="ce3" table:formula="of:=DEC2HEX(ROUND(IF([.$B8]/COS([.BA$2]*0.0174533)&lt;255;[.$B8]/COS([.BA$2]*0.0174533);255);0)  ;2)" office:value-type="string" office:string-value="FF">
            <text:p>FF</text:p>
          </table:table-cell>
          <table:table-cell table:style-name="ce3" table:formula="of:=DEC2HEX(ROUND(IF([.$B8]/COS([.BB$2]*0.0174533)&lt;255;[.$B8]/COS([.BB$2]*0.0174533);255);0)  ;2)" office:value-type="string" office:string-value="FF">
            <text:p>FF</text:p>
          </table:table-cell>
          <table:table-cell table:style-name="ce3" table:formula="of:=DEC2HEX(ROUND(IF([.$B8]/COS([.BC$2]*0.0174533)&lt;255;[.$B8]/COS([.BC$2]*0.0174533);255);0)  ;2)" office:value-type="string" office:string-value="FF">
            <text:p>FF</text:p>
          </table:table-cell>
          <table:table-cell table:style-name="ce3" table:formula="of:=DEC2HEX(ROUND(IF([.$B8]/COS([.BD$2]*0.0174533)&lt;255;[.$B8]/COS([.BD$2]*0.0174533);255);0)  ;2)" office:value-type="string" office:string-value="FF">
            <text:p>FF</text:p>
          </table:table-cell>
          <table:table-cell table:style-name="ce3" table:formula="of:=DEC2HEX(ROUND(IF([.$B8]/COS([.BE$2]*0.0174533)&lt;255;[.$B8]/COS([.BE$2]*0.0174533);255);0)  ;2)" office:value-type="string" office:string-value="DD">
            <text:p>DD</text:p>
          </table:table-cell>
          <table:table-cell table:style-name="ce3" table:formula="of:=DEC2HEX(ROUND(IF([.$B8]/COS([.BF$2]*0.0174533)&lt;255;[.$B8]/COS([.BF$2]*0.0174533);255);0)  ;2)" office:value-type="string" office:string-value="C2">
            <text:p>C2</text:p>
          </table:table-cell>
          <table:table-cell table:style-name="ce3" table:formula="of:=DEC2HEX(ROUND(IF([.$B8]/COS([.BG$2]*0.0174533)&lt;255;[.$B8]/COS([.BG$2]*0.0174533);255);0)  ;2)" office:value-type="string" office:string-value="AE">
            <text:p>AE</text:p>
          </table:table-cell>
          <table:table-cell table:style-name="ce3" table:formula="of:=DEC2HEX(ROUND(IF([.$B8]/COS([.BH$2]*0.0174533)&lt;255;[.$B8]/COS([.BH$2]*0.0174533);255);0)  ;2)" office:value-type="string" office:string-value="9F">
            <text:p>9F</text:p>
          </table:table-cell>
          <table:table-cell table:style-name="ce3" table:formula="of:=DEC2HEX(ROUND(IF([.$B8]/COS([.BI$2]*0.0174533)&lt;255;[.$B8]/COS([.BI$2]*0.0174533);255);0)  ;2)" office:value-type="string" office:string-value="94">
            <text:p>94</text:p>
          </table:table-cell>
          <table:table-cell table:style-name="ce3" table:formula="of:=DEC2HEX(ROUND(IF([.$B8]/COS([.BJ$2]*0.0174533)&lt;255;[.$B8]/COS([.BJ$2]*0.0174533);255);0)  ;2)" office:value-type="string" office:string-value="8B">
            <text:p>8B</text:p>
          </table:table-cell>
          <table:table-cell table:style-name="ce3" table:formula="of:=DEC2HEX(ROUND(IF([.$B8]/COS([.BK$2]*0.0174533)&lt;255;[.$B8]/COS([.BK$2]*0.0174533);255);0)  ;2)" office:value-type="string" office:string-value="85">
            <text:p>85</text:p>
          </table:table-cell>
          <table:table-cell table:style-name="ce3" table:formula="of:=DEC2HEX(ROUND(IF([.$B8]/COS([.BL$2]*0.0174533)&lt;255;[.$B8]/COS([.BL$2]*0.0174533);255);0)  ;2)" office:value-type="string" office:string-value="81">
            <text:p>81</text:p>
          </table:table-cell>
          <table:table-cell table:style-name="ce3" table:formula="of:=DEC2HEX(ROUND(IF([.$B8]/COS([.BM$2]*0.0174533)&lt;255;[.$B8]/COS([.BM$2]*0.0174533);255);0)  ;2)" office:value-type="string" office:string-value="7D">
            <text:p>7D</text:p>
          </table:table-cell>
          <table:table-cell table:style-name="ce3" table:formula="of:=DEC2HEX(ROUND(IF([.$B8]/COS([.BN$2]*0.0174533)&lt;255;[.$B8]/COS([.BN$2]*0.0174533);255);0)  ;2)" office:value-type="string" office:string-value="7C">
            <text:p>7C</text:p>
          </table:table-cell>
          <table:table-cell table:style-name="ce3" table:formula="of:=DEC2HEX(ROUND(IF([.$B8]/COS([.BO$2]*0.0174533)&lt;255;[.$B8]/COS([.BO$2]*0.0174533);255);0)  ;2)" office:value-type="string" office:string-value="7B">
            <text:p>7B</text:p>
          </table:table-cell>
          <table:table-cell table:style-name="ce3" table:formula="of:=DEC2HEX(ROUND(IF([.$B8]/COS([.BP$2]*0.0174533)&lt;255;[.$B8]/COS([.BP$2]*0.0174533);255);0)  ;2)" office:value-type="string" office:string-value="7C">
            <text:p>7C</text:p>
          </table:table-cell>
          <table:table-cell table:style-name="ce3" table:formula="of:=DEC2HEX(ROUND(IF([.$B8]/COS([.BQ$2]*0.0174533)&lt;255;[.$B8]/COS([.BQ$2]*0.0174533);255);0)  ;2)" office:value-type="string" office:string-value="7D">
            <text:p>7D</text:p>
          </table:table-cell>
          <table:table-cell table:style-name="ce3" table:formula="of:=DEC2HEX(ROUND(IF([.$B8]/COS([.BR$2]*0.0174533)&lt;255;[.$B8]/COS([.BR$2]*0.0174533);255);0)  ;2)" office:value-type="string" office:string-value="81">
            <text:p>81</text:p>
          </table:table-cell>
          <table:table-cell table:style-name="ce3" table:formula="of:=DEC2HEX(ROUND(IF([.$B8]/COS([.BS$2]*0.0174533)&lt;255;[.$B8]/COS([.BS$2]*0.0174533);255);0)  ;2)" office:value-type="string" office:string-value="85">
            <text:p>85</text:p>
          </table:table-cell>
          <table:table-cell table:style-name="ce3" table:formula="of:=DEC2HEX(ROUND(IF([.$B8]/COS([.BT$2]*0.0174533)&lt;255;[.$B8]/COS([.BT$2]*0.0174533);255);0)  ;2)" office:value-type="string" office:string-value="8B">
            <text:p>8B</text:p>
          </table:table-cell>
          <table:table-cell table:style-name="ce3" table:formula="of:=DEC2HEX(ROUND(IF([.$B8]/COS([.BU$2]*0.0174533)&lt;255;[.$B8]/COS([.BU$2]*0.0174533);255);0)  ;2)" office:value-type="string" office:string-value="94">
            <text:p>94</text:p>
          </table:table-cell>
          <table:table-cell table:style-name="ce3" table:formula="of:=DEC2HEX(ROUND(IF([.$B8]/COS([.BV$2]*0.0174533)&lt;255;[.$B8]/COS([.BV$2]*0.0174533);255);0)  ;2)" office:value-type="string" office:string-value="9F">
            <text:p>9F</text:p>
          </table:table-cell>
          <table:table-cell table:style-name="ce3" table:formula="of:=DEC2HEX(ROUND(IF([.$B8]/COS([.BW$2]*0.0174533)&lt;255;[.$B8]/COS([.BW$2]*0.0174533);255);0)  ;2)" office:value-type="string" office:string-value="AE">
            <text:p>AE</text:p>
          </table:table-cell>
          <table:table-cell table:style-name="ce3" table:formula="of:=DEC2HEX(ROUND(IF([.$B8]/COS([.BX$2]*0.0174533)&lt;255;[.$B8]/COS([.BX$2]*0.0174533);255);0)  ;2)" office:value-type="string" office:string-value="C2">
            <text:p>C2</text:p>
          </table:table-cell>
          <table:table-cell table:style-name="ce3" table:formula="of:=DEC2HEX(ROUND(IF([.$B8]/COS([.BY$2]*0.0174533)&lt;255;[.$B8]/COS([.BY$2]*0.0174533);255);0)  ;2)" office:value-type="string" office:string-value="DD">
            <text:p>DD</text:p>
          </table:table-cell>
          <table:table-cell table:style-name="ce3" table:formula="of:=DEC2HEX(ROUND(IF([.$B8]/COS([.BZ$2]*0.0174533)&lt;255;[.$B8]/COS([.BZ$2]*0.0174533);255);0)  ;2)" office:value-type="string" office:string-value="FF">
            <text:p>FF</text:p>
          </table:table-cell>
          <table:table-cell table:style-name="ce3" table:formula="of:=DEC2HEX(ROUND(IF([.$B8]/COS([.CA$2]*0.0174533)&lt;255;[.$B8]/COS([.CA$2]*0.0174533);255);0)  ;2)" office:value-type="string" office:string-value="FF">
            <text:p>FF</text:p>
          </table:table-cell>
          <table:table-cell table:style-name="ce3" table:formula="of:=DEC2HEX(ROUND(IF([.$B8]/COS([.CB$2]*0.0174533)&lt;255;[.$B8]/COS([.CB$2]*0.0174533);255);0)  ;2)" office:value-type="string" office:string-value="FF">
            <text:p>FF</text:p>
          </table:table-cell>
          <table:table-cell table:style-name="ce3" table:formula="of:=DEC2HEX(ROUND(IF([.$B8]/COS([.CC$2]*0.0174533)&lt;255;[.$B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8]+1" office:value-type="float" office:value="5">
            <text:p>5</text:p>
          </table:table-cell>
          <table:table-cell table:style-name="ce2" table:formula="of:=[.B8]-1" office:value-type="float" office:value="122">
            <text:p>122</text:p>
          </table:table-cell>
          <table:table-cell table:formula="of:=DEC2HEX(ROUND(IF([.$B9]/[.C$3]&lt;127;127-[.$B9]/[.C$3];0) ;0) ;2)" office:value-type="string" office:string-value="05">
            <text:p>05</text:p>
          </table:table-cell>
          <table:table-cell table:formula="of:=DEC2HEX(ROUND(IF([.$B9]/[.D$3]&lt;127;127-[.$B9]/[.D$3];0) ;0) ;2)" office:value-type="string" office:string-value="04">
            <text:p>04</text:p>
          </table:table-cell>
          <table:table-cell table:formula="of:=DEC2HEX(ROUND(IF([.$B9]/[.E$3]&lt;127;127-[.$B9]/[.E$3];0) ;0) ;2)" office:value-type="string" office:string-value="03">
            <text:p>03</text:p>
          </table:table-cell>
          <table:table-cell table:formula="of:=DEC2HEX(ROUND(IF([.$B9]/[.F$3]&lt;127;127-[.$B9]/[.F$3];0) ;0) ;2)" office:value-type="string" office:string-value="00">
            <text:p>00</text:p>
          </table:table-cell>
          <table:table-cell table:formula="of:=DEC2HEX(ROUND(IF([.$B9]/[.G$3]&lt;127;127-[.$B9]/[.G$3];0) ;0) ;2)" office:value-type="string" office:string-value="00">
            <text:p>00</text:p>
          </table:table-cell>
          <table:table-cell table:formula="of:=DEC2HEX(ROUND(IF([.$B9]/[.H$3]&lt;127;127-[.$B9]/[.H$3];0) ;0) ;2)" office:value-type="string" office:string-value="00">
            <text:p>00</text:p>
          </table:table-cell>
          <table:table-cell table:formula="of:=DEC2HEX(ROUND(IF([.$B9]/[.I$3]&lt;127;127-[.$B9]/[.I$3];0) ;0) ;2)" office:value-type="string" office:string-value="00">
            <text:p>00</text:p>
          </table:table-cell>
          <table:table-cell table:formula="of:=DEC2HEX(ROUND(IF([.$B9]/[.J$3]&lt;127;127-[.$B9]/[.J$3];0) ;0) ;2)" office:value-type="string" office:string-value="00">
            <text:p>00</text:p>
          </table:table-cell>
          <table:table-cell table:formula="of:=DEC2HEX(ROUND(IF([.$B9]/[.K$3]&lt;127;127-[.$B9]/[.K$3];0) ;0) ;2)" office:value-type="string" office:string-value="00">
            <text:p>00</text:p>
          </table:table-cell>
          <table:table-cell table:formula="of:=DEC2HEX(ROUND(IF([.$B9]/[.L$3]&lt;127;127-[.$B9]/[.L$3];0) ;0) ;2)" office:value-type="string" office:string-value="00">
            <text:p>00</text:p>
          </table:table-cell>
          <table:table-cell table:style-name="ce3" table:formula="of:=DEC2HEX(ROUND(IF([.$B9]/[.M$3]&lt;127;127-[.$B9]/[.M$3];0) ;0) ;2)" office:value-type="string" office:string-value="00">
            <text:p>00</text:p>
          </table:table-cell>
          <table:table-cell table:style-name="ce3" table:formula="of:=DEC2HEX(ROUND(IF([.$B9]/[.N$3]&lt;127;127-[.$B9]/[.N$3];0) ;0) ;2)" office:value-type="string" office:string-value="00">
            <text:p>00</text:p>
          </table:table-cell>
          <table:table-cell table:style-name="ce3" table:formula="of:=DEC2HEX(ROUND(IF([.$B9]/[.O$3]&lt;127;127-[.$B9]/[.O$3];0) ;0) ;2)" office:value-type="string" office:string-value="00">
            <text:p>00</text:p>
          </table:table-cell>
          <table:table-cell table:style-name="ce3" table:formula="of:=DEC2HEX(ROUND(IF([.$B9]/[.P$3]&lt;127;127-[.$B9]/[.P$3];0) ;0) ;2)" office:value-type="string" office:string-value="00">
            <text:p>00</text:p>
          </table:table-cell>
          <table:table-cell table:style-name="ce3" table:formula="of:=DEC2HEX(ROUND(IF([.$B9]/[.Q$3]&lt;127;127-[.$B9]/[.Q$3];0) ;0) ;2)" office:value-type="string" office:string-value="00">
            <text:p>00</text:p>
          </table:table-cell>
          <table:table-cell table:style-name="ce3" table:formula="of:=DEC2HEX(ROUND(IF([.$B9]/[.R$3]&lt;127;127-[.$B9]/[.R$3];0) ;0) ;2)" office:value-type="string" office:string-value="00">
            <text:p>00</text:p>
          </table:table-cell>
          <table:table-cell table:style-name="ce3" table:formula="of:=DEC2HEX(ROUND(IF([.$B9]/[.S$3]&lt;127;[.$B9]/[.S$3];127) ;0) ;2)" office:value-type="float" office:value="0">
            <text:p>#ДЕЛ/0!</text:p>
          </table:table-cell>
          <table:table-cell table:style-name="ce3" table:formula="of:=DEC2HEX(ROUND(IF([.$B9]/[.T$3]&lt;127;[.$B9]/[.T$3];127) ;0) ;2)" office:value-type="string" office:string-value="FFFFFFFB23">
            <text:p>FFFFFFFB23</text:p>
          </table:table-cell>
          <table:table-cell table:style-name="ce3" table:formula="of:=DEC2HEX(ROUND(IF([.$B9]/[.U$3]&lt;127;[.$B9]/[.U$3];127) ;0) ;2)" office:value-type="string" office:string-value="FFFFFFFD8E">
            <text:p>FFFFFFFD8E</text:p>
          </table:table-cell>
          <table:table-cell table:style-name="ce3" table:formula="of:=DEC2HEX(ROUND(IF([.$B9]/[.V$3]&lt;127;[.$B9]/[.V$3];127) ;0) ;2)" office:value-type="string" office:string-value="FFFFFFFE5B">
            <text:p>FFFFFFFE5B</text:p>
          </table:table-cell>
          <table:table-cell table:style-name="ce3" table:formula="of:=DEC2HEX(ROUND(IF([.$B9]/[.W$3]&lt;127;[.$B9]/[.W$3];127) ;0) ;2)" office:value-type="string" office:string-value="FFFFFFFEC1">
            <text:p>FFFFFFFEC1</text:p>
          </table:table-cell>
          <table:table-cell table:style-name="ce3" table:formula="of:=DEC2HEX(ROUND(IF([.$B9]/[.X$3]&lt;127;[.$B9]/[.X$3];127) ;0) ;2)" office:value-type="string" office:string-value="FFFFFFFEFD">
            <text:p>FFFFFFFEFD</text:p>
          </table:table-cell>
          <table:table-cell table:style-name="ce3" table:formula="of:=DEC2HEX(ROUND(IF([.$B9]/[.Y$3]&lt;127;[.$B9]/[.Y$3];127) ;0) ;2)" office:value-type="string" office:string-value="FFFFFFFF25">
            <text:p>FFFFFFFF25</text:p>
          </table:table-cell>
          <table:table-cell table:style-name="ce3" table:formula="of:=DEC2HEX(ROUND(IF([.$B9]/[.Z$3]&lt;127;[.$B9]/[.Z$3];127) ;0) ;2)" office:value-type="string" office:string-value="FFFFFFFF40">
            <text:p>FFFFFFFF40</text:p>
          </table:table-cell>
          <table:table-cell table:style-name="ce3" table:formula="of:=DEC2HEX(ROUND(IF([.$B9]/[.AA$3]&lt;127;[.$B9]/[.AA$3];127) ;0) ;2)" office:value-type="string" office:string-value="FFFFFFFF53">
            <text:p>FFFFFFFF53</text:p>
          </table:table-cell>
          <table:table-cell table:style-name="ce3" table:formula="of:=DEC2HEX(ROUND(IF([.$B9]/[.AB$3]&lt;127;[.$B9]/[.AB$3];127) ;0) ;2)" office:value-type="string" office:string-value="FFFFFFFF62">
            <text:p>FFFFFFFF62</text:p>
          </table:table-cell>
          <table:table-cell table:style-name="ce3" table:formula="of:=DEC2HEX(ROUND(IF([.$B9]/[.AC$3]&lt;127;[.$B9]/[.AC$3];127) ;0) ;2)" office:value-type="string" office:string-value="FFFFFFFF6D">
            <text:p>FFFFFFFF6D</text:p>
          </table:table-cell>
          <table:table-cell table:style-name="ce3" table:formula="of:=DEC2HEX(ROUND(IF([.$B9]/[.AD$3]&lt;127;[.$B9]/[.AD$3];127) ;0) ;2)" office:value-type="string" office:string-value="FFFFFFFF76">
            <text:p>FFFFFFFF76</text:p>
          </table:table-cell>
          <table:table-cell table:style-name="ce3" table:formula="of:=DEC2HEX(ROUND(IF([.$B9]/[.AE$3]&lt;127;[.$B9]/[.AE$3];127) ;0) ;2)" office:value-type="string" office:string-value="FFFFFFFF7C">
            <text:p>FFFFFFFF7C</text:p>
          </table:table-cell>
          <table:table-cell table:style-name="ce3" table:formula="of:=DEC2HEX(ROUND(IF([.$B9]/[.AF$3]&lt;127;[.$B9]/[.AF$3];127) ;0) ;2)" office:value-type="string" office:string-value="FFFFFFFF81">
            <text:p>FFFFFFFF81</text:p>
          </table:table-cell>
          <table:table-cell table:style-name="ce3" table:formula="of:=DEC2HEX(ROUND(IF([.$B9]/[.AG$3]&lt;127;[.$B9]/[.AG$3];127) ;0) ;2)" office:value-type="string" office:string-value="FFFFFFFF84">
            <text:p>FFFFFFFF84</text:p>
          </table:table-cell>
          <table:table-cell table:style-name="ce3" table:formula="of:=DEC2HEX(ROUND(IF([.$B9]/[.AH$3]&lt;127;[.$B9]/[.AH$3];127) ;0) ;2)" office:value-type="string" office:string-value="FFFFFFFF85">
            <text:p>FFFFFFFF85</text:p>
          </table:table-cell>
          <table:table-cell table:style-name="ce3" table:formula="of:=DEC2HEX(ROUND(IF([.$B9]/[.AI$3]&lt;255;[.$B9]/[.AI$3];255) ;0) ;2)" office:value-type="string" office:string-value="FFFFFFFF86">
            <text:p>FFFFFFFF86</text:p>
          </table:table-cell>
          <table:table-cell table:style-name="ce3" table:formula="of:=DEC2HEX(ROUND(IF([.$B9]/COS([.AJ$2]*0.0174533)&lt;255;[.$B9]/COS([.AJ$2]*0.0174533);255);0)  ;2)" office:value-type="string" office:string-value="FFFFFFFF85">
            <text:p>FFFFFFFF85</text:p>
          </table:table-cell>
          <table:table-cell table:style-name="ce3" table:formula="of:=DEC2HEX(ROUND(IF([.$B9]/COS([.AK$2]*0.0174533)&lt;255;[.$B9]/COS([.AK$2]*0.0174533);255);0)  ;2)" office:value-type="string" office:string-value="FFFFFFFF84">
            <text:p>FFFFFFFF84</text:p>
          </table:table-cell>
          <table:table-cell table:style-name="ce3" table:formula="of:=DEC2HEX(ROUND(IF([.$B9]/COS([.AL$2]*0.0174533)&lt;255;[.$B9]/COS([.AL$2]*0.0174533);255);0)  ;2)" office:value-type="string" office:string-value="FFFFFFFF81">
            <text:p>FFFFFFFF81</text:p>
          </table:table-cell>
          <table:table-cell table:style-name="ce3" table:formula="of:=DEC2HEX(ROUND(IF([.$B9]/COS([.AM$2]*0.0174533)&lt;255;[.$B9]/COS([.AM$2]*0.0174533);255);0)  ;2)" office:value-type="string" office:string-value="FFFFFFFF7C">
            <text:p>FFFFFFFF7C</text:p>
          </table:table-cell>
          <table:table-cell table:style-name="ce3" table:formula="of:=DEC2HEX(ROUND(IF([.$B9]/COS([.AN$2]*0.0174533)&lt;255;[.$B9]/COS([.AN$2]*0.0174533);255);0)  ;2)" office:value-type="string" office:string-value="FFFFFFFF76">
            <text:p>FFFFFFFF76</text:p>
          </table:table-cell>
          <table:table-cell table:style-name="ce3" table:formula="of:=DEC2HEX(ROUND(IF([.$B9]/COS([.AO$2]*0.0174533)&lt;255;[.$B9]/COS([.AO$2]*0.0174533);255);0)  ;2)" office:value-type="string" office:string-value="FFFFFFFF6D">
            <text:p>FFFFFFFF6D</text:p>
          </table:table-cell>
          <table:table-cell table:style-name="ce3" table:formula="of:=DEC2HEX(ROUND(IF([.$B9]/COS([.AP$2]*0.0174533)&lt;255;[.$B9]/COS([.AP$2]*0.0174533);255);0)  ;2)" office:value-type="string" office:string-value="FFFFFFFF62">
            <text:p>FFFFFFFF62</text:p>
          </table:table-cell>
          <table:table-cell table:style-name="ce3" table:formula="of:=DEC2HEX(ROUND(IF([.$B9]/COS([.AQ$2]*0.0174533)&lt;255;[.$B9]/COS([.AQ$2]*0.0174533);255);0)  ;2)" office:value-type="string" office:string-value="FFFFFFFF53">
            <text:p>FFFFFFFF53</text:p>
          </table:table-cell>
          <table:table-cell table:style-name="ce3" table:formula="of:=DEC2HEX(ROUND(IF([.$B9]/COS([.AR$2]*0.0174533)&lt;255;[.$B9]/COS([.AR$2]*0.0174533);255);0)  ;2)" office:value-type="string" office:string-value="FFFFFFFF40">
            <text:p>FFFFFFFF40</text:p>
          </table:table-cell>
          <table:table-cell table:style-name="ce3" table:formula="of:=DEC2HEX(ROUND(IF([.$B9]/COS([.AS$2]*0.0174533)&lt;255;[.$B9]/COS([.AS$2]*0.0174533);255);0)  ;2)" office:value-type="string" office:string-value="FFFFFFFF24">
            <text:p>FFFFFFFF24</text:p>
          </table:table-cell>
          <table:table-cell table:style-name="ce3" table:formula="of:=DEC2HEX(ROUND(IF([.$B9]/COS([.AT$2]*0.0174533)&lt;255;[.$B9]/COS([.AT$2]*0.0174533);255);0)  ;2)" office:value-type="string" office:string-value="FFFFFFFEFD">
            <text:p>FFFFFFFEFD</text:p>
          </table:table-cell>
          <table:table-cell table:style-name="ce3" table:formula="of:=DEC2HEX(ROUND(IF([.$B9]/COS([.AU$2]*0.0174533)&lt;255;[.$B9]/COS([.AU$2]*0.0174533);255);0)  ;2)" office:value-type="string" office:string-value="FFFFFFFEC1">
            <text:p>FFFFFFFEC1</text:p>
          </table:table-cell>
          <table:table-cell table:style-name="ce3" table:formula="of:=DEC2HEX(ROUND(IF([.$B9]/COS([.AV$2]*0.0174533)&lt;255;[.$B9]/COS([.AV$2]*0.0174533);255);0)  ;2)" office:value-type="string" office:string-value="FFFFFFFE5C">
            <text:p>FFFFFFFE5C</text:p>
          </table:table-cell>
          <table:table-cell table:style-name="ce3" table:formula="of:=DEC2HEX(ROUND(IF([.$B9]/COS([.AW$2]*0.0174533)&lt;255;[.$B9]/COS([.AW$2]*0.0174533);255);0)  ;2)" office:value-type="string" office:string-value="FFFFFFFD8F">
            <text:p>FFFFFFFD8F</text:p>
          </table:table-cell>
          <table:table-cell table:style-name="ce3" table:formula="of:=DEC2HEX(ROUND(IF([.$B9]/COS([.AX$2]*0.0174533)&lt;255;[.$B9]/COS([.AX$2]*0.0174533);255);0)  ;2)" office:value-type="string" office:string-value="FFFFFFFB23">
            <text:p>FFFFFFFB23</text:p>
          </table:table-cell>
          <table:table-cell table:style-name="ce3" table:formula="of:=DEC2HEX(ROUND(IF([.$B9]/COS([.AY$2]*0.0174533)&lt;255;[.$B9]/COS([.AY$2]*0.0174533);255);0)  ;2)" office:value-type="string" office:string-value="FF">
            <text:p>FF</text:p>
          </table:table-cell>
          <table:table-cell table:style-name="ce3" table:formula="of:=DEC2HEX(ROUND(IF([.$B9]/COS([.AZ$2]*0.0174533)&lt;255;[.$B9]/COS([.AZ$2]*0.0174533);255);0)  ;2)" office:value-type="string" office:string-value="FF">
            <text:p>FF</text:p>
          </table:table-cell>
          <table:table-cell table:style-name="ce3" table:formula="of:=DEC2HEX(ROUND(IF([.$B9]/COS([.BA$2]*0.0174533)&lt;255;[.$B9]/COS([.BA$2]*0.0174533);255);0)  ;2)" office:value-type="string" office:string-value="FF">
            <text:p>FF</text:p>
          </table:table-cell>
          <table:table-cell table:style-name="ce3" table:formula="of:=DEC2HEX(ROUND(IF([.$B9]/COS([.BB$2]*0.0174533)&lt;255;[.$B9]/COS([.BB$2]*0.0174533);255);0)  ;2)" office:value-type="string" office:string-value="FF">
            <text:p>FF</text:p>
          </table:table-cell>
          <table:table-cell table:style-name="ce3" table:formula="of:=DEC2HEX(ROUND(IF([.$B9]/COS([.BC$2]*0.0174533)&lt;255;[.$B9]/COS([.BC$2]*0.0174533);255);0)  ;2)" office:value-type="string" office:string-value="FF">
            <text:p>FF</text:p>
          </table:table-cell>
          <table:table-cell table:style-name="ce3" table:formula="of:=DEC2HEX(ROUND(IF([.$B9]/COS([.BD$2]*0.0174533)&lt;255;[.$B9]/COS([.BD$2]*0.0174533);255);0)  ;2)" office:value-type="string" office:string-value="FF">
            <text:p>FF</text:p>
          </table:table-cell>
          <table:table-cell table:style-name="ce3" table:formula="of:=DEC2HEX(ROUND(IF([.$B9]/COS([.BE$2]*0.0174533)&lt;255;[.$B9]/COS([.BE$2]*0.0174533);255);0)  ;2)" office:value-type="string" office:string-value="DC">
            <text:p>DC</text:p>
          </table:table-cell>
          <table:table-cell table:style-name="ce3" table:formula="of:=DEC2HEX(ROUND(IF([.$B9]/COS([.BF$2]*0.0174533)&lt;255;[.$B9]/COS([.BF$2]*0.0174533);255);0)  ;2)" office:value-type="string" office:string-value="C0">
            <text:p>C0</text:p>
          </table:table-cell>
          <table:table-cell table:style-name="ce3" table:formula="of:=DEC2HEX(ROUND(IF([.$B9]/COS([.BG$2]*0.0174533)&lt;255;[.$B9]/COS([.BG$2]*0.0174533);255);0)  ;2)" office:value-type="string" office:string-value="AD">
            <text:p>AD</text:p>
          </table:table-cell>
          <table:table-cell table:style-name="ce3" table:formula="of:=DEC2HEX(ROUND(IF([.$B9]/COS([.BH$2]*0.0174533)&lt;255;[.$B9]/COS([.BH$2]*0.0174533);255);0)  ;2)" office:value-type="string" office:string-value="9E">
            <text:p>9E</text:p>
          </table:table-cell>
          <table:table-cell table:style-name="ce3" table:formula="of:=DEC2HEX(ROUND(IF([.$B9]/COS([.BI$2]*0.0174533)&lt;255;[.$B9]/COS([.BI$2]*0.0174533);255);0)  ;2)" office:value-type="string" office:string-value="93">
            <text:p>93</text:p>
          </table:table-cell>
          <table:table-cell table:style-name="ce3" table:formula="of:=DEC2HEX(ROUND(IF([.$B9]/COS([.BJ$2]*0.0174533)&lt;255;[.$B9]/COS([.BJ$2]*0.0174533);255);0)  ;2)" office:value-type="string" office:string-value="8A">
            <text:p>8A</text:p>
          </table:table-cell>
          <table:table-cell table:style-name="ce3" table:formula="of:=DEC2HEX(ROUND(IF([.$B9]/COS([.BK$2]*0.0174533)&lt;255;[.$B9]/COS([.BK$2]*0.0174533);255);0)  ;2)" office:value-type="string" office:string-value="84">
            <text:p>84</text:p>
          </table:table-cell>
          <table:table-cell table:style-name="ce3" table:formula="of:=DEC2HEX(ROUND(IF([.$B9]/COS([.BL$2]*0.0174533)&lt;255;[.$B9]/COS([.BL$2]*0.0174533);255);0)  ;2)" office:value-type="string" office:string-value="7F">
            <text:p>7F</text:p>
          </table:table-cell>
          <table:table-cell table:style-name="ce3" table:formula="of:=DEC2HEX(ROUND(IF([.$B9]/COS([.BM$2]*0.0174533)&lt;255;[.$B9]/COS([.BM$2]*0.0174533);255);0)  ;2)" office:value-type="string" office:string-value="7C">
            <text:p>7C</text:p>
          </table:table-cell>
          <table:table-cell table:style-name="ce3" table:formula="of:=DEC2HEX(ROUND(IF([.$B9]/COS([.BN$2]*0.0174533)&lt;255;[.$B9]/COS([.BN$2]*0.0174533);255);0)  ;2)" office:value-type="string" office:string-value="7B">
            <text:p>7B</text:p>
          </table:table-cell>
          <table:table-cell table:style-name="ce3" table:formula="of:=DEC2HEX(ROUND(IF([.$B9]/COS([.BO$2]*0.0174533)&lt;255;[.$B9]/COS([.BO$2]*0.0174533);255);0)  ;2)" office:value-type="string" office:string-value="7A">
            <text:p>7A</text:p>
          </table:table-cell>
          <table:table-cell table:style-name="ce3" table:formula="of:=DEC2HEX(ROUND(IF([.$B9]/COS([.BP$2]*0.0174533)&lt;255;[.$B9]/COS([.BP$2]*0.0174533);255);0)  ;2)" office:value-type="string" office:string-value="7B">
            <text:p>7B</text:p>
          </table:table-cell>
          <table:table-cell table:style-name="ce3" table:formula="of:=DEC2HEX(ROUND(IF([.$B9]/COS([.BQ$2]*0.0174533)&lt;255;[.$B9]/COS([.BQ$2]*0.0174533);255);0)  ;2)" office:value-type="string" office:string-value="7C">
            <text:p>7C</text:p>
          </table:table-cell>
          <table:table-cell table:style-name="ce3" table:formula="of:=DEC2HEX(ROUND(IF([.$B9]/COS([.BR$2]*0.0174533)&lt;255;[.$B9]/COS([.BR$2]*0.0174533);255);0)  ;2)" office:value-type="string" office:string-value="7F">
            <text:p>7F</text:p>
          </table:table-cell>
          <table:table-cell table:style-name="ce3" table:formula="of:=DEC2HEX(ROUND(IF([.$B9]/COS([.BS$2]*0.0174533)&lt;255;[.$B9]/COS([.BS$2]*0.0174533);255);0)  ;2)" office:value-type="string" office:string-value="84">
            <text:p>84</text:p>
          </table:table-cell>
          <table:table-cell table:style-name="ce3" table:formula="of:=DEC2HEX(ROUND(IF([.$B9]/COS([.BT$2]*0.0174533)&lt;255;[.$B9]/COS([.BT$2]*0.0174533);255);0)  ;2)" office:value-type="string" office:string-value="8A">
            <text:p>8A</text:p>
          </table:table-cell>
          <table:table-cell table:style-name="ce3" table:formula="of:=DEC2HEX(ROUND(IF([.$B9]/COS([.BU$2]*0.0174533)&lt;255;[.$B9]/COS([.BU$2]*0.0174533);255);0)  ;2)" office:value-type="string" office:string-value="93">
            <text:p>93</text:p>
          </table:table-cell>
          <table:table-cell table:style-name="ce3" table:formula="of:=DEC2HEX(ROUND(IF([.$B9]/COS([.BV$2]*0.0174533)&lt;255;[.$B9]/COS([.BV$2]*0.0174533);255);0)  ;2)" office:value-type="string" office:string-value="9E">
            <text:p>9E</text:p>
          </table:table-cell>
          <table:table-cell table:style-name="ce3" table:formula="of:=DEC2HEX(ROUND(IF([.$B9]/COS([.BW$2]*0.0174533)&lt;255;[.$B9]/COS([.BW$2]*0.0174533);255);0)  ;2)" office:value-type="string" office:string-value="AD">
            <text:p>AD</text:p>
          </table:table-cell>
          <table:table-cell table:style-name="ce3" table:formula="of:=DEC2HEX(ROUND(IF([.$B9]/COS([.BX$2]*0.0174533)&lt;255;[.$B9]/COS([.BX$2]*0.0174533);255);0)  ;2)" office:value-type="string" office:string-value="C0">
            <text:p>C0</text:p>
          </table:table-cell>
          <table:table-cell table:style-name="ce3" table:formula="of:=DEC2HEX(ROUND(IF([.$B9]/COS([.BY$2]*0.0174533)&lt;255;[.$B9]/COS([.BY$2]*0.0174533);255);0)  ;2)" office:value-type="string" office:string-value="DC">
            <text:p>DC</text:p>
          </table:table-cell>
          <table:table-cell table:style-name="ce3" table:formula="of:=DEC2HEX(ROUND(IF([.$B9]/COS([.BZ$2]*0.0174533)&lt;255;[.$B9]/COS([.BZ$2]*0.0174533);255);0)  ;2)" office:value-type="string" office:string-value="FF">
            <text:p>FF</text:p>
          </table:table-cell>
          <table:table-cell table:style-name="ce3" table:formula="of:=DEC2HEX(ROUND(IF([.$B9]/COS([.CA$2]*0.0174533)&lt;255;[.$B9]/COS([.CA$2]*0.0174533);255);0)  ;2)" office:value-type="string" office:string-value="FF">
            <text:p>FF</text:p>
          </table:table-cell>
          <table:table-cell table:style-name="ce3" table:formula="of:=DEC2HEX(ROUND(IF([.$B9]/COS([.CB$2]*0.0174533)&lt;255;[.$B9]/COS([.CB$2]*0.0174533);255);0)  ;2)" office:value-type="string" office:string-value="FF">
            <text:p>FF</text:p>
          </table:table-cell>
          <table:table-cell table:style-name="ce3" table:formula="of:=DEC2HEX(ROUND(IF([.$B9]/COS([.CC$2]*0.0174533)&lt;255;[.$B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9]+1" office:value-type="float" office:value="6">
            <text:p>6</text:p>
          </table:table-cell>
          <table:table-cell table:style-name="ce2" table:formula="of:=[.B9]-1" office:value-type="float" office:value="121">
            <text:p>121</text:p>
          </table:table-cell>
          <table:table-cell table:formula="of:=DEC2HEX(ROUND(IF([.$B10]/[.C$3]&lt;127;127-[.$B10]/[.C$3];0) ;0) ;2)" office:value-type="string" office:string-value="06">
            <text:p>06</text:p>
          </table:table-cell>
          <table:table-cell table:formula="of:=DEC2HEX(ROUND(IF([.$B10]/[.D$3]&lt;127;127-[.$B10]/[.D$3];0) ;0) ;2)" office:value-type="string" office:string-value="05">
            <text:p>05</text:p>
          </table:table-cell>
          <table:table-cell table:formula="of:=DEC2HEX(ROUND(IF([.$B10]/[.E$3]&lt;127;127-[.$B10]/[.E$3];0) ;0) ;2)" office:value-type="string" office:string-value="04">
            <text:p>04</text:p>
          </table:table-cell>
          <table:table-cell table:formula="of:=DEC2HEX(ROUND(IF([.$B10]/[.F$3]&lt;127;127-[.$B10]/[.F$3];0) ;0) ;2)" office:value-type="string" office:string-value="01">
            <text:p>01</text:p>
          </table:table-cell>
          <table:table-cell table:formula="of:=DEC2HEX(ROUND(IF([.$B10]/[.G$3]&lt;127;127-[.$B10]/[.G$3];0) ;0) ;2)" office:value-type="string" office:string-value="00">
            <text:p>00</text:p>
          </table:table-cell>
          <table:table-cell table:formula="of:=DEC2HEX(ROUND(IF([.$B10]/[.H$3]&lt;127;127-[.$B10]/[.H$3];0) ;0) ;2)" office:value-type="string" office:string-value="00">
            <text:p>00</text:p>
          </table:table-cell>
          <table:table-cell table:formula="of:=DEC2HEX(ROUND(IF([.$B10]/[.I$3]&lt;127;127-[.$B10]/[.I$3];0) ;0) ;2)" office:value-type="string" office:string-value="00">
            <text:p>00</text:p>
          </table:table-cell>
          <table:table-cell table:formula="of:=DEC2HEX(ROUND(IF([.$B10]/[.J$3]&lt;127;127-[.$B10]/[.J$3];0) ;0) ;2)" office:value-type="string" office:string-value="00">
            <text:p>00</text:p>
          </table:table-cell>
          <table:table-cell table:formula="of:=DEC2HEX(ROUND(IF([.$B10]/[.K$3]&lt;127;127-[.$B10]/[.K$3];0) ;0) ;2)" office:value-type="string" office:string-value="00">
            <text:p>00</text:p>
          </table:table-cell>
          <table:table-cell table:formula="of:=DEC2HEX(ROUND(IF([.$B10]/[.L$3]&lt;127;127-[.$B10]/[.L$3];0) ;0) ;2)" office:value-type="string" office:string-value="00">
            <text:p>00</text:p>
          </table:table-cell>
          <table:table-cell table:style-name="ce3" table:formula="of:=DEC2HEX(ROUND(IF([.$B10]/[.M$3]&lt;127;127-[.$B10]/[.M$3];0) ;0) ;2)" office:value-type="string" office:string-value="00">
            <text:p>00</text:p>
          </table:table-cell>
          <table:table-cell table:style-name="ce3" table:formula="of:=DEC2HEX(ROUND(IF([.$B10]/[.N$3]&lt;127;127-[.$B10]/[.N$3];0) ;0) ;2)" office:value-type="string" office:string-value="00">
            <text:p>00</text:p>
          </table:table-cell>
          <table:table-cell table:style-name="ce3" table:formula="of:=DEC2HEX(ROUND(IF([.$B10]/[.O$3]&lt;127;127-[.$B10]/[.O$3];0) ;0) ;2)" office:value-type="string" office:string-value="00">
            <text:p>00</text:p>
          </table:table-cell>
          <table:table-cell table:style-name="ce3" table:formula="of:=DEC2HEX(ROUND(IF([.$B10]/[.P$3]&lt;127;127-[.$B10]/[.P$3];0) ;0) ;2)" office:value-type="string" office:string-value="00">
            <text:p>00</text:p>
          </table:table-cell>
          <table:table-cell table:style-name="ce3" table:formula="of:=DEC2HEX(ROUND(IF([.$B10]/[.Q$3]&lt;127;127-[.$B10]/[.Q$3];0) ;0) ;2)" office:value-type="string" office:string-value="00">
            <text:p>00</text:p>
          </table:table-cell>
          <table:table-cell table:style-name="ce3" table:formula="of:=DEC2HEX(ROUND(IF([.$B10]/[.R$3]&lt;127;127-[.$B10]/[.R$3];0) ;0) ;2)" office:value-type="string" office:string-value="00">
            <text:p>00</text:p>
          </table:table-cell>
          <table:table-cell table:style-name="ce3" table:formula="of:=DEC2HEX(ROUND(IF([.$B10]/[.S$3]&lt;127;[.$B10]/[.S$3];127) ;0) ;2)" office:value-type="float" office:value="0">
            <text:p>#ДЕЛ/0!</text:p>
          </table:table-cell>
          <table:table-cell table:style-name="ce3" table:formula="of:=DEC2HEX(ROUND(IF([.$B10]/[.T$3]&lt;127;[.$B10]/[.T$3];127) ;0) ;2)" office:value-type="string" office:string-value="FFFFFFFB2D">
            <text:p>FFFFFFFB2D</text:p>
          </table:table-cell>
          <table:table-cell table:style-name="ce3" table:formula="of:=DEC2HEX(ROUND(IF([.$B10]/[.U$3]&lt;127;[.$B10]/[.U$3];127) ;0) ;2)" office:value-type="string" office:string-value="FFFFFFFD93">
            <text:p>FFFFFFFD93</text:p>
          </table:table-cell>
          <table:table-cell table:style-name="ce3" table:formula="of:=DEC2HEX(ROUND(IF([.$B10]/[.V$3]&lt;127;[.$B10]/[.V$3];127) ;0) ;2)" office:value-type="string" office:string-value="FFFFFFFE5F">
            <text:p>FFFFFFFE5F</text:p>
          </table:table-cell>
          <table:table-cell table:style-name="ce3" table:formula="of:=DEC2HEX(ROUND(IF([.$B10]/[.W$3]&lt;127;[.$B10]/[.W$3];127) ;0) ;2)" office:value-type="string" office:string-value="FFFFFFFEC4">
            <text:p>FFFFFFFEC4</text:p>
          </table:table-cell>
          <table:table-cell table:style-name="ce3" table:formula="of:=DEC2HEX(ROUND(IF([.$B10]/[.X$3]&lt;127;[.$B10]/[.X$3];127) ;0) ;2)" office:value-type="string" office:string-value="FFFFFFFEFF">
            <text:p>FFFFFFFEFF</text:p>
          </table:table-cell>
          <table:table-cell table:style-name="ce3" table:formula="of:=DEC2HEX(ROUND(IF([.$B10]/[.Y$3]&lt;127;[.$B10]/[.Y$3];127) ;0) ;2)" office:value-type="string" office:string-value="FFFFFFFF26">
            <text:p>FFFFFFFF26</text:p>
          </table:table-cell>
          <table:table-cell table:style-name="ce3" table:formula="of:=DEC2HEX(ROUND(IF([.$B10]/[.Z$3]&lt;127;[.$B10]/[.Z$3];127) ;0) ;2)" office:value-type="string" office:string-value="FFFFFFFF41">
            <text:p>FFFFFFFF41</text:p>
          </table:table-cell>
          <table:table-cell table:style-name="ce3" table:formula="of:=DEC2HEX(ROUND(IF([.$B10]/[.AA$3]&lt;127;[.$B10]/[.AA$3];127) ;0) ;2)" office:value-type="string" office:string-value="FFFFFFFF55">
            <text:p>FFFFFFFF55</text:p>
          </table:table-cell>
          <table:table-cell table:style-name="ce3" table:formula="of:=DEC2HEX(ROUND(IF([.$B10]/[.AB$3]&lt;127;[.$B10]/[.AB$3];127) ;0) ;2)" office:value-type="string" office:string-value="FFFFFFFF63">
            <text:p>FFFFFFFF63</text:p>
          </table:table-cell>
          <table:table-cell table:style-name="ce3" table:formula="of:=DEC2HEX(ROUND(IF([.$B10]/[.AC$3]&lt;127;[.$B10]/[.AC$3];127) ;0) ;2)" office:value-type="string" office:string-value="FFFFFFFF6E">
            <text:p>FFFFFFFF6E</text:p>
          </table:table-cell>
          <table:table-cell table:style-name="ce3" table:formula="of:=DEC2HEX(ROUND(IF([.$B10]/[.AD$3]&lt;127;[.$B10]/[.AD$3];127) ;0) ;2)" office:value-type="string" office:string-value="FFFFFFFF77">
            <text:p>FFFFFFFF77</text:p>
          </table:table-cell>
          <table:table-cell table:style-name="ce3" table:formula="of:=DEC2HEX(ROUND(IF([.$B10]/[.AE$3]&lt;127;[.$B10]/[.AE$3];127) ;0) ;2)" office:value-type="string" office:string-value="FFFFFFFF7D">
            <text:p>FFFFFFFF7D</text:p>
          </table:table-cell>
          <table:table-cell table:style-name="ce3" table:formula="of:=DEC2HEX(ROUND(IF([.$B10]/[.AF$3]&lt;127;[.$B10]/[.AF$3];127) ;0) ;2)" office:value-type="string" office:string-value="FFFFFFFF82">
            <text:p>FFFFFFFF82</text:p>
          </table:table-cell>
          <table:table-cell table:style-name="ce3" table:formula="of:=DEC2HEX(ROUND(IF([.$B10]/[.AG$3]&lt;127;[.$B10]/[.AG$3];127) ;0) ;2)" office:value-type="string" office:string-value="FFFFFFFF85">
            <text:p>FFFFFFFF85</text:p>
          </table:table-cell>
          <table:table-cell table:style-name="ce3" table:formula="of:=DEC2HEX(ROUND(IF([.$B10]/[.AH$3]&lt;127;[.$B10]/[.AH$3];127) ;0) ;2)" office:value-type="string" office:string-value="FFFFFFFF86">
            <text:p>FFFFFFFF86</text:p>
          </table:table-cell>
          <table:table-cell table:style-name="ce3" table:formula="of:=DEC2HEX(ROUND(IF([.$B10]/[.AI$3]&lt;255;[.$B10]/[.AI$3];255) ;0) ;2)" office:value-type="string" office:string-value="FFFFFFFF87">
            <text:p>FFFFFFFF87</text:p>
          </table:table-cell>
          <table:table-cell table:style-name="ce3" table:formula="of:=DEC2HEX(ROUND(IF([.$B10]/COS([.AJ$2]*0.0174533)&lt;255;[.$B10]/COS([.AJ$2]*0.0174533);255);0)  ;2)" office:value-type="string" office:string-value="FFFFFFFF86">
            <text:p>FFFFFFFF86</text:p>
          </table:table-cell>
          <table:table-cell table:style-name="ce3" table:formula="of:=DEC2HEX(ROUND(IF([.$B10]/COS([.AK$2]*0.0174533)&lt;255;[.$B10]/COS([.AK$2]*0.0174533);255);0)  ;2)" office:value-type="string" office:string-value="FFFFFFFF85">
            <text:p>FFFFFFFF85</text:p>
          </table:table-cell>
          <table:table-cell table:style-name="ce3" table:formula="of:=DEC2HEX(ROUND(IF([.$B10]/COS([.AL$2]*0.0174533)&lt;255;[.$B10]/COS([.AL$2]*0.0174533);255);0)  ;2)" office:value-type="string" office:string-value="FFFFFFFF82">
            <text:p>FFFFFFFF82</text:p>
          </table:table-cell>
          <table:table-cell table:style-name="ce3" table:formula="of:=DEC2HEX(ROUND(IF([.$B10]/COS([.AM$2]*0.0174533)&lt;255;[.$B10]/COS([.AM$2]*0.0174533);255);0)  ;2)" office:value-type="string" office:string-value="FFFFFFFF7D">
            <text:p>FFFFFFFF7D</text:p>
          </table:table-cell>
          <table:table-cell table:style-name="ce3" table:formula="of:=DEC2HEX(ROUND(IF([.$B10]/COS([.AN$2]*0.0174533)&lt;255;[.$B10]/COS([.AN$2]*0.0174533);255);0)  ;2)" office:value-type="string" office:string-value="FFFFFFFF77">
            <text:p>FFFFFFFF77</text:p>
          </table:table-cell>
          <table:table-cell table:style-name="ce3" table:formula="of:=DEC2HEX(ROUND(IF([.$B10]/COS([.AO$2]*0.0174533)&lt;255;[.$B10]/COS([.AO$2]*0.0174533);255);0)  ;2)" office:value-type="string" office:string-value="FFFFFFFF6E">
            <text:p>FFFFFFFF6E</text:p>
          </table:table-cell>
          <table:table-cell table:style-name="ce3" table:formula="of:=DEC2HEX(ROUND(IF([.$B10]/COS([.AP$2]*0.0174533)&lt;255;[.$B10]/COS([.AP$2]*0.0174533);255);0)  ;2)" office:value-type="string" office:string-value="FFFFFFFF63">
            <text:p>FFFFFFFF63</text:p>
          </table:table-cell>
          <table:table-cell table:style-name="ce3" table:formula="of:=DEC2HEX(ROUND(IF([.$B10]/COS([.AQ$2]*0.0174533)&lt;255;[.$B10]/COS([.AQ$2]*0.0174533);255);0)  ;2)" office:value-type="string" office:string-value="FFFFFFFF55">
            <text:p>FFFFFFFF55</text:p>
          </table:table-cell>
          <table:table-cell table:style-name="ce3" table:formula="of:=DEC2HEX(ROUND(IF([.$B10]/COS([.AR$2]*0.0174533)&lt;255;[.$B10]/COS([.AR$2]*0.0174533);255);0)  ;2)" office:value-type="string" office:string-value="FFFFFFFF41">
            <text:p>FFFFFFFF41</text:p>
          </table:table-cell>
          <table:table-cell table:style-name="ce3" table:formula="of:=DEC2HEX(ROUND(IF([.$B10]/COS([.AS$2]*0.0174533)&lt;255;[.$B10]/COS([.AS$2]*0.0174533);255);0)  ;2)" office:value-type="string" office:string-value="FFFFFFFF26">
            <text:p>FFFFFFFF26</text:p>
          </table:table-cell>
          <table:table-cell table:style-name="ce3" table:formula="of:=DEC2HEX(ROUND(IF([.$B10]/COS([.AT$2]*0.0174533)&lt;255;[.$B10]/COS([.AT$2]*0.0174533);255);0)  ;2)" office:value-type="string" office:string-value="FFFFFFFEFF">
            <text:p>FFFFFFFEFF</text:p>
          </table:table-cell>
          <table:table-cell table:style-name="ce3" table:formula="of:=DEC2HEX(ROUND(IF([.$B10]/COS([.AU$2]*0.0174533)&lt;255;[.$B10]/COS([.AU$2]*0.0174533);255);0)  ;2)" office:value-type="string" office:string-value="FFFFFFFEC4">
            <text:p>FFFFFFFEC4</text:p>
          </table:table-cell>
          <table:table-cell table:style-name="ce3" table:formula="of:=DEC2HEX(ROUND(IF([.$B10]/COS([.AV$2]*0.0174533)&lt;255;[.$B10]/COS([.AV$2]*0.0174533);255);0)  ;2)" office:value-type="string" office:string-value="FFFFFFFE5F">
            <text:p>FFFFFFFE5F</text:p>
          </table:table-cell>
          <table:table-cell table:style-name="ce3" table:formula="of:=DEC2HEX(ROUND(IF([.$B10]/COS([.AW$2]*0.0174533)&lt;255;[.$B10]/COS([.AW$2]*0.0174533);255);0)  ;2)" office:value-type="string" office:string-value="FFFFFFFD94">
            <text:p>FFFFFFFD94</text:p>
          </table:table-cell>
          <table:table-cell table:style-name="ce3" table:formula="of:=DEC2HEX(ROUND(IF([.$B10]/COS([.AX$2]*0.0174533)&lt;255;[.$B10]/COS([.AX$2]*0.0174533);255);0)  ;2)" office:value-type="string" office:string-value="FFFFFFFB2D">
            <text:p>FFFFFFFB2D</text:p>
          </table:table-cell>
          <table:table-cell table:style-name="ce3" table:formula="of:=DEC2HEX(ROUND(IF([.$B10]/COS([.AY$2]*0.0174533)&lt;255;[.$B10]/COS([.AY$2]*0.0174533);255);0)  ;2)" office:value-type="string" office:string-value="FF">
            <text:p>FF</text:p>
          </table:table-cell>
          <table:table-cell table:style-name="ce3" table:formula="of:=DEC2HEX(ROUND(IF([.$B10]/COS([.AZ$2]*0.0174533)&lt;255;[.$B10]/COS([.AZ$2]*0.0174533);255);0)  ;2)" office:value-type="string" office:string-value="FF">
            <text:p>FF</text:p>
          </table:table-cell>
          <table:table-cell table:style-name="ce3" table:formula="of:=DEC2HEX(ROUND(IF([.$B10]/COS([.BA$2]*0.0174533)&lt;255;[.$B10]/COS([.BA$2]*0.0174533);255);0)  ;2)" office:value-type="string" office:string-value="FF">
            <text:p>FF</text:p>
          </table:table-cell>
          <table:table-cell table:style-name="ce3" table:formula="of:=DEC2HEX(ROUND(IF([.$B10]/COS([.BB$2]*0.0174533)&lt;255;[.$B10]/COS([.BB$2]*0.0174533);255);0)  ;2)" office:value-type="string" office:string-value="FF">
            <text:p>FF</text:p>
          </table:table-cell>
          <table:table-cell table:style-name="ce3" table:formula="of:=DEC2HEX(ROUND(IF([.$B10]/COS([.BC$2]*0.0174533)&lt;255;[.$B10]/COS([.BC$2]*0.0174533);255);0)  ;2)" office:value-type="string" office:string-value="FF">
            <text:p>FF</text:p>
          </table:table-cell>
          <table:table-cell table:style-name="ce3" table:formula="of:=DEC2HEX(ROUND(IF([.$B10]/COS([.BD$2]*0.0174533)&lt;255;[.$B10]/COS([.BD$2]*0.0174533);255);0)  ;2)" office:value-type="string" office:string-value="FF">
            <text:p>FF</text:p>
          </table:table-cell>
          <table:table-cell table:style-name="ce3" table:formula="of:=DEC2HEX(ROUND(IF([.$B10]/COS([.BE$2]*0.0174533)&lt;255;[.$B10]/COS([.BE$2]*0.0174533);255);0)  ;2)" office:value-type="string" office:string-value="DA">
            <text:p>DA</text:p>
          </table:table-cell>
          <table:table-cell table:style-name="ce3" table:formula="of:=DEC2HEX(ROUND(IF([.$B10]/COS([.BF$2]*0.0174533)&lt;255;[.$B10]/COS([.BF$2]*0.0174533);255);0)  ;2)" office:value-type="string" office:string-value="BF">
            <text:p>BF</text:p>
          </table:table-cell>
          <table:table-cell table:style-name="ce3" table:formula="of:=DEC2HEX(ROUND(IF([.$B10]/COS([.BG$2]*0.0174533)&lt;255;[.$B10]/COS([.BG$2]*0.0174533);255);0)  ;2)" office:value-type="string" office:string-value="AB">
            <text:p>AB</text:p>
          </table:table-cell>
          <table:table-cell table:style-name="ce3" table:formula="of:=DEC2HEX(ROUND(IF([.$B10]/COS([.BH$2]*0.0174533)&lt;255;[.$B10]/COS([.BH$2]*0.0174533);255);0)  ;2)" office:value-type="string" office:string-value="9D">
            <text:p>9D</text:p>
          </table:table-cell>
          <table:table-cell table:style-name="ce3" table:formula="of:=DEC2HEX(ROUND(IF([.$B10]/COS([.BI$2]*0.0174533)&lt;255;[.$B10]/COS([.BI$2]*0.0174533);255);0)  ;2)" office:value-type="string" office:string-value="92">
            <text:p>92</text:p>
          </table:table-cell>
          <table:table-cell table:style-name="ce3" table:formula="of:=DEC2HEX(ROUND(IF([.$B10]/COS([.BJ$2]*0.0174533)&lt;255;[.$B10]/COS([.BJ$2]*0.0174533);255);0)  ;2)" office:value-type="string" office:string-value="89">
            <text:p>89</text:p>
          </table:table-cell>
          <table:table-cell table:style-name="ce3" table:formula="of:=DEC2HEX(ROUND(IF([.$B10]/COS([.BK$2]*0.0174533)&lt;255;[.$B10]/COS([.BK$2]*0.0174533);255);0)  ;2)" office:value-type="string" office:string-value="83">
            <text:p>83</text:p>
          </table:table-cell>
          <table:table-cell table:style-name="ce3" table:formula="of:=DEC2HEX(ROUND(IF([.$B10]/COS([.BL$2]*0.0174533)&lt;255;[.$B10]/COS([.BL$2]*0.0174533);255);0)  ;2)" office:value-type="string" office:string-value="7E">
            <text:p>7E</text:p>
          </table:table-cell>
          <table:table-cell table:style-name="ce3" table:formula="of:=DEC2HEX(ROUND(IF([.$B10]/COS([.BM$2]*0.0174533)&lt;255;[.$B10]/COS([.BM$2]*0.0174533);255);0)  ;2)" office:value-type="string" office:string-value="7B">
            <text:p>7B</text:p>
          </table:table-cell>
          <table:table-cell table:style-name="ce3" table:formula="of:=DEC2HEX(ROUND(IF([.$B10]/COS([.BN$2]*0.0174533)&lt;255;[.$B10]/COS([.BN$2]*0.0174533);255);0)  ;2)" office:value-type="string" office:string-value="7A">
            <text:p>7A</text:p>
          </table:table-cell>
          <table:table-cell table:style-name="ce3" table:formula="of:=DEC2HEX(ROUND(IF([.$B10]/COS([.BO$2]*0.0174533)&lt;255;[.$B10]/COS([.BO$2]*0.0174533);255);0)  ;2)" office:value-type="string" office:string-value="79">
            <text:p>79</text:p>
          </table:table-cell>
          <table:table-cell table:style-name="ce3" table:formula="of:=DEC2HEX(ROUND(IF([.$B10]/COS([.BP$2]*0.0174533)&lt;255;[.$B10]/COS([.BP$2]*0.0174533);255);0)  ;2)" office:value-type="string" office:string-value="7A">
            <text:p>7A</text:p>
          </table:table-cell>
          <table:table-cell table:style-name="ce3" table:formula="of:=DEC2HEX(ROUND(IF([.$B10]/COS([.BQ$2]*0.0174533)&lt;255;[.$B10]/COS([.BQ$2]*0.0174533);255);0)  ;2)" office:value-type="string" office:string-value="7B">
            <text:p>7B</text:p>
          </table:table-cell>
          <table:table-cell table:style-name="ce3" table:formula="of:=DEC2HEX(ROUND(IF([.$B10]/COS([.BR$2]*0.0174533)&lt;255;[.$B10]/COS([.BR$2]*0.0174533);255);0)  ;2)" office:value-type="string" office:string-value="7E">
            <text:p>7E</text:p>
          </table:table-cell>
          <table:table-cell table:style-name="ce3" table:formula="of:=DEC2HEX(ROUND(IF([.$B10]/COS([.BS$2]*0.0174533)&lt;255;[.$B10]/COS([.BS$2]*0.0174533);255);0)  ;2)" office:value-type="string" office:string-value="83">
            <text:p>83</text:p>
          </table:table-cell>
          <table:table-cell table:style-name="ce3" table:formula="of:=DEC2HEX(ROUND(IF([.$B10]/COS([.BT$2]*0.0174533)&lt;255;[.$B10]/COS([.BT$2]*0.0174533);255);0)  ;2)" office:value-type="string" office:string-value="89">
            <text:p>89</text:p>
          </table:table-cell>
          <table:table-cell table:style-name="ce3" table:formula="of:=DEC2HEX(ROUND(IF([.$B10]/COS([.BU$2]*0.0174533)&lt;255;[.$B10]/COS([.BU$2]*0.0174533);255);0)  ;2)" office:value-type="string" office:string-value="92">
            <text:p>92</text:p>
          </table:table-cell>
          <table:table-cell table:style-name="ce3" table:formula="of:=DEC2HEX(ROUND(IF([.$B10]/COS([.BV$2]*0.0174533)&lt;255;[.$B10]/COS([.BV$2]*0.0174533);255);0)  ;2)" office:value-type="string" office:string-value="9D">
            <text:p>9D</text:p>
          </table:table-cell>
          <table:table-cell table:style-name="ce3" table:formula="of:=DEC2HEX(ROUND(IF([.$B10]/COS([.BW$2]*0.0174533)&lt;255;[.$B10]/COS([.BW$2]*0.0174533);255);0)  ;2)" office:value-type="string" office:string-value="AB">
            <text:p>AB</text:p>
          </table:table-cell>
          <table:table-cell table:style-name="ce3" table:formula="of:=DEC2HEX(ROUND(IF([.$B10]/COS([.BX$2]*0.0174533)&lt;255;[.$B10]/COS([.BX$2]*0.0174533);255);0)  ;2)" office:value-type="string" office:string-value="BF">
            <text:p>BF</text:p>
          </table:table-cell>
          <table:table-cell table:style-name="ce3" table:formula="of:=DEC2HEX(ROUND(IF([.$B10]/COS([.BY$2]*0.0174533)&lt;255;[.$B10]/COS([.BY$2]*0.0174533);255);0)  ;2)" office:value-type="string" office:string-value="DA">
            <text:p>DA</text:p>
          </table:table-cell>
          <table:table-cell table:style-name="ce3" table:formula="of:=DEC2HEX(ROUND(IF([.$B10]/COS([.BZ$2]*0.0174533)&lt;255;[.$B10]/COS([.BZ$2]*0.0174533);255);0)  ;2)" office:value-type="string" office:string-value="FF">
            <text:p>FF</text:p>
          </table:table-cell>
          <table:table-cell table:style-name="ce3" table:formula="of:=DEC2HEX(ROUND(IF([.$B10]/COS([.CA$2]*0.0174533)&lt;255;[.$B10]/COS([.CA$2]*0.0174533);255);0)  ;2)" office:value-type="string" office:string-value="FF">
            <text:p>FF</text:p>
          </table:table-cell>
          <table:table-cell table:style-name="ce3" table:formula="of:=DEC2HEX(ROUND(IF([.$B10]/COS([.CB$2]*0.0174533)&lt;255;[.$B10]/COS([.CB$2]*0.0174533);255);0)  ;2)" office:value-type="string" office:string-value="FF">
            <text:p>FF</text:p>
          </table:table-cell>
          <table:table-cell table:style-name="ce3" table:formula="of:=DEC2HEX(ROUND(IF([.$B10]/COS([.CC$2]*0.0174533)&lt;255;[.$B1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0]+1" office:value-type="float" office:value="7">
            <text:p>7</text:p>
          </table:table-cell>
          <table:table-cell table:style-name="ce2" table:formula="of:=[.B10]-1" office:value-type="float" office:value="120">
            <text:p>120</text:p>
          </table:table-cell>
          <table:table-cell table:formula="of:=DEC2HEX(ROUND(IF([.$B11]/[.C$3]&lt;127;127-[.$B11]/[.C$3];0) ;0) ;2)" office:value-type="string" office:string-value="07">
            <text:p>07</text:p>
          </table:table-cell>
          <table:table-cell table:formula="of:=DEC2HEX(ROUND(IF([.$B11]/[.D$3]&lt;127;127-[.$B11]/[.D$3];0) ;0) ;2)" office:value-type="string" office:string-value="06">
            <text:p>06</text:p>
          </table:table-cell>
          <table:table-cell table:formula="of:=DEC2HEX(ROUND(IF([.$B11]/[.E$3]&lt;127;127-[.$B11]/[.E$3];0) ;0) ;2)" office:value-type="string" office:string-value="05">
            <text:p>05</text:p>
          </table:table-cell>
          <table:table-cell table:formula="of:=DEC2HEX(ROUND(IF([.$B11]/[.F$3]&lt;127;127-[.$B11]/[.F$3];0) ;0) ;2)" office:value-type="string" office:string-value="02">
            <text:p>02</text:p>
          </table:table-cell>
          <table:table-cell table:formula="of:=DEC2HEX(ROUND(IF([.$B11]/[.G$3]&lt;127;127-[.$B11]/[.G$3];0) ;0) ;2)" office:value-type="string" office:string-value="00">
            <text:p>00</text:p>
          </table:table-cell>
          <table:table-cell table:formula="of:=DEC2HEX(ROUND(IF([.$B11]/[.H$3]&lt;127;127-[.$B11]/[.H$3];0) ;0) ;2)" office:value-type="string" office:string-value="00">
            <text:p>00</text:p>
          </table:table-cell>
          <table:table-cell table:formula="of:=DEC2HEX(ROUND(IF([.$B11]/[.I$3]&lt;127;127-[.$B11]/[.I$3];0) ;0) ;2)" office:value-type="string" office:string-value="00">
            <text:p>00</text:p>
          </table:table-cell>
          <table:table-cell table:formula="of:=DEC2HEX(ROUND(IF([.$B11]/[.J$3]&lt;127;127-[.$B11]/[.J$3];0) ;0) ;2)" office:value-type="string" office:string-value="00">
            <text:p>00</text:p>
          </table:table-cell>
          <table:table-cell table:formula="of:=DEC2HEX(ROUND(IF([.$B11]/[.K$3]&lt;127;127-[.$B11]/[.K$3];0) ;0) ;2)" office:value-type="string" office:string-value="00">
            <text:p>00</text:p>
          </table:table-cell>
          <table:table-cell table:formula="of:=DEC2HEX(ROUND(IF([.$B11]/[.L$3]&lt;127;127-[.$B11]/[.L$3];0) ;0) ;2)" office:value-type="string" office:string-value="00">
            <text:p>00</text:p>
          </table:table-cell>
          <table:table-cell table:style-name="ce3" table:formula="of:=DEC2HEX(ROUND(IF([.$B11]/[.M$3]&lt;127;127-[.$B11]/[.M$3];0) ;0) ;2)" office:value-type="string" office:string-value="00">
            <text:p>00</text:p>
          </table:table-cell>
          <table:table-cell table:style-name="ce3" table:formula="of:=DEC2HEX(ROUND(IF([.$B11]/[.N$3]&lt;127;127-[.$B11]/[.N$3];0) ;0) ;2)" office:value-type="string" office:string-value="00">
            <text:p>00</text:p>
          </table:table-cell>
          <table:table-cell table:style-name="ce3" table:formula="of:=DEC2HEX(ROUND(IF([.$B11]/[.O$3]&lt;127;127-[.$B11]/[.O$3];0) ;0) ;2)" office:value-type="string" office:string-value="00">
            <text:p>00</text:p>
          </table:table-cell>
          <table:table-cell table:style-name="ce3" table:formula="of:=DEC2HEX(ROUND(IF([.$B11]/[.P$3]&lt;127;127-[.$B11]/[.P$3];0) ;0) ;2)" office:value-type="string" office:string-value="00">
            <text:p>00</text:p>
          </table:table-cell>
          <table:table-cell table:style-name="ce3" table:formula="of:=DEC2HEX(ROUND(IF([.$B11]/[.Q$3]&lt;127;127-[.$B11]/[.Q$3];0) ;0) ;2)" office:value-type="string" office:string-value="00">
            <text:p>00</text:p>
          </table:table-cell>
          <table:table-cell table:style-name="ce3" table:formula="of:=DEC2HEX(ROUND(IF([.$B11]/[.R$3]&lt;127;127-[.$B11]/[.R$3];0) ;0) ;2)" office:value-type="string" office:string-value="00">
            <text:p>00</text:p>
          </table:table-cell>
          <table:table-cell table:style-name="ce3" table:formula="of:=DEC2HEX(ROUND(IF([.$B11]/[.S$3]&lt;127;[.$B11]/[.S$3];127) ;0) ;2)" office:value-type="float" office:value="0">
            <text:p>#ДЕЛ/0!</text:p>
          </table:table-cell>
          <table:table-cell table:style-name="ce3" table:formula="of:=DEC2HEX(ROUND(IF([.$B11]/[.T$3]&lt;127;[.$B11]/[.T$3];127) ;0) ;2)" office:value-type="string" office:string-value="FFFFFFFB38">
            <text:p>FFFFFFFB38</text:p>
          </table:table-cell>
          <table:table-cell table:style-name="ce3" table:formula="of:=DEC2HEX(ROUND(IF([.$B11]/[.U$3]&lt;127;[.$B11]/[.U$3];127) ;0) ;2)" office:value-type="string" office:string-value="FFFFFFFD99">
            <text:p>FFFFFFFD99</text:p>
          </table:table-cell>
          <table:table-cell table:style-name="ce3" table:formula="of:=DEC2HEX(ROUND(IF([.$B11]/[.V$3]&lt;127;[.$B11]/[.V$3];127) ;0) ;2)" office:value-type="string" office:string-value="FFFFFFFE62">
            <text:p>FFFFFFFE62</text:p>
          </table:table-cell>
          <table:table-cell table:style-name="ce3" table:formula="of:=DEC2HEX(ROUND(IF([.$B11]/[.W$3]&lt;127;[.$B11]/[.W$3];127) ;0) ;2)" office:value-type="string" office:string-value="FFFFFFFEC7">
            <text:p>FFFFFFFEC7</text:p>
          </table:table-cell>
          <table:table-cell table:style-name="ce3" table:formula="of:=DEC2HEX(ROUND(IF([.$B11]/[.X$3]&lt;127;[.$B11]/[.X$3];127) ;0) ;2)" office:value-type="string" office:string-value="FFFFFFFF01">
            <text:p>FFFFFFFF01</text:p>
          </table:table-cell>
          <table:table-cell table:style-name="ce3" table:formula="of:=DEC2HEX(ROUND(IF([.$B11]/[.Y$3]&lt;127;[.$B11]/[.Y$3];127) ;0) ;2)" office:value-type="string" office:string-value="FFFFFFFF28">
            <text:p>FFFFFFFF28</text:p>
          </table:table-cell>
          <table:table-cell table:style-name="ce3" table:formula="of:=DEC2HEX(ROUND(IF([.$B11]/[.Z$3]&lt;127;[.$B11]/[.Z$3];127) ;0) ;2)" office:value-type="string" office:string-value="FFFFFFFF43">
            <text:p>FFFFFFFF43</text:p>
          </table:table-cell>
          <table:table-cell table:style-name="ce3" table:formula="of:=DEC2HEX(ROUND(IF([.$B11]/[.AA$3]&lt;127;[.$B11]/[.AA$3];127) ;0) ;2)" office:value-type="string" office:string-value="FFFFFFFF56">
            <text:p>FFFFFFFF56</text:p>
          </table:table-cell>
          <table:table-cell table:style-name="ce3" table:formula="of:=DEC2HEX(ROUND(IF([.$B11]/[.AB$3]&lt;127;[.$B11]/[.AB$3];127) ;0) ;2)" office:value-type="string" office:string-value="FFFFFFFF65">
            <text:p>FFFFFFFF65</text:p>
          </table:table-cell>
          <table:table-cell table:style-name="ce3" table:formula="of:=DEC2HEX(ROUND(IF([.$B11]/[.AC$3]&lt;127;[.$B11]/[.AC$3];127) ;0) ;2)" office:value-type="string" office:string-value="FFFFFFFF70">
            <text:p>FFFFFFFF70</text:p>
          </table:table-cell>
          <table:table-cell table:style-name="ce3" table:formula="of:=DEC2HEX(ROUND(IF([.$B11]/[.AD$3]&lt;127;[.$B11]/[.AD$3];127) ;0) ;2)" office:value-type="string" office:string-value="FFFFFFFF78">
            <text:p>FFFFFFFF78</text:p>
          </table:table-cell>
          <table:table-cell table:style-name="ce3" table:formula="of:=DEC2HEX(ROUND(IF([.$B11]/[.AE$3]&lt;127;[.$B11]/[.AE$3];127) ;0) ;2)" office:value-type="string" office:string-value="FFFFFFFF7E">
            <text:p>FFFFFFFF7E</text:p>
          </table:table-cell>
          <table:table-cell table:style-name="ce3" table:formula="of:=DEC2HEX(ROUND(IF([.$B11]/[.AF$3]&lt;127;[.$B11]/[.AF$3];127) ;0) ;2)" office:value-type="string" office:string-value="FFFFFFFF83">
            <text:p>FFFFFFFF83</text:p>
          </table:table-cell>
          <table:table-cell table:style-name="ce3" table:formula="of:=DEC2HEX(ROUND(IF([.$B11]/[.AG$3]&lt;127;[.$B11]/[.AG$3];127) ;0) ;2)" office:value-type="string" office:string-value="FFFFFFFF86">
            <text:p>FFFFFFFF86</text:p>
          </table:table-cell>
          <table:table-cell table:style-name="ce3" table:formula="of:=DEC2HEX(ROUND(IF([.$B11]/[.AH$3]&lt;127;[.$B11]/[.AH$3];127) ;0) ;2)" office:value-type="string" office:string-value="FFFFFFFF87">
            <text:p>FFFFFFFF87</text:p>
          </table:table-cell>
          <table:table-cell table:style-name="ce3" table:formula="of:=DEC2HEX(ROUND(IF([.$B11]/[.AI$3]&lt;255;[.$B11]/[.AI$3];255) ;0) ;2)" office:value-type="string" office:string-value="FFFFFFFF88">
            <text:p>FFFFFFFF88</text:p>
          </table:table-cell>
          <table:table-cell table:style-name="ce3" table:formula="of:=DEC2HEX(ROUND(IF([.$B11]/COS([.AJ$2]*0.0174533)&lt;255;[.$B11]/COS([.AJ$2]*0.0174533);255);0)  ;2)" office:value-type="string" office:string-value="FFFFFFFF87">
            <text:p>FFFFFFFF87</text:p>
          </table:table-cell>
          <table:table-cell table:style-name="ce3" table:formula="of:=DEC2HEX(ROUND(IF([.$B11]/COS([.AK$2]*0.0174533)&lt;255;[.$B11]/COS([.AK$2]*0.0174533);255);0)  ;2)" office:value-type="string" office:string-value="FFFFFFFF86">
            <text:p>FFFFFFFF86</text:p>
          </table:table-cell>
          <table:table-cell table:style-name="ce3" table:formula="of:=DEC2HEX(ROUND(IF([.$B11]/COS([.AL$2]*0.0174533)&lt;255;[.$B11]/COS([.AL$2]*0.0174533);255);0)  ;2)" office:value-type="string" office:string-value="FFFFFFFF83">
            <text:p>FFFFFFFF83</text:p>
          </table:table-cell>
          <table:table-cell table:style-name="ce3" table:formula="of:=DEC2HEX(ROUND(IF([.$B11]/COS([.AM$2]*0.0174533)&lt;255;[.$B11]/COS([.AM$2]*0.0174533);255);0)  ;2)" office:value-type="string" office:string-value="FFFFFFFF7E">
            <text:p>FFFFFFFF7E</text:p>
          </table:table-cell>
          <table:table-cell table:style-name="ce3" table:formula="of:=DEC2HEX(ROUND(IF([.$B11]/COS([.AN$2]*0.0174533)&lt;255;[.$B11]/COS([.AN$2]*0.0174533);255);0)  ;2)" office:value-type="string" office:string-value="FFFFFFFF78">
            <text:p>FFFFFFFF78</text:p>
          </table:table-cell>
          <table:table-cell table:style-name="ce3" table:formula="of:=DEC2HEX(ROUND(IF([.$B11]/COS([.AO$2]*0.0174533)&lt;255;[.$B11]/COS([.AO$2]*0.0174533);255);0)  ;2)" office:value-type="string" office:string-value="FFFFFFFF70">
            <text:p>FFFFFFFF70</text:p>
          </table:table-cell>
          <table:table-cell table:style-name="ce3" table:formula="of:=DEC2HEX(ROUND(IF([.$B11]/COS([.AP$2]*0.0174533)&lt;255;[.$B11]/COS([.AP$2]*0.0174533);255);0)  ;2)" office:value-type="string" office:string-value="FFFFFFFF65">
            <text:p>FFFFFFFF65</text:p>
          </table:table-cell>
          <table:table-cell table:style-name="ce3" table:formula="of:=DEC2HEX(ROUND(IF([.$B11]/COS([.AQ$2]*0.0174533)&lt;255;[.$B11]/COS([.AQ$2]*0.0174533);255);0)  ;2)" office:value-type="string" office:string-value="FFFFFFFF56">
            <text:p>FFFFFFFF56</text:p>
          </table:table-cell>
          <table:table-cell table:style-name="ce3" table:formula="of:=DEC2HEX(ROUND(IF([.$B11]/COS([.AR$2]*0.0174533)&lt;255;[.$B11]/COS([.AR$2]*0.0174533);255);0)  ;2)" office:value-type="string" office:string-value="FFFFFFFF43">
            <text:p>FFFFFFFF43</text:p>
          </table:table-cell>
          <table:table-cell table:style-name="ce3" table:formula="of:=DEC2HEX(ROUND(IF([.$B11]/COS([.AS$2]*0.0174533)&lt;255;[.$B11]/COS([.AS$2]*0.0174533);255);0)  ;2)" office:value-type="string" office:string-value="FFFFFFFF28">
            <text:p>FFFFFFFF28</text:p>
          </table:table-cell>
          <table:table-cell table:style-name="ce3" table:formula="of:=DEC2HEX(ROUND(IF([.$B11]/COS([.AT$2]*0.0174533)&lt;255;[.$B11]/COS([.AT$2]*0.0174533);255);0)  ;2)" office:value-type="string" office:string-value="FFFFFFFF01">
            <text:p>FFFFFFFF01</text:p>
          </table:table-cell>
          <table:table-cell table:style-name="ce3" table:formula="of:=DEC2HEX(ROUND(IF([.$B11]/COS([.AU$2]*0.0174533)&lt;255;[.$B11]/COS([.AU$2]*0.0174533);255);0)  ;2)" office:value-type="string" office:string-value="FFFFFFFEC6">
            <text:p>FFFFFFFEC6</text:p>
          </table:table-cell>
          <table:table-cell table:style-name="ce3" table:formula="of:=DEC2HEX(ROUND(IF([.$B11]/COS([.AV$2]*0.0174533)&lt;255;[.$B11]/COS([.AV$2]*0.0174533);255);0)  ;2)" office:value-type="string" office:string-value="FFFFFFFE63">
            <text:p>FFFFFFFE63</text:p>
          </table:table-cell>
          <table:table-cell table:style-name="ce3" table:formula="of:=DEC2HEX(ROUND(IF([.$B11]/COS([.AW$2]*0.0174533)&lt;255;[.$B11]/COS([.AW$2]*0.0174533);255);0)  ;2)" office:value-type="string" office:string-value="FFFFFFFD99">
            <text:p>FFFFFFFD99</text:p>
          </table:table-cell>
          <table:table-cell table:style-name="ce3" table:formula="of:=DEC2HEX(ROUND(IF([.$B11]/COS([.AX$2]*0.0174533)&lt;255;[.$B11]/COS([.AX$2]*0.0174533);255);0)  ;2)" office:value-type="string" office:string-value="FFFFFFFB38">
            <text:p>FFFFFFFB38</text:p>
          </table:table-cell>
          <table:table-cell table:style-name="ce3" table:formula="of:=DEC2HEX(ROUND(IF([.$B11]/COS([.AY$2]*0.0174533)&lt;255;[.$B11]/COS([.AY$2]*0.0174533);255);0)  ;2)" office:value-type="string" office:string-value="FF">
            <text:p>FF</text:p>
          </table:table-cell>
          <table:table-cell table:style-name="ce3" table:formula="of:=DEC2HEX(ROUND(IF([.$B11]/COS([.AZ$2]*0.0174533)&lt;255;[.$B11]/COS([.AZ$2]*0.0174533);255);0)  ;2)" office:value-type="string" office:string-value="FF">
            <text:p>FF</text:p>
          </table:table-cell>
          <table:table-cell table:style-name="ce3" table:formula="of:=DEC2HEX(ROUND(IF([.$B11]/COS([.BA$2]*0.0174533)&lt;255;[.$B11]/COS([.BA$2]*0.0174533);255);0)  ;2)" office:value-type="string" office:string-value="FF">
            <text:p>FF</text:p>
          </table:table-cell>
          <table:table-cell table:style-name="ce3" table:formula="of:=DEC2HEX(ROUND(IF([.$B11]/COS([.BB$2]*0.0174533)&lt;255;[.$B11]/COS([.BB$2]*0.0174533);255);0)  ;2)" office:value-type="string" office:string-value="FF">
            <text:p>FF</text:p>
          </table:table-cell>
          <table:table-cell table:style-name="ce3" table:formula="of:=DEC2HEX(ROUND(IF([.$B11]/COS([.BC$2]*0.0174533)&lt;255;[.$B11]/COS([.BC$2]*0.0174533);255);0)  ;2)" office:value-type="string" office:string-value="FF">
            <text:p>FF</text:p>
          </table:table-cell>
          <table:table-cell table:style-name="ce3" table:formula="of:=DEC2HEX(ROUND(IF([.$B11]/COS([.BD$2]*0.0174533)&lt;255;[.$B11]/COS([.BD$2]*0.0174533);255);0)  ;2)" office:value-type="string" office:string-value="FF">
            <text:p>FF</text:p>
          </table:table-cell>
          <table:table-cell table:style-name="ce3" table:formula="of:=DEC2HEX(ROUND(IF([.$B11]/COS([.BE$2]*0.0174533)&lt;255;[.$B11]/COS([.BE$2]*0.0174533);255);0)  ;2)" office:value-type="string" office:string-value="D8">
            <text:p>D8</text:p>
          </table:table-cell>
          <table:table-cell table:style-name="ce3" table:formula="of:=DEC2HEX(ROUND(IF([.$B11]/COS([.BF$2]*0.0174533)&lt;255;[.$B11]/COS([.BF$2]*0.0174533);255);0)  ;2)" office:value-type="string" office:string-value="BD">
            <text:p>BD</text:p>
          </table:table-cell>
          <table:table-cell table:style-name="ce3" table:formula="of:=DEC2HEX(ROUND(IF([.$B11]/COS([.BG$2]*0.0174533)&lt;255;[.$B11]/COS([.BG$2]*0.0174533);255);0)  ;2)" office:value-type="string" office:string-value="AA">
            <text:p>AA</text:p>
          </table:table-cell>
          <table:table-cell table:style-name="ce3" table:formula="of:=DEC2HEX(ROUND(IF([.$B11]/COS([.BH$2]*0.0174533)&lt;255;[.$B11]/COS([.BH$2]*0.0174533);255);0)  ;2)" office:value-type="string" office:string-value="9B">
            <text:p>9B</text:p>
          </table:table-cell>
          <table:table-cell table:style-name="ce3" table:formula="of:=DEC2HEX(ROUND(IF([.$B11]/COS([.BI$2]*0.0174533)&lt;255;[.$B11]/COS([.BI$2]*0.0174533);255);0)  ;2)" office:value-type="string" office:string-value="90">
            <text:p>90</text:p>
          </table:table-cell>
          <table:table-cell table:style-name="ce3" table:formula="of:=DEC2HEX(ROUND(IF([.$B11]/COS([.BJ$2]*0.0174533)&lt;255;[.$B11]/COS([.BJ$2]*0.0174533);255);0)  ;2)" office:value-type="string" office:string-value="88">
            <text:p>88</text:p>
          </table:table-cell>
          <table:table-cell table:style-name="ce3" table:formula="of:=DEC2HEX(ROUND(IF([.$B11]/COS([.BK$2]*0.0174533)&lt;255;[.$B11]/COS([.BK$2]*0.0174533);255);0)  ;2)" office:value-type="string" office:string-value="82">
            <text:p>82</text:p>
          </table:table-cell>
          <table:table-cell table:style-name="ce3" table:formula="of:=DEC2HEX(ROUND(IF([.$B11]/COS([.BL$2]*0.0174533)&lt;255;[.$B11]/COS([.BL$2]*0.0174533);255);0)  ;2)" office:value-type="string" office:string-value="7D">
            <text:p>7D</text:p>
          </table:table-cell>
          <table:table-cell table:style-name="ce3" table:formula="of:=DEC2HEX(ROUND(IF([.$B11]/COS([.BM$2]*0.0174533)&lt;255;[.$B11]/COS([.BM$2]*0.0174533);255);0)  ;2)" office:value-type="string" office:string-value="7A">
            <text:p>7A</text:p>
          </table:table-cell>
          <table:table-cell table:style-name="ce3" table:formula="of:=DEC2HEX(ROUND(IF([.$B11]/COS([.BN$2]*0.0174533)&lt;255;[.$B11]/COS([.BN$2]*0.0174533);255);0)  ;2)" office:value-type="string" office:string-value="79">
            <text:p>79</text:p>
          </table:table-cell>
          <table:table-cell table:style-name="ce3" table:formula="of:=DEC2HEX(ROUND(IF([.$B11]/COS([.BO$2]*0.0174533)&lt;255;[.$B11]/COS([.BO$2]*0.0174533);255);0)  ;2)" office:value-type="string" office:string-value="78">
            <text:p>78</text:p>
          </table:table-cell>
          <table:table-cell table:style-name="ce3" table:formula="of:=DEC2HEX(ROUND(IF([.$B11]/COS([.BP$2]*0.0174533)&lt;255;[.$B11]/COS([.BP$2]*0.0174533);255);0)  ;2)" office:value-type="string" office:string-value="79">
            <text:p>79</text:p>
          </table:table-cell>
          <table:table-cell table:style-name="ce3" table:formula="of:=DEC2HEX(ROUND(IF([.$B11]/COS([.BQ$2]*0.0174533)&lt;255;[.$B11]/COS([.BQ$2]*0.0174533);255);0)  ;2)" office:value-type="string" office:string-value="7A">
            <text:p>7A</text:p>
          </table:table-cell>
          <table:table-cell table:style-name="ce3" table:formula="of:=DEC2HEX(ROUND(IF([.$B11]/COS([.BR$2]*0.0174533)&lt;255;[.$B11]/COS([.BR$2]*0.0174533);255);0)  ;2)" office:value-type="string" office:string-value="7D">
            <text:p>7D</text:p>
          </table:table-cell>
          <table:table-cell table:style-name="ce3" table:formula="of:=DEC2HEX(ROUND(IF([.$B11]/COS([.BS$2]*0.0174533)&lt;255;[.$B11]/COS([.BS$2]*0.0174533);255);0)  ;2)" office:value-type="string" office:string-value="82">
            <text:p>82</text:p>
          </table:table-cell>
          <table:table-cell table:style-name="ce3" table:formula="of:=DEC2HEX(ROUND(IF([.$B11]/COS([.BT$2]*0.0174533)&lt;255;[.$B11]/COS([.BT$2]*0.0174533);255);0)  ;2)" office:value-type="string" office:string-value="88">
            <text:p>88</text:p>
          </table:table-cell>
          <table:table-cell table:style-name="ce3" table:formula="of:=DEC2HEX(ROUND(IF([.$B11]/COS([.BU$2]*0.0174533)&lt;255;[.$B11]/COS([.BU$2]*0.0174533);255);0)  ;2)" office:value-type="string" office:string-value="90">
            <text:p>90</text:p>
          </table:table-cell>
          <table:table-cell table:style-name="ce3" table:formula="of:=DEC2HEX(ROUND(IF([.$B11]/COS([.BV$2]*0.0174533)&lt;255;[.$B11]/COS([.BV$2]*0.0174533);255);0)  ;2)" office:value-type="string" office:string-value="9B">
            <text:p>9B</text:p>
          </table:table-cell>
          <table:table-cell table:style-name="ce3" table:formula="of:=DEC2HEX(ROUND(IF([.$B11]/COS([.BW$2]*0.0174533)&lt;255;[.$B11]/COS([.BW$2]*0.0174533);255);0)  ;2)" office:value-type="string" office:string-value="AA">
            <text:p>AA</text:p>
          </table:table-cell>
          <table:table-cell table:style-name="ce3" table:formula="of:=DEC2HEX(ROUND(IF([.$B11]/COS([.BX$2]*0.0174533)&lt;255;[.$B11]/COS([.BX$2]*0.0174533);255);0)  ;2)" office:value-type="string" office:string-value="BD">
            <text:p>BD</text:p>
          </table:table-cell>
          <table:table-cell table:style-name="ce3" table:formula="of:=DEC2HEX(ROUND(IF([.$B11]/COS([.BY$2]*0.0174533)&lt;255;[.$B11]/COS([.BY$2]*0.0174533);255);0)  ;2)" office:value-type="string" office:string-value="D8">
            <text:p>D8</text:p>
          </table:table-cell>
          <table:table-cell table:style-name="ce3" table:formula="of:=DEC2HEX(ROUND(IF([.$B11]/COS([.BZ$2]*0.0174533)&lt;255;[.$B11]/COS([.BZ$2]*0.0174533);255);0)  ;2)" office:value-type="string" office:string-value="FF">
            <text:p>FF</text:p>
          </table:table-cell>
          <table:table-cell table:style-name="ce3" table:formula="of:=DEC2HEX(ROUND(IF([.$B11]/COS([.CA$2]*0.0174533)&lt;255;[.$B11]/COS([.CA$2]*0.0174533);255);0)  ;2)" office:value-type="string" office:string-value="FF">
            <text:p>FF</text:p>
          </table:table-cell>
          <table:table-cell table:style-name="ce3" table:formula="of:=DEC2HEX(ROUND(IF([.$B11]/COS([.CB$2]*0.0174533)&lt;255;[.$B11]/COS([.CB$2]*0.0174533);255);0)  ;2)" office:value-type="string" office:string-value="FF">
            <text:p>FF</text:p>
          </table:table-cell>
          <table:table-cell table:style-name="ce3" table:formula="of:=DEC2HEX(ROUND(IF([.$B11]/COS([.CC$2]*0.0174533)&lt;255;[.$B1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1]+1" office:value-type="float" office:value="8">
            <text:p>8</text:p>
          </table:table-cell>
          <table:table-cell table:style-name="ce2" table:formula="of:=[.B11]-1" office:value-type="float" office:value="119">
            <text:p>119</text:p>
          </table:table-cell>
          <table:table-cell table:formula="of:=DEC2HEX(ROUND(IF([.$B12]/[.C$3]&lt;127;127-[.$B12]/[.C$3];0) ;0) ;2)" office:value-type="string" office:string-value="08">
            <text:p>08</text:p>
          </table:table-cell>
          <table:table-cell table:formula="of:=DEC2HEX(ROUND(IF([.$B12]/[.D$3]&lt;127;127-[.$B12]/[.D$3];0) ;0) ;2)" office:value-type="string" office:string-value="07">
            <text:p>07</text:p>
          </table:table-cell>
          <table:table-cell table:formula="of:=DEC2HEX(ROUND(IF([.$B12]/[.E$3]&lt;127;127-[.$B12]/[.E$3];0) ;0) ;2)" office:value-type="string" office:string-value="06">
            <text:p>06</text:p>
          </table:table-cell>
          <table:table-cell table:formula="of:=DEC2HEX(ROUND(IF([.$B12]/[.F$3]&lt;127;127-[.$B12]/[.F$3];0) ;0) ;2)" office:value-type="string" office:string-value="03">
            <text:p>03</text:p>
          </table:table-cell>
          <table:table-cell table:formula="of:=DEC2HEX(ROUND(IF([.$B12]/[.G$3]&lt;127;127-[.$B12]/[.G$3];0) ;0) ;2)" office:value-type="string" office:string-value="00">
            <text:p>00</text:p>
          </table:table-cell>
          <table:table-cell table:formula="of:=DEC2HEX(ROUND(IF([.$B12]/[.H$3]&lt;127;127-[.$B12]/[.H$3];0) ;0) ;2)" office:value-type="string" office:string-value="00">
            <text:p>00</text:p>
          </table:table-cell>
          <table:table-cell table:formula="of:=DEC2HEX(ROUND(IF([.$B12]/[.I$3]&lt;127;127-[.$B12]/[.I$3];0) ;0) ;2)" office:value-type="string" office:string-value="00">
            <text:p>00</text:p>
          </table:table-cell>
          <table:table-cell table:formula="of:=DEC2HEX(ROUND(IF([.$B12]/[.J$3]&lt;127;127-[.$B12]/[.J$3];0) ;0) ;2)" office:value-type="string" office:string-value="00">
            <text:p>00</text:p>
          </table:table-cell>
          <table:table-cell table:formula="of:=DEC2HEX(ROUND(IF([.$B12]/[.K$3]&lt;127;127-[.$B12]/[.K$3];0) ;0) ;2)" office:value-type="string" office:string-value="00">
            <text:p>00</text:p>
          </table:table-cell>
          <table:table-cell table:formula="of:=DEC2HEX(ROUND(IF([.$B12]/[.L$3]&lt;127;127-[.$B12]/[.L$3];0) ;0) ;2)" office:value-type="string" office:string-value="00">
            <text:p>00</text:p>
          </table:table-cell>
          <table:table-cell table:style-name="ce3" table:formula="of:=DEC2HEX(ROUND(IF([.$B12]/[.M$3]&lt;127;127-[.$B12]/[.M$3];0) ;0) ;2)" office:value-type="string" office:string-value="00">
            <text:p>00</text:p>
          </table:table-cell>
          <table:table-cell table:style-name="ce3" table:formula="of:=DEC2HEX(ROUND(IF([.$B12]/[.N$3]&lt;127;127-[.$B12]/[.N$3];0) ;0) ;2)" office:value-type="string" office:string-value="00">
            <text:p>00</text:p>
          </table:table-cell>
          <table:table-cell table:style-name="ce3" table:formula="of:=DEC2HEX(ROUND(IF([.$B12]/[.O$3]&lt;127;127-[.$B12]/[.O$3];0) ;0) ;2)" office:value-type="string" office:string-value="00">
            <text:p>00</text:p>
          </table:table-cell>
          <table:table-cell table:style-name="ce3" table:formula="of:=DEC2HEX(ROUND(IF([.$B12]/[.P$3]&lt;127;127-[.$B12]/[.P$3];0) ;0) ;2)" office:value-type="string" office:string-value="00">
            <text:p>00</text:p>
          </table:table-cell>
          <table:table-cell table:style-name="ce3" table:formula="of:=DEC2HEX(ROUND(IF([.$B12]/[.Q$3]&lt;127;127-[.$B12]/[.Q$3];0) ;0) ;2)" office:value-type="string" office:string-value="00">
            <text:p>00</text:p>
          </table:table-cell>
          <table:table-cell table:style-name="ce3" table:formula="of:=DEC2HEX(ROUND(IF([.$B12]/[.R$3]&lt;127;127-[.$B12]/[.R$3];0) ;0) ;2)" office:value-type="string" office:string-value="00">
            <text:p>00</text:p>
          </table:table-cell>
          <table:table-cell table:style-name="ce3" table:formula="of:=DEC2HEX(ROUND(IF([.$B12]/[.S$3]&lt;127;[.$B12]/[.S$3];127) ;0) ;2)" office:value-type="float" office:value="0">
            <text:p>#ДЕЛ/0!</text:p>
          </table:table-cell>
          <table:table-cell table:style-name="ce3" table:formula="of:=DEC2HEX(ROUND(IF([.$B12]/[.T$3]&lt;127;[.$B12]/[.T$3];127) ;0) ;2)" office:value-type="string" office:string-value="FFFFFFFB42">
            <text:p>FFFFFFFB42</text:p>
          </table:table-cell>
          <table:table-cell table:style-name="ce3" table:formula="of:=DEC2HEX(ROUND(IF([.$B12]/[.U$3]&lt;127;[.$B12]/[.U$3];127) ;0) ;2)" office:value-type="string" office:string-value="FFFFFFFD9E">
            <text:p>FFFFFFFD9E</text:p>
          </table:table-cell>
          <table:table-cell table:style-name="ce3" table:formula="of:=DEC2HEX(ROUND(IF([.$B12]/[.V$3]&lt;127;[.$B12]/[.V$3];127) ;0) ;2)" office:value-type="string" office:string-value="FFFFFFFE66">
            <text:p>FFFFFFFE66</text:p>
          </table:table-cell>
          <table:table-cell table:style-name="ce3" table:formula="of:=DEC2HEX(ROUND(IF([.$B12]/[.W$3]&lt;127;[.$B12]/[.W$3];127) ;0) ;2)" office:value-type="string" office:string-value="FFFFFFFEC9">
            <text:p>FFFFFFFEC9</text:p>
          </table:table-cell>
          <table:table-cell table:style-name="ce3" table:formula="of:=DEC2HEX(ROUND(IF([.$B12]/[.X$3]&lt;127;[.$B12]/[.X$3];127) ;0) ;2)" office:value-type="string" office:string-value="FFFFFFFF03">
            <text:p>FFFFFFFF03</text:p>
          </table:table-cell>
          <table:table-cell table:style-name="ce3" table:formula="of:=DEC2HEX(ROUND(IF([.$B12]/[.Y$3]&lt;127;[.$B12]/[.Y$3];127) ;0) ;2)" office:value-type="string" office:string-value="FFFFFFFF2A">
            <text:p>FFFFFFFF2A</text:p>
          </table:table-cell>
          <table:table-cell table:style-name="ce3" table:formula="of:=DEC2HEX(ROUND(IF([.$B12]/[.Z$3]&lt;127;[.$B12]/[.Z$3];127) ;0) ;2)" office:value-type="string" office:string-value="FFFFFFFF44">
            <text:p>FFFFFFFF44</text:p>
          </table:table-cell>
          <table:table-cell table:style-name="ce3" table:formula="of:=DEC2HEX(ROUND(IF([.$B12]/[.AA$3]&lt;127;[.$B12]/[.AA$3];127) ;0) ;2)" office:value-type="string" office:string-value="FFFFFFFF58">
            <text:p>FFFFFFFF58</text:p>
          </table:table-cell>
          <table:table-cell table:style-name="ce3" table:formula="of:=DEC2HEX(ROUND(IF([.$B12]/[.AB$3]&lt;127;[.$B12]/[.AB$3];127) ;0) ;2)" office:value-type="string" office:string-value="FFFFFFFF66">
            <text:p>FFFFFFFF66</text:p>
          </table:table-cell>
          <table:table-cell table:style-name="ce3" table:formula="of:=DEC2HEX(ROUND(IF([.$B12]/[.AC$3]&lt;127;[.$B12]/[.AC$3];127) ;0) ;2)" office:value-type="string" office:string-value="FFFFFFFF71">
            <text:p>FFFFFFFF71</text:p>
          </table:table-cell>
          <table:table-cell table:style-name="ce3" table:formula="of:=DEC2HEX(ROUND(IF([.$B12]/[.AD$3]&lt;127;[.$B12]/[.AD$3];127) ;0) ;2)" office:value-type="string" office:string-value="FFFFFFFF79">
            <text:p>FFFFFFFF79</text:p>
          </table:table-cell>
          <table:table-cell table:style-name="ce3" table:formula="of:=DEC2HEX(ROUND(IF([.$B12]/[.AE$3]&lt;127;[.$B12]/[.AE$3];127) ;0) ;2)" office:value-type="string" office:string-value="FFFFFFFF7F">
            <text:p>FFFFFFFF7F</text:p>
          </table:table-cell>
          <table:table-cell table:style-name="ce3" table:formula="of:=DEC2HEX(ROUND(IF([.$B12]/[.AF$3]&lt;127;[.$B12]/[.AF$3];127) ;0) ;2)" office:value-type="string" office:string-value="FFFFFFFF84">
            <text:p>FFFFFFFF84</text:p>
          </table:table-cell>
          <table:table-cell table:style-name="ce3" table:formula="of:=DEC2HEX(ROUND(IF([.$B12]/[.AG$3]&lt;127;[.$B12]/[.AG$3];127) ;0) ;2)" office:value-type="string" office:string-value="FFFFFFFF87">
            <text:p>FFFFFFFF87</text:p>
          </table:table-cell>
          <table:table-cell table:style-name="ce3" table:formula="of:=DEC2HEX(ROUND(IF([.$B12]/[.AH$3]&lt;127;[.$B12]/[.AH$3];127) ;0) ;2)" office:value-type="string" office:string-value="FFFFFFFF88">
            <text:p>FFFFFFFF88</text:p>
          </table:table-cell>
          <table:table-cell table:style-name="ce3" table:formula="of:=DEC2HEX(ROUND(IF([.$B12]/[.AI$3]&lt;255;[.$B12]/[.AI$3];255) ;0) ;2)" office:value-type="string" office:string-value="FFFFFFFF89">
            <text:p>FFFFFFFF89</text:p>
          </table:table-cell>
          <table:table-cell table:style-name="ce3" table:formula="of:=DEC2HEX(ROUND(IF([.$B12]/COS([.AJ$2]*0.0174533)&lt;255;[.$B12]/COS([.AJ$2]*0.0174533);255);0)  ;2)" office:value-type="string" office:string-value="FFFFFFFF88">
            <text:p>FFFFFFFF88</text:p>
          </table:table-cell>
          <table:table-cell table:style-name="ce3" table:formula="of:=DEC2HEX(ROUND(IF([.$B12]/COS([.AK$2]*0.0174533)&lt;255;[.$B12]/COS([.AK$2]*0.0174533);255);0)  ;2)" office:value-type="string" office:string-value="FFFFFFFF87">
            <text:p>FFFFFFFF87</text:p>
          </table:table-cell>
          <table:table-cell table:style-name="ce3" table:formula="of:=DEC2HEX(ROUND(IF([.$B12]/COS([.AL$2]*0.0174533)&lt;255;[.$B12]/COS([.AL$2]*0.0174533);255);0)  ;2)" office:value-type="string" office:string-value="FFFFFFFF84">
            <text:p>FFFFFFFF84</text:p>
          </table:table-cell>
          <table:table-cell table:style-name="ce3" table:formula="of:=DEC2HEX(ROUND(IF([.$B12]/COS([.AM$2]*0.0174533)&lt;255;[.$B12]/COS([.AM$2]*0.0174533);255);0)  ;2)" office:value-type="string" office:string-value="FFFFFFFF7F">
            <text:p>FFFFFFFF7F</text:p>
          </table:table-cell>
          <table:table-cell table:style-name="ce3" table:formula="of:=DEC2HEX(ROUND(IF([.$B12]/COS([.AN$2]*0.0174533)&lt;255;[.$B12]/COS([.AN$2]*0.0174533);255);0)  ;2)" office:value-type="string" office:string-value="FFFFFFFF79">
            <text:p>FFFFFFFF79</text:p>
          </table:table-cell>
          <table:table-cell table:style-name="ce3" table:formula="of:=DEC2HEX(ROUND(IF([.$B12]/COS([.AO$2]*0.0174533)&lt;255;[.$B12]/COS([.AO$2]*0.0174533);255);0)  ;2)" office:value-type="string" office:string-value="FFFFFFFF71">
            <text:p>FFFFFFFF71</text:p>
          </table:table-cell>
          <table:table-cell table:style-name="ce3" table:formula="of:=DEC2HEX(ROUND(IF([.$B12]/COS([.AP$2]*0.0174533)&lt;255;[.$B12]/COS([.AP$2]*0.0174533);255);0)  ;2)" office:value-type="string" office:string-value="FFFFFFFF66">
            <text:p>FFFFFFFF66</text:p>
          </table:table-cell>
          <table:table-cell table:style-name="ce3" table:formula="of:=DEC2HEX(ROUND(IF([.$B12]/COS([.AQ$2]*0.0174533)&lt;255;[.$B12]/COS([.AQ$2]*0.0174533);255);0)  ;2)" office:value-type="string" office:string-value="FFFFFFFF58">
            <text:p>FFFFFFFF58</text:p>
          </table:table-cell>
          <table:table-cell table:style-name="ce3" table:formula="of:=DEC2HEX(ROUND(IF([.$B12]/COS([.AR$2]*0.0174533)&lt;255;[.$B12]/COS([.AR$2]*0.0174533);255);0)  ;2)" office:value-type="string" office:string-value="FFFFFFFF44">
            <text:p>FFFFFFFF44</text:p>
          </table:table-cell>
          <table:table-cell table:style-name="ce3" table:formula="of:=DEC2HEX(ROUND(IF([.$B12]/COS([.AS$2]*0.0174533)&lt;255;[.$B12]/COS([.AS$2]*0.0174533);255);0)  ;2)" office:value-type="string" office:string-value="FFFFFFFF2A">
            <text:p>FFFFFFFF2A</text:p>
          </table:table-cell>
          <table:table-cell table:style-name="ce3" table:formula="of:=DEC2HEX(ROUND(IF([.$B12]/COS([.AT$2]*0.0174533)&lt;255;[.$B12]/COS([.AT$2]*0.0174533);255);0)  ;2)" office:value-type="string" office:string-value="FFFFFFFF04">
            <text:p>FFFFFFFF04</text:p>
          </table:table-cell>
          <table:table-cell table:style-name="ce3" table:formula="of:=DEC2HEX(ROUND(IF([.$B12]/COS([.AU$2]*0.0174533)&lt;255;[.$B12]/COS([.AU$2]*0.0174533);255);0)  ;2)" office:value-type="string" office:string-value="FFFFFFFEC9">
            <text:p>FFFFFFFEC9</text:p>
          </table:table-cell>
          <table:table-cell table:style-name="ce3" table:formula="of:=DEC2HEX(ROUND(IF([.$B12]/COS([.AV$2]*0.0174533)&lt;255;[.$B12]/COS([.AV$2]*0.0174533);255);0)  ;2)" office:value-type="string" office:string-value="FFFFFFFE66">
            <text:p>FFFFFFFE66</text:p>
          </table:table-cell>
          <table:table-cell table:style-name="ce3" table:formula="of:=DEC2HEX(ROUND(IF([.$B12]/COS([.AW$2]*0.0174533)&lt;255;[.$B12]/COS([.AW$2]*0.0174533);255);0)  ;2)" office:value-type="string" office:string-value="FFFFFFFD9E">
            <text:p>FFFFFFFD9E</text:p>
          </table:table-cell>
          <table:table-cell table:style-name="ce3" table:formula="of:=DEC2HEX(ROUND(IF([.$B12]/COS([.AX$2]*0.0174533)&lt;255;[.$B12]/COS([.AX$2]*0.0174533);255);0)  ;2)" office:value-type="string" office:string-value="FFFFFFFB42">
            <text:p>FFFFFFFB42</text:p>
          </table:table-cell>
          <table:table-cell table:style-name="ce3" table:formula="of:=DEC2HEX(ROUND(IF([.$B12]/COS([.AY$2]*0.0174533)&lt;255;[.$B12]/COS([.AY$2]*0.0174533);255);0)  ;2)" office:value-type="string" office:string-value="FF">
            <text:p>FF</text:p>
          </table:table-cell>
          <table:table-cell table:style-name="ce3" table:formula="of:=DEC2HEX(ROUND(IF([.$B12]/COS([.AZ$2]*0.0174533)&lt;255;[.$B12]/COS([.AZ$2]*0.0174533);255);0)  ;2)" office:value-type="string" office:string-value="FF">
            <text:p>FF</text:p>
          </table:table-cell>
          <table:table-cell table:style-name="ce3" table:formula="of:=DEC2HEX(ROUND(IF([.$B12]/COS([.BA$2]*0.0174533)&lt;255;[.$B12]/COS([.BA$2]*0.0174533);255);0)  ;2)" office:value-type="string" office:string-value="FF">
            <text:p>FF</text:p>
          </table:table-cell>
          <table:table-cell table:style-name="ce3" table:formula="of:=DEC2HEX(ROUND(IF([.$B12]/COS([.BB$2]*0.0174533)&lt;255;[.$B12]/COS([.BB$2]*0.0174533);255);0)  ;2)" office:value-type="string" office:string-value="FF">
            <text:p>FF</text:p>
          </table:table-cell>
          <table:table-cell table:style-name="ce3" table:formula="of:=DEC2HEX(ROUND(IF([.$B12]/COS([.BC$2]*0.0174533)&lt;255;[.$B12]/COS([.BC$2]*0.0174533);255);0)  ;2)" office:value-type="string" office:string-value="FF">
            <text:p>FF</text:p>
          </table:table-cell>
          <table:table-cell table:style-name="ce3" table:formula="of:=DEC2HEX(ROUND(IF([.$B12]/COS([.BD$2]*0.0174533)&lt;255;[.$B12]/COS([.BD$2]*0.0174533);255);0)  ;2)" office:value-type="string" office:string-value="FC">
            <text:p>FC</text:p>
          </table:table-cell>
          <table:table-cell table:style-name="ce3" table:formula="of:=DEC2HEX(ROUND(IF([.$B12]/COS([.BE$2]*0.0174533)&lt;255;[.$B12]/COS([.BE$2]*0.0174533);255);0)  ;2)" office:value-type="string" office:string-value="D6">
            <text:p>D6</text:p>
          </table:table-cell>
          <table:table-cell table:style-name="ce3" table:formula="of:=DEC2HEX(ROUND(IF([.$B12]/COS([.BF$2]*0.0174533)&lt;255;[.$B12]/COS([.BF$2]*0.0174533);255);0)  ;2)" office:value-type="string" office:string-value="BC">
            <text:p>BC</text:p>
          </table:table-cell>
          <table:table-cell table:style-name="ce3" table:formula="of:=DEC2HEX(ROUND(IF([.$B12]/COS([.BG$2]*0.0174533)&lt;255;[.$B12]/COS([.BG$2]*0.0174533);255);0)  ;2)" office:value-type="string" office:string-value="A8">
            <text:p>A8</text:p>
          </table:table-cell>
          <table:table-cell table:style-name="ce3" table:formula="of:=DEC2HEX(ROUND(IF([.$B12]/COS([.BH$2]*0.0174533)&lt;255;[.$B12]/COS([.BH$2]*0.0174533);255);0)  ;2)" office:value-type="string" office:string-value="9A">
            <text:p>9A</text:p>
          </table:table-cell>
          <table:table-cell table:style-name="ce3" table:formula="of:=DEC2HEX(ROUND(IF([.$B12]/COS([.BI$2]*0.0174533)&lt;255;[.$B12]/COS([.BI$2]*0.0174533);255);0)  ;2)" office:value-type="string" office:string-value="8F">
            <text:p>8F</text:p>
          </table:table-cell>
          <table:table-cell table:style-name="ce3" table:formula="of:=DEC2HEX(ROUND(IF([.$B12]/COS([.BJ$2]*0.0174533)&lt;255;[.$B12]/COS([.BJ$2]*0.0174533);255);0)  ;2)" office:value-type="string" office:string-value="87">
            <text:p>87</text:p>
          </table:table-cell>
          <table:table-cell table:style-name="ce3" table:formula="of:=DEC2HEX(ROUND(IF([.$B12]/COS([.BK$2]*0.0174533)&lt;255;[.$B12]/COS([.BK$2]*0.0174533);255);0)  ;2)" office:value-type="string" office:string-value="81">
            <text:p>81</text:p>
          </table:table-cell>
          <table:table-cell table:style-name="ce3" table:formula="of:=DEC2HEX(ROUND(IF([.$B12]/COS([.BL$2]*0.0174533)&lt;255;[.$B12]/COS([.BL$2]*0.0174533);255);0)  ;2)" office:value-type="string" office:string-value="7C">
            <text:p>7C</text:p>
          </table:table-cell>
          <table:table-cell table:style-name="ce3" table:formula="of:=DEC2HEX(ROUND(IF([.$B12]/COS([.BM$2]*0.0174533)&lt;255;[.$B12]/COS([.BM$2]*0.0174533);255);0)  ;2)" office:value-type="string" office:string-value="79">
            <text:p>79</text:p>
          </table:table-cell>
          <table:table-cell table:style-name="ce3" table:formula="of:=DEC2HEX(ROUND(IF([.$B12]/COS([.BN$2]*0.0174533)&lt;255;[.$B12]/COS([.BN$2]*0.0174533);255);0)  ;2)" office:value-type="string" office:string-value="78">
            <text:p>78</text:p>
          </table:table-cell>
          <table:table-cell table:style-name="ce3" table:formula="of:=DEC2HEX(ROUND(IF([.$B12]/COS([.BO$2]*0.0174533)&lt;255;[.$B12]/COS([.BO$2]*0.0174533);255);0)  ;2)" office:value-type="string" office:string-value="77">
            <text:p>77</text:p>
          </table:table-cell>
          <table:table-cell table:style-name="ce3" table:formula="of:=DEC2HEX(ROUND(IF([.$B12]/COS([.BP$2]*0.0174533)&lt;255;[.$B12]/COS([.BP$2]*0.0174533);255);0)  ;2)" office:value-type="string" office:string-value="78">
            <text:p>78</text:p>
          </table:table-cell>
          <table:table-cell table:style-name="ce3" table:formula="of:=DEC2HEX(ROUND(IF([.$B12]/COS([.BQ$2]*0.0174533)&lt;255;[.$B12]/COS([.BQ$2]*0.0174533);255);0)  ;2)" office:value-type="string" office:string-value="79">
            <text:p>79</text:p>
          </table:table-cell>
          <table:table-cell table:style-name="ce3" table:formula="of:=DEC2HEX(ROUND(IF([.$B12]/COS([.BR$2]*0.0174533)&lt;255;[.$B12]/COS([.BR$2]*0.0174533);255);0)  ;2)" office:value-type="string" office:string-value="7C">
            <text:p>7C</text:p>
          </table:table-cell>
          <table:table-cell table:style-name="ce3" table:formula="of:=DEC2HEX(ROUND(IF([.$B12]/COS([.BS$2]*0.0174533)&lt;255;[.$B12]/COS([.BS$2]*0.0174533);255);0)  ;2)" office:value-type="string" office:string-value="81">
            <text:p>81</text:p>
          </table:table-cell>
          <table:table-cell table:style-name="ce3" table:formula="of:=DEC2HEX(ROUND(IF([.$B12]/COS([.BT$2]*0.0174533)&lt;255;[.$B12]/COS([.BT$2]*0.0174533);255);0)  ;2)" office:value-type="string" office:string-value="87">
            <text:p>87</text:p>
          </table:table-cell>
          <table:table-cell table:style-name="ce3" table:formula="of:=DEC2HEX(ROUND(IF([.$B12]/COS([.BU$2]*0.0174533)&lt;255;[.$B12]/COS([.BU$2]*0.0174533);255);0)  ;2)" office:value-type="string" office:string-value="8F">
            <text:p>8F</text:p>
          </table:table-cell>
          <table:table-cell table:style-name="ce3" table:formula="of:=DEC2HEX(ROUND(IF([.$B12]/COS([.BV$2]*0.0174533)&lt;255;[.$B12]/COS([.BV$2]*0.0174533);255);0)  ;2)" office:value-type="string" office:string-value="9A">
            <text:p>9A</text:p>
          </table:table-cell>
          <table:table-cell table:style-name="ce3" table:formula="of:=DEC2HEX(ROUND(IF([.$B12]/COS([.BW$2]*0.0174533)&lt;255;[.$B12]/COS([.BW$2]*0.0174533);255);0)  ;2)" office:value-type="string" office:string-value="A8">
            <text:p>A8</text:p>
          </table:table-cell>
          <table:table-cell table:style-name="ce3" table:formula="of:=DEC2HEX(ROUND(IF([.$B12]/COS([.BX$2]*0.0174533)&lt;255;[.$B12]/COS([.BX$2]*0.0174533);255);0)  ;2)" office:value-type="string" office:string-value="BC">
            <text:p>BC</text:p>
          </table:table-cell>
          <table:table-cell table:style-name="ce3" table:formula="of:=DEC2HEX(ROUND(IF([.$B12]/COS([.BY$2]*0.0174533)&lt;255;[.$B12]/COS([.BY$2]*0.0174533);255);0)  ;2)" office:value-type="string" office:string-value="D6">
            <text:p>D6</text:p>
          </table:table-cell>
          <table:table-cell table:style-name="ce3" table:formula="of:=DEC2HEX(ROUND(IF([.$B12]/COS([.BZ$2]*0.0174533)&lt;255;[.$B12]/COS([.BZ$2]*0.0174533);255);0)  ;2)" office:value-type="string" office:string-value="FC">
            <text:p>FC</text:p>
          </table:table-cell>
          <table:table-cell table:style-name="ce3" table:formula="of:=DEC2HEX(ROUND(IF([.$B12]/COS([.CA$2]*0.0174533)&lt;255;[.$B12]/COS([.CA$2]*0.0174533);255);0)  ;2)" office:value-type="string" office:string-value="FF">
            <text:p>FF</text:p>
          </table:table-cell>
          <table:table-cell table:style-name="ce3" table:formula="of:=DEC2HEX(ROUND(IF([.$B12]/COS([.CB$2]*0.0174533)&lt;255;[.$B12]/COS([.CB$2]*0.0174533);255);0)  ;2)" office:value-type="string" office:string-value="FF">
            <text:p>FF</text:p>
          </table:table-cell>
          <table:table-cell table:style-name="ce3" table:formula="of:=DEC2HEX(ROUND(IF([.$B12]/COS([.CC$2]*0.0174533)&lt;255;[.$B1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2]+1" office:value-type="float" office:value="9">
            <text:p>9</text:p>
          </table:table-cell>
          <table:table-cell table:style-name="ce2" table:formula="of:=[.B12]-1" office:value-type="float" office:value="118">
            <text:p>118</text:p>
          </table:table-cell>
          <table:table-cell table:formula="of:=DEC2HEX(ROUND(IF([.$B13]/[.C$3]&lt;127;127-[.$B13]/[.C$3];0) ;0) ;2)" office:value-type="string" office:string-value="09">
            <text:p>09</text:p>
          </table:table-cell>
          <table:table-cell table:formula="of:=DEC2HEX(ROUND(IF([.$B13]/[.D$3]&lt;127;127-[.$B13]/[.D$3];0) ;0) ;2)" office:value-type="string" office:string-value="08">
            <text:p>08</text:p>
          </table:table-cell>
          <table:table-cell table:formula="of:=DEC2HEX(ROUND(IF([.$B13]/[.E$3]&lt;127;127-[.$B13]/[.E$3];0) ;0) ;2)" office:value-type="string" office:string-value="07">
            <text:p>07</text:p>
          </table:table-cell>
          <table:table-cell table:formula="of:=DEC2HEX(ROUND(IF([.$B13]/[.F$3]&lt;127;127-[.$B13]/[.F$3];0) ;0) ;2)" office:value-type="string" office:string-value="04">
            <text:p>04</text:p>
          </table:table-cell>
          <table:table-cell table:formula="of:=DEC2HEX(ROUND(IF([.$B13]/[.G$3]&lt;127;127-[.$B13]/[.G$3];0) ;0) ;2)" office:value-type="string" office:string-value="00">
            <text:p>00</text:p>
          </table:table-cell>
          <table:table-cell table:formula="of:=DEC2HEX(ROUND(IF([.$B13]/[.H$3]&lt;127;127-[.$B13]/[.H$3];0) ;0) ;2)" office:value-type="string" office:string-value="00">
            <text:p>00</text:p>
          </table:table-cell>
          <table:table-cell table:formula="of:=DEC2HEX(ROUND(IF([.$B13]/[.I$3]&lt;127;127-[.$B13]/[.I$3];0) ;0) ;2)" office:value-type="string" office:string-value="00">
            <text:p>00</text:p>
          </table:table-cell>
          <table:table-cell table:formula="of:=DEC2HEX(ROUND(IF([.$B13]/[.J$3]&lt;127;127-[.$B13]/[.J$3];0) ;0) ;2)" office:value-type="string" office:string-value="00">
            <text:p>00</text:p>
          </table:table-cell>
          <table:table-cell table:formula="of:=DEC2HEX(ROUND(IF([.$B13]/[.K$3]&lt;127;127-[.$B13]/[.K$3];0) ;0) ;2)" office:value-type="string" office:string-value="00">
            <text:p>00</text:p>
          </table:table-cell>
          <table:table-cell table:formula="of:=DEC2HEX(ROUND(IF([.$B13]/[.L$3]&lt;127;127-[.$B13]/[.L$3];0) ;0) ;2)" office:value-type="string" office:string-value="00">
            <text:p>00</text:p>
          </table:table-cell>
          <table:table-cell table:style-name="ce3" table:formula="of:=DEC2HEX(ROUND(IF([.$B13]/[.M$3]&lt;127;127-[.$B13]/[.M$3];0) ;0) ;2)" office:value-type="string" office:string-value="00">
            <text:p>00</text:p>
          </table:table-cell>
          <table:table-cell table:style-name="ce3" table:formula="of:=DEC2HEX(ROUND(IF([.$B13]/[.N$3]&lt;127;127-[.$B13]/[.N$3];0) ;0) ;2)" office:value-type="string" office:string-value="00">
            <text:p>00</text:p>
          </table:table-cell>
          <table:table-cell table:style-name="ce3" table:formula="of:=DEC2HEX(ROUND(IF([.$B13]/[.O$3]&lt;127;127-[.$B13]/[.O$3];0) ;0) ;2)" office:value-type="string" office:string-value="00">
            <text:p>00</text:p>
          </table:table-cell>
          <table:table-cell table:style-name="ce3" table:formula="of:=DEC2HEX(ROUND(IF([.$B13]/[.P$3]&lt;127;127-[.$B13]/[.P$3];0) ;0) ;2)" office:value-type="string" office:string-value="00">
            <text:p>00</text:p>
          </table:table-cell>
          <table:table-cell table:style-name="ce3" table:formula="of:=DEC2HEX(ROUND(IF([.$B13]/[.Q$3]&lt;127;127-[.$B13]/[.Q$3];0) ;0) ;2)" office:value-type="string" office:string-value="00">
            <text:p>00</text:p>
          </table:table-cell>
          <table:table-cell table:style-name="ce3" table:formula="of:=DEC2HEX(ROUND(IF([.$B13]/[.R$3]&lt;127;127-[.$B13]/[.R$3];0) ;0) ;2)" office:value-type="string" office:string-value="00">
            <text:p>00</text:p>
          </table:table-cell>
          <table:table-cell table:style-name="ce3" table:formula="of:=DEC2HEX(ROUND(IF([.$B13]/[.S$3]&lt;127;[.$B13]/[.S$3];127) ;0) ;2)" office:value-type="float" office:value="0">
            <text:p>#ДЕЛ/0!</text:p>
          </table:table-cell>
          <table:table-cell table:style-name="ce3" table:formula="of:=DEC2HEX(ROUND(IF([.$B13]/[.T$3]&lt;127;[.$B13]/[.T$3];127) ;0) ;2)" office:value-type="string" office:string-value="FFFFFFFB4C">
            <text:p>FFFFFFFB4C</text:p>
          </table:table-cell>
          <table:table-cell table:style-name="ce3" table:formula="of:=DEC2HEX(ROUND(IF([.$B13]/[.U$3]&lt;127;[.$B13]/[.U$3];127) ;0) ;2)" office:value-type="string" office:string-value="FFFFFFFDA3">
            <text:p>FFFFFFFDA3</text:p>
          </table:table-cell>
          <table:table-cell table:style-name="ce3" table:formula="of:=DEC2HEX(ROUND(IF([.$B13]/[.V$3]&lt;127;[.$B13]/[.V$3];127) ;0) ;2)" office:value-type="string" office:string-value="FFFFFFFE69">
            <text:p>FFFFFFFE69</text:p>
          </table:table-cell>
          <table:table-cell table:style-name="ce3" table:formula="of:=DEC2HEX(ROUND(IF([.$B13]/[.W$3]&lt;127;[.$B13]/[.W$3];127) ;0) ;2)" office:value-type="string" office:string-value="FFFFFFFECC">
            <text:p>FFFFFFFECC</text:p>
          </table:table-cell>
          <table:table-cell table:style-name="ce3" table:formula="of:=DEC2HEX(ROUND(IF([.$B13]/[.X$3]&lt;127;[.$B13]/[.X$3];127) ;0) ;2)" office:value-type="string" office:string-value="FFFFFFFF05">
            <text:p>FFFFFFFF05</text:p>
          </table:table-cell>
          <table:table-cell table:style-name="ce3" table:formula="of:=DEC2HEX(ROUND(IF([.$B13]/[.Y$3]&lt;127;[.$B13]/[.Y$3];127) ;0) ;2)" office:value-type="string" office:string-value="FFFFFFFF2C">
            <text:p>FFFFFFFF2C</text:p>
          </table:table-cell>
          <table:table-cell table:style-name="ce3" table:formula="of:=DEC2HEX(ROUND(IF([.$B13]/[.Z$3]&lt;127;[.$B13]/[.Z$3];127) ;0) ;2)" office:value-type="string" office:string-value="FFFFFFFF46">
            <text:p>FFFFFFFF46</text:p>
          </table:table-cell>
          <table:table-cell table:style-name="ce3" table:formula="of:=DEC2HEX(ROUND(IF([.$B13]/[.AA$3]&lt;127;[.$B13]/[.AA$3];127) ;0) ;2)" office:value-type="string" office:string-value="FFFFFFFF59">
            <text:p>FFFFFFFF59</text:p>
          </table:table-cell>
          <table:table-cell table:style-name="ce3" table:formula="of:=DEC2HEX(ROUND(IF([.$B13]/[.AB$3]&lt;127;[.$B13]/[.AB$3];127) ;0) ;2)" office:value-type="string" office:string-value="FFFFFFFF67">
            <text:p>FFFFFFFF67</text:p>
          </table:table-cell>
          <table:table-cell table:style-name="ce3" table:formula="of:=DEC2HEX(ROUND(IF([.$B13]/[.AC$3]&lt;127;[.$B13]/[.AC$3];127) ;0) ;2)" office:value-type="string" office:string-value="FFFFFFFF72">
            <text:p>FFFFFFFF72</text:p>
          </table:table-cell>
          <table:table-cell table:style-name="ce3" table:formula="of:=DEC2HEX(ROUND(IF([.$B13]/[.AD$3]&lt;127;[.$B13]/[.AD$3];127) ;0) ;2)" office:value-type="string" office:string-value="FFFFFFFF7A">
            <text:p>FFFFFFFF7A</text:p>
          </table:table-cell>
          <table:table-cell table:style-name="ce3" table:formula="of:=DEC2HEX(ROUND(IF([.$B13]/[.AE$3]&lt;127;[.$B13]/[.AE$3];127) ;0) ;2)" office:value-type="string" office:string-value="FFFFFFFF80">
            <text:p>FFFFFFFF80</text:p>
          </table:table-cell>
          <table:table-cell table:style-name="ce3" table:formula="of:=DEC2HEX(ROUND(IF([.$B13]/[.AF$3]&lt;127;[.$B13]/[.AF$3];127) ;0) ;2)" office:value-type="string" office:string-value="FFFFFFFF85">
            <text:p>FFFFFFFF85</text:p>
          </table:table-cell>
          <table:table-cell table:style-name="ce3" table:formula="of:=DEC2HEX(ROUND(IF([.$B13]/[.AG$3]&lt;127;[.$B13]/[.AG$3];127) ;0) ;2)" office:value-type="string" office:string-value="FFFFFFFF88">
            <text:p>FFFFFFFF88</text:p>
          </table:table-cell>
          <table:table-cell table:style-name="ce3" table:formula="of:=DEC2HEX(ROUND(IF([.$B13]/[.AH$3]&lt;127;[.$B13]/[.AH$3];127) ;0) ;2)" office:value-type="string" office:string-value="FFFFFFFF89">
            <text:p>FFFFFFFF89</text:p>
          </table:table-cell>
          <table:table-cell table:style-name="ce3" table:formula="of:=DEC2HEX(ROUND(IF([.$B13]/[.AI$3]&lt;255;[.$B13]/[.AI$3];255) ;0) ;2)" office:value-type="string" office:string-value="FFFFFFFF8A">
            <text:p>FFFFFFFF8A</text:p>
          </table:table-cell>
          <table:table-cell table:style-name="ce3" table:formula="of:=DEC2HEX(ROUND(IF([.$B13]/COS([.AJ$2]*0.0174533)&lt;255;[.$B13]/COS([.AJ$2]*0.0174533);255);0)  ;2)" office:value-type="string" office:string-value="FFFFFFFF89">
            <text:p>FFFFFFFF89</text:p>
          </table:table-cell>
          <table:table-cell table:style-name="ce3" table:formula="of:=DEC2HEX(ROUND(IF([.$B13]/COS([.AK$2]*0.0174533)&lt;255;[.$B13]/COS([.AK$2]*0.0174533);255);0)  ;2)" office:value-type="string" office:string-value="FFFFFFFF88">
            <text:p>FFFFFFFF88</text:p>
          </table:table-cell>
          <table:table-cell table:style-name="ce3" table:formula="of:=DEC2HEX(ROUND(IF([.$B13]/COS([.AL$2]*0.0174533)&lt;255;[.$B13]/COS([.AL$2]*0.0174533);255);0)  ;2)" office:value-type="string" office:string-value="FFFFFFFF85">
            <text:p>FFFFFFFF85</text:p>
          </table:table-cell>
          <table:table-cell table:style-name="ce3" table:formula="of:=DEC2HEX(ROUND(IF([.$B13]/COS([.AM$2]*0.0174533)&lt;255;[.$B13]/COS([.AM$2]*0.0174533);255);0)  ;2)" office:value-type="string" office:string-value="FFFFFFFF80">
            <text:p>FFFFFFFF80</text:p>
          </table:table-cell>
          <table:table-cell table:style-name="ce3" table:formula="of:=DEC2HEX(ROUND(IF([.$B13]/COS([.AN$2]*0.0174533)&lt;255;[.$B13]/COS([.AN$2]*0.0174533);255);0)  ;2)" office:value-type="string" office:string-value="FFFFFFFF7A">
            <text:p>FFFFFFFF7A</text:p>
          </table:table-cell>
          <table:table-cell table:style-name="ce3" table:formula="of:=DEC2HEX(ROUND(IF([.$B13]/COS([.AO$2]*0.0174533)&lt;255;[.$B13]/COS([.AO$2]*0.0174533);255);0)  ;2)" office:value-type="string" office:string-value="FFFFFFFF72">
            <text:p>FFFFFFFF72</text:p>
          </table:table-cell>
          <table:table-cell table:style-name="ce3" table:formula="of:=DEC2HEX(ROUND(IF([.$B13]/COS([.AP$2]*0.0174533)&lt;255;[.$B13]/COS([.AP$2]*0.0174533);255);0)  ;2)" office:value-type="string" office:string-value="FFFFFFFF67">
            <text:p>FFFFFFFF67</text:p>
          </table:table-cell>
          <table:table-cell table:style-name="ce3" table:formula="of:=DEC2HEX(ROUND(IF([.$B13]/COS([.AQ$2]*0.0174533)&lt;255;[.$B13]/COS([.AQ$2]*0.0174533);255);0)  ;2)" office:value-type="string" office:string-value="FFFFFFFF59">
            <text:p>FFFFFFFF59</text:p>
          </table:table-cell>
          <table:table-cell table:style-name="ce3" table:formula="of:=DEC2HEX(ROUND(IF([.$B13]/COS([.AR$2]*0.0174533)&lt;255;[.$B13]/COS([.AR$2]*0.0174533);255);0)  ;2)" office:value-type="string" office:string-value="FFFFFFFF46">
            <text:p>FFFFFFFF46</text:p>
          </table:table-cell>
          <table:table-cell table:style-name="ce3" table:formula="of:=DEC2HEX(ROUND(IF([.$B13]/COS([.AS$2]*0.0174533)&lt;255;[.$B13]/COS([.AS$2]*0.0174533);255);0)  ;2)" office:value-type="string" office:string-value="FFFFFFFF2C">
            <text:p>FFFFFFFF2C</text:p>
          </table:table-cell>
          <table:table-cell table:style-name="ce3" table:formula="of:=DEC2HEX(ROUND(IF([.$B13]/COS([.AT$2]*0.0174533)&lt;255;[.$B13]/COS([.AT$2]*0.0174533);255);0)  ;2)" office:value-type="string" office:string-value="FFFFFFFF06">
            <text:p>FFFFFFFF06</text:p>
          </table:table-cell>
          <table:table-cell table:style-name="ce3" table:formula="of:=DEC2HEX(ROUND(IF([.$B13]/COS([.AU$2]*0.0174533)&lt;255;[.$B13]/COS([.AU$2]*0.0174533);255);0)  ;2)" office:value-type="string" office:string-value="FFFFFFFECC">
            <text:p>FFFFFFFECC</text:p>
          </table:table-cell>
          <table:table-cell table:style-name="ce3" table:formula="of:=DEC2HEX(ROUND(IF([.$B13]/COS([.AV$2]*0.0174533)&lt;255;[.$B13]/COS([.AV$2]*0.0174533);255);0)  ;2)" office:value-type="string" office:string-value="FFFFFFFE69">
            <text:p>FFFFFFFE69</text:p>
          </table:table-cell>
          <table:table-cell table:style-name="ce3" table:formula="of:=DEC2HEX(ROUND(IF([.$B13]/COS([.AW$2]*0.0174533)&lt;255;[.$B13]/COS([.AW$2]*0.0174533);255);0)  ;2)" office:value-type="string" office:string-value="FFFFFFFDA3">
            <text:p>FFFFFFFDA3</text:p>
          </table:table-cell>
          <table:table-cell table:style-name="ce3" table:formula="of:=DEC2HEX(ROUND(IF([.$B13]/COS([.AX$2]*0.0174533)&lt;255;[.$B13]/COS([.AX$2]*0.0174533);255);0)  ;2)" office:value-type="string" office:string-value="FFFFFFFB4C">
            <text:p>FFFFFFFB4C</text:p>
          </table:table-cell>
          <table:table-cell table:style-name="ce3" table:formula="of:=DEC2HEX(ROUND(IF([.$B13]/COS([.AY$2]*0.0174533)&lt;255;[.$B13]/COS([.AY$2]*0.0174533);255);0)  ;2)" office:value-type="string" office:string-value="FF">
            <text:p>FF</text:p>
          </table:table-cell>
          <table:table-cell table:style-name="ce3" table:formula="of:=DEC2HEX(ROUND(IF([.$B13]/COS([.AZ$2]*0.0174533)&lt;255;[.$B13]/COS([.AZ$2]*0.0174533);255);0)  ;2)" office:value-type="string" office:string-value="FF">
            <text:p>FF</text:p>
          </table:table-cell>
          <table:table-cell table:style-name="ce3" table:formula="of:=DEC2HEX(ROUND(IF([.$B13]/COS([.BA$2]*0.0174533)&lt;255;[.$B13]/COS([.BA$2]*0.0174533);255);0)  ;2)" office:value-type="string" office:string-value="FF">
            <text:p>FF</text:p>
          </table:table-cell>
          <table:table-cell table:style-name="ce3" table:formula="of:=DEC2HEX(ROUND(IF([.$B13]/COS([.BB$2]*0.0174533)&lt;255;[.$B13]/COS([.BB$2]*0.0174533);255);0)  ;2)" office:value-type="string" office:string-value="FF">
            <text:p>FF</text:p>
          </table:table-cell>
          <table:table-cell table:style-name="ce3" table:formula="of:=DEC2HEX(ROUND(IF([.$B13]/COS([.BC$2]*0.0174533)&lt;255;[.$B13]/COS([.BC$2]*0.0174533);255);0)  ;2)" office:value-type="string" office:string-value="FF">
            <text:p>FF</text:p>
          </table:table-cell>
          <table:table-cell table:style-name="ce3" table:formula="of:=DEC2HEX(ROUND(IF([.$B13]/COS([.BD$2]*0.0174533)&lt;255;[.$B13]/COS([.BD$2]*0.0174533);255);0)  ;2)" office:value-type="string" office:string-value="FA">
            <text:p>FA</text:p>
          </table:table-cell>
          <table:table-cell table:style-name="ce3" table:formula="of:=DEC2HEX(ROUND(IF([.$B13]/COS([.BE$2]*0.0174533)&lt;255;[.$B13]/COS([.BE$2]*0.0174533);255);0)  ;2)" office:value-type="string" office:string-value="D4">
            <text:p>D4</text:p>
          </table:table-cell>
          <table:table-cell table:style-name="ce3" table:formula="of:=DEC2HEX(ROUND(IF([.$B13]/COS([.BF$2]*0.0174533)&lt;255;[.$B13]/COS([.BF$2]*0.0174533);255);0)  ;2)" office:value-type="string" office:string-value="BA">
            <text:p>BA</text:p>
          </table:table-cell>
          <table:table-cell table:style-name="ce3" table:formula="of:=DEC2HEX(ROUND(IF([.$B13]/COS([.BG$2]*0.0174533)&lt;255;[.$B13]/COS([.BG$2]*0.0174533);255);0)  ;2)" office:value-type="string" office:string-value="A7">
            <text:p>A7</text:p>
          </table:table-cell>
          <table:table-cell table:style-name="ce3" table:formula="of:=DEC2HEX(ROUND(IF([.$B13]/COS([.BH$2]*0.0174533)&lt;255;[.$B13]/COS([.BH$2]*0.0174533);255);0)  ;2)" office:value-type="string" office:string-value="99">
            <text:p>99</text:p>
          </table:table-cell>
          <table:table-cell table:style-name="ce3" table:formula="of:=DEC2HEX(ROUND(IF([.$B13]/COS([.BI$2]*0.0174533)&lt;255;[.$B13]/COS([.BI$2]*0.0174533);255);0)  ;2)" office:value-type="string" office:string-value="8E">
            <text:p>8E</text:p>
          </table:table-cell>
          <table:table-cell table:style-name="ce3" table:formula="of:=DEC2HEX(ROUND(IF([.$B13]/COS([.BJ$2]*0.0174533)&lt;255;[.$B13]/COS([.BJ$2]*0.0174533);255);0)  ;2)" office:value-type="string" office:string-value="86">
            <text:p>86</text:p>
          </table:table-cell>
          <table:table-cell table:style-name="ce3" table:formula="of:=DEC2HEX(ROUND(IF([.$B13]/COS([.BK$2]*0.0174533)&lt;255;[.$B13]/COS([.BK$2]*0.0174533);255);0)  ;2)" office:value-type="string" office:string-value="80">
            <text:p>80</text:p>
          </table:table-cell>
          <table:table-cell table:style-name="ce3" table:formula="of:=DEC2HEX(ROUND(IF([.$B13]/COS([.BL$2]*0.0174533)&lt;255;[.$B13]/COS([.BL$2]*0.0174533);255);0)  ;2)" office:value-type="string" office:string-value="7B">
            <text:p>7B</text:p>
          </table:table-cell>
          <table:table-cell table:style-name="ce3" table:formula="of:=DEC2HEX(ROUND(IF([.$B13]/COS([.BM$2]*0.0174533)&lt;255;[.$B13]/COS([.BM$2]*0.0174533);255);0)  ;2)" office:value-type="string" office:string-value="78">
            <text:p>78</text:p>
          </table:table-cell>
          <table:table-cell table:style-name="ce3" table:formula="of:=DEC2HEX(ROUND(IF([.$B13]/COS([.BN$2]*0.0174533)&lt;255;[.$B13]/COS([.BN$2]*0.0174533);255);0)  ;2)" office:value-type="string" office:string-value="77">
            <text:p>77</text:p>
          </table:table-cell>
          <table:table-cell table:style-name="ce3" table:formula="of:=DEC2HEX(ROUND(IF([.$B13]/COS([.BO$2]*0.0174533)&lt;255;[.$B13]/COS([.BO$2]*0.0174533);255);0)  ;2)" office:value-type="string" office:string-value="76">
            <text:p>76</text:p>
          </table:table-cell>
          <table:table-cell table:style-name="ce3" table:formula="of:=DEC2HEX(ROUND(IF([.$B13]/COS([.BP$2]*0.0174533)&lt;255;[.$B13]/COS([.BP$2]*0.0174533);255);0)  ;2)" office:value-type="string" office:string-value="77">
            <text:p>77</text:p>
          </table:table-cell>
          <table:table-cell table:style-name="ce3" table:formula="of:=DEC2HEX(ROUND(IF([.$B13]/COS([.BQ$2]*0.0174533)&lt;255;[.$B13]/COS([.BQ$2]*0.0174533);255);0)  ;2)" office:value-type="string" office:string-value="78">
            <text:p>78</text:p>
          </table:table-cell>
          <table:table-cell table:style-name="ce3" table:formula="of:=DEC2HEX(ROUND(IF([.$B13]/COS([.BR$2]*0.0174533)&lt;255;[.$B13]/COS([.BR$2]*0.0174533);255);0)  ;2)" office:value-type="string" office:string-value="7B">
            <text:p>7B</text:p>
          </table:table-cell>
          <table:table-cell table:style-name="ce3" table:formula="of:=DEC2HEX(ROUND(IF([.$B13]/COS([.BS$2]*0.0174533)&lt;255;[.$B13]/COS([.BS$2]*0.0174533);255);0)  ;2)" office:value-type="string" office:string-value="80">
            <text:p>80</text:p>
          </table:table-cell>
          <table:table-cell table:style-name="ce3" table:formula="of:=DEC2HEX(ROUND(IF([.$B13]/COS([.BT$2]*0.0174533)&lt;255;[.$B13]/COS([.BT$2]*0.0174533);255);0)  ;2)" office:value-type="string" office:string-value="86">
            <text:p>86</text:p>
          </table:table-cell>
          <table:table-cell table:style-name="ce3" table:formula="of:=DEC2HEX(ROUND(IF([.$B13]/COS([.BU$2]*0.0174533)&lt;255;[.$B13]/COS([.BU$2]*0.0174533);255);0)  ;2)" office:value-type="string" office:string-value="8E">
            <text:p>8E</text:p>
          </table:table-cell>
          <table:table-cell table:style-name="ce3" table:formula="of:=DEC2HEX(ROUND(IF([.$B13]/COS([.BV$2]*0.0174533)&lt;255;[.$B13]/COS([.BV$2]*0.0174533);255);0)  ;2)" office:value-type="string" office:string-value="99">
            <text:p>99</text:p>
          </table:table-cell>
          <table:table-cell table:style-name="ce3" table:formula="of:=DEC2HEX(ROUND(IF([.$B13]/COS([.BW$2]*0.0174533)&lt;255;[.$B13]/COS([.BW$2]*0.0174533);255);0)  ;2)" office:value-type="string" office:string-value="A7">
            <text:p>A7</text:p>
          </table:table-cell>
          <table:table-cell table:style-name="ce3" table:formula="of:=DEC2HEX(ROUND(IF([.$B13]/COS([.BX$2]*0.0174533)&lt;255;[.$B13]/COS([.BX$2]*0.0174533);255);0)  ;2)" office:value-type="string" office:string-value="BA">
            <text:p>BA</text:p>
          </table:table-cell>
          <table:table-cell table:style-name="ce3" table:formula="of:=DEC2HEX(ROUND(IF([.$B13]/COS([.BY$2]*0.0174533)&lt;255;[.$B13]/COS([.BY$2]*0.0174533);255);0)  ;2)" office:value-type="string" office:string-value="D4">
            <text:p>D4</text:p>
          </table:table-cell>
          <table:table-cell table:style-name="ce3" table:formula="of:=DEC2HEX(ROUND(IF([.$B13]/COS([.BZ$2]*0.0174533)&lt;255;[.$B13]/COS([.BZ$2]*0.0174533);255);0)  ;2)" office:value-type="string" office:string-value="FA">
            <text:p>FA</text:p>
          </table:table-cell>
          <table:table-cell table:style-name="ce3" table:formula="of:=DEC2HEX(ROUND(IF([.$B13]/COS([.CA$2]*0.0174533)&lt;255;[.$B13]/COS([.CA$2]*0.0174533);255);0)  ;2)" office:value-type="string" office:string-value="FF">
            <text:p>FF</text:p>
          </table:table-cell>
          <table:table-cell table:style-name="ce3" table:formula="of:=DEC2HEX(ROUND(IF([.$B13]/COS([.CB$2]*0.0174533)&lt;255;[.$B13]/COS([.CB$2]*0.0174533);255);0)  ;2)" office:value-type="string" office:string-value="FF">
            <text:p>FF</text:p>
          </table:table-cell>
          <table:table-cell table:style-name="ce3" table:formula="of:=DEC2HEX(ROUND(IF([.$B13]/COS([.CC$2]*0.0174533)&lt;255;[.$B1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3]+1" office:value-type="float" office:value="10">
            <text:p>10</text:p>
          </table:table-cell>
          <table:table-cell table:style-name="ce2" table:formula="of:=[.B13]-1" office:value-type="float" office:value="117">
            <text:p>117</text:p>
          </table:table-cell>
          <table:table-cell table:formula="of:=DEC2HEX(ROUND(IF([.$B14]/[.C$3]&lt;127;127-[.$B14]/[.C$3];0) ;0) ;2)" office:value-type="string" office:string-value="0A">
            <text:p>0A</text:p>
          </table:table-cell>
          <table:table-cell table:formula="of:=DEC2HEX(ROUND(IF([.$B14]/[.D$3]&lt;127;127-[.$B14]/[.D$3];0) ;0) ;2)" office:value-type="string" office:string-value="09">
            <text:p>09</text:p>
          </table:table-cell>
          <table:table-cell table:formula="of:=DEC2HEX(ROUND(IF([.$B14]/[.E$3]&lt;127;127-[.$B14]/[.E$3];0) ;0) ;2)" office:value-type="string" office:string-value="08">
            <text:p>08</text:p>
          </table:table-cell>
          <table:table-cell table:formula="of:=DEC2HEX(ROUND(IF([.$B14]/[.F$3]&lt;127;127-[.$B14]/[.F$3];0) ;0) ;2)" office:value-type="string" office:string-value="05">
            <text:p>05</text:p>
          </table:table-cell>
          <table:table-cell table:formula="of:=DEC2HEX(ROUND(IF([.$B14]/[.G$3]&lt;127;127-[.$B14]/[.G$3];0) ;0) ;2)" office:value-type="string" office:string-value="00">
            <text:p>00</text:p>
          </table:table-cell>
          <table:table-cell table:formula="of:=DEC2HEX(ROUND(IF([.$B14]/[.H$3]&lt;127;127-[.$B14]/[.H$3];0) ;0) ;2)" office:value-type="string" office:string-value="00">
            <text:p>00</text:p>
          </table:table-cell>
          <table:table-cell table:formula="of:=DEC2HEX(ROUND(IF([.$B14]/[.I$3]&lt;127;127-[.$B14]/[.I$3];0) ;0) ;2)" office:value-type="string" office:string-value="00">
            <text:p>00</text:p>
          </table:table-cell>
          <table:table-cell table:formula="of:=DEC2HEX(ROUND(IF([.$B14]/[.J$3]&lt;127;127-[.$B14]/[.J$3];0) ;0) ;2)" office:value-type="string" office:string-value="00">
            <text:p>00</text:p>
          </table:table-cell>
          <table:table-cell table:formula="of:=DEC2HEX(ROUND(IF([.$B14]/[.K$3]&lt;127;127-[.$B14]/[.K$3];0) ;0) ;2)" office:value-type="string" office:string-value="00">
            <text:p>00</text:p>
          </table:table-cell>
          <table:table-cell table:formula="of:=DEC2HEX(ROUND(IF([.$B14]/[.L$3]&lt;127;127-[.$B14]/[.L$3];0) ;0) ;2)" office:value-type="string" office:string-value="00">
            <text:p>00</text:p>
          </table:table-cell>
          <table:table-cell table:style-name="ce3" table:formula="of:=DEC2HEX(ROUND(IF([.$B14]/[.M$3]&lt;127;127-[.$B14]/[.M$3];0) ;0) ;2)" office:value-type="string" office:string-value="00">
            <text:p>00</text:p>
          </table:table-cell>
          <table:table-cell table:style-name="ce3" table:formula="of:=DEC2HEX(ROUND(IF([.$B14]/[.N$3]&lt;127;127-[.$B14]/[.N$3];0) ;0) ;2)" office:value-type="string" office:string-value="00">
            <text:p>00</text:p>
          </table:table-cell>
          <table:table-cell table:style-name="ce3" table:formula="of:=DEC2HEX(ROUND(IF([.$B14]/[.O$3]&lt;127;127-[.$B14]/[.O$3];0) ;0) ;2)" office:value-type="string" office:string-value="00">
            <text:p>00</text:p>
          </table:table-cell>
          <table:table-cell table:style-name="ce3" table:formula="of:=DEC2HEX(ROUND(IF([.$B14]/[.P$3]&lt;127;127-[.$B14]/[.P$3];0) ;0) ;2)" office:value-type="string" office:string-value="00">
            <text:p>00</text:p>
          </table:table-cell>
          <table:table-cell table:style-name="ce3" table:formula="of:=DEC2HEX(ROUND(IF([.$B14]/[.Q$3]&lt;127;127-[.$B14]/[.Q$3];0) ;0) ;2)" office:value-type="string" office:string-value="00">
            <text:p>00</text:p>
          </table:table-cell>
          <table:table-cell table:style-name="ce3" table:formula="of:=DEC2HEX(ROUND(IF([.$B14]/[.R$3]&lt;127;127-[.$B14]/[.R$3];0) ;0) ;2)" office:value-type="string" office:string-value="00">
            <text:p>00</text:p>
          </table:table-cell>
          <table:table-cell table:style-name="ce3" table:formula="of:=DEC2HEX(ROUND(IF([.$B14]/[.S$3]&lt;127;[.$B14]/[.S$3];127) ;0) ;2)" office:value-type="float" office:value="0">
            <text:p>#ДЕЛ/0!</text:p>
          </table:table-cell>
          <table:table-cell table:style-name="ce3" table:formula="of:=DEC2HEX(ROUND(IF([.$B14]/[.T$3]&lt;127;[.$B14]/[.T$3];127) ;0) ;2)" office:value-type="string" office:string-value="FFFFFFFB56">
            <text:p>FFFFFFFB56</text:p>
          </table:table-cell>
          <table:table-cell table:style-name="ce3" table:formula="of:=DEC2HEX(ROUND(IF([.$B14]/[.U$3]&lt;127;[.$B14]/[.U$3];127) ;0) ;2)" office:value-type="string" office:string-value="FFFFFFFDA8">
            <text:p>FFFFFFFDA8</text:p>
          </table:table-cell>
          <table:table-cell table:style-name="ce3" table:formula="of:=DEC2HEX(ROUND(IF([.$B14]/[.V$3]&lt;127;[.$B14]/[.V$3];127) ;0) ;2)" office:value-type="string" office:string-value="FFFFFFFE6D">
            <text:p>FFFFFFFE6D</text:p>
          </table:table-cell>
          <table:table-cell table:style-name="ce3" table:formula="of:=DEC2HEX(ROUND(IF([.$B14]/[.W$3]&lt;127;[.$B14]/[.W$3];127) ;0) ;2)" office:value-type="string" office:string-value="FFFFFFFECF">
            <text:p>FFFFFFFECF</text:p>
          </table:table-cell>
          <table:table-cell table:style-name="ce3" table:formula="of:=DEC2HEX(ROUND(IF([.$B14]/[.X$3]&lt;127;[.$B14]/[.X$3];127) ;0) ;2)" office:value-type="string" office:string-value="FFFFFFFF08">
            <text:p>FFFFFFFF08</text:p>
          </table:table-cell>
          <table:table-cell table:style-name="ce3" table:formula="of:=DEC2HEX(ROUND(IF([.$B14]/[.Y$3]&lt;127;[.$B14]/[.Y$3];127) ;0) ;2)" office:value-type="string" office:string-value="FFFFFFFF2E">
            <text:p>FFFFFFFF2E</text:p>
          </table:table-cell>
          <table:table-cell table:style-name="ce3" table:formula="of:=DEC2HEX(ROUND(IF([.$B14]/[.Z$3]&lt;127;[.$B14]/[.Z$3];127) ;0) ;2)" office:value-type="string" office:string-value="FFFFFFFF47">
            <text:p>FFFFFFFF47</text:p>
          </table:table-cell>
          <table:table-cell table:style-name="ce3" table:formula="of:=DEC2HEX(ROUND(IF([.$B14]/[.AA$3]&lt;127;[.$B14]/[.AA$3];127) ;0) ;2)" office:value-type="string" office:string-value="FFFFFFFF5B">
            <text:p>FFFFFFFF5B</text:p>
          </table:table-cell>
          <table:table-cell table:style-name="ce3" table:formula="of:=DEC2HEX(ROUND(IF([.$B14]/[.AB$3]&lt;127;[.$B14]/[.AB$3];127) ;0) ;2)" office:value-type="string" office:string-value="FFFFFFFF69">
            <text:p>FFFFFFFF69</text:p>
          </table:table-cell>
          <table:table-cell table:style-name="ce3" table:formula="of:=DEC2HEX(ROUND(IF([.$B14]/[.AC$3]&lt;127;[.$B14]/[.AC$3];127) ;0) ;2)" office:value-type="string" office:string-value="FFFFFFFF73">
            <text:p>FFFFFFFF73</text:p>
          </table:table-cell>
          <table:table-cell table:style-name="ce3" table:formula="of:=DEC2HEX(ROUND(IF([.$B14]/[.AD$3]&lt;127;[.$B14]/[.AD$3];127) ;0) ;2)" office:value-type="string" office:string-value="FFFFFFFF7B">
            <text:p>FFFFFFFF7B</text:p>
          </table:table-cell>
          <table:table-cell table:style-name="ce3" table:formula="of:=DEC2HEX(ROUND(IF([.$B14]/[.AE$3]&lt;127;[.$B14]/[.AE$3];127) ;0) ;2)" office:value-type="string" office:string-value="FFFFFFFF81">
            <text:p>FFFFFFFF81</text:p>
          </table:table-cell>
          <table:table-cell table:style-name="ce3" table:formula="of:=DEC2HEX(ROUND(IF([.$B14]/[.AF$3]&lt;127;[.$B14]/[.AF$3];127) ;0) ;2)" office:value-type="string" office:string-value="FFFFFFFF86">
            <text:p>FFFFFFFF86</text:p>
          </table:table-cell>
          <table:table-cell table:style-name="ce3" table:formula="of:=DEC2HEX(ROUND(IF([.$B14]/[.AG$3]&lt;127;[.$B14]/[.AG$3];127) ;0) ;2)" office:value-type="string" office:string-value="FFFFFFFF89">
            <text:p>FFFFFFFF89</text:p>
          </table:table-cell>
          <table:table-cell table:style-name="ce3" table:formula="of:=DEC2HEX(ROUND(IF([.$B14]/[.AH$3]&lt;127;[.$B14]/[.AH$3];127) ;0) ;2)" office:value-type="string" office:string-value="FFFFFFFF8A">
            <text:p>FFFFFFFF8A</text:p>
          </table:table-cell>
          <table:table-cell table:style-name="ce3" table:formula="of:=DEC2HEX(ROUND(IF([.$B14]/[.AI$3]&lt;255;[.$B14]/[.AI$3];255) ;0) ;2)" office:value-type="string" office:string-value="FFFFFFFF8B">
            <text:p>FFFFFFFF8B</text:p>
          </table:table-cell>
          <table:table-cell table:style-name="ce3" table:formula="of:=DEC2HEX(ROUND(IF([.$B14]/COS([.AJ$2]*0.0174533)&lt;255;[.$B14]/COS([.AJ$2]*0.0174533);255);0)  ;2)" office:value-type="string" office:string-value="FFFFFFFF8A">
            <text:p>FFFFFFFF8A</text:p>
          </table:table-cell>
          <table:table-cell table:style-name="ce3" table:formula="of:=DEC2HEX(ROUND(IF([.$B14]/COS([.AK$2]*0.0174533)&lt;255;[.$B14]/COS([.AK$2]*0.0174533);255);0)  ;2)" office:value-type="string" office:string-value="FFFFFFFF89">
            <text:p>FFFFFFFF89</text:p>
          </table:table-cell>
          <table:table-cell table:style-name="ce3" table:formula="of:=DEC2HEX(ROUND(IF([.$B14]/COS([.AL$2]*0.0174533)&lt;255;[.$B14]/COS([.AL$2]*0.0174533);255);0)  ;2)" office:value-type="string" office:string-value="FFFFFFFF86">
            <text:p>FFFFFFFF86</text:p>
          </table:table-cell>
          <table:table-cell table:style-name="ce3" table:formula="of:=DEC2HEX(ROUND(IF([.$B14]/COS([.AM$2]*0.0174533)&lt;255;[.$B14]/COS([.AM$2]*0.0174533);255);0)  ;2)" office:value-type="string" office:string-value="FFFFFFFF81">
            <text:p>FFFFFFFF81</text:p>
          </table:table-cell>
          <table:table-cell table:style-name="ce3" table:formula="of:=DEC2HEX(ROUND(IF([.$B14]/COS([.AN$2]*0.0174533)&lt;255;[.$B14]/COS([.AN$2]*0.0174533);255);0)  ;2)" office:value-type="string" office:string-value="FFFFFFFF7B">
            <text:p>FFFFFFFF7B</text:p>
          </table:table-cell>
          <table:table-cell table:style-name="ce3" table:formula="of:=DEC2HEX(ROUND(IF([.$B14]/COS([.AO$2]*0.0174533)&lt;255;[.$B14]/COS([.AO$2]*0.0174533);255);0)  ;2)" office:value-type="string" office:string-value="FFFFFFFF73">
            <text:p>FFFFFFFF73</text:p>
          </table:table-cell>
          <table:table-cell table:style-name="ce3" table:formula="of:=DEC2HEX(ROUND(IF([.$B14]/COS([.AP$2]*0.0174533)&lt;255;[.$B14]/COS([.AP$2]*0.0174533);255);0)  ;2)" office:value-type="string" office:string-value="FFFFFFFF69">
            <text:p>FFFFFFFF69</text:p>
          </table:table-cell>
          <table:table-cell table:style-name="ce3" table:formula="of:=DEC2HEX(ROUND(IF([.$B14]/COS([.AQ$2]*0.0174533)&lt;255;[.$B14]/COS([.AQ$2]*0.0174533);255);0)  ;2)" office:value-type="string" office:string-value="FFFFFFFF5B">
            <text:p>FFFFFFFF5B</text:p>
          </table:table-cell>
          <table:table-cell table:style-name="ce3" table:formula="of:=DEC2HEX(ROUND(IF([.$B14]/COS([.AR$2]*0.0174533)&lt;255;[.$B14]/COS([.AR$2]*0.0174533);255);0)  ;2)" office:value-type="string" office:string-value="FFFFFFFF48">
            <text:p>FFFFFFFF48</text:p>
          </table:table-cell>
          <table:table-cell table:style-name="ce3" table:formula="of:=DEC2HEX(ROUND(IF([.$B14]/COS([.AS$2]*0.0174533)&lt;255;[.$B14]/COS([.AS$2]*0.0174533);255);0)  ;2)" office:value-type="string" office:string-value="FFFFFFFF2D">
            <text:p>FFFFFFFF2D</text:p>
          </table:table-cell>
          <table:table-cell table:style-name="ce3" table:formula="of:=DEC2HEX(ROUND(IF([.$B14]/COS([.AT$2]*0.0174533)&lt;255;[.$B14]/COS([.AT$2]*0.0174533);255);0)  ;2)" office:value-type="string" office:string-value="FFFFFFFF08">
            <text:p>FFFFFFFF08</text:p>
          </table:table-cell>
          <table:table-cell table:style-name="ce3" table:formula="of:=DEC2HEX(ROUND(IF([.$B14]/COS([.AU$2]*0.0174533)&lt;255;[.$B14]/COS([.AU$2]*0.0174533);255);0)  ;2)" office:value-type="string" office:string-value="FFFFFFFECE">
            <text:p>FFFFFFFECE</text:p>
          </table:table-cell>
          <table:table-cell table:style-name="ce3" table:formula="of:=DEC2HEX(ROUND(IF([.$B14]/COS([.AV$2]*0.0174533)&lt;255;[.$B14]/COS([.AV$2]*0.0174533);255);0)  ;2)" office:value-type="string" office:string-value="FFFFFFFE6D">
            <text:p>FFFFFFFE6D</text:p>
          </table:table-cell>
          <table:table-cell table:style-name="ce3" table:formula="of:=DEC2HEX(ROUND(IF([.$B14]/COS([.AW$2]*0.0174533)&lt;255;[.$B14]/COS([.AW$2]*0.0174533);255);0)  ;2)" office:value-type="string" office:string-value="FFFFFFFDA8">
            <text:p>FFFFFFFDA8</text:p>
          </table:table-cell>
          <table:table-cell table:style-name="ce3" table:formula="of:=DEC2HEX(ROUND(IF([.$B14]/COS([.AX$2]*0.0174533)&lt;255;[.$B14]/COS([.AX$2]*0.0174533);255);0)  ;2)" office:value-type="string" office:string-value="FFFFFFFB56">
            <text:p>FFFFFFFB56</text:p>
          </table:table-cell>
          <table:table-cell table:style-name="ce3" table:formula="of:=DEC2HEX(ROUND(IF([.$B14]/COS([.AY$2]*0.0174533)&lt;255;[.$B14]/COS([.AY$2]*0.0174533);255);0)  ;2)" office:value-type="string" office:string-value="FF">
            <text:p>FF</text:p>
          </table:table-cell>
          <table:table-cell table:style-name="ce3" table:formula="of:=DEC2HEX(ROUND(IF([.$B14]/COS([.AZ$2]*0.0174533)&lt;255;[.$B14]/COS([.AZ$2]*0.0174533);255);0)  ;2)" office:value-type="string" office:string-value="FF">
            <text:p>FF</text:p>
          </table:table-cell>
          <table:table-cell table:style-name="ce3" table:formula="of:=DEC2HEX(ROUND(IF([.$B14]/COS([.BA$2]*0.0174533)&lt;255;[.$B14]/COS([.BA$2]*0.0174533);255);0)  ;2)" office:value-type="string" office:string-value="FF">
            <text:p>FF</text:p>
          </table:table-cell>
          <table:table-cell table:style-name="ce3" table:formula="of:=DEC2HEX(ROUND(IF([.$B14]/COS([.BB$2]*0.0174533)&lt;255;[.$B14]/COS([.BB$2]*0.0174533);255);0)  ;2)" office:value-type="string" office:string-value="FF">
            <text:p>FF</text:p>
          </table:table-cell>
          <table:table-cell table:style-name="ce3" table:formula="of:=DEC2HEX(ROUND(IF([.$B14]/COS([.BC$2]*0.0174533)&lt;255;[.$B14]/COS([.BC$2]*0.0174533);255);0)  ;2)" office:value-type="string" office:string-value="FF">
            <text:p>FF</text:p>
          </table:table-cell>
          <table:table-cell table:style-name="ce3" table:formula="of:=DEC2HEX(ROUND(IF([.$B14]/COS([.BD$2]*0.0174533)&lt;255;[.$B14]/COS([.BD$2]*0.0174533);255);0)  ;2)" office:value-type="string" office:string-value="F8">
            <text:p>F8</text:p>
          </table:table-cell>
          <table:table-cell table:style-name="ce3" table:formula="of:=DEC2HEX(ROUND(IF([.$B14]/COS([.BE$2]*0.0174533)&lt;255;[.$B14]/COS([.BE$2]*0.0174533);255);0)  ;2)" office:value-type="string" office:string-value="D3">
            <text:p>D3</text:p>
          </table:table-cell>
          <table:table-cell table:style-name="ce3" table:formula="of:=DEC2HEX(ROUND(IF([.$B14]/COS([.BF$2]*0.0174533)&lt;255;[.$B14]/COS([.BF$2]*0.0174533);255);0)  ;2)" office:value-type="string" office:string-value="B8">
            <text:p>B8</text:p>
          </table:table-cell>
          <table:table-cell table:style-name="ce3" table:formula="of:=DEC2HEX(ROUND(IF([.$B14]/COS([.BG$2]*0.0174533)&lt;255;[.$B14]/COS([.BG$2]*0.0174533);255);0)  ;2)" office:value-type="string" office:string-value="A5">
            <text:p>A5</text:p>
          </table:table-cell>
          <table:table-cell table:style-name="ce3" table:formula="of:=DEC2HEX(ROUND(IF([.$B14]/COS([.BH$2]*0.0174533)&lt;255;[.$B14]/COS([.BH$2]*0.0174533);255);0)  ;2)" office:value-type="string" office:string-value="97">
            <text:p>97</text:p>
          </table:table-cell>
          <table:table-cell table:style-name="ce3" table:formula="of:=DEC2HEX(ROUND(IF([.$B14]/COS([.BI$2]*0.0174533)&lt;255;[.$B14]/COS([.BI$2]*0.0174533);255);0)  ;2)" office:value-type="string" office:string-value="8D">
            <text:p>8D</text:p>
          </table:table-cell>
          <table:table-cell table:style-name="ce3" table:formula="of:=DEC2HEX(ROUND(IF([.$B14]/COS([.BJ$2]*0.0174533)&lt;255;[.$B14]/COS([.BJ$2]*0.0174533);255);0)  ;2)" office:value-type="string" office:string-value="85">
            <text:p>85</text:p>
          </table:table-cell>
          <table:table-cell table:style-name="ce3" table:formula="of:=DEC2HEX(ROUND(IF([.$B14]/COS([.BK$2]*0.0174533)&lt;255;[.$B14]/COS([.BK$2]*0.0174533);255);0)  ;2)" office:value-type="string" office:string-value="7F">
            <text:p>7F</text:p>
          </table:table-cell>
          <table:table-cell table:style-name="ce3" table:formula="of:=DEC2HEX(ROUND(IF([.$B14]/COS([.BL$2]*0.0174533)&lt;255;[.$B14]/COS([.BL$2]*0.0174533);255);0)  ;2)" office:value-type="string" office:string-value="7A">
            <text:p>7A</text:p>
          </table:table-cell>
          <table:table-cell table:style-name="ce3" table:formula="of:=DEC2HEX(ROUND(IF([.$B14]/COS([.BM$2]*0.0174533)&lt;255;[.$B14]/COS([.BM$2]*0.0174533);255);0)  ;2)" office:value-type="string" office:string-value="77">
            <text:p>77</text:p>
          </table:table-cell>
          <table:table-cell table:style-name="ce3" table:formula="of:=DEC2HEX(ROUND(IF([.$B14]/COS([.BN$2]*0.0174533)&lt;255;[.$B14]/COS([.BN$2]*0.0174533);255);0)  ;2)" office:value-type="string" office:string-value="76">
            <text:p>76</text:p>
          </table:table-cell>
          <table:table-cell table:style-name="ce3" table:formula="of:=DEC2HEX(ROUND(IF([.$B14]/COS([.BO$2]*0.0174533)&lt;255;[.$B14]/COS([.BO$2]*0.0174533);255);0)  ;2)" office:value-type="string" office:string-value="75">
            <text:p>75</text:p>
          </table:table-cell>
          <table:table-cell table:style-name="ce3" table:formula="of:=DEC2HEX(ROUND(IF([.$B14]/COS([.BP$2]*0.0174533)&lt;255;[.$B14]/COS([.BP$2]*0.0174533);255);0)  ;2)" office:value-type="string" office:string-value="76">
            <text:p>76</text:p>
          </table:table-cell>
          <table:table-cell table:style-name="ce3" table:formula="of:=DEC2HEX(ROUND(IF([.$B14]/COS([.BQ$2]*0.0174533)&lt;255;[.$B14]/COS([.BQ$2]*0.0174533);255);0)  ;2)" office:value-type="string" office:string-value="77">
            <text:p>77</text:p>
          </table:table-cell>
          <table:table-cell table:style-name="ce3" table:formula="of:=DEC2HEX(ROUND(IF([.$B14]/COS([.BR$2]*0.0174533)&lt;255;[.$B14]/COS([.BR$2]*0.0174533);255);0)  ;2)" office:value-type="string" office:string-value="7A">
            <text:p>7A</text:p>
          </table:table-cell>
          <table:table-cell table:style-name="ce3" table:formula="of:=DEC2HEX(ROUND(IF([.$B14]/COS([.BS$2]*0.0174533)&lt;255;[.$B14]/COS([.BS$2]*0.0174533);255);0)  ;2)" office:value-type="string" office:string-value="7F">
            <text:p>7F</text:p>
          </table:table-cell>
          <table:table-cell table:style-name="ce3" table:formula="of:=DEC2HEX(ROUND(IF([.$B14]/COS([.BT$2]*0.0174533)&lt;255;[.$B14]/COS([.BT$2]*0.0174533);255);0)  ;2)" office:value-type="string" office:string-value="85">
            <text:p>85</text:p>
          </table:table-cell>
          <table:table-cell table:style-name="ce3" table:formula="of:=DEC2HEX(ROUND(IF([.$B14]/COS([.BU$2]*0.0174533)&lt;255;[.$B14]/COS([.BU$2]*0.0174533);255);0)  ;2)" office:value-type="string" office:string-value="8D">
            <text:p>8D</text:p>
          </table:table-cell>
          <table:table-cell table:style-name="ce3" table:formula="of:=DEC2HEX(ROUND(IF([.$B14]/COS([.BV$2]*0.0174533)&lt;255;[.$B14]/COS([.BV$2]*0.0174533);255);0)  ;2)" office:value-type="string" office:string-value="97">
            <text:p>97</text:p>
          </table:table-cell>
          <table:table-cell table:style-name="ce3" table:formula="of:=DEC2HEX(ROUND(IF([.$B14]/COS([.BW$2]*0.0174533)&lt;255;[.$B14]/COS([.BW$2]*0.0174533);255);0)  ;2)" office:value-type="string" office:string-value="A5">
            <text:p>A5</text:p>
          </table:table-cell>
          <table:table-cell table:style-name="ce3" table:formula="of:=DEC2HEX(ROUND(IF([.$B14]/COS([.BX$2]*0.0174533)&lt;255;[.$B14]/COS([.BX$2]*0.0174533);255);0)  ;2)" office:value-type="string" office:string-value="B8">
            <text:p>B8</text:p>
          </table:table-cell>
          <table:table-cell table:style-name="ce3" table:formula="of:=DEC2HEX(ROUND(IF([.$B14]/COS([.BY$2]*0.0174533)&lt;255;[.$B14]/COS([.BY$2]*0.0174533);255);0)  ;2)" office:value-type="string" office:string-value="D3">
            <text:p>D3</text:p>
          </table:table-cell>
          <table:table-cell table:style-name="ce3" table:formula="of:=DEC2HEX(ROUND(IF([.$B14]/COS([.BZ$2]*0.0174533)&lt;255;[.$B14]/COS([.BZ$2]*0.0174533);255);0)  ;2)" office:value-type="string" office:string-value="F8">
            <text:p>F8</text:p>
          </table:table-cell>
          <table:table-cell table:style-name="ce3" table:formula="of:=DEC2HEX(ROUND(IF([.$B14]/COS([.CA$2]*0.0174533)&lt;255;[.$B14]/COS([.CA$2]*0.0174533);255);0)  ;2)" office:value-type="string" office:string-value="FF">
            <text:p>FF</text:p>
          </table:table-cell>
          <table:table-cell table:style-name="ce3" table:formula="of:=DEC2HEX(ROUND(IF([.$B14]/COS([.CB$2]*0.0174533)&lt;255;[.$B14]/COS([.CB$2]*0.0174533);255);0)  ;2)" office:value-type="string" office:string-value="FF">
            <text:p>FF</text:p>
          </table:table-cell>
          <table:table-cell table:style-name="ce3" table:formula="of:=DEC2HEX(ROUND(IF([.$B14]/COS([.CC$2]*0.0174533)&lt;255;[.$B1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4]+1" office:value-type="float" office:value="11">
            <text:p>11</text:p>
          </table:table-cell>
          <table:table-cell table:style-name="ce2" table:formula="of:=[.B14]-1" office:value-type="float" office:value="116">
            <text:p>116</text:p>
          </table:table-cell>
          <table:table-cell table:formula="of:=DEC2HEX(ROUND(IF([.$B15]/[.C$3]&lt;127;127-[.$B15]/[.C$3];0) ;0) ;2)" office:value-type="string" office:string-value="0B">
            <text:p>0B</text:p>
          </table:table-cell>
          <table:table-cell table:formula="of:=DEC2HEX(ROUND(IF([.$B15]/[.D$3]&lt;127;127-[.$B15]/[.D$3];0) ;0) ;2)" office:value-type="string" office:string-value="0A">
            <text:p>0A</text:p>
          </table:table-cell>
          <table:table-cell table:formula="of:=DEC2HEX(ROUND(IF([.$B15]/[.E$3]&lt;127;127-[.$B15]/[.E$3];0) ;0) ;2)" office:value-type="string" office:string-value="09">
            <text:p>09</text:p>
          </table:table-cell>
          <table:table-cell table:formula="of:=DEC2HEX(ROUND(IF([.$B15]/[.F$3]&lt;127;127-[.$B15]/[.F$3];0) ;0) ;2)" office:value-type="string" office:string-value="06">
            <text:p>06</text:p>
          </table:table-cell>
          <table:table-cell table:formula="of:=DEC2HEX(ROUND(IF([.$B15]/[.G$3]&lt;127;127-[.$B15]/[.G$3];0) ;0) ;2)" office:value-type="string" office:string-value="01">
            <text:p>01</text:p>
          </table:table-cell>
          <table:table-cell table:formula="of:=DEC2HEX(ROUND(IF([.$B15]/[.H$3]&lt;127;127-[.$B15]/[.H$3];0) ;0) ;2)" office:value-type="string" office:string-value="00">
            <text:p>00</text:p>
          </table:table-cell>
          <table:table-cell table:formula="of:=DEC2HEX(ROUND(IF([.$B15]/[.I$3]&lt;127;127-[.$B15]/[.I$3];0) ;0) ;2)" office:value-type="string" office:string-value="00">
            <text:p>00</text:p>
          </table:table-cell>
          <table:table-cell table:formula="of:=DEC2HEX(ROUND(IF([.$B15]/[.J$3]&lt;127;127-[.$B15]/[.J$3];0) ;0) ;2)" office:value-type="string" office:string-value="00">
            <text:p>00</text:p>
          </table:table-cell>
          <table:table-cell table:formula="of:=DEC2HEX(ROUND(IF([.$B15]/[.K$3]&lt;127;127-[.$B15]/[.K$3];0) ;0) ;2)" office:value-type="string" office:string-value="00">
            <text:p>00</text:p>
          </table:table-cell>
          <table:table-cell table:formula="of:=DEC2HEX(ROUND(IF([.$B15]/[.L$3]&lt;127;127-[.$B15]/[.L$3];0) ;0) ;2)" office:value-type="string" office:string-value="00">
            <text:p>00</text:p>
          </table:table-cell>
          <table:table-cell table:style-name="ce3" table:formula="of:=DEC2HEX(ROUND(IF([.$B15]/[.M$3]&lt;127;127-[.$B15]/[.M$3];0) ;0) ;2)" office:value-type="string" office:string-value="00">
            <text:p>00</text:p>
          </table:table-cell>
          <table:table-cell table:style-name="ce3" table:formula="of:=DEC2HEX(ROUND(IF([.$B15]/[.N$3]&lt;127;127-[.$B15]/[.N$3];0) ;0) ;2)" office:value-type="string" office:string-value="00">
            <text:p>00</text:p>
          </table:table-cell>
          <table:table-cell table:style-name="ce3" table:formula="of:=DEC2HEX(ROUND(IF([.$B15]/[.O$3]&lt;127;127-[.$B15]/[.O$3];0) ;0) ;2)" office:value-type="string" office:string-value="00">
            <text:p>00</text:p>
          </table:table-cell>
          <table:table-cell table:style-name="ce3" table:formula="of:=DEC2HEX(ROUND(IF([.$B15]/[.P$3]&lt;127;127-[.$B15]/[.P$3];0) ;0) ;2)" office:value-type="string" office:string-value="00">
            <text:p>00</text:p>
          </table:table-cell>
          <table:table-cell table:style-name="ce3" table:formula="of:=DEC2HEX(ROUND(IF([.$B15]/[.Q$3]&lt;127;127-[.$B15]/[.Q$3];0) ;0) ;2)" office:value-type="string" office:string-value="00">
            <text:p>00</text:p>
          </table:table-cell>
          <table:table-cell table:style-name="ce3" table:formula="of:=DEC2HEX(ROUND(IF([.$B15]/[.R$3]&lt;127;127-[.$B15]/[.R$3];0) ;0) ;2)" office:value-type="string" office:string-value="00">
            <text:p>00</text:p>
          </table:table-cell>
          <table:table-cell table:style-name="ce3" table:formula="of:=DEC2HEX(ROUND(IF([.$B15]/[.S$3]&lt;127;[.$B15]/[.S$3];127) ;0) ;2)" office:value-type="float" office:value="0">
            <text:p>#ДЕЛ/0!</text:p>
          </table:table-cell>
          <table:table-cell table:style-name="ce3" table:formula="of:=DEC2HEX(ROUND(IF([.$B15]/[.T$3]&lt;127;[.$B15]/[.T$3];127) ;0) ;2)" office:value-type="string" office:string-value="FFFFFFFB60">
            <text:p>FFFFFFFB60</text:p>
          </table:table-cell>
          <table:table-cell table:style-name="ce3" table:formula="of:=DEC2HEX(ROUND(IF([.$B15]/[.U$3]&lt;127;[.$B15]/[.U$3];127) ;0) ;2)" office:value-type="string" office:string-value="FFFFFFFDAD">
            <text:p>FFFFFFFDAD</text:p>
          </table:table-cell>
          <table:table-cell table:style-name="ce3" table:formula="of:=DEC2HEX(ROUND(IF([.$B15]/[.V$3]&lt;127;[.$B15]/[.V$3];127) ;0) ;2)" office:value-type="string" office:string-value="FFFFFFFE70">
            <text:p>FFFFFFFE70</text:p>
          </table:table-cell>
          <table:table-cell table:style-name="ce3" table:formula="of:=DEC2HEX(ROUND(IF([.$B15]/[.W$3]&lt;127;[.$B15]/[.W$3];127) ;0) ;2)" office:value-type="string" office:string-value="FFFFFFFED1">
            <text:p>FFFFFFFED1</text:p>
          </table:table-cell>
          <table:table-cell table:style-name="ce3" table:formula="of:=DEC2HEX(ROUND(IF([.$B15]/[.X$3]&lt;127;[.$B15]/[.X$3];127) ;0) ;2)" office:value-type="string" office:string-value="FFFFFFFF0A">
            <text:p>FFFFFFFF0A</text:p>
          </table:table-cell>
          <table:table-cell table:style-name="ce3" table:formula="of:=DEC2HEX(ROUND(IF([.$B15]/[.Y$3]&lt;127;[.$B15]/[.Y$3];127) ;0) ;2)" office:value-type="string" office:string-value="FFFFFFFF2F">
            <text:p>FFFFFFFF2F</text:p>
          </table:table-cell>
          <table:table-cell table:style-name="ce3" table:formula="of:=DEC2HEX(ROUND(IF([.$B15]/[.Z$3]&lt;127;[.$B15]/[.Z$3];127) ;0) ;2)" office:value-type="string" office:string-value="FFFFFFFF49">
            <text:p>FFFFFFFF49</text:p>
          </table:table-cell>
          <table:table-cell table:style-name="ce3" table:formula="of:=DEC2HEX(ROUND(IF([.$B15]/[.AA$3]&lt;127;[.$B15]/[.AA$3];127) ;0) ;2)" office:value-type="string" office:string-value="FFFFFFFF5C">
            <text:p>FFFFFFFF5C</text:p>
          </table:table-cell>
          <table:table-cell table:style-name="ce3" table:formula="of:=DEC2HEX(ROUND(IF([.$B15]/[.AB$3]&lt;127;[.$B15]/[.AB$3];127) ;0) ;2)" office:value-type="string" office:string-value="FFFFFFFF6A">
            <text:p>FFFFFFFF6A</text:p>
          </table:table-cell>
          <table:table-cell table:style-name="ce3" table:formula="of:=DEC2HEX(ROUND(IF([.$B15]/[.AC$3]&lt;127;[.$B15]/[.AC$3];127) ;0) ;2)" office:value-type="string" office:string-value="FFFFFFFF74">
            <text:p>FFFFFFFF74</text:p>
          </table:table-cell>
          <table:table-cell table:style-name="ce3" table:formula="of:=DEC2HEX(ROUND(IF([.$B15]/[.AD$3]&lt;127;[.$B15]/[.AD$3];127) ;0) ;2)" office:value-type="string" office:string-value="FFFFFFFF7C">
            <text:p>FFFFFFFF7C</text:p>
          </table:table-cell>
          <table:table-cell table:style-name="ce3" table:formula="of:=DEC2HEX(ROUND(IF([.$B15]/[.AE$3]&lt;127;[.$B15]/[.AE$3];127) ;0) ;2)" office:value-type="string" office:string-value="FFFFFFFF82">
            <text:p>FFFFFFFF82</text:p>
          </table:table-cell>
          <table:table-cell table:style-name="ce3" table:formula="of:=DEC2HEX(ROUND(IF([.$B15]/[.AF$3]&lt;127;[.$B15]/[.AF$3];127) ;0) ;2)" office:value-type="string" office:string-value="FFFFFFFF87">
            <text:p>FFFFFFFF87</text:p>
          </table:table-cell>
          <table:table-cell table:style-name="ce3" table:formula="of:=DEC2HEX(ROUND(IF([.$B15]/[.AG$3]&lt;127;[.$B15]/[.AG$3];127) ;0) ;2)" office:value-type="string" office:string-value="FFFFFFFF8A">
            <text:p>FFFFFFFF8A</text:p>
          </table:table-cell>
          <table:table-cell table:style-name="ce3" table:formula="of:=DEC2HEX(ROUND(IF([.$B15]/[.AH$3]&lt;127;[.$B15]/[.AH$3];127) ;0) ;2)" office:value-type="string" office:string-value="FFFFFFFF8B">
            <text:p>FFFFFFFF8B</text:p>
          </table:table-cell>
          <table:table-cell table:style-name="ce3" table:formula="of:=DEC2HEX(ROUND(IF([.$B15]/[.AI$3]&lt;255;[.$B15]/[.AI$3];255) ;0) ;2)" office:value-type="string" office:string-value="FFFFFFFF8C">
            <text:p>FFFFFFFF8C</text:p>
          </table:table-cell>
          <table:table-cell table:style-name="ce3" table:formula="of:=DEC2HEX(ROUND(IF([.$B15]/COS([.AJ$2]*0.0174533)&lt;255;[.$B15]/COS([.AJ$2]*0.0174533);255);0)  ;2)" office:value-type="string" office:string-value="FFFFFFFF8B">
            <text:p>FFFFFFFF8B</text:p>
          </table:table-cell>
          <table:table-cell table:style-name="ce3" table:formula="of:=DEC2HEX(ROUND(IF([.$B15]/COS([.AK$2]*0.0174533)&lt;255;[.$B15]/COS([.AK$2]*0.0174533);255);0)  ;2)" office:value-type="string" office:string-value="FFFFFFFF8A">
            <text:p>FFFFFFFF8A</text:p>
          </table:table-cell>
          <table:table-cell table:style-name="ce3" table:formula="of:=DEC2HEX(ROUND(IF([.$B15]/COS([.AL$2]*0.0174533)&lt;255;[.$B15]/COS([.AL$2]*0.0174533);255);0)  ;2)" office:value-type="string" office:string-value="FFFFFFFF87">
            <text:p>FFFFFFFF87</text:p>
          </table:table-cell>
          <table:table-cell table:style-name="ce3" table:formula="of:=DEC2HEX(ROUND(IF([.$B15]/COS([.AM$2]*0.0174533)&lt;255;[.$B15]/COS([.AM$2]*0.0174533);255);0)  ;2)" office:value-type="string" office:string-value="FFFFFFFF82">
            <text:p>FFFFFFFF82</text:p>
          </table:table-cell>
          <table:table-cell table:style-name="ce3" table:formula="of:=DEC2HEX(ROUND(IF([.$B15]/COS([.AN$2]*0.0174533)&lt;255;[.$B15]/COS([.AN$2]*0.0174533);255);0)  ;2)" office:value-type="string" office:string-value="FFFFFFFF7C">
            <text:p>FFFFFFFF7C</text:p>
          </table:table-cell>
          <table:table-cell table:style-name="ce3" table:formula="of:=DEC2HEX(ROUND(IF([.$B15]/COS([.AO$2]*0.0174533)&lt;255;[.$B15]/COS([.AO$2]*0.0174533);255);0)  ;2)" office:value-type="string" office:string-value="FFFFFFFF74">
            <text:p>FFFFFFFF74</text:p>
          </table:table-cell>
          <table:table-cell table:style-name="ce3" table:formula="of:=DEC2HEX(ROUND(IF([.$B15]/COS([.AP$2]*0.0174533)&lt;255;[.$B15]/COS([.AP$2]*0.0174533);255);0)  ;2)" office:value-type="string" office:string-value="FFFFFFFF6A">
            <text:p>FFFFFFFF6A</text:p>
          </table:table-cell>
          <table:table-cell table:style-name="ce3" table:formula="of:=DEC2HEX(ROUND(IF([.$B15]/COS([.AQ$2]*0.0174533)&lt;255;[.$B15]/COS([.AQ$2]*0.0174533);255);0)  ;2)" office:value-type="string" office:string-value="FFFFFFFF5C">
            <text:p>FFFFFFFF5C</text:p>
          </table:table-cell>
          <table:table-cell table:style-name="ce3" table:formula="of:=DEC2HEX(ROUND(IF([.$B15]/COS([.AR$2]*0.0174533)&lt;255;[.$B15]/COS([.AR$2]*0.0174533);255);0)  ;2)" office:value-type="string" office:string-value="FFFFFFFF49">
            <text:p>FFFFFFFF49</text:p>
          </table:table-cell>
          <table:table-cell table:style-name="ce3" table:formula="of:=DEC2HEX(ROUND(IF([.$B15]/COS([.AS$2]*0.0174533)&lt;255;[.$B15]/COS([.AS$2]*0.0174533);255);0)  ;2)" office:value-type="string" office:string-value="FFFFFFFF2F">
            <text:p>FFFFFFFF2F</text:p>
          </table:table-cell>
          <table:table-cell table:style-name="ce3" table:formula="of:=DEC2HEX(ROUND(IF([.$B15]/COS([.AT$2]*0.0174533)&lt;255;[.$B15]/COS([.AT$2]*0.0174533);255);0)  ;2)" office:value-type="string" office:string-value="FFFFFFFF0A">
            <text:p>FFFFFFFF0A</text:p>
          </table:table-cell>
          <table:table-cell table:style-name="ce3" table:formula="of:=DEC2HEX(ROUND(IF([.$B15]/COS([.AU$2]*0.0174533)&lt;255;[.$B15]/COS([.AU$2]*0.0174533);255);0)  ;2)" office:value-type="string" office:string-value="FFFFFFFED1">
            <text:p>FFFFFFFED1</text:p>
          </table:table-cell>
          <table:table-cell table:style-name="ce3" table:formula="of:=DEC2HEX(ROUND(IF([.$B15]/COS([.AV$2]*0.0174533)&lt;255;[.$B15]/COS([.AV$2]*0.0174533);255);0)  ;2)" office:value-type="string" office:string-value="FFFFFFFE70">
            <text:p>FFFFFFFE70</text:p>
          </table:table-cell>
          <table:table-cell table:style-name="ce3" table:formula="of:=DEC2HEX(ROUND(IF([.$B15]/COS([.AW$2]*0.0174533)&lt;255;[.$B15]/COS([.AW$2]*0.0174533);255);0)  ;2)" office:value-type="string" office:string-value="FFFFFFFDAD">
            <text:p>FFFFFFFDAD</text:p>
          </table:table-cell>
          <table:table-cell table:style-name="ce3" table:formula="of:=DEC2HEX(ROUND(IF([.$B15]/COS([.AX$2]*0.0174533)&lt;255;[.$B15]/COS([.AX$2]*0.0174533);255);0)  ;2)" office:value-type="string" office:string-value="FFFFFFFB61">
            <text:p>FFFFFFFB61</text:p>
          </table:table-cell>
          <table:table-cell table:style-name="ce3" table:formula="of:=DEC2HEX(ROUND(IF([.$B15]/COS([.AY$2]*0.0174533)&lt;255;[.$B15]/COS([.AY$2]*0.0174533);255);0)  ;2)" office:value-type="string" office:string-value="FF">
            <text:p>FF</text:p>
          </table:table-cell>
          <table:table-cell table:style-name="ce3" table:formula="of:=DEC2HEX(ROUND(IF([.$B15]/COS([.AZ$2]*0.0174533)&lt;255;[.$B15]/COS([.AZ$2]*0.0174533);255);0)  ;2)" office:value-type="string" office:string-value="FF">
            <text:p>FF</text:p>
          </table:table-cell>
          <table:table-cell table:style-name="ce3" table:formula="of:=DEC2HEX(ROUND(IF([.$B15]/COS([.BA$2]*0.0174533)&lt;255;[.$B15]/COS([.BA$2]*0.0174533);255);0)  ;2)" office:value-type="string" office:string-value="FF">
            <text:p>FF</text:p>
          </table:table-cell>
          <table:table-cell table:style-name="ce3" table:formula="of:=DEC2HEX(ROUND(IF([.$B15]/COS([.BB$2]*0.0174533)&lt;255;[.$B15]/COS([.BB$2]*0.0174533);255);0)  ;2)" office:value-type="string" office:string-value="FF">
            <text:p>FF</text:p>
          </table:table-cell>
          <table:table-cell table:style-name="ce3" table:formula="of:=DEC2HEX(ROUND(IF([.$B15]/COS([.BC$2]*0.0174533)&lt;255;[.$B15]/COS([.BC$2]*0.0174533);255);0)  ;2)" office:value-type="string" office:string-value="FF">
            <text:p>FF</text:p>
          </table:table-cell>
          <table:table-cell table:style-name="ce3" table:formula="of:=DEC2HEX(ROUND(IF([.$B15]/COS([.BD$2]*0.0174533)&lt;255;[.$B15]/COS([.BD$2]*0.0174533);255);0)  ;2)" office:value-type="string" office:string-value="F6">
            <text:p>F6</text:p>
          </table:table-cell>
          <table:table-cell table:style-name="ce3" table:formula="of:=DEC2HEX(ROUND(IF([.$B15]/COS([.BE$2]*0.0174533)&lt;255;[.$B15]/COS([.BE$2]*0.0174533);255);0)  ;2)" office:value-type="string" office:string-value="D1">
            <text:p>D1</text:p>
          </table:table-cell>
          <table:table-cell table:style-name="ce3" table:formula="of:=DEC2HEX(ROUND(IF([.$B15]/COS([.BF$2]*0.0174533)&lt;255;[.$B15]/COS([.BF$2]*0.0174533);255);0)  ;2)" office:value-type="string" office:string-value="B7">
            <text:p>B7</text:p>
          </table:table-cell>
          <table:table-cell table:style-name="ce3" table:formula="of:=DEC2HEX(ROUND(IF([.$B15]/COS([.BG$2]*0.0174533)&lt;255;[.$B15]/COS([.BG$2]*0.0174533);255);0)  ;2)" office:value-type="string" office:string-value="A4">
            <text:p>A4</text:p>
          </table:table-cell>
          <table:table-cell table:style-name="ce3" table:formula="of:=DEC2HEX(ROUND(IF([.$B15]/COS([.BH$2]*0.0174533)&lt;255;[.$B15]/COS([.BH$2]*0.0174533);255);0)  ;2)" office:value-type="string" office:string-value="96">
            <text:p>96</text:p>
          </table:table-cell>
          <table:table-cell table:style-name="ce3" table:formula="of:=DEC2HEX(ROUND(IF([.$B15]/COS([.BI$2]*0.0174533)&lt;255;[.$B15]/COS([.BI$2]*0.0174533);255);0)  ;2)" office:value-type="string" office:string-value="8C">
            <text:p>8C</text:p>
          </table:table-cell>
          <table:table-cell table:style-name="ce3" table:formula="of:=DEC2HEX(ROUND(IF([.$B15]/COS([.BJ$2]*0.0174533)&lt;255;[.$B15]/COS([.BJ$2]*0.0174533);255);0)  ;2)" office:value-type="string" office:string-value="84">
            <text:p>84</text:p>
          </table:table-cell>
          <table:table-cell table:style-name="ce3" table:formula="of:=DEC2HEX(ROUND(IF([.$B15]/COS([.BK$2]*0.0174533)&lt;255;[.$B15]/COS([.BK$2]*0.0174533);255);0)  ;2)" office:value-type="string" office:string-value="7E">
            <text:p>7E</text:p>
          </table:table-cell>
          <table:table-cell table:style-name="ce3" table:formula="of:=DEC2HEX(ROUND(IF([.$B15]/COS([.BL$2]*0.0174533)&lt;255;[.$B15]/COS([.BL$2]*0.0174533);255);0)  ;2)" office:value-type="string" office:string-value="79">
            <text:p>79</text:p>
          </table:table-cell>
          <table:table-cell table:style-name="ce3" table:formula="of:=DEC2HEX(ROUND(IF([.$B15]/COS([.BM$2]*0.0174533)&lt;255;[.$B15]/COS([.BM$2]*0.0174533);255);0)  ;2)" office:value-type="string" office:string-value="76">
            <text:p>76</text:p>
          </table:table-cell>
          <table:table-cell table:style-name="ce3" table:formula="of:=DEC2HEX(ROUND(IF([.$B15]/COS([.BN$2]*0.0174533)&lt;255;[.$B15]/COS([.BN$2]*0.0174533);255);0)  ;2)" office:value-type="string" office:string-value="75">
            <text:p>75</text:p>
          </table:table-cell>
          <table:table-cell table:style-name="ce3" table:formula="of:=DEC2HEX(ROUND(IF([.$B15]/COS([.BO$2]*0.0174533)&lt;255;[.$B15]/COS([.BO$2]*0.0174533);255);0)  ;2)" office:value-type="string" office:string-value="74">
            <text:p>74</text:p>
          </table:table-cell>
          <table:table-cell table:style-name="ce3" table:formula="of:=DEC2HEX(ROUND(IF([.$B15]/COS([.BP$2]*0.0174533)&lt;255;[.$B15]/COS([.BP$2]*0.0174533);255);0)  ;2)" office:value-type="string" office:string-value="75">
            <text:p>75</text:p>
          </table:table-cell>
          <table:table-cell table:style-name="ce3" table:formula="of:=DEC2HEX(ROUND(IF([.$B15]/COS([.BQ$2]*0.0174533)&lt;255;[.$B15]/COS([.BQ$2]*0.0174533);255);0)  ;2)" office:value-type="string" office:string-value="76">
            <text:p>76</text:p>
          </table:table-cell>
          <table:table-cell table:style-name="ce3" table:formula="of:=DEC2HEX(ROUND(IF([.$B15]/COS([.BR$2]*0.0174533)&lt;255;[.$B15]/COS([.BR$2]*0.0174533);255);0)  ;2)" office:value-type="string" office:string-value="79">
            <text:p>79</text:p>
          </table:table-cell>
          <table:table-cell table:style-name="ce3" table:formula="of:=DEC2HEX(ROUND(IF([.$B15]/COS([.BS$2]*0.0174533)&lt;255;[.$B15]/COS([.BS$2]*0.0174533);255);0)  ;2)" office:value-type="string" office:string-value="7E">
            <text:p>7E</text:p>
          </table:table-cell>
          <table:table-cell table:style-name="ce3" table:formula="of:=DEC2HEX(ROUND(IF([.$B15]/COS([.BT$2]*0.0174533)&lt;255;[.$B15]/COS([.BT$2]*0.0174533);255);0)  ;2)" office:value-type="string" office:string-value="84">
            <text:p>84</text:p>
          </table:table-cell>
          <table:table-cell table:style-name="ce3" table:formula="of:=DEC2HEX(ROUND(IF([.$B15]/COS([.BU$2]*0.0174533)&lt;255;[.$B15]/COS([.BU$2]*0.0174533);255);0)  ;2)" office:value-type="string" office:string-value="8C">
            <text:p>8C</text:p>
          </table:table-cell>
          <table:table-cell table:style-name="ce3" table:formula="of:=DEC2HEX(ROUND(IF([.$B15]/COS([.BV$2]*0.0174533)&lt;255;[.$B15]/COS([.BV$2]*0.0174533);255);0)  ;2)" office:value-type="string" office:string-value="96">
            <text:p>96</text:p>
          </table:table-cell>
          <table:table-cell table:style-name="ce3" table:formula="of:=DEC2HEX(ROUND(IF([.$B15]/COS([.BW$2]*0.0174533)&lt;255;[.$B15]/COS([.BW$2]*0.0174533);255);0)  ;2)" office:value-type="string" office:string-value="A4">
            <text:p>A4</text:p>
          </table:table-cell>
          <table:table-cell table:style-name="ce3" table:formula="of:=DEC2HEX(ROUND(IF([.$B15]/COS([.BX$2]*0.0174533)&lt;255;[.$B15]/COS([.BX$2]*0.0174533);255);0)  ;2)" office:value-type="string" office:string-value="B7">
            <text:p>B7</text:p>
          </table:table-cell>
          <table:table-cell table:style-name="ce3" table:formula="of:=DEC2HEX(ROUND(IF([.$B15]/COS([.BY$2]*0.0174533)&lt;255;[.$B15]/COS([.BY$2]*0.0174533);255);0)  ;2)" office:value-type="string" office:string-value="D1">
            <text:p>D1</text:p>
          </table:table-cell>
          <table:table-cell table:style-name="ce3" table:formula="of:=DEC2HEX(ROUND(IF([.$B15]/COS([.BZ$2]*0.0174533)&lt;255;[.$B15]/COS([.BZ$2]*0.0174533);255);0)  ;2)" office:value-type="string" office:string-value="F6">
            <text:p>F6</text:p>
          </table:table-cell>
          <table:table-cell table:style-name="ce3" table:formula="of:=DEC2HEX(ROUND(IF([.$B15]/COS([.CA$2]*0.0174533)&lt;255;[.$B15]/COS([.CA$2]*0.0174533);255);0)  ;2)" office:value-type="string" office:string-value="FF">
            <text:p>FF</text:p>
          </table:table-cell>
          <table:table-cell table:style-name="ce3" table:formula="of:=DEC2HEX(ROUND(IF([.$B15]/COS([.CB$2]*0.0174533)&lt;255;[.$B15]/COS([.CB$2]*0.0174533);255);0)  ;2)" office:value-type="string" office:string-value="FF">
            <text:p>FF</text:p>
          </table:table-cell>
          <table:table-cell table:style-name="ce3" table:formula="of:=DEC2HEX(ROUND(IF([.$B15]/COS([.CC$2]*0.0174533)&lt;255;[.$B1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5]+1" office:value-type="float" office:value="12">
            <text:p>12</text:p>
          </table:table-cell>
          <table:table-cell table:style-name="ce2" table:formula="of:=[.B15]-1" office:value-type="float" office:value="115">
            <text:p>115</text:p>
          </table:table-cell>
          <table:table-cell table:formula="of:=DEC2HEX(ROUND(IF([.$B16]/[.C$3]&lt;127;127-[.$B16]/[.C$3];0) ;0) ;2)" office:value-type="string" office:string-value="0C">
            <text:p>0C</text:p>
          </table:table-cell>
          <table:table-cell table:formula="of:=DEC2HEX(ROUND(IF([.$B16]/[.D$3]&lt;127;127-[.$B16]/[.D$3];0) ;0) ;2)" office:value-type="string" office:string-value="0B">
            <text:p>0B</text:p>
          </table:table-cell>
          <table:table-cell table:formula="of:=DEC2HEX(ROUND(IF([.$B16]/[.E$3]&lt;127;127-[.$B16]/[.E$3];0) ;0) ;2)" office:value-type="string" office:string-value="0A">
            <text:p>0A</text:p>
          </table:table-cell>
          <table:table-cell table:formula="of:=DEC2HEX(ROUND(IF([.$B16]/[.F$3]&lt;127;127-[.$B16]/[.F$3];0) ;0) ;2)" office:value-type="string" office:string-value="07">
            <text:p>07</text:p>
          </table:table-cell>
          <table:table-cell table:formula="of:=DEC2HEX(ROUND(IF([.$B16]/[.G$3]&lt;127;127-[.$B16]/[.G$3];0) ;0) ;2)" office:value-type="string" office:string-value="03">
            <text:p>03</text:p>
          </table:table-cell>
          <table:table-cell table:formula="of:=DEC2HEX(ROUND(IF([.$B16]/[.H$3]&lt;127;127-[.$B16]/[.H$3];0) ;0) ;2)" office:value-type="string" office:string-value="00">
            <text:p>00</text:p>
          </table:table-cell>
          <table:table-cell table:formula="of:=DEC2HEX(ROUND(IF([.$B16]/[.I$3]&lt;127;127-[.$B16]/[.I$3];0) ;0) ;2)" office:value-type="string" office:string-value="00">
            <text:p>00</text:p>
          </table:table-cell>
          <table:table-cell table:formula="of:=DEC2HEX(ROUND(IF([.$B16]/[.J$3]&lt;127;127-[.$B16]/[.J$3];0) ;0) ;2)" office:value-type="string" office:string-value="00">
            <text:p>00</text:p>
          </table:table-cell>
          <table:table-cell table:formula="of:=DEC2HEX(ROUND(IF([.$B16]/[.K$3]&lt;127;127-[.$B16]/[.K$3];0) ;0) ;2)" office:value-type="string" office:string-value="00">
            <text:p>00</text:p>
          </table:table-cell>
          <table:table-cell table:formula="of:=DEC2HEX(ROUND(IF([.$B16]/[.L$3]&lt;127;127-[.$B16]/[.L$3];0) ;0) ;2)" office:value-type="string" office:string-value="00">
            <text:p>00</text:p>
          </table:table-cell>
          <table:table-cell table:style-name="ce3" table:formula="of:=DEC2HEX(ROUND(IF([.$B16]/[.M$3]&lt;127;127-[.$B16]/[.M$3];0) ;0) ;2)" office:value-type="string" office:string-value="00">
            <text:p>00</text:p>
          </table:table-cell>
          <table:table-cell table:style-name="ce3" table:formula="of:=DEC2HEX(ROUND(IF([.$B16]/[.N$3]&lt;127;127-[.$B16]/[.N$3];0) ;0) ;2)" office:value-type="string" office:string-value="00">
            <text:p>00</text:p>
          </table:table-cell>
          <table:table-cell table:style-name="ce3" table:formula="of:=DEC2HEX(ROUND(IF([.$B16]/[.O$3]&lt;127;127-[.$B16]/[.O$3];0) ;0) ;2)" office:value-type="string" office:string-value="00">
            <text:p>00</text:p>
          </table:table-cell>
          <table:table-cell table:style-name="ce3" table:formula="of:=DEC2HEX(ROUND(IF([.$B16]/[.P$3]&lt;127;127-[.$B16]/[.P$3];0) ;0) ;2)" office:value-type="string" office:string-value="00">
            <text:p>00</text:p>
          </table:table-cell>
          <table:table-cell table:style-name="ce3" table:formula="of:=DEC2HEX(ROUND(IF([.$B16]/[.Q$3]&lt;127;127-[.$B16]/[.Q$3];0) ;0) ;2)" office:value-type="string" office:string-value="00">
            <text:p>00</text:p>
          </table:table-cell>
          <table:table-cell table:style-name="ce3" table:formula="of:=DEC2HEX(ROUND(IF([.$B16]/[.R$3]&lt;127;127-[.$B16]/[.R$3];0) ;0) ;2)" office:value-type="string" office:string-value="00">
            <text:p>00</text:p>
          </table:table-cell>
          <table:table-cell table:style-name="ce3" table:formula="of:=DEC2HEX(ROUND(IF([.$B16]/[.S$3]&lt;127;[.$B16]/[.S$3];127) ;0) ;2)" office:value-type="float" office:value="0">
            <text:p>#ДЕЛ/0!</text:p>
          </table:table-cell>
          <table:table-cell table:style-name="ce3" table:formula="of:=DEC2HEX(ROUND(IF([.$B16]/[.T$3]&lt;127;[.$B16]/[.T$3];127) ;0) ;2)" office:value-type="string" office:string-value="FFFFFFFB6B">
            <text:p>FFFFFFFB6B</text:p>
          </table:table-cell>
          <table:table-cell table:style-name="ce3" table:formula="of:=DEC2HEX(ROUND(IF([.$B16]/[.U$3]&lt;127;[.$B16]/[.U$3];127) ;0) ;2)" office:value-type="string" office:string-value="FFFFFFFDB2">
            <text:p>FFFFFFFDB2</text:p>
          </table:table-cell>
          <table:table-cell table:style-name="ce3" table:formula="of:=DEC2HEX(ROUND(IF([.$B16]/[.V$3]&lt;127;[.$B16]/[.V$3];127) ;0) ;2)" office:value-type="string" office:string-value="FFFFFFFE73">
            <text:p>FFFFFFFE73</text:p>
          </table:table-cell>
          <table:table-cell table:style-name="ce3" table:formula="of:=DEC2HEX(ROUND(IF([.$B16]/[.W$3]&lt;127;[.$B16]/[.W$3];127) ;0) ;2)" office:value-type="string" office:string-value="FFFFFFFED4">
            <text:p>FFFFFFFED4</text:p>
          </table:table-cell>
          <table:table-cell table:style-name="ce3" table:formula="of:=DEC2HEX(ROUND(IF([.$B16]/[.X$3]&lt;127;[.$B16]/[.X$3];127) ;0) ;2)" office:value-type="string" office:string-value="FFFFFFFF0C">
            <text:p>FFFFFFFF0C</text:p>
          </table:table-cell>
          <table:table-cell table:style-name="ce3" table:formula="of:=DEC2HEX(ROUND(IF([.$B16]/[.Y$3]&lt;127;[.$B16]/[.Y$3];127) ;0) ;2)" office:value-type="string" office:string-value="FFFFFFFF31">
            <text:p>FFFFFFFF31</text:p>
          </table:table-cell>
          <table:table-cell table:style-name="ce3" table:formula="of:=DEC2HEX(ROUND(IF([.$B16]/[.Z$3]&lt;127;[.$B16]/[.Z$3];127) ;0) ;2)" office:value-type="string" office:string-value="FFFFFFFF4B">
            <text:p>FFFFFFFF4B</text:p>
          </table:table-cell>
          <table:table-cell table:style-name="ce3" table:formula="of:=DEC2HEX(ROUND(IF([.$B16]/[.AA$3]&lt;127;[.$B16]/[.AA$3];127) ;0) ;2)" office:value-type="string" office:string-value="FFFFFFFF5D">
            <text:p>FFFFFFFF5D</text:p>
          </table:table-cell>
          <table:table-cell table:style-name="ce3" table:formula="of:=DEC2HEX(ROUND(IF([.$B16]/[.AB$3]&lt;127;[.$B16]/[.AB$3];127) ;0) ;2)" office:value-type="string" office:string-value="FFFFFFFF6B">
            <text:p>FFFFFFFF6B</text:p>
          </table:table-cell>
          <table:table-cell table:style-name="ce3" table:formula="of:=DEC2HEX(ROUND(IF([.$B16]/[.AC$3]&lt;127;[.$B16]/[.AC$3];127) ;0) ;2)" office:value-type="string" office:string-value="FFFFFFFF76">
            <text:p>FFFFFFFF76</text:p>
          </table:table-cell>
          <table:table-cell table:style-name="ce3" table:formula="of:=DEC2HEX(ROUND(IF([.$B16]/[.AD$3]&lt;127;[.$B16]/[.AD$3];127) ;0) ;2)" office:value-type="string" office:string-value="FFFFFFFF7E">
            <text:p>FFFFFFFF7E</text:p>
          </table:table-cell>
          <table:table-cell table:style-name="ce3" table:formula="of:=DEC2HEX(ROUND(IF([.$B16]/[.AE$3]&lt;127;[.$B16]/[.AE$3];127) ;0) ;2)" office:value-type="string" office:string-value="FFFFFFFF84">
            <text:p>FFFFFFFF84</text:p>
          </table:table-cell>
          <table:table-cell table:style-name="ce3" table:formula="of:=DEC2HEX(ROUND(IF([.$B16]/[.AF$3]&lt;127;[.$B16]/[.AF$3];127) ;0) ;2)" office:value-type="string" office:string-value="FFFFFFFF88">
            <text:p>FFFFFFFF88</text:p>
          </table:table-cell>
          <table:table-cell table:style-name="ce3" table:formula="of:=DEC2HEX(ROUND(IF([.$B16]/[.AG$3]&lt;127;[.$B16]/[.AG$3];127) ;0) ;2)" office:value-type="string" office:string-value="FFFFFFFF8B">
            <text:p>FFFFFFFF8B</text:p>
          </table:table-cell>
          <table:table-cell table:style-name="ce3" table:formula="of:=DEC2HEX(ROUND(IF([.$B16]/[.AH$3]&lt;127;[.$B16]/[.AH$3];127) ;0) ;2)" office:value-type="string" office:string-value="FFFFFFFF8C">
            <text:p>FFFFFFFF8C</text:p>
          </table:table-cell>
          <table:table-cell table:style-name="ce3" table:formula="of:=DEC2HEX(ROUND(IF([.$B16]/[.AI$3]&lt;255;[.$B16]/[.AI$3];255) ;0) ;2)" office:value-type="string" office:string-value="FFFFFFFF8D">
            <text:p>FFFFFFFF8D</text:p>
          </table:table-cell>
          <table:table-cell table:style-name="ce3" table:formula="of:=DEC2HEX(ROUND(IF([.$B16]/COS([.AJ$2]*0.0174533)&lt;255;[.$B16]/COS([.AJ$2]*0.0174533);255);0)  ;2)" office:value-type="string" office:string-value="FFFFFFFF8C">
            <text:p>FFFFFFFF8C</text:p>
          </table:table-cell>
          <table:table-cell table:style-name="ce3" table:formula="of:=DEC2HEX(ROUND(IF([.$B16]/COS([.AK$2]*0.0174533)&lt;255;[.$B16]/COS([.AK$2]*0.0174533);255);0)  ;2)" office:value-type="string" office:string-value="FFFFFFFF8B">
            <text:p>FFFFFFFF8B</text:p>
          </table:table-cell>
          <table:table-cell table:style-name="ce3" table:formula="of:=DEC2HEX(ROUND(IF([.$B16]/COS([.AL$2]*0.0174533)&lt;255;[.$B16]/COS([.AL$2]*0.0174533);255);0)  ;2)" office:value-type="string" office:string-value="FFFFFFFF88">
            <text:p>FFFFFFFF88</text:p>
          </table:table-cell>
          <table:table-cell table:style-name="ce3" table:formula="of:=DEC2HEX(ROUND(IF([.$B16]/COS([.AM$2]*0.0174533)&lt;255;[.$B16]/COS([.AM$2]*0.0174533);255);0)  ;2)" office:value-type="string" office:string-value="FFFFFFFF84">
            <text:p>FFFFFFFF84</text:p>
          </table:table-cell>
          <table:table-cell table:style-name="ce3" table:formula="of:=DEC2HEX(ROUND(IF([.$B16]/COS([.AN$2]*0.0174533)&lt;255;[.$B16]/COS([.AN$2]*0.0174533);255);0)  ;2)" office:value-type="string" office:string-value="FFFFFFFF7E">
            <text:p>FFFFFFFF7E</text:p>
          </table:table-cell>
          <table:table-cell table:style-name="ce3" table:formula="of:=DEC2HEX(ROUND(IF([.$B16]/COS([.AO$2]*0.0174533)&lt;255;[.$B16]/COS([.AO$2]*0.0174533);255);0)  ;2)" office:value-type="string" office:string-value="FFFFFFFF76">
            <text:p>FFFFFFFF76</text:p>
          </table:table-cell>
          <table:table-cell table:style-name="ce3" table:formula="of:=DEC2HEX(ROUND(IF([.$B16]/COS([.AP$2]*0.0174533)&lt;255;[.$B16]/COS([.AP$2]*0.0174533);255);0)  ;2)" office:value-type="string" office:string-value="FFFFFFFF6B">
            <text:p>FFFFFFFF6B</text:p>
          </table:table-cell>
          <table:table-cell table:style-name="ce3" table:formula="of:=DEC2HEX(ROUND(IF([.$B16]/COS([.AQ$2]*0.0174533)&lt;255;[.$B16]/COS([.AQ$2]*0.0174533);255);0)  ;2)" office:value-type="string" office:string-value="FFFFFFFF5D">
            <text:p>FFFFFFFF5D</text:p>
          </table:table-cell>
          <table:table-cell table:style-name="ce3" table:formula="of:=DEC2HEX(ROUND(IF([.$B16]/COS([.AR$2]*0.0174533)&lt;255;[.$B16]/COS([.AR$2]*0.0174533);255);0)  ;2)" office:value-type="string" office:string-value="FFFFFFFF4B">
            <text:p>FFFFFFFF4B</text:p>
          </table:table-cell>
          <table:table-cell table:style-name="ce3" table:formula="of:=DEC2HEX(ROUND(IF([.$B16]/COS([.AS$2]*0.0174533)&lt;255;[.$B16]/COS([.AS$2]*0.0174533);255);0)  ;2)" office:value-type="string" office:string-value="FFFFFFFF31">
            <text:p>FFFFFFFF31</text:p>
          </table:table-cell>
          <table:table-cell table:style-name="ce3" table:formula="of:=DEC2HEX(ROUND(IF([.$B16]/COS([.AT$2]*0.0174533)&lt;255;[.$B16]/COS([.AT$2]*0.0174533);255);0)  ;2)" office:value-type="string" office:string-value="FFFFFFFF0C">
            <text:p>FFFFFFFF0C</text:p>
          </table:table-cell>
          <table:table-cell table:style-name="ce3" table:formula="of:=DEC2HEX(ROUND(IF([.$B16]/COS([.AU$2]*0.0174533)&lt;255;[.$B16]/COS([.AU$2]*0.0174533);255);0)  ;2)" office:value-type="string" office:string-value="FFFFFFFED3">
            <text:p>FFFFFFFED3</text:p>
          </table:table-cell>
          <table:table-cell table:style-name="ce3" table:formula="of:=DEC2HEX(ROUND(IF([.$B16]/COS([.AV$2]*0.0174533)&lt;255;[.$B16]/COS([.AV$2]*0.0174533);255);0)  ;2)" office:value-type="string" office:string-value="FFFFFFFE74">
            <text:p>FFFFFFFE74</text:p>
          </table:table-cell>
          <table:table-cell table:style-name="ce3" table:formula="of:=DEC2HEX(ROUND(IF([.$B16]/COS([.AW$2]*0.0174533)&lt;255;[.$B16]/COS([.AW$2]*0.0174533);255);0)  ;2)" office:value-type="string" office:string-value="FFFFFFFDB3">
            <text:p>FFFFFFFDB3</text:p>
          </table:table-cell>
          <table:table-cell table:style-name="ce3" table:formula="of:=DEC2HEX(ROUND(IF([.$B16]/COS([.AX$2]*0.0174533)&lt;255;[.$B16]/COS([.AX$2]*0.0174533);255);0)  ;2)" office:value-type="string" office:string-value="FFFFFFFB6B">
            <text:p>FFFFFFFB6B</text:p>
          </table:table-cell>
          <table:table-cell table:style-name="ce3" table:formula="of:=DEC2HEX(ROUND(IF([.$B16]/COS([.AY$2]*0.0174533)&lt;255;[.$B16]/COS([.AY$2]*0.0174533);255);0)  ;2)" office:value-type="string" office:string-value="FF">
            <text:p>FF</text:p>
          </table:table-cell>
          <table:table-cell table:style-name="ce3" table:formula="of:=DEC2HEX(ROUND(IF([.$B16]/COS([.AZ$2]*0.0174533)&lt;255;[.$B16]/COS([.AZ$2]*0.0174533);255);0)  ;2)" office:value-type="string" office:string-value="FF">
            <text:p>FF</text:p>
          </table:table-cell>
          <table:table-cell table:style-name="ce3" table:formula="of:=DEC2HEX(ROUND(IF([.$B16]/COS([.BA$2]*0.0174533)&lt;255;[.$B16]/COS([.BA$2]*0.0174533);255);0)  ;2)" office:value-type="string" office:string-value="FF">
            <text:p>FF</text:p>
          </table:table-cell>
          <table:table-cell table:style-name="ce3" table:formula="of:=DEC2HEX(ROUND(IF([.$B16]/COS([.BB$2]*0.0174533)&lt;255;[.$B16]/COS([.BB$2]*0.0174533);255);0)  ;2)" office:value-type="string" office:string-value="FF">
            <text:p>FF</text:p>
          </table:table-cell>
          <table:table-cell table:style-name="ce3" table:formula="of:=DEC2HEX(ROUND(IF([.$B16]/COS([.BC$2]*0.0174533)&lt;255;[.$B16]/COS([.BC$2]*0.0174533);255);0)  ;2)" office:value-type="string" office:string-value="FF">
            <text:p>FF</text:p>
          </table:table-cell>
          <table:table-cell table:style-name="ce3" table:formula="of:=DEC2HEX(ROUND(IF([.$B16]/COS([.BD$2]*0.0174533)&lt;255;[.$B16]/COS([.BD$2]*0.0174533);255);0)  ;2)" office:value-type="string" office:string-value="F4">
            <text:p>F4</text:p>
          </table:table-cell>
          <table:table-cell table:style-name="ce3" table:formula="of:=DEC2HEX(ROUND(IF([.$B16]/COS([.BE$2]*0.0174533)&lt;255;[.$B16]/COS([.BE$2]*0.0174533);255);0)  ;2)" office:value-type="string" office:string-value="CF">
            <text:p>CF</text:p>
          </table:table-cell>
          <table:table-cell table:style-name="ce3" table:formula="of:=DEC2HEX(ROUND(IF([.$B16]/COS([.BF$2]*0.0174533)&lt;255;[.$B16]/COS([.BF$2]*0.0174533);255);0)  ;2)" office:value-type="string" office:string-value="B5">
            <text:p>B5</text:p>
          </table:table-cell>
          <table:table-cell table:style-name="ce3" table:formula="of:=DEC2HEX(ROUND(IF([.$B16]/COS([.BG$2]*0.0174533)&lt;255;[.$B16]/COS([.BG$2]*0.0174533);255);0)  ;2)" office:value-type="string" office:string-value="A3">
            <text:p>A3</text:p>
          </table:table-cell>
          <table:table-cell table:style-name="ce3" table:formula="of:=DEC2HEX(ROUND(IF([.$B16]/COS([.BH$2]*0.0174533)&lt;255;[.$B16]/COS([.BH$2]*0.0174533);255);0)  ;2)" office:value-type="string" office:string-value="95">
            <text:p>95</text:p>
          </table:table-cell>
          <table:table-cell table:style-name="ce3" table:formula="of:=DEC2HEX(ROUND(IF([.$B16]/COS([.BI$2]*0.0174533)&lt;255;[.$B16]/COS([.BI$2]*0.0174533);255);0)  ;2)" office:value-type="string" office:string-value="8A">
            <text:p>8A</text:p>
          </table:table-cell>
          <table:table-cell table:style-name="ce3" table:formula="of:=DEC2HEX(ROUND(IF([.$B16]/COS([.BJ$2]*0.0174533)&lt;255;[.$B16]/COS([.BJ$2]*0.0174533);255);0)  ;2)" office:value-type="string" office:string-value="82">
            <text:p>82</text:p>
          </table:table-cell>
          <table:table-cell table:style-name="ce3" table:formula="of:=DEC2HEX(ROUND(IF([.$B16]/COS([.BK$2]*0.0174533)&lt;255;[.$B16]/COS([.BK$2]*0.0174533);255);0)  ;2)" office:value-type="string" office:string-value="7C">
            <text:p>7C</text:p>
          </table:table-cell>
          <table:table-cell table:style-name="ce3" table:formula="of:=DEC2HEX(ROUND(IF([.$B16]/COS([.BL$2]*0.0174533)&lt;255;[.$B16]/COS([.BL$2]*0.0174533);255);0)  ;2)" office:value-type="string" office:string-value="78">
            <text:p>78</text:p>
          </table:table-cell>
          <table:table-cell table:style-name="ce3" table:formula="of:=DEC2HEX(ROUND(IF([.$B16]/COS([.BM$2]*0.0174533)&lt;255;[.$B16]/COS([.BM$2]*0.0174533);255);0)  ;2)" office:value-type="string" office:string-value="75">
            <text:p>75</text:p>
          </table:table-cell>
          <table:table-cell table:style-name="ce3" table:formula="of:=DEC2HEX(ROUND(IF([.$B16]/COS([.BN$2]*0.0174533)&lt;255;[.$B16]/COS([.BN$2]*0.0174533);255);0)  ;2)" office:value-type="string" office:string-value="74">
            <text:p>74</text:p>
          </table:table-cell>
          <table:table-cell table:style-name="ce3" table:formula="of:=DEC2HEX(ROUND(IF([.$B16]/COS([.BO$2]*0.0174533)&lt;255;[.$B16]/COS([.BO$2]*0.0174533);255);0)  ;2)" office:value-type="string" office:string-value="73">
            <text:p>73</text:p>
          </table:table-cell>
          <table:table-cell table:style-name="ce3" table:formula="of:=DEC2HEX(ROUND(IF([.$B16]/COS([.BP$2]*0.0174533)&lt;255;[.$B16]/COS([.BP$2]*0.0174533);255);0)  ;2)" office:value-type="string" office:string-value="74">
            <text:p>74</text:p>
          </table:table-cell>
          <table:table-cell table:style-name="ce3" table:formula="of:=DEC2HEX(ROUND(IF([.$B16]/COS([.BQ$2]*0.0174533)&lt;255;[.$B16]/COS([.BQ$2]*0.0174533);255);0)  ;2)" office:value-type="string" office:string-value="75">
            <text:p>75</text:p>
          </table:table-cell>
          <table:table-cell table:style-name="ce3" table:formula="of:=DEC2HEX(ROUND(IF([.$B16]/COS([.BR$2]*0.0174533)&lt;255;[.$B16]/COS([.BR$2]*0.0174533);255);0)  ;2)" office:value-type="string" office:string-value="78">
            <text:p>78</text:p>
          </table:table-cell>
          <table:table-cell table:style-name="ce3" table:formula="of:=DEC2HEX(ROUND(IF([.$B16]/COS([.BS$2]*0.0174533)&lt;255;[.$B16]/COS([.BS$2]*0.0174533);255);0)  ;2)" office:value-type="string" office:string-value="7C">
            <text:p>7C</text:p>
          </table:table-cell>
          <table:table-cell table:style-name="ce3" table:formula="of:=DEC2HEX(ROUND(IF([.$B16]/COS([.BT$2]*0.0174533)&lt;255;[.$B16]/COS([.BT$2]*0.0174533);255);0)  ;2)" office:value-type="string" office:string-value="82">
            <text:p>82</text:p>
          </table:table-cell>
          <table:table-cell table:style-name="ce3" table:formula="of:=DEC2HEX(ROUND(IF([.$B16]/COS([.BU$2]*0.0174533)&lt;255;[.$B16]/COS([.BU$2]*0.0174533);255);0)  ;2)" office:value-type="string" office:string-value="8A">
            <text:p>8A</text:p>
          </table:table-cell>
          <table:table-cell table:style-name="ce3" table:formula="of:=DEC2HEX(ROUND(IF([.$B16]/COS([.BV$2]*0.0174533)&lt;255;[.$B16]/COS([.BV$2]*0.0174533);255);0)  ;2)" office:value-type="string" office:string-value="95">
            <text:p>95</text:p>
          </table:table-cell>
          <table:table-cell table:style-name="ce3" table:formula="of:=DEC2HEX(ROUND(IF([.$B16]/COS([.BW$2]*0.0174533)&lt;255;[.$B16]/COS([.BW$2]*0.0174533);255);0)  ;2)" office:value-type="string" office:string-value="A3">
            <text:p>A3</text:p>
          </table:table-cell>
          <table:table-cell table:style-name="ce3" table:formula="of:=DEC2HEX(ROUND(IF([.$B16]/COS([.BX$2]*0.0174533)&lt;255;[.$B16]/COS([.BX$2]*0.0174533);255);0)  ;2)" office:value-type="string" office:string-value="B5">
            <text:p>B5</text:p>
          </table:table-cell>
          <table:table-cell table:style-name="ce3" table:formula="of:=DEC2HEX(ROUND(IF([.$B16]/COS([.BY$2]*0.0174533)&lt;255;[.$B16]/COS([.BY$2]*0.0174533);255);0)  ;2)" office:value-type="string" office:string-value="CF">
            <text:p>CF</text:p>
          </table:table-cell>
          <table:table-cell table:style-name="ce3" table:formula="of:=DEC2HEX(ROUND(IF([.$B16]/COS([.BZ$2]*0.0174533)&lt;255;[.$B16]/COS([.BZ$2]*0.0174533);255);0)  ;2)" office:value-type="string" office:string-value="F4">
            <text:p>F4</text:p>
          </table:table-cell>
          <table:table-cell table:style-name="ce3" table:formula="of:=DEC2HEX(ROUND(IF([.$B16]/COS([.CA$2]*0.0174533)&lt;255;[.$B16]/COS([.CA$2]*0.0174533);255);0)  ;2)" office:value-type="string" office:string-value="FF">
            <text:p>FF</text:p>
          </table:table-cell>
          <table:table-cell table:style-name="ce3" table:formula="of:=DEC2HEX(ROUND(IF([.$B16]/COS([.CB$2]*0.0174533)&lt;255;[.$B16]/COS([.CB$2]*0.0174533);255);0)  ;2)" office:value-type="string" office:string-value="FF">
            <text:p>FF</text:p>
          </table:table-cell>
          <table:table-cell table:style-name="ce3" table:formula="of:=DEC2HEX(ROUND(IF([.$B16]/COS([.CC$2]*0.0174533)&lt;255;[.$B1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6]+1" office:value-type="float" office:value="13">
            <text:p>13</text:p>
          </table:table-cell>
          <table:table-cell table:style-name="ce2" table:formula="of:=[.B16]-1" office:value-type="float" office:value="114">
            <text:p>114</text:p>
          </table:table-cell>
          <table:table-cell table:formula="of:=DEC2HEX(ROUND(IF([.$B17]/[.C$3]&lt;127;127-[.$B17]/[.C$3];0) ;0) ;2)" office:value-type="string" office:string-value="0D">
            <text:p>0D</text:p>
          </table:table-cell>
          <table:table-cell table:formula="of:=DEC2HEX(ROUND(IF([.$B17]/[.D$3]&lt;127;127-[.$B17]/[.D$3];0) ;0) ;2)" office:value-type="string" office:string-value="0C">
            <text:p>0C</text:p>
          </table:table-cell>
          <table:table-cell table:formula="of:=DEC2HEX(ROUND(IF([.$B17]/[.E$3]&lt;127;127-[.$B17]/[.E$3];0) ;0) ;2)" office:value-type="string" office:string-value="0B">
            <text:p>0B</text:p>
          </table:table-cell>
          <table:table-cell table:formula="of:=DEC2HEX(ROUND(IF([.$B17]/[.F$3]&lt;127;127-[.$B17]/[.F$3];0) ;0) ;2)" office:value-type="string" office:string-value="08">
            <text:p>08</text:p>
          </table:table-cell>
          <table:table-cell table:formula="of:=DEC2HEX(ROUND(IF([.$B17]/[.G$3]&lt;127;127-[.$B17]/[.G$3];0) ;0) ;2)" office:value-type="string" office:string-value="04">
            <text:p>04</text:p>
          </table:table-cell>
          <table:table-cell table:formula="of:=DEC2HEX(ROUND(IF([.$B17]/[.H$3]&lt;127;127-[.$B17]/[.H$3];0) ;0) ;2)" office:value-type="string" office:string-value="00">
            <text:p>00</text:p>
          </table:table-cell>
          <table:table-cell table:formula="of:=DEC2HEX(ROUND(IF([.$B17]/[.I$3]&lt;127;127-[.$B17]/[.I$3];0) ;0) ;2)" office:value-type="string" office:string-value="00">
            <text:p>00</text:p>
          </table:table-cell>
          <table:table-cell table:formula="of:=DEC2HEX(ROUND(IF([.$B17]/[.J$3]&lt;127;127-[.$B17]/[.J$3];0) ;0) ;2)" office:value-type="string" office:string-value="00">
            <text:p>00</text:p>
          </table:table-cell>
          <table:table-cell table:formula="of:=DEC2HEX(ROUND(IF([.$B17]/[.K$3]&lt;127;127-[.$B17]/[.K$3];0) ;0) ;2)" office:value-type="string" office:string-value="00">
            <text:p>00</text:p>
          </table:table-cell>
          <table:table-cell table:formula="of:=DEC2HEX(ROUND(IF([.$B17]/[.L$3]&lt;127;127-[.$B17]/[.L$3];0) ;0) ;2)" office:value-type="string" office:string-value="00">
            <text:p>00</text:p>
          </table:table-cell>
          <table:table-cell table:style-name="ce3" table:formula="of:=DEC2HEX(ROUND(IF([.$B17]/[.M$3]&lt;127;127-[.$B17]/[.M$3];0) ;0) ;2)" office:value-type="string" office:string-value="00">
            <text:p>00</text:p>
          </table:table-cell>
          <table:table-cell table:style-name="ce3" table:formula="of:=DEC2HEX(ROUND(IF([.$B17]/[.N$3]&lt;127;127-[.$B17]/[.N$3];0) ;0) ;2)" office:value-type="string" office:string-value="00">
            <text:p>00</text:p>
          </table:table-cell>
          <table:table-cell table:style-name="ce3" table:formula="of:=DEC2HEX(ROUND(IF([.$B17]/[.O$3]&lt;127;127-[.$B17]/[.O$3];0) ;0) ;2)" office:value-type="string" office:string-value="00">
            <text:p>00</text:p>
          </table:table-cell>
          <table:table-cell table:style-name="ce3" table:formula="of:=DEC2HEX(ROUND(IF([.$B17]/[.P$3]&lt;127;127-[.$B17]/[.P$3];0) ;0) ;2)" office:value-type="string" office:string-value="00">
            <text:p>00</text:p>
          </table:table-cell>
          <table:table-cell table:style-name="ce3" table:formula="of:=DEC2HEX(ROUND(IF([.$B17]/[.Q$3]&lt;127;127-[.$B17]/[.Q$3];0) ;0) ;2)" office:value-type="string" office:string-value="00">
            <text:p>00</text:p>
          </table:table-cell>
          <table:table-cell table:style-name="ce3" table:formula="of:=DEC2HEX(ROUND(IF([.$B17]/[.R$3]&lt;127;127-[.$B17]/[.R$3];0) ;0) ;2)" office:value-type="string" office:string-value="00">
            <text:p>00</text:p>
          </table:table-cell>
          <table:table-cell table:style-name="ce3" table:formula="of:=DEC2HEX(ROUND(IF([.$B17]/[.S$3]&lt;127;[.$B17]/[.S$3];127) ;0) ;2)" office:value-type="float" office:value="0">
            <text:p>#ДЕЛ/0!</text:p>
          </table:table-cell>
          <table:table-cell table:style-name="ce3" table:formula="of:=DEC2HEX(ROUND(IF([.$B17]/[.T$3]&lt;127;[.$B17]/[.T$3];127) ;0) ;2)" office:value-type="string" office:string-value="FFFFFFFB75">
            <text:p>FFFFFFFB75</text:p>
          </table:table-cell>
          <table:table-cell table:style-name="ce3" table:formula="of:=DEC2HEX(ROUND(IF([.$B17]/[.U$3]&lt;127;[.$B17]/[.U$3];127) ;0) ;2)" office:value-type="string" office:string-value="FFFFFFFDB7">
            <text:p>FFFFFFFDB7</text:p>
          </table:table-cell>
          <table:table-cell table:style-name="ce3" table:formula="of:=DEC2HEX(ROUND(IF([.$B17]/[.V$3]&lt;127;[.$B17]/[.V$3];127) ;0) ;2)" office:value-type="string" office:string-value="FFFFFFFE77">
            <text:p>FFFFFFFE77</text:p>
          </table:table-cell>
          <table:table-cell table:style-name="ce3" table:formula="of:=DEC2HEX(ROUND(IF([.$B17]/[.W$3]&lt;127;[.$B17]/[.W$3];127) ;0) ;2)" office:value-type="string" office:string-value="FFFFFFFED6">
            <text:p>FFFFFFFED6</text:p>
          </table:table-cell>
          <table:table-cell table:style-name="ce3" table:formula="of:=DEC2HEX(ROUND(IF([.$B17]/[.X$3]&lt;127;[.$B17]/[.X$3];127) ;0) ;2)" office:value-type="string" office:string-value="FFFFFFFF0E">
            <text:p>FFFFFFFF0E</text:p>
          </table:table-cell>
          <table:table-cell table:style-name="ce3" table:formula="of:=DEC2HEX(ROUND(IF([.$B17]/[.Y$3]&lt;127;[.$B17]/[.Y$3];127) ;0) ;2)" office:value-type="string" office:string-value="FFFFFFFF33">
            <text:p>FFFFFFFF33</text:p>
          </table:table-cell>
          <table:table-cell table:style-name="ce3" table:formula="of:=DEC2HEX(ROUND(IF([.$B17]/[.Z$3]&lt;127;[.$B17]/[.Z$3];127) ;0) ;2)" office:value-type="string" office:string-value="FFFFFFFF4C">
            <text:p>FFFFFFFF4C</text:p>
          </table:table-cell>
          <table:table-cell table:style-name="ce3" table:formula="of:=DEC2HEX(ROUND(IF([.$B17]/[.AA$3]&lt;127;[.$B17]/[.AA$3];127) ;0) ;2)" office:value-type="string" office:string-value="FFFFFFFF5F">
            <text:p>FFFFFFFF5F</text:p>
          </table:table-cell>
          <table:table-cell table:style-name="ce3" table:formula="of:=DEC2HEX(ROUND(IF([.$B17]/[.AB$3]&lt;127;[.$B17]/[.AB$3];127) ;0) ;2)" office:value-type="string" office:string-value="FFFFFFFF6D">
            <text:p>FFFFFFFF6D</text:p>
          </table:table-cell>
          <table:table-cell table:style-name="ce3" table:formula="of:=DEC2HEX(ROUND(IF([.$B17]/[.AC$3]&lt;127;[.$B17]/[.AC$3];127) ;0) ;2)" office:value-type="string" office:string-value="FFFFFFFF77">
            <text:p>FFFFFFFF77</text:p>
          </table:table-cell>
          <table:table-cell table:style-name="ce3" table:formula="of:=DEC2HEX(ROUND(IF([.$B17]/[.AD$3]&lt;127;[.$B17]/[.AD$3];127) ;0) ;2)" office:value-type="string" office:string-value="FFFFFFFF7F">
            <text:p>FFFFFFFF7F</text:p>
          </table:table-cell>
          <table:table-cell table:style-name="ce3" table:formula="of:=DEC2HEX(ROUND(IF([.$B17]/[.AE$3]&lt;127;[.$B17]/[.AE$3];127) ;0) ;2)" office:value-type="string" office:string-value="FFFFFFFF85">
            <text:p>FFFFFFFF85</text:p>
          </table:table-cell>
          <table:table-cell table:style-name="ce3" table:formula="of:=DEC2HEX(ROUND(IF([.$B17]/[.AF$3]&lt;127;[.$B17]/[.AF$3];127) ;0) ;2)" office:value-type="string" office:string-value="FFFFFFFF89">
            <text:p>FFFFFFFF89</text:p>
          </table:table-cell>
          <table:table-cell table:style-name="ce3" table:formula="of:=DEC2HEX(ROUND(IF([.$B17]/[.AG$3]&lt;127;[.$B17]/[.AG$3];127) ;0) ;2)" office:value-type="string" office:string-value="FFFFFFFF8C">
            <text:p>FFFFFFFF8C</text:p>
          </table:table-cell>
          <table:table-cell table:style-name="ce3" table:formula="of:=DEC2HEX(ROUND(IF([.$B17]/[.AH$3]&lt;127;[.$B17]/[.AH$3];127) ;0) ;2)" office:value-type="string" office:string-value="FFFFFFFF8D">
            <text:p>FFFFFFFF8D</text:p>
          </table:table-cell>
          <table:table-cell table:style-name="ce3" table:formula="of:=DEC2HEX(ROUND(IF([.$B17]/[.AI$3]&lt;255;[.$B17]/[.AI$3];255) ;0) ;2)" office:value-type="string" office:string-value="FFFFFFFF8E">
            <text:p>FFFFFFFF8E</text:p>
          </table:table-cell>
          <table:table-cell table:style-name="ce3" table:formula="of:=DEC2HEX(ROUND(IF([.$B17]/COS([.AJ$2]*0.0174533)&lt;255;[.$B17]/COS([.AJ$2]*0.0174533);255);0)  ;2)" office:value-type="string" office:string-value="FFFFFFFF8D">
            <text:p>FFFFFFFF8D</text:p>
          </table:table-cell>
          <table:table-cell table:style-name="ce3" table:formula="of:=DEC2HEX(ROUND(IF([.$B17]/COS([.AK$2]*0.0174533)&lt;255;[.$B17]/COS([.AK$2]*0.0174533);255);0)  ;2)" office:value-type="string" office:string-value="FFFFFFFF8C">
            <text:p>FFFFFFFF8C</text:p>
          </table:table-cell>
          <table:table-cell table:style-name="ce3" table:formula="of:=DEC2HEX(ROUND(IF([.$B17]/COS([.AL$2]*0.0174533)&lt;255;[.$B17]/COS([.AL$2]*0.0174533);255);0)  ;2)" office:value-type="string" office:string-value="FFFFFFFF89">
            <text:p>FFFFFFFF89</text:p>
          </table:table-cell>
          <table:table-cell table:style-name="ce3" table:formula="of:=DEC2HEX(ROUND(IF([.$B17]/COS([.AM$2]*0.0174533)&lt;255;[.$B17]/COS([.AM$2]*0.0174533);255);0)  ;2)" office:value-type="string" office:string-value="FFFFFFFF85">
            <text:p>FFFFFFFF85</text:p>
          </table:table-cell>
          <table:table-cell table:style-name="ce3" table:formula="of:=DEC2HEX(ROUND(IF([.$B17]/COS([.AN$2]*0.0174533)&lt;255;[.$B17]/COS([.AN$2]*0.0174533);255);0)  ;2)" office:value-type="string" office:string-value="FFFFFFFF7F">
            <text:p>FFFFFFFF7F</text:p>
          </table:table-cell>
          <table:table-cell table:style-name="ce3" table:formula="of:=DEC2HEX(ROUND(IF([.$B17]/COS([.AO$2]*0.0174533)&lt;255;[.$B17]/COS([.AO$2]*0.0174533);255);0)  ;2)" office:value-type="string" office:string-value="FFFFFFFF77">
            <text:p>FFFFFFFF77</text:p>
          </table:table-cell>
          <table:table-cell table:style-name="ce3" table:formula="of:=DEC2HEX(ROUND(IF([.$B17]/COS([.AP$2]*0.0174533)&lt;255;[.$B17]/COS([.AP$2]*0.0174533);255);0)  ;2)" office:value-type="string" office:string-value="FFFFFFFF6D">
            <text:p>FFFFFFFF6D</text:p>
          </table:table-cell>
          <table:table-cell table:style-name="ce3" table:formula="of:=DEC2HEX(ROUND(IF([.$B17]/COS([.AQ$2]*0.0174533)&lt;255;[.$B17]/COS([.AQ$2]*0.0174533);255);0)  ;2)" office:value-type="string" office:string-value="FFFFFFFF5F">
            <text:p>FFFFFFFF5F</text:p>
          </table:table-cell>
          <table:table-cell table:style-name="ce3" table:formula="of:=DEC2HEX(ROUND(IF([.$B17]/COS([.AR$2]*0.0174533)&lt;255;[.$B17]/COS([.AR$2]*0.0174533);255);0)  ;2)" office:value-type="string" office:string-value="FFFFFFFF4C">
            <text:p>FFFFFFFF4C</text:p>
          </table:table-cell>
          <table:table-cell table:style-name="ce3" table:formula="of:=DEC2HEX(ROUND(IF([.$B17]/COS([.AS$2]*0.0174533)&lt;255;[.$B17]/COS([.AS$2]*0.0174533);255);0)  ;2)" office:value-type="string" office:string-value="FFFFFFFF33">
            <text:p>FFFFFFFF33</text:p>
          </table:table-cell>
          <table:table-cell table:style-name="ce3" table:formula="of:=DEC2HEX(ROUND(IF([.$B17]/COS([.AT$2]*0.0174533)&lt;255;[.$B17]/COS([.AT$2]*0.0174533);255);0)  ;2)" office:value-type="string" office:string-value="FFFFFFFF0E">
            <text:p>FFFFFFFF0E</text:p>
          </table:table-cell>
          <table:table-cell table:style-name="ce3" table:formula="of:=DEC2HEX(ROUND(IF([.$B17]/COS([.AU$2]*0.0174533)&lt;255;[.$B17]/COS([.AU$2]*0.0174533);255);0)  ;2)" office:value-type="string" office:string-value="FFFFFFFED6">
            <text:p>FFFFFFFED6</text:p>
          </table:table-cell>
          <table:table-cell table:style-name="ce3" table:formula="of:=DEC2HEX(ROUND(IF([.$B17]/COS([.AV$2]*0.0174533)&lt;255;[.$B17]/COS([.AV$2]*0.0174533);255);0)  ;2)" office:value-type="string" office:string-value="FFFFFFFE77">
            <text:p>FFFFFFFE77</text:p>
          </table:table-cell>
          <table:table-cell table:style-name="ce3" table:formula="of:=DEC2HEX(ROUND(IF([.$B17]/COS([.AW$2]*0.0174533)&lt;255;[.$B17]/COS([.AW$2]*0.0174533);255);0)  ;2)" office:value-type="string" office:string-value="FFFFFFFDB8">
            <text:p>FFFFFFFDB8</text:p>
          </table:table-cell>
          <table:table-cell table:style-name="ce3" table:formula="of:=DEC2HEX(ROUND(IF([.$B17]/COS([.AX$2]*0.0174533)&lt;255;[.$B17]/COS([.AX$2]*0.0174533);255);0)  ;2)" office:value-type="string" office:string-value="FFFFFFFB75">
            <text:p>FFFFFFFB75</text:p>
          </table:table-cell>
          <table:table-cell table:style-name="ce3" table:formula="of:=DEC2HEX(ROUND(IF([.$B17]/COS([.AY$2]*0.0174533)&lt;255;[.$B17]/COS([.AY$2]*0.0174533);255);0)  ;2)" office:value-type="string" office:string-value="FF">
            <text:p>FF</text:p>
          </table:table-cell>
          <table:table-cell table:style-name="ce3" table:formula="of:=DEC2HEX(ROUND(IF([.$B17]/COS([.AZ$2]*0.0174533)&lt;255;[.$B17]/COS([.AZ$2]*0.0174533);255);0)  ;2)" office:value-type="string" office:string-value="FF">
            <text:p>FF</text:p>
          </table:table-cell>
          <table:table-cell table:style-name="ce3" table:formula="of:=DEC2HEX(ROUND(IF([.$B17]/COS([.BA$2]*0.0174533)&lt;255;[.$B17]/COS([.BA$2]*0.0174533);255);0)  ;2)" office:value-type="string" office:string-value="FF">
            <text:p>FF</text:p>
          </table:table-cell>
          <table:table-cell table:style-name="ce3" table:formula="of:=DEC2HEX(ROUND(IF([.$B17]/COS([.BB$2]*0.0174533)&lt;255;[.$B17]/COS([.BB$2]*0.0174533);255);0)  ;2)" office:value-type="string" office:string-value="FF">
            <text:p>FF</text:p>
          </table:table-cell>
          <table:table-cell table:style-name="ce3" table:formula="of:=DEC2HEX(ROUND(IF([.$B17]/COS([.BC$2]*0.0174533)&lt;255;[.$B17]/COS([.BC$2]*0.0174533);255);0)  ;2)" office:value-type="string" office:string-value="FF">
            <text:p>FF</text:p>
          </table:table-cell>
          <table:table-cell table:style-name="ce3" table:formula="of:=DEC2HEX(ROUND(IF([.$B17]/COS([.BD$2]*0.0174533)&lt;255;[.$B17]/COS([.BD$2]*0.0174533);255);0)  ;2)" office:value-type="string" office:string-value="F2">
            <text:p>F2</text:p>
          </table:table-cell>
          <table:table-cell table:style-name="ce3" table:formula="of:=DEC2HEX(ROUND(IF([.$B17]/COS([.BE$2]*0.0174533)&lt;255;[.$B17]/COS([.BE$2]*0.0174533);255);0)  ;2)" office:value-type="string" office:string-value="CD">
            <text:p>CD</text:p>
          </table:table-cell>
          <table:table-cell table:style-name="ce3" table:formula="of:=DEC2HEX(ROUND(IF([.$B17]/COS([.BF$2]*0.0174533)&lt;255;[.$B17]/COS([.BF$2]*0.0174533);255);0)  ;2)" office:value-type="string" office:string-value="B4">
            <text:p>B4</text:p>
          </table:table-cell>
          <table:table-cell table:style-name="ce3" table:formula="of:=DEC2HEX(ROUND(IF([.$B17]/COS([.BG$2]*0.0174533)&lt;255;[.$B17]/COS([.BG$2]*0.0174533);255);0)  ;2)" office:value-type="string" office:string-value="A1">
            <text:p>A1</text:p>
          </table:table-cell>
          <table:table-cell table:style-name="ce3" table:formula="of:=DEC2HEX(ROUND(IF([.$B17]/COS([.BH$2]*0.0174533)&lt;255;[.$B17]/COS([.BH$2]*0.0174533);255);0)  ;2)" office:value-type="string" office:string-value="93">
            <text:p>93</text:p>
          </table:table-cell>
          <table:table-cell table:style-name="ce3" table:formula="of:=DEC2HEX(ROUND(IF([.$B17]/COS([.BI$2]*0.0174533)&lt;255;[.$B17]/COS([.BI$2]*0.0174533);255);0)  ;2)" office:value-type="string" office:string-value="89">
            <text:p>89</text:p>
          </table:table-cell>
          <table:table-cell table:style-name="ce3" table:formula="of:=DEC2HEX(ROUND(IF([.$B17]/COS([.BJ$2]*0.0174533)&lt;255;[.$B17]/COS([.BJ$2]*0.0174533);255);0)  ;2)" office:value-type="string" office:string-value="81">
            <text:p>81</text:p>
          </table:table-cell>
          <table:table-cell table:style-name="ce3" table:formula="of:=DEC2HEX(ROUND(IF([.$B17]/COS([.BK$2]*0.0174533)&lt;255;[.$B17]/COS([.BK$2]*0.0174533);255);0)  ;2)" office:value-type="string" office:string-value="7B">
            <text:p>7B</text:p>
          </table:table-cell>
          <table:table-cell table:style-name="ce3" table:formula="of:=DEC2HEX(ROUND(IF([.$B17]/COS([.BL$2]*0.0174533)&lt;255;[.$B17]/COS([.BL$2]*0.0174533);255);0)  ;2)" office:value-type="string" office:string-value="77">
            <text:p>77</text:p>
          </table:table-cell>
          <table:table-cell table:style-name="ce3" table:formula="of:=DEC2HEX(ROUND(IF([.$B17]/COS([.BM$2]*0.0174533)&lt;255;[.$B17]/COS([.BM$2]*0.0174533);255);0)  ;2)" office:value-type="string" office:string-value="74">
            <text:p>74</text:p>
          </table:table-cell>
          <table:table-cell table:style-name="ce3" table:formula="of:=DEC2HEX(ROUND(IF([.$B17]/COS([.BN$2]*0.0174533)&lt;255;[.$B17]/COS([.BN$2]*0.0174533);255);0)  ;2)" office:value-type="string" office:string-value="73">
            <text:p>73</text:p>
          </table:table-cell>
          <table:table-cell table:style-name="ce3" table:formula="of:=DEC2HEX(ROUND(IF([.$B17]/COS([.BO$2]*0.0174533)&lt;255;[.$B17]/COS([.BO$2]*0.0174533);255);0)  ;2)" office:value-type="string" office:string-value="72">
            <text:p>72</text:p>
          </table:table-cell>
          <table:table-cell table:style-name="ce3" table:formula="of:=DEC2HEX(ROUND(IF([.$B17]/COS([.BP$2]*0.0174533)&lt;255;[.$B17]/COS([.BP$2]*0.0174533);255);0)  ;2)" office:value-type="string" office:string-value="73">
            <text:p>73</text:p>
          </table:table-cell>
          <table:table-cell table:style-name="ce3" table:formula="of:=DEC2HEX(ROUND(IF([.$B17]/COS([.BQ$2]*0.0174533)&lt;255;[.$B17]/COS([.BQ$2]*0.0174533);255);0)  ;2)" office:value-type="string" office:string-value="74">
            <text:p>74</text:p>
          </table:table-cell>
          <table:table-cell table:style-name="ce3" table:formula="of:=DEC2HEX(ROUND(IF([.$B17]/COS([.BR$2]*0.0174533)&lt;255;[.$B17]/COS([.BR$2]*0.0174533);255);0)  ;2)" office:value-type="string" office:string-value="77">
            <text:p>77</text:p>
          </table:table-cell>
          <table:table-cell table:style-name="ce3" table:formula="of:=DEC2HEX(ROUND(IF([.$B17]/COS([.BS$2]*0.0174533)&lt;255;[.$B17]/COS([.BS$2]*0.0174533);255);0)  ;2)" office:value-type="string" office:string-value="7B">
            <text:p>7B</text:p>
          </table:table-cell>
          <table:table-cell table:style-name="ce3" table:formula="of:=DEC2HEX(ROUND(IF([.$B17]/COS([.BT$2]*0.0174533)&lt;255;[.$B17]/COS([.BT$2]*0.0174533);255);0)  ;2)" office:value-type="string" office:string-value="81">
            <text:p>81</text:p>
          </table:table-cell>
          <table:table-cell table:style-name="ce3" table:formula="of:=DEC2HEX(ROUND(IF([.$B17]/COS([.BU$2]*0.0174533)&lt;255;[.$B17]/COS([.BU$2]*0.0174533);255);0)  ;2)" office:value-type="string" office:string-value="89">
            <text:p>89</text:p>
          </table:table-cell>
          <table:table-cell table:style-name="ce3" table:formula="of:=DEC2HEX(ROUND(IF([.$B17]/COS([.BV$2]*0.0174533)&lt;255;[.$B17]/COS([.BV$2]*0.0174533);255);0)  ;2)" office:value-type="string" office:string-value="93">
            <text:p>93</text:p>
          </table:table-cell>
          <table:table-cell table:style-name="ce3" table:formula="of:=DEC2HEX(ROUND(IF([.$B17]/COS([.BW$2]*0.0174533)&lt;255;[.$B17]/COS([.BW$2]*0.0174533);255);0)  ;2)" office:value-type="string" office:string-value="A1">
            <text:p>A1</text:p>
          </table:table-cell>
          <table:table-cell table:style-name="ce3" table:formula="of:=DEC2HEX(ROUND(IF([.$B17]/COS([.BX$2]*0.0174533)&lt;255;[.$B17]/COS([.BX$2]*0.0174533);255);0)  ;2)" office:value-type="string" office:string-value="B4">
            <text:p>B4</text:p>
          </table:table-cell>
          <table:table-cell table:style-name="ce3" table:formula="of:=DEC2HEX(ROUND(IF([.$B17]/COS([.BY$2]*0.0174533)&lt;255;[.$B17]/COS([.BY$2]*0.0174533);255);0)  ;2)" office:value-type="string" office:string-value="CD">
            <text:p>CD</text:p>
          </table:table-cell>
          <table:table-cell table:style-name="ce3" table:formula="of:=DEC2HEX(ROUND(IF([.$B17]/COS([.BZ$2]*0.0174533)&lt;255;[.$B17]/COS([.BZ$2]*0.0174533);255);0)  ;2)" office:value-type="string" office:string-value="F2">
            <text:p>F2</text:p>
          </table:table-cell>
          <table:table-cell table:style-name="ce3" table:formula="of:=DEC2HEX(ROUND(IF([.$B17]/COS([.CA$2]*0.0174533)&lt;255;[.$B17]/COS([.CA$2]*0.0174533);255);0)  ;2)" office:value-type="string" office:string-value="FF">
            <text:p>FF</text:p>
          </table:table-cell>
          <table:table-cell table:style-name="ce3" table:formula="of:=DEC2HEX(ROUND(IF([.$B17]/COS([.CB$2]*0.0174533)&lt;255;[.$B17]/COS([.CB$2]*0.0174533);255);0)  ;2)" office:value-type="string" office:string-value="FF">
            <text:p>FF</text:p>
          </table:table-cell>
          <table:table-cell table:style-name="ce3" table:formula="of:=DEC2HEX(ROUND(IF([.$B17]/COS([.CC$2]*0.0174533)&lt;255;[.$B1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7]+1" office:value-type="float" office:value="14">
            <text:p>14</text:p>
          </table:table-cell>
          <table:table-cell table:style-name="ce2" table:formula="of:=[.B17]-1" office:value-type="float" office:value="113">
            <text:p>113</text:p>
          </table:table-cell>
          <table:table-cell table:formula="of:=DEC2HEX(ROUND(IF([.$B18]/[.C$3]&lt;127;127-[.$B18]/[.C$3];0) ;0) ;2)" office:value-type="string" office:string-value="0E">
            <text:p>0E</text:p>
          </table:table-cell>
          <table:table-cell table:formula="of:=DEC2HEX(ROUND(IF([.$B18]/[.D$3]&lt;127;127-[.$B18]/[.D$3];0) ;0) ;2)" office:value-type="string" office:string-value="0D">
            <text:p>0D</text:p>
          </table:table-cell>
          <table:table-cell table:formula="of:=DEC2HEX(ROUND(IF([.$B18]/[.E$3]&lt;127;127-[.$B18]/[.E$3];0) ;0) ;2)" office:value-type="string" office:string-value="0C">
            <text:p>0C</text:p>
          </table:table-cell>
          <table:table-cell table:formula="of:=DEC2HEX(ROUND(IF([.$B18]/[.F$3]&lt;127;127-[.$B18]/[.F$3];0) ;0) ;2)" office:value-type="string" office:string-value="09">
            <text:p>09</text:p>
          </table:table-cell>
          <table:table-cell table:formula="of:=DEC2HEX(ROUND(IF([.$B18]/[.G$3]&lt;127;127-[.$B18]/[.G$3];0) ;0) ;2)" office:value-type="string" office:string-value="05">
            <text:p>05</text:p>
          </table:table-cell>
          <table:table-cell table:formula="of:=DEC2HEX(ROUND(IF([.$B18]/[.H$3]&lt;127;127-[.$B18]/[.H$3];0) ;0) ;2)" office:value-type="string" office:string-value="00">
            <text:p>00</text:p>
          </table:table-cell>
          <table:table-cell table:formula="of:=DEC2HEX(ROUND(IF([.$B18]/[.I$3]&lt;127;127-[.$B18]/[.I$3];0) ;0) ;2)" office:value-type="string" office:string-value="00">
            <text:p>00</text:p>
          </table:table-cell>
          <table:table-cell table:formula="of:=DEC2HEX(ROUND(IF([.$B18]/[.J$3]&lt;127;127-[.$B18]/[.J$3];0) ;0) ;2)" office:value-type="string" office:string-value="00">
            <text:p>00</text:p>
          </table:table-cell>
          <table:table-cell table:formula="of:=DEC2HEX(ROUND(IF([.$B18]/[.K$3]&lt;127;127-[.$B18]/[.K$3];0) ;0) ;2)" office:value-type="string" office:string-value="00">
            <text:p>00</text:p>
          </table:table-cell>
          <table:table-cell table:formula="of:=DEC2HEX(ROUND(IF([.$B18]/[.L$3]&lt;127;127-[.$B18]/[.L$3];0) ;0) ;2)" office:value-type="string" office:string-value="00">
            <text:p>00</text:p>
          </table:table-cell>
          <table:table-cell table:style-name="ce3" table:formula="of:=DEC2HEX(ROUND(IF([.$B18]/[.M$3]&lt;127;127-[.$B18]/[.M$3];0) ;0) ;2)" office:value-type="string" office:string-value="00">
            <text:p>00</text:p>
          </table:table-cell>
          <table:table-cell table:style-name="ce3" table:formula="of:=DEC2HEX(ROUND(IF([.$B18]/[.N$3]&lt;127;127-[.$B18]/[.N$3];0) ;0) ;2)" office:value-type="string" office:string-value="00">
            <text:p>00</text:p>
          </table:table-cell>
          <table:table-cell table:style-name="ce3" table:formula="of:=DEC2HEX(ROUND(IF([.$B18]/[.O$3]&lt;127;127-[.$B18]/[.O$3];0) ;0) ;2)" office:value-type="string" office:string-value="00">
            <text:p>00</text:p>
          </table:table-cell>
          <table:table-cell table:style-name="ce3" table:formula="of:=DEC2HEX(ROUND(IF([.$B18]/[.P$3]&lt;127;127-[.$B18]/[.P$3];0) ;0) ;2)" office:value-type="string" office:string-value="00">
            <text:p>00</text:p>
          </table:table-cell>
          <table:table-cell table:style-name="ce3" table:formula="of:=DEC2HEX(ROUND(IF([.$B18]/[.Q$3]&lt;127;127-[.$B18]/[.Q$3];0) ;0) ;2)" office:value-type="string" office:string-value="00">
            <text:p>00</text:p>
          </table:table-cell>
          <table:table-cell table:style-name="ce3" table:formula="of:=DEC2HEX(ROUND(IF([.$B18]/[.R$3]&lt;127;127-[.$B18]/[.R$3];0) ;0) ;2)" office:value-type="string" office:string-value="00">
            <text:p>00</text:p>
          </table:table-cell>
          <table:table-cell table:style-name="ce3" table:formula="of:=DEC2HEX(ROUND(IF([.$B18]/[.S$3]&lt;127;[.$B18]/[.S$3];127) ;0) ;2)" office:value-type="float" office:value="0">
            <text:p>#ДЕЛ/0!</text:p>
          </table:table-cell>
          <table:table-cell table:style-name="ce3" table:formula="of:=DEC2HEX(ROUND(IF([.$B18]/[.T$3]&lt;127;[.$B18]/[.T$3];127) ;0) ;2)" office:value-type="string" office:string-value="FFFFFFFB7F">
            <text:p>FFFFFFFB7F</text:p>
          </table:table-cell>
          <table:table-cell table:style-name="ce3" table:formula="of:=DEC2HEX(ROUND(IF([.$B18]/[.U$3]&lt;127;[.$B18]/[.U$3];127) ;0) ;2)" office:value-type="string" office:string-value="FFFFFFFDBD">
            <text:p>FFFFFFFDBD</text:p>
          </table:table-cell>
          <table:table-cell table:style-name="ce3" table:formula="of:=DEC2HEX(ROUND(IF([.$B18]/[.V$3]&lt;127;[.$B18]/[.V$3];127) ;0) ;2)" office:value-type="string" office:string-value="FFFFFFFE7A">
            <text:p>FFFFFFFE7A</text:p>
          </table:table-cell>
          <table:table-cell table:style-name="ce3" table:formula="of:=DEC2HEX(ROUND(IF([.$B18]/[.W$3]&lt;127;[.$B18]/[.W$3];127) ;0) ;2)" office:value-type="string" office:string-value="FFFFFFFED9">
            <text:p>FFFFFFFED9</text:p>
          </table:table-cell>
          <table:table-cell table:style-name="ce3" table:formula="of:=DEC2HEX(ROUND(IF([.$B18]/[.X$3]&lt;127;[.$B18]/[.X$3];127) ;0) ;2)" office:value-type="string" office:string-value="FFFFFFFF10">
            <text:p>FFFFFFFF10</text:p>
          </table:table-cell>
          <table:table-cell table:style-name="ce3" table:formula="of:=DEC2HEX(ROUND(IF([.$B18]/[.Y$3]&lt;127;[.$B18]/[.Y$3];127) ;0) ;2)" office:value-type="string" office:string-value="FFFFFFFF35">
            <text:p>FFFFFFFF35</text:p>
          </table:table-cell>
          <table:table-cell table:style-name="ce3" table:formula="of:=DEC2HEX(ROUND(IF([.$B18]/[.Z$3]&lt;127;[.$B18]/[.Z$3];127) ;0) ;2)" office:value-type="string" office:string-value="FFFFFFFF4E">
            <text:p>FFFFFFFF4E</text:p>
          </table:table-cell>
          <table:table-cell table:style-name="ce3" table:formula="of:=DEC2HEX(ROUND(IF([.$B18]/[.AA$3]&lt;127;[.$B18]/[.AA$3];127) ;0) ;2)" office:value-type="string" office:string-value="FFFFFFFF60">
            <text:p>FFFFFFFF60</text:p>
          </table:table-cell>
          <table:table-cell table:style-name="ce3" table:formula="of:=DEC2HEX(ROUND(IF([.$B18]/[.AB$3]&lt;127;[.$B18]/[.AB$3];127) ;0) ;2)" office:value-type="string" office:string-value="FFFFFFFF6E">
            <text:p>FFFFFFFF6E</text:p>
          </table:table-cell>
          <table:table-cell table:style-name="ce3" table:formula="of:=DEC2HEX(ROUND(IF([.$B18]/[.AC$3]&lt;127;[.$B18]/[.AC$3];127) ;0) ;2)" office:value-type="string" office:string-value="FFFFFFFF78">
            <text:p>FFFFFFFF78</text:p>
          </table:table-cell>
          <table:table-cell table:style-name="ce3" table:formula="of:=DEC2HEX(ROUND(IF([.$B18]/[.AD$3]&lt;127;[.$B18]/[.AD$3];127) ;0) ;2)" office:value-type="string" office:string-value="FFFFFFFF80">
            <text:p>FFFFFFFF80</text:p>
          </table:table-cell>
          <table:table-cell table:style-name="ce3" table:formula="of:=DEC2HEX(ROUND(IF([.$B18]/[.AE$3]&lt;127;[.$B18]/[.AE$3];127) ;0) ;2)" office:value-type="string" office:string-value="FFFFFFFF86">
            <text:p>FFFFFFFF86</text:p>
          </table:table-cell>
          <table:table-cell table:style-name="ce3" table:formula="of:=DEC2HEX(ROUND(IF([.$B18]/[.AF$3]&lt;127;[.$B18]/[.AF$3];127) ;0) ;2)" office:value-type="string" office:string-value="FFFFFFFF8A">
            <text:p>FFFFFFFF8A</text:p>
          </table:table-cell>
          <table:table-cell table:style-name="ce3" table:formula="of:=DEC2HEX(ROUND(IF([.$B18]/[.AG$3]&lt;127;[.$B18]/[.AG$3];127) ;0) ;2)" office:value-type="string" office:string-value="FFFFFFFF8D">
            <text:p>FFFFFFFF8D</text:p>
          </table:table-cell>
          <table:table-cell table:style-name="ce3" table:formula="of:=DEC2HEX(ROUND(IF([.$B18]/[.AH$3]&lt;127;[.$B18]/[.AH$3];127) ;0) ;2)" office:value-type="string" office:string-value="FFFFFFFF8E">
            <text:p>FFFFFFFF8E</text:p>
          </table:table-cell>
          <table:table-cell table:style-name="ce3" table:formula="of:=DEC2HEX(ROUND(IF([.$B18]/[.AI$3]&lt;255;[.$B18]/[.AI$3];255) ;0) ;2)" office:value-type="string" office:string-value="FFFFFFFF8F">
            <text:p>FFFFFFFF8F</text:p>
          </table:table-cell>
          <table:table-cell table:style-name="ce3" table:formula="of:=DEC2HEX(ROUND(IF([.$B18]/COS([.AJ$2]*0.0174533)&lt;255;[.$B18]/COS([.AJ$2]*0.0174533);255);0)  ;2)" office:value-type="string" office:string-value="FFFFFFFF8E">
            <text:p>FFFFFFFF8E</text:p>
          </table:table-cell>
          <table:table-cell table:style-name="ce3" table:formula="of:=DEC2HEX(ROUND(IF([.$B18]/COS([.AK$2]*0.0174533)&lt;255;[.$B18]/COS([.AK$2]*0.0174533);255);0)  ;2)" office:value-type="string" office:string-value="FFFFFFFF8D">
            <text:p>FFFFFFFF8D</text:p>
          </table:table-cell>
          <table:table-cell table:style-name="ce3" table:formula="of:=DEC2HEX(ROUND(IF([.$B18]/COS([.AL$2]*0.0174533)&lt;255;[.$B18]/COS([.AL$2]*0.0174533);255);0)  ;2)" office:value-type="string" office:string-value="FFFFFFFF8A">
            <text:p>FFFFFFFF8A</text:p>
          </table:table-cell>
          <table:table-cell table:style-name="ce3" table:formula="of:=DEC2HEX(ROUND(IF([.$B18]/COS([.AM$2]*0.0174533)&lt;255;[.$B18]/COS([.AM$2]*0.0174533);255);0)  ;2)" office:value-type="string" office:string-value="FFFFFFFF86">
            <text:p>FFFFFFFF86</text:p>
          </table:table-cell>
          <table:table-cell table:style-name="ce3" table:formula="of:=DEC2HEX(ROUND(IF([.$B18]/COS([.AN$2]*0.0174533)&lt;255;[.$B18]/COS([.AN$2]*0.0174533);255);0)  ;2)" office:value-type="string" office:string-value="FFFFFFFF80">
            <text:p>FFFFFFFF80</text:p>
          </table:table-cell>
          <table:table-cell table:style-name="ce3" table:formula="of:=DEC2HEX(ROUND(IF([.$B18]/COS([.AO$2]*0.0174533)&lt;255;[.$B18]/COS([.AO$2]*0.0174533);255);0)  ;2)" office:value-type="string" office:string-value="FFFFFFFF78">
            <text:p>FFFFFFFF78</text:p>
          </table:table-cell>
          <table:table-cell table:style-name="ce3" table:formula="of:=DEC2HEX(ROUND(IF([.$B18]/COS([.AP$2]*0.0174533)&lt;255;[.$B18]/COS([.AP$2]*0.0174533);255);0)  ;2)" office:value-type="string" office:string-value="FFFFFFFF6E">
            <text:p>FFFFFFFF6E</text:p>
          </table:table-cell>
          <table:table-cell table:style-name="ce3" table:formula="of:=DEC2HEX(ROUND(IF([.$B18]/COS([.AQ$2]*0.0174533)&lt;255;[.$B18]/COS([.AQ$2]*0.0174533);255);0)  ;2)" office:value-type="string" office:string-value="FFFFFFFF60">
            <text:p>FFFFFFFF60</text:p>
          </table:table-cell>
          <table:table-cell table:style-name="ce3" table:formula="of:=DEC2HEX(ROUND(IF([.$B18]/COS([.AR$2]*0.0174533)&lt;255;[.$B18]/COS([.AR$2]*0.0174533);255);0)  ;2)" office:value-type="string" office:string-value="FFFFFFFF4E">
            <text:p>FFFFFFFF4E</text:p>
          </table:table-cell>
          <table:table-cell table:style-name="ce3" table:formula="of:=DEC2HEX(ROUND(IF([.$B18]/COS([.AS$2]*0.0174533)&lt;255;[.$B18]/COS([.AS$2]*0.0174533);255);0)  ;2)" office:value-type="string" office:string-value="FFFFFFFF35">
            <text:p>FFFFFFFF35</text:p>
          </table:table-cell>
          <table:table-cell table:style-name="ce3" table:formula="of:=DEC2HEX(ROUND(IF([.$B18]/COS([.AT$2]*0.0174533)&lt;255;[.$B18]/COS([.AT$2]*0.0174533);255);0)  ;2)" office:value-type="string" office:string-value="FFFFFFFF10">
            <text:p>FFFFFFFF10</text:p>
          </table:table-cell>
          <table:table-cell table:style-name="ce3" table:formula="of:=DEC2HEX(ROUND(IF([.$B18]/COS([.AU$2]*0.0174533)&lt;255;[.$B18]/COS([.AU$2]*0.0174533);255);0)  ;2)" office:value-type="string" office:string-value="FFFFFFFED9">
            <text:p>FFFFFFFED9</text:p>
          </table:table-cell>
          <table:table-cell table:style-name="ce3" table:formula="of:=DEC2HEX(ROUND(IF([.$B18]/COS([.AV$2]*0.0174533)&lt;255;[.$B18]/COS([.AV$2]*0.0174533);255);0)  ;2)" office:value-type="string" office:string-value="FFFFFFFE7B">
            <text:p>FFFFFFFE7B</text:p>
          </table:table-cell>
          <table:table-cell table:style-name="ce3" table:formula="of:=DEC2HEX(ROUND(IF([.$B18]/COS([.AW$2]*0.0174533)&lt;255;[.$B18]/COS([.AW$2]*0.0174533);255);0)  ;2)" office:value-type="string" office:string-value="FFFFFFFDBD">
            <text:p>FFFFFFFDBD</text:p>
          </table:table-cell>
          <table:table-cell table:style-name="ce3" table:formula="of:=DEC2HEX(ROUND(IF([.$B18]/COS([.AX$2]*0.0174533)&lt;255;[.$B18]/COS([.AX$2]*0.0174533);255);0)  ;2)" office:value-type="string" office:string-value="FFFFFFFB7F">
            <text:p>FFFFFFFB7F</text:p>
          </table:table-cell>
          <table:table-cell table:style-name="ce3" table:formula="of:=DEC2HEX(ROUND(IF([.$B18]/COS([.AY$2]*0.0174533)&lt;255;[.$B18]/COS([.AY$2]*0.0174533);255);0)  ;2)" office:value-type="string" office:string-value="FF">
            <text:p>FF</text:p>
          </table:table-cell>
          <table:table-cell table:style-name="ce3" table:formula="of:=DEC2HEX(ROUND(IF([.$B18]/COS([.AZ$2]*0.0174533)&lt;255;[.$B18]/COS([.AZ$2]*0.0174533);255);0)  ;2)" office:value-type="string" office:string-value="FF">
            <text:p>FF</text:p>
          </table:table-cell>
          <table:table-cell table:style-name="ce3" table:formula="of:=DEC2HEX(ROUND(IF([.$B18]/COS([.BA$2]*0.0174533)&lt;255;[.$B18]/COS([.BA$2]*0.0174533);255);0)  ;2)" office:value-type="string" office:string-value="FF">
            <text:p>FF</text:p>
          </table:table-cell>
          <table:table-cell table:style-name="ce3" table:formula="of:=DEC2HEX(ROUND(IF([.$B18]/COS([.BB$2]*0.0174533)&lt;255;[.$B18]/COS([.BB$2]*0.0174533);255);0)  ;2)" office:value-type="string" office:string-value="FF">
            <text:p>FF</text:p>
          </table:table-cell>
          <table:table-cell table:style-name="ce3" table:formula="of:=DEC2HEX(ROUND(IF([.$B18]/COS([.BC$2]*0.0174533)&lt;255;[.$B18]/COS([.BC$2]*0.0174533);255);0)  ;2)" office:value-type="string" office:string-value="FF">
            <text:p>FF</text:p>
          </table:table-cell>
          <table:table-cell table:style-name="ce3" table:formula="of:=DEC2HEX(ROUND(IF([.$B18]/COS([.BD$2]*0.0174533)&lt;255;[.$B18]/COS([.BD$2]*0.0174533);255);0)  ;2)" office:value-type="string" office:string-value="F0">
            <text:p>F0</text:p>
          </table:table-cell>
          <table:table-cell table:style-name="ce3" table:formula="of:=DEC2HEX(ROUND(IF([.$B18]/COS([.BE$2]*0.0174533)&lt;255;[.$B18]/COS([.BE$2]*0.0174533);255);0)  ;2)" office:value-type="string" office:string-value="CB">
            <text:p>CB</text:p>
          </table:table-cell>
          <table:table-cell table:style-name="ce3" table:formula="of:=DEC2HEX(ROUND(IF([.$B18]/COS([.BF$2]*0.0174533)&lt;255;[.$B18]/COS([.BF$2]*0.0174533);255);0)  ;2)" office:value-type="string" office:string-value="B2">
            <text:p>B2</text:p>
          </table:table-cell>
          <table:table-cell table:style-name="ce3" table:formula="of:=DEC2HEX(ROUND(IF([.$B18]/COS([.BG$2]*0.0174533)&lt;255;[.$B18]/COS([.BG$2]*0.0174533);255);0)  ;2)" office:value-type="string" office:string-value="A0">
            <text:p>A0</text:p>
          </table:table-cell>
          <table:table-cell table:style-name="ce3" table:formula="of:=DEC2HEX(ROUND(IF([.$B18]/COS([.BH$2]*0.0174533)&lt;255;[.$B18]/COS([.BH$2]*0.0174533);255);0)  ;2)" office:value-type="string" office:string-value="92">
            <text:p>92</text:p>
          </table:table-cell>
          <table:table-cell table:style-name="ce3" table:formula="of:=DEC2HEX(ROUND(IF([.$B18]/COS([.BI$2]*0.0174533)&lt;255;[.$B18]/COS([.BI$2]*0.0174533);255);0)  ;2)" office:value-type="string" office:string-value="88">
            <text:p>88</text:p>
          </table:table-cell>
          <table:table-cell table:style-name="ce3" table:formula="of:=DEC2HEX(ROUND(IF([.$B18]/COS([.BJ$2]*0.0174533)&lt;255;[.$B18]/COS([.BJ$2]*0.0174533);255);0)  ;2)" office:value-type="string" office:string-value="80">
            <text:p>80</text:p>
          </table:table-cell>
          <table:table-cell table:style-name="ce3" table:formula="of:=DEC2HEX(ROUND(IF([.$B18]/COS([.BK$2]*0.0174533)&lt;255;[.$B18]/COS([.BK$2]*0.0174533);255);0)  ;2)" office:value-type="string" office:string-value="7A">
            <text:p>7A</text:p>
          </table:table-cell>
          <table:table-cell table:style-name="ce3" table:formula="of:=DEC2HEX(ROUND(IF([.$B18]/COS([.BL$2]*0.0174533)&lt;255;[.$B18]/COS([.BL$2]*0.0174533);255);0)  ;2)" office:value-type="string" office:string-value="76">
            <text:p>76</text:p>
          </table:table-cell>
          <table:table-cell table:style-name="ce3" table:formula="of:=DEC2HEX(ROUND(IF([.$B18]/COS([.BM$2]*0.0174533)&lt;255;[.$B18]/COS([.BM$2]*0.0174533);255);0)  ;2)" office:value-type="string" office:string-value="73">
            <text:p>73</text:p>
          </table:table-cell>
          <table:table-cell table:style-name="ce3" table:formula="of:=DEC2HEX(ROUND(IF([.$B18]/COS([.BN$2]*0.0174533)&lt;255;[.$B18]/COS([.BN$2]*0.0174533);255);0)  ;2)" office:value-type="string" office:string-value="72">
            <text:p>72</text:p>
          </table:table-cell>
          <table:table-cell table:style-name="ce3" table:formula="of:=DEC2HEX(ROUND(IF([.$B18]/COS([.BO$2]*0.0174533)&lt;255;[.$B18]/COS([.BO$2]*0.0174533);255);0)  ;2)" office:value-type="string" office:string-value="71">
            <text:p>71</text:p>
          </table:table-cell>
          <table:table-cell table:style-name="ce3" table:formula="of:=DEC2HEX(ROUND(IF([.$B18]/COS([.BP$2]*0.0174533)&lt;255;[.$B18]/COS([.BP$2]*0.0174533);255);0)  ;2)" office:value-type="string" office:string-value="72">
            <text:p>72</text:p>
          </table:table-cell>
          <table:table-cell table:style-name="ce3" table:formula="of:=DEC2HEX(ROUND(IF([.$B18]/COS([.BQ$2]*0.0174533)&lt;255;[.$B18]/COS([.BQ$2]*0.0174533);255);0)  ;2)" office:value-type="string" office:string-value="73">
            <text:p>73</text:p>
          </table:table-cell>
          <table:table-cell table:style-name="ce3" table:formula="of:=DEC2HEX(ROUND(IF([.$B18]/COS([.BR$2]*0.0174533)&lt;255;[.$B18]/COS([.BR$2]*0.0174533);255);0)  ;2)" office:value-type="string" office:string-value="76">
            <text:p>76</text:p>
          </table:table-cell>
          <table:table-cell table:style-name="ce3" table:formula="of:=DEC2HEX(ROUND(IF([.$B18]/COS([.BS$2]*0.0174533)&lt;255;[.$B18]/COS([.BS$2]*0.0174533);255);0)  ;2)" office:value-type="string" office:string-value="7A">
            <text:p>7A</text:p>
          </table:table-cell>
          <table:table-cell table:style-name="ce3" table:formula="of:=DEC2HEX(ROUND(IF([.$B18]/COS([.BT$2]*0.0174533)&lt;255;[.$B18]/COS([.BT$2]*0.0174533);255);0)  ;2)" office:value-type="string" office:string-value="80">
            <text:p>80</text:p>
          </table:table-cell>
          <table:table-cell table:style-name="ce3" table:formula="of:=DEC2HEX(ROUND(IF([.$B18]/COS([.BU$2]*0.0174533)&lt;255;[.$B18]/COS([.BU$2]*0.0174533);255);0)  ;2)" office:value-type="string" office:string-value="88">
            <text:p>88</text:p>
          </table:table-cell>
          <table:table-cell table:style-name="ce3" table:formula="of:=DEC2HEX(ROUND(IF([.$B18]/COS([.BV$2]*0.0174533)&lt;255;[.$B18]/COS([.BV$2]*0.0174533);255);0)  ;2)" office:value-type="string" office:string-value="92">
            <text:p>92</text:p>
          </table:table-cell>
          <table:table-cell table:style-name="ce3" table:formula="of:=DEC2HEX(ROUND(IF([.$B18]/COS([.BW$2]*0.0174533)&lt;255;[.$B18]/COS([.BW$2]*0.0174533);255);0)  ;2)" office:value-type="string" office:string-value="A0">
            <text:p>A0</text:p>
          </table:table-cell>
          <table:table-cell table:style-name="ce3" table:formula="of:=DEC2HEX(ROUND(IF([.$B18]/COS([.BX$2]*0.0174533)&lt;255;[.$B18]/COS([.BX$2]*0.0174533);255);0)  ;2)" office:value-type="string" office:string-value="B2">
            <text:p>B2</text:p>
          </table:table-cell>
          <table:table-cell table:style-name="ce3" table:formula="of:=DEC2HEX(ROUND(IF([.$B18]/COS([.BY$2]*0.0174533)&lt;255;[.$B18]/COS([.BY$2]*0.0174533);255);0)  ;2)" office:value-type="string" office:string-value="CB">
            <text:p>CB</text:p>
          </table:table-cell>
          <table:table-cell table:style-name="ce3" table:formula="of:=DEC2HEX(ROUND(IF([.$B18]/COS([.BZ$2]*0.0174533)&lt;255;[.$B18]/COS([.BZ$2]*0.0174533);255);0)  ;2)" office:value-type="string" office:string-value="F0">
            <text:p>F0</text:p>
          </table:table-cell>
          <table:table-cell table:style-name="ce3" table:formula="of:=DEC2HEX(ROUND(IF([.$B18]/COS([.CA$2]*0.0174533)&lt;255;[.$B18]/COS([.CA$2]*0.0174533);255);0)  ;2)" office:value-type="string" office:string-value="FF">
            <text:p>FF</text:p>
          </table:table-cell>
          <table:table-cell table:style-name="ce3" table:formula="of:=DEC2HEX(ROUND(IF([.$B18]/COS([.CB$2]*0.0174533)&lt;255;[.$B18]/COS([.CB$2]*0.0174533);255);0)  ;2)" office:value-type="string" office:string-value="FF">
            <text:p>FF</text:p>
          </table:table-cell>
          <table:table-cell table:style-name="ce3" table:formula="of:=DEC2HEX(ROUND(IF([.$B18]/COS([.CC$2]*0.0174533)&lt;255;[.$B1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8]+1" office:value-type="float" office:value="15">
            <text:p>15</text:p>
          </table:table-cell>
          <table:table-cell table:style-name="ce2" table:formula="of:=[.B18]-1" office:value-type="float" office:value="112">
            <text:p>112</text:p>
          </table:table-cell>
          <table:table-cell table:formula="of:=DEC2HEX(ROUND(IF([.$B19]/[.C$3]&lt;127;127-[.$B19]/[.C$3];0) ;0) ;2)" office:value-type="string" office:string-value="0F">
            <text:p>0F</text:p>
          </table:table-cell>
          <table:table-cell table:formula="of:=DEC2HEX(ROUND(IF([.$B19]/[.D$3]&lt;127;127-[.$B19]/[.D$3];0) ;0) ;2)" office:value-type="string" office:string-value="0E">
            <text:p>0E</text:p>
          </table:table-cell>
          <table:table-cell table:formula="of:=DEC2HEX(ROUND(IF([.$B19]/[.E$3]&lt;127;127-[.$B19]/[.E$3];0) ;0) ;2)" office:value-type="string" office:string-value="0D">
            <text:p>0D</text:p>
          </table:table-cell>
          <table:table-cell table:formula="of:=DEC2HEX(ROUND(IF([.$B19]/[.F$3]&lt;127;127-[.$B19]/[.F$3];0) ;0) ;2)" office:value-type="string" office:string-value="0A">
            <text:p>0A</text:p>
          </table:table-cell>
          <table:table-cell table:formula="of:=DEC2HEX(ROUND(IF([.$B19]/[.G$3]&lt;127;127-[.$B19]/[.G$3];0) ;0) ;2)" office:value-type="string" office:string-value="06">
            <text:p>06</text:p>
          </table:table-cell>
          <table:table-cell table:formula="of:=DEC2HEX(ROUND(IF([.$B19]/[.H$3]&lt;127;127-[.$B19]/[.H$3];0) ;0) ;2)" office:value-type="string" office:string-value="00">
            <text:p>00</text:p>
          </table:table-cell>
          <table:table-cell table:formula="of:=DEC2HEX(ROUND(IF([.$B19]/[.I$3]&lt;127;127-[.$B19]/[.I$3];0) ;0) ;2)" office:value-type="string" office:string-value="00">
            <text:p>00</text:p>
          </table:table-cell>
          <table:table-cell table:formula="of:=DEC2HEX(ROUND(IF([.$B19]/[.J$3]&lt;127;127-[.$B19]/[.J$3];0) ;0) ;2)" office:value-type="string" office:string-value="00">
            <text:p>00</text:p>
          </table:table-cell>
          <table:table-cell table:formula="of:=DEC2HEX(ROUND(IF([.$B19]/[.K$3]&lt;127;127-[.$B19]/[.K$3];0) ;0) ;2)" office:value-type="string" office:string-value="00">
            <text:p>00</text:p>
          </table:table-cell>
          <table:table-cell table:formula="of:=DEC2HEX(ROUND(IF([.$B19]/[.L$3]&lt;127;127-[.$B19]/[.L$3];0) ;0) ;2)" office:value-type="string" office:string-value="00">
            <text:p>00</text:p>
          </table:table-cell>
          <table:table-cell table:style-name="ce3" table:formula="of:=DEC2HEX(ROUND(IF([.$B19]/[.M$3]&lt;127;127-[.$B19]/[.M$3];0) ;0) ;2)" office:value-type="string" office:string-value="00">
            <text:p>00</text:p>
          </table:table-cell>
          <table:table-cell table:style-name="ce3" table:formula="of:=DEC2HEX(ROUND(IF([.$B19]/[.N$3]&lt;127;127-[.$B19]/[.N$3];0) ;0) ;2)" office:value-type="string" office:string-value="00">
            <text:p>00</text:p>
          </table:table-cell>
          <table:table-cell table:style-name="ce3" table:formula="of:=DEC2HEX(ROUND(IF([.$B19]/[.O$3]&lt;127;127-[.$B19]/[.O$3];0) ;0) ;2)" office:value-type="string" office:string-value="00">
            <text:p>00</text:p>
          </table:table-cell>
          <table:table-cell table:style-name="ce3" table:formula="of:=DEC2HEX(ROUND(IF([.$B19]/[.P$3]&lt;127;127-[.$B19]/[.P$3];0) ;0) ;2)" office:value-type="string" office:string-value="00">
            <text:p>00</text:p>
          </table:table-cell>
          <table:table-cell table:style-name="ce3" table:formula="of:=DEC2HEX(ROUND(IF([.$B19]/[.Q$3]&lt;127;127-[.$B19]/[.Q$3];0) ;0) ;2)" office:value-type="string" office:string-value="00">
            <text:p>00</text:p>
          </table:table-cell>
          <table:table-cell table:style-name="ce3" table:formula="of:=DEC2HEX(ROUND(IF([.$B19]/[.R$3]&lt;127;127-[.$B19]/[.R$3];0) ;0) ;2)" office:value-type="string" office:string-value="00">
            <text:p>00</text:p>
          </table:table-cell>
          <table:table-cell table:style-name="ce3" table:formula="of:=DEC2HEX(ROUND(IF([.$B19]/[.S$3]&lt;127;[.$B19]/[.S$3];127) ;0) ;2)" office:value-type="float" office:value="0">
            <text:p>#ДЕЛ/0!</text:p>
          </table:table-cell>
          <table:table-cell table:style-name="ce3" table:formula="of:=DEC2HEX(ROUND(IF([.$B19]/[.T$3]&lt;127;[.$B19]/[.T$3];127) ;0) ;2)" office:value-type="string" office:string-value="FFFFFFFB89">
            <text:p>FFFFFFFB89</text:p>
          </table:table-cell>
          <table:table-cell table:style-name="ce3" table:formula="of:=DEC2HEX(ROUND(IF([.$B19]/[.U$3]&lt;127;[.$B19]/[.U$3];127) ;0) ;2)" office:value-type="string" office:string-value="FFFFFFFDC2">
            <text:p>FFFFFFFDC2</text:p>
          </table:table-cell>
          <table:table-cell table:style-name="ce3" table:formula="of:=DEC2HEX(ROUND(IF([.$B19]/[.V$3]&lt;127;[.$B19]/[.V$3];127) ;0) ;2)" office:value-type="string" office:string-value="FFFFFFFE7E">
            <text:p>FFFFFFFE7E</text:p>
          </table:table-cell>
          <table:table-cell table:style-name="ce3" table:formula="of:=DEC2HEX(ROUND(IF([.$B19]/[.W$3]&lt;127;[.$B19]/[.W$3];127) ;0) ;2)" office:value-type="string" office:string-value="FFFFFFFEDC">
            <text:p>FFFFFFFEDC</text:p>
          </table:table-cell>
          <table:table-cell table:style-name="ce3" table:formula="of:=DEC2HEX(ROUND(IF([.$B19]/[.X$3]&lt;127;[.$B19]/[.X$3];127) ;0) ;2)" office:value-type="string" office:string-value="FFFFFFFF12">
            <text:p>FFFFFFFF12</text:p>
          </table:table-cell>
          <table:table-cell table:style-name="ce3" table:formula="of:=DEC2HEX(ROUND(IF([.$B19]/[.Y$3]&lt;127;[.$B19]/[.Y$3];127) ;0) ;2)" office:value-type="string" office:string-value="FFFFFFFF37">
            <text:p>FFFFFFFF37</text:p>
          </table:table-cell>
          <table:table-cell table:style-name="ce3" table:formula="of:=DEC2HEX(ROUND(IF([.$B19]/[.Z$3]&lt;127;[.$B19]/[.Z$3];127) ;0) ;2)" office:value-type="string" office:string-value="FFFFFFFF4F">
            <text:p>FFFFFFFF4F</text:p>
          </table:table-cell>
          <table:table-cell table:style-name="ce3" table:formula="of:=DEC2HEX(ROUND(IF([.$B19]/[.AA$3]&lt;127;[.$B19]/[.AA$3];127) ;0) ;2)" office:value-type="string" office:string-value="FFFFFFFF62">
            <text:p>FFFFFFFF62</text:p>
          </table:table-cell>
          <table:table-cell table:style-name="ce3" table:formula="of:=DEC2HEX(ROUND(IF([.$B19]/[.AB$3]&lt;127;[.$B19]/[.AB$3];127) ;0) ;2)" office:value-type="string" office:string-value="FFFFFFFF6F">
            <text:p>FFFFFFFF6F</text:p>
          </table:table-cell>
          <table:table-cell table:style-name="ce3" table:formula="of:=DEC2HEX(ROUND(IF([.$B19]/[.AC$3]&lt;127;[.$B19]/[.AC$3];127) ;0) ;2)" office:value-type="string" office:string-value="FFFFFFFF79">
            <text:p>FFFFFFFF79</text:p>
          </table:table-cell>
          <table:table-cell table:style-name="ce3" table:formula="of:=DEC2HEX(ROUND(IF([.$B19]/[.AD$3]&lt;127;[.$B19]/[.AD$3];127) ;0) ;2)" office:value-type="string" office:string-value="FFFFFFFF81">
            <text:p>FFFFFFFF81</text:p>
          </table:table-cell>
          <table:table-cell table:style-name="ce3" table:formula="of:=DEC2HEX(ROUND(IF([.$B19]/[.AE$3]&lt;127;[.$B19]/[.AE$3];127) ;0) ;2)" office:value-type="string" office:string-value="FFFFFFFF87">
            <text:p>FFFFFFFF87</text:p>
          </table:table-cell>
          <table:table-cell table:style-name="ce3" table:formula="of:=DEC2HEX(ROUND(IF([.$B19]/[.AF$3]&lt;127;[.$B19]/[.AF$3];127) ;0) ;2)" office:value-type="string" office:string-value="FFFFFFFF8B">
            <text:p>FFFFFFFF8B</text:p>
          </table:table-cell>
          <table:table-cell table:style-name="ce3" table:formula="of:=DEC2HEX(ROUND(IF([.$B19]/[.AG$3]&lt;127;[.$B19]/[.AG$3];127) ;0) ;2)" office:value-type="string" office:string-value="FFFFFFFF8E">
            <text:p>FFFFFFFF8E</text:p>
          </table:table-cell>
          <table:table-cell table:style-name="ce3" table:formula="of:=DEC2HEX(ROUND(IF([.$B19]/[.AH$3]&lt;127;[.$B19]/[.AH$3];127) ;0) ;2)" office:value-type="string" office:string-value="FFFFFFFF8F">
            <text:p>FFFFFFFF8F</text:p>
          </table:table-cell>
          <table:table-cell table:style-name="ce3" table:formula="of:=DEC2HEX(ROUND(IF([.$B19]/[.AI$3]&lt;255;[.$B19]/[.AI$3];255) ;0) ;2)" office:value-type="string" office:string-value="FFFFFFFF90">
            <text:p>FFFFFFFF90</text:p>
          </table:table-cell>
          <table:table-cell table:style-name="ce3" table:formula="of:=DEC2HEX(ROUND(IF([.$B19]/COS([.AJ$2]*0.0174533)&lt;255;[.$B19]/COS([.AJ$2]*0.0174533);255);0)  ;2)" office:value-type="string" office:string-value="FFFFFFFF8F">
            <text:p>FFFFFFFF8F</text:p>
          </table:table-cell>
          <table:table-cell table:style-name="ce3" table:formula="of:=DEC2HEX(ROUND(IF([.$B19]/COS([.AK$2]*0.0174533)&lt;255;[.$B19]/COS([.AK$2]*0.0174533);255);0)  ;2)" office:value-type="string" office:string-value="FFFFFFFF8E">
            <text:p>FFFFFFFF8E</text:p>
          </table:table-cell>
          <table:table-cell table:style-name="ce3" table:formula="of:=DEC2HEX(ROUND(IF([.$B19]/COS([.AL$2]*0.0174533)&lt;255;[.$B19]/COS([.AL$2]*0.0174533);255);0)  ;2)" office:value-type="string" office:string-value="FFFFFFFF8B">
            <text:p>FFFFFFFF8B</text:p>
          </table:table-cell>
          <table:table-cell table:style-name="ce3" table:formula="of:=DEC2HEX(ROUND(IF([.$B19]/COS([.AM$2]*0.0174533)&lt;255;[.$B19]/COS([.AM$2]*0.0174533);255);0)  ;2)" office:value-type="string" office:string-value="FFFFFFFF87">
            <text:p>FFFFFFFF87</text:p>
          </table:table-cell>
          <table:table-cell table:style-name="ce3" table:formula="of:=DEC2HEX(ROUND(IF([.$B19]/COS([.AN$2]*0.0174533)&lt;255;[.$B19]/COS([.AN$2]*0.0174533);255);0)  ;2)" office:value-type="string" office:string-value="FFFFFFFF81">
            <text:p>FFFFFFFF81</text:p>
          </table:table-cell>
          <table:table-cell table:style-name="ce3" table:formula="of:=DEC2HEX(ROUND(IF([.$B19]/COS([.AO$2]*0.0174533)&lt;255;[.$B19]/COS([.AO$2]*0.0174533);255);0)  ;2)" office:value-type="string" office:string-value="FFFFFFFF79">
            <text:p>FFFFFFFF79</text:p>
          </table:table-cell>
          <table:table-cell table:style-name="ce3" table:formula="of:=DEC2HEX(ROUND(IF([.$B19]/COS([.AP$2]*0.0174533)&lt;255;[.$B19]/COS([.AP$2]*0.0174533);255);0)  ;2)" office:value-type="string" office:string-value="FFFFFFFF6F">
            <text:p>FFFFFFFF6F</text:p>
          </table:table-cell>
          <table:table-cell table:style-name="ce3" table:formula="of:=DEC2HEX(ROUND(IF([.$B19]/COS([.AQ$2]*0.0174533)&lt;255;[.$B19]/COS([.AQ$2]*0.0174533);255);0)  ;2)" office:value-type="string" office:string-value="FFFFFFFF62">
            <text:p>FFFFFFFF62</text:p>
          </table:table-cell>
          <table:table-cell table:style-name="ce3" table:formula="of:=DEC2HEX(ROUND(IF([.$B19]/COS([.AR$2]*0.0174533)&lt;255;[.$B19]/COS([.AR$2]*0.0174533);255);0)  ;2)" office:value-type="string" office:string-value="FFFFFFFF4F">
            <text:p>FFFFFFFF4F</text:p>
          </table:table-cell>
          <table:table-cell table:style-name="ce3" table:formula="of:=DEC2HEX(ROUND(IF([.$B19]/COS([.AS$2]*0.0174533)&lt;255;[.$B19]/COS([.AS$2]*0.0174533);255);0)  ;2)" office:value-type="string" office:string-value="FFFFFFFF36">
            <text:p>FFFFFFFF36</text:p>
          </table:table-cell>
          <table:table-cell table:style-name="ce3" table:formula="of:=DEC2HEX(ROUND(IF([.$B19]/COS([.AT$2]*0.0174533)&lt;255;[.$B19]/COS([.AT$2]*0.0174533);255);0)  ;2)" office:value-type="string" office:string-value="FFFFFFFF12">
            <text:p>FFFFFFFF12</text:p>
          </table:table-cell>
          <table:table-cell table:style-name="ce3" table:formula="of:=DEC2HEX(ROUND(IF([.$B19]/COS([.AU$2]*0.0174533)&lt;255;[.$B19]/COS([.AU$2]*0.0174533);255);0)  ;2)" office:value-type="string" office:string-value="FFFFFFFEDB">
            <text:p>FFFFFFFEDB</text:p>
          </table:table-cell>
          <table:table-cell table:style-name="ce3" table:formula="of:=DEC2HEX(ROUND(IF([.$B19]/COS([.AV$2]*0.0174533)&lt;255;[.$B19]/COS([.AV$2]*0.0174533);255);0)  ;2)" office:value-type="string" office:string-value="FFFFFFFE7E">
            <text:p>FFFFFFFE7E</text:p>
          </table:table-cell>
          <table:table-cell table:style-name="ce3" table:formula="of:=DEC2HEX(ROUND(IF([.$B19]/COS([.AW$2]*0.0174533)&lt;255;[.$B19]/COS([.AW$2]*0.0174533);255);0)  ;2)" office:value-type="string" office:string-value="FFFFFFFDC2">
            <text:p>FFFFFFFDC2</text:p>
          </table:table-cell>
          <table:table-cell table:style-name="ce3" table:formula="of:=DEC2HEX(ROUND(IF([.$B19]/COS([.AX$2]*0.0174533)&lt;255;[.$B19]/COS([.AX$2]*0.0174533);255);0)  ;2)" office:value-type="string" office:string-value="FFFFFFFB89">
            <text:p>FFFFFFFB89</text:p>
          </table:table-cell>
          <table:table-cell table:style-name="ce3" table:formula="of:=DEC2HEX(ROUND(IF([.$B19]/COS([.AY$2]*0.0174533)&lt;255;[.$B19]/COS([.AY$2]*0.0174533);255);0)  ;2)" office:value-type="string" office:string-value="FF">
            <text:p>FF</text:p>
          </table:table-cell>
          <table:table-cell table:style-name="ce3" table:formula="of:=DEC2HEX(ROUND(IF([.$B19]/COS([.AZ$2]*0.0174533)&lt;255;[.$B19]/COS([.AZ$2]*0.0174533);255);0)  ;2)" office:value-type="string" office:string-value="FF">
            <text:p>FF</text:p>
          </table:table-cell>
          <table:table-cell table:style-name="ce3" table:formula="of:=DEC2HEX(ROUND(IF([.$B19]/COS([.BA$2]*0.0174533)&lt;255;[.$B19]/COS([.BA$2]*0.0174533);255);0)  ;2)" office:value-type="string" office:string-value="FF">
            <text:p>FF</text:p>
          </table:table-cell>
          <table:table-cell table:style-name="ce3" table:formula="of:=DEC2HEX(ROUND(IF([.$B19]/COS([.BB$2]*0.0174533)&lt;255;[.$B19]/COS([.BB$2]*0.0174533);255);0)  ;2)" office:value-type="string" office:string-value="FF">
            <text:p>FF</text:p>
          </table:table-cell>
          <table:table-cell table:style-name="ce3" table:formula="of:=DEC2HEX(ROUND(IF([.$B19]/COS([.BC$2]*0.0174533)&lt;255;[.$B19]/COS([.BC$2]*0.0174533);255);0)  ;2)" office:value-type="string" office:string-value="FF">
            <text:p>FF</text:p>
          </table:table-cell>
          <table:table-cell table:style-name="ce3" table:formula="of:=DEC2HEX(ROUND(IF([.$B19]/COS([.BD$2]*0.0174533)&lt;255;[.$B19]/COS([.BD$2]*0.0174533);255);0)  ;2)" office:value-type="string" office:string-value="EE">
            <text:p>EE</text:p>
          </table:table-cell>
          <table:table-cell table:style-name="ce3" table:formula="of:=DEC2HEX(ROUND(IF([.$B19]/COS([.BE$2]*0.0174533)&lt;255;[.$B19]/COS([.BE$2]*0.0174533);255);0)  ;2)" office:value-type="string" office:string-value="CA">
            <text:p>CA</text:p>
          </table:table-cell>
          <table:table-cell table:style-name="ce3" table:formula="of:=DEC2HEX(ROUND(IF([.$B19]/COS([.BF$2]*0.0174533)&lt;255;[.$B19]/COS([.BF$2]*0.0174533);255);0)  ;2)" office:value-type="string" office:string-value="B1">
            <text:p>B1</text:p>
          </table:table-cell>
          <table:table-cell table:style-name="ce3" table:formula="of:=DEC2HEX(ROUND(IF([.$B19]/COS([.BG$2]*0.0174533)&lt;255;[.$B19]/COS([.BG$2]*0.0174533);255);0)  ;2)" office:value-type="string" office:string-value="9E">
            <text:p>9E</text:p>
          </table:table-cell>
          <table:table-cell table:style-name="ce3" table:formula="of:=DEC2HEX(ROUND(IF([.$B19]/COS([.BH$2]*0.0174533)&lt;255;[.$B19]/COS([.BH$2]*0.0174533);255);0)  ;2)" office:value-type="string" office:string-value="91">
            <text:p>91</text:p>
          </table:table-cell>
          <table:table-cell table:style-name="ce3" table:formula="of:=DEC2HEX(ROUND(IF([.$B19]/COS([.BI$2]*0.0174533)&lt;255;[.$B19]/COS([.BI$2]*0.0174533);255);0)  ;2)" office:value-type="string" office:string-value="87">
            <text:p>87</text:p>
          </table:table-cell>
          <table:table-cell table:style-name="ce3" table:formula="of:=DEC2HEX(ROUND(IF([.$B19]/COS([.BJ$2]*0.0174533)&lt;255;[.$B19]/COS([.BJ$2]*0.0174533);255);0)  ;2)" office:value-type="string" office:string-value="7F">
            <text:p>7F</text:p>
          </table:table-cell>
          <table:table-cell table:style-name="ce3" table:formula="of:=DEC2HEX(ROUND(IF([.$B19]/COS([.BK$2]*0.0174533)&lt;255;[.$B19]/COS([.BK$2]*0.0174533);255);0)  ;2)" office:value-type="string" office:string-value="79">
            <text:p>79</text:p>
          </table:table-cell>
          <table:table-cell table:style-name="ce3" table:formula="of:=DEC2HEX(ROUND(IF([.$B19]/COS([.BL$2]*0.0174533)&lt;255;[.$B19]/COS([.BL$2]*0.0174533);255);0)  ;2)" office:value-type="string" office:string-value="75">
            <text:p>75</text:p>
          </table:table-cell>
          <table:table-cell table:style-name="ce3" table:formula="of:=DEC2HEX(ROUND(IF([.$B19]/COS([.BM$2]*0.0174533)&lt;255;[.$B19]/COS([.BM$2]*0.0174533);255);0)  ;2)" office:value-type="string" office:string-value="72">
            <text:p>72</text:p>
          </table:table-cell>
          <table:table-cell table:style-name="ce3" table:formula="of:=DEC2HEX(ROUND(IF([.$B19]/COS([.BN$2]*0.0174533)&lt;255;[.$B19]/COS([.BN$2]*0.0174533);255);0)  ;2)" office:value-type="string" office:string-value="71">
            <text:p>71</text:p>
          </table:table-cell>
          <table:table-cell table:style-name="ce3" table:formula="of:=DEC2HEX(ROUND(IF([.$B19]/COS([.BO$2]*0.0174533)&lt;255;[.$B19]/COS([.BO$2]*0.0174533);255);0)  ;2)" office:value-type="string" office:string-value="70">
            <text:p>70</text:p>
          </table:table-cell>
          <table:table-cell table:style-name="ce3" table:formula="of:=DEC2HEX(ROUND(IF([.$B19]/COS([.BP$2]*0.0174533)&lt;255;[.$B19]/COS([.BP$2]*0.0174533);255);0)  ;2)" office:value-type="string" office:string-value="71">
            <text:p>71</text:p>
          </table:table-cell>
          <table:table-cell table:style-name="ce3" table:formula="of:=DEC2HEX(ROUND(IF([.$B19]/COS([.BQ$2]*0.0174533)&lt;255;[.$B19]/COS([.BQ$2]*0.0174533);255);0)  ;2)" office:value-type="string" office:string-value="72">
            <text:p>72</text:p>
          </table:table-cell>
          <table:table-cell table:style-name="ce3" table:formula="of:=DEC2HEX(ROUND(IF([.$B19]/COS([.BR$2]*0.0174533)&lt;255;[.$B19]/COS([.BR$2]*0.0174533);255);0)  ;2)" office:value-type="string" office:string-value="75">
            <text:p>75</text:p>
          </table:table-cell>
          <table:table-cell table:style-name="ce3" table:formula="of:=DEC2HEX(ROUND(IF([.$B19]/COS([.BS$2]*0.0174533)&lt;255;[.$B19]/COS([.BS$2]*0.0174533);255);0)  ;2)" office:value-type="string" office:string-value="79">
            <text:p>79</text:p>
          </table:table-cell>
          <table:table-cell table:style-name="ce3" table:formula="of:=DEC2HEX(ROUND(IF([.$B19]/COS([.BT$2]*0.0174533)&lt;255;[.$B19]/COS([.BT$2]*0.0174533);255);0)  ;2)" office:value-type="string" office:string-value="7F">
            <text:p>7F</text:p>
          </table:table-cell>
          <table:table-cell table:style-name="ce3" table:formula="of:=DEC2HEX(ROUND(IF([.$B19]/COS([.BU$2]*0.0174533)&lt;255;[.$B19]/COS([.BU$2]*0.0174533);255);0)  ;2)" office:value-type="string" office:string-value="87">
            <text:p>87</text:p>
          </table:table-cell>
          <table:table-cell table:style-name="ce3" table:formula="of:=DEC2HEX(ROUND(IF([.$B19]/COS([.BV$2]*0.0174533)&lt;255;[.$B19]/COS([.BV$2]*0.0174533);255);0)  ;2)" office:value-type="string" office:string-value="91">
            <text:p>91</text:p>
          </table:table-cell>
          <table:table-cell table:style-name="ce3" table:formula="of:=DEC2HEX(ROUND(IF([.$B19]/COS([.BW$2]*0.0174533)&lt;255;[.$B19]/COS([.BW$2]*0.0174533);255);0)  ;2)" office:value-type="string" office:string-value="9E">
            <text:p>9E</text:p>
          </table:table-cell>
          <table:table-cell table:style-name="ce3" table:formula="of:=DEC2HEX(ROUND(IF([.$B19]/COS([.BX$2]*0.0174533)&lt;255;[.$B19]/COS([.BX$2]*0.0174533);255);0)  ;2)" office:value-type="string" office:string-value="B1">
            <text:p>B1</text:p>
          </table:table-cell>
          <table:table-cell table:style-name="ce3" table:formula="of:=DEC2HEX(ROUND(IF([.$B19]/COS([.BY$2]*0.0174533)&lt;255;[.$B19]/COS([.BY$2]*0.0174533);255);0)  ;2)" office:value-type="string" office:string-value="CA">
            <text:p>CA</text:p>
          </table:table-cell>
          <table:table-cell table:style-name="ce3" table:formula="of:=DEC2HEX(ROUND(IF([.$B19]/COS([.BZ$2]*0.0174533)&lt;255;[.$B19]/COS([.BZ$2]*0.0174533);255);0)  ;2)" office:value-type="string" office:string-value="EE">
            <text:p>EE</text:p>
          </table:table-cell>
          <table:table-cell table:style-name="ce3" table:formula="of:=DEC2HEX(ROUND(IF([.$B19]/COS([.CA$2]*0.0174533)&lt;255;[.$B19]/COS([.CA$2]*0.0174533);255);0)  ;2)" office:value-type="string" office:string-value="FF">
            <text:p>FF</text:p>
          </table:table-cell>
          <table:table-cell table:style-name="ce3" table:formula="of:=DEC2HEX(ROUND(IF([.$B19]/COS([.CB$2]*0.0174533)&lt;255;[.$B19]/COS([.CB$2]*0.0174533);255);0)  ;2)" office:value-type="string" office:string-value="FF">
            <text:p>FF</text:p>
          </table:table-cell>
          <table:table-cell table:style-name="ce3" table:formula="of:=DEC2HEX(ROUND(IF([.$B19]/COS([.CC$2]*0.0174533)&lt;255;[.$B1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19]+1" office:value-type="float" office:value="16">
            <text:p>16</text:p>
          </table:table-cell>
          <table:table-cell table:style-name="ce2" table:formula="of:=[.B19]-1" office:value-type="float" office:value="111">
            <text:p>111</text:p>
          </table:table-cell>
          <table:table-cell table:formula="of:=DEC2HEX(ROUND(IF([.$B20]/[.C$3]&lt;127;127-[.$B20]/[.C$3];0) ;0) ;2)" office:value-type="string" office:string-value="10">
            <text:p>10</text:p>
          </table:table-cell>
          <table:table-cell table:formula="of:=DEC2HEX(ROUND(IF([.$B20]/[.D$3]&lt;127;127-[.$B20]/[.D$3];0) ;0) ;2)" office:value-type="string" office:string-value="0F">
            <text:p>0F</text:p>
          </table:table-cell>
          <table:table-cell table:formula="of:=DEC2HEX(ROUND(IF([.$B20]/[.E$3]&lt;127;127-[.$B20]/[.E$3];0) ;0) ;2)" office:value-type="string" office:string-value="0E">
            <text:p>0E</text:p>
          </table:table-cell>
          <table:table-cell table:formula="of:=DEC2HEX(ROUND(IF([.$B20]/[.F$3]&lt;127;127-[.$B20]/[.F$3];0) ;0) ;2)" office:value-type="string" office:string-value="0B">
            <text:p>0B</text:p>
          </table:table-cell>
          <table:table-cell table:formula="of:=DEC2HEX(ROUND(IF([.$B20]/[.G$3]&lt;127;127-[.$B20]/[.G$3];0) ;0) ;2)" office:value-type="string" office:string-value="07">
            <text:p>07</text:p>
          </table:table-cell>
          <table:table-cell table:formula="of:=DEC2HEX(ROUND(IF([.$B20]/[.H$3]&lt;127;127-[.$B20]/[.H$3];0) ;0) ;2)" office:value-type="string" office:string-value="01">
            <text:p>01</text:p>
          </table:table-cell>
          <table:table-cell table:formula="of:=DEC2HEX(ROUND(IF([.$B20]/[.I$3]&lt;127;127-[.$B20]/[.I$3];0) ;0) ;2)" office:value-type="string" office:string-value="00">
            <text:p>00</text:p>
          </table:table-cell>
          <table:table-cell table:formula="of:=DEC2HEX(ROUND(IF([.$B20]/[.J$3]&lt;127;127-[.$B20]/[.J$3];0) ;0) ;2)" office:value-type="string" office:string-value="00">
            <text:p>00</text:p>
          </table:table-cell>
          <table:table-cell table:formula="of:=DEC2HEX(ROUND(IF([.$B20]/[.K$3]&lt;127;127-[.$B20]/[.K$3];0) ;0) ;2)" office:value-type="string" office:string-value="00">
            <text:p>00</text:p>
          </table:table-cell>
          <table:table-cell table:formula="of:=DEC2HEX(ROUND(IF([.$B20]/[.L$3]&lt;127;127-[.$B20]/[.L$3];0) ;0) ;2)" office:value-type="string" office:string-value="00">
            <text:p>00</text:p>
          </table:table-cell>
          <table:table-cell table:style-name="ce3" table:formula="of:=DEC2HEX(ROUND(IF([.$B20]/[.M$3]&lt;127;127-[.$B20]/[.M$3];0) ;0) ;2)" office:value-type="string" office:string-value="00">
            <text:p>00</text:p>
          </table:table-cell>
          <table:table-cell table:style-name="ce3" table:formula="of:=DEC2HEX(ROUND(IF([.$B20]/[.N$3]&lt;127;127-[.$B20]/[.N$3];0) ;0) ;2)" office:value-type="string" office:string-value="00">
            <text:p>00</text:p>
          </table:table-cell>
          <table:table-cell table:style-name="ce3" table:formula="of:=DEC2HEX(ROUND(IF([.$B20]/[.O$3]&lt;127;127-[.$B20]/[.O$3];0) ;0) ;2)" office:value-type="string" office:string-value="00">
            <text:p>00</text:p>
          </table:table-cell>
          <table:table-cell table:style-name="ce3" table:formula="of:=DEC2HEX(ROUND(IF([.$B20]/[.P$3]&lt;127;127-[.$B20]/[.P$3];0) ;0) ;2)" office:value-type="string" office:string-value="00">
            <text:p>00</text:p>
          </table:table-cell>
          <table:table-cell table:style-name="ce3" table:formula="of:=DEC2HEX(ROUND(IF([.$B20]/[.Q$3]&lt;127;127-[.$B20]/[.Q$3];0) ;0) ;2)" office:value-type="string" office:string-value="00">
            <text:p>00</text:p>
          </table:table-cell>
          <table:table-cell table:style-name="ce3" table:formula="of:=DEC2HEX(ROUND(IF([.$B20]/[.R$3]&lt;127;127-[.$B20]/[.R$3];0) ;0) ;2)" office:value-type="string" office:string-value="00">
            <text:p>00</text:p>
          </table:table-cell>
          <table:table-cell table:style-name="ce3" table:formula="of:=DEC2HEX(ROUND(IF([.$B20]/[.S$3]&lt;127;[.$B20]/[.S$3];127) ;0) ;2)" office:value-type="float" office:value="0">
            <text:p>#ДЕЛ/0!</text:p>
          </table:table-cell>
          <table:table-cell table:style-name="ce3" table:formula="of:=DEC2HEX(ROUND(IF([.$B20]/[.T$3]&lt;127;[.$B20]/[.T$3];127) ;0) ;2)" office:value-type="string" office:string-value="FFFFFFFB93">
            <text:p>FFFFFFFB93</text:p>
          </table:table-cell>
          <table:table-cell table:style-name="ce3" table:formula="of:=DEC2HEX(ROUND(IF([.$B20]/[.U$3]&lt;127;[.$B20]/[.U$3];127) ;0) ;2)" office:value-type="string" office:string-value="FFFFFFFDC7">
            <text:p>FFFFFFFDC7</text:p>
          </table:table-cell>
          <table:table-cell table:style-name="ce3" table:formula="of:=DEC2HEX(ROUND(IF([.$B20]/[.V$3]&lt;127;[.$B20]/[.V$3];127) ;0) ;2)" office:value-type="string" office:string-value="FFFFFFFE81">
            <text:p>FFFFFFFE81</text:p>
          </table:table-cell>
          <table:table-cell table:style-name="ce3" table:formula="of:=DEC2HEX(ROUND(IF([.$B20]/[.W$3]&lt;127;[.$B20]/[.W$3];127) ;0) ;2)" office:value-type="string" office:string-value="FFFFFFFEDE">
            <text:p>FFFFFFFEDE</text:p>
          </table:table-cell>
          <table:table-cell table:style-name="ce3" table:formula="of:=DEC2HEX(ROUND(IF([.$B20]/[.X$3]&lt;127;[.$B20]/[.X$3];127) ;0) ;2)" office:value-type="string" office:string-value="FFFFFFFF14">
            <text:p>FFFFFFFF14</text:p>
          </table:table-cell>
          <table:table-cell table:style-name="ce3" table:formula="of:=DEC2HEX(ROUND(IF([.$B20]/[.Y$3]&lt;127;[.$B20]/[.Y$3];127) ;0) ;2)" office:value-type="string" office:string-value="FFFFFFFF38">
            <text:p>FFFFFFFF38</text:p>
          </table:table-cell>
          <table:table-cell table:style-name="ce3" table:formula="of:=DEC2HEX(ROUND(IF([.$B20]/[.Z$3]&lt;127;[.$B20]/[.Z$3];127) ;0) ;2)" office:value-type="string" office:string-value="FFFFFFFF51">
            <text:p>FFFFFFFF51</text:p>
          </table:table-cell>
          <table:table-cell table:style-name="ce3" table:formula="of:=DEC2HEX(ROUND(IF([.$B20]/[.AA$3]&lt;127;[.$B20]/[.AA$3];127) ;0) ;2)" office:value-type="string" office:string-value="FFFFFFFF63">
            <text:p>FFFFFFFF63</text:p>
          </table:table-cell>
          <table:table-cell table:style-name="ce3" table:formula="of:=DEC2HEX(ROUND(IF([.$B20]/[.AB$3]&lt;127;[.$B20]/[.AB$3];127) ;0) ;2)" office:value-type="string" office:string-value="FFFFFFFF70">
            <text:p>FFFFFFFF70</text:p>
          </table:table-cell>
          <table:table-cell table:style-name="ce3" table:formula="of:=DEC2HEX(ROUND(IF([.$B20]/[.AC$3]&lt;127;[.$B20]/[.AC$3];127) ;0) ;2)" office:value-type="string" office:string-value="FFFFFFFF7A">
            <text:p>FFFFFFFF7A</text:p>
          </table:table-cell>
          <table:table-cell table:style-name="ce3" table:formula="of:=DEC2HEX(ROUND(IF([.$B20]/[.AD$3]&lt;127;[.$B20]/[.AD$3];127) ;0) ;2)" office:value-type="string" office:string-value="FFFFFFFF82">
            <text:p>FFFFFFFF82</text:p>
          </table:table-cell>
          <table:table-cell table:style-name="ce3" table:formula="of:=DEC2HEX(ROUND(IF([.$B20]/[.AE$3]&lt;127;[.$B20]/[.AE$3];127) ;0) ;2)" office:value-type="string" office:string-value="FFFFFFFF88">
            <text:p>FFFFFFFF88</text:p>
          </table:table-cell>
          <table:table-cell table:style-name="ce3" table:formula="of:=DEC2HEX(ROUND(IF([.$B20]/[.AF$3]&lt;127;[.$B20]/[.AF$3];127) ;0) ;2)" office:value-type="string" office:string-value="FFFFFFFF8C">
            <text:p>FFFFFFFF8C</text:p>
          </table:table-cell>
          <table:table-cell table:style-name="ce3" table:formula="of:=DEC2HEX(ROUND(IF([.$B20]/[.AG$3]&lt;127;[.$B20]/[.AG$3];127) ;0) ;2)" office:value-type="string" office:string-value="FFFFFFFF8F">
            <text:p>FFFFFFFF8F</text:p>
          </table:table-cell>
          <table:table-cell table:style-name="ce3" table:formula="of:=DEC2HEX(ROUND(IF([.$B20]/[.AH$3]&lt;127;[.$B20]/[.AH$3];127) ;0) ;2)" office:value-type="string" office:string-value="FFFFFFFF90">
            <text:p>FFFFFFFF90</text:p>
          </table:table-cell>
          <table:table-cell table:style-name="ce3" table:formula="of:=DEC2HEX(ROUND(IF([.$B20]/[.AI$3]&lt;255;[.$B20]/[.AI$3];255) ;0) ;2)" office:value-type="string" office:string-value="FFFFFFFF91">
            <text:p>FFFFFFFF91</text:p>
          </table:table-cell>
          <table:table-cell table:style-name="ce3" table:formula="of:=DEC2HEX(ROUND(IF([.$B20]/COS([.AJ$2]*0.0174533)&lt;255;[.$B20]/COS([.AJ$2]*0.0174533);255);0)  ;2)" office:value-type="string" office:string-value="FFFFFFFF90">
            <text:p>FFFFFFFF90</text:p>
          </table:table-cell>
          <table:table-cell table:style-name="ce3" table:formula="of:=DEC2HEX(ROUND(IF([.$B20]/COS([.AK$2]*0.0174533)&lt;255;[.$B20]/COS([.AK$2]*0.0174533);255);0)  ;2)" office:value-type="string" office:string-value="FFFFFFFF8F">
            <text:p>FFFFFFFF8F</text:p>
          </table:table-cell>
          <table:table-cell table:style-name="ce3" table:formula="of:=DEC2HEX(ROUND(IF([.$B20]/COS([.AL$2]*0.0174533)&lt;255;[.$B20]/COS([.AL$2]*0.0174533);255);0)  ;2)" office:value-type="string" office:string-value="FFFFFFFF8C">
            <text:p>FFFFFFFF8C</text:p>
          </table:table-cell>
          <table:table-cell table:style-name="ce3" table:formula="of:=DEC2HEX(ROUND(IF([.$B20]/COS([.AM$2]*0.0174533)&lt;255;[.$B20]/COS([.AM$2]*0.0174533);255);0)  ;2)" office:value-type="string" office:string-value="FFFFFFFF88">
            <text:p>FFFFFFFF88</text:p>
          </table:table-cell>
          <table:table-cell table:style-name="ce3" table:formula="of:=DEC2HEX(ROUND(IF([.$B20]/COS([.AN$2]*0.0174533)&lt;255;[.$B20]/COS([.AN$2]*0.0174533);255);0)  ;2)" office:value-type="string" office:string-value="FFFFFFFF82">
            <text:p>FFFFFFFF82</text:p>
          </table:table-cell>
          <table:table-cell table:style-name="ce3" table:formula="of:=DEC2HEX(ROUND(IF([.$B20]/COS([.AO$2]*0.0174533)&lt;255;[.$B20]/COS([.AO$2]*0.0174533);255);0)  ;2)" office:value-type="string" office:string-value="FFFFFFFF7B">
            <text:p>FFFFFFFF7B</text:p>
          </table:table-cell>
          <table:table-cell table:style-name="ce3" table:formula="of:=DEC2HEX(ROUND(IF([.$B20]/COS([.AP$2]*0.0174533)&lt;255;[.$B20]/COS([.AP$2]*0.0174533);255);0)  ;2)" office:value-type="string" office:string-value="FFFFFFFF70">
            <text:p>FFFFFFFF70</text:p>
          </table:table-cell>
          <table:table-cell table:style-name="ce3" table:formula="of:=DEC2HEX(ROUND(IF([.$B20]/COS([.AQ$2]*0.0174533)&lt;255;[.$B20]/COS([.AQ$2]*0.0174533);255);0)  ;2)" office:value-type="string" office:string-value="FFFFFFFF63">
            <text:p>FFFFFFFF63</text:p>
          </table:table-cell>
          <table:table-cell table:style-name="ce3" table:formula="of:=DEC2HEX(ROUND(IF([.$B20]/COS([.AR$2]*0.0174533)&lt;255;[.$B20]/COS([.AR$2]*0.0174533);255);0)  ;2)" office:value-type="string" office:string-value="FFFFFFFF51">
            <text:p>FFFFFFFF51</text:p>
          </table:table-cell>
          <table:table-cell table:style-name="ce3" table:formula="of:=DEC2HEX(ROUND(IF([.$B20]/COS([.AS$2]*0.0174533)&lt;255;[.$B20]/COS([.AS$2]*0.0174533);255);0)  ;2)" office:value-type="string" office:string-value="FFFFFFFF38">
            <text:p>FFFFFFFF38</text:p>
          </table:table-cell>
          <table:table-cell table:style-name="ce3" table:formula="of:=DEC2HEX(ROUND(IF([.$B20]/COS([.AT$2]*0.0174533)&lt;255;[.$B20]/COS([.AT$2]*0.0174533);255);0)  ;2)" office:value-type="string" office:string-value="FFFFFFFF15">
            <text:p>FFFFFFFF15</text:p>
          </table:table-cell>
          <table:table-cell table:style-name="ce3" table:formula="of:=DEC2HEX(ROUND(IF([.$B20]/COS([.AU$2]*0.0174533)&lt;255;[.$B20]/COS([.AU$2]*0.0174533);255);0)  ;2)" office:value-type="string" office:string-value="FFFFFFFEDE">
            <text:p>FFFFFFFEDE</text:p>
          </table:table-cell>
          <table:table-cell table:style-name="ce3" table:formula="of:=DEC2HEX(ROUND(IF([.$B20]/COS([.AV$2]*0.0174533)&lt;255;[.$B20]/COS([.AV$2]*0.0174533);255);0)  ;2)" office:value-type="string" office:string-value="FFFFFFFE82">
            <text:p>FFFFFFFE82</text:p>
          </table:table-cell>
          <table:table-cell table:style-name="ce3" table:formula="of:=DEC2HEX(ROUND(IF([.$B20]/COS([.AW$2]*0.0174533)&lt;255;[.$B20]/COS([.AW$2]*0.0174533);255);0)  ;2)" office:value-type="string" office:string-value="FFFFFFFDC7">
            <text:p>FFFFFFFDC7</text:p>
          </table:table-cell>
          <table:table-cell table:style-name="ce3" table:formula="of:=DEC2HEX(ROUND(IF([.$B20]/COS([.AX$2]*0.0174533)&lt;255;[.$B20]/COS([.AX$2]*0.0174533);255);0)  ;2)" office:value-type="string" office:string-value="FFFFFFFB94">
            <text:p>FFFFFFFB94</text:p>
          </table:table-cell>
          <table:table-cell table:style-name="ce3" table:formula="of:=DEC2HEX(ROUND(IF([.$B20]/COS([.AY$2]*0.0174533)&lt;255;[.$B20]/COS([.AY$2]*0.0174533);255);0)  ;2)" office:value-type="string" office:string-value="FF">
            <text:p>FF</text:p>
          </table:table-cell>
          <table:table-cell table:style-name="ce3" table:formula="of:=DEC2HEX(ROUND(IF([.$B20]/COS([.AZ$2]*0.0174533)&lt;255;[.$B20]/COS([.AZ$2]*0.0174533);255);0)  ;2)" office:value-type="string" office:string-value="FF">
            <text:p>FF</text:p>
          </table:table-cell>
          <table:table-cell table:style-name="ce3" table:formula="of:=DEC2HEX(ROUND(IF([.$B20]/COS([.BA$2]*0.0174533)&lt;255;[.$B20]/COS([.BA$2]*0.0174533);255);0)  ;2)" office:value-type="string" office:string-value="FF">
            <text:p>FF</text:p>
          </table:table-cell>
          <table:table-cell table:style-name="ce3" table:formula="of:=DEC2HEX(ROUND(IF([.$B20]/COS([.BB$2]*0.0174533)&lt;255;[.$B20]/COS([.BB$2]*0.0174533);255);0)  ;2)" office:value-type="string" office:string-value="FF">
            <text:p>FF</text:p>
          </table:table-cell>
          <table:table-cell table:style-name="ce3" table:formula="of:=DEC2HEX(ROUND(IF([.$B20]/COS([.BC$2]*0.0174533)&lt;255;[.$B20]/COS([.BC$2]*0.0174533);255);0)  ;2)" office:value-type="string" office:string-value="FF">
            <text:p>FF</text:p>
          </table:table-cell>
          <table:table-cell table:style-name="ce3" table:formula="of:=DEC2HEX(ROUND(IF([.$B20]/COS([.BD$2]*0.0174533)&lt;255;[.$B20]/COS([.BD$2]*0.0174533);255);0)  ;2)" office:value-type="string" office:string-value="EB">
            <text:p>EB</text:p>
          </table:table-cell>
          <table:table-cell table:style-name="ce3" table:formula="of:=DEC2HEX(ROUND(IF([.$B20]/COS([.BE$2]*0.0174533)&lt;255;[.$B20]/COS([.BE$2]*0.0174533);255);0)  ;2)" office:value-type="string" office:string-value="C8">
            <text:p>C8</text:p>
          </table:table-cell>
          <table:table-cell table:style-name="ce3" table:formula="of:=DEC2HEX(ROUND(IF([.$B20]/COS([.BF$2]*0.0174533)&lt;255;[.$B20]/COS([.BF$2]*0.0174533);255);0)  ;2)" office:value-type="string" office:string-value="AF">
            <text:p>AF</text:p>
          </table:table-cell>
          <table:table-cell table:style-name="ce3" table:formula="of:=DEC2HEX(ROUND(IF([.$B20]/COS([.BG$2]*0.0174533)&lt;255;[.$B20]/COS([.BG$2]*0.0174533);255);0)  ;2)" office:value-type="string" office:string-value="9D">
            <text:p>9D</text:p>
          </table:table-cell>
          <table:table-cell table:style-name="ce3" table:formula="of:=DEC2HEX(ROUND(IF([.$B20]/COS([.BH$2]*0.0174533)&lt;255;[.$B20]/COS([.BH$2]*0.0174533);255);0)  ;2)" office:value-type="string" office:string-value="90">
            <text:p>90</text:p>
          </table:table-cell>
          <table:table-cell table:style-name="ce3" table:formula="of:=DEC2HEX(ROUND(IF([.$B20]/COS([.BI$2]*0.0174533)&lt;255;[.$B20]/COS([.BI$2]*0.0174533);255);0)  ;2)" office:value-type="string" office:string-value="85">
            <text:p>85</text:p>
          </table:table-cell>
          <table:table-cell table:style-name="ce3" table:formula="of:=DEC2HEX(ROUND(IF([.$B20]/COS([.BJ$2]*0.0174533)&lt;255;[.$B20]/COS([.BJ$2]*0.0174533);255);0)  ;2)" office:value-type="string" office:string-value="7E">
            <text:p>7E</text:p>
          </table:table-cell>
          <table:table-cell table:style-name="ce3" table:formula="of:=DEC2HEX(ROUND(IF([.$B20]/COS([.BK$2]*0.0174533)&lt;255;[.$B20]/COS([.BK$2]*0.0174533);255);0)  ;2)" office:value-type="string" office:string-value="78">
            <text:p>78</text:p>
          </table:table-cell>
          <table:table-cell table:style-name="ce3" table:formula="of:=DEC2HEX(ROUND(IF([.$B20]/COS([.BL$2]*0.0174533)&lt;255;[.$B20]/COS([.BL$2]*0.0174533);255);0)  ;2)" office:value-type="string" office:string-value="74">
            <text:p>74</text:p>
          </table:table-cell>
          <table:table-cell table:style-name="ce3" table:formula="of:=DEC2HEX(ROUND(IF([.$B20]/COS([.BM$2]*0.0174533)&lt;255;[.$B20]/COS([.BM$2]*0.0174533);255);0)  ;2)" office:value-type="string" office:string-value="71">
            <text:p>71</text:p>
          </table:table-cell>
          <table:table-cell table:style-name="ce3" table:formula="of:=DEC2HEX(ROUND(IF([.$B20]/COS([.BN$2]*0.0174533)&lt;255;[.$B20]/COS([.BN$2]*0.0174533);255);0)  ;2)" office:value-type="string" office:string-value="70">
            <text:p>70</text:p>
          </table:table-cell>
          <table:table-cell table:style-name="ce3" table:formula="of:=DEC2HEX(ROUND(IF([.$B20]/COS([.BO$2]*0.0174533)&lt;255;[.$B20]/COS([.BO$2]*0.0174533);255);0)  ;2)" office:value-type="string" office:string-value="6F">
            <text:p>6F</text:p>
          </table:table-cell>
          <table:table-cell table:style-name="ce3" table:formula="of:=DEC2HEX(ROUND(IF([.$B20]/COS([.BP$2]*0.0174533)&lt;255;[.$B20]/COS([.BP$2]*0.0174533);255);0)  ;2)" office:value-type="string" office:string-value="70">
            <text:p>70</text:p>
          </table:table-cell>
          <table:table-cell table:style-name="ce3" table:formula="of:=DEC2HEX(ROUND(IF([.$B20]/COS([.BQ$2]*0.0174533)&lt;255;[.$B20]/COS([.BQ$2]*0.0174533);255);0)  ;2)" office:value-type="string" office:string-value="71">
            <text:p>71</text:p>
          </table:table-cell>
          <table:table-cell table:style-name="ce3" table:formula="of:=DEC2HEX(ROUND(IF([.$B20]/COS([.BR$2]*0.0174533)&lt;255;[.$B20]/COS([.BR$2]*0.0174533);255);0)  ;2)" office:value-type="string" office:string-value="74">
            <text:p>74</text:p>
          </table:table-cell>
          <table:table-cell table:style-name="ce3" table:formula="of:=DEC2HEX(ROUND(IF([.$B20]/COS([.BS$2]*0.0174533)&lt;255;[.$B20]/COS([.BS$2]*0.0174533);255);0)  ;2)" office:value-type="string" office:string-value="78">
            <text:p>78</text:p>
          </table:table-cell>
          <table:table-cell table:style-name="ce3" table:formula="of:=DEC2HEX(ROUND(IF([.$B20]/COS([.BT$2]*0.0174533)&lt;255;[.$B20]/COS([.BT$2]*0.0174533);255);0)  ;2)" office:value-type="string" office:string-value="7E">
            <text:p>7E</text:p>
          </table:table-cell>
          <table:table-cell table:style-name="ce3" table:formula="of:=DEC2HEX(ROUND(IF([.$B20]/COS([.BU$2]*0.0174533)&lt;255;[.$B20]/COS([.BU$2]*0.0174533);255);0)  ;2)" office:value-type="string" office:string-value="85">
            <text:p>85</text:p>
          </table:table-cell>
          <table:table-cell table:style-name="ce3" table:formula="of:=DEC2HEX(ROUND(IF([.$B20]/COS([.BV$2]*0.0174533)&lt;255;[.$B20]/COS([.BV$2]*0.0174533);255);0)  ;2)" office:value-type="string" office:string-value="90">
            <text:p>90</text:p>
          </table:table-cell>
          <table:table-cell table:style-name="ce3" table:formula="of:=DEC2HEX(ROUND(IF([.$B20]/COS([.BW$2]*0.0174533)&lt;255;[.$B20]/COS([.BW$2]*0.0174533);255);0)  ;2)" office:value-type="string" office:string-value="9D">
            <text:p>9D</text:p>
          </table:table-cell>
          <table:table-cell table:style-name="ce3" table:formula="of:=DEC2HEX(ROUND(IF([.$B20]/COS([.BX$2]*0.0174533)&lt;255;[.$B20]/COS([.BX$2]*0.0174533);255);0)  ;2)" office:value-type="string" office:string-value="AF">
            <text:p>AF</text:p>
          </table:table-cell>
          <table:table-cell table:style-name="ce3" table:formula="of:=DEC2HEX(ROUND(IF([.$B20]/COS([.BY$2]*0.0174533)&lt;255;[.$B20]/COS([.BY$2]*0.0174533);255);0)  ;2)" office:value-type="string" office:string-value="C8">
            <text:p>C8</text:p>
          </table:table-cell>
          <table:table-cell table:style-name="ce3" table:formula="of:=DEC2HEX(ROUND(IF([.$B20]/COS([.BZ$2]*0.0174533)&lt;255;[.$B20]/COS([.BZ$2]*0.0174533);255);0)  ;2)" office:value-type="string" office:string-value="EB">
            <text:p>EB</text:p>
          </table:table-cell>
          <table:table-cell table:style-name="ce3" table:formula="of:=DEC2HEX(ROUND(IF([.$B20]/COS([.CA$2]*0.0174533)&lt;255;[.$B20]/COS([.CA$2]*0.0174533);255);0)  ;2)" office:value-type="string" office:string-value="FF">
            <text:p>FF</text:p>
          </table:table-cell>
          <table:table-cell table:style-name="ce3" table:formula="of:=DEC2HEX(ROUND(IF([.$B20]/COS([.CB$2]*0.0174533)&lt;255;[.$B20]/COS([.CB$2]*0.0174533);255);0)  ;2)" office:value-type="string" office:string-value="FF">
            <text:p>FF</text:p>
          </table:table-cell>
          <table:table-cell table:style-name="ce3" table:formula="of:=DEC2HEX(ROUND(IF([.$B20]/COS([.CC$2]*0.0174533)&lt;255;[.$B2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0]+1" office:value-type="float" office:value="17">
            <text:p>17</text:p>
          </table:table-cell>
          <table:table-cell table:style-name="ce2" table:formula="of:=[.B20]-1" office:value-type="float" office:value="110">
            <text:p>110</text:p>
          </table:table-cell>
          <table:table-cell table:formula="of:=DEC2HEX(ROUND(IF([.$B21]/[.C$3]&lt;127;127-[.$B21]/[.C$3];0) ;0) ;2)" office:value-type="string" office:string-value="11">
            <text:p>11</text:p>
          </table:table-cell>
          <table:table-cell table:formula="of:=DEC2HEX(ROUND(IF([.$B21]/[.D$3]&lt;127;127-[.$B21]/[.D$3];0) ;0) ;2)" office:value-type="string" office:string-value="10">
            <text:p>10</text:p>
          </table:table-cell>
          <table:table-cell table:formula="of:=DEC2HEX(ROUND(IF([.$B21]/[.E$3]&lt;127;127-[.$B21]/[.E$3];0) ;0) ;2)" office:value-type="string" office:string-value="0F">
            <text:p>0F</text:p>
          </table:table-cell>
          <table:table-cell table:formula="of:=DEC2HEX(ROUND(IF([.$B21]/[.F$3]&lt;127;127-[.$B21]/[.F$3];0) ;0) ;2)" office:value-type="string" office:string-value="0C">
            <text:p>0C</text:p>
          </table:table-cell>
          <table:table-cell table:formula="of:=DEC2HEX(ROUND(IF([.$B21]/[.G$3]&lt;127;127-[.$B21]/[.G$3];0) ;0) ;2)" office:value-type="string" office:string-value="08">
            <text:p>08</text:p>
          </table:table-cell>
          <table:table-cell table:formula="of:=DEC2HEX(ROUND(IF([.$B21]/[.H$3]&lt;127;127-[.$B21]/[.H$3];0) ;0) ;2)" office:value-type="string" office:string-value="02">
            <text:p>02</text:p>
          </table:table-cell>
          <table:table-cell table:formula="of:=DEC2HEX(ROUND(IF([.$B21]/[.I$3]&lt;127;127-[.$B21]/[.I$3];0) ;0) ;2)" office:value-type="string" office:string-value="00">
            <text:p>00</text:p>
          </table:table-cell>
          <table:table-cell table:formula="of:=DEC2HEX(ROUND(IF([.$B21]/[.J$3]&lt;127;127-[.$B21]/[.J$3];0) ;0) ;2)" office:value-type="string" office:string-value="00">
            <text:p>00</text:p>
          </table:table-cell>
          <table:table-cell table:formula="of:=DEC2HEX(ROUND(IF([.$B21]/[.K$3]&lt;127;127-[.$B21]/[.K$3];0) ;0) ;2)" office:value-type="string" office:string-value="00">
            <text:p>00</text:p>
          </table:table-cell>
          <table:table-cell table:formula="of:=DEC2HEX(ROUND(IF([.$B21]/[.L$3]&lt;127;127-[.$B21]/[.L$3];0) ;0) ;2)" office:value-type="string" office:string-value="00">
            <text:p>00</text:p>
          </table:table-cell>
          <table:table-cell table:style-name="ce3" table:formula="of:=DEC2HEX(ROUND(IF([.$B21]/[.M$3]&lt;127;127-[.$B21]/[.M$3];0) ;0) ;2)" office:value-type="string" office:string-value="00">
            <text:p>00</text:p>
          </table:table-cell>
          <table:table-cell table:style-name="ce3" table:formula="of:=DEC2HEX(ROUND(IF([.$B21]/[.N$3]&lt;127;127-[.$B21]/[.N$3];0) ;0) ;2)" office:value-type="string" office:string-value="00">
            <text:p>00</text:p>
          </table:table-cell>
          <table:table-cell table:style-name="ce3" table:formula="of:=DEC2HEX(ROUND(IF([.$B21]/[.O$3]&lt;127;127-[.$B21]/[.O$3];0) ;0) ;2)" office:value-type="string" office:string-value="00">
            <text:p>00</text:p>
          </table:table-cell>
          <table:table-cell table:style-name="ce3" table:formula="of:=DEC2HEX(ROUND(IF([.$B21]/[.P$3]&lt;127;127-[.$B21]/[.P$3];0) ;0) ;2)" office:value-type="string" office:string-value="00">
            <text:p>00</text:p>
          </table:table-cell>
          <table:table-cell table:style-name="ce3" table:formula="of:=DEC2HEX(ROUND(IF([.$B21]/[.Q$3]&lt;127;127-[.$B21]/[.Q$3];0) ;0) ;2)" office:value-type="string" office:string-value="00">
            <text:p>00</text:p>
          </table:table-cell>
          <table:table-cell table:style-name="ce3" table:formula="of:=DEC2HEX(ROUND(IF([.$B21]/[.R$3]&lt;127;127-[.$B21]/[.R$3];0) ;0) ;2)" office:value-type="string" office:string-value="00">
            <text:p>00</text:p>
          </table:table-cell>
          <table:table-cell table:style-name="ce3" table:formula="of:=DEC2HEX(ROUND(IF([.$B21]/[.S$3]&lt;127;[.$B21]/[.S$3];127) ;0) ;2)" office:value-type="float" office:value="0">
            <text:p>#ДЕЛ/0!</text:p>
          </table:table-cell>
          <table:table-cell table:style-name="ce3" table:formula="of:=DEC2HEX(ROUND(IF([.$B21]/[.T$3]&lt;127;[.$B21]/[.T$3];127) ;0) ;2)" office:value-type="string" office:string-value="FFFFFFFB9E">
            <text:p>FFFFFFFB9E</text:p>
          </table:table-cell>
          <table:table-cell table:style-name="ce3" table:formula="of:=DEC2HEX(ROUND(IF([.$B21]/[.U$3]&lt;127;[.$B21]/[.U$3];127) ;0) ;2)" office:value-type="string" office:string-value="FFFFFFFDCC">
            <text:p>FFFFFFFDCC</text:p>
          </table:table-cell>
          <table:table-cell table:style-name="ce3" table:formula="of:=DEC2HEX(ROUND(IF([.$B21]/[.V$3]&lt;127;[.$B21]/[.V$3];127) ;0) ;2)" office:value-type="string" office:string-value="FFFFFFFE85">
            <text:p>FFFFFFFE85</text:p>
          </table:table-cell>
          <table:table-cell table:style-name="ce3" table:formula="of:=DEC2HEX(ROUND(IF([.$B21]/[.W$3]&lt;127;[.$B21]/[.W$3];127) ;0) ;2)" office:value-type="string" office:string-value="FFFFFFFEE1">
            <text:p>FFFFFFFEE1</text:p>
          </table:table-cell>
          <table:table-cell table:style-name="ce3" table:formula="of:=DEC2HEX(ROUND(IF([.$B21]/[.X$3]&lt;127;[.$B21]/[.X$3];127) ;0) ;2)" office:value-type="string" office:string-value="FFFFFFFF16">
            <text:p>FFFFFFFF16</text:p>
          </table:table-cell>
          <table:table-cell table:style-name="ce3" table:formula="of:=DEC2HEX(ROUND(IF([.$B21]/[.Y$3]&lt;127;[.$B21]/[.Y$3];127) ;0) ;2)" office:value-type="string" office:string-value="FFFFFFFF3A">
            <text:p>FFFFFFFF3A</text:p>
          </table:table-cell>
          <table:table-cell table:style-name="ce3" table:formula="of:=DEC2HEX(ROUND(IF([.$B21]/[.Z$3]&lt;127;[.$B21]/[.Z$3];127) ;0) ;2)" office:value-type="string" office:string-value="FFFFFFFF52">
            <text:p>FFFFFFFF52</text:p>
          </table:table-cell>
          <table:table-cell table:style-name="ce3" table:formula="of:=DEC2HEX(ROUND(IF([.$B21]/[.AA$3]&lt;127;[.$B21]/[.AA$3];127) ;0) ;2)" office:value-type="string" office:string-value="FFFFFFFF64">
            <text:p>FFFFFFFF64</text:p>
          </table:table-cell>
          <table:table-cell table:style-name="ce3" table:formula="of:=DEC2HEX(ROUND(IF([.$B21]/[.AB$3]&lt;127;[.$B21]/[.AB$3];127) ;0) ;2)" office:value-type="string" office:string-value="FFFFFFFF72">
            <text:p>FFFFFFFF72</text:p>
          </table:table-cell>
          <table:table-cell table:style-name="ce3" table:formula="of:=DEC2HEX(ROUND(IF([.$B21]/[.AC$3]&lt;127;[.$B21]/[.AC$3];127) ;0) ;2)" office:value-type="string" office:string-value="FFFFFFFF7C">
            <text:p>FFFFFFFF7C</text:p>
          </table:table-cell>
          <table:table-cell table:style-name="ce3" table:formula="of:=DEC2HEX(ROUND(IF([.$B21]/[.AD$3]&lt;127;[.$B21]/[.AD$3];127) ;0) ;2)" office:value-type="string" office:string-value="FFFFFFFF83">
            <text:p>FFFFFFFF83</text:p>
          </table:table-cell>
          <table:table-cell table:style-name="ce3" table:formula="of:=DEC2HEX(ROUND(IF([.$B21]/[.AE$3]&lt;127;[.$B21]/[.AE$3];127) ;0) ;2)" office:value-type="string" office:string-value="FFFFFFFF89">
            <text:p>FFFFFFFF89</text:p>
          </table:table-cell>
          <table:table-cell table:style-name="ce3" table:formula="of:=DEC2HEX(ROUND(IF([.$B21]/[.AF$3]&lt;127;[.$B21]/[.AF$3];127) ;0) ;2)" office:value-type="string" office:string-value="FFFFFFFF8D">
            <text:p>FFFFFFFF8D</text:p>
          </table:table-cell>
          <table:table-cell table:style-name="ce3" table:formula="of:=DEC2HEX(ROUND(IF([.$B21]/[.AG$3]&lt;127;[.$B21]/[.AG$3];127) ;0) ;2)" office:value-type="string" office:string-value="FFFFFFFF90">
            <text:p>FFFFFFFF90</text:p>
          </table:table-cell>
          <table:table-cell table:style-name="ce3" table:formula="of:=DEC2HEX(ROUND(IF([.$B21]/[.AH$3]&lt;127;[.$B21]/[.AH$3];127) ;0) ;2)" office:value-type="string" office:string-value="FFFFFFFF91">
            <text:p>FFFFFFFF91</text:p>
          </table:table-cell>
          <table:table-cell table:style-name="ce3" table:formula="of:=DEC2HEX(ROUND(IF([.$B21]/[.AI$3]&lt;255;[.$B21]/[.AI$3];255) ;0) ;2)" office:value-type="string" office:string-value="FFFFFFFF92">
            <text:p>FFFFFFFF92</text:p>
          </table:table-cell>
          <table:table-cell table:style-name="ce3" table:formula="of:=DEC2HEX(ROUND(IF([.$B21]/COS([.AJ$2]*0.0174533)&lt;255;[.$B21]/COS([.AJ$2]*0.0174533);255);0)  ;2)" office:value-type="string" office:string-value="FFFFFFFF91">
            <text:p>FFFFFFFF91</text:p>
          </table:table-cell>
          <table:table-cell table:style-name="ce3" table:formula="of:=DEC2HEX(ROUND(IF([.$B21]/COS([.AK$2]*0.0174533)&lt;255;[.$B21]/COS([.AK$2]*0.0174533);255);0)  ;2)" office:value-type="string" office:string-value="FFFFFFFF90">
            <text:p>FFFFFFFF90</text:p>
          </table:table-cell>
          <table:table-cell table:style-name="ce3" table:formula="of:=DEC2HEX(ROUND(IF([.$B21]/COS([.AL$2]*0.0174533)&lt;255;[.$B21]/COS([.AL$2]*0.0174533);255);0)  ;2)" office:value-type="string" office:string-value="FFFFFFFF8D">
            <text:p>FFFFFFFF8D</text:p>
          </table:table-cell>
          <table:table-cell table:style-name="ce3" table:formula="of:=DEC2HEX(ROUND(IF([.$B21]/COS([.AM$2]*0.0174533)&lt;255;[.$B21]/COS([.AM$2]*0.0174533);255);0)  ;2)" office:value-type="string" office:string-value="FFFFFFFF89">
            <text:p>FFFFFFFF89</text:p>
          </table:table-cell>
          <table:table-cell table:style-name="ce3" table:formula="of:=DEC2HEX(ROUND(IF([.$B21]/COS([.AN$2]*0.0174533)&lt;255;[.$B21]/COS([.AN$2]*0.0174533);255);0)  ;2)" office:value-type="string" office:string-value="FFFFFFFF83">
            <text:p>FFFFFFFF83</text:p>
          </table:table-cell>
          <table:table-cell table:style-name="ce3" table:formula="of:=DEC2HEX(ROUND(IF([.$B21]/COS([.AO$2]*0.0174533)&lt;255;[.$B21]/COS([.AO$2]*0.0174533);255);0)  ;2)" office:value-type="string" office:string-value="FFFFFFFF7C">
            <text:p>FFFFFFFF7C</text:p>
          </table:table-cell>
          <table:table-cell table:style-name="ce3" table:formula="of:=DEC2HEX(ROUND(IF([.$B21]/COS([.AP$2]*0.0174533)&lt;255;[.$B21]/COS([.AP$2]*0.0174533);255);0)  ;2)" office:value-type="string" office:string-value="FFFFFFFF72">
            <text:p>FFFFFFFF72</text:p>
          </table:table-cell>
          <table:table-cell table:style-name="ce3" table:formula="of:=DEC2HEX(ROUND(IF([.$B21]/COS([.AQ$2]*0.0174533)&lt;255;[.$B21]/COS([.AQ$2]*0.0174533);255);0)  ;2)" office:value-type="string" office:string-value="FFFFFFFF64">
            <text:p>FFFFFFFF64</text:p>
          </table:table-cell>
          <table:table-cell table:style-name="ce3" table:formula="of:=DEC2HEX(ROUND(IF([.$B21]/COS([.AR$2]*0.0174533)&lt;255;[.$B21]/COS([.AR$2]*0.0174533);255);0)  ;2)" office:value-type="string" office:string-value="FFFFFFFF53">
            <text:p>FFFFFFFF53</text:p>
          </table:table-cell>
          <table:table-cell table:style-name="ce3" table:formula="of:=DEC2HEX(ROUND(IF([.$B21]/COS([.AS$2]*0.0174533)&lt;255;[.$B21]/COS([.AS$2]*0.0174533);255);0)  ;2)" office:value-type="string" office:string-value="FFFFFFFF3A">
            <text:p>FFFFFFFF3A</text:p>
          </table:table-cell>
          <table:table-cell table:style-name="ce3" table:formula="of:=DEC2HEX(ROUND(IF([.$B21]/COS([.AT$2]*0.0174533)&lt;255;[.$B21]/COS([.AT$2]*0.0174533);255);0)  ;2)" office:value-type="string" office:string-value="FFFFFFFF17">
            <text:p>FFFFFFFF17</text:p>
          </table:table-cell>
          <table:table-cell table:style-name="ce3" table:formula="of:=DEC2HEX(ROUND(IF([.$B21]/COS([.AU$2]*0.0174533)&lt;255;[.$B21]/COS([.AU$2]*0.0174533);255);0)  ;2)" office:value-type="string" office:string-value="FFFFFFFEE1">
            <text:p>FFFFFFFEE1</text:p>
          </table:table-cell>
          <table:table-cell table:style-name="ce3" table:formula="of:=DEC2HEX(ROUND(IF([.$B21]/COS([.AV$2]*0.0174533)&lt;255;[.$B21]/COS([.AV$2]*0.0174533);255);0)  ;2)" office:value-type="string" office:string-value="FFFFFFFE85">
            <text:p>FFFFFFFE85</text:p>
          </table:table-cell>
          <table:table-cell table:style-name="ce3" table:formula="of:=DEC2HEX(ROUND(IF([.$B21]/COS([.AW$2]*0.0174533)&lt;255;[.$B21]/COS([.AW$2]*0.0174533);255);0)  ;2)" office:value-type="string" office:string-value="FFFFFFFDCC">
            <text:p>FFFFFFFDCC</text:p>
          </table:table-cell>
          <table:table-cell table:style-name="ce3" table:formula="of:=DEC2HEX(ROUND(IF([.$B21]/COS([.AX$2]*0.0174533)&lt;255;[.$B21]/COS([.AX$2]*0.0174533);255);0)  ;2)" office:value-type="string" office:string-value="FFFFFFFB9E">
            <text:p>FFFFFFFB9E</text:p>
          </table:table-cell>
          <table:table-cell table:style-name="ce3" table:formula="of:=DEC2HEX(ROUND(IF([.$B21]/COS([.AY$2]*0.0174533)&lt;255;[.$B21]/COS([.AY$2]*0.0174533);255);0)  ;2)" office:value-type="string" office:string-value="FF">
            <text:p>FF</text:p>
          </table:table-cell>
          <table:table-cell table:style-name="ce3" table:formula="of:=DEC2HEX(ROUND(IF([.$B21]/COS([.AZ$2]*0.0174533)&lt;255;[.$B21]/COS([.AZ$2]*0.0174533);255);0)  ;2)" office:value-type="string" office:string-value="FF">
            <text:p>FF</text:p>
          </table:table-cell>
          <table:table-cell table:style-name="ce3" table:formula="of:=DEC2HEX(ROUND(IF([.$B21]/COS([.BA$2]*0.0174533)&lt;255;[.$B21]/COS([.BA$2]*0.0174533);255);0)  ;2)" office:value-type="string" office:string-value="FF">
            <text:p>FF</text:p>
          </table:table-cell>
          <table:table-cell table:style-name="ce3" table:formula="of:=DEC2HEX(ROUND(IF([.$B21]/COS([.BB$2]*0.0174533)&lt;255;[.$B21]/COS([.BB$2]*0.0174533);255);0)  ;2)" office:value-type="string" office:string-value="FF">
            <text:p>FF</text:p>
          </table:table-cell>
          <table:table-cell table:style-name="ce3" table:formula="of:=DEC2HEX(ROUND(IF([.$B21]/COS([.BC$2]*0.0174533)&lt;255;[.$B21]/COS([.BC$2]*0.0174533);255);0)  ;2)" office:value-type="string" office:string-value="FF">
            <text:p>FF</text:p>
          </table:table-cell>
          <table:table-cell table:style-name="ce3" table:formula="of:=DEC2HEX(ROUND(IF([.$B21]/COS([.BD$2]*0.0174533)&lt;255;[.$B21]/COS([.BD$2]*0.0174533);255);0)  ;2)" office:value-type="string" office:string-value="E9">
            <text:p>E9</text:p>
          </table:table-cell>
          <table:table-cell table:style-name="ce3" table:formula="of:=DEC2HEX(ROUND(IF([.$B21]/COS([.BE$2]*0.0174533)&lt;255;[.$B21]/COS([.BE$2]*0.0174533);255);0)  ;2)" office:value-type="string" office:string-value="C6">
            <text:p>C6</text:p>
          </table:table-cell>
          <table:table-cell table:style-name="ce3" table:formula="of:=DEC2HEX(ROUND(IF([.$B21]/COS([.BF$2]*0.0174533)&lt;255;[.$B21]/COS([.BF$2]*0.0174533);255);0)  ;2)" office:value-type="string" office:string-value="AD">
            <text:p>AD</text:p>
          </table:table-cell>
          <table:table-cell table:style-name="ce3" table:formula="of:=DEC2HEX(ROUND(IF([.$B21]/COS([.BG$2]*0.0174533)&lt;255;[.$B21]/COS([.BG$2]*0.0174533);255);0)  ;2)" office:value-type="string" office:string-value="9C">
            <text:p>9C</text:p>
          </table:table-cell>
          <table:table-cell table:style-name="ce3" table:formula="of:=DEC2HEX(ROUND(IF([.$B21]/COS([.BH$2]*0.0174533)&lt;255;[.$B21]/COS([.BH$2]*0.0174533);255);0)  ;2)" office:value-type="string" office:string-value="8E">
            <text:p>8E</text:p>
          </table:table-cell>
          <table:table-cell table:style-name="ce3" table:formula="of:=DEC2HEX(ROUND(IF([.$B21]/COS([.BI$2]*0.0174533)&lt;255;[.$B21]/COS([.BI$2]*0.0174533);255);0)  ;2)" office:value-type="string" office:string-value="84">
            <text:p>84</text:p>
          </table:table-cell>
          <table:table-cell table:style-name="ce3" table:formula="of:=DEC2HEX(ROUND(IF([.$B21]/COS([.BJ$2]*0.0174533)&lt;255;[.$B21]/COS([.BJ$2]*0.0174533);255);0)  ;2)" office:value-type="string" office:string-value="7D">
            <text:p>7D</text:p>
          </table:table-cell>
          <table:table-cell table:style-name="ce3" table:formula="of:=DEC2HEX(ROUND(IF([.$B21]/COS([.BK$2]*0.0174533)&lt;255;[.$B21]/COS([.BK$2]*0.0174533);255);0)  ;2)" office:value-type="string" office:string-value="77">
            <text:p>77</text:p>
          </table:table-cell>
          <table:table-cell table:style-name="ce3" table:formula="of:=DEC2HEX(ROUND(IF([.$B21]/COS([.BL$2]*0.0174533)&lt;255;[.$B21]/COS([.BL$2]*0.0174533);255);0)  ;2)" office:value-type="string" office:string-value="73">
            <text:p>73</text:p>
          </table:table-cell>
          <table:table-cell table:style-name="ce3" table:formula="of:=DEC2HEX(ROUND(IF([.$B21]/COS([.BM$2]*0.0174533)&lt;255;[.$B21]/COS([.BM$2]*0.0174533);255);0)  ;2)" office:value-type="string" office:string-value="70">
            <text:p>70</text:p>
          </table:table-cell>
          <table:table-cell table:style-name="ce3" table:formula="of:=DEC2HEX(ROUND(IF([.$B21]/COS([.BN$2]*0.0174533)&lt;255;[.$B21]/COS([.BN$2]*0.0174533);255);0)  ;2)" office:value-type="string" office:string-value="6F">
            <text:p>6F</text:p>
          </table:table-cell>
          <table:table-cell table:style-name="ce3" table:formula="of:=DEC2HEX(ROUND(IF([.$B21]/COS([.BO$2]*0.0174533)&lt;255;[.$B21]/COS([.BO$2]*0.0174533);255);0)  ;2)" office:value-type="string" office:string-value="6E">
            <text:p>6E</text:p>
          </table:table-cell>
          <table:table-cell table:style-name="ce3" table:formula="of:=DEC2HEX(ROUND(IF([.$B21]/COS([.BP$2]*0.0174533)&lt;255;[.$B21]/COS([.BP$2]*0.0174533);255);0)  ;2)" office:value-type="string" office:string-value="6F">
            <text:p>6F</text:p>
          </table:table-cell>
          <table:table-cell table:style-name="ce3" table:formula="of:=DEC2HEX(ROUND(IF([.$B21]/COS([.BQ$2]*0.0174533)&lt;255;[.$B21]/COS([.BQ$2]*0.0174533);255);0)  ;2)" office:value-type="string" office:string-value="70">
            <text:p>70</text:p>
          </table:table-cell>
          <table:table-cell table:style-name="ce3" table:formula="of:=DEC2HEX(ROUND(IF([.$B21]/COS([.BR$2]*0.0174533)&lt;255;[.$B21]/COS([.BR$2]*0.0174533);255);0)  ;2)" office:value-type="string" office:string-value="73">
            <text:p>73</text:p>
          </table:table-cell>
          <table:table-cell table:style-name="ce3" table:formula="of:=DEC2HEX(ROUND(IF([.$B21]/COS([.BS$2]*0.0174533)&lt;255;[.$B21]/COS([.BS$2]*0.0174533);255);0)  ;2)" office:value-type="string" office:string-value="77">
            <text:p>77</text:p>
          </table:table-cell>
          <table:table-cell table:style-name="ce3" table:formula="of:=DEC2HEX(ROUND(IF([.$B21]/COS([.BT$2]*0.0174533)&lt;255;[.$B21]/COS([.BT$2]*0.0174533);255);0)  ;2)" office:value-type="string" office:string-value="7D">
            <text:p>7D</text:p>
          </table:table-cell>
          <table:table-cell table:style-name="ce3" table:formula="of:=DEC2HEX(ROUND(IF([.$B21]/COS([.BU$2]*0.0174533)&lt;255;[.$B21]/COS([.BU$2]*0.0174533);255);0)  ;2)" office:value-type="string" office:string-value="84">
            <text:p>84</text:p>
          </table:table-cell>
          <table:table-cell table:style-name="ce3" table:formula="of:=DEC2HEX(ROUND(IF([.$B21]/COS([.BV$2]*0.0174533)&lt;255;[.$B21]/COS([.BV$2]*0.0174533);255);0)  ;2)" office:value-type="string" office:string-value="8E">
            <text:p>8E</text:p>
          </table:table-cell>
          <table:table-cell table:style-name="ce3" table:formula="of:=DEC2HEX(ROUND(IF([.$B21]/COS([.BW$2]*0.0174533)&lt;255;[.$B21]/COS([.BW$2]*0.0174533);255);0)  ;2)" office:value-type="string" office:string-value="9C">
            <text:p>9C</text:p>
          </table:table-cell>
          <table:table-cell table:style-name="ce3" table:formula="of:=DEC2HEX(ROUND(IF([.$B21]/COS([.BX$2]*0.0174533)&lt;255;[.$B21]/COS([.BX$2]*0.0174533);255);0)  ;2)" office:value-type="string" office:string-value="AD">
            <text:p>AD</text:p>
          </table:table-cell>
          <table:table-cell table:style-name="ce3" table:formula="of:=DEC2HEX(ROUND(IF([.$B21]/COS([.BY$2]*0.0174533)&lt;255;[.$B21]/COS([.BY$2]*0.0174533);255);0)  ;2)" office:value-type="string" office:string-value="C6">
            <text:p>C6</text:p>
          </table:table-cell>
          <table:table-cell table:style-name="ce3" table:formula="of:=DEC2HEX(ROUND(IF([.$B21]/COS([.BZ$2]*0.0174533)&lt;255;[.$B21]/COS([.BZ$2]*0.0174533);255);0)  ;2)" office:value-type="string" office:string-value="E9">
            <text:p>E9</text:p>
          </table:table-cell>
          <table:table-cell table:style-name="ce3" table:formula="of:=DEC2HEX(ROUND(IF([.$B21]/COS([.CA$2]*0.0174533)&lt;255;[.$B21]/COS([.CA$2]*0.0174533);255);0)  ;2)" office:value-type="string" office:string-value="FF">
            <text:p>FF</text:p>
          </table:table-cell>
          <table:table-cell table:style-name="ce3" table:formula="of:=DEC2HEX(ROUND(IF([.$B21]/COS([.CB$2]*0.0174533)&lt;255;[.$B21]/COS([.CB$2]*0.0174533);255);0)  ;2)" office:value-type="string" office:string-value="FF">
            <text:p>FF</text:p>
          </table:table-cell>
          <table:table-cell table:style-name="ce3" table:formula="of:=DEC2HEX(ROUND(IF([.$B21]/COS([.CC$2]*0.0174533)&lt;255;[.$B2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1]+1" office:value-type="float" office:value="18">
            <text:p>18</text:p>
          </table:table-cell>
          <table:table-cell table:style-name="ce2" table:formula="of:=[.B21]-1" office:value-type="float" office:value="109">
            <text:p>109</text:p>
          </table:table-cell>
          <table:table-cell table:formula="of:=DEC2HEX(ROUND(IF([.$B22]/[.C$3]&lt;127;127-[.$B22]/[.C$3];0) ;0) ;2)" office:value-type="string" office:string-value="12">
            <text:p>12</text:p>
          </table:table-cell>
          <table:table-cell table:formula="of:=DEC2HEX(ROUND(IF([.$B22]/[.D$3]&lt;127;127-[.$B22]/[.D$3];0) ;0) ;2)" office:value-type="string" office:string-value="11">
            <text:p>11</text:p>
          </table:table-cell>
          <table:table-cell table:formula="of:=DEC2HEX(ROUND(IF([.$B22]/[.E$3]&lt;127;127-[.$B22]/[.E$3];0) ;0) ;2)" office:value-type="string" office:string-value="10">
            <text:p>10</text:p>
          </table:table-cell>
          <table:table-cell table:formula="of:=DEC2HEX(ROUND(IF([.$B22]/[.F$3]&lt;127;127-[.$B22]/[.F$3];0) ;0) ;2)" office:value-type="string" office:string-value="0D">
            <text:p>0D</text:p>
          </table:table-cell>
          <table:table-cell table:formula="of:=DEC2HEX(ROUND(IF([.$B22]/[.G$3]&lt;127;127-[.$B22]/[.G$3];0) ;0) ;2)" office:value-type="string" office:string-value="09">
            <text:p>09</text:p>
          </table:table-cell>
          <table:table-cell table:formula="of:=DEC2HEX(ROUND(IF([.$B22]/[.H$3]&lt;127;127-[.$B22]/[.H$3];0) ;0) ;2)" office:value-type="string" office:string-value="03">
            <text:p>03</text:p>
          </table:table-cell>
          <table:table-cell table:formula="of:=DEC2HEX(ROUND(IF([.$B22]/[.I$3]&lt;127;127-[.$B22]/[.I$3];0) ;0) ;2)" office:value-type="string" office:string-value="00">
            <text:p>00</text:p>
          </table:table-cell>
          <table:table-cell table:formula="of:=DEC2HEX(ROUND(IF([.$B22]/[.J$3]&lt;127;127-[.$B22]/[.J$3];0) ;0) ;2)" office:value-type="string" office:string-value="00">
            <text:p>00</text:p>
          </table:table-cell>
          <table:table-cell table:formula="of:=DEC2HEX(ROUND(IF([.$B22]/[.K$3]&lt;127;127-[.$B22]/[.K$3];0) ;0) ;2)" office:value-type="string" office:string-value="00">
            <text:p>00</text:p>
          </table:table-cell>
          <table:table-cell table:formula="of:=DEC2HEX(ROUND(IF([.$B22]/[.L$3]&lt;127;127-[.$B22]/[.L$3];0) ;0) ;2)" office:value-type="string" office:string-value="00">
            <text:p>00</text:p>
          </table:table-cell>
          <table:table-cell table:style-name="ce3" table:formula="of:=DEC2HEX(ROUND(IF([.$B22]/[.M$3]&lt;127;127-[.$B22]/[.M$3];0) ;0) ;2)" office:value-type="string" office:string-value="00">
            <text:p>00</text:p>
          </table:table-cell>
          <table:table-cell table:style-name="ce3" table:formula="of:=DEC2HEX(ROUND(IF([.$B22]/[.N$3]&lt;127;127-[.$B22]/[.N$3];0) ;0) ;2)" office:value-type="string" office:string-value="00">
            <text:p>00</text:p>
          </table:table-cell>
          <table:table-cell table:style-name="ce3" table:formula="of:=DEC2HEX(ROUND(IF([.$B22]/[.O$3]&lt;127;127-[.$B22]/[.O$3];0) ;0) ;2)" office:value-type="string" office:string-value="00">
            <text:p>00</text:p>
          </table:table-cell>
          <table:table-cell table:style-name="ce3" table:formula="of:=DEC2HEX(ROUND(IF([.$B22]/[.P$3]&lt;127;127-[.$B22]/[.P$3];0) ;0) ;2)" office:value-type="string" office:string-value="00">
            <text:p>00</text:p>
          </table:table-cell>
          <table:table-cell table:style-name="ce3" table:formula="of:=DEC2HEX(ROUND(IF([.$B22]/[.Q$3]&lt;127;127-[.$B22]/[.Q$3];0) ;0) ;2)" office:value-type="string" office:string-value="00">
            <text:p>00</text:p>
          </table:table-cell>
          <table:table-cell table:style-name="ce3" table:formula="of:=DEC2HEX(ROUND(IF([.$B22]/[.R$3]&lt;127;127-[.$B22]/[.R$3];0) ;0) ;2)" office:value-type="string" office:string-value="00">
            <text:p>00</text:p>
          </table:table-cell>
          <table:table-cell table:style-name="ce3" table:formula="of:=DEC2HEX(ROUND(IF([.$B22]/[.S$3]&lt;127;[.$B22]/[.S$3];127) ;0) ;2)" office:value-type="float" office:value="0">
            <text:p>#ДЕЛ/0!</text:p>
          </table:table-cell>
          <table:table-cell table:style-name="ce3" table:formula="of:=DEC2HEX(ROUND(IF([.$B22]/[.T$3]&lt;127;[.$B22]/[.T$3];127) ;0) ;2)" office:value-type="string" office:string-value="FFFFFFFBA8">
            <text:p>FFFFFFFBA8</text:p>
          </table:table-cell>
          <table:table-cell table:style-name="ce3" table:formula="of:=DEC2HEX(ROUND(IF([.$B22]/[.U$3]&lt;127;[.$B22]/[.U$3];127) ;0) ;2)" office:value-type="string" office:string-value="FFFFFFFDD1">
            <text:p>FFFFFFFDD1</text:p>
          </table:table-cell>
          <table:table-cell table:style-name="ce3" table:formula="of:=DEC2HEX(ROUND(IF([.$B22]/[.V$3]&lt;127;[.$B22]/[.V$3];127) ;0) ;2)" office:value-type="string" office:string-value="FFFFFFFE88">
            <text:p>FFFFFFFE88</text:p>
          </table:table-cell>
          <table:table-cell table:style-name="ce3" table:formula="of:=DEC2HEX(ROUND(IF([.$B22]/[.W$3]&lt;127;[.$B22]/[.W$3];127) ;0) ;2)" office:value-type="string" office:string-value="FFFFFFFEE3">
            <text:p>FFFFFFFEE3</text:p>
          </table:table-cell>
          <table:table-cell table:style-name="ce3" table:formula="of:=DEC2HEX(ROUND(IF([.$B22]/[.X$3]&lt;127;[.$B22]/[.X$3];127) ;0) ;2)" office:value-type="string" office:string-value="FFFFFFFF19">
            <text:p>FFFFFFFF19</text:p>
          </table:table-cell>
          <table:table-cell table:style-name="ce3" table:formula="of:=DEC2HEX(ROUND(IF([.$B22]/[.Y$3]&lt;127;[.$B22]/[.Y$3];127) ;0) ;2)" office:value-type="string" office:string-value="FFFFFFFF3C">
            <text:p>FFFFFFFF3C</text:p>
          </table:table-cell>
          <table:table-cell table:style-name="ce3" table:formula="of:=DEC2HEX(ROUND(IF([.$B22]/[.Z$3]&lt;127;[.$B22]/[.Z$3];127) ;0) ;2)" office:value-type="string" office:string-value="FFFFFFFF54">
            <text:p>FFFFFFFF54</text:p>
          </table:table-cell>
          <table:table-cell table:style-name="ce3" table:formula="of:=DEC2HEX(ROUND(IF([.$B22]/[.AA$3]&lt;127;[.$B22]/[.AA$3];127) ;0) ;2)" office:value-type="string" office:string-value="FFFFFFFF66">
            <text:p>FFFFFFFF66</text:p>
          </table:table-cell>
          <table:table-cell table:style-name="ce3" table:formula="of:=DEC2HEX(ROUND(IF([.$B22]/[.AB$3]&lt;127;[.$B22]/[.AB$3];127) ;0) ;2)" office:value-type="string" office:string-value="FFFFFFFF73">
            <text:p>FFFFFFFF73</text:p>
          </table:table-cell>
          <table:table-cell table:style-name="ce3" table:formula="of:=DEC2HEX(ROUND(IF([.$B22]/[.AC$3]&lt;127;[.$B22]/[.AC$3];127) ;0) ;2)" office:value-type="string" office:string-value="FFFFFFFF7D">
            <text:p>FFFFFFFF7D</text:p>
          </table:table-cell>
          <table:table-cell table:style-name="ce3" table:formula="of:=DEC2HEX(ROUND(IF([.$B22]/[.AD$3]&lt;127;[.$B22]/[.AD$3];127) ;0) ;2)" office:value-type="string" office:string-value="FFFFFFFF84">
            <text:p>FFFFFFFF84</text:p>
          </table:table-cell>
          <table:table-cell table:style-name="ce3" table:formula="of:=DEC2HEX(ROUND(IF([.$B22]/[.AE$3]&lt;127;[.$B22]/[.AE$3];127) ;0) ;2)" office:value-type="string" office:string-value="FFFFFFFF8A">
            <text:p>FFFFFFFF8A</text:p>
          </table:table-cell>
          <table:table-cell table:style-name="ce3" table:formula="of:=DEC2HEX(ROUND(IF([.$B22]/[.AF$3]&lt;127;[.$B22]/[.AF$3];127) ;0) ;2)" office:value-type="string" office:string-value="FFFFFFFF8E">
            <text:p>FFFFFFFF8E</text:p>
          </table:table-cell>
          <table:table-cell table:style-name="ce3" table:formula="of:=DEC2HEX(ROUND(IF([.$B22]/[.AG$3]&lt;127;[.$B22]/[.AG$3];127) ;0) ;2)" office:value-type="string" office:string-value="FFFFFFFF91">
            <text:p>FFFFFFFF91</text:p>
          </table:table-cell>
          <table:table-cell table:style-name="ce3" table:formula="of:=DEC2HEX(ROUND(IF([.$B22]/[.AH$3]&lt;127;[.$B22]/[.AH$3];127) ;0) ;2)" office:value-type="string" office:string-value="FFFFFFFF92">
            <text:p>FFFFFFFF92</text:p>
          </table:table-cell>
          <table:table-cell table:style-name="ce3" table:formula="of:=DEC2HEX(ROUND(IF([.$B22]/[.AI$3]&lt;255;[.$B22]/[.AI$3];255) ;0) ;2)" office:value-type="string" office:string-value="FFFFFFFF93">
            <text:p>FFFFFFFF93</text:p>
          </table:table-cell>
          <table:table-cell table:style-name="ce3" table:formula="of:=DEC2HEX(ROUND(IF([.$B22]/COS([.AJ$2]*0.0174533)&lt;255;[.$B22]/COS([.AJ$2]*0.0174533);255);0)  ;2)" office:value-type="string" office:string-value="FFFFFFFF92">
            <text:p>FFFFFFFF92</text:p>
          </table:table-cell>
          <table:table-cell table:style-name="ce3" table:formula="of:=DEC2HEX(ROUND(IF([.$B22]/COS([.AK$2]*0.0174533)&lt;255;[.$B22]/COS([.AK$2]*0.0174533);255);0)  ;2)" office:value-type="string" office:string-value="FFFFFFFF91">
            <text:p>FFFFFFFF91</text:p>
          </table:table-cell>
          <table:table-cell table:style-name="ce3" table:formula="of:=DEC2HEX(ROUND(IF([.$B22]/COS([.AL$2]*0.0174533)&lt;255;[.$B22]/COS([.AL$2]*0.0174533);255);0)  ;2)" office:value-type="string" office:string-value="FFFFFFFF8E">
            <text:p>FFFFFFFF8E</text:p>
          </table:table-cell>
          <table:table-cell table:style-name="ce3" table:formula="of:=DEC2HEX(ROUND(IF([.$B22]/COS([.AM$2]*0.0174533)&lt;255;[.$B22]/COS([.AM$2]*0.0174533);255);0)  ;2)" office:value-type="string" office:string-value="FFFFFFFF8A">
            <text:p>FFFFFFFF8A</text:p>
          </table:table-cell>
          <table:table-cell table:style-name="ce3" table:formula="of:=DEC2HEX(ROUND(IF([.$B22]/COS([.AN$2]*0.0174533)&lt;255;[.$B22]/COS([.AN$2]*0.0174533);255);0)  ;2)" office:value-type="string" office:string-value="FFFFFFFF84">
            <text:p>FFFFFFFF84</text:p>
          </table:table-cell>
          <table:table-cell table:style-name="ce3" table:formula="of:=DEC2HEX(ROUND(IF([.$B22]/COS([.AO$2]*0.0174533)&lt;255;[.$B22]/COS([.AO$2]*0.0174533);255);0)  ;2)" office:value-type="string" office:string-value="FFFFFFFF7D">
            <text:p>FFFFFFFF7D</text:p>
          </table:table-cell>
          <table:table-cell table:style-name="ce3" table:formula="of:=DEC2HEX(ROUND(IF([.$B22]/COS([.AP$2]*0.0174533)&lt;255;[.$B22]/COS([.AP$2]*0.0174533);255);0)  ;2)" office:value-type="string" office:string-value="FFFFFFFF73">
            <text:p>FFFFFFFF73</text:p>
          </table:table-cell>
          <table:table-cell table:style-name="ce3" table:formula="of:=DEC2HEX(ROUND(IF([.$B22]/COS([.AQ$2]*0.0174533)&lt;255;[.$B22]/COS([.AQ$2]*0.0174533);255);0)  ;2)" office:value-type="string" office:string-value="FFFFFFFF66">
            <text:p>FFFFFFFF66</text:p>
          </table:table-cell>
          <table:table-cell table:style-name="ce3" table:formula="of:=DEC2HEX(ROUND(IF([.$B22]/COS([.AR$2]*0.0174533)&lt;255;[.$B22]/COS([.AR$2]*0.0174533);255);0)  ;2)" office:value-type="string" office:string-value="FFFFFFFF54">
            <text:p>FFFFFFFF54</text:p>
          </table:table-cell>
          <table:table-cell table:style-name="ce3" table:formula="of:=DEC2HEX(ROUND(IF([.$B22]/COS([.AS$2]*0.0174533)&lt;255;[.$B22]/COS([.AS$2]*0.0174533);255);0)  ;2)" office:value-type="string" office:string-value="FFFFFFFF3C">
            <text:p>FFFFFFFF3C</text:p>
          </table:table-cell>
          <table:table-cell table:style-name="ce3" table:formula="of:=DEC2HEX(ROUND(IF([.$B22]/COS([.AT$2]*0.0174533)&lt;255;[.$B22]/COS([.AT$2]*0.0174533);255);0)  ;2)" office:value-type="string" office:string-value="FFFFFFFF19">
            <text:p>FFFFFFFF19</text:p>
          </table:table-cell>
          <table:table-cell table:style-name="ce3" table:formula="of:=DEC2HEX(ROUND(IF([.$B22]/COS([.AU$2]*0.0174533)&lt;255;[.$B22]/COS([.AU$2]*0.0174533);255);0)  ;2)" office:value-type="string" office:string-value="FFFFFFFEE3">
            <text:p>FFFFFFFEE3</text:p>
          </table:table-cell>
          <table:table-cell table:style-name="ce3" table:formula="of:=DEC2HEX(ROUND(IF([.$B22]/COS([.AV$2]*0.0174533)&lt;255;[.$B22]/COS([.AV$2]*0.0174533);255);0)  ;2)" office:value-type="string" office:string-value="FFFFFFFE89">
            <text:p>FFFFFFFE89</text:p>
          </table:table-cell>
          <table:table-cell table:style-name="ce3" table:formula="of:=DEC2HEX(ROUND(IF([.$B22]/COS([.AW$2]*0.0174533)&lt;255;[.$B22]/COS([.AW$2]*0.0174533);255);0)  ;2)" office:value-type="string" office:string-value="FFFFFFFDD1">
            <text:p>FFFFFFFDD1</text:p>
          </table:table-cell>
          <table:table-cell table:style-name="ce3" table:formula="of:=DEC2HEX(ROUND(IF([.$B22]/COS([.AX$2]*0.0174533)&lt;255;[.$B22]/COS([.AX$2]*0.0174533);255);0)  ;2)" office:value-type="string" office:string-value="FFFFFFFBA8">
            <text:p>FFFFFFFBA8</text:p>
          </table:table-cell>
          <table:table-cell table:style-name="ce3" table:formula="of:=DEC2HEX(ROUND(IF([.$B22]/COS([.AY$2]*0.0174533)&lt;255;[.$B22]/COS([.AY$2]*0.0174533);255);0)  ;2)" office:value-type="string" office:string-value="FF">
            <text:p>FF</text:p>
          </table:table-cell>
          <table:table-cell table:style-name="ce3" table:formula="of:=DEC2HEX(ROUND(IF([.$B22]/COS([.AZ$2]*0.0174533)&lt;255;[.$B22]/COS([.AZ$2]*0.0174533);255);0)  ;2)" office:value-type="string" office:string-value="FF">
            <text:p>FF</text:p>
          </table:table-cell>
          <table:table-cell table:style-name="ce3" table:formula="of:=DEC2HEX(ROUND(IF([.$B22]/COS([.BA$2]*0.0174533)&lt;255;[.$B22]/COS([.BA$2]*0.0174533);255);0)  ;2)" office:value-type="string" office:string-value="FF">
            <text:p>FF</text:p>
          </table:table-cell>
          <table:table-cell table:style-name="ce3" table:formula="of:=DEC2HEX(ROUND(IF([.$B22]/COS([.BB$2]*0.0174533)&lt;255;[.$B22]/COS([.BB$2]*0.0174533);255);0)  ;2)" office:value-type="string" office:string-value="FF">
            <text:p>FF</text:p>
          </table:table-cell>
          <table:table-cell table:style-name="ce3" table:formula="of:=DEC2HEX(ROUND(IF([.$B22]/COS([.BC$2]*0.0174533)&lt;255;[.$B22]/COS([.BC$2]*0.0174533);255);0)  ;2)" office:value-type="string" office:string-value="FF">
            <text:p>FF</text:p>
          </table:table-cell>
          <table:table-cell table:style-name="ce3" table:formula="of:=DEC2HEX(ROUND(IF([.$B22]/COS([.BD$2]*0.0174533)&lt;255;[.$B22]/COS([.BD$2]*0.0174533);255);0)  ;2)" office:value-type="string" office:string-value="E7">
            <text:p>E7</text:p>
          </table:table-cell>
          <table:table-cell table:style-name="ce3" table:formula="of:=DEC2HEX(ROUND(IF([.$B22]/COS([.BE$2]*0.0174533)&lt;255;[.$B22]/COS([.BE$2]*0.0174533);255);0)  ;2)" office:value-type="string" office:string-value="C4">
            <text:p>C4</text:p>
          </table:table-cell>
          <table:table-cell table:style-name="ce3" table:formula="of:=DEC2HEX(ROUND(IF([.$B22]/COS([.BF$2]*0.0174533)&lt;255;[.$B22]/COS([.BF$2]*0.0174533);255);0)  ;2)" office:value-type="string" office:string-value="AC">
            <text:p>AC</text:p>
          </table:table-cell>
          <table:table-cell table:style-name="ce3" table:formula="of:=DEC2HEX(ROUND(IF([.$B22]/COS([.BG$2]*0.0174533)&lt;255;[.$B22]/COS([.BG$2]*0.0174533);255);0)  ;2)" office:value-type="string" office:string-value="9A">
            <text:p>9A</text:p>
          </table:table-cell>
          <table:table-cell table:style-name="ce3" table:formula="of:=DEC2HEX(ROUND(IF([.$B22]/COS([.BH$2]*0.0174533)&lt;255;[.$B22]/COS([.BH$2]*0.0174533);255);0)  ;2)" office:value-type="string" office:string-value="8D">
            <text:p>8D</text:p>
          </table:table-cell>
          <table:table-cell table:style-name="ce3" table:formula="of:=DEC2HEX(ROUND(IF([.$B22]/COS([.BI$2]*0.0174533)&lt;255;[.$B22]/COS([.BI$2]*0.0174533);255);0)  ;2)" office:value-type="string" office:string-value="83">
            <text:p>83</text:p>
          </table:table-cell>
          <table:table-cell table:style-name="ce3" table:formula="of:=DEC2HEX(ROUND(IF([.$B22]/COS([.BJ$2]*0.0174533)&lt;255;[.$B22]/COS([.BJ$2]*0.0174533);255);0)  ;2)" office:value-type="string" office:string-value="7C">
            <text:p>7C</text:p>
          </table:table-cell>
          <table:table-cell table:style-name="ce3" table:formula="of:=DEC2HEX(ROUND(IF([.$B22]/COS([.BK$2]*0.0174533)&lt;255;[.$B22]/COS([.BK$2]*0.0174533);255);0)  ;2)" office:value-type="string" office:string-value="76">
            <text:p>76</text:p>
          </table:table-cell>
          <table:table-cell table:style-name="ce3" table:formula="of:=DEC2HEX(ROUND(IF([.$B22]/COS([.BL$2]*0.0174533)&lt;255;[.$B22]/COS([.BL$2]*0.0174533);255);0)  ;2)" office:value-type="string" office:string-value="72">
            <text:p>72</text:p>
          </table:table-cell>
          <table:table-cell table:style-name="ce3" table:formula="of:=DEC2HEX(ROUND(IF([.$B22]/COS([.BM$2]*0.0174533)&lt;255;[.$B22]/COS([.BM$2]*0.0174533);255);0)  ;2)" office:value-type="string" office:string-value="6F">
            <text:p>6F</text:p>
          </table:table-cell>
          <table:table-cell table:style-name="ce3" table:formula="of:=DEC2HEX(ROUND(IF([.$B22]/COS([.BN$2]*0.0174533)&lt;255;[.$B22]/COS([.BN$2]*0.0174533);255);0)  ;2)" office:value-type="string" office:string-value="6E">
            <text:p>6E</text:p>
          </table:table-cell>
          <table:table-cell table:style-name="ce3" table:formula="of:=DEC2HEX(ROUND(IF([.$B22]/COS([.BO$2]*0.0174533)&lt;255;[.$B22]/COS([.BO$2]*0.0174533);255);0)  ;2)" office:value-type="string" office:string-value="6D">
            <text:p>6D</text:p>
          </table:table-cell>
          <table:table-cell table:style-name="ce3" table:formula="of:=DEC2HEX(ROUND(IF([.$B22]/COS([.BP$2]*0.0174533)&lt;255;[.$B22]/COS([.BP$2]*0.0174533);255);0)  ;2)" office:value-type="string" office:string-value="6E">
            <text:p>6E</text:p>
          </table:table-cell>
          <table:table-cell table:style-name="ce3" table:formula="of:=DEC2HEX(ROUND(IF([.$B22]/COS([.BQ$2]*0.0174533)&lt;255;[.$B22]/COS([.BQ$2]*0.0174533);255);0)  ;2)" office:value-type="string" office:string-value="6F">
            <text:p>6F</text:p>
          </table:table-cell>
          <table:table-cell table:style-name="ce3" table:formula="of:=DEC2HEX(ROUND(IF([.$B22]/COS([.BR$2]*0.0174533)&lt;255;[.$B22]/COS([.BR$2]*0.0174533);255);0)  ;2)" office:value-type="string" office:string-value="72">
            <text:p>72</text:p>
          </table:table-cell>
          <table:table-cell table:style-name="ce3" table:formula="of:=DEC2HEX(ROUND(IF([.$B22]/COS([.BS$2]*0.0174533)&lt;255;[.$B22]/COS([.BS$2]*0.0174533);255);0)  ;2)" office:value-type="string" office:string-value="76">
            <text:p>76</text:p>
          </table:table-cell>
          <table:table-cell table:style-name="ce3" table:formula="of:=DEC2HEX(ROUND(IF([.$B22]/COS([.BT$2]*0.0174533)&lt;255;[.$B22]/COS([.BT$2]*0.0174533);255);0)  ;2)" office:value-type="string" office:string-value="7C">
            <text:p>7C</text:p>
          </table:table-cell>
          <table:table-cell table:style-name="ce3" table:formula="of:=DEC2HEX(ROUND(IF([.$B22]/COS([.BU$2]*0.0174533)&lt;255;[.$B22]/COS([.BU$2]*0.0174533);255);0)  ;2)" office:value-type="string" office:string-value="83">
            <text:p>83</text:p>
          </table:table-cell>
          <table:table-cell table:style-name="ce3" table:formula="of:=DEC2HEX(ROUND(IF([.$B22]/COS([.BV$2]*0.0174533)&lt;255;[.$B22]/COS([.BV$2]*0.0174533);255);0)  ;2)" office:value-type="string" office:string-value="8D">
            <text:p>8D</text:p>
          </table:table-cell>
          <table:table-cell table:style-name="ce3" table:formula="of:=DEC2HEX(ROUND(IF([.$B22]/COS([.BW$2]*0.0174533)&lt;255;[.$B22]/COS([.BW$2]*0.0174533);255);0)  ;2)" office:value-type="string" office:string-value="9A">
            <text:p>9A</text:p>
          </table:table-cell>
          <table:table-cell table:style-name="ce3" table:formula="of:=DEC2HEX(ROUND(IF([.$B22]/COS([.BX$2]*0.0174533)&lt;255;[.$B22]/COS([.BX$2]*0.0174533);255);0)  ;2)" office:value-type="string" office:string-value="AC">
            <text:p>AC</text:p>
          </table:table-cell>
          <table:table-cell table:style-name="ce3" table:formula="of:=DEC2HEX(ROUND(IF([.$B22]/COS([.BY$2]*0.0174533)&lt;255;[.$B22]/COS([.BY$2]*0.0174533);255);0)  ;2)" office:value-type="string" office:string-value="C4">
            <text:p>C4</text:p>
          </table:table-cell>
          <table:table-cell table:style-name="ce3" table:formula="of:=DEC2HEX(ROUND(IF([.$B22]/COS([.BZ$2]*0.0174533)&lt;255;[.$B22]/COS([.BZ$2]*0.0174533);255);0)  ;2)" office:value-type="string" office:string-value="E7">
            <text:p>E7</text:p>
          </table:table-cell>
          <table:table-cell table:style-name="ce3" table:formula="of:=DEC2HEX(ROUND(IF([.$B22]/COS([.CA$2]*0.0174533)&lt;255;[.$B22]/COS([.CA$2]*0.0174533);255);0)  ;2)" office:value-type="string" office:string-value="FF">
            <text:p>FF</text:p>
          </table:table-cell>
          <table:table-cell table:style-name="ce3" table:formula="of:=DEC2HEX(ROUND(IF([.$B22]/COS([.CB$2]*0.0174533)&lt;255;[.$B22]/COS([.CB$2]*0.0174533);255);0)  ;2)" office:value-type="string" office:string-value="FF">
            <text:p>FF</text:p>
          </table:table-cell>
          <table:table-cell table:style-name="ce3" table:formula="of:=DEC2HEX(ROUND(IF([.$B22]/COS([.CC$2]*0.0174533)&lt;255;[.$B2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2]+1" office:value-type="float" office:value="19">
            <text:p>19</text:p>
          </table:table-cell>
          <table:table-cell table:style-name="ce2" table:formula="of:=[.B22]-1" office:value-type="float" office:value="108">
            <text:p>108</text:p>
          </table:table-cell>
          <table:table-cell table:formula="of:=DEC2HEX(ROUND(IF([.$B23]/[.C$3]&lt;127;127-[.$B23]/[.C$3];0) ;0) ;2)" office:value-type="string" office:string-value="13">
            <text:p>13</text:p>
          </table:table-cell>
          <table:table-cell table:formula="of:=DEC2HEX(ROUND(IF([.$B23]/[.D$3]&lt;127;127-[.$B23]/[.D$3];0) ;0) ;2)" office:value-type="string" office:string-value="12">
            <text:p>12</text:p>
          </table:table-cell>
          <table:table-cell table:formula="of:=DEC2HEX(ROUND(IF([.$B23]/[.E$3]&lt;127;127-[.$B23]/[.E$3];0) ;0) ;2)" office:value-type="string" office:string-value="11">
            <text:p>11</text:p>
          </table:table-cell>
          <table:table-cell table:formula="of:=DEC2HEX(ROUND(IF([.$B23]/[.F$3]&lt;127;127-[.$B23]/[.F$3];0) ;0) ;2)" office:value-type="string" office:string-value="0E">
            <text:p>0E</text:p>
          </table:table-cell>
          <table:table-cell table:formula="of:=DEC2HEX(ROUND(IF([.$B23]/[.G$3]&lt;127;127-[.$B23]/[.G$3];0) ;0) ;2)" office:value-type="string" office:string-value="0A">
            <text:p>0A</text:p>
          </table:table-cell>
          <table:table-cell table:formula="of:=DEC2HEX(ROUND(IF([.$B23]/[.H$3]&lt;127;127-[.$B23]/[.H$3];0) ;0) ;2)" office:value-type="string" office:string-value="05">
            <text:p>05</text:p>
          </table:table-cell>
          <table:table-cell table:formula="of:=DEC2HEX(ROUND(IF([.$B23]/[.I$3]&lt;127;127-[.$B23]/[.I$3];0) ;0) ;2)" office:value-type="string" office:string-value="00">
            <text:p>00</text:p>
          </table:table-cell>
          <table:table-cell table:formula="of:=DEC2HEX(ROUND(IF([.$B23]/[.J$3]&lt;127;127-[.$B23]/[.J$3];0) ;0) ;2)" office:value-type="string" office:string-value="00">
            <text:p>00</text:p>
          </table:table-cell>
          <table:table-cell table:formula="of:=DEC2HEX(ROUND(IF([.$B23]/[.K$3]&lt;127;127-[.$B23]/[.K$3];0) ;0) ;2)" office:value-type="string" office:string-value="00">
            <text:p>00</text:p>
          </table:table-cell>
          <table:table-cell table:formula="of:=DEC2HEX(ROUND(IF([.$B23]/[.L$3]&lt;127;127-[.$B23]/[.L$3];0) ;0) ;2)" office:value-type="string" office:string-value="00">
            <text:p>00</text:p>
          </table:table-cell>
          <table:table-cell table:style-name="ce3" table:formula="of:=DEC2HEX(ROUND(IF([.$B23]/[.M$3]&lt;127;127-[.$B23]/[.M$3];0) ;0) ;2)" office:value-type="string" office:string-value="00">
            <text:p>00</text:p>
          </table:table-cell>
          <table:table-cell table:style-name="ce3" table:formula="of:=DEC2HEX(ROUND(IF([.$B23]/[.N$3]&lt;127;127-[.$B23]/[.N$3];0) ;0) ;2)" office:value-type="string" office:string-value="00">
            <text:p>00</text:p>
          </table:table-cell>
          <table:table-cell table:style-name="ce3" table:formula="of:=DEC2HEX(ROUND(IF([.$B23]/[.O$3]&lt;127;127-[.$B23]/[.O$3];0) ;0) ;2)" office:value-type="string" office:string-value="00">
            <text:p>00</text:p>
          </table:table-cell>
          <table:table-cell table:style-name="ce3" table:formula="of:=DEC2HEX(ROUND(IF([.$B23]/[.P$3]&lt;127;127-[.$B23]/[.P$3];0) ;0) ;2)" office:value-type="string" office:string-value="00">
            <text:p>00</text:p>
          </table:table-cell>
          <table:table-cell table:style-name="ce3" table:formula="of:=DEC2HEX(ROUND(IF([.$B23]/[.Q$3]&lt;127;127-[.$B23]/[.Q$3];0) ;0) ;2)" office:value-type="string" office:string-value="00">
            <text:p>00</text:p>
          </table:table-cell>
          <table:table-cell table:style-name="ce3" table:formula="of:=DEC2HEX(ROUND(IF([.$B23]/[.R$3]&lt;127;127-[.$B23]/[.R$3];0) ;0) ;2)" office:value-type="string" office:string-value="00">
            <text:p>00</text:p>
          </table:table-cell>
          <table:table-cell table:style-name="ce3" table:formula="of:=DEC2HEX(ROUND(IF([.$B23]/[.S$3]&lt;127;[.$B23]/[.S$3];127) ;0) ;2)" office:value-type="float" office:value="0">
            <text:p>#ДЕЛ/0!</text:p>
          </table:table-cell>
          <table:table-cell table:style-name="ce3" table:formula="of:=DEC2HEX(ROUND(IF([.$B23]/[.T$3]&lt;127;[.$B23]/[.T$3];127) ;0) ;2)" office:value-type="string" office:string-value="FFFFFFFBB2">
            <text:p>FFFFFFFBB2</text:p>
          </table:table-cell>
          <table:table-cell table:style-name="ce3" table:formula="of:=DEC2HEX(ROUND(IF([.$B23]/[.U$3]&lt;127;[.$B23]/[.U$3];127) ;0) ;2)" office:value-type="string" office:string-value="FFFFFFFDD6">
            <text:p>FFFFFFFDD6</text:p>
          </table:table-cell>
          <table:table-cell table:style-name="ce3" table:formula="of:=DEC2HEX(ROUND(IF([.$B23]/[.V$3]&lt;127;[.$B23]/[.V$3];127) ;0) ;2)" office:value-type="string" office:string-value="FFFFFFFE8C">
            <text:p>FFFFFFFE8C</text:p>
          </table:table-cell>
          <table:table-cell table:style-name="ce3" table:formula="of:=DEC2HEX(ROUND(IF([.$B23]/[.W$3]&lt;127;[.$B23]/[.W$3];127) ;0) ;2)" office:value-type="string" office:string-value="FFFFFFFEE6">
            <text:p>FFFFFFFEE6</text:p>
          </table:table-cell>
          <table:table-cell table:style-name="ce3" table:formula="of:=DEC2HEX(ROUND(IF([.$B23]/[.X$3]&lt;127;[.$B23]/[.X$3];127) ;0) ;2)" office:value-type="string" office:string-value="FFFFFFFF1B">
            <text:p>FFFFFFFF1B</text:p>
          </table:table-cell>
          <table:table-cell table:style-name="ce3" table:formula="of:=DEC2HEX(ROUND(IF([.$B23]/[.Y$3]&lt;127;[.$B23]/[.Y$3];127) ;0) ;2)" office:value-type="string" office:string-value="FFFFFFFF3E">
            <text:p>FFFFFFFF3E</text:p>
          </table:table-cell>
          <table:table-cell table:style-name="ce3" table:formula="of:=DEC2HEX(ROUND(IF([.$B23]/[.Z$3]&lt;127;[.$B23]/[.Z$3];127) ;0) ;2)" office:value-type="string" office:string-value="FFFFFFFF56">
            <text:p>FFFFFFFF56</text:p>
          </table:table-cell>
          <table:table-cell table:style-name="ce3" table:formula="of:=DEC2HEX(ROUND(IF([.$B23]/[.AA$3]&lt;127;[.$B23]/[.AA$3];127) ;0) ;2)" office:value-type="string" office:string-value="FFFFFFFF67">
            <text:p>FFFFFFFF67</text:p>
          </table:table-cell>
          <table:table-cell table:style-name="ce3" table:formula="of:=DEC2HEX(ROUND(IF([.$B23]/[.AB$3]&lt;127;[.$B23]/[.AB$3];127) ;0) ;2)" office:value-type="string" office:string-value="FFFFFFFF74">
            <text:p>FFFFFFFF74</text:p>
          </table:table-cell>
          <table:table-cell table:style-name="ce3" table:formula="of:=DEC2HEX(ROUND(IF([.$B23]/[.AC$3]&lt;127;[.$B23]/[.AC$3];127) ;0) ;2)" office:value-type="string" office:string-value="FFFFFFFF7E">
            <text:p>FFFFFFFF7E</text:p>
          </table:table-cell>
          <table:table-cell table:style-name="ce3" table:formula="of:=DEC2HEX(ROUND(IF([.$B23]/[.AD$3]&lt;127;[.$B23]/[.AD$3];127) ;0) ;2)" office:value-type="string" office:string-value="FFFFFFFF86">
            <text:p>FFFFFFFF86</text:p>
          </table:table-cell>
          <table:table-cell table:style-name="ce3" table:formula="of:=DEC2HEX(ROUND(IF([.$B23]/[.AE$3]&lt;127;[.$B23]/[.AE$3];127) ;0) ;2)" office:value-type="string" office:string-value="FFFFFFFF8B">
            <text:p>FFFFFFFF8B</text:p>
          </table:table-cell>
          <table:table-cell table:style-name="ce3" table:formula="of:=DEC2HEX(ROUND(IF([.$B23]/[.AF$3]&lt;127;[.$B23]/[.AF$3];127) ;0) ;2)" office:value-type="string" office:string-value="FFFFFFFF8F">
            <text:p>FFFFFFFF8F</text:p>
          </table:table-cell>
          <table:table-cell table:style-name="ce3" table:formula="of:=DEC2HEX(ROUND(IF([.$B23]/[.AG$3]&lt;127;[.$B23]/[.AG$3];127) ;0) ;2)" office:value-type="string" office:string-value="FFFFFFFF92">
            <text:p>FFFFFFFF92</text:p>
          </table:table-cell>
          <table:table-cell table:style-name="ce3" table:formula="of:=DEC2HEX(ROUND(IF([.$B23]/[.AH$3]&lt;127;[.$B23]/[.AH$3];127) ;0) ;2)" office:value-type="string" office:string-value="FFFFFFFF93">
            <text:p>FFFFFFFF93</text:p>
          </table:table-cell>
          <table:table-cell table:style-name="ce3" table:formula="of:=DEC2HEX(ROUND(IF([.$B23]/[.AI$3]&lt;255;[.$B23]/[.AI$3];255) ;0) ;2)" office:value-type="string" office:string-value="FFFFFFFF94">
            <text:p>FFFFFFFF94</text:p>
          </table:table-cell>
          <table:table-cell table:style-name="ce3" table:formula="of:=DEC2HEX(ROUND(IF([.$B23]/COS([.AJ$2]*0.0174533)&lt;255;[.$B23]/COS([.AJ$2]*0.0174533);255);0)  ;2)" office:value-type="string" office:string-value="FFFFFFFF93">
            <text:p>FFFFFFFF93</text:p>
          </table:table-cell>
          <table:table-cell table:style-name="ce3" table:formula="of:=DEC2HEX(ROUND(IF([.$B23]/COS([.AK$2]*0.0174533)&lt;255;[.$B23]/COS([.AK$2]*0.0174533);255);0)  ;2)" office:value-type="string" office:string-value="FFFFFFFF92">
            <text:p>FFFFFFFF92</text:p>
          </table:table-cell>
          <table:table-cell table:style-name="ce3" table:formula="of:=DEC2HEX(ROUND(IF([.$B23]/COS([.AL$2]*0.0174533)&lt;255;[.$B23]/COS([.AL$2]*0.0174533);255);0)  ;2)" office:value-type="string" office:string-value="FFFFFFFF8F">
            <text:p>FFFFFFFF8F</text:p>
          </table:table-cell>
          <table:table-cell table:style-name="ce3" table:formula="of:=DEC2HEX(ROUND(IF([.$B23]/COS([.AM$2]*0.0174533)&lt;255;[.$B23]/COS([.AM$2]*0.0174533);255);0)  ;2)" office:value-type="string" office:string-value="FFFFFFFF8B">
            <text:p>FFFFFFFF8B</text:p>
          </table:table-cell>
          <table:table-cell table:style-name="ce3" table:formula="of:=DEC2HEX(ROUND(IF([.$B23]/COS([.AN$2]*0.0174533)&lt;255;[.$B23]/COS([.AN$2]*0.0174533);255);0)  ;2)" office:value-type="string" office:string-value="FFFFFFFF86">
            <text:p>FFFFFFFF86</text:p>
          </table:table-cell>
          <table:table-cell table:style-name="ce3" table:formula="of:=DEC2HEX(ROUND(IF([.$B23]/COS([.AO$2]*0.0174533)&lt;255;[.$B23]/COS([.AO$2]*0.0174533);255);0)  ;2)" office:value-type="string" office:string-value="FFFFFFFF7E">
            <text:p>FFFFFFFF7E</text:p>
          </table:table-cell>
          <table:table-cell table:style-name="ce3" table:formula="of:=DEC2HEX(ROUND(IF([.$B23]/COS([.AP$2]*0.0174533)&lt;255;[.$B23]/COS([.AP$2]*0.0174533);255);0)  ;2)" office:value-type="string" office:string-value="FFFFFFFF74">
            <text:p>FFFFFFFF74</text:p>
          </table:table-cell>
          <table:table-cell table:style-name="ce3" table:formula="of:=DEC2HEX(ROUND(IF([.$B23]/COS([.AQ$2]*0.0174533)&lt;255;[.$B23]/COS([.AQ$2]*0.0174533);255);0)  ;2)" office:value-type="string" office:string-value="FFFFFFFF67">
            <text:p>FFFFFFFF67</text:p>
          </table:table-cell>
          <table:table-cell table:style-name="ce3" table:formula="of:=DEC2HEX(ROUND(IF([.$B23]/COS([.AR$2]*0.0174533)&lt;255;[.$B23]/COS([.AR$2]*0.0174533);255);0)  ;2)" office:value-type="string" office:string-value="FFFFFFFF56">
            <text:p>FFFFFFFF56</text:p>
          </table:table-cell>
          <table:table-cell table:style-name="ce3" table:formula="of:=DEC2HEX(ROUND(IF([.$B23]/COS([.AS$2]*0.0174533)&lt;255;[.$B23]/COS([.AS$2]*0.0174533);255);0)  ;2)" office:value-type="string" office:string-value="FFFFFFFF3E">
            <text:p>FFFFFFFF3E</text:p>
          </table:table-cell>
          <table:table-cell table:style-name="ce3" table:formula="of:=DEC2HEX(ROUND(IF([.$B23]/COS([.AT$2]*0.0174533)&lt;255;[.$B23]/COS([.AT$2]*0.0174533);255);0)  ;2)" office:value-type="string" office:string-value="FFFFFFFF1B">
            <text:p>FFFFFFFF1B</text:p>
          </table:table-cell>
          <table:table-cell table:style-name="ce3" table:formula="of:=DEC2HEX(ROUND(IF([.$B23]/COS([.AU$2]*0.0174533)&lt;255;[.$B23]/COS([.AU$2]*0.0174533);255);0)  ;2)" office:value-type="string" office:string-value="FFFFFFFEE6">
            <text:p>FFFFFFFEE6</text:p>
          </table:table-cell>
          <table:table-cell table:style-name="ce3" table:formula="of:=DEC2HEX(ROUND(IF([.$B23]/COS([.AV$2]*0.0174533)&lt;255;[.$B23]/COS([.AV$2]*0.0174533);255);0)  ;2)" office:value-type="string" office:string-value="FFFFFFFE8C">
            <text:p>FFFFFFFE8C</text:p>
          </table:table-cell>
          <table:table-cell table:style-name="ce3" table:formula="of:=DEC2HEX(ROUND(IF([.$B23]/COS([.AW$2]*0.0174533)&lt;255;[.$B23]/COS([.AW$2]*0.0174533);255);0)  ;2)" office:value-type="string" office:string-value="FFFFFFFDD6">
            <text:p>FFFFFFFDD6</text:p>
          </table:table-cell>
          <table:table-cell table:style-name="ce3" table:formula="of:=DEC2HEX(ROUND(IF([.$B23]/COS([.AX$2]*0.0174533)&lt;255;[.$B23]/COS([.AX$2]*0.0174533);255);0)  ;2)" office:value-type="string" office:string-value="FFFFFFFBB2">
            <text:p>FFFFFFFBB2</text:p>
          </table:table-cell>
          <table:table-cell table:style-name="ce3" table:formula="of:=DEC2HEX(ROUND(IF([.$B23]/COS([.AY$2]*0.0174533)&lt;255;[.$B23]/COS([.AY$2]*0.0174533);255);0)  ;2)" office:value-type="string" office:string-value="FF">
            <text:p>FF</text:p>
          </table:table-cell>
          <table:table-cell table:style-name="ce3" table:formula="of:=DEC2HEX(ROUND(IF([.$B23]/COS([.AZ$2]*0.0174533)&lt;255;[.$B23]/COS([.AZ$2]*0.0174533);255);0)  ;2)" office:value-type="string" office:string-value="FF">
            <text:p>FF</text:p>
          </table:table-cell>
          <table:table-cell table:style-name="ce3" table:formula="of:=DEC2HEX(ROUND(IF([.$B23]/COS([.BA$2]*0.0174533)&lt;255;[.$B23]/COS([.BA$2]*0.0174533);255);0)  ;2)" office:value-type="string" office:string-value="FF">
            <text:p>FF</text:p>
          </table:table-cell>
          <table:table-cell table:style-name="ce3" table:formula="of:=DEC2HEX(ROUND(IF([.$B23]/COS([.BB$2]*0.0174533)&lt;255;[.$B23]/COS([.BB$2]*0.0174533);255);0)  ;2)" office:value-type="string" office:string-value="FF">
            <text:p>FF</text:p>
          </table:table-cell>
          <table:table-cell table:style-name="ce3" table:formula="of:=DEC2HEX(ROUND(IF([.$B23]/COS([.BC$2]*0.0174533)&lt;255;[.$B23]/COS([.BC$2]*0.0174533);255);0)  ;2)" office:value-type="string" office:string-value="FF">
            <text:p>FF</text:p>
          </table:table-cell>
          <table:table-cell table:style-name="ce3" table:formula="of:=DEC2HEX(ROUND(IF([.$B23]/COS([.BD$2]*0.0174533)&lt;255;[.$B23]/COS([.BD$2]*0.0174533);255);0)  ;2)" office:value-type="string" office:string-value="E5">
            <text:p>E5</text:p>
          </table:table-cell>
          <table:table-cell table:style-name="ce3" table:formula="of:=DEC2HEX(ROUND(IF([.$B23]/COS([.BE$2]*0.0174533)&lt;255;[.$B23]/COS([.BE$2]*0.0174533);255);0)  ;2)" office:value-type="string" office:string-value="C2">
            <text:p>C2</text:p>
          </table:table-cell>
          <table:table-cell table:style-name="ce3" table:formula="of:=DEC2HEX(ROUND(IF([.$B23]/COS([.BF$2]*0.0174533)&lt;255;[.$B23]/COS([.BF$2]*0.0174533);255);0)  ;2)" office:value-type="string" office:string-value="AA">
            <text:p>AA</text:p>
          </table:table-cell>
          <table:table-cell table:style-name="ce3" table:formula="of:=DEC2HEX(ROUND(IF([.$B23]/COS([.BG$2]*0.0174533)&lt;255;[.$B23]/COS([.BG$2]*0.0174533);255);0)  ;2)" office:value-type="string" office:string-value="99">
            <text:p>99</text:p>
          </table:table-cell>
          <table:table-cell table:style-name="ce3" table:formula="of:=DEC2HEX(ROUND(IF([.$B23]/COS([.BH$2]*0.0174533)&lt;255;[.$B23]/COS([.BH$2]*0.0174533);255);0)  ;2)" office:value-type="string" office:string-value="8C">
            <text:p>8C</text:p>
          </table:table-cell>
          <table:table-cell table:style-name="ce3" table:formula="of:=DEC2HEX(ROUND(IF([.$B23]/COS([.BI$2]*0.0174533)&lt;255;[.$B23]/COS([.BI$2]*0.0174533);255);0)  ;2)" office:value-type="string" office:string-value="82">
            <text:p>82</text:p>
          </table:table-cell>
          <table:table-cell table:style-name="ce3" table:formula="of:=DEC2HEX(ROUND(IF([.$B23]/COS([.BJ$2]*0.0174533)&lt;255;[.$B23]/COS([.BJ$2]*0.0174533);255);0)  ;2)" office:value-type="string" office:string-value="7A">
            <text:p>7A</text:p>
          </table:table-cell>
          <table:table-cell table:style-name="ce3" table:formula="of:=DEC2HEX(ROUND(IF([.$B23]/COS([.BK$2]*0.0174533)&lt;255;[.$B23]/COS([.BK$2]*0.0174533);255);0)  ;2)" office:value-type="string" office:string-value="75">
            <text:p>75</text:p>
          </table:table-cell>
          <table:table-cell table:style-name="ce3" table:formula="of:=DEC2HEX(ROUND(IF([.$B23]/COS([.BL$2]*0.0174533)&lt;255;[.$B23]/COS([.BL$2]*0.0174533);255);0)  ;2)" office:value-type="string" office:string-value="71">
            <text:p>71</text:p>
          </table:table-cell>
          <table:table-cell table:style-name="ce3" table:formula="of:=DEC2HEX(ROUND(IF([.$B23]/COS([.BM$2]*0.0174533)&lt;255;[.$B23]/COS([.BM$2]*0.0174533);255);0)  ;2)" office:value-type="string" office:string-value="6E">
            <text:p>6E</text:p>
          </table:table-cell>
          <table:table-cell table:style-name="ce3" table:formula="of:=DEC2HEX(ROUND(IF([.$B23]/COS([.BN$2]*0.0174533)&lt;255;[.$B23]/COS([.BN$2]*0.0174533);255);0)  ;2)" office:value-type="string" office:string-value="6D">
            <text:p>6D</text:p>
          </table:table-cell>
          <table:table-cell table:style-name="ce3" table:formula="of:=DEC2HEX(ROUND(IF([.$B23]/COS([.BO$2]*0.0174533)&lt;255;[.$B23]/COS([.BO$2]*0.0174533);255);0)  ;2)" office:value-type="string" office:string-value="6C">
            <text:p>6C</text:p>
          </table:table-cell>
          <table:table-cell table:style-name="ce3" table:formula="of:=DEC2HEX(ROUND(IF([.$B23]/COS([.BP$2]*0.0174533)&lt;255;[.$B23]/COS([.BP$2]*0.0174533);255);0)  ;2)" office:value-type="string" office:string-value="6D">
            <text:p>6D</text:p>
          </table:table-cell>
          <table:table-cell table:style-name="ce3" table:formula="of:=DEC2HEX(ROUND(IF([.$B23]/COS([.BQ$2]*0.0174533)&lt;255;[.$B23]/COS([.BQ$2]*0.0174533);255);0)  ;2)" office:value-type="string" office:string-value="6E">
            <text:p>6E</text:p>
          </table:table-cell>
          <table:table-cell table:style-name="ce3" table:formula="of:=DEC2HEX(ROUND(IF([.$B23]/COS([.BR$2]*0.0174533)&lt;255;[.$B23]/COS([.BR$2]*0.0174533);255);0)  ;2)" office:value-type="string" office:string-value="71">
            <text:p>71</text:p>
          </table:table-cell>
          <table:table-cell table:style-name="ce3" table:formula="of:=DEC2HEX(ROUND(IF([.$B23]/COS([.BS$2]*0.0174533)&lt;255;[.$B23]/COS([.BS$2]*0.0174533);255);0)  ;2)" office:value-type="string" office:string-value="75">
            <text:p>75</text:p>
          </table:table-cell>
          <table:table-cell table:style-name="ce3" table:formula="of:=DEC2HEX(ROUND(IF([.$B23]/COS([.BT$2]*0.0174533)&lt;255;[.$B23]/COS([.BT$2]*0.0174533);255);0)  ;2)" office:value-type="string" office:string-value="7A">
            <text:p>7A</text:p>
          </table:table-cell>
          <table:table-cell table:style-name="ce3" table:formula="of:=DEC2HEX(ROUND(IF([.$B23]/COS([.BU$2]*0.0174533)&lt;255;[.$B23]/COS([.BU$2]*0.0174533);255);0)  ;2)" office:value-type="string" office:string-value="82">
            <text:p>82</text:p>
          </table:table-cell>
          <table:table-cell table:style-name="ce3" table:formula="of:=DEC2HEX(ROUND(IF([.$B23]/COS([.BV$2]*0.0174533)&lt;255;[.$B23]/COS([.BV$2]*0.0174533);255);0)  ;2)" office:value-type="string" office:string-value="8C">
            <text:p>8C</text:p>
          </table:table-cell>
          <table:table-cell table:style-name="ce3" table:formula="of:=DEC2HEX(ROUND(IF([.$B23]/COS([.BW$2]*0.0174533)&lt;255;[.$B23]/COS([.BW$2]*0.0174533);255);0)  ;2)" office:value-type="string" office:string-value="99">
            <text:p>99</text:p>
          </table:table-cell>
          <table:table-cell table:style-name="ce3" table:formula="of:=DEC2HEX(ROUND(IF([.$B23]/COS([.BX$2]*0.0174533)&lt;255;[.$B23]/COS([.BX$2]*0.0174533);255);0)  ;2)" office:value-type="string" office:string-value="AA">
            <text:p>AA</text:p>
          </table:table-cell>
          <table:table-cell table:style-name="ce3" table:formula="of:=DEC2HEX(ROUND(IF([.$B23]/COS([.BY$2]*0.0174533)&lt;255;[.$B23]/COS([.BY$2]*0.0174533);255);0)  ;2)" office:value-type="string" office:string-value="C2">
            <text:p>C2</text:p>
          </table:table-cell>
          <table:table-cell table:style-name="ce3" table:formula="of:=DEC2HEX(ROUND(IF([.$B23]/COS([.BZ$2]*0.0174533)&lt;255;[.$B23]/COS([.BZ$2]*0.0174533);255);0)  ;2)" office:value-type="string" office:string-value="E5">
            <text:p>E5</text:p>
          </table:table-cell>
          <table:table-cell table:style-name="ce3" table:formula="of:=DEC2HEX(ROUND(IF([.$B23]/COS([.CA$2]*0.0174533)&lt;255;[.$B23]/COS([.CA$2]*0.0174533);255);0)  ;2)" office:value-type="string" office:string-value="FF">
            <text:p>FF</text:p>
          </table:table-cell>
          <table:table-cell table:style-name="ce3" table:formula="of:=DEC2HEX(ROUND(IF([.$B23]/COS([.CB$2]*0.0174533)&lt;255;[.$B23]/COS([.CB$2]*0.0174533);255);0)  ;2)" office:value-type="string" office:string-value="FF">
            <text:p>FF</text:p>
          </table:table-cell>
          <table:table-cell table:style-name="ce3" table:formula="of:=DEC2HEX(ROUND(IF([.$B23]/COS([.CC$2]*0.0174533)&lt;255;[.$B2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3]+1" office:value-type="float" office:value="20">
            <text:p>20</text:p>
          </table:table-cell>
          <table:table-cell table:style-name="ce2" table:formula="of:=[.B23]-1" office:value-type="float" office:value="107">
            <text:p>107</text:p>
          </table:table-cell>
          <table:table-cell table:formula="of:=DEC2HEX(ROUND(IF([.$B24]/[.C$3]&lt;127;127-[.$B24]/[.C$3];0) ;0) ;2)" office:value-type="string" office:string-value="14">
            <text:p>14</text:p>
          </table:table-cell>
          <table:table-cell table:formula="of:=DEC2HEX(ROUND(IF([.$B24]/[.D$3]&lt;127;127-[.$B24]/[.D$3];0) ;0) ;2)" office:value-type="string" office:string-value="13">
            <text:p>13</text:p>
          </table:table-cell>
          <table:table-cell table:formula="of:=DEC2HEX(ROUND(IF([.$B24]/[.E$3]&lt;127;127-[.$B24]/[.E$3];0) ;0) ;2)" office:value-type="string" office:string-value="12">
            <text:p>12</text:p>
          </table:table-cell>
          <table:table-cell table:formula="of:=DEC2HEX(ROUND(IF([.$B24]/[.F$3]&lt;127;127-[.$B24]/[.F$3];0) ;0) ;2)" office:value-type="string" office:string-value="0F">
            <text:p>0F</text:p>
          </table:table-cell>
          <table:table-cell table:formula="of:=DEC2HEX(ROUND(IF([.$B24]/[.G$3]&lt;127;127-[.$B24]/[.G$3];0) ;0) ;2)" office:value-type="string" office:string-value="0B">
            <text:p>0B</text:p>
          </table:table-cell>
          <table:table-cell table:formula="of:=DEC2HEX(ROUND(IF([.$B24]/[.H$3]&lt;127;127-[.$B24]/[.H$3];0) ;0) ;2)" office:value-type="string" office:string-value="06">
            <text:p>06</text:p>
          </table:table-cell>
          <table:table-cell table:formula="of:=DEC2HEX(ROUND(IF([.$B24]/[.I$3]&lt;127;127-[.$B24]/[.I$3];0) ;0) ;2)" office:value-type="string" office:string-value="00">
            <text:p>00</text:p>
          </table:table-cell>
          <table:table-cell table:formula="of:=DEC2HEX(ROUND(IF([.$B24]/[.J$3]&lt;127;127-[.$B24]/[.J$3];0) ;0) ;2)" office:value-type="string" office:string-value="00">
            <text:p>00</text:p>
          </table:table-cell>
          <table:table-cell table:formula="of:=DEC2HEX(ROUND(IF([.$B24]/[.K$3]&lt;127;127-[.$B24]/[.K$3];0) ;0) ;2)" office:value-type="string" office:string-value="00">
            <text:p>00</text:p>
          </table:table-cell>
          <table:table-cell table:formula="of:=DEC2HEX(ROUND(IF([.$B24]/[.L$3]&lt;127;127-[.$B24]/[.L$3];0) ;0) ;2)" office:value-type="string" office:string-value="00">
            <text:p>00</text:p>
          </table:table-cell>
          <table:table-cell table:style-name="ce3" table:formula="of:=DEC2HEX(ROUND(IF([.$B24]/[.M$3]&lt;127;127-[.$B24]/[.M$3];0) ;0) ;2)" office:value-type="string" office:string-value="00">
            <text:p>00</text:p>
          </table:table-cell>
          <table:table-cell table:style-name="ce3" table:formula="of:=DEC2HEX(ROUND(IF([.$B24]/[.N$3]&lt;127;127-[.$B24]/[.N$3];0) ;0) ;2)" office:value-type="string" office:string-value="00">
            <text:p>00</text:p>
          </table:table-cell>
          <table:table-cell table:style-name="ce3" table:formula="of:=DEC2HEX(ROUND(IF([.$B24]/[.O$3]&lt;127;127-[.$B24]/[.O$3];0) ;0) ;2)" office:value-type="string" office:string-value="00">
            <text:p>00</text:p>
          </table:table-cell>
          <table:table-cell table:style-name="ce3" table:formula="of:=DEC2HEX(ROUND(IF([.$B24]/[.P$3]&lt;127;127-[.$B24]/[.P$3];0) ;0) ;2)" office:value-type="string" office:string-value="00">
            <text:p>00</text:p>
          </table:table-cell>
          <table:table-cell table:style-name="ce3" table:formula="of:=DEC2HEX(ROUND(IF([.$B24]/[.Q$3]&lt;127;127-[.$B24]/[.Q$3];0) ;0) ;2)" office:value-type="string" office:string-value="00">
            <text:p>00</text:p>
          </table:table-cell>
          <table:table-cell table:style-name="ce3" table:formula="of:=DEC2HEX(ROUND(IF([.$B24]/[.R$3]&lt;127;127-[.$B24]/[.R$3];0) ;0) ;2)" office:value-type="string" office:string-value="00">
            <text:p>00</text:p>
          </table:table-cell>
          <table:table-cell table:style-name="ce3" table:formula="of:=DEC2HEX(ROUND(IF([.$B24]/[.S$3]&lt;127;[.$B24]/[.S$3];127) ;0) ;2)" office:value-type="float" office:value="0">
            <text:p>#ДЕЛ/0!</text:p>
          </table:table-cell>
          <table:table-cell table:style-name="ce3" table:formula="of:=DEC2HEX(ROUND(IF([.$B24]/[.T$3]&lt;127;[.$B24]/[.T$3];127) ;0) ;2)" office:value-type="string" office:string-value="FFFFFFFBBC">
            <text:p>FFFFFFFBBC</text:p>
          </table:table-cell>
          <table:table-cell table:style-name="ce3" table:formula="of:=DEC2HEX(ROUND(IF([.$B24]/[.U$3]&lt;127;[.$B24]/[.U$3];127) ;0) ;2)" office:value-type="string" office:string-value="FFFFFFFDDB">
            <text:p>FFFFFFFDDB</text:p>
          </table:table-cell>
          <table:table-cell table:style-name="ce3" table:formula="of:=DEC2HEX(ROUND(IF([.$B24]/[.V$3]&lt;127;[.$B24]/[.V$3];127) ;0) ;2)" office:value-type="string" office:string-value="FFFFFFFE8F">
            <text:p>FFFFFFFE8F</text:p>
          </table:table-cell>
          <table:table-cell table:style-name="ce3" table:formula="of:=DEC2HEX(ROUND(IF([.$B24]/[.W$3]&lt;127;[.$B24]/[.W$3];127) ;0) ;2)" office:value-type="string" office:string-value="FFFFFFFEE9">
            <text:p>FFFFFFFEE9</text:p>
          </table:table-cell>
          <table:table-cell table:style-name="ce3" table:formula="of:=DEC2HEX(ROUND(IF([.$B24]/[.X$3]&lt;127;[.$B24]/[.X$3];127) ;0) ;2)" office:value-type="string" office:string-value="FFFFFFFF1D">
            <text:p>FFFFFFFF1D</text:p>
          </table:table-cell>
          <table:table-cell table:style-name="ce3" table:formula="of:=DEC2HEX(ROUND(IF([.$B24]/[.Y$3]&lt;127;[.$B24]/[.Y$3];127) ;0) ;2)" office:value-type="string" office:string-value="FFFFFFFF40">
            <text:p>FFFFFFFF40</text:p>
          </table:table-cell>
          <table:table-cell table:style-name="ce3" table:formula="of:=DEC2HEX(ROUND(IF([.$B24]/[.Z$3]&lt;127;[.$B24]/[.Z$3];127) ;0) ;2)" office:value-type="string" office:string-value="FFFFFFFF57">
            <text:p>FFFFFFFF57</text:p>
          </table:table-cell>
          <table:table-cell table:style-name="ce3" table:formula="of:=DEC2HEX(ROUND(IF([.$B24]/[.AA$3]&lt;127;[.$B24]/[.AA$3];127) ;0) ;2)" office:value-type="string" office:string-value="FFFFFFFF69">
            <text:p>FFFFFFFF69</text:p>
          </table:table-cell>
          <table:table-cell table:style-name="ce3" table:formula="of:=DEC2HEX(ROUND(IF([.$B24]/[.AB$3]&lt;127;[.$B24]/[.AB$3];127) ;0) ;2)" office:value-type="string" office:string-value="FFFFFFFF76">
            <text:p>FFFFFFFF76</text:p>
          </table:table-cell>
          <table:table-cell table:style-name="ce3" table:formula="of:=DEC2HEX(ROUND(IF([.$B24]/[.AC$3]&lt;127;[.$B24]/[.AC$3];127) ;0) ;2)" office:value-type="string" office:string-value="FFFFFFFF7F">
            <text:p>FFFFFFFF7F</text:p>
          </table:table-cell>
          <table:table-cell table:style-name="ce3" table:formula="of:=DEC2HEX(ROUND(IF([.$B24]/[.AD$3]&lt;127;[.$B24]/[.AD$3];127) ;0) ;2)" office:value-type="string" office:string-value="FFFFFFFF87">
            <text:p>FFFFFFFF87</text:p>
          </table:table-cell>
          <table:table-cell table:style-name="ce3" table:formula="of:=DEC2HEX(ROUND(IF([.$B24]/[.AE$3]&lt;127;[.$B24]/[.AE$3];127) ;0) ;2)" office:value-type="string" office:string-value="FFFFFFFF8C">
            <text:p>FFFFFFFF8C</text:p>
          </table:table-cell>
          <table:table-cell table:style-name="ce3" table:formula="of:=DEC2HEX(ROUND(IF([.$B24]/[.AF$3]&lt;127;[.$B24]/[.AF$3];127) ;0) ;2)" office:value-type="string" office:string-value="FFFFFFFF90">
            <text:p>FFFFFFFF90</text:p>
          </table:table-cell>
          <table:table-cell table:style-name="ce3" table:formula="of:=DEC2HEX(ROUND(IF([.$B24]/[.AG$3]&lt;127;[.$B24]/[.AG$3];127) ;0) ;2)" office:value-type="string" office:string-value="FFFFFFFF93">
            <text:p>FFFFFFFF93</text:p>
          </table:table-cell>
          <table:table-cell table:style-name="ce3" table:formula="of:=DEC2HEX(ROUND(IF([.$B24]/[.AH$3]&lt;127;[.$B24]/[.AH$3];127) ;0) ;2)" office:value-type="string" office:string-value="FFFFFFFF94">
            <text:p>FFFFFFFF94</text:p>
          </table:table-cell>
          <table:table-cell table:style-name="ce3" table:formula="of:=DEC2HEX(ROUND(IF([.$B24]/[.AI$3]&lt;255;[.$B24]/[.AI$3];255) ;0) ;2)" office:value-type="string" office:string-value="FFFFFFFF95">
            <text:p>FFFFFFFF95</text:p>
          </table:table-cell>
          <table:table-cell table:style-name="ce3" table:formula="of:=DEC2HEX(ROUND(IF([.$B24]/COS([.AJ$2]*0.0174533)&lt;255;[.$B24]/COS([.AJ$2]*0.0174533);255);0)  ;2)" office:value-type="string" office:string-value="FFFFFFFF94">
            <text:p>FFFFFFFF94</text:p>
          </table:table-cell>
          <table:table-cell table:style-name="ce3" table:formula="of:=DEC2HEX(ROUND(IF([.$B24]/COS([.AK$2]*0.0174533)&lt;255;[.$B24]/COS([.AK$2]*0.0174533);255);0)  ;2)" office:value-type="string" office:string-value="FFFFFFFF93">
            <text:p>FFFFFFFF93</text:p>
          </table:table-cell>
          <table:table-cell table:style-name="ce3" table:formula="of:=DEC2HEX(ROUND(IF([.$B24]/COS([.AL$2]*0.0174533)&lt;255;[.$B24]/COS([.AL$2]*0.0174533);255);0)  ;2)" office:value-type="string" office:string-value="FFFFFFFF90">
            <text:p>FFFFFFFF90</text:p>
          </table:table-cell>
          <table:table-cell table:style-name="ce3" table:formula="of:=DEC2HEX(ROUND(IF([.$B24]/COS([.AM$2]*0.0174533)&lt;255;[.$B24]/COS([.AM$2]*0.0174533);255);0)  ;2)" office:value-type="string" office:string-value="FFFFFFFF8C">
            <text:p>FFFFFFFF8C</text:p>
          </table:table-cell>
          <table:table-cell table:style-name="ce3" table:formula="of:=DEC2HEX(ROUND(IF([.$B24]/COS([.AN$2]*0.0174533)&lt;255;[.$B24]/COS([.AN$2]*0.0174533);255);0)  ;2)" office:value-type="string" office:string-value="FFFFFFFF87">
            <text:p>FFFFFFFF87</text:p>
          </table:table-cell>
          <table:table-cell table:style-name="ce3" table:formula="of:=DEC2HEX(ROUND(IF([.$B24]/COS([.AO$2]*0.0174533)&lt;255;[.$B24]/COS([.AO$2]*0.0174533);255);0)  ;2)" office:value-type="string" office:string-value="FFFFFFFF7F">
            <text:p>FFFFFFFF7F</text:p>
          </table:table-cell>
          <table:table-cell table:style-name="ce3" table:formula="of:=DEC2HEX(ROUND(IF([.$B24]/COS([.AP$2]*0.0174533)&lt;255;[.$B24]/COS([.AP$2]*0.0174533);255);0)  ;2)" office:value-type="string" office:string-value="FFFFFFFF76">
            <text:p>FFFFFFFF76</text:p>
          </table:table-cell>
          <table:table-cell table:style-name="ce3" table:formula="of:=DEC2HEX(ROUND(IF([.$B24]/COS([.AQ$2]*0.0174533)&lt;255;[.$B24]/COS([.AQ$2]*0.0174533);255);0)  ;2)" office:value-type="string" office:string-value="FFFFFFFF69">
            <text:p>FFFFFFFF69</text:p>
          </table:table-cell>
          <table:table-cell table:style-name="ce3" table:formula="of:=DEC2HEX(ROUND(IF([.$B24]/COS([.AR$2]*0.0174533)&lt;255;[.$B24]/COS([.AR$2]*0.0174533);255);0)  ;2)" office:value-type="string" office:string-value="FFFFFFFF57">
            <text:p>FFFFFFFF57</text:p>
          </table:table-cell>
          <table:table-cell table:style-name="ce3" table:formula="of:=DEC2HEX(ROUND(IF([.$B24]/COS([.AS$2]*0.0174533)&lt;255;[.$B24]/COS([.AS$2]*0.0174533);255);0)  ;2)" office:value-type="string" office:string-value="FFFFFFFF3F">
            <text:p>FFFFFFFF3F</text:p>
          </table:table-cell>
          <table:table-cell table:style-name="ce3" table:formula="of:=DEC2HEX(ROUND(IF([.$B24]/COS([.AT$2]*0.0174533)&lt;255;[.$B24]/COS([.AT$2]*0.0174533);255);0)  ;2)" office:value-type="string" office:string-value="FFFFFFFF1D">
            <text:p>FFFFFFFF1D</text:p>
          </table:table-cell>
          <table:table-cell table:style-name="ce3" table:formula="of:=DEC2HEX(ROUND(IF([.$B24]/COS([.AU$2]*0.0174533)&lt;255;[.$B24]/COS([.AU$2]*0.0174533);255);0)  ;2)" office:value-type="string" office:string-value="FFFFFFFEE8">
            <text:p>FFFFFFFEE8</text:p>
          </table:table-cell>
          <table:table-cell table:style-name="ce3" table:formula="of:=DEC2HEX(ROUND(IF([.$B24]/COS([.AV$2]*0.0174533)&lt;255;[.$B24]/COS([.AV$2]*0.0174533);255);0)  ;2)" office:value-type="string" office:string-value="FFFFFFFE8F">
            <text:p>FFFFFFFE8F</text:p>
          </table:table-cell>
          <table:table-cell table:style-name="ce3" table:formula="of:=DEC2HEX(ROUND(IF([.$B24]/COS([.AW$2]*0.0174533)&lt;255;[.$B24]/COS([.AW$2]*0.0174533);255);0)  ;2)" office:value-type="string" office:string-value="FFFFFFFDDC">
            <text:p>FFFFFFFDDC</text:p>
          </table:table-cell>
          <table:table-cell table:style-name="ce3" table:formula="of:=DEC2HEX(ROUND(IF([.$B24]/COS([.AX$2]*0.0174533)&lt;255;[.$B24]/COS([.AX$2]*0.0174533);255);0)  ;2)" office:value-type="string" office:string-value="FFFFFFFBBC">
            <text:p>FFFFFFFBBC</text:p>
          </table:table-cell>
          <table:table-cell table:style-name="ce3" table:formula="of:=DEC2HEX(ROUND(IF([.$B24]/COS([.AY$2]*0.0174533)&lt;255;[.$B24]/COS([.AY$2]*0.0174533);255);0)  ;2)" office:value-type="string" office:string-value="FF">
            <text:p>FF</text:p>
          </table:table-cell>
          <table:table-cell table:style-name="ce3" table:formula="of:=DEC2HEX(ROUND(IF([.$B24]/COS([.AZ$2]*0.0174533)&lt;255;[.$B24]/COS([.AZ$2]*0.0174533);255);0)  ;2)" office:value-type="string" office:string-value="FF">
            <text:p>FF</text:p>
          </table:table-cell>
          <table:table-cell table:style-name="ce3" table:formula="of:=DEC2HEX(ROUND(IF([.$B24]/COS([.BA$2]*0.0174533)&lt;255;[.$B24]/COS([.BA$2]*0.0174533);255);0)  ;2)" office:value-type="string" office:string-value="FF">
            <text:p>FF</text:p>
          </table:table-cell>
          <table:table-cell table:style-name="ce3" table:formula="of:=DEC2HEX(ROUND(IF([.$B24]/COS([.BB$2]*0.0174533)&lt;255;[.$B24]/COS([.BB$2]*0.0174533);255);0)  ;2)" office:value-type="string" office:string-value="FF">
            <text:p>FF</text:p>
          </table:table-cell>
          <table:table-cell table:style-name="ce3" table:formula="of:=DEC2HEX(ROUND(IF([.$B24]/COS([.BC$2]*0.0174533)&lt;255;[.$B24]/COS([.BC$2]*0.0174533);255);0)  ;2)" office:value-type="string" office:string-value="FF">
            <text:p>FF</text:p>
          </table:table-cell>
          <table:table-cell table:style-name="ce3" table:formula="of:=DEC2HEX(ROUND(IF([.$B24]/COS([.BD$2]*0.0174533)&lt;255;[.$B24]/COS([.BD$2]*0.0174533);255);0)  ;2)" office:value-type="string" office:string-value="E3">
            <text:p>E3</text:p>
          </table:table-cell>
          <table:table-cell table:style-name="ce3" table:formula="of:=DEC2HEX(ROUND(IF([.$B24]/COS([.BE$2]*0.0174533)&lt;255;[.$B24]/COS([.BE$2]*0.0174533);255);0)  ;2)" office:value-type="string" office:string-value="C1">
            <text:p>C1</text:p>
          </table:table-cell>
          <table:table-cell table:style-name="ce3" table:formula="of:=DEC2HEX(ROUND(IF([.$B24]/COS([.BF$2]*0.0174533)&lt;255;[.$B24]/COS([.BF$2]*0.0174533);255);0)  ;2)" office:value-type="string" office:string-value="A9">
            <text:p>A9</text:p>
          </table:table-cell>
          <table:table-cell table:style-name="ce3" table:formula="of:=DEC2HEX(ROUND(IF([.$B24]/COS([.BG$2]*0.0174533)&lt;255;[.$B24]/COS([.BG$2]*0.0174533);255);0)  ;2)" office:value-type="string" office:string-value="97">
            <text:p>97</text:p>
          </table:table-cell>
          <table:table-cell table:style-name="ce3" table:formula="of:=DEC2HEX(ROUND(IF([.$B24]/COS([.BH$2]*0.0174533)&lt;255;[.$B24]/COS([.BH$2]*0.0174533);255);0)  ;2)" office:value-type="string" office:string-value="8A">
            <text:p>8A</text:p>
          </table:table-cell>
          <table:table-cell table:style-name="ce3" table:formula="of:=DEC2HEX(ROUND(IF([.$B24]/COS([.BI$2]*0.0174533)&lt;255;[.$B24]/COS([.BI$2]*0.0174533);255);0)  ;2)" office:value-type="string" office:string-value="81">
            <text:p>81</text:p>
          </table:table-cell>
          <table:table-cell table:style-name="ce3" table:formula="of:=DEC2HEX(ROUND(IF([.$B24]/COS([.BJ$2]*0.0174533)&lt;255;[.$B24]/COS([.BJ$2]*0.0174533);255);0)  ;2)" office:value-type="string" office:string-value="79">
            <text:p>79</text:p>
          </table:table-cell>
          <table:table-cell table:style-name="ce3" table:formula="of:=DEC2HEX(ROUND(IF([.$B24]/COS([.BK$2]*0.0174533)&lt;255;[.$B24]/COS([.BK$2]*0.0174533);255);0)  ;2)" office:value-type="string" office:string-value="74">
            <text:p>74</text:p>
          </table:table-cell>
          <table:table-cell table:style-name="ce3" table:formula="of:=DEC2HEX(ROUND(IF([.$B24]/COS([.BL$2]*0.0174533)&lt;255;[.$B24]/COS([.BL$2]*0.0174533);255);0)  ;2)" office:value-type="string" office:string-value="70">
            <text:p>70</text:p>
          </table:table-cell>
          <table:table-cell table:style-name="ce3" table:formula="of:=DEC2HEX(ROUND(IF([.$B24]/COS([.BM$2]*0.0174533)&lt;255;[.$B24]/COS([.BM$2]*0.0174533);255);0)  ;2)" office:value-type="string" office:string-value="6D">
            <text:p>6D</text:p>
          </table:table-cell>
          <table:table-cell table:style-name="ce3" table:formula="of:=DEC2HEX(ROUND(IF([.$B24]/COS([.BN$2]*0.0174533)&lt;255;[.$B24]/COS([.BN$2]*0.0174533);255);0)  ;2)" office:value-type="string" office:string-value="6C">
            <text:p>6C</text:p>
          </table:table-cell>
          <table:table-cell table:style-name="ce3" table:formula="of:=DEC2HEX(ROUND(IF([.$B24]/COS([.BO$2]*0.0174533)&lt;255;[.$B24]/COS([.BO$2]*0.0174533);255);0)  ;2)" office:value-type="string" office:string-value="6B">
            <text:p>6B</text:p>
          </table:table-cell>
          <table:table-cell table:style-name="ce3" table:formula="of:=DEC2HEX(ROUND(IF([.$B24]/COS([.BP$2]*0.0174533)&lt;255;[.$B24]/COS([.BP$2]*0.0174533);255);0)  ;2)" office:value-type="string" office:string-value="6C">
            <text:p>6C</text:p>
          </table:table-cell>
          <table:table-cell table:style-name="ce3" table:formula="of:=DEC2HEX(ROUND(IF([.$B24]/COS([.BQ$2]*0.0174533)&lt;255;[.$B24]/COS([.BQ$2]*0.0174533);255);0)  ;2)" office:value-type="string" office:string-value="6D">
            <text:p>6D</text:p>
          </table:table-cell>
          <table:table-cell table:style-name="ce3" table:formula="of:=DEC2HEX(ROUND(IF([.$B24]/COS([.BR$2]*0.0174533)&lt;255;[.$B24]/COS([.BR$2]*0.0174533);255);0)  ;2)" office:value-type="string" office:string-value="70">
            <text:p>70</text:p>
          </table:table-cell>
          <table:table-cell table:style-name="ce3" table:formula="of:=DEC2HEX(ROUND(IF([.$B24]/COS([.BS$2]*0.0174533)&lt;255;[.$B24]/COS([.BS$2]*0.0174533);255);0)  ;2)" office:value-type="string" office:string-value="74">
            <text:p>74</text:p>
          </table:table-cell>
          <table:table-cell table:style-name="ce3" table:formula="of:=DEC2HEX(ROUND(IF([.$B24]/COS([.BT$2]*0.0174533)&lt;255;[.$B24]/COS([.BT$2]*0.0174533);255);0)  ;2)" office:value-type="string" office:string-value="79">
            <text:p>79</text:p>
          </table:table-cell>
          <table:table-cell table:style-name="ce3" table:formula="of:=DEC2HEX(ROUND(IF([.$B24]/COS([.BU$2]*0.0174533)&lt;255;[.$B24]/COS([.BU$2]*0.0174533);255);0)  ;2)" office:value-type="string" office:string-value="81">
            <text:p>81</text:p>
          </table:table-cell>
          <table:table-cell table:style-name="ce3" table:formula="of:=DEC2HEX(ROUND(IF([.$B24]/COS([.BV$2]*0.0174533)&lt;255;[.$B24]/COS([.BV$2]*0.0174533);255);0)  ;2)" office:value-type="string" office:string-value="8A">
            <text:p>8A</text:p>
          </table:table-cell>
          <table:table-cell table:style-name="ce3" table:formula="of:=DEC2HEX(ROUND(IF([.$B24]/COS([.BW$2]*0.0174533)&lt;255;[.$B24]/COS([.BW$2]*0.0174533);255);0)  ;2)" office:value-type="string" office:string-value="97">
            <text:p>97</text:p>
          </table:table-cell>
          <table:table-cell table:style-name="ce3" table:formula="of:=DEC2HEX(ROUND(IF([.$B24]/COS([.BX$2]*0.0174533)&lt;255;[.$B24]/COS([.BX$2]*0.0174533);255);0)  ;2)" office:value-type="string" office:string-value="A9">
            <text:p>A9</text:p>
          </table:table-cell>
          <table:table-cell table:style-name="ce3" table:formula="of:=DEC2HEX(ROUND(IF([.$B24]/COS([.BY$2]*0.0174533)&lt;255;[.$B24]/COS([.BY$2]*0.0174533);255);0)  ;2)" office:value-type="string" office:string-value="C1">
            <text:p>C1</text:p>
          </table:table-cell>
          <table:table-cell table:style-name="ce3" table:formula="of:=DEC2HEX(ROUND(IF([.$B24]/COS([.BZ$2]*0.0174533)&lt;255;[.$B24]/COS([.BZ$2]*0.0174533);255);0)  ;2)" office:value-type="string" office:string-value="E3">
            <text:p>E3</text:p>
          </table:table-cell>
          <table:table-cell table:style-name="ce3" table:formula="of:=DEC2HEX(ROUND(IF([.$B24]/COS([.CA$2]*0.0174533)&lt;255;[.$B24]/COS([.CA$2]*0.0174533);255);0)  ;2)" office:value-type="string" office:string-value="FF">
            <text:p>FF</text:p>
          </table:table-cell>
          <table:table-cell table:style-name="ce3" table:formula="of:=DEC2HEX(ROUND(IF([.$B24]/COS([.CB$2]*0.0174533)&lt;255;[.$B24]/COS([.CB$2]*0.0174533);255);0)  ;2)" office:value-type="string" office:string-value="FF">
            <text:p>FF</text:p>
          </table:table-cell>
          <table:table-cell table:style-name="ce3" table:formula="of:=DEC2HEX(ROUND(IF([.$B24]/COS([.CC$2]*0.0174533)&lt;255;[.$B2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4]+1" office:value-type="float" office:value="21">
            <text:p>21</text:p>
          </table:table-cell>
          <table:table-cell table:style-name="ce2" table:formula="of:=[.B24]-1" office:value-type="float" office:value="106">
            <text:p>106</text:p>
          </table:table-cell>
          <table:table-cell table:formula="of:=DEC2HEX(ROUND(IF([.$B25]/[.C$3]&lt;127;127-[.$B25]/[.C$3];0) ;0) ;2)" office:value-type="string" office:string-value="15">
            <text:p>15</text:p>
          </table:table-cell>
          <table:table-cell table:formula="of:=DEC2HEX(ROUND(IF([.$B25]/[.D$3]&lt;127;127-[.$B25]/[.D$3];0) ;0) ;2)" office:value-type="string" office:string-value="14">
            <text:p>14</text:p>
          </table:table-cell>
          <table:table-cell table:formula="of:=DEC2HEX(ROUND(IF([.$B25]/[.E$3]&lt;127;127-[.$B25]/[.E$3];0) ;0) ;2)" office:value-type="string" office:string-value="13">
            <text:p>13</text:p>
          </table:table-cell>
          <table:table-cell table:formula="of:=DEC2HEX(ROUND(IF([.$B25]/[.F$3]&lt;127;127-[.$B25]/[.F$3];0) ;0) ;2)" office:value-type="string" office:string-value="10">
            <text:p>10</text:p>
          </table:table-cell>
          <table:table-cell table:formula="of:=DEC2HEX(ROUND(IF([.$B25]/[.G$3]&lt;127;127-[.$B25]/[.G$3];0) ;0) ;2)" office:value-type="string" office:string-value="0C">
            <text:p>0C</text:p>
          </table:table-cell>
          <table:table-cell table:formula="of:=DEC2HEX(ROUND(IF([.$B25]/[.H$3]&lt;127;127-[.$B25]/[.H$3];0) ;0) ;2)" office:value-type="string" office:string-value="07">
            <text:p>07</text:p>
          </table:table-cell>
          <table:table-cell table:formula="of:=DEC2HEX(ROUND(IF([.$B25]/[.I$3]&lt;127;127-[.$B25]/[.I$3];0) ;0) ;2)" office:value-type="string" office:string-value="00">
            <text:p>00</text:p>
          </table:table-cell>
          <table:table-cell table:formula="of:=DEC2HEX(ROUND(IF([.$B25]/[.J$3]&lt;127;127-[.$B25]/[.J$3];0) ;0) ;2)" office:value-type="string" office:string-value="00">
            <text:p>00</text:p>
          </table:table-cell>
          <table:table-cell table:formula="of:=DEC2HEX(ROUND(IF([.$B25]/[.K$3]&lt;127;127-[.$B25]/[.K$3];0) ;0) ;2)" office:value-type="string" office:string-value="00">
            <text:p>00</text:p>
          </table:table-cell>
          <table:table-cell table:formula="of:=DEC2HEX(ROUND(IF([.$B25]/[.L$3]&lt;127;127-[.$B25]/[.L$3];0) ;0) ;2)" office:value-type="string" office:string-value="00">
            <text:p>00</text:p>
          </table:table-cell>
          <table:table-cell table:style-name="ce3" table:formula="of:=DEC2HEX(ROUND(IF([.$B25]/[.M$3]&lt;127;127-[.$B25]/[.M$3];0) ;0) ;2)" office:value-type="string" office:string-value="00">
            <text:p>00</text:p>
          </table:table-cell>
          <table:table-cell table:style-name="ce3" table:formula="of:=DEC2HEX(ROUND(IF([.$B25]/[.N$3]&lt;127;127-[.$B25]/[.N$3];0) ;0) ;2)" office:value-type="string" office:string-value="00">
            <text:p>00</text:p>
          </table:table-cell>
          <table:table-cell table:style-name="ce3" table:formula="of:=DEC2HEX(ROUND(IF([.$B25]/[.O$3]&lt;127;127-[.$B25]/[.O$3];0) ;0) ;2)" office:value-type="string" office:string-value="00">
            <text:p>00</text:p>
          </table:table-cell>
          <table:table-cell table:style-name="ce3" table:formula="of:=DEC2HEX(ROUND(IF([.$B25]/[.P$3]&lt;127;127-[.$B25]/[.P$3];0) ;0) ;2)" office:value-type="string" office:string-value="00">
            <text:p>00</text:p>
          </table:table-cell>
          <table:table-cell table:style-name="ce3" table:formula="of:=DEC2HEX(ROUND(IF([.$B25]/[.Q$3]&lt;127;127-[.$B25]/[.Q$3];0) ;0) ;2)" office:value-type="string" office:string-value="00">
            <text:p>00</text:p>
          </table:table-cell>
          <table:table-cell table:style-name="ce3" table:formula="of:=DEC2HEX(ROUND(IF([.$B25]/[.R$3]&lt;127;127-[.$B25]/[.R$3];0) ;0) ;2)" office:value-type="string" office:string-value="00">
            <text:p>00</text:p>
          </table:table-cell>
          <table:table-cell table:style-name="ce3" table:formula="of:=DEC2HEX(ROUND(IF([.$B25]/[.S$3]&lt;127;[.$B25]/[.S$3];127) ;0) ;2)" office:value-type="float" office:value="0">
            <text:p>#ДЕЛ/0!</text:p>
          </table:table-cell>
          <table:table-cell table:style-name="ce3" table:formula="of:=DEC2HEX(ROUND(IF([.$B25]/[.T$3]&lt;127;[.$B25]/[.T$3];127) ;0) ;2)" office:value-type="string" office:string-value="FFFFFFFBC6">
            <text:p>FFFFFFFBC6</text:p>
          </table:table-cell>
          <table:table-cell table:style-name="ce3" table:formula="of:=DEC2HEX(ROUND(IF([.$B25]/[.U$3]&lt;127;[.$B25]/[.U$3];127) ;0) ;2)" office:value-type="string" office:string-value="FFFFFFFDE0">
            <text:p>FFFFFFFDE0</text:p>
          </table:table-cell>
          <table:table-cell table:style-name="ce3" table:formula="of:=DEC2HEX(ROUND(IF([.$B25]/[.V$3]&lt;127;[.$B25]/[.V$3];127) ;0) ;2)" office:value-type="string" office:string-value="FFFFFFFE92">
            <text:p>FFFFFFFE92</text:p>
          </table:table-cell>
          <table:table-cell table:style-name="ce3" table:formula="of:=DEC2HEX(ROUND(IF([.$B25]/[.W$3]&lt;127;[.$B25]/[.W$3];127) ;0) ;2)" office:value-type="string" office:string-value="FFFFFFFEEB">
            <text:p>FFFFFFFEEB</text:p>
          </table:table-cell>
          <table:table-cell table:style-name="ce3" table:formula="of:=DEC2HEX(ROUND(IF([.$B25]/[.X$3]&lt;127;[.$B25]/[.X$3];127) ;0) ;2)" office:value-type="string" office:string-value="FFFFFFFF1F">
            <text:p>FFFFFFFF1F</text:p>
          </table:table-cell>
          <table:table-cell table:style-name="ce3" table:formula="of:=DEC2HEX(ROUND(IF([.$B25]/[.Y$3]&lt;127;[.$B25]/[.Y$3];127) ;0) ;2)" office:value-type="string" office:string-value="FFFFFFFF41">
            <text:p>FFFFFFFF41</text:p>
          </table:table-cell>
          <table:table-cell table:style-name="ce3" table:formula="of:=DEC2HEX(ROUND(IF([.$B25]/[.Z$3]&lt;127;[.$B25]/[.Z$3];127) ;0) ;2)" office:value-type="string" office:string-value="FFFFFFFF59">
            <text:p>FFFFFFFF59</text:p>
          </table:table-cell>
          <table:table-cell table:style-name="ce3" table:formula="of:=DEC2HEX(ROUND(IF([.$B25]/[.AA$3]&lt;127;[.$B25]/[.AA$3];127) ;0) ;2)" office:value-type="string" office:string-value="FFFFFFFF6A">
            <text:p>FFFFFFFF6A</text:p>
          </table:table-cell>
          <table:table-cell table:style-name="ce3" table:formula="of:=DEC2HEX(ROUND(IF([.$B25]/[.AB$3]&lt;127;[.$B25]/[.AB$3];127) ;0) ;2)" office:value-type="string" office:string-value="FFFFFFFF77">
            <text:p>FFFFFFFF77</text:p>
          </table:table-cell>
          <table:table-cell table:style-name="ce3" table:formula="of:=DEC2HEX(ROUND(IF([.$B25]/[.AC$3]&lt;127;[.$B25]/[.AC$3];127) ;0) ;2)" office:value-type="string" office:string-value="FFFFFFFF80">
            <text:p>FFFFFFFF80</text:p>
          </table:table-cell>
          <table:table-cell table:style-name="ce3" table:formula="of:=DEC2HEX(ROUND(IF([.$B25]/[.AD$3]&lt;127;[.$B25]/[.AD$3];127) ;0) ;2)" office:value-type="string" office:string-value="FFFFFFFF88">
            <text:p>FFFFFFFF88</text:p>
          </table:table-cell>
          <table:table-cell table:style-name="ce3" table:formula="of:=DEC2HEX(ROUND(IF([.$B25]/[.AE$3]&lt;127;[.$B25]/[.AE$3];127) ;0) ;2)" office:value-type="string" office:string-value="FFFFFFFF8D">
            <text:p>FFFFFFFF8D</text:p>
          </table:table-cell>
          <table:table-cell table:style-name="ce3" table:formula="of:=DEC2HEX(ROUND(IF([.$B25]/[.AF$3]&lt;127;[.$B25]/[.AF$3];127) ;0) ;2)" office:value-type="string" office:string-value="FFFFFFFF91">
            <text:p>FFFFFFFF91</text:p>
          </table:table-cell>
          <table:table-cell table:style-name="ce3" table:formula="of:=DEC2HEX(ROUND(IF([.$B25]/[.AG$3]&lt;127;[.$B25]/[.AG$3];127) ;0) ;2)" office:value-type="string" office:string-value="FFFFFFFF94">
            <text:p>FFFFFFFF94</text:p>
          </table:table-cell>
          <table:table-cell table:style-name="ce3" table:formula="of:=DEC2HEX(ROUND(IF([.$B25]/[.AH$3]&lt;127;[.$B25]/[.AH$3];127) ;0) ;2)" office:value-type="string" office:string-value="FFFFFFFF95">
            <text:p>FFFFFFFF95</text:p>
          </table:table-cell>
          <table:table-cell table:style-name="ce3" table:formula="of:=DEC2HEX(ROUND(IF([.$B25]/[.AI$3]&lt;255;[.$B25]/[.AI$3];255) ;0) ;2)" office:value-type="string" office:string-value="FFFFFFFF96">
            <text:p>FFFFFFFF96</text:p>
          </table:table-cell>
          <table:table-cell table:style-name="ce3" table:formula="of:=DEC2HEX(ROUND(IF([.$B25]/COS([.AJ$2]*0.0174533)&lt;255;[.$B25]/COS([.AJ$2]*0.0174533);255);0)  ;2)" office:value-type="string" office:string-value="FFFFFFFF95">
            <text:p>FFFFFFFF95</text:p>
          </table:table-cell>
          <table:table-cell table:style-name="ce3" table:formula="of:=DEC2HEX(ROUND(IF([.$B25]/COS([.AK$2]*0.0174533)&lt;255;[.$B25]/COS([.AK$2]*0.0174533);255);0)  ;2)" office:value-type="string" office:string-value="FFFFFFFF94">
            <text:p>FFFFFFFF94</text:p>
          </table:table-cell>
          <table:table-cell table:style-name="ce3" table:formula="of:=DEC2HEX(ROUND(IF([.$B25]/COS([.AL$2]*0.0174533)&lt;255;[.$B25]/COS([.AL$2]*0.0174533);255);0)  ;2)" office:value-type="string" office:string-value="FFFFFFFF91">
            <text:p>FFFFFFFF91</text:p>
          </table:table-cell>
          <table:table-cell table:style-name="ce3" table:formula="of:=DEC2HEX(ROUND(IF([.$B25]/COS([.AM$2]*0.0174533)&lt;255;[.$B25]/COS([.AM$2]*0.0174533);255);0)  ;2)" office:value-type="string" office:string-value="FFFFFFFF8D">
            <text:p>FFFFFFFF8D</text:p>
          </table:table-cell>
          <table:table-cell table:style-name="ce3" table:formula="of:=DEC2HEX(ROUND(IF([.$B25]/COS([.AN$2]*0.0174533)&lt;255;[.$B25]/COS([.AN$2]*0.0174533);255);0)  ;2)" office:value-type="string" office:string-value="FFFFFFFF88">
            <text:p>FFFFFFFF88</text:p>
          </table:table-cell>
          <table:table-cell table:style-name="ce3" table:formula="of:=DEC2HEX(ROUND(IF([.$B25]/COS([.AO$2]*0.0174533)&lt;255;[.$B25]/COS([.AO$2]*0.0174533);255);0)  ;2)" office:value-type="string" office:string-value="FFFFFFFF81">
            <text:p>FFFFFFFF81</text:p>
          </table:table-cell>
          <table:table-cell table:style-name="ce3" table:formula="of:=DEC2HEX(ROUND(IF([.$B25]/COS([.AP$2]*0.0174533)&lt;255;[.$B25]/COS([.AP$2]*0.0174533);255);0)  ;2)" office:value-type="string" office:string-value="FFFFFFFF77">
            <text:p>FFFFFFFF77</text:p>
          </table:table-cell>
          <table:table-cell table:style-name="ce3" table:formula="of:=DEC2HEX(ROUND(IF([.$B25]/COS([.AQ$2]*0.0174533)&lt;255;[.$B25]/COS([.AQ$2]*0.0174533);255);0)  ;2)" office:value-type="string" office:string-value="FFFFFFFF6A">
            <text:p>FFFFFFFF6A</text:p>
          </table:table-cell>
          <table:table-cell table:style-name="ce3" table:formula="of:=DEC2HEX(ROUND(IF([.$B25]/COS([.AR$2]*0.0174533)&lt;255;[.$B25]/COS([.AR$2]*0.0174533);255);0)  ;2)" office:value-type="string" office:string-value="FFFFFFFF59">
            <text:p>FFFFFFFF59</text:p>
          </table:table-cell>
          <table:table-cell table:style-name="ce3" table:formula="of:=DEC2HEX(ROUND(IF([.$B25]/COS([.AS$2]*0.0174533)&lt;255;[.$B25]/COS([.AS$2]*0.0174533);255);0)  ;2)" office:value-type="string" office:string-value="FFFFFFFF41">
            <text:p>FFFFFFFF41</text:p>
          </table:table-cell>
          <table:table-cell table:style-name="ce3" table:formula="of:=DEC2HEX(ROUND(IF([.$B25]/COS([.AT$2]*0.0174533)&lt;255;[.$B25]/COS([.AT$2]*0.0174533);255);0)  ;2)" office:value-type="string" office:string-value="FFFFFFFF1F">
            <text:p>FFFFFFFF1F</text:p>
          </table:table-cell>
          <table:table-cell table:style-name="ce3" table:formula="of:=DEC2HEX(ROUND(IF([.$B25]/COS([.AU$2]*0.0174533)&lt;255;[.$B25]/COS([.AU$2]*0.0174533);255);0)  ;2)" office:value-type="string" office:string-value="FFFFFFFEEB">
            <text:p>FFFFFFFEEB</text:p>
          </table:table-cell>
          <table:table-cell table:style-name="ce3" table:formula="of:=DEC2HEX(ROUND(IF([.$B25]/COS([.AV$2]*0.0174533)&lt;255;[.$B25]/COS([.AV$2]*0.0174533);255);0)  ;2)" office:value-type="string" office:string-value="FFFFFFFE93">
            <text:p>FFFFFFFE93</text:p>
          </table:table-cell>
          <table:table-cell table:style-name="ce3" table:formula="of:=DEC2HEX(ROUND(IF([.$B25]/COS([.AW$2]*0.0174533)&lt;255;[.$B25]/COS([.AW$2]*0.0174533);255);0)  ;2)" office:value-type="string" office:string-value="FFFFFFFDE1">
            <text:p>FFFFFFFDE1</text:p>
          </table:table-cell>
          <table:table-cell table:style-name="ce3" table:formula="of:=DEC2HEX(ROUND(IF([.$B25]/COS([.AX$2]*0.0174533)&lt;255;[.$B25]/COS([.AX$2]*0.0174533);255);0)  ;2)" office:value-type="string" office:string-value="FFFFFFFBC7">
            <text:p>FFFFFFFBC7</text:p>
          </table:table-cell>
          <table:table-cell table:style-name="ce3" table:formula="of:=DEC2HEX(ROUND(IF([.$B25]/COS([.AY$2]*0.0174533)&lt;255;[.$B25]/COS([.AY$2]*0.0174533);255);0)  ;2)" office:value-type="string" office:string-value="FF">
            <text:p>FF</text:p>
          </table:table-cell>
          <table:table-cell table:style-name="ce3" table:formula="of:=DEC2HEX(ROUND(IF([.$B25]/COS([.AZ$2]*0.0174533)&lt;255;[.$B25]/COS([.AZ$2]*0.0174533);255);0)  ;2)" office:value-type="string" office:string-value="FF">
            <text:p>FF</text:p>
          </table:table-cell>
          <table:table-cell table:style-name="ce3" table:formula="of:=DEC2HEX(ROUND(IF([.$B25]/COS([.BA$2]*0.0174533)&lt;255;[.$B25]/COS([.BA$2]*0.0174533);255);0)  ;2)" office:value-type="string" office:string-value="FF">
            <text:p>FF</text:p>
          </table:table-cell>
          <table:table-cell table:style-name="ce3" table:formula="of:=DEC2HEX(ROUND(IF([.$B25]/COS([.BB$2]*0.0174533)&lt;255;[.$B25]/COS([.BB$2]*0.0174533);255);0)  ;2)" office:value-type="string" office:string-value="FF">
            <text:p>FF</text:p>
          </table:table-cell>
          <table:table-cell table:style-name="ce3" table:formula="of:=DEC2HEX(ROUND(IF([.$B25]/COS([.BC$2]*0.0174533)&lt;255;[.$B25]/COS([.BC$2]*0.0174533);255);0)  ;2)" office:value-type="string" office:string-value="FF">
            <text:p>FF</text:p>
          </table:table-cell>
          <table:table-cell table:style-name="ce3" table:formula="of:=DEC2HEX(ROUND(IF([.$B25]/COS([.BD$2]*0.0174533)&lt;255;[.$B25]/COS([.BD$2]*0.0174533);255);0)  ;2)" office:value-type="string" office:string-value="E1">
            <text:p>E1</text:p>
          </table:table-cell>
          <table:table-cell table:style-name="ce3" table:formula="of:=DEC2HEX(ROUND(IF([.$B25]/COS([.BE$2]*0.0174533)&lt;255;[.$B25]/COS([.BE$2]*0.0174533);255);0)  ;2)" office:value-type="string" office:string-value="BF">
            <text:p>BF</text:p>
          </table:table-cell>
          <table:table-cell table:style-name="ce3" table:formula="of:=DEC2HEX(ROUND(IF([.$B25]/COS([.BF$2]*0.0174533)&lt;255;[.$B25]/COS([.BF$2]*0.0174533);255);0)  ;2)" office:value-type="string" office:string-value="A7">
            <text:p>A7</text:p>
          </table:table-cell>
          <table:table-cell table:style-name="ce3" table:formula="of:=DEC2HEX(ROUND(IF([.$B25]/COS([.BG$2]*0.0174533)&lt;255;[.$B25]/COS([.BG$2]*0.0174533);255);0)  ;2)" office:value-type="string" office:string-value="96">
            <text:p>96</text:p>
          </table:table-cell>
          <table:table-cell table:style-name="ce3" table:formula="of:=DEC2HEX(ROUND(IF([.$B25]/COS([.BH$2]*0.0174533)&lt;255;[.$B25]/COS([.BH$2]*0.0174533);255);0)  ;2)" office:value-type="string" office:string-value="89">
            <text:p>89</text:p>
          </table:table-cell>
          <table:table-cell table:style-name="ce3" table:formula="of:=DEC2HEX(ROUND(IF([.$B25]/COS([.BI$2]*0.0174533)&lt;255;[.$B25]/COS([.BI$2]*0.0174533);255);0)  ;2)" office:value-type="string" office:string-value="7F">
            <text:p>7F</text:p>
          </table:table-cell>
          <table:table-cell table:style-name="ce3" table:formula="of:=DEC2HEX(ROUND(IF([.$B25]/COS([.BJ$2]*0.0174533)&lt;255;[.$B25]/COS([.BJ$2]*0.0174533);255);0)  ;2)" office:value-type="string" office:string-value="78">
            <text:p>78</text:p>
          </table:table-cell>
          <table:table-cell table:style-name="ce3" table:formula="of:=DEC2HEX(ROUND(IF([.$B25]/COS([.BK$2]*0.0174533)&lt;255;[.$B25]/COS([.BK$2]*0.0174533);255);0)  ;2)" office:value-type="string" office:string-value="73">
            <text:p>73</text:p>
          </table:table-cell>
          <table:table-cell table:style-name="ce3" table:formula="of:=DEC2HEX(ROUND(IF([.$B25]/COS([.BL$2]*0.0174533)&lt;255;[.$B25]/COS([.BL$2]*0.0174533);255);0)  ;2)" office:value-type="string" office:string-value="6F">
            <text:p>6F</text:p>
          </table:table-cell>
          <table:table-cell table:style-name="ce3" table:formula="of:=DEC2HEX(ROUND(IF([.$B25]/COS([.BM$2]*0.0174533)&lt;255;[.$B25]/COS([.BM$2]*0.0174533);255);0)  ;2)" office:value-type="string" office:string-value="6C">
            <text:p>6C</text:p>
          </table:table-cell>
          <table:table-cell table:style-name="ce3" table:formula="of:=DEC2HEX(ROUND(IF([.$B25]/COS([.BN$2]*0.0174533)&lt;255;[.$B25]/COS([.BN$2]*0.0174533);255);0)  ;2)" office:value-type="string" office:string-value="6B">
            <text:p>6B</text:p>
          </table:table-cell>
          <table:table-cell table:style-name="ce3" table:formula="of:=DEC2HEX(ROUND(IF([.$B25]/COS([.BO$2]*0.0174533)&lt;255;[.$B25]/COS([.BO$2]*0.0174533);255);0)  ;2)" office:value-type="string" office:string-value="6A">
            <text:p>6A</text:p>
          </table:table-cell>
          <table:table-cell table:style-name="ce3" table:formula="of:=DEC2HEX(ROUND(IF([.$B25]/COS([.BP$2]*0.0174533)&lt;255;[.$B25]/COS([.BP$2]*0.0174533);255);0)  ;2)" office:value-type="string" office:string-value="6B">
            <text:p>6B</text:p>
          </table:table-cell>
          <table:table-cell table:style-name="ce3" table:formula="of:=DEC2HEX(ROUND(IF([.$B25]/COS([.BQ$2]*0.0174533)&lt;255;[.$B25]/COS([.BQ$2]*0.0174533);255);0)  ;2)" office:value-type="string" office:string-value="6C">
            <text:p>6C</text:p>
          </table:table-cell>
          <table:table-cell table:style-name="ce3" table:formula="of:=DEC2HEX(ROUND(IF([.$B25]/COS([.BR$2]*0.0174533)&lt;255;[.$B25]/COS([.BR$2]*0.0174533);255);0)  ;2)" office:value-type="string" office:string-value="6F">
            <text:p>6F</text:p>
          </table:table-cell>
          <table:table-cell table:style-name="ce3" table:formula="of:=DEC2HEX(ROUND(IF([.$B25]/COS([.BS$2]*0.0174533)&lt;255;[.$B25]/COS([.BS$2]*0.0174533);255);0)  ;2)" office:value-type="string" office:string-value="73">
            <text:p>73</text:p>
          </table:table-cell>
          <table:table-cell table:style-name="ce3" table:formula="of:=DEC2HEX(ROUND(IF([.$B25]/COS([.BT$2]*0.0174533)&lt;255;[.$B25]/COS([.BT$2]*0.0174533);255);0)  ;2)" office:value-type="string" office:string-value="78">
            <text:p>78</text:p>
          </table:table-cell>
          <table:table-cell table:style-name="ce3" table:formula="of:=DEC2HEX(ROUND(IF([.$B25]/COS([.BU$2]*0.0174533)&lt;255;[.$B25]/COS([.BU$2]*0.0174533);255);0)  ;2)" office:value-type="string" office:string-value="7F">
            <text:p>7F</text:p>
          </table:table-cell>
          <table:table-cell table:style-name="ce3" table:formula="of:=DEC2HEX(ROUND(IF([.$B25]/COS([.BV$2]*0.0174533)&lt;255;[.$B25]/COS([.BV$2]*0.0174533);255);0)  ;2)" office:value-type="string" office:string-value="89">
            <text:p>89</text:p>
          </table:table-cell>
          <table:table-cell table:style-name="ce3" table:formula="of:=DEC2HEX(ROUND(IF([.$B25]/COS([.BW$2]*0.0174533)&lt;255;[.$B25]/COS([.BW$2]*0.0174533);255);0)  ;2)" office:value-type="string" office:string-value="96">
            <text:p>96</text:p>
          </table:table-cell>
          <table:table-cell table:style-name="ce3" table:formula="of:=DEC2HEX(ROUND(IF([.$B25]/COS([.BX$2]*0.0174533)&lt;255;[.$B25]/COS([.BX$2]*0.0174533);255);0)  ;2)" office:value-type="string" office:string-value="A7">
            <text:p>A7</text:p>
          </table:table-cell>
          <table:table-cell table:style-name="ce3" table:formula="of:=DEC2HEX(ROUND(IF([.$B25]/COS([.BY$2]*0.0174533)&lt;255;[.$B25]/COS([.BY$2]*0.0174533);255);0)  ;2)" office:value-type="string" office:string-value="BF">
            <text:p>BF</text:p>
          </table:table-cell>
          <table:table-cell table:style-name="ce3" table:formula="of:=DEC2HEX(ROUND(IF([.$B25]/COS([.BZ$2]*0.0174533)&lt;255;[.$B25]/COS([.BZ$2]*0.0174533);255);0)  ;2)" office:value-type="string" office:string-value="E1">
            <text:p>E1</text:p>
          </table:table-cell>
          <table:table-cell table:style-name="ce3" table:formula="of:=DEC2HEX(ROUND(IF([.$B25]/COS([.CA$2]*0.0174533)&lt;255;[.$B25]/COS([.CA$2]*0.0174533);255);0)  ;2)" office:value-type="string" office:string-value="FF">
            <text:p>FF</text:p>
          </table:table-cell>
          <table:table-cell table:style-name="ce3" table:formula="of:=DEC2HEX(ROUND(IF([.$B25]/COS([.CB$2]*0.0174533)&lt;255;[.$B25]/COS([.CB$2]*0.0174533);255);0)  ;2)" office:value-type="string" office:string-value="FF">
            <text:p>FF</text:p>
          </table:table-cell>
          <table:table-cell table:style-name="ce3" table:formula="of:=DEC2HEX(ROUND(IF([.$B25]/COS([.CC$2]*0.0174533)&lt;255;[.$B2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5]+1" office:value-type="float" office:value="22">
            <text:p>22</text:p>
          </table:table-cell>
          <table:table-cell table:style-name="ce2" table:formula="of:=[.B25]-1" office:value-type="float" office:value="105">
            <text:p>105</text:p>
          </table:table-cell>
          <table:table-cell table:formula="of:=DEC2HEX(ROUND(IF([.$B26]/[.C$3]&lt;127;127-[.$B26]/[.C$3];0) ;0) ;2)" office:value-type="string" office:string-value="16">
            <text:p>16</text:p>
          </table:table-cell>
          <table:table-cell table:formula="of:=DEC2HEX(ROUND(IF([.$B26]/[.D$3]&lt;127;127-[.$B26]/[.D$3];0) ;0) ;2)" office:value-type="string" office:string-value="15">
            <text:p>15</text:p>
          </table:table-cell>
          <table:table-cell table:formula="of:=DEC2HEX(ROUND(IF([.$B26]/[.E$3]&lt;127;127-[.$B26]/[.E$3];0) ;0) ;2)" office:value-type="string" office:string-value="14">
            <text:p>14</text:p>
          </table:table-cell>
          <table:table-cell table:formula="of:=DEC2HEX(ROUND(IF([.$B26]/[.F$3]&lt;127;127-[.$B26]/[.F$3];0) ;0) ;2)" office:value-type="string" office:string-value="11">
            <text:p>11</text:p>
          </table:table-cell>
          <table:table-cell table:formula="of:=DEC2HEX(ROUND(IF([.$B26]/[.G$3]&lt;127;127-[.$B26]/[.G$3];0) ;0) ;2)" office:value-type="string" office:string-value="0D">
            <text:p>0D</text:p>
          </table:table-cell>
          <table:table-cell table:formula="of:=DEC2HEX(ROUND(IF([.$B26]/[.H$3]&lt;127;127-[.$B26]/[.H$3];0) ;0) ;2)" office:value-type="string" office:string-value="08">
            <text:p>08</text:p>
          </table:table-cell>
          <table:table-cell table:formula="of:=DEC2HEX(ROUND(IF([.$B26]/[.I$3]&lt;127;127-[.$B26]/[.I$3];0) ;0) ;2)" office:value-type="string" office:string-value="01">
            <text:p>01</text:p>
          </table:table-cell>
          <table:table-cell table:formula="of:=DEC2HEX(ROUND(IF([.$B26]/[.J$3]&lt;127;127-[.$B26]/[.J$3];0) ;0) ;2)" office:value-type="string" office:string-value="00">
            <text:p>00</text:p>
          </table:table-cell>
          <table:table-cell table:formula="of:=DEC2HEX(ROUND(IF([.$B26]/[.K$3]&lt;127;127-[.$B26]/[.K$3];0) ;0) ;2)" office:value-type="string" office:string-value="00">
            <text:p>00</text:p>
          </table:table-cell>
          <table:table-cell table:formula="of:=DEC2HEX(ROUND(IF([.$B26]/[.L$3]&lt;127;127-[.$B26]/[.L$3];0) ;0) ;2)" office:value-type="string" office:string-value="00">
            <text:p>00</text:p>
          </table:table-cell>
          <table:table-cell table:style-name="ce3" table:formula="of:=DEC2HEX(ROUND(IF([.$B26]/[.M$3]&lt;127;127-[.$B26]/[.M$3];0) ;0) ;2)" office:value-type="string" office:string-value="00">
            <text:p>00</text:p>
          </table:table-cell>
          <table:table-cell table:style-name="ce3" table:formula="of:=DEC2HEX(ROUND(IF([.$B26]/[.N$3]&lt;127;127-[.$B26]/[.N$3];0) ;0) ;2)" office:value-type="string" office:string-value="00">
            <text:p>00</text:p>
          </table:table-cell>
          <table:table-cell table:style-name="ce3" table:formula="of:=DEC2HEX(ROUND(IF([.$B26]/[.O$3]&lt;127;127-[.$B26]/[.O$3];0) ;0) ;2)" office:value-type="string" office:string-value="00">
            <text:p>00</text:p>
          </table:table-cell>
          <table:table-cell table:style-name="ce3" table:formula="of:=DEC2HEX(ROUND(IF([.$B26]/[.P$3]&lt;127;127-[.$B26]/[.P$3];0) ;0) ;2)" office:value-type="string" office:string-value="00">
            <text:p>00</text:p>
          </table:table-cell>
          <table:table-cell table:style-name="ce3" table:formula="of:=DEC2HEX(ROUND(IF([.$B26]/[.Q$3]&lt;127;127-[.$B26]/[.Q$3];0) ;0) ;2)" office:value-type="string" office:string-value="00">
            <text:p>00</text:p>
          </table:table-cell>
          <table:table-cell table:style-name="ce3" table:formula="of:=DEC2HEX(ROUND(IF([.$B26]/[.R$3]&lt;127;127-[.$B26]/[.R$3];0) ;0) ;2)" office:value-type="string" office:string-value="00">
            <text:p>00</text:p>
          </table:table-cell>
          <table:table-cell table:style-name="ce3" table:formula="of:=DEC2HEX(ROUND(IF([.$B26]/[.S$3]&lt;127;[.$B26]/[.S$3];127) ;0) ;2)" office:value-type="float" office:value="0">
            <text:p>#ДЕЛ/0!</text:p>
          </table:table-cell>
          <table:table-cell table:style-name="ce3" table:formula="of:=DEC2HEX(ROUND(IF([.$B26]/[.T$3]&lt;127;[.$B26]/[.T$3];127) ;0) ;2)" office:value-type="string" office:string-value="FFFFFFFBD1">
            <text:p>FFFFFFFBD1</text:p>
          </table:table-cell>
          <table:table-cell table:style-name="ce3" table:formula="of:=DEC2HEX(ROUND(IF([.$B26]/[.U$3]&lt;127;[.$B26]/[.U$3];127) ;0) ;2)" office:value-type="string" office:string-value="FFFFFFFDE6">
            <text:p>FFFFFFFDE6</text:p>
          </table:table-cell>
          <table:table-cell table:style-name="ce3" table:formula="of:=DEC2HEX(ROUND(IF([.$B26]/[.V$3]&lt;127;[.$B26]/[.V$3];127) ;0) ;2)" office:value-type="string" office:string-value="FFFFFFFE96">
            <text:p>FFFFFFFE96</text:p>
          </table:table-cell>
          <table:table-cell table:style-name="ce3" table:formula="of:=DEC2HEX(ROUND(IF([.$B26]/[.W$3]&lt;127;[.$B26]/[.W$3];127) ;0) ;2)" office:value-type="string" office:string-value="FFFFFFFEEE">
            <text:p>FFFFFFFEEE</text:p>
          </table:table-cell>
          <table:table-cell table:style-name="ce3" table:formula="of:=DEC2HEX(ROUND(IF([.$B26]/[.X$3]&lt;127;[.$B26]/[.X$3];127) ;0) ;2)" office:value-type="string" office:string-value="FFFFFFFF21">
            <text:p>FFFFFFFF21</text:p>
          </table:table-cell>
          <table:table-cell table:style-name="ce3" table:formula="of:=DEC2HEX(ROUND(IF([.$B26]/[.Y$3]&lt;127;[.$B26]/[.Y$3];127) ;0) ;2)" office:value-type="string" office:string-value="FFFFFFFF43">
            <text:p>FFFFFFFF43</text:p>
          </table:table-cell>
          <table:table-cell table:style-name="ce3" table:formula="of:=DEC2HEX(ROUND(IF([.$B26]/[.Z$3]&lt;127;[.$B26]/[.Z$3];127) ;0) ;2)" office:value-type="string" office:string-value="FFFFFFFF5A">
            <text:p>FFFFFFFF5A</text:p>
          </table:table-cell>
          <table:table-cell table:style-name="ce3" table:formula="of:=DEC2HEX(ROUND(IF([.$B26]/[.AA$3]&lt;127;[.$B26]/[.AA$3];127) ;0) ;2)" office:value-type="string" office:string-value="FFFFFFFF6B">
            <text:p>FFFFFFFF6B</text:p>
          </table:table-cell>
          <table:table-cell table:style-name="ce3" table:formula="of:=DEC2HEX(ROUND(IF([.$B26]/[.AB$3]&lt;127;[.$B26]/[.AB$3];127) ;0) ;2)" office:value-type="string" office:string-value="FFFFFFFF78">
            <text:p>FFFFFFFF78</text:p>
          </table:table-cell>
          <table:table-cell table:style-name="ce3" table:formula="of:=DEC2HEX(ROUND(IF([.$B26]/[.AC$3]&lt;127;[.$B26]/[.AC$3];127) ;0) ;2)" office:value-type="string" office:string-value="FFFFFFFF82">
            <text:p>FFFFFFFF82</text:p>
          </table:table-cell>
          <table:table-cell table:style-name="ce3" table:formula="of:=DEC2HEX(ROUND(IF([.$B26]/[.AD$3]&lt;127;[.$B26]/[.AD$3];127) ;0) ;2)" office:value-type="string" office:string-value="FFFFFFFF89">
            <text:p>FFFFFFFF89</text:p>
          </table:table-cell>
          <table:table-cell table:style-name="ce3" table:formula="of:=DEC2HEX(ROUND(IF([.$B26]/[.AE$3]&lt;127;[.$B26]/[.AE$3];127) ;0) ;2)" office:value-type="string" office:string-value="FFFFFFFF8E">
            <text:p>FFFFFFFF8E</text:p>
          </table:table-cell>
          <table:table-cell table:style-name="ce3" table:formula="of:=DEC2HEX(ROUND(IF([.$B26]/[.AF$3]&lt;127;[.$B26]/[.AF$3];127) ;0) ;2)" office:value-type="string" office:string-value="FFFFFFFF92">
            <text:p>FFFFFFFF92</text:p>
          </table:table-cell>
          <table:table-cell table:style-name="ce3" table:formula="of:=DEC2HEX(ROUND(IF([.$B26]/[.AG$3]&lt;127;[.$B26]/[.AG$3];127) ;0) ;2)" office:value-type="string" office:string-value="FFFFFFFF95">
            <text:p>FFFFFFFF95</text:p>
          </table:table-cell>
          <table:table-cell table:style-name="ce3" table:formula="of:=DEC2HEX(ROUND(IF([.$B26]/[.AH$3]&lt;127;[.$B26]/[.AH$3];127) ;0) ;2)" office:value-type="string" office:string-value="FFFFFFFF96">
            <text:p>FFFFFFFF96</text:p>
          </table:table-cell>
          <table:table-cell table:style-name="ce3" table:formula="of:=DEC2HEX(ROUND(IF([.$B26]/[.AI$3]&lt;255;[.$B26]/[.AI$3];255) ;0) ;2)" office:value-type="string" office:string-value="FFFFFFFF97">
            <text:p>FFFFFFFF97</text:p>
          </table:table-cell>
          <table:table-cell table:style-name="ce3" table:formula="of:=DEC2HEX(ROUND(IF([.$B26]/COS([.AJ$2]*0.0174533)&lt;255;[.$B26]/COS([.AJ$2]*0.0174533);255);0)  ;2)" office:value-type="string" office:string-value="FFFFFFFF96">
            <text:p>FFFFFFFF96</text:p>
          </table:table-cell>
          <table:table-cell table:style-name="ce3" table:formula="of:=DEC2HEX(ROUND(IF([.$B26]/COS([.AK$2]*0.0174533)&lt;255;[.$B26]/COS([.AK$2]*0.0174533);255);0)  ;2)" office:value-type="string" office:string-value="FFFFFFFF95">
            <text:p>FFFFFFFF95</text:p>
          </table:table-cell>
          <table:table-cell table:style-name="ce3" table:formula="of:=DEC2HEX(ROUND(IF([.$B26]/COS([.AL$2]*0.0174533)&lt;255;[.$B26]/COS([.AL$2]*0.0174533);255);0)  ;2)" office:value-type="string" office:string-value="FFFFFFFF92">
            <text:p>FFFFFFFF92</text:p>
          </table:table-cell>
          <table:table-cell table:style-name="ce3" table:formula="of:=DEC2HEX(ROUND(IF([.$B26]/COS([.AM$2]*0.0174533)&lt;255;[.$B26]/COS([.AM$2]*0.0174533);255);0)  ;2)" office:value-type="string" office:string-value="FFFFFFFF8E">
            <text:p>FFFFFFFF8E</text:p>
          </table:table-cell>
          <table:table-cell table:style-name="ce3" table:formula="of:=DEC2HEX(ROUND(IF([.$B26]/COS([.AN$2]*0.0174533)&lt;255;[.$B26]/COS([.AN$2]*0.0174533);255);0)  ;2)" office:value-type="string" office:string-value="FFFFFFFF89">
            <text:p>FFFFFFFF89</text:p>
          </table:table-cell>
          <table:table-cell table:style-name="ce3" table:formula="of:=DEC2HEX(ROUND(IF([.$B26]/COS([.AO$2]*0.0174533)&lt;255;[.$B26]/COS([.AO$2]*0.0174533);255);0)  ;2)" office:value-type="string" office:string-value="FFFFFFFF82">
            <text:p>FFFFFFFF82</text:p>
          </table:table-cell>
          <table:table-cell table:style-name="ce3" table:formula="of:=DEC2HEX(ROUND(IF([.$B26]/COS([.AP$2]*0.0174533)&lt;255;[.$B26]/COS([.AP$2]*0.0174533);255);0)  ;2)" office:value-type="string" office:string-value="FFFFFFFF78">
            <text:p>FFFFFFFF78</text:p>
          </table:table-cell>
          <table:table-cell table:style-name="ce3" table:formula="of:=DEC2HEX(ROUND(IF([.$B26]/COS([.AQ$2]*0.0174533)&lt;255;[.$B26]/COS([.AQ$2]*0.0174533);255);0)  ;2)" office:value-type="string" office:string-value="FFFFFFFF6C">
            <text:p>FFFFFFFF6C</text:p>
          </table:table-cell>
          <table:table-cell table:style-name="ce3" table:formula="of:=DEC2HEX(ROUND(IF([.$B26]/COS([.AR$2]*0.0174533)&lt;255;[.$B26]/COS([.AR$2]*0.0174533);255);0)  ;2)" office:value-type="string" office:string-value="FFFFFFFF5A">
            <text:p>FFFFFFFF5A</text:p>
          </table:table-cell>
          <table:table-cell table:style-name="ce3" table:formula="of:=DEC2HEX(ROUND(IF([.$B26]/COS([.AS$2]*0.0174533)&lt;255;[.$B26]/COS([.AS$2]*0.0174533);255);0)  ;2)" office:value-type="string" office:string-value="FFFFFFFF43">
            <text:p>FFFFFFFF43</text:p>
          </table:table-cell>
          <table:table-cell table:style-name="ce3" table:formula="of:=DEC2HEX(ROUND(IF([.$B26]/COS([.AT$2]*0.0174533)&lt;255;[.$B26]/COS([.AT$2]*0.0174533);255);0)  ;2)" office:value-type="string" office:string-value="FFFFFFFF21">
            <text:p>FFFFFFFF21</text:p>
          </table:table-cell>
          <table:table-cell table:style-name="ce3" table:formula="of:=DEC2HEX(ROUND(IF([.$B26]/COS([.AU$2]*0.0174533)&lt;255;[.$B26]/COS([.AU$2]*0.0174533);255);0)  ;2)" office:value-type="string" office:string-value="FFFFFFFEEE">
            <text:p>FFFFFFFEEE</text:p>
          </table:table-cell>
          <table:table-cell table:style-name="ce3" table:formula="of:=DEC2HEX(ROUND(IF([.$B26]/COS([.AV$2]*0.0174533)&lt;255;[.$B26]/COS([.AV$2]*0.0174533);255);0)  ;2)" office:value-type="string" office:string-value="FFFFFFFE96">
            <text:p>FFFFFFFE96</text:p>
          </table:table-cell>
          <table:table-cell table:style-name="ce3" table:formula="of:=DEC2HEX(ROUND(IF([.$B26]/COS([.AW$2]*0.0174533)&lt;255;[.$B26]/COS([.AW$2]*0.0174533);255);0)  ;2)" office:value-type="string" office:string-value="FFFFFFFDE6">
            <text:p>FFFFFFFDE6</text:p>
          </table:table-cell>
          <table:table-cell table:style-name="ce3" table:formula="of:=DEC2HEX(ROUND(IF([.$B26]/COS([.AX$2]*0.0174533)&lt;255;[.$B26]/COS([.AX$2]*0.0174533);255);0)  ;2)" office:value-type="string" office:string-value="FFFFFFFBD1">
            <text:p>FFFFFFFBD1</text:p>
          </table:table-cell>
          <table:table-cell table:style-name="ce3" table:formula="of:=DEC2HEX(ROUND(IF([.$B26]/COS([.AY$2]*0.0174533)&lt;255;[.$B26]/COS([.AY$2]*0.0174533);255);0)  ;2)" office:value-type="string" office:string-value="FF">
            <text:p>FF</text:p>
          </table:table-cell>
          <table:table-cell table:style-name="ce3" table:formula="of:=DEC2HEX(ROUND(IF([.$B26]/COS([.AZ$2]*0.0174533)&lt;255;[.$B26]/COS([.AZ$2]*0.0174533);255);0)  ;2)" office:value-type="string" office:string-value="FF">
            <text:p>FF</text:p>
          </table:table-cell>
          <table:table-cell table:style-name="ce3" table:formula="of:=DEC2HEX(ROUND(IF([.$B26]/COS([.BA$2]*0.0174533)&lt;255;[.$B26]/COS([.BA$2]*0.0174533);255);0)  ;2)" office:value-type="string" office:string-value="FF">
            <text:p>FF</text:p>
          </table:table-cell>
          <table:table-cell table:style-name="ce3" table:formula="of:=DEC2HEX(ROUND(IF([.$B26]/COS([.BB$2]*0.0174533)&lt;255;[.$B26]/COS([.BB$2]*0.0174533);255);0)  ;2)" office:value-type="string" office:string-value="FF">
            <text:p>FF</text:p>
          </table:table-cell>
          <table:table-cell table:style-name="ce3" table:formula="of:=DEC2HEX(ROUND(IF([.$B26]/COS([.BC$2]*0.0174533)&lt;255;[.$B26]/COS([.BC$2]*0.0174533);255);0)  ;2)" office:value-type="string" office:string-value="FF">
            <text:p>FF</text:p>
          </table:table-cell>
          <table:table-cell table:style-name="ce3" table:formula="of:=DEC2HEX(ROUND(IF([.$B26]/COS([.BD$2]*0.0174533)&lt;255;[.$B26]/COS([.BD$2]*0.0174533);255);0)  ;2)" office:value-type="string" office:string-value="DF">
            <text:p>DF</text:p>
          </table:table-cell>
          <table:table-cell table:style-name="ce3" table:formula="of:=DEC2HEX(ROUND(IF([.$B26]/COS([.BE$2]*0.0174533)&lt;255;[.$B26]/COS([.BE$2]*0.0174533);255);0)  ;2)" office:value-type="string" office:string-value="BD">
            <text:p>BD</text:p>
          </table:table-cell>
          <table:table-cell table:style-name="ce3" table:formula="of:=DEC2HEX(ROUND(IF([.$B26]/COS([.BF$2]*0.0174533)&lt;255;[.$B26]/COS([.BF$2]*0.0174533);255);0)  ;2)" office:value-type="string" office:string-value="A6">
            <text:p>A6</text:p>
          </table:table-cell>
          <table:table-cell table:style-name="ce3" table:formula="of:=DEC2HEX(ROUND(IF([.$B26]/COS([.BG$2]*0.0174533)&lt;255;[.$B26]/COS([.BG$2]*0.0174533);255);0)  ;2)" office:value-type="string" office:string-value="94">
            <text:p>94</text:p>
          </table:table-cell>
          <table:table-cell table:style-name="ce3" table:formula="of:=DEC2HEX(ROUND(IF([.$B26]/COS([.BH$2]*0.0174533)&lt;255;[.$B26]/COS([.BH$2]*0.0174533);255);0)  ;2)" office:value-type="string" office:string-value="88">
            <text:p>88</text:p>
          </table:table-cell>
          <table:table-cell table:style-name="ce3" table:formula="of:=DEC2HEX(ROUND(IF([.$B26]/COS([.BI$2]*0.0174533)&lt;255;[.$B26]/COS([.BI$2]*0.0174533);255);0)  ;2)" office:value-type="string" office:string-value="7E">
            <text:p>7E</text:p>
          </table:table-cell>
          <table:table-cell table:style-name="ce3" table:formula="of:=DEC2HEX(ROUND(IF([.$B26]/COS([.BJ$2]*0.0174533)&lt;255;[.$B26]/COS([.BJ$2]*0.0174533);255);0)  ;2)" office:value-type="string" office:string-value="77">
            <text:p>77</text:p>
          </table:table-cell>
          <table:table-cell table:style-name="ce3" table:formula="of:=DEC2HEX(ROUND(IF([.$B26]/COS([.BK$2]*0.0174533)&lt;255;[.$B26]/COS([.BK$2]*0.0174533);255);0)  ;2)" office:value-type="string" office:string-value="72">
            <text:p>72</text:p>
          </table:table-cell>
          <table:table-cell table:style-name="ce3" table:formula="of:=DEC2HEX(ROUND(IF([.$B26]/COS([.BL$2]*0.0174533)&lt;255;[.$B26]/COS([.BL$2]*0.0174533);255);0)  ;2)" office:value-type="string" office:string-value="6E">
            <text:p>6E</text:p>
          </table:table-cell>
          <table:table-cell table:style-name="ce3" table:formula="of:=DEC2HEX(ROUND(IF([.$B26]/COS([.BM$2]*0.0174533)&lt;255;[.$B26]/COS([.BM$2]*0.0174533);255);0)  ;2)" office:value-type="string" office:string-value="6B">
            <text:p>6B</text:p>
          </table:table-cell>
          <table:table-cell table:style-name="ce3" table:formula="of:=DEC2HEX(ROUND(IF([.$B26]/COS([.BN$2]*0.0174533)&lt;255;[.$B26]/COS([.BN$2]*0.0174533);255);0)  ;2)" office:value-type="string" office:string-value="6A">
            <text:p>6A</text:p>
          </table:table-cell>
          <table:table-cell table:style-name="ce3" table:formula="of:=DEC2HEX(ROUND(IF([.$B26]/COS([.BO$2]*0.0174533)&lt;255;[.$B26]/COS([.BO$2]*0.0174533);255);0)  ;2)" office:value-type="string" office:string-value="69">
            <text:p>69</text:p>
          </table:table-cell>
          <table:table-cell table:style-name="ce3" table:formula="of:=DEC2HEX(ROUND(IF([.$B26]/COS([.BP$2]*0.0174533)&lt;255;[.$B26]/COS([.BP$2]*0.0174533);255);0)  ;2)" office:value-type="string" office:string-value="6A">
            <text:p>6A</text:p>
          </table:table-cell>
          <table:table-cell table:style-name="ce3" table:formula="of:=DEC2HEX(ROUND(IF([.$B26]/COS([.BQ$2]*0.0174533)&lt;255;[.$B26]/COS([.BQ$2]*0.0174533);255);0)  ;2)" office:value-type="string" office:string-value="6B">
            <text:p>6B</text:p>
          </table:table-cell>
          <table:table-cell table:style-name="ce3" table:formula="of:=DEC2HEX(ROUND(IF([.$B26]/COS([.BR$2]*0.0174533)&lt;255;[.$B26]/COS([.BR$2]*0.0174533);255);0)  ;2)" office:value-type="string" office:string-value="6E">
            <text:p>6E</text:p>
          </table:table-cell>
          <table:table-cell table:style-name="ce3" table:formula="of:=DEC2HEX(ROUND(IF([.$B26]/COS([.BS$2]*0.0174533)&lt;255;[.$B26]/COS([.BS$2]*0.0174533);255);0)  ;2)" office:value-type="string" office:string-value="72">
            <text:p>72</text:p>
          </table:table-cell>
          <table:table-cell table:style-name="ce3" table:formula="of:=DEC2HEX(ROUND(IF([.$B26]/COS([.BT$2]*0.0174533)&lt;255;[.$B26]/COS([.BT$2]*0.0174533);255);0)  ;2)" office:value-type="string" office:string-value="77">
            <text:p>77</text:p>
          </table:table-cell>
          <table:table-cell table:style-name="ce3" table:formula="of:=DEC2HEX(ROUND(IF([.$B26]/COS([.BU$2]*0.0174533)&lt;255;[.$B26]/COS([.BU$2]*0.0174533);255);0)  ;2)" office:value-type="string" office:string-value="7E">
            <text:p>7E</text:p>
          </table:table-cell>
          <table:table-cell table:style-name="ce3" table:formula="of:=DEC2HEX(ROUND(IF([.$B26]/COS([.BV$2]*0.0174533)&lt;255;[.$B26]/COS([.BV$2]*0.0174533);255);0)  ;2)" office:value-type="string" office:string-value="88">
            <text:p>88</text:p>
          </table:table-cell>
          <table:table-cell table:style-name="ce3" table:formula="of:=DEC2HEX(ROUND(IF([.$B26]/COS([.BW$2]*0.0174533)&lt;255;[.$B26]/COS([.BW$2]*0.0174533);255);0)  ;2)" office:value-type="string" office:string-value="94">
            <text:p>94</text:p>
          </table:table-cell>
          <table:table-cell table:style-name="ce3" table:formula="of:=DEC2HEX(ROUND(IF([.$B26]/COS([.BX$2]*0.0174533)&lt;255;[.$B26]/COS([.BX$2]*0.0174533);255);0)  ;2)" office:value-type="string" office:string-value="A6">
            <text:p>A6</text:p>
          </table:table-cell>
          <table:table-cell table:style-name="ce3" table:formula="of:=DEC2HEX(ROUND(IF([.$B26]/COS([.BY$2]*0.0174533)&lt;255;[.$B26]/COS([.BY$2]*0.0174533);255);0)  ;2)" office:value-type="string" office:string-value="BD">
            <text:p>BD</text:p>
          </table:table-cell>
          <table:table-cell table:style-name="ce3" table:formula="of:=DEC2HEX(ROUND(IF([.$B26]/COS([.BZ$2]*0.0174533)&lt;255;[.$B26]/COS([.BZ$2]*0.0174533);255);0)  ;2)" office:value-type="string" office:string-value="DF">
            <text:p>DF</text:p>
          </table:table-cell>
          <table:table-cell table:style-name="ce3" table:formula="of:=DEC2HEX(ROUND(IF([.$B26]/COS([.CA$2]*0.0174533)&lt;255;[.$B26]/COS([.CA$2]*0.0174533);255);0)  ;2)" office:value-type="string" office:string-value="FF">
            <text:p>FF</text:p>
          </table:table-cell>
          <table:table-cell table:style-name="ce3" table:formula="of:=DEC2HEX(ROUND(IF([.$B26]/COS([.CB$2]*0.0174533)&lt;255;[.$B26]/COS([.CB$2]*0.0174533);255);0)  ;2)" office:value-type="string" office:string-value="FF">
            <text:p>FF</text:p>
          </table:table-cell>
          <table:table-cell table:style-name="ce3" table:formula="of:=DEC2HEX(ROUND(IF([.$B26]/COS([.CC$2]*0.0174533)&lt;255;[.$B2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6]+1" office:value-type="float" office:value="23">
            <text:p>23</text:p>
          </table:table-cell>
          <table:table-cell table:style-name="ce2" table:formula="of:=[.B26]-1" office:value-type="float" office:value="104">
            <text:p>104</text:p>
          </table:table-cell>
          <table:table-cell table:formula="of:=DEC2HEX(ROUND(IF([.$B27]/[.C$3]&lt;127;127-[.$B27]/[.C$3];0) ;0) ;2)" office:value-type="string" office:string-value="17">
            <text:p>17</text:p>
          </table:table-cell>
          <table:table-cell table:formula="of:=DEC2HEX(ROUND(IF([.$B27]/[.D$3]&lt;127;127-[.$B27]/[.D$3];0) ;0) ;2)" office:value-type="string" office:string-value="16">
            <text:p>16</text:p>
          </table:table-cell>
          <table:table-cell table:formula="of:=DEC2HEX(ROUND(IF([.$B27]/[.E$3]&lt;127;127-[.$B27]/[.E$3];0) ;0) ;2)" office:value-type="string" office:string-value="15">
            <text:p>15</text:p>
          </table:table-cell>
          <table:table-cell table:formula="of:=DEC2HEX(ROUND(IF([.$B27]/[.F$3]&lt;127;127-[.$B27]/[.F$3];0) ;0) ;2)" office:value-type="string" office:string-value="12">
            <text:p>12</text:p>
          </table:table-cell>
          <table:table-cell table:formula="of:=DEC2HEX(ROUND(IF([.$B27]/[.G$3]&lt;127;127-[.$B27]/[.G$3];0) ;0) ;2)" office:value-type="string" office:string-value="0E">
            <text:p>0E</text:p>
          </table:table-cell>
          <table:table-cell table:formula="of:=DEC2HEX(ROUND(IF([.$B27]/[.H$3]&lt;127;127-[.$B27]/[.H$3];0) ;0) ;2)" office:value-type="string" office:string-value="09">
            <text:p>09</text:p>
          </table:table-cell>
          <table:table-cell table:formula="of:=DEC2HEX(ROUND(IF([.$B27]/[.I$3]&lt;127;127-[.$B27]/[.I$3];0) ;0) ;2)" office:value-type="string" office:string-value="02">
            <text:p>02</text:p>
          </table:table-cell>
          <table:table-cell table:formula="of:=DEC2HEX(ROUND(IF([.$B27]/[.J$3]&lt;127;127-[.$B27]/[.J$3];0) ;0) ;2)" office:value-type="string" office:string-value="00">
            <text:p>00</text:p>
          </table:table-cell>
          <table:table-cell table:formula="of:=DEC2HEX(ROUND(IF([.$B27]/[.K$3]&lt;127;127-[.$B27]/[.K$3];0) ;0) ;2)" office:value-type="string" office:string-value="00">
            <text:p>00</text:p>
          </table:table-cell>
          <table:table-cell table:formula="of:=DEC2HEX(ROUND(IF([.$B27]/[.L$3]&lt;127;127-[.$B27]/[.L$3];0) ;0) ;2)" office:value-type="string" office:string-value="00">
            <text:p>00</text:p>
          </table:table-cell>
          <table:table-cell table:style-name="ce3" table:formula="of:=DEC2HEX(ROUND(IF([.$B27]/[.M$3]&lt;127;127-[.$B27]/[.M$3];0) ;0) ;2)" office:value-type="string" office:string-value="00">
            <text:p>00</text:p>
          </table:table-cell>
          <table:table-cell table:style-name="ce3" table:formula="of:=DEC2HEX(ROUND(IF([.$B27]/[.N$3]&lt;127;127-[.$B27]/[.N$3];0) ;0) ;2)" office:value-type="string" office:string-value="00">
            <text:p>00</text:p>
          </table:table-cell>
          <table:table-cell table:style-name="ce3" table:formula="of:=DEC2HEX(ROUND(IF([.$B27]/[.O$3]&lt;127;127-[.$B27]/[.O$3];0) ;0) ;2)" office:value-type="string" office:string-value="00">
            <text:p>00</text:p>
          </table:table-cell>
          <table:table-cell table:style-name="ce3" table:formula="of:=DEC2HEX(ROUND(IF([.$B27]/[.P$3]&lt;127;127-[.$B27]/[.P$3];0) ;0) ;2)" office:value-type="string" office:string-value="00">
            <text:p>00</text:p>
          </table:table-cell>
          <table:table-cell table:style-name="ce3" table:formula="of:=DEC2HEX(ROUND(IF([.$B27]/[.Q$3]&lt;127;127-[.$B27]/[.Q$3];0) ;0) ;2)" office:value-type="string" office:string-value="00">
            <text:p>00</text:p>
          </table:table-cell>
          <table:table-cell table:style-name="ce3" table:formula="of:=DEC2HEX(ROUND(IF([.$B27]/[.R$3]&lt;127;127-[.$B27]/[.R$3];0) ;0) ;2)" office:value-type="string" office:string-value="00">
            <text:p>00</text:p>
          </table:table-cell>
          <table:table-cell table:style-name="ce3" table:formula="of:=DEC2HEX(ROUND(IF([.$B27]/[.S$3]&lt;127;[.$B27]/[.S$3];127) ;0) ;2)" office:value-type="float" office:value="0">
            <text:p>#ДЕЛ/0!</text:p>
          </table:table-cell>
          <table:table-cell table:style-name="ce3" table:formula="of:=DEC2HEX(ROUND(IF([.$B27]/[.T$3]&lt;127;[.$B27]/[.T$3];127) ;0) ;2)" office:value-type="string" office:string-value="FFFFFFFBDB">
            <text:p>FFFFFFFBDB</text:p>
          </table:table-cell>
          <table:table-cell table:style-name="ce3" table:formula="of:=DEC2HEX(ROUND(IF([.$B27]/[.U$3]&lt;127;[.$B27]/[.U$3];127) ;0) ;2)" office:value-type="string" office:string-value="FFFFFFFDEB">
            <text:p>FFFFFFFDEB</text:p>
          </table:table-cell>
          <table:table-cell table:style-name="ce3" table:formula="of:=DEC2HEX(ROUND(IF([.$B27]/[.V$3]&lt;127;[.$B27]/[.V$3];127) ;0) ;2)" office:value-type="string" office:string-value="FFFFFFFE99">
            <text:p>FFFFFFFE99</text:p>
          </table:table-cell>
          <table:table-cell table:style-name="ce3" table:formula="of:=DEC2HEX(ROUND(IF([.$B27]/[.W$3]&lt;127;[.$B27]/[.W$3];127) ;0) ;2)" office:value-type="string" office:string-value="FFFFFFFEF0">
            <text:p>FFFFFFFEF0</text:p>
          </table:table-cell>
          <table:table-cell table:style-name="ce3" table:formula="of:=DEC2HEX(ROUND(IF([.$B27]/[.X$3]&lt;127;[.$B27]/[.X$3];127) ;0) ;2)" office:value-type="string" office:string-value="FFFFFFFF23">
            <text:p>FFFFFFFF23</text:p>
          </table:table-cell>
          <table:table-cell table:style-name="ce3" table:formula="of:=DEC2HEX(ROUND(IF([.$B27]/[.Y$3]&lt;127;[.$B27]/[.Y$3];127) ;0) ;2)" office:value-type="string" office:string-value="FFFFFFFF45">
            <text:p>FFFFFFFF45</text:p>
          </table:table-cell>
          <table:table-cell table:style-name="ce3" table:formula="of:=DEC2HEX(ROUND(IF([.$B27]/[.Z$3]&lt;127;[.$B27]/[.Z$3];127) ;0) ;2)" office:value-type="string" office:string-value="FFFFFFFF5C">
            <text:p>FFFFFFFF5C</text:p>
          </table:table-cell>
          <table:table-cell table:style-name="ce3" table:formula="of:=DEC2HEX(ROUND(IF([.$B27]/[.AA$3]&lt;127;[.$B27]/[.AA$3];127) ;0) ;2)" office:value-type="string" office:string-value="FFFFFFFF6D">
            <text:p>FFFFFFFF6D</text:p>
          </table:table-cell>
          <table:table-cell table:style-name="ce3" table:formula="of:=DEC2HEX(ROUND(IF([.$B27]/[.AB$3]&lt;127;[.$B27]/[.AB$3];127) ;0) ;2)" office:value-type="string" office:string-value="FFFFFFFF79">
            <text:p>FFFFFFFF79</text:p>
          </table:table-cell>
          <table:table-cell table:style-name="ce3" table:formula="of:=DEC2HEX(ROUND(IF([.$B27]/[.AC$3]&lt;127;[.$B27]/[.AC$3];127) ;0) ;2)" office:value-type="string" office:string-value="FFFFFFFF83">
            <text:p>FFFFFFFF83</text:p>
          </table:table-cell>
          <table:table-cell table:style-name="ce3" table:formula="of:=DEC2HEX(ROUND(IF([.$B27]/[.AD$3]&lt;127;[.$B27]/[.AD$3];127) ;0) ;2)" office:value-type="string" office:string-value="FFFFFFFF8A">
            <text:p>FFFFFFFF8A</text:p>
          </table:table-cell>
          <table:table-cell table:style-name="ce3" table:formula="of:=DEC2HEX(ROUND(IF([.$B27]/[.AE$3]&lt;127;[.$B27]/[.AE$3];127) ;0) ;2)" office:value-type="string" office:string-value="FFFFFFFF8F">
            <text:p>FFFFFFFF8F</text:p>
          </table:table-cell>
          <table:table-cell table:style-name="ce3" table:formula="of:=DEC2HEX(ROUND(IF([.$B27]/[.AF$3]&lt;127;[.$B27]/[.AF$3];127) ;0) ;2)" office:value-type="string" office:string-value="FFFFFFFF93">
            <text:p>FFFFFFFF93</text:p>
          </table:table-cell>
          <table:table-cell table:style-name="ce3" table:formula="of:=DEC2HEX(ROUND(IF([.$B27]/[.AG$3]&lt;127;[.$B27]/[.AG$3];127) ;0) ;2)" office:value-type="string" office:string-value="FFFFFFFF96">
            <text:p>FFFFFFFF96</text:p>
          </table:table-cell>
          <table:table-cell table:style-name="ce3" table:formula="of:=DEC2HEX(ROUND(IF([.$B27]/[.AH$3]&lt;127;[.$B27]/[.AH$3];127) ;0) ;2)" office:value-type="string" office:string-value="FFFFFFFF97">
            <text:p>FFFFFFFF97</text:p>
          </table:table-cell>
          <table:table-cell table:style-name="ce3" table:formula="of:=DEC2HEX(ROUND(IF([.$B27]/[.AI$3]&lt;255;[.$B27]/[.AI$3];255) ;0) ;2)" office:value-type="string" office:string-value="FFFFFFFF98">
            <text:p>FFFFFFFF98</text:p>
          </table:table-cell>
          <table:table-cell table:style-name="ce3" table:formula="of:=DEC2HEX(ROUND(IF([.$B27]/COS([.AJ$2]*0.0174533)&lt;255;[.$B27]/COS([.AJ$2]*0.0174533);255);0)  ;2)" office:value-type="string" office:string-value="FFFFFFFF97">
            <text:p>FFFFFFFF97</text:p>
          </table:table-cell>
          <table:table-cell table:style-name="ce3" table:formula="of:=DEC2HEX(ROUND(IF([.$B27]/COS([.AK$2]*0.0174533)&lt;255;[.$B27]/COS([.AK$2]*0.0174533);255);0)  ;2)" office:value-type="string" office:string-value="FFFFFFFF96">
            <text:p>FFFFFFFF96</text:p>
          </table:table-cell>
          <table:table-cell table:style-name="ce3" table:formula="of:=DEC2HEX(ROUND(IF([.$B27]/COS([.AL$2]*0.0174533)&lt;255;[.$B27]/COS([.AL$2]*0.0174533);255);0)  ;2)" office:value-type="string" office:string-value="FFFFFFFF93">
            <text:p>FFFFFFFF93</text:p>
          </table:table-cell>
          <table:table-cell table:style-name="ce3" table:formula="of:=DEC2HEX(ROUND(IF([.$B27]/COS([.AM$2]*0.0174533)&lt;255;[.$B27]/COS([.AM$2]*0.0174533);255);0)  ;2)" office:value-type="string" office:string-value="FFFFFFFF8F">
            <text:p>FFFFFFFF8F</text:p>
          </table:table-cell>
          <table:table-cell table:style-name="ce3" table:formula="of:=DEC2HEX(ROUND(IF([.$B27]/COS([.AN$2]*0.0174533)&lt;255;[.$B27]/COS([.AN$2]*0.0174533);255);0)  ;2)" office:value-type="string" office:string-value="FFFFFFFF8A">
            <text:p>FFFFFFFF8A</text:p>
          </table:table-cell>
          <table:table-cell table:style-name="ce3" table:formula="of:=DEC2HEX(ROUND(IF([.$B27]/COS([.AO$2]*0.0174533)&lt;255;[.$B27]/COS([.AO$2]*0.0174533);255);0)  ;2)" office:value-type="string" office:string-value="FFFFFFFF83">
            <text:p>FFFFFFFF83</text:p>
          </table:table-cell>
          <table:table-cell table:style-name="ce3" table:formula="of:=DEC2HEX(ROUND(IF([.$B27]/COS([.AP$2]*0.0174533)&lt;255;[.$B27]/COS([.AP$2]*0.0174533);255);0)  ;2)" office:value-type="string" office:string-value="FFFFFFFF79">
            <text:p>FFFFFFFF79</text:p>
          </table:table-cell>
          <table:table-cell table:style-name="ce3" table:formula="of:=DEC2HEX(ROUND(IF([.$B27]/COS([.AQ$2]*0.0174533)&lt;255;[.$B27]/COS([.AQ$2]*0.0174533);255);0)  ;2)" office:value-type="string" office:string-value="FFFFFFFF6D">
            <text:p>FFFFFFFF6D</text:p>
          </table:table-cell>
          <table:table-cell table:style-name="ce3" table:formula="of:=DEC2HEX(ROUND(IF([.$B27]/COS([.AR$2]*0.0174533)&lt;255;[.$B27]/COS([.AR$2]*0.0174533);255);0)  ;2)" office:value-type="string" office:string-value="FFFFFFFF5C">
            <text:p>FFFFFFFF5C</text:p>
          </table:table-cell>
          <table:table-cell table:style-name="ce3" table:formula="of:=DEC2HEX(ROUND(IF([.$B27]/COS([.AS$2]*0.0174533)&lt;255;[.$B27]/COS([.AS$2]*0.0174533);255);0)  ;2)" office:value-type="string" office:string-value="FFFFFFFF45">
            <text:p>FFFFFFFF45</text:p>
          </table:table-cell>
          <table:table-cell table:style-name="ce3" table:formula="of:=DEC2HEX(ROUND(IF([.$B27]/COS([.AT$2]*0.0174533)&lt;255;[.$B27]/COS([.AT$2]*0.0174533);255);0)  ;2)" office:value-type="string" office:string-value="FFFFFFFF23">
            <text:p>FFFFFFFF23</text:p>
          </table:table-cell>
          <table:table-cell table:style-name="ce3" table:formula="of:=DEC2HEX(ROUND(IF([.$B27]/COS([.AU$2]*0.0174533)&lt;255;[.$B27]/COS([.AU$2]*0.0174533);255);0)  ;2)" office:value-type="string" office:string-value="FFFFFFFEF0">
            <text:p>FFFFFFFEF0</text:p>
          </table:table-cell>
          <table:table-cell table:style-name="ce3" table:formula="of:=DEC2HEX(ROUND(IF([.$B27]/COS([.AV$2]*0.0174533)&lt;255;[.$B27]/COS([.AV$2]*0.0174533);255);0)  ;2)" office:value-type="string" office:string-value="FFFFFFFE9A">
            <text:p>FFFFFFFE9A</text:p>
          </table:table-cell>
          <table:table-cell table:style-name="ce3" table:formula="of:=DEC2HEX(ROUND(IF([.$B27]/COS([.AW$2]*0.0174533)&lt;255;[.$B27]/COS([.AW$2]*0.0174533);255);0)  ;2)" office:value-type="string" office:string-value="FFFFFFFDEB">
            <text:p>FFFFFFFDEB</text:p>
          </table:table-cell>
          <table:table-cell table:style-name="ce3" table:formula="of:=DEC2HEX(ROUND(IF([.$B27]/COS([.AX$2]*0.0174533)&lt;255;[.$B27]/COS([.AX$2]*0.0174533);255);0)  ;2)" office:value-type="string" office:string-value="FFFFFFFBDB">
            <text:p>FFFFFFFBDB</text:p>
          </table:table-cell>
          <table:table-cell table:style-name="ce3" table:formula="of:=DEC2HEX(ROUND(IF([.$B27]/COS([.AY$2]*0.0174533)&lt;255;[.$B27]/COS([.AY$2]*0.0174533);255);0)  ;2)" office:value-type="string" office:string-value="FF">
            <text:p>FF</text:p>
          </table:table-cell>
          <table:table-cell table:style-name="ce3" table:formula="of:=DEC2HEX(ROUND(IF([.$B27]/COS([.AZ$2]*0.0174533)&lt;255;[.$B27]/COS([.AZ$2]*0.0174533);255);0)  ;2)" office:value-type="string" office:string-value="FF">
            <text:p>FF</text:p>
          </table:table-cell>
          <table:table-cell table:style-name="ce3" table:formula="of:=DEC2HEX(ROUND(IF([.$B27]/COS([.BA$2]*0.0174533)&lt;255;[.$B27]/COS([.BA$2]*0.0174533);255);0)  ;2)" office:value-type="string" office:string-value="FF">
            <text:p>FF</text:p>
          </table:table-cell>
          <table:table-cell table:style-name="ce3" table:formula="of:=DEC2HEX(ROUND(IF([.$B27]/COS([.BB$2]*0.0174533)&lt;255;[.$B27]/COS([.BB$2]*0.0174533);255);0)  ;2)" office:value-type="string" office:string-value="FF">
            <text:p>FF</text:p>
          </table:table-cell>
          <table:table-cell table:style-name="ce3" table:formula="of:=DEC2HEX(ROUND(IF([.$B27]/COS([.BC$2]*0.0174533)&lt;255;[.$B27]/COS([.BC$2]*0.0174533);255);0)  ;2)" office:value-type="string" office:string-value="FF">
            <text:p>FF</text:p>
          </table:table-cell>
          <table:table-cell table:style-name="ce3" table:formula="of:=DEC2HEX(ROUND(IF([.$B27]/COS([.BD$2]*0.0174533)&lt;255;[.$B27]/COS([.BD$2]*0.0174533);255);0)  ;2)" office:value-type="string" office:string-value="DD">
            <text:p>DD</text:p>
          </table:table-cell>
          <table:table-cell table:style-name="ce3" table:formula="of:=DEC2HEX(ROUND(IF([.$B27]/COS([.BE$2]*0.0174533)&lt;255;[.$B27]/COS([.BE$2]*0.0174533);255);0)  ;2)" office:value-type="string" office:string-value="BB">
            <text:p>BB</text:p>
          </table:table-cell>
          <table:table-cell table:style-name="ce3" table:formula="of:=DEC2HEX(ROUND(IF([.$B27]/COS([.BF$2]*0.0174533)&lt;255;[.$B27]/COS([.BF$2]*0.0174533);255);0)  ;2)" office:value-type="string" office:string-value="A4">
            <text:p>A4</text:p>
          </table:table-cell>
          <table:table-cell table:style-name="ce3" table:formula="of:=DEC2HEX(ROUND(IF([.$B27]/COS([.BG$2]*0.0174533)&lt;255;[.$B27]/COS([.BG$2]*0.0174533);255);0)  ;2)" office:value-type="string" office:string-value="93">
            <text:p>93</text:p>
          </table:table-cell>
          <table:table-cell table:style-name="ce3" table:formula="of:=DEC2HEX(ROUND(IF([.$B27]/COS([.BH$2]*0.0174533)&lt;255;[.$B27]/COS([.BH$2]*0.0174533);255);0)  ;2)" office:value-type="string" office:string-value="87">
            <text:p>87</text:p>
          </table:table-cell>
          <table:table-cell table:style-name="ce3" table:formula="of:=DEC2HEX(ROUND(IF([.$B27]/COS([.BI$2]*0.0174533)&lt;255;[.$B27]/COS([.BI$2]*0.0174533);255);0)  ;2)" office:value-type="string" office:string-value="7D">
            <text:p>7D</text:p>
          </table:table-cell>
          <table:table-cell table:style-name="ce3" table:formula="of:=DEC2HEX(ROUND(IF([.$B27]/COS([.BJ$2]*0.0174533)&lt;255;[.$B27]/COS([.BJ$2]*0.0174533);255);0)  ;2)" office:value-type="string" office:string-value="76">
            <text:p>76</text:p>
          </table:table-cell>
          <table:table-cell table:style-name="ce3" table:formula="of:=DEC2HEX(ROUND(IF([.$B27]/COS([.BK$2]*0.0174533)&lt;255;[.$B27]/COS([.BK$2]*0.0174533);255);0)  ;2)" office:value-type="string" office:string-value="71">
            <text:p>71</text:p>
          </table:table-cell>
          <table:table-cell table:style-name="ce3" table:formula="of:=DEC2HEX(ROUND(IF([.$B27]/COS([.BL$2]*0.0174533)&lt;255;[.$B27]/COS([.BL$2]*0.0174533);255);0)  ;2)" office:value-type="string" office:string-value="6D">
            <text:p>6D</text:p>
          </table:table-cell>
          <table:table-cell table:style-name="ce3" table:formula="of:=DEC2HEX(ROUND(IF([.$B27]/COS([.BM$2]*0.0174533)&lt;255;[.$B27]/COS([.BM$2]*0.0174533);255);0)  ;2)" office:value-type="string" office:string-value="6A">
            <text:p>6A</text:p>
          </table:table-cell>
          <table:table-cell table:style-name="ce3" table:formula="of:=DEC2HEX(ROUND(IF([.$B27]/COS([.BN$2]*0.0174533)&lt;255;[.$B27]/COS([.BN$2]*0.0174533);255);0)  ;2)" office:value-type="string" office:string-value="69">
            <text:p>69</text:p>
          </table:table-cell>
          <table:table-cell table:style-name="ce3" table:formula="of:=DEC2HEX(ROUND(IF([.$B27]/COS([.BO$2]*0.0174533)&lt;255;[.$B27]/COS([.BO$2]*0.0174533);255);0)  ;2)" office:value-type="string" office:string-value="68">
            <text:p>68</text:p>
          </table:table-cell>
          <table:table-cell table:style-name="ce3" table:formula="of:=DEC2HEX(ROUND(IF([.$B27]/COS([.BP$2]*0.0174533)&lt;255;[.$B27]/COS([.BP$2]*0.0174533);255);0)  ;2)" office:value-type="string" office:string-value="69">
            <text:p>69</text:p>
          </table:table-cell>
          <table:table-cell table:style-name="ce3" table:formula="of:=DEC2HEX(ROUND(IF([.$B27]/COS([.BQ$2]*0.0174533)&lt;255;[.$B27]/COS([.BQ$2]*0.0174533);255);0)  ;2)" office:value-type="string" office:string-value="6A">
            <text:p>6A</text:p>
          </table:table-cell>
          <table:table-cell table:style-name="ce3" table:formula="of:=DEC2HEX(ROUND(IF([.$B27]/COS([.BR$2]*0.0174533)&lt;255;[.$B27]/COS([.BR$2]*0.0174533);255);0)  ;2)" office:value-type="string" office:string-value="6D">
            <text:p>6D</text:p>
          </table:table-cell>
          <table:table-cell table:style-name="ce3" table:formula="of:=DEC2HEX(ROUND(IF([.$B27]/COS([.BS$2]*0.0174533)&lt;255;[.$B27]/COS([.BS$2]*0.0174533);255);0)  ;2)" office:value-type="string" office:string-value="71">
            <text:p>71</text:p>
          </table:table-cell>
          <table:table-cell table:style-name="ce3" table:formula="of:=DEC2HEX(ROUND(IF([.$B27]/COS([.BT$2]*0.0174533)&lt;255;[.$B27]/COS([.BT$2]*0.0174533);255);0)  ;2)" office:value-type="string" office:string-value="76">
            <text:p>76</text:p>
          </table:table-cell>
          <table:table-cell table:style-name="ce3" table:formula="of:=DEC2HEX(ROUND(IF([.$B27]/COS([.BU$2]*0.0174533)&lt;255;[.$B27]/COS([.BU$2]*0.0174533);255);0)  ;2)" office:value-type="string" office:string-value="7D">
            <text:p>7D</text:p>
          </table:table-cell>
          <table:table-cell table:style-name="ce3" table:formula="of:=DEC2HEX(ROUND(IF([.$B27]/COS([.BV$2]*0.0174533)&lt;255;[.$B27]/COS([.BV$2]*0.0174533);255);0)  ;2)" office:value-type="string" office:string-value="87">
            <text:p>87</text:p>
          </table:table-cell>
          <table:table-cell table:style-name="ce3" table:formula="of:=DEC2HEX(ROUND(IF([.$B27]/COS([.BW$2]*0.0174533)&lt;255;[.$B27]/COS([.BW$2]*0.0174533);255);0)  ;2)" office:value-type="string" office:string-value="93">
            <text:p>93</text:p>
          </table:table-cell>
          <table:table-cell table:style-name="ce3" table:formula="of:=DEC2HEX(ROUND(IF([.$B27]/COS([.BX$2]*0.0174533)&lt;255;[.$B27]/COS([.BX$2]*0.0174533);255);0)  ;2)" office:value-type="string" office:string-value="A4">
            <text:p>A4</text:p>
          </table:table-cell>
          <table:table-cell table:style-name="ce3" table:formula="of:=DEC2HEX(ROUND(IF([.$B27]/COS([.BY$2]*0.0174533)&lt;255;[.$B27]/COS([.BY$2]*0.0174533);255);0)  ;2)" office:value-type="string" office:string-value="BB">
            <text:p>BB</text:p>
          </table:table-cell>
          <table:table-cell table:style-name="ce3" table:formula="of:=DEC2HEX(ROUND(IF([.$B27]/COS([.BZ$2]*0.0174533)&lt;255;[.$B27]/COS([.BZ$2]*0.0174533);255);0)  ;2)" office:value-type="string" office:string-value="DD">
            <text:p>DD</text:p>
          </table:table-cell>
          <table:table-cell table:style-name="ce3" table:formula="of:=DEC2HEX(ROUND(IF([.$B27]/COS([.CA$2]*0.0174533)&lt;255;[.$B27]/COS([.CA$2]*0.0174533);255);0)  ;2)" office:value-type="string" office:string-value="FF">
            <text:p>FF</text:p>
          </table:table-cell>
          <table:table-cell table:style-name="ce3" table:formula="of:=DEC2HEX(ROUND(IF([.$B27]/COS([.CB$2]*0.0174533)&lt;255;[.$B27]/COS([.CB$2]*0.0174533);255);0)  ;2)" office:value-type="string" office:string-value="FF">
            <text:p>FF</text:p>
          </table:table-cell>
          <table:table-cell table:style-name="ce3" table:formula="of:=DEC2HEX(ROUND(IF([.$B27]/COS([.CC$2]*0.0174533)&lt;255;[.$B2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7]+1" office:value-type="float" office:value="24">
            <text:p>24</text:p>
          </table:table-cell>
          <table:table-cell table:style-name="ce2" table:formula="of:=[.B27]-1" office:value-type="float" office:value="103">
            <text:p>103</text:p>
          </table:table-cell>
          <table:table-cell table:formula="of:=DEC2HEX(ROUND(IF([.$B28]/[.C$3]&lt;127;127-[.$B28]/[.C$3];0) ;0) ;2)" office:value-type="string" office:string-value="18">
            <text:p>18</text:p>
          </table:table-cell>
          <table:table-cell table:formula="of:=DEC2HEX(ROUND(IF([.$B28]/[.D$3]&lt;127;127-[.$B28]/[.D$3];0) ;0) ;2)" office:value-type="string" office:string-value="17">
            <text:p>17</text:p>
          </table:table-cell>
          <table:table-cell table:formula="of:=DEC2HEX(ROUND(IF([.$B28]/[.E$3]&lt;127;127-[.$B28]/[.E$3];0) ;0) ;2)" office:value-type="string" office:string-value="16">
            <text:p>16</text:p>
          </table:table-cell>
          <table:table-cell table:formula="of:=DEC2HEX(ROUND(IF([.$B28]/[.F$3]&lt;127;127-[.$B28]/[.F$3];0) ;0) ;2)" office:value-type="string" office:string-value="13">
            <text:p>13</text:p>
          </table:table-cell>
          <table:table-cell table:formula="of:=DEC2HEX(ROUND(IF([.$B28]/[.G$3]&lt;127;127-[.$B28]/[.G$3];0) ;0) ;2)" office:value-type="string" office:string-value="10">
            <text:p>10</text:p>
          </table:table-cell>
          <table:table-cell table:formula="of:=DEC2HEX(ROUND(IF([.$B28]/[.H$3]&lt;127;127-[.$B28]/[.H$3];0) ;0) ;2)" office:value-type="string" office:string-value="0A">
            <text:p>0A</text:p>
          </table:table-cell>
          <table:table-cell table:formula="of:=DEC2HEX(ROUND(IF([.$B28]/[.I$3]&lt;127;127-[.$B28]/[.I$3];0) ;0) ;2)" office:value-type="string" office:string-value="03">
            <text:p>03</text:p>
          </table:table-cell>
          <table:table-cell table:formula="of:=DEC2HEX(ROUND(IF([.$B28]/[.J$3]&lt;127;127-[.$B28]/[.J$3];0) ;0) ;2)" office:value-type="string" office:string-value="00">
            <text:p>00</text:p>
          </table:table-cell>
          <table:table-cell table:formula="of:=DEC2HEX(ROUND(IF([.$B28]/[.K$3]&lt;127;127-[.$B28]/[.K$3];0) ;0) ;2)" office:value-type="string" office:string-value="00">
            <text:p>00</text:p>
          </table:table-cell>
          <table:table-cell table:formula="of:=DEC2HEX(ROUND(IF([.$B28]/[.L$3]&lt;127;127-[.$B28]/[.L$3];0) ;0) ;2)" office:value-type="string" office:string-value="00">
            <text:p>00</text:p>
          </table:table-cell>
          <table:table-cell table:style-name="ce3" table:formula="of:=DEC2HEX(ROUND(IF([.$B28]/[.M$3]&lt;127;127-[.$B28]/[.M$3];0) ;0) ;2)" office:value-type="string" office:string-value="00">
            <text:p>00</text:p>
          </table:table-cell>
          <table:table-cell table:style-name="ce3" table:formula="of:=DEC2HEX(ROUND(IF([.$B28]/[.N$3]&lt;127;127-[.$B28]/[.N$3];0) ;0) ;2)" office:value-type="string" office:string-value="00">
            <text:p>00</text:p>
          </table:table-cell>
          <table:table-cell table:style-name="ce3" table:formula="of:=DEC2HEX(ROUND(IF([.$B28]/[.O$3]&lt;127;127-[.$B28]/[.O$3];0) ;0) ;2)" office:value-type="string" office:string-value="00">
            <text:p>00</text:p>
          </table:table-cell>
          <table:table-cell table:style-name="ce3" table:formula="of:=DEC2HEX(ROUND(IF([.$B28]/[.P$3]&lt;127;127-[.$B28]/[.P$3];0) ;0) ;2)" office:value-type="string" office:string-value="00">
            <text:p>00</text:p>
          </table:table-cell>
          <table:table-cell table:style-name="ce3" table:formula="of:=DEC2HEX(ROUND(IF([.$B28]/[.Q$3]&lt;127;127-[.$B28]/[.Q$3];0) ;0) ;2)" office:value-type="string" office:string-value="00">
            <text:p>00</text:p>
          </table:table-cell>
          <table:table-cell table:style-name="ce3" table:formula="of:=DEC2HEX(ROUND(IF([.$B28]/[.R$3]&lt;127;127-[.$B28]/[.R$3];0) ;0) ;2)" office:value-type="string" office:string-value="00">
            <text:p>00</text:p>
          </table:table-cell>
          <table:table-cell table:style-name="ce3" table:formula="of:=DEC2HEX(ROUND(IF([.$B28]/[.S$3]&lt;127;[.$B28]/[.S$3];127) ;0) ;2)" office:value-type="float" office:value="0">
            <text:p>#ДЕЛ/0!</text:p>
          </table:table-cell>
          <table:table-cell table:style-name="ce3" table:formula="of:=DEC2HEX(ROUND(IF([.$B28]/[.T$3]&lt;127;[.$B28]/[.T$3];127) ;0) ;2)" office:value-type="string" office:string-value="FFFFFFFBE5">
            <text:p>FFFFFFFBE5</text:p>
          </table:table-cell>
          <table:table-cell table:style-name="ce3" table:formula="of:=DEC2HEX(ROUND(IF([.$B28]/[.U$3]&lt;127;[.$B28]/[.U$3];127) ;0) ;2)" office:value-type="string" office:string-value="FFFFFFFDF0">
            <text:p>FFFFFFFDF0</text:p>
          </table:table-cell>
          <table:table-cell table:style-name="ce3" table:formula="of:=DEC2HEX(ROUND(IF([.$B28]/[.V$3]&lt;127;[.$B28]/[.V$3];127) ;0) ;2)" office:value-type="string" office:string-value="FFFFFFFE9D">
            <text:p>FFFFFFFE9D</text:p>
          </table:table-cell>
          <table:table-cell table:style-name="ce3" table:formula="of:=DEC2HEX(ROUND(IF([.$B28]/[.W$3]&lt;127;[.$B28]/[.W$3];127) ;0) ;2)" office:value-type="string" office:string-value="FFFFFFFEF3">
            <text:p>FFFFFFFEF3</text:p>
          </table:table-cell>
          <table:table-cell table:style-name="ce3" table:formula="of:=DEC2HEX(ROUND(IF([.$B28]/[.X$3]&lt;127;[.$B28]/[.X$3];127) ;0) ;2)" office:value-type="string" office:string-value="FFFFFFFF25">
            <text:p>FFFFFFFF25</text:p>
          </table:table-cell>
          <table:table-cell table:style-name="ce3" table:formula="of:=DEC2HEX(ROUND(IF([.$B28]/[.Y$3]&lt;127;[.$B28]/[.Y$3];127) ;0) ;2)" office:value-type="string" office:string-value="FFFFFFFF47">
            <text:p>FFFFFFFF47</text:p>
          </table:table-cell>
          <table:table-cell table:style-name="ce3" table:formula="of:=DEC2HEX(ROUND(IF([.$B28]/[.Z$3]&lt;127;[.$B28]/[.Z$3];127) ;0) ;2)" office:value-type="string" office:string-value="FFFFFFFF5E">
            <text:p>FFFFFFFF5E</text:p>
          </table:table-cell>
          <table:table-cell table:style-name="ce3" table:formula="of:=DEC2HEX(ROUND(IF([.$B28]/[.AA$3]&lt;127;[.$B28]/[.AA$3];127) ;0) ;2)" office:value-type="string" office:string-value="FFFFFFFF6E">
            <text:p>FFFFFFFF6E</text:p>
          </table:table-cell>
          <table:table-cell table:style-name="ce3" table:formula="of:=DEC2HEX(ROUND(IF([.$B28]/[.AB$3]&lt;127;[.$B28]/[.AB$3];127) ;0) ;2)" office:value-type="string" office:string-value="FFFFFFFF7B">
            <text:p>FFFFFFFF7B</text:p>
          </table:table-cell>
          <table:table-cell table:style-name="ce3" table:formula="of:=DEC2HEX(ROUND(IF([.$B28]/[.AC$3]&lt;127;[.$B28]/[.AC$3];127) ;0) ;2)" office:value-type="string" office:string-value="FFFFFFFF84">
            <text:p>FFFFFFFF84</text:p>
          </table:table-cell>
          <table:table-cell table:style-name="ce3" table:formula="of:=DEC2HEX(ROUND(IF([.$B28]/[.AD$3]&lt;127;[.$B28]/[.AD$3];127) ;0) ;2)" office:value-type="string" office:string-value="FFFFFFFF8B">
            <text:p>FFFFFFFF8B</text:p>
          </table:table-cell>
          <table:table-cell table:style-name="ce3" table:formula="of:=DEC2HEX(ROUND(IF([.$B28]/[.AE$3]&lt;127;[.$B28]/[.AE$3];127) ;0) ;2)" office:value-type="string" office:string-value="FFFFFFFF91">
            <text:p>FFFFFFFF91</text:p>
          </table:table-cell>
          <table:table-cell table:style-name="ce3" table:formula="of:=DEC2HEX(ROUND(IF([.$B28]/[.AF$3]&lt;127;[.$B28]/[.AF$3];127) ;0) ;2)" office:value-type="string" office:string-value="FFFFFFFF94">
            <text:p>FFFFFFFF94</text:p>
          </table:table-cell>
          <table:table-cell table:style-name="ce3" table:formula="of:=DEC2HEX(ROUND(IF([.$B28]/[.AG$3]&lt;127;[.$B28]/[.AG$3];127) ;0) ;2)" office:value-type="string" office:string-value="FFFFFFFF97">
            <text:p>FFFFFFFF97</text:p>
          </table:table-cell>
          <table:table-cell table:style-name="ce3" table:formula="of:=DEC2HEX(ROUND(IF([.$B28]/[.AH$3]&lt;127;[.$B28]/[.AH$3];127) ;0) ;2)" office:value-type="string" office:string-value="FFFFFFFF98">
            <text:p>FFFFFFFF98</text:p>
          </table:table-cell>
          <table:table-cell table:style-name="ce3" table:formula="of:=DEC2HEX(ROUND(IF([.$B28]/[.AI$3]&lt;255;[.$B28]/[.AI$3];255) ;0) ;2)" office:value-type="string" office:string-value="FFFFFFFF99">
            <text:p>FFFFFFFF99</text:p>
          </table:table-cell>
          <table:table-cell table:style-name="ce3" table:formula="of:=DEC2HEX(ROUND(IF([.$B28]/COS([.AJ$2]*0.0174533)&lt;255;[.$B28]/COS([.AJ$2]*0.0174533);255);0)  ;2)" office:value-type="string" office:string-value="FFFFFFFF99">
            <text:p>FFFFFFFF99</text:p>
          </table:table-cell>
          <table:table-cell table:style-name="ce3" table:formula="of:=DEC2HEX(ROUND(IF([.$B28]/COS([.AK$2]*0.0174533)&lt;255;[.$B28]/COS([.AK$2]*0.0174533);255);0)  ;2)" office:value-type="string" office:string-value="FFFFFFFF97">
            <text:p>FFFFFFFF97</text:p>
          </table:table-cell>
          <table:table-cell table:style-name="ce3" table:formula="of:=DEC2HEX(ROUND(IF([.$B28]/COS([.AL$2]*0.0174533)&lt;255;[.$B28]/COS([.AL$2]*0.0174533);255);0)  ;2)" office:value-type="string" office:string-value="FFFFFFFF94">
            <text:p>FFFFFFFF94</text:p>
          </table:table-cell>
          <table:table-cell table:style-name="ce3" table:formula="of:=DEC2HEX(ROUND(IF([.$B28]/COS([.AM$2]*0.0174533)&lt;255;[.$B28]/COS([.AM$2]*0.0174533);255);0)  ;2)" office:value-type="string" office:string-value="FFFFFFFF91">
            <text:p>FFFFFFFF91</text:p>
          </table:table-cell>
          <table:table-cell table:style-name="ce3" table:formula="of:=DEC2HEX(ROUND(IF([.$B28]/COS([.AN$2]*0.0174533)&lt;255;[.$B28]/COS([.AN$2]*0.0174533);255);0)  ;2)" office:value-type="string" office:string-value="FFFFFFFF8B">
            <text:p>FFFFFFFF8B</text:p>
          </table:table-cell>
          <table:table-cell table:style-name="ce3" table:formula="of:=DEC2HEX(ROUND(IF([.$B28]/COS([.AO$2]*0.0174533)&lt;255;[.$B28]/COS([.AO$2]*0.0174533);255);0)  ;2)" office:value-type="string" office:string-value="FFFFFFFF84">
            <text:p>FFFFFFFF84</text:p>
          </table:table-cell>
          <table:table-cell table:style-name="ce3" table:formula="of:=DEC2HEX(ROUND(IF([.$B28]/COS([.AP$2]*0.0174533)&lt;255;[.$B28]/COS([.AP$2]*0.0174533);255);0)  ;2)" office:value-type="string" office:string-value="FFFFFFFF7B">
            <text:p>FFFFFFFF7B</text:p>
          </table:table-cell>
          <table:table-cell table:style-name="ce3" table:formula="of:=DEC2HEX(ROUND(IF([.$B28]/COS([.AQ$2]*0.0174533)&lt;255;[.$B28]/COS([.AQ$2]*0.0174533);255);0)  ;2)" office:value-type="string" office:string-value="FFFFFFFF6E">
            <text:p>FFFFFFFF6E</text:p>
          </table:table-cell>
          <table:table-cell table:style-name="ce3" table:formula="of:=DEC2HEX(ROUND(IF([.$B28]/COS([.AR$2]*0.0174533)&lt;255;[.$B28]/COS([.AR$2]*0.0174533);255);0)  ;2)" office:value-type="string" office:string-value="FFFFFFFF5E">
            <text:p>FFFFFFFF5E</text:p>
          </table:table-cell>
          <table:table-cell table:style-name="ce3" table:formula="of:=DEC2HEX(ROUND(IF([.$B28]/COS([.AS$2]*0.0174533)&lt;255;[.$B28]/COS([.AS$2]*0.0174533);255);0)  ;2)" office:value-type="string" office:string-value="FFFFFFFF47">
            <text:p>FFFFFFFF47</text:p>
          </table:table-cell>
          <table:table-cell table:style-name="ce3" table:formula="of:=DEC2HEX(ROUND(IF([.$B28]/COS([.AT$2]*0.0174533)&lt;255;[.$B28]/COS([.AT$2]*0.0174533);255);0)  ;2)" office:value-type="string" office:string-value="FFFFFFFF25">
            <text:p>FFFFFFFF25</text:p>
          </table:table-cell>
          <table:table-cell table:style-name="ce3" table:formula="of:=DEC2HEX(ROUND(IF([.$B28]/COS([.AU$2]*0.0174533)&lt;255;[.$B28]/COS([.AU$2]*0.0174533);255);0)  ;2)" office:value-type="string" office:string-value="FFFFFFFEF3">
            <text:p>FFFFFFFEF3</text:p>
          </table:table-cell>
          <table:table-cell table:style-name="ce3" table:formula="of:=DEC2HEX(ROUND(IF([.$B28]/COS([.AV$2]*0.0174533)&lt;255;[.$B28]/COS([.AV$2]*0.0174533);255);0)  ;2)" office:value-type="string" office:string-value="FFFFFFFE9D">
            <text:p>FFFFFFFE9D</text:p>
          </table:table-cell>
          <table:table-cell table:style-name="ce3" table:formula="of:=DEC2HEX(ROUND(IF([.$B28]/COS([.AW$2]*0.0174533)&lt;255;[.$B28]/COS([.AW$2]*0.0174533);255);0)  ;2)" office:value-type="string" office:string-value="FFFFFFFDF0">
            <text:p>FFFFFFFDF0</text:p>
          </table:table-cell>
          <table:table-cell table:style-name="ce3" table:formula="of:=DEC2HEX(ROUND(IF([.$B28]/COS([.AX$2]*0.0174533)&lt;255;[.$B28]/COS([.AX$2]*0.0174533);255);0)  ;2)" office:value-type="string" office:string-value="FFFFFFFBE5">
            <text:p>FFFFFFFBE5</text:p>
          </table:table-cell>
          <table:table-cell table:style-name="ce3" table:formula="of:=DEC2HEX(ROUND(IF([.$B28]/COS([.AY$2]*0.0174533)&lt;255;[.$B28]/COS([.AY$2]*0.0174533);255);0)  ;2)" office:value-type="string" office:string-value="FF">
            <text:p>FF</text:p>
          </table:table-cell>
          <table:table-cell table:style-name="ce3" table:formula="of:=DEC2HEX(ROUND(IF([.$B28]/COS([.AZ$2]*0.0174533)&lt;255;[.$B28]/COS([.AZ$2]*0.0174533);255);0)  ;2)" office:value-type="string" office:string-value="FF">
            <text:p>FF</text:p>
          </table:table-cell>
          <table:table-cell table:style-name="ce3" table:formula="of:=DEC2HEX(ROUND(IF([.$B28]/COS([.BA$2]*0.0174533)&lt;255;[.$B28]/COS([.BA$2]*0.0174533);255);0)  ;2)" office:value-type="string" office:string-value="FF">
            <text:p>FF</text:p>
          </table:table-cell>
          <table:table-cell table:style-name="ce3" table:formula="of:=DEC2HEX(ROUND(IF([.$B28]/COS([.BB$2]*0.0174533)&lt;255;[.$B28]/COS([.BB$2]*0.0174533);255);0)  ;2)" office:value-type="string" office:string-value="FF">
            <text:p>FF</text:p>
          </table:table-cell>
          <table:table-cell table:style-name="ce3" table:formula="of:=DEC2HEX(ROUND(IF([.$B28]/COS([.BC$2]*0.0174533)&lt;255;[.$B28]/COS([.BC$2]*0.0174533);255);0)  ;2)" office:value-type="string" office:string-value="FF">
            <text:p>FF</text:p>
          </table:table-cell>
          <table:table-cell table:style-name="ce3" table:formula="of:=DEC2HEX(ROUND(IF([.$B28]/COS([.BD$2]*0.0174533)&lt;255;[.$B28]/COS([.BD$2]*0.0174533);255);0)  ;2)" office:value-type="string" office:string-value="DA">
            <text:p>DA</text:p>
          </table:table-cell>
          <table:table-cell table:style-name="ce3" table:formula="of:=DEC2HEX(ROUND(IF([.$B28]/COS([.BE$2]*0.0174533)&lt;255;[.$B28]/COS([.BE$2]*0.0174533);255);0)  ;2)" office:value-type="string" office:string-value="B9">
            <text:p>B9</text:p>
          </table:table-cell>
          <table:table-cell table:style-name="ce3" table:formula="of:=DEC2HEX(ROUND(IF([.$B28]/COS([.BF$2]*0.0174533)&lt;255;[.$B28]/COS([.BF$2]*0.0174533);255);0)  ;2)" office:value-type="string" office:string-value="A2">
            <text:p>A2</text:p>
          </table:table-cell>
          <table:table-cell table:style-name="ce3" table:formula="of:=DEC2HEX(ROUND(IF([.$B28]/COS([.BG$2]*0.0174533)&lt;255;[.$B28]/COS([.BG$2]*0.0174533);255);0)  ;2)" office:value-type="string" office:string-value="92">
            <text:p>92</text:p>
          </table:table-cell>
          <table:table-cell table:style-name="ce3" table:formula="of:=DEC2HEX(ROUND(IF([.$B28]/COS([.BH$2]*0.0174533)&lt;255;[.$B28]/COS([.BH$2]*0.0174533);255);0)  ;2)" office:value-type="string" office:string-value="85">
            <text:p>85</text:p>
          </table:table-cell>
          <table:table-cell table:style-name="ce3" table:formula="of:=DEC2HEX(ROUND(IF([.$B28]/COS([.BI$2]*0.0174533)&lt;255;[.$B28]/COS([.BI$2]*0.0174533);255);0)  ;2)" office:value-type="string" office:string-value="7C">
            <text:p>7C</text:p>
          </table:table-cell>
          <table:table-cell table:style-name="ce3" table:formula="of:=DEC2HEX(ROUND(IF([.$B28]/COS([.BJ$2]*0.0174533)&lt;255;[.$B28]/COS([.BJ$2]*0.0174533);255);0)  ;2)" office:value-type="string" office:string-value="75">
            <text:p>75</text:p>
          </table:table-cell>
          <table:table-cell table:style-name="ce3" table:formula="of:=DEC2HEX(ROUND(IF([.$B28]/COS([.BK$2]*0.0174533)&lt;255;[.$B28]/COS([.BK$2]*0.0174533);255);0)  ;2)" office:value-type="string" office:string-value="6F">
            <text:p>6F</text:p>
          </table:table-cell>
          <table:table-cell table:style-name="ce3" table:formula="of:=DEC2HEX(ROUND(IF([.$B28]/COS([.BL$2]*0.0174533)&lt;255;[.$B28]/COS([.BL$2]*0.0174533);255);0)  ;2)" office:value-type="string" office:string-value="6C">
            <text:p>6C</text:p>
          </table:table-cell>
          <table:table-cell table:style-name="ce3" table:formula="of:=DEC2HEX(ROUND(IF([.$B28]/COS([.BM$2]*0.0174533)&lt;255;[.$B28]/COS([.BM$2]*0.0174533);255);0)  ;2)" office:value-type="string" office:string-value="69">
            <text:p>69</text:p>
          </table:table-cell>
          <table:table-cell table:style-name="ce3" table:formula="of:=DEC2HEX(ROUND(IF([.$B28]/COS([.BN$2]*0.0174533)&lt;255;[.$B28]/COS([.BN$2]*0.0174533);255);0)  ;2)" office:value-type="string" office:string-value="67">
            <text:p>67</text:p>
          </table:table-cell>
          <table:table-cell table:style-name="ce3" table:formula="of:=DEC2HEX(ROUND(IF([.$B28]/COS([.BO$2]*0.0174533)&lt;255;[.$B28]/COS([.BO$2]*0.0174533);255);0)  ;2)" office:value-type="string" office:string-value="67">
            <text:p>67</text:p>
          </table:table-cell>
          <table:table-cell table:style-name="ce3" table:formula="of:=DEC2HEX(ROUND(IF([.$B28]/COS([.BP$2]*0.0174533)&lt;255;[.$B28]/COS([.BP$2]*0.0174533);255);0)  ;2)" office:value-type="string" office:string-value="67">
            <text:p>67</text:p>
          </table:table-cell>
          <table:table-cell table:style-name="ce3" table:formula="of:=DEC2HEX(ROUND(IF([.$B28]/COS([.BQ$2]*0.0174533)&lt;255;[.$B28]/COS([.BQ$2]*0.0174533);255);0)  ;2)" office:value-type="string" office:string-value="69">
            <text:p>69</text:p>
          </table:table-cell>
          <table:table-cell table:style-name="ce3" table:formula="of:=DEC2HEX(ROUND(IF([.$B28]/COS([.BR$2]*0.0174533)&lt;255;[.$B28]/COS([.BR$2]*0.0174533);255);0)  ;2)" office:value-type="string" office:string-value="6C">
            <text:p>6C</text:p>
          </table:table-cell>
          <table:table-cell table:style-name="ce3" table:formula="of:=DEC2HEX(ROUND(IF([.$B28]/COS([.BS$2]*0.0174533)&lt;255;[.$B28]/COS([.BS$2]*0.0174533);255);0)  ;2)" office:value-type="string" office:string-value="6F">
            <text:p>6F</text:p>
          </table:table-cell>
          <table:table-cell table:style-name="ce3" table:formula="of:=DEC2HEX(ROUND(IF([.$B28]/COS([.BT$2]*0.0174533)&lt;255;[.$B28]/COS([.BT$2]*0.0174533);255);0)  ;2)" office:value-type="string" office:string-value="75">
            <text:p>75</text:p>
          </table:table-cell>
          <table:table-cell table:style-name="ce3" table:formula="of:=DEC2HEX(ROUND(IF([.$B28]/COS([.BU$2]*0.0174533)&lt;255;[.$B28]/COS([.BU$2]*0.0174533);255);0)  ;2)" office:value-type="string" office:string-value="7C">
            <text:p>7C</text:p>
          </table:table-cell>
          <table:table-cell table:style-name="ce3" table:formula="of:=DEC2HEX(ROUND(IF([.$B28]/COS([.BV$2]*0.0174533)&lt;255;[.$B28]/COS([.BV$2]*0.0174533);255);0)  ;2)" office:value-type="string" office:string-value="85">
            <text:p>85</text:p>
          </table:table-cell>
          <table:table-cell table:style-name="ce3" table:formula="of:=DEC2HEX(ROUND(IF([.$B28]/COS([.BW$2]*0.0174533)&lt;255;[.$B28]/COS([.BW$2]*0.0174533);255);0)  ;2)" office:value-type="string" office:string-value="92">
            <text:p>92</text:p>
          </table:table-cell>
          <table:table-cell table:style-name="ce3" table:formula="of:=DEC2HEX(ROUND(IF([.$B28]/COS([.BX$2]*0.0174533)&lt;255;[.$B28]/COS([.BX$2]*0.0174533);255);0)  ;2)" office:value-type="string" office:string-value="A2">
            <text:p>A2</text:p>
          </table:table-cell>
          <table:table-cell table:style-name="ce3" table:formula="of:=DEC2HEX(ROUND(IF([.$B28]/COS([.BY$2]*0.0174533)&lt;255;[.$B28]/COS([.BY$2]*0.0174533);255);0)  ;2)" office:value-type="string" office:string-value="B9">
            <text:p>B9</text:p>
          </table:table-cell>
          <table:table-cell table:style-name="ce3" table:formula="of:=DEC2HEX(ROUND(IF([.$B28]/COS([.BZ$2]*0.0174533)&lt;255;[.$B28]/COS([.BZ$2]*0.0174533);255);0)  ;2)" office:value-type="string" office:string-value="DB">
            <text:p>DB</text:p>
          </table:table-cell>
          <table:table-cell table:style-name="ce3" table:formula="of:=DEC2HEX(ROUND(IF([.$B28]/COS([.CA$2]*0.0174533)&lt;255;[.$B28]/COS([.CA$2]*0.0174533);255);0)  ;2)" office:value-type="string" office:string-value="FF">
            <text:p>FF</text:p>
          </table:table-cell>
          <table:table-cell table:style-name="ce3" table:formula="of:=DEC2HEX(ROUND(IF([.$B28]/COS([.CB$2]*0.0174533)&lt;255;[.$B28]/COS([.CB$2]*0.0174533);255);0)  ;2)" office:value-type="string" office:string-value="FF">
            <text:p>FF</text:p>
          </table:table-cell>
          <table:table-cell table:style-name="ce3" table:formula="of:=DEC2HEX(ROUND(IF([.$B28]/COS([.CC$2]*0.0174533)&lt;255;[.$B2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8]+1" office:value-type="float" office:value="25">
            <text:p>25</text:p>
          </table:table-cell>
          <table:table-cell table:style-name="ce2" table:formula="of:=[.B28]-1" office:value-type="float" office:value="102">
            <text:p>102</text:p>
          </table:table-cell>
          <table:table-cell table:formula="of:=DEC2HEX(ROUND(IF([.$B29]/[.C$3]&lt;127;127-[.$B29]/[.C$3];0) ;0) ;2)" office:value-type="string" office:string-value="19">
            <text:p>19</text:p>
          </table:table-cell>
          <table:table-cell table:formula="of:=DEC2HEX(ROUND(IF([.$B29]/[.D$3]&lt;127;127-[.$B29]/[.D$3];0) ;0) ;2)" office:value-type="string" office:string-value="18">
            <text:p>18</text:p>
          </table:table-cell>
          <table:table-cell table:formula="of:=DEC2HEX(ROUND(IF([.$B29]/[.E$3]&lt;127;127-[.$B29]/[.E$3];0) ;0) ;2)" office:value-type="string" office:string-value="17">
            <text:p>17</text:p>
          </table:table-cell>
          <table:table-cell table:formula="of:=DEC2HEX(ROUND(IF([.$B29]/[.F$3]&lt;127;127-[.$B29]/[.F$3];0) ;0) ;2)" office:value-type="string" office:string-value="14">
            <text:p>14</text:p>
          </table:table-cell>
          <table:table-cell table:formula="of:=DEC2HEX(ROUND(IF([.$B29]/[.G$3]&lt;127;127-[.$B29]/[.G$3];0) ;0) ;2)" office:value-type="string" office:string-value="11">
            <text:p>11</text:p>
          </table:table-cell>
          <table:table-cell table:formula="of:=DEC2HEX(ROUND(IF([.$B29]/[.H$3]&lt;127;127-[.$B29]/[.H$3];0) ;0) ;2)" office:value-type="string" office:string-value="0B">
            <text:p>0B</text:p>
          </table:table-cell>
          <table:table-cell table:formula="of:=DEC2HEX(ROUND(IF([.$B29]/[.I$3]&lt;127;127-[.$B29]/[.I$3];0) ;0) ;2)" office:value-type="string" office:string-value="04">
            <text:p>04</text:p>
          </table:table-cell>
          <table:table-cell table:formula="of:=DEC2HEX(ROUND(IF([.$B29]/[.J$3]&lt;127;127-[.$B29]/[.J$3];0) ;0) ;2)" office:value-type="string" office:string-value="00">
            <text:p>00</text:p>
          </table:table-cell>
          <table:table-cell table:formula="of:=DEC2HEX(ROUND(IF([.$B29]/[.K$3]&lt;127;127-[.$B29]/[.K$3];0) ;0) ;2)" office:value-type="string" office:string-value="00">
            <text:p>00</text:p>
          </table:table-cell>
          <table:table-cell table:formula="of:=DEC2HEX(ROUND(IF([.$B29]/[.L$3]&lt;127;127-[.$B29]/[.L$3];0) ;0) ;2)" office:value-type="string" office:string-value="00">
            <text:p>00</text:p>
          </table:table-cell>
          <table:table-cell table:style-name="ce3" table:formula="of:=DEC2HEX(ROUND(IF([.$B29]/[.M$3]&lt;127;127-[.$B29]/[.M$3];0) ;0) ;2)" office:value-type="string" office:string-value="00">
            <text:p>00</text:p>
          </table:table-cell>
          <table:table-cell table:style-name="ce3" table:formula="of:=DEC2HEX(ROUND(IF([.$B29]/[.N$3]&lt;127;127-[.$B29]/[.N$3];0) ;0) ;2)" office:value-type="string" office:string-value="00">
            <text:p>00</text:p>
          </table:table-cell>
          <table:table-cell table:style-name="ce3" table:formula="of:=DEC2HEX(ROUND(IF([.$B29]/[.O$3]&lt;127;127-[.$B29]/[.O$3];0) ;0) ;2)" office:value-type="string" office:string-value="00">
            <text:p>00</text:p>
          </table:table-cell>
          <table:table-cell table:style-name="ce3" table:formula="of:=DEC2HEX(ROUND(IF([.$B29]/[.P$3]&lt;127;127-[.$B29]/[.P$3];0) ;0) ;2)" office:value-type="string" office:string-value="00">
            <text:p>00</text:p>
          </table:table-cell>
          <table:table-cell table:style-name="ce3" table:formula="of:=DEC2HEX(ROUND(IF([.$B29]/[.Q$3]&lt;127;127-[.$B29]/[.Q$3];0) ;0) ;2)" office:value-type="string" office:string-value="00">
            <text:p>00</text:p>
          </table:table-cell>
          <table:table-cell table:style-name="ce3" table:formula="of:=DEC2HEX(ROUND(IF([.$B29]/[.R$3]&lt;127;127-[.$B29]/[.R$3];0) ;0) ;2)" office:value-type="string" office:string-value="00">
            <text:p>00</text:p>
          </table:table-cell>
          <table:table-cell table:style-name="ce3" table:formula="of:=DEC2HEX(ROUND(IF([.$B29]/[.S$3]&lt;127;[.$B29]/[.S$3];127) ;0) ;2)" office:value-type="float" office:value="0">
            <text:p>#ДЕЛ/0!</text:p>
          </table:table-cell>
          <table:table-cell table:style-name="ce3" table:formula="of:=DEC2HEX(ROUND(IF([.$B29]/[.T$3]&lt;127;[.$B29]/[.T$3];127) ;0) ;2)" office:value-type="string" office:string-value="FFFFFFFBEF">
            <text:p>FFFFFFFBEF</text:p>
          </table:table-cell>
          <table:table-cell table:style-name="ce3" table:formula="of:=DEC2HEX(ROUND(IF([.$B29]/[.U$3]&lt;127;[.$B29]/[.U$3];127) ;0) ;2)" office:value-type="string" office:string-value="FFFFFFFDF5">
            <text:p>FFFFFFFDF5</text:p>
          </table:table-cell>
          <table:table-cell table:style-name="ce3" table:formula="of:=DEC2HEX(ROUND(IF([.$B29]/[.V$3]&lt;127;[.$B29]/[.V$3];127) ;0) ;2)" office:value-type="string" office:string-value="FFFFFFFEA0">
            <text:p>FFFFFFFEA0</text:p>
          </table:table-cell>
          <table:table-cell table:style-name="ce3" table:formula="of:=DEC2HEX(ROUND(IF([.$B29]/[.W$3]&lt;127;[.$B29]/[.W$3];127) ;0) ;2)" office:value-type="string" office:string-value="FFFFFFFEF6">
            <text:p>FFFFFFFEF6</text:p>
          </table:table-cell>
          <table:table-cell table:style-name="ce3" table:formula="of:=DEC2HEX(ROUND(IF([.$B29]/[.X$3]&lt;127;[.$B29]/[.X$3];127) ;0) ;2)" office:value-type="string" office:string-value="FFFFFFFF27">
            <text:p>FFFFFFFF27</text:p>
          </table:table-cell>
          <table:table-cell table:style-name="ce3" table:formula="of:=DEC2HEX(ROUND(IF([.$B29]/[.Y$3]&lt;127;[.$B29]/[.Y$3];127) ;0) ;2)" office:value-type="string" office:string-value="FFFFFFFF49">
            <text:p>FFFFFFFF49</text:p>
          </table:table-cell>
          <table:table-cell table:style-name="ce3" table:formula="of:=DEC2HEX(ROUND(IF([.$B29]/[.Z$3]&lt;127;[.$B29]/[.Z$3];127) ;0) ;2)" office:value-type="string" office:string-value="FFFFFFFF5F">
            <text:p>FFFFFFFF5F</text:p>
          </table:table-cell>
          <table:table-cell table:style-name="ce3" table:formula="of:=DEC2HEX(ROUND(IF([.$B29]/[.AA$3]&lt;127;[.$B29]/[.AA$3];127) ;0) ;2)" office:value-type="string" office:string-value="FFFFFFFF70">
            <text:p>FFFFFFFF70</text:p>
          </table:table-cell>
          <table:table-cell table:style-name="ce3" table:formula="of:=DEC2HEX(ROUND(IF([.$B29]/[.AB$3]&lt;127;[.$B29]/[.AB$3];127) ;0) ;2)" office:value-type="string" office:string-value="FFFFFFFF7C">
            <text:p>FFFFFFFF7C</text:p>
          </table:table-cell>
          <table:table-cell table:style-name="ce3" table:formula="of:=DEC2HEX(ROUND(IF([.$B29]/[.AC$3]&lt;127;[.$B29]/[.AC$3];127) ;0) ;2)" office:value-type="string" office:string-value="FFFFFFFF85">
            <text:p>FFFFFFFF85</text:p>
          </table:table-cell>
          <table:table-cell table:style-name="ce3" table:formula="of:=DEC2HEX(ROUND(IF([.$B29]/[.AD$3]&lt;127;[.$B29]/[.AD$3];127) ;0) ;2)" office:value-type="string" office:string-value="FFFFFFFF8C">
            <text:p>FFFFFFFF8C</text:p>
          </table:table-cell>
          <table:table-cell table:style-name="ce3" table:formula="of:=DEC2HEX(ROUND(IF([.$B29]/[.AE$3]&lt;127;[.$B29]/[.AE$3];127) ;0) ;2)" office:value-type="string" office:string-value="FFFFFFFF92">
            <text:p>FFFFFFFF92</text:p>
          </table:table-cell>
          <table:table-cell table:style-name="ce3" table:formula="of:=DEC2HEX(ROUND(IF([.$B29]/[.AF$3]&lt;127;[.$B29]/[.AF$3];127) ;0) ;2)" office:value-type="string" office:string-value="FFFFFFFF95">
            <text:p>FFFFFFFF95</text:p>
          </table:table-cell>
          <table:table-cell table:style-name="ce3" table:formula="of:=DEC2HEX(ROUND(IF([.$B29]/[.AG$3]&lt;127;[.$B29]/[.AG$3];127) ;0) ;2)" office:value-type="string" office:string-value="FFFFFFFF98">
            <text:p>FFFFFFFF98</text:p>
          </table:table-cell>
          <table:table-cell table:style-name="ce3" table:formula="of:=DEC2HEX(ROUND(IF([.$B29]/[.AH$3]&lt;127;[.$B29]/[.AH$3];127) ;0) ;2)" office:value-type="string" office:string-value="FFFFFFFF99">
            <text:p>FFFFFFFF99</text:p>
          </table:table-cell>
          <table:table-cell table:style-name="ce3" table:formula="of:=DEC2HEX(ROUND(IF([.$B29]/[.AI$3]&lt;255;[.$B29]/[.AI$3];255) ;0) ;2)" office:value-type="string" office:string-value="FFFFFFFF9A">
            <text:p>FFFFFFFF9A</text:p>
          </table:table-cell>
          <table:table-cell table:style-name="ce3" table:formula="of:=DEC2HEX(ROUND(IF([.$B29]/COS([.AJ$2]*0.0174533)&lt;255;[.$B29]/COS([.AJ$2]*0.0174533);255);0)  ;2)" office:value-type="string" office:string-value="FFFFFFFF9A">
            <text:p>FFFFFFFF9A</text:p>
          </table:table-cell>
          <table:table-cell table:style-name="ce3" table:formula="of:=DEC2HEX(ROUND(IF([.$B29]/COS([.AK$2]*0.0174533)&lt;255;[.$B29]/COS([.AK$2]*0.0174533);255);0)  ;2)" office:value-type="string" office:string-value="FFFFFFFF98">
            <text:p>FFFFFFFF98</text:p>
          </table:table-cell>
          <table:table-cell table:style-name="ce3" table:formula="of:=DEC2HEX(ROUND(IF([.$B29]/COS([.AL$2]*0.0174533)&lt;255;[.$B29]/COS([.AL$2]*0.0174533);255);0)  ;2)" office:value-type="string" office:string-value="FFFFFFFF95">
            <text:p>FFFFFFFF95</text:p>
          </table:table-cell>
          <table:table-cell table:style-name="ce3" table:formula="of:=DEC2HEX(ROUND(IF([.$B29]/COS([.AM$2]*0.0174533)&lt;255;[.$B29]/COS([.AM$2]*0.0174533);255);0)  ;2)" office:value-type="string" office:string-value="FFFFFFFF92">
            <text:p>FFFFFFFF92</text:p>
          </table:table-cell>
          <table:table-cell table:style-name="ce3" table:formula="of:=DEC2HEX(ROUND(IF([.$B29]/COS([.AN$2]*0.0174533)&lt;255;[.$B29]/COS([.AN$2]*0.0174533);255);0)  ;2)" office:value-type="string" office:string-value="FFFFFFFF8C">
            <text:p>FFFFFFFF8C</text:p>
          </table:table-cell>
          <table:table-cell table:style-name="ce3" table:formula="of:=DEC2HEX(ROUND(IF([.$B29]/COS([.AO$2]*0.0174533)&lt;255;[.$B29]/COS([.AO$2]*0.0174533);255);0)  ;2)" office:value-type="string" office:string-value="FFFFFFFF85">
            <text:p>FFFFFFFF85</text:p>
          </table:table-cell>
          <table:table-cell table:style-name="ce3" table:formula="of:=DEC2HEX(ROUND(IF([.$B29]/COS([.AP$2]*0.0174533)&lt;255;[.$B29]/COS([.AP$2]*0.0174533);255);0)  ;2)" office:value-type="string" office:string-value="FFFFFFFF7C">
            <text:p>FFFFFFFF7C</text:p>
          </table:table-cell>
          <table:table-cell table:style-name="ce3" table:formula="of:=DEC2HEX(ROUND(IF([.$B29]/COS([.AQ$2]*0.0174533)&lt;255;[.$B29]/COS([.AQ$2]*0.0174533);255);0)  ;2)" office:value-type="string" office:string-value="FFFFFFFF70">
            <text:p>FFFFFFFF70</text:p>
          </table:table-cell>
          <table:table-cell table:style-name="ce3" table:formula="of:=DEC2HEX(ROUND(IF([.$B29]/COS([.AR$2]*0.0174533)&lt;255;[.$B29]/COS([.AR$2]*0.0174533);255);0)  ;2)" office:value-type="string" office:string-value="FFFFFFFF5F">
            <text:p>FFFFFFFF5F</text:p>
          </table:table-cell>
          <table:table-cell table:style-name="ce3" table:formula="of:=DEC2HEX(ROUND(IF([.$B29]/COS([.AS$2]*0.0174533)&lt;255;[.$B29]/COS([.AS$2]*0.0174533);255);0)  ;2)" office:value-type="string" office:string-value="FFFFFFFF48">
            <text:p>FFFFFFFF48</text:p>
          </table:table-cell>
          <table:table-cell table:style-name="ce3" table:formula="of:=DEC2HEX(ROUND(IF([.$B29]/COS([.AT$2]*0.0174533)&lt;255;[.$B29]/COS([.AT$2]*0.0174533);255);0)  ;2)" office:value-type="string" office:string-value="FFFFFFFF28">
            <text:p>FFFFFFFF28</text:p>
          </table:table-cell>
          <table:table-cell table:style-name="ce3" table:formula="of:=DEC2HEX(ROUND(IF([.$B29]/COS([.AU$2]*0.0174533)&lt;255;[.$B29]/COS([.AU$2]*0.0174533);255);0)  ;2)" office:value-type="string" office:string-value="FFFFFFFEF5">
            <text:p>FFFFFFFEF5</text:p>
          </table:table-cell>
          <table:table-cell table:style-name="ce3" table:formula="of:=DEC2HEX(ROUND(IF([.$B29]/COS([.AV$2]*0.0174533)&lt;255;[.$B29]/COS([.AV$2]*0.0174533);255);0)  ;2)" office:value-type="string" office:string-value="FFFFFFFEA1">
            <text:p>FFFFFFFEA1</text:p>
          </table:table-cell>
          <table:table-cell table:style-name="ce3" table:formula="of:=DEC2HEX(ROUND(IF([.$B29]/COS([.AW$2]*0.0174533)&lt;255;[.$B29]/COS([.AW$2]*0.0174533);255);0)  ;2)" office:value-type="string" office:string-value="FFFFFFFDF5">
            <text:p>FFFFFFFDF5</text:p>
          </table:table-cell>
          <table:table-cell table:style-name="ce3" table:formula="of:=DEC2HEX(ROUND(IF([.$B29]/COS([.AX$2]*0.0174533)&lt;255;[.$B29]/COS([.AX$2]*0.0174533);255);0)  ;2)" office:value-type="string" office:string-value="FFFFFFFBEF">
            <text:p>FFFFFFFBEF</text:p>
          </table:table-cell>
          <table:table-cell table:style-name="ce3" table:formula="of:=DEC2HEX(ROUND(IF([.$B29]/COS([.AY$2]*0.0174533)&lt;255;[.$B29]/COS([.AY$2]*0.0174533);255);0)  ;2)" office:value-type="string" office:string-value="FF">
            <text:p>FF</text:p>
          </table:table-cell>
          <table:table-cell table:style-name="ce3" table:formula="of:=DEC2HEX(ROUND(IF([.$B29]/COS([.AZ$2]*0.0174533)&lt;255;[.$B29]/COS([.AZ$2]*0.0174533);255);0)  ;2)" office:value-type="string" office:string-value="FF">
            <text:p>FF</text:p>
          </table:table-cell>
          <table:table-cell table:style-name="ce3" table:formula="of:=DEC2HEX(ROUND(IF([.$B29]/COS([.BA$2]*0.0174533)&lt;255;[.$B29]/COS([.BA$2]*0.0174533);255);0)  ;2)" office:value-type="string" office:string-value="FF">
            <text:p>FF</text:p>
          </table:table-cell>
          <table:table-cell table:style-name="ce3" table:formula="of:=DEC2HEX(ROUND(IF([.$B29]/COS([.BB$2]*0.0174533)&lt;255;[.$B29]/COS([.BB$2]*0.0174533);255);0)  ;2)" office:value-type="string" office:string-value="FF">
            <text:p>FF</text:p>
          </table:table-cell>
          <table:table-cell table:style-name="ce3" table:formula="of:=DEC2HEX(ROUND(IF([.$B29]/COS([.BC$2]*0.0174533)&lt;255;[.$B29]/COS([.BC$2]*0.0174533);255);0)  ;2)" office:value-type="string" office:string-value="FF">
            <text:p>FF</text:p>
          </table:table-cell>
          <table:table-cell table:style-name="ce3" table:formula="of:=DEC2HEX(ROUND(IF([.$B29]/COS([.BD$2]*0.0174533)&lt;255;[.$B29]/COS([.BD$2]*0.0174533);255);0)  ;2)" office:value-type="string" office:string-value="D8">
            <text:p>D8</text:p>
          </table:table-cell>
          <table:table-cell table:style-name="ce3" table:formula="of:=DEC2HEX(ROUND(IF([.$B29]/COS([.BE$2]*0.0174533)&lt;255;[.$B29]/COS([.BE$2]*0.0174533);255);0)  ;2)" office:value-type="string" office:string-value="B8">
            <text:p>B8</text:p>
          </table:table-cell>
          <table:table-cell table:style-name="ce3" table:formula="of:=DEC2HEX(ROUND(IF([.$B29]/COS([.BF$2]*0.0174533)&lt;255;[.$B29]/COS([.BF$2]*0.0174533);255);0)  ;2)" office:value-type="string" office:string-value="A1">
            <text:p>A1</text:p>
          </table:table-cell>
          <table:table-cell table:style-name="ce3" table:formula="of:=DEC2HEX(ROUND(IF([.$B29]/COS([.BG$2]*0.0174533)&lt;255;[.$B29]/COS([.BG$2]*0.0174533);255);0)  ;2)" office:value-type="string" office:string-value="90">
            <text:p>90</text:p>
          </table:table-cell>
          <table:table-cell table:style-name="ce3" table:formula="of:=DEC2HEX(ROUND(IF([.$B29]/COS([.BH$2]*0.0174533)&lt;255;[.$B29]/COS([.BH$2]*0.0174533);255);0)  ;2)" office:value-type="string" office:string-value="84">
            <text:p>84</text:p>
          </table:table-cell>
          <table:table-cell table:style-name="ce3" table:formula="of:=DEC2HEX(ROUND(IF([.$B29]/COS([.BI$2]*0.0174533)&lt;255;[.$B29]/COS([.BI$2]*0.0174533);255);0)  ;2)" office:value-type="string" office:string-value="7B">
            <text:p>7B</text:p>
          </table:table-cell>
          <table:table-cell table:style-name="ce3" table:formula="of:=DEC2HEX(ROUND(IF([.$B29]/COS([.BJ$2]*0.0174533)&lt;255;[.$B29]/COS([.BJ$2]*0.0174533);255);0)  ;2)" office:value-type="string" office:string-value="74">
            <text:p>74</text:p>
          </table:table-cell>
          <table:table-cell table:style-name="ce3" table:formula="of:=DEC2HEX(ROUND(IF([.$B29]/COS([.BK$2]*0.0174533)&lt;255;[.$B29]/COS([.BK$2]*0.0174533);255);0)  ;2)" office:value-type="string" office:string-value="6E">
            <text:p>6E</text:p>
          </table:table-cell>
          <table:table-cell table:style-name="ce3" table:formula="of:=DEC2HEX(ROUND(IF([.$B29]/COS([.BL$2]*0.0174533)&lt;255;[.$B29]/COS([.BL$2]*0.0174533);255);0)  ;2)" office:value-type="string" office:string-value="6B">
            <text:p>6B</text:p>
          </table:table-cell>
          <table:table-cell table:style-name="ce3" table:formula="of:=DEC2HEX(ROUND(IF([.$B29]/COS([.BM$2]*0.0174533)&lt;255;[.$B29]/COS([.BM$2]*0.0174533);255);0)  ;2)" office:value-type="string" office:string-value="68">
            <text:p>68</text:p>
          </table:table-cell>
          <table:table-cell table:style-name="ce3" table:formula="of:=DEC2HEX(ROUND(IF([.$B29]/COS([.BN$2]*0.0174533)&lt;255;[.$B29]/COS([.BN$2]*0.0174533);255);0)  ;2)" office:value-type="string" office:string-value="66">
            <text:p>66</text:p>
          </table:table-cell>
          <table:table-cell table:style-name="ce3" table:formula="of:=DEC2HEX(ROUND(IF([.$B29]/COS([.BO$2]*0.0174533)&lt;255;[.$B29]/COS([.BO$2]*0.0174533);255);0)  ;2)" office:value-type="string" office:string-value="66">
            <text:p>66</text:p>
          </table:table-cell>
          <table:table-cell table:style-name="ce3" table:formula="of:=DEC2HEX(ROUND(IF([.$B29]/COS([.BP$2]*0.0174533)&lt;255;[.$B29]/COS([.BP$2]*0.0174533);255);0)  ;2)" office:value-type="string" office:string-value="66">
            <text:p>66</text:p>
          </table:table-cell>
          <table:table-cell table:style-name="ce3" table:formula="of:=DEC2HEX(ROUND(IF([.$B29]/COS([.BQ$2]*0.0174533)&lt;255;[.$B29]/COS([.BQ$2]*0.0174533);255);0)  ;2)" office:value-type="string" office:string-value="68">
            <text:p>68</text:p>
          </table:table-cell>
          <table:table-cell table:style-name="ce3" table:formula="of:=DEC2HEX(ROUND(IF([.$B29]/COS([.BR$2]*0.0174533)&lt;255;[.$B29]/COS([.BR$2]*0.0174533);255);0)  ;2)" office:value-type="string" office:string-value="6B">
            <text:p>6B</text:p>
          </table:table-cell>
          <table:table-cell table:style-name="ce3" table:formula="of:=DEC2HEX(ROUND(IF([.$B29]/COS([.BS$2]*0.0174533)&lt;255;[.$B29]/COS([.BS$2]*0.0174533);255);0)  ;2)" office:value-type="string" office:string-value="6E">
            <text:p>6E</text:p>
          </table:table-cell>
          <table:table-cell table:style-name="ce3" table:formula="of:=DEC2HEX(ROUND(IF([.$B29]/COS([.BT$2]*0.0174533)&lt;255;[.$B29]/COS([.BT$2]*0.0174533);255);0)  ;2)" office:value-type="string" office:string-value="74">
            <text:p>74</text:p>
          </table:table-cell>
          <table:table-cell table:style-name="ce3" table:formula="of:=DEC2HEX(ROUND(IF([.$B29]/COS([.BU$2]*0.0174533)&lt;255;[.$B29]/COS([.BU$2]*0.0174533);255);0)  ;2)" office:value-type="string" office:string-value="7B">
            <text:p>7B</text:p>
          </table:table-cell>
          <table:table-cell table:style-name="ce3" table:formula="of:=DEC2HEX(ROUND(IF([.$B29]/COS([.BV$2]*0.0174533)&lt;255;[.$B29]/COS([.BV$2]*0.0174533);255);0)  ;2)" office:value-type="string" office:string-value="84">
            <text:p>84</text:p>
          </table:table-cell>
          <table:table-cell table:style-name="ce3" table:formula="of:=DEC2HEX(ROUND(IF([.$B29]/COS([.BW$2]*0.0174533)&lt;255;[.$B29]/COS([.BW$2]*0.0174533);255);0)  ;2)" office:value-type="string" office:string-value="90">
            <text:p>90</text:p>
          </table:table-cell>
          <table:table-cell table:style-name="ce3" table:formula="of:=DEC2HEX(ROUND(IF([.$B29]/COS([.BX$2]*0.0174533)&lt;255;[.$B29]/COS([.BX$2]*0.0174533);255);0)  ;2)" office:value-type="string" office:string-value="A1">
            <text:p>A1</text:p>
          </table:table-cell>
          <table:table-cell table:style-name="ce3" table:formula="of:=DEC2HEX(ROUND(IF([.$B29]/COS([.BY$2]*0.0174533)&lt;255;[.$B29]/COS([.BY$2]*0.0174533);255);0)  ;2)" office:value-type="string" office:string-value="B8">
            <text:p>B8</text:p>
          </table:table-cell>
          <table:table-cell table:style-name="ce3" table:formula="of:=DEC2HEX(ROUND(IF([.$B29]/COS([.BZ$2]*0.0174533)&lt;255;[.$B29]/COS([.BZ$2]*0.0174533);255);0)  ;2)" office:value-type="string" office:string-value="D8">
            <text:p>D8</text:p>
          </table:table-cell>
          <table:table-cell table:style-name="ce3" table:formula="of:=DEC2HEX(ROUND(IF([.$B29]/COS([.CA$2]*0.0174533)&lt;255;[.$B29]/COS([.CA$2]*0.0174533);255);0)  ;2)" office:value-type="string" office:string-value="FF">
            <text:p>FF</text:p>
          </table:table-cell>
          <table:table-cell table:style-name="ce3" table:formula="of:=DEC2HEX(ROUND(IF([.$B29]/COS([.CB$2]*0.0174533)&lt;255;[.$B29]/COS([.CB$2]*0.0174533);255);0)  ;2)" office:value-type="string" office:string-value="FF">
            <text:p>FF</text:p>
          </table:table-cell>
          <table:table-cell table:style-name="ce3" table:formula="of:=DEC2HEX(ROUND(IF([.$B29]/COS([.CC$2]*0.0174533)&lt;255;[.$B2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29]+1" office:value-type="float" office:value="26">
            <text:p>26</text:p>
          </table:table-cell>
          <table:table-cell table:style-name="ce2" table:formula="of:=[.B29]-1" office:value-type="float" office:value="101">
            <text:p>101</text:p>
          </table:table-cell>
          <table:table-cell table:formula="of:=DEC2HEX(ROUND(IF([.$B30]/[.C$3]&lt;127;127-[.$B30]/[.C$3];0) ;0) ;2)" office:value-type="string" office:string-value="1A">
            <text:p>1A</text:p>
          </table:table-cell>
          <table:table-cell table:formula="of:=DEC2HEX(ROUND(IF([.$B30]/[.D$3]&lt;127;127-[.$B30]/[.D$3];0) ;0) ;2)" office:value-type="string" office:string-value="19">
            <text:p>19</text:p>
          </table:table-cell>
          <table:table-cell table:formula="of:=DEC2HEX(ROUND(IF([.$B30]/[.E$3]&lt;127;127-[.$B30]/[.E$3];0) ;0) ;2)" office:value-type="string" office:string-value="18">
            <text:p>18</text:p>
          </table:table-cell>
          <table:table-cell table:formula="of:=DEC2HEX(ROUND(IF([.$B30]/[.F$3]&lt;127;127-[.$B30]/[.F$3];0) ;0) ;2)" office:value-type="string" office:string-value="15">
            <text:p>15</text:p>
          </table:table-cell>
          <table:table-cell table:formula="of:=DEC2HEX(ROUND(IF([.$B30]/[.G$3]&lt;127;127-[.$B30]/[.G$3];0) ;0) ;2)" office:value-type="string" office:string-value="12">
            <text:p>12</text:p>
          </table:table-cell>
          <table:table-cell table:formula="of:=DEC2HEX(ROUND(IF([.$B30]/[.H$3]&lt;127;127-[.$B30]/[.H$3];0) ;0) ;2)" office:value-type="string" office:string-value="0C">
            <text:p>0C</text:p>
          </table:table-cell>
          <table:table-cell table:formula="of:=DEC2HEX(ROUND(IF([.$B30]/[.I$3]&lt;127;127-[.$B30]/[.I$3];0) ;0) ;2)" office:value-type="string" office:string-value="05">
            <text:p>05</text:p>
          </table:table-cell>
          <table:table-cell table:formula="of:=DEC2HEX(ROUND(IF([.$B30]/[.J$3]&lt;127;127-[.$B30]/[.J$3];0) ;0) ;2)" office:value-type="string" office:string-value="00">
            <text:p>00</text:p>
          </table:table-cell>
          <table:table-cell table:formula="of:=DEC2HEX(ROUND(IF([.$B30]/[.K$3]&lt;127;127-[.$B30]/[.K$3];0) ;0) ;2)" office:value-type="string" office:string-value="00">
            <text:p>00</text:p>
          </table:table-cell>
          <table:table-cell table:formula="of:=DEC2HEX(ROUND(IF([.$B30]/[.L$3]&lt;127;127-[.$B30]/[.L$3];0) ;0) ;2)" office:value-type="string" office:string-value="00">
            <text:p>00</text:p>
          </table:table-cell>
          <table:table-cell table:style-name="ce3" table:formula="of:=DEC2HEX(ROUND(IF([.$B30]/[.M$3]&lt;127;127-[.$B30]/[.M$3];0) ;0) ;2)" office:value-type="string" office:string-value="00">
            <text:p>00</text:p>
          </table:table-cell>
          <table:table-cell table:style-name="ce3" table:formula="of:=DEC2HEX(ROUND(IF([.$B30]/[.N$3]&lt;127;127-[.$B30]/[.N$3];0) ;0) ;2)" office:value-type="string" office:string-value="00">
            <text:p>00</text:p>
          </table:table-cell>
          <table:table-cell table:style-name="ce3" table:formula="of:=DEC2HEX(ROUND(IF([.$B30]/[.O$3]&lt;127;127-[.$B30]/[.O$3];0) ;0) ;2)" office:value-type="string" office:string-value="00">
            <text:p>00</text:p>
          </table:table-cell>
          <table:table-cell table:style-name="ce3" table:formula="of:=DEC2HEX(ROUND(IF([.$B30]/[.P$3]&lt;127;127-[.$B30]/[.P$3];0) ;0) ;2)" office:value-type="string" office:string-value="00">
            <text:p>00</text:p>
          </table:table-cell>
          <table:table-cell table:style-name="ce3" table:formula="of:=DEC2HEX(ROUND(IF([.$B30]/[.Q$3]&lt;127;127-[.$B30]/[.Q$3];0) ;0) ;2)" office:value-type="string" office:string-value="00">
            <text:p>00</text:p>
          </table:table-cell>
          <table:table-cell table:style-name="ce3" table:formula="of:=DEC2HEX(ROUND(IF([.$B30]/[.R$3]&lt;127;127-[.$B30]/[.R$3];0) ;0) ;2)" office:value-type="string" office:string-value="00">
            <text:p>00</text:p>
          </table:table-cell>
          <table:table-cell table:style-name="ce3" table:formula="of:=DEC2HEX(ROUND(IF([.$B30]/[.S$3]&lt;127;[.$B30]/[.S$3];127) ;0) ;2)" office:value-type="float" office:value="0">
            <text:p>#ДЕЛ/0!</text:p>
          </table:table-cell>
          <table:table-cell table:style-name="ce3" table:formula="of:=DEC2HEX(ROUND(IF([.$B30]/[.T$3]&lt;127;[.$B30]/[.T$3];127) ;0) ;2)" office:value-type="string" office:string-value="FFFFFFFBF9">
            <text:p>FFFFFFFBF9</text:p>
          </table:table-cell>
          <table:table-cell table:style-name="ce3" table:formula="of:=DEC2HEX(ROUND(IF([.$B30]/[.U$3]&lt;127;[.$B30]/[.U$3];127) ;0) ;2)" office:value-type="string" office:string-value="FFFFFFFDFA">
            <text:p>FFFFFFFDFA</text:p>
          </table:table-cell>
          <table:table-cell table:style-name="ce3" table:formula="of:=DEC2HEX(ROUND(IF([.$B30]/[.V$3]&lt;127;[.$B30]/[.V$3];127) ;0) ;2)" office:value-type="string" office:string-value="FFFFFFFEA4">
            <text:p>FFFFFFFEA4</text:p>
          </table:table-cell>
          <table:table-cell table:style-name="ce3" table:formula="of:=DEC2HEX(ROUND(IF([.$B30]/[.W$3]&lt;127;[.$B30]/[.W$3];127) ;0) ;2)" office:value-type="string" office:string-value="FFFFFFFEF8">
            <text:p>FFFFFFFEF8</text:p>
          </table:table-cell>
          <table:table-cell table:style-name="ce3" table:formula="of:=DEC2HEX(ROUND(IF([.$B30]/[.X$3]&lt;127;[.$B30]/[.X$3];127) ;0) ;2)" office:value-type="string" office:string-value="FFFFFFFF2A">
            <text:p>FFFFFFFF2A</text:p>
          </table:table-cell>
          <table:table-cell table:style-name="ce3" table:formula="of:=DEC2HEX(ROUND(IF([.$B30]/[.Y$3]&lt;127;[.$B30]/[.Y$3];127) ;0) ;2)" office:value-type="string" office:string-value="FFFFFFFF4A">
            <text:p>FFFFFFFF4A</text:p>
          </table:table-cell>
          <table:table-cell table:style-name="ce3" table:formula="of:=DEC2HEX(ROUND(IF([.$B30]/[.Z$3]&lt;127;[.$B30]/[.Z$3];127) ;0) ;2)" office:value-type="string" office:string-value="FFFFFFFF61">
            <text:p>FFFFFFFF61</text:p>
          </table:table-cell>
          <table:table-cell table:style-name="ce3" table:formula="of:=DEC2HEX(ROUND(IF([.$B30]/[.AA$3]&lt;127;[.$B30]/[.AA$3];127) ;0) ;2)" office:value-type="string" office:string-value="FFFFFFFF71">
            <text:p>FFFFFFFF71</text:p>
          </table:table-cell>
          <table:table-cell table:style-name="ce3" table:formula="of:=DEC2HEX(ROUND(IF([.$B30]/[.AB$3]&lt;127;[.$B30]/[.AB$3];127) ;0) ;2)" office:value-type="string" office:string-value="FFFFFFFF7D">
            <text:p>FFFFFFFF7D</text:p>
          </table:table-cell>
          <table:table-cell table:style-name="ce3" table:formula="of:=DEC2HEX(ROUND(IF([.$B30]/[.AC$3]&lt;127;[.$B30]/[.AC$3];127) ;0) ;2)" office:value-type="string" office:string-value="FFFFFFFF86">
            <text:p>FFFFFFFF86</text:p>
          </table:table-cell>
          <table:table-cell table:style-name="ce3" table:formula="of:=DEC2HEX(ROUND(IF([.$B30]/[.AD$3]&lt;127;[.$B30]/[.AD$3];127) ;0) ;2)" office:value-type="string" office:string-value="FFFFFFFF8D">
            <text:p>FFFFFFFF8D</text:p>
          </table:table-cell>
          <table:table-cell table:style-name="ce3" table:formula="of:=DEC2HEX(ROUND(IF([.$B30]/[.AE$3]&lt;127;[.$B30]/[.AE$3];127) ;0) ;2)" office:value-type="string" office:string-value="FFFFFFFF93">
            <text:p>FFFFFFFF93</text:p>
          </table:table-cell>
          <table:table-cell table:style-name="ce3" table:formula="of:=DEC2HEX(ROUND(IF([.$B30]/[.AF$3]&lt;127;[.$B30]/[.AF$3];127) ;0) ;2)" office:value-type="string" office:string-value="FFFFFFFF96">
            <text:p>FFFFFFFF96</text:p>
          </table:table-cell>
          <table:table-cell table:style-name="ce3" table:formula="of:=DEC2HEX(ROUND(IF([.$B30]/[.AG$3]&lt;127;[.$B30]/[.AG$3];127) ;0) ;2)" office:value-type="string" office:string-value="FFFFFFFF99">
            <text:p>FFFFFFFF99</text:p>
          </table:table-cell>
          <table:table-cell table:style-name="ce3" table:formula="of:=DEC2HEX(ROUND(IF([.$B30]/[.AH$3]&lt;127;[.$B30]/[.AH$3];127) ;0) ;2)" office:value-type="string" office:string-value="FFFFFFFF9A">
            <text:p>FFFFFFFF9A</text:p>
          </table:table-cell>
          <table:table-cell table:style-name="ce3" table:formula="of:=DEC2HEX(ROUND(IF([.$B30]/[.AI$3]&lt;255;[.$B30]/[.AI$3];255) ;0) ;2)" office:value-type="string" office:string-value="FFFFFFFF9B">
            <text:p>FFFFFFFF9B</text:p>
          </table:table-cell>
          <table:table-cell table:style-name="ce3" table:formula="of:=DEC2HEX(ROUND(IF([.$B30]/COS([.AJ$2]*0.0174533)&lt;255;[.$B30]/COS([.AJ$2]*0.0174533);255);0)  ;2)" office:value-type="string" office:string-value="FFFFFFFF9B">
            <text:p>FFFFFFFF9B</text:p>
          </table:table-cell>
          <table:table-cell table:style-name="ce3" table:formula="of:=DEC2HEX(ROUND(IF([.$B30]/COS([.AK$2]*0.0174533)&lt;255;[.$B30]/COS([.AK$2]*0.0174533);255);0)  ;2)" office:value-type="string" office:string-value="FFFFFFFF99">
            <text:p>FFFFFFFF99</text:p>
          </table:table-cell>
          <table:table-cell table:style-name="ce3" table:formula="of:=DEC2HEX(ROUND(IF([.$B30]/COS([.AL$2]*0.0174533)&lt;255;[.$B30]/COS([.AL$2]*0.0174533);255);0)  ;2)" office:value-type="string" office:string-value="FFFFFFFF96">
            <text:p>FFFFFFFF96</text:p>
          </table:table-cell>
          <table:table-cell table:style-name="ce3" table:formula="of:=DEC2HEX(ROUND(IF([.$B30]/COS([.AM$2]*0.0174533)&lt;255;[.$B30]/COS([.AM$2]*0.0174533);255);0)  ;2)" office:value-type="string" office:string-value="FFFFFFFF93">
            <text:p>FFFFFFFF93</text:p>
          </table:table-cell>
          <table:table-cell table:style-name="ce3" table:formula="of:=DEC2HEX(ROUND(IF([.$B30]/COS([.AN$2]*0.0174533)&lt;255;[.$B30]/COS([.AN$2]*0.0174533);255);0)  ;2)" office:value-type="string" office:string-value="FFFFFFFF8D">
            <text:p>FFFFFFFF8D</text:p>
          </table:table-cell>
          <table:table-cell table:style-name="ce3" table:formula="of:=DEC2HEX(ROUND(IF([.$B30]/COS([.AO$2]*0.0174533)&lt;255;[.$B30]/COS([.AO$2]*0.0174533);255);0)  ;2)" office:value-type="string" office:string-value="FFFFFFFF87">
            <text:p>FFFFFFFF87</text:p>
          </table:table-cell>
          <table:table-cell table:style-name="ce3" table:formula="of:=DEC2HEX(ROUND(IF([.$B30]/COS([.AP$2]*0.0174533)&lt;255;[.$B30]/COS([.AP$2]*0.0174533);255);0)  ;2)" office:value-type="string" office:string-value="FFFFFFFF7D">
            <text:p>FFFFFFFF7D</text:p>
          </table:table-cell>
          <table:table-cell table:style-name="ce3" table:formula="of:=DEC2HEX(ROUND(IF([.$B30]/COS([.AQ$2]*0.0174533)&lt;255;[.$B30]/COS([.AQ$2]*0.0174533);255);0)  ;2)" office:value-type="string" office:string-value="FFFFFFFF71">
            <text:p>FFFFFFFF71</text:p>
          </table:table-cell>
          <table:table-cell table:style-name="ce3" table:formula="of:=DEC2HEX(ROUND(IF([.$B30]/COS([.AR$2]*0.0174533)&lt;255;[.$B30]/COS([.AR$2]*0.0174533);255);0)  ;2)" office:value-type="string" office:string-value="FFFFFFFF61">
            <text:p>FFFFFFFF61</text:p>
          </table:table-cell>
          <table:table-cell table:style-name="ce3" table:formula="of:=DEC2HEX(ROUND(IF([.$B30]/COS([.AS$2]*0.0174533)&lt;255;[.$B30]/COS([.AS$2]*0.0174533);255);0)  ;2)" office:value-type="string" office:string-value="FFFFFFFF4A">
            <text:p>FFFFFFFF4A</text:p>
          </table:table-cell>
          <table:table-cell table:style-name="ce3" table:formula="of:=DEC2HEX(ROUND(IF([.$B30]/COS([.AT$2]*0.0174533)&lt;255;[.$B30]/COS([.AT$2]*0.0174533);255);0)  ;2)" office:value-type="string" office:string-value="FFFFFFFF2A">
            <text:p>FFFFFFFF2A</text:p>
          </table:table-cell>
          <table:table-cell table:style-name="ce3" table:formula="of:=DEC2HEX(ROUND(IF([.$B30]/COS([.AU$2]*0.0174533)&lt;255;[.$B30]/COS([.AU$2]*0.0174533);255);0)  ;2)" office:value-type="string" office:string-value="FFFFFFFEF8">
            <text:p>FFFFFFFEF8</text:p>
          </table:table-cell>
          <table:table-cell table:style-name="ce3" table:formula="of:=DEC2HEX(ROUND(IF([.$B30]/COS([.AV$2]*0.0174533)&lt;255;[.$B30]/COS([.AV$2]*0.0174533);255);0)  ;2)" office:value-type="string" office:string-value="FFFFFFFEA4">
            <text:p>FFFFFFFEA4</text:p>
          </table:table-cell>
          <table:table-cell table:style-name="ce3" table:formula="of:=DEC2HEX(ROUND(IF([.$B30]/COS([.AW$2]*0.0174533)&lt;255;[.$B30]/COS([.AW$2]*0.0174533);255);0)  ;2)" office:value-type="string" office:string-value="FFFFFFFDFA">
            <text:p>FFFFFFFDFA</text:p>
          </table:table-cell>
          <table:table-cell table:style-name="ce3" table:formula="of:=DEC2HEX(ROUND(IF([.$B30]/COS([.AX$2]*0.0174533)&lt;255;[.$B30]/COS([.AX$2]*0.0174533);255);0)  ;2)" office:value-type="string" office:string-value="FFFFFFFBFA">
            <text:p>FFFFFFFBFA</text:p>
          </table:table-cell>
          <table:table-cell table:style-name="ce3" table:formula="of:=DEC2HEX(ROUND(IF([.$B30]/COS([.AY$2]*0.0174533)&lt;255;[.$B30]/COS([.AY$2]*0.0174533);255);0)  ;2)" office:value-type="string" office:string-value="FF">
            <text:p>FF</text:p>
          </table:table-cell>
          <table:table-cell table:style-name="ce3" table:formula="of:=DEC2HEX(ROUND(IF([.$B30]/COS([.AZ$2]*0.0174533)&lt;255;[.$B30]/COS([.AZ$2]*0.0174533);255);0)  ;2)" office:value-type="string" office:string-value="FF">
            <text:p>FF</text:p>
          </table:table-cell>
          <table:table-cell table:style-name="ce3" table:formula="of:=DEC2HEX(ROUND(IF([.$B30]/COS([.BA$2]*0.0174533)&lt;255;[.$B30]/COS([.BA$2]*0.0174533);255);0)  ;2)" office:value-type="string" office:string-value="FF">
            <text:p>FF</text:p>
          </table:table-cell>
          <table:table-cell table:style-name="ce3" table:formula="of:=DEC2HEX(ROUND(IF([.$B30]/COS([.BB$2]*0.0174533)&lt;255;[.$B30]/COS([.BB$2]*0.0174533);255);0)  ;2)" office:value-type="string" office:string-value="FF">
            <text:p>FF</text:p>
          </table:table-cell>
          <table:table-cell table:style-name="ce3" table:formula="of:=DEC2HEX(ROUND(IF([.$B30]/COS([.BC$2]*0.0174533)&lt;255;[.$B30]/COS([.BC$2]*0.0174533);255);0)  ;2)" office:value-type="string" office:string-value="FF">
            <text:p>FF</text:p>
          </table:table-cell>
          <table:table-cell table:style-name="ce3" table:formula="of:=DEC2HEX(ROUND(IF([.$B30]/COS([.BD$2]*0.0174533)&lt;255;[.$B30]/COS([.BD$2]*0.0174533);255);0)  ;2)" office:value-type="string" office:string-value="D6">
            <text:p>D6</text:p>
          </table:table-cell>
          <table:table-cell table:style-name="ce3" table:formula="of:=DEC2HEX(ROUND(IF([.$B30]/COS([.BE$2]*0.0174533)&lt;255;[.$B30]/COS([.BE$2]*0.0174533);255);0)  ;2)" office:value-type="string" office:string-value="B6">
            <text:p>B6</text:p>
          </table:table-cell>
          <table:table-cell table:style-name="ce3" table:formula="of:=DEC2HEX(ROUND(IF([.$B30]/COS([.BF$2]*0.0174533)&lt;255;[.$B30]/COS([.BF$2]*0.0174533);255);0)  ;2)" office:value-type="string" office:string-value="9F">
            <text:p>9F</text:p>
          </table:table-cell>
          <table:table-cell table:style-name="ce3" table:formula="of:=DEC2HEX(ROUND(IF([.$B30]/COS([.BG$2]*0.0174533)&lt;255;[.$B30]/COS([.BG$2]*0.0174533);255);0)  ;2)" office:value-type="string" office:string-value="8F">
            <text:p>8F</text:p>
          </table:table-cell>
          <table:table-cell table:style-name="ce3" table:formula="of:=DEC2HEX(ROUND(IF([.$B30]/COS([.BH$2]*0.0174533)&lt;255;[.$B30]/COS([.BH$2]*0.0174533);255);0)  ;2)" office:value-type="string" office:string-value="83">
            <text:p>83</text:p>
          </table:table-cell>
          <table:table-cell table:style-name="ce3" table:formula="of:=DEC2HEX(ROUND(IF([.$B30]/COS([.BI$2]*0.0174533)&lt;255;[.$B30]/COS([.BI$2]*0.0174533);255);0)  ;2)" office:value-type="string" office:string-value="79">
            <text:p>79</text:p>
          </table:table-cell>
          <table:table-cell table:style-name="ce3" table:formula="of:=DEC2HEX(ROUND(IF([.$B30]/COS([.BJ$2]*0.0174533)&lt;255;[.$B30]/COS([.BJ$2]*0.0174533);255);0)  ;2)" office:value-type="string" office:string-value="73">
            <text:p>73</text:p>
          </table:table-cell>
          <table:table-cell table:style-name="ce3" table:formula="of:=DEC2HEX(ROUND(IF([.$B30]/COS([.BK$2]*0.0174533)&lt;255;[.$B30]/COS([.BK$2]*0.0174533);255);0)  ;2)" office:value-type="string" office:string-value="6D">
            <text:p>6D</text:p>
          </table:table-cell>
          <table:table-cell table:style-name="ce3" table:formula="of:=DEC2HEX(ROUND(IF([.$B30]/COS([.BL$2]*0.0174533)&lt;255;[.$B30]/COS([.BL$2]*0.0174533);255);0)  ;2)" office:value-type="string" office:string-value="6A">
            <text:p>6A</text:p>
          </table:table-cell>
          <table:table-cell table:style-name="ce3" table:formula="of:=DEC2HEX(ROUND(IF([.$B30]/COS([.BM$2]*0.0174533)&lt;255;[.$B30]/COS([.BM$2]*0.0174533);255);0)  ;2)" office:value-type="string" office:string-value="67">
            <text:p>67</text:p>
          </table:table-cell>
          <table:table-cell table:style-name="ce3" table:formula="of:=DEC2HEX(ROUND(IF([.$B30]/COS([.BN$2]*0.0174533)&lt;255;[.$B30]/COS([.BN$2]*0.0174533);255);0)  ;2)" office:value-type="string" office:string-value="65">
            <text:p>65</text:p>
          </table:table-cell>
          <table:table-cell table:style-name="ce3" table:formula="of:=DEC2HEX(ROUND(IF([.$B30]/COS([.BO$2]*0.0174533)&lt;255;[.$B30]/COS([.BO$2]*0.0174533);255);0)  ;2)" office:value-type="string" office:string-value="65">
            <text:p>65</text:p>
          </table:table-cell>
          <table:table-cell table:style-name="ce3" table:formula="of:=DEC2HEX(ROUND(IF([.$B30]/COS([.BP$2]*0.0174533)&lt;255;[.$B30]/COS([.BP$2]*0.0174533);255);0)  ;2)" office:value-type="string" office:string-value="65">
            <text:p>65</text:p>
          </table:table-cell>
          <table:table-cell table:style-name="ce3" table:formula="of:=DEC2HEX(ROUND(IF([.$B30]/COS([.BQ$2]*0.0174533)&lt;255;[.$B30]/COS([.BQ$2]*0.0174533);255);0)  ;2)" office:value-type="string" office:string-value="67">
            <text:p>67</text:p>
          </table:table-cell>
          <table:table-cell table:style-name="ce3" table:formula="of:=DEC2HEX(ROUND(IF([.$B30]/COS([.BR$2]*0.0174533)&lt;255;[.$B30]/COS([.BR$2]*0.0174533);255);0)  ;2)" office:value-type="string" office:string-value="6A">
            <text:p>6A</text:p>
          </table:table-cell>
          <table:table-cell table:style-name="ce3" table:formula="of:=DEC2HEX(ROUND(IF([.$B30]/COS([.BS$2]*0.0174533)&lt;255;[.$B30]/COS([.BS$2]*0.0174533);255);0)  ;2)" office:value-type="string" office:string-value="6D">
            <text:p>6D</text:p>
          </table:table-cell>
          <table:table-cell table:style-name="ce3" table:formula="of:=DEC2HEX(ROUND(IF([.$B30]/COS([.BT$2]*0.0174533)&lt;255;[.$B30]/COS([.BT$2]*0.0174533);255);0)  ;2)" office:value-type="string" office:string-value="73">
            <text:p>73</text:p>
          </table:table-cell>
          <table:table-cell table:style-name="ce3" table:formula="of:=DEC2HEX(ROUND(IF([.$B30]/COS([.BU$2]*0.0174533)&lt;255;[.$B30]/COS([.BU$2]*0.0174533);255);0)  ;2)" office:value-type="string" office:string-value="79">
            <text:p>79</text:p>
          </table:table-cell>
          <table:table-cell table:style-name="ce3" table:formula="of:=DEC2HEX(ROUND(IF([.$B30]/COS([.BV$2]*0.0174533)&lt;255;[.$B30]/COS([.BV$2]*0.0174533);255);0)  ;2)" office:value-type="string" office:string-value="83">
            <text:p>83</text:p>
          </table:table-cell>
          <table:table-cell table:style-name="ce3" table:formula="of:=DEC2HEX(ROUND(IF([.$B30]/COS([.BW$2]*0.0174533)&lt;255;[.$B30]/COS([.BW$2]*0.0174533);255);0)  ;2)" office:value-type="string" office:string-value="8F">
            <text:p>8F</text:p>
          </table:table-cell>
          <table:table-cell table:style-name="ce3" table:formula="of:=DEC2HEX(ROUND(IF([.$B30]/COS([.BX$2]*0.0174533)&lt;255;[.$B30]/COS([.BX$2]*0.0174533);255);0)  ;2)" office:value-type="string" office:string-value="9F">
            <text:p>9F</text:p>
          </table:table-cell>
          <table:table-cell table:style-name="ce3" table:formula="of:=DEC2HEX(ROUND(IF([.$B30]/COS([.BY$2]*0.0174533)&lt;255;[.$B30]/COS([.BY$2]*0.0174533);255);0)  ;2)" office:value-type="string" office:string-value="B6">
            <text:p>B6</text:p>
          </table:table-cell>
          <table:table-cell table:style-name="ce3" table:formula="of:=DEC2HEX(ROUND(IF([.$B30]/COS([.BZ$2]*0.0174533)&lt;255;[.$B30]/COS([.BZ$2]*0.0174533);255);0)  ;2)" office:value-type="string" office:string-value="D6">
            <text:p>D6</text:p>
          </table:table-cell>
          <table:table-cell table:style-name="ce3" table:formula="of:=DEC2HEX(ROUND(IF([.$B30]/COS([.CA$2]*0.0174533)&lt;255;[.$B30]/COS([.CA$2]*0.0174533);255);0)  ;2)" office:value-type="string" office:string-value="FF">
            <text:p>FF</text:p>
          </table:table-cell>
          <table:table-cell table:style-name="ce3" table:formula="of:=DEC2HEX(ROUND(IF([.$B30]/COS([.CB$2]*0.0174533)&lt;255;[.$B30]/COS([.CB$2]*0.0174533);255);0)  ;2)" office:value-type="string" office:string-value="FF">
            <text:p>FF</text:p>
          </table:table-cell>
          <table:table-cell table:style-name="ce3" table:formula="of:=DEC2HEX(ROUND(IF([.$B30]/COS([.CC$2]*0.0174533)&lt;255;[.$B3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0]+1" office:value-type="float" office:value="27">
            <text:p>27</text:p>
          </table:table-cell>
          <table:table-cell table:style-name="ce2" table:formula="of:=[.B30]-1" office:value-type="float" office:value="100">
            <text:p>100</text:p>
          </table:table-cell>
          <table:table-cell table:formula="of:=DEC2HEX(ROUND(IF([.$B31]/[.C$3]&lt;127;127-[.$B31]/[.C$3];0) ;0) ;2)" office:value-type="string" office:string-value="1B">
            <text:p>1B</text:p>
          </table:table-cell>
          <table:table-cell table:formula="of:=DEC2HEX(ROUND(IF([.$B31]/[.D$3]&lt;127;127-[.$B31]/[.D$3];0) ;0) ;2)" office:value-type="string" office:string-value="1A">
            <text:p>1A</text:p>
          </table:table-cell>
          <table:table-cell table:formula="of:=DEC2HEX(ROUND(IF([.$B31]/[.E$3]&lt;127;127-[.$B31]/[.E$3];0) ;0) ;2)" office:value-type="string" office:string-value="19">
            <text:p>19</text:p>
          </table:table-cell>
          <table:table-cell table:formula="of:=DEC2HEX(ROUND(IF([.$B31]/[.F$3]&lt;127;127-[.$B31]/[.F$3];0) ;0) ;2)" office:value-type="string" office:string-value="17">
            <text:p>17</text:p>
          </table:table-cell>
          <table:table-cell table:formula="of:=DEC2HEX(ROUND(IF([.$B31]/[.G$3]&lt;127;127-[.$B31]/[.G$3];0) ;0) ;2)" office:value-type="string" office:string-value="13">
            <text:p>13</text:p>
          </table:table-cell>
          <table:table-cell table:formula="of:=DEC2HEX(ROUND(IF([.$B31]/[.H$3]&lt;127;127-[.$B31]/[.H$3];0) ;0) ;2)" office:value-type="string" office:string-value="0E">
            <text:p>0E</text:p>
          </table:table-cell>
          <table:table-cell table:formula="of:=DEC2HEX(ROUND(IF([.$B31]/[.I$3]&lt;127;127-[.$B31]/[.I$3];0) ;0) ;2)" office:value-type="string" office:string-value="07">
            <text:p>07</text:p>
          </table:table-cell>
          <table:table-cell table:formula="of:=DEC2HEX(ROUND(IF([.$B31]/[.J$3]&lt;127;127-[.$B31]/[.J$3];0) ;0) ;2)" office:value-type="string" office:string-value="00">
            <text:p>00</text:p>
          </table:table-cell>
          <table:table-cell table:formula="of:=DEC2HEX(ROUND(IF([.$B31]/[.K$3]&lt;127;127-[.$B31]/[.K$3];0) ;0) ;2)" office:value-type="string" office:string-value="00">
            <text:p>00</text:p>
          </table:table-cell>
          <table:table-cell table:formula="of:=DEC2HEX(ROUND(IF([.$B31]/[.L$3]&lt;127;127-[.$B31]/[.L$3];0) ;0) ;2)" office:value-type="string" office:string-value="00">
            <text:p>00</text:p>
          </table:table-cell>
          <table:table-cell table:style-name="ce3" table:formula="of:=DEC2HEX(ROUND(IF([.$B31]/[.M$3]&lt;127;127-[.$B31]/[.M$3];0) ;0) ;2)" office:value-type="string" office:string-value="00">
            <text:p>00</text:p>
          </table:table-cell>
          <table:table-cell table:style-name="ce3" table:formula="of:=DEC2HEX(ROUND(IF([.$B31]/[.N$3]&lt;127;127-[.$B31]/[.N$3];0) ;0) ;2)" office:value-type="string" office:string-value="00">
            <text:p>00</text:p>
          </table:table-cell>
          <table:table-cell table:style-name="ce3" table:formula="of:=DEC2HEX(ROUND(IF([.$B31]/[.O$3]&lt;127;127-[.$B31]/[.O$3];0) ;0) ;2)" office:value-type="string" office:string-value="00">
            <text:p>00</text:p>
          </table:table-cell>
          <table:table-cell table:style-name="ce3" table:formula="of:=DEC2HEX(ROUND(IF([.$B31]/[.P$3]&lt;127;127-[.$B31]/[.P$3];0) ;0) ;2)" office:value-type="string" office:string-value="00">
            <text:p>00</text:p>
          </table:table-cell>
          <table:table-cell table:style-name="ce3" table:formula="of:=DEC2HEX(ROUND(IF([.$B31]/[.Q$3]&lt;127;127-[.$B31]/[.Q$3];0) ;0) ;2)" office:value-type="string" office:string-value="00">
            <text:p>00</text:p>
          </table:table-cell>
          <table:table-cell table:style-name="ce3" table:formula="of:=DEC2HEX(ROUND(IF([.$B31]/[.R$3]&lt;127;127-[.$B31]/[.R$3];0) ;0) ;2)" office:value-type="string" office:string-value="00">
            <text:p>00</text:p>
          </table:table-cell>
          <table:table-cell table:style-name="ce3" table:formula="of:=DEC2HEX(ROUND(IF([.$B31]/[.S$3]&lt;127;[.$B31]/[.S$3];127) ;0) ;2)" office:value-type="float" office:value="0">
            <text:p>#ДЕЛ/0!</text:p>
          </table:table-cell>
          <table:table-cell table:style-name="ce3" table:formula="of:=DEC2HEX(ROUND(IF([.$B31]/[.T$3]&lt;127;[.$B31]/[.T$3];127) ;0) ;2)" office:value-type="string" office:string-value="FFFFFFFC04">
            <text:p>FFFFFFFC04</text:p>
          </table:table-cell>
          <table:table-cell table:style-name="ce3" table:formula="of:=DEC2HEX(ROUND(IF([.$B31]/[.U$3]&lt;127;[.$B31]/[.U$3];127) ;0) ;2)" office:value-type="string" office:string-value="FFFFFFFDFF">
            <text:p>FFFFFFFDFF</text:p>
          </table:table-cell>
          <table:table-cell table:style-name="ce3" table:formula="of:=DEC2HEX(ROUND(IF([.$B31]/[.V$3]&lt;127;[.$B31]/[.V$3];127) ;0) ;2)" office:value-type="string" office:string-value="FFFFFFFEA7">
            <text:p>FFFFFFFEA7</text:p>
          </table:table-cell>
          <table:table-cell table:style-name="ce3" table:formula="of:=DEC2HEX(ROUND(IF([.$B31]/[.W$3]&lt;127;[.$B31]/[.W$3];127) ;0) ;2)" office:value-type="string" office:string-value="FFFFFFFEFB">
            <text:p>FFFFFFFEFB</text:p>
          </table:table-cell>
          <table:table-cell table:style-name="ce3" table:formula="of:=DEC2HEX(ROUND(IF([.$B31]/[.X$3]&lt;127;[.$B31]/[.X$3];127) ;0) ;2)" office:value-type="string" office:string-value="FFFFFFFF2C">
            <text:p>FFFFFFFF2C</text:p>
          </table:table-cell>
          <table:table-cell table:style-name="ce3" table:formula="of:=DEC2HEX(ROUND(IF([.$B31]/[.Y$3]&lt;127;[.$B31]/[.Y$3];127) ;0) ;2)" office:value-type="string" office:string-value="FFFFFFFF4C">
            <text:p>FFFFFFFF4C</text:p>
          </table:table-cell>
          <table:table-cell table:style-name="ce3" table:formula="of:=DEC2HEX(ROUND(IF([.$B31]/[.Z$3]&lt;127;[.$B31]/[.Z$3];127) ;0) ;2)" office:value-type="string" office:string-value="FFFFFFFF62">
            <text:p>FFFFFFFF62</text:p>
          </table:table-cell>
          <table:table-cell table:style-name="ce3" table:formula="of:=DEC2HEX(ROUND(IF([.$B31]/[.AA$3]&lt;127;[.$B31]/[.AA$3];127) ;0) ;2)" office:value-type="string" office:string-value="FFFFFFFF73">
            <text:p>FFFFFFFF73</text:p>
          </table:table-cell>
          <table:table-cell table:style-name="ce3" table:formula="of:=DEC2HEX(ROUND(IF([.$B31]/[.AB$3]&lt;127;[.$B31]/[.AB$3];127) ;0) ;2)" office:value-type="string" office:string-value="FFFFFFFF7F">
            <text:p>FFFFFFFF7F</text:p>
          </table:table-cell>
          <table:table-cell table:style-name="ce3" table:formula="of:=DEC2HEX(ROUND(IF([.$B31]/[.AC$3]&lt;127;[.$B31]/[.AC$3];127) ;0) ;2)" office:value-type="string" office:string-value="FFFFFFFF88">
            <text:p>FFFFFFFF88</text:p>
          </table:table-cell>
          <table:table-cell table:style-name="ce3" table:formula="of:=DEC2HEX(ROUND(IF([.$B31]/[.AD$3]&lt;127;[.$B31]/[.AD$3];127) ;0) ;2)" office:value-type="string" office:string-value="FFFFFFFF8F">
            <text:p>FFFFFFFF8F</text:p>
          </table:table-cell>
          <table:table-cell table:style-name="ce3" table:formula="of:=DEC2HEX(ROUND(IF([.$B31]/[.AE$3]&lt;127;[.$B31]/[.AE$3];127) ;0) ;2)" office:value-type="string" office:string-value="FFFFFFFF94">
            <text:p>FFFFFFFF94</text:p>
          </table:table-cell>
          <table:table-cell table:style-name="ce3" table:formula="of:=DEC2HEX(ROUND(IF([.$B31]/[.AF$3]&lt;127;[.$B31]/[.AF$3];127) ;0) ;2)" office:value-type="string" office:string-value="FFFFFFFF98">
            <text:p>FFFFFFFF98</text:p>
          </table:table-cell>
          <table:table-cell table:style-name="ce3" table:formula="of:=DEC2HEX(ROUND(IF([.$B31]/[.AG$3]&lt;127;[.$B31]/[.AG$3];127) ;0) ;2)" office:value-type="string" office:string-value="FFFFFFFF9A">
            <text:p>FFFFFFFF9A</text:p>
          </table:table-cell>
          <table:table-cell table:style-name="ce3" table:formula="of:=DEC2HEX(ROUND(IF([.$B31]/[.AH$3]&lt;127;[.$B31]/[.AH$3];127) ;0) ;2)" office:value-type="string" office:string-value="FFFFFFFF9B">
            <text:p>FFFFFFFF9B</text:p>
          </table:table-cell>
          <table:table-cell table:style-name="ce3" table:formula="of:=DEC2HEX(ROUND(IF([.$B31]/[.AI$3]&lt;255;[.$B31]/[.AI$3];255) ;0) ;2)" office:value-type="string" office:string-value="FFFFFFFF9C">
            <text:p>FFFFFFFF9C</text:p>
          </table:table-cell>
          <table:table-cell table:style-name="ce3" table:formula="of:=DEC2HEX(ROUND(IF([.$B31]/COS([.AJ$2]*0.0174533)&lt;255;[.$B31]/COS([.AJ$2]*0.0174533);255);0)  ;2)" office:value-type="string" office:string-value="FFFFFFFF9C">
            <text:p>FFFFFFFF9C</text:p>
          </table:table-cell>
          <table:table-cell table:style-name="ce3" table:formula="of:=DEC2HEX(ROUND(IF([.$B31]/COS([.AK$2]*0.0174533)&lt;255;[.$B31]/COS([.AK$2]*0.0174533);255);0)  ;2)" office:value-type="string" office:string-value="FFFFFFFF9A">
            <text:p>FFFFFFFF9A</text:p>
          </table:table-cell>
          <table:table-cell table:style-name="ce3" table:formula="of:=DEC2HEX(ROUND(IF([.$B31]/COS([.AL$2]*0.0174533)&lt;255;[.$B31]/COS([.AL$2]*0.0174533);255);0)  ;2)" office:value-type="string" office:string-value="FFFFFFFF98">
            <text:p>FFFFFFFF98</text:p>
          </table:table-cell>
          <table:table-cell table:style-name="ce3" table:formula="of:=DEC2HEX(ROUND(IF([.$B31]/COS([.AM$2]*0.0174533)&lt;255;[.$B31]/COS([.AM$2]*0.0174533);255);0)  ;2)" office:value-type="string" office:string-value="FFFFFFFF94">
            <text:p>FFFFFFFF94</text:p>
          </table:table-cell>
          <table:table-cell table:style-name="ce3" table:formula="of:=DEC2HEX(ROUND(IF([.$B31]/COS([.AN$2]*0.0174533)&lt;255;[.$B31]/COS([.AN$2]*0.0174533);255);0)  ;2)" office:value-type="string" office:string-value="FFFFFFFF8F">
            <text:p>FFFFFFFF8F</text:p>
          </table:table-cell>
          <table:table-cell table:style-name="ce3" table:formula="of:=DEC2HEX(ROUND(IF([.$B31]/COS([.AO$2]*0.0174533)&lt;255;[.$B31]/COS([.AO$2]*0.0174533);255);0)  ;2)" office:value-type="string" office:string-value="FFFFFFFF88">
            <text:p>FFFFFFFF88</text:p>
          </table:table-cell>
          <table:table-cell table:style-name="ce3" table:formula="of:=DEC2HEX(ROUND(IF([.$B31]/COS([.AP$2]*0.0174533)&lt;255;[.$B31]/COS([.AP$2]*0.0174533);255);0)  ;2)" office:value-type="string" office:string-value="FFFFFFFF7F">
            <text:p>FFFFFFFF7F</text:p>
          </table:table-cell>
          <table:table-cell table:style-name="ce3" table:formula="of:=DEC2HEX(ROUND(IF([.$B31]/COS([.AQ$2]*0.0174533)&lt;255;[.$B31]/COS([.AQ$2]*0.0174533);255);0)  ;2)" office:value-type="string" office:string-value="FFFFFFFF73">
            <text:p>FFFFFFFF73</text:p>
          </table:table-cell>
          <table:table-cell table:style-name="ce3" table:formula="of:=DEC2HEX(ROUND(IF([.$B31]/COS([.AR$2]*0.0174533)&lt;255;[.$B31]/COS([.AR$2]*0.0174533);255);0)  ;2)" office:value-type="string" office:string-value="FFFFFFFF62">
            <text:p>FFFFFFFF62</text:p>
          </table:table-cell>
          <table:table-cell table:style-name="ce3" table:formula="of:=DEC2HEX(ROUND(IF([.$B31]/COS([.AS$2]*0.0174533)&lt;255;[.$B31]/COS([.AS$2]*0.0174533);255);0)  ;2)" office:value-type="string" office:string-value="FFFFFFFF4C">
            <text:p>FFFFFFFF4C</text:p>
          </table:table-cell>
          <table:table-cell table:style-name="ce3" table:formula="of:=DEC2HEX(ROUND(IF([.$B31]/COS([.AT$2]*0.0174533)&lt;255;[.$B31]/COS([.AT$2]*0.0174533);255);0)  ;2)" office:value-type="string" office:string-value="FFFFFFFF2C">
            <text:p>FFFFFFFF2C</text:p>
          </table:table-cell>
          <table:table-cell table:style-name="ce3" table:formula="of:=DEC2HEX(ROUND(IF([.$B31]/COS([.AU$2]*0.0174533)&lt;255;[.$B31]/COS([.AU$2]*0.0174533);255);0)  ;2)" office:value-type="string" office:string-value="FFFFFFFEFB">
            <text:p>FFFFFFFEFB</text:p>
          </table:table-cell>
          <table:table-cell table:style-name="ce3" table:formula="of:=DEC2HEX(ROUND(IF([.$B31]/COS([.AV$2]*0.0174533)&lt;255;[.$B31]/COS([.AV$2]*0.0174533);255);0)  ;2)" office:value-type="string" office:string-value="FFFFFFFEA8">
            <text:p>FFFFFFFEA8</text:p>
          </table:table-cell>
          <table:table-cell table:style-name="ce3" table:formula="of:=DEC2HEX(ROUND(IF([.$B31]/COS([.AW$2]*0.0174533)&lt;255;[.$B31]/COS([.AW$2]*0.0174533);255);0)  ;2)" office:value-type="string" office:string-value="FFFFFFFDFF">
            <text:p>FFFFFFFDFF</text:p>
          </table:table-cell>
          <table:table-cell table:style-name="ce3" table:formula="of:=DEC2HEX(ROUND(IF([.$B31]/COS([.AX$2]*0.0174533)&lt;255;[.$B31]/COS([.AX$2]*0.0174533);255);0)  ;2)" office:value-type="string" office:string-value="FFFFFFFC04">
            <text:p>FFFFFFFC04</text:p>
          </table:table-cell>
          <table:table-cell table:style-name="ce3" table:formula="of:=DEC2HEX(ROUND(IF([.$B31]/COS([.AY$2]*0.0174533)&lt;255;[.$B31]/COS([.AY$2]*0.0174533);255);0)  ;2)" office:value-type="string" office:string-value="FF">
            <text:p>FF</text:p>
          </table:table-cell>
          <table:table-cell table:style-name="ce3" table:formula="of:=DEC2HEX(ROUND(IF([.$B31]/COS([.AZ$2]*0.0174533)&lt;255;[.$B31]/COS([.AZ$2]*0.0174533);255);0)  ;2)" office:value-type="string" office:string-value="FF">
            <text:p>FF</text:p>
          </table:table-cell>
          <table:table-cell table:style-name="ce3" table:formula="of:=DEC2HEX(ROUND(IF([.$B31]/COS([.BA$2]*0.0174533)&lt;255;[.$B31]/COS([.BA$2]*0.0174533);255);0)  ;2)" office:value-type="string" office:string-value="FF">
            <text:p>FF</text:p>
          </table:table-cell>
          <table:table-cell table:style-name="ce3" table:formula="of:=DEC2HEX(ROUND(IF([.$B31]/COS([.BB$2]*0.0174533)&lt;255;[.$B31]/COS([.BB$2]*0.0174533);255);0)  ;2)" office:value-type="string" office:string-value="FF">
            <text:p>FF</text:p>
          </table:table-cell>
          <table:table-cell table:style-name="ce3" table:formula="of:=DEC2HEX(ROUND(IF([.$B31]/COS([.BC$2]*0.0174533)&lt;255;[.$B31]/COS([.BC$2]*0.0174533);255);0)  ;2)" office:value-type="string" office:string-value="FF">
            <text:p>FF</text:p>
          </table:table-cell>
          <table:table-cell table:style-name="ce3" table:formula="of:=DEC2HEX(ROUND(IF([.$B31]/COS([.BD$2]*0.0174533)&lt;255;[.$B31]/COS([.BD$2]*0.0174533);255);0)  ;2)" office:value-type="string" office:string-value="D4">
            <text:p>D4</text:p>
          </table:table-cell>
          <table:table-cell table:style-name="ce3" table:formula="of:=DEC2HEX(ROUND(IF([.$B31]/COS([.BE$2]*0.0174533)&lt;255;[.$B31]/COS([.BE$2]*0.0174533);255);0)  ;2)" office:value-type="string" office:string-value="B4">
            <text:p>B4</text:p>
          </table:table-cell>
          <table:table-cell table:style-name="ce3" table:formula="of:=DEC2HEX(ROUND(IF([.$B31]/COS([.BF$2]*0.0174533)&lt;255;[.$B31]/COS([.BF$2]*0.0174533);255);0)  ;2)" office:value-type="string" office:string-value="9E">
            <text:p>9E</text:p>
          </table:table-cell>
          <table:table-cell table:style-name="ce3" table:formula="of:=DEC2HEX(ROUND(IF([.$B31]/COS([.BG$2]*0.0174533)&lt;255;[.$B31]/COS([.BG$2]*0.0174533);255);0)  ;2)" office:value-type="string" office:string-value="8D">
            <text:p>8D</text:p>
          </table:table-cell>
          <table:table-cell table:style-name="ce3" table:formula="of:=DEC2HEX(ROUND(IF([.$B31]/COS([.BH$2]*0.0174533)&lt;255;[.$B31]/COS([.BH$2]*0.0174533);255);0)  ;2)" office:value-type="string" office:string-value="81">
            <text:p>81</text:p>
          </table:table-cell>
          <table:table-cell table:style-name="ce3" table:formula="of:=DEC2HEX(ROUND(IF([.$B31]/COS([.BI$2]*0.0174533)&lt;255;[.$B31]/COS([.BI$2]*0.0174533);255);0)  ;2)" office:value-type="string" office:string-value="78">
            <text:p>78</text:p>
          </table:table-cell>
          <table:table-cell table:style-name="ce3" table:formula="of:=DEC2HEX(ROUND(IF([.$B31]/COS([.BJ$2]*0.0174533)&lt;255;[.$B31]/COS([.BJ$2]*0.0174533);255);0)  ;2)" office:value-type="string" office:string-value="71">
            <text:p>71</text:p>
          </table:table-cell>
          <table:table-cell table:style-name="ce3" table:formula="of:=DEC2HEX(ROUND(IF([.$B31]/COS([.BK$2]*0.0174533)&lt;255;[.$B31]/COS([.BK$2]*0.0174533);255);0)  ;2)" office:value-type="string" office:string-value="6C">
            <text:p>6C</text:p>
          </table:table-cell>
          <table:table-cell table:style-name="ce3" table:formula="of:=DEC2HEX(ROUND(IF([.$B31]/COS([.BL$2]*0.0174533)&lt;255;[.$B31]/COS([.BL$2]*0.0174533);255);0)  ;2)" office:value-type="string" office:string-value="68">
            <text:p>68</text:p>
          </table:table-cell>
          <table:table-cell table:style-name="ce3" table:formula="of:=DEC2HEX(ROUND(IF([.$B31]/COS([.BM$2]*0.0174533)&lt;255;[.$B31]/COS([.BM$2]*0.0174533);255);0)  ;2)" office:value-type="string" office:string-value="66">
            <text:p>66</text:p>
          </table:table-cell>
          <table:table-cell table:style-name="ce3" table:formula="of:=DEC2HEX(ROUND(IF([.$B31]/COS([.BN$2]*0.0174533)&lt;255;[.$B31]/COS([.BN$2]*0.0174533);255);0)  ;2)" office:value-type="string" office:string-value="64">
            <text:p>64</text:p>
          </table:table-cell>
          <table:table-cell table:style-name="ce3" table:formula="of:=DEC2HEX(ROUND(IF([.$B31]/COS([.BO$2]*0.0174533)&lt;255;[.$B31]/COS([.BO$2]*0.0174533);255);0)  ;2)" office:value-type="string" office:string-value="64">
            <text:p>64</text:p>
          </table:table-cell>
          <table:table-cell table:style-name="ce3" table:formula="of:=DEC2HEX(ROUND(IF([.$B31]/COS([.BP$2]*0.0174533)&lt;255;[.$B31]/COS([.BP$2]*0.0174533);255);0)  ;2)" office:value-type="string" office:string-value="64">
            <text:p>64</text:p>
          </table:table-cell>
          <table:table-cell table:style-name="ce3" table:formula="of:=DEC2HEX(ROUND(IF([.$B31]/COS([.BQ$2]*0.0174533)&lt;255;[.$B31]/COS([.BQ$2]*0.0174533);255);0)  ;2)" office:value-type="string" office:string-value="66">
            <text:p>66</text:p>
          </table:table-cell>
          <table:table-cell table:style-name="ce3" table:formula="of:=DEC2HEX(ROUND(IF([.$B31]/COS([.BR$2]*0.0174533)&lt;255;[.$B31]/COS([.BR$2]*0.0174533);255);0)  ;2)" office:value-type="string" office:string-value="68">
            <text:p>68</text:p>
          </table:table-cell>
          <table:table-cell table:style-name="ce3" table:formula="of:=DEC2HEX(ROUND(IF([.$B31]/COS([.BS$2]*0.0174533)&lt;255;[.$B31]/COS([.BS$2]*0.0174533);255);0)  ;2)" office:value-type="string" office:string-value="6C">
            <text:p>6C</text:p>
          </table:table-cell>
          <table:table-cell table:style-name="ce3" table:formula="of:=DEC2HEX(ROUND(IF([.$B31]/COS([.BT$2]*0.0174533)&lt;255;[.$B31]/COS([.BT$2]*0.0174533);255);0)  ;2)" office:value-type="string" office:string-value="71">
            <text:p>71</text:p>
          </table:table-cell>
          <table:table-cell table:style-name="ce3" table:formula="of:=DEC2HEX(ROUND(IF([.$B31]/COS([.BU$2]*0.0174533)&lt;255;[.$B31]/COS([.BU$2]*0.0174533);255);0)  ;2)" office:value-type="string" office:string-value="78">
            <text:p>78</text:p>
          </table:table-cell>
          <table:table-cell table:style-name="ce3" table:formula="of:=DEC2HEX(ROUND(IF([.$B31]/COS([.BV$2]*0.0174533)&lt;255;[.$B31]/COS([.BV$2]*0.0174533);255);0)  ;2)" office:value-type="string" office:string-value="81">
            <text:p>81</text:p>
          </table:table-cell>
          <table:table-cell table:style-name="ce3" table:formula="of:=DEC2HEX(ROUND(IF([.$B31]/COS([.BW$2]*0.0174533)&lt;255;[.$B31]/COS([.BW$2]*0.0174533);255);0)  ;2)" office:value-type="string" office:string-value="8D">
            <text:p>8D</text:p>
          </table:table-cell>
          <table:table-cell table:style-name="ce3" table:formula="of:=DEC2HEX(ROUND(IF([.$B31]/COS([.BX$2]*0.0174533)&lt;255;[.$B31]/COS([.BX$2]*0.0174533);255);0)  ;2)" office:value-type="string" office:string-value="9E">
            <text:p>9E</text:p>
          </table:table-cell>
          <table:table-cell table:style-name="ce3" table:formula="of:=DEC2HEX(ROUND(IF([.$B31]/COS([.BY$2]*0.0174533)&lt;255;[.$B31]/COS([.BY$2]*0.0174533);255);0)  ;2)" office:value-type="string" office:string-value="B4">
            <text:p>B4</text:p>
          </table:table-cell>
          <table:table-cell table:style-name="ce3" table:formula="of:=DEC2HEX(ROUND(IF([.$B31]/COS([.BZ$2]*0.0174533)&lt;255;[.$B31]/COS([.BZ$2]*0.0174533);255);0)  ;2)" office:value-type="string" office:string-value="D4">
            <text:p>D4</text:p>
          </table:table-cell>
          <table:table-cell table:style-name="ce3" table:formula="of:=DEC2HEX(ROUND(IF([.$B31]/COS([.CA$2]*0.0174533)&lt;255;[.$B31]/COS([.CA$2]*0.0174533);255);0)  ;2)" office:value-type="string" office:string-value="FF">
            <text:p>FF</text:p>
          </table:table-cell>
          <table:table-cell table:style-name="ce3" table:formula="of:=DEC2HEX(ROUND(IF([.$B31]/COS([.CB$2]*0.0174533)&lt;255;[.$B31]/COS([.CB$2]*0.0174533);255);0)  ;2)" office:value-type="string" office:string-value="FF">
            <text:p>FF</text:p>
          </table:table-cell>
          <table:table-cell table:style-name="ce3" table:formula="of:=DEC2HEX(ROUND(IF([.$B31]/COS([.CC$2]*0.0174533)&lt;255;[.$B3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1]+1" office:value-type="float" office:value="28">
            <text:p>28</text:p>
          </table:table-cell>
          <table:table-cell table:style-name="ce2" table:formula="of:=[.B31]-1" office:value-type="float" office:value="99">
            <text:p>99</text:p>
          </table:table-cell>
          <table:table-cell table:formula="of:=DEC2HEX(ROUND(IF([.$B32]/[.C$3]&lt;127;127-[.$B32]/[.C$3];0) ;0) ;2)" office:value-type="string" office:string-value="1C">
            <text:p>1C</text:p>
          </table:table-cell>
          <table:table-cell table:formula="of:=DEC2HEX(ROUND(IF([.$B32]/[.D$3]&lt;127;127-[.$B32]/[.D$3];0) ;0) ;2)" office:value-type="string" office:string-value="1C">
            <text:p>1C</text:p>
          </table:table-cell>
          <table:table-cell table:formula="of:=DEC2HEX(ROUND(IF([.$B32]/[.E$3]&lt;127;127-[.$B32]/[.E$3];0) ;0) ;2)" office:value-type="string" office:string-value="1A">
            <text:p>1A</text:p>
          </table:table-cell>
          <table:table-cell table:formula="of:=DEC2HEX(ROUND(IF([.$B32]/[.F$3]&lt;127;127-[.$B32]/[.F$3];0) ;0) ;2)" office:value-type="string" office:string-value="18">
            <text:p>18</text:p>
          </table:table-cell>
          <table:table-cell table:formula="of:=DEC2HEX(ROUND(IF([.$B32]/[.G$3]&lt;127;127-[.$B32]/[.G$3];0) ;0) ;2)" office:value-type="string" office:string-value="14">
            <text:p>14</text:p>
          </table:table-cell>
          <table:table-cell table:formula="of:=DEC2HEX(ROUND(IF([.$B32]/[.H$3]&lt;127;127-[.$B32]/[.H$3];0) ;0) ;2)" office:value-type="string" office:string-value="0F">
            <text:p>0F</text:p>
          </table:table-cell>
          <table:table-cell table:formula="of:=DEC2HEX(ROUND(IF([.$B32]/[.I$3]&lt;127;127-[.$B32]/[.I$3];0) ;0) ;2)" office:value-type="string" office:string-value="08">
            <text:p>08</text:p>
          </table:table-cell>
          <table:table-cell table:formula="of:=DEC2HEX(ROUND(IF([.$B32]/[.J$3]&lt;127;127-[.$B32]/[.J$3];0) ;0) ;2)" office:value-type="string" office:string-value="00">
            <text:p>00</text:p>
          </table:table-cell>
          <table:table-cell table:formula="of:=DEC2HEX(ROUND(IF([.$B32]/[.K$3]&lt;127;127-[.$B32]/[.K$3];0) ;0) ;2)" office:value-type="string" office:string-value="00">
            <text:p>00</text:p>
          </table:table-cell>
          <table:table-cell table:formula="of:=DEC2HEX(ROUND(IF([.$B32]/[.L$3]&lt;127;127-[.$B32]/[.L$3];0) ;0) ;2)" office:value-type="string" office:string-value="00">
            <text:p>00</text:p>
          </table:table-cell>
          <table:table-cell table:style-name="ce3" table:formula="of:=DEC2HEX(ROUND(IF([.$B32]/[.M$3]&lt;127;127-[.$B32]/[.M$3];0) ;0) ;2)" office:value-type="string" office:string-value="00">
            <text:p>00</text:p>
          </table:table-cell>
          <table:table-cell table:style-name="ce3" table:formula="of:=DEC2HEX(ROUND(IF([.$B32]/[.N$3]&lt;127;127-[.$B32]/[.N$3];0) ;0) ;2)" office:value-type="string" office:string-value="00">
            <text:p>00</text:p>
          </table:table-cell>
          <table:table-cell table:style-name="ce3" table:formula="of:=DEC2HEX(ROUND(IF([.$B32]/[.O$3]&lt;127;127-[.$B32]/[.O$3];0) ;0) ;2)" office:value-type="string" office:string-value="00">
            <text:p>00</text:p>
          </table:table-cell>
          <table:table-cell table:style-name="ce3" table:formula="of:=DEC2HEX(ROUND(IF([.$B32]/[.P$3]&lt;127;127-[.$B32]/[.P$3];0) ;0) ;2)" office:value-type="string" office:string-value="00">
            <text:p>00</text:p>
          </table:table-cell>
          <table:table-cell table:style-name="ce3" table:formula="of:=DEC2HEX(ROUND(IF([.$B32]/[.Q$3]&lt;127;127-[.$B32]/[.Q$3];0) ;0) ;2)" office:value-type="string" office:string-value="00">
            <text:p>00</text:p>
          </table:table-cell>
          <table:table-cell table:style-name="ce3" table:formula="of:=DEC2HEX(ROUND(IF([.$B32]/[.R$3]&lt;127;127-[.$B32]/[.R$3];0) ;0) ;2)" office:value-type="string" office:string-value="00">
            <text:p>00</text:p>
          </table:table-cell>
          <table:table-cell table:style-name="ce3" table:formula="of:=DEC2HEX(ROUND(IF([.$B32]/[.S$3]&lt;127;[.$B32]/[.S$3];127) ;0) ;2)" office:value-type="float" office:value="0">
            <text:p>#ДЕЛ/0!</text:p>
          </table:table-cell>
          <table:table-cell table:style-name="ce3" table:formula="of:=DEC2HEX(ROUND(IF([.$B32]/[.T$3]&lt;127;[.$B32]/[.T$3];127) ;0) ;2)" office:value-type="string" office:string-value="FFFFFFFC0E">
            <text:p>FFFFFFFC0E</text:p>
          </table:table-cell>
          <table:table-cell table:style-name="ce3" table:formula="of:=DEC2HEX(ROUND(IF([.$B32]/[.U$3]&lt;127;[.$B32]/[.U$3];127) ;0) ;2)" office:value-type="string" office:string-value="FFFFFFFE04">
            <text:p>FFFFFFFE04</text:p>
          </table:table-cell>
          <table:table-cell table:style-name="ce3" table:formula="of:=DEC2HEX(ROUND(IF([.$B32]/[.V$3]&lt;127;[.$B32]/[.V$3];127) ;0) ;2)" office:value-type="string" office:string-value="FFFFFFFEAB">
            <text:p>FFFFFFFEAB</text:p>
          </table:table-cell>
          <table:table-cell table:style-name="ce3" table:formula="of:=DEC2HEX(ROUND(IF([.$B32]/[.W$3]&lt;127;[.$B32]/[.W$3];127) ;0) ;2)" office:value-type="string" office:string-value="FFFFFFFEFE">
            <text:p>FFFFFFFEFE</text:p>
          </table:table-cell>
          <table:table-cell table:style-name="ce3" table:formula="of:=DEC2HEX(ROUND(IF([.$B32]/[.X$3]&lt;127;[.$B32]/[.X$3];127) ;0) ;2)" office:value-type="string" office:string-value="FFFFFFFF2E">
            <text:p>FFFFFFFF2E</text:p>
          </table:table-cell>
          <table:table-cell table:style-name="ce3" table:formula="of:=DEC2HEX(ROUND(IF([.$B32]/[.Y$3]&lt;127;[.$B32]/[.Y$3];127) ;0) ;2)" office:value-type="string" office:string-value="FFFFFFFF4E">
            <text:p>FFFFFFFF4E</text:p>
          </table:table-cell>
          <table:table-cell table:style-name="ce3" table:formula="of:=DEC2HEX(ROUND(IF([.$B32]/[.Z$3]&lt;127;[.$B32]/[.Z$3];127) ;0) ;2)" office:value-type="string" office:string-value="FFFFFFFF64">
            <text:p>FFFFFFFF64</text:p>
          </table:table-cell>
          <table:table-cell table:style-name="ce3" table:formula="of:=DEC2HEX(ROUND(IF([.$B32]/[.AA$3]&lt;127;[.$B32]/[.AA$3];127) ;0) ;2)" office:value-type="string" office:string-value="FFFFFFFF74">
            <text:p>FFFFFFFF74</text:p>
          </table:table-cell>
          <table:table-cell table:style-name="ce3" table:formula="of:=DEC2HEX(ROUND(IF([.$B32]/[.AB$3]&lt;127;[.$B32]/[.AB$3];127) ;0) ;2)" office:value-type="string" office:string-value="FFFFFFFF80">
            <text:p>FFFFFFFF80</text:p>
          </table:table-cell>
          <table:table-cell table:style-name="ce3" table:formula="of:=DEC2HEX(ROUND(IF([.$B32]/[.AC$3]&lt;127;[.$B32]/[.AC$3];127) ;0) ;2)" office:value-type="string" office:string-value="FFFFFFFF89">
            <text:p>FFFFFFFF89</text:p>
          </table:table-cell>
          <table:table-cell table:style-name="ce3" table:formula="of:=DEC2HEX(ROUND(IF([.$B32]/[.AD$3]&lt;127;[.$B32]/[.AD$3];127) ;0) ;2)" office:value-type="string" office:string-value="FFFFFFFF90">
            <text:p>FFFFFFFF90</text:p>
          </table:table-cell>
          <table:table-cell table:style-name="ce3" table:formula="of:=DEC2HEX(ROUND(IF([.$B32]/[.AE$3]&lt;127;[.$B32]/[.AE$3];127) ;0) ;2)" office:value-type="string" office:string-value="FFFFFFFF95">
            <text:p>FFFFFFFF95</text:p>
          </table:table-cell>
          <table:table-cell table:style-name="ce3" table:formula="of:=DEC2HEX(ROUND(IF([.$B32]/[.AF$3]&lt;127;[.$B32]/[.AF$3];127) ;0) ;2)" office:value-type="string" office:string-value="FFFFFFFF99">
            <text:p>FFFFFFFF99</text:p>
          </table:table-cell>
          <table:table-cell table:style-name="ce3" table:formula="of:=DEC2HEX(ROUND(IF([.$B32]/[.AG$3]&lt;127;[.$B32]/[.AG$3];127) ;0) ;2)" office:value-type="string" office:string-value="FFFFFFFF9B">
            <text:p>FFFFFFFF9B</text:p>
          </table:table-cell>
          <table:table-cell table:style-name="ce3" table:formula="of:=DEC2HEX(ROUND(IF([.$B32]/[.AH$3]&lt;127;[.$B32]/[.AH$3];127) ;0) ;2)" office:value-type="string" office:string-value="FFFFFFFF9D">
            <text:p>FFFFFFFF9D</text:p>
          </table:table-cell>
          <table:table-cell table:style-name="ce3" table:formula="of:=DEC2HEX(ROUND(IF([.$B32]/[.AI$3]&lt;255;[.$B32]/[.AI$3];255) ;0) ;2)" office:value-type="string" office:string-value="FFFFFFFF9D">
            <text:p>FFFFFFFF9D</text:p>
          </table:table-cell>
          <table:table-cell table:style-name="ce3" table:formula="of:=DEC2HEX(ROUND(IF([.$B32]/COS([.AJ$2]*0.0174533)&lt;255;[.$B32]/COS([.AJ$2]*0.0174533);255);0)  ;2)" office:value-type="string" office:string-value="FFFFFFFF9D">
            <text:p>FFFFFFFF9D</text:p>
          </table:table-cell>
          <table:table-cell table:style-name="ce3" table:formula="of:=DEC2HEX(ROUND(IF([.$B32]/COS([.AK$2]*0.0174533)&lt;255;[.$B32]/COS([.AK$2]*0.0174533);255);0)  ;2)" office:value-type="string" office:string-value="FFFFFFFF9B">
            <text:p>FFFFFFFF9B</text:p>
          </table:table-cell>
          <table:table-cell table:style-name="ce3" table:formula="of:=DEC2HEX(ROUND(IF([.$B32]/COS([.AL$2]*0.0174533)&lt;255;[.$B32]/COS([.AL$2]*0.0174533);255);0)  ;2)" office:value-type="string" office:string-value="FFFFFFFF99">
            <text:p>FFFFFFFF99</text:p>
          </table:table-cell>
          <table:table-cell table:style-name="ce3" table:formula="of:=DEC2HEX(ROUND(IF([.$B32]/COS([.AM$2]*0.0174533)&lt;255;[.$B32]/COS([.AM$2]*0.0174533);255);0)  ;2)" office:value-type="string" office:string-value="FFFFFFFF95">
            <text:p>FFFFFFFF95</text:p>
          </table:table-cell>
          <table:table-cell table:style-name="ce3" table:formula="of:=DEC2HEX(ROUND(IF([.$B32]/COS([.AN$2]*0.0174533)&lt;255;[.$B32]/COS([.AN$2]*0.0174533);255);0)  ;2)" office:value-type="string" office:string-value="FFFFFFFF90">
            <text:p>FFFFFFFF90</text:p>
          </table:table-cell>
          <table:table-cell table:style-name="ce3" table:formula="of:=DEC2HEX(ROUND(IF([.$B32]/COS([.AO$2]*0.0174533)&lt;255;[.$B32]/COS([.AO$2]*0.0174533);255);0)  ;2)" office:value-type="string" office:string-value="FFFFFFFF89">
            <text:p>FFFFFFFF89</text:p>
          </table:table-cell>
          <table:table-cell table:style-name="ce3" table:formula="of:=DEC2HEX(ROUND(IF([.$B32]/COS([.AP$2]*0.0174533)&lt;255;[.$B32]/COS([.AP$2]*0.0174533);255);0)  ;2)" office:value-type="string" office:string-value="FFFFFFFF80">
            <text:p>FFFFFFFF80</text:p>
          </table:table-cell>
          <table:table-cell table:style-name="ce3" table:formula="of:=DEC2HEX(ROUND(IF([.$B32]/COS([.AQ$2]*0.0174533)&lt;255;[.$B32]/COS([.AQ$2]*0.0174533);255);0)  ;2)" office:value-type="string" office:string-value="FFFFFFFF74">
            <text:p>FFFFFFFF74</text:p>
          </table:table-cell>
          <table:table-cell table:style-name="ce3" table:formula="of:=DEC2HEX(ROUND(IF([.$B32]/COS([.AR$2]*0.0174533)&lt;255;[.$B32]/COS([.AR$2]*0.0174533);255);0)  ;2)" office:value-type="string" office:string-value="FFFFFFFF64">
            <text:p>FFFFFFFF64</text:p>
          </table:table-cell>
          <table:table-cell table:style-name="ce3" table:formula="of:=DEC2HEX(ROUND(IF([.$B32]/COS([.AS$2]*0.0174533)&lt;255;[.$B32]/COS([.AS$2]*0.0174533);255);0)  ;2)" office:value-type="string" office:string-value="FFFFFFFF4E">
            <text:p>FFFFFFFF4E</text:p>
          </table:table-cell>
          <table:table-cell table:style-name="ce3" table:formula="of:=DEC2HEX(ROUND(IF([.$B32]/COS([.AT$2]*0.0174533)&lt;255;[.$B32]/COS([.AT$2]*0.0174533);255);0)  ;2)" office:value-type="string" office:string-value="FFFFFFFF2E">
            <text:p>FFFFFFFF2E</text:p>
          </table:table-cell>
          <table:table-cell table:style-name="ce3" table:formula="of:=DEC2HEX(ROUND(IF([.$B32]/COS([.AU$2]*0.0174533)&lt;255;[.$B32]/COS([.AU$2]*0.0174533);255);0)  ;2)" office:value-type="string" office:string-value="FFFFFFFEFD">
            <text:p>FFFFFFFEFD</text:p>
          </table:table-cell>
          <table:table-cell table:style-name="ce3" table:formula="of:=DEC2HEX(ROUND(IF([.$B32]/COS([.AV$2]*0.0174533)&lt;255;[.$B32]/COS([.AV$2]*0.0174533);255);0)  ;2)" office:value-type="string" office:string-value="FFFFFFFEAB">
            <text:p>FFFFFFFEAB</text:p>
          </table:table-cell>
          <table:table-cell table:style-name="ce3" table:formula="of:=DEC2HEX(ROUND(IF([.$B32]/COS([.AW$2]*0.0174533)&lt;255;[.$B32]/COS([.AW$2]*0.0174533);255);0)  ;2)" office:value-type="string" office:string-value="FFFFFFFE05">
            <text:p>FFFFFFFE05</text:p>
          </table:table-cell>
          <table:table-cell table:style-name="ce3" table:formula="of:=DEC2HEX(ROUND(IF([.$B32]/COS([.AX$2]*0.0174533)&lt;255;[.$B32]/COS([.AX$2]*0.0174533);255);0)  ;2)" office:value-type="string" office:string-value="FFFFFFFC0E">
            <text:p>FFFFFFFC0E</text:p>
          </table:table-cell>
          <table:table-cell table:style-name="ce3" table:formula="of:=DEC2HEX(ROUND(IF([.$B32]/COS([.AY$2]*0.0174533)&lt;255;[.$B32]/COS([.AY$2]*0.0174533);255);0)  ;2)" office:value-type="string" office:string-value="FF">
            <text:p>FF</text:p>
          </table:table-cell>
          <table:table-cell table:style-name="ce3" table:formula="of:=DEC2HEX(ROUND(IF([.$B32]/COS([.AZ$2]*0.0174533)&lt;255;[.$B32]/COS([.AZ$2]*0.0174533);255);0)  ;2)" office:value-type="string" office:string-value="FF">
            <text:p>FF</text:p>
          </table:table-cell>
          <table:table-cell table:style-name="ce3" table:formula="of:=DEC2HEX(ROUND(IF([.$B32]/COS([.BA$2]*0.0174533)&lt;255;[.$B32]/COS([.BA$2]*0.0174533);255);0)  ;2)" office:value-type="string" office:string-value="FF">
            <text:p>FF</text:p>
          </table:table-cell>
          <table:table-cell table:style-name="ce3" table:formula="of:=DEC2HEX(ROUND(IF([.$B32]/COS([.BB$2]*0.0174533)&lt;255;[.$B32]/COS([.BB$2]*0.0174533);255);0)  ;2)" office:value-type="string" office:string-value="FF">
            <text:p>FF</text:p>
          </table:table-cell>
          <table:table-cell table:style-name="ce3" table:formula="of:=DEC2HEX(ROUND(IF([.$B32]/COS([.BC$2]*0.0174533)&lt;255;[.$B32]/COS([.BC$2]*0.0174533);255);0)  ;2)" office:value-type="string" office:string-value="FF">
            <text:p>FF</text:p>
          </table:table-cell>
          <table:table-cell table:style-name="ce3" table:formula="of:=DEC2HEX(ROUND(IF([.$B32]/COS([.BD$2]*0.0174533)&lt;255;[.$B32]/COS([.BD$2]*0.0174533);255);0)  ;2)" office:value-type="string" office:string-value="D2">
            <text:p>D2</text:p>
          </table:table-cell>
          <table:table-cell table:style-name="ce3" table:formula="of:=DEC2HEX(ROUND(IF([.$B32]/COS([.BE$2]*0.0174533)&lt;255;[.$B32]/COS([.BE$2]*0.0174533);255);0)  ;2)" office:value-type="string" office:string-value="B2">
            <text:p>B2</text:p>
          </table:table-cell>
          <table:table-cell table:style-name="ce3" table:formula="of:=DEC2HEX(ROUND(IF([.$B32]/COS([.BF$2]*0.0174533)&lt;255;[.$B32]/COS([.BF$2]*0.0174533);255);0)  ;2)" office:value-type="string" office:string-value="9C">
            <text:p>9C</text:p>
          </table:table-cell>
          <table:table-cell table:style-name="ce3" table:formula="of:=DEC2HEX(ROUND(IF([.$B32]/COS([.BG$2]*0.0174533)&lt;255;[.$B32]/COS([.BG$2]*0.0174533);255);0)  ;2)" office:value-type="string" office:string-value="8C">
            <text:p>8C</text:p>
          </table:table-cell>
          <table:table-cell table:style-name="ce3" table:formula="of:=DEC2HEX(ROUND(IF([.$B32]/COS([.BH$2]*0.0174533)&lt;255;[.$B32]/COS([.BH$2]*0.0174533);255);0)  ;2)" office:value-type="string" office:string-value="80">
            <text:p>80</text:p>
          </table:table-cell>
          <table:table-cell table:style-name="ce3" table:formula="of:=DEC2HEX(ROUND(IF([.$B32]/COS([.BI$2]*0.0174533)&lt;255;[.$B32]/COS([.BI$2]*0.0174533);255);0)  ;2)" office:value-type="string" office:string-value="77">
            <text:p>77</text:p>
          </table:table-cell>
          <table:table-cell table:style-name="ce3" table:formula="of:=DEC2HEX(ROUND(IF([.$B32]/COS([.BJ$2]*0.0174533)&lt;255;[.$B32]/COS([.BJ$2]*0.0174533);255);0)  ;2)" office:value-type="string" office:string-value="70">
            <text:p>70</text:p>
          </table:table-cell>
          <table:table-cell table:style-name="ce3" table:formula="of:=DEC2HEX(ROUND(IF([.$B32]/COS([.BK$2]*0.0174533)&lt;255;[.$B32]/COS([.BK$2]*0.0174533);255);0)  ;2)" office:value-type="string" office:string-value="6B">
            <text:p>6B</text:p>
          </table:table-cell>
          <table:table-cell table:style-name="ce3" table:formula="of:=DEC2HEX(ROUND(IF([.$B32]/COS([.BL$2]*0.0174533)&lt;255;[.$B32]/COS([.BL$2]*0.0174533);255);0)  ;2)" office:value-type="string" office:string-value="67">
            <text:p>67</text:p>
          </table:table-cell>
          <table:table-cell table:style-name="ce3" table:formula="of:=DEC2HEX(ROUND(IF([.$B32]/COS([.BM$2]*0.0174533)&lt;255;[.$B32]/COS([.BM$2]*0.0174533);255);0)  ;2)" office:value-type="string" office:string-value="65">
            <text:p>65</text:p>
          </table:table-cell>
          <table:table-cell table:style-name="ce3" table:formula="of:=DEC2HEX(ROUND(IF([.$B32]/COS([.BN$2]*0.0174533)&lt;255;[.$B32]/COS([.BN$2]*0.0174533);255);0)  ;2)" office:value-type="string" office:string-value="63">
            <text:p>63</text:p>
          </table:table-cell>
          <table:table-cell table:style-name="ce3" table:formula="of:=DEC2HEX(ROUND(IF([.$B32]/COS([.BO$2]*0.0174533)&lt;255;[.$B32]/COS([.BO$2]*0.0174533);255);0)  ;2)" office:value-type="string" office:string-value="63">
            <text:p>63</text:p>
          </table:table-cell>
          <table:table-cell table:style-name="ce3" table:formula="of:=DEC2HEX(ROUND(IF([.$B32]/COS([.BP$2]*0.0174533)&lt;255;[.$B32]/COS([.BP$2]*0.0174533);255);0)  ;2)" office:value-type="string" office:string-value="63">
            <text:p>63</text:p>
          </table:table-cell>
          <table:table-cell table:style-name="ce3" table:formula="of:=DEC2HEX(ROUND(IF([.$B32]/COS([.BQ$2]*0.0174533)&lt;255;[.$B32]/COS([.BQ$2]*0.0174533);255);0)  ;2)" office:value-type="string" office:string-value="65">
            <text:p>65</text:p>
          </table:table-cell>
          <table:table-cell table:style-name="ce3" table:formula="of:=DEC2HEX(ROUND(IF([.$B32]/COS([.BR$2]*0.0174533)&lt;255;[.$B32]/COS([.BR$2]*0.0174533);255);0)  ;2)" office:value-type="string" office:string-value="67">
            <text:p>67</text:p>
          </table:table-cell>
          <table:table-cell table:style-name="ce3" table:formula="of:=DEC2HEX(ROUND(IF([.$B32]/COS([.BS$2]*0.0174533)&lt;255;[.$B32]/COS([.BS$2]*0.0174533);255);0)  ;2)" office:value-type="string" office:string-value="6B">
            <text:p>6B</text:p>
          </table:table-cell>
          <table:table-cell table:style-name="ce3" table:formula="of:=DEC2HEX(ROUND(IF([.$B32]/COS([.BT$2]*0.0174533)&lt;255;[.$B32]/COS([.BT$2]*0.0174533);255);0)  ;2)" office:value-type="string" office:string-value="70">
            <text:p>70</text:p>
          </table:table-cell>
          <table:table-cell table:style-name="ce3" table:formula="of:=DEC2HEX(ROUND(IF([.$B32]/COS([.BU$2]*0.0174533)&lt;255;[.$B32]/COS([.BU$2]*0.0174533);255);0)  ;2)" office:value-type="string" office:string-value="77">
            <text:p>77</text:p>
          </table:table-cell>
          <table:table-cell table:style-name="ce3" table:formula="of:=DEC2HEX(ROUND(IF([.$B32]/COS([.BV$2]*0.0174533)&lt;255;[.$B32]/COS([.BV$2]*0.0174533);255);0)  ;2)" office:value-type="string" office:string-value="80">
            <text:p>80</text:p>
          </table:table-cell>
          <table:table-cell table:style-name="ce3" table:formula="of:=DEC2HEX(ROUND(IF([.$B32]/COS([.BW$2]*0.0174533)&lt;255;[.$B32]/COS([.BW$2]*0.0174533);255);0)  ;2)" office:value-type="string" office:string-value="8C">
            <text:p>8C</text:p>
          </table:table-cell>
          <table:table-cell table:style-name="ce3" table:formula="of:=DEC2HEX(ROUND(IF([.$B32]/COS([.BX$2]*0.0174533)&lt;255;[.$B32]/COS([.BX$2]*0.0174533);255);0)  ;2)" office:value-type="string" office:string-value="9C">
            <text:p>9C</text:p>
          </table:table-cell>
          <table:table-cell table:style-name="ce3" table:formula="of:=DEC2HEX(ROUND(IF([.$B32]/COS([.BY$2]*0.0174533)&lt;255;[.$B32]/COS([.BY$2]*0.0174533);255);0)  ;2)" office:value-type="string" office:string-value="B2">
            <text:p>B2</text:p>
          </table:table-cell>
          <table:table-cell table:style-name="ce3" table:formula="of:=DEC2HEX(ROUND(IF([.$B32]/COS([.BZ$2]*0.0174533)&lt;255;[.$B32]/COS([.BZ$2]*0.0174533);255);0)  ;2)" office:value-type="string" office:string-value="D2">
            <text:p>D2</text:p>
          </table:table-cell>
          <table:table-cell table:style-name="ce3" table:formula="of:=DEC2HEX(ROUND(IF([.$B32]/COS([.CA$2]*0.0174533)&lt;255;[.$B32]/COS([.CA$2]*0.0174533);255);0)  ;2)" office:value-type="string" office:string-value="FF">
            <text:p>FF</text:p>
          </table:table-cell>
          <table:table-cell table:style-name="ce3" table:formula="of:=DEC2HEX(ROUND(IF([.$B32]/COS([.CB$2]*0.0174533)&lt;255;[.$B32]/COS([.CB$2]*0.0174533);255);0)  ;2)" office:value-type="string" office:string-value="FF">
            <text:p>FF</text:p>
          </table:table-cell>
          <table:table-cell table:style-name="ce3" table:formula="of:=DEC2HEX(ROUND(IF([.$B32]/COS([.CC$2]*0.0174533)&lt;255;[.$B3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2]+1" office:value-type="float" office:value="29">
            <text:p>29</text:p>
          </table:table-cell>
          <table:table-cell table:style-name="ce2" table:formula="of:=[.B32]-1" office:value-type="float" office:value="98">
            <text:p>98</text:p>
          </table:table-cell>
          <table:table-cell table:formula="of:=DEC2HEX(ROUND(IF([.$B33]/[.C$3]&lt;127;127-[.$B33]/[.C$3];0) ;0) ;2)" office:value-type="string" office:string-value="1D">
            <text:p>1D</text:p>
          </table:table-cell>
          <table:table-cell table:formula="of:=DEC2HEX(ROUND(IF([.$B33]/[.D$3]&lt;127;127-[.$B33]/[.D$3];0) ;0) ;2)" office:value-type="string" office:string-value="1D">
            <text:p>1D</text:p>
          </table:table-cell>
          <table:table-cell table:formula="of:=DEC2HEX(ROUND(IF([.$B33]/[.E$3]&lt;127;127-[.$B33]/[.E$3];0) ;0) ;2)" office:value-type="string" office:string-value="1B">
            <text:p>1B</text:p>
          </table:table-cell>
          <table:table-cell table:formula="of:=DEC2HEX(ROUND(IF([.$B33]/[.F$3]&lt;127;127-[.$B33]/[.F$3];0) ;0) ;2)" office:value-type="string" office:string-value="19">
            <text:p>19</text:p>
          </table:table-cell>
          <table:table-cell table:formula="of:=DEC2HEX(ROUND(IF([.$B33]/[.G$3]&lt;127;127-[.$B33]/[.G$3];0) ;0) ;2)" office:value-type="string" office:string-value="15">
            <text:p>15</text:p>
          </table:table-cell>
          <table:table-cell table:formula="of:=DEC2HEX(ROUND(IF([.$B33]/[.H$3]&lt;127;127-[.$B33]/[.H$3];0) ;0) ;2)" office:value-type="string" office:string-value="10">
            <text:p>10</text:p>
          </table:table-cell>
          <table:table-cell table:formula="of:=DEC2HEX(ROUND(IF([.$B33]/[.I$3]&lt;127;127-[.$B33]/[.I$3];0) ;0) ;2)" office:value-type="string" office:string-value="09">
            <text:p>09</text:p>
          </table:table-cell>
          <table:table-cell table:formula="of:=DEC2HEX(ROUND(IF([.$B33]/[.J$3]&lt;127;127-[.$B33]/[.J$3];0) ;0) ;2)" office:value-type="string" office:string-value="00">
            <text:p>00</text:p>
          </table:table-cell>
          <table:table-cell table:formula="of:=DEC2HEX(ROUND(IF([.$B33]/[.K$3]&lt;127;127-[.$B33]/[.K$3];0) ;0) ;2)" office:value-type="string" office:string-value="00">
            <text:p>00</text:p>
          </table:table-cell>
          <table:table-cell table:formula="of:=DEC2HEX(ROUND(IF([.$B33]/[.L$3]&lt;127;127-[.$B33]/[.L$3];0) ;0) ;2)" office:value-type="string" office:string-value="00">
            <text:p>00</text:p>
          </table:table-cell>
          <table:table-cell table:style-name="ce3" table:formula="of:=DEC2HEX(ROUND(IF([.$B33]/[.M$3]&lt;127;127-[.$B33]/[.M$3];0) ;0) ;2)" office:value-type="string" office:string-value="00">
            <text:p>00</text:p>
          </table:table-cell>
          <table:table-cell table:style-name="ce3" table:formula="of:=DEC2HEX(ROUND(IF([.$B33]/[.N$3]&lt;127;127-[.$B33]/[.N$3];0) ;0) ;2)" office:value-type="string" office:string-value="00">
            <text:p>00</text:p>
          </table:table-cell>
          <table:table-cell table:style-name="ce3" table:formula="of:=DEC2HEX(ROUND(IF([.$B33]/[.O$3]&lt;127;127-[.$B33]/[.O$3];0) ;0) ;2)" office:value-type="string" office:string-value="00">
            <text:p>00</text:p>
          </table:table-cell>
          <table:table-cell table:style-name="ce3" table:formula="of:=DEC2HEX(ROUND(IF([.$B33]/[.P$3]&lt;127;127-[.$B33]/[.P$3];0) ;0) ;2)" office:value-type="string" office:string-value="00">
            <text:p>00</text:p>
          </table:table-cell>
          <table:table-cell table:style-name="ce3" table:formula="of:=DEC2HEX(ROUND(IF([.$B33]/[.Q$3]&lt;127;127-[.$B33]/[.Q$3];0) ;0) ;2)" office:value-type="string" office:string-value="00">
            <text:p>00</text:p>
          </table:table-cell>
          <table:table-cell table:style-name="ce3" table:formula="of:=DEC2HEX(ROUND(IF([.$B33]/[.R$3]&lt;127;127-[.$B33]/[.R$3];0) ;0) ;2)" office:value-type="string" office:string-value="00">
            <text:p>00</text:p>
          </table:table-cell>
          <table:table-cell table:style-name="ce3" table:formula="of:=DEC2HEX(ROUND(IF([.$B33]/[.S$3]&lt;127;[.$B33]/[.S$3];127) ;0) ;2)" office:value-type="float" office:value="0">
            <text:p>#ДЕЛ/0!</text:p>
          </table:table-cell>
          <table:table-cell table:style-name="ce3" table:formula="of:=DEC2HEX(ROUND(IF([.$B33]/[.T$3]&lt;127;[.$B33]/[.T$3];127) ;0) ;2)" office:value-type="string" office:string-value="FFFFFFFC18">
            <text:p>FFFFFFFC18</text:p>
          </table:table-cell>
          <table:table-cell table:style-name="ce3" table:formula="of:=DEC2HEX(ROUND(IF([.$B33]/[.U$3]&lt;127;[.$B33]/[.U$3];127) ;0) ;2)" office:value-type="string" office:string-value="FFFFFFFE09">
            <text:p>FFFFFFFE09</text:p>
          </table:table-cell>
          <table:table-cell table:style-name="ce3" table:formula="of:=DEC2HEX(ROUND(IF([.$B33]/[.V$3]&lt;127;[.$B33]/[.V$3];127) ;0) ;2)" office:value-type="string" office:string-value="FFFFFFFEAE">
            <text:p>FFFFFFFEAE</text:p>
          </table:table-cell>
          <table:table-cell table:style-name="ce3" table:formula="of:=DEC2HEX(ROUND(IF([.$B33]/[.W$3]&lt;127;[.$B33]/[.W$3];127) ;0) ;2)" office:value-type="string" office:string-value="FFFFFFFF00">
            <text:p>FFFFFFFF00</text:p>
          </table:table-cell>
          <table:table-cell table:style-name="ce3" table:formula="of:=DEC2HEX(ROUND(IF([.$B33]/[.X$3]&lt;127;[.$B33]/[.X$3];127) ;0) ;2)" office:value-type="string" office:string-value="FFFFFFFF30">
            <text:p>FFFFFFFF30</text:p>
          </table:table-cell>
          <table:table-cell table:style-name="ce3" table:formula="of:=DEC2HEX(ROUND(IF([.$B33]/[.Y$3]&lt;127;[.$B33]/[.Y$3];127) ;0) ;2)" office:value-type="string" office:string-value="FFFFFFFF50">
            <text:p>FFFFFFFF50</text:p>
          </table:table-cell>
          <table:table-cell table:style-name="ce3" table:formula="of:=DEC2HEX(ROUND(IF([.$B33]/[.Z$3]&lt;127;[.$B33]/[.Z$3];127) ;0) ;2)" office:value-type="string" office:string-value="FFFFFFFF65">
            <text:p>FFFFFFFF65</text:p>
          </table:table-cell>
          <table:table-cell table:style-name="ce3" table:formula="of:=DEC2HEX(ROUND(IF([.$B33]/[.AA$3]&lt;127;[.$B33]/[.AA$3];127) ;0) ;2)" office:value-type="string" office:string-value="FFFFFFFF75">
            <text:p>FFFFFFFF75</text:p>
          </table:table-cell>
          <table:table-cell table:style-name="ce3" table:formula="of:=DEC2HEX(ROUND(IF([.$B33]/[.AB$3]&lt;127;[.$B33]/[.AB$3];127) ;0) ;2)" office:value-type="string" office:string-value="FFFFFFFF81">
            <text:p>FFFFFFFF81</text:p>
          </table:table-cell>
          <table:table-cell table:style-name="ce3" table:formula="of:=DEC2HEX(ROUND(IF([.$B33]/[.AC$3]&lt;127;[.$B33]/[.AC$3];127) ;0) ;2)" office:value-type="string" office:string-value="FFFFFFFF8A">
            <text:p>FFFFFFFF8A</text:p>
          </table:table-cell>
          <table:table-cell table:style-name="ce3" table:formula="of:=DEC2HEX(ROUND(IF([.$B33]/[.AD$3]&lt;127;[.$B33]/[.AD$3];127) ;0) ;2)" office:value-type="string" office:string-value="FFFFFFFF91">
            <text:p>FFFFFFFF91</text:p>
          </table:table-cell>
          <table:table-cell table:style-name="ce3" table:formula="of:=DEC2HEX(ROUND(IF([.$B33]/[.AE$3]&lt;127;[.$B33]/[.AE$3];127) ;0) ;2)" office:value-type="string" office:string-value="FFFFFFFF96">
            <text:p>FFFFFFFF96</text:p>
          </table:table-cell>
          <table:table-cell table:style-name="ce3" table:formula="of:=DEC2HEX(ROUND(IF([.$B33]/[.AF$3]&lt;127;[.$B33]/[.AF$3];127) ;0) ;2)" office:value-type="string" office:string-value="FFFFFFFF9A">
            <text:p>FFFFFFFF9A</text:p>
          </table:table-cell>
          <table:table-cell table:style-name="ce3" table:formula="of:=DEC2HEX(ROUND(IF([.$B33]/[.AG$3]&lt;127;[.$B33]/[.AG$3];127) ;0) ;2)" office:value-type="string" office:string-value="FFFFFFFF9C">
            <text:p>FFFFFFFF9C</text:p>
          </table:table-cell>
          <table:table-cell table:style-name="ce3" table:formula="of:=DEC2HEX(ROUND(IF([.$B33]/[.AH$3]&lt;127;[.$B33]/[.AH$3];127) ;0) ;2)" office:value-type="string" office:string-value="FFFFFFFF9E">
            <text:p>FFFFFFFF9E</text:p>
          </table:table-cell>
          <table:table-cell table:style-name="ce3" table:formula="of:=DEC2HEX(ROUND(IF([.$B33]/[.AI$3]&lt;255;[.$B33]/[.AI$3];255) ;0) ;2)" office:value-type="string" office:string-value="FFFFFFFF9E">
            <text:p>FFFFFFFF9E</text:p>
          </table:table-cell>
          <table:table-cell table:style-name="ce3" table:formula="of:=DEC2HEX(ROUND(IF([.$B33]/COS([.AJ$2]*0.0174533)&lt;255;[.$B33]/COS([.AJ$2]*0.0174533);255);0)  ;2)" office:value-type="string" office:string-value="FFFFFFFF9E">
            <text:p>FFFFFFFF9E</text:p>
          </table:table-cell>
          <table:table-cell table:style-name="ce3" table:formula="of:=DEC2HEX(ROUND(IF([.$B33]/COS([.AK$2]*0.0174533)&lt;255;[.$B33]/COS([.AK$2]*0.0174533);255);0)  ;2)" office:value-type="string" office:string-value="FFFFFFFF9C">
            <text:p>FFFFFFFF9C</text:p>
          </table:table-cell>
          <table:table-cell table:style-name="ce3" table:formula="of:=DEC2HEX(ROUND(IF([.$B33]/COS([.AL$2]*0.0174533)&lt;255;[.$B33]/COS([.AL$2]*0.0174533);255);0)  ;2)" office:value-type="string" office:string-value="FFFFFFFF9A">
            <text:p>FFFFFFFF9A</text:p>
          </table:table-cell>
          <table:table-cell table:style-name="ce3" table:formula="of:=DEC2HEX(ROUND(IF([.$B33]/COS([.AM$2]*0.0174533)&lt;255;[.$B33]/COS([.AM$2]*0.0174533);255);0)  ;2)" office:value-type="string" office:string-value="FFFFFFFF96">
            <text:p>FFFFFFFF96</text:p>
          </table:table-cell>
          <table:table-cell table:style-name="ce3" table:formula="of:=DEC2HEX(ROUND(IF([.$B33]/COS([.AN$2]*0.0174533)&lt;255;[.$B33]/COS([.AN$2]*0.0174533);255);0)  ;2)" office:value-type="string" office:string-value="FFFFFFFF91">
            <text:p>FFFFFFFF91</text:p>
          </table:table-cell>
          <table:table-cell table:style-name="ce3" table:formula="of:=DEC2HEX(ROUND(IF([.$B33]/COS([.AO$2]*0.0174533)&lt;255;[.$B33]/COS([.AO$2]*0.0174533);255);0)  ;2)" office:value-type="string" office:string-value="FFFFFFFF8A">
            <text:p>FFFFFFFF8A</text:p>
          </table:table-cell>
          <table:table-cell table:style-name="ce3" table:formula="of:=DEC2HEX(ROUND(IF([.$B33]/COS([.AP$2]*0.0174533)&lt;255;[.$B33]/COS([.AP$2]*0.0174533);255);0)  ;2)" office:value-type="string" office:string-value="FFFFFFFF81">
            <text:p>FFFFFFFF81</text:p>
          </table:table-cell>
          <table:table-cell table:style-name="ce3" table:formula="of:=DEC2HEX(ROUND(IF([.$B33]/COS([.AQ$2]*0.0174533)&lt;255;[.$B33]/COS([.AQ$2]*0.0174533);255);0)  ;2)" office:value-type="string" office:string-value="FFFFFFFF75">
            <text:p>FFFFFFFF75</text:p>
          </table:table-cell>
          <table:table-cell table:style-name="ce3" table:formula="of:=DEC2HEX(ROUND(IF([.$B33]/COS([.AR$2]*0.0174533)&lt;255;[.$B33]/COS([.AR$2]*0.0174533);255);0)  ;2)" office:value-type="string" office:string-value="FFFFFFFF66">
            <text:p>FFFFFFFF66</text:p>
          </table:table-cell>
          <table:table-cell table:style-name="ce3" table:formula="of:=DEC2HEX(ROUND(IF([.$B33]/COS([.AS$2]*0.0174533)&lt;255;[.$B33]/COS([.AS$2]*0.0174533);255);0)  ;2)" office:value-type="string" office:string-value="FFFFFFFF50">
            <text:p>FFFFFFFF50</text:p>
          </table:table-cell>
          <table:table-cell table:style-name="ce3" table:formula="of:=DEC2HEX(ROUND(IF([.$B33]/COS([.AT$2]*0.0174533)&lt;255;[.$B33]/COS([.AT$2]*0.0174533);255);0)  ;2)" office:value-type="string" office:string-value="FFFFFFFF30">
            <text:p>FFFFFFFF30</text:p>
          </table:table-cell>
          <table:table-cell table:style-name="ce3" table:formula="of:=DEC2HEX(ROUND(IF([.$B33]/COS([.AU$2]*0.0174533)&lt;255;[.$B33]/COS([.AU$2]*0.0174533);255);0)  ;2)" office:value-type="string" office:string-value="FFFFFFFF00">
            <text:p>FFFFFFFF00</text:p>
          </table:table-cell>
          <table:table-cell table:style-name="ce3" table:formula="of:=DEC2HEX(ROUND(IF([.$B33]/COS([.AV$2]*0.0174533)&lt;255;[.$B33]/COS([.AV$2]*0.0174533);255);0)  ;2)" office:value-type="string" office:string-value="FFFFFFFEAE">
            <text:p>FFFFFFFEAE</text:p>
          </table:table-cell>
          <table:table-cell table:style-name="ce3" table:formula="of:=DEC2HEX(ROUND(IF([.$B33]/COS([.AW$2]*0.0174533)&lt;255;[.$B33]/COS([.AW$2]*0.0174533);255);0)  ;2)" office:value-type="string" office:string-value="FFFFFFFE0A">
            <text:p>FFFFFFFE0A</text:p>
          </table:table-cell>
          <table:table-cell table:style-name="ce3" table:formula="of:=DEC2HEX(ROUND(IF([.$B33]/COS([.AX$2]*0.0174533)&lt;255;[.$B33]/COS([.AX$2]*0.0174533);255);0)  ;2)" office:value-type="string" office:string-value="FFFFFFFC18">
            <text:p>FFFFFFFC18</text:p>
          </table:table-cell>
          <table:table-cell table:style-name="ce3" table:formula="of:=DEC2HEX(ROUND(IF([.$B33]/COS([.AY$2]*0.0174533)&lt;255;[.$B33]/COS([.AY$2]*0.0174533);255);0)  ;2)" office:value-type="string" office:string-value="FF">
            <text:p>FF</text:p>
          </table:table-cell>
          <table:table-cell table:style-name="ce3" table:formula="of:=DEC2HEX(ROUND(IF([.$B33]/COS([.AZ$2]*0.0174533)&lt;255;[.$B33]/COS([.AZ$2]*0.0174533);255);0)  ;2)" office:value-type="string" office:string-value="FF">
            <text:p>FF</text:p>
          </table:table-cell>
          <table:table-cell table:style-name="ce3" table:formula="of:=DEC2HEX(ROUND(IF([.$B33]/COS([.BA$2]*0.0174533)&lt;255;[.$B33]/COS([.BA$2]*0.0174533);255);0)  ;2)" office:value-type="string" office:string-value="FF">
            <text:p>FF</text:p>
          </table:table-cell>
          <table:table-cell table:style-name="ce3" table:formula="of:=DEC2HEX(ROUND(IF([.$B33]/COS([.BB$2]*0.0174533)&lt;255;[.$B33]/COS([.BB$2]*0.0174533);255);0)  ;2)" office:value-type="string" office:string-value="FF">
            <text:p>FF</text:p>
          </table:table-cell>
          <table:table-cell table:style-name="ce3" table:formula="of:=DEC2HEX(ROUND(IF([.$B33]/COS([.BC$2]*0.0174533)&lt;255;[.$B33]/COS([.BC$2]*0.0174533);255);0)  ;2)" office:value-type="string" office:string-value="FF">
            <text:p>FF</text:p>
          </table:table-cell>
          <table:table-cell table:style-name="ce3" table:formula="of:=DEC2HEX(ROUND(IF([.$B33]/COS([.BD$2]*0.0174533)&lt;255;[.$B33]/COS([.BD$2]*0.0174533);255);0)  ;2)" office:value-type="string" office:string-value="D0">
            <text:p>D0</text:p>
          </table:table-cell>
          <table:table-cell table:style-name="ce3" table:formula="of:=DEC2HEX(ROUND(IF([.$B33]/COS([.BE$2]*0.0174533)&lt;255;[.$B33]/COS([.BE$2]*0.0174533);255);0)  ;2)" office:value-type="string" office:string-value="B0">
            <text:p>B0</text:p>
          </table:table-cell>
          <table:table-cell table:style-name="ce3" table:formula="of:=DEC2HEX(ROUND(IF([.$B33]/COS([.BF$2]*0.0174533)&lt;255;[.$B33]/COS([.BF$2]*0.0174533);255);0)  ;2)" office:value-type="string" office:string-value="9A">
            <text:p>9A</text:p>
          </table:table-cell>
          <table:table-cell table:style-name="ce3" table:formula="of:=DEC2HEX(ROUND(IF([.$B33]/COS([.BG$2]*0.0174533)&lt;255;[.$B33]/COS([.BG$2]*0.0174533);255);0)  ;2)" office:value-type="string" office:string-value="8B">
            <text:p>8B</text:p>
          </table:table-cell>
          <table:table-cell table:style-name="ce3" table:formula="of:=DEC2HEX(ROUND(IF([.$B33]/COS([.BH$2]*0.0174533)&lt;255;[.$B33]/COS([.BH$2]*0.0174533);255);0)  ;2)" office:value-type="string" office:string-value="7F">
            <text:p>7F</text:p>
          </table:table-cell>
          <table:table-cell table:style-name="ce3" table:formula="of:=DEC2HEX(ROUND(IF([.$B33]/COS([.BI$2]*0.0174533)&lt;255;[.$B33]/COS([.BI$2]*0.0174533);255);0)  ;2)" office:value-type="string" office:string-value="76">
            <text:p>76</text:p>
          </table:table-cell>
          <table:table-cell table:style-name="ce3" table:formula="of:=DEC2HEX(ROUND(IF([.$B33]/COS([.BJ$2]*0.0174533)&lt;255;[.$B33]/COS([.BJ$2]*0.0174533);255);0)  ;2)" office:value-type="string" office:string-value="6F">
            <text:p>6F</text:p>
          </table:table-cell>
          <table:table-cell table:style-name="ce3" table:formula="of:=DEC2HEX(ROUND(IF([.$B33]/COS([.BK$2]*0.0174533)&lt;255;[.$B33]/COS([.BK$2]*0.0174533);255);0)  ;2)" office:value-type="string" office:string-value="6A">
            <text:p>6A</text:p>
          </table:table-cell>
          <table:table-cell table:style-name="ce3" table:formula="of:=DEC2HEX(ROUND(IF([.$B33]/COS([.BL$2]*0.0174533)&lt;255;[.$B33]/COS([.BL$2]*0.0174533);255);0)  ;2)" office:value-type="string" office:string-value="66">
            <text:p>66</text:p>
          </table:table-cell>
          <table:table-cell table:style-name="ce3" table:formula="of:=DEC2HEX(ROUND(IF([.$B33]/COS([.BM$2]*0.0174533)&lt;255;[.$B33]/COS([.BM$2]*0.0174533);255);0)  ;2)" office:value-type="string" office:string-value="64">
            <text:p>64</text:p>
          </table:table-cell>
          <table:table-cell table:style-name="ce3" table:formula="of:=DEC2HEX(ROUND(IF([.$B33]/COS([.BN$2]*0.0174533)&lt;255;[.$B33]/COS([.BN$2]*0.0174533);255);0)  ;2)" office:value-type="string" office:string-value="62">
            <text:p>62</text:p>
          </table:table-cell>
          <table:table-cell table:style-name="ce3" table:formula="of:=DEC2HEX(ROUND(IF([.$B33]/COS([.BO$2]*0.0174533)&lt;255;[.$B33]/COS([.BO$2]*0.0174533);255);0)  ;2)" office:value-type="string" office:string-value="62">
            <text:p>62</text:p>
          </table:table-cell>
          <table:table-cell table:style-name="ce3" table:formula="of:=DEC2HEX(ROUND(IF([.$B33]/COS([.BP$2]*0.0174533)&lt;255;[.$B33]/COS([.BP$2]*0.0174533);255);0)  ;2)" office:value-type="string" office:string-value="62">
            <text:p>62</text:p>
          </table:table-cell>
          <table:table-cell table:style-name="ce3" table:formula="of:=DEC2HEX(ROUND(IF([.$B33]/COS([.BQ$2]*0.0174533)&lt;255;[.$B33]/COS([.BQ$2]*0.0174533);255);0)  ;2)" office:value-type="string" office:string-value="64">
            <text:p>64</text:p>
          </table:table-cell>
          <table:table-cell table:style-name="ce3" table:formula="of:=DEC2HEX(ROUND(IF([.$B33]/COS([.BR$2]*0.0174533)&lt;255;[.$B33]/COS([.BR$2]*0.0174533);255);0)  ;2)" office:value-type="string" office:string-value="66">
            <text:p>66</text:p>
          </table:table-cell>
          <table:table-cell table:style-name="ce3" table:formula="of:=DEC2HEX(ROUND(IF([.$B33]/COS([.BS$2]*0.0174533)&lt;255;[.$B33]/COS([.BS$2]*0.0174533);255);0)  ;2)" office:value-type="string" office:string-value="6A">
            <text:p>6A</text:p>
          </table:table-cell>
          <table:table-cell table:style-name="ce3" table:formula="of:=DEC2HEX(ROUND(IF([.$B33]/COS([.BT$2]*0.0174533)&lt;255;[.$B33]/COS([.BT$2]*0.0174533);255);0)  ;2)" office:value-type="string" office:string-value="6F">
            <text:p>6F</text:p>
          </table:table-cell>
          <table:table-cell table:style-name="ce3" table:formula="of:=DEC2HEX(ROUND(IF([.$B33]/COS([.BU$2]*0.0174533)&lt;255;[.$B33]/COS([.BU$2]*0.0174533);255);0)  ;2)" office:value-type="string" office:string-value="76">
            <text:p>76</text:p>
          </table:table-cell>
          <table:table-cell table:style-name="ce3" table:formula="of:=DEC2HEX(ROUND(IF([.$B33]/COS([.BV$2]*0.0174533)&lt;255;[.$B33]/COS([.BV$2]*0.0174533);255);0)  ;2)" office:value-type="string" office:string-value="7F">
            <text:p>7F</text:p>
          </table:table-cell>
          <table:table-cell table:style-name="ce3" table:formula="of:=DEC2HEX(ROUND(IF([.$B33]/COS([.BW$2]*0.0174533)&lt;255;[.$B33]/COS([.BW$2]*0.0174533);255);0)  ;2)" office:value-type="string" office:string-value="8B">
            <text:p>8B</text:p>
          </table:table-cell>
          <table:table-cell table:style-name="ce3" table:formula="of:=DEC2HEX(ROUND(IF([.$B33]/COS([.BX$2]*0.0174533)&lt;255;[.$B33]/COS([.BX$2]*0.0174533);255);0)  ;2)" office:value-type="string" office:string-value="9A">
            <text:p>9A</text:p>
          </table:table-cell>
          <table:table-cell table:style-name="ce3" table:formula="of:=DEC2HEX(ROUND(IF([.$B33]/COS([.BY$2]*0.0174533)&lt;255;[.$B33]/COS([.BY$2]*0.0174533);255);0)  ;2)" office:value-type="string" office:string-value="B0">
            <text:p>B0</text:p>
          </table:table-cell>
          <table:table-cell table:style-name="ce3" table:formula="of:=DEC2HEX(ROUND(IF([.$B33]/COS([.BZ$2]*0.0174533)&lt;255;[.$B33]/COS([.BZ$2]*0.0174533);255);0)  ;2)" office:value-type="string" office:string-value="D0">
            <text:p>D0</text:p>
          </table:table-cell>
          <table:table-cell table:style-name="ce3" table:formula="of:=DEC2HEX(ROUND(IF([.$B33]/COS([.CA$2]*0.0174533)&lt;255;[.$B33]/COS([.CA$2]*0.0174533);255);0)  ;2)" office:value-type="string" office:string-value="FF">
            <text:p>FF</text:p>
          </table:table-cell>
          <table:table-cell table:style-name="ce3" table:formula="of:=DEC2HEX(ROUND(IF([.$B33]/COS([.CB$2]*0.0174533)&lt;255;[.$B33]/COS([.CB$2]*0.0174533);255);0)  ;2)" office:value-type="string" office:string-value="FF">
            <text:p>FF</text:p>
          </table:table-cell>
          <table:table-cell table:style-name="ce3" table:formula="of:=DEC2HEX(ROUND(IF([.$B33]/COS([.CC$2]*0.0174533)&lt;255;[.$B3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3]+1" office:value-type="float" office:value="30">
            <text:p>30</text:p>
          </table:table-cell>
          <table:table-cell table:style-name="ce2" table:formula="of:=[.B33]-1" office:value-type="float" office:value="97">
            <text:p>97</text:p>
          </table:table-cell>
          <table:table-cell table:formula="of:=DEC2HEX(ROUND(IF([.$B34]/[.C$3]&lt;127;127-[.$B34]/[.C$3];0) ;0) ;2)" office:value-type="string" office:string-value="1E">
            <text:p>1E</text:p>
          </table:table-cell>
          <table:table-cell table:formula="of:=DEC2HEX(ROUND(IF([.$B34]/[.D$3]&lt;127;127-[.$B34]/[.D$3];0) ;0) ;2)" office:value-type="string" office:string-value="1E">
            <text:p>1E</text:p>
          </table:table-cell>
          <table:table-cell table:formula="of:=DEC2HEX(ROUND(IF([.$B34]/[.E$3]&lt;127;127-[.$B34]/[.E$3];0) ;0) ;2)" office:value-type="string" office:string-value="1C">
            <text:p>1C</text:p>
          </table:table-cell>
          <table:table-cell table:formula="of:=DEC2HEX(ROUND(IF([.$B34]/[.F$3]&lt;127;127-[.$B34]/[.F$3];0) ;0) ;2)" office:value-type="string" office:string-value="1A">
            <text:p>1A</text:p>
          </table:table-cell>
          <table:table-cell table:formula="of:=DEC2HEX(ROUND(IF([.$B34]/[.G$3]&lt;127;127-[.$B34]/[.G$3];0) ;0) ;2)" office:value-type="string" office:string-value="16">
            <text:p>16</text:p>
          </table:table-cell>
          <table:table-cell table:formula="of:=DEC2HEX(ROUND(IF([.$B34]/[.H$3]&lt;127;127-[.$B34]/[.H$3];0) ;0) ;2)" office:value-type="string" office:string-value="11">
            <text:p>11</text:p>
          </table:table-cell>
          <table:table-cell table:formula="of:=DEC2HEX(ROUND(IF([.$B34]/[.I$3]&lt;127;127-[.$B34]/[.I$3];0) ;0) ;2)" office:value-type="string" office:string-value="0A">
            <text:p>0A</text:p>
          </table:table-cell>
          <table:table-cell table:formula="of:=DEC2HEX(ROUND(IF([.$B34]/[.J$3]&lt;127;127-[.$B34]/[.J$3];0) ;0) ;2)" office:value-type="string" office:string-value="02">
            <text:p>02</text:p>
          </table:table-cell>
          <table:table-cell table:formula="of:=DEC2HEX(ROUND(IF([.$B34]/[.K$3]&lt;127;127-[.$B34]/[.K$3];0) ;0) ;2)" office:value-type="string" office:string-value="00">
            <text:p>00</text:p>
          </table:table-cell>
          <table:table-cell table:formula="of:=DEC2HEX(ROUND(IF([.$B34]/[.L$3]&lt;127;127-[.$B34]/[.L$3];0) ;0) ;2)" office:value-type="string" office:string-value="00">
            <text:p>00</text:p>
          </table:table-cell>
          <table:table-cell table:style-name="ce3" table:formula="of:=DEC2HEX(ROUND(IF([.$B34]/[.M$3]&lt;127;127-[.$B34]/[.M$3];0) ;0) ;2)" office:value-type="string" office:string-value="00">
            <text:p>00</text:p>
          </table:table-cell>
          <table:table-cell table:style-name="ce3" table:formula="of:=DEC2HEX(ROUND(IF([.$B34]/[.N$3]&lt;127;127-[.$B34]/[.N$3];0) ;0) ;2)" office:value-type="string" office:string-value="00">
            <text:p>00</text:p>
          </table:table-cell>
          <table:table-cell table:style-name="ce3" table:formula="of:=DEC2HEX(ROUND(IF([.$B34]/[.O$3]&lt;127;127-[.$B34]/[.O$3];0) ;0) ;2)" office:value-type="string" office:string-value="00">
            <text:p>00</text:p>
          </table:table-cell>
          <table:table-cell table:style-name="ce3" table:formula="of:=DEC2HEX(ROUND(IF([.$B34]/[.P$3]&lt;127;127-[.$B34]/[.P$3];0) ;0) ;2)" office:value-type="string" office:string-value="00">
            <text:p>00</text:p>
          </table:table-cell>
          <table:table-cell table:style-name="ce3" table:formula="of:=DEC2HEX(ROUND(IF([.$B34]/[.Q$3]&lt;127;127-[.$B34]/[.Q$3];0) ;0) ;2)" office:value-type="string" office:string-value="00">
            <text:p>00</text:p>
          </table:table-cell>
          <table:table-cell table:style-name="ce3" table:formula="of:=DEC2HEX(ROUND(IF([.$B34]/[.R$3]&lt;127;127-[.$B34]/[.R$3];0) ;0) ;2)" office:value-type="string" office:string-value="00">
            <text:p>00</text:p>
          </table:table-cell>
          <table:table-cell table:style-name="ce3" table:formula="of:=DEC2HEX(ROUND(IF([.$B34]/[.S$3]&lt;127;[.$B34]/[.S$3];127) ;0) ;2)" office:value-type="float" office:value="0">
            <text:p>#ДЕЛ/0!</text:p>
          </table:table-cell>
          <table:table-cell table:style-name="ce3" table:formula="of:=DEC2HEX(ROUND(IF([.$B34]/[.T$3]&lt;127;[.$B34]/[.T$3];127) ;0) ;2)" office:value-type="string" office:string-value="FFFFFFFC22">
            <text:p>FFFFFFFC22</text:p>
          </table:table-cell>
          <table:table-cell table:style-name="ce3" table:formula="of:=DEC2HEX(ROUND(IF([.$B34]/[.U$3]&lt;127;[.$B34]/[.U$3];127) ;0) ;2)" office:value-type="string" office:string-value="FFFFFFFE0F">
            <text:p>FFFFFFFE0F</text:p>
          </table:table-cell>
          <table:table-cell table:style-name="ce3" table:formula="of:=DEC2HEX(ROUND(IF([.$B34]/[.V$3]&lt;127;[.$B34]/[.V$3];127) ;0) ;2)" office:value-type="string" office:string-value="FFFFFFFEB2">
            <text:p>FFFFFFFEB2</text:p>
          </table:table-cell>
          <table:table-cell table:style-name="ce3" table:formula="of:=DEC2HEX(ROUND(IF([.$B34]/[.W$3]&lt;127;[.$B34]/[.W$3];127) ;0) ;2)" office:value-type="string" office:string-value="FFFFFFFF03">
            <text:p>FFFFFFFF03</text:p>
          </table:table-cell>
          <table:table-cell table:style-name="ce3" table:formula="of:=DEC2HEX(ROUND(IF([.$B34]/[.X$3]&lt;127;[.$B34]/[.X$3];127) ;0) ;2)" office:value-type="string" office:string-value="FFFFFFFF32">
            <text:p>FFFFFFFF32</text:p>
          </table:table-cell>
          <table:table-cell table:style-name="ce3" table:formula="of:=DEC2HEX(ROUND(IF([.$B34]/[.Y$3]&lt;127;[.$B34]/[.Y$3];127) ;0) ;2)" office:value-type="string" office:string-value="FFFFFFFF52">
            <text:p>FFFFFFFF52</text:p>
          </table:table-cell>
          <table:table-cell table:style-name="ce3" table:formula="of:=DEC2HEX(ROUND(IF([.$B34]/[.Z$3]&lt;127;[.$B34]/[.Z$3];127) ;0) ;2)" office:value-type="string" office:string-value="FFFFFFFF67">
            <text:p>FFFFFFFF67</text:p>
          </table:table-cell>
          <table:table-cell table:style-name="ce3" table:formula="of:=DEC2HEX(ROUND(IF([.$B34]/[.AA$3]&lt;127;[.$B34]/[.AA$3];127) ;0) ;2)" office:value-type="string" office:string-value="FFFFFFFF77">
            <text:p>FFFFFFFF77</text:p>
          </table:table-cell>
          <table:table-cell table:style-name="ce3" table:formula="of:=DEC2HEX(ROUND(IF([.$B34]/[.AB$3]&lt;127;[.$B34]/[.AB$3];127) ;0) ;2)" office:value-type="string" office:string-value="FFFFFFFF83">
            <text:p>FFFFFFFF83</text:p>
          </table:table-cell>
          <table:table-cell table:style-name="ce3" table:formula="of:=DEC2HEX(ROUND(IF([.$B34]/[.AC$3]&lt;127;[.$B34]/[.AC$3];127) ;0) ;2)" office:value-type="string" office:string-value="FFFFFFFF8B">
            <text:p>FFFFFFFF8B</text:p>
          </table:table-cell>
          <table:table-cell table:style-name="ce3" table:formula="of:=DEC2HEX(ROUND(IF([.$B34]/[.AD$3]&lt;127;[.$B34]/[.AD$3];127) ;0) ;2)" office:value-type="string" office:string-value="FFFFFFFF92">
            <text:p>FFFFFFFF92</text:p>
          </table:table-cell>
          <table:table-cell table:style-name="ce3" table:formula="of:=DEC2HEX(ROUND(IF([.$B34]/[.AE$3]&lt;127;[.$B34]/[.AE$3];127) ;0) ;2)" office:value-type="string" office:string-value="FFFFFFFF97">
            <text:p>FFFFFFFF97</text:p>
          </table:table-cell>
          <table:table-cell table:style-name="ce3" table:formula="of:=DEC2HEX(ROUND(IF([.$B34]/[.AF$3]&lt;127;[.$B34]/[.AF$3];127) ;0) ;2)" office:value-type="string" office:string-value="FFFFFFFF9B">
            <text:p>FFFFFFFF9B</text:p>
          </table:table-cell>
          <table:table-cell table:style-name="ce3" table:formula="of:=DEC2HEX(ROUND(IF([.$B34]/[.AG$3]&lt;127;[.$B34]/[.AG$3];127) ;0) ;2)" office:value-type="string" office:string-value="FFFFFFFF9D">
            <text:p>FFFFFFFF9D</text:p>
          </table:table-cell>
          <table:table-cell table:style-name="ce3" table:formula="of:=DEC2HEX(ROUND(IF([.$B34]/[.AH$3]&lt;127;[.$B34]/[.AH$3];127) ;0) ;2)" office:value-type="string" office:string-value="FFFFFFFF9F">
            <text:p>FFFFFFFF9F</text:p>
          </table:table-cell>
          <table:table-cell table:style-name="ce3" table:formula="of:=DEC2HEX(ROUND(IF([.$B34]/[.AI$3]&lt;255;[.$B34]/[.AI$3];255) ;0) ;2)" office:value-type="string" office:string-value="FFFFFFFF9F">
            <text:p>FFFFFFFF9F</text:p>
          </table:table-cell>
          <table:table-cell table:style-name="ce3" table:formula="of:=DEC2HEX(ROUND(IF([.$B34]/COS([.AJ$2]*0.0174533)&lt;255;[.$B34]/COS([.AJ$2]*0.0174533);255);0)  ;2)" office:value-type="string" office:string-value="FFFFFFFF9F">
            <text:p>FFFFFFFF9F</text:p>
          </table:table-cell>
          <table:table-cell table:style-name="ce3" table:formula="of:=DEC2HEX(ROUND(IF([.$B34]/COS([.AK$2]*0.0174533)&lt;255;[.$B34]/COS([.AK$2]*0.0174533);255);0)  ;2)" office:value-type="string" office:string-value="FFFFFFFF9D">
            <text:p>FFFFFFFF9D</text:p>
          </table:table-cell>
          <table:table-cell table:style-name="ce3" table:formula="of:=DEC2HEX(ROUND(IF([.$B34]/COS([.AL$2]*0.0174533)&lt;255;[.$B34]/COS([.AL$2]*0.0174533);255);0)  ;2)" office:value-type="string" office:string-value="FFFFFFFF9B">
            <text:p>FFFFFFFF9B</text:p>
          </table:table-cell>
          <table:table-cell table:style-name="ce3" table:formula="of:=DEC2HEX(ROUND(IF([.$B34]/COS([.AM$2]*0.0174533)&lt;255;[.$B34]/COS([.AM$2]*0.0174533);255);0)  ;2)" office:value-type="string" office:string-value="FFFFFFFF97">
            <text:p>FFFFFFFF97</text:p>
          </table:table-cell>
          <table:table-cell table:style-name="ce3" table:formula="of:=DEC2HEX(ROUND(IF([.$B34]/COS([.AN$2]*0.0174533)&lt;255;[.$B34]/COS([.AN$2]*0.0174533);255);0)  ;2)" office:value-type="string" office:string-value="FFFFFFFF92">
            <text:p>FFFFFFFF92</text:p>
          </table:table-cell>
          <table:table-cell table:style-name="ce3" table:formula="of:=DEC2HEX(ROUND(IF([.$B34]/COS([.AO$2]*0.0174533)&lt;255;[.$B34]/COS([.AO$2]*0.0174533);255);0)  ;2)" office:value-type="string" office:string-value="FFFFFFFF8B">
            <text:p>FFFFFFFF8B</text:p>
          </table:table-cell>
          <table:table-cell table:style-name="ce3" table:formula="of:=DEC2HEX(ROUND(IF([.$B34]/COS([.AP$2]*0.0174533)&lt;255;[.$B34]/COS([.AP$2]*0.0174533);255);0)  ;2)" office:value-type="string" office:string-value="FFFFFFFF83">
            <text:p>FFFFFFFF83</text:p>
          </table:table-cell>
          <table:table-cell table:style-name="ce3" table:formula="of:=DEC2HEX(ROUND(IF([.$B34]/COS([.AQ$2]*0.0174533)&lt;255;[.$B34]/COS([.AQ$2]*0.0174533);255);0)  ;2)" office:value-type="string" office:string-value="FFFFFFFF77">
            <text:p>FFFFFFFF77</text:p>
          </table:table-cell>
          <table:table-cell table:style-name="ce3" table:formula="of:=DEC2HEX(ROUND(IF([.$B34]/COS([.AR$2]*0.0174533)&lt;255;[.$B34]/COS([.AR$2]*0.0174533);255);0)  ;2)" office:value-type="string" office:string-value="FFFFFFFF67">
            <text:p>FFFFFFFF67</text:p>
          </table:table-cell>
          <table:table-cell table:style-name="ce3" table:formula="of:=DEC2HEX(ROUND(IF([.$B34]/COS([.AS$2]*0.0174533)&lt;255;[.$B34]/COS([.AS$2]*0.0174533);255);0)  ;2)" office:value-type="string" office:string-value="FFFFFFFF51">
            <text:p>FFFFFFFF51</text:p>
          </table:table-cell>
          <table:table-cell table:style-name="ce3" table:formula="of:=DEC2HEX(ROUND(IF([.$B34]/COS([.AT$2]*0.0174533)&lt;255;[.$B34]/COS([.AT$2]*0.0174533);255);0)  ;2)" office:value-type="string" office:string-value="FFFFFFFF32">
            <text:p>FFFFFFFF32</text:p>
          </table:table-cell>
          <table:table-cell table:style-name="ce3" table:formula="of:=DEC2HEX(ROUND(IF([.$B34]/COS([.AU$2]*0.0174533)&lt;255;[.$B34]/COS([.AU$2]*0.0174533);255);0)  ;2)" office:value-type="string" office:string-value="FFFFFFFF03">
            <text:p>FFFFFFFF03</text:p>
          </table:table-cell>
          <table:table-cell table:style-name="ce3" table:formula="of:=DEC2HEX(ROUND(IF([.$B34]/COS([.AV$2]*0.0174533)&lt;255;[.$B34]/COS([.AV$2]*0.0174533);255);0)  ;2)" office:value-type="string" office:string-value="FFFFFFFEB2">
            <text:p>FFFFFFFEB2</text:p>
          </table:table-cell>
          <table:table-cell table:style-name="ce3" table:formula="of:=DEC2HEX(ROUND(IF([.$B34]/COS([.AW$2]*0.0174533)&lt;255;[.$B34]/COS([.AW$2]*0.0174533);255);0)  ;2)" office:value-type="string" office:string-value="FFFFFFFE0F">
            <text:p>FFFFFFFE0F</text:p>
          </table:table-cell>
          <table:table-cell table:style-name="ce3" table:formula="of:=DEC2HEX(ROUND(IF([.$B34]/COS([.AX$2]*0.0174533)&lt;255;[.$B34]/COS([.AX$2]*0.0174533);255);0)  ;2)" office:value-type="string" office:string-value="FFFFFFFC22">
            <text:p>FFFFFFFC22</text:p>
          </table:table-cell>
          <table:table-cell table:style-name="ce3" table:formula="of:=DEC2HEX(ROUND(IF([.$B34]/COS([.AY$2]*0.0174533)&lt;255;[.$B34]/COS([.AY$2]*0.0174533);255);0)  ;2)" office:value-type="string" office:string-value="FF">
            <text:p>FF</text:p>
          </table:table-cell>
          <table:table-cell table:style-name="ce3" table:formula="of:=DEC2HEX(ROUND(IF([.$B34]/COS([.AZ$2]*0.0174533)&lt;255;[.$B34]/COS([.AZ$2]*0.0174533);255);0)  ;2)" office:value-type="string" office:string-value="FF">
            <text:p>FF</text:p>
          </table:table-cell>
          <table:table-cell table:style-name="ce3" table:formula="of:=DEC2HEX(ROUND(IF([.$B34]/COS([.BA$2]*0.0174533)&lt;255;[.$B34]/COS([.BA$2]*0.0174533);255);0)  ;2)" office:value-type="string" office:string-value="FF">
            <text:p>FF</text:p>
          </table:table-cell>
          <table:table-cell table:style-name="ce3" table:formula="of:=DEC2HEX(ROUND(IF([.$B34]/COS([.BB$2]*0.0174533)&lt;255;[.$B34]/COS([.BB$2]*0.0174533);255);0)  ;2)" office:value-type="string" office:string-value="FF">
            <text:p>FF</text:p>
          </table:table-cell>
          <table:table-cell table:style-name="ce3" table:formula="of:=DEC2HEX(ROUND(IF([.$B34]/COS([.BC$2]*0.0174533)&lt;255;[.$B34]/COS([.BC$2]*0.0174533);255);0)  ;2)" office:value-type="string" office:string-value="FD">
            <text:p>FD</text:p>
          </table:table-cell>
          <table:table-cell table:style-name="ce3" table:formula="of:=DEC2HEX(ROUND(IF([.$B34]/COS([.BD$2]*0.0174533)&lt;255;[.$B34]/COS([.BD$2]*0.0174533);255);0)  ;2)" office:value-type="string" office:string-value="CE">
            <text:p>CE</text:p>
          </table:table-cell>
          <table:table-cell table:style-name="ce3" table:formula="of:=DEC2HEX(ROUND(IF([.$B34]/COS([.BE$2]*0.0174533)&lt;255;[.$B34]/COS([.BE$2]*0.0174533);255);0)  ;2)" office:value-type="string" office:string-value="AF">
            <text:p>AF</text:p>
          </table:table-cell>
          <table:table-cell table:style-name="ce3" table:formula="of:=DEC2HEX(ROUND(IF([.$B34]/COS([.BF$2]*0.0174533)&lt;255;[.$B34]/COS([.BF$2]*0.0174533);255);0)  ;2)" office:value-type="string" office:string-value="99">
            <text:p>99</text:p>
          </table:table-cell>
          <table:table-cell table:style-name="ce3" table:formula="of:=DEC2HEX(ROUND(IF([.$B34]/COS([.BG$2]*0.0174533)&lt;255;[.$B34]/COS([.BG$2]*0.0174533);255);0)  ;2)" office:value-type="string" office:string-value="89">
            <text:p>89</text:p>
          </table:table-cell>
          <table:table-cell table:style-name="ce3" table:formula="of:=DEC2HEX(ROUND(IF([.$B34]/COS([.BH$2]*0.0174533)&lt;255;[.$B34]/COS([.BH$2]*0.0174533);255);0)  ;2)" office:value-type="string" office:string-value="7D">
            <text:p>7D</text:p>
          </table:table-cell>
          <table:table-cell table:style-name="ce3" table:formula="of:=DEC2HEX(ROUND(IF([.$B34]/COS([.BI$2]*0.0174533)&lt;255;[.$B34]/COS([.BI$2]*0.0174533);255);0)  ;2)" office:value-type="string" office:string-value="75">
            <text:p>75</text:p>
          </table:table-cell>
          <table:table-cell table:style-name="ce3" table:formula="of:=DEC2HEX(ROUND(IF([.$B34]/COS([.BJ$2]*0.0174533)&lt;255;[.$B34]/COS([.BJ$2]*0.0174533);255);0)  ;2)" office:value-type="string" office:string-value="6E">
            <text:p>6E</text:p>
          </table:table-cell>
          <table:table-cell table:style-name="ce3" table:formula="of:=DEC2HEX(ROUND(IF([.$B34]/COS([.BK$2]*0.0174533)&lt;255;[.$B34]/COS([.BK$2]*0.0174533);255);0)  ;2)" office:value-type="string" office:string-value="69">
            <text:p>69</text:p>
          </table:table-cell>
          <table:table-cell table:style-name="ce3" table:formula="of:=DEC2HEX(ROUND(IF([.$B34]/COS([.BL$2]*0.0174533)&lt;255;[.$B34]/COS([.BL$2]*0.0174533);255);0)  ;2)" office:value-type="string" office:string-value="65">
            <text:p>65</text:p>
          </table:table-cell>
          <table:table-cell table:style-name="ce3" table:formula="of:=DEC2HEX(ROUND(IF([.$B34]/COS([.BM$2]*0.0174533)&lt;255;[.$B34]/COS([.BM$2]*0.0174533);255);0)  ;2)" office:value-type="string" office:string-value="63">
            <text:p>63</text:p>
          </table:table-cell>
          <table:table-cell table:style-name="ce3" table:formula="of:=DEC2HEX(ROUND(IF([.$B34]/COS([.BN$2]*0.0174533)&lt;255;[.$B34]/COS([.BN$2]*0.0174533);255);0)  ;2)" office:value-type="string" office:string-value="61">
            <text:p>61</text:p>
          </table:table-cell>
          <table:table-cell table:style-name="ce3" table:formula="of:=DEC2HEX(ROUND(IF([.$B34]/COS([.BO$2]*0.0174533)&lt;255;[.$B34]/COS([.BO$2]*0.0174533);255);0)  ;2)" office:value-type="string" office:string-value="61">
            <text:p>61</text:p>
          </table:table-cell>
          <table:table-cell table:style-name="ce3" table:formula="of:=DEC2HEX(ROUND(IF([.$B34]/COS([.BP$2]*0.0174533)&lt;255;[.$B34]/COS([.BP$2]*0.0174533);255);0)  ;2)" office:value-type="string" office:string-value="61">
            <text:p>61</text:p>
          </table:table-cell>
          <table:table-cell table:style-name="ce3" table:formula="of:=DEC2HEX(ROUND(IF([.$B34]/COS([.BQ$2]*0.0174533)&lt;255;[.$B34]/COS([.BQ$2]*0.0174533);255);0)  ;2)" office:value-type="string" office:string-value="63">
            <text:p>63</text:p>
          </table:table-cell>
          <table:table-cell table:style-name="ce3" table:formula="of:=DEC2HEX(ROUND(IF([.$B34]/COS([.BR$2]*0.0174533)&lt;255;[.$B34]/COS([.BR$2]*0.0174533);255);0)  ;2)" office:value-type="string" office:string-value="65">
            <text:p>65</text:p>
          </table:table-cell>
          <table:table-cell table:style-name="ce3" table:formula="of:=DEC2HEX(ROUND(IF([.$B34]/COS([.BS$2]*0.0174533)&lt;255;[.$B34]/COS([.BS$2]*0.0174533);255);0)  ;2)" office:value-type="string" office:string-value="69">
            <text:p>69</text:p>
          </table:table-cell>
          <table:table-cell table:style-name="ce3" table:formula="of:=DEC2HEX(ROUND(IF([.$B34]/COS([.BT$2]*0.0174533)&lt;255;[.$B34]/COS([.BT$2]*0.0174533);255);0)  ;2)" office:value-type="string" office:string-value="6E">
            <text:p>6E</text:p>
          </table:table-cell>
          <table:table-cell table:style-name="ce3" table:formula="of:=DEC2HEX(ROUND(IF([.$B34]/COS([.BU$2]*0.0174533)&lt;255;[.$B34]/COS([.BU$2]*0.0174533);255);0)  ;2)" office:value-type="string" office:string-value="75">
            <text:p>75</text:p>
          </table:table-cell>
          <table:table-cell table:style-name="ce3" table:formula="of:=DEC2HEX(ROUND(IF([.$B34]/COS([.BV$2]*0.0174533)&lt;255;[.$B34]/COS([.BV$2]*0.0174533);255);0)  ;2)" office:value-type="string" office:string-value="7D">
            <text:p>7D</text:p>
          </table:table-cell>
          <table:table-cell table:style-name="ce3" table:formula="of:=DEC2HEX(ROUND(IF([.$B34]/COS([.BW$2]*0.0174533)&lt;255;[.$B34]/COS([.BW$2]*0.0174533);255);0)  ;2)" office:value-type="string" office:string-value="89">
            <text:p>89</text:p>
          </table:table-cell>
          <table:table-cell table:style-name="ce3" table:formula="of:=DEC2HEX(ROUND(IF([.$B34]/COS([.BX$2]*0.0174533)&lt;255;[.$B34]/COS([.BX$2]*0.0174533);255);0)  ;2)" office:value-type="string" office:string-value="99">
            <text:p>99</text:p>
          </table:table-cell>
          <table:table-cell table:style-name="ce3" table:formula="of:=DEC2HEX(ROUND(IF([.$B34]/COS([.BY$2]*0.0174533)&lt;255;[.$B34]/COS([.BY$2]*0.0174533);255);0)  ;2)" office:value-type="string" office:string-value="AF">
            <text:p>AF</text:p>
          </table:table-cell>
          <table:table-cell table:style-name="ce3" table:formula="of:=DEC2HEX(ROUND(IF([.$B34]/COS([.BZ$2]*0.0174533)&lt;255;[.$B34]/COS([.BZ$2]*0.0174533);255);0)  ;2)" office:value-type="string" office:string-value="CE">
            <text:p>CE</text:p>
          </table:table-cell>
          <table:table-cell table:style-name="ce3" table:formula="of:=DEC2HEX(ROUND(IF([.$B34]/COS([.CA$2]*0.0174533)&lt;255;[.$B34]/COS([.CA$2]*0.0174533);255);0)  ;2)" office:value-type="string" office:string-value="FD">
            <text:p>FD</text:p>
          </table:table-cell>
          <table:table-cell table:style-name="ce3" table:formula="of:=DEC2HEX(ROUND(IF([.$B34]/COS([.CB$2]*0.0174533)&lt;255;[.$B34]/COS([.CB$2]*0.0174533);255);0)  ;2)" office:value-type="string" office:string-value="FF">
            <text:p>FF</text:p>
          </table:table-cell>
          <table:table-cell table:style-name="ce3" table:formula="of:=DEC2HEX(ROUND(IF([.$B34]/COS([.CC$2]*0.0174533)&lt;255;[.$B3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4]+1" office:value-type="float" office:value="31">
            <text:p>31</text:p>
          </table:table-cell>
          <table:table-cell table:style-name="ce2" table:formula="of:=[.B34]-1" office:value-type="float" office:value="96">
            <text:p>96</text:p>
          </table:table-cell>
          <table:table-cell table:formula="of:=DEC2HEX(ROUND(IF([.$B35]/[.C$3]&lt;127;127-[.$B35]/[.C$3];0) ;0) ;2)" office:value-type="string" office:string-value="1F">
            <text:p>1F</text:p>
          </table:table-cell>
          <table:table-cell table:formula="of:=DEC2HEX(ROUND(IF([.$B35]/[.D$3]&lt;127;127-[.$B35]/[.D$3];0) ;0) ;2)" office:value-type="string" office:string-value="1F">
            <text:p>1F</text:p>
          </table:table-cell>
          <table:table-cell table:formula="of:=DEC2HEX(ROUND(IF([.$B35]/[.E$3]&lt;127;127-[.$B35]/[.E$3];0) ;0) ;2)" office:value-type="string" office:string-value="1D">
            <text:p>1D</text:p>
          </table:table-cell>
          <table:table-cell table:formula="of:=DEC2HEX(ROUND(IF([.$B35]/[.F$3]&lt;127;127-[.$B35]/[.F$3];0) ;0) ;2)" office:value-type="string" office:string-value="1B">
            <text:p>1B</text:p>
          </table:table-cell>
          <table:table-cell table:formula="of:=DEC2HEX(ROUND(IF([.$B35]/[.G$3]&lt;127;127-[.$B35]/[.G$3];0) ;0) ;2)" office:value-type="string" office:string-value="17">
            <text:p>17</text:p>
          </table:table-cell>
          <table:table-cell table:formula="of:=DEC2HEX(ROUND(IF([.$B35]/[.H$3]&lt;127;127-[.$B35]/[.H$3];0) ;0) ;2)" office:value-type="string" office:string-value="12">
            <text:p>12</text:p>
          </table:table-cell>
          <table:table-cell table:formula="of:=DEC2HEX(ROUND(IF([.$B35]/[.I$3]&lt;127;127-[.$B35]/[.I$3];0) ;0) ;2)" office:value-type="string" office:string-value="0B">
            <text:p>0B</text:p>
          </table:table-cell>
          <table:table-cell table:formula="of:=DEC2HEX(ROUND(IF([.$B35]/[.J$3]&lt;127;127-[.$B35]/[.J$3];0) ;0) ;2)" office:value-type="string" office:string-value="03">
            <text:p>03</text:p>
          </table:table-cell>
          <table:table-cell table:formula="of:=DEC2HEX(ROUND(IF([.$B35]/[.K$3]&lt;127;127-[.$B35]/[.K$3];0) ;0) ;2)" office:value-type="string" office:string-value="00">
            <text:p>00</text:p>
          </table:table-cell>
          <table:table-cell table:formula="of:=DEC2HEX(ROUND(IF([.$B35]/[.L$3]&lt;127;127-[.$B35]/[.L$3];0) ;0) ;2)" office:value-type="string" office:string-value="00">
            <text:p>00</text:p>
          </table:table-cell>
          <table:table-cell table:style-name="ce3" table:formula="of:=DEC2HEX(ROUND(IF([.$B35]/[.M$3]&lt;127;127-[.$B35]/[.M$3];0) ;0) ;2)" office:value-type="string" office:string-value="00">
            <text:p>00</text:p>
          </table:table-cell>
          <table:table-cell table:style-name="ce3" table:formula="of:=DEC2HEX(ROUND(IF([.$B35]/[.N$3]&lt;127;127-[.$B35]/[.N$3];0) ;0) ;2)" office:value-type="string" office:string-value="00">
            <text:p>00</text:p>
          </table:table-cell>
          <table:table-cell table:style-name="ce3" table:formula="of:=DEC2HEX(ROUND(IF([.$B35]/[.O$3]&lt;127;127-[.$B35]/[.O$3];0) ;0) ;2)" office:value-type="string" office:string-value="00">
            <text:p>00</text:p>
          </table:table-cell>
          <table:table-cell table:style-name="ce3" table:formula="of:=DEC2HEX(ROUND(IF([.$B35]/[.P$3]&lt;127;127-[.$B35]/[.P$3];0) ;0) ;2)" office:value-type="string" office:string-value="00">
            <text:p>00</text:p>
          </table:table-cell>
          <table:table-cell table:style-name="ce3" table:formula="of:=DEC2HEX(ROUND(IF([.$B35]/[.Q$3]&lt;127;127-[.$B35]/[.Q$3];0) ;0) ;2)" office:value-type="string" office:string-value="00">
            <text:p>00</text:p>
          </table:table-cell>
          <table:table-cell table:style-name="ce3" table:formula="of:=DEC2HEX(ROUND(IF([.$B35]/[.R$3]&lt;127;127-[.$B35]/[.R$3];0) ;0) ;2)" office:value-type="string" office:string-value="00">
            <text:p>00</text:p>
          </table:table-cell>
          <table:table-cell table:style-name="ce3" table:formula="of:=DEC2HEX(ROUND(IF([.$B35]/[.S$3]&lt;127;[.$B35]/[.S$3];127) ;0) ;2)" office:value-type="float" office:value="0">
            <text:p>#ДЕЛ/0!</text:p>
          </table:table-cell>
          <table:table-cell table:style-name="ce3" table:formula="of:=DEC2HEX(ROUND(IF([.$B35]/[.T$3]&lt;127;[.$B35]/[.T$3];127) ;0) ;2)" office:value-type="string" office:string-value="FFFFFFFC2C">
            <text:p>FFFFFFFC2C</text:p>
          </table:table-cell>
          <table:table-cell table:style-name="ce3" table:formula="of:=DEC2HEX(ROUND(IF([.$B35]/[.U$3]&lt;127;[.$B35]/[.U$3];127) ;0) ;2)" office:value-type="string" office:string-value="FFFFFFFE14">
            <text:p>FFFFFFFE14</text:p>
          </table:table-cell>
          <table:table-cell table:style-name="ce3" table:formula="of:=DEC2HEX(ROUND(IF([.$B35]/[.V$3]&lt;127;[.$B35]/[.V$3];127) ;0) ;2)" office:value-type="string" office:string-value="FFFFFFFEB5">
            <text:p>FFFFFFFEB5</text:p>
          </table:table-cell>
          <table:table-cell table:style-name="ce3" table:formula="of:=DEC2HEX(ROUND(IF([.$B35]/[.W$3]&lt;127;[.$B35]/[.W$3];127) ;0) ;2)" office:value-type="string" office:string-value="FFFFFFFF05">
            <text:p>FFFFFFFF05</text:p>
          </table:table-cell>
          <table:table-cell table:style-name="ce3" table:formula="of:=DEC2HEX(ROUND(IF([.$B35]/[.X$3]&lt;127;[.$B35]/[.X$3];127) ;0) ;2)" office:value-type="string" office:string-value="FFFFFFFF34">
            <text:p>FFFFFFFF34</text:p>
          </table:table-cell>
          <table:table-cell table:style-name="ce3" table:formula="of:=DEC2HEX(ROUND(IF([.$B35]/[.Y$3]&lt;127;[.$B35]/[.Y$3];127) ;0) ;2)" office:value-type="string" office:string-value="FFFFFFFF53">
            <text:p>FFFFFFFF53</text:p>
          </table:table-cell>
          <table:table-cell table:style-name="ce3" table:formula="of:=DEC2HEX(ROUND(IF([.$B35]/[.Z$3]&lt;127;[.$B35]/[.Z$3];127) ;0) ;2)" office:value-type="string" office:string-value="FFFFFFFF69">
            <text:p>FFFFFFFF69</text:p>
          </table:table-cell>
          <table:table-cell table:style-name="ce3" table:formula="of:=DEC2HEX(ROUND(IF([.$B35]/[.AA$3]&lt;127;[.$B35]/[.AA$3];127) ;0) ;2)" office:value-type="string" office:string-value="FFFFFFFF78">
            <text:p>FFFFFFFF78</text:p>
          </table:table-cell>
          <table:table-cell table:style-name="ce3" table:formula="of:=DEC2HEX(ROUND(IF([.$B35]/[.AB$3]&lt;127;[.$B35]/[.AB$3];127) ;0) ;2)" office:value-type="string" office:string-value="FFFFFFFF84">
            <text:p>FFFFFFFF84</text:p>
          </table:table-cell>
          <table:table-cell table:style-name="ce3" table:formula="of:=DEC2HEX(ROUND(IF([.$B35]/[.AC$3]&lt;127;[.$B35]/[.AC$3];127) ;0) ;2)" office:value-type="string" office:string-value="FFFFFFFF8C">
            <text:p>FFFFFFFF8C</text:p>
          </table:table-cell>
          <table:table-cell table:style-name="ce3" table:formula="of:=DEC2HEX(ROUND(IF([.$B35]/[.AD$3]&lt;127;[.$B35]/[.AD$3];127) ;0) ;2)" office:value-type="string" office:string-value="FFFFFFFF93">
            <text:p>FFFFFFFF93</text:p>
          </table:table-cell>
          <table:table-cell table:style-name="ce3" table:formula="of:=DEC2HEX(ROUND(IF([.$B35]/[.AE$3]&lt;127;[.$B35]/[.AE$3];127) ;0) ;2)" office:value-type="string" office:string-value="FFFFFFFF98">
            <text:p>FFFFFFFF98</text:p>
          </table:table-cell>
          <table:table-cell table:style-name="ce3" table:formula="of:=DEC2HEX(ROUND(IF([.$B35]/[.AF$3]&lt;127;[.$B35]/[.AF$3];127) ;0) ;2)" office:value-type="string" office:string-value="FFFFFFFF9C">
            <text:p>FFFFFFFF9C</text:p>
          </table:table-cell>
          <table:table-cell table:style-name="ce3" table:formula="of:=DEC2HEX(ROUND(IF([.$B35]/[.AG$3]&lt;127;[.$B35]/[.AG$3];127) ;0) ;2)" office:value-type="string" office:string-value="FFFFFFFF9E">
            <text:p>FFFFFFFF9E</text:p>
          </table:table-cell>
          <table:table-cell table:style-name="ce3" table:formula="of:=DEC2HEX(ROUND(IF([.$B35]/[.AH$3]&lt;127;[.$B35]/[.AH$3];127) ;0) ;2)" office:value-type="string" office:string-value="FFFFFFFFA0">
            <text:p>FFFFFFFFA0</text:p>
          </table:table-cell>
          <table:table-cell table:style-name="ce3" table:formula="of:=DEC2HEX(ROUND(IF([.$B35]/[.AI$3]&lt;255;[.$B35]/[.AI$3];255) ;0) ;2)" office:value-type="string" office:string-value="FFFFFFFFA0">
            <text:p>FFFFFFFFA0</text:p>
          </table:table-cell>
          <table:table-cell table:style-name="ce3" table:formula="of:=DEC2HEX(ROUND(IF([.$B35]/COS([.AJ$2]*0.0174533)&lt;255;[.$B35]/COS([.AJ$2]*0.0174533);255);0)  ;2)" office:value-type="string" office:string-value="FFFFFFFFA0">
            <text:p>FFFFFFFFA0</text:p>
          </table:table-cell>
          <table:table-cell table:style-name="ce3" table:formula="of:=DEC2HEX(ROUND(IF([.$B35]/COS([.AK$2]*0.0174533)&lt;255;[.$B35]/COS([.AK$2]*0.0174533);255);0)  ;2)" office:value-type="string" office:string-value="FFFFFFFF9E">
            <text:p>FFFFFFFF9E</text:p>
          </table:table-cell>
          <table:table-cell table:style-name="ce3" table:formula="of:=DEC2HEX(ROUND(IF([.$B35]/COS([.AL$2]*0.0174533)&lt;255;[.$B35]/COS([.AL$2]*0.0174533);255);0)  ;2)" office:value-type="string" office:string-value="FFFFFFFF9C">
            <text:p>FFFFFFFF9C</text:p>
          </table:table-cell>
          <table:table-cell table:style-name="ce3" table:formula="of:=DEC2HEX(ROUND(IF([.$B35]/COS([.AM$2]*0.0174533)&lt;255;[.$B35]/COS([.AM$2]*0.0174533);255);0)  ;2)" office:value-type="string" office:string-value="FFFFFFFF98">
            <text:p>FFFFFFFF98</text:p>
          </table:table-cell>
          <table:table-cell table:style-name="ce3" table:formula="of:=DEC2HEX(ROUND(IF([.$B35]/COS([.AN$2]*0.0174533)&lt;255;[.$B35]/COS([.AN$2]*0.0174533);255);0)  ;2)" office:value-type="string" office:string-value="FFFFFFFF93">
            <text:p>FFFFFFFF93</text:p>
          </table:table-cell>
          <table:table-cell table:style-name="ce3" table:formula="of:=DEC2HEX(ROUND(IF([.$B35]/COS([.AO$2]*0.0174533)&lt;255;[.$B35]/COS([.AO$2]*0.0174533);255);0)  ;2)" office:value-type="string" office:string-value="FFFFFFFF8D">
            <text:p>FFFFFFFF8D</text:p>
          </table:table-cell>
          <table:table-cell table:style-name="ce3" table:formula="of:=DEC2HEX(ROUND(IF([.$B35]/COS([.AP$2]*0.0174533)&lt;255;[.$B35]/COS([.AP$2]*0.0174533);255);0)  ;2)" office:value-type="string" office:string-value="FFFFFFFF84">
            <text:p>FFFFFFFF84</text:p>
          </table:table-cell>
          <table:table-cell table:style-name="ce3" table:formula="of:=DEC2HEX(ROUND(IF([.$B35]/COS([.AQ$2]*0.0174533)&lt;255;[.$B35]/COS([.AQ$2]*0.0174533);255);0)  ;2)" office:value-type="string" office:string-value="FFFFFFFF78">
            <text:p>FFFFFFFF78</text:p>
          </table:table-cell>
          <table:table-cell table:style-name="ce3" table:formula="of:=DEC2HEX(ROUND(IF([.$B35]/COS([.AR$2]*0.0174533)&lt;255;[.$B35]/COS([.AR$2]*0.0174533);255);0)  ;2)" office:value-type="string" office:string-value="FFFFFFFF69">
            <text:p>FFFFFFFF69</text:p>
          </table:table-cell>
          <table:table-cell table:style-name="ce3" table:formula="of:=DEC2HEX(ROUND(IF([.$B35]/COS([.AS$2]*0.0174533)&lt;255;[.$B35]/COS([.AS$2]*0.0174533);255);0)  ;2)" office:value-type="string" office:string-value="FFFFFFFF53">
            <text:p>FFFFFFFF53</text:p>
          </table:table-cell>
          <table:table-cell table:style-name="ce3" table:formula="of:=DEC2HEX(ROUND(IF([.$B35]/COS([.AT$2]*0.0174533)&lt;255;[.$B35]/COS([.AT$2]*0.0174533);255);0)  ;2)" office:value-type="string" office:string-value="FFFFFFFF34">
            <text:p>FFFFFFFF34</text:p>
          </table:table-cell>
          <table:table-cell table:style-name="ce3" table:formula="of:=DEC2HEX(ROUND(IF([.$B35]/COS([.AU$2]*0.0174533)&lt;255;[.$B35]/COS([.AU$2]*0.0174533);255);0)  ;2)" office:value-type="string" office:string-value="FFFFFFFF05">
            <text:p>FFFFFFFF05</text:p>
          </table:table-cell>
          <table:table-cell table:style-name="ce3" table:formula="of:=DEC2HEX(ROUND(IF([.$B35]/COS([.AV$2]*0.0174533)&lt;255;[.$B35]/COS([.AV$2]*0.0174533);255);0)  ;2)" office:value-type="string" office:string-value="FFFFFFFEB5">
            <text:p>FFFFFFFEB5</text:p>
          </table:table-cell>
          <table:table-cell table:style-name="ce3" table:formula="of:=DEC2HEX(ROUND(IF([.$B35]/COS([.AW$2]*0.0174533)&lt;255;[.$B35]/COS([.AW$2]*0.0174533);255);0)  ;2)" office:value-type="string" office:string-value="FFFFFFFE14">
            <text:p>FFFFFFFE14</text:p>
          </table:table-cell>
          <table:table-cell table:style-name="ce3" table:formula="of:=DEC2HEX(ROUND(IF([.$B35]/COS([.AX$2]*0.0174533)&lt;255;[.$B35]/COS([.AX$2]*0.0174533);255);0)  ;2)" office:value-type="string" office:string-value="FFFFFFFC2D">
            <text:p>FFFFFFFC2D</text:p>
          </table:table-cell>
          <table:table-cell table:style-name="ce3" table:formula="of:=DEC2HEX(ROUND(IF([.$B35]/COS([.AY$2]*0.0174533)&lt;255;[.$B35]/COS([.AY$2]*0.0174533);255);0)  ;2)" office:value-type="string" office:string-value="FF">
            <text:p>FF</text:p>
          </table:table-cell>
          <table:table-cell table:style-name="ce3" table:formula="of:=DEC2HEX(ROUND(IF([.$B35]/COS([.AZ$2]*0.0174533)&lt;255;[.$B35]/COS([.AZ$2]*0.0174533);255);0)  ;2)" office:value-type="string" office:string-value="FF">
            <text:p>FF</text:p>
          </table:table-cell>
          <table:table-cell table:style-name="ce3" table:formula="of:=DEC2HEX(ROUND(IF([.$B35]/COS([.BA$2]*0.0174533)&lt;255;[.$B35]/COS([.BA$2]*0.0174533);255);0)  ;2)" office:value-type="string" office:string-value="FF">
            <text:p>FF</text:p>
          </table:table-cell>
          <table:table-cell table:style-name="ce3" table:formula="of:=DEC2HEX(ROUND(IF([.$B35]/COS([.BB$2]*0.0174533)&lt;255;[.$B35]/COS([.BB$2]*0.0174533);255);0)  ;2)" office:value-type="string" office:string-value="FF">
            <text:p>FF</text:p>
          </table:table-cell>
          <table:table-cell table:style-name="ce3" table:formula="of:=DEC2HEX(ROUND(IF([.$B35]/COS([.BC$2]*0.0174533)&lt;255;[.$B35]/COS([.BC$2]*0.0174533);255);0)  ;2)" office:value-type="string" office:string-value="FB">
            <text:p>FB</text:p>
          </table:table-cell>
          <table:table-cell table:style-name="ce3" table:formula="of:=DEC2HEX(ROUND(IF([.$B35]/COS([.BD$2]*0.0174533)&lt;255;[.$B35]/COS([.BD$2]*0.0174533);255);0)  ;2)" office:value-type="string" office:string-value="CC">
            <text:p>CC</text:p>
          </table:table-cell>
          <table:table-cell table:style-name="ce3" table:formula="of:=DEC2HEX(ROUND(IF([.$B35]/COS([.BE$2]*0.0174533)&lt;255;[.$B35]/COS([.BE$2]*0.0174533);255);0)  ;2)" office:value-type="string" office:string-value="AD">
            <text:p>AD</text:p>
          </table:table-cell>
          <table:table-cell table:style-name="ce3" table:formula="of:=DEC2HEX(ROUND(IF([.$B35]/COS([.BF$2]*0.0174533)&lt;255;[.$B35]/COS([.BF$2]*0.0174533);255);0)  ;2)" office:value-type="string" office:string-value="97">
            <text:p>97</text:p>
          </table:table-cell>
          <table:table-cell table:style-name="ce3" table:formula="of:=DEC2HEX(ROUND(IF([.$B35]/COS([.BG$2]*0.0174533)&lt;255;[.$B35]/COS([.BG$2]*0.0174533);255);0)  ;2)" office:value-type="string" office:string-value="88">
            <text:p>88</text:p>
          </table:table-cell>
          <table:table-cell table:style-name="ce3" table:formula="of:=DEC2HEX(ROUND(IF([.$B35]/COS([.BH$2]*0.0174533)&lt;255;[.$B35]/COS([.BH$2]*0.0174533);255);0)  ;2)" office:value-type="string" office:string-value="7C">
            <text:p>7C</text:p>
          </table:table-cell>
          <table:table-cell table:style-name="ce3" table:formula="of:=DEC2HEX(ROUND(IF([.$B35]/COS([.BI$2]*0.0174533)&lt;255;[.$B35]/COS([.BI$2]*0.0174533);255);0)  ;2)" office:value-type="string" office:string-value="73">
            <text:p>73</text:p>
          </table:table-cell>
          <table:table-cell table:style-name="ce3" table:formula="of:=DEC2HEX(ROUND(IF([.$B35]/COS([.BJ$2]*0.0174533)&lt;255;[.$B35]/COS([.BJ$2]*0.0174533);255);0)  ;2)" office:value-type="string" office:string-value="6D">
            <text:p>6D</text:p>
          </table:table-cell>
          <table:table-cell table:style-name="ce3" table:formula="of:=DEC2HEX(ROUND(IF([.$B35]/COS([.BK$2]*0.0174533)&lt;255;[.$B35]/COS([.BK$2]*0.0174533);255);0)  ;2)" office:value-type="string" office:string-value="68">
            <text:p>68</text:p>
          </table:table-cell>
          <table:table-cell table:style-name="ce3" table:formula="of:=DEC2HEX(ROUND(IF([.$B35]/COS([.BL$2]*0.0174533)&lt;255;[.$B35]/COS([.BL$2]*0.0174533);255);0)  ;2)" office:value-type="string" office:string-value="64">
            <text:p>64</text:p>
          </table:table-cell>
          <table:table-cell table:style-name="ce3" table:formula="of:=DEC2HEX(ROUND(IF([.$B35]/COS([.BM$2]*0.0174533)&lt;255;[.$B35]/COS([.BM$2]*0.0174533);255);0)  ;2)" office:value-type="string" office:string-value="62">
            <text:p>62</text:p>
          </table:table-cell>
          <table:table-cell table:style-name="ce3" table:formula="of:=DEC2HEX(ROUND(IF([.$B35]/COS([.BN$2]*0.0174533)&lt;255;[.$B35]/COS([.BN$2]*0.0174533);255);0)  ;2)" office:value-type="string" office:string-value="60">
            <text:p>60</text:p>
          </table:table-cell>
          <table:table-cell table:style-name="ce3" table:formula="of:=DEC2HEX(ROUND(IF([.$B35]/COS([.BO$2]*0.0174533)&lt;255;[.$B35]/COS([.BO$2]*0.0174533);255);0)  ;2)" office:value-type="string" office:string-value="60">
            <text:p>60</text:p>
          </table:table-cell>
          <table:table-cell table:style-name="ce3" table:formula="of:=DEC2HEX(ROUND(IF([.$B35]/COS([.BP$2]*0.0174533)&lt;255;[.$B35]/COS([.BP$2]*0.0174533);255);0)  ;2)" office:value-type="string" office:string-value="60">
            <text:p>60</text:p>
          </table:table-cell>
          <table:table-cell table:style-name="ce3" table:formula="of:=DEC2HEX(ROUND(IF([.$B35]/COS([.BQ$2]*0.0174533)&lt;255;[.$B35]/COS([.BQ$2]*0.0174533);255);0)  ;2)" office:value-type="string" office:string-value="62">
            <text:p>62</text:p>
          </table:table-cell>
          <table:table-cell table:style-name="ce3" table:formula="of:=DEC2HEX(ROUND(IF([.$B35]/COS([.BR$2]*0.0174533)&lt;255;[.$B35]/COS([.BR$2]*0.0174533);255);0)  ;2)" office:value-type="string" office:string-value="64">
            <text:p>64</text:p>
          </table:table-cell>
          <table:table-cell table:style-name="ce3" table:formula="of:=DEC2HEX(ROUND(IF([.$B35]/COS([.BS$2]*0.0174533)&lt;255;[.$B35]/COS([.BS$2]*0.0174533);255);0)  ;2)" office:value-type="string" office:string-value="68">
            <text:p>68</text:p>
          </table:table-cell>
          <table:table-cell table:style-name="ce3" table:formula="of:=DEC2HEX(ROUND(IF([.$B35]/COS([.BT$2]*0.0174533)&lt;255;[.$B35]/COS([.BT$2]*0.0174533);255);0)  ;2)" office:value-type="string" office:string-value="6D">
            <text:p>6D</text:p>
          </table:table-cell>
          <table:table-cell table:style-name="ce3" table:formula="of:=DEC2HEX(ROUND(IF([.$B35]/COS([.BU$2]*0.0174533)&lt;255;[.$B35]/COS([.BU$2]*0.0174533);255);0)  ;2)" office:value-type="string" office:string-value="73">
            <text:p>73</text:p>
          </table:table-cell>
          <table:table-cell table:style-name="ce3" table:formula="of:=DEC2HEX(ROUND(IF([.$B35]/COS([.BV$2]*0.0174533)&lt;255;[.$B35]/COS([.BV$2]*0.0174533);255);0)  ;2)" office:value-type="string" office:string-value="7C">
            <text:p>7C</text:p>
          </table:table-cell>
          <table:table-cell table:style-name="ce3" table:formula="of:=DEC2HEX(ROUND(IF([.$B35]/COS([.BW$2]*0.0174533)&lt;255;[.$B35]/COS([.BW$2]*0.0174533);255);0)  ;2)" office:value-type="string" office:string-value="88">
            <text:p>88</text:p>
          </table:table-cell>
          <table:table-cell table:style-name="ce3" table:formula="of:=DEC2HEX(ROUND(IF([.$B35]/COS([.BX$2]*0.0174533)&lt;255;[.$B35]/COS([.BX$2]*0.0174533);255);0)  ;2)" office:value-type="string" office:string-value="97">
            <text:p>97</text:p>
          </table:table-cell>
          <table:table-cell table:style-name="ce3" table:formula="of:=DEC2HEX(ROUND(IF([.$B35]/COS([.BY$2]*0.0174533)&lt;255;[.$B35]/COS([.BY$2]*0.0174533);255);0)  ;2)" office:value-type="string" office:string-value="AD">
            <text:p>AD</text:p>
          </table:table-cell>
          <table:table-cell table:style-name="ce3" table:formula="of:=DEC2HEX(ROUND(IF([.$B35]/COS([.BZ$2]*0.0174533)&lt;255;[.$B35]/COS([.BZ$2]*0.0174533);255);0)  ;2)" office:value-type="string" office:string-value="CC">
            <text:p>CC</text:p>
          </table:table-cell>
          <table:table-cell table:style-name="ce3" table:formula="of:=DEC2HEX(ROUND(IF([.$B35]/COS([.CA$2]*0.0174533)&lt;255;[.$B35]/COS([.CA$2]*0.0174533);255);0)  ;2)" office:value-type="string" office:string-value="FB">
            <text:p>FB</text:p>
          </table:table-cell>
          <table:table-cell table:style-name="ce3" table:formula="of:=DEC2HEX(ROUND(IF([.$B35]/COS([.CB$2]*0.0174533)&lt;255;[.$B35]/COS([.CB$2]*0.0174533);255);0)  ;2)" office:value-type="string" office:string-value="FF">
            <text:p>FF</text:p>
          </table:table-cell>
          <table:table-cell table:style-name="ce3" table:formula="of:=DEC2HEX(ROUND(IF([.$B35]/COS([.CC$2]*0.0174533)&lt;255;[.$B3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5]+1" office:value-type="float" office:value="32">
            <text:p>32</text:p>
          </table:table-cell>
          <table:table-cell table:style-name="ce2" table:formula="of:=[.B35]-1" office:value-type="float" office:value="95">
            <text:p>95</text:p>
          </table:table-cell>
          <table:table-cell table:formula="of:=DEC2HEX(ROUND(IF([.$B36]/[.C$3]&lt;127;127-[.$B36]/[.C$3];0) ;0) ;2)" office:value-type="string" office:string-value="20">
            <text:p>20</text:p>
          </table:table-cell>
          <table:table-cell table:formula="of:=DEC2HEX(ROUND(IF([.$B36]/[.D$3]&lt;127;127-[.$B36]/[.D$3];0) ;0) ;2)" office:value-type="string" office:string-value="20">
            <text:p>20</text:p>
          </table:table-cell>
          <table:table-cell table:formula="of:=DEC2HEX(ROUND(IF([.$B36]/[.E$3]&lt;127;127-[.$B36]/[.E$3];0) ;0) ;2)" office:value-type="string" office:string-value="1E">
            <text:p>1E</text:p>
          </table:table-cell>
          <table:table-cell table:formula="of:=DEC2HEX(ROUND(IF([.$B36]/[.F$3]&lt;127;127-[.$B36]/[.F$3];0) ;0) ;2)" office:value-type="string" office:string-value="1C">
            <text:p>1C</text:p>
          </table:table-cell>
          <table:table-cell table:formula="of:=DEC2HEX(ROUND(IF([.$B36]/[.G$3]&lt;127;127-[.$B36]/[.G$3];0) ;0) ;2)" office:value-type="string" office:string-value="18">
            <text:p>18</text:p>
          </table:table-cell>
          <table:table-cell table:formula="of:=DEC2HEX(ROUND(IF([.$B36]/[.H$3]&lt;127;127-[.$B36]/[.H$3];0) ;0) ;2)" office:value-type="string" office:string-value="13">
            <text:p>13</text:p>
          </table:table-cell>
          <table:table-cell table:formula="of:=DEC2HEX(ROUND(IF([.$B36]/[.I$3]&lt;127;127-[.$B36]/[.I$3];0) ;0) ;2)" office:value-type="string" office:string-value="0D">
            <text:p>0D</text:p>
          </table:table-cell>
          <table:table-cell table:formula="of:=DEC2HEX(ROUND(IF([.$B36]/[.J$3]&lt;127;127-[.$B36]/[.J$3];0) ;0) ;2)" office:value-type="string" office:string-value="04">
            <text:p>04</text:p>
          </table:table-cell>
          <table:table-cell table:formula="of:=DEC2HEX(ROUND(IF([.$B36]/[.K$3]&lt;127;127-[.$B36]/[.K$3];0) ;0) ;2)" office:value-type="string" office:string-value="00">
            <text:p>00</text:p>
          </table:table-cell>
          <table:table-cell table:formula="of:=DEC2HEX(ROUND(IF([.$B36]/[.L$3]&lt;127;127-[.$B36]/[.L$3];0) ;0) ;2)" office:value-type="string" office:string-value="00">
            <text:p>00</text:p>
          </table:table-cell>
          <table:table-cell table:style-name="ce3" table:formula="of:=DEC2HEX(ROUND(IF([.$B36]/[.M$3]&lt;127;127-[.$B36]/[.M$3];0) ;0) ;2)" office:value-type="string" office:string-value="00">
            <text:p>00</text:p>
          </table:table-cell>
          <table:table-cell table:style-name="ce3" table:formula="of:=DEC2HEX(ROUND(IF([.$B36]/[.N$3]&lt;127;127-[.$B36]/[.N$3];0) ;0) ;2)" office:value-type="string" office:string-value="00">
            <text:p>00</text:p>
          </table:table-cell>
          <table:table-cell table:style-name="ce3" table:formula="of:=DEC2HEX(ROUND(IF([.$B36]/[.O$3]&lt;127;127-[.$B36]/[.O$3];0) ;0) ;2)" office:value-type="string" office:string-value="00">
            <text:p>00</text:p>
          </table:table-cell>
          <table:table-cell table:style-name="ce3" table:formula="of:=DEC2HEX(ROUND(IF([.$B36]/[.P$3]&lt;127;127-[.$B36]/[.P$3];0) ;0) ;2)" office:value-type="string" office:string-value="00">
            <text:p>00</text:p>
          </table:table-cell>
          <table:table-cell table:style-name="ce3" table:formula="of:=DEC2HEX(ROUND(IF([.$B36]/[.Q$3]&lt;127;127-[.$B36]/[.Q$3];0) ;0) ;2)" office:value-type="string" office:string-value="00">
            <text:p>00</text:p>
          </table:table-cell>
          <table:table-cell table:style-name="ce3" table:formula="of:=DEC2HEX(ROUND(IF([.$B36]/[.R$3]&lt;127;127-[.$B36]/[.R$3];0) ;0) ;2)" office:value-type="string" office:string-value="00">
            <text:p>00</text:p>
          </table:table-cell>
          <table:table-cell table:style-name="ce3" table:formula="of:=DEC2HEX(ROUND(IF([.$B36]/[.S$3]&lt;127;[.$B36]/[.S$3];127) ;0) ;2)" office:value-type="float" office:value="0">
            <text:p>#ДЕЛ/0!</text:p>
          </table:table-cell>
          <table:table-cell table:style-name="ce3" table:formula="of:=DEC2HEX(ROUND(IF([.$B36]/[.T$3]&lt;127;[.$B36]/[.T$3];127) ;0) ;2)" office:value-type="string" office:string-value="FFFFFFFC37">
            <text:p>FFFFFFFC37</text:p>
          </table:table-cell>
          <table:table-cell table:style-name="ce3" table:formula="of:=DEC2HEX(ROUND(IF([.$B36]/[.U$3]&lt;127;[.$B36]/[.U$3];127) ;0) ;2)" office:value-type="string" office:string-value="FFFFFFFE19">
            <text:p>FFFFFFFE19</text:p>
          </table:table-cell>
          <table:table-cell table:style-name="ce3" table:formula="of:=DEC2HEX(ROUND(IF([.$B36]/[.V$3]&lt;127;[.$B36]/[.V$3];127) ;0) ;2)" office:value-type="string" office:string-value="FFFFFFFEB8">
            <text:p>FFFFFFFEB8</text:p>
          </table:table-cell>
          <table:table-cell table:style-name="ce3" table:formula="of:=DEC2HEX(ROUND(IF([.$B36]/[.W$3]&lt;127;[.$B36]/[.W$3];127) ;0) ;2)" office:value-type="string" office:string-value="FFFFFFFF08">
            <text:p>FFFFFFFF08</text:p>
          </table:table-cell>
          <table:table-cell table:style-name="ce3" table:formula="of:=DEC2HEX(ROUND(IF([.$B36]/[.X$3]&lt;127;[.$B36]/[.X$3];127) ;0) ;2)" office:value-type="string" office:string-value="FFFFFFFF36">
            <text:p>FFFFFFFF36</text:p>
          </table:table-cell>
          <table:table-cell table:style-name="ce3" table:formula="of:=DEC2HEX(ROUND(IF([.$B36]/[.Y$3]&lt;127;[.$B36]/[.Y$3];127) ;0) ;2)" office:value-type="string" office:string-value="FFFFFFFF55">
            <text:p>FFFFFFFF55</text:p>
          </table:table-cell>
          <table:table-cell table:style-name="ce3" table:formula="of:=DEC2HEX(ROUND(IF([.$B36]/[.Z$3]&lt;127;[.$B36]/[.Z$3];127) ;0) ;2)" office:value-type="string" office:string-value="FFFFFFFF6A">
            <text:p>FFFFFFFF6A</text:p>
          </table:table-cell>
          <table:table-cell table:style-name="ce3" table:formula="of:=DEC2HEX(ROUND(IF([.$B36]/[.AA$3]&lt;127;[.$B36]/[.AA$3];127) ;0) ;2)" office:value-type="string" office:string-value="FFFFFFFF7A">
            <text:p>FFFFFFFF7A</text:p>
          </table:table-cell>
          <table:table-cell table:style-name="ce3" table:formula="of:=DEC2HEX(ROUND(IF([.$B36]/[.AB$3]&lt;127;[.$B36]/[.AB$3];127) ;0) ;2)" office:value-type="string" office:string-value="FFFFFFFF85">
            <text:p>FFFFFFFF85</text:p>
          </table:table-cell>
          <table:table-cell table:style-name="ce3" table:formula="of:=DEC2HEX(ROUND(IF([.$B36]/[.AC$3]&lt;127;[.$B36]/[.AC$3];127) ;0) ;2)" office:value-type="string" office:string-value="FFFFFFFF8E">
            <text:p>FFFFFFFF8E</text:p>
          </table:table-cell>
          <table:table-cell table:style-name="ce3" table:formula="of:=DEC2HEX(ROUND(IF([.$B36]/[.AD$3]&lt;127;[.$B36]/[.AD$3];127) ;0) ;2)" office:value-type="string" office:string-value="FFFFFFFF94">
            <text:p>FFFFFFFF94</text:p>
          </table:table-cell>
          <table:table-cell table:style-name="ce3" table:formula="of:=DEC2HEX(ROUND(IF([.$B36]/[.AE$3]&lt;127;[.$B36]/[.AE$3];127) ;0) ;2)" office:value-type="string" office:string-value="FFFFFFFF99">
            <text:p>FFFFFFFF99</text:p>
          </table:table-cell>
          <table:table-cell table:style-name="ce3" table:formula="of:=DEC2HEX(ROUND(IF([.$B36]/[.AF$3]&lt;127;[.$B36]/[.AF$3];127) ;0) ;2)" office:value-type="string" office:string-value="FFFFFFFF9D">
            <text:p>FFFFFFFF9D</text:p>
          </table:table-cell>
          <table:table-cell table:style-name="ce3" table:formula="of:=DEC2HEX(ROUND(IF([.$B36]/[.AG$3]&lt;127;[.$B36]/[.AG$3];127) ;0) ;2)" office:value-type="string" office:string-value="FFFFFFFF9F">
            <text:p>FFFFFFFF9F</text:p>
          </table:table-cell>
          <table:table-cell table:style-name="ce3" table:formula="of:=DEC2HEX(ROUND(IF([.$B36]/[.AH$3]&lt;127;[.$B36]/[.AH$3];127) ;0) ;2)" office:value-type="string" office:string-value="FFFFFFFFA1">
            <text:p>FFFFFFFFA1</text:p>
          </table:table-cell>
          <table:table-cell table:style-name="ce3" table:formula="of:=DEC2HEX(ROUND(IF([.$B36]/[.AI$3]&lt;255;[.$B36]/[.AI$3];255) ;0) ;2)" office:value-type="string" office:string-value="FFFFFFFFA1">
            <text:p>FFFFFFFFA1</text:p>
          </table:table-cell>
          <table:table-cell table:style-name="ce3" table:formula="of:=DEC2HEX(ROUND(IF([.$B36]/COS([.AJ$2]*0.0174533)&lt;255;[.$B36]/COS([.AJ$2]*0.0174533);255);0)  ;2)" office:value-type="string" office:string-value="FFFFFFFFA1">
            <text:p>FFFFFFFFA1</text:p>
          </table:table-cell>
          <table:table-cell table:style-name="ce3" table:formula="of:=DEC2HEX(ROUND(IF([.$B36]/COS([.AK$2]*0.0174533)&lt;255;[.$B36]/COS([.AK$2]*0.0174533);255);0)  ;2)" office:value-type="string" office:string-value="FFFFFFFF9F">
            <text:p>FFFFFFFF9F</text:p>
          </table:table-cell>
          <table:table-cell table:style-name="ce3" table:formula="of:=DEC2HEX(ROUND(IF([.$B36]/COS([.AL$2]*0.0174533)&lt;255;[.$B36]/COS([.AL$2]*0.0174533);255);0)  ;2)" office:value-type="string" office:string-value="FFFFFFFF9D">
            <text:p>FFFFFFFF9D</text:p>
          </table:table-cell>
          <table:table-cell table:style-name="ce3" table:formula="of:=DEC2HEX(ROUND(IF([.$B36]/COS([.AM$2]*0.0174533)&lt;255;[.$B36]/COS([.AM$2]*0.0174533);255);0)  ;2)" office:value-type="string" office:string-value="FFFFFFFF99">
            <text:p>FFFFFFFF99</text:p>
          </table:table-cell>
          <table:table-cell table:style-name="ce3" table:formula="of:=DEC2HEX(ROUND(IF([.$B36]/COS([.AN$2]*0.0174533)&lt;255;[.$B36]/COS([.AN$2]*0.0174533);255);0)  ;2)" office:value-type="string" office:string-value="FFFFFFFF94">
            <text:p>FFFFFFFF94</text:p>
          </table:table-cell>
          <table:table-cell table:style-name="ce3" table:formula="of:=DEC2HEX(ROUND(IF([.$B36]/COS([.AO$2]*0.0174533)&lt;255;[.$B36]/COS([.AO$2]*0.0174533);255);0)  ;2)" office:value-type="string" office:string-value="FFFFFFFF8E">
            <text:p>FFFFFFFF8E</text:p>
          </table:table-cell>
          <table:table-cell table:style-name="ce3" table:formula="of:=DEC2HEX(ROUND(IF([.$B36]/COS([.AP$2]*0.0174533)&lt;255;[.$B36]/COS([.AP$2]*0.0174533);255);0)  ;2)" office:value-type="string" office:string-value="FFFFFFFF85">
            <text:p>FFFFFFFF85</text:p>
          </table:table-cell>
          <table:table-cell table:style-name="ce3" table:formula="of:=DEC2HEX(ROUND(IF([.$B36]/COS([.AQ$2]*0.0174533)&lt;255;[.$B36]/COS([.AQ$2]*0.0174533);255);0)  ;2)" office:value-type="string" office:string-value="FFFFFFFF7A">
            <text:p>FFFFFFFF7A</text:p>
          </table:table-cell>
          <table:table-cell table:style-name="ce3" table:formula="of:=DEC2HEX(ROUND(IF([.$B36]/COS([.AR$2]*0.0174533)&lt;255;[.$B36]/COS([.AR$2]*0.0174533);255);0)  ;2)" office:value-type="string" office:string-value="FFFFFFFF6A">
            <text:p>FFFFFFFF6A</text:p>
          </table:table-cell>
          <table:table-cell table:style-name="ce3" table:formula="of:=DEC2HEX(ROUND(IF([.$B36]/COS([.AS$2]*0.0174533)&lt;255;[.$B36]/COS([.AS$2]*0.0174533);255);0)  ;2)" office:value-type="string" office:string-value="FFFFFFFF55">
            <text:p>FFFFFFFF55</text:p>
          </table:table-cell>
          <table:table-cell table:style-name="ce3" table:formula="of:=DEC2HEX(ROUND(IF([.$B36]/COS([.AT$2]*0.0174533)&lt;255;[.$B36]/COS([.AT$2]*0.0174533);255);0)  ;2)" office:value-type="string" office:string-value="FFFFFFFF36">
            <text:p>FFFFFFFF36</text:p>
          </table:table-cell>
          <table:table-cell table:style-name="ce3" table:formula="of:=DEC2HEX(ROUND(IF([.$B36]/COS([.AU$2]*0.0174533)&lt;255;[.$B36]/COS([.AU$2]*0.0174533);255);0)  ;2)" office:value-type="string" office:string-value="FFFFFFFF08">
            <text:p>FFFFFFFF08</text:p>
          </table:table-cell>
          <table:table-cell table:style-name="ce3" table:formula="of:=DEC2HEX(ROUND(IF([.$B36]/COS([.AV$2]*0.0174533)&lt;255;[.$B36]/COS([.AV$2]*0.0174533);255);0)  ;2)" office:value-type="string" office:string-value="FFFFFFFEB9">
            <text:p>FFFFFFFEB9</text:p>
          </table:table-cell>
          <table:table-cell table:style-name="ce3" table:formula="of:=DEC2HEX(ROUND(IF([.$B36]/COS([.AW$2]*0.0174533)&lt;255;[.$B36]/COS([.AW$2]*0.0174533);255);0)  ;2)" office:value-type="string" office:string-value="FFFFFFFE19">
            <text:p>FFFFFFFE19</text:p>
          </table:table-cell>
          <table:table-cell table:style-name="ce3" table:formula="of:=DEC2HEX(ROUND(IF([.$B36]/COS([.AX$2]*0.0174533)&lt;255;[.$B36]/COS([.AX$2]*0.0174533);255);0)  ;2)" office:value-type="string" office:string-value="FFFFFFFC37">
            <text:p>FFFFFFFC37</text:p>
          </table:table-cell>
          <table:table-cell table:style-name="ce3" table:formula="of:=DEC2HEX(ROUND(IF([.$B36]/COS([.AY$2]*0.0174533)&lt;255;[.$B36]/COS([.AY$2]*0.0174533);255);0)  ;2)" office:value-type="string" office:string-value="FF">
            <text:p>FF</text:p>
          </table:table-cell>
          <table:table-cell table:style-name="ce3" table:formula="of:=DEC2HEX(ROUND(IF([.$B36]/COS([.AZ$2]*0.0174533)&lt;255;[.$B36]/COS([.AZ$2]*0.0174533);255);0)  ;2)" office:value-type="string" office:string-value="FF">
            <text:p>FF</text:p>
          </table:table-cell>
          <table:table-cell table:style-name="ce3" table:formula="of:=DEC2HEX(ROUND(IF([.$B36]/COS([.BA$2]*0.0174533)&lt;255;[.$B36]/COS([.BA$2]*0.0174533);255);0)  ;2)" office:value-type="string" office:string-value="FF">
            <text:p>FF</text:p>
          </table:table-cell>
          <table:table-cell table:style-name="ce3" table:formula="of:=DEC2HEX(ROUND(IF([.$B36]/COS([.BB$2]*0.0174533)&lt;255;[.$B36]/COS([.BB$2]*0.0174533);255);0)  ;2)" office:value-type="string" office:string-value="FF">
            <text:p>FF</text:p>
          </table:table-cell>
          <table:table-cell table:style-name="ce3" table:formula="of:=DEC2HEX(ROUND(IF([.$B36]/COS([.BC$2]*0.0174533)&lt;255;[.$B36]/COS([.BC$2]*0.0174533);255);0)  ;2)" office:value-type="string" office:string-value="F8">
            <text:p>F8</text:p>
          </table:table-cell>
          <table:table-cell table:style-name="ce3" table:formula="of:=DEC2HEX(ROUND(IF([.$B36]/COS([.BD$2]*0.0174533)&lt;255;[.$B36]/COS([.BD$2]*0.0174533);255);0)  ;2)" office:value-type="string" office:string-value="CA">
            <text:p>CA</text:p>
          </table:table-cell>
          <table:table-cell table:style-name="ce3" table:formula="of:=DEC2HEX(ROUND(IF([.$B36]/COS([.BE$2]*0.0174533)&lt;255;[.$B36]/COS([.BE$2]*0.0174533);255);0)  ;2)" office:value-type="string" office:string-value="AB">
            <text:p>AB</text:p>
          </table:table-cell>
          <table:table-cell table:style-name="ce3" table:formula="of:=DEC2HEX(ROUND(IF([.$B36]/COS([.BF$2]*0.0174533)&lt;255;[.$B36]/COS([.BF$2]*0.0174533);255);0)  ;2)" office:value-type="string" office:string-value="96">
            <text:p>96</text:p>
          </table:table-cell>
          <table:table-cell table:style-name="ce3" table:formula="of:=DEC2HEX(ROUND(IF([.$B36]/COS([.BG$2]*0.0174533)&lt;255;[.$B36]/COS([.BG$2]*0.0174533);255);0)  ;2)" office:value-type="string" office:string-value="86">
            <text:p>86</text:p>
          </table:table-cell>
          <table:table-cell table:style-name="ce3" table:formula="of:=DEC2HEX(ROUND(IF([.$B36]/COS([.BH$2]*0.0174533)&lt;255;[.$B36]/COS([.BH$2]*0.0174533);255);0)  ;2)" office:value-type="string" office:string-value="7B">
            <text:p>7B</text:p>
          </table:table-cell>
          <table:table-cell table:style-name="ce3" table:formula="of:=DEC2HEX(ROUND(IF([.$B36]/COS([.BI$2]*0.0174533)&lt;255;[.$B36]/COS([.BI$2]*0.0174533);255);0)  ;2)" office:value-type="string" office:string-value="72">
            <text:p>72</text:p>
          </table:table-cell>
          <table:table-cell table:style-name="ce3" table:formula="of:=DEC2HEX(ROUND(IF([.$B36]/COS([.BJ$2]*0.0174533)&lt;255;[.$B36]/COS([.BJ$2]*0.0174533);255);0)  ;2)" office:value-type="string" office:string-value="6C">
            <text:p>6C</text:p>
          </table:table-cell>
          <table:table-cell table:style-name="ce3" table:formula="of:=DEC2HEX(ROUND(IF([.$B36]/COS([.BK$2]*0.0174533)&lt;255;[.$B36]/COS([.BK$2]*0.0174533);255);0)  ;2)" office:value-type="string" office:string-value="67">
            <text:p>67</text:p>
          </table:table-cell>
          <table:table-cell table:style-name="ce3" table:formula="of:=DEC2HEX(ROUND(IF([.$B36]/COS([.BL$2]*0.0174533)&lt;255;[.$B36]/COS([.BL$2]*0.0174533);255);0)  ;2)" office:value-type="string" office:string-value="63">
            <text:p>63</text:p>
          </table:table-cell>
          <table:table-cell table:style-name="ce3" table:formula="of:=DEC2HEX(ROUND(IF([.$B36]/COS([.BM$2]*0.0174533)&lt;255;[.$B36]/COS([.BM$2]*0.0174533);255);0)  ;2)" office:value-type="string" office:string-value="61">
            <text:p>61</text:p>
          </table:table-cell>
          <table:table-cell table:style-name="ce3" table:formula="of:=DEC2HEX(ROUND(IF([.$B36]/COS([.BN$2]*0.0174533)&lt;255;[.$B36]/COS([.BN$2]*0.0174533);255);0)  ;2)" office:value-type="string" office:string-value="5F">
            <text:p>5F</text:p>
          </table:table-cell>
          <table:table-cell table:style-name="ce3" table:formula="of:=DEC2HEX(ROUND(IF([.$B36]/COS([.BO$2]*0.0174533)&lt;255;[.$B36]/COS([.BO$2]*0.0174533);255);0)  ;2)" office:value-type="string" office:string-value="5F">
            <text:p>5F</text:p>
          </table:table-cell>
          <table:table-cell table:style-name="ce3" table:formula="of:=DEC2HEX(ROUND(IF([.$B36]/COS([.BP$2]*0.0174533)&lt;255;[.$B36]/COS([.BP$2]*0.0174533);255);0)  ;2)" office:value-type="string" office:string-value="5F">
            <text:p>5F</text:p>
          </table:table-cell>
          <table:table-cell table:style-name="ce3" table:formula="of:=DEC2HEX(ROUND(IF([.$B36]/COS([.BQ$2]*0.0174533)&lt;255;[.$B36]/COS([.BQ$2]*0.0174533);255);0)  ;2)" office:value-type="string" office:string-value="61">
            <text:p>61</text:p>
          </table:table-cell>
          <table:table-cell table:style-name="ce3" table:formula="of:=DEC2HEX(ROUND(IF([.$B36]/COS([.BR$2]*0.0174533)&lt;255;[.$B36]/COS([.BR$2]*0.0174533);255);0)  ;2)" office:value-type="string" office:string-value="63">
            <text:p>63</text:p>
          </table:table-cell>
          <table:table-cell table:style-name="ce3" table:formula="of:=DEC2HEX(ROUND(IF([.$B36]/COS([.BS$2]*0.0174533)&lt;255;[.$B36]/COS([.BS$2]*0.0174533);255);0)  ;2)" office:value-type="string" office:string-value="67">
            <text:p>67</text:p>
          </table:table-cell>
          <table:table-cell table:style-name="ce3" table:formula="of:=DEC2HEX(ROUND(IF([.$B36]/COS([.BT$2]*0.0174533)&lt;255;[.$B36]/COS([.BT$2]*0.0174533);255);0)  ;2)" office:value-type="string" office:string-value="6C">
            <text:p>6C</text:p>
          </table:table-cell>
          <table:table-cell table:style-name="ce3" table:formula="of:=DEC2HEX(ROUND(IF([.$B36]/COS([.BU$2]*0.0174533)&lt;255;[.$B36]/COS([.BU$2]*0.0174533);255);0)  ;2)" office:value-type="string" office:string-value="72">
            <text:p>72</text:p>
          </table:table-cell>
          <table:table-cell table:style-name="ce3" table:formula="of:=DEC2HEX(ROUND(IF([.$B36]/COS([.BV$2]*0.0174533)&lt;255;[.$B36]/COS([.BV$2]*0.0174533);255);0)  ;2)" office:value-type="string" office:string-value="7B">
            <text:p>7B</text:p>
          </table:table-cell>
          <table:table-cell table:style-name="ce3" table:formula="of:=DEC2HEX(ROUND(IF([.$B36]/COS([.BW$2]*0.0174533)&lt;255;[.$B36]/COS([.BW$2]*0.0174533);255);0)  ;2)" office:value-type="string" office:string-value="86">
            <text:p>86</text:p>
          </table:table-cell>
          <table:table-cell table:style-name="ce3" table:formula="of:=DEC2HEX(ROUND(IF([.$B36]/COS([.BX$2]*0.0174533)&lt;255;[.$B36]/COS([.BX$2]*0.0174533);255);0)  ;2)" office:value-type="string" office:string-value="96">
            <text:p>96</text:p>
          </table:table-cell>
          <table:table-cell table:style-name="ce3" table:formula="of:=DEC2HEX(ROUND(IF([.$B36]/COS([.BY$2]*0.0174533)&lt;255;[.$B36]/COS([.BY$2]*0.0174533);255);0)  ;2)" office:value-type="string" office:string-value="AB">
            <text:p>AB</text:p>
          </table:table-cell>
          <table:table-cell table:style-name="ce3" table:formula="of:=DEC2HEX(ROUND(IF([.$B36]/COS([.BZ$2]*0.0174533)&lt;255;[.$B36]/COS([.BZ$2]*0.0174533);255);0)  ;2)" office:value-type="string" office:string-value="CA">
            <text:p>CA</text:p>
          </table:table-cell>
          <table:table-cell table:style-name="ce3" table:formula="of:=DEC2HEX(ROUND(IF([.$B36]/COS([.CA$2]*0.0174533)&lt;255;[.$B36]/COS([.CA$2]*0.0174533);255);0)  ;2)" office:value-type="string" office:string-value="F8">
            <text:p>F8</text:p>
          </table:table-cell>
          <table:table-cell table:style-name="ce3" table:formula="of:=DEC2HEX(ROUND(IF([.$B36]/COS([.CB$2]*0.0174533)&lt;255;[.$B36]/COS([.CB$2]*0.0174533);255);0)  ;2)" office:value-type="string" office:string-value="FF">
            <text:p>FF</text:p>
          </table:table-cell>
          <table:table-cell table:style-name="ce3" table:formula="of:=DEC2HEX(ROUND(IF([.$B36]/COS([.CC$2]*0.0174533)&lt;255;[.$B3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6]+1" office:value-type="float" office:value="33">
            <text:p>33</text:p>
          </table:table-cell>
          <table:table-cell table:style-name="ce2" table:formula="of:=[.B36]-1" office:value-type="float" office:value="94">
            <text:p>94</text:p>
          </table:table-cell>
          <table:table-cell table:formula="of:=DEC2HEX(ROUND(IF([.$B37]/[.C$3]&lt;127;127-[.$B37]/[.C$3];0) ;0) ;2)" office:value-type="string" office:string-value="21">
            <text:p>21</text:p>
          </table:table-cell>
          <table:table-cell table:formula="of:=DEC2HEX(ROUND(IF([.$B37]/[.D$3]&lt;127;127-[.$B37]/[.D$3];0) ;0) ;2)" office:value-type="string" office:string-value="21">
            <text:p>21</text:p>
          </table:table-cell>
          <table:table-cell table:formula="of:=DEC2HEX(ROUND(IF([.$B37]/[.E$3]&lt;127;127-[.$B37]/[.E$3];0) ;0) ;2)" office:value-type="string" office:string-value="1F">
            <text:p>1F</text:p>
          </table:table-cell>
          <table:table-cell table:formula="of:=DEC2HEX(ROUND(IF([.$B37]/[.F$3]&lt;127;127-[.$B37]/[.F$3];0) ;0) ;2)" office:value-type="string" office:string-value="1D">
            <text:p>1D</text:p>
          </table:table-cell>
          <table:table-cell table:formula="of:=DEC2HEX(ROUND(IF([.$B37]/[.G$3]&lt;127;127-[.$B37]/[.G$3];0) ;0) ;2)" office:value-type="string" office:string-value="19">
            <text:p>19</text:p>
          </table:table-cell>
          <table:table-cell table:formula="of:=DEC2HEX(ROUND(IF([.$B37]/[.H$3]&lt;127;127-[.$B37]/[.H$3];0) ;0) ;2)" office:value-type="string" office:string-value="14">
            <text:p>14</text:p>
          </table:table-cell>
          <table:table-cell table:formula="of:=DEC2HEX(ROUND(IF([.$B37]/[.I$3]&lt;127;127-[.$B37]/[.I$3];0) ;0) ;2)" office:value-type="string" office:string-value="0E">
            <text:p>0E</text:p>
          </table:table-cell>
          <table:table-cell table:formula="of:=DEC2HEX(ROUND(IF([.$B37]/[.J$3]&lt;127;127-[.$B37]/[.J$3];0) ;0) ;2)" office:value-type="string" office:string-value="05">
            <text:p>05</text:p>
          </table:table-cell>
          <table:table-cell table:formula="of:=DEC2HEX(ROUND(IF([.$B37]/[.K$3]&lt;127;127-[.$B37]/[.K$3];0) ;0) ;2)" office:value-type="string" office:string-value="00">
            <text:p>00</text:p>
          </table:table-cell>
          <table:table-cell table:formula="of:=DEC2HEX(ROUND(IF([.$B37]/[.L$3]&lt;127;127-[.$B37]/[.L$3];0) ;0) ;2)" office:value-type="string" office:string-value="00">
            <text:p>00</text:p>
          </table:table-cell>
          <table:table-cell table:style-name="ce3" table:formula="of:=DEC2HEX(ROUND(IF([.$B37]/[.M$3]&lt;127;127-[.$B37]/[.M$3];0) ;0) ;2)" office:value-type="string" office:string-value="00">
            <text:p>00</text:p>
          </table:table-cell>
          <table:table-cell table:style-name="ce3" table:formula="of:=DEC2HEX(ROUND(IF([.$B37]/[.N$3]&lt;127;127-[.$B37]/[.N$3];0) ;0) ;2)" office:value-type="string" office:string-value="00">
            <text:p>00</text:p>
          </table:table-cell>
          <table:table-cell table:style-name="ce3" table:formula="of:=DEC2HEX(ROUND(IF([.$B37]/[.O$3]&lt;127;127-[.$B37]/[.O$3];0) ;0) ;2)" office:value-type="string" office:string-value="00">
            <text:p>00</text:p>
          </table:table-cell>
          <table:table-cell table:style-name="ce3" table:formula="of:=DEC2HEX(ROUND(IF([.$B37]/[.P$3]&lt;127;127-[.$B37]/[.P$3];0) ;0) ;2)" office:value-type="string" office:string-value="00">
            <text:p>00</text:p>
          </table:table-cell>
          <table:table-cell table:style-name="ce3" table:formula="of:=DEC2HEX(ROUND(IF([.$B37]/[.Q$3]&lt;127;127-[.$B37]/[.Q$3];0) ;0) ;2)" office:value-type="string" office:string-value="00">
            <text:p>00</text:p>
          </table:table-cell>
          <table:table-cell table:style-name="ce3" table:formula="of:=DEC2HEX(ROUND(IF([.$B37]/[.R$3]&lt;127;127-[.$B37]/[.R$3];0) ;0) ;2)" office:value-type="string" office:string-value="00">
            <text:p>00</text:p>
          </table:table-cell>
          <table:table-cell table:style-name="ce3" table:formula="of:=DEC2HEX(ROUND(IF([.$B37]/[.S$3]&lt;127;[.$B37]/[.S$3];127) ;0) ;2)" office:value-type="float" office:value="0">
            <text:p>#ДЕЛ/0!</text:p>
          </table:table-cell>
          <table:table-cell table:style-name="ce3" table:formula="of:=DEC2HEX(ROUND(IF([.$B37]/[.T$3]&lt;127;[.$B37]/[.T$3];127) ;0) ;2)" office:value-type="string" office:string-value="FFFFFFFC41">
            <text:p>FFFFFFFC41</text:p>
          </table:table-cell>
          <table:table-cell table:style-name="ce3" table:formula="of:=DEC2HEX(ROUND(IF([.$B37]/[.U$3]&lt;127;[.$B37]/[.U$3];127) ;0) ;2)" office:value-type="string" office:string-value="FFFFFFFE1E">
            <text:p>FFFFFFFE1E</text:p>
          </table:table-cell>
          <table:table-cell table:style-name="ce3" table:formula="of:=DEC2HEX(ROUND(IF([.$B37]/[.V$3]&lt;127;[.$B37]/[.V$3];127) ;0) ;2)" office:value-type="string" office:string-value="FFFFFFFEBC">
            <text:p>FFFFFFFEBC</text:p>
          </table:table-cell>
          <table:table-cell table:style-name="ce3" table:formula="of:=DEC2HEX(ROUND(IF([.$B37]/[.W$3]&lt;127;[.$B37]/[.W$3];127) ;0) ;2)" office:value-type="string" office:string-value="FFFFFFFF0B">
            <text:p>FFFFFFFF0B</text:p>
          </table:table-cell>
          <table:table-cell table:style-name="ce3" table:formula="of:=DEC2HEX(ROUND(IF([.$B37]/[.X$3]&lt;127;[.$B37]/[.X$3];127) ;0) ;2)" office:value-type="string" office:string-value="FFFFFFFF38">
            <text:p>FFFFFFFF38</text:p>
          </table:table-cell>
          <table:table-cell table:style-name="ce3" table:formula="of:=DEC2HEX(ROUND(IF([.$B37]/[.Y$3]&lt;127;[.$B37]/[.Y$3];127) ;0) ;2)" office:value-type="string" office:string-value="FFFFFFFF57">
            <text:p>FFFFFFFF57</text:p>
          </table:table-cell>
          <table:table-cell table:style-name="ce3" table:formula="of:=DEC2HEX(ROUND(IF([.$B37]/[.Z$3]&lt;127;[.$B37]/[.Z$3];127) ;0) ;2)" office:value-type="string" office:string-value="FFFFFFFF6C">
            <text:p>FFFFFFFF6C</text:p>
          </table:table-cell>
          <table:table-cell table:style-name="ce3" table:formula="of:=DEC2HEX(ROUND(IF([.$B37]/[.AA$3]&lt;127;[.$B37]/[.AA$3];127) ;0) ;2)" office:value-type="string" office:string-value="FFFFFFFF7B">
            <text:p>FFFFFFFF7B</text:p>
          </table:table-cell>
          <table:table-cell table:style-name="ce3" table:formula="of:=DEC2HEX(ROUND(IF([.$B37]/[.AB$3]&lt;127;[.$B37]/[.AB$3];127) ;0) ;2)" office:value-type="string" office:string-value="FFFFFFFF86">
            <text:p>FFFFFFFF86</text:p>
          </table:table-cell>
          <table:table-cell table:style-name="ce3" table:formula="of:=DEC2HEX(ROUND(IF([.$B37]/[.AC$3]&lt;127;[.$B37]/[.AC$3];127) ;0) ;2)" office:value-type="string" office:string-value="FFFFFFFF8F">
            <text:p>FFFFFFFF8F</text:p>
          </table:table-cell>
          <table:table-cell table:style-name="ce3" table:formula="of:=DEC2HEX(ROUND(IF([.$B37]/[.AD$3]&lt;127;[.$B37]/[.AD$3];127) ;0) ;2)" office:value-type="string" office:string-value="FFFFFFFF95">
            <text:p>FFFFFFFF95</text:p>
          </table:table-cell>
          <table:table-cell table:style-name="ce3" table:formula="of:=DEC2HEX(ROUND(IF([.$B37]/[.AE$3]&lt;127;[.$B37]/[.AE$3];127) ;0) ;2)" office:value-type="string" office:string-value="FFFFFFFF9A">
            <text:p>FFFFFFFF9A</text:p>
          </table:table-cell>
          <table:table-cell table:style-name="ce3" table:formula="of:=DEC2HEX(ROUND(IF([.$B37]/[.AF$3]&lt;127;[.$B37]/[.AF$3];127) ;0) ;2)" office:value-type="string" office:string-value="FFFFFFFF9E">
            <text:p>FFFFFFFF9E</text:p>
          </table:table-cell>
          <table:table-cell table:style-name="ce3" table:formula="of:=DEC2HEX(ROUND(IF([.$B37]/[.AG$3]&lt;127;[.$B37]/[.AG$3];127) ;0) ;2)" office:value-type="string" office:string-value="FFFFFFFFA0">
            <text:p>FFFFFFFFA0</text:p>
          </table:table-cell>
          <table:table-cell table:style-name="ce3" table:formula="of:=DEC2HEX(ROUND(IF([.$B37]/[.AH$3]&lt;127;[.$B37]/[.AH$3];127) ;0) ;2)" office:value-type="string" office:string-value="FFFFFFFFA2">
            <text:p>FFFFFFFFA2</text:p>
          </table:table-cell>
          <table:table-cell table:style-name="ce3" table:formula="of:=DEC2HEX(ROUND(IF([.$B37]/[.AI$3]&lt;255;[.$B37]/[.AI$3];255) ;0) ;2)" office:value-type="string" office:string-value="FFFFFFFFA2">
            <text:p>FFFFFFFFA2</text:p>
          </table:table-cell>
          <table:table-cell table:style-name="ce3" table:formula="of:=DEC2HEX(ROUND(IF([.$B37]/COS([.AJ$2]*0.0174533)&lt;255;[.$B37]/COS([.AJ$2]*0.0174533);255);0)  ;2)" office:value-type="string" office:string-value="FFFFFFFFA2">
            <text:p>FFFFFFFFA2</text:p>
          </table:table-cell>
          <table:table-cell table:style-name="ce3" table:formula="of:=DEC2HEX(ROUND(IF([.$B37]/COS([.AK$2]*0.0174533)&lt;255;[.$B37]/COS([.AK$2]*0.0174533);255);0)  ;2)" office:value-type="string" office:string-value="FFFFFFFFA0">
            <text:p>FFFFFFFFA0</text:p>
          </table:table-cell>
          <table:table-cell table:style-name="ce3" table:formula="of:=DEC2HEX(ROUND(IF([.$B37]/COS([.AL$2]*0.0174533)&lt;255;[.$B37]/COS([.AL$2]*0.0174533);255);0)  ;2)" office:value-type="string" office:string-value="FFFFFFFF9E">
            <text:p>FFFFFFFF9E</text:p>
          </table:table-cell>
          <table:table-cell table:style-name="ce3" table:formula="of:=DEC2HEX(ROUND(IF([.$B37]/COS([.AM$2]*0.0174533)&lt;255;[.$B37]/COS([.AM$2]*0.0174533);255);0)  ;2)" office:value-type="string" office:string-value="FFFFFFFF9A">
            <text:p>FFFFFFFF9A</text:p>
          </table:table-cell>
          <table:table-cell table:style-name="ce3" table:formula="of:=DEC2HEX(ROUND(IF([.$B37]/COS([.AN$2]*0.0174533)&lt;255;[.$B37]/COS([.AN$2]*0.0174533);255);0)  ;2)" office:value-type="string" office:string-value="FFFFFFFF95">
            <text:p>FFFFFFFF95</text:p>
          </table:table-cell>
          <table:table-cell table:style-name="ce3" table:formula="of:=DEC2HEX(ROUND(IF([.$B37]/COS([.AO$2]*0.0174533)&lt;255;[.$B37]/COS([.AO$2]*0.0174533);255);0)  ;2)" office:value-type="string" office:string-value="FFFFFFFF8F">
            <text:p>FFFFFFFF8F</text:p>
          </table:table-cell>
          <table:table-cell table:style-name="ce3" table:formula="of:=DEC2HEX(ROUND(IF([.$B37]/COS([.AP$2]*0.0174533)&lt;255;[.$B37]/COS([.AP$2]*0.0174533);255);0)  ;2)" office:value-type="string" office:string-value="FFFFFFFF86">
            <text:p>FFFFFFFF86</text:p>
          </table:table-cell>
          <table:table-cell table:style-name="ce3" table:formula="of:=DEC2HEX(ROUND(IF([.$B37]/COS([.AQ$2]*0.0174533)&lt;255;[.$B37]/COS([.AQ$2]*0.0174533);255);0)  ;2)" office:value-type="string" office:string-value="FFFFFFFF7B">
            <text:p>FFFFFFFF7B</text:p>
          </table:table-cell>
          <table:table-cell table:style-name="ce3" table:formula="of:=DEC2HEX(ROUND(IF([.$B37]/COS([.AR$2]*0.0174533)&lt;255;[.$B37]/COS([.AR$2]*0.0174533);255);0)  ;2)" office:value-type="string" office:string-value="FFFFFFFF6C">
            <text:p>FFFFFFFF6C</text:p>
          </table:table-cell>
          <table:table-cell table:style-name="ce3" table:formula="of:=DEC2HEX(ROUND(IF([.$B37]/COS([.AS$2]*0.0174533)&lt;255;[.$B37]/COS([.AS$2]*0.0174533);255);0)  ;2)" office:value-type="string" office:string-value="FFFFFFFF57">
            <text:p>FFFFFFFF57</text:p>
          </table:table-cell>
          <table:table-cell table:style-name="ce3" table:formula="of:=DEC2HEX(ROUND(IF([.$B37]/COS([.AT$2]*0.0174533)&lt;255;[.$B37]/COS([.AT$2]*0.0174533);255);0)  ;2)" office:value-type="string" office:string-value="FFFFFFFF39">
            <text:p>FFFFFFFF39</text:p>
          </table:table-cell>
          <table:table-cell table:style-name="ce3" table:formula="of:=DEC2HEX(ROUND(IF([.$B37]/COS([.AU$2]*0.0174533)&lt;255;[.$B37]/COS([.AU$2]*0.0174533);255);0)  ;2)" office:value-type="string" office:string-value="FFFFFFFF0A">
            <text:p>FFFFFFFF0A</text:p>
          </table:table-cell>
          <table:table-cell table:style-name="ce3" table:formula="of:=DEC2HEX(ROUND(IF([.$B37]/COS([.AV$2]*0.0174533)&lt;255;[.$B37]/COS([.AV$2]*0.0174533);255);0)  ;2)" office:value-type="string" office:string-value="FFFFFFFEBC">
            <text:p>FFFFFFFEBC</text:p>
          </table:table-cell>
          <table:table-cell table:style-name="ce3" table:formula="of:=DEC2HEX(ROUND(IF([.$B37]/COS([.AW$2]*0.0174533)&lt;255;[.$B37]/COS([.AW$2]*0.0174533);255);0)  ;2)" office:value-type="string" office:string-value="FFFFFFFE1E">
            <text:p>FFFFFFFE1E</text:p>
          </table:table-cell>
          <table:table-cell table:style-name="ce3" table:formula="of:=DEC2HEX(ROUND(IF([.$B37]/COS([.AX$2]*0.0174533)&lt;255;[.$B37]/COS([.AX$2]*0.0174533);255);0)  ;2)" office:value-type="string" office:string-value="FFFFFFFC41">
            <text:p>FFFFFFFC41</text:p>
          </table:table-cell>
          <table:table-cell table:style-name="ce3" table:formula="of:=DEC2HEX(ROUND(IF([.$B37]/COS([.AY$2]*0.0174533)&lt;255;[.$B37]/COS([.AY$2]*0.0174533);255);0)  ;2)" office:value-type="string" office:string-value="FF">
            <text:p>FF</text:p>
          </table:table-cell>
          <table:table-cell table:style-name="ce3" table:formula="of:=DEC2HEX(ROUND(IF([.$B37]/COS([.AZ$2]*0.0174533)&lt;255;[.$B37]/COS([.AZ$2]*0.0174533);255);0)  ;2)" office:value-type="string" office:string-value="FF">
            <text:p>FF</text:p>
          </table:table-cell>
          <table:table-cell table:style-name="ce3" table:formula="of:=DEC2HEX(ROUND(IF([.$B37]/COS([.BA$2]*0.0174533)&lt;255;[.$B37]/COS([.BA$2]*0.0174533);255);0)  ;2)" office:value-type="string" office:string-value="FF">
            <text:p>FF</text:p>
          </table:table-cell>
          <table:table-cell table:style-name="ce3" table:formula="of:=DEC2HEX(ROUND(IF([.$B37]/COS([.BB$2]*0.0174533)&lt;255;[.$B37]/COS([.BB$2]*0.0174533);255);0)  ;2)" office:value-type="string" office:string-value="FF">
            <text:p>FF</text:p>
          </table:table-cell>
          <table:table-cell table:style-name="ce3" table:formula="of:=DEC2HEX(ROUND(IF([.$B37]/COS([.BC$2]*0.0174533)&lt;255;[.$B37]/COS([.BC$2]*0.0174533);255);0)  ;2)" office:value-type="string" office:string-value="F6">
            <text:p>F6</text:p>
          </table:table-cell>
          <table:table-cell table:style-name="ce3" table:formula="of:=DEC2HEX(ROUND(IF([.$B37]/COS([.BD$2]*0.0174533)&lt;255;[.$B37]/COS([.BD$2]*0.0174533);255);0)  ;2)" office:value-type="string" office:string-value="C7">
            <text:p>C7</text:p>
          </table:table-cell>
          <table:table-cell table:style-name="ce3" table:formula="of:=DEC2HEX(ROUND(IF([.$B37]/COS([.BE$2]*0.0174533)&lt;255;[.$B37]/COS([.BE$2]*0.0174533);255);0)  ;2)" office:value-type="string" office:string-value="A9">
            <text:p>A9</text:p>
          </table:table-cell>
          <table:table-cell table:style-name="ce3" table:formula="of:=DEC2HEX(ROUND(IF([.$B37]/COS([.BF$2]*0.0174533)&lt;255;[.$B37]/COS([.BF$2]*0.0174533);255);0)  ;2)" office:value-type="string" office:string-value="94">
            <text:p>94</text:p>
          </table:table-cell>
          <table:table-cell table:style-name="ce3" table:formula="of:=DEC2HEX(ROUND(IF([.$B37]/COS([.BG$2]*0.0174533)&lt;255;[.$B37]/COS([.BG$2]*0.0174533);255);0)  ;2)" office:value-type="string" office:string-value="85">
            <text:p>85</text:p>
          </table:table-cell>
          <table:table-cell table:style-name="ce3" table:formula="of:=DEC2HEX(ROUND(IF([.$B37]/COS([.BH$2]*0.0174533)&lt;255;[.$B37]/COS([.BH$2]*0.0174533);255);0)  ;2)" office:value-type="string" office:string-value="7A">
            <text:p>7A</text:p>
          </table:table-cell>
          <table:table-cell table:style-name="ce3" table:formula="of:=DEC2HEX(ROUND(IF([.$B37]/COS([.BI$2]*0.0174533)&lt;255;[.$B37]/COS([.BI$2]*0.0174533);255);0)  ;2)" office:value-type="string" office:string-value="71">
            <text:p>71</text:p>
          </table:table-cell>
          <table:table-cell table:style-name="ce3" table:formula="of:=DEC2HEX(ROUND(IF([.$B37]/COS([.BJ$2]*0.0174533)&lt;255;[.$B37]/COS([.BJ$2]*0.0174533);255);0)  ;2)" office:value-type="string" office:string-value="6B">
            <text:p>6B</text:p>
          </table:table-cell>
          <table:table-cell table:style-name="ce3" table:formula="of:=DEC2HEX(ROUND(IF([.$B37]/COS([.BK$2]*0.0174533)&lt;255;[.$B37]/COS([.BK$2]*0.0174533);255);0)  ;2)" office:value-type="string" office:string-value="66">
            <text:p>66</text:p>
          </table:table-cell>
          <table:table-cell table:style-name="ce3" table:formula="of:=DEC2HEX(ROUND(IF([.$B37]/COS([.BL$2]*0.0174533)&lt;255;[.$B37]/COS([.BL$2]*0.0174533);255);0)  ;2)" office:value-type="string" office:string-value="62">
            <text:p>62</text:p>
          </table:table-cell>
          <table:table-cell table:style-name="ce3" table:formula="of:=DEC2HEX(ROUND(IF([.$B37]/COS([.BM$2]*0.0174533)&lt;255;[.$B37]/COS([.BM$2]*0.0174533);255);0)  ;2)" office:value-type="string" office:string-value="60">
            <text:p>60</text:p>
          </table:table-cell>
          <table:table-cell table:style-name="ce3" table:formula="of:=DEC2HEX(ROUND(IF([.$B37]/COS([.BN$2]*0.0174533)&lt;255;[.$B37]/COS([.BN$2]*0.0174533);255);0)  ;2)" office:value-type="string" office:string-value="5E">
            <text:p>5E</text:p>
          </table:table-cell>
          <table:table-cell table:style-name="ce3" table:formula="of:=DEC2HEX(ROUND(IF([.$B37]/COS([.BO$2]*0.0174533)&lt;255;[.$B37]/COS([.BO$2]*0.0174533);255);0)  ;2)" office:value-type="string" office:string-value="5E">
            <text:p>5E</text:p>
          </table:table-cell>
          <table:table-cell table:style-name="ce3" table:formula="of:=DEC2HEX(ROUND(IF([.$B37]/COS([.BP$2]*0.0174533)&lt;255;[.$B37]/COS([.BP$2]*0.0174533);255);0)  ;2)" office:value-type="string" office:string-value="5E">
            <text:p>5E</text:p>
          </table:table-cell>
          <table:table-cell table:style-name="ce3" table:formula="of:=DEC2HEX(ROUND(IF([.$B37]/COS([.BQ$2]*0.0174533)&lt;255;[.$B37]/COS([.BQ$2]*0.0174533);255);0)  ;2)" office:value-type="string" office:string-value="60">
            <text:p>60</text:p>
          </table:table-cell>
          <table:table-cell table:style-name="ce3" table:formula="of:=DEC2HEX(ROUND(IF([.$B37]/COS([.BR$2]*0.0174533)&lt;255;[.$B37]/COS([.BR$2]*0.0174533);255);0)  ;2)" office:value-type="string" office:string-value="62">
            <text:p>62</text:p>
          </table:table-cell>
          <table:table-cell table:style-name="ce3" table:formula="of:=DEC2HEX(ROUND(IF([.$B37]/COS([.BS$2]*0.0174533)&lt;255;[.$B37]/COS([.BS$2]*0.0174533);255);0)  ;2)" office:value-type="string" office:string-value="66">
            <text:p>66</text:p>
          </table:table-cell>
          <table:table-cell table:style-name="ce3" table:formula="of:=DEC2HEX(ROUND(IF([.$B37]/COS([.BT$2]*0.0174533)&lt;255;[.$B37]/COS([.BT$2]*0.0174533);255);0)  ;2)" office:value-type="string" office:string-value="6B">
            <text:p>6B</text:p>
          </table:table-cell>
          <table:table-cell table:style-name="ce3" table:formula="of:=DEC2HEX(ROUND(IF([.$B37]/COS([.BU$2]*0.0174533)&lt;255;[.$B37]/COS([.BU$2]*0.0174533);255);0)  ;2)" office:value-type="string" office:string-value="71">
            <text:p>71</text:p>
          </table:table-cell>
          <table:table-cell table:style-name="ce3" table:formula="of:=DEC2HEX(ROUND(IF([.$B37]/COS([.BV$2]*0.0174533)&lt;255;[.$B37]/COS([.BV$2]*0.0174533);255);0)  ;2)" office:value-type="string" office:string-value="7A">
            <text:p>7A</text:p>
          </table:table-cell>
          <table:table-cell table:style-name="ce3" table:formula="of:=DEC2HEX(ROUND(IF([.$B37]/COS([.BW$2]*0.0174533)&lt;255;[.$B37]/COS([.BW$2]*0.0174533);255);0)  ;2)" office:value-type="string" office:string-value="85">
            <text:p>85</text:p>
          </table:table-cell>
          <table:table-cell table:style-name="ce3" table:formula="of:=DEC2HEX(ROUND(IF([.$B37]/COS([.BX$2]*0.0174533)&lt;255;[.$B37]/COS([.BX$2]*0.0174533);255);0)  ;2)" office:value-type="string" office:string-value="94">
            <text:p>94</text:p>
          </table:table-cell>
          <table:table-cell table:style-name="ce3" table:formula="of:=DEC2HEX(ROUND(IF([.$B37]/COS([.BY$2]*0.0174533)&lt;255;[.$B37]/COS([.BY$2]*0.0174533);255);0)  ;2)" office:value-type="string" office:string-value="A9">
            <text:p>A9</text:p>
          </table:table-cell>
          <table:table-cell table:style-name="ce3" table:formula="of:=DEC2HEX(ROUND(IF([.$B37]/COS([.BZ$2]*0.0174533)&lt;255;[.$B37]/COS([.BZ$2]*0.0174533);255);0)  ;2)" office:value-type="string" office:string-value="C7">
            <text:p>C7</text:p>
          </table:table-cell>
          <table:table-cell table:style-name="ce3" table:formula="of:=DEC2HEX(ROUND(IF([.$B37]/COS([.CA$2]*0.0174533)&lt;255;[.$B37]/COS([.CA$2]*0.0174533);255);0)  ;2)" office:value-type="string" office:string-value="F6">
            <text:p>F6</text:p>
          </table:table-cell>
          <table:table-cell table:style-name="ce3" table:formula="of:=DEC2HEX(ROUND(IF([.$B37]/COS([.CB$2]*0.0174533)&lt;255;[.$B37]/COS([.CB$2]*0.0174533);255);0)  ;2)" office:value-type="string" office:string-value="FF">
            <text:p>FF</text:p>
          </table:table-cell>
          <table:table-cell table:style-name="ce3" table:formula="of:=DEC2HEX(ROUND(IF([.$B37]/COS([.CC$2]*0.0174533)&lt;255;[.$B3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7]+1" office:value-type="float" office:value="34">
            <text:p>34</text:p>
          </table:table-cell>
          <table:table-cell table:style-name="ce2" table:formula="of:=[.B37]-1" office:value-type="float" office:value="93">
            <text:p>93</text:p>
          </table:table-cell>
          <table:table-cell table:formula="of:=DEC2HEX(ROUND(IF([.$B38]/[.C$3]&lt;127;127-[.$B38]/[.C$3];0) ;0) ;2)" office:value-type="string" office:string-value="22">
            <text:p>22</text:p>
          </table:table-cell>
          <table:table-cell table:formula="of:=DEC2HEX(ROUND(IF([.$B38]/[.D$3]&lt;127;127-[.$B38]/[.D$3];0) ;0) ;2)" office:value-type="string" office:string-value="22">
            <text:p>22</text:p>
          </table:table-cell>
          <table:table-cell table:formula="of:=DEC2HEX(ROUND(IF([.$B38]/[.E$3]&lt;127;127-[.$B38]/[.E$3];0) ;0) ;2)" office:value-type="string" office:string-value="20">
            <text:p>20</text:p>
          </table:table-cell>
          <table:table-cell table:formula="of:=DEC2HEX(ROUND(IF([.$B38]/[.F$3]&lt;127;127-[.$B38]/[.F$3];0) ;0) ;2)" office:value-type="string" office:string-value="1E">
            <text:p>1E</text:p>
          </table:table-cell>
          <table:table-cell table:formula="of:=DEC2HEX(ROUND(IF([.$B38]/[.G$3]&lt;127;127-[.$B38]/[.G$3];0) ;0) ;2)" office:value-type="string" office:string-value="1A">
            <text:p>1A</text:p>
          </table:table-cell>
          <table:table-cell table:formula="of:=DEC2HEX(ROUND(IF([.$B38]/[.H$3]&lt;127;127-[.$B38]/[.H$3];0) ;0) ;2)" office:value-type="string" office:string-value="16">
            <text:p>16</text:p>
          </table:table-cell>
          <table:table-cell table:formula="of:=DEC2HEX(ROUND(IF([.$B38]/[.I$3]&lt;127;127-[.$B38]/[.I$3];0) ;0) ;2)" office:value-type="string" office:string-value="0F">
            <text:p>0F</text:p>
          </table:table-cell>
          <table:table-cell table:formula="of:=DEC2HEX(ROUND(IF([.$B38]/[.J$3]&lt;127;127-[.$B38]/[.J$3];0) ;0) ;2)" office:value-type="string" office:string-value="07">
            <text:p>07</text:p>
          </table:table-cell>
          <table:table-cell table:formula="of:=DEC2HEX(ROUND(IF([.$B38]/[.K$3]&lt;127;127-[.$B38]/[.K$3];0) ;0) ;2)" office:value-type="string" office:string-value="00">
            <text:p>00</text:p>
          </table:table-cell>
          <table:table-cell table:formula="of:=DEC2HEX(ROUND(IF([.$B38]/[.L$3]&lt;127;127-[.$B38]/[.L$3];0) ;0) ;2)" office:value-type="string" office:string-value="00">
            <text:p>00</text:p>
          </table:table-cell>
          <table:table-cell table:style-name="ce3" table:formula="of:=DEC2HEX(ROUND(IF([.$B38]/[.M$3]&lt;127;127-[.$B38]/[.M$3];0) ;0) ;2)" office:value-type="string" office:string-value="00">
            <text:p>00</text:p>
          </table:table-cell>
          <table:table-cell table:style-name="ce3" table:formula="of:=DEC2HEX(ROUND(IF([.$B38]/[.N$3]&lt;127;127-[.$B38]/[.N$3];0) ;0) ;2)" office:value-type="string" office:string-value="00">
            <text:p>00</text:p>
          </table:table-cell>
          <table:table-cell table:style-name="ce3" table:formula="of:=DEC2HEX(ROUND(IF([.$B38]/[.O$3]&lt;127;127-[.$B38]/[.O$3];0) ;0) ;2)" office:value-type="string" office:string-value="00">
            <text:p>00</text:p>
          </table:table-cell>
          <table:table-cell table:style-name="ce3" table:formula="of:=DEC2HEX(ROUND(IF([.$B38]/[.P$3]&lt;127;127-[.$B38]/[.P$3];0) ;0) ;2)" office:value-type="string" office:string-value="00">
            <text:p>00</text:p>
          </table:table-cell>
          <table:table-cell table:style-name="ce3" table:formula="of:=DEC2HEX(ROUND(IF([.$B38]/[.Q$3]&lt;127;127-[.$B38]/[.Q$3];0) ;0) ;2)" office:value-type="string" office:string-value="00">
            <text:p>00</text:p>
          </table:table-cell>
          <table:table-cell table:style-name="ce3" table:formula="of:=DEC2HEX(ROUND(IF([.$B38]/[.R$3]&lt;127;127-[.$B38]/[.R$3];0) ;0) ;2)" office:value-type="string" office:string-value="00">
            <text:p>00</text:p>
          </table:table-cell>
          <table:table-cell table:style-name="ce3" table:formula="of:=DEC2HEX(ROUND(IF([.$B38]/[.S$3]&lt;127;[.$B38]/[.S$3];127) ;0) ;2)" office:value-type="float" office:value="0">
            <text:p>#ДЕЛ/0!</text:p>
          </table:table-cell>
          <table:table-cell table:style-name="ce3" table:formula="of:=DEC2HEX(ROUND(IF([.$B38]/[.T$3]&lt;127;[.$B38]/[.T$3];127) ;0) ;2)" office:value-type="string" office:string-value="FFFFFFFC4B">
            <text:p>FFFFFFFC4B</text:p>
          </table:table-cell>
          <table:table-cell table:style-name="ce3" table:formula="of:=DEC2HEX(ROUND(IF([.$B38]/[.U$3]&lt;127;[.$B38]/[.U$3];127) ;0) ;2)" office:value-type="string" office:string-value="FFFFFFFE23">
            <text:p>FFFFFFFE23</text:p>
          </table:table-cell>
          <table:table-cell table:style-name="ce3" table:formula="of:=DEC2HEX(ROUND(IF([.$B38]/[.V$3]&lt;127;[.$B38]/[.V$3];127) ;0) ;2)" office:value-type="string" office:string-value="FFFFFFFEBF">
            <text:p>FFFFFFFEBF</text:p>
          </table:table-cell>
          <table:table-cell table:style-name="ce3" table:formula="of:=DEC2HEX(ROUND(IF([.$B38]/[.W$3]&lt;127;[.$B38]/[.W$3];127) ;0) ;2)" office:value-type="string" office:string-value="FFFFFFFF0D">
            <text:p>FFFFFFFF0D</text:p>
          </table:table-cell>
          <table:table-cell table:style-name="ce3" table:formula="of:=DEC2HEX(ROUND(IF([.$B38]/[.X$3]&lt;127;[.$B38]/[.X$3];127) ;0) ;2)" office:value-type="string" office:string-value="FFFFFFFF3B">
            <text:p>FFFFFFFF3B</text:p>
          </table:table-cell>
          <table:table-cell table:style-name="ce3" table:formula="of:=DEC2HEX(ROUND(IF([.$B38]/[.Y$3]&lt;127;[.$B38]/[.Y$3];127) ;0) ;2)" office:value-type="string" office:string-value="FFFFFFFF59">
            <text:p>FFFFFFFF59</text:p>
          </table:table-cell>
          <table:table-cell table:style-name="ce3" table:formula="of:=DEC2HEX(ROUND(IF([.$B38]/[.Z$3]&lt;127;[.$B38]/[.Z$3];127) ;0) ;2)" office:value-type="string" office:string-value="FFFFFFFF6D">
            <text:p>FFFFFFFF6D</text:p>
          </table:table-cell>
          <table:table-cell table:style-name="ce3" table:formula="of:=DEC2HEX(ROUND(IF([.$B38]/[.AA$3]&lt;127;[.$B38]/[.AA$3];127) ;0) ;2)" office:value-type="string" office:string-value="FFFFFFFF7C">
            <text:p>FFFFFFFF7C</text:p>
          </table:table-cell>
          <table:table-cell table:style-name="ce3" table:formula="of:=DEC2HEX(ROUND(IF([.$B38]/[.AB$3]&lt;127;[.$B38]/[.AB$3];127) ;0) ;2)" office:value-type="string" office:string-value="FFFFFFFF88">
            <text:p>FFFFFFFF88</text:p>
          </table:table-cell>
          <table:table-cell table:style-name="ce3" table:formula="of:=DEC2HEX(ROUND(IF([.$B38]/[.AC$3]&lt;127;[.$B38]/[.AC$3];127) ;0) ;2)" office:value-type="string" office:string-value="FFFFFFFF90">
            <text:p>FFFFFFFF90</text:p>
          </table:table-cell>
          <table:table-cell table:style-name="ce3" table:formula="of:=DEC2HEX(ROUND(IF([.$B38]/[.AD$3]&lt;127;[.$B38]/[.AD$3];127) ;0) ;2)" office:value-type="string" office:string-value="FFFFFFFF97">
            <text:p>FFFFFFFF97</text:p>
          </table:table-cell>
          <table:table-cell table:style-name="ce3" table:formula="of:=DEC2HEX(ROUND(IF([.$B38]/[.AE$3]&lt;127;[.$B38]/[.AE$3];127) ;0) ;2)" office:value-type="string" office:string-value="FFFFFFFF9B">
            <text:p>FFFFFFFF9B</text:p>
          </table:table-cell>
          <table:table-cell table:style-name="ce3" table:formula="of:=DEC2HEX(ROUND(IF([.$B38]/[.AF$3]&lt;127;[.$B38]/[.AF$3];127) ;0) ;2)" office:value-type="string" office:string-value="FFFFFFFF9F">
            <text:p>FFFFFFFF9F</text:p>
          </table:table-cell>
          <table:table-cell table:style-name="ce3" table:formula="of:=DEC2HEX(ROUND(IF([.$B38]/[.AG$3]&lt;127;[.$B38]/[.AG$3];127) ;0) ;2)" office:value-type="string" office:string-value="FFFFFFFFA1">
            <text:p>FFFFFFFFA1</text:p>
          </table:table-cell>
          <table:table-cell table:style-name="ce3" table:formula="of:=DEC2HEX(ROUND(IF([.$B38]/[.AH$3]&lt;127;[.$B38]/[.AH$3];127) ;0) ;2)" office:value-type="string" office:string-value="FFFFFFFFA3">
            <text:p>FFFFFFFFA3</text:p>
          </table:table-cell>
          <table:table-cell table:style-name="ce3" table:formula="of:=DEC2HEX(ROUND(IF([.$B38]/COS(ROUND([.AI$2]*0.0174533;4))&lt;255;[.$B38]/COS(ROUND([.AI$2]*0.0174533;4));255);0);2)" office:value-type="string" office:string-value="FFFFFFFFA3">
            <text:p>FFFFFFFFA3</text:p>
          </table:table-cell>
          <table:table-cell table:style-name="ce3" table:formula="of:=DEC2HEX(ROUND(IF([.$B38]/COS([.AJ$2]*0.0174533)&lt;255;[.$B38]/COS([.AJ$2]*0.0174533);255);0)  ;2)" office:value-type="string" office:string-value="FFFFFFFFA3">
            <text:p>FFFFFFFFA3</text:p>
          </table:table-cell>
          <table:table-cell table:style-name="ce3" table:formula="of:=DEC2HEX(ROUND(IF([.$B38]/COS([.AK$2]*0.0174533)&lt;255;[.$B38]/COS([.AK$2]*0.0174533);255);0)  ;2)" office:value-type="string" office:string-value="FFFFFFFFA1">
            <text:p>FFFFFFFFA1</text:p>
          </table:table-cell>
          <table:table-cell table:style-name="ce3" table:formula="of:=DEC2HEX(ROUND(IF([.$B38]/COS([.AL$2]*0.0174533)&lt;255;[.$B38]/COS([.AL$2]*0.0174533);255);0)  ;2)" office:value-type="string" office:string-value="FFFFFFFF9F">
            <text:p>FFFFFFFF9F</text:p>
          </table:table-cell>
          <table:table-cell table:style-name="ce3" table:formula="of:=DEC2HEX(ROUND(IF([.$B38]/COS([.AM$2]*0.0174533)&lt;255;[.$B38]/COS([.AM$2]*0.0174533);255);0)  ;2)" office:value-type="string" office:string-value="FFFFFFFF9B">
            <text:p>FFFFFFFF9B</text:p>
          </table:table-cell>
          <table:table-cell table:style-name="ce3" table:formula="of:=DEC2HEX(ROUND(IF([.$B38]/COS([.AN$2]*0.0174533)&lt;255;[.$B38]/COS([.AN$2]*0.0174533);255);0)  ;2)" office:value-type="string" office:string-value="FFFFFFFF97">
            <text:p>FFFFFFFF97</text:p>
          </table:table-cell>
          <table:table-cell table:style-name="ce3" table:formula="of:=DEC2HEX(ROUND(IF([.$B38]/COS([.AO$2]*0.0174533)&lt;255;[.$B38]/COS([.AO$2]*0.0174533);255);0)  ;2)" office:value-type="string" office:string-value="FFFFFFFF90">
            <text:p>FFFFFFFF90</text:p>
          </table:table-cell>
          <table:table-cell table:style-name="ce3" table:formula="of:=DEC2HEX(ROUND(IF([.$B38]/COS([.AP$2]*0.0174533)&lt;255;[.$B38]/COS([.AP$2]*0.0174533);255);0)  ;2)" office:value-type="string" office:string-value="FFFFFFFF88">
            <text:p>FFFFFFFF88</text:p>
          </table:table-cell>
          <table:table-cell table:style-name="ce3" table:formula="of:=DEC2HEX(ROUND(IF([.$B38]/COS([.AQ$2]*0.0174533)&lt;255;[.$B38]/COS([.AQ$2]*0.0174533);255);0)  ;2)" office:value-type="string" office:string-value="FFFFFFFF7C">
            <text:p>FFFFFFFF7C</text:p>
          </table:table-cell>
          <table:table-cell table:style-name="ce3" table:formula="of:=DEC2HEX(ROUND(IF([.$B38]/COS([.AR$2]*0.0174533)&lt;255;[.$B38]/COS([.AR$2]*0.0174533);255);0)  ;2)" office:value-type="string" office:string-value="FFFFFFFF6D">
            <text:p>FFFFFFFF6D</text:p>
          </table:table-cell>
          <table:table-cell table:style-name="ce3" table:formula="of:=DEC2HEX(ROUND(IF([.$B38]/COS([.AS$2]*0.0174533)&lt;255;[.$B38]/COS([.AS$2]*0.0174533);255);0)  ;2)" office:value-type="string" office:string-value="FFFFFFFF59">
            <text:p>FFFFFFFF59</text:p>
          </table:table-cell>
          <table:table-cell table:style-name="ce3" table:formula="of:=DEC2HEX(ROUND(IF([.$B38]/COS([.AT$2]*0.0174533)&lt;255;[.$B38]/COS([.AT$2]*0.0174533);255);0)  ;2)" office:value-type="string" office:string-value="FFFFFFFF3B">
            <text:p>FFFFFFFF3B</text:p>
          </table:table-cell>
          <table:table-cell table:style-name="ce3" table:formula="of:=DEC2HEX(ROUND(IF([.$B38]/COS([.AU$2]*0.0174533)&lt;255;[.$B38]/COS([.AU$2]*0.0174533);255);0)  ;2)" office:value-type="string" office:string-value="FFFFFFFF0D">
            <text:p>FFFFFFFF0D</text:p>
          </table:table-cell>
          <table:table-cell table:style-name="ce3" table:formula="of:=DEC2HEX(ROUND(IF([.$B38]/COS([.AV$2]*0.0174533)&lt;255;[.$B38]/COS([.AV$2]*0.0174533);255);0)  ;2)" office:value-type="string" office:string-value="FFFFFFFEC0">
            <text:p>FFFFFFFEC0</text:p>
          </table:table-cell>
          <table:table-cell table:style-name="ce3" table:formula="of:=DEC2HEX(ROUND(IF([.$B38]/COS([.AW$2]*0.0174533)&lt;255;[.$B38]/COS([.AW$2]*0.0174533);255);0)  ;2)" office:value-type="string" office:string-value="FFFFFFFE23">
            <text:p>FFFFFFFE23</text:p>
          </table:table-cell>
          <table:table-cell table:style-name="ce3" table:formula="of:=DEC2HEX(ROUND(IF([.$B38]/COS([.AX$2]*0.0174533)&lt;255;[.$B38]/COS([.AX$2]*0.0174533);255);0)  ;2)" office:value-type="string" office:string-value="FFFFFFFC4B">
            <text:p>FFFFFFFC4B</text:p>
          </table:table-cell>
          <table:table-cell table:style-name="ce3" table:formula="of:=DEC2HEX(ROUND(IF([.$B38]/COS([.AY$2]*0.0174533)&lt;255;[.$B38]/COS([.AY$2]*0.0174533);255);0)  ;2)" office:value-type="string" office:string-value="FF">
            <text:p>FF</text:p>
          </table:table-cell>
          <table:table-cell table:style-name="ce3" table:formula="of:=DEC2HEX(ROUND(IF([.$B38]/COS([.AZ$2]*0.0174533)&lt;255;[.$B38]/COS([.AZ$2]*0.0174533);255);0)  ;2)" office:value-type="string" office:string-value="FF">
            <text:p>FF</text:p>
          </table:table-cell>
          <table:table-cell table:style-name="ce3" table:formula="of:=DEC2HEX(ROUND(IF([.$B38]/COS([.BA$2]*0.0174533)&lt;255;[.$B38]/COS([.BA$2]*0.0174533);255);0)  ;2)" office:value-type="string" office:string-value="FF">
            <text:p>FF</text:p>
          </table:table-cell>
          <table:table-cell table:style-name="ce3" table:formula="of:=DEC2HEX(ROUND(IF([.$B38]/COS([.BB$2]*0.0174533)&lt;255;[.$B38]/COS([.BB$2]*0.0174533);255);0)  ;2)" office:value-type="string" office:string-value="FF">
            <text:p>FF</text:p>
          </table:table-cell>
          <table:table-cell table:style-name="ce3" table:formula="of:=DEC2HEX(ROUND(IF([.$B38]/COS([.BC$2]*0.0174533)&lt;255;[.$B38]/COS([.BC$2]*0.0174533);255);0)  ;2)" office:value-type="string" office:string-value="F3">
            <text:p>F3</text:p>
          </table:table-cell>
          <table:table-cell table:style-name="ce3" table:formula="of:=DEC2HEX(ROUND(IF([.$B38]/COS([.BD$2]*0.0174533)&lt;255;[.$B38]/COS([.BD$2]*0.0174533);255);0)  ;2)" office:value-type="string" office:string-value="C5">
            <text:p>C5</text:p>
          </table:table-cell>
          <table:table-cell table:style-name="ce3" table:formula="of:=DEC2HEX(ROUND(IF([.$B38]/COS([.BE$2]*0.0174533)&lt;255;[.$B38]/COS([.BE$2]*0.0174533);255);0)  ;2)" office:value-type="string" office:string-value="A7">
            <text:p>A7</text:p>
          </table:table-cell>
          <table:table-cell table:style-name="ce3" table:formula="of:=DEC2HEX(ROUND(IF([.$B38]/COS([.BF$2]*0.0174533)&lt;255;[.$B38]/COS([.BF$2]*0.0174533);255);0)  ;2)" office:value-type="string" office:string-value="93">
            <text:p>93</text:p>
          </table:table-cell>
          <table:table-cell table:style-name="ce3" table:formula="of:=DEC2HEX(ROUND(IF([.$B38]/COS([.BG$2]*0.0174533)&lt;255;[.$B38]/COS([.BG$2]*0.0174533);255);0)  ;2)" office:value-type="string" office:string-value="84">
            <text:p>84</text:p>
          </table:table-cell>
          <table:table-cell table:style-name="ce3" table:formula="of:=DEC2HEX(ROUND(IF([.$B38]/COS([.BH$2]*0.0174533)&lt;255;[.$B38]/COS([.BH$2]*0.0174533);255);0)  ;2)" office:value-type="string" office:string-value="78">
            <text:p>78</text:p>
          </table:table-cell>
          <table:table-cell table:style-name="ce3" table:formula="of:=DEC2HEX(ROUND(IF([.$B38]/COS([.BI$2]*0.0174533)&lt;255;[.$B38]/COS([.BI$2]*0.0174533);255);0)  ;2)" office:value-type="string" office:string-value="70">
            <text:p>70</text:p>
          </table:table-cell>
          <table:table-cell table:style-name="ce3" table:formula="of:=DEC2HEX(ROUND(IF([.$B38]/COS([.BJ$2]*0.0174533)&lt;255;[.$B38]/COS([.BJ$2]*0.0174533);255);0)  ;2)" office:value-type="string" office:string-value="69">
            <text:p>69</text:p>
          </table:table-cell>
          <table:table-cell table:style-name="ce3" table:formula="of:=DEC2HEX(ROUND(IF([.$B38]/COS([.BK$2]*0.0174533)&lt;255;[.$B38]/COS([.BK$2]*0.0174533);255);0)  ;2)" office:value-type="string" office:string-value="65">
            <text:p>65</text:p>
          </table:table-cell>
          <table:table-cell table:style-name="ce3" table:formula="of:=DEC2HEX(ROUND(IF([.$B38]/COS([.BL$2]*0.0174533)&lt;255;[.$B38]/COS([.BL$2]*0.0174533);255);0)  ;2)" office:value-type="string" office:string-value="61">
            <text:p>61</text:p>
          </table:table-cell>
          <table:table-cell table:style-name="ce3" table:formula="of:=DEC2HEX(ROUND(IF([.$B38]/COS([.BM$2]*0.0174533)&lt;255;[.$B38]/COS([.BM$2]*0.0174533);255);0)  ;2)" office:value-type="string" office:string-value="5F">
            <text:p>5F</text:p>
          </table:table-cell>
          <table:table-cell table:style-name="ce3" table:formula="of:=DEC2HEX(ROUND(IF([.$B38]/COS([.BN$2]*0.0174533)&lt;255;[.$B38]/COS([.BN$2]*0.0174533);255);0)  ;2)" office:value-type="string" office:string-value="5D">
            <text:p>5D</text:p>
          </table:table-cell>
          <table:table-cell table:style-name="ce3" table:formula="of:=DEC2HEX(ROUND(IF([.$B38]/COS([.BO$2]*0.0174533)&lt;255;[.$B38]/COS([.BO$2]*0.0174533);255);0)  ;2)" office:value-type="string" office:string-value="5D">
            <text:p>5D</text:p>
          </table:table-cell>
          <table:table-cell table:style-name="ce3" table:formula="of:=DEC2HEX(ROUND(IF([.$B38]/COS([.BP$2]*0.0174533)&lt;255;[.$B38]/COS([.BP$2]*0.0174533);255);0)  ;2)" office:value-type="string" office:string-value="5D">
            <text:p>5D</text:p>
          </table:table-cell>
          <table:table-cell table:style-name="ce3" table:formula="of:=DEC2HEX(ROUND(IF([.$B38]/COS([.BQ$2]*0.0174533)&lt;255;[.$B38]/COS([.BQ$2]*0.0174533);255);0)  ;2)" office:value-type="string" office:string-value="5F">
            <text:p>5F</text:p>
          </table:table-cell>
          <table:table-cell table:style-name="ce3" table:formula="of:=DEC2HEX(ROUND(IF([.$B38]/COS([.BR$2]*0.0174533)&lt;255;[.$B38]/COS([.BR$2]*0.0174533);255);0)  ;2)" office:value-type="string" office:string-value="61">
            <text:p>61</text:p>
          </table:table-cell>
          <table:table-cell table:style-name="ce3" table:formula="of:=DEC2HEX(ROUND(IF([.$B38]/COS([.BS$2]*0.0174533)&lt;255;[.$B38]/COS([.BS$2]*0.0174533);255);0)  ;2)" office:value-type="string" office:string-value="65">
            <text:p>65</text:p>
          </table:table-cell>
          <table:table-cell table:style-name="ce3" table:formula="of:=DEC2HEX(ROUND(IF([.$B38]/COS([.BT$2]*0.0174533)&lt;255;[.$B38]/COS([.BT$2]*0.0174533);255);0)  ;2)" office:value-type="string" office:string-value="69">
            <text:p>69</text:p>
          </table:table-cell>
          <table:table-cell table:style-name="ce3" table:formula="of:=DEC2HEX(ROUND(IF([.$B38]/COS([.BU$2]*0.0174533)&lt;255;[.$B38]/COS([.BU$2]*0.0174533);255);0)  ;2)" office:value-type="string" office:string-value="70">
            <text:p>70</text:p>
          </table:table-cell>
          <table:table-cell table:style-name="ce3" table:formula="of:=DEC2HEX(ROUND(IF([.$B38]/COS([.BV$2]*0.0174533)&lt;255;[.$B38]/COS([.BV$2]*0.0174533);255);0)  ;2)" office:value-type="string" office:string-value="78">
            <text:p>78</text:p>
          </table:table-cell>
          <table:table-cell table:style-name="ce3" table:formula="of:=DEC2HEX(ROUND(IF([.$B38]/COS([.BW$2]*0.0174533)&lt;255;[.$B38]/COS([.BW$2]*0.0174533);255);0)  ;2)" office:value-type="string" office:string-value="84">
            <text:p>84</text:p>
          </table:table-cell>
          <table:table-cell table:style-name="ce3" table:formula="of:=DEC2HEX(ROUND(IF([.$B38]/COS([.BX$2]*0.0174533)&lt;255;[.$B38]/COS([.BX$2]*0.0174533);255);0)  ;2)" office:value-type="string" office:string-value="93">
            <text:p>93</text:p>
          </table:table-cell>
          <table:table-cell table:style-name="ce3" table:formula="of:=DEC2HEX(ROUND(IF([.$B38]/COS([.BY$2]*0.0174533)&lt;255;[.$B38]/COS([.BY$2]*0.0174533);255);0)  ;2)" office:value-type="string" office:string-value="A7">
            <text:p>A7</text:p>
          </table:table-cell>
          <table:table-cell table:style-name="ce3" table:formula="of:=DEC2HEX(ROUND(IF([.$B38]/COS([.BZ$2]*0.0174533)&lt;255;[.$B38]/COS([.BZ$2]*0.0174533);255);0)  ;2)" office:value-type="string" office:string-value="C5">
            <text:p>C5</text:p>
          </table:table-cell>
          <table:table-cell table:style-name="ce3" table:formula="of:=DEC2HEX(ROUND(IF([.$B38]/COS([.CA$2]*0.0174533)&lt;255;[.$B38]/COS([.CA$2]*0.0174533);255);0)  ;2)" office:value-type="string" office:string-value="F3">
            <text:p>F3</text:p>
          </table:table-cell>
          <table:table-cell table:style-name="ce3" table:formula="of:=DEC2HEX(ROUND(IF([.$B38]/COS([.CB$2]*0.0174533)&lt;255;[.$B38]/COS([.CB$2]*0.0174533);255);0)  ;2)" office:value-type="string" office:string-value="FF">
            <text:p>FF</text:p>
          </table:table-cell>
          <table:table-cell table:style-name="ce3" table:formula="of:=DEC2HEX(ROUND(IF([.$B38]/COS([.CC$2]*0.0174533)&lt;255;[.$B3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8]+1" office:value-type="float" office:value="35">
            <text:p>35</text:p>
          </table:table-cell>
          <table:table-cell table:style-name="ce2" table:formula="of:=[.B38]-1" office:value-type="float" office:value="92">
            <text:p>92</text:p>
          </table:table-cell>
          <table:table-cell table:formula="of:=DEC2HEX(ROUND(IF([.$B39]/[.C$3]&lt;127;127-[.$B39]/[.C$3];0) ;0) ;2)" office:value-type="string" office:string-value="23">
            <text:p>23</text:p>
          </table:table-cell>
          <table:table-cell table:formula="of:=DEC2HEX(ROUND(IF([.$B39]/[.D$3]&lt;127;127-[.$B39]/[.D$3];0) ;0) ;2)" office:value-type="string" office:string-value="23">
            <text:p>23</text:p>
          </table:table-cell>
          <table:table-cell table:formula="of:=DEC2HEX(ROUND(IF([.$B39]/[.E$3]&lt;127;127-[.$B39]/[.E$3];0) ;0) ;2)" office:value-type="string" office:string-value="21">
            <text:p>21</text:p>
          </table:table-cell>
          <table:table-cell table:formula="of:=DEC2HEX(ROUND(IF([.$B39]/[.F$3]&lt;127;127-[.$B39]/[.F$3];0) ;0) ;2)" office:value-type="string" office:string-value="1F">
            <text:p>1F</text:p>
          </table:table-cell>
          <table:table-cell table:formula="of:=DEC2HEX(ROUND(IF([.$B39]/[.G$3]&lt;127;127-[.$B39]/[.G$3];0) ;0) ;2)" office:value-type="string" office:string-value="1B">
            <text:p>1B</text:p>
          </table:table-cell>
          <table:table-cell table:formula="of:=DEC2HEX(ROUND(IF([.$B39]/[.H$3]&lt;127;127-[.$B39]/[.H$3];0) ;0) ;2)" office:value-type="string" office:string-value="17">
            <text:p>17</text:p>
          </table:table-cell>
          <table:table-cell table:formula="of:=DEC2HEX(ROUND(IF([.$B39]/[.I$3]&lt;127;127-[.$B39]/[.I$3];0) ;0) ;2)" office:value-type="string" office:string-value="10">
            <text:p>10</text:p>
          </table:table-cell>
          <table:table-cell table:formula="of:=DEC2HEX(ROUND(IF([.$B39]/[.J$3]&lt;127;127-[.$B39]/[.J$3];0) ;0) ;2)" office:value-type="string" office:string-value="08">
            <text:p>08</text:p>
          </table:table-cell>
          <table:table-cell table:formula="of:=DEC2HEX(ROUND(IF([.$B39]/[.K$3]&lt;127;127-[.$B39]/[.K$3];0) ;0) ;2)" office:value-type="string" office:string-value="00">
            <text:p>00</text:p>
          </table:table-cell>
          <table:table-cell table:formula="of:=DEC2HEX(ROUND(IF([.$B39]/[.L$3]&lt;127;127-[.$B39]/[.L$3];0) ;0) ;2)" office:value-type="string" office:string-value="00">
            <text:p>00</text:p>
          </table:table-cell>
          <table:table-cell table:style-name="ce3" table:formula="of:=DEC2HEX(ROUND(IF([.$B39]/[.M$3]&lt;127;127-[.$B39]/[.M$3];0) ;0) ;2)" office:value-type="string" office:string-value="00">
            <text:p>00</text:p>
          </table:table-cell>
          <table:table-cell table:style-name="ce3" table:formula="of:=DEC2HEX(ROUND(IF([.$B39]/[.N$3]&lt;127;127-[.$B39]/[.N$3];0) ;0) ;2)" office:value-type="string" office:string-value="00">
            <text:p>00</text:p>
          </table:table-cell>
          <table:table-cell table:style-name="ce3" table:formula="of:=DEC2HEX(ROUND(IF([.$B39]/[.O$3]&lt;127;127-[.$B39]/[.O$3];0) ;0) ;2)" office:value-type="string" office:string-value="00">
            <text:p>00</text:p>
          </table:table-cell>
          <table:table-cell table:style-name="ce3" table:formula="of:=DEC2HEX(ROUND(IF([.$B39]/[.P$3]&lt;127;127-[.$B39]/[.P$3];0) ;0) ;2)" office:value-type="string" office:string-value="00">
            <text:p>00</text:p>
          </table:table-cell>
          <table:table-cell table:style-name="ce3" table:formula="of:=DEC2HEX(ROUND(IF([.$B39]/[.Q$3]&lt;127;127-[.$B39]/[.Q$3];0) ;0) ;2)" office:value-type="string" office:string-value="00">
            <text:p>00</text:p>
          </table:table-cell>
          <table:table-cell table:style-name="ce3" table:formula="of:=DEC2HEX(ROUND(IF([.$B39]/[.R$3]&lt;127;127-[.$B39]/[.R$3];0) ;0) ;2)" office:value-type="string" office:string-value="00">
            <text:p>00</text:p>
          </table:table-cell>
          <table:table-cell table:style-name="ce3" table:formula="of:=DEC2HEX(ROUND(IF([.$B39]/[.S$3]&lt;127;[.$B39]/[.S$3];127) ;0) ;2)" office:value-type="float" office:value="0">
            <text:p>#ДЕЛ/0!</text:p>
          </table:table-cell>
          <table:table-cell table:style-name="ce3" table:formula="of:=DEC2HEX(ROUND(IF([.$B39]/[.T$3]&lt;127;[.$B39]/[.T$3];127) ;0) ;2)" office:value-type="string" office:string-value="FFFFFFFC55">
            <text:p>FFFFFFFC55</text:p>
          </table:table-cell>
          <table:table-cell table:style-name="ce3" table:formula="of:=DEC2HEX(ROUND(IF([.$B39]/[.U$3]&lt;127;[.$B39]/[.U$3];127) ;0) ;2)" office:value-type="string" office:string-value="FFFFFFFE28">
            <text:p>FFFFFFFE28</text:p>
          </table:table-cell>
          <table:table-cell table:style-name="ce3" table:formula="of:=DEC2HEX(ROUND(IF([.$B39]/[.V$3]&lt;127;[.$B39]/[.V$3];127) ;0) ;2)" office:value-type="string" office:string-value="FFFFFFFEC3">
            <text:p>FFFFFFFEC3</text:p>
          </table:table-cell>
          <table:table-cell table:style-name="ce3" table:formula="of:=DEC2HEX(ROUND(IF([.$B39]/[.W$3]&lt;127;[.$B39]/[.W$3];127) ;0) ;2)" office:value-type="string" office:string-value="FFFFFFFF10">
            <text:p>FFFFFFFF10</text:p>
          </table:table-cell>
          <table:table-cell table:style-name="ce3" table:formula="of:=DEC2HEX(ROUND(IF([.$B39]/[.X$3]&lt;127;[.$B39]/[.X$3];127) ;0) ;2)" office:value-type="string" office:string-value="FFFFFFFF3D">
            <text:p>FFFFFFFF3D</text:p>
          </table:table-cell>
          <table:table-cell table:style-name="ce3" table:formula="of:=DEC2HEX(ROUND(IF([.$B39]/[.Y$3]&lt;127;[.$B39]/[.Y$3];127) ;0) ;2)" office:value-type="string" office:string-value="FFFFFFFF5B">
            <text:p>FFFFFFFF5B</text:p>
          </table:table-cell>
          <table:table-cell table:style-name="ce3" table:formula="of:=DEC2HEX(ROUND(IF([.$B39]/[.Z$3]&lt;127;[.$B39]/[.Z$3];127) ;0) ;2)" office:value-type="string" office:string-value="FFFFFFFF6F">
            <text:p>FFFFFFFF6F</text:p>
          </table:table-cell>
          <table:table-cell table:style-name="ce3" table:formula="of:=DEC2HEX(ROUND(IF([.$B39]/[.AA$3]&lt;127;[.$B39]/[.AA$3];127) ;0) ;2)" office:value-type="string" office:string-value="FFFFFFFF7E">
            <text:p>FFFFFFFF7E</text:p>
          </table:table-cell>
          <table:table-cell table:style-name="ce3" table:formula="of:=DEC2HEX(ROUND(IF([.$B39]/[.AB$3]&lt;127;[.$B39]/[.AB$3];127) ;0) ;2)" office:value-type="string" office:string-value="FFFFFFFF89">
            <text:p>FFFFFFFF89</text:p>
          </table:table-cell>
          <table:table-cell table:style-name="ce3" table:formula="of:=DEC2HEX(ROUND(IF([.$B39]/[.AC$3]&lt;127;[.$B39]/[.AC$3];127) ;0) ;2)" office:value-type="string" office:string-value="FFFFFFFF91">
            <text:p>FFFFFFFF91</text:p>
          </table:table-cell>
          <table:table-cell table:style-name="ce3" table:formula="of:=DEC2HEX(ROUND(IF([.$B39]/[.AD$3]&lt;127;[.$B39]/[.AD$3];127) ;0) ;2)" office:value-type="string" office:string-value="FFFFFFFF98">
            <text:p>FFFFFFFF98</text:p>
          </table:table-cell>
          <table:table-cell table:style-name="ce3" table:formula="of:=DEC2HEX(ROUND(IF([.$B39]/[.AE$3]&lt;127;[.$B39]/[.AE$3];127) ;0) ;2)" office:value-type="string" office:string-value="FFFFFFFF9C">
            <text:p>FFFFFFFF9C</text:p>
          </table:table-cell>
          <table:table-cell table:style-name="ce3" table:formula="of:=DEC2HEX(ROUND(IF([.$B39]/[.AF$3]&lt;127;[.$B39]/[.AF$3];127) ;0) ;2)" office:value-type="string" office:string-value="FFFFFFFFA0">
            <text:p>FFFFFFFFA0</text:p>
          </table:table-cell>
          <table:table-cell table:style-name="ce3" table:formula="of:=DEC2HEX(ROUND(IF([.$B39]/[.AG$3]&lt;127;[.$B39]/[.AG$3];127) ;0) ;2)" office:value-type="string" office:string-value="FFFFFFFFA2">
            <text:p>FFFFFFFFA2</text:p>
          </table:table-cell>
          <table:table-cell table:style-name="ce3" table:formula="of:=DEC2HEX(ROUND(IF([.$B39]/[.AH$3]&lt;127;[.$B39]/[.AH$3];127) ;0) ;2)" office:value-type="string" office:string-value="FFFFFFFFA4">
            <text:p>FFFFFFFFA4</text:p>
          </table:table-cell>
          <table:table-cell table:style-name="ce3" table:formula="of:=DEC2HEX(ROUND(IF([.$B39]/COS(ROUND([.AI$2]*0.0174533;4))&lt;255;[.$B39]/COS(ROUND([.AI$2]*0.0174533;4));255);0);2)" office:value-type="string" office:string-value="FFFFFFFFA4">
            <text:p>FFFFFFFFA4</text:p>
          </table:table-cell>
          <table:table-cell table:style-name="ce3" table:formula="of:=DEC2HEX(ROUND(IF([.$B39]/COS([.AJ$2]*0.0174533)&lt;255;[.$B39]/COS([.AJ$2]*0.0174533);255);0)  ;2)" office:value-type="string" office:string-value="FFFFFFFFA4">
            <text:p>FFFFFFFFA4</text:p>
          </table:table-cell>
          <table:table-cell table:style-name="ce3" table:formula="of:=DEC2HEX(ROUND(IF([.$B39]/COS([.AK$2]*0.0174533)&lt;255;[.$B39]/COS([.AK$2]*0.0174533);255);0)  ;2)" office:value-type="string" office:string-value="FFFFFFFFA2">
            <text:p>FFFFFFFFA2</text:p>
          </table:table-cell>
          <table:table-cell table:style-name="ce3" table:formula="of:=DEC2HEX(ROUND(IF([.$B39]/COS([.AL$2]*0.0174533)&lt;255;[.$B39]/COS([.AL$2]*0.0174533);255);0)  ;2)" office:value-type="string" office:string-value="FFFFFFFFA0">
            <text:p>FFFFFFFFA0</text:p>
          </table:table-cell>
          <table:table-cell table:style-name="ce3" table:formula="of:=DEC2HEX(ROUND(IF([.$B39]/COS([.AM$2]*0.0174533)&lt;255;[.$B39]/COS([.AM$2]*0.0174533);255);0)  ;2)" office:value-type="string" office:string-value="FFFFFFFF9C">
            <text:p>FFFFFFFF9C</text:p>
          </table:table-cell>
          <table:table-cell table:style-name="ce3" table:formula="of:=DEC2HEX(ROUND(IF([.$B39]/COS([.AN$2]*0.0174533)&lt;255;[.$B39]/COS([.AN$2]*0.0174533);255);0)  ;2)" office:value-type="string" office:string-value="FFFFFFFF98">
            <text:p>FFFFFFFF98</text:p>
          </table:table-cell>
          <table:table-cell table:style-name="ce3" table:formula="of:=DEC2HEX(ROUND(IF([.$B39]/COS([.AO$2]*0.0174533)&lt;255;[.$B39]/COS([.AO$2]*0.0174533);255);0)  ;2)" office:value-type="string" office:string-value="FFFFFFFF91">
            <text:p>FFFFFFFF91</text:p>
          </table:table-cell>
          <table:table-cell table:style-name="ce3" table:formula="of:=DEC2HEX(ROUND(IF([.$B39]/COS([.AP$2]*0.0174533)&lt;255;[.$B39]/COS([.AP$2]*0.0174533);255);0)  ;2)" office:value-type="string" office:string-value="FFFFFFFF89">
            <text:p>FFFFFFFF89</text:p>
          </table:table-cell>
          <table:table-cell table:style-name="ce3" table:formula="of:=DEC2HEX(ROUND(IF([.$B39]/COS([.AQ$2]*0.0174533)&lt;255;[.$B39]/COS([.AQ$2]*0.0174533);255);0)  ;2)" office:value-type="string" office:string-value="FFFFFFFF7E">
            <text:p>FFFFFFFF7E</text:p>
          </table:table-cell>
          <table:table-cell table:style-name="ce3" table:formula="of:=DEC2HEX(ROUND(IF([.$B39]/COS([.AR$2]*0.0174533)&lt;255;[.$B39]/COS([.AR$2]*0.0174533);255);0)  ;2)" office:value-type="string" office:string-value="FFFFFFFF6F">
            <text:p>FFFFFFFF6F</text:p>
          </table:table-cell>
          <table:table-cell table:style-name="ce3" table:formula="of:=DEC2HEX(ROUND(IF([.$B39]/COS([.AS$2]*0.0174533)&lt;255;[.$B39]/COS([.AS$2]*0.0174533);255);0)  ;2)" office:value-type="string" office:string-value="FFFFFFFF5A">
            <text:p>FFFFFFFF5A</text:p>
          </table:table-cell>
          <table:table-cell table:style-name="ce3" table:formula="of:=DEC2HEX(ROUND(IF([.$B39]/COS([.AT$2]*0.0174533)&lt;255;[.$B39]/COS([.AT$2]*0.0174533);255);0)  ;2)" office:value-type="string" office:string-value="FFFFFFFF3D">
            <text:p>FFFFFFFF3D</text:p>
          </table:table-cell>
          <table:table-cell table:style-name="ce3" table:formula="of:=DEC2HEX(ROUND(IF([.$B39]/COS([.AU$2]*0.0174533)&lt;255;[.$B39]/COS([.AU$2]*0.0174533);255);0)  ;2)" office:value-type="string" office:string-value="FFFFFFFF10">
            <text:p>FFFFFFFF10</text:p>
          </table:table-cell>
          <table:table-cell table:style-name="ce3" table:formula="of:=DEC2HEX(ROUND(IF([.$B39]/COS([.AV$2]*0.0174533)&lt;255;[.$B39]/COS([.AV$2]*0.0174533);255);0)  ;2)" office:value-type="string" office:string-value="FFFFFFFEC3">
            <text:p>FFFFFFFEC3</text:p>
          </table:table-cell>
          <table:table-cell table:style-name="ce3" table:formula="of:=DEC2HEX(ROUND(IF([.$B39]/COS([.AW$2]*0.0174533)&lt;255;[.$B39]/COS([.AW$2]*0.0174533);255);0)  ;2)" office:value-type="string" office:string-value="FFFFFFFE28">
            <text:p>FFFFFFFE28</text:p>
          </table:table-cell>
          <table:table-cell table:style-name="ce3" table:formula="of:=DEC2HEX(ROUND(IF([.$B39]/COS([.AX$2]*0.0174533)&lt;255;[.$B39]/COS([.AX$2]*0.0174533);255);0)  ;2)" office:value-type="string" office:string-value="FFFFFFFC55">
            <text:p>FFFFFFFC55</text:p>
          </table:table-cell>
          <table:table-cell table:style-name="ce3" table:formula="of:=DEC2HEX(ROUND(IF([.$B39]/COS([.AY$2]*0.0174533)&lt;255;[.$B39]/COS([.AY$2]*0.0174533);255);0)  ;2)" office:value-type="string" office:string-value="FF">
            <text:p>FF</text:p>
          </table:table-cell>
          <table:table-cell table:style-name="ce3" table:formula="of:=DEC2HEX(ROUND(IF([.$B39]/COS([.AZ$2]*0.0174533)&lt;255;[.$B39]/COS([.AZ$2]*0.0174533);255);0)  ;2)" office:value-type="string" office:string-value="FF">
            <text:p>FF</text:p>
          </table:table-cell>
          <table:table-cell table:style-name="ce3" table:formula="of:=DEC2HEX(ROUND(IF([.$B39]/COS([.BA$2]*0.0174533)&lt;255;[.$B39]/COS([.BA$2]*0.0174533);255);0)  ;2)" office:value-type="string" office:string-value="FF">
            <text:p>FF</text:p>
          </table:table-cell>
          <table:table-cell table:style-name="ce3" table:formula="of:=DEC2HEX(ROUND(IF([.$B39]/COS([.BB$2]*0.0174533)&lt;255;[.$B39]/COS([.BB$2]*0.0174533);255);0)  ;2)" office:value-type="string" office:string-value="FF">
            <text:p>FF</text:p>
          </table:table-cell>
          <table:table-cell table:style-name="ce3" table:formula="of:=DEC2HEX(ROUND(IF([.$B39]/COS([.BC$2]*0.0174533)&lt;255;[.$B39]/COS([.BC$2]*0.0174533);255);0)  ;2)" office:value-type="string" office:string-value="F0">
            <text:p>F0</text:p>
          </table:table-cell>
          <table:table-cell table:style-name="ce3" table:formula="of:=DEC2HEX(ROUND(IF([.$B39]/COS([.BD$2]*0.0174533)&lt;255;[.$B39]/COS([.BD$2]*0.0174533);255);0)  ;2)" office:value-type="string" office:string-value="C3">
            <text:p>C3</text:p>
          </table:table-cell>
          <table:table-cell table:style-name="ce3" table:formula="of:=DEC2HEX(ROUND(IF([.$B39]/COS([.BE$2]*0.0174533)&lt;255;[.$B39]/COS([.BE$2]*0.0174533);255);0)  ;2)" office:value-type="string" office:string-value="A6">
            <text:p>A6</text:p>
          </table:table-cell>
          <table:table-cell table:style-name="ce3" table:formula="of:=DEC2HEX(ROUND(IF([.$B39]/COS([.BF$2]*0.0174533)&lt;255;[.$B39]/COS([.BF$2]*0.0174533);255);0)  ;2)" office:value-type="string" office:string-value="91">
            <text:p>91</text:p>
          </table:table-cell>
          <table:table-cell table:style-name="ce3" table:formula="of:=DEC2HEX(ROUND(IF([.$B39]/COS([.BG$2]*0.0174533)&lt;255;[.$B39]/COS([.BG$2]*0.0174533);255);0)  ;2)" office:value-type="string" office:string-value="82">
            <text:p>82</text:p>
          </table:table-cell>
          <table:table-cell table:style-name="ce3" table:formula="of:=DEC2HEX(ROUND(IF([.$B39]/COS([.BH$2]*0.0174533)&lt;255;[.$B39]/COS([.BH$2]*0.0174533);255);0)  ;2)" office:value-type="string" office:string-value="77">
            <text:p>77</text:p>
          </table:table-cell>
          <table:table-cell table:style-name="ce3" table:formula="of:=DEC2HEX(ROUND(IF([.$B39]/COS([.BI$2]*0.0174533)&lt;255;[.$B39]/COS([.BI$2]*0.0174533);255);0)  ;2)" office:value-type="string" office:string-value="6F">
            <text:p>6F</text:p>
          </table:table-cell>
          <table:table-cell table:style-name="ce3" table:formula="of:=DEC2HEX(ROUND(IF([.$B39]/COS([.BJ$2]*0.0174533)&lt;255;[.$B39]/COS([.BJ$2]*0.0174533);255);0)  ;2)" office:value-type="string" office:string-value="68">
            <text:p>68</text:p>
          </table:table-cell>
          <table:table-cell table:style-name="ce3" table:formula="of:=DEC2HEX(ROUND(IF([.$B39]/COS([.BK$2]*0.0174533)&lt;255;[.$B39]/COS([.BK$2]*0.0174533);255);0)  ;2)" office:value-type="string" office:string-value="64">
            <text:p>64</text:p>
          </table:table-cell>
          <table:table-cell table:style-name="ce3" table:formula="of:=DEC2HEX(ROUND(IF([.$B39]/COS([.BL$2]*0.0174533)&lt;255;[.$B39]/COS([.BL$2]*0.0174533);255);0)  ;2)" office:value-type="string" office:string-value="60">
            <text:p>60</text:p>
          </table:table-cell>
          <table:table-cell table:style-name="ce3" table:formula="of:=DEC2HEX(ROUND(IF([.$B39]/COS([.BM$2]*0.0174533)&lt;255;[.$B39]/COS([.BM$2]*0.0174533);255);0)  ;2)" office:value-type="string" office:string-value="5E">
            <text:p>5E</text:p>
          </table:table-cell>
          <table:table-cell table:style-name="ce3" table:formula="of:=DEC2HEX(ROUND(IF([.$B39]/COS([.BN$2]*0.0174533)&lt;255;[.$B39]/COS([.BN$2]*0.0174533);255);0)  ;2)" office:value-type="string" office:string-value="5C">
            <text:p>5C</text:p>
          </table:table-cell>
          <table:table-cell table:style-name="ce3" table:formula="of:=DEC2HEX(ROUND(IF([.$B39]/COS([.BO$2]*0.0174533)&lt;255;[.$B39]/COS([.BO$2]*0.0174533);255);0)  ;2)" office:value-type="string" office:string-value="5C">
            <text:p>5C</text:p>
          </table:table-cell>
          <table:table-cell table:style-name="ce3" table:formula="of:=DEC2HEX(ROUND(IF([.$B39]/COS([.BP$2]*0.0174533)&lt;255;[.$B39]/COS([.BP$2]*0.0174533);255);0)  ;2)" office:value-type="string" office:string-value="5C">
            <text:p>5C</text:p>
          </table:table-cell>
          <table:table-cell table:style-name="ce3" table:formula="of:=DEC2HEX(ROUND(IF([.$B39]/COS([.BQ$2]*0.0174533)&lt;255;[.$B39]/COS([.BQ$2]*0.0174533);255);0)  ;2)" office:value-type="string" office:string-value="5E">
            <text:p>5E</text:p>
          </table:table-cell>
          <table:table-cell table:style-name="ce3" table:formula="of:=DEC2HEX(ROUND(IF([.$B39]/COS([.BR$2]*0.0174533)&lt;255;[.$B39]/COS([.BR$2]*0.0174533);255);0)  ;2)" office:value-type="string" office:string-value="60">
            <text:p>60</text:p>
          </table:table-cell>
          <table:table-cell table:style-name="ce3" table:formula="of:=DEC2HEX(ROUND(IF([.$B39]/COS([.BS$2]*0.0174533)&lt;255;[.$B39]/COS([.BS$2]*0.0174533);255);0)  ;2)" office:value-type="string" office:string-value="64">
            <text:p>64</text:p>
          </table:table-cell>
          <table:table-cell table:style-name="ce3" table:formula="of:=DEC2HEX(ROUND(IF([.$B39]/COS([.BT$2]*0.0174533)&lt;255;[.$B39]/COS([.BT$2]*0.0174533);255);0)  ;2)" office:value-type="string" office:string-value="68">
            <text:p>68</text:p>
          </table:table-cell>
          <table:table-cell table:style-name="ce3" table:formula="of:=DEC2HEX(ROUND(IF([.$B39]/COS([.BU$2]*0.0174533)&lt;255;[.$B39]/COS([.BU$2]*0.0174533);255);0)  ;2)" office:value-type="string" office:string-value="6F">
            <text:p>6F</text:p>
          </table:table-cell>
          <table:table-cell table:style-name="ce3" table:formula="of:=DEC2HEX(ROUND(IF([.$B39]/COS([.BV$2]*0.0174533)&lt;255;[.$B39]/COS([.BV$2]*0.0174533);255);0)  ;2)" office:value-type="string" office:string-value="77">
            <text:p>77</text:p>
          </table:table-cell>
          <table:table-cell table:style-name="ce3" table:formula="of:=DEC2HEX(ROUND(IF([.$B39]/COS([.BW$2]*0.0174533)&lt;255;[.$B39]/COS([.BW$2]*0.0174533);255);0)  ;2)" office:value-type="string" office:string-value="82">
            <text:p>82</text:p>
          </table:table-cell>
          <table:table-cell table:style-name="ce3" table:formula="of:=DEC2HEX(ROUND(IF([.$B39]/COS([.BX$2]*0.0174533)&lt;255;[.$B39]/COS([.BX$2]*0.0174533);255);0)  ;2)" office:value-type="string" office:string-value="91">
            <text:p>91</text:p>
          </table:table-cell>
          <table:table-cell table:style-name="ce3" table:formula="of:=DEC2HEX(ROUND(IF([.$B39]/COS([.BY$2]*0.0174533)&lt;255;[.$B39]/COS([.BY$2]*0.0174533);255);0)  ;2)" office:value-type="string" office:string-value="A6">
            <text:p>A6</text:p>
          </table:table-cell>
          <table:table-cell table:style-name="ce3" table:formula="of:=DEC2HEX(ROUND(IF([.$B39]/COS([.BZ$2]*0.0174533)&lt;255;[.$B39]/COS([.BZ$2]*0.0174533);255);0)  ;2)" office:value-type="string" office:string-value="C3">
            <text:p>C3</text:p>
          </table:table-cell>
          <table:table-cell table:style-name="ce3" table:formula="of:=DEC2HEX(ROUND(IF([.$B39]/COS([.CA$2]*0.0174533)&lt;255;[.$B39]/COS([.CA$2]*0.0174533);255);0)  ;2)" office:value-type="string" office:string-value="F0">
            <text:p>F0</text:p>
          </table:table-cell>
          <table:table-cell table:style-name="ce3" table:formula="of:=DEC2HEX(ROUND(IF([.$B39]/COS([.CB$2]*0.0174533)&lt;255;[.$B39]/COS([.CB$2]*0.0174533);255);0)  ;2)" office:value-type="string" office:string-value="FF">
            <text:p>FF</text:p>
          </table:table-cell>
          <table:table-cell table:style-name="ce3" table:formula="of:=DEC2HEX(ROUND(IF([.$B39]/COS([.CC$2]*0.0174533)&lt;255;[.$B3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39]+1" office:value-type="float" office:value="36">
            <text:p>36</text:p>
          </table:table-cell>
          <table:table-cell table:style-name="ce2" table:formula="of:=[.B39]-1" office:value-type="float" office:value="91">
            <text:p>91</text:p>
          </table:table-cell>
          <table:table-cell table:formula="of:=DEC2HEX(ROUND(IF([.$B40]/[.C$3]&lt;127;127-[.$B40]/[.C$3];0) ;0) ;2)" office:value-type="string" office:string-value="24">
            <text:p>24</text:p>
          </table:table-cell>
          <table:table-cell table:formula="of:=DEC2HEX(ROUND(IF([.$B40]/[.D$3]&lt;127;127-[.$B40]/[.D$3];0) ;0) ;2)" office:value-type="string" office:string-value="24">
            <text:p>24</text:p>
          </table:table-cell>
          <table:table-cell table:formula="of:=DEC2HEX(ROUND(IF([.$B40]/[.E$3]&lt;127;127-[.$B40]/[.E$3];0) ;0) ;2)" office:value-type="string" office:string-value="22">
            <text:p>22</text:p>
          </table:table-cell>
          <table:table-cell table:formula="of:=DEC2HEX(ROUND(IF([.$B40]/[.F$3]&lt;127;127-[.$B40]/[.F$3];0) ;0) ;2)" office:value-type="string" office:string-value="20">
            <text:p>20</text:p>
          </table:table-cell>
          <table:table-cell table:formula="of:=DEC2HEX(ROUND(IF([.$B40]/[.G$3]&lt;127;127-[.$B40]/[.G$3];0) ;0) ;2)" office:value-type="string" office:string-value="1D">
            <text:p>1D</text:p>
          </table:table-cell>
          <table:table-cell table:formula="of:=DEC2HEX(ROUND(IF([.$B40]/[.H$3]&lt;127;127-[.$B40]/[.H$3];0) ;0) ;2)" office:value-type="string" office:string-value="18">
            <text:p>18</text:p>
          </table:table-cell>
          <table:table-cell table:formula="of:=DEC2HEX(ROUND(IF([.$B40]/[.I$3]&lt;127;127-[.$B40]/[.I$3];0) ;0) ;2)" office:value-type="string" office:string-value="11">
            <text:p>11</text:p>
          </table:table-cell>
          <table:table-cell table:formula="of:=DEC2HEX(ROUND(IF([.$B40]/[.J$3]&lt;127;127-[.$B40]/[.J$3];0) ;0) ;2)" office:value-type="string" office:string-value="09">
            <text:p>09</text:p>
          </table:table-cell>
          <table:table-cell table:formula="of:=DEC2HEX(ROUND(IF([.$B40]/[.K$3]&lt;127;127-[.$B40]/[.K$3];0) ;0) ;2)" office:value-type="string" office:string-value="00">
            <text:p>00</text:p>
          </table:table-cell>
          <table:table-cell table:formula="of:=DEC2HEX(ROUND(IF([.$B40]/[.L$3]&lt;127;127-[.$B40]/[.L$3];0) ;0) ;2)" office:value-type="string" office:string-value="00">
            <text:p>00</text:p>
          </table:table-cell>
          <table:table-cell table:style-name="ce3" table:formula="of:=DEC2HEX(ROUND(IF([.$B40]/[.M$3]&lt;127;127-[.$B40]/[.M$3];0) ;0) ;2)" office:value-type="string" office:string-value="00">
            <text:p>00</text:p>
          </table:table-cell>
          <table:table-cell table:style-name="ce3" table:formula="of:=DEC2HEX(ROUND(IF([.$B40]/[.N$3]&lt;127;127-[.$B40]/[.N$3];0) ;0) ;2)" office:value-type="string" office:string-value="00">
            <text:p>00</text:p>
          </table:table-cell>
          <table:table-cell table:style-name="ce3" table:formula="of:=DEC2HEX(ROUND(IF([.$B40]/[.O$3]&lt;127;127-[.$B40]/[.O$3];0) ;0) ;2)" office:value-type="string" office:string-value="00">
            <text:p>00</text:p>
          </table:table-cell>
          <table:table-cell table:style-name="ce3" table:formula="of:=DEC2HEX(ROUND(IF([.$B40]/[.P$3]&lt;127;127-[.$B40]/[.P$3];0) ;0) ;2)" office:value-type="string" office:string-value="00">
            <text:p>00</text:p>
          </table:table-cell>
          <table:table-cell table:style-name="ce3" table:formula="of:=DEC2HEX(ROUND(IF([.$B40]/[.Q$3]&lt;127;127-[.$B40]/[.Q$3];0) ;0) ;2)" office:value-type="string" office:string-value="00">
            <text:p>00</text:p>
          </table:table-cell>
          <table:table-cell table:style-name="ce3" table:formula="of:=DEC2HEX(ROUND(IF([.$B40]/[.R$3]&lt;127;127-[.$B40]/[.R$3];0) ;0) ;2)" office:value-type="string" office:string-value="00">
            <text:p>00</text:p>
          </table:table-cell>
          <table:table-cell table:style-name="ce3" table:formula="of:=DEC2HEX(ROUND(IF([.$B40]/[.S$3]&lt;127;[.$B40]/[.S$3];127) ;0) ;2)" office:value-type="float" office:value="0">
            <text:p>#ДЕЛ/0!</text:p>
          </table:table-cell>
          <table:table-cell table:style-name="ce3" table:formula="of:=DEC2HEX(ROUND(IF([.$B40]/[.T$3]&lt;127;[.$B40]/[.T$3];127) ;0) ;2)" office:value-type="string" office:string-value="FFFFFFFC5F">
            <text:p>FFFFFFFC5F</text:p>
          </table:table-cell>
          <table:table-cell table:style-name="ce3" table:formula="of:=DEC2HEX(ROUND(IF([.$B40]/[.U$3]&lt;127;[.$B40]/[.U$3];127) ;0) ;2)" office:value-type="string" office:string-value="FFFFFFFE2D">
            <text:p>FFFFFFFE2D</text:p>
          </table:table-cell>
          <table:table-cell table:style-name="ce3" table:formula="of:=DEC2HEX(ROUND(IF([.$B40]/[.V$3]&lt;127;[.$B40]/[.V$3];127) ;0) ;2)" office:value-type="string" office:string-value="FFFFFFFEC6">
            <text:p>FFFFFFFEC6</text:p>
          </table:table-cell>
          <table:table-cell table:style-name="ce3" table:formula="of:=DEC2HEX(ROUND(IF([.$B40]/[.W$3]&lt;127;[.$B40]/[.W$3];127) ;0) ;2)" office:value-type="string" office:string-value="FFFFFFFF12">
            <text:p>FFFFFFFF12</text:p>
          </table:table-cell>
          <table:table-cell table:style-name="ce3" table:formula="of:=DEC2HEX(ROUND(IF([.$B40]/[.X$3]&lt;127;[.$B40]/[.X$3];127) ;0) ;2)" office:value-type="string" office:string-value="FFFFFFFF3F">
            <text:p>FFFFFFFF3F</text:p>
          </table:table-cell>
          <table:table-cell table:style-name="ce3" table:formula="of:=DEC2HEX(ROUND(IF([.$B40]/[.Y$3]&lt;127;[.$B40]/[.Y$3];127) ;0) ;2)" office:value-type="string" office:string-value="FFFFFFFF5C">
            <text:p>FFFFFFFF5C</text:p>
          </table:table-cell>
          <table:table-cell table:style-name="ce3" table:formula="of:=DEC2HEX(ROUND(IF([.$B40]/[.Z$3]&lt;127;[.$B40]/[.Z$3];127) ;0) ;2)" office:value-type="string" office:string-value="FFFFFFFF70">
            <text:p>FFFFFFFF70</text:p>
          </table:table-cell>
          <table:table-cell table:style-name="ce3" table:formula="of:=DEC2HEX(ROUND(IF([.$B40]/[.AA$3]&lt;127;[.$B40]/[.AA$3];127) ;0) ;2)" office:value-type="string" office:string-value="FFFFFFFF7F">
            <text:p>FFFFFFFF7F</text:p>
          </table:table-cell>
          <table:table-cell table:style-name="ce3" table:formula="of:=DEC2HEX(ROUND(IF([.$B40]/[.AB$3]&lt;127;[.$B40]/[.AB$3];127) ;0) ;2)" office:value-type="string" office:string-value="FFFFFFFF8A">
            <text:p>FFFFFFFF8A</text:p>
          </table:table-cell>
          <table:table-cell table:style-name="ce3" table:formula="of:=DEC2HEX(ROUND(IF([.$B40]/[.AC$3]&lt;127;[.$B40]/[.AC$3];127) ;0) ;2)" office:value-type="string" office:string-value="FFFFFFFF92">
            <text:p>FFFFFFFF92</text:p>
          </table:table-cell>
          <table:table-cell table:style-name="ce3" table:formula="of:=DEC2HEX(ROUND(IF([.$B40]/[.AD$3]&lt;127;[.$B40]/[.AD$3];127) ;0) ;2)" office:value-type="string" office:string-value="FFFFFFFF99">
            <text:p>FFFFFFFF99</text:p>
          </table:table-cell>
          <table:table-cell table:style-name="ce3" table:formula="of:=DEC2HEX(ROUND(IF([.$B40]/[.AE$3]&lt;127;[.$B40]/[.AE$3];127) ;0) ;2)" office:value-type="string" office:string-value="FFFFFFFF9E">
            <text:p>FFFFFFFF9E</text:p>
          </table:table-cell>
          <table:table-cell table:style-name="ce3" table:formula="of:=DEC2HEX(ROUND(IF([.$B40]/[.AF$3]&lt;127;[.$B40]/[.AF$3];127) ;0) ;2)" office:value-type="string" office:string-value="FFFFFFFFA1">
            <text:p>FFFFFFFFA1</text:p>
          </table:table-cell>
          <table:table-cell table:style-name="ce3" table:formula="of:=DEC2HEX(ROUND(IF([.$B40]/[.AG$3]&lt;127;[.$B40]/[.AG$3];127) ;0) ;2)" office:value-type="string" office:string-value="FFFFFFFFA3">
            <text:p>FFFFFFFFA3</text:p>
          </table:table-cell>
          <table:table-cell table:style-name="ce3" table:formula="of:=DEC2HEX(ROUND(IF([.$B40]/[.AH$3]&lt;127;[.$B40]/[.AH$3];127) ;0) ;2)" office:value-type="string" office:string-value="FFFFFFFFA5">
            <text:p>FFFFFFFFA5</text:p>
          </table:table-cell>
          <table:table-cell table:style-name="ce3" table:formula="of:=DEC2HEX(ROUND(IF([.$B40]/COS(ROUND([.AI$2]*0.0174533;4))&lt;255;[.$B40]/COS(ROUND([.AI$2]*0.0174533;4));255);0);2)" office:value-type="string" office:string-value="FFFFFFFFA5">
            <text:p>FFFFFFFFA5</text:p>
          </table:table-cell>
          <table:table-cell table:style-name="ce3" table:formula="of:=DEC2HEX(ROUND(IF([.$B40]/COS([.AJ$2]*0.0174533)&lt;255;[.$B40]/COS([.AJ$2]*0.0174533);255);0)  ;2)" office:value-type="string" office:string-value="FFFFFFFFA5">
            <text:p>FFFFFFFFA5</text:p>
          </table:table-cell>
          <table:table-cell table:style-name="ce3" table:formula="of:=DEC2HEX(ROUND(IF([.$B40]/COS([.AK$2]*0.0174533)&lt;255;[.$B40]/COS([.AK$2]*0.0174533);255);0)  ;2)" office:value-type="string" office:string-value="FFFFFFFFA3">
            <text:p>FFFFFFFFA3</text:p>
          </table:table-cell>
          <table:table-cell table:style-name="ce3" table:formula="of:=DEC2HEX(ROUND(IF([.$B40]/COS([.AL$2]*0.0174533)&lt;255;[.$B40]/COS([.AL$2]*0.0174533);255);0)  ;2)" office:value-type="string" office:string-value="FFFFFFFFA1">
            <text:p>FFFFFFFFA1</text:p>
          </table:table-cell>
          <table:table-cell table:style-name="ce3" table:formula="of:=DEC2HEX(ROUND(IF([.$B40]/COS([.AM$2]*0.0174533)&lt;255;[.$B40]/COS([.AM$2]*0.0174533);255);0)  ;2)" office:value-type="string" office:string-value="FFFFFFFF9E">
            <text:p>FFFFFFFF9E</text:p>
          </table:table-cell>
          <table:table-cell table:style-name="ce3" table:formula="of:=DEC2HEX(ROUND(IF([.$B40]/COS([.AN$2]*0.0174533)&lt;255;[.$B40]/COS([.AN$2]*0.0174533);255);0)  ;2)" office:value-type="string" office:string-value="FFFFFFFF99">
            <text:p>FFFFFFFF99</text:p>
          </table:table-cell>
          <table:table-cell table:style-name="ce3" table:formula="of:=DEC2HEX(ROUND(IF([.$B40]/COS([.AO$2]*0.0174533)&lt;255;[.$B40]/COS([.AO$2]*0.0174533);255);0)  ;2)" office:value-type="string" office:string-value="FFFFFFFF93">
            <text:p>FFFFFFFF93</text:p>
          </table:table-cell>
          <table:table-cell table:style-name="ce3" table:formula="of:=DEC2HEX(ROUND(IF([.$B40]/COS([.AP$2]*0.0174533)&lt;255;[.$B40]/COS([.AP$2]*0.0174533);255);0)  ;2)" office:value-type="string" office:string-value="FFFFFFFF8A">
            <text:p>FFFFFFFF8A</text:p>
          </table:table-cell>
          <table:table-cell table:style-name="ce3" table:formula="of:=DEC2HEX(ROUND(IF([.$B40]/COS([.AQ$2]*0.0174533)&lt;255;[.$B40]/COS([.AQ$2]*0.0174533);255);0)  ;2)" office:value-type="string" office:string-value="FFFFFFFF7F">
            <text:p>FFFFFFFF7F</text:p>
          </table:table-cell>
          <table:table-cell table:style-name="ce3" table:formula="of:=DEC2HEX(ROUND(IF([.$B40]/COS([.AR$2]*0.0174533)&lt;255;[.$B40]/COS([.AR$2]*0.0174533);255);0)  ;2)" office:value-type="string" office:string-value="FFFFFFFF71">
            <text:p>FFFFFFFF71</text:p>
          </table:table-cell>
          <table:table-cell table:style-name="ce3" table:formula="of:=DEC2HEX(ROUND(IF([.$B40]/COS([.AS$2]*0.0174533)&lt;255;[.$B40]/COS([.AS$2]*0.0174533);255);0)  ;2)" office:value-type="string" office:string-value="FFFFFFFF5C">
            <text:p>FFFFFFFF5C</text:p>
          </table:table-cell>
          <table:table-cell table:style-name="ce3" table:formula="of:=DEC2HEX(ROUND(IF([.$B40]/COS([.AT$2]*0.0174533)&lt;255;[.$B40]/COS([.AT$2]*0.0174533);255);0)  ;2)" office:value-type="string" office:string-value="FFFFFFFF3F">
            <text:p>FFFFFFFF3F</text:p>
          </table:table-cell>
          <table:table-cell table:style-name="ce3" table:formula="of:=DEC2HEX(ROUND(IF([.$B40]/COS([.AU$2]*0.0174533)&lt;255;[.$B40]/COS([.AU$2]*0.0174533);255);0)  ;2)" office:value-type="string" office:string-value="FFFFFFFF12">
            <text:p>FFFFFFFF12</text:p>
          </table:table-cell>
          <table:table-cell table:style-name="ce3" table:formula="of:=DEC2HEX(ROUND(IF([.$B40]/COS([.AV$2]*0.0174533)&lt;255;[.$B40]/COS([.AV$2]*0.0174533);255);0)  ;2)" office:value-type="string" office:string-value="FFFFFFFEC7">
            <text:p>FFFFFFFEC7</text:p>
          </table:table-cell>
          <table:table-cell table:style-name="ce3" table:formula="of:=DEC2HEX(ROUND(IF([.$B40]/COS([.AW$2]*0.0174533)&lt;255;[.$B40]/COS([.AW$2]*0.0174533);255);0)  ;2)" office:value-type="string" office:string-value="FFFFFFFE2E">
            <text:p>FFFFFFFE2E</text:p>
          </table:table-cell>
          <table:table-cell table:style-name="ce3" table:formula="of:=DEC2HEX(ROUND(IF([.$B40]/COS([.AX$2]*0.0174533)&lt;255;[.$B40]/COS([.AX$2]*0.0174533);255);0)  ;2)" office:value-type="string" office:string-value="FFFFFFFC60">
            <text:p>FFFFFFFC60</text:p>
          </table:table-cell>
          <table:table-cell table:style-name="ce3" table:formula="of:=DEC2HEX(ROUND(IF([.$B40]/COS([.AY$2]*0.0174533)&lt;255;[.$B40]/COS([.AY$2]*0.0174533);255);0)  ;2)" office:value-type="string" office:string-value="FF">
            <text:p>FF</text:p>
          </table:table-cell>
          <table:table-cell table:style-name="ce3" table:formula="of:=DEC2HEX(ROUND(IF([.$B40]/COS([.AZ$2]*0.0174533)&lt;255;[.$B40]/COS([.AZ$2]*0.0174533);255);0)  ;2)" office:value-type="string" office:string-value="FF">
            <text:p>FF</text:p>
          </table:table-cell>
          <table:table-cell table:style-name="ce3" table:formula="of:=DEC2HEX(ROUND(IF([.$B40]/COS([.BA$2]*0.0174533)&lt;255;[.$B40]/COS([.BA$2]*0.0174533);255);0)  ;2)" office:value-type="string" office:string-value="FF">
            <text:p>FF</text:p>
          </table:table-cell>
          <table:table-cell table:style-name="ce3" table:formula="of:=DEC2HEX(ROUND(IF([.$B40]/COS([.BB$2]*0.0174533)&lt;255;[.$B40]/COS([.BB$2]*0.0174533);255);0)  ;2)" office:value-type="string" office:string-value="FF">
            <text:p>FF</text:p>
          </table:table-cell>
          <table:table-cell table:style-name="ce3" table:formula="of:=DEC2HEX(ROUND(IF([.$B40]/COS([.BC$2]*0.0174533)&lt;255;[.$B40]/COS([.BC$2]*0.0174533);255);0)  ;2)" office:value-type="string" office:string-value="EE">
            <text:p>EE</text:p>
          </table:table-cell>
          <table:table-cell table:style-name="ce3" table:formula="of:=DEC2HEX(ROUND(IF([.$B40]/COS([.BD$2]*0.0174533)&lt;255;[.$B40]/COS([.BD$2]*0.0174533);255);0)  ;2)" office:value-type="string" office:string-value="C1">
            <text:p>C1</text:p>
          </table:table-cell>
          <table:table-cell table:style-name="ce3" table:formula="of:=DEC2HEX(ROUND(IF([.$B40]/COS([.BE$2]*0.0174533)&lt;255;[.$B40]/COS([.BE$2]*0.0174533);255);0)  ;2)" office:value-type="string" office:string-value="A4">
            <text:p>A4</text:p>
          </table:table-cell>
          <table:table-cell table:style-name="ce3" table:formula="of:=DEC2HEX(ROUND(IF([.$B40]/COS([.BF$2]*0.0174533)&lt;255;[.$B40]/COS([.BF$2]*0.0174533);255);0)  ;2)" office:value-type="string" office:string-value="8F">
            <text:p>8F</text:p>
          </table:table-cell>
          <table:table-cell table:style-name="ce3" table:formula="of:=DEC2HEX(ROUND(IF([.$B40]/COS([.BG$2]*0.0174533)&lt;255;[.$B40]/COS([.BG$2]*0.0174533);255);0)  ;2)" office:value-type="string" office:string-value="81">
            <text:p>81</text:p>
          </table:table-cell>
          <table:table-cell table:style-name="ce3" table:formula="of:=DEC2HEX(ROUND(IF([.$B40]/COS([.BH$2]*0.0174533)&lt;255;[.$B40]/COS([.BH$2]*0.0174533);255);0)  ;2)" office:value-type="string" office:string-value="76">
            <text:p>76</text:p>
          </table:table-cell>
          <table:table-cell table:style-name="ce3" table:formula="of:=DEC2HEX(ROUND(IF([.$B40]/COS([.BI$2]*0.0174533)&lt;255;[.$B40]/COS([.BI$2]*0.0174533);255);0)  ;2)" office:value-type="string" office:string-value="6D">
            <text:p>6D</text:p>
          </table:table-cell>
          <table:table-cell table:style-name="ce3" table:formula="of:=DEC2HEX(ROUND(IF([.$B40]/COS([.BJ$2]*0.0174533)&lt;255;[.$B40]/COS([.BJ$2]*0.0174533);255);0)  ;2)" office:value-type="string" office:string-value="67">
            <text:p>67</text:p>
          </table:table-cell>
          <table:table-cell table:style-name="ce3" table:formula="of:=DEC2HEX(ROUND(IF([.$B40]/COS([.BK$2]*0.0174533)&lt;255;[.$B40]/COS([.BK$2]*0.0174533);255);0)  ;2)" office:value-type="string" office:string-value="62">
            <text:p>62</text:p>
          </table:table-cell>
          <table:table-cell table:style-name="ce3" table:formula="of:=DEC2HEX(ROUND(IF([.$B40]/COS([.BL$2]*0.0174533)&lt;255;[.$B40]/COS([.BL$2]*0.0174533);255);0)  ;2)" office:value-type="string" office:string-value="5F">
            <text:p>5F</text:p>
          </table:table-cell>
          <table:table-cell table:style-name="ce3" table:formula="of:=DEC2HEX(ROUND(IF([.$B40]/COS([.BM$2]*0.0174533)&lt;255;[.$B40]/COS([.BM$2]*0.0174533);255);0)  ;2)" office:value-type="string" office:string-value="5D">
            <text:p>5D</text:p>
          </table:table-cell>
          <table:table-cell table:style-name="ce3" table:formula="of:=DEC2HEX(ROUND(IF([.$B40]/COS([.BN$2]*0.0174533)&lt;255;[.$B40]/COS([.BN$2]*0.0174533);255);0)  ;2)" office:value-type="string" office:string-value="5B">
            <text:p>5B</text:p>
          </table:table-cell>
          <table:table-cell table:style-name="ce3" table:formula="of:=DEC2HEX(ROUND(IF([.$B40]/COS([.BO$2]*0.0174533)&lt;255;[.$B40]/COS([.BO$2]*0.0174533);255);0)  ;2)" office:value-type="string" office:string-value="5B">
            <text:p>5B</text:p>
          </table:table-cell>
          <table:table-cell table:style-name="ce3" table:formula="of:=DEC2HEX(ROUND(IF([.$B40]/COS([.BP$2]*0.0174533)&lt;255;[.$B40]/COS([.BP$2]*0.0174533);255);0)  ;2)" office:value-type="string" office:string-value="5B">
            <text:p>5B</text:p>
          </table:table-cell>
          <table:table-cell table:style-name="ce3" table:formula="of:=DEC2HEX(ROUND(IF([.$B40]/COS([.BQ$2]*0.0174533)&lt;255;[.$B40]/COS([.BQ$2]*0.0174533);255);0)  ;2)" office:value-type="string" office:string-value="5D">
            <text:p>5D</text:p>
          </table:table-cell>
          <table:table-cell table:style-name="ce3" table:formula="of:=DEC2HEX(ROUND(IF([.$B40]/COS([.BR$2]*0.0174533)&lt;255;[.$B40]/COS([.BR$2]*0.0174533);255);0)  ;2)" office:value-type="string" office:string-value="5F">
            <text:p>5F</text:p>
          </table:table-cell>
          <table:table-cell table:style-name="ce3" table:formula="of:=DEC2HEX(ROUND(IF([.$B40]/COS([.BS$2]*0.0174533)&lt;255;[.$B40]/COS([.BS$2]*0.0174533);255);0)  ;2)" office:value-type="string" office:string-value="62">
            <text:p>62</text:p>
          </table:table-cell>
          <table:table-cell table:style-name="ce3" table:formula="of:=DEC2HEX(ROUND(IF([.$B40]/COS([.BT$2]*0.0174533)&lt;255;[.$B40]/COS([.BT$2]*0.0174533);255);0)  ;2)" office:value-type="string" office:string-value="67">
            <text:p>67</text:p>
          </table:table-cell>
          <table:table-cell table:style-name="ce3" table:formula="of:=DEC2HEX(ROUND(IF([.$B40]/COS([.BU$2]*0.0174533)&lt;255;[.$B40]/COS([.BU$2]*0.0174533);255);0)  ;2)" office:value-type="string" office:string-value="6D">
            <text:p>6D</text:p>
          </table:table-cell>
          <table:table-cell table:style-name="ce3" table:formula="of:=DEC2HEX(ROUND(IF([.$B40]/COS([.BV$2]*0.0174533)&lt;255;[.$B40]/COS([.BV$2]*0.0174533);255);0)  ;2)" office:value-type="string" office:string-value="76">
            <text:p>76</text:p>
          </table:table-cell>
          <table:table-cell table:style-name="ce3" table:formula="of:=DEC2HEX(ROUND(IF([.$B40]/COS([.BW$2]*0.0174533)&lt;255;[.$B40]/COS([.BW$2]*0.0174533);255);0)  ;2)" office:value-type="string" office:string-value="81">
            <text:p>81</text:p>
          </table:table-cell>
          <table:table-cell table:style-name="ce3" table:formula="of:=DEC2HEX(ROUND(IF([.$B40]/COS([.BX$2]*0.0174533)&lt;255;[.$B40]/COS([.BX$2]*0.0174533);255);0)  ;2)" office:value-type="string" office:string-value="8F">
            <text:p>8F</text:p>
          </table:table-cell>
          <table:table-cell table:style-name="ce3" table:formula="of:=DEC2HEX(ROUND(IF([.$B40]/COS([.BY$2]*0.0174533)&lt;255;[.$B40]/COS([.BY$2]*0.0174533);255);0)  ;2)" office:value-type="string" office:string-value="A4">
            <text:p>A4</text:p>
          </table:table-cell>
          <table:table-cell table:style-name="ce3" table:formula="of:=DEC2HEX(ROUND(IF([.$B40]/COS([.BZ$2]*0.0174533)&lt;255;[.$B40]/COS([.BZ$2]*0.0174533);255);0)  ;2)" office:value-type="string" office:string-value="C1">
            <text:p>C1</text:p>
          </table:table-cell>
          <table:table-cell table:style-name="ce3" table:formula="of:=DEC2HEX(ROUND(IF([.$B40]/COS([.CA$2]*0.0174533)&lt;255;[.$B40]/COS([.CA$2]*0.0174533);255);0)  ;2)" office:value-type="string" office:string-value="EE">
            <text:p>EE</text:p>
          </table:table-cell>
          <table:table-cell table:style-name="ce3" table:formula="of:=DEC2HEX(ROUND(IF([.$B40]/COS([.CB$2]*0.0174533)&lt;255;[.$B40]/COS([.CB$2]*0.0174533);255);0)  ;2)" office:value-type="string" office:string-value="FF">
            <text:p>FF</text:p>
          </table:table-cell>
          <table:table-cell table:style-name="ce3" table:formula="of:=DEC2HEX(ROUND(IF([.$B40]/COS([.CC$2]*0.0174533)&lt;255;[.$B4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0]+1" office:value-type="float" office:value="37">
            <text:p>37</text:p>
          </table:table-cell>
          <table:table-cell table:style-name="ce2" table:formula="of:=[.B40]-1" office:value-type="float" office:value="90">
            <text:p>90</text:p>
          </table:table-cell>
          <table:table-cell table:formula="of:=DEC2HEX(ROUND(IF([.$B41]/[.C$3]&lt;127;127-[.$B41]/[.C$3];0) ;0) ;2)" office:value-type="string" office:string-value="25">
            <text:p>25</text:p>
          </table:table-cell>
          <table:table-cell table:formula="of:=DEC2HEX(ROUND(IF([.$B41]/[.D$3]&lt;127;127-[.$B41]/[.D$3];0) ;0) ;2)" office:value-type="string" office:string-value="25">
            <text:p>25</text:p>
          </table:table-cell>
          <table:table-cell table:formula="of:=DEC2HEX(ROUND(IF([.$B41]/[.E$3]&lt;127;127-[.$B41]/[.E$3];0) ;0) ;2)" office:value-type="string" office:string-value="23">
            <text:p>23</text:p>
          </table:table-cell>
          <table:table-cell table:formula="of:=DEC2HEX(ROUND(IF([.$B41]/[.F$3]&lt;127;127-[.$B41]/[.F$3];0) ;0) ;2)" office:value-type="string" office:string-value="21">
            <text:p>21</text:p>
          </table:table-cell>
          <table:table-cell table:formula="of:=DEC2HEX(ROUND(IF([.$B41]/[.G$3]&lt;127;127-[.$B41]/[.G$3];0) ;0) ;2)" office:value-type="string" office:string-value="1E">
            <text:p>1E</text:p>
          </table:table-cell>
          <table:table-cell table:formula="of:=DEC2HEX(ROUND(IF([.$B41]/[.H$3]&lt;127;127-[.$B41]/[.H$3];0) ;0) ;2)" office:value-type="string" office:string-value="19">
            <text:p>19</text:p>
          </table:table-cell>
          <table:table-cell table:formula="of:=DEC2HEX(ROUND(IF([.$B41]/[.I$3]&lt;127;127-[.$B41]/[.I$3];0) ;0) ;2)" office:value-type="string" office:string-value="13">
            <text:p>13</text:p>
          </table:table-cell>
          <table:table-cell table:formula="of:=DEC2HEX(ROUND(IF([.$B41]/[.J$3]&lt;127;127-[.$B41]/[.J$3];0) ;0) ;2)" office:value-type="string" office:string-value="0B">
            <text:p>0B</text:p>
          </table:table-cell>
          <table:table-cell table:formula="of:=DEC2HEX(ROUND(IF([.$B41]/[.K$3]&lt;127;127-[.$B41]/[.K$3];0) ;0) ;2)" office:value-type="string" office:string-value="00">
            <text:p>00</text:p>
          </table:table-cell>
          <table:table-cell table:formula="of:=DEC2HEX(ROUND(IF([.$B41]/[.L$3]&lt;127;127-[.$B41]/[.L$3];0) ;0) ;2)" office:value-type="string" office:string-value="00">
            <text:p>00</text:p>
          </table:table-cell>
          <table:table-cell table:style-name="ce3" table:formula="of:=DEC2HEX(ROUND(IF([.$B41]/[.M$3]&lt;127;127-[.$B41]/[.M$3];0) ;0) ;2)" office:value-type="string" office:string-value="00">
            <text:p>00</text:p>
          </table:table-cell>
          <table:table-cell table:style-name="ce3" table:formula="of:=DEC2HEX(ROUND(IF([.$B41]/[.N$3]&lt;127;127-[.$B41]/[.N$3];0) ;0) ;2)" office:value-type="string" office:string-value="00">
            <text:p>00</text:p>
          </table:table-cell>
          <table:table-cell table:style-name="ce3" table:formula="of:=DEC2HEX(ROUND(IF([.$B41]/[.O$3]&lt;127;127-[.$B41]/[.O$3];0) ;0) ;2)" office:value-type="string" office:string-value="00">
            <text:p>00</text:p>
          </table:table-cell>
          <table:table-cell table:style-name="ce3" table:formula="of:=DEC2HEX(ROUND(IF([.$B41]/[.P$3]&lt;127;127-[.$B41]/[.P$3];0) ;0) ;2)" office:value-type="string" office:string-value="00">
            <text:p>00</text:p>
          </table:table-cell>
          <table:table-cell table:style-name="ce3" table:formula="of:=DEC2HEX(ROUND(IF([.$B41]/[.Q$3]&lt;127;127-[.$B41]/[.Q$3];0) ;0) ;2)" office:value-type="string" office:string-value="00">
            <text:p>00</text:p>
          </table:table-cell>
          <table:table-cell table:style-name="ce3" table:formula="of:=DEC2HEX(ROUND(IF([.$B41]/[.R$3]&lt;127;127-[.$B41]/[.R$3];0) ;0) ;2)" office:value-type="string" office:string-value="00">
            <text:p>00</text:p>
          </table:table-cell>
          <table:table-cell table:style-name="ce3" table:formula="of:=DEC2HEX(ROUND(IF([.$B41]/[.S$3]&lt;127;[.$B41]/[.S$3];127) ;0) ;2)" office:value-type="float" office:value="0">
            <text:p>#ДЕЛ/0!</text:p>
          </table:table-cell>
          <table:table-cell table:style-name="ce3" table:formula="of:=DEC2HEX(ROUND(IF([.$B41]/[.T$3]&lt;127;[.$B41]/[.T$3];127) ;0) ;2)" office:value-type="string" office:string-value="FFFFFFFC6A">
            <text:p>FFFFFFFC6A</text:p>
          </table:table-cell>
          <table:table-cell table:style-name="ce3" table:formula="of:=DEC2HEX(ROUND(IF([.$B41]/[.U$3]&lt;127;[.$B41]/[.U$3];127) ;0) ;2)" office:value-type="string" office:string-value="FFFFFFFE32">
            <text:p>FFFFFFFE32</text:p>
          </table:table-cell>
          <table:table-cell table:style-name="ce3" table:formula="of:=DEC2HEX(ROUND(IF([.$B41]/[.V$3]&lt;127;[.$B41]/[.V$3];127) ;0) ;2)" office:value-type="string" office:string-value="FFFFFFFECA">
            <text:p>FFFFFFFECA</text:p>
          </table:table-cell>
          <table:table-cell table:style-name="ce3" table:formula="of:=DEC2HEX(ROUND(IF([.$B41]/[.W$3]&lt;127;[.$B41]/[.W$3];127) ;0) ;2)" office:value-type="string" office:string-value="FFFFFFFF15">
            <text:p>FFFFFFFF15</text:p>
          </table:table-cell>
          <table:table-cell table:style-name="ce3" table:formula="of:=DEC2HEX(ROUND(IF([.$B41]/[.X$3]&lt;127;[.$B41]/[.X$3];127) ;0) ;2)" office:value-type="string" office:string-value="FFFFFFFF41">
            <text:p>FFFFFFFF41</text:p>
          </table:table-cell>
          <table:table-cell table:style-name="ce3" table:formula="of:=DEC2HEX(ROUND(IF([.$B41]/[.Y$3]&lt;127;[.$B41]/[.Y$3];127) ;0) ;2)" office:value-type="string" office:string-value="FFFFFFFF5E">
            <text:p>FFFFFFFF5E</text:p>
          </table:table-cell>
          <table:table-cell table:style-name="ce3" table:formula="of:=DEC2HEX(ROUND(IF([.$B41]/[.Z$3]&lt;127;[.$B41]/[.Z$3];127) ;0) ;2)" office:value-type="string" office:string-value="FFFFFFFF72">
            <text:p>FFFFFFFF72</text:p>
          </table:table-cell>
          <table:table-cell table:style-name="ce3" table:formula="of:=DEC2HEX(ROUND(IF([.$B41]/[.AA$3]&lt;127;[.$B41]/[.AA$3];127) ;0) ;2)" office:value-type="string" office:string-value="FFFFFFFF81">
            <text:p>FFFFFFFF81</text:p>
          </table:table-cell>
          <table:table-cell table:style-name="ce3" table:formula="of:=DEC2HEX(ROUND(IF([.$B41]/[.AB$3]&lt;127;[.$B41]/[.AB$3];127) ;0) ;2)" office:value-type="string" office:string-value="FFFFFFFF8C">
            <text:p>FFFFFFFF8C</text:p>
          </table:table-cell>
          <table:table-cell table:style-name="ce3" table:formula="of:=DEC2HEX(ROUND(IF([.$B41]/[.AC$3]&lt;127;[.$B41]/[.AC$3];127) ;0) ;2)" office:value-type="string" office:string-value="FFFFFFFF94">
            <text:p>FFFFFFFF94</text:p>
          </table:table-cell>
          <table:table-cell table:style-name="ce3" table:formula="of:=DEC2HEX(ROUND(IF([.$B41]/[.AD$3]&lt;127;[.$B41]/[.AD$3];127) ;0) ;2)" office:value-type="string" office:string-value="FFFFFFFF9A">
            <text:p>FFFFFFFF9A</text:p>
          </table:table-cell>
          <table:table-cell table:style-name="ce3" table:formula="of:=DEC2HEX(ROUND(IF([.$B41]/[.AE$3]&lt;127;[.$B41]/[.AE$3];127) ;0) ;2)" office:value-type="string" office:string-value="FFFFFFFF9F">
            <text:p>FFFFFFFF9F</text:p>
          </table:table-cell>
          <table:table-cell table:style-name="ce3" table:formula="of:=DEC2HEX(ROUND(IF([.$B41]/[.AF$3]&lt;127;[.$B41]/[.AF$3];127) ;0) ;2)" office:value-type="string" office:string-value="FFFFFFFFA2">
            <text:p>FFFFFFFFA2</text:p>
          </table:table-cell>
          <table:table-cell table:style-name="ce3" table:formula="of:=DEC2HEX(ROUND(IF([.$B41]/[.AG$3]&lt;127;[.$B41]/[.AG$3];127) ;0) ;2)" office:value-type="string" office:string-value="FFFFFFFFA4">
            <text:p>FFFFFFFFA4</text:p>
          </table:table-cell>
          <table:table-cell table:style-name="ce3" table:formula="of:=DEC2HEX(ROUND(IF([.$B41]/[.AH$3]&lt;127;[.$B41]/[.AH$3];127) ;0) ;2)" office:value-type="string" office:string-value="FFFFFFFFA6">
            <text:p>FFFFFFFFA6</text:p>
          </table:table-cell>
          <table:table-cell table:style-name="ce3" table:formula="of:=DEC2HEX(ROUND(IF([.$B41]/COS(ROUND([.AI$2]*0.0174533;4))&lt;255;[.$B41]/COS(ROUND([.AI$2]*0.0174533;4));255);0);2)" office:value-type="string" office:string-value="FFFFFFFFA6">
            <text:p>FFFFFFFFA6</text:p>
          </table:table-cell>
          <table:table-cell table:style-name="ce3" table:formula="of:=DEC2HEX(ROUND(IF([.$B41]/COS([.AJ$2]*0.0174533)&lt;255;[.$B41]/COS([.AJ$2]*0.0174533);255);0)  ;2)" office:value-type="string" office:string-value="FFFFFFFFA6">
            <text:p>FFFFFFFFA6</text:p>
          </table:table-cell>
          <table:table-cell table:style-name="ce3" table:formula="of:=DEC2HEX(ROUND(IF([.$B41]/COS([.AK$2]*0.0174533)&lt;255;[.$B41]/COS([.AK$2]*0.0174533);255);0)  ;2)" office:value-type="string" office:string-value="FFFFFFFFA4">
            <text:p>FFFFFFFFA4</text:p>
          </table:table-cell>
          <table:table-cell table:style-name="ce3" table:formula="of:=DEC2HEX(ROUND(IF([.$B41]/COS([.AL$2]*0.0174533)&lt;255;[.$B41]/COS([.AL$2]*0.0174533);255);0)  ;2)" office:value-type="string" office:string-value="FFFFFFFFA2">
            <text:p>FFFFFFFFA2</text:p>
          </table:table-cell>
          <table:table-cell table:style-name="ce3" table:formula="of:=DEC2HEX(ROUND(IF([.$B41]/COS([.AM$2]*0.0174533)&lt;255;[.$B41]/COS([.AM$2]*0.0174533);255);0)  ;2)" office:value-type="string" office:string-value="FFFFFFFF9F">
            <text:p>FFFFFFFF9F</text:p>
          </table:table-cell>
          <table:table-cell table:style-name="ce3" table:formula="of:=DEC2HEX(ROUND(IF([.$B41]/COS([.AN$2]*0.0174533)&lt;255;[.$B41]/COS([.AN$2]*0.0174533);255);0)  ;2)" office:value-type="string" office:string-value="FFFFFFFF9A">
            <text:p>FFFFFFFF9A</text:p>
          </table:table-cell>
          <table:table-cell table:style-name="ce3" table:formula="of:=DEC2HEX(ROUND(IF([.$B41]/COS([.AO$2]*0.0174533)&lt;255;[.$B41]/COS([.AO$2]*0.0174533);255);0)  ;2)" office:value-type="string" office:string-value="FFFFFFFF94">
            <text:p>FFFFFFFF94</text:p>
          </table:table-cell>
          <table:table-cell table:style-name="ce3" table:formula="of:=DEC2HEX(ROUND(IF([.$B41]/COS([.AP$2]*0.0174533)&lt;255;[.$B41]/COS([.AP$2]*0.0174533);255);0)  ;2)" office:value-type="string" office:string-value="FFFFFFFF8C">
            <text:p>FFFFFFFF8C</text:p>
          </table:table-cell>
          <table:table-cell table:style-name="ce3" table:formula="of:=DEC2HEX(ROUND(IF([.$B41]/COS([.AQ$2]*0.0174533)&lt;255;[.$B41]/COS([.AQ$2]*0.0174533);255);0)  ;2)" office:value-type="string" office:string-value="FFFFFFFF81">
            <text:p>FFFFFFFF81</text:p>
          </table:table-cell>
          <table:table-cell table:style-name="ce3" table:formula="of:=DEC2HEX(ROUND(IF([.$B41]/COS([.AR$2]*0.0174533)&lt;255;[.$B41]/COS([.AR$2]*0.0174533);255);0)  ;2)" office:value-type="string" office:string-value="FFFFFFFF72">
            <text:p>FFFFFFFF72</text:p>
          </table:table-cell>
          <table:table-cell table:style-name="ce3" table:formula="of:=DEC2HEX(ROUND(IF([.$B41]/COS([.AS$2]*0.0174533)&lt;255;[.$B41]/COS([.AS$2]*0.0174533);255);0)  ;2)" office:value-type="string" office:string-value="FFFFFFFF5E">
            <text:p>FFFFFFFF5E</text:p>
          </table:table-cell>
          <table:table-cell table:style-name="ce3" table:formula="of:=DEC2HEX(ROUND(IF([.$B41]/COS([.AT$2]*0.0174533)&lt;255;[.$B41]/COS([.AT$2]*0.0174533);255);0)  ;2)" office:value-type="string" office:string-value="FFFFFFFF41">
            <text:p>FFFFFFFF41</text:p>
          </table:table-cell>
          <table:table-cell table:style-name="ce3" table:formula="of:=DEC2HEX(ROUND(IF([.$B41]/COS([.AU$2]*0.0174533)&lt;255;[.$B41]/COS([.AU$2]*0.0174533);255);0)  ;2)" office:value-type="string" office:string-value="FFFFFFFF15">
            <text:p>FFFFFFFF15</text:p>
          </table:table-cell>
          <table:table-cell table:style-name="ce3" table:formula="of:=DEC2HEX(ROUND(IF([.$B41]/COS([.AV$2]*0.0174533)&lt;255;[.$B41]/COS([.AV$2]*0.0174533);255);0)  ;2)" office:value-type="string" office:string-value="FFFFFFFECA">
            <text:p>FFFFFFFECA</text:p>
          </table:table-cell>
          <table:table-cell table:style-name="ce3" table:formula="of:=DEC2HEX(ROUND(IF([.$B41]/COS([.AW$2]*0.0174533)&lt;255;[.$B41]/COS([.AW$2]*0.0174533);255);0)  ;2)" office:value-type="string" office:string-value="FFFFFFFE33">
            <text:p>FFFFFFFE33</text:p>
          </table:table-cell>
          <table:table-cell table:style-name="ce3" table:formula="of:=DEC2HEX(ROUND(IF([.$B41]/COS([.AX$2]*0.0174533)&lt;255;[.$B41]/COS([.AX$2]*0.0174533);255);0)  ;2)" office:value-type="string" office:string-value="FFFFFFFC6A">
            <text:p>FFFFFFFC6A</text:p>
          </table:table-cell>
          <table:table-cell table:style-name="ce3" table:formula="of:=DEC2HEX(ROUND(IF([.$B41]/COS([.AY$2]*0.0174533)&lt;255;[.$B41]/COS([.AY$2]*0.0174533);255);0)  ;2)" office:value-type="string" office:string-value="FF">
            <text:p>FF</text:p>
          </table:table-cell>
          <table:table-cell table:style-name="ce3" table:formula="of:=DEC2HEX(ROUND(IF([.$B41]/COS([.AZ$2]*0.0174533)&lt;255;[.$B41]/COS([.AZ$2]*0.0174533);255);0)  ;2)" office:value-type="string" office:string-value="FF">
            <text:p>FF</text:p>
          </table:table-cell>
          <table:table-cell table:style-name="ce3" table:formula="of:=DEC2HEX(ROUND(IF([.$B41]/COS([.BA$2]*0.0174533)&lt;255;[.$B41]/COS([.BA$2]*0.0174533);255);0)  ;2)" office:value-type="string" office:string-value="FF">
            <text:p>FF</text:p>
          </table:table-cell>
          <table:table-cell table:style-name="ce3" table:formula="of:=DEC2HEX(ROUND(IF([.$B41]/COS([.BB$2]*0.0174533)&lt;255;[.$B41]/COS([.BB$2]*0.0174533);255);0)  ;2)" office:value-type="string" office:string-value="FF">
            <text:p>FF</text:p>
          </table:table-cell>
          <table:table-cell table:style-name="ce3" table:formula="of:=DEC2HEX(ROUND(IF([.$B41]/COS([.BC$2]*0.0174533)&lt;255;[.$B41]/COS([.BC$2]*0.0174533);255);0)  ;2)" office:value-type="string" office:string-value="EB">
            <text:p>EB</text:p>
          </table:table-cell>
          <table:table-cell table:style-name="ce3" table:formula="of:=DEC2HEX(ROUND(IF([.$B41]/COS([.BD$2]*0.0174533)&lt;255;[.$B41]/COS([.BD$2]*0.0174533);255);0)  ;2)" office:value-type="string" office:string-value="BF">
            <text:p>BF</text:p>
          </table:table-cell>
          <table:table-cell table:style-name="ce3" table:formula="of:=DEC2HEX(ROUND(IF([.$B41]/COS([.BE$2]*0.0174533)&lt;255;[.$B41]/COS([.BE$2]*0.0174533);255);0)  ;2)" office:value-type="string" office:string-value="A2">
            <text:p>A2</text:p>
          </table:table-cell>
          <table:table-cell table:style-name="ce3" table:formula="of:=DEC2HEX(ROUND(IF([.$B41]/COS([.BF$2]*0.0174533)&lt;255;[.$B41]/COS([.BF$2]*0.0174533);255);0)  ;2)" office:value-type="string" office:string-value="8E">
            <text:p>8E</text:p>
          </table:table-cell>
          <table:table-cell table:style-name="ce3" table:formula="of:=DEC2HEX(ROUND(IF([.$B41]/COS([.BG$2]*0.0174533)&lt;255;[.$B41]/COS([.BG$2]*0.0174533);255);0)  ;2)" office:value-type="string" office:string-value="7F">
            <text:p>7F</text:p>
          </table:table-cell>
          <table:table-cell table:style-name="ce3" table:formula="of:=DEC2HEX(ROUND(IF([.$B41]/COS([.BH$2]*0.0174533)&lt;255;[.$B41]/COS([.BH$2]*0.0174533);255);0)  ;2)" office:value-type="string" office:string-value="74">
            <text:p>74</text:p>
          </table:table-cell>
          <table:table-cell table:style-name="ce3" table:formula="of:=DEC2HEX(ROUND(IF([.$B41]/COS([.BI$2]*0.0174533)&lt;255;[.$B41]/COS([.BI$2]*0.0174533);255);0)  ;2)" office:value-type="string" office:string-value="6C">
            <text:p>6C</text:p>
          </table:table-cell>
          <table:table-cell table:style-name="ce3" table:formula="of:=DEC2HEX(ROUND(IF([.$B41]/COS([.BJ$2]*0.0174533)&lt;255;[.$B41]/COS([.BJ$2]*0.0174533);255);0)  ;2)" office:value-type="string" office:string-value="66">
            <text:p>66</text:p>
          </table:table-cell>
          <table:table-cell table:style-name="ce3" table:formula="of:=DEC2HEX(ROUND(IF([.$B41]/COS([.BK$2]*0.0174533)&lt;255;[.$B41]/COS([.BK$2]*0.0174533);255);0)  ;2)" office:value-type="string" office:string-value="61">
            <text:p>61</text:p>
          </table:table-cell>
          <table:table-cell table:style-name="ce3" table:formula="of:=DEC2HEX(ROUND(IF([.$B41]/COS([.BL$2]*0.0174533)&lt;255;[.$B41]/COS([.BL$2]*0.0174533);255);0)  ;2)" office:value-type="string" office:string-value="5E">
            <text:p>5E</text:p>
          </table:table-cell>
          <table:table-cell table:style-name="ce3" table:formula="of:=DEC2HEX(ROUND(IF([.$B41]/COS([.BM$2]*0.0174533)&lt;255;[.$B41]/COS([.BM$2]*0.0174533);255);0)  ;2)" office:value-type="string" office:string-value="5C">
            <text:p>5C</text:p>
          </table:table-cell>
          <table:table-cell table:style-name="ce3" table:formula="of:=DEC2HEX(ROUND(IF([.$B41]/COS([.BN$2]*0.0174533)&lt;255;[.$B41]/COS([.BN$2]*0.0174533);255);0)  ;2)" office:value-type="string" office:string-value="5A">
            <text:p>5A</text:p>
          </table:table-cell>
          <table:table-cell table:style-name="ce3" table:formula="of:=DEC2HEX(ROUND(IF([.$B41]/COS([.BO$2]*0.0174533)&lt;255;[.$B41]/COS([.BO$2]*0.0174533);255);0)  ;2)" office:value-type="string" office:string-value="5A">
            <text:p>5A</text:p>
          </table:table-cell>
          <table:table-cell table:style-name="ce3" table:formula="of:=DEC2HEX(ROUND(IF([.$B41]/COS([.BP$2]*0.0174533)&lt;255;[.$B41]/COS([.BP$2]*0.0174533);255);0)  ;2)" office:value-type="string" office:string-value="5A">
            <text:p>5A</text:p>
          </table:table-cell>
          <table:table-cell table:style-name="ce3" table:formula="of:=DEC2HEX(ROUND(IF([.$B41]/COS([.BQ$2]*0.0174533)&lt;255;[.$B41]/COS([.BQ$2]*0.0174533);255);0)  ;2)" office:value-type="string" office:string-value="5C">
            <text:p>5C</text:p>
          </table:table-cell>
          <table:table-cell table:style-name="ce3" table:formula="of:=DEC2HEX(ROUND(IF([.$B41]/COS([.BR$2]*0.0174533)&lt;255;[.$B41]/COS([.BR$2]*0.0174533);255);0)  ;2)" office:value-type="string" office:string-value="5E">
            <text:p>5E</text:p>
          </table:table-cell>
          <table:table-cell table:style-name="ce3" table:formula="of:=DEC2HEX(ROUND(IF([.$B41]/COS([.BS$2]*0.0174533)&lt;255;[.$B41]/COS([.BS$2]*0.0174533);255);0)  ;2)" office:value-type="string" office:string-value="61">
            <text:p>61</text:p>
          </table:table-cell>
          <table:table-cell table:style-name="ce3" table:formula="of:=DEC2HEX(ROUND(IF([.$B41]/COS([.BT$2]*0.0174533)&lt;255;[.$B41]/COS([.BT$2]*0.0174533);255);0)  ;2)" office:value-type="string" office:string-value="66">
            <text:p>66</text:p>
          </table:table-cell>
          <table:table-cell table:style-name="ce3" table:formula="of:=DEC2HEX(ROUND(IF([.$B41]/COS([.BU$2]*0.0174533)&lt;255;[.$B41]/COS([.BU$2]*0.0174533);255);0)  ;2)" office:value-type="string" office:string-value="6C">
            <text:p>6C</text:p>
          </table:table-cell>
          <table:table-cell table:style-name="ce3" table:formula="of:=DEC2HEX(ROUND(IF([.$B41]/COS([.BV$2]*0.0174533)&lt;255;[.$B41]/COS([.BV$2]*0.0174533);255);0)  ;2)" office:value-type="string" office:string-value="74">
            <text:p>74</text:p>
          </table:table-cell>
          <table:table-cell table:style-name="ce3" table:formula="of:=DEC2HEX(ROUND(IF([.$B41]/COS([.BW$2]*0.0174533)&lt;255;[.$B41]/COS([.BW$2]*0.0174533);255);0)  ;2)" office:value-type="string" office:string-value="7F">
            <text:p>7F</text:p>
          </table:table-cell>
          <table:table-cell table:style-name="ce3" table:formula="of:=DEC2HEX(ROUND(IF([.$B41]/COS([.BX$2]*0.0174533)&lt;255;[.$B41]/COS([.BX$2]*0.0174533);255);0)  ;2)" office:value-type="string" office:string-value="8E">
            <text:p>8E</text:p>
          </table:table-cell>
          <table:table-cell table:style-name="ce3" table:formula="of:=DEC2HEX(ROUND(IF([.$B41]/COS([.BY$2]*0.0174533)&lt;255;[.$B41]/COS([.BY$2]*0.0174533);255);0)  ;2)" office:value-type="string" office:string-value="A2">
            <text:p>A2</text:p>
          </table:table-cell>
          <table:table-cell table:style-name="ce3" table:formula="of:=DEC2HEX(ROUND(IF([.$B41]/COS([.BZ$2]*0.0174533)&lt;255;[.$B41]/COS([.BZ$2]*0.0174533);255);0)  ;2)" office:value-type="string" office:string-value="BF">
            <text:p>BF</text:p>
          </table:table-cell>
          <table:table-cell table:style-name="ce3" table:formula="of:=DEC2HEX(ROUND(IF([.$B41]/COS([.CA$2]*0.0174533)&lt;255;[.$B41]/COS([.CA$2]*0.0174533);255);0)  ;2)" office:value-type="string" office:string-value="EB">
            <text:p>EB</text:p>
          </table:table-cell>
          <table:table-cell table:style-name="ce3" table:formula="of:=DEC2HEX(ROUND(IF([.$B41]/COS([.CB$2]*0.0174533)&lt;255;[.$B41]/COS([.CB$2]*0.0174533);255);0)  ;2)" office:value-type="string" office:string-value="FF">
            <text:p>FF</text:p>
          </table:table-cell>
          <table:table-cell table:style-name="ce3" table:formula="of:=DEC2HEX(ROUND(IF([.$B41]/COS([.CC$2]*0.0174533)&lt;255;[.$B4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1]+1" office:value-type="float" office:value="38">
            <text:p>38</text:p>
          </table:table-cell>
          <table:table-cell table:style-name="ce2" table:formula="of:=[.B41]-1" office:value-type="float" office:value="89">
            <text:p>89</text:p>
          </table:table-cell>
          <table:table-cell table:formula="of:=DEC2HEX(ROUND(IF([.$B42]/[.C$3]&lt;127;127-[.$B42]/[.C$3];0) ;0) ;2)" office:value-type="string" office:string-value="26">
            <text:p>26</text:p>
          </table:table-cell>
          <table:table-cell table:formula="of:=DEC2HEX(ROUND(IF([.$B42]/[.D$3]&lt;127;127-[.$B42]/[.D$3];0) ;0) ;2)" office:value-type="string" office:string-value="26">
            <text:p>26</text:p>
          </table:table-cell>
          <table:table-cell table:formula="of:=DEC2HEX(ROUND(IF([.$B42]/[.E$3]&lt;127;127-[.$B42]/[.E$3];0) ;0) ;2)" office:value-type="string" office:string-value="24">
            <text:p>24</text:p>
          </table:table-cell>
          <table:table-cell table:formula="of:=DEC2HEX(ROUND(IF([.$B42]/[.F$3]&lt;127;127-[.$B42]/[.F$3];0) ;0) ;2)" office:value-type="string" office:string-value="22">
            <text:p>22</text:p>
          </table:table-cell>
          <table:table-cell table:formula="of:=DEC2HEX(ROUND(IF([.$B42]/[.G$3]&lt;127;127-[.$B42]/[.G$3];0) ;0) ;2)" office:value-type="string" office:string-value="1F">
            <text:p>1F</text:p>
          </table:table-cell>
          <table:table-cell table:formula="of:=DEC2HEX(ROUND(IF([.$B42]/[.H$3]&lt;127;127-[.$B42]/[.H$3];0) ;0) ;2)" office:value-type="string" office:string-value="1A">
            <text:p>1A</text:p>
          </table:table-cell>
          <table:table-cell table:formula="of:=DEC2HEX(ROUND(IF([.$B42]/[.I$3]&lt;127;127-[.$B42]/[.I$3];0) ;0) ;2)" office:value-type="string" office:string-value="14">
            <text:p>14</text:p>
          </table:table-cell>
          <table:table-cell table:formula="of:=DEC2HEX(ROUND(IF([.$B42]/[.J$3]&lt;127;127-[.$B42]/[.J$3];0) ;0) ;2)" office:value-type="string" office:string-value="0C">
            <text:p>0C</text:p>
          </table:table-cell>
          <table:table-cell table:formula="of:=DEC2HEX(ROUND(IF([.$B42]/[.K$3]&lt;127;127-[.$B42]/[.K$3];0) ;0) ;2)" office:value-type="string" office:string-value="01">
            <text:p>01</text:p>
          </table:table-cell>
          <table:table-cell table:formula="of:=DEC2HEX(ROUND(IF([.$B42]/[.L$3]&lt;127;127-[.$B42]/[.L$3];0) ;0) ;2)" office:value-type="string" office:string-value="00">
            <text:p>00</text:p>
          </table:table-cell>
          <table:table-cell table:style-name="ce3" table:formula="of:=DEC2HEX(ROUND(IF([.$B42]/[.M$3]&lt;127;127-[.$B42]/[.M$3];0) ;0) ;2)" office:value-type="string" office:string-value="00">
            <text:p>00</text:p>
          </table:table-cell>
          <table:table-cell table:style-name="ce3" table:formula="of:=DEC2HEX(ROUND(IF([.$B42]/[.N$3]&lt;127;127-[.$B42]/[.N$3];0) ;0) ;2)" office:value-type="string" office:string-value="00">
            <text:p>00</text:p>
          </table:table-cell>
          <table:table-cell table:style-name="ce3" table:formula="of:=DEC2HEX(ROUND(IF([.$B42]/[.O$3]&lt;127;127-[.$B42]/[.O$3];0) ;0) ;2)" office:value-type="string" office:string-value="00">
            <text:p>00</text:p>
          </table:table-cell>
          <table:table-cell table:style-name="ce3" table:formula="of:=DEC2HEX(ROUND(IF([.$B42]/[.P$3]&lt;127;127-[.$B42]/[.P$3];0) ;0) ;2)" office:value-type="string" office:string-value="00">
            <text:p>00</text:p>
          </table:table-cell>
          <table:table-cell table:style-name="ce3" table:formula="of:=DEC2HEX(ROUND(IF([.$B42]/[.Q$3]&lt;127;127-[.$B42]/[.Q$3];0) ;0) ;2)" office:value-type="string" office:string-value="00">
            <text:p>00</text:p>
          </table:table-cell>
          <table:table-cell table:style-name="ce3" table:formula="of:=DEC2HEX(ROUND(IF([.$B42]/[.R$3]&lt;127;127-[.$B42]/[.R$3];0) ;0) ;2)" office:value-type="string" office:string-value="00">
            <text:p>00</text:p>
          </table:table-cell>
          <table:table-cell table:style-name="ce3" table:formula="of:=DEC2HEX(ROUND(IF([.$B42]/[.S$3]&lt;127;[.$B42]/[.S$3];127) ;0) ;2)" office:value-type="float" office:value="0">
            <text:p>#ДЕЛ/0!</text:p>
          </table:table-cell>
          <table:table-cell table:style-name="ce3" table:formula="of:=DEC2HEX(ROUND(IF([.$B42]/[.T$3]&lt;127;[.$B42]/[.T$3];127) ;0) ;2)" office:value-type="string" office:string-value="FFFFFFFC74">
            <text:p>FFFFFFFC74</text:p>
          </table:table-cell>
          <table:table-cell table:style-name="ce3" table:formula="of:=DEC2HEX(ROUND(IF([.$B42]/[.U$3]&lt;127;[.$B42]/[.U$3];127) ;0) ;2)" office:value-type="string" office:string-value="FFFFFFFE38">
            <text:p>FFFFFFFE38</text:p>
          </table:table-cell>
          <table:table-cell table:style-name="ce3" table:formula="of:=DEC2HEX(ROUND(IF([.$B42]/[.V$3]&lt;127;[.$B42]/[.V$3];127) ;0) ;2)" office:value-type="string" office:string-value="FFFFFFFECD">
            <text:p>FFFFFFFECD</text:p>
          </table:table-cell>
          <table:table-cell table:style-name="ce3" table:formula="of:=DEC2HEX(ROUND(IF([.$B42]/[.W$3]&lt;127;[.$B42]/[.W$3];127) ;0) ;2)" office:value-type="string" office:string-value="FFFFFFFF18">
            <text:p>FFFFFFFF18</text:p>
          </table:table-cell>
          <table:table-cell table:style-name="ce3" table:formula="of:=DEC2HEX(ROUND(IF([.$B42]/[.X$3]&lt;127;[.$B42]/[.X$3];127) ;0) ;2)" office:value-type="string" office:string-value="FFFFFFFF43">
            <text:p>FFFFFFFF43</text:p>
          </table:table-cell>
          <table:table-cell table:style-name="ce3" table:formula="of:=DEC2HEX(ROUND(IF([.$B42]/[.Y$3]&lt;127;[.$B42]/[.Y$3];127) ;0) ;2)" office:value-type="string" office:string-value="FFFFFFFF60">
            <text:p>FFFFFFFF60</text:p>
          </table:table-cell>
          <table:table-cell table:style-name="ce3" table:formula="of:=DEC2HEX(ROUND(IF([.$B42]/[.Z$3]&lt;127;[.$B42]/[.Z$3];127) ;0) ;2)" office:value-type="string" office:string-value="FFFFFFFF74">
            <text:p>FFFFFFFF74</text:p>
          </table:table-cell>
          <table:table-cell table:style-name="ce3" table:formula="of:=DEC2HEX(ROUND(IF([.$B42]/[.AA$3]&lt;127;[.$B42]/[.AA$3];127) ;0) ;2)" office:value-type="string" office:string-value="FFFFFFFF82">
            <text:p>FFFFFFFF82</text:p>
          </table:table-cell>
          <table:table-cell table:style-name="ce3" table:formula="of:=DEC2HEX(ROUND(IF([.$B42]/[.AB$3]&lt;127;[.$B42]/[.AB$3];127) ;0) ;2)" office:value-type="string" office:string-value="FFFFFFFF8D">
            <text:p>FFFFFFFF8D</text:p>
          </table:table-cell>
          <table:table-cell table:style-name="ce3" table:formula="of:=DEC2HEX(ROUND(IF([.$B42]/[.AC$3]&lt;127;[.$B42]/[.AC$3];127) ;0) ;2)" office:value-type="string" office:string-value="FFFFFFFF95">
            <text:p>FFFFFFFF95</text:p>
          </table:table-cell>
          <table:table-cell table:style-name="ce3" table:formula="of:=DEC2HEX(ROUND(IF([.$B42]/[.AD$3]&lt;127;[.$B42]/[.AD$3];127) ;0) ;2)" office:value-type="string" office:string-value="FFFFFFFF9B">
            <text:p>FFFFFFFF9B</text:p>
          </table:table-cell>
          <table:table-cell table:style-name="ce3" table:formula="of:=DEC2HEX(ROUND(IF([.$B42]/[.AE$3]&lt;127;[.$B42]/[.AE$3];127) ;0) ;2)" office:value-type="string" office:string-value="FFFFFFFFA0">
            <text:p>FFFFFFFFA0</text:p>
          </table:table-cell>
          <table:table-cell table:style-name="ce3" table:formula="of:=DEC2HEX(ROUND(IF([.$B42]/[.AF$3]&lt;127;[.$B42]/[.AF$3];127) ;0) ;2)" office:value-type="string" office:string-value="FFFFFFFFA3">
            <text:p>FFFFFFFFA3</text:p>
          </table:table-cell>
          <table:table-cell table:style-name="ce3" table:formula="of:=DEC2HEX(ROUND(IF([.$B42]/[.AG$3]&lt;127;[.$B42]/[.AG$3];127) ;0) ;2)" office:value-type="string" office:string-value="FFFFFFFFA5">
            <text:p>FFFFFFFFA5</text:p>
          </table:table-cell>
          <table:table-cell table:style-name="ce3" table:formula="of:=DEC2HEX(ROUND(IF([.$B42]/[.AH$3]&lt;127;[.$B42]/[.AH$3];127) ;0) ;2)" office:value-type="string" office:string-value="FFFFFFFFA7">
            <text:p>FFFFFFFFA7</text:p>
          </table:table-cell>
          <table:table-cell table:style-name="ce3" table:formula="of:=DEC2HEX(ROUND(IF([.$B42]/COS(ROUND([.AI$2]*0.0174533;4))&lt;255;[.$B42]/COS(ROUND([.AI$2]*0.0174533;4));255);0);2)" office:value-type="string" office:string-value="FFFFFFFFA7">
            <text:p>FFFFFFFFA7</text:p>
          </table:table-cell>
          <table:table-cell table:style-name="ce3" table:formula="of:=DEC2HEX(ROUND(IF([.$B42]/COS([.AJ$2]*0.0174533)&lt;255;[.$B42]/COS([.AJ$2]*0.0174533);255);0)  ;2)" office:value-type="string" office:string-value="FFFFFFFFA7">
            <text:p>FFFFFFFFA7</text:p>
          </table:table-cell>
          <table:table-cell table:style-name="ce3" table:formula="of:=DEC2HEX(ROUND(IF([.$B42]/COS([.AK$2]*0.0174533)&lt;255;[.$B42]/COS([.AK$2]*0.0174533);255);0)  ;2)" office:value-type="string" office:string-value="FFFFFFFFA5">
            <text:p>FFFFFFFFA5</text:p>
          </table:table-cell>
          <table:table-cell table:style-name="ce3" table:formula="of:=DEC2HEX(ROUND(IF([.$B42]/COS([.AL$2]*0.0174533)&lt;255;[.$B42]/COS([.AL$2]*0.0174533);255);0)  ;2)" office:value-type="string" office:string-value="FFFFFFFFA3">
            <text:p>FFFFFFFFA3</text:p>
          </table:table-cell>
          <table:table-cell table:style-name="ce3" table:formula="of:=DEC2HEX(ROUND(IF([.$B42]/COS([.AM$2]*0.0174533)&lt;255;[.$B42]/COS([.AM$2]*0.0174533);255);0)  ;2)" office:value-type="string" office:string-value="FFFFFFFFA0">
            <text:p>FFFFFFFFA0</text:p>
          </table:table-cell>
          <table:table-cell table:style-name="ce3" table:formula="of:=DEC2HEX(ROUND(IF([.$B42]/COS([.AN$2]*0.0174533)&lt;255;[.$B42]/COS([.AN$2]*0.0174533);255);0)  ;2)" office:value-type="string" office:string-value="FFFFFFFF9B">
            <text:p>FFFFFFFF9B</text:p>
          </table:table-cell>
          <table:table-cell table:style-name="ce3" table:formula="of:=DEC2HEX(ROUND(IF([.$B42]/COS([.AO$2]*0.0174533)&lt;255;[.$B42]/COS([.AO$2]*0.0174533);255);0)  ;2)" office:value-type="string" office:string-value="FFFFFFFF95">
            <text:p>FFFFFFFF95</text:p>
          </table:table-cell>
          <table:table-cell table:style-name="ce3" table:formula="of:=DEC2HEX(ROUND(IF([.$B42]/COS([.AP$2]*0.0174533)&lt;255;[.$B42]/COS([.AP$2]*0.0174533);255);0)  ;2)" office:value-type="string" office:string-value="FFFFFFFF8D">
            <text:p>FFFFFFFF8D</text:p>
          </table:table-cell>
          <table:table-cell table:style-name="ce3" table:formula="of:=DEC2HEX(ROUND(IF([.$B42]/COS([.AQ$2]*0.0174533)&lt;255;[.$B42]/COS([.AQ$2]*0.0174533);255);0)  ;2)" office:value-type="string" office:string-value="FFFFFFFF82">
            <text:p>FFFFFFFF82</text:p>
          </table:table-cell>
          <table:table-cell table:style-name="ce3" table:formula="of:=DEC2HEX(ROUND(IF([.$B42]/COS([.AR$2]*0.0174533)&lt;255;[.$B42]/COS([.AR$2]*0.0174533);255);0)  ;2)" office:value-type="string" office:string-value="FFFFFFFF74">
            <text:p>FFFFFFFF74</text:p>
          </table:table-cell>
          <table:table-cell table:style-name="ce3" table:formula="of:=DEC2HEX(ROUND(IF([.$B42]/COS([.AS$2]*0.0174533)&lt;255;[.$B42]/COS([.AS$2]*0.0174533);255);0)  ;2)" office:value-type="string" office:string-value="FFFFFFFF60">
            <text:p>FFFFFFFF60</text:p>
          </table:table-cell>
          <table:table-cell table:style-name="ce3" table:formula="of:=DEC2HEX(ROUND(IF([.$B42]/COS([.AT$2]*0.0174533)&lt;255;[.$B42]/COS([.AT$2]*0.0174533);255);0)  ;2)" office:value-type="string" office:string-value="FFFFFFFF43">
            <text:p>FFFFFFFF43</text:p>
          </table:table-cell>
          <table:table-cell table:style-name="ce3" table:formula="of:=DEC2HEX(ROUND(IF([.$B42]/COS([.AU$2]*0.0174533)&lt;255;[.$B42]/COS([.AU$2]*0.0174533);255);0)  ;2)" office:value-type="string" office:string-value="FFFFFFFF17">
            <text:p>FFFFFFFF17</text:p>
          </table:table-cell>
          <table:table-cell table:style-name="ce3" table:formula="of:=DEC2HEX(ROUND(IF([.$B42]/COS([.AV$2]*0.0174533)&lt;255;[.$B42]/COS([.AV$2]*0.0174533);255);0)  ;2)" office:value-type="string" office:string-value="FFFFFFFECD">
            <text:p>FFFFFFFECD</text:p>
          </table:table-cell>
          <table:table-cell table:style-name="ce3" table:formula="of:=DEC2HEX(ROUND(IF([.$B42]/COS([.AW$2]*0.0174533)&lt;255;[.$B42]/COS([.AW$2]*0.0174533);255);0)  ;2)" office:value-type="string" office:string-value="FFFFFFFE38">
            <text:p>FFFFFFFE38</text:p>
          </table:table-cell>
          <table:table-cell table:style-name="ce3" table:formula="of:=DEC2HEX(ROUND(IF([.$B42]/COS([.AX$2]*0.0174533)&lt;255;[.$B42]/COS([.AX$2]*0.0174533);255);0)  ;2)" office:value-type="string" office:string-value="FFFFFFFC74">
            <text:p>FFFFFFFC74</text:p>
          </table:table-cell>
          <table:table-cell table:style-name="ce3" table:formula="of:=DEC2HEX(ROUND(IF([.$B42]/COS([.AY$2]*0.0174533)&lt;255;[.$B42]/COS([.AY$2]*0.0174533);255);0)  ;2)" office:value-type="string" office:string-value="FF">
            <text:p>FF</text:p>
          </table:table-cell>
          <table:table-cell table:style-name="ce3" table:formula="of:=DEC2HEX(ROUND(IF([.$B42]/COS([.AZ$2]*0.0174533)&lt;255;[.$B42]/COS([.AZ$2]*0.0174533);255);0)  ;2)" office:value-type="string" office:string-value="FF">
            <text:p>FF</text:p>
          </table:table-cell>
          <table:table-cell table:style-name="ce3" table:formula="of:=DEC2HEX(ROUND(IF([.$B42]/COS([.BA$2]*0.0174533)&lt;255;[.$B42]/COS([.BA$2]*0.0174533);255);0)  ;2)" office:value-type="string" office:string-value="FF">
            <text:p>FF</text:p>
          </table:table-cell>
          <table:table-cell table:style-name="ce3" table:formula="of:=DEC2HEX(ROUND(IF([.$B42]/COS([.BB$2]*0.0174533)&lt;255;[.$B42]/COS([.BB$2]*0.0174533);255);0)  ;2)" office:value-type="string" office:string-value="FF">
            <text:p>FF</text:p>
          </table:table-cell>
          <table:table-cell table:style-name="ce3" table:formula="of:=DEC2HEX(ROUND(IF([.$B42]/COS([.BC$2]*0.0174533)&lt;255;[.$B42]/COS([.BC$2]*0.0174533);255);0)  ;2)" office:value-type="string" office:string-value="E9">
            <text:p>E9</text:p>
          </table:table-cell>
          <table:table-cell table:style-name="ce3" table:formula="of:=DEC2HEX(ROUND(IF([.$B42]/COS([.BD$2]*0.0174533)&lt;255;[.$B42]/COS([.BD$2]*0.0174533);255);0)  ;2)" office:value-type="string" office:string-value="BD">
            <text:p>BD</text:p>
          </table:table-cell>
          <table:table-cell table:style-name="ce3" table:formula="of:=DEC2HEX(ROUND(IF([.$B42]/COS([.BE$2]*0.0174533)&lt;255;[.$B42]/COS([.BE$2]*0.0174533);255);0)  ;2)" office:value-type="string" office:string-value="A0">
            <text:p>A0</text:p>
          </table:table-cell>
          <table:table-cell table:style-name="ce3" table:formula="of:=DEC2HEX(ROUND(IF([.$B42]/COS([.BF$2]*0.0174533)&lt;255;[.$B42]/COS([.BF$2]*0.0174533);255);0)  ;2)" office:value-type="string" office:string-value="8C">
            <text:p>8C</text:p>
          </table:table-cell>
          <table:table-cell table:style-name="ce3" table:formula="of:=DEC2HEX(ROUND(IF([.$B42]/COS([.BG$2]*0.0174533)&lt;255;[.$B42]/COS([.BG$2]*0.0174533);255);0)  ;2)" office:value-type="string" office:string-value="7E">
            <text:p>7E</text:p>
          </table:table-cell>
          <table:table-cell table:style-name="ce3" table:formula="of:=DEC2HEX(ROUND(IF([.$B42]/COS([.BH$2]*0.0174533)&lt;255;[.$B42]/COS([.BH$2]*0.0174533);255);0)  ;2)" office:value-type="string" office:string-value="73">
            <text:p>73</text:p>
          </table:table-cell>
          <table:table-cell table:style-name="ce3" table:formula="of:=DEC2HEX(ROUND(IF([.$B42]/COS([.BI$2]*0.0174533)&lt;255;[.$B42]/COS([.BI$2]*0.0174533);255);0)  ;2)" office:value-type="string" office:string-value="6B">
            <text:p>6B</text:p>
          </table:table-cell>
          <table:table-cell table:style-name="ce3" table:formula="of:=DEC2HEX(ROUND(IF([.$B42]/COS([.BJ$2]*0.0174533)&lt;255;[.$B42]/COS([.BJ$2]*0.0174533);255);0)  ;2)" office:value-type="string" office:string-value="65">
            <text:p>65</text:p>
          </table:table-cell>
          <table:table-cell table:style-name="ce3" table:formula="of:=DEC2HEX(ROUND(IF([.$B42]/COS([.BK$2]*0.0174533)&lt;255;[.$B42]/COS([.BK$2]*0.0174533);255);0)  ;2)" office:value-type="string" office:string-value="60">
            <text:p>60</text:p>
          </table:table-cell>
          <table:table-cell table:style-name="ce3" table:formula="of:=DEC2HEX(ROUND(IF([.$B42]/COS([.BL$2]*0.0174533)&lt;255;[.$B42]/COS([.BL$2]*0.0174533);255);0)  ;2)" office:value-type="string" office:string-value="5D">
            <text:p>5D</text:p>
          </table:table-cell>
          <table:table-cell table:style-name="ce3" table:formula="of:=DEC2HEX(ROUND(IF([.$B42]/COS([.BM$2]*0.0174533)&lt;255;[.$B42]/COS([.BM$2]*0.0174533);255);0)  ;2)" office:value-type="string" office:string-value="5B">
            <text:p>5B</text:p>
          </table:table-cell>
          <table:table-cell table:style-name="ce3" table:formula="of:=DEC2HEX(ROUND(IF([.$B42]/COS([.BN$2]*0.0174533)&lt;255;[.$B42]/COS([.BN$2]*0.0174533);255);0)  ;2)" office:value-type="string" office:string-value="59">
            <text:p>59</text:p>
          </table:table-cell>
          <table:table-cell table:style-name="ce3" table:formula="of:=DEC2HEX(ROUND(IF([.$B42]/COS([.BO$2]*0.0174533)&lt;255;[.$B42]/COS([.BO$2]*0.0174533);255);0)  ;2)" office:value-type="string" office:string-value="59">
            <text:p>59</text:p>
          </table:table-cell>
          <table:table-cell table:style-name="ce3" table:formula="of:=DEC2HEX(ROUND(IF([.$B42]/COS([.BP$2]*0.0174533)&lt;255;[.$B42]/COS([.BP$2]*0.0174533);255);0)  ;2)" office:value-type="string" office:string-value="59">
            <text:p>59</text:p>
          </table:table-cell>
          <table:table-cell table:style-name="ce3" table:formula="of:=DEC2HEX(ROUND(IF([.$B42]/COS([.BQ$2]*0.0174533)&lt;255;[.$B42]/COS([.BQ$2]*0.0174533);255);0)  ;2)" office:value-type="string" office:string-value="5B">
            <text:p>5B</text:p>
          </table:table-cell>
          <table:table-cell table:style-name="ce3" table:formula="of:=DEC2HEX(ROUND(IF([.$B42]/COS([.BR$2]*0.0174533)&lt;255;[.$B42]/COS([.BR$2]*0.0174533);255);0)  ;2)" office:value-type="string" office:string-value="5D">
            <text:p>5D</text:p>
          </table:table-cell>
          <table:table-cell table:style-name="ce3" table:formula="of:=DEC2HEX(ROUND(IF([.$B42]/COS([.BS$2]*0.0174533)&lt;255;[.$B42]/COS([.BS$2]*0.0174533);255);0)  ;2)" office:value-type="string" office:string-value="60">
            <text:p>60</text:p>
          </table:table-cell>
          <table:table-cell table:style-name="ce3" table:formula="of:=DEC2HEX(ROUND(IF([.$B42]/COS([.BT$2]*0.0174533)&lt;255;[.$B42]/COS([.BT$2]*0.0174533);255);0)  ;2)" office:value-type="string" office:string-value="65">
            <text:p>65</text:p>
          </table:table-cell>
          <table:table-cell table:style-name="ce3" table:formula="of:=DEC2HEX(ROUND(IF([.$B42]/COS([.BU$2]*0.0174533)&lt;255;[.$B42]/COS([.BU$2]*0.0174533);255);0)  ;2)" office:value-type="string" office:string-value="6B">
            <text:p>6B</text:p>
          </table:table-cell>
          <table:table-cell table:style-name="ce3" table:formula="of:=DEC2HEX(ROUND(IF([.$B42]/COS([.BV$2]*0.0174533)&lt;255;[.$B42]/COS([.BV$2]*0.0174533);255);0)  ;2)" office:value-type="string" office:string-value="73">
            <text:p>73</text:p>
          </table:table-cell>
          <table:table-cell table:style-name="ce3" table:formula="of:=DEC2HEX(ROUND(IF([.$B42]/COS([.BW$2]*0.0174533)&lt;255;[.$B42]/COS([.BW$2]*0.0174533);255);0)  ;2)" office:value-type="string" office:string-value="7E">
            <text:p>7E</text:p>
          </table:table-cell>
          <table:table-cell table:style-name="ce3" table:formula="of:=DEC2HEX(ROUND(IF([.$B42]/COS([.BX$2]*0.0174533)&lt;255;[.$B42]/COS([.BX$2]*0.0174533);255);0)  ;2)" office:value-type="string" office:string-value="8C">
            <text:p>8C</text:p>
          </table:table-cell>
          <table:table-cell table:style-name="ce3" table:formula="of:=DEC2HEX(ROUND(IF([.$B42]/COS([.BY$2]*0.0174533)&lt;255;[.$B42]/COS([.BY$2]*0.0174533);255);0)  ;2)" office:value-type="string" office:string-value="A0">
            <text:p>A0</text:p>
          </table:table-cell>
          <table:table-cell table:style-name="ce3" table:formula="of:=DEC2HEX(ROUND(IF([.$B42]/COS([.BZ$2]*0.0174533)&lt;255;[.$B42]/COS([.BZ$2]*0.0174533);255);0)  ;2)" office:value-type="string" office:string-value="BD">
            <text:p>BD</text:p>
          </table:table-cell>
          <table:table-cell table:style-name="ce3" table:formula="of:=DEC2HEX(ROUND(IF([.$B42]/COS([.CA$2]*0.0174533)&lt;255;[.$B42]/COS([.CA$2]*0.0174533);255);0)  ;2)" office:value-type="string" office:string-value="E9">
            <text:p>E9</text:p>
          </table:table-cell>
          <table:table-cell table:style-name="ce3" table:formula="of:=DEC2HEX(ROUND(IF([.$B42]/COS([.CB$2]*0.0174533)&lt;255;[.$B42]/COS([.CB$2]*0.0174533);255);0)  ;2)" office:value-type="string" office:string-value="FF">
            <text:p>FF</text:p>
          </table:table-cell>
          <table:table-cell table:style-name="ce3" table:formula="of:=DEC2HEX(ROUND(IF([.$B42]/COS([.CC$2]*0.0174533)&lt;255;[.$B4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2]+1" office:value-type="float" office:value="39">
            <text:p>39</text:p>
          </table:table-cell>
          <table:table-cell table:style-name="ce2" table:formula="of:=[.B42]-1" office:value-type="float" office:value="88">
            <text:p>88</text:p>
          </table:table-cell>
          <table:table-cell table:formula="of:=DEC2HEX(ROUND(IF([.$B43]/[.C$3]&lt;127;127-[.$B43]/[.C$3];0) ;0) ;2)" office:value-type="string" office:string-value="27">
            <text:p>27</text:p>
          </table:table-cell>
          <table:table-cell table:formula="of:=DEC2HEX(ROUND(IF([.$B43]/[.D$3]&lt;127;127-[.$B43]/[.D$3];0) ;0) ;2)" office:value-type="string" office:string-value="27">
            <text:p>27</text:p>
          </table:table-cell>
          <table:table-cell table:formula="of:=DEC2HEX(ROUND(IF([.$B43]/[.E$3]&lt;127;127-[.$B43]/[.E$3];0) ;0) ;2)" office:value-type="string" office:string-value="25">
            <text:p>25</text:p>
          </table:table-cell>
          <table:table-cell table:formula="of:=DEC2HEX(ROUND(IF([.$B43]/[.F$3]&lt;127;127-[.$B43]/[.F$3];0) ;0) ;2)" office:value-type="string" office:string-value="23">
            <text:p>23</text:p>
          </table:table-cell>
          <table:table-cell table:formula="of:=DEC2HEX(ROUND(IF([.$B43]/[.G$3]&lt;127;127-[.$B43]/[.G$3];0) ;0) ;2)" office:value-type="string" office:string-value="20">
            <text:p>20</text:p>
          </table:table-cell>
          <table:table-cell table:formula="of:=DEC2HEX(ROUND(IF([.$B43]/[.H$3]&lt;127;127-[.$B43]/[.H$3];0) ;0) ;2)" office:value-type="string" office:string-value="1B">
            <text:p>1B</text:p>
          </table:table-cell>
          <table:table-cell table:formula="of:=DEC2HEX(ROUND(IF([.$B43]/[.I$3]&lt;127;127-[.$B43]/[.I$3];0) ;0) ;2)" office:value-type="string" office:string-value="15">
            <text:p>15</text:p>
          </table:table-cell>
          <table:table-cell table:formula="of:=DEC2HEX(ROUND(IF([.$B43]/[.J$3]&lt;127;127-[.$B43]/[.J$3];0) ;0) ;2)" office:value-type="string" office:string-value="0D">
            <text:p>0D</text:p>
          </table:table-cell>
          <table:table-cell table:formula="of:=DEC2HEX(ROUND(IF([.$B43]/[.K$3]&lt;127;127-[.$B43]/[.K$3];0) ;0) ;2)" office:value-type="string" office:string-value="03">
            <text:p>03</text:p>
          </table:table-cell>
          <table:table-cell table:formula="of:=DEC2HEX(ROUND(IF([.$B43]/[.L$3]&lt;127;127-[.$B43]/[.L$3];0) ;0) ;2)" office:value-type="string" office:string-value="00">
            <text:p>00</text:p>
          </table:table-cell>
          <table:table-cell table:style-name="ce3" table:formula="of:=DEC2HEX(ROUND(IF([.$B43]/[.M$3]&lt;127;127-[.$B43]/[.M$3];0) ;0) ;2)" office:value-type="string" office:string-value="00">
            <text:p>00</text:p>
          </table:table-cell>
          <table:table-cell table:style-name="ce3" table:formula="of:=DEC2HEX(ROUND(IF([.$B43]/[.N$3]&lt;127;127-[.$B43]/[.N$3];0) ;0) ;2)" office:value-type="string" office:string-value="00">
            <text:p>00</text:p>
          </table:table-cell>
          <table:table-cell table:style-name="ce3" table:formula="of:=DEC2HEX(ROUND(IF([.$B43]/[.O$3]&lt;127;127-[.$B43]/[.O$3];0) ;0) ;2)" office:value-type="string" office:string-value="00">
            <text:p>00</text:p>
          </table:table-cell>
          <table:table-cell table:style-name="ce3" table:formula="of:=DEC2HEX(ROUND(IF([.$B43]/[.P$3]&lt;127;127-[.$B43]/[.P$3];0) ;0) ;2)" office:value-type="string" office:string-value="00">
            <text:p>00</text:p>
          </table:table-cell>
          <table:table-cell table:style-name="ce3" table:formula="of:=DEC2HEX(ROUND(IF([.$B43]/[.Q$3]&lt;127;127-[.$B43]/[.Q$3];0) ;0) ;2)" office:value-type="string" office:string-value="00">
            <text:p>00</text:p>
          </table:table-cell>
          <table:table-cell table:style-name="ce3" table:formula="of:=DEC2HEX(ROUND(IF([.$B43]/[.R$3]&lt;127;127-[.$B43]/[.R$3];0) ;0) ;2)" office:value-type="string" office:string-value="00">
            <text:p>00</text:p>
          </table:table-cell>
          <table:table-cell table:style-name="ce3" table:formula="of:=DEC2HEX(ROUND(IF([.$B43]/[.S$3]&lt;127;[.$B43]/[.S$3];127) ;0) ;2)" office:value-type="float" office:value="0">
            <text:p>#ДЕЛ/0!</text:p>
          </table:table-cell>
          <table:table-cell table:style-name="ce3" table:formula="of:=DEC2HEX(ROUND(IF([.$B43]/[.T$3]&lt;127;[.$B43]/[.T$3];127) ;0) ;2)" office:value-type="string" office:string-value="FFFFFFFC7E">
            <text:p>FFFFFFFC7E</text:p>
          </table:table-cell>
          <table:table-cell table:style-name="ce3" table:formula="of:=DEC2HEX(ROUND(IF([.$B43]/[.U$3]&lt;127;[.$B43]/[.U$3];127) ;0) ;2)" office:value-type="string" office:string-value="FFFFFFFE3D">
            <text:p>FFFFFFFE3D</text:p>
          </table:table-cell>
          <table:table-cell table:style-name="ce3" table:formula="of:=DEC2HEX(ROUND(IF([.$B43]/[.V$3]&lt;127;[.$B43]/[.V$3];127) ;0) ;2)" office:value-type="string" office:string-value="FFFFFFFED1">
            <text:p>FFFFFFFED1</text:p>
          </table:table-cell>
          <table:table-cell table:style-name="ce3" table:formula="of:=DEC2HEX(ROUND(IF([.$B43]/[.W$3]&lt;127;[.$B43]/[.W$3];127) ;0) ;2)" office:value-type="string" office:string-value="FFFFFFFF1A">
            <text:p>FFFFFFFF1A</text:p>
          </table:table-cell>
          <table:table-cell table:style-name="ce3" table:formula="of:=DEC2HEX(ROUND(IF([.$B43]/[.X$3]&lt;127;[.$B43]/[.X$3];127) ;0) ;2)" office:value-type="string" office:string-value="FFFFFFFF45">
            <text:p>FFFFFFFF45</text:p>
          </table:table-cell>
          <table:table-cell table:style-name="ce3" table:formula="of:=DEC2HEX(ROUND(IF([.$B43]/[.Y$3]&lt;127;[.$B43]/[.Y$3];127) ;0) ;2)" office:value-type="string" office:string-value="FFFFFFFF62">
            <text:p>FFFFFFFF62</text:p>
          </table:table-cell>
          <table:table-cell table:style-name="ce3" table:formula="of:=DEC2HEX(ROUND(IF([.$B43]/[.Z$3]&lt;127;[.$B43]/[.Z$3];127) ;0) ;2)" office:value-type="string" office:string-value="FFFFFFFF75">
            <text:p>FFFFFFFF75</text:p>
          </table:table-cell>
          <table:table-cell table:style-name="ce3" table:formula="of:=DEC2HEX(ROUND(IF([.$B43]/[.AA$3]&lt;127;[.$B43]/[.AA$3];127) ;0) ;2)" office:value-type="string" office:string-value="FFFFFFFF84">
            <text:p>FFFFFFFF84</text:p>
          </table:table-cell>
          <table:table-cell table:style-name="ce3" table:formula="of:=DEC2HEX(ROUND(IF([.$B43]/[.AB$3]&lt;127;[.$B43]/[.AB$3];127) ;0) ;2)" office:value-type="string" office:string-value="FFFFFFFF8E">
            <text:p>FFFFFFFF8E</text:p>
          </table:table-cell>
          <table:table-cell table:style-name="ce3" table:formula="of:=DEC2HEX(ROUND(IF([.$B43]/[.AC$3]&lt;127;[.$B43]/[.AC$3];127) ;0) ;2)" office:value-type="string" office:string-value="FFFFFFFF96">
            <text:p>FFFFFFFF96</text:p>
          </table:table-cell>
          <table:table-cell table:style-name="ce3" table:formula="of:=DEC2HEX(ROUND(IF([.$B43]/[.AD$3]&lt;127;[.$B43]/[.AD$3];127) ;0) ;2)" office:value-type="string" office:string-value="FFFFFFFF9C">
            <text:p>FFFFFFFF9C</text:p>
          </table:table-cell>
          <table:table-cell table:style-name="ce3" table:formula="of:=DEC2HEX(ROUND(IF([.$B43]/[.AE$3]&lt;127;[.$B43]/[.AE$3];127) ;0) ;2)" office:value-type="string" office:string-value="FFFFFFFFA1">
            <text:p>FFFFFFFFA1</text:p>
          </table:table-cell>
          <table:table-cell table:style-name="ce3" table:formula="of:=DEC2HEX(ROUND(IF([.$B43]/[.AF$3]&lt;127;[.$B43]/[.AF$3];127) ;0) ;2)" office:value-type="string" office:string-value="FFFFFFFFA4">
            <text:p>FFFFFFFFA4</text:p>
          </table:table-cell>
          <table:table-cell table:style-name="ce3" table:formula="of:=DEC2HEX(ROUND(IF([.$B43]/[.AG$3]&lt;127;[.$B43]/[.AG$3];127) ;0) ;2)" office:value-type="string" office:string-value="FFFFFFFFA6">
            <text:p>FFFFFFFFA6</text:p>
          </table:table-cell>
          <table:table-cell table:style-name="ce3" table:formula="of:=DEC2HEX(ROUND(IF([.$B43]/[.AH$3]&lt;127;[.$B43]/[.AH$3];127) ;0) ;2)" office:value-type="string" office:string-value="FFFFFFFFA8">
            <text:p>FFFFFFFFA8</text:p>
          </table:table-cell>
          <table:table-cell table:style-name="ce3" table:formula="of:=DEC2HEX(ROUND(IF([.$B43]/COS(ROUND([.AI$2]*0.0174533;4))&lt;255;[.$B43]/COS(ROUND([.AI$2]*0.0174533;4));255);0);2)" office:value-type="string" office:string-value="FFFFFFFFA8">
            <text:p>FFFFFFFFA8</text:p>
          </table:table-cell>
          <table:table-cell table:style-name="ce3" table:formula="of:=DEC2HEX(ROUND(IF([.$B43]/COS([.AJ$2]*0.0174533)&lt;255;[.$B43]/COS([.AJ$2]*0.0174533);255);0)  ;2)" office:value-type="string" office:string-value="FFFFFFFFA8">
            <text:p>FFFFFFFFA8</text:p>
          </table:table-cell>
          <table:table-cell table:style-name="ce3" table:formula="of:=DEC2HEX(ROUND(IF([.$B43]/COS([.AK$2]*0.0174533)&lt;255;[.$B43]/COS([.AK$2]*0.0174533);255);0)  ;2)" office:value-type="string" office:string-value="FFFFFFFFA6">
            <text:p>FFFFFFFFA6</text:p>
          </table:table-cell>
          <table:table-cell table:style-name="ce3" table:formula="of:=DEC2HEX(ROUND(IF([.$B43]/COS([.AL$2]*0.0174533)&lt;255;[.$B43]/COS([.AL$2]*0.0174533);255);0)  ;2)" office:value-type="string" office:string-value="FFFFFFFFA4">
            <text:p>FFFFFFFFA4</text:p>
          </table:table-cell>
          <table:table-cell table:style-name="ce3" table:formula="of:=DEC2HEX(ROUND(IF([.$B43]/COS([.AM$2]*0.0174533)&lt;255;[.$B43]/COS([.AM$2]*0.0174533);255);0)  ;2)" office:value-type="string" office:string-value="FFFFFFFFA1">
            <text:p>FFFFFFFFA1</text:p>
          </table:table-cell>
          <table:table-cell table:style-name="ce3" table:formula="of:=DEC2HEX(ROUND(IF([.$B43]/COS([.AN$2]*0.0174533)&lt;255;[.$B43]/COS([.AN$2]*0.0174533);255);0)  ;2)" office:value-type="string" office:string-value="FFFFFFFF9C">
            <text:p>FFFFFFFF9C</text:p>
          </table:table-cell>
          <table:table-cell table:style-name="ce3" table:formula="of:=DEC2HEX(ROUND(IF([.$B43]/COS([.AO$2]*0.0174533)&lt;255;[.$B43]/COS([.AO$2]*0.0174533);255);0)  ;2)" office:value-type="string" office:string-value="FFFFFFFF96">
            <text:p>FFFFFFFF96</text:p>
          </table:table-cell>
          <table:table-cell table:style-name="ce3" table:formula="of:=DEC2HEX(ROUND(IF([.$B43]/COS([.AP$2]*0.0174533)&lt;255;[.$B43]/COS([.AP$2]*0.0174533);255);0)  ;2)" office:value-type="string" office:string-value="FFFFFFFF8E">
            <text:p>FFFFFFFF8E</text:p>
          </table:table-cell>
          <table:table-cell table:style-name="ce3" table:formula="of:=DEC2HEX(ROUND(IF([.$B43]/COS([.AQ$2]*0.0174533)&lt;255;[.$B43]/COS([.AQ$2]*0.0174533);255);0)  ;2)" office:value-type="string" office:string-value="FFFFFFFF84">
            <text:p>FFFFFFFF84</text:p>
          </table:table-cell>
          <table:table-cell table:style-name="ce3" table:formula="of:=DEC2HEX(ROUND(IF([.$B43]/COS([.AR$2]*0.0174533)&lt;255;[.$B43]/COS([.AR$2]*0.0174533);255);0)  ;2)" office:value-type="string" office:string-value="FFFFFFFF75">
            <text:p>FFFFFFFF75</text:p>
          </table:table-cell>
          <table:table-cell table:style-name="ce3" table:formula="of:=DEC2HEX(ROUND(IF([.$B43]/COS([.AS$2]*0.0174533)&lt;255;[.$B43]/COS([.AS$2]*0.0174533);255);0)  ;2)" office:value-type="string" office:string-value="FFFFFFFF62">
            <text:p>FFFFFFFF62</text:p>
          </table:table-cell>
          <table:table-cell table:style-name="ce3" table:formula="of:=DEC2HEX(ROUND(IF([.$B43]/COS([.AT$2]*0.0174533)&lt;255;[.$B43]/COS([.AT$2]*0.0174533);255);0)  ;2)" office:value-type="string" office:string-value="FFFFFFFF45">
            <text:p>FFFFFFFF45</text:p>
          </table:table-cell>
          <table:table-cell table:style-name="ce3" table:formula="of:=DEC2HEX(ROUND(IF([.$B43]/COS([.AU$2]*0.0174533)&lt;255;[.$B43]/COS([.AU$2]*0.0174533);255);0)  ;2)" office:value-type="string" office:string-value="FFFFFFFF1A">
            <text:p>FFFFFFFF1A</text:p>
          </table:table-cell>
          <table:table-cell table:style-name="ce3" table:formula="of:=DEC2HEX(ROUND(IF([.$B43]/COS([.AV$2]*0.0174533)&lt;255;[.$B43]/COS([.AV$2]*0.0174533);255);0)  ;2)" office:value-type="string" office:string-value="FFFFFFFED1">
            <text:p>FFFFFFFED1</text:p>
          </table:table-cell>
          <table:table-cell table:style-name="ce3" table:formula="of:=DEC2HEX(ROUND(IF([.$B43]/COS([.AW$2]*0.0174533)&lt;255;[.$B43]/COS([.AW$2]*0.0174533);255);0)  ;2)" office:value-type="string" office:string-value="FFFFFFFE3D">
            <text:p>FFFFFFFE3D</text:p>
          </table:table-cell>
          <table:table-cell table:style-name="ce3" table:formula="of:=DEC2HEX(ROUND(IF([.$B43]/COS([.AX$2]*0.0174533)&lt;255;[.$B43]/COS([.AX$2]*0.0174533);255);0)  ;2)" office:value-type="string" office:string-value="FFFFFFFC7E">
            <text:p>FFFFFFFC7E</text:p>
          </table:table-cell>
          <table:table-cell table:style-name="ce3" table:formula="of:=DEC2HEX(ROUND(IF([.$B43]/COS([.AY$2]*0.0174533)&lt;255;[.$B43]/COS([.AY$2]*0.0174533);255);0)  ;2)" office:value-type="string" office:string-value="FF">
            <text:p>FF</text:p>
          </table:table-cell>
          <table:table-cell table:style-name="ce3" table:formula="of:=DEC2HEX(ROUND(IF([.$B43]/COS([.AZ$2]*0.0174533)&lt;255;[.$B43]/COS([.AZ$2]*0.0174533);255);0)  ;2)" office:value-type="string" office:string-value="FF">
            <text:p>FF</text:p>
          </table:table-cell>
          <table:table-cell table:style-name="ce3" table:formula="of:=DEC2HEX(ROUND(IF([.$B43]/COS([.BA$2]*0.0174533)&lt;255;[.$B43]/COS([.BA$2]*0.0174533);255);0)  ;2)" office:value-type="string" office:string-value="FF">
            <text:p>FF</text:p>
          </table:table-cell>
          <table:table-cell table:style-name="ce3" table:formula="of:=DEC2HEX(ROUND(IF([.$B43]/COS([.BB$2]*0.0174533)&lt;255;[.$B43]/COS([.BB$2]*0.0174533);255);0)  ;2)" office:value-type="string" office:string-value="FF">
            <text:p>FF</text:p>
          </table:table-cell>
          <table:table-cell table:style-name="ce3" table:formula="of:=DEC2HEX(ROUND(IF([.$B43]/COS([.BC$2]*0.0174533)&lt;255;[.$B43]/COS([.BC$2]*0.0174533);255);0)  ;2)" office:value-type="string" office:string-value="E6">
            <text:p>E6</text:p>
          </table:table-cell>
          <table:table-cell table:style-name="ce3" table:formula="of:=DEC2HEX(ROUND(IF([.$B43]/COS([.BD$2]*0.0174533)&lt;255;[.$B43]/COS([.BD$2]*0.0174533);255);0)  ;2)" office:value-type="string" office:string-value="BB">
            <text:p>BB</text:p>
          </table:table-cell>
          <table:table-cell table:style-name="ce3" table:formula="of:=DEC2HEX(ROUND(IF([.$B43]/COS([.BE$2]*0.0174533)&lt;255;[.$B43]/COS([.BE$2]*0.0174533);255);0)  ;2)" office:value-type="string" office:string-value="9E">
            <text:p>9E</text:p>
          </table:table-cell>
          <table:table-cell table:style-name="ce3" table:formula="of:=DEC2HEX(ROUND(IF([.$B43]/COS([.BF$2]*0.0174533)&lt;255;[.$B43]/COS([.BF$2]*0.0174533);255);0)  ;2)" office:value-type="string" office:string-value="8B">
            <text:p>8B</text:p>
          </table:table-cell>
          <table:table-cell table:style-name="ce3" table:formula="of:=DEC2HEX(ROUND(IF([.$B43]/COS([.BG$2]*0.0174533)&lt;255;[.$B43]/COS([.BG$2]*0.0174533);255);0)  ;2)" office:value-type="string" office:string-value="7C">
            <text:p>7C</text:p>
          </table:table-cell>
          <table:table-cell table:style-name="ce3" table:formula="of:=DEC2HEX(ROUND(IF([.$B43]/COS([.BH$2]*0.0174533)&lt;255;[.$B43]/COS([.BH$2]*0.0174533);255);0)  ;2)" office:value-type="string" office:string-value="72">
            <text:p>72</text:p>
          </table:table-cell>
          <table:table-cell table:style-name="ce3" table:formula="of:=DEC2HEX(ROUND(IF([.$B43]/COS([.BI$2]*0.0174533)&lt;255;[.$B43]/COS([.BI$2]*0.0174533);255);0)  ;2)" office:value-type="string" office:string-value="6A">
            <text:p>6A</text:p>
          </table:table-cell>
          <table:table-cell table:style-name="ce3" table:formula="of:=DEC2HEX(ROUND(IF([.$B43]/COS([.BJ$2]*0.0174533)&lt;255;[.$B43]/COS([.BJ$2]*0.0174533);255);0)  ;2)" office:value-type="string" office:string-value="64">
            <text:p>64</text:p>
          </table:table-cell>
          <table:table-cell table:style-name="ce3" table:formula="of:=DEC2HEX(ROUND(IF([.$B43]/COS([.BK$2]*0.0174533)&lt;255;[.$B43]/COS([.BK$2]*0.0174533);255);0)  ;2)" office:value-type="string" office:string-value="5F">
            <text:p>5F</text:p>
          </table:table-cell>
          <table:table-cell table:style-name="ce3" table:formula="of:=DEC2HEX(ROUND(IF([.$B43]/COS([.BL$2]*0.0174533)&lt;255;[.$B43]/COS([.BL$2]*0.0174533);255);0)  ;2)" office:value-type="string" office:string-value="5C">
            <text:p>5C</text:p>
          </table:table-cell>
          <table:table-cell table:style-name="ce3" table:formula="of:=DEC2HEX(ROUND(IF([.$B43]/COS([.BM$2]*0.0174533)&lt;255;[.$B43]/COS([.BM$2]*0.0174533);255);0)  ;2)" office:value-type="string" office:string-value="5A">
            <text:p>5A</text:p>
          </table:table-cell>
          <table:table-cell table:style-name="ce3" table:formula="of:=DEC2HEX(ROUND(IF([.$B43]/COS([.BN$2]*0.0174533)&lt;255;[.$B43]/COS([.BN$2]*0.0174533);255);0)  ;2)" office:value-type="string" office:string-value="58">
            <text:p>58</text:p>
          </table:table-cell>
          <table:table-cell table:style-name="ce3" table:formula="of:=DEC2HEX(ROUND(IF([.$B43]/COS([.BO$2]*0.0174533)&lt;255;[.$B43]/COS([.BO$2]*0.0174533);255);0)  ;2)" office:value-type="string" office:string-value="58">
            <text:p>58</text:p>
          </table:table-cell>
          <table:table-cell table:style-name="ce3" table:formula="of:=DEC2HEX(ROUND(IF([.$B43]/COS([.BP$2]*0.0174533)&lt;255;[.$B43]/COS([.BP$2]*0.0174533);255);0)  ;2)" office:value-type="string" office:string-value="58">
            <text:p>58</text:p>
          </table:table-cell>
          <table:table-cell table:style-name="ce3" table:formula="of:=DEC2HEX(ROUND(IF([.$B43]/COS([.BQ$2]*0.0174533)&lt;255;[.$B43]/COS([.BQ$2]*0.0174533);255);0)  ;2)" office:value-type="string" office:string-value="5A">
            <text:p>5A</text:p>
          </table:table-cell>
          <table:table-cell table:style-name="ce3" table:formula="of:=DEC2HEX(ROUND(IF([.$B43]/COS([.BR$2]*0.0174533)&lt;255;[.$B43]/COS([.BR$2]*0.0174533);255);0)  ;2)" office:value-type="string" office:string-value="5C">
            <text:p>5C</text:p>
          </table:table-cell>
          <table:table-cell table:style-name="ce3" table:formula="of:=DEC2HEX(ROUND(IF([.$B43]/COS([.BS$2]*0.0174533)&lt;255;[.$B43]/COS([.BS$2]*0.0174533);255);0)  ;2)" office:value-type="string" office:string-value="5F">
            <text:p>5F</text:p>
          </table:table-cell>
          <table:table-cell table:style-name="ce3" table:formula="of:=DEC2HEX(ROUND(IF([.$B43]/COS([.BT$2]*0.0174533)&lt;255;[.$B43]/COS([.BT$2]*0.0174533);255);0)  ;2)" office:value-type="string" office:string-value="64">
            <text:p>64</text:p>
          </table:table-cell>
          <table:table-cell table:style-name="ce3" table:formula="of:=DEC2HEX(ROUND(IF([.$B43]/COS([.BU$2]*0.0174533)&lt;255;[.$B43]/COS([.BU$2]*0.0174533);255);0)  ;2)" office:value-type="string" office:string-value="6A">
            <text:p>6A</text:p>
          </table:table-cell>
          <table:table-cell table:style-name="ce3" table:formula="of:=DEC2HEX(ROUND(IF([.$B43]/COS([.BV$2]*0.0174533)&lt;255;[.$B43]/COS([.BV$2]*0.0174533);255);0)  ;2)" office:value-type="string" office:string-value="72">
            <text:p>72</text:p>
          </table:table-cell>
          <table:table-cell table:style-name="ce3" table:formula="of:=DEC2HEX(ROUND(IF([.$B43]/COS([.BW$2]*0.0174533)&lt;255;[.$B43]/COS([.BW$2]*0.0174533);255);0)  ;2)" office:value-type="string" office:string-value="7C">
            <text:p>7C</text:p>
          </table:table-cell>
          <table:table-cell table:style-name="ce3" table:formula="of:=DEC2HEX(ROUND(IF([.$B43]/COS([.BX$2]*0.0174533)&lt;255;[.$B43]/COS([.BX$2]*0.0174533);255);0)  ;2)" office:value-type="string" office:string-value="8B">
            <text:p>8B</text:p>
          </table:table-cell>
          <table:table-cell table:style-name="ce3" table:formula="of:=DEC2HEX(ROUND(IF([.$B43]/COS([.BY$2]*0.0174533)&lt;255;[.$B43]/COS([.BY$2]*0.0174533);255);0)  ;2)" office:value-type="string" office:string-value="9E">
            <text:p>9E</text:p>
          </table:table-cell>
          <table:table-cell table:style-name="ce3" table:formula="of:=DEC2HEX(ROUND(IF([.$B43]/COS([.BZ$2]*0.0174533)&lt;255;[.$B43]/COS([.BZ$2]*0.0174533);255);0)  ;2)" office:value-type="string" office:string-value="BB">
            <text:p>BB</text:p>
          </table:table-cell>
          <table:table-cell table:style-name="ce3" table:formula="of:=DEC2HEX(ROUND(IF([.$B43]/COS([.CA$2]*0.0174533)&lt;255;[.$B43]/COS([.CA$2]*0.0174533);255);0)  ;2)" office:value-type="string" office:string-value="E6">
            <text:p>E6</text:p>
          </table:table-cell>
          <table:table-cell table:style-name="ce3" table:formula="of:=DEC2HEX(ROUND(IF([.$B43]/COS([.CB$2]*0.0174533)&lt;255;[.$B43]/COS([.CB$2]*0.0174533);255);0)  ;2)" office:value-type="string" office:string-value="FF">
            <text:p>FF</text:p>
          </table:table-cell>
          <table:table-cell table:style-name="ce3" table:formula="of:=DEC2HEX(ROUND(IF([.$B43]/COS([.CC$2]*0.0174533)&lt;255;[.$B4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3]+1" office:value-type="float" office:value="40">
            <text:p>40</text:p>
          </table:table-cell>
          <table:table-cell table:style-name="ce2" table:formula="of:=[.B43]-1" office:value-type="float" office:value="87">
            <text:p>87</text:p>
          </table:table-cell>
          <table:table-cell table:formula="of:=DEC2HEX(ROUND(IF([.$B44]/[.C$3]&lt;127;127-[.$B44]/[.C$3];0) ;0) ;2)" office:value-type="string" office:string-value="28">
            <text:p>28</text:p>
          </table:table-cell>
          <table:table-cell table:formula="of:=DEC2HEX(ROUND(IF([.$B44]/[.D$3]&lt;127;127-[.$B44]/[.D$3];0) ;0) ;2)" office:value-type="string" office:string-value="28">
            <text:p>28</text:p>
          </table:table-cell>
          <table:table-cell table:formula="of:=DEC2HEX(ROUND(IF([.$B44]/[.E$3]&lt;127;127-[.$B44]/[.E$3];0) ;0) ;2)" office:value-type="string" office:string-value="26">
            <text:p>26</text:p>
          </table:table-cell>
          <table:table-cell table:formula="of:=DEC2HEX(ROUND(IF([.$B44]/[.F$3]&lt;127;127-[.$B44]/[.F$3];0) ;0) ;2)" office:value-type="string" office:string-value="24">
            <text:p>24</text:p>
          </table:table-cell>
          <table:table-cell table:formula="of:=DEC2HEX(ROUND(IF([.$B44]/[.G$3]&lt;127;127-[.$B44]/[.G$3];0) ;0) ;2)" office:value-type="string" office:string-value="21">
            <text:p>21</text:p>
          </table:table-cell>
          <table:table-cell table:formula="of:=DEC2HEX(ROUND(IF([.$B44]/[.H$3]&lt;127;127-[.$B44]/[.H$3];0) ;0) ;2)" office:value-type="string" office:string-value="1C">
            <text:p>1C</text:p>
          </table:table-cell>
          <table:table-cell table:formula="of:=DEC2HEX(ROUND(IF([.$B44]/[.I$3]&lt;127;127-[.$B44]/[.I$3];0) ;0) ;2)" office:value-type="string" office:string-value="16">
            <text:p>16</text:p>
          </table:table-cell>
          <table:table-cell table:formula="of:=DEC2HEX(ROUND(IF([.$B44]/[.J$3]&lt;127;127-[.$B44]/[.J$3];0) ;0) ;2)" office:value-type="string" office:string-value="0E">
            <text:p>0E</text:p>
          </table:table-cell>
          <table:table-cell table:formula="of:=DEC2HEX(ROUND(IF([.$B44]/[.K$3]&lt;127;127-[.$B44]/[.K$3];0) ;0) ;2)" office:value-type="string" office:string-value="04">
            <text:p>04</text:p>
          </table:table-cell>
          <table:table-cell table:formula="of:=DEC2HEX(ROUND(IF([.$B44]/[.L$3]&lt;127;127-[.$B44]/[.L$3];0) ;0) ;2)" office:value-type="string" office:string-value="00">
            <text:p>00</text:p>
          </table:table-cell>
          <table:table-cell table:style-name="ce3" table:formula="of:=DEC2HEX(ROUND(IF([.$B44]/[.M$3]&lt;127;127-[.$B44]/[.M$3];0) ;0) ;2)" office:value-type="string" office:string-value="00">
            <text:p>00</text:p>
          </table:table-cell>
          <table:table-cell table:style-name="ce3" table:formula="of:=DEC2HEX(ROUND(IF([.$B44]/[.N$3]&lt;127;127-[.$B44]/[.N$3];0) ;0) ;2)" office:value-type="string" office:string-value="00">
            <text:p>00</text:p>
          </table:table-cell>
          <table:table-cell table:style-name="ce3" table:formula="of:=DEC2HEX(ROUND(IF([.$B44]/[.O$3]&lt;127;127-[.$B44]/[.O$3];0) ;0) ;2)" office:value-type="string" office:string-value="00">
            <text:p>00</text:p>
          </table:table-cell>
          <table:table-cell table:style-name="ce3" table:formula="of:=DEC2HEX(ROUND(IF([.$B44]/[.P$3]&lt;127;127-[.$B44]/[.P$3];0) ;0) ;2)" office:value-type="string" office:string-value="00">
            <text:p>00</text:p>
          </table:table-cell>
          <table:table-cell table:style-name="ce3" table:formula="of:=DEC2HEX(ROUND(IF([.$B44]/[.Q$3]&lt;127;127-[.$B44]/[.Q$3];0) ;0) ;2)" office:value-type="string" office:string-value="00">
            <text:p>00</text:p>
          </table:table-cell>
          <table:table-cell table:style-name="ce3" table:formula="of:=DEC2HEX(ROUND(IF([.$B44]/[.R$3]&lt;127;127-[.$B44]/[.R$3];0) ;0) ;2)" office:value-type="string" office:string-value="00">
            <text:p>00</text:p>
          </table:table-cell>
          <table:table-cell table:style-name="ce3" table:formula="of:=DEC2HEX(ROUND(IF([.$B44]/[.S$3]&lt;127;[.$B44]/[.S$3];127) ;0) ;2)" office:value-type="float" office:value="0">
            <text:p>#ДЕЛ/0!</text:p>
          </table:table-cell>
          <table:table-cell table:style-name="ce3" table:formula="of:=DEC2HEX(ROUND(IF([.$B44]/[.T$3]&lt;127;[.$B44]/[.T$3];127) ;0) ;2)" office:value-type="string" office:string-value="FFFFFFFC88">
            <text:p>FFFFFFFC88</text:p>
          </table:table-cell>
          <table:table-cell table:style-name="ce3" table:formula="of:=DEC2HEX(ROUND(IF([.$B44]/[.U$3]&lt;127;[.$B44]/[.U$3];127) ;0) ;2)" office:value-type="string" office:string-value="FFFFFFFE42">
            <text:p>FFFFFFFE42</text:p>
          </table:table-cell>
          <table:table-cell table:style-name="ce3" table:formula="of:=DEC2HEX(ROUND(IF([.$B44]/[.V$3]&lt;127;[.$B44]/[.V$3];127) ;0) ;2)" office:value-type="string" office:string-value="FFFFFFFED4">
            <text:p>FFFFFFFED4</text:p>
          </table:table-cell>
          <table:table-cell table:style-name="ce3" table:formula="of:=DEC2HEX(ROUND(IF([.$B44]/[.W$3]&lt;127;[.$B44]/[.W$3];127) ;0) ;2)" office:value-type="string" office:string-value="FFFFFFFF1D">
            <text:p>FFFFFFFF1D</text:p>
          </table:table-cell>
          <table:table-cell table:style-name="ce3" table:formula="of:=DEC2HEX(ROUND(IF([.$B44]/[.X$3]&lt;127;[.$B44]/[.X$3];127) ;0) ;2)" office:value-type="string" office:string-value="FFFFFFFF47">
            <text:p>FFFFFFFF47</text:p>
          </table:table-cell>
          <table:table-cell table:style-name="ce3" table:formula="of:=DEC2HEX(ROUND(IF([.$B44]/[.Y$3]&lt;127;[.$B44]/[.Y$3];127) ;0) ;2)" office:value-type="string" office:string-value="FFFFFFFF64">
            <text:p>FFFFFFFF64</text:p>
          </table:table-cell>
          <table:table-cell table:style-name="ce3" table:formula="of:=DEC2HEX(ROUND(IF([.$B44]/[.Z$3]&lt;127;[.$B44]/[.Z$3];127) ;0) ;2)" office:value-type="string" office:string-value="FFFFFFFF77">
            <text:p>FFFFFFFF77</text:p>
          </table:table-cell>
          <table:table-cell table:style-name="ce3" table:formula="of:=DEC2HEX(ROUND(IF([.$B44]/[.AA$3]&lt;127;[.$B44]/[.AA$3];127) ;0) ;2)" office:value-type="string" office:string-value="FFFFFFFF85">
            <text:p>FFFFFFFF85</text:p>
          </table:table-cell>
          <table:table-cell table:style-name="ce3" table:formula="of:=DEC2HEX(ROUND(IF([.$B44]/[.AB$3]&lt;127;[.$B44]/[.AB$3];127) ;0) ;2)" office:value-type="string" office:string-value="FFFFFFFF8F">
            <text:p>FFFFFFFF8F</text:p>
          </table:table-cell>
          <table:table-cell table:style-name="ce3" table:formula="of:=DEC2HEX(ROUND(IF([.$B44]/[.AC$3]&lt;127;[.$B44]/[.AC$3];127) ;0) ;2)" office:value-type="string" office:string-value="FFFFFFFF97">
            <text:p>FFFFFFFF97</text:p>
          </table:table-cell>
          <table:table-cell table:style-name="ce3" table:formula="of:=DEC2HEX(ROUND(IF([.$B44]/[.AD$3]&lt;127;[.$B44]/[.AD$3];127) ;0) ;2)" office:value-type="string" office:string-value="FFFFFFFF9D">
            <text:p>FFFFFFFF9D</text:p>
          </table:table-cell>
          <table:table-cell table:style-name="ce3" table:formula="of:=DEC2HEX(ROUND(IF([.$B44]/[.AE$3]&lt;127;[.$B44]/[.AE$3];127) ;0) ;2)" office:value-type="string" office:string-value="FFFFFFFFA2">
            <text:p>FFFFFFFFA2</text:p>
          </table:table-cell>
          <table:table-cell table:style-name="ce3" table:formula="of:=DEC2HEX(ROUND(IF([.$B44]/[.AF$3]&lt;127;[.$B44]/[.AF$3];127) ;0) ;2)" office:value-type="string" office:string-value="FFFFFFFFA5">
            <text:p>FFFFFFFFA5</text:p>
          </table:table-cell>
          <table:table-cell table:style-name="ce3" table:formula="of:=DEC2HEX(ROUND(IF([.$B44]/[.AG$3]&lt;127;[.$B44]/[.AG$3];127) ;0) ;2)" office:value-type="string" office:string-value="FFFFFFFFA7">
            <text:p>FFFFFFFFA7</text:p>
          </table:table-cell>
          <table:table-cell table:style-name="ce3" table:formula="of:=DEC2HEX(ROUND(IF([.$B44]/[.AH$3]&lt;127;[.$B44]/[.AH$3];127) ;0) ;2)" office:value-type="string" office:string-value="FFFFFFFFA9">
            <text:p>FFFFFFFFA9</text:p>
          </table:table-cell>
          <table:table-cell table:style-name="ce3" table:formula="of:=DEC2HEX(ROUND(IF([.$B44]/COS(ROUND([.AI$2]*0.0174533;4))&lt;255;[.$B44]/COS(ROUND([.AI$2]*0.0174533;4));255);0);2)" office:value-type="string" office:string-value="FFFFFFFFA9">
            <text:p>FFFFFFFFA9</text:p>
          </table:table-cell>
          <table:table-cell table:style-name="ce3" table:formula="of:=DEC2HEX(ROUND(IF([.$B44]/COS([.AJ$2]*0.0174533)&lt;255;[.$B44]/COS([.AJ$2]*0.0174533);255);0)  ;2)" office:value-type="string" office:string-value="FFFFFFFFA9">
            <text:p>FFFFFFFFA9</text:p>
          </table:table-cell>
          <table:table-cell table:style-name="ce3" table:formula="of:=DEC2HEX(ROUND(IF([.$B44]/COS([.AK$2]*0.0174533)&lt;255;[.$B44]/COS([.AK$2]*0.0174533);255);0)  ;2)" office:value-type="string" office:string-value="FFFFFFFFA7">
            <text:p>FFFFFFFFA7</text:p>
          </table:table-cell>
          <table:table-cell table:style-name="ce3" table:formula="of:=DEC2HEX(ROUND(IF([.$B44]/COS([.AL$2]*0.0174533)&lt;255;[.$B44]/COS([.AL$2]*0.0174533);255);0)  ;2)" office:value-type="string" office:string-value="FFFFFFFFA5">
            <text:p>FFFFFFFFA5</text:p>
          </table:table-cell>
          <table:table-cell table:style-name="ce3" table:formula="of:=DEC2HEX(ROUND(IF([.$B44]/COS([.AM$2]*0.0174533)&lt;255;[.$B44]/COS([.AM$2]*0.0174533);255);0)  ;2)" office:value-type="string" office:string-value="FFFFFFFFA2">
            <text:p>FFFFFFFFA2</text:p>
          </table:table-cell>
          <table:table-cell table:style-name="ce3" table:formula="of:=DEC2HEX(ROUND(IF([.$B44]/COS([.AN$2]*0.0174533)&lt;255;[.$B44]/COS([.AN$2]*0.0174533);255);0)  ;2)" office:value-type="string" office:string-value="FFFFFFFF9D">
            <text:p>FFFFFFFF9D</text:p>
          </table:table-cell>
          <table:table-cell table:style-name="ce3" table:formula="of:=DEC2HEX(ROUND(IF([.$B44]/COS([.AO$2]*0.0174533)&lt;255;[.$B44]/COS([.AO$2]*0.0174533);255);0)  ;2)" office:value-type="string" office:string-value="FFFFFFFF97">
            <text:p>FFFFFFFF97</text:p>
          </table:table-cell>
          <table:table-cell table:style-name="ce3" table:formula="of:=DEC2HEX(ROUND(IF([.$B44]/COS([.AP$2]*0.0174533)&lt;255;[.$B44]/COS([.AP$2]*0.0174533);255);0)  ;2)" office:value-type="string" office:string-value="FFFFFFFF8F">
            <text:p>FFFFFFFF8F</text:p>
          </table:table-cell>
          <table:table-cell table:style-name="ce3" table:formula="of:=DEC2HEX(ROUND(IF([.$B44]/COS([.AQ$2]*0.0174533)&lt;255;[.$B44]/COS([.AQ$2]*0.0174533);255);0)  ;2)" office:value-type="string" office:string-value="FFFFFFFF85">
            <text:p>FFFFFFFF85</text:p>
          </table:table-cell>
          <table:table-cell table:style-name="ce3" table:formula="of:=DEC2HEX(ROUND(IF([.$B44]/COS([.AR$2]*0.0174533)&lt;255;[.$B44]/COS([.AR$2]*0.0174533);255);0)  ;2)" office:value-type="string" office:string-value="FFFFFFFF77">
            <text:p>FFFFFFFF77</text:p>
          </table:table-cell>
          <table:table-cell table:style-name="ce3" table:formula="of:=DEC2HEX(ROUND(IF([.$B44]/COS([.AS$2]*0.0174533)&lt;255;[.$B44]/COS([.AS$2]*0.0174533);255);0)  ;2)" office:value-type="string" office:string-value="FFFFFFFF63">
            <text:p>FFFFFFFF63</text:p>
          </table:table-cell>
          <table:table-cell table:style-name="ce3" table:formula="of:=DEC2HEX(ROUND(IF([.$B44]/COS([.AT$2]*0.0174533)&lt;255;[.$B44]/COS([.AT$2]*0.0174533);255);0)  ;2)" office:value-type="string" office:string-value="FFFFFFFF47">
            <text:p>FFFFFFFF47</text:p>
          </table:table-cell>
          <table:table-cell table:style-name="ce3" table:formula="of:=DEC2HEX(ROUND(IF([.$B44]/COS([.AU$2]*0.0174533)&lt;255;[.$B44]/COS([.AU$2]*0.0174533);255);0)  ;2)" office:value-type="string" office:string-value="FFFFFFFF1D">
            <text:p>FFFFFFFF1D</text:p>
          </table:table-cell>
          <table:table-cell table:style-name="ce3" table:formula="of:=DEC2HEX(ROUND(IF([.$B44]/COS([.AV$2]*0.0174533)&lt;255;[.$B44]/COS([.AV$2]*0.0174533);255);0)  ;2)" office:value-type="string" office:string-value="FFFFFFFED4">
            <text:p>FFFFFFFED4</text:p>
          </table:table-cell>
          <table:table-cell table:style-name="ce3" table:formula="of:=DEC2HEX(ROUND(IF([.$B44]/COS([.AW$2]*0.0174533)&lt;255;[.$B44]/COS([.AW$2]*0.0174533);255);0)  ;2)" office:value-type="string" office:string-value="FFFFFFFE42">
            <text:p>FFFFFFFE42</text:p>
          </table:table-cell>
          <table:table-cell table:style-name="ce3" table:formula="of:=DEC2HEX(ROUND(IF([.$B44]/COS([.AX$2]*0.0174533)&lt;255;[.$B44]/COS([.AX$2]*0.0174533);255);0)  ;2)" office:value-type="string" office:string-value="FFFFFFFC88">
            <text:p>FFFFFFFC88</text:p>
          </table:table-cell>
          <table:table-cell table:style-name="ce3" table:formula="of:=DEC2HEX(ROUND(IF([.$B44]/COS([.AY$2]*0.0174533)&lt;255;[.$B44]/COS([.AY$2]*0.0174533);255);0)  ;2)" office:value-type="string" office:string-value="FF">
            <text:p>FF</text:p>
          </table:table-cell>
          <table:table-cell table:style-name="ce3" table:formula="of:=DEC2HEX(ROUND(IF([.$B44]/COS([.AZ$2]*0.0174533)&lt;255;[.$B44]/COS([.AZ$2]*0.0174533);255);0)  ;2)" office:value-type="string" office:string-value="FF">
            <text:p>FF</text:p>
          </table:table-cell>
          <table:table-cell table:style-name="ce3" table:formula="of:=DEC2HEX(ROUND(IF([.$B44]/COS([.BA$2]*0.0174533)&lt;255;[.$B44]/COS([.BA$2]*0.0174533);255);0)  ;2)" office:value-type="string" office:string-value="FF">
            <text:p>FF</text:p>
          </table:table-cell>
          <table:table-cell table:style-name="ce3" table:formula="of:=DEC2HEX(ROUND(IF([.$B44]/COS([.BB$2]*0.0174533)&lt;255;[.$B44]/COS([.BB$2]*0.0174533);255);0)  ;2)" office:value-type="string" office:string-value="FF">
            <text:p>FF</text:p>
          </table:table-cell>
          <table:table-cell table:style-name="ce3" table:formula="of:=DEC2HEX(ROUND(IF([.$B44]/COS([.BC$2]*0.0174533)&lt;255;[.$B44]/COS([.BC$2]*0.0174533);255);0)  ;2)" office:value-type="string" office:string-value="E3">
            <text:p>E3</text:p>
          </table:table-cell>
          <table:table-cell table:style-name="ce3" table:formula="of:=DEC2HEX(ROUND(IF([.$B44]/COS([.BD$2]*0.0174533)&lt;255;[.$B44]/COS([.BD$2]*0.0174533);255);0)  ;2)" office:value-type="string" office:string-value="B9">
            <text:p>B9</text:p>
          </table:table-cell>
          <table:table-cell table:style-name="ce3" table:formula="of:=DEC2HEX(ROUND(IF([.$B44]/COS([.BE$2]*0.0174533)&lt;255;[.$B44]/COS([.BE$2]*0.0174533);255);0)  ;2)" office:value-type="string" office:string-value="9D">
            <text:p>9D</text:p>
          </table:table-cell>
          <table:table-cell table:style-name="ce3" table:formula="of:=DEC2HEX(ROUND(IF([.$B44]/COS([.BF$2]*0.0174533)&lt;255;[.$B44]/COS([.BF$2]*0.0174533);255);0)  ;2)" office:value-type="string" office:string-value="89">
            <text:p>89</text:p>
          </table:table-cell>
          <table:table-cell table:style-name="ce3" table:formula="of:=DEC2HEX(ROUND(IF([.$B44]/COS([.BG$2]*0.0174533)&lt;255;[.$B44]/COS([.BG$2]*0.0174533);255);0)  ;2)" office:value-type="string" office:string-value="7B">
            <text:p>7B</text:p>
          </table:table-cell>
          <table:table-cell table:style-name="ce3" table:formula="of:=DEC2HEX(ROUND(IF([.$B44]/COS([.BH$2]*0.0174533)&lt;255;[.$B44]/COS([.BH$2]*0.0174533);255);0)  ;2)" office:value-type="string" office:string-value="71">
            <text:p>71</text:p>
          </table:table-cell>
          <table:table-cell table:style-name="ce3" table:formula="of:=DEC2HEX(ROUND(IF([.$B44]/COS([.BI$2]*0.0174533)&lt;255;[.$B44]/COS([.BI$2]*0.0174533);255);0)  ;2)" office:value-type="string" office:string-value="69">
            <text:p>69</text:p>
          </table:table-cell>
          <table:table-cell table:style-name="ce3" table:formula="of:=DEC2HEX(ROUND(IF([.$B44]/COS([.BJ$2]*0.0174533)&lt;255;[.$B44]/COS([.BJ$2]*0.0174533);255);0)  ;2)" office:value-type="string" office:string-value="63">
            <text:p>63</text:p>
          </table:table-cell>
          <table:table-cell table:style-name="ce3" table:formula="of:=DEC2HEX(ROUND(IF([.$B44]/COS([.BK$2]*0.0174533)&lt;255;[.$B44]/COS([.BK$2]*0.0174533);255);0)  ;2)" office:value-type="string" office:string-value="5E">
            <text:p>5E</text:p>
          </table:table-cell>
          <table:table-cell table:style-name="ce3" table:formula="of:=DEC2HEX(ROUND(IF([.$B44]/COS([.BL$2]*0.0174533)&lt;255;[.$B44]/COS([.BL$2]*0.0174533);255);0)  ;2)" office:value-type="string" office:string-value="5B">
            <text:p>5B</text:p>
          </table:table-cell>
          <table:table-cell table:style-name="ce3" table:formula="of:=DEC2HEX(ROUND(IF([.$B44]/COS([.BM$2]*0.0174533)&lt;255;[.$B44]/COS([.BM$2]*0.0174533);255);0)  ;2)" office:value-type="string" office:string-value="59">
            <text:p>59</text:p>
          </table:table-cell>
          <table:table-cell table:style-name="ce3" table:formula="of:=DEC2HEX(ROUND(IF([.$B44]/COS([.BN$2]*0.0174533)&lt;255;[.$B44]/COS([.BN$2]*0.0174533);255);0)  ;2)" office:value-type="string" office:string-value="57">
            <text:p>57</text:p>
          </table:table-cell>
          <table:table-cell table:style-name="ce3" table:formula="of:=DEC2HEX(ROUND(IF([.$B44]/COS([.BO$2]*0.0174533)&lt;255;[.$B44]/COS([.BO$2]*0.0174533);255);0)  ;2)" office:value-type="string" office:string-value="57">
            <text:p>57</text:p>
          </table:table-cell>
          <table:table-cell table:style-name="ce3" table:formula="of:=DEC2HEX(ROUND(IF([.$B44]/COS([.BP$2]*0.0174533)&lt;255;[.$B44]/COS([.BP$2]*0.0174533);255);0)  ;2)" office:value-type="string" office:string-value="57">
            <text:p>57</text:p>
          </table:table-cell>
          <table:table-cell table:style-name="ce3" table:formula="of:=DEC2HEX(ROUND(IF([.$B44]/COS([.BQ$2]*0.0174533)&lt;255;[.$B44]/COS([.BQ$2]*0.0174533);255);0)  ;2)" office:value-type="string" office:string-value="59">
            <text:p>59</text:p>
          </table:table-cell>
          <table:table-cell table:style-name="ce3" table:formula="of:=DEC2HEX(ROUND(IF([.$B44]/COS([.BR$2]*0.0174533)&lt;255;[.$B44]/COS([.BR$2]*0.0174533);255);0)  ;2)" office:value-type="string" office:string-value="5B">
            <text:p>5B</text:p>
          </table:table-cell>
          <table:table-cell table:style-name="ce3" table:formula="of:=DEC2HEX(ROUND(IF([.$B44]/COS([.BS$2]*0.0174533)&lt;255;[.$B44]/COS([.BS$2]*0.0174533);255);0)  ;2)" office:value-type="string" office:string-value="5E">
            <text:p>5E</text:p>
          </table:table-cell>
          <table:table-cell table:style-name="ce3" table:formula="of:=DEC2HEX(ROUND(IF([.$B44]/COS([.BT$2]*0.0174533)&lt;255;[.$B44]/COS([.BT$2]*0.0174533);255);0)  ;2)" office:value-type="string" office:string-value="63">
            <text:p>63</text:p>
          </table:table-cell>
          <table:table-cell table:style-name="ce3" table:formula="of:=DEC2HEX(ROUND(IF([.$B44]/COS([.BU$2]*0.0174533)&lt;255;[.$B44]/COS([.BU$2]*0.0174533);255);0)  ;2)" office:value-type="string" office:string-value="69">
            <text:p>69</text:p>
          </table:table-cell>
          <table:table-cell table:style-name="ce3" table:formula="of:=DEC2HEX(ROUND(IF([.$B44]/COS([.BV$2]*0.0174533)&lt;255;[.$B44]/COS([.BV$2]*0.0174533);255);0)  ;2)" office:value-type="string" office:string-value="71">
            <text:p>71</text:p>
          </table:table-cell>
          <table:table-cell table:style-name="ce3" table:formula="of:=DEC2HEX(ROUND(IF([.$B44]/COS([.BW$2]*0.0174533)&lt;255;[.$B44]/COS([.BW$2]*0.0174533);255);0)  ;2)" office:value-type="string" office:string-value="7B">
            <text:p>7B</text:p>
          </table:table-cell>
          <table:table-cell table:style-name="ce3" table:formula="of:=DEC2HEX(ROUND(IF([.$B44]/COS([.BX$2]*0.0174533)&lt;255;[.$B44]/COS([.BX$2]*0.0174533);255);0)  ;2)" office:value-type="string" office:string-value="89">
            <text:p>89</text:p>
          </table:table-cell>
          <table:table-cell table:style-name="ce3" table:formula="of:=DEC2HEX(ROUND(IF([.$B44]/COS([.BY$2]*0.0174533)&lt;255;[.$B44]/COS([.BY$2]*0.0174533);255);0)  ;2)" office:value-type="string" office:string-value="9D">
            <text:p>9D</text:p>
          </table:table-cell>
          <table:table-cell table:style-name="ce3" table:formula="of:=DEC2HEX(ROUND(IF([.$B44]/COS([.BZ$2]*0.0174533)&lt;255;[.$B44]/COS([.BZ$2]*0.0174533);255);0)  ;2)" office:value-type="string" office:string-value="B9">
            <text:p>B9</text:p>
          </table:table-cell>
          <table:table-cell table:style-name="ce3" table:formula="of:=DEC2HEX(ROUND(IF([.$B44]/COS([.CA$2]*0.0174533)&lt;255;[.$B44]/COS([.CA$2]*0.0174533);255);0)  ;2)" office:value-type="string" office:string-value="E3">
            <text:p>E3</text:p>
          </table:table-cell>
          <table:table-cell table:style-name="ce3" table:formula="of:=DEC2HEX(ROUND(IF([.$B44]/COS([.CB$2]*0.0174533)&lt;255;[.$B44]/COS([.CB$2]*0.0174533);255);0)  ;2)" office:value-type="string" office:string-value="FF">
            <text:p>FF</text:p>
          </table:table-cell>
          <table:table-cell table:style-name="ce3" table:formula="of:=DEC2HEX(ROUND(IF([.$B44]/COS([.CC$2]*0.0174533)&lt;255;[.$B4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4]+1" office:value-type="float" office:value="41">
            <text:p>41</text:p>
          </table:table-cell>
          <table:table-cell table:style-name="ce2" table:formula="of:=[.B44]-1" office:value-type="float" office:value="86">
            <text:p>86</text:p>
          </table:table-cell>
          <table:table-cell table:formula="of:=DEC2HEX(ROUND(IF([.$B45]/[.C$3]&lt;127;127-[.$B45]/[.C$3];0) ;0) ;2)" office:value-type="string" office:string-value="29">
            <text:p>29</text:p>
          </table:table-cell>
          <table:table-cell table:formula="of:=DEC2HEX(ROUND(IF([.$B45]/[.D$3]&lt;127;127-[.$B45]/[.D$3];0) ;0) ;2)" office:value-type="string" office:string-value="29">
            <text:p>29</text:p>
          </table:table-cell>
          <table:table-cell table:formula="of:=DEC2HEX(ROUND(IF([.$B45]/[.E$3]&lt;127;127-[.$B45]/[.E$3];0) ;0) ;2)" office:value-type="string" office:string-value="27">
            <text:p>27</text:p>
          </table:table-cell>
          <table:table-cell table:formula="of:=DEC2HEX(ROUND(IF([.$B45]/[.F$3]&lt;127;127-[.$B45]/[.F$3];0) ;0) ;2)" office:value-type="string" office:string-value="25">
            <text:p>25</text:p>
          </table:table-cell>
          <table:table-cell table:formula="of:=DEC2HEX(ROUND(IF([.$B45]/[.G$3]&lt;127;127-[.$B45]/[.G$3];0) ;0) ;2)" office:value-type="string" office:string-value="22">
            <text:p>22</text:p>
          </table:table-cell>
          <table:table-cell table:formula="of:=DEC2HEX(ROUND(IF([.$B45]/[.H$3]&lt;127;127-[.$B45]/[.H$3];0) ;0) ;2)" office:value-type="string" office:string-value="1D">
            <text:p>1D</text:p>
          </table:table-cell>
          <table:table-cell table:formula="of:=DEC2HEX(ROUND(IF([.$B45]/[.I$3]&lt;127;127-[.$B45]/[.I$3];0) ;0) ;2)" office:value-type="string" office:string-value="18">
            <text:p>18</text:p>
          </table:table-cell>
          <table:table-cell table:formula="of:=DEC2HEX(ROUND(IF([.$B45]/[.J$3]&lt;127;127-[.$B45]/[.J$3];0) ;0) ;2)" office:value-type="string" office:string-value="10">
            <text:p>10</text:p>
          </table:table-cell>
          <table:table-cell table:formula="of:=DEC2HEX(ROUND(IF([.$B45]/[.K$3]&lt;127;127-[.$B45]/[.K$3];0) ;0) ;2)" office:value-type="string" office:string-value="05">
            <text:p>05</text:p>
          </table:table-cell>
          <table:table-cell table:formula="of:=DEC2HEX(ROUND(IF([.$B45]/[.L$3]&lt;127;127-[.$B45]/[.L$3];0) ;0) ;2)" office:value-type="string" office:string-value="00">
            <text:p>00</text:p>
          </table:table-cell>
          <table:table-cell table:style-name="ce3" table:formula="of:=DEC2HEX(ROUND(IF([.$B45]/[.M$3]&lt;127;127-[.$B45]/[.M$3];0) ;0) ;2)" office:value-type="string" office:string-value="00">
            <text:p>00</text:p>
          </table:table-cell>
          <table:table-cell table:style-name="ce3" table:formula="of:=DEC2HEX(ROUND(IF([.$B45]/[.N$3]&lt;127;127-[.$B45]/[.N$3];0) ;0) ;2)" office:value-type="string" office:string-value="00">
            <text:p>00</text:p>
          </table:table-cell>
          <table:table-cell table:style-name="ce3" table:formula="of:=DEC2HEX(ROUND(IF([.$B45]/[.O$3]&lt;127;127-[.$B45]/[.O$3];0) ;0) ;2)" office:value-type="string" office:string-value="00">
            <text:p>00</text:p>
          </table:table-cell>
          <table:table-cell table:style-name="ce3" table:formula="of:=DEC2HEX(ROUND(IF([.$B45]/[.P$3]&lt;127;127-[.$B45]/[.P$3];0) ;0) ;2)" office:value-type="string" office:string-value="00">
            <text:p>00</text:p>
          </table:table-cell>
          <table:table-cell table:style-name="ce3" table:formula="of:=DEC2HEX(ROUND(IF([.$B45]/[.Q$3]&lt;127;127-[.$B45]/[.Q$3];0) ;0) ;2)" office:value-type="string" office:string-value="00">
            <text:p>00</text:p>
          </table:table-cell>
          <table:table-cell table:style-name="ce3" table:formula="of:=DEC2HEX(ROUND(IF([.$B45]/[.R$3]&lt;127;127-[.$B45]/[.R$3];0) ;0) ;2)" office:value-type="string" office:string-value="00">
            <text:p>00</text:p>
          </table:table-cell>
          <table:table-cell table:style-name="ce3" table:formula="of:=DEC2HEX(ROUND(IF([.$B45]/[.S$3]&lt;127;[.$B45]/[.S$3];127) ;0) ;2)" office:value-type="float" office:value="0">
            <text:p>#ДЕЛ/0!</text:p>
          </table:table-cell>
          <table:table-cell table:style-name="ce3" table:formula="of:=DEC2HEX(ROUND(IF([.$B45]/[.T$3]&lt;127;[.$B45]/[.T$3];127) ;0) ;2)" office:value-type="string" office:string-value="FFFFFFFC92">
            <text:p>FFFFFFFC92</text:p>
          </table:table-cell>
          <table:table-cell table:style-name="ce3" table:formula="of:=DEC2HEX(ROUND(IF([.$B45]/[.U$3]&lt;127;[.$B45]/[.U$3];127) ;0) ;2)" office:value-type="string" office:string-value="FFFFFFFE47">
            <text:p>FFFFFFFE47</text:p>
          </table:table-cell>
          <table:table-cell table:style-name="ce3" table:formula="of:=DEC2HEX(ROUND(IF([.$B45]/[.V$3]&lt;127;[.$B45]/[.V$3];127) ;0) ;2)" office:value-type="string" office:string-value="FFFFFFFED7">
            <text:p>FFFFFFFED7</text:p>
          </table:table-cell>
          <table:table-cell table:style-name="ce3" table:formula="of:=DEC2HEX(ROUND(IF([.$B45]/[.W$3]&lt;127;[.$B45]/[.W$3];127) ;0) ;2)" office:value-type="string" office:string-value="FFFFFFFF1F">
            <text:p>FFFFFFFF1F</text:p>
          </table:table-cell>
          <table:table-cell table:style-name="ce3" table:formula="of:=DEC2HEX(ROUND(IF([.$B45]/[.X$3]&lt;127;[.$B45]/[.X$3];127) ;0) ;2)" office:value-type="string" office:string-value="FFFFFFFF49">
            <text:p>FFFFFFFF49</text:p>
          </table:table-cell>
          <table:table-cell table:style-name="ce3" table:formula="of:=DEC2HEX(ROUND(IF([.$B45]/[.Y$3]&lt;127;[.$B45]/[.Y$3];127) ;0) ;2)" office:value-type="string" office:string-value="FFFFFFFF65">
            <text:p>FFFFFFFF65</text:p>
          </table:table-cell>
          <table:table-cell table:style-name="ce3" table:formula="of:=DEC2HEX(ROUND(IF([.$B45]/[.Z$3]&lt;127;[.$B45]/[.Z$3];127) ;0) ;2)" office:value-type="string" office:string-value="FFFFFFFF78">
            <text:p>FFFFFFFF78</text:p>
          </table:table-cell>
          <table:table-cell table:style-name="ce3" table:formula="of:=DEC2HEX(ROUND(IF([.$B45]/[.AA$3]&lt;127;[.$B45]/[.AA$3];127) ;0) ;2)" office:value-type="string" office:string-value="FFFFFFFF86">
            <text:p>FFFFFFFF86</text:p>
          </table:table-cell>
          <table:table-cell table:style-name="ce3" table:formula="of:=DEC2HEX(ROUND(IF([.$B45]/[.AB$3]&lt;127;[.$B45]/[.AB$3];127) ;0) ;2)" office:value-type="string" office:string-value="FFFFFFFF91">
            <text:p>FFFFFFFF91</text:p>
          </table:table-cell>
          <table:table-cell table:style-name="ce3" table:formula="of:=DEC2HEX(ROUND(IF([.$B45]/[.AC$3]&lt;127;[.$B45]/[.AC$3];127) ;0) ;2)" office:value-type="string" office:string-value="FFFFFFFF99">
            <text:p>FFFFFFFF99</text:p>
          </table:table-cell>
          <table:table-cell table:style-name="ce3" table:formula="of:=DEC2HEX(ROUND(IF([.$B45]/[.AD$3]&lt;127;[.$B45]/[.AD$3];127) ;0) ;2)" office:value-type="string" office:string-value="FFFFFFFF9E">
            <text:p>FFFFFFFF9E</text:p>
          </table:table-cell>
          <table:table-cell table:style-name="ce3" table:formula="of:=DEC2HEX(ROUND(IF([.$B45]/[.AE$3]&lt;127;[.$B45]/[.AE$3];127) ;0) ;2)" office:value-type="string" office:string-value="FFFFFFFFA3">
            <text:p>FFFFFFFFA3</text:p>
          </table:table-cell>
          <table:table-cell table:style-name="ce3" table:formula="of:=DEC2HEX(ROUND(IF([.$B45]/[.AF$3]&lt;127;[.$B45]/[.AF$3];127) ;0) ;2)" office:value-type="string" office:string-value="FFFFFFFFA6">
            <text:p>FFFFFFFFA6</text:p>
          </table:table-cell>
          <table:table-cell table:style-name="ce3" table:formula="of:=DEC2HEX(ROUND(IF([.$B45]/[.AG$3]&lt;127;[.$B45]/[.AG$3];127) ;0) ;2)" office:value-type="string" office:string-value="FFFFFFFFA8">
            <text:p>FFFFFFFFA8</text:p>
          </table:table-cell>
          <table:table-cell table:style-name="ce3" table:formula="of:=DEC2HEX(ROUND(IF([.$B45]/[.AH$3]&lt;127;[.$B45]/[.AH$3];127) ;0) ;2)" office:value-type="string" office:string-value="FFFFFFFFAA">
            <text:p>FFFFFFFFAA</text:p>
          </table:table-cell>
          <table:table-cell table:style-name="ce3" table:formula="of:=DEC2HEX(ROUND(IF([.$B45]/COS([.AI$2]*0.0174533)&lt;255;[.$B45]/COS([.AI$2]*0.0174533);255);0)  ;2)" office:value-type="string" office:string-value="FFFFFFFFAA">
            <text:p>FFFFFFFFAA</text:p>
          </table:table-cell>
          <table:table-cell table:style-name="ce3" table:formula="of:=DEC2HEX(ROUND(IF([.$B45]/COS([.AJ$2]*0.0174533)&lt;255;[.$B45]/COS([.AJ$2]*0.0174533);255);0)  ;2)" office:value-type="string" office:string-value="FFFFFFFFAA">
            <text:p>FFFFFFFFAA</text:p>
          </table:table-cell>
          <table:table-cell table:style-name="ce3" table:formula="of:=DEC2HEX(ROUND(IF([.$B45]/COS([.AK$2]*0.0174533)&lt;255;[.$B45]/COS([.AK$2]*0.0174533);255);0)  ;2)" office:value-type="string" office:string-value="FFFFFFFFA8">
            <text:p>FFFFFFFFA8</text:p>
          </table:table-cell>
          <table:table-cell table:style-name="ce3" table:formula="of:=DEC2HEX(ROUND(IF([.$B45]/COS([.AL$2]*0.0174533)&lt;255;[.$B45]/COS([.AL$2]*0.0174533);255);0)  ;2)" office:value-type="string" office:string-value="FFFFFFFFA6">
            <text:p>FFFFFFFFA6</text:p>
          </table:table-cell>
          <table:table-cell table:style-name="ce3" table:formula="of:=DEC2HEX(ROUND(IF([.$B45]/COS([.AM$2]*0.0174533)&lt;255;[.$B45]/COS([.AM$2]*0.0174533);255);0)  ;2)" office:value-type="string" office:string-value="FFFFFFFFA3">
            <text:p>FFFFFFFFA3</text:p>
          </table:table-cell>
          <table:table-cell table:style-name="ce3" table:formula="of:=DEC2HEX(ROUND(IF([.$B45]/COS([.AN$2]*0.0174533)&lt;255;[.$B45]/COS([.AN$2]*0.0174533);255);0)  ;2)" office:value-type="string" office:string-value="FFFFFFFF9E">
            <text:p>FFFFFFFF9E</text:p>
          </table:table-cell>
          <table:table-cell table:style-name="ce3" table:formula="of:=DEC2HEX(ROUND(IF([.$B45]/COS([.AO$2]*0.0174533)&lt;255;[.$B45]/COS([.AO$2]*0.0174533);255);0)  ;2)" office:value-type="string" office:string-value="FFFFFFFF99">
            <text:p>FFFFFFFF99</text:p>
          </table:table-cell>
          <table:table-cell table:style-name="ce3" table:formula="of:=DEC2HEX(ROUND(IF([.$B45]/COS([.AP$2]*0.0174533)&lt;255;[.$B45]/COS([.AP$2]*0.0174533);255);0)  ;2)" office:value-type="string" office:string-value="FFFFFFFF91">
            <text:p>FFFFFFFF91</text:p>
          </table:table-cell>
          <table:table-cell table:style-name="ce3" table:formula="of:=DEC2HEX(ROUND(IF([.$B45]/COS([.AQ$2]*0.0174533)&lt;255;[.$B45]/COS([.AQ$2]*0.0174533);255);0)  ;2)" office:value-type="string" office:string-value="FFFFFFFF86">
            <text:p>FFFFFFFF86</text:p>
          </table:table-cell>
          <table:table-cell table:style-name="ce3" table:formula="of:=DEC2HEX(ROUND(IF([.$B45]/COS([.AR$2]*0.0174533)&lt;255;[.$B45]/COS([.AR$2]*0.0174533);255);0)  ;2)" office:value-type="string" office:string-value="FFFFFFFF78">
            <text:p>FFFFFFFF78</text:p>
          </table:table-cell>
          <table:table-cell table:style-name="ce3" table:formula="of:=DEC2HEX(ROUND(IF([.$B45]/COS([.AS$2]*0.0174533)&lt;255;[.$B45]/COS([.AS$2]*0.0174533);255);0)  ;2)" office:value-type="string" office:string-value="FFFFFFFF65">
            <text:p>FFFFFFFF65</text:p>
          </table:table-cell>
          <table:table-cell table:style-name="ce3" table:formula="of:=DEC2HEX(ROUND(IF([.$B45]/COS([.AT$2]*0.0174533)&lt;255;[.$B45]/COS([.AT$2]*0.0174533);255);0)  ;2)" office:value-type="string" office:string-value="FFFFFFFF4A">
            <text:p>FFFFFFFF4A</text:p>
          </table:table-cell>
          <table:table-cell table:style-name="ce3" table:formula="of:=DEC2HEX(ROUND(IF([.$B45]/COS([.AU$2]*0.0174533)&lt;255;[.$B45]/COS([.AU$2]*0.0174533);255);0)  ;2)" office:value-type="string" office:string-value="FFFFFFFF1F">
            <text:p>FFFFFFFF1F</text:p>
          </table:table-cell>
          <table:table-cell table:style-name="ce3" table:formula="of:=DEC2HEX(ROUND(IF([.$B45]/COS([.AV$2]*0.0174533)&lt;255;[.$B45]/COS([.AV$2]*0.0174533);255);0)  ;2)" office:value-type="string" office:string-value="FFFFFFFED8">
            <text:p>FFFFFFFED8</text:p>
          </table:table-cell>
          <table:table-cell table:style-name="ce3" table:formula="of:=DEC2HEX(ROUND(IF([.$B45]/COS([.AW$2]*0.0174533)&lt;255;[.$B45]/COS([.AW$2]*0.0174533);255);0)  ;2)" office:value-type="string" office:string-value="FFFFFFFE47">
            <text:p>FFFFFFFE47</text:p>
          </table:table-cell>
          <table:table-cell table:style-name="ce3" table:formula="of:=DEC2HEX(ROUND(IF([.$B45]/COS([.AX$2]*0.0174533)&lt;255;[.$B45]/COS([.AX$2]*0.0174533);255);0)  ;2)" office:value-type="string" office:string-value="FFFFFFFC93">
            <text:p>FFFFFFFC93</text:p>
          </table:table-cell>
          <table:table-cell table:style-name="ce3" table:formula="of:=DEC2HEX(ROUND(IF([.$B45]/COS([.AY$2]*0.0174533)&lt;255;[.$B45]/COS([.AY$2]*0.0174533);255);0)  ;2)" office:value-type="string" office:string-value="FF">
            <text:p>FF</text:p>
          </table:table-cell>
          <table:table-cell table:style-name="ce3" table:formula="of:=DEC2HEX(ROUND(IF([.$B45]/COS([.AZ$2]*0.0174533)&lt;255;[.$B45]/COS([.AZ$2]*0.0174533);255);0)  ;2)" office:value-type="string" office:string-value="FF">
            <text:p>FF</text:p>
          </table:table-cell>
          <table:table-cell table:style-name="ce3" table:formula="of:=DEC2HEX(ROUND(IF([.$B45]/COS([.BA$2]*0.0174533)&lt;255;[.$B45]/COS([.BA$2]*0.0174533);255);0)  ;2)" office:value-type="string" office:string-value="FF">
            <text:p>FF</text:p>
          </table:table-cell>
          <table:table-cell table:style-name="ce3" table:formula="of:=DEC2HEX(ROUND(IF([.$B45]/COS([.BB$2]*0.0174533)&lt;255;[.$B45]/COS([.BB$2]*0.0174533);255);0)  ;2)" office:value-type="string" office:string-value="FF">
            <text:p>FF</text:p>
          </table:table-cell>
          <table:table-cell table:style-name="ce3" table:formula="of:=DEC2HEX(ROUND(IF([.$B45]/COS([.BC$2]*0.0174533)&lt;255;[.$B45]/COS([.BC$2]*0.0174533);255);0)  ;2)" office:value-type="string" office:string-value="E1">
            <text:p>E1</text:p>
          </table:table-cell>
          <table:table-cell table:style-name="ce3" table:formula="of:=DEC2HEX(ROUND(IF([.$B45]/COS([.BD$2]*0.0174533)&lt;255;[.$B45]/COS([.BD$2]*0.0174533);255);0)  ;2)" office:value-type="string" office:string-value="B6">
            <text:p>B6</text:p>
          </table:table-cell>
          <table:table-cell table:style-name="ce3" table:formula="of:=DEC2HEX(ROUND(IF([.$B45]/COS([.BE$2]*0.0174533)&lt;255;[.$B45]/COS([.BE$2]*0.0174533);255);0)  ;2)" office:value-type="string" office:string-value="9B">
            <text:p>9B</text:p>
          </table:table-cell>
          <table:table-cell table:style-name="ce3" table:formula="of:=DEC2HEX(ROUND(IF([.$B45]/COS([.BF$2]*0.0174533)&lt;255;[.$B45]/COS([.BF$2]*0.0174533);255);0)  ;2)" office:value-type="string" office:string-value="88">
            <text:p>88</text:p>
          </table:table-cell>
          <table:table-cell table:style-name="ce3" table:formula="of:=DEC2HEX(ROUND(IF([.$B45]/COS([.BG$2]*0.0174533)&lt;255;[.$B45]/COS([.BG$2]*0.0174533);255);0)  ;2)" office:value-type="string" office:string-value="7A">
            <text:p>7A</text:p>
          </table:table-cell>
          <table:table-cell table:style-name="ce3" table:formula="of:=DEC2HEX(ROUND(IF([.$B45]/COS([.BH$2]*0.0174533)&lt;255;[.$B45]/COS([.BH$2]*0.0174533);255);0)  ;2)" office:value-type="string" office:string-value="6F">
            <text:p>6F</text:p>
          </table:table-cell>
          <table:table-cell table:style-name="ce3" table:formula="of:=DEC2HEX(ROUND(IF([.$B45]/COS([.BI$2]*0.0174533)&lt;255;[.$B45]/COS([.BI$2]*0.0174533);255);0)  ;2)" office:value-type="string" office:string-value="67">
            <text:p>67</text:p>
          </table:table-cell>
          <table:table-cell table:style-name="ce3" table:formula="of:=DEC2HEX(ROUND(IF([.$B45]/COS([.BJ$2]*0.0174533)&lt;255;[.$B45]/COS([.BJ$2]*0.0174533);255);0)  ;2)" office:value-type="string" office:string-value="62">
            <text:p>62</text:p>
          </table:table-cell>
          <table:table-cell table:style-name="ce3" table:formula="of:=DEC2HEX(ROUND(IF([.$B45]/COS([.BK$2]*0.0174533)&lt;255;[.$B45]/COS([.BK$2]*0.0174533);255);0)  ;2)" office:value-type="string" office:string-value="5D">
            <text:p>5D</text:p>
          </table:table-cell>
          <table:table-cell table:style-name="ce3" table:formula="of:=DEC2HEX(ROUND(IF([.$B45]/COS([.BL$2]*0.0174533)&lt;255;[.$B45]/COS([.BL$2]*0.0174533);255);0)  ;2)" office:value-type="string" office:string-value="5A">
            <text:p>5A</text:p>
          </table:table-cell>
          <table:table-cell table:style-name="ce3" table:formula="of:=DEC2HEX(ROUND(IF([.$B45]/COS([.BM$2]*0.0174533)&lt;255;[.$B45]/COS([.BM$2]*0.0174533);255);0)  ;2)" office:value-type="string" office:string-value="58">
            <text:p>58</text:p>
          </table:table-cell>
          <table:table-cell table:style-name="ce3" table:formula="of:=DEC2HEX(ROUND(IF([.$B45]/COS([.BN$2]*0.0174533)&lt;255;[.$B45]/COS([.BN$2]*0.0174533);255);0)  ;2)" office:value-type="string" office:string-value="56">
            <text:p>56</text:p>
          </table:table-cell>
          <table:table-cell table:style-name="ce3" table:formula="of:=DEC2HEX(ROUND(IF([.$B45]/COS([.BO$2]*0.0174533)&lt;255;[.$B45]/COS([.BO$2]*0.0174533);255);0)  ;2)" office:value-type="string" office:string-value="56">
            <text:p>56</text:p>
          </table:table-cell>
          <table:table-cell table:style-name="ce3" table:formula="of:=DEC2HEX(ROUND(IF([.$B45]/COS([.BP$2]*0.0174533)&lt;255;[.$B45]/COS([.BP$2]*0.0174533);255);0)  ;2)" office:value-type="string" office:string-value="56">
            <text:p>56</text:p>
          </table:table-cell>
          <table:table-cell table:style-name="ce3" table:formula="of:=DEC2HEX(ROUND(IF([.$B45]/COS([.BQ$2]*0.0174533)&lt;255;[.$B45]/COS([.BQ$2]*0.0174533);255);0)  ;2)" office:value-type="string" office:string-value="58">
            <text:p>58</text:p>
          </table:table-cell>
          <table:table-cell table:style-name="ce3" table:formula="of:=DEC2HEX(ROUND(IF([.$B45]/COS([.BR$2]*0.0174533)&lt;255;[.$B45]/COS([.BR$2]*0.0174533);255);0)  ;2)" office:value-type="string" office:string-value="5A">
            <text:p>5A</text:p>
          </table:table-cell>
          <table:table-cell table:style-name="ce3" table:formula="of:=DEC2HEX(ROUND(IF([.$B45]/COS([.BS$2]*0.0174533)&lt;255;[.$B45]/COS([.BS$2]*0.0174533);255);0)  ;2)" office:value-type="string" office:string-value="5D">
            <text:p>5D</text:p>
          </table:table-cell>
          <table:table-cell table:style-name="ce3" table:formula="of:=DEC2HEX(ROUND(IF([.$B45]/COS([.BT$2]*0.0174533)&lt;255;[.$B45]/COS([.BT$2]*0.0174533);255);0)  ;2)" office:value-type="string" office:string-value="62">
            <text:p>62</text:p>
          </table:table-cell>
          <table:table-cell table:style-name="ce3" table:formula="of:=DEC2HEX(ROUND(IF([.$B45]/COS([.BU$2]*0.0174533)&lt;255;[.$B45]/COS([.BU$2]*0.0174533);255);0)  ;2)" office:value-type="string" office:string-value="67">
            <text:p>67</text:p>
          </table:table-cell>
          <table:table-cell table:style-name="ce3" table:formula="of:=DEC2HEX(ROUND(IF([.$B45]/COS([.BV$2]*0.0174533)&lt;255;[.$B45]/COS([.BV$2]*0.0174533);255);0)  ;2)" office:value-type="string" office:string-value="6F">
            <text:p>6F</text:p>
          </table:table-cell>
          <table:table-cell table:style-name="ce3" table:formula="of:=DEC2HEX(ROUND(IF([.$B45]/COS([.BW$2]*0.0174533)&lt;255;[.$B45]/COS([.BW$2]*0.0174533);255);0)  ;2)" office:value-type="string" office:string-value="7A">
            <text:p>7A</text:p>
          </table:table-cell>
          <table:table-cell table:style-name="ce3" table:formula="of:=DEC2HEX(ROUND(IF([.$B45]/COS([.BX$2]*0.0174533)&lt;255;[.$B45]/COS([.BX$2]*0.0174533);255);0)  ;2)" office:value-type="string" office:string-value="88">
            <text:p>88</text:p>
          </table:table-cell>
          <table:table-cell table:style-name="ce3" table:formula="of:=DEC2HEX(ROUND(IF([.$B45]/COS([.BY$2]*0.0174533)&lt;255;[.$B45]/COS([.BY$2]*0.0174533);255);0)  ;2)" office:value-type="string" office:string-value="9B">
            <text:p>9B</text:p>
          </table:table-cell>
          <table:table-cell table:style-name="ce3" table:formula="of:=DEC2HEX(ROUND(IF([.$B45]/COS([.BZ$2]*0.0174533)&lt;255;[.$B45]/COS([.BZ$2]*0.0174533);255);0)  ;2)" office:value-type="string" office:string-value="B6">
            <text:p>B6</text:p>
          </table:table-cell>
          <table:table-cell table:style-name="ce3" table:formula="of:=DEC2HEX(ROUND(IF([.$B45]/COS([.CA$2]*0.0174533)&lt;255;[.$B45]/COS([.CA$2]*0.0174533);255);0)  ;2)" office:value-type="string" office:string-value="E1">
            <text:p>E1</text:p>
          </table:table-cell>
          <table:table-cell table:style-name="ce3" table:formula="of:=DEC2HEX(ROUND(IF([.$B45]/COS([.CB$2]*0.0174533)&lt;255;[.$B45]/COS([.CB$2]*0.0174533);255);0)  ;2)" office:value-type="string" office:string-value="FF">
            <text:p>FF</text:p>
          </table:table-cell>
          <table:table-cell table:style-name="ce3" table:formula="of:=DEC2HEX(ROUND(IF([.$B45]/COS([.CC$2]*0.0174533)&lt;255;[.$B4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5]+1" office:value-type="float" office:value="42">
            <text:p>42</text:p>
          </table:table-cell>
          <table:table-cell table:style-name="ce2" table:formula="of:=[.B45]-1" office:value-type="float" office:value="85">
            <text:p>85</text:p>
          </table:table-cell>
          <table:table-cell table:formula="of:=DEC2HEX(ROUND(IF([.$B46]/[.C$3]&lt;127;127-[.$B46]/[.C$3];0) ;0) ;2)" office:value-type="string" office:string-value="2A">
            <text:p>2A</text:p>
          </table:table-cell>
          <table:table-cell table:formula="of:=DEC2HEX(ROUND(IF([.$B46]/[.D$3]&lt;127;127-[.$B46]/[.D$3];0) ;0) ;2)" office:value-type="string" office:string-value="2A">
            <text:p>2A</text:p>
          </table:table-cell>
          <table:table-cell table:formula="of:=DEC2HEX(ROUND(IF([.$B46]/[.E$3]&lt;127;127-[.$B46]/[.E$3];0) ;0) ;2)" office:value-type="string" office:string-value="28">
            <text:p>28</text:p>
          </table:table-cell>
          <table:table-cell table:formula="of:=DEC2HEX(ROUND(IF([.$B46]/[.F$3]&lt;127;127-[.$B46]/[.F$3];0) ;0) ;2)" office:value-type="string" office:string-value="26">
            <text:p>26</text:p>
          </table:table-cell>
          <table:table-cell table:formula="of:=DEC2HEX(ROUND(IF([.$B46]/[.G$3]&lt;127;127-[.$B46]/[.G$3];0) ;0) ;2)" office:value-type="string" office:string-value="23">
            <text:p>23</text:p>
          </table:table-cell>
          <table:table-cell table:formula="of:=DEC2HEX(ROUND(IF([.$B46]/[.H$3]&lt;127;127-[.$B46]/[.H$3];0) ;0) ;2)" office:value-type="string" office:string-value="1F">
            <text:p>1F</text:p>
          </table:table-cell>
          <table:table-cell table:formula="of:=DEC2HEX(ROUND(IF([.$B46]/[.I$3]&lt;127;127-[.$B46]/[.I$3];0) ;0) ;2)" office:value-type="string" office:string-value="19">
            <text:p>19</text:p>
          </table:table-cell>
          <table:table-cell table:formula="of:=DEC2HEX(ROUND(IF([.$B46]/[.J$3]&lt;127;127-[.$B46]/[.J$3];0) ;0) ;2)" office:value-type="string" office:string-value="11">
            <text:p>11</text:p>
          </table:table-cell>
          <table:table-cell table:formula="of:=DEC2HEX(ROUND(IF([.$B46]/[.K$3]&lt;127;127-[.$B46]/[.K$3];0) ;0) ;2)" office:value-type="string" office:string-value="07">
            <text:p>07</text:p>
          </table:table-cell>
          <table:table-cell table:formula="of:=DEC2HEX(ROUND(IF([.$B46]/[.L$3]&lt;127;127-[.$B46]/[.L$3];0) ;0) ;2)" office:value-type="string" office:string-value="00">
            <text:p>00</text:p>
          </table:table-cell>
          <table:table-cell table:style-name="ce3" table:formula="of:=DEC2HEX(ROUND(IF([.$B46]/[.M$3]&lt;127;127-[.$B46]/[.M$3];0) ;0) ;2)" office:value-type="string" office:string-value="00">
            <text:p>00</text:p>
          </table:table-cell>
          <table:table-cell table:style-name="ce3" table:formula="of:=DEC2HEX(ROUND(IF([.$B46]/[.N$3]&lt;127;127-[.$B46]/[.N$3];0) ;0) ;2)" office:value-type="string" office:string-value="00">
            <text:p>00</text:p>
          </table:table-cell>
          <table:table-cell table:style-name="ce3" table:formula="of:=DEC2HEX(ROUND(IF([.$B46]/[.O$3]&lt;127;127-[.$B46]/[.O$3];0) ;0) ;2)" office:value-type="string" office:string-value="00">
            <text:p>00</text:p>
          </table:table-cell>
          <table:table-cell table:style-name="ce3" table:formula="of:=DEC2HEX(ROUND(IF([.$B46]/[.P$3]&lt;127;127-[.$B46]/[.P$3];0) ;0) ;2)" office:value-type="string" office:string-value="00">
            <text:p>00</text:p>
          </table:table-cell>
          <table:table-cell table:style-name="ce3" table:formula="of:=DEC2HEX(ROUND(IF([.$B46]/[.Q$3]&lt;127;127-[.$B46]/[.Q$3];0) ;0) ;2)" office:value-type="string" office:string-value="00">
            <text:p>00</text:p>
          </table:table-cell>
          <table:table-cell table:style-name="ce3" table:formula="of:=DEC2HEX(ROUND(IF([.$B46]/[.R$3]&lt;127;127-[.$B46]/[.R$3];0) ;0) ;2)" office:value-type="string" office:string-value="00">
            <text:p>00</text:p>
          </table:table-cell>
          <table:table-cell table:style-name="ce3" table:formula="of:=DEC2HEX(ROUND(IF([.$B46]/[.S$3]&lt;127;[.$B46]/[.S$3];127) ;0) ;2)" office:value-type="float" office:value="0">
            <text:p>#ДЕЛ/0!</text:p>
          </table:table-cell>
          <table:table-cell table:style-name="ce3" table:formula="of:=DEC2HEX(ROUND(IF([.$B46]/[.T$3]&lt;127;[.$B46]/[.T$3];127) ;0) ;2)" office:value-type="string" office:string-value="FFFFFFFC9D">
            <text:p>FFFFFFFC9D</text:p>
          </table:table-cell>
          <table:table-cell table:style-name="ce3" table:formula="of:=DEC2HEX(ROUND(IF([.$B46]/[.U$3]&lt;127;[.$B46]/[.U$3];127) ;0) ;2)" office:value-type="string" office:string-value="FFFFFFFE4C">
            <text:p>FFFFFFFE4C</text:p>
          </table:table-cell>
          <table:table-cell table:style-name="ce3" table:formula="of:=DEC2HEX(ROUND(IF([.$B46]/[.V$3]&lt;127;[.$B46]/[.V$3];127) ;0) ;2)" office:value-type="string" office:string-value="FFFFFFFEDB">
            <text:p>FFFFFFFEDB</text:p>
          </table:table-cell>
          <table:table-cell table:style-name="ce3" table:formula="of:=DEC2HEX(ROUND(IF([.$B46]/[.W$3]&lt;127;[.$B46]/[.W$3];127) ;0) ;2)" office:value-type="string" office:string-value="FFFFFFFF22">
            <text:p>FFFFFFFF22</text:p>
          </table:table-cell>
          <table:table-cell table:style-name="ce3" table:formula="of:=DEC2HEX(ROUND(IF([.$B46]/[.X$3]&lt;127;[.$B46]/[.X$3];127) ;0) ;2)" office:value-type="string" office:string-value="FFFFFFFF4C">
            <text:p>FFFFFFFF4C</text:p>
          </table:table-cell>
          <table:table-cell table:style-name="ce3" table:formula="of:=DEC2HEX(ROUND(IF([.$B46]/[.Y$3]&lt;127;[.$B46]/[.Y$3];127) ;0) ;2)" office:value-type="string" office:string-value="FFFFFFFF67">
            <text:p>FFFFFFFF67</text:p>
          </table:table-cell>
          <table:table-cell table:style-name="ce3" table:formula="of:=DEC2HEX(ROUND(IF([.$B46]/[.Z$3]&lt;127;[.$B46]/[.Z$3];127) ;0) ;2)" office:value-type="string" office:string-value="FFFFFFFF7A">
            <text:p>FFFFFFFF7A</text:p>
          </table:table-cell>
          <table:table-cell table:style-name="ce3" table:formula="of:=DEC2HEX(ROUND(IF([.$B46]/[.AA$3]&lt;127;[.$B46]/[.AA$3];127) ;0) ;2)" office:value-type="string" office:string-value="FFFFFFFF88">
            <text:p>FFFFFFFF88</text:p>
          </table:table-cell>
          <table:table-cell table:style-name="ce3" table:formula="of:=DEC2HEX(ROUND(IF([.$B46]/[.AB$3]&lt;127;[.$B46]/[.AB$3];127) ;0) ;2)" office:value-type="string" office:string-value="FFFFFFFF92">
            <text:p>FFFFFFFF92</text:p>
          </table:table-cell>
          <table:table-cell table:style-name="ce3" table:formula="of:=DEC2HEX(ROUND(IF([.$B46]/[.AC$3]&lt;127;[.$B46]/[.AC$3];127) ;0) ;2)" office:value-type="string" office:string-value="FFFFFFFF9A">
            <text:p>FFFFFFFF9A</text:p>
          </table:table-cell>
          <table:table-cell table:style-name="ce3" table:formula="of:=DEC2HEX(ROUND(IF([.$B46]/[.AD$3]&lt;127;[.$B46]/[.AD$3];127) ;0) ;2)" office:value-type="string" office:string-value="FFFFFFFFA0">
            <text:p>FFFFFFFFA0</text:p>
          </table:table-cell>
          <table:table-cell table:style-name="ce3" table:formula="of:=DEC2HEX(ROUND(IF([.$B46]/[.AE$3]&lt;127;[.$B46]/[.AE$3];127) ;0) ;2)" office:value-type="string" office:string-value="FFFFFFFFA4">
            <text:p>FFFFFFFFA4</text:p>
          </table:table-cell>
          <table:table-cell table:style-name="ce3" table:formula="of:=DEC2HEX(ROUND(IF([.$B46]/[.AF$3]&lt;127;[.$B46]/[.AF$3];127) ;0) ;2)" office:value-type="string" office:string-value="FFFFFFFFA7">
            <text:p>FFFFFFFFA7</text:p>
          </table:table-cell>
          <table:table-cell table:style-name="ce3" table:formula="of:=DEC2HEX(ROUND(IF([.$B46]/[.AG$3]&lt;127;[.$B46]/[.AG$3];127) ;0) ;2)" office:value-type="string" office:string-value="FFFFFFFFA9">
            <text:p>FFFFFFFFA9</text:p>
          </table:table-cell>
          <table:table-cell table:style-name="ce3" table:formula="of:=DEC2HEX(ROUND(IF([.$B46]/[.AH$3]&lt;127;[.$B46]/[.AH$3];127) ;0) ;2)" office:value-type="string" office:string-value="FFFFFFFFAB">
            <text:p>FFFFFFFFAB</text:p>
          </table:table-cell>
          <table:table-cell table:style-name="ce3" table:formula="of:=DEC2HEX(ROUND(IF([.$B46]/COS([.AI$2]*0.0174533)&lt;255;[.$B46]/COS([.AI$2]*0.0174533);255);0)  ;2)" office:value-type="string" office:string-value="FFFFFFFFAB">
            <text:p>FFFFFFFFAB</text:p>
          </table:table-cell>
          <table:table-cell table:style-name="ce3" table:formula="of:=DEC2HEX(ROUND(IF([.$B46]/COS([.AJ$2]*0.0174533)&lt;255;[.$B46]/COS([.AJ$2]*0.0174533);255);0)  ;2)" office:value-type="string" office:string-value="FFFFFFFFAB">
            <text:p>FFFFFFFFAB</text:p>
          </table:table-cell>
          <table:table-cell table:style-name="ce3" table:formula="of:=DEC2HEX(ROUND(IF([.$B46]/COS([.AK$2]*0.0174533)&lt;255;[.$B46]/COS([.AK$2]*0.0174533);255);0)  ;2)" office:value-type="string" office:string-value="FFFFFFFFA9">
            <text:p>FFFFFFFFA9</text:p>
          </table:table-cell>
          <table:table-cell table:style-name="ce3" table:formula="of:=DEC2HEX(ROUND(IF([.$B46]/COS([.AL$2]*0.0174533)&lt;255;[.$B46]/COS([.AL$2]*0.0174533);255);0)  ;2)" office:value-type="string" office:string-value="FFFFFFFFA7">
            <text:p>FFFFFFFFA7</text:p>
          </table:table-cell>
          <table:table-cell table:style-name="ce3" table:formula="of:=DEC2HEX(ROUND(IF([.$B46]/COS([.AM$2]*0.0174533)&lt;255;[.$B46]/COS([.AM$2]*0.0174533);255);0)  ;2)" office:value-type="string" office:string-value="FFFFFFFFA4">
            <text:p>FFFFFFFFA4</text:p>
          </table:table-cell>
          <table:table-cell table:style-name="ce3" table:formula="of:=DEC2HEX(ROUND(IF([.$B46]/COS([.AN$2]*0.0174533)&lt;255;[.$B46]/COS([.AN$2]*0.0174533);255);0)  ;2)" office:value-type="string" office:string-value="FFFFFFFFA0">
            <text:p>FFFFFFFFA0</text:p>
          </table:table-cell>
          <table:table-cell table:style-name="ce3" table:formula="of:=DEC2HEX(ROUND(IF([.$B46]/COS([.AO$2]*0.0174533)&lt;255;[.$B46]/COS([.AO$2]*0.0174533);255);0)  ;2)" office:value-type="string" office:string-value="FFFFFFFF9A">
            <text:p>FFFFFFFF9A</text:p>
          </table:table-cell>
          <table:table-cell table:style-name="ce3" table:formula="of:=DEC2HEX(ROUND(IF([.$B46]/COS([.AP$2]*0.0174533)&lt;255;[.$B46]/COS([.AP$2]*0.0174533);255);0)  ;2)" office:value-type="string" office:string-value="FFFFFFFF92">
            <text:p>FFFFFFFF92</text:p>
          </table:table-cell>
          <table:table-cell table:style-name="ce3" table:formula="of:=DEC2HEX(ROUND(IF([.$B46]/COS([.AQ$2]*0.0174533)&lt;255;[.$B46]/COS([.AQ$2]*0.0174533);255);0)  ;2)" office:value-type="string" office:string-value="FFFFFFFF88">
            <text:p>FFFFFFFF88</text:p>
          </table:table-cell>
          <table:table-cell table:style-name="ce3" table:formula="of:=DEC2HEX(ROUND(IF([.$B46]/COS([.AR$2]*0.0174533)&lt;255;[.$B46]/COS([.AR$2]*0.0174533);255);0)  ;2)" office:value-type="string" office:string-value="FFFFFFFF7A">
            <text:p>FFFFFFFF7A</text:p>
          </table:table-cell>
          <table:table-cell table:style-name="ce3" table:formula="of:=DEC2HEX(ROUND(IF([.$B46]/COS([.AS$2]*0.0174533)&lt;255;[.$B46]/COS([.AS$2]*0.0174533);255);0)  ;2)" office:value-type="string" office:string-value="FFFFFFFF67">
            <text:p>FFFFFFFF67</text:p>
          </table:table-cell>
          <table:table-cell table:style-name="ce3" table:formula="of:=DEC2HEX(ROUND(IF([.$B46]/COS([.AT$2]*0.0174533)&lt;255;[.$B46]/COS([.AT$2]*0.0174533);255);0)  ;2)" office:value-type="string" office:string-value="FFFFFFFF4C">
            <text:p>FFFFFFFF4C</text:p>
          </table:table-cell>
          <table:table-cell table:style-name="ce3" table:formula="of:=DEC2HEX(ROUND(IF([.$B46]/COS([.AU$2]*0.0174533)&lt;255;[.$B46]/COS([.AU$2]*0.0174533);255);0)  ;2)" office:value-type="string" office:string-value="FFFFFFFF22">
            <text:p>FFFFFFFF22</text:p>
          </table:table-cell>
          <table:table-cell table:style-name="ce3" table:formula="of:=DEC2HEX(ROUND(IF([.$B46]/COS([.AV$2]*0.0174533)&lt;255;[.$B46]/COS([.AV$2]*0.0174533);255);0)  ;2)" office:value-type="string" office:string-value="FFFFFFFEDB">
            <text:p>FFFFFFFEDB</text:p>
          </table:table-cell>
          <table:table-cell table:style-name="ce3" table:formula="of:=DEC2HEX(ROUND(IF([.$B46]/COS([.AW$2]*0.0174533)&lt;255;[.$B46]/COS([.AW$2]*0.0174533);255);0)  ;2)" office:value-type="string" office:string-value="FFFFFFFE4C">
            <text:p>FFFFFFFE4C</text:p>
          </table:table-cell>
          <table:table-cell table:style-name="ce3" table:formula="of:=DEC2HEX(ROUND(IF([.$B46]/COS([.AX$2]*0.0174533)&lt;255;[.$B46]/COS([.AX$2]*0.0174533);255);0)  ;2)" office:value-type="string" office:string-value="FFFFFFFC9D">
            <text:p>FFFFFFFC9D</text:p>
          </table:table-cell>
          <table:table-cell table:style-name="ce3" table:formula="of:=DEC2HEX(ROUND(IF([.$B46]/COS([.AY$2]*0.0174533)&lt;255;[.$B46]/COS([.AY$2]*0.0174533);255);0)  ;2)" office:value-type="string" office:string-value="FF">
            <text:p>FF</text:p>
          </table:table-cell>
          <table:table-cell table:style-name="ce3" table:formula="of:=DEC2HEX(ROUND(IF([.$B46]/COS([.AZ$2]*0.0174533)&lt;255;[.$B46]/COS([.AZ$2]*0.0174533);255);0)  ;2)" office:value-type="string" office:string-value="FF">
            <text:p>FF</text:p>
          </table:table-cell>
          <table:table-cell table:style-name="ce3" table:formula="of:=DEC2HEX(ROUND(IF([.$B46]/COS([.BA$2]*0.0174533)&lt;255;[.$B46]/COS([.BA$2]*0.0174533);255);0)  ;2)" office:value-type="string" office:string-value="FF">
            <text:p>FF</text:p>
          </table:table-cell>
          <table:table-cell table:style-name="ce3" table:formula="of:=DEC2HEX(ROUND(IF([.$B46]/COS([.BB$2]*0.0174533)&lt;255;[.$B46]/COS([.BB$2]*0.0174533);255);0)  ;2)" office:value-type="string" office:string-value="FF">
            <text:p>FF</text:p>
          </table:table-cell>
          <table:table-cell table:style-name="ce3" table:formula="of:=DEC2HEX(ROUND(IF([.$B46]/COS([.BC$2]*0.0174533)&lt;255;[.$B46]/COS([.BC$2]*0.0174533);255);0)  ;2)" office:value-type="string" office:string-value="DE">
            <text:p>DE</text:p>
          </table:table-cell>
          <table:table-cell table:style-name="ce3" table:formula="of:=DEC2HEX(ROUND(IF([.$B46]/COS([.BD$2]*0.0174533)&lt;255;[.$B46]/COS([.BD$2]*0.0174533);255);0)  ;2)" office:value-type="string" office:string-value="B4">
            <text:p>B4</text:p>
          </table:table-cell>
          <table:table-cell table:style-name="ce3" table:formula="of:=DEC2HEX(ROUND(IF([.$B46]/COS([.BE$2]*0.0174533)&lt;255;[.$B46]/COS([.BE$2]*0.0174533);255);0)  ;2)" office:value-type="string" office:string-value="99">
            <text:p>99</text:p>
          </table:table-cell>
          <table:table-cell table:style-name="ce3" table:formula="of:=DEC2HEX(ROUND(IF([.$B46]/COS([.BF$2]*0.0174533)&lt;255;[.$B46]/COS([.BF$2]*0.0174533);255);0)  ;2)" office:value-type="string" office:string-value="86">
            <text:p>86</text:p>
          </table:table-cell>
          <table:table-cell table:style-name="ce3" table:formula="of:=DEC2HEX(ROUND(IF([.$B46]/COS([.BG$2]*0.0174533)&lt;255;[.$B46]/COS([.BG$2]*0.0174533);255);0)  ;2)" office:value-type="string" office:string-value="78">
            <text:p>78</text:p>
          </table:table-cell>
          <table:table-cell table:style-name="ce3" table:formula="of:=DEC2HEX(ROUND(IF([.$B46]/COS([.BH$2]*0.0174533)&lt;255;[.$B46]/COS([.BH$2]*0.0174533);255);0)  ;2)" office:value-type="string" office:string-value="6E">
            <text:p>6E</text:p>
          </table:table-cell>
          <table:table-cell table:style-name="ce3" table:formula="of:=DEC2HEX(ROUND(IF([.$B46]/COS([.BI$2]*0.0174533)&lt;255;[.$B46]/COS([.BI$2]*0.0174533);255);0)  ;2)" office:value-type="string" office:string-value="66">
            <text:p>66</text:p>
          </table:table-cell>
          <table:table-cell table:style-name="ce3" table:formula="of:=DEC2HEX(ROUND(IF([.$B46]/COS([.BJ$2]*0.0174533)&lt;255;[.$B46]/COS([.BJ$2]*0.0174533);255);0)  ;2)" office:value-type="string" office:string-value="60">
            <text:p>60</text:p>
          </table:table-cell>
          <table:table-cell table:style-name="ce3" table:formula="of:=DEC2HEX(ROUND(IF([.$B46]/COS([.BK$2]*0.0174533)&lt;255;[.$B46]/COS([.BK$2]*0.0174533);255);0)  ;2)" office:value-type="string" office:string-value="5C">
            <text:p>5C</text:p>
          </table:table-cell>
          <table:table-cell table:style-name="ce3" table:formula="of:=DEC2HEX(ROUND(IF([.$B46]/COS([.BL$2]*0.0174533)&lt;255;[.$B46]/COS([.BL$2]*0.0174533);255);0)  ;2)" office:value-type="string" office:string-value="59">
            <text:p>59</text:p>
          </table:table-cell>
          <table:table-cell table:style-name="ce3" table:formula="of:=DEC2HEX(ROUND(IF([.$B46]/COS([.BM$2]*0.0174533)&lt;255;[.$B46]/COS([.BM$2]*0.0174533);255);0)  ;2)" office:value-type="string" office:string-value="57">
            <text:p>57</text:p>
          </table:table-cell>
          <table:table-cell table:style-name="ce3" table:formula="of:=DEC2HEX(ROUND(IF([.$B46]/COS([.BN$2]*0.0174533)&lt;255;[.$B46]/COS([.BN$2]*0.0174533);255);0)  ;2)" office:value-type="string" office:string-value="55">
            <text:p>55</text:p>
          </table:table-cell>
          <table:table-cell table:style-name="ce3" table:formula="of:=DEC2HEX(ROUND(IF([.$B46]/COS([.BO$2]*0.0174533)&lt;255;[.$B46]/COS([.BO$2]*0.0174533);255);0)  ;2)" office:value-type="string" office:string-value="55">
            <text:p>55</text:p>
          </table:table-cell>
          <table:table-cell table:style-name="ce3" table:formula="of:=DEC2HEX(ROUND(IF([.$B46]/COS([.BP$2]*0.0174533)&lt;255;[.$B46]/COS([.BP$2]*0.0174533);255);0)  ;2)" office:value-type="string" office:string-value="55">
            <text:p>55</text:p>
          </table:table-cell>
          <table:table-cell table:style-name="ce3" table:formula="of:=DEC2HEX(ROUND(IF([.$B46]/COS([.BQ$2]*0.0174533)&lt;255;[.$B46]/COS([.BQ$2]*0.0174533);255);0)  ;2)" office:value-type="string" office:string-value="57">
            <text:p>57</text:p>
          </table:table-cell>
          <table:table-cell table:style-name="ce3" table:formula="of:=DEC2HEX(ROUND(IF([.$B46]/COS([.BR$2]*0.0174533)&lt;255;[.$B46]/COS([.BR$2]*0.0174533);255);0)  ;2)" office:value-type="string" office:string-value="59">
            <text:p>59</text:p>
          </table:table-cell>
          <table:table-cell table:style-name="ce3" table:formula="of:=DEC2HEX(ROUND(IF([.$B46]/COS([.BS$2]*0.0174533)&lt;255;[.$B46]/COS([.BS$2]*0.0174533);255);0)  ;2)" office:value-type="string" office:string-value="5C">
            <text:p>5C</text:p>
          </table:table-cell>
          <table:table-cell table:style-name="ce3" table:formula="of:=DEC2HEX(ROUND(IF([.$B46]/COS([.BT$2]*0.0174533)&lt;255;[.$B46]/COS([.BT$2]*0.0174533);255);0)  ;2)" office:value-type="string" office:string-value="60">
            <text:p>60</text:p>
          </table:table-cell>
          <table:table-cell table:style-name="ce3" table:formula="of:=DEC2HEX(ROUND(IF([.$B46]/COS([.BU$2]*0.0174533)&lt;255;[.$B46]/COS([.BU$2]*0.0174533);255);0)  ;2)" office:value-type="string" office:string-value="66">
            <text:p>66</text:p>
          </table:table-cell>
          <table:table-cell table:style-name="ce3" table:formula="of:=DEC2HEX(ROUND(IF([.$B46]/COS([.BV$2]*0.0174533)&lt;255;[.$B46]/COS([.BV$2]*0.0174533);255);0)  ;2)" office:value-type="string" office:string-value="6E">
            <text:p>6E</text:p>
          </table:table-cell>
          <table:table-cell table:style-name="ce3" table:formula="of:=DEC2HEX(ROUND(IF([.$B46]/COS([.BW$2]*0.0174533)&lt;255;[.$B46]/COS([.BW$2]*0.0174533);255);0)  ;2)" office:value-type="string" office:string-value="78">
            <text:p>78</text:p>
          </table:table-cell>
          <table:table-cell table:style-name="ce3" table:formula="of:=DEC2HEX(ROUND(IF([.$B46]/COS([.BX$2]*0.0174533)&lt;255;[.$B46]/COS([.BX$2]*0.0174533);255);0)  ;2)" office:value-type="string" office:string-value="86">
            <text:p>86</text:p>
          </table:table-cell>
          <table:table-cell table:style-name="ce3" table:formula="of:=DEC2HEX(ROUND(IF([.$B46]/COS([.BY$2]*0.0174533)&lt;255;[.$B46]/COS([.BY$2]*0.0174533);255);0)  ;2)" office:value-type="string" office:string-value="99">
            <text:p>99</text:p>
          </table:table-cell>
          <table:table-cell table:style-name="ce3" table:formula="of:=DEC2HEX(ROUND(IF([.$B46]/COS([.BZ$2]*0.0174533)&lt;255;[.$B46]/COS([.BZ$2]*0.0174533);255);0)  ;2)" office:value-type="string" office:string-value="B4">
            <text:p>B4</text:p>
          </table:table-cell>
          <table:table-cell table:style-name="ce3" table:formula="of:=DEC2HEX(ROUND(IF([.$B46]/COS([.CA$2]*0.0174533)&lt;255;[.$B46]/COS([.CA$2]*0.0174533);255);0)  ;2)" office:value-type="string" office:string-value="DE">
            <text:p>DE</text:p>
          </table:table-cell>
          <table:table-cell table:style-name="ce3" table:formula="of:=DEC2HEX(ROUND(IF([.$B46]/COS([.CB$2]*0.0174533)&lt;255;[.$B46]/COS([.CB$2]*0.0174533);255);0)  ;2)" office:value-type="string" office:string-value="FF">
            <text:p>FF</text:p>
          </table:table-cell>
          <table:table-cell table:style-name="ce3" table:formula="of:=DEC2HEX(ROUND(IF([.$B46]/COS([.CC$2]*0.0174533)&lt;255;[.$B4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6]+1" office:value-type="float" office:value="43">
            <text:p>43</text:p>
          </table:table-cell>
          <table:table-cell table:style-name="ce2" table:formula="of:=[.B46]-1" office:value-type="float" office:value="84">
            <text:p>84</text:p>
          </table:table-cell>
          <table:table-cell table:formula="of:=DEC2HEX(ROUND(IF([.$B47]/[.C$3]&lt;127;127-[.$B47]/[.C$3];0) ;0) ;2)" office:value-type="string" office:string-value="2B">
            <text:p>2B</text:p>
          </table:table-cell>
          <table:table-cell table:formula="of:=DEC2HEX(ROUND(IF([.$B47]/[.D$3]&lt;127;127-[.$B47]/[.D$3];0) ;0) ;2)" office:value-type="string" office:string-value="2B">
            <text:p>2B</text:p>
          </table:table-cell>
          <table:table-cell table:formula="of:=DEC2HEX(ROUND(IF([.$B47]/[.E$3]&lt;127;127-[.$B47]/[.E$3];0) ;0) ;2)" office:value-type="string" office:string-value="29">
            <text:p>29</text:p>
          </table:table-cell>
          <table:table-cell table:formula="of:=DEC2HEX(ROUND(IF([.$B47]/[.F$3]&lt;127;127-[.$B47]/[.F$3];0) ;0) ;2)" office:value-type="string" office:string-value="27">
            <text:p>27</text:p>
          </table:table-cell>
          <table:table-cell table:formula="of:=DEC2HEX(ROUND(IF([.$B47]/[.G$3]&lt;127;127-[.$B47]/[.G$3];0) ;0) ;2)" office:value-type="string" office:string-value="24">
            <text:p>24</text:p>
          </table:table-cell>
          <table:table-cell table:formula="of:=DEC2HEX(ROUND(IF([.$B47]/[.H$3]&lt;127;127-[.$B47]/[.H$3];0) ;0) ;2)" office:value-type="string" office:string-value="20">
            <text:p>20</text:p>
          </table:table-cell>
          <table:table-cell table:formula="of:=DEC2HEX(ROUND(IF([.$B47]/[.I$3]&lt;127;127-[.$B47]/[.I$3];0) ;0) ;2)" office:value-type="string" office:string-value="1A">
            <text:p>1A</text:p>
          </table:table-cell>
          <table:table-cell table:formula="of:=DEC2HEX(ROUND(IF([.$B47]/[.J$3]&lt;127;127-[.$B47]/[.J$3];0) ;0) ;2)" office:value-type="string" office:string-value="12">
            <text:p>12</text:p>
          </table:table-cell>
          <table:table-cell table:formula="of:=DEC2HEX(ROUND(IF([.$B47]/[.K$3]&lt;127;127-[.$B47]/[.K$3];0) ;0) ;2)" office:value-type="string" office:string-value="08">
            <text:p>08</text:p>
          </table:table-cell>
          <table:table-cell table:formula="of:=DEC2HEX(ROUND(IF([.$B47]/[.L$3]&lt;127;127-[.$B47]/[.L$3];0) ;0) ;2)" office:value-type="string" office:string-value="00">
            <text:p>00</text:p>
          </table:table-cell>
          <table:table-cell table:style-name="ce3" table:formula="of:=DEC2HEX(ROUND(IF([.$B47]/[.M$3]&lt;127;127-[.$B47]/[.M$3];0) ;0) ;2)" office:value-type="string" office:string-value="00">
            <text:p>00</text:p>
          </table:table-cell>
          <table:table-cell table:style-name="ce3" table:formula="of:=DEC2HEX(ROUND(IF([.$B47]/[.N$3]&lt;127;127-[.$B47]/[.N$3];0) ;0) ;2)" office:value-type="string" office:string-value="00">
            <text:p>00</text:p>
          </table:table-cell>
          <table:table-cell table:style-name="ce3" table:formula="of:=DEC2HEX(ROUND(IF([.$B47]/[.O$3]&lt;127;127-[.$B47]/[.O$3];0) ;0) ;2)" office:value-type="string" office:string-value="00">
            <text:p>00</text:p>
          </table:table-cell>
          <table:table-cell table:style-name="ce3" table:formula="of:=DEC2HEX(ROUND(IF([.$B47]/[.P$3]&lt;127;127-[.$B47]/[.P$3];0) ;0) ;2)" office:value-type="string" office:string-value="00">
            <text:p>00</text:p>
          </table:table-cell>
          <table:table-cell table:style-name="ce3" table:formula="of:=DEC2HEX(ROUND(IF([.$B47]/[.Q$3]&lt;127;127-[.$B47]/[.Q$3];0) ;0) ;2)" office:value-type="string" office:string-value="00">
            <text:p>00</text:p>
          </table:table-cell>
          <table:table-cell table:style-name="ce3" table:formula="of:=DEC2HEX(ROUND(IF([.$B47]/[.R$3]&lt;127;127-[.$B47]/[.R$3];0) ;0) ;2)" office:value-type="string" office:string-value="00">
            <text:p>00</text:p>
          </table:table-cell>
          <table:table-cell table:style-name="ce3" table:formula="of:=DEC2HEX(ROUND(IF([.$B47]/[.S$3]&lt;127;[.$B47]/[.S$3];127) ;0) ;2)" office:value-type="float" office:value="0">
            <text:p>#ДЕЛ/0!</text:p>
          </table:table-cell>
          <table:table-cell table:style-name="ce3" table:formula="of:=DEC2HEX(ROUND(IF([.$B47]/[.T$3]&lt;127;[.$B47]/[.T$3];127) ;0) ;2)" office:value-type="string" office:string-value="FFFFFFFCA7">
            <text:p>FFFFFFFCA7</text:p>
          </table:table-cell>
          <table:table-cell table:style-name="ce3" table:formula="of:=DEC2HEX(ROUND(IF([.$B47]/[.U$3]&lt;127;[.$B47]/[.U$3];127) ;0) ;2)" office:value-type="string" office:string-value="FFFFFFFE51">
            <text:p>FFFFFFFE51</text:p>
          </table:table-cell>
          <table:table-cell table:style-name="ce3" table:formula="of:=DEC2HEX(ROUND(IF([.$B47]/[.V$3]&lt;127;[.$B47]/[.V$3];127) ;0) ;2)" office:value-type="string" office:string-value="FFFFFFFEDE">
            <text:p>FFFFFFFEDE</text:p>
          </table:table-cell>
          <table:table-cell table:style-name="ce3" table:formula="of:=DEC2HEX(ROUND(IF([.$B47]/[.W$3]&lt;127;[.$B47]/[.W$3];127) ;0) ;2)" office:value-type="string" office:string-value="FFFFFFFF25">
            <text:p>FFFFFFFF25</text:p>
          </table:table-cell>
          <table:table-cell table:style-name="ce3" table:formula="of:=DEC2HEX(ROUND(IF([.$B47]/[.X$3]&lt;127;[.$B47]/[.X$3];127) ;0) ;2)" office:value-type="string" office:string-value="FFFFFFFF4E">
            <text:p>FFFFFFFF4E</text:p>
          </table:table-cell>
          <table:table-cell table:style-name="ce3" table:formula="of:=DEC2HEX(ROUND(IF([.$B47]/[.Y$3]&lt;127;[.$B47]/[.Y$3];127) ;0) ;2)" office:value-type="string" office:string-value="FFFFFFFF69">
            <text:p>FFFFFFFF69</text:p>
          </table:table-cell>
          <table:table-cell table:style-name="ce3" table:formula="of:=DEC2HEX(ROUND(IF([.$B47]/[.Z$3]&lt;127;[.$B47]/[.Z$3];127) ;0) ;2)" office:value-type="string" office:string-value="FFFFFFFF7C">
            <text:p>FFFFFFFF7C</text:p>
          </table:table-cell>
          <table:table-cell table:style-name="ce3" table:formula="of:=DEC2HEX(ROUND(IF([.$B47]/[.AA$3]&lt;127;[.$B47]/[.AA$3];127) ;0) ;2)" office:value-type="string" office:string-value="FFFFFFFF89">
            <text:p>FFFFFFFF89</text:p>
          </table:table-cell>
          <table:table-cell table:style-name="ce3" table:formula="of:=DEC2HEX(ROUND(IF([.$B47]/[.AB$3]&lt;127;[.$B47]/[.AB$3];127) ;0) ;2)" office:value-type="string" office:string-value="FFFFFFFF93">
            <text:p>FFFFFFFF93</text:p>
          </table:table-cell>
          <table:table-cell table:style-name="ce3" table:formula="of:=DEC2HEX(ROUND(IF([.$B47]/[.AC$3]&lt;127;[.$B47]/[.AC$3];127) ;0) ;2)" office:value-type="string" office:string-value="FFFFFFFF9B">
            <text:p>FFFFFFFF9B</text:p>
          </table:table-cell>
          <table:table-cell table:style-name="ce3" table:formula="of:=DEC2HEX(ROUND(IF([.$B47]/[.AD$3]&lt;127;[.$B47]/[.AD$3];127) ;0) ;2)" office:value-type="string" office:string-value="FFFFFFFFA1">
            <text:p>FFFFFFFFA1</text:p>
          </table:table-cell>
          <table:table-cell table:style-name="ce3" table:formula="of:=DEC2HEX(ROUND(IF([.$B47]/[.AE$3]&lt;127;[.$B47]/[.AE$3];127) ;0) ;2)" office:value-type="string" office:string-value="FFFFFFFFA5">
            <text:p>FFFFFFFFA5</text:p>
          </table:table-cell>
          <table:table-cell table:style-name="ce3" table:formula="of:=DEC2HEX(ROUND(IF([.$B47]/[.AF$3]&lt;127;[.$B47]/[.AF$3];127) ;0) ;2)" office:value-type="string" office:string-value="FFFFFFFFA8">
            <text:p>FFFFFFFFA8</text:p>
          </table:table-cell>
          <table:table-cell table:style-name="ce3" table:formula="of:=DEC2HEX(ROUND(IF([.$B47]/[.AG$3]&lt;127;[.$B47]/[.AG$3];127) ;0) ;2)" office:value-type="string" office:string-value="FFFFFFFFAA">
            <text:p>FFFFFFFFAA</text:p>
          </table:table-cell>
          <table:table-cell table:style-name="ce3" table:formula="of:=DEC2HEX(ROUND(IF([.$B47]/[.AH$3]&lt;127;[.$B47]/[.AH$3];127) ;0) ;2)" office:value-type="string" office:string-value="FFFFFFFFAC">
            <text:p>FFFFFFFFAC</text:p>
          </table:table-cell>
          <table:table-cell table:style-name="ce3" table:formula="of:=DEC2HEX(ROUND(IF([.$B47]/COS([.AI$2]*0.0174533)&lt;255;[.$B47]/COS([.AI$2]*0.0174533);255);0)  ;2)" office:value-type="string" office:string-value="FFFFFFFFAC">
            <text:p>FFFFFFFFAC</text:p>
          </table:table-cell>
          <table:table-cell table:style-name="ce3" table:formula="of:=DEC2HEX(ROUND(IF([.$B47]/COS([.AJ$2]*0.0174533)&lt;255;[.$B47]/COS([.AJ$2]*0.0174533);255);0)  ;2)" office:value-type="string" office:string-value="FFFFFFFFAC">
            <text:p>FFFFFFFFAC</text:p>
          </table:table-cell>
          <table:table-cell table:style-name="ce3" table:formula="of:=DEC2HEX(ROUND(IF([.$B47]/COS([.AK$2]*0.0174533)&lt;255;[.$B47]/COS([.AK$2]*0.0174533);255);0)  ;2)" office:value-type="string" office:string-value="FFFFFFFFAA">
            <text:p>FFFFFFFFAA</text:p>
          </table:table-cell>
          <table:table-cell table:style-name="ce3" table:formula="of:=DEC2HEX(ROUND(IF([.$B47]/COS([.AL$2]*0.0174533)&lt;255;[.$B47]/COS([.AL$2]*0.0174533);255);0)  ;2)" office:value-type="string" office:string-value="FFFFFFFFA8">
            <text:p>FFFFFFFFA8</text:p>
          </table:table-cell>
          <table:table-cell table:style-name="ce3" table:formula="of:=DEC2HEX(ROUND(IF([.$B47]/COS([.AM$2]*0.0174533)&lt;255;[.$B47]/COS([.AM$2]*0.0174533);255);0)  ;2)" office:value-type="string" office:string-value="FFFFFFFFA5">
            <text:p>FFFFFFFFA5</text:p>
          </table:table-cell>
          <table:table-cell table:style-name="ce3" table:formula="of:=DEC2HEX(ROUND(IF([.$B47]/COS([.AN$2]*0.0174533)&lt;255;[.$B47]/COS([.AN$2]*0.0174533);255);0)  ;2)" office:value-type="string" office:string-value="FFFFFFFFA1">
            <text:p>FFFFFFFFA1</text:p>
          </table:table-cell>
          <table:table-cell table:style-name="ce3" table:formula="of:=DEC2HEX(ROUND(IF([.$B47]/COS([.AO$2]*0.0174533)&lt;255;[.$B47]/COS([.AO$2]*0.0174533);255);0)  ;2)" office:value-type="string" office:string-value="FFFFFFFF9B">
            <text:p>FFFFFFFF9B</text:p>
          </table:table-cell>
          <table:table-cell table:style-name="ce3" table:formula="of:=DEC2HEX(ROUND(IF([.$B47]/COS([.AP$2]*0.0174533)&lt;255;[.$B47]/COS([.AP$2]*0.0174533);255);0)  ;2)" office:value-type="string" office:string-value="FFFFFFFF93">
            <text:p>FFFFFFFF93</text:p>
          </table:table-cell>
          <table:table-cell table:style-name="ce3" table:formula="of:=DEC2HEX(ROUND(IF([.$B47]/COS([.AQ$2]*0.0174533)&lt;255;[.$B47]/COS([.AQ$2]*0.0174533);255);0)  ;2)" office:value-type="string" office:string-value="FFFFFFFF89">
            <text:p>FFFFFFFF89</text:p>
          </table:table-cell>
          <table:table-cell table:style-name="ce3" table:formula="of:=DEC2HEX(ROUND(IF([.$B47]/COS([.AR$2]*0.0174533)&lt;255;[.$B47]/COS([.AR$2]*0.0174533);255);0)  ;2)" office:value-type="string" office:string-value="FFFFFFFF7C">
            <text:p>FFFFFFFF7C</text:p>
          </table:table-cell>
          <table:table-cell table:style-name="ce3" table:formula="of:=DEC2HEX(ROUND(IF([.$B47]/COS([.AS$2]*0.0174533)&lt;255;[.$B47]/COS([.AS$2]*0.0174533);255);0)  ;2)" office:value-type="string" office:string-value="FFFFFFFF69">
            <text:p>FFFFFFFF69</text:p>
          </table:table-cell>
          <table:table-cell table:style-name="ce3" table:formula="of:=DEC2HEX(ROUND(IF([.$B47]/COS([.AT$2]*0.0174533)&lt;255;[.$B47]/COS([.AT$2]*0.0174533);255);0)  ;2)" office:value-type="string" office:string-value="FFFFFFFF4E">
            <text:p>FFFFFFFF4E</text:p>
          </table:table-cell>
          <table:table-cell table:style-name="ce3" table:formula="of:=DEC2HEX(ROUND(IF([.$B47]/COS([.AU$2]*0.0174533)&lt;255;[.$B47]/COS([.AU$2]*0.0174533);255);0)  ;2)" office:value-type="string" office:string-value="FFFFFFFF24">
            <text:p>FFFFFFFF24</text:p>
          </table:table-cell>
          <table:table-cell table:style-name="ce3" table:formula="of:=DEC2HEX(ROUND(IF([.$B47]/COS([.AV$2]*0.0174533)&lt;255;[.$B47]/COS([.AV$2]*0.0174533);255);0)  ;2)" office:value-type="string" office:string-value="FFFFFFFEDF">
            <text:p>FFFFFFFEDF</text:p>
          </table:table-cell>
          <table:table-cell table:style-name="ce3" table:formula="of:=DEC2HEX(ROUND(IF([.$B47]/COS([.AW$2]*0.0174533)&lt;255;[.$B47]/COS([.AW$2]*0.0174533);255);0)  ;2)" office:value-type="string" office:string-value="FFFFFFFE51">
            <text:p>FFFFFFFE51</text:p>
          </table:table-cell>
          <table:table-cell table:style-name="ce3" table:formula="of:=DEC2HEX(ROUND(IF([.$B47]/COS([.AX$2]*0.0174533)&lt;255;[.$B47]/COS([.AX$2]*0.0174533);255);0)  ;2)" office:value-type="string" office:string-value="FFFFFFFCA7">
            <text:p>FFFFFFFCA7</text:p>
          </table:table-cell>
          <table:table-cell table:style-name="ce3" table:formula="of:=DEC2HEX(ROUND(IF([.$B47]/COS([.AY$2]*0.0174533)&lt;255;[.$B47]/COS([.AY$2]*0.0174533);255);0)  ;2)" office:value-type="string" office:string-value="FF">
            <text:p>FF</text:p>
          </table:table-cell>
          <table:table-cell table:style-name="ce3" table:formula="of:=DEC2HEX(ROUND(IF([.$B47]/COS([.AZ$2]*0.0174533)&lt;255;[.$B47]/COS([.AZ$2]*0.0174533);255);0)  ;2)" office:value-type="string" office:string-value="FF">
            <text:p>FF</text:p>
          </table:table-cell>
          <table:table-cell table:style-name="ce3" table:formula="of:=DEC2HEX(ROUND(IF([.$B47]/COS([.BA$2]*0.0174533)&lt;255;[.$B47]/COS([.BA$2]*0.0174533);255);0)  ;2)" office:value-type="string" office:string-value="FF">
            <text:p>FF</text:p>
          </table:table-cell>
          <table:table-cell table:style-name="ce3" table:formula="of:=DEC2HEX(ROUND(IF([.$B47]/COS([.BB$2]*0.0174533)&lt;255;[.$B47]/COS([.BB$2]*0.0174533);255);0)  ;2)" office:value-type="string" office:string-value="FF">
            <text:p>FF</text:p>
          </table:table-cell>
          <table:table-cell table:style-name="ce3" table:formula="of:=DEC2HEX(ROUND(IF([.$B47]/COS([.BC$2]*0.0174533)&lt;255;[.$B47]/COS([.BC$2]*0.0174533);255);0)  ;2)" office:value-type="string" office:string-value="DC">
            <text:p>DC</text:p>
          </table:table-cell>
          <table:table-cell table:style-name="ce3" table:formula="of:=DEC2HEX(ROUND(IF([.$B47]/COS([.BD$2]*0.0174533)&lt;255;[.$B47]/COS([.BD$2]*0.0174533);255);0)  ;2)" office:value-type="string" office:string-value="B2">
            <text:p>B2</text:p>
          </table:table-cell>
          <table:table-cell table:style-name="ce3" table:formula="of:=DEC2HEX(ROUND(IF([.$B47]/COS([.BE$2]*0.0174533)&lt;255;[.$B47]/COS([.BE$2]*0.0174533);255);0)  ;2)" office:value-type="string" office:string-value="97">
            <text:p>97</text:p>
          </table:table-cell>
          <table:table-cell table:style-name="ce3" table:formula="of:=DEC2HEX(ROUND(IF([.$B47]/COS([.BF$2]*0.0174533)&lt;255;[.$B47]/COS([.BF$2]*0.0174533);255);0)  ;2)" office:value-type="string" office:string-value="84">
            <text:p>84</text:p>
          </table:table-cell>
          <table:table-cell table:style-name="ce3" table:formula="of:=DEC2HEX(ROUND(IF([.$B47]/COS([.BG$2]*0.0174533)&lt;255;[.$B47]/COS([.BG$2]*0.0174533);255);0)  ;2)" office:value-type="string" office:string-value="77">
            <text:p>77</text:p>
          </table:table-cell>
          <table:table-cell table:style-name="ce3" table:formula="of:=DEC2HEX(ROUND(IF([.$B47]/COS([.BH$2]*0.0174533)&lt;255;[.$B47]/COS([.BH$2]*0.0174533);255);0)  ;2)" office:value-type="string" office:string-value="6D">
            <text:p>6D</text:p>
          </table:table-cell>
          <table:table-cell table:style-name="ce3" table:formula="of:=DEC2HEX(ROUND(IF([.$B47]/COS([.BI$2]*0.0174533)&lt;255;[.$B47]/COS([.BI$2]*0.0174533);255);0)  ;2)" office:value-type="string" office:string-value="65">
            <text:p>65</text:p>
          </table:table-cell>
          <table:table-cell table:style-name="ce3" table:formula="of:=DEC2HEX(ROUND(IF([.$B47]/COS([.BJ$2]*0.0174533)&lt;255;[.$B47]/COS([.BJ$2]*0.0174533);255);0)  ;2)" office:value-type="string" office:string-value="5F">
            <text:p>5F</text:p>
          </table:table-cell>
          <table:table-cell table:style-name="ce3" table:formula="of:=DEC2HEX(ROUND(IF([.$B47]/COS([.BK$2]*0.0174533)&lt;255;[.$B47]/COS([.BK$2]*0.0174533);255);0)  ;2)" office:value-type="string" office:string-value="5B">
            <text:p>5B</text:p>
          </table:table-cell>
          <table:table-cell table:style-name="ce3" table:formula="of:=DEC2HEX(ROUND(IF([.$B47]/COS([.BL$2]*0.0174533)&lt;255;[.$B47]/COS([.BL$2]*0.0174533);255);0)  ;2)" office:value-type="string" office:string-value="58">
            <text:p>58</text:p>
          </table:table-cell>
          <table:table-cell table:style-name="ce3" table:formula="of:=DEC2HEX(ROUND(IF([.$B47]/COS([.BM$2]*0.0174533)&lt;255;[.$B47]/COS([.BM$2]*0.0174533);255);0)  ;2)" office:value-type="string" office:string-value="56">
            <text:p>56</text:p>
          </table:table-cell>
          <table:table-cell table:style-name="ce3" table:formula="of:=DEC2HEX(ROUND(IF([.$B47]/COS([.BN$2]*0.0174533)&lt;255;[.$B47]/COS([.BN$2]*0.0174533);255);0)  ;2)" office:value-type="string" office:string-value="54">
            <text:p>54</text:p>
          </table:table-cell>
          <table:table-cell table:style-name="ce3" table:formula="of:=DEC2HEX(ROUND(IF([.$B47]/COS([.BO$2]*0.0174533)&lt;255;[.$B47]/COS([.BO$2]*0.0174533);255);0)  ;2)" office:value-type="string" office:string-value="54">
            <text:p>54</text:p>
          </table:table-cell>
          <table:table-cell table:style-name="ce3" table:formula="of:=DEC2HEX(ROUND(IF([.$B47]/COS([.BP$2]*0.0174533)&lt;255;[.$B47]/COS([.BP$2]*0.0174533);255);0)  ;2)" office:value-type="string" office:string-value="54">
            <text:p>54</text:p>
          </table:table-cell>
          <table:table-cell table:style-name="ce3" table:formula="of:=DEC2HEX(ROUND(IF([.$B47]/COS([.BQ$2]*0.0174533)&lt;255;[.$B47]/COS([.BQ$2]*0.0174533);255);0)  ;2)" office:value-type="string" office:string-value="56">
            <text:p>56</text:p>
          </table:table-cell>
          <table:table-cell table:style-name="ce3" table:formula="of:=DEC2HEX(ROUND(IF([.$B47]/COS([.BR$2]*0.0174533)&lt;255;[.$B47]/COS([.BR$2]*0.0174533);255);0)  ;2)" office:value-type="string" office:string-value="58">
            <text:p>58</text:p>
          </table:table-cell>
          <table:table-cell table:style-name="ce3" table:formula="of:=DEC2HEX(ROUND(IF([.$B47]/COS([.BS$2]*0.0174533)&lt;255;[.$B47]/COS([.BS$2]*0.0174533);255);0)  ;2)" office:value-type="string" office:string-value="5B">
            <text:p>5B</text:p>
          </table:table-cell>
          <table:table-cell table:style-name="ce3" table:formula="of:=DEC2HEX(ROUND(IF([.$B47]/COS([.BT$2]*0.0174533)&lt;255;[.$B47]/COS([.BT$2]*0.0174533);255);0)  ;2)" office:value-type="string" office:string-value="5F">
            <text:p>5F</text:p>
          </table:table-cell>
          <table:table-cell table:style-name="ce3" table:formula="of:=DEC2HEX(ROUND(IF([.$B47]/COS([.BU$2]*0.0174533)&lt;255;[.$B47]/COS([.BU$2]*0.0174533);255);0)  ;2)" office:value-type="string" office:string-value="65">
            <text:p>65</text:p>
          </table:table-cell>
          <table:table-cell table:style-name="ce3" table:formula="of:=DEC2HEX(ROUND(IF([.$B47]/COS([.BV$2]*0.0174533)&lt;255;[.$B47]/COS([.BV$2]*0.0174533);255);0)  ;2)" office:value-type="string" office:string-value="6D">
            <text:p>6D</text:p>
          </table:table-cell>
          <table:table-cell table:style-name="ce3" table:formula="of:=DEC2HEX(ROUND(IF([.$B47]/COS([.BW$2]*0.0174533)&lt;255;[.$B47]/COS([.BW$2]*0.0174533);255);0)  ;2)" office:value-type="string" office:string-value="77">
            <text:p>77</text:p>
          </table:table-cell>
          <table:table-cell table:style-name="ce3" table:formula="of:=DEC2HEX(ROUND(IF([.$B47]/COS([.BX$2]*0.0174533)&lt;255;[.$B47]/COS([.BX$2]*0.0174533);255);0)  ;2)" office:value-type="string" office:string-value="84">
            <text:p>84</text:p>
          </table:table-cell>
          <table:table-cell table:style-name="ce3" table:formula="of:=DEC2HEX(ROUND(IF([.$B47]/COS([.BY$2]*0.0174533)&lt;255;[.$B47]/COS([.BY$2]*0.0174533);255);0)  ;2)" office:value-type="string" office:string-value="97">
            <text:p>97</text:p>
          </table:table-cell>
          <table:table-cell table:style-name="ce3" table:formula="of:=DEC2HEX(ROUND(IF([.$B47]/COS([.BZ$2]*0.0174533)&lt;255;[.$B47]/COS([.BZ$2]*0.0174533);255);0)  ;2)" office:value-type="string" office:string-value="B2">
            <text:p>B2</text:p>
          </table:table-cell>
          <table:table-cell table:style-name="ce3" table:formula="of:=DEC2HEX(ROUND(IF([.$B47]/COS([.CA$2]*0.0174533)&lt;255;[.$B47]/COS([.CA$2]*0.0174533);255);0)  ;2)" office:value-type="string" office:string-value="DC">
            <text:p>DC</text:p>
          </table:table-cell>
          <table:table-cell table:style-name="ce3" table:formula="of:=DEC2HEX(ROUND(IF([.$B47]/COS([.CB$2]*0.0174533)&lt;255;[.$B47]/COS([.CB$2]*0.0174533);255);0)  ;2)" office:value-type="string" office:string-value="FF">
            <text:p>FF</text:p>
          </table:table-cell>
          <table:table-cell table:style-name="ce3" table:formula="of:=DEC2HEX(ROUND(IF([.$B47]/COS([.CC$2]*0.0174533)&lt;255;[.$B4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7]+1" office:value-type="float" office:value="44">
            <text:p>44</text:p>
          </table:table-cell>
          <table:table-cell table:style-name="ce2" table:formula="of:=[.B47]-1" office:value-type="float" office:value="83">
            <text:p>83</text:p>
          </table:table-cell>
          <table:table-cell table:formula="of:=DEC2HEX(ROUND(IF([.$B48]/[.C$3]&lt;127;127-[.$B48]/[.C$3];0) ;0) ;2)" office:value-type="string" office:string-value="2C">
            <text:p>2C</text:p>
          </table:table-cell>
          <table:table-cell table:formula="of:=DEC2HEX(ROUND(IF([.$B48]/[.D$3]&lt;127;127-[.$B48]/[.D$3];0) ;0) ;2)" office:value-type="string" office:string-value="2C">
            <text:p>2C</text:p>
          </table:table-cell>
          <table:table-cell table:formula="of:=DEC2HEX(ROUND(IF([.$B48]/[.E$3]&lt;127;127-[.$B48]/[.E$3];0) ;0) ;2)" office:value-type="string" office:string-value="2A">
            <text:p>2A</text:p>
          </table:table-cell>
          <table:table-cell table:formula="of:=DEC2HEX(ROUND(IF([.$B48]/[.F$3]&lt;127;127-[.$B48]/[.F$3];0) ;0) ;2)" office:value-type="string" office:string-value="28">
            <text:p>28</text:p>
          </table:table-cell>
          <table:table-cell table:formula="of:=DEC2HEX(ROUND(IF([.$B48]/[.G$3]&lt;127;127-[.$B48]/[.G$3];0) ;0) ;2)" office:value-type="string" office:string-value="25">
            <text:p>25</text:p>
          </table:table-cell>
          <table:table-cell table:formula="of:=DEC2HEX(ROUND(IF([.$B48]/[.H$3]&lt;127;127-[.$B48]/[.H$3];0) ;0) ;2)" office:value-type="string" office:string-value="21">
            <text:p>21</text:p>
          </table:table-cell>
          <table:table-cell table:formula="of:=DEC2HEX(ROUND(IF([.$B48]/[.I$3]&lt;127;127-[.$B48]/[.I$3];0) ;0) ;2)" office:value-type="string" office:string-value="1B">
            <text:p>1B</text:p>
          </table:table-cell>
          <table:table-cell table:formula="of:=DEC2HEX(ROUND(IF([.$B48]/[.J$3]&lt;127;127-[.$B48]/[.J$3];0) ;0) ;2)" office:value-type="string" office:string-value="14">
            <text:p>14</text:p>
          </table:table-cell>
          <table:table-cell table:formula="of:=DEC2HEX(ROUND(IF([.$B48]/[.K$3]&lt;127;127-[.$B48]/[.K$3];0) ;0) ;2)" office:value-type="string" office:string-value="0A">
            <text:p>0A</text:p>
          </table:table-cell>
          <table:table-cell table:formula="of:=DEC2HEX(ROUND(IF([.$B48]/[.L$3]&lt;127;127-[.$B48]/[.L$3];0) ;0) ;2)" office:value-type="string" office:string-value="00">
            <text:p>00</text:p>
          </table:table-cell>
          <table:table-cell table:style-name="ce3" table:formula="of:=DEC2HEX(ROUND(IF([.$B48]/[.M$3]&lt;127;127-[.$B48]/[.M$3];0) ;0) ;2)" office:value-type="string" office:string-value="00">
            <text:p>00</text:p>
          </table:table-cell>
          <table:table-cell table:style-name="ce3" table:formula="of:=DEC2HEX(ROUND(IF([.$B48]/[.N$3]&lt;127;127-[.$B48]/[.N$3];0) ;0) ;2)" office:value-type="string" office:string-value="00">
            <text:p>00</text:p>
          </table:table-cell>
          <table:table-cell table:style-name="ce3" table:formula="of:=DEC2HEX(ROUND(IF([.$B48]/[.O$3]&lt;127;127-[.$B48]/[.O$3];0) ;0) ;2)" office:value-type="string" office:string-value="00">
            <text:p>00</text:p>
          </table:table-cell>
          <table:table-cell table:style-name="ce3" table:formula="of:=DEC2HEX(ROUND(IF([.$B48]/[.P$3]&lt;127;127-[.$B48]/[.P$3];0) ;0) ;2)" office:value-type="string" office:string-value="00">
            <text:p>00</text:p>
          </table:table-cell>
          <table:table-cell table:style-name="ce3" table:formula="of:=DEC2HEX(ROUND(IF([.$B48]/[.Q$3]&lt;127;127-[.$B48]/[.Q$3];0) ;0) ;2)" office:value-type="string" office:string-value="00">
            <text:p>00</text:p>
          </table:table-cell>
          <table:table-cell table:style-name="ce3" table:formula="of:=DEC2HEX(ROUND(IF([.$B48]/[.R$3]&lt;127;127-[.$B48]/[.R$3];0) ;0) ;2)" office:value-type="string" office:string-value="00">
            <text:p>00</text:p>
          </table:table-cell>
          <table:table-cell table:style-name="ce3" table:formula="of:=DEC2HEX(ROUND(IF([.$B48]/[.S$3]&lt;127;[.$B48]/[.S$3];127) ;0) ;2)" office:value-type="float" office:value="0">
            <text:p>#ДЕЛ/0!</text:p>
          </table:table-cell>
          <table:table-cell table:style-name="ce3" table:formula="of:=DEC2HEX(ROUND(IF([.$B48]/[.T$3]&lt;127;[.$B48]/[.T$3];127) ;0) ;2)" office:value-type="string" office:string-value="FFFFFFFCB1">
            <text:p>FFFFFFFCB1</text:p>
          </table:table-cell>
          <table:table-cell table:style-name="ce3" table:formula="of:=DEC2HEX(ROUND(IF([.$B48]/[.U$3]&lt;127;[.$B48]/[.U$3];127) ;0) ;2)" office:value-type="string" office:string-value="FFFFFFFE56">
            <text:p>FFFFFFFE56</text:p>
          </table:table-cell>
          <table:table-cell table:style-name="ce3" table:formula="of:=DEC2HEX(ROUND(IF([.$B48]/[.V$3]&lt;127;[.$B48]/[.V$3];127) ;0) ;2)" office:value-type="string" office:string-value="FFFFFFFEE2">
            <text:p>FFFFFFFEE2</text:p>
          </table:table-cell>
          <table:table-cell table:style-name="ce3" table:formula="of:=DEC2HEX(ROUND(IF([.$B48]/[.W$3]&lt;127;[.$B48]/[.W$3];127) ;0) ;2)" office:value-type="string" office:string-value="FFFFFFFF27">
            <text:p>FFFFFFFF27</text:p>
          </table:table-cell>
          <table:table-cell table:style-name="ce3" table:formula="of:=DEC2HEX(ROUND(IF([.$B48]/[.X$3]&lt;127;[.$B48]/[.X$3];127) ;0) ;2)" office:value-type="string" office:string-value="FFFFFFFF50">
            <text:p>FFFFFFFF50</text:p>
          </table:table-cell>
          <table:table-cell table:style-name="ce3" table:formula="of:=DEC2HEX(ROUND(IF([.$B48]/[.Y$3]&lt;127;[.$B48]/[.Y$3];127) ;0) ;2)" office:value-type="string" office:string-value="FFFFFFFF6B">
            <text:p>FFFFFFFF6B</text:p>
          </table:table-cell>
          <table:table-cell table:style-name="ce3" table:formula="of:=DEC2HEX(ROUND(IF([.$B48]/[.Z$3]&lt;127;[.$B48]/[.Z$3];127) ;0) ;2)" office:value-type="string" office:string-value="FFFFFFFF7D">
            <text:p>FFFFFFFF7D</text:p>
          </table:table-cell>
          <table:table-cell table:style-name="ce3" table:formula="of:=DEC2HEX(ROUND(IF([.$B48]/[.AA$3]&lt;127;[.$B48]/[.AA$3];127) ;0) ;2)" office:value-type="string" office:string-value="FFFFFFFF8B">
            <text:p>FFFFFFFF8B</text:p>
          </table:table-cell>
          <table:table-cell table:style-name="ce3" table:formula="of:=DEC2HEX(ROUND(IF([.$B48]/[.AB$3]&lt;127;[.$B48]/[.AB$3];127) ;0) ;2)" office:value-type="string" office:string-value="FFFFFFFF95">
            <text:p>FFFFFFFF95</text:p>
          </table:table-cell>
          <table:table-cell table:style-name="ce3" table:formula="of:=DEC2HEX(ROUND(IF([.$B48]/[.AC$3]&lt;127;[.$B48]/[.AC$3];127) ;0) ;2)" office:value-type="string" office:string-value="FFFFFFFF9C">
            <text:p>FFFFFFFF9C</text:p>
          </table:table-cell>
          <table:table-cell table:style-name="ce3" table:formula="of:=DEC2HEX(ROUND(IF([.$B48]/[.AD$3]&lt;127;[.$B48]/[.AD$3];127) ;0) ;2)" office:value-type="string" office:string-value="FFFFFFFFA2">
            <text:p>FFFFFFFFA2</text:p>
          </table:table-cell>
          <table:table-cell table:style-name="ce3" table:formula="of:=DEC2HEX(ROUND(IF([.$B48]/[.AE$3]&lt;127;[.$B48]/[.AE$3];127) ;0) ;2)" office:value-type="string" office:string-value="FFFFFFFFA6">
            <text:p>FFFFFFFFA6</text:p>
          </table:table-cell>
          <table:table-cell table:style-name="ce3" table:formula="of:=DEC2HEX(ROUND(IF([.$B48]/[.AF$3]&lt;127;[.$B48]/[.AF$3];127) ;0) ;2)" office:value-type="string" office:string-value="FFFFFFFFA9">
            <text:p>FFFFFFFFA9</text:p>
          </table:table-cell>
          <table:table-cell table:style-name="ce3" table:formula="of:=DEC2HEX(ROUND(IF([.$B48]/[.AG$3]&lt;127;[.$B48]/[.AG$3];127) ;0) ;2)" office:value-type="string" office:string-value="FFFFFFFFAB">
            <text:p>FFFFFFFFAB</text:p>
          </table:table-cell>
          <table:table-cell table:style-name="ce3" table:formula="of:=DEC2HEX(ROUND(IF([.$B48]/[.AH$3]&lt;127;[.$B48]/[.AH$3];127) ;0) ;2)" office:value-type="string" office:string-value="FFFFFFFFAD">
            <text:p>FFFFFFFFAD</text:p>
          </table:table-cell>
          <table:table-cell table:style-name="ce3" table:formula="of:=DEC2HEX(ROUND(IF([.$B48]/COS([.AI$2]*0.0174533)&lt;255;[.$B48]/COS([.AI$2]*0.0174533);255);0)  ;2)" office:value-type="string" office:string-value="FFFFFFFFAD">
            <text:p>FFFFFFFFAD</text:p>
          </table:table-cell>
          <table:table-cell table:style-name="ce3" table:formula="of:=DEC2HEX(ROUND(IF([.$B48]/COS([.AJ$2]*0.0174533)&lt;255;[.$B48]/COS([.AJ$2]*0.0174533);255);0)  ;2)" office:value-type="string" office:string-value="FFFFFFFFAD">
            <text:p>FFFFFFFFAD</text:p>
          </table:table-cell>
          <table:table-cell table:style-name="ce3" table:formula="of:=DEC2HEX(ROUND(IF([.$B48]/COS([.AK$2]*0.0174533)&lt;255;[.$B48]/COS([.AK$2]*0.0174533);255);0)  ;2)" office:value-type="string" office:string-value="FFFFFFFFAB">
            <text:p>FFFFFFFFAB</text:p>
          </table:table-cell>
          <table:table-cell table:style-name="ce3" table:formula="of:=DEC2HEX(ROUND(IF([.$B48]/COS([.AL$2]*0.0174533)&lt;255;[.$B48]/COS([.AL$2]*0.0174533);255);0)  ;2)" office:value-type="string" office:string-value="FFFFFFFFA9">
            <text:p>FFFFFFFFA9</text:p>
          </table:table-cell>
          <table:table-cell table:style-name="ce3" table:formula="of:=DEC2HEX(ROUND(IF([.$B48]/COS([.AM$2]*0.0174533)&lt;255;[.$B48]/COS([.AM$2]*0.0174533);255);0)  ;2)" office:value-type="string" office:string-value="FFFFFFFFA6">
            <text:p>FFFFFFFFA6</text:p>
          </table:table-cell>
          <table:table-cell table:style-name="ce3" table:formula="of:=DEC2HEX(ROUND(IF([.$B48]/COS([.AN$2]*0.0174533)&lt;255;[.$B48]/COS([.AN$2]*0.0174533);255);0)  ;2)" office:value-type="string" office:string-value="FFFFFFFFA2">
            <text:p>FFFFFFFFA2</text:p>
          </table:table-cell>
          <table:table-cell table:style-name="ce3" table:formula="of:=DEC2HEX(ROUND(IF([.$B48]/COS([.AO$2]*0.0174533)&lt;255;[.$B48]/COS([.AO$2]*0.0174533);255);0)  ;2)" office:value-type="string" office:string-value="FFFFFFFF9C">
            <text:p>FFFFFFFF9C</text:p>
          </table:table-cell>
          <table:table-cell table:style-name="ce3" table:formula="of:=DEC2HEX(ROUND(IF([.$B48]/COS([.AP$2]*0.0174533)&lt;255;[.$B48]/COS([.AP$2]*0.0174533);255);0)  ;2)" office:value-type="string" office:string-value="FFFFFFFF95">
            <text:p>FFFFFFFF95</text:p>
          </table:table-cell>
          <table:table-cell table:style-name="ce3" table:formula="of:=DEC2HEX(ROUND(IF([.$B48]/COS([.AQ$2]*0.0174533)&lt;255;[.$B48]/COS([.AQ$2]*0.0174533);255);0)  ;2)" office:value-type="string" office:string-value="FFFFFFFF8B">
            <text:p>FFFFFFFF8B</text:p>
          </table:table-cell>
          <table:table-cell table:style-name="ce3" table:formula="of:=DEC2HEX(ROUND(IF([.$B48]/COS([.AR$2]*0.0174533)&lt;255;[.$B48]/COS([.AR$2]*0.0174533);255);0)  ;2)" office:value-type="string" office:string-value="FFFFFFFF7D">
            <text:p>FFFFFFFF7D</text:p>
          </table:table-cell>
          <table:table-cell table:style-name="ce3" table:formula="of:=DEC2HEX(ROUND(IF([.$B48]/COS([.AS$2]*0.0174533)&lt;255;[.$B48]/COS([.AS$2]*0.0174533);255);0)  ;2)" office:value-type="string" office:string-value="FFFFFFFF6B">
            <text:p>FFFFFFFF6B</text:p>
          </table:table-cell>
          <table:table-cell table:style-name="ce3" table:formula="of:=DEC2HEX(ROUND(IF([.$B48]/COS([.AT$2]*0.0174533)&lt;255;[.$B48]/COS([.AT$2]*0.0174533);255);0)  ;2)" office:value-type="string" office:string-value="FFFFFFFF50">
            <text:p>FFFFFFFF50</text:p>
          </table:table-cell>
          <table:table-cell table:style-name="ce3" table:formula="of:=DEC2HEX(ROUND(IF([.$B48]/COS([.AU$2]*0.0174533)&lt;255;[.$B48]/COS([.AU$2]*0.0174533);255);0)  ;2)" office:value-type="string" office:string-value="FFFFFFFF27">
            <text:p>FFFFFFFF27</text:p>
          </table:table-cell>
          <table:table-cell table:style-name="ce3" table:formula="of:=DEC2HEX(ROUND(IF([.$B48]/COS([.AV$2]*0.0174533)&lt;255;[.$B48]/COS([.AV$2]*0.0174533);255);0)  ;2)" office:value-type="string" office:string-value="FFFFFFFEE2">
            <text:p>FFFFFFFEE2</text:p>
          </table:table-cell>
          <table:table-cell table:style-name="ce3" table:formula="of:=DEC2HEX(ROUND(IF([.$B48]/COS([.AW$2]*0.0174533)&lt;255;[.$B48]/COS([.AW$2]*0.0174533);255);0)  ;2)" office:value-type="string" office:string-value="FFFFFFFE57">
            <text:p>FFFFFFFE57</text:p>
          </table:table-cell>
          <table:table-cell table:style-name="ce3" table:formula="of:=DEC2HEX(ROUND(IF([.$B48]/COS([.AX$2]*0.0174533)&lt;255;[.$B48]/COS([.AX$2]*0.0174533);255);0)  ;2)" office:value-type="string" office:string-value="FFFFFFFCB1">
            <text:p>FFFFFFFCB1</text:p>
          </table:table-cell>
          <table:table-cell table:style-name="ce3" table:formula="of:=DEC2HEX(ROUND(IF([.$B48]/COS([.AY$2]*0.0174533)&lt;255;[.$B48]/COS([.AY$2]*0.0174533);255);0)  ;2)" office:value-type="string" office:string-value="FF">
            <text:p>FF</text:p>
          </table:table-cell>
          <table:table-cell table:style-name="ce3" table:formula="of:=DEC2HEX(ROUND(IF([.$B48]/COS([.AZ$2]*0.0174533)&lt;255;[.$B48]/COS([.AZ$2]*0.0174533);255);0)  ;2)" office:value-type="string" office:string-value="FF">
            <text:p>FF</text:p>
          </table:table-cell>
          <table:table-cell table:style-name="ce3" table:formula="of:=DEC2HEX(ROUND(IF([.$B48]/COS([.BA$2]*0.0174533)&lt;255;[.$B48]/COS([.BA$2]*0.0174533);255);0)  ;2)" office:value-type="string" office:string-value="FF">
            <text:p>FF</text:p>
          </table:table-cell>
          <table:table-cell table:style-name="ce3" table:formula="of:=DEC2HEX(ROUND(IF([.$B48]/COS([.BB$2]*0.0174533)&lt;255;[.$B48]/COS([.BB$2]*0.0174533);255);0)  ;2)" office:value-type="string" office:string-value="FF">
            <text:p>FF</text:p>
          </table:table-cell>
          <table:table-cell table:style-name="ce3" table:formula="of:=DEC2HEX(ROUND(IF([.$B48]/COS([.BC$2]*0.0174533)&lt;255;[.$B48]/COS([.BC$2]*0.0174533);255);0)  ;2)" office:value-type="string" office:string-value="D9">
            <text:p>D9</text:p>
          </table:table-cell>
          <table:table-cell table:style-name="ce3" table:formula="of:=DEC2HEX(ROUND(IF([.$B48]/COS([.BD$2]*0.0174533)&lt;255;[.$B48]/COS([.BD$2]*0.0174533);255);0)  ;2)" office:value-type="string" office:string-value="B0">
            <text:p>B0</text:p>
          </table:table-cell>
          <table:table-cell table:style-name="ce3" table:formula="of:=DEC2HEX(ROUND(IF([.$B48]/COS([.BE$2]*0.0174533)&lt;255;[.$B48]/COS([.BE$2]*0.0174533);255);0)  ;2)" office:value-type="string" office:string-value="95">
            <text:p>95</text:p>
          </table:table-cell>
          <table:table-cell table:style-name="ce3" table:formula="of:=DEC2HEX(ROUND(IF([.$B48]/COS([.BF$2]*0.0174533)&lt;255;[.$B48]/COS([.BF$2]*0.0174533);255);0)  ;2)" office:value-type="string" office:string-value="83">
            <text:p>83</text:p>
          </table:table-cell>
          <table:table-cell table:style-name="ce3" table:formula="of:=DEC2HEX(ROUND(IF([.$B48]/COS([.BG$2]*0.0174533)&lt;255;[.$B48]/COS([.BG$2]*0.0174533);255);0)  ;2)" office:value-type="string" office:string-value="75">
            <text:p>75</text:p>
          </table:table-cell>
          <table:table-cell table:style-name="ce3" table:formula="of:=DEC2HEX(ROUND(IF([.$B48]/COS([.BH$2]*0.0174533)&lt;255;[.$B48]/COS([.BH$2]*0.0174533);255);0)  ;2)" office:value-type="string" office:string-value="6B">
            <text:p>6B</text:p>
          </table:table-cell>
          <table:table-cell table:style-name="ce3" table:formula="of:=DEC2HEX(ROUND(IF([.$B48]/COS([.BI$2]*0.0174533)&lt;255;[.$B48]/COS([.BI$2]*0.0174533);255);0)  ;2)" office:value-type="string" office:string-value="64">
            <text:p>64</text:p>
          </table:table-cell>
          <table:table-cell table:style-name="ce3" table:formula="of:=DEC2HEX(ROUND(IF([.$B48]/COS([.BJ$2]*0.0174533)&lt;255;[.$B48]/COS([.BJ$2]*0.0174533);255);0)  ;2)" office:value-type="string" office:string-value="5E">
            <text:p>5E</text:p>
          </table:table-cell>
          <table:table-cell table:style-name="ce3" table:formula="of:=DEC2HEX(ROUND(IF([.$B48]/COS([.BK$2]*0.0174533)&lt;255;[.$B48]/COS([.BK$2]*0.0174533);255);0)  ;2)" office:value-type="string" office:string-value="5A">
            <text:p>5A</text:p>
          </table:table-cell>
          <table:table-cell table:style-name="ce3" table:formula="of:=DEC2HEX(ROUND(IF([.$B48]/COS([.BL$2]*0.0174533)&lt;255;[.$B48]/COS([.BL$2]*0.0174533);255);0)  ;2)" office:value-type="string" office:string-value="57">
            <text:p>57</text:p>
          </table:table-cell>
          <table:table-cell table:style-name="ce3" table:formula="of:=DEC2HEX(ROUND(IF([.$B48]/COS([.BM$2]*0.0174533)&lt;255;[.$B48]/COS([.BM$2]*0.0174533);255);0)  ;2)" office:value-type="string" office:string-value="55">
            <text:p>55</text:p>
          </table:table-cell>
          <table:table-cell table:style-name="ce3" table:formula="of:=DEC2HEX(ROUND(IF([.$B48]/COS([.BN$2]*0.0174533)&lt;255;[.$B48]/COS([.BN$2]*0.0174533);255);0)  ;2)" office:value-type="string" office:string-value="53">
            <text:p>53</text:p>
          </table:table-cell>
          <table:table-cell table:style-name="ce3" table:formula="of:=DEC2HEX(ROUND(IF([.$B48]/COS([.BO$2]*0.0174533)&lt;255;[.$B48]/COS([.BO$2]*0.0174533);255);0)  ;2)" office:value-type="string" office:string-value="53">
            <text:p>53</text:p>
          </table:table-cell>
          <table:table-cell table:style-name="ce3" table:formula="of:=DEC2HEX(ROUND(IF([.$B48]/COS([.BP$2]*0.0174533)&lt;255;[.$B48]/COS([.BP$2]*0.0174533);255);0)  ;2)" office:value-type="string" office:string-value="53">
            <text:p>53</text:p>
          </table:table-cell>
          <table:table-cell table:style-name="ce3" table:formula="of:=DEC2HEX(ROUND(IF([.$B48]/COS([.BQ$2]*0.0174533)&lt;255;[.$B48]/COS([.BQ$2]*0.0174533);255);0)  ;2)" office:value-type="string" office:string-value="55">
            <text:p>55</text:p>
          </table:table-cell>
          <table:table-cell table:style-name="ce3" table:formula="of:=DEC2HEX(ROUND(IF([.$B48]/COS([.BR$2]*0.0174533)&lt;255;[.$B48]/COS([.BR$2]*0.0174533);255);0)  ;2)" office:value-type="string" office:string-value="57">
            <text:p>57</text:p>
          </table:table-cell>
          <table:table-cell table:style-name="ce3" table:formula="of:=DEC2HEX(ROUND(IF([.$B48]/COS([.BS$2]*0.0174533)&lt;255;[.$B48]/COS([.BS$2]*0.0174533);255);0)  ;2)" office:value-type="string" office:string-value="5A">
            <text:p>5A</text:p>
          </table:table-cell>
          <table:table-cell table:style-name="ce3" table:formula="of:=DEC2HEX(ROUND(IF([.$B48]/COS([.BT$2]*0.0174533)&lt;255;[.$B48]/COS([.BT$2]*0.0174533);255);0)  ;2)" office:value-type="string" office:string-value="5E">
            <text:p>5E</text:p>
          </table:table-cell>
          <table:table-cell table:style-name="ce3" table:formula="of:=DEC2HEX(ROUND(IF([.$B48]/COS([.BU$2]*0.0174533)&lt;255;[.$B48]/COS([.BU$2]*0.0174533);255);0)  ;2)" office:value-type="string" office:string-value="64">
            <text:p>64</text:p>
          </table:table-cell>
          <table:table-cell table:style-name="ce3" table:formula="of:=DEC2HEX(ROUND(IF([.$B48]/COS([.BV$2]*0.0174533)&lt;255;[.$B48]/COS([.BV$2]*0.0174533);255);0)  ;2)" office:value-type="string" office:string-value="6B">
            <text:p>6B</text:p>
          </table:table-cell>
          <table:table-cell table:style-name="ce3" table:formula="of:=DEC2HEX(ROUND(IF([.$B48]/COS([.BW$2]*0.0174533)&lt;255;[.$B48]/COS([.BW$2]*0.0174533);255);0)  ;2)" office:value-type="string" office:string-value="75">
            <text:p>75</text:p>
          </table:table-cell>
          <table:table-cell table:style-name="ce3" table:formula="of:=DEC2HEX(ROUND(IF([.$B48]/COS([.BX$2]*0.0174533)&lt;255;[.$B48]/COS([.BX$2]*0.0174533);255);0)  ;2)" office:value-type="string" office:string-value="83">
            <text:p>83</text:p>
          </table:table-cell>
          <table:table-cell table:style-name="ce3" table:formula="of:=DEC2HEX(ROUND(IF([.$B48]/COS([.BY$2]*0.0174533)&lt;255;[.$B48]/COS([.BY$2]*0.0174533);255);0)  ;2)" office:value-type="string" office:string-value="95">
            <text:p>95</text:p>
          </table:table-cell>
          <table:table-cell table:style-name="ce3" table:formula="of:=DEC2HEX(ROUND(IF([.$B48]/COS([.BZ$2]*0.0174533)&lt;255;[.$B48]/COS([.BZ$2]*0.0174533);255);0)  ;2)" office:value-type="string" office:string-value="B0">
            <text:p>B0</text:p>
          </table:table-cell>
          <table:table-cell table:style-name="ce3" table:formula="of:=DEC2HEX(ROUND(IF([.$B48]/COS([.CA$2]*0.0174533)&lt;255;[.$B48]/COS([.CA$2]*0.0174533);255);0)  ;2)" office:value-type="string" office:string-value="D9">
            <text:p>D9</text:p>
          </table:table-cell>
          <table:table-cell table:style-name="ce3" table:formula="of:=DEC2HEX(ROUND(IF([.$B48]/COS([.CB$2]*0.0174533)&lt;255;[.$B48]/COS([.CB$2]*0.0174533);255);0)  ;2)" office:value-type="string" office:string-value="FF">
            <text:p>FF</text:p>
          </table:table-cell>
          <table:table-cell table:style-name="ce3" table:formula="of:=DEC2HEX(ROUND(IF([.$B48]/COS([.CC$2]*0.0174533)&lt;255;[.$B4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8]+1" office:value-type="float" office:value="45">
            <text:p>45</text:p>
          </table:table-cell>
          <table:table-cell table:style-name="ce2" table:formula="of:=[.B48]-1" office:value-type="float" office:value="82">
            <text:p>82</text:p>
          </table:table-cell>
          <table:table-cell table:formula="of:=DEC2HEX(ROUND(IF([.$B49]/[.C$3]&lt;127;127-[.$B49]/[.C$3];0) ;0) ;2)" office:value-type="string" office:string-value="2D">
            <text:p>2D</text:p>
          </table:table-cell>
          <table:table-cell table:formula="of:=DEC2HEX(ROUND(IF([.$B49]/[.D$3]&lt;127;127-[.$B49]/[.D$3];0) ;0) ;2)" office:value-type="string" office:string-value="2D">
            <text:p>2D</text:p>
          </table:table-cell>
          <table:table-cell table:formula="of:=DEC2HEX(ROUND(IF([.$B49]/[.E$3]&lt;127;127-[.$B49]/[.E$3];0) ;0) ;2)" office:value-type="string" office:string-value="2B">
            <text:p>2B</text:p>
          </table:table-cell>
          <table:table-cell table:formula="of:=DEC2HEX(ROUND(IF([.$B49]/[.F$3]&lt;127;127-[.$B49]/[.F$3];0) ;0) ;2)" office:value-type="string" office:string-value="29">
            <text:p>29</text:p>
          </table:table-cell>
          <table:table-cell table:formula="of:=DEC2HEX(ROUND(IF([.$B49]/[.G$3]&lt;127;127-[.$B49]/[.G$3];0) ;0) ;2)" office:value-type="string" office:string-value="26">
            <text:p>26</text:p>
          </table:table-cell>
          <table:table-cell table:formula="of:=DEC2HEX(ROUND(IF([.$B49]/[.H$3]&lt;127;127-[.$B49]/[.H$3];0) ;0) ;2)" office:value-type="string" office:string-value="22">
            <text:p>22</text:p>
          </table:table-cell>
          <table:table-cell table:formula="of:=DEC2HEX(ROUND(IF([.$B49]/[.I$3]&lt;127;127-[.$B49]/[.I$3];0) ;0) ;2)" office:value-type="string" office:string-value="1C">
            <text:p>1C</text:p>
          </table:table-cell>
          <table:table-cell table:formula="of:=DEC2HEX(ROUND(IF([.$B49]/[.J$3]&lt;127;127-[.$B49]/[.J$3];0) ;0) ;2)" office:value-type="string" office:string-value="15">
            <text:p>15</text:p>
          </table:table-cell>
          <table:table-cell table:formula="of:=DEC2HEX(ROUND(IF([.$B49]/[.K$3]&lt;127;127-[.$B49]/[.K$3];0) ;0) ;2)" office:value-type="string" office:string-value="0B">
            <text:p>0B</text:p>
          </table:table-cell>
          <table:table-cell table:formula="of:=DEC2HEX(ROUND(IF([.$B49]/[.L$3]&lt;127;127-[.$B49]/[.L$3];0) ;0) ;2)" office:value-type="string" office:string-value="00">
            <text:p>00</text:p>
          </table:table-cell>
          <table:table-cell table:style-name="ce3" table:formula="of:=DEC2HEX(ROUND(IF([.$B49]/[.M$3]&lt;127;127-[.$B49]/[.M$3];0) ;0) ;2)" office:value-type="string" office:string-value="00">
            <text:p>00</text:p>
          </table:table-cell>
          <table:table-cell table:style-name="ce3" table:formula="of:=DEC2HEX(ROUND(IF([.$B49]/[.N$3]&lt;127;127-[.$B49]/[.N$3];0) ;0) ;2)" office:value-type="string" office:string-value="00">
            <text:p>00</text:p>
          </table:table-cell>
          <table:table-cell table:style-name="ce3" table:formula="of:=DEC2HEX(ROUND(IF([.$B49]/[.O$3]&lt;127;127-[.$B49]/[.O$3];0) ;0) ;2)" office:value-type="string" office:string-value="00">
            <text:p>00</text:p>
          </table:table-cell>
          <table:table-cell table:style-name="ce3" table:formula="of:=DEC2HEX(ROUND(IF([.$B49]/[.P$3]&lt;127;127-[.$B49]/[.P$3];0) ;0) ;2)" office:value-type="string" office:string-value="00">
            <text:p>00</text:p>
          </table:table-cell>
          <table:table-cell table:style-name="ce3" table:formula="of:=DEC2HEX(ROUND(IF([.$B49]/[.Q$3]&lt;127;127-[.$B49]/[.Q$3];0) ;0) ;2)" office:value-type="string" office:string-value="00">
            <text:p>00</text:p>
          </table:table-cell>
          <table:table-cell table:style-name="ce3" table:formula="of:=DEC2HEX(ROUND(IF([.$B49]/[.R$3]&lt;127;127-[.$B49]/[.R$3];0) ;0) ;2)" office:value-type="string" office:string-value="00">
            <text:p>00</text:p>
          </table:table-cell>
          <table:table-cell table:style-name="ce3" table:formula="of:=DEC2HEX(ROUND(IF([.$B49]/[.S$3]&lt;127;[.$B49]/[.S$3];127) ;0) ;2)" office:value-type="float" office:value="0">
            <text:p>#ДЕЛ/0!</text:p>
          </table:table-cell>
          <table:table-cell table:style-name="ce3" table:formula="of:=DEC2HEX(ROUND(IF([.$B49]/[.T$3]&lt;127;[.$B49]/[.T$3];127) ;0) ;2)" office:value-type="string" office:string-value="FFFFFFFCBB">
            <text:p>FFFFFFFCBB</text:p>
          </table:table-cell>
          <table:table-cell table:style-name="ce3" table:formula="of:=DEC2HEX(ROUND(IF([.$B49]/[.U$3]&lt;127;[.$B49]/[.U$3];127) ;0) ;2)" office:value-type="string" office:string-value="FFFFFFFE5B">
            <text:p>FFFFFFFE5B</text:p>
          </table:table-cell>
          <table:table-cell table:style-name="ce3" table:formula="of:=DEC2HEX(ROUND(IF([.$B49]/[.V$3]&lt;127;[.$B49]/[.V$3];127) ;0) ;2)" office:value-type="string" office:string-value="FFFFFFFEE5">
            <text:p>FFFFFFFEE5</text:p>
          </table:table-cell>
          <table:table-cell table:style-name="ce3" table:formula="of:=DEC2HEX(ROUND(IF([.$B49]/[.W$3]&lt;127;[.$B49]/[.W$3];127) ;0) ;2)" office:value-type="string" office:string-value="FFFFFFFF2A">
            <text:p>FFFFFFFF2A</text:p>
          </table:table-cell>
          <table:table-cell table:style-name="ce3" table:formula="of:=DEC2HEX(ROUND(IF([.$B49]/[.X$3]&lt;127;[.$B49]/[.X$3];127) ;0) ;2)" office:value-type="string" office:string-value="FFFFFFFF52">
            <text:p>FFFFFFFF52</text:p>
          </table:table-cell>
          <table:table-cell table:style-name="ce3" table:formula="of:=DEC2HEX(ROUND(IF([.$B49]/[.Y$3]&lt;127;[.$B49]/[.Y$3];127) ;0) ;2)" office:value-type="string" office:string-value="FFFFFFFF6D">
            <text:p>FFFFFFFF6D</text:p>
          </table:table-cell>
          <table:table-cell table:style-name="ce3" table:formula="of:=DEC2HEX(ROUND(IF([.$B49]/[.Z$3]&lt;127;[.$B49]/[.Z$3];127) ;0) ;2)" office:value-type="string" office:string-value="FFFFFFFF7F">
            <text:p>FFFFFFFF7F</text:p>
          </table:table-cell>
          <table:table-cell table:style-name="ce3" table:formula="of:=DEC2HEX(ROUND(IF([.$B49]/[.AA$3]&lt;127;[.$B49]/[.AA$3];127) ;0) ;2)" office:value-type="string" office:string-value="FFFFFFFF8C">
            <text:p>FFFFFFFF8C</text:p>
          </table:table-cell>
          <table:table-cell table:style-name="ce3" table:formula="of:=DEC2HEX(ROUND(IF([.$B49]/[.AB$3]&lt;127;[.$B49]/[.AB$3];127) ;0) ;2)" office:value-type="string" office:string-value="FFFFFFFF96">
            <text:p>FFFFFFFF96</text:p>
          </table:table-cell>
          <table:table-cell table:style-name="ce3" table:formula="of:=DEC2HEX(ROUND(IF([.$B49]/[.AC$3]&lt;127;[.$B49]/[.AC$3];127) ;0) ;2)" office:value-type="string" office:string-value="FFFFFFFF9D">
            <text:p>FFFFFFFF9D</text:p>
          </table:table-cell>
          <table:table-cell table:style-name="ce3" table:formula="of:=DEC2HEX(ROUND(IF([.$B49]/[.AD$3]&lt;127;[.$B49]/[.AD$3];127) ;0) ;2)" office:value-type="string" office:string-value="FFFFFFFFA3">
            <text:p>FFFFFFFFA3</text:p>
          </table:table-cell>
          <table:table-cell table:style-name="ce3" table:formula="of:=DEC2HEX(ROUND(IF([.$B49]/[.AE$3]&lt;127;[.$B49]/[.AE$3];127) ;0) ;2)" office:value-type="string" office:string-value="FFFFFFFFA7">
            <text:p>FFFFFFFFA7</text:p>
          </table:table-cell>
          <table:table-cell table:style-name="ce3" table:formula="of:=DEC2HEX(ROUND(IF([.$B49]/[.AF$3]&lt;127;[.$B49]/[.AF$3];127) ;0) ;2)" office:value-type="string" office:string-value="FFFFFFFFAA">
            <text:p>FFFFFFFFAA</text:p>
          </table:table-cell>
          <table:table-cell table:style-name="ce3" table:formula="of:=DEC2HEX(ROUND(IF([.$B49]/[.AG$3]&lt;127;[.$B49]/[.AG$3];127) ;0) ;2)" office:value-type="string" office:string-value="FFFFFFFFAC">
            <text:p>FFFFFFFFAC</text:p>
          </table:table-cell>
          <table:table-cell table:style-name="ce3" table:formula="of:=DEC2HEX(ROUND(IF([.$B49]/[.AH$3]&lt;127;[.$B49]/[.AH$3];127) ;0) ;2)" office:value-type="string" office:string-value="FFFFFFFFAE">
            <text:p>FFFFFFFFAE</text:p>
          </table:table-cell>
          <table:table-cell table:style-name="ce3" table:formula="of:=DEC2HEX(ROUND(IF([.$B49]/COS([.AI$2]*0.0174533)&lt;255;[.$B49]/COS([.AI$2]*0.0174533);255);0)  ;2)" office:value-type="string" office:string-value="FFFFFFFFAE">
            <text:p>FFFFFFFFAE</text:p>
          </table:table-cell>
          <table:table-cell table:style-name="ce3" table:formula="of:=DEC2HEX(ROUND(IF([.$B49]/COS([.AJ$2]*0.0174533)&lt;255;[.$B49]/COS([.AJ$2]*0.0174533);255);0)  ;2)" office:value-type="string" office:string-value="FFFFFFFFAE">
            <text:p>FFFFFFFFAE</text:p>
          </table:table-cell>
          <table:table-cell table:style-name="ce3" table:formula="of:=DEC2HEX(ROUND(IF([.$B49]/COS([.AK$2]*0.0174533)&lt;255;[.$B49]/COS([.AK$2]*0.0174533);255);0)  ;2)" office:value-type="string" office:string-value="FFFFFFFFAC">
            <text:p>FFFFFFFFAC</text:p>
          </table:table-cell>
          <table:table-cell table:style-name="ce3" table:formula="of:=DEC2HEX(ROUND(IF([.$B49]/COS([.AL$2]*0.0174533)&lt;255;[.$B49]/COS([.AL$2]*0.0174533);255);0)  ;2)" office:value-type="string" office:string-value="FFFFFFFFAA">
            <text:p>FFFFFFFFAA</text:p>
          </table:table-cell>
          <table:table-cell table:style-name="ce3" table:formula="of:=DEC2HEX(ROUND(IF([.$B49]/COS([.AM$2]*0.0174533)&lt;255;[.$B49]/COS([.AM$2]*0.0174533);255);0)  ;2)" office:value-type="string" office:string-value="FFFFFFFFA7">
            <text:p>FFFFFFFFA7</text:p>
          </table:table-cell>
          <table:table-cell table:style-name="ce3" table:formula="of:=DEC2HEX(ROUND(IF([.$B49]/COS([.AN$2]*0.0174533)&lt;255;[.$B49]/COS([.AN$2]*0.0174533);255);0)  ;2)" office:value-type="string" office:string-value="FFFFFFFFA3">
            <text:p>FFFFFFFFA3</text:p>
          </table:table-cell>
          <table:table-cell table:style-name="ce3" table:formula="of:=DEC2HEX(ROUND(IF([.$B49]/COS([.AO$2]*0.0174533)&lt;255;[.$B49]/COS([.AO$2]*0.0174533);255);0)  ;2)" office:value-type="string" office:string-value="FFFFFFFF9D">
            <text:p>FFFFFFFF9D</text:p>
          </table:table-cell>
          <table:table-cell table:style-name="ce3" table:formula="of:=DEC2HEX(ROUND(IF([.$B49]/COS([.AP$2]*0.0174533)&lt;255;[.$B49]/COS([.AP$2]*0.0174533);255);0)  ;2)" office:value-type="string" office:string-value="FFFFFFFF96">
            <text:p>FFFFFFFF96</text:p>
          </table:table-cell>
          <table:table-cell table:style-name="ce3" table:formula="of:=DEC2HEX(ROUND(IF([.$B49]/COS([.AQ$2]*0.0174533)&lt;255;[.$B49]/COS([.AQ$2]*0.0174533);255);0)  ;2)" office:value-type="string" office:string-value="FFFFFFFF8C">
            <text:p>FFFFFFFF8C</text:p>
          </table:table-cell>
          <table:table-cell table:style-name="ce3" table:formula="of:=DEC2HEX(ROUND(IF([.$B49]/COS([.AR$2]*0.0174533)&lt;255;[.$B49]/COS([.AR$2]*0.0174533);255);0)  ;2)" office:value-type="string" office:string-value="FFFFFFFF7F">
            <text:p>FFFFFFFF7F</text:p>
          </table:table-cell>
          <table:table-cell table:style-name="ce3" table:formula="of:=DEC2HEX(ROUND(IF([.$B49]/COS([.AS$2]*0.0174533)&lt;255;[.$B49]/COS([.AS$2]*0.0174533);255);0)  ;2)" office:value-type="string" office:string-value="FFFFFFFF6C">
            <text:p>FFFFFFFF6C</text:p>
          </table:table-cell>
          <table:table-cell table:style-name="ce3" table:formula="of:=DEC2HEX(ROUND(IF([.$B49]/COS([.AT$2]*0.0174533)&lt;255;[.$B49]/COS([.AT$2]*0.0174533);255);0)  ;2)" office:value-type="string" office:string-value="FFFFFFFF52">
            <text:p>FFFFFFFF52</text:p>
          </table:table-cell>
          <table:table-cell table:style-name="ce3" table:formula="of:=DEC2HEX(ROUND(IF([.$B49]/COS([.AU$2]*0.0174533)&lt;255;[.$B49]/COS([.AU$2]*0.0174533);255);0)  ;2)" office:value-type="string" office:string-value="FFFFFFFF2A">
            <text:p>FFFFFFFF2A</text:p>
          </table:table-cell>
          <table:table-cell table:style-name="ce3" table:formula="of:=DEC2HEX(ROUND(IF([.$B49]/COS([.AV$2]*0.0174533)&lt;255;[.$B49]/COS([.AV$2]*0.0174533);255);0)  ;2)" office:value-type="string" office:string-value="FFFFFFFEE6">
            <text:p>FFFFFFFEE6</text:p>
          </table:table-cell>
          <table:table-cell table:style-name="ce3" table:formula="of:=DEC2HEX(ROUND(IF([.$B49]/COS([.AW$2]*0.0174533)&lt;255;[.$B49]/COS([.AW$2]*0.0174533);255);0)  ;2)" office:value-type="string" office:string-value="FFFFFFFE5C">
            <text:p>FFFFFFFE5C</text:p>
          </table:table-cell>
          <table:table-cell table:style-name="ce3" table:formula="of:=DEC2HEX(ROUND(IF([.$B49]/COS([.AX$2]*0.0174533)&lt;255;[.$B49]/COS([.AX$2]*0.0174533);255);0)  ;2)" office:value-type="string" office:string-value="FFFFFFFCBB">
            <text:p>FFFFFFFCBB</text:p>
          </table:table-cell>
          <table:table-cell table:style-name="ce3" table:formula="of:=DEC2HEX(ROUND(IF([.$B49]/COS([.AY$2]*0.0174533)&lt;255;[.$B49]/COS([.AY$2]*0.0174533);255);0)  ;2)" office:value-type="string" office:string-value="FF">
            <text:p>FF</text:p>
          </table:table-cell>
          <table:table-cell table:style-name="ce3" table:formula="of:=DEC2HEX(ROUND(IF([.$B49]/COS([.AZ$2]*0.0174533)&lt;255;[.$B49]/COS([.AZ$2]*0.0174533);255);0)  ;2)" office:value-type="string" office:string-value="FF">
            <text:p>FF</text:p>
          </table:table-cell>
          <table:table-cell table:style-name="ce3" table:formula="of:=DEC2HEX(ROUND(IF([.$B49]/COS([.BA$2]*0.0174533)&lt;255;[.$B49]/COS([.BA$2]*0.0174533);255);0)  ;2)" office:value-type="string" office:string-value="FF">
            <text:p>FF</text:p>
          </table:table-cell>
          <table:table-cell table:style-name="ce3" table:formula="of:=DEC2HEX(ROUND(IF([.$B49]/COS([.BB$2]*0.0174533)&lt;255;[.$B49]/COS([.BB$2]*0.0174533);255);0)  ;2)" office:value-type="string" office:string-value="FF">
            <text:p>FF</text:p>
          </table:table-cell>
          <table:table-cell table:style-name="ce3" table:formula="of:=DEC2HEX(ROUND(IF([.$B49]/COS([.BC$2]*0.0174533)&lt;255;[.$B49]/COS([.BC$2]*0.0174533);255);0)  ;2)" office:value-type="string" office:string-value="D6">
            <text:p>D6</text:p>
          </table:table-cell>
          <table:table-cell table:style-name="ce3" table:formula="of:=DEC2HEX(ROUND(IF([.$B49]/COS([.BD$2]*0.0174533)&lt;255;[.$B49]/COS([.BD$2]*0.0174533);255);0)  ;2)" office:value-type="string" office:string-value="AE">
            <text:p>AE</text:p>
          </table:table-cell>
          <table:table-cell table:style-name="ce3" table:formula="of:=DEC2HEX(ROUND(IF([.$B49]/COS([.BE$2]*0.0174533)&lt;255;[.$B49]/COS([.BE$2]*0.0174533);255);0)  ;2)" office:value-type="string" office:string-value="94">
            <text:p>94</text:p>
          </table:table-cell>
          <table:table-cell table:style-name="ce3" table:formula="of:=DEC2HEX(ROUND(IF([.$B49]/COS([.BF$2]*0.0174533)&lt;255;[.$B49]/COS([.BF$2]*0.0174533);255);0)  ;2)" office:value-type="string" office:string-value="81">
            <text:p>81</text:p>
          </table:table-cell>
          <table:table-cell table:style-name="ce3" table:formula="of:=DEC2HEX(ROUND(IF([.$B49]/COS([.BG$2]*0.0174533)&lt;255;[.$B49]/COS([.BG$2]*0.0174533);255);0)  ;2)" office:value-type="string" office:string-value="74">
            <text:p>74</text:p>
          </table:table-cell>
          <table:table-cell table:style-name="ce3" table:formula="of:=DEC2HEX(ROUND(IF([.$B49]/COS([.BH$2]*0.0174533)&lt;255;[.$B49]/COS([.BH$2]*0.0174533);255);0)  ;2)" office:value-type="string" office:string-value="6A">
            <text:p>6A</text:p>
          </table:table-cell>
          <table:table-cell table:style-name="ce3" table:formula="of:=DEC2HEX(ROUND(IF([.$B49]/COS([.BI$2]*0.0174533)&lt;255;[.$B49]/COS([.BI$2]*0.0174533);255);0)  ;2)" office:value-type="string" office:string-value="63">
            <text:p>63</text:p>
          </table:table-cell>
          <table:table-cell table:style-name="ce3" table:formula="of:=DEC2HEX(ROUND(IF([.$B49]/COS([.BJ$2]*0.0174533)&lt;255;[.$B49]/COS([.BJ$2]*0.0174533);255);0)  ;2)" office:value-type="string" office:string-value="5D">
            <text:p>5D</text:p>
          </table:table-cell>
          <table:table-cell table:style-name="ce3" table:formula="of:=DEC2HEX(ROUND(IF([.$B49]/COS([.BK$2]*0.0174533)&lt;255;[.$B49]/COS([.BK$2]*0.0174533);255);0)  ;2)" office:value-type="string" office:string-value="59">
            <text:p>59</text:p>
          </table:table-cell>
          <table:table-cell table:style-name="ce3" table:formula="of:=DEC2HEX(ROUND(IF([.$B49]/COS([.BL$2]*0.0174533)&lt;255;[.$B49]/COS([.BL$2]*0.0174533);255);0)  ;2)" office:value-type="string" office:string-value="56">
            <text:p>56</text:p>
          </table:table-cell>
          <table:table-cell table:style-name="ce3" table:formula="of:=DEC2HEX(ROUND(IF([.$B49]/COS([.BM$2]*0.0174533)&lt;255;[.$B49]/COS([.BM$2]*0.0174533);255);0)  ;2)" office:value-type="string" office:string-value="54">
            <text:p>54</text:p>
          </table:table-cell>
          <table:table-cell table:style-name="ce3" table:formula="of:=DEC2HEX(ROUND(IF([.$B49]/COS([.BN$2]*0.0174533)&lt;255;[.$B49]/COS([.BN$2]*0.0174533);255);0)  ;2)" office:value-type="string" office:string-value="52">
            <text:p>52</text:p>
          </table:table-cell>
          <table:table-cell table:style-name="ce3" table:formula="of:=DEC2HEX(ROUND(IF([.$B49]/COS([.BO$2]*0.0174533)&lt;255;[.$B49]/COS([.BO$2]*0.0174533);255);0)  ;2)" office:value-type="string" office:string-value="52">
            <text:p>52</text:p>
          </table:table-cell>
          <table:table-cell table:style-name="ce3" table:formula="of:=DEC2HEX(ROUND(IF([.$B49]/COS([.BP$2]*0.0174533)&lt;255;[.$B49]/COS([.BP$2]*0.0174533);255);0)  ;2)" office:value-type="string" office:string-value="52">
            <text:p>52</text:p>
          </table:table-cell>
          <table:table-cell table:style-name="ce3" table:formula="of:=DEC2HEX(ROUND(IF([.$B49]/COS([.BQ$2]*0.0174533)&lt;255;[.$B49]/COS([.BQ$2]*0.0174533);255);0)  ;2)" office:value-type="string" office:string-value="54">
            <text:p>54</text:p>
          </table:table-cell>
          <table:table-cell table:style-name="ce3" table:formula="of:=DEC2HEX(ROUND(IF([.$B49]/COS([.BR$2]*0.0174533)&lt;255;[.$B49]/COS([.BR$2]*0.0174533);255);0)  ;2)" office:value-type="string" office:string-value="56">
            <text:p>56</text:p>
          </table:table-cell>
          <table:table-cell table:style-name="ce3" table:formula="of:=DEC2HEX(ROUND(IF([.$B49]/COS([.BS$2]*0.0174533)&lt;255;[.$B49]/COS([.BS$2]*0.0174533);255);0)  ;2)" office:value-type="string" office:string-value="59">
            <text:p>59</text:p>
          </table:table-cell>
          <table:table-cell table:style-name="ce3" table:formula="of:=DEC2HEX(ROUND(IF([.$B49]/COS([.BT$2]*0.0174533)&lt;255;[.$B49]/COS([.BT$2]*0.0174533);255);0)  ;2)" office:value-type="string" office:string-value="5D">
            <text:p>5D</text:p>
          </table:table-cell>
          <table:table-cell table:style-name="ce3" table:formula="of:=DEC2HEX(ROUND(IF([.$B49]/COS([.BU$2]*0.0174533)&lt;255;[.$B49]/COS([.BU$2]*0.0174533);255);0)  ;2)" office:value-type="string" office:string-value="63">
            <text:p>63</text:p>
          </table:table-cell>
          <table:table-cell table:style-name="ce3" table:formula="of:=DEC2HEX(ROUND(IF([.$B49]/COS([.BV$2]*0.0174533)&lt;255;[.$B49]/COS([.BV$2]*0.0174533);255);0)  ;2)" office:value-type="string" office:string-value="6A">
            <text:p>6A</text:p>
          </table:table-cell>
          <table:table-cell table:style-name="ce3" table:formula="of:=DEC2HEX(ROUND(IF([.$B49]/COS([.BW$2]*0.0174533)&lt;255;[.$B49]/COS([.BW$2]*0.0174533);255);0)  ;2)" office:value-type="string" office:string-value="74">
            <text:p>74</text:p>
          </table:table-cell>
          <table:table-cell table:style-name="ce3" table:formula="of:=DEC2HEX(ROUND(IF([.$B49]/COS([.BX$2]*0.0174533)&lt;255;[.$B49]/COS([.BX$2]*0.0174533);255);0)  ;2)" office:value-type="string" office:string-value="81">
            <text:p>81</text:p>
          </table:table-cell>
          <table:table-cell table:style-name="ce3" table:formula="of:=DEC2HEX(ROUND(IF([.$B49]/COS([.BY$2]*0.0174533)&lt;255;[.$B49]/COS([.BY$2]*0.0174533);255);0)  ;2)" office:value-type="string" office:string-value="94">
            <text:p>94</text:p>
          </table:table-cell>
          <table:table-cell table:style-name="ce3" table:formula="of:=DEC2HEX(ROUND(IF([.$B49]/COS([.BZ$2]*0.0174533)&lt;255;[.$B49]/COS([.BZ$2]*0.0174533);255);0)  ;2)" office:value-type="string" office:string-value="AE">
            <text:p>AE</text:p>
          </table:table-cell>
          <table:table-cell table:style-name="ce3" table:formula="of:=DEC2HEX(ROUND(IF([.$B49]/COS([.CA$2]*0.0174533)&lt;255;[.$B49]/COS([.CA$2]*0.0174533);255);0)  ;2)" office:value-type="string" office:string-value="D6">
            <text:p>D6</text:p>
          </table:table-cell>
          <table:table-cell table:style-name="ce3" table:formula="of:=DEC2HEX(ROUND(IF([.$B49]/COS([.CB$2]*0.0174533)&lt;255;[.$B49]/COS([.CB$2]*0.0174533);255);0)  ;2)" office:value-type="string" office:string-value="FF">
            <text:p>FF</text:p>
          </table:table-cell>
          <table:table-cell table:style-name="ce3" table:formula="of:=DEC2HEX(ROUND(IF([.$B49]/COS([.CC$2]*0.0174533)&lt;255;[.$B4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49]+1" office:value-type="float" office:value="46">
            <text:p>46</text:p>
          </table:table-cell>
          <table:table-cell table:style-name="ce2" table:formula="of:=[.B49]-1" office:value-type="float" office:value="81">
            <text:p>81</text:p>
          </table:table-cell>
          <table:table-cell table:formula="of:=DEC2HEX(ROUND(IF([.$B50]/[.C$3]&lt;127;127-[.$B50]/[.C$3];0) ;0) ;2)" office:value-type="string" office:string-value="2E">
            <text:p>2E</text:p>
          </table:table-cell>
          <table:table-cell table:formula="of:=DEC2HEX(ROUND(IF([.$B50]/[.D$3]&lt;127;127-[.$B50]/[.D$3];0) ;0) ;2)" office:value-type="string" office:string-value="2E">
            <text:p>2E</text:p>
          </table:table-cell>
          <table:table-cell table:formula="of:=DEC2HEX(ROUND(IF([.$B50]/[.E$3]&lt;127;127-[.$B50]/[.E$3];0) ;0) ;2)" office:value-type="string" office:string-value="2C">
            <text:p>2C</text:p>
          </table:table-cell>
          <table:table-cell table:formula="of:=DEC2HEX(ROUND(IF([.$B50]/[.F$3]&lt;127;127-[.$B50]/[.F$3];0) ;0) ;2)" office:value-type="string" office:string-value="2A">
            <text:p>2A</text:p>
          </table:table-cell>
          <table:table-cell table:formula="of:=DEC2HEX(ROUND(IF([.$B50]/[.G$3]&lt;127;127-[.$B50]/[.G$3];0) ;0) ;2)" office:value-type="string" office:string-value="27">
            <text:p>27</text:p>
          </table:table-cell>
          <table:table-cell table:formula="of:=DEC2HEX(ROUND(IF([.$B50]/[.H$3]&lt;127;127-[.$B50]/[.H$3];0) ;0) ;2)" office:value-type="string" office:string-value="23">
            <text:p>23</text:p>
          </table:table-cell>
          <table:table-cell table:formula="of:=DEC2HEX(ROUND(IF([.$B50]/[.I$3]&lt;127;127-[.$B50]/[.I$3];0) ;0) ;2)" office:value-type="string" office:string-value="1E">
            <text:p>1E</text:p>
          </table:table-cell>
          <table:table-cell table:formula="of:=DEC2HEX(ROUND(IF([.$B50]/[.J$3]&lt;127;127-[.$B50]/[.J$3];0) ;0) ;2)" office:value-type="string" office:string-value="16">
            <text:p>16</text:p>
          </table:table-cell>
          <table:table-cell table:formula="of:=DEC2HEX(ROUND(IF([.$B50]/[.K$3]&lt;127;127-[.$B50]/[.K$3];0) ;0) ;2)" office:value-type="string" office:string-value="0C">
            <text:p>0C</text:p>
          </table:table-cell>
          <table:table-cell table:formula="of:=DEC2HEX(ROUND(IF([.$B50]/[.L$3]&lt;127;127-[.$B50]/[.L$3];0) ;0) ;2)" office:value-type="string" office:string-value="00">
            <text:p>00</text:p>
          </table:table-cell>
          <table:table-cell table:style-name="ce3" table:formula="of:=DEC2HEX(ROUND(IF([.$B50]/[.M$3]&lt;127;127-[.$B50]/[.M$3];0) ;0) ;2)" office:value-type="string" office:string-value="00">
            <text:p>00</text:p>
          </table:table-cell>
          <table:table-cell table:style-name="ce3" table:formula="of:=DEC2HEX(ROUND(IF([.$B50]/[.N$3]&lt;127;127-[.$B50]/[.N$3];0) ;0) ;2)" office:value-type="string" office:string-value="00">
            <text:p>00</text:p>
          </table:table-cell>
          <table:table-cell table:style-name="ce3" table:formula="of:=DEC2HEX(ROUND(IF([.$B50]/[.O$3]&lt;127;127-[.$B50]/[.O$3];0) ;0) ;2)" office:value-type="string" office:string-value="00">
            <text:p>00</text:p>
          </table:table-cell>
          <table:table-cell table:style-name="ce3" table:formula="of:=DEC2HEX(ROUND(IF([.$B50]/[.P$3]&lt;127;127-[.$B50]/[.P$3];0) ;0) ;2)" office:value-type="string" office:string-value="00">
            <text:p>00</text:p>
          </table:table-cell>
          <table:table-cell table:style-name="ce3" table:formula="of:=DEC2HEX(ROUND(IF([.$B50]/[.Q$3]&lt;127;127-[.$B50]/[.Q$3];0) ;0) ;2)" office:value-type="string" office:string-value="00">
            <text:p>00</text:p>
          </table:table-cell>
          <table:table-cell table:style-name="ce3" table:formula="of:=DEC2HEX(ROUND(IF([.$B50]/[.R$3]&lt;127;127-[.$B50]/[.R$3];0) ;0) ;2)" office:value-type="string" office:string-value="00">
            <text:p>00</text:p>
          </table:table-cell>
          <table:table-cell table:style-name="ce3" table:formula="of:=DEC2HEX(ROUND(IF([.$B50]/[.S$3]&lt;127;[.$B50]/[.S$3];127) ;0) ;2)" office:value-type="float" office:value="0">
            <text:p>#ДЕЛ/0!</text:p>
          </table:table-cell>
          <table:table-cell table:style-name="ce3" table:formula="of:=DEC2HEX(ROUND(IF([.$B50]/[.T$3]&lt;127;[.$B50]/[.T$3];127) ;0) ;2)" office:value-type="string" office:string-value="FFFFFFFCC5">
            <text:p>FFFFFFFCC5</text:p>
          </table:table-cell>
          <table:table-cell table:style-name="ce3" table:formula="of:=DEC2HEX(ROUND(IF([.$B50]/[.U$3]&lt;127;[.$B50]/[.U$3];127) ;0) ;2)" office:value-type="string" office:string-value="FFFFFFFE61">
            <text:p>FFFFFFFE61</text:p>
          </table:table-cell>
          <table:table-cell table:style-name="ce3" table:formula="of:=DEC2HEX(ROUND(IF([.$B50]/[.V$3]&lt;127;[.$B50]/[.V$3];127) ;0) ;2)" office:value-type="string" office:string-value="FFFFFFFEE9">
            <text:p>FFFFFFFEE9</text:p>
          </table:table-cell>
          <table:table-cell table:style-name="ce3" table:formula="of:=DEC2HEX(ROUND(IF([.$B50]/[.W$3]&lt;127;[.$B50]/[.W$3];127) ;0) ;2)" office:value-type="string" office:string-value="FFFFFFFF2D">
            <text:p>FFFFFFFF2D</text:p>
          </table:table-cell>
          <table:table-cell table:style-name="ce3" table:formula="of:=DEC2HEX(ROUND(IF([.$B50]/[.X$3]&lt;127;[.$B50]/[.X$3];127) ;0) ;2)" office:value-type="string" office:string-value="FFFFFFFF54">
            <text:p>FFFFFFFF54</text:p>
          </table:table-cell>
          <table:table-cell table:style-name="ce3" table:formula="of:=DEC2HEX(ROUND(IF([.$B50]/[.Y$3]&lt;127;[.$B50]/[.Y$3];127) ;0) ;2)" office:value-type="string" office:string-value="FFFFFFFF6E">
            <text:p>FFFFFFFF6E</text:p>
          </table:table-cell>
          <table:table-cell table:style-name="ce3" table:formula="of:=DEC2HEX(ROUND(IF([.$B50]/[.Z$3]&lt;127;[.$B50]/[.Z$3];127) ;0) ;2)" office:value-type="string" office:string-value="FFFFFFFF80">
            <text:p>FFFFFFFF80</text:p>
          </table:table-cell>
          <table:table-cell table:style-name="ce3" table:formula="of:=DEC2HEX(ROUND(IF([.$B50]/[.AA$3]&lt;127;[.$B50]/[.AA$3];127) ;0) ;2)" office:value-type="string" office:string-value="FFFFFFFF8D">
            <text:p>FFFFFFFF8D</text:p>
          </table:table-cell>
          <table:table-cell table:style-name="ce3" table:formula="of:=DEC2HEX(ROUND(IF([.$B50]/[.AB$3]&lt;127;[.$B50]/[.AB$3];127) ;0) ;2)" office:value-type="string" office:string-value="FFFFFFFF97">
            <text:p>FFFFFFFF97</text:p>
          </table:table-cell>
          <table:table-cell table:style-name="ce3" table:formula="of:=DEC2HEX(ROUND(IF([.$B50]/[.AC$3]&lt;127;[.$B50]/[.AC$3];127) ;0) ;2)" office:value-type="string" office:string-value="FFFFFFFF9F">
            <text:p>FFFFFFFF9F</text:p>
          </table:table-cell>
          <table:table-cell table:style-name="ce3" table:formula="of:=DEC2HEX(ROUND(IF([.$B50]/[.AD$3]&lt;127;[.$B50]/[.AD$3];127) ;0) ;2)" office:value-type="string" office:string-value="FFFFFFFFA4">
            <text:p>FFFFFFFFA4</text:p>
          </table:table-cell>
          <table:table-cell table:style-name="ce3" table:formula="of:=DEC2HEX(ROUND(IF([.$B50]/[.AE$3]&lt;127;[.$B50]/[.AE$3];127) ;0) ;2)" office:value-type="string" office:string-value="FFFFFFFFA8">
            <text:p>FFFFFFFFA8</text:p>
          </table:table-cell>
          <table:table-cell table:style-name="ce3" table:formula="of:=DEC2HEX(ROUND(IF([.$B50]/[.AF$3]&lt;127;[.$B50]/[.AF$3];127) ;0) ;2)" office:value-type="string" office:string-value="FFFFFFFFAB">
            <text:p>FFFFFFFFAB</text:p>
          </table:table-cell>
          <table:table-cell table:style-name="ce3" table:formula="of:=DEC2HEX(ROUND(IF([.$B50]/[.AG$3]&lt;127;[.$B50]/[.AG$3];127) ;0) ;2)" office:value-type="string" office:string-value="FFFFFFFFAD">
            <text:p>FFFFFFFFAD</text:p>
          </table:table-cell>
          <table:table-cell table:style-name="ce3" table:formula="of:=DEC2HEX(ROUND(IF([.$B50]/[.AH$3]&lt;127;[.$B50]/[.AH$3];127) ;0) ;2)" office:value-type="string" office:string-value="FFFFFFFFAF">
            <text:p>FFFFFFFFAF</text:p>
          </table:table-cell>
          <table:table-cell table:style-name="ce3" table:formula="of:=DEC2HEX(ROUND(IF([.$B50]/COS([.AI$2]*0.0174533)&lt;255;[.$B50]/COS([.AI$2]*0.0174533);255);0)  ;2)" office:value-type="string" office:string-value="FFFFFFFFAF">
            <text:p>FFFFFFFFAF</text:p>
          </table:table-cell>
          <table:table-cell table:style-name="ce3" table:formula="of:=DEC2HEX(ROUND(IF([.$B50]/COS([.AJ$2]*0.0174533)&lt;255;[.$B50]/COS([.AJ$2]*0.0174533);255);0)  ;2)" office:value-type="string" office:string-value="FFFFFFFFAF">
            <text:p>FFFFFFFFAF</text:p>
          </table:table-cell>
          <table:table-cell table:style-name="ce3" table:formula="of:=DEC2HEX(ROUND(IF([.$B50]/COS([.AK$2]*0.0174533)&lt;255;[.$B50]/COS([.AK$2]*0.0174533);255);0)  ;2)" office:value-type="string" office:string-value="FFFFFFFFAD">
            <text:p>FFFFFFFFAD</text:p>
          </table:table-cell>
          <table:table-cell table:style-name="ce3" table:formula="of:=DEC2HEX(ROUND(IF([.$B50]/COS([.AL$2]*0.0174533)&lt;255;[.$B50]/COS([.AL$2]*0.0174533);255);0)  ;2)" office:value-type="string" office:string-value="FFFFFFFFAB">
            <text:p>FFFFFFFFAB</text:p>
          </table:table-cell>
          <table:table-cell table:style-name="ce3" table:formula="of:=DEC2HEX(ROUND(IF([.$B50]/COS([.AM$2]*0.0174533)&lt;255;[.$B50]/COS([.AM$2]*0.0174533);255);0)  ;2)" office:value-type="string" office:string-value="FFFFFFFFA8">
            <text:p>FFFFFFFFA8</text:p>
          </table:table-cell>
          <table:table-cell table:style-name="ce3" table:formula="of:=DEC2HEX(ROUND(IF([.$B50]/COS([.AN$2]*0.0174533)&lt;255;[.$B50]/COS([.AN$2]*0.0174533);255);0)  ;2)" office:value-type="string" office:string-value="FFFFFFFFA4">
            <text:p>FFFFFFFFA4</text:p>
          </table:table-cell>
          <table:table-cell table:style-name="ce3" table:formula="of:=DEC2HEX(ROUND(IF([.$B50]/COS([.AO$2]*0.0174533)&lt;255;[.$B50]/COS([.AO$2]*0.0174533);255);0)  ;2)" office:value-type="string" office:string-value="FFFFFFFF9F">
            <text:p>FFFFFFFF9F</text:p>
          </table:table-cell>
          <table:table-cell table:style-name="ce3" table:formula="of:=DEC2HEX(ROUND(IF([.$B50]/COS([.AP$2]*0.0174533)&lt;255;[.$B50]/COS([.AP$2]*0.0174533);255);0)  ;2)" office:value-type="string" office:string-value="FFFFFFFF97">
            <text:p>FFFFFFFF97</text:p>
          </table:table-cell>
          <table:table-cell table:style-name="ce3" table:formula="of:=DEC2HEX(ROUND(IF([.$B50]/COS([.AQ$2]*0.0174533)&lt;255;[.$B50]/COS([.AQ$2]*0.0174533);255);0)  ;2)" office:value-type="string" office:string-value="FFFFFFFF8D">
            <text:p>FFFFFFFF8D</text:p>
          </table:table-cell>
          <table:table-cell table:style-name="ce3" table:formula="of:=DEC2HEX(ROUND(IF([.$B50]/COS([.AR$2]*0.0174533)&lt;255;[.$B50]/COS([.AR$2]*0.0174533);255);0)  ;2)" office:value-type="string" office:string-value="FFFFFFFF80">
            <text:p>FFFFFFFF80</text:p>
          </table:table-cell>
          <table:table-cell table:style-name="ce3" table:formula="of:=DEC2HEX(ROUND(IF([.$B50]/COS([.AS$2]*0.0174533)&lt;255;[.$B50]/COS([.AS$2]*0.0174533);255);0)  ;2)" office:value-type="string" office:string-value="FFFFFFFF6E">
            <text:p>FFFFFFFF6E</text:p>
          </table:table-cell>
          <table:table-cell table:style-name="ce3" table:formula="of:=DEC2HEX(ROUND(IF([.$B50]/COS([.AT$2]*0.0174533)&lt;255;[.$B50]/COS([.AT$2]*0.0174533);255);0)  ;2)" office:value-type="string" office:string-value="FFFFFFFF54">
            <text:p>FFFFFFFF54</text:p>
          </table:table-cell>
          <table:table-cell table:style-name="ce3" table:formula="of:=DEC2HEX(ROUND(IF([.$B50]/COS([.AU$2]*0.0174533)&lt;255;[.$B50]/COS([.AU$2]*0.0174533);255);0)  ;2)" office:value-type="string" office:string-value="FFFFFFFF2C">
            <text:p>FFFFFFFF2C</text:p>
          </table:table-cell>
          <table:table-cell table:style-name="ce3" table:formula="of:=DEC2HEX(ROUND(IF([.$B50]/COS([.AV$2]*0.0174533)&lt;255;[.$B50]/COS([.AV$2]*0.0174533);255);0)  ;2)" office:value-type="string" office:string-value="FFFFFFFEE9">
            <text:p>FFFFFFFEE9</text:p>
          </table:table-cell>
          <table:table-cell table:style-name="ce3" table:formula="of:=DEC2HEX(ROUND(IF([.$B50]/COS([.AW$2]*0.0174533)&lt;255;[.$B50]/COS([.AW$2]*0.0174533);255);0)  ;2)" office:value-type="string" office:string-value="FFFFFFFE61">
            <text:p>FFFFFFFE61</text:p>
          </table:table-cell>
          <table:table-cell table:style-name="ce3" table:formula="of:=DEC2HEX(ROUND(IF([.$B50]/COS([.AX$2]*0.0174533)&lt;255;[.$B50]/COS([.AX$2]*0.0174533);255);0)  ;2)" office:value-type="string" office:string-value="FFFFFFFCC6">
            <text:p>FFFFFFFCC6</text:p>
          </table:table-cell>
          <table:table-cell table:style-name="ce3" table:formula="of:=DEC2HEX(ROUND(IF([.$B50]/COS([.AY$2]*0.0174533)&lt;255;[.$B50]/COS([.AY$2]*0.0174533);255);0)  ;2)" office:value-type="string" office:string-value="FF">
            <text:p>FF</text:p>
          </table:table-cell>
          <table:table-cell table:style-name="ce3" table:formula="of:=DEC2HEX(ROUND(IF([.$B50]/COS([.AZ$2]*0.0174533)&lt;255;[.$B50]/COS([.AZ$2]*0.0174533);255);0)  ;2)" office:value-type="string" office:string-value="FF">
            <text:p>FF</text:p>
          </table:table-cell>
          <table:table-cell table:style-name="ce3" table:formula="of:=DEC2HEX(ROUND(IF([.$B50]/COS([.BA$2]*0.0174533)&lt;255;[.$B50]/COS([.BA$2]*0.0174533);255);0)  ;2)" office:value-type="string" office:string-value="FF">
            <text:p>FF</text:p>
          </table:table-cell>
          <table:table-cell table:style-name="ce3" table:formula="of:=DEC2HEX(ROUND(IF([.$B50]/COS([.BB$2]*0.0174533)&lt;255;[.$B50]/COS([.BB$2]*0.0174533);255);0)  ;2)" office:value-type="string" office:string-value="FF">
            <text:p>FF</text:p>
          </table:table-cell>
          <table:table-cell table:style-name="ce3" table:formula="of:=DEC2HEX(ROUND(IF([.$B50]/COS([.BC$2]*0.0174533)&lt;255;[.$B50]/COS([.BC$2]*0.0174533);255);0)  ;2)" office:value-type="string" office:string-value="D4">
            <text:p>D4</text:p>
          </table:table-cell>
          <table:table-cell table:style-name="ce3" table:formula="of:=DEC2HEX(ROUND(IF([.$B50]/COS([.BD$2]*0.0174533)&lt;255;[.$B50]/COS([.BD$2]*0.0174533);255);0)  ;2)" office:value-type="string" office:string-value="AC">
            <text:p>AC</text:p>
          </table:table-cell>
          <table:table-cell table:style-name="ce3" table:formula="of:=DEC2HEX(ROUND(IF([.$B50]/COS([.BE$2]*0.0174533)&lt;255;[.$B50]/COS([.BE$2]*0.0174533);255);0)  ;2)" office:value-type="string" office:string-value="92">
            <text:p>92</text:p>
          </table:table-cell>
          <table:table-cell table:style-name="ce3" table:formula="of:=DEC2HEX(ROUND(IF([.$B50]/COS([.BF$2]*0.0174533)&lt;255;[.$B50]/COS([.BF$2]*0.0174533);255);0)  ;2)" office:value-type="string" office:string-value="80">
            <text:p>80</text:p>
          </table:table-cell>
          <table:table-cell table:style-name="ce3" table:formula="of:=DEC2HEX(ROUND(IF([.$B50]/COS([.BG$2]*0.0174533)&lt;255;[.$B50]/COS([.BG$2]*0.0174533);255);0)  ;2)" office:value-type="string" office:string-value="73">
            <text:p>73</text:p>
          </table:table-cell>
          <table:table-cell table:style-name="ce3" table:formula="of:=DEC2HEX(ROUND(IF([.$B50]/COS([.BH$2]*0.0174533)&lt;255;[.$B50]/COS([.BH$2]*0.0174533);255);0)  ;2)" office:value-type="string" office:string-value="69">
            <text:p>69</text:p>
          </table:table-cell>
          <table:table-cell table:style-name="ce3" table:formula="of:=DEC2HEX(ROUND(IF([.$B50]/COS([.BI$2]*0.0174533)&lt;255;[.$B50]/COS([.BI$2]*0.0174533);255);0)  ;2)" office:value-type="string" office:string-value="61">
            <text:p>61</text:p>
          </table:table-cell>
          <table:table-cell table:style-name="ce3" table:formula="of:=DEC2HEX(ROUND(IF([.$B50]/COS([.BJ$2]*0.0174533)&lt;255;[.$B50]/COS([.BJ$2]*0.0174533);255);0)  ;2)" office:value-type="string" office:string-value="5C">
            <text:p>5C</text:p>
          </table:table-cell>
          <table:table-cell table:style-name="ce3" table:formula="of:=DEC2HEX(ROUND(IF([.$B50]/COS([.BK$2]*0.0174533)&lt;255;[.$B50]/COS([.BK$2]*0.0174533);255);0)  ;2)" office:value-type="string" office:string-value="58">
            <text:p>58</text:p>
          </table:table-cell>
          <table:table-cell table:style-name="ce3" table:formula="of:=DEC2HEX(ROUND(IF([.$B50]/COS([.BL$2]*0.0174533)&lt;255;[.$B50]/COS([.BL$2]*0.0174533);255);0)  ;2)" office:value-type="string" office:string-value="55">
            <text:p>55</text:p>
          </table:table-cell>
          <table:table-cell table:style-name="ce3" table:formula="of:=DEC2HEX(ROUND(IF([.$B50]/COS([.BM$2]*0.0174533)&lt;255;[.$B50]/COS([.BM$2]*0.0174533);255);0)  ;2)" office:value-type="string" office:string-value="53">
            <text:p>53</text:p>
          </table:table-cell>
          <table:table-cell table:style-name="ce3" table:formula="of:=DEC2HEX(ROUND(IF([.$B50]/COS([.BN$2]*0.0174533)&lt;255;[.$B50]/COS([.BN$2]*0.0174533);255);0)  ;2)" office:value-type="string" office:string-value="51">
            <text:p>51</text:p>
          </table:table-cell>
          <table:table-cell table:style-name="ce3" table:formula="of:=DEC2HEX(ROUND(IF([.$B50]/COS([.BO$2]*0.0174533)&lt;255;[.$B50]/COS([.BO$2]*0.0174533);255);0)  ;2)" office:value-type="string" office:string-value="51">
            <text:p>51</text:p>
          </table:table-cell>
          <table:table-cell table:style-name="ce3" table:formula="of:=DEC2HEX(ROUND(IF([.$B50]/COS([.BP$2]*0.0174533)&lt;255;[.$B50]/COS([.BP$2]*0.0174533);255);0)  ;2)" office:value-type="string" office:string-value="51">
            <text:p>51</text:p>
          </table:table-cell>
          <table:table-cell table:style-name="ce3" table:formula="of:=DEC2HEX(ROUND(IF([.$B50]/COS([.BQ$2]*0.0174533)&lt;255;[.$B50]/COS([.BQ$2]*0.0174533);255);0)  ;2)" office:value-type="string" office:string-value="53">
            <text:p>53</text:p>
          </table:table-cell>
          <table:table-cell table:style-name="ce3" table:formula="of:=DEC2HEX(ROUND(IF([.$B50]/COS([.BR$2]*0.0174533)&lt;255;[.$B50]/COS([.BR$2]*0.0174533);255);0)  ;2)" office:value-type="string" office:string-value="55">
            <text:p>55</text:p>
          </table:table-cell>
          <table:table-cell table:style-name="ce3" table:formula="of:=DEC2HEX(ROUND(IF([.$B50]/COS([.BS$2]*0.0174533)&lt;255;[.$B50]/COS([.BS$2]*0.0174533);255);0)  ;2)" office:value-type="string" office:string-value="58">
            <text:p>58</text:p>
          </table:table-cell>
          <table:table-cell table:style-name="ce3" table:formula="of:=DEC2HEX(ROUND(IF([.$B50]/COS([.BT$2]*0.0174533)&lt;255;[.$B50]/COS([.BT$2]*0.0174533);255);0)  ;2)" office:value-type="string" office:string-value="5C">
            <text:p>5C</text:p>
          </table:table-cell>
          <table:table-cell table:style-name="ce3" table:formula="of:=DEC2HEX(ROUND(IF([.$B50]/COS([.BU$2]*0.0174533)&lt;255;[.$B50]/COS([.BU$2]*0.0174533);255);0)  ;2)" office:value-type="string" office:string-value="61">
            <text:p>61</text:p>
          </table:table-cell>
          <table:table-cell table:style-name="ce3" table:formula="of:=DEC2HEX(ROUND(IF([.$B50]/COS([.BV$2]*0.0174533)&lt;255;[.$B50]/COS([.BV$2]*0.0174533);255);0)  ;2)" office:value-type="string" office:string-value="69">
            <text:p>69</text:p>
          </table:table-cell>
          <table:table-cell table:style-name="ce3" table:formula="of:=DEC2HEX(ROUND(IF([.$B50]/COS([.BW$2]*0.0174533)&lt;255;[.$B50]/COS([.BW$2]*0.0174533);255);0)  ;2)" office:value-type="string" office:string-value="73">
            <text:p>73</text:p>
          </table:table-cell>
          <table:table-cell table:style-name="ce3" table:formula="of:=DEC2HEX(ROUND(IF([.$B50]/COS([.BX$2]*0.0174533)&lt;255;[.$B50]/COS([.BX$2]*0.0174533);255);0)  ;2)" office:value-type="string" office:string-value="80">
            <text:p>80</text:p>
          </table:table-cell>
          <table:table-cell table:style-name="ce3" table:formula="of:=DEC2HEX(ROUND(IF([.$B50]/COS([.BY$2]*0.0174533)&lt;255;[.$B50]/COS([.BY$2]*0.0174533);255);0)  ;2)" office:value-type="string" office:string-value="92">
            <text:p>92</text:p>
          </table:table-cell>
          <table:table-cell table:style-name="ce3" table:formula="of:=DEC2HEX(ROUND(IF([.$B50]/COS([.BZ$2]*0.0174533)&lt;255;[.$B50]/COS([.BZ$2]*0.0174533);255);0)  ;2)" office:value-type="string" office:string-value="AC">
            <text:p>AC</text:p>
          </table:table-cell>
          <table:table-cell table:style-name="ce3" table:formula="of:=DEC2HEX(ROUND(IF([.$B50]/COS([.CA$2]*0.0174533)&lt;255;[.$B50]/COS([.CA$2]*0.0174533);255);0)  ;2)" office:value-type="string" office:string-value="D4">
            <text:p>D4</text:p>
          </table:table-cell>
          <table:table-cell table:style-name="ce3" table:formula="of:=DEC2HEX(ROUND(IF([.$B50]/COS([.CB$2]*0.0174533)&lt;255;[.$B50]/COS([.CB$2]*0.0174533);255);0)  ;2)" office:value-type="string" office:string-value="FF">
            <text:p>FF</text:p>
          </table:table-cell>
          <table:table-cell table:style-name="ce3" table:formula="of:=DEC2HEX(ROUND(IF([.$B50]/COS([.CC$2]*0.0174533)&lt;255;[.$B5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0]+1" office:value-type="float" office:value="47">
            <text:p>47</text:p>
          </table:table-cell>
          <table:table-cell table:style-name="ce2" table:formula="of:=[.B50]-1" office:value-type="float" office:value="80">
            <text:p>80</text:p>
          </table:table-cell>
          <table:table-cell table:formula="of:=DEC2HEX(ROUND(IF([.$B51]/[.C$3]&lt;127;127-[.$B51]/[.C$3];0) ;0) ;2)" office:value-type="string" office:string-value="2F">
            <text:p>2F</text:p>
          </table:table-cell>
          <table:table-cell table:formula="of:=DEC2HEX(ROUND(IF([.$B51]/[.D$3]&lt;127;127-[.$B51]/[.D$3];0) ;0) ;2)" office:value-type="string" office:string-value="2F">
            <text:p>2F</text:p>
          </table:table-cell>
          <table:table-cell table:formula="of:=DEC2HEX(ROUND(IF([.$B51]/[.E$3]&lt;127;127-[.$B51]/[.E$3];0) ;0) ;2)" office:value-type="string" office:string-value="2D">
            <text:p>2D</text:p>
          </table:table-cell>
          <table:table-cell table:formula="of:=DEC2HEX(ROUND(IF([.$B51]/[.F$3]&lt;127;127-[.$B51]/[.F$3];0) ;0) ;2)" office:value-type="string" office:string-value="2B">
            <text:p>2B</text:p>
          </table:table-cell>
          <table:table-cell table:formula="of:=DEC2HEX(ROUND(IF([.$B51]/[.G$3]&lt;127;127-[.$B51]/[.G$3];0) ;0) ;2)" office:value-type="string" office:string-value="28">
            <text:p>28</text:p>
          </table:table-cell>
          <table:table-cell table:formula="of:=DEC2HEX(ROUND(IF([.$B51]/[.H$3]&lt;127;127-[.$B51]/[.H$3];0) ;0) ;2)" office:value-type="string" office:string-value="24">
            <text:p>24</text:p>
          </table:table-cell>
          <table:table-cell table:formula="of:=DEC2HEX(ROUND(IF([.$B51]/[.I$3]&lt;127;127-[.$B51]/[.I$3];0) ;0) ;2)" office:value-type="string" office:string-value="1F">
            <text:p>1F</text:p>
          </table:table-cell>
          <table:table-cell table:formula="of:=DEC2HEX(ROUND(IF([.$B51]/[.J$3]&lt;127;127-[.$B51]/[.J$3];0) ;0) ;2)" office:value-type="string" office:string-value="18">
            <text:p>18</text:p>
          </table:table-cell>
          <table:table-cell table:formula="of:=DEC2HEX(ROUND(IF([.$B51]/[.K$3]&lt;127;127-[.$B51]/[.K$3];0) ;0) ;2)" office:value-type="string" office:string-value="0E">
            <text:p>0E</text:p>
          </table:table-cell>
          <table:table-cell table:formula="of:=DEC2HEX(ROUND(IF([.$B51]/[.L$3]&lt;127;127-[.$B51]/[.L$3];0) ;0) ;2)" office:value-type="string" office:string-value="01">
            <text:p>01</text:p>
          </table:table-cell>
          <table:table-cell table:style-name="ce3" table:formula="of:=DEC2HEX(ROUND(IF([.$B51]/[.M$3]&lt;127;127-[.$B51]/[.M$3];0) ;0) ;2)" office:value-type="string" office:string-value="00">
            <text:p>00</text:p>
          </table:table-cell>
          <table:table-cell table:style-name="ce3" table:formula="of:=DEC2HEX(ROUND(IF([.$B51]/[.N$3]&lt;127;127-[.$B51]/[.N$3];0) ;0) ;2)" office:value-type="string" office:string-value="00">
            <text:p>00</text:p>
          </table:table-cell>
          <table:table-cell table:style-name="ce3" table:formula="of:=DEC2HEX(ROUND(IF([.$B51]/[.O$3]&lt;127;127-[.$B51]/[.O$3];0) ;0) ;2)" office:value-type="string" office:string-value="00">
            <text:p>00</text:p>
          </table:table-cell>
          <table:table-cell table:style-name="ce3" table:formula="of:=DEC2HEX(ROUND(IF([.$B51]/[.P$3]&lt;127;127-[.$B51]/[.P$3];0) ;0) ;2)" office:value-type="string" office:string-value="00">
            <text:p>00</text:p>
          </table:table-cell>
          <table:table-cell table:style-name="ce3" table:formula="of:=DEC2HEX(ROUND(IF([.$B51]/[.Q$3]&lt;127;127-[.$B51]/[.Q$3];0) ;0) ;2)" office:value-type="string" office:string-value="00">
            <text:p>00</text:p>
          </table:table-cell>
          <table:table-cell table:style-name="ce3" table:formula="of:=DEC2HEX(ROUND(IF([.$B51]/[.R$3]&lt;127;127-[.$B51]/[.R$3];0) ;0) ;2)" office:value-type="string" office:string-value="00">
            <text:p>00</text:p>
          </table:table-cell>
          <table:table-cell table:style-name="ce3" table:formula="of:=DEC2HEX(ROUND(IF([.$B51]/[.S$3]&lt;127;[.$B51]/[.S$3];127) ;0) ;2)" office:value-type="float" office:value="0">
            <text:p>#ДЕЛ/0!</text:p>
          </table:table-cell>
          <table:table-cell table:style-name="ce3" table:formula="of:=DEC2HEX(ROUND(IF([.$B51]/[.T$3]&lt;127;[.$B51]/[.T$3];127) ;0) ;2)" office:value-type="string" office:string-value="FFFFFFFCD0">
            <text:p>FFFFFFFCD0</text:p>
          </table:table-cell>
          <table:table-cell table:style-name="ce3" table:formula="of:=DEC2HEX(ROUND(IF([.$B51]/[.U$3]&lt;127;[.$B51]/[.U$3];127) ;0) ;2)" office:value-type="string" office:string-value="FFFFFFFE66">
            <text:p>FFFFFFFE66</text:p>
          </table:table-cell>
          <table:table-cell table:style-name="ce3" table:formula="of:=DEC2HEX(ROUND(IF([.$B51]/[.V$3]&lt;127;[.$B51]/[.V$3];127) ;0) ;2)" office:value-type="string" office:string-value="FFFFFFFEEC">
            <text:p>FFFFFFFEEC</text:p>
          </table:table-cell>
          <table:table-cell table:style-name="ce3" table:formula="of:=DEC2HEX(ROUND(IF([.$B51]/[.W$3]&lt;127;[.$B51]/[.W$3];127) ;0) ;2)" office:value-type="string" office:string-value="FFFFFFFF2F">
            <text:p>FFFFFFFF2F</text:p>
          </table:table-cell>
          <table:table-cell table:style-name="ce3" table:formula="of:=DEC2HEX(ROUND(IF([.$B51]/[.X$3]&lt;127;[.$B51]/[.X$3];127) ;0) ;2)" office:value-type="string" office:string-value="FFFFFFFF56">
            <text:p>FFFFFFFF56</text:p>
          </table:table-cell>
          <table:table-cell table:style-name="ce3" table:formula="of:=DEC2HEX(ROUND(IF([.$B51]/[.Y$3]&lt;127;[.$B51]/[.Y$3];127) ;0) ;2)" office:value-type="string" office:string-value="FFFFFFFF70">
            <text:p>FFFFFFFF70</text:p>
          </table:table-cell>
          <table:table-cell table:style-name="ce3" table:formula="of:=DEC2HEX(ROUND(IF([.$B51]/[.Z$3]&lt;127;[.$B51]/[.Z$3];127) ;0) ;2)" office:value-type="string" office:string-value="FFFFFFFF82">
            <text:p>FFFFFFFF82</text:p>
          </table:table-cell>
          <table:table-cell table:style-name="ce3" table:formula="of:=DEC2HEX(ROUND(IF([.$B51]/[.AA$3]&lt;127;[.$B51]/[.AA$3];127) ;0) ;2)" office:value-type="string" office:string-value="FFFFFFFF8F">
            <text:p>FFFFFFFF8F</text:p>
          </table:table-cell>
          <table:table-cell table:style-name="ce3" table:formula="of:=DEC2HEX(ROUND(IF([.$B51]/[.AB$3]&lt;127;[.$B51]/[.AB$3];127) ;0) ;2)" office:value-type="string" office:string-value="FFFFFFFF99">
            <text:p>FFFFFFFF99</text:p>
          </table:table-cell>
          <table:table-cell table:style-name="ce3" table:formula="of:=DEC2HEX(ROUND(IF([.$B51]/[.AC$3]&lt;127;[.$B51]/[.AC$3];127) ;0) ;2)" office:value-type="string" office:string-value="FFFFFFFFA0">
            <text:p>FFFFFFFFA0</text:p>
          </table:table-cell>
          <table:table-cell table:style-name="ce3" table:formula="of:=DEC2HEX(ROUND(IF([.$B51]/[.AD$3]&lt;127;[.$B51]/[.AD$3];127) ;0) ;2)" office:value-type="string" office:string-value="FFFFFFFFA5">
            <text:p>FFFFFFFFA5</text:p>
          </table:table-cell>
          <table:table-cell table:style-name="ce3" table:formula="of:=DEC2HEX(ROUND(IF([.$B51]/[.AE$3]&lt;127;[.$B51]/[.AE$3];127) ;0) ;2)" office:value-type="string" office:string-value="FFFFFFFFA9">
            <text:p>FFFFFFFFA9</text:p>
          </table:table-cell>
          <table:table-cell table:style-name="ce3" table:formula="of:=DEC2HEX(ROUND(IF([.$B51]/[.AF$3]&lt;127;[.$B51]/[.AF$3];127) ;0) ;2)" office:value-type="string" office:string-value="FFFFFFFFAC">
            <text:p>FFFFFFFFAC</text:p>
          </table:table-cell>
          <table:table-cell table:style-name="ce3" table:formula="of:=DEC2HEX(ROUND(IF([.$B51]/[.AG$3]&lt;127;[.$B51]/[.AG$3];127) ;0) ;2)" office:value-type="string" office:string-value="FFFFFFFFAE">
            <text:p>FFFFFFFFAE</text:p>
          </table:table-cell>
          <table:table-cell table:style-name="ce3" table:formula="of:=DEC2HEX(ROUND(IF([.$B51]/[.AH$3]&lt;127;[.$B51]/[.AH$3];127) ;0) ;2)" office:value-type="string" office:string-value="FFFFFFFFB0">
            <text:p>FFFFFFFFB0</text:p>
          </table:table-cell>
          <table:table-cell table:style-name="ce3" table:formula="of:=DEC2HEX(ROUND(IF([.$B51]/COS([.AI$2]*0.0174533)&lt;255;[.$B51]/COS([.AI$2]*0.0174533);255);0)  ;2)" office:value-type="string" office:string-value="FFFFFFFFB0">
            <text:p>FFFFFFFFB0</text:p>
          </table:table-cell>
          <table:table-cell table:style-name="ce3" table:formula="of:=DEC2HEX(ROUND(IF([.$B51]/COS([.AJ$2]*0.0174533)&lt;255;[.$B51]/COS([.AJ$2]*0.0174533);255);0)  ;2)" office:value-type="string" office:string-value="FFFFFFFFB0">
            <text:p>FFFFFFFFB0</text:p>
          </table:table-cell>
          <table:table-cell table:style-name="ce3" table:formula="of:=DEC2HEX(ROUND(IF([.$B51]/COS([.AK$2]*0.0174533)&lt;255;[.$B51]/COS([.AK$2]*0.0174533);255);0)  ;2)" office:value-type="string" office:string-value="FFFFFFFFAE">
            <text:p>FFFFFFFFAE</text:p>
          </table:table-cell>
          <table:table-cell table:style-name="ce3" table:formula="of:=DEC2HEX(ROUND(IF([.$B51]/COS([.AL$2]*0.0174533)&lt;255;[.$B51]/COS([.AL$2]*0.0174533);255);0)  ;2)" office:value-type="string" office:string-value="FFFFFFFFAC">
            <text:p>FFFFFFFFAC</text:p>
          </table:table-cell>
          <table:table-cell table:style-name="ce3" table:formula="of:=DEC2HEX(ROUND(IF([.$B51]/COS([.AM$2]*0.0174533)&lt;255;[.$B51]/COS([.AM$2]*0.0174533);255);0)  ;2)" office:value-type="string" office:string-value="FFFFFFFFA9">
            <text:p>FFFFFFFFA9</text:p>
          </table:table-cell>
          <table:table-cell table:style-name="ce3" table:formula="of:=DEC2HEX(ROUND(IF([.$B51]/COS([.AN$2]*0.0174533)&lt;255;[.$B51]/COS([.AN$2]*0.0174533);255);0)  ;2)" office:value-type="string" office:string-value="FFFFFFFFA5">
            <text:p>FFFFFFFFA5</text:p>
          </table:table-cell>
          <table:table-cell table:style-name="ce3" table:formula="of:=DEC2HEX(ROUND(IF([.$B51]/COS([.AO$2]*0.0174533)&lt;255;[.$B51]/COS([.AO$2]*0.0174533);255);0)  ;2)" office:value-type="string" office:string-value="FFFFFFFFA0">
            <text:p>FFFFFFFFA0</text:p>
          </table:table-cell>
          <table:table-cell table:style-name="ce3" table:formula="of:=DEC2HEX(ROUND(IF([.$B51]/COS([.AP$2]*0.0174533)&lt;255;[.$B51]/COS([.AP$2]*0.0174533);255);0)  ;2)" office:value-type="string" office:string-value="FFFFFFFF99">
            <text:p>FFFFFFFF99</text:p>
          </table:table-cell>
          <table:table-cell table:style-name="ce3" table:formula="of:=DEC2HEX(ROUND(IF([.$B51]/COS([.AQ$2]*0.0174533)&lt;255;[.$B51]/COS([.AQ$2]*0.0174533);255);0)  ;2)" office:value-type="string" office:string-value="FFFFFFFF8F">
            <text:p>FFFFFFFF8F</text:p>
          </table:table-cell>
          <table:table-cell table:style-name="ce3" table:formula="of:=DEC2HEX(ROUND(IF([.$B51]/COS([.AR$2]*0.0174533)&lt;255;[.$B51]/COS([.AR$2]*0.0174533);255);0)  ;2)" office:value-type="string" office:string-value="FFFFFFFF82">
            <text:p>FFFFFFFF82</text:p>
          </table:table-cell>
          <table:table-cell table:style-name="ce3" table:formula="of:=DEC2HEX(ROUND(IF([.$B51]/COS([.AS$2]*0.0174533)&lt;255;[.$B51]/COS([.AS$2]*0.0174533);255);0)  ;2)" office:value-type="string" office:string-value="FFFFFFFF70">
            <text:p>FFFFFFFF70</text:p>
          </table:table-cell>
          <table:table-cell table:style-name="ce3" table:formula="of:=DEC2HEX(ROUND(IF([.$B51]/COS([.AT$2]*0.0174533)&lt;255;[.$B51]/COS([.AT$2]*0.0174533);255);0)  ;2)" office:value-type="string" office:string-value="FFFFFFFF56">
            <text:p>FFFFFFFF56</text:p>
          </table:table-cell>
          <table:table-cell table:style-name="ce3" table:formula="of:=DEC2HEX(ROUND(IF([.$B51]/COS([.AU$2]*0.0174533)&lt;255;[.$B51]/COS([.AU$2]*0.0174533);255);0)  ;2)" office:value-type="string" office:string-value="FFFFFFFF2F">
            <text:p>FFFFFFFF2F</text:p>
          </table:table-cell>
          <table:table-cell table:style-name="ce3" table:formula="of:=DEC2HEX(ROUND(IF([.$B51]/COS([.AV$2]*0.0174533)&lt;255;[.$B51]/COS([.AV$2]*0.0174533);255);0)  ;2)" office:value-type="string" office:string-value="FFFFFFFEEC">
            <text:p>FFFFFFFEEC</text:p>
          </table:table-cell>
          <table:table-cell table:style-name="ce3" table:formula="of:=DEC2HEX(ROUND(IF([.$B51]/COS([.AW$2]*0.0174533)&lt;255;[.$B51]/COS([.AW$2]*0.0174533);255);0)  ;2)" office:value-type="string" office:string-value="FFFFFFFE66">
            <text:p>FFFFFFFE66</text:p>
          </table:table-cell>
          <table:table-cell table:style-name="ce3" table:formula="of:=DEC2HEX(ROUND(IF([.$B51]/COS([.AX$2]*0.0174533)&lt;255;[.$B51]/COS([.AX$2]*0.0174533);255);0)  ;2)" office:value-type="string" office:string-value="FFFFFFFCD0">
            <text:p>FFFFFFFCD0</text:p>
          </table:table-cell>
          <table:table-cell table:style-name="ce3" table:formula="of:=DEC2HEX(ROUND(IF([.$B51]/COS([.AY$2]*0.0174533)&lt;255;[.$B51]/COS([.AY$2]*0.0174533);255);0)  ;2)" office:value-type="string" office:string-value="FF">
            <text:p>FF</text:p>
          </table:table-cell>
          <table:table-cell table:style-name="ce3" table:formula="of:=DEC2HEX(ROUND(IF([.$B51]/COS([.AZ$2]*0.0174533)&lt;255;[.$B51]/COS([.AZ$2]*0.0174533);255);0)  ;2)" office:value-type="string" office:string-value="FF">
            <text:p>FF</text:p>
          </table:table-cell>
          <table:table-cell table:style-name="ce3" table:formula="of:=DEC2HEX(ROUND(IF([.$B51]/COS([.BA$2]*0.0174533)&lt;255;[.$B51]/COS([.BA$2]*0.0174533);255);0)  ;2)" office:value-type="string" office:string-value="FF">
            <text:p>FF</text:p>
          </table:table-cell>
          <table:table-cell table:style-name="ce3" table:formula="of:=DEC2HEX(ROUND(IF([.$B51]/COS([.BB$2]*0.0174533)&lt;255;[.$B51]/COS([.BB$2]*0.0174533);255);0)  ;2)" office:value-type="string" office:string-value="FF">
            <text:p>FF</text:p>
          </table:table-cell>
          <table:table-cell table:style-name="ce3" table:formula="of:=DEC2HEX(ROUND(IF([.$B51]/COS([.BC$2]*0.0174533)&lt;255;[.$B51]/COS([.BC$2]*0.0174533);255);0)  ;2)" office:value-type="string" office:string-value="D1">
            <text:p>D1</text:p>
          </table:table-cell>
          <table:table-cell table:style-name="ce3" table:formula="of:=DEC2HEX(ROUND(IF([.$B51]/COS([.BD$2]*0.0174533)&lt;255;[.$B51]/COS([.BD$2]*0.0174533);255);0)  ;2)" office:value-type="string" office:string-value="AA">
            <text:p>AA</text:p>
          </table:table-cell>
          <table:table-cell table:style-name="ce3" table:formula="of:=DEC2HEX(ROUND(IF([.$B51]/COS([.BE$2]*0.0174533)&lt;255;[.$B51]/COS([.BE$2]*0.0174533);255);0)  ;2)" office:value-type="string" office:string-value="90">
            <text:p>90</text:p>
          </table:table-cell>
          <table:table-cell table:style-name="ce3" table:formula="of:=DEC2HEX(ROUND(IF([.$B51]/COS([.BF$2]*0.0174533)&lt;255;[.$B51]/COS([.BF$2]*0.0174533);255);0)  ;2)" office:value-type="string" office:string-value="7E">
            <text:p>7E</text:p>
          </table:table-cell>
          <table:table-cell table:style-name="ce3" table:formula="of:=DEC2HEX(ROUND(IF([.$B51]/COS([.BG$2]*0.0174533)&lt;255;[.$B51]/COS([.BG$2]*0.0174533);255);0)  ;2)" office:value-type="string" office:string-value="71">
            <text:p>71</text:p>
          </table:table-cell>
          <table:table-cell table:style-name="ce3" table:formula="of:=DEC2HEX(ROUND(IF([.$B51]/COS([.BH$2]*0.0174533)&lt;255;[.$B51]/COS([.BH$2]*0.0174533);255);0)  ;2)" office:value-type="string" office:string-value="67">
            <text:p>67</text:p>
          </table:table-cell>
          <table:table-cell table:style-name="ce3" table:formula="of:=DEC2HEX(ROUND(IF([.$B51]/COS([.BI$2]*0.0174533)&lt;255;[.$B51]/COS([.BI$2]*0.0174533);255);0)  ;2)" office:value-type="string" office:string-value="60">
            <text:p>60</text:p>
          </table:table-cell>
          <table:table-cell table:style-name="ce3" table:formula="of:=DEC2HEX(ROUND(IF([.$B51]/COS([.BJ$2]*0.0174533)&lt;255;[.$B51]/COS([.BJ$2]*0.0174533);255);0)  ;2)" office:value-type="string" office:string-value="5B">
            <text:p>5B</text:p>
          </table:table-cell>
          <table:table-cell table:style-name="ce3" table:formula="of:=DEC2HEX(ROUND(IF([.$B51]/COS([.BK$2]*0.0174533)&lt;255;[.$B51]/COS([.BK$2]*0.0174533);255);0)  ;2)" office:value-type="string" office:string-value="57">
            <text:p>57</text:p>
          </table:table-cell>
          <table:table-cell table:style-name="ce3" table:formula="of:=DEC2HEX(ROUND(IF([.$B51]/COS([.BL$2]*0.0174533)&lt;255;[.$B51]/COS([.BL$2]*0.0174533);255);0)  ;2)" office:value-type="string" office:string-value="54">
            <text:p>54</text:p>
          </table:table-cell>
          <table:table-cell table:style-name="ce3" table:formula="of:=DEC2HEX(ROUND(IF([.$B51]/COS([.BM$2]*0.0174533)&lt;255;[.$B51]/COS([.BM$2]*0.0174533);255);0)  ;2)" office:value-type="string" office:string-value="52">
            <text:p>52</text:p>
          </table:table-cell>
          <table:table-cell table:style-name="ce3" table:formula="of:=DEC2HEX(ROUND(IF([.$B51]/COS([.BN$2]*0.0174533)&lt;255;[.$B51]/COS([.BN$2]*0.0174533);255);0)  ;2)" office:value-type="string" office:string-value="50">
            <text:p>50</text:p>
          </table:table-cell>
          <table:table-cell table:style-name="ce3" table:formula="of:=DEC2HEX(ROUND(IF([.$B51]/COS([.BO$2]*0.0174533)&lt;255;[.$B51]/COS([.BO$2]*0.0174533);255);0)  ;2)" office:value-type="string" office:string-value="50">
            <text:p>50</text:p>
          </table:table-cell>
          <table:table-cell table:style-name="ce3" table:formula="of:=DEC2HEX(ROUND(IF([.$B51]/COS([.BP$2]*0.0174533)&lt;255;[.$B51]/COS([.BP$2]*0.0174533);255);0)  ;2)" office:value-type="string" office:string-value="50">
            <text:p>50</text:p>
          </table:table-cell>
          <table:table-cell table:style-name="ce3" table:formula="of:=DEC2HEX(ROUND(IF([.$B51]/COS([.BQ$2]*0.0174533)&lt;255;[.$B51]/COS([.BQ$2]*0.0174533);255);0)  ;2)" office:value-type="string" office:string-value="52">
            <text:p>52</text:p>
          </table:table-cell>
          <table:table-cell table:style-name="ce3" table:formula="of:=DEC2HEX(ROUND(IF([.$B51]/COS([.BR$2]*0.0174533)&lt;255;[.$B51]/COS([.BR$2]*0.0174533);255);0)  ;2)" office:value-type="string" office:string-value="54">
            <text:p>54</text:p>
          </table:table-cell>
          <table:table-cell table:style-name="ce3" table:formula="of:=DEC2HEX(ROUND(IF([.$B51]/COS([.BS$2]*0.0174533)&lt;255;[.$B51]/COS([.BS$2]*0.0174533);255);0)  ;2)" office:value-type="string" office:string-value="57">
            <text:p>57</text:p>
          </table:table-cell>
          <table:table-cell table:style-name="ce3" table:formula="of:=DEC2HEX(ROUND(IF([.$B51]/COS([.BT$2]*0.0174533)&lt;255;[.$B51]/COS([.BT$2]*0.0174533);255);0)  ;2)" office:value-type="string" office:string-value="5B">
            <text:p>5B</text:p>
          </table:table-cell>
          <table:table-cell table:style-name="ce3" table:formula="of:=DEC2HEX(ROUND(IF([.$B51]/COS([.BU$2]*0.0174533)&lt;255;[.$B51]/COS([.BU$2]*0.0174533);255);0)  ;2)" office:value-type="string" office:string-value="60">
            <text:p>60</text:p>
          </table:table-cell>
          <table:table-cell table:style-name="ce3" table:formula="of:=DEC2HEX(ROUND(IF([.$B51]/COS([.BV$2]*0.0174533)&lt;255;[.$B51]/COS([.BV$2]*0.0174533);255);0)  ;2)" office:value-type="string" office:string-value="67">
            <text:p>67</text:p>
          </table:table-cell>
          <table:table-cell table:style-name="ce3" table:formula="of:=DEC2HEX(ROUND(IF([.$B51]/COS([.BW$2]*0.0174533)&lt;255;[.$B51]/COS([.BW$2]*0.0174533);255);0)  ;2)" office:value-type="string" office:string-value="71">
            <text:p>71</text:p>
          </table:table-cell>
          <table:table-cell table:style-name="ce3" table:formula="of:=DEC2HEX(ROUND(IF([.$B51]/COS([.BX$2]*0.0174533)&lt;255;[.$B51]/COS([.BX$2]*0.0174533);255);0)  ;2)" office:value-type="string" office:string-value="7E">
            <text:p>7E</text:p>
          </table:table-cell>
          <table:table-cell table:style-name="ce3" table:formula="of:=DEC2HEX(ROUND(IF([.$B51]/COS([.BY$2]*0.0174533)&lt;255;[.$B51]/COS([.BY$2]*0.0174533);255);0)  ;2)" office:value-type="string" office:string-value="90">
            <text:p>90</text:p>
          </table:table-cell>
          <table:table-cell table:style-name="ce3" table:formula="of:=DEC2HEX(ROUND(IF([.$B51]/COS([.BZ$2]*0.0174533)&lt;255;[.$B51]/COS([.BZ$2]*0.0174533);255);0)  ;2)" office:value-type="string" office:string-value="AA">
            <text:p>AA</text:p>
          </table:table-cell>
          <table:table-cell table:style-name="ce3" table:formula="of:=DEC2HEX(ROUND(IF([.$B51]/COS([.CA$2]*0.0174533)&lt;255;[.$B51]/COS([.CA$2]*0.0174533);255);0)  ;2)" office:value-type="string" office:string-value="D1">
            <text:p>D1</text:p>
          </table:table-cell>
          <table:table-cell table:style-name="ce3" table:formula="of:=DEC2HEX(ROUND(IF([.$B51]/COS([.CB$2]*0.0174533)&lt;255;[.$B51]/COS([.CB$2]*0.0174533);255);0)  ;2)" office:value-type="string" office:string-value="FF">
            <text:p>FF</text:p>
          </table:table-cell>
          <table:table-cell table:style-name="ce3" table:formula="of:=DEC2HEX(ROUND(IF([.$B51]/COS([.CC$2]*0.0174533)&lt;255;[.$B5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1]+1" office:value-type="float" office:value="48">
            <text:p>48</text:p>
          </table:table-cell>
          <table:table-cell table:style-name="ce2" table:formula="of:=[.B51]-1" office:value-type="float" office:value="79">
            <text:p>79</text:p>
          </table:table-cell>
          <table:table-cell table:formula="of:=DEC2HEX(ROUND(IF([.$B52]/[.C$3]&lt;127;127-[.$B52]/[.C$3];0) ;0) ;2)" office:value-type="string" office:string-value="30">
            <text:p>30</text:p>
          </table:table-cell>
          <table:table-cell table:formula="of:=DEC2HEX(ROUND(IF([.$B52]/[.D$3]&lt;127;127-[.$B52]/[.D$3];0) ;0) ;2)" office:value-type="string" office:string-value="30">
            <text:p>30</text:p>
          </table:table-cell>
          <table:table-cell table:formula="of:=DEC2HEX(ROUND(IF([.$B52]/[.E$3]&lt;127;127-[.$B52]/[.E$3];0) ;0) ;2)" office:value-type="string" office:string-value="2E">
            <text:p>2E</text:p>
          </table:table-cell>
          <table:table-cell table:formula="of:=DEC2HEX(ROUND(IF([.$B52]/[.F$3]&lt;127;127-[.$B52]/[.F$3];0) ;0) ;2)" office:value-type="string" office:string-value="2C">
            <text:p>2C</text:p>
          </table:table-cell>
          <table:table-cell table:formula="of:=DEC2HEX(ROUND(IF([.$B52]/[.G$3]&lt;127;127-[.$B52]/[.G$3];0) ;0) ;2)" office:value-type="string" office:string-value="2A">
            <text:p>2A</text:p>
          </table:table-cell>
          <table:table-cell table:formula="of:=DEC2HEX(ROUND(IF([.$B52]/[.H$3]&lt;127;127-[.$B52]/[.H$3];0) ;0) ;2)" office:value-type="string" office:string-value="25">
            <text:p>25</text:p>
          </table:table-cell>
          <table:table-cell table:formula="of:=DEC2HEX(ROUND(IF([.$B52]/[.I$3]&lt;127;127-[.$B52]/[.I$3];0) ;0) ;2)" office:value-type="string" office:string-value="20">
            <text:p>20</text:p>
          </table:table-cell>
          <table:table-cell table:formula="of:=DEC2HEX(ROUND(IF([.$B52]/[.J$3]&lt;127;127-[.$B52]/[.J$3];0) ;0) ;2)" office:value-type="string" office:string-value="19">
            <text:p>19</text:p>
          </table:table-cell>
          <table:table-cell table:formula="of:=DEC2HEX(ROUND(IF([.$B52]/[.K$3]&lt;127;127-[.$B52]/[.K$3];0) ;0) ;2)" office:value-type="string" office:string-value="0F">
            <text:p>0F</text:p>
          </table:table-cell>
          <table:table-cell table:formula="of:=DEC2HEX(ROUND(IF([.$B52]/[.L$3]&lt;127;127-[.$B52]/[.L$3];0) ;0) ;2)" office:value-type="string" office:string-value="02">
            <text:p>02</text:p>
          </table:table-cell>
          <table:table-cell table:style-name="ce3" table:formula="of:=DEC2HEX(ROUND(IF([.$B52]/[.M$3]&lt;127;127-[.$B52]/[.M$3];0) ;0) ;2)" office:value-type="string" office:string-value="00">
            <text:p>00</text:p>
          </table:table-cell>
          <table:table-cell table:style-name="ce3" table:formula="of:=DEC2HEX(ROUND(IF([.$B52]/[.N$3]&lt;127;127-[.$B52]/[.N$3];0) ;0) ;2)" office:value-type="string" office:string-value="00">
            <text:p>00</text:p>
          </table:table-cell>
          <table:table-cell table:style-name="ce3" table:formula="of:=DEC2HEX(ROUND(IF([.$B52]/[.O$3]&lt;127;127-[.$B52]/[.O$3];0) ;0) ;2)" office:value-type="string" office:string-value="00">
            <text:p>00</text:p>
          </table:table-cell>
          <table:table-cell table:style-name="ce3" table:formula="of:=DEC2HEX(ROUND(IF([.$B52]/[.P$3]&lt;127;127-[.$B52]/[.P$3];0) ;0) ;2)" office:value-type="string" office:string-value="00">
            <text:p>00</text:p>
          </table:table-cell>
          <table:table-cell table:style-name="ce3" table:formula="of:=DEC2HEX(ROUND(IF([.$B52]/[.Q$3]&lt;127;127-[.$B52]/[.Q$3];0) ;0) ;2)" office:value-type="string" office:string-value="00">
            <text:p>00</text:p>
          </table:table-cell>
          <table:table-cell table:style-name="ce3" table:formula="of:=DEC2HEX(ROUND(IF([.$B52]/[.R$3]&lt;127;127-[.$B52]/[.R$3];0) ;0) ;2)" office:value-type="string" office:string-value="00">
            <text:p>00</text:p>
          </table:table-cell>
          <table:table-cell table:style-name="ce3" table:formula="of:=DEC2HEX(ROUND(IF([.$B52]/[.S$3]&lt;127;[.$B52]/[.S$3];127) ;0) ;2)" office:value-type="float" office:value="0">
            <text:p>#ДЕЛ/0!</text:p>
          </table:table-cell>
          <table:table-cell table:style-name="ce3" table:formula="of:=DEC2HEX(ROUND(IF([.$B52]/[.T$3]&lt;127;[.$B52]/[.T$3];127) ;0) ;2)" office:value-type="string" office:string-value="FFFFFFFCDA">
            <text:p>FFFFFFFCDA</text:p>
          </table:table-cell>
          <table:table-cell table:style-name="ce3" table:formula="of:=DEC2HEX(ROUND(IF([.$B52]/[.U$3]&lt;127;[.$B52]/[.U$3];127) ;0) ;2)" office:value-type="string" office:string-value="FFFFFFFE6B">
            <text:p>FFFFFFFE6B</text:p>
          </table:table-cell>
          <table:table-cell table:style-name="ce3" table:formula="of:=DEC2HEX(ROUND(IF([.$B52]/[.V$3]&lt;127;[.$B52]/[.V$3];127) ;0) ;2)" office:value-type="string" office:string-value="FFFFFFFEF0">
            <text:p>FFFFFFFEF0</text:p>
          </table:table-cell>
          <table:table-cell table:style-name="ce3" table:formula="of:=DEC2HEX(ROUND(IF([.$B52]/[.W$3]&lt;127;[.$B52]/[.W$3];127) ;0) ;2)" office:value-type="string" office:string-value="FFFFFFFF32">
            <text:p>FFFFFFFF32</text:p>
          </table:table-cell>
          <table:table-cell table:style-name="ce3" table:formula="of:=DEC2HEX(ROUND(IF([.$B52]/[.X$3]&lt;127;[.$B52]/[.X$3];127) ;0) ;2)" office:value-type="string" office:string-value="FFFFFFFF58">
            <text:p>FFFFFFFF58</text:p>
          </table:table-cell>
          <table:table-cell table:style-name="ce3" table:formula="of:=DEC2HEX(ROUND(IF([.$B52]/[.Y$3]&lt;127;[.$B52]/[.Y$3];127) ;0) ;2)" office:value-type="string" office:string-value="FFFFFFFF72">
            <text:p>FFFFFFFF72</text:p>
          </table:table-cell>
          <table:table-cell table:style-name="ce3" table:formula="of:=DEC2HEX(ROUND(IF([.$B52]/[.Z$3]&lt;127;[.$B52]/[.Z$3];127) ;0) ;2)" office:value-type="string" office:string-value="FFFFFFFF83">
            <text:p>FFFFFFFF83</text:p>
          </table:table-cell>
          <table:table-cell table:style-name="ce3" table:formula="of:=DEC2HEX(ROUND(IF([.$B52]/[.AA$3]&lt;127;[.$B52]/[.AA$3];127) ;0) ;2)" office:value-type="string" office:string-value="FFFFFFFF90">
            <text:p>FFFFFFFF90</text:p>
          </table:table-cell>
          <table:table-cell table:style-name="ce3" table:formula="of:=DEC2HEX(ROUND(IF([.$B52]/[.AB$3]&lt;127;[.$B52]/[.AB$3];127) ;0) ;2)" office:value-type="string" office:string-value="FFFFFFFF9A">
            <text:p>FFFFFFFF9A</text:p>
          </table:table-cell>
          <table:table-cell table:style-name="ce3" table:formula="of:=DEC2HEX(ROUND(IF([.$B52]/[.AC$3]&lt;127;[.$B52]/[.AC$3];127) ;0) ;2)" office:value-type="string" office:string-value="FFFFFFFFA1">
            <text:p>FFFFFFFFA1</text:p>
          </table:table-cell>
          <table:table-cell table:style-name="ce3" table:formula="of:=DEC2HEX(ROUND(IF([.$B52]/[.AD$3]&lt;127;[.$B52]/[.AD$3];127) ;0) ;2)" office:value-type="string" office:string-value="FFFFFFFFA6">
            <text:p>FFFFFFFFA6</text:p>
          </table:table-cell>
          <table:table-cell table:style-name="ce3" table:formula="of:=DEC2HEX(ROUND(IF([.$B52]/[.AE$3]&lt;127;[.$B52]/[.AE$3];127) ;0) ;2)" office:value-type="string" office:string-value="FFFFFFFFAB">
            <text:p>FFFFFFFFAB</text:p>
          </table:table-cell>
          <table:table-cell table:style-name="ce3" table:formula="of:=DEC2HEX(ROUND(IF([.$B52]/[.AF$3]&lt;127;[.$B52]/[.AF$3];127) ;0) ;2)" office:value-type="string" office:string-value="FFFFFFFFAD">
            <text:p>FFFFFFFFAD</text:p>
          </table:table-cell>
          <table:table-cell table:style-name="ce3" table:formula="of:=DEC2HEX(ROUND(IF([.$B52]/[.AG$3]&lt;127;[.$B52]/[.AG$3];127) ;0) ;2)" office:value-type="string" office:string-value="FFFFFFFFAF">
            <text:p>FFFFFFFFAF</text:p>
          </table:table-cell>
          <table:table-cell table:style-name="ce3" table:formula="of:=DEC2HEX(ROUND(IF([.$B52]/[.AH$3]&lt;127;[.$B52]/[.AH$3];127) ;0) ;2)" office:value-type="string" office:string-value="FFFFFFFFB1">
            <text:p>FFFFFFFFB1</text:p>
          </table:table-cell>
          <table:table-cell table:style-name="ce3" table:formula="of:=DEC2HEX(ROUND(IF([.$B52]/COS([.AI$2]*0.0174533)&lt;255;[.$B52]/COS([.AI$2]*0.0174533);255);0)  ;2)" office:value-type="string" office:string-value="FFFFFFFFB1">
            <text:p>FFFFFFFFB1</text:p>
          </table:table-cell>
          <table:table-cell table:style-name="ce3" table:formula="of:=DEC2HEX(ROUND(IF([.$B52]/COS([.AJ$2]*0.0174533)&lt;255;[.$B52]/COS([.AJ$2]*0.0174533);255);0)  ;2)" office:value-type="string" office:string-value="FFFFFFFFB1">
            <text:p>FFFFFFFFB1</text:p>
          </table:table-cell>
          <table:table-cell table:style-name="ce3" table:formula="of:=DEC2HEX(ROUND(IF([.$B52]/COS([.AK$2]*0.0174533)&lt;255;[.$B52]/COS([.AK$2]*0.0174533);255);0)  ;2)" office:value-type="string" office:string-value="FFFFFFFFAF">
            <text:p>FFFFFFFFAF</text:p>
          </table:table-cell>
          <table:table-cell table:style-name="ce3" table:formula="of:=DEC2HEX(ROUND(IF([.$B52]/COS([.AL$2]*0.0174533)&lt;255;[.$B52]/COS([.AL$2]*0.0174533);255);0)  ;2)" office:value-type="string" office:string-value="FFFFFFFFAD">
            <text:p>FFFFFFFFAD</text:p>
          </table:table-cell>
          <table:table-cell table:style-name="ce3" table:formula="of:=DEC2HEX(ROUND(IF([.$B52]/COS([.AM$2]*0.0174533)&lt;255;[.$B52]/COS([.AM$2]*0.0174533);255);0)  ;2)" office:value-type="string" office:string-value="FFFFFFFFAA">
            <text:p>FFFFFFFFAA</text:p>
          </table:table-cell>
          <table:table-cell table:style-name="ce3" table:formula="of:=DEC2HEX(ROUND(IF([.$B52]/COS([.AN$2]*0.0174533)&lt;255;[.$B52]/COS([.AN$2]*0.0174533);255);0)  ;2)" office:value-type="string" office:string-value="FFFFFFFFA6">
            <text:p>FFFFFFFFA6</text:p>
          </table:table-cell>
          <table:table-cell table:style-name="ce3" table:formula="of:=DEC2HEX(ROUND(IF([.$B52]/COS([.AO$2]*0.0174533)&lt;255;[.$B52]/COS([.AO$2]*0.0174533);255);0)  ;2)" office:value-type="string" office:string-value="FFFFFFFFA1">
            <text:p>FFFFFFFFA1</text:p>
          </table:table-cell>
          <table:table-cell table:style-name="ce3" table:formula="of:=DEC2HEX(ROUND(IF([.$B52]/COS([.AP$2]*0.0174533)&lt;255;[.$B52]/COS([.AP$2]*0.0174533);255);0)  ;2)" office:value-type="string" office:string-value="FFFFFFFF9A">
            <text:p>FFFFFFFF9A</text:p>
          </table:table-cell>
          <table:table-cell table:style-name="ce3" table:formula="of:=DEC2HEX(ROUND(IF([.$B52]/COS([.AQ$2]*0.0174533)&lt;255;[.$B52]/COS([.AQ$2]*0.0174533);255);0)  ;2)" office:value-type="string" office:string-value="FFFFFFFF90">
            <text:p>FFFFFFFF90</text:p>
          </table:table-cell>
          <table:table-cell table:style-name="ce3" table:formula="of:=DEC2HEX(ROUND(IF([.$B52]/COS([.AR$2]*0.0174533)&lt;255;[.$B52]/COS([.AR$2]*0.0174533);255);0)  ;2)" office:value-type="string" office:string-value="FFFFFFFF83">
            <text:p>FFFFFFFF83</text:p>
          </table:table-cell>
          <table:table-cell table:style-name="ce3" table:formula="of:=DEC2HEX(ROUND(IF([.$B52]/COS([.AS$2]*0.0174533)&lt;255;[.$B52]/COS([.AS$2]*0.0174533);255);0)  ;2)" office:value-type="string" office:string-value="FFFFFFFF72">
            <text:p>FFFFFFFF72</text:p>
          </table:table-cell>
          <table:table-cell table:style-name="ce3" table:formula="of:=DEC2HEX(ROUND(IF([.$B52]/COS([.AT$2]*0.0174533)&lt;255;[.$B52]/COS([.AT$2]*0.0174533);255);0)  ;2)" office:value-type="string" office:string-value="FFFFFFFF58">
            <text:p>FFFFFFFF58</text:p>
          </table:table-cell>
          <table:table-cell table:style-name="ce3" table:formula="of:=DEC2HEX(ROUND(IF([.$B52]/COS([.AU$2]*0.0174533)&lt;255;[.$B52]/COS([.AU$2]*0.0174533);255);0)  ;2)" office:value-type="string" office:string-value="FFFFFFFF32">
            <text:p>FFFFFFFF32</text:p>
          </table:table-cell>
          <table:table-cell table:style-name="ce3" table:formula="of:=DEC2HEX(ROUND(IF([.$B52]/COS([.AV$2]*0.0174533)&lt;255;[.$B52]/COS([.AV$2]*0.0174533);255);0)  ;2)" office:value-type="string" office:string-value="FFFFFFFEF0">
            <text:p>FFFFFFFEF0</text:p>
          </table:table-cell>
          <table:table-cell table:style-name="ce3" table:formula="of:=DEC2HEX(ROUND(IF([.$B52]/COS([.AW$2]*0.0174533)&lt;255;[.$B52]/COS([.AW$2]*0.0174533);255);0)  ;2)" office:value-type="string" office:string-value="FFFFFFFE6B">
            <text:p>FFFFFFFE6B</text:p>
          </table:table-cell>
          <table:table-cell table:style-name="ce3" table:formula="of:=DEC2HEX(ROUND(IF([.$B52]/COS([.AX$2]*0.0174533)&lt;255;[.$B52]/COS([.AX$2]*0.0174533);255);0)  ;2)" office:value-type="string" office:string-value="FFFFFFFCDA">
            <text:p>FFFFFFFCDA</text:p>
          </table:table-cell>
          <table:table-cell table:style-name="ce3" table:formula="of:=DEC2HEX(ROUND(IF([.$B52]/COS([.AY$2]*0.0174533)&lt;255;[.$B52]/COS([.AY$2]*0.0174533);255);0)  ;2)" office:value-type="string" office:string-value="FF">
            <text:p>FF</text:p>
          </table:table-cell>
          <table:table-cell table:style-name="ce3" table:formula="of:=DEC2HEX(ROUND(IF([.$B52]/COS([.AZ$2]*0.0174533)&lt;255;[.$B52]/COS([.AZ$2]*0.0174533);255);0)  ;2)" office:value-type="string" office:string-value="FF">
            <text:p>FF</text:p>
          </table:table-cell>
          <table:table-cell table:style-name="ce3" table:formula="of:=DEC2HEX(ROUND(IF([.$B52]/COS([.BA$2]*0.0174533)&lt;255;[.$B52]/COS([.BA$2]*0.0174533);255);0)  ;2)" office:value-type="string" office:string-value="FF">
            <text:p>FF</text:p>
          </table:table-cell>
          <table:table-cell table:style-name="ce3" table:formula="of:=DEC2HEX(ROUND(IF([.$B52]/COS([.BB$2]*0.0174533)&lt;255;[.$B52]/COS([.BB$2]*0.0174533);255);0)  ;2)" office:value-type="string" office:string-value="FF">
            <text:p>FF</text:p>
          </table:table-cell>
          <table:table-cell table:style-name="ce3" table:formula="of:=DEC2HEX(ROUND(IF([.$B52]/COS([.BC$2]*0.0174533)&lt;255;[.$B52]/COS([.BC$2]*0.0174533);255);0)  ;2)" office:value-type="string" office:string-value="CE">
            <text:p>CE</text:p>
          </table:table-cell>
          <table:table-cell table:style-name="ce3" table:formula="of:=DEC2HEX(ROUND(IF([.$B52]/COS([.BD$2]*0.0174533)&lt;255;[.$B52]/COS([.BD$2]*0.0174533);255);0)  ;2)" office:value-type="string" office:string-value="A8">
            <text:p>A8</text:p>
          </table:table-cell>
          <table:table-cell table:style-name="ce3" table:formula="of:=DEC2HEX(ROUND(IF([.$B52]/COS([.BE$2]*0.0174533)&lt;255;[.$B52]/COS([.BE$2]*0.0174533);255);0)  ;2)" office:value-type="string" office:string-value="8E">
            <text:p>8E</text:p>
          </table:table-cell>
          <table:table-cell table:style-name="ce3" table:formula="of:=DEC2HEX(ROUND(IF([.$B52]/COS([.BF$2]*0.0174533)&lt;255;[.$B52]/COS([.BF$2]*0.0174533);255);0)  ;2)" office:value-type="string" office:string-value="7D">
            <text:p>7D</text:p>
          </table:table-cell>
          <table:table-cell table:style-name="ce3" table:formula="of:=DEC2HEX(ROUND(IF([.$B52]/COS([.BG$2]*0.0174533)&lt;255;[.$B52]/COS([.BG$2]*0.0174533);255);0)  ;2)" office:value-type="string" office:string-value="70">
            <text:p>70</text:p>
          </table:table-cell>
          <table:table-cell table:style-name="ce3" table:formula="of:=DEC2HEX(ROUND(IF([.$B52]/COS([.BH$2]*0.0174533)&lt;255;[.$B52]/COS([.BH$2]*0.0174533);255);0)  ;2)" office:value-type="string" office:string-value="66">
            <text:p>66</text:p>
          </table:table-cell>
          <table:table-cell table:style-name="ce3" table:formula="of:=DEC2HEX(ROUND(IF([.$B52]/COS([.BI$2]*0.0174533)&lt;255;[.$B52]/COS([.BI$2]*0.0174533);255);0)  ;2)" office:value-type="string" office:string-value="5F">
            <text:p>5F</text:p>
          </table:table-cell>
          <table:table-cell table:style-name="ce3" table:formula="of:=DEC2HEX(ROUND(IF([.$B52]/COS([.BJ$2]*0.0174533)&lt;255;[.$B52]/COS([.BJ$2]*0.0174533);255);0)  ;2)" office:value-type="string" office:string-value="5A">
            <text:p>5A</text:p>
          </table:table-cell>
          <table:table-cell table:style-name="ce3" table:formula="of:=DEC2HEX(ROUND(IF([.$B52]/COS([.BK$2]*0.0174533)&lt;255;[.$B52]/COS([.BK$2]*0.0174533);255);0)  ;2)" office:value-type="string" office:string-value="56">
            <text:p>56</text:p>
          </table:table-cell>
          <table:table-cell table:style-name="ce3" table:formula="of:=DEC2HEX(ROUND(IF([.$B52]/COS([.BL$2]*0.0174533)&lt;255;[.$B52]/COS([.BL$2]*0.0174533);255);0)  ;2)" office:value-type="string" office:string-value="53">
            <text:p>53</text:p>
          </table:table-cell>
          <table:table-cell table:style-name="ce3" table:formula="of:=DEC2HEX(ROUND(IF([.$B52]/COS([.BM$2]*0.0174533)&lt;255;[.$B52]/COS([.BM$2]*0.0174533);255);0)  ;2)" office:value-type="string" office:string-value="51">
            <text:p>51</text:p>
          </table:table-cell>
          <table:table-cell table:style-name="ce3" table:formula="of:=DEC2HEX(ROUND(IF([.$B52]/COS([.BN$2]*0.0174533)&lt;255;[.$B52]/COS([.BN$2]*0.0174533);255);0)  ;2)" office:value-type="string" office:string-value="4F">
            <text:p>4F</text:p>
          </table:table-cell>
          <table:table-cell table:style-name="ce3" table:formula="of:=DEC2HEX(ROUND(IF([.$B52]/COS([.BO$2]*0.0174533)&lt;255;[.$B52]/COS([.BO$2]*0.0174533);255);0)  ;2)" office:value-type="string" office:string-value="4F">
            <text:p>4F</text:p>
          </table:table-cell>
          <table:table-cell table:style-name="ce3" table:formula="of:=DEC2HEX(ROUND(IF([.$B52]/COS([.BP$2]*0.0174533)&lt;255;[.$B52]/COS([.BP$2]*0.0174533);255);0)  ;2)" office:value-type="string" office:string-value="4F">
            <text:p>4F</text:p>
          </table:table-cell>
          <table:table-cell table:style-name="ce3" table:formula="of:=DEC2HEX(ROUND(IF([.$B52]/COS([.BQ$2]*0.0174533)&lt;255;[.$B52]/COS([.BQ$2]*0.0174533);255);0)  ;2)" office:value-type="string" office:string-value="51">
            <text:p>51</text:p>
          </table:table-cell>
          <table:table-cell table:style-name="ce3" table:formula="of:=DEC2HEX(ROUND(IF([.$B52]/COS([.BR$2]*0.0174533)&lt;255;[.$B52]/COS([.BR$2]*0.0174533);255);0)  ;2)" office:value-type="string" office:string-value="53">
            <text:p>53</text:p>
          </table:table-cell>
          <table:table-cell table:style-name="ce3" table:formula="of:=DEC2HEX(ROUND(IF([.$B52]/COS([.BS$2]*0.0174533)&lt;255;[.$B52]/COS([.BS$2]*0.0174533);255);0)  ;2)" office:value-type="string" office:string-value="56">
            <text:p>56</text:p>
          </table:table-cell>
          <table:table-cell table:style-name="ce3" table:formula="of:=DEC2HEX(ROUND(IF([.$B52]/COS([.BT$2]*0.0174533)&lt;255;[.$B52]/COS([.BT$2]*0.0174533);255);0)  ;2)" office:value-type="string" office:string-value="5A">
            <text:p>5A</text:p>
          </table:table-cell>
          <table:table-cell table:style-name="ce3" table:formula="of:=DEC2HEX(ROUND(IF([.$B52]/COS([.BU$2]*0.0174533)&lt;255;[.$B52]/COS([.BU$2]*0.0174533);255);0)  ;2)" office:value-type="string" office:string-value="5F">
            <text:p>5F</text:p>
          </table:table-cell>
          <table:table-cell table:style-name="ce3" table:formula="of:=DEC2HEX(ROUND(IF([.$B52]/COS([.BV$2]*0.0174533)&lt;255;[.$B52]/COS([.BV$2]*0.0174533);255);0)  ;2)" office:value-type="string" office:string-value="66">
            <text:p>66</text:p>
          </table:table-cell>
          <table:table-cell table:style-name="ce3" table:formula="of:=DEC2HEX(ROUND(IF([.$B52]/COS([.BW$2]*0.0174533)&lt;255;[.$B52]/COS([.BW$2]*0.0174533);255);0)  ;2)" office:value-type="string" office:string-value="70">
            <text:p>70</text:p>
          </table:table-cell>
          <table:table-cell table:style-name="ce3" table:formula="of:=DEC2HEX(ROUND(IF([.$B52]/COS([.BX$2]*0.0174533)&lt;255;[.$B52]/COS([.BX$2]*0.0174533);255);0)  ;2)" office:value-type="string" office:string-value="7D">
            <text:p>7D</text:p>
          </table:table-cell>
          <table:table-cell table:style-name="ce3" table:formula="of:=DEC2HEX(ROUND(IF([.$B52]/COS([.BY$2]*0.0174533)&lt;255;[.$B52]/COS([.BY$2]*0.0174533);255);0)  ;2)" office:value-type="string" office:string-value="8E">
            <text:p>8E</text:p>
          </table:table-cell>
          <table:table-cell table:style-name="ce3" table:formula="of:=DEC2HEX(ROUND(IF([.$B52]/COS([.BZ$2]*0.0174533)&lt;255;[.$B52]/COS([.BZ$2]*0.0174533);255);0)  ;2)" office:value-type="string" office:string-value="A8">
            <text:p>A8</text:p>
          </table:table-cell>
          <table:table-cell table:style-name="ce3" table:formula="of:=DEC2HEX(ROUND(IF([.$B52]/COS([.CA$2]*0.0174533)&lt;255;[.$B52]/COS([.CA$2]*0.0174533);255);0)  ;2)" office:value-type="string" office:string-value="CE">
            <text:p>CE</text:p>
          </table:table-cell>
          <table:table-cell table:style-name="ce3" table:formula="of:=DEC2HEX(ROUND(IF([.$B52]/COS([.CB$2]*0.0174533)&lt;255;[.$B52]/COS([.CB$2]*0.0174533);255);0)  ;2)" office:value-type="string" office:string-value="FF">
            <text:p>FF</text:p>
          </table:table-cell>
          <table:table-cell table:style-name="ce3" table:formula="of:=DEC2HEX(ROUND(IF([.$B52]/COS([.CC$2]*0.0174533)&lt;255;[.$B5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2]+1" office:value-type="float" office:value="49">
            <text:p>49</text:p>
          </table:table-cell>
          <table:table-cell table:style-name="ce2" table:formula="of:=[.B52]-1" office:value-type="float" office:value="78">
            <text:p>78</text:p>
          </table:table-cell>
          <table:table-cell table:formula="of:=DEC2HEX(ROUND(IF([.$B53]/[.C$3]&lt;127;127-[.$B53]/[.C$3];0) ;0) ;2)" office:value-type="string" office:string-value="31">
            <text:p>31</text:p>
          </table:table-cell>
          <table:table-cell table:formula="of:=DEC2HEX(ROUND(IF([.$B53]/[.D$3]&lt;127;127-[.$B53]/[.D$3];0) ;0) ;2)" office:value-type="string" office:string-value="31">
            <text:p>31</text:p>
          </table:table-cell>
          <table:table-cell table:formula="of:=DEC2HEX(ROUND(IF([.$B53]/[.E$3]&lt;127;127-[.$B53]/[.E$3];0) ;0) ;2)" office:value-type="string" office:string-value="2F">
            <text:p>2F</text:p>
          </table:table-cell>
          <table:table-cell table:formula="of:=DEC2HEX(ROUND(IF([.$B53]/[.F$3]&lt;127;127-[.$B53]/[.F$3];0) ;0) ;2)" office:value-type="string" office:string-value="2D">
            <text:p>2D</text:p>
          </table:table-cell>
          <table:table-cell table:formula="of:=DEC2HEX(ROUND(IF([.$B53]/[.G$3]&lt;127;127-[.$B53]/[.G$3];0) ;0) ;2)" office:value-type="string" office:string-value="2B">
            <text:p>2B</text:p>
          </table:table-cell>
          <table:table-cell table:formula="of:=DEC2HEX(ROUND(IF([.$B53]/[.H$3]&lt;127;127-[.$B53]/[.H$3];0) ;0) ;2)" office:value-type="string" office:string-value="27">
            <text:p>27</text:p>
          </table:table-cell>
          <table:table-cell table:formula="of:=DEC2HEX(ROUND(IF([.$B53]/[.I$3]&lt;127;127-[.$B53]/[.I$3];0) ;0) ;2)" office:value-type="string" office:string-value="21">
            <text:p>21</text:p>
          </table:table-cell>
          <table:table-cell table:formula="of:=DEC2HEX(ROUND(IF([.$B53]/[.J$3]&lt;127;127-[.$B53]/[.J$3];0) ;0) ;2)" office:value-type="string" office:string-value="1A">
            <text:p>1A</text:p>
          </table:table-cell>
          <table:table-cell table:formula="of:=DEC2HEX(ROUND(IF([.$B53]/[.K$3]&lt;127;127-[.$B53]/[.K$3];0) ;0) ;2)" office:value-type="string" office:string-value="11">
            <text:p>11</text:p>
          </table:table-cell>
          <table:table-cell table:formula="of:=DEC2HEX(ROUND(IF([.$B53]/[.L$3]&lt;127;127-[.$B53]/[.L$3];0) ;0) ;2)" office:value-type="string" office:string-value="04">
            <text:p>04</text:p>
          </table:table-cell>
          <table:table-cell table:style-name="ce3" table:formula="of:=DEC2HEX(ROUND(IF([.$B53]/[.M$3]&lt;127;127-[.$B53]/[.M$3];0) ;0) ;2)" office:value-type="string" office:string-value="00">
            <text:p>00</text:p>
          </table:table-cell>
          <table:table-cell table:style-name="ce3" table:formula="of:=DEC2HEX(ROUND(IF([.$B53]/[.N$3]&lt;127;127-[.$B53]/[.N$3];0) ;0) ;2)" office:value-type="string" office:string-value="00">
            <text:p>00</text:p>
          </table:table-cell>
          <table:table-cell table:style-name="ce3" table:formula="of:=DEC2HEX(ROUND(IF([.$B53]/[.O$3]&lt;127;127-[.$B53]/[.O$3];0) ;0) ;2)" office:value-type="string" office:string-value="00">
            <text:p>00</text:p>
          </table:table-cell>
          <table:table-cell table:style-name="ce3" table:formula="of:=DEC2HEX(ROUND(IF([.$B53]/[.P$3]&lt;127;127-[.$B53]/[.P$3];0) ;0) ;2)" office:value-type="string" office:string-value="00">
            <text:p>00</text:p>
          </table:table-cell>
          <table:table-cell table:style-name="ce3" table:formula="of:=DEC2HEX(ROUND(IF([.$B53]/[.Q$3]&lt;127;127-[.$B53]/[.Q$3];0) ;0) ;2)" office:value-type="string" office:string-value="00">
            <text:p>00</text:p>
          </table:table-cell>
          <table:table-cell table:style-name="ce3" table:formula="of:=DEC2HEX(ROUND(IF([.$B53]/[.R$3]&lt;127;127-[.$B53]/[.R$3];0) ;0) ;2)" office:value-type="string" office:string-value="00">
            <text:p>00</text:p>
          </table:table-cell>
          <table:table-cell table:style-name="ce3" table:formula="of:=DEC2HEX(ROUND(IF([.$B53]/[.S$3]&lt;127;[.$B53]/[.S$3];127) ;0) ;2)" office:value-type="float" office:value="0">
            <text:p>#ДЕЛ/0!</text:p>
          </table:table-cell>
          <table:table-cell table:style-name="ce3" table:formula="of:=DEC2HEX(ROUND(IF([.$B53]/[.T$3]&lt;127;[.$B53]/[.T$3];127) ;0) ;2)" office:value-type="string" office:string-value="FFFFFFFCE4">
            <text:p>FFFFFFFCE4</text:p>
          </table:table-cell>
          <table:table-cell table:style-name="ce3" table:formula="of:=DEC2HEX(ROUND(IF([.$B53]/[.U$3]&lt;127;[.$B53]/[.U$3];127) ;0) ;2)" office:value-type="string" office:string-value="FFFFFFFE70">
            <text:p>FFFFFFFE70</text:p>
          </table:table-cell>
          <table:table-cell table:style-name="ce3" table:formula="of:=DEC2HEX(ROUND(IF([.$B53]/[.V$3]&lt;127;[.$B53]/[.V$3];127) ;0) ;2)" office:value-type="string" office:string-value="FFFFFFFEF3">
            <text:p>FFFFFFFEF3</text:p>
          </table:table-cell>
          <table:table-cell table:style-name="ce3" table:formula="of:=DEC2HEX(ROUND(IF([.$B53]/[.W$3]&lt;127;[.$B53]/[.W$3];127) ;0) ;2)" office:value-type="string" office:string-value="FFFFFFFF34">
            <text:p>FFFFFFFF34</text:p>
          </table:table-cell>
          <table:table-cell table:style-name="ce3" table:formula="of:=DEC2HEX(ROUND(IF([.$B53]/[.X$3]&lt;127;[.$B53]/[.X$3];127) ;0) ;2)" office:value-type="string" office:string-value="FFFFFFFF5A">
            <text:p>FFFFFFFF5A</text:p>
          </table:table-cell>
          <table:table-cell table:style-name="ce3" table:formula="of:=DEC2HEX(ROUND(IF([.$B53]/[.Y$3]&lt;127;[.$B53]/[.Y$3];127) ;0) ;2)" office:value-type="string" office:string-value="FFFFFFFF74">
            <text:p>FFFFFFFF74</text:p>
          </table:table-cell>
          <table:table-cell table:style-name="ce3" table:formula="of:=DEC2HEX(ROUND(IF([.$B53]/[.Z$3]&lt;127;[.$B53]/[.Z$3];127) ;0) ;2)" office:value-type="string" office:string-value="FFFFFFFF85">
            <text:p>FFFFFFFF85</text:p>
          </table:table-cell>
          <table:table-cell table:style-name="ce3" table:formula="of:=DEC2HEX(ROUND(IF([.$B53]/[.AA$3]&lt;127;[.$B53]/[.AA$3];127) ;0) ;2)" office:value-type="string" office:string-value="FFFFFFFF92">
            <text:p>FFFFFFFF92</text:p>
          </table:table-cell>
          <table:table-cell table:style-name="ce3" table:formula="of:=DEC2HEX(ROUND(IF([.$B53]/[.AB$3]&lt;127;[.$B53]/[.AB$3];127) ;0) ;2)" office:value-type="string" office:string-value="FFFFFFFF9B">
            <text:p>FFFFFFFF9B</text:p>
          </table:table-cell>
          <table:table-cell table:style-name="ce3" table:formula="of:=DEC2HEX(ROUND(IF([.$B53]/[.AC$3]&lt;127;[.$B53]/[.AC$3];127) ;0) ;2)" office:value-type="string" office:string-value="FFFFFFFFA2">
            <text:p>FFFFFFFFA2</text:p>
          </table:table-cell>
          <table:table-cell table:style-name="ce3" table:formula="of:=DEC2HEX(ROUND(IF([.$B53]/[.AD$3]&lt;127;[.$B53]/[.AD$3];127) ;0) ;2)" office:value-type="string" office:string-value="FFFFFFFFA8">
            <text:p>FFFFFFFFA8</text:p>
          </table:table-cell>
          <table:table-cell table:style-name="ce3" table:formula="of:=DEC2HEX(ROUND(IF([.$B53]/[.AE$3]&lt;127;[.$B53]/[.AE$3];127) ;0) ;2)" office:value-type="string" office:string-value="FFFFFFFFAC">
            <text:p>FFFFFFFFAC</text:p>
          </table:table-cell>
          <table:table-cell table:style-name="ce3" table:formula="of:=DEC2HEX(ROUND(IF([.$B53]/[.AF$3]&lt;127;[.$B53]/[.AF$3];127) ;0) ;2)" office:value-type="string" office:string-value="FFFFFFFFAE">
            <text:p>FFFFFFFFAE</text:p>
          </table:table-cell>
          <table:table-cell table:style-name="ce3" table:formula="of:=DEC2HEX(ROUND(IF([.$B53]/[.AG$3]&lt;127;[.$B53]/[.AG$3];127) ;0) ;2)" office:value-type="string" office:string-value="FFFFFFFFB0">
            <text:p>FFFFFFFFB0</text:p>
          </table:table-cell>
          <table:table-cell table:style-name="ce3" table:formula="of:=DEC2HEX(ROUND(IF([.$B53]/[.AH$3]&lt;127;[.$B53]/[.AH$3];127) ;0) ;2)" office:value-type="string" office:string-value="FFFFFFFFB2">
            <text:p>FFFFFFFFB2</text:p>
          </table:table-cell>
          <table:table-cell table:style-name="ce3" table:formula="of:=DEC2HEX(ROUND(IF([.$B53]/COS([.AI$2]*0.0174533)&lt;255;[.$B53]/COS([.AI$2]*0.0174533);255);0)  ;2)" office:value-type="string" office:string-value="FFFFFFFFB2">
            <text:p>FFFFFFFFB2</text:p>
          </table:table-cell>
          <table:table-cell table:style-name="ce3" table:formula="of:=DEC2HEX(ROUND(IF([.$B53]/COS([.AJ$2]*0.0174533)&lt;255;[.$B53]/COS([.AJ$2]*0.0174533);255);0)  ;2)" office:value-type="string" office:string-value="FFFFFFFFB2">
            <text:p>FFFFFFFFB2</text:p>
          </table:table-cell>
          <table:table-cell table:style-name="ce3" table:formula="of:=DEC2HEX(ROUND(IF([.$B53]/COS([.AK$2]*0.0174533)&lt;255;[.$B53]/COS([.AK$2]*0.0174533);255);0)  ;2)" office:value-type="string" office:string-value="FFFFFFFFB0">
            <text:p>FFFFFFFFB0</text:p>
          </table:table-cell>
          <table:table-cell table:style-name="ce3" table:formula="of:=DEC2HEX(ROUND(IF([.$B53]/COS([.AL$2]*0.0174533)&lt;255;[.$B53]/COS([.AL$2]*0.0174533);255);0)  ;2)" office:value-type="string" office:string-value="FFFFFFFFAE">
            <text:p>FFFFFFFFAE</text:p>
          </table:table-cell>
          <table:table-cell table:style-name="ce3" table:formula="of:=DEC2HEX(ROUND(IF([.$B53]/COS([.AM$2]*0.0174533)&lt;255;[.$B53]/COS([.AM$2]*0.0174533);255);0)  ;2)" office:value-type="string" office:string-value="FFFFFFFFAC">
            <text:p>FFFFFFFFAC</text:p>
          </table:table-cell>
          <table:table-cell table:style-name="ce3" table:formula="of:=DEC2HEX(ROUND(IF([.$B53]/COS([.AN$2]*0.0174533)&lt;255;[.$B53]/COS([.AN$2]*0.0174533);255);0)  ;2)" office:value-type="string" office:string-value="FFFFFFFFA8">
            <text:p>FFFFFFFFA8</text:p>
          </table:table-cell>
          <table:table-cell table:style-name="ce3" table:formula="of:=DEC2HEX(ROUND(IF([.$B53]/COS([.AO$2]*0.0174533)&lt;255;[.$B53]/COS([.AO$2]*0.0174533);255);0)  ;2)" office:value-type="string" office:string-value="FFFFFFFFA2">
            <text:p>FFFFFFFFA2</text:p>
          </table:table-cell>
          <table:table-cell table:style-name="ce3" table:formula="of:=DEC2HEX(ROUND(IF([.$B53]/COS([.AP$2]*0.0174533)&lt;255;[.$B53]/COS([.AP$2]*0.0174533);255);0)  ;2)" office:value-type="string" office:string-value="FFFFFFFF9B">
            <text:p>FFFFFFFF9B</text:p>
          </table:table-cell>
          <table:table-cell table:style-name="ce3" table:formula="of:=DEC2HEX(ROUND(IF([.$B53]/COS([.AQ$2]*0.0174533)&lt;255;[.$B53]/COS([.AQ$2]*0.0174533);255);0)  ;2)" office:value-type="string" office:string-value="FFFFFFFF92">
            <text:p>FFFFFFFF92</text:p>
          </table:table-cell>
          <table:table-cell table:style-name="ce3" table:formula="of:=DEC2HEX(ROUND(IF([.$B53]/COS([.AR$2]*0.0174533)&lt;255;[.$B53]/COS([.AR$2]*0.0174533);255);0)  ;2)" office:value-type="string" office:string-value="FFFFFFFF85">
            <text:p>FFFFFFFF85</text:p>
          </table:table-cell>
          <table:table-cell table:style-name="ce3" table:formula="of:=DEC2HEX(ROUND(IF([.$B53]/COS([.AS$2]*0.0174533)&lt;255;[.$B53]/COS([.AS$2]*0.0174533);255);0)  ;2)" office:value-type="string" office:string-value="FFFFFFFF74">
            <text:p>FFFFFFFF74</text:p>
          </table:table-cell>
          <table:table-cell table:style-name="ce3" table:formula="of:=DEC2HEX(ROUND(IF([.$B53]/COS([.AT$2]*0.0174533)&lt;255;[.$B53]/COS([.AT$2]*0.0174533);255);0)  ;2)" office:value-type="string" office:string-value="FFFFFFFF5B">
            <text:p>FFFFFFFF5B</text:p>
          </table:table-cell>
          <table:table-cell table:style-name="ce3" table:formula="of:=DEC2HEX(ROUND(IF([.$B53]/COS([.AU$2]*0.0174533)&lt;255;[.$B53]/COS([.AU$2]*0.0174533);255);0)  ;2)" office:value-type="string" office:string-value="FFFFFFFF34">
            <text:p>FFFFFFFF34</text:p>
          </table:table-cell>
          <table:table-cell table:style-name="ce3" table:formula="of:=DEC2HEX(ROUND(IF([.$B53]/COS([.AV$2]*0.0174533)&lt;255;[.$B53]/COS([.AV$2]*0.0174533);255);0)  ;2)" office:value-type="string" office:string-value="FFFFFFFEF3">
            <text:p>FFFFFFFEF3</text:p>
          </table:table-cell>
          <table:table-cell table:style-name="ce3" table:formula="of:=DEC2HEX(ROUND(IF([.$B53]/COS([.AW$2]*0.0174533)&lt;255;[.$B53]/COS([.AW$2]*0.0174533);255);0)  ;2)" office:value-type="string" office:string-value="FFFFFFFE70">
            <text:p>FFFFFFFE70</text:p>
          </table:table-cell>
          <table:table-cell table:style-name="ce3" table:formula="of:=DEC2HEX(ROUND(IF([.$B53]/COS([.AX$2]*0.0174533)&lt;255;[.$B53]/COS([.AX$2]*0.0174533);255);0)  ;2)" office:value-type="string" office:string-value="FFFFFFFCE4">
            <text:p>FFFFFFFCE4</text:p>
          </table:table-cell>
          <table:table-cell table:style-name="ce3" table:formula="of:=DEC2HEX(ROUND(IF([.$B53]/COS([.AY$2]*0.0174533)&lt;255;[.$B53]/COS([.AY$2]*0.0174533);255);0)  ;2)" office:value-type="string" office:string-value="FF">
            <text:p>FF</text:p>
          </table:table-cell>
          <table:table-cell table:style-name="ce3" table:formula="of:=DEC2HEX(ROUND(IF([.$B53]/COS([.AZ$2]*0.0174533)&lt;255;[.$B53]/COS([.AZ$2]*0.0174533);255);0)  ;2)" office:value-type="string" office:string-value="FF">
            <text:p>FF</text:p>
          </table:table-cell>
          <table:table-cell table:style-name="ce3" table:formula="of:=DEC2HEX(ROUND(IF([.$B53]/COS([.BA$2]*0.0174533)&lt;255;[.$B53]/COS([.BA$2]*0.0174533);255);0)  ;2)" office:value-type="string" office:string-value="FF">
            <text:p>FF</text:p>
          </table:table-cell>
          <table:table-cell table:style-name="ce3" table:formula="of:=DEC2HEX(ROUND(IF([.$B53]/COS([.BB$2]*0.0174533)&lt;255;[.$B53]/COS([.BB$2]*0.0174533);255);0)  ;2)" office:value-type="string" office:string-value="FF">
            <text:p>FF</text:p>
          </table:table-cell>
          <table:table-cell table:style-name="ce3" table:formula="of:=DEC2HEX(ROUND(IF([.$B53]/COS([.BC$2]*0.0174533)&lt;255;[.$B53]/COS([.BC$2]*0.0174533);255);0)  ;2)" office:value-type="string" office:string-value="CC">
            <text:p>CC</text:p>
          </table:table-cell>
          <table:table-cell table:style-name="ce3" table:formula="of:=DEC2HEX(ROUND(IF([.$B53]/COS([.BD$2]*0.0174533)&lt;255;[.$B53]/COS([.BD$2]*0.0174533);255);0)  ;2)" office:value-type="string" office:string-value="A5">
            <text:p>A5</text:p>
          </table:table-cell>
          <table:table-cell table:style-name="ce3" table:formula="of:=DEC2HEX(ROUND(IF([.$B53]/COS([.BE$2]*0.0174533)&lt;255;[.$B53]/COS([.BE$2]*0.0174533);255);0)  ;2)" office:value-type="string" office:string-value="8C">
            <text:p>8C</text:p>
          </table:table-cell>
          <table:table-cell table:style-name="ce3" table:formula="of:=DEC2HEX(ROUND(IF([.$B53]/COS([.BF$2]*0.0174533)&lt;255;[.$B53]/COS([.BF$2]*0.0174533);255);0)  ;2)" office:value-type="string" office:string-value="7B">
            <text:p>7B</text:p>
          </table:table-cell>
          <table:table-cell table:style-name="ce3" table:formula="of:=DEC2HEX(ROUND(IF([.$B53]/COS([.BG$2]*0.0174533)&lt;255;[.$B53]/COS([.BG$2]*0.0174533);255);0)  ;2)" office:value-type="string" office:string-value="6E">
            <text:p>6E</text:p>
          </table:table-cell>
          <table:table-cell table:style-name="ce3" table:formula="of:=DEC2HEX(ROUND(IF([.$B53]/COS([.BH$2]*0.0174533)&lt;255;[.$B53]/COS([.BH$2]*0.0174533);255);0)  ;2)" office:value-type="string" office:string-value="65">
            <text:p>65</text:p>
          </table:table-cell>
          <table:table-cell table:style-name="ce3" table:formula="of:=DEC2HEX(ROUND(IF([.$B53]/COS([.BI$2]*0.0174533)&lt;255;[.$B53]/COS([.BI$2]*0.0174533);255);0)  ;2)" office:value-type="string" office:string-value="5E">
            <text:p>5E</text:p>
          </table:table-cell>
          <table:table-cell table:style-name="ce3" table:formula="of:=DEC2HEX(ROUND(IF([.$B53]/COS([.BJ$2]*0.0174533)&lt;255;[.$B53]/COS([.BJ$2]*0.0174533);255);0)  ;2)" office:value-type="string" office:string-value="58">
            <text:p>58</text:p>
          </table:table-cell>
          <table:table-cell table:style-name="ce3" table:formula="of:=DEC2HEX(ROUND(IF([.$B53]/COS([.BK$2]*0.0174533)&lt;255;[.$B53]/COS([.BK$2]*0.0174533);255);0)  ;2)" office:value-type="string" office:string-value="54">
            <text:p>54</text:p>
          </table:table-cell>
          <table:table-cell table:style-name="ce3" table:formula="of:=DEC2HEX(ROUND(IF([.$B53]/COS([.BL$2]*0.0174533)&lt;255;[.$B53]/COS([.BL$2]*0.0174533);255);0)  ;2)" office:value-type="string" office:string-value="52">
            <text:p>52</text:p>
          </table:table-cell>
          <table:table-cell table:style-name="ce3" table:formula="of:=DEC2HEX(ROUND(IF([.$B53]/COS([.BM$2]*0.0174533)&lt;255;[.$B53]/COS([.BM$2]*0.0174533);255);0)  ;2)" office:value-type="string" office:string-value="50">
            <text:p>50</text:p>
          </table:table-cell>
          <table:table-cell table:style-name="ce3" table:formula="of:=DEC2HEX(ROUND(IF([.$B53]/COS([.BN$2]*0.0174533)&lt;255;[.$B53]/COS([.BN$2]*0.0174533);255);0)  ;2)" office:value-type="string" office:string-value="4E">
            <text:p>4E</text:p>
          </table:table-cell>
          <table:table-cell table:style-name="ce3" table:formula="of:=DEC2HEX(ROUND(IF([.$B53]/COS([.BO$2]*0.0174533)&lt;255;[.$B53]/COS([.BO$2]*0.0174533);255);0)  ;2)" office:value-type="string" office:string-value="4E">
            <text:p>4E</text:p>
          </table:table-cell>
          <table:table-cell table:style-name="ce3" table:formula="of:=DEC2HEX(ROUND(IF([.$B53]/COS([.BP$2]*0.0174533)&lt;255;[.$B53]/COS([.BP$2]*0.0174533);255);0)  ;2)" office:value-type="string" office:string-value="4E">
            <text:p>4E</text:p>
          </table:table-cell>
          <table:table-cell table:style-name="ce3" table:formula="of:=DEC2HEX(ROUND(IF([.$B53]/COS([.BQ$2]*0.0174533)&lt;255;[.$B53]/COS([.BQ$2]*0.0174533);255);0)  ;2)" office:value-type="string" office:string-value="50">
            <text:p>50</text:p>
          </table:table-cell>
          <table:table-cell table:style-name="ce3" table:formula="of:=DEC2HEX(ROUND(IF([.$B53]/COS([.BR$2]*0.0174533)&lt;255;[.$B53]/COS([.BR$2]*0.0174533);255);0)  ;2)" office:value-type="string" office:string-value="52">
            <text:p>52</text:p>
          </table:table-cell>
          <table:table-cell table:style-name="ce3" table:formula="of:=DEC2HEX(ROUND(IF([.$B53]/COS([.BS$2]*0.0174533)&lt;255;[.$B53]/COS([.BS$2]*0.0174533);255);0)  ;2)" office:value-type="string" office:string-value="54">
            <text:p>54</text:p>
          </table:table-cell>
          <table:table-cell table:style-name="ce3" table:formula="of:=DEC2HEX(ROUND(IF([.$B53]/COS([.BT$2]*0.0174533)&lt;255;[.$B53]/COS([.BT$2]*0.0174533);255);0)  ;2)" office:value-type="string" office:string-value="58">
            <text:p>58</text:p>
          </table:table-cell>
          <table:table-cell table:style-name="ce3" table:formula="of:=DEC2HEX(ROUND(IF([.$B53]/COS([.BU$2]*0.0174533)&lt;255;[.$B53]/COS([.BU$2]*0.0174533);255);0)  ;2)" office:value-type="string" office:string-value="5E">
            <text:p>5E</text:p>
          </table:table-cell>
          <table:table-cell table:style-name="ce3" table:formula="of:=DEC2HEX(ROUND(IF([.$B53]/COS([.BV$2]*0.0174533)&lt;255;[.$B53]/COS([.BV$2]*0.0174533);255);0)  ;2)" office:value-type="string" office:string-value="65">
            <text:p>65</text:p>
          </table:table-cell>
          <table:table-cell table:style-name="ce3" table:formula="of:=DEC2HEX(ROUND(IF([.$B53]/COS([.BW$2]*0.0174533)&lt;255;[.$B53]/COS([.BW$2]*0.0174533);255);0)  ;2)" office:value-type="string" office:string-value="6E">
            <text:p>6E</text:p>
          </table:table-cell>
          <table:table-cell table:style-name="ce3" table:formula="of:=DEC2HEX(ROUND(IF([.$B53]/COS([.BX$2]*0.0174533)&lt;255;[.$B53]/COS([.BX$2]*0.0174533);255);0)  ;2)" office:value-type="string" office:string-value="7B">
            <text:p>7B</text:p>
          </table:table-cell>
          <table:table-cell table:style-name="ce3" table:formula="of:=DEC2HEX(ROUND(IF([.$B53]/COS([.BY$2]*0.0174533)&lt;255;[.$B53]/COS([.BY$2]*0.0174533);255);0)  ;2)" office:value-type="string" office:string-value="8C">
            <text:p>8C</text:p>
          </table:table-cell>
          <table:table-cell table:style-name="ce3" table:formula="of:=DEC2HEX(ROUND(IF([.$B53]/COS([.BZ$2]*0.0174533)&lt;255;[.$B53]/COS([.BZ$2]*0.0174533);255);0)  ;2)" office:value-type="string" office:string-value="A5">
            <text:p>A5</text:p>
          </table:table-cell>
          <table:table-cell table:style-name="ce3" table:formula="of:=DEC2HEX(ROUND(IF([.$B53]/COS([.CA$2]*0.0174533)&lt;255;[.$B53]/COS([.CA$2]*0.0174533);255);0)  ;2)" office:value-type="string" office:string-value="CC">
            <text:p>CC</text:p>
          </table:table-cell>
          <table:table-cell table:style-name="ce3" table:formula="of:=DEC2HEX(ROUND(IF([.$B53]/COS([.CB$2]*0.0174533)&lt;255;[.$B53]/COS([.CB$2]*0.0174533);255);0)  ;2)" office:value-type="string" office:string-value="FF">
            <text:p>FF</text:p>
          </table:table-cell>
          <table:table-cell table:style-name="ce3" table:formula="of:=DEC2HEX(ROUND(IF([.$B53]/COS([.CC$2]*0.0174533)&lt;255;[.$B5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3]+1" office:value-type="float" office:value="50">
            <text:p>50</text:p>
          </table:table-cell>
          <table:table-cell table:style-name="ce2" table:formula="of:=[.B53]-1" office:value-type="float" office:value="77">
            <text:p>77</text:p>
          </table:table-cell>
          <table:table-cell table:formula="of:=DEC2HEX(ROUND(IF([.$B54]/[.C$3]&lt;127;127-[.$B54]/[.C$3];0) ;0) ;2)" office:value-type="string" office:string-value="32">
            <text:p>32</text:p>
          </table:table-cell>
          <table:table-cell table:formula="of:=DEC2HEX(ROUND(IF([.$B54]/[.D$3]&lt;127;127-[.$B54]/[.D$3];0) ;0) ;2)" office:value-type="string" office:string-value="32">
            <text:p>32</text:p>
          </table:table-cell>
          <table:table-cell table:formula="of:=DEC2HEX(ROUND(IF([.$B54]/[.E$3]&lt;127;127-[.$B54]/[.E$3];0) ;0) ;2)" office:value-type="string" office:string-value="31">
            <text:p>31</text:p>
          </table:table-cell>
          <table:table-cell table:formula="of:=DEC2HEX(ROUND(IF([.$B54]/[.F$3]&lt;127;127-[.$B54]/[.F$3];0) ;0) ;2)" office:value-type="string" office:string-value="2F">
            <text:p>2F</text:p>
          </table:table-cell>
          <table:table-cell table:formula="of:=DEC2HEX(ROUND(IF([.$B54]/[.G$3]&lt;127;127-[.$B54]/[.G$3];0) ;0) ;2)" office:value-type="string" office:string-value="2C">
            <text:p>2C</text:p>
          </table:table-cell>
          <table:table-cell table:formula="of:=DEC2HEX(ROUND(IF([.$B54]/[.H$3]&lt;127;127-[.$B54]/[.H$3];0) ;0) ;2)" office:value-type="string" office:string-value="28">
            <text:p>28</text:p>
          </table:table-cell>
          <table:table-cell table:formula="of:=DEC2HEX(ROUND(IF([.$B54]/[.I$3]&lt;127;127-[.$B54]/[.I$3];0) ;0) ;2)" office:value-type="string" office:string-value="22">
            <text:p>22</text:p>
          </table:table-cell>
          <table:table-cell table:formula="of:=DEC2HEX(ROUND(IF([.$B54]/[.J$3]&lt;127;127-[.$B54]/[.J$3];0) ;0) ;2)" office:value-type="string" office:string-value="1B">
            <text:p>1B</text:p>
          </table:table-cell>
          <table:table-cell table:formula="of:=DEC2HEX(ROUND(IF([.$B54]/[.K$3]&lt;127;127-[.$B54]/[.K$3];0) ;0) ;2)" office:value-type="string" office:string-value="12">
            <text:p>12</text:p>
          </table:table-cell>
          <table:table-cell table:formula="of:=DEC2HEX(ROUND(IF([.$B54]/[.L$3]&lt;127;127-[.$B54]/[.L$3];0) ;0) ;2)" office:value-type="string" office:string-value="06">
            <text:p>06</text:p>
          </table:table-cell>
          <table:table-cell table:style-name="ce3" table:formula="of:=DEC2HEX(ROUND(IF([.$B54]/[.M$3]&lt;127;127-[.$B54]/[.M$3];0) ;0) ;2)" office:value-type="string" office:string-value="00">
            <text:p>00</text:p>
          </table:table-cell>
          <table:table-cell table:style-name="ce3" table:formula="of:=DEC2HEX(ROUND(IF([.$B54]/[.N$3]&lt;127;127-[.$B54]/[.N$3];0) ;0) ;2)" office:value-type="string" office:string-value="00">
            <text:p>00</text:p>
          </table:table-cell>
          <table:table-cell table:style-name="ce3" table:formula="of:=DEC2HEX(ROUND(IF([.$B54]/[.O$3]&lt;127;127-[.$B54]/[.O$3];0) ;0) ;2)" office:value-type="string" office:string-value="00">
            <text:p>00</text:p>
          </table:table-cell>
          <table:table-cell table:style-name="ce3" table:formula="of:=DEC2HEX(ROUND(IF([.$B54]/[.P$3]&lt;127;127-[.$B54]/[.P$3];0) ;0) ;2)" office:value-type="string" office:string-value="00">
            <text:p>00</text:p>
          </table:table-cell>
          <table:table-cell table:style-name="ce3" table:formula="of:=DEC2HEX(ROUND(IF([.$B54]/[.Q$3]&lt;127;127-[.$B54]/[.Q$3];0) ;0) ;2)" office:value-type="string" office:string-value="00">
            <text:p>00</text:p>
          </table:table-cell>
          <table:table-cell table:style-name="ce3" table:formula="of:=DEC2HEX(ROUND(IF([.$B54]/[.R$3]&lt;127;127-[.$B54]/[.R$3];0) ;0) ;2)" office:value-type="string" office:string-value="00">
            <text:p>00</text:p>
          </table:table-cell>
          <table:table-cell table:style-name="ce3" table:formula="of:=DEC2HEX(ROUND(IF([.$B54]/[.S$3]&lt;127;[.$B54]/[.S$3];127) ;0) ;2)" office:value-type="float" office:value="0">
            <text:p>#ДЕЛ/0!</text:p>
          </table:table-cell>
          <table:table-cell table:style-name="ce3" table:formula="of:=DEC2HEX(ROUND(IF([.$B54]/[.T$3]&lt;127;[.$B54]/[.T$3];127) ;0) ;2)" office:value-type="string" office:string-value="FFFFFFFCEE">
            <text:p>FFFFFFFCEE</text:p>
          </table:table-cell>
          <table:table-cell table:style-name="ce3" table:formula="of:=DEC2HEX(ROUND(IF([.$B54]/[.U$3]&lt;127;[.$B54]/[.U$3];127) ;0) ;2)" office:value-type="string" office:string-value="FFFFFFFE75">
            <text:p>FFFFFFFE75</text:p>
          </table:table-cell>
          <table:table-cell table:style-name="ce3" table:formula="of:=DEC2HEX(ROUND(IF([.$B54]/[.V$3]&lt;127;[.$B54]/[.V$3];127) ;0) ;2)" office:value-type="string" office:string-value="FFFFFFFEF6">
            <text:p>FFFFFFFEF6</text:p>
          </table:table-cell>
          <table:table-cell table:style-name="ce3" table:formula="of:=DEC2HEX(ROUND(IF([.$B54]/[.W$3]&lt;127;[.$B54]/[.W$3];127) ;0) ;2)" office:value-type="string" office:string-value="FFFFFFFF37">
            <text:p>FFFFFFFF37</text:p>
          </table:table-cell>
          <table:table-cell table:style-name="ce3" table:formula="of:=DEC2HEX(ROUND(IF([.$B54]/[.X$3]&lt;127;[.$B54]/[.X$3];127) ;0) ;2)" office:value-type="string" office:string-value="FFFFFFFF5D">
            <text:p>FFFFFFFF5D</text:p>
          </table:table-cell>
          <table:table-cell table:style-name="ce3" table:formula="of:=DEC2HEX(ROUND(IF([.$B54]/[.Y$3]&lt;127;[.$B54]/[.Y$3];127) ;0) ;2)" office:value-type="string" office:string-value="FFFFFFFF76">
            <text:p>FFFFFFFF76</text:p>
          </table:table-cell>
          <table:table-cell table:style-name="ce3" table:formula="of:=DEC2HEX(ROUND(IF([.$B54]/[.Z$3]&lt;127;[.$B54]/[.Z$3];127) ;0) ;2)" office:value-type="string" office:string-value="FFFFFFFF87">
            <text:p>FFFFFFFF87</text:p>
          </table:table-cell>
          <table:table-cell table:style-name="ce3" table:formula="of:=DEC2HEX(ROUND(IF([.$B54]/[.AA$3]&lt;127;[.$B54]/[.AA$3];127) ;0) ;2)" office:value-type="string" office:string-value="FFFFFFFF93">
            <text:p>FFFFFFFF93</text:p>
          </table:table-cell>
          <table:table-cell table:style-name="ce3" table:formula="of:=DEC2HEX(ROUND(IF([.$B54]/[.AB$3]&lt;127;[.$B54]/[.AB$3];127) ;0) ;2)" office:value-type="string" office:string-value="FFFFFFFF9C">
            <text:p>FFFFFFFF9C</text:p>
          </table:table-cell>
          <table:table-cell table:style-name="ce3" table:formula="of:=DEC2HEX(ROUND(IF([.$B54]/[.AC$3]&lt;127;[.$B54]/[.AC$3];127) ;0) ;2)" office:value-type="string" office:string-value="FFFFFFFFA3">
            <text:p>FFFFFFFFA3</text:p>
          </table:table-cell>
          <table:table-cell table:style-name="ce3" table:formula="of:=DEC2HEX(ROUND(IF([.$B54]/[.AD$3]&lt;127;[.$B54]/[.AD$3];127) ;0) ;2)" office:value-type="string" office:string-value="FFFFFFFFA9">
            <text:p>FFFFFFFFA9</text:p>
          </table:table-cell>
          <table:table-cell table:style-name="ce3" table:formula="of:=DEC2HEX(ROUND(IF([.$B54]/[.AE$3]&lt;127;[.$B54]/[.AE$3];127) ;0) ;2)" office:value-type="string" office:string-value="FFFFFFFFAD">
            <text:p>FFFFFFFFAD</text:p>
          </table:table-cell>
          <table:table-cell table:style-name="ce3" table:formula="of:=DEC2HEX(ROUND(IF([.$B54]/[.AF$3]&lt;127;[.$B54]/[.AF$3];127) ;0) ;2)" office:value-type="string" office:string-value="FFFFFFFFB0">
            <text:p>FFFFFFFFB0</text:p>
          </table:table-cell>
          <table:table-cell table:style-name="ce3" table:formula="of:=DEC2HEX(ROUND(IF([.$B54]/[.AG$3]&lt;127;[.$B54]/[.AG$3];127) ;0) ;2)" office:value-type="string" office:string-value="FFFFFFFFB2">
            <text:p>FFFFFFFFB2</text:p>
          </table:table-cell>
          <table:table-cell table:style-name="ce3" table:formula="of:=DEC2HEX(ROUND(IF([.$B54]/[.AH$3]&lt;127;[.$B54]/[.AH$3];127) ;0) ;2)" office:value-type="string" office:string-value="FFFFFFFFB3">
            <text:p>FFFFFFFFB3</text:p>
          </table:table-cell>
          <table:table-cell table:style-name="ce3" table:formula="of:=DEC2HEX(ROUND(IF([.$B54]/COS([.AI$2]*0.0174533)&lt;255;[.$B54]/COS([.AI$2]*0.0174533);255);0)  ;2)" office:value-type="string" office:string-value="FFFFFFFFB3">
            <text:p>FFFFFFFFB3</text:p>
          </table:table-cell>
          <table:table-cell table:style-name="ce3" table:formula="of:=DEC2HEX(ROUND(IF([.$B54]/COS([.AJ$2]*0.0174533)&lt;255;[.$B54]/COS([.AJ$2]*0.0174533);255);0)  ;2)" office:value-type="string" office:string-value="FFFFFFFFB3">
            <text:p>FFFFFFFFB3</text:p>
          </table:table-cell>
          <table:table-cell table:style-name="ce3" table:formula="of:=DEC2HEX(ROUND(IF([.$B54]/COS([.AK$2]*0.0174533)&lt;255;[.$B54]/COS([.AK$2]*0.0174533);255);0)  ;2)" office:value-type="string" office:string-value="FFFFFFFFB1">
            <text:p>FFFFFFFFB1</text:p>
          </table:table-cell>
          <table:table-cell table:style-name="ce3" table:formula="of:=DEC2HEX(ROUND(IF([.$B54]/COS([.AL$2]*0.0174533)&lt;255;[.$B54]/COS([.AL$2]*0.0174533);255);0)  ;2)" office:value-type="string" office:string-value="FFFFFFFFB0">
            <text:p>FFFFFFFFB0</text:p>
          </table:table-cell>
          <table:table-cell table:style-name="ce3" table:formula="of:=DEC2HEX(ROUND(IF([.$B54]/COS([.AM$2]*0.0174533)&lt;255;[.$B54]/COS([.AM$2]*0.0174533);255);0)  ;2)" office:value-type="string" office:string-value="FFFFFFFFAD">
            <text:p>FFFFFFFFAD</text:p>
          </table:table-cell>
          <table:table-cell table:style-name="ce3" table:formula="of:=DEC2HEX(ROUND(IF([.$B54]/COS([.AN$2]*0.0174533)&lt;255;[.$B54]/COS([.AN$2]*0.0174533);255);0)  ;2)" office:value-type="string" office:string-value="FFFFFFFFA9">
            <text:p>FFFFFFFFA9</text:p>
          </table:table-cell>
          <table:table-cell table:style-name="ce3" table:formula="of:=DEC2HEX(ROUND(IF([.$B54]/COS([.AO$2]*0.0174533)&lt;255;[.$B54]/COS([.AO$2]*0.0174533);255);0)  ;2)" office:value-type="string" office:string-value="FFFFFFFFA3">
            <text:p>FFFFFFFFA3</text:p>
          </table:table-cell>
          <table:table-cell table:style-name="ce3" table:formula="of:=DEC2HEX(ROUND(IF([.$B54]/COS([.AP$2]*0.0174533)&lt;255;[.$B54]/COS([.AP$2]*0.0174533);255);0)  ;2)" office:value-type="string" office:string-value="FFFFFFFF9C">
            <text:p>FFFFFFFF9C</text:p>
          </table:table-cell>
          <table:table-cell table:style-name="ce3" table:formula="of:=DEC2HEX(ROUND(IF([.$B54]/COS([.AQ$2]*0.0174533)&lt;255;[.$B54]/COS([.AQ$2]*0.0174533);255);0)  ;2)" office:value-type="string" office:string-value="FFFFFFFF93">
            <text:p>FFFFFFFF93</text:p>
          </table:table-cell>
          <table:table-cell table:style-name="ce3" table:formula="of:=DEC2HEX(ROUND(IF([.$B54]/COS([.AR$2]*0.0174533)&lt;255;[.$B54]/COS([.AR$2]*0.0174533);255);0)  ;2)" office:value-type="string" office:string-value="FFFFFFFF87">
            <text:p>FFFFFFFF87</text:p>
          </table:table-cell>
          <table:table-cell table:style-name="ce3" table:formula="of:=DEC2HEX(ROUND(IF([.$B54]/COS([.AS$2]*0.0174533)&lt;255;[.$B54]/COS([.AS$2]*0.0174533);255);0)  ;2)" office:value-type="string" office:string-value="FFFFFFFF75">
            <text:p>FFFFFFFF75</text:p>
          </table:table-cell>
          <table:table-cell table:style-name="ce3" table:formula="of:=DEC2HEX(ROUND(IF([.$B54]/COS([.AT$2]*0.0174533)&lt;255;[.$B54]/COS([.AT$2]*0.0174533);255);0)  ;2)" office:value-type="string" office:string-value="FFFFFFFF5D">
            <text:p>FFFFFFFF5D</text:p>
          </table:table-cell>
          <table:table-cell table:style-name="ce3" table:formula="of:=DEC2HEX(ROUND(IF([.$B54]/COS([.AU$2]*0.0174533)&lt;255;[.$B54]/COS([.AU$2]*0.0174533);255);0)  ;2)" office:value-type="string" office:string-value="FFFFFFFF37">
            <text:p>FFFFFFFF37</text:p>
          </table:table-cell>
          <table:table-cell table:style-name="ce3" table:formula="of:=DEC2HEX(ROUND(IF([.$B54]/COS([.AV$2]*0.0174533)&lt;255;[.$B54]/COS([.AV$2]*0.0174533);255);0)  ;2)" office:value-type="string" office:string-value="FFFFFFFEF7">
            <text:p>FFFFFFFEF7</text:p>
          </table:table-cell>
          <table:table-cell table:style-name="ce3" table:formula="of:=DEC2HEX(ROUND(IF([.$B54]/COS([.AW$2]*0.0174533)&lt;255;[.$B54]/COS([.AW$2]*0.0174533);255);0)  ;2)" office:value-type="string" office:string-value="FFFFFFFE75">
            <text:p>FFFFFFFE75</text:p>
          </table:table-cell>
          <table:table-cell table:style-name="ce3" table:formula="of:=DEC2HEX(ROUND(IF([.$B54]/COS([.AX$2]*0.0174533)&lt;255;[.$B54]/COS([.AX$2]*0.0174533);255);0)  ;2)" office:value-type="string" office:string-value="FFFFFFFCEE">
            <text:p>FFFFFFFCEE</text:p>
          </table:table-cell>
          <table:table-cell table:style-name="ce3" table:formula="of:=DEC2HEX(ROUND(IF([.$B54]/COS([.AY$2]*0.0174533)&lt;255;[.$B54]/COS([.AY$2]*0.0174533);255);0)  ;2)" office:value-type="string" office:string-value="FF">
            <text:p>FF</text:p>
          </table:table-cell>
          <table:table-cell table:style-name="ce3" table:formula="of:=DEC2HEX(ROUND(IF([.$B54]/COS([.AZ$2]*0.0174533)&lt;255;[.$B54]/COS([.AZ$2]*0.0174533);255);0)  ;2)" office:value-type="string" office:string-value="FF">
            <text:p>FF</text:p>
          </table:table-cell>
          <table:table-cell table:style-name="ce3" table:formula="of:=DEC2HEX(ROUND(IF([.$B54]/COS([.BA$2]*0.0174533)&lt;255;[.$B54]/COS([.BA$2]*0.0174533);255);0)  ;2)" office:value-type="string" office:string-value="FF">
            <text:p>FF</text:p>
          </table:table-cell>
          <table:table-cell table:style-name="ce3" table:formula="of:=DEC2HEX(ROUND(IF([.$B54]/COS([.BB$2]*0.0174533)&lt;255;[.$B54]/COS([.BB$2]*0.0174533);255);0)  ;2)" office:value-type="string" office:string-value="FF">
            <text:p>FF</text:p>
          </table:table-cell>
          <table:table-cell table:style-name="ce3" table:formula="of:=DEC2HEX(ROUND(IF([.$B54]/COS([.BC$2]*0.0174533)&lt;255;[.$B54]/COS([.BC$2]*0.0174533);255);0)  ;2)" office:value-type="string" office:string-value="C9">
            <text:p>C9</text:p>
          </table:table-cell>
          <table:table-cell table:style-name="ce3" table:formula="of:=DEC2HEX(ROUND(IF([.$B54]/COS([.BD$2]*0.0174533)&lt;255;[.$B54]/COS([.BD$2]*0.0174533);255);0)  ;2)" office:value-type="string" office:string-value="A3">
            <text:p>A3</text:p>
          </table:table-cell>
          <table:table-cell table:style-name="ce3" table:formula="of:=DEC2HEX(ROUND(IF([.$B54]/COS([.BE$2]*0.0174533)&lt;255;[.$B54]/COS([.BE$2]*0.0174533);255);0)  ;2)" office:value-type="string" office:string-value="8B">
            <text:p>8B</text:p>
          </table:table-cell>
          <table:table-cell table:style-name="ce3" table:formula="of:=DEC2HEX(ROUND(IF([.$B54]/COS([.BF$2]*0.0174533)&lt;255;[.$B54]/COS([.BF$2]*0.0174533);255);0)  ;2)" office:value-type="string" office:string-value="79">
            <text:p>79</text:p>
          </table:table-cell>
          <table:table-cell table:style-name="ce3" table:formula="of:=DEC2HEX(ROUND(IF([.$B54]/COS([.BG$2]*0.0174533)&lt;255;[.$B54]/COS([.BG$2]*0.0174533);255);0)  ;2)" office:value-type="string" office:string-value="6D">
            <text:p>6D</text:p>
          </table:table-cell>
          <table:table-cell table:style-name="ce3" table:formula="of:=DEC2HEX(ROUND(IF([.$B54]/COS([.BH$2]*0.0174533)&lt;255;[.$B54]/COS([.BH$2]*0.0174533);255);0)  ;2)" office:value-type="string" office:string-value="64">
            <text:p>64</text:p>
          </table:table-cell>
          <table:table-cell table:style-name="ce3" table:formula="of:=DEC2HEX(ROUND(IF([.$B54]/COS([.BI$2]*0.0174533)&lt;255;[.$B54]/COS([.BI$2]*0.0174533);255);0)  ;2)" office:value-type="string" office:string-value="5D">
            <text:p>5D</text:p>
          </table:table-cell>
          <table:table-cell table:style-name="ce3" table:formula="of:=DEC2HEX(ROUND(IF([.$B54]/COS([.BJ$2]*0.0174533)&lt;255;[.$B54]/COS([.BJ$2]*0.0174533);255);0)  ;2)" office:value-type="string" office:string-value="57">
            <text:p>57</text:p>
          </table:table-cell>
          <table:table-cell table:style-name="ce3" table:formula="of:=DEC2HEX(ROUND(IF([.$B54]/COS([.BK$2]*0.0174533)&lt;255;[.$B54]/COS([.BK$2]*0.0174533);255);0)  ;2)" office:value-type="string" office:string-value="53">
            <text:p>53</text:p>
          </table:table-cell>
          <table:table-cell table:style-name="ce3" table:formula="of:=DEC2HEX(ROUND(IF([.$B54]/COS([.BL$2]*0.0174533)&lt;255;[.$B54]/COS([.BL$2]*0.0174533);255);0)  ;2)" office:value-type="string" office:string-value="50">
            <text:p>50</text:p>
          </table:table-cell>
          <table:table-cell table:style-name="ce3" table:formula="of:=DEC2HEX(ROUND(IF([.$B54]/COS([.BM$2]*0.0174533)&lt;255;[.$B54]/COS([.BM$2]*0.0174533);255);0)  ;2)" office:value-type="string" office:string-value="4F">
            <text:p>4F</text:p>
          </table:table-cell>
          <table:table-cell table:style-name="ce3" table:formula="of:=DEC2HEX(ROUND(IF([.$B54]/COS([.BN$2]*0.0174533)&lt;255;[.$B54]/COS([.BN$2]*0.0174533);255);0)  ;2)" office:value-type="string" office:string-value="4D">
            <text:p>4D</text:p>
          </table:table-cell>
          <table:table-cell table:style-name="ce3" table:formula="of:=DEC2HEX(ROUND(IF([.$B54]/COS([.BO$2]*0.0174533)&lt;255;[.$B54]/COS([.BO$2]*0.0174533);255);0)  ;2)" office:value-type="string" office:string-value="4D">
            <text:p>4D</text:p>
          </table:table-cell>
          <table:table-cell table:style-name="ce3" table:formula="of:=DEC2HEX(ROUND(IF([.$B54]/COS([.BP$2]*0.0174533)&lt;255;[.$B54]/COS([.BP$2]*0.0174533);255);0)  ;2)" office:value-type="string" office:string-value="4D">
            <text:p>4D</text:p>
          </table:table-cell>
          <table:table-cell table:style-name="ce3" table:formula="of:=DEC2HEX(ROUND(IF([.$B54]/COS([.BQ$2]*0.0174533)&lt;255;[.$B54]/COS([.BQ$2]*0.0174533);255);0)  ;2)" office:value-type="string" office:string-value="4F">
            <text:p>4F</text:p>
          </table:table-cell>
          <table:table-cell table:style-name="ce3" table:formula="of:=DEC2HEX(ROUND(IF([.$B54]/COS([.BR$2]*0.0174533)&lt;255;[.$B54]/COS([.BR$2]*0.0174533);255);0)  ;2)" office:value-type="string" office:string-value="50">
            <text:p>50</text:p>
          </table:table-cell>
          <table:table-cell table:style-name="ce3" table:formula="of:=DEC2HEX(ROUND(IF([.$B54]/COS([.BS$2]*0.0174533)&lt;255;[.$B54]/COS([.BS$2]*0.0174533);255);0)  ;2)" office:value-type="string" office:string-value="53">
            <text:p>53</text:p>
          </table:table-cell>
          <table:table-cell table:style-name="ce3" table:formula="of:=DEC2HEX(ROUND(IF([.$B54]/COS([.BT$2]*0.0174533)&lt;255;[.$B54]/COS([.BT$2]*0.0174533);255);0)  ;2)" office:value-type="string" office:string-value="57">
            <text:p>57</text:p>
          </table:table-cell>
          <table:table-cell table:style-name="ce3" table:formula="of:=DEC2HEX(ROUND(IF([.$B54]/COS([.BU$2]*0.0174533)&lt;255;[.$B54]/COS([.BU$2]*0.0174533);255);0)  ;2)" office:value-type="string" office:string-value="5D">
            <text:p>5D</text:p>
          </table:table-cell>
          <table:table-cell table:style-name="ce3" table:formula="of:=DEC2HEX(ROUND(IF([.$B54]/COS([.BV$2]*0.0174533)&lt;255;[.$B54]/COS([.BV$2]*0.0174533);255);0)  ;2)" office:value-type="string" office:string-value="64">
            <text:p>64</text:p>
          </table:table-cell>
          <table:table-cell table:style-name="ce3" table:formula="of:=DEC2HEX(ROUND(IF([.$B54]/COS([.BW$2]*0.0174533)&lt;255;[.$B54]/COS([.BW$2]*0.0174533);255);0)  ;2)" office:value-type="string" office:string-value="6D">
            <text:p>6D</text:p>
          </table:table-cell>
          <table:table-cell table:style-name="ce3" table:formula="of:=DEC2HEX(ROUND(IF([.$B54]/COS([.BX$2]*0.0174533)&lt;255;[.$B54]/COS([.BX$2]*0.0174533);255);0)  ;2)" office:value-type="string" office:string-value="79">
            <text:p>79</text:p>
          </table:table-cell>
          <table:table-cell table:style-name="ce3" table:formula="of:=DEC2HEX(ROUND(IF([.$B54]/COS([.BY$2]*0.0174533)&lt;255;[.$B54]/COS([.BY$2]*0.0174533);255);0)  ;2)" office:value-type="string" office:string-value="8B">
            <text:p>8B</text:p>
          </table:table-cell>
          <table:table-cell table:style-name="ce3" table:formula="of:=DEC2HEX(ROUND(IF([.$B54]/COS([.BZ$2]*0.0174533)&lt;255;[.$B54]/COS([.BZ$2]*0.0174533);255);0)  ;2)" office:value-type="string" office:string-value="A3">
            <text:p>A3</text:p>
          </table:table-cell>
          <table:table-cell table:style-name="ce3" table:formula="of:=DEC2HEX(ROUND(IF([.$B54]/COS([.CA$2]*0.0174533)&lt;255;[.$B54]/COS([.CA$2]*0.0174533);255);0)  ;2)" office:value-type="string" office:string-value="C9">
            <text:p>C9</text:p>
          </table:table-cell>
          <table:table-cell table:style-name="ce3" table:formula="of:=DEC2HEX(ROUND(IF([.$B54]/COS([.CB$2]*0.0174533)&lt;255;[.$B54]/COS([.CB$2]*0.0174533);255);0)  ;2)" office:value-type="string" office:string-value="FF">
            <text:p>FF</text:p>
          </table:table-cell>
          <table:table-cell table:style-name="ce3" table:formula="of:=DEC2HEX(ROUND(IF([.$B54]/COS([.CC$2]*0.0174533)&lt;255;[.$B5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4]+1" office:value-type="float" office:value="51">
            <text:p>51</text:p>
          </table:table-cell>
          <table:table-cell table:style-name="ce2" table:formula="of:=[.B54]-1" office:value-type="float" office:value="76">
            <text:p>76</text:p>
          </table:table-cell>
          <table:table-cell table:formula="of:=DEC2HEX(ROUND(IF([.$B55]/[.C$3]&lt;127;127-[.$B55]/[.C$3];0) ;0) ;2)" office:value-type="string" office:string-value="33">
            <text:p>33</text:p>
          </table:table-cell>
          <table:table-cell table:formula="of:=DEC2HEX(ROUND(IF([.$B55]/[.D$3]&lt;127;127-[.$B55]/[.D$3];0) ;0) ;2)" office:value-type="string" office:string-value="33">
            <text:p>33</text:p>
          </table:table-cell>
          <table:table-cell table:formula="of:=DEC2HEX(ROUND(IF([.$B55]/[.E$3]&lt;127;127-[.$B55]/[.E$3];0) ;0) ;2)" office:value-type="string" office:string-value="32">
            <text:p>32</text:p>
          </table:table-cell>
          <table:table-cell table:formula="of:=DEC2HEX(ROUND(IF([.$B55]/[.F$3]&lt;127;127-[.$B55]/[.F$3];0) ;0) ;2)" office:value-type="string" office:string-value="30">
            <text:p>30</text:p>
          </table:table-cell>
          <table:table-cell table:formula="of:=DEC2HEX(ROUND(IF([.$B55]/[.G$3]&lt;127;127-[.$B55]/[.G$3];0) ;0) ;2)" office:value-type="string" office:string-value="2D">
            <text:p>2D</text:p>
          </table:table-cell>
          <table:table-cell table:formula="of:=DEC2HEX(ROUND(IF([.$B55]/[.H$3]&lt;127;127-[.$B55]/[.H$3];0) ;0) ;2)" office:value-type="string" office:string-value="29">
            <text:p>29</text:p>
          </table:table-cell>
          <table:table-cell table:formula="of:=DEC2HEX(ROUND(IF([.$B55]/[.I$3]&lt;127;127-[.$B55]/[.I$3];0) ;0) ;2)" office:value-type="string" office:string-value="24">
            <text:p>24</text:p>
          </table:table-cell>
          <table:table-cell table:formula="of:=DEC2HEX(ROUND(IF([.$B55]/[.J$3]&lt;127;127-[.$B55]/[.J$3];0) ;0) ;2)" office:value-type="string" office:string-value="1D">
            <text:p>1D</text:p>
          </table:table-cell>
          <table:table-cell table:formula="of:=DEC2HEX(ROUND(IF([.$B55]/[.K$3]&lt;127;127-[.$B55]/[.K$3];0) ;0) ;2)" office:value-type="string" office:string-value="14">
            <text:p>14</text:p>
          </table:table-cell>
          <table:table-cell table:formula="of:=DEC2HEX(ROUND(IF([.$B55]/[.L$3]&lt;127;127-[.$B55]/[.L$3];0) ;0) ;2)" office:value-type="string" office:string-value="07">
            <text:p>07</text:p>
          </table:table-cell>
          <table:table-cell table:style-name="ce3" table:formula="of:=DEC2HEX(ROUND(IF([.$B55]/[.M$3]&lt;127;127-[.$B55]/[.M$3];0) ;0) ;2)" office:value-type="string" office:string-value="00">
            <text:p>00</text:p>
          </table:table-cell>
          <table:table-cell table:style-name="ce3" table:formula="of:=DEC2HEX(ROUND(IF([.$B55]/[.N$3]&lt;127;127-[.$B55]/[.N$3];0) ;0) ;2)" office:value-type="string" office:string-value="00">
            <text:p>00</text:p>
          </table:table-cell>
          <table:table-cell table:style-name="ce3" table:formula="of:=DEC2HEX(ROUND(IF([.$B55]/[.O$3]&lt;127;127-[.$B55]/[.O$3];0) ;0) ;2)" office:value-type="string" office:string-value="00">
            <text:p>00</text:p>
          </table:table-cell>
          <table:table-cell table:style-name="ce3" table:formula="of:=DEC2HEX(ROUND(IF([.$B55]/[.P$3]&lt;127;127-[.$B55]/[.P$3];0) ;0) ;2)" office:value-type="string" office:string-value="00">
            <text:p>00</text:p>
          </table:table-cell>
          <table:table-cell table:style-name="ce3" table:formula="of:=DEC2HEX(ROUND(IF([.$B55]/[.Q$3]&lt;127;127-[.$B55]/[.Q$3];0) ;0) ;2)" office:value-type="string" office:string-value="00">
            <text:p>00</text:p>
          </table:table-cell>
          <table:table-cell table:style-name="ce3" table:formula="of:=DEC2HEX(ROUND(IF([.$B55]/[.R$3]&lt;127;127-[.$B55]/[.R$3];0) ;0) ;2)" office:value-type="string" office:string-value="00">
            <text:p>00</text:p>
          </table:table-cell>
          <table:table-cell table:style-name="ce3" table:formula="of:=DEC2HEX(ROUND(IF([.$B55]/[.S$3]&lt;127;[.$B55]/[.S$3];127) ;0) ;2)" office:value-type="float" office:value="0">
            <text:p>#ДЕЛ/0!</text:p>
          </table:table-cell>
          <table:table-cell table:style-name="ce3" table:formula="of:=DEC2HEX(ROUND(IF([.$B55]/[.T$3]&lt;127;[.$B55]/[.T$3];127) ;0) ;2)" office:value-type="string" office:string-value="FFFFFFFCF8">
            <text:p>FFFFFFFCF8</text:p>
          </table:table-cell>
          <table:table-cell table:style-name="ce3" table:formula="of:=DEC2HEX(ROUND(IF([.$B55]/[.U$3]&lt;127;[.$B55]/[.U$3];127) ;0) ;2)" office:value-type="string" office:string-value="FFFFFFFE7A">
            <text:p>FFFFFFFE7A</text:p>
          </table:table-cell>
          <table:table-cell table:style-name="ce3" table:formula="of:=DEC2HEX(ROUND(IF([.$B55]/[.V$3]&lt;127;[.$B55]/[.V$3];127) ;0) ;2)" office:value-type="string" office:string-value="FFFFFFFEFA">
            <text:p>FFFFFFFEFA</text:p>
          </table:table-cell>
          <table:table-cell table:style-name="ce3" table:formula="of:=DEC2HEX(ROUND(IF([.$B55]/[.W$3]&lt;127;[.$B55]/[.W$3];127) ;0) ;2)" office:value-type="string" office:string-value="FFFFFFFF3A">
            <text:p>FFFFFFFF3A</text:p>
          </table:table-cell>
          <table:table-cell table:style-name="ce3" table:formula="of:=DEC2HEX(ROUND(IF([.$B55]/[.X$3]&lt;127;[.$B55]/[.X$3];127) ;0) ;2)" office:value-type="string" office:string-value="FFFFFFFF5F">
            <text:p>FFFFFFFF5F</text:p>
          </table:table-cell>
          <table:table-cell table:style-name="ce3" table:formula="of:=DEC2HEX(ROUND(IF([.$B55]/[.Y$3]&lt;127;[.$B55]/[.Y$3];127) ;0) ;2)" office:value-type="string" office:string-value="FFFFFFFF77">
            <text:p>FFFFFFFF77</text:p>
          </table:table-cell>
          <table:table-cell table:style-name="ce3" table:formula="of:=DEC2HEX(ROUND(IF([.$B55]/[.Z$3]&lt;127;[.$B55]/[.Z$3];127) ;0) ;2)" office:value-type="string" office:string-value="FFFFFFFF88">
            <text:p>FFFFFFFF88</text:p>
          </table:table-cell>
          <table:table-cell table:style-name="ce3" table:formula="of:=DEC2HEX(ROUND(IF([.$B55]/[.AA$3]&lt;127;[.$B55]/[.AA$3];127) ;0) ;2)" office:value-type="string" office:string-value="FFFFFFFF95">
            <text:p>FFFFFFFF95</text:p>
          </table:table-cell>
          <table:table-cell table:style-name="ce3" table:formula="of:=DEC2HEX(ROUND(IF([.$B55]/[.AB$3]&lt;127;[.$B55]/[.AB$3];127) ;0) ;2)" office:value-type="string" office:string-value="FFFFFFFF9E">
            <text:p>FFFFFFFF9E</text:p>
          </table:table-cell>
          <table:table-cell table:style-name="ce3" table:formula="of:=DEC2HEX(ROUND(IF([.$B55]/[.AC$3]&lt;127;[.$B55]/[.AC$3];127) ;0) ;2)" office:value-type="string" office:string-value="FFFFFFFFA5">
            <text:p>FFFFFFFFA5</text:p>
          </table:table-cell>
          <table:table-cell table:style-name="ce3" table:formula="of:=DEC2HEX(ROUND(IF([.$B55]/[.AD$3]&lt;127;[.$B55]/[.AD$3];127) ;0) ;2)" office:value-type="string" office:string-value="FFFFFFFFAA">
            <text:p>FFFFFFFFAA</text:p>
          </table:table-cell>
          <table:table-cell table:style-name="ce3" table:formula="of:=DEC2HEX(ROUND(IF([.$B55]/[.AE$3]&lt;127;[.$B55]/[.AE$3];127) ;0) ;2)" office:value-type="string" office:string-value="FFFFFFFFAE">
            <text:p>FFFFFFFFAE</text:p>
          </table:table-cell>
          <table:table-cell table:style-name="ce3" table:formula="of:=DEC2HEX(ROUND(IF([.$B55]/[.AF$3]&lt;127;[.$B55]/[.AF$3];127) ;0) ;2)" office:value-type="string" office:string-value="FFFFFFFFB1">
            <text:p>FFFFFFFFB1</text:p>
          </table:table-cell>
          <table:table-cell table:style-name="ce3" table:formula="of:=DEC2HEX(ROUND(IF([.$B55]/[.AG$3]&lt;127;[.$B55]/[.AG$3];127) ;0) ;2)" office:value-type="string" office:string-value="FFFFFFFFB3">
            <text:p>FFFFFFFFB3</text:p>
          </table:table-cell>
          <table:table-cell table:style-name="ce3" table:formula="of:=DEC2HEX(ROUND(IF([.$B55]/[.AH$3]&lt;127;[.$B55]/[.AH$3];127) ;0) ;2)" office:value-type="string" office:string-value="FFFFFFFFB4">
            <text:p>FFFFFFFFB4</text:p>
          </table:table-cell>
          <table:table-cell table:style-name="ce3" table:formula="of:=DEC2HEX(ROUND(IF([.$B55]/COS([.AI$2]*0.0174533)&lt;255;[.$B55]/COS([.AI$2]*0.0174533);255);0)  ;2)" office:value-type="string" office:string-value="FFFFFFFFB4">
            <text:p>FFFFFFFFB4</text:p>
          </table:table-cell>
          <table:table-cell table:style-name="ce3" table:formula="of:=DEC2HEX(ROUND(IF([.$B55]/COS([.AJ$2]*0.0174533)&lt;255;[.$B55]/COS([.AJ$2]*0.0174533);255);0)  ;2)" office:value-type="string" office:string-value="FFFFFFFFB4">
            <text:p>FFFFFFFFB4</text:p>
          </table:table-cell>
          <table:table-cell table:style-name="ce3" table:formula="of:=DEC2HEX(ROUND(IF([.$B55]/COS([.AK$2]*0.0174533)&lt;255;[.$B55]/COS([.AK$2]*0.0174533);255);0)  ;2)" office:value-type="string" office:string-value="FFFFFFFFB3">
            <text:p>FFFFFFFFB3</text:p>
          </table:table-cell>
          <table:table-cell table:style-name="ce3" table:formula="of:=DEC2HEX(ROUND(IF([.$B55]/COS([.AL$2]*0.0174533)&lt;255;[.$B55]/COS([.AL$2]*0.0174533);255);0)  ;2)" office:value-type="string" office:string-value="FFFFFFFFB1">
            <text:p>FFFFFFFFB1</text:p>
          </table:table-cell>
          <table:table-cell table:style-name="ce3" table:formula="of:=DEC2HEX(ROUND(IF([.$B55]/COS([.AM$2]*0.0174533)&lt;255;[.$B55]/COS([.AM$2]*0.0174533);255);0)  ;2)" office:value-type="string" office:string-value="FFFFFFFFAE">
            <text:p>FFFFFFFFAE</text:p>
          </table:table-cell>
          <table:table-cell table:style-name="ce3" table:formula="of:=DEC2HEX(ROUND(IF([.$B55]/COS([.AN$2]*0.0174533)&lt;255;[.$B55]/COS([.AN$2]*0.0174533);255);0)  ;2)" office:value-type="string" office:string-value="FFFFFFFFAA">
            <text:p>FFFFFFFFAA</text:p>
          </table:table-cell>
          <table:table-cell table:style-name="ce3" table:formula="of:=DEC2HEX(ROUND(IF([.$B55]/COS([.AO$2]*0.0174533)&lt;255;[.$B55]/COS([.AO$2]*0.0174533);255);0)  ;2)" office:value-type="string" office:string-value="FFFFFFFFA5">
            <text:p>FFFFFFFFA5</text:p>
          </table:table-cell>
          <table:table-cell table:style-name="ce3" table:formula="of:=DEC2HEX(ROUND(IF([.$B55]/COS([.AP$2]*0.0174533)&lt;255;[.$B55]/COS([.AP$2]*0.0174533);255);0)  ;2)" office:value-type="string" office:string-value="FFFFFFFF9E">
            <text:p>FFFFFFFF9E</text:p>
          </table:table-cell>
          <table:table-cell table:style-name="ce3" table:formula="of:=DEC2HEX(ROUND(IF([.$B55]/COS([.AQ$2]*0.0174533)&lt;255;[.$B55]/COS([.AQ$2]*0.0174533);255);0)  ;2)" office:value-type="string" office:string-value="FFFFFFFF95">
            <text:p>FFFFFFFF95</text:p>
          </table:table-cell>
          <table:table-cell table:style-name="ce3" table:formula="of:=DEC2HEX(ROUND(IF([.$B55]/COS([.AR$2]*0.0174533)&lt;255;[.$B55]/COS([.AR$2]*0.0174533);255);0)  ;2)" office:value-type="string" office:string-value="FFFFFFFF88">
            <text:p>FFFFFFFF88</text:p>
          </table:table-cell>
          <table:table-cell table:style-name="ce3" table:formula="of:=DEC2HEX(ROUND(IF([.$B55]/COS([.AS$2]*0.0174533)&lt;255;[.$B55]/COS([.AS$2]*0.0174533);255);0)  ;2)" office:value-type="string" office:string-value="FFFFFFFF77">
            <text:p>FFFFFFFF77</text:p>
          </table:table-cell>
          <table:table-cell table:style-name="ce3" table:formula="of:=DEC2HEX(ROUND(IF([.$B55]/COS([.AT$2]*0.0174533)&lt;255;[.$B55]/COS([.AT$2]*0.0174533);255);0)  ;2)" office:value-type="string" office:string-value="FFFFFFFF5F">
            <text:p>FFFFFFFF5F</text:p>
          </table:table-cell>
          <table:table-cell table:style-name="ce3" table:formula="of:=DEC2HEX(ROUND(IF([.$B55]/COS([.AU$2]*0.0174533)&lt;255;[.$B55]/COS([.AU$2]*0.0174533);255);0)  ;2)" office:value-type="string" office:string-value="FFFFFFFF39">
            <text:p>FFFFFFFF39</text:p>
          </table:table-cell>
          <table:table-cell table:style-name="ce3" table:formula="of:=DEC2HEX(ROUND(IF([.$B55]/COS([.AV$2]*0.0174533)&lt;255;[.$B55]/COS([.AV$2]*0.0174533);255);0)  ;2)" office:value-type="string" office:string-value="FFFFFFFEFA">
            <text:p>FFFFFFFEFA</text:p>
          </table:table-cell>
          <table:table-cell table:style-name="ce3" table:formula="of:=DEC2HEX(ROUND(IF([.$B55]/COS([.AW$2]*0.0174533)&lt;255;[.$B55]/COS([.AW$2]*0.0174533);255);0)  ;2)" office:value-type="string" office:string-value="FFFFFFFE7A">
            <text:p>FFFFFFFE7A</text:p>
          </table:table-cell>
          <table:table-cell table:style-name="ce3" table:formula="of:=DEC2HEX(ROUND(IF([.$B55]/COS([.AX$2]*0.0174533)&lt;255;[.$B55]/COS([.AX$2]*0.0174533);255);0)  ;2)" office:value-type="string" office:string-value="FFFFFFFCF9">
            <text:p>FFFFFFFCF9</text:p>
          </table:table-cell>
          <table:table-cell table:style-name="ce3" table:formula="of:=DEC2HEX(ROUND(IF([.$B55]/COS([.AY$2]*0.0174533)&lt;255;[.$B55]/COS([.AY$2]*0.0174533);255);0)  ;2)" office:value-type="string" office:string-value="FF">
            <text:p>FF</text:p>
          </table:table-cell>
          <table:table-cell table:style-name="ce3" table:formula="of:=DEC2HEX(ROUND(IF([.$B55]/COS([.AZ$2]*0.0174533)&lt;255;[.$B55]/COS([.AZ$2]*0.0174533);255);0)  ;2)" office:value-type="string" office:string-value="FF">
            <text:p>FF</text:p>
          </table:table-cell>
          <table:table-cell table:style-name="ce3" table:formula="of:=DEC2HEX(ROUND(IF([.$B55]/COS([.BA$2]*0.0174533)&lt;255;[.$B55]/COS([.BA$2]*0.0174533);255);0)  ;2)" office:value-type="string" office:string-value="FF">
            <text:p>FF</text:p>
          </table:table-cell>
          <table:table-cell table:style-name="ce3" table:formula="of:=DEC2HEX(ROUND(IF([.$B55]/COS([.BB$2]*0.0174533)&lt;255;[.$B55]/COS([.BB$2]*0.0174533);255);0)  ;2)" office:value-type="string" office:string-value="FF">
            <text:p>FF</text:p>
          </table:table-cell>
          <table:table-cell table:style-name="ce3" table:formula="of:=DEC2HEX(ROUND(IF([.$B55]/COS([.BC$2]*0.0174533)&lt;255;[.$B55]/COS([.BC$2]*0.0174533);255);0)  ;2)" office:value-type="string" office:string-value="C7">
            <text:p>C7</text:p>
          </table:table-cell>
          <table:table-cell table:style-name="ce3" table:formula="of:=DEC2HEX(ROUND(IF([.$B55]/COS([.BD$2]*0.0174533)&lt;255;[.$B55]/COS([.BD$2]*0.0174533);255);0)  ;2)" office:value-type="string" office:string-value="A1">
            <text:p>A1</text:p>
          </table:table-cell>
          <table:table-cell table:style-name="ce3" table:formula="of:=DEC2HEX(ROUND(IF([.$B55]/COS([.BE$2]*0.0174533)&lt;255;[.$B55]/COS([.BE$2]*0.0174533);255);0)  ;2)" office:value-type="string" office:string-value="89">
            <text:p>89</text:p>
          </table:table-cell>
          <table:table-cell table:style-name="ce3" table:formula="of:=DEC2HEX(ROUND(IF([.$B55]/COS([.BF$2]*0.0174533)&lt;255;[.$B55]/COS([.BF$2]*0.0174533);255);0)  ;2)" office:value-type="string" office:string-value="78">
            <text:p>78</text:p>
          </table:table-cell>
          <table:table-cell table:style-name="ce3" table:formula="of:=DEC2HEX(ROUND(IF([.$B55]/COS([.BG$2]*0.0174533)&lt;255;[.$B55]/COS([.BG$2]*0.0174533);255);0)  ;2)" office:value-type="string" office:string-value="6B">
            <text:p>6B</text:p>
          </table:table-cell>
          <table:table-cell table:style-name="ce3" table:formula="of:=DEC2HEX(ROUND(IF([.$B55]/COS([.BH$2]*0.0174533)&lt;255;[.$B55]/COS([.BH$2]*0.0174533);255);0)  ;2)" office:value-type="string" office:string-value="62">
            <text:p>62</text:p>
          </table:table-cell>
          <table:table-cell table:style-name="ce3" table:formula="of:=DEC2HEX(ROUND(IF([.$B55]/COS([.BI$2]*0.0174533)&lt;255;[.$B55]/COS([.BI$2]*0.0174533);255);0)  ;2)" office:value-type="string" office:string-value="5B">
            <text:p>5B</text:p>
          </table:table-cell>
          <table:table-cell table:style-name="ce3" table:formula="of:=DEC2HEX(ROUND(IF([.$B55]/COS([.BJ$2]*0.0174533)&lt;255;[.$B55]/COS([.BJ$2]*0.0174533);255);0)  ;2)" office:value-type="string" office:string-value="56">
            <text:p>56</text:p>
          </table:table-cell>
          <table:table-cell table:style-name="ce3" table:formula="of:=DEC2HEX(ROUND(IF([.$B55]/COS([.BK$2]*0.0174533)&lt;255;[.$B55]/COS([.BK$2]*0.0174533);255);0)  ;2)" office:value-type="string" office:string-value="52">
            <text:p>52</text:p>
          </table:table-cell>
          <table:table-cell table:style-name="ce3" table:formula="of:=DEC2HEX(ROUND(IF([.$B55]/COS([.BL$2]*0.0174533)&lt;255;[.$B55]/COS([.BL$2]*0.0174533);255);0)  ;2)" office:value-type="string" office:string-value="4F">
            <text:p>4F</text:p>
          </table:table-cell>
          <table:table-cell table:style-name="ce3" table:formula="of:=DEC2HEX(ROUND(IF([.$B55]/COS([.BM$2]*0.0174533)&lt;255;[.$B55]/COS([.BM$2]*0.0174533);255);0)  ;2)" office:value-type="string" office:string-value="4D">
            <text:p>4D</text:p>
          </table:table-cell>
          <table:table-cell table:style-name="ce3" table:formula="of:=DEC2HEX(ROUND(IF([.$B55]/COS([.BN$2]*0.0174533)&lt;255;[.$B55]/COS([.BN$2]*0.0174533);255);0)  ;2)" office:value-type="string" office:string-value="4C">
            <text:p>4C</text:p>
          </table:table-cell>
          <table:table-cell table:style-name="ce3" table:formula="of:=DEC2HEX(ROUND(IF([.$B55]/COS([.BO$2]*0.0174533)&lt;255;[.$B55]/COS([.BO$2]*0.0174533);255);0)  ;2)" office:value-type="string" office:string-value="4C">
            <text:p>4C</text:p>
          </table:table-cell>
          <table:table-cell table:style-name="ce3" table:formula="of:=DEC2HEX(ROUND(IF([.$B55]/COS([.BP$2]*0.0174533)&lt;255;[.$B55]/COS([.BP$2]*0.0174533);255);0)  ;2)" office:value-type="string" office:string-value="4C">
            <text:p>4C</text:p>
          </table:table-cell>
          <table:table-cell table:style-name="ce3" table:formula="of:=DEC2HEX(ROUND(IF([.$B55]/COS([.BQ$2]*0.0174533)&lt;255;[.$B55]/COS([.BQ$2]*0.0174533);255);0)  ;2)" office:value-type="string" office:string-value="4D">
            <text:p>4D</text:p>
          </table:table-cell>
          <table:table-cell table:style-name="ce3" table:formula="of:=DEC2HEX(ROUND(IF([.$B55]/COS([.BR$2]*0.0174533)&lt;255;[.$B55]/COS([.BR$2]*0.0174533);255);0)  ;2)" office:value-type="string" office:string-value="4F">
            <text:p>4F</text:p>
          </table:table-cell>
          <table:table-cell table:style-name="ce3" table:formula="of:=DEC2HEX(ROUND(IF([.$B55]/COS([.BS$2]*0.0174533)&lt;255;[.$B55]/COS([.BS$2]*0.0174533);255);0)  ;2)" office:value-type="string" office:string-value="52">
            <text:p>52</text:p>
          </table:table-cell>
          <table:table-cell table:style-name="ce3" table:formula="of:=DEC2HEX(ROUND(IF([.$B55]/COS([.BT$2]*0.0174533)&lt;255;[.$B55]/COS([.BT$2]*0.0174533);255);0)  ;2)" office:value-type="string" office:string-value="56">
            <text:p>56</text:p>
          </table:table-cell>
          <table:table-cell table:style-name="ce3" table:formula="of:=DEC2HEX(ROUND(IF([.$B55]/COS([.BU$2]*0.0174533)&lt;255;[.$B55]/COS([.BU$2]*0.0174533);255);0)  ;2)" office:value-type="string" office:string-value="5B">
            <text:p>5B</text:p>
          </table:table-cell>
          <table:table-cell table:style-name="ce3" table:formula="of:=DEC2HEX(ROUND(IF([.$B55]/COS([.BV$2]*0.0174533)&lt;255;[.$B55]/COS([.BV$2]*0.0174533);255);0)  ;2)" office:value-type="string" office:string-value="62">
            <text:p>62</text:p>
          </table:table-cell>
          <table:table-cell table:style-name="ce3" table:formula="of:=DEC2HEX(ROUND(IF([.$B55]/COS([.BW$2]*0.0174533)&lt;255;[.$B55]/COS([.BW$2]*0.0174533);255);0)  ;2)" office:value-type="string" office:string-value="6B">
            <text:p>6B</text:p>
          </table:table-cell>
          <table:table-cell table:style-name="ce3" table:formula="of:=DEC2HEX(ROUND(IF([.$B55]/COS([.BX$2]*0.0174533)&lt;255;[.$B55]/COS([.BX$2]*0.0174533);255);0)  ;2)" office:value-type="string" office:string-value="78">
            <text:p>78</text:p>
          </table:table-cell>
          <table:table-cell table:style-name="ce3" table:formula="of:=DEC2HEX(ROUND(IF([.$B55]/COS([.BY$2]*0.0174533)&lt;255;[.$B55]/COS([.BY$2]*0.0174533);255);0)  ;2)" office:value-type="string" office:string-value="89">
            <text:p>89</text:p>
          </table:table-cell>
          <table:table-cell table:style-name="ce3" table:formula="of:=DEC2HEX(ROUND(IF([.$B55]/COS([.BZ$2]*0.0174533)&lt;255;[.$B55]/COS([.BZ$2]*0.0174533);255);0)  ;2)" office:value-type="string" office:string-value="A1">
            <text:p>A1</text:p>
          </table:table-cell>
          <table:table-cell table:style-name="ce3" table:formula="of:=DEC2HEX(ROUND(IF([.$B55]/COS([.CA$2]*0.0174533)&lt;255;[.$B55]/COS([.CA$2]*0.0174533);255);0)  ;2)" office:value-type="string" office:string-value="C7">
            <text:p>C7</text:p>
          </table:table-cell>
          <table:table-cell table:style-name="ce3" table:formula="of:=DEC2HEX(ROUND(IF([.$B55]/COS([.CB$2]*0.0174533)&lt;255;[.$B55]/COS([.CB$2]*0.0174533);255);0)  ;2)" office:value-type="string" office:string-value="FF">
            <text:p>FF</text:p>
          </table:table-cell>
          <table:table-cell table:style-name="ce3" table:formula="of:=DEC2HEX(ROUND(IF([.$B55]/COS([.CC$2]*0.0174533)&lt;255;[.$B5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5]+1" office:value-type="float" office:value="52">
            <text:p>52</text:p>
          </table:table-cell>
          <table:table-cell table:style-name="ce2" table:formula="of:=[.B55]-1" office:value-type="float" office:value="75">
            <text:p>75</text:p>
          </table:table-cell>
          <table:table-cell table:formula="of:=DEC2HEX(ROUND(IF([.$B56]/[.C$3]&lt;127;127-[.$B56]/[.C$3];0) ;0) ;2)" office:value-type="string" office:string-value="34">
            <text:p>34</text:p>
          </table:table-cell>
          <table:table-cell table:formula="of:=DEC2HEX(ROUND(IF([.$B56]/[.D$3]&lt;127;127-[.$B56]/[.D$3];0) ;0) ;2)" office:value-type="string" office:string-value="34">
            <text:p>34</text:p>
          </table:table-cell>
          <table:table-cell table:formula="of:=DEC2HEX(ROUND(IF([.$B56]/[.E$3]&lt;127;127-[.$B56]/[.E$3];0) ;0) ;2)" office:value-type="string" office:string-value="33">
            <text:p>33</text:p>
          </table:table-cell>
          <table:table-cell table:formula="of:=DEC2HEX(ROUND(IF([.$B56]/[.F$3]&lt;127;127-[.$B56]/[.F$3];0) ;0) ;2)" office:value-type="string" office:string-value="31">
            <text:p>31</text:p>
          </table:table-cell>
          <table:table-cell table:formula="of:=DEC2HEX(ROUND(IF([.$B56]/[.G$3]&lt;127;127-[.$B56]/[.G$3];0) ;0) ;2)" office:value-type="string" office:string-value="2E">
            <text:p>2E</text:p>
          </table:table-cell>
          <table:table-cell table:formula="of:=DEC2HEX(ROUND(IF([.$B56]/[.H$3]&lt;127;127-[.$B56]/[.H$3];0) ;0) ;2)" office:value-type="string" office:string-value="2A">
            <text:p>2A</text:p>
          </table:table-cell>
          <table:table-cell table:formula="of:=DEC2HEX(ROUND(IF([.$B56]/[.I$3]&lt;127;127-[.$B56]/[.I$3];0) ;0) ;2)" office:value-type="string" office:string-value="25">
            <text:p>25</text:p>
          </table:table-cell>
          <table:table-cell table:formula="of:=DEC2HEX(ROUND(IF([.$B56]/[.J$3]&lt;127;127-[.$B56]/[.J$3];0) ;0) ;2)" office:value-type="string" office:string-value="1E">
            <text:p>1E</text:p>
          </table:table-cell>
          <table:table-cell table:formula="of:=DEC2HEX(ROUND(IF([.$B56]/[.K$3]&lt;127;127-[.$B56]/[.K$3];0) ;0) ;2)" office:value-type="string" office:string-value="15">
            <text:p>15</text:p>
          </table:table-cell>
          <table:table-cell table:formula="of:=DEC2HEX(ROUND(IF([.$B56]/[.L$3]&lt;127;127-[.$B56]/[.L$3];0) ;0) ;2)" office:value-type="string" office:string-value="09">
            <text:p>09</text:p>
          </table:table-cell>
          <table:table-cell table:style-name="ce3" table:formula="of:=DEC2HEX(ROUND(IF([.$B56]/[.M$3]&lt;127;127-[.$B56]/[.M$3];0) ;0) ;2)" office:value-type="string" office:string-value="00">
            <text:p>00</text:p>
          </table:table-cell>
          <table:table-cell table:style-name="ce3" table:formula="of:=DEC2HEX(ROUND(IF([.$B56]/[.N$3]&lt;127;127-[.$B56]/[.N$3];0) ;0) ;2)" office:value-type="string" office:string-value="00">
            <text:p>00</text:p>
          </table:table-cell>
          <table:table-cell table:style-name="ce3" table:formula="of:=DEC2HEX(ROUND(IF([.$B56]/[.O$3]&lt;127;127-[.$B56]/[.O$3];0) ;0) ;2)" office:value-type="string" office:string-value="00">
            <text:p>00</text:p>
          </table:table-cell>
          <table:table-cell table:style-name="ce3" table:formula="of:=DEC2HEX(ROUND(IF([.$B56]/[.P$3]&lt;127;127-[.$B56]/[.P$3];0) ;0) ;2)" office:value-type="string" office:string-value="00">
            <text:p>00</text:p>
          </table:table-cell>
          <table:table-cell table:style-name="ce3" table:formula="of:=DEC2HEX(ROUND(IF([.$B56]/[.Q$3]&lt;127;127-[.$B56]/[.Q$3];0) ;0) ;2)" office:value-type="string" office:string-value="00">
            <text:p>00</text:p>
          </table:table-cell>
          <table:table-cell table:style-name="ce3" table:formula="of:=DEC2HEX(ROUND(IF([.$B56]/[.R$3]&lt;127;127-[.$B56]/[.R$3];0) ;0) ;2)" office:value-type="string" office:string-value="00">
            <text:p>00</text:p>
          </table:table-cell>
          <table:table-cell table:style-name="ce3" table:formula="of:=DEC2HEX(ROUND(IF([.$B56]/[.S$3]&lt;127;[.$B56]/[.S$3];127) ;0) ;2)" office:value-type="float" office:value="0">
            <text:p>#ДЕЛ/0!</text:p>
          </table:table-cell>
          <table:table-cell table:style-name="ce3" table:formula="of:=DEC2HEX(ROUND(IF([.$B56]/[.T$3]&lt;127;[.$B56]/[.T$3];127) ;0) ;2)" office:value-type="string" office:string-value="FFFFFFFD03">
            <text:p>FFFFFFFD03</text:p>
          </table:table-cell>
          <table:table-cell table:style-name="ce3" table:formula="of:=DEC2HEX(ROUND(IF([.$B56]/[.U$3]&lt;127;[.$B56]/[.U$3];127) ;0) ;2)" office:value-type="string" office:string-value="FFFFFFFE7F">
            <text:p>FFFFFFFE7F</text:p>
          </table:table-cell>
          <table:table-cell table:style-name="ce3" table:formula="of:=DEC2HEX(ROUND(IF([.$B56]/[.V$3]&lt;127;[.$B56]/[.V$3];127) ;0) ;2)" office:value-type="string" office:string-value="FFFFFFFEFD">
            <text:p>FFFFFFFEFD</text:p>
          </table:table-cell>
          <table:table-cell table:style-name="ce3" table:formula="of:=DEC2HEX(ROUND(IF([.$B56]/[.W$3]&lt;127;[.$B56]/[.W$3];127) ;0) ;2)" office:value-type="string" office:string-value="FFFFFFFF3C">
            <text:p>FFFFFFFF3C</text:p>
          </table:table-cell>
          <table:table-cell table:style-name="ce3" table:formula="of:=DEC2HEX(ROUND(IF([.$B56]/[.X$3]&lt;127;[.$B56]/[.X$3];127) ;0) ;2)" office:value-type="string" office:string-value="FFFFFFFF61">
            <text:p>FFFFFFFF61</text:p>
          </table:table-cell>
          <table:table-cell table:style-name="ce3" table:formula="of:=DEC2HEX(ROUND(IF([.$B56]/[.Y$3]&lt;127;[.$B56]/[.Y$3];127) ;0) ;2)" office:value-type="string" office:string-value="FFFFFFFF79">
            <text:p>FFFFFFFF79</text:p>
          </table:table-cell>
          <table:table-cell table:style-name="ce3" table:formula="of:=DEC2HEX(ROUND(IF([.$B56]/[.Z$3]&lt;127;[.$B56]/[.Z$3];127) ;0) ;2)" office:value-type="string" office:string-value="FFFFFFFF8A">
            <text:p>FFFFFFFF8A</text:p>
          </table:table-cell>
          <table:table-cell table:style-name="ce3" table:formula="of:=DEC2HEX(ROUND(IF([.$B56]/[.AA$3]&lt;127;[.$B56]/[.AA$3];127) ;0) ;2)" office:value-type="string" office:string-value="FFFFFFFF96">
            <text:p>FFFFFFFF96</text:p>
          </table:table-cell>
          <table:table-cell table:style-name="ce3" table:formula="of:=DEC2HEX(ROUND(IF([.$B56]/[.AB$3]&lt;127;[.$B56]/[.AB$3];127) ;0) ;2)" office:value-type="string" office:string-value="FFFFFFFF9F">
            <text:p>FFFFFFFF9F</text:p>
          </table:table-cell>
          <table:table-cell table:style-name="ce3" table:formula="of:=DEC2HEX(ROUND(IF([.$B56]/[.AC$3]&lt;127;[.$B56]/[.AC$3];127) ;0) ;2)" office:value-type="string" office:string-value="FFFFFFFFA6">
            <text:p>FFFFFFFFA6</text:p>
          </table:table-cell>
          <table:table-cell table:style-name="ce3" table:formula="of:=DEC2HEX(ROUND(IF([.$B56]/[.AD$3]&lt;127;[.$B56]/[.AD$3];127) ;0) ;2)" office:value-type="string" office:string-value="FFFFFFFFAB">
            <text:p>FFFFFFFFAB</text:p>
          </table:table-cell>
          <table:table-cell table:style-name="ce3" table:formula="of:=DEC2HEX(ROUND(IF([.$B56]/[.AE$3]&lt;127;[.$B56]/[.AE$3];127) ;0) ;2)" office:value-type="string" office:string-value="FFFFFFFFAF">
            <text:p>FFFFFFFFAF</text:p>
          </table:table-cell>
          <table:table-cell table:style-name="ce3" table:formula="of:=DEC2HEX(ROUND(IF([.$B56]/[.AF$3]&lt;127;[.$B56]/[.AF$3];127) ;0) ;2)" office:value-type="string" office:string-value="FFFFFFFFB2">
            <text:p>FFFFFFFFB2</text:p>
          </table:table-cell>
          <table:table-cell table:style-name="ce3" table:formula="of:=DEC2HEX(ROUND(IF([.$B56]/[.AG$3]&lt;127;[.$B56]/[.AG$3];127) ;0) ;2)" office:value-type="string" office:string-value="FFFFFFFFB4">
            <text:p>FFFFFFFFB4</text:p>
          </table:table-cell>
          <table:table-cell table:style-name="ce3" table:formula="of:=DEC2HEX(ROUND(IF([.$B56]/[.AH$3]&lt;127;[.$B56]/[.AH$3];127) ;0) ;2)" office:value-type="string" office:string-value="FFFFFFFFB5">
            <text:p>FFFFFFFFB5</text:p>
          </table:table-cell>
          <table:table-cell table:style-name="ce3" table:formula="of:=DEC2HEX(ROUND(IF([.$B56]/COS([.AI$2]*0.0174533)&lt;255;[.$B56]/COS([.AI$2]*0.0174533);255);0)  ;2)" office:value-type="string" office:string-value="FFFFFFFFB5">
            <text:p>FFFFFFFFB5</text:p>
          </table:table-cell>
          <table:table-cell table:style-name="ce3" table:formula="of:=DEC2HEX(ROUND(IF([.$B56]/COS([.AJ$2]*0.0174533)&lt;255;[.$B56]/COS([.AJ$2]*0.0174533);255);0)  ;2)" office:value-type="string" office:string-value="FFFFFFFFB5">
            <text:p>FFFFFFFFB5</text:p>
          </table:table-cell>
          <table:table-cell table:style-name="ce3" table:formula="of:=DEC2HEX(ROUND(IF([.$B56]/COS([.AK$2]*0.0174533)&lt;255;[.$B56]/COS([.AK$2]*0.0174533);255);0)  ;2)" office:value-type="string" office:string-value="FFFFFFFFB4">
            <text:p>FFFFFFFFB4</text:p>
          </table:table-cell>
          <table:table-cell table:style-name="ce3" table:formula="of:=DEC2HEX(ROUND(IF([.$B56]/COS([.AL$2]*0.0174533)&lt;255;[.$B56]/COS([.AL$2]*0.0174533);255);0)  ;2)" office:value-type="string" office:string-value="FFFFFFFFB2">
            <text:p>FFFFFFFFB2</text:p>
          </table:table-cell>
          <table:table-cell table:style-name="ce3" table:formula="of:=DEC2HEX(ROUND(IF([.$B56]/COS([.AM$2]*0.0174533)&lt;255;[.$B56]/COS([.AM$2]*0.0174533);255);0)  ;2)" office:value-type="string" office:string-value="FFFFFFFFAF">
            <text:p>FFFFFFFFAF</text:p>
          </table:table-cell>
          <table:table-cell table:style-name="ce3" table:formula="of:=DEC2HEX(ROUND(IF([.$B56]/COS([.AN$2]*0.0174533)&lt;255;[.$B56]/COS([.AN$2]*0.0174533);255);0)  ;2)" office:value-type="string" office:string-value="FFFFFFFFAB">
            <text:p>FFFFFFFFAB</text:p>
          </table:table-cell>
          <table:table-cell table:style-name="ce3" table:formula="of:=DEC2HEX(ROUND(IF([.$B56]/COS([.AO$2]*0.0174533)&lt;255;[.$B56]/COS([.AO$2]*0.0174533);255);0)  ;2)" office:value-type="string" office:string-value="FFFFFFFFA6">
            <text:p>FFFFFFFFA6</text:p>
          </table:table-cell>
          <table:table-cell table:style-name="ce3" table:formula="of:=DEC2HEX(ROUND(IF([.$B56]/COS([.AP$2]*0.0174533)&lt;255;[.$B56]/COS([.AP$2]*0.0174533);255);0)  ;2)" office:value-type="string" office:string-value="FFFFFFFF9F">
            <text:p>FFFFFFFF9F</text:p>
          </table:table-cell>
          <table:table-cell table:style-name="ce3" table:formula="of:=DEC2HEX(ROUND(IF([.$B56]/COS([.AQ$2]*0.0174533)&lt;255;[.$B56]/COS([.AQ$2]*0.0174533);255);0)  ;2)" office:value-type="string" office:string-value="FFFFFFFF96">
            <text:p>FFFFFFFF96</text:p>
          </table:table-cell>
          <table:table-cell table:style-name="ce3" table:formula="of:=DEC2HEX(ROUND(IF([.$B56]/COS([.AR$2]*0.0174533)&lt;255;[.$B56]/COS([.AR$2]*0.0174533);255);0)  ;2)" office:value-type="string" office:string-value="FFFFFFFF8A">
            <text:p>FFFFFFFF8A</text:p>
          </table:table-cell>
          <table:table-cell table:style-name="ce3" table:formula="of:=DEC2HEX(ROUND(IF([.$B56]/COS([.AS$2]*0.0174533)&lt;255;[.$B56]/COS([.AS$2]*0.0174533);255);0)  ;2)" office:value-type="string" office:string-value="FFFFFFFF79">
            <text:p>FFFFFFFF79</text:p>
          </table:table-cell>
          <table:table-cell table:style-name="ce3" table:formula="of:=DEC2HEX(ROUND(IF([.$B56]/COS([.AT$2]*0.0174533)&lt;255;[.$B56]/COS([.AT$2]*0.0174533);255);0)  ;2)" office:value-type="string" office:string-value="FFFFFFFF61">
            <text:p>FFFFFFFF61</text:p>
          </table:table-cell>
          <table:table-cell table:style-name="ce3" table:formula="of:=DEC2HEX(ROUND(IF([.$B56]/COS([.AU$2]*0.0174533)&lt;255;[.$B56]/COS([.AU$2]*0.0174533);255);0)  ;2)" office:value-type="string" office:string-value="FFFFFFFF3C">
            <text:p>FFFFFFFF3C</text:p>
          </table:table-cell>
          <table:table-cell table:style-name="ce3" table:formula="of:=DEC2HEX(ROUND(IF([.$B56]/COS([.AV$2]*0.0174533)&lt;255;[.$B56]/COS([.AV$2]*0.0174533);255);0)  ;2)" office:value-type="string" office:string-value="FFFFFFFEFE">
            <text:p>FFFFFFFEFE</text:p>
          </table:table-cell>
          <table:table-cell table:style-name="ce3" table:formula="of:=DEC2HEX(ROUND(IF([.$B56]/COS([.AW$2]*0.0174533)&lt;255;[.$B56]/COS([.AW$2]*0.0174533);255);0)  ;2)" office:value-type="string" office:string-value="FFFFFFFE80">
            <text:p>FFFFFFFE80</text:p>
          </table:table-cell>
          <table:table-cell table:style-name="ce3" table:formula="of:=DEC2HEX(ROUND(IF([.$B56]/COS([.AX$2]*0.0174533)&lt;255;[.$B56]/COS([.AX$2]*0.0174533);255);0)  ;2)" office:value-type="string" office:string-value="FFFFFFFD03">
            <text:p>FFFFFFFD03</text:p>
          </table:table-cell>
          <table:table-cell table:style-name="ce3" table:formula="of:=DEC2HEX(ROUND(IF([.$B56]/COS([.AY$2]*0.0174533)&lt;255;[.$B56]/COS([.AY$2]*0.0174533);255);0)  ;2)" office:value-type="string" office:string-value="FF">
            <text:p>FF</text:p>
          </table:table-cell>
          <table:table-cell table:style-name="ce3" table:formula="of:=DEC2HEX(ROUND(IF([.$B56]/COS([.AZ$2]*0.0174533)&lt;255;[.$B56]/COS([.AZ$2]*0.0174533);255);0)  ;2)" office:value-type="string" office:string-value="FF">
            <text:p>FF</text:p>
          </table:table-cell>
          <table:table-cell table:style-name="ce3" table:formula="of:=DEC2HEX(ROUND(IF([.$B56]/COS([.BA$2]*0.0174533)&lt;255;[.$B56]/COS([.BA$2]*0.0174533);255);0)  ;2)" office:value-type="string" office:string-value="FF">
            <text:p>FF</text:p>
          </table:table-cell>
          <table:table-cell table:style-name="ce3" table:formula="of:=DEC2HEX(ROUND(IF([.$B56]/COS([.BB$2]*0.0174533)&lt;255;[.$B56]/COS([.BB$2]*0.0174533);255);0)  ;2)" office:value-type="string" office:string-value="FF">
            <text:p>FF</text:p>
          </table:table-cell>
          <table:table-cell table:style-name="ce3" table:formula="of:=DEC2HEX(ROUND(IF([.$B56]/COS([.BC$2]*0.0174533)&lt;255;[.$B56]/COS([.BC$2]*0.0174533);255);0)  ;2)" office:value-type="string" office:string-value="C4">
            <text:p>C4</text:p>
          </table:table-cell>
          <table:table-cell table:style-name="ce3" table:formula="of:=DEC2HEX(ROUND(IF([.$B56]/COS([.BD$2]*0.0174533)&lt;255;[.$B56]/COS([.BD$2]*0.0174533);255);0)  ;2)" office:value-type="string" office:string-value="9F">
            <text:p>9F</text:p>
          </table:table-cell>
          <table:table-cell table:style-name="ce3" table:formula="of:=DEC2HEX(ROUND(IF([.$B56]/COS([.BE$2]*0.0174533)&lt;255;[.$B56]/COS([.BE$2]*0.0174533);255);0)  ;2)" office:value-type="string" office:string-value="87">
            <text:p>87</text:p>
          </table:table-cell>
          <table:table-cell table:style-name="ce3" table:formula="of:=DEC2HEX(ROUND(IF([.$B56]/COS([.BF$2]*0.0174533)&lt;255;[.$B56]/COS([.BF$2]*0.0174533);255);0)  ;2)" office:value-type="string" office:string-value="76">
            <text:p>76</text:p>
          </table:table-cell>
          <table:table-cell table:style-name="ce3" table:formula="of:=DEC2HEX(ROUND(IF([.$B56]/COS([.BG$2]*0.0174533)&lt;255;[.$B56]/COS([.BG$2]*0.0174533);255);0)  ;2)" office:value-type="string" office:string-value="6A">
            <text:p>6A</text:p>
          </table:table-cell>
          <table:table-cell table:style-name="ce3" table:formula="of:=DEC2HEX(ROUND(IF([.$B56]/COS([.BH$2]*0.0174533)&lt;255;[.$B56]/COS([.BH$2]*0.0174533);255);0)  ;2)" office:value-type="string" office:string-value="61">
            <text:p>61</text:p>
          </table:table-cell>
          <table:table-cell table:style-name="ce3" table:formula="of:=DEC2HEX(ROUND(IF([.$B56]/COS([.BI$2]*0.0174533)&lt;255;[.$B56]/COS([.BI$2]*0.0174533);255);0)  ;2)" office:value-type="string" office:string-value="5A">
            <text:p>5A</text:p>
          </table:table-cell>
          <table:table-cell table:style-name="ce3" table:formula="of:=DEC2HEX(ROUND(IF([.$B56]/COS([.BJ$2]*0.0174533)&lt;255;[.$B56]/COS([.BJ$2]*0.0174533);255);0)  ;2)" office:value-type="string" office:string-value="55">
            <text:p>55</text:p>
          </table:table-cell>
          <table:table-cell table:style-name="ce3" table:formula="of:=DEC2HEX(ROUND(IF([.$B56]/COS([.BK$2]*0.0174533)&lt;255;[.$B56]/COS([.BK$2]*0.0174533);255);0)  ;2)" office:value-type="string" office:string-value="51">
            <text:p>51</text:p>
          </table:table-cell>
          <table:table-cell table:style-name="ce3" table:formula="of:=DEC2HEX(ROUND(IF([.$B56]/COS([.BL$2]*0.0174533)&lt;255;[.$B56]/COS([.BL$2]*0.0174533);255);0)  ;2)" office:value-type="string" office:string-value="4E">
            <text:p>4E</text:p>
          </table:table-cell>
          <table:table-cell table:style-name="ce3" table:formula="of:=DEC2HEX(ROUND(IF([.$B56]/COS([.BM$2]*0.0174533)&lt;255;[.$B56]/COS([.BM$2]*0.0174533);255);0)  ;2)" office:value-type="string" office:string-value="4C">
            <text:p>4C</text:p>
          </table:table-cell>
          <table:table-cell table:style-name="ce3" table:formula="of:=DEC2HEX(ROUND(IF([.$B56]/COS([.BN$2]*0.0174533)&lt;255;[.$B56]/COS([.BN$2]*0.0174533);255);0)  ;2)" office:value-type="string" office:string-value="4B">
            <text:p>4B</text:p>
          </table:table-cell>
          <table:table-cell table:style-name="ce3" table:formula="of:=DEC2HEX(ROUND(IF([.$B56]/COS([.BO$2]*0.0174533)&lt;255;[.$B56]/COS([.BO$2]*0.0174533);255);0)  ;2)" office:value-type="string" office:string-value="4B">
            <text:p>4B</text:p>
          </table:table-cell>
          <table:table-cell table:style-name="ce3" table:formula="of:=DEC2HEX(ROUND(IF([.$B56]/COS([.BP$2]*0.0174533)&lt;255;[.$B56]/COS([.BP$2]*0.0174533);255);0)  ;2)" office:value-type="string" office:string-value="4B">
            <text:p>4B</text:p>
          </table:table-cell>
          <table:table-cell table:style-name="ce3" table:formula="of:=DEC2HEX(ROUND(IF([.$B56]/COS([.BQ$2]*0.0174533)&lt;255;[.$B56]/COS([.BQ$2]*0.0174533);255);0)  ;2)" office:value-type="string" office:string-value="4C">
            <text:p>4C</text:p>
          </table:table-cell>
          <table:table-cell table:style-name="ce3" table:formula="of:=DEC2HEX(ROUND(IF([.$B56]/COS([.BR$2]*0.0174533)&lt;255;[.$B56]/COS([.BR$2]*0.0174533);255);0)  ;2)" office:value-type="string" office:string-value="4E">
            <text:p>4E</text:p>
          </table:table-cell>
          <table:table-cell table:style-name="ce3" table:formula="of:=DEC2HEX(ROUND(IF([.$B56]/COS([.BS$2]*0.0174533)&lt;255;[.$B56]/COS([.BS$2]*0.0174533);255);0)  ;2)" office:value-type="string" office:string-value="51">
            <text:p>51</text:p>
          </table:table-cell>
          <table:table-cell table:style-name="ce3" table:formula="of:=DEC2HEX(ROUND(IF([.$B56]/COS([.BT$2]*0.0174533)&lt;255;[.$B56]/COS([.BT$2]*0.0174533);255);0)  ;2)" office:value-type="string" office:string-value="55">
            <text:p>55</text:p>
          </table:table-cell>
          <table:table-cell table:style-name="ce3" table:formula="of:=DEC2HEX(ROUND(IF([.$B56]/COS([.BU$2]*0.0174533)&lt;255;[.$B56]/COS([.BU$2]*0.0174533);255);0)  ;2)" office:value-type="string" office:string-value="5A">
            <text:p>5A</text:p>
          </table:table-cell>
          <table:table-cell table:style-name="ce3" table:formula="of:=DEC2HEX(ROUND(IF([.$B56]/COS([.BV$2]*0.0174533)&lt;255;[.$B56]/COS([.BV$2]*0.0174533);255);0)  ;2)" office:value-type="string" office:string-value="61">
            <text:p>61</text:p>
          </table:table-cell>
          <table:table-cell table:style-name="ce3" table:formula="of:=DEC2HEX(ROUND(IF([.$B56]/COS([.BW$2]*0.0174533)&lt;255;[.$B56]/COS([.BW$2]*0.0174533);255);0)  ;2)" office:value-type="string" office:string-value="6A">
            <text:p>6A</text:p>
          </table:table-cell>
          <table:table-cell table:style-name="ce3" table:formula="of:=DEC2HEX(ROUND(IF([.$B56]/COS([.BX$2]*0.0174533)&lt;255;[.$B56]/COS([.BX$2]*0.0174533);255);0)  ;2)" office:value-type="string" office:string-value="76">
            <text:p>76</text:p>
          </table:table-cell>
          <table:table-cell table:style-name="ce3" table:formula="of:=DEC2HEX(ROUND(IF([.$B56]/COS([.BY$2]*0.0174533)&lt;255;[.$B56]/COS([.BY$2]*0.0174533);255);0)  ;2)" office:value-type="string" office:string-value="87">
            <text:p>87</text:p>
          </table:table-cell>
          <table:table-cell table:style-name="ce3" table:formula="of:=DEC2HEX(ROUND(IF([.$B56]/COS([.BZ$2]*0.0174533)&lt;255;[.$B56]/COS([.BZ$2]*0.0174533);255);0)  ;2)" office:value-type="string" office:string-value="9F">
            <text:p>9F</text:p>
          </table:table-cell>
          <table:table-cell table:style-name="ce3" table:formula="of:=DEC2HEX(ROUND(IF([.$B56]/COS([.CA$2]*0.0174533)&lt;255;[.$B56]/COS([.CA$2]*0.0174533);255);0)  ;2)" office:value-type="string" office:string-value="C4">
            <text:p>C4</text:p>
          </table:table-cell>
          <table:table-cell table:style-name="ce3" table:formula="of:=DEC2HEX(ROUND(IF([.$B56]/COS([.CB$2]*0.0174533)&lt;255;[.$B56]/COS([.CB$2]*0.0174533);255);0)  ;2)" office:value-type="string" office:string-value="FF">
            <text:p>FF</text:p>
          </table:table-cell>
          <table:table-cell table:style-name="ce3" table:formula="of:=DEC2HEX(ROUND(IF([.$B56]/COS([.CC$2]*0.0174533)&lt;255;[.$B5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6]+1" office:value-type="float" office:value="53">
            <text:p>53</text:p>
          </table:table-cell>
          <table:table-cell table:style-name="ce2" table:formula="of:=[.B56]-1" office:value-type="float" office:value="74">
            <text:p>74</text:p>
          </table:table-cell>
          <table:table-cell table:formula="of:=DEC2HEX(ROUND(IF([.$B57]/[.C$3]&lt;127;127-[.$B57]/[.C$3];0) ;0) ;2)" office:value-type="string" office:string-value="35">
            <text:p>35</text:p>
          </table:table-cell>
          <table:table-cell table:formula="of:=DEC2HEX(ROUND(IF([.$B57]/[.D$3]&lt;127;127-[.$B57]/[.D$3];0) ;0) ;2)" office:value-type="string" office:string-value="35">
            <text:p>35</text:p>
          </table:table-cell>
          <table:table-cell table:formula="of:=DEC2HEX(ROUND(IF([.$B57]/[.E$3]&lt;127;127-[.$B57]/[.E$3];0) ;0) ;2)" office:value-type="string" office:string-value="34">
            <text:p>34</text:p>
          </table:table-cell>
          <table:table-cell table:formula="of:=DEC2HEX(ROUND(IF([.$B57]/[.F$3]&lt;127;127-[.$B57]/[.F$3];0) ;0) ;2)" office:value-type="string" office:string-value="32">
            <text:p>32</text:p>
          </table:table-cell>
          <table:table-cell table:formula="of:=DEC2HEX(ROUND(IF([.$B57]/[.G$3]&lt;127;127-[.$B57]/[.G$3];0) ;0) ;2)" office:value-type="string" office:string-value="2F">
            <text:p>2F</text:p>
          </table:table-cell>
          <table:table-cell table:formula="of:=DEC2HEX(ROUND(IF([.$B57]/[.H$3]&lt;127;127-[.$B57]/[.H$3];0) ;0) ;2)" office:value-type="string" office:string-value="2B">
            <text:p>2B</text:p>
          </table:table-cell>
          <table:table-cell table:formula="of:=DEC2HEX(ROUND(IF([.$B57]/[.I$3]&lt;127;127-[.$B57]/[.I$3];0) ;0) ;2)" office:value-type="string" office:string-value="26">
            <text:p>26</text:p>
          </table:table-cell>
          <table:table-cell table:formula="of:=DEC2HEX(ROUND(IF([.$B57]/[.J$3]&lt;127;127-[.$B57]/[.J$3];0) ;0) ;2)" office:value-type="string" office:string-value="1F">
            <text:p>1F</text:p>
          </table:table-cell>
          <table:table-cell table:formula="of:=DEC2HEX(ROUND(IF([.$B57]/[.K$3]&lt;127;127-[.$B57]/[.K$3];0) ;0) ;2)" office:value-type="string" office:string-value="16">
            <text:p>16</text:p>
          </table:table-cell>
          <table:table-cell table:formula="of:=DEC2HEX(ROUND(IF([.$B57]/[.L$3]&lt;127;127-[.$B57]/[.L$3];0) ;0) ;2)" office:value-type="string" office:string-value="0A">
            <text:p>0A</text:p>
          </table:table-cell>
          <table:table-cell table:style-name="ce3" table:formula="of:=DEC2HEX(ROUND(IF([.$B57]/[.M$3]&lt;127;127-[.$B57]/[.M$3];0) ;0) ;2)" office:value-type="string" office:string-value="00">
            <text:p>00</text:p>
          </table:table-cell>
          <table:table-cell table:style-name="ce3" table:formula="of:=DEC2HEX(ROUND(IF([.$B57]/[.N$3]&lt;127;127-[.$B57]/[.N$3];0) ;0) ;2)" office:value-type="string" office:string-value="00">
            <text:p>00</text:p>
          </table:table-cell>
          <table:table-cell table:style-name="ce3" table:formula="of:=DEC2HEX(ROUND(IF([.$B57]/[.O$3]&lt;127;127-[.$B57]/[.O$3];0) ;0) ;2)" office:value-type="string" office:string-value="00">
            <text:p>00</text:p>
          </table:table-cell>
          <table:table-cell table:style-name="ce3" table:formula="of:=DEC2HEX(ROUND(IF([.$B57]/[.P$3]&lt;127;127-[.$B57]/[.P$3];0) ;0) ;2)" office:value-type="string" office:string-value="00">
            <text:p>00</text:p>
          </table:table-cell>
          <table:table-cell table:style-name="ce3" table:formula="of:=DEC2HEX(ROUND(IF([.$B57]/[.Q$3]&lt;127;127-[.$B57]/[.Q$3];0) ;0) ;2)" office:value-type="string" office:string-value="00">
            <text:p>00</text:p>
          </table:table-cell>
          <table:table-cell table:style-name="ce3" table:formula="of:=DEC2HEX(ROUND(IF([.$B57]/[.R$3]&lt;127;127-[.$B57]/[.R$3];0) ;0) ;2)" office:value-type="string" office:string-value="00">
            <text:p>00</text:p>
          </table:table-cell>
          <table:table-cell table:style-name="ce3" table:formula="of:=DEC2HEX(ROUND(IF([.$B57]/[.S$3]&lt;127;[.$B57]/[.S$3];127) ;0) ;2)" office:value-type="float" office:value="0">
            <text:p>#ДЕЛ/0!</text:p>
          </table:table-cell>
          <table:table-cell table:style-name="ce3" table:formula="of:=DEC2HEX(ROUND(IF([.$B57]/[.T$3]&lt;127;[.$B57]/[.T$3];127) ;0) ;2)" office:value-type="string" office:string-value="FFFFFFFD0D">
            <text:p>FFFFFFFD0D</text:p>
          </table:table-cell>
          <table:table-cell table:style-name="ce3" table:formula="of:=DEC2HEX(ROUND(IF([.$B57]/[.U$3]&lt;127;[.$B57]/[.U$3];127) ;0) ;2)" office:value-type="string" office:string-value="FFFFFFFE85">
            <text:p>FFFFFFFE85</text:p>
          </table:table-cell>
          <table:table-cell table:style-name="ce3" table:formula="of:=DEC2HEX(ROUND(IF([.$B57]/[.V$3]&lt;127;[.$B57]/[.V$3];127) ;0) ;2)" office:value-type="string" office:string-value="FFFFFFFF01">
            <text:p>FFFFFFFF01</text:p>
          </table:table-cell>
          <table:table-cell table:style-name="ce3" table:formula="of:=DEC2HEX(ROUND(IF([.$B57]/[.W$3]&lt;127;[.$B57]/[.W$3];127) ;0) ;2)" office:value-type="string" office:string-value="FFFFFFFF3F">
            <text:p>FFFFFFFF3F</text:p>
          </table:table-cell>
          <table:table-cell table:style-name="ce3" table:formula="of:=DEC2HEX(ROUND(IF([.$B57]/[.X$3]&lt;127;[.$B57]/[.X$3];127) ;0) ;2)" office:value-type="string" office:string-value="FFFFFFFF63">
            <text:p>FFFFFFFF63</text:p>
          </table:table-cell>
          <table:table-cell table:style-name="ce3" table:formula="of:=DEC2HEX(ROUND(IF([.$B57]/[.Y$3]&lt;127;[.$B57]/[.Y$3];127) ;0) ;2)" office:value-type="string" office:string-value="FFFFFFFF7B">
            <text:p>FFFFFFFF7B</text:p>
          </table:table-cell>
          <table:table-cell table:style-name="ce3" table:formula="of:=DEC2HEX(ROUND(IF([.$B57]/[.Z$3]&lt;127;[.$B57]/[.Z$3];127) ;0) ;2)" office:value-type="string" office:string-value="FFFFFFFF8B">
            <text:p>FFFFFFFF8B</text:p>
          </table:table-cell>
          <table:table-cell table:style-name="ce3" table:formula="of:=DEC2HEX(ROUND(IF([.$B57]/[.AA$3]&lt;127;[.$B57]/[.AA$3];127) ;0) ;2)" office:value-type="string" office:string-value="FFFFFFFF97">
            <text:p>FFFFFFFF97</text:p>
          </table:table-cell>
          <table:table-cell table:style-name="ce3" table:formula="of:=DEC2HEX(ROUND(IF([.$B57]/[.AB$3]&lt;127;[.$B57]/[.AB$3];127) ;0) ;2)" office:value-type="string" office:string-value="FFFFFFFFA0">
            <text:p>FFFFFFFFA0</text:p>
          </table:table-cell>
          <table:table-cell table:style-name="ce3" table:formula="of:=DEC2HEX(ROUND(IF([.$B57]/[.AC$3]&lt;127;[.$B57]/[.AC$3];127) ;0) ;2)" office:value-type="string" office:string-value="FFFFFFFFA7">
            <text:p>FFFFFFFFA7</text:p>
          </table:table-cell>
          <table:table-cell table:style-name="ce3" table:formula="of:=DEC2HEX(ROUND(IF([.$B57]/[.AD$3]&lt;127;[.$B57]/[.AD$3];127) ;0) ;2)" office:value-type="string" office:string-value="FFFFFFFFAC">
            <text:p>FFFFFFFFAC</text:p>
          </table:table-cell>
          <table:table-cell table:style-name="ce3" table:formula="of:=DEC2HEX(ROUND(IF([.$B57]/[.AE$3]&lt;127;[.$B57]/[.AE$3];127) ;0) ;2)" office:value-type="string" office:string-value="FFFFFFFFB0">
            <text:p>FFFFFFFFB0</text:p>
          </table:table-cell>
          <table:table-cell table:style-name="ce3" table:formula="of:=DEC2HEX(ROUND(IF([.$B57]/[.AF$3]&lt;127;[.$B57]/[.AF$3];127) ;0) ;2)" office:value-type="string" office:string-value="FFFFFFFFB3">
            <text:p>FFFFFFFFB3</text:p>
          </table:table-cell>
          <table:table-cell table:style-name="ce3" table:formula="of:=DEC2HEX(ROUND(IF([.$B57]/[.AG$3]&lt;127;[.$B57]/[.AG$3];127) ;0) ;2)" office:value-type="string" office:string-value="FFFFFFFFB5">
            <text:p>FFFFFFFFB5</text:p>
          </table:table-cell>
          <table:table-cell table:style-name="ce3" table:formula="of:=DEC2HEX(ROUND(IF([.$B57]/[.AH$3]&lt;127;[.$B57]/[.AH$3];127) ;0) ;2)" office:value-type="string" office:string-value="FFFFFFFFB6">
            <text:p>FFFFFFFFB6</text:p>
          </table:table-cell>
          <table:table-cell table:style-name="ce3" table:formula="of:=DEC2HEX(ROUND(IF([.$B57]/COS([.AI$2]*0.0174533)&lt;255;[.$B57]/COS([.AI$2]*0.0174533);255);0)  ;2)" office:value-type="string" office:string-value="FFFFFFFFB6">
            <text:p>FFFFFFFFB6</text:p>
          </table:table-cell>
          <table:table-cell table:style-name="ce3" table:formula="of:=DEC2HEX(ROUND(IF([.$B57]/COS([.AJ$2]*0.0174533)&lt;255;[.$B57]/COS([.AJ$2]*0.0174533);255);0)  ;2)" office:value-type="string" office:string-value="FFFFFFFFB6">
            <text:p>FFFFFFFFB6</text:p>
          </table:table-cell>
          <table:table-cell table:style-name="ce3" table:formula="of:=DEC2HEX(ROUND(IF([.$B57]/COS([.AK$2]*0.0174533)&lt;255;[.$B57]/COS([.AK$2]*0.0174533);255);0)  ;2)" office:value-type="string" office:string-value="FFFFFFFFB5">
            <text:p>FFFFFFFFB5</text:p>
          </table:table-cell>
          <table:table-cell table:style-name="ce3" table:formula="of:=DEC2HEX(ROUND(IF([.$B57]/COS([.AL$2]*0.0174533)&lt;255;[.$B57]/COS([.AL$2]*0.0174533);255);0)  ;2)" office:value-type="string" office:string-value="FFFFFFFFB3">
            <text:p>FFFFFFFFB3</text:p>
          </table:table-cell>
          <table:table-cell table:style-name="ce3" table:formula="of:=DEC2HEX(ROUND(IF([.$B57]/COS([.AM$2]*0.0174533)&lt;255;[.$B57]/COS([.AM$2]*0.0174533);255);0)  ;2)" office:value-type="string" office:string-value="FFFFFFFFB0">
            <text:p>FFFFFFFFB0</text:p>
          </table:table-cell>
          <table:table-cell table:style-name="ce3" table:formula="of:=DEC2HEX(ROUND(IF([.$B57]/COS([.AN$2]*0.0174533)&lt;255;[.$B57]/COS([.AN$2]*0.0174533);255);0)  ;2)" office:value-type="string" office:string-value="FFFFFFFFAC">
            <text:p>FFFFFFFFAC</text:p>
          </table:table-cell>
          <table:table-cell table:style-name="ce3" table:formula="of:=DEC2HEX(ROUND(IF([.$B57]/COS([.AO$2]*0.0174533)&lt;255;[.$B57]/COS([.AO$2]*0.0174533);255);0)  ;2)" office:value-type="string" office:string-value="FFFFFFFFA7">
            <text:p>FFFFFFFFA7</text:p>
          </table:table-cell>
          <table:table-cell table:style-name="ce3" table:formula="of:=DEC2HEX(ROUND(IF([.$B57]/COS([.AP$2]*0.0174533)&lt;255;[.$B57]/COS([.AP$2]*0.0174533);255);0)  ;2)" office:value-type="string" office:string-value="FFFFFFFFA0">
            <text:p>FFFFFFFFA0</text:p>
          </table:table-cell>
          <table:table-cell table:style-name="ce3" table:formula="of:=DEC2HEX(ROUND(IF([.$B57]/COS([.AQ$2]*0.0174533)&lt;255;[.$B57]/COS([.AQ$2]*0.0174533);255);0)  ;2)" office:value-type="string" office:string-value="FFFFFFFF97">
            <text:p>FFFFFFFF97</text:p>
          </table:table-cell>
          <table:table-cell table:style-name="ce3" table:formula="of:=DEC2HEX(ROUND(IF([.$B57]/COS([.AR$2]*0.0174533)&lt;255;[.$B57]/COS([.AR$2]*0.0174533);255);0)  ;2)" office:value-type="string" office:string-value="FFFFFFFF8B">
            <text:p>FFFFFFFF8B</text:p>
          </table:table-cell>
          <table:table-cell table:style-name="ce3" table:formula="of:=DEC2HEX(ROUND(IF([.$B57]/COS([.AS$2]*0.0174533)&lt;255;[.$B57]/COS([.AS$2]*0.0174533);255);0)  ;2)" office:value-type="string" office:string-value="FFFFFFFF7B">
            <text:p>FFFFFFFF7B</text:p>
          </table:table-cell>
          <table:table-cell table:style-name="ce3" table:formula="of:=DEC2HEX(ROUND(IF([.$B57]/COS([.AT$2]*0.0174533)&lt;255;[.$B57]/COS([.AT$2]*0.0174533);255);0)  ;2)" office:value-type="string" office:string-value="FFFFFFFF63">
            <text:p>FFFFFFFF63</text:p>
          </table:table-cell>
          <table:table-cell table:style-name="ce3" table:formula="of:=DEC2HEX(ROUND(IF([.$B57]/COS([.AU$2]*0.0174533)&lt;255;[.$B57]/COS([.AU$2]*0.0174533);255);0)  ;2)" office:value-type="string" office:string-value="FFFFFFFF3F">
            <text:p>FFFFFFFF3F</text:p>
          </table:table-cell>
          <table:table-cell table:style-name="ce3" table:formula="of:=DEC2HEX(ROUND(IF([.$B57]/COS([.AV$2]*0.0174533)&lt;255;[.$B57]/COS([.AV$2]*0.0174533);255);0)  ;2)" office:value-type="string" office:string-value="FFFFFFFF01">
            <text:p>FFFFFFFF01</text:p>
          </table:table-cell>
          <table:table-cell table:style-name="ce3" table:formula="of:=DEC2HEX(ROUND(IF([.$B57]/COS([.AW$2]*0.0174533)&lt;255;[.$B57]/COS([.AW$2]*0.0174533);255);0)  ;2)" office:value-type="string" office:string-value="FFFFFFFE85">
            <text:p>FFFFFFFE85</text:p>
          </table:table-cell>
          <table:table-cell table:style-name="ce3" table:formula="of:=DEC2HEX(ROUND(IF([.$B57]/COS([.AX$2]*0.0174533)&lt;255;[.$B57]/COS([.AX$2]*0.0174533);255);0)  ;2)" office:value-type="string" office:string-value="FFFFFFFD0D">
            <text:p>FFFFFFFD0D</text:p>
          </table:table-cell>
          <table:table-cell table:style-name="ce3" table:formula="of:=DEC2HEX(ROUND(IF([.$B57]/COS([.AY$2]*0.0174533)&lt;255;[.$B57]/COS([.AY$2]*0.0174533);255);0)  ;2)" office:value-type="string" office:string-value="FF">
            <text:p>FF</text:p>
          </table:table-cell>
          <table:table-cell table:style-name="ce3" table:formula="of:=DEC2HEX(ROUND(IF([.$B57]/COS([.AZ$2]*0.0174533)&lt;255;[.$B57]/COS([.AZ$2]*0.0174533);255);0)  ;2)" office:value-type="string" office:string-value="FF">
            <text:p>FF</text:p>
          </table:table-cell>
          <table:table-cell table:style-name="ce3" table:formula="of:=DEC2HEX(ROUND(IF([.$B57]/COS([.BA$2]*0.0174533)&lt;255;[.$B57]/COS([.BA$2]*0.0174533);255);0)  ;2)" office:value-type="string" office:string-value="FF">
            <text:p>FF</text:p>
          </table:table-cell>
          <table:table-cell table:style-name="ce3" table:formula="of:=DEC2HEX(ROUND(IF([.$B57]/COS([.BB$2]*0.0174533)&lt;255;[.$B57]/COS([.BB$2]*0.0174533);255);0)  ;2)" office:value-type="string" office:string-value="FF">
            <text:p>FF</text:p>
          </table:table-cell>
          <table:table-cell table:style-name="ce3" table:formula="of:=DEC2HEX(ROUND(IF([.$B57]/COS([.BC$2]*0.0174533)&lt;255;[.$B57]/COS([.BC$2]*0.0174533);255);0)  ;2)" office:value-type="string" office:string-value="C1">
            <text:p>C1</text:p>
          </table:table-cell>
          <table:table-cell table:style-name="ce3" table:formula="of:=DEC2HEX(ROUND(IF([.$B57]/COS([.BD$2]*0.0174533)&lt;255;[.$B57]/COS([.BD$2]*0.0174533);255);0)  ;2)" office:value-type="string" office:string-value="9D">
            <text:p>9D</text:p>
          </table:table-cell>
          <table:table-cell table:style-name="ce3" table:formula="of:=DEC2HEX(ROUND(IF([.$B57]/COS([.BE$2]*0.0174533)&lt;255;[.$B57]/COS([.BE$2]*0.0174533);255);0)  ;2)" office:value-type="string" office:string-value="85">
            <text:p>85</text:p>
          </table:table-cell>
          <table:table-cell table:style-name="ce3" table:formula="of:=DEC2HEX(ROUND(IF([.$B57]/COS([.BF$2]*0.0174533)&lt;255;[.$B57]/COS([.BF$2]*0.0174533);255);0)  ;2)" office:value-type="string" office:string-value="75">
            <text:p>75</text:p>
          </table:table-cell>
          <table:table-cell table:style-name="ce3" table:formula="of:=DEC2HEX(ROUND(IF([.$B57]/COS([.BG$2]*0.0174533)&lt;255;[.$B57]/COS([.BG$2]*0.0174533);255);0)  ;2)" office:value-type="string" office:string-value="69">
            <text:p>69</text:p>
          </table:table-cell>
          <table:table-cell table:style-name="ce3" table:formula="of:=DEC2HEX(ROUND(IF([.$B57]/COS([.BH$2]*0.0174533)&lt;255;[.$B57]/COS([.BH$2]*0.0174533);255);0)  ;2)" office:value-type="string" office:string-value="60">
            <text:p>60</text:p>
          </table:table-cell>
          <table:table-cell table:style-name="ce3" table:formula="of:=DEC2HEX(ROUND(IF([.$B57]/COS([.BI$2]*0.0174533)&lt;255;[.$B57]/COS([.BI$2]*0.0174533);255);0)  ;2)" office:value-type="string" office:string-value="59">
            <text:p>59</text:p>
          </table:table-cell>
          <table:table-cell table:style-name="ce3" table:formula="of:=DEC2HEX(ROUND(IF([.$B57]/COS([.BJ$2]*0.0174533)&lt;255;[.$B57]/COS([.BJ$2]*0.0174533);255);0)  ;2)" office:value-type="string" office:string-value="54">
            <text:p>54</text:p>
          </table:table-cell>
          <table:table-cell table:style-name="ce3" table:formula="of:=DEC2HEX(ROUND(IF([.$B57]/COS([.BK$2]*0.0174533)&lt;255;[.$B57]/COS([.BK$2]*0.0174533);255);0)  ;2)" office:value-type="string" office:string-value="50">
            <text:p>50</text:p>
          </table:table-cell>
          <table:table-cell table:style-name="ce3" table:formula="of:=DEC2HEX(ROUND(IF([.$B57]/COS([.BL$2]*0.0174533)&lt;255;[.$B57]/COS([.BL$2]*0.0174533);255);0)  ;2)" office:value-type="string" office:string-value="4D">
            <text:p>4D</text:p>
          </table:table-cell>
          <table:table-cell table:style-name="ce3" table:formula="of:=DEC2HEX(ROUND(IF([.$B57]/COS([.BM$2]*0.0174533)&lt;255;[.$B57]/COS([.BM$2]*0.0174533);255);0)  ;2)" office:value-type="string" office:string-value="4B">
            <text:p>4B</text:p>
          </table:table-cell>
          <table:table-cell table:style-name="ce3" table:formula="of:=DEC2HEX(ROUND(IF([.$B57]/COS([.BN$2]*0.0174533)&lt;255;[.$B57]/COS([.BN$2]*0.0174533);255);0)  ;2)" office:value-type="string" office:string-value="4A">
            <text:p>4A</text:p>
          </table:table-cell>
          <table:table-cell table:style-name="ce3" table:formula="of:=DEC2HEX(ROUND(IF([.$B57]/COS([.BO$2]*0.0174533)&lt;255;[.$B57]/COS([.BO$2]*0.0174533);255);0)  ;2)" office:value-type="string" office:string-value="4A">
            <text:p>4A</text:p>
          </table:table-cell>
          <table:table-cell table:style-name="ce3" table:formula="of:=DEC2HEX(ROUND(IF([.$B57]/COS([.BP$2]*0.0174533)&lt;255;[.$B57]/COS([.BP$2]*0.0174533);255);0)  ;2)" office:value-type="string" office:string-value="4A">
            <text:p>4A</text:p>
          </table:table-cell>
          <table:table-cell table:style-name="ce3" table:formula="of:=DEC2HEX(ROUND(IF([.$B57]/COS([.BQ$2]*0.0174533)&lt;255;[.$B57]/COS([.BQ$2]*0.0174533);255);0)  ;2)" office:value-type="string" office:string-value="4B">
            <text:p>4B</text:p>
          </table:table-cell>
          <table:table-cell table:style-name="ce3" table:formula="of:=DEC2HEX(ROUND(IF([.$B57]/COS([.BR$2]*0.0174533)&lt;255;[.$B57]/COS([.BR$2]*0.0174533);255);0)  ;2)" office:value-type="string" office:string-value="4D">
            <text:p>4D</text:p>
          </table:table-cell>
          <table:table-cell table:style-name="ce3" table:formula="of:=DEC2HEX(ROUND(IF([.$B57]/COS([.BS$2]*0.0174533)&lt;255;[.$B57]/COS([.BS$2]*0.0174533);255);0)  ;2)" office:value-type="string" office:string-value="50">
            <text:p>50</text:p>
          </table:table-cell>
          <table:table-cell table:style-name="ce3" table:formula="of:=DEC2HEX(ROUND(IF([.$B57]/COS([.BT$2]*0.0174533)&lt;255;[.$B57]/COS([.BT$2]*0.0174533);255);0)  ;2)" office:value-type="string" office:string-value="54">
            <text:p>54</text:p>
          </table:table-cell>
          <table:table-cell table:style-name="ce3" table:formula="of:=DEC2HEX(ROUND(IF([.$B57]/COS([.BU$2]*0.0174533)&lt;255;[.$B57]/COS([.BU$2]*0.0174533);255);0)  ;2)" office:value-type="string" office:string-value="59">
            <text:p>59</text:p>
          </table:table-cell>
          <table:table-cell table:style-name="ce3" table:formula="of:=DEC2HEX(ROUND(IF([.$B57]/COS([.BV$2]*0.0174533)&lt;255;[.$B57]/COS([.BV$2]*0.0174533);255);0)  ;2)" office:value-type="string" office:string-value="60">
            <text:p>60</text:p>
          </table:table-cell>
          <table:table-cell table:style-name="ce3" table:formula="of:=DEC2HEX(ROUND(IF([.$B57]/COS([.BW$2]*0.0174533)&lt;255;[.$B57]/COS([.BW$2]*0.0174533);255);0)  ;2)" office:value-type="string" office:string-value="69">
            <text:p>69</text:p>
          </table:table-cell>
          <table:table-cell table:style-name="ce3" table:formula="of:=DEC2HEX(ROUND(IF([.$B57]/COS([.BX$2]*0.0174533)&lt;255;[.$B57]/COS([.BX$2]*0.0174533);255);0)  ;2)" office:value-type="string" office:string-value="75">
            <text:p>75</text:p>
          </table:table-cell>
          <table:table-cell table:style-name="ce3" table:formula="of:=DEC2HEX(ROUND(IF([.$B57]/COS([.BY$2]*0.0174533)&lt;255;[.$B57]/COS([.BY$2]*0.0174533);255);0)  ;2)" office:value-type="string" office:string-value="85">
            <text:p>85</text:p>
          </table:table-cell>
          <table:table-cell table:style-name="ce3" table:formula="of:=DEC2HEX(ROUND(IF([.$B57]/COS([.BZ$2]*0.0174533)&lt;255;[.$B57]/COS([.BZ$2]*0.0174533);255);0)  ;2)" office:value-type="string" office:string-value="9D">
            <text:p>9D</text:p>
          </table:table-cell>
          <table:table-cell table:style-name="ce3" table:formula="of:=DEC2HEX(ROUND(IF([.$B57]/COS([.CA$2]*0.0174533)&lt;255;[.$B57]/COS([.CA$2]*0.0174533);255);0)  ;2)" office:value-type="string" office:string-value="C1">
            <text:p>C1</text:p>
          </table:table-cell>
          <table:table-cell table:style-name="ce3" table:formula="of:=DEC2HEX(ROUND(IF([.$B57]/COS([.CB$2]*0.0174533)&lt;255;[.$B57]/COS([.CB$2]*0.0174533);255);0)  ;2)" office:value-type="string" office:string-value="FF">
            <text:p>FF</text:p>
          </table:table-cell>
          <table:table-cell table:style-name="ce3" table:formula="of:=DEC2HEX(ROUND(IF([.$B57]/COS([.CC$2]*0.0174533)&lt;255;[.$B5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7]+1" office:value-type="float" office:value="54">
            <text:p>54</text:p>
          </table:table-cell>
          <table:table-cell table:style-name="ce2" table:formula="of:=[.B57]-1" office:value-type="float" office:value="73">
            <text:p>73</text:p>
          </table:table-cell>
          <table:table-cell table:formula="of:=DEC2HEX(ROUND(IF([.$B58]/[.C$3]&lt;127;127-[.$B58]/[.C$3];0) ;0) ;2)" office:value-type="string" office:string-value="36">
            <text:p>36</text:p>
          </table:table-cell>
          <table:table-cell table:formula="of:=DEC2HEX(ROUND(IF([.$B58]/[.D$3]&lt;127;127-[.$B58]/[.D$3];0) ;0) ;2)" office:value-type="string" office:string-value="36">
            <text:p>36</text:p>
          </table:table-cell>
          <table:table-cell table:formula="of:=DEC2HEX(ROUND(IF([.$B58]/[.E$3]&lt;127;127-[.$B58]/[.E$3];0) ;0) ;2)" office:value-type="string" office:string-value="35">
            <text:p>35</text:p>
          </table:table-cell>
          <table:table-cell table:formula="of:=DEC2HEX(ROUND(IF([.$B58]/[.F$3]&lt;127;127-[.$B58]/[.F$3];0) ;0) ;2)" office:value-type="string" office:string-value="33">
            <text:p>33</text:p>
          </table:table-cell>
          <table:table-cell table:formula="of:=DEC2HEX(ROUND(IF([.$B58]/[.G$3]&lt;127;127-[.$B58]/[.G$3];0) ;0) ;2)" office:value-type="string" office:string-value="30">
            <text:p>30</text:p>
          </table:table-cell>
          <table:table-cell table:formula="of:=DEC2HEX(ROUND(IF([.$B58]/[.H$3]&lt;127;127-[.$B58]/[.H$3];0) ;0) ;2)" office:value-type="string" office:string-value="2C">
            <text:p>2C</text:p>
          </table:table-cell>
          <table:table-cell table:formula="of:=DEC2HEX(ROUND(IF([.$B58]/[.I$3]&lt;127;127-[.$B58]/[.I$3];0) ;0) ;2)" office:value-type="string" office:string-value="27">
            <text:p>27</text:p>
          </table:table-cell>
          <table:table-cell table:formula="of:=DEC2HEX(ROUND(IF([.$B58]/[.J$3]&lt;127;127-[.$B58]/[.J$3];0) ;0) ;2)" office:value-type="string" office:string-value="21">
            <text:p>21</text:p>
          </table:table-cell>
          <table:table-cell table:formula="of:=DEC2HEX(ROUND(IF([.$B58]/[.K$3]&lt;127;127-[.$B58]/[.K$3];0) ;0) ;2)" office:value-type="string" office:string-value="18">
            <text:p>18</text:p>
          </table:table-cell>
          <table:table-cell table:formula="of:=DEC2HEX(ROUND(IF([.$B58]/[.L$3]&lt;127;127-[.$B58]/[.L$3];0) ;0) ;2)" office:value-type="string" office:string-value="0C">
            <text:p>0C</text:p>
          </table:table-cell>
          <table:table-cell table:style-name="ce3" table:formula="of:=DEC2HEX(ROUND(IF([.$B58]/[.M$3]&lt;127;127-[.$B58]/[.M$3];0) ;0) ;2)" office:value-type="string" office:string-value="00">
            <text:p>00</text:p>
          </table:table-cell>
          <table:table-cell table:style-name="ce3" table:formula="of:=DEC2HEX(ROUND(IF([.$B58]/[.N$3]&lt;127;127-[.$B58]/[.N$3];0) ;0) ;2)" office:value-type="string" office:string-value="00">
            <text:p>00</text:p>
          </table:table-cell>
          <table:table-cell table:style-name="ce3" table:formula="of:=DEC2HEX(ROUND(IF([.$B58]/[.O$3]&lt;127;127-[.$B58]/[.O$3];0) ;0) ;2)" office:value-type="string" office:string-value="00">
            <text:p>00</text:p>
          </table:table-cell>
          <table:table-cell table:style-name="ce3" table:formula="of:=DEC2HEX(ROUND(IF([.$B58]/[.P$3]&lt;127;127-[.$B58]/[.P$3];0) ;0) ;2)" office:value-type="string" office:string-value="00">
            <text:p>00</text:p>
          </table:table-cell>
          <table:table-cell table:style-name="ce3" table:formula="of:=DEC2HEX(ROUND(IF([.$B58]/[.Q$3]&lt;127;127-[.$B58]/[.Q$3];0) ;0) ;2)" office:value-type="string" office:string-value="00">
            <text:p>00</text:p>
          </table:table-cell>
          <table:table-cell table:style-name="ce3" table:formula="of:=DEC2HEX(ROUND(IF([.$B58]/[.R$3]&lt;127;127-[.$B58]/[.R$3];0) ;0) ;2)" office:value-type="string" office:string-value="00">
            <text:p>00</text:p>
          </table:table-cell>
          <table:table-cell table:style-name="ce3" table:formula="of:=DEC2HEX(ROUND(IF([.$B58]/[.S$3]&lt;127;[.$B58]/[.S$3];127) ;0) ;2)" office:value-type="float" office:value="0">
            <text:p>#ДЕЛ/0!</text:p>
          </table:table-cell>
          <table:table-cell table:style-name="ce3" table:formula="of:=DEC2HEX(ROUND(IF([.$B58]/[.T$3]&lt;127;[.$B58]/[.T$3];127) ;0) ;2)" office:value-type="string" office:string-value="FFFFFFFD17">
            <text:p>FFFFFFFD17</text:p>
          </table:table-cell>
          <table:table-cell table:style-name="ce3" table:formula="of:=DEC2HEX(ROUND(IF([.$B58]/[.U$3]&lt;127;[.$B58]/[.U$3];127) ;0) ;2)" office:value-type="string" office:string-value="FFFFFFFE8A">
            <text:p>FFFFFFFE8A</text:p>
          </table:table-cell>
          <table:table-cell table:style-name="ce3" table:formula="of:=DEC2HEX(ROUND(IF([.$B58]/[.V$3]&lt;127;[.$B58]/[.V$3];127) ;0) ;2)" office:value-type="string" office:string-value="FFFFFFFF04">
            <text:p>FFFFFFFF04</text:p>
          </table:table-cell>
          <table:table-cell table:style-name="ce3" table:formula="of:=DEC2HEX(ROUND(IF([.$B58]/[.W$3]&lt;127;[.$B58]/[.W$3];127) ;0) ;2)" office:value-type="string" office:string-value="FFFFFFFF41">
            <text:p>FFFFFFFF41</text:p>
          </table:table-cell>
          <table:table-cell table:style-name="ce3" table:formula="of:=DEC2HEX(ROUND(IF([.$B58]/[.X$3]&lt;127;[.$B58]/[.X$3];127) ;0) ;2)" office:value-type="string" office:string-value="FFFFFFFF65">
            <text:p>FFFFFFFF65</text:p>
          </table:table-cell>
          <table:table-cell table:style-name="ce3" table:formula="of:=DEC2HEX(ROUND(IF([.$B58]/[.Y$3]&lt;127;[.$B58]/[.Y$3];127) ;0) ;2)" office:value-type="string" office:string-value="FFFFFFFF7D">
            <text:p>FFFFFFFF7D</text:p>
          </table:table-cell>
          <table:table-cell table:style-name="ce3" table:formula="of:=DEC2HEX(ROUND(IF([.$B58]/[.Z$3]&lt;127;[.$B58]/[.Z$3];127) ;0) ;2)" office:value-type="string" office:string-value="FFFFFFFF8D">
            <text:p>FFFFFFFF8D</text:p>
          </table:table-cell>
          <table:table-cell table:style-name="ce3" table:formula="of:=DEC2HEX(ROUND(IF([.$B58]/[.AA$3]&lt;127;[.$B58]/[.AA$3];127) ;0) ;2)" office:value-type="string" office:string-value="FFFFFFFF99">
            <text:p>FFFFFFFF99</text:p>
          </table:table-cell>
          <table:table-cell table:style-name="ce3" table:formula="of:=DEC2HEX(ROUND(IF([.$B58]/[.AB$3]&lt;127;[.$B58]/[.AB$3];127) ;0) ;2)" office:value-type="string" office:string-value="FFFFFFFFA2">
            <text:p>FFFFFFFFA2</text:p>
          </table:table-cell>
          <table:table-cell table:style-name="ce3" table:formula="of:=DEC2HEX(ROUND(IF([.$B58]/[.AC$3]&lt;127;[.$B58]/[.AC$3];127) ;0) ;2)" office:value-type="string" office:string-value="FFFFFFFFA8">
            <text:p>FFFFFFFFA8</text:p>
          </table:table-cell>
          <table:table-cell table:style-name="ce3" table:formula="of:=DEC2HEX(ROUND(IF([.$B58]/[.AD$3]&lt;127;[.$B58]/[.AD$3];127) ;0) ;2)" office:value-type="string" office:string-value="FFFFFFFFAD">
            <text:p>FFFFFFFFAD</text:p>
          </table:table-cell>
          <table:table-cell table:style-name="ce3" table:formula="of:=DEC2HEX(ROUND(IF([.$B58]/[.AE$3]&lt;127;[.$B58]/[.AE$3];127) ;0) ;2)" office:value-type="string" office:string-value="FFFFFFFFB1">
            <text:p>FFFFFFFFB1</text:p>
          </table:table-cell>
          <table:table-cell table:style-name="ce3" table:formula="of:=DEC2HEX(ROUND(IF([.$B58]/[.AF$3]&lt;127;[.$B58]/[.AF$3];127) ;0) ;2)" office:value-type="string" office:string-value="FFFFFFFFB4">
            <text:p>FFFFFFFFB4</text:p>
          </table:table-cell>
          <table:table-cell table:style-name="ce3" table:formula="of:=DEC2HEX(ROUND(IF([.$B58]/[.AG$3]&lt;127;[.$B58]/[.AG$3];127) ;0) ;2)" office:value-type="string" office:string-value="FFFFFFFFB6">
            <text:p>FFFFFFFFB6</text:p>
          </table:table-cell>
          <table:table-cell table:style-name="ce3" table:formula="of:=DEC2HEX(ROUND(IF([.$B58]/[.AH$3]&lt;127;[.$B58]/[.AH$3];127) ;0) ;2)" office:value-type="string" office:string-value="FFFFFFFFB7">
            <text:p>FFFFFFFFB7</text:p>
          </table:table-cell>
          <table:table-cell table:style-name="ce3" table:formula="of:=DEC2HEX(ROUND(IF([.$B58]/COS([.AI$2]*0.0174533)&lt;255;[.$B58]/COS([.AI$2]*0.0174533);255);0)  ;2)" office:value-type="string" office:string-value="FFFFFFFFB7">
            <text:p>FFFFFFFFB7</text:p>
          </table:table-cell>
          <table:table-cell table:style-name="ce3" table:formula="of:=DEC2HEX(ROUND(IF([.$B58]/COS([.AJ$2]*0.0174533)&lt;255;[.$B58]/COS([.AJ$2]*0.0174533);255);0)  ;2)" office:value-type="string" office:string-value="FFFFFFFFB7">
            <text:p>FFFFFFFFB7</text:p>
          </table:table-cell>
          <table:table-cell table:style-name="ce3" table:formula="of:=DEC2HEX(ROUND(IF([.$B58]/COS([.AK$2]*0.0174533)&lt;255;[.$B58]/COS([.AK$2]*0.0174533);255);0)  ;2)" office:value-type="string" office:string-value="FFFFFFFFB6">
            <text:p>FFFFFFFFB6</text:p>
          </table:table-cell>
          <table:table-cell table:style-name="ce3" table:formula="of:=DEC2HEX(ROUND(IF([.$B58]/COS([.AL$2]*0.0174533)&lt;255;[.$B58]/COS([.AL$2]*0.0174533);255);0)  ;2)" office:value-type="string" office:string-value="FFFFFFFFB4">
            <text:p>FFFFFFFFB4</text:p>
          </table:table-cell>
          <table:table-cell table:style-name="ce3" table:formula="of:=DEC2HEX(ROUND(IF([.$B58]/COS([.AM$2]*0.0174533)&lt;255;[.$B58]/COS([.AM$2]*0.0174533);255);0)  ;2)" office:value-type="string" office:string-value="FFFFFFFFB1">
            <text:p>FFFFFFFFB1</text:p>
          </table:table-cell>
          <table:table-cell table:style-name="ce3" table:formula="of:=DEC2HEX(ROUND(IF([.$B58]/COS([.AN$2]*0.0174533)&lt;255;[.$B58]/COS([.AN$2]*0.0174533);255);0)  ;2)" office:value-type="string" office:string-value="FFFFFFFFAD">
            <text:p>FFFFFFFFAD</text:p>
          </table:table-cell>
          <table:table-cell table:style-name="ce3" table:formula="of:=DEC2HEX(ROUND(IF([.$B58]/COS([.AO$2]*0.0174533)&lt;255;[.$B58]/COS([.AO$2]*0.0174533);255);0)  ;2)" office:value-type="string" office:string-value="FFFFFFFFA8">
            <text:p>FFFFFFFFA8</text:p>
          </table:table-cell>
          <table:table-cell table:style-name="ce3" table:formula="of:=DEC2HEX(ROUND(IF([.$B58]/COS([.AP$2]*0.0174533)&lt;255;[.$B58]/COS([.AP$2]*0.0174533);255);0)  ;2)" office:value-type="string" office:string-value="FFFFFFFFA2">
            <text:p>FFFFFFFFA2</text:p>
          </table:table-cell>
          <table:table-cell table:style-name="ce3" table:formula="of:=DEC2HEX(ROUND(IF([.$B58]/COS([.AQ$2]*0.0174533)&lt;255;[.$B58]/COS([.AQ$2]*0.0174533);255);0)  ;2)" office:value-type="string" office:string-value="FFFFFFFF99">
            <text:p>FFFFFFFF99</text:p>
          </table:table-cell>
          <table:table-cell table:style-name="ce3" table:formula="of:=DEC2HEX(ROUND(IF([.$B58]/COS([.AR$2]*0.0174533)&lt;255;[.$B58]/COS([.AR$2]*0.0174533);255);0)  ;2)" office:value-type="string" office:string-value="FFFFFFFF8D">
            <text:p>FFFFFFFF8D</text:p>
          </table:table-cell>
          <table:table-cell table:style-name="ce3" table:formula="of:=DEC2HEX(ROUND(IF([.$B58]/COS([.AS$2]*0.0174533)&lt;255;[.$B58]/COS([.AS$2]*0.0174533);255);0)  ;2)" office:value-type="string" office:string-value="FFFFFFFF7D">
            <text:p>FFFFFFFF7D</text:p>
          </table:table-cell>
          <table:table-cell table:style-name="ce3" table:formula="of:=DEC2HEX(ROUND(IF([.$B58]/COS([.AT$2]*0.0174533)&lt;255;[.$B58]/COS([.AT$2]*0.0174533);255);0)  ;2)" office:value-type="string" office:string-value="FFFFFFFF65">
            <text:p>FFFFFFFF65</text:p>
          </table:table-cell>
          <table:table-cell table:style-name="ce3" table:formula="of:=DEC2HEX(ROUND(IF([.$B58]/COS([.AU$2]*0.0174533)&lt;255;[.$B58]/COS([.AU$2]*0.0174533);255);0)  ;2)" office:value-type="string" office:string-value="FFFFFFFF41">
            <text:p>FFFFFFFF41</text:p>
          </table:table-cell>
          <table:table-cell table:style-name="ce3" table:formula="of:=DEC2HEX(ROUND(IF([.$B58]/COS([.AV$2]*0.0174533)&lt;255;[.$B58]/COS([.AV$2]*0.0174533);255);0)  ;2)" office:value-type="string" office:string-value="FFFFFFFF05">
            <text:p>FFFFFFFF05</text:p>
          </table:table-cell>
          <table:table-cell table:style-name="ce3" table:formula="of:=DEC2HEX(ROUND(IF([.$B58]/COS([.AW$2]*0.0174533)&lt;255;[.$B58]/COS([.AW$2]*0.0174533);255);0)  ;2)" office:value-type="string" office:string-value="FFFFFFFE8A">
            <text:p>FFFFFFFE8A</text:p>
          </table:table-cell>
          <table:table-cell table:style-name="ce3" table:formula="of:=DEC2HEX(ROUND(IF([.$B58]/COS([.AX$2]*0.0174533)&lt;255;[.$B58]/COS([.AX$2]*0.0174533);255);0)  ;2)" office:value-type="string" office:string-value="FFFFFFFD17">
            <text:p>FFFFFFFD17</text:p>
          </table:table-cell>
          <table:table-cell table:style-name="ce3" table:formula="of:=DEC2HEX(ROUND(IF([.$B58]/COS([.AY$2]*0.0174533)&lt;255;[.$B58]/COS([.AY$2]*0.0174533);255);0)  ;2)" office:value-type="string" office:string-value="FF">
            <text:p>FF</text:p>
          </table:table-cell>
          <table:table-cell table:style-name="ce3" table:formula="of:=DEC2HEX(ROUND(IF([.$B58]/COS([.AZ$2]*0.0174533)&lt;255;[.$B58]/COS([.AZ$2]*0.0174533);255);0)  ;2)" office:value-type="string" office:string-value="FF">
            <text:p>FF</text:p>
          </table:table-cell>
          <table:table-cell table:style-name="ce3" table:formula="of:=DEC2HEX(ROUND(IF([.$B58]/COS([.BA$2]*0.0174533)&lt;255;[.$B58]/COS([.BA$2]*0.0174533);255);0)  ;2)" office:value-type="string" office:string-value="FF">
            <text:p>FF</text:p>
          </table:table-cell>
          <table:table-cell table:style-name="ce3" table:formula="of:=DEC2HEX(ROUND(IF([.$B58]/COS([.BB$2]*0.0174533)&lt;255;[.$B58]/COS([.BB$2]*0.0174533);255);0)  ;2)" office:value-type="string" office:string-value="FB">
            <text:p>FB</text:p>
          </table:table-cell>
          <table:table-cell table:style-name="ce3" table:formula="of:=DEC2HEX(ROUND(IF([.$B58]/COS([.BC$2]*0.0174533)&lt;255;[.$B58]/COS([.BC$2]*0.0174533);255);0)  ;2)" office:value-type="string" office:string-value="BF">
            <text:p>BF</text:p>
          </table:table-cell>
          <table:table-cell table:style-name="ce3" table:formula="of:=DEC2HEX(ROUND(IF([.$B58]/COS([.BD$2]*0.0174533)&lt;255;[.$B58]/COS([.BD$2]*0.0174533);255);0)  ;2)" office:value-type="string" office:string-value="9B">
            <text:p>9B</text:p>
          </table:table-cell>
          <table:table-cell table:style-name="ce3" table:formula="of:=DEC2HEX(ROUND(IF([.$B58]/COS([.BE$2]*0.0174533)&lt;255;[.$B58]/COS([.BE$2]*0.0174533);255);0)  ;2)" office:value-type="string" office:string-value="83">
            <text:p>83</text:p>
          </table:table-cell>
          <table:table-cell table:style-name="ce3" table:formula="of:=DEC2HEX(ROUND(IF([.$B58]/COS([.BF$2]*0.0174533)&lt;255;[.$B58]/COS([.BF$2]*0.0174533);255);0)  ;2)" office:value-type="string" office:string-value="73">
            <text:p>73</text:p>
          </table:table-cell>
          <table:table-cell table:style-name="ce3" table:formula="of:=DEC2HEX(ROUND(IF([.$B58]/COS([.BG$2]*0.0174533)&lt;255;[.$B58]/COS([.BG$2]*0.0174533);255);0)  ;2)" office:value-type="string" office:string-value="67">
            <text:p>67</text:p>
          </table:table-cell>
          <table:table-cell table:style-name="ce3" table:formula="of:=DEC2HEX(ROUND(IF([.$B58]/COS([.BH$2]*0.0174533)&lt;255;[.$B58]/COS([.BH$2]*0.0174533);255);0)  ;2)" office:value-type="string" office:string-value="5E">
            <text:p>5E</text:p>
          </table:table-cell>
          <table:table-cell table:style-name="ce3" table:formula="of:=DEC2HEX(ROUND(IF([.$B58]/COS([.BI$2]*0.0174533)&lt;255;[.$B58]/COS([.BI$2]*0.0174533);255);0)  ;2)" office:value-type="string" office:string-value="58">
            <text:p>58</text:p>
          </table:table-cell>
          <table:table-cell table:style-name="ce3" table:formula="of:=DEC2HEX(ROUND(IF([.$B58]/COS([.BJ$2]*0.0174533)&lt;255;[.$B58]/COS([.BJ$2]*0.0174533);255);0)  ;2)" office:value-type="string" office:string-value="53">
            <text:p>53</text:p>
          </table:table-cell>
          <table:table-cell table:style-name="ce3" table:formula="of:=DEC2HEX(ROUND(IF([.$B58]/COS([.BK$2]*0.0174533)&lt;255;[.$B58]/COS([.BK$2]*0.0174533);255);0)  ;2)" office:value-type="string" office:string-value="4F">
            <text:p>4F</text:p>
          </table:table-cell>
          <table:table-cell table:style-name="ce3" table:formula="of:=DEC2HEX(ROUND(IF([.$B58]/COS([.BL$2]*0.0174533)&lt;255;[.$B58]/COS([.BL$2]*0.0174533);255);0)  ;2)" office:value-type="string" office:string-value="4C">
            <text:p>4C</text:p>
          </table:table-cell>
          <table:table-cell table:style-name="ce3" table:formula="of:=DEC2HEX(ROUND(IF([.$B58]/COS([.BM$2]*0.0174533)&lt;255;[.$B58]/COS([.BM$2]*0.0174533);255);0)  ;2)" office:value-type="string" office:string-value="4A">
            <text:p>4A</text:p>
          </table:table-cell>
          <table:table-cell table:style-name="ce3" table:formula="of:=DEC2HEX(ROUND(IF([.$B58]/COS([.BN$2]*0.0174533)&lt;255;[.$B58]/COS([.BN$2]*0.0174533);255);0)  ;2)" office:value-type="string" office:string-value="49">
            <text:p>49</text:p>
          </table:table-cell>
          <table:table-cell table:style-name="ce3" table:formula="of:=DEC2HEX(ROUND(IF([.$B58]/COS([.BO$2]*0.0174533)&lt;255;[.$B58]/COS([.BO$2]*0.0174533);255);0)  ;2)" office:value-type="string" office:string-value="49">
            <text:p>49</text:p>
          </table:table-cell>
          <table:table-cell table:style-name="ce3" table:formula="of:=DEC2HEX(ROUND(IF([.$B58]/COS([.BP$2]*0.0174533)&lt;255;[.$B58]/COS([.BP$2]*0.0174533);255);0)  ;2)" office:value-type="string" office:string-value="49">
            <text:p>49</text:p>
          </table:table-cell>
          <table:table-cell table:style-name="ce3" table:formula="of:=DEC2HEX(ROUND(IF([.$B58]/COS([.BQ$2]*0.0174533)&lt;255;[.$B58]/COS([.BQ$2]*0.0174533);255);0)  ;2)" office:value-type="string" office:string-value="4A">
            <text:p>4A</text:p>
          </table:table-cell>
          <table:table-cell table:style-name="ce3" table:formula="of:=DEC2HEX(ROUND(IF([.$B58]/COS([.BR$2]*0.0174533)&lt;255;[.$B58]/COS([.BR$2]*0.0174533);255);0)  ;2)" office:value-type="string" office:string-value="4C">
            <text:p>4C</text:p>
          </table:table-cell>
          <table:table-cell table:style-name="ce3" table:formula="of:=DEC2HEX(ROUND(IF([.$B58]/COS([.BS$2]*0.0174533)&lt;255;[.$B58]/COS([.BS$2]*0.0174533);255);0)  ;2)" office:value-type="string" office:string-value="4F">
            <text:p>4F</text:p>
          </table:table-cell>
          <table:table-cell table:style-name="ce3" table:formula="of:=DEC2HEX(ROUND(IF([.$B58]/COS([.BT$2]*0.0174533)&lt;255;[.$B58]/COS([.BT$2]*0.0174533);255);0)  ;2)" office:value-type="string" office:string-value="53">
            <text:p>53</text:p>
          </table:table-cell>
          <table:table-cell table:style-name="ce3" table:formula="of:=DEC2HEX(ROUND(IF([.$B58]/COS([.BU$2]*0.0174533)&lt;255;[.$B58]/COS([.BU$2]*0.0174533);255);0)  ;2)" office:value-type="string" office:string-value="58">
            <text:p>58</text:p>
          </table:table-cell>
          <table:table-cell table:style-name="ce3" table:formula="of:=DEC2HEX(ROUND(IF([.$B58]/COS([.BV$2]*0.0174533)&lt;255;[.$B58]/COS([.BV$2]*0.0174533);255);0)  ;2)" office:value-type="string" office:string-value="5E">
            <text:p>5E</text:p>
          </table:table-cell>
          <table:table-cell table:style-name="ce3" table:formula="of:=DEC2HEX(ROUND(IF([.$B58]/COS([.BW$2]*0.0174533)&lt;255;[.$B58]/COS([.BW$2]*0.0174533);255);0)  ;2)" office:value-type="string" office:string-value="67">
            <text:p>67</text:p>
          </table:table-cell>
          <table:table-cell table:style-name="ce3" table:formula="of:=DEC2HEX(ROUND(IF([.$B58]/COS([.BX$2]*0.0174533)&lt;255;[.$B58]/COS([.BX$2]*0.0174533);255);0)  ;2)" office:value-type="string" office:string-value="73">
            <text:p>73</text:p>
          </table:table-cell>
          <table:table-cell table:style-name="ce3" table:formula="of:=DEC2HEX(ROUND(IF([.$B58]/COS([.BY$2]*0.0174533)&lt;255;[.$B58]/COS([.BY$2]*0.0174533);255);0)  ;2)" office:value-type="string" office:string-value="83">
            <text:p>83</text:p>
          </table:table-cell>
          <table:table-cell table:style-name="ce3" table:formula="of:=DEC2HEX(ROUND(IF([.$B58]/COS([.BZ$2]*0.0174533)&lt;255;[.$B58]/COS([.BZ$2]*0.0174533);255);0)  ;2)" office:value-type="string" office:string-value="9B">
            <text:p>9B</text:p>
          </table:table-cell>
          <table:table-cell table:style-name="ce3" table:formula="of:=DEC2HEX(ROUND(IF([.$B58]/COS([.CA$2]*0.0174533)&lt;255;[.$B58]/COS([.CA$2]*0.0174533);255);0)  ;2)" office:value-type="string" office:string-value="BF">
            <text:p>BF</text:p>
          </table:table-cell>
          <table:table-cell table:style-name="ce3" table:formula="of:=DEC2HEX(ROUND(IF([.$B58]/COS([.CB$2]*0.0174533)&lt;255;[.$B58]/COS([.CB$2]*0.0174533);255);0)  ;2)" office:value-type="string" office:string-value="FB">
            <text:p>FB</text:p>
          </table:table-cell>
          <table:table-cell table:style-name="ce3" table:formula="of:=DEC2HEX(ROUND(IF([.$B58]/COS([.CC$2]*0.0174533)&lt;255;[.$B5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8]+1" office:value-type="float" office:value="55">
            <text:p>55</text:p>
          </table:table-cell>
          <table:table-cell table:style-name="ce2" table:formula="of:=[.B58]-1" office:value-type="float" office:value="72">
            <text:p>72</text:p>
          </table:table-cell>
          <table:table-cell table:formula="of:=DEC2HEX(ROUND(IF([.$B59]/[.C$3]&lt;127;127-[.$B59]/[.C$3];0) ;0) ;2)" office:value-type="string" office:string-value="37">
            <text:p>37</text:p>
          </table:table-cell>
          <table:table-cell table:formula="of:=DEC2HEX(ROUND(IF([.$B59]/[.D$3]&lt;127;127-[.$B59]/[.D$3];0) ;0) ;2)" office:value-type="string" office:string-value="37">
            <text:p>37</text:p>
          </table:table-cell>
          <table:table-cell table:formula="of:=DEC2HEX(ROUND(IF([.$B59]/[.E$3]&lt;127;127-[.$B59]/[.E$3];0) ;0) ;2)" office:value-type="string" office:string-value="36">
            <text:p>36</text:p>
          </table:table-cell>
          <table:table-cell table:formula="of:=DEC2HEX(ROUND(IF([.$B59]/[.F$3]&lt;127;127-[.$B59]/[.F$3];0) ;0) ;2)" office:value-type="string" office:string-value="34">
            <text:p>34</text:p>
          </table:table-cell>
          <table:table-cell table:formula="of:=DEC2HEX(ROUND(IF([.$B59]/[.G$3]&lt;127;127-[.$B59]/[.G$3];0) ;0) ;2)" office:value-type="string" office:string-value="31">
            <text:p>31</text:p>
          </table:table-cell>
          <table:table-cell table:formula="of:=DEC2HEX(ROUND(IF([.$B59]/[.H$3]&lt;127;127-[.$B59]/[.H$3];0) ;0) ;2)" office:value-type="string" office:string-value="2D">
            <text:p>2D</text:p>
          </table:table-cell>
          <table:table-cell table:formula="of:=DEC2HEX(ROUND(IF([.$B59]/[.I$3]&lt;127;127-[.$B59]/[.I$3];0) ;0) ;2)" office:value-type="string" office:string-value="28">
            <text:p>28</text:p>
          </table:table-cell>
          <table:table-cell table:formula="of:=DEC2HEX(ROUND(IF([.$B59]/[.J$3]&lt;127;127-[.$B59]/[.J$3];0) ;0) ;2)" office:value-type="string" office:string-value="22">
            <text:p>22</text:p>
          </table:table-cell>
          <table:table-cell table:formula="of:=DEC2HEX(ROUND(IF([.$B59]/[.K$3]&lt;127;127-[.$B59]/[.K$3];0) ;0) ;2)" office:value-type="string" office:string-value="19">
            <text:p>19</text:p>
          </table:table-cell>
          <table:table-cell table:formula="of:=DEC2HEX(ROUND(IF([.$B59]/[.L$3]&lt;127;127-[.$B59]/[.L$3];0) ;0) ;2)" office:value-type="string" office:string-value="0D">
            <text:p>0D</text:p>
          </table:table-cell>
          <table:table-cell table:style-name="ce3" table:formula="of:=DEC2HEX(ROUND(IF([.$B59]/[.M$3]&lt;127;127-[.$B59]/[.M$3];0) ;0) ;2)" office:value-type="string" office:string-value="00">
            <text:p>00</text:p>
          </table:table-cell>
          <table:table-cell table:style-name="ce3" table:formula="of:=DEC2HEX(ROUND(IF([.$B59]/[.N$3]&lt;127;127-[.$B59]/[.N$3];0) ;0) ;2)" office:value-type="string" office:string-value="00">
            <text:p>00</text:p>
          </table:table-cell>
          <table:table-cell table:style-name="ce3" table:formula="of:=DEC2HEX(ROUND(IF([.$B59]/[.O$3]&lt;127;127-[.$B59]/[.O$3];0) ;0) ;2)" office:value-type="string" office:string-value="00">
            <text:p>00</text:p>
          </table:table-cell>
          <table:table-cell table:style-name="ce3" table:formula="of:=DEC2HEX(ROUND(IF([.$B59]/[.P$3]&lt;127;127-[.$B59]/[.P$3];0) ;0) ;2)" office:value-type="string" office:string-value="00">
            <text:p>00</text:p>
          </table:table-cell>
          <table:table-cell table:style-name="ce3" table:formula="of:=DEC2HEX(ROUND(IF([.$B59]/[.Q$3]&lt;127;127-[.$B59]/[.Q$3];0) ;0) ;2)" office:value-type="string" office:string-value="00">
            <text:p>00</text:p>
          </table:table-cell>
          <table:table-cell table:style-name="ce3" table:formula="of:=DEC2HEX(ROUND(IF([.$B59]/[.R$3]&lt;127;127-[.$B59]/[.R$3];0) ;0) ;2)" office:value-type="string" office:string-value="00">
            <text:p>00</text:p>
          </table:table-cell>
          <table:table-cell table:style-name="ce3" table:formula="of:=DEC2HEX(ROUND(IF([.$B59]/[.S$3]&lt;127;[.$B59]/[.S$3];127) ;0) ;2)" office:value-type="float" office:value="0">
            <text:p>#ДЕЛ/0!</text:p>
          </table:table-cell>
          <table:table-cell table:style-name="ce3" table:formula="of:=DEC2HEX(ROUND(IF([.$B59]/[.T$3]&lt;127;[.$B59]/[.T$3];127) ;0) ;2)" office:value-type="string" office:string-value="FFFFFFFD21">
            <text:p>FFFFFFFD21</text:p>
          </table:table-cell>
          <table:table-cell table:style-name="ce3" table:formula="of:=DEC2HEX(ROUND(IF([.$B59]/[.U$3]&lt;127;[.$B59]/[.U$3];127) ;0) ;2)" office:value-type="string" office:string-value="FFFFFFFE8F">
            <text:p>FFFFFFFE8F</text:p>
          </table:table-cell>
          <table:table-cell table:style-name="ce3" table:formula="of:=DEC2HEX(ROUND(IF([.$B59]/[.V$3]&lt;127;[.$B59]/[.V$3];127) ;0) ;2)" office:value-type="string" office:string-value="FFFFFFFF08">
            <text:p>FFFFFFFF08</text:p>
          </table:table-cell>
          <table:table-cell table:style-name="ce3" table:formula="of:=DEC2HEX(ROUND(IF([.$B59]/[.W$3]&lt;127;[.$B59]/[.W$3];127) ;0) ;2)" office:value-type="string" office:string-value="FFFFFFFF44">
            <text:p>FFFFFFFF44</text:p>
          </table:table-cell>
          <table:table-cell table:style-name="ce3" table:formula="of:=DEC2HEX(ROUND(IF([.$B59]/[.X$3]&lt;127;[.$B59]/[.X$3];127) ;0) ;2)" office:value-type="string" office:string-value="FFFFFFFF67">
            <text:p>FFFFFFFF67</text:p>
          </table:table-cell>
          <table:table-cell table:style-name="ce3" table:formula="of:=DEC2HEX(ROUND(IF([.$B59]/[.Y$3]&lt;127;[.$B59]/[.Y$3];127) ;0) ;2)" office:value-type="string" office:string-value="FFFFFFFF7F">
            <text:p>FFFFFFFF7F</text:p>
          </table:table-cell>
          <table:table-cell table:style-name="ce3" table:formula="of:=DEC2HEX(ROUND(IF([.$B59]/[.Z$3]&lt;127;[.$B59]/[.Z$3];127) ;0) ;2)" office:value-type="string" office:string-value="FFFFFFFF8E">
            <text:p>FFFFFFFF8E</text:p>
          </table:table-cell>
          <table:table-cell table:style-name="ce3" table:formula="of:=DEC2HEX(ROUND(IF([.$B59]/[.AA$3]&lt;127;[.$B59]/[.AA$3];127) ;0) ;2)" office:value-type="string" office:string-value="FFFFFFFF9A">
            <text:p>FFFFFFFF9A</text:p>
          </table:table-cell>
          <table:table-cell table:style-name="ce3" table:formula="of:=DEC2HEX(ROUND(IF([.$B59]/[.AB$3]&lt;127;[.$B59]/[.AB$3];127) ;0) ;2)" office:value-type="string" office:string-value="FFFFFFFFA3">
            <text:p>FFFFFFFFA3</text:p>
          </table:table-cell>
          <table:table-cell table:style-name="ce3" table:formula="of:=DEC2HEX(ROUND(IF([.$B59]/[.AC$3]&lt;127;[.$B59]/[.AC$3];127) ;0) ;2)" office:value-type="string" office:string-value="FFFFFFFFA9">
            <text:p>FFFFFFFFA9</text:p>
          </table:table-cell>
          <table:table-cell table:style-name="ce3" table:formula="of:=DEC2HEX(ROUND(IF([.$B59]/[.AD$3]&lt;127;[.$B59]/[.AD$3];127) ;0) ;2)" office:value-type="string" office:string-value="FFFFFFFFAE">
            <text:p>FFFFFFFFAE</text:p>
          </table:table-cell>
          <table:table-cell table:style-name="ce3" table:formula="of:=DEC2HEX(ROUND(IF([.$B59]/[.AE$3]&lt;127;[.$B59]/[.AE$3];127) ;0) ;2)" office:value-type="string" office:string-value="FFFFFFFFB2">
            <text:p>FFFFFFFFB2</text:p>
          </table:table-cell>
          <table:table-cell table:style-name="ce3" table:formula="of:=DEC2HEX(ROUND(IF([.$B59]/[.AF$3]&lt;127;[.$B59]/[.AF$3];127) ;0) ;2)" office:value-type="string" office:string-value="FFFFFFFFB5">
            <text:p>FFFFFFFFB5</text:p>
          </table:table-cell>
          <table:table-cell table:style-name="ce3" table:formula="of:=DEC2HEX(ROUND(IF([.$B59]/[.AG$3]&lt;127;[.$B59]/[.AG$3];127) ;0) ;2)" office:value-type="string" office:string-value="FFFFFFFFB7">
            <text:p>FFFFFFFFB7</text:p>
          </table:table-cell>
          <table:table-cell table:style-name="ce3" table:formula="of:=DEC2HEX(ROUND(IF([.$B59]/[.AH$3]&lt;127;[.$B59]/[.AH$3];127) ;0) ;2)" office:value-type="string" office:string-value="FFFFFFFFB8">
            <text:p>FFFFFFFFB8</text:p>
          </table:table-cell>
          <table:table-cell table:style-name="ce3" table:formula="of:=DEC2HEX(ROUND(IF([.$B59]/COS([.AI$2]*0.0174533)&lt;255;[.$B59]/COS([.AI$2]*0.0174533);255);0)  ;2)" office:value-type="string" office:string-value="FFFFFFFFB8">
            <text:p>FFFFFFFFB8</text:p>
          </table:table-cell>
          <table:table-cell table:style-name="ce3" table:formula="of:=DEC2HEX(ROUND(IF([.$B59]/COS([.AJ$2]*0.0174533)&lt;255;[.$B59]/COS([.AJ$2]*0.0174533);255);0)  ;2)" office:value-type="string" office:string-value="FFFFFFFFB8">
            <text:p>FFFFFFFFB8</text:p>
          </table:table-cell>
          <table:table-cell table:style-name="ce3" table:formula="of:=DEC2HEX(ROUND(IF([.$B59]/COS([.AK$2]*0.0174533)&lt;255;[.$B59]/COS([.AK$2]*0.0174533);255);0)  ;2)" office:value-type="string" office:string-value="FFFFFFFFB7">
            <text:p>FFFFFFFFB7</text:p>
          </table:table-cell>
          <table:table-cell table:style-name="ce3" table:formula="of:=DEC2HEX(ROUND(IF([.$B59]/COS([.AL$2]*0.0174533)&lt;255;[.$B59]/COS([.AL$2]*0.0174533);255);0)  ;2)" office:value-type="string" office:string-value="FFFFFFFFB5">
            <text:p>FFFFFFFFB5</text:p>
          </table:table-cell>
          <table:table-cell table:style-name="ce3" table:formula="of:=DEC2HEX(ROUND(IF([.$B59]/COS([.AM$2]*0.0174533)&lt;255;[.$B59]/COS([.AM$2]*0.0174533);255);0)  ;2)" office:value-type="string" office:string-value="FFFFFFFFB2">
            <text:p>FFFFFFFFB2</text:p>
          </table:table-cell>
          <table:table-cell table:style-name="ce3" table:formula="of:=DEC2HEX(ROUND(IF([.$B59]/COS([.AN$2]*0.0174533)&lt;255;[.$B59]/COS([.AN$2]*0.0174533);255);0)  ;2)" office:value-type="string" office:string-value="FFFFFFFFAE">
            <text:p>FFFFFFFFAE</text:p>
          </table:table-cell>
          <table:table-cell table:style-name="ce3" table:formula="of:=DEC2HEX(ROUND(IF([.$B59]/COS([.AO$2]*0.0174533)&lt;255;[.$B59]/COS([.AO$2]*0.0174533);255);0)  ;2)" office:value-type="string" office:string-value="FFFFFFFFA9">
            <text:p>FFFFFFFFA9</text:p>
          </table:table-cell>
          <table:table-cell table:style-name="ce3" table:formula="of:=DEC2HEX(ROUND(IF([.$B59]/COS([.AP$2]*0.0174533)&lt;255;[.$B59]/COS([.AP$2]*0.0174533);255);0)  ;2)" office:value-type="string" office:string-value="FFFFFFFFA3">
            <text:p>FFFFFFFFA3</text:p>
          </table:table-cell>
          <table:table-cell table:style-name="ce3" table:formula="of:=DEC2HEX(ROUND(IF([.$B59]/COS([.AQ$2]*0.0174533)&lt;255;[.$B59]/COS([.AQ$2]*0.0174533);255);0)  ;2)" office:value-type="string" office:string-value="FFFFFFFF9A">
            <text:p>FFFFFFFF9A</text:p>
          </table:table-cell>
          <table:table-cell table:style-name="ce3" table:formula="of:=DEC2HEX(ROUND(IF([.$B59]/COS([.AR$2]*0.0174533)&lt;255;[.$B59]/COS([.AR$2]*0.0174533);255);0)  ;2)" office:value-type="string" office:string-value="FFFFFFFF8F">
            <text:p>FFFFFFFF8F</text:p>
          </table:table-cell>
          <table:table-cell table:style-name="ce3" table:formula="of:=DEC2HEX(ROUND(IF([.$B59]/COS([.AS$2]*0.0174533)&lt;255;[.$B59]/COS([.AS$2]*0.0174533);255);0)  ;2)" office:value-type="string" office:string-value="FFFFFFFF7E">
            <text:p>FFFFFFFF7E</text:p>
          </table:table-cell>
          <table:table-cell table:style-name="ce3" table:formula="of:=DEC2HEX(ROUND(IF([.$B59]/COS([.AT$2]*0.0174533)&lt;255;[.$B59]/COS([.AT$2]*0.0174533);255);0)  ;2)" office:value-type="string" office:string-value="FFFFFFFF67">
            <text:p>FFFFFFFF67</text:p>
          </table:table-cell>
          <table:table-cell table:style-name="ce3" table:formula="of:=DEC2HEX(ROUND(IF([.$B59]/COS([.AU$2]*0.0174533)&lt;255;[.$B59]/COS([.AU$2]*0.0174533);255);0)  ;2)" office:value-type="string" office:string-value="FFFFFFFF44">
            <text:p>FFFFFFFF44</text:p>
          </table:table-cell>
          <table:table-cell table:style-name="ce3" table:formula="of:=DEC2HEX(ROUND(IF([.$B59]/COS([.AV$2]*0.0174533)&lt;255;[.$B59]/COS([.AV$2]*0.0174533);255);0)  ;2)" office:value-type="string" office:string-value="FFFFFFFF08">
            <text:p>FFFFFFFF08</text:p>
          </table:table-cell>
          <table:table-cell table:style-name="ce3" table:formula="of:=DEC2HEX(ROUND(IF([.$B59]/COS([.AW$2]*0.0174533)&lt;255;[.$B59]/COS([.AW$2]*0.0174533);255);0)  ;2)" office:value-type="string" office:string-value="FFFFFFFE8F">
            <text:p>FFFFFFFE8F</text:p>
          </table:table-cell>
          <table:table-cell table:style-name="ce3" table:formula="of:=DEC2HEX(ROUND(IF([.$B59]/COS([.AX$2]*0.0174533)&lt;255;[.$B59]/COS([.AX$2]*0.0174533);255);0)  ;2)" office:value-type="string" office:string-value="FFFFFFFD21">
            <text:p>FFFFFFFD21</text:p>
          </table:table-cell>
          <table:table-cell table:style-name="ce3" table:formula="of:=DEC2HEX(ROUND(IF([.$B59]/COS([.AY$2]*0.0174533)&lt;255;[.$B59]/COS([.AY$2]*0.0174533);255);0)  ;2)" office:value-type="string" office:string-value="FF">
            <text:p>FF</text:p>
          </table:table-cell>
          <table:table-cell table:style-name="ce3" table:formula="of:=DEC2HEX(ROUND(IF([.$B59]/COS([.AZ$2]*0.0174533)&lt;255;[.$B59]/COS([.AZ$2]*0.0174533);255);0)  ;2)" office:value-type="string" office:string-value="FF">
            <text:p>FF</text:p>
          </table:table-cell>
          <table:table-cell table:style-name="ce3" table:formula="of:=DEC2HEX(ROUND(IF([.$B59]/COS([.BA$2]*0.0174533)&lt;255;[.$B59]/COS([.BA$2]*0.0174533);255);0)  ;2)" office:value-type="string" office:string-value="FF">
            <text:p>FF</text:p>
          </table:table-cell>
          <table:table-cell table:style-name="ce3" table:formula="of:=DEC2HEX(ROUND(IF([.$B59]/COS([.BB$2]*0.0174533)&lt;255;[.$B59]/COS([.BB$2]*0.0174533);255);0)  ;2)" office:value-type="string" office:string-value="F8">
            <text:p>F8</text:p>
          </table:table-cell>
          <table:table-cell table:style-name="ce3" table:formula="of:=DEC2HEX(ROUND(IF([.$B59]/COS([.BC$2]*0.0174533)&lt;255;[.$B59]/COS([.BC$2]*0.0174533);255);0)  ;2)" office:value-type="string" office:string-value="BC">
            <text:p>BC</text:p>
          </table:table-cell>
          <table:table-cell table:style-name="ce3" table:formula="of:=DEC2HEX(ROUND(IF([.$B59]/COS([.BD$2]*0.0174533)&lt;255;[.$B59]/COS([.BD$2]*0.0174533);255);0)  ;2)" office:value-type="string" office:string-value="99">
            <text:p>99</text:p>
          </table:table-cell>
          <table:table-cell table:style-name="ce3" table:formula="of:=DEC2HEX(ROUND(IF([.$B59]/COS([.BE$2]*0.0174533)&lt;255;[.$B59]/COS([.BE$2]*0.0174533);255);0)  ;2)" office:value-type="string" office:string-value="82">
            <text:p>82</text:p>
          </table:table-cell>
          <table:table-cell table:style-name="ce3" table:formula="of:=DEC2HEX(ROUND(IF([.$B59]/COS([.BF$2]*0.0174533)&lt;255;[.$B59]/COS([.BF$2]*0.0174533);255);0)  ;2)" office:value-type="string" office:string-value="71">
            <text:p>71</text:p>
          </table:table-cell>
          <table:table-cell table:style-name="ce3" table:formula="of:=DEC2HEX(ROUND(IF([.$B59]/COS([.BG$2]*0.0174533)&lt;255;[.$B59]/COS([.BG$2]*0.0174533);255);0)  ;2)" office:value-type="string" office:string-value="66">
            <text:p>66</text:p>
          </table:table-cell>
          <table:table-cell table:style-name="ce3" table:formula="of:=DEC2HEX(ROUND(IF([.$B59]/COS([.BH$2]*0.0174533)&lt;255;[.$B59]/COS([.BH$2]*0.0174533);255);0)  ;2)" office:value-type="string" office:string-value="5D">
            <text:p>5D</text:p>
          </table:table-cell>
          <table:table-cell table:style-name="ce3" table:formula="of:=DEC2HEX(ROUND(IF([.$B59]/COS([.BI$2]*0.0174533)&lt;255;[.$B59]/COS([.BI$2]*0.0174533);255);0)  ;2)" office:value-type="string" office:string-value="57">
            <text:p>57</text:p>
          </table:table-cell>
          <table:table-cell table:style-name="ce3" table:formula="of:=DEC2HEX(ROUND(IF([.$B59]/COS([.BJ$2]*0.0174533)&lt;255;[.$B59]/COS([.BJ$2]*0.0174533);255);0)  ;2)" office:value-type="string" office:string-value="52">
            <text:p>52</text:p>
          </table:table-cell>
          <table:table-cell table:style-name="ce3" table:formula="of:=DEC2HEX(ROUND(IF([.$B59]/COS([.BK$2]*0.0174533)&lt;255;[.$B59]/COS([.BK$2]*0.0174533);255);0)  ;2)" office:value-type="string" office:string-value="4E">
            <text:p>4E</text:p>
          </table:table-cell>
          <table:table-cell table:style-name="ce3" table:formula="of:=DEC2HEX(ROUND(IF([.$B59]/COS([.BL$2]*0.0174533)&lt;255;[.$B59]/COS([.BL$2]*0.0174533);255);0)  ;2)" office:value-type="string" office:string-value="4B">
            <text:p>4B</text:p>
          </table:table-cell>
          <table:table-cell table:style-name="ce3" table:formula="of:=DEC2HEX(ROUND(IF([.$B59]/COS([.BM$2]*0.0174533)&lt;255;[.$B59]/COS([.BM$2]*0.0174533);255);0)  ;2)" office:value-type="string" office:string-value="49">
            <text:p>49</text:p>
          </table:table-cell>
          <table:table-cell table:style-name="ce3" table:formula="of:=DEC2HEX(ROUND(IF([.$B59]/COS([.BN$2]*0.0174533)&lt;255;[.$B59]/COS([.BN$2]*0.0174533);255);0)  ;2)" office:value-type="string" office:string-value="48">
            <text:p>48</text:p>
          </table:table-cell>
          <table:table-cell table:style-name="ce3" table:formula="of:=DEC2HEX(ROUND(IF([.$B59]/COS([.BO$2]*0.0174533)&lt;255;[.$B59]/COS([.BO$2]*0.0174533);255);0)  ;2)" office:value-type="string" office:string-value="48">
            <text:p>48</text:p>
          </table:table-cell>
          <table:table-cell table:style-name="ce3" table:formula="of:=DEC2HEX(ROUND(IF([.$B59]/COS([.BP$2]*0.0174533)&lt;255;[.$B59]/COS([.BP$2]*0.0174533);255);0)  ;2)" office:value-type="string" office:string-value="48">
            <text:p>48</text:p>
          </table:table-cell>
          <table:table-cell table:style-name="ce3" table:formula="of:=DEC2HEX(ROUND(IF([.$B59]/COS([.BQ$2]*0.0174533)&lt;255;[.$B59]/COS([.BQ$2]*0.0174533);255);0)  ;2)" office:value-type="string" office:string-value="49">
            <text:p>49</text:p>
          </table:table-cell>
          <table:table-cell table:style-name="ce3" table:formula="of:=DEC2HEX(ROUND(IF([.$B59]/COS([.BR$2]*0.0174533)&lt;255;[.$B59]/COS([.BR$2]*0.0174533);255);0)  ;2)" office:value-type="string" office:string-value="4B">
            <text:p>4B</text:p>
          </table:table-cell>
          <table:table-cell table:style-name="ce3" table:formula="of:=DEC2HEX(ROUND(IF([.$B59]/COS([.BS$2]*0.0174533)&lt;255;[.$B59]/COS([.BS$2]*0.0174533);255);0)  ;2)" office:value-type="string" office:string-value="4E">
            <text:p>4E</text:p>
          </table:table-cell>
          <table:table-cell table:style-name="ce3" table:formula="of:=DEC2HEX(ROUND(IF([.$B59]/COS([.BT$2]*0.0174533)&lt;255;[.$B59]/COS([.BT$2]*0.0174533);255);0)  ;2)" office:value-type="string" office:string-value="52">
            <text:p>52</text:p>
          </table:table-cell>
          <table:table-cell table:style-name="ce3" table:formula="of:=DEC2HEX(ROUND(IF([.$B59]/COS([.BU$2]*0.0174533)&lt;255;[.$B59]/COS([.BU$2]*0.0174533);255);0)  ;2)" office:value-type="string" office:string-value="57">
            <text:p>57</text:p>
          </table:table-cell>
          <table:table-cell table:style-name="ce3" table:formula="of:=DEC2HEX(ROUND(IF([.$B59]/COS([.BV$2]*0.0174533)&lt;255;[.$B59]/COS([.BV$2]*0.0174533);255);0)  ;2)" office:value-type="string" office:string-value="5D">
            <text:p>5D</text:p>
          </table:table-cell>
          <table:table-cell table:style-name="ce3" table:formula="of:=DEC2HEX(ROUND(IF([.$B59]/COS([.BW$2]*0.0174533)&lt;255;[.$B59]/COS([.BW$2]*0.0174533);255);0)  ;2)" office:value-type="string" office:string-value="66">
            <text:p>66</text:p>
          </table:table-cell>
          <table:table-cell table:style-name="ce3" table:formula="of:=DEC2HEX(ROUND(IF([.$B59]/COS([.BX$2]*0.0174533)&lt;255;[.$B59]/COS([.BX$2]*0.0174533);255);0)  ;2)" office:value-type="string" office:string-value="71">
            <text:p>71</text:p>
          </table:table-cell>
          <table:table-cell table:style-name="ce3" table:formula="of:=DEC2HEX(ROUND(IF([.$B59]/COS([.BY$2]*0.0174533)&lt;255;[.$B59]/COS([.BY$2]*0.0174533);255);0)  ;2)" office:value-type="string" office:string-value="82">
            <text:p>82</text:p>
          </table:table-cell>
          <table:table-cell table:style-name="ce3" table:formula="of:=DEC2HEX(ROUND(IF([.$B59]/COS([.BZ$2]*0.0174533)&lt;255;[.$B59]/COS([.BZ$2]*0.0174533);255);0)  ;2)" office:value-type="string" office:string-value="99">
            <text:p>99</text:p>
          </table:table-cell>
          <table:table-cell table:style-name="ce3" table:formula="of:=DEC2HEX(ROUND(IF([.$B59]/COS([.CA$2]*0.0174533)&lt;255;[.$B59]/COS([.CA$2]*0.0174533);255);0)  ;2)" office:value-type="string" office:string-value="BC">
            <text:p>BC</text:p>
          </table:table-cell>
          <table:table-cell table:style-name="ce3" table:formula="of:=DEC2HEX(ROUND(IF([.$B59]/COS([.CB$2]*0.0174533)&lt;255;[.$B59]/COS([.CB$2]*0.0174533);255);0)  ;2)" office:value-type="string" office:string-value="F8">
            <text:p>F8</text:p>
          </table:table-cell>
          <table:table-cell table:style-name="ce3" table:formula="of:=DEC2HEX(ROUND(IF([.$B59]/COS([.CC$2]*0.0174533)&lt;255;[.$B5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59]+1" office:value-type="float" office:value="56">
            <text:p>56</text:p>
          </table:table-cell>
          <table:table-cell table:style-name="ce2" table:formula="of:=[.B59]-1" office:value-type="float" office:value="71">
            <text:p>71</text:p>
          </table:table-cell>
          <table:table-cell table:formula="of:=DEC2HEX(ROUND(IF([.$B60]/[.C$3]&lt;127;127-[.$B60]/[.C$3];0) ;0) ;2)" office:value-type="string" office:string-value="38">
            <text:p>38</text:p>
          </table:table-cell>
          <table:table-cell table:formula="of:=DEC2HEX(ROUND(IF([.$B60]/[.D$3]&lt;127;127-[.$B60]/[.D$3];0) ;0) ;2)" office:value-type="string" office:string-value="38">
            <text:p>38</text:p>
          </table:table-cell>
          <table:table-cell table:formula="of:=DEC2HEX(ROUND(IF([.$B60]/[.E$3]&lt;127;127-[.$B60]/[.E$3];0) ;0) ;2)" office:value-type="string" office:string-value="37">
            <text:p>37</text:p>
          </table:table-cell>
          <table:table-cell table:formula="of:=DEC2HEX(ROUND(IF([.$B60]/[.F$3]&lt;127;127-[.$B60]/[.F$3];0) ;0) ;2)" office:value-type="string" office:string-value="35">
            <text:p>35</text:p>
          </table:table-cell>
          <table:table-cell table:formula="of:=DEC2HEX(ROUND(IF([.$B60]/[.G$3]&lt;127;127-[.$B60]/[.G$3];0) ;0) ;2)" office:value-type="string" office:string-value="32">
            <text:p>32</text:p>
          </table:table-cell>
          <table:table-cell table:formula="of:=DEC2HEX(ROUND(IF([.$B60]/[.H$3]&lt;127;127-[.$B60]/[.H$3];0) ;0) ;2)" office:value-type="string" office:string-value="2F">
            <text:p>2F</text:p>
          </table:table-cell>
          <table:table-cell table:formula="of:=DEC2HEX(ROUND(IF([.$B60]/[.I$3]&lt;127;127-[.$B60]/[.I$3];0) ;0) ;2)" office:value-type="string" office:string-value="2A">
            <text:p>2A</text:p>
          </table:table-cell>
          <table:table-cell table:formula="of:=DEC2HEX(ROUND(IF([.$B60]/[.J$3]&lt;127;127-[.$B60]/[.J$3];0) ;0) ;2)" office:value-type="string" office:string-value="23">
            <text:p>23</text:p>
          </table:table-cell>
          <table:table-cell table:formula="of:=DEC2HEX(ROUND(IF([.$B60]/[.K$3]&lt;127;127-[.$B60]/[.K$3];0) ;0) ;2)" office:value-type="string" office:string-value="1B">
            <text:p>1B</text:p>
          </table:table-cell>
          <table:table-cell table:formula="of:=DEC2HEX(ROUND(IF([.$B60]/[.L$3]&lt;127;127-[.$B60]/[.L$3];0) ;0) ;2)" office:value-type="string" office:string-value="0F">
            <text:p>0F</text:p>
          </table:table-cell>
          <table:table-cell table:style-name="ce3" table:formula="of:=DEC2HEX(ROUND(IF([.$B60]/[.M$3]&lt;127;127-[.$B60]/[.M$3];0) ;0) ;2)" office:value-type="string" office:string-value="00">
            <text:p>00</text:p>
          </table:table-cell>
          <table:table-cell table:style-name="ce3" table:formula="of:=DEC2HEX(ROUND(IF([.$B60]/[.N$3]&lt;127;127-[.$B60]/[.N$3];0) ;0) ;2)" office:value-type="string" office:string-value="00">
            <text:p>00</text:p>
          </table:table-cell>
          <table:table-cell table:style-name="ce3" table:formula="of:=DEC2HEX(ROUND(IF([.$B60]/[.O$3]&lt;127;127-[.$B60]/[.O$3];0) ;0) ;2)" office:value-type="string" office:string-value="00">
            <text:p>00</text:p>
          </table:table-cell>
          <table:table-cell table:style-name="ce3" table:formula="of:=DEC2HEX(ROUND(IF([.$B60]/[.P$3]&lt;127;127-[.$B60]/[.P$3];0) ;0) ;2)" office:value-type="string" office:string-value="00">
            <text:p>00</text:p>
          </table:table-cell>
          <table:table-cell table:style-name="ce3" table:formula="of:=DEC2HEX(ROUND(IF([.$B60]/[.Q$3]&lt;127;127-[.$B60]/[.Q$3];0) ;0) ;2)" office:value-type="string" office:string-value="00">
            <text:p>00</text:p>
          </table:table-cell>
          <table:table-cell table:style-name="ce3" table:formula="of:=DEC2HEX(ROUND(IF([.$B60]/[.R$3]&lt;127;127-[.$B60]/[.R$3];0) ;0) ;2)" office:value-type="string" office:string-value="00">
            <text:p>00</text:p>
          </table:table-cell>
          <table:table-cell table:style-name="ce3" table:formula="of:=DEC2HEX(ROUND(IF([.$B60]/[.S$3]&lt;127;[.$B60]/[.S$3];127) ;0) ;2)" office:value-type="float" office:value="0">
            <text:p>#ДЕЛ/0!</text:p>
          </table:table-cell>
          <table:table-cell table:style-name="ce3" table:formula="of:=DEC2HEX(ROUND(IF([.$B60]/[.T$3]&lt;127;[.$B60]/[.T$3];127) ;0) ;2)" office:value-type="string" office:string-value="FFFFFFFD2C">
            <text:p>FFFFFFFD2C</text:p>
          </table:table-cell>
          <table:table-cell table:style-name="ce3" table:formula="of:=DEC2HEX(ROUND(IF([.$B60]/[.U$3]&lt;127;[.$B60]/[.U$3];127) ;0) ;2)" office:value-type="string" office:string-value="FFFFFFFE94">
            <text:p>FFFFFFFE94</text:p>
          </table:table-cell>
          <table:table-cell table:style-name="ce3" table:formula="of:=DEC2HEX(ROUND(IF([.$B60]/[.V$3]&lt;127;[.$B60]/[.V$3];127) ;0) ;2)" office:value-type="string" office:string-value="FFFFFFFF0B">
            <text:p>FFFFFFFF0B</text:p>
          </table:table-cell>
          <table:table-cell table:style-name="ce3" table:formula="of:=DEC2HEX(ROUND(IF([.$B60]/[.W$3]&lt;127;[.$B60]/[.W$3];127) ;0) ;2)" office:value-type="string" office:string-value="FFFFFFFF47">
            <text:p>FFFFFFFF47</text:p>
          </table:table-cell>
          <table:table-cell table:style-name="ce3" table:formula="of:=DEC2HEX(ROUND(IF([.$B60]/[.X$3]&lt;127;[.$B60]/[.X$3];127) ;0) ;2)" office:value-type="string" office:string-value="FFFFFFFF69">
            <text:p>FFFFFFFF69</text:p>
          </table:table-cell>
          <table:table-cell table:style-name="ce3" table:formula="of:=DEC2HEX(ROUND(IF([.$B60]/[.Y$3]&lt;127;[.$B60]/[.Y$3];127) ;0) ;2)" office:value-type="string" office:string-value="FFFFFFFF80">
            <text:p>FFFFFFFF80</text:p>
          </table:table-cell>
          <table:table-cell table:style-name="ce3" table:formula="of:=DEC2HEX(ROUND(IF([.$B60]/[.Z$3]&lt;127;[.$B60]/[.Z$3];127) ;0) ;2)" office:value-type="string" office:string-value="FFFFFFFF90">
            <text:p>FFFFFFFF90</text:p>
          </table:table-cell>
          <table:table-cell table:style-name="ce3" table:formula="of:=DEC2HEX(ROUND(IF([.$B60]/[.AA$3]&lt;127;[.$B60]/[.AA$3];127) ;0) ;2)" office:value-type="string" office:string-value="FFFFFFFF9C">
            <text:p>FFFFFFFF9C</text:p>
          </table:table-cell>
          <table:table-cell table:style-name="ce3" table:formula="of:=DEC2HEX(ROUND(IF([.$B60]/[.AB$3]&lt;127;[.$B60]/[.AB$3];127) ;0) ;2)" office:value-type="string" office:string-value="FFFFFFFFA4">
            <text:p>FFFFFFFFA4</text:p>
          </table:table-cell>
          <table:table-cell table:style-name="ce3" table:formula="of:=DEC2HEX(ROUND(IF([.$B60]/[.AC$3]&lt;127;[.$B60]/[.AC$3];127) ;0) ;2)" office:value-type="string" office:string-value="FFFFFFFFAB">
            <text:p>FFFFFFFFAB</text:p>
          </table:table-cell>
          <table:table-cell table:style-name="ce3" table:formula="of:=DEC2HEX(ROUND(IF([.$B60]/[.AD$3]&lt;127;[.$B60]/[.AD$3];127) ;0) ;2)" office:value-type="string" office:string-value="FFFFFFFFB0">
            <text:p>FFFFFFFFB0</text:p>
          </table:table-cell>
          <table:table-cell table:style-name="ce3" table:formula="of:=DEC2HEX(ROUND(IF([.$B60]/[.AE$3]&lt;127;[.$B60]/[.AE$3];127) ;0) ;2)" office:value-type="string" office:string-value="FFFFFFFFB3">
            <text:p>FFFFFFFFB3</text:p>
          </table:table-cell>
          <table:table-cell table:style-name="ce3" table:formula="of:=DEC2HEX(ROUND(IF([.$B60]/[.AF$3]&lt;127;[.$B60]/[.AF$3];127) ;0) ;2)" office:value-type="string" office:string-value="FFFFFFFFB6">
            <text:p>FFFFFFFFB6</text:p>
          </table:table-cell>
          <table:table-cell table:style-name="ce3" table:formula="of:=DEC2HEX(ROUND(IF([.$B60]/[.AG$3]&lt;127;[.$B60]/[.AG$3];127) ;0) ;2)" office:value-type="string" office:string-value="FFFFFFFFB8">
            <text:p>FFFFFFFFB8</text:p>
          </table:table-cell>
          <table:table-cell table:style-name="ce3" table:formula="of:=DEC2HEX(ROUND(IF([.$B60]/[.AH$3]&lt;127;[.$B60]/[.AH$3];127) ;0) ;2)" office:value-type="string" office:string-value="FFFFFFFFB9">
            <text:p>FFFFFFFFB9</text:p>
          </table:table-cell>
          <table:table-cell table:style-name="ce3" table:formula="of:=DEC2HEX(ROUND(IF([.$B60]/COS([.AI$2]*0.0174533)&lt;255;[.$B60]/COS([.AI$2]*0.0174533);255);0)  ;2)" office:value-type="string" office:string-value="FFFFFFFFB9">
            <text:p>FFFFFFFFB9</text:p>
          </table:table-cell>
          <table:table-cell table:style-name="ce3" table:formula="of:=DEC2HEX(ROUND(IF([.$B60]/COS([.AJ$2]*0.0174533)&lt;255;[.$B60]/COS([.AJ$2]*0.0174533);255);0)  ;2)" office:value-type="string" office:string-value="FFFFFFFFB9">
            <text:p>FFFFFFFFB9</text:p>
          </table:table-cell>
          <table:table-cell table:style-name="ce3" table:formula="of:=DEC2HEX(ROUND(IF([.$B60]/COS([.AK$2]*0.0174533)&lt;255;[.$B60]/COS([.AK$2]*0.0174533);255);0)  ;2)" office:value-type="string" office:string-value="FFFFFFFFB8">
            <text:p>FFFFFFFFB8</text:p>
          </table:table-cell>
          <table:table-cell table:style-name="ce3" table:formula="of:=DEC2HEX(ROUND(IF([.$B60]/COS([.AL$2]*0.0174533)&lt;255;[.$B60]/COS([.AL$2]*0.0174533);255);0)  ;2)" office:value-type="string" office:string-value="FFFFFFFFB6">
            <text:p>FFFFFFFFB6</text:p>
          </table:table-cell>
          <table:table-cell table:style-name="ce3" table:formula="of:=DEC2HEX(ROUND(IF([.$B60]/COS([.AM$2]*0.0174533)&lt;255;[.$B60]/COS([.AM$2]*0.0174533);255);0)  ;2)" office:value-type="string" office:string-value="FFFFFFFFB3">
            <text:p>FFFFFFFFB3</text:p>
          </table:table-cell>
          <table:table-cell table:style-name="ce3" table:formula="of:=DEC2HEX(ROUND(IF([.$B60]/COS([.AN$2]*0.0174533)&lt;255;[.$B60]/COS([.AN$2]*0.0174533);255);0)  ;2)" office:value-type="string" office:string-value="FFFFFFFFAF">
            <text:p>FFFFFFFFAF</text:p>
          </table:table-cell>
          <table:table-cell table:style-name="ce3" table:formula="of:=DEC2HEX(ROUND(IF([.$B60]/COS([.AO$2]*0.0174533)&lt;255;[.$B60]/COS([.AO$2]*0.0174533);255);0)  ;2)" office:value-type="string" office:string-value="FFFFFFFFAB">
            <text:p>FFFFFFFFAB</text:p>
          </table:table-cell>
          <table:table-cell table:style-name="ce3" table:formula="of:=DEC2HEX(ROUND(IF([.$B60]/COS([.AP$2]*0.0174533)&lt;255;[.$B60]/COS([.AP$2]*0.0174533);255);0)  ;2)" office:value-type="string" office:string-value="FFFFFFFFA4">
            <text:p>FFFFFFFFA4</text:p>
          </table:table-cell>
          <table:table-cell table:style-name="ce3" table:formula="of:=DEC2HEX(ROUND(IF([.$B60]/COS([.AQ$2]*0.0174533)&lt;255;[.$B60]/COS([.AQ$2]*0.0174533);255);0)  ;2)" office:value-type="string" office:string-value="FFFFFFFF9C">
            <text:p>FFFFFFFF9C</text:p>
          </table:table-cell>
          <table:table-cell table:style-name="ce3" table:formula="of:=DEC2HEX(ROUND(IF([.$B60]/COS([.AR$2]*0.0174533)&lt;255;[.$B60]/COS([.AR$2]*0.0174533);255);0)  ;2)" office:value-type="string" office:string-value="FFFFFFFF90">
            <text:p>FFFFFFFF90</text:p>
          </table:table-cell>
          <table:table-cell table:style-name="ce3" table:formula="of:=DEC2HEX(ROUND(IF([.$B60]/COS([.AS$2]*0.0174533)&lt;255;[.$B60]/COS([.AS$2]*0.0174533);255);0)  ;2)" office:value-type="string" office:string-value="FFFFFFFF80">
            <text:p>FFFFFFFF80</text:p>
          </table:table-cell>
          <table:table-cell table:style-name="ce3" table:formula="of:=DEC2HEX(ROUND(IF([.$B60]/COS([.AT$2]*0.0174533)&lt;255;[.$B60]/COS([.AT$2]*0.0174533);255);0)  ;2)" office:value-type="string" office:string-value="FFFFFFFF69">
            <text:p>FFFFFFFF69</text:p>
          </table:table-cell>
          <table:table-cell table:style-name="ce3" table:formula="of:=DEC2HEX(ROUND(IF([.$B60]/COS([.AU$2]*0.0174533)&lt;255;[.$B60]/COS([.AU$2]*0.0174533);255);0)  ;2)" office:value-type="string" office:string-value="FFFFFFFF46">
            <text:p>FFFFFFFF46</text:p>
          </table:table-cell>
          <table:table-cell table:style-name="ce3" table:formula="of:=DEC2HEX(ROUND(IF([.$B60]/COS([.AV$2]*0.0174533)&lt;255;[.$B60]/COS([.AV$2]*0.0174533);255);0)  ;2)" office:value-type="string" office:string-value="FFFFFFFF0B">
            <text:p>FFFFFFFF0B</text:p>
          </table:table-cell>
          <table:table-cell table:style-name="ce3" table:formula="of:=DEC2HEX(ROUND(IF([.$B60]/COS([.AW$2]*0.0174533)&lt;255;[.$B60]/COS([.AW$2]*0.0174533);255);0)  ;2)" office:value-type="string" office:string-value="FFFFFFFE94">
            <text:p>FFFFFFFE94</text:p>
          </table:table-cell>
          <table:table-cell table:style-name="ce3" table:formula="of:=DEC2HEX(ROUND(IF([.$B60]/COS([.AX$2]*0.0174533)&lt;255;[.$B60]/COS([.AX$2]*0.0174533);255);0)  ;2)" office:value-type="string" office:string-value="FFFFFFFD2C">
            <text:p>FFFFFFFD2C</text:p>
          </table:table-cell>
          <table:table-cell table:style-name="ce3" table:formula="of:=DEC2HEX(ROUND(IF([.$B60]/COS([.AY$2]*0.0174533)&lt;255;[.$B60]/COS([.AY$2]*0.0174533);255);0)  ;2)" office:value-type="string" office:string-value="FF">
            <text:p>FF</text:p>
          </table:table-cell>
          <table:table-cell table:style-name="ce3" table:formula="of:=DEC2HEX(ROUND(IF([.$B60]/COS([.AZ$2]*0.0174533)&lt;255;[.$B60]/COS([.AZ$2]*0.0174533);255);0)  ;2)" office:value-type="string" office:string-value="FF">
            <text:p>FF</text:p>
          </table:table-cell>
          <table:table-cell table:style-name="ce3" table:formula="of:=DEC2HEX(ROUND(IF([.$B60]/COS([.BA$2]*0.0174533)&lt;255;[.$B60]/COS([.BA$2]*0.0174533);255);0)  ;2)" office:value-type="string" office:string-value="FF">
            <text:p>FF</text:p>
          </table:table-cell>
          <table:table-cell table:style-name="ce3" table:formula="of:=DEC2HEX(ROUND(IF([.$B60]/COS([.BB$2]*0.0174533)&lt;255;[.$B60]/COS([.BB$2]*0.0174533);255);0)  ;2)" office:value-type="string" office:string-value="F5">
            <text:p>F5</text:p>
          </table:table-cell>
          <table:table-cell table:style-name="ce3" table:formula="of:=DEC2HEX(ROUND(IF([.$B60]/COS([.BC$2]*0.0174533)&lt;255;[.$B60]/COS([.BC$2]*0.0174533);255);0)  ;2)" office:value-type="string" office:string-value="BA">
            <text:p>BA</text:p>
          </table:table-cell>
          <table:table-cell table:style-name="ce3" table:formula="of:=DEC2HEX(ROUND(IF([.$B60]/COS([.BD$2]*0.0174533)&lt;255;[.$B60]/COS([.BD$2]*0.0174533);255);0)  ;2)" office:value-type="string" office:string-value="97">
            <text:p>97</text:p>
          </table:table-cell>
          <table:table-cell table:style-name="ce3" table:formula="of:=DEC2HEX(ROUND(IF([.$B60]/COS([.BE$2]*0.0174533)&lt;255;[.$B60]/COS([.BE$2]*0.0174533);255);0)  ;2)" office:value-type="string" office:string-value="80">
            <text:p>80</text:p>
          </table:table-cell>
          <table:table-cell table:style-name="ce3" table:formula="of:=DEC2HEX(ROUND(IF([.$B60]/COS([.BF$2]*0.0174533)&lt;255;[.$B60]/COS([.BF$2]*0.0174533);255);0)  ;2)" office:value-type="string" office:string-value="70">
            <text:p>70</text:p>
          </table:table-cell>
          <table:table-cell table:style-name="ce3" table:formula="of:=DEC2HEX(ROUND(IF([.$B60]/COS([.BG$2]*0.0174533)&lt;255;[.$B60]/COS([.BG$2]*0.0174533);255);0)  ;2)" office:value-type="string" office:string-value="64">
            <text:p>64</text:p>
          </table:table-cell>
          <table:table-cell table:style-name="ce3" table:formula="of:=DEC2HEX(ROUND(IF([.$B60]/COS([.BH$2]*0.0174533)&lt;255;[.$B60]/COS([.BH$2]*0.0174533);255);0)  ;2)" office:value-type="string" office:string-value="5C">
            <text:p>5C</text:p>
          </table:table-cell>
          <table:table-cell table:style-name="ce3" table:formula="of:=DEC2HEX(ROUND(IF([.$B60]/COS([.BI$2]*0.0174533)&lt;255;[.$B60]/COS([.BI$2]*0.0174533);255);0)  ;2)" office:value-type="string" office:string-value="55">
            <text:p>55</text:p>
          </table:table-cell>
          <table:table-cell table:style-name="ce3" table:formula="of:=DEC2HEX(ROUND(IF([.$B60]/COS([.BJ$2]*0.0174533)&lt;255;[.$B60]/COS([.BJ$2]*0.0174533);255);0)  ;2)" office:value-type="string" office:string-value="51">
            <text:p>51</text:p>
          </table:table-cell>
          <table:table-cell table:style-name="ce3" table:formula="of:=DEC2HEX(ROUND(IF([.$B60]/COS([.BK$2]*0.0174533)&lt;255;[.$B60]/COS([.BK$2]*0.0174533);255);0)  ;2)" office:value-type="string" office:string-value="4D">
            <text:p>4D</text:p>
          </table:table-cell>
          <table:table-cell table:style-name="ce3" table:formula="of:=DEC2HEX(ROUND(IF([.$B60]/COS([.BL$2]*0.0174533)&lt;255;[.$B60]/COS([.BL$2]*0.0174533);255);0)  ;2)" office:value-type="string" office:string-value="4A">
            <text:p>4A</text:p>
          </table:table-cell>
          <table:table-cell table:style-name="ce3" table:formula="of:=DEC2HEX(ROUND(IF([.$B60]/COS([.BM$2]*0.0174533)&lt;255;[.$B60]/COS([.BM$2]*0.0174533);255);0)  ;2)" office:value-type="string" office:string-value="48">
            <text:p>48</text:p>
          </table:table-cell>
          <table:table-cell table:style-name="ce3" table:formula="of:=DEC2HEX(ROUND(IF([.$B60]/COS([.BN$2]*0.0174533)&lt;255;[.$B60]/COS([.BN$2]*0.0174533);255);0)  ;2)" office:value-type="string" office:string-value="47">
            <text:p>47</text:p>
          </table:table-cell>
          <table:table-cell table:style-name="ce3" table:formula="of:=DEC2HEX(ROUND(IF([.$B60]/COS([.BO$2]*0.0174533)&lt;255;[.$B60]/COS([.BO$2]*0.0174533);255);0)  ;2)" office:value-type="string" office:string-value="47">
            <text:p>47</text:p>
          </table:table-cell>
          <table:table-cell table:style-name="ce3" table:formula="of:=DEC2HEX(ROUND(IF([.$B60]/COS([.BP$2]*0.0174533)&lt;255;[.$B60]/COS([.BP$2]*0.0174533);255);0)  ;2)" office:value-type="string" office:string-value="47">
            <text:p>47</text:p>
          </table:table-cell>
          <table:table-cell table:style-name="ce3" table:formula="of:=DEC2HEX(ROUND(IF([.$B60]/COS([.BQ$2]*0.0174533)&lt;255;[.$B60]/COS([.BQ$2]*0.0174533);255);0)  ;2)" office:value-type="string" office:string-value="48">
            <text:p>48</text:p>
          </table:table-cell>
          <table:table-cell table:style-name="ce3" table:formula="of:=DEC2HEX(ROUND(IF([.$B60]/COS([.BR$2]*0.0174533)&lt;255;[.$B60]/COS([.BR$2]*0.0174533);255);0)  ;2)" office:value-type="string" office:string-value="4A">
            <text:p>4A</text:p>
          </table:table-cell>
          <table:table-cell table:style-name="ce3" table:formula="of:=DEC2HEX(ROUND(IF([.$B60]/COS([.BS$2]*0.0174533)&lt;255;[.$B60]/COS([.BS$2]*0.0174533);255);0)  ;2)" office:value-type="string" office:string-value="4D">
            <text:p>4D</text:p>
          </table:table-cell>
          <table:table-cell table:style-name="ce3" table:formula="of:=DEC2HEX(ROUND(IF([.$B60]/COS([.BT$2]*0.0174533)&lt;255;[.$B60]/COS([.BT$2]*0.0174533);255);0)  ;2)" office:value-type="string" office:string-value="51">
            <text:p>51</text:p>
          </table:table-cell>
          <table:table-cell table:style-name="ce3" table:formula="of:=DEC2HEX(ROUND(IF([.$B60]/COS([.BU$2]*0.0174533)&lt;255;[.$B60]/COS([.BU$2]*0.0174533);255);0)  ;2)" office:value-type="string" office:string-value="55">
            <text:p>55</text:p>
          </table:table-cell>
          <table:table-cell table:style-name="ce3" table:formula="of:=DEC2HEX(ROUND(IF([.$B60]/COS([.BV$2]*0.0174533)&lt;255;[.$B60]/COS([.BV$2]*0.0174533);255);0)  ;2)" office:value-type="string" office:string-value="5C">
            <text:p>5C</text:p>
          </table:table-cell>
          <table:table-cell table:style-name="ce3" table:formula="of:=DEC2HEX(ROUND(IF([.$B60]/COS([.BW$2]*0.0174533)&lt;255;[.$B60]/COS([.BW$2]*0.0174533);255);0)  ;2)" office:value-type="string" office:string-value="64">
            <text:p>64</text:p>
          </table:table-cell>
          <table:table-cell table:style-name="ce3" table:formula="of:=DEC2HEX(ROUND(IF([.$B60]/COS([.BX$2]*0.0174533)&lt;255;[.$B60]/COS([.BX$2]*0.0174533);255);0)  ;2)" office:value-type="string" office:string-value="70">
            <text:p>70</text:p>
          </table:table-cell>
          <table:table-cell table:style-name="ce3" table:formula="of:=DEC2HEX(ROUND(IF([.$B60]/COS([.BY$2]*0.0174533)&lt;255;[.$B60]/COS([.BY$2]*0.0174533);255);0)  ;2)" office:value-type="string" office:string-value="80">
            <text:p>80</text:p>
          </table:table-cell>
          <table:table-cell table:style-name="ce3" table:formula="of:=DEC2HEX(ROUND(IF([.$B60]/COS([.BZ$2]*0.0174533)&lt;255;[.$B60]/COS([.BZ$2]*0.0174533);255);0)  ;2)" office:value-type="string" office:string-value="97">
            <text:p>97</text:p>
          </table:table-cell>
          <table:table-cell table:style-name="ce3" table:formula="of:=DEC2HEX(ROUND(IF([.$B60]/COS([.CA$2]*0.0174533)&lt;255;[.$B60]/COS([.CA$2]*0.0174533);255);0)  ;2)" office:value-type="string" office:string-value="BA">
            <text:p>BA</text:p>
          </table:table-cell>
          <table:table-cell table:style-name="ce3" table:formula="of:=DEC2HEX(ROUND(IF([.$B60]/COS([.CB$2]*0.0174533)&lt;255;[.$B60]/COS([.CB$2]*0.0174533);255);0)  ;2)" office:value-type="string" office:string-value="F5">
            <text:p>F5</text:p>
          </table:table-cell>
          <table:table-cell table:style-name="ce3" table:formula="of:=DEC2HEX(ROUND(IF([.$B60]/COS([.CC$2]*0.0174533)&lt;255;[.$B6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0]+1" office:value-type="float" office:value="57">
            <text:p>57</text:p>
          </table:table-cell>
          <table:table-cell table:style-name="ce2" table:formula="of:=[.B60]-1" office:value-type="float" office:value="70">
            <text:p>70</text:p>
          </table:table-cell>
          <table:table-cell table:formula="of:=DEC2HEX(ROUND(IF([.$B61]/[.C$3]&lt;127;127-[.$B61]/[.C$3];0) ;0) ;2)" office:value-type="string" office:string-value="39">
            <text:p>39</text:p>
          </table:table-cell>
          <table:table-cell table:formula="of:=DEC2HEX(ROUND(IF([.$B61]/[.D$3]&lt;127;127-[.$B61]/[.D$3];0) ;0) ;2)" office:value-type="string" office:string-value="39">
            <text:p>39</text:p>
          </table:table-cell>
          <table:table-cell table:formula="of:=DEC2HEX(ROUND(IF([.$B61]/[.E$3]&lt;127;127-[.$B61]/[.E$3];0) ;0) ;2)" office:value-type="string" office:string-value="38">
            <text:p>38</text:p>
          </table:table-cell>
          <table:table-cell table:formula="of:=DEC2HEX(ROUND(IF([.$B61]/[.F$3]&lt;127;127-[.$B61]/[.F$3];0) ;0) ;2)" office:value-type="string" office:string-value="36">
            <text:p>36</text:p>
          </table:table-cell>
          <table:table-cell table:formula="of:=DEC2HEX(ROUND(IF([.$B61]/[.G$3]&lt;127;127-[.$B61]/[.G$3];0) ;0) ;2)" office:value-type="string" office:string-value="33">
            <text:p>33</text:p>
          </table:table-cell>
          <table:table-cell table:formula="of:=DEC2HEX(ROUND(IF([.$B61]/[.H$3]&lt;127;127-[.$B61]/[.H$3];0) ;0) ;2)" office:value-type="string" office:string-value="30">
            <text:p>30</text:p>
          </table:table-cell>
          <table:table-cell table:formula="of:=DEC2HEX(ROUND(IF([.$B61]/[.I$3]&lt;127;127-[.$B61]/[.I$3];0) ;0) ;2)" office:value-type="string" office:string-value="2B">
            <text:p>2B</text:p>
          </table:table-cell>
          <table:table-cell table:formula="of:=DEC2HEX(ROUND(IF([.$B61]/[.J$3]&lt;127;127-[.$B61]/[.J$3];0) ;0) ;2)" office:value-type="string" office:string-value="24">
            <text:p>24</text:p>
          </table:table-cell>
          <table:table-cell table:formula="of:=DEC2HEX(ROUND(IF([.$B61]/[.K$3]&lt;127;127-[.$B61]/[.K$3];0) ;0) ;2)" office:value-type="string" office:string-value="1C">
            <text:p>1C</text:p>
          </table:table-cell>
          <table:table-cell table:formula="of:=DEC2HEX(ROUND(IF([.$B61]/[.L$3]&lt;127;127-[.$B61]/[.L$3];0) ;0) ;2)" office:value-type="string" office:string-value="11">
            <text:p>11</text:p>
          </table:table-cell>
          <table:table-cell table:style-name="ce3" table:formula="of:=DEC2HEX(ROUND(IF([.$B61]/[.M$3]&lt;127;127-[.$B61]/[.M$3];0) ;0) ;2)" office:value-type="string" office:string-value="01">
            <text:p>01</text:p>
          </table:table-cell>
          <table:table-cell table:style-name="ce3" table:formula="of:=DEC2HEX(ROUND(IF([.$B61]/[.N$3]&lt;127;127-[.$B61]/[.N$3];0) ;0) ;2)" office:value-type="string" office:string-value="00">
            <text:p>00</text:p>
          </table:table-cell>
          <table:table-cell table:style-name="ce3" table:formula="of:=DEC2HEX(ROUND(IF([.$B61]/[.O$3]&lt;127;127-[.$B61]/[.O$3];0) ;0) ;2)" office:value-type="string" office:string-value="00">
            <text:p>00</text:p>
          </table:table-cell>
          <table:table-cell table:style-name="ce3" table:formula="of:=DEC2HEX(ROUND(IF([.$B61]/[.P$3]&lt;127;127-[.$B61]/[.P$3];0) ;0) ;2)" office:value-type="string" office:string-value="00">
            <text:p>00</text:p>
          </table:table-cell>
          <table:table-cell table:style-name="ce3" table:formula="of:=DEC2HEX(ROUND(IF([.$B61]/[.Q$3]&lt;127;127-[.$B61]/[.Q$3];0) ;0) ;2)" office:value-type="string" office:string-value="00">
            <text:p>00</text:p>
          </table:table-cell>
          <table:table-cell table:style-name="ce3" table:formula="of:=DEC2HEX(ROUND(IF([.$B61]/[.R$3]&lt;127;127-[.$B61]/[.R$3];0) ;0) ;2)" office:value-type="string" office:string-value="00">
            <text:p>00</text:p>
          </table:table-cell>
          <table:table-cell table:style-name="ce3" table:formula="of:=DEC2HEX(ROUND(IF([.$B61]/[.S$3]&lt;127;[.$B61]/[.S$3];127) ;0) ;2)" office:value-type="float" office:value="0">
            <text:p>#ДЕЛ/0!</text:p>
          </table:table-cell>
          <table:table-cell table:style-name="ce3" table:formula="of:=DEC2HEX(ROUND(IF([.$B61]/[.T$3]&lt;127;[.$B61]/[.T$3];127) ;0) ;2)" office:value-type="string" office:string-value="FFFFFFFD36">
            <text:p>FFFFFFFD36</text:p>
          </table:table-cell>
          <table:table-cell table:style-name="ce3" table:formula="of:=DEC2HEX(ROUND(IF([.$B61]/[.U$3]&lt;127;[.$B61]/[.U$3];127) ;0) ;2)" office:value-type="string" office:string-value="FFFFFFFE99">
            <text:p>FFFFFFFE99</text:p>
          </table:table-cell>
          <table:table-cell table:style-name="ce3" table:formula="of:=DEC2HEX(ROUND(IF([.$B61]/[.V$3]&lt;127;[.$B61]/[.V$3];127) ;0) ;2)" office:value-type="string" office:string-value="FFFFFFFF0F">
            <text:p>FFFFFFFF0F</text:p>
          </table:table-cell>
          <table:table-cell table:style-name="ce3" table:formula="of:=DEC2HEX(ROUND(IF([.$B61]/[.W$3]&lt;127;[.$B61]/[.W$3];127) ;0) ;2)" office:value-type="string" office:string-value="FFFFFFFF49">
            <text:p>FFFFFFFF49</text:p>
          </table:table-cell>
          <table:table-cell table:style-name="ce3" table:formula="of:=DEC2HEX(ROUND(IF([.$B61]/[.X$3]&lt;127;[.$B61]/[.X$3];127) ;0) ;2)" office:value-type="string" office:string-value="FFFFFFFF6B">
            <text:p>FFFFFFFF6B</text:p>
          </table:table-cell>
          <table:table-cell table:style-name="ce3" table:formula="of:=DEC2HEX(ROUND(IF([.$B61]/[.Y$3]&lt;127;[.$B61]/[.Y$3];127) ;0) ;2)" office:value-type="string" office:string-value="FFFFFFFF82">
            <text:p>FFFFFFFF82</text:p>
          </table:table-cell>
          <table:table-cell table:style-name="ce3" table:formula="of:=DEC2HEX(ROUND(IF([.$B61]/[.Z$3]&lt;127;[.$B61]/[.Z$3];127) ;0) ;2)" office:value-type="string" office:string-value="FFFFFFFF92">
            <text:p>FFFFFFFF92</text:p>
          </table:table-cell>
          <table:table-cell table:style-name="ce3" table:formula="of:=DEC2HEX(ROUND(IF([.$B61]/[.AA$3]&lt;127;[.$B61]/[.AA$3];127) ;0) ;2)" office:value-type="string" office:string-value="FFFFFFFF9D">
            <text:p>FFFFFFFF9D</text:p>
          </table:table-cell>
          <table:table-cell table:style-name="ce3" table:formula="of:=DEC2HEX(ROUND(IF([.$B61]/[.AB$3]&lt;127;[.$B61]/[.AB$3];127) ;0) ;2)" office:value-type="string" office:string-value="FFFFFFFFA5">
            <text:p>FFFFFFFFA5</text:p>
          </table:table-cell>
          <table:table-cell table:style-name="ce3" table:formula="of:=DEC2HEX(ROUND(IF([.$B61]/[.AC$3]&lt;127;[.$B61]/[.AC$3];127) ;0) ;2)" office:value-type="string" office:string-value="FFFFFFFFAC">
            <text:p>FFFFFFFFAC</text:p>
          </table:table-cell>
          <table:table-cell table:style-name="ce3" table:formula="of:=DEC2HEX(ROUND(IF([.$B61]/[.AD$3]&lt;127;[.$B61]/[.AD$3];127) ;0) ;2)" office:value-type="string" office:string-value="FFFFFFFFB1">
            <text:p>FFFFFFFFB1</text:p>
          </table:table-cell>
          <table:table-cell table:style-name="ce3" table:formula="of:=DEC2HEX(ROUND(IF([.$B61]/[.AE$3]&lt;127;[.$B61]/[.AE$3];127) ;0) ;2)" office:value-type="string" office:string-value="FFFFFFFFB4">
            <text:p>FFFFFFFFB4</text:p>
          </table:table-cell>
          <table:table-cell table:style-name="ce3" table:formula="of:=DEC2HEX(ROUND(IF([.$B61]/[.AF$3]&lt;127;[.$B61]/[.AF$3];127) ;0) ;2)" office:value-type="string" office:string-value="FFFFFFFFB7">
            <text:p>FFFFFFFFB7</text:p>
          </table:table-cell>
          <table:table-cell table:style-name="ce3" table:formula="of:=DEC2HEX(ROUND(IF([.$B61]/[.AG$3]&lt;127;[.$B61]/[.AG$3];127) ;0) ;2)" office:value-type="string" office:string-value="FFFFFFFFB9">
            <text:p>FFFFFFFFB9</text:p>
          </table:table-cell>
          <table:table-cell table:style-name="ce3" table:formula="of:=DEC2HEX(ROUND(IF([.$B61]/[.AH$3]&lt;127;[.$B61]/[.AH$3];127) ;0) ;2)" office:value-type="string" office:string-value="FFFFFFFFBA">
            <text:p>FFFFFFFFBA</text:p>
          </table:table-cell>
          <table:table-cell table:style-name="ce3" table:formula="of:=DEC2HEX(ROUND(IF([.$B61]/COS([.AI$2]*0.0174533)&lt;255;[.$B61]/COS([.AI$2]*0.0174533);255);0)  ;2)" office:value-type="string" office:string-value="FFFFFFFFBA">
            <text:p>FFFFFFFFBA</text:p>
          </table:table-cell>
          <table:table-cell table:style-name="ce3" table:formula="of:=DEC2HEX(ROUND(IF([.$B61]/COS([.AJ$2]*0.0174533)&lt;255;[.$B61]/COS([.AJ$2]*0.0174533);255);0)  ;2)" office:value-type="string" office:string-value="FFFFFFFFBA">
            <text:p>FFFFFFFFBA</text:p>
          </table:table-cell>
          <table:table-cell table:style-name="ce3" table:formula="of:=DEC2HEX(ROUND(IF([.$B61]/COS([.AK$2]*0.0174533)&lt;255;[.$B61]/COS([.AK$2]*0.0174533);255);0)  ;2)" office:value-type="string" office:string-value="FFFFFFFFB9">
            <text:p>FFFFFFFFB9</text:p>
          </table:table-cell>
          <table:table-cell table:style-name="ce3" table:formula="of:=DEC2HEX(ROUND(IF([.$B61]/COS([.AL$2]*0.0174533)&lt;255;[.$B61]/COS([.AL$2]*0.0174533);255);0)  ;2)" office:value-type="string" office:string-value="FFFFFFFFB7">
            <text:p>FFFFFFFFB7</text:p>
          </table:table-cell>
          <table:table-cell table:style-name="ce3" table:formula="of:=DEC2HEX(ROUND(IF([.$B61]/COS([.AM$2]*0.0174533)&lt;255;[.$B61]/COS([.AM$2]*0.0174533);255);0)  ;2)" office:value-type="string" office:string-value="FFFFFFFFB4">
            <text:p>FFFFFFFFB4</text:p>
          </table:table-cell>
          <table:table-cell table:style-name="ce3" table:formula="of:=DEC2HEX(ROUND(IF([.$B61]/COS([.AN$2]*0.0174533)&lt;255;[.$B61]/COS([.AN$2]*0.0174533);255);0)  ;2)" office:value-type="string" office:string-value="FFFFFFFFB1">
            <text:p>FFFFFFFFB1</text:p>
          </table:table-cell>
          <table:table-cell table:style-name="ce3" table:formula="of:=DEC2HEX(ROUND(IF([.$B61]/COS([.AO$2]*0.0174533)&lt;255;[.$B61]/COS([.AO$2]*0.0174533);255);0)  ;2)" office:value-type="string" office:string-value="FFFFFFFFAC">
            <text:p>FFFFFFFFAC</text:p>
          </table:table-cell>
          <table:table-cell table:style-name="ce3" table:formula="of:=DEC2HEX(ROUND(IF([.$B61]/COS([.AP$2]*0.0174533)&lt;255;[.$B61]/COS([.AP$2]*0.0174533);255);0)  ;2)" office:value-type="string" office:string-value="FFFFFFFFA5">
            <text:p>FFFFFFFFA5</text:p>
          </table:table-cell>
          <table:table-cell table:style-name="ce3" table:formula="of:=DEC2HEX(ROUND(IF([.$B61]/COS([.AQ$2]*0.0174533)&lt;255;[.$B61]/COS([.AQ$2]*0.0174533);255);0)  ;2)" office:value-type="string" office:string-value="FFFFFFFF9D">
            <text:p>FFFFFFFF9D</text:p>
          </table:table-cell>
          <table:table-cell table:style-name="ce3" table:formula="of:=DEC2HEX(ROUND(IF([.$B61]/COS([.AR$2]*0.0174533)&lt;255;[.$B61]/COS([.AR$2]*0.0174533);255);0)  ;2)" office:value-type="string" office:string-value="FFFFFFFF92">
            <text:p>FFFFFFFF92</text:p>
          </table:table-cell>
          <table:table-cell table:style-name="ce3" table:formula="of:=DEC2HEX(ROUND(IF([.$B61]/COS([.AS$2]*0.0174533)&lt;255;[.$B61]/COS([.AS$2]*0.0174533);255);0)  ;2)" office:value-type="string" office:string-value="FFFFFFFF82">
            <text:p>FFFFFFFF82</text:p>
          </table:table-cell>
          <table:table-cell table:style-name="ce3" table:formula="of:=DEC2HEX(ROUND(IF([.$B61]/COS([.AT$2]*0.0174533)&lt;255;[.$B61]/COS([.AT$2]*0.0174533);255);0)  ;2)" office:value-type="string" office:string-value="FFFFFFFF6C">
            <text:p>FFFFFFFF6C</text:p>
          </table:table-cell>
          <table:table-cell table:style-name="ce3" table:formula="of:=DEC2HEX(ROUND(IF([.$B61]/COS([.AU$2]*0.0174533)&lt;255;[.$B61]/COS([.AU$2]*0.0174533);255);0)  ;2)" office:value-type="string" office:string-value="FFFFFFFF49">
            <text:p>FFFFFFFF49</text:p>
          </table:table-cell>
          <table:table-cell table:style-name="ce3" table:formula="of:=DEC2HEX(ROUND(IF([.$B61]/COS([.AV$2]*0.0174533)&lt;255;[.$B61]/COS([.AV$2]*0.0174533);255);0)  ;2)" office:value-type="string" office:string-value="FFFFFFFF0F">
            <text:p>FFFFFFFF0F</text:p>
          </table:table-cell>
          <table:table-cell table:style-name="ce3" table:formula="of:=DEC2HEX(ROUND(IF([.$B61]/COS([.AW$2]*0.0174533)&lt;255;[.$B61]/COS([.AW$2]*0.0174533);255);0)  ;2)" office:value-type="string" office:string-value="FFFFFFFE99">
            <text:p>FFFFFFFE99</text:p>
          </table:table-cell>
          <table:table-cell table:style-name="ce3" table:formula="of:=DEC2HEX(ROUND(IF([.$B61]/COS([.AX$2]*0.0174533)&lt;255;[.$B61]/COS([.AX$2]*0.0174533);255);0)  ;2)" office:value-type="string" office:string-value="FFFFFFFD36">
            <text:p>FFFFFFFD36</text:p>
          </table:table-cell>
          <table:table-cell table:style-name="ce3" table:formula="of:=DEC2HEX(ROUND(IF([.$B61]/COS([.AY$2]*0.0174533)&lt;255;[.$B61]/COS([.AY$2]*0.0174533);255);0)  ;2)" office:value-type="string" office:string-value="FF">
            <text:p>FF</text:p>
          </table:table-cell>
          <table:table-cell table:style-name="ce3" table:formula="of:=DEC2HEX(ROUND(IF([.$B61]/COS([.AZ$2]*0.0174533)&lt;255;[.$B61]/COS([.AZ$2]*0.0174533);255);0)  ;2)" office:value-type="string" office:string-value="FF">
            <text:p>FF</text:p>
          </table:table-cell>
          <table:table-cell table:style-name="ce3" table:formula="of:=DEC2HEX(ROUND(IF([.$B61]/COS([.BA$2]*0.0174533)&lt;255;[.$B61]/COS([.BA$2]*0.0174533);255);0)  ;2)" office:value-type="string" office:string-value="FF">
            <text:p>FF</text:p>
          </table:table-cell>
          <table:table-cell table:style-name="ce3" table:formula="of:=DEC2HEX(ROUND(IF([.$B61]/COS([.BB$2]*0.0174533)&lt;255;[.$B61]/COS([.BB$2]*0.0174533);255);0)  ;2)" office:value-type="string" office:string-value="F1">
            <text:p>F1</text:p>
          </table:table-cell>
          <table:table-cell table:style-name="ce3" table:formula="of:=DEC2HEX(ROUND(IF([.$B61]/COS([.BC$2]*0.0174533)&lt;255;[.$B61]/COS([.BC$2]*0.0174533);255);0)  ;2)" office:value-type="string" office:string-value="B7">
            <text:p>B7</text:p>
          </table:table-cell>
          <table:table-cell table:style-name="ce3" table:formula="of:=DEC2HEX(ROUND(IF([.$B61]/COS([.BD$2]*0.0174533)&lt;255;[.$B61]/COS([.BD$2]*0.0174533);255);0)  ;2)" office:value-type="string" office:string-value="94">
            <text:p>94</text:p>
          </table:table-cell>
          <table:table-cell table:style-name="ce3" table:formula="of:=DEC2HEX(ROUND(IF([.$B61]/COS([.BE$2]*0.0174533)&lt;255;[.$B61]/COS([.BE$2]*0.0174533);255);0)  ;2)" office:value-type="string" office:string-value="7E">
            <text:p>7E</text:p>
          </table:table-cell>
          <table:table-cell table:style-name="ce3" table:formula="of:=DEC2HEX(ROUND(IF([.$B61]/COS([.BF$2]*0.0174533)&lt;255;[.$B61]/COS([.BF$2]*0.0174533);255);0)  ;2)" office:value-type="string" office:string-value="6E">
            <text:p>6E</text:p>
          </table:table-cell>
          <table:table-cell table:style-name="ce3" table:formula="of:=DEC2HEX(ROUND(IF([.$B61]/COS([.BG$2]*0.0174533)&lt;255;[.$B61]/COS([.BG$2]*0.0174533);255);0)  ;2)" office:value-type="string" office:string-value="63">
            <text:p>63</text:p>
          </table:table-cell>
          <table:table-cell table:style-name="ce3" table:formula="of:=DEC2HEX(ROUND(IF([.$B61]/COS([.BH$2]*0.0174533)&lt;255;[.$B61]/COS([.BH$2]*0.0174533);255);0)  ;2)" office:value-type="string" office:string-value="5B">
            <text:p>5B</text:p>
          </table:table-cell>
          <table:table-cell table:style-name="ce3" table:formula="of:=DEC2HEX(ROUND(IF([.$B61]/COS([.BI$2]*0.0174533)&lt;255;[.$B61]/COS([.BI$2]*0.0174533);255);0)  ;2)" office:value-type="string" office:string-value="54">
            <text:p>54</text:p>
          </table:table-cell>
          <table:table-cell table:style-name="ce3" table:formula="of:=DEC2HEX(ROUND(IF([.$B61]/COS([.BJ$2]*0.0174533)&lt;255;[.$B61]/COS([.BJ$2]*0.0174533);255);0)  ;2)" office:value-type="string" office:string-value="4F">
            <text:p>4F</text:p>
          </table:table-cell>
          <table:table-cell table:style-name="ce3" table:formula="of:=DEC2HEX(ROUND(IF([.$B61]/COS([.BK$2]*0.0174533)&lt;255;[.$B61]/COS([.BK$2]*0.0174533);255);0)  ;2)" office:value-type="string" office:string-value="4C">
            <text:p>4C</text:p>
          </table:table-cell>
          <table:table-cell table:style-name="ce3" table:formula="of:=DEC2HEX(ROUND(IF([.$B61]/COS([.BL$2]*0.0174533)&lt;255;[.$B61]/COS([.BL$2]*0.0174533);255);0)  ;2)" office:value-type="string" office:string-value="49">
            <text:p>49</text:p>
          </table:table-cell>
          <table:table-cell table:style-name="ce3" table:formula="of:=DEC2HEX(ROUND(IF([.$B61]/COS([.BM$2]*0.0174533)&lt;255;[.$B61]/COS([.BM$2]*0.0174533);255);0)  ;2)" office:value-type="string" office:string-value="47">
            <text:p>47</text:p>
          </table:table-cell>
          <table:table-cell table:style-name="ce3" table:formula="of:=DEC2HEX(ROUND(IF([.$B61]/COS([.BN$2]*0.0174533)&lt;255;[.$B61]/COS([.BN$2]*0.0174533);255);0)  ;2)" office:value-type="string" office:string-value="46">
            <text:p>46</text:p>
          </table:table-cell>
          <table:table-cell table:style-name="ce3" table:formula="of:=DEC2HEX(ROUND(IF([.$B61]/COS([.BO$2]*0.0174533)&lt;255;[.$B61]/COS([.BO$2]*0.0174533);255);0)  ;2)" office:value-type="string" office:string-value="46">
            <text:p>46</text:p>
          </table:table-cell>
          <table:table-cell table:style-name="ce3" table:formula="of:=DEC2HEX(ROUND(IF([.$B61]/COS([.BP$2]*0.0174533)&lt;255;[.$B61]/COS([.BP$2]*0.0174533);255);0)  ;2)" office:value-type="string" office:string-value="46">
            <text:p>46</text:p>
          </table:table-cell>
          <table:table-cell table:style-name="ce3" table:formula="of:=DEC2HEX(ROUND(IF([.$B61]/COS([.BQ$2]*0.0174533)&lt;255;[.$B61]/COS([.BQ$2]*0.0174533);255);0)  ;2)" office:value-type="string" office:string-value="47">
            <text:p>47</text:p>
          </table:table-cell>
          <table:table-cell table:style-name="ce3" table:formula="of:=DEC2HEX(ROUND(IF([.$B61]/COS([.BR$2]*0.0174533)&lt;255;[.$B61]/COS([.BR$2]*0.0174533);255);0)  ;2)" office:value-type="string" office:string-value="49">
            <text:p>49</text:p>
          </table:table-cell>
          <table:table-cell table:style-name="ce3" table:formula="of:=DEC2HEX(ROUND(IF([.$B61]/COS([.BS$2]*0.0174533)&lt;255;[.$B61]/COS([.BS$2]*0.0174533);255);0)  ;2)" office:value-type="string" office:string-value="4C">
            <text:p>4C</text:p>
          </table:table-cell>
          <table:table-cell table:style-name="ce3" table:formula="of:=DEC2HEX(ROUND(IF([.$B61]/COS([.BT$2]*0.0174533)&lt;255;[.$B61]/COS([.BT$2]*0.0174533);255);0)  ;2)" office:value-type="string" office:string-value="4F">
            <text:p>4F</text:p>
          </table:table-cell>
          <table:table-cell table:style-name="ce3" table:formula="of:=DEC2HEX(ROUND(IF([.$B61]/COS([.BU$2]*0.0174533)&lt;255;[.$B61]/COS([.BU$2]*0.0174533);255);0)  ;2)" office:value-type="string" office:string-value="54">
            <text:p>54</text:p>
          </table:table-cell>
          <table:table-cell table:style-name="ce3" table:formula="of:=DEC2HEX(ROUND(IF([.$B61]/COS([.BV$2]*0.0174533)&lt;255;[.$B61]/COS([.BV$2]*0.0174533);255);0)  ;2)" office:value-type="string" office:string-value="5B">
            <text:p>5B</text:p>
          </table:table-cell>
          <table:table-cell table:style-name="ce3" table:formula="of:=DEC2HEX(ROUND(IF([.$B61]/COS([.BW$2]*0.0174533)&lt;255;[.$B61]/COS([.BW$2]*0.0174533);255);0)  ;2)" office:value-type="string" office:string-value="63">
            <text:p>63</text:p>
          </table:table-cell>
          <table:table-cell table:style-name="ce3" table:formula="of:=DEC2HEX(ROUND(IF([.$B61]/COS([.BX$2]*0.0174533)&lt;255;[.$B61]/COS([.BX$2]*0.0174533);255);0)  ;2)" office:value-type="string" office:string-value="6E">
            <text:p>6E</text:p>
          </table:table-cell>
          <table:table-cell table:style-name="ce3" table:formula="of:=DEC2HEX(ROUND(IF([.$B61]/COS([.BY$2]*0.0174533)&lt;255;[.$B61]/COS([.BY$2]*0.0174533);255);0)  ;2)" office:value-type="string" office:string-value="7E">
            <text:p>7E</text:p>
          </table:table-cell>
          <table:table-cell table:style-name="ce3" table:formula="of:=DEC2HEX(ROUND(IF([.$B61]/COS([.BZ$2]*0.0174533)&lt;255;[.$B61]/COS([.BZ$2]*0.0174533);255);0)  ;2)" office:value-type="string" office:string-value="94">
            <text:p>94</text:p>
          </table:table-cell>
          <table:table-cell table:style-name="ce3" table:formula="of:=DEC2HEX(ROUND(IF([.$B61]/COS([.CA$2]*0.0174533)&lt;255;[.$B61]/COS([.CA$2]*0.0174533);255);0)  ;2)" office:value-type="string" office:string-value="B7">
            <text:p>B7</text:p>
          </table:table-cell>
          <table:table-cell table:style-name="ce3" table:formula="of:=DEC2HEX(ROUND(IF([.$B61]/COS([.CB$2]*0.0174533)&lt;255;[.$B61]/COS([.CB$2]*0.0174533);255);0)  ;2)" office:value-type="string" office:string-value="F1">
            <text:p>F1</text:p>
          </table:table-cell>
          <table:table-cell table:style-name="ce3" table:formula="of:=DEC2HEX(ROUND(IF([.$B61]/COS([.CC$2]*0.0174533)&lt;255;[.$B6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1]+1" office:value-type="float" office:value="58">
            <text:p>58</text:p>
          </table:table-cell>
          <table:table-cell table:style-name="ce2" table:formula="of:=[.B61]-1" office:value-type="float" office:value="69">
            <text:p>69</text:p>
          </table:table-cell>
          <table:table-cell table:formula="of:=DEC2HEX(ROUND(IF([.$B62]/[.C$3]&lt;127;127-[.$B62]/[.C$3];0) ;0) ;2)" office:value-type="string" office:string-value="3A">
            <text:p>3A</text:p>
          </table:table-cell>
          <table:table-cell table:formula="of:=DEC2HEX(ROUND(IF([.$B62]/[.D$3]&lt;127;127-[.$B62]/[.D$3];0) ;0) ;2)" office:value-type="string" office:string-value="3A">
            <text:p>3A</text:p>
          </table:table-cell>
          <table:table-cell table:formula="of:=DEC2HEX(ROUND(IF([.$B62]/[.E$3]&lt;127;127-[.$B62]/[.E$3];0) ;0) ;2)" office:value-type="string" office:string-value="39">
            <text:p>39</text:p>
          </table:table-cell>
          <table:table-cell table:formula="of:=DEC2HEX(ROUND(IF([.$B62]/[.F$3]&lt;127;127-[.$B62]/[.F$3];0) ;0) ;2)" office:value-type="string" office:string-value="37">
            <text:p>37</text:p>
          </table:table-cell>
          <table:table-cell table:formula="of:=DEC2HEX(ROUND(IF([.$B62]/[.G$3]&lt;127;127-[.$B62]/[.G$3];0) ;0) ;2)" office:value-type="string" office:string-value="34">
            <text:p>34</text:p>
          </table:table-cell>
          <table:table-cell table:formula="of:=DEC2HEX(ROUND(IF([.$B62]/[.H$3]&lt;127;127-[.$B62]/[.H$3];0) ;0) ;2)" office:value-type="string" office:string-value="31">
            <text:p>31</text:p>
          </table:table-cell>
          <table:table-cell table:formula="of:=DEC2HEX(ROUND(IF([.$B62]/[.I$3]&lt;127;127-[.$B62]/[.I$3];0) ;0) ;2)" office:value-type="string" office:string-value="2C">
            <text:p>2C</text:p>
          </table:table-cell>
          <table:table-cell table:formula="of:=DEC2HEX(ROUND(IF([.$B62]/[.J$3]&lt;127;127-[.$B62]/[.J$3];0) ;0) ;2)" office:value-type="string" office:string-value="26">
            <text:p>26</text:p>
          </table:table-cell>
          <table:table-cell table:formula="of:=DEC2HEX(ROUND(IF([.$B62]/[.K$3]&lt;127;127-[.$B62]/[.K$3];0) ;0) ;2)" office:value-type="string" office:string-value="1D">
            <text:p>1D</text:p>
          </table:table-cell>
          <table:table-cell table:formula="of:=DEC2HEX(ROUND(IF([.$B62]/[.L$3]&lt;127;127-[.$B62]/[.L$3];0) ;0) ;2)" office:value-type="string" office:string-value="12">
            <text:p>12</text:p>
          </table:table-cell>
          <table:table-cell table:style-name="ce3" table:formula="of:=DEC2HEX(ROUND(IF([.$B62]/[.M$3]&lt;127;127-[.$B62]/[.M$3];0) ;0) ;2)" office:value-type="string" office:string-value="03">
            <text:p>03</text:p>
          </table:table-cell>
          <table:table-cell table:style-name="ce3" table:formula="of:=DEC2HEX(ROUND(IF([.$B62]/[.N$3]&lt;127;127-[.$B62]/[.N$3];0) ;0) ;2)" office:value-type="string" office:string-value="00">
            <text:p>00</text:p>
          </table:table-cell>
          <table:table-cell table:style-name="ce3" table:formula="of:=DEC2HEX(ROUND(IF([.$B62]/[.O$3]&lt;127;127-[.$B62]/[.O$3];0) ;0) ;2)" office:value-type="string" office:string-value="00">
            <text:p>00</text:p>
          </table:table-cell>
          <table:table-cell table:style-name="ce3" table:formula="of:=DEC2HEX(ROUND(IF([.$B62]/[.P$3]&lt;127;127-[.$B62]/[.P$3];0) ;0) ;2)" office:value-type="string" office:string-value="00">
            <text:p>00</text:p>
          </table:table-cell>
          <table:table-cell table:style-name="ce3" table:formula="of:=DEC2HEX(ROUND(IF([.$B62]/[.Q$3]&lt;127;127-[.$B62]/[.Q$3];0) ;0) ;2)" office:value-type="string" office:string-value="00">
            <text:p>00</text:p>
          </table:table-cell>
          <table:table-cell table:style-name="ce3" table:formula="of:=DEC2HEX(ROUND(IF([.$B62]/[.R$3]&lt;127;127-[.$B62]/[.R$3];0) ;0) ;2)" office:value-type="string" office:string-value="00">
            <text:p>00</text:p>
          </table:table-cell>
          <table:table-cell table:style-name="ce3" table:formula="of:=DEC2HEX(ROUND(IF([.$B62]/[.S$3]&lt;127;[.$B62]/[.S$3];127) ;0) ;2)" office:value-type="float" office:value="0">
            <text:p>#ДЕЛ/0!</text:p>
          </table:table-cell>
          <table:table-cell table:style-name="ce3" table:formula="of:=DEC2HEX(ROUND(IF([.$B62]/[.T$3]&lt;127;[.$B62]/[.T$3];127) ;0) ;2)" office:value-type="string" office:string-value="FFFFFFFD40">
            <text:p>FFFFFFFD40</text:p>
          </table:table-cell>
          <table:table-cell table:style-name="ce3" table:formula="of:=DEC2HEX(ROUND(IF([.$B62]/[.U$3]&lt;127;[.$B62]/[.U$3];127) ;0) ;2)" office:value-type="string" office:string-value="FFFFFFFE9E">
            <text:p>FFFFFFFE9E</text:p>
          </table:table-cell>
          <table:table-cell table:style-name="ce3" table:formula="of:=DEC2HEX(ROUND(IF([.$B62]/[.V$3]&lt;127;[.$B62]/[.V$3];127) ;0) ;2)" office:value-type="string" office:string-value="FFFFFFFF12">
            <text:p>FFFFFFFF12</text:p>
          </table:table-cell>
          <table:table-cell table:style-name="ce3" table:formula="of:=DEC2HEX(ROUND(IF([.$B62]/[.W$3]&lt;127;[.$B62]/[.W$3];127) ;0) ;2)" office:value-type="string" office:string-value="FFFFFFFF4C">
            <text:p>FFFFFFFF4C</text:p>
          </table:table-cell>
          <table:table-cell table:style-name="ce3" table:formula="of:=DEC2HEX(ROUND(IF([.$B62]/[.X$3]&lt;127;[.$B62]/[.X$3];127) ;0) ;2)" office:value-type="string" office:string-value="FFFFFFFF6E">
            <text:p>FFFFFFFF6E</text:p>
          </table:table-cell>
          <table:table-cell table:style-name="ce3" table:formula="of:=DEC2HEX(ROUND(IF([.$B62]/[.Y$3]&lt;127;[.$B62]/[.Y$3];127) ;0) ;2)" office:value-type="string" office:string-value="FFFFFFFF84">
            <text:p>FFFFFFFF84</text:p>
          </table:table-cell>
          <table:table-cell table:style-name="ce3" table:formula="of:=DEC2HEX(ROUND(IF([.$B62]/[.Z$3]&lt;127;[.$B62]/[.Z$3];127) ;0) ;2)" office:value-type="string" office:string-value="FFFFFFFF93">
            <text:p>FFFFFFFF93</text:p>
          </table:table-cell>
          <table:table-cell table:style-name="ce3" table:formula="of:=DEC2HEX(ROUND(IF([.$B62]/[.AA$3]&lt;127;[.$B62]/[.AA$3];127) ;0) ;2)" office:value-type="string" office:string-value="FFFFFFFF9E">
            <text:p>FFFFFFFF9E</text:p>
          </table:table-cell>
          <table:table-cell table:style-name="ce3" table:formula="of:=DEC2HEX(ROUND(IF([.$B62]/[.AB$3]&lt;127;[.$B62]/[.AB$3];127) ;0) ;2)" office:value-type="string" office:string-value="FFFFFFFFA7">
            <text:p>FFFFFFFFA7</text:p>
          </table:table-cell>
          <table:table-cell table:style-name="ce3" table:formula="of:=DEC2HEX(ROUND(IF([.$B62]/[.AC$3]&lt;127;[.$B62]/[.AC$3];127) ;0) ;2)" office:value-type="string" office:string-value="FFFFFFFFAD">
            <text:p>FFFFFFFFAD</text:p>
          </table:table-cell>
          <table:table-cell table:style-name="ce3" table:formula="of:=DEC2HEX(ROUND(IF([.$B62]/[.AD$3]&lt;127;[.$B62]/[.AD$3];127) ;0) ;2)" office:value-type="string" office:string-value="FFFFFFFFB2">
            <text:p>FFFFFFFFB2</text:p>
          </table:table-cell>
          <table:table-cell table:style-name="ce3" table:formula="of:=DEC2HEX(ROUND(IF([.$B62]/[.AE$3]&lt;127;[.$B62]/[.AE$3];127) ;0) ;2)" office:value-type="string" office:string-value="FFFFFFFFB5">
            <text:p>FFFFFFFFB5</text:p>
          </table:table-cell>
          <table:table-cell table:style-name="ce3" table:formula="of:=DEC2HEX(ROUND(IF([.$B62]/[.AF$3]&lt;127;[.$B62]/[.AF$3];127) ;0) ;2)" office:value-type="string" office:string-value="FFFFFFFFB8">
            <text:p>FFFFFFFFB8</text:p>
          </table:table-cell>
          <table:table-cell table:style-name="ce3" table:formula="of:=DEC2HEX(ROUND(IF([.$B62]/[.AG$3]&lt;127;[.$B62]/[.AG$3];127) ;0) ;2)" office:value-type="string" office:string-value="FFFFFFFFBA">
            <text:p>FFFFFFFFBA</text:p>
          </table:table-cell>
          <table:table-cell table:style-name="ce3" table:formula="of:=DEC2HEX(ROUND(IF([.$B62]/[.AH$3]&lt;127;[.$B62]/[.AH$3];127) ;0) ;2)" office:value-type="string" office:string-value="FFFFFFFFBB">
            <text:p>FFFFFFFFBB</text:p>
          </table:table-cell>
          <table:table-cell table:style-name="ce3" table:formula="of:=DEC2HEX(ROUND(IF([.$B62]/COS([.AI$2]*0.0174533)&lt;255;[.$B62]/COS([.AI$2]*0.0174533);255);0)  ;2)" office:value-type="string" office:string-value="FFFFFFFFBB">
            <text:p>FFFFFFFFBB</text:p>
          </table:table-cell>
          <table:table-cell table:style-name="ce3" table:formula="of:=DEC2HEX(ROUND(IF([.$B62]/COS([.AJ$2]*0.0174533)&lt;255;[.$B62]/COS([.AJ$2]*0.0174533);255);0)  ;2)" office:value-type="string" office:string-value="FFFFFFFFBB">
            <text:p>FFFFFFFFBB</text:p>
          </table:table-cell>
          <table:table-cell table:style-name="ce3" table:formula="of:=DEC2HEX(ROUND(IF([.$B62]/COS([.AK$2]*0.0174533)&lt;255;[.$B62]/COS([.AK$2]*0.0174533);255);0)  ;2)" office:value-type="string" office:string-value="FFFFFFFFBA">
            <text:p>FFFFFFFFBA</text:p>
          </table:table-cell>
          <table:table-cell table:style-name="ce3" table:formula="of:=DEC2HEX(ROUND(IF([.$B62]/COS([.AL$2]*0.0174533)&lt;255;[.$B62]/COS([.AL$2]*0.0174533);255);0)  ;2)" office:value-type="string" office:string-value="FFFFFFFFB8">
            <text:p>FFFFFFFFB8</text:p>
          </table:table-cell>
          <table:table-cell table:style-name="ce3" table:formula="of:=DEC2HEX(ROUND(IF([.$B62]/COS([.AM$2]*0.0174533)&lt;255;[.$B62]/COS([.AM$2]*0.0174533);255);0)  ;2)" office:value-type="string" office:string-value="FFFFFFFFB5">
            <text:p>FFFFFFFFB5</text:p>
          </table:table-cell>
          <table:table-cell table:style-name="ce3" table:formula="of:=DEC2HEX(ROUND(IF([.$B62]/COS([.AN$2]*0.0174533)&lt;255;[.$B62]/COS([.AN$2]*0.0174533);255);0)  ;2)" office:value-type="string" office:string-value="FFFFFFFFB2">
            <text:p>FFFFFFFFB2</text:p>
          </table:table-cell>
          <table:table-cell table:style-name="ce3" table:formula="of:=DEC2HEX(ROUND(IF([.$B62]/COS([.AO$2]*0.0174533)&lt;255;[.$B62]/COS([.AO$2]*0.0174533);255);0)  ;2)" office:value-type="string" office:string-value="FFFFFFFFAD">
            <text:p>FFFFFFFFAD</text:p>
          </table:table-cell>
          <table:table-cell table:style-name="ce3" table:formula="of:=DEC2HEX(ROUND(IF([.$B62]/COS([.AP$2]*0.0174533)&lt;255;[.$B62]/COS([.AP$2]*0.0174533);255);0)  ;2)" office:value-type="string" office:string-value="FFFFFFFFA7">
            <text:p>FFFFFFFFA7</text:p>
          </table:table-cell>
          <table:table-cell table:style-name="ce3" table:formula="of:=DEC2HEX(ROUND(IF([.$B62]/COS([.AQ$2]*0.0174533)&lt;255;[.$B62]/COS([.AQ$2]*0.0174533);255);0)  ;2)" office:value-type="string" office:string-value="FFFFFFFF9E">
            <text:p>FFFFFFFF9E</text:p>
          </table:table-cell>
          <table:table-cell table:style-name="ce3" table:formula="of:=DEC2HEX(ROUND(IF([.$B62]/COS([.AR$2]*0.0174533)&lt;255;[.$B62]/COS([.AR$2]*0.0174533);255);0)  ;2)" office:value-type="string" office:string-value="FFFFFFFF93">
            <text:p>FFFFFFFF93</text:p>
          </table:table-cell>
          <table:table-cell table:style-name="ce3" table:formula="of:=DEC2HEX(ROUND(IF([.$B62]/COS([.AS$2]*0.0174533)&lt;255;[.$B62]/COS([.AS$2]*0.0174533);255);0)  ;2)" office:value-type="string" office:string-value="FFFFFFFF84">
            <text:p>FFFFFFFF84</text:p>
          </table:table-cell>
          <table:table-cell table:style-name="ce3" table:formula="of:=DEC2HEX(ROUND(IF([.$B62]/COS([.AT$2]*0.0174533)&lt;255;[.$B62]/COS([.AT$2]*0.0174533);255);0)  ;2)" office:value-type="string" office:string-value="FFFFFFFF6E">
            <text:p>FFFFFFFF6E</text:p>
          </table:table-cell>
          <table:table-cell table:style-name="ce3" table:formula="of:=DEC2HEX(ROUND(IF([.$B62]/COS([.AU$2]*0.0174533)&lt;255;[.$B62]/COS([.AU$2]*0.0174533);255);0)  ;2)" office:value-type="string" office:string-value="FFFFFFFF4C">
            <text:p>FFFFFFFF4C</text:p>
          </table:table-cell>
          <table:table-cell table:style-name="ce3" table:formula="of:=DEC2HEX(ROUND(IF([.$B62]/COS([.AV$2]*0.0174533)&lt;255;[.$B62]/COS([.AV$2]*0.0174533);255);0)  ;2)" office:value-type="string" office:string-value="FFFFFFFF12">
            <text:p>FFFFFFFF12</text:p>
          </table:table-cell>
          <table:table-cell table:style-name="ce3" table:formula="of:=DEC2HEX(ROUND(IF([.$B62]/COS([.AW$2]*0.0174533)&lt;255;[.$B62]/COS([.AW$2]*0.0174533);255);0)  ;2)" office:value-type="string" office:string-value="FFFFFFFE9E">
            <text:p>FFFFFFFE9E</text:p>
          </table:table-cell>
          <table:table-cell table:style-name="ce3" table:formula="of:=DEC2HEX(ROUND(IF([.$B62]/COS([.AX$2]*0.0174533)&lt;255;[.$B62]/COS([.AX$2]*0.0174533);255);0)  ;2)" office:value-type="string" office:string-value="FFFFFFFD40">
            <text:p>FFFFFFFD40</text:p>
          </table:table-cell>
          <table:table-cell table:style-name="ce3" table:formula="of:=DEC2HEX(ROUND(IF([.$B62]/COS([.AY$2]*0.0174533)&lt;255;[.$B62]/COS([.AY$2]*0.0174533);255);0)  ;2)" office:value-type="string" office:string-value="FF">
            <text:p>FF</text:p>
          </table:table-cell>
          <table:table-cell table:style-name="ce3" table:formula="of:=DEC2HEX(ROUND(IF([.$B62]/COS([.AZ$2]*0.0174533)&lt;255;[.$B62]/COS([.AZ$2]*0.0174533);255);0)  ;2)" office:value-type="string" office:string-value="FF">
            <text:p>FF</text:p>
          </table:table-cell>
          <table:table-cell table:style-name="ce3" table:formula="of:=DEC2HEX(ROUND(IF([.$B62]/COS([.BA$2]*0.0174533)&lt;255;[.$B62]/COS([.BA$2]*0.0174533);255);0)  ;2)" office:value-type="string" office:string-value="FF">
            <text:p>FF</text:p>
          </table:table-cell>
          <table:table-cell table:style-name="ce3" table:formula="of:=DEC2HEX(ROUND(IF([.$B62]/COS([.BB$2]*0.0174533)&lt;255;[.$B62]/COS([.BB$2]*0.0174533);255);0)  ;2)" office:value-type="string" office:string-value="EE">
            <text:p>EE</text:p>
          </table:table-cell>
          <table:table-cell table:style-name="ce3" table:formula="of:=DEC2HEX(ROUND(IF([.$B62]/COS([.BC$2]*0.0174533)&lt;255;[.$B62]/COS([.BC$2]*0.0174533);255);0)  ;2)" office:value-type="string" office:string-value="B4">
            <text:p>B4</text:p>
          </table:table-cell>
          <table:table-cell table:style-name="ce3" table:formula="of:=DEC2HEX(ROUND(IF([.$B62]/COS([.BD$2]*0.0174533)&lt;255;[.$B62]/COS([.BD$2]*0.0174533);255);0)  ;2)" office:value-type="string" office:string-value="92">
            <text:p>92</text:p>
          </table:table-cell>
          <table:table-cell table:style-name="ce3" table:formula="of:=DEC2HEX(ROUND(IF([.$B62]/COS([.BE$2]*0.0174533)&lt;255;[.$B62]/COS([.BE$2]*0.0174533);255);0)  ;2)" office:value-type="string" office:string-value="7C">
            <text:p>7C</text:p>
          </table:table-cell>
          <table:table-cell table:style-name="ce3" table:formula="of:=DEC2HEX(ROUND(IF([.$B62]/COS([.BF$2]*0.0174533)&lt;255;[.$B62]/COS([.BF$2]*0.0174533);255);0)  ;2)" office:value-type="string" office:string-value="6D">
            <text:p>6D</text:p>
          </table:table-cell>
          <table:table-cell table:style-name="ce3" table:formula="of:=DEC2HEX(ROUND(IF([.$B62]/COS([.BG$2]*0.0174533)&lt;255;[.$B62]/COS([.BG$2]*0.0174533);255);0)  ;2)" office:value-type="string" office:string-value="62">
            <text:p>62</text:p>
          </table:table-cell>
          <table:table-cell table:style-name="ce3" table:formula="of:=DEC2HEX(ROUND(IF([.$B62]/COS([.BH$2]*0.0174533)&lt;255;[.$B62]/COS([.BH$2]*0.0174533);255);0)  ;2)" office:value-type="string" office:string-value="59">
            <text:p>59</text:p>
          </table:table-cell>
          <table:table-cell table:style-name="ce3" table:formula="of:=DEC2HEX(ROUND(IF([.$B62]/COS([.BI$2]*0.0174533)&lt;255;[.$B62]/COS([.BI$2]*0.0174533);255);0)  ;2)" office:value-type="string" office:string-value="53">
            <text:p>53</text:p>
          </table:table-cell>
          <table:table-cell table:style-name="ce3" table:formula="of:=DEC2HEX(ROUND(IF([.$B62]/COS([.BJ$2]*0.0174533)&lt;255;[.$B62]/COS([.BJ$2]*0.0174533);255);0)  ;2)" office:value-type="string" office:string-value="4E">
            <text:p>4E</text:p>
          </table:table-cell>
          <table:table-cell table:style-name="ce3" table:formula="of:=DEC2HEX(ROUND(IF([.$B62]/COS([.BK$2]*0.0174533)&lt;255;[.$B62]/COS([.BK$2]*0.0174533);255);0)  ;2)" office:value-type="string" office:string-value="4B">
            <text:p>4B</text:p>
          </table:table-cell>
          <table:table-cell table:style-name="ce3" table:formula="of:=DEC2HEX(ROUND(IF([.$B62]/COS([.BL$2]*0.0174533)&lt;255;[.$B62]/COS([.BL$2]*0.0174533);255);0)  ;2)" office:value-type="string" office:string-value="48">
            <text:p>48</text:p>
          </table:table-cell>
          <table:table-cell table:style-name="ce3" table:formula="of:=DEC2HEX(ROUND(IF([.$B62]/COS([.BM$2]*0.0174533)&lt;255;[.$B62]/COS([.BM$2]*0.0174533);255);0)  ;2)" office:value-type="string" office:string-value="46">
            <text:p>46</text:p>
          </table:table-cell>
          <table:table-cell table:style-name="ce3" table:formula="of:=DEC2HEX(ROUND(IF([.$B62]/COS([.BN$2]*0.0174533)&lt;255;[.$B62]/COS([.BN$2]*0.0174533);255);0)  ;2)" office:value-type="string" office:string-value="45">
            <text:p>45</text:p>
          </table:table-cell>
          <table:table-cell table:style-name="ce3" table:formula="of:=DEC2HEX(ROUND(IF([.$B62]/COS([.BO$2]*0.0174533)&lt;255;[.$B62]/COS([.BO$2]*0.0174533);255);0)  ;2)" office:value-type="string" office:string-value="45">
            <text:p>45</text:p>
          </table:table-cell>
          <table:table-cell table:style-name="ce3" table:formula="of:=DEC2HEX(ROUND(IF([.$B62]/COS([.BP$2]*0.0174533)&lt;255;[.$B62]/COS([.BP$2]*0.0174533);255);0)  ;2)" office:value-type="string" office:string-value="45">
            <text:p>45</text:p>
          </table:table-cell>
          <table:table-cell table:style-name="ce3" table:formula="of:=DEC2HEX(ROUND(IF([.$B62]/COS([.BQ$2]*0.0174533)&lt;255;[.$B62]/COS([.BQ$2]*0.0174533);255);0)  ;2)" office:value-type="string" office:string-value="46">
            <text:p>46</text:p>
          </table:table-cell>
          <table:table-cell table:style-name="ce3" table:formula="of:=DEC2HEX(ROUND(IF([.$B62]/COS([.BR$2]*0.0174533)&lt;255;[.$B62]/COS([.BR$2]*0.0174533);255);0)  ;2)" office:value-type="string" office:string-value="48">
            <text:p>48</text:p>
          </table:table-cell>
          <table:table-cell table:style-name="ce3" table:formula="of:=DEC2HEX(ROUND(IF([.$B62]/COS([.BS$2]*0.0174533)&lt;255;[.$B62]/COS([.BS$2]*0.0174533);255);0)  ;2)" office:value-type="string" office:string-value="4B">
            <text:p>4B</text:p>
          </table:table-cell>
          <table:table-cell table:style-name="ce3" table:formula="of:=DEC2HEX(ROUND(IF([.$B62]/COS([.BT$2]*0.0174533)&lt;255;[.$B62]/COS([.BT$2]*0.0174533);255);0)  ;2)" office:value-type="string" office:string-value="4E">
            <text:p>4E</text:p>
          </table:table-cell>
          <table:table-cell table:style-name="ce3" table:formula="of:=DEC2HEX(ROUND(IF([.$B62]/COS([.BU$2]*0.0174533)&lt;255;[.$B62]/COS([.BU$2]*0.0174533);255);0)  ;2)" office:value-type="string" office:string-value="53">
            <text:p>53</text:p>
          </table:table-cell>
          <table:table-cell table:style-name="ce3" table:formula="of:=DEC2HEX(ROUND(IF([.$B62]/COS([.BV$2]*0.0174533)&lt;255;[.$B62]/COS([.BV$2]*0.0174533);255);0)  ;2)" office:value-type="string" office:string-value="59">
            <text:p>59</text:p>
          </table:table-cell>
          <table:table-cell table:style-name="ce3" table:formula="of:=DEC2HEX(ROUND(IF([.$B62]/COS([.BW$2]*0.0174533)&lt;255;[.$B62]/COS([.BW$2]*0.0174533);255);0)  ;2)" office:value-type="string" office:string-value="62">
            <text:p>62</text:p>
          </table:table-cell>
          <table:table-cell table:style-name="ce3" table:formula="of:=DEC2HEX(ROUND(IF([.$B62]/COS([.BX$2]*0.0174533)&lt;255;[.$B62]/COS([.BX$2]*0.0174533);255);0)  ;2)" office:value-type="string" office:string-value="6D">
            <text:p>6D</text:p>
          </table:table-cell>
          <table:table-cell table:style-name="ce3" table:formula="of:=DEC2HEX(ROUND(IF([.$B62]/COS([.BY$2]*0.0174533)&lt;255;[.$B62]/COS([.BY$2]*0.0174533);255);0)  ;2)" office:value-type="string" office:string-value="7C">
            <text:p>7C</text:p>
          </table:table-cell>
          <table:table-cell table:style-name="ce3" table:formula="of:=DEC2HEX(ROUND(IF([.$B62]/COS([.BZ$2]*0.0174533)&lt;255;[.$B62]/COS([.BZ$2]*0.0174533);255);0)  ;2)" office:value-type="string" office:string-value="92">
            <text:p>92</text:p>
          </table:table-cell>
          <table:table-cell table:style-name="ce3" table:formula="of:=DEC2HEX(ROUND(IF([.$B62]/COS([.CA$2]*0.0174533)&lt;255;[.$B62]/COS([.CA$2]*0.0174533);255);0)  ;2)" office:value-type="string" office:string-value="B4">
            <text:p>B4</text:p>
          </table:table-cell>
          <table:table-cell table:style-name="ce3" table:formula="of:=DEC2HEX(ROUND(IF([.$B62]/COS([.CB$2]*0.0174533)&lt;255;[.$B62]/COS([.CB$2]*0.0174533);255);0)  ;2)" office:value-type="string" office:string-value="EE">
            <text:p>EE</text:p>
          </table:table-cell>
          <table:table-cell table:style-name="ce3" table:formula="of:=DEC2HEX(ROUND(IF([.$B62]/COS([.CC$2]*0.0174533)&lt;255;[.$B6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2]+1" office:value-type="float" office:value="59">
            <text:p>59</text:p>
          </table:table-cell>
          <table:table-cell table:style-name="ce2" table:formula="of:=[.B62]-1" office:value-type="float" office:value="68">
            <text:p>68</text:p>
          </table:table-cell>
          <table:table-cell table:formula="of:=DEC2HEX(ROUND(IF([.$B63]/[.C$3]&lt;127;127-[.$B63]/[.C$3];0) ;0) ;2)" office:value-type="string" office:string-value="3B">
            <text:p>3B</text:p>
          </table:table-cell>
          <table:table-cell table:formula="of:=DEC2HEX(ROUND(IF([.$B63]/[.D$3]&lt;127;127-[.$B63]/[.D$3];0) ;0) ;2)" office:value-type="string" office:string-value="3B">
            <text:p>3B</text:p>
          </table:table-cell>
          <table:table-cell table:formula="of:=DEC2HEX(ROUND(IF([.$B63]/[.E$3]&lt;127;127-[.$B63]/[.E$3];0) ;0) ;2)" office:value-type="string" office:string-value="3A">
            <text:p>3A</text:p>
          </table:table-cell>
          <table:table-cell table:formula="of:=DEC2HEX(ROUND(IF([.$B63]/[.F$3]&lt;127;127-[.$B63]/[.F$3];0) ;0) ;2)" office:value-type="string" office:string-value="38">
            <text:p>38</text:p>
          </table:table-cell>
          <table:table-cell table:formula="of:=DEC2HEX(ROUND(IF([.$B63]/[.G$3]&lt;127;127-[.$B63]/[.G$3];0) ;0) ;2)" office:value-type="string" office:string-value="35">
            <text:p>35</text:p>
          </table:table-cell>
          <table:table-cell table:formula="of:=DEC2HEX(ROUND(IF([.$B63]/[.H$3]&lt;127;127-[.$B63]/[.H$3];0) ;0) ;2)" office:value-type="string" office:string-value="32">
            <text:p>32</text:p>
          </table:table-cell>
          <table:table-cell table:formula="of:=DEC2HEX(ROUND(IF([.$B63]/[.I$3]&lt;127;127-[.$B63]/[.I$3];0) ;0) ;2)" office:value-type="string" office:string-value="2D">
            <text:p>2D</text:p>
          </table:table-cell>
          <table:table-cell table:formula="of:=DEC2HEX(ROUND(IF([.$B63]/[.J$3]&lt;127;127-[.$B63]/[.J$3];0) ;0) ;2)" office:value-type="string" office:string-value="27">
            <text:p>27</text:p>
          </table:table-cell>
          <table:table-cell table:formula="of:=DEC2HEX(ROUND(IF([.$B63]/[.K$3]&lt;127;127-[.$B63]/[.K$3];0) ;0) ;2)" office:value-type="string" office:string-value="1F">
            <text:p>1F</text:p>
          </table:table-cell>
          <table:table-cell table:formula="of:=DEC2HEX(ROUND(IF([.$B63]/[.L$3]&lt;127;127-[.$B63]/[.L$3];0) ;0) ;2)" office:value-type="string" office:string-value="14">
            <text:p>14</text:p>
          </table:table-cell>
          <table:table-cell table:style-name="ce3" table:formula="of:=DEC2HEX(ROUND(IF([.$B63]/[.M$3]&lt;127;127-[.$B63]/[.M$3];0) ;0) ;2)" office:value-type="string" office:string-value="05">
            <text:p>05</text:p>
          </table:table-cell>
          <table:table-cell table:style-name="ce3" table:formula="of:=DEC2HEX(ROUND(IF([.$B63]/[.N$3]&lt;127;127-[.$B63]/[.N$3];0) ;0) ;2)" office:value-type="string" office:string-value="00">
            <text:p>00</text:p>
          </table:table-cell>
          <table:table-cell table:style-name="ce3" table:formula="of:=DEC2HEX(ROUND(IF([.$B63]/[.O$3]&lt;127;127-[.$B63]/[.O$3];0) ;0) ;2)" office:value-type="string" office:string-value="00">
            <text:p>00</text:p>
          </table:table-cell>
          <table:table-cell table:style-name="ce3" table:formula="of:=DEC2HEX(ROUND(IF([.$B63]/[.P$3]&lt;127;127-[.$B63]/[.P$3];0) ;0) ;2)" office:value-type="string" office:string-value="00">
            <text:p>00</text:p>
          </table:table-cell>
          <table:table-cell table:style-name="ce3" table:formula="of:=DEC2HEX(ROUND(IF([.$B63]/[.Q$3]&lt;127;127-[.$B63]/[.Q$3];0) ;0) ;2)" office:value-type="string" office:string-value="00">
            <text:p>00</text:p>
          </table:table-cell>
          <table:table-cell table:style-name="ce3" table:formula="of:=DEC2HEX(ROUND(IF([.$B63]/[.R$3]&lt;127;127-[.$B63]/[.R$3];0) ;0) ;2)" office:value-type="string" office:string-value="00">
            <text:p>00</text:p>
          </table:table-cell>
          <table:table-cell table:style-name="ce3" table:formula="of:=DEC2HEX(ROUND(IF([.$B63]/[.S$3]&lt;127;[.$B63]/[.S$3];127) ;0) ;2)" office:value-type="float" office:value="0">
            <text:p>#ДЕЛ/0!</text:p>
          </table:table-cell>
          <table:table-cell table:style-name="ce3" table:formula="of:=DEC2HEX(ROUND(IF([.$B63]/[.T$3]&lt;127;[.$B63]/[.T$3];127) ;0) ;2)" office:value-type="string" office:string-value="FFFFFFFD4A">
            <text:p>FFFFFFFD4A</text:p>
          </table:table-cell>
          <table:table-cell table:style-name="ce3" table:formula="of:=DEC2HEX(ROUND(IF([.$B63]/[.U$3]&lt;127;[.$B63]/[.U$3];127) ;0) ;2)" office:value-type="string" office:string-value="FFFFFFFEA3">
            <text:p>FFFFFFFEA3</text:p>
          </table:table-cell>
          <table:table-cell table:style-name="ce3" table:formula="of:=DEC2HEX(ROUND(IF([.$B63]/[.V$3]&lt;127;[.$B63]/[.V$3];127) ;0) ;2)" office:value-type="string" office:string-value="FFFFFFFF16">
            <text:p>FFFFFFFF16</text:p>
          </table:table-cell>
          <table:table-cell table:style-name="ce3" table:formula="of:=DEC2HEX(ROUND(IF([.$B63]/[.W$3]&lt;127;[.$B63]/[.W$3];127) ;0) ;2)" office:value-type="string" office:string-value="FFFFFFFF4E">
            <text:p>FFFFFFFF4E</text:p>
          </table:table-cell>
          <table:table-cell table:style-name="ce3" table:formula="of:=DEC2HEX(ROUND(IF([.$B63]/[.X$3]&lt;127;[.$B63]/[.X$3];127) ;0) ;2)" office:value-type="string" office:string-value="FFFFFFFF70">
            <text:p>FFFFFFFF70</text:p>
          </table:table-cell>
          <table:table-cell table:style-name="ce3" table:formula="of:=DEC2HEX(ROUND(IF([.$B63]/[.Y$3]&lt;127;[.$B63]/[.Y$3];127) ;0) ;2)" office:value-type="string" office:string-value="FFFFFFFF86">
            <text:p>FFFFFFFF86</text:p>
          </table:table-cell>
          <table:table-cell table:style-name="ce3" table:formula="of:=DEC2HEX(ROUND(IF([.$B63]/[.Z$3]&lt;127;[.$B63]/[.Z$3];127) ;0) ;2)" office:value-type="string" office:string-value="FFFFFFFF95">
            <text:p>FFFFFFFF95</text:p>
          </table:table-cell>
          <table:table-cell table:style-name="ce3" table:formula="of:=DEC2HEX(ROUND(IF([.$B63]/[.AA$3]&lt;127;[.$B63]/[.AA$3];127) ;0) ;2)" office:value-type="string" office:string-value="FFFFFFFFA0">
            <text:p>FFFFFFFFA0</text:p>
          </table:table-cell>
          <table:table-cell table:style-name="ce3" table:formula="of:=DEC2HEX(ROUND(IF([.$B63]/[.AB$3]&lt;127;[.$B63]/[.AB$3];127) ;0) ;2)" office:value-type="string" office:string-value="FFFFFFFFA8">
            <text:p>FFFFFFFFA8</text:p>
          </table:table-cell>
          <table:table-cell table:style-name="ce3" table:formula="of:=DEC2HEX(ROUND(IF([.$B63]/[.AC$3]&lt;127;[.$B63]/[.AC$3];127) ;0) ;2)" office:value-type="string" office:string-value="FFFFFFFFAE">
            <text:p>FFFFFFFFAE</text:p>
          </table:table-cell>
          <table:table-cell table:style-name="ce3" table:formula="of:=DEC2HEX(ROUND(IF([.$B63]/[.AD$3]&lt;127;[.$B63]/[.AD$3];127) ;0) ;2)" office:value-type="string" office:string-value="FFFFFFFFB3">
            <text:p>FFFFFFFFB3</text:p>
          </table:table-cell>
          <table:table-cell table:style-name="ce3" table:formula="of:=DEC2HEX(ROUND(IF([.$B63]/[.AE$3]&lt;127;[.$B63]/[.AE$3];127) ;0) ;2)" office:value-type="string" office:string-value="FFFFFFFFB6">
            <text:p>FFFFFFFFB6</text:p>
          </table:table-cell>
          <table:table-cell table:style-name="ce3" table:formula="of:=DEC2HEX(ROUND(IF([.$B63]/[.AF$3]&lt;127;[.$B63]/[.AF$3];127) ;0) ;2)" office:value-type="string" office:string-value="FFFFFFFFB9">
            <text:p>FFFFFFFFB9</text:p>
          </table:table-cell>
          <table:table-cell table:style-name="ce3" table:formula="of:=DEC2HEX(ROUND(IF([.$B63]/[.AG$3]&lt;127;[.$B63]/[.AG$3];127) ;0) ;2)" office:value-type="string" office:string-value="FFFFFFFFBB">
            <text:p>FFFFFFFFBB</text:p>
          </table:table-cell>
          <table:table-cell table:style-name="ce3" table:formula="of:=DEC2HEX(ROUND(IF([.$B63]/[.AH$3]&lt;127;[.$B63]/[.AH$3];127) ;0) ;2)" office:value-type="string" office:string-value="FFFFFFFFBC">
            <text:p>FFFFFFFFBC</text:p>
          </table:table-cell>
          <table:table-cell table:style-name="ce3" table:formula="of:=DEC2HEX(ROUND(IF([.$B63]/COS([.AI$2]*0.0174533)&lt;255;[.$B63]/COS([.AI$2]*0.0174533);255);0)  ;2)" office:value-type="string" office:string-value="FFFFFFFFBC">
            <text:p>FFFFFFFFBC</text:p>
          </table:table-cell>
          <table:table-cell table:style-name="ce3" table:formula="of:=DEC2HEX(ROUND(IF([.$B63]/COS([.AJ$2]*0.0174533)&lt;255;[.$B63]/COS([.AJ$2]*0.0174533);255);0)  ;2)" office:value-type="string" office:string-value="FFFFFFFFBC">
            <text:p>FFFFFFFFBC</text:p>
          </table:table-cell>
          <table:table-cell table:style-name="ce3" table:formula="of:=DEC2HEX(ROUND(IF([.$B63]/COS([.AK$2]*0.0174533)&lt;255;[.$B63]/COS([.AK$2]*0.0174533);255);0)  ;2)" office:value-type="string" office:string-value="FFFFFFFFBB">
            <text:p>FFFFFFFFBB</text:p>
          </table:table-cell>
          <table:table-cell table:style-name="ce3" table:formula="of:=DEC2HEX(ROUND(IF([.$B63]/COS([.AL$2]*0.0174533)&lt;255;[.$B63]/COS([.AL$2]*0.0174533);255);0)  ;2)" office:value-type="string" office:string-value="FFFFFFFFB9">
            <text:p>FFFFFFFFB9</text:p>
          </table:table-cell>
          <table:table-cell table:style-name="ce3" table:formula="of:=DEC2HEX(ROUND(IF([.$B63]/COS([.AM$2]*0.0174533)&lt;255;[.$B63]/COS([.AM$2]*0.0174533);255);0)  ;2)" office:value-type="string" office:string-value="FFFFFFFFB6">
            <text:p>FFFFFFFFB6</text:p>
          </table:table-cell>
          <table:table-cell table:style-name="ce3" table:formula="of:=DEC2HEX(ROUND(IF([.$B63]/COS([.AN$2]*0.0174533)&lt;255;[.$B63]/COS([.AN$2]*0.0174533);255);0)  ;2)" office:value-type="string" office:string-value="FFFFFFFFB3">
            <text:p>FFFFFFFFB3</text:p>
          </table:table-cell>
          <table:table-cell table:style-name="ce3" table:formula="of:=DEC2HEX(ROUND(IF([.$B63]/COS([.AO$2]*0.0174533)&lt;255;[.$B63]/COS([.AO$2]*0.0174533);255);0)  ;2)" office:value-type="string" office:string-value="FFFFFFFFAE">
            <text:p>FFFFFFFFAE</text:p>
          </table:table-cell>
          <table:table-cell table:style-name="ce3" table:formula="of:=DEC2HEX(ROUND(IF([.$B63]/COS([.AP$2]*0.0174533)&lt;255;[.$B63]/COS([.AP$2]*0.0174533);255);0)  ;2)" office:value-type="string" office:string-value="FFFFFFFFA8">
            <text:p>FFFFFFFFA8</text:p>
          </table:table-cell>
          <table:table-cell table:style-name="ce3" table:formula="of:=DEC2HEX(ROUND(IF([.$B63]/COS([.AQ$2]*0.0174533)&lt;255;[.$B63]/COS([.AQ$2]*0.0174533);255);0)  ;2)" office:value-type="string" office:string-value="FFFFFFFFA0">
            <text:p>FFFFFFFFA0</text:p>
          </table:table-cell>
          <table:table-cell table:style-name="ce3" table:formula="of:=DEC2HEX(ROUND(IF([.$B63]/COS([.AR$2]*0.0174533)&lt;255;[.$B63]/COS([.AR$2]*0.0174533);255);0)  ;2)" office:value-type="string" office:string-value="FFFFFFFF95">
            <text:p>FFFFFFFF95</text:p>
          </table:table-cell>
          <table:table-cell table:style-name="ce3" table:formula="of:=DEC2HEX(ROUND(IF([.$B63]/COS([.AS$2]*0.0174533)&lt;255;[.$B63]/COS([.AS$2]*0.0174533);255);0)  ;2)" office:value-type="string" office:string-value="FFFFFFFF86">
            <text:p>FFFFFFFF86</text:p>
          </table:table-cell>
          <table:table-cell table:style-name="ce3" table:formula="of:=DEC2HEX(ROUND(IF([.$B63]/COS([.AT$2]*0.0174533)&lt;255;[.$B63]/COS([.AT$2]*0.0174533);255);0)  ;2)" office:value-type="string" office:string-value="FFFFFFFF70">
            <text:p>FFFFFFFF70</text:p>
          </table:table-cell>
          <table:table-cell table:style-name="ce3" table:formula="of:=DEC2HEX(ROUND(IF([.$B63]/COS([.AU$2]*0.0174533)&lt;255;[.$B63]/COS([.AU$2]*0.0174533);255);0)  ;2)" office:value-type="string" office:string-value="FFFFFFFF4E">
            <text:p>FFFFFFFF4E</text:p>
          </table:table-cell>
          <table:table-cell table:style-name="ce3" table:formula="of:=DEC2HEX(ROUND(IF([.$B63]/COS([.AV$2]*0.0174533)&lt;255;[.$B63]/COS([.AV$2]*0.0174533);255);0)  ;2)" office:value-type="string" office:string-value="FFFFFFFF16">
            <text:p>FFFFFFFF16</text:p>
          </table:table-cell>
          <table:table-cell table:style-name="ce3" table:formula="of:=DEC2HEX(ROUND(IF([.$B63]/COS([.AW$2]*0.0174533)&lt;255;[.$B63]/COS([.AW$2]*0.0174533);255);0)  ;2)" office:value-type="string" office:string-value="FFFFFFFEA3">
            <text:p>FFFFFFFEA3</text:p>
          </table:table-cell>
          <table:table-cell table:style-name="ce3" table:formula="of:=DEC2HEX(ROUND(IF([.$B63]/COS([.AX$2]*0.0174533)&lt;255;[.$B63]/COS([.AX$2]*0.0174533);255);0)  ;2)" office:value-type="string" office:string-value="FFFFFFFD4A">
            <text:p>FFFFFFFD4A</text:p>
          </table:table-cell>
          <table:table-cell table:style-name="ce3" table:formula="of:=DEC2HEX(ROUND(IF([.$B63]/COS([.AY$2]*0.0174533)&lt;255;[.$B63]/COS([.AY$2]*0.0174533);255);0)  ;2)" office:value-type="string" office:string-value="FF">
            <text:p>FF</text:p>
          </table:table-cell>
          <table:table-cell table:style-name="ce3" table:formula="of:=DEC2HEX(ROUND(IF([.$B63]/COS([.AZ$2]*0.0174533)&lt;255;[.$B63]/COS([.AZ$2]*0.0174533);255);0)  ;2)" office:value-type="string" office:string-value="FF">
            <text:p>FF</text:p>
          </table:table-cell>
          <table:table-cell table:style-name="ce3" table:formula="of:=DEC2HEX(ROUND(IF([.$B63]/COS([.BA$2]*0.0174533)&lt;255;[.$B63]/COS([.BA$2]*0.0174533);255);0)  ;2)" office:value-type="string" office:string-value="FF">
            <text:p>FF</text:p>
          </table:table-cell>
          <table:table-cell table:style-name="ce3" table:formula="of:=DEC2HEX(ROUND(IF([.$B63]/COS([.BB$2]*0.0174533)&lt;255;[.$B63]/COS([.BB$2]*0.0174533);255);0)  ;2)" office:value-type="string" office:string-value="EA">
            <text:p>EA</text:p>
          </table:table-cell>
          <table:table-cell table:style-name="ce3" table:formula="of:=DEC2HEX(ROUND(IF([.$B63]/COS([.BC$2]*0.0174533)&lt;255;[.$B63]/COS([.BC$2]*0.0174533);255);0)  ;2)" office:value-type="string" office:string-value="B2">
            <text:p>B2</text:p>
          </table:table-cell>
          <table:table-cell table:style-name="ce3" table:formula="of:=DEC2HEX(ROUND(IF([.$B63]/COS([.BD$2]*0.0174533)&lt;255;[.$B63]/COS([.BD$2]*0.0174533);255);0)  ;2)" office:value-type="string" office:string-value="90">
            <text:p>90</text:p>
          </table:table-cell>
          <table:table-cell table:style-name="ce3" table:formula="of:=DEC2HEX(ROUND(IF([.$B63]/COS([.BE$2]*0.0174533)&lt;255;[.$B63]/COS([.BE$2]*0.0174533);255);0)  ;2)" office:value-type="string" office:string-value="7A">
            <text:p>7A</text:p>
          </table:table-cell>
          <table:table-cell table:style-name="ce3" table:formula="of:=DEC2HEX(ROUND(IF([.$B63]/COS([.BF$2]*0.0174533)&lt;255;[.$B63]/COS([.BF$2]*0.0174533);255);0)  ;2)" office:value-type="string" office:string-value="6B">
            <text:p>6B</text:p>
          </table:table-cell>
          <table:table-cell table:style-name="ce3" table:formula="of:=DEC2HEX(ROUND(IF([.$B63]/COS([.BG$2]*0.0174533)&lt;255;[.$B63]/COS([.BG$2]*0.0174533);255);0)  ;2)" office:value-type="string" office:string-value="60">
            <text:p>60</text:p>
          </table:table-cell>
          <table:table-cell table:style-name="ce3" table:formula="of:=DEC2HEX(ROUND(IF([.$B63]/COS([.BH$2]*0.0174533)&lt;255;[.$B63]/COS([.BH$2]*0.0174533);255);0)  ;2)" office:value-type="string" office:string-value="58">
            <text:p>58</text:p>
          </table:table-cell>
          <table:table-cell table:style-name="ce3" table:formula="of:=DEC2HEX(ROUND(IF([.$B63]/COS([.BI$2]*0.0174533)&lt;255;[.$B63]/COS([.BI$2]*0.0174533);255);0)  ;2)" office:value-type="string" office:string-value="52">
            <text:p>52</text:p>
          </table:table-cell>
          <table:table-cell table:style-name="ce3" table:formula="of:=DEC2HEX(ROUND(IF([.$B63]/COS([.BJ$2]*0.0174533)&lt;255;[.$B63]/COS([.BJ$2]*0.0174533);255);0)  ;2)" office:value-type="string" office:string-value="4D">
            <text:p>4D</text:p>
          </table:table-cell>
          <table:table-cell table:style-name="ce3" table:formula="of:=DEC2HEX(ROUND(IF([.$B63]/COS([.BK$2]*0.0174533)&lt;255;[.$B63]/COS([.BK$2]*0.0174533);255);0)  ;2)" office:value-type="string" office:string-value="4A">
            <text:p>4A</text:p>
          </table:table-cell>
          <table:table-cell table:style-name="ce3" table:formula="of:=DEC2HEX(ROUND(IF([.$B63]/COS([.BL$2]*0.0174533)&lt;255;[.$B63]/COS([.BL$2]*0.0174533);255);0)  ;2)" office:value-type="string" office:string-value="47">
            <text:p>47</text:p>
          </table:table-cell>
          <table:table-cell table:style-name="ce3" table:formula="of:=DEC2HEX(ROUND(IF([.$B63]/COS([.BM$2]*0.0174533)&lt;255;[.$B63]/COS([.BM$2]*0.0174533);255);0)  ;2)" office:value-type="string" office:string-value="45">
            <text:p>45</text:p>
          </table:table-cell>
          <table:table-cell table:style-name="ce3" table:formula="of:=DEC2HEX(ROUND(IF([.$B63]/COS([.BN$2]*0.0174533)&lt;255;[.$B63]/COS([.BN$2]*0.0174533);255);0)  ;2)" office:value-type="string" office:string-value="44">
            <text:p>44</text:p>
          </table:table-cell>
          <table:table-cell table:style-name="ce3" table:formula="of:=DEC2HEX(ROUND(IF([.$B63]/COS([.BO$2]*0.0174533)&lt;255;[.$B63]/COS([.BO$2]*0.0174533);255);0)  ;2)" office:value-type="string" office:string-value="44">
            <text:p>44</text:p>
          </table:table-cell>
          <table:table-cell table:style-name="ce3" table:formula="of:=DEC2HEX(ROUND(IF([.$B63]/COS([.BP$2]*0.0174533)&lt;255;[.$B63]/COS([.BP$2]*0.0174533);255);0)  ;2)" office:value-type="string" office:string-value="44">
            <text:p>44</text:p>
          </table:table-cell>
          <table:table-cell table:style-name="ce3" table:formula="of:=DEC2HEX(ROUND(IF([.$B63]/COS([.BQ$2]*0.0174533)&lt;255;[.$B63]/COS([.BQ$2]*0.0174533);255);0)  ;2)" office:value-type="string" office:string-value="45">
            <text:p>45</text:p>
          </table:table-cell>
          <table:table-cell table:style-name="ce3" table:formula="of:=DEC2HEX(ROUND(IF([.$B63]/COS([.BR$2]*0.0174533)&lt;255;[.$B63]/COS([.BR$2]*0.0174533);255);0)  ;2)" office:value-type="string" office:string-value="47">
            <text:p>47</text:p>
          </table:table-cell>
          <table:table-cell table:style-name="ce3" table:formula="of:=DEC2HEX(ROUND(IF([.$B63]/COS([.BS$2]*0.0174533)&lt;255;[.$B63]/COS([.BS$2]*0.0174533);255);0)  ;2)" office:value-type="string" office:string-value="4A">
            <text:p>4A</text:p>
          </table:table-cell>
          <table:table-cell table:style-name="ce3" table:formula="of:=DEC2HEX(ROUND(IF([.$B63]/COS([.BT$2]*0.0174533)&lt;255;[.$B63]/COS([.BT$2]*0.0174533);255);0)  ;2)" office:value-type="string" office:string-value="4D">
            <text:p>4D</text:p>
          </table:table-cell>
          <table:table-cell table:style-name="ce3" table:formula="of:=DEC2HEX(ROUND(IF([.$B63]/COS([.BU$2]*0.0174533)&lt;255;[.$B63]/COS([.BU$2]*0.0174533);255);0)  ;2)" office:value-type="string" office:string-value="52">
            <text:p>52</text:p>
          </table:table-cell>
          <table:table-cell table:style-name="ce3" table:formula="of:=DEC2HEX(ROUND(IF([.$B63]/COS([.BV$2]*0.0174533)&lt;255;[.$B63]/COS([.BV$2]*0.0174533);255);0)  ;2)" office:value-type="string" office:string-value="58">
            <text:p>58</text:p>
          </table:table-cell>
          <table:table-cell table:style-name="ce3" table:formula="of:=DEC2HEX(ROUND(IF([.$B63]/COS([.BW$2]*0.0174533)&lt;255;[.$B63]/COS([.BW$2]*0.0174533);255);0)  ;2)" office:value-type="string" office:string-value="60">
            <text:p>60</text:p>
          </table:table-cell>
          <table:table-cell table:style-name="ce3" table:formula="of:=DEC2HEX(ROUND(IF([.$B63]/COS([.BX$2]*0.0174533)&lt;255;[.$B63]/COS([.BX$2]*0.0174533);255);0)  ;2)" office:value-type="string" office:string-value="6B">
            <text:p>6B</text:p>
          </table:table-cell>
          <table:table-cell table:style-name="ce3" table:formula="of:=DEC2HEX(ROUND(IF([.$B63]/COS([.BY$2]*0.0174533)&lt;255;[.$B63]/COS([.BY$2]*0.0174533);255);0)  ;2)" office:value-type="string" office:string-value="7A">
            <text:p>7A</text:p>
          </table:table-cell>
          <table:table-cell table:style-name="ce3" table:formula="of:=DEC2HEX(ROUND(IF([.$B63]/COS([.BZ$2]*0.0174533)&lt;255;[.$B63]/COS([.BZ$2]*0.0174533);255);0)  ;2)" office:value-type="string" office:string-value="90">
            <text:p>90</text:p>
          </table:table-cell>
          <table:table-cell table:style-name="ce3" table:formula="of:=DEC2HEX(ROUND(IF([.$B63]/COS([.CA$2]*0.0174533)&lt;255;[.$B63]/COS([.CA$2]*0.0174533);255);0)  ;2)" office:value-type="string" office:string-value="B2">
            <text:p>B2</text:p>
          </table:table-cell>
          <table:table-cell table:style-name="ce3" table:formula="of:=DEC2HEX(ROUND(IF([.$B63]/COS([.CB$2]*0.0174533)&lt;255;[.$B63]/COS([.CB$2]*0.0174533);255);0)  ;2)" office:value-type="string" office:string-value="EA">
            <text:p>EA</text:p>
          </table:table-cell>
          <table:table-cell table:style-name="ce3" table:formula="of:=DEC2HEX(ROUND(IF([.$B63]/COS([.CC$2]*0.0174533)&lt;255;[.$B6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3]+1" office:value-type="float" office:value="60">
            <text:p>60</text:p>
          </table:table-cell>
          <table:table-cell table:style-name="ce2" table:formula="of:=[.B63]-1" office:value-type="float" office:value="67">
            <text:p>67</text:p>
          </table:table-cell>
          <table:table-cell table:formula="of:=DEC2HEX(ROUND(IF([.$B64]/[.C$3]&lt;127;127-[.$B64]/[.C$3];0) ;0) ;2)" office:value-type="string" office:string-value="3C">
            <text:p>3C</text:p>
          </table:table-cell>
          <table:table-cell table:formula="of:=DEC2HEX(ROUND(IF([.$B64]/[.D$3]&lt;127;127-[.$B64]/[.D$3];0) ;0) ;2)" office:value-type="string" office:string-value="3C">
            <text:p>3C</text:p>
          </table:table-cell>
          <table:table-cell table:formula="of:=DEC2HEX(ROUND(IF([.$B64]/[.E$3]&lt;127;127-[.$B64]/[.E$3];0) ;0) ;2)" office:value-type="string" office:string-value="3B">
            <text:p>3B</text:p>
          </table:table-cell>
          <table:table-cell table:formula="of:=DEC2HEX(ROUND(IF([.$B64]/[.F$3]&lt;127;127-[.$B64]/[.F$3];0) ;0) ;2)" office:value-type="string" office:string-value="39">
            <text:p>39</text:p>
          </table:table-cell>
          <table:table-cell table:formula="of:=DEC2HEX(ROUND(IF([.$B64]/[.G$3]&lt;127;127-[.$B64]/[.G$3];0) ;0) ;2)" office:value-type="string" office:string-value="36">
            <text:p>36</text:p>
          </table:table-cell>
          <table:table-cell table:formula="of:=DEC2HEX(ROUND(IF([.$B64]/[.H$3]&lt;127;127-[.$B64]/[.H$3];0) ;0) ;2)" office:value-type="string" office:string-value="33">
            <text:p>33</text:p>
          </table:table-cell>
          <table:table-cell table:formula="of:=DEC2HEX(ROUND(IF([.$B64]/[.I$3]&lt;127;127-[.$B64]/[.I$3];0) ;0) ;2)" office:value-type="string" office:string-value="2E">
            <text:p>2E</text:p>
          </table:table-cell>
          <table:table-cell table:formula="of:=DEC2HEX(ROUND(IF([.$B64]/[.J$3]&lt;127;127-[.$B64]/[.J$3];0) ;0) ;2)" office:value-type="string" office:string-value="28">
            <text:p>28</text:p>
          </table:table-cell>
          <table:table-cell table:formula="of:=DEC2HEX(ROUND(IF([.$B64]/[.K$3]&lt;127;127-[.$B64]/[.K$3];0) ;0) ;2)" office:value-type="string" office:string-value="20">
            <text:p>20</text:p>
          </table:table-cell>
          <table:table-cell table:formula="of:=DEC2HEX(ROUND(IF([.$B64]/[.L$3]&lt;127;127-[.$B64]/[.L$3];0) ;0) ;2)" office:value-type="string" office:string-value="15">
            <text:p>15</text:p>
          </table:table-cell>
          <table:table-cell table:style-name="ce3" table:formula="of:=DEC2HEX(ROUND(IF([.$B64]/[.M$3]&lt;127;127-[.$B64]/[.M$3];0) ;0) ;2)" office:value-type="string" office:string-value="06">
            <text:p>06</text:p>
          </table:table-cell>
          <table:table-cell table:style-name="ce3" table:formula="of:=DEC2HEX(ROUND(IF([.$B64]/[.N$3]&lt;127;127-[.$B64]/[.N$3];0) ;0) ;2)" office:value-type="string" office:string-value="00">
            <text:p>00</text:p>
          </table:table-cell>
          <table:table-cell table:style-name="ce3" table:formula="of:=DEC2HEX(ROUND(IF([.$B64]/[.O$3]&lt;127;127-[.$B64]/[.O$3];0) ;0) ;2)" office:value-type="string" office:string-value="00">
            <text:p>00</text:p>
          </table:table-cell>
          <table:table-cell table:style-name="ce3" table:formula="of:=DEC2HEX(ROUND(IF([.$B64]/[.P$3]&lt;127;127-[.$B64]/[.P$3];0) ;0) ;2)" office:value-type="string" office:string-value="00">
            <text:p>00</text:p>
          </table:table-cell>
          <table:table-cell table:style-name="ce3" table:formula="of:=DEC2HEX(ROUND(IF([.$B64]/[.Q$3]&lt;127;127-[.$B64]/[.Q$3];0) ;0) ;2)" office:value-type="string" office:string-value="00">
            <text:p>00</text:p>
          </table:table-cell>
          <table:table-cell table:style-name="ce3" table:formula="of:=DEC2HEX(ROUND(IF([.$B64]/[.R$3]&lt;127;127-[.$B64]/[.R$3];0) ;0) ;2)" office:value-type="string" office:string-value="00">
            <text:p>00</text:p>
          </table:table-cell>
          <table:table-cell table:style-name="ce3" table:formula="of:=DEC2HEX(ROUND(IF([.$B64]/[.S$3]&lt;127;[.$B64]/[.S$3];127) ;0) ;2)" office:value-type="float" office:value="0">
            <text:p>#ДЕЛ/0!</text:p>
          </table:table-cell>
          <table:table-cell table:style-name="ce3" table:formula="of:=DEC2HEX(ROUND(IF([.$B64]/[.T$3]&lt;127;[.$B64]/[.T$3];127) ;0) ;2)" office:value-type="string" office:string-value="FFFFFFFD54">
            <text:p>FFFFFFFD54</text:p>
          </table:table-cell>
          <table:table-cell table:style-name="ce3" table:formula="of:=DEC2HEX(ROUND(IF([.$B64]/[.U$3]&lt;127;[.$B64]/[.U$3];127) ;0) ;2)" office:value-type="string" office:string-value="FFFFFFFEA8">
            <text:p>FFFFFFFEA8</text:p>
          </table:table-cell>
          <table:table-cell table:style-name="ce3" table:formula="of:=DEC2HEX(ROUND(IF([.$B64]/[.V$3]&lt;127;[.$B64]/[.V$3];127) ;0) ;2)" office:value-type="string" office:string-value="FFFFFFFF19">
            <text:p>FFFFFFFF19</text:p>
          </table:table-cell>
          <table:table-cell table:style-name="ce3" table:formula="of:=DEC2HEX(ROUND(IF([.$B64]/[.W$3]&lt;127;[.$B64]/[.W$3];127) ;0) ;2)" office:value-type="string" office:string-value="FFFFFFFF51">
            <text:p>FFFFFFFF51</text:p>
          </table:table-cell>
          <table:table-cell table:style-name="ce3" table:formula="of:=DEC2HEX(ROUND(IF([.$B64]/[.X$3]&lt;127;[.$B64]/[.X$3];127) ;0) ;2)" office:value-type="string" office:string-value="FFFFFFFF72">
            <text:p>FFFFFFFF72</text:p>
          </table:table-cell>
          <table:table-cell table:style-name="ce3" table:formula="of:=DEC2HEX(ROUND(IF([.$B64]/[.Y$3]&lt;127;[.$B64]/[.Y$3];127) ;0) ;2)" office:value-type="string" office:string-value="FFFFFFFF87">
            <text:p>FFFFFFFF87</text:p>
          </table:table-cell>
          <table:table-cell table:style-name="ce3" table:formula="of:=DEC2HEX(ROUND(IF([.$B64]/[.Z$3]&lt;127;[.$B64]/[.Z$3];127) ;0) ;2)" office:value-type="string" office:string-value="FFFFFFFF96">
            <text:p>FFFFFFFF96</text:p>
          </table:table-cell>
          <table:table-cell table:style-name="ce3" table:formula="of:=DEC2HEX(ROUND(IF([.$B64]/[.AA$3]&lt;127;[.$B64]/[.AA$3];127) ;0) ;2)" office:value-type="string" office:string-value="FFFFFFFFA1">
            <text:p>FFFFFFFFA1</text:p>
          </table:table-cell>
          <table:table-cell table:style-name="ce3" table:formula="of:=DEC2HEX(ROUND(IF([.$B64]/[.AB$3]&lt;127;[.$B64]/[.AB$3];127) ;0) ;2)" office:value-type="string" office:string-value="FFFFFFFFA9">
            <text:p>FFFFFFFFA9</text:p>
          </table:table-cell>
          <table:table-cell table:style-name="ce3" table:formula="of:=DEC2HEX(ROUND(IF([.$B64]/[.AC$3]&lt;127;[.$B64]/[.AC$3];127) ;0) ;2)" office:value-type="string" office:string-value="FFFFFFFFAF">
            <text:p>FFFFFFFFAF</text:p>
          </table:table-cell>
          <table:table-cell table:style-name="ce3" table:formula="of:=DEC2HEX(ROUND(IF([.$B64]/[.AD$3]&lt;127;[.$B64]/[.AD$3];127) ;0) ;2)" office:value-type="string" office:string-value="FFFFFFFFB4">
            <text:p>FFFFFFFFB4</text:p>
          </table:table-cell>
          <table:table-cell table:style-name="ce3" table:formula="of:=DEC2HEX(ROUND(IF([.$B64]/[.AE$3]&lt;127;[.$B64]/[.AE$3];127) ;0) ;2)" office:value-type="string" office:string-value="FFFFFFFFB7">
            <text:p>FFFFFFFFB7</text:p>
          </table:table-cell>
          <table:table-cell table:style-name="ce3" table:formula="of:=DEC2HEX(ROUND(IF([.$B64]/[.AF$3]&lt;127;[.$B64]/[.AF$3];127) ;0) ;2)" office:value-type="string" office:string-value="FFFFFFFFBA">
            <text:p>FFFFFFFFBA</text:p>
          </table:table-cell>
          <table:table-cell table:style-name="ce3" table:formula="of:=DEC2HEX(ROUND(IF([.$B64]/[.AG$3]&lt;127;[.$B64]/[.AG$3];127) ;0) ;2)" office:value-type="string" office:string-value="FFFFFFFFBC">
            <text:p>FFFFFFFFBC</text:p>
          </table:table-cell>
          <table:table-cell table:style-name="ce3" table:formula="of:=DEC2HEX(ROUND(IF([.$B64]/[.AH$3]&lt;127;[.$B64]/[.AH$3];127) ;0) ;2)" office:value-type="string" office:string-value="FFFFFFFFBD">
            <text:p>FFFFFFFFBD</text:p>
          </table:table-cell>
          <table:table-cell table:style-name="ce3" table:formula="of:=DEC2HEX(ROUND(IF([.$B64]/COS([.AI$2]*0.0174533)&lt;255;[.$B64]/COS([.AI$2]*0.0174533);255);0)  ;2)" office:value-type="string" office:string-value="FFFFFFFFBD">
            <text:p>FFFFFFFFBD</text:p>
          </table:table-cell>
          <table:table-cell table:style-name="ce3" table:formula="of:=DEC2HEX(ROUND(IF([.$B64]/COS([.AJ$2]*0.0174533)&lt;255;[.$B64]/COS([.AJ$2]*0.0174533);255);0)  ;2)" office:value-type="string" office:string-value="FFFFFFFFBD">
            <text:p>FFFFFFFFBD</text:p>
          </table:table-cell>
          <table:table-cell table:style-name="ce3" table:formula="of:=DEC2HEX(ROUND(IF([.$B64]/COS([.AK$2]*0.0174533)&lt;255;[.$B64]/COS([.AK$2]*0.0174533);255);0)  ;2)" office:value-type="string" office:string-value="FFFFFFFFBC">
            <text:p>FFFFFFFFBC</text:p>
          </table:table-cell>
          <table:table-cell table:style-name="ce3" table:formula="of:=DEC2HEX(ROUND(IF([.$B64]/COS([.AL$2]*0.0174533)&lt;255;[.$B64]/COS([.AL$2]*0.0174533);255);0)  ;2)" office:value-type="string" office:string-value="FFFFFFFFBA">
            <text:p>FFFFFFFFBA</text:p>
          </table:table-cell>
          <table:table-cell table:style-name="ce3" table:formula="of:=DEC2HEX(ROUND(IF([.$B64]/COS([.AM$2]*0.0174533)&lt;255;[.$B64]/COS([.AM$2]*0.0174533);255);0)  ;2)" office:value-type="string" office:string-value="FFFFFFFFB7">
            <text:p>FFFFFFFFB7</text:p>
          </table:table-cell>
          <table:table-cell table:style-name="ce3" table:formula="of:=DEC2HEX(ROUND(IF([.$B64]/COS([.AN$2]*0.0174533)&lt;255;[.$B64]/COS([.AN$2]*0.0174533);255);0)  ;2)" office:value-type="string" office:string-value="FFFFFFFFB4">
            <text:p>FFFFFFFFB4</text:p>
          </table:table-cell>
          <table:table-cell table:style-name="ce3" table:formula="of:=DEC2HEX(ROUND(IF([.$B64]/COS([.AO$2]*0.0174533)&lt;255;[.$B64]/COS([.AO$2]*0.0174533);255);0)  ;2)" office:value-type="string" office:string-value="FFFFFFFFAF">
            <text:p>FFFFFFFFAF</text:p>
          </table:table-cell>
          <table:table-cell table:style-name="ce3" table:formula="of:=DEC2HEX(ROUND(IF([.$B64]/COS([.AP$2]*0.0174533)&lt;255;[.$B64]/COS([.AP$2]*0.0174533);255);0)  ;2)" office:value-type="string" office:string-value="FFFFFFFFA9">
            <text:p>FFFFFFFFA9</text:p>
          </table:table-cell>
          <table:table-cell table:style-name="ce3" table:formula="of:=DEC2HEX(ROUND(IF([.$B64]/COS([.AQ$2]*0.0174533)&lt;255;[.$B64]/COS([.AQ$2]*0.0174533);255);0)  ;2)" office:value-type="string" office:string-value="FFFFFFFFA1">
            <text:p>FFFFFFFFA1</text:p>
          </table:table-cell>
          <table:table-cell table:style-name="ce3" table:formula="of:=DEC2HEX(ROUND(IF([.$B64]/COS([.AR$2]*0.0174533)&lt;255;[.$B64]/COS([.AR$2]*0.0174533);255);0)  ;2)" office:value-type="string" office:string-value="FFFFFFFF96">
            <text:p>FFFFFFFF96</text:p>
          </table:table-cell>
          <table:table-cell table:style-name="ce3" table:formula="of:=DEC2HEX(ROUND(IF([.$B64]/COS([.AS$2]*0.0174533)&lt;255;[.$B64]/COS([.AS$2]*0.0174533);255);0)  ;2)" office:value-type="string" office:string-value="FFFFFFFF87">
            <text:p>FFFFFFFF87</text:p>
          </table:table-cell>
          <table:table-cell table:style-name="ce3" table:formula="of:=DEC2HEX(ROUND(IF([.$B64]/COS([.AT$2]*0.0174533)&lt;255;[.$B64]/COS([.AT$2]*0.0174533);255);0)  ;2)" office:value-type="string" office:string-value="FFFFFFFF72">
            <text:p>FFFFFFFF72</text:p>
          </table:table-cell>
          <table:table-cell table:style-name="ce3" table:formula="of:=DEC2HEX(ROUND(IF([.$B64]/COS([.AU$2]*0.0174533)&lt;255;[.$B64]/COS([.AU$2]*0.0174533);255);0)  ;2)" office:value-type="string" office:string-value="FFFFFFFF51">
            <text:p>FFFFFFFF51</text:p>
          </table:table-cell>
          <table:table-cell table:style-name="ce3" table:formula="of:=DEC2HEX(ROUND(IF([.$B64]/COS([.AV$2]*0.0174533)&lt;255;[.$B64]/COS([.AV$2]*0.0174533);255);0)  ;2)" office:value-type="string" office:string-value="FFFFFFFF19">
            <text:p>FFFFFFFF19</text:p>
          </table:table-cell>
          <table:table-cell table:style-name="ce3" table:formula="of:=DEC2HEX(ROUND(IF([.$B64]/COS([.AW$2]*0.0174533)&lt;255;[.$B64]/COS([.AW$2]*0.0174533);255);0)  ;2)" office:value-type="string" office:string-value="FFFFFFFEA9">
            <text:p>FFFFFFFEA9</text:p>
          </table:table-cell>
          <table:table-cell table:style-name="ce3" table:formula="of:=DEC2HEX(ROUND(IF([.$B64]/COS([.AX$2]*0.0174533)&lt;255;[.$B64]/COS([.AX$2]*0.0174533);255);0)  ;2)" office:value-type="string" office:string-value="FFFFFFFD54">
            <text:p>FFFFFFFD54</text:p>
          </table:table-cell>
          <table:table-cell table:style-name="ce3" table:formula="of:=DEC2HEX(ROUND(IF([.$B64]/COS([.AY$2]*0.0174533)&lt;255;[.$B64]/COS([.AY$2]*0.0174533);255);0)  ;2)" office:value-type="string" office:string-value="FF">
            <text:p>FF</text:p>
          </table:table-cell>
          <table:table-cell table:style-name="ce3" table:formula="of:=DEC2HEX(ROUND(IF([.$B64]/COS([.AZ$2]*0.0174533)&lt;255;[.$B64]/COS([.AZ$2]*0.0174533);255);0)  ;2)" office:value-type="string" office:string-value="FF">
            <text:p>FF</text:p>
          </table:table-cell>
          <table:table-cell table:style-name="ce3" table:formula="of:=DEC2HEX(ROUND(IF([.$B64]/COS([.BA$2]*0.0174533)&lt;255;[.$B64]/COS([.BA$2]*0.0174533);255);0)  ;2)" office:value-type="string" office:string-value="FF">
            <text:p>FF</text:p>
          </table:table-cell>
          <table:table-cell table:style-name="ce3" table:formula="of:=DEC2HEX(ROUND(IF([.$B64]/COS([.BB$2]*0.0174533)&lt;255;[.$B64]/COS([.BB$2]*0.0174533);255);0)  ;2)" office:value-type="string" office:string-value="E7">
            <text:p>E7</text:p>
          </table:table-cell>
          <table:table-cell table:style-name="ce3" table:formula="of:=DEC2HEX(ROUND(IF([.$B64]/COS([.BC$2]*0.0174533)&lt;255;[.$B64]/COS([.BC$2]*0.0174533);255);0)  ;2)" office:value-type="string" office:string-value="AF">
            <text:p>AF</text:p>
          </table:table-cell>
          <table:table-cell table:style-name="ce3" table:formula="of:=DEC2HEX(ROUND(IF([.$B64]/COS([.BD$2]*0.0174533)&lt;255;[.$B64]/COS([.BD$2]*0.0174533);255);0)  ;2)" office:value-type="string" office:string-value="8E">
            <text:p>8E</text:p>
          </table:table-cell>
          <table:table-cell table:style-name="ce3" table:formula="of:=DEC2HEX(ROUND(IF([.$B64]/COS([.BE$2]*0.0174533)&lt;255;[.$B64]/COS([.BE$2]*0.0174533);255);0)  ;2)" office:value-type="string" office:string-value="79">
            <text:p>79</text:p>
          </table:table-cell>
          <table:table-cell table:style-name="ce3" table:formula="of:=DEC2HEX(ROUND(IF([.$B64]/COS([.BF$2]*0.0174533)&lt;255;[.$B64]/COS([.BF$2]*0.0174533);255);0)  ;2)" office:value-type="string" office:string-value="6A">
            <text:p>6A</text:p>
          </table:table-cell>
          <table:table-cell table:style-name="ce3" table:formula="of:=DEC2HEX(ROUND(IF([.$B64]/COS([.BG$2]*0.0174533)&lt;255;[.$B64]/COS([.BG$2]*0.0174533);255);0)  ;2)" office:value-type="string" office:string-value="5F">
            <text:p>5F</text:p>
          </table:table-cell>
          <table:table-cell table:style-name="ce3" table:formula="of:=DEC2HEX(ROUND(IF([.$B64]/COS([.BH$2]*0.0174533)&lt;255;[.$B64]/COS([.BH$2]*0.0174533);255);0)  ;2)" office:value-type="string" office:string-value="57">
            <text:p>57</text:p>
          </table:table-cell>
          <table:table-cell table:style-name="ce3" table:formula="of:=DEC2HEX(ROUND(IF([.$B64]/COS([.BI$2]*0.0174533)&lt;255;[.$B64]/COS([.BI$2]*0.0174533);255);0)  ;2)" office:value-type="string" office:string-value="51">
            <text:p>51</text:p>
          </table:table-cell>
          <table:table-cell table:style-name="ce3" table:formula="of:=DEC2HEX(ROUND(IF([.$B64]/COS([.BJ$2]*0.0174533)&lt;255;[.$B64]/COS([.BJ$2]*0.0174533);255);0)  ;2)" office:value-type="string" office:string-value="4C">
            <text:p>4C</text:p>
          </table:table-cell>
          <table:table-cell table:style-name="ce3" table:formula="of:=DEC2HEX(ROUND(IF([.$B64]/COS([.BK$2]*0.0174533)&lt;255;[.$B64]/COS([.BK$2]*0.0174533);255);0)  ;2)" office:value-type="string" office:string-value="49">
            <text:p>49</text:p>
          </table:table-cell>
          <table:table-cell table:style-name="ce3" table:formula="of:=DEC2HEX(ROUND(IF([.$B64]/COS([.BL$2]*0.0174533)&lt;255;[.$B64]/COS([.BL$2]*0.0174533);255);0)  ;2)" office:value-type="string" office:string-value="46">
            <text:p>46</text:p>
          </table:table-cell>
          <table:table-cell table:style-name="ce3" table:formula="of:=DEC2HEX(ROUND(IF([.$B64]/COS([.BM$2]*0.0174533)&lt;255;[.$B64]/COS([.BM$2]*0.0174533);255);0)  ;2)" office:value-type="string" office:string-value="44">
            <text:p>44</text:p>
          </table:table-cell>
          <table:table-cell table:style-name="ce3" table:formula="of:=DEC2HEX(ROUND(IF([.$B64]/COS([.BN$2]*0.0174533)&lt;255;[.$B64]/COS([.BN$2]*0.0174533);255);0)  ;2)" office:value-type="string" office:string-value="43">
            <text:p>43</text:p>
          </table:table-cell>
          <table:table-cell table:style-name="ce3" table:formula="of:=DEC2HEX(ROUND(IF([.$B64]/COS([.BO$2]*0.0174533)&lt;255;[.$B64]/COS([.BO$2]*0.0174533);255);0)  ;2)" office:value-type="string" office:string-value="43">
            <text:p>43</text:p>
          </table:table-cell>
          <table:table-cell table:style-name="ce3" table:formula="of:=DEC2HEX(ROUND(IF([.$B64]/COS([.BP$2]*0.0174533)&lt;255;[.$B64]/COS([.BP$2]*0.0174533);255);0)  ;2)" office:value-type="string" office:string-value="43">
            <text:p>43</text:p>
          </table:table-cell>
          <table:table-cell table:style-name="ce3" table:formula="of:=DEC2HEX(ROUND(IF([.$B64]/COS([.BQ$2]*0.0174533)&lt;255;[.$B64]/COS([.BQ$2]*0.0174533);255);0)  ;2)" office:value-type="string" office:string-value="44">
            <text:p>44</text:p>
          </table:table-cell>
          <table:table-cell table:style-name="ce3" table:formula="of:=DEC2HEX(ROUND(IF([.$B64]/COS([.BR$2]*0.0174533)&lt;255;[.$B64]/COS([.BR$2]*0.0174533);255);0)  ;2)" office:value-type="string" office:string-value="46">
            <text:p>46</text:p>
          </table:table-cell>
          <table:table-cell table:style-name="ce3" table:formula="of:=DEC2HEX(ROUND(IF([.$B64]/COS([.BS$2]*0.0174533)&lt;255;[.$B64]/COS([.BS$2]*0.0174533);255);0)  ;2)" office:value-type="string" office:string-value="49">
            <text:p>49</text:p>
          </table:table-cell>
          <table:table-cell table:style-name="ce3" table:formula="of:=DEC2HEX(ROUND(IF([.$B64]/COS([.BT$2]*0.0174533)&lt;255;[.$B64]/COS([.BT$2]*0.0174533);255);0)  ;2)" office:value-type="string" office:string-value="4C">
            <text:p>4C</text:p>
          </table:table-cell>
          <table:table-cell table:style-name="ce3" table:formula="of:=DEC2HEX(ROUND(IF([.$B64]/COS([.BU$2]*0.0174533)&lt;255;[.$B64]/COS([.BU$2]*0.0174533);255);0)  ;2)" office:value-type="string" office:string-value="51">
            <text:p>51</text:p>
          </table:table-cell>
          <table:table-cell table:style-name="ce3" table:formula="of:=DEC2HEX(ROUND(IF([.$B64]/COS([.BV$2]*0.0174533)&lt;255;[.$B64]/COS([.BV$2]*0.0174533);255);0)  ;2)" office:value-type="string" office:string-value="57">
            <text:p>57</text:p>
          </table:table-cell>
          <table:table-cell table:style-name="ce3" table:formula="of:=DEC2HEX(ROUND(IF([.$B64]/COS([.BW$2]*0.0174533)&lt;255;[.$B64]/COS([.BW$2]*0.0174533);255);0)  ;2)" office:value-type="string" office:string-value="5F">
            <text:p>5F</text:p>
          </table:table-cell>
          <table:table-cell table:style-name="ce3" table:formula="of:=DEC2HEX(ROUND(IF([.$B64]/COS([.BX$2]*0.0174533)&lt;255;[.$B64]/COS([.BX$2]*0.0174533);255);0)  ;2)" office:value-type="string" office:string-value="6A">
            <text:p>6A</text:p>
          </table:table-cell>
          <table:table-cell table:style-name="ce3" table:formula="of:=DEC2HEX(ROUND(IF([.$B64]/COS([.BY$2]*0.0174533)&lt;255;[.$B64]/COS([.BY$2]*0.0174533);255);0)  ;2)" office:value-type="string" office:string-value="79">
            <text:p>79</text:p>
          </table:table-cell>
          <table:table-cell table:style-name="ce3" table:formula="of:=DEC2HEX(ROUND(IF([.$B64]/COS([.BZ$2]*0.0174533)&lt;255;[.$B64]/COS([.BZ$2]*0.0174533);255);0)  ;2)" office:value-type="string" office:string-value="8E">
            <text:p>8E</text:p>
          </table:table-cell>
          <table:table-cell table:style-name="ce3" table:formula="of:=DEC2HEX(ROUND(IF([.$B64]/COS([.CA$2]*0.0174533)&lt;255;[.$B64]/COS([.CA$2]*0.0174533);255);0)  ;2)" office:value-type="string" office:string-value="AF">
            <text:p>AF</text:p>
          </table:table-cell>
          <table:table-cell table:style-name="ce3" table:formula="of:=DEC2HEX(ROUND(IF([.$B64]/COS([.CB$2]*0.0174533)&lt;255;[.$B64]/COS([.CB$2]*0.0174533);255);0)  ;2)" office:value-type="string" office:string-value="E7">
            <text:p>E7</text:p>
          </table:table-cell>
          <table:table-cell table:style-name="ce3" table:formula="of:=DEC2HEX(ROUND(IF([.$B64]/COS([.CC$2]*0.0174533)&lt;255;[.$B6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4]+1" office:value-type="float" office:value="61">
            <text:p>61</text:p>
          </table:table-cell>
          <table:table-cell table:style-name="ce2" table:formula="of:=[.B64]-1" office:value-type="float" office:value="66">
            <text:p>66</text:p>
          </table:table-cell>
          <table:table-cell table:formula="of:=DEC2HEX(ROUND(IF([.$B65]/[.C$3]&lt;127;127-[.$B65]/[.C$3];0) ;0) ;2)" office:value-type="string" office:string-value="3D">
            <text:p>3D</text:p>
          </table:table-cell>
          <table:table-cell table:formula="of:=DEC2HEX(ROUND(IF([.$B65]/[.D$3]&lt;127;127-[.$B65]/[.D$3];0) ;0) ;2)" office:value-type="string" office:string-value="3D">
            <text:p>3D</text:p>
          </table:table-cell>
          <table:table-cell table:formula="of:=DEC2HEX(ROUND(IF([.$B65]/[.E$3]&lt;127;127-[.$B65]/[.E$3];0) ;0) ;2)" office:value-type="string" office:string-value="3C">
            <text:p>3C</text:p>
          </table:table-cell>
          <table:table-cell table:formula="of:=DEC2HEX(ROUND(IF([.$B65]/[.F$3]&lt;127;127-[.$B65]/[.F$3];0) ;0) ;2)" office:value-type="string" office:string-value="3A">
            <text:p>3A</text:p>
          </table:table-cell>
          <table:table-cell table:formula="of:=DEC2HEX(ROUND(IF([.$B65]/[.G$3]&lt;127;127-[.$B65]/[.G$3];0) ;0) ;2)" office:value-type="string" office:string-value="38">
            <text:p>38</text:p>
          </table:table-cell>
          <table:table-cell table:formula="of:=DEC2HEX(ROUND(IF([.$B65]/[.H$3]&lt;127;127-[.$B65]/[.H$3];0) ;0) ;2)" office:value-type="string" office:string-value="34">
            <text:p>34</text:p>
          </table:table-cell>
          <table:table-cell table:formula="of:=DEC2HEX(ROUND(IF([.$B65]/[.I$3]&lt;127;127-[.$B65]/[.I$3];0) ;0) ;2)" office:value-type="string" office:string-value="30">
            <text:p>30</text:p>
          </table:table-cell>
          <table:table-cell table:formula="of:=DEC2HEX(ROUND(IF([.$B65]/[.J$3]&lt;127;127-[.$B65]/[.J$3];0) ;0) ;2)" office:value-type="string" office:string-value="2A">
            <text:p>2A</text:p>
          </table:table-cell>
          <table:table-cell table:formula="of:=DEC2HEX(ROUND(IF([.$B65]/[.K$3]&lt;127;127-[.$B65]/[.K$3];0) ;0) ;2)" office:value-type="string" office:string-value="22">
            <text:p>22</text:p>
          </table:table-cell>
          <table:table-cell table:formula="of:=DEC2HEX(ROUND(IF([.$B65]/[.L$3]&lt;127;127-[.$B65]/[.L$3];0) ;0) ;2)" office:value-type="string" office:string-value="17">
            <text:p>17</text:p>
          </table:table-cell>
          <table:table-cell table:style-name="ce3" table:formula="of:=DEC2HEX(ROUND(IF([.$B65]/[.M$3]&lt;127;127-[.$B65]/[.M$3];0) ;0) ;2)" office:value-type="string" office:string-value="08">
            <text:p>08</text:p>
          </table:table-cell>
          <table:table-cell table:style-name="ce3" table:formula="of:=DEC2HEX(ROUND(IF([.$B65]/[.N$3]&lt;127;127-[.$B65]/[.N$3];0) ;0) ;2)" office:value-type="string" office:string-value="00">
            <text:p>00</text:p>
          </table:table-cell>
          <table:table-cell table:style-name="ce3" table:formula="of:=DEC2HEX(ROUND(IF([.$B65]/[.O$3]&lt;127;127-[.$B65]/[.O$3];0) ;0) ;2)" office:value-type="string" office:string-value="00">
            <text:p>00</text:p>
          </table:table-cell>
          <table:table-cell table:style-name="ce3" table:formula="of:=DEC2HEX(ROUND(IF([.$B65]/[.P$3]&lt;127;127-[.$B65]/[.P$3];0) ;0) ;2)" office:value-type="string" office:string-value="00">
            <text:p>00</text:p>
          </table:table-cell>
          <table:table-cell table:style-name="ce3" table:formula="of:=DEC2HEX(ROUND(IF([.$B65]/[.Q$3]&lt;127;127-[.$B65]/[.Q$3];0) ;0) ;2)" office:value-type="string" office:string-value="00">
            <text:p>00</text:p>
          </table:table-cell>
          <table:table-cell table:style-name="ce3" table:formula="of:=DEC2HEX(ROUND(IF([.$B65]/[.R$3]&lt;127;127-[.$B65]/[.R$3];0) ;0) ;2)" office:value-type="string" office:string-value="00">
            <text:p>00</text:p>
          </table:table-cell>
          <table:table-cell table:style-name="ce3" table:formula="of:=DEC2HEX(ROUND(IF([.$B65]/[.S$3]&lt;127;[.$B65]/[.S$3];127) ;0) ;2)" office:value-type="float" office:value="0">
            <text:p>#ДЕЛ/0!</text:p>
          </table:table-cell>
          <table:table-cell table:style-name="ce3" table:formula="of:=DEC2HEX(ROUND(IF([.$B65]/[.T$3]&lt;127;[.$B65]/[.T$3];127) ;0) ;2)" office:value-type="string" office:string-value="FFFFFFFD5F">
            <text:p>FFFFFFFD5F</text:p>
          </table:table-cell>
          <table:table-cell table:style-name="ce3" table:formula="of:=DEC2HEX(ROUND(IF([.$B65]/[.U$3]&lt;127;[.$B65]/[.U$3];127) ;0) ;2)" office:value-type="string" office:string-value="FFFFFFFEAE">
            <text:p>FFFFFFFEAE</text:p>
          </table:table-cell>
          <table:table-cell table:style-name="ce3" table:formula="of:=DEC2HEX(ROUND(IF([.$B65]/[.V$3]&lt;127;[.$B65]/[.V$3];127) ;0) ;2)" office:value-type="string" office:string-value="FFFFFFFF1C">
            <text:p>FFFFFFFF1C</text:p>
          </table:table-cell>
          <table:table-cell table:style-name="ce3" table:formula="of:=DEC2HEX(ROUND(IF([.$B65]/[.W$3]&lt;127;[.$B65]/[.W$3];127) ;0) ;2)" office:value-type="string" office:string-value="FFFFFFFF54">
            <text:p>FFFFFFFF54</text:p>
          </table:table-cell>
          <table:table-cell table:style-name="ce3" table:formula="of:=DEC2HEX(ROUND(IF([.$B65]/[.X$3]&lt;127;[.$B65]/[.X$3];127) ;0) ;2)" office:value-type="string" office:string-value="FFFFFFFF74">
            <text:p>FFFFFFFF74</text:p>
          </table:table-cell>
          <table:table-cell table:style-name="ce3" table:formula="of:=DEC2HEX(ROUND(IF([.$B65]/[.Y$3]&lt;127;[.$B65]/[.Y$3];127) ;0) ;2)" office:value-type="string" office:string-value="FFFFFFFF89">
            <text:p>FFFFFFFF89</text:p>
          </table:table-cell>
          <table:table-cell table:style-name="ce3" table:formula="of:=DEC2HEX(ROUND(IF([.$B65]/[.Z$3]&lt;127;[.$B65]/[.Z$3];127) ;0) ;2)" office:value-type="string" office:string-value="FFFFFFFF98">
            <text:p>FFFFFFFF98</text:p>
          </table:table-cell>
          <table:table-cell table:style-name="ce3" table:formula="of:=DEC2HEX(ROUND(IF([.$B65]/[.AA$3]&lt;127;[.$B65]/[.AA$3];127) ;0) ;2)" office:value-type="string" office:string-value="FFFFFFFFA3">
            <text:p>FFFFFFFFA3</text:p>
          </table:table-cell>
          <table:table-cell table:style-name="ce3" table:formula="of:=DEC2HEX(ROUND(IF([.$B65]/[.AB$3]&lt;127;[.$B65]/[.AB$3];127) ;0) ;2)" office:value-type="string" office:string-value="FFFFFFFFAB">
            <text:p>FFFFFFFFAB</text:p>
          </table:table-cell>
          <table:table-cell table:style-name="ce3" table:formula="of:=DEC2HEX(ROUND(IF([.$B65]/[.AC$3]&lt;127;[.$B65]/[.AC$3];127) ;0) ;2)" office:value-type="string" office:string-value="FFFFFFFFB1">
            <text:p>FFFFFFFFB1</text:p>
          </table:table-cell>
          <table:table-cell table:style-name="ce3" table:formula="of:=DEC2HEX(ROUND(IF([.$B65]/[.AD$3]&lt;127;[.$B65]/[.AD$3];127) ;0) ;2)" office:value-type="string" office:string-value="FFFFFFFFB5">
            <text:p>FFFFFFFFB5</text:p>
          </table:table-cell>
          <table:table-cell table:style-name="ce3" table:formula="of:=DEC2HEX(ROUND(IF([.$B65]/[.AE$3]&lt;127;[.$B65]/[.AE$3];127) ;0) ;2)" office:value-type="string" office:string-value="FFFFFFFFB9">
            <text:p>FFFFFFFFB9</text:p>
          </table:table-cell>
          <table:table-cell table:style-name="ce3" table:formula="of:=DEC2HEX(ROUND(IF([.$B65]/[.AF$3]&lt;127;[.$B65]/[.AF$3];127) ;0) ;2)" office:value-type="string" office:string-value="FFFFFFFFBB">
            <text:p>FFFFFFFFBB</text:p>
          </table:table-cell>
          <table:table-cell table:style-name="ce3" table:formula="of:=DEC2HEX(ROUND(IF([.$B65]/[.AG$3]&lt;127;[.$B65]/[.AG$3];127) ;0) ;2)" office:value-type="string" office:string-value="FFFFFFFFBD">
            <text:p>FFFFFFFFBD</text:p>
          </table:table-cell>
          <table:table-cell table:style-name="ce3" table:formula="of:=DEC2HEX(ROUND(IF([.$B65]/[.AH$3]&lt;127;[.$B65]/[.AH$3];127) ;0) ;2)" office:value-type="string" office:string-value="FFFFFFFFBE">
            <text:p>FFFFFFFFBE</text:p>
          </table:table-cell>
          <table:table-cell table:style-name="ce3" table:formula="of:=DEC2HEX(ROUND(IF([.$B65]/COS([.AI$2]*0.0174533)&lt;255;[.$B65]/COS([.AI$2]*0.0174533);255);0)  ;2)" office:value-type="string" office:string-value="FFFFFFFFBE">
            <text:p>FFFFFFFFBE</text:p>
          </table:table-cell>
          <table:table-cell table:style-name="ce3" table:formula="of:=DEC2HEX(ROUND(IF([.$B65]/COS([.AJ$2]*0.0174533)&lt;255;[.$B65]/COS([.AJ$2]*0.0174533);255);0)  ;2)" office:value-type="string" office:string-value="FFFFFFFFBE">
            <text:p>FFFFFFFFBE</text:p>
          </table:table-cell>
          <table:table-cell table:style-name="ce3" table:formula="of:=DEC2HEX(ROUND(IF([.$B65]/COS([.AK$2]*0.0174533)&lt;255;[.$B65]/COS([.AK$2]*0.0174533);255);0)  ;2)" office:value-type="string" office:string-value="FFFFFFFFBD">
            <text:p>FFFFFFFFBD</text:p>
          </table:table-cell>
          <table:table-cell table:style-name="ce3" table:formula="of:=DEC2HEX(ROUND(IF([.$B65]/COS([.AL$2]*0.0174533)&lt;255;[.$B65]/COS([.AL$2]*0.0174533);255);0)  ;2)" office:value-type="string" office:string-value="FFFFFFFFBB">
            <text:p>FFFFFFFFBB</text:p>
          </table:table-cell>
          <table:table-cell table:style-name="ce3" table:formula="of:=DEC2HEX(ROUND(IF([.$B65]/COS([.AM$2]*0.0174533)&lt;255;[.$B65]/COS([.AM$2]*0.0174533);255);0)  ;2)" office:value-type="string" office:string-value="FFFFFFFFB9">
            <text:p>FFFFFFFFB9</text:p>
          </table:table-cell>
          <table:table-cell table:style-name="ce3" table:formula="of:=DEC2HEX(ROUND(IF([.$B65]/COS([.AN$2]*0.0174533)&lt;255;[.$B65]/COS([.AN$2]*0.0174533);255);0)  ;2)" office:value-type="string" office:string-value="FFFFFFFFB5">
            <text:p>FFFFFFFFB5</text:p>
          </table:table-cell>
          <table:table-cell table:style-name="ce3" table:formula="of:=DEC2HEX(ROUND(IF([.$B65]/COS([.AO$2]*0.0174533)&lt;255;[.$B65]/COS([.AO$2]*0.0174533);255);0)  ;2)" office:value-type="string" office:string-value="FFFFFFFFB1">
            <text:p>FFFFFFFFB1</text:p>
          </table:table-cell>
          <table:table-cell table:style-name="ce3" table:formula="of:=DEC2HEX(ROUND(IF([.$B65]/COS([.AP$2]*0.0174533)&lt;255;[.$B65]/COS([.AP$2]*0.0174533);255);0)  ;2)" office:value-type="string" office:string-value="FFFFFFFFAB">
            <text:p>FFFFFFFFAB</text:p>
          </table:table-cell>
          <table:table-cell table:style-name="ce3" table:formula="of:=DEC2HEX(ROUND(IF([.$B65]/COS([.AQ$2]*0.0174533)&lt;255;[.$B65]/COS([.AQ$2]*0.0174533);255);0)  ;2)" office:value-type="string" office:string-value="FFFFFFFFA3">
            <text:p>FFFFFFFFA3</text:p>
          </table:table-cell>
          <table:table-cell table:style-name="ce3" table:formula="of:=DEC2HEX(ROUND(IF([.$B65]/COS([.AR$2]*0.0174533)&lt;255;[.$B65]/COS([.AR$2]*0.0174533);255);0)  ;2)" office:value-type="string" office:string-value="FFFFFFFF98">
            <text:p>FFFFFFFF98</text:p>
          </table:table-cell>
          <table:table-cell table:style-name="ce3" table:formula="of:=DEC2HEX(ROUND(IF([.$B65]/COS([.AS$2]*0.0174533)&lt;255;[.$B65]/COS([.AS$2]*0.0174533);255);0)  ;2)" office:value-type="string" office:string-value="FFFFFFFF89">
            <text:p>FFFFFFFF89</text:p>
          </table:table-cell>
          <table:table-cell table:style-name="ce3" table:formula="of:=DEC2HEX(ROUND(IF([.$B65]/COS([.AT$2]*0.0174533)&lt;255;[.$B65]/COS([.AT$2]*0.0174533);255);0)  ;2)" office:value-type="string" office:string-value="FFFFFFFF74">
            <text:p>FFFFFFFF74</text:p>
          </table:table-cell>
          <table:table-cell table:style-name="ce3" table:formula="of:=DEC2HEX(ROUND(IF([.$B65]/COS([.AU$2]*0.0174533)&lt;255;[.$B65]/COS([.AU$2]*0.0174533);255);0)  ;2)" office:value-type="string" office:string-value="FFFFFFFF54">
            <text:p>FFFFFFFF54</text:p>
          </table:table-cell>
          <table:table-cell table:style-name="ce3" table:formula="of:=DEC2HEX(ROUND(IF([.$B65]/COS([.AV$2]*0.0174533)&lt;255;[.$B65]/COS([.AV$2]*0.0174533);255);0)  ;2)" office:value-type="string" office:string-value="FFFFFFFF1D">
            <text:p>FFFFFFFF1D</text:p>
          </table:table-cell>
          <table:table-cell table:style-name="ce3" table:formula="of:=DEC2HEX(ROUND(IF([.$B65]/COS([.AW$2]*0.0174533)&lt;255;[.$B65]/COS([.AW$2]*0.0174533);255);0)  ;2)" office:value-type="string" office:string-value="FFFFFFFEAE">
            <text:p>FFFFFFFEAE</text:p>
          </table:table-cell>
          <table:table-cell table:style-name="ce3" table:formula="of:=DEC2HEX(ROUND(IF([.$B65]/COS([.AX$2]*0.0174533)&lt;255;[.$B65]/COS([.AX$2]*0.0174533);255);0)  ;2)" office:value-type="string" office:string-value="FFFFFFFD5F">
            <text:p>FFFFFFFD5F</text:p>
          </table:table-cell>
          <table:table-cell table:style-name="ce3" table:formula="of:=DEC2HEX(ROUND(IF([.$B65]/COS([.AY$2]*0.0174533)&lt;255;[.$B65]/COS([.AY$2]*0.0174533);255);0)  ;2)" office:value-type="string" office:string-value="FF">
            <text:p>FF</text:p>
          </table:table-cell>
          <table:table-cell table:style-name="ce3" table:formula="of:=DEC2HEX(ROUND(IF([.$B65]/COS([.AZ$2]*0.0174533)&lt;255;[.$B65]/COS([.AZ$2]*0.0174533);255);0)  ;2)" office:value-type="string" office:string-value="FF">
            <text:p>FF</text:p>
          </table:table-cell>
          <table:table-cell table:style-name="ce3" table:formula="of:=DEC2HEX(ROUND(IF([.$B65]/COS([.BA$2]*0.0174533)&lt;255;[.$B65]/COS([.BA$2]*0.0174533);255);0)  ;2)" office:value-type="string" office:string-value="FF">
            <text:p>FF</text:p>
          </table:table-cell>
          <table:table-cell table:style-name="ce3" table:formula="of:=DEC2HEX(ROUND(IF([.$B65]/COS([.BB$2]*0.0174533)&lt;255;[.$B65]/COS([.BB$2]*0.0174533);255);0)  ;2)" office:value-type="string" office:string-value="E3">
            <text:p>E3</text:p>
          </table:table-cell>
          <table:table-cell table:style-name="ce3" table:formula="of:=DEC2HEX(ROUND(IF([.$B65]/COS([.BC$2]*0.0174533)&lt;255;[.$B65]/COS([.BC$2]*0.0174533);255);0)  ;2)" office:value-type="string" office:string-value="AC">
            <text:p>AC</text:p>
          </table:table-cell>
          <table:table-cell table:style-name="ce3" table:formula="of:=DEC2HEX(ROUND(IF([.$B65]/COS([.BD$2]*0.0174533)&lt;255;[.$B65]/COS([.BD$2]*0.0174533);255);0)  ;2)" office:value-type="string" office:string-value="8C">
            <text:p>8C</text:p>
          </table:table-cell>
          <table:table-cell table:style-name="ce3" table:formula="of:=DEC2HEX(ROUND(IF([.$B65]/COS([.BE$2]*0.0174533)&lt;255;[.$B65]/COS([.BE$2]*0.0174533);255);0)  ;2)" office:value-type="string" office:string-value="77">
            <text:p>77</text:p>
          </table:table-cell>
          <table:table-cell table:style-name="ce3" table:formula="of:=DEC2HEX(ROUND(IF([.$B65]/COS([.BF$2]*0.0174533)&lt;255;[.$B65]/COS([.BF$2]*0.0174533);255);0)  ;2)" office:value-type="string" office:string-value="68">
            <text:p>68</text:p>
          </table:table-cell>
          <table:table-cell table:style-name="ce3" table:formula="of:=DEC2HEX(ROUND(IF([.$B65]/COS([.BG$2]*0.0174533)&lt;255;[.$B65]/COS([.BG$2]*0.0174533);255);0)  ;2)" office:value-type="string" office:string-value="5D">
            <text:p>5D</text:p>
          </table:table-cell>
          <table:table-cell table:style-name="ce3" table:formula="of:=DEC2HEX(ROUND(IF([.$B65]/COS([.BH$2]*0.0174533)&lt;255;[.$B65]/COS([.BH$2]*0.0174533);255);0)  ;2)" office:value-type="string" office:string-value="55">
            <text:p>55</text:p>
          </table:table-cell>
          <table:table-cell table:style-name="ce3" table:formula="of:=DEC2HEX(ROUND(IF([.$B65]/COS([.BI$2]*0.0174533)&lt;255;[.$B65]/COS([.BI$2]*0.0174533);255);0)  ;2)" office:value-type="string" office:string-value="4F">
            <text:p>4F</text:p>
          </table:table-cell>
          <table:table-cell table:style-name="ce3" table:formula="of:=DEC2HEX(ROUND(IF([.$B65]/COS([.BJ$2]*0.0174533)&lt;255;[.$B65]/COS([.BJ$2]*0.0174533);255);0)  ;2)" office:value-type="string" office:string-value="4B">
            <text:p>4B</text:p>
          </table:table-cell>
          <table:table-cell table:style-name="ce3" table:formula="of:=DEC2HEX(ROUND(IF([.$B65]/COS([.BK$2]*0.0174533)&lt;255;[.$B65]/COS([.BK$2]*0.0174533);255);0)  ;2)" office:value-type="string" office:string-value="47">
            <text:p>47</text:p>
          </table:table-cell>
          <table:table-cell table:style-name="ce3" table:formula="of:=DEC2HEX(ROUND(IF([.$B65]/COS([.BL$2]*0.0174533)&lt;255;[.$B65]/COS([.BL$2]*0.0174533);255);0)  ;2)" office:value-type="string" office:string-value="45">
            <text:p>45</text:p>
          </table:table-cell>
          <table:table-cell table:style-name="ce3" table:formula="of:=DEC2HEX(ROUND(IF([.$B65]/COS([.BM$2]*0.0174533)&lt;255;[.$B65]/COS([.BM$2]*0.0174533);255);0)  ;2)" office:value-type="string" office:string-value="43">
            <text:p>43</text:p>
          </table:table-cell>
          <table:table-cell table:style-name="ce3" table:formula="of:=DEC2HEX(ROUND(IF([.$B65]/COS([.BN$2]*0.0174533)&lt;255;[.$B65]/COS([.BN$2]*0.0174533);255);0)  ;2)" office:value-type="string" office:string-value="42">
            <text:p>42</text:p>
          </table:table-cell>
          <table:table-cell table:style-name="ce3" table:formula="of:=DEC2HEX(ROUND(IF([.$B65]/COS([.BO$2]*0.0174533)&lt;255;[.$B65]/COS([.BO$2]*0.0174533);255);0)  ;2)" office:value-type="string" office:string-value="42">
            <text:p>42</text:p>
          </table:table-cell>
          <table:table-cell table:style-name="ce3" table:formula="of:=DEC2HEX(ROUND(IF([.$B65]/COS([.BP$2]*0.0174533)&lt;255;[.$B65]/COS([.BP$2]*0.0174533);255);0)  ;2)" office:value-type="string" office:string-value="42">
            <text:p>42</text:p>
          </table:table-cell>
          <table:table-cell table:style-name="ce3" table:formula="of:=DEC2HEX(ROUND(IF([.$B65]/COS([.BQ$2]*0.0174533)&lt;255;[.$B65]/COS([.BQ$2]*0.0174533);255);0)  ;2)" office:value-type="string" office:string-value="43">
            <text:p>43</text:p>
          </table:table-cell>
          <table:table-cell table:style-name="ce3" table:formula="of:=DEC2HEX(ROUND(IF([.$B65]/COS([.BR$2]*0.0174533)&lt;255;[.$B65]/COS([.BR$2]*0.0174533);255);0)  ;2)" office:value-type="string" office:string-value="45">
            <text:p>45</text:p>
          </table:table-cell>
          <table:table-cell table:style-name="ce3" table:formula="of:=DEC2HEX(ROUND(IF([.$B65]/COS([.BS$2]*0.0174533)&lt;255;[.$B65]/COS([.BS$2]*0.0174533);255);0)  ;2)" office:value-type="string" office:string-value="47">
            <text:p>47</text:p>
          </table:table-cell>
          <table:table-cell table:style-name="ce3" table:formula="of:=DEC2HEX(ROUND(IF([.$B65]/COS([.BT$2]*0.0174533)&lt;255;[.$B65]/COS([.BT$2]*0.0174533);255);0)  ;2)" office:value-type="string" office:string-value="4B">
            <text:p>4B</text:p>
          </table:table-cell>
          <table:table-cell table:style-name="ce3" table:formula="of:=DEC2HEX(ROUND(IF([.$B65]/COS([.BU$2]*0.0174533)&lt;255;[.$B65]/COS([.BU$2]*0.0174533);255);0)  ;2)" office:value-type="string" office:string-value="4F">
            <text:p>4F</text:p>
          </table:table-cell>
          <table:table-cell table:style-name="ce3" table:formula="of:=DEC2HEX(ROUND(IF([.$B65]/COS([.BV$2]*0.0174533)&lt;255;[.$B65]/COS([.BV$2]*0.0174533);255);0)  ;2)" office:value-type="string" office:string-value="55">
            <text:p>55</text:p>
          </table:table-cell>
          <table:table-cell table:style-name="ce3" table:formula="of:=DEC2HEX(ROUND(IF([.$B65]/COS([.BW$2]*0.0174533)&lt;255;[.$B65]/COS([.BW$2]*0.0174533);255);0)  ;2)" office:value-type="string" office:string-value="5D">
            <text:p>5D</text:p>
          </table:table-cell>
          <table:table-cell table:style-name="ce3" table:formula="of:=DEC2HEX(ROUND(IF([.$B65]/COS([.BX$2]*0.0174533)&lt;255;[.$B65]/COS([.BX$2]*0.0174533);255);0)  ;2)" office:value-type="string" office:string-value="68">
            <text:p>68</text:p>
          </table:table-cell>
          <table:table-cell table:style-name="ce3" table:formula="of:=DEC2HEX(ROUND(IF([.$B65]/COS([.BY$2]*0.0174533)&lt;255;[.$B65]/COS([.BY$2]*0.0174533);255);0)  ;2)" office:value-type="string" office:string-value="77">
            <text:p>77</text:p>
          </table:table-cell>
          <table:table-cell table:style-name="ce3" table:formula="of:=DEC2HEX(ROUND(IF([.$B65]/COS([.BZ$2]*0.0174533)&lt;255;[.$B65]/COS([.BZ$2]*0.0174533);255);0)  ;2)" office:value-type="string" office:string-value="8C">
            <text:p>8C</text:p>
          </table:table-cell>
          <table:table-cell table:style-name="ce3" table:formula="of:=DEC2HEX(ROUND(IF([.$B65]/COS([.CA$2]*0.0174533)&lt;255;[.$B65]/COS([.CA$2]*0.0174533);255);0)  ;2)" office:value-type="string" office:string-value="AC">
            <text:p>AC</text:p>
          </table:table-cell>
          <table:table-cell table:style-name="ce3" table:formula="of:=DEC2HEX(ROUND(IF([.$B65]/COS([.CB$2]*0.0174533)&lt;255;[.$B65]/COS([.CB$2]*0.0174533);255);0)  ;2)" office:value-type="string" office:string-value="E3">
            <text:p>E3</text:p>
          </table:table-cell>
          <table:table-cell table:style-name="ce3" table:formula="of:=DEC2HEX(ROUND(IF([.$B65]/COS([.CC$2]*0.0174533)&lt;255;[.$B6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5]+1" office:value-type="float" office:value="62">
            <text:p>62</text:p>
          </table:table-cell>
          <table:table-cell table:style-name="ce2" table:formula="of:=[.B65]-1" office:value-type="float" office:value="65">
            <text:p>65</text:p>
          </table:table-cell>
          <table:table-cell table:formula="of:=DEC2HEX(ROUND(IF([.$B66]/[.C$3]&lt;127;127-[.$B66]/[.C$3];0) ;0) ;2)" office:value-type="string" office:string-value="3E">
            <text:p>3E</text:p>
          </table:table-cell>
          <table:table-cell table:formula="of:=DEC2HEX(ROUND(IF([.$B66]/[.D$3]&lt;127;127-[.$B66]/[.D$3];0) ;0) ;2)" office:value-type="string" office:string-value="3E">
            <text:p>3E</text:p>
          </table:table-cell>
          <table:table-cell table:formula="of:=DEC2HEX(ROUND(IF([.$B66]/[.E$3]&lt;127;127-[.$B66]/[.E$3];0) ;0) ;2)" office:value-type="string" office:string-value="3D">
            <text:p>3D</text:p>
          </table:table-cell>
          <table:table-cell table:formula="of:=DEC2HEX(ROUND(IF([.$B66]/[.F$3]&lt;127;127-[.$B66]/[.F$3];0) ;0) ;2)" office:value-type="string" office:string-value="3B">
            <text:p>3B</text:p>
          </table:table-cell>
          <table:table-cell table:formula="of:=DEC2HEX(ROUND(IF([.$B66]/[.G$3]&lt;127;127-[.$B66]/[.G$3];0) ;0) ;2)" office:value-type="string" office:string-value="39">
            <text:p>39</text:p>
          </table:table-cell>
          <table:table-cell table:formula="of:=DEC2HEX(ROUND(IF([.$B66]/[.H$3]&lt;127;127-[.$B66]/[.H$3];0) ;0) ;2)" office:value-type="string" office:string-value="35">
            <text:p>35</text:p>
          </table:table-cell>
          <table:table-cell table:formula="of:=DEC2HEX(ROUND(IF([.$B66]/[.I$3]&lt;127;127-[.$B66]/[.I$3];0) ;0) ;2)" office:value-type="string" office:string-value="31">
            <text:p>31</text:p>
          </table:table-cell>
          <table:table-cell table:formula="of:=DEC2HEX(ROUND(IF([.$B66]/[.J$3]&lt;127;127-[.$B66]/[.J$3];0) ;0) ;2)" office:value-type="string" office:string-value="2B">
            <text:p>2B</text:p>
          </table:table-cell>
          <table:table-cell table:formula="of:=DEC2HEX(ROUND(IF([.$B66]/[.K$3]&lt;127;127-[.$B66]/[.K$3];0) ;0) ;2)" office:value-type="string" office:string-value="23">
            <text:p>23</text:p>
          </table:table-cell>
          <table:table-cell table:formula="of:=DEC2HEX(ROUND(IF([.$B66]/[.L$3]&lt;127;127-[.$B66]/[.L$3];0) ;0) ;2)" office:value-type="string" office:string-value="18">
            <text:p>18</text:p>
          </table:table-cell>
          <table:table-cell table:style-name="ce3" table:formula="of:=DEC2HEX(ROUND(IF([.$B66]/[.M$3]&lt;127;127-[.$B66]/[.M$3];0) ;0) ;2)" office:value-type="string" office:string-value="0A">
            <text:p>0A</text:p>
          </table:table-cell>
          <table:table-cell table:style-name="ce3" table:formula="of:=DEC2HEX(ROUND(IF([.$B66]/[.N$3]&lt;127;127-[.$B66]/[.N$3];0) ;0) ;2)" office:value-type="string" office:string-value="00">
            <text:p>00</text:p>
          </table:table-cell>
          <table:table-cell table:style-name="ce3" table:formula="of:=DEC2HEX(ROUND(IF([.$B66]/[.O$3]&lt;127;127-[.$B66]/[.O$3];0) ;0) ;2)" office:value-type="string" office:string-value="00">
            <text:p>00</text:p>
          </table:table-cell>
          <table:table-cell table:style-name="ce3" table:formula="of:=DEC2HEX(ROUND(IF([.$B66]/[.P$3]&lt;127;127-[.$B66]/[.P$3];0) ;0) ;2)" office:value-type="string" office:string-value="00">
            <text:p>00</text:p>
          </table:table-cell>
          <table:table-cell table:style-name="ce3" table:formula="of:=DEC2HEX(ROUND(IF([.$B66]/[.Q$3]&lt;127;127-[.$B66]/[.Q$3];0) ;0) ;2)" office:value-type="string" office:string-value="00">
            <text:p>00</text:p>
          </table:table-cell>
          <table:table-cell table:style-name="ce3" table:formula="of:=DEC2HEX(ROUND(IF([.$B66]/[.R$3]&lt;127;127-[.$B66]/[.R$3];0) ;0) ;2)" office:value-type="string" office:string-value="00">
            <text:p>00</text:p>
          </table:table-cell>
          <table:table-cell table:style-name="ce3" table:formula="of:=DEC2HEX(ROUND(IF([.$B66]/[.S$3]&lt;127;[.$B66]/[.S$3];127) ;0) ;2)" office:value-type="float" office:value="0">
            <text:p>#ДЕЛ/0!</text:p>
          </table:table-cell>
          <table:table-cell table:style-name="ce3" table:formula="of:=DEC2HEX(ROUND(IF([.$B66]/[.T$3]&lt;127;[.$B66]/[.T$3];127) ;0) ;2)" office:value-type="string" office:string-value="FFFFFFFD69">
            <text:p>FFFFFFFD69</text:p>
          </table:table-cell>
          <table:table-cell table:style-name="ce3" table:formula="of:=DEC2HEX(ROUND(IF([.$B66]/[.U$3]&lt;127;[.$B66]/[.U$3];127) ;0) ;2)" office:value-type="string" office:string-value="FFFFFFFEB3">
            <text:p>FFFFFFFEB3</text:p>
          </table:table-cell>
          <table:table-cell table:style-name="ce3" table:formula="of:=DEC2HEX(ROUND(IF([.$B66]/[.V$3]&lt;127;[.$B66]/[.V$3];127) ;0) ;2)" office:value-type="string" office:string-value="FFFFFFFF20">
            <text:p>FFFFFFFF20</text:p>
          </table:table-cell>
          <table:table-cell table:style-name="ce3" table:formula="of:=DEC2HEX(ROUND(IF([.$B66]/[.W$3]&lt;127;[.$B66]/[.W$3];127) ;0) ;2)" office:value-type="string" office:string-value="FFFFFFFF56">
            <text:p>FFFFFFFF56</text:p>
          </table:table-cell>
          <table:table-cell table:style-name="ce3" table:formula="of:=DEC2HEX(ROUND(IF([.$B66]/[.X$3]&lt;127;[.$B66]/[.X$3];127) ;0) ;2)" office:value-type="string" office:string-value="FFFFFFFF76">
            <text:p>FFFFFFFF76</text:p>
          </table:table-cell>
          <table:table-cell table:style-name="ce3" table:formula="of:=DEC2HEX(ROUND(IF([.$B66]/[.Y$3]&lt;127;[.$B66]/[.Y$3];127) ;0) ;2)" office:value-type="string" office:string-value="FFFFFFFF8B">
            <text:p>FFFFFFFF8B</text:p>
          </table:table-cell>
          <table:table-cell table:style-name="ce3" table:formula="of:=DEC2HEX(ROUND(IF([.$B66]/[.Z$3]&lt;127;[.$B66]/[.Z$3];127) ;0) ;2)" office:value-type="string" office:string-value="FFFFFFFF99">
            <text:p>FFFFFFFF99</text:p>
          </table:table-cell>
          <table:table-cell table:style-name="ce3" table:formula="of:=DEC2HEX(ROUND(IF([.$B66]/[.AA$3]&lt;127;[.$B66]/[.AA$3];127) ;0) ;2)" office:value-type="string" office:string-value="FFFFFFFFA4">
            <text:p>FFFFFFFFA4</text:p>
          </table:table-cell>
          <table:table-cell table:style-name="ce3" table:formula="of:=DEC2HEX(ROUND(IF([.$B66]/[.AB$3]&lt;127;[.$B66]/[.AB$3];127) ;0) ;2)" office:value-type="string" office:string-value="FFFFFFFFAC">
            <text:p>FFFFFFFFAC</text:p>
          </table:table-cell>
          <table:table-cell table:style-name="ce3" table:formula="of:=DEC2HEX(ROUND(IF([.$B66]/[.AC$3]&lt;127;[.$B66]/[.AC$3];127) ;0) ;2)" office:value-type="string" office:string-value="FFFFFFFFB2">
            <text:p>FFFFFFFFB2</text:p>
          </table:table-cell>
          <table:table-cell table:style-name="ce3" table:formula="of:=DEC2HEX(ROUND(IF([.$B66]/[.AD$3]&lt;127;[.$B66]/[.AD$3];127) ;0) ;2)" office:value-type="string" office:string-value="FFFFFFFFB6">
            <text:p>FFFFFFFFB6</text:p>
          </table:table-cell>
          <table:table-cell table:style-name="ce3" table:formula="of:=DEC2HEX(ROUND(IF([.$B66]/[.AE$3]&lt;127;[.$B66]/[.AE$3];127) ;0) ;2)" office:value-type="string" office:string-value="FFFFFFFFBA">
            <text:p>FFFFFFFFBA</text:p>
          </table:table-cell>
          <table:table-cell table:style-name="ce3" table:formula="of:=DEC2HEX(ROUND(IF([.$B66]/[.AF$3]&lt;127;[.$B66]/[.AF$3];127) ;0) ;2)" office:value-type="string" office:string-value="FFFFFFFFBC">
            <text:p>FFFFFFFFBC</text:p>
          </table:table-cell>
          <table:table-cell table:style-name="ce3" table:formula="of:=DEC2HEX(ROUND(IF([.$B66]/[.AG$3]&lt;127;[.$B66]/[.AG$3];127) ;0) ;2)" office:value-type="string" office:string-value="FFFFFFFFBE">
            <text:p>FFFFFFFFBE</text:p>
          </table:table-cell>
          <table:table-cell table:style-name="ce3" table:formula="of:=DEC2HEX(ROUND(IF([.$B66]/[.AH$3]&lt;127;[.$B66]/[.AH$3];127) ;0) ;2)" office:value-type="string" office:string-value="FFFFFFFFBF">
            <text:p>FFFFFFFFBF</text:p>
          </table:table-cell>
          <table:table-cell table:style-name="ce3" table:formula="of:=DEC2HEX(ROUND(IF([.$B66]/COS([.AI$2]*0.0174533)&lt;255;[.$B66]/COS([.AI$2]*0.0174533);255);0)  ;2)" office:value-type="string" office:string-value="FFFFFFFFBF">
            <text:p>FFFFFFFFBF</text:p>
          </table:table-cell>
          <table:table-cell table:style-name="ce3" table:formula="of:=DEC2HEX(ROUND(IF([.$B66]/COS([.AJ$2]*0.0174533)&lt;255;[.$B66]/COS([.AJ$2]*0.0174533);255);0)  ;2)" office:value-type="string" office:string-value="FFFFFFFFBF">
            <text:p>FFFFFFFFBF</text:p>
          </table:table-cell>
          <table:table-cell table:style-name="ce3" table:formula="of:=DEC2HEX(ROUND(IF([.$B66]/COS([.AK$2]*0.0174533)&lt;255;[.$B66]/COS([.AK$2]*0.0174533);255);0)  ;2)" office:value-type="string" office:string-value="FFFFFFFFBE">
            <text:p>FFFFFFFFBE</text:p>
          </table:table-cell>
          <table:table-cell table:style-name="ce3" table:formula="of:=DEC2HEX(ROUND(IF([.$B66]/COS([.AL$2]*0.0174533)&lt;255;[.$B66]/COS([.AL$2]*0.0174533);255);0)  ;2)" office:value-type="string" office:string-value="FFFFFFFFBC">
            <text:p>FFFFFFFFBC</text:p>
          </table:table-cell>
          <table:table-cell table:style-name="ce3" table:formula="of:=DEC2HEX(ROUND(IF([.$B66]/COS([.AM$2]*0.0174533)&lt;255;[.$B66]/COS([.AM$2]*0.0174533);255);0)  ;2)" office:value-type="string" office:string-value="FFFFFFFFBA">
            <text:p>FFFFFFFFBA</text:p>
          </table:table-cell>
          <table:table-cell table:style-name="ce3" table:formula="of:=DEC2HEX(ROUND(IF([.$B66]/COS([.AN$2]*0.0174533)&lt;255;[.$B66]/COS([.AN$2]*0.0174533);255);0)  ;2)" office:value-type="string" office:string-value="FFFFFFFFB6">
            <text:p>FFFFFFFFB6</text:p>
          </table:table-cell>
          <table:table-cell table:style-name="ce3" table:formula="of:=DEC2HEX(ROUND(IF([.$B66]/COS([.AO$2]*0.0174533)&lt;255;[.$B66]/COS([.AO$2]*0.0174533);255);0)  ;2)" office:value-type="string" office:string-value="FFFFFFFFB2">
            <text:p>FFFFFFFFB2</text:p>
          </table:table-cell>
          <table:table-cell table:style-name="ce3" table:formula="of:=DEC2HEX(ROUND(IF([.$B66]/COS([.AP$2]*0.0174533)&lt;255;[.$B66]/COS([.AP$2]*0.0174533);255);0)  ;2)" office:value-type="string" office:string-value="FFFFFFFFAC">
            <text:p>FFFFFFFFAC</text:p>
          </table:table-cell>
          <table:table-cell table:style-name="ce3" table:formula="of:=DEC2HEX(ROUND(IF([.$B66]/COS([.AQ$2]*0.0174533)&lt;255;[.$B66]/COS([.AQ$2]*0.0174533);255);0)  ;2)" office:value-type="string" office:string-value="FFFFFFFFA4">
            <text:p>FFFFFFFFA4</text:p>
          </table:table-cell>
          <table:table-cell table:style-name="ce3" table:formula="of:=DEC2HEX(ROUND(IF([.$B66]/COS([.AR$2]*0.0174533)&lt;255;[.$B66]/COS([.AR$2]*0.0174533);255);0)  ;2)" office:value-type="string" office:string-value="FFFFFFFF9A">
            <text:p>FFFFFFFF9A</text:p>
          </table:table-cell>
          <table:table-cell table:style-name="ce3" table:formula="of:=DEC2HEX(ROUND(IF([.$B66]/COS([.AS$2]*0.0174533)&lt;255;[.$B66]/COS([.AS$2]*0.0174533);255);0)  ;2)" office:value-type="string" office:string-value="FFFFFFFF8B">
            <text:p>FFFFFFFF8B</text:p>
          </table:table-cell>
          <table:table-cell table:style-name="ce3" table:formula="of:=DEC2HEX(ROUND(IF([.$B66]/COS([.AT$2]*0.0174533)&lt;255;[.$B66]/COS([.AT$2]*0.0174533);255);0)  ;2)" office:value-type="string" office:string-value="FFFFFFFF76">
            <text:p>FFFFFFFF76</text:p>
          </table:table-cell>
          <table:table-cell table:style-name="ce3" table:formula="of:=DEC2HEX(ROUND(IF([.$B66]/COS([.AU$2]*0.0174533)&lt;255;[.$B66]/COS([.AU$2]*0.0174533);255);0)  ;2)" office:value-type="string" office:string-value="FFFFFFFF56">
            <text:p>FFFFFFFF56</text:p>
          </table:table-cell>
          <table:table-cell table:style-name="ce3" table:formula="of:=DEC2HEX(ROUND(IF([.$B66]/COS([.AV$2]*0.0174533)&lt;255;[.$B66]/COS([.AV$2]*0.0174533);255);0)  ;2)" office:value-type="string" office:string-value="FFFFFFFF20">
            <text:p>FFFFFFFF20</text:p>
          </table:table-cell>
          <table:table-cell table:style-name="ce3" table:formula="of:=DEC2HEX(ROUND(IF([.$B66]/COS([.AW$2]*0.0174533)&lt;255;[.$B66]/COS([.AW$2]*0.0174533);255);0)  ;2)" office:value-type="string" office:string-value="FFFFFFFEB3">
            <text:p>FFFFFFFEB3</text:p>
          </table:table-cell>
          <table:table-cell table:style-name="ce3" table:formula="of:=DEC2HEX(ROUND(IF([.$B66]/COS([.AX$2]*0.0174533)&lt;255;[.$B66]/COS([.AX$2]*0.0174533);255);0)  ;2)" office:value-type="string" office:string-value="FFFFFFFD69">
            <text:p>FFFFFFFD69</text:p>
          </table:table-cell>
          <table:table-cell table:style-name="ce3" table:formula="of:=DEC2HEX(ROUND(IF([.$B66]/COS([.AY$2]*0.0174533)&lt;255;[.$B66]/COS([.AY$2]*0.0174533);255);0)  ;2)" office:value-type="string" office:string-value="FF">
            <text:p>FF</text:p>
          </table:table-cell>
          <table:table-cell table:style-name="ce3" table:formula="of:=DEC2HEX(ROUND(IF([.$B66]/COS([.AZ$2]*0.0174533)&lt;255;[.$B66]/COS([.AZ$2]*0.0174533);255);0)  ;2)" office:value-type="string" office:string-value="FF">
            <text:p>FF</text:p>
          </table:table-cell>
          <table:table-cell table:style-name="ce3" table:formula="of:=DEC2HEX(ROUND(IF([.$B66]/COS([.BA$2]*0.0174533)&lt;255;[.$B66]/COS([.BA$2]*0.0174533);255);0)  ;2)" office:value-type="string" office:string-value="FF">
            <text:p>FF</text:p>
          </table:table-cell>
          <table:table-cell table:style-name="ce3" table:formula="of:=DEC2HEX(ROUND(IF([.$B66]/COS([.BB$2]*0.0174533)&lt;255;[.$B66]/COS([.BB$2]*0.0174533);255);0)  ;2)" office:value-type="string" office:string-value="E0">
            <text:p>E0</text:p>
          </table:table-cell>
          <table:table-cell table:style-name="ce3" table:formula="of:=DEC2HEX(ROUND(IF([.$B66]/COS([.BC$2]*0.0174533)&lt;255;[.$B66]/COS([.BC$2]*0.0174533);255);0)  ;2)" office:value-type="string" office:string-value="AA">
            <text:p>AA</text:p>
          </table:table-cell>
          <table:table-cell table:style-name="ce3" table:formula="of:=DEC2HEX(ROUND(IF([.$B66]/COS([.BD$2]*0.0174533)&lt;255;[.$B66]/COS([.BD$2]*0.0174533);255);0)  ;2)" office:value-type="string" office:string-value="8A">
            <text:p>8A</text:p>
          </table:table-cell>
          <table:table-cell table:style-name="ce3" table:formula="of:=DEC2HEX(ROUND(IF([.$B66]/COS([.BE$2]*0.0174533)&lt;255;[.$B66]/COS([.BE$2]*0.0174533);255);0)  ;2)" office:value-type="string" office:string-value="75">
            <text:p>75</text:p>
          </table:table-cell>
          <table:table-cell table:style-name="ce3" table:formula="of:=DEC2HEX(ROUND(IF([.$B66]/COS([.BF$2]*0.0174533)&lt;255;[.$B66]/COS([.BF$2]*0.0174533);255);0)  ;2)" office:value-type="string" office:string-value="66">
            <text:p>66</text:p>
          </table:table-cell>
          <table:table-cell table:style-name="ce3" table:formula="of:=DEC2HEX(ROUND(IF([.$B66]/COS([.BG$2]*0.0174533)&lt;255;[.$B66]/COS([.BG$2]*0.0174533);255);0)  ;2)" office:value-type="string" office:string-value="5C">
            <text:p>5C</text:p>
          </table:table-cell>
          <table:table-cell table:style-name="ce3" table:formula="of:=DEC2HEX(ROUND(IF([.$B66]/COS([.BH$2]*0.0174533)&lt;255;[.$B66]/COS([.BH$2]*0.0174533);255);0)  ;2)" office:value-type="string" office:string-value="54">
            <text:p>54</text:p>
          </table:table-cell>
          <table:table-cell table:style-name="ce3" table:formula="of:=DEC2HEX(ROUND(IF([.$B66]/COS([.BI$2]*0.0174533)&lt;255;[.$B66]/COS([.BI$2]*0.0174533);255);0)  ;2)" office:value-type="string" office:string-value="4E">
            <text:p>4E</text:p>
          </table:table-cell>
          <table:table-cell table:style-name="ce3" table:formula="of:=DEC2HEX(ROUND(IF([.$B66]/COS([.BJ$2]*0.0174533)&lt;255;[.$B66]/COS([.BJ$2]*0.0174533);255);0)  ;2)" office:value-type="string" office:string-value="4A">
            <text:p>4A</text:p>
          </table:table-cell>
          <table:table-cell table:style-name="ce3" table:formula="of:=DEC2HEX(ROUND(IF([.$B66]/COS([.BK$2]*0.0174533)&lt;255;[.$B66]/COS([.BK$2]*0.0174533);255);0)  ;2)" office:value-type="string" office:string-value="46">
            <text:p>46</text:p>
          </table:table-cell>
          <table:table-cell table:style-name="ce3" table:formula="of:=DEC2HEX(ROUND(IF([.$B66]/COS([.BL$2]*0.0174533)&lt;255;[.$B66]/COS([.BL$2]*0.0174533);255);0)  ;2)" office:value-type="string" office:string-value="44">
            <text:p>44</text:p>
          </table:table-cell>
          <table:table-cell table:style-name="ce3" table:formula="of:=DEC2HEX(ROUND(IF([.$B66]/COS([.BM$2]*0.0174533)&lt;255;[.$B66]/COS([.BM$2]*0.0174533);255);0)  ;2)" office:value-type="string" office:string-value="42">
            <text:p>42</text:p>
          </table:table-cell>
          <table:table-cell table:style-name="ce3" table:formula="of:=DEC2HEX(ROUND(IF([.$B66]/COS([.BN$2]*0.0174533)&lt;255;[.$B66]/COS([.BN$2]*0.0174533);255);0)  ;2)" office:value-type="string" office:string-value="41">
            <text:p>41</text:p>
          </table:table-cell>
          <table:table-cell table:style-name="ce3" table:formula="of:=DEC2HEX(ROUND(IF([.$B66]/COS([.BO$2]*0.0174533)&lt;255;[.$B66]/COS([.BO$2]*0.0174533);255);0)  ;2)" office:value-type="string" office:string-value="41">
            <text:p>41</text:p>
          </table:table-cell>
          <table:table-cell table:style-name="ce3" table:formula="of:=DEC2HEX(ROUND(IF([.$B66]/COS([.BP$2]*0.0174533)&lt;255;[.$B66]/COS([.BP$2]*0.0174533);255);0)  ;2)" office:value-type="string" office:string-value="41">
            <text:p>41</text:p>
          </table:table-cell>
          <table:table-cell table:style-name="ce3" table:formula="of:=DEC2HEX(ROUND(IF([.$B66]/COS([.BQ$2]*0.0174533)&lt;255;[.$B66]/COS([.BQ$2]*0.0174533);255);0)  ;2)" office:value-type="string" office:string-value="42">
            <text:p>42</text:p>
          </table:table-cell>
          <table:table-cell table:style-name="ce3" table:formula="of:=DEC2HEX(ROUND(IF([.$B66]/COS([.BR$2]*0.0174533)&lt;255;[.$B66]/COS([.BR$2]*0.0174533);255);0)  ;2)" office:value-type="string" office:string-value="44">
            <text:p>44</text:p>
          </table:table-cell>
          <table:table-cell table:style-name="ce3" table:formula="of:=DEC2HEX(ROUND(IF([.$B66]/COS([.BS$2]*0.0174533)&lt;255;[.$B66]/COS([.BS$2]*0.0174533);255);0)  ;2)" office:value-type="string" office:string-value="46">
            <text:p>46</text:p>
          </table:table-cell>
          <table:table-cell table:style-name="ce3" table:formula="of:=DEC2HEX(ROUND(IF([.$B66]/COS([.BT$2]*0.0174533)&lt;255;[.$B66]/COS([.BT$2]*0.0174533);255);0)  ;2)" office:value-type="string" office:string-value="4A">
            <text:p>4A</text:p>
          </table:table-cell>
          <table:table-cell table:style-name="ce3" table:formula="of:=DEC2HEX(ROUND(IF([.$B66]/COS([.BU$2]*0.0174533)&lt;255;[.$B66]/COS([.BU$2]*0.0174533);255);0)  ;2)" office:value-type="string" office:string-value="4E">
            <text:p>4E</text:p>
          </table:table-cell>
          <table:table-cell table:style-name="ce3" table:formula="of:=DEC2HEX(ROUND(IF([.$B66]/COS([.BV$2]*0.0174533)&lt;255;[.$B66]/COS([.BV$2]*0.0174533);255);0)  ;2)" office:value-type="string" office:string-value="54">
            <text:p>54</text:p>
          </table:table-cell>
          <table:table-cell table:style-name="ce3" table:formula="of:=DEC2HEX(ROUND(IF([.$B66]/COS([.BW$2]*0.0174533)&lt;255;[.$B66]/COS([.BW$2]*0.0174533);255);0)  ;2)" office:value-type="string" office:string-value="5C">
            <text:p>5C</text:p>
          </table:table-cell>
          <table:table-cell table:style-name="ce3" table:formula="of:=DEC2HEX(ROUND(IF([.$B66]/COS([.BX$2]*0.0174533)&lt;255;[.$B66]/COS([.BX$2]*0.0174533);255);0)  ;2)" office:value-type="string" office:string-value="66">
            <text:p>66</text:p>
          </table:table-cell>
          <table:table-cell table:style-name="ce3" table:formula="of:=DEC2HEX(ROUND(IF([.$B66]/COS([.BY$2]*0.0174533)&lt;255;[.$B66]/COS([.BY$2]*0.0174533);255);0)  ;2)" office:value-type="string" office:string-value="75">
            <text:p>75</text:p>
          </table:table-cell>
          <table:table-cell table:style-name="ce3" table:formula="of:=DEC2HEX(ROUND(IF([.$B66]/COS([.BZ$2]*0.0174533)&lt;255;[.$B66]/COS([.BZ$2]*0.0174533);255);0)  ;2)" office:value-type="string" office:string-value="8A">
            <text:p>8A</text:p>
          </table:table-cell>
          <table:table-cell table:style-name="ce3" table:formula="of:=DEC2HEX(ROUND(IF([.$B66]/COS([.CA$2]*0.0174533)&lt;255;[.$B66]/COS([.CA$2]*0.0174533);255);0)  ;2)" office:value-type="string" office:string-value="AA">
            <text:p>AA</text:p>
          </table:table-cell>
          <table:table-cell table:style-name="ce3" table:formula="of:=DEC2HEX(ROUND(IF([.$B66]/COS([.CB$2]*0.0174533)&lt;255;[.$B66]/COS([.CB$2]*0.0174533);255);0)  ;2)" office:value-type="string" office:string-value="E0">
            <text:p>E0</text:p>
          </table:table-cell>
          <table:table-cell table:style-name="ce3" table:formula="of:=DEC2HEX(ROUND(IF([.$B66]/COS([.CC$2]*0.0174533)&lt;255;[.$B6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6]+1" office:value-type="float" office:value="63">
            <text:p>63</text:p>
          </table:table-cell>
          <table:table-cell table:style-name="ce2" table:formula="of:=[.B66]-1" office:value-type="float" office:value="64">
            <text:p>64</text:p>
          </table:table-cell>
          <table:table-cell table:formula="of:=DEC2HEX(ROUND(IF([.$B67]/[.C$3]&lt;127;127-[.$B67]/[.C$3];0) ;0) ;2)" office:value-type="string" office:string-value="3F">
            <text:p>3F</text:p>
          </table:table-cell>
          <table:table-cell table:formula="of:=DEC2HEX(ROUND(IF([.$B67]/[.D$3]&lt;127;127-[.$B67]/[.D$3];0) ;0) ;2)" office:value-type="string" office:string-value="3F">
            <text:p>3F</text:p>
          </table:table-cell>
          <table:table-cell table:formula="of:=DEC2HEX(ROUND(IF([.$B67]/[.E$3]&lt;127;127-[.$B67]/[.E$3];0) ;0) ;2)" office:value-type="string" office:string-value="3E">
            <text:p>3E</text:p>
          </table:table-cell>
          <table:table-cell table:formula="of:=DEC2HEX(ROUND(IF([.$B67]/[.F$3]&lt;127;127-[.$B67]/[.F$3];0) ;0) ;2)" office:value-type="string" office:string-value="3C">
            <text:p>3C</text:p>
          </table:table-cell>
          <table:table-cell table:formula="of:=DEC2HEX(ROUND(IF([.$B67]/[.G$3]&lt;127;127-[.$B67]/[.G$3];0) ;0) ;2)" office:value-type="string" office:string-value="3A">
            <text:p>3A</text:p>
          </table:table-cell>
          <table:table-cell table:formula="of:=DEC2HEX(ROUND(IF([.$B67]/[.H$3]&lt;127;127-[.$B67]/[.H$3];0) ;0) ;2)" office:value-type="string" office:string-value="36">
            <text:p>36</text:p>
          </table:table-cell>
          <table:table-cell table:formula="of:=DEC2HEX(ROUND(IF([.$B67]/[.I$3]&lt;127;127-[.$B67]/[.I$3];0) ;0) ;2)" office:value-type="string" office:string-value="32">
            <text:p>32</text:p>
          </table:table-cell>
          <table:table-cell table:formula="of:=DEC2HEX(ROUND(IF([.$B67]/[.J$3]&lt;127;127-[.$B67]/[.J$3];0) ;0) ;2)" office:value-type="string" office:string-value="2C">
            <text:p>2C</text:p>
          </table:table-cell>
          <table:table-cell table:formula="of:=DEC2HEX(ROUND(IF([.$B67]/[.K$3]&lt;127;127-[.$B67]/[.K$3];0) ;0) ;2)" office:value-type="string" office:string-value="24">
            <text:p>24</text:p>
          </table:table-cell>
          <table:table-cell table:formula="of:=DEC2HEX(ROUND(IF([.$B67]/[.L$3]&lt;127;127-[.$B67]/[.L$3];0) ;0) ;2)" office:value-type="string" office:string-value="1A">
            <text:p>1A</text:p>
          </table:table-cell>
          <table:table-cell table:style-name="ce3" table:formula="of:=DEC2HEX(ROUND(IF([.$B67]/[.M$3]&lt;127;127-[.$B67]/[.M$3];0) ;0) ;2)" office:value-type="string" office:string-value="0C">
            <text:p>0C</text:p>
          </table:table-cell>
          <table:table-cell table:style-name="ce3" table:formula="of:=DEC2HEX(ROUND(IF([.$B67]/[.N$3]&lt;127;127-[.$B67]/[.N$3];0) ;0) ;2)" office:value-type="string" office:string-value="00">
            <text:p>00</text:p>
          </table:table-cell>
          <table:table-cell table:style-name="ce3" table:formula="of:=DEC2HEX(ROUND(IF([.$B67]/[.O$3]&lt;127;127-[.$B67]/[.O$3];0) ;0) ;2)" office:value-type="string" office:string-value="00">
            <text:p>00</text:p>
          </table:table-cell>
          <table:table-cell table:style-name="ce3" table:formula="of:=DEC2HEX(ROUND(IF([.$B67]/[.P$3]&lt;127;127-[.$B67]/[.P$3];0) ;0) ;2)" office:value-type="string" office:string-value="00">
            <text:p>00</text:p>
          </table:table-cell>
          <table:table-cell table:style-name="ce3" table:formula="of:=DEC2HEX(ROUND(IF([.$B67]/[.Q$3]&lt;127;127-[.$B67]/[.Q$3];0) ;0) ;2)" office:value-type="string" office:string-value="00">
            <text:p>00</text:p>
          </table:table-cell>
          <table:table-cell table:style-name="ce3" table:formula="of:=DEC2HEX(ROUND(IF([.$B67]/[.R$3]&lt;127;127-[.$B67]/[.R$3];0) ;0) ;2)" office:value-type="string" office:string-value="00">
            <text:p>00</text:p>
          </table:table-cell>
          <table:table-cell table:style-name="ce3" table:formula="of:=DEC2HEX(ROUND(IF([.$B67]/[.S$3]&lt;127;[.$B67]/[.S$3];127) ;0) ;2)" office:value-type="float" office:value="0">
            <text:p>#ДЕЛ/0!</text:p>
          </table:table-cell>
          <table:table-cell table:style-name="ce3" table:formula="of:=DEC2HEX(ROUND(IF([.$B67]/[.T$3]&lt;127;[.$B67]/[.T$3];127) ;0) ;2)" office:value-type="string" office:string-value="FFFFFFFD73">
            <text:p>FFFFFFFD73</text:p>
          </table:table-cell>
          <table:table-cell table:style-name="ce3" table:formula="of:=DEC2HEX(ROUND(IF([.$B67]/[.U$3]&lt;127;[.$B67]/[.U$3];127) ;0) ;2)" office:value-type="string" office:string-value="FFFFFFFEB8">
            <text:p>FFFFFFFEB8</text:p>
          </table:table-cell>
          <table:table-cell table:style-name="ce3" table:formula="of:=DEC2HEX(ROUND(IF([.$B67]/[.V$3]&lt;127;[.$B67]/[.V$3];127) ;0) ;2)" office:value-type="string" office:string-value="FFFFFFFF23">
            <text:p>FFFFFFFF23</text:p>
          </table:table-cell>
          <table:table-cell table:style-name="ce3" table:formula="of:=DEC2HEX(ROUND(IF([.$B67]/[.W$3]&lt;127;[.$B67]/[.W$3];127) ;0) ;2)" office:value-type="string" office:string-value="FFFFFFFF59">
            <text:p>FFFFFFFF59</text:p>
          </table:table-cell>
          <table:table-cell table:style-name="ce3" table:formula="of:=DEC2HEX(ROUND(IF([.$B67]/[.X$3]&lt;127;[.$B67]/[.X$3];127) ;0) ;2)" office:value-type="string" office:string-value="FFFFFFFF78">
            <text:p>FFFFFFFF78</text:p>
          </table:table-cell>
          <table:table-cell table:style-name="ce3" table:formula="of:=DEC2HEX(ROUND(IF([.$B67]/[.Y$3]&lt;127;[.$B67]/[.Y$3];127) ;0) ;2)" office:value-type="string" office:string-value="FFFFFFFF8D">
            <text:p>FFFFFFFF8D</text:p>
          </table:table-cell>
          <table:table-cell table:style-name="ce3" table:formula="of:=DEC2HEX(ROUND(IF([.$B67]/[.Z$3]&lt;127;[.$B67]/[.Z$3];127) ;0) ;2)" office:value-type="string" office:string-value="FFFFFFFF9B">
            <text:p>FFFFFFFF9B</text:p>
          </table:table-cell>
          <table:table-cell table:style-name="ce3" table:formula="of:=DEC2HEX(ROUND(IF([.$B67]/[.AA$3]&lt;127;[.$B67]/[.AA$3];127) ;0) ;2)" office:value-type="string" office:string-value="FFFFFFFFA5">
            <text:p>FFFFFFFFA5</text:p>
          </table:table-cell>
          <table:table-cell table:style-name="ce3" table:formula="of:=DEC2HEX(ROUND(IF([.$B67]/[.AB$3]&lt;127;[.$B67]/[.AB$3];127) ;0) ;2)" office:value-type="string" office:string-value="FFFFFFFFAD">
            <text:p>FFFFFFFFAD</text:p>
          </table:table-cell>
          <table:table-cell table:style-name="ce3" table:formula="of:=DEC2HEX(ROUND(IF([.$B67]/[.AC$3]&lt;127;[.$B67]/[.AC$3];127) ;0) ;2)" office:value-type="string" office:string-value="FFFFFFFFB3">
            <text:p>FFFFFFFFB3</text:p>
          </table:table-cell>
          <table:table-cell table:style-name="ce3" table:formula="of:=DEC2HEX(ROUND(IF([.$B67]/[.AD$3]&lt;127;[.$B67]/[.AD$3];127) ;0) ;2)" office:value-type="string" office:string-value="FFFFFFFFB7">
            <text:p>FFFFFFFFB7</text:p>
          </table:table-cell>
          <table:table-cell table:style-name="ce3" table:formula="of:=DEC2HEX(ROUND(IF([.$B67]/[.AE$3]&lt;127;[.$B67]/[.AE$3];127) ;0) ;2)" office:value-type="string" office:string-value="FFFFFFFFBB">
            <text:p>FFFFFFFFBB</text:p>
          </table:table-cell>
          <table:table-cell table:style-name="ce3" table:formula="of:=DEC2HEX(ROUND(IF([.$B67]/[.AF$3]&lt;127;[.$B67]/[.AF$3];127) ;0) ;2)" office:value-type="string" office:string-value="FFFFFFFFBD">
            <text:p>FFFFFFFFBD</text:p>
          </table:table-cell>
          <table:table-cell table:style-name="ce3" table:formula="of:=DEC2HEX(ROUND(IF([.$B67]/[.AG$3]&lt;127;[.$B67]/[.AG$3];127) ;0) ;2)" office:value-type="string" office:string-value="FFFFFFFFBF">
            <text:p>FFFFFFFFBF</text:p>
          </table:table-cell>
          <table:table-cell table:style-name="ce3" table:formula="of:=DEC2HEX(ROUND(IF([.$B67]/[.AH$3]&lt;127;[.$B67]/[.AH$3];127) ;0) ;2)" office:value-type="string" office:string-value="FFFFFFFFC0">
            <text:p>FFFFFFFFC0</text:p>
          </table:table-cell>
          <table:table-cell table:style-name="ce3" table:formula="of:=DEC2HEX(ROUND(IF([.$B67]/COS([.AI$2]*0.0174533)&lt;255;[.$B67]/COS([.AI$2]*0.0174533);255);0)  ;2)" office:value-type="string" office:string-value="FFFFFFFFC0">
            <text:p>FFFFFFFFC0</text:p>
          </table:table-cell>
          <table:table-cell table:style-name="ce3" table:formula="of:=DEC2HEX(ROUND(IF([.$B67]/COS([.AJ$2]*0.0174533)&lt;255;[.$B67]/COS([.AJ$2]*0.0174533);255);0)  ;2)" office:value-type="string" office:string-value="FFFFFFFFC0">
            <text:p>FFFFFFFFC0</text:p>
          </table:table-cell>
          <table:table-cell table:style-name="ce3" table:formula="of:=DEC2HEX(ROUND(IF([.$B67]/COS([.AK$2]*0.0174533)&lt;255;[.$B67]/COS([.AK$2]*0.0174533);255);0)  ;2)" office:value-type="string" office:string-value="FFFFFFFFBF">
            <text:p>FFFFFFFFBF</text:p>
          </table:table-cell>
          <table:table-cell table:style-name="ce3" table:formula="of:=DEC2HEX(ROUND(IF([.$B67]/COS([.AL$2]*0.0174533)&lt;255;[.$B67]/COS([.AL$2]*0.0174533);255);0)  ;2)" office:value-type="string" office:string-value="FFFFFFFFBD">
            <text:p>FFFFFFFFBD</text:p>
          </table:table-cell>
          <table:table-cell table:style-name="ce3" table:formula="of:=DEC2HEX(ROUND(IF([.$B67]/COS([.AM$2]*0.0174533)&lt;255;[.$B67]/COS([.AM$2]*0.0174533);255);0)  ;2)" office:value-type="string" office:string-value="FFFFFFFFBB">
            <text:p>FFFFFFFFBB</text:p>
          </table:table-cell>
          <table:table-cell table:style-name="ce3" table:formula="of:=DEC2HEX(ROUND(IF([.$B67]/COS([.AN$2]*0.0174533)&lt;255;[.$B67]/COS([.AN$2]*0.0174533);255);0)  ;2)" office:value-type="string" office:string-value="FFFFFFFFB7">
            <text:p>FFFFFFFFB7</text:p>
          </table:table-cell>
          <table:table-cell table:style-name="ce3" table:formula="of:=DEC2HEX(ROUND(IF([.$B67]/COS([.AO$2]*0.0174533)&lt;255;[.$B67]/COS([.AO$2]*0.0174533);255);0)  ;2)" office:value-type="string" office:string-value="FFFFFFFFB3">
            <text:p>FFFFFFFFB3</text:p>
          </table:table-cell>
          <table:table-cell table:style-name="ce3" table:formula="of:=DEC2HEX(ROUND(IF([.$B67]/COS([.AP$2]*0.0174533)&lt;255;[.$B67]/COS([.AP$2]*0.0174533);255);0)  ;2)" office:value-type="string" office:string-value="FFFFFFFFAD">
            <text:p>FFFFFFFFAD</text:p>
          </table:table-cell>
          <table:table-cell table:style-name="ce3" table:formula="of:=DEC2HEX(ROUND(IF([.$B67]/COS([.AQ$2]*0.0174533)&lt;255;[.$B67]/COS([.AQ$2]*0.0174533);255);0)  ;2)" office:value-type="string" office:string-value="FFFFFFFFA5">
            <text:p>FFFFFFFFA5</text:p>
          </table:table-cell>
          <table:table-cell table:style-name="ce3" table:formula="of:=DEC2HEX(ROUND(IF([.$B67]/COS([.AR$2]*0.0174533)&lt;255;[.$B67]/COS([.AR$2]*0.0174533);255);0)  ;2)" office:value-type="string" office:string-value="FFFFFFFF9B">
            <text:p>FFFFFFFF9B</text:p>
          </table:table-cell>
          <table:table-cell table:style-name="ce3" table:formula="of:=DEC2HEX(ROUND(IF([.$B67]/COS([.AS$2]*0.0174533)&lt;255;[.$B67]/COS([.AS$2]*0.0174533);255);0)  ;2)" office:value-type="string" office:string-value="FFFFFFFF8D">
            <text:p>FFFFFFFF8D</text:p>
          </table:table-cell>
          <table:table-cell table:style-name="ce3" table:formula="of:=DEC2HEX(ROUND(IF([.$B67]/COS([.AT$2]*0.0174533)&lt;255;[.$B67]/COS([.AT$2]*0.0174533);255);0)  ;2)" office:value-type="string" office:string-value="FFFFFFFF78">
            <text:p>FFFFFFFF78</text:p>
          </table:table-cell>
          <table:table-cell table:style-name="ce3" table:formula="of:=DEC2HEX(ROUND(IF([.$B67]/COS([.AU$2]*0.0174533)&lt;255;[.$B67]/COS([.AU$2]*0.0174533);255);0)  ;2)" office:value-type="string" office:string-value="FFFFFFFF59">
            <text:p>FFFFFFFF59</text:p>
          </table:table-cell>
          <table:table-cell table:style-name="ce3" table:formula="of:=DEC2HEX(ROUND(IF([.$B67]/COS([.AV$2]*0.0174533)&lt;255;[.$B67]/COS([.AV$2]*0.0174533);255);0)  ;2)" office:value-type="string" office:string-value="FFFFFFFF24">
            <text:p>FFFFFFFF24</text:p>
          </table:table-cell>
          <table:table-cell table:style-name="ce3" table:formula="of:=DEC2HEX(ROUND(IF([.$B67]/COS([.AW$2]*0.0174533)&lt;255;[.$B67]/COS([.AW$2]*0.0174533);255);0)  ;2)" office:value-type="string" office:string-value="FFFFFFFEB8">
            <text:p>FFFFFFFEB8</text:p>
          </table:table-cell>
          <table:table-cell table:style-name="ce3" table:formula="of:=DEC2HEX(ROUND(IF([.$B67]/COS([.AX$2]*0.0174533)&lt;255;[.$B67]/COS([.AX$2]*0.0174533);255);0)  ;2)" office:value-type="string" office:string-value="FFFFFFFD73">
            <text:p>FFFFFFFD73</text:p>
          </table:table-cell>
          <table:table-cell table:style-name="ce3" table:formula="of:=DEC2HEX(ROUND(IF([.$B67]/COS([.AY$2]*0.0174533)&lt;255;[.$B67]/COS([.AY$2]*0.0174533);255);0)  ;2)" office:value-type="string" office:string-value="FF">
            <text:p>FF</text:p>
          </table:table-cell>
          <table:table-cell table:style-name="ce3" table:formula="of:=DEC2HEX(ROUND(IF([.$B67]/COS([.AZ$2]*0.0174533)&lt;255;[.$B67]/COS([.AZ$2]*0.0174533);255);0)  ;2)" office:value-type="string" office:string-value="FF">
            <text:p>FF</text:p>
          </table:table-cell>
          <table:table-cell table:style-name="ce3" table:formula="of:=DEC2HEX(ROUND(IF([.$B67]/COS([.BA$2]*0.0174533)&lt;255;[.$B67]/COS([.BA$2]*0.0174533);255);0)  ;2)" office:value-type="string" office:string-value="FF">
            <text:p>FF</text:p>
          </table:table-cell>
          <table:table-cell table:style-name="ce3" table:formula="of:=DEC2HEX(ROUND(IF([.$B67]/COS([.BB$2]*0.0174533)&lt;255;[.$B67]/COS([.BB$2]*0.0174533);255);0)  ;2)" office:value-type="string" office:string-value="DC">
            <text:p>DC</text:p>
          </table:table-cell>
          <table:table-cell table:style-name="ce3" table:formula="of:=DEC2HEX(ROUND(IF([.$B67]/COS([.BC$2]*0.0174533)&lt;255;[.$B67]/COS([.BC$2]*0.0174533);255);0)  ;2)" office:value-type="string" office:string-value="A7">
            <text:p>A7</text:p>
          </table:table-cell>
          <table:table-cell table:style-name="ce3" table:formula="of:=DEC2HEX(ROUND(IF([.$B67]/COS([.BD$2]*0.0174533)&lt;255;[.$B67]/COS([.BD$2]*0.0174533);255);0)  ;2)" office:value-type="string" office:string-value="88">
            <text:p>88</text:p>
          </table:table-cell>
          <table:table-cell table:style-name="ce3" table:formula="of:=DEC2HEX(ROUND(IF([.$B67]/COS([.BE$2]*0.0174533)&lt;255;[.$B67]/COS([.BE$2]*0.0174533);255);0)  ;2)" office:value-type="string" office:string-value="73">
            <text:p>73</text:p>
          </table:table-cell>
          <table:table-cell table:style-name="ce3" table:formula="of:=DEC2HEX(ROUND(IF([.$B67]/COS([.BF$2]*0.0174533)&lt;255;[.$B67]/COS([.BF$2]*0.0174533);255);0)  ;2)" office:value-type="string" office:string-value="65">
            <text:p>65</text:p>
          </table:table-cell>
          <table:table-cell table:style-name="ce3" table:formula="of:=DEC2HEX(ROUND(IF([.$B67]/COS([.BG$2]*0.0174533)&lt;255;[.$B67]/COS([.BG$2]*0.0174533);255);0)  ;2)" office:value-type="string" office:string-value="5B">
            <text:p>5B</text:p>
          </table:table-cell>
          <table:table-cell table:style-name="ce3" table:formula="of:=DEC2HEX(ROUND(IF([.$B67]/COS([.BH$2]*0.0174533)&lt;255;[.$B67]/COS([.BH$2]*0.0174533);255);0)  ;2)" office:value-type="string" office:string-value="53">
            <text:p>53</text:p>
          </table:table-cell>
          <table:table-cell table:style-name="ce3" table:formula="of:=DEC2HEX(ROUND(IF([.$B67]/COS([.BI$2]*0.0174533)&lt;255;[.$B67]/COS([.BI$2]*0.0174533);255);0)  ;2)" office:value-type="string" office:string-value="4D">
            <text:p>4D</text:p>
          </table:table-cell>
          <table:table-cell table:style-name="ce3" table:formula="of:=DEC2HEX(ROUND(IF([.$B67]/COS([.BJ$2]*0.0174533)&lt;255;[.$B67]/COS([.BJ$2]*0.0174533);255);0)  ;2)" office:value-type="string" office:string-value="49">
            <text:p>49</text:p>
          </table:table-cell>
          <table:table-cell table:style-name="ce3" table:formula="of:=DEC2HEX(ROUND(IF([.$B67]/COS([.BK$2]*0.0174533)&lt;255;[.$B67]/COS([.BK$2]*0.0174533);255);0)  ;2)" office:value-type="string" office:string-value="45">
            <text:p>45</text:p>
          </table:table-cell>
          <table:table-cell table:style-name="ce3" table:formula="of:=DEC2HEX(ROUND(IF([.$B67]/COS([.BL$2]*0.0174533)&lt;255;[.$B67]/COS([.BL$2]*0.0174533);255);0)  ;2)" office:value-type="string" office:string-value="43">
            <text:p>43</text:p>
          </table:table-cell>
          <table:table-cell table:style-name="ce3" table:formula="of:=DEC2HEX(ROUND(IF([.$B67]/COS([.BM$2]*0.0174533)&lt;255;[.$B67]/COS([.BM$2]*0.0174533);255);0)  ;2)" office:value-type="string" office:string-value="41">
            <text:p>41</text:p>
          </table:table-cell>
          <table:table-cell table:style-name="ce3" table:formula="of:=DEC2HEX(ROUND(IF([.$B67]/COS([.BN$2]*0.0174533)&lt;255;[.$B67]/COS([.BN$2]*0.0174533);255);0)  ;2)" office:value-type="string" office:string-value="40">
            <text:p>40</text:p>
          </table:table-cell>
          <table:table-cell table:style-name="ce3" table:formula="of:=DEC2HEX(ROUND(IF([.$B67]/COS([.BO$2]*0.0174533)&lt;255;[.$B67]/COS([.BO$2]*0.0174533);255);0)  ;2)" office:value-type="string" office:string-value="40">
            <text:p>40</text:p>
          </table:table-cell>
          <table:table-cell table:style-name="ce3" table:formula="of:=DEC2HEX(ROUND(IF([.$B67]/COS([.BP$2]*0.0174533)&lt;255;[.$B67]/COS([.BP$2]*0.0174533);255);0)  ;2)" office:value-type="string" office:string-value="40">
            <text:p>40</text:p>
          </table:table-cell>
          <table:table-cell table:style-name="ce3" table:formula="of:=DEC2HEX(ROUND(IF([.$B67]/COS([.BQ$2]*0.0174533)&lt;255;[.$B67]/COS([.BQ$2]*0.0174533);255);0)  ;2)" office:value-type="string" office:string-value="41">
            <text:p>41</text:p>
          </table:table-cell>
          <table:table-cell table:style-name="ce3" table:formula="of:=DEC2HEX(ROUND(IF([.$B67]/COS([.BR$2]*0.0174533)&lt;255;[.$B67]/COS([.BR$2]*0.0174533);255);0)  ;2)" office:value-type="string" office:string-value="43">
            <text:p>43</text:p>
          </table:table-cell>
          <table:table-cell table:style-name="ce3" table:formula="of:=DEC2HEX(ROUND(IF([.$B67]/COS([.BS$2]*0.0174533)&lt;255;[.$B67]/COS([.BS$2]*0.0174533);255);0)  ;2)" office:value-type="string" office:string-value="45">
            <text:p>45</text:p>
          </table:table-cell>
          <table:table-cell table:style-name="ce3" table:formula="of:=DEC2HEX(ROUND(IF([.$B67]/COS([.BT$2]*0.0174533)&lt;255;[.$B67]/COS([.BT$2]*0.0174533);255);0)  ;2)" office:value-type="string" office:string-value="49">
            <text:p>49</text:p>
          </table:table-cell>
          <table:table-cell table:style-name="ce3" table:formula="of:=DEC2HEX(ROUND(IF([.$B67]/COS([.BU$2]*0.0174533)&lt;255;[.$B67]/COS([.BU$2]*0.0174533);255);0)  ;2)" office:value-type="string" office:string-value="4D">
            <text:p>4D</text:p>
          </table:table-cell>
          <table:table-cell table:style-name="ce3" table:formula="of:=DEC2HEX(ROUND(IF([.$B67]/COS([.BV$2]*0.0174533)&lt;255;[.$B67]/COS([.BV$2]*0.0174533);255);0)  ;2)" office:value-type="string" office:string-value="53">
            <text:p>53</text:p>
          </table:table-cell>
          <table:table-cell table:style-name="ce3" table:formula="of:=DEC2HEX(ROUND(IF([.$B67]/COS([.BW$2]*0.0174533)&lt;255;[.$B67]/COS([.BW$2]*0.0174533);255);0)  ;2)" office:value-type="string" office:string-value="5B">
            <text:p>5B</text:p>
          </table:table-cell>
          <table:table-cell table:style-name="ce3" table:formula="of:=DEC2HEX(ROUND(IF([.$B67]/COS([.BX$2]*0.0174533)&lt;255;[.$B67]/COS([.BX$2]*0.0174533);255);0)  ;2)" office:value-type="string" office:string-value="65">
            <text:p>65</text:p>
          </table:table-cell>
          <table:table-cell table:style-name="ce3" table:formula="of:=DEC2HEX(ROUND(IF([.$B67]/COS([.BY$2]*0.0174533)&lt;255;[.$B67]/COS([.BY$2]*0.0174533);255);0)  ;2)" office:value-type="string" office:string-value="73">
            <text:p>73</text:p>
          </table:table-cell>
          <table:table-cell table:style-name="ce3" table:formula="of:=DEC2HEX(ROUND(IF([.$B67]/COS([.BZ$2]*0.0174533)&lt;255;[.$B67]/COS([.BZ$2]*0.0174533);255);0)  ;2)" office:value-type="string" office:string-value="88">
            <text:p>88</text:p>
          </table:table-cell>
          <table:table-cell table:style-name="ce3" table:formula="of:=DEC2HEX(ROUND(IF([.$B67]/COS([.CA$2]*0.0174533)&lt;255;[.$B67]/COS([.CA$2]*0.0174533);255);0)  ;2)" office:value-type="string" office:string-value="A7">
            <text:p>A7</text:p>
          </table:table-cell>
          <table:table-cell table:style-name="ce3" table:formula="of:=DEC2HEX(ROUND(IF([.$B67]/COS([.CB$2]*0.0174533)&lt;255;[.$B67]/COS([.CB$2]*0.0174533);255);0)  ;2)" office:value-type="string" office:string-value="DC">
            <text:p>DC</text:p>
          </table:table-cell>
          <table:table-cell table:style-name="ce3" table:formula="of:=DEC2HEX(ROUND(IF([.$B67]/COS([.CC$2]*0.0174533)&lt;255;[.$B6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7]+1" office:value-type="float" office:value="64">
            <text:p>64</text:p>
          </table:table-cell>
          <table:table-cell table:style-name="ce2" table:formula="of:=[.B67]-1" office:value-type="float" office:value="63">
            <text:p>63</text:p>
          </table:table-cell>
          <table:table-cell table:formula="of:=DEC2HEX(ROUND(IF([.$B68]/[.C$3]&lt;127;127-[.$B68]/[.C$3];0) ;0) ;2)" office:value-type="string" office:string-value="40">
            <text:p>40</text:p>
          </table:table-cell>
          <table:table-cell table:formula="of:=DEC2HEX(ROUND(IF([.$B68]/[.D$3]&lt;127;127-[.$B68]/[.D$3];0) ;0) ;2)" office:value-type="string" office:string-value="40">
            <text:p>40</text:p>
          </table:table-cell>
          <table:table-cell table:formula="of:=DEC2HEX(ROUND(IF([.$B68]/[.E$3]&lt;127;127-[.$B68]/[.E$3];0) ;0) ;2)" office:value-type="string" office:string-value="3F">
            <text:p>3F</text:p>
          </table:table-cell>
          <table:table-cell table:formula="of:=DEC2HEX(ROUND(IF([.$B68]/[.F$3]&lt;127;127-[.$B68]/[.F$3];0) ;0) ;2)" office:value-type="string" office:string-value="3D">
            <text:p>3D</text:p>
          </table:table-cell>
          <table:table-cell table:formula="of:=DEC2HEX(ROUND(IF([.$B68]/[.G$3]&lt;127;127-[.$B68]/[.G$3];0) ;0) ;2)" office:value-type="string" office:string-value="3B">
            <text:p>3B</text:p>
          </table:table-cell>
          <table:table-cell table:formula="of:=DEC2HEX(ROUND(IF([.$B68]/[.H$3]&lt;127;127-[.$B68]/[.H$3];0) ;0) ;2)" office:value-type="string" office:string-value="38">
            <text:p>38</text:p>
          </table:table-cell>
          <table:table-cell table:formula="of:=DEC2HEX(ROUND(IF([.$B68]/[.I$3]&lt;127;127-[.$B68]/[.I$3];0) ;0) ;2)" office:value-type="string" office:string-value="33">
            <text:p>33</text:p>
          </table:table-cell>
          <table:table-cell table:formula="of:=DEC2HEX(ROUND(IF([.$B68]/[.J$3]&lt;127;127-[.$B68]/[.J$3];0) ;0) ;2)" office:value-type="string" office:string-value="2D">
            <text:p>2D</text:p>
          </table:table-cell>
          <table:table-cell table:formula="of:=DEC2HEX(ROUND(IF([.$B68]/[.K$3]&lt;127;127-[.$B68]/[.K$3];0) ;0) ;2)" office:value-type="string" office:string-value="26">
            <text:p>26</text:p>
          </table:table-cell>
          <table:table-cell table:formula="of:=DEC2HEX(ROUND(IF([.$B68]/[.L$3]&lt;127;127-[.$B68]/[.L$3];0) ;0) ;2)" office:value-type="string" office:string-value="1C">
            <text:p>1C</text:p>
          </table:table-cell>
          <table:table-cell table:style-name="ce3" table:formula="of:=DEC2HEX(ROUND(IF([.$B68]/[.M$3]&lt;127;127-[.$B68]/[.M$3];0) ;0) ;2)" office:value-type="string" office:string-value="0E">
            <text:p>0E</text:p>
          </table:table-cell>
          <table:table-cell table:style-name="ce3" table:formula="of:=DEC2HEX(ROUND(IF([.$B68]/[.N$3]&lt;127;127-[.$B68]/[.N$3];0) ;0) ;2)" office:value-type="string" office:string-value="00">
            <text:p>00</text:p>
          </table:table-cell>
          <table:table-cell table:style-name="ce3" table:formula="of:=DEC2HEX(ROUND(IF([.$B68]/[.O$3]&lt;127;127-[.$B68]/[.O$3];0) ;0) ;2)" office:value-type="string" office:string-value="00">
            <text:p>00</text:p>
          </table:table-cell>
          <table:table-cell table:style-name="ce3" table:formula="of:=DEC2HEX(ROUND(IF([.$B68]/[.P$3]&lt;127;127-[.$B68]/[.P$3];0) ;0) ;2)" office:value-type="string" office:string-value="00">
            <text:p>00</text:p>
          </table:table-cell>
          <table:table-cell table:style-name="ce3" table:formula="of:=DEC2HEX(ROUND(IF([.$B68]/[.Q$3]&lt;127;127-[.$B68]/[.Q$3];0) ;0) ;2)" office:value-type="string" office:string-value="00">
            <text:p>00</text:p>
          </table:table-cell>
          <table:table-cell table:style-name="ce3" table:formula="of:=DEC2HEX(ROUND(IF([.$B68]/[.R$3]&lt;127;127-[.$B68]/[.R$3];0) ;0) ;2)" office:value-type="string" office:string-value="00">
            <text:p>00</text:p>
          </table:table-cell>
          <table:table-cell table:style-name="ce3" table:formula="of:=DEC2HEX(ROUND(IF([.$B68]/[.S$3]&lt;127;[.$B68]/[.S$3];127) ;0) ;2)" office:value-type="float" office:value="0">
            <text:p>#ДЕЛ/0!</text:p>
          </table:table-cell>
          <table:table-cell table:style-name="ce3" table:formula="of:=DEC2HEX(ROUND(IF([.$B68]/[.T$3]&lt;127;[.$B68]/[.T$3];127) ;0) ;2)" office:value-type="string" office:string-value="FFFFFFFD7D">
            <text:p>FFFFFFFD7D</text:p>
          </table:table-cell>
          <table:table-cell table:style-name="ce3" table:formula="of:=DEC2HEX(ROUND(IF([.$B68]/[.U$3]&lt;127;[.$B68]/[.U$3];127) ;0) ;2)" office:value-type="string" office:string-value="FFFFFFFEBD">
            <text:p>FFFFFFFEBD</text:p>
          </table:table-cell>
          <table:table-cell table:style-name="ce3" table:formula="of:=DEC2HEX(ROUND(IF([.$B68]/[.V$3]&lt;127;[.$B68]/[.V$3];127) ;0) ;2)" office:value-type="string" office:string-value="FFFFFFFF27">
            <text:p>FFFFFFFF27</text:p>
          </table:table-cell>
          <table:table-cell table:style-name="ce3" table:formula="of:=DEC2HEX(ROUND(IF([.$B68]/[.W$3]&lt;127;[.$B68]/[.W$3];127) ;0) ;2)" office:value-type="string" office:string-value="FFFFFFFF5C">
            <text:p>FFFFFFFF5C</text:p>
          </table:table-cell>
          <table:table-cell table:style-name="ce3" table:formula="of:=DEC2HEX(ROUND(IF([.$B68]/[.X$3]&lt;127;[.$B68]/[.X$3];127) ;0) ;2)" office:value-type="string" office:string-value="FFFFFFFF7A">
            <text:p>FFFFFFFF7A</text:p>
          </table:table-cell>
          <table:table-cell table:style-name="ce3" table:formula="of:=DEC2HEX(ROUND(IF([.$B68]/[.Y$3]&lt;127;[.$B68]/[.Y$3];127) ;0) ;2)" office:value-type="string" office:string-value="FFFFFFFF8F">
            <text:p>FFFFFFFF8F</text:p>
          </table:table-cell>
          <table:table-cell table:style-name="ce3" table:formula="of:=DEC2HEX(ROUND(IF([.$B68]/[.Z$3]&lt;127;[.$B68]/[.Z$3];127) ;0) ;2)" office:value-type="string" office:string-value="FFFFFFFF9D">
            <text:p>FFFFFFFF9D</text:p>
          </table:table-cell>
          <table:table-cell table:style-name="ce3" table:formula="of:=DEC2HEX(ROUND(IF([.$B68]/[.AA$3]&lt;127;[.$B68]/[.AA$3];127) ;0) ;2)" office:value-type="string" office:string-value="FFFFFFFFA7">
            <text:p>FFFFFFFFA7</text:p>
          </table:table-cell>
          <table:table-cell table:style-name="ce3" table:formula="of:=DEC2HEX(ROUND(IF([.$B68]/[.AB$3]&lt;127;[.$B68]/[.AB$3];127) ;0) ;2)" office:value-type="string" office:string-value="FFFFFFFFAE">
            <text:p>FFFFFFFFAE</text:p>
          </table:table-cell>
          <table:table-cell table:style-name="ce3" table:formula="of:=DEC2HEX(ROUND(IF([.$B68]/[.AC$3]&lt;127;[.$B68]/[.AC$3];127) ;0) ;2)" office:value-type="string" office:string-value="FFFFFFFFB4">
            <text:p>FFFFFFFFB4</text:p>
          </table:table-cell>
          <table:table-cell table:style-name="ce3" table:formula="of:=DEC2HEX(ROUND(IF([.$B68]/[.AD$3]&lt;127;[.$B68]/[.AD$3];127) ;0) ;2)" office:value-type="string" office:string-value="FFFFFFFFB9">
            <text:p>FFFFFFFFB9</text:p>
          </table:table-cell>
          <table:table-cell table:style-name="ce3" table:formula="of:=DEC2HEX(ROUND(IF([.$B68]/[.AE$3]&lt;127;[.$B68]/[.AE$3];127) ;0) ;2)" office:value-type="string" office:string-value="FFFFFFFFBC">
            <text:p>FFFFFFFFBC</text:p>
          </table:table-cell>
          <table:table-cell table:style-name="ce3" table:formula="of:=DEC2HEX(ROUND(IF([.$B68]/[.AF$3]&lt;127;[.$B68]/[.AF$3];127) ;0) ;2)" office:value-type="string" office:string-value="FFFFFFFFBE">
            <text:p>FFFFFFFFBE</text:p>
          </table:table-cell>
          <table:table-cell table:style-name="ce3" table:formula="of:=DEC2HEX(ROUND(IF([.$B68]/[.AG$3]&lt;127;[.$B68]/[.AG$3];127) ;0) ;2)" office:value-type="string" office:string-value="FFFFFFFFC0">
            <text:p>FFFFFFFFC0</text:p>
          </table:table-cell>
          <table:table-cell table:style-name="ce3" table:formula="of:=DEC2HEX(ROUND(IF([.$B68]/[.AH$3]&lt;127;[.$B68]/[.AH$3];127) ;0) ;2)" office:value-type="string" office:string-value="FFFFFFFFC1">
            <text:p>FFFFFFFFC1</text:p>
          </table:table-cell>
          <table:table-cell table:style-name="ce3" table:formula="of:=DEC2HEX(ROUND(IF([.$B68]/COS([.AI$2]*0.0174533)&lt;255;[.$B68]/COS([.AI$2]*0.0174533);255);0)  ;2)" office:value-type="string" office:string-value="FFFFFFFFC1">
            <text:p>FFFFFFFFC1</text:p>
          </table:table-cell>
          <table:table-cell table:style-name="ce3" table:formula="of:=DEC2HEX(ROUND(IF([.$B68]/COS([.AJ$2]*0.0174533)&lt;255;[.$B68]/COS([.AJ$2]*0.0174533);255);0)  ;2)" office:value-type="string" office:string-value="FFFFFFFFC1">
            <text:p>FFFFFFFFC1</text:p>
          </table:table-cell>
          <table:table-cell table:style-name="ce3" table:formula="of:=DEC2HEX(ROUND(IF([.$B68]/COS([.AK$2]*0.0174533)&lt;255;[.$B68]/COS([.AK$2]*0.0174533);255);0)  ;2)" office:value-type="string" office:string-value="FFFFFFFFC0">
            <text:p>FFFFFFFFC0</text:p>
          </table:table-cell>
          <table:table-cell table:style-name="ce3" table:formula="of:=DEC2HEX(ROUND(IF([.$B68]/COS([.AL$2]*0.0174533)&lt;255;[.$B68]/COS([.AL$2]*0.0174533);255);0)  ;2)" office:value-type="string" office:string-value="FFFFFFFFBE">
            <text:p>FFFFFFFFBE</text:p>
          </table:table-cell>
          <table:table-cell table:style-name="ce3" table:formula="of:=DEC2HEX(ROUND(IF([.$B68]/COS([.AM$2]*0.0174533)&lt;255;[.$B68]/COS([.AM$2]*0.0174533);255);0)  ;2)" office:value-type="string" office:string-value="FFFFFFFFBC">
            <text:p>FFFFFFFFBC</text:p>
          </table:table-cell>
          <table:table-cell table:style-name="ce3" table:formula="of:=DEC2HEX(ROUND(IF([.$B68]/COS([.AN$2]*0.0174533)&lt;255;[.$B68]/COS([.AN$2]*0.0174533);255);0)  ;2)" office:value-type="string" office:string-value="FFFFFFFFB9">
            <text:p>FFFFFFFFB9</text:p>
          </table:table-cell>
          <table:table-cell table:style-name="ce3" table:formula="of:=DEC2HEX(ROUND(IF([.$B68]/COS([.AO$2]*0.0174533)&lt;255;[.$B68]/COS([.AO$2]*0.0174533);255);0)  ;2)" office:value-type="string" office:string-value="FFFFFFFFB4">
            <text:p>FFFFFFFFB4</text:p>
          </table:table-cell>
          <table:table-cell table:style-name="ce3" table:formula="of:=DEC2HEX(ROUND(IF([.$B68]/COS([.AP$2]*0.0174533)&lt;255;[.$B68]/COS([.AP$2]*0.0174533);255);0)  ;2)" office:value-type="string" office:string-value="FFFFFFFFAF">
            <text:p>FFFFFFFFAF</text:p>
          </table:table-cell>
          <table:table-cell table:style-name="ce3" table:formula="of:=DEC2HEX(ROUND(IF([.$B68]/COS([.AQ$2]*0.0174533)&lt;255;[.$B68]/COS([.AQ$2]*0.0174533);255);0)  ;2)" office:value-type="string" office:string-value="FFFFFFFFA7">
            <text:p>FFFFFFFFA7</text:p>
          </table:table-cell>
          <table:table-cell table:style-name="ce3" table:formula="of:=DEC2HEX(ROUND(IF([.$B68]/COS([.AR$2]*0.0174533)&lt;255;[.$B68]/COS([.AR$2]*0.0174533);255);0)  ;2)" office:value-type="string" office:string-value="FFFFFFFF9D">
            <text:p>FFFFFFFF9D</text:p>
          </table:table-cell>
          <table:table-cell table:style-name="ce3" table:formula="of:=DEC2HEX(ROUND(IF([.$B68]/COS([.AS$2]*0.0174533)&lt;255;[.$B68]/COS([.AS$2]*0.0174533);255);0)  ;2)" office:value-type="string" office:string-value="FFFFFFFF8F">
            <text:p>FFFFFFFF8F</text:p>
          </table:table-cell>
          <table:table-cell table:style-name="ce3" table:formula="of:=DEC2HEX(ROUND(IF([.$B68]/COS([.AT$2]*0.0174533)&lt;255;[.$B68]/COS([.AT$2]*0.0174533);255);0)  ;2)" office:value-type="string" office:string-value="FFFFFFFF7A">
            <text:p>FFFFFFFF7A</text:p>
          </table:table-cell>
          <table:table-cell table:style-name="ce3" table:formula="of:=DEC2HEX(ROUND(IF([.$B68]/COS([.AU$2]*0.0174533)&lt;255;[.$B68]/COS([.AU$2]*0.0174533);255);0)  ;2)" office:value-type="string" office:string-value="FFFFFFFF5B">
            <text:p>FFFFFFFF5B</text:p>
          </table:table-cell>
          <table:table-cell table:style-name="ce3" table:formula="of:=DEC2HEX(ROUND(IF([.$B68]/COS([.AV$2]*0.0174533)&lt;255;[.$B68]/COS([.AV$2]*0.0174533);255);0)  ;2)" office:value-type="string" office:string-value="FFFFFFFF27">
            <text:p>FFFFFFFF27</text:p>
          </table:table-cell>
          <table:table-cell table:style-name="ce3" table:formula="of:=DEC2HEX(ROUND(IF([.$B68]/COS([.AW$2]*0.0174533)&lt;255;[.$B68]/COS([.AW$2]*0.0174533);255);0)  ;2)" office:value-type="string" office:string-value="FFFFFFFEBD">
            <text:p>FFFFFFFEBD</text:p>
          </table:table-cell>
          <table:table-cell table:style-name="ce3" table:formula="of:=DEC2HEX(ROUND(IF([.$B68]/COS([.AX$2]*0.0174533)&lt;255;[.$B68]/COS([.AX$2]*0.0174533);255);0)  ;2)" office:value-type="string" office:string-value="FFFFFFFD7D">
            <text:p>FFFFFFFD7D</text:p>
          </table:table-cell>
          <table:table-cell table:style-name="ce3" table:formula="of:=DEC2HEX(ROUND(IF([.$B68]/COS([.AY$2]*0.0174533)&lt;255;[.$B68]/COS([.AY$2]*0.0174533);255);0)  ;2)" office:value-type="string" office:string-value="FF">
            <text:p>FF</text:p>
          </table:table-cell>
          <table:table-cell table:style-name="ce3" table:formula="of:=DEC2HEX(ROUND(IF([.$B68]/COS([.AZ$2]*0.0174533)&lt;255;[.$B68]/COS([.AZ$2]*0.0174533);255);0)  ;2)" office:value-type="string" office:string-value="FF">
            <text:p>FF</text:p>
          </table:table-cell>
          <table:table-cell table:style-name="ce3" table:formula="of:=DEC2HEX(ROUND(IF([.$B68]/COS([.BA$2]*0.0174533)&lt;255;[.$B68]/COS([.BA$2]*0.0174533);255);0)  ;2)" office:value-type="string" office:string-value="FF">
            <text:p>FF</text:p>
          </table:table-cell>
          <table:table-cell table:style-name="ce3" table:formula="of:=DEC2HEX(ROUND(IF([.$B68]/COS([.BB$2]*0.0174533)&lt;255;[.$B68]/COS([.BB$2]*0.0174533);255);0)  ;2)" office:value-type="string" office:string-value="D9">
            <text:p>D9</text:p>
          </table:table-cell>
          <table:table-cell table:style-name="ce3" table:formula="of:=DEC2HEX(ROUND(IF([.$B68]/COS([.BC$2]*0.0174533)&lt;255;[.$B68]/COS([.BC$2]*0.0174533);255);0)  ;2)" office:value-type="string" office:string-value="A5">
            <text:p>A5</text:p>
          </table:table-cell>
          <table:table-cell table:style-name="ce3" table:formula="of:=DEC2HEX(ROUND(IF([.$B68]/COS([.BD$2]*0.0174533)&lt;255;[.$B68]/COS([.BD$2]*0.0174533);255);0)  ;2)" office:value-type="string" office:string-value="86">
            <text:p>86</text:p>
          </table:table-cell>
          <table:table-cell table:style-name="ce3" table:formula="of:=DEC2HEX(ROUND(IF([.$B68]/COS([.BE$2]*0.0174533)&lt;255;[.$B68]/COS([.BE$2]*0.0174533);255);0)  ;2)" office:value-type="string" office:string-value="71">
            <text:p>71</text:p>
          </table:table-cell>
          <table:table-cell table:style-name="ce3" table:formula="of:=DEC2HEX(ROUND(IF([.$B68]/COS([.BF$2]*0.0174533)&lt;255;[.$B68]/COS([.BF$2]*0.0174533);255);0)  ;2)" office:value-type="string" office:string-value="63">
            <text:p>63</text:p>
          </table:table-cell>
          <table:table-cell table:style-name="ce3" table:formula="of:=DEC2HEX(ROUND(IF([.$B68]/COS([.BG$2]*0.0174533)&lt;255;[.$B68]/COS([.BG$2]*0.0174533);255);0)  ;2)" office:value-type="string" office:string-value="59">
            <text:p>59</text:p>
          </table:table-cell>
          <table:table-cell table:style-name="ce3" table:formula="of:=DEC2HEX(ROUND(IF([.$B68]/COS([.BH$2]*0.0174533)&lt;255;[.$B68]/COS([.BH$2]*0.0174533);255);0)  ;2)" office:value-type="string" office:string-value="51">
            <text:p>51</text:p>
          </table:table-cell>
          <table:table-cell table:style-name="ce3" table:formula="of:=DEC2HEX(ROUND(IF([.$B68]/COS([.BI$2]*0.0174533)&lt;255;[.$B68]/COS([.BI$2]*0.0174533);255);0)  ;2)" office:value-type="string" office:string-value="4C">
            <text:p>4C</text:p>
          </table:table-cell>
          <table:table-cell table:style-name="ce3" table:formula="of:=DEC2HEX(ROUND(IF([.$B68]/COS([.BJ$2]*0.0174533)&lt;255;[.$B68]/COS([.BJ$2]*0.0174533);255);0)  ;2)" office:value-type="string" office:string-value="47">
            <text:p>47</text:p>
          </table:table-cell>
          <table:table-cell table:style-name="ce3" table:formula="of:=DEC2HEX(ROUND(IF([.$B68]/COS([.BK$2]*0.0174533)&lt;255;[.$B68]/COS([.BK$2]*0.0174533);255);0)  ;2)" office:value-type="string" office:string-value="44">
            <text:p>44</text:p>
          </table:table-cell>
          <table:table-cell table:style-name="ce3" table:formula="of:=DEC2HEX(ROUND(IF([.$B68]/COS([.BL$2]*0.0174533)&lt;255;[.$B68]/COS([.BL$2]*0.0174533);255);0)  ;2)" office:value-type="string" office:string-value="42">
            <text:p>42</text:p>
          </table:table-cell>
          <table:table-cell table:style-name="ce3" table:formula="of:=DEC2HEX(ROUND(IF([.$B68]/COS([.BM$2]*0.0174533)&lt;255;[.$B68]/COS([.BM$2]*0.0174533);255);0)  ;2)" office:value-type="string" office:string-value="40">
            <text:p>40</text:p>
          </table:table-cell>
          <table:table-cell table:style-name="ce3" table:formula="of:=DEC2HEX(ROUND(IF([.$B68]/COS([.BN$2]*0.0174533)&lt;255;[.$B68]/COS([.BN$2]*0.0174533);255);0)  ;2)" office:value-type="string" office:string-value="3F">
            <text:p>3F</text:p>
          </table:table-cell>
          <table:table-cell table:style-name="ce3" table:formula="of:=DEC2HEX(ROUND(IF([.$B68]/COS([.BO$2]*0.0174533)&lt;255;[.$B68]/COS([.BO$2]*0.0174533);255);0)  ;2)" office:value-type="string" office:string-value="3F">
            <text:p>3F</text:p>
          </table:table-cell>
          <table:table-cell table:style-name="ce3" table:formula="of:=DEC2HEX(ROUND(IF([.$B68]/COS([.BP$2]*0.0174533)&lt;255;[.$B68]/COS([.BP$2]*0.0174533);255);0)  ;2)" office:value-type="string" office:string-value="3F">
            <text:p>3F</text:p>
          </table:table-cell>
          <table:table-cell table:style-name="ce3" table:formula="of:=DEC2HEX(ROUND(IF([.$B68]/COS([.BQ$2]*0.0174533)&lt;255;[.$B68]/COS([.BQ$2]*0.0174533);255);0)  ;2)" office:value-type="string" office:string-value="40">
            <text:p>40</text:p>
          </table:table-cell>
          <table:table-cell table:style-name="ce3" table:formula="of:=DEC2HEX(ROUND(IF([.$B68]/COS([.BR$2]*0.0174533)&lt;255;[.$B68]/COS([.BR$2]*0.0174533);255);0)  ;2)" office:value-type="string" office:string-value="42">
            <text:p>42</text:p>
          </table:table-cell>
          <table:table-cell table:style-name="ce3" table:formula="of:=DEC2HEX(ROUND(IF([.$B68]/COS([.BS$2]*0.0174533)&lt;255;[.$B68]/COS([.BS$2]*0.0174533);255);0)  ;2)" office:value-type="string" office:string-value="44">
            <text:p>44</text:p>
          </table:table-cell>
          <table:table-cell table:style-name="ce3" table:formula="of:=DEC2HEX(ROUND(IF([.$B68]/COS([.BT$2]*0.0174533)&lt;255;[.$B68]/COS([.BT$2]*0.0174533);255);0)  ;2)" office:value-type="string" office:string-value="47">
            <text:p>47</text:p>
          </table:table-cell>
          <table:table-cell table:style-name="ce3" table:formula="of:=DEC2HEX(ROUND(IF([.$B68]/COS([.BU$2]*0.0174533)&lt;255;[.$B68]/COS([.BU$2]*0.0174533);255);0)  ;2)" office:value-type="string" office:string-value="4C">
            <text:p>4C</text:p>
          </table:table-cell>
          <table:table-cell table:style-name="ce3" table:formula="of:=DEC2HEX(ROUND(IF([.$B68]/COS([.BV$2]*0.0174533)&lt;255;[.$B68]/COS([.BV$2]*0.0174533);255);0)  ;2)" office:value-type="string" office:string-value="51">
            <text:p>51</text:p>
          </table:table-cell>
          <table:table-cell table:style-name="ce3" table:formula="of:=DEC2HEX(ROUND(IF([.$B68]/COS([.BW$2]*0.0174533)&lt;255;[.$B68]/COS([.BW$2]*0.0174533);255);0)  ;2)" office:value-type="string" office:string-value="59">
            <text:p>59</text:p>
          </table:table-cell>
          <table:table-cell table:style-name="ce3" table:formula="of:=DEC2HEX(ROUND(IF([.$B68]/COS([.BX$2]*0.0174533)&lt;255;[.$B68]/COS([.BX$2]*0.0174533);255);0)  ;2)" office:value-type="string" office:string-value="63">
            <text:p>63</text:p>
          </table:table-cell>
          <table:table-cell table:style-name="ce3" table:formula="of:=DEC2HEX(ROUND(IF([.$B68]/COS([.BY$2]*0.0174533)&lt;255;[.$B68]/COS([.BY$2]*0.0174533);255);0)  ;2)" office:value-type="string" office:string-value="71">
            <text:p>71</text:p>
          </table:table-cell>
          <table:table-cell table:style-name="ce3" table:formula="of:=DEC2HEX(ROUND(IF([.$B68]/COS([.BZ$2]*0.0174533)&lt;255;[.$B68]/COS([.BZ$2]*0.0174533);255);0)  ;2)" office:value-type="string" office:string-value="86">
            <text:p>86</text:p>
          </table:table-cell>
          <table:table-cell table:style-name="ce3" table:formula="of:=DEC2HEX(ROUND(IF([.$B68]/COS([.CA$2]*0.0174533)&lt;255;[.$B68]/COS([.CA$2]*0.0174533);255);0)  ;2)" office:value-type="string" office:string-value="A5">
            <text:p>A5</text:p>
          </table:table-cell>
          <table:table-cell table:style-name="ce3" table:formula="of:=DEC2HEX(ROUND(IF([.$B68]/COS([.CB$2]*0.0174533)&lt;255;[.$B68]/COS([.CB$2]*0.0174533);255);0)  ;2)" office:value-type="string" office:string-value="D9">
            <text:p>D9</text:p>
          </table:table-cell>
          <table:table-cell table:style-name="ce3" table:formula="of:=DEC2HEX(ROUND(IF([.$B68]/COS([.CC$2]*0.0174533)&lt;255;[.$B6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8]+1" office:value-type="float" office:value="65">
            <text:p>65</text:p>
          </table:table-cell>
          <table:table-cell table:style-name="ce2" table:formula="of:=[.B68]-1" office:value-type="float" office:value="62">
            <text:p>62</text:p>
          </table:table-cell>
          <table:table-cell table:formula="of:=DEC2HEX(ROUND(IF([.$B69]/[.C$3]&lt;127;127-[.$B69]/[.C$3];0) ;0) ;2)" office:value-type="string" office:string-value="41">
            <text:p>41</text:p>
          </table:table-cell>
          <table:table-cell table:formula="of:=DEC2HEX(ROUND(IF([.$B69]/[.D$3]&lt;127;127-[.$B69]/[.D$3];0) ;0) ;2)" office:value-type="string" office:string-value="41">
            <text:p>41</text:p>
          </table:table-cell>
          <table:table-cell table:formula="of:=DEC2HEX(ROUND(IF([.$B69]/[.E$3]&lt;127;127-[.$B69]/[.E$3];0) ;0) ;2)" office:value-type="string" office:string-value="40">
            <text:p>40</text:p>
          </table:table-cell>
          <table:table-cell table:formula="of:=DEC2HEX(ROUND(IF([.$B69]/[.F$3]&lt;127;127-[.$B69]/[.F$3];0) ;0) ;2)" office:value-type="string" office:string-value="3E">
            <text:p>3E</text:p>
          </table:table-cell>
          <table:table-cell table:formula="of:=DEC2HEX(ROUND(IF([.$B69]/[.G$3]&lt;127;127-[.$B69]/[.G$3];0) ;0) ;2)" office:value-type="string" office:string-value="3C">
            <text:p>3C</text:p>
          </table:table-cell>
          <table:table-cell table:formula="of:=DEC2HEX(ROUND(IF([.$B69]/[.H$3]&lt;127;127-[.$B69]/[.H$3];0) ;0) ;2)" office:value-type="string" office:string-value="39">
            <text:p>39</text:p>
          </table:table-cell>
          <table:table-cell table:formula="of:=DEC2HEX(ROUND(IF([.$B69]/[.I$3]&lt;127;127-[.$B69]/[.I$3];0) ;0) ;2)" office:value-type="string" office:string-value="34">
            <text:p>34</text:p>
          </table:table-cell>
          <table:table-cell table:formula="of:=DEC2HEX(ROUND(IF([.$B69]/[.J$3]&lt;127;127-[.$B69]/[.J$3];0) ;0) ;2)" office:value-type="string" office:string-value="2F">
            <text:p>2F</text:p>
          </table:table-cell>
          <table:table-cell table:formula="of:=DEC2HEX(ROUND(IF([.$B69]/[.K$3]&lt;127;127-[.$B69]/[.K$3];0) ;0) ;2)" office:value-type="string" office:string-value="27">
            <text:p>27</text:p>
          </table:table-cell>
          <table:table-cell table:formula="of:=DEC2HEX(ROUND(IF([.$B69]/[.L$3]&lt;127;127-[.$B69]/[.L$3];0) ;0) ;2)" office:value-type="string" office:string-value="1D">
            <text:p>1D</text:p>
          </table:table-cell>
          <table:table-cell table:style-name="ce3" table:formula="of:=DEC2HEX(ROUND(IF([.$B69]/[.M$3]&lt;127;127-[.$B69]/[.M$3];0) ;0) ;2)" office:value-type="string" office:string-value="0F">
            <text:p>0F</text:p>
          </table:table-cell>
          <table:table-cell table:style-name="ce3" table:formula="of:=DEC2HEX(ROUND(IF([.$B69]/[.N$3]&lt;127;127-[.$B69]/[.N$3];0) ;0) ;2)" office:value-type="string" office:string-value="00">
            <text:p>00</text:p>
          </table:table-cell>
          <table:table-cell table:style-name="ce3" table:formula="of:=DEC2HEX(ROUND(IF([.$B69]/[.O$3]&lt;127;127-[.$B69]/[.O$3];0) ;0) ;2)" office:value-type="string" office:string-value="00">
            <text:p>00</text:p>
          </table:table-cell>
          <table:table-cell table:style-name="ce3" table:formula="of:=DEC2HEX(ROUND(IF([.$B69]/[.P$3]&lt;127;127-[.$B69]/[.P$3];0) ;0) ;2)" office:value-type="string" office:string-value="00">
            <text:p>00</text:p>
          </table:table-cell>
          <table:table-cell table:style-name="ce3" table:formula="of:=DEC2HEX(ROUND(IF([.$B69]/[.Q$3]&lt;127;127-[.$B69]/[.Q$3];0) ;0) ;2)" office:value-type="string" office:string-value="00">
            <text:p>00</text:p>
          </table:table-cell>
          <table:table-cell table:style-name="ce3" table:formula="of:=DEC2HEX(ROUND(IF([.$B69]/[.R$3]&lt;127;127-[.$B69]/[.R$3];0) ;0) ;2)" office:value-type="string" office:string-value="00">
            <text:p>00</text:p>
          </table:table-cell>
          <table:table-cell table:style-name="ce3" table:formula="of:=DEC2HEX(ROUND(IF([.$B69]/[.S$3]&lt;127;[.$B69]/[.S$3];127) ;0) ;2)" office:value-type="float" office:value="0">
            <text:p>#ДЕЛ/0!</text:p>
          </table:table-cell>
          <table:table-cell table:style-name="ce3" table:formula="of:=DEC2HEX(ROUND(IF([.$B69]/[.T$3]&lt;127;[.$B69]/[.T$3];127) ;0) ;2)" office:value-type="string" office:string-value="FFFFFFFD87">
            <text:p>FFFFFFFD87</text:p>
          </table:table-cell>
          <table:table-cell table:style-name="ce3" table:formula="of:=DEC2HEX(ROUND(IF([.$B69]/[.U$3]&lt;127;[.$B69]/[.U$3];127) ;0) ;2)" office:value-type="string" office:string-value="FFFFFFFEC2">
            <text:p>FFFFFFFEC2</text:p>
          </table:table-cell>
          <table:table-cell table:style-name="ce3" table:formula="of:=DEC2HEX(ROUND(IF([.$B69]/[.V$3]&lt;127;[.$B69]/[.V$3];127) ;0) ;2)" office:value-type="string" office:string-value="FFFFFFFF2A">
            <text:p>FFFFFFFF2A</text:p>
          </table:table-cell>
          <table:table-cell table:style-name="ce3" table:formula="of:=DEC2HEX(ROUND(IF([.$B69]/[.W$3]&lt;127;[.$B69]/[.W$3];127) ;0) ;2)" office:value-type="string" office:string-value="FFFFFFFF5E">
            <text:p>FFFFFFFF5E</text:p>
          </table:table-cell>
          <table:table-cell table:style-name="ce3" table:formula="of:=DEC2HEX(ROUND(IF([.$B69]/[.X$3]&lt;127;[.$B69]/[.X$3];127) ;0) ;2)" office:value-type="string" office:string-value="FFFFFFFF7C">
            <text:p>FFFFFFFF7C</text:p>
          </table:table-cell>
          <table:table-cell table:style-name="ce3" table:formula="of:=DEC2HEX(ROUND(IF([.$B69]/[.Y$3]&lt;127;[.$B69]/[.Y$3];127) ;0) ;2)" office:value-type="string" office:string-value="FFFFFFFF90">
            <text:p>FFFFFFFF90</text:p>
          </table:table-cell>
          <table:table-cell table:style-name="ce3" table:formula="of:=DEC2HEX(ROUND(IF([.$B69]/[.Z$3]&lt;127;[.$B69]/[.Z$3];127) ;0) ;2)" office:value-type="string" office:string-value="FFFFFFFF9E">
            <text:p>FFFFFFFF9E</text:p>
          </table:table-cell>
          <table:table-cell table:style-name="ce3" table:formula="of:=DEC2HEX(ROUND(IF([.$B69]/[.AA$3]&lt;127;[.$B69]/[.AA$3];127) ;0) ;2)" office:value-type="string" office:string-value="FFFFFFFFA8">
            <text:p>FFFFFFFFA8</text:p>
          </table:table-cell>
          <table:table-cell table:style-name="ce3" table:formula="of:=DEC2HEX(ROUND(IF([.$B69]/[.AB$3]&lt;127;[.$B69]/[.AB$3];127) ;0) ;2)" office:value-type="string" office:string-value="FFFFFFFFB0">
            <text:p>FFFFFFFFB0</text:p>
          </table:table-cell>
          <table:table-cell table:style-name="ce3" table:formula="of:=DEC2HEX(ROUND(IF([.$B69]/[.AC$3]&lt;127;[.$B69]/[.AC$3];127) ;0) ;2)" office:value-type="string" office:string-value="FFFFFFFFB5">
            <text:p>FFFFFFFFB5</text:p>
          </table:table-cell>
          <table:table-cell table:style-name="ce3" table:formula="of:=DEC2HEX(ROUND(IF([.$B69]/[.AD$3]&lt;127;[.$B69]/[.AD$3];127) ;0) ;2)" office:value-type="string" office:string-value="FFFFFFFFBA">
            <text:p>FFFFFFFFBA</text:p>
          </table:table-cell>
          <table:table-cell table:style-name="ce3" table:formula="of:=DEC2HEX(ROUND(IF([.$B69]/[.AE$3]&lt;127;[.$B69]/[.AE$3];127) ;0) ;2)" office:value-type="string" office:string-value="FFFFFFFFBD">
            <text:p>FFFFFFFFBD</text:p>
          </table:table-cell>
          <table:table-cell table:style-name="ce3" table:formula="of:=DEC2HEX(ROUND(IF([.$B69]/[.AF$3]&lt;127;[.$B69]/[.AF$3];127) ;0) ;2)" office:value-type="string" office:string-value="FFFFFFFFBF">
            <text:p>FFFFFFFFBF</text:p>
          </table:table-cell>
          <table:table-cell table:style-name="ce3" table:formula="of:=DEC2HEX(ROUND(IF([.$B69]/[.AG$3]&lt;127;[.$B69]/[.AG$3];127) ;0) ;2)" office:value-type="string" office:string-value="FFFFFFFFC1">
            <text:p>FFFFFFFFC1</text:p>
          </table:table-cell>
          <table:table-cell table:style-name="ce3" table:formula="of:=DEC2HEX(ROUND(IF([.$B69]/[.AH$3]&lt;127;[.$B69]/[.AH$3];127) ;0) ;2)" office:value-type="string" office:string-value="FFFFFFFFC2">
            <text:p>FFFFFFFFC2</text:p>
          </table:table-cell>
          <table:table-cell table:style-name="ce3" table:formula="of:=DEC2HEX(ROUND(IF([.$B69]/COS([.AI$2]*0.0174533)&lt;255;[.$B69]/COS([.AI$2]*0.0174533);255);0)  ;2)" office:value-type="string" office:string-value="FFFFFFFFC2">
            <text:p>FFFFFFFFC2</text:p>
          </table:table-cell>
          <table:table-cell table:style-name="ce3" table:formula="of:=DEC2HEX(ROUND(IF([.$B69]/COS([.AJ$2]*0.0174533)&lt;255;[.$B69]/COS([.AJ$2]*0.0174533);255);0)  ;2)" office:value-type="string" office:string-value="FFFFFFFFC2">
            <text:p>FFFFFFFFC2</text:p>
          </table:table-cell>
          <table:table-cell table:style-name="ce3" table:formula="of:=DEC2HEX(ROUND(IF([.$B69]/COS([.AK$2]*0.0174533)&lt;255;[.$B69]/COS([.AK$2]*0.0174533);255);0)  ;2)" office:value-type="string" office:string-value="FFFFFFFFC1">
            <text:p>FFFFFFFFC1</text:p>
          </table:table-cell>
          <table:table-cell table:style-name="ce3" table:formula="of:=DEC2HEX(ROUND(IF([.$B69]/COS([.AL$2]*0.0174533)&lt;255;[.$B69]/COS([.AL$2]*0.0174533);255);0)  ;2)" office:value-type="string" office:string-value="FFFFFFFFBF">
            <text:p>FFFFFFFFBF</text:p>
          </table:table-cell>
          <table:table-cell table:style-name="ce3" table:formula="of:=DEC2HEX(ROUND(IF([.$B69]/COS([.AM$2]*0.0174533)&lt;255;[.$B69]/COS([.AM$2]*0.0174533);255);0)  ;2)" office:value-type="string" office:string-value="FFFFFFFFBD">
            <text:p>FFFFFFFFBD</text:p>
          </table:table-cell>
          <table:table-cell table:style-name="ce3" table:formula="of:=DEC2HEX(ROUND(IF([.$B69]/COS([.AN$2]*0.0174533)&lt;255;[.$B69]/COS([.AN$2]*0.0174533);255);0)  ;2)" office:value-type="string" office:string-value="FFFFFFFFBA">
            <text:p>FFFFFFFFBA</text:p>
          </table:table-cell>
          <table:table-cell table:style-name="ce3" table:formula="of:=DEC2HEX(ROUND(IF([.$B69]/COS([.AO$2]*0.0174533)&lt;255;[.$B69]/COS([.AO$2]*0.0174533);255);0)  ;2)" office:value-type="string" office:string-value="FFFFFFFFB5">
            <text:p>FFFFFFFFB5</text:p>
          </table:table-cell>
          <table:table-cell table:style-name="ce3" table:formula="of:=DEC2HEX(ROUND(IF([.$B69]/COS([.AP$2]*0.0174533)&lt;255;[.$B69]/COS([.AP$2]*0.0174533);255);0)  ;2)" office:value-type="string" office:string-value="FFFFFFFFB0">
            <text:p>FFFFFFFFB0</text:p>
          </table:table-cell>
          <table:table-cell table:style-name="ce3" table:formula="of:=DEC2HEX(ROUND(IF([.$B69]/COS([.AQ$2]*0.0174533)&lt;255;[.$B69]/COS([.AQ$2]*0.0174533);255);0)  ;2)" office:value-type="string" office:string-value="FFFFFFFFA8">
            <text:p>FFFFFFFFA8</text:p>
          </table:table-cell>
          <table:table-cell table:style-name="ce3" table:formula="of:=DEC2HEX(ROUND(IF([.$B69]/COS([.AR$2]*0.0174533)&lt;255;[.$B69]/COS([.AR$2]*0.0174533);255);0)  ;2)" office:value-type="string" office:string-value="FFFFFFFF9E">
            <text:p>FFFFFFFF9E</text:p>
          </table:table-cell>
          <table:table-cell table:style-name="ce3" table:formula="of:=DEC2HEX(ROUND(IF([.$B69]/COS([.AS$2]*0.0174533)&lt;255;[.$B69]/COS([.AS$2]*0.0174533);255);0)  ;2)" office:value-type="string" office:string-value="FFFFFFFF90">
            <text:p>FFFFFFFF90</text:p>
          </table:table-cell>
          <table:table-cell table:style-name="ce3" table:formula="of:=DEC2HEX(ROUND(IF([.$B69]/COS([.AT$2]*0.0174533)&lt;255;[.$B69]/COS([.AT$2]*0.0174533);255);0)  ;2)" office:value-type="string" office:string-value="FFFFFFFF7C">
            <text:p>FFFFFFFF7C</text:p>
          </table:table-cell>
          <table:table-cell table:style-name="ce3" table:formula="of:=DEC2HEX(ROUND(IF([.$B69]/COS([.AU$2]*0.0174533)&lt;255;[.$B69]/COS([.AU$2]*0.0174533);255);0)  ;2)" office:value-type="string" office:string-value="FFFFFFFF5E">
            <text:p>FFFFFFFF5E</text:p>
          </table:table-cell>
          <table:table-cell table:style-name="ce3" table:formula="of:=DEC2HEX(ROUND(IF([.$B69]/COS([.AV$2]*0.0174533)&lt;255;[.$B69]/COS([.AV$2]*0.0174533);255);0)  ;2)" office:value-type="string" office:string-value="FFFFFFFF2A">
            <text:p>FFFFFFFF2A</text:p>
          </table:table-cell>
          <table:table-cell table:style-name="ce3" table:formula="of:=DEC2HEX(ROUND(IF([.$B69]/COS([.AW$2]*0.0174533)&lt;255;[.$B69]/COS([.AW$2]*0.0174533);255);0)  ;2)" office:value-type="string" office:string-value="FFFFFFFEC2">
            <text:p>FFFFFFFEC2</text:p>
          </table:table-cell>
          <table:table-cell table:style-name="ce3" table:formula="of:=DEC2HEX(ROUND(IF([.$B69]/COS([.AX$2]*0.0174533)&lt;255;[.$B69]/COS([.AX$2]*0.0174533);255);0)  ;2)" office:value-type="string" office:string-value="FFFFFFFD87">
            <text:p>FFFFFFFD87</text:p>
          </table:table-cell>
          <table:table-cell table:style-name="ce3" table:formula="of:=DEC2HEX(ROUND(IF([.$B69]/COS([.AY$2]*0.0174533)&lt;255;[.$B69]/COS([.AY$2]*0.0174533);255);0)  ;2)" office:value-type="string" office:string-value="FF">
            <text:p>FF</text:p>
          </table:table-cell>
          <table:table-cell table:style-name="ce3" table:formula="of:=DEC2HEX(ROUND(IF([.$B69]/COS([.AZ$2]*0.0174533)&lt;255;[.$B69]/COS([.AZ$2]*0.0174533);255);0)  ;2)" office:value-type="string" office:string-value="FF">
            <text:p>FF</text:p>
          </table:table-cell>
          <table:table-cell table:style-name="ce3" table:formula="of:=DEC2HEX(ROUND(IF([.$B69]/COS([.BA$2]*0.0174533)&lt;255;[.$B69]/COS([.BA$2]*0.0174533);255);0)  ;2)" office:value-type="string" office:string-value="FF">
            <text:p>FF</text:p>
          </table:table-cell>
          <table:table-cell table:style-name="ce3" table:formula="of:=DEC2HEX(ROUND(IF([.$B69]/COS([.BB$2]*0.0174533)&lt;255;[.$B69]/COS([.BB$2]*0.0174533);255);0)  ;2)" office:value-type="string" office:string-value="D6">
            <text:p>D6</text:p>
          </table:table-cell>
          <table:table-cell table:style-name="ce3" table:formula="of:=DEC2HEX(ROUND(IF([.$B69]/COS([.BC$2]*0.0174533)&lt;255;[.$B69]/COS([.BC$2]*0.0174533);255);0)  ;2)" office:value-type="string" office:string-value="A2">
            <text:p>A2</text:p>
          </table:table-cell>
          <table:table-cell table:style-name="ce3" table:formula="of:=DEC2HEX(ROUND(IF([.$B69]/COS([.BD$2]*0.0174533)&lt;255;[.$B69]/COS([.BD$2]*0.0174533);255);0)  ;2)" office:value-type="string" office:string-value="84">
            <text:p>84</text:p>
          </table:table-cell>
          <table:table-cell table:style-name="ce3" table:formula="of:=DEC2HEX(ROUND(IF([.$B69]/COS([.BE$2]*0.0174533)&lt;255;[.$B69]/COS([.BE$2]*0.0174533);255);0)  ;2)" office:value-type="string" office:string-value="70">
            <text:p>70</text:p>
          </table:table-cell>
          <table:table-cell table:style-name="ce3" table:formula="of:=DEC2HEX(ROUND(IF([.$B69]/COS([.BF$2]*0.0174533)&lt;255;[.$B69]/COS([.BF$2]*0.0174533);255);0)  ;2)" office:value-type="string" office:string-value="62">
            <text:p>62</text:p>
          </table:table-cell>
          <table:table-cell table:style-name="ce3" table:formula="of:=DEC2HEX(ROUND(IF([.$B69]/COS([.BG$2]*0.0174533)&lt;255;[.$B69]/COS([.BG$2]*0.0174533);255);0)  ;2)" office:value-type="string" office:string-value="58">
            <text:p>58</text:p>
          </table:table-cell>
          <table:table-cell table:style-name="ce3" table:formula="of:=DEC2HEX(ROUND(IF([.$B69]/COS([.BH$2]*0.0174533)&lt;255;[.$B69]/COS([.BH$2]*0.0174533);255);0)  ;2)" office:value-type="string" office:string-value="50">
            <text:p>50</text:p>
          </table:table-cell>
          <table:table-cell table:style-name="ce3" table:formula="of:=DEC2HEX(ROUND(IF([.$B69]/COS([.BI$2]*0.0174533)&lt;255;[.$B69]/COS([.BI$2]*0.0174533);255);0)  ;2)" office:value-type="string" office:string-value="4B">
            <text:p>4B</text:p>
          </table:table-cell>
          <table:table-cell table:style-name="ce3" table:formula="of:=DEC2HEX(ROUND(IF([.$B69]/COS([.BJ$2]*0.0174533)&lt;255;[.$B69]/COS([.BJ$2]*0.0174533);255);0)  ;2)" office:value-type="string" office:string-value="46">
            <text:p>46</text:p>
          </table:table-cell>
          <table:table-cell table:style-name="ce3" table:formula="of:=DEC2HEX(ROUND(IF([.$B69]/COS([.BK$2]*0.0174533)&lt;255;[.$B69]/COS([.BK$2]*0.0174533);255);0)  ;2)" office:value-type="string" office:string-value="43">
            <text:p>43</text:p>
          </table:table-cell>
          <table:table-cell table:style-name="ce3" table:formula="of:=DEC2HEX(ROUND(IF([.$B69]/COS([.BL$2]*0.0174533)&lt;255;[.$B69]/COS([.BL$2]*0.0174533);255);0)  ;2)" office:value-type="string" office:string-value="41">
            <text:p>41</text:p>
          </table:table-cell>
          <table:table-cell table:style-name="ce3" table:formula="of:=DEC2HEX(ROUND(IF([.$B69]/COS([.BM$2]*0.0174533)&lt;255;[.$B69]/COS([.BM$2]*0.0174533);255);0)  ;2)" office:value-type="string" office:string-value="3F">
            <text:p>3F</text:p>
          </table:table-cell>
          <table:table-cell table:style-name="ce3" table:formula="of:=DEC2HEX(ROUND(IF([.$B69]/COS([.BN$2]*0.0174533)&lt;255;[.$B69]/COS([.BN$2]*0.0174533);255);0)  ;2)" office:value-type="string" office:string-value="3E">
            <text:p>3E</text:p>
          </table:table-cell>
          <table:table-cell table:style-name="ce3" table:formula="of:=DEC2HEX(ROUND(IF([.$B69]/COS([.BO$2]*0.0174533)&lt;255;[.$B69]/COS([.BO$2]*0.0174533);255);0)  ;2)" office:value-type="string" office:string-value="3E">
            <text:p>3E</text:p>
          </table:table-cell>
          <table:table-cell table:style-name="ce3" table:formula="of:=DEC2HEX(ROUND(IF([.$B69]/COS([.BP$2]*0.0174533)&lt;255;[.$B69]/COS([.BP$2]*0.0174533);255);0)  ;2)" office:value-type="string" office:string-value="3E">
            <text:p>3E</text:p>
          </table:table-cell>
          <table:table-cell table:style-name="ce3" table:formula="of:=DEC2HEX(ROUND(IF([.$B69]/COS([.BQ$2]*0.0174533)&lt;255;[.$B69]/COS([.BQ$2]*0.0174533);255);0)  ;2)" office:value-type="string" office:string-value="3F">
            <text:p>3F</text:p>
          </table:table-cell>
          <table:table-cell table:style-name="ce3" table:formula="of:=DEC2HEX(ROUND(IF([.$B69]/COS([.BR$2]*0.0174533)&lt;255;[.$B69]/COS([.BR$2]*0.0174533);255);0)  ;2)" office:value-type="string" office:string-value="41">
            <text:p>41</text:p>
          </table:table-cell>
          <table:table-cell table:style-name="ce3" table:formula="of:=DEC2HEX(ROUND(IF([.$B69]/COS([.BS$2]*0.0174533)&lt;255;[.$B69]/COS([.BS$2]*0.0174533);255);0)  ;2)" office:value-type="string" office:string-value="43">
            <text:p>43</text:p>
          </table:table-cell>
          <table:table-cell table:style-name="ce3" table:formula="of:=DEC2HEX(ROUND(IF([.$B69]/COS([.BT$2]*0.0174533)&lt;255;[.$B69]/COS([.BT$2]*0.0174533);255);0)  ;2)" office:value-type="string" office:string-value="46">
            <text:p>46</text:p>
          </table:table-cell>
          <table:table-cell table:style-name="ce3" table:formula="of:=DEC2HEX(ROUND(IF([.$B69]/COS([.BU$2]*0.0174533)&lt;255;[.$B69]/COS([.BU$2]*0.0174533);255);0)  ;2)" office:value-type="string" office:string-value="4B">
            <text:p>4B</text:p>
          </table:table-cell>
          <table:table-cell table:style-name="ce3" table:formula="of:=DEC2HEX(ROUND(IF([.$B69]/COS([.BV$2]*0.0174533)&lt;255;[.$B69]/COS([.BV$2]*0.0174533);255);0)  ;2)" office:value-type="string" office:string-value="50">
            <text:p>50</text:p>
          </table:table-cell>
          <table:table-cell table:style-name="ce3" table:formula="of:=DEC2HEX(ROUND(IF([.$B69]/COS([.BW$2]*0.0174533)&lt;255;[.$B69]/COS([.BW$2]*0.0174533);255);0)  ;2)" office:value-type="string" office:string-value="58">
            <text:p>58</text:p>
          </table:table-cell>
          <table:table-cell table:style-name="ce3" table:formula="of:=DEC2HEX(ROUND(IF([.$B69]/COS([.BX$2]*0.0174533)&lt;255;[.$B69]/COS([.BX$2]*0.0174533);255);0)  ;2)" office:value-type="string" office:string-value="62">
            <text:p>62</text:p>
          </table:table-cell>
          <table:table-cell table:style-name="ce3" table:formula="of:=DEC2HEX(ROUND(IF([.$B69]/COS([.BY$2]*0.0174533)&lt;255;[.$B69]/COS([.BY$2]*0.0174533);255);0)  ;2)" office:value-type="string" office:string-value="70">
            <text:p>70</text:p>
          </table:table-cell>
          <table:table-cell table:style-name="ce3" table:formula="of:=DEC2HEX(ROUND(IF([.$B69]/COS([.BZ$2]*0.0174533)&lt;255;[.$B69]/COS([.BZ$2]*0.0174533);255);0)  ;2)" office:value-type="string" office:string-value="84">
            <text:p>84</text:p>
          </table:table-cell>
          <table:table-cell table:style-name="ce3" table:formula="of:=DEC2HEX(ROUND(IF([.$B69]/COS([.CA$2]*0.0174533)&lt;255;[.$B69]/COS([.CA$2]*0.0174533);255);0)  ;2)" office:value-type="string" office:string-value="A2">
            <text:p>A2</text:p>
          </table:table-cell>
          <table:table-cell table:style-name="ce3" table:formula="of:=DEC2HEX(ROUND(IF([.$B69]/COS([.CB$2]*0.0174533)&lt;255;[.$B69]/COS([.CB$2]*0.0174533);255);0)  ;2)" office:value-type="string" office:string-value="D6">
            <text:p>D6</text:p>
          </table:table-cell>
          <table:table-cell table:style-name="ce3" table:formula="of:=DEC2HEX(ROUND(IF([.$B69]/COS([.CC$2]*0.0174533)&lt;255;[.$B6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69]+1" office:value-type="float" office:value="66">
            <text:p>66</text:p>
          </table:table-cell>
          <table:table-cell table:style-name="ce2" table:formula="of:=[.B69]-1" office:value-type="float" office:value="61">
            <text:p>61</text:p>
          </table:table-cell>
          <table:table-cell table:formula="of:=DEC2HEX(ROUND(IF([.$B70]/[.C$3]&lt;127;127-[.$B70]/[.C$3];0) ;0) ;2)" office:value-type="string" office:string-value="42">
            <text:p>42</text:p>
          </table:table-cell>
          <table:table-cell table:formula="of:=DEC2HEX(ROUND(IF([.$B70]/[.D$3]&lt;127;127-[.$B70]/[.D$3];0) ;0) ;2)" office:value-type="string" office:string-value="42">
            <text:p>42</text:p>
          </table:table-cell>
          <table:table-cell table:formula="of:=DEC2HEX(ROUND(IF([.$B70]/[.E$3]&lt;127;127-[.$B70]/[.E$3];0) ;0) ;2)" office:value-type="string" office:string-value="41">
            <text:p>41</text:p>
          </table:table-cell>
          <table:table-cell table:formula="of:=DEC2HEX(ROUND(IF([.$B70]/[.F$3]&lt;127;127-[.$B70]/[.F$3];0) ;0) ;2)" office:value-type="string" office:string-value="3F">
            <text:p>3F</text:p>
          </table:table-cell>
          <table:table-cell table:formula="of:=DEC2HEX(ROUND(IF([.$B70]/[.G$3]&lt;127;127-[.$B70]/[.G$3];0) ;0) ;2)" office:value-type="string" office:string-value="3D">
            <text:p>3D</text:p>
          </table:table-cell>
          <table:table-cell table:formula="of:=DEC2HEX(ROUND(IF([.$B70]/[.H$3]&lt;127;127-[.$B70]/[.H$3];0) ;0) ;2)" office:value-type="string" office:string-value="3A">
            <text:p>3A</text:p>
          </table:table-cell>
          <table:table-cell table:formula="of:=DEC2HEX(ROUND(IF([.$B70]/[.I$3]&lt;127;127-[.$B70]/[.I$3];0) ;0) ;2)" office:value-type="string" office:string-value="36">
            <text:p>36</text:p>
          </table:table-cell>
          <table:table-cell table:formula="of:=DEC2HEX(ROUND(IF([.$B70]/[.J$3]&lt;127;127-[.$B70]/[.J$3];0) ;0) ;2)" office:value-type="string" office:string-value="30">
            <text:p>30</text:p>
          </table:table-cell>
          <table:table-cell table:formula="of:=DEC2HEX(ROUND(IF([.$B70]/[.K$3]&lt;127;127-[.$B70]/[.K$3];0) ;0) ;2)" office:value-type="string" office:string-value="29">
            <text:p>29</text:p>
          </table:table-cell>
          <table:table-cell table:formula="of:=DEC2HEX(ROUND(IF([.$B70]/[.L$3]&lt;127;127-[.$B70]/[.L$3];0) ;0) ;2)" office:value-type="string" office:string-value="1F">
            <text:p>1F</text:p>
          </table:table-cell>
          <table:table-cell table:style-name="ce3" table:formula="of:=DEC2HEX(ROUND(IF([.$B70]/[.M$3]&lt;127;127-[.$B70]/[.M$3];0) ;0) ;2)" office:value-type="string" office:string-value="11">
            <text:p>11</text:p>
          </table:table-cell>
          <table:table-cell table:style-name="ce3" table:formula="of:=DEC2HEX(ROUND(IF([.$B70]/[.N$3]&lt;127;127-[.$B70]/[.N$3];0) ;0) ;2)" office:value-type="string" office:string-value="00">
            <text:p>00</text:p>
          </table:table-cell>
          <table:table-cell table:style-name="ce3" table:formula="of:=DEC2HEX(ROUND(IF([.$B70]/[.O$3]&lt;127;127-[.$B70]/[.O$3];0) ;0) ;2)" office:value-type="string" office:string-value="00">
            <text:p>00</text:p>
          </table:table-cell>
          <table:table-cell table:style-name="ce3" table:formula="of:=DEC2HEX(ROUND(IF([.$B70]/[.P$3]&lt;127;127-[.$B70]/[.P$3];0) ;0) ;2)" office:value-type="string" office:string-value="00">
            <text:p>00</text:p>
          </table:table-cell>
          <table:table-cell table:style-name="ce3" table:formula="of:=DEC2HEX(ROUND(IF([.$B70]/[.Q$3]&lt;127;127-[.$B70]/[.Q$3];0) ;0) ;2)" office:value-type="string" office:string-value="00">
            <text:p>00</text:p>
          </table:table-cell>
          <table:table-cell table:style-name="ce3" table:formula="of:=DEC2HEX(ROUND(IF([.$B70]/[.R$3]&lt;127;127-[.$B70]/[.R$3];0) ;0) ;2)" office:value-type="string" office:string-value="00">
            <text:p>00</text:p>
          </table:table-cell>
          <table:table-cell table:style-name="ce3" table:formula="of:=DEC2HEX(ROUND(IF([.$B70]/[.S$3]&lt;127;[.$B70]/[.S$3];127) ;0) ;2)" office:value-type="float" office:value="0">
            <text:p>#ДЕЛ/0!</text:p>
          </table:table-cell>
          <table:table-cell table:style-name="ce3" table:formula="of:=DEC2HEX(ROUND(IF([.$B70]/[.T$3]&lt;127;[.$B70]/[.T$3];127) ;0) ;2)" office:value-type="string" office:string-value="FFFFFFFD92">
            <text:p>FFFFFFFD92</text:p>
          </table:table-cell>
          <table:table-cell table:style-name="ce3" table:formula="of:=DEC2HEX(ROUND(IF([.$B70]/[.U$3]&lt;127;[.$B70]/[.U$3];127) ;0) ;2)" office:value-type="string" office:string-value="FFFFFFFEC7">
            <text:p>FFFFFFFEC7</text:p>
          </table:table-cell>
          <table:table-cell table:style-name="ce3" table:formula="of:=DEC2HEX(ROUND(IF([.$B70]/[.V$3]&lt;127;[.$B70]/[.V$3];127) ;0) ;2)" office:value-type="string" office:string-value="FFFFFFFF2E">
            <text:p>FFFFFFFF2E</text:p>
          </table:table-cell>
          <table:table-cell table:style-name="ce3" table:formula="of:=DEC2HEX(ROUND(IF([.$B70]/[.W$3]&lt;127;[.$B70]/[.W$3];127) ;0) ;2)" office:value-type="string" office:string-value="FFFFFFFF61">
            <text:p>FFFFFFFF61</text:p>
          </table:table-cell>
          <table:table-cell table:style-name="ce3" table:formula="of:=DEC2HEX(ROUND(IF([.$B70]/[.X$3]&lt;127;[.$B70]/[.X$3];127) ;0) ;2)" office:value-type="string" office:string-value="FFFFFFFF7E">
            <text:p>FFFFFFFF7E</text:p>
          </table:table-cell>
          <table:table-cell table:style-name="ce3" table:formula="of:=DEC2HEX(ROUND(IF([.$B70]/[.Y$3]&lt;127;[.$B70]/[.Y$3];127) ;0) ;2)" office:value-type="string" office:string-value="FFFFFFFF92">
            <text:p>FFFFFFFF92</text:p>
          </table:table-cell>
          <table:table-cell table:style-name="ce3" table:formula="of:=DEC2HEX(ROUND(IF([.$B70]/[.Z$3]&lt;127;[.$B70]/[.Z$3];127) ;0) ;2)" office:value-type="string" office:string-value="FFFFFFFFA0">
            <text:p>FFFFFFFFA0</text:p>
          </table:table-cell>
          <table:table-cell table:style-name="ce3" table:formula="of:=DEC2HEX(ROUND(IF([.$B70]/[.AA$3]&lt;127;[.$B70]/[.AA$3];127) ;0) ;2)" office:value-type="string" office:string-value="FFFFFFFFAA">
            <text:p>FFFFFFFFAA</text:p>
          </table:table-cell>
          <table:table-cell table:style-name="ce3" table:formula="of:=DEC2HEX(ROUND(IF([.$B70]/[.AB$3]&lt;127;[.$B70]/[.AB$3];127) ;0) ;2)" office:value-type="string" office:string-value="FFFFFFFFB1">
            <text:p>FFFFFFFFB1</text:p>
          </table:table-cell>
          <table:table-cell table:style-name="ce3" table:formula="of:=DEC2HEX(ROUND(IF([.$B70]/[.AC$3]&lt;127;[.$B70]/[.AC$3];127) ;0) ;2)" office:value-type="string" office:string-value="FFFFFFFFB7">
            <text:p>FFFFFFFFB7</text:p>
          </table:table-cell>
          <table:table-cell table:style-name="ce3" table:formula="of:=DEC2HEX(ROUND(IF([.$B70]/[.AD$3]&lt;127;[.$B70]/[.AD$3];127) ;0) ;2)" office:value-type="string" office:string-value="FFFFFFFFBB">
            <text:p>FFFFFFFFBB</text:p>
          </table:table-cell>
          <table:table-cell table:style-name="ce3" table:formula="of:=DEC2HEX(ROUND(IF([.$B70]/[.AE$3]&lt;127;[.$B70]/[.AE$3];127) ;0) ;2)" office:value-type="string" office:string-value="FFFFFFFFBE">
            <text:p>FFFFFFFFBE</text:p>
          </table:table-cell>
          <table:table-cell table:style-name="ce3" table:formula="of:=DEC2HEX(ROUND(IF([.$B70]/[.AF$3]&lt;127;[.$B70]/[.AF$3];127) ;0) ;2)" office:value-type="string" office:string-value="FFFFFFFFC0">
            <text:p>FFFFFFFFC0</text:p>
          </table:table-cell>
          <table:table-cell table:style-name="ce3" table:formula="of:=DEC2HEX(ROUND(IF([.$B70]/[.AG$3]&lt;127;[.$B70]/[.AG$3];127) ;0) ;2)" office:value-type="string" office:string-value="FFFFFFFFC2">
            <text:p>FFFFFFFFC2</text:p>
          </table:table-cell>
          <table:table-cell table:style-name="ce3" table:formula="of:=DEC2HEX(ROUND(IF([.$B70]/[.AH$3]&lt;127;[.$B70]/[.AH$3];127) ;0) ;2)" office:value-type="string" office:string-value="FFFFFFFFC3">
            <text:p>FFFFFFFFC3</text:p>
          </table:table-cell>
          <table:table-cell table:style-name="ce3" table:formula="of:=DEC2HEX(ROUND(IF([.$B70]/COS([.AI$2]*0.0174533)&lt;255;[.$B70]/COS([.AI$2]*0.0174533);255);0)  ;2)" office:value-type="string" office:string-value="FFFFFFFFC3">
            <text:p>FFFFFFFFC3</text:p>
          </table:table-cell>
          <table:table-cell table:style-name="ce3" table:formula="of:=DEC2HEX(ROUND(IF([.$B70]/COS([.AJ$2]*0.0174533)&lt;255;[.$B70]/COS([.AJ$2]*0.0174533);255);0)  ;2)" office:value-type="string" office:string-value="FFFFFFFFC3">
            <text:p>FFFFFFFFC3</text:p>
          </table:table-cell>
          <table:table-cell table:style-name="ce3" table:formula="of:=DEC2HEX(ROUND(IF([.$B70]/COS([.AK$2]*0.0174533)&lt;255;[.$B70]/COS([.AK$2]*0.0174533);255);0)  ;2)" office:value-type="string" office:string-value="FFFFFFFFC2">
            <text:p>FFFFFFFFC2</text:p>
          </table:table-cell>
          <table:table-cell table:style-name="ce3" table:formula="of:=DEC2HEX(ROUND(IF([.$B70]/COS([.AL$2]*0.0174533)&lt;255;[.$B70]/COS([.AL$2]*0.0174533);255);0)  ;2)" office:value-type="string" office:string-value="FFFFFFFFC0">
            <text:p>FFFFFFFFC0</text:p>
          </table:table-cell>
          <table:table-cell table:style-name="ce3" table:formula="of:=DEC2HEX(ROUND(IF([.$B70]/COS([.AM$2]*0.0174533)&lt;255;[.$B70]/COS([.AM$2]*0.0174533);255);0)  ;2)" office:value-type="string" office:string-value="FFFFFFFFBE">
            <text:p>FFFFFFFFBE</text:p>
          </table:table-cell>
          <table:table-cell table:style-name="ce3" table:formula="of:=DEC2HEX(ROUND(IF([.$B70]/COS([.AN$2]*0.0174533)&lt;255;[.$B70]/COS([.AN$2]*0.0174533);255);0)  ;2)" office:value-type="string" office:string-value="FFFFFFFFBB">
            <text:p>FFFFFFFFBB</text:p>
          </table:table-cell>
          <table:table-cell table:style-name="ce3" table:formula="of:=DEC2HEX(ROUND(IF([.$B70]/COS([.AO$2]*0.0174533)&lt;255;[.$B70]/COS([.AO$2]*0.0174533);255);0)  ;2)" office:value-type="string" office:string-value="FFFFFFFFB7">
            <text:p>FFFFFFFFB7</text:p>
          </table:table-cell>
          <table:table-cell table:style-name="ce3" table:formula="of:=DEC2HEX(ROUND(IF([.$B70]/COS([.AP$2]*0.0174533)&lt;255;[.$B70]/COS([.AP$2]*0.0174533);255);0)  ;2)" office:value-type="string" office:string-value="FFFFFFFFB1">
            <text:p>FFFFFFFFB1</text:p>
          </table:table-cell>
          <table:table-cell table:style-name="ce3" table:formula="of:=DEC2HEX(ROUND(IF([.$B70]/COS([.AQ$2]*0.0174533)&lt;255;[.$B70]/COS([.AQ$2]*0.0174533);255);0)  ;2)" office:value-type="string" office:string-value="FFFFFFFFAA">
            <text:p>FFFFFFFFAA</text:p>
          </table:table-cell>
          <table:table-cell table:style-name="ce3" table:formula="of:=DEC2HEX(ROUND(IF([.$B70]/COS([.AR$2]*0.0174533)&lt;255;[.$B70]/COS([.AR$2]*0.0174533);255);0)  ;2)" office:value-type="string" office:string-value="FFFFFFFFA0">
            <text:p>FFFFFFFFA0</text:p>
          </table:table-cell>
          <table:table-cell table:style-name="ce3" table:formula="of:=DEC2HEX(ROUND(IF([.$B70]/COS([.AS$2]*0.0174533)&lt;255;[.$B70]/COS([.AS$2]*0.0174533);255);0)  ;2)" office:value-type="string" office:string-value="FFFFFFFF92">
            <text:p>FFFFFFFF92</text:p>
          </table:table-cell>
          <table:table-cell table:style-name="ce3" table:formula="of:=DEC2HEX(ROUND(IF([.$B70]/COS([.AT$2]*0.0174533)&lt;255;[.$B70]/COS([.AT$2]*0.0174533);255);0)  ;2)" office:value-type="string" office:string-value="FFFFFFFF7F">
            <text:p>FFFFFFFF7F</text:p>
          </table:table-cell>
          <table:table-cell table:style-name="ce3" table:formula="of:=DEC2HEX(ROUND(IF([.$B70]/COS([.AU$2]*0.0174533)&lt;255;[.$B70]/COS([.AU$2]*0.0174533);255);0)  ;2)" office:value-type="string" office:string-value="FFFFFFFF61">
            <text:p>FFFFFFFF61</text:p>
          </table:table-cell>
          <table:table-cell table:style-name="ce3" table:formula="of:=DEC2HEX(ROUND(IF([.$B70]/COS([.AV$2]*0.0174533)&lt;255;[.$B70]/COS([.AV$2]*0.0174533);255);0)  ;2)" office:value-type="string" office:string-value="FFFFFFFF2E">
            <text:p>FFFFFFFF2E</text:p>
          </table:table-cell>
          <table:table-cell table:style-name="ce3" table:formula="of:=DEC2HEX(ROUND(IF([.$B70]/COS([.AW$2]*0.0174533)&lt;255;[.$B70]/COS([.AW$2]*0.0174533);255);0)  ;2)" office:value-type="string" office:string-value="FFFFFFFEC7">
            <text:p>FFFFFFFEC7</text:p>
          </table:table-cell>
          <table:table-cell table:style-name="ce3" table:formula="of:=DEC2HEX(ROUND(IF([.$B70]/COS([.AX$2]*0.0174533)&lt;255;[.$B70]/COS([.AX$2]*0.0174533);255);0)  ;2)" office:value-type="string" office:string-value="FFFFFFFD92">
            <text:p>FFFFFFFD92</text:p>
          </table:table-cell>
          <table:table-cell table:style-name="ce3" table:formula="of:=DEC2HEX(ROUND(IF([.$B70]/COS([.AY$2]*0.0174533)&lt;255;[.$B70]/COS([.AY$2]*0.0174533);255);0)  ;2)" office:value-type="string" office:string-value="FF">
            <text:p>FF</text:p>
          </table:table-cell>
          <table:table-cell table:style-name="ce3" table:formula="of:=DEC2HEX(ROUND(IF([.$B70]/COS([.AZ$2]*0.0174533)&lt;255;[.$B70]/COS([.AZ$2]*0.0174533);255);0)  ;2)" office:value-type="string" office:string-value="FF">
            <text:p>FF</text:p>
          </table:table-cell>
          <table:table-cell table:style-name="ce3" table:formula="of:=DEC2HEX(ROUND(IF([.$B70]/COS([.BA$2]*0.0174533)&lt;255;[.$B70]/COS([.BA$2]*0.0174533);255);0)  ;2)" office:value-type="string" office:string-value="FF">
            <text:p>FF</text:p>
          </table:table-cell>
          <table:table-cell table:style-name="ce3" table:formula="of:=DEC2HEX(ROUND(IF([.$B70]/COS([.BB$2]*0.0174533)&lt;255;[.$B70]/COS([.BB$2]*0.0174533);255);0)  ;2)" office:value-type="string" office:string-value="D2">
            <text:p>D2</text:p>
          </table:table-cell>
          <table:table-cell table:style-name="ce3" table:formula="of:=DEC2HEX(ROUND(IF([.$B70]/COS([.BC$2]*0.0174533)&lt;255;[.$B70]/COS([.BC$2]*0.0174533);255);0)  ;2)" office:value-type="string" office:string-value="9F">
            <text:p>9F</text:p>
          </table:table-cell>
          <table:table-cell table:style-name="ce3" table:formula="of:=DEC2HEX(ROUND(IF([.$B70]/COS([.BD$2]*0.0174533)&lt;255;[.$B70]/COS([.BD$2]*0.0174533);255);0)  ;2)" office:value-type="string" office:string-value="81">
            <text:p>81</text:p>
          </table:table-cell>
          <table:table-cell table:style-name="ce3" table:formula="of:=DEC2HEX(ROUND(IF([.$B70]/COS([.BE$2]*0.0174533)&lt;255;[.$B70]/COS([.BE$2]*0.0174533);255);0)  ;2)" office:value-type="string" office:string-value="6E">
            <text:p>6E</text:p>
          </table:table-cell>
          <table:table-cell table:style-name="ce3" table:formula="of:=DEC2HEX(ROUND(IF([.$B70]/COS([.BF$2]*0.0174533)&lt;255;[.$B70]/COS([.BF$2]*0.0174533);255);0)  ;2)" office:value-type="string" office:string-value="60">
            <text:p>60</text:p>
          </table:table-cell>
          <table:table-cell table:style-name="ce3" table:formula="of:=DEC2HEX(ROUND(IF([.$B70]/COS([.BG$2]*0.0174533)&lt;255;[.$B70]/COS([.BG$2]*0.0174533);255);0)  ;2)" office:value-type="string" office:string-value="56">
            <text:p>56</text:p>
          </table:table-cell>
          <table:table-cell table:style-name="ce3" table:formula="of:=DEC2HEX(ROUND(IF([.$B70]/COS([.BH$2]*0.0174533)&lt;255;[.$B70]/COS([.BH$2]*0.0174533);255);0)  ;2)" office:value-type="string" office:string-value="4F">
            <text:p>4F</text:p>
          </table:table-cell>
          <table:table-cell table:style-name="ce3" table:formula="of:=DEC2HEX(ROUND(IF([.$B70]/COS([.BI$2]*0.0174533)&lt;255;[.$B70]/COS([.BI$2]*0.0174533);255);0)  ;2)" office:value-type="string" office:string-value="49">
            <text:p>49</text:p>
          </table:table-cell>
          <table:table-cell table:style-name="ce3" table:formula="of:=DEC2HEX(ROUND(IF([.$B70]/COS([.BJ$2]*0.0174533)&lt;255;[.$B70]/COS([.BJ$2]*0.0174533);255);0)  ;2)" office:value-type="string" office:string-value="45">
            <text:p>45</text:p>
          </table:table-cell>
          <table:table-cell table:style-name="ce3" table:formula="of:=DEC2HEX(ROUND(IF([.$B70]/COS([.BK$2]*0.0174533)&lt;255;[.$B70]/COS([.BK$2]*0.0174533);255);0)  ;2)" office:value-type="string" office:string-value="42">
            <text:p>42</text:p>
          </table:table-cell>
          <table:table-cell table:style-name="ce3" table:formula="of:=DEC2HEX(ROUND(IF([.$B70]/COS([.BL$2]*0.0174533)&lt;255;[.$B70]/COS([.BL$2]*0.0174533);255);0)  ;2)" office:value-type="string" office:string-value="40">
            <text:p>40</text:p>
          </table:table-cell>
          <table:table-cell table:style-name="ce3" table:formula="of:=DEC2HEX(ROUND(IF([.$B70]/COS([.BM$2]*0.0174533)&lt;255;[.$B70]/COS([.BM$2]*0.0174533);255);0)  ;2)" office:value-type="string" office:string-value="3E">
            <text:p>3E</text:p>
          </table:table-cell>
          <table:table-cell table:style-name="ce3" table:formula="of:=DEC2HEX(ROUND(IF([.$B70]/COS([.BN$2]*0.0174533)&lt;255;[.$B70]/COS([.BN$2]*0.0174533);255);0)  ;2)" office:value-type="string" office:string-value="3D">
            <text:p>3D</text:p>
          </table:table-cell>
          <table:table-cell table:style-name="ce3" table:formula="of:=DEC2HEX(ROUND(IF([.$B70]/COS([.BO$2]*0.0174533)&lt;255;[.$B70]/COS([.BO$2]*0.0174533);255);0)  ;2)" office:value-type="string" office:string-value="3D">
            <text:p>3D</text:p>
          </table:table-cell>
          <table:table-cell table:style-name="ce3" table:formula="of:=DEC2HEX(ROUND(IF([.$B70]/COS([.BP$2]*0.0174533)&lt;255;[.$B70]/COS([.BP$2]*0.0174533);255);0)  ;2)" office:value-type="string" office:string-value="3D">
            <text:p>3D</text:p>
          </table:table-cell>
          <table:table-cell table:style-name="ce3" table:formula="of:=DEC2HEX(ROUND(IF([.$B70]/COS([.BQ$2]*0.0174533)&lt;255;[.$B70]/COS([.BQ$2]*0.0174533);255);0)  ;2)" office:value-type="string" office:string-value="3E">
            <text:p>3E</text:p>
          </table:table-cell>
          <table:table-cell table:style-name="ce3" table:formula="of:=DEC2HEX(ROUND(IF([.$B70]/COS([.BR$2]*0.0174533)&lt;255;[.$B70]/COS([.BR$2]*0.0174533);255);0)  ;2)" office:value-type="string" office:string-value="40">
            <text:p>40</text:p>
          </table:table-cell>
          <table:table-cell table:style-name="ce3" table:formula="of:=DEC2HEX(ROUND(IF([.$B70]/COS([.BS$2]*0.0174533)&lt;255;[.$B70]/COS([.BS$2]*0.0174533);255);0)  ;2)" office:value-type="string" office:string-value="42">
            <text:p>42</text:p>
          </table:table-cell>
          <table:table-cell table:style-name="ce3" table:formula="of:=DEC2HEX(ROUND(IF([.$B70]/COS([.BT$2]*0.0174533)&lt;255;[.$B70]/COS([.BT$2]*0.0174533);255);0)  ;2)" office:value-type="string" office:string-value="45">
            <text:p>45</text:p>
          </table:table-cell>
          <table:table-cell table:style-name="ce3" table:formula="of:=DEC2HEX(ROUND(IF([.$B70]/COS([.BU$2]*0.0174533)&lt;255;[.$B70]/COS([.BU$2]*0.0174533);255);0)  ;2)" office:value-type="string" office:string-value="49">
            <text:p>49</text:p>
          </table:table-cell>
          <table:table-cell table:style-name="ce3" table:formula="of:=DEC2HEX(ROUND(IF([.$B70]/COS([.BV$2]*0.0174533)&lt;255;[.$B70]/COS([.BV$2]*0.0174533);255);0)  ;2)" office:value-type="string" office:string-value="4F">
            <text:p>4F</text:p>
          </table:table-cell>
          <table:table-cell table:style-name="ce3" table:formula="of:=DEC2HEX(ROUND(IF([.$B70]/COS([.BW$2]*0.0174533)&lt;255;[.$B70]/COS([.BW$2]*0.0174533);255);0)  ;2)" office:value-type="string" office:string-value="56">
            <text:p>56</text:p>
          </table:table-cell>
          <table:table-cell table:style-name="ce3" table:formula="of:=DEC2HEX(ROUND(IF([.$B70]/COS([.BX$2]*0.0174533)&lt;255;[.$B70]/COS([.BX$2]*0.0174533);255);0)  ;2)" office:value-type="string" office:string-value="60">
            <text:p>60</text:p>
          </table:table-cell>
          <table:table-cell table:style-name="ce3" table:formula="of:=DEC2HEX(ROUND(IF([.$B70]/COS([.BY$2]*0.0174533)&lt;255;[.$B70]/COS([.BY$2]*0.0174533);255);0)  ;2)" office:value-type="string" office:string-value="6E">
            <text:p>6E</text:p>
          </table:table-cell>
          <table:table-cell table:style-name="ce3" table:formula="of:=DEC2HEX(ROUND(IF([.$B70]/COS([.BZ$2]*0.0174533)&lt;255;[.$B70]/COS([.BZ$2]*0.0174533);255);0)  ;2)" office:value-type="string" office:string-value="81">
            <text:p>81</text:p>
          </table:table-cell>
          <table:table-cell table:style-name="ce3" table:formula="of:=DEC2HEX(ROUND(IF([.$B70]/COS([.CA$2]*0.0174533)&lt;255;[.$B70]/COS([.CA$2]*0.0174533);255);0)  ;2)" office:value-type="string" office:string-value="9F">
            <text:p>9F</text:p>
          </table:table-cell>
          <table:table-cell table:style-name="ce3" table:formula="of:=DEC2HEX(ROUND(IF([.$B70]/COS([.CB$2]*0.0174533)&lt;255;[.$B70]/COS([.CB$2]*0.0174533);255);0)  ;2)" office:value-type="string" office:string-value="D2">
            <text:p>D2</text:p>
          </table:table-cell>
          <table:table-cell table:style-name="ce3" table:formula="of:=DEC2HEX(ROUND(IF([.$B70]/COS([.CC$2]*0.0174533)&lt;255;[.$B7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0]+1" office:value-type="float" office:value="67">
            <text:p>67</text:p>
          </table:table-cell>
          <table:table-cell table:style-name="ce2" table:formula="of:=[.B70]-1" office:value-type="float" office:value="60">
            <text:p>60</text:p>
          </table:table-cell>
          <table:table-cell table:formula="of:=DEC2HEX(ROUND(IF([.$B71]/[.C$3]&lt;127;127-[.$B71]/[.C$3];0) ;0) ;2)" office:value-type="string" office:string-value="43">
            <text:p>43</text:p>
          </table:table-cell>
          <table:table-cell table:formula="of:=DEC2HEX(ROUND(IF([.$B71]/[.D$3]&lt;127;127-[.$B71]/[.D$3];0) ;0) ;2)" office:value-type="string" office:string-value="43">
            <text:p>43</text:p>
          </table:table-cell>
          <table:table-cell table:formula="of:=DEC2HEX(ROUND(IF([.$B71]/[.E$3]&lt;127;127-[.$B71]/[.E$3];0) ;0) ;2)" office:value-type="string" office:string-value="42">
            <text:p>42</text:p>
          </table:table-cell>
          <table:table-cell table:formula="of:=DEC2HEX(ROUND(IF([.$B71]/[.F$3]&lt;127;127-[.$B71]/[.F$3];0) ;0) ;2)" office:value-type="string" office:string-value="40">
            <text:p>40</text:p>
          </table:table-cell>
          <table:table-cell table:formula="of:=DEC2HEX(ROUND(IF([.$B71]/[.G$3]&lt;127;127-[.$B71]/[.G$3];0) ;0) ;2)" office:value-type="string" office:string-value="3E">
            <text:p>3E</text:p>
          </table:table-cell>
          <table:table-cell table:formula="of:=DEC2HEX(ROUND(IF([.$B71]/[.H$3]&lt;127;127-[.$B71]/[.H$3];0) ;0) ;2)" office:value-type="string" office:string-value="3B">
            <text:p>3B</text:p>
          </table:table-cell>
          <table:table-cell table:formula="of:=DEC2HEX(ROUND(IF([.$B71]/[.I$3]&lt;127;127-[.$B71]/[.I$3];0) ;0) ;2)" office:value-type="string" office:string-value="37">
            <text:p>37</text:p>
          </table:table-cell>
          <table:table-cell table:formula="of:=DEC2HEX(ROUND(IF([.$B71]/[.J$3]&lt;127;127-[.$B71]/[.J$3];0) ;0) ;2)" office:value-type="string" office:string-value="31">
            <text:p>31</text:p>
          </table:table-cell>
          <table:table-cell table:formula="of:=DEC2HEX(ROUND(IF([.$B71]/[.K$3]&lt;127;127-[.$B71]/[.K$3];0) ;0) ;2)" office:value-type="string" office:string-value="2A">
            <text:p>2A</text:p>
          </table:table-cell>
          <table:table-cell table:formula="of:=DEC2HEX(ROUND(IF([.$B71]/[.L$3]&lt;127;127-[.$B71]/[.L$3];0) ;0) ;2)" office:value-type="string" office:string-value="20">
            <text:p>20</text:p>
          </table:table-cell>
          <table:table-cell table:style-name="ce3" table:formula="of:=DEC2HEX(ROUND(IF([.$B71]/[.M$3]&lt;127;127-[.$B71]/[.M$3];0) ;0) ;2)" office:value-type="string" office:string-value="13">
            <text:p>13</text:p>
          </table:table-cell>
          <table:table-cell table:style-name="ce3" table:formula="of:=DEC2HEX(ROUND(IF([.$B71]/[.N$3]&lt;127;127-[.$B71]/[.N$3];0) ;0) ;2)" office:value-type="string" office:string-value="00">
            <text:p>00</text:p>
          </table:table-cell>
          <table:table-cell table:style-name="ce3" table:formula="of:=DEC2HEX(ROUND(IF([.$B71]/[.O$3]&lt;127;127-[.$B71]/[.O$3];0) ;0) ;2)" office:value-type="string" office:string-value="00">
            <text:p>00</text:p>
          </table:table-cell>
          <table:table-cell table:style-name="ce3" table:formula="of:=DEC2HEX(ROUND(IF([.$B71]/[.P$3]&lt;127;127-[.$B71]/[.P$3];0) ;0) ;2)" office:value-type="string" office:string-value="00">
            <text:p>00</text:p>
          </table:table-cell>
          <table:table-cell table:style-name="ce3" table:formula="of:=DEC2HEX(ROUND(IF([.$B71]/[.Q$3]&lt;127;127-[.$B71]/[.Q$3];0) ;0) ;2)" office:value-type="string" office:string-value="00">
            <text:p>00</text:p>
          </table:table-cell>
          <table:table-cell table:style-name="ce3" table:formula="of:=DEC2HEX(ROUND(IF([.$B71]/[.R$3]&lt;127;127-[.$B71]/[.R$3];0) ;0) ;2)" office:value-type="string" office:string-value="00">
            <text:p>00</text:p>
          </table:table-cell>
          <table:table-cell table:style-name="ce3" table:formula="of:=DEC2HEX(ROUND(IF([.$B71]/[.S$3]&lt;127;[.$B71]/[.S$3];127) ;0) ;2)" office:value-type="float" office:value="0">
            <text:p>#ДЕЛ/0!</text:p>
          </table:table-cell>
          <table:table-cell table:style-name="ce3" table:formula="of:=DEC2HEX(ROUND(IF([.$B71]/[.T$3]&lt;127;[.$B71]/[.T$3];127) ;0) ;2)" office:value-type="string" office:string-value="FFFFFFFD9C">
            <text:p>FFFFFFFD9C</text:p>
          </table:table-cell>
          <table:table-cell table:style-name="ce3" table:formula="of:=DEC2HEX(ROUND(IF([.$B71]/[.U$3]&lt;127;[.$B71]/[.U$3];127) ;0) ;2)" office:value-type="string" office:string-value="FFFFFFFECC">
            <text:p>FFFFFFFECC</text:p>
          </table:table-cell>
          <table:table-cell table:style-name="ce3" table:formula="of:=DEC2HEX(ROUND(IF([.$B71]/[.V$3]&lt;127;[.$B71]/[.V$3];127) ;0) ;2)" office:value-type="string" office:string-value="FFFFFFFF31">
            <text:p>FFFFFFFF31</text:p>
          </table:table-cell>
          <table:table-cell table:style-name="ce3" table:formula="of:=DEC2HEX(ROUND(IF([.$B71]/[.W$3]&lt;127;[.$B71]/[.W$3];127) ;0) ;2)" office:value-type="string" office:string-value="FFFFFFFF63">
            <text:p>FFFFFFFF63</text:p>
          </table:table-cell>
          <table:table-cell table:style-name="ce3" table:formula="of:=DEC2HEX(ROUND(IF([.$B71]/[.X$3]&lt;127;[.$B71]/[.X$3];127) ;0) ;2)" office:value-type="string" office:string-value="FFFFFFFF81">
            <text:p>FFFFFFFF81</text:p>
          </table:table-cell>
          <table:table-cell table:style-name="ce3" table:formula="of:=DEC2HEX(ROUND(IF([.$B71]/[.Y$3]&lt;127;[.$B71]/[.Y$3];127) ;0) ;2)" office:value-type="string" office:string-value="FFFFFFFF94">
            <text:p>FFFFFFFF94</text:p>
          </table:table-cell>
          <table:table-cell table:style-name="ce3" table:formula="of:=DEC2HEX(ROUND(IF([.$B71]/[.Z$3]&lt;127;[.$B71]/[.Z$3];127) ;0) ;2)" office:value-type="string" office:string-value="FFFFFFFFA1">
            <text:p>FFFFFFFFA1</text:p>
          </table:table-cell>
          <table:table-cell table:style-name="ce3" table:formula="of:=DEC2HEX(ROUND(IF([.$B71]/[.AA$3]&lt;127;[.$B71]/[.AA$3];127) ;0) ;2)" office:value-type="string" office:string-value="FFFFFFFFAB">
            <text:p>FFFFFFFFAB</text:p>
          </table:table-cell>
          <table:table-cell table:style-name="ce3" table:formula="of:=DEC2HEX(ROUND(IF([.$B71]/[.AB$3]&lt;127;[.$B71]/[.AB$3];127) ;0) ;2)" office:value-type="string" office:string-value="FFFFFFFFB2">
            <text:p>FFFFFFFFB2</text:p>
          </table:table-cell>
          <table:table-cell table:style-name="ce3" table:formula="of:=DEC2HEX(ROUND(IF([.$B71]/[.AC$3]&lt;127;[.$B71]/[.AC$3];127) ;0) ;2)" office:value-type="string" office:string-value="FFFFFFFFB8">
            <text:p>FFFFFFFFB8</text:p>
          </table:table-cell>
          <table:table-cell table:style-name="ce3" table:formula="of:=DEC2HEX(ROUND(IF([.$B71]/[.AD$3]&lt;127;[.$B71]/[.AD$3];127) ;0) ;2)" office:value-type="string" office:string-value="FFFFFFFFBC">
            <text:p>FFFFFFFFBC</text:p>
          </table:table-cell>
          <table:table-cell table:style-name="ce3" table:formula="of:=DEC2HEX(ROUND(IF([.$B71]/[.AE$3]&lt;127;[.$B71]/[.AE$3];127) ;0) ;2)" office:value-type="string" office:string-value="FFFFFFFFBF">
            <text:p>FFFFFFFFBF</text:p>
          </table:table-cell>
          <table:table-cell table:style-name="ce3" table:formula="of:=DEC2HEX(ROUND(IF([.$B71]/[.AF$3]&lt;127;[.$B71]/[.AF$3];127) ;0) ;2)" office:value-type="string" office:string-value="FFFFFFFFC1">
            <text:p>FFFFFFFFC1</text:p>
          </table:table-cell>
          <table:table-cell table:style-name="ce3" table:formula="of:=DEC2HEX(ROUND(IF([.$B71]/[.AG$3]&lt;127;[.$B71]/[.AG$3];127) ;0) ;2)" office:value-type="string" office:string-value="FFFFFFFFC3">
            <text:p>FFFFFFFFC3</text:p>
          </table:table-cell>
          <table:table-cell table:style-name="ce3" table:formula="of:=DEC2HEX(ROUND(IF([.$B71]/[.AH$3]&lt;127;[.$B71]/[.AH$3];127) ;0) ;2)" office:value-type="string" office:string-value="FFFFFFFFC4">
            <text:p>FFFFFFFFC4</text:p>
          </table:table-cell>
          <table:table-cell table:style-name="ce3" table:formula="of:=DEC2HEX(ROUND(IF([.$B71]/COS([.AI$2]*0.0174533)&lt;255;[.$B71]/COS([.AI$2]*0.0174533);255);0)  ;2)" office:value-type="string" office:string-value="FFFFFFFFC4">
            <text:p>FFFFFFFFC4</text:p>
          </table:table-cell>
          <table:table-cell table:style-name="ce3" table:formula="of:=DEC2HEX(ROUND(IF([.$B71]/COS([.AJ$2]*0.0174533)&lt;255;[.$B71]/COS([.AJ$2]*0.0174533);255);0)  ;2)" office:value-type="string" office:string-value="FFFFFFFFC4">
            <text:p>FFFFFFFFC4</text:p>
          </table:table-cell>
          <table:table-cell table:style-name="ce3" table:formula="of:=DEC2HEX(ROUND(IF([.$B71]/COS([.AK$2]*0.0174533)&lt;255;[.$B71]/COS([.AK$2]*0.0174533);255);0)  ;2)" office:value-type="string" office:string-value="FFFFFFFFC3">
            <text:p>FFFFFFFFC3</text:p>
          </table:table-cell>
          <table:table-cell table:style-name="ce3" table:formula="of:=DEC2HEX(ROUND(IF([.$B71]/COS([.AL$2]*0.0174533)&lt;255;[.$B71]/COS([.AL$2]*0.0174533);255);0)  ;2)" office:value-type="string" office:string-value="FFFFFFFFC1">
            <text:p>FFFFFFFFC1</text:p>
          </table:table-cell>
          <table:table-cell table:style-name="ce3" table:formula="of:=DEC2HEX(ROUND(IF([.$B71]/COS([.AM$2]*0.0174533)&lt;255;[.$B71]/COS([.AM$2]*0.0174533);255);0)  ;2)" office:value-type="string" office:string-value="FFFFFFFFBF">
            <text:p>FFFFFFFFBF</text:p>
          </table:table-cell>
          <table:table-cell table:style-name="ce3" table:formula="of:=DEC2HEX(ROUND(IF([.$B71]/COS([.AN$2]*0.0174533)&lt;255;[.$B71]/COS([.AN$2]*0.0174533);255);0)  ;2)" office:value-type="string" office:string-value="FFFFFFFFBC">
            <text:p>FFFFFFFFBC</text:p>
          </table:table-cell>
          <table:table-cell table:style-name="ce3" table:formula="of:=DEC2HEX(ROUND(IF([.$B71]/COS([.AO$2]*0.0174533)&lt;255;[.$B71]/COS([.AO$2]*0.0174533);255);0)  ;2)" office:value-type="string" office:string-value="FFFFFFFFB8">
            <text:p>FFFFFFFFB8</text:p>
          </table:table-cell>
          <table:table-cell table:style-name="ce3" table:formula="of:=DEC2HEX(ROUND(IF([.$B71]/COS([.AP$2]*0.0174533)&lt;255;[.$B71]/COS([.AP$2]*0.0174533);255);0)  ;2)" office:value-type="string" office:string-value="FFFFFFFFB2">
            <text:p>FFFFFFFFB2</text:p>
          </table:table-cell>
          <table:table-cell table:style-name="ce3" table:formula="of:=DEC2HEX(ROUND(IF([.$B71]/COS([.AQ$2]*0.0174533)&lt;255;[.$B71]/COS([.AQ$2]*0.0174533);255);0)  ;2)" office:value-type="string" office:string-value="FFFFFFFFAB">
            <text:p>FFFFFFFFAB</text:p>
          </table:table-cell>
          <table:table-cell table:style-name="ce3" table:formula="of:=DEC2HEX(ROUND(IF([.$B71]/COS([.AR$2]*0.0174533)&lt;255;[.$B71]/COS([.AR$2]*0.0174533);255);0)  ;2)" office:value-type="string" office:string-value="FFFFFFFFA1">
            <text:p>FFFFFFFFA1</text:p>
          </table:table-cell>
          <table:table-cell table:style-name="ce3" table:formula="of:=DEC2HEX(ROUND(IF([.$B71]/COS([.AS$2]*0.0174533)&lt;255;[.$B71]/COS([.AS$2]*0.0174533);255);0)  ;2)" office:value-type="string" office:string-value="FFFFFFFF94">
            <text:p>FFFFFFFF94</text:p>
          </table:table-cell>
          <table:table-cell table:style-name="ce3" table:formula="of:=DEC2HEX(ROUND(IF([.$B71]/COS([.AT$2]*0.0174533)&lt;255;[.$B71]/COS([.AT$2]*0.0174533);255);0)  ;2)" office:value-type="string" office:string-value="FFFFFFFF81">
            <text:p>FFFFFFFF81</text:p>
          </table:table-cell>
          <table:table-cell table:style-name="ce3" table:formula="of:=DEC2HEX(ROUND(IF([.$B71]/COS([.AU$2]*0.0174533)&lt;255;[.$B71]/COS([.AU$2]*0.0174533);255);0)  ;2)" office:value-type="string" office:string-value="FFFFFFFF63">
            <text:p>FFFFFFFF63</text:p>
          </table:table-cell>
          <table:table-cell table:style-name="ce3" table:formula="of:=DEC2HEX(ROUND(IF([.$B71]/COS([.AV$2]*0.0174533)&lt;255;[.$B71]/COS([.AV$2]*0.0174533);255);0)  ;2)" office:value-type="string" office:string-value="FFFFFFFF31">
            <text:p>FFFFFFFF31</text:p>
          </table:table-cell>
          <table:table-cell table:style-name="ce3" table:formula="of:=DEC2HEX(ROUND(IF([.$B71]/COS([.AW$2]*0.0174533)&lt;255;[.$B71]/COS([.AW$2]*0.0174533);255);0)  ;2)" office:value-type="string" office:string-value="FFFFFFFECC">
            <text:p>FFFFFFFECC</text:p>
          </table:table-cell>
          <table:table-cell table:style-name="ce3" table:formula="of:=DEC2HEX(ROUND(IF([.$B71]/COS([.AX$2]*0.0174533)&lt;255;[.$B71]/COS([.AX$2]*0.0174533);255);0)  ;2)" office:value-type="string" office:string-value="FFFFFFFD9C">
            <text:p>FFFFFFFD9C</text:p>
          </table:table-cell>
          <table:table-cell table:style-name="ce3" table:formula="of:=DEC2HEX(ROUND(IF([.$B71]/COS([.AY$2]*0.0174533)&lt;255;[.$B71]/COS([.AY$2]*0.0174533);255);0)  ;2)" office:value-type="string" office:string-value="FF">
            <text:p>FF</text:p>
          </table:table-cell>
          <table:table-cell table:style-name="ce3" table:formula="of:=DEC2HEX(ROUND(IF([.$B71]/COS([.AZ$2]*0.0174533)&lt;255;[.$B71]/COS([.AZ$2]*0.0174533);255);0)  ;2)" office:value-type="string" office:string-value="FF">
            <text:p>FF</text:p>
          </table:table-cell>
          <table:table-cell table:style-name="ce3" table:formula="of:=DEC2HEX(ROUND(IF([.$B71]/COS([.BA$2]*0.0174533)&lt;255;[.$B71]/COS([.BA$2]*0.0174533);255);0)  ;2)" office:value-type="string" office:string-value="FF">
            <text:p>FF</text:p>
          </table:table-cell>
          <table:table-cell table:style-name="ce3" table:formula="of:=DEC2HEX(ROUND(IF([.$B71]/COS([.BB$2]*0.0174533)&lt;255;[.$B71]/COS([.BB$2]*0.0174533);255);0)  ;2)" office:value-type="string" office:string-value="CF">
            <text:p>CF</text:p>
          </table:table-cell>
          <table:table-cell table:style-name="ce3" table:formula="of:=DEC2HEX(ROUND(IF([.$B71]/COS([.BC$2]*0.0174533)&lt;255;[.$B71]/COS([.BC$2]*0.0174533);255);0)  ;2)" office:value-type="string" office:string-value="9D">
            <text:p>9D</text:p>
          </table:table-cell>
          <table:table-cell table:style-name="ce3" table:formula="of:=DEC2HEX(ROUND(IF([.$B71]/COS([.BD$2]*0.0174533)&lt;255;[.$B71]/COS([.BD$2]*0.0174533);255);0)  ;2)" office:value-type="string" office:string-value="7F">
            <text:p>7F</text:p>
          </table:table-cell>
          <table:table-cell table:style-name="ce3" table:formula="of:=DEC2HEX(ROUND(IF([.$B71]/COS([.BE$2]*0.0174533)&lt;255;[.$B71]/COS([.BE$2]*0.0174533);255);0)  ;2)" office:value-type="string" office:string-value="6C">
            <text:p>6C</text:p>
          </table:table-cell>
          <table:table-cell table:style-name="ce3" table:formula="of:=DEC2HEX(ROUND(IF([.$B71]/COS([.BF$2]*0.0174533)&lt;255;[.$B71]/COS([.BF$2]*0.0174533);255);0)  ;2)" office:value-type="string" office:string-value="5F">
            <text:p>5F</text:p>
          </table:table-cell>
          <table:table-cell table:style-name="ce3" table:formula="of:=DEC2HEX(ROUND(IF([.$B71]/COS([.BG$2]*0.0174533)&lt;255;[.$B71]/COS([.BG$2]*0.0174533);255);0)  ;2)" office:value-type="string" office:string-value="55">
            <text:p>55</text:p>
          </table:table-cell>
          <table:table-cell table:style-name="ce3" table:formula="of:=DEC2HEX(ROUND(IF([.$B71]/COS([.BH$2]*0.0174533)&lt;255;[.$B71]/COS([.BH$2]*0.0174533);255);0)  ;2)" office:value-type="string" office:string-value="4E">
            <text:p>4E</text:p>
          </table:table-cell>
          <table:table-cell table:style-name="ce3" table:formula="of:=DEC2HEX(ROUND(IF([.$B71]/COS([.BI$2]*0.0174533)&lt;255;[.$B71]/COS([.BI$2]*0.0174533);255);0)  ;2)" office:value-type="string" office:string-value="48">
            <text:p>48</text:p>
          </table:table-cell>
          <table:table-cell table:style-name="ce3" table:formula="of:=DEC2HEX(ROUND(IF([.$B71]/COS([.BJ$2]*0.0174533)&lt;255;[.$B71]/COS([.BJ$2]*0.0174533);255);0)  ;2)" office:value-type="string" office:string-value="44">
            <text:p>44</text:p>
          </table:table-cell>
          <table:table-cell table:style-name="ce3" table:formula="of:=DEC2HEX(ROUND(IF([.$B71]/COS([.BK$2]*0.0174533)&lt;255;[.$B71]/COS([.BK$2]*0.0174533);255);0)  ;2)" office:value-type="string" office:string-value="41">
            <text:p>41</text:p>
          </table:table-cell>
          <table:table-cell table:style-name="ce3" table:formula="of:=DEC2HEX(ROUND(IF([.$B71]/COS([.BL$2]*0.0174533)&lt;255;[.$B71]/COS([.BL$2]*0.0174533);255);0)  ;2)" office:value-type="string" office:string-value="3F">
            <text:p>3F</text:p>
          </table:table-cell>
          <table:table-cell table:style-name="ce3" table:formula="of:=DEC2HEX(ROUND(IF([.$B71]/COS([.BM$2]*0.0174533)&lt;255;[.$B71]/COS([.BM$2]*0.0174533);255);0)  ;2)" office:value-type="string" office:string-value="3D">
            <text:p>3D</text:p>
          </table:table-cell>
          <table:table-cell table:style-name="ce3" table:formula="of:=DEC2HEX(ROUND(IF([.$B71]/COS([.BN$2]*0.0174533)&lt;255;[.$B71]/COS([.BN$2]*0.0174533);255);0)  ;2)" office:value-type="string" office:string-value="3C">
            <text:p>3C</text:p>
          </table:table-cell>
          <table:table-cell table:style-name="ce3" table:formula="of:=DEC2HEX(ROUND(IF([.$B71]/COS([.BO$2]*0.0174533)&lt;255;[.$B71]/COS([.BO$2]*0.0174533);255);0)  ;2)" office:value-type="string" office:string-value="3C">
            <text:p>3C</text:p>
          </table:table-cell>
          <table:table-cell table:style-name="ce3" table:formula="of:=DEC2HEX(ROUND(IF([.$B71]/COS([.BP$2]*0.0174533)&lt;255;[.$B71]/COS([.BP$2]*0.0174533);255);0)  ;2)" office:value-type="string" office:string-value="3C">
            <text:p>3C</text:p>
          </table:table-cell>
          <table:table-cell table:style-name="ce3" table:formula="of:=DEC2HEX(ROUND(IF([.$B71]/COS([.BQ$2]*0.0174533)&lt;255;[.$B71]/COS([.BQ$2]*0.0174533);255);0)  ;2)" office:value-type="string" office:string-value="3D">
            <text:p>3D</text:p>
          </table:table-cell>
          <table:table-cell table:style-name="ce3" table:formula="of:=DEC2HEX(ROUND(IF([.$B71]/COS([.BR$2]*0.0174533)&lt;255;[.$B71]/COS([.BR$2]*0.0174533);255);0)  ;2)" office:value-type="string" office:string-value="3F">
            <text:p>3F</text:p>
          </table:table-cell>
          <table:table-cell table:style-name="ce3" table:formula="of:=DEC2HEX(ROUND(IF([.$B71]/COS([.BS$2]*0.0174533)&lt;255;[.$B71]/COS([.BS$2]*0.0174533);255);0)  ;2)" office:value-type="string" office:string-value="41">
            <text:p>41</text:p>
          </table:table-cell>
          <table:table-cell table:style-name="ce3" table:formula="of:=DEC2HEX(ROUND(IF([.$B71]/COS([.BT$2]*0.0174533)&lt;255;[.$B71]/COS([.BT$2]*0.0174533);255);0)  ;2)" office:value-type="string" office:string-value="44">
            <text:p>44</text:p>
          </table:table-cell>
          <table:table-cell table:style-name="ce3" table:formula="of:=DEC2HEX(ROUND(IF([.$B71]/COS([.BU$2]*0.0174533)&lt;255;[.$B71]/COS([.BU$2]*0.0174533);255);0)  ;2)" office:value-type="string" office:string-value="48">
            <text:p>48</text:p>
          </table:table-cell>
          <table:table-cell table:style-name="ce3" table:formula="of:=DEC2HEX(ROUND(IF([.$B71]/COS([.BV$2]*0.0174533)&lt;255;[.$B71]/COS([.BV$2]*0.0174533);255);0)  ;2)" office:value-type="string" office:string-value="4E">
            <text:p>4E</text:p>
          </table:table-cell>
          <table:table-cell table:style-name="ce3" table:formula="of:=DEC2HEX(ROUND(IF([.$B71]/COS([.BW$2]*0.0174533)&lt;255;[.$B71]/COS([.BW$2]*0.0174533);255);0)  ;2)" office:value-type="string" office:string-value="55">
            <text:p>55</text:p>
          </table:table-cell>
          <table:table-cell table:style-name="ce3" table:formula="of:=DEC2HEX(ROUND(IF([.$B71]/COS([.BX$2]*0.0174533)&lt;255;[.$B71]/COS([.BX$2]*0.0174533);255);0)  ;2)" office:value-type="string" office:string-value="5F">
            <text:p>5F</text:p>
          </table:table-cell>
          <table:table-cell table:style-name="ce3" table:formula="of:=DEC2HEX(ROUND(IF([.$B71]/COS([.BY$2]*0.0174533)&lt;255;[.$B71]/COS([.BY$2]*0.0174533);255);0)  ;2)" office:value-type="string" office:string-value="6C">
            <text:p>6C</text:p>
          </table:table-cell>
          <table:table-cell table:style-name="ce3" table:formula="of:=DEC2HEX(ROUND(IF([.$B71]/COS([.BZ$2]*0.0174533)&lt;255;[.$B71]/COS([.BZ$2]*0.0174533);255);0)  ;2)" office:value-type="string" office:string-value="7F">
            <text:p>7F</text:p>
          </table:table-cell>
          <table:table-cell table:style-name="ce3" table:formula="of:=DEC2HEX(ROUND(IF([.$B71]/COS([.CA$2]*0.0174533)&lt;255;[.$B71]/COS([.CA$2]*0.0174533);255);0)  ;2)" office:value-type="string" office:string-value="9D">
            <text:p>9D</text:p>
          </table:table-cell>
          <table:table-cell table:style-name="ce3" table:formula="of:=DEC2HEX(ROUND(IF([.$B71]/COS([.CB$2]*0.0174533)&lt;255;[.$B71]/COS([.CB$2]*0.0174533);255);0)  ;2)" office:value-type="string" office:string-value="CF">
            <text:p>CF</text:p>
          </table:table-cell>
          <table:table-cell table:style-name="ce3" table:formula="of:=DEC2HEX(ROUND(IF([.$B71]/COS([.CC$2]*0.0174533)&lt;255;[.$B7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1]+1" office:value-type="float" office:value="68">
            <text:p>68</text:p>
          </table:table-cell>
          <table:table-cell table:style-name="ce2" table:formula="of:=[.B71]-1" office:value-type="float" office:value="59">
            <text:p>59</text:p>
          </table:table-cell>
          <table:table-cell table:formula="of:=DEC2HEX(ROUND(IF([.$B72]/[.C$3]&lt;127;127-[.$B72]/[.C$3];0) ;0) ;2)" office:value-type="string" office:string-value="44">
            <text:p>44</text:p>
          </table:table-cell>
          <table:table-cell table:formula="of:=DEC2HEX(ROUND(IF([.$B72]/[.D$3]&lt;127;127-[.$B72]/[.D$3];0) ;0) ;2)" office:value-type="string" office:string-value="44">
            <text:p>44</text:p>
          </table:table-cell>
          <table:table-cell table:formula="of:=DEC2HEX(ROUND(IF([.$B72]/[.E$3]&lt;127;127-[.$B72]/[.E$3];0) ;0) ;2)" office:value-type="string" office:string-value="43">
            <text:p>43</text:p>
          </table:table-cell>
          <table:table-cell table:formula="of:=DEC2HEX(ROUND(IF([.$B72]/[.F$3]&lt;127;127-[.$B72]/[.F$3];0) ;0) ;2)" office:value-type="string" office:string-value="41">
            <text:p>41</text:p>
          </table:table-cell>
          <table:table-cell table:formula="of:=DEC2HEX(ROUND(IF([.$B72]/[.G$3]&lt;127;127-[.$B72]/[.G$3];0) ;0) ;2)" office:value-type="string" office:string-value="3F">
            <text:p>3F</text:p>
          </table:table-cell>
          <table:table-cell table:formula="of:=DEC2HEX(ROUND(IF([.$B72]/[.H$3]&lt;127;127-[.$B72]/[.H$3];0) ;0) ;2)" office:value-type="string" office:string-value="3C">
            <text:p>3C</text:p>
          </table:table-cell>
          <table:table-cell table:formula="of:=DEC2HEX(ROUND(IF([.$B72]/[.I$3]&lt;127;127-[.$B72]/[.I$3];0) ;0) ;2)" office:value-type="string" office:string-value="38">
            <text:p>38</text:p>
          </table:table-cell>
          <table:table-cell table:formula="of:=DEC2HEX(ROUND(IF([.$B72]/[.J$3]&lt;127;127-[.$B72]/[.J$3];0) ;0) ;2)" office:value-type="string" office:string-value="33">
            <text:p>33</text:p>
          </table:table-cell>
          <table:table-cell table:formula="of:=DEC2HEX(ROUND(IF([.$B72]/[.K$3]&lt;127;127-[.$B72]/[.K$3];0) ;0) ;2)" office:value-type="string" office:string-value="2C">
            <text:p>2C</text:p>
          </table:table-cell>
          <table:table-cell table:formula="of:=DEC2HEX(ROUND(IF([.$B72]/[.L$3]&lt;127;127-[.$B72]/[.L$3];0) ;0) ;2)" office:value-type="string" office:string-value="22">
            <text:p>22</text:p>
          </table:table-cell>
          <table:table-cell table:style-name="ce3" table:formula="of:=DEC2HEX(ROUND(IF([.$B72]/[.M$3]&lt;127;127-[.$B72]/[.M$3];0) ;0) ;2)" office:value-type="string" office:string-value="15">
            <text:p>15</text:p>
          </table:table-cell>
          <table:table-cell table:style-name="ce3" table:formula="of:=DEC2HEX(ROUND(IF([.$B72]/[.N$3]&lt;127;127-[.$B72]/[.N$3];0) ;0) ;2)" office:value-type="string" office:string-value="02">
            <text:p>02</text:p>
          </table:table-cell>
          <table:table-cell table:style-name="ce3" table:formula="of:=DEC2HEX(ROUND(IF([.$B72]/[.O$3]&lt;127;127-[.$B72]/[.O$3];0) ;0) ;2)" office:value-type="string" office:string-value="00">
            <text:p>00</text:p>
          </table:table-cell>
          <table:table-cell table:style-name="ce3" table:formula="of:=DEC2HEX(ROUND(IF([.$B72]/[.P$3]&lt;127;127-[.$B72]/[.P$3];0) ;0) ;2)" office:value-type="string" office:string-value="00">
            <text:p>00</text:p>
          </table:table-cell>
          <table:table-cell table:style-name="ce3" table:formula="of:=DEC2HEX(ROUND(IF([.$B72]/[.Q$3]&lt;127;127-[.$B72]/[.Q$3];0) ;0) ;2)" office:value-type="string" office:string-value="00">
            <text:p>00</text:p>
          </table:table-cell>
          <table:table-cell table:style-name="ce3" table:formula="of:=DEC2HEX(ROUND(IF([.$B72]/[.R$3]&lt;127;127-[.$B72]/[.R$3];0) ;0) ;2)" office:value-type="string" office:string-value="00">
            <text:p>00</text:p>
          </table:table-cell>
          <table:table-cell table:style-name="ce3" table:formula="of:=DEC2HEX(ROUND(IF([.$B72]/[.S$3]&lt;127;[.$B72]/[.S$3];127) ;0) ;2)" office:value-type="float" office:value="0">
            <text:p>#ДЕЛ/0!</text:p>
          </table:table-cell>
          <table:table-cell table:style-name="ce3" table:formula="of:=DEC2HEX(ROUND(IF([.$B72]/[.T$3]&lt;127;[.$B72]/[.T$3];127) ;0) ;2)" office:value-type="string" office:string-value="FFFFFFFDA6">
            <text:p>FFFFFFFDA6</text:p>
          </table:table-cell>
          <table:table-cell table:style-name="ce3" table:formula="of:=DEC2HEX(ROUND(IF([.$B72]/[.U$3]&lt;127;[.$B72]/[.U$3];127) ;0) ;2)" office:value-type="string" office:string-value="FFFFFFFED1">
            <text:p>FFFFFFFED1</text:p>
          </table:table-cell>
          <table:table-cell table:style-name="ce3" table:formula="of:=DEC2HEX(ROUND(IF([.$B72]/[.V$3]&lt;127;[.$B72]/[.V$3];127) ;0) ;2)" office:value-type="string" office:string-value="FFFFFFFF35">
            <text:p>FFFFFFFF35</text:p>
          </table:table-cell>
          <table:table-cell table:style-name="ce3" table:formula="of:=DEC2HEX(ROUND(IF([.$B72]/[.W$3]&lt;127;[.$B72]/[.W$3];127) ;0) ;2)" office:value-type="string" office:string-value="FFFFFFFF66">
            <text:p>FFFFFFFF66</text:p>
          </table:table-cell>
          <table:table-cell table:style-name="ce3" table:formula="of:=DEC2HEX(ROUND(IF([.$B72]/[.X$3]&lt;127;[.$B72]/[.X$3];127) ;0) ;2)" office:value-type="string" office:string-value="FFFFFFFF83">
            <text:p>FFFFFFFF83</text:p>
          </table:table-cell>
          <table:table-cell table:style-name="ce3" table:formula="of:=DEC2HEX(ROUND(IF([.$B72]/[.Y$3]&lt;127;[.$B72]/[.Y$3];127) ;0) ;2)" office:value-type="string" office:string-value="FFFFFFFF96">
            <text:p>FFFFFFFF96</text:p>
          </table:table-cell>
          <table:table-cell table:style-name="ce3" table:formula="of:=DEC2HEX(ROUND(IF([.$B72]/[.Z$3]&lt;127;[.$B72]/[.Z$3];127) ;0) ;2)" office:value-type="string" office:string-value="FFFFFFFFA3">
            <text:p>FFFFFFFFA3</text:p>
          </table:table-cell>
          <table:table-cell table:style-name="ce3" table:formula="of:=DEC2HEX(ROUND(IF([.$B72]/[.AA$3]&lt;127;[.$B72]/[.AA$3];127) ;0) ;2)" office:value-type="string" office:string-value="FFFFFFFFAD">
            <text:p>FFFFFFFFAD</text:p>
          </table:table-cell>
          <table:table-cell table:style-name="ce3" table:formula="of:=DEC2HEX(ROUND(IF([.$B72]/[.AB$3]&lt;127;[.$B72]/[.AB$3];127) ;0) ;2)" office:value-type="string" office:string-value="FFFFFFFFB4">
            <text:p>FFFFFFFFB4</text:p>
          </table:table-cell>
          <table:table-cell table:style-name="ce3" table:formula="of:=DEC2HEX(ROUND(IF([.$B72]/[.AC$3]&lt;127;[.$B72]/[.AC$3];127) ;0) ;2)" office:value-type="string" office:string-value="FFFFFFFFB9">
            <text:p>FFFFFFFFB9</text:p>
          </table:table-cell>
          <table:table-cell table:style-name="ce3" table:formula="of:=DEC2HEX(ROUND(IF([.$B72]/[.AD$3]&lt;127;[.$B72]/[.AD$3];127) ;0) ;2)" office:value-type="string" office:string-value="FFFFFFFFBD">
            <text:p>FFFFFFFFBD</text:p>
          </table:table-cell>
          <table:table-cell table:style-name="ce3" table:formula="of:=DEC2HEX(ROUND(IF([.$B72]/[.AE$3]&lt;127;[.$B72]/[.AE$3];127) ;0) ;2)" office:value-type="string" office:string-value="FFFFFFFFC0">
            <text:p>FFFFFFFFC0</text:p>
          </table:table-cell>
          <table:table-cell table:style-name="ce3" table:formula="of:=DEC2HEX(ROUND(IF([.$B72]/[.AF$3]&lt;127;[.$B72]/[.AF$3];127) ;0) ;2)" office:value-type="string" office:string-value="FFFFFFFFC2">
            <text:p>FFFFFFFFC2</text:p>
          </table:table-cell>
          <table:table-cell table:style-name="ce3" table:formula="of:=DEC2HEX(ROUND(IF([.$B72]/[.AG$3]&lt;127;[.$B72]/[.AG$3];127) ;0) ;2)" office:value-type="string" office:string-value="FFFFFFFFC4">
            <text:p>FFFFFFFFC4</text:p>
          </table:table-cell>
          <table:table-cell table:style-name="ce3" table:formula="of:=DEC2HEX(ROUND(IF([.$B72]/[.AH$3]&lt;127;[.$B72]/[.AH$3];127) ;0) ;2)" office:value-type="string" office:string-value="FFFFFFFFC5">
            <text:p>FFFFFFFFC5</text:p>
          </table:table-cell>
          <table:table-cell table:style-name="ce3" table:formula="of:=DEC2HEX(ROUND(IF([.$B72]/COS([.AI$2]*0.0174533)&lt;255;[.$B72]/COS([.AI$2]*0.0174533);255);0)  ;2)" office:value-type="string" office:string-value="FFFFFFFFC5">
            <text:p>FFFFFFFFC5</text:p>
          </table:table-cell>
          <table:table-cell table:style-name="ce3" table:formula="of:=DEC2HEX(ROUND(IF([.$B72]/COS([.AJ$2]*0.0174533)&lt;255;[.$B72]/COS([.AJ$2]*0.0174533);255);0)  ;2)" office:value-type="string" office:string-value="FFFFFFFFC5">
            <text:p>FFFFFFFFC5</text:p>
          </table:table-cell>
          <table:table-cell table:style-name="ce3" table:formula="of:=DEC2HEX(ROUND(IF([.$B72]/COS([.AK$2]*0.0174533)&lt;255;[.$B72]/COS([.AK$2]*0.0174533);255);0)  ;2)" office:value-type="string" office:string-value="FFFFFFFFC4">
            <text:p>FFFFFFFFC4</text:p>
          </table:table-cell>
          <table:table-cell table:style-name="ce3" table:formula="of:=DEC2HEX(ROUND(IF([.$B72]/COS([.AL$2]*0.0174533)&lt;255;[.$B72]/COS([.AL$2]*0.0174533);255);0)  ;2)" office:value-type="string" office:string-value="FFFFFFFFC2">
            <text:p>FFFFFFFFC2</text:p>
          </table:table-cell>
          <table:table-cell table:style-name="ce3" table:formula="of:=DEC2HEX(ROUND(IF([.$B72]/COS([.AM$2]*0.0174533)&lt;255;[.$B72]/COS([.AM$2]*0.0174533);255);0)  ;2)" office:value-type="string" office:string-value="FFFFFFFFC0">
            <text:p>FFFFFFFFC0</text:p>
          </table:table-cell>
          <table:table-cell table:style-name="ce3" table:formula="of:=DEC2HEX(ROUND(IF([.$B72]/COS([.AN$2]*0.0174533)&lt;255;[.$B72]/COS([.AN$2]*0.0174533);255);0)  ;2)" office:value-type="string" office:string-value="FFFFFFFFBD">
            <text:p>FFFFFFFFBD</text:p>
          </table:table-cell>
          <table:table-cell table:style-name="ce3" table:formula="of:=DEC2HEX(ROUND(IF([.$B72]/COS([.AO$2]*0.0174533)&lt;255;[.$B72]/COS([.AO$2]*0.0174533);255);0)  ;2)" office:value-type="string" office:string-value="FFFFFFFFB9">
            <text:p>FFFFFFFFB9</text:p>
          </table:table-cell>
          <table:table-cell table:style-name="ce3" table:formula="of:=DEC2HEX(ROUND(IF([.$B72]/COS([.AP$2]*0.0174533)&lt;255;[.$B72]/COS([.AP$2]*0.0174533);255);0)  ;2)" office:value-type="string" office:string-value="FFFFFFFFB4">
            <text:p>FFFFFFFFB4</text:p>
          </table:table-cell>
          <table:table-cell table:style-name="ce3" table:formula="of:=DEC2HEX(ROUND(IF([.$B72]/COS([.AQ$2]*0.0174533)&lt;255;[.$B72]/COS([.AQ$2]*0.0174533);255);0)  ;2)" office:value-type="string" office:string-value="FFFFFFFFAD">
            <text:p>FFFFFFFFAD</text:p>
          </table:table-cell>
          <table:table-cell table:style-name="ce3" table:formula="of:=DEC2HEX(ROUND(IF([.$B72]/COS([.AR$2]*0.0174533)&lt;255;[.$B72]/COS([.AR$2]*0.0174533);255);0)  ;2)" office:value-type="string" office:string-value="FFFFFFFFA3">
            <text:p>FFFFFFFFA3</text:p>
          </table:table-cell>
          <table:table-cell table:style-name="ce3" table:formula="of:=DEC2HEX(ROUND(IF([.$B72]/COS([.AS$2]*0.0174533)&lt;255;[.$B72]/COS([.AS$2]*0.0174533);255);0)  ;2)" office:value-type="string" office:string-value="FFFFFFFF96">
            <text:p>FFFFFFFF96</text:p>
          </table:table-cell>
          <table:table-cell table:style-name="ce3" table:formula="of:=DEC2HEX(ROUND(IF([.$B72]/COS([.AT$2]*0.0174533)&lt;255;[.$B72]/COS([.AT$2]*0.0174533);255);0)  ;2)" office:value-type="string" office:string-value="FFFFFFFF83">
            <text:p>FFFFFFFF83</text:p>
          </table:table-cell>
          <table:table-cell table:style-name="ce3" table:formula="of:=DEC2HEX(ROUND(IF([.$B72]/COS([.AU$2]*0.0174533)&lt;255;[.$B72]/COS([.AU$2]*0.0174533);255);0)  ;2)" office:value-type="string" office:string-value="FFFFFFFF66">
            <text:p>FFFFFFFF66</text:p>
          </table:table-cell>
          <table:table-cell table:style-name="ce3" table:formula="of:=DEC2HEX(ROUND(IF([.$B72]/COS([.AV$2]*0.0174533)&lt;255;[.$B72]/COS([.AV$2]*0.0174533);255);0)  ;2)" office:value-type="string" office:string-value="FFFFFFFF35">
            <text:p>FFFFFFFF35</text:p>
          </table:table-cell>
          <table:table-cell table:style-name="ce3" table:formula="of:=DEC2HEX(ROUND(IF([.$B72]/COS([.AW$2]*0.0174533)&lt;255;[.$B72]/COS([.AW$2]*0.0174533);255);0)  ;2)" office:value-type="string" office:string-value="FFFFFFFED2">
            <text:p>FFFFFFFED2</text:p>
          </table:table-cell>
          <table:table-cell table:style-name="ce3" table:formula="of:=DEC2HEX(ROUND(IF([.$B72]/COS([.AX$2]*0.0174533)&lt;255;[.$B72]/COS([.AX$2]*0.0174533);255);0)  ;2)" office:value-type="string" office:string-value="FFFFFFFDA6">
            <text:p>FFFFFFFDA6</text:p>
          </table:table-cell>
          <table:table-cell table:style-name="ce3" table:formula="of:=DEC2HEX(ROUND(IF([.$B72]/COS([.AY$2]*0.0174533)&lt;255;[.$B72]/COS([.AY$2]*0.0174533);255);0)  ;2)" office:value-type="string" office:string-value="FF">
            <text:p>FF</text:p>
          </table:table-cell>
          <table:table-cell table:style-name="ce3" table:formula="of:=DEC2HEX(ROUND(IF([.$B72]/COS([.AZ$2]*0.0174533)&lt;255;[.$B72]/COS([.AZ$2]*0.0174533);255);0)  ;2)" office:value-type="string" office:string-value="FF">
            <text:p>FF</text:p>
          </table:table-cell>
          <table:table-cell table:style-name="ce3" table:formula="of:=DEC2HEX(ROUND(IF([.$B72]/COS([.BA$2]*0.0174533)&lt;255;[.$B72]/COS([.BA$2]*0.0174533);255);0)  ;2)" office:value-type="string" office:string-value="FF">
            <text:p>FF</text:p>
          </table:table-cell>
          <table:table-cell table:style-name="ce3" table:formula="of:=DEC2HEX(ROUND(IF([.$B72]/COS([.BB$2]*0.0174533)&lt;255;[.$B72]/COS([.BB$2]*0.0174533);255);0)  ;2)" office:value-type="string" office:string-value="CB">
            <text:p>CB</text:p>
          </table:table-cell>
          <table:table-cell table:style-name="ce3" table:formula="of:=DEC2HEX(ROUND(IF([.$B72]/COS([.BC$2]*0.0174533)&lt;255;[.$B72]/COS([.BC$2]*0.0174533);255);0)  ;2)" office:value-type="string" office:string-value="9A">
            <text:p>9A</text:p>
          </table:table-cell>
          <table:table-cell table:style-name="ce3" table:formula="of:=DEC2HEX(ROUND(IF([.$B72]/COS([.BD$2]*0.0174533)&lt;255;[.$B72]/COS([.BD$2]*0.0174533);255);0)  ;2)" office:value-type="string" office:string-value="7D">
            <text:p>7D</text:p>
          </table:table-cell>
          <table:table-cell table:style-name="ce3" table:formula="of:=DEC2HEX(ROUND(IF([.$B72]/COS([.BE$2]*0.0174533)&lt;255;[.$B72]/COS([.BE$2]*0.0174533);255);0)  ;2)" office:value-type="string" office:string-value="6A">
            <text:p>6A</text:p>
          </table:table-cell>
          <table:table-cell table:style-name="ce3" table:formula="of:=DEC2HEX(ROUND(IF([.$B72]/COS([.BF$2]*0.0174533)&lt;255;[.$B72]/COS([.BF$2]*0.0174533);255);0)  ;2)" office:value-type="string" office:string-value="5D">
            <text:p>5D</text:p>
          </table:table-cell>
          <table:table-cell table:style-name="ce3" table:formula="of:=DEC2HEX(ROUND(IF([.$B72]/COS([.BG$2]*0.0174533)&lt;255;[.$B72]/COS([.BG$2]*0.0174533);255);0)  ;2)" office:value-type="string" office:string-value="53">
            <text:p>53</text:p>
          </table:table-cell>
          <table:table-cell table:style-name="ce3" table:formula="of:=DEC2HEX(ROUND(IF([.$B72]/COS([.BH$2]*0.0174533)&lt;255;[.$B72]/COS([.BH$2]*0.0174533);255);0)  ;2)" office:value-type="string" office:string-value="4C">
            <text:p>4C</text:p>
          </table:table-cell>
          <table:table-cell table:style-name="ce3" table:formula="of:=DEC2HEX(ROUND(IF([.$B72]/COS([.BI$2]*0.0174533)&lt;255;[.$B72]/COS([.BI$2]*0.0174533);255);0)  ;2)" office:value-type="string" office:string-value="47">
            <text:p>47</text:p>
          </table:table-cell>
          <table:table-cell table:style-name="ce3" table:formula="of:=DEC2HEX(ROUND(IF([.$B72]/COS([.BJ$2]*0.0174533)&lt;255;[.$B72]/COS([.BJ$2]*0.0174533);255);0)  ;2)" office:value-type="string" office:string-value="43">
            <text:p>43</text:p>
          </table:table-cell>
          <table:table-cell table:style-name="ce3" table:formula="of:=DEC2HEX(ROUND(IF([.$B72]/COS([.BK$2]*0.0174533)&lt;255;[.$B72]/COS([.BK$2]*0.0174533);255);0)  ;2)" office:value-type="string" office:string-value="40">
            <text:p>40</text:p>
          </table:table-cell>
          <table:table-cell table:style-name="ce3" table:formula="of:=DEC2HEX(ROUND(IF([.$B72]/COS([.BL$2]*0.0174533)&lt;255;[.$B72]/COS([.BL$2]*0.0174533);255);0)  ;2)" office:value-type="string" office:string-value="3E">
            <text:p>3E</text:p>
          </table:table-cell>
          <table:table-cell table:style-name="ce3" table:formula="of:=DEC2HEX(ROUND(IF([.$B72]/COS([.BM$2]*0.0174533)&lt;255;[.$B72]/COS([.BM$2]*0.0174533);255);0)  ;2)" office:value-type="string" office:string-value="3C">
            <text:p>3C</text:p>
          </table:table-cell>
          <table:table-cell table:style-name="ce3" table:formula="of:=DEC2HEX(ROUND(IF([.$B72]/COS([.BN$2]*0.0174533)&lt;255;[.$B72]/COS([.BN$2]*0.0174533);255);0)  ;2)" office:value-type="string" office:string-value="3B">
            <text:p>3B</text:p>
          </table:table-cell>
          <table:table-cell table:style-name="ce3" table:formula="of:=DEC2HEX(ROUND(IF([.$B72]/COS([.BO$2]*0.0174533)&lt;255;[.$B72]/COS([.BO$2]*0.0174533);255);0)  ;2)" office:value-type="string" office:string-value="3B">
            <text:p>3B</text:p>
          </table:table-cell>
          <table:table-cell table:style-name="ce3" table:formula="of:=DEC2HEX(ROUND(IF([.$B72]/COS([.BP$2]*0.0174533)&lt;255;[.$B72]/COS([.BP$2]*0.0174533);255);0)  ;2)" office:value-type="string" office:string-value="3B">
            <text:p>3B</text:p>
          </table:table-cell>
          <table:table-cell table:style-name="ce3" table:formula="of:=DEC2HEX(ROUND(IF([.$B72]/COS([.BQ$2]*0.0174533)&lt;255;[.$B72]/COS([.BQ$2]*0.0174533);255);0)  ;2)" office:value-type="string" office:string-value="3C">
            <text:p>3C</text:p>
          </table:table-cell>
          <table:table-cell table:style-name="ce3" table:formula="of:=DEC2HEX(ROUND(IF([.$B72]/COS([.BR$2]*0.0174533)&lt;255;[.$B72]/COS([.BR$2]*0.0174533);255);0)  ;2)" office:value-type="string" office:string-value="3E">
            <text:p>3E</text:p>
          </table:table-cell>
          <table:table-cell table:style-name="ce3" table:formula="of:=DEC2HEX(ROUND(IF([.$B72]/COS([.BS$2]*0.0174533)&lt;255;[.$B72]/COS([.BS$2]*0.0174533);255);0)  ;2)" office:value-type="string" office:string-value="40">
            <text:p>40</text:p>
          </table:table-cell>
          <table:table-cell table:style-name="ce3" table:formula="of:=DEC2HEX(ROUND(IF([.$B72]/COS([.BT$2]*0.0174533)&lt;255;[.$B72]/COS([.BT$2]*0.0174533);255);0)  ;2)" office:value-type="string" office:string-value="43">
            <text:p>43</text:p>
          </table:table-cell>
          <table:table-cell table:style-name="ce3" table:formula="of:=DEC2HEX(ROUND(IF([.$B72]/COS([.BU$2]*0.0174533)&lt;255;[.$B72]/COS([.BU$2]*0.0174533);255);0)  ;2)" office:value-type="string" office:string-value="47">
            <text:p>47</text:p>
          </table:table-cell>
          <table:table-cell table:style-name="ce3" table:formula="of:=DEC2HEX(ROUND(IF([.$B72]/COS([.BV$2]*0.0174533)&lt;255;[.$B72]/COS([.BV$2]*0.0174533);255);0)  ;2)" office:value-type="string" office:string-value="4C">
            <text:p>4C</text:p>
          </table:table-cell>
          <table:table-cell table:style-name="ce3" table:formula="of:=DEC2HEX(ROUND(IF([.$B72]/COS([.BW$2]*0.0174533)&lt;255;[.$B72]/COS([.BW$2]*0.0174533);255);0)  ;2)" office:value-type="string" office:string-value="53">
            <text:p>53</text:p>
          </table:table-cell>
          <table:table-cell table:style-name="ce3" table:formula="of:=DEC2HEX(ROUND(IF([.$B72]/COS([.BX$2]*0.0174533)&lt;255;[.$B72]/COS([.BX$2]*0.0174533);255);0)  ;2)" office:value-type="string" office:string-value="5D">
            <text:p>5D</text:p>
          </table:table-cell>
          <table:table-cell table:style-name="ce3" table:formula="of:=DEC2HEX(ROUND(IF([.$B72]/COS([.BY$2]*0.0174533)&lt;255;[.$B72]/COS([.BY$2]*0.0174533);255);0)  ;2)" office:value-type="string" office:string-value="6A">
            <text:p>6A</text:p>
          </table:table-cell>
          <table:table-cell table:style-name="ce3" table:formula="of:=DEC2HEX(ROUND(IF([.$B72]/COS([.BZ$2]*0.0174533)&lt;255;[.$B72]/COS([.BZ$2]*0.0174533);255);0)  ;2)" office:value-type="string" office:string-value="7D">
            <text:p>7D</text:p>
          </table:table-cell>
          <table:table-cell table:style-name="ce3" table:formula="of:=DEC2HEX(ROUND(IF([.$B72]/COS([.CA$2]*0.0174533)&lt;255;[.$B72]/COS([.CA$2]*0.0174533);255);0)  ;2)" office:value-type="string" office:string-value="9A">
            <text:p>9A</text:p>
          </table:table-cell>
          <table:table-cell table:style-name="ce3" table:formula="of:=DEC2HEX(ROUND(IF([.$B72]/COS([.CB$2]*0.0174533)&lt;255;[.$B72]/COS([.CB$2]*0.0174533);255);0)  ;2)" office:value-type="string" office:string-value="CB">
            <text:p>CB</text:p>
          </table:table-cell>
          <table:table-cell table:style-name="ce3" table:formula="of:=DEC2HEX(ROUND(IF([.$B72]/COS([.CC$2]*0.0174533)&lt;255;[.$B72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2]+1" office:value-type="float" office:value="69">
            <text:p>69</text:p>
          </table:table-cell>
          <table:table-cell table:style-name="ce2" table:formula="of:=[.B72]-1" office:value-type="float" office:value="58">
            <text:p>58</text:p>
          </table:table-cell>
          <table:table-cell table:formula="of:=DEC2HEX(ROUND(IF([.$B73]/[.C$3]&lt;127;127-[.$B73]/[.C$3];0) ;0) ;2)" office:value-type="string" office:string-value="45">
            <text:p>45</text:p>
          </table:table-cell>
          <table:table-cell table:formula="of:=DEC2HEX(ROUND(IF([.$B73]/[.D$3]&lt;127;127-[.$B73]/[.D$3];0) ;0) ;2)" office:value-type="string" office:string-value="45">
            <text:p>45</text:p>
          </table:table-cell>
          <table:table-cell table:formula="of:=DEC2HEX(ROUND(IF([.$B73]/[.E$3]&lt;127;127-[.$B73]/[.E$3];0) ;0) ;2)" office:value-type="string" office:string-value="44">
            <text:p>44</text:p>
          </table:table-cell>
          <table:table-cell table:formula="of:=DEC2HEX(ROUND(IF([.$B73]/[.F$3]&lt;127;127-[.$B73]/[.F$3];0) ;0) ;2)" office:value-type="string" office:string-value="42">
            <text:p>42</text:p>
          </table:table-cell>
          <table:table-cell table:formula="of:=DEC2HEX(ROUND(IF([.$B73]/[.G$3]&lt;127;127-[.$B73]/[.G$3];0) ;0) ;2)" office:value-type="string" office:string-value="40">
            <text:p>40</text:p>
          </table:table-cell>
          <table:table-cell table:formula="of:=DEC2HEX(ROUND(IF([.$B73]/[.H$3]&lt;127;127-[.$B73]/[.H$3];0) ;0) ;2)" office:value-type="string" office:string-value="3D">
            <text:p>3D</text:p>
          </table:table-cell>
          <table:table-cell table:formula="of:=DEC2HEX(ROUND(IF([.$B73]/[.I$3]&lt;127;127-[.$B73]/[.I$3];0) ;0) ;2)" office:value-type="string" office:string-value="39">
            <text:p>39</text:p>
          </table:table-cell>
          <table:table-cell table:formula="of:=DEC2HEX(ROUND(IF([.$B73]/[.J$3]&lt;127;127-[.$B73]/[.J$3];0) ;0) ;2)" office:value-type="string" office:string-value="34">
            <text:p>34</text:p>
          </table:table-cell>
          <table:table-cell table:formula="of:=DEC2HEX(ROUND(IF([.$B73]/[.K$3]&lt;127;127-[.$B73]/[.K$3];0) ;0) ;2)" office:value-type="string" office:string-value="2D">
            <text:p>2D</text:p>
          </table:table-cell>
          <table:table-cell table:formula="of:=DEC2HEX(ROUND(IF([.$B73]/[.L$3]&lt;127;127-[.$B73]/[.L$3];0) ;0) ;2)" office:value-type="string" office:string-value="24">
            <text:p>24</text:p>
          </table:table-cell>
          <table:table-cell table:style-name="ce3" table:formula="of:=DEC2HEX(ROUND(IF([.$B73]/[.M$3]&lt;127;127-[.$B73]/[.M$3];0) ;0) ;2)" office:value-type="string" office:string-value="17">
            <text:p>17</text:p>
          </table:table-cell>
          <table:table-cell table:style-name="ce3" table:formula="of:=DEC2HEX(ROUND(IF([.$B73]/[.N$3]&lt;127;127-[.$B73]/[.N$3];0) ;0) ;2)" office:value-type="string" office:string-value="04">
            <text:p>04</text:p>
          </table:table-cell>
          <table:table-cell table:style-name="ce3" table:formula="of:=DEC2HEX(ROUND(IF([.$B73]/[.O$3]&lt;127;127-[.$B73]/[.O$3];0) ;0) ;2)" office:value-type="string" office:string-value="00">
            <text:p>00</text:p>
          </table:table-cell>
          <table:table-cell table:style-name="ce3" table:formula="of:=DEC2HEX(ROUND(IF([.$B73]/[.P$3]&lt;127;127-[.$B73]/[.P$3];0) ;0) ;2)" office:value-type="string" office:string-value="00">
            <text:p>00</text:p>
          </table:table-cell>
          <table:table-cell table:style-name="ce3" table:formula="of:=DEC2HEX(ROUND(IF([.$B73]/[.Q$3]&lt;127;127-[.$B73]/[.Q$3];0) ;0) ;2)" office:value-type="string" office:string-value="00">
            <text:p>00</text:p>
          </table:table-cell>
          <table:table-cell table:style-name="ce3" table:formula="of:=DEC2HEX(ROUND(IF([.$B73]/[.R$3]&lt;127;127-[.$B73]/[.R$3];0) ;0) ;2)" office:value-type="string" office:string-value="00">
            <text:p>00</text:p>
          </table:table-cell>
          <table:table-cell table:style-name="ce3" table:formula="of:=DEC2HEX(ROUND(IF([.$B73]/[.S$3]&lt;127;[.$B73]/[.S$3];127) ;0) ;2)" office:value-type="float" office:value="0">
            <text:p>#ДЕЛ/0!</text:p>
          </table:table-cell>
          <table:table-cell table:style-name="ce3" table:formula="of:=DEC2HEX(ROUND(IF([.$B73]/[.T$3]&lt;127;[.$B73]/[.T$3];127) ;0) ;2)" office:value-type="string" office:string-value="FFFFFFFDB0">
            <text:p>FFFFFFFDB0</text:p>
          </table:table-cell>
          <table:table-cell table:style-name="ce3" table:formula="of:=DEC2HEX(ROUND(IF([.$B73]/[.U$3]&lt;127;[.$B73]/[.U$3];127) ;0) ;2)" office:value-type="string" office:string-value="FFFFFFFED7">
            <text:p>FFFFFFFED7</text:p>
          </table:table-cell>
          <table:table-cell table:style-name="ce3" table:formula="of:=DEC2HEX(ROUND(IF([.$B73]/[.V$3]&lt;127;[.$B73]/[.V$3];127) ;0) ;2)" office:value-type="string" office:string-value="FFFFFFFF38">
            <text:p>FFFFFFFF38</text:p>
          </table:table-cell>
          <table:table-cell table:style-name="ce3" table:formula="of:=DEC2HEX(ROUND(IF([.$B73]/[.W$3]&lt;127;[.$B73]/[.W$3];127) ;0) ;2)" office:value-type="string" office:string-value="FFFFFFFF69">
            <text:p>FFFFFFFF69</text:p>
          </table:table-cell>
          <table:table-cell table:style-name="ce3" table:formula="of:=DEC2HEX(ROUND(IF([.$B73]/[.X$3]&lt;127;[.$B73]/[.X$3];127) ;0) ;2)" office:value-type="string" office:string-value="FFFFFFFF85">
            <text:p>FFFFFFFF85</text:p>
          </table:table-cell>
          <table:table-cell table:style-name="ce3" table:formula="of:=DEC2HEX(ROUND(IF([.$B73]/[.Y$3]&lt;127;[.$B73]/[.Y$3];127) ;0) ;2)" office:value-type="string" office:string-value="FFFFFFFF98">
            <text:p>FFFFFFFF98</text:p>
          </table:table-cell>
          <table:table-cell table:style-name="ce3" table:formula="of:=DEC2HEX(ROUND(IF([.$B73]/[.Z$3]&lt;127;[.$B73]/[.Z$3];127) ;0) ;2)" office:value-type="string" office:string-value="FFFFFFFFA5">
            <text:p>FFFFFFFFA5</text:p>
          </table:table-cell>
          <table:table-cell table:style-name="ce3" table:formula="of:=DEC2HEX(ROUND(IF([.$B73]/[.AA$3]&lt;127;[.$B73]/[.AA$3];127) ;0) ;2)" office:value-type="string" office:string-value="FFFFFFFFAE">
            <text:p>FFFFFFFFAE</text:p>
          </table:table-cell>
          <table:table-cell table:style-name="ce3" table:formula="of:=DEC2HEX(ROUND(IF([.$B73]/[.AB$3]&lt;127;[.$B73]/[.AB$3];127) ;0) ;2)" office:value-type="string" office:string-value="FFFFFFFFB5">
            <text:p>FFFFFFFFB5</text:p>
          </table:table-cell>
          <table:table-cell table:style-name="ce3" table:formula="of:=DEC2HEX(ROUND(IF([.$B73]/[.AC$3]&lt;127;[.$B73]/[.AC$3];127) ;0) ;2)" office:value-type="string" office:string-value="FFFFFFFFBA">
            <text:p>FFFFFFFFBA</text:p>
          </table:table-cell>
          <table:table-cell table:style-name="ce3" table:formula="of:=DEC2HEX(ROUND(IF([.$B73]/[.AD$3]&lt;127;[.$B73]/[.AD$3];127) ;0) ;2)" office:value-type="string" office:string-value="FFFFFFFFBE">
            <text:p>FFFFFFFFBE</text:p>
          </table:table-cell>
          <table:table-cell table:style-name="ce3" table:formula="of:=DEC2HEX(ROUND(IF([.$B73]/[.AE$3]&lt;127;[.$B73]/[.AE$3];127) ;0) ;2)" office:value-type="string" office:string-value="FFFFFFFFC1">
            <text:p>FFFFFFFFC1</text:p>
          </table:table-cell>
          <table:table-cell table:style-name="ce3" table:formula="of:=DEC2HEX(ROUND(IF([.$B73]/[.AF$3]&lt;127;[.$B73]/[.AF$3];127) ;0) ;2)" office:value-type="string" office:string-value="FFFFFFFFC3">
            <text:p>FFFFFFFFC3</text:p>
          </table:table-cell>
          <table:table-cell table:style-name="ce3" table:formula="of:=DEC2HEX(ROUND(IF([.$B73]/[.AG$3]&lt;127;[.$B73]/[.AG$3];127) ;0) ;2)" office:value-type="string" office:string-value="FFFFFFFFC5">
            <text:p>FFFFFFFFC5</text:p>
          </table:table-cell>
          <table:table-cell table:style-name="ce3" table:formula="of:=DEC2HEX(ROUND(IF([.$B73]/[.AH$3]&lt;127;[.$B73]/[.AH$3];127) ;0) ;2)" office:value-type="string" office:string-value="FFFFFFFFC6">
            <text:p>FFFFFFFFC6</text:p>
          </table:table-cell>
          <table:table-cell table:style-name="ce3" table:formula="of:=DEC2HEX(ROUND(IF([.$B73]/COS([.AI$2]*0.0174533)&lt;255;[.$B73]/COS([.AI$2]*0.0174533);255);0)  ;2)" office:value-type="string" office:string-value="FFFFFFFFC6">
            <text:p>FFFFFFFFC6</text:p>
          </table:table-cell>
          <table:table-cell table:style-name="ce3" table:formula="of:=DEC2HEX(ROUND(IF([.$B73]/COS([.AJ$2]*0.0174533)&lt;255;[.$B73]/COS([.AJ$2]*0.0174533);255);0)  ;2)" office:value-type="string" office:string-value="FFFFFFFFC6">
            <text:p>FFFFFFFFC6</text:p>
          </table:table-cell>
          <table:table-cell table:style-name="ce3" table:formula="of:=DEC2HEX(ROUND(IF([.$B73]/COS([.AK$2]*0.0174533)&lt;255;[.$B73]/COS([.AK$2]*0.0174533);255);0)  ;2)" office:value-type="string" office:string-value="FFFFFFFFC5">
            <text:p>FFFFFFFFC5</text:p>
          </table:table-cell>
          <table:table-cell table:style-name="ce3" table:formula="of:=DEC2HEX(ROUND(IF([.$B73]/COS([.AL$2]*0.0174533)&lt;255;[.$B73]/COS([.AL$2]*0.0174533);255);0)  ;2)" office:value-type="string" office:string-value="FFFFFFFFC3">
            <text:p>FFFFFFFFC3</text:p>
          </table:table-cell>
          <table:table-cell table:style-name="ce3" table:formula="of:=DEC2HEX(ROUND(IF([.$B73]/COS([.AM$2]*0.0174533)&lt;255;[.$B73]/COS([.AM$2]*0.0174533);255);0)  ;2)" office:value-type="string" office:string-value="FFFFFFFFC1">
            <text:p>FFFFFFFFC1</text:p>
          </table:table-cell>
          <table:table-cell table:style-name="ce3" table:formula="of:=DEC2HEX(ROUND(IF([.$B73]/COS([.AN$2]*0.0174533)&lt;255;[.$B73]/COS([.AN$2]*0.0174533);255);0)  ;2)" office:value-type="string" office:string-value="FFFFFFFFBE">
            <text:p>FFFFFFFFBE</text:p>
          </table:table-cell>
          <table:table-cell table:style-name="ce3" table:formula="of:=DEC2HEX(ROUND(IF([.$B73]/COS([.AO$2]*0.0174533)&lt;255;[.$B73]/COS([.AO$2]*0.0174533);255);0)  ;2)" office:value-type="string" office:string-value="FFFFFFFFBA">
            <text:p>FFFFFFFFBA</text:p>
          </table:table-cell>
          <table:table-cell table:style-name="ce3" table:formula="of:=DEC2HEX(ROUND(IF([.$B73]/COS([.AP$2]*0.0174533)&lt;255;[.$B73]/COS([.AP$2]*0.0174533);255);0)  ;2)" office:value-type="string" office:string-value="FFFFFFFFB5">
            <text:p>FFFFFFFFB5</text:p>
          </table:table-cell>
          <table:table-cell table:style-name="ce3" table:formula="of:=DEC2HEX(ROUND(IF([.$B73]/COS([.AQ$2]*0.0174533)&lt;255;[.$B73]/COS([.AQ$2]*0.0174533);255);0)  ;2)" office:value-type="string" office:string-value="FFFFFFFFAE">
            <text:p>FFFFFFFFAE</text:p>
          </table:table-cell>
          <table:table-cell table:style-name="ce3" table:formula="of:=DEC2HEX(ROUND(IF([.$B73]/COS([.AR$2]*0.0174533)&lt;255;[.$B73]/COS([.AR$2]*0.0174533);255);0)  ;2)" office:value-type="string" office:string-value="FFFFFFFFA5">
            <text:p>FFFFFFFFA5</text:p>
          </table:table-cell>
          <table:table-cell table:style-name="ce3" table:formula="of:=DEC2HEX(ROUND(IF([.$B73]/COS([.AS$2]*0.0174533)&lt;255;[.$B73]/COS([.AS$2]*0.0174533);255);0)  ;2)" office:value-type="string" office:string-value="FFFFFFFF98">
            <text:p>FFFFFFFF98</text:p>
          </table:table-cell>
          <table:table-cell table:style-name="ce3" table:formula="of:=DEC2HEX(ROUND(IF([.$B73]/COS([.AT$2]*0.0174533)&lt;255;[.$B73]/COS([.AT$2]*0.0174533);255);0)  ;2)" office:value-type="string" office:string-value="FFFFFFFF85">
            <text:p>FFFFFFFF85</text:p>
          </table:table-cell>
          <table:table-cell table:style-name="ce3" table:formula="of:=DEC2HEX(ROUND(IF([.$B73]/COS([.AU$2]*0.0174533)&lt;255;[.$B73]/COS([.AU$2]*0.0174533);255);0)  ;2)" office:value-type="string" office:string-value="FFFFFFFF68">
            <text:p>FFFFFFFF68</text:p>
          </table:table-cell>
          <table:table-cell table:style-name="ce3" table:formula="of:=DEC2HEX(ROUND(IF([.$B73]/COS([.AV$2]*0.0174533)&lt;255;[.$B73]/COS([.AV$2]*0.0174533);255);0)  ;2)" office:value-type="string" office:string-value="FFFFFFFF38">
            <text:p>FFFFFFFF38</text:p>
          </table:table-cell>
          <table:table-cell table:style-name="ce3" table:formula="of:=DEC2HEX(ROUND(IF([.$B73]/COS([.AW$2]*0.0174533)&lt;255;[.$B73]/COS([.AW$2]*0.0174533);255);0)  ;2)" office:value-type="string" office:string-value="FFFFFFFED7">
            <text:p>FFFFFFFED7</text:p>
          </table:table-cell>
          <table:table-cell table:style-name="ce3" table:formula="of:=DEC2HEX(ROUND(IF([.$B73]/COS([.AX$2]*0.0174533)&lt;255;[.$B73]/COS([.AX$2]*0.0174533);255);0)  ;2)" office:value-type="string" office:string-value="FFFFFFFDB0">
            <text:p>FFFFFFFDB0</text:p>
          </table:table-cell>
          <table:table-cell table:style-name="ce3" table:formula="of:=DEC2HEX(ROUND(IF([.$B73]/COS([.AY$2]*0.0174533)&lt;255;[.$B73]/COS([.AY$2]*0.0174533);255);0)  ;2)" office:value-type="string" office:string-value="FF">
            <text:p>FF</text:p>
          </table:table-cell>
          <table:table-cell table:style-name="ce3" table:formula="of:=DEC2HEX(ROUND(IF([.$B73]/COS([.AZ$2]*0.0174533)&lt;255;[.$B73]/COS([.AZ$2]*0.0174533);255);0)  ;2)" office:value-type="string" office:string-value="FF">
            <text:p>FF</text:p>
          </table:table-cell>
          <table:table-cell table:style-name="ce3" table:formula="of:=DEC2HEX(ROUND(IF([.$B73]/COS([.BA$2]*0.0174533)&lt;255;[.$B73]/COS([.BA$2]*0.0174533);255);0)  ;2)" office:value-type="string" office:string-value="FF">
            <text:p>FF</text:p>
          </table:table-cell>
          <table:table-cell table:style-name="ce3" table:formula="of:=DEC2HEX(ROUND(IF([.$B73]/COS([.BB$2]*0.0174533)&lt;255;[.$B73]/COS([.BB$2]*0.0174533);255);0)  ;2)" office:value-type="string" office:string-value="C8">
            <text:p>C8</text:p>
          </table:table-cell>
          <table:table-cell table:style-name="ce3" table:formula="of:=DEC2HEX(ROUND(IF([.$B73]/COS([.BC$2]*0.0174533)&lt;255;[.$B73]/COS([.BC$2]*0.0174533);255);0)  ;2)" office:value-type="string" office:string-value="98">
            <text:p>98</text:p>
          </table:table-cell>
          <table:table-cell table:style-name="ce3" table:formula="of:=DEC2HEX(ROUND(IF([.$B73]/COS([.BD$2]*0.0174533)&lt;255;[.$B73]/COS([.BD$2]*0.0174533);255);0)  ;2)" office:value-type="string" office:string-value="7B">
            <text:p>7B</text:p>
          </table:table-cell>
          <table:table-cell table:style-name="ce3" table:formula="of:=DEC2HEX(ROUND(IF([.$B73]/COS([.BE$2]*0.0174533)&lt;255;[.$B73]/COS([.BE$2]*0.0174533);255);0)  ;2)" office:value-type="string" office:string-value="68">
            <text:p>68</text:p>
          </table:table-cell>
          <table:table-cell table:style-name="ce3" table:formula="of:=DEC2HEX(ROUND(IF([.$B73]/COS([.BF$2]*0.0174533)&lt;255;[.$B73]/COS([.BF$2]*0.0174533);255);0)  ;2)" office:value-type="string" office:string-value="5B">
            <text:p>5B</text:p>
          </table:table-cell>
          <table:table-cell table:style-name="ce3" table:formula="of:=DEC2HEX(ROUND(IF([.$B73]/COS([.BG$2]*0.0174533)&lt;255;[.$B73]/COS([.BG$2]*0.0174533);255);0)  ;2)" office:value-type="string" office:string-value="52">
            <text:p>52</text:p>
          </table:table-cell>
          <table:table-cell table:style-name="ce3" table:formula="of:=DEC2HEX(ROUND(IF([.$B73]/COS([.BH$2]*0.0174533)&lt;255;[.$B73]/COS([.BH$2]*0.0174533);255);0)  ;2)" office:value-type="string" office:string-value="4B">
            <text:p>4B</text:p>
          </table:table-cell>
          <table:table-cell table:style-name="ce3" table:formula="of:=DEC2HEX(ROUND(IF([.$B73]/COS([.BI$2]*0.0174533)&lt;255;[.$B73]/COS([.BI$2]*0.0174533);255);0)  ;2)" office:value-type="string" office:string-value="46">
            <text:p>46</text:p>
          </table:table-cell>
          <table:table-cell table:style-name="ce3" table:formula="of:=DEC2HEX(ROUND(IF([.$B73]/COS([.BJ$2]*0.0174533)&lt;255;[.$B73]/COS([.BJ$2]*0.0174533);255);0)  ;2)" office:value-type="string" office:string-value="42">
            <text:p>42</text:p>
          </table:table-cell>
          <table:table-cell table:style-name="ce3" table:formula="of:=DEC2HEX(ROUND(IF([.$B73]/COS([.BK$2]*0.0174533)&lt;255;[.$B73]/COS([.BK$2]*0.0174533);255);0)  ;2)" office:value-type="string" office:string-value="3F">
            <text:p>3F</text:p>
          </table:table-cell>
          <table:table-cell table:style-name="ce3" table:formula="of:=DEC2HEX(ROUND(IF([.$B73]/COS([.BL$2]*0.0174533)&lt;255;[.$B73]/COS([.BL$2]*0.0174533);255);0)  ;2)" office:value-type="string" office:string-value="3D">
            <text:p>3D</text:p>
          </table:table-cell>
          <table:table-cell table:style-name="ce3" table:formula="of:=DEC2HEX(ROUND(IF([.$B73]/COS([.BM$2]*0.0174533)&lt;255;[.$B73]/COS([.BM$2]*0.0174533);255);0)  ;2)" office:value-type="string" office:string-value="3B">
            <text:p>3B</text:p>
          </table:table-cell>
          <table:table-cell table:style-name="ce3" table:formula="of:=DEC2HEX(ROUND(IF([.$B73]/COS([.BN$2]*0.0174533)&lt;255;[.$B73]/COS([.BN$2]*0.0174533);255);0)  ;2)" office:value-type="string" office:string-value="3A">
            <text:p>3A</text:p>
          </table:table-cell>
          <table:table-cell table:style-name="ce3" table:formula="of:=DEC2HEX(ROUND(IF([.$B73]/COS([.BO$2]*0.0174533)&lt;255;[.$B73]/COS([.BO$2]*0.0174533);255);0)  ;2)" office:value-type="string" office:string-value="3A">
            <text:p>3A</text:p>
          </table:table-cell>
          <table:table-cell table:style-name="ce3" table:formula="of:=DEC2HEX(ROUND(IF([.$B73]/COS([.BP$2]*0.0174533)&lt;255;[.$B73]/COS([.BP$2]*0.0174533);255);0)  ;2)" office:value-type="string" office:string-value="3A">
            <text:p>3A</text:p>
          </table:table-cell>
          <table:table-cell table:style-name="ce3" table:formula="of:=DEC2HEX(ROUND(IF([.$B73]/COS([.BQ$2]*0.0174533)&lt;255;[.$B73]/COS([.BQ$2]*0.0174533);255);0)  ;2)" office:value-type="string" office:string-value="3B">
            <text:p>3B</text:p>
          </table:table-cell>
          <table:table-cell table:style-name="ce3" table:formula="of:=DEC2HEX(ROUND(IF([.$B73]/COS([.BR$2]*0.0174533)&lt;255;[.$B73]/COS([.BR$2]*0.0174533);255);0)  ;2)" office:value-type="string" office:string-value="3D">
            <text:p>3D</text:p>
          </table:table-cell>
          <table:table-cell table:style-name="ce3" table:formula="of:=DEC2HEX(ROUND(IF([.$B73]/COS([.BS$2]*0.0174533)&lt;255;[.$B73]/COS([.BS$2]*0.0174533);255);0)  ;2)" office:value-type="string" office:string-value="3F">
            <text:p>3F</text:p>
          </table:table-cell>
          <table:table-cell table:style-name="ce3" table:formula="of:=DEC2HEX(ROUND(IF([.$B73]/COS([.BT$2]*0.0174533)&lt;255;[.$B73]/COS([.BT$2]*0.0174533);255);0)  ;2)" office:value-type="string" office:string-value="42">
            <text:p>42</text:p>
          </table:table-cell>
          <table:table-cell table:style-name="ce3" table:formula="of:=DEC2HEX(ROUND(IF([.$B73]/COS([.BU$2]*0.0174533)&lt;255;[.$B73]/COS([.BU$2]*0.0174533);255);0)  ;2)" office:value-type="string" office:string-value="46">
            <text:p>46</text:p>
          </table:table-cell>
          <table:table-cell table:style-name="ce3" table:formula="of:=DEC2HEX(ROUND(IF([.$B73]/COS([.BV$2]*0.0174533)&lt;255;[.$B73]/COS([.BV$2]*0.0174533);255);0)  ;2)" office:value-type="string" office:string-value="4B">
            <text:p>4B</text:p>
          </table:table-cell>
          <table:table-cell table:style-name="ce3" table:formula="of:=DEC2HEX(ROUND(IF([.$B73]/COS([.BW$2]*0.0174533)&lt;255;[.$B73]/COS([.BW$2]*0.0174533);255);0)  ;2)" office:value-type="string" office:string-value="52">
            <text:p>52</text:p>
          </table:table-cell>
          <table:table-cell table:style-name="ce3" table:formula="of:=DEC2HEX(ROUND(IF([.$B73]/COS([.BX$2]*0.0174533)&lt;255;[.$B73]/COS([.BX$2]*0.0174533);255);0)  ;2)" office:value-type="string" office:string-value="5B">
            <text:p>5B</text:p>
          </table:table-cell>
          <table:table-cell table:style-name="ce3" table:formula="of:=DEC2HEX(ROUND(IF([.$B73]/COS([.BY$2]*0.0174533)&lt;255;[.$B73]/COS([.BY$2]*0.0174533);255);0)  ;2)" office:value-type="string" office:string-value="68">
            <text:p>68</text:p>
          </table:table-cell>
          <table:table-cell table:style-name="ce3" table:formula="of:=DEC2HEX(ROUND(IF([.$B73]/COS([.BZ$2]*0.0174533)&lt;255;[.$B73]/COS([.BZ$2]*0.0174533);255);0)  ;2)" office:value-type="string" office:string-value="7B">
            <text:p>7B</text:p>
          </table:table-cell>
          <table:table-cell table:style-name="ce3" table:formula="of:=DEC2HEX(ROUND(IF([.$B73]/COS([.CA$2]*0.0174533)&lt;255;[.$B73]/COS([.CA$2]*0.0174533);255);0)  ;2)" office:value-type="string" office:string-value="98">
            <text:p>98</text:p>
          </table:table-cell>
          <table:table-cell table:style-name="ce3" table:formula="of:=DEC2HEX(ROUND(IF([.$B73]/COS([.CB$2]*0.0174533)&lt;255;[.$B73]/COS([.CB$2]*0.0174533);255);0)  ;2)" office:value-type="string" office:string-value="C8">
            <text:p>C8</text:p>
          </table:table-cell>
          <table:table-cell table:style-name="ce3" table:formula="of:=DEC2HEX(ROUND(IF([.$B73]/COS([.CC$2]*0.0174533)&lt;255;[.$B73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3]+1" office:value-type="float" office:value="70">
            <text:p>70</text:p>
          </table:table-cell>
          <table:table-cell table:style-name="ce2" table:formula="of:=[.B73]-1" office:value-type="float" office:value="57">
            <text:p>57</text:p>
          </table:table-cell>
          <table:table-cell table:formula="of:=DEC2HEX(ROUND(IF([.$B74]/[.C$3]&lt;127;127-[.$B74]/[.C$3];0) ;0) ;2)" office:value-type="string" office:string-value="46">
            <text:p>46</text:p>
          </table:table-cell>
          <table:table-cell table:formula="of:=DEC2HEX(ROUND(IF([.$B74]/[.D$3]&lt;127;127-[.$B74]/[.D$3];0) ;0) ;2)" office:value-type="string" office:string-value="46">
            <text:p>46</text:p>
          </table:table-cell>
          <table:table-cell table:formula="of:=DEC2HEX(ROUND(IF([.$B74]/[.E$3]&lt;127;127-[.$B74]/[.E$3];0) ;0) ;2)" office:value-type="string" office:string-value="45">
            <text:p>45</text:p>
          </table:table-cell>
          <table:table-cell table:formula="of:=DEC2HEX(ROUND(IF([.$B74]/[.F$3]&lt;127;127-[.$B74]/[.F$3];0) ;0) ;2)" office:value-type="string" office:string-value="43">
            <text:p>43</text:p>
          </table:table-cell>
          <table:table-cell table:formula="of:=DEC2HEX(ROUND(IF([.$B74]/[.G$3]&lt;127;127-[.$B74]/[.G$3];0) ;0) ;2)" office:value-type="string" office:string-value="41">
            <text:p>41</text:p>
          </table:table-cell>
          <table:table-cell table:formula="of:=DEC2HEX(ROUND(IF([.$B74]/[.H$3]&lt;127;127-[.$B74]/[.H$3];0) ;0) ;2)" office:value-type="string" office:string-value="3E">
            <text:p>3E</text:p>
          </table:table-cell>
          <table:table-cell table:formula="of:=DEC2HEX(ROUND(IF([.$B74]/[.I$3]&lt;127;127-[.$B74]/[.I$3];0) ;0) ;2)" office:value-type="string" office:string-value="3A">
            <text:p>3A</text:p>
          </table:table-cell>
          <table:table-cell table:formula="of:=DEC2HEX(ROUND(IF([.$B74]/[.J$3]&lt;127;127-[.$B74]/[.J$3];0) ;0) ;2)" office:value-type="string" office:string-value="35">
            <text:p>35</text:p>
          </table:table-cell>
          <table:table-cell table:formula="of:=DEC2HEX(ROUND(IF([.$B74]/[.K$3]&lt;127;127-[.$B74]/[.K$3];0) ;0) ;2)" office:value-type="string" office:string-value="2E">
            <text:p>2E</text:p>
          </table:table-cell>
          <table:table-cell table:formula="of:=DEC2HEX(ROUND(IF([.$B74]/[.L$3]&lt;127;127-[.$B74]/[.L$3];0) ;0) ;2)" office:value-type="string" office:string-value="25">
            <text:p>25</text:p>
          </table:table-cell>
          <table:table-cell table:style-name="ce3" table:formula="of:=DEC2HEX(ROUND(IF([.$B74]/[.M$3]&lt;127;127-[.$B74]/[.M$3];0) ;0) ;2)" office:value-type="string" office:string-value="18">
            <text:p>18</text:p>
          </table:table-cell>
          <table:table-cell table:style-name="ce3" table:formula="of:=DEC2HEX(ROUND(IF([.$B74]/[.N$3]&lt;127;127-[.$B74]/[.N$3];0) ;0) ;2)" office:value-type="string" office:string-value="06">
            <text:p>06</text:p>
          </table:table-cell>
          <table:table-cell table:style-name="ce3" table:formula="of:=DEC2HEX(ROUND(IF([.$B74]/[.O$3]&lt;127;127-[.$B74]/[.O$3];0) ;0) ;2)" office:value-type="string" office:string-value="00">
            <text:p>00</text:p>
          </table:table-cell>
          <table:table-cell table:style-name="ce3" table:formula="of:=DEC2HEX(ROUND(IF([.$B74]/[.P$3]&lt;127;127-[.$B74]/[.P$3];0) ;0) ;2)" office:value-type="string" office:string-value="00">
            <text:p>00</text:p>
          </table:table-cell>
          <table:table-cell table:style-name="ce3" table:formula="of:=DEC2HEX(ROUND(IF([.$B74]/[.Q$3]&lt;127;127-[.$B74]/[.Q$3];0) ;0) ;2)" office:value-type="string" office:string-value="00">
            <text:p>00</text:p>
          </table:table-cell>
          <table:table-cell table:style-name="ce3" table:formula="of:=DEC2HEX(ROUND(IF([.$B74]/[.R$3]&lt;127;127-[.$B74]/[.R$3];0) ;0) ;2)" office:value-type="string" office:string-value="00">
            <text:p>00</text:p>
          </table:table-cell>
          <table:table-cell table:style-name="ce3" table:formula="of:=DEC2HEX(ROUND(IF([.$B74]/[.S$3]&lt;127;[.$B74]/[.S$3];127) ;0) ;2)" office:value-type="float" office:value="0">
            <text:p>#ДЕЛ/0!</text:p>
          </table:table-cell>
          <table:table-cell table:style-name="ce3" table:formula="of:=DEC2HEX(ROUND(IF([.$B74]/[.T$3]&lt;127;[.$B74]/[.T$3];127) ;0) ;2)" office:value-type="string" office:string-value="FFFFFFFDBA">
            <text:p>FFFFFFFDBA</text:p>
          </table:table-cell>
          <table:table-cell table:style-name="ce3" table:formula="of:=DEC2HEX(ROUND(IF([.$B74]/[.U$3]&lt;127;[.$B74]/[.U$3];127) ;0) ;2)" office:value-type="string" office:string-value="FFFFFFFEDC">
            <text:p>FFFFFFFEDC</text:p>
          </table:table-cell>
          <table:table-cell table:style-name="ce3" table:formula="of:=DEC2HEX(ROUND(IF([.$B74]/[.V$3]&lt;127;[.$B74]/[.V$3];127) ;0) ;2)" office:value-type="string" office:string-value="FFFFFFFF3B">
            <text:p>FFFFFFFF3B</text:p>
          </table:table-cell>
          <table:table-cell table:style-name="ce3" table:formula="of:=DEC2HEX(ROUND(IF([.$B74]/[.W$3]&lt;127;[.$B74]/[.W$3];127) ;0) ;2)" office:value-type="string" office:string-value="FFFFFFFF6B">
            <text:p>FFFFFFFF6B</text:p>
          </table:table-cell>
          <table:table-cell table:style-name="ce3" table:formula="of:=DEC2HEX(ROUND(IF([.$B74]/[.X$3]&lt;127;[.$B74]/[.X$3];127) ;0) ;2)" office:value-type="string" office:string-value="FFFFFFFF87">
            <text:p>FFFFFFFF87</text:p>
          </table:table-cell>
          <table:table-cell table:style-name="ce3" table:formula="of:=DEC2HEX(ROUND(IF([.$B74]/[.Y$3]&lt;127;[.$B74]/[.Y$3];127) ;0) ;2)" office:value-type="string" office:string-value="FFFFFFFF99">
            <text:p>FFFFFFFF99</text:p>
          </table:table-cell>
          <table:table-cell table:style-name="ce3" table:formula="of:=DEC2HEX(ROUND(IF([.$B74]/[.Z$3]&lt;127;[.$B74]/[.Z$3];127) ;0) ;2)" office:value-type="string" office:string-value="FFFFFFFFA6">
            <text:p>FFFFFFFFA6</text:p>
          </table:table-cell>
          <table:table-cell table:style-name="ce3" table:formula="of:=DEC2HEX(ROUND(IF([.$B74]/[.AA$3]&lt;127;[.$B74]/[.AA$3];127) ;0) ;2)" office:value-type="string" office:string-value="FFFFFFFFAF">
            <text:p>FFFFFFFFAF</text:p>
          </table:table-cell>
          <table:table-cell table:style-name="ce3" table:formula="of:=DEC2HEX(ROUND(IF([.$B74]/[.AB$3]&lt;127;[.$B74]/[.AB$3];127) ;0) ;2)" office:value-type="string" office:string-value="FFFFFFFFB6">
            <text:p>FFFFFFFFB6</text:p>
          </table:table-cell>
          <table:table-cell table:style-name="ce3" table:formula="of:=DEC2HEX(ROUND(IF([.$B74]/[.AC$3]&lt;127;[.$B74]/[.AC$3];127) ;0) ;2)" office:value-type="string" office:string-value="FFFFFFFFBB">
            <text:p>FFFFFFFFBB</text:p>
          </table:table-cell>
          <table:table-cell table:style-name="ce3" table:formula="of:=DEC2HEX(ROUND(IF([.$B74]/[.AD$3]&lt;127;[.$B74]/[.AD$3];127) ;0) ;2)" office:value-type="string" office:string-value="FFFFFFFFBF">
            <text:p>FFFFFFFFBF</text:p>
          </table:table-cell>
          <table:table-cell table:style-name="ce3" table:formula="of:=DEC2HEX(ROUND(IF([.$B74]/[.AE$3]&lt;127;[.$B74]/[.AE$3];127) ;0) ;2)" office:value-type="string" office:string-value="FFFFFFFFC2">
            <text:p>FFFFFFFFC2</text:p>
          </table:table-cell>
          <table:table-cell table:style-name="ce3" table:formula="of:=DEC2HEX(ROUND(IF([.$B74]/[.AF$3]&lt;127;[.$B74]/[.AF$3];127) ;0) ;2)" office:value-type="string" office:string-value="FFFFFFFFC4">
            <text:p>FFFFFFFFC4</text:p>
          </table:table-cell>
          <table:table-cell table:style-name="ce3" table:formula="of:=DEC2HEX(ROUND(IF([.$B74]/[.AG$3]&lt;127;[.$B74]/[.AG$3];127) ;0) ;2)" office:value-type="string" office:string-value="FFFFFFFFC6">
            <text:p>FFFFFFFFC6</text:p>
          </table:table-cell>
          <table:table-cell table:style-name="ce3" table:formula="of:=DEC2HEX(ROUND(IF([.$B74]/[.AH$3]&lt;127;[.$B74]/[.AH$3];127) ;0) ;2)" office:value-type="string" office:string-value="FFFFFFFFC7">
            <text:p>FFFFFFFFC7</text:p>
          </table:table-cell>
          <table:table-cell table:style-name="ce3" table:formula="of:=DEC2HEX(ROUND(IF([.$B74]/COS([.AI$2]*0.0174533)&lt;255;[.$B74]/COS([.AI$2]*0.0174533);255);0)  ;2)" office:value-type="string" office:string-value="FFFFFFFFC7">
            <text:p>FFFFFFFFC7</text:p>
          </table:table-cell>
          <table:table-cell table:style-name="ce3" table:formula="of:=DEC2HEX(ROUND(IF([.$B74]/COS([.AJ$2]*0.0174533)&lt;255;[.$B74]/COS([.AJ$2]*0.0174533);255);0)  ;2)" office:value-type="string" office:string-value="FFFFFFFFC7">
            <text:p>FFFFFFFFC7</text:p>
          </table:table-cell>
          <table:table-cell table:style-name="ce3" table:formula="of:=DEC2HEX(ROUND(IF([.$B74]/COS([.AK$2]*0.0174533)&lt;255;[.$B74]/COS([.AK$2]*0.0174533);255);0)  ;2)" office:value-type="string" office:string-value="FFFFFFFFC6">
            <text:p>FFFFFFFFC6</text:p>
          </table:table-cell>
          <table:table-cell table:style-name="ce3" table:formula="of:=DEC2HEX(ROUND(IF([.$B74]/COS([.AL$2]*0.0174533)&lt;255;[.$B74]/COS([.AL$2]*0.0174533);255);0)  ;2)" office:value-type="string" office:string-value="FFFFFFFFC4">
            <text:p>FFFFFFFFC4</text:p>
          </table:table-cell>
          <table:table-cell table:style-name="ce3" table:formula="of:=DEC2HEX(ROUND(IF([.$B74]/COS([.AM$2]*0.0174533)&lt;255;[.$B74]/COS([.AM$2]*0.0174533);255);0)  ;2)" office:value-type="string" office:string-value="FFFFFFFFC2">
            <text:p>FFFFFFFFC2</text:p>
          </table:table-cell>
          <table:table-cell table:style-name="ce3" table:formula="of:=DEC2HEX(ROUND(IF([.$B74]/COS([.AN$2]*0.0174533)&lt;255;[.$B74]/COS([.AN$2]*0.0174533);255);0)  ;2)" office:value-type="string" office:string-value="FFFFFFFFBF">
            <text:p>FFFFFFFFBF</text:p>
          </table:table-cell>
          <table:table-cell table:style-name="ce3" table:formula="of:=DEC2HEX(ROUND(IF([.$B74]/COS([.AO$2]*0.0174533)&lt;255;[.$B74]/COS([.AO$2]*0.0174533);255);0)  ;2)" office:value-type="string" office:string-value="FFFFFFFFBB">
            <text:p>FFFFFFFFBB</text:p>
          </table:table-cell>
          <table:table-cell table:style-name="ce3" table:formula="of:=DEC2HEX(ROUND(IF([.$B74]/COS([.AP$2]*0.0174533)&lt;255;[.$B74]/COS([.AP$2]*0.0174533);255);0)  ;2)" office:value-type="string" office:string-value="FFFFFFFFB6">
            <text:p>FFFFFFFFB6</text:p>
          </table:table-cell>
          <table:table-cell table:style-name="ce3" table:formula="of:=DEC2HEX(ROUND(IF([.$B74]/COS([.AQ$2]*0.0174533)&lt;255;[.$B74]/COS([.AQ$2]*0.0174533);255);0)  ;2)" office:value-type="string" office:string-value="FFFFFFFFAF">
            <text:p>FFFFFFFFAF</text:p>
          </table:table-cell>
          <table:table-cell table:style-name="ce3" table:formula="of:=DEC2HEX(ROUND(IF([.$B74]/COS([.AR$2]*0.0174533)&lt;255;[.$B74]/COS([.AR$2]*0.0174533);255);0)  ;2)" office:value-type="string" office:string-value="FFFFFFFFA6">
            <text:p>FFFFFFFFA6</text:p>
          </table:table-cell>
          <table:table-cell table:style-name="ce3" table:formula="of:=DEC2HEX(ROUND(IF([.$B74]/COS([.AS$2]*0.0174533)&lt;255;[.$B74]/COS([.AS$2]*0.0174533);255);0)  ;2)" office:value-type="string" office:string-value="FFFFFFFF99">
            <text:p>FFFFFFFF99</text:p>
          </table:table-cell>
          <table:table-cell table:style-name="ce3" table:formula="of:=DEC2HEX(ROUND(IF([.$B74]/COS([.AT$2]*0.0174533)&lt;255;[.$B74]/COS([.AT$2]*0.0174533);255);0)  ;2)" office:value-type="string" office:string-value="FFFFFFFF87">
            <text:p>FFFFFFFF87</text:p>
          </table:table-cell>
          <table:table-cell table:style-name="ce3" table:formula="of:=DEC2HEX(ROUND(IF([.$B74]/COS([.AU$2]*0.0174533)&lt;255;[.$B74]/COS([.AU$2]*0.0174533);255);0)  ;2)" office:value-type="string" office:string-value="FFFFFFFF6B">
            <text:p>FFFFFFFF6B</text:p>
          </table:table-cell>
          <table:table-cell table:style-name="ce3" table:formula="of:=DEC2HEX(ROUND(IF([.$B74]/COS([.AV$2]*0.0174533)&lt;255;[.$B74]/COS([.AV$2]*0.0174533);255);0)  ;2)" office:value-type="string" office:string-value="FFFFFFFF3C">
            <text:p>FFFFFFFF3C</text:p>
          </table:table-cell>
          <table:table-cell table:style-name="ce3" table:formula="of:=DEC2HEX(ROUND(IF([.$B74]/COS([.AW$2]*0.0174533)&lt;255;[.$B74]/COS([.AW$2]*0.0174533);255);0)  ;2)" office:value-type="string" office:string-value="FFFFFFFEDC">
            <text:p>FFFFFFFEDC</text:p>
          </table:table-cell>
          <table:table-cell table:style-name="ce3" table:formula="of:=DEC2HEX(ROUND(IF([.$B74]/COS([.AX$2]*0.0174533)&lt;255;[.$B74]/COS([.AX$2]*0.0174533);255);0)  ;2)" office:value-type="string" office:string-value="FFFFFFFDBA">
            <text:p>FFFFFFFDBA</text:p>
          </table:table-cell>
          <table:table-cell table:style-name="ce3" table:formula="of:=DEC2HEX(ROUND(IF([.$B74]/COS([.AY$2]*0.0174533)&lt;255;[.$B74]/COS([.AY$2]*0.0174533);255);0)  ;2)" office:value-type="string" office:string-value="FF">
            <text:p>FF</text:p>
          </table:table-cell>
          <table:table-cell table:style-name="ce3" table:formula="of:=DEC2HEX(ROUND(IF([.$B74]/COS([.AZ$2]*0.0174533)&lt;255;[.$B74]/COS([.AZ$2]*0.0174533);255);0)  ;2)" office:value-type="string" office:string-value="FF">
            <text:p>FF</text:p>
          </table:table-cell>
          <table:table-cell table:style-name="ce3" table:formula="of:=DEC2HEX(ROUND(IF([.$B74]/COS([.BA$2]*0.0174533)&lt;255;[.$B74]/COS([.BA$2]*0.0174533);255);0)  ;2)" office:value-type="string" office:string-value="FF">
            <text:p>FF</text:p>
          </table:table-cell>
          <table:table-cell table:style-name="ce3" table:formula="of:=DEC2HEX(ROUND(IF([.$B74]/COS([.BB$2]*0.0174533)&lt;255;[.$B74]/COS([.BB$2]*0.0174533);255);0)  ;2)" office:value-type="string" office:string-value="C4">
            <text:p>C4</text:p>
          </table:table-cell>
          <table:table-cell table:style-name="ce3" table:formula="of:=DEC2HEX(ROUND(IF([.$B74]/COS([.BC$2]*0.0174533)&lt;255;[.$B74]/COS([.BC$2]*0.0174533);255);0)  ;2)" office:value-type="string" office:string-value="95">
            <text:p>95</text:p>
          </table:table-cell>
          <table:table-cell table:style-name="ce3" table:formula="of:=DEC2HEX(ROUND(IF([.$B74]/COS([.BD$2]*0.0174533)&lt;255;[.$B74]/COS([.BD$2]*0.0174533);255);0)  ;2)" office:value-type="string" office:string-value="79">
            <text:p>79</text:p>
          </table:table-cell>
          <table:table-cell table:style-name="ce3" table:formula="of:=DEC2HEX(ROUND(IF([.$B74]/COS([.BE$2]*0.0174533)&lt;255;[.$B74]/COS([.BE$2]*0.0174533);255);0)  ;2)" office:value-type="string" office:string-value="67">
            <text:p>67</text:p>
          </table:table-cell>
          <table:table-cell table:style-name="ce3" table:formula="of:=DEC2HEX(ROUND(IF([.$B74]/COS([.BF$2]*0.0174533)&lt;255;[.$B74]/COS([.BF$2]*0.0174533);255);0)  ;2)" office:value-type="string" office:string-value="5A">
            <text:p>5A</text:p>
          </table:table-cell>
          <table:table-cell table:style-name="ce3" table:formula="of:=DEC2HEX(ROUND(IF([.$B74]/COS([.BG$2]*0.0174533)&lt;255;[.$B74]/COS([.BG$2]*0.0174533);255);0)  ;2)" office:value-type="string" office:string-value="51">
            <text:p>51</text:p>
          </table:table-cell>
          <table:table-cell table:style-name="ce3" table:formula="of:=DEC2HEX(ROUND(IF([.$B74]/COS([.BH$2]*0.0174533)&lt;255;[.$B74]/COS([.BH$2]*0.0174533);255);0)  ;2)" office:value-type="string" office:string-value="4A">
            <text:p>4A</text:p>
          </table:table-cell>
          <table:table-cell table:style-name="ce3" table:formula="of:=DEC2HEX(ROUND(IF([.$B74]/COS([.BI$2]*0.0174533)&lt;255;[.$B74]/COS([.BI$2]*0.0174533);255);0)  ;2)" office:value-type="string" office:string-value="45">
            <text:p>45</text:p>
          </table:table-cell>
          <table:table-cell table:style-name="ce3" table:formula="of:=DEC2HEX(ROUND(IF([.$B74]/COS([.BJ$2]*0.0174533)&lt;255;[.$B74]/COS([.BJ$2]*0.0174533);255);0)  ;2)" office:value-type="string" office:string-value="41">
            <text:p>41</text:p>
          </table:table-cell>
          <table:table-cell table:style-name="ce3" table:formula="of:=DEC2HEX(ROUND(IF([.$B74]/COS([.BK$2]*0.0174533)&lt;255;[.$B74]/COS([.BK$2]*0.0174533);255);0)  ;2)" office:value-type="string" office:string-value="3E">
            <text:p>3E</text:p>
          </table:table-cell>
          <table:table-cell table:style-name="ce3" table:formula="of:=DEC2HEX(ROUND(IF([.$B74]/COS([.BL$2]*0.0174533)&lt;255;[.$B74]/COS([.BL$2]*0.0174533);255);0)  ;2)" office:value-type="string" office:string-value="3C">
            <text:p>3C</text:p>
          </table:table-cell>
          <table:table-cell table:style-name="ce3" table:formula="of:=DEC2HEX(ROUND(IF([.$B74]/COS([.BM$2]*0.0174533)&lt;255;[.$B74]/COS([.BM$2]*0.0174533);255);0)  ;2)" office:value-type="string" office:string-value="3A">
            <text:p>3A</text:p>
          </table:table-cell>
          <table:table-cell table:style-name="ce3" table:formula="of:=DEC2HEX(ROUND(IF([.$B74]/COS([.BN$2]*0.0174533)&lt;255;[.$B74]/COS([.BN$2]*0.0174533);255);0)  ;2)" office:value-type="string" office:string-value="39">
            <text:p>39</text:p>
          </table:table-cell>
          <table:table-cell table:style-name="ce3" table:formula="of:=DEC2HEX(ROUND(IF([.$B74]/COS([.BO$2]*0.0174533)&lt;255;[.$B74]/COS([.BO$2]*0.0174533);255);0)  ;2)" office:value-type="string" office:string-value="39">
            <text:p>39</text:p>
          </table:table-cell>
          <table:table-cell table:style-name="ce3" table:formula="of:=DEC2HEX(ROUND(IF([.$B74]/COS([.BP$2]*0.0174533)&lt;255;[.$B74]/COS([.BP$2]*0.0174533);255);0)  ;2)" office:value-type="string" office:string-value="39">
            <text:p>39</text:p>
          </table:table-cell>
          <table:table-cell table:style-name="ce3" table:formula="of:=DEC2HEX(ROUND(IF([.$B74]/COS([.BQ$2]*0.0174533)&lt;255;[.$B74]/COS([.BQ$2]*0.0174533);255);0)  ;2)" office:value-type="string" office:string-value="3A">
            <text:p>3A</text:p>
          </table:table-cell>
          <table:table-cell table:style-name="ce3" table:formula="of:=DEC2HEX(ROUND(IF([.$B74]/COS([.BR$2]*0.0174533)&lt;255;[.$B74]/COS([.BR$2]*0.0174533);255);0)  ;2)" office:value-type="string" office:string-value="3C">
            <text:p>3C</text:p>
          </table:table-cell>
          <table:table-cell table:style-name="ce3" table:formula="of:=DEC2HEX(ROUND(IF([.$B74]/COS([.BS$2]*0.0174533)&lt;255;[.$B74]/COS([.BS$2]*0.0174533);255);0)  ;2)" office:value-type="string" office:string-value="3E">
            <text:p>3E</text:p>
          </table:table-cell>
          <table:table-cell table:style-name="ce3" table:formula="of:=DEC2HEX(ROUND(IF([.$B74]/COS([.BT$2]*0.0174533)&lt;255;[.$B74]/COS([.BT$2]*0.0174533);255);0)  ;2)" office:value-type="string" office:string-value="41">
            <text:p>41</text:p>
          </table:table-cell>
          <table:table-cell table:style-name="ce3" table:formula="of:=DEC2HEX(ROUND(IF([.$B74]/COS([.BU$2]*0.0174533)&lt;255;[.$B74]/COS([.BU$2]*0.0174533);255);0)  ;2)" office:value-type="string" office:string-value="45">
            <text:p>45</text:p>
          </table:table-cell>
          <table:table-cell table:style-name="ce3" table:formula="of:=DEC2HEX(ROUND(IF([.$B74]/COS([.BV$2]*0.0174533)&lt;255;[.$B74]/COS([.BV$2]*0.0174533);255);0)  ;2)" office:value-type="string" office:string-value="4A">
            <text:p>4A</text:p>
          </table:table-cell>
          <table:table-cell table:style-name="ce3" table:formula="of:=DEC2HEX(ROUND(IF([.$B74]/COS([.BW$2]*0.0174533)&lt;255;[.$B74]/COS([.BW$2]*0.0174533);255);0)  ;2)" office:value-type="string" office:string-value="51">
            <text:p>51</text:p>
          </table:table-cell>
          <table:table-cell table:style-name="ce3" table:formula="of:=DEC2HEX(ROUND(IF([.$B74]/COS([.BX$2]*0.0174533)&lt;255;[.$B74]/COS([.BX$2]*0.0174533);255);0)  ;2)" office:value-type="string" office:string-value="5A">
            <text:p>5A</text:p>
          </table:table-cell>
          <table:table-cell table:style-name="ce3" table:formula="of:=DEC2HEX(ROUND(IF([.$B74]/COS([.BY$2]*0.0174533)&lt;255;[.$B74]/COS([.BY$2]*0.0174533);255);0)  ;2)" office:value-type="string" office:string-value="67">
            <text:p>67</text:p>
          </table:table-cell>
          <table:table-cell table:style-name="ce3" table:formula="of:=DEC2HEX(ROUND(IF([.$B74]/COS([.BZ$2]*0.0174533)&lt;255;[.$B74]/COS([.BZ$2]*0.0174533);255);0)  ;2)" office:value-type="string" office:string-value="79">
            <text:p>79</text:p>
          </table:table-cell>
          <table:table-cell table:style-name="ce3" table:formula="of:=DEC2HEX(ROUND(IF([.$B74]/COS([.CA$2]*0.0174533)&lt;255;[.$B74]/COS([.CA$2]*0.0174533);255);0)  ;2)" office:value-type="string" office:string-value="95">
            <text:p>95</text:p>
          </table:table-cell>
          <table:table-cell table:style-name="ce3" table:formula="of:=DEC2HEX(ROUND(IF([.$B74]/COS([.CB$2]*0.0174533)&lt;255;[.$B74]/COS([.CB$2]*0.0174533);255);0)  ;2)" office:value-type="string" office:string-value="C4">
            <text:p>C4</text:p>
          </table:table-cell>
          <table:table-cell table:style-name="ce3" table:formula="of:=DEC2HEX(ROUND(IF([.$B74]/COS([.CC$2]*0.0174533)&lt;255;[.$B74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4]+1" office:value-type="float" office:value="71">
            <text:p>71</text:p>
          </table:table-cell>
          <table:table-cell table:style-name="ce2" table:formula="of:=[.B74]-1" office:value-type="float" office:value="56">
            <text:p>56</text:p>
          </table:table-cell>
          <table:table-cell table:formula="of:=DEC2HEX(ROUND(IF([.$B75]/[.C$3]&lt;127;127-[.$B75]/[.C$3];0) ;0) ;2)" office:value-type="string" office:string-value="47">
            <text:p>47</text:p>
          </table:table-cell>
          <table:table-cell table:formula="of:=DEC2HEX(ROUND(IF([.$B75]/[.D$3]&lt;127;127-[.$B75]/[.D$3];0) ;0) ;2)" office:value-type="string" office:string-value="47">
            <text:p>47</text:p>
          </table:table-cell>
          <table:table-cell table:formula="of:=DEC2HEX(ROUND(IF([.$B75]/[.E$3]&lt;127;127-[.$B75]/[.E$3];0) ;0) ;2)" office:value-type="string" office:string-value="46">
            <text:p>46</text:p>
          </table:table-cell>
          <table:table-cell table:formula="of:=DEC2HEX(ROUND(IF([.$B75]/[.F$3]&lt;127;127-[.$B75]/[.F$3];0) ;0) ;2)" office:value-type="string" office:string-value="44">
            <text:p>44</text:p>
          </table:table-cell>
          <table:table-cell table:formula="of:=DEC2HEX(ROUND(IF([.$B75]/[.G$3]&lt;127;127-[.$B75]/[.G$3];0) ;0) ;2)" office:value-type="string" office:string-value="42">
            <text:p>42</text:p>
          </table:table-cell>
          <table:table-cell table:formula="of:=DEC2HEX(ROUND(IF([.$B75]/[.H$3]&lt;127;127-[.$B75]/[.H$3];0) ;0) ;2)" office:value-type="string" office:string-value="40">
            <text:p>40</text:p>
          </table:table-cell>
          <table:table-cell table:formula="of:=DEC2HEX(ROUND(IF([.$B75]/[.I$3]&lt;127;127-[.$B75]/[.I$3];0) ;0) ;2)" office:value-type="string" office:string-value="3C">
            <text:p>3C</text:p>
          </table:table-cell>
          <table:table-cell table:formula="of:=DEC2HEX(ROUND(IF([.$B75]/[.J$3]&lt;127;127-[.$B75]/[.J$3];0) ;0) ;2)" office:value-type="string" office:string-value="37">
            <text:p>37</text:p>
          </table:table-cell>
          <table:table-cell table:formula="of:=DEC2HEX(ROUND(IF([.$B75]/[.K$3]&lt;127;127-[.$B75]/[.K$3];0) ;0) ;2)" office:value-type="string" office:string-value="30">
            <text:p>30</text:p>
          </table:table-cell>
          <table:table-cell table:formula="of:=DEC2HEX(ROUND(IF([.$B75]/[.L$3]&lt;127;127-[.$B75]/[.L$3];0) ;0) ;2)" office:value-type="string" office:string-value="27">
            <text:p>27</text:p>
          </table:table-cell>
          <table:table-cell table:style-name="ce3" table:formula="of:=DEC2HEX(ROUND(IF([.$B75]/[.M$3]&lt;127;127-[.$B75]/[.M$3];0) ;0) ;2)" office:value-type="string" office:string-value="1A">
            <text:p>1A</text:p>
          </table:table-cell>
          <table:table-cell table:style-name="ce3" table:formula="of:=DEC2HEX(ROUND(IF([.$B75]/[.N$3]&lt;127;127-[.$B75]/[.N$3];0) ;0) ;2)" office:value-type="string" office:string-value="08">
            <text:p>08</text:p>
          </table:table-cell>
          <table:table-cell table:style-name="ce3" table:formula="of:=DEC2HEX(ROUND(IF([.$B75]/[.O$3]&lt;127;127-[.$B75]/[.O$3];0) ;0) ;2)" office:value-type="string" office:string-value="00">
            <text:p>00</text:p>
          </table:table-cell>
          <table:table-cell table:style-name="ce3" table:formula="of:=DEC2HEX(ROUND(IF([.$B75]/[.P$3]&lt;127;127-[.$B75]/[.P$3];0) ;0) ;2)" office:value-type="string" office:string-value="00">
            <text:p>00</text:p>
          </table:table-cell>
          <table:table-cell table:style-name="ce3" table:formula="of:=DEC2HEX(ROUND(IF([.$B75]/[.Q$3]&lt;127;127-[.$B75]/[.Q$3];0) ;0) ;2)" office:value-type="string" office:string-value="00">
            <text:p>00</text:p>
          </table:table-cell>
          <table:table-cell table:style-name="ce3" table:formula="of:=DEC2HEX(ROUND(IF([.$B75]/[.R$3]&lt;127;127-[.$B75]/[.R$3];0) ;0) ;2)" office:value-type="string" office:string-value="00">
            <text:p>00</text:p>
          </table:table-cell>
          <table:table-cell table:style-name="ce3" table:formula="of:=DEC2HEX(ROUND(IF([.$B75]/[.S$3]&lt;127;[.$B75]/[.S$3];127) ;0) ;2)" office:value-type="float" office:value="0">
            <text:p>#ДЕЛ/0!</text:p>
          </table:table-cell>
          <table:table-cell table:style-name="ce3" table:formula="of:=DEC2HEX(ROUND(IF([.$B75]/[.T$3]&lt;127;[.$B75]/[.T$3];127) ;0) ;2)" office:value-type="string" office:string-value="FFFFFFFDC5">
            <text:p>FFFFFFFDC5</text:p>
          </table:table-cell>
          <table:table-cell table:style-name="ce3" table:formula="of:=DEC2HEX(ROUND(IF([.$B75]/[.U$3]&lt;127;[.$B75]/[.U$3];127) ;0) ;2)" office:value-type="string" office:string-value="FFFFFFFEE1">
            <text:p>FFFFFFFEE1</text:p>
          </table:table-cell>
          <table:table-cell table:style-name="ce3" table:formula="of:=DEC2HEX(ROUND(IF([.$B75]/[.V$3]&lt;127;[.$B75]/[.V$3];127) ;0) ;2)" office:value-type="string" office:string-value="FFFFFFFF3F">
            <text:p>FFFFFFFF3F</text:p>
          </table:table-cell>
          <table:table-cell table:style-name="ce3" table:formula="of:=DEC2HEX(ROUND(IF([.$B75]/[.W$3]&lt;127;[.$B75]/[.W$3];127) ;0) ;2)" office:value-type="string" office:string-value="FFFFFFFF6E">
            <text:p>FFFFFFFF6E</text:p>
          </table:table-cell>
          <table:table-cell table:style-name="ce3" table:formula="of:=DEC2HEX(ROUND(IF([.$B75]/[.X$3]&lt;127;[.$B75]/[.X$3];127) ;0) ;2)" office:value-type="string" office:string-value="FFFFFFFF89">
            <text:p>FFFFFFFF89</text:p>
          </table:table-cell>
          <table:table-cell table:style-name="ce3" table:formula="of:=DEC2HEX(ROUND(IF([.$B75]/[.Y$3]&lt;127;[.$B75]/[.Y$3];127) ;0) ;2)" office:value-type="string" office:string-value="FFFFFFFF9B">
            <text:p>FFFFFFFF9B</text:p>
          </table:table-cell>
          <table:table-cell table:style-name="ce3" table:formula="of:=DEC2HEX(ROUND(IF([.$B75]/[.Z$3]&lt;127;[.$B75]/[.Z$3];127) ;0) ;2)" office:value-type="string" office:string-value="FFFFFFFFA8">
            <text:p>FFFFFFFFA8</text:p>
          </table:table-cell>
          <table:table-cell table:style-name="ce3" table:formula="of:=DEC2HEX(ROUND(IF([.$B75]/[.AA$3]&lt;127;[.$B75]/[.AA$3];127) ;0) ;2)" office:value-type="string" office:string-value="FFFFFFFFB1">
            <text:p>FFFFFFFFB1</text:p>
          </table:table-cell>
          <table:table-cell table:style-name="ce3" table:formula="of:=DEC2HEX(ROUND(IF([.$B75]/[.AB$3]&lt;127;[.$B75]/[.AB$3];127) ;0) ;2)" office:value-type="string" office:string-value="FFFFFFFFB8">
            <text:p>FFFFFFFFB8</text:p>
          </table:table-cell>
          <table:table-cell table:style-name="ce3" table:formula="of:=DEC2HEX(ROUND(IF([.$B75]/[.AC$3]&lt;127;[.$B75]/[.AC$3];127) ;0) ;2)" office:value-type="string" office:string-value="FFFFFFFFBD">
            <text:p>FFFFFFFFBD</text:p>
          </table:table-cell>
          <table:table-cell table:style-name="ce3" table:formula="of:=DEC2HEX(ROUND(IF([.$B75]/[.AD$3]&lt;127;[.$B75]/[.AD$3];127) ;0) ;2)" office:value-type="string" office:string-value="FFFFFFFFC1">
            <text:p>FFFFFFFFC1</text:p>
          </table:table-cell>
          <table:table-cell table:style-name="ce3" table:formula="of:=DEC2HEX(ROUND(IF([.$B75]/[.AE$3]&lt;127;[.$B75]/[.AE$3];127) ;0) ;2)" office:value-type="string" office:string-value="FFFFFFFFC3">
            <text:p>FFFFFFFFC3</text:p>
          </table:table-cell>
          <table:table-cell table:style-name="ce3" table:formula="of:=DEC2HEX(ROUND(IF([.$B75]/[.AF$3]&lt;127;[.$B75]/[.AF$3];127) ;0) ;2)" office:value-type="string" office:string-value="FFFFFFFFC5">
            <text:p>FFFFFFFFC5</text:p>
          </table:table-cell>
          <table:table-cell table:style-name="ce3" table:formula="of:=DEC2HEX(ROUND(IF([.$B75]/[.AG$3]&lt;127;[.$B75]/[.AG$3];127) ;0) ;2)" office:value-type="string" office:string-value="FFFFFFFFC7">
            <text:p>FFFFFFFFC7</text:p>
          </table:table-cell>
          <table:table-cell table:style-name="ce3" table:formula="of:=DEC2HEX(ROUND(IF([.$B75]/[.AH$3]&lt;127;[.$B75]/[.AH$3];127) ;0) ;2)" office:value-type="string" office:string-value="FFFFFFFFC8">
            <text:p>FFFFFFFFC8</text:p>
          </table:table-cell>
          <table:table-cell table:style-name="ce3" table:formula="of:=DEC2HEX(ROUND(IF([.$B75]/COS([.AI$2]*0.0174533)&lt;255;[.$B75]/COS([.AI$2]*0.0174533);255);0)  ;2)" office:value-type="string" office:string-value="FFFFFFFFC8">
            <text:p>FFFFFFFFC8</text:p>
          </table:table-cell>
          <table:table-cell table:style-name="ce3" table:formula="of:=DEC2HEX(ROUND(IF([.$B75]/COS([.AJ$2]*0.0174533)&lt;255;[.$B75]/COS([.AJ$2]*0.0174533);255);0)  ;2)" office:value-type="string" office:string-value="FFFFFFFFC8">
            <text:p>FFFFFFFFC8</text:p>
          </table:table-cell>
          <table:table-cell table:style-name="ce3" table:formula="of:=DEC2HEX(ROUND(IF([.$B75]/COS([.AK$2]*0.0174533)&lt;255;[.$B75]/COS([.AK$2]*0.0174533);255);0)  ;2)" office:value-type="string" office:string-value="FFFFFFFFC7">
            <text:p>FFFFFFFFC7</text:p>
          </table:table-cell>
          <table:table-cell table:style-name="ce3" table:formula="of:=DEC2HEX(ROUND(IF([.$B75]/COS([.AL$2]*0.0174533)&lt;255;[.$B75]/COS([.AL$2]*0.0174533);255);0)  ;2)" office:value-type="string" office:string-value="FFFFFFFFC5">
            <text:p>FFFFFFFFC5</text:p>
          </table:table-cell>
          <table:table-cell table:style-name="ce3" table:formula="of:=DEC2HEX(ROUND(IF([.$B75]/COS([.AM$2]*0.0174533)&lt;255;[.$B75]/COS([.AM$2]*0.0174533);255);0)  ;2)" office:value-type="string" office:string-value="FFFFFFFFC3">
            <text:p>FFFFFFFFC3</text:p>
          </table:table-cell>
          <table:table-cell table:style-name="ce3" table:formula="of:=DEC2HEX(ROUND(IF([.$B75]/COS([.AN$2]*0.0174533)&lt;255;[.$B75]/COS([.AN$2]*0.0174533);255);0)  ;2)" office:value-type="string" office:string-value="FFFFFFFFC1">
            <text:p>FFFFFFFFC1</text:p>
          </table:table-cell>
          <table:table-cell table:style-name="ce3" table:formula="of:=DEC2HEX(ROUND(IF([.$B75]/COS([.AO$2]*0.0174533)&lt;255;[.$B75]/COS([.AO$2]*0.0174533);255);0)  ;2)" office:value-type="string" office:string-value="FFFFFFFFBD">
            <text:p>FFFFFFFFBD</text:p>
          </table:table-cell>
          <table:table-cell table:style-name="ce3" table:formula="of:=DEC2HEX(ROUND(IF([.$B75]/COS([.AP$2]*0.0174533)&lt;255;[.$B75]/COS([.AP$2]*0.0174533);255);0)  ;2)" office:value-type="string" office:string-value="FFFFFFFFB8">
            <text:p>FFFFFFFFB8</text:p>
          </table:table-cell>
          <table:table-cell table:style-name="ce3" table:formula="of:=DEC2HEX(ROUND(IF([.$B75]/COS([.AQ$2]*0.0174533)&lt;255;[.$B75]/COS([.AQ$2]*0.0174533);255);0)  ;2)" office:value-type="string" office:string-value="FFFFFFFFB1">
            <text:p>FFFFFFFFB1</text:p>
          </table:table-cell>
          <table:table-cell table:style-name="ce3" table:formula="of:=DEC2HEX(ROUND(IF([.$B75]/COS([.AR$2]*0.0174533)&lt;255;[.$B75]/COS([.AR$2]*0.0174533);255);0)  ;2)" office:value-type="string" office:string-value="FFFFFFFFA8">
            <text:p>FFFFFFFFA8</text:p>
          </table:table-cell>
          <table:table-cell table:style-name="ce3" table:formula="of:=DEC2HEX(ROUND(IF([.$B75]/COS([.AS$2]*0.0174533)&lt;255;[.$B75]/COS([.AS$2]*0.0174533);255);0)  ;2)" office:value-type="string" office:string-value="FFFFFFFF9B">
            <text:p>FFFFFFFF9B</text:p>
          </table:table-cell>
          <table:table-cell table:style-name="ce3" table:formula="of:=DEC2HEX(ROUND(IF([.$B75]/COS([.AT$2]*0.0174533)&lt;255;[.$B75]/COS([.AT$2]*0.0174533);255);0)  ;2)" office:value-type="string" office:string-value="FFFFFFFF89">
            <text:p>FFFFFFFF89</text:p>
          </table:table-cell>
          <table:table-cell table:style-name="ce3" table:formula="of:=DEC2HEX(ROUND(IF([.$B75]/COS([.AU$2]*0.0174533)&lt;255;[.$B75]/COS([.AU$2]*0.0174533);255);0)  ;2)" office:value-type="string" office:string-value="FFFFFFFF6E">
            <text:p>FFFFFFFF6E</text:p>
          </table:table-cell>
          <table:table-cell table:style-name="ce3" table:formula="of:=DEC2HEX(ROUND(IF([.$B75]/COS([.AV$2]*0.0174533)&lt;255;[.$B75]/COS([.AV$2]*0.0174533);255);0)  ;2)" office:value-type="string" office:string-value="FFFFFFFF3F">
            <text:p>FFFFFFFF3F</text:p>
          </table:table-cell>
          <table:table-cell table:style-name="ce3" table:formula="of:=DEC2HEX(ROUND(IF([.$B75]/COS([.AW$2]*0.0174533)&lt;255;[.$B75]/COS([.AW$2]*0.0174533);255);0)  ;2)" office:value-type="string" office:string-value="FFFFFFFEE1">
            <text:p>FFFFFFFEE1</text:p>
          </table:table-cell>
          <table:table-cell table:style-name="ce3" table:formula="of:=DEC2HEX(ROUND(IF([.$B75]/COS([.AX$2]*0.0174533)&lt;255;[.$B75]/COS([.AX$2]*0.0174533);255);0)  ;2)" office:value-type="string" office:string-value="FFFFFFFDC5">
            <text:p>FFFFFFFDC5</text:p>
          </table:table-cell>
          <table:table-cell table:style-name="ce3" table:formula="of:=DEC2HEX(ROUND(IF([.$B75]/COS([.AY$2]*0.0174533)&lt;255;[.$B75]/COS([.AY$2]*0.0174533);255);0)  ;2)" office:value-type="string" office:string-value="FF">
            <text:p>FF</text:p>
          </table:table-cell>
          <table:table-cell table:style-name="ce3" table:formula="of:=DEC2HEX(ROUND(IF([.$B75]/COS([.AZ$2]*0.0174533)&lt;255;[.$B75]/COS([.AZ$2]*0.0174533);255);0)  ;2)" office:value-type="string" office:string-value="FF">
            <text:p>FF</text:p>
          </table:table-cell>
          <table:table-cell table:style-name="ce3" table:formula="of:=DEC2HEX(ROUND(IF([.$B75]/COS([.BA$2]*0.0174533)&lt;255;[.$B75]/COS([.BA$2]*0.0174533);255);0)  ;2)" office:value-type="string" office:string-value="FF">
            <text:p>FF</text:p>
          </table:table-cell>
          <table:table-cell table:style-name="ce3" table:formula="of:=DEC2HEX(ROUND(IF([.$B75]/COS([.BB$2]*0.0174533)&lt;255;[.$B75]/COS([.BB$2]*0.0174533);255);0)  ;2)" office:value-type="string" office:string-value="C1">
            <text:p>C1</text:p>
          </table:table-cell>
          <table:table-cell table:style-name="ce3" table:formula="of:=DEC2HEX(ROUND(IF([.$B75]/COS([.BC$2]*0.0174533)&lt;255;[.$B75]/COS([.BC$2]*0.0174533);255);0)  ;2)" office:value-type="string" office:string-value="92">
            <text:p>92</text:p>
          </table:table-cell>
          <table:table-cell table:style-name="ce3" table:formula="of:=DEC2HEX(ROUND(IF([.$B75]/COS([.BD$2]*0.0174533)&lt;255;[.$B75]/COS([.BD$2]*0.0174533);255);0)  ;2)" office:value-type="string" office:string-value="77">
            <text:p>77</text:p>
          </table:table-cell>
          <table:table-cell table:style-name="ce3" table:formula="of:=DEC2HEX(ROUND(IF([.$B75]/COS([.BE$2]*0.0174533)&lt;255;[.$B75]/COS([.BE$2]*0.0174533);255);0)  ;2)" office:value-type="string" office:string-value="65">
            <text:p>65</text:p>
          </table:table-cell>
          <table:table-cell table:style-name="ce3" table:formula="of:=DEC2HEX(ROUND(IF([.$B75]/COS([.BF$2]*0.0174533)&lt;255;[.$B75]/COS([.BF$2]*0.0174533);255);0)  ;2)" office:value-type="string" office:string-value="58">
            <text:p>58</text:p>
          </table:table-cell>
          <table:table-cell table:style-name="ce3" table:formula="of:=DEC2HEX(ROUND(IF([.$B75]/COS([.BG$2]*0.0174533)&lt;255;[.$B75]/COS([.BG$2]*0.0174533);255);0)  ;2)" office:value-type="string" office:string-value="4F">
            <text:p>4F</text:p>
          </table:table-cell>
          <table:table-cell table:style-name="ce3" table:formula="of:=DEC2HEX(ROUND(IF([.$B75]/COS([.BH$2]*0.0174533)&lt;255;[.$B75]/COS([.BH$2]*0.0174533);255);0)  ;2)" office:value-type="string" office:string-value="48">
            <text:p>48</text:p>
          </table:table-cell>
          <table:table-cell table:style-name="ce3" table:formula="of:=DEC2HEX(ROUND(IF([.$B75]/COS([.BI$2]*0.0174533)&lt;255;[.$B75]/COS([.BI$2]*0.0174533);255);0)  ;2)" office:value-type="string" office:string-value="43">
            <text:p>43</text:p>
          </table:table-cell>
          <table:table-cell table:style-name="ce3" table:formula="of:=DEC2HEX(ROUND(IF([.$B75]/COS([.BJ$2]*0.0174533)&lt;255;[.$B75]/COS([.BJ$2]*0.0174533);255);0)  ;2)" office:value-type="string" office:string-value="3F">
            <text:p>3F</text:p>
          </table:table-cell>
          <table:table-cell table:style-name="ce3" table:formula="of:=DEC2HEX(ROUND(IF([.$B75]/COS([.BK$2]*0.0174533)&lt;255;[.$B75]/COS([.BK$2]*0.0174533);255);0)  ;2)" office:value-type="string" office:string-value="3D">
            <text:p>3D</text:p>
          </table:table-cell>
          <table:table-cell table:style-name="ce3" table:formula="of:=DEC2HEX(ROUND(IF([.$B75]/COS([.BL$2]*0.0174533)&lt;255;[.$B75]/COS([.BL$2]*0.0174533);255);0)  ;2)" office:value-type="string" office:string-value="3B">
            <text:p>3B</text:p>
          </table:table-cell>
          <table:table-cell table:style-name="ce3" table:formula="of:=DEC2HEX(ROUND(IF([.$B75]/COS([.BM$2]*0.0174533)&lt;255;[.$B75]/COS([.BM$2]*0.0174533);255);0)  ;2)" office:value-type="string" office:string-value="39">
            <text:p>39</text:p>
          </table:table-cell>
          <table:table-cell table:style-name="ce3" table:formula="of:=DEC2HEX(ROUND(IF([.$B75]/COS([.BN$2]*0.0174533)&lt;255;[.$B75]/COS([.BN$2]*0.0174533);255);0)  ;2)" office:value-type="string" office:string-value="38">
            <text:p>38</text:p>
          </table:table-cell>
          <table:table-cell table:style-name="ce3" table:formula="of:=DEC2HEX(ROUND(IF([.$B75]/COS([.BO$2]*0.0174533)&lt;255;[.$B75]/COS([.BO$2]*0.0174533);255);0)  ;2)" office:value-type="string" office:string-value="38">
            <text:p>38</text:p>
          </table:table-cell>
          <table:table-cell table:style-name="ce3" table:formula="of:=DEC2HEX(ROUND(IF([.$B75]/COS([.BP$2]*0.0174533)&lt;255;[.$B75]/COS([.BP$2]*0.0174533);255);0)  ;2)" office:value-type="string" office:string-value="38">
            <text:p>38</text:p>
          </table:table-cell>
          <table:table-cell table:style-name="ce3" table:formula="of:=DEC2HEX(ROUND(IF([.$B75]/COS([.BQ$2]*0.0174533)&lt;255;[.$B75]/COS([.BQ$2]*0.0174533);255);0)  ;2)" office:value-type="string" office:string-value="39">
            <text:p>39</text:p>
          </table:table-cell>
          <table:table-cell table:style-name="ce3" table:formula="of:=DEC2HEX(ROUND(IF([.$B75]/COS([.BR$2]*0.0174533)&lt;255;[.$B75]/COS([.BR$2]*0.0174533);255);0)  ;2)" office:value-type="string" office:string-value="3B">
            <text:p>3B</text:p>
          </table:table-cell>
          <table:table-cell table:style-name="ce3" table:formula="of:=DEC2HEX(ROUND(IF([.$B75]/COS([.BS$2]*0.0174533)&lt;255;[.$B75]/COS([.BS$2]*0.0174533);255);0)  ;2)" office:value-type="string" office:string-value="3D">
            <text:p>3D</text:p>
          </table:table-cell>
          <table:table-cell table:style-name="ce3" table:formula="of:=DEC2HEX(ROUND(IF([.$B75]/COS([.BT$2]*0.0174533)&lt;255;[.$B75]/COS([.BT$2]*0.0174533);255);0)  ;2)" office:value-type="string" office:string-value="3F">
            <text:p>3F</text:p>
          </table:table-cell>
          <table:table-cell table:style-name="ce3" table:formula="of:=DEC2HEX(ROUND(IF([.$B75]/COS([.BU$2]*0.0174533)&lt;255;[.$B75]/COS([.BU$2]*0.0174533);255);0)  ;2)" office:value-type="string" office:string-value="43">
            <text:p>43</text:p>
          </table:table-cell>
          <table:table-cell table:style-name="ce3" table:formula="of:=DEC2HEX(ROUND(IF([.$B75]/COS([.BV$2]*0.0174533)&lt;255;[.$B75]/COS([.BV$2]*0.0174533);255);0)  ;2)" office:value-type="string" office:string-value="48">
            <text:p>48</text:p>
          </table:table-cell>
          <table:table-cell table:style-name="ce3" table:formula="of:=DEC2HEX(ROUND(IF([.$B75]/COS([.BW$2]*0.0174533)&lt;255;[.$B75]/COS([.BW$2]*0.0174533);255);0)  ;2)" office:value-type="string" office:string-value="4F">
            <text:p>4F</text:p>
          </table:table-cell>
          <table:table-cell table:style-name="ce3" table:formula="of:=DEC2HEX(ROUND(IF([.$B75]/COS([.BX$2]*0.0174533)&lt;255;[.$B75]/COS([.BX$2]*0.0174533);255);0)  ;2)" office:value-type="string" office:string-value="58">
            <text:p>58</text:p>
          </table:table-cell>
          <table:table-cell table:style-name="ce3" table:formula="of:=DEC2HEX(ROUND(IF([.$B75]/COS([.BY$2]*0.0174533)&lt;255;[.$B75]/COS([.BY$2]*0.0174533);255);0)  ;2)" office:value-type="string" office:string-value="65">
            <text:p>65</text:p>
          </table:table-cell>
          <table:table-cell table:style-name="ce3" table:formula="of:=DEC2HEX(ROUND(IF([.$B75]/COS([.BZ$2]*0.0174533)&lt;255;[.$B75]/COS([.BZ$2]*0.0174533);255);0)  ;2)" office:value-type="string" office:string-value="77">
            <text:p>77</text:p>
          </table:table-cell>
          <table:table-cell table:style-name="ce3" table:formula="of:=DEC2HEX(ROUND(IF([.$B75]/COS([.CA$2]*0.0174533)&lt;255;[.$B75]/COS([.CA$2]*0.0174533);255);0)  ;2)" office:value-type="string" office:string-value="92">
            <text:p>92</text:p>
          </table:table-cell>
          <table:table-cell table:style-name="ce3" table:formula="of:=DEC2HEX(ROUND(IF([.$B75]/COS([.CB$2]*0.0174533)&lt;255;[.$B75]/COS([.CB$2]*0.0174533);255);0)  ;2)" office:value-type="string" office:string-value="C1">
            <text:p>C1</text:p>
          </table:table-cell>
          <table:table-cell table:style-name="ce3" table:formula="of:=DEC2HEX(ROUND(IF([.$B75]/COS([.CC$2]*0.0174533)&lt;255;[.$B75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5]+1" office:value-type="float" office:value="72">
            <text:p>72</text:p>
          </table:table-cell>
          <table:table-cell table:style-name="ce2" table:formula="of:=[.B75]-1" office:value-type="float" office:value="55">
            <text:p>55</text:p>
          </table:table-cell>
          <table:table-cell table:formula="of:=DEC2HEX(ROUND(IF([.$B76]/[.C$3]&lt;127;127-[.$B76]/[.C$3];0) ;0) ;2)" office:value-type="string" office:string-value="48">
            <text:p>48</text:p>
          </table:table-cell>
          <table:table-cell table:formula="of:=DEC2HEX(ROUND(IF([.$B76]/[.D$3]&lt;127;127-[.$B76]/[.D$3];0) ;0) ;2)" office:value-type="string" office:string-value="48">
            <text:p>48</text:p>
          </table:table-cell>
          <table:table-cell table:formula="of:=DEC2HEX(ROUND(IF([.$B76]/[.E$3]&lt;127;127-[.$B76]/[.E$3];0) ;0) ;2)" office:value-type="string" office:string-value="47">
            <text:p>47</text:p>
          </table:table-cell>
          <table:table-cell table:formula="of:=DEC2HEX(ROUND(IF([.$B76]/[.F$3]&lt;127;127-[.$B76]/[.F$3];0) ;0) ;2)" office:value-type="string" office:string-value="46">
            <text:p>46</text:p>
          </table:table-cell>
          <table:table-cell table:formula="of:=DEC2HEX(ROUND(IF([.$B76]/[.G$3]&lt;127;127-[.$B76]/[.G$3];0) ;0) ;2)" office:value-type="string" office:string-value="43">
            <text:p>43</text:p>
          </table:table-cell>
          <table:table-cell table:formula="of:=DEC2HEX(ROUND(IF([.$B76]/[.H$3]&lt;127;127-[.$B76]/[.H$3];0) ;0) ;2)" office:value-type="string" office:string-value="41">
            <text:p>41</text:p>
          </table:table-cell>
          <table:table-cell table:formula="of:=DEC2HEX(ROUND(IF([.$B76]/[.I$3]&lt;127;127-[.$B76]/[.I$3];0) ;0) ;2)" office:value-type="string" office:string-value="3D">
            <text:p>3D</text:p>
          </table:table-cell>
          <table:table-cell table:formula="of:=DEC2HEX(ROUND(IF([.$B76]/[.J$3]&lt;127;127-[.$B76]/[.J$3];0) ;0) ;2)" office:value-type="string" office:string-value="38">
            <text:p>38</text:p>
          </table:table-cell>
          <table:table-cell table:formula="of:=DEC2HEX(ROUND(IF([.$B76]/[.K$3]&lt;127;127-[.$B76]/[.K$3];0) ;0) ;2)" office:value-type="string" office:string-value="31">
            <text:p>31</text:p>
          </table:table-cell>
          <table:table-cell table:formula="of:=DEC2HEX(ROUND(IF([.$B76]/[.L$3]&lt;127;127-[.$B76]/[.L$3];0) ;0) ;2)" office:value-type="string" office:string-value="28">
            <text:p>28</text:p>
          </table:table-cell>
          <table:table-cell table:style-name="ce3" table:formula="of:=DEC2HEX(ROUND(IF([.$B76]/[.M$3]&lt;127;127-[.$B76]/[.M$3];0) ;0) ;2)" office:value-type="string" office:string-value="1C">
            <text:p>1C</text:p>
          </table:table-cell>
          <table:table-cell table:style-name="ce3" table:formula="of:=DEC2HEX(ROUND(IF([.$B76]/[.N$3]&lt;127;127-[.$B76]/[.N$3];0) ;0) ;2)" office:value-type="string" office:string-value="0A">
            <text:p>0A</text:p>
          </table:table-cell>
          <table:table-cell table:style-name="ce3" table:formula="of:=DEC2HEX(ROUND(IF([.$B76]/[.O$3]&lt;127;127-[.$B76]/[.O$3];0) ;0) ;2)" office:value-type="string" office:string-value="00">
            <text:p>00</text:p>
          </table:table-cell>
          <table:table-cell table:style-name="ce3" table:formula="of:=DEC2HEX(ROUND(IF([.$B76]/[.P$3]&lt;127;127-[.$B76]/[.P$3];0) ;0) ;2)" office:value-type="string" office:string-value="00">
            <text:p>00</text:p>
          </table:table-cell>
          <table:table-cell table:style-name="ce3" table:formula="of:=DEC2HEX(ROUND(IF([.$B76]/[.Q$3]&lt;127;127-[.$B76]/[.Q$3];0) ;0) ;2)" office:value-type="string" office:string-value="00">
            <text:p>00</text:p>
          </table:table-cell>
          <table:table-cell table:style-name="ce3" table:formula="of:=DEC2HEX(ROUND(IF([.$B76]/[.R$3]&lt;127;127-[.$B76]/[.R$3];0) ;0) ;2)" office:value-type="string" office:string-value="00">
            <text:p>00</text:p>
          </table:table-cell>
          <table:table-cell table:style-name="ce3" table:formula="of:=DEC2HEX(ROUND(IF([.$B76]/[.S$3]&lt;127;[.$B76]/[.S$3];127) ;0) ;2)" office:value-type="float" office:value="0">
            <text:p>#ДЕЛ/0!</text:p>
          </table:table-cell>
          <table:table-cell table:style-name="ce3" table:formula="of:=DEC2HEX(ROUND(IF([.$B76]/[.T$3]&lt;127;[.$B76]/[.T$3];127) ;0) ;2)" office:value-type="string" office:string-value="FFFFFFFDCF">
            <text:p>FFFFFFFDCF</text:p>
          </table:table-cell>
          <table:table-cell table:style-name="ce3" table:formula="of:=DEC2HEX(ROUND(IF([.$B76]/[.U$3]&lt;127;[.$B76]/[.U$3];127) ;0) ;2)" office:value-type="string" office:string-value="FFFFFFFEE6">
            <text:p>FFFFFFFEE6</text:p>
          </table:table-cell>
          <table:table-cell table:style-name="ce3" table:formula="of:=DEC2HEX(ROUND(IF([.$B76]/[.V$3]&lt;127;[.$B76]/[.V$3];127) ;0) ;2)" office:value-type="string" office:string-value="FFFFFFFF42">
            <text:p>FFFFFFFF42</text:p>
          </table:table-cell>
          <table:table-cell table:style-name="ce3" table:formula="of:=DEC2HEX(ROUND(IF([.$B76]/[.W$3]&lt;127;[.$B76]/[.W$3];127) ;0) ;2)" office:value-type="string" office:string-value="FFFFFFFF70">
            <text:p>FFFFFFFF70</text:p>
          </table:table-cell>
          <table:table-cell table:style-name="ce3" table:formula="of:=DEC2HEX(ROUND(IF([.$B76]/[.X$3]&lt;127;[.$B76]/[.X$3];127) ;0) ;2)" office:value-type="string" office:string-value="FFFFFFFF8B">
            <text:p>FFFFFFFF8B</text:p>
          </table:table-cell>
          <table:table-cell table:style-name="ce3" table:formula="of:=DEC2HEX(ROUND(IF([.$B76]/[.Y$3]&lt;127;[.$B76]/[.Y$3];127) ;0) ;2)" office:value-type="string" office:string-value="FFFFFFFF9D">
            <text:p>FFFFFFFF9D</text:p>
          </table:table-cell>
          <table:table-cell table:style-name="ce3" table:formula="of:=DEC2HEX(ROUND(IF([.$B76]/[.Z$3]&lt;127;[.$B76]/[.Z$3];127) ;0) ;2)" office:value-type="string" office:string-value="FFFFFFFFA9">
            <text:p>FFFFFFFFA9</text:p>
          </table:table-cell>
          <table:table-cell table:style-name="ce3" table:formula="of:=DEC2HEX(ROUND(IF([.$B76]/[.AA$3]&lt;127;[.$B76]/[.AA$3];127) ;0) ;2)" office:value-type="string" office:string-value="FFFFFFFFB2">
            <text:p>FFFFFFFFB2</text:p>
          </table:table-cell>
          <table:table-cell table:style-name="ce3" table:formula="of:=DEC2HEX(ROUND(IF([.$B76]/[.AB$3]&lt;127;[.$B76]/[.AB$3];127) ;0) ;2)" office:value-type="string" office:string-value="FFFFFFFFB9">
            <text:p>FFFFFFFFB9</text:p>
          </table:table-cell>
          <table:table-cell table:style-name="ce3" table:formula="of:=DEC2HEX(ROUND(IF([.$B76]/[.AC$3]&lt;127;[.$B76]/[.AC$3];127) ;0) ;2)" office:value-type="string" office:string-value="FFFFFFFFBE">
            <text:p>FFFFFFFFBE</text:p>
          </table:table-cell>
          <table:table-cell table:style-name="ce3" table:formula="of:=DEC2HEX(ROUND(IF([.$B76]/[.AD$3]&lt;127;[.$B76]/[.AD$3];127) ;0) ;2)" office:value-type="string" office:string-value="FFFFFFFFC2">
            <text:p>FFFFFFFFC2</text:p>
          </table:table-cell>
          <table:table-cell table:style-name="ce3" table:formula="of:=DEC2HEX(ROUND(IF([.$B76]/[.AE$3]&lt;127;[.$B76]/[.AE$3];127) ;0) ;2)" office:value-type="string" office:string-value="FFFFFFFFC4">
            <text:p>FFFFFFFFC4</text:p>
          </table:table-cell>
          <table:table-cell table:style-name="ce3" table:formula="of:=DEC2HEX(ROUND(IF([.$B76]/[.AF$3]&lt;127;[.$B76]/[.AF$3];127) ;0) ;2)" office:value-type="string" office:string-value="FFFFFFFFC7">
            <text:p>FFFFFFFFC7</text:p>
          </table:table-cell>
          <table:table-cell table:style-name="ce3" table:formula="of:=DEC2HEX(ROUND(IF([.$B76]/[.AG$3]&lt;127;[.$B76]/[.AG$3];127) ;0) ;2)" office:value-type="string" office:string-value="FFFFFFFFC8">
            <text:p>FFFFFFFFC8</text:p>
          </table:table-cell>
          <table:table-cell table:style-name="ce3" table:formula="of:=DEC2HEX(ROUND(IF([.$B76]/[.AH$3]&lt;127;[.$B76]/[.AH$3];127) ;0) ;2)" office:value-type="string" office:string-value="FFFFFFFFC9">
            <text:p>FFFFFFFFC9</text:p>
          </table:table-cell>
          <table:table-cell table:style-name="ce3" table:formula="of:=DEC2HEX(ROUND(IF([.$B76]/COS([.AI$2]*0.0174533)&lt;255;[.$B76]/COS([.AI$2]*0.0174533);255);0)  ;2)" office:value-type="string" office:string-value="FFFFFFFFC9">
            <text:p>FFFFFFFFC9</text:p>
          </table:table-cell>
          <table:table-cell table:style-name="ce3" table:formula="of:=DEC2HEX(ROUND(IF([.$B76]/COS([.AJ$2]*0.0174533)&lt;255;[.$B76]/COS([.AJ$2]*0.0174533);255);0)  ;2)" office:value-type="string" office:string-value="FFFFFFFFC9">
            <text:p>FFFFFFFFC9</text:p>
          </table:table-cell>
          <table:table-cell table:style-name="ce3" table:formula="of:=DEC2HEX(ROUND(IF([.$B76]/COS([.AK$2]*0.0174533)&lt;255;[.$B76]/COS([.AK$2]*0.0174533);255);0)  ;2)" office:value-type="string" office:string-value="FFFFFFFFC8">
            <text:p>FFFFFFFFC8</text:p>
          </table:table-cell>
          <table:table-cell table:style-name="ce3" table:formula="of:=DEC2HEX(ROUND(IF([.$B76]/COS([.AL$2]*0.0174533)&lt;255;[.$B76]/COS([.AL$2]*0.0174533);255);0)  ;2)" office:value-type="string" office:string-value="FFFFFFFFC7">
            <text:p>FFFFFFFFC7</text:p>
          </table:table-cell>
          <table:table-cell table:style-name="ce3" table:formula="of:=DEC2HEX(ROUND(IF([.$B76]/COS([.AM$2]*0.0174533)&lt;255;[.$B76]/COS([.AM$2]*0.0174533);255);0)  ;2)" office:value-type="string" office:string-value="FFFFFFFFC4">
            <text:p>FFFFFFFFC4</text:p>
          </table:table-cell>
          <table:table-cell table:style-name="ce3" table:formula="of:=DEC2HEX(ROUND(IF([.$B76]/COS([.AN$2]*0.0174533)&lt;255;[.$B76]/COS([.AN$2]*0.0174533);255);0)  ;2)" office:value-type="string" office:string-value="FFFFFFFFC2">
            <text:p>FFFFFFFFC2</text:p>
          </table:table-cell>
          <table:table-cell table:style-name="ce3" table:formula="of:=DEC2HEX(ROUND(IF([.$B76]/COS([.AO$2]*0.0174533)&lt;255;[.$B76]/COS([.AO$2]*0.0174533);255);0)  ;2)" office:value-type="string" office:string-value="FFFFFFFFBE">
            <text:p>FFFFFFFFBE</text:p>
          </table:table-cell>
          <table:table-cell table:style-name="ce3" table:formula="of:=DEC2HEX(ROUND(IF([.$B76]/COS([.AP$2]*0.0174533)&lt;255;[.$B76]/COS([.AP$2]*0.0174533);255);0)  ;2)" office:value-type="string" office:string-value="FFFFFFFFB9">
            <text:p>FFFFFFFFB9</text:p>
          </table:table-cell>
          <table:table-cell table:style-name="ce3" table:formula="of:=DEC2HEX(ROUND(IF([.$B76]/COS([.AQ$2]*0.0174533)&lt;255;[.$B76]/COS([.AQ$2]*0.0174533);255);0)  ;2)" office:value-type="string" office:string-value="FFFFFFFFB2">
            <text:p>FFFFFFFFB2</text:p>
          </table:table-cell>
          <table:table-cell table:style-name="ce3" table:formula="of:=DEC2HEX(ROUND(IF([.$B76]/COS([.AR$2]*0.0174533)&lt;255;[.$B76]/COS([.AR$2]*0.0174533);255);0)  ;2)" office:value-type="string" office:string-value="FFFFFFFFA9">
            <text:p>FFFFFFFFA9</text:p>
          </table:table-cell>
          <table:table-cell table:style-name="ce3" table:formula="of:=DEC2HEX(ROUND(IF([.$B76]/COS([.AS$2]*0.0174533)&lt;255;[.$B76]/COS([.AS$2]*0.0174533);255);0)  ;2)" office:value-type="string" office:string-value="FFFFFFFF9D">
            <text:p>FFFFFFFF9D</text:p>
          </table:table-cell>
          <table:table-cell table:style-name="ce3" table:formula="of:=DEC2HEX(ROUND(IF([.$B76]/COS([.AT$2]*0.0174533)&lt;255;[.$B76]/COS([.AT$2]*0.0174533);255);0)  ;2)" office:value-type="string" office:string-value="FFFFFFFF8B">
            <text:p>FFFFFFFF8B</text:p>
          </table:table-cell>
          <table:table-cell table:style-name="ce3" table:formula="of:=DEC2HEX(ROUND(IF([.$B76]/COS([.AU$2]*0.0174533)&lt;255;[.$B76]/COS([.AU$2]*0.0174533);255);0)  ;2)" office:value-type="string" office:string-value="FFFFFFFF70">
            <text:p>FFFFFFFF70</text:p>
          </table:table-cell>
          <table:table-cell table:style-name="ce3" table:formula="of:=DEC2HEX(ROUND(IF([.$B76]/COS([.AV$2]*0.0174533)&lt;255;[.$B76]/COS([.AV$2]*0.0174533);255);0)  ;2)" office:value-type="string" office:string-value="FFFFFFFF43">
            <text:p>FFFFFFFF43</text:p>
          </table:table-cell>
          <table:table-cell table:style-name="ce3" table:formula="of:=DEC2HEX(ROUND(IF([.$B76]/COS([.AW$2]*0.0174533)&lt;255;[.$B76]/COS([.AW$2]*0.0174533);255);0)  ;2)" office:value-type="string" office:string-value="FFFFFFFEE6">
            <text:p>FFFFFFFEE6</text:p>
          </table:table-cell>
          <table:table-cell table:style-name="ce3" table:formula="of:=DEC2HEX(ROUND(IF([.$B76]/COS([.AX$2]*0.0174533)&lt;255;[.$B76]/COS([.AX$2]*0.0174533);255);0)  ;2)" office:value-type="string" office:string-value="FFFFFFFDCF">
            <text:p>FFFFFFFDCF</text:p>
          </table:table-cell>
          <table:table-cell table:style-name="ce3" table:formula="of:=DEC2HEX(ROUND(IF([.$B76]/COS([.AY$2]*0.0174533)&lt;255;[.$B76]/COS([.AY$2]*0.0174533);255);0)  ;2)" office:value-type="string" office:string-value="FF">
            <text:p>FF</text:p>
          </table:table-cell>
          <table:table-cell table:style-name="ce3" table:formula="of:=DEC2HEX(ROUND(IF([.$B76]/COS([.AZ$2]*0.0174533)&lt;255;[.$B76]/COS([.AZ$2]*0.0174533);255);0)  ;2)" office:value-type="string" office:string-value="FF">
            <text:p>FF</text:p>
          </table:table-cell>
          <table:table-cell table:style-name="ce3" table:formula="of:=DEC2HEX(ROUND(IF([.$B76]/COS([.BA$2]*0.0174533)&lt;255;[.$B76]/COS([.BA$2]*0.0174533);255);0)  ;2)" office:value-type="string" office:string-value="FF">
            <text:p>FF</text:p>
          </table:table-cell>
          <table:table-cell table:style-name="ce3" table:formula="of:=DEC2HEX(ROUND(IF([.$B76]/COS([.BB$2]*0.0174533)&lt;255;[.$B76]/COS([.BB$2]*0.0174533);255);0)  ;2)" office:value-type="string" office:string-value="BD">
            <text:p>BD</text:p>
          </table:table-cell>
          <table:table-cell table:style-name="ce3" table:formula="of:=DEC2HEX(ROUND(IF([.$B76]/COS([.BC$2]*0.0174533)&lt;255;[.$B76]/COS([.BC$2]*0.0174533);255);0)  ;2)" office:value-type="string" office:string-value="90">
            <text:p>90</text:p>
          </table:table-cell>
          <table:table-cell table:style-name="ce3" table:formula="of:=DEC2HEX(ROUND(IF([.$B76]/COS([.BD$2]*0.0174533)&lt;255;[.$B76]/COS([.BD$2]*0.0174533);255);0)  ;2)" office:value-type="string" office:string-value="75">
            <text:p>75</text:p>
          </table:table-cell>
          <table:table-cell table:style-name="ce3" table:formula="of:=DEC2HEX(ROUND(IF([.$B76]/COS([.BE$2]*0.0174533)&lt;255;[.$B76]/COS([.BE$2]*0.0174533);255);0)  ;2)" office:value-type="string" office:string-value="63">
            <text:p>63</text:p>
          </table:table-cell>
          <table:table-cell table:style-name="ce3" table:formula="of:=DEC2HEX(ROUND(IF([.$B76]/COS([.BF$2]*0.0174533)&lt;255;[.$B76]/COS([.BF$2]*0.0174533);255);0)  ;2)" office:value-type="string" office:string-value="57">
            <text:p>57</text:p>
          </table:table-cell>
          <table:table-cell table:style-name="ce3" table:formula="of:=DEC2HEX(ROUND(IF([.$B76]/COS([.BG$2]*0.0174533)&lt;255;[.$B76]/COS([.BG$2]*0.0174533);255);0)  ;2)" office:value-type="string" office:string-value="4E">
            <text:p>4E</text:p>
          </table:table-cell>
          <table:table-cell table:style-name="ce3" table:formula="of:=DEC2HEX(ROUND(IF([.$B76]/COS([.BH$2]*0.0174533)&lt;255;[.$B76]/COS([.BH$2]*0.0174533);255);0)  ;2)" office:value-type="string" office:string-value="47">
            <text:p>47</text:p>
          </table:table-cell>
          <table:table-cell table:style-name="ce3" table:formula="of:=DEC2HEX(ROUND(IF([.$B76]/COS([.BI$2]*0.0174533)&lt;255;[.$B76]/COS([.BI$2]*0.0174533);255);0)  ;2)" office:value-type="string" office:string-value="42">
            <text:p>42</text:p>
          </table:table-cell>
          <table:table-cell table:style-name="ce3" table:formula="of:=DEC2HEX(ROUND(IF([.$B76]/COS([.BJ$2]*0.0174533)&lt;255;[.$B76]/COS([.BJ$2]*0.0174533);255);0)  ;2)" office:value-type="string" office:string-value="3E">
            <text:p>3E</text:p>
          </table:table-cell>
          <table:table-cell table:style-name="ce3" table:formula="of:=DEC2HEX(ROUND(IF([.$B76]/COS([.BK$2]*0.0174533)&lt;255;[.$B76]/COS([.BK$2]*0.0174533);255);0)  ;2)" office:value-type="string" office:string-value="3C">
            <text:p>3C</text:p>
          </table:table-cell>
          <table:table-cell table:style-name="ce3" table:formula="of:=DEC2HEX(ROUND(IF([.$B76]/COS([.BL$2]*0.0174533)&lt;255;[.$B76]/COS([.BL$2]*0.0174533);255);0)  ;2)" office:value-type="string" office:string-value="39">
            <text:p>39</text:p>
          </table:table-cell>
          <table:table-cell table:style-name="ce3" table:formula="of:=DEC2HEX(ROUND(IF([.$B76]/COS([.BM$2]*0.0174533)&lt;255;[.$B76]/COS([.BM$2]*0.0174533);255);0)  ;2)" office:value-type="string" office:string-value="38">
            <text:p>38</text:p>
          </table:table-cell>
          <table:table-cell table:style-name="ce3" table:formula="of:=DEC2HEX(ROUND(IF([.$B76]/COS([.BN$2]*0.0174533)&lt;255;[.$B76]/COS([.BN$2]*0.0174533);255);0)  ;2)" office:value-type="string" office:string-value="37">
            <text:p>37</text:p>
          </table:table-cell>
          <table:table-cell table:style-name="ce3" table:formula="of:=DEC2HEX(ROUND(IF([.$B76]/COS([.BO$2]*0.0174533)&lt;255;[.$B76]/COS([.BO$2]*0.0174533);255);0)  ;2)" office:value-type="string" office:string-value="37">
            <text:p>37</text:p>
          </table:table-cell>
          <table:table-cell table:style-name="ce3" table:formula="of:=DEC2HEX(ROUND(IF([.$B76]/COS([.BP$2]*0.0174533)&lt;255;[.$B76]/COS([.BP$2]*0.0174533);255);0)  ;2)" office:value-type="string" office:string-value="37">
            <text:p>37</text:p>
          </table:table-cell>
          <table:table-cell table:style-name="ce3" table:formula="of:=DEC2HEX(ROUND(IF([.$B76]/COS([.BQ$2]*0.0174533)&lt;255;[.$B76]/COS([.BQ$2]*0.0174533);255);0)  ;2)" office:value-type="string" office:string-value="38">
            <text:p>38</text:p>
          </table:table-cell>
          <table:table-cell table:style-name="ce3" table:formula="of:=DEC2HEX(ROUND(IF([.$B76]/COS([.BR$2]*0.0174533)&lt;255;[.$B76]/COS([.BR$2]*0.0174533);255);0)  ;2)" office:value-type="string" office:string-value="39">
            <text:p>39</text:p>
          </table:table-cell>
          <table:table-cell table:style-name="ce3" table:formula="of:=DEC2HEX(ROUND(IF([.$B76]/COS([.BS$2]*0.0174533)&lt;255;[.$B76]/COS([.BS$2]*0.0174533);255);0)  ;2)" office:value-type="string" office:string-value="3C">
            <text:p>3C</text:p>
          </table:table-cell>
          <table:table-cell table:style-name="ce3" table:formula="of:=DEC2HEX(ROUND(IF([.$B76]/COS([.BT$2]*0.0174533)&lt;255;[.$B76]/COS([.BT$2]*0.0174533);255);0)  ;2)" office:value-type="string" office:string-value="3E">
            <text:p>3E</text:p>
          </table:table-cell>
          <table:table-cell table:style-name="ce3" table:formula="of:=DEC2HEX(ROUND(IF([.$B76]/COS([.BU$2]*0.0174533)&lt;255;[.$B76]/COS([.BU$2]*0.0174533);255);0)  ;2)" office:value-type="string" office:string-value="42">
            <text:p>42</text:p>
          </table:table-cell>
          <table:table-cell table:style-name="ce3" table:formula="of:=DEC2HEX(ROUND(IF([.$B76]/COS([.BV$2]*0.0174533)&lt;255;[.$B76]/COS([.BV$2]*0.0174533);255);0)  ;2)" office:value-type="string" office:string-value="47">
            <text:p>47</text:p>
          </table:table-cell>
          <table:table-cell table:style-name="ce3" table:formula="of:=DEC2HEX(ROUND(IF([.$B76]/COS([.BW$2]*0.0174533)&lt;255;[.$B76]/COS([.BW$2]*0.0174533);255);0)  ;2)" office:value-type="string" office:string-value="4E">
            <text:p>4E</text:p>
          </table:table-cell>
          <table:table-cell table:style-name="ce3" table:formula="of:=DEC2HEX(ROUND(IF([.$B76]/COS([.BX$2]*0.0174533)&lt;255;[.$B76]/COS([.BX$2]*0.0174533);255);0)  ;2)" office:value-type="string" office:string-value="57">
            <text:p>57</text:p>
          </table:table-cell>
          <table:table-cell table:style-name="ce3" table:formula="of:=DEC2HEX(ROUND(IF([.$B76]/COS([.BY$2]*0.0174533)&lt;255;[.$B76]/COS([.BY$2]*0.0174533);255);0)  ;2)" office:value-type="string" office:string-value="63">
            <text:p>63</text:p>
          </table:table-cell>
          <table:table-cell table:style-name="ce3" table:formula="of:=DEC2HEX(ROUND(IF([.$B76]/COS([.BZ$2]*0.0174533)&lt;255;[.$B76]/COS([.BZ$2]*0.0174533);255);0)  ;2)" office:value-type="string" office:string-value="75">
            <text:p>75</text:p>
          </table:table-cell>
          <table:table-cell table:style-name="ce3" table:formula="of:=DEC2HEX(ROUND(IF([.$B76]/COS([.CA$2]*0.0174533)&lt;255;[.$B76]/COS([.CA$2]*0.0174533);255);0)  ;2)" office:value-type="string" office:string-value="90">
            <text:p>90</text:p>
          </table:table-cell>
          <table:table-cell table:style-name="ce3" table:formula="of:=DEC2HEX(ROUND(IF([.$B76]/COS([.CB$2]*0.0174533)&lt;255;[.$B76]/COS([.CB$2]*0.0174533);255);0)  ;2)" office:value-type="string" office:string-value="BD">
            <text:p>BD</text:p>
          </table:table-cell>
          <table:table-cell table:style-name="ce3" table:formula="of:=DEC2HEX(ROUND(IF([.$B76]/COS([.CC$2]*0.0174533)&lt;255;[.$B76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6]+1" office:value-type="float" office:value="73">
            <text:p>73</text:p>
          </table:table-cell>
          <table:table-cell table:style-name="ce2" table:formula="of:=[.B76]-1" office:value-type="float" office:value="54">
            <text:p>54</text:p>
          </table:table-cell>
          <table:table-cell table:formula="of:=DEC2HEX(ROUND(IF([.$B77]/[.C$3]&lt;127;127-[.$B77]/[.C$3];0) ;0) ;2)" office:value-type="string" office:string-value="49">
            <text:p>49</text:p>
          </table:table-cell>
          <table:table-cell table:formula="of:=DEC2HEX(ROUND(IF([.$B77]/[.D$3]&lt;127;127-[.$B77]/[.D$3];0) ;0) ;2)" office:value-type="string" office:string-value="49">
            <text:p>49</text:p>
          </table:table-cell>
          <table:table-cell table:formula="of:=DEC2HEX(ROUND(IF([.$B77]/[.E$3]&lt;127;127-[.$B77]/[.E$3];0) ;0) ;2)" office:value-type="string" office:string-value="48">
            <text:p>48</text:p>
          </table:table-cell>
          <table:table-cell table:formula="of:=DEC2HEX(ROUND(IF([.$B77]/[.F$3]&lt;127;127-[.$B77]/[.F$3];0) ;0) ;2)" office:value-type="string" office:string-value="47">
            <text:p>47</text:p>
          </table:table-cell>
          <table:table-cell table:formula="of:=DEC2HEX(ROUND(IF([.$B77]/[.G$3]&lt;127;127-[.$B77]/[.G$3];0) ;0) ;2)" office:value-type="string" office:string-value="45">
            <text:p>45</text:p>
          </table:table-cell>
          <table:table-cell table:formula="of:=DEC2HEX(ROUND(IF([.$B77]/[.H$3]&lt;127;127-[.$B77]/[.H$3];0) ;0) ;2)" office:value-type="string" office:string-value="42">
            <text:p>42</text:p>
          </table:table-cell>
          <table:table-cell table:formula="of:=DEC2HEX(ROUND(IF([.$B77]/[.I$3]&lt;127;127-[.$B77]/[.I$3];0) ;0) ;2)" office:value-type="string" office:string-value="3E">
            <text:p>3E</text:p>
          </table:table-cell>
          <table:table-cell table:formula="of:=DEC2HEX(ROUND(IF([.$B77]/[.J$3]&lt;127;127-[.$B77]/[.J$3];0) ;0) ;2)" office:value-type="string" office:string-value="39">
            <text:p>39</text:p>
          </table:table-cell>
          <table:table-cell table:formula="of:=DEC2HEX(ROUND(IF([.$B77]/[.K$3]&lt;127;127-[.$B77]/[.K$3];0) ;0) ;2)" office:value-type="string" office:string-value="33">
            <text:p>33</text:p>
          </table:table-cell>
          <table:table-cell table:formula="of:=DEC2HEX(ROUND(IF([.$B77]/[.L$3]&lt;127;127-[.$B77]/[.L$3];0) ;0) ;2)" office:value-type="string" office:string-value="2A">
            <text:p>2A</text:p>
          </table:table-cell>
          <table:table-cell table:style-name="ce3" table:formula="of:=DEC2HEX(ROUND(IF([.$B77]/[.M$3]&lt;127;127-[.$B77]/[.M$3];0) ;0) ;2)" office:value-type="string" office:string-value="1E">
            <text:p>1E</text:p>
          </table:table-cell>
          <table:table-cell table:style-name="ce3" table:formula="of:=DEC2HEX(ROUND(IF([.$B77]/[.N$3]&lt;127;127-[.$B77]/[.N$3];0) ;0) ;2)" office:value-type="string" office:string-value="0C">
            <text:p>0C</text:p>
          </table:table-cell>
          <table:table-cell table:style-name="ce3" table:formula="of:=DEC2HEX(ROUND(IF([.$B77]/[.O$3]&lt;127;127-[.$B77]/[.O$3];0) ;0) ;2)" office:value-type="string" office:string-value="00">
            <text:p>00</text:p>
          </table:table-cell>
          <table:table-cell table:style-name="ce3" table:formula="of:=DEC2HEX(ROUND(IF([.$B77]/[.P$3]&lt;127;127-[.$B77]/[.P$3];0) ;0) ;2)" office:value-type="string" office:string-value="00">
            <text:p>00</text:p>
          </table:table-cell>
          <table:table-cell table:style-name="ce3" table:formula="of:=DEC2HEX(ROUND(IF([.$B77]/[.Q$3]&lt;127;127-[.$B77]/[.Q$3];0) ;0) ;2)" office:value-type="string" office:string-value="00">
            <text:p>00</text:p>
          </table:table-cell>
          <table:table-cell table:style-name="ce3" table:formula="of:=DEC2HEX(ROUND(IF([.$B77]/[.R$3]&lt;127;127-[.$B77]/[.R$3];0) ;0) ;2)" office:value-type="string" office:string-value="00">
            <text:p>00</text:p>
          </table:table-cell>
          <table:table-cell table:style-name="ce3" table:formula="of:=DEC2HEX(ROUND(IF([.$B77]/[.S$3]&lt;127;[.$B77]/[.S$3];127) ;0) ;2)" office:value-type="float" office:value="0">
            <text:p>#ДЕЛ/0!</text:p>
          </table:table-cell>
          <table:table-cell table:style-name="ce3" table:formula="of:=DEC2HEX(ROUND(IF([.$B77]/[.T$3]&lt;127;[.$B77]/[.T$3];127) ;0) ;2)" office:value-type="string" office:string-value="FFFFFFFDD9">
            <text:p>FFFFFFFDD9</text:p>
          </table:table-cell>
          <table:table-cell table:style-name="ce3" table:formula="of:=DEC2HEX(ROUND(IF([.$B77]/[.U$3]&lt;127;[.$B77]/[.U$3];127) ;0) ;2)" office:value-type="string" office:string-value="FFFFFFFEEB">
            <text:p>FFFFFFFEEB</text:p>
          </table:table-cell>
          <table:table-cell table:style-name="ce3" table:formula="of:=DEC2HEX(ROUND(IF([.$B77]/[.V$3]&lt;127;[.$B77]/[.V$3];127) ;0) ;2)" office:value-type="string" office:string-value="FFFFFFFF46">
            <text:p>FFFFFFFF46</text:p>
          </table:table-cell>
          <table:table-cell table:style-name="ce3" table:formula="of:=DEC2HEX(ROUND(IF([.$B77]/[.W$3]&lt;127;[.$B77]/[.W$3];127) ;0) ;2)" office:value-type="string" office:string-value="FFFFFFFF73">
            <text:p>FFFFFFFF73</text:p>
          </table:table-cell>
          <table:table-cell table:style-name="ce3" table:formula="of:=DEC2HEX(ROUND(IF([.$B77]/[.X$3]&lt;127;[.$B77]/[.X$3];127) ;0) ;2)" office:value-type="string" office:string-value="FFFFFFFF8D">
            <text:p>FFFFFFFF8D</text:p>
          </table:table-cell>
          <table:table-cell table:style-name="ce3" table:formula="of:=DEC2HEX(ROUND(IF([.$B77]/[.Y$3]&lt;127;[.$B77]/[.Y$3];127) ;0) ;2)" office:value-type="string" office:string-value="FFFFFFFF9F">
            <text:p>FFFFFFFF9F</text:p>
          </table:table-cell>
          <table:table-cell table:style-name="ce3" table:formula="of:=DEC2HEX(ROUND(IF([.$B77]/[.Z$3]&lt;127;[.$B77]/[.Z$3];127) ;0) ;2)" office:value-type="string" office:string-value="FFFFFFFFAB">
            <text:p>FFFFFFFFAB</text:p>
          </table:table-cell>
          <table:table-cell table:style-name="ce3" table:formula="of:=DEC2HEX(ROUND(IF([.$B77]/[.AA$3]&lt;127;[.$B77]/[.AA$3];127) ;0) ;2)" office:value-type="string" office:string-value="FFFFFFFFB4">
            <text:p>FFFFFFFFB4</text:p>
          </table:table-cell>
          <table:table-cell table:style-name="ce3" table:formula="of:=DEC2HEX(ROUND(IF([.$B77]/[.AB$3]&lt;127;[.$B77]/[.AB$3];127) ;0) ;2)" office:value-type="string" office:string-value="FFFFFFFFBA">
            <text:p>FFFFFFFFBA</text:p>
          </table:table-cell>
          <table:table-cell table:style-name="ce3" table:formula="of:=DEC2HEX(ROUND(IF([.$B77]/[.AC$3]&lt;127;[.$B77]/[.AC$3];127) ;0) ;2)" office:value-type="string" office:string-value="FFFFFFFFBF">
            <text:p>FFFFFFFFBF</text:p>
          </table:table-cell>
          <table:table-cell table:style-name="ce3" table:formula="of:=DEC2HEX(ROUND(IF([.$B77]/[.AD$3]&lt;127;[.$B77]/[.AD$3];127) ;0) ;2)" office:value-type="string" office:string-value="FFFFFFFFC3">
            <text:p>FFFFFFFFC3</text:p>
          </table:table-cell>
          <table:table-cell table:style-name="ce3" table:formula="of:=DEC2HEX(ROUND(IF([.$B77]/[.AE$3]&lt;127;[.$B77]/[.AE$3];127) ;0) ;2)" office:value-type="string" office:string-value="FFFFFFFFC6">
            <text:p>FFFFFFFFC6</text:p>
          </table:table-cell>
          <table:table-cell table:style-name="ce3" table:formula="of:=DEC2HEX(ROUND(IF([.$B77]/[.AF$3]&lt;127;[.$B77]/[.AF$3];127) ;0) ;2)" office:value-type="string" office:string-value="FFFFFFFFC8">
            <text:p>FFFFFFFFC8</text:p>
          </table:table-cell>
          <table:table-cell table:style-name="ce3" table:formula="of:=DEC2HEX(ROUND(IF([.$B77]/[.AG$3]&lt;127;[.$B77]/[.AG$3];127) ;0) ;2)" office:value-type="string" office:string-value="FFFFFFFFC9">
            <text:p>FFFFFFFFC9</text:p>
          </table:table-cell>
          <table:table-cell table:style-name="ce3" table:formula="of:=DEC2HEX(ROUND(IF([.$B77]/[.AH$3]&lt;127;[.$B77]/[.AH$3];127) ;0) ;2)" office:value-type="string" office:string-value="FFFFFFFFCA">
            <text:p>FFFFFFFFCA</text:p>
          </table:table-cell>
          <table:table-cell table:style-name="ce3" table:formula="of:=DEC2HEX(ROUND(IF([.$B77]/COS([.AI$2]*0.0174533)&lt;255;[.$B77]/COS([.AI$2]*0.0174533);255);0)  ;2)" office:value-type="string" office:string-value="FFFFFFFFCA">
            <text:p>FFFFFFFFCA</text:p>
          </table:table-cell>
          <table:table-cell table:style-name="ce3" table:formula="of:=DEC2HEX(ROUND(IF([.$B77]/COS([.AJ$2]*0.0174533)&lt;255;[.$B77]/COS([.AJ$2]*0.0174533);255);0)  ;2)" office:value-type="string" office:string-value="FFFFFFFFCA">
            <text:p>FFFFFFFFCA</text:p>
          </table:table-cell>
          <table:table-cell table:style-name="ce3" table:formula="of:=DEC2HEX(ROUND(IF([.$B77]/COS([.AK$2]*0.0174533)&lt;255;[.$B77]/COS([.AK$2]*0.0174533);255);0)  ;2)" office:value-type="string" office:string-value="FFFFFFFFC9">
            <text:p>FFFFFFFFC9</text:p>
          </table:table-cell>
          <table:table-cell table:style-name="ce3" table:formula="of:=DEC2HEX(ROUND(IF([.$B77]/COS([.AL$2]*0.0174533)&lt;255;[.$B77]/COS([.AL$2]*0.0174533);255);0)  ;2)" office:value-type="string" office:string-value="FFFFFFFFC8">
            <text:p>FFFFFFFFC8</text:p>
          </table:table-cell>
          <table:table-cell table:style-name="ce3" table:formula="of:=DEC2HEX(ROUND(IF([.$B77]/COS([.AM$2]*0.0174533)&lt;255;[.$B77]/COS([.AM$2]*0.0174533);255);0)  ;2)" office:value-type="string" office:string-value="FFFFFFFFC6">
            <text:p>FFFFFFFFC6</text:p>
          </table:table-cell>
          <table:table-cell table:style-name="ce3" table:formula="of:=DEC2HEX(ROUND(IF([.$B77]/COS([.AN$2]*0.0174533)&lt;255;[.$B77]/COS([.AN$2]*0.0174533);255);0)  ;2)" office:value-type="string" office:string-value="FFFFFFFFC3">
            <text:p>FFFFFFFFC3</text:p>
          </table:table-cell>
          <table:table-cell table:style-name="ce3" table:formula="of:=DEC2HEX(ROUND(IF([.$B77]/COS([.AO$2]*0.0174533)&lt;255;[.$B77]/COS([.AO$2]*0.0174533);255);0)  ;2)" office:value-type="string" office:string-value="FFFFFFFFBF">
            <text:p>FFFFFFFFBF</text:p>
          </table:table-cell>
          <table:table-cell table:style-name="ce3" table:formula="of:=DEC2HEX(ROUND(IF([.$B77]/COS([.AP$2]*0.0174533)&lt;255;[.$B77]/COS([.AP$2]*0.0174533);255);0)  ;2)" office:value-type="string" office:string-value="FFFFFFFFBA">
            <text:p>FFFFFFFFBA</text:p>
          </table:table-cell>
          <table:table-cell table:style-name="ce3" table:formula="of:=DEC2HEX(ROUND(IF([.$B77]/COS([.AQ$2]*0.0174533)&lt;255;[.$B77]/COS([.AQ$2]*0.0174533);255);0)  ;2)" office:value-type="string" office:string-value="FFFFFFFFB4">
            <text:p>FFFFFFFFB4</text:p>
          </table:table-cell>
          <table:table-cell table:style-name="ce3" table:formula="of:=DEC2HEX(ROUND(IF([.$B77]/COS([.AR$2]*0.0174533)&lt;255;[.$B77]/COS([.AR$2]*0.0174533);255);0)  ;2)" office:value-type="string" office:string-value="FFFFFFFFAB">
            <text:p>FFFFFFFFAB</text:p>
          </table:table-cell>
          <table:table-cell table:style-name="ce3" table:formula="of:=DEC2HEX(ROUND(IF([.$B77]/COS([.AS$2]*0.0174533)&lt;255;[.$B77]/COS([.AS$2]*0.0174533);255);0)  ;2)" office:value-type="string" office:string-value="FFFFFFFF9F">
            <text:p>FFFFFFFF9F</text:p>
          </table:table-cell>
          <table:table-cell table:style-name="ce3" table:formula="of:=DEC2HEX(ROUND(IF([.$B77]/COS([.AT$2]*0.0174533)&lt;255;[.$B77]/COS([.AT$2]*0.0174533);255);0)  ;2)" office:value-type="string" office:string-value="FFFFFFFF8D">
            <text:p>FFFFFFFF8D</text:p>
          </table:table-cell>
          <table:table-cell table:style-name="ce3" table:formula="of:=DEC2HEX(ROUND(IF([.$B77]/COS([.AU$2]*0.0174533)&lt;255;[.$B77]/COS([.AU$2]*0.0174533);255);0)  ;2)" office:value-type="string" office:string-value="FFFFFFFF73">
            <text:p>FFFFFFFF73</text:p>
          </table:table-cell>
          <table:table-cell table:style-name="ce3" table:formula="of:=DEC2HEX(ROUND(IF([.$B77]/COS([.AV$2]*0.0174533)&lt;255;[.$B77]/COS([.AV$2]*0.0174533);255);0)  ;2)" office:value-type="string" office:string-value="FFFFFFFF46">
            <text:p>FFFFFFFF46</text:p>
          </table:table-cell>
          <table:table-cell table:style-name="ce3" table:formula="of:=DEC2HEX(ROUND(IF([.$B77]/COS([.AW$2]*0.0174533)&lt;255;[.$B77]/COS([.AW$2]*0.0174533);255);0)  ;2)" office:value-type="string" office:string-value="FFFFFFFEEB">
            <text:p>FFFFFFFEEB</text:p>
          </table:table-cell>
          <table:table-cell table:style-name="ce3" table:formula="of:=DEC2HEX(ROUND(IF([.$B77]/COS([.AX$2]*0.0174533)&lt;255;[.$B77]/COS([.AX$2]*0.0174533);255);0)  ;2)" office:value-type="string" office:string-value="FFFFFFFDD9">
            <text:p>FFFFFFFDD9</text:p>
          </table:table-cell>
          <table:table-cell table:style-name="ce3" table:formula="of:=DEC2HEX(ROUND(IF([.$B77]/COS([.AY$2]*0.0174533)&lt;255;[.$B77]/COS([.AY$2]*0.0174533);255);0)  ;2)" office:value-type="string" office:string-value="FF">
            <text:p>FF</text:p>
          </table:table-cell>
          <table:table-cell table:style-name="ce3" table:formula="of:=DEC2HEX(ROUND(IF([.$B77]/COS([.AZ$2]*0.0174533)&lt;255;[.$B77]/COS([.AZ$2]*0.0174533);255);0)  ;2)" office:value-type="string" office:string-value="FF">
            <text:p>FF</text:p>
          </table:table-cell>
          <table:table-cell table:style-name="ce3" table:formula="of:=DEC2HEX(ROUND(IF([.$B77]/COS([.BA$2]*0.0174533)&lt;255;[.$B77]/COS([.BA$2]*0.0174533);255);0)  ;2)" office:value-type="string" office:string-value="FF">
            <text:p>FF</text:p>
          </table:table-cell>
          <table:table-cell table:style-name="ce3" table:formula="of:=DEC2HEX(ROUND(IF([.$B77]/COS([.BB$2]*0.0174533)&lt;255;[.$B77]/COS([.BB$2]*0.0174533);255);0)  ;2)" office:value-type="string" office:string-value="BA">
            <text:p>BA</text:p>
          </table:table-cell>
          <table:table-cell table:style-name="ce3" table:formula="of:=DEC2HEX(ROUND(IF([.$B77]/COS([.BC$2]*0.0174533)&lt;255;[.$B77]/COS([.BC$2]*0.0174533);255);0)  ;2)" office:value-type="string" office:string-value="8D">
            <text:p>8D</text:p>
          </table:table-cell>
          <table:table-cell table:style-name="ce3" table:formula="of:=DEC2HEX(ROUND(IF([.$B77]/COS([.BD$2]*0.0174533)&lt;255;[.$B77]/COS([.BD$2]*0.0174533);255);0)  ;2)" office:value-type="string" office:string-value="73">
            <text:p>73</text:p>
          </table:table-cell>
          <table:table-cell table:style-name="ce3" table:formula="of:=DEC2HEX(ROUND(IF([.$B77]/COS([.BE$2]*0.0174533)&lt;255;[.$B77]/COS([.BE$2]*0.0174533);255);0)  ;2)" office:value-type="string" office:string-value="61">
            <text:p>61</text:p>
          </table:table-cell>
          <table:table-cell table:style-name="ce3" table:formula="of:=DEC2HEX(ROUND(IF([.$B77]/COS([.BF$2]*0.0174533)&lt;255;[.$B77]/COS([.BF$2]*0.0174533);255);0)  ;2)" office:value-type="string" office:string-value="55">
            <text:p>55</text:p>
          </table:table-cell>
          <table:table-cell table:style-name="ce3" table:formula="of:=DEC2HEX(ROUND(IF([.$B77]/COS([.BG$2]*0.0174533)&lt;255;[.$B77]/COS([.BG$2]*0.0174533);255);0)  ;2)" office:value-type="string" office:string-value="4C">
            <text:p>4C</text:p>
          </table:table-cell>
          <table:table-cell table:style-name="ce3" table:formula="of:=DEC2HEX(ROUND(IF([.$B77]/COS([.BH$2]*0.0174533)&lt;255;[.$B77]/COS([.BH$2]*0.0174533);255);0)  ;2)" office:value-type="string" office:string-value="46">
            <text:p>46</text:p>
          </table:table-cell>
          <table:table-cell table:style-name="ce3" table:formula="of:=DEC2HEX(ROUND(IF([.$B77]/COS([.BI$2]*0.0174533)&lt;255;[.$B77]/COS([.BI$2]*0.0174533);255);0)  ;2)" office:value-type="string" office:string-value="41">
            <text:p>41</text:p>
          </table:table-cell>
          <table:table-cell table:style-name="ce3" table:formula="of:=DEC2HEX(ROUND(IF([.$B77]/COS([.BJ$2]*0.0174533)&lt;255;[.$B77]/COS([.BJ$2]*0.0174533);255);0)  ;2)" office:value-type="string" office:string-value="3D">
            <text:p>3D</text:p>
          </table:table-cell>
          <table:table-cell table:style-name="ce3" table:formula="of:=DEC2HEX(ROUND(IF([.$B77]/COS([.BK$2]*0.0174533)&lt;255;[.$B77]/COS([.BK$2]*0.0174533);255);0)  ;2)" office:value-type="string" office:string-value="3A">
            <text:p>3A</text:p>
          </table:table-cell>
          <table:table-cell table:style-name="ce3" table:formula="of:=DEC2HEX(ROUND(IF([.$B77]/COS([.BL$2]*0.0174533)&lt;255;[.$B77]/COS([.BL$2]*0.0174533);255);0)  ;2)" office:value-type="string" office:string-value="38">
            <text:p>38</text:p>
          </table:table-cell>
          <table:table-cell table:style-name="ce3" table:formula="of:=DEC2HEX(ROUND(IF([.$B77]/COS([.BM$2]*0.0174533)&lt;255;[.$B77]/COS([.BM$2]*0.0174533);255);0)  ;2)" office:value-type="string" office:string-value="37">
            <text:p>37</text:p>
          </table:table-cell>
          <table:table-cell table:style-name="ce3" table:formula="of:=DEC2HEX(ROUND(IF([.$B77]/COS([.BN$2]*0.0174533)&lt;255;[.$B77]/COS([.BN$2]*0.0174533);255);0)  ;2)" office:value-type="string" office:string-value="36">
            <text:p>36</text:p>
          </table:table-cell>
          <table:table-cell table:style-name="ce3" table:formula="of:=DEC2HEX(ROUND(IF([.$B77]/COS([.BO$2]*0.0174533)&lt;255;[.$B77]/COS([.BO$2]*0.0174533);255);0)  ;2)" office:value-type="string" office:string-value="36">
            <text:p>36</text:p>
          </table:table-cell>
          <table:table-cell table:style-name="ce3" table:formula="of:=DEC2HEX(ROUND(IF([.$B77]/COS([.BP$2]*0.0174533)&lt;255;[.$B77]/COS([.BP$2]*0.0174533);255);0)  ;2)" office:value-type="string" office:string-value="36">
            <text:p>36</text:p>
          </table:table-cell>
          <table:table-cell table:style-name="ce3" table:formula="of:=DEC2HEX(ROUND(IF([.$B77]/COS([.BQ$2]*0.0174533)&lt;255;[.$B77]/COS([.BQ$2]*0.0174533);255);0)  ;2)" office:value-type="string" office:string-value="37">
            <text:p>37</text:p>
          </table:table-cell>
          <table:table-cell table:style-name="ce3" table:formula="of:=DEC2HEX(ROUND(IF([.$B77]/COS([.BR$2]*0.0174533)&lt;255;[.$B77]/COS([.BR$2]*0.0174533);255);0)  ;2)" office:value-type="string" office:string-value="38">
            <text:p>38</text:p>
          </table:table-cell>
          <table:table-cell table:style-name="ce3" table:formula="of:=DEC2HEX(ROUND(IF([.$B77]/COS([.BS$2]*0.0174533)&lt;255;[.$B77]/COS([.BS$2]*0.0174533);255);0)  ;2)" office:value-type="string" office:string-value="3A">
            <text:p>3A</text:p>
          </table:table-cell>
          <table:table-cell table:style-name="ce3" table:formula="of:=DEC2HEX(ROUND(IF([.$B77]/COS([.BT$2]*0.0174533)&lt;255;[.$B77]/COS([.BT$2]*0.0174533);255);0)  ;2)" office:value-type="string" office:string-value="3D">
            <text:p>3D</text:p>
          </table:table-cell>
          <table:table-cell table:style-name="ce3" table:formula="of:=DEC2HEX(ROUND(IF([.$B77]/COS([.BU$2]*0.0174533)&lt;255;[.$B77]/COS([.BU$2]*0.0174533);255);0)  ;2)" office:value-type="string" office:string-value="41">
            <text:p>41</text:p>
          </table:table-cell>
          <table:table-cell table:style-name="ce3" table:formula="of:=DEC2HEX(ROUND(IF([.$B77]/COS([.BV$2]*0.0174533)&lt;255;[.$B77]/COS([.BV$2]*0.0174533);255);0)  ;2)" office:value-type="string" office:string-value="46">
            <text:p>46</text:p>
          </table:table-cell>
          <table:table-cell table:style-name="ce3" table:formula="of:=DEC2HEX(ROUND(IF([.$B77]/COS([.BW$2]*0.0174533)&lt;255;[.$B77]/COS([.BW$2]*0.0174533);255);0)  ;2)" office:value-type="string" office:string-value="4C">
            <text:p>4C</text:p>
          </table:table-cell>
          <table:table-cell table:style-name="ce3" table:formula="of:=DEC2HEX(ROUND(IF([.$B77]/COS([.BX$2]*0.0174533)&lt;255;[.$B77]/COS([.BX$2]*0.0174533);255);0)  ;2)" office:value-type="string" office:string-value="55">
            <text:p>55</text:p>
          </table:table-cell>
          <table:table-cell table:style-name="ce3" table:formula="of:=DEC2HEX(ROUND(IF([.$B77]/COS([.BY$2]*0.0174533)&lt;255;[.$B77]/COS([.BY$2]*0.0174533);255);0)  ;2)" office:value-type="string" office:string-value="61">
            <text:p>61</text:p>
          </table:table-cell>
          <table:table-cell table:style-name="ce3" table:formula="of:=DEC2HEX(ROUND(IF([.$B77]/COS([.BZ$2]*0.0174533)&lt;255;[.$B77]/COS([.BZ$2]*0.0174533);255);0)  ;2)" office:value-type="string" office:string-value="73">
            <text:p>73</text:p>
          </table:table-cell>
          <table:table-cell table:style-name="ce3" table:formula="of:=DEC2HEX(ROUND(IF([.$B77]/COS([.CA$2]*0.0174533)&lt;255;[.$B77]/COS([.CA$2]*0.0174533);255);0)  ;2)" office:value-type="string" office:string-value="8D">
            <text:p>8D</text:p>
          </table:table-cell>
          <table:table-cell table:style-name="ce3" table:formula="of:=DEC2HEX(ROUND(IF([.$B77]/COS([.CB$2]*0.0174533)&lt;255;[.$B77]/COS([.CB$2]*0.0174533);255);0)  ;2)" office:value-type="string" office:string-value="BA">
            <text:p>BA</text:p>
          </table:table-cell>
          <table:table-cell table:style-name="ce3" table:formula="of:=DEC2HEX(ROUND(IF([.$B77]/COS([.CC$2]*0.0174533)&lt;255;[.$B77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7]+1" office:value-type="float" office:value="74">
            <text:p>74</text:p>
          </table:table-cell>
          <table:table-cell table:style-name="ce2" table:formula="of:=[.B77]-1" office:value-type="float" office:value="53">
            <text:p>53</text:p>
          </table:table-cell>
          <table:table-cell table:formula="of:=DEC2HEX(ROUND(IF([.$B78]/[.C$3]&lt;127;127-[.$B78]/[.C$3];0) ;0) ;2)" office:value-type="string" office:string-value="4A">
            <text:p>4A</text:p>
          </table:table-cell>
          <table:table-cell table:formula="of:=DEC2HEX(ROUND(IF([.$B78]/[.D$3]&lt;127;127-[.$B78]/[.D$3];0) ;0) ;2)" office:value-type="string" office:string-value="4A">
            <text:p>4A</text:p>
          </table:table-cell>
          <table:table-cell table:formula="of:=DEC2HEX(ROUND(IF([.$B78]/[.E$3]&lt;127;127-[.$B78]/[.E$3];0) ;0) ;2)" office:value-type="string" office:string-value="49">
            <text:p>49</text:p>
          </table:table-cell>
          <table:table-cell table:formula="of:=DEC2HEX(ROUND(IF([.$B78]/[.F$3]&lt;127;127-[.$B78]/[.F$3];0) ;0) ;2)" office:value-type="string" office:string-value="48">
            <text:p>48</text:p>
          </table:table-cell>
          <table:table-cell table:formula="of:=DEC2HEX(ROUND(IF([.$B78]/[.G$3]&lt;127;127-[.$B78]/[.G$3];0) ;0) ;2)" office:value-type="string" office:string-value="46">
            <text:p>46</text:p>
          </table:table-cell>
          <table:table-cell table:formula="of:=DEC2HEX(ROUND(IF([.$B78]/[.H$3]&lt;127;127-[.$B78]/[.H$3];0) ;0) ;2)" office:value-type="string" office:string-value="43">
            <text:p>43</text:p>
          </table:table-cell>
          <table:table-cell table:formula="of:=DEC2HEX(ROUND(IF([.$B78]/[.I$3]&lt;127;127-[.$B78]/[.I$3];0) ;0) ;2)" office:value-type="string" office:string-value="3F">
            <text:p>3F</text:p>
          </table:table-cell>
          <table:table-cell table:formula="of:=DEC2HEX(ROUND(IF([.$B78]/[.J$3]&lt;127;127-[.$B78]/[.J$3];0) ;0) ;2)" office:value-type="string" office:string-value="3A">
            <text:p>3A</text:p>
          </table:table-cell>
          <table:table-cell table:formula="of:=DEC2HEX(ROUND(IF([.$B78]/[.K$3]&lt;127;127-[.$B78]/[.K$3];0) ;0) ;2)" office:value-type="string" office:string-value="34">
            <text:p>34</text:p>
          </table:table-cell>
          <table:table-cell table:formula="of:=DEC2HEX(ROUND(IF([.$B78]/[.L$3]&lt;127;127-[.$B78]/[.L$3];0) ;0) ;2)" office:value-type="string" office:string-value="2B">
            <text:p>2B</text:p>
          </table:table-cell>
          <table:table-cell table:style-name="ce3" table:formula="of:=DEC2HEX(ROUND(IF([.$B78]/[.M$3]&lt;127;127-[.$B78]/[.M$3];0) ;0) ;2)" office:value-type="string" office:string-value="20">
            <text:p>20</text:p>
          </table:table-cell>
          <table:table-cell table:style-name="ce3" table:formula="of:=DEC2HEX(ROUND(IF([.$B78]/[.N$3]&lt;127;127-[.$B78]/[.N$3];0) ;0) ;2)" office:value-type="string" office:string-value="0E">
            <text:p>0E</text:p>
          </table:table-cell>
          <table:table-cell table:style-name="ce3" table:formula="of:=DEC2HEX(ROUND(IF([.$B78]/[.O$3]&lt;127;127-[.$B78]/[.O$3];0) ;0) ;2)" office:value-type="string" office:string-value="00">
            <text:p>00</text:p>
          </table:table-cell>
          <table:table-cell table:style-name="ce3" table:formula="of:=DEC2HEX(ROUND(IF([.$B78]/[.P$3]&lt;127;127-[.$B78]/[.P$3];0) ;0) ;2)" office:value-type="string" office:string-value="00">
            <text:p>00</text:p>
          </table:table-cell>
          <table:table-cell table:style-name="ce3" table:formula="of:=DEC2HEX(ROUND(IF([.$B78]/[.Q$3]&lt;127;127-[.$B78]/[.Q$3];0) ;0) ;2)" office:value-type="string" office:string-value="00">
            <text:p>00</text:p>
          </table:table-cell>
          <table:table-cell table:style-name="ce3" table:formula="of:=DEC2HEX(ROUND(IF([.$B78]/[.R$3]&lt;127;127-[.$B78]/[.R$3];0) ;0) ;2)" office:value-type="string" office:string-value="00">
            <text:p>00</text:p>
          </table:table-cell>
          <table:table-cell table:style-name="ce3" table:formula="of:=DEC2HEX(ROUND(IF([.$B78]/[.S$3]&lt;127;[.$B78]/[.S$3];127) ;0) ;2)" office:value-type="float" office:value="0">
            <text:p>#ДЕЛ/0!</text:p>
          </table:table-cell>
          <table:table-cell table:style-name="ce3" table:formula="of:=DEC2HEX(ROUND(IF([.$B78]/[.T$3]&lt;127;[.$B78]/[.T$3];127) ;0) ;2)" office:value-type="string" office:string-value="FFFFFFFDE3">
            <text:p>FFFFFFFDE3</text:p>
          </table:table-cell>
          <table:table-cell table:style-name="ce3" table:formula="of:=DEC2HEX(ROUND(IF([.$B78]/[.U$3]&lt;127;[.$B78]/[.U$3];127) ;0) ;2)" office:value-type="string" office:string-value="FFFFFFFEF0">
            <text:p>FFFFFFFEF0</text:p>
          </table:table-cell>
          <table:table-cell table:style-name="ce3" table:formula="of:=DEC2HEX(ROUND(IF([.$B78]/[.V$3]&lt;127;[.$B78]/[.V$3];127) ;0) ;2)" office:value-type="string" office:string-value="FFFFFFFF49">
            <text:p>FFFFFFFF49</text:p>
          </table:table-cell>
          <table:table-cell table:style-name="ce3" table:formula="of:=DEC2HEX(ROUND(IF([.$B78]/[.W$3]&lt;127;[.$B78]/[.W$3];127) ;0) ;2)" office:value-type="string" office:string-value="FFFFFFFF76">
            <text:p>FFFFFFFF76</text:p>
          </table:table-cell>
          <table:table-cell table:style-name="ce3" table:formula="of:=DEC2HEX(ROUND(IF([.$B78]/[.X$3]&lt;127;[.$B78]/[.X$3];127) ;0) ;2)" office:value-type="string" office:string-value="FFFFFFFF8F">
            <text:p>FFFFFFFF8F</text:p>
          </table:table-cell>
          <table:table-cell table:style-name="ce3" table:formula="of:=DEC2HEX(ROUND(IF([.$B78]/[.Y$3]&lt;127;[.$B78]/[.Y$3];127) ;0) ;2)" office:value-type="string" office:string-value="FFFFFFFFA1">
            <text:p>FFFFFFFFA1</text:p>
          </table:table-cell>
          <table:table-cell table:style-name="ce3" table:formula="of:=DEC2HEX(ROUND(IF([.$B78]/[.Z$3]&lt;127;[.$B78]/[.Z$3];127) ;0) ;2)" office:value-type="string" office:string-value="FFFFFFFFAC">
            <text:p>FFFFFFFFAC</text:p>
          </table:table-cell>
          <table:table-cell table:style-name="ce3" table:formula="of:=DEC2HEX(ROUND(IF([.$B78]/[.AA$3]&lt;127;[.$B78]/[.AA$3];127) ;0) ;2)" office:value-type="string" office:string-value="FFFFFFFFB5">
            <text:p>FFFFFFFFB5</text:p>
          </table:table-cell>
          <table:table-cell table:style-name="ce3" table:formula="of:=DEC2HEX(ROUND(IF([.$B78]/[.AB$3]&lt;127;[.$B78]/[.AB$3];127) ;0) ;2)" office:value-type="string" office:string-value="FFFFFFFFBB">
            <text:p>FFFFFFFFBB</text:p>
          </table:table-cell>
          <table:table-cell table:style-name="ce3" table:formula="of:=DEC2HEX(ROUND(IF([.$B78]/[.AC$3]&lt;127;[.$B78]/[.AC$3];127) ;0) ;2)" office:value-type="string" office:string-value="FFFFFFFFC0">
            <text:p>FFFFFFFFC0</text:p>
          </table:table-cell>
          <table:table-cell table:style-name="ce3" table:formula="of:=DEC2HEX(ROUND(IF([.$B78]/[.AD$3]&lt;127;[.$B78]/[.AD$3];127) ;0) ;2)" office:value-type="string" office:string-value="FFFFFFFFC4">
            <text:p>FFFFFFFFC4</text:p>
          </table:table-cell>
          <table:table-cell table:style-name="ce3" table:formula="of:=DEC2HEX(ROUND(IF([.$B78]/[.AE$3]&lt;127;[.$B78]/[.AE$3];127) ;0) ;2)" office:value-type="string" office:string-value="FFFFFFFFC7">
            <text:p>FFFFFFFFC7</text:p>
          </table:table-cell>
          <table:table-cell table:style-name="ce3" table:formula="of:=DEC2HEX(ROUND(IF([.$B78]/[.AF$3]&lt;127;[.$B78]/[.AF$3];127) ;0) ;2)" office:value-type="string" office:string-value="FFFFFFFFC9">
            <text:p>FFFFFFFFC9</text:p>
          </table:table-cell>
          <table:table-cell table:style-name="ce3" table:formula="of:=DEC2HEX(ROUND(IF([.$B78]/[.AG$3]&lt;127;[.$B78]/[.AG$3];127) ;0) ;2)" office:value-type="string" office:string-value="FFFFFFFFCA">
            <text:p>FFFFFFFFCA</text:p>
          </table:table-cell>
          <table:table-cell table:style-name="ce3" table:formula="of:=DEC2HEX(ROUND(IF([.$B78]/[.AH$3]&lt;127;[.$B78]/[.AH$3];127) ;0) ;2)" office:value-type="string" office:string-value="FFFFFFFFCB">
            <text:p>FFFFFFFFCB</text:p>
          </table:table-cell>
          <table:table-cell table:style-name="ce3" table:formula="of:=DEC2HEX(ROUND(IF([.$B78]/COS([.AI$2]*0.0174533)&lt;255;[.$B78]/COS([.AI$2]*0.0174533);255);0)  ;2)" office:value-type="string" office:string-value="FFFFFFFFCB">
            <text:p>FFFFFFFFCB</text:p>
          </table:table-cell>
          <table:table-cell table:style-name="ce3" table:formula="of:=DEC2HEX(ROUND(IF([.$B78]/COS([.AJ$2]*0.0174533)&lt;255;[.$B78]/COS([.AJ$2]*0.0174533);255);0)  ;2)" office:value-type="string" office:string-value="FFFFFFFFCB">
            <text:p>FFFFFFFFCB</text:p>
          </table:table-cell>
          <table:table-cell table:style-name="ce3" table:formula="of:=DEC2HEX(ROUND(IF([.$B78]/COS([.AK$2]*0.0174533)&lt;255;[.$B78]/COS([.AK$2]*0.0174533);255);0)  ;2)" office:value-type="string" office:string-value="FFFFFFFFCA">
            <text:p>FFFFFFFFCA</text:p>
          </table:table-cell>
          <table:table-cell table:style-name="ce3" table:formula="of:=DEC2HEX(ROUND(IF([.$B78]/COS([.AL$2]*0.0174533)&lt;255;[.$B78]/COS([.AL$2]*0.0174533);255);0)  ;2)" office:value-type="string" office:string-value="FFFFFFFFC9">
            <text:p>FFFFFFFFC9</text:p>
          </table:table-cell>
          <table:table-cell table:style-name="ce3" table:formula="of:=DEC2HEX(ROUND(IF([.$B78]/COS([.AM$2]*0.0174533)&lt;255;[.$B78]/COS([.AM$2]*0.0174533);255);0)  ;2)" office:value-type="string" office:string-value="FFFFFFFFC7">
            <text:p>FFFFFFFFC7</text:p>
          </table:table-cell>
          <table:table-cell table:style-name="ce3" table:formula="of:=DEC2HEX(ROUND(IF([.$B78]/COS([.AN$2]*0.0174533)&lt;255;[.$B78]/COS([.AN$2]*0.0174533);255);0)  ;2)" office:value-type="string" office:string-value="FFFFFFFFC4">
            <text:p>FFFFFFFFC4</text:p>
          </table:table-cell>
          <table:table-cell table:style-name="ce3" table:formula="of:=DEC2HEX(ROUND(IF([.$B78]/COS([.AO$2]*0.0174533)&lt;255;[.$B78]/COS([.AO$2]*0.0174533);255);0)  ;2)" office:value-type="string" office:string-value="FFFFFFFFC0">
            <text:p>FFFFFFFFC0</text:p>
          </table:table-cell>
          <table:table-cell table:style-name="ce3" table:formula="of:=DEC2HEX(ROUND(IF([.$B78]/COS([.AP$2]*0.0174533)&lt;255;[.$B78]/COS([.AP$2]*0.0174533);255);0)  ;2)" office:value-type="string" office:string-value="FFFFFFFFBB">
            <text:p>FFFFFFFFBB</text:p>
          </table:table-cell>
          <table:table-cell table:style-name="ce3" table:formula="of:=DEC2HEX(ROUND(IF([.$B78]/COS([.AQ$2]*0.0174533)&lt;255;[.$B78]/COS([.AQ$2]*0.0174533);255);0)  ;2)" office:value-type="string" office:string-value="FFFFFFFFB5">
            <text:p>FFFFFFFFB5</text:p>
          </table:table-cell>
          <table:table-cell table:style-name="ce3" table:formula="of:=DEC2HEX(ROUND(IF([.$B78]/COS([.AR$2]*0.0174533)&lt;255;[.$B78]/COS([.AR$2]*0.0174533);255);0)  ;2)" office:value-type="string" office:string-value="FFFFFFFFAC">
            <text:p>FFFFFFFFAC</text:p>
          </table:table-cell>
          <table:table-cell table:style-name="ce3" table:formula="of:=DEC2HEX(ROUND(IF([.$B78]/COS([.AS$2]*0.0174533)&lt;255;[.$B78]/COS([.AS$2]*0.0174533);255);0)  ;2)" office:value-type="string" office:string-value="FFFFFFFFA1">
            <text:p>FFFFFFFFA1</text:p>
          </table:table-cell>
          <table:table-cell table:style-name="ce3" table:formula="of:=DEC2HEX(ROUND(IF([.$B78]/COS([.AT$2]*0.0174533)&lt;255;[.$B78]/COS([.AT$2]*0.0174533);255);0)  ;2)" office:value-type="string" office:string-value="FFFFFFFF90">
            <text:p>FFFFFFFF90</text:p>
          </table:table-cell>
          <table:table-cell table:style-name="ce3" table:formula="of:=DEC2HEX(ROUND(IF([.$B78]/COS([.AU$2]*0.0174533)&lt;255;[.$B78]/COS([.AU$2]*0.0174533);255);0)  ;2)" office:value-type="string" office:string-value="FFFFFFFF76">
            <text:p>FFFFFFFF76</text:p>
          </table:table-cell>
          <table:table-cell table:style-name="ce3" table:formula="of:=DEC2HEX(ROUND(IF([.$B78]/COS([.AV$2]*0.0174533)&lt;255;[.$B78]/COS([.AV$2]*0.0174533);255);0)  ;2)" office:value-type="string" office:string-value="FFFFFFFF49">
            <text:p>FFFFFFFF49</text:p>
          </table:table-cell>
          <table:table-cell table:style-name="ce3" table:formula="of:=DEC2HEX(ROUND(IF([.$B78]/COS([.AW$2]*0.0174533)&lt;255;[.$B78]/COS([.AW$2]*0.0174533);255);0)  ;2)" office:value-type="string" office:string-value="FFFFFFFEF0">
            <text:p>FFFFFFFEF0</text:p>
          </table:table-cell>
          <table:table-cell table:style-name="ce3" table:formula="of:=DEC2HEX(ROUND(IF([.$B78]/COS([.AX$2]*0.0174533)&lt;255;[.$B78]/COS([.AX$2]*0.0174533);255);0)  ;2)" office:value-type="string" office:string-value="FFFFFFFDE3">
            <text:p>FFFFFFFDE3</text:p>
          </table:table-cell>
          <table:table-cell table:style-name="ce3" table:formula="of:=DEC2HEX(ROUND(IF([.$B78]/COS([.AY$2]*0.0174533)&lt;255;[.$B78]/COS([.AY$2]*0.0174533);255);0)  ;2)" office:value-type="string" office:string-value="FF">
            <text:p>FF</text:p>
          </table:table-cell>
          <table:table-cell table:style-name="ce3" table:formula="of:=DEC2HEX(ROUND(IF([.$B78]/COS([.AZ$2]*0.0174533)&lt;255;[.$B78]/COS([.AZ$2]*0.0174533);255);0)  ;2)" office:value-type="string" office:string-value="FF">
            <text:p>FF</text:p>
          </table:table-cell>
          <table:table-cell table:style-name="ce3" table:formula="of:=DEC2HEX(ROUND(IF([.$B78]/COS([.BA$2]*0.0174533)&lt;255;[.$B78]/COS([.BA$2]*0.0174533);255);0)  ;2)" office:value-type="string" office:string-value="FF">
            <text:p>FF</text:p>
          </table:table-cell>
          <table:table-cell table:style-name="ce3" table:formula="of:=DEC2HEX(ROUND(IF([.$B78]/COS([.BB$2]*0.0174533)&lt;255;[.$B78]/COS([.BB$2]*0.0174533);255);0)  ;2)" office:value-type="string" office:string-value="B7">
            <text:p>B7</text:p>
          </table:table-cell>
          <table:table-cell table:style-name="ce3" table:formula="of:=DEC2HEX(ROUND(IF([.$B78]/COS([.BC$2]*0.0174533)&lt;255;[.$B78]/COS([.BC$2]*0.0174533);255);0)  ;2)" office:value-type="string" office:string-value="8A">
            <text:p>8A</text:p>
          </table:table-cell>
          <table:table-cell table:style-name="ce3" table:formula="of:=DEC2HEX(ROUND(IF([.$B78]/COS([.BD$2]*0.0174533)&lt;255;[.$B78]/COS([.BD$2]*0.0174533);255);0)  ;2)" office:value-type="string" office:string-value="70">
            <text:p>70</text:p>
          </table:table-cell>
          <table:table-cell table:style-name="ce3" table:formula="of:=DEC2HEX(ROUND(IF([.$B78]/COS([.BE$2]*0.0174533)&lt;255;[.$B78]/COS([.BE$2]*0.0174533);255);0)  ;2)" office:value-type="string" office:string-value="5F">
            <text:p>5F</text:p>
          </table:table-cell>
          <table:table-cell table:style-name="ce3" table:formula="of:=DEC2HEX(ROUND(IF([.$B78]/COS([.BF$2]*0.0174533)&lt;255;[.$B78]/COS([.BF$2]*0.0174533);255);0)  ;2)" office:value-type="string" office:string-value="54">
            <text:p>54</text:p>
          </table:table-cell>
          <table:table-cell table:style-name="ce3" table:formula="of:=DEC2HEX(ROUND(IF([.$B78]/COS([.BG$2]*0.0174533)&lt;255;[.$B78]/COS([.BG$2]*0.0174533);255);0)  ;2)" office:value-type="string" office:string-value="4B">
            <text:p>4B</text:p>
          </table:table-cell>
          <table:table-cell table:style-name="ce3" table:formula="of:=DEC2HEX(ROUND(IF([.$B78]/COS([.BH$2]*0.0174533)&lt;255;[.$B78]/COS([.BH$2]*0.0174533);255);0)  ;2)" office:value-type="string" office:string-value="45">
            <text:p>45</text:p>
          </table:table-cell>
          <table:table-cell table:style-name="ce3" table:formula="of:=DEC2HEX(ROUND(IF([.$B78]/COS([.BI$2]*0.0174533)&lt;255;[.$B78]/COS([.BI$2]*0.0174533);255);0)  ;2)" office:value-type="string" office:string-value="40">
            <text:p>40</text:p>
          </table:table-cell>
          <table:table-cell table:style-name="ce3" table:formula="of:=DEC2HEX(ROUND(IF([.$B78]/COS([.BJ$2]*0.0174533)&lt;255;[.$B78]/COS([.BJ$2]*0.0174533);255);0)  ;2)" office:value-type="string" office:string-value="3C">
            <text:p>3C</text:p>
          </table:table-cell>
          <table:table-cell table:style-name="ce3" table:formula="of:=DEC2HEX(ROUND(IF([.$B78]/COS([.BK$2]*0.0174533)&lt;255;[.$B78]/COS([.BK$2]*0.0174533);255);0)  ;2)" office:value-type="string" office:string-value="39">
            <text:p>39</text:p>
          </table:table-cell>
          <table:table-cell table:style-name="ce3" table:formula="of:=DEC2HEX(ROUND(IF([.$B78]/COS([.BL$2]*0.0174533)&lt;255;[.$B78]/COS([.BL$2]*0.0174533);255);0)  ;2)" office:value-type="string" office:string-value="37">
            <text:p>37</text:p>
          </table:table-cell>
          <table:table-cell table:style-name="ce3" table:formula="of:=DEC2HEX(ROUND(IF([.$B78]/COS([.BM$2]*0.0174533)&lt;255;[.$B78]/COS([.BM$2]*0.0174533);255);0)  ;2)" office:value-type="string" office:string-value="36">
            <text:p>36</text:p>
          </table:table-cell>
          <table:table-cell table:style-name="ce3" table:formula="of:=DEC2HEX(ROUND(IF([.$B78]/COS([.BN$2]*0.0174533)&lt;255;[.$B78]/COS([.BN$2]*0.0174533);255);0)  ;2)" office:value-type="string" office:string-value="35">
            <text:p>35</text:p>
          </table:table-cell>
          <table:table-cell table:style-name="ce3" table:formula="of:=DEC2HEX(ROUND(IF([.$B78]/COS([.BO$2]*0.0174533)&lt;255;[.$B78]/COS([.BO$2]*0.0174533);255);0)  ;2)" office:value-type="string" office:string-value="35">
            <text:p>35</text:p>
          </table:table-cell>
          <table:table-cell table:style-name="ce3" table:formula="of:=DEC2HEX(ROUND(IF([.$B78]/COS([.BP$2]*0.0174533)&lt;255;[.$B78]/COS([.BP$2]*0.0174533);255);0)  ;2)" office:value-type="string" office:string-value="35">
            <text:p>35</text:p>
          </table:table-cell>
          <table:table-cell table:style-name="ce3" table:formula="of:=DEC2HEX(ROUND(IF([.$B78]/COS([.BQ$2]*0.0174533)&lt;255;[.$B78]/COS([.BQ$2]*0.0174533);255);0)  ;2)" office:value-type="string" office:string-value="36">
            <text:p>36</text:p>
          </table:table-cell>
          <table:table-cell table:style-name="ce3" table:formula="of:=DEC2HEX(ROUND(IF([.$B78]/COS([.BR$2]*0.0174533)&lt;255;[.$B78]/COS([.BR$2]*0.0174533);255);0)  ;2)" office:value-type="string" office:string-value="37">
            <text:p>37</text:p>
          </table:table-cell>
          <table:table-cell table:style-name="ce3" table:formula="of:=DEC2HEX(ROUND(IF([.$B78]/COS([.BS$2]*0.0174533)&lt;255;[.$B78]/COS([.BS$2]*0.0174533);255);0)  ;2)" office:value-type="string" office:string-value="39">
            <text:p>39</text:p>
          </table:table-cell>
          <table:table-cell table:style-name="ce3" table:formula="of:=DEC2HEX(ROUND(IF([.$B78]/COS([.BT$2]*0.0174533)&lt;255;[.$B78]/COS([.BT$2]*0.0174533);255);0)  ;2)" office:value-type="string" office:string-value="3C">
            <text:p>3C</text:p>
          </table:table-cell>
          <table:table-cell table:style-name="ce3" table:formula="of:=DEC2HEX(ROUND(IF([.$B78]/COS([.BU$2]*0.0174533)&lt;255;[.$B78]/COS([.BU$2]*0.0174533);255);0)  ;2)" office:value-type="string" office:string-value="40">
            <text:p>40</text:p>
          </table:table-cell>
          <table:table-cell table:style-name="ce3" table:formula="of:=DEC2HEX(ROUND(IF([.$B78]/COS([.BV$2]*0.0174533)&lt;255;[.$B78]/COS([.BV$2]*0.0174533);255);0)  ;2)" office:value-type="string" office:string-value="45">
            <text:p>45</text:p>
          </table:table-cell>
          <table:table-cell table:style-name="ce3" table:formula="of:=DEC2HEX(ROUND(IF([.$B78]/COS([.BW$2]*0.0174533)&lt;255;[.$B78]/COS([.BW$2]*0.0174533);255);0)  ;2)" office:value-type="string" office:string-value="4B">
            <text:p>4B</text:p>
          </table:table-cell>
          <table:table-cell table:style-name="ce3" table:formula="of:=DEC2HEX(ROUND(IF([.$B78]/COS([.BX$2]*0.0174533)&lt;255;[.$B78]/COS([.BX$2]*0.0174533);255);0)  ;2)" office:value-type="string" office:string-value="54">
            <text:p>54</text:p>
          </table:table-cell>
          <table:table-cell table:style-name="ce3" table:formula="of:=DEC2HEX(ROUND(IF([.$B78]/COS([.BY$2]*0.0174533)&lt;255;[.$B78]/COS([.BY$2]*0.0174533);255);0)  ;2)" office:value-type="string" office:string-value="5F">
            <text:p>5F</text:p>
          </table:table-cell>
          <table:table-cell table:style-name="ce3" table:formula="of:=DEC2HEX(ROUND(IF([.$B78]/COS([.BZ$2]*0.0174533)&lt;255;[.$B78]/COS([.BZ$2]*0.0174533);255);0)  ;2)" office:value-type="string" office:string-value="70">
            <text:p>70</text:p>
          </table:table-cell>
          <table:table-cell table:style-name="ce3" table:formula="of:=DEC2HEX(ROUND(IF([.$B78]/COS([.CA$2]*0.0174533)&lt;255;[.$B78]/COS([.CA$2]*0.0174533);255);0)  ;2)" office:value-type="string" office:string-value="8A">
            <text:p>8A</text:p>
          </table:table-cell>
          <table:table-cell table:style-name="ce3" table:formula="of:=DEC2HEX(ROUND(IF([.$B78]/COS([.CB$2]*0.0174533)&lt;255;[.$B78]/COS([.CB$2]*0.0174533);255);0)  ;2)" office:value-type="string" office:string-value="B7">
            <text:p>B7</text:p>
          </table:table-cell>
          <table:table-cell table:style-name="ce3" table:formula="of:=DEC2HEX(ROUND(IF([.$B78]/COS([.CC$2]*0.0174533)&lt;255;[.$B78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8]+1" office:value-type="float" office:value="75">
            <text:p>75</text:p>
          </table:table-cell>
          <table:table-cell table:style-name="ce2" table:formula="of:=[.B78]-1" office:value-type="float" office:value="52">
            <text:p>52</text:p>
          </table:table-cell>
          <table:table-cell table:formula="of:=DEC2HEX(ROUND(IF([.$B79]/[.C$3]&lt;127;127-[.$B79]/[.C$3];0) ;0) ;2)" office:value-type="string" office:string-value="4B">
            <text:p>4B</text:p>
          </table:table-cell>
          <table:table-cell table:formula="of:=DEC2HEX(ROUND(IF([.$B79]/[.D$3]&lt;127;127-[.$B79]/[.D$3];0) ;0) ;2)" office:value-type="string" office:string-value="4B">
            <text:p>4B</text:p>
          </table:table-cell>
          <table:table-cell table:formula="of:=DEC2HEX(ROUND(IF([.$B79]/[.E$3]&lt;127;127-[.$B79]/[.E$3];0) ;0) ;2)" office:value-type="string" office:string-value="4A">
            <text:p>4A</text:p>
          </table:table-cell>
          <table:table-cell table:formula="of:=DEC2HEX(ROUND(IF([.$B79]/[.F$3]&lt;127;127-[.$B79]/[.F$3];0) ;0) ;2)" office:value-type="string" office:string-value="49">
            <text:p>49</text:p>
          </table:table-cell>
          <table:table-cell table:formula="of:=DEC2HEX(ROUND(IF([.$B79]/[.G$3]&lt;127;127-[.$B79]/[.G$3];0) ;0) ;2)" office:value-type="string" office:string-value="47">
            <text:p>47</text:p>
          </table:table-cell>
          <table:table-cell table:formula="of:=DEC2HEX(ROUND(IF([.$B79]/[.H$3]&lt;127;127-[.$B79]/[.H$3];0) ;0) ;2)" office:value-type="string" office:string-value="44">
            <text:p>44</text:p>
          </table:table-cell>
          <table:table-cell table:formula="of:=DEC2HEX(ROUND(IF([.$B79]/[.I$3]&lt;127;127-[.$B79]/[.I$3];0) ;0) ;2)" office:value-type="string" office:string-value="40">
            <text:p>40</text:p>
          </table:table-cell>
          <table:table-cell table:formula="of:=DEC2HEX(ROUND(IF([.$B79]/[.J$3]&lt;127;127-[.$B79]/[.J$3];0) ;0) ;2)" office:value-type="string" office:string-value="3C">
            <text:p>3C</text:p>
          </table:table-cell>
          <table:table-cell table:formula="of:=DEC2HEX(ROUND(IF([.$B79]/[.K$3]&lt;127;127-[.$B79]/[.K$3];0) ;0) ;2)" office:value-type="string" office:string-value="35">
            <text:p>35</text:p>
          </table:table-cell>
          <table:table-cell table:formula="of:=DEC2HEX(ROUND(IF([.$B79]/[.L$3]&lt;127;127-[.$B79]/[.L$3];0) ;0) ;2)" office:value-type="string" office:string-value="2D">
            <text:p>2D</text:p>
          </table:table-cell>
          <table:table-cell table:style-name="ce3" table:formula="of:=DEC2HEX(ROUND(IF([.$B79]/[.M$3]&lt;127;127-[.$B79]/[.M$3];0) ;0) ;2)" office:value-type="string" office:string-value="21">
            <text:p>21</text:p>
          </table:table-cell>
          <table:table-cell table:style-name="ce3" table:formula="of:=DEC2HEX(ROUND(IF([.$B79]/[.N$3]&lt;127;127-[.$B79]/[.N$3];0) ;0) ;2)" office:value-type="string" office:string-value="11">
            <text:p>11</text:p>
          </table:table-cell>
          <table:table-cell table:style-name="ce3" table:formula="of:=DEC2HEX(ROUND(IF([.$B79]/[.O$3]&lt;127;127-[.$B79]/[.O$3];0) ;0) ;2)" office:value-type="string" office:string-value="00">
            <text:p>00</text:p>
          </table:table-cell>
          <table:table-cell table:style-name="ce3" table:formula="of:=DEC2HEX(ROUND(IF([.$B79]/[.P$3]&lt;127;127-[.$B79]/[.P$3];0) ;0) ;2)" office:value-type="string" office:string-value="00">
            <text:p>00</text:p>
          </table:table-cell>
          <table:table-cell table:style-name="ce3" table:formula="of:=DEC2HEX(ROUND(IF([.$B79]/[.Q$3]&lt;127;127-[.$B79]/[.Q$3];0) ;0) ;2)" office:value-type="string" office:string-value="00">
            <text:p>00</text:p>
          </table:table-cell>
          <table:table-cell table:style-name="ce3" table:formula="of:=DEC2HEX(ROUND(IF([.$B79]/[.R$3]&lt;127;127-[.$B79]/[.R$3];0) ;0) ;2)" office:value-type="string" office:string-value="00">
            <text:p>00</text:p>
          </table:table-cell>
          <table:table-cell table:style-name="ce3" table:formula="of:=DEC2HEX(ROUND(IF([.$B79]/[.S$3]&lt;127;[.$B79]/[.S$3];127) ;0) ;2)" office:value-type="float" office:value="0">
            <text:p>#ДЕЛ/0!</text:p>
          </table:table-cell>
          <table:table-cell table:style-name="ce3" table:formula="of:=DEC2HEX(ROUND(IF([.$B79]/[.T$3]&lt;127;[.$B79]/[.T$3];127) ;0) ;2)" office:value-type="string" office:string-value="FFFFFFFDED">
            <text:p>FFFFFFFDED</text:p>
          </table:table-cell>
          <table:table-cell table:style-name="ce3" table:formula="of:=DEC2HEX(ROUND(IF([.$B79]/[.U$3]&lt;127;[.$B79]/[.U$3];127) ;0) ;2)" office:value-type="string" office:string-value="FFFFFFFEF5">
            <text:p>FFFFFFFEF5</text:p>
          </table:table-cell>
          <table:table-cell table:style-name="ce3" table:formula="of:=DEC2HEX(ROUND(IF([.$B79]/[.V$3]&lt;127;[.$B79]/[.V$3];127) ;0) ;2)" office:value-type="string" office:string-value="FFFFFFFF4D">
            <text:p>FFFFFFFF4D</text:p>
          </table:table-cell>
          <table:table-cell table:style-name="ce3" table:formula="of:=DEC2HEX(ROUND(IF([.$B79]/[.W$3]&lt;127;[.$B79]/[.W$3];127) ;0) ;2)" office:value-type="string" office:string-value="FFFFFFFF78">
            <text:p>FFFFFFFF78</text:p>
          </table:table-cell>
          <table:table-cell table:style-name="ce3" table:formula="of:=DEC2HEX(ROUND(IF([.$B79]/[.X$3]&lt;127;[.$B79]/[.X$3];127) ;0) ;2)" office:value-type="string" office:string-value="FFFFFFFF92">
            <text:p>FFFFFFFF92</text:p>
          </table:table-cell>
          <table:table-cell table:style-name="ce3" table:formula="of:=DEC2HEX(ROUND(IF([.$B79]/[.Y$3]&lt;127;[.$B79]/[.Y$3];127) ;0) ;2)" office:value-type="string" office:string-value="FFFFFFFFA2">
            <text:p>FFFFFFFFA2</text:p>
          </table:table-cell>
          <table:table-cell table:style-name="ce3" table:formula="of:=DEC2HEX(ROUND(IF([.$B79]/[.Z$3]&lt;127;[.$B79]/[.Z$3];127) ;0) ;2)" office:value-type="string" office:string-value="FFFFFFFFAE">
            <text:p>FFFFFFFFAE</text:p>
          </table:table-cell>
          <table:table-cell table:style-name="ce3" table:formula="of:=DEC2HEX(ROUND(IF([.$B79]/[.AA$3]&lt;127;[.$B79]/[.AA$3];127) ;0) ;2)" office:value-type="string" office:string-value="FFFFFFFFB6">
            <text:p>FFFFFFFFB6</text:p>
          </table:table-cell>
          <table:table-cell table:style-name="ce3" table:formula="of:=DEC2HEX(ROUND(IF([.$B79]/[.AB$3]&lt;127;[.$B79]/[.AB$3];127) ;0) ;2)" office:value-type="string" office:string-value="FFFFFFFFBD">
            <text:p>FFFFFFFFBD</text:p>
          </table:table-cell>
          <table:table-cell table:style-name="ce3" table:formula="of:=DEC2HEX(ROUND(IF([.$B79]/[.AC$3]&lt;127;[.$B79]/[.AC$3];127) ;0) ;2)" office:value-type="string" office:string-value="FFFFFFFFC1">
            <text:p>FFFFFFFFC1</text:p>
          </table:table-cell>
          <table:table-cell table:style-name="ce3" table:formula="of:=DEC2HEX(ROUND(IF([.$B79]/[.AD$3]&lt;127;[.$B79]/[.AD$3];127) ;0) ;2)" office:value-type="string" office:string-value="FFFFFFFFC5">
            <text:p>FFFFFFFFC5</text:p>
          </table:table-cell>
          <table:table-cell table:style-name="ce3" table:formula="of:=DEC2HEX(ROUND(IF([.$B79]/[.AE$3]&lt;127;[.$B79]/[.AE$3];127) ;0) ;2)" office:value-type="string" office:string-value="FFFFFFFFC8">
            <text:p>FFFFFFFFC8</text:p>
          </table:table-cell>
          <table:table-cell table:style-name="ce3" table:formula="of:=DEC2HEX(ROUND(IF([.$B79]/[.AF$3]&lt;127;[.$B79]/[.AF$3];127) ;0) ;2)" office:value-type="string" office:string-value="FFFFFFFFCA">
            <text:p>FFFFFFFFCA</text:p>
          </table:table-cell>
          <table:table-cell table:style-name="ce3" table:formula="of:=DEC2HEX(ROUND(IF([.$B79]/[.AG$3]&lt;127;[.$B79]/[.AG$3];127) ;0) ;2)" office:value-type="string" office:string-value="FFFFFFFFCB">
            <text:p>FFFFFFFFCB</text:p>
          </table:table-cell>
          <table:table-cell table:style-name="ce3" table:formula="of:=DEC2HEX(ROUND(IF([.$B79]/[.AH$3]&lt;127;[.$B79]/[.AH$3];127) ;0) ;2)" office:value-type="string" office:string-value="FFFFFFFFCC">
            <text:p>FFFFFFFFCC</text:p>
          </table:table-cell>
          <table:table-cell table:style-name="ce3" table:formula="of:=DEC2HEX(ROUND(IF([.$B79]/COS([.AI$2]*0.0174533)&lt;255;[.$B79]/COS([.AI$2]*0.0174533);255);0)  ;2)" office:value-type="string" office:string-value="FFFFFFFFCC">
            <text:p>FFFFFFFFCC</text:p>
          </table:table-cell>
          <table:table-cell table:style-name="ce3" table:formula="of:=DEC2HEX(ROUND(IF([.$B79]/COS([.AJ$2]*0.0174533)&lt;255;[.$B79]/COS([.AJ$2]*0.0174533);255);0)  ;2)" office:value-type="string" office:string-value="FFFFFFFFCC">
            <text:p>FFFFFFFFCC</text:p>
          </table:table-cell>
          <table:table-cell table:style-name="ce3" table:formula="of:=DEC2HEX(ROUND(IF([.$B79]/COS([.AK$2]*0.0174533)&lt;255;[.$B79]/COS([.AK$2]*0.0174533);255);0)  ;2)" office:value-type="string" office:string-value="FFFFFFFFCB">
            <text:p>FFFFFFFFCB</text:p>
          </table:table-cell>
          <table:table-cell table:style-name="ce3" table:formula="of:=DEC2HEX(ROUND(IF([.$B79]/COS([.AL$2]*0.0174533)&lt;255;[.$B79]/COS([.AL$2]*0.0174533);255);0)  ;2)" office:value-type="string" office:string-value="FFFFFFFFCA">
            <text:p>FFFFFFFFCA</text:p>
          </table:table-cell>
          <table:table-cell table:style-name="ce3" table:formula="of:=DEC2HEX(ROUND(IF([.$B79]/COS([.AM$2]*0.0174533)&lt;255;[.$B79]/COS([.AM$2]*0.0174533);255);0)  ;2)" office:value-type="string" office:string-value="FFFFFFFFC8">
            <text:p>FFFFFFFFC8</text:p>
          </table:table-cell>
          <table:table-cell table:style-name="ce3" table:formula="of:=DEC2HEX(ROUND(IF([.$B79]/COS([.AN$2]*0.0174533)&lt;255;[.$B79]/COS([.AN$2]*0.0174533);255);0)  ;2)" office:value-type="string" office:string-value="FFFFFFFFC5">
            <text:p>FFFFFFFFC5</text:p>
          </table:table-cell>
          <table:table-cell table:style-name="ce3" table:formula="of:=DEC2HEX(ROUND(IF([.$B79]/COS([.AO$2]*0.0174533)&lt;255;[.$B79]/COS([.AO$2]*0.0174533);255);0)  ;2)" office:value-type="string" office:string-value="FFFFFFFFC1">
            <text:p>FFFFFFFFC1</text:p>
          </table:table-cell>
          <table:table-cell table:style-name="ce3" table:formula="of:=DEC2HEX(ROUND(IF([.$B79]/COS([.AP$2]*0.0174533)&lt;255;[.$B79]/COS([.AP$2]*0.0174533);255);0)  ;2)" office:value-type="string" office:string-value="FFFFFFFFBD">
            <text:p>FFFFFFFFBD</text:p>
          </table:table-cell>
          <table:table-cell table:style-name="ce3" table:formula="of:=DEC2HEX(ROUND(IF([.$B79]/COS([.AQ$2]*0.0174533)&lt;255;[.$B79]/COS([.AQ$2]*0.0174533);255);0)  ;2)" office:value-type="string" office:string-value="FFFFFFFFB6">
            <text:p>FFFFFFFFB6</text:p>
          </table:table-cell>
          <table:table-cell table:style-name="ce3" table:formula="of:=DEC2HEX(ROUND(IF([.$B79]/COS([.AR$2]*0.0174533)&lt;255;[.$B79]/COS([.AR$2]*0.0174533);255);0)  ;2)" office:value-type="string" office:string-value="FFFFFFFFAE">
            <text:p>FFFFFFFFAE</text:p>
          </table:table-cell>
          <table:table-cell table:style-name="ce3" table:formula="of:=DEC2HEX(ROUND(IF([.$B79]/COS([.AS$2]*0.0174533)&lt;255;[.$B79]/COS([.AS$2]*0.0174533);255);0)  ;2)" office:value-type="string" office:string-value="FFFFFFFFA2">
            <text:p>FFFFFFFFA2</text:p>
          </table:table-cell>
          <table:table-cell table:style-name="ce3" table:formula="of:=DEC2HEX(ROUND(IF([.$B79]/COS([.AT$2]*0.0174533)&lt;255;[.$B79]/COS([.AT$2]*0.0174533);255);0)  ;2)" office:value-type="string" office:string-value="FFFFFFFF92">
            <text:p>FFFFFFFF92</text:p>
          </table:table-cell>
          <table:table-cell table:style-name="ce3" table:formula="of:=DEC2HEX(ROUND(IF([.$B79]/COS([.AU$2]*0.0174533)&lt;255;[.$B79]/COS([.AU$2]*0.0174533);255);0)  ;2)" office:value-type="string" office:string-value="FFFFFFFF78">
            <text:p>FFFFFFFF78</text:p>
          </table:table-cell>
          <table:table-cell table:style-name="ce3" table:formula="of:=DEC2HEX(ROUND(IF([.$B79]/COS([.AV$2]*0.0174533)&lt;255;[.$B79]/COS([.AV$2]*0.0174533);255);0)  ;2)" office:value-type="string" office:string-value="FFFFFFFF4D">
            <text:p>FFFFFFFF4D</text:p>
          </table:table-cell>
          <table:table-cell table:style-name="ce3" table:formula="of:=DEC2HEX(ROUND(IF([.$B79]/COS([.AW$2]*0.0174533)&lt;255;[.$B79]/COS([.AW$2]*0.0174533);255);0)  ;2)" office:value-type="string" office:string-value="FFFFFFFEF5">
            <text:p>FFFFFFFEF5</text:p>
          </table:table-cell>
          <table:table-cell table:style-name="ce3" table:formula="of:=DEC2HEX(ROUND(IF([.$B79]/COS([.AX$2]*0.0174533)&lt;255;[.$B79]/COS([.AX$2]*0.0174533);255);0)  ;2)" office:value-type="string" office:string-value="FFFFFFFDED">
            <text:p>FFFFFFFDED</text:p>
          </table:table-cell>
          <table:table-cell table:style-name="ce3" table:formula="of:=DEC2HEX(ROUND(IF([.$B79]/COS([.AY$2]*0.0174533)&lt;255;[.$B79]/COS([.AY$2]*0.0174533);255);0)  ;2)" office:value-type="string" office:string-value="FF">
            <text:p>FF</text:p>
          </table:table-cell>
          <table:table-cell table:style-name="ce3" table:formula="of:=DEC2HEX(ROUND(IF([.$B79]/COS([.AZ$2]*0.0174533)&lt;255;[.$B79]/COS([.AZ$2]*0.0174533);255);0)  ;2)" office:value-type="string" office:string-value="FF">
            <text:p>FF</text:p>
          </table:table-cell>
          <table:table-cell table:style-name="ce3" table:formula="of:=DEC2HEX(ROUND(IF([.$B79]/COS([.BA$2]*0.0174533)&lt;255;[.$B79]/COS([.BA$2]*0.0174533);255);0)  ;2)" office:value-type="string" office:string-value="FF">
            <text:p>FF</text:p>
          </table:table-cell>
          <table:table-cell table:style-name="ce3" table:formula="of:=DEC2HEX(ROUND(IF([.$B79]/COS([.BB$2]*0.0174533)&lt;255;[.$B79]/COS([.BB$2]*0.0174533);255);0)  ;2)" office:value-type="string" office:string-value="B3">
            <text:p>B3</text:p>
          </table:table-cell>
          <table:table-cell table:style-name="ce3" table:formula="of:=DEC2HEX(ROUND(IF([.$B79]/COS([.BC$2]*0.0174533)&lt;255;[.$B79]/COS([.BC$2]*0.0174533);255);0)  ;2)" office:value-type="string" office:string-value="88">
            <text:p>88</text:p>
          </table:table-cell>
          <table:table-cell table:style-name="ce3" table:formula="of:=DEC2HEX(ROUND(IF([.$B79]/COS([.BD$2]*0.0174533)&lt;255;[.$B79]/COS([.BD$2]*0.0174533);255);0)  ;2)" office:value-type="string" office:string-value="6E">
            <text:p>6E</text:p>
          </table:table-cell>
          <table:table-cell table:style-name="ce3" table:formula="of:=DEC2HEX(ROUND(IF([.$B79]/COS([.BE$2]*0.0174533)&lt;255;[.$B79]/COS([.BE$2]*0.0174533);255);0)  ;2)" office:value-type="string" office:string-value="5E">
            <text:p>5E</text:p>
          </table:table-cell>
          <table:table-cell table:style-name="ce3" table:formula="of:=DEC2HEX(ROUND(IF([.$B79]/COS([.BF$2]*0.0174533)&lt;255;[.$B79]/COS([.BF$2]*0.0174533);255);0)  ;2)" office:value-type="string" office:string-value="52">
            <text:p>52</text:p>
          </table:table-cell>
          <table:table-cell table:style-name="ce3" table:formula="of:=DEC2HEX(ROUND(IF([.$B79]/COS([.BG$2]*0.0174533)&lt;255;[.$B79]/COS([.BG$2]*0.0174533);255);0)  ;2)" office:value-type="string" office:string-value="4A">
            <text:p>4A</text:p>
          </table:table-cell>
          <table:table-cell table:style-name="ce3" table:formula="of:=DEC2HEX(ROUND(IF([.$B79]/COS([.BH$2]*0.0174533)&lt;255;[.$B79]/COS([.BH$2]*0.0174533);255);0)  ;2)" office:value-type="string" office:string-value="43">
            <text:p>43</text:p>
          </table:table-cell>
          <table:table-cell table:style-name="ce3" table:formula="of:=DEC2HEX(ROUND(IF([.$B79]/COS([.BI$2]*0.0174533)&lt;255;[.$B79]/COS([.BI$2]*0.0174533);255);0)  ;2)" office:value-type="string" office:string-value="3F">
            <text:p>3F</text:p>
          </table:table-cell>
          <table:table-cell table:style-name="ce3" table:formula="of:=DEC2HEX(ROUND(IF([.$B79]/COS([.BJ$2]*0.0174533)&lt;255;[.$B79]/COS([.BJ$2]*0.0174533);255);0)  ;2)" office:value-type="string" office:string-value="3B">
            <text:p>3B</text:p>
          </table:table-cell>
          <table:table-cell table:style-name="ce3" table:formula="of:=DEC2HEX(ROUND(IF([.$B79]/COS([.BK$2]*0.0174533)&lt;255;[.$B79]/COS([.BK$2]*0.0174533);255);0)  ;2)" office:value-type="string" office:string-value="38">
            <text:p>38</text:p>
          </table:table-cell>
          <table:table-cell table:style-name="ce3" table:formula="of:=DEC2HEX(ROUND(IF([.$B79]/COS([.BL$2]*0.0174533)&lt;255;[.$B79]/COS([.BL$2]*0.0174533);255);0)  ;2)" office:value-type="string" office:string-value="36">
            <text:p>36</text:p>
          </table:table-cell>
          <table:table-cell table:style-name="ce3" table:formula="of:=DEC2HEX(ROUND(IF([.$B79]/COS([.BM$2]*0.0174533)&lt;255;[.$B79]/COS([.BM$2]*0.0174533);255);0)  ;2)" office:value-type="string" office:string-value="35">
            <text:p>35</text:p>
          </table:table-cell>
          <table:table-cell table:style-name="ce3" table:formula="of:=DEC2HEX(ROUND(IF([.$B79]/COS([.BN$2]*0.0174533)&lt;255;[.$B79]/COS([.BN$2]*0.0174533);255);0)  ;2)" office:value-type="string" office:string-value="34">
            <text:p>34</text:p>
          </table:table-cell>
          <table:table-cell table:style-name="ce3" table:formula="of:=DEC2HEX(ROUND(IF([.$B79]/COS([.BO$2]*0.0174533)&lt;255;[.$B79]/COS([.BO$2]*0.0174533);255);0)  ;2)" office:value-type="string" office:string-value="34">
            <text:p>34</text:p>
          </table:table-cell>
          <table:table-cell table:style-name="ce3" table:formula="of:=DEC2HEX(ROUND(IF([.$B79]/COS([.BP$2]*0.0174533)&lt;255;[.$B79]/COS([.BP$2]*0.0174533);255);0)  ;2)" office:value-type="string" office:string-value="34">
            <text:p>34</text:p>
          </table:table-cell>
          <table:table-cell table:style-name="ce3" table:formula="of:=DEC2HEX(ROUND(IF([.$B79]/COS([.BQ$2]*0.0174533)&lt;255;[.$B79]/COS([.BQ$2]*0.0174533);255);0)  ;2)" office:value-type="string" office:string-value="35">
            <text:p>35</text:p>
          </table:table-cell>
          <table:table-cell table:style-name="ce3" table:formula="of:=DEC2HEX(ROUND(IF([.$B79]/COS([.BR$2]*0.0174533)&lt;255;[.$B79]/COS([.BR$2]*0.0174533);255);0)  ;2)" office:value-type="string" office:string-value="36">
            <text:p>36</text:p>
          </table:table-cell>
          <table:table-cell table:style-name="ce3" table:formula="of:=DEC2HEX(ROUND(IF([.$B79]/COS([.BS$2]*0.0174533)&lt;255;[.$B79]/COS([.BS$2]*0.0174533);255);0)  ;2)" office:value-type="string" office:string-value="38">
            <text:p>38</text:p>
          </table:table-cell>
          <table:table-cell table:style-name="ce3" table:formula="of:=DEC2HEX(ROUND(IF([.$B79]/COS([.BT$2]*0.0174533)&lt;255;[.$B79]/COS([.BT$2]*0.0174533);255);0)  ;2)" office:value-type="string" office:string-value="3B">
            <text:p>3B</text:p>
          </table:table-cell>
          <table:table-cell table:style-name="ce3" table:formula="of:=DEC2HEX(ROUND(IF([.$B79]/COS([.BU$2]*0.0174533)&lt;255;[.$B79]/COS([.BU$2]*0.0174533);255);0)  ;2)" office:value-type="string" office:string-value="3F">
            <text:p>3F</text:p>
          </table:table-cell>
          <table:table-cell table:style-name="ce3" table:formula="of:=DEC2HEX(ROUND(IF([.$B79]/COS([.BV$2]*0.0174533)&lt;255;[.$B79]/COS([.BV$2]*0.0174533);255);0)  ;2)" office:value-type="string" office:string-value="43">
            <text:p>43</text:p>
          </table:table-cell>
          <table:table-cell table:style-name="ce3" table:formula="of:=DEC2HEX(ROUND(IF([.$B79]/COS([.BW$2]*0.0174533)&lt;255;[.$B79]/COS([.BW$2]*0.0174533);255);0)  ;2)" office:value-type="string" office:string-value="4A">
            <text:p>4A</text:p>
          </table:table-cell>
          <table:table-cell table:style-name="ce3" table:formula="of:=DEC2HEX(ROUND(IF([.$B79]/COS([.BX$2]*0.0174533)&lt;255;[.$B79]/COS([.BX$2]*0.0174533);255);0)  ;2)" office:value-type="string" office:string-value="52">
            <text:p>52</text:p>
          </table:table-cell>
          <table:table-cell table:style-name="ce3" table:formula="of:=DEC2HEX(ROUND(IF([.$B79]/COS([.BY$2]*0.0174533)&lt;255;[.$B79]/COS([.BY$2]*0.0174533);255);0)  ;2)" office:value-type="string" office:string-value="5E">
            <text:p>5E</text:p>
          </table:table-cell>
          <table:table-cell table:style-name="ce3" table:formula="of:=DEC2HEX(ROUND(IF([.$B79]/COS([.BZ$2]*0.0174533)&lt;255;[.$B79]/COS([.BZ$2]*0.0174533);255);0)  ;2)" office:value-type="string" office:string-value="6E">
            <text:p>6E</text:p>
          </table:table-cell>
          <table:table-cell table:style-name="ce3" table:formula="of:=DEC2HEX(ROUND(IF([.$B79]/COS([.CA$2]*0.0174533)&lt;255;[.$B79]/COS([.CA$2]*0.0174533);255);0)  ;2)" office:value-type="string" office:string-value="88">
            <text:p>88</text:p>
          </table:table-cell>
          <table:table-cell table:style-name="ce3" table:formula="of:=DEC2HEX(ROUND(IF([.$B79]/COS([.CB$2]*0.0174533)&lt;255;[.$B79]/COS([.CB$2]*0.0174533);255);0)  ;2)" office:value-type="string" office:string-value="B3">
            <text:p>B3</text:p>
          </table:table-cell>
          <table:table-cell table:style-name="ce3" table:formula="of:=DEC2HEX(ROUND(IF([.$B79]/COS([.CC$2]*0.0174533)&lt;255;[.$B79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79]+1" office:value-type="float" office:value="76">
            <text:p>76</text:p>
          </table:table-cell>
          <table:table-cell table:style-name="ce2" table:formula="of:=[.B79]-1" office:value-type="float" office:value="51">
            <text:p>51</text:p>
          </table:table-cell>
          <table:table-cell table:formula="of:=DEC2HEX(ROUND(IF([.$B80]/[.C$3]&lt;127;127-[.$B80]/[.C$3];0) ;0) ;2)" office:value-type="string" office:string-value="4C">
            <text:p>4C</text:p>
          </table:table-cell>
          <table:table-cell table:formula="of:=DEC2HEX(ROUND(IF([.$B80]/[.D$3]&lt;127;127-[.$B80]/[.D$3];0) ;0) ;2)" office:value-type="string" office:string-value="4C">
            <text:p>4C</text:p>
          </table:table-cell>
          <table:table-cell table:formula="of:=DEC2HEX(ROUND(IF([.$B80]/[.E$3]&lt;127;127-[.$B80]/[.E$3];0) ;0) ;2)" office:value-type="string" office:string-value="4B">
            <text:p>4B</text:p>
          </table:table-cell>
          <table:table-cell table:formula="of:=DEC2HEX(ROUND(IF([.$B80]/[.F$3]&lt;127;127-[.$B80]/[.F$3];0) ;0) ;2)" office:value-type="string" office:string-value="4A">
            <text:p>4A</text:p>
          </table:table-cell>
          <table:table-cell table:formula="of:=DEC2HEX(ROUND(IF([.$B80]/[.G$3]&lt;127;127-[.$B80]/[.G$3];0) ;0) ;2)" office:value-type="string" office:string-value="48">
            <text:p>48</text:p>
          </table:table-cell>
          <table:table-cell table:formula="of:=DEC2HEX(ROUND(IF([.$B80]/[.H$3]&lt;127;127-[.$B80]/[.H$3];0) ;0) ;2)" office:value-type="string" office:string-value="45">
            <text:p>45</text:p>
          </table:table-cell>
          <table:table-cell table:formula="of:=DEC2HEX(ROUND(IF([.$B80]/[.I$3]&lt;127;127-[.$B80]/[.I$3];0) ;0) ;2)" office:value-type="string" office:string-value="42">
            <text:p>42</text:p>
          </table:table-cell>
          <table:table-cell table:formula="of:=DEC2HEX(ROUND(IF([.$B80]/[.J$3]&lt;127;127-[.$B80]/[.J$3];0) ;0) ;2)" office:value-type="string" office:string-value="3D">
            <text:p>3D</text:p>
          </table:table-cell>
          <table:table-cell table:formula="of:=DEC2HEX(ROUND(IF([.$B80]/[.K$3]&lt;127;127-[.$B80]/[.K$3];0) ;0) ;2)" office:value-type="string" office:string-value="37">
            <text:p>37</text:p>
          </table:table-cell>
          <table:table-cell table:formula="of:=DEC2HEX(ROUND(IF([.$B80]/[.L$3]&lt;127;127-[.$B80]/[.L$3];0) ;0) ;2)" office:value-type="string" office:string-value="2F">
            <text:p>2F</text:p>
          </table:table-cell>
          <table:table-cell table:style-name="ce3" table:formula="of:=DEC2HEX(ROUND(IF([.$B80]/[.M$3]&lt;127;127-[.$B80]/[.M$3];0) ;0) ;2)" office:value-type="string" office:string-value="23">
            <text:p>23</text:p>
          </table:table-cell>
          <table:table-cell table:style-name="ce3" table:formula="of:=DEC2HEX(ROUND(IF([.$B80]/[.N$3]&lt;127;127-[.$B80]/[.N$3];0) ;0) ;2)" office:value-type="string" office:string-value="13">
            <text:p>13</text:p>
          </table:table-cell>
          <table:table-cell table:style-name="ce3" table:formula="of:=DEC2HEX(ROUND(IF([.$B80]/[.O$3]&lt;127;127-[.$B80]/[.O$3];0) ;0) ;2)" office:value-type="string" office:string-value="00">
            <text:p>00</text:p>
          </table:table-cell>
          <table:table-cell table:style-name="ce3" table:formula="of:=DEC2HEX(ROUND(IF([.$B80]/[.P$3]&lt;127;127-[.$B80]/[.P$3];0) ;0) ;2)" office:value-type="string" office:string-value="00">
            <text:p>00</text:p>
          </table:table-cell>
          <table:table-cell table:style-name="ce3" table:formula="of:=DEC2HEX(ROUND(IF([.$B80]/[.Q$3]&lt;127;127-[.$B80]/[.Q$3];0) ;0) ;2)" office:value-type="string" office:string-value="00">
            <text:p>00</text:p>
          </table:table-cell>
          <table:table-cell table:style-name="ce3" table:formula="of:=DEC2HEX(ROUND(IF([.$B80]/[.R$3]&lt;127;127-[.$B80]/[.R$3];0) ;0) ;2)" office:value-type="string" office:string-value="00">
            <text:p>00</text:p>
          </table:table-cell>
          <table:table-cell table:style-name="ce3" table:formula="of:=DEC2HEX(ROUND(IF([.$B80]/[.S$3]&lt;127;[.$B80]/[.S$3];127) ;0) ;2)" office:value-type="float" office:value="0">
            <text:p>#ДЕЛ/0!</text:p>
          </table:table-cell>
          <table:table-cell table:style-name="ce3" table:formula="of:=DEC2HEX(ROUND(IF([.$B80]/[.T$3]&lt;127;[.$B80]/[.T$3];127) ;0) ;2)" office:value-type="string" office:string-value="FFFFFFFDF8">
            <text:p>FFFFFFFDF8</text:p>
          </table:table-cell>
          <table:table-cell table:style-name="ce3" table:formula="of:=DEC2HEX(ROUND(IF([.$B80]/[.U$3]&lt;127;[.$B80]/[.U$3];127) ;0) ;2)" office:value-type="string" office:string-value="FFFFFFFEFA">
            <text:p>FFFFFFFEFA</text:p>
          </table:table-cell>
          <table:table-cell table:style-name="ce3" table:formula="of:=DEC2HEX(ROUND(IF([.$B80]/[.V$3]&lt;127;[.$B80]/[.V$3];127) ;0) ;2)" office:value-type="string" office:string-value="FFFFFFFF50">
            <text:p>FFFFFFFF50</text:p>
          </table:table-cell>
          <table:table-cell table:style-name="ce3" table:formula="of:=DEC2HEX(ROUND(IF([.$B80]/[.W$3]&lt;127;[.$B80]/[.W$3];127) ;0) ;2)" office:value-type="string" office:string-value="FFFFFFFF7B">
            <text:p>FFFFFFFF7B</text:p>
          </table:table-cell>
          <table:table-cell table:style-name="ce3" table:formula="of:=DEC2HEX(ROUND(IF([.$B80]/[.X$3]&lt;127;[.$B80]/[.X$3];127) ;0) ;2)" office:value-type="string" office:string-value="FFFFFFFF94">
            <text:p>FFFFFFFF94</text:p>
          </table:table-cell>
          <table:table-cell table:style-name="ce3" table:formula="of:=DEC2HEX(ROUND(IF([.$B80]/[.Y$3]&lt;127;[.$B80]/[.Y$3];127) ;0) ;2)" office:value-type="string" office:string-value="FFFFFFFFA4">
            <text:p>FFFFFFFFA4</text:p>
          </table:table-cell>
          <table:table-cell table:style-name="ce3" table:formula="of:=DEC2HEX(ROUND(IF([.$B80]/[.Z$3]&lt;127;[.$B80]/[.Z$3];127) ;0) ;2)" office:value-type="string" office:string-value="FFFFFFFFB0">
            <text:p>FFFFFFFFB0</text:p>
          </table:table-cell>
          <table:table-cell table:style-name="ce3" table:formula="of:=DEC2HEX(ROUND(IF([.$B80]/[.AA$3]&lt;127;[.$B80]/[.AA$3];127) ;0) ;2)" office:value-type="string" office:string-value="FFFFFFFFB8">
            <text:p>FFFFFFFFB8</text:p>
          </table:table-cell>
          <table:table-cell table:style-name="ce3" table:formula="of:=DEC2HEX(ROUND(IF([.$B80]/[.AB$3]&lt;127;[.$B80]/[.AB$3];127) ;0) ;2)" office:value-type="string" office:string-value="FFFFFFFFBE">
            <text:p>FFFFFFFFBE</text:p>
          </table:table-cell>
          <table:table-cell table:style-name="ce3" table:formula="of:=DEC2HEX(ROUND(IF([.$B80]/[.AC$3]&lt;127;[.$B80]/[.AC$3];127) ;0) ;2)" office:value-type="string" office:string-value="FFFFFFFFC3">
            <text:p>FFFFFFFFC3</text:p>
          </table:table-cell>
          <table:table-cell table:style-name="ce3" table:formula="of:=DEC2HEX(ROUND(IF([.$B80]/[.AD$3]&lt;127;[.$B80]/[.AD$3];127) ;0) ;2)" office:value-type="string" office:string-value="FFFFFFFFC6">
            <text:p>FFFFFFFFC6</text:p>
          </table:table-cell>
          <table:table-cell table:style-name="ce3" table:formula="of:=DEC2HEX(ROUND(IF([.$B80]/[.AE$3]&lt;127;[.$B80]/[.AE$3];127) ;0) ;2)" office:value-type="string" office:string-value="FFFFFFFFC9">
            <text:p>FFFFFFFFC9</text:p>
          </table:table-cell>
          <table:table-cell table:style-name="ce3" table:formula="of:=DEC2HEX(ROUND(IF([.$B80]/[.AF$3]&lt;127;[.$B80]/[.AF$3];127) ;0) ;2)" office:value-type="string" office:string-value="FFFFFFFFCB">
            <text:p>FFFFFFFFCB</text:p>
          </table:table-cell>
          <table:table-cell table:style-name="ce3" table:formula="of:=DEC2HEX(ROUND(IF([.$B80]/[.AG$3]&lt;127;[.$B80]/[.AG$3];127) ;0) ;2)" office:value-type="string" office:string-value="FFFFFFFFCC">
            <text:p>FFFFFFFFCC</text:p>
          </table:table-cell>
          <table:table-cell table:style-name="ce3" table:formula="of:=DEC2HEX(ROUND(IF([.$B80]/[.AH$3]&lt;127;[.$B80]/[.AH$3];127) ;0) ;2)" office:value-type="string" office:string-value="FFFFFFFFCD">
            <text:p>FFFFFFFFCD</text:p>
          </table:table-cell>
          <table:table-cell table:style-name="ce3" table:formula="of:=DEC2HEX(ROUND(IF([.$B80]/COS([.AI$2]*0.0174533)&lt;255;[.$B80]/COS([.AI$2]*0.0174533);255);0)  ;2)" office:value-type="string" office:string-value="FFFFFFFFCD">
            <text:p>FFFFFFFFCD</text:p>
          </table:table-cell>
          <table:table-cell table:style-name="ce3" table:formula="of:=DEC2HEX(ROUND(IF([.$B80]/COS([.AJ$2]*0.0174533)&lt;255;[.$B80]/COS([.AJ$2]*0.0174533);255);0)  ;2)" office:value-type="string" office:string-value="FFFFFFFFCD">
            <text:p>FFFFFFFFCD</text:p>
          </table:table-cell>
          <table:table-cell table:style-name="ce3" table:formula="of:=DEC2HEX(ROUND(IF([.$B80]/COS([.AK$2]*0.0174533)&lt;255;[.$B80]/COS([.AK$2]*0.0174533);255);0)  ;2)" office:value-type="string" office:string-value="FFFFFFFFCC">
            <text:p>FFFFFFFFCC</text:p>
          </table:table-cell>
          <table:table-cell table:style-name="ce3" table:formula="of:=DEC2HEX(ROUND(IF([.$B80]/COS([.AL$2]*0.0174533)&lt;255;[.$B80]/COS([.AL$2]*0.0174533);255);0)  ;2)" office:value-type="string" office:string-value="FFFFFFFFCB">
            <text:p>FFFFFFFFCB</text:p>
          </table:table-cell>
          <table:table-cell table:style-name="ce3" table:formula="of:=DEC2HEX(ROUND(IF([.$B80]/COS([.AM$2]*0.0174533)&lt;255;[.$B80]/COS([.AM$2]*0.0174533);255);0)  ;2)" office:value-type="string" office:string-value="FFFFFFFFC9">
            <text:p>FFFFFFFFC9</text:p>
          </table:table-cell>
          <table:table-cell table:style-name="ce3" table:formula="of:=DEC2HEX(ROUND(IF([.$B80]/COS([.AN$2]*0.0174533)&lt;255;[.$B80]/COS([.AN$2]*0.0174533);255);0)  ;2)" office:value-type="string" office:string-value="FFFFFFFFC6">
            <text:p>FFFFFFFFC6</text:p>
          </table:table-cell>
          <table:table-cell table:style-name="ce3" table:formula="of:=DEC2HEX(ROUND(IF([.$B80]/COS([.AO$2]*0.0174533)&lt;255;[.$B80]/COS([.AO$2]*0.0174533);255);0)  ;2)" office:value-type="string" office:string-value="FFFFFFFFC3">
            <text:p>FFFFFFFFC3</text:p>
          </table:table-cell>
          <table:table-cell table:style-name="ce3" table:formula="of:=DEC2HEX(ROUND(IF([.$B80]/COS([.AP$2]*0.0174533)&lt;255;[.$B80]/COS([.AP$2]*0.0174533);255);0)  ;2)" office:value-type="string" office:string-value="FFFFFFFFBE">
            <text:p>FFFFFFFFBE</text:p>
          </table:table-cell>
          <table:table-cell table:style-name="ce3" table:formula="of:=DEC2HEX(ROUND(IF([.$B80]/COS([.AQ$2]*0.0174533)&lt;255;[.$B80]/COS([.AQ$2]*0.0174533);255);0)  ;2)" office:value-type="string" office:string-value="FFFFFFFFB8">
            <text:p>FFFFFFFFB8</text:p>
          </table:table-cell>
          <table:table-cell table:style-name="ce3" table:formula="of:=DEC2HEX(ROUND(IF([.$B80]/COS([.AR$2]*0.0174533)&lt;255;[.$B80]/COS([.AR$2]*0.0174533);255);0)  ;2)" office:value-type="string" office:string-value="FFFFFFFFB0">
            <text:p>FFFFFFFFB0</text:p>
          </table:table-cell>
          <table:table-cell table:style-name="ce3" table:formula="of:=DEC2HEX(ROUND(IF([.$B80]/COS([.AS$2]*0.0174533)&lt;255;[.$B80]/COS([.AS$2]*0.0174533);255);0)  ;2)" office:value-type="string" office:string-value="FFFFFFFFA4">
            <text:p>FFFFFFFFA4</text:p>
          </table:table-cell>
          <table:table-cell table:style-name="ce3" table:formula="of:=DEC2HEX(ROUND(IF([.$B80]/COS([.AT$2]*0.0174533)&lt;255;[.$B80]/COS([.AT$2]*0.0174533);255);0)  ;2)" office:value-type="string" office:string-value="FFFFFFFF94">
            <text:p>FFFFFFFF94</text:p>
          </table:table-cell>
          <table:table-cell table:style-name="ce3" table:formula="of:=DEC2HEX(ROUND(IF([.$B80]/COS([.AU$2]*0.0174533)&lt;255;[.$B80]/COS([.AU$2]*0.0174533);255);0)  ;2)" office:value-type="string" office:string-value="FFFFFFFF7B">
            <text:p>FFFFFFFF7B</text:p>
          </table:table-cell>
          <table:table-cell table:style-name="ce3" table:formula="of:=DEC2HEX(ROUND(IF([.$B80]/COS([.AV$2]*0.0174533)&lt;255;[.$B80]/COS([.AV$2]*0.0174533);255);0)  ;2)" office:value-type="string" office:string-value="FFFFFFFF50">
            <text:p>FFFFFFFF50</text:p>
          </table:table-cell>
          <table:table-cell table:style-name="ce3" table:formula="of:=DEC2HEX(ROUND(IF([.$B80]/COS([.AW$2]*0.0174533)&lt;255;[.$B80]/COS([.AW$2]*0.0174533);255);0)  ;2)" office:value-type="string" office:string-value="FFFFFFFEFB">
            <text:p>FFFFFFFEFB</text:p>
          </table:table-cell>
          <table:table-cell table:style-name="ce3" table:formula="of:=DEC2HEX(ROUND(IF([.$B80]/COS([.AX$2]*0.0174533)&lt;255;[.$B80]/COS([.AX$2]*0.0174533);255);0)  ;2)" office:value-type="string" office:string-value="FFFFFFFDF8">
            <text:p>FFFFFFFDF8</text:p>
          </table:table-cell>
          <table:table-cell table:style-name="ce3" table:formula="of:=DEC2HEX(ROUND(IF([.$B80]/COS([.AY$2]*0.0174533)&lt;255;[.$B80]/COS([.AY$2]*0.0174533);255);0)  ;2)" office:value-type="string" office:string-value="FF">
            <text:p>FF</text:p>
          </table:table-cell>
          <table:table-cell table:style-name="ce3" table:formula="of:=DEC2HEX(ROUND(IF([.$B80]/COS([.AZ$2]*0.0174533)&lt;255;[.$B80]/COS([.AZ$2]*0.0174533);255);0)  ;2)" office:value-type="string" office:string-value="FF">
            <text:p>FF</text:p>
          </table:table-cell>
          <table:table-cell table:style-name="ce3" table:formula="of:=DEC2HEX(ROUND(IF([.$B80]/COS([.BA$2]*0.0174533)&lt;255;[.$B80]/COS([.BA$2]*0.0174533);255);0)  ;2)" office:value-type="string" office:string-value="FF">
            <text:p>FF</text:p>
          </table:table-cell>
          <table:table-cell table:style-name="ce3" table:formula="of:=DEC2HEX(ROUND(IF([.$B80]/COS([.BB$2]*0.0174533)&lt;255;[.$B80]/COS([.BB$2]*0.0174533);255);0)  ;2)" office:value-type="string" office:string-value="B0">
            <text:p>B0</text:p>
          </table:table-cell>
          <table:table-cell table:style-name="ce3" table:formula="of:=DEC2HEX(ROUND(IF([.$B80]/COS([.BC$2]*0.0174533)&lt;255;[.$B80]/COS([.BC$2]*0.0174533);255);0)  ;2)" office:value-type="string" office:string-value="85">
            <text:p>85</text:p>
          </table:table-cell>
          <table:table-cell table:style-name="ce3" table:formula="of:=DEC2HEX(ROUND(IF([.$B80]/COS([.BD$2]*0.0174533)&lt;255;[.$B80]/COS([.BD$2]*0.0174533);255);0)  ;2)" office:value-type="string" office:string-value="6C">
            <text:p>6C</text:p>
          </table:table-cell>
          <table:table-cell table:style-name="ce3" table:formula="of:=DEC2HEX(ROUND(IF([.$B80]/COS([.BE$2]*0.0174533)&lt;255;[.$B80]/COS([.BE$2]*0.0174533);255);0)  ;2)" office:value-type="string" office:string-value="5C">
            <text:p>5C</text:p>
          </table:table-cell>
          <table:table-cell table:style-name="ce3" table:formula="of:=DEC2HEX(ROUND(IF([.$B80]/COS([.BF$2]*0.0174533)&lt;255;[.$B80]/COS([.BF$2]*0.0174533);255);0)  ;2)" office:value-type="string" office:string-value="50">
            <text:p>50</text:p>
          </table:table-cell>
          <table:table-cell table:style-name="ce3" table:formula="of:=DEC2HEX(ROUND(IF([.$B80]/COS([.BG$2]*0.0174533)&lt;255;[.$B80]/COS([.BG$2]*0.0174533);255);0)  ;2)" office:value-type="string" office:string-value="48">
            <text:p>48</text:p>
          </table:table-cell>
          <table:table-cell table:style-name="ce3" table:formula="of:=DEC2HEX(ROUND(IF([.$B80]/COS([.BH$2]*0.0174533)&lt;255;[.$B80]/COS([.BH$2]*0.0174533);255);0)  ;2)" office:value-type="string" office:string-value="42">
            <text:p>42</text:p>
          </table:table-cell>
          <table:table-cell table:style-name="ce3" table:formula="of:=DEC2HEX(ROUND(IF([.$B80]/COS([.BI$2]*0.0174533)&lt;255;[.$B80]/COS([.BI$2]*0.0174533);255);0)  ;2)" office:value-type="string" office:string-value="3D">
            <text:p>3D</text:p>
          </table:table-cell>
          <table:table-cell table:style-name="ce3" table:formula="of:=DEC2HEX(ROUND(IF([.$B80]/COS([.BJ$2]*0.0174533)&lt;255;[.$B80]/COS([.BJ$2]*0.0174533);255);0)  ;2)" office:value-type="string" office:string-value="3A">
            <text:p>3A</text:p>
          </table:table-cell>
          <table:table-cell table:style-name="ce3" table:formula="of:=DEC2HEX(ROUND(IF([.$B80]/COS([.BK$2]*0.0174533)&lt;255;[.$B80]/COS([.BK$2]*0.0174533);255);0)  ;2)" office:value-type="string" office:string-value="37">
            <text:p>37</text:p>
          </table:table-cell>
          <table:table-cell table:style-name="ce3" table:formula="of:=DEC2HEX(ROUND(IF([.$B80]/COS([.BL$2]*0.0174533)&lt;255;[.$B80]/COS([.BL$2]*0.0174533);255);0)  ;2)" office:value-type="string" office:string-value="35">
            <text:p>35</text:p>
          </table:table-cell>
          <table:table-cell table:style-name="ce3" table:formula="of:=DEC2HEX(ROUND(IF([.$B80]/COS([.BM$2]*0.0174533)&lt;255;[.$B80]/COS([.BM$2]*0.0174533);255);0)  ;2)" office:value-type="string" office:string-value="34">
            <text:p>34</text:p>
          </table:table-cell>
          <table:table-cell table:style-name="ce3" table:formula="of:=DEC2HEX(ROUND(IF([.$B80]/COS([.BN$2]*0.0174533)&lt;255;[.$B80]/COS([.BN$2]*0.0174533);255);0)  ;2)" office:value-type="string" office:string-value="33">
            <text:p>33</text:p>
          </table:table-cell>
          <table:table-cell table:style-name="ce3" table:formula="of:=DEC2HEX(ROUND(IF([.$B80]/COS([.BO$2]*0.0174533)&lt;255;[.$B80]/COS([.BO$2]*0.0174533);255);0)  ;2)" office:value-type="string" office:string-value="33">
            <text:p>33</text:p>
          </table:table-cell>
          <table:table-cell table:style-name="ce3" table:formula="of:=DEC2HEX(ROUND(IF([.$B80]/COS([.BP$2]*0.0174533)&lt;255;[.$B80]/COS([.BP$2]*0.0174533);255);0)  ;2)" office:value-type="string" office:string-value="33">
            <text:p>33</text:p>
          </table:table-cell>
          <table:table-cell table:style-name="ce3" table:formula="of:=DEC2HEX(ROUND(IF([.$B80]/COS([.BQ$2]*0.0174533)&lt;255;[.$B80]/COS([.BQ$2]*0.0174533);255);0)  ;2)" office:value-type="string" office:string-value="34">
            <text:p>34</text:p>
          </table:table-cell>
          <table:table-cell table:style-name="ce3" table:formula="of:=DEC2HEX(ROUND(IF([.$B80]/COS([.BR$2]*0.0174533)&lt;255;[.$B80]/COS([.BR$2]*0.0174533);255);0)  ;2)" office:value-type="string" office:string-value="35">
            <text:p>35</text:p>
          </table:table-cell>
          <table:table-cell table:style-name="ce3" table:formula="of:=DEC2HEX(ROUND(IF([.$B80]/COS([.BS$2]*0.0174533)&lt;255;[.$B80]/COS([.BS$2]*0.0174533);255);0)  ;2)" office:value-type="string" office:string-value="37">
            <text:p>37</text:p>
          </table:table-cell>
          <table:table-cell table:style-name="ce3" table:formula="of:=DEC2HEX(ROUND(IF([.$B80]/COS([.BT$2]*0.0174533)&lt;255;[.$B80]/COS([.BT$2]*0.0174533);255);0)  ;2)" office:value-type="string" office:string-value="3A">
            <text:p>3A</text:p>
          </table:table-cell>
          <table:table-cell table:style-name="ce3" table:formula="of:=DEC2HEX(ROUND(IF([.$B80]/COS([.BU$2]*0.0174533)&lt;255;[.$B80]/COS([.BU$2]*0.0174533);255);0)  ;2)" office:value-type="string" office:string-value="3D">
            <text:p>3D</text:p>
          </table:table-cell>
          <table:table-cell table:style-name="ce3" table:formula="of:=DEC2HEX(ROUND(IF([.$B80]/COS([.BV$2]*0.0174533)&lt;255;[.$B80]/COS([.BV$2]*0.0174533);255);0)  ;2)" office:value-type="string" office:string-value="42">
            <text:p>42</text:p>
          </table:table-cell>
          <table:table-cell table:style-name="ce3" table:formula="of:=DEC2HEX(ROUND(IF([.$B80]/COS([.BW$2]*0.0174533)&lt;255;[.$B80]/COS([.BW$2]*0.0174533);255);0)  ;2)" office:value-type="string" office:string-value="48">
            <text:p>48</text:p>
          </table:table-cell>
          <table:table-cell table:style-name="ce3" table:formula="of:=DEC2HEX(ROUND(IF([.$B80]/COS([.BX$2]*0.0174533)&lt;255;[.$B80]/COS([.BX$2]*0.0174533);255);0)  ;2)" office:value-type="string" office:string-value="50">
            <text:p>50</text:p>
          </table:table-cell>
          <table:table-cell table:style-name="ce3" table:formula="of:=DEC2HEX(ROUND(IF([.$B80]/COS([.BY$2]*0.0174533)&lt;255;[.$B80]/COS([.BY$2]*0.0174533);255);0)  ;2)" office:value-type="string" office:string-value="5C">
            <text:p>5C</text:p>
          </table:table-cell>
          <table:table-cell table:style-name="ce3" table:formula="of:=DEC2HEX(ROUND(IF([.$B80]/COS([.BZ$2]*0.0174533)&lt;255;[.$B80]/COS([.BZ$2]*0.0174533);255);0)  ;2)" office:value-type="string" office:string-value="6C">
            <text:p>6C</text:p>
          </table:table-cell>
          <table:table-cell table:style-name="ce3" table:formula="of:=DEC2HEX(ROUND(IF([.$B80]/COS([.CA$2]*0.0174533)&lt;255;[.$B80]/COS([.CA$2]*0.0174533);255);0)  ;2)" office:value-type="string" office:string-value="85">
            <text:p>85</text:p>
          </table:table-cell>
          <table:table-cell table:style-name="ce3" table:formula="of:=DEC2HEX(ROUND(IF([.$B80]/COS([.CB$2]*0.0174533)&lt;255;[.$B80]/COS([.CB$2]*0.0174533);255);0)  ;2)" office:value-type="string" office:string-value="B0">
            <text:p>B0</text:p>
          </table:table-cell>
          <table:table-cell table:style-name="ce3" table:formula="of:=DEC2HEX(ROUND(IF([.$B80]/COS([.CC$2]*0.0174533)&lt;255;[.$B80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80]+1" office:value-type="float" office:value="77">
            <text:p>77</text:p>
          </table:table-cell>
          <table:table-cell table:style-name="ce2" table:formula="of:=[.B80]-1" office:value-type="float" office:value="50">
            <text:p>50</text:p>
          </table:table-cell>
          <table:table-cell table:formula="of:=DEC2HEX(ROUND(IF([.$B81]/[.C$3]&lt;127;127-[.$B81]/[.C$3];0) ;0) ;2)" office:value-type="string" office:string-value="4D">
            <text:p>4D</text:p>
          </table:table-cell>
          <table:table-cell table:formula="of:=DEC2HEX(ROUND(IF([.$B81]/[.D$3]&lt;127;127-[.$B81]/[.D$3];0) ;0) ;2)" office:value-type="string" office:string-value="4D">
            <text:p>4D</text:p>
          </table:table-cell>
          <table:table-cell table:formula="of:=DEC2HEX(ROUND(IF([.$B81]/[.E$3]&lt;127;127-[.$B81]/[.E$3];0) ;0) ;2)" office:value-type="string" office:string-value="4C">
            <text:p>4C</text:p>
          </table:table-cell>
          <table:table-cell table:formula="of:=DEC2HEX(ROUND(IF([.$B81]/[.F$3]&lt;127;127-[.$B81]/[.F$3];0) ;0) ;2)" office:value-type="string" office:string-value="4B">
            <text:p>4B</text:p>
          </table:table-cell>
          <table:table-cell table:formula="of:=DEC2HEX(ROUND(IF([.$B81]/[.G$3]&lt;127;127-[.$B81]/[.G$3];0) ;0) ;2)" office:value-type="string" office:string-value="49">
            <text:p>49</text:p>
          </table:table-cell>
          <table:table-cell table:formula="of:=DEC2HEX(ROUND(IF([.$B81]/[.H$3]&lt;127;127-[.$B81]/[.H$3];0) ;0) ;2)" office:value-type="string" office:string-value="46">
            <text:p>46</text:p>
          </table:table-cell>
          <table:table-cell table:formula="of:=DEC2HEX(ROUND(IF([.$B81]/[.I$3]&lt;127;127-[.$B81]/[.I$3];0) ;0) ;2)" office:value-type="string" office:string-value="43">
            <text:p>43</text:p>
          </table:table-cell>
          <table:table-cell table:formula="of:=DEC2HEX(ROUND(IF([.$B81]/[.J$3]&lt;127;127-[.$B81]/[.J$3];0) ;0) ;2)" office:value-type="string" office:string-value="3E">
            <text:p>3E</text:p>
          </table:table-cell>
          <table:table-cell table:formula="of:=DEC2HEX(ROUND(IF([.$B81]/[.K$3]&lt;127;127-[.$B81]/[.K$3];0) ;0) ;2)" office:value-type="string" office:string-value="38">
            <text:p>38</text:p>
          </table:table-cell>
          <table:table-cell table:formula="of:=DEC2HEX(ROUND(IF([.$B81]/[.L$3]&lt;127;127-[.$B81]/[.L$3];0) ;0) ;2)" office:value-type="string" office:string-value="30">
            <text:p>30</text:p>
          </table:table-cell>
          <table:table-cell table:style-name="ce3" table:formula="of:=DEC2HEX(ROUND(IF([.$B81]/[.M$3]&lt;127;127-[.$B81]/[.M$3];0) ;0) ;2)" office:value-type="string" office:string-value="25">
            <text:p>25</text:p>
          </table:table-cell>
          <table:table-cell table:style-name="ce3" table:formula="of:=DEC2HEX(ROUND(IF([.$B81]/[.N$3]&lt;127;127-[.$B81]/[.N$3];0) ;0) ;2)" office:value-type="string" office:string-value="15">
            <text:p>15</text:p>
          </table:table-cell>
          <table:table-cell table:style-name="ce3" table:formula="of:=DEC2HEX(ROUND(IF([.$B81]/[.O$3]&lt;127;127-[.$B81]/[.O$3];0) ;0) ;2)" office:value-type="string" office:string-value="00">
            <text:p>00</text:p>
          </table:table-cell>
          <table:table-cell table:style-name="ce3" table:formula="of:=DEC2HEX(ROUND(IF([.$B81]/[.P$3]&lt;127;127-[.$B81]/[.P$3];0) ;0) ;2)" office:value-type="string" office:string-value="00">
            <text:p>00</text:p>
          </table:table-cell>
          <table:table-cell table:style-name="ce3" table:formula="of:=DEC2HEX(ROUND(IF([.$B81]/[.Q$3]&lt;127;127-[.$B81]/[.Q$3];0) ;0) ;2)" office:value-type="string" office:string-value="00">
            <text:p>00</text:p>
          </table:table-cell>
          <table:table-cell table:style-name="ce3" table:formula="of:=DEC2HEX(ROUND(IF([.$B81]/[.R$3]&lt;127;127-[.$B81]/[.R$3];0) ;0) ;2)" office:value-type="string" office:string-value="00">
            <text:p>00</text:p>
          </table:table-cell>
          <table:table-cell table:style-name="ce3" table:formula="of:=DEC2HEX(ROUND(IF([.$B81]/[.S$3]&lt;127;[.$B81]/[.S$3];127) ;0) ;2)" office:value-type="float" office:value="0">
            <text:p>#ДЕЛ/0!</text:p>
          </table:table-cell>
          <table:table-cell table:style-name="ce3" table:formula="of:=DEC2HEX(ROUND(IF([.$B81]/[.T$3]&lt;127;[.$B81]/[.T$3];127) ;0) ;2)" office:value-type="string" office:string-value="FFFFFFFE02">
            <text:p>FFFFFFFE02</text:p>
          </table:table-cell>
          <table:table-cell table:style-name="ce3" table:formula="of:=DEC2HEX(ROUND(IF([.$B81]/[.U$3]&lt;127;[.$B81]/[.U$3];127) ;0) ;2)" office:value-type="string" office:string-value="FFFFFFFF00">
            <text:p>FFFFFFFF00</text:p>
          </table:table-cell>
          <table:table-cell table:style-name="ce3" table:formula="of:=DEC2HEX(ROUND(IF([.$B81]/[.V$3]&lt;127;[.$B81]/[.V$3];127) ;0) ;2)" office:value-type="string" office:string-value="FFFFFFFF54">
            <text:p>FFFFFFFF54</text:p>
          </table:table-cell>
          <table:table-cell table:style-name="ce3" table:formula="of:=DEC2HEX(ROUND(IF([.$B81]/[.W$3]&lt;127;[.$B81]/[.W$3];127) ;0) ;2)" office:value-type="string" office:string-value="FFFFFFFF7D">
            <text:p>FFFFFFFF7D</text:p>
          </table:table-cell>
          <table:table-cell table:style-name="ce3" table:formula="of:=DEC2HEX(ROUND(IF([.$B81]/[.X$3]&lt;127;[.$B81]/[.X$3];127) ;0) ;2)" office:value-type="string" office:string-value="FFFFFFFF96">
            <text:p>FFFFFFFF96</text:p>
          </table:table-cell>
          <table:table-cell table:style-name="ce3" table:formula="of:=DEC2HEX(ROUND(IF([.$B81]/[.Y$3]&lt;127;[.$B81]/[.Y$3];127) ;0) ;2)" office:value-type="string" office:string-value="FFFFFFFFA6">
            <text:p>FFFFFFFFA6</text:p>
          </table:table-cell>
          <table:table-cell table:style-name="ce3" table:formula="of:=DEC2HEX(ROUND(IF([.$B81]/[.Z$3]&lt;127;[.$B81]/[.Z$3];127) ;0) ;2)" office:value-type="string" office:string-value="FFFFFFFFB1">
            <text:p>FFFFFFFFB1</text:p>
          </table:table-cell>
          <table:table-cell table:style-name="ce3" table:formula="of:=DEC2HEX(ROUND(IF([.$B81]/[.AA$3]&lt;127;[.$B81]/[.AA$3];127) ;0) ;2)" office:value-type="string" office:string-value="FFFFFFFFB9">
            <text:p>FFFFFFFFB9</text:p>
          </table:table-cell>
          <table:table-cell table:style-name="ce3" table:formula="of:=DEC2HEX(ROUND(IF([.$B81]/[.AB$3]&lt;127;[.$B81]/[.AB$3];127) ;0) ;2)" office:value-type="string" office:string-value="FFFFFFFFBF">
            <text:p>FFFFFFFFBF</text:p>
          </table:table-cell>
          <table:table-cell table:style-name="ce3" table:formula="of:=DEC2HEX(ROUND(IF([.$B81]/[.AC$3]&lt;127;[.$B81]/[.AC$3];127) ;0) ;2)" office:value-type="string" office:string-value="FFFFFFFFC4">
            <text:p>FFFFFFFFC4</text:p>
          </table:table-cell>
          <table:table-cell table:style-name="ce3" table:formula="of:=DEC2HEX(ROUND(IF([.$B81]/[.AD$3]&lt;127;[.$B81]/[.AD$3];127) ;0) ;2)" office:value-type="string" office:string-value="FFFFFFFFC7">
            <text:p>FFFFFFFFC7</text:p>
          </table:table-cell>
          <table:table-cell table:style-name="ce3" table:formula="of:=DEC2HEX(ROUND(IF([.$B81]/[.AE$3]&lt;127;[.$B81]/[.AE$3];127) ;0) ;2)" office:value-type="string" office:string-value="FFFFFFFFCA">
            <text:p>FFFFFFFFCA</text:p>
          </table:table-cell>
          <table:table-cell table:style-name="ce3" table:formula="of:=DEC2HEX(ROUND(IF([.$B81]/[.AF$3]&lt;127;[.$B81]/[.AF$3];127) ;0) ;2)" office:value-type="string" office:string-value="FFFFFFFFCC">
            <text:p>FFFFFFFFCC</text:p>
          </table:table-cell>
          <table:table-cell table:style-name="ce3" table:formula="of:=DEC2HEX(ROUND(IF([.$B81]/[.AG$3]&lt;127;[.$B81]/[.AG$3];127) ;0) ;2)" office:value-type="string" office:string-value="FFFFFFFFCD">
            <text:p>FFFFFFFFCD</text:p>
          </table:table-cell>
          <table:table-cell table:style-name="ce3" table:formula="of:=DEC2HEX(ROUND(IF([.$B81]/[.AH$3]&lt;127;[.$B81]/[.AH$3];127) ;0) ;2)" office:value-type="string" office:string-value="FFFFFFFFCE">
            <text:p>FFFFFFFFCE</text:p>
          </table:table-cell>
          <table:table-cell table:style-name="ce3" table:formula="of:=DEC2HEX(ROUND(IF([.$B81]/COS([.AI$2]*0.0174533)&lt;255;[.$B81]/COS([.AI$2]*0.0174533);255);0)  ;2)" office:value-type="string" office:string-value="FFFFFFFFCE">
            <text:p>FFFFFFFFCE</text:p>
          </table:table-cell>
          <table:table-cell table:style-name="ce3" table:formula="of:=DEC2HEX(ROUND(IF([.$B81]/COS([.AJ$2]*0.0174533)&lt;255;[.$B81]/COS([.AJ$2]*0.0174533);255);0)  ;2)" office:value-type="string" office:string-value="FFFFFFFFCE">
            <text:p>FFFFFFFFCE</text:p>
          </table:table-cell>
          <table:table-cell table:style-name="ce3" table:formula="of:=DEC2HEX(ROUND(IF([.$B81]/COS([.AK$2]*0.0174533)&lt;255;[.$B81]/COS([.AK$2]*0.0174533);255);0)  ;2)" office:value-type="string" office:string-value="FFFFFFFFCD">
            <text:p>FFFFFFFFCD</text:p>
          </table:table-cell>
          <table:table-cell table:style-name="ce3" table:formula="of:=DEC2HEX(ROUND(IF([.$B81]/COS([.AL$2]*0.0174533)&lt;255;[.$B81]/COS([.AL$2]*0.0174533);255);0)  ;2)" office:value-type="string" office:string-value="FFFFFFFFCC">
            <text:p>FFFFFFFFCC</text:p>
          </table:table-cell>
          <table:table-cell table:style-name="ce3" table:formula="of:=DEC2HEX(ROUND(IF([.$B81]/COS([.AM$2]*0.0174533)&lt;255;[.$B81]/COS([.AM$2]*0.0174533);255);0)  ;2)" office:value-type="string" office:string-value="FFFFFFFFCA">
            <text:p>FFFFFFFFCA</text:p>
          </table:table-cell>
          <table:table-cell table:style-name="ce3" table:formula="of:=DEC2HEX(ROUND(IF([.$B81]/COS([.AN$2]*0.0174533)&lt;255;[.$B81]/COS([.AN$2]*0.0174533);255);0)  ;2)" office:value-type="string" office:string-value="FFFFFFFFC7">
            <text:p>FFFFFFFFC7</text:p>
          </table:table-cell>
          <table:table-cell table:style-name="ce3" table:formula="of:=DEC2HEX(ROUND(IF([.$B81]/COS([.AO$2]*0.0174533)&lt;255;[.$B81]/COS([.AO$2]*0.0174533);255);0)  ;2)" office:value-type="string" office:string-value="FFFFFFFFC4">
            <text:p>FFFFFFFFC4</text:p>
          </table:table-cell>
          <table:table-cell table:style-name="ce3" table:formula="of:=DEC2HEX(ROUND(IF([.$B81]/COS([.AP$2]*0.0174533)&lt;255;[.$B81]/COS([.AP$2]*0.0174533);255);0)  ;2)" office:value-type="string" office:string-value="FFFFFFFFBF">
            <text:p>FFFFFFFFBF</text:p>
          </table:table-cell>
          <table:table-cell table:style-name="ce3" table:formula="of:=DEC2HEX(ROUND(IF([.$B81]/COS([.AQ$2]*0.0174533)&lt;255;[.$B81]/COS([.AQ$2]*0.0174533);255);0)  ;2)" office:value-type="string" office:string-value="FFFFFFFFB9">
            <text:p>FFFFFFFFB9</text:p>
          </table:table-cell>
          <table:table-cell table:style-name="ce3" table:formula="of:=DEC2HEX(ROUND(IF([.$B81]/COS([.AR$2]*0.0174533)&lt;255;[.$B81]/COS([.AR$2]*0.0174533);255);0)  ;2)" office:value-type="string" office:string-value="FFFFFFFFB1">
            <text:p>FFFFFFFFB1</text:p>
          </table:table-cell>
          <table:table-cell table:style-name="ce3" table:formula="of:=DEC2HEX(ROUND(IF([.$B81]/COS([.AS$2]*0.0174533)&lt;255;[.$B81]/COS([.AS$2]*0.0174533);255);0)  ;2)" office:value-type="string" office:string-value="FFFFFFFFA6">
            <text:p>FFFFFFFFA6</text:p>
          </table:table-cell>
          <table:table-cell table:style-name="ce3" table:formula="of:=DEC2HEX(ROUND(IF([.$B81]/COS([.AT$2]*0.0174533)&lt;255;[.$B81]/COS([.AT$2]*0.0174533);255);0)  ;2)" office:value-type="string" office:string-value="FFFFFFFF96">
            <text:p>FFFFFFFF96</text:p>
          </table:table-cell>
          <table:table-cell table:style-name="ce3" table:formula="of:=DEC2HEX(ROUND(IF([.$B81]/COS([.AU$2]*0.0174533)&lt;255;[.$B81]/COS([.AU$2]*0.0174533);255);0)  ;2)" office:value-type="string" office:string-value="FFFFFFFF7D">
            <text:p>FFFFFFFF7D</text:p>
          </table:table-cell>
          <table:table-cell table:style-name="ce3" table:formula="of:=DEC2HEX(ROUND(IF([.$B81]/COS([.AV$2]*0.0174533)&lt;255;[.$B81]/COS([.AV$2]*0.0174533);255);0)  ;2)" office:value-type="string" office:string-value="FFFFFFFF54">
            <text:p>FFFFFFFF54</text:p>
          </table:table-cell>
          <table:table-cell table:style-name="ce3" table:formula="of:=DEC2HEX(ROUND(IF([.$B81]/COS([.AW$2]*0.0174533)&lt;255;[.$B81]/COS([.AW$2]*0.0174533);255);0)  ;2)" office:value-type="string" office:string-value="FFFFFFFF00">
            <text:p>FFFFFFFF00</text:p>
          </table:table-cell>
          <table:table-cell table:style-name="ce3" table:formula="of:=DEC2HEX(ROUND(IF([.$B81]/COS([.AX$2]*0.0174533)&lt;255;[.$B81]/COS([.AX$2]*0.0174533);255);0)  ;2)" office:value-type="string" office:string-value="FFFFFFFE02">
            <text:p>FFFFFFFE02</text:p>
          </table:table-cell>
          <table:table-cell table:style-name="ce3" table:formula="of:=DEC2HEX(ROUND(IF([.$B81]/COS([.AY$2]*0.0174533)&lt;255;[.$B81]/COS([.AY$2]*0.0174533);255);0)  ;2)" office:value-type="string" office:string-value="FF">
            <text:p>FF</text:p>
          </table:table-cell>
          <table:table-cell table:style-name="ce3" table:formula="of:=DEC2HEX(ROUND(IF([.$B81]/COS([.AZ$2]*0.0174533)&lt;255;[.$B81]/COS([.AZ$2]*0.0174533);255);0)  ;2)" office:value-type="string" office:string-value="FF">
            <text:p>FF</text:p>
          </table:table-cell>
          <table:table-cell table:style-name="ce3" table:formula="of:=DEC2HEX(ROUND(IF([.$B81]/COS([.BA$2]*0.0174533)&lt;255;[.$B81]/COS([.BA$2]*0.0174533);255);0)  ;2)" office:value-type="string" office:string-value="FF">
            <text:p>FF</text:p>
          </table:table-cell>
          <table:table-cell table:style-name="ce3" table:formula="of:=DEC2HEX(ROUND(IF([.$B81]/COS([.BB$2]*0.0174533)&lt;255;[.$B81]/COS([.BB$2]*0.0174533);255);0)  ;2)" office:value-type="string" office:string-value="AC">
            <text:p>AC</text:p>
          </table:table-cell>
          <table:table-cell table:style-name="ce3" table:formula="of:=DEC2HEX(ROUND(IF([.$B81]/COS([.BC$2]*0.0174533)&lt;255;[.$B81]/COS([.BC$2]*0.0174533);255);0)  ;2)" office:value-type="string" office:string-value="83">
            <text:p>83</text:p>
          </table:table-cell>
          <table:table-cell table:style-name="ce3" table:formula="of:=DEC2HEX(ROUND(IF([.$B81]/COS([.BD$2]*0.0174533)&lt;255;[.$B81]/COS([.BD$2]*0.0174533);255);0)  ;2)" office:value-type="string" office:string-value="6A">
            <text:p>6A</text:p>
          </table:table-cell>
          <table:table-cell table:style-name="ce3" table:formula="of:=DEC2HEX(ROUND(IF([.$B81]/COS([.BE$2]*0.0174533)&lt;255;[.$B81]/COS([.BE$2]*0.0174533);255);0)  ;2)" office:value-type="string" office:string-value="5A">
            <text:p>5A</text:p>
          </table:table-cell>
          <table:table-cell table:style-name="ce3" table:formula="of:=DEC2HEX(ROUND(IF([.$B81]/COS([.BF$2]*0.0174533)&lt;255;[.$B81]/COS([.BF$2]*0.0174533);255);0)  ;2)" office:value-type="string" office:string-value="4F">
            <text:p>4F</text:p>
          </table:table-cell>
          <table:table-cell table:style-name="ce3" table:formula="of:=DEC2HEX(ROUND(IF([.$B81]/COS([.BG$2]*0.0174533)&lt;255;[.$B81]/COS([.BG$2]*0.0174533);255);0)  ;2)" office:value-type="string" office:string-value="47">
            <text:p>47</text:p>
          </table:table-cell>
          <table:table-cell table:style-name="ce3" table:formula="of:=DEC2HEX(ROUND(IF([.$B81]/COS([.BH$2]*0.0174533)&lt;255;[.$B81]/COS([.BH$2]*0.0174533);255);0)  ;2)" office:value-type="string" office:string-value="41">
            <text:p>41</text:p>
          </table:table-cell>
          <table:table-cell table:style-name="ce3" table:formula="of:=DEC2HEX(ROUND(IF([.$B81]/COS([.BI$2]*0.0174533)&lt;255;[.$B81]/COS([.BI$2]*0.0174533);255);0)  ;2)" office:value-type="string" office:string-value="3C">
            <text:p>3C</text:p>
          </table:table-cell>
          <table:table-cell table:style-name="ce3" table:formula="of:=DEC2HEX(ROUND(IF([.$B81]/COS([.BJ$2]*0.0174533)&lt;255;[.$B81]/COS([.BJ$2]*0.0174533);255);0)  ;2)" office:value-type="string" office:string-value="39">
            <text:p>39</text:p>
          </table:table-cell>
          <table:table-cell table:style-name="ce3" table:formula="of:=DEC2HEX(ROUND(IF([.$B81]/COS([.BK$2]*0.0174533)&lt;255;[.$B81]/COS([.BK$2]*0.0174533);255);0)  ;2)" office:value-type="string" office:string-value="36">
            <text:p>36</text:p>
          </table:table-cell>
          <table:table-cell table:style-name="ce3" table:formula="of:=DEC2HEX(ROUND(IF([.$B81]/COS([.BL$2]*0.0174533)&lt;255;[.$B81]/COS([.BL$2]*0.0174533);255);0)  ;2)" office:value-type="string" office:string-value="34">
            <text:p>34</text:p>
          </table:table-cell>
          <table:table-cell table:style-name="ce3" table:formula="of:=DEC2HEX(ROUND(IF([.$B81]/COS([.BM$2]*0.0174533)&lt;255;[.$B81]/COS([.BM$2]*0.0174533);255);0)  ;2)" office:value-type="string" office:string-value="33">
            <text:p>33</text:p>
          </table:table-cell>
          <table:table-cell table:style-name="ce3" table:formula="of:=DEC2HEX(ROUND(IF([.$B81]/COS([.BN$2]*0.0174533)&lt;255;[.$B81]/COS([.BN$2]*0.0174533);255);0)  ;2)" office:value-type="string" office:string-value="32">
            <text:p>32</text:p>
          </table:table-cell>
          <table:table-cell table:style-name="ce3" table:formula="of:=DEC2HEX(ROUND(IF([.$B81]/COS([.BO$2]*0.0174533)&lt;255;[.$B81]/COS([.BO$2]*0.0174533);255);0)  ;2)" office:value-type="string" office:string-value="32">
            <text:p>32</text:p>
          </table:table-cell>
          <table:table-cell table:style-name="ce3" table:formula="of:=DEC2HEX(ROUND(IF([.$B81]/COS([.BP$2]*0.0174533)&lt;255;[.$B81]/COS([.BP$2]*0.0174533);255);0)  ;2)" office:value-type="string" office:string-value="32">
            <text:p>32</text:p>
          </table:table-cell>
          <table:table-cell table:style-name="ce3" table:formula="of:=DEC2HEX(ROUND(IF([.$B81]/COS([.BQ$2]*0.0174533)&lt;255;[.$B81]/COS([.BQ$2]*0.0174533);255);0)  ;2)" office:value-type="string" office:string-value="33">
            <text:p>33</text:p>
          </table:table-cell>
          <table:table-cell table:style-name="ce3" table:formula="of:=DEC2HEX(ROUND(IF([.$B81]/COS([.BR$2]*0.0174533)&lt;255;[.$B81]/COS([.BR$2]*0.0174533);255);0)  ;2)" office:value-type="string" office:string-value="34">
            <text:p>34</text:p>
          </table:table-cell>
          <table:table-cell table:style-name="ce3" table:formula="of:=DEC2HEX(ROUND(IF([.$B81]/COS([.BS$2]*0.0174533)&lt;255;[.$B81]/COS([.BS$2]*0.0174533);255);0)  ;2)" office:value-type="string" office:string-value="36">
            <text:p>36</text:p>
          </table:table-cell>
          <table:table-cell table:style-name="ce3" table:formula="of:=DEC2HEX(ROUND(IF([.$B81]/COS([.BT$2]*0.0174533)&lt;255;[.$B81]/COS([.BT$2]*0.0174533);255);0)  ;2)" office:value-type="string" office:string-value="39">
            <text:p>39</text:p>
          </table:table-cell>
          <table:table-cell table:style-name="ce3" table:formula="of:=DEC2HEX(ROUND(IF([.$B81]/COS([.BU$2]*0.0174533)&lt;255;[.$B81]/COS([.BU$2]*0.0174533);255);0)  ;2)" office:value-type="string" office:string-value="3C">
            <text:p>3C</text:p>
          </table:table-cell>
          <table:table-cell table:style-name="ce3" table:formula="of:=DEC2HEX(ROUND(IF([.$B81]/COS([.BV$2]*0.0174533)&lt;255;[.$B81]/COS([.BV$2]*0.0174533);255);0)  ;2)" office:value-type="string" office:string-value="41">
            <text:p>41</text:p>
          </table:table-cell>
          <table:table-cell table:style-name="ce3" table:formula="of:=DEC2HEX(ROUND(IF([.$B81]/COS([.BW$2]*0.0174533)&lt;255;[.$B81]/COS([.BW$2]*0.0174533);255);0)  ;2)" office:value-type="string" office:string-value="47">
            <text:p>47</text:p>
          </table:table-cell>
          <table:table-cell table:style-name="ce3" table:formula="of:=DEC2HEX(ROUND(IF([.$B81]/COS([.BX$2]*0.0174533)&lt;255;[.$B81]/COS([.BX$2]*0.0174533);255);0)  ;2)" office:value-type="string" office:string-value="4F">
            <text:p>4F</text:p>
          </table:table-cell>
          <table:table-cell table:style-name="ce3" table:formula="of:=DEC2HEX(ROUND(IF([.$B81]/COS([.BY$2]*0.0174533)&lt;255;[.$B81]/COS([.BY$2]*0.0174533);255);0)  ;2)" office:value-type="string" office:string-value="5A">
            <text:p>5A</text:p>
          </table:table-cell>
          <table:table-cell table:style-name="ce3" table:formula="of:=DEC2HEX(ROUND(IF([.$B81]/COS([.BZ$2]*0.0174533)&lt;255;[.$B81]/COS([.BZ$2]*0.0174533);255);0)  ;2)" office:value-type="string" office:string-value="6A">
            <text:p>6A</text:p>
          </table:table-cell>
          <table:table-cell table:style-name="ce3" table:formula="of:=DEC2HEX(ROUND(IF([.$B81]/COS([.CA$2]*0.0174533)&lt;255;[.$B81]/COS([.CA$2]*0.0174533);255);0)  ;2)" office:value-type="string" office:string-value="83">
            <text:p>83</text:p>
          </table:table-cell>
          <table:table-cell table:style-name="ce3" table:formula="of:=DEC2HEX(ROUND(IF([.$B81]/COS([.CB$2]*0.0174533)&lt;255;[.$B81]/COS([.CB$2]*0.0174533);255);0)  ;2)" office:value-type="string" office:string-value="AC">
            <text:p>AC</text:p>
          </table:table-cell>
          <table:table-cell table:style-name="ce3" table:formula="of:=DEC2HEX(ROUND(IF([.$B81]/COS([.CC$2]*0.0174533)&lt;255;[.$B81]/COS([.CC$2]*0.0174533);255);0)  ;2)" office:value-type="string" office:string-value="FF">
            <text:p>FF</text:p>
          </table:table-cell>
          <table:table-cell table:number-columns-repeated="943"/>
        </table:table-row>
        <table:table-row table:style-name="ro1">
          <table:table-cell table:formula="of:=[.A81]+1" office:value-type="float" office:value="78">
            <text:p>78</text:p>
          </table:table-cell>
          <table:table-cell table:style-name="ce2" table:formula="of:=[.B81]-1" office:value-type="float" office:value="49">
            <text:p>49</text:p>
          </table:table-cell>
          <table:table-cell table:formula="of:=DEC2HEX(ROUND(IF([.$B82]/[.C$3]&lt;127;127-[.$B82]/[.C$3];0) ;0) ;2)" office:value-type="string" office:string-value="4E">
            <text:p>4E</text:p>
          </table:table-cell>
          <table:table-cell table:formula="of:=DEC2HEX(ROUND(IF([.$B82]/[.D$3]&lt;127;127-[.$B82]/[.D$3];0) ;0) ;2)" office:value-type="string" office:string-value="4E">
            <text:p>4E</text:p>
          </table:table-cell>
          <table:table-cell table:formula="of:=DEC2HEX(ROUND(IF([.$B82]/[.E$3]&lt;127;127-[.$B82]/[.E$3];0) ;0) ;2)" office:value-type="string" office:string-value="4D">
            <text:p>4D</text:p>
          </table:table-cell>
          <table:table-cell table:formula="of:=DEC2HEX(ROUND(IF([.$B82]/[.F$3]&lt;127;127-[.$B82]/[.F$3];0) ;0) ;2)" office:value-type="string" office:string-value="4C">
            <text:p>4C</text:p>
          </table:table-cell>
          <table:table-cell table:formula="of:=DEC2HEX(ROUND(IF([.$B82]/[.G$3]&lt;127;127-[.$B82]/[.G$3];0) ;0) ;2)" office:value-type="string" office:string-value="4A">
            <text:p>4A</text:p>
          </table:table-cell>
          <table:table-cell table:formula="of:=DEC2HEX(ROUND(IF([.$B82]/[.H$3]&lt;127;127-[.$B82]/[.H$3];0) ;0) ;2)" office:value-type="string" office:string-value="47">
            <text:p>47</text:p>
          </table:table-cell>
          <table:table-cell table:formula="of:=DEC2HEX(ROUND(IF([.$B82]/[.I$3]&lt;127;127-[.$B82]/[.I$3];0) ;0) ;2)" office:value-type="string" office:string-value="44">
            <text:p>44</text:p>
          </table:table-cell>
          <table:table-cell table:formula="of:=DEC2HEX(ROUND(IF([.$B82]/[.J$3]&lt;127;127-[.$B82]/[.J$3];0) ;0) ;2)" office:value-type="string" office:string-value="40">
            <text:p>40</text:p>
          </table:table-cell>
          <table:table-cell table:formula="of:=DEC2HEX(ROUND(IF([.$B82]/[.K$3]&lt;127;127-[.$B82]/[.K$3];0) ;0) ;2)" office:value-type="string" office:string-value="3A">
            <text:p>3A</text:p>
          </table:table-cell>
          <table:table-cell table:formula="of:=DEC2HEX(ROUND(IF([.$B82]/[.L$3]&lt;127;127-[.$B82]/[.L$3];0) ;0) ;2)" office:value-type="string" office:string-value="32">
            <text:p>32</text:p>
          </table:table-cell>
          <table:table-cell table:style-name="ce3" table:formula="of:=DEC2HEX(ROUND(IF([.$B82]/[.M$3]&lt;127;127-[.$B82]/[.M$3];0) ;0) ;2)" office:value-type="string" office:string-value="27">
            <text:p>27</text:p>
          </table:table-cell>
          <table:table-cell table:style-name="ce3" table:formula="of:=DEC2HEX(ROUND(IF([.$B82]/[.N$3]&lt;127;127-[.$B82]/[.N$3];0) ;0) ;2)" office:value-type="string" office:string-value="17">
            <text:p>17</text:p>
          </table:table-cell>
          <table:table-cell table:style-name="ce3" table:formula="of:=DEC2HEX(ROUND(IF([.$B82]/[.O$3]&lt;127;127-[.$B82]/[.O$3];0) ;0) ;2)" office:value-type="string" office:string-value="00">
            <text:p>00</text:p>
          </table:table-cell>
          <table:table-cell table:style-name="ce3" table:formula="of:=DEC2HEX(ROUND(IF([.$B82]/[.P$3]&lt;127;127-[.$B82]/[.P$3];0) ;0) ;2)" office:value-type="string" office:string-value="00">
            <text:p>00</text:p>
          </table:table-cell>
          <table:table-cell table:style-name="ce3" table:formula="of:=DEC2HEX(ROUND(IF([.$B82]/[.Q$3]&lt;127;127-[.$B82]/[.Q$3];0) ;0) ;2)" office:value-type="string" office:string-value="00">
            <text:p>00</text:p>
          </table:table-cell>
          <table:table-cell table:style-name="ce3" table:formula="of:=DEC2HEX(ROUND(IF([.$B82]/[.R$3]&lt;127;127-[.$B82]/[.R$3];0) ;0) ;2)" office:value-type="string" office:string-value="00">
            <text:p>00</text:p>
          </table:table-cell>
          <table:table-cell table:style-name="ce3" table:formula="of:=DEC2HEX(ROUND(IF([.$B82]/[.S$3]&lt;127;[.$B82]/[.S$3];127) ;0) ;2)" office:value-type="float" office:value="0">
            <text:p>#ДЕЛ/0!</text:p>
          </table:table-cell>
          <table:table-cell table:style-name="ce3" table:formula="of:=DEC2HEX(ROUND(IF([.$B82]/[.T$3]&lt;127;[.$B82]/[.T$3];127) ;0) ;2)" office:value-type="string" office:string-value="FFFFFFFE0C">
            <text:p>FFFFFFFE0C</text:p>
          </table:table-cell>
          <table:table-cell table:style-name="ce3" table:formula="of:=DEC2HEX(ROUND(IF([.$B82]/[.U$3]&lt;127;[.$B82]/[.U$3];127) ;0) ;2)" office:value-type="string" office:string-value="FFFFFFFF05">
            <text:p>FFFFFFFF05</text:p>
          </table:table-cell>
          <table:table-cell table:style-name="ce3" table:formula="of:=DEC2HEX(ROUND(IF([.$B82]/[.V$3]&lt;127;[.$B82]/[.V$3];127) ;0) ;2)" office:value-type="string" office:string-value="FFFFFFFF57">
            <text:p>FFFFFFFF57</text:p>
          </table:table-cell>
          <table:table-cell table:style-name="ce3" table:formula="of:=DEC2HEX(ROUND(IF([.$B82]/[.W$3]&lt;127;[.$B82]/[.W$3];127) ;0) ;2)" office:value-type="string" office:string-value="FFFFFFFF80">
            <text:p>FFFFFFFF80</text:p>
          </table:table-cell>
          <table:table-cell table:style-name="ce3" table:formula="of:=DEC2HEX(ROUND(IF([.$B82]/[.X$3]&lt;127;[.$B82]/[.X$3];127) ;0) ;2)" office:value-type="string" office:string-value="FFFFFFFF98">
            <text:p>FFFFFFFF98</text:p>
          </table:table-cell>
          <table:table-cell table:style-name="ce3" table:formula="of:=DEC2HEX(ROUND(IF([.$B82]/[.Y$3]&lt;127;[.$B82]/[.Y$3];127) ;0) ;2)" office:value-type="string" office:string-value="FFFFFFFFA8">
            <text:p>FFFFFFFFA8</text:p>
          </table:table-cell>
          <table:table-cell table:style-name="ce3" table:formula="of:=DEC2HEX(ROUND(IF([.$B82]/[.Z$3]&lt;127;[.$B82]/[.Z$3];127) ;0) ;2)" office:value-type="string" office:string-value="FFFFFFFFB3">
            <text:p>FFFFFFFFB3</text:p>
          </table:table-cell>
          <table:table-cell table:style-name="ce3" table:formula="of:=DEC2HEX(ROUND(IF([.$B82]/[.AA$3]&lt;127;[.$B82]/[.AA$3];127) ;0) ;2)" office:value-type="string" office:string-value="FFFFFFFFBB">
            <text:p>FFFFFFFFBB</text:p>
          </table:table-cell>
          <table:table-cell table:style-name="ce3" table:formula="of:=DEC2HEX(ROUND(IF([.$B82]/[.AB$3]&lt;127;[.$B82]/[.AB$3];127) ;0) ;2)" office:value-type="string" office:string-value="FFFFFFFFC1">
            <text:p>FFFFFFFFC1</text:p>
          </table:table-cell>
          <table:table-cell table:style-name="ce3" table:formula="of:=DEC2HEX(ROUND(IF([.$B82]/[.AC$3]&lt;127;[.$B82]/[.AC$3];127) ;0) ;2)" office:value-type="string" office:string-value="FFFFFFFFC5">
            <text:p>FFFFFFFFC5</text:p>
          </table:table-cell>
          <table:table-cell table:style-name="ce3" table:formula="of:=DEC2HEX(ROUND(IF([.$B82]/[.AD$3]&lt;127;[.$B82]/[.AD$3];127) ;0) ;2)" office:value-type="string" office:string-value="FFFFFFFFC8">
            <text:p>FFFFFFFFC8</text:p>
          </table:table-cell>
          <table:table-cell table:style-name="ce3" table:formula="of:=DEC2HEX(ROUND(IF([.$B82]/[.AE$3]&lt;127;[.$B82]/[.AE$3];127) ;0) ;2)" office:value-type="string" office:string-value="FFFFFFFFCB">
            <text:p>FFFFFFFFCB</text:p>
          </table:table-cell>
          <table:table-cell table:style-name="ce3" table:formula="of:=DEC2HEX(ROUND(IF([.$B82]/[.AF$3]&lt;127;[.$B82]/[.AF$3];127) ;0) ;2)" office:value-type="string" office:string-value="FFFFFFFFCD">
            <text:p>FFFFFFFFCD</text:p>
          </table:table-cell>
          <table:table-cell table:style-name="ce3" table:formula="of:=DEC2HEX(ROUND(IF([.$B82]/[.AG$3]&lt;127;[.$B82]/[.AG$3];127) ;0) ;2)" office:value-type="string" office:string-value="FFFFFFFFCE">
            <text:p>FFFFFFFFCE</text:p>
          </table:table-cell>
          <table:table-cell table:style-name="ce3" table:formula="of:=DEC2HEX(ROUND(IF([.$B82]/[.AH$3]&lt;127;[.$B82]/[.AH$3];127) ;0) ;2)" office:value-type="string" office:string-value="FFFFFFFFCF">
            <text:p>FFFFFFFFCF</text:p>
          </table:table-cell>
          <table:table-cell table:style-name="ce3" table:formula="of:=DEC2HEX(ROUND(IF([.$B82]/COS([.AI$2]*0.0174533)&lt;255;[.$B82]/COS([.AI$2]*0.0174533);255);0)  ;2)" office:value-type="string" office:string-value="FFFFFFFFCF">
            <text:p>FFFFFFFFCF</text:p>
          </table:table-cell>
          <table:table-cell table:style-name="ce3" table:formula="of:=DEC2HEX(ROUND(IF([.$B82]/COS([.AJ$2]*0.0174533)&lt;255;[.$B82]/COS([.AJ$2]*0.0174533);255);0)  ;2)" office:value-type="string" office:string-value="FFFFFFFFCF">
            <text:p>FFFFFFFFCF</text:p>
          </table:table-cell>
          <table:table-cell table:style-name="ce3" table:formula="of:=DEC2HEX(ROUND(IF([.$B82]/COS([.AK$2]*0.0174533)&lt;255;[.$B82]/COS([.AK$2]*0.0174533);255);0)  ;2)" office:value-type="string" office:string-value="FFFFFFFFCE">
            <text:p>FFFFFFFFCE</text:p>
          </table:table-cell>
          <table:table-cell table:style-name="ce3" table:formula="of:=DEC2HEX(ROUND(IF([.$B82]/COS([.AL$2]*0.0174533)&lt;255;[.$B82]/COS([.AL$2]*0.0174533);255);0)  ;2)" office:value-type="string" office:string-value="FFFFFFFFCD">
            <text:p>FFFFFFFFCD</text:p>
          </table:table-cell>
          <table:table-cell table:style-name="ce3" table:formula="of:=DEC2HEX(ROUND(IF([.$B82]/COS([.AM$2]*0.0174533)&lt;255;[.$B82]/COS([.AM$2]*0.0174533);255);0)  ;2)" office:value-type="string" office:string-value="FFFFFFFFCB">
            <text:p>FFFFFFFFCB</text:p>
          </table:table-cell>
          <table:table-cell table:style-name="ce3" table:formula="of:=DEC2HEX(ROUND(IF([.$B82]/COS([.AN$2]*0.0174533)&lt;255;[.$B82]/COS([.AN$2]*0.0174533);255);0)  ;2)" office:value-type="string" office:string-value="FFFFFFFFC8">
            <text:p>FFFFFFFFC8</text:p>
          </table:table-cell>
          <table:table-cell table:style-name="ce3" table:formula="of:=DEC2HEX(ROUND(IF([.$B82]/COS([.AO$2]*0.0174533)&lt;255;[.$B82]/COS([.AO$2]*0.0174533);255);0)  ;2)" office:value-type="string" office:string-value="FFFFFFFFC5">
            <text:p>FFFFFFFFC5</text:p>
          </table:table-cell>
          <table:table-cell table:style-name="ce3" table:formula="of:=DEC2HEX(ROUND(IF([.$B82]/COS([.AP$2]*0.0174533)&lt;255;[.$B82]/COS([.AP$2]*0.0174533);255);0)  ;2)" office:value-type="string" office:string-value="FFFFFFFFC1">
            <text:p>FFFFFFFFC1</text:p>
          </table:table-cell>
          <table:table-cell table:style-name="ce3" table:formula="of:=DEC2HEX(ROUND(IF([.$B82]/COS([.AQ$2]*0.0174533)&lt;255;[.$B82]/COS([.AQ$2]*0.0174533);255);0)  ;2)" office:value-type="string" office:string-value="FFFFFFFFBB">
            <text:p>FFFFFFFFBB</text:p>
          </table:table-cell>
          <table:table-cell table:style-name="ce3" table:formula="of:=DEC2HEX(ROUND(IF([.$B82]/COS([.AR$2]*0.0174533)&lt;255;[.$B82]/COS([.AR$2]*0.0174533);255);0)  ;2)" office:value-type="string" office:string-value="FFFFFFFFB3">
            <text:p>FFFFFFFFB3</text:p>
          </table:table-cell>
          <table:table-cell table:style-name="ce3" table:formula="of:=DEC2HEX(ROUND(IF([.$B82]/COS([.AS$2]*0.0174533)&lt;255;[.$B82]/COS([.AS$2]*0.0174533);255);0)  ;2)" office:value-type="string" office:string-value="FFFFFFFFA8">
            <text:p>FFFFFFFFA8</text:p>
          </table:table-cell>
          <table:table-cell table:style-name="ce3" table:formula="of:=DEC2HEX(ROUND(IF([.$B82]/COS([.AT$2]*0.0174533)&lt;255;[.$B82]/COS([.AT$2]*0.0174533);255);0)  ;2)" office:value-type="string" office:string-value="FFFFFFFF98">
            <text:p>FFFFFFFF98</text:p>
          </table:table-cell>
          <table:table-cell table:style-name="ce3" table:formula="of:=DEC2HEX(ROUND(IF([.$B82]/COS([.AU$2]*0.0174533)&lt;255;[.$B82]/COS([.AU$2]*0.0174533);255);0)  ;2)" office:value-type="string" office:string-value="FFFFFFFF80">
            <text:p>FFFFFFFF80</text:p>
          </table:table-cell>
          <table:table-cell table:style-name="ce3" table:formula="of:=DEC2HEX(ROUND(IF([.$B82]/COS([.AV$2]*0.0174533)&lt;255;[.$B82]/COS([.AV$2]*0.0174533);255);0)  ;2)" office:value-type="string" office:string-value="FFFFFFFF57">
            <text:p>FFFFFFFF57</text:p>
          </table:table-cell>
          <table:table-cell table:style-name="ce3" table:formula="of:=DEC2HEX(ROUND(IF([.$B82]/COS([.AW$2]*0.0174533)&lt;255;[.$B82]/COS([.AW$2]*0.0174533);255);0)  ;2)" office:value-type="string" office:string-value="FFFFFFFF05">
            <text:p>FFFFFFFF05</text:p>
          </table:table-cell>
          <table:table-cell table:style-name="ce3" table:formula="of:=DEC2HEX(ROUND(IF([.$B82]/COS([.AX$2]*0.0174533)&lt;255;[.$B82]/COS([.AX$2]*0.0174533);255);0)  ;2)" office:value-type="string" office:string-value="FFFFFFFE0C">
            <text:p>FFFFFFFE0C</text:p>
          </table:table-cell>
          <table:table-cell table:style-name="ce3" table:formula="of:=DEC2HEX(ROUND(IF([.$B82]/COS([.AY$2]*0.0174533)&lt;255;[.$B82]/COS([.AY$2]*0.0174533);255);0)  ;2)" office:value-type="string" office:string-value="FF">
            <text:p>FF</text:p>
          </table:table-cell>
          <table:table-cell table:style-name="ce3" table:formula="of:=DEC2HEX(ROUND(IF([.$B82]/COS([.AZ$2]*0.0174533)&lt;255;[.$B82]/COS([.AZ$2]*0.0174533);255);0)  ;2)" office:value-type="string" office:string-value="FF">
            <text:p>FF</text:p>
          </table:table-cell>
          <table:table-cell table:style-name="ce3" table:formula="of:=DEC2HEX(ROUND(IF([.$B82]/COS([.BA$2]*0.0174533)&lt;255;[.$B82]/COS([.BA$2]*0.0174533);255);0)  ;2)" office:value-type="string" office:string-value="FB">
            <text:p>FB</text:p>
          </table:table-cell>
          <table:table-cell table:style-name="ce3" table:formula="of:=DEC2HEX(ROUND(IF([.$B82]/COS([.BB$2]*0.0174533)&lt;255;[.$B82]/COS([.BB$2]*0.0174533);255);0)  ;2)" office:value-type="string" office:string-value="A9">
            <text:p>A9</text:p>
          </table:table-cell>
          <table:table-cell table:style-name="ce3" table:formula="of:=DEC2HEX(ROUND(IF([.$B82]/COS([.BC$2]*0.0174533)&lt;255;[.$B82]/COS([.BC$2]*0.0174533);255);0)  ;2)" office:value-type="string" office:string-value="80">
            <text:p>80</text:p>
          </table:table-cell>
          <table:table-cell table:style-name="ce3" table:formula="of:=DEC2HEX(ROUND(IF([.$B82]/COS([.BD$2]*0.0174533)&lt;255;[.$B82]/COS([.BD$2]*0.0174533);255);0)  ;2)" office:value-type="string" office:string-value="68">
            <text:p>68</text:p>
          </table:table-cell>
          <table:table-cell table:style-name="ce3" table:formula="of:=DEC2HEX(ROUND(IF([.$B82]/COS([.BE$2]*0.0174533)&lt;255;[.$B82]/COS([.BE$2]*0.0174533);255);0)  ;2)" office:value-type="string" office:string-value="58">
            <text:p>58</text:p>
          </table:table-cell>
          <table:table-cell table:style-name="ce3" table:formula="of:=DEC2HEX(ROUND(IF([.$B82]/COS([.BF$2]*0.0174533)&lt;255;[.$B82]/COS([.BF$2]*0.0174533);255);0)  ;2)" office:value-type="string" office:string-value="4D">
            <text:p>4D</text:p>
          </table:table-cell>
          <table:table-cell table:style-name="ce3" table:formula="of:=DEC2HEX(ROUND(IF([.$B82]/COS([.BG$2]*0.0174533)&lt;255;[.$B82]/COS([.BG$2]*0.0174533);255);0)  ;2)" office:value-type="string" office:string-value="45">
            <text:p>45</text:p>
          </table:table-cell>
          <table:table-cell table:style-name="ce3" table:formula="of:=DEC2HEX(ROUND(IF([.$B82]/COS([.BH$2]*0.0174533)&lt;255;[.$B82]/COS([.BH$2]*0.0174533);255);0)  ;2)" office:value-type="string" office:string-value="3F">
            <text:p>3F</text:p>
          </table:table-cell>
          <table:table-cell table:style-name="ce3" table:formula="of:=DEC2HEX(ROUND(IF([.$B82]/COS([.BI$2]*0.0174533)&lt;255;[.$B82]/COS([.BI$2]*0.0174533);255);0)  ;2)" office:value-type="string" office:string-value="3B">
            <text:p>3B</text:p>
          </table:table-cell>
          <table:table-cell table:style-name="ce3" table:formula="of:=DEC2HEX(ROUND(IF([.$B82]/COS([.BJ$2]*0.0174533)&lt;255;[.$B82]/COS([.BJ$2]*0.0174533);255);0)  ;2)" office:value-type="string" office:string-value="38">
            <text:p>38</text:p>
          </table:table-cell>
          <table:table-cell table:style-name="ce3" table:formula="of:=DEC2HEX(ROUND(IF([.$B82]/COS([.BK$2]*0.0174533)&lt;255;[.$B82]/COS([.BK$2]*0.0174533);255);0)  ;2)" office:value-type="string" office:string-value="35">
            <text:p>35</text:p>
          </table:table-cell>
          <table:table-cell table:style-name="ce3" table:formula="of:=DEC2HEX(ROUND(IF([.$B82]/COS([.BL$2]*0.0174533)&lt;255;[.$B82]/COS([.BL$2]*0.0174533);255);0)  ;2)" office:value-type="string" office:string-value="33">
            <text:p>33</text:p>
          </table:table-cell>
          <table:table-cell table:style-name="ce3" table:formula="of:=DEC2HEX(ROUND(IF([.$B82]/COS([.BM$2]*0.0174533)&lt;255;[.$B82]/COS([.BM$2]*0.0174533);255);0)  ;2)" office:value-type="string" office:string-value="32">
            <text:p>32</text:p>
          </table:table-cell>
          <table:table-cell table:style-name="ce3" table:formula="of:=DEC2HEX(ROUND(IF([.$B82]/COS([.BN$2]*0.0174533)&lt;255;[.$B82]/COS([.BN$2]*0.0174533);255);0)  ;2)" office:value-type="string" office:string-value="31">
            <text:p>31</text:p>
          </table:table-cell>
          <table:table-cell table:style-name="ce3" table:formula="of:=DEC2HEX(ROUND(IF([.$B82]/COS([.BO$2]*0.0174533)&lt;255;[.$B82]/COS([.BO$2]*0.0174533);255);0)  ;2)" office:value-type="string" office:string-value="31">
            <text:p>31</text:p>
          </table:table-cell>
          <table:table-cell table:style-name="ce3" table:formula="of:=DEC2HEX(ROUND(IF([.$B82]/COS([.BP$2]*0.0174533)&lt;255;[.$B82]/COS([.BP$2]*0.0174533);255);0)  ;2)" office:value-type="string" office:string-value="31">
            <text:p>31</text:p>
          </table:table-cell>
          <table:table-cell table:style-name="ce3" table:formula="of:=DEC2HEX(ROUND(IF([.$B82]/COS([.BQ$2]*0.0174533)&lt;255;[.$B82]/COS([.BQ$2]*0.0174533);255);0)  ;2)" office:value-type="string" office:string-value="32">
            <text:p>32</text:p>
          </table:table-cell>
          <table:table-cell table:style-name="ce3" table:formula="of:=DEC2HEX(ROUND(IF([.$B82]/COS([.BR$2]*0.0174533)&lt;255;[.$B82]/COS([.BR$2]*0.0174533);255);0)  ;2)" office:value-type="string" office:string-value="33">
            <text:p>33</text:p>
          </table:table-cell>
          <table:table-cell table:style-name="ce3" table:formula="of:=DEC2HEX(ROUND(IF([.$B82]/COS([.BS$2]*0.0174533)&lt;255;[.$B82]/COS([.BS$2]*0.0174533);255);0)  ;2)" office:value-type="string" office:string-value="35">
            <text:p>35</text:p>
          </table:table-cell>
          <table:table-cell table:style-name="ce3" table:formula="of:=DEC2HEX(ROUND(IF([.$B82]/COS([.BT$2]*0.0174533)&lt;255;[.$B82]/COS([.BT$2]*0.0174533);255);0)  ;2)" office:value-type="string" office:string-value="38">
            <text:p>38</text:p>
          </table:table-cell>
          <table:table-cell table:style-name="ce3" table:formula="of:=DEC2HEX(ROUND(IF([.$B82]/COS([.BU$2]*0.0174533)&lt;255;[.$B82]/COS([.BU$2]*0.0174533);255);0)  ;2)" office:value-type="string" office:string-value="3B">
            <text:p>3B</text:p>
          </table:table-cell>
          <table:table-cell table:style-name="ce3" table:formula="of:=DEC2HEX(ROUND(IF([.$B82]/COS([.BV$2]*0.0174533)&lt;255;[.$B82]/COS([.BV$2]*0.0174533);255);0)  ;2)" office:value-type="string" office:string-value="3F">
            <text:p>3F</text:p>
          </table:table-cell>
          <table:table-cell table:style-name="ce3" table:formula="of:=DEC2HEX(ROUND(IF([.$B82]/COS([.BW$2]*0.0174533)&lt;255;[.$B82]/COS([.BW$2]*0.0174533);255);0)  ;2)" office:value-type="string" office:string-value="45">
            <text:p>45</text:p>
          </table:table-cell>
          <table:table-cell table:style-name="ce3" table:formula="of:=DEC2HEX(ROUND(IF([.$B82]/COS([.BX$2]*0.0174533)&lt;255;[.$B82]/COS([.BX$2]*0.0174533);255);0)  ;2)" office:value-type="string" office:string-value="4D">
            <text:p>4D</text:p>
          </table:table-cell>
          <table:table-cell table:style-name="ce3" table:formula="of:=DEC2HEX(ROUND(IF([.$B82]/COS([.BY$2]*0.0174533)&lt;255;[.$B82]/COS([.BY$2]*0.0174533);255);0)  ;2)" office:value-type="string" office:string-value="58">
            <text:p>58</text:p>
          </table:table-cell>
          <table:table-cell table:style-name="ce3" table:formula="of:=DEC2HEX(ROUND(IF([.$B82]/COS([.BZ$2]*0.0174533)&lt;255;[.$B82]/COS([.BZ$2]*0.0174533);255);0)  ;2)" office:value-type="string" office:string-value="68">
            <text:p>68</text:p>
          </table:table-cell>
          <table:table-cell table:style-name="ce3" table:formula="of:=DEC2HEX(ROUND(IF([.$B82]/COS([.CA$2]*0.0174533)&lt;255;[.$B82]/COS([.CA$2]*0.0174533);255);0)  ;2)" office:value-type="string" office:string-value="80">
            <text:p>80</text:p>
          </table:table-cell>
          <table:table-cell table:style-name="ce3" table:formula="of:=DEC2HEX(ROUND(IF([.$B82]/COS([.CB$2]*0.0174533)&lt;255;[.$B82]/COS([.CB$2]*0.0174533);255);0)  ;2)" office:value-type="string" office:string-value="A9">
            <text:p>A9</text:p>
          </table:table-cell>
          <table:table-cell table:style-name="ce3" table:formula="of:=DEC2HEX(ROUND(IF([.$B82]/COS([.CC$2]*0.0174533)&lt;255;[.$B82]/COS([.CC$2]*0.0174533);255);0)  ;2)" office:value-type="string" office:string-value="FB">
            <text:p>FB</text:p>
          </table:table-cell>
          <table:table-cell table:number-columns-repeated="943"/>
        </table:table-row>
        <table:table-row table:style-name="ro1">
          <table:table-cell table:formula="of:=[.A82]+1" office:value-type="float" office:value="79">
            <text:p>79</text:p>
          </table:table-cell>
          <table:table-cell table:style-name="ce2" table:formula="of:=[.B82]-1" office:value-type="float" office:value="48">
            <text:p>48</text:p>
          </table:table-cell>
          <table:table-cell table:formula="of:=DEC2HEX(ROUND(IF([.$B83]/[.C$3]&lt;127;127-[.$B83]/[.C$3];0) ;0) ;2)" office:value-type="string" office:string-value="4F">
            <text:p>4F</text:p>
          </table:table-cell>
          <table:table-cell table:formula="of:=DEC2HEX(ROUND(IF([.$B83]/[.D$3]&lt;127;127-[.$B83]/[.D$3];0) ;0) ;2)" office:value-type="string" office:string-value="4F">
            <text:p>4F</text:p>
          </table:table-cell>
          <table:table-cell table:formula="of:=DEC2HEX(ROUND(IF([.$B83]/[.E$3]&lt;127;127-[.$B83]/[.E$3];0) ;0) ;2)" office:value-type="string" office:string-value="4E">
            <text:p>4E</text:p>
          </table:table-cell>
          <table:table-cell table:formula="of:=DEC2HEX(ROUND(IF([.$B83]/[.F$3]&lt;127;127-[.$B83]/[.F$3];0) ;0) ;2)" office:value-type="string" office:string-value="4D">
            <text:p>4D</text:p>
          </table:table-cell>
          <table:table-cell table:formula="of:=DEC2HEX(ROUND(IF([.$B83]/[.G$3]&lt;127;127-[.$B83]/[.G$3];0) ;0) ;2)" office:value-type="string" office:string-value="4B">
            <text:p>4B</text:p>
          </table:table-cell>
          <table:table-cell table:formula="of:=DEC2HEX(ROUND(IF([.$B83]/[.H$3]&lt;127;127-[.$B83]/[.H$3];0) ;0) ;2)" office:value-type="string" office:string-value="49">
            <text:p>49</text:p>
          </table:table-cell>
          <table:table-cell table:formula="of:=DEC2HEX(ROUND(IF([.$B83]/[.I$3]&lt;127;127-[.$B83]/[.I$3];0) ;0) ;2)" office:value-type="string" office:string-value="45">
            <text:p>45</text:p>
          </table:table-cell>
          <table:table-cell table:formula="of:=DEC2HEX(ROUND(IF([.$B83]/[.J$3]&lt;127;127-[.$B83]/[.J$3];0) ;0) ;2)" office:value-type="string" office:string-value="41">
            <text:p>41</text:p>
          </table:table-cell>
          <table:table-cell table:formula="of:=DEC2HEX(ROUND(IF([.$B83]/[.K$3]&lt;127;127-[.$B83]/[.K$3];0) ;0) ;2)" office:value-type="string" office:string-value="3B">
            <text:p>3B</text:p>
          </table:table-cell>
          <table:table-cell table:formula="of:=DEC2HEX(ROUND(IF([.$B83]/[.L$3]&lt;127;127-[.$B83]/[.L$3];0) ;0) ;2)" office:value-type="string" office:string-value="33">
            <text:p>33</text:p>
          </table:table-cell>
          <table:table-cell table:style-name="ce3" table:formula="of:=DEC2HEX(ROUND(IF([.$B83]/[.M$3]&lt;127;127-[.$B83]/[.M$3];0) ;0) ;2)" office:value-type="string" office:string-value="29">
            <text:p>29</text:p>
          </table:table-cell>
          <table:table-cell table:style-name="ce3" table:formula="of:=DEC2HEX(ROUND(IF([.$B83]/[.N$3]&lt;127;127-[.$B83]/[.N$3];0) ;0) ;2)" office:value-type="string" office:string-value="19">
            <text:p>19</text:p>
          </table:table-cell>
          <table:table-cell table:style-name="ce3" table:formula="of:=DEC2HEX(ROUND(IF([.$B83]/[.O$3]&lt;127;127-[.$B83]/[.O$3];0) ;0) ;2)" office:value-type="string" office:string-value="02">
            <text:p>02</text:p>
          </table:table-cell>
          <table:table-cell table:style-name="ce3" table:formula="of:=DEC2HEX(ROUND(IF([.$B83]/[.P$3]&lt;127;127-[.$B83]/[.P$3];0) ;0) ;2)" office:value-type="string" office:string-value="00">
            <text:p>00</text:p>
          </table:table-cell>
          <table:table-cell table:style-name="ce3" table:formula="of:=DEC2HEX(ROUND(IF([.$B83]/[.Q$3]&lt;127;127-[.$B83]/[.Q$3];0) ;0) ;2)" office:value-type="string" office:string-value="00">
            <text:p>00</text:p>
          </table:table-cell>
          <table:table-cell table:style-name="ce3" table:formula="of:=DEC2HEX(ROUND(IF([.$B83]/[.R$3]&lt;127;127-[.$B83]/[.R$3];0) ;0) ;2)" office:value-type="string" office:string-value="00">
            <text:p>00</text:p>
          </table:table-cell>
          <table:table-cell table:style-name="ce3" table:formula="of:=DEC2HEX(ROUND(IF([.$B83]/[.S$3]&lt;127;[.$B83]/[.S$3];127) ;0) ;2)" office:value-type="float" office:value="0">
            <text:p>#ДЕЛ/0!</text:p>
          </table:table-cell>
          <table:table-cell table:style-name="ce3" table:formula="of:=DEC2HEX(ROUND(IF([.$B83]/[.T$3]&lt;127;[.$B83]/[.T$3];127) ;0) ;2)" office:value-type="string" office:string-value="FFFFFFFE16">
            <text:p>FFFFFFFE16</text:p>
          </table:table-cell>
          <table:table-cell table:style-name="ce3" table:formula="of:=DEC2HEX(ROUND(IF([.$B83]/[.U$3]&lt;127;[.$B83]/[.U$3];127) ;0) ;2)" office:value-type="string" office:string-value="FFFFFFFF0A">
            <text:p>FFFFFFFF0A</text:p>
          </table:table-cell>
          <table:table-cell table:style-name="ce3" table:formula="of:=DEC2HEX(ROUND(IF([.$B83]/[.V$3]&lt;127;[.$B83]/[.V$3];127) ;0) ;2)" office:value-type="string" office:string-value="FFFFFFFF5A">
            <text:p>FFFFFFFF5A</text:p>
          </table:table-cell>
          <table:table-cell table:style-name="ce3" table:formula="of:=DEC2HEX(ROUND(IF([.$B83]/[.W$3]&lt;127;[.$B83]/[.W$3];127) ;0) ;2)" office:value-type="string" office:string-value="FFFFFFFF83">
            <text:p>FFFFFFFF83</text:p>
          </table:table-cell>
          <table:table-cell table:style-name="ce3" table:formula="of:=DEC2HEX(ROUND(IF([.$B83]/[.X$3]&lt;127;[.$B83]/[.X$3];127) ;0) ;2)" office:value-type="string" office:string-value="FFFFFFFF9A">
            <text:p>FFFFFFFF9A</text:p>
          </table:table-cell>
          <table:table-cell table:style-name="ce3" table:formula="of:=DEC2HEX(ROUND(IF([.$B83]/[.Y$3]&lt;127;[.$B83]/[.Y$3];127) ;0) ;2)" office:value-type="string" office:string-value="FFFFFFFFAA">
            <text:p>FFFFFFFFAA</text:p>
          </table:table-cell>
          <table:table-cell table:style-name="ce3" table:formula="of:=DEC2HEX(ROUND(IF([.$B83]/[.Z$3]&lt;127;[.$B83]/[.Z$3];127) ;0) ;2)" office:value-type="string" office:string-value="FFFFFFFFB4">
            <text:p>FFFFFFFFB4</text:p>
          </table:table-cell>
          <table:table-cell table:style-name="ce3" table:formula="of:=DEC2HEX(ROUND(IF([.$B83]/[.AA$3]&lt;127;[.$B83]/[.AA$3];127) ;0) ;2)" office:value-type="string" office:string-value="FFFFFFFFBC">
            <text:p>FFFFFFFFBC</text:p>
          </table:table-cell>
          <table:table-cell table:style-name="ce3" table:formula="of:=DEC2HEX(ROUND(IF([.$B83]/[.AB$3]&lt;127;[.$B83]/[.AB$3];127) ;0) ;2)" office:value-type="string" office:string-value="FFFFFFFFC2">
            <text:p>FFFFFFFFC2</text:p>
          </table:table-cell>
          <table:table-cell table:style-name="ce3" table:formula="of:=DEC2HEX(ROUND(IF([.$B83]/[.AC$3]&lt;127;[.$B83]/[.AC$3];127) ;0) ;2)" office:value-type="string" office:string-value="FFFFFFFFC6">
            <text:p>FFFFFFFFC6</text:p>
          </table:table-cell>
          <table:table-cell table:style-name="ce3" table:formula="of:=DEC2HEX(ROUND(IF([.$B83]/[.AD$3]&lt;127;[.$B83]/[.AD$3];127) ;0) ;2)" office:value-type="string" office:string-value="FFFFFFFFCA">
            <text:p>FFFFFFFFCA</text:p>
          </table:table-cell>
          <table:table-cell table:style-name="ce3" table:formula="of:=DEC2HEX(ROUND(IF([.$B83]/[.AE$3]&lt;127;[.$B83]/[.AE$3];127) ;0) ;2)" office:value-type="string" office:string-value="FFFFFFFFCC">
            <text:p>FFFFFFFFCC</text:p>
          </table:table-cell>
          <table:table-cell table:style-name="ce3" table:formula="of:=DEC2HEX(ROUND(IF([.$B83]/[.AF$3]&lt;127;[.$B83]/[.AF$3];127) ;0) ;2)" office:value-type="string" office:string-value="FFFFFFFFCE">
            <text:p>FFFFFFFFCE</text:p>
          </table:table-cell>
          <table:table-cell table:style-name="ce3" table:formula="of:=DEC2HEX(ROUND(IF([.$B83]/[.AG$3]&lt;127;[.$B83]/[.AG$3];127) ;0) ;2)" office:value-type="string" office:string-value="FFFFFFFFCF">
            <text:p>FFFFFFFFCF</text:p>
          </table:table-cell>
          <table:table-cell table:style-name="ce3" table:formula="of:=DEC2HEX(ROUND(IF([.$B83]/[.AH$3]&lt;127;[.$B83]/[.AH$3];127) ;0) ;2)" office:value-type="string" office:string-value="FFFFFFFFD0">
            <text:p>FFFFFFFFD0</text:p>
          </table:table-cell>
          <table:table-cell table:style-name="ce3" table:formula="of:=DEC2HEX(ROUND(IF([.$B83]/COS([.AI$2]*0.0174533)&lt;255;[.$B83]/COS([.AI$2]*0.0174533);255);0)  ;2)" office:value-type="string" office:string-value="FFFFFFFFD0">
            <text:p>FFFFFFFFD0</text:p>
          </table:table-cell>
          <table:table-cell table:style-name="ce3" table:formula="of:=DEC2HEX(ROUND(IF([.$B83]/COS([.AJ$2]*0.0174533)&lt;255;[.$B83]/COS([.AJ$2]*0.0174533);255);0)  ;2)" office:value-type="string" office:string-value="FFFFFFFFD0">
            <text:p>FFFFFFFFD0</text:p>
          </table:table-cell>
          <table:table-cell table:style-name="ce3" table:formula="of:=DEC2HEX(ROUND(IF([.$B83]/COS([.AK$2]*0.0174533)&lt;255;[.$B83]/COS([.AK$2]*0.0174533);255);0)  ;2)" office:value-type="string" office:string-value="FFFFFFFFCF">
            <text:p>FFFFFFFFCF</text:p>
          </table:table-cell>
          <table:table-cell table:style-name="ce3" table:formula="of:=DEC2HEX(ROUND(IF([.$B83]/COS([.AL$2]*0.0174533)&lt;255;[.$B83]/COS([.AL$2]*0.0174533);255);0)  ;2)" office:value-type="string" office:string-value="FFFFFFFFCE">
            <text:p>FFFFFFFFCE</text:p>
          </table:table-cell>
          <table:table-cell table:style-name="ce3" table:formula="of:=DEC2HEX(ROUND(IF([.$B83]/COS([.AM$2]*0.0174533)&lt;255;[.$B83]/COS([.AM$2]*0.0174533);255);0)  ;2)" office:value-type="string" office:string-value="FFFFFFFFCC">
            <text:p>FFFFFFFFCC</text:p>
          </table:table-cell>
          <table:table-cell table:style-name="ce3" table:formula="of:=DEC2HEX(ROUND(IF([.$B83]/COS([.AN$2]*0.0174533)&lt;255;[.$B83]/COS([.AN$2]*0.0174533);255);0)  ;2)" office:value-type="string" office:string-value="FFFFFFFFCA">
            <text:p>FFFFFFFFCA</text:p>
          </table:table-cell>
          <table:table-cell table:style-name="ce3" table:formula="of:=DEC2HEX(ROUND(IF([.$B83]/COS([.AO$2]*0.0174533)&lt;255;[.$B83]/COS([.AO$2]*0.0174533);255);0)  ;2)" office:value-type="string" office:string-value="FFFFFFFFC6">
            <text:p>FFFFFFFFC6</text:p>
          </table:table-cell>
          <table:table-cell table:style-name="ce3" table:formula="of:=DEC2HEX(ROUND(IF([.$B83]/COS([.AP$2]*0.0174533)&lt;255;[.$B83]/COS([.AP$2]*0.0174533);255);0)  ;2)" office:value-type="string" office:string-value="FFFFFFFFC2">
            <text:p>FFFFFFFFC2</text:p>
          </table:table-cell>
          <table:table-cell table:style-name="ce3" table:formula="of:=DEC2HEX(ROUND(IF([.$B83]/COS([.AQ$2]*0.0174533)&lt;255;[.$B83]/COS([.AQ$2]*0.0174533);255);0)  ;2)" office:value-type="string" office:string-value="FFFFFFFFBC">
            <text:p>FFFFFFFFBC</text:p>
          </table:table-cell>
          <table:table-cell table:style-name="ce3" table:formula="of:=DEC2HEX(ROUND(IF([.$B83]/COS([.AR$2]*0.0174533)&lt;255;[.$B83]/COS([.AR$2]*0.0174533);255);0)  ;2)" office:value-type="string" office:string-value="FFFFFFFFB4">
            <text:p>FFFFFFFFB4</text:p>
          </table:table-cell>
          <table:table-cell table:style-name="ce3" table:formula="of:=DEC2HEX(ROUND(IF([.$B83]/COS([.AS$2]*0.0174533)&lt;255;[.$B83]/COS([.AS$2]*0.0174533);255);0)  ;2)" office:value-type="string" office:string-value="FFFFFFFFAA">
            <text:p>FFFFFFFFAA</text:p>
          </table:table-cell>
          <table:table-cell table:style-name="ce3" table:formula="of:=DEC2HEX(ROUND(IF([.$B83]/COS([.AT$2]*0.0174533)&lt;255;[.$B83]/COS([.AT$2]*0.0174533);255);0)  ;2)" office:value-type="string" office:string-value="FFFFFFFF9A">
            <text:p>FFFFFFFF9A</text:p>
          </table:table-cell>
          <table:table-cell table:style-name="ce3" table:formula="of:=DEC2HEX(ROUND(IF([.$B83]/COS([.AU$2]*0.0174533)&lt;255;[.$B83]/COS([.AU$2]*0.0174533);255);0)  ;2)" office:value-type="string" office:string-value="FFFFFFFF83">
            <text:p>FFFFFFFF83</text:p>
          </table:table-cell>
          <table:table-cell table:style-name="ce3" table:formula="of:=DEC2HEX(ROUND(IF([.$B83]/COS([.AV$2]*0.0174533)&lt;255;[.$B83]/COS([.AV$2]*0.0174533);255);0)  ;2)" office:value-type="string" office:string-value="FFFFFFFF5B">
            <text:p>FFFFFFFF5B</text:p>
          </table:table-cell>
          <table:table-cell table:style-name="ce3" table:formula="of:=DEC2HEX(ROUND(IF([.$B83]/COS([.AW$2]*0.0174533)&lt;255;[.$B83]/COS([.AW$2]*0.0174533);255);0)  ;2)" office:value-type="string" office:string-value="FFFFFFFF0A">
            <text:p>FFFFFFFF0A</text:p>
          </table:table-cell>
          <table:table-cell table:style-name="ce3" table:formula="of:=DEC2HEX(ROUND(IF([.$B83]/COS([.AX$2]*0.0174533)&lt;255;[.$B83]/COS([.AX$2]*0.0174533);255);0)  ;2)" office:value-type="string" office:string-value="FFFFFFFE16">
            <text:p>FFFFFFFE16</text:p>
          </table:table-cell>
          <table:table-cell table:style-name="ce3" table:formula="of:=DEC2HEX(ROUND(IF([.$B83]/COS([.AY$2]*0.0174533)&lt;255;[.$B83]/COS([.AY$2]*0.0174533);255);0)  ;2)" office:value-type="string" office:string-value="FF">
            <text:p>FF</text:p>
          </table:table-cell>
          <table:table-cell table:style-name="ce3" table:formula="of:=DEC2HEX(ROUND(IF([.$B83]/COS([.AZ$2]*0.0174533)&lt;255;[.$B83]/COS([.AZ$2]*0.0174533);255);0)  ;2)" office:value-type="string" office:string-value="FF">
            <text:p>FF</text:p>
          </table:table-cell>
          <table:table-cell table:style-name="ce3" table:formula="of:=DEC2HEX(ROUND(IF([.$B83]/COS([.BA$2]*0.0174533)&lt;255;[.$B83]/COS([.BA$2]*0.0174533);255);0)  ;2)" office:value-type="string" office:string-value="F6">
            <text:p>F6</text:p>
          </table:table-cell>
          <table:table-cell table:style-name="ce3" table:formula="of:=DEC2HEX(ROUND(IF([.$B83]/COS([.BB$2]*0.0174533)&lt;255;[.$B83]/COS([.BB$2]*0.0174533);255);0)  ;2)" office:value-type="string" office:string-value="A5">
            <text:p>A5</text:p>
          </table:table-cell>
          <table:table-cell table:style-name="ce3" table:formula="of:=DEC2HEX(ROUND(IF([.$B83]/COS([.BC$2]*0.0174533)&lt;255;[.$B83]/COS([.BC$2]*0.0174533);255);0)  ;2)" office:value-type="string" office:string-value="7D">
            <text:p>7D</text:p>
          </table:table-cell>
          <table:table-cell table:style-name="ce3" table:formula="of:=DEC2HEX(ROUND(IF([.$B83]/COS([.BD$2]*0.0174533)&lt;255;[.$B83]/COS([.BD$2]*0.0174533);255);0)  ;2)" office:value-type="string" office:string-value="66">
            <text:p>66</text:p>
          </table:table-cell>
          <table:table-cell table:style-name="ce3" table:formula="of:=DEC2HEX(ROUND(IF([.$B83]/COS([.BE$2]*0.0174533)&lt;255;[.$B83]/COS([.BE$2]*0.0174533);255);0)  ;2)" office:value-type="string" office:string-value="56">
            <text:p>56</text:p>
          </table:table-cell>
          <table:table-cell table:style-name="ce3" table:formula="of:=DEC2HEX(ROUND(IF([.$B83]/COS([.BF$2]*0.0174533)&lt;255;[.$B83]/COS([.BF$2]*0.0174533);255);0)  ;2)" office:value-type="string" office:string-value="4C">
            <text:p>4C</text:p>
          </table:table-cell>
          <table:table-cell table:style-name="ce3" table:formula="of:=DEC2HEX(ROUND(IF([.$B83]/COS([.BG$2]*0.0174533)&lt;255;[.$B83]/COS([.BG$2]*0.0174533);255);0)  ;2)" office:value-type="string" office:string-value="44">
            <text:p>44</text:p>
          </table:table-cell>
          <table:table-cell table:style-name="ce3" table:formula="of:=DEC2HEX(ROUND(IF([.$B83]/COS([.BH$2]*0.0174533)&lt;255;[.$B83]/COS([.BH$2]*0.0174533);255);0)  ;2)" office:value-type="string" office:string-value="3E">
            <text:p>3E</text:p>
          </table:table-cell>
          <table:table-cell table:style-name="ce3" table:formula="of:=DEC2HEX(ROUND(IF([.$B83]/COS([.BI$2]*0.0174533)&lt;255;[.$B83]/COS([.BI$2]*0.0174533);255);0)  ;2)" office:value-type="string" office:string-value="3A">
            <text:p>3A</text:p>
          </table:table-cell>
          <table:table-cell table:style-name="ce3" table:formula="of:=DEC2HEX(ROUND(IF([.$B83]/COS([.BJ$2]*0.0174533)&lt;255;[.$B83]/COS([.BJ$2]*0.0174533);255);0)  ;2)" office:value-type="string" office:string-value="36">
            <text:p>36</text:p>
          </table:table-cell>
          <table:table-cell table:style-name="ce3" table:formula="of:=DEC2HEX(ROUND(IF([.$B83]/COS([.BK$2]*0.0174533)&lt;255;[.$B83]/COS([.BK$2]*0.0174533);255);0)  ;2)" office:value-type="string" office:string-value="34">
            <text:p>34</text:p>
          </table:table-cell>
          <table:table-cell table:style-name="ce3" table:formula="of:=DEC2HEX(ROUND(IF([.$B83]/COS([.BL$2]*0.0174533)&lt;255;[.$B83]/COS([.BL$2]*0.0174533);255);0)  ;2)" office:value-type="string" office:string-value="32">
            <text:p>32</text:p>
          </table:table-cell>
          <table:table-cell table:style-name="ce3" table:formula="of:=DEC2HEX(ROUND(IF([.$B83]/COS([.BM$2]*0.0174533)&lt;255;[.$B83]/COS([.BM$2]*0.0174533);255);0)  ;2)" office:value-type="string" office:string-value="31">
            <text:p>31</text:p>
          </table:table-cell>
          <table:table-cell table:style-name="ce3" table:formula="of:=DEC2HEX(ROUND(IF([.$B83]/COS([.BN$2]*0.0174533)&lt;255;[.$B83]/COS([.BN$2]*0.0174533);255);0)  ;2)" office:value-type="string" office:string-value="30">
            <text:p>30</text:p>
          </table:table-cell>
          <table:table-cell table:style-name="ce3" table:formula="of:=DEC2HEX(ROUND(IF([.$B83]/COS([.BO$2]*0.0174533)&lt;255;[.$B83]/COS([.BO$2]*0.0174533);255);0)  ;2)" office:value-type="string" office:string-value="30">
            <text:p>30</text:p>
          </table:table-cell>
          <table:table-cell table:style-name="ce3" table:formula="of:=DEC2HEX(ROUND(IF([.$B83]/COS([.BP$2]*0.0174533)&lt;255;[.$B83]/COS([.BP$2]*0.0174533);255);0)  ;2)" office:value-type="string" office:string-value="30">
            <text:p>30</text:p>
          </table:table-cell>
          <table:table-cell table:style-name="ce3" table:formula="of:=DEC2HEX(ROUND(IF([.$B83]/COS([.BQ$2]*0.0174533)&lt;255;[.$B83]/COS([.BQ$2]*0.0174533);255);0)  ;2)" office:value-type="string" office:string-value="31">
            <text:p>31</text:p>
          </table:table-cell>
          <table:table-cell table:style-name="ce3" table:formula="of:=DEC2HEX(ROUND(IF([.$B83]/COS([.BR$2]*0.0174533)&lt;255;[.$B83]/COS([.BR$2]*0.0174533);255);0)  ;2)" office:value-type="string" office:string-value="32">
            <text:p>32</text:p>
          </table:table-cell>
          <table:table-cell table:style-name="ce3" table:formula="of:=DEC2HEX(ROUND(IF([.$B83]/COS([.BS$2]*0.0174533)&lt;255;[.$B83]/COS([.BS$2]*0.0174533);255);0)  ;2)" office:value-type="string" office:string-value="34">
            <text:p>34</text:p>
          </table:table-cell>
          <table:table-cell table:style-name="ce3" table:formula="of:=DEC2HEX(ROUND(IF([.$B83]/COS([.BT$2]*0.0174533)&lt;255;[.$B83]/COS([.BT$2]*0.0174533);255);0)  ;2)" office:value-type="string" office:string-value="36">
            <text:p>36</text:p>
          </table:table-cell>
          <table:table-cell table:style-name="ce3" table:formula="of:=DEC2HEX(ROUND(IF([.$B83]/COS([.BU$2]*0.0174533)&lt;255;[.$B83]/COS([.BU$2]*0.0174533);255);0)  ;2)" office:value-type="string" office:string-value="3A">
            <text:p>3A</text:p>
          </table:table-cell>
          <table:table-cell table:style-name="ce3" table:formula="of:=DEC2HEX(ROUND(IF([.$B83]/COS([.BV$2]*0.0174533)&lt;255;[.$B83]/COS([.BV$2]*0.0174533);255);0)  ;2)" office:value-type="string" office:string-value="3E">
            <text:p>3E</text:p>
          </table:table-cell>
          <table:table-cell table:style-name="ce3" table:formula="of:=DEC2HEX(ROUND(IF([.$B83]/COS([.BW$2]*0.0174533)&lt;255;[.$B83]/COS([.BW$2]*0.0174533);255);0)  ;2)" office:value-type="string" office:string-value="44">
            <text:p>44</text:p>
          </table:table-cell>
          <table:table-cell table:style-name="ce3" table:formula="of:=DEC2HEX(ROUND(IF([.$B83]/COS([.BX$2]*0.0174533)&lt;255;[.$B83]/COS([.BX$2]*0.0174533);255);0)  ;2)" office:value-type="string" office:string-value="4C">
            <text:p>4C</text:p>
          </table:table-cell>
          <table:table-cell table:style-name="ce3" table:formula="of:=DEC2HEX(ROUND(IF([.$B83]/COS([.BY$2]*0.0174533)&lt;255;[.$B83]/COS([.BY$2]*0.0174533);255);0)  ;2)" office:value-type="string" office:string-value="56">
            <text:p>56</text:p>
          </table:table-cell>
          <table:table-cell table:style-name="ce3" table:formula="of:=DEC2HEX(ROUND(IF([.$B83]/COS([.BZ$2]*0.0174533)&lt;255;[.$B83]/COS([.BZ$2]*0.0174533);255);0)  ;2)" office:value-type="string" office:string-value="66">
            <text:p>66</text:p>
          </table:table-cell>
          <table:table-cell table:style-name="ce3" table:formula="of:=DEC2HEX(ROUND(IF([.$B83]/COS([.CA$2]*0.0174533)&lt;255;[.$B83]/COS([.CA$2]*0.0174533);255);0)  ;2)" office:value-type="string" office:string-value="7D">
            <text:p>7D</text:p>
          </table:table-cell>
          <table:table-cell table:style-name="ce3" table:formula="of:=DEC2HEX(ROUND(IF([.$B83]/COS([.CB$2]*0.0174533)&lt;255;[.$B83]/COS([.CB$2]*0.0174533);255);0)  ;2)" office:value-type="string" office:string-value="A5">
            <text:p>A5</text:p>
          </table:table-cell>
          <table:table-cell table:style-name="ce3" table:formula="of:=DEC2HEX(ROUND(IF([.$B83]/COS([.CC$2]*0.0174533)&lt;255;[.$B83]/COS([.CC$2]*0.0174533);255);0)  ;2)" office:value-type="string" office:string-value="F6">
            <text:p>F6</text:p>
          </table:table-cell>
          <table:table-cell table:number-columns-repeated="943"/>
        </table:table-row>
        <table:table-row table:style-name="ro1">
          <table:table-cell table:formula="of:=[.A83]+1" office:value-type="float" office:value="80">
            <text:p>80</text:p>
          </table:table-cell>
          <table:table-cell table:style-name="ce2" table:formula="of:=[.B83]-1" office:value-type="float" office:value="47">
            <text:p>47</text:p>
          </table:table-cell>
          <table:table-cell table:formula="of:=DEC2HEX(ROUND(IF([.$B84]/[.C$3]&lt;127;127-[.$B84]/[.C$3];0) ;0) ;2)" office:value-type="string" office:string-value="50">
            <text:p>50</text:p>
          </table:table-cell>
          <table:table-cell table:formula="of:=DEC2HEX(ROUND(IF([.$B84]/[.D$3]&lt;127;127-[.$B84]/[.D$3];0) ;0) ;2)" office:value-type="string" office:string-value="50">
            <text:p>50</text:p>
          </table:table-cell>
          <table:table-cell table:formula="of:=DEC2HEX(ROUND(IF([.$B84]/[.E$3]&lt;127;127-[.$B84]/[.E$3];0) ;0) ;2)" office:value-type="string" office:string-value="4F">
            <text:p>4F</text:p>
          </table:table-cell>
          <table:table-cell table:formula="of:=DEC2HEX(ROUND(IF([.$B84]/[.F$3]&lt;127;127-[.$B84]/[.F$3];0) ;0) ;2)" office:value-type="string" office:string-value="4E">
            <text:p>4E</text:p>
          </table:table-cell>
          <table:table-cell table:formula="of:=DEC2HEX(ROUND(IF([.$B84]/[.G$3]&lt;127;127-[.$B84]/[.G$3];0) ;0) ;2)" office:value-type="string" office:string-value="4C">
            <text:p>4C</text:p>
          </table:table-cell>
          <table:table-cell table:formula="of:=DEC2HEX(ROUND(IF([.$B84]/[.H$3]&lt;127;127-[.$B84]/[.H$3];0) ;0) ;2)" office:value-type="string" office:string-value="4A">
            <text:p>4A</text:p>
          </table:table-cell>
          <table:table-cell table:formula="of:=DEC2HEX(ROUND(IF([.$B84]/[.I$3]&lt;127;127-[.$B84]/[.I$3];0) ;0) ;2)" office:value-type="string" office:string-value="46">
            <text:p>46</text:p>
          </table:table-cell>
          <table:table-cell table:formula="of:=DEC2HEX(ROUND(IF([.$B84]/[.J$3]&lt;127;127-[.$B84]/[.J$3];0) ;0) ;2)" office:value-type="string" office:string-value="42">
            <text:p>42</text:p>
          </table:table-cell>
          <table:table-cell table:formula="of:=DEC2HEX(ROUND(IF([.$B84]/[.K$3]&lt;127;127-[.$B84]/[.K$3];0) ;0) ;2)" office:value-type="string" office:string-value="3D">
            <text:p>3D</text:p>
          </table:table-cell>
          <table:table-cell table:formula="of:=DEC2HEX(ROUND(IF([.$B84]/[.L$3]&lt;127;127-[.$B84]/[.L$3];0) ;0) ;2)" office:value-type="string" office:string-value="35">
            <text:p>35</text:p>
          </table:table-cell>
          <table:table-cell table:style-name="ce3" table:formula="of:=DEC2HEX(ROUND(IF([.$B84]/[.M$3]&lt;127;127-[.$B84]/[.M$3];0) ;0) ;2)" office:value-type="string" office:string-value="2A">
            <text:p>2A</text:p>
          </table:table-cell>
          <table:table-cell table:style-name="ce3" table:formula="of:=DEC2HEX(ROUND(IF([.$B84]/[.N$3]&lt;127;127-[.$B84]/[.N$3];0) ;0) ;2)" office:value-type="string" office:string-value="1B">
            <text:p>1B</text:p>
          </table:table-cell>
          <table:table-cell table:style-name="ce3" table:formula="of:=DEC2HEX(ROUND(IF([.$B84]/[.O$3]&lt;127;127-[.$B84]/[.O$3];0) ;0) ;2)" office:value-type="string" office:string-value="04">
            <text:p>04</text:p>
          </table:table-cell>
          <table:table-cell table:style-name="ce3" table:formula="of:=DEC2HEX(ROUND(IF([.$B84]/[.P$3]&lt;127;127-[.$B84]/[.P$3];0) ;0) ;2)" office:value-type="string" office:string-value="00">
            <text:p>00</text:p>
          </table:table-cell>
          <table:table-cell table:style-name="ce3" table:formula="of:=DEC2HEX(ROUND(IF([.$B84]/[.Q$3]&lt;127;127-[.$B84]/[.Q$3];0) ;0) ;2)" office:value-type="string" office:string-value="00">
            <text:p>00</text:p>
          </table:table-cell>
          <table:table-cell table:style-name="ce3" table:formula="of:=DEC2HEX(ROUND(IF([.$B84]/[.R$3]&lt;127;127-[.$B84]/[.R$3];0) ;0) ;2)" office:value-type="string" office:string-value="00">
            <text:p>00</text:p>
          </table:table-cell>
          <table:table-cell table:style-name="ce3" table:formula="of:=DEC2HEX(ROUND(IF([.$B84]/[.S$3]&lt;127;[.$B84]/[.S$3];127) ;0) ;2)" office:value-type="float" office:value="0">
            <text:p>#ДЕЛ/0!</text:p>
          </table:table-cell>
          <table:table-cell table:style-name="ce3" table:formula="of:=DEC2HEX(ROUND(IF([.$B84]/[.T$3]&lt;127;[.$B84]/[.T$3];127) ;0) ;2)" office:value-type="string" office:string-value="FFFFFFFE20">
            <text:p>FFFFFFFE20</text:p>
          </table:table-cell>
          <table:table-cell table:style-name="ce3" table:formula="of:=DEC2HEX(ROUND(IF([.$B84]/[.U$3]&lt;127;[.$B84]/[.U$3];127) ;0) ;2)" office:value-type="string" office:string-value="FFFFFFFF0F">
            <text:p>FFFFFFFF0F</text:p>
          </table:table-cell>
          <table:table-cell table:style-name="ce3" table:formula="of:=DEC2HEX(ROUND(IF([.$B84]/[.V$3]&lt;127;[.$B84]/[.V$3];127) ;0) ;2)" office:value-type="string" office:string-value="FFFFFFFF5E">
            <text:p>FFFFFFFF5E</text:p>
          </table:table-cell>
          <table:table-cell table:style-name="ce3" table:formula="of:=DEC2HEX(ROUND(IF([.$B84]/[.W$3]&lt;127;[.$B84]/[.W$3];127) ;0) ;2)" office:value-type="string" office:string-value="FFFFFFFF85">
            <text:p>FFFFFFFF85</text:p>
          </table:table-cell>
          <table:table-cell table:style-name="ce3" table:formula="of:=DEC2HEX(ROUND(IF([.$B84]/[.X$3]&lt;127;[.$B84]/[.X$3];127) ;0) ;2)" office:value-type="string" office:string-value="FFFFFFFF9C">
            <text:p>FFFFFFFF9C</text:p>
          </table:table-cell>
          <table:table-cell table:style-name="ce3" table:formula="of:=DEC2HEX(ROUND(IF([.$B84]/[.Y$3]&lt;127;[.$B84]/[.Y$3];127) ;0) ;2)" office:value-type="string" office:string-value="FFFFFFFFAB">
            <text:p>FFFFFFFFAB</text:p>
          </table:table-cell>
          <table:table-cell table:style-name="ce3" table:formula="of:=DEC2HEX(ROUND(IF([.$B84]/[.Z$3]&lt;127;[.$B84]/[.Z$3];127) ;0) ;2)" office:value-type="string" office:string-value="FFFFFFFFB6">
            <text:p>FFFFFFFFB6</text:p>
          </table:table-cell>
          <table:table-cell table:style-name="ce3" table:formula="of:=DEC2HEX(ROUND(IF([.$B84]/[.AA$3]&lt;127;[.$B84]/[.AA$3];127) ;0) ;2)" office:value-type="string" office:string-value="FFFFFFFFBE">
            <text:p>FFFFFFFFBE</text:p>
          </table:table-cell>
          <table:table-cell table:style-name="ce3" table:formula="of:=DEC2HEX(ROUND(IF([.$B84]/[.AB$3]&lt;127;[.$B84]/[.AB$3];127) ;0) ;2)" office:value-type="string" office:string-value="FFFFFFFFC3">
            <text:p>FFFFFFFFC3</text:p>
          </table:table-cell>
          <table:table-cell table:style-name="ce3" table:formula="of:=DEC2HEX(ROUND(IF([.$B84]/[.AC$3]&lt;127;[.$B84]/[.AC$3];127) ;0) ;2)" office:value-type="string" office:string-value="FFFFFFFFC7">
            <text:p>FFFFFFFFC7</text:p>
          </table:table-cell>
          <table:table-cell table:style-name="ce3" table:formula="of:=DEC2HEX(ROUND(IF([.$B84]/[.AD$3]&lt;127;[.$B84]/[.AD$3];127) ;0) ;2)" office:value-type="string" office:string-value="FFFFFFFFCB">
            <text:p>FFFFFFFFCB</text:p>
          </table:table-cell>
          <table:table-cell table:style-name="ce3" table:formula="of:=DEC2HEX(ROUND(IF([.$B84]/[.AE$3]&lt;127;[.$B84]/[.AE$3];127) ;0) ;2)" office:value-type="string" office:string-value="FFFFFFFFCD">
            <text:p>FFFFFFFFCD</text:p>
          </table:table-cell>
          <table:table-cell table:style-name="ce3" table:formula="of:=DEC2HEX(ROUND(IF([.$B84]/[.AF$3]&lt;127;[.$B84]/[.AF$3];127) ;0) ;2)" office:value-type="string" office:string-value="FFFFFFFFCF">
            <text:p>FFFFFFFFCF</text:p>
          </table:table-cell>
          <table:table-cell table:style-name="ce3" table:formula="of:=DEC2HEX(ROUND(IF([.$B84]/[.AG$3]&lt;127;[.$B84]/[.AG$3];127) ;0) ;2)" office:value-type="string" office:string-value="FFFFFFFFD0">
            <text:p>FFFFFFFFD0</text:p>
          </table:table-cell>
          <table:table-cell table:style-name="ce3" table:formula="of:=DEC2HEX(ROUND(IF([.$B84]/[.AH$3]&lt;127;[.$B84]/[.AH$3];127) ;0) ;2)" office:value-type="string" office:string-value="FFFFFFFFD1">
            <text:p>FFFFFFFFD1</text:p>
          </table:table-cell>
          <table:table-cell table:style-name="ce3" table:formula="of:=DEC2HEX(ROUND(IF([.$B84]/COS([.AI$2]*0.0174533)&lt;255;[.$B84]/COS([.AI$2]*0.0174533);255);0)  ;2)" office:value-type="string" office:string-value="FFFFFFFFD1">
            <text:p>FFFFFFFFD1</text:p>
          </table:table-cell>
          <table:table-cell table:style-name="ce3" table:formula="of:=DEC2HEX(ROUND(IF([.$B84]/COS([.AJ$2]*0.0174533)&lt;255;[.$B84]/COS([.AJ$2]*0.0174533);255);0)  ;2)" office:value-type="string" office:string-value="FFFFFFFFD1">
            <text:p>FFFFFFFFD1</text:p>
          </table:table-cell>
          <table:table-cell table:style-name="ce3" table:formula="of:=DEC2HEX(ROUND(IF([.$B84]/COS([.AK$2]*0.0174533)&lt;255;[.$B84]/COS([.AK$2]*0.0174533);255);0)  ;2)" office:value-type="string" office:string-value="FFFFFFFFD0">
            <text:p>FFFFFFFFD0</text:p>
          </table:table-cell>
          <table:table-cell table:style-name="ce3" table:formula="of:=DEC2HEX(ROUND(IF([.$B84]/COS([.AL$2]*0.0174533)&lt;255;[.$B84]/COS([.AL$2]*0.0174533);255);0)  ;2)" office:value-type="string" office:string-value="FFFFFFFFCF">
            <text:p>FFFFFFFFCF</text:p>
          </table:table-cell>
          <table:table-cell table:style-name="ce3" table:formula="of:=DEC2HEX(ROUND(IF([.$B84]/COS([.AM$2]*0.0174533)&lt;255;[.$B84]/COS([.AM$2]*0.0174533);255);0)  ;2)" office:value-type="string" office:string-value="FFFFFFFFCD">
            <text:p>FFFFFFFFCD</text:p>
          </table:table-cell>
          <table:table-cell table:style-name="ce3" table:formula="of:=DEC2HEX(ROUND(IF([.$B84]/COS([.AN$2]*0.0174533)&lt;255;[.$B84]/COS([.AN$2]*0.0174533);255);0)  ;2)" office:value-type="string" office:string-value="FFFFFFFFCB">
            <text:p>FFFFFFFFCB</text:p>
          </table:table-cell>
          <table:table-cell table:style-name="ce3" table:formula="of:=DEC2HEX(ROUND(IF([.$B84]/COS([.AO$2]*0.0174533)&lt;255;[.$B84]/COS([.AO$2]*0.0174533);255);0)  ;2)" office:value-type="string" office:string-value="FFFFFFFFC7">
            <text:p>FFFFFFFFC7</text:p>
          </table:table-cell>
          <table:table-cell table:style-name="ce3" table:formula="of:=DEC2HEX(ROUND(IF([.$B84]/COS([.AP$2]*0.0174533)&lt;255;[.$B84]/COS([.AP$2]*0.0174533);255);0)  ;2)" office:value-type="string" office:string-value="FFFFFFFFC3">
            <text:p>FFFFFFFFC3</text:p>
          </table:table-cell>
          <table:table-cell table:style-name="ce3" table:formula="of:=DEC2HEX(ROUND(IF([.$B84]/COS([.AQ$2]*0.0174533)&lt;255;[.$B84]/COS([.AQ$2]*0.0174533);255);0)  ;2)" office:value-type="string" office:string-value="FFFFFFFFBE">
            <text:p>FFFFFFFFBE</text:p>
          </table:table-cell>
          <table:table-cell table:style-name="ce3" table:formula="of:=DEC2HEX(ROUND(IF([.$B84]/COS([.AR$2]*0.0174533)&lt;255;[.$B84]/COS([.AR$2]*0.0174533);255);0)  ;2)" office:value-type="string" office:string-value="FFFFFFFFB6">
            <text:p>FFFFFFFFB6</text:p>
          </table:table-cell>
          <table:table-cell table:style-name="ce3" table:formula="of:=DEC2HEX(ROUND(IF([.$B84]/COS([.AS$2]*0.0174533)&lt;255;[.$B84]/COS([.AS$2]*0.0174533);255);0)  ;2)" office:value-type="string" office:string-value="FFFFFFFFAB">
            <text:p>FFFFFFFFAB</text:p>
          </table:table-cell>
          <table:table-cell table:style-name="ce3" table:formula="of:=DEC2HEX(ROUND(IF([.$B84]/COS([.AT$2]*0.0174533)&lt;255;[.$B84]/COS([.AT$2]*0.0174533);255);0)  ;2)" office:value-type="string" office:string-value="FFFFFFFF9C">
            <text:p>FFFFFFFF9C</text:p>
          </table:table-cell>
          <table:table-cell table:style-name="ce3" table:formula="of:=DEC2HEX(ROUND(IF([.$B84]/COS([.AU$2]*0.0174533)&lt;255;[.$B84]/COS([.AU$2]*0.0174533);255);0)  ;2)" office:value-type="string" office:string-value="FFFFFFFF85">
            <text:p>FFFFFFFF85</text:p>
          </table:table-cell>
          <table:table-cell table:style-name="ce3" table:formula="of:=DEC2HEX(ROUND(IF([.$B84]/COS([.AV$2]*0.0174533)&lt;255;[.$B84]/COS([.AV$2]*0.0174533);255);0)  ;2)" office:value-type="string" office:string-value="FFFFFFFF5E">
            <text:p>FFFFFFFF5E</text:p>
          </table:table-cell>
          <table:table-cell table:style-name="ce3" table:formula="of:=DEC2HEX(ROUND(IF([.$B84]/COS([.AW$2]*0.0174533)&lt;255;[.$B84]/COS([.AW$2]*0.0174533);255);0)  ;2)" office:value-type="string" office:string-value="FFFFFFFF0F">
            <text:p>FFFFFFFF0F</text:p>
          </table:table-cell>
          <table:table-cell table:style-name="ce3" table:formula="of:=DEC2HEX(ROUND(IF([.$B84]/COS([.AX$2]*0.0174533)&lt;255;[.$B84]/COS([.AX$2]*0.0174533);255);0)  ;2)" office:value-type="string" office:string-value="FFFFFFFE20">
            <text:p>FFFFFFFE20</text:p>
          </table:table-cell>
          <table:table-cell table:style-name="ce3" table:formula="of:=DEC2HEX(ROUND(IF([.$B84]/COS([.AY$2]*0.0174533)&lt;255;[.$B84]/COS([.AY$2]*0.0174533);255);0)  ;2)" office:value-type="string" office:string-value="FF">
            <text:p>FF</text:p>
          </table:table-cell>
          <table:table-cell table:style-name="ce3" table:formula="of:=DEC2HEX(ROUND(IF([.$B84]/COS([.AZ$2]*0.0174533)&lt;255;[.$B84]/COS([.AZ$2]*0.0174533);255);0)  ;2)" office:value-type="string" office:string-value="FF">
            <text:p>FF</text:p>
          </table:table-cell>
          <table:table-cell table:style-name="ce3" table:formula="of:=DEC2HEX(ROUND(IF([.$B84]/COS([.BA$2]*0.0174533)&lt;255;[.$B84]/COS([.BA$2]*0.0174533);255);0)  ;2)" office:value-type="string" office:string-value="F1">
            <text:p>F1</text:p>
          </table:table-cell>
          <table:table-cell table:style-name="ce3" table:formula="of:=DEC2HEX(ROUND(IF([.$B84]/COS([.BB$2]*0.0174533)&lt;255;[.$B84]/COS([.BB$2]*0.0174533);255);0)  ;2)" office:value-type="string" office:string-value="A2">
            <text:p>A2</text:p>
          </table:table-cell>
          <table:table-cell table:style-name="ce3" table:formula="of:=DEC2HEX(ROUND(IF([.$B84]/COS([.BC$2]*0.0174533)&lt;255;[.$B84]/COS([.BC$2]*0.0174533);255);0)  ;2)" office:value-type="string" office:string-value="7B">
            <text:p>7B</text:p>
          </table:table-cell>
          <table:table-cell table:style-name="ce3" table:formula="of:=DEC2HEX(ROUND(IF([.$B84]/COS([.BD$2]*0.0174533)&lt;255;[.$B84]/COS([.BD$2]*0.0174533);255);0)  ;2)" office:value-type="string" office:string-value="64">
            <text:p>64</text:p>
          </table:table-cell>
          <table:table-cell table:style-name="ce3" table:formula="of:=DEC2HEX(ROUND(IF([.$B84]/COS([.BE$2]*0.0174533)&lt;255;[.$B84]/COS([.BE$2]*0.0174533);255);0)  ;2)" office:value-type="string" office:string-value="55">
            <text:p>55</text:p>
          </table:table-cell>
          <table:table-cell table:style-name="ce3" table:formula="of:=DEC2HEX(ROUND(IF([.$B84]/COS([.BF$2]*0.0174533)&lt;255;[.$B84]/COS([.BF$2]*0.0174533);255);0)  ;2)" office:value-type="string" office:string-value="4A">
            <text:p>4A</text:p>
          </table:table-cell>
          <table:table-cell table:style-name="ce3" table:formula="of:=DEC2HEX(ROUND(IF([.$B84]/COS([.BG$2]*0.0174533)&lt;255;[.$B84]/COS([.BG$2]*0.0174533);255);0)  ;2)" office:value-type="string" office:string-value="42">
            <text:p>42</text:p>
          </table:table-cell>
          <table:table-cell table:style-name="ce3" table:formula="of:=DEC2HEX(ROUND(IF([.$B84]/COS([.BH$2]*0.0174533)&lt;255;[.$B84]/COS([.BH$2]*0.0174533);255);0)  ;2)" office:value-type="string" office:string-value="3D">
            <text:p>3D</text:p>
          </table:table-cell>
          <table:table-cell table:style-name="ce3" table:formula="of:=DEC2HEX(ROUND(IF([.$B84]/COS([.BI$2]*0.0174533)&lt;255;[.$B84]/COS([.BI$2]*0.0174533);255);0)  ;2)" office:value-type="string" office:string-value="39">
            <text:p>39</text:p>
          </table:table-cell>
          <table:table-cell table:style-name="ce3" table:formula="of:=DEC2HEX(ROUND(IF([.$B84]/COS([.BJ$2]*0.0174533)&lt;255;[.$B84]/COS([.BJ$2]*0.0174533);255);0)  ;2)" office:value-type="string" office:string-value="35">
            <text:p>35</text:p>
          </table:table-cell>
          <table:table-cell table:style-name="ce3" table:formula="of:=DEC2HEX(ROUND(IF([.$B84]/COS([.BK$2]*0.0174533)&lt;255;[.$B84]/COS([.BK$2]*0.0174533);255);0)  ;2)" office:value-type="string" office:string-value="33">
            <text:p>33</text:p>
          </table:table-cell>
          <table:table-cell table:style-name="ce3" table:formula="of:=DEC2HEX(ROUND(IF([.$B84]/COS([.BL$2]*0.0174533)&lt;255;[.$B84]/COS([.BL$2]*0.0174533);255);0)  ;2)" office:value-type="string" office:string-value="31">
            <text:p>31</text:p>
          </table:table-cell>
          <table:table-cell table:style-name="ce3" table:formula="of:=DEC2HEX(ROUND(IF([.$B84]/COS([.BM$2]*0.0174533)&lt;255;[.$B84]/COS([.BM$2]*0.0174533);255);0)  ;2)" office:value-type="string" office:string-value="30">
            <text:p>30</text:p>
          </table:table-cell>
          <table:table-cell table:style-name="ce3" table:formula="of:=DEC2HEX(ROUND(IF([.$B84]/COS([.BN$2]*0.0174533)&lt;255;[.$B84]/COS([.BN$2]*0.0174533);255);0)  ;2)" office:value-type="string" office:string-value="2F">
            <text:p>2F</text:p>
          </table:table-cell>
          <table:table-cell table:style-name="ce3" table:formula="of:=DEC2HEX(ROUND(IF([.$B84]/COS([.BO$2]*0.0174533)&lt;255;[.$B84]/COS([.BO$2]*0.0174533);255);0)  ;2)" office:value-type="string" office:string-value="2F">
            <text:p>2F</text:p>
          </table:table-cell>
          <table:table-cell table:style-name="ce3" table:formula="of:=DEC2HEX(ROUND(IF([.$B84]/COS([.BP$2]*0.0174533)&lt;255;[.$B84]/COS([.BP$2]*0.0174533);255);0)  ;2)" office:value-type="string" office:string-value="2F">
            <text:p>2F</text:p>
          </table:table-cell>
          <table:table-cell table:style-name="ce3" table:formula="of:=DEC2HEX(ROUND(IF([.$B84]/COS([.BQ$2]*0.0174533)&lt;255;[.$B84]/COS([.BQ$2]*0.0174533);255);0)  ;2)" office:value-type="string" office:string-value="30">
            <text:p>30</text:p>
          </table:table-cell>
          <table:table-cell table:style-name="ce3" table:formula="of:=DEC2HEX(ROUND(IF([.$B84]/COS([.BR$2]*0.0174533)&lt;255;[.$B84]/COS([.BR$2]*0.0174533);255);0)  ;2)" office:value-type="string" office:string-value="31">
            <text:p>31</text:p>
          </table:table-cell>
          <table:table-cell table:style-name="ce3" table:formula="of:=DEC2HEX(ROUND(IF([.$B84]/COS([.BS$2]*0.0174533)&lt;255;[.$B84]/COS([.BS$2]*0.0174533);255);0)  ;2)" office:value-type="string" office:string-value="33">
            <text:p>33</text:p>
          </table:table-cell>
          <table:table-cell table:style-name="ce3" table:formula="of:=DEC2HEX(ROUND(IF([.$B84]/COS([.BT$2]*0.0174533)&lt;255;[.$B84]/COS([.BT$2]*0.0174533);255);0)  ;2)" office:value-type="string" office:string-value="35">
            <text:p>35</text:p>
          </table:table-cell>
          <table:table-cell table:style-name="ce3" table:formula="of:=DEC2HEX(ROUND(IF([.$B84]/COS([.BU$2]*0.0174533)&lt;255;[.$B84]/COS([.BU$2]*0.0174533);255);0)  ;2)" office:value-type="string" office:string-value="39">
            <text:p>39</text:p>
          </table:table-cell>
          <table:table-cell table:style-name="ce3" table:formula="of:=DEC2HEX(ROUND(IF([.$B84]/COS([.BV$2]*0.0174533)&lt;255;[.$B84]/COS([.BV$2]*0.0174533);255);0)  ;2)" office:value-type="string" office:string-value="3D">
            <text:p>3D</text:p>
          </table:table-cell>
          <table:table-cell table:style-name="ce3" table:formula="of:=DEC2HEX(ROUND(IF([.$B84]/COS([.BW$2]*0.0174533)&lt;255;[.$B84]/COS([.BW$2]*0.0174533);255);0)  ;2)" office:value-type="string" office:string-value="42">
            <text:p>42</text:p>
          </table:table-cell>
          <table:table-cell table:style-name="ce3" table:formula="of:=DEC2HEX(ROUND(IF([.$B84]/COS([.BX$2]*0.0174533)&lt;255;[.$B84]/COS([.BX$2]*0.0174533);255);0)  ;2)" office:value-type="string" office:string-value="4A">
            <text:p>4A</text:p>
          </table:table-cell>
          <table:table-cell table:style-name="ce3" table:formula="of:=DEC2HEX(ROUND(IF([.$B84]/COS([.BY$2]*0.0174533)&lt;255;[.$B84]/COS([.BY$2]*0.0174533);255);0)  ;2)" office:value-type="string" office:string-value="55">
            <text:p>55</text:p>
          </table:table-cell>
          <table:table-cell table:style-name="ce3" table:formula="of:=DEC2HEX(ROUND(IF([.$B84]/COS([.BZ$2]*0.0174533)&lt;255;[.$B84]/COS([.BZ$2]*0.0174533);255);0)  ;2)" office:value-type="string" office:string-value="64">
            <text:p>64</text:p>
          </table:table-cell>
          <table:table-cell table:style-name="ce3" table:formula="of:=DEC2HEX(ROUND(IF([.$B84]/COS([.CA$2]*0.0174533)&lt;255;[.$B84]/COS([.CA$2]*0.0174533);255);0)  ;2)" office:value-type="string" office:string-value="7B">
            <text:p>7B</text:p>
          </table:table-cell>
          <table:table-cell table:style-name="ce3" table:formula="of:=DEC2HEX(ROUND(IF([.$B84]/COS([.CB$2]*0.0174533)&lt;255;[.$B84]/COS([.CB$2]*0.0174533);255);0)  ;2)" office:value-type="string" office:string-value="A2">
            <text:p>A2</text:p>
          </table:table-cell>
          <table:table-cell table:style-name="ce3" table:formula="of:=DEC2HEX(ROUND(IF([.$B84]/COS([.CC$2]*0.0174533)&lt;255;[.$B84]/COS([.CC$2]*0.0174533);255);0)  ;2)" office:value-type="string" office:string-value="F1">
            <text:p>F1</text:p>
          </table:table-cell>
          <table:table-cell table:number-columns-repeated="943"/>
        </table:table-row>
        <table:table-row table:style-name="ro1">
          <table:table-cell table:formula="of:=[.A84]+1" office:value-type="float" office:value="81">
            <text:p>81</text:p>
          </table:table-cell>
          <table:table-cell table:style-name="ce2" table:formula="of:=[.B84]-1" office:value-type="float" office:value="46">
            <text:p>46</text:p>
          </table:table-cell>
          <table:table-cell table:formula="of:=DEC2HEX(ROUND(IF([.$B85]/[.C$3]&lt;127;127-[.$B85]/[.C$3];0) ;0) ;2)" office:value-type="string" office:string-value="51">
            <text:p>51</text:p>
          </table:table-cell>
          <table:table-cell table:formula="of:=DEC2HEX(ROUND(IF([.$B85]/[.D$3]&lt;127;127-[.$B85]/[.D$3];0) ;0) ;2)" office:value-type="string" office:string-value="51">
            <text:p>51</text:p>
          </table:table-cell>
          <table:table-cell table:formula="of:=DEC2HEX(ROUND(IF([.$B85]/[.E$3]&lt;127;127-[.$B85]/[.E$3];0) ;0) ;2)" office:value-type="string" office:string-value="50">
            <text:p>50</text:p>
          </table:table-cell>
          <table:table-cell table:formula="of:=DEC2HEX(ROUND(IF([.$B85]/[.F$3]&lt;127;127-[.$B85]/[.F$3];0) ;0) ;2)" office:value-type="string" office:string-value="4F">
            <text:p>4F</text:p>
          </table:table-cell>
          <table:table-cell table:formula="of:=DEC2HEX(ROUND(IF([.$B85]/[.G$3]&lt;127;127-[.$B85]/[.G$3];0) ;0) ;2)" office:value-type="string" office:string-value="4D">
            <text:p>4D</text:p>
          </table:table-cell>
          <table:table-cell table:formula="of:=DEC2HEX(ROUND(IF([.$B85]/[.H$3]&lt;127;127-[.$B85]/[.H$3];0) ;0) ;2)" office:value-type="string" office:string-value="4B">
            <text:p>4B</text:p>
          </table:table-cell>
          <table:table-cell table:formula="of:=DEC2HEX(ROUND(IF([.$B85]/[.I$3]&lt;127;127-[.$B85]/[.I$3];0) ;0) ;2)" office:value-type="string" office:string-value="48">
            <text:p>48</text:p>
          </table:table-cell>
          <table:table-cell table:formula="of:=DEC2HEX(ROUND(IF([.$B85]/[.J$3]&lt;127;127-[.$B85]/[.J$3];0) ;0) ;2)" office:value-type="string" office:string-value="43">
            <text:p>43</text:p>
          </table:table-cell>
          <table:table-cell table:formula="of:=DEC2HEX(ROUND(IF([.$B85]/[.K$3]&lt;127;127-[.$B85]/[.K$3];0) ;0) ;2)" office:value-type="string" office:string-value="3E">
            <text:p>3E</text:p>
          </table:table-cell>
          <table:table-cell table:formula="of:=DEC2HEX(ROUND(IF([.$B85]/[.L$3]&lt;127;127-[.$B85]/[.L$3];0) ;0) ;2)" office:value-type="string" office:string-value="36">
            <text:p>36</text:p>
          </table:table-cell>
          <table:table-cell table:style-name="ce3" table:formula="of:=DEC2HEX(ROUND(IF([.$B85]/[.M$3]&lt;127;127-[.$B85]/[.M$3];0) ;0) ;2)" office:value-type="string" office:string-value="2C">
            <text:p>2C</text:p>
          </table:table-cell>
          <table:table-cell table:style-name="ce3" table:formula="of:=DEC2HEX(ROUND(IF([.$B85]/[.N$3]&lt;127;127-[.$B85]/[.N$3];0) ;0) ;2)" office:value-type="string" office:string-value="1D">
            <text:p>1D</text:p>
          </table:table-cell>
          <table:table-cell table:style-name="ce3" table:formula="of:=DEC2HEX(ROUND(IF([.$B85]/[.O$3]&lt;127;127-[.$B85]/[.O$3];0) ;0) ;2)" office:value-type="string" office:string-value="07">
            <text:p>07</text:p>
          </table:table-cell>
          <table:table-cell table:style-name="ce3" table:formula="of:=DEC2HEX(ROUND(IF([.$B85]/[.P$3]&lt;127;127-[.$B85]/[.P$3];0) ;0) ;2)" office:value-type="string" office:string-value="00">
            <text:p>00</text:p>
          </table:table-cell>
          <table:table-cell table:style-name="ce3" table:formula="of:=DEC2HEX(ROUND(IF([.$B85]/[.Q$3]&lt;127;127-[.$B85]/[.Q$3];0) ;0) ;2)" office:value-type="string" office:string-value="00">
            <text:p>00</text:p>
          </table:table-cell>
          <table:table-cell table:style-name="ce3" table:formula="of:=DEC2HEX(ROUND(IF([.$B85]/[.R$3]&lt;127;127-[.$B85]/[.R$3];0) ;0) ;2)" office:value-type="string" office:string-value="00">
            <text:p>00</text:p>
          </table:table-cell>
          <table:table-cell table:style-name="ce3" table:formula="of:=DEC2HEX(ROUND(IF([.$B85]/[.S$3]&lt;127;[.$B85]/[.S$3];127) ;0) ;2)" office:value-type="float" office:value="0">
            <text:p>#ДЕЛ/0!</text:p>
          </table:table-cell>
          <table:table-cell table:style-name="ce3" table:formula="of:=DEC2HEX(ROUND(IF([.$B85]/[.T$3]&lt;127;[.$B85]/[.T$3];127) ;0) ;2)" office:value-type="string" office:string-value="FFFFFFFE2B">
            <text:p>FFFFFFFE2B</text:p>
          </table:table-cell>
          <table:table-cell table:style-name="ce3" table:formula="of:=DEC2HEX(ROUND(IF([.$B85]/[.U$3]&lt;127;[.$B85]/[.U$3];127) ;0) ;2)" office:value-type="string" office:string-value="FFFFFFFF14">
            <text:p>FFFFFFFF14</text:p>
          </table:table-cell>
          <table:table-cell table:style-name="ce3" table:formula="of:=DEC2HEX(ROUND(IF([.$B85]/[.V$3]&lt;127;[.$B85]/[.V$3];127) ;0) ;2)" office:value-type="string" office:string-value="FFFFFFFF61">
            <text:p>FFFFFFFF61</text:p>
          </table:table-cell>
          <table:table-cell table:style-name="ce3" table:formula="of:=DEC2HEX(ROUND(IF([.$B85]/[.W$3]&lt;127;[.$B85]/[.W$3];127) ;0) ;2)" office:value-type="string" office:string-value="FFFFFFFF88">
            <text:p>FFFFFFFF88</text:p>
          </table:table-cell>
          <table:table-cell table:style-name="ce3" table:formula="of:=DEC2HEX(ROUND(IF([.$B85]/[.X$3]&lt;127;[.$B85]/[.X$3];127) ;0) ;2)" office:value-type="string" office:string-value="FFFFFFFF9E">
            <text:p>FFFFFFFF9E</text:p>
          </table:table-cell>
          <table:table-cell table:style-name="ce3" table:formula="of:=DEC2HEX(ROUND(IF([.$B85]/[.Y$3]&lt;127;[.$B85]/[.Y$3];127) ;0) ;2)" office:value-type="string" office:string-value="FFFFFFFFAD">
            <text:p>FFFFFFFFAD</text:p>
          </table:table-cell>
          <table:table-cell table:style-name="ce3" table:formula="of:=DEC2HEX(ROUND(IF([.$B85]/[.Z$3]&lt;127;[.$B85]/[.Z$3];127) ;0) ;2)" office:value-type="string" office:string-value="FFFFFFFFB7">
            <text:p>FFFFFFFFB7</text:p>
          </table:table-cell>
          <table:table-cell table:style-name="ce3" table:formula="of:=DEC2HEX(ROUND(IF([.$B85]/[.AA$3]&lt;127;[.$B85]/[.AA$3];127) ;0) ;2)" office:value-type="string" office:string-value="FFFFFFFFBF">
            <text:p>FFFFFFFFBF</text:p>
          </table:table-cell>
          <table:table-cell table:style-name="ce3" table:formula="of:=DEC2HEX(ROUND(IF([.$B85]/[.AB$3]&lt;127;[.$B85]/[.AB$3];127) ;0) ;2)" office:value-type="string" office:string-value="FFFFFFFFC4">
            <text:p>FFFFFFFFC4</text:p>
          </table:table-cell>
          <table:table-cell table:style-name="ce3" table:formula="of:=DEC2HEX(ROUND(IF([.$B85]/[.AC$3]&lt;127;[.$B85]/[.AC$3];127) ;0) ;2)" office:value-type="string" office:string-value="FFFFFFFFC9">
            <text:p>FFFFFFFFC9</text:p>
          </table:table-cell>
          <table:table-cell table:style-name="ce3" table:formula="of:=DEC2HEX(ROUND(IF([.$B85]/[.AD$3]&lt;127;[.$B85]/[.AD$3];127) ;0) ;2)" office:value-type="string" office:string-value="FFFFFFFFCC">
            <text:p>FFFFFFFFCC</text:p>
          </table:table-cell>
          <table:table-cell table:style-name="ce3" table:formula="of:=DEC2HEX(ROUND(IF([.$B85]/[.AE$3]&lt;127;[.$B85]/[.AE$3];127) ;0) ;2)" office:value-type="string" office:string-value="FFFFFFFFCE">
            <text:p>FFFFFFFFCE</text:p>
          </table:table-cell>
          <table:table-cell table:style-name="ce3" table:formula="of:=DEC2HEX(ROUND(IF([.$B85]/[.AF$3]&lt;127;[.$B85]/[.AF$3];127) ;0) ;2)" office:value-type="string" office:string-value="FFFFFFFFD0">
            <text:p>FFFFFFFFD0</text:p>
          </table:table-cell>
          <table:table-cell table:style-name="ce3" table:formula="of:=DEC2HEX(ROUND(IF([.$B85]/[.AG$3]&lt;127;[.$B85]/[.AG$3];127) ;0) ;2)" office:value-type="string" office:string-value="FFFFFFFFD1">
            <text:p>FFFFFFFFD1</text:p>
          </table:table-cell>
          <table:table-cell table:style-name="ce3" table:formula="of:=DEC2HEX(ROUND(IF([.$B85]/[.AH$3]&lt;127;[.$B85]/[.AH$3];127) ;0) ;2)" office:value-type="string" office:string-value="FFFFFFFFD2">
            <text:p>FFFFFFFFD2</text:p>
          </table:table-cell>
          <table:table-cell table:style-name="ce3" table:formula="of:=DEC2HEX(ROUND(IF([.$B85]/COS([.AI$2]*0.0174533)&lt;255;[.$B85]/COS([.AI$2]*0.0174533);255);0)  ;2)" office:value-type="string" office:string-value="FFFFFFFFD2">
            <text:p>FFFFFFFFD2</text:p>
          </table:table-cell>
          <table:table-cell table:style-name="ce3" table:formula="of:=DEC2HEX(ROUND(IF([.$B85]/COS([.AJ$2]*0.0174533)&lt;255;[.$B85]/COS([.AJ$2]*0.0174533);255);0)  ;2)" office:value-type="string" office:string-value="FFFFFFFFD2">
            <text:p>FFFFFFFFD2</text:p>
          </table:table-cell>
          <table:table-cell table:style-name="ce3" table:formula="of:=DEC2HEX(ROUND(IF([.$B85]/COS([.AK$2]*0.0174533)&lt;255;[.$B85]/COS([.AK$2]*0.0174533);255);0)  ;2)" office:value-type="string" office:string-value="FFFFFFFFD1">
            <text:p>FFFFFFFFD1</text:p>
          </table:table-cell>
          <table:table-cell table:style-name="ce3" table:formula="of:=DEC2HEX(ROUND(IF([.$B85]/COS([.AL$2]*0.0174533)&lt;255;[.$B85]/COS([.AL$2]*0.0174533);255);0)  ;2)" office:value-type="string" office:string-value="FFFFFFFFD0">
            <text:p>FFFFFFFFD0</text:p>
          </table:table-cell>
          <table:table-cell table:style-name="ce3" table:formula="of:=DEC2HEX(ROUND(IF([.$B85]/COS([.AM$2]*0.0174533)&lt;255;[.$B85]/COS([.AM$2]*0.0174533);255);0)  ;2)" office:value-type="string" office:string-value="FFFFFFFFCE">
            <text:p>FFFFFFFFCE</text:p>
          </table:table-cell>
          <table:table-cell table:style-name="ce3" table:formula="of:=DEC2HEX(ROUND(IF([.$B85]/COS([.AN$2]*0.0174533)&lt;255;[.$B85]/COS([.AN$2]*0.0174533);255);0)  ;2)" office:value-type="string" office:string-value="FFFFFFFFCC">
            <text:p>FFFFFFFFCC</text:p>
          </table:table-cell>
          <table:table-cell table:style-name="ce3" table:formula="of:=DEC2HEX(ROUND(IF([.$B85]/COS([.AO$2]*0.0174533)&lt;255;[.$B85]/COS([.AO$2]*0.0174533);255);0)  ;2)" office:value-type="string" office:string-value="FFFFFFFFC9">
            <text:p>FFFFFFFFC9</text:p>
          </table:table-cell>
          <table:table-cell table:style-name="ce3" table:formula="of:=DEC2HEX(ROUND(IF([.$B85]/COS([.AP$2]*0.0174533)&lt;255;[.$B85]/COS([.AP$2]*0.0174533);255);0)  ;2)" office:value-type="string" office:string-value="FFFFFFFFC4">
            <text:p>FFFFFFFFC4</text:p>
          </table:table-cell>
          <table:table-cell table:style-name="ce3" table:formula="of:=DEC2HEX(ROUND(IF([.$B85]/COS([.AQ$2]*0.0174533)&lt;255;[.$B85]/COS([.AQ$2]*0.0174533);255);0)  ;2)" office:value-type="string" office:string-value="FFFFFFFFBF">
            <text:p>FFFFFFFFBF</text:p>
          </table:table-cell>
          <table:table-cell table:style-name="ce3" table:formula="of:=DEC2HEX(ROUND(IF([.$B85]/COS([.AR$2]*0.0174533)&lt;255;[.$B85]/COS([.AR$2]*0.0174533);255);0)  ;2)" office:value-type="string" office:string-value="FFFFFFFFB7">
            <text:p>FFFFFFFFB7</text:p>
          </table:table-cell>
          <table:table-cell table:style-name="ce3" table:formula="of:=DEC2HEX(ROUND(IF([.$B85]/COS([.AS$2]*0.0174533)&lt;255;[.$B85]/COS([.AS$2]*0.0174533);255);0)  ;2)" office:value-type="string" office:string-value="FFFFFFFFAD">
            <text:p>FFFFFFFFAD</text:p>
          </table:table-cell>
          <table:table-cell table:style-name="ce3" table:formula="of:=DEC2HEX(ROUND(IF([.$B85]/COS([.AT$2]*0.0174533)&lt;255;[.$B85]/COS([.AT$2]*0.0174533);255);0)  ;2)" office:value-type="string" office:string-value="FFFFFFFF9E">
            <text:p>FFFFFFFF9E</text:p>
          </table:table-cell>
          <table:table-cell table:style-name="ce3" table:formula="of:=DEC2HEX(ROUND(IF([.$B85]/COS([.AU$2]*0.0174533)&lt;255;[.$B85]/COS([.AU$2]*0.0174533);255);0)  ;2)" office:value-type="string" office:string-value="FFFFFFFF88">
            <text:p>FFFFFFFF88</text:p>
          </table:table-cell>
          <table:table-cell table:style-name="ce3" table:formula="of:=DEC2HEX(ROUND(IF([.$B85]/COS([.AV$2]*0.0174533)&lt;255;[.$B85]/COS([.AV$2]*0.0174533);255);0)  ;2)" office:value-type="string" office:string-value="FFFFFFFF62">
            <text:p>FFFFFFFF62</text:p>
          </table:table-cell>
          <table:table-cell table:style-name="ce3" table:formula="of:=DEC2HEX(ROUND(IF([.$B85]/COS([.AW$2]*0.0174533)&lt;255;[.$B85]/COS([.AW$2]*0.0174533);255);0)  ;2)" office:value-type="string" office:string-value="FFFFFFFF14">
            <text:p>FFFFFFFF14</text:p>
          </table:table-cell>
          <table:table-cell table:style-name="ce3" table:formula="of:=DEC2HEX(ROUND(IF([.$B85]/COS([.AX$2]*0.0174533)&lt;255;[.$B85]/COS([.AX$2]*0.0174533);255);0)  ;2)" office:value-type="string" office:string-value="FFFFFFFE2B">
            <text:p>FFFFFFFE2B</text:p>
          </table:table-cell>
          <table:table-cell table:style-name="ce3" table:formula="of:=DEC2HEX(ROUND(IF([.$B85]/COS([.AY$2]*0.0174533)&lt;255;[.$B85]/COS([.AY$2]*0.0174533);255);0)  ;2)" office:value-type="string" office:string-value="FF">
            <text:p>FF</text:p>
          </table:table-cell>
          <table:table-cell table:style-name="ce3" table:formula="of:=DEC2HEX(ROUND(IF([.$B85]/COS([.AZ$2]*0.0174533)&lt;255;[.$B85]/COS([.AZ$2]*0.0174533);255);0)  ;2)" office:value-type="string" office:string-value="FF">
            <text:p>FF</text:p>
          </table:table-cell>
          <table:table-cell table:style-name="ce3" table:formula="of:=DEC2HEX(ROUND(IF([.$B85]/COS([.BA$2]*0.0174533)&lt;255;[.$B85]/COS([.BA$2]*0.0174533);255);0)  ;2)" office:value-type="string" office:string-value="EC">
            <text:p>EC</text:p>
          </table:table-cell>
          <table:table-cell table:style-name="ce3" table:formula="of:=DEC2HEX(ROUND(IF([.$B85]/COS([.BB$2]*0.0174533)&lt;255;[.$B85]/COS([.BB$2]*0.0174533);255);0)  ;2)" office:value-type="string" office:string-value="9E">
            <text:p>9E</text:p>
          </table:table-cell>
          <table:table-cell table:style-name="ce3" table:formula="of:=DEC2HEX(ROUND(IF([.$B85]/COS([.BC$2]*0.0174533)&lt;255;[.$B85]/COS([.BC$2]*0.0174533);255);0)  ;2)" office:value-type="string" office:string-value="78">
            <text:p>78</text:p>
          </table:table-cell>
          <table:table-cell table:style-name="ce3" table:formula="of:=DEC2HEX(ROUND(IF([.$B85]/COS([.BD$2]*0.0174533)&lt;255;[.$B85]/COS([.BD$2]*0.0174533);255);0)  ;2)" office:value-type="string" office:string-value="62">
            <text:p>62</text:p>
          </table:table-cell>
          <table:table-cell table:style-name="ce3" table:formula="of:=DEC2HEX(ROUND(IF([.$B85]/COS([.BE$2]*0.0174533)&lt;255;[.$B85]/COS([.BE$2]*0.0174533);255);0)  ;2)" office:value-type="string" office:string-value="53">
            <text:p>53</text:p>
          </table:table-cell>
          <table:table-cell table:style-name="ce3" table:formula="of:=DEC2HEX(ROUND(IF([.$B85]/COS([.BF$2]*0.0174533)&lt;255;[.$B85]/COS([.BF$2]*0.0174533);255);0)  ;2)" office:value-type="string" office:string-value="49">
            <text:p>49</text:p>
          </table:table-cell>
          <table:table-cell table:style-name="ce3" table:formula="of:=DEC2HEX(ROUND(IF([.$B85]/COS([.BG$2]*0.0174533)&lt;255;[.$B85]/COS([.BG$2]*0.0174533);255);0)  ;2)" office:value-type="string" office:string-value="41">
            <text:p>41</text:p>
          </table:table-cell>
          <table:table-cell table:style-name="ce3" table:formula="of:=DEC2HEX(ROUND(IF([.$B85]/COS([.BH$2]*0.0174533)&lt;255;[.$B85]/COS([.BH$2]*0.0174533);255);0)  ;2)" office:value-type="string" office:string-value="3C">
            <text:p>3C</text:p>
          </table:table-cell>
          <table:table-cell table:style-name="ce3" table:formula="of:=DEC2HEX(ROUND(IF([.$B85]/COS([.BI$2]*0.0174533)&lt;255;[.$B85]/COS([.BI$2]*0.0174533);255);0)  ;2)" office:value-type="string" office:string-value="37">
            <text:p>37</text:p>
          </table:table-cell>
          <table:table-cell table:style-name="ce3" table:formula="of:=DEC2HEX(ROUND(IF([.$B85]/COS([.BJ$2]*0.0174533)&lt;255;[.$B85]/COS([.BJ$2]*0.0174533);255);0)  ;2)" office:value-type="string" office:string-value="34">
            <text:p>34</text:p>
          </table:table-cell>
          <table:table-cell table:style-name="ce3" table:formula="of:=DEC2HEX(ROUND(IF([.$B85]/COS([.BK$2]*0.0174533)&lt;255;[.$B85]/COS([.BK$2]*0.0174533);255);0)  ;2)" office:value-type="string" office:string-value="32">
            <text:p>32</text:p>
          </table:table-cell>
          <table:table-cell table:style-name="ce3" table:formula="of:=DEC2HEX(ROUND(IF([.$B85]/COS([.BL$2]*0.0174533)&lt;255;[.$B85]/COS([.BL$2]*0.0174533);255);0)  ;2)" office:value-type="string" office:string-value="30">
            <text:p>30</text:p>
          </table:table-cell>
          <table:table-cell table:style-name="ce3" table:formula="of:=DEC2HEX(ROUND(IF([.$B85]/COS([.BM$2]*0.0174533)&lt;255;[.$B85]/COS([.BM$2]*0.0174533);255);0)  ;2)" office:value-type="string" office:string-value="2F">
            <text:p>2F</text:p>
          </table:table-cell>
          <table:table-cell table:style-name="ce3" table:formula="of:=DEC2HEX(ROUND(IF([.$B85]/COS([.BN$2]*0.0174533)&lt;255;[.$B85]/COS([.BN$2]*0.0174533);255);0)  ;2)" office:value-type="string" office:string-value="2E">
            <text:p>2E</text:p>
          </table:table-cell>
          <table:table-cell table:style-name="ce3" table:formula="of:=DEC2HEX(ROUND(IF([.$B85]/COS([.BO$2]*0.0174533)&lt;255;[.$B85]/COS([.BO$2]*0.0174533);255);0)  ;2)" office:value-type="string" office:string-value="2E">
            <text:p>2E</text:p>
          </table:table-cell>
          <table:table-cell table:style-name="ce3" table:formula="of:=DEC2HEX(ROUND(IF([.$B85]/COS([.BP$2]*0.0174533)&lt;255;[.$B85]/COS([.BP$2]*0.0174533);255);0)  ;2)" office:value-type="string" office:string-value="2E">
            <text:p>2E</text:p>
          </table:table-cell>
          <table:table-cell table:style-name="ce3" table:formula="of:=DEC2HEX(ROUND(IF([.$B85]/COS([.BQ$2]*0.0174533)&lt;255;[.$B85]/COS([.BQ$2]*0.0174533);255);0)  ;2)" office:value-type="string" office:string-value="2F">
            <text:p>2F</text:p>
          </table:table-cell>
          <table:table-cell table:style-name="ce3" table:formula="of:=DEC2HEX(ROUND(IF([.$B85]/COS([.BR$2]*0.0174533)&lt;255;[.$B85]/COS([.BR$2]*0.0174533);255);0)  ;2)" office:value-type="string" office:string-value="30">
            <text:p>30</text:p>
          </table:table-cell>
          <table:table-cell table:style-name="ce3" table:formula="of:=DEC2HEX(ROUND(IF([.$B85]/COS([.BS$2]*0.0174533)&lt;255;[.$B85]/COS([.BS$2]*0.0174533);255);0)  ;2)" office:value-type="string" office:string-value="32">
            <text:p>32</text:p>
          </table:table-cell>
          <table:table-cell table:style-name="ce3" table:formula="of:=DEC2HEX(ROUND(IF([.$B85]/COS([.BT$2]*0.0174533)&lt;255;[.$B85]/COS([.BT$2]*0.0174533);255);0)  ;2)" office:value-type="string" office:string-value="34">
            <text:p>34</text:p>
          </table:table-cell>
          <table:table-cell table:style-name="ce3" table:formula="of:=DEC2HEX(ROUND(IF([.$B85]/COS([.BU$2]*0.0174533)&lt;255;[.$B85]/COS([.BU$2]*0.0174533);255);0)  ;2)" office:value-type="string" office:string-value="37">
            <text:p>37</text:p>
          </table:table-cell>
          <table:table-cell table:style-name="ce3" table:formula="of:=DEC2HEX(ROUND(IF([.$B85]/COS([.BV$2]*0.0174533)&lt;255;[.$B85]/COS([.BV$2]*0.0174533);255);0)  ;2)" office:value-type="string" office:string-value="3C">
            <text:p>3C</text:p>
          </table:table-cell>
          <table:table-cell table:style-name="ce3" table:formula="of:=DEC2HEX(ROUND(IF([.$B85]/COS([.BW$2]*0.0174533)&lt;255;[.$B85]/COS([.BW$2]*0.0174533);255);0)  ;2)" office:value-type="string" office:string-value="41">
            <text:p>41</text:p>
          </table:table-cell>
          <table:table-cell table:style-name="ce3" table:formula="of:=DEC2HEX(ROUND(IF([.$B85]/COS([.BX$2]*0.0174533)&lt;255;[.$B85]/COS([.BX$2]*0.0174533);255);0)  ;2)" office:value-type="string" office:string-value="49">
            <text:p>49</text:p>
          </table:table-cell>
          <table:table-cell table:style-name="ce3" table:formula="of:=DEC2HEX(ROUND(IF([.$B85]/COS([.BY$2]*0.0174533)&lt;255;[.$B85]/COS([.BY$2]*0.0174533);255);0)  ;2)" office:value-type="string" office:string-value="53">
            <text:p>53</text:p>
          </table:table-cell>
          <table:table-cell table:style-name="ce3" table:formula="of:=DEC2HEX(ROUND(IF([.$B85]/COS([.BZ$2]*0.0174533)&lt;255;[.$B85]/COS([.BZ$2]*0.0174533);255);0)  ;2)" office:value-type="string" office:string-value="62">
            <text:p>62</text:p>
          </table:table-cell>
          <table:table-cell table:style-name="ce3" table:formula="of:=DEC2HEX(ROUND(IF([.$B85]/COS([.CA$2]*0.0174533)&lt;255;[.$B85]/COS([.CA$2]*0.0174533);255);0)  ;2)" office:value-type="string" office:string-value="78">
            <text:p>78</text:p>
          </table:table-cell>
          <table:table-cell table:style-name="ce3" table:formula="of:=DEC2HEX(ROUND(IF([.$B85]/COS([.CB$2]*0.0174533)&lt;255;[.$B85]/COS([.CB$2]*0.0174533);255);0)  ;2)" office:value-type="string" office:string-value="9E">
            <text:p>9E</text:p>
          </table:table-cell>
          <table:table-cell table:style-name="ce3" table:formula="of:=DEC2HEX(ROUND(IF([.$B85]/COS([.CC$2]*0.0174533)&lt;255;[.$B85]/COS([.CC$2]*0.0174533);255);0)  ;2)" office:value-type="string" office:string-value="EC">
            <text:p>EC</text:p>
          </table:table-cell>
          <table:table-cell table:number-columns-repeated="943"/>
        </table:table-row>
        <table:table-row table:style-name="ro1">
          <table:table-cell table:formula="of:=[.A85]+1" office:value-type="float" office:value="82">
            <text:p>82</text:p>
          </table:table-cell>
          <table:table-cell table:style-name="ce2" table:formula="of:=[.B85]-1" office:value-type="float" office:value="45">
            <text:p>45</text:p>
          </table:table-cell>
          <table:table-cell table:formula="of:=DEC2HEX(ROUND(IF([.$B86]/[.C$3]&lt;127;127-[.$B86]/[.C$3];0) ;0) ;2)" office:value-type="string" office:string-value="52">
            <text:p>52</text:p>
          </table:table-cell>
          <table:table-cell table:formula="of:=DEC2HEX(ROUND(IF([.$B86]/[.D$3]&lt;127;127-[.$B86]/[.D$3];0) ;0) ;2)" office:value-type="string" office:string-value="52">
            <text:p>52</text:p>
          </table:table-cell>
          <table:table-cell table:formula="of:=DEC2HEX(ROUND(IF([.$B86]/[.E$3]&lt;127;127-[.$B86]/[.E$3];0) ;0) ;2)" office:value-type="string" office:string-value="51">
            <text:p>51</text:p>
          </table:table-cell>
          <table:table-cell table:formula="of:=DEC2HEX(ROUND(IF([.$B86]/[.F$3]&lt;127;127-[.$B86]/[.F$3];0) ;0) ;2)" office:value-type="string" office:string-value="50">
            <text:p>50</text:p>
          </table:table-cell>
          <table:table-cell table:formula="of:=DEC2HEX(ROUND(IF([.$B86]/[.G$3]&lt;127;127-[.$B86]/[.G$3];0) ;0) ;2)" office:value-type="string" office:string-value="4E">
            <text:p>4E</text:p>
          </table:table-cell>
          <table:table-cell table:formula="of:=DEC2HEX(ROUND(IF([.$B86]/[.H$3]&lt;127;127-[.$B86]/[.H$3];0) ;0) ;2)" office:value-type="string" office:string-value="4C">
            <text:p>4C</text:p>
          </table:table-cell>
          <table:table-cell table:formula="of:=DEC2HEX(ROUND(IF([.$B86]/[.I$3]&lt;127;127-[.$B86]/[.I$3];0) ;0) ;2)" office:value-type="string" office:string-value="49">
            <text:p>49</text:p>
          </table:table-cell>
          <table:table-cell table:formula="of:=DEC2HEX(ROUND(IF([.$B86]/[.J$3]&lt;127;127-[.$B86]/[.J$3];0) ;0) ;2)" office:value-type="string" office:string-value="45">
            <text:p>45</text:p>
          </table:table-cell>
          <table:table-cell table:formula="of:=DEC2HEX(ROUND(IF([.$B86]/[.K$3]&lt;127;127-[.$B86]/[.K$3];0) ;0) ;2)" office:value-type="string" office:string-value="3F">
            <text:p>3F</text:p>
          </table:table-cell>
          <table:table-cell table:formula="of:=DEC2HEX(ROUND(IF([.$B86]/[.L$3]&lt;127;127-[.$B86]/[.L$3];0) ;0) ;2)" office:value-type="string" office:string-value="38">
            <text:p>38</text:p>
          </table:table-cell>
          <table:table-cell table:style-name="ce3" table:formula="of:=DEC2HEX(ROUND(IF([.$B86]/[.M$3]&lt;127;127-[.$B86]/[.M$3];0) ;0) ;2)" office:value-type="string" office:string-value="2E">
            <text:p>2E</text:p>
          </table:table-cell>
          <table:table-cell table:style-name="ce3" table:formula="of:=DEC2HEX(ROUND(IF([.$B86]/[.N$3]&lt;127;127-[.$B86]/[.N$3];0) ;0) ;2)" office:value-type="string" office:string-value="1F">
            <text:p>1F</text:p>
          </table:table-cell>
          <table:table-cell table:style-name="ce3" table:formula="of:=DEC2HEX(ROUND(IF([.$B86]/[.O$3]&lt;127;127-[.$B86]/[.O$3];0) ;0) ;2)" office:value-type="string" office:string-value="0A">
            <text:p>0A</text:p>
          </table:table-cell>
          <table:table-cell table:style-name="ce3" table:formula="of:=DEC2HEX(ROUND(IF([.$B86]/[.P$3]&lt;127;127-[.$B86]/[.P$3];0) ;0) ;2)" office:value-type="string" office:string-value="00">
            <text:p>00</text:p>
          </table:table-cell>
          <table:table-cell table:style-name="ce3" table:formula="of:=DEC2HEX(ROUND(IF([.$B86]/[.Q$3]&lt;127;127-[.$B86]/[.Q$3];0) ;0) ;2)" office:value-type="string" office:string-value="00">
            <text:p>00</text:p>
          </table:table-cell>
          <table:table-cell table:style-name="ce3" table:formula="of:=DEC2HEX(ROUND(IF([.$B86]/[.R$3]&lt;127;127-[.$B86]/[.R$3];0) ;0) ;2)" office:value-type="string" office:string-value="00">
            <text:p>00</text:p>
          </table:table-cell>
          <table:table-cell table:style-name="ce3" table:formula="of:=DEC2HEX(ROUND(IF([.$B86]/[.S$3]&lt;127;[.$B86]/[.S$3];127) ;0) ;2)" office:value-type="float" office:value="0">
            <text:p>#ДЕЛ/0!</text:p>
          </table:table-cell>
          <table:table-cell table:style-name="ce3" table:formula="of:=DEC2HEX(ROUND(IF([.$B86]/[.T$3]&lt;127;[.$B86]/[.T$3];127) ;0) ;2)" office:value-type="string" office:string-value="FFFFFFFE35">
            <text:p>FFFFFFFE35</text:p>
          </table:table-cell>
          <table:table-cell table:style-name="ce3" table:formula="of:=DEC2HEX(ROUND(IF([.$B86]/[.U$3]&lt;127;[.$B86]/[.U$3];127) ;0) ;2)" office:value-type="string" office:string-value="FFFFFFFF19">
            <text:p>FFFFFFFF19</text:p>
          </table:table-cell>
          <table:table-cell table:style-name="ce3" table:formula="of:=DEC2HEX(ROUND(IF([.$B86]/[.V$3]&lt;127;[.$B86]/[.V$3];127) ;0) ;2)" office:value-type="string" office:string-value="FFFFFFFF65">
            <text:p>FFFFFFFF65</text:p>
          </table:table-cell>
          <table:table-cell table:style-name="ce3" table:formula="of:=DEC2HEX(ROUND(IF([.$B86]/[.W$3]&lt;127;[.$B86]/[.W$3];127) ;0) ;2)" office:value-type="string" office:string-value="FFFFFFFF8B">
            <text:p>FFFFFFFF8B</text:p>
          </table:table-cell>
          <table:table-cell table:style-name="ce3" table:formula="of:=DEC2HEX(ROUND(IF([.$B86]/[.X$3]&lt;127;[.$B86]/[.X$3];127) ;0) ;2)" office:value-type="string" office:string-value="FFFFFFFFA0">
            <text:p>FFFFFFFFA0</text:p>
          </table:table-cell>
          <table:table-cell table:style-name="ce3" table:formula="of:=DEC2HEX(ROUND(IF([.$B86]/[.Y$3]&lt;127;[.$B86]/[.Y$3];127) ;0) ;2)" office:value-type="string" office:string-value="FFFFFFFFAF">
            <text:p>FFFFFFFFAF</text:p>
          </table:table-cell>
          <table:table-cell table:style-name="ce3" table:formula="of:=DEC2HEX(ROUND(IF([.$B86]/[.Z$3]&lt;127;[.$B86]/[.Z$3];127) ;0) ;2)" office:value-type="string" office:string-value="FFFFFFFFB9">
            <text:p>FFFFFFFFB9</text:p>
          </table:table-cell>
          <table:table-cell table:style-name="ce3" table:formula="of:=DEC2HEX(ROUND(IF([.$B86]/[.AA$3]&lt;127;[.$B86]/[.AA$3];127) ;0) ;2)" office:value-type="string" office:string-value="FFFFFFFFC0">
            <text:p>FFFFFFFFC0</text:p>
          </table:table-cell>
          <table:table-cell table:style-name="ce3" table:formula="of:=DEC2HEX(ROUND(IF([.$B86]/[.AB$3]&lt;127;[.$B86]/[.AB$3];127) ;0) ;2)" office:value-type="string" office:string-value="FFFFFFFFC6">
            <text:p>FFFFFFFFC6</text:p>
          </table:table-cell>
          <table:table-cell table:style-name="ce3" table:formula="of:=DEC2HEX(ROUND(IF([.$B86]/[.AC$3]&lt;127;[.$B86]/[.AC$3];127) ;0) ;2)" office:value-type="string" office:string-value="FFFFFFFFCA">
            <text:p>FFFFFFFFCA</text:p>
          </table:table-cell>
          <table:table-cell table:style-name="ce3" table:formula="of:=DEC2HEX(ROUND(IF([.$B86]/[.AD$3]&lt;127;[.$B86]/[.AD$3];127) ;0) ;2)" office:value-type="string" office:string-value="FFFFFFFFCD">
            <text:p>FFFFFFFFCD</text:p>
          </table:table-cell>
          <table:table-cell table:style-name="ce3" table:formula="of:=DEC2HEX(ROUND(IF([.$B86]/[.AE$3]&lt;127;[.$B86]/[.AE$3];127) ;0) ;2)" office:value-type="string" office:string-value="FFFFFFFFCF">
            <text:p>FFFFFFFFCF</text:p>
          </table:table-cell>
          <table:table-cell table:style-name="ce3" table:formula="of:=DEC2HEX(ROUND(IF([.$B86]/[.AF$3]&lt;127;[.$B86]/[.AF$3];127) ;0) ;2)" office:value-type="string" office:string-value="FFFFFFFFD1">
            <text:p>FFFFFFFFD1</text:p>
          </table:table-cell>
          <table:table-cell table:style-name="ce3" table:formula="of:=DEC2HEX(ROUND(IF([.$B86]/[.AG$3]&lt;127;[.$B86]/[.AG$3];127) ;0) ;2)" office:value-type="string" office:string-value="FFFFFFFFD2">
            <text:p>FFFFFFFFD2</text:p>
          </table:table-cell>
          <table:table-cell table:style-name="ce3" table:formula="of:=DEC2HEX(ROUND(IF([.$B86]/[.AH$3]&lt;127;[.$B86]/[.AH$3];127) ;0) ;2)" office:value-type="string" office:string-value="FFFFFFFFD3">
            <text:p>FFFFFFFFD3</text:p>
          </table:table-cell>
          <table:table-cell table:style-name="ce3" table:formula="of:=DEC2HEX(ROUND(IF([.$B86]/COS([.AI$2]*0.0174533)&lt;255;[.$B86]/COS([.AI$2]*0.0174533);255);0)  ;2)" office:value-type="string" office:string-value="FFFFFFFFD3">
            <text:p>FFFFFFFFD3</text:p>
          </table:table-cell>
          <table:table-cell table:style-name="ce3" table:formula="of:=DEC2HEX(ROUND(IF([.$B86]/COS([.AJ$2]*0.0174533)&lt;255;[.$B86]/COS([.AJ$2]*0.0174533);255);0)  ;2)" office:value-type="string" office:string-value="FFFFFFFFD3">
            <text:p>FFFFFFFFD3</text:p>
          </table:table-cell>
          <table:table-cell table:style-name="ce3" table:formula="of:=DEC2HEX(ROUND(IF([.$B86]/COS([.AK$2]*0.0174533)&lt;255;[.$B86]/COS([.AK$2]*0.0174533);255);0)  ;2)" office:value-type="string" office:string-value="FFFFFFFFD2">
            <text:p>FFFFFFFFD2</text:p>
          </table:table-cell>
          <table:table-cell table:style-name="ce3" table:formula="of:=DEC2HEX(ROUND(IF([.$B86]/COS([.AL$2]*0.0174533)&lt;255;[.$B86]/COS([.AL$2]*0.0174533);255);0)  ;2)" office:value-type="string" office:string-value="FFFFFFFFD1">
            <text:p>FFFFFFFFD1</text:p>
          </table:table-cell>
          <table:table-cell table:style-name="ce3" table:formula="of:=DEC2HEX(ROUND(IF([.$B86]/COS([.AM$2]*0.0174533)&lt;255;[.$B86]/COS([.AM$2]*0.0174533);255);0)  ;2)" office:value-type="string" office:string-value="FFFFFFFFCF">
            <text:p>FFFFFFFFCF</text:p>
          </table:table-cell>
          <table:table-cell table:style-name="ce3" table:formula="of:=DEC2HEX(ROUND(IF([.$B86]/COS([.AN$2]*0.0174533)&lt;255;[.$B86]/COS([.AN$2]*0.0174533);255);0)  ;2)" office:value-type="string" office:string-value="FFFFFFFFCD">
            <text:p>FFFFFFFFCD</text:p>
          </table:table-cell>
          <table:table-cell table:style-name="ce3" table:formula="of:=DEC2HEX(ROUND(IF([.$B86]/COS([.AO$2]*0.0174533)&lt;255;[.$B86]/COS([.AO$2]*0.0174533);255);0)  ;2)" office:value-type="string" office:string-value="FFFFFFFFCA">
            <text:p>FFFFFFFFCA</text:p>
          </table:table-cell>
          <table:table-cell table:style-name="ce3" table:formula="of:=DEC2HEX(ROUND(IF([.$B86]/COS([.AP$2]*0.0174533)&lt;255;[.$B86]/COS([.AP$2]*0.0174533);255);0)  ;2)" office:value-type="string" office:string-value="FFFFFFFFC6">
            <text:p>FFFFFFFFC6</text:p>
          </table:table-cell>
          <table:table-cell table:style-name="ce3" table:formula="of:=DEC2HEX(ROUND(IF([.$B86]/COS([.AQ$2]*0.0174533)&lt;255;[.$B86]/COS([.AQ$2]*0.0174533);255);0)  ;2)" office:value-type="string" office:string-value="FFFFFFFFC0">
            <text:p>FFFFFFFFC0</text:p>
          </table:table-cell>
          <table:table-cell table:style-name="ce3" table:formula="of:=DEC2HEX(ROUND(IF([.$B86]/COS([.AR$2]*0.0174533)&lt;255;[.$B86]/COS([.AR$2]*0.0174533);255);0)  ;2)" office:value-type="string" office:string-value="FFFFFFFFB9">
            <text:p>FFFFFFFFB9</text:p>
          </table:table-cell>
          <table:table-cell table:style-name="ce3" table:formula="of:=DEC2HEX(ROUND(IF([.$B86]/COS([.AS$2]*0.0174533)&lt;255;[.$B86]/COS([.AS$2]*0.0174533);255);0)  ;2)" office:value-type="string" office:string-value="FFFFFFFFAF">
            <text:p>FFFFFFFFAF</text:p>
          </table:table-cell>
          <table:table-cell table:style-name="ce3" table:formula="of:=DEC2HEX(ROUND(IF([.$B86]/COS([.AT$2]*0.0174533)&lt;255;[.$B86]/COS([.AT$2]*0.0174533);255);0)  ;2)" office:value-type="string" office:string-value="FFFFFFFFA1">
            <text:p>FFFFFFFFA1</text:p>
          </table:table-cell>
          <table:table-cell table:style-name="ce3" table:formula="of:=DEC2HEX(ROUND(IF([.$B86]/COS([.AU$2]*0.0174533)&lt;255;[.$B86]/COS([.AU$2]*0.0174533);255);0)  ;2)" office:value-type="string" office:string-value="FFFFFFFF8A">
            <text:p>FFFFFFFF8A</text:p>
          </table:table-cell>
          <table:table-cell table:style-name="ce3" table:formula="of:=DEC2HEX(ROUND(IF([.$B86]/COS([.AV$2]*0.0174533)&lt;255;[.$B86]/COS([.AV$2]*0.0174533);255);0)  ;2)" office:value-type="string" office:string-value="FFFFFFFF65">
            <text:p>FFFFFFFF65</text:p>
          </table:table-cell>
          <table:table-cell table:style-name="ce3" table:formula="of:=DEC2HEX(ROUND(IF([.$B86]/COS([.AW$2]*0.0174533)&lt;255;[.$B86]/COS([.AW$2]*0.0174533);255);0)  ;2)" office:value-type="string" office:string-value="FFFFFFFF19">
            <text:p>FFFFFFFF19</text:p>
          </table:table-cell>
          <table:table-cell table:style-name="ce3" table:formula="of:=DEC2HEX(ROUND(IF([.$B86]/COS([.AX$2]*0.0174533)&lt;255;[.$B86]/COS([.AX$2]*0.0174533);255);0)  ;2)" office:value-type="string" office:string-value="FFFFFFFE35">
            <text:p>FFFFFFFE35</text:p>
          </table:table-cell>
          <table:table-cell table:style-name="ce3" table:formula="of:=DEC2HEX(ROUND(IF([.$B86]/COS([.AY$2]*0.0174533)&lt;255;[.$B86]/COS([.AY$2]*0.0174533);255);0)  ;2)" office:value-type="string" office:string-value="FF">
            <text:p>FF</text:p>
          </table:table-cell>
          <table:table-cell table:style-name="ce3" table:formula="of:=DEC2HEX(ROUND(IF([.$B86]/COS([.AZ$2]*0.0174533)&lt;255;[.$B86]/COS([.AZ$2]*0.0174533);255);0)  ;2)" office:value-type="string" office:string-value="FF">
            <text:p>FF</text:p>
          </table:table-cell>
          <table:table-cell table:style-name="ce3" table:formula="of:=DEC2HEX(ROUND(IF([.$B86]/COS([.BA$2]*0.0174533)&lt;255;[.$B86]/COS([.BA$2]*0.0174533);255);0)  ;2)" office:value-type="string" office:string-value="E7">
            <text:p>E7</text:p>
          </table:table-cell>
          <table:table-cell table:style-name="ce3" table:formula="of:=DEC2HEX(ROUND(IF([.$B86]/COS([.BB$2]*0.0174533)&lt;255;[.$B86]/COS([.BB$2]*0.0174533);255);0)  ;2)" office:value-type="string" office:string-value="9B">
            <text:p>9B</text:p>
          </table:table-cell>
          <table:table-cell table:style-name="ce3" table:formula="of:=DEC2HEX(ROUND(IF([.$B86]/COS([.BC$2]*0.0174533)&lt;255;[.$B86]/COS([.BC$2]*0.0174533);255);0)  ;2)" office:value-type="string" office:string-value="76">
            <text:p>76</text:p>
          </table:table-cell>
          <table:table-cell table:style-name="ce3" table:formula="of:=DEC2HEX(ROUND(IF([.$B86]/COS([.BD$2]*0.0174533)&lt;255;[.$B86]/COS([.BD$2]*0.0174533);255);0)  ;2)" office:value-type="string" office:string-value="5F">
            <text:p>5F</text:p>
          </table:table-cell>
          <table:table-cell table:style-name="ce3" table:formula="of:=DEC2HEX(ROUND(IF([.$B86]/COS([.BE$2]*0.0174533)&lt;255;[.$B86]/COS([.BE$2]*0.0174533);255);0)  ;2)" office:value-type="string" office:string-value="51">
            <text:p>51</text:p>
          </table:table-cell>
          <table:table-cell table:style-name="ce3" table:formula="of:=DEC2HEX(ROUND(IF([.$B86]/COS([.BF$2]*0.0174533)&lt;255;[.$B86]/COS([.BF$2]*0.0174533);255);0)  ;2)" office:value-type="string" office:string-value="47">
            <text:p>47</text:p>
          </table:table-cell>
          <table:table-cell table:style-name="ce3" table:formula="of:=DEC2HEX(ROUND(IF([.$B86]/COS([.BG$2]*0.0174533)&lt;255;[.$B86]/COS([.BG$2]*0.0174533);255);0)  ;2)" office:value-type="string" office:string-value="40">
            <text:p>40</text:p>
          </table:table-cell>
          <table:table-cell table:style-name="ce3" table:formula="of:=DEC2HEX(ROUND(IF([.$B86]/COS([.BH$2]*0.0174533)&lt;255;[.$B86]/COS([.BH$2]*0.0174533);255);0)  ;2)" office:value-type="string" office:string-value="3A">
            <text:p>3A</text:p>
          </table:table-cell>
          <table:table-cell table:style-name="ce3" table:formula="of:=DEC2HEX(ROUND(IF([.$B86]/COS([.BI$2]*0.0174533)&lt;255;[.$B86]/COS([.BI$2]*0.0174533);255);0)  ;2)" office:value-type="string" office:string-value="36">
            <text:p>36</text:p>
          </table:table-cell>
          <table:table-cell table:style-name="ce3" table:formula="of:=DEC2HEX(ROUND(IF([.$B86]/COS([.BJ$2]*0.0174533)&lt;255;[.$B86]/COS([.BJ$2]*0.0174533);255);0)  ;2)" office:value-type="string" office:string-value="33">
            <text:p>33</text:p>
          </table:table-cell>
          <table:table-cell table:style-name="ce3" table:formula="of:=DEC2HEX(ROUND(IF([.$B86]/COS([.BK$2]*0.0174533)&lt;255;[.$B86]/COS([.BK$2]*0.0174533);255);0)  ;2)" office:value-type="string" office:string-value="31">
            <text:p>31</text:p>
          </table:table-cell>
          <table:table-cell table:style-name="ce3" table:formula="of:=DEC2HEX(ROUND(IF([.$B86]/COS([.BL$2]*0.0174533)&lt;255;[.$B86]/COS([.BL$2]*0.0174533);255);0)  ;2)" office:value-type="string" office:string-value="2F">
            <text:p>2F</text:p>
          </table:table-cell>
          <table:table-cell table:style-name="ce3" table:formula="of:=DEC2HEX(ROUND(IF([.$B86]/COS([.BM$2]*0.0174533)&lt;255;[.$B86]/COS([.BM$2]*0.0174533);255);0)  ;2)" office:value-type="string" office:string-value="2E">
            <text:p>2E</text:p>
          </table:table-cell>
          <table:table-cell table:style-name="ce3" table:formula="of:=DEC2HEX(ROUND(IF([.$B86]/COS([.BN$2]*0.0174533)&lt;255;[.$B86]/COS([.BN$2]*0.0174533);255);0)  ;2)" office:value-type="string" office:string-value="2D">
            <text:p>2D</text:p>
          </table:table-cell>
          <table:table-cell table:style-name="ce3" table:formula="of:=DEC2HEX(ROUND(IF([.$B86]/COS([.BO$2]*0.0174533)&lt;255;[.$B86]/COS([.BO$2]*0.0174533);255);0)  ;2)" office:value-type="string" office:string-value="2D">
            <text:p>2D</text:p>
          </table:table-cell>
          <table:table-cell table:style-name="ce3" table:formula="of:=DEC2HEX(ROUND(IF([.$B86]/COS([.BP$2]*0.0174533)&lt;255;[.$B86]/COS([.BP$2]*0.0174533);255);0)  ;2)" office:value-type="string" office:string-value="2D">
            <text:p>2D</text:p>
          </table:table-cell>
          <table:table-cell table:style-name="ce3" table:formula="of:=DEC2HEX(ROUND(IF([.$B86]/COS([.BQ$2]*0.0174533)&lt;255;[.$B86]/COS([.BQ$2]*0.0174533);255);0)  ;2)" office:value-type="string" office:string-value="2E">
            <text:p>2E</text:p>
          </table:table-cell>
          <table:table-cell table:style-name="ce3" table:formula="of:=DEC2HEX(ROUND(IF([.$B86]/COS([.BR$2]*0.0174533)&lt;255;[.$B86]/COS([.BR$2]*0.0174533);255);0)  ;2)" office:value-type="string" office:string-value="2F">
            <text:p>2F</text:p>
          </table:table-cell>
          <table:table-cell table:style-name="ce3" table:formula="of:=DEC2HEX(ROUND(IF([.$B86]/COS([.BS$2]*0.0174533)&lt;255;[.$B86]/COS([.BS$2]*0.0174533);255);0)  ;2)" office:value-type="string" office:string-value="31">
            <text:p>31</text:p>
          </table:table-cell>
          <table:table-cell table:style-name="ce3" table:formula="of:=DEC2HEX(ROUND(IF([.$B86]/COS([.BT$2]*0.0174533)&lt;255;[.$B86]/COS([.BT$2]*0.0174533);255);0)  ;2)" office:value-type="string" office:string-value="33">
            <text:p>33</text:p>
          </table:table-cell>
          <table:table-cell table:style-name="ce3" table:formula="of:=DEC2HEX(ROUND(IF([.$B86]/COS([.BU$2]*0.0174533)&lt;255;[.$B86]/COS([.BU$2]*0.0174533);255);0)  ;2)" office:value-type="string" office:string-value="36">
            <text:p>36</text:p>
          </table:table-cell>
          <table:table-cell table:style-name="ce3" table:formula="of:=DEC2HEX(ROUND(IF([.$B86]/COS([.BV$2]*0.0174533)&lt;255;[.$B86]/COS([.BV$2]*0.0174533);255);0)  ;2)" office:value-type="string" office:string-value="3A">
            <text:p>3A</text:p>
          </table:table-cell>
          <table:table-cell table:style-name="ce3" table:formula="of:=DEC2HEX(ROUND(IF([.$B86]/COS([.BW$2]*0.0174533)&lt;255;[.$B86]/COS([.BW$2]*0.0174533);255);0)  ;2)" office:value-type="string" office:string-value="40">
            <text:p>40</text:p>
          </table:table-cell>
          <table:table-cell table:style-name="ce3" table:formula="of:=DEC2HEX(ROUND(IF([.$B86]/COS([.BX$2]*0.0174533)&lt;255;[.$B86]/COS([.BX$2]*0.0174533);255);0)  ;2)" office:value-type="string" office:string-value="47">
            <text:p>47</text:p>
          </table:table-cell>
          <table:table-cell table:style-name="ce3" table:formula="of:=DEC2HEX(ROUND(IF([.$B86]/COS([.BY$2]*0.0174533)&lt;255;[.$B86]/COS([.BY$2]*0.0174533);255);0)  ;2)" office:value-type="string" office:string-value="51">
            <text:p>51</text:p>
          </table:table-cell>
          <table:table-cell table:style-name="ce3" table:formula="of:=DEC2HEX(ROUND(IF([.$B86]/COS([.BZ$2]*0.0174533)&lt;255;[.$B86]/COS([.BZ$2]*0.0174533);255);0)  ;2)" office:value-type="string" office:string-value="5F">
            <text:p>5F</text:p>
          </table:table-cell>
          <table:table-cell table:style-name="ce3" table:formula="of:=DEC2HEX(ROUND(IF([.$B86]/COS([.CA$2]*0.0174533)&lt;255;[.$B86]/COS([.CA$2]*0.0174533);255);0)  ;2)" office:value-type="string" office:string-value="76">
            <text:p>76</text:p>
          </table:table-cell>
          <table:table-cell table:style-name="ce3" table:formula="of:=DEC2HEX(ROUND(IF([.$B86]/COS([.CB$2]*0.0174533)&lt;255;[.$B86]/COS([.CB$2]*0.0174533);255);0)  ;2)" office:value-type="string" office:string-value="9B">
            <text:p>9B</text:p>
          </table:table-cell>
          <table:table-cell table:style-name="ce3" table:formula="of:=DEC2HEX(ROUND(IF([.$B86]/COS([.CC$2]*0.0174533)&lt;255;[.$B86]/COS([.CC$2]*0.0174533);255);0)  ;2)" office:value-type="string" office:string-value="E7">
            <text:p>E7</text:p>
          </table:table-cell>
          <table:table-cell table:number-columns-repeated="943"/>
        </table:table-row>
        <table:table-row table:style-name="ro1">
          <table:table-cell table:formula="of:=[.A86]+1" office:value-type="float" office:value="83">
            <text:p>83</text:p>
          </table:table-cell>
          <table:table-cell table:style-name="ce2" table:formula="of:=[.B86]-1" office:value-type="float" office:value="44">
            <text:p>44</text:p>
          </table:table-cell>
          <table:table-cell table:formula="of:=DEC2HEX(ROUND(IF([.$B87]/[.C$3]&lt;127;127-[.$B87]/[.C$3];0) ;0) ;2)" office:value-type="string" office:string-value="53">
            <text:p>53</text:p>
          </table:table-cell>
          <table:table-cell table:formula="of:=DEC2HEX(ROUND(IF([.$B87]/[.D$3]&lt;127;127-[.$B87]/[.D$3];0) ;0) ;2)" office:value-type="string" office:string-value="53">
            <text:p>53</text:p>
          </table:table-cell>
          <table:table-cell table:formula="of:=DEC2HEX(ROUND(IF([.$B87]/[.E$3]&lt;127;127-[.$B87]/[.E$3];0) ;0) ;2)" office:value-type="string" office:string-value="52">
            <text:p>52</text:p>
          </table:table-cell>
          <table:table-cell table:formula="of:=DEC2HEX(ROUND(IF([.$B87]/[.F$3]&lt;127;127-[.$B87]/[.F$3];0) ;0) ;2)" office:value-type="string" office:string-value="51">
            <text:p>51</text:p>
          </table:table-cell>
          <table:table-cell table:formula="of:=DEC2HEX(ROUND(IF([.$B87]/[.G$3]&lt;127;127-[.$B87]/[.G$3];0) ;0) ;2)" office:value-type="string" office:string-value="4F">
            <text:p>4F</text:p>
          </table:table-cell>
          <table:table-cell table:formula="of:=DEC2HEX(ROUND(IF([.$B87]/[.H$3]&lt;127;127-[.$B87]/[.H$3];0) ;0) ;2)" office:value-type="string" office:string-value="4D">
            <text:p>4D</text:p>
          </table:table-cell>
          <table:table-cell table:formula="of:=DEC2HEX(ROUND(IF([.$B87]/[.I$3]&lt;127;127-[.$B87]/[.I$3];0) ;0) ;2)" office:value-type="string" office:string-value="4A">
            <text:p>4A</text:p>
          </table:table-cell>
          <table:table-cell table:formula="of:=DEC2HEX(ROUND(IF([.$B87]/[.J$3]&lt;127;127-[.$B87]/[.J$3];0) ;0) ;2)" office:value-type="string" office:string-value="46">
            <text:p>46</text:p>
          </table:table-cell>
          <table:table-cell table:formula="of:=DEC2HEX(ROUND(IF([.$B87]/[.K$3]&lt;127;127-[.$B87]/[.K$3];0) ;0) ;2)" office:value-type="string" office:string-value="41">
            <text:p>41</text:p>
          </table:table-cell>
          <table:table-cell table:formula="of:=DEC2HEX(ROUND(IF([.$B87]/[.L$3]&lt;127;127-[.$B87]/[.L$3];0) ;0) ;2)" office:value-type="string" office:string-value="3A">
            <text:p>3A</text:p>
          </table:table-cell>
          <table:table-cell table:style-name="ce3" table:formula="of:=DEC2HEX(ROUND(IF([.$B87]/[.M$3]&lt;127;127-[.$B87]/[.M$3];0) ;0) ;2)" office:value-type="string" office:string-value="30">
            <text:p>30</text:p>
          </table:table-cell>
          <table:table-cell table:style-name="ce3" table:formula="of:=DEC2HEX(ROUND(IF([.$B87]/[.N$3]&lt;127;127-[.$B87]/[.N$3];0) ;0) ;2)" office:value-type="string" office:string-value="22">
            <text:p>22</text:p>
          </table:table-cell>
          <table:table-cell table:style-name="ce3" table:formula="of:=DEC2HEX(ROUND(IF([.$B87]/[.O$3]&lt;127;127-[.$B87]/[.O$3];0) ;0) ;2)" office:value-type="string" office:string-value="0C">
            <text:p>0C</text:p>
          </table:table-cell>
          <table:table-cell table:style-name="ce3" table:formula="of:=DEC2HEX(ROUND(IF([.$B87]/[.P$3]&lt;127;127-[.$B87]/[.P$3];0) ;0) ;2)" office:value-type="string" office:string-value="00">
            <text:p>00</text:p>
          </table:table-cell>
          <table:table-cell table:style-name="ce3" table:formula="of:=DEC2HEX(ROUND(IF([.$B87]/[.Q$3]&lt;127;127-[.$B87]/[.Q$3];0) ;0) ;2)" office:value-type="string" office:string-value="00">
            <text:p>00</text:p>
          </table:table-cell>
          <table:table-cell table:style-name="ce3" table:formula="of:=DEC2HEX(ROUND(IF([.$B87]/[.R$3]&lt;127;127-[.$B87]/[.R$3];0) ;0) ;2)" office:value-type="string" office:string-value="00">
            <text:p>00</text:p>
          </table:table-cell>
          <table:table-cell table:style-name="ce3" table:formula="of:=DEC2HEX(ROUND(IF([.$B87]/[.S$3]&lt;127;[.$B87]/[.S$3];127) ;0) ;2)" office:value-type="float" office:value="0">
            <text:p>#ДЕЛ/0!</text:p>
          </table:table-cell>
          <table:table-cell table:style-name="ce3" table:formula="of:=DEC2HEX(ROUND(IF([.$B87]/[.T$3]&lt;127;[.$B87]/[.T$3];127) ;0) ;2)" office:value-type="string" office:string-value="FFFFFFFE3F">
            <text:p>FFFFFFFE3F</text:p>
          </table:table-cell>
          <table:table-cell table:style-name="ce3" table:formula="of:=DEC2HEX(ROUND(IF([.$B87]/[.U$3]&lt;127;[.$B87]/[.U$3];127) ;0) ;2)" office:value-type="string" office:string-value="FFFFFFFF1E">
            <text:p>FFFFFFFF1E</text:p>
          </table:table-cell>
          <table:table-cell table:style-name="ce3" table:formula="of:=DEC2HEX(ROUND(IF([.$B87]/[.V$3]&lt;127;[.$B87]/[.V$3];127) ;0) ;2)" office:value-type="string" office:string-value="FFFFFFFF68">
            <text:p>FFFFFFFF68</text:p>
          </table:table-cell>
          <table:table-cell table:style-name="ce3" table:formula="of:=DEC2HEX(ROUND(IF([.$B87]/[.W$3]&lt;127;[.$B87]/[.W$3];127) ;0) ;2)" office:value-type="string" office:string-value="FFFFFFFF8D">
            <text:p>FFFFFFFF8D</text:p>
          </table:table-cell>
          <table:table-cell table:style-name="ce3" table:formula="of:=DEC2HEX(ROUND(IF([.$B87]/[.X$3]&lt;127;[.$B87]/[.X$3];127) ;0) ;2)" office:value-type="string" office:string-value="FFFFFFFFA3">
            <text:p>FFFFFFFFA3</text:p>
          </table:table-cell>
          <table:table-cell table:style-name="ce3" table:formula="of:=DEC2HEX(ROUND(IF([.$B87]/[.Y$3]&lt;127;[.$B87]/[.Y$3];127) ;0) ;2)" office:value-type="string" office:string-value="FFFFFFFFB1">
            <text:p>FFFFFFFFB1</text:p>
          </table:table-cell>
          <table:table-cell table:style-name="ce3" table:formula="of:=DEC2HEX(ROUND(IF([.$B87]/[.Z$3]&lt;127;[.$B87]/[.Z$3];127) ;0) ;2)" office:value-type="string" office:string-value="FFFFFFFFBB">
            <text:p>FFFFFFFFBB</text:p>
          </table:table-cell>
          <table:table-cell table:style-name="ce3" table:formula="of:=DEC2HEX(ROUND(IF([.$B87]/[.AA$3]&lt;127;[.$B87]/[.AA$3];127) ;0) ;2)" office:value-type="string" office:string-value="FFFFFFFFC2">
            <text:p>FFFFFFFFC2</text:p>
          </table:table-cell>
          <table:table-cell table:style-name="ce3" table:formula="of:=DEC2HEX(ROUND(IF([.$B87]/[.AB$3]&lt;127;[.$B87]/[.AB$3];127) ;0) ;2)" office:value-type="string" office:string-value="FFFFFFFFC7">
            <text:p>FFFFFFFFC7</text:p>
          </table:table-cell>
          <table:table-cell table:style-name="ce3" table:formula="of:=DEC2HEX(ROUND(IF([.$B87]/[.AC$3]&lt;127;[.$B87]/[.AC$3];127) ;0) ;2)" office:value-type="string" office:string-value="FFFFFFFFCB">
            <text:p>FFFFFFFFCB</text:p>
          </table:table-cell>
          <table:table-cell table:style-name="ce3" table:formula="of:=DEC2HEX(ROUND(IF([.$B87]/[.AD$3]&lt;127;[.$B87]/[.AD$3];127) ;0) ;2)" office:value-type="string" office:string-value="FFFFFFFFCE">
            <text:p>FFFFFFFFCE</text:p>
          </table:table-cell>
          <table:table-cell table:style-name="ce3" table:formula="of:=DEC2HEX(ROUND(IF([.$B87]/[.AE$3]&lt;127;[.$B87]/[.AE$3];127) ;0) ;2)" office:value-type="string" office:string-value="FFFFFFFFD0">
            <text:p>FFFFFFFFD0</text:p>
          </table:table-cell>
          <table:table-cell table:style-name="ce3" table:formula="of:=DEC2HEX(ROUND(IF([.$B87]/[.AF$3]&lt;127;[.$B87]/[.AF$3];127) ;0) ;2)" office:value-type="string" office:string-value="FFFFFFFFD2">
            <text:p>FFFFFFFFD2</text:p>
          </table:table-cell>
          <table:table-cell table:style-name="ce3" table:formula="of:=DEC2HEX(ROUND(IF([.$B87]/[.AG$3]&lt;127;[.$B87]/[.AG$3];127) ;0) ;2)" office:value-type="string" office:string-value="FFFFFFFFD3">
            <text:p>FFFFFFFFD3</text:p>
          </table:table-cell>
          <table:table-cell table:style-name="ce3" table:formula="of:=DEC2HEX(ROUND(IF([.$B87]/[.AH$3]&lt;127;[.$B87]/[.AH$3];127) ;0) ;2)" office:value-type="string" office:string-value="FFFFFFFFD4">
            <text:p>FFFFFFFFD4</text:p>
          </table:table-cell>
          <table:table-cell table:style-name="ce3" table:formula="of:=DEC2HEX(ROUND(IF([.$B87]/COS([.AI$2]*0.0174533)&lt;255;[.$B87]/COS([.AI$2]*0.0174533);255);0)  ;2)" office:value-type="string" office:string-value="FFFFFFFFD4">
            <text:p>FFFFFFFFD4</text:p>
          </table:table-cell>
          <table:table-cell table:style-name="ce3" table:formula="of:=DEC2HEX(ROUND(IF([.$B87]/COS([.AJ$2]*0.0174533)&lt;255;[.$B87]/COS([.AJ$2]*0.0174533);255);0)  ;2)" office:value-type="string" office:string-value="FFFFFFFFD4">
            <text:p>FFFFFFFFD4</text:p>
          </table:table-cell>
          <table:table-cell table:style-name="ce3" table:formula="of:=DEC2HEX(ROUND(IF([.$B87]/COS([.AK$2]*0.0174533)&lt;255;[.$B87]/COS([.AK$2]*0.0174533);255);0)  ;2)" office:value-type="string" office:string-value="FFFFFFFFD3">
            <text:p>FFFFFFFFD3</text:p>
          </table:table-cell>
          <table:table-cell table:style-name="ce3" table:formula="of:=DEC2HEX(ROUND(IF([.$B87]/COS([.AL$2]*0.0174533)&lt;255;[.$B87]/COS([.AL$2]*0.0174533);255);0)  ;2)" office:value-type="string" office:string-value="FFFFFFFFD2">
            <text:p>FFFFFFFFD2</text:p>
          </table:table-cell>
          <table:table-cell table:style-name="ce3" table:formula="of:=DEC2HEX(ROUND(IF([.$B87]/COS([.AM$2]*0.0174533)&lt;255;[.$B87]/COS([.AM$2]*0.0174533);255);0)  ;2)" office:value-type="string" office:string-value="FFFFFFFFD0">
            <text:p>FFFFFFFFD0</text:p>
          </table:table-cell>
          <table:table-cell table:style-name="ce3" table:formula="of:=DEC2HEX(ROUND(IF([.$B87]/COS([.AN$2]*0.0174533)&lt;255;[.$B87]/COS([.AN$2]*0.0174533);255);0)  ;2)" office:value-type="string" office:string-value="FFFFFFFFCE">
            <text:p>FFFFFFFFCE</text:p>
          </table:table-cell>
          <table:table-cell table:style-name="ce3" table:formula="of:=DEC2HEX(ROUND(IF([.$B87]/COS([.AO$2]*0.0174533)&lt;255;[.$B87]/COS([.AO$2]*0.0174533);255);0)  ;2)" office:value-type="string" office:string-value="FFFFFFFFCB">
            <text:p>FFFFFFFFCB</text:p>
          </table:table-cell>
          <table:table-cell table:style-name="ce3" table:formula="of:=DEC2HEX(ROUND(IF([.$B87]/COS([.AP$2]*0.0174533)&lt;255;[.$B87]/COS([.AP$2]*0.0174533);255);0)  ;2)" office:value-type="string" office:string-value="FFFFFFFFC7">
            <text:p>FFFFFFFFC7</text:p>
          </table:table-cell>
          <table:table-cell table:style-name="ce3" table:formula="of:=DEC2HEX(ROUND(IF([.$B87]/COS([.AQ$2]*0.0174533)&lt;255;[.$B87]/COS([.AQ$2]*0.0174533);255);0)  ;2)" office:value-type="string" office:string-value="FFFFFFFFC2">
            <text:p>FFFFFFFFC2</text:p>
          </table:table-cell>
          <table:table-cell table:style-name="ce3" table:formula="of:=DEC2HEX(ROUND(IF([.$B87]/COS([.AR$2]*0.0174533)&lt;255;[.$B87]/COS([.AR$2]*0.0174533);255);0)  ;2)" office:value-type="string" office:string-value="FFFFFFFFBB">
            <text:p>FFFFFFFFBB</text:p>
          </table:table-cell>
          <table:table-cell table:style-name="ce3" table:formula="of:=DEC2HEX(ROUND(IF([.$B87]/COS([.AS$2]*0.0174533)&lt;255;[.$B87]/COS([.AS$2]*0.0174533);255);0)  ;2)" office:value-type="string" office:string-value="FFFFFFFFB1">
            <text:p>FFFFFFFFB1</text:p>
          </table:table-cell>
          <table:table-cell table:style-name="ce3" table:formula="of:=DEC2HEX(ROUND(IF([.$B87]/COS([.AT$2]*0.0174533)&lt;255;[.$B87]/COS([.AT$2]*0.0174533);255);0)  ;2)" office:value-type="string" office:string-value="FFFFFFFFA3">
            <text:p>FFFFFFFFA3</text:p>
          </table:table-cell>
          <table:table-cell table:style-name="ce3" table:formula="of:=DEC2HEX(ROUND(IF([.$B87]/COS([.AU$2]*0.0174533)&lt;255;[.$B87]/COS([.AU$2]*0.0174533);255);0)  ;2)" office:value-type="string" office:string-value="FFFFFFFF8D">
            <text:p>FFFFFFFF8D</text:p>
          </table:table-cell>
          <table:table-cell table:style-name="ce3" table:formula="of:=DEC2HEX(ROUND(IF([.$B87]/COS([.AV$2]*0.0174533)&lt;255;[.$B87]/COS([.AV$2]*0.0174533);255);0)  ;2)" office:value-type="string" office:string-value="FFFFFFFF68">
            <text:p>FFFFFFFF68</text:p>
          </table:table-cell>
          <table:table-cell table:style-name="ce3" table:formula="of:=DEC2HEX(ROUND(IF([.$B87]/COS([.AW$2]*0.0174533)&lt;255;[.$B87]/COS([.AW$2]*0.0174533);255);0)  ;2)" office:value-type="string" office:string-value="FFFFFFFF1E">
            <text:p>FFFFFFFF1E</text:p>
          </table:table-cell>
          <table:table-cell table:style-name="ce3" table:formula="of:=DEC2HEX(ROUND(IF([.$B87]/COS([.AX$2]*0.0174533)&lt;255;[.$B87]/COS([.AX$2]*0.0174533);255);0)  ;2)" office:value-type="string" office:string-value="FFFFFFFE3F">
            <text:p>FFFFFFFE3F</text:p>
          </table:table-cell>
          <table:table-cell table:style-name="ce3" table:formula="of:=DEC2HEX(ROUND(IF([.$B87]/COS([.AY$2]*0.0174533)&lt;255;[.$B87]/COS([.AY$2]*0.0174533);255);0)  ;2)" office:value-type="string" office:string-value="FF">
            <text:p>FF</text:p>
          </table:table-cell>
          <table:table-cell table:style-name="ce3" table:formula="of:=DEC2HEX(ROUND(IF([.$B87]/COS([.AZ$2]*0.0174533)&lt;255;[.$B87]/COS([.AZ$2]*0.0174533);255);0)  ;2)" office:value-type="string" office:string-value="FF">
            <text:p>FF</text:p>
          </table:table-cell>
          <table:table-cell table:style-name="ce3" table:formula="of:=DEC2HEX(ROUND(IF([.$B87]/COS([.BA$2]*0.0174533)&lt;255;[.$B87]/COS([.BA$2]*0.0174533);255);0)  ;2)" office:value-type="string" office:string-value="E2">
            <text:p>E2</text:p>
          </table:table-cell>
          <table:table-cell table:style-name="ce3" table:formula="of:=DEC2HEX(ROUND(IF([.$B87]/COS([.BB$2]*0.0174533)&lt;255;[.$B87]/COS([.BB$2]*0.0174533);255);0)  ;2)" office:value-type="string" office:string-value="98">
            <text:p>98</text:p>
          </table:table-cell>
          <table:table-cell table:style-name="ce3" table:formula="of:=DEC2HEX(ROUND(IF([.$B87]/COS([.BC$2]*0.0174533)&lt;255;[.$B87]/COS([.BC$2]*0.0174533);255);0)  ;2)" office:value-type="string" office:string-value="73">
            <text:p>73</text:p>
          </table:table-cell>
          <table:table-cell table:style-name="ce3" table:formula="of:=DEC2HEX(ROUND(IF([.$B87]/COS([.BD$2]*0.0174533)&lt;255;[.$B87]/COS([.BD$2]*0.0174533);255);0)  ;2)" office:value-type="string" office:string-value="5D">
            <text:p>5D</text:p>
          </table:table-cell>
          <table:table-cell table:style-name="ce3" table:formula="of:=DEC2HEX(ROUND(IF([.$B87]/COS([.BE$2]*0.0174533)&lt;255;[.$B87]/COS([.BE$2]*0.0174533);255);0)  ;2)" office:value-type="string" office:string-value="4F">
            <text:p>4F</text:p>
          </table:table-cell>
          <table:table-cell table:style-name="ce3" table:formula="of:=DEC2HEX(ROUND(IF([.$B87]/COS([.BF$2]*0.0174533)&lt;255;[.$B87]/COS([.BF$2]*0.0174533);255);0)  ;2)" office:value-type="string" office:string-value="45">
            <text:p>45</text:p>
          </table:table-cell>
          <table:table-cell table:style-name="ce3" table:formula="of:=DEC2HEX(ROUND(IF([.$B87]/COS([.BG$2]*0.0174533)&lt;255;[.$B87]/COS([.BG$2]*0.0174533);255);0)  ;2)" office:value-type="string" office:string-value="3E">
            <text:p>3E</text:p>
          </table:table-cell>
          <table:table-cell table:style-name="ce3" table:formula="of:=DEC2HEX(ROUND(IF([.$B87]/COS([.BH$2]*0.0174533)&lt;255;[.$B87]/COS([.BH$2]*0.0174533);255);0)  ;2)" office:value-type="string" office:string-value="39">
            <text:p>39</text:p>
          </table:table-cell>
          <table:table-cell table:style-name="ce3" table:formula="of:=DEC2HEX(ROUND(IF([.$B87]/COS([.BI$2]*0.0174533)&lt;255;[.$B87]/COS([.BI$2]*0.0174533);255);0)  ;2)" office:value-type="string" office:string-value="35">
            <text:p>35</text:p>
          </table:table-cell>
          <table:table-cell table:style-name="ce3" table:formula="of:=DEC2HEX(ROUND(IF([.$B87]/COS([.BJ$2]*0.0174533)&lt;255;[.$B87]/COS([.BJ$2]*0.0174533);255);0)  ;2)" office:value-type="string" office:string-value="32">
            <text:p>32</text:p>
          </table:table-cell>
          <table:table-cell table:style-name="ce3" table:formula="of:=DEC2HEX(ROUND(IF([.$B87]/COS([.BK$2]*0.0174533)&lt;255;[.$B87]/COS([.BK$2]*0.0174533);255);0)  ;2)" office:value-type="string" office:string-value="30">
            <text:p>30</text:p>
          </table:table-cell>
          <table:table-cell table:style-name="ce3" table:formula="of:=DEC2HEX(ROUND(IF([.$B87]/COS([.BL$2]*0.0174533)&lt;255;[.$B87]/COS([.BL$2]*0.0174533);255);0)  ;2)" office:value-type="string" office:string-value="2E">
            <text:p>2E</text:p>
          </table:table-cell>
          <table:table-cell table:style-name="ce3" table:formula="of:=DEC2HEX(ROUND(IF([.$B87]/COS([.BM$2]*0.0174533)&lt;255;[.$B87]/COS([.BM$2]*0.0174533);255);0)  ;2)" office:value-type="string" office:string-value="2D">
            <text:p>2D</text:p>
          </table:table-cell>
          <table:table-cell table:style-name="ce3" table:formula="of:=DEC2HEX(ROUND(IF([.$B87]/COS([.BN$2]*0.0174533)&lt;255;[.$B87]/COS([.BN$2]*0.0174533);255);0)  ;2)" office:value-type="string" office:string-value="2C">
            <text:p>2C</text:p>
          </table:table-cell>
          <table:table-cell table:style-name="ce3" table:formula="of:=DEC2HEX(ROUND(IF([.$B87]/COS([.BO$2]*0.0174533)&lt;255;[.$B87]/COS([.BO$2]*0.0174533);255);0)  ;2)" office:value-type="string" office:string-value="2C">
            <text:p>2C</text:p>
          </table:table-cell>
          <table:table-cell table:style-name="ce3" table:formula="of:=DEC2HEX(ROUND(IF([.$B87]/COS([.BP$2]*0.0174533)&lt;255;[.$B87]/COS([.BP$2]*0.0174533);255);0)  ;2)" office:value-type="string" office:string-value="2C">
            <text:p>2C</text:p>
          </table:table-cell>
          <table:table-cell table:style-name="ce3" table:formula="of:=DEC2HEX(ROUND(IF([.$B87]/COS([.BQ$2]*0.0174533)&lt;255;[.$B87]/COS([.BQ$2]*0.0174533);255);0)  ;2)" office:value-type="string" office:string-value="2D">
            <text:p>2D</text:p>
          </table:table-cell>
          <table:table-cell table:style-name="ce3" table:formula="of:=DEC2HEX(ROUND(IF([.$B87]/COS([.BR$2]*0.0174533)&lt;255;[.$B87]/COS([.BR$2]*0.0174533);255);0)  ;2)" office:value-type="string" office:string-value="2E">
            <text:p>2E</text:p>
          </table:table-cell>
          <table:table-cell table:style-name="ce3" table:formula="of:=DEC2HEX(ROUND(IF([.$B87]/COS([.BS$2]*0.0174533)&lt;255;[.$B87]/COS([.BS$2]*0.0174533);255);0)  ;2)" office:value-type="string" office:string-value="30">
            <text:p>30</text:p>
          </table:table-cell>
          <table:table-cell table:style-name="ce3" table:formula="of:=DEC2HEX(ROUND(IF([.$B87]/COS([.BT$2]*0.0174533)&lt;255;[.$B87]/COS([.BT$2]*0.0174533);255);0)  ;2)" office:value-type="string" office:string-value="32">
            <text:p>32</text:p>
          </table:table-cell>
          <table:table-cell table:style-name="ce3" table:formula="of:=DEC2HEX(ROUND(IF([.$B87]/COS([.BU$2]*0.0174533)&lt;255;[.$B87]/COS([.BU$2]*0.0174533);255);0)  ;2)" office:value-type="string" office:string-value="35">
            <text:p>35</text:p>
          </table:table-cell>
          <table:table-cell table:style-name="ce3" table:formula="of:=DEC2HEX(ROUND(IF([.$B87]/COS([.BV$2]*0.0174533)&lt;255;[.$B87]/COS([.BV$2]*0.0174533);255);0)  ;2)" office:value-type="string" office:string-value="39">
            <text:p>39</text:p>
          </table:table-cell>
          <table:table-cell table:style-name="ce3" table:formula="of:=DEC2HEX(ROUND(IF([.$B87]/COS([.BW$2]*0.0174533)&lt;255;[.$B87]/COS([.BW$2]*0.0174533);255);0)  ;2)" office:value-type="string" office:string-value="3E">
            <text:p>3E</text:p>
          </table:table-cell>
          <table:table-cell table:style-name="ce3" table:formula="of:=DEC2HEX(ROUND(IF([.$B87]/COS([.BX$2]*0.0174533)&lt;255;[.$B87]/COS([.BX$2]*0.0174533);255);0)  ;2)" office:value-type="string" office:string-value="45">
            <text:p>45</text:p>
          </table:table-cell>
          <table:table-cell table:style-name="ce3" table:formula="of:=DEC2HEX(ROUND(IF([.$B87]/COS([.BY$2]*0.0174533)&lt;255;[.$B87]/COS([.BY$2]*0.0174533);255);0)  ;2)" office:value-type="string" office:string-value="4F">
            <text:p>4F</text:p>
          </table:table-cell>
          <table:table-cell table:style-name="ce3" table:formula="of:=DEC2HEX(ROUND(IF([.$B87]/COS([.BZ$2]*0.0174533)&lt;255;[.$B87]/COS([.BZ$2]*0.0174533);255);0)  ;2)" office:value-type="string" office:string-value="5D">
            <text:p>5D</text:p>
          </table:table-cell>
          <table:table-cell table:style-name="ce3" table:formula="of:=DEC2HEX(ROUND(IF([.$B87]/COS([.CA$2]*0.0174533)&lt;255;[.$B87]/COS([.CA$2]*0.0174533);255);0)  ;2)" office:value-type="string" office:string-value="73">
            <text:p>73</text:p>
          </table:table-cell>
          <table:table-cell table:style-name="ce3" table:formula="of:=DEC2HEX(ROUND(IF([.$B87]/COS([.CB$2]*0.0174533)&lt;255;[.$B87]/COS([.CB$2]*0.0174533);255);0)  ;2)" office:value-type="string" office:string-value="98">
            <text:p>98</text:p>
          </table:table-cell>
          <table:table-cell table:style-name="ce3" table:formula="of:=DEC2HEX(ROUND(IF([.$B87]/COS([.CC$2]*0.0174533)&lt;255;[.$B87]/COS([.CC$2]*0.0174533);255);0)  ;2)" office:value-type="string" office:string-value="E2">
            <text:p>E2</text:p>
          </table:table-cell>
          <table:table-cell table:number-columns-repeated="943"/>
        </table:table-row>
        <table:table-row table:style-name="ro1">
          <table:table-cell table:formula="of:=[.A87]+1" office:value-type="float" office:value="84">
            <text:p>84</text:p>
          </table:table-cell>
          <table:table-cell table:style-name="ce2" table:formula="of:=[.B87]-1" office:value-type="float" office:value="43">
            <text:p>43</text:p>
          </table:table-cell>
          <table:table-cell table:formula="of:=DEC2HEX(ROUND(IF([.$B88]/[.C$3]&lt;127;127-[.$B88]/[.C$3];0) ;0) ;2)" office:value-type="string" office:string-value="54">
            <text:p>54</text:p>
          </table:table-cell>
          <table:table-cell table:formula="of:=DEC2HEX(ROUND(IF([.$B88]/[.D$3]&lt;127;127-[.$B88]/[.D$3];0) ;0) ;2)" office:value-type="string" office:string-value="54">
            <text:p>54</text:p>
          </table:table-cell>
          <table:table-cell table:formula="of:=DEC2HEX(ROUND(IF([.$B88]/[.E$3]&lt;127;127-[.$B88]/[.E$3];0) ;0) ;2)" office:value-type="string" office:string-value="53">
            <text:p>53</text:p>
          </table:table-cell>
          <table:table-cell table:formula="of:=DEC2HEX(ROUND(IF([.$B88]/[.F$3]&lt;127;127-[.$B88]/[.F$3];0) ;0) ;2)" office:value-type="string" office:string-value="52">
            <text:p>52</text:p>
          </table:table-cell>
          <table:table-cell table:formula="of:=DEC2HEX(ROUND(IF([.$B88]/[.G$3]&lt;127;127-[.$B88]/[.G$3];0) ;0) ;2)" office:value-type="string" office:string-value="50">
            <text:p>50</text:p>
          </table:table-cell>
          <table:table-cell table:formula="of:=DEC2HEX(ROUND(IF([.$B88]/[.H$3]&lt;127;127-[.$B88]/[.H$3];0) ;0) ;2)" office:value-type="string" office:string-value="4E">
            <text:p>4E</text:p>
          </table:table-cell>
          <table:table-cell table:formula="of:=DEC2HEX(ROUND(IF([.$B88]/[.I$3]&lt;127;127-[.$B88]/[.I$3];0) ;0) ;2)" office:value-type="string" office:string-value="4B">
            <text:p>4B</text:p>
          </table:table-cell>
          <table:table-cell table:formula="of:=DEC2HEX(ROUND(IF([.$B88]/[.J$3]&lt;127;127-[.$B88]/[.J$3];0) ;0) ;2)" office:value-type="string" office:string-value="47">
            <text:p>47</text:p>
          </table:table-cell>
          <table:table-cell table:formula="of:=DEC2HEX(ROUND(IF([.$B88]/[.K$3]&lt;127;127-[.$B88]/[.K$3];0) ;0) ;2)" office:value-type="string" office:string-value="42">
            <text:p>42</text:p>
          </table:table-cell>
          <table:table-cell table:formula="of:=DEC2HEX(ROUND(IF([.$B88]/[.L$3]&lt;127;127-[.$B88]/[.L$3];0) ;0) ;2)" office:value-type="string" office:string-value="3B">
            <text:p>3B</text:p>
          </table:table-cell>
          <table:table-cell table:style-name="ce3" table:formula="of:=DEC2HEX(ROUND(IF([.$B88]/[.M$3]&lt;127;127-[.$B88]/[.M$3];0) ;0) ;2)" office:value-type="string" office:string-value="32">
            <text:p>32</text:p>
          </table:table-cell>
          <table:table-cell table:style-name="ce3" table:formula="of:=DEC2HEX(ROUND(IF([.$B88]/[.N$3]&lt;127;127-[.$B88]/[.N$3];0) ;0) ;2)" office:value-type="string" office:string-value="24">
            <text:p>24</text:p>
          </table:table-cell>
          <table:table-cell table:style-name="ce3" table:formula="of:=DEC2HEX(ROUND(IF([.$B88]/[.O$3]&lt;127;127-[.$B88]/[.O$3];0) ;0) ;2)" office:value-type="string" office:string-value="0F">
            <text:p>0F</text:p>
          </table:table-cell>
          <table:table-cell table:style-name="ce3" table:formula="of:=DEC2HEX(ROUND(IF([.$B88]/[.P$3]&lt;127;127-[.$B88]/[.P$3];0) ;0) ;2)" office:value-type="string" office:string-value="00">
            <text:p>00</text:p>
          </table:table-cell>
          <table:table-cell table:style-name="ce3" table:formula="of:=DEC2HEX(ROUND(IF([.$B88]/[.Q$3]&lt;127;127-[.$B88]/[.Q$3];0) ;0) ;2)" office:value-type="string" office:string-value="00">
            <text:p>00</text:p>
          </table:table-cell>
          <table:table-cell table:style-name="ce3" table:formula="of:=DEC2HEX(ROUND(IF([.$B88]/[.R$3]&lt;127;127-[.$B88]/[.R$3];0) ;0) ;2)" office:value-type="string" office:string-value="00">
            <text:p>00</text:p>
          </table:table-cell>
          <table:table-cell table:style-name="ce3" table:formula="of:=DEC2HEX(ROUND(IF([.$B88]/[.S$3]&lt;127;[.$B88]/[.S$3];127) ;0) ;2)" office:value-type="float" office:value="0">
            <text:p>#ДЕЛ/0!</text:p>
          </table:table-cell>
          <table:table-cell table:style-name="ce3" table:formula="of:=DEC2HEX(ROUND(IF([.$B88]/[.T$3]&lt;127;[.$B88]/[.T$3];127) ;0) ;2)" office:value-type="string" office:string-value="FFFFFFFE49">
            <text:p>FFFFFFFE49</text:p>
          </table:table-cell>
          <table:table-cell table:style-name="ce3" table:formula="of:=DEC2HEX(ROUND(IF([.$B88]/[.U$3]&lt;127;[.$B88]/[.U$3];127) ;0) ;2)" office:value-type="string" office:string-value="FFFFFFFF23">
            <text:p>FFFFFFFF23</text:p>
          </table:table-cell>
          <table:table-cell table:style-name="ce3" table:formula="of:=DEC2HEX(ROUND(IF([.$B88]/[.V$3]&lt;127;[.$B88]/[.V$3];127) ;0) ;2)" office:value-type="string" office:string-value="FFFFFFFF6C">
            <text:p>FFFFFFFF6C</text:p>
          </table:table-cell>
          <table:table-cell table:style-name="ce3" table:formula="of:=DEC2HEX(ROUND(IF([.$B88]/[.W$3]&lt;127;[.$B88]/[.W$3];127) ;0) ;2)" office:value-type="string" office:string-value="FFFFFFFF90">
            <text:p>FFFFFFFF90</text:p>
          </table:table-cell>
          <table:table-cell table:style-name="ce3" table:formula="of:=DEC2HEX(ROUND(IF([.$B88]/[.X$3]&lt;127;[.$B88]/[.X$3];127) ;0) ;2)" office:value-type="string" office:string-value="FFFFFFFFA5">
            <text:p>FFFFFFFFA5</text:p>
          </table:table-cell>
          <table:table-cell table:style-name="ce3" table:formula="of:=DEC2HEX(ROUND(IF([.$B88]/[.Y$3]&lt;127;[.$B88]/[.Y$3];127) ;0) ;2)" office:value-type="string" office:string-value="FFFFFFFFB3">
            <text:p>FFFFFFFFB3</text:p>
          </table:table-cell>
          <table:table-cell table:style-name="ce3" table:formula="of:=DEC2HEX(ROUND(IF([.$B88]/[.Z$3]&lt;127;[.$B88]/[.Z$3];127) ;0) ;2)" office:value-type="string" office:string-value="FFFFFFFFBC">
            <text:p>FFFFFFFFBC</text:p>
          </table:table-cell>
          <table:table-cell table:style-name="ce3" table:formula="of:=DEC2HEX(ROUND(IF([.$B88]/[.AA$3]&lt;127;[.$B88]/[.AA$3];127) ;0) ;2)" office:value-type="string" office:string-value="FFFFFFFFC3">
            <text:p>FFFFFFFFC3</text:p>
          </table:table-cell>
          <table:table-cell table:style-name="ce3" table:formula="of:=DEC2HEX(ROUND(IF([.$B88]/[.AB$3]&lt;127;[.$B88]/[.AB$3];127) ;0) ;2)" office:value-type="string" office:string-value="FFFFFFFFC8">
            <text:p>FFFFFFFFC8</text:p>
          </table:table-cell>
          <table:table-cell table:style-name="ce3" table:formula="of:=DEC2HEX(ROUND(IF([.$B88]/[.AC$3]&lt;127;[.$B88]/[.AC$3];127) ;0) ;2)" office:value-type="string" office:string-value="FFFFFFFFCC">
            <text:p>FFFFFFFFCC</text:p>
          </table:table-cell>
          <table:table-cell table:style-name="ce3" table:formula="of:=DEC2HEX(ROUND(IF([.$B88]/[.AD$3]&lt;127;[.$B88]/[.AD$3];127) ;0) ;2)" office:value-type="string" office:string-value="FFFFFFFFCF">
            <text:p>FFFFFFFFCF</text:p>
          </table:table-cell>
          <table:table-cell table:style-name="ce3" table:formula="of:=DEC2HEX(ROUND(IF([.$B88]/[.AE$3]&lt;127;[.$B88]/[.AE$3];127) ;0) ;2)" office:value-type="string" office:string-value="FFFFFFFFD1">
            <text:p>FFFFFFFFD1</text:p>
          </table:table-cell>
          <table:table-cell table:style-name="ce3" table:formula="of:=DEC2HEX(ROUND(IF([.$B88]/[.AF$3]&lt;127;[.$B88]/[.AF$3];127) ;0) ;2)" office:value-type="string" office:string-value="FFFFFFFFD3">
            <text:p>FFFFFFFFD3</text:p>
          </table:table-cell>
          <table:table-cell table:style-name="ce3" table:formula="of:=DEC2HEX(ROUND(IF([.$B88]/[.AG$3]&lt;127;[.$B88]/[.AG$3];127) ;0) ;2)" office:value-type="string" office:string-value="FFFFFFFFD4">
            <text:p>FFFFFFFFD4</text:p>
          </table:table-cell>
          <table:table-cell table:style-name="ce3" table:formula="of:=DEC2HEX(ROUND(IF([.$B88]/[.AH$3]&lt;127;[.$B88]/[.AH$3];127) ;0) ;2)" office:value-type="string" office:string-value="FFFFFFFFD5">
            <text:p>FFFFFFFFD5</text:p>
          </table:table-cell>
          <table:table-cell table:style-name="ce3" table:formula="of:=DEC2HEX(ROUND(IF([.$B88]/COS([.AI$2]*0.0174533)&lt;255;[.$B88]/COS([.AI$2]*0.0174533);255);0)  ;2)" office:value-type="string" office:string-value="FFFFFFFFD5">
            <text:p>FFFFFFFFD5</text:p>
          </table:table-cell>
          <table:table-cell table:style-name="ce3" table:formula="of:=DEC2HEX(ROUND(IF([.$B88]/COS([.AJ$2]*0.0174533)&lt;255;[.$B88]/COS([.AJ$2]*0.0174533);255);0)  ;2)" office:value-type="string" office:string-value="FFFFFFFFD5">
            <text:p>FFFFFFFFD5</text:p>
          </table:table-cell>
          <table:table-cell table:style-name="ce3" table:formula="of:=DEC2HEX(ROUND(IF([.$B88]/COS([.AK$2]*0.0174533)&lt;255;[.$B88]/COS([.AK$2]*0.0174533);255);0)  ;2)" office:value-type="string" office:string-value="FFFFFFFFD4">
            <text:p>FFFFFFFFD4</text:p>
          </table:table-cell>
          <table:table-cell table:style-name="ce3" table:formula="of:=DEC2HEX(ROUND(IF([.$B88]/COS([.AL$2]*0.0174533)&lt;255;[.$B88]/COS([.AL$2]*0.0174533);255);0)  ;2)" office:value-type="string" office:string-value="FFFFFFFFD3">
            <text:p>FFFFFFFFD3</text:p>
          </table:table-cell>
          <table:table-cell table:style-name="ce3" table:formula="of:=DEC2HEX(ROUND(IF([.$B88]/COS([.AM$2]*0.0174533)&lt;255;[.$B88]/COS([.AM$2]*0.0174533);255);0)  ;2)" office:value-type="string" office:string-value="FFFFFFFFD1">
            <text:p>FFFFFFFFD1</text:p>
          </table:table-cell>
          <table:table-cell table:style-name="ce3" table:formula="of:=DEC2HEX(ROUND(IF([.$B88]/COS([.AN$2]*0.0174533)&lt;255;[.$B88]/COS([.AN$2]*0.0174533);255);0)  ;2)" office:value-type="string" office:string-value="FFFFFFFFCF">
            <text:p>FFFFFFFFCF</text:p>
          </table:table-cell>
          <table:table-cell table:style-name="ce3" table:formula="of:=DEC2HEX(ROUND(IF([.$B88]/COS([.AO$2]*0.0174533)&lt;255;[.$B88]/COS([.AO$2]*0.0174533);255);0)  ;2)" office:value-type="string" office:string-value="FFFFFFFFCC">
            <text:p>FFFFFFFFCC</text:p>
          </table:table-cell>
          <table:table-cell table:style-name="ce3" table:formula="of:=DEC2HEX(ROUND(IF([.$B88]/COS([.AP$2]*0.0174533)&lt;255;[.$B88]/COS([.AP$2]*0.0174533);255);0)  ;2)" office:value-type="string" office:string-value="FFFFFFFFC8">
            <text:p>FFFFFFFFC8</text:p>
          </table:table-cell>
          <table:table-cell table:style-name="ce3" table:formula="of:=DEC2HEX(ROUND(IF([.$B88]/COS([.AQ$2]*0.0174533)&lt;255;[.$B88]/COS([.AQ$2]*0.0174533);255);0)  ;2)" office:value-type="string" office:string-value="FFFFFFFFC3">
            <text:p>FFFFFFFFC3</text:p>
          </table:table-cell>
          <table:table-cell table:style-name="ce3" table:formula="of:=DEC2HEX(ROUND(IF([.$B88]/COS([.AR$2]*0.0174533)&lt;255;[.$B88]/COS([.AR$2]*0.0174533);255);0)  ;2)" office:value-type="string" office:string-value="FFFFFFFFBC">
            <text:p>FFFFFFFFBC</text:p>
          </table:table-cell>
          <table:table-cell table:style-name="ce3" table:formula="of:=DEC2HEX(ROUND(IF([.$B88]/COS([.AS$2]*0.0174533)&lt;255;[.$B88]/COS([.AS$2]*0.0174533);255);0)  ;2)" office:value-type="string" office:string-value="FFFFFFFFB3">
            <text:p>FFFFFFFFB3</text:p>
          </table:table-cell>
          <table:table-cell table:style-name="ce3" table:formula="of:=DEC2HEX(ROUND(IF([.$B88]/COS([.AT$2]*0.0174533)&lt;255;[.$B88]/COS([.AT$2]*0.0174533);255);0)  ;2)" office:value-type="string" office:string-value="FFFFFFFFA5">
            <text:p>FFFFFFFFA5</text:p>
          </table:table-cell>
          <table:table-cell table:style-name="ce3" table:formula="of:=DEC2HEX(ROUND(IF([.$B88]/COS([.AU$2]*0.0174533)&lt;255;[.$B88]/COS([.AU$2]*0.0174533);255);0)  ;2)" office:value-type="string" office:string-value="FFFFFFFF90">
            <text:p>FFFFFFFF90</text:p>
          </table:table-cell>
          <table:table-cell table:style-name="ce3" table:formula="of:=DEC2HEX(ROUND(IF([.$B88]/COS([.AV$2]*0.0174533)&lt;255;[.$B88]/COS([.AV$2]*0.0174533);255);0)  ;2)" office:value-type="string" office:string-value="FFFFFFFF6C">
            <text:p>FFFFFFFF6C</text:p>
          </table:table-cell>
          <table:table-cell table:style-name="ce3" table:formula="of:=DEC2HEX(ROUND(IF([.$B88]/COS([.AW$2]*0.0174533)&lt;255;[.$B88]/COS([.AW$2]*0.0174533);255);0)  ;2)" office:value-type="string" office:string-value="FFFFFFFF24">
            <text:p>FFFFFFFF24</text:p>
          </table:table-cell>
          <table:table-cell table:style-name="ce3" table:formula="of:=DEC2HEX(ROUND(IF([.$B88]/COS([.AX$2]*0.0174533)&lt;255;[.$B88]/COS([.AX$2]*0.0174533);255);0)  ;2)" office:value-type="string" office:string-value="FFFFFFFE49">
            <text:p>FFFFFFFE49</text:p>
          </table:table-cell>
          <table:table-cell table:style-name="ce3" table:formula="of:=DEC2HEX(ROUND(IF([.$B88]/COS([.AY$2]*0.0174533)&lt;255;[.$B88]/COS([.AY$2]*0.0174533);255);0)  ;2)" office:value-type="string" office:string-value="FF">
            <text:p>FF</text:p>
          </table:table-cell>
          <table:table-cell table:style-name="ce3" table:formula="of:=DEC2HEX(ROUND(IF([.$B88]/COS([.AZ$2]*0.0174533)&lt;255;[.$B88]/COS([.AZ$2]*0.0174533);255);0)  ;2)" office:value-type="string" office:string-value="FF">
            <text:p>FF</text:p>
          </table:table-cell>
          <table:table-cell table:style-name="ce3" table:formula="of:=DEC2HEX(ROUND(IF([.$B88]/COS([.BA$2]*0.0174533)&lt;255;[.$B88]/COS([.BA$2]*0.0174533);255);0)  ;2)" office:value-type="string" office:string-value="DC">
            <text:p>DC</text:p>
          </table:table-cell>
          <table:table-cell table:style-name="ce3" table:formula="of:=DEC2HEX(ROUND(IF([.$B88]/COS([.BB$2]*0.0174533)&lt;255;[.$B88]/COS([.BB$2]*0.0174533);255);0)  ;2)" office:value-type="string" office:string-value="94">
            <text:p>94</text:p>
          </table:table-cell>
          <table:table-cell table:style-name="ce3" table:formula="of:=DEC2HEX(ROUND(IF([.$B88]/COS([.BC$2]*0.0174533)&lt;255;[.$B88]/COS([.BC$2]*0.0174533);255);0)  ;2)" office:value-type="string" office:string-value="70">
            <text:p>70</text:p>
          </table:table-cell>
          <table:table-cell table:style-name="ce3" table:formula="of:=DEC2HEX(ROUND(IF([.$B88]/COS([.BD$2]*0.0174533)&lt;255;[.$B88]/COS([.BD$2]*0.0174533);255);0)  ;2)" office:value-type="string" office:string-value="5B">
            <text:p>5B</text:p>
          </table:table-cell>
          <table:table-cell table:style-name="ce3" table:formula="of:=DEC2HEX(ROUND(IF([.$B88]/COS([.BE$2]*0.0174533)&lt;255;[.$B88]/COS([.BE$2]*0.0174533);255);0)  ;2)" office:value-type="string" office:string-value="4D">
            <text:p>4D</text:p>
          </table:table-cell>
          <table:table-cell table:style-name="ce3" table:formula="of:=DEC2HEX(ROUND(IF([.$B88]/COS([.BF$2]*0.0174533)&lt;255;[.$B88]/COS([.BF$2]*0.0174533);255);0)  ;2)" office:value-type="string" office:string-value="44">
            <text:p>44</text:p>
          </table:table-cell>
          <table:table-cell table:style-name="ce3" table:formula="of:=DEC2HEX(ROUND(IF([.$B88]/COS([.BG$2]*0.0174533)&lt;255;[.$B88]/COS([.BG$2]*0.0174533);255);0)  ;2)" office:value-type="string" office:string-value="3D">
            <text:p>3D</text:p>
          </table:table-cell>
          <table:table-cell table:style-name="ce3" table:formula="of:=DEC2HEX(ROUND(IF([.$B88]/COS([.BH$2]*0.0174533)&lt;255;[.$B88]/COS([.BH$2]*0.0174533);255);0)  ;2)" office:value-type="string" office:string-value="38">
            <text:p>38</text:p>
          </table:table-cell>
          <table:table-cell table:style-name="ce3" table:formula="of:=DEC2HEX(ROUND(IF([.$B88]/COS([.BI$2]*0.0174533)&lt;255;[.$B88]/COS([.BI$2]*0.0174533);255);0)  ;2)" office:value-type="string" office:string-value="34">
            <text:p>34</text:p>
          </table:table-cell>
          <table:table-cell table:style-name="ce3" table:formula="of:=DEC2HEX(ROUND(IF([.$B88]/COS([.BJ$2]*0.0174533)&lt;255;[.$B88]/COS([.BJ$2]*0.0174533);255);0)  ;2)" office:value-type="string" office:string-value="31">
            <text:p>31</text:p>
          </table:table-cell>
          <table:table-cell table:style-name="ce3" table:formula="of:=DEC2HEX(ROUND(IF([.$B88]/COS([.BK$2]*0.0174533)&lt;255;[.$B88]/COS([.BK$2]*0.0174533);255);0)  ;2)" office:value-type="string" office:string-value="2F">
            <text:p>2F</text:p>
          </table:table-cell>
          <table:table-cell table:style-name="ce3" table:formula="of:=DEC2HEX(ROUND(IF([.$B88]/COS([.BL$2]*0.0174533)&lt;255;[.$B88]/COS([.BL$2]*0.0174533);255);0)  ;2)" office:value-type="string" office:string-value="2D">
            <text:p>2D</text:p>
          </table:table-cell>
          <table:table-cell table:style-name="ce3" table:formula="of:=DEC2HEX(ROUND(IF([.$B88]/COS([.BM$2]*0.0174533)&lt;255;[.$B88]/COS([.BM$2]*0.0174533);255);0)  ;2)" office:value-type="string" office:string-value="2C">
            <text:p>2C</text:p>
          </table:table-cell>
          <table:table-cell table:style-name="ce3" table:formula="of:=DEC2HEX(ROUND(IF([.$B88]/COS([.BN$2]*0.0174533)&lt;255;[.$B88]/COS([.BN$2]*0.0174533);255);0)  ;2)" office:value-type="string" office:string-value="2B">
            <text:p>2B</text:p>
          </table:table-cell>
          <table:table-cell table:style-name="ce3" table:formula="of:=DEC2HEX(ROUND(IF([.$B88]/COS([.BO$2]*0.0174533)&lt;255;[.$B88]/COS([.BO$2]*0.0174533);255);0)  ;2)" office:value-type="string" office:string-value="2B">
            <text:p>2B</text:p>
          </table:table-cell>
          <table:table-cell table:style-name="ce3" table:formula="of:=DEC2HEX(ROUND(IF([.$B88]/COS([.BP$2]*0.0174533)&lt;255;[.$B88]/COS([.BP$2]*0.0174533);255);0)  ;2)" office:value-type="string" office:string-value="2B">
            <text:p>2B</text:p>
          </table:table-cell>
          <table:table-cell table:style-name="ce3" table:formula="of:=DEC2HEX(ROUND(IF([.$B88]/COS([.BQ$2]*0.0174533)&lt;255;[.$B88]/COS([.BQ$2]*0.0174533);255);0)  ;2)" office:value-type="string" office:string-value="2C">
            <text:p>2C</text:p>
          </table:table-cell>
          <table:table-cell table:style-name="ce3" table:formula="of:=DEC2HEX(ROUND(IF([.$B88]/COS([.BR$2]*0.0174533)&lt;255;[.$B88]/COS([.BR$2]*0.0174533);255);0)  ;2)" office:value-type="string" office:string-value="2D">
            <text:p>2D</text:p>
          </table:table-cell>
          <table:table-cell table:style-name="ce3" table:formula="of:=DEC2HEX(ROUND(IF([.$B88]/COS([.BS$2]*0.0174533)&lt;255;[.$B88]/COS([.BS$2]*0.0174533);255);0)  ;2)" office:value-type="string" office:string-value="2F">
            <text:p>2F</text:p>
          </table:table-cell>
          <table:table-cell table:style-name="ce3" table:formula="of:=DEC2HEX(ROUND(IF([.$B88]/COS([.BT$2]*0.0174533)&lt;255;[.$B88]/COS([.BT$2]*0.0174533);255);0)  ;2)" office:value-type="string" office:string-value="31">
            <text:p>31</text:p>
          </table:table-cell>
          <table:table-cell table:style-name="ce3" table:formula="of:=DEC2HEX(ROUND(IF([.$B88]/COS([.BU$2]*0.0174533)&lt;255;[.$B88]/COS([.BU$2]*0.0174533);255);0)  ;2)" office:value-type="string" office:string-value="34">
            <text:p>34</text:p>
          </table:table-cell>
          <table:table-cell table:style-name="ce3" table:formula="of:=DEC2HEX(ROUND(IF([.$B88]/COS([.BV$2]*0.0174533)&lt;255;[.$B88]/COS([.BV$2]*0.0174533);255);0)  ;2)" office:value-type="string" office:string-value="38">
            <text:p>38</text:p>
          </table:table-cell>
          <table:table-cell table:style-name="ce3" table:formula="of:=DEC2HEX(ROUND(IF([.$B88]/COS([.BW$2]*0.0174533)&lt;255;[.$B88]/COS([.BW$2]*0.0174533);255);0)  ;2)" office:value-type="string" office:string-value="3D">
            <text:p>3D</text:p>
          </table:table-cell>
          <table:table-cell table:style-name="ce3" table:formula="of:=DEC2HEX(ROUND(IF([.$B88]/COS([.BX$2]*0.0174533)&lt;255;[.$B88]/COS([.BX$2]*0.0174533);255);0)  ;2)" office:value-type="string" office:string-value="44">
            <text:p>44</text:p>
          </table:table-cell>
          <table:table-cell table:style-name="ce3" table:formula="of:=DEC2HEX(ROUND(IF([.$B88]/COS([.BY$2]*0.0174533)&lt;255;[.$B88]/COS([.BY$2]*0.0174533);255);0)  ;2)" office:value-type="string" office:string-value="4D">
            <text:p>4D</text:p>
          </table:table-cell>
          <table:table-cell table:style-name="ce3" table:formula="of:=DEC2HEX(ROUND(IF([.$B88]/COS([.BZ$2]*0.0174533)&lt;255;[.$B88]/COS([.BZ$2]*0.0174533);255);0)  ;2)" office:value-type="string" office:string-value="5B">
            <text:p>5B</text:p>
          </table:table-cell>
          <table:table-cell table:style-name="ce3" table:formula="of:=DEC2HEX(ROUND(IF([.$B88]/COS([.CA$2]*0.0174533)&lt;255;[.$B88]/COS([.CA$2]*0.0174533);255);0)  ;2)" office:value-type="string" office:string-value="70">
            <text:p>70</text:p>
          </table:table-cell>
          <table:table-cell table:style-name="ce3" table:formula="of:=DEC2HEX(ROUND(IF([.$B88]/COS([.CB$2]*0.0174533)&lt;255;[.$B88]/COS([.CB$2]*0.0174533);255);0)  ;2)" office:value-type="string" office:string-value="94">
            <text:p>94</text:p>
          </table:table-cell>
          <table:table-cell table:style-name="ce3" table:formula="of:=DEC2HEX(ROUND(IF([.$B88]/COS([.CC$2]*0.0174533)&lt;255;[.$B88]/COS([.CC$2]*0.0174533);255);0)  ;2)" office:value-type="string" office:string-value="DC">
            <text:p>DC</text:p>
          </table:table-cell>
          <table:table-cell table:number-columns-repeated="943"/>
        </table:table-row>
        <table:table-row table:style-name="ro1">
          <table:table-cell table:formula="of:=[.A88]+1" office:value-type="float" office:value="85">
            <text:p>85</text:p>
          </table:table-cell>
          <table:table-cell table:style-name="ce2" table:formula="of:=[.B88]-1" office:value-type="float" office:value="42">
            <text:p>42</text:p>
          </table:table-cell>
          <table:table-cell table:formula="of:=DEC2HEX(ROUND(IF([.$B89]/[.C$3]&lt;127;127-[.$B89]/[.C$3];0) ;0) ;2)" office:value-type="string" office:string-value="55">
            <text:p>55</text:p>
          </table:table-cell>
          <table:table-cell table:formula="of:=DEC2HEX(ROUND(IF([.$B89]/[.D$3]&lt;127;127-[.$B89]/[.D$3];0) ;0) ;2)" office:value-type="string" office:string-value="55">
            <text:p>55</text:p>
          </table:table-cell>
          <table:table-cell table:formula="of:=DEC2HEX(ROUND(IF([.$B89]/[.E$3]&lt;127;127-[.$B89]/[.E$3];0) ;0) ;2)" office:value-type="string" office:string-value="54">
            <text:p>54</text:p>
          </table:table-cell>
          <table:table-cell table:formula="of:=DEC2HEX(ROUND(IF([.$B89]/[.F$3]&lt;127;127-[.$B89]/[.F$3];0) ;0) ;2)" office:value-type="string" office:string-value="53">
            <text:p>53</text:p>
          </table:table-cell>
          <table:table-cell table:formula="of:=DEC2HEX(ROUND(IF([.$B89]/[.G$3]&lt;127;127-[.$B89]/[.G$3];0) ;0) ;2)" office:value-type="string" office:string-value="52">
            <text:p>52</text:p>
          </table:table-cell>
          <table:table-cell table:formula="of:=DEC2HEX(ROUND(IF([.$B89]/[.H$3]&lt;127;127-[.$B89]/[.H$3];0) ;0) ;2)" office:value-type="string" office:string-value="4F">
            <text:p>4F</text:p>
          </table:table-cell>
          <table:table-cell table:formula="of:=DEC2HEX(ROUND(IF([.$B89]/[.I$3]&lt;127;127-[.$B89]/[.I$3];0) ;0) ;2)" office:value-type="string" office:string-value="4C">
            <text:p>4C</text:p>
          </table:table-cell>
          <table:table-cell table:formula="of:=DEC2HEX(ROUND(IF([.$B89]/[.J$3]&lt;127;127-[.$B89]/[.J$3];0) ;0) ;2)" office:value-type="string" office:string-value="49">
            <text:p>49</text:p>
          </table:table-cell>
          <table:table-cell table:formula="of:=DEC2HEX(ROUND(IF([.$B89]/[.K$3]&lt;127;127-[.$B89]/[.K$3];0) ;0) ;2)" office:value-type="string" office:string-value="44">
            <text:p>44</text:p>
          </table:table-cell>
          <table:table-cell table:formula="of:=DEC2HEX(ROUND(IF([.$B89]/[.L$3]&lt;127;127-[.$B89]/[.L$3];0) ;0) ;2)" office:value-type="string" office:string-value="3D">
            <text:p>3D</text:p>
          </table:table-cell>
          <table:table-cell table:style-name="ce3" table:formula="of:=DEC2HEX(ROUND(IF([.$B89]/[.M$3]&lt;127;127-[.$B89]/[.M$3];0) ;0) ;2)" office:value-type="string" office:string-value="33">
            <text:p>33</text:p>
          </table:table-cell>
          <table:table-cell table:style-name="ce3" table:formula="of:=DEC2HEX(ROUND(IF([.$B89]/[.N$3]&lt;127;127-[.$B89]/[.N$3];0) ;0) ;2)" office:value-type="string" office:string-value="26">
            <text:p>26</text:p>
          </table:table-cell>
          <table:table-cell table:style-name="ce3" table:formula="of:=DEC2HEX(ROUND(IF([.$B89]/[.O$3]&lt;127;127-[.$B89]/[.O$3];0) ;0) ;2)" office:value-type="string" office:string-value="11">
            <text:p>11</text:p>
          </table:table-cell>
          <table:table-cell table:style-name="ce3" table:formula="of:=DEC2HEX(ROUND(IF([.$B89]/[.P$3]&lt;127;127-[.$B89]/[.P$3];0) ;0) ;2)" office:value-type="string" office:string-value="00">
            <text:p>00</text:p>
          </table:table-cell>
          <table:table-cell table:style-name="ce3" table:formula="of:=DEC2HEX(ROUND(IF([.$B89]/[.Q$3]&lt;127;127-[.$B89]/[.Q$3];0) ;0) ;2)" office:value-type="string" office:string-value="00">
            <text:p>00</text:p>
          </table:table-cell>
          <table:table-cell table:style-name="ce3" table:formula="of:=DEC2HEX(ROUND(IF([.$B89]/[.R$3]&lt;127;127-[.$B89]/[.R$3];0) ;0) ;2)" office:value-type="string" office:string-value="00">
            <text:p>00</text:p>
          </table:table-cell>
          <table:table-cell table:style-name="ce3" table:formula="of:=DEC2HEX(ROUND(IF([.$B89]/[.S$3]&lt;127;[.$B89]/[.S$3];127) ;0) ;2)" office:value-type="float" office:value="0">
            <text:p>#ДЕЛ/0!</text:p>
          </table:table-cell>
          <table:table-cell table:style-name="ce3" table:formula="of:=DEC2HEX(ROUND(IF([.$B89]/[.T$3]&lt;127;[.$B89]/[.T$3];127) ;0) ;2)" office:value-type="string" office:string-value="FFFFFFFE53">
            <text:p>FFFFFFFE53</text:p>
          </table:table-cell>
          <table:table-cell table:style-name="ce3" table:formula="of:=DEC2HEX(ROUND(IF([.$B89]/[.U$3]&lt;127;[.$B89]/[.U$3];127) ;0) ;2)" office:value-type="string" office:string-value="FFFFFFFF29">
            <text:p>FFFFFFFF29</text:p>
          </table:table-cell>
          <table:table-cell table:style-name="ce3" table:formula="of:=DEC2HEX(ROUND(IF([.$B89]/[.V$3]&lt;127;[.$B89]/[.V$3];127) ;0) ;2)" office:value-type="string" office:string-value="FFFFFFFF6F">
            <text:p>FFFFFFFF6F</text:p>
          </table:table-cell>
          <table:table-cell table:style-name="ce3" table:formula="of:=DEC2HEX(ROUND(IF([.$B89]/[.W$3]&lt;127;[.$B89]/[.W$3];127) ;0) ;2)" office:value-type="string" office:string-value="FFFFFFFF92">
            <text:p>FFFFFFFF92</text:p>
          </table:table-cell>
          <table:table-cell table:style-name="ce3" table:formula="of:=DEC2HEX(ROUND(IF([.$B89]/[.X$3]&lt;127;[.$B89]/[.X$3];127) ;0) ;2)" office:value-type="string" office:string-value="FFFFFFFFA7">
            <text:p>FFFFFFFFA7</text:p>
          </table:table-cell>
          <table:table-cell table:style-name="ce3" table:formula="of:=DEC2HEX(ROUND(IF([.$B89]/[.Y$3]&lt;127;[.$B89]/[.Y$3];127) ;0) ;2)" office:value-type="string" office:string-value="FFFFFFFFB4">
            <text:p>FFFFFFFFB4</text:p>
          </table:table-cell>
          <table:table-cell table:style-name="ce3" table:formula="of:=DEC2HEX(ROUND(IF([.$B89]/[.Z$3]&lt;127;[.$B89]/[.Z$3];127) ;0) ;2)" office:value-type="string" office:string-value="FFFFFFFFBE">
            <text:p>FFFFFFFFBE</text:p>
          </table:table-cell>
          <table:table-cell table:style-name="ce3" table:formula="of:=DEC2HEX(ROUND(IF([.$B89]/[.AA$3]&lt;127;[.$B89]/[.AA$3];127) ;0) ;2)" office:value-type="string" office:string-value="FFFFFFFFC5">
            <text:p>FFFFFFFFC5</text:p>
          </table:table-cell>
          <table:table-cell table:style-name="ce3" table:formula="of:=DEC2HEX(ROUND(IF([.$B89]/[.AB$3]&lt;127;[.$B89]/[.AB$3];127) ;0) ;2)" office:value-type="string" office:string-value="FFFFFFFFCA">
            <text:p>FFFFFFFFCA</text:p>
          </table:table-cell>
          <table:table-cell table:style-name="ce3" table:formula="of:=DEC2HEX(ROUND(IF([.$B89]/[.AC$3]&lt;127;[.$B89]/[.AC$3];127) ;0) ;2)" office:value-type="string" office:string-value="FFFFFFFFCD">
            <text:p>FFFFFFFFCD</text:p>
          </table:table-cell>
          <table:table-cell table:style-name="ce3" table:formula="of:=DEC2HEX(ROUND(IF([.$B89]/[.AD$3]&lt;127;[.$B89]/[.AD$3];127) ;0) ;2)" office:value-type="string" office:string-value="FFFFFFFFD0">
            <text:p>FFFFFFFFD0</text:p>
          </table:table-cell>
          <table:table-cell table:style-name="ce3" table:formula="of:=DEC2HEX(ROUND(IF([.$B89]/[.AE$3]&lt;127;[.$B89]/[.AE$3];127) ;0) ;2)" office:value-type="string" office:string-value="FFFFFFFFD3">
            <text:p>FFFFFFFFD3</text:p>
          </table:table-cell>
          <table:table-cell table:style-name="ce3" table:formula="of:=DEC2HEX(ROUND(IF([.$B89]/[.AF$3]&lt;127;[.$B89]/[.AF$3];127) ;0) ;2)" office:value-type="string" office:string-value="FFFFFFFFD4">
            <text:p>FFFFFFFFD4</text:p>
          </table:table-cell>
          <table:table-cell table:style-name="ce3" table:formula="of:=DEC2HEX(ROUND(IF([.$B89]/[.AG$3]&lt;127;[.$B89]/[.AG$3];127) ;0) ;2)" office:value-type="string" office:string-value="FFFFFFFFD5">
            <text:p>FFFFFFFFD5</text:p>
          </table:table-cell>
          <table:table-cell table:style-name="ce3" table:formula="of:=DEC2HEX(ROUND(IF([.$B89]/[.AH$3]&lt;127;[.$B89]/[.AH$3];127) ;0) ;2)" office:value-type="string" office:string-value="FFFFFFFFD6">
            <text:p>FFFFFFFFD6</text:p>
          </table:table-cell>
          <table:table-cell table:style-name="ce3" table:formula="of:=DEC2HEX(ROUND(IF([.$B89]/COS([.AI$2]*0.0174533)&lt;255;[.$B89]/COS([.AI$2]*0.0174533);255);0)  ;2)" office:value-type="string" office:string-value="FFFFFFFFD6">
            <text:p>FFFFFFFFD6</text:p>
          </table:table-cell>
          <table:table-cell table:style-name="ce3" table:formula="of:=DEC2HEX(ROUND(IF([.$B89]/COS([.AJ$2]*0.0174533)&lt;255;[.$B89]/COS([.AJ$2]*0.0174533);255);0)  ;2)" office:value-type="string" office:string-value="FFFFFFFFD6">
            <text:p>FFFFFFFFD6</text:p>
          </table:table-cell>
          <table:table-cell table:style-name="ce3" table:formula="of:=DEC2HEX(ROUND(IF([.$B89]/COS([.AK$2]*0.0174533)&lt;255;[.$B89]/COS([.AK$2]*0.0174533);255);0)  ;2)" office:value-type="string" office:string-value="FFFFFFFFD5">
            <text:p>FFFFFFFFD5</text:p>
          </table:table-cell>
          <table:table-cell table:style-name="ce3" table:formula="of:=DEC2HEX(ROUND(IF([.$B89]/COS([.AL$2]*0.0174533)&lt;255;[.$B89]/COS([.AL$2]*0.0174533);255);0)  ;2)" office:value-type="string" office:string-value="FFFFFFFFD4">
            <text:p>FFFFFFFFD4</text:p>
          </table:table-cell>
          <table:table-cell table:style-name="ce3" table:formula="of:=DEC2HEX(ROUND(IF([.$B89]/COS([.AM$2]*0.0174533)&lt;255;[.$B89]/COS([.AM$2]*0.0174533);255);0)  ;2)" office:value-type="string" office:string-value="FFFFFFFFD3">
            <text:p>FFFFFFFFD3</text:p>
          </table:table-cell>
          <table:table-cell table:style-name="ce3" table:formula="of:=DEC2HEX(ROUND(IF([.$B89]/COS([.AN$2]*0.0174533)&lt;255;[.$B89]/COS([.AN$2]*0.0174533);255);0)  ;2)" office:value-type="string" office:string-value="FFFFFFFFD0">
            <text:p>FFFFFFFFD0</text:p>
          </table:table-cell>
          <table:table-cell table:style-name="ce3" table:formula="of:=DEC2HEX(ROUND(IF([.$B89]/COS([.AO$2]*0.0174533)&lt;255;[.$B89]/COS([.AO$2]*0.0174533);255);0)  ;2)" office:value-type="string" office:string-value="FFFFFFFFCD">
            <text:p>FFFFFFFFCD</text:p>
          </table:table-cell>
          <table:table-cell table:style-name="ce3" table:formula="of:=DEC2HEX(ROUND(IF([.$B89]/COS([.AP$2]*0.0174533)&lt;255;[.$B89]/COS([.AP$2]*0.0174533);255);0)  ;2)" office:value-type="string" office:string-value="FFFFFFFFCA">
            <text:p>FFFFFFFFCA</text:p>
          </table:table-cell>
          <table:table-cell table:style-name="ce3" table:formula="of:=DEC2HEX(ROUND(IF([.$B89]/COS([.AQ$2]*0.0174533)&lt;255;[.$B89]/COS([.AQ$2]*0.0174533);255);0)  ;2)" office:value-type="string" office:string-value="FFFFFFFFC5">
            <text:p>FFFFFFFFC5</text:p>
          </table:table-cell>
          <table:table-cell table:style-name="ce3" table:formula="of:=DEC2HEX(ROUND(IF([.$B89]/COS([.AR$2]*0.0174533)&lt;255;[.$B89]/COS([.AR$2]*0.0174533);255);0)  ;2)" office:value-type="string" office:string-value="FFFFFFFFBE">
            <text:p>FFFFFFFFBE</text:p>
          </table:table-cell>
          <table:table-cell table:style-name="ce3" table:formula="of:=DEC2HEX(ROUND(IF([.$B89]/COS([.AS$2]*0.0174533)&lt;255;[.$B89]/COS([.AS$2]*0.0174533);255);0)  ;2)" office:value-type="string" office:string-value="FFFFFFFFB4">
            <text:p>FFFFFFFFB4</text:p>
          </table:table-cell>
          <table:table-cell table:style-name="ce3" table:formula="of:=DEC2HEX(ROUND(IF([.$B89]/COS([.AT$2]*0.0174533)&lt;255;[.$B89]/COS([.AT$2]*0.0174533);255);0)  ;2)" office:value-type="string" office:string-value="FFFFFFFFA7">
            <text:p>FFFFFFFFA7</text:p>
          </table:table-cell>
          <table:table-cell table:style-name="ce3" table:formula="of:=DEC2HEX(ROUND(IF([.$B89]/COS([.AU$2]*0.0174533)&lt;255;[.$B89]/COS([.AU$2]*0.0174533);255);0)  ;2)" office:value-type="string" office:string-value="FFFFFFFF92">
            <text:p>FFFFFFFF92</text:p>
          </table:table-cell>
          <table:table-cell table:style-name="ce3" table:formula="of:=DEC2HEX(ROUND(IF([.$B89]/COS([.AV$2]*0.0174533)&lt;255;[.$B89]/COS([.AV$2]*0.0174533);255);0)  ;2)" office:value-type="string" office:string-value="FFFFFFFF6F">
            <text:p>FFFFFFFF6F</text:p>
          </table:table-cell>
          <table:table-cell table:style-name="ce3" table:formula="of:=DEC2HEX(ROUND(IF([.$B89]/COS([.AW$2]*0.0174533)&lt;255;[.$B89]/COS([.AW$2]*0.0174533);255);0)  ;2)" office:value-type="string" office:string-value="FFFFFFFF29">
            <text:p>FFFFFFFF29</text:p>
          </table:table-cell>
          <table:table-cell table:style-name="ce3" table:formula="of:=DEC2HEX(ROUND(IF([.$B89]/COS([.AX$2]*0.0174533)&lt;255;[.$B89]/COS([.AX$2]*0.0174533);255);0)  ;2)" office:value-type="string" office:string-value="FFFFFFFE53">
            <text:p>FFFFFFFE53</text:p>
          </table:table-cell>
          <table:table-cell table:style-name="ce3" table:formula="of:=DEC2HEX(ROUND(IF([.$B89]/COS([.AY$2]*0.0174533)&lt;255;[.$B89]/COS([.AY$2]*0.0174533);255);0)  ;2)" office:value-type="string" office:string-value="FF">
            <text:p>FF</text:p>
          </table:table-cell>
          <table:table-cell table:style-name="ce3" table:formula="of:=DEC2HEX(ROUND(IF([.$B89]/COS([.AZ$2]*0.0174533)&lt;255;[.$B89]/COS([.AZ$2]*0.0174533);255);0)  ;2)" office:value-type="string" office:string-value="FF">
            <text:p>FF</text:p>
          </table:table-cell>
          <table:table-cell table:style-name="ce3" table:formula="of:=DEC2HEX(ROUND(IF([.$B89]/COS([.BA$2]*0.0174533)&lt;255;[.$B89]/COS([.BA$2]*0.0174533);255);0)  ;2)" office:value-type="string" office:string-value="D7">
            <text:p>D7</text:p>
          </table:table-cell>
          <table:table-cell table:style-name="ce3" table:formula="of:=DEC2HEX(ROUND(IF([.$B89]/COS([.BB$2]*0.0174533)&lt;255;[.$B89]/COS([.BB$2]*0.0174533);255);0)  ;2)" office:value-type="string" office:string-value="91">
            <text:p>91</text:p>
          </table:table-cell>
          <table:table-cell table:style-name="ce3" table:formula="of:=DEC2HEX(ROUND(IF([.$B89]/COS([.BC$2]*0.0174533)&lt;255;[.$B89]/COS([.BC$2]*0.0174533);255);0)  ;2)" office:value-type="string" office:string-value="6E">
            <text:p>6E</text:p>
          </table:table-cell>
          <table:table-cell table:style-name="ce3" table:formula="of:=DEC2HEX(ROUND(IF([.$B89]/COS([.BD$2]*0.0174533)&lt;255;[.$B89]/COS([.BD$2]*0.0174533);255);0)  ;2)" office:value-type="string" office:string-value="59">
            <text:p>59</text:p>
          </table:table-cell>
          <table:table-cell table:style-name="ce3" table:formula="of:=DEC2HEX(ROUND(IF([.$B89]/COS([.BE$2]*0.0174533)&lt;255;[.$B89]/COS([.BE$2]*0.0174533);255);0)  ;2)" office:value-type="string" office:string-value="4C">
            <text:p>4C</text:p>
          </table:table-cell>
          <table:table-cell table:style-name="ce3" table:formula="of:=DEC2HEX(ROUND(IF([.$B89]/COS([.BF$2]*0.0174533)&lt;255;[.$B89]/COS([.BF$2]*0.0174533);255);0)  ;2)" office:value-type="string" office:string-value="42">
            <text:p>42</text:p>
          </table:table-cell>
          <table:table-cell table:style-name="ce3" table:formula="of:=DEC2HEX(ROUND(IF([.$B89]/COS([.BG$2]*0.0174533)&lt;255;[.$B89]/COS([.BG$2]*0.0174533);255);0)  ;2)" office:value-type="string" office:string-value="3B">
            <text:p>3B</text:p>
          </table:table-cell>
          <table:table-cell table:style-name="ce3" table:formula="of:=DEC2HEX(ROUND(IF([.$B89]/COS([.BH$2]*0.0174533)&lt;255;[.$B89]/COS([.BH$2]*0.0174533);255);0)  ;2)" office:value-type="string" office:string-value="36">
            <text:p>36</text:p>
          </table:table-cell>
          <table:table-cell table:style-name="ce3" table:formula="of:=DEC2HEX(ROUND(IF([.$B89]/COS([.BI$2]*0.0174533)&lt;255;[.$B89]/COS([.BI$2]*0.0174533);255);0)  ;2)" office:value-type="string" office:string-value="33">
            <text:p>33</text:p>
          </table:table-cell>
          <table:table-cell table:style-name="ce3" table:formula="of:=DEC2HEX(ROUND(IF([.$B89]/COS([.BJ$2]*0.0174533)&lt;255;[.$B89]/COS([.BJ$2]*0.0174533);255);0)  ;2)" office:value-type="string" office:string-value="30">
            <text:p>30</text:p>
          </table:table-cell>
          <table:table-cell table:style-name="ce3" table:formula="of:=DEC2HEX(ROUND(IF([.$B89]/COS([.BK$2]*0.0174533)&lt;255;[.$B89]/COS([.BK$2]*0.0174533);255);0)  ;2)" office:value-type="string" office:string-value="2D">
            <text:p>2D</text:p>
          </table:table-cell>
          <table:table-cell table:style-name="ce3" table:formula="of:=DEC2HEX(ROUND(IF([.$B89]/COS([.BL$2]*0.0174533)&lt;255;[.$B89]/COS([.BL$2]*0.0174533);255);0)  ;2)" office:value-type="string" office:string-value="2C">
            <text:p>2C</text:p>
          </table:table-cell>
          <table:table-cell table:style-name="ce3" table:formula="of:=DEC2HEX(ROUND(IF([.$B89]/COS([.BM$2]*0.0174533)&lt;255;[.$B89]/COS([.BM$2]*0.0174533);255);0)  ;2)" office:value-type="string" office:string-value="2B">
            <text:p>2B</text:p>
          </table:table-cell>
          <table:table-cell table:style-name="ce3" table:formula="of:=DEC2HEX(ROUND(IF([.$B89]/COS([.BN$2]*0.0174533)&lt;255;[.$B89]/COS([.BN$2]*0.0174533);255);0)  ;2)" office:value-type="string" office:string-value="2A">
            <text:p>2A</text:p>
          </table:table-cell>
          <table:table-cell table:style-name="ce3" table:formula="of:=DEC2HEX(ROUND(IF([.$B89]/COS([.BO$2]*0.0174533)&lt;255;[.$B89]/COS([.BO$2]*0.0174533);255);0)  ;2)" office:value-type="string" office:string-value="2A">
            <text:p>2A</text:p>
          </table:table-cell>
          <table:table-cell table:style-name="ce3" table:formula="of:=DEC2HEX(ROUND(IF([.$B89]/COS([.BP$2]*0.0174533)&lt;255;[.$B89]/COS([.BP$2]*0.0174533);255);0)  ;2)" office:value-type="string" office:string-value="2A">
            <text:p>2A</text:p>
          </table:table-cell>
          <table:table-cell table:style-name="ce3" table:formula="of:=DEC2HEX(ROUND(IF([.$B89]/COS([.BQ$2]*0.0174533)&lt;255;[.$B89]/COS([.BQ$2]*0.0174533);255);0)  ;2)" office:value-type="string" office:string-value="2B">
            <text:p>2B</text:p>
          </table:table-cell>
          <table:table-cell table:style-name="ce3" table:formula="of:=DEC2HEX(ROUND(IF([.$B89]/COS([.BR$2]*0.0174533)&lt;255;[.$B89]/COS([.BR$2]*0.0174533);255);0)  ;2)" office:value-type="string" office:string-value="2C">
            <text:p>2C</text:p>
          </table:table-cell>
          <table:table-cell table:style-name="ce3" table:formula="of:=DEC2HEX(ROUND(IF([.$B89]/COS([.BS$2]*0.0174533)&lt;255;[.$B89]/COS([.BS$2]*0.0174533);255);0)  ;2)" office:value-type="string" office:string-value="2D">
            <text:p>2D</text:p>
          </table:table-cell>
          <table:table-cell table:style-name="ce3" table:formula="of:=DEC2HEX(ROUND(IF([.$B89]/COS([.BT$2]*0.0174533)&lt;255;[.$B89]/COS([.BT$2]*0.0174533);255);0)  ;2)" office:value-type="string" office:string-value="30">
            <text:p>30</text:p>
          </table:table-cell>
          <table:table-cell table:style-name="ce3" table:formula="of:=DEC2HEX(ROUND(IF([.$B89]/COS([.BU$2]*0.0174533)&lt;255;[.$B89]/COS([.BU$2]*0.0174533);255);0)  ;2)" office:value-type="string" office:string-value="33">
            <text:p>33</text:p>
          </table:table-cell>
          <table:table-cell table:style-name="ce3" table:formula="of:=DEC2HEX(ROUND(IF([.$B89]/COS([.BV$2]*0.0174533)&lt;255;[.$B89]/COS([.BV$2]*0.0174533);255);0)  ;2)" office:value-type="string" office:string-value="36">
            <text:p>36</text:p>
          </table:table-cell>
          <table:table-cell table:style-name="ce3" table:formula="of:=DEC2HEX(ROUND(IF([.$B89]/COS([.BW$2]*0.0174533)&lt;255;[.$B89]/COS([.BW$2]*0.0174533);255);0)  ;2)" office:value-type="string" office:string-value="3B">
            <text:p>3B</text:p>
          </table:table-cell>
          <table:table-cell table:style-name="ce3" table:formula="of:=DEC2HEX(ROUND(IF([.$B89]/COS([.BX$2]*0.0174533)&lt;255;[.$B89]/COS([.BX$2]*0.0174533);255);0)  ;2)" office:value-type="string" office:string-value="42">
            <text:p>42</text:p>
          </table:table-cell>
          <table:table-cell table:style-name="ce3" table:formula="of:=DEC2HEX(ROUND(IF([.$B89]/COS([.BY$2]*0.0174533)&lt;255;[.$B89]/COS([.BY$2]*0.0174533);255);0)  ;2)" office:value-type="string" office:string-value="4C">
            <text:p>4C</text:p>
          </table:table-cell>
          <table:table-cell table:style-name="ce3" table:formula="of:=DEC2HEX(ROUND(IF([.$B89]/COS([.BZ$2]*0.0174533)&lt;255;[.$B89]/COS([.BZ$2]*0.0174533);255);0)  ;2)" office:value-type="string" office:string-value="59">
            <text:p>59</text:p>
          </table:table-cell>
          <table:table-cell table:style-name="ce3" table:formula="of:=DEC2HEX(ROUND(IF([.$B89]/COS([.CA$2]*0.0174533)&lt;255;[.$B89]/COS([.CA$2]*0.0174533);255);0)  ;2)" office:value-type="string" office:string-value="6E">
            <text:p>6E</text:p>
          </table:table-cell>
          <table:table-cell table:style-name="ce3" table:formula="of:=DEC2HEX(ROUND(IF([.$B89]/COS([.CB$2]*0.0174533)&lt;255;[.$B89]/COS([.CB$2]*0.0174533);255);0)  ;2)" office:value-type="string" office:string-value="91">
            <text:p>91</text:p>
          </table:table-cell>
          <table:table-cell table:style-name="ce3" table:formula="of:=DEC2HEX(ROUND(IF([.$B89]/COS([.CC$2]*0.0174533)&lt;255;[.$B89]/COS([.CC$2]*0.0174533);255);0)  ;2)" office:value-type="string" office:string-value="D7">
            <text:p>D7</text:p>
          </table:table-cell>
          <table:table-cell table:number-columns-repeated="943"/>
        </table:table-row>
        <table:table-row table:style-name="ro1">
          <table:table-cell table:formula="of:=[.A89]+1" office:value-type="float" office:value="86">
            <text:p>86</text:p>
          </table:table-cell>
          <table:table-cell table:style-name="ce2" table:formula="of:=[.B89]-1" office:value-type="float" office:value="41">
            <text:p>41</text:p>
          </table:table-cell>
          <table:table-cell table:formula="of:=DEC2HEX(ROUND(IF([.$B90]/[.C$3]&lt;127;127-[.$B90]/[.C$3];0) ;0) ;2)" office:value-type="string" office:string-value="56">
            <text:p>56</text:p>
          </table:table-cell>
          <table:table-cell table:formula="of:=DEC2HEX(ROUND(IF([.$B90]/[.D$3]&lt;127;127-[.$B90]/[.D$3];0) ;0) ;2)" office:value-type="string" office:string-value="56">
            <text:p>56</text:p>
          </table:table-cell>
          <table:table-cell table:formula="of:=DEC2HEX(ROUND(IF([.$B90]/[.E$3]&lt;127;127-[.$B90]/[.E$3];0) ;0) ;2)" office:value-type="string" office:string-value="55">
            <text:p>55</text:p>
          </table:table-cell>
          <table:table-cell table:formula="of:=DEC2HEX(ROUND(IF([.$B90]/[.F$3]&lt;127;127-[.$B90]/[.F$3];0) ;0) ;2)" office:value-type="string" office:string-value="54">
            <text:p>54</text:p>
          </table:table-cell>
          <table:table-cell table:formula="of:=DEC2HEX(ROUND(IF([.$B90]/[.G$3]&lt;127;127-[.$B90]/[.G$3];0) ;0) ;2)" office:value-type="string" office:string-value="53">
            <text:p>53</text:p>
          </table:table-cell>
          <table:table-cell table:formula="of:=DEC2HEX(ROUND(IF([.$B90]/[.H$3]&lt;127;127-[.$B90]/[.H$3];0) ;0) ;2)" office:value-type="string" office:string-value="51">
            <text:p>51</text:p>
          </table:table-cell>
          <table:table-cell table:formula="of:=DEC2HEX(ROUND(IF([.$B90]/[.I$3]&lt;127;127-[.$B90]/[.I$3];0) ;0) ;2)" office:value-type="string" office:string-value="4E">
            <text:p>4E</text:p>
          </table:table-cell>
          <table:table-cell table:formula="of:=DEC2HEX(ROUND(IF([.$B90]/[.J$3]&lt;127;127-[.$B90]/[.J$3];0) ;0) ;2)" office:value-type="string" office:string-value="4A">
            <text:p>4A</text:p>
          </table:table-cell>
          <table:table-cell table:formula="of:=DEC2HEX(ROUND(IF([.$B90]/[.K$3]&lt;127;127-[.$B90]/[.K$3];0) ;0) ;2)" office:value-type="string" office:string-value="45">
            <text:p>45</text:p>
          </table:table-cell>
          <table:table-cell table:formula="of:=DEC2HEX(ROUND(IF([.$B90]/[.L$3]&lt;127;127-[.$B90]/[.L$3];0) ;0) ;2)" office:value-type="string" office:string-value="3E">
            <text:p>3E</text:p>
          </table:table-cell>
          <table:table-cell table:style-name="ce3" table:formula="of:=DEC2HEX(ROUND(IF([.$B90]/[.M$3]&lt;127;127-[.$B90]/[.M$3];0) ;0) ;2)" office:value-type="string" office:string-value="35">
            <text:p>35</text:p>
          </table:table-cell>
          <table:table-cell table:style-name="ce3" table:formula="of:=DEC2HEX(ROUND(IF([.$B90]/[.N$3]&lt;127;127-[.$B90]/[.N$3];0) ;0) ;2)" office:value-type="string" office:string-value="28">
            <text:p>28</text:p>
          </table:table-cell>
          <table:table-cell table:style-name="ce3" table:formula="of:=DEC2HEX(ROUND(IF([.$B90]/[.O$3]&lt;127;127-[.$B90]/[.O$3];0) ;0) ;2)" office:value-type="string" office:string-value="14">
            <text:p>14</text:p>
          </table:table-cell>
          <table:table-cell table:style-name="ce3" table:formula="of:=DEC2HEX(ROUND(IF([.$B90]/[.P$3]&lt;127;127-[.$B90]/[.P$3];0) ;0) ;2)" office:value-type="string" office:string-value="00">
            <text:p>00</text:p>
          </table:table-cell>
          <table:table-cell table:style-name="ce3" table:formula="of:=DEC2HEX(ROUND(IF([.$B90]/[.Q$3]&lt;127;127-[.$B90]/[.Q$3];0) ;0) ;2)" office:value-type="string" office:string-value="00">
            <text:p>00</text:p>
          </table:table-cell>
          <table:table-cell table:style-name="ce3" table:formula="of:=DEC2HEX(ROUND(IF([.$B90]/[.R$3]&lt;127;127-[.$B90]/[.R$3];0) ;0) ;2)" office:value-type="string" office:string-value="00">
            <text:p>00</text:p>
          </table:table-cell>
          <table:table-cell table:style-name="ce3" table:formula="of:=DEC2HEX(ROUND(IF([.$B90]/[.S$3]&lt;127;[.$B90]/[.S$3];127) ;0) ;2)" office:value-type="float" office:value="0">
            <text:p>#ДЕЛ/0!</text:p>
          </table:table-cell>
          <table:table-cell table:style-name="ce3" table:formula="of:=DEC2HEX(ROUND(IF([.$B90]/[.T$3]&lt;127;[.$B90]/[.T$3];127) ;0) ;2)" office:value-type="string" office:string-value="FFFFFFFE5E">
            <text:p>FFFFFFFE5E</text:p>
          </table:table-cell>
          <table:table-cell table:style-name="ce3" table:formula="of:=DEC2HEX(ROUND(IF([.$B90]/[.U$3]&lt;127;[.$B90]/[.U$3];127) ;0) ;2)" office:value-type="string" office:string-value="FFFFFFFF2E">
            <text:p>FFFFFFFF2E</text:p>
          </table:table-cell>
          <table:table-cell table:style-name="ce3" table:formula="of:=DEC2HEX(ROUND(IF([.$B90]/[.V$3]&lt;127;[.$B90]/[.V$3];127) ;0) ;2)" office:value-type="string" office:string-value="FFFFFFFF73">
            <text:p>FFFFFFFF73</text:p>
          </table:table-cell>
          <table:table-cell table:style-name="ce3" table:formula="of:=DEC2HEX(ROUND(IF([.$B90]/[.W$3]&lt;127;[.$B90]/[.W$3];127) ;0) ;2)" office:value-type="string" office:string-value="FFFFFFFF95">
            <text:p>FFFFFFFF95</text:p>
          </table:table-cell>
          <table:table-cell table:style-name="ce3" table:formula="of:=DEC2HEX(ROUND(IF([.$B90]/[.X$3]&lt;127;[.$B90]/[.X$3];127) ;0) ;2)" office:value-type="string" office:string-value="FFFFFFFFA9">
            <text:p>FFFFFFFFA9</text:p>
          </table:table-cell>
          <table:table-cell table:style-name="ce3" table:formula="of:=DEC2HEX(ROUND(IF([.$B90]/[.Y$3]&lt;127;[.$B90]/[.Y$3];127) ;0) ;2)" office:value-type="string" office:string-value="FFFFFFFFB6">
            <text:p>FFFFFFFFB6</text:p>
          </table:table-cell>
          <table:table-cell table:style-name="ce3" table:formula="of:=DEC2HEX(ROUND(IF([.$B90]/[.Z$3]&lt;127;[.$B90]/[.Z$3];127) ;0) ;2)" office:value-type="string" office:string-value="FFFFFFFFBF">
            <text:p>FFFFFFFFBF</text:p>
          </table:table-cell>
          <table:table-cell table:style-name="ce3" table:formula="of:=DEC2HEX(ROUND(IF([.$B90]/[.AA$3]&lt;127;[.$B90]/[.AA$3];127) ;0) ;2)" office:value-type="string" office:string-value="FFFFFFFFC6">
            <text:p>FFFFFFFFC6</text:p>
          </table:table-cell>
          <table:table-cell table:style-name="ce3" table:formula="of:=DEC2HEX(ROUND(IF([.$B90]/[.AB$3]&lt;127;[.$B90]/[.AB$3];127) ;0) ;2)" office:value-type="string" office:string-value="FFFFFFFFCB">
            <text:p>FFFFFFFFCB</text:p>
          </table:table-cell>
          <table:table-cell table:style-name="ce3" table:formula="of:=DEC2HEX(ROUND(IF([.$B90]/[.AC$3]&lt;127;[.$B90]/[.AC$3];127) ;0) ;2)" office:value-type="string" office:string-value="FFFFFFFFCF">
            <text:p>FFFFFFFFCF</text:p>
          </table:table-cell>
          <table:table-cell table:style-name="ce3" table:formula="of:=DEC2HEX(ROUND(IF([.$B90]/[.AD$3]&lt;127;[.$B90]/[.AD$3];127) ;0) ;2)" office:value-type="string" office:string-value="FFFFFFFFD2">
            <text:p>FFFFFFFFD2</text:p>
          </table:table-cell>
          <table:table-cell table:style-name="ce3" table:formula="of:=DEC2HEX(ROUND(IF([.$B90]/[.AE$3]&lt;127;[.$B90]/[.AE$3];127) ;0) ;2)" office:value-type="string" office:string-value="FFFFFFFFD4">
            <text:p>FFFFFFFFD4</text:p>
          </table:table-cell>
          <table:table-cell table:style-name="ce3" table:formula="of:=DEC2HEX(ROUND(IF([.$B90]/[.AF$3]&lt;127;[.$B90]/[.AF$3];127) ;0) ;2)" office:value-type="string" office:string-value="FFFFFFFFD5">
            <text:p>FFFFFFFFD5</text:p>
          </table:table-cell>
          <table:table-cell table:style-name="ce3" table:formula="of:=DEC2HEX(ROUND(IF([.$B90]/[.AG$3]&lt;127;[.$B90]/[.AG$3];127) ;0) ;2)" office:value-type="string" office:string-value="FFFFFFFFD6">
            <text:p>FFFFFFFFD6</text:p>
          </table:table-cell>
          <table:table-cell table:style-name="ce3" table:formula="of:=DEC2HEX(ROUND(IF([.$B90]/[.AH$3]&lt;127;[.$B90]/[.AH$3];127) ;0) ;2)" office:value-type="string" office:string-value="FFFFFFFFD7">
            <text:p>FFFFFFFFD7</text:p>
          </table:table-cell>
          <table:table-cell table:style-name="ce3" table:formula="of:=DEC2HEX(ROUND(IF([.$B90]/COS([.AI$2]*0.0174533)&lt;255;[.$B90]/COS([.AI$2]*0.0174533);255);0)  ;2)" office:value-type="string" office:string-value="FFFFFFFFD7">
            <text:p>FFFFFFFFD7</text:p>
          </table:table-cell>
          <table:table-cell table:style-name="ce3" table:formula="of:=DEC2HEX(ROUND(IF([.$B90]/COS([.AJ$2]*0.0174533)&lt;255;[.$B90]/COS([.AJ$2]*0.0174533);255);0)  ;2)" office:value-type="string" office:string-value="FFFFFFFFD7">
            <text:p>FFFFFFFFD7</text:p>
          </table:table-cell>
          <table:table-cell table:style-name="ce3" table:formula="of:=DEC2HEX(ROUND(IF([.$B90]/COS([.AK$2]*0.0174533)&lt;255;[.$B90]/COS([.AK$2]*0.0174533);255);0)  ;2)" office:value-type="string" office:string-value="FFFFFFFFD6">
            <text:p>FFFFFFFFD6</text:p>
          </table:table-cell>
          <table:table-cell table:style-name="ce3" table:formula="of:=DEC2HEX(ROUND(IF([.$B90]/COS([.AL$2]*0.0174533)&lt;255;[.$B90]/COS([.AL$2]*0.0174533);255);0)  ;2)" office:value-type="string" office:string-value="FFFFFFFFD5">
            <text:p>FFFFFFFFD5</text:p>
          </table:table-cell>
          <table:table-cell table:style-name="ce3" table:formula="of:=DEC2HEX(ROUND(IF([.$B90]/COS([.AM$2]*0.0174533)&lt;255;[.$B90]/COS([.AM$2]*0.0174533);255);0)  ;2)" office:value-type="string" office:string-value="FFFFFFFFD4">
            <text:p>FFFFFFFFD4</text:p>
          </table:table-cell>
          <table:table-cell table:style-name="ce3" table:formula="of:=DEC2HEX(ROUND(IF([.$B90]/COS([.AN$2]*0.0174533)&lt;255;[.$B90]/COS([.AN$2]*0.0174533);255);0)  ;2)" office:value-type="string" office:string-value="FFFFFFFFD2">
            <text:p>FFFFFFFFD2</text:p>
          </table:table-cell>
          <table:table-cell table:style-name="ce3" table:formula="of:=DEC2HEX(ROUND(IF([.$B90]/COS([.AO$2]*0.0174533)&lt;255;[.$B90]/COS([.AO$2]*0.0174533);255);0)  ;2)" office:value-type="string" office:string-value="FFFFFFFFCF">
            <text:p>FFFFFFFFCF</text:p>
          </table:table-cell>
          <table:table-cell table:style-name="ce3" table:formula="of:=DEC2HEX(ROUND(IF([.$B90]/COS([.AP$2]*0.0174533)&lt;255;[.$B90]/COS([.AP$2]*0.0174533);255);0)  ;2)" office:value-type="string" office:string-value="FFFFFFFFCB">
            <text:p>FFFFFFFFCB</text:p>
          </table:table-cell>
          <table:table-cell table:style-name="ce3" table:formula="of:=DEC2HEX(ROUND(IF([.$B90]/COS([.AQ$2]*0.0174533)&lt;255;[.$B90]/COS([.AQ$2]*0.0174533);255);0)  ;2)" office:value-type="string" office:string-value="FFFFFFFFC6">
            <text:p>FFFFFFFFC6</text:p>
          </table:table-cell>
          <table:table-cell table:style-name="ce3" table:formula="of:=DEC2HEX(ROUND(IF([.$B90]/COS([.AR$2]*0.0174533)&lt;255;[.$B90]/COS([.AR$2]*0.0174533);255);0)  ;2)" office:value-type="string" office:string-value="FFFFFFFFBF">
            <text:p>FFFFFFFFBF</text:p>
          </table:table-cell>
          <table:table-cell table:style-name="ce3" table:formula="of:=DEC2HEX(ROUND(IF([.$B90]/COS([.AS$2]*0.0174533)&lt;255;[.$B90]/COS([.AS$2]*0.0174533);255);0)  ;2)" office:value-type="string" office:string-value="FFFFFFFFB6">
            <text:p>FFFFFFFFB6</text:p>
          </table:table-cell>
          <table:table-cell table:style-name="ce3" table:formula="of:=DEC2HEX(ROUND(IF([.$B90]/COS([.AT$2]*0.0174533)&lt;255;[.$B90]/COS([.AT$2]*0.0174533);255);0)  ;2)" office:value-type="string" office:string-value="FFFFFFFFA9">
            <text:p>FFFFFFFFA9</text:p>
          </table:table-cell>
          <table:table-cell table:style-name="ce3" table:formula="of:=DEC2HEX(ROUND(IF([.$B90]/COS([.AU$2]*0.0174533)&lt;255;[.$B90]/COS([.AU$2]*0.0174533);255);0)  ;2)" office:value-type="string" office:string-value="FFFFFFFF95">
            <text:p>FFFFFFFF95</text:p>
          </table:table-cell>
          <table:table-cell table:style-name="ce3" table:formula="of:=DEC2HEX(ROUND(IF([.$B90]/COS([.AV$2]*0.0174533)&lt;255;[.$B90]/COS([.AV$2]*0.0174533);255);0)  ;2)" office:value-type="string" office:string-value="FFFFFFFF73">
            <text:p>FFFFFFFF73</text:p>
          </table:table-cell>
          <table:table-cell table:style-name="ce3" table:formula="of:=DEC2HEX(ROUND(IF([.$B90]/COS([.AW$2]*0.0174533)&lt;255;[.$B90]/COS([.AW$2]*0.0174533);255);0)  ;2)" office:value-type="string" office:string-value="FFFFFFFF2E">
            <text:p>FFFFFFFF2E</text:p>
          </table:table-cell>
          <table:table-cell table:style-name="ce3" table:formula="of:=DEC2HEX(ROUND(IF([.$B90]/COS([.AX$2]*0.0174533)&lt;255;[.$B90]/COS([.AX$2]*0.0174533);255);0)  ;2)" office:value-type="string" office:string-value="FFFFFFFE5E">
            <text:p>FFFFFFFE5E</text:p>
          </table:table-cell>
          <table:table-cell table:style-name="ce3" table:formula="of:=DEC2HEX(ROUND(IF([.$B90]/COS([.AY$2]*0.0174533)&lt;255;[.$B90]/COS([.AY$2]*0.0174533);255);0)  ;2)" office:value-type="string" office:string-value="FF">
            <text:p>FF</text:p>
          </table:table-cell>
          <table:table-cell table:style-name="ce3" table:formula="of:=DEC2HEX(ROUND(IF([.$B90]/COS([.AZ$2]*0.0174533)&lt;255;[.$B90]/COS([.AZ$2]*0.0174533);255);0)  ;2)" office:value-type="string" office:string-value="FF">
            <text:p>FF</text:p>
          </table:table-cell>
          <table:table-cell table:style-name="ce3" table:formula="of:=DEC2HEX(ROUND(IF([.$B90]/COS([.BA$2]*0.0174533)&lt;255;[.$B90]/COS([.BA$2]*0.0174533);255);0)  ;2)" office:value-type="string" office:string-value="D2">
            <text:p>D2</text:p>
          </table:table-cell>
          <table:table-cell table:style-name="ce3" table:formula="of:=DEC2HEX(ROUND(IF([.$B90]/COS([.BB$2]*0.0174533)&lt;255;[.$B90]/COS([.BB$2]*0.0174533);255);0)  ;2)" office:value-type="string" office:string-value="8D">
            <text:p>8D</text:p>
          </table:table-cell>
          <table:table-cell table:style-name="ce3" table:formula="of:=DEC2HEX(ROUND(IF([.$B90]/COS([.BC$2]*0.0174533)&lt;255;[.$B90]/COS([.BC$2]*0.0174533);255);0)  ;2)" office:value-type="string" office:string-value="6B">
            <text:p>6B</text:p>
          </table:table-cell>
          <table:table-cell table:style-name="ce3" table:formula="of:=DEC2HEX(ROUND(IF([.$B90]/COS([.BD$2]*0.0174533)&lt;255;[.$B90]/COS([.BD$2]*0.0174533);255);0)  ;2)" office:value-type="string" office:string-value="57">
            <text:p>57</text:p>
          </table:table-cell>
          <table:table-cell table:style-name="ce3" table:formula="of:=DEC2HEX(ROUND(IF([.$B90]/COS([.BE$2]*0.0174533)&lt;255;[.$B90]/COS([.BE$2]*0.0174533);255);0)  ;2)" office:value-type="string" office:string-value="4A">
            <text:p>4A</text:p>
          </table:table-cell>
          <table:table-cell table:style-name="ce3" table:formula="of:=DEC2HEX(ROUND(IF([.$B90]/COS([.BF$2]*0.0174533)&lt;255;[.$B90]/COS([.BF$2]*0.0174533);255);0)  ;2)" office:value-type="string" office:string-value="41">
            <text:p>41</text:p>
          </table:table-cell>
          <table:table-cell table:style-name="ce3" table:formula="of:=DEC2HEX(ROUND(IF([.$B90]/COS([.BG$2]*0.0174533)&lt;255;[.$B90]/COS([.BG$2]*0.0174533);255);0)  ;2)" office:value-type="string" office:string-value="3A">
            <text:p>3A</text:p>
          </table:table-cell>
          <table:table-cell table:style-name="ce3" table:formula="of:=DEC2HEX(ROUND(IF([.$B90]/COS([.BH$2]*0.0174533)&lt;255;[.$B90]/COS([.BH$2]*0.0174533);255);0)  ;2)" office:value-type="string" office:string-value="35">
            <text:p>35</text:p>
          </table:table-cell>
          <table:table-cell table:style-name="ce3" table:formula="of:=DEC2HEX(ROUND(IF([.$B90]/COS([.BI$2]*0.0174533)&lt;255;[.$B90]/COS([.BI$2]*0.0174533);255);0)  ;2)" office:value-type="string" office:string-value="31">
            <text:p>31</text:p>
          </table:table-cell>
          <table:table-cell table:style-name="ce3" table:formula="of:=DEC2HEX(ROUND(IF([.$B90]/COS([.BJ$2]*0.0174533)&lt;255;[.$B90]/COS([.BJ$2]*0.0174533);255);0)  ;2)" office:value-type="string" office:string-value="2E">
            <text:p>2E</text:p>
          </table:table-cell>
          <table:table-cell table:style-name="ce3" table:formula="of:=DEC2HEX(ROUND(IF([.$B90]/COS([.BK$2]*0.0174533)&lt;255;[.$B90]/COS([.BK$2]*0.0174533);255);0)  ;2)" office:value-type="string" office:string-value="2C">
            <text:p>2C</text:p>
          </table:table-cell>
          <table:table-cell table:style-name="ce3" table:formula="of:=DEC2HEX(ROUND(IF([.$B90]/COS([.BL$2]*0.0174533)&lt;255;[.$B90]/COS([.BL$2]*0.0174533);255);0)  ;2)" office:value-type="string" office:string-value="2B">
            <text:p>2B</text:p>
          </table:table-cell>
          <table:table-cell table:style-name="ce3" table:formula="of:=DEC2HEX(ROUND(IF([.$B90]/COS([.BM$2]*0.0174533)&lt;255;[.$B90]/COS([.BM$2]*0.0174533);255);0)  ;2)" office:value-type="string" office:string-value="2A">
            <text:p>2A</text:p>
          </table:table-cell>
          <table:table-cell table:style-name="ce3" table:formula="of:=DEC2HEX(ROUND(IF([.$B90]/COS([.BN$2]*0.0174533)&lt;255;[.$B90]/COS([.BN$2]*0.0174533);255);0)  ;2)" office:value-type="string" office:string-value="29">
            <text:p>29</text:p>
          </table:table-cell>
          <table:table-cell table:style-name="ce3" table:formula="of:=DEC2HEX(ROUND(IF([.$B90]/COS([.BO$2]*0.0174533)&lt;255;[.$B90]/COS([.BO$2]*0.0174533);255);0)  ;2)" office:value-type="string" office:string-value="29">
            <text:p>29</text:p>
          </table:table-cell>
          <table:table-cell table:style-name="ce3" table:formula="of:=DEC2HEX(ROUND(IF([.$B90]/COS([.BP$2]*0.0174533)&lt;255;[.$B90]/COS([.BP$2]*0.0174533);255);0)  ;2)" office:value-type="string" office:string-value="29">
            <text:p>29</text:p>
          </table:table-cell>
          <table:table-cell table:style-name="ce3" table:formula="of:=DEC2HEX(ROUND(IF([.$B90]/COS([.BQ$2]*0.0174533)&lt;255;[.$B90]/COS([.BQ$2]*0.0174533);255);0)  ;2)" office:value-type="string" office:string-value="2A">
            <text:p>2A</text:p>
          </table:table-cell>
          <table:table-cell table:style-name="ce3" table:formula="of:=DEC2HEX(ROUND(IF([.$B90]/COS([.BR$2]*0.0174533)&lt;255;[.$B90]/COS([.BR$2]*0.0174533);255);0)  ;2)" office:value-type="string" office:string-value="2B">
            <text:p>2B</text:p>
          </table:table-cell>
          <table:table-cell table:style-name="ce3" table:formula="of:=DEC2HEX(ROUND(IF([.$B90]/COS([.BS$2]*0.0174533)&lt;255;[.$B90]/COS([.BS$2]*0.0174533);255);0)  ;2)" office:value-type="string" office:string-value="2C">
            <text:p>2C</text:p>
          </table:table-cell>
          <table:table-cell table:style-name="ce3" table:formula="of:=DEC2HEX(ROUND(IF([.$B90]/COS([.BT$2]*0.0174533)&lt;255;[.$B90]/COS([.BT$2]*0.0174533);255);0)  ;2)" office:value-type="string" office:string-value="2E">
            <text:p>2E</text:p>
          </table:table-cell>
          <table:table-cell table:style-name="ce3" table:formula="of:=DEC2HEX(ROUND(IF([.$B90]/COS([.BU$2]*0.0174533)&lt;255;[.$B90]/COS([.BU$2]*0.0174533);255);0)  ;2)" office:value-type="string" office:string-value="31">
            <text:p>31</text:p>
          </table:table-cell>
          <table:table-cell table:style-name="ce3" table:formula="of:=DEC2HEX(ROUND(IF([.$B90]/COS([.BV$2]*0.0174533)&lt;255;[.$B90]/COS([.BV$2]*0.0174533);255);0)  ;2)" office:value-type="string" office:string-value="35">
            <text:p>35</text:p>
          </table:table-cell>
          <table:table-cell table:style-name="ce3" table:formula="of:=DEC2HEX(ROUND(IF([.$B90]/COS([.BW$2]*0.0174533)&lt;255;[.$B90]/COS([.BW$2]*0.0174533);255);0)  ;2)" office:value-type="string" office:string-value="3A">
            <text:p>3A</text:p>
          </table:table-cell>
          <table:table-cell table:style-name="ce3" table:formula="of:=DEC2HEX(ROUND(IF([.$B90]/COS([.BX$2]*0.0174533)&lt;255;[.$B90]/COS([.BX$2]*0.0174533);255);0)  ;2)" office:value-type="string" office:string-value="41">
            <text:p>41</text:p>
          </table:table-cell>
          <table:table-cell table:style-name="ce3" table:formula="of:=DEC2HEX(ROUND(IF([.$B90]/COS([.BY$2]*0.0174533)&lt;255;[.$B90]/COS([.BY$2]*0.0174533);255);0)  ;2)" office:value-type="string" office:string-value="4A">
            <text:p>4A</text:p>
          </table:table-cell>
          <table:table-cell table:style-name="ce3" table:formula="of:=DEC2HEX(ROUND(IF([.$B90]/COS([.BZ$2]*0.0174533)&lt;255;[.$B90]/COS([.BZ$2]*0.0174533);255);0)  ;2)" office:value-type="string" office:string-value="57">
            <text:p>57</text:p>
          </table:table-cell>
          <table:table-cell table:style-name="ce3" table:formula="of:=DEC2HEX(ROUND(IF([.$B90]/COS([.CA$2]*0.0174533)&lt;255;[.$B90]/COS([.CA$2]*0.0174533);255);0)  ;2)" office:value-type="string" office:string-value="6B">
            <text:p>6B</text:p>
          </table:table-cell>
          <table:table-cell table:style-name="ce3" table:formula="of:=DEC2HEX(ROUND(IF([.$B90]/COS([.CB$2]*0.0174533)&lt;255;[.$B90]/COS([.CB$2]*0.0174533);255);0)  ;2)" office:value-type="string" office:string-value="8D">
            <text:p>8D</text:p>
          </table:table-cell>
          <table:table-cell table:style-name="ce3" table:formula="of:=DEC2HEX(ROUND(IF([.$B90]/COS([.CC$2]*0.0174533)&lt;255;[.$B90]/COS([.CC$2]*0.0174533);255);0)  ;2)" office:value-type="string" office:string-value="D2">
            <text:p>D2</text:p>
          </table:table-cell>
          <table:table-cell table:number-columns-repeated="943"/>
        </table:table-row>
        <table:table-row table:style-name="ro1">
          <table:table-cell table:formula="of:=[.A90]+1" office:value-type="float" office:value="87">
            <text:p>87</text:p>
          </table:table-cell>
          <table:table-cell table:style-name="ce2" table:formula="of:=[.B90]-1" office:value-type="float" office:value="40">
            <text:p>40</text:p>
          </table:table-cell>
          <table:table-cell table:formula="of:=DEC2HEX(ROUND(IF([.$B91]/[.C$3]&lt;127;127-[.$B91]/[.C$3];0) ;0) ;2)" office:value-type="string" office:string-value="57">
            <text:p>57</text:p>
          </table:table-cell>
          <table:table-cell table:formula="of:=DEC2HEX(ROUND(IF([.$B91]/[.D$3]&lt;127;127-[.$B91]/[.D$3];0) ;0) ;2)" office:value-type="string" office:string-value="57">
            <text:p>57</text:p>
          </table:table-cell>
          <table:table-cell table:formula="of:=DEC2HEX(ROUND(IF([.$B91]/[.E$3]&lt;127;127-[.$B91]/[.E$3];0) ;0) ;2)" office:value-type="string" office:string-value="56">
            <text:p>56</text:p>
          </table:table-cell>
          <table:table-cell table:formula="of:=DEC2HEX(ROUND(IF([.$B91]/[.F$3]&lt;127;127-[.$B91]/[.F$3];0) ;0) ;2)" office:value-type="string" office:string-value="55">
            <text:p>55</text:p>
          </table:table-cell>
          <table:table-cell table:formula="of:=DEC2HEX(ROUND(IF([.$B91]/[.G$3]&lt;127;127-[.$B91]/[.G$3];0) ;0) ;2)" office:value-type="string" office:string-value="54">
            <text:p>54</text:p>
          </table:table-cell>
          <table:table-cell table:formula="of:=DEC2HEX(ROUND(IF([.$B91]/[.H$3]&lt;127;127-[.$B91]/[.H$3];0) ;0) ;2)" office:value-type="string" office:string-value="52">
            <text:p>52</text:p>
          </table:table-cell>
          <table:table-cell table:formula="of:=DEC2HEX(ROUND(IF([.$B91]/[.I$3]&lt;127;127-[.$B91]/[.I$3];0) ;0) ;2)" office:value-type="string" office:string-value="4F">
            <text:p>4F</text:p>
          </table:table-cell>
          <table:table-cell table:formula="of:=DEC2HEX(ROUND(IF([.$B91]/[.J$3]&lt;127;127-[.$B91]/[.J$3];0) ;0) ;2)" office:value-type="string" office:string-value="4B">
            <text:p>4B</text:p>
          </table:table-cell>
          <table:table-cell table:formula="of:=DEC2HEX(ROUND(IF([.$B91]/[.K$3]&lt;127;127-[.$B91]/[.K$3];0) ;0) ;2)" office:value-type="string" office:string-value="46">
            <text:p>46</text:p>
          </table:table-cell>
          <table:table-cell table:formula="of:=DEC2HEX(ROUND(IF([.$B91]/[.L$3]&lt;127;127-[.$B91]/[.L$3];0) ;0) ;2)" office:value-type="string" office:string-value="40">
            <text:p>40</text:p>
          </table:table-cell>
          <table:table-cell table:style-name="ce3" table:formula="of:=DEC2HEX(ROUND(IF([.$B91]/[.M$3]&lt;127;127-[.$B91]/[.M$3];0) ;0) ;2)" office:value-type="string" office:string-value="37">
            <text:p>37</text:p>
          </table:table-cell>
          <table:table-cell table:style-name="ce3" table:formula="of:=DEC2HEX(ROUND(IF([.$B91]/[.N$3]&lt;127;127-[.$B91]/[.N$3];0) ;0) ;2)" office:value-type="string" office:string-value="2A">
            <text:p>2A</text:p>
          </table:table-cell>
          <table:table-cell table:style-name="ce3" table:formula="of:=DEC2HEX(ROUND(IF([.$B91]/[.O$3]&lt;127;127-[.$B91]/[.O$3];0) ;0) ;2)" office:value-type="string" office:string-value="17">
            <text:p>17</text:p>
          </table:table-cell>
          <table:table-cell table:style-name="ce3" table:formula="of:=DEC2HEX(ROUND(IF([.$B91]/[.P$3]&lt;127;127-[.$B91]/[.P$3];0) ;0) ;2)" office:value-type="string" office:string-value="00">
            <text:p>00</text:p>
          </table:table-cell>
          <table:table-cell table:style-name="ce3" table:formula="of:=DEC2HEX(ROUND(IF([.$B91]/[.Q$3]&lt;127;127-[.$B91]/[.Q$3];0) ;0) ;2)" office:value-type="string" office:string-value="00">
            <text:p>00</text:p>
          </table:table-cell>
          <table:table-cell table:style-name="ce3" table:formula="of:=DEC2HEX(ROUND(IF([.$B91]/[.R$3]&lt;127;127-[.$B91]/[.R$3];0) ;0) ;2)" office:value-type="string" office:string-value="00">
            <text:p>00</text:p>
          </table:table-cell>
          <table:table-cell table:style-name="ce3" table:formula="of:=DEC2HEX(ROUND(IF([.$B91]/[.S$3]&lt;127;[.$B91]/[.S$3];127) ;0) ;2)" office:value-type="float" office:value="0">
            <text:p>#ДЕЛ/0!</text:p>
          </table:table-cell>
          <table:table-cell table:style-name="ce3" table:formula="of:=DEC2HEX(ROUND(IF([.$B91]/[.T$3]&lt;127;[.$B91]/[.T$3];127) ;0) ;2)" office:value-type="string" office:string-value="FFFFFFFE68">
            <text:p>FFFFFFFE68</text:p>
          </table:table-cell>
          <table:table-cell table:style-name="ce3" table:formula="of:=DEC2HEX(ROUND(IF([.$B91]/[.U$3]&lt;127;[.$B91]/[.U$3];127) ;0) ;2)" office:value-type="string" office:string-value="FFFFFFFF33">
            <text:p>FFFFFFFF33</text:p>
          </table:table-cell>
          <table:table-cell table:style-name="ce3" table:formula="of:=DEC2HEX(ROUND(IF([.$B91]/[.V$3]&lt;127;[.$B91]/[.V$3];127) ;0) ;2)" office:value-type="string" office:string-value="FFFFFFFF76">
            <text:p>FFFFFFFF76</text:p>
          </table:table-cell>
          <table:table-cell table:style-name="ce3" table:formula="of:=DEC2HEX(ROUND(IF([.$B91]/[.W$3]&lt;127;[.$B91]/[.W$3];127) ;0) ;2)" office:value-type="string" office:string-value="FFFFFFFF98">
            <text:p>FFFFFFFF98</text:p>
          </table:table-cell>
          <table:table-cell table:style-name="ce3" table:formula="of:=DEC2HEX(ROUND(IF([.$B91]/[.X$3]&lt;127;[.$B91]/[.X$3];127) ;0) ;2)" office:value-type="string" office:string-value="FFFFFFFFAB">
            <text:p>FFFFFFFFAB</text:p>
          </table:table-cell>
          <table:table-cell table:style-name="ce3" table:formula="of:=DEC2HEX(ROUND(IF([.$B91]/[.Y$3]&lt;127;[.$B91]/[.Y$3];127) ;0) ;2)" office:value-type="string" office:string-value="FFFFFFFFB8">
            <text:p>FFFFFFFFB8</text:p>
          </table:table-cell>
          <table:table-cell table:style-name="ce3" table:formula="of:=DEC2HEX(ROUND(IF([.$B91]/[.Z$3]&lt;127;[.$B91]/[.Z$3];127) ;0) ;2)" office:value-type="string" office:string-value="FFFFFFFFC1">
            <text:p>FFFFFFFFC1</text:p>
          </table:table-cell>
          <table:table-cell table:style-name="ce3" table:formula="of:=DEC2HEX(ROUND(IF([.$B91]/[.AA$3]&lt;127;[.$B91]/[.AA$3];127) ;0) ;2)" office:value-type="string" office:string-value="FFFFFFFFC7">
            <text:p>FFFFFFFFC7</text:p>
          </table:table-cell>
          <table:table-cell table:style-name="ce3" table:formula="of:=DEC2HEX(ROUND(IF([.$B91]/[.AB$3]&lt;127;[.$B91]/[.AB$3];127) ;0) ;2)" office:value-type="string" office:string-value="FFFFFFFFCC">
            <text:p>FFFFFFFFCC</text:p>
          </table:table-cell>
          <table:table-cell table:style-name="ce3" table:formula="of:=DEC2HEX(ROUND(IF([.$B91]/[.AC$3]&lt;127;[.$B91]/[.AC$3];127) ;0) ;2)" office:value-type="string" office:string-value="FFFFFFFFD0">
            <text:p>FFFFFFFFD0</text:p>
          </table:table-cell>
          <table:table-cell table:style-name="ce3" table:formula="of:=DEC2HEX(ROUND(IF([.$B91]/[.AD$3]&lt;127;[.$B91]/[.AD$3];127) ;0) ;2)" office:value-type="string" office:string-value="FFFFFFFFD3">
            <text:p>FFFFFFFFD3</text:p>
          </table:table-cell>
          <table:table-cell table:style-name="ce3" table:formula="of:=DEC2HEX(ROUND(IF([.$B91]/[.AE$3]&lt;127;[.$B91]/[.AE$3];127) ;0) ;2)" office:value-type="string" office:string-value="FFFFFFFFD5">
            <text:p>FFFFFFFFD5</text:p>
          </table:table-cell>
          <table:table-cell table:style-name="ce3" table:formula="of:=DEC2HEX(ROUND(IF([.$B91]/[.AF$3]&lt;127;[.$B91]/[.AF$3];127) ;0) ;2)" office:value-type="string" office:string-value="FFFFFFFFD6">
            <text:p>FFFFFFFFD6</text:p>
          </table:table-cell>
          <table:table-cell table:style-name="ce3" table:formula="of:=DEC2HEX(ROUND(IF([.$B91]/[.AG$3]&lt;127;[.$B91]/[.AG$3];127) ;0) ;2)" office:value-type="string" office:string-value="FFFFFFFFD7">
            <text:p>FFFFFFFFD7</text:p>
          </table:table-cell>
          <table:table-cell table:style-name="ce3" table:formula="of:=DEC2HEX(ROUND(IF([.$B91]/[.AH$3]&lt;127;[.$B91]/[.AH$3];127) ;0) ;2)" office:value-type="string" office:string-value="FFFFFFFFD8">
            <text:p>FFFFFFFFD8</text:p>
          </table:table-cell>
          <table:table-cell table:style-name="ce3" table:formula="of:=DEC2HEX(ROUND(IF([.$B91]/COS([.AI$2]*0.0174533)&lt;255;[.$B91]/COS([.AI$2]*0.0174533);255);0)  ;2)" office:value-type="string" office:string-value="FFFFFFFFD8">
            <text:p>FFFFFFFFD8</text:p>
          </table:table-cell>
          <table:table-cell table:style-name="ce3" table:formula="of:=DEC2HEX(ROUND(IF([.$B91]/COS([.AJ$2]*0.0174533)&lt;255;[.$B91]/COS([.AJ$2]*0.0174533);255);0)  ;2)" office:value-type="string" office:string-value="FFFFFFFFD8">
            <text:p>FFFFFFFFD8</text:p>
          </table:table-cell>
          <table:table-cell table:style-name="ce3" table:formula="of:=DEC2HEX(ROUND(IF([.$B91]/COS([.AK$2]*0.0174533)&lt;255;[.$B91]/COS([.AK$2]*0.0174533);255);0)  ;2)" office:value-type="string" office:string-value="FFFFFFFFD7">
            <text:p>FFFFFFFFD7</text:p>
          </table:table-cell>
          <table:table-cell table:style-name="ce3" table:formula="of:=DEC2HEX(ROUND(IF([.$B91]/COS([.AL$2]*0.0174533)&lt;255;[.$B91]/COS([.AL$2]*0.0174533);255);0)  ;2)" office:value-type="string" office:string-value="FFFFFFFFD6">
            <text:p>FFFFFFFFD6</text:p>
          </table:table-cell>
          <table:table-cell table:style-name="ce3" table:formula="of:=DEC2HEX(ROUND(IF([.$B91]/COS([.AM$2]*0.0174533)&lt;255;[.$B91]/COS([.AM$2]*0.0174533);255);0)  ;2)" office:value-type="string" office:string-value="FFFFFFFFD5">
            <text:p>FFFFFFFFD5</text:p>
          </table:table-cell>
          <table:table-cell table:style-name="ce3" table:formula="of:=DEC2HEX(ROUND(IF([.$B91]/COS([.AN$2]*0.0174533)&lt;255;[.$B91]/COS([.AN$2]*0.0174533);255);0)  ;2)" office:value-type="string" office:string-value="FFFFFFFFD3">
            <text:p>FFFFFFFFD3</text:p>
          </table:table-cell>
          <table:table-cell table:style-name="ce3" table:formula="of:=DEC2HEX(ROUND(IF([.$B91]/COS([.AO$2]*0.0174533)&lt;255;[.$B91]/COS([.AO$2]*0.0174533);255);0)  ;2)" office:value-type="string" office:string-value="FFFFFFFFD0">
            <text:p>FFFFFFFFD0</text:p>
          </table:table-cell>
          <table:table-cell table:style-name="ce3" table:formula="of:=DEC2HEX(ROUND(IF([.$B91]/COS([.AP$2]*0.0174533)&lt;255;[.$B91]/COS([.AP$2]*0.0174533);255);0)  ;2)" office:value-type="string" office:string-value="FFFFFFFFCC">
            <text:p>FFFFFFFFCC</text:p>
          </table:table-cell>
          <table:table-cell table:style-name="ce3" table:formula="of:=DEC2HEX(ROUND(IF([.$B91]/COS([.AQ$2]*0.0174533)&lt;255;[.$B91]/COS([.AQ$2]*0.0174533);255);0)  ;2)" office:value-type="string" office:string-value="FFFFFFFFC7">
            <text:p>FFFFFFFFC7</text:p>
          </table:table-cell>
          <table:table-cell table:style-name="ce3" table:formula="of:=DEC2HEX(ROUND(IF([.$B91]/COS([.AR$2]*0.0174533)&lt;255;[.$B91]/COS([.AR$2]*0.0174533);255);0)  ;2)" office:value-type="string" office:string-value="FFFFFFFFC1">
            <text:p>FFFFFFFFC1</text:p>
          </table:table-cell>
          <table:table-cell table:style-name="ce3" table:formula="of:=DEC2HEX(ROUND(IF([.$B91]/COS([.AS$2]*0.0174533)&lt;255;[.$B91]/COS([.AS$2]*0.0174533);255);0)  ;2)" office:value-type="string" office:string-value="FFFFFFFFB8">
            <text:p>FFFFFFFFB8</text:p>
          </table:table-cell>
          <table:table-cell table:style-name="ce3" table:formula="of:=DEC2HEX(ROUND(IF([.$B91]/COS([.AT$2]*0.0174533)&lt;255;[.$B91]/COS([.AT$2]*0.0174533);255);0)  ;2)" office:value-type="string" office:string-value="FFFFFFFFAB">
            <text:p>FFFFFFFFAB</text:p>
          </table:table-cell>
          <table:table-cell table:style-name="ce3" table:formula="of:=DEC2HEX(ROUND(IF([.$B91]/COS([.AU$2]*0.0174533)&lt;255;[.$B91]/COS([.AU$2]*0.0174533);255);0)  ;2)" office:value-type="string" office:string-value="FFFFFFFF97">
            <text:p>FFFFFFFF97</text:p>
          </table:table-cell>
          <table:table-cell table:style-name="ce3" table:formula="of:=DEC2HEX(ROUND(IF([.$B91]/COS([.AV$2]*0.0174533)&lt;255;[.$B91]/COS([.AV$2]*0.0174533);255);0)  ;2)" office:value-type="string" office:string-value="FFFFFFFF76">
            <text:p>FFFFFFFF76</text:p>
          </table:table-cell>
          <table:table-cell table:style-name="ce3" table:formula="of:=DEC2HEX(ROUND(IF([.$B91]/COS([.AW$2]*0.0174533)&lt;255;[.$B91]/COS([.AW$2]*0.0174533);255);0)  ;2)" office:value-type="string" office:string-value="FFFFFFFF33">
            <text:p>FFFFFFFF33</text:p>
          </table:table-cell>
          <table:table-cell table:style-name="ce3" table:formula="of:=DEC2HEX(ROUND(IF([.$B91]/COS([.AX$2]*0.0174533)&lt;255;[.$B91]/COS([.AX$2]*0.0174533);255);0)  ;2)" office:value-type="string" office:string-value="FFFFFFFE68">
            <text:p>FFFFFFFE68</text:p>
          </table:table-cell>
          <table:table-cell table:style-name="ce3" table:formula="of:=DEC2HEX(ROUND(IF([.$B91]/COS([.AY$2]*0.0174533)&lt;255;[.$B91]/COS([.AY$2]*0.0174533);255);0)  ;2)" office:value-type="string" office:string-value="FF">
            <text:p>FF</text:p>
          </table:table-cell>
          <table:table-cell table:style-name="ce3" table:formula="of:=DEC2HEX(ROUND(IF([.$B91]/COS([.AZ$2]*0.0174533)&lt;255;[.$B91]/COS([.AZ$2]*0.0174533);255);0)  ;2)" office:value-type="string" office:string-value="FF">
            <text:p>FF</text:p>
          </table:table-cell>
          <table:table-cell table:style-name="ce3" table:formula="of:=DEC2HEX(ROUND(IF([.$B91]/COS([.BA$2]*0.0174533)&lt;255;[.$B91]/COS([.BA$2]*0.0174533);255);0)  ;2)" office:value-type="string" office:string-value="CD">
            <text:p>CD</text:p>
          </table:table-cell>
          <table:table-cell table:style-name="ce3" table:formula="of:=DEC2HEX(ROUND(IF([.$B91]/COS([.BB$2]*0.0174533)&lt;255;[.$B91]/COS([.BB$2]*0.0174533);255);0)  ;2)" office:value-type="string" office:string-value="8A">
            <text:p>8A</text:p>
          </table:table-cell>
          <table:table-cell table:style-name="ce3" table:formula="of:=DEC2HEX(ROUND(IF([.$B91]/COS([.BC$2]*0.0174533)&lt;255;[.$B91]/COS([.BC$2]*0.0174533);255);0)  ;2)" office:value-type="string" office:string-value="69">
            <text:p>69</text:p>
          </table:table-cell>
          <table:table-cell table:style-name="ce3" table:formula="of:=DEC2HEX(ROUND(IF([.$B91]/COS([.BD$2]*0.0174533)&lt;255;[.$B91]/COS([.BD$2]*0.0174533);255);0)  ;2)" office:value-type="string" office:string-value="55">
            <text:p>55</text:p>
          </table:table-cell>
          <table:table-cell table:style-name="ce3" table:formula="of:=DEC2HEX(ROUND(IF([.$B91]/COS([.BE$2]*0.0174533)&lt;255;[.$B91]/COS([.BE$2]*0.0174533);255);0)  ;2)" office:value-type="string" office:string-value="48">
            <text:p>48</text:p>
          </table:table-cell>
          <table:table-cell table:style-name="ce3" table:formula="of:=DEC2HEX(ROUND(IF([.$B91]/COS([.BF$2]*0.0174533)&lt;255;[.$B91]/COS([.BF$2]*0.0174533);255);0)  ;2)" office:value-type="string" office:string-value="3F">
            <text:p>3F</text:p>
          </table:table-cell>
          <table:table-cell table:style-name="ce3" table:formula="of:=DEC2HEX(ROUND(IF([.$B91]/COS([.BG$2]*0.0174533)&lt;255;[.$B91]/COS([.BG$2]*0.0174533);255);0)  ;2)" office:value-type="string" office:string-value="39">
            <text:p>39</text:p>
          </table:table-cell>
          <table:table-cell table:style-name="ce3" table:formula="of:=DEC2HEX(ROUND(IF([.$B91]/COS([.BH$2]*0.0174533)&lt;255;[.$B91]/COS([.BH$2]*0.0174533);255);0)  ;2)" office:value-type="string" office:string-value="34">
            <text:p>34</text:p>
          </table:table-cell>
          <table:table-cell table:style-name="ce3" table:formula="of:=DEC2HEX(ROUND(IF([.$B91]/COS([.BI$2]*0.0174533)&lt;255;[.$B91]/COS([.BI$2]*0.0174533);255);0)  ;2)" office:value-type="string" office:string-value="30">
            <text:p>30</text:p>
          </table:table-cell>
          <table:table-cell table:style-name="ce3" table:formula="of:=DEC2HEX(ROUND(IF([.$B91]/COS([.BJ$2]*0.0174533)&lt;255;[.$B91]/COS([.BJ$2]*0.0174533);255);0)  ;2)" office:value-type="string" office:string-value="2D">
            <text:p>2D</text:p>
          </table:table-cell>
          <table:table-cell table:style-name="ce3" table:formula="of:=DEC2HEX(ROUND(IF([.$B91]/COS([.BK$2]*0.0174533)&lt;255;[.$B91]/COS([.BK$2]*0.0174533);255);0)  ;2)" office:value-type="string" office:string-value="2B">
            <text:p>2B</text:p>
          </table:table-cell>
          <table:table-cell table:style-name="ce3" table:formula="of:=DEC2HEX(ROUND(IF([.$B91]/COS([.BL$2]*0.0174533)&lt;255;[.$B91]/COS([.BL$2]*0.0174533);255);0)  ;2)" office:value-type="string" office:string-value="2A">
            <text:p>2A</text:p>
          </table:table-cell>
          <table:table-cell table:style-name="ce3" table:formula="of:=DEC2HEX(ROUND(IF([.$B91]/COS([.BM$2]*0.0174533)&lt;255;[.$B91]/COS([.BM$2]*0.0174533);255);0)  ;2)" office:value-type="string" office:string-value="29">
            <text:p>29</text:p>
          </table:table-cell>
          <table:table-cell table:style-name="ce3" table:formula="of:=DEC2HEX(ROUND(IF([.$B91]/COS([.BN$2]*0.0174533)&lt;255;[.$B91]/COS([.BN$2]*0.0174533);255);0)  ;2)" office:value-type="string" office:string-value="28">
            <text:p>28</text:p>
          </table:table-cell>
          <table:table-cell table:style-name="ce3" table:formula="of:=DEC2HEX(ROUND(IF([.$B91]/COS([.BO$2]*0.0174533)&lt;255;[.$B91]/COS([.BO$2]*0.0174533);255);0)  ;2)" office:value-type="string" office:string-value="28">
            <text:p>28</text:p>
          </table:table-cell>
          <table:table-cell table:style-name="ce3" table:formula="of:=DEC2HEX(ROUND(IF([.$B91]/COS([.BP$2]*0.0174533)&lt;255;[.$B91]/COS([.BP$2]*0.0174533);255);0)  ;2)" office:value-type="string" office:string-value="28">
            <text:p>28</text:p>
          </table:table-cell>
          <table:table-cell table:style-name="ce3" table:formula="of:=DEC2HEX(ROUND(IF([.$B91]/COS([.BQ$2]*0.0174533)&lt;255;[.$B91]/COS([.BQ$2]*0.0174533);255);0)  ;2)" office:value-type="string" office:string-value="29">
            <text:p>29</text:p>
          </table:table-cell>
          <table:table-cell table:style-name="ce3" table:formula="of:=DEC2HEX(ROUND(IF([.$B91]/COS([.BR$2]*0.0174533)&lt;255;[.$B91]/COS([.BR$2]*0.0174533);255);0)  ;2)" office:value-type="string" office:string-value="2A">
            <text:p>2A</text:p>
          </table:table-cell>
          <table:table-cell table:style-name="ce3" table:formula="of:=DEC2HEX(ROUND(IF([.$B91]/COS([.BS$2]*0.0174533)&lt;255;[.$B91]/COS([.BS$2]*0.0174533);255);0)  ;2)" office:value-type="string" office:string-value="2B">
            <text:p>2B</text:p>
          </table:table-cell>
          <table:table-cell table:style-name="ce3" table:formula="of:=DEC2HEX(ROUND(IF([.$B91]/COS([.BT$2]*0.0174533)&lt;255;[.$B91]/COS([.BT$2]*0.0174533);255);0)  ;2)" office:value-type="string" office:string-value="2D">
            <text:p>2D</text:p>
          </table:table-cell>
          <table:table-cell table:style-name="ce3" table:formula="of:=DEC2HEX(ROUND(IF([.$B91]/COS([.BU$2]*0.0174533)&lt;255;[.$B91]/COS([.BU$2]*0.0174533);255);0)  ;2)" office:value-type="string" office:string-value="30">
            <text:p>30</text:p>
          </table:table-cell>
          <table:table-cell table:style-name="ce3" table:formula="of:=DEC2HEX(ROUND(IF([.$B91]/COS([.BV$2]*0.0174533)&lt;255;[.$B91]/COS([.BV$2]*0.0174533);255);0)  ;2)" office:value-type="string" office:string-value="34">
            <text:p>34</text:p>
          </table:table-cell>
          <table:table-cell table:style-name="ce3" table:formula="of:=DEC2HEX(ROUND(IF([.$B91]/COS([.BW$2]*0.0174533)&lt;255;[.$B91]/COS([.BW$2]*0.0174533);255);0)  ;2)" office:value-type="string" office:string-value="39">
            <text:p>39</text:p>
          </table:table-cell>
          <table:table-cell table:style-name="ce3" table:formula="of:=DEC2HEX(ROUND(IF([.$B91]/COS([.BX$2]*0.0174533)&lt;255;[.$B91]/COS([.BX$2]*0.0174533);255);0)  ;2)" office:value-type="string" office:string-value="3F">
            <text:p>3F</text:p>
          </table:table-cell>
          <table:table-cell table:style-name="ce3" table:formula="of:=DEC2HEX(ROUND(IF([.$B91]/COS([.BY$2]*0.0174533)&lt;255;[.$B91]/COS([.BY$2]*0.0174533);255);0)  ;2)" office:value-type="string" office:string-value="48">
            <text:p>48</text:p>
          </table:table-cell>
          <table:table-cell table:style-name="ce3" table:formula="of:=DEC2HEX(ROUND(IF([.$B91]/COS([.BZ$2]*0.0174533)&lt;255;[.$B91]/COS([.BZ$2]*0.0174533);255);0)  ;2)" office:value-type="string" office:string-value="55">
            <text:p>55</text:p>
          </table:table-cell>
          <table:table-cell table:style-name="ce3" table:formula="of:=DEC2HEX(ROUND(IF([.$B91]/COS([.CA$2]*0.0174533)&lt;255;[.$B91]/COS([.CA$2]*0.0174533);255);0)  ;2)" office:value-type="string" office:string-value="69">
            <text:p>69</text:p>
          </table:table-cell>
          <table:table-cell table:style-name="ce3" table:formula="of:=DEC2HEX(ROUND(IF([.$B91]/COS([.CB$2]*0.0174533)&lt;255;[.$B91]/COS([.CB$2]*0.0174533);255);0)  ;2)" office:value-type="string" office:string-value="8A">
            <text:p>8A</text:p>
          </table:table-cell>
          <table:table-cell table:style-name="ce3" table:formula="of:=DEC2HEX(ROUND(IF([.$B91]/COS([.CC$2]*0.0174533)&lt;255;[.$B91]/COS([.CC$2]*0.0174533);255);0)  ;2)" office:value-type="string" office:string-value="CD">
            <text:p>CD</text:p>
          </table:table-cell>
          <table:table-cell table:number-columns-repeated="943"/>
        </table:table-row>
        <table:table-row table:style-name="ro1">
          <table:table-cell table:formula="of:=[.A91]+1" office:value-type="float" office:value="88">
            <text:p>88</text:p>
          </table:table-cell>
          <table:table-cell table:style-name="ce2" table:formula="of:=[.B91]-1" office:value-type="float" office:value="39">
            <text:p>39</text:p>
          </table:table-cell>
          <table:table-cell table:formula="of:=DEC2HEX(ROUND(IF([.$B92]/[.C$3]&lt;127;127-[.$B92]/[.C$3];0) ;0) ;2)" office:value-type="string" office:string-value="58">
            <text:p>58</text:p>
          </table:table-cell>
          <table:table-cell table:formula="of:=DEC2HEX(ROUND(IF([.$B92]/[.D$3]&lt;127;127-[.$B92]/[.D$3];0) ;0) ;2)" office:value-type="string" office:string-value="58">
            <text:p>58</text:p>
          </table:table-cell>
          <table:table-cell table:formula="of:=DEC2HEX(ROUND(IF([.$B92]/[.E$3]&lt;127;127-[.$B92]/[.E$3];0) ;0) ;2)" office:value-type="string" office:string-value="57">
            <text:p>57</text:p>
          </table:table-cell>
          <table:table-cell table:formula="of:=DEC2HEX(ROUND(IF([.$B92]/[.F$3]&lt;127;127-[.$B92]/[.F$3];0) ;0) ;2)" office:value-type="string" office:string-value="56">
            <text:p>56</text:p>
          </table:table-cell>
          <table:table-cell table:formula="of:=DEC2HEX(ROUND(IF([.$B92]/[.G$3]&lt;127;127-[.$B92]/[.G$3];0) ;0) ;2)" office:value-type="string" office:string-value="55">
            <text:p>55</text:p>
          </table:table-cell>
          <table:table-cell table:formula="of:=DEC2HEX(ROUND(IF([.$B92]/[.H$3]&lt;127;127-[.$B92]/[.H$3];0) ;0) ;2)" office:value-type="string" office:string-value="53">
            <text:p>53</text:p>
          </table:table-cell>
          <table:table-cell table:formula="of:=DEC2HEX(ROUND(IF([.$B92]/[.I$3]&lt;127;127-[.$B92]/[.I$3];0) ;0) ;2)" office:value-type="string" office:string-value="50">
            <text:p>50</text:p>
          </table:table-cell>
          <table:table-cell table:formula="of:=DEC2HEX(ROUND(IF([.$B92]/[.J$3]&lt;127;127-[.$B92]/[.J$3];0) ;0) ;2)" office:value-type="string" office:string-value="4D">
            <text:p>4D</text:p>
          </table:table-cell>
          <table:table-cell table:formula="of:=DEC2HEX(ROUND(IF([.$B92]/[.K$3]&lt;127;127-[.$B92]/[.K$3];0) ;0) ;2)" office:value-type="string" office:string-value="48">
            <text:p>48</text:p>
          </table:table-cell>
          <table:table-cell table:formula="of:=DEC2HEX(ROUND(IF([.$B92]/[.L$3]&lt;127;127-[.$B92]/[.L$3];0) ;0) ;2)" office:value-type="string" office:string-value="41">
            <text:p>41</text:p>
          </table:table-cell>
          <table:table-cell table:style-name="ce3" table:formula="of:=DEC2HEX(ROUND(IF([.$B92]/[.M$3]&lt;127;127-[.$B92]/[.M$3];0) ;0) ;2)" office:value-type="string" office:string-value="39">
            <text:p>39</text:p>
          </table:table-cell>
          <table:table-cell table:style-name="ce3" table:formula="of:=DEC2HEX(ROUND(IF([.$B92]/[.N$3]&lt;127;127-[.$B92]/[.N$3];0) ;0) ;2)" office:value-type="string" office:string-value="2C">
            <text:p>2C</text:p>
          </table:table-cell>
          <table:table-cell table:style-name="ce3" table:formula="of:=DEC2HEX(ROUND(IF([.$B92]/[.O$3]&lt;127;127-[.$B92]/[.O$3];0) ;0) ;2)" office:value-type="string" office:string-value="19">
            <text:p>19</text:p>
          </table:table-cell>
          <table:table-cell table:style-name="ce3" table:formula="of:=DEC2HEX(ROUND(IF([.$B92]/[.P$3]&lt;127;127-[.$B92]/[.P$3];0) ;0) ;2)" office:value-type="string" office:string-value="00">
            <text:p>00</text:p>
          </table:table-cell>
          <table:table-cell table:style-name="ce3" table:formula="of:=DEC2HEX(ROUND(IF([.$B92]/[.Q$3]&lt;127;127-[.$B92]/[.Q$3];0) ;0) ;2)" office:value-type="string" office:string-value="00">
            <text:p>00</text:p>
          </table:table-cell>
          <table:table-cell table:style-name="ce3" table:formula="of:=DEC2HEX(ROUND(IF([.$B92]/[.R$3]&lt;127;127-[.$B92]/[.R$3];0) ;0) ;2)" office:value-type="string" office:string-value="00">
            <text:p>00</text:p>
          </table:table-cell>
          <table:table-cell table:style-name="ce3" table:formula="of:=DEC2HEX(ROUND(IF([.$B92]/[.S$3]&lt;127;[.$B92]/[.S$3];127) ;0) ;2)" office:value-type="float" office:value="0">
            <text:p>#ДЕЛ/0!</text:p>
          </table:table-cell>
          <table:table-cell table:style-name="ce3" table:formula="of:=DEC2HEX(ROUND(IF([.$B92]/[.T$3]&lt;127;[.$B92]/[.T$3];127) ;0) ;2)" office:value-type="string" office:string-value="FFFFFFFE72">
            <text:p>FFFFFFFE72</text:p>
          </table:table-cell>
          <table:table-cell table:style-name="ce3" table:formula="of:=DEC2HEX(ROUND(IF([.$B92]/[.U$3]&lt;127;[.$B92]/[.U$3];127) ;0) ;2)" office:value-type="string" office:string-value="FFFFFFFF38">
            <text:p>FFFFFFFF38</text:p>
          </table:table-cell>
          <table:table-cell table:style-name="ce3" table:formula="of:=DEC2HEX(ROUND(IF([.$B92]/[.V$3]&lt;127;[.$B92]/[.V$3];127) ;0) ;2)" office:value-type="string" office:string-value="FFFFFFFF7A">
            <text:p>FFFFFFFF7A</text:p>
          </table:table-cell>
          <table:table-cell table:style-name="ce3" table:formula="of:=DEC2HEX(ROUND(IF([.$B92]/[.W$3]&lt;127;[.$B92]/[.W$3];127) ;0) ;2)" office:value-type="string" office:string-value="FFFFFFFF9A">
            <text:p>FFFFFFFF9A</text:p>
          </table:table-cell>
          <table:table-cell table:style-name="ce3" table:formula="of:=DEC2HEX(ROUND(IF([.$B92]/[.X$3]&lt;127;[.$B92]/[.X$3];127) ;0) ;2)" office:value-type="string" office:string-value="FFFFFFFFAD">
            <text:p>FFFFFFFFAD</text:p>
          </table:table-cell>
          <table:table-cell table:style-name="ce3" table:formula="of:=DEC2HEX(ROUND(IF([.$B92]/[.Y$3]&lt;127;[.$B92]/[.Y$3];127) ;0) ;2)" office:value-type="string" office:string-value="FFFFFFFFBA">
            <text:p>FFFFFFFFBA</text:p>
          </table:table-cell>
          <table:table-cell table:style-name="ce3" table:formula="of:=DEC2HEX(ROUND(IF([.$B92]/[.Z$3]&lt;127;[.$B92]/[.Z$3];127) ;0) ;2)" office:value-type="string" office:string-value="FFFFFFFFC2">
            <text:p>FFFFFFFFC2</text:p>
          </table:table-cell>
          <table:table-cell table:style-name="ce3" table:formula="of:=DEC2HEX(ROUND(IF([.$B92]/[.AA$3]&lt;127;[.$B92]/[.AA$3];127) ;0) ;2)" office:value-type="string" office:string-value="FFFFFFFFC9">
            <text:p>FFFFFFFFC9</text:p>
          </table:table-cell>
          <table:table-cell table:style-name="ce3" table:formula="of:=DEC2HEX(ROUND(IF([.$B92]/[.AB$3]&lt;127;[.$B92]/[.AB$3];127) ;0) ;2)" office:value-type="string" office:string-value="FFFFFFFFCE">
            <text:p>FFFFFFFFCE</text:p>
          </table:table-cell>
          <table:table-cell table:style-name="ce3" table:formula="of:=DEC2HEX(ROUND(IF([.$B92]/[.AC$3]&lt;127;[.$B92]/[.AC$3];127) ;0) ;2)" office:value-type="string" office:string-value="FFFFFFFFD1">
            <text:p>FFFFFFFFD1</text:p>
          </table:table-cell>
          <table:table-cell table:style-name="ce3" table:formula="of:=DEC2HEX(ROUND(IF([.$B92]/[.AD$3]&lt;127;[.$B92]/[.AD$3];127) ;0) ;2)" office:value-type="string" office:string-value="FFFFFFFFD4">
            <text:p>FFFFFFFFD4</text:p>
          </table:table-cell>
          <table:table-cell table:style-name="ce3" table:formula="of:=DEC2HEX(ROUND(IF([.$B92]/[.AE$3]&lt;127;[.$B92]/[.AE$3];127) ;0) ;2)" office:value-type="string" office:string-value="FFFFFFFFD6">
            <text:p>FFFFFFFFD6</text:p>
          </table:table-cell>
          <table:table-cell table:style-name="ce3" table:formula="of:=DEC2HEX(ROUND(IF([.$B92]/[.AF$3]&lt;127;[.$B92]/[.AF$3];127) ;0) ;2)" office:value-type="string" office:string-value="FFFFFFFFD7">
            <text:p>FFFFFFFFD7</text:p>
          </table:table-cell>
          <table:table-cell table:style-name="ce3" table:formula="of:=DEC2HEX(ROUND(IF([.$B92]/[.AG$3]&lt;127;[.$B92]/[.AG$3];127) ;0) ;2)" office:value-type="string" office:string-value="FFFFFFFFD8">
            <text:p>FFFFFFFFD8</text:p>
          </table:table-cell>
          <table:table-cell table:style-name="ce3" table:formula="of:=DEC2HEX(ROUND(IF([.$B92]/[.AH$3]&lt;127;[.$B92]/[.AH$3];127) ;0) ;2)" office:value-type="string" office:string-value="FFFFFFFFD9">
            <text:p>FFFFFFFFD9</text:p>
          </table:table-cell>
          <table:table-cell table:style-name="ce3" table:formula="of:=DEC2HEX(ROUND(IF([.$B92]/COS([.AI$2]*0.0174533)&lt;255;[.$B92]/COS([.AI$2]*0.0174533);255);0)  ;2)" office:value-type="string" office:string-value="FFFFFFFFD9">
            <text:p>FFFFFFFFD9</text:p>
          </table:table-cell>
          <table:table-cell table:style-name="ce3" table:formula="of:=DEC2HEX(ROUND(IF([.$B92]/COS([.AJ$2]*0.0174533)&lt;255;[.$B92]/COS([.AJ$2]*0.0174533);255);0)  ;2)" office:value-type="string" office:string-value="FFFFFFFFD9">
            <text:p>FFFFFFFFD9</text:p>
          </table:table-cell>
          <table:table-cell table:style-name="ce3" table:formula="of:=DEC2HEX(ROUND(IF([.$B92]/COS([.AK$2]*0.0174533)&lt;255;[.$B92]/COS([.AK$2]*0.0174533);255);0)  ;2)" office:value-type="string" office:string-value="FFFFFFFFD8">
            <text:p>FFFFFFFFD8</text:p>
          </table:table-cell>
          <table:table-cell table:style-name="ce3" table:formula="of:=DEC2HEX(ROUND(IF([.$B92]/COS([.AL$2]*0.0174533)&lt;255;[.$B92]/COS([.AL$2]*0.0174533);255);0)  ;2)" office:value-type="string" office:string-value="FFFFFFFFD7">
            <text:p>FFFFFFFFD7</text:p>
          </table:table-cell>
          <table:table-cell table:style-name="ce3" table:formula="of:=DEC2HEX(ROUND(IF([.$B92]/COS([.AM$2]*0.0174533)&lt;255;[.$B92]/COS([.AM$2]*0.0174533);255);0)  ;2)" office:value-type="string" office:string-value="FFFFFFFFD6">
            <text:p>FFFFFFFFD6</text:p>
          </table:table-cell>
          <table:table-cell table:style-name="ce3" table:formula="of:=DEC2HEX(ROUND(IF([.$B92]/COS([.AN$2]*0.0174533)&lt;255;[.$B92]/COS([.AN$2]*0.0174533);255);0)  ;2)" office:value-type="string" office:string-value="FFFFFFFFD4">
            <text:p>FFFFFFFFD4</text:p>
          </table:table-cell>
          <table:table-cell table:style-name="ce3" table:formula="of:=DEC2HEX(ROUND(IF([.$B92]/COS([.AO$2]*0.0174533)&lt;255;[.$B92]/COS([.AO$2]*0.0174533);255);0)  ;2)" office:value-type="string" office:string-value="FFFFFFFFD1">
            <text:p>FFFFFFFFD1</text:p>
          </table:table-cell>
          <table:table-cell table:style-name="ce3" table:formula="of:=DEC2HEX(ROUND(IF([.$B92]/COS([.AP$2]*0.0174533)&lt;255;[.$B92]/COS([.AP$2]*0.0174533);255);0)  ;2)" office:value-type="string" office:string-value="FFFFFFFFCE">
            <text:p>FFFFFFFFCE</text:p>
          </table:table-cell>
          <table:table-cell table:style-name="ce3" table:formula="of:=DEC2HEX(ROUND(IF([.$B92]/COS([.AQ$2]*0.0174533)&lt;255;[.$B92]/COS([.AQ$2]*0.0174533);255);0)  ;2)" office:value-type="string" office:string-value="FFFFFFFFC9">
            <text:p>FFFFFFFFC9</text:p>
          </table:table-cell>
          <table:table-cell table:style-name="ce3" table:formula="of:=DEC2HEX(ROUND(IF([.$B92]/COS([.AR$2]*0.0174533)&lt;255;[.$B92]/COS([.AR$2]*0.0174533);255);0)  ;2)" office:value-type="string" office:string-value="FFFFFFFFC3">
            <text:p>FFFFFFFFC3</text:p>
          </table:table-cell>
          <table:table-cell table:style-name="ce3" table:formula="of:=DEC2HEX(ROUND(IF([.$B92]/COS([.AS$2]*0.0174533)&lt;255;[.$B92]/COS([.AS$2]*0.0174533);255);0)  ;2)" office:value-type="string" office:string-value="FFFFFFFFBA">
            <text:p>FFFFFFFFBA</text:p>
          </table:table-cell>
          <table:table-cell table:style-name="ce3" table:formula="of:=DEC2HEX(ROUND(IF([.$B92]/COS([.AT$2]*0.0174533)&lt;255;[.$B92]/COS([.AT$2]*0.0174533);255);0)  ;2)" office:value-type="string" office:string-value="FFFFFFFFAD">
            <text:p>FFFFFFFFAD</text:p>
          </table:table-cell>
          <table:table-cell table:style-name="ce3" table:formula="of:=DEC2HEX(ROUND(IF([.$B92]/COS([.AU$2]*0.0174533)&lt;255;[.$B92]/COS([.AU$2]*0.0174533);255);0)  ;2)" office:value-type="string" office:string-value="FFFFFFFF9A">
            <text:p>FFFFFFFF9A</text:p>
          </table:table-cell>
          <table:table-cell table:style-name="ce3" table:formula="of:=DEC2HEX(ROUND(IF([.$B92]/COS([.AV$2]*0.0174533)&lt;255;[.$B92]/COS([.AV$2]*0.0174533);255);0)  ;2)" office:value-type="string" office:string-value="FFFFFFFF7A">
            <text:p>FFFFFFFF7A</text:p>
          </table:table-cell>
          <table:table-cell table:style-name="ce3" table:formula="of:=DEC2HEX(ROUND(IF([.$B92]/COS([.AW$2]*0.0174533)&lt;255;[.$B92]/COS([.AW$2]*0.0174533);255);0)  ;2)" office:value-type="string" office:string-value="FFFFFFFF38">
            <text:p>FFFFFFFF38</text:p>
          </table:table-cell>
          <table:table-cell table:style-name="ce3" table:formula="of:=DEC2HEX(ROUND(IF([.$B92]/COS([.AX$2]*0.0174533)&lt;255;[.$B92]/COS([.AX$2]*0.0174533);255);0)  ;2)" office:value-type="string" office:string-value="FFFFFFFE72">
            <text:p>FFFFFFFE72</text:p>
          </table:table-cell>
          <table:table-cell table:style-name="ce3" table:formula="of:=DEC2HEX(ROUND(IF([.$B92]/COS([.AY$2]*0.0174533)&lt;255;[.$B92]/COS([.AY$2]*0.0174533);255);0)  ;2)" office:value-type="string" office:string-value="FF">
            <text:p>FF</text:p>
          </table:table-cell>
          <table:table-cell table:style-name="ce3" table:formula="of:=DEC2HEX(ROUND(IF([.$B92]/COS([.AZ$2]*0.0174533)&lt;255;[.$B92]/COS([.AZ$2]*0.0174533);255);0)  ;2)" office:value-type="string" office:string-value="FF">
            <text:p>FF</text:p>
          </table:table-cell>
          <table:table-cell table:style-name="ce3" table:formula="of:=DEC2HEX(ROUND(IF([.$B92]/COS([.BA$2]*0.0174533)&lt;255;[.$B92]/COS([.BA$2]*0.0174533);255);0)  ;2)" office:value-type="string" office:string-value="C8">
            <text:p>C8</text:p>
          </table:table-cell>
          <table:table-cell table:style-name="ce3" table:formula="of:=DEC2HEX(ROUND(IF([.$B92]/COS([.BB$2]*0.0174533)&lt;255;[.$B92]/COS([.BB$2]*0.0174533);255);0)  ;2)" office:value-type="string" office:string-value="86">
            <text:p>86</text:p>
          </table:table-cell>
          <table:table-cell table:style-name="ce3" table:formula="of:=DEC2HEX(ROUND(IF([.$B92]/COS([.BC$2]*0.0174533)&lt;255;[.$B92]/COS([.BC$2]*0.0174533);255);0)  ;2)" office:value-type="string" office:string-value="66">
            <text:p>66</text:p>
          </table:table-cell>
          <table:table-cell table:style-name="ce3" table:formula="of:=DEC2HEX(ROUND(IF([.$B92]/COS([.BD$2]*0.0174533)&lt;255;[.$B92]/COS([.BD$2]*0.0174533);255);0)  ;2)" office:value-type="string" office:string-value="53">
            <text:p>53</text:p>
          </table:table-cell>
          <table:table-cell table:style-name="ce3" table:formula="of:=DEC2HEX(ROUND(IF([.$B92]/COS([.BE$2]*0.0174533)&lt;255;[.$B92]/COS([.BE$2]*0.0174533);255);0)  ;2)" office:value-type="string" office:string-value="46">
            <text:p>46</text:p>
          </table:table-cell>
          <table:table-cell table:style-name="ce3" table:formula="of:=DEC2HEX(ROUND(IF([.$B92]/COS([.BF$2]*0.0174533)&lt;255;[.$B92]/COS([.BF$2]*0.0174533);255);0)  ;2)" office:value-type="string" office:string-value="3D">
            <text:p>3D</text:p>
          </table:table-cell>
          <table:table-cell table:style-name="ce3" table:formula="of:=DEC2HEX(ROUND(IF([.$B92]/COS([.BG$2]*0.0174533)&lt;255;[.$B92]/COS([.BG$2]*0.0174533);255);0)  ;2)" office:value-type="string" office:string-value="37">
            <text:p>37</text:p>
          </table:table-cell>
          <table:table-cell table:style-name="ce3" table:formula="of:=DEC2HEX(ROUND(IF([.$B92]/COS([.BH$2]*0.0174533)&lt;255;[.$B92]/COS([.BH$2]*0.0174533);255);0)  ;2)" office:value-type="string" office:string-value="32">
            <text:p>32</text:p>
          </table:table-cell>
          <table:table-cell table:style-name="ce3" table:formula="of:=DEC2HEX(ROUND(IF([.$B92]/COS([.BI$2]*0.0174533)&lt;255;[.$B92]/COS([.BI$2]*0.0174533);255);0)  ;2)" office:value-type="string" office:string-value="2F">
            <text:p>2F</text:p>
          </table:table-cell>
          <table:table-cell table:style-name="ce3" table:formula="of:=DEC2HEX(ROUND(IF([.$B92]/COS([.BJ$2]*0.0174533)&lt;255;[.$B92]/COS([.BJ$2]*0.0174533);255);0)  ;2)" office:value-type="string" office:string-value="2C">
            <text:p>2C</text:p>
          </table:table-cell>
          <table:table-cell table:style-name="ce3" table:formula="of:=DEC2HEX(ROUND(IF([.$B92]/COS([.BK$2]*0.0174533)&lt;255;[.$B92]/COS([.BK$2]*0.0174533);255);0)  ;2)" office:value-type="string" office:string-value="2A">
            <text:p>2A</text:p>
          </table:table-cell>
          <table:table-cell table:style-name="ce3" table:formula="of:=DEC2HEX(ROUND(IF([.$B92]/COS([.BL$2]*0.0174533)&lt;255;[.$B92]/COS([.BL$2]*0.0174533);255);0)  ;2)" office:value-type="string" office:string-value="29">
            <text:p>29</text:p>
          </table:table-cell>
          <table:table-cell table:style-name="ce3" table:formula="of:=DEC2HEX(ROUND(IF([.$B92]/COS([.BM$2]*0.0174533)&lt;255;[.$B92]/COS([.BM$2]*0.0174533);255);0)  ;2)" office:value-type="string" office:string-value="28">
            <text:p>28</text:p>
          </table:table-cell>
          <table:table-cell table:style-name="ce3" table:formula="of:=DEC2HEX(ROUND(IF([.$B92]/COS([.BN$2]*0.0174533)&lt;255;[.$B92]/COS([.BN$2]*0.0174533);255);0)  ;2)" office:value-type="string" office:string-value="27">
            <text:p>27</text:p>
          </table:table-cell>
          <table:table-cell table:style-name="ce3" table:formula="of:=DEC2HEX(ROUND(IF([.$B92]/COS([.BO$2]*0.0174533)&lt;255;[.$B92]/COS([.BO$2]*0.0174533);255);0)  ;2)" office:value-type="string" office:string-value="27">
            <text:p>27</text:p>
          </table:table-cell>
          <table:table-cell table:style-name="ce3" table:formula="of:=DEC2HEX(ROUND(IF([.$B92]/COS([.BP$2]*0.0174533)&lt;255;[.$B92]/COS([.BP$2]*0.0174533);255);0)  ;2)" office:value-type="string" office:string-value="27">
            <text:p>27</text:p>
          </table:table-cell>
          <table:table-cell table:style-name="ce3" table:formula="of:=DEC2HEX(ROUND(IF([.$B92]/COS([.BQ$2]*0.0174533)&lt;255;[.$B92]/COS([.BQ$2]*0.0174533);255);0)  ;2)" office:value-type="string" office:string-value="28">
            <text:p>28</text:p>
          </table:table-cell>
          <table:table-cell table:style-name="ce3" table:formula="of:=DEC2HEX(ROUND(IF([.$B92]/COS([.BR$2]*0.0174533)&lt;255;[.$B92]/COS([.BR$2]*0.0174533);255);0)  ;2)" office:value-type="string" office:string-value="29">
            <text:p>29</text:p>
          </table:table-cell>
          <table:table-cell table:style-name="ce3" table:formula="of:=DEC2HEX(ROUND(IF([.$B92]/COS([.BS$2]*0.0174533)&lt;255;[.$B92]/COS([.BS$2]*0.0174533);255);0)  ;2)" office:value-type="string" office:string-value="2A">
            <text:p>2A</text:p>
          </table:table-cell>
          <table:table-cell table:style-name="ce3" table:formula="of:=DEC2HEX(ROUND(IF([.$B92]/COS([.BT$2]*0.0174533)&lt;255;[.$B92]/COS([.BT$2]*0.0174533);255);0)  ;2)" office:value-type="string" office:string-value="2C">
            <text:p>2C</text:p>
          </table:table-cell>
          <table:table-cell table:style-name="ce3" table:formula="of:=DEC2HEX(ROUND(IF([.$B92]/COS([.BU$2]*0.0174533)&lt;255;[.$B92]/COS([.BU$2]*0.0174533);255);0)  ;2)" office:value-type="string" office:string-value="2F">
            <text:p>2F</text:p>
          </table:table-cell>
          <table:table-cell table:style-name="ce3" table:formula="of:=DEC2HEX(ROUND(IF([.$B92]/COS([.BV$2]*0.0174533)&lt;255;[.$B92]/COS([.BV$2]*0.0174533);255);0)  ;2)" office:value-type="string" office:string-value="32">
            <text:p>32</text:p>
          </table:table-cell>
          <table:table-cell table:style-name="ce3" table:formula="of:=DEC2HEX(ROUND(IF([.$B92]/COS([.BW$2]*0.0174533)&lt;255;[.$B92]/COS([.BW$2]*0.0174533);255);0)  ;2)" office:value-type="string" office:string-value="37">
            <text:p>37</text:p>
          </table:table-cell>
          <table:table-cell table:style-name="ce3" table:formula="of:=DEC2HEX(ROUND(IF([.$B92]/COS([.BX$2]*0.0174533)&lt;255;[.$B92]/COS([.BX$2]*0.0174533);255);0)  ;2)" office:value-type="string" office:string-value="3D">
            <text:p>3D</text:p>
          </table:table-cell>
          <table:table-cell table:style-name="ce3" table:formula="of:=DEC2HEX(ROUND(IF([.$B92]/COS([.BY$2]*0.0174533)&lt;255;[.$B92]/COS([.BY$2]*0.0174533);255);0)  ;2)" office:value-type="string" office:string-value="46">
            <text:p>46</text:p>
          </table:table-cell>
          <table:table-cell table:style-name="ce3" table:formula="of:=DEC2HEX(ROUND(IF([.$B92]/COS([.BZ$2]*0.0174533)&lt;255;[.$B92]/COS([.BZ$2]*0.0174533);255);0)  ;2)" office:value-type="string" office:string-value="53">
            <text:p>53</text:p>
          </table:table-cell>
          <table:table-cell table:style-name="ce3" table:formula="of:=DEC2HEX(ROUND(IF([.$B92]/COS([.CA$2]*0.0174533)&lt;255;[.$B92]/COS([.CA$2]*0.0174533);255);0)  ;2)" office:value-type="string" office:string-value="66">
            <text:p>66</text:p>
          </table:table-cell>
          <table:table-cell table:style-name="ce3" table:formula="of:=DEC2HEX(ROUND(IF([.$B92]/COS([.CB$2]*0.0174533)&lt;255;[.$B92]/COS([.CB$2]*0.0174533);255);0)  ;2)" office:value-type="string" office:string-value="86">
            <text:p>86</text:p>
          </table:table-cell>
          <table:table-cell table:style-name="ce3" table:formula="of:=DEC2HEX(ROUND(IF([.$B92]/COS([.CC$2]*0.0174533)&lt;255;[.$B92]/COS([.CC$2]*0.0174533);255);0)  ;2)" office:value-type="string" office:string-value="C8">
            <text:p>C8</text:p>
          </table:table-cell>
          <table:table-cell table:number-columns-repeated="943"/>
        </table:table-row>
        <table:table-row table:style-name="ro1">
          <table:table-cell table:formula="of:=[.A92]+1" office:value-type="float" office:value="89">
            <text:p>89</text:p>
          </table:table-cell>
          <table:table-cell table:style-name="ce2" table:formula="of:=[.B92]-1" office:value-type="float" office:value="38">
            <text:p>38</text:p>
          </table:table-cell>
          <table:table-cell table:formula="of:=DEC2HEX(ROUND(IF([.$B93]/[.C$3]&lt;127;127-[.$B93]/[.C$3];0) ;0) ;2)" office:value-type="string" office:string-value="59">
            <text:p>59</text:p>
          </table:table-cell>
          <table:table-cell table:formula="of:=DEC2HEX(ROUND(IF([.$B93]/[.D$3]&lt;127;127-[.$B93]/[.D$3];0) ;0) ;2)" office:value-type="string" office:string-value="59">
            <text:p>59</text:p>
          </table:table-cell>
          <table:table-cell table:formula="of:=DEC2HEX(ROUND(IF([.$B93]/[.E$3]&lt;127;127-[.$B93]/[.E$3];0) ;0) ;2)" office:value-type="string" office:string-value="58">
            <text:p>58</text:p>
          </table:table-cell>
          <table:table-cell table:formula="of:=DEC2HEX(ROUND(IF([.$B93]/[.F$3]&lt;127;127-[.$B93]/[.F$3];0) ;0) ;2)" office:value-type="string" office:string-value="57">
            <text:p>57</text:p>
          </table:table-cell>
          <table:table-cell table:formula="of:=DEC2HEX(ROUND(IF([.$B93]/[.G$3]&lt;127;127-[.$B93]/[.G$3];0) ;0) ;2)" office:value-type="string" office:string-value="56">
            <text:p>56</text:p>
          </table:table-cell>
          <table:table-cell table:formula="of:=DEC2HEX(ROUND(IF([.$B93]/[.H$3]&lt;127;127-[.$B93]/[.H$3];0) ;0) ;2)" office:value-type="string" office:string-value="54">
            <text:p>54</text:p>
          </table:table-cell>
          <table:table-cell table:formula="of:=DEC2HEX(ROUND(IF([.$B93]/[.I$3]&lt;127;127-[.$B93]/[.I$3];0) ;0) ;2)" office:value-type="string" office:string-value="51">
            <text:p>51</text:p>
          </table:table-cell>
          <table:table-cell table:formula="of:=DEC2HEX(ROUND(IF([.$B93]/[.J$3]&lt;127;127-[.$B93]/[.J$3];0) ;0) ;2)" office:value-type="string" office:string-value="4E">
            <text:p>4E</text:p>
          </table:table-cell>
          <table:table-cell table:formula="of:=DEC2HEX(ROUND(IF([.$B93]/[.K$3]&lt;127;127-[.$B93]/[.K$3];0) ;0) ;2)" office:value-type="string" office:string-value="49">
            <text:p>49</text:p>
          </table:table-cell>
          <table:table-cell table:formula="of:=DEC2HEX(ROUND(IF([.$B93]/[.L$3]&lt;127;127-[.$B93]/[.L$3];0) ;0) ;2)" office:value-type="string" office:string-value="43">
            <text:p>43</text:p>
          </table:table-cell>
          <table:table-cell table:style-name="ce3" table:formula="of:=DEC2HEX(ROUND(IF([.$B93]/[.M$3]&lt;127;127-[.$B93]/[.M$3];0) ;0) ;2)" office:value-type="string" office:string-value="3B">
            <text:p>3B</text:p>
          </table:table-cell>
          <table:table-cell table:style-name="ce3" table:formula="of:=DEC2HEX(ROUND(IF([.$B93]/[.N$3]&lt;127;127-[.$B93]/[.N$3];0) ;0) ;2)" office:value-type="string" office:string-value="2E">
            <text:p>2E</text:p>
          </table:table-cell>
          <table:table-cell table:style-name="ce3" table:formula="of:=DEC2HEX(ROUND(IF([.$B93]/[.O$3]&lt;127;127-[.$B93]/[.O$3];0) ;0) ;2)" office:value-type="string" office:string-value="1C">
            <text:p>1C</text:p>
          </table:table-cell>
          <table:table-cell table:style-name="ce3" table:formula="of:=DEC2HEX(ROUND(IF([.$B93]/[.P$3]&lt;127;127-[.$B93]/[.P$3];0) ;0) ;2)" office:value-type="string" office:string-value="00">
            <text:p>00</text:p>
          </table:table-cell>
          <table:table-cell table:style-name="ce3" table:formula="of:=DEC2HEX(ROUND(IF([.$B93]/[.Q$3]&lt;127;127-[.$B93]/[.Q$3];0) ;0) ;2)" office:value-type="string" office:string-value="00">
            <text:p>00</text:p>
          </table:table-cell>
          <table:table-cell table:style-name="ce3" table:formula="of:=DEC2HEX(ROUND(IF([.$B93]/[.R$3]&lt;127;127-[.$B93]/[.R$3];0) ;0) ;2)" office:value-type="string" office:string-value="00">
            <text:p>00</text:p>
          </table:table-cell>
          <table:table-cell table:style-name="ce3" table:formula="of:=DEC2HEX(ROUND(IF([.$B93]/[.S$3]&lt;127;[.$B93]/[.S$3];127) ;0) ;2)" office:value-type="float" office:value="0">
            <text:p>#ДЕЛ/0!</text:p>
          </table:table-cell>
          <table:table-cell table:style-name="ce3" table:formula="of:=DEC2HEX(ROUND(IF([.$B93]/[.T$3]&lt;127;[.$B93]/[.T$3];127) ;0) ;2)" office:value-type="string" office:string-value="FFFFFFFE7C">
            <text:p>FFFFFFFE7C</text:p>
          </table:table-cell>
          <table:table-cell table:style-name="ce3" table:formula="of:=DEC2HEX(ROUND(IF([.$B93]/[.U$3]&lt;127;[.$B93]/[.U$3];127) ;0) ;2)" office:value-type="string" office:string-value="FFFFFFFF3D">
            <text:p>FFFFFFFF3D</text:p>
          </table:table-cell>
          <table:table-cell table:style-name="ce3" table:formula="of:=DEC2HEX(ROUND(IF([.$B93]/[.V$3]&lt;127;[.$B93]/[.V$3];127) ;0) ;2)" office:value-type="string" office:string-value="FFFFFFFF7D">
            <text:p>FFFFFFFF7D</text:p>
          </table:table-cell>
          <table:table-cell table:style-name="ce3" table:formula="of:=DEC2HEX(ROUND(IF([.$B93]/[.W$3]&lt;127;[.$B93]/[.W$3];127) ;0) ;2)" office:value-type="string" office:string-value="FFFFFFFF9D">
            <text:p>FFFFFFFF9D</text:p>
          </table:table-cell>
          <table:table-cell table:style-name="ce3" table:formula="of:=DEC2HEX(ROUND(IF([.$B93]/[.X$3]&lt;127;[.$B93]/[.X$3];127) ;0) ;2)" office:value-type="string" office:string-value="FFFFFFFFAF">
            <text:p>FFFFFFFFAF</text:p>
          </table:table-cell>
          <table:table-cell table:style-name="ce3" table:formula="of:=DEC2HEX(ROUND(IF([.$B93]/[.Y$3]&lt;127;[.$B93]/[.Y$3];127) ;0) ;2)" office:value-type="string" office:string-value="FFFFFFFFBC">
            <text:p>FFFFFFFFBC</text:p>
          </table:table-cell>
          <table:table-cell table:style-name="ce3" table:formula="of:=DEC2HEX(ROUND(IF([.$B93]/[.Z$3]&lt;127;[.$B93]/[.Z$3];127) ;0) ;2)" office:value-type="string" office:string-value="FFFFFFFFC4">
            <text:p>FFFFFFFFC4</text:p>
          </table:table-cell>
          <table:table-cell table:style-name="ce3" table:formula="of:=DEC2HEX(ROUND(IF([.$B93]/[.AA$3]&lt;127;[.$B93]/[.AA$3];127) ;0) ;2)" office:value-type="string" office:string-value="FFFFFFFFCA">
            <text:p>FFFFFFFFCA</text:p>
          </table:table-cell>
          <table:table-cell table:style-name="ce3" table:formula="of:=DEC2HEX(ROUND(IF([.$B93]/[.AB$3]&lt;127;[.$B93]/[.AB$3];127) ;0) ;2)" office:value-type="string" office:string-value="FFFFFFFFCF">
            <text:p>FFFFFFFFCF</text:p>
          </table:table-cell>
          <table:table-cell table:style-name="ce3" table:formula="of:=DEC2HEX(ROUND(IF([.$B93]/[.AC$3]&lt;127;[.$B93]/[.AC$3];127) ;0) ;2)" office:value-type="string" office:string-value="FFFFFFFFD2">
            <text:p>FFFFFFFFD2</text:p>
          </table:table-cell>
          <table:table-cell table:style-name="ce3" table:formula="of:=DEC2HEX(ROUND(IF([.$B93]/[.AD$3]&lt;127;[.$B93]/[.AD$3];127) ;0) ;2)" office:value-type="string" office:string-value="FFFFFFFFD5">
            <text:p>FFFFFFFFD5</text:p>
          </table:table-cell>
          <table:table-cell table:style-name="ce3" table:formula="of:=DEC2HEX(ROUND(IF([.$B93]/[.AE$3]&lt;127;[.$B93]/[.AE$3];127) ;0) ;2)" office:value-type="string" office:string-value="FFFFFFFFD7">
            <text:p>FFFFFFFFD7</text:p>
          </table:table-cell>
          <table:table-cell table:style-name="ce3" table:formula="of:=DEC2HEX(ROUND(IF([.$B93]/[.AF$3]&lt;127;[.$B93]/[.AF$3];127) ;0) ;2)" office:value-type="string" office:string-value="FFFFFFFFD8">
            <text:p>FFFFFFFFD8</text:p>
          </table:table-cell>
          <table:table-cell table:style-name="ce3" table:formula="of:=DEC2HEX(ROUND(IF([.$B93]/[.AG$3]&lt;127;[.$B93]/[.AG$3];127) ;0) ;2)" office:value-type="string" office:string-value="FFFFFFFFD9">
            <text:p>FFFFFFFFD9</text:p>
          </table:table-cell>
          <table:table-cell table:style-name="ce3" table:formula="of:=DEC2HEX(ROUND(IF([.$B93]/[.AH$3]&lt;127;[.$B93]/[.AH$3];127) ;0) ;2)" office:value-type="string" office:string-value="FFFFFFFFDA">
            <text:p>FFFFFFFFDA</text:p>
          </table:table-cell>
          <table:table-cell table:style-name="ce3" table:formula="of:=DEC2HEX(ROUND(IF([.$B93]/COS([.AI$2]*0.0174533)&lt;255;[.$B93]/COS([.AI$2]*0.0174533);255);0)  ;2)" office:value-type="string" office:string-value="FFFFFFFFDA">
            <text:p>FFFFFFFFDA</text:p>
          </table:table-cell>
          <table:table-cell table:style-name="ce3" table:formula="of:=DEC2HEX(ROUND(IF([.$B93]/COS([.AJ$2]*0.0174533)&lt;255;[.$B93]/COS([.AJ$2]*0.0174533);255);0)  ;2)" office:value-type="string" office:string-value="FFFFFFFFDA">
            <text:p>FFFFFFFFDA</text:p>
          </table:table-cell>
          <table:table-cell table:style-name="ce3" table:formula="of:=DEC2HEX(ROUND(IF([.$B93]/COS([.AK$2]*0.0174533)&lt;255;[.$B93]/COS([.AK$2]*0.0174533);255);0)  ;2)" office:value-type="string" office:string-value="FFFFFFFFD9">
            <text:p>FFFFFFFFD9</text:p>
          </table:table-cell>
          <table:table-cell table:style-name="ce3" table:formula="of:=DEC2HEX(ROUND(IF([.$B93]/COS([.AL$2]*0.0174533)&lt;255;[.$B93]/COS([.AL$2]*0.0174533);255);0)  ;2)" office:value-type="string" office:string-value="FFFFFFFFD8">
            <text:p>FFFFFFFFD8</text:p>
          </table:table-cell>
          <table:table-cell table:style-name="ce3" table:formula="of:=DEC2HEX(ROUND(IF([.$B93]/COS([.AM$2]*0.0174533)&lt;255;[.$B93]/COS([.AM$2]*0.0174533);255);0)  ;2)" office:value-type="string" office:string-value="FFFFFFFFD7">
            <text:p>FFFFFFFFD7</text:p>
          </table:table-cell>
          <table:table-cell table:style-name="ce3" table:formula="of:=DEC2HEX(ROUND(IF([.$B93]/COS([.AN$2]*0.0174533)&lt;255;[.$B93]/COS([.AN$2]*0.0174533);255);0)  ;2)" office:value-type="string" office:string-value="FFFFFFFFD5">
            <text:p>FFFFFFFFD5</text:p>
          </table:table-cell>
          <table:table-cell table:style-name="ce3" table:formula="of:=DEC2HEX(ROUND(IF([.$B93]/COS([.AO$2]*0.0174533)&lt;255;[.$B93]/COS([.AO$2]*0.0174533);255);0)  ;2)" office:value-type="string" office:string-value="FFFFFFFFD2">
            <text:p>FFFFFFFFD2</text:p>
          </table:table-cell>
          <table:table-cell table:style-name="ce3" table:formula="of:=DEC2HEX(ROUND(IF([.$B93]/COS([.AP$2]*0.0174533)&lt;255;[.$B93]/COS([.AP$2]*0.0174533);255);0)  ;2)" office:value-type="string" office:string-value="FFFFFFFFCF">
            <text:p>FFFFFFFFCF</text:p>
          </table:table-cell>
          <table:table-cell table:style-name="ce3" table:formula="of:=DEC2HEX(ROUND(IF([.$B93]/COS([.AQ$2]*0.0174533)&lt;255;[.$B93]/COS([.AQ$2]*0.0174533);255);0)  ;2)" office:value-type="string" office:string-value="FFFFFFFFCA">
            <text:p>FFFFFFFFCA</text:p>
          </table:table-cell>
          <table:table-cell table:style-name="ce3" table:formula="of:=DEC2HEX(ROUND(IF([.$B93]/COS([.AR$2]*0.0174533)&lt;255;[.$B93]/COS([.AR$2]*0.0174533);255);0)  ;2)" office:value-type="string" office:string-value="FFFFFFFFC4">
            <text:p>FFFFFFFFC4</text:p>
          </table:table-cell>
          <table:table-cell table:style-name="ce3" table:formula="of:=DEC2HEX(ROUND(IF([.$B93]/COS([.AS$2]*0.0174533)&lt;255;[.$B93]/COS([.AS$2]*0.0174533);255);0)  ;2)" office:value-type="string" office:string-value="FFFFFFFFBC">
            <text:p>FFFFFFFFBC</text:p>
          </table:table-cell>
          <table:table-cell table:style-name="ce3" table:formula="of:=DEC2HEX(ROUND(IF([.$B93]/COS([.AT$2]*0.0174533)&lt;255;[.$B93]/COS([.AT$2]*0.0174533);255);0)  ;2)" office:value-type="string" office:string-value="FFFFFFFFAF">
            <text:p>FFFFFFFFAF</text:p>
          </table:table-cell>
          <table:table-cell table:style-name="ce3" table:formula="of:=DEC2HEX(ROUND(IF([.$B93]/COS([.AU$2]*0.0174533)&lt;255;[.$B93]/COS([.AU$2]*0.0174533);255);0)  ;2)" office:value-type="string" office:string-value="FFFFFFFF9D">
            <text:p>FFFFFFFF9D</text:p>
          </table:table-cell>
          <table:table-cell table:style-name="ce3" table:formula="of:=DEC2HEX(ROUND(IF([.$B93]/COS([.AV$2]*0.0174533)&lt;255;[.$B93]/COS([.AV$2]*0.0174533);255);0)  ;2)" office:value-type="string" office:string-value="FFFFFFFF7D">
            <text:p>FFFFFFFF7D</text:p>
          </table:table-cell>
          <table:table-cell table:style-name="ce3" table:formula="of:=DEC2HEX(ROUND(IF([.$B93]/COS([.AW$2]*0.0174533)&lt;255;[.$B93]/COS([.AW$2]*0.0174533);255);0)  ;2)" office:value-type="string" office:string-value="FFFFFFFF3D">
            <text:p>FFFFFFFF3D</text:p>
          </table:table-cell>
          <table:table-cell table:style-name="ce3" table:formula="of:=DEC2HEX(ROUND(IF([.$B93]/COS([.AX$2]*0.0174533)&lt;255;[.$B93]/COS([.AX$2]*0.0174533);255);0)  ;2)" office:value-type="string" office:string-value="FFFFFFFE7C">
            <text:p>FFFFFFFE7C</text:p>
          </table:table-cell>
          <table:table-cell table:style-name="ce3" table:formula="of:=DEC2HEX(ROUND(IF([.$B93]/COS([.AY$2]*0.0174533)&lt;255;[.$B93]/COS([.AY$2]*0.0174533);255);0)  ;2)" office:value-type="string" office:string-value="FF">
            <text:p>FF</text:p>
          </table:table-cell>
          <table:table-cell table:style-name="ce3" table:formula="of:=DEC2HEX(ROUND(IF([.$B93]/COS([.AZ$2]*0.0174533)&lt;255;[.$B93]/COS([.AZ$2]*0.0174533);255);0)  ;2)" office:value-type="string" office:string-value="FF">
            <text:p>FF</text:p>
          </table:table-cell>
          <table:table-cell table:style-name="ce3" table:formula="of:=DEC2HEX(ROUND(IF([.$B93]/COS([.BA$2]*0.0174533)&lt;255;[.$B93]/COS([.BA$2]*0.0174533);255);0)  ;2)" office:value-type="string" office:string-value="C3">
            <text:p>C3</text:p>
          </table:table-cell>
          <table:table-cell table:style-name="ce3" table:formula="of:=DEC2HEX(ROUND(IF([.$B93]/COS([.BB$2]*0.0174533)&lt;255;[.$B93]/COS([.BB$2]*0.0174533);255);0)  ;2)" office:value-type="string" office:string-value="83">
            <text:p>83</text:p>
          </table:table-cell>
          <table:table-cell table:style-name="ce3" table:formula="of:=DEC2HEX(ROUND(IF([.$B93]/COS([.BC$2]*0.0174533)&lt;255;[.$B93]/COS([.BC$2]*0.0174533);255);0)  ;2)" office:value-type="string" office:string-value="63">
            <text:p>63</text:p>
          </table:table-cell>
          <table:table-cell table:style-name="ce3" table:formula="of:=DEC2HEX(ROUND(IF([.$B93]/COS([.BD$2]*0.0174533)&lt;255;[.$B93]/COS([.BD$2]*0.0174533);255);0)  ;2)" office:value-type="string" office:string-value="51">
            <text:p>51</text:p>
          </table:table-cell>
          <table:table-cell table:style-name="ce3" table:formula="of:=DEC2HEX(ROUND(IF([.$B93]/COS([.BE$2]*0.0174533)&lt;255;[.$B93]/COS([.BE$2]*0.0174533);255);0)  ;2)" office:value-type="string" office:string-value="44">
            <text:p>44</text:p>
          </table:table-cell>
          <table:table-cell table:style-name="ce3" table:formula="of:=DEC2HEX(ROUND(IF([.$B93]/COS([.BF$2]*0.0174533)&lt;255;[.$B93]/COS([.BF$2]*0.0174533);255);0)  ;2)" office:value-type="string" office:string-value="3C">
            <text:p>3C</text:p>
          </table:table-cell>
          <table:table-cell table:style-name="ce3" table:formula="of:=DEC2HEX(ROUND(IF([.$B93]/COS([.BG$2]*0.0174533)&lt;255;[.$B93]/COS([.BG$2]*0.0174533);255);0)  ;2)" office:value-type="string" office:string-value="36">
            <text:p>36</text:p>
          </table:table-cell>
          <table:table-cell table:style-name="ce3" table:formula="of:=DEC2HEX(ROUND(IF([.$B93]/COS([.BH$2]*0.0174533)&lt;255;[.$B93]/COS([.BH$2]*0.0174533);255);0)  ;2)" office:value-type="string" office:string-value="31">
            <text:p>31</text:p>
          </table:table-cell>
          <table:table-cell table:style-name="ce3" table:formula="of:=DEC2HEX(ROUND(IF([.$B93]/COS([.BI$2]*0.0174533)&lt;255;[.$B93]/COS([.BI$2]*0.0174533);255);0)  ;2)" office:value-type="string" office:string-value="2E">
            <text:p>2E</text:p>
          </table:table-cell>
          <table:table-cell table:style-name="ce3" table:formula="of:=DEC2HEX(ROUND(IF([.$B93]/COS([.BJ$2]*0.0174533)&lt;255;[.$B93]/COS([.BJ$2]*0.0174533);255);0)  ;2)" office:value-type="string" office:string-value="2B">
            <text:p>2B</text:p>
          </table:table-cell>
          <table:table-cell table:style-name="ce3" table:formula="of:=DEC2HEX(ROUND(IF([.$B93]/COS([.BK$2]*0.0174533)&lt;255;[.$B93]/COS([.BK$2]*0.0174533);255);0)  ;2)" office:value-type="string" office:string-value="29">
            <text:p>29</text:p>
          </table:table-cell>
          <table:table-cell table:style-name="ce3" table:formula="of:=DEC2HEX(ROUND(IF([.$B93]/COS([.BL$2]*0.0174533)&lt;255;[.$B93]/COS([.BL$2]*0.0174533);255);0)  ;2)" office:value-type="string" office:string-value="28">
            <text:p>28</text:p>
          </table:table-cell>
          <table:table-cell table:style-name="ce3" table:formula="of:=DEC2HEX(ROUND(IF([.$B93]/COS([.BM$2]*0.0174533)&lt;255;[.$B93]/COS([.BM$2]*0.0174533);255);0)  ;2)" office:value-type="string" office:string-value="27">
            <text:p>27</text:p>
          </table:table-cell>
          <table:table-cell table:style-name="ce3" table:formula="of:=DEC2HEX(ROUND(IF([.$B93]/COS([.BN$2]*0.0174533)&lt;255;[.$B93]/COS([.BN$2]*0.0174533);255);0)  ;2)" office:value-type="string" office:string-value="26">
            <text:p>26</text:p>
          </table:table-cell>
          <table:table-cell table:style-name="ce3" table:formula="of:=DEC2HEX(ROUND(IF([.$B93]/COS([.BO$2]*0.0174533)&lt;255;[.$B93]/COS([.BO$2]*0.0174533);255);0)  ;2)" office:value-type="string" office:string-value="26">
            <text:p>26</text:p>
          </table:table-cell>
          <table:table-cell table:style-name="ce3" table:formula="of:=DEC2HEX(ROUND(IF([.$B93]/COS([.BP$2]*0.0174533)&lt;255;[.$B93]/COS([.BP$2]*0.0174533);255);0)  ;2)" office:value-type="string" office:string-value="26">
            <text:p>26</text:p>
          </table:table-cell>
          <table:table-cell table:style-name="ce3" table:formula="of:=DEC2HEX(ROUND(IF([.$B93]/COS([.BQ$2]*0.0174533)&lt;255;[.$B93]/COS([.BQ$2]*0.0174533);255);0)  ;2)" office:value-type="string" office:string-value="27">
            <text:p>27</text:p>
          </table:table-cell>
          <table:table-cell table:style-name="ce3" table:formula="of:=DEC2HEX(ROUND(IF([.$B93]/COS([.BR$2]*0.0174533)&lt;255;[.$B93]/COS([.BR$2]*0.0174533);255);0)  ;2)" office:value-type="string" office:string-value="28">
            <text:p>28</text:p>
          </table:table-cell>
          <table:table-cell table:style-name="ce3" table:formula="of:=DEC2HEX(ROUND(IF([.$B93]/COS([.BS$2]*0.0174533)&lt;255;[.$B93]/COS([.BS$2]*0.0174533);255);0)  ;2)" office:value-type="string" office:string-value="29">
            <text:p>29</text:p>
          </table:table-cell>
          <table:table-cell table:style-name="ce3" table:formula="of:=DEC2HEX(ROUND(IF([.$B93]/COS([.BT$2]*0.0174533)&lt;255;[.$B93]/COS([.BT$2]*0.0174533);255);0)  ;2)" office:value-type="string" office:string-value="2B">
            <text:p>2B</text:p>
          </table:table-cell>
          <table:table-cell table:style-name="ce3" table:formula="of:=DEC2HEX(ROUND(IF([.$B93]/COS([.BU$2]*0.0174533)&lt;255;[.$B93]/COS([.BU$2]*0.0174533);255);0)  ;2)" office:value-type="string" office:string-value="2E">
            <text:p>2E</text:p>
          </table:table-cell>
          <table:table-cell table:style-name="ce3" table:formula="of:=DEC2HEX(ROUND(IF([.$B93]/COS([.BV$2]*0.0174533)&lt;255;[.$B93]/COS([.BV$2]*0.0174533);255);0)  ;2)" office:value-type="string" office:string-value="31">
            <text:p>31</text:p>
          </table:table-cell>
          <table:table-cell table:style-name="ce3" table:formula="of:=DEC2HEX(ROUND(IF([.$B93]/COS([.BW$2]*0.0174533)&lt;255;[.$B93]/COS([.BW$2]*0.0174533);255);0)  ;2)" office:value-type="string" office:string-value="36">
            <text:p>36</text:p>
          </table:table-cell>
          <table:table-cell table:style-name="ce3" table:formula="of:=DEC2HEX(ROUND(IF([.$B93]/COS([.BX$2]*0.0174533)&lt;255;[.$B93]/COS([.BX$2]*0.0174533);255);0)  ;2)" office:value-type="string" office:string-value="3C">
            <text:p>3C</text:p>
          </table:table-cell>
          <table:table-cell table:style-name="ce3" table:formula="of:=DEC2HEX(ROUND(IF([.$B93]/COS([.BY$2]*0.0174533)&lt;255;[.$B93]/COS([.BY$2]*0.0174533);255);0)  ;2)" office:value-type="string" office:string-value="44">
            <text:p>44</text:p>
          </table:table-cell>
          <table:table-cell table:style-name="ce3" table:formula="of:=DEC2HEX(ROUND(IF([.$B93]/COS([.BZ$2]*0.0174533)&lt;255;[.$B93]/COS([.BZ$2]*0.0174533);255);0)  ;2)" office:value-type="string" office:string-value="51">
            <text:p>51</text:p>
          </table:table-cell>
          <table:table-cell table:style-name="ce3" table:formula="of:=DEC2HEX(ROUND(IF([.$B93]/COS([.CA$2]*0.0174533)&lt;255;[.$B93]/COS([.CA$2]*0.0174533);255);0)  ;2)" office:value-type="string" office:string-value="63">
            <text:p>63</text:p>
          </table:table-cell>
          <table:table-cell table:style-name="ce3" table:formula="of:=DEC2HEX(ROUND(IF([.$B93]/COS([.CB$2]*0.0174533)&lt;255;[.$B93]/COS([.CB$2]*0.0174533);255);0)  ;2)" office:value-type="string" office:string-value="83">
            <text:p>83</text:p>
          </table:table-cell>
          <table:table-cell table:style-name="ce3" table:formula="of:=DEC2HEX(ROUND(IF([.$B93]/COS([.CC$2]*0.0174533)&lt;255;[.$B93]/COS([.CC$2]*0.0174533);255);0)  ;2)" office:value-type="string" office:string-value="C3">
            <text:p>C3</text:p>
          </table:table-cell>
          <table:table-cell table:number-columns-repeated="943"/>
        </table:table-row>
        <table:table-row table:style-name="ro1">
          <table:table-cell table:formula="of:=[.A93]+1" office:value-type="float" office:value="90">
            <text:p>90</text:p>
          </table:table-cell>
          <table:table-cell table:style-name="ce2" table:formula="of:=[.B93]-1" office:value-type="float" office:value="37">
            <text:p>37</text:p>
          </table:table-cell>
          <table:table-cell table:formula="of:=DEC2HEX(ROUND(IF([.$B94]/[.C$3]&lt;127;127-[.$B94]/[.C$3];0) ;0) ;2)" office:value-type="string" office:string-value="5A">
            <text:p>5A</text:p>
          </table:table-cell>
          <table:table-cell table:formula="of:=DEC2HEX(ROUND(IF([.$B94]/[.D$3]&lt;127;127-[.$B94]/[.D$3];0) ;0) ;2)" office:value-type="string" office:string-value="5A">
            <text:p>5A</text:p>
          </table:table-cell>
          <table:table-cell table:formula="of:=DEC2HEX(ROUND(IF([.$B94]/[.E$3]&lt;127;127-[.$B94]/[.E$3];0) ;0) ;2)" office:value-type="string" office:string-value="59">
            <text:p>59</text:p>
          </table:table-cell>
          <table:table-cell table:formula="of:=DEC2HEX(ROUND(IF([.$B94]/[.F$3]&lt;127;127-[.$B94]/[.F$3];0) ;0) ;2)" office:value-type="string" office:string-value="58">
            <text:p>58</text:p>
          </table:table-cell>
          <table:table-cell table:formula="of:=DEC2HEX(ROUND(IF([.$B94]/[.G$3]&lt;127;127-[.$B94]/[.G$3];0) ;0) ;2)" office:value-type="string" office:string-value="57">
            <text:p>57</text:p>
          </table:table-cell>
          <table:table-cell table:formula="of:=DEC2HEX(ROUND(IF([.$B94]/[.H$3]&lt;127;127-[.$B94]/[.H$3];0) ;0) ;2)" office:value-type="string" office:string-value="55">
            <text:p>55</text:p>
          </table:table-cell>
          <table:table-cell table:formula="of:=DEC2HEX(ROUND(IF([.$B94]/[.I$3]&lt;127;127-[.$B94]/[.I$3];0) ;0) ;2)" office:value-type="string" office:string-value="52">
            <text:p>52</text:p>
          </table:table-cell>
          <table:table-cell table:formula="of:=DEC2HEX(ROUND(IF([.$B94]/[.J$3]&lt;127;127-[.$B94]/[.J$3];0) ;0) ;2)" office:value-type="string" office:string-value="4F">
            <text:p>4F</text:p>
          </table:table-cell>
          <table:table-cell table:formula="of:=DEC2HEX(ROUND(IF([.$B94]/[.K$3]&lt;127;127-[.$B94]/[.K$3];0) ;0) ;2)" office:value-type="string" office:string-value="4B">
            <text:p>4B</text:p>
          </table:table-cell>
          <table:table-cell table:formula="of:=DEC2HEX(ROUND(IF([.$B94]/[.L$3]&lt;127;127-[.$B94]/[.L$3];0) ;0) ;2)" office:value-type="string" office:string-value="45">
            <text:p>45</text:p>
          </table:table-cell>
          <table:table-cell table:style-name="ce3" table:formula="of:=DEC2HEX(ROUND(IF([.$B94]/[.M$3]&lt;127;127-[.$B94]/[.M$3];0) ;0) ;2)" office:value-type="string" office:string-value="3C">
            <text:p>3C</text:p>
          </table:table-cell>
          <table:table-cell table:style-name="ce3" table:formula="of:=DEC2HEX(ROUND(IF([.$B94]/[.N$3]&lt;127;127-[.$B94]/[.N$3];0) ;0) ;2)" office:value-type="string" office:string-value="30">
            <text:p>30</text:p>
          </table:table-cell>
          <table:table-cell table:style-name="ce3" table:formula="of:=DEC2HEX(ROUND(IF([.$B94]/[.O$3]&lt;127;127-[.$B94]/[.O$3];0) ;0) ;2)" office:value-type="string" office:string-value="1E">
            <text:p>1E</text:p>
          </table:table-cell>
          <table:table-cell table:style-name="ce3" table:formula="of:=DEC2HEX(ROUND(IF([.$B94]/[.P$3]&lt;127;127-[.$B94]/[.P$3];0) ;0) ;2)" office:value-type="string" office:string-value="00">
            <text:p>00</text:p>
          </table:table-cell>
          <table:table-cell table:style-name="ce3" table:formula="of:=DEC2HEX(ROUND(IF([.$B94]/[.Q$3]&lt;127;127-[.$B94]/[.Q$3];0) ;0) ;2)" office:value-type="string" office:string-value="00">
            <text:p>00</text:p>
          </table:table-cell>
          <table:table-cell table:style-name="ce3" table:formula="of:=DEC2HEX(ROUND(IF([.$B94]/[.R$3]&lt;127;127-[.$B94]/[.R$3];0) ;0) ;2)" office:value-type="string" office:string-value="00">
            <text:p>00</text:p>
          </table:table-cell>
          <table:table-cell table:style-name="ce3" table:formula="of:=DEC2HEX(ROUND(IF([.$B94]/[.S$3]&lt;127;[.$B94]/[.S$3];127) ;0) ;2)" office:value-type="float" office:value="0">
            <text:p>#ДЕЛ/0!</text:p>
          </table:table-cell>
          <table:table-cell table:style-name="ce3" table:formula="of:=DEC2HEX(ROUND(IF([.$B94]/[.T$3]&lt;127;[.$B94]/[.T$3];127) ;0) ;2)" office:value-type="string" office:string-value="FFFFFFFE86">
            <text:p>FFFFFFFE86</text:p>
          </table:table-cell>
          <table:table-cell table:style-name="ce3" table:formula="of:=DEC2HEX(ROUND(IF([.$B94]/[.U$3]&lt;127;[.$B94]/[.U$3];127) ;0) ;2)" office:value-type="string" office:string-value="FFFFFFFF42">
            <text:p>FFFFFFFF42</text:p>
          </table:table-cell>
          <table:table-cell table:style-name="ce3" table:formula="of:=DEC2HEX(ROUND(IF([.$B94]/[.V$3]&lt;127;[.$B94]/[.V$3];127) ;0) ;2)" office:value-type="string" office:string-value="FFFFFFFF80">
            <text:p>FFFFFFFF80</text:p>
          </table:table-cell>
          <table:table-cell table:style-name="ce3" table:formula="of:=DEC2HEX(ROUND(IF([.$B94]/[.W$3]&lt;127;[.$B94]/[.W$3];127) ;0) ;2)" office:value-type="string" office:string-value="FFFFFFFF9F">
            <text:p>FFFFFFFF9F</text:p>
          </table:table-cell>
          <table:table-cell table:style-name="ce3" table:formula="of:=DEC2HEX(ROUND(IF([.$B94]/[.X$3]&lt;127;[.$B94]/[.X$3];127) ;0) ;2)" office:value-type="string" office:string-value="FFFFFFFFB1">
            <text:p>FFFFFFFFB1</text:p>
          </table:table-cell>
          <table:table-cell table:style-name="ce3" table:formula="of:=DEC2HEX(ROUND(IF([.$B94]/[.Y$3]&lt;127;[.$B94]/[.Y$3];127) ;0) ;2)" office:value-type="string" office:string-value="FFFFFFFFBD">
            <text:p>FFFFFFFFBD</text:p>
          </table:table-cell>
          <table:table-cell table:style-name="ce3" table:formula="of:=DEC2HEX(ROUND(IF([.$B94]/[.Z$3]&lt;127;[.$B94]/[.Z$3];127) ;0) ;2)" office:value-type="string" office:string-value="FFFFFFFFC6">
            <text:p>FFFFFFFFC6</text:p>
          </table:table-cell>
          <table:table-cell table:style-name="ce3" table:formula="of:=DEC2HEX(ROUND(IF([.$B94]/[.AA$3]&lt;127;[.$B94]/[.AA$3];127) ;0) ;2)" office:value-type="string" office:string-value="FFFFFFFFCC">
            <text:p>FFFFFFFFCC</text:p>
          </table:table-cell>
          <table:table-cell table:style-name="ce3" table:formula="of:=DEC2HEX(ROUND(IF([.$B94]/[.AB$3]&lt;127;[.$B94]/[.AB$3];127) ;0) ;2)" office:value-type="string" office:string-value="FFFFFFFFD0">
            <text:p>FFFFFFFFD0</text:p>
          </table:table-cell>
          <table:table-cell table:style-name="ce3" table:formula="of:=DEC2HEX(ROUND(IF([.$B94]/[.AC$3]&lt;127;[.$B94]/[.AC$3];127) ;0) ;2)" office:value-type="string" office:string-value="FFFFFFFFD3">
            <text:p>FFFFFFFFD3</text:p>
          </table:table-cell>
          <table:table-cell table:style-name="ce3" table:formula="of:=DEC2HEX(ROUND(IF([.$B94]/[.AD$3]&lt;127;[.$B94]/[.AD$3];127) ;0) ;2)" office:value-type="string" office:string-value="FFFFFFFFD6">
            <text:p>FFFFFFFFD6</text:p>
          </table:table-cell>
          <table:table-cell table:style-name="ce3" table:formula="of:=DEC2HEX(ROUND(IF([.$B94]/[.AE$3]&lt;127;[.$B94]/[.AE$3];127) ;0) ;2)" office:value-type="string" office:string-value="FFFFFFFFD8">
            <text:p>FFFFFFFFD8</text:p>
          </table:table-cell>
          <table:table-cell table:style-name="ce3" table:formula="of:=DEC2HEX(ROUND(IF([.$B94]/[.AF$3]&lt;127;[.$B94]/[.AF$3];127) ;0) ;2)" office:value-type="string" office:string-value="FFFFFFFFD9">
            <text:p>FFFFFFFFD9</text:p>
          </table:table-cell>
          <table:table-cell table:style-name="ce3" table:formula="of:=DEC2HEX(ROUND(IF([.$B94]/[.AG$3]&lt;127;[.$B94]/[.AG$3];127) ;0) ;2)" office:value-type="string" office:string-value="FFFFFFFFDA">
            <text:p>FFFFFFFFDA</text:p>
          </table:table-cell>
          <table:table-cell table:style-name="ce3" table:formula="of:=DEC2HEX(ROUND(IF([.$B94]/[.AH$3]&lt;127;[.$B94]/[.AH$3];127) ;0) ;2)" office:value-type="string" office:string-value="FFFFFFFFDB">
            <text:p>FFFFFFFFDB</text:p>
          </table:table-cell>
          <table:table-cell table:style-name="ce3" table:formula="of:=DEC2HEX(ROUND(IF([.$B94]/COS([.AI$2]*0.0174533)&lt;255;[.$B94]/COS([.AI$2]*0.0174533);255);0)  ;2)" office:value-type="string" office:string-value="FFFFFFFFDB">
            <text:p>FFFFFFFFDB</text:p>
          </table:table-cell>
          <table:table-cell table:style-name="ce3" table:formula="of:=DEC2HEX(ROUND(IF([.$B94]/COS([.AJ$2]*0.0174533)&lt;255;[.$B94]/COS([.AJ$2]*0.0174533);255);0)  ;2)" office:value-type="string" office:string-value="FFFFFFFFDB">
            <text:p>FFFFFFFFDB</text:p>
          </table:table-cell>
          <table:table-cell table:style-name="ce3" table:formula="of:=DEC2HEX(ROUND(IF([.$B94]/COS([.AK$2]*0.0174533)&lt;255;[.$B94]/COS([.AK$2]*0.0174533);255);0)  ;2)" office:value-type="string" office:string-value="FFFFFFFFDA">
            <text:p>FFFFFFFFDA</text:p>
          </table:table-cell>
          <table:table-cell table:style-name="ce3" table:formula="of:=DEC2HEX(ROUND(IF([.$B94]/COS([.AL$2]*0.0174533)&lt;255;[.$B94]/COS([.AL$2]*0.0174533);255);0)  ;2)" office:value-type="string" office:string-value="FFFFFFFFD9">
            <text:p>FFFFFFFFD9</text:p>
          </table:table-cell>
          <table:table-cell table:style-name="ce3" table:formula="of:=DEC2HEX(ROUND(IF([.$B94]/COS([.AM$2]*0.0174533)&lt;255;[.$B94]/COS([.AM$2]*0.0174533);255);0)  ;2)" office:value-type="string" office:string-value="FFFFFFFFD8">
            <text:p>FFFFFFFFD8</text:p>
          </table:table-cell>
          <table:table-cell table:style-name="ce3" table:formula="of:=DEC2HEX(ROUND(IF([.$B94]/COS([.AN$2]*0.0174533)&lt;255;[.$B94]/COS([.AN$2]*0.0174533);255);0)  ;2)" office:value-type="string" office:string-value="FFFFFFFFD6">
            <text:p>FFFFFFFFD6</text:p>
          </table:table-cell>
          <table:table-cell table:style-name="ce3" table:formula="of:=DEC2HEX(ROUND(IF([.$B94]/COS([.AO$2]*0.0174533)&lt;255;[.$B94]/COS([.AO$2]*0.0174533);255);0)  ;2)" office:value-type="string" office:string-value="FFFFFFFFD4">
            <text:p>FFFFFFFFD4</text:p>
          </table:table-cell>
          <table:table-cell table:style-name="ce3" table:formula="of:=DEC2HEX(ROUND(IF([.$B94]/COS([.AP$2]*0.0174533)&lt;255;[.$B94]/COS([.AP$2]*0.0174533);255);0)  ;2)" office:value-type="string" office:string-value="FFFFFFFFD0">
            <text:p>FFFFFFFFD0</text:p>
          </table:table-cell>
          <table:table-cell table:style-name="ce3" table:formula="of:=DEC2HEX(ROUND(IF([.$B94]/COS([.AQ$2]*0.0174533)&lt;255;[.$B94]/COS([.AQ$2]*0.0174533);255);0)  ;2)" office:value-type="string" office:string-value="FFFFFFFFCC">
            <text:p>FFFFFFFFCC</text:p>
          </table:table-cell>
          <table:table-cell table:style-name="ce3" table:formula="of:=DEC2HEX(ROUND(IF([.$B94]/COS([.AR$2]*0.0174533)&lt;255;[.$B94]/COS([.AR$2]*0.0174533);255);0)  ;2)" office:value-type="string" office:string-value="FFFFFFFFC6">
            <text:p>FFFFFFFFC6</text:p>
          </table:table-cell>
          <table:table-cell table:style-name="ce3" table:formula="of:=DEC2HEX(ROUND(IF([.$B94]/COS([.AS$2]*0.0174533)&lt;255;[.$B94]/COS([.AS$2]*0.0174533);255);0)  ;2)" office:value-type="string" office:string-value="FFFFFFFFBD">
            <text:p>FFFFFFFFBD</text:p>
          </table:table-cell>
          <table:table-cell table:style-name="ce3" table:formula="of:=DEC2HEX(ROUND(IF([.$B94]/COS([.AT$2]*0.0174533)&lt;255;[.$B94]/COS([.AT$2]*0.0174533);255);0)  ;2)" office:value-type="string" office:string-value="FFFFFFFFB2">
            <text:p>FFFFFFFFB2</text:p>
          </table:table-cell>
          <table:table-cell table:style-name="ce3" table:formula="of:=DEC2HEX(ROUND(IF([.$B94]/COS([.AU$2]*0.0174533)&lt;255;[.$B94]/COS([.AU$2]*0.0174533);255);0)  ;2)" office:value-type="string" office:string-value="FFFFFFFF9F">
            <text:p>FFFFFFFF9F</text:p>
          </table:table-cell>
          <table:table-cell table:style-name="ce3" table:formula="of:=DEC2HEX(ROUND(IF([.$B94]/COS([.AV$2]*0.0174533)&lt;255;[.$B94]/COS([.AV$2]*0.0174533);255);0)  ;2)" office:value-type="string" office:string-value="FFFFFFFF81">
            <text:p>FFFFFFFF81</text:p>
          </table:table-cell>
          <table:table-cell table:style-name="ce3" table:formula="of:=DEC2HEX(ROUND(IF([.$B94]/COS([.AW$2]*0.0174533)&lt;255;[.$B94]/COS([.AW$2]*0.0174533);255);0)  ;2)" office:value-type="string" office:string-value="FFFFFFFF42">
            <text:p>FFFFFFFF42</text:p>
          </table:table-cell>
          <table:table-cell table:style-name="ce3" table:formula="of:=DEC2HEX(ROUND(IF([.$B94]/COS([.AX$2]*0.0174533)&lt;255;[.$B94]/COS([.AX$2]*0.0174533);255);0)  ;2)" office:value-type="string" office:string-value="FFFFFFFE87">
            <text:p>FFFFFFFE87</text:p>
          </table:table-cell>
          <table:table-cell table:style-name="ce3" table:formula="of:=DEC2HEX(ROUND(IF([.$B94]/COS([.AY$2]*0.0174533)&lt;255;[.$B94]/COS([.AY$2]*0.0174533);255);0)  ;2)" office:value-type="string" office:string-value="FF">
            <text:p>FF</text:p>
          </table:table-cell>
          <table:table-cell table:style-name="ce3" table:formula="of:=DEC2HEX(ROUND(IF([.$B94]/COS([.AZ$2]*0.0174533)&lt;255;[.$B94]/COS([.AZ$2]*0.0174533);255);0)  ;2)" office:value-type="string" office:string-value="FF">
            <text:p>FF</text:p>
          </table:table-cell>
          <table:table-cell table:style-name="ce3" table:formula="of:=DEC2HEX(ROUND(IF([.$B94]/COS([.BA$2]*0.0174533)&lt;255;[.$B94]/COS([.BA$2]*0.0174533);255);0)  ;2)" office:value-type="string" office:string-value="BE">
            <text:p>BE</text:p>
          </table:table-cell>
          <table:table-cell table:style-name="ce3" table:formula="of:=DEC2HEX(ROUND(IF([.$B94]/COS([.BB$2]*0.0174533)&lt;255;[.$B94]/COS([.BB$2]*0.0174533);255);0)  ;2)" office:value-type="string" office:string-value="7F">
            <text:p>7F</text:p>
          </table:table-cell>
          <table:table-cell table:style-name="ce3" table:formula="of:=DEC2HEX(ROUND(IF([.$B94]/COS([.BC$2]*0.0174533)&lt;255;[.$B94]/COS([.BC$2]*0.0174533);255);0)  ;2)" office:value-type="string" office:string-value="61">
            <text:p>61</text:p>
          </table:table-cell>
          <table:table-cell table:style-name="ce3" table:formula="of:=DEC2HEX(ROUND(IF([.$B94]/COS([.BD$2]*0.0174533)&lt;255;[.$B94]/COS([.BD$2]*0.0174533);255);0)  ;2)" office:value-type="string" office:string-value="4E">
            <text:p>4E</text:p>
          </table:table-cell>
          <table:table-cell table:style-name="ce3" table:formula="of:=DEC2HEX(ROUND(IF([.$B94]/COS([.BE$2]*0.0174533)&lt;255;[.$B94]/COS([.BE$2]*0.0174533);255);0)  ;2)" office:value-type="string" office:string-value="43">
            <text:p>43</text:p>
          </table:table-cell>
          <table:table-cell table:style-name="ce3" table:formula="of:=DEC2HEX(ROUND(IF([.$B94]/COS([.BF$2]*0.0174533)&lt;255;[.$B94]/COS([.BF$2]*0.0174533);255);0)  ;2)" office:value-type="string" office:string-value="3A">
            <text:p>3A</text:p>
          </table:table-cell>
          <table:table-cell table:style-name="ce3" table:formula="of:=DEC2HEX(ROUND(IF([.$B94]/COS([.BG$2]*0.0174533)&lt;255;[.$B94]/COS([.BG$2]*0.0174533);255);0)  ;2)" office:value-type="string" office:string-value="34">
            <text:p>34</text:p>
          </table:table-cell>
          <table:table-cell table:style-name="ce3" table:formula="of:=DEC2HEX(ROUND(IF([.$B94]/COS([.BH$2]*0.0174533)&lt;255;[.$B94]/COS([.BH$2]*0.0174533);255);0)  ;2)" office:value-type="string" office:string-value="30">
            <text:p>30</text:p>
          </table:table-cell>
          <table:table-cell table:style-name="ce3" table:formula="of:=DEC2HEX(ROUND(IF([.$B94]/COS([.BI$2]*0.0174533)&lt;255;[.$B94]/COS([.BI$2]*0.0174533);255);0)  ;2)" office:value-type="string" office:string-value="2C">
            <text:p>2C</text:p>
          </table:table-cell>
          <table:table-cell table:style-name="ce3" table:formula="of:=DEC2HEX(ROUND(IF([.$B94]/COS([.BJ$2]*0.0174533)&lt;255;[.$B94]/COS([.BJ$2]*0.0174533);255);0)  ;2)" office:value-type="string" office:string-value="2A">
            <text:p>2A</text:p>
          </table:table-cell>
          <table:table-cell table:style-name="ce3" table:formula="of:=DEC2HEX(ROUND(IF([.$B94]/COS([.BK$2]*0.0174533)&lt;255;[.$B94]/COS([.BK$2]*0.0174533);255);0)  ;2)" office:value-type="string" office:string-value="28">
            <text:p>28</text:p>
          </table:table-cell>
          <table:table-cell table:style-name="ce3" table:formula="of:=DEC2HEX(ROUND(IF([.$B94]/COS([.BL$2]*0.0174533)&lt;255;[.$B94]/COS([.BL$2]*0.0174533);255);0)  ;2)" office:value-type="string" office:string-value="27">
            <text:p>27</text:p>
          </table:table-cell>
          <table:table-cell table:style-name="ce3" table:formula="of:=DEC2HEX(ROUND(IF([.$B94]/COS([.BM$2]*0.0174533)&lt;255;[.$B94]/COS([.BM$2]*0.0174533);255);0)  ;2)" office:value-type="string" office:string-value="26">
            <text:p>26</text:p>
          </table:table-cell>
          <table:table-cell table:style-name="ce3" table:formula="of:=DEC2HEX(ROUND(IF([.$B94]/COS([.BN$2]*0.0174533)&lt;255;[.$B94]/COS([.BN$2]*0.0174533);255);0)  ;2)" office:value-type="string" office:string-value="25">
            <text:p>25</text:p>
          </table:table-cell>
          <table:table-cell table:style-name="ce3" table:formula="of:=DEC2HEX(ROUND(IF([.$B94]/COS([.BO$2]*0.0174533)&lt;255;[.$B94]/COS([.BO$2]*0.0174533);255);0)  ;2)" office:value-type="string" office:string-value="25">
            <text:p>25</text:p>
          </table:table-cell>
          <table:table-cell table:style-name="ce3" table:formula="of:=DEC2HEX(ROUND(IF([.$B94]/COS([.BP$2]*0.0174533)&lt;255;[.$B94]/COS([.BP$2]*0.0174533);255);0)  ;2)" office:value-type="string" office:string-value="25">
            <text:p>25</text:p>
          </table:table-cell>
          <table:table-cell table:style-name="ce3" table:formula="of:=DEC2HEX(ROUND(IF([.$B94]/COS([.BQ$2]*0.0174533)&lt;255;[.$B94]/COS([.BQ$2]*0.0174533);255);0)  ;2)" office:value-type="string" office:string-value="26">
            <text:p>26</text:p>
          </table:table-cell>
          <table:table-cell table:style-name="ce3" table:formula="of:=DEC2HEX(ROUND(IF([.$B94]/COS([.BR$2]*0.0174533)&lt;255;[.$B94]/COS([.BR$2]*0.0174533);255);0)  ;2)" office:value-type="string" office:string-value="27">
            <text:p>27</text:p>
          </table:table-cell>
          <table:table-cell table:style-name="ce3" table:formula="of:=DEC2HEX(ROUND(IF([.$B94]/COS([.BS$2]*0.0174533)&lt;255;[.$B94]/COS([.BS$2]*0.0174533);255);0)  ;2)" office:value-type="string" office:string-value="28">
            <text:p>28</text:p>
          </table:table-cell>
          <table:table-cell table:style-name="ce3" table:formula="of:=DEC2HEX(ROUND(IF([.$B94]/COS([.BT$2]*0.0174533)&lt;255;[.$B94]/COS([.BT$2]*0.0174533);255);0)  ;2)" office:value-type="string" office:string-value="2A">
            <text:p>2A</text:p>
          </table:table-cell>
          <table:table-cell table:style-name="ce3" table:formula="of:=DEC2HEX(ROUND(IF([.$B94]/COS([.BU$2]*0.0174533)&lt;255;[.$B94]/COS([.BU$2]*0.0174533);255);0)  ;2)" office:value-type="string" office:string-value="2C">
            <text:p>2C</text:p>
          </table:table-cell>
          <table:table-cell table:style-name="ce3" table:formula="of:=DEC2HEX(ROUND(IF([.$B94]/COS([.BV$2]*0.0174533)&lt;255;[.$B94]/COS([.BV$2]*0.0174533);255);0)  ;2)" office:value-type="string" office:string-value="30">
            <text:p>30</text:p>
          </table:table-cell>
          <table:table-cell table:style-name="ce3" table:formula="of:=DEC2HEX(ROUND(IF([.$B94]/COS([.BW$2]*0.0174533)&lt;255;[.$B94]/COS([.BW$2]*0.0174533);255);0)  ;2)" office:value-type="string" office:string-value="34">
            <text:p>34</text:p>
          </table:table-cell>
          <table:table-cell table:style-name="ce3" table:formula="of:=DEC2HEX(ROUND(IF([.$B94]/COS([.BX$2]*0.0174533)&lt;255;[.$B94]/COS([.BX$2]*0.0174533);255);0)  ;2)" office:value-type="string" office:string-value="3A">
            <text:p>3A</text:p>
          </table:table-cell>
          <table:table-cell table:style-name="ce3" table:formula="of:=DEC2HEX(ROUND(IF([.$B94]/COS([.BY$2]*0.0174533)&lt;255;[.$B94]/COS([.BY$2]*0.0174533);255);0)  ;2)" office:value-type="string" office:string-value="43">
            <text:p>43</text:p>
          </table:table-cell>
          <table:table-cell table:style-name="ce3" table:formula="of:=DEC2HEX(ROUND(IF([.$B94]/COS([.BZ$2]*0.0174533)&lt;255;[.$B94]/COS([.BZ$2]*0.0174533);255);0)  ;2)" office:value-type="string" office:string-value="4E">
            <text:p>4E</text:p>
          </table:table-cell>
          <table:table-cell table:style-name="ce3" table:formula="of:=DEC2HEX(ROUND(IF([.$B94]/COS([.CA$2]*0.0174533)&lt;255;[.$B94]/COS([.CA$2]*0.0174533);255);0)  ;2)" office:value-type="string" office:string-value="61">
            <text:p>61</text:p>
          </table:table-cell>
          <table:table-cell table:style-name="ce3" table:formula="of:=DEC2HEX(ROUND(IF([.$B94]/COS([.CB$2]*0.0174533)&lt;255;[.$B94]/COS([.CB$2]*0.0174533);255);0)  ;2)" office:value-type="string" office:string-value="7F">
            <text:p>7F</text:p>
          </table:table-cell>
          <table:table-cell table:style-name="ce3" table:formula="of:=DEC2HEX(ROUND(IF([.$B94]/COS([.CC$2]*0.0174533)&lt;255;[.$B94]/COS([.CC$2]*0.0174533);255);0)  ;2)" office:value-type="string" office:string-value="BE">
            <text:p>BE</text:p>
          </table:table-cell>
          <table:table-cell table:number-columns-repeated="943"/>
        </table:table-row>
        <table:table-row table:style-name="ro1">
          <table:table-cell table:formula="of:=[.A94]+1" office:value-type="float" office:value="91">
            <text:p>91</text:p>
          </table:table-cell>
          <table:table-cell table:style-name="ce2" table:formula="of:=[.B94]-1" office:value-type="float" office:value="36">
            <text:p>36</text:p>
          </table:table-cell>
          <table:table-cell table:formula="of:=DEC2HEX(ROUND(IF([.$B95]/[.C$3]&lt;127;127-[.$B95]/[.C$3];0) ;0) ;2)" office:value-type="string" office:string-value="5B">
            <text:p>5B</text:p>
          </table:table-cell>
          <table:table-cell table:formula="of:=DEC2HEX(ROUND(IF([.$B95]/[.D$3]&lt;127;127-[.$B95]/[.D$3];0) ;0) ;2)" office:value-type="string" office:string-value="5B">
            <text:p>5B</text:p>
          </table:table-cell>
          <table:table-cell table:formula="of:=DEC2HEX(ROUND(IF([.$B95]/[.E$3]&lt;127;127-[.$B95]/[.E$3];0) ;0) ;2)" office:value-type="string" office:string-value="5A">
            <text:p>5A</text:p>
          </table:table-cell>
          <table:table-cell table:formula="of:=DEC2HEX(ROUND(IF([.$B95]/[.F$3]&lt;127;127-[.$B95]/[.F$3];0) ;0) ;2)" office:value-type="string" office:string-value="59">
            <text:p>59</text:p>
          </table:table-cell>
          <table:table-cell table:formula="of:=DEC2HEX(ROUND(IF([.$B95]/[.G$3]&lt;127;127-[.$B95]/[.G$3];0) ;0) ;2)" office:value-type="string" office:string-value="58">
            <text:p>58</text:p>
          </table:table-cell>
          <table:table-cell table:formula="of:=DEC2HEX(ROUND(IF([.$B95]/[.H$3]&lt;127;127-[.$B95]/[.H$3];0) ;0) ;2)" office:value-type="string" office:string-value="56">
            <text:p>56</text:p>
          </table:table-cell>
          <table:table-cell table:formula="of:=DEC2HEX(ROUND(IF([.$B95]/[.I$3]&lt;127;127-[.$B95]/[.I$3];0) ;0) ;2)" office:value-type="string" office:string-value="54">
            <text:p>54</text:p>
          </table:table-cell>
          <table:table-cell table:formula="of:=DEC2HEX(ROUND(IF([.$B95]/[.J$3]&lt;127;127-[.$B95]/[.J$3];0) ;0) ;2)" office:value-type="string" office:string-value="50">
            <text:p>50</text:p>
          </table:table-cell>
          <table:table-cell table:formula="of:=DEC2HEX(ROUND(IF([.$B95]/[.K$3]&lt;127;127-[.$B95]/[.K$3];0) ;0) ;2)" office:value-type="string" office:string-value="4C">
            <text:p>4C</text:p>
          </table:table-cell>
          <table:table-cell table:formula="of:=DEC2HEX(ROUND(IF([.$B95]/[.L$3]&lt;127;127-[.$B95]/[.L$3];0) ;0) ;2)" office:value-type="string" office:string-value="46">
            <text:p>46</text:p>
          </table:table-cell>
          <table:table-cell table:style-name="ce3" table:formula="of:=DEC2HEX(ROUND(IF([.$B95]/[.M$3]&lt;127;127-[.$B95]/[.M$3];0) ;0) ;2)" office:value-type="string" office:string-value="3E">
            <text:p>3E</text:p>
          </table:table-cell>
          <table:table-cell table:style-name="ce3" table:formula="of:=DEC2HEX(ROUND(IF([.$B95]/[.N$3]&lt;127;127-[.$B95]/[.N$3];0) ;0) ;2)" office:value-type="string" office:string-value="33">
            <text:p>33</text:p>
          </table:table-cell>
          <table:table-cell table:style-name="ce3" table:formula="of:=DEC2HEX(ROUND(IF([.$B95]/[.O$3]&lt;127;127-[.$B95]/[.O$3];0) ;0) ;2)" office:value-type="string" office:string-value="21">
            <text:p>21</text:p>
          </table:table-cell>
          <table:table-cell table:style-name="ce3" table:formula="of:=DEC2HEX(ROUND(IF([.$B95]/[.P$3]&lt;127;127-[.$B95]/[.P$3];0) ;0) ;2)" office:value-type="string" office:string-value="03">
            <text:p>03</text:p>
          </table:table-cell>
          <table:table-cell table:style-name="ce3" table:formula="of:=DEC2HEX(ROUND(IF([.$B95]/[.Q$3]&lt;127;127-[.$B95]/[.Q$3];0) ;0) ;2)" office:value-type="string" office:string-value="00">
            <text:p>00</text:p>
          </table:table-cell>
          <table:table-cell table:style-name="ce3" table:formula="of:=DEC2HEX(ROUND(IF([.$B95]/[.R$3]&lt;127;127-[.$B95]/[.R$3];0) ;0) ;2)" office:value-type="string" office:string-value="00">
            <text:p>00</text:p>
          </table:table-cell>
          <table:table-cell table:style-name="ce3" table:formula="of:=DEC2HEX(ROUND(IF([.$B95]/[.S$3]&lt;127;[.$B95]/[.S$3];127) ;0) ;2)" office:value-type="float" office:value="0">
            <text:p>#ДЕЛ/0!</text:p>
          </table:table-cell>
          <table:table-cell table:style-name="ce3" table:formula="of:=DEC2HEX(ROUND(IF([.$B95]/[.T$3]&lt;127;[.$B95]/[.T$3];127) ;0) ;2)" office:value-type="string" office:string-value="FFFFFFFE91">
            <text:p>FFFFFFFE91</text:p>
          </table:table-cell>
          <table:table-cell table:style-name="ce3" table:formula="of:=DEC2HEX(ROUND(IF([.$B95]/[.U$3]&lt;127;[.$B95]/[.U$3];127) ;0) ;2)" office:value-type="string" office:string-value="FFFFFFFF47">
            <text:p>FFFFFFFF47</text:p>
          </table:table-cell>
          <table:table-cell table:style-name="ce3" table:formula="of:=DEC2HEX(ROUND(IF([.$B95]/[.V$3]&lt;127;[.$B95]/[.V$3];127) ;0) ;2)" office:value-type="string" office:string-value="FFFFFFFF84">
            <text:p>FFFFFFFF84</text:p>
          </table:table-cell>
          <table:table-cell table:style-name="ce3" table:formula="of:=DEC2HEX(ROUND(IF([.$B95]/[.W$3]&lt;127;[.$B95]/[.W$3];127) ;0) ;2)" office:value-type="string" office:string-value="FFFFFFFFA2">
            <text:p>FFFFFFFFA2</text:p>
          </table:table-cell>
          <table:table-cell table:style-name="ce3" table:formula="of:=DEC2HEX(ROUND(IF([.$B95]/[.X$3]&lt;127;[.$B95]/[.X$3];127) ;0) ;2)" office:value-type="string" office:string-value="FFFFFFFFB4">
            <text:p>FFFFFFFFB4</text:p>
          </table:table-cell>
          <table:table-cell table:style-name="ce3" table:formula="of:=DEC2HEX(ROUND(IF([.$B95]/[.Y$3]&lt;127;[.$B95]/[.Y$3];127) ;0) ;2)" office:value-type="string" office:string-value="FFFFFFFFBF">
            <text:p>FFFFFFFFBF</text:p>
          </table:table-cell>
          <table:table-cell table:style-name="ce3" table:formula="of:=DEC2HEX(ROUND(IF([.$B95]/[.Z$3]&lt;127;[.$B95]/[.Z$3];127) ;0) ;2)" office:value-type="string" office:string-value="FFFFFFFFC7">
            <text:p>FFFFFFFFC7</text:p>
          </table:table-cell>
          <table:table-cell table:style-name="ce3" table:formula="of:=DEC2HEX(ROUND(IF([.$B95]/[.AA$3]&lt;127;[.$B95]/[.AA$3];127) ;0) ;2)" office:value-type="string" office:string-value="FFFFFFFFCD">
            <text:p>FFFFFFFFCD</text:p>
          </table:table-cell>
          <table:table-cell table:style-name="ce3" table:formula="of:=DEC2HEX(ROUND(IF([.$B95]/[.AB$3]&lt;127;[.$B95]/[.AB$3];127) ;0) ;2)" office:value-type="string" office:string-value="FFFFFFFFD1">
            <text:p>FFFFFFFFD1</text:p>
          </table:table-cell>
          <table:table-cell table:style-name="ce3" table:formula="of:=DEC2HEX(ROUND(IF([.$B95]/[.AC$3]&lt;127;[.$B95]/[.AC$3];127) ;0) ;2)" office:value-type="string" office:string-value="FFFFFFFFD5">
            <text:p>FFFFFFFFD5</text:p>
          </table:table-cell>
          <table:table-cell table:style-name="ce3" table:formula="of:=DEC2HEX(ROUND(IF([.$B95]/[.AD$3]&lt;127;[.$B95]/[.AD$3];127) ;0) ;2)" office:value-type="string" office:string-value="FFFFFFFFD7">
            <text:p>FFFFFFFFD7</text:p>
          </table:table-cell>
          <table:table-cell table:style-name="ce3" table:formula="of:=DEC2HEX(ROUND(IF([.$B95]/[.AE$3]&lt;127;[.$B95]/[.AE$3];127) ;0) ;2)" office:value-type="string" office:string-value="FFFFFFFFD9">
            <text:p>FFFFFFFFD9</text:p>
          </table:table-cell>
          <table:table-cell table:style-name="ce3" table:formula="of:=DEC2HEX(ROUND(IF([.$B95]/[.AF$3]&lt;127;[.$B95]/[.AF$3];127) ;0) ;2)" office:value-type="string" office:string-value="FFFFFFFFDA">
            <text:p>FFFFFFFFDA</text:p>
          </table:table-cell>
          <table:table-cell table:style-name="ce3" table:formula="of:=DEC2HEX(ROUND(IF([.$B95]/[.AG$3]&lt;127;[.$B95]/[.AG$3];127) ;0) ;2)" office:value-type="string" office:string-value="FFFFFFFFDB">
            <text:p>FFFFFFFFDB</text:p>
          </table:table-cell>
          <table:table-cell table:style-name="ce3" table:formula="of:=DEC2HEX(ROUND(IF([.$B95]/[.AH$3]&lt;127;[.$B95]/[.AH$3];127) ;0) ;2)" office:value-type="string" office:string-value="FFFFFFFFDC">
            <text:p>FFFFFFFFDC</text:p>
          </table:table-cell>
          <table:table-cell table:style-name="ce3" table:formula="of:=DEC2HEX(ROUND(IF([.$B95]/COS([.AI$2]*0.0174533)&lt;255;[.$B95]/COS([.AI$2]*0.0174533);255);0)  ;2)" office:value-type="string" office:string-value="FFFFFFFFDC">
            <text:p>FFFFFFFFDC</text:p>
          </table:table-cell>
          <table:table-cell table:style-name="ce3" table:formula="of:=DEC2HEX(ROUND(IF([.$B95]/COS([.AJ$2]*0.0174533)&lt;255;[.$B95]/COS([.AJ$2]*0.0174533);255);0)  ;2)" office:value-type="string" office:string-value="FFFFFFFFDC">
            <text:p>FFFFFFFFDC</text:p>
          </table:table-cell>
          <table:table-cell table:style-name="ce3" table:formula="of:=DEC2HEX(ROUND(IF([.$B95]/COS([.AK$2]*0.0174533)&lt;255;[.$B95]/COS([.AK$2]*0.0174533);255);0)  ;2)" office:value-type="string" office:string-value="FFFFFFFFDB">
            <text:p>FFFFFFFFDB</text:p>
          </table:table-cell>
          <table:table-cell table:style-name="ce3" table:formula="of:=DEC2HEX(ROUND(IF([.$B95]/COS([.AL$2]*0.0174533)&lt;255;[.$B95]/COS([.AL$2]*0.0174533);255);0)  ;2)" office:value-type="string" office:string-value="FFFFFFFFDA">
            <text:p>FFFFFFFFDA</text:p>
          </table:table-cell>
          <table:table-cell table:style-name="ce3" table:formula="of:=DEC2HEX(ROUND(IF([.$B95]/COS([.AM$2]*0.0174533)&lt;255;[.$B95]/COS([.AM$2]*0.0174533);255);0)  ;2)" office:value-type="string" office:string-value="FFFFFFFFD9">
            <text:p>FFFFFFFFD9</text:p>
          </table:table-cell>
          <table:table-cell table:style-name="ce3" table:formula="of:=DEC2HEX(ROUND(IF([.$B95]/COS([.AN$2]*0.0174533)&lt;255;[.$B95]/COS([.AN$2]*0.0174533);255);0)  ;2)" office:value-type="string" office:string-value="FFFFFFFFD7">
            <text:p>FFFFFFFFD7</text:p>
          </table:table-cell>
          <table:table-cell table:style-name="ce3" table:formula="of:=DEC2HEX(ROUND(IF([.$B95]/COS([.AO$2]*0.0174533)&lt;255;[.$B95]/COS([.AO$2]*0.0174533);255);0)  ;2)" office:value-type="string" office:string-value="FFFFFFFFD5">
            <text:p>FFFFFFFFD5</text:p>
          </table:table-cell>
          <table:table-cell table:style-name="ce3" table:formula="of:=DEC2HEX(ROUND(IF([.$B95]/COS([.AP$2]*0.0174533)&lt;255;[.$B95]/COS([.AP$2]*0.0174533);255);0)  ;2)" office:value-type="string" office:string-value="FFFFFFFFD1">
            <text:p>FFFFFFFFD1</text:p>
          </table:table-cell>
          <table:table-cell table:style-name="ce3" table:formula="of:=DEC2HEX(ROUND(IF([.$B95]/COS([.AQ$2]*0.0174533)&lt;255;[.$B95]/COS([.AQ$2]*0.0174533);255);0)  ;2)" office:value-type="string" office:string-value="FFFFFFFFCD">
            <text:p>FFFFFFFFCD</text:p>
          </table:table-cell>
          <table:table-cell table:style-name="ce3" table:formula="of:=DEC2HEX(ROUND(IF([.$B95]/COS([.AR$2]*0.0174533)&lt;255;[.$B95]/COS([.AR$2]*0.0174533);255);0)  ;2)" office:value-type="string" office:string-value="FFFFFFFFC7">
            <text:p>FFFFFFFFC7</text:p>
          </table:table-cell>
          <table:table-cell table:style-name="ce3" table:formula="of:=DEC2HEX(ROUND(IF([.$B95]/COS([.AS$2]*0.0174533)&lt;255;[.$B95]/COS([.AS$2]*0.0174533);255);0)  ;2)" office:value-type="string" office:string-value="FFFFFFFFBF">
            <text:p>FFFFFFFFBF</text:p>
          </table:table-cell>
          <table:table-cell table:style-name="ce3" table:formula="of:=DEC2HEX(ROUND(IF([.$B95]/COS([.AT$2]*0.0174533)&lt;255;[.$B95]/COS([.AT$2]*0.0174533);255);0)  ;2)" office:value-type="string" office:string-value="FFFFFFFFB4">
            <text:p>FFFFFFFFB4</text:p>
          </table:table-cell>
          <table:table-cell table:style-name="ce3" table:formula="of:=DEC2HEX(ROUND(IF([.$B95]/COS([.AU$2]*0.0174533)&lt;255;[.$B95]/COS([.AU$2]*0.0174533);255);0)  ;2)" office:value-type="string" office:string-value="FFFFFFFFA2">
            <text:p>FFFFFFFFA2</text:p>
          </table:table-cell>
          <table:table-cell table:style-name="ce3" table:formula="of:=DEC2HEX(ROUND(IF([.$B95]/COS([.AV$2]*0.0174533)&lt;255;[.$B95]/COS([.AV$2]*0.0174533);255);0)  ;2)" office:value-type="string" office:string-value="FFFFFFFF84">
            <text:p>FFFFFFFF84</text:p>
          </table:table-cell>
          <table:table-cell table:style-name="ce3" table:formula="of:=DEC2HEX(ROUND(IF([.$B95]/COS([.AW$2]*0.0174533)&lt;255;[.$B95]/COS([.AW$2]*0.0174533);255);0)  ;2)" office:value-type="string" office:string-value="FFFFFFFF47">
            <text:p>FFFFFFFF47</text:p>
          </table:table-cell>
          <table:table-cell table:style-name="ce3" table:formula="of:=DEC2HEX(ROUND(IF([.$B95]/COS([.AX$2]*0.0174533)&lt;255;[.$B95]/COS([.AX$2]*0.0174533);255);0)  ;2)" office:value-type="string" office:string-value="FFFFFFFE91">
            <text:p>FFFFFFFE91</text:p>
          </table:table-cell>
          <table:table-cell table:style-name="ce3" table:formula="of:=DEC2HEX(ROUND(IF([.$B95]/COS([.AY$2]*0.0174533)&lt;255;[.$B95]/COS([.AY$2]*0.0174533);255);0)  ;2)" office:value-type="string" office:string-value="FF">
            <text:p>FF</text:p>
          </table:table-cell>
          <table:table-cell table:style-name="ce3" table:formula="of:=DEC2HEX(ROUND(IF([.$B95]/COS([.AZ$2]*0.0174533)&lt;255;[.$B95]/COS([.AZ$2]*0.0174533);255);0)  ;2)" office:value-type="string" office:string-value="FF">
            <text:p>FF</text:p>
          </table:table-cell>
          <table:table-cell table:style-name="ce3" table:formula="of:=DEC2HEX(ROUND(IF([.$B95]/COS([.BA$2]*0.0174533)&lt;255;[.$B95]/COS([.BA$2]*0.0174533);255);0)  ;2)" office:value-type="string" office:string-value="B9">
            <text:p>B9</text:p>
          </table:table-cell>
          <table:table-cell table:style-name="ce3" table:formula="of:=DEC2HEX(ROUND(IF([.$B95]/COS([.BB$2]*0.0174533)&lt;255;[.$B95]/COS([.BB$2]*0.0174533);255);0)  ;2)" office:value-type="string" office:string-value="7C">
            <text:p>7C</text:p>
          </table:table-cell>
          <table:table-cell table:style-name="ce3" table:formula="of:=DEC2HEX(ROUND(IF([.$B95]/COS([.BC$2]*0.0174533)&lt;255;[.$B95]/COS([.BC$2]*0.0174533);255);0)  ;2)" office:value-type="string" office:string-value="5E">
            <text:p>5E</text:p>
          </table:table-cell>
          <table:table-cell table:style-name="ce3" table:formula="of:=DEC2HEX(ROUND(IF([.$B95]/COS([.BD$2]*0.0174533)&lt;255;[.$B95]/COS([.BD$2]*0.0174533);255);0)  ;2)" office:value-type="string" office:string-value="4C">
            <text:p>4C</text:p>
          </table:table-cell>
          <table:table-cell table:style-name="ce3" table:formula="of:=DEC2HEX(ROUND(IF([.$B95]/COS([.BE$2]*0.0174533)&lt;255;[.$B95]/COS([.BE$2]*0.0174533);255);0)  ;2)" office:value-type="string" office:string-value="41">
            <text:p>41</text:p>
          </table:table-cell>
          <table:table-cell table:style-name="ce3" table:formula="of:=DEC2HEX(ROUND(IF([.$B95]/COS([.BF$2]*0.0174533)&lt;255;[.$B95]/COS([.BF$2]*0.0174533);255);0)  ;2)" office:value-type="string" office:string-value="39">
            <text:p>39</text:p>
          </table:table-cell>
          <table:table-cell table:style-name="ce3" table:formula="of:=DEC2HEX(ROUND(IF([.$B95]/COS([.BG$2]*0.0174533)&lt;255;[.$B95]/COS([.BG$2]*0.0174533);255);0)  ;2)" office:value-type="string" office:string-value="33">
            <text:p>33</text:p>
          </table:table-cell>
          <table:table-cell table:style-name="ce3" table:formula="of:=DEC2HEX(ROUND(IF([.$B95]/COS([.BH$2]*0.0174533)&lt;255;[.$B95]/COS([.BH$2]*0.0174533);255);0)  ;2)" office:value-type="string" office:string-value="2F">
            <text:p>2F</text:p>
          </table:table-cell>
          <table:table-cell table:style-name="ce3" table:formula="of:=DEC2HEX(ROUND(IF([.$B95]/COS([.BI$2]*0.0174533)&lt;255;[.$B95]/COS([.BI$2]*0.0174533);255);0)  ;2)" office:value-type="string" office:string-value="2B">
            <text:p>2B</text:p>
          </table:table-cell>
          <table:table-cell table:style-name="ce3" table:formula="of:=DEC2HEX(ROUND(IF([.$B95]/COS([.BJ$2]*0.0174533)&lt;255;[.$B95]/COS([.BJ$2]*0.0174533);255);0)  ;2)" office:value-type="string" office:string-value="29">
            <text:p>29</text:p>
          </table:table-cell>
          <table:table-cell table:style-name="ce3" table:formula="of:=DEC2HEX(ROUND(IF([.$B95]/COS([.BK$2]*0.0174533)&lt;255;[.$B95]/COS([.BK$2]*0.0174533);255);0)  ;2)" office:value-type="string" office:string-value="27">
            <text:p>27</text:p>
          </table:table-cell>
          <table:table-cell table:style-name="ce3" table:formula="of:=DEC2HEX(ROUND(IF([.$B95]/COS([.BL$2]*0.0174533)&lt;255;[.$B95]/COS([.BL$2]*0.0174533);255);0)  ;2)" office:value-type="string" office:string-value="26">
            <text:p>26</text:p>
          </table:table-cell>
          <table:table-cell table:style-name="ce3" table:formula="of:=DEC2HEX(ROUND(IF([.$B95]/COS([.BM$2]*0.0174533)&lt;255;[.$B95]/COS([.BM$2]*0.0174533);255);0)  ;2)" office:value-type="string" office:string-value="25">
            <text:p>25</text:p>
          </table:table-cell>
          <table:table-cell table:style-name="ce3" table:formula="of:=DEC2HEX(ROUND(IF([.$B95]/COS([.BN$2]*0.0174533)&lt;255;[.$B95]/COS([.BN$2]*0.0174533);255);0)  ;2)" office:value-type="string" office:string-value="24">
            <text:p>24</text:p>
          </table:table-cell>
          <table:table-cell table:style-name="ce3" table:formula="of:=DEC2HEX(ROUND(IF([.$B95]/COS([.BO$2]*0.0174533)&lt;255;[.$B95]/COS([.BO$2]*0.0174533);255);0)  ;2)" office:value-type="string" office:string-value="24">
            <text:p>24</text:p>
          </table:table-cell>
          <table:table-cell table:style-name="ce3" table:formula="of:=DEC2HEX(ROUND(IF([.$B95]/COS([.BP$2]*0.0174533)&lt;255;[.$B95]/COS([.BP$2]*0.0174533);255);0)  ;2)" office:value-type="string" office:string-value="24">
            <text:p>24</text:p>
          </table:table-cell>
          <table:table-cell table:style-name="ce3" table:formula="of:=DEC2HEX(ROUND(IF([.$B95]/COS([.BQ$2]*0.0174533)&lt;255;[.$B95]/COS([.BQ$2]*0.0174533);255);0)  ;2)" office:value-type="string" office:string-value="25">
            <text:p>25</text:p>
          </table:table-cell>
          <table:table-cell table:style-name="ce3" table:formula="of:=DEC2HEX(ROUND(IF([.$B95]/COS([.BR$2]*0.0174533)&lt;255;[.$B95]/COS([.BR$2]*0.0174533);255);0)  ;2)" office:value-type="string" office:string-value="26">
            <text:p>26</text:p>
          </table:table-cell>
          <table:table-cell table:style-name="ce3" table:formula="of:=DEC2HEX(ROUND(IF([.$B95]/COS([.BS$2]*0.0174533)&lt;255;[.$B95]/COS([.BS$2]*0.0174533);255);0)  ;2)" office:value-type="string" office:string-value="27">
            <text:p>27</text:p>
          </table:table-cell>
          <table:table-cell table:style-name="ce3" table:formula="of:=DEC2HEX(ROUND(IF([.$B95]/COS([.BT$2]*0.0174533)&lt;255;[.$B95]/COS([.BT$2]*0.0174533);255);0)  ;2)" office:value-type="string" office:string-value="29">
            <text:p>29</text:p>
          </table:table-cell>
          <table:table-cell table:style-name="ce3" table:formula="of:=DEC2HEX(ROUND(IF([.$B95]/COS([.BU$2]*0.0174533)&lt;255;[.$B95]/COS([.BU$2]*0.0174533);255);0)  ;2)" office:value-type="string" office:string-value="2B">
            <text:p>2B</text:p>
          </table:table-cell>
          <table:table-cell table:style-name="ce3" table:formula="of:=DEC2HEX(ROUND(IF([.$B95]/COS([.BV$2]*0.0174533)&lt;255;[.$B95]/COS([.BV$2]*0.0174533);255);0)  ;2)" office:value-type="string" office:string-value="2F">
            <text:p>2F</text:p>
          </table:table-cell>
          <table:table-cell table:style-name="ce3" table:formula="of:=DEC2HEX(ROUND(IF([.$B95]/COS([.BW$2]*0.0174533)&lt;255;[.$B95]/COS([.BW$2]*0.0174533);255);0)  ;2)" office:value-type="string" office:string-value="33">
            <text:p>33</text:p>
          </table:table-cell>
          <table:table-cell table:style-name="ce3" table:formula="of:=DEC2HEX(ROUND(IF([.$B95]/COS([.BX$2]*0.0174533)&lt;255;[.$B95]/COS([.BX$2]*0.0174533);255);0)  ;2)" office:value-type="string" office:string-value="39">
            <text:p>39</text:p>
          </table:table-cell>
          <table:table-cell table:style-name="ce3" table:formula="of:=DEC2HEX(ROUND(IF([.$B95]/COS([.BY$2]*0.0174533)&lt;255;[.$B95]/COS([.BY$2]*0.0174533);255);0)  ;2)" office:value-type="string" office:string-value="41">
            <text:p>41</text:p>
          </table:table-cell>
          <table:table-cell table:style-name="ce3" table:formula="of:=DEC2HEX(ROUND(IF([.$B95]/COS([.BZ$2]*0.0174533)&lt;255;[.$B95]/COS([.BZ$2]*0.0174533);255);0)  ;2)" office:value-type="string" office:string-value="4C">
            <text:p>4C</text:p>
          </table:table-cell>
          <table:table-cell table:style-name="ce3" table:formula="of:=DEC2HEX(ROUND(IF([.$B95]/COS([.CA$2]*0.0174533)&lt;255;[.$B95]/COS([.CA$2]*0.0174533);255);0)  ;2)" office:value-type="string" office:string-value="5E">
            <text:p>5E</text:p>
          </table:table-cell>
          <table:table-cell table:style-name="ce3" table:formula="of:=DEC2HEX(ROUND(IF([.$B95]/COS([.CB$2]*0.0174533)&lt;255;[.$B95]/COS([.CB$2]*0.0174533);255);0)  ;2)" office:value-type="string" office:string-value="7C">
            <text:p>7C</text:p>
          </table:table-cell>
          <table:table-cell table:style-name="ce3" table:formula="of:=DEC2HEX(ROUND(IF([.$B95]/COS([.CC$2]*0.0174533)&lt;255;[.$B95]/COS([.CC$2]*0.0174533);255);0)  ;2)" office:value-type="string" office:string-value="B9">
            <text:p>B9</text:p>
          </table:table-cell>
          <table:table-cell table:number-columns-repeated="943"/>
        </table:table-row>
        <table:table-row table:style-name="ro1">
          <table:table-cell table:formula="of:=[.A95]+1" office:value-type="float" office:value="92">
            <text:p>92</text:p>
          </table:table-cell>
          <table:table-cell table:style-name="ce2" table:formula="of:=[.B95]-1" office:value-type="float" office:value="35">
            <text:p>35</text:p>
          </table:table-cell>
          <table:table-cell table:formula="of:=DEC2HEX(ROUND(IF([.$B96]/[.C$3]&lt;127;127-[.$B96]/[.C$3];0) ;0) ;2)" office:value-type="string" office:string-value="5C">
            <text:p>5C</text:p>
          </table:table-cell>
          <table:table-cell table:formula="of:=DEC2HEX(ROUND(IF([.$B96]/[.D$3]&lt;127;127-[.$B96]/[.D$3];0) ;0) ;2)" office:value-type="string" office:string-value="5C">
            <text:p>5C</text:p>
          </table:table-cell>
          <table:table-cell table:formula="of:=DEC2HEX(ROUND(IF([.$B96]/[.E$3]&lt;127;127-[.$B96]/[.E$3];0) ;0) ;2)" office:value-type="string" office:string-value="5B">
            <text:p>5B</text:p>
          </table:table-cell>
          <table:table-cell table:formula="of:=DEC2HEX(ROUND(IF([.$B96]/[.F$3]&lt;127;127-[.$B96]/[.F$3];0) ;0) ;2)" office:value-type="string" office:string-value="5A">
            <text:p>5A</text:p>
          </table:table-cell>
          <table:table-cell table:formula="of:=DEC2HEX(ROUND(IF([.$B96]/[.G$3]&lt;127;127-[.$B96]/[.G$3];0) ;0) ;2)" office:value-type="string" office:string-value="59">
            <text:p>59</text:p>
          </table:table-cell>
          <table:table-cell table:formula="of:=DEC2HEX(ROUND(IF([.$B96]/[.H$3]&lt;127;127-[.$B96]/[.H$3];0) ;0) ;2)" office:value-type="string" office:string-value="57">
            <text:p>57</text:p>
          </table:table-cell>
          <table:table-cell table:formula="of:=DEC2HEX(ROUND(IF([.$B96]/[.I$3]&lt;127;127-[.$B96]/[.I$3];0) ;0) ;2)" office:value-type="string" office:string-value="55">
            <text:p>55</text:p>
          </table:table-cell>
          <table:table-cell table:formula="of:=DEC2HEX(ROUND(IF([.$B96]/[.J$3]&lt;127;127-[.$B96]/[.J$3];0) ;0) ;2)" office:value-type="string" office:string-value="52">
            <text:p>52</text:p>
          </table:table-cell>
          <table:table-cell table:formula="of:=DEC2HEX(ROUND(IF([.$B96]/[.K$3]&lt;127;127-[.$B96]/[.K$3];0) ;0) ;2)" office:value-type="string" office:string-value="4D">
            <text:p>4D</text:p>
          </table:table-cell>
          <table:table-cell table:formula="of:=DEC2HEX(ROUND(IF([.$B96]/[.L$3]&lt;127;127-[.$B96]/[.L$3];0) ;0) ;2)" office:value-type="string" office:string-value="48">
            <text:p>48</text:p>
          </table:table-cell>
          <table:table-cell table:style-name="ce3" table:formula="of:=DEC2HEX(ROUND(IF([.$B96]/[.M$3]&lt;127;127-[.$B96]/[.M$3];0) ;0) ;2)" office:value-type="string" office:string-value="40">
            <text:p>40</text:p>
          </table:table-cell>
          <table:table-cell table:style-name="ce3" table:formula="of:=DEC2HEX(ROUND(IF([.$B96]/[.N$3]&lt;127;127-[.$B96]/[.N$3];0) ;0) ;2)" office:value-type="string" office:string-value="35">
            <text:p>35</text:p>
          </table:table-cell>
          <table:table-cell table:style-name="ce3" table:formula="of:=DEC2HEX(ROUND(IF([.$B96]/[.O$3]&lt;127;127-[.$B96]/[.O$3];0) ;0) ;2)" office:value-type="string" office:string-value="24">
            <text:p>24</text:p>
          </table:table-cell>
          <table:table-cell table:style-name="ce3" table:formula="of:=DEC2HEX(ROUND(IF([.$B96]/[.P$3]&lt;127;127-[.$B96]/[.P$3];0) ;0) ;2)" office:value-type="string" office:string-value="06">
            <text:p>06</text:p>
          </table:table-cell>
          <table:table-cell table:style-name="ce3" table:formula="of:=DEC2HEX(ROUND(IF([.$B96]/[.Q$3]&lt;127;127-[.$B96]/[.Q$3];0) ;0) ;2)" office:value-type="string" office:string-value="00">
            <text:p>00</text:p>
          </table:table-cell>
          <table:table-cell table:style-name="ce3" table:formula="of:=DEC2HEX(ROUND(IF([.$B96]/[.R$3]&lt;127;127-[.$B96]/[.R$3];0) ;0) ;2)" office:value-type="string" office:string-value="00">
            <text:p>00</text:p>
          </table:table-cell>
          <table:table-cell table:style-name="ce3" table:formula="of:=DEC2HEX(ROUND(IF([.$B96]/[.S$3]&lt;127;[.$B96]/[.S$3];127) ;0) ;2)" office:value-type="float" office:value="0">
            <text:p>#ДЕЛ/0!</text:p>
          </table:table-cell>
          <table:table-cell table:style-name="ce3" table:formula="of:=DEC2HEX(ROUND(IF([.$B96]/[.T$3]&lt;127;[.$B96]/[.T$3];127) ;0) ;2)" office:value-type="string" office:string-value="FFFFFFFE9B">
            <text:p>FFFFFFFE9B</text:p>
          </table:table-cell>
          <table:table-cell table:style-name="ce3" table:formula="of:=DEC2HEX(ROUND(IF([.$B96]/[.U$3]&lt;127;[.$B96]/[.U$3];127) ;0) ;2)" office:value-type="string" office:string-value="FFFFFFFF4D">
            <text:p>FFFFFFFF4D</text:p>
          </table:table-cell>
          <table:table-cell table:style-name="ce3" table:formula="of:=DEC2HEX(ROUND(IF([.$B96]/[.V$3]&lt;127;[.$B96]/[.V$3];127) ;0) ;2)" office:value-type="string" office:string-value="FFFFFFFF87">
            <text:p>FFFFFFFF87</text:p>
          </table:table-cell>
          <table:table-cell table:style-name="ce3" table:formula="of:=DEC2HEX(ROUND(IF([.$B96]/[.W$3]&lt;127;[.$B96]/[.W$3];127) ;0) ;2)" office:value-type="string" office:string-value="FFFFFFFFA5">
            <text:p>FFFFFFFFA5</text:p>
          </table:table-cell>
          <table:table-cell table:style-name="ce3" table:formula="of:=DEC2HEX(ROUND(IF([.$B96]/[.X$3]&lt;127;[.$B96]/[.X$3];127) ;0) ;2)" office:value-type="string" office:string-value="FFFFFFFFB6">
            <text:p>FFFFFFFFB6</text:p>
          </table:table-cell>
          <table:table-cell table:style-name="ce3" table:formula="of:=DEC2HEX(ROUND(IF([.$B96]/[.Y$3]&lt;127;[.$B96]/[.Y$3];127) ;0) ;2)" office:value-type="string" office:string-value="FFFFFFFFC1">
            <text:p>FFFFFFFFC1</text:p>
          </table:table-cell>
          <table:table-cell table:style-name="ce3" table:formula="of:=DEC2HEX(ROUND(IF([.$B96]/[.Z$3]&lt;127;[.$B96]/[.Z$3];127) ;0) ;2)" office:value-type="string" office:string-value="FFFFFFFFC9">
            <text:p>FFFFFFFFC9</text:p>
          </table:table-cell>
          <table:table-cell table:style-name="ce3" table:formula="of:=DEC2HEX(ROUND(IF([.$B96]/[.AA$3]&lt;127;[.$B96]/[.AA$3];127) ;0) ;2)" office:value-type="string" office:string-value="FFFFFFFFCE">
            <text:p>FFFFFFFFCE</text:p>
          </table:table-cell>
          <table:table-cell table:style-name="ce3" table:formula="of:=DEC2HEX(ROUND(IF([.$B96]/[.AB$3]&lt;127;[.$B96]/[.AB$3];127) ;0) ;2)" office:value-type="string" office:string-value="FFFFFFFFD3">
            <text:p>FFFFFFFFD3</text:p>
          </table:table-cell>
          <table:table-cell table:style-name="ce3" table:formula="of:=DEC2HEX(ROUND(IF([.$B96]/[.AC$3]&lt;127;[.$B96]/[.AC$3];127) ;0) ;2)" office:value-type="string" office:string-value="FFFFFFFFD6">
            <text:p>FFFFFFFFD6</text:p>
          </table:table-cell>
          <table:table-cell table:style-name="ce3" table:formula="of:=DEC2HEX(ROUND(IF([.$B96]/[.AD$3]&lt;127;[.$B96]/[.AD$3];127) ;0) ;2)" office:value-type="string" office:string-value="FFFFFFFFD8">
            <text:p>FFFFFFFFD8</text:p>
          </table:table-cell>
          <table:table-cell table:style-name="ce3" table:formula="of:=DEC2HEX(ROUND(IF([.$B96]/[.AE$3]&lt;127;[.$B96]/[.AE$3];127) ;0) ;2)" office:value-type="string" office:string-value="FFFFFFFFDA">
            <text:p>FFFFFFFFDA</text:p>
          </table:table-cell>
          <table:table-cell table:style-name="ce3" table:formula="of:=DEC2HEX(ROUND(IF([.$B96]/[.AF$3]&lt;127;[.$B96]/[.AF$3];127) ;0) ;2)" office:value-type="string" office:string-value="FFFFFFFFDB">
            <text:p>FFFFFFFFDB</text:p>
          </table:table-cell>
          <table:table-cell table:style-name="ce3" table:formula="of:=DEC2HEX(ROUND(IF([.$B96]/[.AG$3]&lt;127;[.$B96]/[.AG$3];127) ;0) ;2)" office:value-type="string" office:string-value="FFFFFFFFDC">
            <text:p>FFFFFFFFDC</text:p>
          </table:table-cell>
          <table:table-cell table:style-name="ce3" table:formula="of:=DEC2HEX(ROUND(IF([.$B96]/[.AH$3]&lt;127;[.$B96]/[.AH$3];127) ;0) ;2)" office:value-type="string" office:string-value="FFFFFFFFDD">
            <text:p>FFFFFFFFDD</text:p>
          </table:table-cell>
          <table:table-cell table:style-name="ce3" table:formula="of:=DEC2HEX(ROUND(IF([.$B96]/COS([.AI$2]*0.0174533)&lt;255;[.$B96]/COS([.AI$2]*0.0174533);255);0)  ;2)" office:value-type="string" office:string-value="FFFFFFFFDD">
            <text:p>FFFFFFFFDD</text:p>
          </table:table-cell>
          <table:table-cell table:style-name="ce3" table:formula="of:=DEC2HEX(ROUND(IF([.$B96]/COS([.AJ$2]*0.0174533)&lt;255;[.$B96]/COS([.AJ$2]*0.0174533);255);0)  ;2)" office:value-type="string" office:string-value="FFFFFFFFDD">
            <text:p>FFFFFFFFDD</text:p>
          </table:table-cell>
          <table:table-cell table:style-name="ce3" table:formula="of:=DEC2HEX(ROUND(IF([.$B96]/COS([.AK$2]*0.0174533)&lt;255;[.$B96]/COS([.AK$2]*0.0174533);255);0)  ;2)" office:value-type="string" office:string-value="FFFFFFFFDC">
            <text:p>FFFFFFFFDC</text:p>
          </table:table-cell>
          <table:table-cell table:style-name="ce3" table:formula="of:=DEC2HEX(ROUND(IF([.$B96]/COS([.AL$2]*0.0174533)&lt;255;[.$B96]/COS([.AL$2]*0.0174533);255);0)  ;2)" office:value-type="string" office:string-value="FFFFFFFFDB">
            <text:p>FFFFFFFFDB</text:p>
          </table:table-cell>
          <table:table-cell table:style-name="ce3" table:formula="of:=DEC2HEX(ROUND(IF([.$B96]/COS([.AM$2]*0.0174533)&lt;255;[.$B96]/COS([.AM$2]*0.0174533);255);0)  ;2)" office:value-type="string" office:string-value="FFFFFFFFDA">
            <text:p>FFFFFFFFDA</text:p>
          </table:table-cell>
          <table:table-cell table:style-name="ce3" table:formula="of:=DEC2HEX(ROUND(IF([.$B96]/COS([.AN$2]*0.0174533)&lt;255;[.$B96]/COS([.AN$2]*0.0174533);255);0)  ;2)" office:value-type="string" office:string-value="FFFFFFFFD8">
            <text:p>FFFFFFFFD8</text:p>
          </table:table-cell>
          <table:table-cell table:style-name="ce3" table:formula="of:=DEC2HEX(ROUND(IF([.$B96]/COS([.AO$2]*0.0174533)&lt;255;[.$B96]/COS([.AO$2]*0.0174533);255);0)  ;2)" office:value-type="string" office:string-value="FFFFFFFFD6">
            <text:p>FFFFFFFFD6</text:p>
          </table:table-cell>
          <table:table-cell table:style-name="ce3" table:formula="of:=DEC2HEX(ROUND(IF([.$B96]/COS([.AP$2]*0.0174533)&lt;255;[.$B96]/COS([.AP$2]*0.0174533);255);0)  ;2)" office:value-type="string" office:string-value="FFFFFFFFD3">
            <text:p>FFFFFFFFD3</text:p>
          </table:table-cell>
          <table:table-cell table:style-name="ce3" table:formula="of:=DEC2HEX(ROUND(IF([.$B96]/COS([.AQ$2]*0.0174533)&lt;255;[.$B96]/COS([.AQ$2]*0.0174533);255);0)  ;2)" office:value-type="string" office:string-value="FFFFFFFFCF">
            <text:p>FFFFFFFFCF</text:p>
          </table:table-cell>
          <table:table-cell table:style-name="ce3" table:formula="of:=DEC2HEX(ROUND(IF([.$B96]/COS([.AR$2]*0.0174533)&lt;255;[.$B96]/COS([.AR$2]*0.0174533);255);0)  ;2)" office:value-type="string" office:string-value="FFFFFFFFC9">
            <text:p>FFFFFFFFC9</text:p>
          </table:table-cell>
          <table:table-cell table:style-name="ce3" table:formula="of:=DEC2HEX(ROUND(IF([.$B96]/COS([.AS$2]*0.0174533)&lt;255;[.$B96]/COS([.AS$2]*0.0174533);255);0)  ;2)" office:value-type="string" office:string-value="FFFFFFFFC1">
            <text:p>FFFFFFFFC1</text:p>
          </table:table-cell>
          <table:table-cell table:style-name="ce3" table:formula="of:=DEC2HEX(ROUND(IF([.$B96]/COS([.AT$2]*0.0174533)&lt;255;[.$B96]/COS([.AT$2]*0.0174533);255);0)  ;2)" office:value-type="string" office:string-value="FFFFFFFFB6">
            <text:p>FFFFFFFFB6</text:p>
          </table:table-cell>
          <table:table-cell table:style-name="ce3" table:formula="of:=DEC2HEX(ROUND(IF([.$B96]/COS([.AU$2]*0.0174533)&lt;255;[.$B96]/COS([.AU$2]*0.0174533);255);0)  ;2)" office:value-type="string" office:string-value="FFFFFFFFA5">
            <text:p>FFFFFFFFA5</text:p>
          </table:table-cell>
          <table:table-cell table:style-name="ce3" table:formula="of:=DEC2HEX(ROUND(IF([.$B96]/COS([.AV$2]*0.0174533)&lt;255;[.$B96]/COS([.AV$2]*0.0174533);255);0)  ;2)" office:value-type="string" office:string-value="FFFFFFFF87">
            <text:p>FFFFFFFF87</text:p>
          </table:table-cell>
          <table:table-cell table:style-name="ce3" table:formula="of:=DEC2HEX(ROUND(IF([.$B96]/COS([.AW$2]*0.0174533)&lt;255;[.$B96]/COS([.AW$2]*0.0174533);255);0)  ;2)" office:value-type="string" office:string-value="FFFFFFFF4D">
            <text:p>FFFFFFFF4D</text:p>
          </table:table-cell>
          <table:table-cell table:style-name="ce3" table:formula="of:=DEC2HEX(ROUND(IF([.$B96]/COS([.AX$2]*0.0174533)&lt;255;[.$B96]/COS([.AX$2]*0.0174533);255);0)  ;2)" office:value-type="string" office:string-value="FFFFFFFE9B">
            <text:p>FFFFFFFE9B</text:p>
          </table:table-cell>
          <table:table-cell table:style-name="ce3" table:formula="of:=DEC2HEX(ROUND(IF([.$B96]/COS([.AY$2]*0.0174533)&lt;255;[.$B96]/COS([.AY$2]*0.0174533);255);0)  ;2)" office:value-type="string" office:string-value="FF">
            <text:p>FF</text:p>
          </table:table-cell>
          <table:table-cell table:style-name="ce3" table:formula="of:=DEC2HEX(ROUND(IF([.$B96]/COS([.AZ$2]*0.0174533)&lt;255;[.$B96]/COS([.AZ$2]*0.0174533);255);0)  ;2)" office:value-type="string" office:string-value="FF">
            <text:p>FF</text:p>
          </table:table-cell>
          <table:table-cell table:style-name="ce3" table:formula="of:=DEC2HEX(ROUND(IF([.$B96]/COS([.BA$2]*0.0174533)&lt;255;[.$B96]/COS([.BA$2]*0.0174533);255);0)  ;2)" office:value-type="string" office:string-value="B3">
            <text:p>B3</text:p>
          </table:table-cell>
          <table:table-cell table:style-name="ce3" table:formula="of:=DEC2HEX(ROUND(IF([.$B96]/COS([.BB$2]*0.0174533)&lt;255;[.$B96]/COS([.BB$2]*0.0174533);255);0)  ;2)" office:value-type="string" office:string-value="79">
            <text:p>79</text:p>
          </table:table-cell>
          <table:table-cell table:style-name="ce3" table:formula="of:=DEC2HEX(ROUND(IF([.$B96]/COS([.BC$2]*0.0174533)&lt;255;[.$B96]/COS([.BC$2]*0.0174533);255);0)  ;2)" office:value-type="string" office:string-value="5B">
            <text:p>5B</text:p>
          </table:table-cell>
          <table:table-cell table:style-name="ce3" table:formula="of:=DEC2HEX(ROUND(IF([.$B96]/COS([.BD$2]*0.0174533)&lt;255;[.$B96]/COS([.BD$2]*0.0174533);255);0)  ;2)" office:value-type="string" office:string-value="4A">
            <text:p>4A</text:p>
          </table:table-cell>
          <table:table-cell table:style-name="ce3" table:formula="of:=DEC2HEX(ROUND(IF([.$B96]/COS([.BE$2]*0.0174533)&lt;255;[.$B96]/COS([.BE$2]*0.0174533);255);0)  ;2)" office:value-type="string" office:string-value="3F">
            <text:p>3F</text:p>
          </table:table-cell>
          <table:table-cell table:style-name="ce3" table:formula="of:=DEC2HEX(ROUND(IF([.$B96]/COS([.BF$2]*0.0174533)&lt;255;[.$B96]/COS([.BF$2]*0.0174533);255);0)  ;2)" office:value-type="string" office:string-value="37">
            <text:p>37</text:p>
          </table:table-cell>
          <table:table-cell table:style-name="ce3" table:formula="of:=DEC2HEX(ROUND(IF([.$B96]/COS([.BG$2]*0.0174533)&lt;255;[.$B96]/COS([.BG$2]*0.0174533);255);0)  ;2)" office:value-type="string" office:string-value="31">
            <text:p>31</text:p>
          </table:table-cell>
          <table:table-cell table:style-name="ce3" table:formula="of:=DEC2HEX(ROUND(IF([.$B96]/COS([.BH$2]*0.0174533)&lt;255;[.$B96]/COS([.BH$2]*0.0174533);255);0)  ;2)" office:value-type="string" office:string-value="2D">
            <text:p>2D</text:p>
          </table:table-cell>
          <table:table-cell table:style-name="ce3" table:formula="of:=DEC2HEX(ROUND(IF([.$B96]/COS([.BI$2]*0.0174533)&lt;255;[.$B96]/COS([.BI$2]*0.0174533);255);0)  ;2)" office:value-type="string" office:string-value="2A">
            <text:p>2A</text:p>
          </table:table-cell>
          <table:table-cell table:style-name="ce3" table:formula="of:=DEC2HEX(ROUND(IF([.$B96]/COS([.BJ$2]*0.0174533)&lt;255;[.$B96]/COS([.BJ$2]*0.0174533);255);0)  ;2)" office:value-type="string" office:string-value="28">
            <text:p>28</text:p>
          </table:table-cell>
          <table:table-cell table:style-name="ce3" table:formula="of:=DEC2HEX(ROUND(IF([.$B96]/COS([.BK$2]*0.0174533)&lt;255;[.$B96]/COS([.BK$2]*0.0174533);255);0)  ;2)" office:value-type="string" office:string-value="26">
            <text:p>26</text:p>
          </table:table-cell>
          <table:table-cell table:style-name="ce3" table:formula="of:=DEC2HEX(ROUND(IF([.$B96]/COS([.BL$2]*0.0174533)&lt;255;[.$B96]/COS([.BL$2]*0.0174533);255);0)  ;2)" office:value-type="string" office:string-value="25">
            <text:p>25</text:p>
          </table:table-cell>
          <table:table-cell table:style-name="ce3" table:formula="of:=DEC2HEX(ROUND(IF([.$B96]/COS([.BM$2]*0.0174533)&lt;255;[.$B96]/COS([.BM$2]*0.0174533);255);0)  ;2)" office:value-type="string" office:string-value="24">
            <text:p>24</text:p>
          </table:table-cell>
          <table:table-cell table:style-name="ce3" table:formula="of:=DEC2HEX(ROUND(IF([.$B96]/COS([.BN$2]*0.0174533)&lt;255;[.$B96]/COS([.BN$2]*0.0174533);255);0)  ;2)" office:value-type="string" office:string-value="23">
            <text:p>23</text:p>
          </table:table-cell>
          <table:table-cell table:style-name="ce3" table:formula="of:=DEC2HEX(ROUND(IF([.$B96]/COS([.BO$2]*0.0174533)&lt;255;[.$B96]/COS([.BO$2]*0.0174533);255);0)  ;2)" office:value-type="string" office:string-value="23">
            <text:p>23</text:p>
          </table:table-cell>
          <table:table-cell table:style-name="ce3" table:formula="of:=DEC2HEX(ROUND(IF([.$B96]/COS([.BP$2]*0.0174533)&lt;255;[.$B96]/COS([.BP$2]*0.0174533);255);0)  ;2)" office:value-type="string" office:string-value="23">
            <text:p>23</text:p>
          </table:table-cell>
          <table:table-cell table:style-name="ce3" table:formula="of:=DEC2HEX(ROUND(IF([.$B96]/COS([.BQ$2]*0.0174533)&lt;255;[.$B96]/COS([.BQ$2]*0.0174533);255);0)  ;2)" office:value-type="string" office:string-value="24">
            <text:p>24</text:p>
          </table:table-cell>
          <table:table-cell table:style-name="ce3" table:formula="of:=DEC2HEX(ROUND(IF([.$B96]/COS([.BR$2]*0.0174533)&lt;255;[.$B96]/COS([.BR$2]*0.0174533);255);0)  ;2)" office:value-type="string" office:string-value="25">
            <text:p>25</text:p>
          </table:table-cell>
          <table:table-cell table:style-name="ce3" table:formula="of:=DEC2HEX(ROUND(IF([.$B96]/COS([.BS$2]*0.0174533)&lt;255;[.$B96]/COS([.BS$2]*0.0174533);255);0)  ;2)" office:value-type="string" office:string-value="26">
            <text:p>26</text:p>
          </table:table-cell>
          <table:table-cell table:style-name="ce3" table:formula="of:=DEC2HEX(ROUND(IF([.$B96]/COS([.BT$2]*0.0174533)&lt;255;[.$B96]/COS([.BT$2]*0.0174533);255);0)  ;2)" office:value-type="string" office:string-value="28">
            <text:p>28</text:p>
          </table:table-cell>
          <table:table-cell table:style-name="ce3" table:formula="of:=DEC2HEX(ROUND(IF([.$B96]/COS([.BU$2]*0.0174533)&lt;255;[.$B96]/COS([.BU$2]*0.0174533);255);0)  ;2)" office:value-type="string" office:string-value="2A">
            <text:p>2A</text:p>
          </table:table-cell>
          <table:table-cell table:style-name="ce3" table:formula="of:=DEC2HEX(ROUND(IF([.$B96]/COS([.BV$2]*0.0174533)&lt;255;[.$B96]/COS([.BV$2]*0.0174533);255);0)  ;2)" office:value-type="string" office:string-value="2D">
            <text:p>2D</text:p>
          </table:table-cell>
          <table:table-cell table:style-name="ce3" table:formula="of:=DEC2HEX(ROUND(IF([.$B96]/COS([.BW$2]*0.0174533)&lt;255;[.$B96]/COS([.BW$2]*0.0174533);255);0)  ;2)" office:value-type="string" office:string-value="31">
            <text:p>31</text:p>
          </table:table-cell>
          <table:table-cell table:style-name="ce3" table:formula="of:=DEC2HEX(ROUND(IF([.$B96]/COS([.BX$2]*0.0174533)&lt;255;[.$B96]/COS([.BX$2]*0.0174533);255);0)  ;2)" office:value-type="string" office:string-value="37">
            <text:p>37</text:p>
          </table:table-cell>
          <table:table-cell table:style-name="ce3" table:formula="of:=DEC2HEX(ROUND(IF([.$B96]/COS([.BY$2]*0.0174533)&lt;255;[.$B96]/COS([.BY$2]*0.0174533);255);0)  ;2)" office:value-type="string" office:string-value="3F">
            <text:p>3F</text:p>
          </table:table-cell>
          <table:table-cell table:style-name="ce3" table:formula="of:=DEC2HEX(ROUND(IF([.$B96]/COS([.BZ$2]*0.0174533)&lt;255;[.$B96]/COS([.BZ$2]*0.0174533);255);0)  ;2)" office:value-type="string" office:string-value="4A">
            <text:p>4A</text:p>
          </table:table-cell>
          <table:table-cell table:style-name="ce3" table:formula="of:=DEC2HEX(ROUND(IF([.$B96]/COS([.CA$2]*0.0174533)&lt;255;[.$B96]/COS([.CA$2]*0.0174533);255);0)  ;2)" office:value-type="string" office:string-value="5B">
            <text:p>5B</text:p>
          </table:table-cell>
          <table:table-cell table:style-name="ce3" table:formula="of:=DEC2HEX(ROUND(IF([.$B96]/COS([.CB$2]*0.0174533)&lt;255;[.$B96]/COS([.CB$2]*0.0174533);255);0)  ;2)" office:value-type="string" office:string-value="79">
            <text:p>79</text:p>
          </table:table-cell>
          <table:table-cell table:style-name="ce3" table:formula="of:=DEC2HEX(ROUND(IF([.$B96]/COS([.CC$2]*0.0174533)&lt;255;[.$B96]/COS([.CC$2]*0.0174533);255);0)  ;2)" office:value-type="string" office:string-value="B3">
            <text:p>B3</text:p>
          </table:table-cell>
          <table:table-cell table:number-columns-repeated="943"/>
        </table:table-row>
        <table:table-row table:style-name="ro1">
          <table:table-cell table:formula="of:=[.A96]+1" office:value-type="float" office:value="93">
            <text:p>93</text:p>
          </table:table-cell>
          <table:table-cell table:style-name="ce2" table:formula="of:=[.B96]-1" office:value-type="float" office:value="34">
            <text:p>34</text:p>
          </table:table-cell>
          <table:table-cell table:formula="of:=DEC2HEX(ROUND(IF([.$B97]/[.C$3]&lt;127;127-[.$B97]/[.C$3];0) ;0) ;2)" office:value-type="string" office:string-value="5D">
            <text:p>5D</text:p>
          </table:table-cell>
          <table:table-cell table:formula="of:=DEC2HEX(ROUND(IF([.$B97]/[.D$3]&lt;127;127-[.$B97]/[.D$3];0) ;0) ;2)" office:value-type="string" office:string-value="5D">
            <text:p>5D</text:p>
          </table:table-cell>
          <table:table-cell table:formula="of:=DEC2HEX(ROUND(IF([.$B97]/[.E$3]&lt;127;127-[.$B97]/[.E$3];0) ;0) ;2)" office:value-type="string" office:string-value="5C">
            <text:p>5C</text:p>
          </table:table-cell>
          <table:table-cell table:formula="of:=DEC2HEX(ROUND(IF([.$B97]/[.F$3]&lt;127;127-[.$B97]/[.F$3];0) ;0) ;2)" office:value-type="string" office:string-value="5B">
            <text:p>5B</text:p>
          </table:table-cell>
          <table:table-cell table:formula="of:=DEC2HEX(ROUND(IF([.$B97]/[.G$3]&lt;127;127-[.$B97]/[.G$3];0) ;0) ;2)" office:value-type="string" office:string-value="5A">
            <text:p>5A</text:p>
          </table:table-cell>
          <table:table-cell table:formula="of:=DEC2HEX(ROUND(IF([.$B97]/[.H$3]&lt;127;127-[.$B97]/[.H$3];0) ;0) ;2)" office:value-type="string" office:string-value="58">
            <text:p>58</text:p>
          </table:table-cell>
          <table:table-cell table:formula="of:=DEC2HEX(ROUND(IF([.$B97]/[.I$3]&lt;127;127-[.$B97]/[.I$3];0) ;0) ;2)" office:value-type="string" office:string-value="56">
            <text:p>56</text:p>
          </table:table-cell>
          <table:table-cell table:formula="of:=DEC2HEX(ROUND(IF([.$B97]/[.J$3]&lt;127;127-[.$B97]/[.J$3];0) ;0) ;2)" office:value-type="string" office:string-value="53">
            <text:p>53</text:p>
          </table:table-cell>
          <table:table-cell table:formula="of:=DEC2HEX(ROUND(IF([.$B97]/[.K$3]&lt;127;127-[.$B97]/[.K$3];0) ;0) ;2)" office:value-type="string" office:string-value="4F">
            <text:p>4F</text:p>
          </table:table-cell>
          <table:table-cell table:formula="of:=DEC2HEX(ROUND(IF([.$B97]/[.L$3]&lt;127;127-[.$B97]/[.L$3];0) ;0) ;2)" office:value-type="string" office:string-value="49">
            <text:p>49</text:p>
          </table:table-cell>
          <table:table-cell table:style-name="ce3" table:formula="of:=DEC2HEX(ROUND(IF([.$B97]/[.M$3]&lt;127;127-[.$B97]/[.M$3];0) ;0) ;2)" office:value-type="string" office:string-value="42">
            <text:p>42</text:p>
          </table:table-cell>
          <table:table-cell table:style-name="ce3" table:formula="of:=DEC2HEX(ROUND(IF([.$B97]/[.N$3]&lt;127;127-[.$B97]/[.N$3];0) ;0) ;2)" office:value-type="string" office:string-value="37">
            <text:p>37</text:p>
          </table:table-cell>
          <table:table-cell table:style-name="ce3" table:formula="of:=DEC2HEX(ROUND(IF([.$B97]/[.O$3]&lt;127;127-[.$B97]/[.O$3];0) ;0) ;2)" office:value-type="string" office:string-value="26">
            <text:p>26</text:p>
          </table:table-cell>
          <table:table-cell table:style-name="ce3" table:formula="of:=DEC2HEX(ROUND(IF([.$B97]/[.P$3]&lt;127;127-[.$B97]/[.P$3];0) ;0) ;2)" office:value-type="string" office:string-value="0A">
            <text:p>0A</text:p>
          </table:table-cell>
          <table:table-cell table:style-name="ce3" table:formula="of:=DEC2HEX(ROUND(IF([.$B97]/[.Q$3]&lt;127;127-[.$B97]/[.Q$3];0) ;0) ;2)" office:value-type="string" office:string-value="00">
            <text:p>00</text:p>
          </table:table-cell>
          <table:table-cell table:style-name="ce3" table:formula="of:=DEC2HEX(ROUND(IF([.$B97]/[.R$3]&lt;127;127-[.$B97]/[.R$3];0) ;0) ;2)" office:value-type="string" office:string-value="00">
            <text:p>00</text:p>
          </table:table-cell>
          <table:table-cell table:style-name="ce3" table:formula="of:=DEC2HEX(ROUND(IF([.$B97]/[.S$3]&lt;127;[.$B97]/[.S$3];127) ;0) ;2)" office:value-type="float" office:value="0">
            <text:p>#ДЕЛ/0!</text:p>
          </table:table-cell>
          <table:table-cell table:style-name="ce3" table:formula="of:=DEC2HEX(ROUND(IF([.$B97]/[.T$3]&lt;127;[.$B97]/[.T$3];127) ;0) ;2)" office:value-type="string" office:string-value="FFFFFFFEA5">
            <text:p>FFFFFFFEA5</text:p>
          </table:table-cell>
          <table:table-cell table:style-name="ce3" table:formula="of:=DEC2HEX(ROUND(IF([.$B97]/[.U$3]&lt;127;[.$B97]/[.U$3];127) ;0) ;2)" office:value-type="string" office:string-value="FFFFFFFF52">
            <text:p>FFFFFFFF52</text:p>
          </table:table-cell>
          <table:table-cell table:style-name="ce3" table:formula="of:=DEC2HEX(ROUND(IF([.$B97]/[.V$3]&lt;127;[.$B97]/[.V$3];127) ;0) ;2)" office:value-type="string" office:string-value="FFFFFFFF8B">
            <text:p>FFFFFFFF8B</text:p>
          </table:table-cell>
          <table:table-cell table:style-name="ce3" table:formula="of:=DEC2HEX(ROUND(IF([.$B97]/[.W$3]&lt;127;[.$B97]/[.W$3];127) ;0) ;2)" office:value-type="string" office:string-value="FFFFFFFFA7">
            <text:p>FFFFFFFFA7</text:p>
          </table:table-cell>
          <table:table-cell table:style-name="ce3" table:formula="of:=DEC2HEX(ROUND(IF([.$B97]/[.X$3]&lt;127;[.$B97]/[.X$3];127) ;0) ;2)" office:value-type="string" office:string-value="FFFFFFFFB8">
            <text:p>FFFFFFFFB8</text:p>
          </table:table-cell>
          <table:table-cell table:style-name="ce3" table:formula="of:=DEC2HEX(ROUND(IF([.$B97]/[.Y$3]&lt;127;[.$B97]/[.Y$3];127) ;0) ;2)" office:value-type="string" office:string-value="FFFFFFFFC3">
            <text:p>FFFFFFFFC3</text:p>
          </table:table-cell>
          <table:table-cell table:style-name="ce3" table:formula="of:=DEC2HEX(ROUND(IF([.$B97]/[.Z$3]&lt;127;[.$B97]/[.Z$3];127) ;0) ;2)" office:value-type="string" office:string-value="FFFFFFFFCA">
            <text:p>FFFFFFFFCA</text:p>
          </table:table-cell>
          <table:table-cell table:style-name="ce3" table:formula="of:=DEC2HEX(ROUND(IF([.$B97]/[.AA$3]&lt;127;[.$B97]/[.AA$3];127) ;0) ;2)" office:value-type="string" office:string-value="FFFFFFFFD0">
            <text:p>FFFFFFFFD0</text:p>
          </table:table-cell>
          <table:table-cell table:style-name="ce3" table:formula="of:=DEC2HEX(ROUND(IF([.$B97]/[.AB$3]&lt;127;[.$B97]/[.AB$3];127) ;0) ;2)" office:value-type="string" office:string-value="FFFFFFFFD4">
            <text:p>FFFFFFFFD4</text:p>
          </table:table-cell>
          <table:table-cell table:style-name="ce3" table:formula="of:=DEC2HEX(ROUND(IF([.$B97]/[.AC$3]&lt;127;[.$B97]/[.AC$3];127) ;0) ;2)" office:value-type="string" office:string-value="FFFFFFFFD7">
            <text:p>FFFFFFFFD7</text:p>
          </table:table-cell>
          <table:table-cell table:style-name="ce3" table:formula="of:=DEC2HEX(ROUND(IF([.$B97]/[.AD$3]&lt;127;[.$B97]/[.AD$3];127) ;0) ;2)" office:value-type="string" office:string-value="FFFFFFFFD9">
            <text:p>FFFFFFFFD9</text:p>
          </table:table-cell>
          <table:table-cell table:style-name="ce3" table:formula="of:=DEC2HEX(ROUND(IF([.$B97]/[.AE$3]&lt;127;[.$B97]/[.AE$3];127) ;0) ;2)" office:value-type="string" office:string-value="FFFFFFFFDB">
            <text:p>FFFFFFFFDB</text:p>
          </table:table-cell>
          <table:table-cell table:style-name="ce3" table:formula="of:=DEC2HEX(ROUND(IF([.$B97]/[.AF$3]&lt;127;[.$B97]/[.AF$3];127) ;0) ;2)" office:value-type="string" office:string-value="FFFFFFFFDC">
            <text:p>FFFFFFFFDC</text:p>
          </table:table-cell>
          <table:table-cell table:style-name="ce3" table:formula="of:=DEC2HEX(ROUND(IF([.$B97]/[.AG$3]&lt;127;[.$B97]/[.AG$3];127) ;0) ;2)" office:value-type="string" office:string-value="FFFFFFFFDD">
            <text:p>FFFFFFFFDD</text:p>
          </table:table-cell>
          <table:table-cell table:style-name="ce3" table:formula="of:=DEC2HEX(ROUND(IF([.$B97]/[.AH$3]&lt;127;[.$B97]/[.AH$3];127) ;0) ;2)" office:value-type="string" office:string-value="FFFFFFFFDE">
            <text:p>FFFFFFFFDE</text:p>
          </table:table-cell>
          <table:table-cell table:style-name="ce3" table:formula="of:=DEC2HEX(ROUND(IF([.$B97]/COS([.AI$2]*0.0174533)&lt;255;[.$B97]/COS([.AI$2]*0.0174533);255);0)  ;2)" office:value-type="string" office:string-value="FFFFFFFFDE">
            <text:p>FFFFFFFFDE</text:p>
          </table:table-cell>
          <table:table-cell table:style-name="ce3" table:formula="of:=DEC2HEX(ROUND(IF([.$B97]/COS([.AJ$2]*0.0174533)&lt;255;[.$B97]/COS([.AJ$2]*0.0174533);255);0)  ;2)" office:value-type="string" office:string-value="FFFFFFFFDE">
            <text:p>FFFFFFFFDE</text:p>
          </table:table-cell>
          <table:table-cell table:style-name="ce3" table:formula="of:=DEC2HEX(ROUND(IF([.$B97]/COS([.AK$2]*0.0174533)&lt;255;[.$B97]/COS([.AK$2]*0.0174533);255);0)  ;2)" office:value-type="string" office:string-value="FFFFFFFFDD">
            <text:p>FFFFFFFFDD</text:p>
          </table:table-cell>
          <table:table-cell table:style-name="ce3" table:formula="of:=DEC2HEX(ROUND(IF([.$B97]/COS([.AL$2]*0.0174533)&lt;255;[.$B97]/COS([.AL$2]*0.0174533);255);0)  ;2)" office:value-type="string" office:string-value="FFFFFFFFDC">
            <text:p>FFFFFFFFDC</text:p>
          </table:table-cell>
          <table:table-cell table:style-name="ce3" table:formula="of:=DEC2HEX(ROUND(IF([.$B97]/COS([.AM$2]*0.0174533)&lt;255;[.$B97]/COS([.AM$2]*0.0174533);255);0)  ;2)" office:value-type="string" office:string-value="FFFFFFFFDB">
            <text:p>FFFFFFFFDB</text:p>
          </table:table-cell>
          <table:table-cell table:style-name="ce3" table:formula="of:=DEC2HEX(ROUND(IF([.$B97]/COS([.AN$2]*0.0174533)&lt;255;[.$B97]/COS([.AN$2]*0.0174533);255);0)  ;2)" office:value-type="string" office:string-value="FFFFFFFFD9">
            <text:p>FFFFFFFFD9</text:p>
          </table:table-cell>
          <table:table-cell table:style-name="ce3" table:formula="of:=DEC2HEX(ROUND(IF([.$B97]/COS([.AO$2]*0.0174533)&lt;255;[.$B97]/COS([.AO$2]*0.0174533);255);0)  ;2)" office:value-type="string" office:string-value="FFFFFFFFD7">
            <text:p>FFFFFFFFD7</text:p>
          </table:table-cell>
          <table:table-cell table:style-name="ce3" table:formula="of:=DEC2HEX(ROUND(IF([.$B97]/COS([.AP$2]*0.0174533)&lt;255;[.$B97]/COS([.AP$2]*0.0174533);255);0)  ;2)" office:value-type="string" office:string-value="FFFFFFFFD4">
            <text:p>FFFFFFFFD4</text:p>
          </table:table-cell>
          <table:table-cell table:style-name="ce3" table:formula="of:=DEC2HEX(ROUND(IF([.$B97]/COS([.AQ$2]*0.0174533)&lt;255;[.$B97]/COS([.AQ$2]*0.0174533);255);0)  ;2)" office:value-type="string" office:string-value="FFFFFFFFD0">
            <text:p>FFFFFFFFD0</text:p>
          </table:table-cell>
          <table:table-cell table:style-name="ce3" table:formula="of:=DEC2HEX(ROUND(IF([.$B97]/COS([.AR$2]*0.0174533)&lt;255;[.$B97]/COS([.AR$2]*0.0174533);255);0)  ;2)" office:value-type="string" office:string-value="FFFFFFFFCA">
            <text:p>FFFFFFFFCA</text:p>
          </table:table-cell>
          <table:table-cell table:style-name="ce3" table:formula="of:=DEC2HEX(ROUND(IF([.$B97]/COS([.AS$2]*0.0174533)&lt;255;[.$B97]/COS([.AS$2]*0.0174533);255);0)  ;2)" office:value-type="string" office:string-value="FFFFFFFFC3">
            <text:p>FFFFFFFFC3</text:p>
          </table:table-cell>
          <table:table-cell table:style-name="ce3" table:formula="of:=DEC2HEX(ROUND(IF([.$B97]/COS([.AT$2]*0.0174533)&lt;255;[.$B97]/COS([.AT$2]*0.0174533);255);0)  ;2)" office:value-type="string" office:string-value="FFFFFFFFB8">
            <text:p>FFFFFFFFB8</text:p>
          </table:table-cell>
          <table:table-cell table:style-name="ce3" table:formula="of:=DEC2HEX(ROUND(IF([.$B97]/COS([.AU$2]*0.0174533)&lt;255;[.$B97]/COS([.AU$2]*0.0174533);255);0)  ;2)" office:value-type="string" office:string-value="FFFFFFFFA7">
            <text:p>FFFFFFFFA7</text:p>
          </table:table-cell>
          <table:table-cell table:style-name="ce3" table:formula="of:=DEC2HEX(ROUND(IF([.$B97]/COS([.AV$2]*0.0174533)&lt;255;[.$B97]/COS([.AV$2]*0.0174533);255);0)  ;2)" office:value-type="string" office:string-value="FFFFFFFF8B">
            <text:p>FFFFFFFF8B</text:p>
          </table:table-cell>
          <table:table-cell table:style-name="ce3" table:formula="of:=DEC2HEX(ROUND(IF([.$B97]/COS([.AW$2]*0.0174533)&lt;255;[.$B97]/COS([.AW$2]*0.0174533);255);0)  ;2)" office:value-type="string" office:string-value="FFFFFFFF52">
            <text:p>FFFFFFFF52</text:p>
          </table:table-cell>
          <table:table-cell table:style-name="ce3" table:formula="of:=DEC2HEX(ROUND(IF([.$B97]/COS([.AX$2]*0.0174533)&lt;255;[.$B97]/COS([.AX$2]*0.0174533);255);0)  ;2)" office:value-type="string" office:string-value="FFFFFFFEA5">
            <text:p>FFFFFFFEA5</text:p>
          </table:table-cell>
          <table:table-cell table:style-name="ce3" table:formula="of:=DEC2HEX(ROUND(IF([.$B97]/COS([.AY$2]*0.0174533)&lt;255;[.$B97]/COS([.AY$2]*0.0174533);255);0)  ;2)" office:value-type="string" office:string-value="FF">
            <text:p>FF</text:p>
          </table:table-cell>
          <table:table-cell table:style-name="ce3" table:formula="of:=DEC2HEX(ROUND(IF([.$B97]/COS([.AZ$2]*0.0174533)&lt;255;[.$B97]/COS([.AZ$2]*0.0174533);255);0)  ;2)" office:value-type="string" office:string-value="FF">
            <text:p>FF</text:p>
          </table:table-cell>
          <table:table-cell table:style-name="ce3" table:formula="of:=DEC2HEX(ROUND(IF([.$B97]/COS([.BA$2]*0.0174533)&lt;255;[.$B97]/COS([.BA$2]*0.0174533);255);0)  ;2)" office:value-type="string" office:string-value="AE">
            <text:p>AE</text:p>
          </table:table-cell>
          <table:table-cell table:style-name="ce3" table:formula="of:=DEC2HEX(ROUND(IF([.$B97]/COS([.BB$2]*0.0174533)&lt;255;[.$B97]/COS([.BB$2]*0.0174533);255);0)  ;2)" office:value-type="string" office:string-value="75">
            <text:p>75</text:p>
          </table:table-cell>
          <table:table-cell table:style-name="ce3" table:formula="of:=DEC2HEX(ROUND(IF([.$B97]/COS([.BC$2]*0.0174533)&lt;255;[.$B97]/COS([.BC$2]*0.0174533);255);0)  ;2)" office:value-type="string" office:string-value="59">
            <text:p>59</text:p>
          </table:table-cell>
          <table:table-cell table:style-name="ce3" table:formula="of:=DEC2HEX(ROUND(IF([.$B97]/COS([.BD$2]*0.0174533)&lt;255;[.$B97]/COS([.BD$2]*0.0174533);255);0)  ;2)" office:value-type="string" office:string-value="48">
            <text:p>48</text:p>
          </table:table-cell>
          <table:table-cell table:style-name="ce3" table:formula="of:=DEC2HEX(ROUND(IF([.$B97]/COS([.BE$2]*0.0174533)&lt;255;[.$B97]/COS([.BE$2]*0.0174533);255);0)  ;2)" office:value-type="string" office:string-value="3D">
            <text:p>3D</text:p>
          </table:table-cell>
          <table:table-cell table:style-name="ce3" table:formula="of:=DEC2HEX(ROUND(IF([.$B97]/COS([.BF$2]*0.0174533)&lt;255;[.$B97]/COS([.BF$2]*0.0174533);255);0)  ;2)" office:value-type="string" office:string-value="36">
            <text:p>36</text:p>
          </table:table-cell>
          <table:table-cell table:style-name="ce3" table:formula="of:=DEC2HEX(ROUND(IF([.$B97]/COS([.BG$2]*0.0174533)&lt;255;[.$B97]/COS([.BG$2]*0.0174533);255);0)  ;2)" office:value-type="string" office:string-value="30">
            <text:p>30</text:p>
          </table:table-cell>
          <table:table-cell table:style-name="ce3" table:formula="of:=DEC2HEX(ROUND(IF([.$B97]/COS([.BH$2]*0.0174533)&lt;255;[.$B97]/COS([.BH$2]*0.0174533);255);0)  ;2)" office:value-type="string" office:string-value="2C">
            <text:p>2C</text:p>
          </table:table-cell>
          <table:table-cell table:style-name="ce3" table:formula="of:=DEC2HEX(ROUND(IF([.$B97]/COS([.BI$2]*0.0174533)&lt;255;[.$B97]/COS([.BI$2]*0.0174533);255);0)  ;2)" office:value-type="string" office:string-value="29">
            <text:p>29</text:p>
          </table:table-cell>
          <table:table-cell table:style-name="ce3" table:formula="of:=DEC2HEX(ROUND(IF([.$B97]/COS([.BJ$2]*0.0174533)&lt;255;[.$B97]/COS([.BJ$2]*0.0174533);255);0)  ;2)" office:value-type="string" office:string-value="27">
            <text:p>27</text:p>
          </table:table-cell>
          <table:table-cell table:style-name="ce3" table:formula="of:=DEC2HEX(ROUND(IF([.$B97]/COS([.BK$2]*0.0174533)&lt;255;[.$B97]/COS([.BK$2]*0.0174533);255);0)  ;2)" office:value-type="string" office:string-value="25">
            <text:p>25</text:p>
          </table:table-cell>
          <table:table-cell table:style-name="ce3" table:formula="of:=DEC2HEX(ROUND(IF([.$B97]/COS([.BL$2]*0.0174533)&lt;255;[.$B97]/COS([.BL$2]*0.0174533);255);0)  ;2)" office:value-type="string" office:string-value="24">
            <text:p>24</text:p>
          </table:table-cell>
          <table:table-cell table:style-name="ce3" table:formula="of:=DEC2HEX(ROUND(IF([.$B97]/COS([.BM$2]*0.0174533)&lt;255;[.$B97]/COS([.BM$2]*0.0174533);255);0)  ;2)" office:value-type="string" office:string-value="23">
            <text:p>23</text:p>
          </table:table-cell>
          <table:table-cell table:style-name="ce3" table:formula="of:=DEC2HEX(ROUND(IF([.$B97]/COS([.BN$2]*0.0174533)&lt;255;[.$B97]/COS([.BN$2]*0.0174533);255);0)  ;2)" office:value-type="string" office:string-value="22">
            <text:p>22</text:p>
          </table:table-cell>
          <table:table-cell table:style-name="ce3" table:formula="of:=DEC2HEX(ROUND(IF([.$B97]/COS([.BO$2]*0.0174533)&lt;255;[.$B97]/COS([.BO$2]*0.0174533);255);0)  ;2)" office:value-type="string" office:string-value="22">
            <text:p>22</text:p>
          </table:table-cell>
          <table:table-cell table:style-name="ce3" table:formula="of:=DEC2HEX(ROUND(IF([.$B97]/COS([.BP$2]*0.0174533)&lt;255;[.$B97]/COS([.BP$2]*0.0174533);255);0)  ;2)" office:value-type="string" office:string-value="22">
            <text:p>22</text:p>
          </table:table-cell>
          <table:table-cell table:style-name="ce3" table:formula="of:=DEC2HEX(ROUND(IF([.$B97]/COS([.BQ$2]*0.0174533)&lt;255;[.$B97]/COS([.BQ$2]*0.0174533);255);0)  ;2)" office:value-type="string" office:string-value="23">
            <text:p>23</text:p>
          </table:table-cell>
          <table:table-cell table:style-name="ce3" table:formula="of:=DEC2HEX(ROUND(IF([.$B97]/COS([.BR$2]*0.0174533)&lt;255;[.$B97]/COS([.BR$2]*0.0174533);255);0)  ;2)" office:value-type="string" office:string-value="24">
            <text:p>24</text:p>
          </table:table-cell>
          <table:table-cell table:style-name="ce3" table:formula="of:=DEC2HEX(ROUND(IF([.$B97]/COS([.BS$2]*0.0174533)&lt;255;[.$B97]/COS([.BS$2]*0.0174533);255);0)  ;2)" office:value-type="string" office:string-value="25">
            <text:p>25</text:p>
          </table:table-cell>
          <table:table-cell table:style-name="ce3" table:formula="of:=DEC2HEX(ROUND(IF([.$B97]/COS([.BT$2]*0.0174533)&lt;255;[.$B97]/COS([.BT$2]*0.0174533);255);0)  ;2)" office:value-type="string" office:string-value="27">
            <text:p>27</text:p>
          </table:table-cell>
          <table:table-cell table:style-name="ce3" table:formula="of:=DEC2HEX(ROUND(IF([.$B97]/COS([.BU$2]*0.0174533)&lt;255;[.$B97]/COS([.BU$2]*0.0174533);255);0)  ;2)" office:value-type="string" office:string-value="29">
            <text:p>29</text:p>
          </table:table-cell>
          <table:table-cell table:style-name="ce3" table:formula="of:=DEC2HEX(ROUND(IF([.$B97]/COS([.BV$2]*0.0174533)&lt;255;[.$B97]/COS([.BV$2]*0.0174533);255);0)  ;2)" office:value-type="string" office:string-value="2C">
            <text:p>2C</text:p>
          </table:table-cell>
          <table:table-cell table:style-name="ce3" table:formula="of:=DEC2HEX(ROUND(IF([.$B97]/COS([.BW$2]*0.0174533)&lt;255;[.$B97]/COS([.BW$2]*0.0174533);255);0)  ;2)" office:value-type="string" office:string-value="30">
            <text:p>30</text:p>
          </table:table-cell>
          <table:table-cell table:style-name="ce3" table:formula="of:=DEC2HEX(ROUND(IF([.$B97]/COS([.BX$2]*0.0174533)&lt;255;[.$B97]/COS([.BX$2]*0.0174533);255);0)  ;2)" office:value-type="string" office:string-value="36">
            <text:p>36</text:p>
          </table:table-cell>
          <table:table-cell table:style-name="ce3" table:formula="of:=DEC2HEX(ROUND(IF([.$B97]/COS([.BY$2]*0.0174533)&lt;255;[.$B97]/COS([.BY$2]*0.0174533);255);0)  ;2)" office:value-type="string" office:string-value="3D">
            <text:p>3D</text:p>
          </table:table-cell>
          <table:table-cell table:style-name="ce3" table:formula="of:=DEC2HEX(ROUND(IF([.$B97]/COS([.BZ$2]*0.0174533)&lt;255;[.$B97]/COS([.BZ$2]*0.0174533);255);0)  ;2)" office:value-type="string" office:string-value="48">
            <text:p>48</text:p>
          </table:table-cell>
          <table:table-cell table:style-name="ce3" table:formula="of:=DEC2HEX(ROUND(IF([.$B97]/COS([.CA$2]*0.0174533)&lt;255;[.$B97]/COS([.CA$2]*0.0174533);255);0)  ;2)" office:value-type="string" office:string-value="59">
            <text:p>59</text:p>
          </table:table-cell>
          <table:table-cell table:style-name="ce3" table:formula="of:=DEC2HEX(ROUND(IF([.$B97]/COS([.CB$2]*0.0174533)&lt;255;[.$B97]/COS([.CB$2]*0.0174533);255);0)  ;2)" office:value-type="string" office:string-value="75">
            <text:p>75</text:p>
          </table:table-cell>
          <table:table-cell table:style-name="ce3" table:formula="of:=DEC2HEX(ROUND(IF([.$B97]/COS([.CC$2]*0.0174533)&lt;255;[.$B97]/COS([.CC$2]*0.0174533);255);0)  ;2)" office:value-type="string" office:string-value="AE">
            <text:p>AE</text:p>
          </table:table-cell>
          <table:table-cell table:number-columns-repeated="943"/>
        </table:table-row>
        <table:table-row table:style-name="ro1">
          <table:table-cell table:formula="of:=[.A97]+1" office:value-type="float" office:value="94">
            <text:p>94</text:p>
          </table:table-cell>
          <table:table-cell table:style-name="ce2" table:formula="of:=[.B97]-1" office:value-type="float" office:value="33">
            <text:p>33</text:p>
          </table:table-cell>
          <table:table-cell table:formula="of:=DEC2HEX(ROUND(IF([.$B98]/[.C$3]&lt;127;127-[.$B98]/[.C$3];0) ;0) ;2)" office:value-type="string" office:string-value="5E">
            <text:p>5E</text:p>
          </table:table-cell>
          <table:table-cell table:formula="of:=DEC2HEX(ROUND(IF([.$B98]/[.D$3]&lt;127;127-[.$B98]/[.D$3];0) ;0) ;2)" office:value-type="string" office:string-value="5E">
            <text:p>5E</text:p>
          </table:table-cell>
          <table:table-cell table:formula="of:=DEC2HEX(ROUND(IF([.$B98]/[.E$3]&lt;127;127-[.$B98]/[.E$3];0) ;0) ;2)" office:value-type="string" office:string-value="5D">
            <text:p>5D</text:p>
          </table:table-cell>
          <table:table-cell table:formula="of:=DEC2HEX(ROUND(IF([.$B98]/[.F$3]&lt;127;127-[.$B98]/[.F$3];0) ;0) ;2)" office:value-type="string" office:string-value="5D">
            <text:p>5D</text:p>
          </table:table-cell>
          <table:table-cell table:formula="of:=DEC2HEX(ROUND(IF([.$B98]/[.G$3]&lt;127;127-[.$B98]/[.G$3];0) ;0) ;2)" office:value-type="string" office:string-value="5B">
            <text:p>5B</text:p>
          </table:table-cell>
          <table:table-cell table:formula="of:=DEC2HEX(ROUND(IF([.$B98]/[.H$3]&lt;127;127-[.$B98]/[.H$3];0) ;0) ;2)" office:value-type="string" office:string-value="5A">
            <text:p>5A</text:p>
          </table:table-cell>
          <table:table-cell table:formula="of:=DEC2HEX(ROUND(IF([.$B98]/[.I$3]&lt;127;127-[.$B98]/[.I$3];0) ;0) ;2)" office:value-type="string" office:string-value="57">
            <text:p>57</text:p>
          </table:table-cell>
          <table:table-cell table:formula="of:=DEC2HEX(ROUND(IF([.$B98]/[.J$3]&lt;127;127-[.$B98]/[.J$3];0) ;0) ;2)" office:value-type="string" office:string-value="54">
            <text:p>54</text:p>
          </table:table-cell>
          <table:table-cell table:formula="of:=DEC2HEX(ROUND(IF([.$B98]/[.K$3]&lt;127;127-[.$B98]/[.K$3];0) ;0) ;2)" office:value-type="string" office:string-value="50">
            <text:p>50</text:p>
          </table:table-cell>
          <table:table-cell table:formula="of:=DEC2HEX(ROUND(IF([.$B98]/[.L$3]&lt;127;127-[.$B98]/[.L$3];0) ;0) ;2)" office:value-type="string" office:string-value="4B">
            <text:p>4B</text:p>
          </table:table-cell>
          <table:table-cell table:style-name="ce3" table:formula="of:=DEC2HEX(ROUND(IF([.$B98]/[.M$3]&lt;127;127-[.$B98]/[.M$3];0) ;0) ;2)" office:value-type="string" office:string-value="44">
            <text:p>44</text:p>
          </table:table-cell>
          <table:table-cell table:style-name="ce3" table:formula="of:=DEC2HEX(ROUND(IF([.$B98]/[.N$3]&lt;127;127-[.$B98]/[.N$3];0) ;0) ;2)" office:value-type="string" office:string-value="39">
            <text:p>39</text:p>
          </table:table-cell>
          <table:table-cell table:style-name="ce3" table:formula="of:=DEC2HEX(ROUND(IF([.$B98]/[.O$3]&lt;127;127-[.$B98]/[.O$3];0) ;0) ;2)" office:value-type="string" office:string-value="29">
            <text:p>29</text:p>
          </table:table-cell>
          <table:table-cell table:style-name="ce3" table:formula="of:=DEC2HEX(ROUND(IF([.$B98]/[.P$3]&lt;127;127-[.$B98]/[.P$3];0) ;0) ;2)" office:value-type="string" office:string-value="0D">
            <text:p>0D</text:p>
          </table:table-cell>
          <table:table-cell table:style-name="ce3" table:formula="of:=DEC2HEX(ROUND(IF([.$B98]/[.Q$3]&lt;127;127-[.$B98]/[.Q$3];0) ;0) ;2)" office:value-type="string" office:string-value="00">
            <text:p>00</text:p>
          </table:table-cell>
          <table:table-cell table:style-name="ce3" table:formula="of:=DEC2HEX(ROUND(IF([.$B98]/[.R$3]&lt;127;127-[.$B98]/[.R$3];0) ;0) ;2)" office:value-type="string" office:string-value="00">
            <text:p>00</text:p>
          </table:table-cell>
          <table:table-cell table:style-name="ce3" table:formula="of:=DEC2HEX(ROUND(IF([.$B98]/[.S$3]&lt;127;[.$B98]/[.S$3];127) ;0) ;2)" office:value-type="float" office:value="0">
            <text:p>#ДЕЛ/0!</text:p>
          </table:table-cell>
          <table:table-cell table:style-name="ce3" table:formula="of:=DEC2HEX(ROUND(IF([.$B98]/[.T$3]&lt;127;[.$B98]/[.T$3];127) ;0) ;2)" office:value-type="string" office:string-value="FFFFFFFEAF">
            <text:p>FFFFFFFEAF</text:p>
          </table:table-cell>
          <table:table-cell table:style-name="ce3" table:formula="of:=DEC2HEX(ROUND(IF([.$B98]/[.U$3]&lt;127;[.$B98]/[.U$3];127) ;0) ;2)" office:value-type="string" office:string-value="FFFFFFFF57">
            <text:p>FFFFFFFF57</text:p>
          </table:table-cell>
          <table:table-cell table:style-name="ce3" table:formula="of:=DEC2HEX(ROUND(IF([.$B98]/[.V$3]&lt;127;[.$B98]/[.V$3];127) ;0) ;2)" office:value-type="string" office:string-value="FFFFFFFF8E">
            <text:p>FFFFFFFF8E</text:p>
          </table:table-cell>
          <table:table-cell table:style-name="ce3" table:formula="of:=DEC2HEX(ROUND(IF([.$B98]/[.W$3]&lt;127;[.$B98]/[.W$3];127) ;0) ;2)" office:value-type="string" office:string-value="FFFFFFFFAA">
            <text:p>FFFFFFFFAA</text:p>
          </table:table-cell>
          <table:table-cell table:style-name="ce3" table:formula="of:=DEC2HEX(ROUND(IF([.$B98]/[.X$3]&lt;127;[.$B98]/[.X$3];127) ;0) ;2)" office:value-type="string" office:string-value="FFFFFFFFBA">
            <text:p>FFFFFFFFBA</text:p>
          </table:table-cell>
          <table:table-cell table:style-name="ce3" table:formula="of:=DEC2HEX(ROUND(IF([.$B98]/[.Y$3]&lt;127;[.$B98]/[.Y$3];127) ;0) ;2)" office:value-type="string" office:string-value="FFFFFFFFC5">
            <text:p>FFFFFFFFC5</text:p>
          </table:table-cell>
          <table:table-cell table:style-name="ce3" table:formula="of:=DEC2HEX(ROUND(IF([.$B98]/[.Z$3]&lt;127;[.$B98]/[.Z$3];127) ;0) ;2)" office:value-type="string" office:string-value="FFFFFFFFCC">
            <text:p>FFFFFFFFCC</text:p>
          </table:table-cell>
          <table:table-cell table:style-name="ce3" table:formula="of:=DEC2HEX(ROUND(IF([.$B98]/[.AA$3]&lt;127;[.$B98]/[.AA$3];127) ;0) ;2)" office:value-type="string" office:string-value="FFFFFFFFD1">
            <text:p>FFFFFFFFD1</text:p>
          </table:table-cell>
          <table:table-cell table:style-name="ce3" table:formula="of:=DEC2HEX(ROUND(IF([.$B98]/[.AB$3]&lt;127;[.$B98]/[.AB$3];127) ;0) ;2)" office:value-type="string" office:string-value="FFFFFFFFD5">
            <text:p>FFFFFFFFD5</text:p>
          </table:table-cell>
          <table:table-cell table:style-name="ce3" table:formula="of:=DEC2HEX(ROUND(IF([.$B98]/[.AC$3]&lt;127;[.$B98]/[.AC$3];127) ;0) ;2)" office:value-type="string" office:string-value="FFFFFFFFD8">
            <text:p>FFFFFFFFD8</text:p>
          </table:table-cell>
          <table:table-cell table:style-name="ce3" table:formula="of:=DEC2HEX(ROUND(IF([.$B98]/[.AD$3]&lt;127;[.$B98]/[.AD$3];127) ;0) ;2)" office:value-type="string" office:string-value="FFFFFFFFDB">
            <text:p>FFFFFFFFDB</text:p>
          </table:table-cell>
          <table:table-cell table:style-name="ce3" table:formula="of:=DEC2HEX(ROUND(IF([.$B98]/[.AE$3]&lt;127;[.$B98]/[.AE$3];127) ;0) ;2)" office:value-type="string" office:string-value="FFFFFFFFDC">
            <text:p>FFFFFFFFDC</text:p>
          </table:table-cell>
          <table:table-cell table:style-name="ce3" table:formula="of:=DEC2HEX(ROUND(IF([.$B98]/[.AF$3]&lt;127;[.$B98]/[.AF$3];127) ;0) ;2)" office:value-type="string" office:string-value="FFFFFFFFDE">
            <text:p>FFFFFFFFDE</text:p>
          </table:table-cell>
          <table:table-cell table:style-name="ce3" table:formula="of:=DEC2HEX(ROUND(IF([.$B98]/[.AG$3]&lt;127;[.$B98]/[.AG$3];127) ;0) ;2)" office:value-type="string" office:string-value="FFFFFFFFDE">
            <text:p>FFFFFFFFDE</text:p>
          </table:table-cell>
          <table:table-cell table:style-name="ce3" table:formula="of:=DEC2HEX(ROUND(IF([.$B98]/[.AH$3]&lt;127;[.$B98]/[.AH$3];127) ;0) ;2)" office:value-type="string" office:string-value="FFFFFFFFDF">
            <text:p>FFFFFFFFDF</text:p>
          </table:table-cell>
          <table:table-cell table:style-name="ce3" table:formula="of:=DEC2HEX(ROUND(IF([.$B98]/COS([.AI$2]*0.0174533)&lt;255;[.$B98]/COS([.AI$2]*0.0174533);255);0)  ;2)" office:value-type="string" office:string-value="FFFFFFFFDF">
            <text:p>FFFFFFFFDF</text:p>
          </table:table-cell>
          <table:table-cell table:style-name="ce3" table:formula="of:=DEC2HEX(ROUND(IF([.$B98]/COS([.AJ$2]*0.0174533)&lt;255;[.$B98]/COS([.AJ$2]*0.0174533);255);0)  ;2)" office:value-type="string" office:string-value="FFFFFFFFDF">
            <text:p>FFFFFFFFDF</text:p>
          </table:table-cell>
          <table:table-cell table:style-name="ce3" table:formula="of:=DEC2HEX(ROUND(IF([.$B98]/COS([.AK$2]*0.0174533)&lt;255;[.$B98]/COS([.AK$2]*0.0174533);255);0)  ;2)" office:value-type="string" office:string-value="FFFFFFFFDE">
            <text:p>FFFFFFFFDE</text:p>
          </table:table-cell>
          <table:table-cell table:style-name="ce3" table:formula="of:=DEC2HEX(ROUND(IF([.$B98]/COS([.AL$2]*0.0174533)&lt;255;[.$B98]/COS([.AL$2]*0.0174533);255);0)  ;2)" office:value-type="string" office:string-value="FFFFFFFFDE">
            <text:p>FFFFFFFFDE</text:p>
          </table:table-cell>
          <table:table-cell table:style-name="ce3" table:formula="of:=DEC2HEX(ROUND(IF([.$B98]/COS([.AM$2]*0.0174533)&lt;255;[.$B98]/COS([.AM$2]*0.0174533);255);0)  ;2)" office:value-type="string" office:string-value="FFFFFFFFDC">
            <text:p>FFFFFFFFDC</text:p>
          </table:table-cell>
          <table:table-cell table:style-name="ce3" table:formula="of:=DEC2HEX(ROUND(IF([.$B98]/COS([.AN$2]*0.0174533)&lt;255;[.$B98]/COS([.AN$2]*0.0174533);255);0)  ;2)" office:value-type="string" office:string-value="FFFFFFFFDB">
            <text:p>FFFFFFFFDB</text:p>
          </table:table-cell>
          <table:table-cell table:style-name="ce3" table:formula="of:=DEC2HEX(ROUND(IF([.$B98]/COS([.AO$2]*0.0174533)&lt;255;[.$B98]/COS([.AO$2]*0.0174533);255);0)  ;2)" office:value-type="string" office:string-value="FFFFFFFFD8">
            <text:p>FFFFFFFFD8</text:p>
          </table:table-cell>
          <table:table-cell table:style-name="ce3" table:formula="of:=DEC2HEX(ROUND(IF([.$B98]/COS([.AP$2]*0.0174533)&lt;255;[.$B98]/COS([.AP$2]*0.0174533);255);0)  ;2)" office:value-type="string" office:string-value="FFFFFFFFD5">
            <text:p>FFFFFFFFD5</text:p>
          </table:table-cell>
          <table:table-cell table:style-name="ce3" table:formula="of:=DEC2HEX(ROUND(IF([.$B98]/COS([.AQ$2]*0.0174533)&lt;255;[.$B98]/COS([.AQ$2]*0.0174533);255);0)  ;2)" office:value-type="string" office:string-value="FFFFFFFFD1">
            <text:p>FFFFFFFFD1</text:p>
          </table:table-cell>
          <table:table-cell table:style-name="ce3" table:formula="of:=DEC2HEX(ROUND(IF([.$B98]/COS([.AR$2]*0.0174533)&lt;255;[.$B98]/COS([.AR$2]*0.0174533);255);0)  ;2)" office:value-type="string" office:string-value="FFFFFFFFCC">
            <text:p>FFFFFFFFCC</text:p>
          </table:table-cell>
          <table:table-cell table:style-name="ce3" table:formula="of:=DEC2HEX(ROUND(IF([.$B98]/COS([.AS$2]*0.0174533)&lt;255;[.$B98]/COS([.AS$2]*0.0174533);255);0)  ;2)" office:value-type="string" office:string-value="FFFFFFFFC5">
            <text:p>FFFFFFFFC5</text:p>
          </table:table-cell>
          <table:table-cell table:style-name="ce3" table:formula="of:=DEC2HEX(ROUND(IF([.$B98]/COS([.AT$2]*0.0174533)&lt;255;[.$B98]/COS([.AT$2]*0.0174533);255);0)  ;2)" office:value-type="string" office:string-value="FFFFFFFFBA">
            <text:p>FFFFFFFFBA</text:p>
          </table:table-cell>
          <table:table-cell table:style-name="ce3" table:formula="of:=DEC2HEX(ROUND(IF([.$B98]/COS([.AU$2]*0.0174533)&lt;255;[.$B98]/COS([.AU$2]*0.0174533);255);0)  ;2)" office:value-type="string" office:string-value="FFFFFFFFAA">
            <text:p>FFFFFFFFAA</text:p>
          </table:table-cell>
          <table:table-cell table:style-name="ce3" table:formula="of:=DEC2HEX(ROUND(IF([.$B98]/COS([.AV$2]*0.0174533)&lt;255;[.$B98]/COS([.AV$2]*0.0174533);255);0)  ;2)" office:value-type="string" office:string-value="FFFFFFFF8E">
            <text:p>FFFFFFFF8E</text:p>
          </table:table-cell>
          <table:table-cell table:style-name="ce3" table:formula="of:=DEC2HEX(ROUND(IF([.$B98]/COS([.AW$2]*0.0174533)&lt;255;[.$B98]/COS([.AW$2]*0.0174533);255);0)  ;2)" office:value-type="string" office:string-value="FFFFFFFF57">
            <text:p>FFFFFFFF57</text:p>
          </table:table-cell>
          <table:table-cell table:style-name="ce3" table:formula="of:=DEC2HEX(ROUND(IF([.$B98]/COS([.AX$2]*0.0174533)&lt;255;[.$B98]/COS([.AX$2]*0.0174533);255);0)  ;2)" office:value-type="string" office:string-value="FFFFFFFEAF">
            <text:p>FFFFFFFEAF</text:p>
          </table:table-cell>
          <table:table-cell table:style-name="ce3" table:formula="of:=DEC2HEX(ROUND(IF([.$B98]/COS([.AY$2]*0.0174533)&lt;255;[.$B98]/COS([.AY$2]*0.0174533);255);0)  ;2)" office:value-type="string" office:string-value="FF">
            <text:p>FF</text:p>
          </table:table-cell>
          <table:table-cell table:style-name="ce3" table:formula="of:=DEC2HEX(ROUND(IF([.$B98]/COS([.AZ$2]*0.0174533)&lt;255;[.$B98]/COS([.AZ$2]*0.0174533);255);0)  ;2)" office:value-type="string" office:string-value="FF">
            <text:p>FF</text:p>
          </table:table-cell>
          <table:table-cell table:style-name="ce3" table:formula="of:=DEC2HEX(ROUND(IF([.$B98]/COS([.BA$2]*0.0174533)&lt;255;[.$B98]/COS([.BA$2]*0.0174533);255);0)  ;2)" office:value-type="string" office:string-value="A9">
            <text:p>A9</text:p>
          </table:table-cell>
          <table:table-cell table:style-name="ce3" table:formula="of:=DEC2HEX(ROUND(IF([.$B98]/COS([.BB$2]*0.0174533)&lt;255;[.$B98]/COS([.BB$2]*0.0174533);255);0)  ;2)" office:value-type="string" office:string-value="72">
            <text:p>72</text:p>
          </table:table-cell>
          <table:table-cell table:style-name="ce3" table:formula="of:=DEC2HEX(ROUND(IF([.$B98]/COS([.BC$2]*0.0174533)&lt;255;[.$B98]/COS([.BC$2]*0.0174533);255);0)  ;2)" office:value-type="string" office:string-value="56">
            <text:p>56</text:p>
          </table:table-cell>
          <table:table-cell table:style-name="ce3" table:formula="of:=DEC2HEX(ROUND(IF([.$B98]/COS([.BD$2]*0.0174533)&lt;255;[.$B98]/COS([.BD$2]*0.0174533);255);0)  ;2)" office:value-type="string" office:string-value="46">
            <text:p>46</text:p>
          </table:table-cell>
          <table:table-cell table:style-name="ce3" table:formula="of:=DEC2HEX(ROUND(IF([.$B98]/COS([.BE$2]*0.0174533)&lt;255;[.$B98]/COS([.BE$2]*0.0174533);255);0)  ;2)" office:value-type="string" office:string-value="3B">
            <text:p>3B</text:p>
          </table:table-cell>
          <table:table-cell table:style-name="ce3" table:formula="of:=DEC2HEX(ROUND(IF([.$B98]/COS([.BF$2]*0.0174533)&lt;255;[.$B98]/COS([.BF$2]*0.0174533);255);0)  ;2)" office:value-type="string" office:string-value="34">
            <text:p>34</text:p>
          </table:table-cell>
          <table:table-cell table:style-name="ce3" table:formula="of:=DEC2HEX(ROUND(IF([.$B98]/COS([.BG$2]*0.0174533)&lt;255;[.$B98]/COS([.BG$2]*0.0174533);255);0)  ;2)" office:value-type="string" office:string-value="2F">
            <text:p>2F</text:p>
          </table:table-cell>
          <table:table-cell table:style-name="ce3" table:formula="of:=DEC2HEX(ROUND(IF([.$B98]/COS([.BH$2]*0.0174533)&lt;255;[.$B98]/COS([.BH$2]*0.0174533);255);0)  ;2)" office:value-type="string" office:string-value="2B">
            <text:p>2B</text:p>
          </table:table-cell>
          <table:table-cell table:style-name="ce3" table:formula="of:=DEC2HEX(ROUND(IF([.$B98]/COS([.BI$2]*0.0174533)&lt;255;[.$B98]/COS([.BI$2]*0.0174533);255);0)  ;2)" office:value-type="string" office:string-value="28">
            <text:p>28</text:p>
          </table:table-cell>
          <table:table-cell table:style-name="ce3" table:formula="of:=DEC2HEX(ROUND(IF([.$B98]/COS([.BJ$2]*0.0174533)&lt;255;[.$B98]/COS([.BJ$2]*0.0174533);255);0)  ;2)" office:value-type="string" office:string-value="25">
            <text:p>25</text:p>
          </table:table-cell>
          <table:table-cell table:style-name="ce3" table:formula="of:=DEC2HEX(ROUND(IF([.$B98]/COS([.BK$2]*0.0174533)&lt;255;[.$B98]/COS([.BK$2]*0.0174533);255);0)  ;2)" office:value-type="string" office:string-value="24">
            <text:p>24</text:p>
          </table:table-cell>
          <table:table-cell table:style-name="ce3" table:formula="of:=DEC2HEX(ROUND(IF([.$B98]/COS([.BL$2]*0.0174533)&lt;255;[.$B98]/COS([.BL$2]*0.0174533);255);0)  ;2)" office:value-type="string" office:string-value="22">
            <text:p>22</text:p>
          </table:table-cell>
          <table:table-cell table:style-name="ce3" table:formula="of:=DEC2HEX(ROUND(IF([.$B98]/COS([.BM$2]*0.0174533)&lt;255;[.$B98]/COS([.BM$2]*0.0174533);255);0)  ;2)" office:value-type="string" office:string-value="22">
            <text:p>22</text:p>
          </table:table-cell>
          <table:table-cell table:style-name="ce3" table:formula="of:=DEC2HEX(ROUND(IF([.$B98]/COS([.BN$2]*0.0174533)&lt;255;[.$B98]/COS([.BN$2]*0.0174533);255);0)  ;2)" office:value-type="string" office:string-value="21">
            <text:p>21</text:p>
          </table:table-cell>
          <table:table-cell table:style-name="ce3" table:formula="of:=DEC2HEX(ROUND(IF([.$B98]/COS([.BO$2]*0.0174533)&lt;255;[.$B98]/COS([.BO$2]*0.0174533);255);0)  ;2)" office:value-type="string" office:string-value="21">
            <text:p>21</text:p>
          </table:table-cell>
          <table:table-cell table:style-name="ce3" table:formula="of:=DEC2HEX(ROUND(IF([.$B98]/COS([.BP$2]*0.0174533)&lt;255;[.$B98]/COS([.BP$2]*0.0174533);255);0)  ;2)" office:value-type="string" office:string-value="21">
            <text:p>21</text:p>
          </table:table-cell>
          <table:table-cell table:style-name="ce3" table:formula="of:=DEC2HEX(ROUND(IF([.$B98]/COS([.BQ$2]*0.0174533)&lt;255;[.$B98]/COS([.BQ$2]*0.0174533);255);0)  ;2)" office:value-type="string" office:string-value="22">
            <text:p>22</text:p>
          </table:table-cell>
          <table:table-cell table:style-name="ce3" table:formula="of:=DEC2HEX(ROUND(IF([.$B98]/COS([.BR$2]*0.0174533)&lt;255;[.$B98]/COS([.BR$2]*0.0174533);255);0)  ;2)" office:value-type="string" office:string-value="22">
            <text:p>22</text:p>
          </table:table-cell>
          <table:table-cell table:style-name="ce3" table:formula="of:=DEC2HEX(ROUND(IF([.$B98]/COS([.BS$2]*0.0174533)&lt;255;[.$B98]/COS([.BS$2]*0.0174533);255);0)  ;2)" office:value-type="string" office:string-value="24">
            <text:p>24</text:p>
          </table:table-cell>
          <table:table-cell table:style-name="ce3" table:formula="of:=DEC2HEX(ROUND(IF([.$B98]/COS([.BT$2]*0.0174533)&lt;255;[.$B98]/COS([.BT$2]*0.0174533);255);0)  ;2)" office:value-type="string" office:string-value="25">
            <text:p>25</text:p>
          </table:table-cell>
          <table:table-cell table:style-name="ce3" table:formula="of:=DEC2HEX(ROUND(IF([.$B98]/COS([.BU$2]*0.0174533)&lt;255;[.$B98]/COS([.BU$2]*0.0174533);255);0)  ;2)" office:value-type="string" office:string-value="28">
            <text:p>28</text:p>
          </table:table-cell>
          <table:table-cell table:style-name="ce3" table:formula="of:=DEC2HEX(ROUND(IF([.$B98]/COS([.BV$2]*0.0174533)&lt;255;[.$B98]/COS([.BV$2]*0.0174533);255);0)  ;2)" office:value-type="string" office:string-value="2B">
            <text:p>2B</text:p>
          </table:table-cell>
          <table:table-cell table:style-name="ce3" table:formula="of:=DEC2HEX(ROUND(IF([.$B98]/COS([.BW$2]*0.0174533)&lt;255;[.$B98]/COS([.BW$2]*0.0174533);255);0)  ;2)" office:value-type="string" office:string-value="2F">
            <text:p>2F</text:p>
          </table:table-cell>
          <table:table-cell table:style-name="ce3" table:formula="of:=DEC2HEX(ROUND(IF([.$B98]/COS([.BX$2]*0.0174533)&lt;255;[.$B98]/COS([.BX$2]*0.0174533);255);0)  ;2)" office:value-type="string" office:string-value="34">
            <text:p>34</text:p>
          </table:table-cell>
          <table:table-cell table:style-name="ce3" table:formula="of:=DEC2HEX(ROUND(IF([.$B98]/COS([.BY$2]*0.0174533)&lt;255;[.$B98]/COS([.BY$2]*0.0174533);255);0)  ;2)" office:value-type="string" office:string-value="3B">
            <text:p>3B</text:p>
          </table:table-cell>
          <table:table-cell table:style-name="ce3" table:formula="of:=DEC2HEX(ROUND(IF([.$B98]/COS([.BZ$2]*0.0174533)&lt;255;[.$B98]/COS([.BZ$2]*0.0174533);255);0)  ;2)" office:value-type="string" office:string-value="46">
            <text:p>46</text:p>
          </table:table-cell>
          <table:table-cell table:style-name="ce3" table:formula="of:=DEC2HEX(ROUND(IF([.$B98]/COS([.CA$2]*0.0174533)&lt;255;[.$B98]/COS([.CA$2]*0.0174533);255);0)  ;2)" office:value-type="string" office:string-value="56">
            <text:p>56</text:p>
          </table:table-cell>
          <table:table-cell table:style-name="ce3" table:formula="of:=DEC2HEX(ROUND(IF([.$B98]/COS([.CB$2]*0.0174533)&lt;255;[.$B98]/COS([.CB$2]*0.0174533);255);0)  ;2)" office:value-type="string" office:string-value="72">
            <text:p>72</text:p>
          </table:table-cell>
          <table:table-cell table:style-name="ce3" table:formula="of:=DEC2HEX(ROUND(IF([.$B98]/COS([.CC$2]*0.0174533)&lt;255;[.$B98]/COS([.CC$2]*0.0174533);255);0)  ;2)" office:value-type="string" office:string-value="A9">
            <text:p>A9</text:p>
          </table:table-cell>
          <table:table-cell table:number-columns-repeated="943"/>
        </table:table-row>
        <table:table-row table:style-name="ro1">
          <table:table-cell table:formula="of:=[.A98]+1" office:value-type="float" office:value="95">
            <text:p>95</text:p>
          </table:table-cell>
          <table:table-cell table:style-name="ce2" table:formula="of:=[.B98]-1" office:value-type="float" office:value="32">
            <text:p>32</text:p>
          </table:table-cell>
          <table:table-cell table:formula="of:=DEC2HEX(ROUND(IF([.$B99]/[.C$3]&lt;127;127-[.$B99]/[.C$3];0) ;0) ;2)" office:value-type="string" office:string-value="5F">
            <text:p>5F</text:p>
          </table:table-cell>
          <table:table-cell table:formula="of:=DEC2HEX(ROUND(IF([.$B99]/[.D$3]&lt;127;127-[.$B99]/[.D$3];0) ;0) ;2)" office:value-type="string" office:string-value="5F">
            <text:p>5F</text:p>
          </table:table-cell>
          <table:table-cell table:formula="of:=DEC2HEX(ROUND(IF([.$B99]/[.E$3]&lt;127;127-[.$B99]/[.E$3];0) ;0) ;2)" office:value-type="string" office:string-value="5E">
            <text:p>5E</text:p>
          </table:table-cell>
          <table:table-cell table:formula="of:=DEC2HEX(ROUND(IF([.$B99]/[.F$3]&lt;127;127-[.$B99]/[.F$3];0) ;0) ;2)" office:value-type="string" office:string-value="5E">
            <text:p>5E</text:p>
          </table:table-cell>
          <table:table-cell table:formula="of:=DEC2HEX(ROUND(IF([.$B99]/[.G$3]&lt;127;127-[.$B99]/[.G$3];0) ;0) ;2)" office:value-type="string" office:string-value="5C">
            <text:p>5C</text:p>
          </table:table-cell>
          <table:table-cell table:formula="of:=DEC2HEX(ROUND(IF([.$B99]/[.H$3]&lt;127;127-[.$B99]/[.H$3];0) ;0) ;2)" office:value-type="string" office:string-value="5B">
            <text:p>5B</text:p>
          </table:table-cell>
          <table:table-cell table:formula="of:=DEC2HEX(ROUND(IF([.$B99]/[.I$3]&lt;127;127-[.$B99]/[.I$3];0) ;0) ;2)" office:value-type="string" office:string-value="58">
            <text:p>58</text:p>
          </table:table-cell>
          <table:table-cell table:formula="of:=DEC2HEX(ROUND(IF([.$B99]/[.J$3]&lt;127;127-[.$B99]/[.J$3];0) ;0) ;2)" office:value-type="string" office:string-value="56">
            <text:p>56</text:p>
          </table:table-cell>
          <table:table-cell table:formula="of:=DEC2HEX(ROUND(IF([.$B99]/[.K$3]&lt;127;127-[.$B99]/[.K$3];0) ;0) ;2)" office:value-type="string" office:string-value="52">
            <text:p>52</text:p>
          </table:table-cell>
          <table:table-cell table:formula="of:=DEC2HEX(ROUND(IF([.$B99]/[.L$3]&lt;127;127-[.$B99]/[.L$3];0) ;0) ;2)" office:value-type="string" office:string-value="4D">
            <text:p>4D</text:p>
          </table:table-cell>
          <table:table-cell table:style-name="ce3" table:formula="of:=DEC2HEX(ROUND(IF([.$B99]/[.M$3]&lt;127;127-[.$B99]/[.M$3];0) ;0) ;2)" office:value-type="string" office:string-value="45">
            <text:p>45</text:p>
          </table:table-cell>
          <table:table-cell table:style-name="ce3" table:formula="of:=DEC2HEX(ROUND(IF([.$B99]/[.N$3]&lt;127;127-[.$B99]/[.N$3];0) ;0) ;2)" office:value-type="string" office:string-value="3B">
            <text:p>3B</text:p>
          </table:table-cell>
          <table:table-cell table:style-name="ce3" table:formula="of:=DEC2HEX(ROUND(IF([.$B99]/[.O$3]&lt;127;127-[.$B99]/[.O$3];0) ;0) ;2)" office:value-type="string" office:string-value="2B">
            <text:p>2B</text:p>
          </table:table-cell>
          <table:table-cell table:style-name="ce3" table:formula="of:=DEC2HEX(ROUND(IF([.$B99]/[.P$3]&lt;127;127-[.$B99]/[.P$3];0) ;0) ;2)" office:value-type="string" office:string-value="11">
            <text:p>11</text:p>
          </table:table-cell>
          <table:table-cell table:style-name="ce3" table:formula="of:=DEC2HEX(ROUND(IF([.$B99]/[.Q$3]&lt;127;127-[.$B99]/[.Q$3];0) ;0) ;2)" office:value-type="string" office:string-value="00">
            <text:p>00</text:p>
          </table:table-cell>
          <table:table-cell table:style-name="ce3" table:formula="of:=DEC2HEX(ROUND(IF([.$B99]/[.R$3]&lt;127;127-[.$B99]/[.R$3];0) ;0) ;2)" office:value-type="string" office:string-value="00">
            <text:p>00</text:p>
          </table:table-cell>
          <table:table-cell table:style-name="ce3" table:formula="of:=DEC2HEX(ROUND(IF([.$B99]/[.S$3]&lt;127;[.$B99]/[.S$3];127) ;0) ;2)" office:value-type="float" office:value="0">
            <text:p>#ДЕЛ/0!</text:p>
          </table:table-cell>
          <table:table-cell table:style-name="ce3" table:formula="of:=DEC2HEX(ROUND(IF([.$B99]/[.T$3]&lt;127;[.$B99]/[.T$3];127) ;0) ;2)" office:value-type="string" office:string-value="FFFFFFFEB9">
            <text:p>FFFFFFFEB9</text:p>
          </table:table-cell>
          <table:table-cell table:style-name="ce3" table:formula="of:=DEC2HEX(ROUND(IF([.$B99]/[.U$3]&lt;127;[.$B99]/[.U$3];127) ;0) ;2)" office:value-type="string" office:string-value="FFFFFFFF5C">
            <text:p>FFFFFFFF5C</text:p>
          </table:table-cell>
          <table:table-cell table:style-name="ce3" table:formula="of:=DEC2HEX(ROUND(IF([.$B99]/[.V$3]&lt;127;[.$B99]/[.V$3];127) ;0) ;2)" office:value-type="string" office:string-value="FFFFFFFF92">
            <text:p>FFFFFFFF92</text:p>
          </table:table-cell>
          <table:table-cell table:style-name="ce3" table:formula="of:=DEC2HEX(ROUND(IF([.$B99]/[.W$3]&lt;127;[.$B99]/[.W$3];127) ;0) ;2)" office:value-type="string" office:string-value="FFFFFFFFAC">
            <text:p>FFFFFFFFAC</text:p>
          </table:table-cell>
          <table:table-cell table:style-name="ce3" table:formula="of:=DEC2HEX(ROUND(IF([.$B99]/[.X$3]&lt;127;[.$B99]/[.X$3];127) ;0) ;2)" office:value-type="string" office:string-value="FFFFFFFFBC">
            <text:p>FFFFFFFFBC</text:p>
          </table:table-cell>
          <table:table-cell table:style-name="ce3" table:formula="of:=DEC2HEX(ROUND(IF([.$B99]/[.Y$3]&lt;127;[.$B99]/[.Y$3];127) ;0) ;2)" office:value-type="string" office:string-value="FFFFFFFFC6">
            <text:p>FFFFFFFFC6</text:p>
          </table:table-cell>
          <table:table-cell table:style-name="ce3" table:formula="of:=DEC2HEX(ROUND(IF([.$B99]/[.Z$3]&lt;127;[.$B99]/[.Z$3];127) ;0) ;2)" office:value-type="string" office:string-value="FFFFFFFFCE">
            <text:p>FFFFFFFFCE</text:p>
          </table:table-cell>
          <table:table-cell table:style-name="ce3" table:formula="of:=DEC2HEX(ROUND(IF([.$B99]/[.AA$3]&lt;127;[.$B99]/[.AA$3];127) ;0) ;2)" office:value-type="string" office:string-value="FFFFFFFFD3">
            <text:p>FFFFFFFFD3</text:p>
          </table:table-cell>
          <table:table-cell table:style-name="ce3" table:formula="of:=DEC2HEX(ROUND(IF([.$B99]/[.AB$3]&lt;127;[.$B99]/[.AB$3];127) ;0) ;2)" office:value-type="string" office:string-value="FFFFFFFFD7">
            <text:p>FFFFFFFFD7</text:p>
          </table:table-cell>
          <table:table-cell table:style-name="ce3" table:formula="of:=DEC2HEX(ROUND(IF([.$B99]/[.AC$3]&lt;127;[.$B99]/[.AC$3];127) ;0) ;2)" office:value-type="string" office:string-value="FFFFFFFFD9">
            <text:p>FFFFFFFFD9</text:p>
          </table:table-cell>
          <table:table-cell table:style-name="ce3" table:formula="of:=DEC2HEX(ROUND(IF([.$B99]/[.AD$3]&lt;127;[.$B99]/[.AD$3];127) ;0) ;2)" office:value-type="string" office:string-value="FFFFFFFFDC">
            <text:p>FFFFFFFFDC</text:p>
          </table:table-cell>
          <table:table-cell table:style-name="ce3" table:formula="of:=DEC2HEX(ROUND(IF([.$B99]/[.AE$3]&lt;127;[.$B99]/[.AE$3];127) ;0) ;2)" office:value-type="string" office:string-value="FFFFFFFFDD">
            <text:p>FFFFFFFFDD</text:p>
          </table:table-cell>
          <table:table-cell table:style-name="ce3" table:formula="of:=DEC2HEX(ROUND(IF([.$B99]/[.AF$3]&lt;127;[.$B99]/[.AF$3];127) ;0) ;2)" office:value-type="string" office:string-value="FFFFFFFFDF">
            <text:p>FFFFFFFFDF</text:p>
          </table:table-cell>
          <table:table-cell table:style-name="ce3" table:formula="of:=DEC2HEX(ROUND(IF([.$B99]/[.AG$3]&lt;127;[.$B99]/[.AG$3];127) ;0) ;2)" office:value-type="string" office:string-value="FFFFFFFFDF">
            <text:p>FFFFFFFFDF</text:p>
          </table:table-cell>
          <table:table-cell table:style-name="ce3" table:formula="of:=DEC2HEX(ROUND(IF([.$B99]/[.AH$3]&lt;127;[.$B99]/[.AH$3];127) ;0) ;2)" office:value-type="string" office:string-value="FFFFFFFFE0">
            <text:p>FFFFFFFFE0</text:p>
          </table:table-cell>
          <table:table-cell table:style-name="ce3" table:formula="of:=DEC2HEX(ROUND(IF([.$B99]/COS([.AI$2]*0.0174533)&lt;255;[.$B99]/COS([.AI$2]*0.0174533);255);0)  ;2)" office:value-type="string" office:string-value="FFFFFFFFE0">
            <text:p>FFFFFFFFE0</text:p>
          </table:table-cell>
          <table:table-cell table:style-name="ce3" table:formula="of:=DEC2HEX(ROUND(IF([.$B99]/COS([.AJ$2]*0.0174533)&lt;255;[.$B99]/COS([.AJ$2]*0.0174533);255);0)  ;2)" office:value-type="string" office:string-value="FFFFFFFFE0">
            <text:p>FFFFFFFFE0</text:p>
          </table:table-cell>
          <table:table-cell table:style-name="ce3" table:formula="of:=DEC2HEX(ROUND(IF([.$B99]/COS([.AK$2]*0.0174533)&lt;255;[.$B99]/COS([.AK$2]*0.0174533);255);0)  ;2)" office:value-type="string" office:string-value="FFFFFFFFDF">
            <text:p>FFFFFFFFDF</text:p>
          </table:table-cell>
          <table:table-cell table:style-name="ce3" table:formula="of:=DEC2HEX(ROUND(IF([.$B99]/COS([.AL$2]*0.0174533)&lt;255;[.$B99]/COS([.AL$2]*0.0174533);255);0)  ;2)" office:value-type="string" office:string-value="FFFFFFFFDF">
            <text:p>FFFFFFFFDF</text:p>
          </table:table-cell>
          <table:table-cell table:style-name="ce3" table:formula="of:=DEC2HEX(ROUND(IF([.$B99]/COS([.AM$2]*0.0174533)&lt;255;[.$B99]/COS([.AM$2]*0.0174533);255);0)  ;2)" office:value-type="string" office:string-value="FFFFFFFFDD">
            <text:p>FFFFFFFFDD</text:p>
          </table:table-cell>
          <table:table-cell table:style-name="ce3" table:formula="of:=DEC2HEX(ROUND(IF([.$B99]/COS([.AN$2]*0.0174533)&lt;255;[.$B99]/COS([.AN$2]*0.0174533);255);0)  ;2)" office:value-type="string" office:string-value="FFFFFFFFDC">
            <text:p>FFFFFFFFDC</text:p>
          </table:table-cell>
          <table:table-cell table:style-name="ce3" table:formula="of:=DEC2HEX(ROUND(IF([.$B99]/COS([.AO$2]*0.0174533)&lt;255;[.$B99]/COS([.AO$2]*0.0174533);255);0)  ;2)" office:value-type="string" office:string-value="FFFFFFFFDA">
            <text:p>FFFFFFFFDA</text:p>
          </table:table-cell>
          <table:table-cell table:style-name="ce3" table:formula="of:=DEC2HEX(ROUND(IF([.$B99]/COS([.AP$2]*0.0174533)&lt;255;[.$B99]/COS([.AP$2]*0.0174533);255);0)  ;2)" office:value-type="string" office:string-value="FFFFFFFFD7">
            <text:p>FFFFFFFFD7</text:p>
          </table:table-cell>
          <table:table-cell table:style-name="ce3" table:formula="of:=DEC2HEX(ROUND(IF([.$B99]/COS([.AQ$2]*0.0174533)&lt;255;[.$B99]/COS([.AQ$2]*0.0174533);255);0)  ;2)" office:value-type="string" office:string-value="FFFFFFFFD3">
            <text:p>FFFFFFFFD3</text:p>
          </table:table-cell>
          <table:table-cell table:style-name="ce3" table:formula="of:=DEC2HEX(ROUND(IF([.$B99]/COS([.AR$2]*0.0174533)&lt;255;[.$B99]/COS([.AR$2]*0.0174533);255);0)  ;2)" office:value-type="string" office:string-value="FFFFFFFFCE">
            <text:p>FFFFFFFFCE</text:p>
          </table:table-cell>
          <table:table-cell table:style-name="ce3" table:formula="of:=DEC2HEX(ROUND(IF([.$B99]/COS([.AS$2]*0.0174533)&lt;255;[.$B99]/COS([.AS$2]*0.0174533);255);0)  ;2)" office:value-type="string" office:string-value="FFFFFFFFC6">
            <text:p>FFFFFFFFC6</text:p>
          </table:table-cell>
          <table:table-cell table:style-name="ce3" table:formula="of:=DEC2HEX(ROUND(IF([.$B99]/COS([.AT$2]*0.0174533)&lt;255;[.$B99]/COS([.AT$2]*0.0174533);255);0)  ;2)" office:value-type="string" office:string-value="FFFFFFFFBC">
            <text:p>FFFFFFFFBC</text:p>
          </table:table-cell>
          <table:table-cell table:style-name="ce3" table:formula="of:=DEC2HEX(ROUND(IF([.$B99]/COS([.AU$2]*0.0174533)&lt;255;[.$B99]/COS([.AU$2]*0.0174533);255);0)  ;2)" office:value-type="string" office:string-value="FFFFFFFFAC">
            <text:p>FFFFFFFFAC</text:p>
          </table:table-cell>
          <table:table-cell table:style-name="ce3" table:formula="of:=DEC2HEX(ROUND(IF([.$B99]/COS([.AV$2]*0.0174533)&lt;255;[.$B99]/COS([.AV$2]*0.0174533);255);0)  ;2)" office:value-type="string" office:string-value="FFFFFFFF92">
            <text:p>FFFFFFFF92</text:p>
          </table:table-cell>
          <table:table-cell table:style-name="ce3" table:formula="of:=DEC2HEX(ROUND(IF([.$B99]/COS([.AW$2]*0.0174533)&lt;255;[.$B99]/COS([.AW$2]*0.0174533);255);0)  ;2)" office:value-type="string" office:string-value="FFFFFFFF5C">
            <text:p>FFFFFFFF5C</text:p>
          </table:table-cell>
          <table:table-cell table:style-name="ce3" table:formula="of:=DEC2HEX(ROUND(IF([.$B99]/COS([.AX$2]*0.0174533)&lt;255;[.$B99]/COS([.AX$2]*0.0174533);255);0)  ;2)" office:value-type="string" office:string-value="FFFFFFFEBA">
            <text:p>FFFFFFFEBA</text:p>
          </table:table-cell>
          <table:table-cell table:style-name="ce3" table:formula="of:=DEC2HEX(ROUND(IF([.$B99]/COS([.AY$2]*0.0174533)&lt;255;[.$B99]/COS([.AY$2]*0.0174533);255);0)  ;2)" office:value-type="string" office:string-value="FF">
            <text:p>FF</text:p>
          </table:table-cell>
          <table:table-cell table:style-name="ce3" table:formula="of:=DEC2HEX(ROUND(IF([.$B99]/COS([.AZ$2]*0.0174533)&lt;255;[.$B99]/COS([.AZ$2]*0.0174533);255);0)  ;2)" office:value-type="string" office:string-value="FF">
            <text:p>FF</text:p>
          </table:table-cell>
          <table:table-cell table:style-name="ce3" table:formula="of:=DEC2HEX(ROUND(IF([.$B99]/COS([.BA$2]*0.0174533)&lt;255;[.$B99]/COS([.BA$2]*0.0174533);255);0)  ;2)" office:value-type="string" office:string-value="A4">
            <text:p>A4</text:p>
          </table:table-cell>
          <table:table-cell table:style-name="ce3" table:formula="of:=DEC2HEX(ROUND(IF([.$B99]/COS([.BB$2]*0.0174533)&lt;255;[.$B99]/COS([.BB$2]*0.0174533);255);0)  ;2)" office:value-type="string" office:string-value="6E">
            <text:p>6E</text:p>
          </table:table-cell>
          <table:table-cell table:style-name="ce3" table:formula="of:=DEC2HEX(ROUND(IF([.$B99]/COS([.BC$2]*0.0174533)&lt;255;[.$B99]/COS([.BC$2]*0.0174533);255);0)  ;2)" office:value-type="string" office:string-value="54">
            <text:p>54</text:p>
          </table:table-cell>
          <table:table-cell table:style-name="ce3" table:formula="of:=DEC2HEX(ROUND(IF([.$B99]/COS([.BD$2]*0.0174533)&lt;255;[.$B99]/COS([.BD$2]*0.0174533);255);0)  ;2)" office:value-type="string" office:string-value="44">
            <text:p>44</text:p>
          </table:table-cell>
          <table:table-cell table:style-name="ce3" table:formula="of:=DEC2HEX(ROUND(IF([.$B99]/COS([.BE$2]*0.0174533)&lt;255;[.$B99]/COS([.BE$2]*0.0174533);255);0)  ;2)" office:value-type="string" office:string-value="3A">
            <text:p>3A</text:p>
          </table:table-cell>
          <table:table-cell table:style-name="ce3" table:formula="of:=DEC2HEX(ROUND(IF([.$B99]/COS([.BF$2]*0.0174533)&lt;255;[.$B99]/COS([.BF$2]*0.0174533);255);0)  ;2)" office:value-type="string" office:string-value="32">
            <text:p>32</text:p>
          </table:table-cell>
          <table:table-cell table:style-name="ce3" table:formula="of:=DEC2HEX(ROUND(IF([.$B99]/COS([.BG$2]*0.0174533)&lt;255;[.$B99]/COS([.BG$2]*0.0174533);255);0)  ;2)" office:value-type="string" office:string-value="2D">
            <text:p>2D</text:p>
          </table:table-cell>
          <table:table-cell table:style-name="ce3" table:formula="of:=DEC2HEX(ROUND(IF([.$B99]/COS([.BH$2]*0.0174533)&lt;255;[.$B99]/COS([.BH$2]*0.0174533);255);0)  ;2)" office:value-type="string" office:string-value="29">
            <text:p>29</text:p>
          </table:table-cell>
          <table:table-cell table:style-name="ce3" table:formula="of:=DEC2HEX(ROUND(IF([.$B99]/COS([.BI$2]*0.0174533)&lt;255;[.$B99]/COS([.BI$2]*0.0174533);255);0)  ;2)" office:value-type="string" office:string-value="26">
            <text:p>26</text:p>
          </table:table-cell>
          <table:table-cell table:style-name="ce3" table:formula="of:=DEC2HEX(ROUND(IF([.$B99]/COS([.BJ$2]*0.0174533)&lt;255;[.$B99]/COS([.BJ$2]*0.0174533);255);0)  ;2)" office:value-type="string" office:string-value="24">
            <text:p>24</text:p>
          </table:table-cell>
          <table:table-cell table:style-name="ce3" table:formula="of:=DEC2HEX(ROUND(IF([.$B99]/COS([.BK$2]*0.0174533)&lt;255;[.$B99]/COS([.BK$2]*0.0174533);255);0)  ;2)" office:value-type="string" office:string-value="23">
            <text:p>23</text:p>
          </table:table-cell>
          <table:table-cell table:style-name="ce3" table:formula="of:=DEC2HEX(ROUND(IF([.$B99]/COS([.BL$2]*0.0174533)&lt;255;[.$B99]/COS([.BL$2]*0.0174533);255);0)  ;2)" office:value-type="string" office:string-value="21">
            <text:p>21</text:p>
          </table:table-cell>
          <table:table-cell table:style-name="ce3" table:formula="of:=DEC2HEX(ROUND(IF([.$B99]/COS([.BM$2]*0.0174533)&lt;255;[.$B99]/COS([.BM$2]*0.0174533);255);0)  ;2)" office:value-type="string" office:string-value="21">
            <text:p>21</text:p>
          </table:table-cell>
          <table:table-cell table:style-name="ce3" table:formula="of:=DEC2HEX(ROUND(IF([.$B99]/COS([.BN$2]*0.0174533)&lt;255;[.$B99]/COS([.BN$2]*0.0174533);255);0)  ;2)" office:value-type="string" office:string-value="20">
            <text:p>20</text:p>
          </table:table-cell>
          <table:table-cell table:style-name="ce3" table:formula="of:=DEC2HEX(ROUND(IF([.$B99]/COS([.BO$2]*0.0174533)&lt;255;[.$B99]/COS([.BO$2]*0.0174533);255);0)  ;2)" office:value-type="string" office:string-value="20">
            <text:p>20</text:p>
          </table:table-cell>
          <table:table-cell table:style-name="ce3" table:formula="of:=DEC2HEX(ROUND(IF([.$B99]/COS([.BP$2]*0.0174533)&lt;255;[.$B99]/COS([.BP$2]*0.0174533);255);0)  ;2)" office:value-type="string" office:string-value="20">
            <text:p>20</text:p>
          </table:table-cell>
          <table:table-cell table:style-name="ce3" table:formula="of:=DEC2HEX(ROUND(IF([.$B99]/COS([.BQ$2]*0.0174533)&lt;255;[.$B99]/COS([.BQ$2]*0.0174533);255);0)  ;2)" office:value-type="string" office:string-value="21">
            <text:p>21</text:p>
          </table:table-cell>
          <table:table-cell table:style-name="ce3" table:formula="of:=DEC2HEX(ROUND(IF([.$B99]/COS([.BR$2]*0.0174533)&lt;255;[.$B99]/COS([.BR$2]*0.0174533);255);0)  ;2)" office:value-type="string" office:string-value="21">
            <text:p>21</text:p>
          </table:table-cell>
          <table:table-cell table:style-name="ce3" table:formula="of:=DEC2HEX(ROUND(IF([.$B99]/COS([.BS$2]*0.0174533)&lt;255;[.$B99]/COS([.BS$2]*0.0174533);255);0)  ;2)" office:value-type="string" office:string-value="23">
            <text:p>23</text:p>
          </table:table-cell>
          <table:table-cell table:style-name="ce3" table:formula="of:=DEC2HEX(ROUND(IF([.$B99]/COS([.BT$2]*0.0174533)&lt;255;[.$B99]/COS([.BT$2]*0.0174533);255);0)  ;2)" office:value-type="string" office:string-value="24">
            <text:p>24</text:p>
          </table:table-cell>
          <table:table-cell table:style-name="ce3" table:formula="of:=DEC2HEX(ROUND(IF([.$B99]/COS([.BU$2]*0.0174533)&lt;255;[.$B99]/COS([.BU$2]*0.0174533);255);0)  ;2)" office:value-type="string" office:string-value="26">
            <text:p>26</text:p>
          </table:table-cell>
          <table:table-cell table:style-name="ce3" table:formula="of:=DEC2HEX(ROUND(IF([.$B99]/COS([.BV$2]*0.0174533)&lt;255;[.$B99]/COS([.BV$2]*0.0174533);255);0)  ;2)" office:value-type="string" office:string-value="29">
            <text:p>29</text:p>
          </table:table-cell>
          <table:table-cell table:style-name="ce3" table:formula="of:=DEC2HEX(ROUND(IF([.$B99]/COS([.BW$2]*0.0174533)&lt;255;[.$B99]/COS([.BW$2]*0.0174533);255);0)  ;2)" office:value-type="string" office:string-value="2D">
            <text:p>2D</text:p>
          </table:table-cell>
          <table:table-cell table:style-name="ce3" table:formula="of:=DEC2HEX(ROUND(IF([.$B99]/COS([.BX$2]*0.0174533)&lt;255;[.$B99]/COS([.BX$2]*0.0174533);255);0)  ;2)" office:value-type="string" office:string-value="32">
            <text:p>32</text:p>
          </table:table-cell>
          <table:table-cell table:style-name="ce3" table:formula="of:=DEC2HEX(ROUND(IF([.$B99]/COS([.BY$2]*0.0174533)&lt;255;[.$B99]/COS([.BY$2]*0.0174533);255);0)  ;2)" office:value-type="string" office:string-value="3A">
            <text:p>3A</text:p>
          </table:table-cell>
          <table:table-cell table:style-name="ce3" table:formula="of:=DEC2HEX(ROUND(IF([.$B99]/COS([.BZ$2]*0.0174533)&lt;255;[.$B99]/COS([.BZ$2]*0.0174533);255);0)  ;2)" office:value-type="string" office:string-value="44">
            <text:p>44</text:p>
          </table:table-cell>
          <table:table-cell table:style-name="ce3" table:formula="of:=DEC2HEX(ROUND(IF([.$B99]/COS([.CA$2]*0.0174533)&lt;255;[.$B99]/COS([.CA$2]*0.0174533);255);0)  ;2)" office:value-type="string" office:string-value="54">
            <text:p>54</text:p>
          </table:table-cell>
          <table:table-cell table:style-name="ce3" table:formula="of:=DEC2HEX(ROUND(IF([.$B99]/COS([.CB$2]*0.0174533)&lt;255;[.$B99]/COS([.CB$2]*0.0174533);255);0)  ;2)" office:value-type="string" office:string-value="6E">
            <text:p>6E</text:p>
          </table:table-cell>
          <table:table-cell table:style-name="ce3" table:formula="of:=DEC2HEX(ROUND(IF([.$B99]/COS([.CC$2]*0.0174533)&lt;255;[.$B99]/COS([.CC$2]*0.0174533);255);0)  ;2)" office:value-type="string" office:string-value="A4">
            <text:p>A4</text:p>
          </table:table-cell>
          <table:table-cell table:number-columns-repeated="943"/>
        </table:table-row>
        <table:table-row table:style-name="ro1">
          <table:table-cell table:formula="of:=[.A99]+1" office:value-type="float" office:value="96">
            <text:p>96</text:p>
          </table:table-cell>
          <table:table-cell table:style-name="ce2" table:formula="of:=[.B99]-1" office:value-type="float" office:value="31">
            <text:p>31</text:p>
          </table:table-cell>
          <table:table-cell table:formula="of:=DEC2HEX(ROUND(IF([.$B100]/[.C$3]&lt;127;127-[.$B100]/[.C$3];0) ;0) ;2)" office:value-type="string" office:string-value="60">
            <text:p>60</text:p>
          </table:table-cell>
          <table:table-cell table:formula="of:=DEC2HEX(ROUND(IF([.$B100]/[.D$3]&lt;127;127-[.$B100]/[.D$3];0) ;0) ;2)" office:value-type="string" office:string-value="60">
            <text:p>60</text:p>
          </table:table-cell>
          <table:table-cell table:formula="of:=DEC2HEX(ROUND(IF([.$B100]/[.E$3]&lt;127;127-[.$B100]/[.E$3];0) ;0) ;2)" office:value-type="string" office:string-value="5F">
            <text:p>5F</text:p>
          </table:table-cell>
          <table:table-cell table:formula="of:=DEC2HEX(ROUND(IF([.$B100]/[.F$3]&lt;127;127-[.$B100]/[.F$3];0) ;0) ;2)" office:value-type="string" office:string-value="5F">
            <text:p>5F</text:p>
          </table:table-cell>
          <table:table-cell table:formula="of:=DEC2HEX(ROUND(IF([.$B100]/[.G$3]&lt;127;127-[.$B100]/[.G$3];0) ;0) ;2)" office:value-type="string" office:string-value="5D">
            <text:p>5D</text:p>
          </table:table-cell>
          <table:table-cell table:formula="of:=DEC2HEX(ROUND(IF([.$B100]/[.H$3]&lt;127;127-[.$B100]/[.H$3];0) ;0) ;2)" office:value-type="string" office:string-value="5C">
            <text:p>5C</text:p>
          </table:table-cell>
          <table:table-cell table:formula="of:=DEC2HEX(ROUND(IF([.$B100]/[.I$3]&lt;127;127-[.$B100]/[.I$3];0) ;0) ;2)" office:value-type="string" office:string-value="5A">
            <text:p>5A</text:p>
          </table:table-cell>
          <table:table-cell table:formula="of:=DEC2HEX(ROUND(IF([.$B100]/[.J$3]&lt;127;127-[.$B100]/[.J$3];0) ;0) ;2)" office:value-type="string" office:string-value="57">
            <text:p>57</text:p>
          </table:table-cell>
          <table:table-cell table:formula="of:=DEC2HEX(ROUND(IF([.$B100]/[.K$3]&lt;127;127-[.$B100]/[.K$3];0) ;0) ;2)" office:value-type="string" office:string-value="53">
            <text:p>53</text:p>
          </table:table-cell>
          <table:table-cell table:formula="of:=DEC2HEX(ROUND(IF([.$B100]/[.L$3]&lt;127;127-[.$B100]/[.L$3];0) ;0) ;2)" office:value-type="string" office:string-value="4E">
            <text:p>4E</text:p>
          </table:table-cell>
          <table:table-cell table:style-name="ce3" table:formula="of:=DEC2HEX(ROUND(IF([.$B100]/[.M$3]&lt;127;127-[.$B100]/[.M$3];0) ;0) ;2)" office:value-type="string" office:string-value="47">
            <text:p>47</text:p>
          </table:table-cell>
          <table:table-cell table:style-name="ce3" table:formula="of:=DEC2HEX(ROUND(IF([.$B100]/[.N$3]&lt;127;127-[.$B100]/[.N$3];0) ;0) ;2)" office:value-type="string" office:string-value="3D">
            <text:p>3D</text:p>
          </table:table-cell>
          <table:table-cell table:style-name="ce3" table:formula="of:=DEC2HEX(ROUND(IF([.$B100]/[.O$3]&lt;127;127-[.$B100]/[.O$3];0) ;0) ;2)" office:value-type="string" office:string-value="2E">
            <text:p>2E</text:p>
          </table:table-cell>
          <table:table-cell table:style-name="ce3" table:formula="of:=DEC2HEX(ROUND(IF([.$B100]/[.P$3]&lt;127;127-[.$B100]/[.P$3];0) ;0) ;2)" office:value-type="string" office:string-value="14">
            <text:p>14</text:p>
          </table:table-cell>
          <table:table-cell table:style-name="ce3" table:formula="of:=DEC2HEX(ROUND(IF([.$B100]/[.Q$3]&lt;127;127-[.$B100]/[.Q$3];0) ;0) ;2)" office:value-type="string" office:string-value="00">
            <text:p>00</text:p>
          </table:table-cell>
          <table:table-cell table:style-name="ce3" table:formula="of:=DEC2HEX(ROUND(IF([.$B100]/[.R$3]&lt;127;127-[.$B100]/[.R$3];0) ;0) ;2)" office:value-type="string" office:string-value="00">
            <text:p>00</text:p>
          </table:table-cell>
          <table:table-cell table:style-name="ce3" table:formula="of:=DEC2HEX(ROUND(IF([.$B100]/[.S$3]&lt;127;[.$B100]/[.S$3];127) ;0) ;2)" office:value-type="float" office:value="0">
            <text:p>#ДЕЛ/0!</text:p>
          </table:table-cell>
          <table:table-cell table:style-name="ce3" table:formula="of:=DEC2HEX(ROUND(IF([.$B100]/[.T$3]&lt;127;[.$B100]/[.T$3];127) ;0) ;2)" office:value-type="string" office:string-value="FFFFFFFEC4">
            <text:p>FFFFFFFEC4</text:p>
          </table:table-cell>
          <table:table-cell table:style-name="ce3" table:formula="of:=DEC2HEX(ROUND(IF([.$B100]/[.U$3]&lt;127;[.$B100]/[.U$3];127) ;0) ;2)" office:value-type="string" office:string-value="FFFFFFFF61">
            <text:p>FFFFFFFF61</text:p>
          </table:table-cell>
          <table:table-cell table:style-name="ce3" table:formula="of:=DEC2HEX(ROUND(IF([.$B100]/[.V$3]&lt;127;[.$B100]/[.V$3];127) ;0) ;2)" office:value-type="string" office:string-value="FFFFFFFF95">
            <text:p>FFFFFFFF95</text:p>
          </table:table-cell>
          <table:table-cell table:style-name="ce3" table:formula="of:=DEC2HEX(ROUND(IF([.$B100]/[.W$3]&lt;127;[.$B100]/[.W$3];127) ;0) ;2)" office:value-type="string" office:string-value="FFFFFFFFAF">
            <text:p>FFFFFFFFAF</text:p>
          </table:table-cell>
          <table:table-cell table:style-name="ce3" table:formula="of:=DEC2HEX(ROUND(IF([.$B100]/[.X$3]&lt;127;[.$B100]/[.X$3];127) ;0) ;2)" office:value-type="string" office:string-value="FFFFFFFFBE">
            <text:p>FFFFFFFFBE</text:p>
          </table:table-cell>
          <table:table-cell table:style-name="ce3" table:formula="of:=DEC2HEX(ROUND(IF([.$B100]/[.Y$3]&lt;127;[.$B100]/[.Y$3];127) ;0) ;2)" office:value-type="string" office:string-value="FFFFFFFFC8">
            <text:p>FFFFFFFFC8</text:p>
          </table:table-cell>
          <table:table-cell table:style-name="ce3" table:formula="of:=DEC2HEX(ROUND(IF([.$B100]/[.Z$3]&lt;127;[.$B100]/[.Z$3];127) ;0) ;2)" office:value-type="string" office:string-value="FFFFFFFFCF">
            <text:p>FFFFFFFFCF</text:p>
          </table:table-cell>
          <table:table-cell table:style-name="ce3" table:formula="of:=DEC2HEX(ROUND(IF([.$B100]/[.AA$3]&lt;127;[.$B100]/[.AA$3];127) ;0) ;2)" office:value-type="string" office:string-value="FFFFFFFFD4">
            <text:p>FFFFFFFFD4</text:p>
          </table:table-cell>
          <table:table-cell table:style-name="ce3" table:formula="of:=DEC2HEX(ROUND(IF([.$B100]/[.AB$3]&lt;127;[.$B100]/[.AB$3];127) ;0) ;2)" office:value-type="string" office:string-value="FFFFFFFFD8">
            <text:p>FFFFFFFFD8</text:p>
          </table:table-cell>
          <table:table-cell table:style-name="ce3" table:formula="of:=DEC2HEX(ROUND(IF([.$B100]/[.AC$3]&lt;127;[.$B100]/[.AC$3];127) ;0) ;2)" office:value-type="string" office:string-value="FFFFFFFFDB">
            <text:p>FFFFFFFFDB</text:p>
          </table:table-cell>
          <table:table-cell table:style-name="ce3" table:formula="of:=DEC2HEX(ROUND(IF([.$B100]/[.AD$3]&lt;127;[.$B100]/[.AD$3];127) ;0) ;2)" office:value-type="string" office:string-value="FFFFFFFFDD">
            <text:p>FFFFFFFFDD</text:p>
          </table:table-cell>
          <table:table-cell table:style-name="ce3" table:formula="of:=DEC2HEX(ROUND(IF([.$B100]/[.AE$3]&lt;127;[.$B100]/[.AE$3];127) ;0) ;2)" office:value-type="string" office:string-value="FFFFFFFFDE">
            <text:p>FFFFFFFFDE</text:p>
          </table:table-cell>
          <table:table-cell table:style-name="ce3" table:formula="of:=DEC2HEX(ROUND(IF([.$B100]/[.AF$3]&lt;127;[.$B100]/[.AF$3];127) ;0) ;2)" office:value-type="string" office:string-value="FFFFFFFFE0">
            <text:p>FFFFFFFFE0</text:p>
          </table:table-cell>
          <table:table-cell table:style-name="ce3" table:formula="of:=DEC2HEX(ROUND(IF([.$B100]/[.AG$3]&lt;127;[.$B100]/[.AG$3];127) ;0) ;2)" office:value-type="string" office:string-value="FFFFFFFFE0">
            <text:p>FFFFFFFFE0</text:p>
          </table:table-cell>
          <table:table-cell table:style-name="ce3" table:formula="of:=DEC2HEX(ROUND(IF([.$B100]/[.AH$3]&lt;127;[.$B100]/[.AH$3];127) ;0) ;2)" office:value-type="string" office:string-value="FFFFFFFFE1">
            <text:p>FFFFFFFFE1</text:p>
          </table:table-cell>
          <table:table-cell table:style-name="ce3" table:formula="of:=DEC2HEX(ROUND(IF([.$B100]/COS([.AI$2]*0.0174533)&lt;255;[.$B100]/COS([.AI$2]*0.0174533);255);0)  ;2)" office:value-type="string" office:string-value="FFFFFFFFE1">
            <text:p>FFFFFFFFE1</text:p>
          </table:table-cell>
          <table:table-cell table:style-name="ce3" table:formula="of:=DEC2HEX(ROUND(IF([.$B100]/COS([.AJ$2]*0.0174533)&lt;255;[.$B100]/COS([.AJ$2]*0.0174533);255);0)  ;2)" office:value-type="string" office:string-value="FFFFFFFFE1">
            <text:p>FFFFFFFFE1</text:p>
          </table:table-cell>
          <table:table-cell table:style-name="ce3" table:formula="of:=DEC2HEX(ROUND(IF([.$B100]/COS([.AK$2]*0.0174533)&lt;255;[.$B100]/COS([.AK$2]*0.0174533);255);0)  ;2)" office:value-type="string" office:string-value="FFFFFFFFE0">
            <text:p>FFFFFFFFE0</text:p>
          </table:table-cell>
          <table:table-cell table:style-name="ce3" table:formula="of:=DEC2HEX(ROUND(IF([.$B100]/COS([.AL$2]*0.0174533)&lt;255;[.$B100]/COS([.AL$2]*0.0174533);255);0)  ;2)" office:value-type="string" office:string-value="FFFFFFFFE0">
            <text:p>FFFFFFFFE0</text:p>
          </table:table-cell>
          <table:table-cell table:style-name="ce3" table:formula="of:=DEC2HEX(ROUND(IF([.$B100]/COS([.AM$2]*0.0174533)&lt;255;[.$B100]/COS([.AM$2]*0.0174533);255);0)  ;2)" office:value-type="string" office:string-value="FFFFFFFFDE">
            <text:p>FFFFFFFFDE</text:p>
          </table:table-cell>
          <table:table-cell table:style-name="ce3" table:formula="of:=DEC2HEX(ROUND(IF([.$B100]/COS([.AN$2]*0.0174533)&lt;255;[.$B100]/COS([.AN$2]*0.0174533);255);0)  ;2)" office:value-type="string" office:string-value="FFFFFFFFDD">
            <text:p>FFFFFFFFDD</text:p>
          </table:table-cell>
          <table:table-cell table:style-name="ce3" table:formula="of:=DEC2HEX(ROUND(IF([.$B100]/COS([.AO$2]*0.0174533)&lt;255;[.$B100]/COS([.AO$2]*0.0174533);255);0)  ;2)" office:value-type="string" office:string-value="FFFFFFFFDB">
            <text:p>FFFFFFFFDB</text:p>
          </table:table-cell>
          <table:table-cell table:style-name="ce3" table:formula="of:=DEC2HEX(ROUND(IF([.$B100]/COS([.AP$2]*0.0174533)&lt;255;[.$B100]/COS([.AP$2]*0.0174533);255);0)  ;2)" office:value-type="string" office:string-value="FFFFFFFFD8">
            <text:p>FFFFFFFFD8</text:p>
          </table:table-cell>
          <table:table-cell table:style-name="ce3" table:formula="of:=DEC2HEX(ROUND(IF([.$B100]/COS([.AQ$2]*0.0174533)&lt;255;[.$B100]/COS([.AQ$2]*0.0174533);255);0)  ;2)" office:value-type="string" office:string-value="FFFFFFFFD4">
            <text:p>FFFFFFFFD4</text:p>
          </table:table-cell>
          <table:table-cell table:style-name="ce3" table:formula="of:=DEC2HEX(ROUND(IF([.$B100]/COS([.AR$2]*0.0174533)&lt;255;[.$B100]/COS([.AR$2]*0.0174533);255);0)  ;2)" office:value-type="string" office:string-value="FFFFFFFFCF">
            <text:p>FFFFFFFFCF</text:p>
          </table:table-cell>
          <table:table-cell table:style-name="ce3" table:formula="of:=DEC2HEX(ROUND(IF([.$B100]/COS([.AS$2]*0.0174533)&lt;255;[.$B100]/COS([.AS$2]*0.0174533);255);0)  ;2)" office:value-type="string" office:string-value="FFFFFFFFC8">
            <text:p>FFFFFFFFC8</text:p>
          </table:table-cell>
          <table:table-cell table:style-name="ce3" table:formula="of:=DEC2HEX(ROUND(IF([.$B100]/COS([.AT$2]*0.0174533)&lt;255;[.$B100]/COS([.AT$2]*0.0174533);255);0)  ;2)" office:value-type="string" office:string-value="FFFFFFFFBE">
            <text:p>FFFFFFFFBE</text:p>
          </table:table-cell>
          <table:table-cell table:style-name="ce3" table:formula="of:=DEC2HEX(ROUND(IF([.$B100]/COS([.AU$2]*0.0174533)&lt;255;[.$B100]/COS([.AU$2]*0.0174533);255);0)  ;2)" office:value-type="string" office:string-value="FFFFFFFFAF">
            <text:p>FFFFFFFFAF</text:p>
          </table:table-cell>
          <table:table-cell table:style-name="ce3" table:formula="of:=DEC2HEX(ROUND(IF([.$B100]/COS([.AV$2]*0.0174533)&lt;255;[.$B100]/COS([.AV$2]*0.0174533);255);0)  ;2)" office:value-type="string" office:string-value="FFFFFFFF95">
            <text:p>FFFFFFFF95</text:p>
          </table:table-cell>
          <table:table-cell table:style-name="ce3" table:formula="of:=DEC2HEX(ROUND(IF([.$B100]/COS([.AW$2]*0.0174533)&lt;255;[.$B100]/COS([.AW$2]*0.0174533);255);0)  ;2)" office:value-type="string" office:string-value="FFFFFFFF61">
            <text:p>FFFFFFFF61</text:p>
          </table:table-cell>
          <table:table-cell table:style-name="ce3" table:formula="of:=DEC2HEX(ROUND(IF([.$B100]/COS([.AX$2]*0.0174533)&lt;255;[.$B100]/COS([.AX$2]*0.0174533);255);0)  ;2)" office:value-type="string" office:string-value="FFFFFFFEC4">
            <text:p>FFFFFFFEC4</text:p>
          </table:table-cell>
          <table:table-cell table:style-name="ce3" table:formula="of:=DEC2HEX(ROUND(IF([.$B100]/COS([.AY$2]*0.0174533)&lt;255;[.$B100]/COS([.AY$2]*0.0174533);255);0)  ;2)" office:value-type="string" office:string-value="FF">
            <text:p>FF</text:p>
          </table:table-cell>
          <table:table-cell table:style-name="ce3" table:formula="of:=DEC2HEX(ROUND(IF([.$B100]/COS([.AZ$2]*0.0174533)&lt;255;[.$B100]/COS([.AZ$2]*0.0174533);255);0)  ;2)" office:value-type="string" office:string-value="FF">
            <text:p>FF</text:p>
          </table:table-cell>
          <table:table-cell table:style-name="ce3" table:formula="of:=DEC2HEX(ROUND(IF([.$B100]/COS([.BA$2]*0.0174533)&lt;255;[.$B100]/COS([.BA$2]*0.0174533);255);0)  ;2)" office:value-type="string" office:string-value="9F">
            <text:p>9F</text:p>
          </table:table-cell>
          <table:table-cell table:style-name="ce3" table:formula="of:=DEC2HEX(ROUND(IF([.$B100]/COS([.BB$2]*0.0174533)&lt;255;[.$B100]/COS([.BB$2]*0.0174533);255);0)  ;2)" office:value-type="string" office:string-value="6B">
            <text:p>6B</text:p>
          </table:table-cell>
          <table:table-cell table:style-name="ce3" table:formula="of:=DEC2HEX(ROUND(IF([.$B100]/COS([.BC$2]*0.0174533)&lt;255;[.$B100]/COS([.BC$2]*0.0174533);255);0)  ;2)" office:value-type="string" office:string-value="51">
            <text:p>51</text:p>
          </table:table-cell>
          <table:table-cell table:style-name="ce3" table:formula="of:=DEC2HEX(ROUND(IF([.$B100]/COS([.BD$2]*0.0174533)&lt;255;[.$B100]/COS([.BD$2]*0.0174533);255);0)  ;2)" office:value-type="string" office:string-value="42">
            <text:p>42</text:p>
          </table:table-cell>
          <table:table-cell table:style-name="ce3" table:formula="of:=DEC2HEX(ROUND(IF([.$B100]/COS([.BE$2]*0.0174533)&lt;255;[.$B100]/COS([.BE$2]*0.0174533);255);0)  ;2)" office:value-type="string" office:string-value="38">
            <text:p>38</text:p>
          </table:table-cell>
          <table:table-cell table:style-name="ce3" table:formula="of:=DEC2HEX(ROUND(IF([.$B100]/COS([.BF$2]*0.0174533)&lt;255;[.$B100]/COS([.BF$2]*0.0174533);255);0)  ;2)" office:value-type="string" office:string-value="31">
            <text:p>31</text:p>
          </table:table-cell>
          <table:table-cell table:style-name="ce3" table:formula="of:=DEC2HEX(ROUND(IF([.$B100]/COS([.BG$2]*0.0174533)&lt;255;[.$B100]/COS([.BG$2]*0.0174533);255);0)  ;2)" office:value-type="string" office:string-value="2C">
            <text:p>2C</text:p>
          </table:table-cell>
          <table:table-cell table:style-name="ce3" table:formula="of:=DEC2HEX(ROUND(IF([.$B100]/COS([.BH$2]*0.0174533)&lt;255;[.$B100]/COS([.BH$2]*0.0174533);255);0)  ;2)" office:value-type="string" office:string-value="28">
            <text:p>28</text:p>
          </table:table-cell>
          <table:table-cell table:style-name="ce3" table:formula="of:=DEC2HEX(ROUND(IF([.$B100]/COS([.BI$2]*0.0174533)&lt;255;[.$B100]/COS([.BI$2]*0.0174533);255);0)  ;2)" office:value-type="string" office:string-value="25">
            <text:p>25</text:p>
          </table:table-cell>
          <table:table-cell table:style-name="ce3" table:formula="of:=DEC2HEX(ROUND(IF([.$B100]/COS([.BJ$2]*0.0174533)&lt;255;[.$B100]/COS([.BJ$2]*0.0174533);255);0)  ;2)" office:value-type="string" office:string-value="23">
            <text:p>23</text:p>
          </table:table-cell>
          <table:table-cell table:style-name="ce3" table:formula="of:=DEC2HEX(ROUND(IF([.$B100]/COS([.BK$2]*0.0174533)&lt;255;[.$B100]/COS([.BK$2]*0.0174533);255);0)  ;2)" office:value-type="string" office:string-value="22">
            <text:p>22</text:p>
          </table:table-cell>
          <table:table-cell table:style-name="ce3" table:formula="of:=DEC2HEX(ROUND(IF([.$B100]/COS([.BL$2]*0.0174533)&lt;255;[.$B100]/COS([.BL$2]*0.0174533);255);0)  ;2)" office:value-type="string" office:string-value="20">
            <text:p>20</text:p>
          </table:table-cell>
          <table:table-cell table:style-name="ce3" table:formula="of:=DEC2HEX(ROUND(IF([.$B100]/COS([.BM$2]*0.0174533)&lt;255;[.$B100]/COS([.BM$2]*0.0174533);255);0)  ;2)" office:value-type="string" office:string-value="20">
            <text:p>20</text:p>
          </table:table-cell>
          <table:table-cell table:style-name="ce3" table:formula="of:=DEC2HEX(ROUND(IF([.$B100]/COS([.BN$2]*0.0174533)&lt;255;[.$B100]/COS([.BN$2]*0.0174533);255);0)  ;2)" office:value-type="string" office:string-value="1F">
            <text:p>1F</text:p>
          </table:table-cell>
          <table:table-cell table:style-name="ce3" table:formula="of:=DEC2HEX(ROUND(IF([.$B100]/COS([.BO$2]*0.0174533)&lt;255;[.$B100]/COS([.BO$2]*0.0174533);255);0)  ;2)" office:value-type="string" office:string-value="1F">
            <text:p>1F</text:p>
          </table:table-cell>
          <table:table-cell table:style-name="ce3" table:formula="of:=DEC2HEX(ROUND(IF([.$B100]/COS([.BP$2]*0.0174533)&lt;255;[.$B100]/COS([.BP$2]*0.0174533);255);0)  ;2)" office:value-type="string" office:string-value="1F">
            <text:p>1F</text:p>
          </table:table-cell>
          <table:table-cell table:style-name="ce3" table:formula="of:=DEC2HEX(ROUND(IF([.$B100]/COS([.BQ$2]*0.0174533)&lt;255;[.$B100]/COS([.BQ$2]*0.0174533);255);0)  ;2)" office:value-type="string" office:string-value="20">
            <text:p>20</text:p>
          </table:table-cell>
          <table:table-cell table:style-name="ce3" table:formula="of:=DEC2HEX(ROUND(IF([.$B100]/COS([.BR$2]*0.0174533)&lt;255;[.$B100]/COS([.BR$2]*0.0174533);255);0)  ;2)" office:value-type="string" office:string-value="20">
            <text:p>20</text:p>
          </table:table-cell>
          <table:table-cell table:style-name="ce3" table:formula="of:=DEC2HEX(ROUND(IF([.$B100]/COS([.BS$2]*0.0174533)&lt;255;[.$B100]/COS([.BS$2]*0.0174533);255);0)  ;2)" office:value-type="string" office:string-value="22">
            <text:p>22</text:p>
          </table:table-cell>
          <table:table-cell table:style-name="ce3" table:formula="of:=DEC2HEX(ROUND(IF([.$B100]/COS([.BT$2]*0.0174533)&lt;255;[.$B100]/COS([.BT$2]*0.0174533);255);0)  ;2)" office:value-type="string" office:string-value="23">
            <text:p>23</text:p>
          </table:table-cell>
          <table:table-cell table:style-name="ce3" table:formula="of:=DEC2HEX(ROUND(IF([.$B100]/COS([.BU$2]*0.0174533)&lt;255;[.$B100]/COS([.BU$2]*0.0174533);255);0)  ;2)" office:value-type="string" office:string-value="25">
            <text:p>25</text:p>
          </table:table-cell>
          <table:table-cell table:style-name="ce3" table:formula="of:=DEC2HEX(ROUND(IF([.$B100]/COS([.BV$2]*0.0174533)&lt;255;[.$B100]/COS([.BV$2]*0.0174533);255);0)  ;2)" office:value-type="string" office:string-value="28">
            <text:p>28</text:p>
          </table:table-cell>
          <table:table-cell table:style-name="ce3" table:formula="of:=DEC2HEX(ROUND(IF([.$B100]/COS([.BW$2]*0.0174533)&lt;255;[.$B100]/COS([.BW$2]*0.0174533);255);0)  ;2)" office:value-type="string" office:string-value="2C">
            <text:p>2C</text:p>
          </table:table-cell>
          <table:table-cell table:style-name="ce3" table:formula="of:=DEC2HEX(ROUND(IF([.$B100]/COS([.BX$2]*0.0174533)&lt;255;[.$B100]/COS([.BX$2]*0.0174533);255);0)  ;2)" office:value-type="string" office:string-value="31">
            <text:p>31</text:p>
          </table:table-cell>
          <table:table-cell table:style-name="ce3" table:formula="of:=DEC2HEX(ROUND(IF([.$B100]/COS([.BY$2]*0.0174533)&lt;255;[.$B100]/COS([.BY$2]*0.0174533);255);0)  ;2)" office:value-type="string" office:string-value="38">
            <text:p>38</text:p>
          </table:table-cell>
          <table:table-cell table:style-name="ce3" table:formula="of:=DEC2HEX(ROUND(IF([.$B100]/COS([.BZ$2]*0.0174533)&lt;255;[.$B100]/COS([.BZ$2]*0.0174533);255);0)  ;2)" office:value-type="string" office:string-value="42">
            <text:p>42</text:p>
          </table:table-cell>
          <table:table-cell table:style-name="ce3" table:formula="of:=DEC2HEX(ROUND(IF([.$B100]/COS([.CA$2]*0.0174533)&lt;255;[.$B100]/COS([.CA$2]*0.0174533);255);0)  ;2)" office:value-type="string" office:string-value="51">
            <text:p>51</text:p>
          </table:table-cell>
          <table:table-cell table:style-name="ce3" table:formula="of:=DEC2HEX(ROUND(IF([.$B100]/COS([.CB$2]*0.0174533)&lt;255;[.$B100]/COS([.CB$2]*0.0174533);255);0)  ;2)" office:value-type="string" office:string-value="6B">
            <text:p>6B</text:p>
          </table:table-cell>
          <table:table-cell table:style-name="ce3" table:formula="of:=DEC2HEX(ROUND(IF([.$B100]/COS([.CC$2]*0.0174533)&lt;255;[.$B100]/COS([.CC$2]*0.0174533);255);0)  ;2)" office:value-type="string" office:string-value="9F">
            <text:p>9F</text:p>
          </table:table-cell>
          <table:table-cell table:number-columns-repeated="943"/>
        </table:table-row>
        <table:table-row table:style-name="ro1">
          <table:table-cell table:formula="of:=[.A100]+1" office:value-type="float" office:value="97">
            <text:p>97</text:p>
          </table:table-cell>
          <table:table-cell table:style-name="ce2" table:formula="of:=[.B100]-1" office:value-type="float" office:value="30">
            <text:p>30</text:p>
          </table:table-cell>
          <table:table-cell table:formula="of:=DEC2HEX(ROUND(IF([.$B101]/[.C$3]&lt;127;127-[.$B101]/[.C$3];0) ;0) ;2)" office:value-type="string" office:string-value="61">
            <text:p>61</text:p>
          </table:table-cell>
          <table:table-cell table:formula="of:=DEC2HEX(ROUND(IF([.$B101]/[.D$3]&lt;127;127-[.$B101]/[.D$3];0) ;0) ;2)" office:value-type="string" office:string-value="61">
            <text:p>61</text:p>
          </table:table-cell>
          <table:table-cell table:formula="of:=DEC2HEX(ROUND(IF([.$B101]/[.E$3]&lt;127;127-[.$B101]/[.E$3];0) ;0) ;2)" office:value-type="string" office:string-value="60">
            <text:p>60</text:p>
          </table:table-cell>
          <table:table-cell table:formula="of:=DEC2HEX(ROUND(IF([.$B101]/[.F$3]&lt;127;127-[.$B101]/[.F$3];0) ;0) ;2)" office:value-type="string" office:string-value="60">
            <text:p>60</text:p>
          </table:table-cell>
          <table:table-cell table:formula="of:=DEC2HEX(ROUND(IF([.$B101]/[.G$3]&lt;127;127-[.$B101]/[.G$3];0) ;0) ;2)" office:value-type="string" office:string-value="5F">
            <text:p>5F</text:p>
          </table:table-cell>
          <table:table-cell table:formula="of:=DEC2HEX(ROUND(IF([.$B101]/[.H$3]&lt;127;127-[.$B101]/[.H$3];0) ;0) ;2)" office:value-type="string" office:string-value="5D">
            <text:p>5D</text:p>
          </table:table-cell>
          <table:table-cell table:formula="of:=DEC2HEX(ROUND(IF([.$B101]/[.I$3]&lt;127;127-[.$B101]/[.I$3];0) ;0) ;2)" office:value-type="string" office:string-value="5B">
            <text:p>5B</text:p>
          </table:table-cell>
          <table:table-cell table:formula="of:=DEC2HEX(ROUND(IF([.$B101]/[.J$3]&lt;127;127-[.$B101]/[.J$3];0) ;0) ;2)" office:value-type="string" office:string-value="58">
            <text:p>58</text:p>
          </table:table-cell>
          <table:table-cell table:formula="of:=DEC2HEX(ROUND(IF([.$B101]/[.K$3]&lt;127;127-[.$B101]/[.K$3];0) ;0) ;2)" office:value-type="string" office:string-value="55">
            <text:p>55</text:p>
          </table:table-cell>
          <table:table-cell table:formula="of:=DEC2HEX(ROUND(IF([.$B101]/[.L$3]&lt;127;127-[.$B101]/[.L$3];0) ;0) ;2)" office:value-type="string" office:string-value="50">
            <text:p>50</text:p>
          </table:table-cell>
          <table:table-cell table:style-name="ce3" table:formula="of:=DEC2HEX(ROUND(IF([.$B101]/[.M$3]&lt;127;127-[.$B101]/[.M$3];0) ;0) ;2)" office:value-type="string" office:string-value="49">
            <text:p>49</text:p>
          </table:table-cell>
          <table:table-cell table:style-name="ce3" table:formula="of:=DEC2HEX(ROUND(IF([.$B101]/[.N$3]&lt;127;127-[.$B101]/[.N$3];0) ;0) ;2)" office:value-type="string" office:string-value="3F">
            <text:p>3F</text:p>
          </table:table-cell>
          <table:table-cell table:style-name="ce3" table:formula="of:=DEC2HEX(ROUND(IF([.$B101]/[.O$3]&lt;127;127-[.$B101]/[.O$3];0) ;0) ;2)" office:value-type="string" office:string-value="31">
            <text:p>31</text:p>
          </table:table-cell>
          <table:table-cell table:style-name="ce3" table:formula="of:=DEC2HEX(ROUND(IF([.$B101]/[.P$3]&lt;127;127-[.$B101]/[.P$3];0) ;0) ;2)" office:value-type="string" office:string-value="18">
            <text:p>18</text:p>
          </table:table-cell>
          <table:table-cell table:style-name="ce3" table:formula="of:=DEC2HEX(ROUND(IF([.$B101]/[.Q$3]&lt;127;127-[.$B101]/[.Q$3];0) ;0) ;2)" office:value-type="string" office:string-value="00">
            <text:p>00</text:p>
          </table:table-cell>
          <table:table-cell table:style-name="ce3" table:formula="of:=DEC2HEX(ROUND(IF([.$B101]/[.R$3]&lt;127;127-[.$B101]/[.R$3];0) ;0) ;2)" office:value-type="string" office:string-value="00">
            <text:p>00</text:p>
          </table:table-cell>
          <table:table-cell table:style-name="ce3" table:formula="of:=DEC2HEX(ROUND(IF([.$B101]/[.S$3]&lt;127;[.$B101]/[.S$3];127) ;0) ;2)" office:value-type="float" office:value="0">
            <text:p>#ДЕЛ/0!</text:p>
          </table:table-cell>
          <table:table-cell table:style-name="ce3" table:formula="of:=DEC2HEX(ROUND(IF([.$B101]/[.T$3]&lt;127;[.$B101]/[.T$3];127) ;0) ;2)" office:value-type="string" office:string-value="FFFFFFFECE">
            <text:p>FFFFFFFECE</text:p>
          </table:table-cell>
          <table:table-cell table:style-name="ce3" table:formula="of:=DEC2HEX(ROUND(IF([.$B101]/[.U$3]&lt;127;[.$B101]/[.U$3];127) ;0) ;2)" office:value-type="string" office:string-value="FFFFFFFF66">
            <text:p>FFFFFFFF66</text:p>
          </table:table-cell>
          <table:table-cell table:style-name="ce3" table:formula="of:=DEC2HEX(ROUND(IF([.$B101]/[.V$3]&lt;127;[.$B101]/[.V$3];127) ;0) ;2)" office:value-type="string" office:string-value="FFFFFFFF99">
            <text:p>FFFFFFFF99</text:p>
          </table:table-cell>
          <table:table-cell table:style-name="ce3" table:formula="of:=DEC2HEX(ROUND(IF([.$B101]/[.W$3]&lt;127;[.$B101]/[.W$3];127) ;0) ;2)" office:value-type="string" office:string-value="FFFFFFFFB2">
            <text:p>FFFFFFFFB2</text:p>
          </table:table-cell>
          <table:table-cell table:style-name="ce3" table:formula="of:=DEC2HEX(ROUND(IF([.$B101]/[.X$3]&lt;127;[.$B101]/[.X$3];127) ;0) ;2)" office:value-type="string" office:string-value="FFFFFFFFC0">
            <text:p>FFFFFFFFC0</text:p>
          </table:table-cell>
          <table:table-cell table:style-name="ce3" table:formula="of:=DEC2HEX(ROUND(IF([.$B101]/[.Y$3]&lt;127;[.$B101]/[.Y$3];127) ;0) ;2)" office:value-type="string" office:string-value="FFFFFFFFCA">
            <text:p>FFFFFFFFCA</text:p>
          </table:table-cell>
          <table:table-cell table:style-name="ce3" table:formula="of:=DEC2HEX(ROUND(IF([.$B101]/[.Z$3]&lt;127;[.$B101]/[.Z$3];127) ;0) ;2)" office:value-type="string" office:string-value="FFFFFFFFD1">
            <text:p>FFFFFFFFD1</text:p>
          </table:table-cell>
          <table:table-cell table:style-name="ce3" table:formula="of:=DEC2HEX(ROUND(IF([.$B101]/[.AA$3]&lt;127;[.$B101]/[.AA$3];127) ;0) ;2)" office:value-type="string" office:string-value="FFFFFFFFD6">
            <text:p>FFFFFFFFD6</text:p>
          </table:table-cell>
          <table:table-cell table:style-name="ce3" table:formula="of:=DEC2HEX(ROUND(IF([.$B101]/[.AB$3]&lt;127;[.$B101]/[.AB$3];127) ;0) ;2)" office:value-type="string" office:string-value="FFFFFFFFD9">
            <text:p>FFFFFFFFD9</text:p>
          </table:table-cell>
          <table:table-cell table:style-name="ce3" table:formula="of:=DEC2HEX(ROUND(IF([.$B101]/[.AC$3]&lt;127;[.$B101]/[.AC$3];127) ;0) ;2)" office:value-type="string" office:string-value="FFFFFFFFDC">
            <text:p>FFFFFFFFDC</text:p>
          </table:table-cell>
          <table:table-cell table:style-name="ce3" table:formula="of:=DEC2HEX(ROUND(IF([.$B101]/[.AD$3]&lt;127;[.$B101]/[.AD$3];127) ;0) ;2)" office:value-type="string" office:string-value="FFFFFFFFDE">
            <text:p>FFFFFFFFDE</text:p>
          </table:table-cell>
          <table:table-cell table:style-name="ce3" table:formula="of:=DEC2HEX(ROUND(IF([.$B101]/[.AE$3]&lt;127;[.$B101]/[.AE$3];127) ;0) ;2)" office:value-type="string" office:string-value="FFFFFFFFE0">
            <text:p>FFFFFFFFE0</text:p>
          </table:table-cell>
          <table:table-cell table:style-name="ce3" table:formula="of:=DEC2HEX(ROUND(IF([.$B101]/[.AF$3]&lt;127;[.$B101]/[.AF$3];127) ;0) ;2)" office:value-type="string" office:string-value="FFFFFFFFE1">
            <text:p>FFFFFFFFE1</text:p>
          </table:table-cell>
          <table:table-cell table:style-name="ce3" table:formula="of:=DEC2HEX(ROUND(IF([.$B101]/[.AG$3]&lt;127;[.$B101]/[.AG$3];127) ;0) ;2)" office:value-type="string" office:string-value="FFFFFFFFE1">
            <text:p>FFFFFFFFE1</text:p>
          </table:table-cell>
          <table:table-cell table:style-name="ce3" table:formula="of:=DEC2HEX(ROUND(IF([.$B101]/[.AH$3]&lt;127;[.$B101]/[.AH$3];127) ;0) ;2)" office:value-type="string" office:string-value="FFFFFFFFE2">
            <text:p>FFFFFFFFE2</text:p>
          </table:table-cell>
          <table:table-cell table:style-name="ce3" table:formula="of:=DEC2HEX(ROUND(IF([.$B101]/COS([.AI$2]*0.0174533)&lt;255;[.$B101]/COS([.AI$2]*0.0174533);255);0)  ;2)" office:value-type="string" office:string-value="FFFFFFFFE2">
            <text:p>FFFFFFFFE2</text:p>
          </table:table-cell>
          <table:table-cell table:style-name="ce3" table:formula="of:=DEC2HEX(ROUND(IF([.$B101]/COS([.AJ$2]*0.0174533)&lt;255;[.$B101]/COS([.AJ$2]*0.0174533);255);0)  ;2)" office:value-type="string" office:string-value="FFFFFFFFE2">
            <text:p>FFFFFFFFE2</text:p>
          </table:table-cell>
          <table:table-cell table:style-name="ce3" table:formula="of:=DEC2HEX(ROUND(IF([.$B101]/COS([.AK$2]*0.0174533)&lt;255;[.$B101]/COS([.AK$2]*0.0174533);255);0)  ;2)" office:value-type="string" office:string-value="FFFFFFFFE1">
            <text:p>FFFFFFFFE1</text:p>
          </table:table-cell>
          <table:table-cell table:style-name="ce3" table:formula="of:=DEC2HEX(ROUND(IF([.$B101]/COS([.AL$2]*0.0174533)&lt;255;[.$B101]/COS([.AL$2]*0.0174533);255);0)  ;2)" office:value-type="string" office:string-value="FFFFFFFFE1">
            <text:p>FFFFFFFFE1</text:p>
          </table:table-cell>
          <table:table-cell table:style-name="ce3" table:formula="of:=DEC2HEX(ROUND(IF([.$B101]/COS([.AM$2]*0.0174533)&lt;255;[.$B101]/COS([.AM$2]*0.0174533);255);0)  ;2)" office:value-type="string" office:string-value="FFFFFFFFE0">
            <text:p>FFFFFFFFE0</text:p>
          </table:table-cell>
          <table:table-cell table:style-name="ce3" table:formula="of:=DEC2HEX(ROUND(IF([.$B101]/COS([.AN$2]*0.0174533)&lt;255;[.$B101]/COS([.AN$2]*0.0174533);255);0)  ;2)" office:value-type="string" office:string-value="FFFFFFFFDE">
            <text:p>FFFFFFFFDE</text:p>
          </table:table-cell>
          <table:table-cell table:style-name="ce3" table:formula="of:=DEC2HEX(ROUND(IF([.$B101]/COS([.AO$2]*0.0174533)&lt;255;[.$B101]/COS([.AO$2]*0.0174533);255);0)  ;2)" office:value-type="string" office:string-value="FFFFFFFFDC">
            <text:p>FFFFFFFFDC</text:p>
          </table:table-cell>
          <table:table-cell table:style-name="ce3" table:formula="of:=DEC2HEX(ROUND(IF([.$B101]/COS([.AP$2]*0.0174533)&lt;255;[.$B101]/COS([.AP$2]*0.0174533);255);0)  ;2)" office:value-type="string" office:string-value="FFFFFFFFD9">
            <text:p>FFFFFFFFD9</text:p>
          </table:table-cell>
          <table:table-cell table:style-name="ce3" table:formula="of:=DEC2HEX(ROUND(IF([.$B101]/COS([.AQ$2]*0.0174533)&lt;255;[.$B101]/COS([.AQ$2]*0.0174533);255);0)  ;2)" office:value-type="string" office:string-value="FFFFFFFFD6">
            <text:p>FFFFFFFFD6</text:p>
          </table:table-cell>
          <table:table-cell table:style-name="ce3" table:formula="of:=DEC2HEX(ROUND(IF([.$B101]/COS([.AR$2]*0.0174533)&lt;255;[.$B101]/COS([.AR$2]*0.0174533);255);0)  ;2)" office:value-type="string" office:string-value="FFFFFFFFD1">
            <text:p>FFFFFFFFD1</text:p>
          </table:table-cell>
          <table:table-cell table:style-name="ce3" table:formula="of:=DEC2HEX(ROUND(IF([.$B101]/COS([.AS$2]*0.0174533)&lt;255;[.$B101]/COS([.AS$2]*0.0174533);255);0)  ;2)" office:value-type="string" office:string-value="FFFFFFFFCA">
            <text:p>FFFFFFFFCA</text:p>
          </table:table-cell>
          <table:table-cell table:style-name="ce3" table:formula="of:=DEC2HEX(ROUND(IF([.$B101]/COS([.AT$2]*0.0174533)&lt;255;[.$B101]/COS([.AT$2]*0.0174533);255);0)  ;2)" office:value-type="string" office:string-value="FFFFFFFFC0">
            <text:p>FFFFFFFFC0</text:p>
          </table:table-cell>
          <table:table-cell table:style-name="ce3" table:formula="of:=DEC2HEX(ROUND(IF([.$B101]/COS([.AU$2]*0.0174533)&lt;255;[.$B101]/COS([.AU$2]*0.0174533);255);0)  ;2)" office:value-type="string" office:string-value="FFFFFFFFB2">
            <text:p>FFFFFFFFB2</text:p>
          </table:table-cell>
          <table:table-cell table:style-name="ce3" table:formula="of:=DEC2HEX(ROUND(IF([.$B101]/COS([.AV$2]*0.0174533)&lt;255;[.$B101]/COS([.AV$2]*0.0174533);255);0)  ;2)" office:value-type="string" office:string-value="FFFFFFFF99">
            <text:p>FFFFFFFF99</text:p>
          </table:table-cell>
          <table:table-cell table:style-name="ce3" table:formula="of:=DEC2HEX(ROUND(IF([.$B101]/COS([.AW$2]*0.0174533)&lt;255;[.$B101]/COS([.AW$2]*0.0174533);255);0)  ;2)" office:value-type="string" office:string-value="FFFFFFFF66">
            <text:p>FFFFFFFF66</text:p>
          </table:table-cell>
          <table:table-cell table:style-name="ce3" table:formula="of:=DEC2HEX(ROUND(IF([.$B101]/COS([.AX$2]*0.0174533)&lt;255;[.$B101]/COS([.AX$2]*0.0174533);255);0)  ;2)" office:value-type="string" office:string-value="FFFFFFFECE">
            <text:p>FFFFFFFECE</text:p>
          </table:table-cell>
          <table:table-cell table:style-name="ce3" table:formula="of:=DEC2HEX(ROUND(IF([.$B101]/COS([.AY$2]*0.0174533)&lt;255;[.$B101]/COS([.AY$2]*0.0174533);255);0)  ;2)" office:value-type="string" office:string-value="FF">
            <text:p>FF</text:p>
          </table:table-cell>
          <table:table-cell table:style-name="ce3" table:formula="of:=DEC2HEX(ROUND(IF([.$B101]/COS([.AZ$2]*0.0174533)&lt;255;[.$B101]/COS([.AZ$2]*0.0174533);255);0)  ;2)" office:value-type="string" office:string-value="FF">
            <text:p>FF</text:p>
          </table:table-cell>
          <table:table-cell table:style-name="ce3" table:formula="of:=DEC2HEX(ROUND(IF([.$B101]/COS([.BA$2]*0.0174533)&lt;255;[.$B101]/COS([.BA$2]*0.0174533);255);0)  ;2)" office:value-type="string" office:string-value="9A">
            <text:p>9A</text:p>
          </table:table-cell>
          <table:table-cell table:style-name="ce3" table:formula="of:=DEC2HEX(ROUND(IF([.$B101]/COS([.BB$2]*0.0174533)&lt;255;[.$B101]/COS([.BB$2]*0.0174533);255);0)  ;2)" office:value-type="string" office:string-value="67">
            <text:p>67</text:p>
          </table:table-cell>
          <table:table-cell table:style-name="ce3" table:formula="of:=DEC2HEX(ROUND(IF([.$B101]/COS([.BC$2]*0.0174533)&lt;255;[.$B101]/COS([.BC$2]*0.0174533);255);0)  ;2)" office:value-type="string" office:string-value="4E">
            <text:p>4E</text:p>
          </table:table-cell>
          <table:table-cell table:style-name="ce3" table:formula="of:=DEC2HEX(ROUND(IF([.$B101]/COS([.BD$2]*0.0174533)&lt;255;[.$B101]/COS([.BD$2]*0.0174533);255);0)  ;2)" office:value-type="string" office:string-value="40">
            <text:p>40</text:p>
          </table:table-cell>
          <table:table-cell table:style-name="ce3" table:formula="of:=DEC2HEX(ROUND(IF([.$B101]/COS([.BE$2]*0.0174533)&lt;255;[.$B101]/COS([.BE$2]*0.0174533);255);0)  ;2)" office:value-type="string" office:string-value="36">
            <text:p>36</text:p>
          </table:table-cell>
          <table:table-cell table:style-name="ce3" table:formula="of:=DEC2HEX(ROUND(IF([.$B101]/COS([.BF$2]*0.0174533)&lt;255;[.$B101]/COS([.BF$2]*0.0174533);255);0)  ;2)" office:value-type="string" office:string-value="2F">
            <text:p>2F</text:p>
          </table:table-cell>
          <table:table-cell table:style-name="ce3" table:formula="of:=DEC2HEX(ROUND(IF([.$B101]/COS([.BG$2]*0.0174533)&lt;255;[.$B101]/COS([.BG$2]*0.0174533);255);0)  ;2)" office:value-type="string" office:string-value="2A">
            <text:p>2A</text:p>
          </table:table-cell>
          <table:table-cell table:style-name="ce3" table:formula="of:=DEC2HEX(ROUND(IF([.$B101]/COS([.BH$2]*0.0174533)&lt;255;[.$B101]/COS([.BH$2]*0.0174533);255);0)  ;2)" office:value-type="string" office:string-value="27">
            <text:p>27</text:p>
          </table:table-cell>
          <table:table-cell table:style-name="ce3" table:formula="of:=DEC2HEX(ROUND(IF([.$B101]/COS([.BI$2]*0.0174533)&lt;255;[.$B101]/COS([.BI$2]*0.0174533);255);0)  ;2)" office:value-type="string" office:string-value="24">
            <text:p>24</text:p>
          </table:table-cell>
          <table:table-cell table:style-name="ce3" table:formula="of:=DEC2HEX(ROUND(IF([.$B101]/COS([.BJ$2]*0.0174533)&lt;255;[.$B101]/COS([.BJ$2]*0.0174533);255);0)  ;2)" office:value-type="string" office:string-value="22">
            <text:p>22</text:p>
          </table:table-cell>
          <table:table-cell table:style-name="ce3" table:formula="of:=DEC2HEX(ROUND(IF([.$B101]/COS([.BK$2]*0.0174533)&lt;255;[.$B101]/COS([.BK$2]*0.0174533);255);0)  ;2)" office:value-type="string" office:string-value="20">
            <text:p>20</text:p>
          </table:table-cell>
          <table:table-cell table:style-name="ce3" table:formula="of:=DEC2HEX(ROUND(IF([.$B101]/COS([.BL$2]*0.0174533)&lt;255;[.$B101]/COS([.BL$2]*0.0174533);255);0)  ;2)" office:value-type="string" office:string-value="1F">
            <text:p>1F</text:p>
          </table:table-cell>
          <table:table-cell table:style-name="ce3" table:formula="of:=DEC2HEX(ROUND(IF([.$B101]/COS([.BM$2]*0.0174533)&lt;255;[.$B101]/COS([.BM$2]*0.0174533);255);0)  ;2)" office:value-type="string" office:string-value="1F">
            <text:p>1F</text:p>
          </table:table-cell>
          <table:table-cell table:style-name="ce3" table:formula="of:=DEC2HEX(ROUND(IF([.$B101]/COS([.BN$2]*0.0174533)&lt;255;[.$B101]/COS([.BN$2]*0.0174533);255);0)  ;2)" office:value-type="string" office:string-value="1E">
            <text:p>1E</text:p>
          </table:table-cell>
          <table:table-cell table:style-name="ce3" table:formula="of:=DEC2HEX(ROUND(IF([.$B101]/COS([.BO$2]*0.0174533)&lt;255;[.$B101]/COS([.BO$2]*0.0174533);255);0)  ;2)" office:value-type="string" office:string-value="1E">
            <text:p>1E</text:p>
          </table:table-cell>
          <table:table-cell table:style-name="ce3" table:formula="of:=DEC2HEX(ROUND(IF([.$B101]/COS([.BP$2]*0.0174533)&lt;255;[.$B101]/COS([.BP$2]*0.0174533);255);0)  ;2)" office:value-type="string" office:string-value="1E">
            <text:p>1E</text:p>
          </table:table-cell>
          <table:table-cell table:style-name="ce3" table:formula="of:=DEC2HEX(ROUND(IF([.$B101]/COS([.BQ$2]*0.0174533)&lt;255;[.$B101]/COS([.BQ$2]*0.0174533);255);0)  ;2)" office:value-type="string" office:string-value="1F">
            <text:p>1F</text:p>
          </table:table-cell>
          <table:table-cell table:style-name="ce3" table:formula="of:=DEC2HEX(ROUND(IF([.$B101]/COS([.BR$2]*0.0174533)&lt;255;[.$B101]/COS([.BR$2]*0.0174533);255);0)  ;2)" office:value-type="string" office:string-value="1F">
            <text:p>1F</text:p>
          </table:table-cell>
          <table:table-cell table:style-name="ce3" table:formula="of:=DEC2HEX(ROUND(IF([.$B101]/COS([.BS$2]*0.0174533)&lt;255;[.$B101]/COS([.BS$2]*0.0174533);255);0)  ;2)" office:value-type="string" office:string-value="20">
            <text:p>20</text:p>
          </table:table-cell>
          <table:table-cell table:style-name="ce3" table:formula="of:=DEC2HEX(ROUND(IF([.$B101]/COS([.BT$2]*0.0174533)&lt;255;[.$B101]/COS([.BT$2]*0.0174533);255);0)  ;2)" office:value-type="string" office:string-value="22">
            <text:p>22</text:p>
          </table:table-cell>
          <table:table-cell table:style-name="ce3" table:formula="of:=DEC2HEX(ROUND(IF([.$B101]/COS([.BU$2]*0.0174533)&lt;255;[.$B101]/COS([.BU$2]*0.0174533);255);0)  ;2)" office:value-type="string" office:string-value="24">
            <text:p>24</text:p>
          </table:table-cell>
          <table:table-cell table:style-name="ce3" table:formula="of:=DEC2HEX(ROUND(IF([.$B101]/COS([.BV$2]*0.0174533)&lt;255;[.$B101]/COS([.BV$2]*0.0174533);255);0)  ;2)" office:value-type="string" office:string-value="27">
            <text:p>27</text:p>
          </table:table-cell>
          <table:table-cell table:style-name="ce3" table:formula="of:=DEC2HEX(ROUND(IF([.$B101]/COS([.BW$2]*0.0174533)&lt;255;[.$B101]/COS([.BW$2]*0.0174533);255);0)  ;2)" office:value-type="string" office:string-value="2A">
            <text:p>2A</text:p>
          </table:table-cell>
          <table:table-cell table:style-name="ce3" table:formula="of:=DEC2HEX(ROUND(IF([.$B101]/COS([.BX$2]*0.0174533)&lt;255;[.$B101]/COS([.BX$2]*0.0174533);255);0)  ;2)" office:value-type="string" office:string-value="2F">
            <text:p>2F</text:p>
          </table:table-cell>
          <table:table-cell table:style-name="ce3" table:formula="of:=DEC2HEX(ROUND(IF([.$B101]/COS([.BY$2]*0.0174533)&lt;255;[.$B101]/COS([.BY$2]*0.0174533);255);0)  ;2)" office:value-type="string" office:string-value="36">
            <text:p>36</text:p>
          </table:table-cell>
          <table:table-cell table:style-name="ce3" table:formula="of:=DEC2HEX(ROUND(IF([.$B101]/COS([.BZ$2]*0.0174533)&lt;255;[.$B101]/COS([.BZ$2]*0.0174533);255);0)  ;2)" office:value-type="string" office:string-value="40">
            <text:p>40</text:p>
          </table:table-cell>
          <table:table-cell table:style-name="ce3" table:formula="of:=DEC2HEX(ROUND(IF([.$B101]/COS([.CA$2]*0.0174533)&lt;255;[.$B101]/COS([.CA$2]*0.0174533);255);0)  ;2)" office:value-type="string" office:string-value="4E">
            <text:p>4E</text:p>
          </table:table-cell>
          <table:table-cell table:style-name="ce3" table:formula="of:=DEC2HEX(ROUND(IF([.$B101]/COS([.CB$2]*0.0174533)&lt;255;[.$B101]/COS([.CB$2]*0.0174533);255);0)  ;2)" office:value-type="string" office:string-value="67">
            <text:p>67</text:p>
          </table:table-cell>
          <table:table-cell table:style-name="ce3" table:formula="of:=DEC2HEX(ROUND(IF([.$B101]/COS([.CC$2]*0.0174533)&lt;255;[.$B101]/COS([.CC$2]*0.0174533);255);0)  ;2)" office:value-type="string" office:string-value="9A">
            <text:p>9A</text:p>
          </table:table-cell>
          <table:table-cell table:number-columns-repeated="943"/>
        </table:table-row>
        <table:table-row table:style-name="ro1">
          <table:table-cell table:formula="of:=[.A101]+1" office:value-type="float" office:value="98">
            <text:p>98</text:p>
          </table:table-cell>
          <table:table-cell table:style-name="ce2" table:formula="of:=[.B101]-1" office:value-type="float" office:value="29">
            <text:p>29</text:p>
          </table:table-cell>
          <table:table-cell table:formula="of:=DEC2HEX(ROUND(IF([.$B102]/[.C$3]&lt;127;127-[.$B102]/[.C$3];0) ;0) ;2)" office:value-type="string" office:string-value="62">
            <text:p>62</text:p>
          </table:table-cell>
          <table:table-cell table:formula="of:=DEC2HEX(ROUND(IF([.$B102]/[.D$3]&lt;127;127-[.$B102]/[.D$3];0) ;0) ;2)" office:value-type="string" office:string-value="62">
            <text:p>62</text:p>
          </table:table-cell>
          <table:table-cell table:formula="of:=DEC2HEX(ROUND(IF([.$B102]/[.E$3]&lt;127;127-[.$B102]/[.E$3];0) ;0) ;2)" office:value-type="string" office:string-value="61">
            <text:p>61</text:p>
          </table:table-cell>
          <table:table-cell table:formula="of:=DEC2HEX(ROUND(IF([.$B102]/[.F$3]&lt;127;127-[.$B102]/[.F$3];0) ;0) ;2)" office:value-type="string" office:string-value="61">
            <text:p>61</text:p>
          </table:table-cell>
          <table:table-cell table:formula="of:=DEC2HEX(ROUND(IF([.$B102]/[.G$3]&lt;127;127-[.$B102]/[.G$3];0) ;0) ;2)" office:value-type="string" office:string-value="60">
            <text:p>60</text:p>
          </table:table-cell>
          <table:table-cell table:formula="of:=DEC2HEX(ROUND(IF([.$B102]/[.H$3]&lt;127;127-[.$B102]/[.H$3];0) ;0) ;2)" office:value-type="string" office:string-value="5E">
            <text:p>5E</text:p>
          </table:table-cell>
          <table:table-cell table:formula="of:=DEC2HEX(ROUND(IF([.$B102]/[.I$3]&lt;127;127-[.$B102]/[.I$3];0) ;0) ;2)" office:value-type="string" office:string-value="5C">
            <text:p>5C</text:p>
          </table:table-cell>
          <table:table-cell table:formula="of:=DEC2HEX(ROUND(IF([.$B102]/[.J$3]&lt;127;127-[.$B102]/[.J$3];0) ;0) ;2)" office:value-type="string" office:string-value="59">
            <text:p>59</text:p>
          </table:table-cell>
          <table:table-cell table:formula="of:=DEC2HEX(ROUND(IF([.$B102]/[.K$3]&lt;127;127-[.$B102]/[.K$3];0) ;0) ;2)" office:value-type="string" office:string-value="56">
            <text:p>56</text:p>
          </table:table-cell>
          <table:table-cell table:formula="of:=DEC2HEX(ROUND(IF([.$B102]/[.L$3]&lt;127;127-[.$B102]/[.L$3];0) ;0) ;2)" office:value-type="string" office:string-value="51">
            <text:p>51</text:p>
          </table:table-cell>
          <table:table-cell table:style-name="ce3" table:formula="of:=DEC2HEX(ROUND(IF([.$B102]/[.M$3]&lt;127;127-[.$B102]/[.M$3];0) ;0) ;2)" office:value-type="string" office:string-value="4B">
            <text:p>4B</text:p>
          </table:table-cell>
          <table:table-cell table:style-name="ce3" table:formula="of:=DEC2HEX(ROUND(IF([.$B102]/[.N$3]&lt;127;127-[.$B102]/[.N$3];0) ;0) ;2)" office:value-type="string" office:string-value="41">
            <text:p>41</text:p>
          </table:table-cell>
          <table:table-cell table:style-name="ce3" table:formula="of:=DEC2HEX(ROUND(IF([.$B102]/[.O$3]&lt;127;127-[.$B102]/[.O$3];0) ;0) ;2)" office:value-type="string" office:string-value="33">
            <text:p>33</text:p>
          </table:table-cell>
          <table:table-cell table:style-name="ce3" table:formula="of:=DEC2HEX(ROUND(IF([.$B102]/[.P$3]&lt;127;127-[.$B102]/[.P$3];0) ;0) ;2)" office:value-type="string" office:string-value="1B">
            <text:p>1B</text:p>
          </table:table-cell>
          <table:table-cell table:style-name="ce3" table:formula="of:=DEC2HEX(ROUND(IF([.$B102]/[.Q$3]&lt;127;127-[.$B102]/[.Q$3];0) ;0) ;2)" office:value-type="string" office:string-value="00">
            <text:p>00</text:p>
          </table:table-cell>
          <table:table-cell table:style-name="ce3" table:formula="of:=DEC2HEX(ROUND(IF([.$B102]/[.R$3]&lt;127;127-[.$B102]/[.R$3];0) ;0) ;2)" office:value-type="string" office:string-value="00">
            <text:p>00</text:p>
          </table:table-cell>
          <table:table-cell table:style-name="ce3" table:formula="of:=DEC2HEX(ROUND(IF([.$B102]/[.S$3]&lt;127;[.$B102]/[.S$3];127) ;0) ;2)" office:value-type="float" office:value="0">
            <text:p>#ДЕЛ/0!</text:p>
          </table:table-cell>
          <table:table-cell table:style-name="ce3" table:formula="of:=DEC2HEX(ROUND(IF([.$B102]/[.T$3]&lt;127;[.$B102]/[.T$3];127) ;0) ;2)" office:value-type="string" office:string-value="FFFFFFFED8">
            <text:p>FFFFFFFED8</text:p>
          </table:table-cell>
          <table:table-cell table:style-name="ce3" table:formula="of:=DEC2HEX(ROUND(IF([.$B102]/[.U$3]&lt;127;[.$B102]/[.U$3];127) ;0) ;2)" office:value-type="string" office:string-value="FFFFFFFF6B">
            <text:p>FFFFFFFF6B</text:p>
          </table:table-cell>
          <table:table-cell table:style-name="ce3" table:formula="of:=DEC2HEX(ROUND(IF([.$B102]/[.V$3]&lt;127;[.$B102]/[.V$3];127) ;0) ;2)" office:value-type="string" office:string-value="FFFFFFFF9C">
            <text:p>FFFFFFFF9C</text:p>
          </table:table-cell>
          <table:table-cell table:style-name="ce3" table:formula="of:=DEC2HEX(ROUND(IF([.$B102]/[.W$3]&lt;127;[.$B102]/[.W$3];127) ;0) ;2)" office:value-type="string" office:string-value="FFFFFFFFB4">
            <text:p>FFFFFFFFB4</text:p>
          </table:table-cell>
          <table:table-cell table:style-name="ce3" table:formula="of:=DEC2HEX(ROUND(IF([.$B102]/[.X$3]&lt;127;[.$B102]/[.X$3];127) ;0) ;2)" office:value-type="string" office:string-value="FFFFFFFFC2">
            <text:p>FFFFFFFFC2</text:p>
          </table:table-cell>
          <table:table-cell table:style-name="ce3" table:formula="of:=DEC2HEX(ROUND(IF([.$B102]/[.Y$3]&lt;127;[.$B102]/[.Y$3];127) ;0) ;2)" office:value-type="string" office:string-value="FFFFFFFFCC">
            <text:p>FFFFFFFFCC</text:p>
          </table:table-cell>
          <table:table-cell table:style-name="ce3" table:formula="of:=DEC2HEX(ROUND(IF([.$B102]/[.Z$3]&lt;127;[.$B102]/[.Z$3];127) ;0) ;2)" office:value-type="string" office:string-value="FFFFFFFFD2">
            <text:p>FFFFFFFFD2</text:p>
          </table:table-cell>
          <table:table-cell table:style-name="ce3" table:formula="of:=DEC2HEX(ROUND(IF([.$B102]/[.AA$3]&lt;127;[.$B102]/[.AA$3];127) ;0) ;2)" office:value-type="string" office:string-value="FFFFFFFFD7">
            <text:p>FFFFFFFFD7</text:p>
          </table:table-cell>
          <table:table-cell table:style-name="ce3" table:formula="of:=DEC2HEX(ROUND(IF([.$B102]/[.AB$3]&lt;127;[.$B102]/[.AB$3];127) ;0) ;2)" office:value-type="string" office:string-value="FFFFFFFFDA">
            <text:p>FFFFFFFFDA</text:p>
          </table:table-cell>
          <table:table-cell table:style-name="ce3" table:formula="of:=DEC2HEX(ROUND(IF([.$B102]/[.AC$3]&lt;127;[.$B102]/[.AC$3];127) ;0) ;2)" office:value-type="string" office:string-value="FFFFFFFFDD">
            <text:p>FFFFFFFFDD</text:p>
          </table:table-cell>
          <table:table-cell table:style-name="ce3" table:formula="of:=DEC2HEX(ROUND(IF([.$B102]/[.AD$3]&lt;127;[.$B102]/[.AD$3];127) ;0) ;2)" office:value-type="string" office:string-value="FFFFFFFFDF">
            <text:p>FFFFFFFFDF</text:p>
          </table:table-cell>
          <table:table-cell table:style-name="ce3" table:formula="of:=DEC2HEX(ROUND(IF([.$B102]/[.AE$3]&lt;127;[.$B102]/[.AE$3];127) ;0) ;2)" office:value-type="string" office:string-value="FFFFFFFFE1">
            <text:p>FFFFFFFFE1</text:p>
          </table:table-cell>
          <table:table-cell table:style-name="ce3" table:formula="of:=DEC2HEX(ROUND(IF([.$B102]/[.AF$3]&lt;127;[.$B102]/[.AF$3];127) ;0) ;2)" office:value-type="string" office:string-value="FFFFFFFFE2">
            <text:p>FFFFFFFFE2</text:p>
          </table:table-cell>
          <table:table-cell table:style-name="ce3" table:formula="of:=DEC2HEX(ROUND(IF([.$B102]/[.AG$3]&lt;127;[.$B102]/[.AG$3];127) ;0) ;2)" office:value-type="string" office:string-value="FFFFFFFFE2">
            <text:p>FFFFFFFFE2</text:p>
          </table:table-cell>
          <table:table-cell table:style-name="ce3" table:formula="of:=DEC2HEX(ROUND(IF([.$B102]/[.AH$3]&lt;127;[.$B102]/[.AH$3];127) ;0) ;2)" office:value-type="string" office:string-value="FFFFFFFFE3">
            <text:p>FFFFFFFFE3</text:p>
          </table:table-cell>
          <table:table-cell table:style-name="ce3" table:formula="of:=DEC2HEX(ROUND(IF([.$B102]/COS([.AI$2]*0.0174533)&lt;255;[.$B102]/COS([.AI$2]*0.0174533);255);0)  ;2)" office:value-type="string" office:string-value="FFFFFFFFE3">
            <text:p>FFFFFFFFE3</text:p>
          </table:table-cell>
          <table:table-cell table:style-name="ce3" table:formula="of:=DEC2HEX(ROUND(IF([.$B102]/COS([.AJ$2]*0.0174533)&lt;255;[.$B102]/COS([.AJ$2]*0.0174533);255);0)  ;2)" office:value-type="string" office:string-value="FFFFFFFFE3">
            <text:p>FFFFFFFFE3</text:p>
          </table:table-cell>
          <table:table-cell table:style-name="ce3" table:formula="of:=DEC2HEX(ROUND(IF([.$B102]/COS([.AK$2]*0.0174533)&lt;255;[.$B102]/COS([.AK$2]*0.0174533);255);0)  ;2)" office:value-type="string" office:string-value="FFFFFFFFE2">
            <text:p>FFFFFFFFE2</text:p>
          </table:table-cell>
          <table:table-cell table:style-name="ce3" table:formula="of:=DEC2HEX(ROUND(IF([.$B102]/COS([.AL$2]*0.0174533)&lt;255;[.$B102]/COS([.AL$2]*0.0174533);255);0)  ;2)" office:value-type="string" office:string-value="FFFFFFFFE2">
            <text:p>FFFFFFFFE2</text:p>
          </table:table-cell>
          <table:table-cell table:style-name="ce3" table:formula="of:=DEC2HEX(ROUND(IF([.$B102]/COS([.AM$2]*0.0174533)&lt;255;[.$B102]/COS([.AM$2]*0.0174533);255);0)  ;2)" office:value-type="string" office:string-value="FFFFFFFFE1">
            <text:p>FFFFFFFFE1</text:p>
          </table:table-cell>
          <table:table-cell table:style-name="ce3" table:formula="of:=DEC2HEX(ROUND(IF([.$B102]/COS([.AN$2]*0.0174533)&lt;255;[.$B102]/COS([.AN$2]*0.0174533);255);0)  ;2)" office:value-type="string" office:string-value="FFFFFFFFDF">
            <text:p>FFFFFFFFDF</text:p>
          </table:table-cell>
          <table:table-cell table:style-name="ce3" table:formula="of:=DEC2HEX(ROUND(IF([.$B102]/COS([.AO$2]*0.0174533)&lt;255;[.$B102]/COS([.AO$2]*0.0174533);255);0)  ;2)" office:value-type="string" office:string-value="FFFFFFFFDD">
            <text:p>FFFFFFFFDD</text:p>
          </table:table-cell>
          <table:table-cell table:style-name="ce3" table:formula="of:=DEC2HEX(ROUND(IF([.$B102]/COS([.AP$2]*0.0174533)&lt;255;[.$B102]/COS([.AP$2]*0.0174533);255);0)  ;2)" office:value-type="string" office:string-value="FFFFFFFFDA">
            <text:p>FFFFFFFFDA</text:p>
          </table:table-cell>
          <table:table-cell table:style-name="ce3" table:formula="of:=DEC2HEX(ROUND(IF([.$B102]/COS([.AQ$2]*0.0174533)&lt;255;[.$B102]/COS([.AQ$2]*0.0174533);255);0)  ;2)" office:value-type="string" office:string-value="FFFFFFFFD7">
            <text:p>FFFFFFFFD7</text:p>
          </table:table-cell>
          <table:table-cell table:style-name="ce3" table:formula="of:=DEC2HEX(ROUND(IF([.$B102]/COS([.AR$2]*0.0174533)&lt;255;[.$B102]/COS([.AR$2]*0.0174533);255);0)  ;2)" office:value-type="string" office:string-value="FFFFFFFFD2">
            <text:p>FFFFFFFFD2</text:p>
          </table:table-cell>
          <table:table-cell table:style-name="ce3" table:formula="of:=DEC2HEX(ROUND(IF([.$B102]/COS([.AS$2]*0.0174533)&lt;255;[.$B102]/COS([.AS$2]*0.0174533);255);0)  ;2)" office:value-type="string" office:string-value="FFFFFFFFCC">
            <text:p>FFFFFFFFCC</text:p>
          </table:table-cell>
          <table:table-cell table:style-name="ce3" table:formula="of:=DEC2HEX(ROUND(IF([.$B102]/COS([.AT$2]*0.0174533)&lt;255;[.$B102]/COS([.AT$2]*0.0174533);255);0)  ;2)" office:value-type="string" office:string-value="FFFFFFFFC2">
            <text:p>FFFFFFFFC2</text:p>
          </table:table-cell>
          <table:table-cell table:style-name="ce3" table:formula="of:=DEC2HEX(ROUND(IF([.$B102]/COS([.AU$2]*0.0174533)&lt;255;[.$B102]/COS([.AU$2]*0.0174533);255);0)  ;2)" office:value-type="string" office:string-value="FFFFFFFFB4">
            <text:p>FFFFFFFFB4</text:p>
          </table:table-cell>
          <table:table-cell table:style-name="ce3" table:formula="of:=DEC2HEX(ROUND(IF([.$B102]/COS([.AV$2]*0.0174533)&lt;255;[.$B102]/COS([.AV$2]*0.0174533);255);0)  ;2)" office:value-type="string" office:string-value="FFFFFFFF9C">
            <text:p>FFFFFFFF9C</text:p>
          </table:table-cell>
          <table:table-cell table:style-name="ce3" table:formula="of:=DEC2HEX(ROUND(IF([.$B102]/COS([.AW$2]*0.0174533)&lt;255;[.$B102]/COS([.AW$2]*0.0174533);255);0)  ;2)" office:value-type="string" office:string-value="FFFFFFFF6B">
            <text:p>FFFFFFFF6B</text:p>
          </table:table-cell>
          <table:table-cell table:style-name="ce3" table:formula="of:=DEC2HEX(ROUND(IF([.$B102]/COS([.AX$2]*0.0174533)&lt;255;[.$B102]/COS([.AX$2]*0.0174533);255);0)  ;2)" office:value-type="string" office:string-value="FFFFFFFED8">
            <text:p>FFFFFFFED8</text:p>
          </table:table-cell>
          <table:table-cell table:style-name="ce3" table:formula="of:=DEC2HEX(ROUND(IF([.$B102]/COS([.AY$2]*0.0174533)&lt;255;[.$B102]/COS([.AY$2]*0.0174533);255);0)  ;2)" office:value-type="string" office:string-value="FF">
            <text:p>FF</text:p>
          </table:table-cell>
          <table:table-cell table:style-name="ce3" table:formula="of:=DEC2HEX(ROUND(IF([.$B102]/COS([.AZ$2]*0.0174533)&lt;255;[.$B102]/COS([.AZ$2]*0.0174533);255);0)  ;2)" office:value-type="string" office:string-value="FF">
            <text:p>FF</text:p>
          </table:table-cell>
          <table:table-cell table:style-name="ce3" table:formula="of:=DEC2HEX(ROUND(IF([.$B102]/COS([.BA$2]*0.0174533)&lt;255;[.$B102]/COS([.BA$2]*0.0174533);255);0)  ;2)" office:value-type="string" office:string-value="95">
            <text:p>95</text:p>
          </table:table-cell>
          <table:table-cell table:style-name="ce3" table:formula="of:=DEC2HEX(ROUND(IF([.$B102]/COS([.BB$2]*0.0174533)&lt;255;[.$B102]/COS([.BB$2]*0.0174533);255);0)  ;2)" office:value-type="string" office:string-value="64">
            <text:p>64</text:p>
          </table:table-cell>
          <table:table-cell table:style-name="ce3" table:formula="of:=DEC2HEX(ROUND(IF([.$B102]/COS([.BC$2]*0.0174533)&lt;255;[.$B102]/COS([.BC$2]*0.0174533);255);0)  ;2)" office:value-type="string" office:string-value="4C">
            <text:p>4C</text:p>
          </table:table-cell>
          <table:table-cell table:style-name="ce3" table:formula="of:=DEC2HEX(ROUND(IF([.$B102]/COS([.BD$2]*0.0174533)&lt;255;[.$B102]/COS([.BD$2]*0.0174533);255);0)  ;2)" office:value-type="string" office:string-value="3E">
            <text:p>3E</text:p>
          </table:table-cell>
          <table:table-cell table:style-name="ce3" table:formula="of:=DEC2HEX(ROUND(IF([.$B102]/COS([.BE$2]*0.0174533)&lt;255;[.$B102]/COS([.BE$2]*0.0174533);255);0)  ;2)" office:value-type="string" office:string-value="34">
            <text:p>34</text:p>
          </table:table-cell>
          <table:table-cell table:style-name="ce3" table:formula="of:=DEC2HEX(ROUND(IF([.$B102]/COS([.BF$2]*0.0174533)&lt;255;[.$B102]/COS([.BF$2]*0.0174533);255);0)  ;2)" office:value-type="string" office:string-value="2E">
            <text:p>2E</text:p>
          </table:table-cell>
          <table:table-cell table:style-name="ce3" table:formula="of:=DEC2HEX(ROUND(IF([.$B102]/COS([.BG$2]*0.0174533)&lt;255;[.$B102]/COS([.BG$2]*0.0174533);255);0)  ;2)" office:value-type="string" office:string-value="29">
            <text:p>29</text:p>
          </table:table-cell>
          <table:table-cell table:style-name="ce3" table:formula="of:=DEC2HEX(ROUND(IF([.$B102]/COS([.BH$2]*0.0174533)&lt;255;[.$B102]/COS([.BH$2]*0.0174533);255);0)  ;2)" office:value-type="string" office:string-value="26">
            <text:p>26</text:p>
          </table:table-cell>
          <table:table-cell table:style-name="ce3" table:formula="of:=DEC2HEX(ROUND(IF([.$B102]/COS([.BI$2]*0.0174533)&lt;255;[.$B102]/COS([.BI$2]*0.0174533);255);0)  ;2)" office:value-type="string" office:string-value="23">
            <text:p>23</text:p>
          </table:table-cell>
          <table:table-cell table:style-name="ce3" table:formula="of:=DEC2HEX(ROUND(IF([.$B102]/COS([.BJ$2]*0.0174533)&lt;255;[.$B102]/COS([.BJ$2]*0.0174533);255);0)  ;2)" office:value-type="string" office:string-value="21">
            <text:p>21</text:p>
          </table:table-cell>
          <table:table-cell table:style-name="ce3" table:formula="of:=DEC2HEX(ROUND(IF([.$B102]/COS([.BK$2]*0.0174533)&lt;255;[.$B102]/COS([.BK$2]*0.0174533);255);0)  ;2)" office:value-type="string" office:string-value="1F">
            <text:p>1F</text:p>
          </table:table-cell>
          <table:table-cell table:style-name="ce3" table:formula="of:=DEC2HEX(ROUND(IF([.$B102]/COS([.BL$2]*0.0174533)&lt;255;[.$B102]/COS([.BL$2]*0.0174533);255);0)  ;2)" office:value-type="string" office:string-value="1E">
            <text:p>1E</text:p>
          </table:table-cell>
          <table:table-cell table:style-name="ce3" table:formula="of:=DEC2HEX(ROUND(IF([.$B102]/COS([.BM$2]*0.0174533)&lt;255;[.$B102]/COS([.BM$2]*0.0174533);255);0)  ;2)" office:value-type="string" office:string-value="1E">
            <text:p>1E</text:p>
          </table:table-cell>
          <table:table-cell table:style-name="ce3" table:formula="of:=DEC2HEX(ROUND(IF([.$B102]/COS([.BN$2]*0.0174533)&lt;255;[.$B102]/COS([.BN$2]*0.0174533);255);0)  ;2)" office:value-type="string" office:string-value="1D">
            <text:p>1D</text:p>
          </table:table-cell>
          <table:table-cell table:style-name="ce3" table:formula="of:=DEC2HEX(ROUND(IF([.$B102]/COS([.BO$2]*0.0174533)&lt;255;[.$B102]/COS([.BO$2]*0.0174533);255);0)  ;2)" office:value-type="string" office:string-value="1D">
            <text:p>1D</text:p>
          </table:table-cell>
          <table:table-cell table:style-name="ce3" table:formula="of:=DEC2HEX(ROUND(IF([.$B102]/COS([.BP$2]*0.0174533)&lt;255;[.$B102]/COS([.BP$2]*0.0174533);255);0)  ;2)" office:value-type="string" office:string-value="1D">
            <text:p>1D</text:p>
          </table:table-cell>
          <table:table-cell table:style-name="ce3" table:formula="of:=DEC2HEX(ROUND(IF([.$B102]/COS([.BQ$2]*0.0174533)&lt;255;[.$B102]/COS([.BQ$2]*0.0174533);255);0)  ;2)" office:value-type="string" office:string-value="1E">
            <text:p>1E</text:p>
          </table:table-cell>
          <table:table-cell table:style-name="ce3" table:formula="of:=DEC2HEX(ROUND(IF([.$B102]/COS([.BR$2]*0.0174533)&lt;255;[.$B102]/COS([.BR$2]*0.0174533);255);0)  ;2)" office:value-type="string" office:string-value="1E">
            <text:p>1E</text:p>
          </table:table-cell>
          <table:table-cell table:style-name="ce3" table:formula="of:=DEC2HEX(ROUND(IF([.$B102]/COS([.BS$2]*0.0174533)&lt;255;[.$B102]/COS([.BS$2]*0.0174533);255);0)  ;2)" office:value-type="string" office:string-value="1F">
            <text:p>1F</text:p>
          </table:table-cell>
          <table:table-cell table:style-name="ce3" table:formula="of:=DEC2HEX(ROUND(IF([.$B102]/COS([.BT$2]*0.0174533)&lt;255;[.$B102]/COS([.BT$2]*0.0174533);255);0)  ;2)" office:value-type="string" office:string-value="21">
            <text:p>21</text:p>
          </table:table-cell>
          <table:table-cell table:style-name="ce3" table:formula="of:=DEC2HEX(ROUND(IF([.$B102]/COS([.BU$2]*0.0174533)&lt;255;[.$B102]/COS([.BU$2]*0.0174533);255);0)  ;2)" office:value-type="string" office:string-value="23">
            <text:p>23</text:p>
          </table:table-cell>
          <table:table-cell table:style-name="ce3" table:formula="of:=DEC2HEX(ROUND(IF([.$B102]/COS([.BV$2]*0.0174533)&lt;255;[.$B102]/COS([.BV$2]*0.0174533);255);0)  ;2)" office:value-type="string" office:string-value="26">
            <text:p>26</text:p>
          </table:table-cell>
          <table:table-cell table:style-name="ce3" table:formula="of:=DEC2HEX(ROUND(IF([.$B102]/COS([.BW$2]*0.0174533)&lt;255;[.$B102]/COS([.BW$2]*0.0174533);255);0)  ;2)" office:value-type="string" office:string-value="29">
            <text:p>29</text:p>
          </table:table-cell>
          <table:table-cell table:style-name="ce3" table:formula="of:=DEC2HEX(ROUND(IF([.$B102]/COS([.BX$2]*0.0174533)&lt;255;[.$B102]/COS([.BX$2]*0.0174533);255);0)  ;2)" office:value-type="string" office:string-value="2E">
            <text:p>2E</text:p>
          </table:table-cell>
          <table:table-cell table:style-name="ce3" table:formula="of:=DEC2HEX(ROUND(IF([.$B102]/COS([.BY$2]*0.0174533)&lt;255;[.$B102]/COS([.BY$2]*0.0174533);255);0)  ;2)" office:value-type="string" office:string-value="34">
            <text:p>34</text:p>
          </table:table-cell>
          <table:table-cell table:style-name="ce3" table:formula="of:=DEC2HEX(ROUND(IF([.$B102]/COS([.BZ$2]*0.0174533)&lt;255;[.$B102]/COS([.BZ$2]*0.0174533);255);0)  ;2)" office:value-type="string" office:string-value="3E">
            <text:p>3E</text:p>
          </table:table-cell>
          <table:table-cell table:style-name="ce3" table:formula="of:=DEC2HEX(ROUND(IF([.$B102]/COS([.CA$2]*0.0174533)&lt;255;[.$B102]/COS([.CA$2]*0.0174533);255);0)  ;2)" office:value-type="string" office:string-value="4C">
            <text:p>4C</text:p>
          </table:table-cell>
          <table:table-cell table:style-name="ce3" table:formula="of:=DEC2HEX(ROUND(IF([.$B102]/COS([.CB$2]*0.0174533)&lt;255;[.$B102]/COS([.CB$2]*0.0174533);255);0)  ;2)" office:value-type="string" office:string-value="64">
            <text:p>64</text:p>
          </table:table-cell>
          <table:table-cell table:style-name="ce3" table:formula="of:=DEC2HEX(ROUND(IF([.$B102]/COS([.CC$2]*0.0174533)&lt;255;[.$B102]/COS([.CC$2]*0.0174533);255);0)  ;2)" office:value-type="string" office:string-value="95">
            <text:p>95</text:p>
          </table:table-cell>
          <table:table-cell table:number-columns-repeated="943"/>
        </table:table-row>
        <table:table-row table:style-name="ro1">
          <table:table-cell table:formula="of:=[.A102]+1" office:value-type="float" office:value="99">
            <text:p>99</text:p>
          </table:table-cell>
          <table:table-cell table:style-name="ce2" table:formula="of:=[.B102]-1" office:value-type="float" office:value="28">
            <text:p>28</text:p>
          </table:table-cell>
          <table:table-cell table:formula="of:=DEC2HEX(ROUND(IF([.$B103]/[.C$3]&lt;127;127-[.$B103]/[.C$3];0) ;0) ;2)" office:value-type="string" office:string-value="63">
            <text:p>63</text:p>
          </table:table-cell>
          <table:table-cell table:formula="of:=DEC2HEX(ROUND(IF([.$B103]/[.D$3]&lt;127;127-[.$B103]/[.D$3];0) ;0) ;2)" office:value-type="string" office:string-value="63">
            <text:p>63</text:p>
          </table:table-cell>
          <table:table-cell table:formula="of:=DEC2HEX(ROUND(IF([.$B103]/[.E$3]&lt;127;127-[.$B103]/[.E$3];0) ;0) ;2)" office:value-type="string" office:string-value="62">
            <text:p>62</text:p>
          </table:table-cell>
          <table:table-cell table:formula="of:=DEC2HEX(ROUND(IF([.$B103]/[.F$3]&lt;127;127-[.$B103]/[.F$3];0) ;0) ;2)" office:value-type="string" office:string-value="62">
            <text:p>62</text:p>
          </table:table-cell>
          <table:table-cell table:formula="of:=DEC2HEX(ROUND(IF([.$B103]/[.G$3]&lt;127;127-[.$B103]/[.G$3];0) ;0) ;2)" office:value-type="string" office:string-value="61">
            <text:p>61</text:p>
          </table:table-cell>
          <table:table-cell table:formula="of:=DEC2HEX(ROUND(IF([.$B103]/[.H$3]&lt;127;127-[.$B103]/[.H$3];0) ;0) ;2)" office:value-type="string" office:string-value="5F">
            <text:p>5F</text:p>
          </table:table-cell>
          <table:table-cell table:formula="of:=DEC2HEX(ROUND(IF([.$B103]/[.I$3]&lt;127;127-[.$B103]/[.I$3];0) ;0) ;2)" office:value-type="string" office:string-value="5D">
            <text:p>5D</text:p>
          </table:table-cell>
          <table:table-cell table:formula="of:=DEC2HEX(ROUND(IF([.$B103]/[.J$3]&lt;127;127-[.$B103]/[.J$3];0) ;0) ;2)" office:value-type="string" office:string-value="5B">
            <text:p>5B</text:p>
          </table:table-cell>
          <table:table-cell table:formula="of:=DEC2HEX(ROUND(IF([.$B103]/[.K$3]&lt;127;127-[.$B103]/[.K$3];0) ;0) ;2)" office:value-type="string" office:string-value="57">
            <text:p>57</text:p>
          </table:table-cell>
          <table:table-cell table:formula="of:=DEC2HEX(ROUND(IF([.$B103]/[.L$3]&lt;127;127-[.$B103]/[.L$3];0) ;0) ;2)" office:value-type="string" office:string-value="53">
            <text:p>53</text:p>
          </table:table-cell>
          <table:table-cell table:style-name="ce3" table:formula="of:=DEC2HEX(ROUND(IF([.$B103]/[.M$3]&lt;127;127-[.$B103]/[.M$3];0) ;0) ;2)" office:value-type="string" office:string-value="4D">
            <text:p>4D</text:p>
          </table:table-cell>
          <table:table-cell table:style-name="ce3" table:formula="of:=DEC2HEX(ROUND(IF([.$B103]/[.N$3]&lt;127;127-[.$B103]/[.N$3];0) ;0) ;2)" office:value-type="string" office:string-value="44">
            <text:p>44</text:p>
          </table:table-cell>
          <table:table-cell table:style-name="ce3" table:formula="of:=DEC2HEX(ROUND(IF([.$B103]/[.O$3]&lt;127;127-[.$B103]/[.O$3];0) ;0) ;2)" office:value-type="string" office:string-value="36">
            <text:p>36</text:p>
          </table:table-cell>
          <table:table-cell table:style-name="ce3" table:formula="of:=DEC2HEX(ROUND(IF([.$B103]/[.P$3]&lt;127;127-[.$B103]/[.P$3];0) ;0) ;2)" office:value-type="string" office:string-value="1E">
            <text:p>1E</text:p>
          </table:table-cell>
          <table:table-cell table:style-name="ce3" table:formula="of:=DEC2HEX(ROUND(IF([.$B103]/[.Q$3]&lt;127;127-[.$B103]/[.Q$3];0) ;0) ;2)" office:value-type="string" office:string-value="00">
            <text:p>00</text:p>
          </table:table-cell>
          <table:table-cell table:style-name="ce3" table:formula="of:=DEC2HEX(ROUND(IF([.$B103]/[.R$3]&lt;127;127-[.$B103]/[.R$3];0) ;0) ;2)" office:value-type="string" office:string-value="00">
            <text:p>00</text:p>
          </table:table-cell>
          <table:table-cell table:style-name="ce3" table:formula="of:=DEC2HEX(ROUND(IF([.$B103]/[.S$3]&lt;127;[.$B103]/[.S$3];127) ;0) ;2)" office:value-type="float" office:value="0">
            <text:p>#ДЕЛ/0!</text:p>
          </table:table-cell>
          <table:table-cell table:style-name="ce3" table:formula="of:=DEC2HEX(ROUND(IF([.$B103]/[.T$3]&lt;127;[.$B103]/[.T$3];127) ;0) ;2)" office:value-type="string" office:string-value="FFFFFFFEE2">
            <text:p>FFFFFFFEE2</text:p>
          </table:table-cell>
          <table:table-cell table:style-name="ce3" table:formula="of:=DEC2HEX(ROUND(IF([.$B103]/[.U$3]&lt;127;[.$B103]/[.U$3];127) ;0) ;2)" office:value-type="string" office:string-value="FFFFFFFF70">
            <text:p>FFFFFFFF70</text:p>
          </table:table-cell>
          <table:table-cell table:style-name="ce3" table:formula="of:=DEC2HEX(ROUND(IF([.$B103]/[.V$3]&lt;127;[.$B103]/[.V$3];127) ;0) ;2)" office:value-type="string" office:string-value="FFFFFFFF9F">
            <text:p>FFFFFFFF9F</text:p>
          </table:table-cell>
          <table:table-cell table:style-name="ce3" table:formula="of:=DEC2HEX(ROUND(IF([.$B103]/[.W$3]&lt;127;[.$B103]/[.W$3];127) ;0) ;2)" office:value-type="string" office:string-value="FFFFFFFFB7">
            <text:p>FFFFFFFFB7</text:p>
          </table:table-cell>
          <table:table-cell table:style-name="ce3" table:formula="of:=DEC2HEX(ROUND(IF([.$B103]/[.X$3]&lt;127;[.$B103]/[.X$3];127) ;0) ;2)" office:value-type="string" office:string-value="FFFFFFFFC5">
            <text:p>FFFFFFFFC5</text:p>
          </table:table-cell>
          <table:table-cell table:style-name="ce3" table:formula="of:=DEC2HEX(ROUND(IF([.$B103]/[.Y$3]&lt;127;[.$B103]/[.Y$3];127) ;0) ;2)" office:value-type="string" office:string-value="FFFFFFFFCE">
            <text:p>FFFFFFFFCE</text:p>
          </table:table-cell>
          <table:table-cell table:style-name="ce3" table:formula="of:=DEC2HEX(ROUND(IF([.$B103]/[.Z$3]&lt;127;[.$B103]/[.Z$3];127) ;0) ;2)" office:value-type="string" office:string-value="FFFFFFFFD4">
            <text:p>FFFFFFFFD4</text:p>
          </table:table-cell>
          <table:table-cell table:style-name="ce3" table:formula="of:=DEC2HEX(ROUND(IF([.$B103]/[.AA$3]&lt;127;[.$B103]/[.AA$3];127) ;0) ;2)" office:value-type="string" office:string-value="FFFFFFFFD8">
            <text:p>FFFFFFFFD8</text:p>
          </table:table-cell>
          <table:table-cell table:style-name="ce3" table:formula="of:=DEC2HEX(ROUND(IF([.$B103]/[.AB$3]&lt;127;[.$B103]/[.AB$3];127) ;0) ;2)" office:value-type="string" office:string-value="FFFFFFFFDC">
            <text:p>FFFFFFFFDC</text:p>
          </table:table-cell>
          <table:table-cell table:style-name="ce3" table:formula="of:=DEC2HEX(ROUND(IF([.$B103]/[.AC$3]&lt;127;[.$B103]/[.AC$3];127) ;0) ;2)" office:value-type="string" office:string-value="FFFFFFFFDE">
            <text:p>FFFFFFFFDE</text:p>
          </table:table-cell>
          <table:table-cell table:style-name="ce3" table:formula="of:=DEC2HEX(ROUND(IF([.$B103]/[.AD$3]&lt;127;[.$B103]/[.AD$3];127) ;0) ;2)" office:value-type="string" office:string-value="FFFFFFFFE0">
            <text:p>FFFFFFFFE0</text:p>
          </table:table-cell>
          <table:table-cell table:style-name="ce3" table:formula="of:=DEC2HEX(ROUND(IF([.$B103]/[.AE$3]&lt;127;[.$B103]/[.AE$3];127) ;0) ;2)" office:value-type="string" office:string-value="FFFFFFFFE2">
            <text:p>FFFFFFFFE2</text:p>
          </table:table-cell>
          <table:table-cell table:style-name="ce3" table:formula="of:=DEC2HEX(ROUND(IF([.$B103]/[.AF$3]&lt;127;[.$B103]/[.AF$3];127) ;0) ;2)" office:value-type="string" office:string-value="FFFFFFFFE3">
            <text:p>FFFFFFFFE3</text:p>
          </table:table-cell>
          <table:table-cell table:style-name="ce3" table:formula="of:=DEC2HEX(ROUND(IF([.$B103]/[.AG$3]&lt;127;[.$B103]/[.AG$3];127) ;0) ;2)" office:value-type="string" office:string-value="FFFFFFFFE3">
            <text:p>FFFFFFFFE3</text:p>
          </table:table-cell>
          <table:table-cell table:style-name="ce3" table:formula="of:=DEC2HEX(ROUND(IF([.$B103]/[.AH$3]&lt;127;[.$B103]/[.AH$3];127) ;0) ;2)" office:value-type="string" office:string-value="FFFFFFFFE4">
            <text:p>FFFFFFFFE4</text:p>
          </table:table-cell>
          <table:table-cell table:style-name="ce3" table:formula="of:=DEC2HEX(ROUND(IF([.$B103]/COS([.AI$2]*0.0174533)&lt;255;[.$B103]/COS([.AI$2]*0.0174533);255);0)  ;2)" office:value-type="string" office:string-value="FFFFFFFFE4">
            <text:p>FFFFFFFFE4</text:p>
          </table:table-cell>
          <table:table-cell table:style-name="ce3" table:formula="of:=DEC2HEX(ROUND(IF([.$B103]/COS([.AJ$2]*0.0174533)&lt;255;[.$B103]/COS([.AJ$2]*0.0174533);255);0)  ;2)" office:value-type="string" office:string-value="FFFFFFFFE4">
            <text:p>FFFFFFFFE4</text:p>
          </table:table-cell>
          <table:table-cell table:style-name="ce3" table:formula="of:=DEC2HEX(ROUND(IF([.$B103]/COS([.AK$2]*0.0174533)&lt;255;[.$B103]/COS([.AK$2]*0.0174533);255);0)  ;2)" office:value-type="string" office:string-value="FFFFFFFFE3">
            <text:p>FFFFFFFFE3</text:p>
          </table:table-cell>
          <table:table-cell table:style-name="ce3" table:formula="of:=DEC2HEX(ROUND(IF([.$B103]/COS([.AL$2]*0.0174533)&lt;255;[.$B103]/COS([.AL$2]*0.0174533);255);0)  ;2)" office:value-type="string" office:string-value="FFFFFFFFE3">
            <text:p>FFFFFFFFE3</text:p>
          </table:table-cell>
          <table:table-cell table:style-name="ce3" table:formula="of:=DEC2HEX(ROUND(IF([.$B103]/COS([.AM$2]*0.0174533)&lt;255;[.$B103]/COS([.AM$2]*0.0174533);255);0)  ;2)" office:value-type="string" office:string-value="FFFFFFFFE2">
            <text:p>FFFFFFFFE2</text:p>
          </table:table-cell>
          <table:table-cell table:style-name="ce3" table:formula="of:=DEC2HEX(ROUND(IF([.$B103]/COS([.AN$2]*0.0174533)&lt;255;[.$B103]/COS([.AN$2]*0.0174533);255);0)  ;2)" office:value-type="string" office:string-value="FFFFFFFFE0">
            <text:p>FFFFFFFFE0</text:p>
          </table:table-cell>
          <table:table-cell table:style-name="ce3" table:formula="of:=DEC2HEX(ROUND(IF([.$B103]/COS([.AO$2]*0.0174533)&lt;255;[.$B103]/COS([.AO$2]*0.0174533);255);0)  ;2)" office:value-type="string" office:string-value="FFFFFFFFDE">
            <text:p>FFFFFFFFDE</text:p>
          </table:table-cell>
          <table:table-cell table:style-name="ce3" table:formula="of:=DEC2HEX(ROUND(IF([.$B103]/COS([.AP$2]*0.0174533)&lt;255;[.$B103]/COS([.AP$2]*0.0174533);255);0)  ;2)" office:value-type="string" office:string-value="FFFFFFFFDC">
            <text:p>FFFFFFFFDC</text:p>
          </table:table-cell>
          <table:table-cell table:style-name="ce3" table:formula="of:=DEC2HEX(ROUND(IF([.$B103]/COS([.AQ$2]*0.0174533)&lt;255;[.$B103]/COS([.AQ$2]*0.0174533);255);0)  ;2)" office:value-type="string" office:string-value="FFFFFFFFD8">
            <text:p>FFFFFFFFD8</text:p>
          </table:table-cell>
          <table:table-cell table:style-name="ce3" table:formula="of:=DEC2HEX(ROUND(IF([.$B103]/COS([.AR$2]*0.0174533)&lt;255;[.$B103]/COS([.AR$2]*0.0174533);255);0)  ;2)" office:value-type="string" office:string-value="FFFFFFFFD4">
            <text:p>FFFFFFFFD4</text:p>
          </table:table-cell>
          <table:table-cell table:style-name="ce3" table:formula="of:=DEC2HEX(ROUND(IF([.$B103]/COS([.AS$2]*0.0174533)&lt;255;[.$B103]/COS([.AS$2]*0.0174533);255);0)  ;2)" office:value-type="string" office:string-value="FFFFFFFFCE">
            <text:p>FFFFFFFFCE</text:p>
          </table:table-cell>
          <table:table-cell table:style-name="ce3" table:formula="of:=DEC2HEX(ROUND(IF([.$B103]/COS([.AT$2]*0.0174533)&lt;255;[.$B103]/COS([.AT$2]*0.0174533);255);0)  ;2)" office:value-type="string" office:string-value="FFFFFFFFC5">
            <text:p>FFFFFFFFC5</text:p>
          </table:table-cell>
          <table:table-cell table:style-name="ce3" table:formula="of:=DEC2HEX(ROUND(IF([.$B103]/COS([.AU$2]*0.0174533)&lt;255;[.$B103]/COS([.AU$2]*0.0174533);255);0)  ;2)" office:value-type="string" office:string-value="FFFFFFFFB7">
            <text:p>FFFFFFFFB7</text:p>
          </table:table-cell>
          <table:table-cell table:style-name="ce3" table:formula="of:=DEC2HEX(ROUND(IF([.$B103]/COS([.AV$2]*0.0174533)&lt;255;[.$B103]/COS([.AV$2]*0.0174533);255);0)  ;2)" office:value-type="string" office:string-value="FFFFFFFFA0">
            <text:p>FFFFFFFFA0</text:p>
          </table:table-cell>
          <table:table-cell table:style-name="ce3" table:formula="of:=DEC2HEX(ROUND(IF([.$B103]/COS([.AW$2]*0.0174533)&lt;255;[.$B103]/COS([.AW$2]*0.0174533);255);0)  ;2)" office:value-type="string" office:string-value="FFFFFFFF70">
            <text:p>FFFFFFFF70</text:p>
          </table:table-cell>
          <table:table-cell table:style-name="ce3" table:formula="of:=DEC2HEX(ROUND(IF([.$B103]/COS([.AX$2]*0.0174533)&lt;255;[.$B103]/COS([.AX$2]*0.0174533);255);0)  ;2)" office:value-type="string" office:string-value="FFFFFFFEE2">
            <text:p>FFFFFFFEE2</text:p>
          </table:table-cell>
          <table:table-cell table:style-name="ce3" table:formula="of:=DEC2HEX(ROUND(IF([.$B103]/COS([.AY$2]*0.0174533)&lt;255;[.$B103]/COS([.AY$2]*0.0174533);255);0)  ;2)" office:value-type="string" office:string-value="FF">
            <text:p>FF</text:p>
          </table:table-cell>
          <table:table-cell table:style-name="ce3" table:formula="of:=DEC2HEX(ROUND(IF([.$B103]/COS([.AZ$2]*0.0174533)&lt;255;[.$B103]/COS([.AZ$2]*0.0174533);255);0)  ;2)" office:value-type="string" office:string-value="FF">
            <text:p>FF</text:p>
          </table:table-cell>
          <table:table-cell table:style-name="ce3" table:formula="of:=DEC2HEX(ROUND(IF([.$B103]/COS([.BA$2]*0.0174533)&lt;255;[.$B103]/COS([.BA$2]*0.0174533);255);0)  ;2)" office:value-type="string" office:string-value="90">
            <text:p>90</text:p>
          </table:table-cell>
          <table:table-cell table:style-name="ce3" table:formula="of:=DEC2HEX(ROUND(IF([.$B103]/COS([.BB$2]*0.0174533)&lt;255;[.$B103]/COS([.BB$2]*0.0174533);255);0)  ;2)" office:value-type="string" office:string-value="60">
            <text:p>60</text:p>
          </table:table-cell>
          <table:table-cell table:style-name="ce3" table:formula="of:=DEC2HEX(ROUND(IF([.$B103]/COS([.BC$2]*0.0174533)&lt;255;[.$B103]/COS([.BC$2]*0.0174533);255);0)  ;2)" office:value-type="string" office:string-value="49">
            <text:p>49</text:p>
          </table:table-cell>
          <table:table-cell table:style-name="ce3" table:formula="of:=DEC2HEX(ROUND(IF([.$B103]/COS([.BD$2]*0.0174533)&lt;255;[.$B103]/COS([.BD$2]*0.0174533);255);0)  ;2)" office:value-type="string" office:string-value="3B">
            <text:p>3B</text:p>
          </table:table-cell>
          <table:table-cell table:style-name="ce3" table:formula="of:=DEC2HEX(ROUND(IF([.$B103]/COS([.BE$2]*0.0174533)&lt;255;[.$B103]/COS([.BE$2]*0.0174533);255);0)  ;2)" office:value-type="string" office:string-value="32">
            <text:p>32</text:p>
          </table:table-cell>
          <table:table-cell table:style-name="ce3" table:formula="of:=DEC2HEX(ROUND(IF([.$B103]/COS([.BF$2]*0.0174533)&lt;255;[.$B103]/COS([.BF$2]*0.0174533);255);0)  ;2)" office:value-type="string" office:string-value="2C">
            <text:p>2C</text:p>
          </table:table-cell>
          <table:table-cell table:style-name="ce3" table:formula="of:=DEC2HEX(ROUND(IF([.$B103]/COS([.BG$2]*0.0174533)&lt;255;[.$B103]/COS([.BG$2]*0.0174533);255);0)  ;2)" office:value-type="string" office:string-value="28">
            <text:p>28</text:p>
          </table:table-cell>
          <table:table-cell table:style-name="ce3" table:formula="of:=DEC2HEX(ROUND(IF([.$B103]/COS([.BH$2]*0.0174533)&lt;255;[.$B103]/COS([.BH$2]*0.0174533);255);0)  ;2)" office:value-type="string" office:string-value="24">
            <text:p>24</text:p>
          </table:table-cell>
          <table:table-cell table:style-name="ce3" table:formula="of:=DEC2HEX(ROUND(IF([.$B103]/COS([.BI$2]*0.0174533)&lt;255;[.$B103]/COS([.BI$2]*0.0174533);255);0)  ;2)" office:value-type="string" office:string-value="22">
            <text:p>22</text:p>
          </table:table-cell>
          <table:table-cell table:style-name="ce3" table:formula="of:=DEC2HEX(ROUND(IF([.$B103]/COS([.BJ$2]*0.0174533)&lt;255;[.$B103]/COS([.BJ$2]*0.0174533);255);0)  ;2)" office:value-type="string" office:string-value="20">
            <text:p>20</text:p>
          </table:table-cell>
          <table:table-cell table:style-name="ce3" table:formula="of:=DEC2HEX(ROUND(IF([.$B103]/COS([.BK$2]*0.0174533)&lt;255;[.$B103]/COS([.BK$2]*0.0174533);255);0)  ;2)" office:value-type="string" office:string-value="1E">
            <text:p>1E</text:p>
          </table:table-cell>
          <table:table-cell table:style-name="ce3" table:formula="of:=DEC2HEX(ROUND(IF([.$B103]/COS([.BL$2]*0.0174533)&lt;255;[.$B103]/COS([.BL$2]*0.0174533);255);0)  ;2)" office:value-type="string" office:string-value="1D">
            <text:p>1D</text:p>
          </table:table-cell>
          <table:table-cell table:style-name="ce3" table:formula="of:=DEC2HEX(ROUND(IF([.$B103]/COS([.BM$2]*0.0174533)&lt;255;[.$B103]/COS([.BM$2]*0.0174533);255);0)  ;2)" office:value-type="string" office:string-value="1D">
            <text:p>1D</text:p>
          </table:table-cell>
          <table:table-cell table:style-name="ce3" table:formula="of:=DEC2HEX(ROUND(IF([.$B103]/COS([.BN$2]*0.0174533)&lt;255;[.$B103]/COS([.BN$2]*0.0174533);255);0)  ;2)" office:value-type="string" office:string-value="1C">
            <text:p>1C</text:p>
          </table:table-cell>
          <table:table-cell table:style-name="ce3" table:formula="of:=DEC2HEX(ROUND(IF([.$B103]/COS([.BO$2]*0.0174533)&lt;255;[.$B103]/COS([.BO$2]*0.0174533);255);0)  ;2)" office:value-type="string" office:string-value="1C">
            <text:p>1C</text:p>
          </table:table-cell>
          <table:table-cell table:style-name="ce3" table:formula="of:=DEC2HEX(ROUND(IF([.$B103]/COS([.BP$2]*0.0174533)&lt;255;[.$B103]/COS([.BP$2]*0.0174533);255);0)  ;2)" office:value-type="string" office:string-value="1C">
            <text:p>1C</text:p>
          </table:table-cell>
          <table:table-cell table:style-name="ce3" table:formula="of:=DEC2HEX(ROUND(IF([.$B103]/COS([.BQ$2]*0.0174533)&lt;255;[.$B103]/COS([.BQ$2]*0.0174533);255);0)  ;2)" office:value-type="string" office:string-value="1D">
            <text:p>1D</text:p>
          </table:table-cell>
          <table:table-cell table:style-name="ce3" table:formula="of:=DEC2HEX(ROUND(IF([.$B103]/COS([.BR$2]*0.0174533)&lt;255;[.$B103]/COS([.BR$2]*0.0174533);255);0)  ;2)" office:value-type="string" office:string-value="1D">
            <text:p>1D</text:p>
          </table:table-cell>
          <table:table-cell table:style-name="ce3" table:formula="of:=DEC2HEX(ROUND(IF([.$B103]/COS([.BS$2]*0.0174533)&lt;255;[.$B103]/COS([.BS$2]*0.0174533);255);0)  ;2)" office:value-type="string" office:string-value="1E">
            <text:p>1E</text:p>
          </table:table-cell>
          <table:table-cell table:style-name="ce3" table:formula="of:=DEC2HEX(ROUND(IF([.$B103]/COS([.BT$2]*0.0174533)&lt;255;[.$B103]/COS([.BT$2]*0.0174533);255);0)  ;2)" office:value-type="string" office:string-value="20">
            <text:p>20</text:p>
          </table:table-cell>
          <table:table-cell table:style-name="ce3" table:formula="of:=DEC2HEX(ROUND(IF([.$B103]/COS([.BU$2]*0.0174533)&lt;255;[.$B103]/COS([.BU$2]*0.0174533);255);0)  ;2)" office:value-type="string" office:string-value="22">
            <text:p>22</text:p>
          </table:table-cell>
          <table:table-cell table:style-name="ce3" table:formula="of:=DEC2HEX(ROUND(IF([.$B103]/COS([.BV$2]*0.0174533)&lt;255;[.$B103]/COS([.BV$2]*0.0174533);255);0)  ;2)" office:value-type="string" office:string-value="24">
            <text:p>24</text:p>
          </table:table-cell>
          <table:table-cell table:style-name="ce3" table:formula="of:=DEC2HEX(ROUND(IF([.$B103]/COS([.BW$2]*0.0174533)&lt;255;[.$B103]/COS([.BW$2]*0.0174533);255);0)  ;2)" office:value-type="string" office:string-value="28">
            <text:p>28</text:p>
          </table:table-cell>
          <table:table-cell table:style-name="ce3" table:formula="of:=DEC2HEX(ROUND(IF([.$B103]/COS([.BX$2]*0.0174533)&lt;255;[.$B103]/COS([.BX$2]*0.0174533);255);0)  ;2)" office:value-type="string" office:string-value="2C">
            <text:p>2C</text:p>
          </table:table-cell>
          <table:table-cell table:style-name="ce3" table:formula="of:=DEC2HEX(ROUND(IF([.$B103]/COS([.BY$2]*0.0174533)&lt;255;[.$B103]/COS([.BY$2]*0.0174533);255);0)  ;2)" office:value-type="string" office:string-value="32">
            <text:p>32</text:p>
          </table:table-cell>
          <table:table-cell table:style-name="ce3" table:formula="of:=DEC2HEX(ROUND(IF([.$B103]/COS([.BZ$2]*0.0174533)&lt;255;[.$B103]/COS([.BZ$2]*0.0174533);255);0)  ;2)" office:value-type="string" office:string-value="3B">
            <text:p>3B</text:p>
          </table:table-cell>
          <table:table-cell table:style-name="ce3" table:formula="of:=DEC2HEX(ROUND(IF([.$B103]/COS([.CA$2]*0.0174533)&lt;255;[.$B103]/COS([.CA$2]*0.0174533);255);0)  ;2)" office:value-type="string" office:string-value="49">
            <text:p>49</text:p>
          </table:table-cell>
          <table:table-cell table:style-name="ce3" table:formula="of:=DEC2HEX(ROUND(IF([.$B103]/COS([.CB$2]*0.0174533)&lt;255;[.$B103]/COS([.CB$2]*0.0174533);255);0)  ;2)" office:value-type="string" office:string-value="60">
            <text:p>60</text:p>
          </table:table-cell>
          <table:table-cell table:style-name="ce3" table:formula="of:=DEC2HEX(ROUND(IF([.$B103]/COS([.CC$2]*0.0174533)&lt;255;[.$B103]/COS([.CC$2]*0.0174533);255);0)  ;2)" office:value-type="string" office:string-value="90">
            <text:p>90</text:p>
          </table:table-cell>
          <table:table-cell table:number-columns-repeated="943"/>
        </table:table-row>
        <table:table-row table:style-name="ro1">
          <table:table-cell table:formula="of:=[.A103]+1" office:value-type="float" office:value="100">
            <text:p>100</text:p>
          </table:table-cell>
          <table:table-cell table:style-name="ce2" table:formula="of:=[.B103]-1" office:value-type="float" office:value="27">
            <text:p>27</text:p>
          </table:table-cell>
          <table:table-cell table:formula="of:=DEC2HEX(ROUND(IF([.$B104]/[.C$3]&lt;127;127-[.$B104]/[.C$3];0) ;0) ;2)" office:value-type="string" office:string-value="64">
            <text:p>64</text:p>
          </table:table-cell>
          <table:table-cell table:formula="of:=DEC2HEX(ROUND(IF([.$B104]/[.D$3]&lt;127;127-[.$B104]/[.D$3];0) ;0) ;2)" office:value-type="string" office:string-value="64">
            <text:p>64</text:p>
          </table:table-cell>
          <table:table-cell table:formula="of:=DEC2HEX(ROUND(IF([.$B104]/[.E$3]&lt;127;127-[.$B104]/[.E$3];0) ;0) ;2)" office:value-type="string" office:string-value="63">
            <text:p>63</text:p>
          </table:table-cell>
          <table:table-cell table:formula="of:=DEC2HEX(ROUND(IF([.$B104]/[.F$3]&lt;127;127-[.$B104]/[.F$3];0) ;0) ;2)" office:value-type="string" office:string-value="63">
            <text:p>63</text:p>
          </table:table-cell>
          <table:table-cell table:formula="of:=DEC2HEX(ROUND(IF([.$B104]/[.G$3]&lt;127;127-[.$B104]/[.G$3];0) ;0) ;2)" office:value-type="string" office:string-value="62">
            <text:p>62</text:p>
          </table:table-cell>
          <table:table-cell table:formula="of:=DEC2HEX(ROUND(IF([.$B104]/[.H$3]&lt;127;127-[.$B104]/[.H$3];0) ;0) ;2)" office:value-type="string" office:string-value="60">
            <text:p>60</text:p>
          </table:table-cell>
          <table:table-cell table:formula="of:=DEC2HEX(ROUND(IF([.$B104]/[.I$3]&lt;127;127-[.$B104]/[.I$3];0) ;0) ;2)" office:value-type="string" office:string-value="5F">
            <text:p>5F</text:p>
          </table:table-cell>
          <table:table-cell table:formula="of:=DEC2HEX(ROUND(IF([.$B104]/[.J$3]&lt;127;127-[.$B104]/[.J$3];0) ;0) ;2)" office:value-type="string" office:string-value="5C">
            <text:p>5C</text:p>
          </table:table-cell>
          <table:table-cell table:formula="of:=DEC2HEX(ROUND(IF([.$B104]/[.K$3]&lt;127;127-[.$B104]/[.K$3];0) ;0) ;2)" office:value-type="string" office:string-value="59">
            <text:p>59</text:p>
          </table:table-cell>
          <table:table-cell table:formula="of:=DEC2HEX(ROUND(IF([.$B104]/[.L$3]&lt;127;127-[.$B104]/[.L$3];0) ;0) ;2)" office:value-type="string" office:string-value="54">
            <text:p>54</text:p>
          </table:table-cell>
          <table:table-cell table:style-name="ce3" table:formula="of:=DEC2HEX(ROUND(IF([.$B104]/[.M$3]&lt;127;127-[.$B104]/[.M$3];0) ;0) ;2)" office:value-type="string" office:string-value="4E">
            <text:p>4E</text:p>
          </table:table-cell>
          <table:table-cell table:style-name="ce3" table:formula="of:=DEC2HEX(ROUND(IF([.$B104]/[.N$3]&lt;127;127-[.$B104]/[.N$3];0) ;0) ;2)" office:value-type="string" office:string-value="46">
            <text:p>46</text:p>
          </table:table-cell>
          <table:table-cell table:style-name="ce3" table:formula="of:=DEC2HEX(ROUND(IF([.$B104]/[.O$3]&lt;127;127-[.$B104]/[.O$3];0) ;0) ;2)" office:value-type="string" office:string-value="39">
            <text:p>39</text:p>
          </table:table-cell>
          <table:table-cell table:style-name="ce3" table:formula="of:=DEC2HEX(ROUND(IF([.$B104]/[.P$3]&lt;127;127-[.$B104]/[.P$3];0) ;0) ;2)" office:value-type="string" office:string-value="22">
            <text:p>22</text:p>
          </table:table-cell>
          <table:table-cell table:style-name="ce3" table:formula="of:=DEC2HEX(ROUND(IF([.$B104]/[.Q$3]&lt;127;127-[.$B104]/[.Q$3];0) ;0) ;2)" office:value-type="string" office:string-value="00">
            <text:p>00</text:p>
          </table:table-cell>
          <table:table-cell table:style-name="ce3" table:formula="of:=DEC2HEX(ROUND(IF([.$B104]/[.R$3]&lt;127;127-[.$B104]/[.R$3];0) ;0) ;2)" office:value-type="string" office:string-value="00">
            <text:p>00</text:p>
          </table:table-cell>
          <table:table-cell table:style-name="ce3" table:formula="of:=DEC2HEX(ROUND(IF([.$B104]/[.S$3]&lt;127;[.$B104]/[.S$3];127) ;0) ;2)" office:value-type="float" office:value="0">
            <text:p>#ДЕЛ/0!</text:p>
          </table:table-cell>
          <table:table-cell table:style-name="ce3" table:formula="of:=DEC2HEX(ROUND(IF([.$B104]/[.T$3]&lt;127;[.$B104]/[.T$3];127) ;0) ;2)" office:value-type="string" office:string-value="FFFFFFFEEC">
            <text:p>FFFFFFFEEC</text:p>
          </table:table-cell>
          <table:table-cell table:style-name="ce3" table:formula="of:=DEC2HEX(ROUND(IF([.$B104]/[.U$3]&lt;127;[.$B104]/[.U$3];127) ;0) ;2)" office:value-type="string" office:string-value="FFFFFFFF76">
            <text:p>FFFFFFFF76</text:p>
          </table:table-cell>
          <table:table-cell table:style-name="ce3" table:formula="of:=DEC2HEX(ROUND(IF([.$B104]/[.V$3]&lt;127;[.$B104]/[.V$3];127) ;0) ;2)" office:value-type="string" office:string-value="FFFFFFFFA3">
            <text:p>FFFFFFFFA3</text:p>
          </table:table-cell>
          <table:table-cell table:style-name="ce3" table:formula="of:=DEC2HEX(ROUND(IF([.$B104]/[.W$3]&lt;127;[.$B104]/[.W$3];127) ;0) ;2)" office:value-type="string" office:string-value="FFFFFFFFBA">
            <text:p>FFFFFFFFBA</text:p>
          </table:table-cell>
          <table:table-cell table:style-name="ce3" table:formula="of:=DEC2HEX(ROUND(IF([.$B104]/[.X$3]&lt;127;[.$B104]/[.X$3];127) ;0) ;2)" office:value-type="string" office:string-value="FFFFFFFFC7">
            <text:p>FFFFFFFFC7</text:p>
          </table:table-cell>
          <table:table-cell table:style-name="ce3" table:formula="of:=DEC2HEX(ROUND(IF([.$B104]/[.Y$3]&lt;127;[.$B104]/[.Y$3];127) ;0) ;2)" office:value-type="string" office:string-value="FFFFFFFFCF">
            <text:p>FFFFFFFFCF</text:p>
          </table:table-cell>
          <table:table-cell table:style-name="ce3" table:formula="of:=DEC2HEX(ROUND(IF([.$B104]/[.Z$3]&lt;127;[.$B104]/[.Z$3];127) ;0) ;2)" office:value-type="string" office:string-value="FFFFFFFFD5">
            <text:p>FFFFFFFFD5</text:p>
          </table:table-cell>
          <table:table-cell table:style-name="ce3" table:formula="of:=DEC2HEX(ROUND(IF([.$B104]/[.AA$3]&lt;127;[.$B104]/[.AA$3];127) ;0) ;2)" office:value-type="string" office:string-value="FFFFFFFFDA">
            <text:p>FFFFFFFFDA</text:p>
          </table:table-cell>
          <table:table-cell table:style-name="ce3" table:formula="of:=DEC2HEX(ROUND(IF([.$B104]/[.AB$3]&lt;127;[.$B104]/[.AB$3];127) ;0) ;2)" office:value-type="string" office:string-value="FFFFFFFFDD">
            <text:p>FFFFFFFFDD</text:p>
          </table:table-cell>
          <table:table-cell table:style-name="ce3" table:formula="of:=DEC2HEX(ROUND(IF([.$B104]/[.AC$3]&lt;127;[.$B104]/[.AC$3];127) ;0) ;2)" office:value-type="string" office:string-value="FFFFFFFFE0">
            <text:p>FFFFFFFFE0</text:p>
          </table:table-cell>
          <table:table-cell table:style-name="ce3" table:formula="of:=DEC2HEX(ROUND(IF([.$B104]/[.AD$3]&lt;127;[.$B104]/[.AD$3];127) ;0) ;2)" office:value-type="string" office:string-value="FFFFFFFFE1">
            <text:p>FFFFFFFFE1</text:p>
          </table:table-cell>
          <table:table-cell table:style-name="ce3" table:formula="of:=DEC2HEX(ROUND(IF([.$B104]/[.AE$3]&lt;127;[.$B104]/[.AE$3];127) ;0) ;2)" office:value-type="string" office:string-value="FFFFFFFFE3">
            <text:p>FFFFFFFFE3</text:p>
          </table:table-cell>
          <table:table-cell table:style-name="ce3" table:formula="of:=DEC2HEX(ROUND(IF([.$B104]/[.AF$3]&lt;127;[.$B104]/[.AF$3];127) ;0) ;2)" office:value-type="string" office:string-value="FFFFFFFFE4">
            <text:p>FFFFFFFFE4</text:p>
          </table:table-cell>
          <table:table-cell table:style-name="ce3" table:formula="of:=DEC2HEX(ROUND(IF([.$B104]/[.AG$3]&lt;127;[.$B104]/[.AG$3];127) ;0) ;2)" office:value-type="string" office:string-value="FFFFFFFFE4">
            <text:p>FFFFFFFFE4</text:p>
          </table:table-cell>
          <table:table-cell table:style-name="ce3" table:formula="of:=DEC2HEX(ROUND(IF([.$B104]/[.AH$3]&lt;127;[.$B104]/[.AH$3];127) ;0) ;2)" office:value-type="string" office:string-value="FFFFFFFFE5">
            <text:p>FFFFFFFFE5</text:p>
          </table:table-cell>
          <table:table-cell table:style-name="ce3" table:formula="of:=DEC2HEX(ROUND(IF([.$B104]/COS([.AI$2]*0.0174533)&lt;255;[.$B104]/COS([.AI$2]*0.0174533);255);0)  ;2)" office:value-type="string" office:string-value="FFFFFFFFE5">
            <text:p>FFFFFFFFE5</text:p>
          </table:table-cell>
          <table:table-cell table:style-name="ce3" table:formula="of:=DEC2HEX(ROUND(IF([.$B104]/COS([.AJ$2]*0.0174533)&lt;255;[.$B104]/COS([.AJ$2]*0.0174533);255);0)  ;2)" office:value-type="string" office:string-value="FFFFFFFFE5">
            <text:p>FFFFFFFFE5</text:p>
          </table:table-cell>
          <table:table-cell table:style-name="ce3" table:formula="of:=DEC2HEX(ROUND(IF([.$B104]/COS([.AK$2]*0.0174533)&lt;255;[.$B104]/COS([.AK$2]*0.0174533);255);0)  ;2)" office:value-type="string" office:string-value="FFFFFFFFE4">
            <text:p>FFFFFFFFE4</text:p>
          </table:table-cell>
          <table:table-cell table:style-name="ce3" table:formula="of:=DEC2HEX(ROUND(IF([.$B104]/COS([.AL$2]*0.0174533)&lt;255;[.$B104]/COS([.AL$2]*0.0174533);255);0)  ;2)" office:value-type="string" office:string-value="FFFFFFFFE4">
            <text:p>FFFFFFFFE4</text:p>
          </table:table-cell>
          <table:table-cell table:style-name="ce3" table:formula="of:=DEC2HEX(ROUND(IF([.$B104]/COS([.AM$2]*0.0174533)&lt;255;[.$B104]/COS([.AM$2]*0.0174533);255);0)  ;2)" office:value-type="string" office:string-value="FFFFFFFFE3">
            <text:p>FFFFFFFFE3</text:p>
          </table:table-cell>
          <table:table-cell table:style-name="ce3" table:formula="of:=DEC2HEX(ROUND(IF([.$B104]/COS([.AN$2]*0.0174533)&lt;255;[.$B104]/COS([.AN$2]*0.0174533);255);0)  ;2)" office:value-type="string" office:string-value="FFFFFFFFE1">
            <text:p>FFFFFFFFE1</text:p>
          </table:table-cell>
          <table:table-cell table:style-name="ce3" table:formula="of:=DEC2HEX(ROUND(IF([.$B104]/COS([.AO$2]*0.0174533)&lt;255;[.$B104]/COS([.AO$2]*0.0174533);255);0)  ;2)" office:value-type="string" office:string-value="FFFFFFFFE0">
            <text:p>FFFFFFFFE0</text:p>
          </table:table-cell>
          <table:table-cell table:style-name="ce3" table:formula="of:=DEC2HEX(ROUND(IF([.$B104]/COS([.AP$2]*0.0174533)&lt;255;[.$B104]/COS([.AP$2]*0.0174533);255);0)  ;2)" office:value-type="string" office:string-value="FFFFFFFFDD">
            <text:p>FFFFFFFFDD</text:p>
          </table:table-cell>
          <table:table-cell table:style-name="ce3" table:formula="of:=DEC2HEX(ROUND(IF([.$B104]/COS([.AQ$2]*0.0174533)&lt;255;[.$B104]/COS([.AQ$2]*0.0174533);255);0)  ;2)" office:value-type="string" office:string-value="FFFFFFFFDA">
            <text:p>FFFFFFFFDA</text:p>
          </table:table-cell>
          <table:table-cell table:style-name="ce3" table:formula="of:=DEC2HEX(ROUND(IF([.$B104]/COS([.AR$2]*0.0174533)&lt;255;[.$B104]/COS([.AR$2]*0.0174533);255);0)  ;2)" office:value-type="string" office:string-value="FFFFFFFFD5">
            <text:p>FFFFFFFFD5</text:p>
          </table:table-cell>
          <table:table-cell table:style-name="ce3" table:formula="of:=DEC2HEX(ROUND(IF([.$B104]/COS([.AS$2]*0.0174533)&lt;255;[.$B104]/COS([.AS$2]*0.0174533);255);0)  ;2)" office:value-type="string" office:string-value="FFFFFFFFCF">
            <text:p>FFFFFFFFCF</text:p>
          </table:table-cell>
          <table:table-cell table:style-name="ce3" table:formula="of:=DEC2HEX(ROUND(IF([.$B104]/COS([.AT$2]*0.0174533)&lt;255;[.$B104]/COS([.AT$2]*0.0174533);255);0)  ;2)" office:value-type="string" office:string-value="FFFFFFFFC7">
            <text:p>FFFFFFFFC7</text:p>
          </table:table-cell>
          <table:table-cell table:style-name="ce3" table:formula="of:=DEC2HEX(ROUND(IF([.$B104]/COS([.AU$2]*0.0174533)&lt;255;[.$B104]/COS([.AU$2]*0.0174533);255);0)  ;2)" office:value-type="string" office:string-value="FFFFFFFFB9">
            <text:p>FFFFFFFFB9</text:p>
          </table:table-cell>
          <table:table-cell table:style-name="ce3" table:formula="of:=DEC2HEX(ROUND(IF([.$B104]/COS([.AV$2]*0.0174533)&lt;255;[.$B104]/COS([.AV$2]*0.0174533);255);0)  ;2)" office:value-type="string" office:string-value="FFFFFFFFA3">
            <text:p>FFFFFFFFA3</text:p>
          </table:table-cell>
          <table:table-cell table:style-name="ce3" table:formula="of:=DEC2HEX(ROUND(IF([.$B104]/COS([.AW$2]*0.0174533)&lt;255;[.$B104]/COS([.AW$2]*0.0174533);255);0)  ;2)" office:value-type="string" office:string-value="FFFFFFFF76">
            <text:p>FFFFFFFF76</text:p>
          </table:table-cell>
          <table:table-cell table:style-name="ce3" table:formula="of:=DEC2HEX(ROUND(IF([.$B104]/COS([.AX$2]*0.0174533)&lt;255;[.$B104]/COS([.AX$2]*0.0174533);255);0)  ;2)" office:value-type="string" office:string-value="FFFFFFFEED">
            <text:p>FFFFFFFEED</text:p>
          </table:table-cell>
          <table:table-cell table:style-name="ce3" table:formula="of:=DEC2HEX(ROUND(IF([.$B104]/COS([.AY$2]*0.0174533)&lt;255;[.$B104]/COS([.AY$2]*0.0174533);255);0)  ;2)" office:value-type="string" office:string-value="FF">
            <text:p>FF</text:p>
          </table:table-cell>
          <table:table-cell table:style-name="ce3" table:formula="of:=DEC2HEX(ROUND(IF([.$B104]/COS([.AZ$2]*0.0174533)&lt;255;[.$B104]/COS([.AZ$2]*0.0174533);255);0)  ;2)" office:value-type="string" office:string-value="FF">
            <text:p>FF</text:p>
          </table:table-cell>
          <table:table-cell table:style-name="ce3" table:formula="of:=DEC2HEX(ROUND(IF([.$B104]/COS([.BA$2]*0.0174533)&lt;255;[.$B104]/COS([.BA$2]*0.0174533);255);0)  ;2)" office:value-type="string" office:string-value="8A">
            <text:p>8A</text:p>
          </table:table-cell>
          <table:table-cell table:style-name="ce3" table:formula="of:=DEC2HEX(ROUND(IF([.$B104]/COS([.BB$2]*0.0174533)&lt;255;[.$B104]/COS([.BB$2]*0.0174533);255);0)  ;2)" office:value-type="string" office:string-value="5D">
            <text:p>5D</text:p>
          </table:table-cell>
          <table:table-cell table:style-name="ce3" table:formula="of:=DEC2HEX(ROUND(IF([.$B104]/COS([.BC$2]*0.0174533)&lt;255;[.$B104]/COS([.BC$2]*0.0174533);255);0)  ;2)" office:value-type="string" office:string-value="47">
            <text:p>47</text:p>
          </table:table-cell>
          <table:table-cell table:style-name="ce3" table:formula="of:=DEC2HEX(ROUND(IF([.$B104]/COS([.BD$2]*0.0174533)&lt;255;[.$B104]/COS([.BD$2]*0.0174533);255);0)  ;2)" office:value-type="string" office:string-value="39">
            <text:p>39</text:p>
          </table:table-cell>
          <table:table-cell table:style-name="ce3" table:formula="of:=DEC2HEX(ROUND(IF([.$B104]/COS([.BE$2]*0.0174533)&lt;255;[.$B104]/COS([.BE$2]*0.0174533);255);0)  ;2)" office:value-type="string" office:string-value="31">
            <text:p>31</text:p>
          </table:table-cell>
          <table:table-cell table:style-name="ce3" table:formula="of:=DEC2HEX(ROUND(IF([.$B104]/COS([.BF$2]*0.0174533)&lt;255;[.$B104]/COS([.BF$2]*0.0174533);255);0)  ;2)" office:value-type="string" office:string-value="2B">
            <text:p>2B</text:p>
          </table:table-cell>
          <table:table-cell table:style-name="ce3" table:formula="of:=DEC2HEX(ROUND(IF([.$B104]/COS([.BG$2]*0.0174533)&lt;255;[.$B104]/COS([.BG$2]*0.0174533);255);0)  ;2)" office:value-type="string" office:string-value="26">
            <text:p>26</text:p>
          </table:table-cell>
          <table:table-cell table:style-name="ce3" table:formula="of:=DEC2HEX(ROUND(IF([.$B104]/COS([.BH$2]*0.0174533)&lt;255;[.$B104]/COS([.BH$2]*0.0174533);255);0)  ;2)" office:value-type="string" office:string-value="23">
            <text:p>23</text:p>
          </table:table-cell>
          <table:table-cell table:style-name="ce3" table:formula="of:=DEC2HEX(ROUND(IF([.$B104]/COS([.BI$2]*0.0174533)&lt;255;[.$B104]/COS([.BI$2]*0.0174533);255);0)  ;2)" office:value-type="string" office:string-value="20">
            <text:p>20</text:p>
          </table:table-cell>
          <table:table-cell table:style-name="ce3" table:formula="of:=DEC2HEX(ROUND(IF([.$B104]/COS([.BJ$2]*0.0174533)&lt;255;[.$B104]/COS([.BJ$2]*0.0174533);255);0)  ;2)" office:value-type="string" office:string-value="1F">
            <text:p>1F</text:p>
          </table:table-cell>
          <table:table-cell table:style-name="ce3" table:formula="of:=DEC2HEX(ROUND(IF([.$B104]/COS([.BK$2]*0.0174533)&lt;255;[.$B104]/COS([.BK$2]*0.0174533);255);0)  ;2)" office:value-type="string" office:string-value="1D">
            <text:p>1D</text:p>
          </table:table-cell>
          <table:table-cell table:style-name="ce3" table:formula="of:=DEC2HEX(ROUND(IF([.$B104]/COS([.BL$2]*0.0174533)&lt;255;[.$B104]/COS([.BL$2]*0.0174533);255);0)  ;2)" office:value-type="string" office:string-value="1C">
            <text:p>1C</text:p>
          </table:table-cell>
          <table:table-cell table:style-name="ce3" table:formula="of:=DEC2HEX(ROUND(IF([.$B104]/COS([.BM$2]*0.0174533)&lt;255;[.$B104]/COS([.BM$2]*0.0174533);255);0)  ;2)" office:value-type="string" office:string-value="1C">
            <text:p>1C</text:p>
          </table:table-cell>
          <table:table-cell table:style-name="ce3" table:formula="of:=DEC2HEX(ROUND(IF([.$B104]/COS([.BN$2]*0.0174533)&lt;255;[.$B104]/COS([.BN$2]*0.0174533);255);0)  ;2)" office:value-type="string" office:string-value="1B">
            <text:p>1B</text:p>
          </table:table-cell>
          <table:table-cell table:style-name="ce3" table:formula="of:=DEC2HEX(ROUND(IF([.$B104]/COS([.BO$2]*0.0174533)&lt;255;[.$B104]/COS([.BO$2]*0.0174533);255);0)  ;2)" office:value-type="string" office:string-value="1B">
            <text:p>1B</text:p>
          </table:table-cell>
          <table:table-cell table:style-name="ce3" table:formula="of:=DEC2HEX(ROUND(IF([.$B104]/COS([.BP$2]*0.0174533)&lt;255;[.$B104]/COS([.BP$2]*0.0174533);255);0)  ;2)" office:value-type="string" office:string-value="1B">
            <text:p>1B</text:p>
          </table:table-cell>
          <table:table-cell table:style-name="ce3" table:formula="of:=DEC2HEX(ROUND(IF([.$B104]/COS([.BQ$2]*0.0174533)&lt;255;[.$B104]/COS([.BQ$2]*0.0174533);255);0)  ;2)" office:value-type="string" office:string-value="1C">
            <text:p>1C</text:p>
          </table:table-cell>
          <table:table-cell table:style-name="ce3" table:formula="of:=DEC2HEX(ROUND(IF([.$B104]/COS([.BR$2]*0.0174533)&lt;255;[.$B104]/COS([.BR$2]*0.0174533);255);0)  ;2)" office:value-type="string" office:string-value="1C">
            <text:p>1C</text:p>
          </table:table-cell>
          <table:table-cell table:style-name="ce3" table:formula="of:=DEC2HEX(ROUND(IF([.$B104]/COS([.BS$2]*0.0174533)&lt;255;[.$B104]/COS([.BS$2]*0.0174533);255);0)  ;2)" office:value-type="string" office:string-value="1D">
            <text:p>1D</text:p>
          </table:table-cell>
          <table:table-cell table:style-name="ce3" table:formula="of:=DEC2HEX(ROUND(IF([.$B104]/COS([.BT$2]*0.0174533)&lt;255;[.$B104]/COS([.BT$2]*0.0174533);255);0)  ;2)" office:value-type="string" office:string-value="1F">
            <text:p>1F</text:p>
          </table:table-cell>
          <table:table-cell table:style-name="ce3" table:formula="of:=DEC2HEX(ROUND(IF([.$B104]/COS([.BU$2]*0.0174533)&lt;255;[.$B104]/COS([.BU$2]*0.0174533);255);0)  ;2)" office:value-type="string" office:string-value="20">
            <text:p>20</text:p>
          </table:table-cell>
          <table:table-cell table:style-name="ce3" table:formula="of:=DEC2HEX(ROUND(IF([.$B104]/COS([.BV$2]*0.0174533)&lt;255;[.$B104]/COS([.BV$2]*0.0174533);255);0)  ;2)" office:value-type="string" office:string-value="23">
            <text:p>23</text:p>
          </table:table-cell>
          <table:table-cell table:style-name="ce3" table:formula="of:=DEC2HEX(ROUND(IF([.$B104]/COS([.BW$2]*0.0174533)&lt;255;[.$B104]/COS([.BW$2]*0.0174533);255);0)  ;2)" office:value-type="string" office:string-value="26">
            <text:p>26</text:p>
          </table:table-cell>
          <table:table-cell table:style-name="ce3" table:formula="of:=DEC2HEX(ROUND(IF([.$B104]/COS([.BX$2]*0.0174533)&lt;255;[.$B104]/COS([.BX$2]*0.0174533);255);0)  ;2)" office:value-type="string" office:string-value="2B">
            <text:p>2B</text:p>
          </table:table-cell>
          <table:table-cell table:style-name="ce3" table:formula="of:=DEC2HEX(ROUND(IF([.$B104]/COS([.BY$2]*0.0174533)&lt;255;[.$B104]/COS([.BY$2]*0.0174533);255);0)  ;2)" office:value-type="string" office:string-value="31">
            <text:p>31</text:p>
          </table:table-cell>
          <table:table-cell table:style-name="ce3" table:formula="of:=DEC2HEX(ROUND(IF([.$B104]/COS([.BZ$2]*0.0174533)&lt;255;[.$B104]/COS([.BZ$2]*0.0174533);255);0)  ;2)" office:value-type="string" office:string-value="39">
            <text:p>39</text:p>
          </table:table-cell>
          <table:table-cell table:style-name="ce3" table:formula="of:=DEC2HEX(ROUND(IF([.$B104]/COS([.CA$2]*0.0174533)&lt;255;[.$B104]/COS([.CA$2]*0.0174533);255);0)  ;2)" office:value-type="string" office:string-value="47">
            <text:p>47</text:p>
          </table:table-cell>
          <table:table-cell table:style-name="ce3" table:formula="of:=DEC2HEX(ROUND(IF([.$B104]/COS([.CB$2]*0.0174533)&lt;255;[.$B104]/COS([.CB$2]*0.0174533);255);0)  ;2)" office:value-type="string" office:string-value="5D">
            <text:p>5D</text:p>
          </table:table-cell>
          <table:table-cell table:style-name="ce3" table:formula="of:=DEC2HEX(ROUND(IF([.$B104]/COS([.CC$2]*0.0174533)&lt;255;[.$B104]/COS([.CC$2]*0.0174533);255);0)  ;2)" office:value-type="string" office:string-value="8A">
            <text:p>8A</text:p>
          </table:table-cell>
          <table:table-cell table:number-columns-repeated="943"/>
        </table:table-row>
        <table:table-row table:style-name="ro1">
          <table:table-cell table:formula="of:=[.A104]+1" office:value-type="float" office:value="101">
            <text:p>101</text:p>
          </table:table-cell>
          <table:table-cell table:style-name="ce2" table:formula="of:=[.B104]-1" office:value-type="float" office:value="26">
            <text:p>26</text:p>
          </table:table-cell>
          <table:table-cell table:formula="of:=DEC2HEX(ROUND(IF([.$B105]/[.C$3]&lt;127;127-[.$B105]/[.C$3];0) ;0) ;2)" office:value-type="string" office:string-value="65">
            <text:p>65</text:p>
          </table:table-cell>
          <table:table-cell table:formula="of:=DEC2HEX(ROUND(IF([.$B105]/[.D$3]&lt;127;127-[.$B105]/[.D$3];0) ;0) ;2)" office:value-type="string" office:string-value="65">
            <text:p>65</text:p>
          </table:table-cell>
          <table:table-cell table:formula="of:=DEC2HEX(ROUND(IF([.$B105]/[.E$3]&lt;127;127-[.$B105]/[.E$3];0) ;0) ;2)" office:value-type="string" office:string-value="64">
            <text:p>64</text:p>
          </table:table-cell>
          <table:table-cell table:formula="of:=DEC2HEX(ROUND(IF([.$B105]/[.F$3]&lt;127;127-[.$B105]/[.F$3];0) ;0) ;2)" office:value-type="string" office:string-value="64">
            <text:p>64</text:p>
          </table:table-cell>
          <table:table-cell table:formula="of:=DEC2HEX(ROUND(IF([.$B105]/[.G$3]&lt;127;127-[.$B105]/[.G$3];0) ;0) ;2)" office:value-type="string" office:string-value="63">
            <text:p>63</text:p>
          </table:table-cell>
          <table:table-cell table:formula="of:=DEC2HEX(ROUND(IF([.$B105]/[.H$3]&lt;127;127-[.$B105]/[.H$3];0) ;0) ;2)" office:value-type="string" office:string-value="62">
            <text:p>62</text:p>
          </table:table-cell>
          <table:table-cell table:formula="of:=DEC2HEX(ROUND(IF([.$B105]/[.I$3]&lt;127;127-[.$B105]/[.I$3];0) ;0) ;2)" office:value-type="string" office:string-value="60">
            <text:p>60</text:p>
          </table:table-cell>
          <table:table-cell table:formula="of:=DEC2HEX(ROUND(IF([.$B105]/[.J$3]&lt;127;127-[.$B105]/[.J$3];0) ;0) ;2)" office:value-type="string" office:string-value="5D">
            <text:p>5D</text:p>
          </table:table-cell>
          <table:table-cell table:formula="of:=DEC2HEX(ROUND(IF([.$B105]/[.K$3]&lt;127;127-[.$B105]/[.K$3];0) ;0) ;2)" office:value-type="string" office:string-value="5A">
            <text:p>5A</text:p>
          </table:table-cell>
          <table:table-cell table:formula="of:=DEC2HEX(ROUND(IF([.$B105]/[.L$3]&lt;127;127-[.$B105]/[.L$3];0) ;0) ;2)" office:value-type="string" office:string-value="56">
            <text:p>56</text:p>
          </table:table-cell>
          <table:table-cell table:style-name="ce3" table:formula="of:=DEC2HEX(ROUND(IF([.$B105]/[.M$3]&lt;127;127-[.$B105]/[.M$3];0) ;0) ;2)" office:value-type="string" office:string-value="50">
            <text:p>50</text:p>
          </table:table-cell>
          <table:table-cell table:style-name="ce3" table:formula="of:=DEC2HEX(ROUND(IF([.$B105]/[.N$3]&lt;127;127-[.$B105]/[.N$3];0) ;0) ;2)" office:value-type="string" office:string-value="48">
            <text:p>48</text:p>
          </table:table-cell>
          <table:table-cell table:style-name="ce3" table:formula="of:=DEC2HEX(ROUND(IF([.$B105]/[.O$3]&lt;127;127-[.$B105]/[.O$3];0) ;0) ;2)" office:value-type="string" office:string-value="3B">
            <text:p>3B</text:p>
          </table:table-cell>
          <table:table-cell table:style-name="ce3" table:formula="of:=DEC2HEX(ROUND(IF([.$B105]/[.P$3]&lt;127;127-[.$B105]/[.P$3];0) ;0) ;2)" office:value-type="string" office:string-value="25">
            <text:p>25</text:p>
          </table:table-cell>
          <table:table-cell table:style-name="ce3" table:formula="of:=DEC2HEX(ROUND(IF([.$B105]/[.Q$3]&lt;127;127-[.$B105]/[.Q$3];0) ;0) ;2)" office:value-type="string" office:string-value="00">
            <text:p>00</text:p>
          </table:table-cell>
          <table:table-cell table:style-name="ce3" table:formula="of:=DEC2HEX(ROUND(IF([.$B105]/[.R$3]&lt;127;127-[.$B105]/[.R$3];0) ;0) ;2)" office:value-type="string" office:string-value="00">
            <text:p>00</text:p>
          </table:table-cell>
          <table:table-cell table:style-name="ce3" table:formula="of:=DEC2HEX(ROUND(IF([.$B105]/[.S$3]&lt;127;[.$B105]/[.S$3];127) ;0) ;2)" office:value-type="float" office:value="0">
            <text:p>#ДЕЛ/0!</text:p>
          </table:table-cell>
          <table:table-cell table:style-name="ce3" table:formula="of:=DEC2HEX(ROUND(IF([.$B105]/[.T$3]&lt;127;[.$B105]/[.T$3];127) ;0) ;2)" office:value-type="string" office:string-value="FFFFFFFEF7">
            <text:p>FFFFFFFEF7</text:p>
          </table:table-cell>
          <table:table-cell table:style-name="ce3" table:formula="of:=DEC2HEX(ROUND(IF([.$B105]/[.U$3]&lt;127;[.$B105]/[.U$3];127) ;0) ;2)" office:value-type="string" office:string-value="FFFFFFFF7B">
            <text:p>FFFFFFFF7B</text:p>
          </table:table-cell>
          <table:table-cell table:style-name="ce3" table:formula="of:=DEC2HEX(ROUND(IF([.$B105]/[.V$3]&lt;127;[.$B105]/[.V$3];127) ;0) ;2)" office:value-type="string" office:string-value="FFFFFFFFA6">
            <text:p>FFFFFFFFA6</text:p>
          </table:table-cell>
          <table:table-cell table:style-name="ce3" table:formula="of:=DEC2HEX(ROUND(IF([.$B105]/[.W$3]&lt;127;[.$B105]/[.W$3];127) ;0) ;2)" office:value-type="string" office:string-value="FFFFFFFFBC">
            <text:p>FFFFFFFFBC</text:p>
          </table:table-cell>
          <table:table-cell table:style-name="ce3" table:formula="of:=DEC2HEX(ROUND(IF([.$B105]/[.X$3]&lt;127;[.$B105]/[.X$3];127) ;0) ;2)" office:value-type="string" office:string-value="FFFFFFFFC9">
            <text:p>FFFFFFFFC9</text:p>
          </table:table-cell>
          <table:table-cell table:style-name="ce3" table:formula="of:=DEC2HEX(ROUND(IF([.$B105]/[.Y$3]&lt;127;[.$B105]/[.Y$3];127) ;0) ;2)" office:value-type="string" office:string-value="FFFFFFFFD1">
            <text:p>FFFFFFFFD1</text:p>
          </table:table-cell>
          <table:table-cell table:style-name="ce3" table:formula="of:=DEC2HEX(ROUND(IF([.$B105]/[.Z$3]&lt;127;[.$B105]/[.Z$3];127) ;0) ;2)" office:value-type="string" office:string-value="FFFFFFFFD7">
            <text:p>FFFFFFFFD7</text:p>
          </table:table-cell>
          <table:table-cell table:style-name="ce3" table:formula="of:=DEC2HEX(ROUND(IF([.$B105]/[.AA$3]&lt;127;[.$B105]/[.AA$3];127) ;0) ;2)" office:value-type="string" office:string-value="FFFFFFFFDB">
            <text:p>FFFFFFFFDB</text:p>
          </table:table-cell>
          <table:table-cell table:style-name="ce3" table:formula="of:=DEC2HEX(ROUND(IF([.$B105]/[.AB$3]&lt;127;[.$B105]/[.AB$3];127) ;0) ;2)" office:value-type="string" office:string-value="FFFFFFFFDE">
            <text:p>FFFFFFFFDE</text:p>
          </table:table-cell>
          <table:table-cell table:style-name="ce3" table:formula="of:=DEC2HEX(ROUND(IF([.$B105]/[.AC$3]&lt;127;[.$B105]/[.AC$3];127) ;0) ;2)" office:value-type="string" office:string-value="FFFFFFFFE1">
            <text:p>FFFFFFFFE1</text:p>
          </table:table-cell>
          <table:table-cell table:style-name="ce3" table:formula="of:=DEC2HEX(ROUND(IF([.$B105]/[.AD$3]&lt;127;[.$B105]/[.AD$3];127) ;0) ;2)" office:value-type="string" office:string-value="FFFFFFFFE3">
            <text:p>FFFFFFFFE3</text:p>
          </table:table-cell>
          <table:table-cell table:style-name="ce3" table:formula="of:=DEC2HEX(ROUND(IF([.$B105]/[.AE$3]&lt;127;[.$B105]/[.AE$3];127) ;0) ;2)" office:value-type="string" office:string-value="FFFFFFFFE4">
            <text:p>FFFFFFFFE4</text:p>
          </table:table-cell>
          <table:table-cell table:style-name="ce3" table:formula="of:=DEC2HEX(ROUND(IF([.$B105]/[.AF$3]&lt;127;[.$B105]/[.AF$3];127) ;0) ;2)" office:value-type="string" office:string-value="FFFFFFFFE5">
            <text:p>FFFFFFFFE5</text:p>
          </table:table-cell>
          <table:table-cell table:style-name="ce3" table:formula="of:=DEC2HEX(ROUND(IF([.$B105]/[.AG$3]&lt;127;[.$B105]/[.AG$3];127) ;0) ;2)" office:value-type="string" office:string-value="FFFFFFFFE5">
            <text:p>FFFFFFFFE5</text:p>
          </table:table-cell>
          <table:table-cell table:style-name="ce3" table:formula="of:=DEC2HEX(ROUND(IF([.$B105]/[.AH$3]&lt;127;[.$B105]/[.AH$3];127) ;0) ;2)" office:value-type="string" office:string-value="FFFFFFFFE6">
            <text:p>FFFFFFFFE6</text:p>
          </table:table-cell>
          <table:table-cell table:style-name="ce3" table:formula="of:=DEC2HEX(ROUND(IF([.$B105]/COS([.AI$2]*0.0174533)&lt;255;[.$B105]/COS([.AI$2]*0.0174533);255);0)  ;2)" office:value-type="string" office:string-value="FFFFFFFFE6">
            <text:p>FFFFFFFFE6</text:p>
          </table:table-cell>
          <table:table-cell table:style-name="ce3" table:formula="of:=DEC2HEX(ROUND(IF([.$B105]/COS([.AJ$2]*0.0174533)&lt;255;[.$B105]/COS([.AJ$2]*0.0174533);255);0)  ;2)" office:value-type="string" office:string-value="FFFFFFFFE6">
            <text:p>FFFFFFFFE6</text:p>
          </table:table-cell>
          <table:table-cell table:style-name="ce3" table:formula="of:=DEC2HEX(ROUND(IF([.$B105]/COS([.AK$2]*0.0174533)&lt;255;[.$B105]/COS([.AK$2]*0.0174533);255);0)  ;2)" office:value-type="string" office:string-value="FFFFFFFFE5">
            <text:p>FFFFFFFFE5</text:p>
          </table:table-cell>
          <table:table-cell table:style-name="ce3" table:formula="of:=DEC2HEX(ROUND(IF([.$B105]/COS([.AL$2]*0.0174533)&lt;255;[.$B105]/COS([.AL$2]*0.0174533);255);0)  ;2)" office:value-type="string" office:string-value="FFFFFFFFE5">
            <text:p>FFFFFFFFE5</text:p>
          </table:table-cell>
          <table:table-cell table:style-name="ce3" table:formula="of:=DEC2HEX(ROUND(IF([.$B105]/COS([.AM$2]*0.0174533)&lt;255;[.$B105]/COS([.AM$2]*0.0174533);255);0)  ;2)" office:value-type="string" office:string-value="FFFFFFFFE4">
            <text:p>FFFFFFFFE4</text:p>
          </table:table-cell>
          <table:table-cell table:style-name="ce3" table:formula="of:=DEC2HEX(ROUND(IF([.$B105]/COS([.AN$2]*0.0174533)&lt;255;[.$B105]/COS([.AN$2]*0.0174533);255);0)  ;2)" office:value-type="string" office:string-value="FFFFFFFFE3">
            <text:p>FFFFFFFFE3</text:p>
          </table:table-cell>
          <table:table-cell table:style-name="ce3" table:formula="of:=DEC2HEX(ROUND(IF([.$B105]/COS([.AO$2]*0.0174533)&lt;255;[.$B105]/COS([.AO$2]*0.0174533);255);0)  ;2)" office:value-type="string" office:string-value="FFFFFFFFE1">
            <text:p>FFFFFFFFE1</text:p>
          </table:table-cell>
          <table:table-cell table:style-name="ce3" table:formula="of:=DEC2HEX(ROUND(IF([.$B105]/COS([.AP$2]*0.0174533)&lt;255;[.$B105]/COS([.AP$2]*0.0174533);255);0)  ;2)" office:value-type="string" office:string-value="FFFFFFFFDE">
            <text:p>FFFFFFFFDE</text:p>
          </table:table-cell>
          <table:table-cell table:style-name="ce3" table:formula="of:=DEC2HEX(ROUND(IF([.$B105]/COS([.AQ$2]*0.0174533)&lt;255;[.$B105]/COS([.AQ$2]*0.0174533);255);0)  ;2)" office:value-type="string" office:string-value="FFFFFFFFDB">
            <text:p>FFFFFFFFDB</text:p>
          </table:table-cell>
          <table:table-cell table:style-name="ce3" table:formula="of:=DEC2HEX(ROUND(IF([.$B105]/COS([.AR$2]*0.0174533)&lt;255;[.$B105]/COS([.AR$2]*0.0174533);255);0)  ;2)" office:value-type="string" office:string-value="FFFFFFFFD7">
            <text:p>FFFFFFFFD7</text:p>
          </table:table-cell>
          <table:table-cell table:style-name="ce3" table:formula="of:=DEC2HEX(ROUND(IF([.$B105]/COS([.AS$2]*0.0174533)&lt;255;[.$B105]/COS([.AS$2]*0.0174533);255);0)  ;2)" office:value-type="string" office:string-value="FFFFFFFFD1">
            <text:p>FFFFFFFFD1</text:p>
          </table:table-cell>
          <table:table-cell table:style-name="ce3" table:formula="of:=DEC2HEX(ROUND(IF([.$B105]/COS([.AT$2]*0.0174533)&lt;255;[.$B105]/COS([.AT$2]*0.0174533);255);0)  ;2)" office:value-type="string" office:string-value="FFFFFFFFC9">
            <text:p>FFFFFFFFC9</text:p>
          </table:table-cell>
          <table:table-cell table:style-name="ce3" table:formula="of:=DEC2HEX(ROUND(IF([.$B105]/COS([.AU$2]*0.0174533)&lt;255;[.$B105]/COS([.AU$2]*0.0174533);255);0)  ;2)" office:value-type="string" office:string-value="FFFFFFFFBC">
            <text:p>FFFFFFFFBC</text:p>
          </table:table-cell>
          <table:table-cell table:style-name="ce3" table:formula="of:=DEC2HEX(ROUND(IF([.$B105]/COS([.AV$2]*0.0174533)&lt;255;[.$B105]/COS([.AV$2]*0.0174533);255);0)  ;2)" office:value-type="string" office:string-value="FFFFFFFFA6">
            <text:p>FFFFFFFFA6</text:p>
          </table:table-cell>
          <table:table-cell table:style-name="ce3" table:formula="of:=DEC2HEX(ROUND(IF([.$B105]/COS([.AW$2]*0.0174533)&lt;255;[.$B105]/COS([.AW$2]*0.0174533);255);0)  ;2)" office:value-type="string" office:string-value="FFFFFFFF7B">
            <text:p>FFFFFFFF7B</text:p>
          </table:table-cell>
          <table:table-cell table:style-name="ce3" table:formula="of:=DEC2HEX(ROUND(IF([.$B105]/COS([.AX$2]*0.0174533)&lt;255;[.$B105]/COS([.AX$2]*0.0174533);255);0)  ;2)" office:value-type="string" office:string-value="FFFFFFFEF7">
            <text:p>FFFFFFFEF7</text:p>
          </table:table-cell>
          <table:table-cell table:style-name="ce3" table:formula="of:=DEC2HEX(ROUND(IF([.$B105]/COS([.AY$2]*0.0174533)&lt;255;[.$B105]/COS([.AY$2]*0.0174533);255);0)  ;2)" office:value-type="string" office:string-value="FF">
            <text:p>FF</text:p>
          </table:table-cell>
          <table:table-cell table:style-name="ce3" table:formula="of:=DEC2HEX(ROUND(IF([.$B105]/COS([.AZ$2]*0.0174533)&lt;255;[.$B105]/COS([.AZ$2]*0.0174533);255);0)  ;2)" office:value-type="string" office:string-value="FF">
            <text:p>FF</text:p>
          </table:table-cell>
          <table:table-cell table:style-name="ce3" table:formula="of:=DEC2HEX(ROUND(IF([.$B105]/COS([.BA$2]*0.0174533)&lt;255;[.$B105]/COS([.BA$2]*0.0174533);255);0)  ;2)" office:value-type="string" office:string-value="85">
            <text:p>85</text:p>
          </table:table-cell>
          <table:table-cell table:style-name="ce3" table:formula="of:=DEC2HEX(ROUND(IF([.$B105]/COS([.BB$2]*0.0174533)&lt;255;[.$B105]/COS([.BB$2]*0.0174533);255);0)  ;2)" office:value-type="string" office:string-value="5A">
            <text:p>5A</text:p>
          </table:table-cell>
          <table:table-cell table:style-name="ce3" table:formula="of:=DEC2HEX(ROUND(IF([.$B105]/COS([.BC$2]*0.0174533)&lt;255;[.$B105]/COS([.BC$2]*0.0174533);255);0)  ;2)" office:value-type="string" office:string-value="44">
            <text:p>44</text:p>
          </table:table-cell>
          <table:table-cell table:style-name="ce3" table:formula="of:=DEC2HEX(ROUND(IF([.$B105]/COS([.BD$2]*0.0174533)&lt;255;[.$B105]/COS([.BD$2]*0.0174533);255);0)  ;2)" office:value-type="string" office:string-value="37">
            <text:p>37</text:p>
          </table:table-cell>
          <table:table-cell table:style-name="ce3" table:formula="of:=DEC2HEX(ROUND(IF([.$B105]/COS([.BE$2]*0.0174533)&lt;255;[.$B105]/COS([.BE$2]*0.0174533);255);0)  ;2)" office:value-type="string" office:string-value="2F">
            <text:p>2F</text:p>
          </table:table-cell>
          <table:table-cell table:style-name="ce3" table:formula="of:=DEC2HEX(ROUND(IF([.$B105]/COS([.BF$2]*0.0174533)&lt;255;[.$B105]/COS([.BF$2]*0.0174533);255);0)  ;2)" office:value-type="string" office:string-value="29">
            <text:p>29</text:p>
          </table:table-cell>
          <table:table-cell table:style-name="ce3" table:formula="of:=DEC2HEX(ROUND(IF([.$B105]/COS([.BG$2]*0.0174533)&lt;255;[.$B105]/COS([.BG$2]*0.0174533);255);0)  ;2)" office:value-type="string" office:string-value="25">
            <text:p>25</text:p>
          </table:table-cell>
          <table:table-cell table:style-name="ce3" table:formula="of:=DEC2HEX(ROUND(IF([.$B105]/COS([.BH$2]*0.0174533)&lt;255;[.$B105]/COS([.BH$2]*0.0174533);255);0)  ;2)" office:value-type="string" office:string-value="22">
            <text:p>22</text:p>
          </table:table-cell>
          <table:table-cell table:style-name="ce3" table:formula="of:=DEC2HEX(ROUND(IF([.$B105]/COS([.BI$2]*0.0174533)&lt;255;[.$B105]/COS([.BI$2]*0.0174533);255);0)  ;2)" office:value-type="string" office:string-value="1F">
            <text:p>1F</text:p>
          </table:table-cell>
          <table:table-cell table:style-name="ce3" table:formula="of:=DEC2HEX(ROUND(IF([.$B105]/COS([.BJ$2]*0.0174533)&lt;255;[.$B105]/COS([.BJ$2]*0.0174533);255);0)  ;2)" office:value-type="string" office:string-value="1D">
            <text:p>1D</text:p>
          </table:table-cell>
          <table:table-cell table:style-name="ce3" table:formula="of:=DEC2HEX(ROUND(IF([.$B105]/COS([.BK$2]*0.0174533)&lt;255;[.$B105]/COS([.BK$2]*0.0174533);255);0)  ;2)" office:value-type="string" office:string-value="1C">
            <text:p>1C</text:p>
          </table:table-cell>
          <table:table-cell table:style-name="ce3" table:formula="of:=DEC2HEX(ROUND(IF([.$B105]/COS([.BL$2]*0.0174533)&lt;255;[.$B105]/COS([.BL$2]*0.0174533);255);0)  ;2)" office:value-type="string" office:string-value="1B">
            <text:p>1B</text:p>
          </table:table-cell>
          <table:table-cell table:style-name="ce3" table:formula="of:=DEC2HEX(ROUND(IF([.$B105]/COS([.BM$2]*0.0174533)&lt;255;[.$B105]/COS([.BM$2]*0.0174533);255);0)  ;2)" office:value-type="string" office:string-value="1B">
            <text:p>1B</text:p>
          </table:table-cell>
          <table:table-cell table:style-name="ce3" table:formula="of:=DEC2HEX(ROUND(IF([.$B105]/COS([.BN$2]*0.0174533)&lt;255;[.$B105]/COS([.BN$2]*0.0174533);255);0)  ;2)" office:value-type="string" office:string-value="1A">
            <text:p>1A</text:p>
          </table:table-cell>
          <table:table-cell table:style-name="ce3" table:formula="of:=DEC2HEX(ROUND(IF([.$B105]/COS([.BO$2]*0.0174533)&lt;255;[.$B105]/COS([.BO$2]*0.0174533);255);0)  ;2)" office:value-type="string" office:string-value="1A">
            <text:p>1A</text:p>
          </table:table-cell>
          <table:table-cell table:style-name="ce3" table:formula="of:=DEC2HEX(ROUND(IF([.$B105]/COS([.BP$2]*0.0174533)&lt;255;[.$B105]/COS([.BP$2]*0.0174533);255);0)  ;2)" office:value-type="string" office:string-value="1A">
            <text:p>1A</text:p>
          </table:table-cell>
          <table:table-cell table:style-name="ce3" table:formula="of:=DEC2HEX(ROUND(IF([.$B105]/COS([.BQ$2]*0.0174533)&lt;255;[.$B105]/COS([.BQ$2]*0.0174533);255);0)  ;2)" office:value-type="string" office:string-value="1B">
            <text:p>1B</text:p>
          </table:table-cell>
          <table:table-cell table:style-name="ce3" table:formula="of:=DEC2HEX(ROUND(IF([.$B105]/COS([.BR$2]*0.0174533)&lt;255;[.$B105]/COS([.BR$2]*0.0174533);255);0)  ;2)" office:value-type="string" office:string-value="1B">
            <text:p>1B</text:p>
          </table:table-cell>
          <table:table-cell table:style-name="ce3" table:formula="of:=DEC2HEX(ROUND(IF([.$B105]/COS([.BS$2]*0.0174533)&lt;255;[.$B105]/COS([.BS$2]*0.0174533);255);0)  ;2)" office:value-type="string" office:string-value="1C">
            <text:p>1C</text:p>
          </table:table-cell>
          <table:table-cell table:style-name="ce3" table:formula="of:=DEC2HEX(ROUND(IF([.$B105]/COS([.BT$2]*0.0174533)&lt;255;[.$B105]/COS([.BT$2]*0.0174533);255);0)  ;2)" office:value-type="string" office:string-value="1D">
            <text:p>1D</text:p>
          </table:table-cell>
          <table:table-cell table:style-name="ce3" table:formula="of:=DEC2HEX(ROUND(IF([.$B105]/COS([.BU$2]*0.0174533)&lt;255;[.$B105]/COS([.BU$2]*0.0174533);255);0)  ;2)" office:value-type="string" office:string-value="1F">
            <text:p>1F</text:p>
          </table:table-cell>
          <table:table-cell table:style-name="ce3" table:formula="of:=DEC2HEX(ROUND(IF([.$B105]/COS([.BV$2]*0.0174533)&lt;255;[.$B105]/COS([.BV$2]*0.0174533);255);0)  ;2)" office:value-type="string" office:string-value="22">
            <text:p>22</text:p>
          </table:table-cell>
          <table:table-cell table:style-name="ce3" table:formula="of:=DEC2HEX(ROUND(IF([.$B105]/COS([.BW$2]*0.0174533)&lt;255;[.$B105]/COS([.BW$2]*0.0174533);255);0)  ;2)" office:value-type="string" office:string-value="25">
            <text:p>25</text:p>
          </table:table-cell>
          <table:table-cell table:style-name="ce3" table:formula="of:=DEC2HEX(ROUND(IF([.$B105]/COS([.BX$2]*0.0174533)&lt;255;[.$B105]/COS([.BX$2]*0.0174533);255);0)  ;2)" office:value-type="string" office:string-value="29">
            <text:p>29</text:p>
          </table:table-cell>
          <table:table-cell table:style-name="ce3" table:formula="of:=DEC2HEX(ROUND(IF([.$B105]/COS([.BY$2]*0.0174533)&lt;255;[.$B105]/COS([.BY$2]*0.0174533);255);0)  ;2)" office:value-type="string" office:string-value="2F">
            <text:p>2F</text:p>
          </table:table-cell>
          <table:table-cell table:style-name="ce3" table:formula="of:=DEC2HEX(ROUND(IF([.$B105]/COS([.BZ$2]*0.0174533)&lt;255;[.$B105]/COS([.BZ$2]*0.0174533);255);0)  ;2)" office:value-type="string" office:string-value="37">
            <text:p>37</text:p>
          </table:table-cell>
          <table:table-cell table:style-name="ce3" table:formula="of:=DEC2HEX(ROUND(IF([.$B105]/COS([.CA$2]*0.0174533)&lt;255;[.$B105]/COS([.CA$2]*0.0174533);255);0)  ;2)" office:value-type="string" office:string-value="44">
            <text:p>44</text:p>
          </table:table-cell>
          <table:table-cell table:style-name="ce3" table:formula="of:=DEC2HEX(ROUND(IF([.$B105]/COS([.CB$2]*0.0174533)&lt;255;[.$B105]/COS([.CB$2]*0.0174533);255);0)  ;2)" office:value-type="string" office:string-value="5A">
            <text:p>5A</text:p>
          </table:table-cell>
          <table:table-cell table:style-name="ce3" table:formula="of:=DEC2HEX(ROUND(IF([.$B105]/COS([.CC$2]*0.0174533)&lt;255;[.$B105]/COS([.CC$2]*0.0174533);255);0)  ;2)" office:value-type="string" office:string-value="85">
            <text:p>85</text:p>
          </table:table-cell>
          <table:table-cell table:number-columns-repeated="943"/>
        </table:table-row>
        <table:table-row table:style-name="ro1">
          <table:table-cell table:formula="of:=[.A105]+1" office:value-type="float" office:value="102">
            <text:p>102</text:p>
          </table:table-cell>
          <table:table-cell table:style-name="ce2" table:formula="of:=[.B105]-1" office:value-type="float" office:value="25">
            <text:p>25</text:p>
          </table:table-cell>
          <table:table-cell table:formula="of:=DEC2HEX(ROUND(IF([.$B106]/[.C$3]&lt;127;127-[.$B106]/[.C$3];0) ;0) ;2)" office:value-type="string" office:string-value="66">
            <text:p>66</text:p>
          </table:table-cell>
          <table:table-cell table:formula="of:=DEC2HEX(ROUND(IF([.$B106]/[.D$3]&lt;127;127-[.$B106]/[.D$3];0) ;0) ;2)" office:value-type="string" office:string-value="66">
            <text:p>66</text:p>
          </table:table-cell>
          <table:table-cell table:formula="of:=DEC2HEX(ROUND(IF([.$B106]/[.E$3]&lt;127;127-[.$B106]/[.E$3];0) ;0) ;2)" office:value-type="string" office:string-value="66">
            <text:p>66</text:p>
          </table:table-cell>
          <table:table-cell table:formula="of:=DEC2HEX(ROUND(IF([.$B106]/[.F$3]&lt;127;127-[.$B106]/[.F$3];0) ;0) ;2)" office:value-type="string" office:string-value="65">
            <text:p>65</text:p>
          </table:table-cell>
          <table:table-cell table:formula="of:=DEC2HEX(ROUND(IF([.$B106]/[.G$3]&lt;127;127-[.$B106]/[.G$3];0) ;0) ;2)" office:value-type="string" office:string-value="64">
            <text:p>64</text:p>
          </table:table-cell>
          <table:table-cell table:formula="of:=DEC2HEX(ROUND(IF([.$B106]/[.H$3]&lt;127;127-[.$B106]/[.H$3];0) ;0) ;2)" office:value-type="string" office:string-value="63">
            <text:p>63</text:p>
          </table:table-cell>
          <table:table-cell table:formula="of:=DEC2HEX(ROUND(IF([.$B106]/[.I$3]&lt;127;127-[.$B106]/[.I$3];0) ;0) ;2)" office:value-type="string" office:string-value="61">
            <text:p>61</text:p>
          </table:table-cell>
          <table:table-cell table:formula="of:=DEC2HEX(ROUND(IF([.$B106]/[.J$3]&lt;127;127-[.$B106]/[.J$3];0) ;0) ;2)" office:value-type="string" office:string-value="5F">
            <text:p>5F</text:p>
          </table:table-cell>
          <table:table-cell table:formula="of:=DEC2HEX(ROUND(IF([.$B106]/[.K$3]&lt;127;127-[.$B106]/[.K$3];0) ;0) ;2)" office:value-type="string" office:string-value="5C">
            <text:p>5C</text:p>
          </table:table-cell>
          <table:table-cell table:formula="of:=DEC2HEX(ROUND(IF([.$B106]/[.L$3]&lt;127;127-[.$B106]/[.L$3];0) ;0) ;2)" office:value-type="string" office:string-value="58">
            <text:p>58</text:p>
          </table:table-cell>
          <table:table-cell table:style-name="ce3" table:formula="of:=DEC2HEX(ROUND(IF([.$B106]/[.M$3]&lt;127;127-[.$B106]/[.M$3];0) ;0) ;2)" office:value-type="string" office:string-value="52">
            <text:p>52</text:p>
          </table:table-cell>
          <table:table-cell table:style-name="ce3" table:formula="of:=DEC2HEX(ROUND(IF([.$B106]/[.N$3]&lt;127;127-[.$B106]/[.N$3];0) ;0) ;2)" office:value-type="string" office:string-value="4A">
            <text:p>4A</text:p>
          </table:table-cell>
          <table:table-cell table:style-name="ce3" table:formula="of:=DEC2HEX(ROUND(IF([.$B106]/[.O$3]&lt;127;127-[.$B106]/[.O$3];0) ;0) ;2)" office:value-type="string" office:string-value="3E">
            <text:p>3E</text:p>
          </table:table-cell>
          <table:table-cell table:style-name="ce3" table:formula="of:=DEC2HEX(ROUND(IF([.$B106]/[.P$3]&lt;127;127-[.$B106]/[.P$3];0) ;0) ;2)" office:value-type="string" office:string-value="29">
            <text:p>29</text:p>
          </table:table-cell>
          <table:table-cell table:style-name="ce3" table:formula="of:=DEC2HEX(ROUND(IF([.$B106]/[.Q$3]&lt;127;127-[.$B106]/[.Q$3];0) ;0) ;2)" office:value-type="string" office:string-value="00">
            <text:p>00</text:p>
          </table:table-cell>
          <table:table-cell table:style-name="ce3" table:formula="of:=DEC2HEX(ROUND(IF([.$B106]/[.R$3]&lt;127;127-[.$B106]/[.R$3];0) ;0) ;2)" office:value-type="string" office:string-value="00">
            <text:p>00</text:p>
          </table:table-cell>
          <table:table-cell table:style-name="ce3" table:formula="of:=DEC2HEX(ROUND(IF([.$B106]/[.S$3]&lt;127;[.$B106]/[.S$3];127) ;0) ;2)" office:value-type="float" office:value="0">
            <text:p>#ДЕЛ/0!</text:p>
          </table:table-cell>
          <table:table-cell table:style-name="ce3" table:formula="of:=DEC2HEX(ROUND(IF([.$B106]/[.T$3]&lt;127;[.$B106]/[.T$3];127) ;0) ;2)" office:value-type="string" office:string-value="FFFFFFFF01">
            <text:p>FFFFFFFF01</text:p>
          </table:table-cell>
          <table:table-cell table:style-name="ce3" table:formula="of:=DEC2HEX(ROUND(IF([.$B106]/[.U$3]&lt;127;[.$B106]/[.U$3];127) ;0) ;2)" office:value-type="string" office:string-value="FFFFFFFF80">
            <text:p>FFFFFFFF80</text:p>
          </table:table-cell>
          <table:table-cell table:style-name="ce3" table:formula="of:=DEC2HEX(ROUND(IF([.$B106]/[.V$3]&lt;127;[.$B106]/[.V$3];127) ;0) ;2)" office:value-type="string" office:string-value="FFFFFFFFAA">
            <text:p>FFFFFFFFAA</text:p>
          </table:table-cell>
          <table:table-cell table:style-name="ce3" table:formula="of:=DEC2HEX(ROUND(IF([.$B106]/[.W$3]&lt;127;[.$B106]/[.W$3];127) ;0) ;2)" office:value-type="string" office:string-value="FFFFFFFFBF">
            <text:p>FFFFFFFFBF</text:p>
          </table:table-cell>
          <table:table-cell table:style-name="ce3" table:formula="of:=DEC2HEX(ROUND(IF([.$B106]/[.X$3]&lt;127;[.$B106]/[.X$3];127) ;0) ;2)" office:value-type="string" office:string-value="FFFFFFFFCB">
            <text:p>FFFFFFFFCB</text:p>
          </table:table-cell>
          <table:table-cell table:style-name="ce3" table:formula="of:=DEC2HEX(ROUND(IF([.$B106]/[.Y$3]&lt;127;[.$B106]/[.Y$3];127) ;0) ;2)" office:value-type="string" office:string-value="FFFFFFFFD3">
            <text:p>FFFFFFFFD3</text:p>
          </table:table-cell>
          <table:table-cell table:style-name="ce3" table:formula="of:=DEC2HEX(ROUND(IF([.$B106]/[.Z$3]&lt;127;[.$B106]/[.Z$3];127) ;0) ;2)" office:value-type="string" office:string-value="FFFFFFFFD9">
            <text:p>FFFFFFFFD9</text:p>
          </table:table-cell>
          <table:table-cell table:style-name="ce3" table:formula="of:=DEC2HEX(ROUND(IF([.$B106]/[.AA$3]&lt;127;[.$B106]/[.AA$3];127) ;0) ;2)" office:value-type="string" office:string-value="FFFFFFFFDD">
            <text:p>FFFFFFFFDD</text:p>
          </table:table-cell>
          <table:table-cell table:style-name="ce3" table:formula="of:=DEC2HEX(ROUND(IF([.$B106]/[.AB$3]&lt;127;[.$B106]/[.AB$3];127) ;0) ;2)" office:value-type="string" office:string-value="FFFFFFFFE0">
            <text:p>FFFFFFFFE0</text:p>
          </table:table-cell>
          <table:table-cell table:style-name="ce3" table:formula="of:=DEC2HEX(ROUND(IF([.$B106]/[.AC$3]&lt;127;[.$B106]/[.AC$3];127) ;0) ;2)" office:value-type="string" office:string-value="FFFFFFFFE2">
            <text:p>FFFFFFFFE2</text:p>
          </table:table-cell>
          <table:table-cell table:style-name="ce3" table:formula="of:=DEC2HEX(ROUND(IF([.$B106]/[.AD$3]&lt;127;[.$B106]/[.AD$3];127) ;0) ;2)" office:value-type="string" office:string-value="FFFFFFFFE4">
            <text:p>FFFFFFFFE4</text:p>
          </table:table-cell>
          <table:table-cell table:style-name="ce3" table:formula="of:=DEC2HEX(ROUND(IF([.$B106]/[.AE$3]&lt;127;[.$B106]/[.AE$3];127) ;0) ;2)" office:value-type="string" office:string-value="FFFFFFFFE5">
            <text:p>FFFFFFFFE5</text:p>
          </table:table-cell>
          <table:table-cell table:style-name="ce3" table:formula="of:=DEC2HEX(ROUND(IF([.$B106]/[.AF$3]&lt;127;[.$B106]/[.AF$3];127) ;0) ;2)" office:value-type="string" office:string-value="FFFFFFFFE6">
            <text:p>FFFFFFFFE6</text:p>
          </table:table-cell>
          <table:table-cell table:style-name="ce3" table:formula="of:=DEC2HEX(ROUND(IF([.$B106]/[.AG$3]&lt;127;[.$B106]/[.AG$3];127) ;0) ;2)" office:value-type="string" office:string-value="FFFFFFFFE7">
            <text:p>FFFFFFFFE7</text:p>
          </table:table-cell>
          <table:table-cell table:style-name="ce3" table:formula="of:=DEC2HEX(ROUND(IF([.$B106]/[.AH$3]&lt;127;[.$B106]/[.AH$3];127) ;0) ;2)" office:value-type="string" office:string-value="FFFFFFFFE7">
            <text:p>FFFFFFFFE7</text:p>
          </table:table-cell>
          <table:table-cell table:style-name="ce3" table:formula="of:=DEC2HEX(ROUND(IF([.$B106]/COS([.AI$2]*0.0174533)&lt;255;[.$B106]/COS([.AI$2]*0.0174533);255);0)  ;2)" office:value-type="string" office:string-value="FFFFFFFFE7">
            <text:p>FFFFFFFFE7</text:p>
          </table:table-cell>
          <table:table-cell table:style-name="ce3" table:formula="of:=DEC2HEX(ROUND(IF([.$B106]/COS([.AJ$2]*0.0174533)&lt;255;[.$B106]/COS([.AJ$2]*0.0174533);255);0)  ;2)" office:value-type="string" office:string-value="FFFFFFFFE7">
            <text:p>FFFFFFFFE7</text:p>
          </table:table-cell>
          <table:table-cell table:style-name="ce3" table:formula="of:=DEC2HEX(ROUND(IF([.$B106]/COS([.AK$2]*0.0174533)&lt;255;[.$B106]/COS([.AK$2]*0.0174533);255);0)  ;2)" office:value-type="string" office:string-value="FFFFFFFFE7">
            <text:p>FFFFFFFFE7</text:p>
          </table:table-cell>
          <table:table-cell table:style-name="ce3" table:formula="of:=DEC2HEX(ROUND(IF([.$B106]/COS([.AL$2]*0.0174533)&lt;255;[.$B106]/COS([.AL$2]*0.0174533);255);0)  ;2)" office:value-type="string" office:string-value="FFFFFFFFE6">
            <text:p>FFFFFFFFE6</text:p>
          </table:table-cell>
          <table:table-cell table:style-name="ce3" table:formula="of:=DEC2HEX(ROUND(IF([.$B106]/COS([.AM$2]*0.0174533)&lt;255;[.$B106]/COS([.AM$2]*0.0174533);255);0)  ;2)" office:value-type="string" office:string-value="FFFFFFFFE5">
            <text:p>FFFFFFFFE5</text:p>
          </table:table-cell>
          <table:table-cell table:style-name="ce3" table:formula="of:=DEC2HEX(ROUND(IF([.$B106]/COS([.AN$2]*0.0174533)&lt;255;[.$B106]/COS([.AN$2]*0.0174533);255);0)  ;2)" office:value-type="string" office:string-value="FFFFFFFFE4">
            <text:p>FFFFFFFFE4</text:p>
          </table:table-cell>
          <table:table-cell table:style-name="ce3" table:formula="of:=DEC2HEX(ROUND(IF([.$B106]/COS([.AO$2]*0.0174533)&lt;255;[.$B106]/COS([.AO$2]*0.0174533);255);0)  ;2)" office:value-type="string" office:string-value="FFFFFFFFE2">
            <text:p>FFFFFFFFE2</text:p>
          </table:table-cell>
          <table:table-cell table:style-name="ce3" table:formula="of:=DEC2HEX(ROUND(IF([.$B106]/COS([.AP$2]*0.0174533)&lt;255;[.$B106]/COS([.AP$2]*0.0174533);255);0)  ;2)" office:value-type="string" office:string-value="FFFFFFFFE0">
            <text:p>FFFFFFFFE0</text:p>
          </table:table-cell>
          <table:table-cell table:style-name="ce3" table:formula="of:=DEC2HEX(ROUND(IF([.$B106]/COS([.AQ$2]*0.0174533)&lt;255;[.$B106]/COS([.AQ$2]*0.0174533);255);0)  ;2)" office:value-type="string" office:string-value="FFFFFFFFDD">
            <text:p>FFFFFFFFDD</text:p>
          </table:table-cell>
          <table:table-cell table:style-name="ce3" table:formula="of:=DEC2HEX(ROUND(IF([.$B106]/COS([.AR$2]*0.0174533)&lt;255;[.$B106]/COS([.AR$2]*0.0174533);255);0)  ;2)" office:value-type="string" office:string-value="FFFFFFFFD9">
            <text:p>FFFFFFFFD9</text:p>
          </table:table-cell>
          <table:table-cell table:style-name="ce3" table:formula="of:=DEC2HEX(ROUND(IF([.$B106]/COS([.AS$2]*0.0174533)&lt;255;[.$B106]/COS([.AS$2]*0.0174533);255);0)  ;2)" office:value-type="string" office:string-value="FFFFFFFFD3">
            <text:p>FFFFFFFFD3</text:p>
          </table:table-cell>
          <table:table-cell table:style-name="ce3" table:formula="of:=DEC2HEX(ROUND(IF([.$B106]/COS([.AT$2]*0.0174533)&lt;255;[.$B106]/COS([.AT$2]*0.0174533);255);0)  ;2)" office:value-type="string" office:string-value="FFFFFFFFCB">
            <text:p>FFFFFFFFCB</text:p>
          </table:table-cell>
          <table:table-cell table:style-name="ce3" table:formula="of:=DEC2HEX(ROUND(IF([.$B106]/COS([.AU$2]*0.0174533)&lt;255;[.$B106]/COS([.AU$2]*0.0174533);255);0)  ;2)" office:value-type="string" office:string-value="FFFFFFFFBF">
            <text:p>FFFFFFFFBF</text:p>
          </table:table-cell>
          <table:table-cell table:style-name="ce3" table:formula="of:=DEC2HEX(ROUND(IF([.$B106]/COS([.AV$2]*0.0174533)&lt;255;[.$B106]/COS([.AV$2]*0.0174533);255);0)  ;2)" office:value-type="string" office:string-value="FFFFFFFFAA">
            <text:p>FFFFFFFFAA</text:p>
          </table:table-cell>
          <table:table-cell table:style-name="ce3" table:formula="of:=DEC2HEX(ROUND(IF([.$B106]/COS([.AW$2]*0.0174533)&lt;255;[.$B106]/COS([.AW$2]*0.0174533);255);0)  ;2)" office:value-type="string" office:string-value="FFFFFFFF80">
            <text:p>FFFFFFFF80</text:p>
          </table:table-cell>
          <table:table-cell table:style-name="ce3" table:formula="of:=DEC2HEX(ROUND(IF([.$B106]/COS([.AX$2]*0.0174533)&lt;255;[.$B106]/COS([.AX$2]*0.0174533);255);0)  ;2)" office:value-type="string" office:string-value="FFFFFFFF01">
            <text:p>FFFFFFFF01</text:p>
          </table:table-cell>
          <table:table-cell table:style-name="ce3" table:formula="of:=DEC2HEX(ROUND(IF([.$B106]/COS([.AY$2]*0.0174533)&lt;255;[.$B106]/COS([.AY$2]*0.0174533);255);0)  ;2)" office:value-type="string" office:string-value="FF">
            <text:p>FF</text:p>
          </table:table-cell>
          <table:table-cell table:style-name="ce3" table:formula="of:=DEC2HEX(ROUND(IF([.$B106]/COS([.AZ$2]*0.0174533)&lt;255;[.$B106]/COS([.AZ$2]*0.0174533);255);0)  ;2)" office:value-type="string" office:string-value="FF">
            <text:p>FF</text:p>
          </table:table-cell>
          <table:table-cell table:style-name="ce3" table:formula="of:=DEC2HEX(ROUND(IF([.$B106]/COS([.BA$2]*0.0174533)&lt;255;[.$B106]/COS([.BA$2]*0.0174533);255);0)  ;2)" office:value-type="string" office:string-value="80">
            <text:p>80</text:p>
          </table:table-cell>
          <table:table-cell table:style-name="ce3" table:formula="of:=DEC2HEX(ROUND(IF([.$B106]/COS([.BB$2]*0.0174533)&lt;255;[.$B106]/COS([.BB$2]*0.0174533);255);0)  ;2)" office:value-type="string" office:string-value="56">
            <text:p>56</text:p>
          </table:table-cell>
          <table:table-cell table:style-name="ce3" table:formula="of:=DEC2HEX(ROUND(IF([.$B106]/COS([.BC$2]*0.0174533)&lt;255;[.$B106]/COS([.BC$2]*0.0174533);255);0)  ;2)" office:value-type="string" office:string-value="41">
            <text:p>41</text:p>
          </table:table-cell>
          <table:table-cell table:style-name="ce3" table:formula="of:=DEC2HEX(ROUND(IF([.$B106]/COS([.BD$2]*0.0174533)&lt;255;[.$B106]/COS([.BD$2]*0.0174533);255);0)  ;2)" office:value-type="string" office:string-value="35">
            <text:p>35</text:p>
          </table:table-cell>
          <table:table-cell table:style-name="ce3" table:formula="of:=DEC2HEX(ROUND(IF([.$B106]/COS([.BE$2]*0.0174533)&lt;255;[.$B106]/COS([.BE$2]*0.0174533);255);0)  ;2)" office:value-type="string" office:string-value="2D">
            <text:p>2D</text:p>
          </table:table-cell>
          <table:table-cell table:style-name="ce3" table:formula="of:=DEC2HEX(ROUND(IF([.$B106]/COS([.BF$2]*0.0174533)&lt;255;[.$B106]/COS([.BF$2]*0.0174533);255);0)  ;2)" office:value-type="string" office:string-value="27">
            <text:p>27</text:p>
          </table:table-cell>
          <table:table-cell table:style-name="ce3" table:formula="of:=DEC2HEX(ROUND(IF([.$B106]/COS([.BG$2]*0.0174533)&lt;255;[.$B106]/COS([.BG$2]*0.0174533);255);0)  ;2)" office:value-type="string" office:string-value="23">
            <text:p>23</text:p>
          </table:table-cell>
          <table:table-cell table:style-name="ce3" table:formula="of:=DEC2HEX(ROUND(IF([.$B106]/COS([.BH$2]*0.0174533)&lt;255;[.$B106]/COS([.BH$2]*0.0174533);255);0)  ;2)" office:value-type="string" office:string-value="20">
            <text:p>20</text:p>
          </table:table-cell>
          <table:table-cell table:style-name="ce3" table:formula="of:=DEC2HEX(ROUND(IF([.$B106]/COS([.BI$2]*0.0174533)&lt;255;[.$B106]/COS([.BI$2]*0.0174533);255);0)  ;2)" office:value-type="string" office:string-value="1E">
            <text:p>1E</text:p>
          </table:table-cell>
          <table:table-cell table:style-name="ce3" table:formula="of:=DEC2HEX(ROUND(IF([.$B106]/COS([.BJ$2]*0.0174533)&lt;255;[.$B106]/COS([.BJ$2]*0.0174533);255);0)  ;2)" office:value-type="string" office:string-value="1C">
            <text:p>1C</text:p>
          </table:table-cell>
          <table:table-cell table:style-name="ce3" table:formula="of:=DEC2HEX(ROUND(IF([.$B106]/COS([.BK$2]*0.0174533)&lt;255;[.$B106]/COS([.BK$2]*0.0174533);255);0)  ;2)" office:value-type="string" office:string-value="1B">
            <text:p>1B</text:p>
          </table:table-cell>
          <table:table-cell table:style-name="ce3" table:formula="of:=DEC2HEX(ROUND(IF([.$B106]/COS([.BL$2]*0.0174533)&lt;255;[.$B106]/COS([.BL$2]*0.0174533);255);0)  ;2)" office:value-type="string" office:string-value="1A">
            <text:p>1A</text:p>
          </table:table-cell>
          <table:table-cell table:style-name="ce3" table:formula="of:=DEC2HEX(ROUND(IF([.$B106]/COS([.BM$2]*0.0174533)&lt;255;[.$B106]/COS([.BM$2]*0.0174533);255);0)  ;2)" office:value-type="string" office:string-value="19">
            <text:p>19</text:p>
          </table:table-cell>
          <table:table-cell table:style-name="ce3" table:formula="of:=DEC2HEX(ROUND(IF([.$B106]/COS([.BN$2]*0.0174533)&lt;255;[.$B106]/COS([.BN$2]*0.0174533);255);0)  ;2)" office:value-type="string" office:string-value="19">
            <text:p>19</text:p>
          </table:table-cell>
          <table:table-cell table:style-name="ce3" table:formula="of:=DEC2HEX(ROUND(IF([.$B106]/COS([.BO$2]*0.0174533)&lt;255;[.$B106]/COS([.BO$2]*0.0174533);255);0)  ;2)" office:value-type="string" office:string-value="19">
            <text:p>19</text:p>
          </table:table-cell>
          <table:table-cell table:style-name="ce3" table:formula="of:=DEC2HEX(ROUND(IF([.$B106]/COS([.BP$2]*0.0174533)&lt;255;[.$B106]/COS([.BP$2]*0.0174533);255);0)  ;2)" office:value-type="string" office:string-value="19">
            <text:p>19</text:p>
          </table:table-cell>
          <table:table-cell table:style-name="ce3" table:formula="of:=DEC2HEX(ROUND(IF([.$B106]/COS([.BQ$2]*0.0174533)&lt;255;[.$B106]/COS([.BQ$2]*0.0174533);255);0)  ;2)" office:value-type="string" office:string-value="19">
            <text:p>19</text:p>
          </table:table-cell>
          <table:table-cell table:style-name="ce3" table:formula="of:=DEC2HEX(ROUND(IF([.$B106]/COS([.BR$2]*0.0174533)&lt;255;[.$B106]/COS([.BR$2]*0.0174533);255);0)  ;2)" office:value-type="string" office:string-value="1A">
            <text:p>1A</text:p>
          </table:table-cell>
          <table:table-cell table:style-name="ce3" table:formula="of:=DEC2HEX(ROUND(IF([.$B106]/COS([.BS$2]*0.0174533)&lt;255;[.$B106]/COS([.BS$2]*0.0174533);255);0)  ;2)" office:value-type="string" office:string-value="1B">
            <text:p>1B</text:p>
          </table:table-cell>
          <table:table-cell table:style-name="ce3" table:formula="of:=DEC2HEX(ROUND(IF([.$B106]/COS([.BT$2]*0.0174533)&lt;255;[.$B106]/COS([.BT$2]*0.0174533);255);0)  ;2)" office:value-type="string" office:string-value="1C">
            <text:p>1C</text:p>
          </table:table-cell>
          <table:table-cell table:style-name="ce3" table:formula="of:=DEC2HEX(ROUND(IF([.$B106]/COS([.BU$2]*0.0174533)&lt;255;[.$B106]/COS([.BU$2]*0.0174533);255);0)  ;2)" office:value-type="string" office:string-value="1E">
            <text:p>1E</text:p>
          </table:table-cell>
          <table:table-cell table:style-name="ce3" table:formula="of:=DEC2HEX(ROUND(IF([.$B106]/COS([.BV$2]*0.0174533)&lt;255;[.$B106]/COS([.BV$2]*0.0174533);255);0)  ;2)" office:value-type="string" office:string-value="20">
            <text:p>20</text:p>
          </table:table-cell>
          <table:table-cell table:style-name="ce3" table:formula="of:=DEC2HEX(ROUND(IF([.$B106]/COS([.BW$2]*0.0174533)&lt;255;[.$B106]/COS([.BW$2]*0.0174533);255);0)  ;2)" office:value-type="string" office:string-value="23">
            <text:p>23</text:p>
          </table:table-cell>
          <table:table-cell table:style-name="ce3" table:formula="of:=DEC2HEX(ROUND(IF([.$B106]/COS([.BX$2]*0.0174533)&lt;255;[.$B106]/COS([.BX$2]*0.0174533);255);0)  ;2)" office:value-type="string" office:string-value="27">
            <text:p>27</text:p>
          </table:table-cell>
          <table:table-cell table:style-name="ce3" table:formula="of:=DEC2HEX(ROUND(IF([.$B106]/COS([.BY$2]*0.0174533)&lt;255;[.$B106]/COS([.BY$2]*0.0174533);255);0)  ;2)" office:value-type="string" office:string-value="2D">
            <text:p>2D</text:p>
          </table:table-cell>
          <table:table-cell table:style-name="ce3" table:formula="of:=DEC2HEX(ROUND(IF([.$B106]/COS([.BZ$2]*0.0174533)&lt;255;[.$B106]/COS([.BZ$2]*0.0174533);255);0)  ;2)" office:value-type="string" office:string-value="35">
            <text:p>35</text:p>
          </table:table-cell>
          <table:table-cell table:style-name="ce3" table:formula="of:=DEC2HEX(ROUND(IF([.$B106]/COS([.CA$2]*0.0174533)&lt;255;[.$B106]/COS([.CA$2]*0.0174533);255);0)  ;2)" office:value-type="string" office:string-value="41">
            <text:p>41</text:p>
          </table:table-cell>
          <table:table-cell table:style-name="ce3" table:formula="of:=DEC2HEX(ROUND(IF([.$B106]/COS([.CB$2]*0.0174533)&lt;255;[.$B106]/COS([.CB$2]*0.0174533);255);0)  ;2)" office:value-type="string" office:string-value="56">
            <text:p>56</text:p>
          </table:table-cell>
          <table:table-cell table:style-name="ce3" table:formula="of:=DEC2HEX(ROUND(IF([.$B106]/COS([.CC$2]*0.0174533)&lt;255;[.$B106]/COS([.CC$2]*0.0174533);255);0)  ;2)" office:value-type="string" office:string-value="80">
            <text:p>80</text:p>
          </table:table-cell>
          <table:table-cell table:number-columns-repeated="943"/>
        </table:table-row>
        <table:table-row table:style-name="ro1">
          <table:table-cell table:formula="of:=[.A106]+1" office:value-type="float" office:value="103">
            <text:p>103</text:p>
          </table:table-cell>
          <table:table-cell table:style-name="ce2" table:formula="of:=[.B106]-1" office:value-type="float" office:value="24">
            <text:p>24</text:p>
          </table:table-cell>
          <table:table-cell table:formula="of:=DEC2HEX(ROUND(IF([.$B107]/[.C$3]&lt;127;127-[.$B107]/[.C$3];0) ;0) ;2)" office:value-type="string" office:string-value="67">
            <text:p>67</text:p>
          </table:table-cell>
          <table:table-cell table:formula="of:=DEC2HEX(ROUND(IF([.$B107]/[.D$3]&lt;127;127-[.$B107]/[.D$3];0) ;0) ;2)" office:value-type="string" office:string-value="67">
            <text:p>67</text:p>
          </table:table-cell>
          <table:table-cell table:formula="of:=DEC2HEX(ROUND(IF([.$B107]/[.E$3]&lt;127;127-[.$B107]/[.E$3];0) ;0) ;2)" office:value-type="string" office:string-value="67">
            <text:p>67</text:p>
          </table:table-cell>
          <table:table-cell table:formula="of:=DEC2HEX(ROUND(IF([.$B107]/[.F$3]&lt;127;127-[.$B107]/[.F$3];0) ;0) ;2)" office:value-type="string" office:string-value="66">
            <text:p>66</text:p>
          </table:table-cell>
          <table:table-cell table:formula="of:=DEC2HEX(ROUND(IF([.$B107]/[.G$3]&lt;127;127-[.$B107]/[.G$3];0) ;0) ;2)" office:value-type="string" office:string-value="65">
            <text:p>65</text:p>
          </table:table-cell>
          <table:table-cell table:formula="of:=DEC2HEX(ROUND(IF([.$B107]/[.H$3]&lt;127;127-[.$B107]/[.H$3];0) ;0) ;2)" office:value-type="string" office:string-value="64">
            <text:p>64</text:p>
          </table:table-cell>
          <table:table-cell table:formula="of:=DEC2HEX(ROUND(IF([.$B107]/[.I$3]&lt;127;127-[.$B107]/[.I$3];0) ;0) ;2)" office:value-type="string" office:string-value="62">
            <text:p>62</text:p>
          </table:table-cell>
          <table:table-cell table:formula="of:=DEC2HEX(ROUND(IF([.$B107]/[.J$3]&lt;127;127-[.$B107]/[.J$3];0) ;0) ;2)" office:value-type="string" office:string-value="60">
            <text:p>60</text:p>
          </table:table-cell>
          <table:table-cell table:formula="of:=DEC2HEX(ROUND(IF([.$B107]/[.K$3]&lt;127;127-[.$B107]/[.K$3];0) ;0) ;2)" office:value-type="string" office:string-value="5D">
            <text:p>5D</text:p>
          </table:table-cell>
          <table:table-cell table:formula="of:=DEC2HEX(ROUND(IF([.$B107]/[.L$3]&lt;127;127-[.$B107]/[.L$3];0) ;0) ;2)" office:value-type="string" office:string-value="59">
            <text:p>59</text:p>
          </table:table-cell>
          <table:table-cell table:style-name="ce3" table:formula="of:=DEC2HEX(ROUND(IF([.$B107]/[.M$3]&lt;127;127-[.$B107]/[.M$3];0) ;0) ;2)" office:value-type="string" office:string-value="54">
            <text:p>54</text:p>
          </table:table-cell>
          <table:table-cell table:style-name="ce3" table:formula="of:=DEC2HEX(ROUND(IF([.$B107]/[.N$3]&lt;127;127-[.$B107]/[.N$3];0) ;0) ;2)" office:value-type="string" office:string-value="4C">
            <text:p>4C</text:p>
          </table:table-cell>
          <table:table-cell table:style-name="ce3" table:formula="of:=DEC2HEX(ROUND(IF([.$B107]/[.O$3]&lt;127;127-[.$B107]/[.O$3];0) ;0) ;2)" office:value-type="string" office:string-value="40">
            <text:p>40</text:p>
          </table:table-cell>
          <table:table-cell table:style-name="ce3" table:formula="of:=DEC2HEX(ROUND(IF([.$B107]/[.P$3]&lt;127;127-[.$B107]/[.P$3];0) ;0) ;2)" office:value-type="string" office:string-value="2C">
            <text:p>2C</text:p>
          </table:table-cell>
          <table:table-cell table:style-name="ce3" table:formula="of:=DEC2HEX(ROUND(IF([.$B107]/[.Q$3]&lt;127;127-[.$B107]/[.Q$3];0) ;0) ;2)" office:value-type="string" office:string-value="04">
            <text:p>04</text:p>
          </table:table-cell>
          <table:table-cell table:style-name="ce3" table:formula="of:=DEC2HEX(ROUND(IF([.$B107]/[.R$3]&lt;127;127-[.$B107]/[.R$3];0) ;0) ;2)" office:value-type="string" office:string-value="00">
            <text:p>00</text:p>
          </table:table-cell>
          <table:table-cell table:style-name="ce3" table:formula="of:=DEC2HEX(ROUND(IF([.$B107]/[.S$3]&lt;127;[.$B107]/[.S$3];127) ;0) ;2)" office:value-type="float" office:value="0">
            <text:p>#ДЕЛ/0!</text:p>
          </table:table-cell>
          <table:table-cell table:style-name="ce3" table:formula="of:=DEC2HEX(ROUND(IF([.$B107]/[.T$3]&lt;127;[.$B107]/[.T$3];127) ;0) ;2)" office:value-type="string" office:string-value="FFFFFFFF0B">
            <text:p>FFFFFFFF0B</text:p>
          </table:table-cell>
          <table:table-cell table:style-name="ce3" table:formula="of:=DEC2HEX(ROUND(IF([.$B107]/[.U$3]&lt;127;[.$B107]/[.U$3];127) ;0) ;2)" office:value-type="string" office:string-value="FFFFFFFF85">
            <text:p>FFFFFFFF85</text:p>
          </table:table-cell>
          <table:table-cell table:style-name="ce3" table:formula="of:=DEC2HEX(ROUND(IF([.$B107]/[.V$3]&lt;127;[.$B107]/[.V$3];127) ;0) ;2)" office:value-type="string" office:string-value="FFFFFFFFAD">
            <text:p>FFFFFFFFAD</text:p>
          </table:table-cell>
          <table:table-cell table:style-name="ce3" table:formula="of:=DEC2HEX(ROUND(IF([.$B107]/[.W$3]&lt;127;[.$B107]/[.W$3];127) ;0) ;2)" office:value-type="string" office:string-value="FFFFFFFFC1">
            <text:p>FFFFFFFFC1</text:p>
          </table:table-cell>
          <table:table-cell table:style-name="ce3" table:formula="of:=DEC2HEX(ROUND(IF([.$B107]/[.X$3]&lt;127;[.$B107]/[.X$3];127) ;0) ;2)" office:value-type="string" office:string-value="FFFFFFFFCD">
            <text:p>FFFFFFFFCD</text:p>
          </table:table-cell>
          <table:table-cell table:style-name="ce3" table:formula="of:=DEC2HEX(ROUND(IF([.$B107]/[.Y$3]&lt;127;[.$B107]/[.Y$3];127) ;0) ;2)" office:value-type="string" office:string-value="FFFFFFFFD5">
            <text:p>FFFFFFFFD5</text:p>
          </table:table-cell>
          <table:table-cell table:style-name="ce3" table:formula="of:=DEC2HEX(ROUND(IF([.$B107]/[.Z$3]&lt;127;[.$B107]/[.Z$3];127) ;0) ;2)" office:value-type="string" office:string-value="FFFFFFFFDA">
            <text:p>FFFFFFFFDA</text:p>
          </table:table-cell>
          <table:table-cell table:style-name="ce3" table:formula="of:=DEC2HEX(ROUND(IF([.$B107]/[.AA$3]&lt;127;[.$B107]/[.AA$3];127) ;0) ;2)" office:value-type="string" office:string-value="FFFFFFFFDE">
            <text:p>FFFFFFFFDE</text:p>
          </table:table-cell>
          <table:table-cell table:style-name="ce3" table:formula="of:=DEC2HEX(ROUND(IF([.$B107]/[.AB$3]&lt;127;[.$B107]/[.AB$3];127) ;0) ;2)" office:value-type="string" office:string-value="FFFFFFFFE1">
            <text:p>FFFFFFFFE1</text:p>
          </table:table-cell>
          <table:table-cell table:style-name="ce3" table:formula="of:=DEC2HEX(ROUND(IF([.$B107]/[.AC$3]&lt;127;[.$B107]/[.AC$3];127) ;0) ;2)" office:value-type="string" office:string-value="FFFFFFFFE3">
            <text:p>FFFFFFFFE3</text:p>
          </table:table-cell>
          <table:table-cell table:style-name="ce3" table:formula="of:=DEC2HEX(ROUND(IF([.$B107]/[.AD$3]&lt;127;[.$B107]/[.AD$3];127) ;0) ;2)" office:value-type="string" office:string-value="FFFFFFFFE5">
            <text:p>FFFFFFFFE5</text:p>
          </table:table-cell>
          <table:table-cell table:style-name="ce3" table:formula="of:=DEC2HEX(ROUND(IF([.$B107]/[.AE$3]&lt;127;[.$B107]/[.AE$3];127) ;0) ;2)" office:value-type="string" office:string-value="FFFFFFFFE6">
            <text:p>FFFFFFFFE6</text:p>
          </table:table-cell>
          <table:table-cell table:style-name="ce3" table:formula="of:=DEC2HEX(ROUND(IF([.$B107]/[.AF$3]&lt;127;[.$B107]/[.AF$3];127) ;0) ;2)" office:value-type="string" office:string-value="FFFFFFFFE7">
            <text:p>FFFFFFFFE7</text:p>
          </table:table-cell>
          <table:table-cell table:style-name="ce3" table:formula="of:=DEC2HEX(ROUND(IF([.$B107]/[.AG$3]&lt;127;[.$B107]/[.AG$3];127) ;0) ;2)" office:value-type="string" office:string-value="FFFFFFFFE8">
            <text:p>FFFFFFFFE8</text:p>
          </table:table-cell>
          <table:table-cell table:style-name="ce3" table:formula="of:=DEC2HEX(ROUND(IF([.$B107]/[.AH$3]&lt;127;[.$B107]/[.AH$3];127) ;0) ;2)" office:value-type="string" office:string-value="FFFFFFFFE8">
            <text:p>FFFFFFFFE8</text:p>
          </table:table-cell>
          <table:table-cell table:style-name="ce3" table:formula="of:=DEC2HEX(ROUND(IF([.$B107]/COS([.AI$2]*0.0174533)&lt;255;[.$B107]/COS([.AI$2]*0.0174533);255);0)  ;2)" office:value-type="string" office:string-value="FFFFFFFFE8">
            <text:p>FFFFFFFFE8</text:p>
          </table:table-cell>
          <table:table-cell table:style-name="ce3" table:formula="of:=DEC2HEX(ROUND(IF([.$B107]/COS([.AJ$2]*0.0174533)&lt;255;[.$B107]/COS([.AJ$2]*0.0174533);255);0)  ;2)" office:value-type="string" office:string-value="FFFFFFFFE8">
            <text:p>FFFFFFFFE8</text:p>
          </table:table-cell>
          <table:table-cell table:style-name="ce3" table:formula="of:=DEC2HEX(ROUND(IF([.$B107]/COS([.AK$2]*0.0174533)&lt;255;[.$B107]/COS([.AK$2]*0.0174533);255);0)  ;2)" office:value-type="string" office:string-value="FFFFFFFFE8">
            <text:p>FFFFFFFFE8</text:p>
          </table:table-cell>
          <table:table-cell table:style-name="ce3" table:formula="of:=DEC2HEX(ROUND(IF([.$B107]/COS([.AL$2]*0.0174533)&lt;255;[.$B107]/COS([.AL$2]*0.0174533);255);0)  ;2)" office:value-type="string" office:string-value="FFFFFFFFE7">
            <text:p>FFFFFFFFE7</text:p>
          </table:table-cell>
          <table:table-cell table:style-name="ce3" table:formula="of:=DEC2HEX(ROUND(IF([.$B107]/COS([.AM$2]*0.0174533)&lt;255;[.$B107]/COS([.AM$2]*0.0174533);255);0)  ;2)" office:value-type="string" office:string-value="FFFFFFFFE6">
            <text:p>FFFFFFFFE6</text:p>
          </table:table-cell>
          <table:table-cell table:style-name="ce3" table:formula="of:=DEC2HEX(ROUND(IF([.$B107]/COS([.AN$2]*0.0174533)&lt;255;[.$B107]/COS([.AN$2]*0.0174533);255);0)  ;2)" office:value-type="string" office:string-value="FFFFFFFFE5">
            <text:p>FFFFFFFFE5</text:p>
          </table:table-cell>
          <table:table-cell table:style-name="ce3" table:formula="of:=DEC2HEX(ROUND(IF([.$B107]/COS([.AO$2]*0.0174533)&lt;255;[.$B107]/COS([.AO$2]*0.0174533);255);0)  ;2)" office:value-type="string" office:string-value="FFFFFFFFE3">
            <text:p>FFFFFFFFE3</text:p>
          </table:table-cell>
          <table:table-cell table:style-name="ce3" table:formula="of:=DEC2HEX(ROUND(IF([.$B107]/COS([.AP$2]*0.0174533)&lt;255;[.$B107]/COS([.AP$2]*0.0174533);255);0)  ;2)" office:value-type="string" office:string-value="FFFFFFFFE1">
            <text:p>FFFFFFFFE1</text:p>
          </table:table-cell>
          <table:table-cell table:style-name="ce3" table:formula="of:=DEC2HEX(ROUND(IF([.$B107]/COS([.AQ$2]*0.0174533)&lt;255;[.$B107]/COS([.AQ$2]*0.0174533);255);0)  ;2)" office:value-type="string" office:string-value="FFFFFFFFDE">
            <text:p>FFFFFFFFDE</text:p>
          </table:table-cell>
          <table:table-cell table:style-name="ce3" table:formula="of:=DEC2HEX(ROUND(IF([.$B107]/COS([.AR$2]*0.0174533)&lt;255;[.$B107]/COS([.AR$2]*0.0174533);255);0)  ;2)" office:value-type="string" office:string-value="FFFFFFFFDA">
            <text:p>FFFFFFFFDA</text:p>
          </table:table-cell>
          <table:table-cell table:style-name="ce3" table:formula="of:=DEC2HEX(ROUND(IF([.$B107]/COS([.AS$2]*0.0174533)&lt;255;[.$B107]/COS([.AS$2]*0.0174533);255);0)  ;2)" office:value-type="string" office:string-value="FFFFFFFFD5">
            <text:p>FFFFFFFFD5</text:p>
          </table:table-cell>
          <table:table-cell table:style-name="ce3" table:formula="of:=DEC2HEX(ROUND(IF([.$B107]/COS([.AT$2]*0.0174533)&lt;255;[.$B107]/COS([.AT$2]*0.0174533);255);0)  ;2)" office:value-type="string" office:string-value="FFFFFFFFCD">
            <text:p>FFFFFFFFCD</text:p>
          </table:table-cell>
          <table:table-cell table:style-name="ce3" table:formula="of:=DEC2HEX(ROUND(IF([.$B107]/COS([.AU$2]*0.0174533)&lt;255;[.$B107]/COS([.AU$2]*0.0174533);255);0)  ;2)" office:value-type="string" office:string-value="FFFFFFFFC1">
            <text:p>FFFFFFFFC1</text:p>
          </table:table-cell>
          <table:table-cell table:style-name="ce3" table:formula="of:=DEC2HEX(ROUND(IF([.$B107]/COS([.AV$2]*0.0174533)&lt;255;[.$B107]/COS([.AV$2]*0.0174533);255);0)  ;2)" office:value-type="string" office:string-value="FFFFFFFFAD">
            <text:p>FFFFFFFFAD</text:p>
          </table:table-cell>
          <table:table-cell table:style-name="ce3" table:formula="of:=DEC2HEX(ROUND(IF([.$B107]/COS([.AW$2]*0.0174533)&lt;255;[.$B107]/COS([.AW$2]*0.0174533);255);0)  ;2)" office:value-type="string" office:string-value="FFFFFFFF85">
            <text:p>FFFFFFFF85</text:p>
          </table:table-cell>
          <table:table-cell table:style-name="ce3" table:formula="of:=DEC2HEX(ROUND(IF([.$B107]/COS([.AX$2]*0.0174533)&lt;255;[.$B107]/COS([.AX$2]*0.0174533);255);0)  ;2)" office:value-type="string" office:string-value="FFFFFFFF0B">
            <text:p>FFFFFFFF0B</text:p>
          </table:table-cell>
          <table:table-cell table:style-name="ce3" table:formula="of:=DEC2HEX(ROUND(IF([.$B107]/COS([.AY$2]*0.0174533)&lt;255;[.$B107]/COS([.AY$2]*0.0174533);255);0)  ;2)" office:value-type="string" office:string-value="FF">
            <text:p>FF</text:p>
          </table:table-cell>
          <table:table-cell table:style-name="ce3" table:formula="of:=DEC2HEX(ROUND(IF([.$B107]/COS([.AZ$2]*0.0174533)&lt;255;[.$B107]/COS([.AZ$2]*0.0174533);255);0)  ;2)" office:value-type="string" office:string-value="F5">
            <text:p>F5</text:p>
          </table:table-cell>
          <table:table-cell table:style-name="ce3" table:formula="of:=DEC2HEX(ROUND(IF([.$B107]/COS([.BA$2]*0.0174533)&lt;255;[.$B107]/COS([.BA$2]*0.0174533);255);0)  ;2)" office:value-type="string" office:string-value="7B">
            <text:p>7B</text:p>
          </table:table-cell>
          <table:table-cell table:style-name="ce3" table:formula="of:=DEC2HEX(ROUND(IF([.$B107]/COS([.BB$2]*0.0174533)&lt;255;[.$B107]/COS([.BB$2]*0.0174533);255);0)  ;2)" office:value-type="string" office:string-value="53">
            <text:p>53</text:p>
          </table:table-cell>
          <table:table-cell table:style-name="ce3" table:formula="of:=DEC2HEX(ROUND(IF([.$B107]/COS([.BC$2]*0.0174533)&lt;255;[.$B107]/COS([.BC$2]*0.0174533);255);0)  ;2)" office:value-type="string" office:string-value="3F">
            <text:p>3F</text:p>
          </table:table-cell>
          <table:table-cell table:style-name="ce3" table:formula="of:=DEC2HEX(ROUND(IF([.$B107]/COS([.BD$2]*0.0174533)&lt;255;[.$B107]/COS([.BD$2]*0.0174533);255);0)  ;2)" office:value-type="string" office:string-value="33">
            <text:p>33</text:p>
          </table:table-cell>
          <table:table-cell table:style-name="ce3" table:formula="of:=DEC2HEX(ROUND(IF([.$B107]/COS([.BE$2]*0.0174533)&lt;255;[.$B107]/COS([.BE$2]*0.0174533);255);0)  ;2)" office:value-type="string" office:string-value="2B">
            <text:p>2B</text:p>
          </table:table-cell>
          <table:table-cell table:style-name="ce3" table:formula="of:=DEC2HEX(ROUND(IF([.$B107]/COS([.BF$2]*0.0174533)&lt;255;[.$B107]/COS([.BF$2]*0.0174533);255);0)  ;2)" office:value-type="string" office:string-value="26">
            <text:p>26</text:p>
          </table:table-cell>
          <table:table-cell table:style-name="ce3" table:formula="of:=DEC2HEX(ROUND(IF([.$B107]/COS([.BG$2]*0.0174533)&lt;255;[.$B107]/COS([.BG$2]*0.0174533);255);0)  ;2)" office:value-type="string" office:string-value="22">
            <text:p>22</text:p>
          </table:table-cell>
          <table:table-cell table:style-name="ce3" table:formula="of:=DEC2HEX(ROUND(IF([.$B107]/COS([.BH$2]*0.0174533)&lt;255;[.$B107]/COS([.BH$2]*0.0174533);255);0)  ;2)" office:value-type="string" office:string-value="1F">
            <text:p>1F</text:p>
          </table:table-cell>
          <table:table-cell table:style-name="ce3" table:formula="of:=DEC2HEX(ROUND(IF([.$B107]/COS([.BI$2]*0.0174533)&lt;255;[.$B107]/COS([.BI$2]*0.0174533);255);0)  ;2)" office:value-type="string" office:string-value="1D">
            <text:p>1D</text:p>
          </table:table-cell>
          <table:table-cell table:style-name="ce3" table:formula="of:=DEC2HEX(ROUND(IF([.$B107]/COS([.BJ$2]*0.0174533)&lt;255;[.$B107]/COS([.BJ$2]*0.0174533);255);0)  ;2)" office:value-type="string" office:string-value="1B">
            <text:p>1B</text:p>
          </table:table-cell>
          <table:table-cell table:style-name="ce3" table:formula="of:=DEC2HEX(ROUND(IF([.$B107]/COS([.BK$2]*0.0174533)&lt;255;[.$B107]/COS([.BK$2]*0.0174533);255);0)  ;2)" office:value-type="string" office:string-value="1A">
            <text:p>1A</text:p>
          </table:table-cell>
          <table:table-cell table:style-name="ce3" table:formula="of:=DEC2HEX(ROUND(IF([.$B107]/COS([.BL$2]*0.0174533)&lt;255;[.$B107]/COS([.BL$2]*0.0174533);255);0)  ;2)" office:value-type="string" office:string-value="19">
            <text:p>19</text:p>
          </table:table-cell>
          <table:table-cell table:style-name="ce3" table:formula="of:=DEC2HEX(ROUND(IF([.$B107]/COS([.BM$2]*0.0174533)&lt;255;[.$B107]/COS([.BM$2]*0.0174533);255);0)  ;2)" office:value-type="string" office:string-value="18">
            <text:p>18</text:p>
          </table:table-cell>
          <table:table-cell table:style-name="ce3" table:formula="of:=DEC2HEX(ROUND(IF([.$B107]/COS([.BN$2]*0.0174533)&lt;255;[.$B107]/COS([.BN$2]*0.0174533);255);0)  ;2)" office:value-type="string" office:string-value="18">
            <text:p>18</text:p>
          </table:table-cell>
          <table:table-cell table:style-name="ce3" table:formula="of:=DEC2HEX(ROUND(IF([.$B107]/COS([.BO$2]*0.0174533)&lt;255;[.$B107]/COS([.BO$2]*0.0174533);255);0)  ;2)" office:value-type="string" office:string-value="18">
            <text:p>18</text:p>
          </table:table-cell>
          <table:table-cell table:style-name="ce3" table:formula="of:=DEC2HEX(ROUND(IF([.$B107]/COS([.BP$2]*0.0174533)&lt;255;[.$B107]/COS([.BP$2]*0.0174533);255);0)  ;2)" office:value-type="string" office:string-value="18">
            <text:p>18</text:p>
          </table:table-cell>
          <table:table-cell table:style-name="ce3" table:formula="of:=DEC2HEX(ROUND(IF([.$B107]/COS([.BQ$2]*0.0174533)&lt;255;[.$B107]/COS([.BQ$2]*0.0174533);255);0)  ;2)" office:value-type="string" office:string-value="18">
            <text:p>18</text:p>
          </table:table-cell>
          <table:table-cell table:style-name="ce3" table:formula="of:=DEC2HEX(ROUND(IF([.$B107]/COS([.BR$2]*0.0174533)&lt;255;[.$B107]/COS([.BR$2]*0.0174533);255);0)  ;2)" office:value-type="string" office:string-value="19">
            <text:p>19</text:p>
          </table:table-cell>
          <table:table-cell table:style-name="ce3" table:formula="of:=DEC2HEX(ROUND(IF([.$B107]/COS([.BS$2]*0.0174533)&lt;255;[.$B107]/COS([.BS$2]*0.0174533);255);0)  ;2)" office:value-type="string" office:string-value="1A">
            <text:p>1A</text:p>
          </table:table-cell>
          <table:table-cell table:style-name="ce3" table:formula="of:=DEC2HEX(ROUND(IF([.$B107]/COS([.BT$2]*0.0174533)&lt;255;[.$B107]/COS([.BT$2]*0.0174533);255);0)  ;2)" office:value-type="string" office:string-value="1B">
            <text:p>1B</text:p>
          </table:table-cell>
          <table:table-cell table:style-name="ce3" table:formula="of:=DEC2HEX(ROUND(IF([.$B107]/COS([.BU$2]*0.0174533)&lt;255;[.$B107]/COS([.BU$2]*0.0174533);255);0)  ;2)" office:value-type="string" office:string-value="1D">
            <text:p>1D</text:p>
          </table:table-cell>
          <table:table-cell table:style-name="ce3" table:formula="of:=DEC2HEX(ROUND(IF([.$B107]/COS([.BV$2]*0.0174533)&lt;255;[.$B107]/COS([.BV$2]*0.0174533);255);0)  ;2)" office:value-type="string" office:string-value="1F">
            <text:p>1F</text:p>
          </table:table-cell>
          <table:table-cell table:style-name="ce3" table:formula="of:=DEC2HEX(ROUND(IF([.$B107]/COS([.BW$2]*0.0174533)&lt;255;[.$B107]/COS([.BW$2]*0.0174533);255);0)  ;2)" office:value-type="string" office:string-value="22">
            <text:p>22</text:p>
          </table:table-cell>
          <table:table-cell table:style-name="ce3" table:formula="of:=DEC2HEX(ROUND(IF([.$B107]/COS([.BX$2]*0.0174533)&lt;255;[.$B107]/COS([.BX$2]*0.0174533);255);0)  ;2)" office:value-type="string" office:string-value="26">
            <text:p>26</text:p>
          </table:table-cell>
          <table:table-cell table:style-name="ce3" table:formula="of:=DEC2HEX(ROUND(IF([.$B107]/COS([.BY$2]*0.0174533)&lt;255;[.$B107]/COS([.BY$2]*0.0174533);255);0)  ;2)" office:value-type="string" office:string-value="2B">
            <text:p>2B</text:p>
          </table:table-cell>
          <table:table-cell table:style-name="ce3" table:formula="of:=DEC2HEX(ROUND(IF([.$B107]/COS([.BZ$2]*0.0174533)&lt;255;[.$B107]/COS([.BZ$2]*0.0174533);255);0)  ;2)" office:value-type="string" office:string-value="33">
            <text:p>33</text:p>
          </table:table-cell>
          <table:table-cell table:style-name="ce3" table:formula="of:=DEC2HEX(ROUND(IF([.$B107]/COS([.CA$2]*0.0174533)&lt;255;[.$B107]/COS([.CA$2]*0.0174533);255);0)  ;2)" office:value-type="string" office:string-value="3F">
            <text:p>3F</text:p>
          </table:table-cell>
          <table:table-cell table:style-name="ce3" table:formula="of:=DEC2HEX(ROUND(IF([.$B107]/COS([.CB$2]*0.0174533)&lt;255;[.$B107]/COS([.CB$2]*0.0174533);255);0)  ;2)" office:value-type="string" office:string-value="53">
            <text:p>53</text:p>
          </table:table-cell>
          <table:table-cell table:style-name="ce3" table:formula="of:=DEC2HEX(ROUND(IF([.$B107]/COS([.CC$2]*0.0174533)&lt;255;[.$B107]/COS([.CC$2]*0.0174533);255);0)  ;2)" office:value-type="string" office:string-value="7B">
            <text:p>7B</text:p>
          </table:table-cell>
          <table:table-cell table:number-columns-repeated="943"/>
        </table:table-row>
        <table:table-row table:style-name="ro1">
          <table:table-cell table:formula="of:=[.A107]+1" office:value-type="float" office:value="104">
            <text:p>104</text:p>
          </table:table-cell>
          <table:table-cell table:style-name="ce2" table:formula="of:=[.B107]-1" office:value-type="float" office:value="23">
            <text:p>23</text:p>
          </table:table-cell>
          <table:table-cell table:formula="of:=DEC2HEX(ROUND(IF([.$B108]/[.C$3]&lt;127;127-[.$B108]/[.C$3];0) ;0) ;2)" office:value-type="string" office:string-value="68">
            <text:p>68</text:p>
          </table:table-cell>
          <table:table-cell table:formula="of:=DEC2HEX(ROUND(IF([.$B108]/[.D$3]&lt;127;127-[.$B108]/[.D$3];0) ;0) ;2)" office:value-type="string" office:string-value="68">
            <text:p>68</text:p>
          </table:table-cell>
          <table:table-cell table:formula="of:=DEC2HEX(ROUND(IF([.$B108]/[.E$3]&lt;127;127-[.$B108]/[.E$3];0) ;0) ;2)" office:value-type="string" office:string-value="68">
            <text:p>68</text:p>
          </table:table-cell>
          <table:table-cell table:formula="of:=DEC2HEX(ROUND(IF([.$B108]/[.F$3]&lt;127;127-[.$B108]/[.F$3];0) ;0) ;2)" office:value-type="string" office:string-value="67">
            <text:p>67</text:p>
          </table:table-cell>
          <table:table-cell table:formula="of:=DEC2HEX(ROUND(IF([.$B108]/[.G$3]&lt;127;127-[.$B108]/[.G$3];0) ;0) ;2)" office:value-type="string" office:string-value="66">
            <text:p>66</text:p>
          </table:table-cell>
          <table:table-cell table:formula="of:=DEC2HEX(ROUND(IF([.$B108]/[.H$3]&lt;127;127-[.$B108]/[.H$3];0) ;0) ;2)" office:value-type="string" office:string-value="65">
            <text:p>65</text:p>
          </table:table-cell>
          <table:table-cell table:formula="of:=DEC2HEX(ROUND(IF([.$B108]/[.I$3]&lt;127;127-[.$B108]/[.I$3];0) ;0) ;2)" office:value-type="string" office:string-value="63">
            <text:p>63</text:p>
          </table:table-cell>
          <table:table-cell table:formula="of:=DEC2HEX(ROUND(IF([.$B108]/[.J$3]&lt;127;127-[.$B108]/[.J$3];0) ;0) ;2)" office:value-type="string" office:string-value="61">
            <text:p>61</text:p>
          </table:table-cell>
          <table:table-cell table:formula="of:=DEC2HEX(ROUND(IF([.$B108]/[.K$3]&lt;127;127-[.$B108]/[.K$3];0) ;0) ;2)" office:value-type="string" office:string-value="5E">
            <text:p>5E</text:p>
          </table:table-cell>
          <table:table-cell table:formula="of:=DEC2HEX(ROUND(IF([.$B108]/[.L$3]&lt;127;127-[.$B108]/[.L$3];0) ;0) ;2)" office:value-type="string" office:string-value="5B">
            <text:p>5B</text:p>
          </table:table-cell>
          <table:table-cell table:style-name="ce3" table:formula="of:=DEC2HEX(ROUND(IF([.$B108]/[.M$3]&lt;127;127-[.$B108]/[.M$3];0) ;0) ;2)" office:value-type="string" office:string-value="56">
            <text:p>56</text:p>
          </table:table-cell>
          <table:table-cell table:style-name="ce3" table:formula="of:=DEC2HEX(ROUND(IF([.$B108]/[.N$3]&lt;127;127-[.$B108]/[.N$3];0) ;0) ;2)" office:value-type="string" office:string-value="4E">
            <text:p>4E</text:p>
          </table:table-cell>
          <table:table-cell table:style-name="ce3" table:formula="of:=DEC2HEX(ROUND(IF([.$B108]/[.O$3]&lt;127;127-[.$B108]/[.O$3];0) ;0) ;2)" office:value-type="string" office:string-value="43">
            <text:p>43</text:p>
          </table:table-cell>
          <table:table-cell table:style-name="ce3" table:formula="of:=DEC2HEX(ROUND(IF([.$B108]/[.P$3]&lt;127;127-[.$B108]/[.P$3];0) ;0) ;2)" office:value-type="string" office:string-value="30">
            <text:p>30</text:p>
          </table:table-cell>
          <table:table-cell table:style-name="ce3" table:formula="of:=DEC2HEX(ROUND(IF([.$B108]/[.Q$3]&lt;127;127-[.$B108]/[.Q$3];0) ;0) ;2)" office:value-type="string" office:string-value="09">
            <text:p>09</text:p>
          </table:table-cell>
          <table:table-cell table:style-name="ce3" table:formula="of:=DEC2HEX(ROUND(IF([.$B108]/[.R$3]&lt;127;127-[.$B108]/[.R$3];0) ;0) ;2)" office:value-type="string" office:string-value="00">
            <text:p>00</text:p>
          </table:table-cell>
          <table:table-cell table:style-name="ce3" table:formula="of:=DEC2HEX(ROUND(IF([.$B108]/[.S$3]&lt;127;[.$B108]/[.S$3];127) ;0) ;2)" office:value-type="float" office:value="0">
            <text:p>#ДЕЛ/0!</text:p>
          </table:table-cell>
          <table:table-cell table:style-name="ce3" table:formula="of:=DEC2HEX(ROUND(IF([.$B108]/[.T$3]&lt;127;[.$B108]/[.T$3];127) ;0) ;2)" office:value-type="string" office:string-value="FFFFFFFF15">
            <text:p>FFFFFFFF15</text:p>
          </table:table-cell>
          <table:table-cell table:style-name="ce3" table:formula="of:=DEC2HEX(ROUND(IF([.$B108]/[.U$3]&lt;127;[.$B108]/[.U$3];127) ;0) ;2)" office:value-type="string" office:string-value="FFFFFFFF8A">
            <text:p>FFFFFFFF8A</text:p>
          </table:table-cell>
          <table:table-cell table:style-name="ce3" table:formula="of:=DEC2HEX(ROUND(IF([.$B108]/[.V$3]&lt;127;[.$B108]/[.V$3];127) ;0) ;2)" office:value-type="string" office:string-value="FFFFFFFFB1">
            <text:p>FFFFFFFFB1</text:p>
          </table:table-cell>
          <table:table-cell table:style-name="ce3" table:formula="of:=DEC2HEX(ROUND(IF([.$B108]/[.W$3]&lt;127;[.$B108]/[.W$3];127) ;0) ;2)" office:value-type="string" office:string-value="FFFFFFFFC4">
            <text:p>FFFFFFFFC4</text:p>
          </table:table-cell>
          <table:table-cell table:style-name="ce3" table:formula="of:=DEC2HEX(ROUND(IF([.$B108]/[.X$3]&lt;127;[.$B108]/[.X$3];127) ;0) ;2)" office:value-type="string" office:string-value="FFFFFFFFCF">
            <text:p>FFFFFFFFCF</text:p>
          </table:table-cell>
          <table:table-cell table:style-name="ce3" table:formula="of:=DEC2HEX(ROUND(IF([.$B108]/[.Y$3]&lt;127;[.$B108]/[.Y$3];127) ;0) ;2)" office:value-type="string" office:string-value="FFFFFFFFD7">
            <text:p>FFFFFFFFD7</text:p>
          </table:table-cell>
          <table:table-cell table:style-name="ce3" table:formula="of:=DEC2HEX(ROUND(IF([.$B108]/[.Z$3]&lt;127;[.$B108]/[.Z$3];127) ;0) ;2)" office:value-type="string" office:string-value="FFFFFFFFDC">
            <text:p>FFFFFFFFDC</text:p>
          </table:table-cell>
          <table:table-cell table:style-name="ce3" table:formula="of:=DEC2HEX(ROUND(IF([.$B108]/[.AA$3]&lt;127;[.$B108]/[.AA$3];127) ;0) ;2)" office:value-type="string" office:string-value="FFFFFFFFDF">
            <text:p>FFFFFFFFDF</text:p>
          </table:table-cell>
          <table:table-cell table:style-name="ce3" table:formula="of:=DEC2HEX(ROUND(IF([.$B108]/[.AB$3]&lt;127;[.$B108]/[.AB$3];127) ;0) ;2)" office:value-type="string" office:string-value="FFFFFFFFE2">
            <text:p>FFFFFFFFE2</text:p>
          </table:table-cell>
          <table:table-cell table:style-name="ce3" table:formula="of:=DEC2HEX(ROUND(IF([.$B108]/[.AC$3]&lt;127;[.$B108]/[.AC$3];127) ;0) ;2)" office:value-type="string" office:string-value="FFFFFFFFE4">
            <text:p>FFFFFFFFE4</text:p>
          </table:table-cell>
          <table:table-cell table:style-name="ce3" table:formula="of:=DEC2HEX(ROUND(IF([.$B108]/[.AD$3]&lt;127;[.$B108]/[.AD$3];127) ;0) ;2)" office:value-type="string" office:string-value="FFFFFFFFE6">
            <text:p>FFFFFFFFE6</text:p>
          </table:table-cell>
          <table:table-cell table:style-name="ce3" table:formula="of:=DEC2HEX(ROUND(IF([.$B108]/[.AE$3]&lt;127;[.$B108]/[.AE$3];127) ;0) ;2)" office:value-type="string" office:string-value="FFFFFFFFE7">
            <text:p>FFFFFFFFE7</text:p>
          </table:table-cell>
          <table:table-cell table:style-name="ce3" table:formula="of:=DEC2HEX(ROUND(IF([.$B108]/[.AF$3]&lt;127;[.$B108]/[.AF$3];127) ;0) ;2)" office:value-type="string" office:string-value="FFFFFFFFE8">
            <text:p>FFFFFFFFE8</text:p>
          </table:table-cell>
          <table:table-cell table:style-name="ce3" table:formula="of:=DEC2HEX(ROUND(IF([.$B108]/[.AG$3]&lt;127;[.$B108]/[.AG$3];127) ;0) ;2)" office:value-type="string" office:string-value="FFFFFFFFE9">
            <text:p>FFFFFFFFE9</text:p>
          </table:table-cell>
          <table:table-cell table:style-name="ce3" table:formula="of:=DEC2HEX(ROUND(IF([.$B108]/[.AH$3]&lt;127;[.$B108]/[.AH$3];127) ;0) ;2)" office:value-type="string" office:string-value="FFFFFFFFE9">
            <text:p>FFFFFFFFE9</text:p>
          </table:table-cell>
          <table:table-cell table:style-name="ce3" table:formula="of:=DEC2HEX(ROUND(IF([.$B108]/COS([.AI$2]*0.0174533)&lt;255;[.$B108]/COS([.AI$2]*0.0174533);255);0)  ;2)" office:value-type="string" office:string-value="FFFFFFFFE9">
            <text:p>FFFFFFFFE9</text:p>
          </table:table-cell>
          <table:table-cell table:style-name="ce3" table:formula="of:=DEC2HEX(ROUND(IF([.$B108]/COS([.AJ$2]*0.0174533)&lt;255;[.$B108]/COS([.AJ$2]*0.0174533);255);0)  ;2)" office:value-type="string" office:string-value="FFFFFFFFE9">
            <text:p>FFFFFFFFE9</text:p>
          </table:table-cell>
          <table:table-cell table:style-name="ce3" table:formula="of:=DEC2HEX(ROUND(IF([.$B108]/COS([.AK$2]*0.0174533)&lt;255;[.$B108]/COS([.AK$2]*0.0174533);255);0)  ;2)" office:value-type="string" office:string-value="FFFFFFFFE9">
            <text:p>FFFFFFFFE9</text:p>
          </table:table-cell>
          <table:table-cell table:style-name="ce3" table:formula="of:=DEC2HEX(ROUND(IF([.$B108]/COS([.AL$2]*0.0174533)&lt;255;[.$B108]/COS([.AL$2]*0.0174533);255);0)  ;2)" office:value-type="string" office:string-value="FFFFFFFFE8">
            <text:p>FFFFFFFFE8</text:p>
          </table:table-cell>
          <table:table-cell table:style-name="ce3" table:formula="of:=DEC2HEX(ROUND(IF([.$B108]/COS([.AM$2]*0.0174533)&lt;255;[.$B108]/COS([.AM$2]*0.0174533);255);0)  ;2)" office:value-type="string" office:string-value="FFFFFFFFE7">
            <text:p>FFFFFFFFE7</text:p>
          </table:table-cell>
          <table:table-cell table:style-name="ce3" table:formula="of:=DEC2HEX(ROUND(IF([.$B108]/COS([.AN$2]*0.0174533)&lt;255;[.$B108]/COS([.AN$2]*0.0174533);255);0)  ;2)" office:value-type="string" office:string-value="FFFFFFFFE6">
            <text:p>FFFFFFFFE6</text:p>
          </table:table-cell>
          <table:table-cell table:style-name="ce3" table:formula="of:=DEC2HEX(ROUND(IF([.$B108]/COS([.AO$2]*0.0174533)&lt;255;[.$B108]/COS([.AO$2]*0.0174533);255);0)  ;2)" office:value-type="string" office:string-value="FFFFFFFFE4">
            <text:p>FFFFFFFFE4</text:p>
          </table:table-cell>
          <table:table-cell table:style-name="ce3" table:formula="of:=DEC2HEX(ROUND(IF([.$B108]/COS([.AP$2]*0.0174533)&lt;255;[.$B108]/COS([.AP$2]*0.0174533);255);0)  ;2)" office:value-type="string" office:string-value="FFFFFFFFE2">
            <text:p>FFFFFFFFE2</text:p>
          </table:table-cell>
          <table:table-cell table:style-name="ce3" table:formula="of:=DEC2HEX(ROUND(IF([.$B108]/COS([.AQ$2]*0.0174533)&lt;255;[.$B108]/COS([.AQ$2]*0.0174533);255);0)  ;2)" office:value-type="string" office:string-value="FFFFFFFFDF">
            <text:p>FFFFFFFFDF</text:p>
          </table:table-cell>
          <table:table-cell table:style-name="ce3" table:formula="of:=DEC2HEX(ROUND(IF([.$B108]/COS([.AR$2]*0.0174533)&lt;255;[.$B108]/COS([.AR$2]*0.0174533);255);0)  ;2)" office:value-type="string" office:string-value="FFFFFFFFDC">
            <text:p>FFFFFFFFDC</text:p>
          </table:table-cell>
          <table:table-cell table:style-name="ce3" table:formula="of:=DEC2HEX(ROUND(IF([.$B108]/COS([.AS$2]*0.0174533)&lt;255;[.$B108]/COS([.AS$2]*0.0174533);255);0)  ;2)" office:value-type="string" office:string-value="FFFFFFFFD7">
            <text:p>FFFFFFFFD7</text:p>
          </table:table-cell>
          <table:table-cell table:style-name="ce3" table:formula="of:=DEC2HEX(ROUND(IF([.$B108]/COS([.AT$2]*0.0174533)&lt;255;[.$B108]/COS([.AT$2]*0.0174533);255);0)  ;2)" office:value-type="string" office:string-value="FFFFFFFFCF">
            <text:p>FFFFFFFFCF</text:p>
          </table:table-cell>
          <table:table-cell table:style-name="ce3" table:formula="of:=DEC2HEX(ROUND(IF([.$B108]/COS([.AU$2]*0.0174533)&lt;255;[.$B108]/COS([.AU$2]*0.0174533);255);0)  ;2)" office:value-type="string" office:string-value="FFFFFFFFC4">
            <text:p>FFFFFFFFC4</text:p>
          </table:table-cell>
          <table:table-cell table:style-name="ce3" table:formula="of:=DEC2HEX(ROUND(IF([.$B108]/COS([.AV$2]*0.0174533)&lt;255;[.$B108]/COS([.AV$2]*0.0174533);255);0)  ;2)" office:value-type="string" office:string-value="FFFFFFFFB1">
            <text:p>FFFFFFFFB1</text:p>
          </table:table-cell>
          <table:table-cell table:style-name="ce3" table:formula="of:=DEC2HEX(ROUND(IF([.$B108]/COS([.AW$2]*0.0174533)&lt;255;[.$B108]/COS([.AW$2]*0.0174533);255);0)  ;2)" office:value-type="string" office:string-value="FFFFFFFF8A">
            <text:p>FFFFFFFF8A</text:p>
          </table:table-cell>
          <table:table-cell table:style-name="ce3" table:formula="of:=DEC2HEX(ROUND(IF([.$B108]/COS([.AX$2]*0.0174533)&lt;255;[.$B108]/COS([.AX$2]*0.0174533);255);0)  ;2)" office:value-type="string" office:string-value="FFFFFFFF15">
            <text:p>FFFFFFFF15</text:p>
          </table:table-cell>
          <table:table-cell table:style-name="ce3" table:formula="of:=DEC2HEX(ROUND(IF([.$B108]/COS([.AY$2]*0.0174533)&lt;255;[.$B108]/COS([.AY$2]*0.0174533);255);0)  ;2)" office:value-type="string" office:string-value="FF">
            <text:p>FF</text:p>
          </table:table-cell>
          <table:table-cell table:style-name="ce3" table:formula="of:=DEC2HEX(ROUND(IF([.$B108]/COS([.AZ$2]*0.0174533)&lt;255;[.$B108]/COS([.AZ$2]*0.0174533);255);0)  ;2)" office:value-type="string" office:string-value="EB">
            <text:p>EB</text:p>
          </table:table-cell>
          <table:table-cell table:style-name="ce3" table:formula="of:=DEC2HEX(ROUND(IF([.$B108]/COS([.BA$2]*0.0174533)&lt;255;[.$B108]/COS([.BA$2]*0.0174533);255);0)  ;2)" office:value-type="string" office:string-value="76">
            <text:p>76</text:p>
          </table:table-cell>
          <table:table-cell table:style-name="ce3" table:formula="of:=DEC2HEX(ROUND(IF([.$B108]/COS([.BB$2]*0.0174533)&lt;255;[.$B108]/COS([.BB$2]*0.0174533);255);0)  ;2)" office:value-type="string" office:string-value="4F">
            <text:p>4F</text:p>
          </table:table-cell>
          <table:table-cell table:style-name="ce3" table:formula="of:=DEC2HEX(ROUND(IF([.$B108]/COS([.BC$2]*0.0174533)&lt;255;[.$B108]/COS([.BC$2]*0.0174533);255);0)  ;2)" office:value-type="string" office:string-value="3C">
            <text:p>3C</text:p>
          </table:table-cell>
          <table:table-cell table:style-name="ce3" table:formula="of:=DEC2HEX(ROUND(IF([.$B108]/COS([.BD$2]*0.0174533)&lt;255;[.$B108]/COS([.BD$2]*0.0174533);255);0)  ;2)" office:value-type="string" office:string-value="31">
            <text:p>31</text:p>
          </table:table-cell>
          <table:table-cell table:style-name="ce3" table:formula="of:=DEC2HEX(ROUND(IF([.$B108]/COS([.BE$2]*0.0174533)&lt;255;[.$B108]/COS([.BE$2]*0.0174533);255);0)  ;2)" office:value-type="string" office:string-value="29">
            <text:p>29</text:p>
          </table:table-cell>
          <table:table-cell table:style-name="ce3" table:formula="of:=DEC2HEX(ROUND(IF([.$B108]/COS([.BF$2]*0.0174533)&lt;255;[.$B108]/COS([.BF$2]*0.0174533);255);0)  ;2)" office:value-type="string" office:string-value="24">
            <text:p>24</text:p>
          </table:table-cell>
          <table:table-cell table:style-name="ce3" table:formula="of:=DEC2HEX(ROUND(IF([.$B108]/COS([.BG$2]*0.0174533)&lt;255;[.$B108]/COS([.BG$2]*0.0174533);255);0)  ;2)" office:value-type="string" office:string-value="21">
            <text:p>21</text:p>
          </table:table-cell>
          <table:table-cell table:style-name="ce3" table:formula="of:=DEC2HEX(ROUND(IF([.$B108]/COS([.BH$2]*0.0174533)&lt;255;[.$B108]/COS([.BH$2]*0.0174533);255);0)  ;2)" office:value-type="string" office:string-value="1E">
            <text:p>1E</text:p>
          </table:table-cell>
          <table:table-cell table:style-name="ce3" table:formula="of:=DEC2HEX(ROUND(IF([.$B108]/COS([.BI$2]*0.0174533)&lt;255;[.$B108]/COS([.BI$2]*0.0174533);255);0)  ;2)" office:value-type="string" office:string-value="1C">
            <text:p>1C</text:p>
          </table:table-cell>
          <table:table-cell table:style-name="ce3" table:formula="of:=DEC2HEX(ROUND(IF([.$B108]/COS([.BJ$2]*0.0174533)&lt;255;[.$B108]/COS([.BJ$2]*0.0174533);255);0)  ;2)" office:value-type="string" office:string-value="1A">
            <text:p>1A</text:p>
          </table:table-cell>
          <table:table-cell table:style-name="ce3" table:formula="of:=DEC2HEX(ROUND(IF([.$B108]/COS([.BK$2]*0.0174533)&lt;255;[.$B108]/COS([.BK$2]*0.0174533);255);0)  ;2)" office:value-type="string" office:string-value="19">
            <text:p>19</text:p>
          </table:table-cell>
          <table:table-cell table:style-name="ce3" table:formula="of:=DEC2HEX(ROUND(IF([.$B108]/COS([.BL$2]*0.0174533)&lt;255;[.$B108]/COS([.BL$2]*0.0174533);255);0)  ;2)" office:value-type="string" office:string-value="18">
            <text:p>18</text:p>
          </table:table-cell>
          <table:table-cell table:style-name="ce3" table:formula="of:=DEC2HEX(ROUND(IF([.$B108]/COS([.BM$2]*0.0174533)&lt;255;[.$B108]/COS([.BM$2]*0.0174533);255);0)  ;2)" office:value-type="string" office:string-value="17">
            <text:p>17</text:p>
          </table:table-cell>
          <table:table-cell table:style-name="ce3" table:formula="of:=DEC2HEX(ROUND(IF([.$B108]/COS([.BN$2]*0.0174533)&lt;255;[.$B108]/COS([.BN$2]*0.0174533);255);0)  ;2)" office:value-type="string" office:string-value="17">
            <text:p>17</text:p>
          </table:table-cell>
          <table:table-cell table:style-name="ce3" table:formula="of:=DEC2HEX(ROUND(IF([.$B108]/COS([.BO$2]*0.0174533)&lt;255;[.$B108]/COS([.BO$2]*0.0174533);255);0)  ;2)" office:value-type="string" office:string-value="17">
            <text:p>17</text:p>
          </table:table-cell>
          <table:table-cell table:style-name="ce3" table:formula="of:=DEC2HEX(ROUND(IF([.$B108]/COS([.BP$2]*0.0174533)&lt;255;[.$B108]/COS([.BP$2]*0.0174533);255);0)  ;2)" office:value-type="string" office:string-value="17">
            <text:p>17</text:p>
          </table:table-cell>
          <table:table-cell table:style-name="ce3" table:formula="of:=DEC2HEX(ROUND(IF([.$B108]/COS([.BQ$2]*0.0174533)&lt;255;[.$B108]/COS([.BQ$2]*0.0174533);255);0)  ;2)" office:value-type="string" office:string-value="17">
            <text:p>17</text:p>
          </table:table-cell>
          <table:table-cell table:style-name="ce3" table:formula="of:=DEC2HEX(ROUND(IF([.$B108]/COS([.BR$2]*0.0174533)&lt;255;[.$B108]/COS([.BR$2]*0.0174533);255);0)  ;2)" office:value-type="string" office:string-value="18">
            <text:p>18</text:p>
          </table:table-cell>
          <table:table-cell table:style-name="ce3" table:formula="of:=DEC2HEX(ROUND(IF([.$B108]/COS([.BS$2]*0.0174533)&lt;255;[.$B108]/COS([.BS$2]*0.0174533);255);0)  ;2)" office:value-type="string" office:string-value="19">
            <text:p>19</text:p>
          </table:table-cell>
          <table:table-cell table:style-name="ce3" table:formula="of:=DEC2HEX(ROUND(IF([.$B108]/COS([.BT$2]*0.0174533)&lt;255;[.$B108]/COS([.BT$2]*0.0174533);255);0)  ;2)" office:value-type="string" office:string-value="1A">
            <text:p>1A</text:p>
          </table:table-cell>
          <table:table-cell table:style-name="ce3" table:formula="of:=DEC2HEX(ROUND(IF([.$B108]/COS([.BU$2]*0.0174533)&lt;255;[.$B108]/COS([.BU$2]*0.0174533);255);0)  ;2)" office:value-type="string" office:string-value="1C">
            <text:p>1C</text:p>
          </table:table-cell>
          <table:table-cell table:style-name="ce3" table:formula="of:=DEC2HEX(ROUND(IF([.$B108]/COS([.BV$2]*0.0174533)&lt;255;[.$B108]/COS([.BV$2]*0.0174533);255);0)  ;2)" office:value-type="string" office:string-value="1E">
            <text:p>1E</text:p>
          </table:table-cell>
          <table:table-cell table:style-name="ce3" table:formula="of:=DEC2HEX(ROUND(IF([.$B108]/COS([.BW$2]*0.0174533)&lt;255;[.$B108]/COS([.BW$2]*0.0174533);255);0)  ;2)" office:value-type="string" office:string-value="21">
            <text:p>21</text:p>
          </table:table-cell>
          <table:table-cell table:style-name="ce3" table:formula="of:=DEC2HEX(ROUND(IF([.$B108]/COS([.BX$2]*0.0174533)&lt;255;[.$B108]/COS([.BX$2]*0.0174533);255);0)  ;2)" office:value-type="string" office:string-value="24">
            <text:p>24</text:p>
          </table:table-cell>
          <table:table-cell table:style-name="ce3" table:formula="of:=DEC2HEX(ROUND(IF([.$B108]/COS([.BY$2]*0.0174533)&lt;255;[.$B108]/COS([.BY$2]*0.0174533);255);0)  ;2)" office:value-type="string" office:string-value="29">
            <text:p>29</text:p>
          </table:table-cell>
          <table:table-cell table:style-name="ce3" table:formula="of:=DEC2HEX(ROUND(IF([.$B108]/COS([.BZ$2]*0.0174533)&lt;255;[.$B108]/COS([.BZ$2]*0.0174533);255);0)  ;2)" office:value-type="string" office:string-value="31">
            <text:p>31</text:p>
          </table:table-cell>
          <table:table-cell table:style-name="ce3" table:formula="of:=DEC2HEX(ROUND(IF([.$B108]/COS([.CA$2]*0.0174533)&lt;255;[.$B108]/COS([.CA$2]*0.0174533);255);0)  ;2)" office:value-type="string" office:string-value="3C">
            <text:p>3C</text:p>
          </table:table-cell>
          <table:table-cell table:style-name="ce3" table:formula="of:=DEC2HEX(ROUND(IF([.$B108]/COS([.CB$2]*0.0174533)&lt;255;[.$B108]/COS([.CB$2]*0.0174533);255);0)  ;2)" office:value-type="string" office:string-value="4F">
            <text:p>4F</text:p>
          </table:table-cell>
          <table:table-cell table:style-name="ce3" table:formula="of:=DEC2HEX(ROUND(IF([.$B108]/COS([.CC$2]*0.0174533)&lt;255;[.$B108]/COS([.CC$2]*0.0174533);255);0)  ;2)" office:value-type="string" office:string-value="76">
            <text:p>76</text:p>
          </table:table-cell>
          <table:table-cell table:number-columns-repeated="943"/>
        </table:table-row>
        <table:table-row table:style-name="ro1">
          <table:table-cell table:formula="of:=[.A108]+1" office:value-type="float" office:value="105">
            <text:p>105</text:p>
          </table:table-cell>
          <table:table-cell table:style-name="ce2" table:formula="of:=[.B108]-1" office:value-type="float" office:value="22">
            <text:p>22</text:p>
          </table:table-cell>
          <table:table-cell table:formula="of:=DEC2HEX(ROUND(IF([.$B109]/[.C$3]&lt;127;127-[.$B109]/[.C$3];0) ;0) ;2)" office:value-type="string" office:string-value="69">
            <text:p>69</text:p>
          </table:table-cell>
          <table:table-cell table:formula="of:=DEC2HEX(ROUND(IF([.$B109]/[.D$3]&lt;127;127-[.$B109]/[.D$3];0) ;0) ;2)" office:value-type="string" office:string-value="69">
            <text:p>69</text:p>
          </table:table-cell>
          <table:table-cell table:formula="of:=DEC2HEX(ROUND(IF([.$B109]/[.E$3]&lt;127;127-[.$B109]/[.E$3];0) ;0) ;2)" office:value-type="string" office:string-value="69">
            <text:p>69</text:p>
          </table:table-cell>
          <table:table-cell table:formula="of:=DEC2HEX(ROUND(IF([.$B109]/[.F$3]&lt;127;127-[.$B109]/[.F$3];0) ;0) ;2)" office:value-type="string" office:string-value="68">
            <text:p>68</text:p>
          </table:table-cell>
          <table:table-cell table:formula="of:=DEC2HEX(ROUND(IF([.$B109]/[.G$3]&lt;127;127-[.$B109]/[.G$3];0) ;0) ;2)" office:value-type="string" office:string-value="67">
            <text:p>67</text:p>
          </table:table-cell>
          <table:table-cell table:formula="of:=DEC2HEX(ROUND(IF([.$B109]/[.H$3]&lt;127;127-[.$B109]/[.H$3];0) ;0) ;2)" office:value-type="string" office:string-value="66">
            <text:p>66</text:p>
          </table:table-cell>
          <table:table-cell table:formula="of:=DEC2HEX(ROUND(IF([.$B109]/[.I$3]&lt;127;127-[.$B109]/[.I$3];0) ;0) ;2)" office:value-type="string" office:string-value="65">
            <text:p>65</text:p>
          </table:table-cell>
          <table:table-cell table:formula="of:=DEC2HEX(ROUND(IF([.$B109]/[.J$3]&lt;127;127-[.$B109]/[.J$3];0) ;0) ;2)" office:value-type="string" office:string-value="63">
            <text:p>63</text:p>
          </table:table-cell>
          <table:table-cell table:formula="of:=DEC2HEX(ROUND(IF([.$B109]/[.K$3]&lt;127;127-[.$B109]/[.K$3];0) ;0) ;2)" office:value-type="string" office:string-value="60">
            <text:p>60</text:p>
          </table:table-cell>
          <table:table-cell table:formula="of:=DEC2HEX(ROUND(IF([.$B109]/[.L$3]&lt;127;127-[.$B109]/[.L$3];0) ;0) ;2)" office:value-type="string" office:string-value="5C">
            <text:p>5C</text:p>
          </table:table-cell>
          <table:table-cell table:style-name="ce3" table:formula="of:=DEC2HEX(ROUND(IF([.$B109]/[.M$3]&lt;127;127-[.$B109]/[.M$3];0) ;0) ;2)" office:value-type="string" office:string-value="57">
            <text:p>57</text:p>
          </table:table-cell>
          <table:table-cell table:style-name="ce3" table:formula="of:=DEC2HEX(ROUND(IF([.$B109]/[.N$3]&lt;127;127-[.$B109]/[.N$3];0) ;0) ;2)" office:value-type="string" office:string-value="50">
            <text:p>50</text:p>
          </table:table-cell>
          <table:table-cell table:style-name="ce3" table:formula="of:=DEC2HEX(ROUND(IF([.$B109]/[.O$3]&lt;127;127-[.$B109]/[.O$3];0) ;0) ;2)" office:value-type="string" office:string-value="46">
            <text:p>46</text:p>
          </table:table-cell>
          <table:table-cell table:style-name="ce3" table:formula="of:=DEC2HEX(ROUND(IF([.$B109]/[.P$3]&lt;127;127-[.$B109]/[.P$3];0) ;0) ;2)" office:value-type="string" office:string-value="33">
            <text:p>33</text:p>
          </table:table-cell>
          <table:table-cell table:style-name="ce3" table:formula="of:=DEC2HEX(ROUND(IF([.$B109]/[.Q$3]&lt;127;127-[.$B109]/[.Q$3];0) ;0) ;2)" office:value-type="string" office:string-value="0E">
            <text:p>0E</text:p>
          </table:table-cell>
          <table:table-cell table:style-name="ce3" table:formula="of:=DEC2HEX(ROUND(IF([.$B109]/[.R$3]&lt;127;127-[.$B109]/[.R$3];0) ;0) ;2)" office:value-type="string" office:string-value="00">
            <text:p>00</text:p>
          </table:table-cell>
          <table:table-cell table:style-name="ce3" table:formula="of:=DEC2HEX(ROUND(IF([.$B109]/[.S$3]&lt;127;[.$B109]/[.S$3];127) ;0) ;2)" office:value-type="float" office:value="0">
            <text:p>#ДЕЛ/0!</text:p>
          </table:table-cell>
          <table:table-cell table:style-name="ce3" table:formula="of:=DEC2HEX(ROUND(IF([.$B109]/[.T$3]&lt;127;[.$B109]/[.T$3];127) ;0) ;2)" office:value-type="string" office:string-value="FFFFFFFF20">
            <text:p>FFFFFFFF20</text:p>
          </table:table-cell>
          <table:table-cell table:style-name="ce3" table:formula="of:=DEC2HEX(ROUND(IF([.$B109]/[.U$3]&lt;127;[.$B109]/[.U$3];127) ;0) ;2)" office:value-type="string" office:string-value="FFFFFFFF8F">
            <text:p>FFFFFFFF8F</text:p>
          </table:table-cell>
          <table:table-cell table:style-name="ce3" table:formula="of:=DEC2HEX(ROUND(IF([.$B109]/[.V$3]&lt;127;[.$B109]/[.V$3];127) ;0) ;2)" office:value-type="string" office:string-value="FFFFFFFFB4">
            <text:p>FFFFFFFFB4</text:p>
          </table:table-cell>
          <table:table-cell table:style-name="ce3" table:formula="of:=DEC2HEX(ROUND(IF([.$B109]/[.W$3]&lt;127;[.$B109]/[.W$3];127) ;0) ;2)" office:value-type="string" office:string-value="FFFFFFFFC7">
            <text:p>FFFFFFFFC7</text:p>
          </table:table-cell>
          <table:table-cell table:style-name="ce3" table:formula="of:=DEC2HEX(ROUND(IF([.$B109]/[.X$3]&lt;127;[.$B109]/[.X$3];127) ;0) ;2)" office:value-type="string" office:string-value="FFFFFFFFD1">
            <text:p>FFFFFFFFD1</text:p>
          </table:table-cell>
          <table:table-cell table:style-name="ce3" table:formula="of:=DEC2HEX(ROUND(IF([.$B109]/[.Y$3]&lt;127;[.$B109]/[.Y$3];127) ;0) ;2)" office:value-type="string" office:string-value="FFFFFFFFD8">
            <text:p>FFFFFFFFD8</text:p>
          </table:table-cell>
          <table:table-cell table:style-name="ce3" table:formula="of:=DEC2HEX(ROUND(IF([.$B109]/[.Z$3]&lt;127;[.$B109]/[.Z$3];127) ;0) ;2)" office:value-type="string" office:string-value="FFFFFFFFDD">
            <text:p>FFFFFFFFDD</text:p>
          </table:table-cell>
          <table:table-cell table:style-name="ce3" table:formula="of:=DEC2HEX(ROUND(IF([.$B109]/[.AA$3]&lt;127;[.$B109]/[.AA$3];127) ;0) ;2)" office:value-type="string" office:string-value="FFFFFFFFE1">
            <text:p>FFFFFFFFE1</text:p>
          </table:table-cell>
          <table:table-cell table:style-name="ce3" table:formula="of:=DEC2HEX(ROUND(IF([.$B109]/[.AB$3]&lt;127;[.$B109]/[.AB$3];127) ;0) ;2)" office:value-type="string" office:string-value="FFFFFFFFE4">
            <text:p>FFFFFFFFE4</text:p>
          </table:table-cell>
          <table:table-cell table:style-name="ce3" table:formula="of:=DEC2HEX(ROUND(IF([.$B109]/[.AC$3]&lt;127;[.$B109]/[.AC$3];127) ;0) ;2)" office:value-type="string" office:string-value="FFFFFFFFE6">
            <text:p>FFFFFFFFE6</text:p>
          </table:table-cell>
          <table:table-cell table:style-name="ce3" table:formula="of:=DEC2HEX(ROUND(IF([.$B109]/[.AD$3]&lt;127;[.$B109]/[.AD$3];127) ;0) ;2)" office:value-type="string" office:string-value="FFFFFFFFE7">
            <text:p>FFFFFFFFE7</text:p>
          </table:table-cell>
          <table:table-cell table:style-name="ce3" table:formula="of:=DEC2HEX(ROUND(IF([.$B109]/[.AE$3]&lt;127;[.$B109]/[.AE$3];127) ;0) ;2)" office:value-type="string" office:string-value="FFFFFFFFE8">
            <text:p>FFFFFFFFE8</text:p>
          </table:table-cell>
          <table:table-cell table:style-name="ce3" table:formula="of:=DEC2HEX(ROUND(IF([.$B109]/[.AF$3]&lt;127;[.$B109]/[.AF$3];127) ;0) ;2)" office:value-type="string" office:string-value="FFFFFFFFE9">
            <text:p>FFFFFFFFE9</text:p>
          </table:table-cell>
          <table:table-cell table:style-name="ce3" table:formula="of:=DEC2HEX(ROUND(IF([.$B109]/[.AG$3]&lt;127;[.$B109]/[.AG$3];127) ;0) ;2)" office:value-type="string" office:string-value="FFFFFFFFEA">
            <text:p>FFFFFFFFEA</text:p>
          </table:table-cell>
          <table:table-cell table:style-name="ce3" table:formula="of:=DEC2HEX(ROUND(IF([.$B109]/[.AH$3]&lt;127;[.$B109]/[.AH$3];127) ;0) ;2)" office:value-type="string" office:string-value="FFFFFFFFEA">
            <text:p>FFFFFFFFEA</text:p>
          </table:table-cell>
          <table:table-cell table:style-name="ce3" table:formula="of:=DEC2HEX(ROUND(IF([.$B109]/COS([.AI$2]*0.0174533)&lt;255;[.$B109]/COS([.AI$2]*0.0174533);255);0)  ;2)" office:value-type="string" office:string-value="FFFFFFFFEA">
            <text:p>FFFFFFFFEA</text:p>
          </table:table-cell>
          <table:table-cell table:style-name="ce3" table:formula="of:=DEC2HEX(ROUND(IF([.$B109]/COS([.AJ$2]*0.0174533)&lt;255;[.$B109]/COS([.AJ$2]*0.0174533);255);0)  ;2)" office:value-type="string" office:string-value="FFFFFFFFEA">
            <text:p>FFFFFFFFEA</text:p>
          </table:table-cell>
          <table:table-cell table:style-name="ce3" table:formula="of:=DEC2HEX(ROUND(IF([.$B109]/COS([.AK$2]*0.0174533)&lt;255;[.$B109]/COS([.AK$2]*0.0174533);255);0)  ;2)" office:value-type="string" office:string-value="FFFFFFFFEA">
            <text:p>FFFFFFFFEA</text:p>
          </table:table-cell>
          <table:table-cell table:style-name="ce3" table:formula="of:=DEC2HEX(ROUND(IF([.$B109]/COS([.AL$2]*0.0174533)&lt;255;[.$B109]/COS([.AL$2]*0.0174533);255);0)  ;2)" office:value-type="string" office:string-value="FFFFFFFFE9">
            <text:p>FFFFFFFFE9</text:p>
          </table:table-cell>
          <table:table-cell table:style-name="ce3" table:formula="of:=DEC2HEX(ROUND(IF([.$B109]/COS([.AM$2]*0.0174533)&lt;255;[.$B109]/COS([.AM$2]*0.0174533);255);0)  ;2)" office:value-type="string" office:string-value="FFFFFFFFE8">
            <text:p>FFFFFFFFE8</text:p>
          </table:table-cell>
          <table:table-cell table:style-name="ce3" table:formula="of:=DEC2HEX(ROUND(IF([.$B109]/COS([.AN$2]*0.0174533)&lt;255;[.$B109]/COS([.AN$2]*0.0174533);255);0)  ;2)" office:value-type="string" office:string-value="FFFFFFFFE7">
            <text:p>FFFFFFFFE7</text:p>
          </table:table-cell>
          <table:table-cell table:style-name="ce3" table:formula="of:=DEC2HEX(ROUND(IF([.$B109]/COS([.AO$2]*0.0174533)&lt;255;[.$B109]/COS([.AO$2]*0.0174533);255);0)  ;2)" office:value-type="string" office:string-value="FFFFFFFFE6">
            <text:p>FFFFFFFFE6</text:p>
          </table:table-cell>
          <table:table-cell table:style-name="ce3" table:formula="of:=DEC2HEX(ROUND(IF([.$B109]/COS([.AP$2]*0.0174533)&lt;255;[.$B109]/COS([.AP$2]*0.0174533);255);0)  ;2)" office:value-type="string" office:string-value="FFFFFFFFE4">
            <text:p>FFFFFFFFE4</text:p>
          </table:table-cell>
          <table:table-cell table:style-name="ce3" table:formula="of:=DEC2HEX(ROUND(IF([.$B109]/COS([.AQ$2]*0.0174533)&lt;255;[.$B109]/COS([.AQ$2]*0.0174533);255);0)  ;2)" office:value-type="string" office:string-value="FFFFFFFFE1">
            <text:p>FFFFFFFFE1</text:p>
          </table:table-cell>
          <table:table-cell table:style-name="ce3" table:formula="of:=DEC2HEX(ROUND(IF([.$B109]/COS([.AR$2]*0.0174533)&lt;255;[.$B109]/COS([.AR$2]*0.0174533);255);0)  ;2)" office:value-type="string" office:string-value="FFFFFFFFDD">
            <text:p>FFFFFFFFDD</text:p>
          </table:table-cell>
          <table:table-cell table:style-name="ce3" table:formula="of:=DEC2HEX(ROUND(IF([.$B109]/COS([.AS$2]*0.0174533)&lt;255;[.$B109]/COS([.AS$2]*0.0174533);255);0)  ;2)" office:value-type="string" office:string-value="FFFFFFFFD8">
            <text:p>FFFFFFFFD8</text:p>
          </table:table-cell>
          <table:table-cell table:style-name="ce3" table:formula="of:=DEC2HEX(ROUND(IF([.$B109]/COS([.AT$2]*0.0174533)&lt;255;[.$B109]/COS([.AT$2]*0.0174533);255);0)  ;2)" office:value-type="string" office:string-value="FFFFFFFFD1">
            <text:p>FFFFFFFFD1</text:p>
          </table:table-cell>
          <table:table-cell table:style-name="ce3" table:formula="of:=DEC2HEX(ROUND(IF([.$B109]/COS([.AU$2]*0.0174533)&lt;255;[.$B109]/COS([.AU$2]*0.0174533);255);0)  ;2)" office:value-type="string" office:string-value="FFFFFFFFC7">
            <text:p>FFFFFFFFC7</text:p>
          </table:table-cell>
          <table:table-cell table:style-name="ce3" table:formula="of:=DEC2HEX(ROUND(IF([.$B109]/COS([.AV$2]*0.0174533)&lt;255;[.$B109]/COS([.AV$2]*0.0174533);255);0)  ;2)" office:value-type="string" office:string-value="FFFFFFFFB4">
            <text:p>FFFFFFFFB4</text:p>
          </table:table-cell>
          <table:table-cell table:style-name="ce3" table:formula="of:=DEC2HEX(ROUND(IF([.$B109]/COS([.AW$2]*0.0174533)&lt;255;[.$B109]/COS([.AW$2]*0.0174533);255);0)  ;2)" office:value-type="string" office:string-value="FFFFFFFF8F">
            <text:p>FFFFFFFF8F</text:p>
          </table:table-cell>
          <table:table-cell table:style-name="ce3" table:formula="of:=DEC2HEX(ROUND(IF([.$B109]/COS([.AX$2]*0.0174533)&lt;255;[.$B109]/COS([.AX$2]*0.0174533);255);0)  ;2)" office:value-type="string" office:string-value="FFFFFFFF20">
            <text:p>FFFFFFFF20</text:p>
          </table:table-cell>
          <table:table-cell table:style-name="ce3" table:formula="of:=DEC2HEX(ROUND(IF([.$B109]/COS([.AY$2]*0.0174533)&lt;255;[.$B109]/COS([.AY$2]*0.0174533);255);0)  ;2)" office:value-type="string" office:string-value="FF">
            <text:p>FF</text:p>
          </table:table-cell>
          <table:table-cell table:style-name="ce3" table:formula="of:=DEC2HEX(ROUND(IF([.$B109]/COS([.AZ$2]*0.0174533)&lt;255;[.$B109]/COS([.AZ$2]*0.0174533);255);0)  ;2)" office:value-type="string" office:string-value="E0">
            <text:p>E0</text:p>
          </table:table-cell>
          <table:table-cell table:style-name="ce3" table:formula="of:=DEC2HEX(ROUND(IF([.$B109]/COS([.BA$2]*0.0174533)&lt;255;[.$B109]/COS([.BA$2]*0.0174533);255);0)  ;2)" office:value-type="string" office:string-value="71">
            <text:p>71</text:p>
          </table:table-cell>
          <table:table-cell table:style-name="ce3" table:formula="of:=DEC2HEX(ROUND(IF([.$B109]/COS([.BB$2]*0.0174533)&lt;255;[.$B109]/COS([.BB$2]*0.0174533);255);0)  ;2)" office:value-type="string" office:string-value="4C">
            <text:p>4C</text:p>
          </table:table-cell>
          <table:table-cell table:style-name="ce3" table:formula="of:=DEC2HEX(ROUND(IF([.$B109]/COS([.BC$2]*0.0174533)&lt;255;[.$B109]/COS([.BC$2]*0.0174533);255);0)  ;2)" office:value-type="string" office:string-value="39">
            <text:p>39</text:p>
          </table:table-cell>
          <table:table-cell table:style-name="ce3" table:formula="of:=DEC2HEX(ROUND(IF([.$B109]/COS([.BD$2]*0.0174533)&lt;255;[.$B109]/COS([.BD$2]*0.0174533);255);0)  ;2)" office:value-type="string" office:string-value="2F">
            <text:p>2F</text:p>
          </table:table-cell>
          <table:table-cell table:style-name="ce3" table:formula="of:=DEC2HEX(ROUND(IF([.$B109]/COS([.BE$2]*0.0174533)&lt;255;[.$B109]/COS([.BE$2]*0.0174533);255);0)  ;2)" office:value-type="string" office:string-value="28">
            <text:p>28</text:p>
          </table:table-cell>
          <table:table-cell table:style-name="ce3" table:formula="of:=DEC2HEX(ROUND(IF([.$B109]/COS([.BF$2]*0.0174533)&lt;255;[.$B109]/COS([.BF$2]*0.0174533);255);0)  ;2)" office:value-type="string" office:string-value="23">
            <text:p>23</text:p>
          </table:table-cell>
          <table:table-cell table:style-name="ce3" table:formula="of:=DEC2HEX(ROUND(IF([.$B109]/COS([.BG$2]*0.0174533)&lt;255;[.$B109]/COS([.BG$2]*0.0174533);255);0)  ;2)" office:value-type="string" office:string-value="1F">
            <text:p>1F</text:p>
          </table:table-cell>
          <table:table-cell table:style-name="ce3" table:formula="of:=DEC2HEX(ROUND(IF([.$B109]/COS([.BH$2]*0.0174533)&lt;255;[.$B109]/COS([.BH$2]*0.0174533);255);0)  ;2)" office:value-type="string" office:string-value="1C">
            <text:p>1C</text:p>
          </table:table-cell>
          <table:table-cell table:style-name="ce3" table:formula="of:=DEC2HEX(ROUND(IF([.$B109]/COS([.BI$2]*0.0174533)&lt;255;[.$B109]/COS([.BI$2]*0.0174533);255);0)  ;2)" office:value-type="string" office:string-value="1A">
            <text:p>1A</text:p>
          </table:table-cell>
          <table:table-cell table:style-name="ce3" table:formula="of:=DEC2HEX(ROUND(IF([.$B109]/COS([.BJ$2]*0.0174533)&lt;255;[.$B109]/COS([.BJ$2]*0.0174533);255);0)  ;2)" office:value-type="string" office:string-value="19">
            <text:p>19</text:p>
          </table:table-cell>
          <table:table-cell table:style-name="ce3" table:formula="of:=DEC2HEX(ROUND(IF([.$B109]/COS([.BK$2]*0.0174533)&lt;255;[.$B109]/COS([.BK$2]*0.0174533);255);0)  ;2)" office:value-type="string" office:string-value="18">
            <text:p>18</text:p>
          </table:table-cell>
          <table:table-cell table:style-name="ce3" table:formula="of:=DEC2HEX(ROUND(IF([.$B109]/COS([.BL$2]*0.0174533)&lt;255;[.$B109]/COS([.BL$2]*0.0174533);255);0)  ;2)" office:value-type="string" office:string-value="17">
            <text:p>17</text:p>
          </table:table-cell>
          <table:table-cell table:style-name="ce3" table:formula="of:=DEC2HEX(ROUND(IF([.$B109]/COS([.BM$2]*0.0174533)&lt;255;[.$B109]/COS([.BM$2]*0.0174533);255);0)  ;2)" office:value-type="string" office:string-value="16">
            <text:p>16</text:p>
          </table:table-cell>
          <table:table-cell table:style-name="ce3" table:formula="of:=DEC2HEX(ROUND(IF([.$B109]/COS([.BN$2]*0.0174533)&lt;255;[.$B109]/COS([.BN$2]*0.0174533);255);0)  ;2)" office:value-type="string" office:string-value="16">
            <text:p>16</text:p>
          </table:table-cell>
          <table:table-cell table:style-name="ce3" table:formula="of:=DEC2HEX(ROUND(IF([.$B109]/COS([.BO$2]*0.0174533)&lt;255;[.$B109]/COS([.BO$2]*0.0174533);255);0)  ;2)" office:value-type="string" office:string-value="16">
            <text:p>16</text:p>
          </table:table-cell>
          <table:table-cell table:style-name="ce3" table:formula="of:=DEC2HEX(ROUND(IF([.$B109]/COS([.BP$2]*0.0174533)&lt;255;[.$B109]/COS([.BP$2]*0.0174533);255);0)  ;2)" office:value-type="string" office:string-value="16">
            <text:p>16</text:p>
          </table:table-cell>
          <table:table-cell table:style-name="ce3" table:formula="of:=DEC2HEX(ROUND(IF([.$B109]/COS([.BQ$2]*0.0174533)&lt;255;[.$B109]/COS([.BQ$2]*0.0174533);255);0)  ;2)" office:value-type="string" office:string-value="16">
            <text:p>16</text:p>
          </table:table-cell>
          <table:table-cell table:style-name="ce3" table:formula="of:=DEC2HEX(ROUND(IF([.$B109]/COS([.BR$2]*0.0174533)&lt;255;[.$B109]/COS([.BR$2]*0.0174533);255);0)  ;2)" office:value-type="string" office:string-value="17">
            <text:p>17</text:p>
          </table:table-cell>
          <table:table-cell table:style-name="ce3" table:formula="of:=DEC2HEX(ROUND(IF([.$B109]/COS([.BS$2]*0.0174533)&lt;255;[.$B109]/COS([.BS$2]*0.0174533);255);0)  ;2)" office:value-type="string" office:string-value="18">
            <text:p>18</text:p>
          </table:table-cell>
          <table:table-cell table:style-name="ce3" table:formula="of:=DEC2HEX(ROUND(IF([.$B109]/COS([.BT$2]*0.0174533)&lt;255;[.$B109]/COS([.BT$2]*0.0174533);255);0)  ;2)" office:value-type="string" office:string-value="19">
            <text:p>19</text:p>
          </table:table-cell>
          <table:table-cell table:style-name="ce3" table:formula="of:=DEC2HEX(ROUND(IF([.$B109]/COS([.BU$2]*0.0174533)&lt;255;[.$B109]/COS([.BU$2]*0.0174533);255);0)  ;2)" office:value-type="string" office:string-value="1A">
            <text:p>1A</text:p>
          </table:table-cell>
          <table:table-cell table:style-name="ce3" table:formula="of:=DEC2HEX(ROUND(IF([.$B109]/COS([.BV$2]*0.0174533)&lt;255;[.$B109]/COS([.BV$2]*0.0174533);255);0)  ;2)" office:value-type="string" office:string-value="1C">
            <text:p>1C</text:p>
          </table:table-cell>
          <table:table-cell table:style-name="ce3" table:formula="of:=DEC2HEX(ROUND(IF([.$B109]/COS([.BW$2]*0.0174533)&lt;255;[.$B109]/COS([.BW$2]*0.0174533);255);0)  ;2)" office:value-type="string" office:string-value="1F">
            <text:p>1F</text:p>
          </table:table-cell>
          <table:table-cell table:style-name="ce3" table:formula="of:=DEC2HEX(ROUND(IF([.$B109]/COS([.BX$2]*0.0174533)&lt;255;[.$B109]/COS([.BX$2]*0.0174533);255);0)  ;2)" office:value-type="string" office:string-value="23">
            <text:p>23</text:p>
          </table:table-cell>
          <table:table-cell table:style-name="ce3" table:formula="of:=DEC2HEX(ROUND(IF([.$B109]/COS([.BY$2]*0.0174533)&lt;255;[.$B109]/COS([.BY$2]*0.0174533);255);0)  ;2)" office:value-type="string" office:string-value="28">
            <text:p>28</text:p>
          </table:table-cell>
          <table:table-cell table:style-name="ce3" table:formula="of:=DEC2HEX(ROUND(IF([.$B109]/COS([.BZ$2]*0.0174533)&lt;255;[.$B109]/COS([.BZ$2]*0.0174533);255);0)  ;2)" office:value-type="string" office:string-value="2F">
            <text:p>2F</text:p>
          </table:table-cell>
          <table:table-cell table:style-name="ce3" table:formula="of:=DEC2HEX(ROUND(IF([.$B109]/COS([.CA$2]*0.0174533)&lt;255;[.$B109]/COS([.CA$2]*0.0174533);255);0)  ;2)" office:value-type="string" office:string-value="39">
            <text:p>39</text:p>
          </table:table-cell>
          <table:table-cell table:style-name="ce3" table:formula="of:=DEC2HEX(ROUND(IF([.$B109]/COS([.CB$2]*0.0174533)&lt;255;[.$B109]/COS([.CB$2]*0.0174533);255);0)  ;2)" office:value-type="string" office:string-value="4C">
            <text:p>4C</text:p>
          </table:table-cell>
          <table:table-cell table:style-name="ce3" table:formula="of:=DEC2HEX(ROUND(IF([.$B109]/COS([.CC$2]*0.0174533)&lt;255;[.$B109]/COS([.CC$2]*0.0174533);255);0)  ;2)" office:value-type="string" office:string-value="71">
            <text:p>71</text:p>
          </table:table-cell>
          <table:table-cell table:number-columns-repeated="943"/>
        </table:table-row>
        <table:table-row table:style-name="ro1">
          <table:table-cell table:formula="of:=[.A109]+1" office:value-type="float" office:value="106">
            <text:p>106</text:p>
          </table:table-cell>
          <table:table-cell table:style-name="ce2" table:formula="of:=[.B109]-1" office:value-type="float" office:value="21">
            <text:p>21</text:p>
          </table:table-cell>
          <table:table-cell table:formula="of:=DEC2HEX(ROUND(IF([.$B110]/[.C$3]&lt;127;127-[.$B110]/[.C$3];0) ;0) ;2)" office:value-type="string" office:string-value="6A">
            <text:p>6A</text:p>
          </table:table-cell>
          <table:table-cell table:formula="of:=DEC2HEX(ROUND(IF([.$B110]/[.D$3]&lt;127;127-[.$B110]/[.D$3];0) ;0) ;2)" office:value-type="string" office:string-value="6A">
            <text:p>6A</text:p>
          </table:table-cell>
          <table:table-cell table:formula="of:=DEC2HEX(ROUND(IF([.$B110]/[.E$3]&lt;127;127-[.$B110]/[.E$3];0) ;0) ;2)" office:value-type="string" office:string-value="6A">
            <text:p>6A</text:p>
          </table:table-cell>
          <table:table-cell table:formula="of:=DEC2HEX(ROUND(IF([.$B110]/[.F$3]&lt;127;127-[.$B110]/[.F$3];0) ;0) ;2)" office:value-type="string" office:string-value="69">
            <text:p>69</text:p>
          </table:table-cell>
          <table:table-cell table:formula="of:=DEC2HEX(ROUND(IF([.$B110]/[.G$3]&lt;127;127-[.$B110]/[.G$3];0) ;0) ;2)" office:value-type="string" office:string-value="68">
            <text:p>68</text:p>
          </table:table-cell>
          <table:table-cell table:formula="of:=DEC2HEX(ROUND(IF([.$B110]/[.H$3]&lt;127;127-[.$B110]/[.H$3];0) ;0) ;2)" office:value-type="string" office:string-value="67">
            <text:p>67</text:p>
          </table:table-cell>
          <table:table-cell table:formula="of:=DEC2HEX(ROUND(IF([.$B110]/[.I$3]&lt;127;127-[.$B110]/[.I$3];0) ;0) ;2)" office:value-type="string" office:string-value="66">
            <text:p>66</text:p>
          </table:table-cell>
          <table:table-cell table:formula="of:=DEC2HEX(ROUND(IF([.$B110]/[.J$3]&lt;127;127-[.$B110]/[.J$3];0) ;0) ;2)" office:value-type="string" office:string-value="64">
            <text:p>64</text:p>
          </table:table-cell>
          <table:table-cell table:formula="of:=DEC2HEX(ROUND(IF([.$B110]/[.K$3]&lt;127;127-[.$B110]/[.K$3];0) ;0) ;2)" office:value-type="string" office:string-value="61">
            <text:p>61</text:p>
          </table:table-cell>
          <table:table-cell table:formula="of:=DEC2HEX(ROUND(IF([.$B110]/[.L$3]&lt;127;127-[.$B110]/[.L$3];0) ;0) ;2)" office:value-type="string" office:string-value="5E">
            <text:p>5E</text:p>
          </table:table-cell>
          <table:table-cell table:style-name="ce3" table:formula="of:=DEC2HEX(ROUND(IF([.$B110]/[.M$3]&lt;127;127-[.$B110]/[.M$3];0) ;0) ;2)" office:value-type="string" office:string-value="59">
            <text:p>59</text:p>
          </table:table-cell>
          <table:table-cell table:style-name="ce3" table:formula="of:=DEC2HEX(ROUND(IF([.$B110]/[.N$3]&lt;127;127-[.$B110]/[.N$3];0) ;0) ;2)" office:value-type="string" office:string-value="52">
            <text:p>52</text:p>
          </table:table-cell>
          <table:table-cell table:style-name="ce3" table:formula="of:=DEC2HEX(ROUND(IF([.$B110]/[.O$3]&lt;127;127-[.$B110]/[.O$3];0) ;0) ;2)" office:value-type="string" office:string-value="48">
            <text:p>48</text:p>
          </table:table-cell>
          <table:table-cell table:style-name="ce3" table:formula="of:=DEC2HEX(ROUND(IF([.$B110]/[.P$3]&lt;127;127-[.$B110]/[.P$3];0) ;0) ;2)" office:value-type="string" office:string-value="37">
            <text:p>37</text:p>
          </table:table-cell>
          <table:table-cell table:style-name="ce3" table:formula="of:=DEC2HEX(ROUND(IF([.$B110]/[.Q$3]&lt;127;127-[.$B110]/[.Q$3];0) ;0) ;2)" office:value-type="string" office:string-value="13">
            <text:p>13</text:p>
          </table:table-cell>
          <table:table-cell table:style-name="ce3" table:formula="of:=DEC2HEX(ROUND(IF([.$B110]/[.R$3]&lt;127;127-[.$B110]/[.R$3];0) ;0) ;2)" office:value-type="string" office:string-value="00">
            <text:p>00</text:p>
          </table:table-cell>
          <table:table-cell table:style-name="ce3" table:formula="of:=DEC2HEX(ROUND(IF([.$B110]/[.S$3]&lt;127;[.$B110]/[.S$3];127) ;0) ;2)" office:value-type="float" office:value="0">
            <text:p>#ДЕЛ/0!</text:p>
          </table:table-cell>
          <table:table-cell table:style-name="ce3" table:formula="of:=DEC2HEX(ROUND(IF([.$B110]/[.T$3]&lt;127;[.$B110]/[.T$3];127) ;0) ;2)" office:value-type="string" office:string-value="FFFFFFFF2A">
            <text:p>FFFFFFFF2A</text:p>
          </table:table-cell>
          <table:table-cell table:style-name="ce3" table:formula="of:=DEC2HEX(ROUND(IF([.$B110]/[.U$3]&lt;127;[.$B110]/[.U$3];127) ;0) ;2)" office:value-type="string" office:string-value="FFFFFFFF94">
            <text:p>FFFFFFFF94</text:p>
          </table:table-cell>
          <table:table-cell table:style-name="ce3" table:formula="of:=DEC2HEX(ROUND(IF([.$B110]/[.V$3]&lt;127;[.$B110]/[.V$3];127) ;0) ;2)" office:value-type="string" office:string-value="FFFFFFFFB8">
            <text:p>FFFFFFFFB8</text:p>
          </table:table-cell>
          <table:table-cell table:style-name="ce3" table:formula="of:=DEC2HEX(ROUND(IF([.$B110]/[.W$3]&lt;127;[.$B110]/[.W$3];127) ;0) ;2)" office:value-type="string" office:string-value="FFFFFFFFC9">
            <text:p>FFFFFFFFC9</text:p>
          </table:table-cell>
          <table:table-cell table:style-name="ce3" table:formula="of:=DEC2HEX(ROUND(IF([.$B110]/[.X$3]&lt;127;[.$B110]/[.X$3];127) ;0) ;2)" office:value-type="string" office:string-value="FFFFFFFFD3">
            <text:p>FFFFFFFFD3</text:p>
          </table:table-cell>
          <table:table-cell table:style-name="ce3" table:formula="of:=DEC2HEX(ROUND(IF([.$B110]/[.Y$3]&lt;127;[.$B110]/[.Y$3];127) ;0) ;2)" office:value-type="string" office:string-value="FFFFFFFFDA">
            <text:p>FFFFFFFFDA</text:p>
          </table:table-cell>
          <table:table-cell table:style-name="ce3" table:formula="of:=DEC2HEX(ROUND(IF([.$B110]/[.Z$3]&lt;127;[.$B110]/[.Z$3];127) ;0) ;2)" office:value-type="string" office:string-value="FFFFFFFFDF">
            <text:p>FFFFFFFFDF</text:p>
          </table:table-cell>
          <table:table-cell table:style-name="ce3" table:formula="of:=DEC2HEX(ROUND(IF([.$B110]/[.AA$3]&lt;127;[.$B110]/[.AA$3];127) ;0) ;2)" office:value-type="string" office:string-value="FFFFFFFFE2">
            <text:p>FFFFFFFFE2</text:p>
          </table:table-cell>
          <table:table-cell table:style-name="ce3" table:formula="of:=DEC2HEX(ROUND(IF([.$B110]/[.AB$3]&lt;127;[.$B110]/[.AB$3];127) ;0) ;2)" office:value-type="string" office:string-value="FFFFFFFFE5">
            <text:p>FFFFFFFFE5</text:p>
          </table:table-cell>
          <table:table-cell table:style-name="ce3" table:formula="of:=DEC2HEX(ROUND(IF([.$B110]/[.AC$3]&lt;127;[.$B110]/[.AC$3];127) ;0) ;2)" office:value-type="string" office:string-value="FFFFFFFFE7">
            <text:p>FFFFFFFFE7</text:p>
          </table:table-cell>
          <table:table-cell table:style-name="ce3" table:formula="of:=DEC2HEX(ROUND(IF([.$B110]/[.AD$3]&lt;127;[.$B110]/[.AD$3];127) ;0) ;2)" office:value-type="string" office:string-value="FFFFFFFFE8">
            <text:p>FFFFFFFFE8</text:p>
          </table:table-cell>
          <table:table-cell table:style-name="ce3" table:formula="of:=DEC2HEX(ROUND(IF([.$B110]/[.AE$3]&lt;127;[.$B110]/[.AE$3];127) ;0) ;2)" office:value-type="string" office:string-value="FFFFFFFFE9">
            <text:p>FFFFFFFFE9</text:p>
          </table:table-cell>
          <table:table-cell table:style-name="ce3" table:formula="of:=DEC2HEX(ROUND(IF([.$B110]/[.AF$3]&lt;127;[.$B110]/[.AF$3];127) ;0) ;2)" office:value-type="string" office:string-value="FFFFFFFFEA">
            <text:p>FFFFFFFFEA</text:p>
          </table:table-cell>
          <table:table-cell table:style-name="ce3" table:formula="of:=DEC2HEX(ROUND(IF([.$B110]/[.AG$3]&lt;127;[.$B110]/[.AG$3];127) ;0) ;2)" office:value-type="string" office:string-value="FFFFFFFFEB">
            <text:p>FFFFFFFFEB</text:p>
          </table:table-cell>
          <table:table-cell table:style-name="ce3" table:formula="of:=DEC2HEX(ROUND(IF([.$B110]/[.AH$3]&lt;127;[.$B110]/[.AH$3];127) ;0) ;2)" office:value-type="string" office:string-value="FFFFFFFFEB">
            <text:p>FFFFFFFFEB</text:p>
          </table:table-cell>
          <table:table-cell table:style-name="ce3" table:formula="of:=DEC2HEX(ROUND(IF([.$B110]/COS([.AI$2]*0.0174533)&lt;255;[.$B110]/COS([.AI$2]*0.0174533);255);0)  ;2)" office:value-type="string" office:string-value="FFFFFFFFEB">
            <text:p>FFFFFFFFEB</text:p>
          </table:table-cell>
          <table:table-cell table:style-name="ce3" table:formula="of:=DEC2HEX(ROUND(IF([.$B110]/COS([.AJ$2]*0.0174533)&lt;255;[.$B110]/COS([.AJ$2]*0.0174533);255);0)  ;2)" office:value-type="string" office:string-value="FFFFFFFFEB">
            <text:p>FFFFFFFFEB</text:p>
          </table:table-cell>
          <table:table-cell table:style-name="ce3" table:formula="of:=DEC2HEX(ROUND(IF([.$B110]/COS([.AK$2]*0.0174533)&lt;255;[.$B110]/COS([.AK$2]*0.0174533);255);0)  ;2)" office:value-type="string" office:string-value="FFFFFFFFEB">
            <text:p>FFFFFFFFEB</text:p>
          </table:table-cell>
          <table:table-cell table:style-name="ce3" table:formula="of:=DEC2HEX(ROUND(IF([.$B110]/COS([.AL$2]*0.0174533)&lt;255;[.$B110]/COS([.AL$2]*0.0174533);255);0)  ;2)" office:value-type="string" office:string-value="FFFFFFFFEA">
            <text:p>FFFFFFFFEA</text:p>
          </table:table-cell>
          <table:table-cell table:style-name="ce3" table:formula="of:=DEC2HEX(ROUND(IF([.$B110]/COS([.AM$2]*0.0174533)&lt;255;[.$B110]/COS([.AM$2]*0.0174533);255);0)  ;2)" office:value-type="string" office:string-value="FFFFFFFFE9">
            <text:p>FFFFFFFFE9</text:p>
          </table:table-cell>
          <table:table-cell table:style-name="ce3" table:formula="of:=DEC2HEX(ROUND(IF([.$B110]/COS([.AN$2]*0.0174533)&lt;255;[.$B110]/COS([.AN$2]*0.0174533);255);0)  ;2)" office:value-type="string" office:string-value="FFFFFFFFE8">
            <text:p>FFFFFFFFE8</text:p>
          </table:table-cell>
          <table:table-cell table:style-name="ce3" table:formula="of:=DEC2HEX(ROUND(IF([.$B110]/COS([.AO$2]*0.0174533)&lt;255;[.$B110]/COS([.AO$2]*0.0174533);255);0)  ;2)" office:value-type="string" office:string-value="FFFFFFFFE7">
            <text:p>FFFFFFFFE7</text:p>
          </table:table-cell>
          <table:table-cell table:style-name="ce3" table:formula="of:=DEC2HEX(ROUND(IF([.$B110]/COS([.AP$2]*0.0174533)&lt;255;[.$B110]/COS([.AP$2]*0.0174533);255);0)  ;2)" office:value-type="string" office:string-value="FFFFFFFFE5">
            <text:p>FFFFFFFFE5</text:p>
          </table:table-cell>
          <table:table-cell table:style-name="ce3" table:formula="of:=DEC2HEX(ROUND(IF([.$B110]/COS([.AQ$2]*0.0174533)&lt;255;[.$B110]/COS([.AQ$2]*0.0174533);255);0)  ;2)" office:value-type="string" office:string-value="FFFFFFFFE2">
            <text:p>FFFFFFFFE2</text:p>
          </table:table-cell>
          <table:table-cell table:style-name="ce3" table:formula="of:=DEC2HEX(ROUND(IF([.$B110]/COS([.AR$2]*0.0174533)&lt;255;[.$B110]/COS([.AR$2]*0.0174533);255);0)  ;2)" office:value-type="string" office:string-value="FFFFFFFFDF">
            <text:p>FFFFFFFFDF</text:p>
          </table:table-cell>
          <table:table-cell table:style-name="ce3" table:formula="of:=DEC2HEX(ROUND(IF([.$B110]/COS([.AS$2]*0.0174533)&lt;255;[.$B110]/COS([.AS$2]*0.0174533);255);0)  ;2)" office:value-type="string" office:string-value="FFFFFFFFDA">
            <text:p>FFFFFFFFDA</text:p>
          </table:table-cell>
          <table:table-cell table:style-name="ce3" table:formula="of:=DEC2HEX(ROUND(IF([.$B110]/COS([.AT$2]*0.0174533)&lt;255;[.$B110]/COS([.AT$2]*0.0174533);255);0)  ;2)" office:value-type="string" office:string-value="FFFFFFFFD3">
            <text:p>FFFFFFFFD3</text:p>
          </table:table-cell>
          <table:table-cell table:style-name="ce3" table:formula="of:=DEC2HEX(ROUND(IF([.$B110]/COS([.AU$2]*0.0174533)&lt;255;[.$B110]/COS([.AU$2]*0.0174533);255);0)  ;2)" office:value-type="string" office:string-value="FFFFFFFFC9">
            <text:p>FFFFFFFFC9</text:p>
          </table:table-cell>
          <table:table-cell table:style-name="ce3" table:formula="of:=DEC2HEX(ROUND(IF([.$B110]/COS([.AV$2]*0.0174533)&lt;255;[.$B110]/COS([.AV$2]*0.0174533);255);0)  ;2)" office:value-type="string" office:string-value="FFFFFFFFB8">
            <text:p>FFFFFFFFB8</text:p>
          </table:table-cell>
          <table:table-cell table:style-name="ce3" table:formula="of:=DEC2HEX(ROUND(IF([.$B110]/COS([.AW$2]*0.0174533)&lt;255;[.$B110]/COS([.AW$2]*0.0174533);255);0)  ;2)" office:value-type="string" office:string-value="FFFFFFFF94">
            <text:p>FFFFFFFF94</text:p>
          </table:table-cell>
          <table:table-cell table:style-name="ce3" table:formula="of:=DEC2HEX(ROUND(IF([.$B110]/COS([.AX$2]*0.0174533)&lt;255;[.$B110]/COS([.AX$2]*0.0174533);255);0)  ;2)" office:value-type="string" office:string-value="FFFFFFFF2A">
            <text:p>FFFFFFFF2A</text:p>
          </table:table-cell>
          <table:table-cell table:style-name="ce3" table:formula="of:=DEC2HEX(ROUND(IF([.$B110]/COS([.AY$2]*0.0174533)&lt;255;[.$B110]/COS([.AY$2]*0.0174533);255);0)  ;2)" office:value-type="string" office:string-value="FF">
            <text:p>FF</text:p>
          </table:table-cell>
          <table:table-cell table:style-name="ce3" table:formula="of:=DEC2HEX(ROUND(IF([.$B110]/COS([.AZ$2]*0.0174533)&lt;255;[.$B110]/COS([.AZ$2]*0.0174533);255);0)  ;2)" office:value-type="string" office:string-value="D6">
            <text:p>D6</text:p>
          </table:table-cell>
          <table:table-cell table:style-name="ce3" table:formula="of:=DEC2HEX(ROUND(IF([.$B110]/COS([.BA$2]*0.0174533)&lt;255;[.$B110]/COS([.BA$2]*0.0174533);255);0)  ;2)" office:value-type="string" office:string-value="6C">
            <text:p>6C</text:p>
          </table:table-cell>
          <table:table-cell table:style-name="ce3" table:formula="of:=DEC2HEX(ROUND(IF([.$B110]/COS([.BB$2]*0.0174533)&lt;255;[.$B110]/COS([.BB$2]*0.0174533);255);0)  ;2)" office:value-type="string" office:string-value="48">
            <text:p>48</text:p>
          </table:table-cell>
          <table:table-cell table:style-name="ce3" table:formula="of:=DEC2HEX(ROUND(IF([.$B110]/COS([.BC$2]*0.0174533)&lt;255;[.$B110]/COS([.BC$2]*0.0174533);255);0)  ;2)" office:value-type="string" office:string-value="37">
            <text:p>37</text:p>
          </table:table-cell>
          <table:table-cell table:style-name="ce3" table:formula="of:=DEC2HEX(ROUND(IF([.$B110]/COS([.BD$2]*0.0174533)&lt;255;[.$B110]/COS([.BD$2]*0.0174533);255);0)  ;2)" office:value-type="string" office:string-value="2D">
            <text:p>2D</text:p>
          </table:table-cell>
          <table:table-cell table:style-name="ce3" table:formula="of:=DEC2HEX(ROUND(IF([.$B110]/COS([.BE$2]*0.0174533)&lt;255;[.$B110]/COS([.BE$2]*0.0174533);255);0)  ;2)" office:value-type="string" office:string-value="26">
            <text:p>26</text:p>
          </table:table-cell>
          <table:table-cell table:style-name="ce3" table:formula="of:=DEC2HEX(ROUND(IF([.$B110]/COS([.BF$2]*0.0174533)&lt;255;[.$B110]/COS([.BF$2]*0.0174533);255);0)  ;2)" office:value-type="string" office:string-value="21">
            <text:p>21</text:p>
          </table:table-cell>
          <table:table-cell table:style-name="ce3" table:formula="of:=DEC2HEX(ROUND(IF([.$B110]/COS([.BG$2]*0.0174533)&lt;255;[.$B110]/COS([.BG$2]*0.0174533);255);0)  ;2)" office:value-type="string" office:string-value="1E">
            <text:p>1E</text:p>
          </table:table-cell>
          <table:table-cell table:style-name="ce3" table:formula="of:=DEC2HEX(ROUND(IF([.$B110]/COS([.BH$2]*0.0174533)&lt;255;[.$B110]/COS([.BH$2]*0.0174533);255);0)  ;2)" office:value-type="string" office:string-value="1B">
            <text:p>1B</text:p>
          </table:table-cell>
          <table:table-cell table:style-name="ce3" table:formula="of:=DEC2HEX(ROUND(IF([.$B110]/COS([.BI$2]*0.0174533)&lt;255;[.$B110]/COS([.BI$2]*0.0174533);255);0)  ;2)" office:value-type="string" office:string-value="19">
            <text:p>19</text:p>
          </table:table-cell>
          <table:table-cell table:style-name="ce3" table:formula="of:=DEC2HEX(ROUND(IF([.$B110]/COS([.BJ$2]*0.0174533)&lt;255;[.$B110]/COS([.BJ$2]*0.0174533);255);0)  ;2)" office:value-type="string" office:string-value="18">
            <text:p>18</text:p>
          </table:table-cell>
          <table:table-cell table:style-name="ce3" table:formula="of:=DEC2HEX(ROUND(IF([.$B110]/COS([.BK$2]*0.0174533)&lt;255;[.$B110]/COS([.BK$2]*0.0174533);255);0)  ;2)" office:value-type="string" office:string-value="17">
            <text:p>17</text:p>
          </table:table-cell>
          <table:table-cell table:style-name="ce3" table:formula="of:=DEC2HEX(ROUND(IF([.$B110]/COS([.BL$2]*0.0174533)&lt;255;[.$B110]/COS([.BL$2]*0.0174533);255);0)  ;2)" office:value-type="string" office:string-value="16">
            <text:p>16</text:p>
          </table:table-cell>
          <table:table-cell table:style-name="ce3" table:formula="of:=DEC2HEX(ROUND(IF([.$B110]/COS([.BM$2]*0.0174533)&lt;255;[.$B110]/COS([.BM$2]*0.0174533);255);0)  ;2)" office:value-type="string" office:string-value="15">
            <text:p>15</text:p>
          </table:table-cell>
          <table:table-cell table:style-name="ce3" table:formula="of:=DEC2HEX(ROUND(IF([.$B110]/COS([.BN$2]*0.0174533)&lt;255;[.$B110]/COS([.BN$2]*0.0174533);255);0)  ;2)" office:value-type="string" office:string-value="15">
            <text:p>15</text:p>
          </table:table-cell>
          <table:table-cell table:style-name="ce3" table:formula="of:=DEC2HEX(ROUND(IF([.$B110]/COS([.BO$2]*0.0174533)&lt;255;[.$B110]/COS([.BO$2]*0.0174533);255);0)  ;2)" office:value-type="string" office:string-value="15">
            <text:p>15</text:p>
          </table:table-cell>
          <table:table-cell table:style-name="ce3" table:formula="of:=DEC2HEX(ROUND(IF([.$B110]/COS([.BP$2]*0.0174533)&lt;255;[.$B110]/COS([.BP$2]*0.0174533);255);0)  ;2)" office:value-type="string" office:string-value="15">
            <text:p>15</text:p>
          </table:table-cell>
          <table:table-cell table:style-name="ce3" table:formula="of:=DEC2HEX(ROUND(IF([.$B110]/COS([.BQ$2]*0.0174533)&lt;255;[.$B110]/COS([.BQ$2]*0.0174533);255);0)  ;2)" office:value-type="string" office:string-value="15">
            <text:p>15</text:p>
          </table:table-cell>
          <table:table-cell table:style-name="ce3" table:formula="of:=DEC2HEX(ROUND(IF([.$B110]/COS([.BR$2]*0.0174533)&lt;255;[.$B110]/COS([.BR$2]*0.0174533);255);0)  ;2)" office:value-type="string" office:string-value="16">
            <text:p>16</text:p>
          </table:table-cell>
          <table:table-cell table:style-name="ce3" table:formula="of:=DEC2HEX(ROUND(IF([.$B110]/COS([.BS$2]*0.0174533)&lt;255;[.$B110]/COS([.BS$2]*0.0174533);255);0)  ;2)" office:value-type="string" office:string-value="17">
            <text:p>17</text:p>
          </table:table-cell>
          <table:table-cell table:style-name="ce3" table:formula="of:=DEC2HEX(ROUND(IF([.$B110]/COS([.BT$2]*0.0174533)&lt;255;[.$B110]/COS([.BT$2]*0.0174533);255);0)  ;2)" office:value-type="string" office:string-value="18">
            <text:p>18</text:p>
          </table:table-cell>
          <table:table-cell table:style-name="ce3" table:formula="of:=DEC2HEX(ROUND(IF([.$B110]/COS([.BU$2]*0.0174533)&lt;255;[.$B110]/COS([.BU$2]*0.0174533);255);0)  ;2)" office:value-type="string" office:string-value="19">
            <text:p>19</text:p>
          </table:table-cell>
          <table:table-cell table:style-name="ce3" table:formula="of:=DEC2HEX(ROUND(IF([.$B110]/COS([.BV$2]*0.0174533)&lt;255;[.$B110]/COS([.BV$2]*0.0174533);255);0)  ;2)" office:value-type="string" office:string-value="1B">
            <text:p>1B</text:p>
          </table:table-cell>
          <table:table-cell table:style-name="ce3" table:formula="of:=DEC2HEX(ROUND(IF([.$B110]/COS([.BW$2]*0.0174533)&lt;255;[.$B110]/COS([.BW$2]*0.0174533);255);0)  ;2)" office:value-type="string" office:string-value="1E">
            <text:p>1E</text:p>
          </table:table-cell>
          <table:table-cell table:style-name="ce3" table:formula="of:=DEC2HEX(ROUND(IF([.$B110]/COS([.BX$2]*0.0174533)&lt;255;[.$B110]/COS([.BX$2]*0.0174533);255);0)  ;2)" office:value-type="string" office:string-value="21">
            <text:p>21</text:p>
          </table:table-cell>
          <table:table-cell table:style-name="ce3" table:formula="of:=DEC2HEX(ROUND(IF([.$B110]/COS([.BY$2]*0.0174533)&lt;255;[.$B110]/COS([.BY$2]*0.0174533);255);0)  ;2)" office:value-type="string" office:string-value="26">
            <text:p>26</text:p>
          </table:table-cell>
          <table:table-cell table:style-name="ce3" table:formula="of:=DEC2HEX(ROUND(IF([.$B110]/COS([.BZ$2]*0.0174533)&lt;255;[.$B110]/COS([.BZ$2]*0.0174533);255);0)  ;2)" office:value-type="string" office:string-value="2D">
            <text:p>2D</text:p>
          </table:table-cell>
          <table:table-cell table:style-name="ce3" table:formula="of:=DEC2HEX(ROUND(IF([.$B110]/COS([.CA$2]*0.0174533)&lt;255;[.$B110]/COS([.CA$2]*0.0174533);255);0)  ;2)" office:value-type="string" office:string-value="37">
            <text:p>37</text:p>
          </table:table-cell>
          <table:table-cell table:style-name="ce3" table:formula="of:=DEC2HEX(ROUND(IF([.$B110]/COS([.CB$2]*0.0174533)&lt;255;[.$B110]/COS([.CB$2]*0.0174533);255);0)  ;2)" office:value-type="string" office:string-value="48">
            <text:p>48</text:p>
          </table:table-cell>
          <table:table-cell table:style-name="ce3" table:formula="of:=DEC2HEX(ROUND(IF([.$B110]/COS([.CC$2]*0.0174533)&lt;255;[.$B110]/COS([.CC$2]*0.0174533);255);0)  ;2)" office:value-type="string" office:string-value="6C">
            <text:p>6C</text:p>
          </table:table-cell>
          <table:table-cell table:number-columns-repeated="943"/>
        </table:table-row>
        <table:table-row table:style-name="ro1">
          <table:table-cell table:formula="of:=[.A110]+1" office:value-type="float" office:value="107">
            <text:p>107</text:p>
          </table:table-cell>
          <table:table-cell table:style-name="ce2" table:formula="of:=[.B110]-1" office:value-type="float" office:value="20">
            <text:p>20</text:p>
          </table:table-cell>
          <table:table-cell table:formula="of:=DEC2HEX(ROUND(IF([.$B111]/[.C$3]&lt;127;127-[.$B111]/[.C$3];0) ;0) ;2)" office:value-type="string" office:string-value="6B">
            <text:p>6B</text:p>
          </table:table-cell>
          <table:table-cell table:formula="of:=DEC2HEX(ROUND(IF([.$B111]/[.D$3]&lt;127;127-[.$B111]/[.D$3];0) ;0) ;2)" office:value-type="string" office:string-value="6B">
            <text:p>6B</text:p>
          </table:table-cell>
          <table:table-cell table:formula="of:=DEC2HEX(ROUND(IF([.$B111]/[.E$3]&lt;127;127-[.$B111]/[.E$3];0) ;0) ;2)" office:value-type="string" office:string-value="6B">
            <text:p>6B</text:p>
          </table:table-cell>
          <table:table-cell table:formula="of:=DEC2HEX(ROUND(IF([.$B111]/[.F$3]&lt;127;127-[.$B111]/[.F$3];0) ;0) ;2)" office:value-type="string" office:string-value="6A">
            <text:p>6A</text:p>
          </table:table-cell>
          <table:table-cell table:formula="of:=DEC2HEX(ROUND(IF([.$B111]/[.G$3]&lt;127;127-[.$B111]/[.G$3];0) ;0) ;2)" office:value-type="string" office:string-value="69">
            <text:p>69</text:p>
          </table:table-cell>
          <table:table-cell table:formula="of:=DEC2HEX(ROUND(IF([.$B111]/[.H$3]&lt;127;127-[.$B111]/[.H$3];0) ;0) ;2)" office:value-type="string" office:string-value="68">
            <text:p>68</text:p>
          </table:table-cell>
          <table:table-cell table:formula="of:=DEC2HEX(ROUND(IF([.$B111]/[.I$3]&lt;127;127-[.$B111]/[.I$3];0) ;0) ;2)" office:value-type="string" office:string-value="67">
            <text:p>67</text:p>
          </table:table-cell>
          <table:table-cell table:formula="of:=DEC2HEX(ROUND(IF([.$B111]/[.J$3]&lt;127;127-[.$B111]/[.J$3];0) ;0) ;2)" office:value-type="string" office:string-value="65">
            <text:p>65</text:p>
          </table:table-cell>
          <table:table-cell table:formula="of:=DEC2HEX(ROUND(IF([.$B111]/[.K$3]&lt;127;127-[.$B111]/[.K$3];0) ;0) ;2)" office:value-type="string" office:string-value="63">
            <text:p>63</text:p>
          </table:table-cell>
          <table:table-cell table:formula="of:=DEC2HEX(ROUND(IF([.$B111]/[.L$3]&lt;127;127-[.$B111]/[.L$3];0) ;0) ;2)" office:value-type="string" office:string-value="5F">
            <text:p>5F</text:p>
          </table:table-cell>
          <table:table-cell table:style-name="ce3" table:formula="of:=DEC2HEX(ROUND(IF([.$B111]/[.M$3]&lt;127;127-[.$B111]/[.M$3];0) ;0) ;2)" office:value-type="string" office:string-value="5B">
            <text:p>5B</text:p>
          </table:table-cell>
          <table:table-cell table:style-name="ce3" table:formula="of:=DEC2HEX(ROUND(IF([.$B111]/[.N$3]&lt;127;127-[.$B111]/[.N$3];0) ;0) ;2)" office:value-type="string" office:string-value="55">
            <text:p>55</text:p>
          </table:table-cell>
          <table:table-cell table:style-name="ce3" table:formula="of:=DEC2HEX(ROUND(IF([.$B111]/[.O$3]&lt;127;127-[.$B111]/[.O$3];0) ;0) ;2)" office:value-type="string" office:string-value="4B">
            <text:p>4B</text:p>
          </table:table-cell>
          <table:table-cell table:style-name="ce3" table:formula="of:=DEC2HEX(ROUND(IF([.$B111]/[.P$3]&lt;127;127-[.$B111]/[.P$3];0) ;0) ;2)" office:value-type="string" office:string-value="3A">
            <text:p>3A</text:p>
          </table:table-cell>
          <table:table-cell table:style-name="ce3" table:formula="of:=DEC2HEX(ROUND(IF([.$B111]/[.Q$3]&lt;127;127-[.$B111]/[.Q$3];0) ;0) ;2)" office:value-type="string" office:string-value="18">
            <text:p>18</text:p>
          </table:table-cell>
          <table:table-cell table:style-name="ce3" table:formula="of:=DEC2HEX(ROUND(IF([.$B111]/[.R$3]&lt;127;127-[.$B111]/[.R$3];0) ;0) ;2)" office:value-type="string" office:string-value="00">
            <text:p>00</text:p>
          </table:table-cell>
          <table:table-cell table:style-name="ce3" table:formula="of:=DEC2HEX(ROUND(IF([.$B111]/[.S$3]&lt;127;[.$B111]/[.S$3];127) ;0) ;2)" office:value-type="float" office:value="0">
            <text:p>#ДЕЛ/0!</text:p>
          </table:table-cell>
          <table:table-cell table:style-name="ce3" table:formula="of:=DEC2HEX(ROUND(IF([.$B111]/[.T$3]&lt;127;[.$B111]/[.T$3];127) ;0) ;2)" office:value-type="string" office:string-value="FFFFFFFF34">
            <text:p>FFFFFFFF34</text:p>
          </table:table-cell>
          <table:table-cell table:style-name="ce3" table:formula="of:=DEC2HEX(ROUND(IF([.$B111]/[.U$3]&lt;127;[.$B111]/[.U$3];127) ;0) ;2)" office:value-type="string" office:string-value="FFFFFFFF99">
            <text:p>FFFFFFFF99</text:p>
          </table:table-cell>
          <table:table-cell table:style-name="ce3" table:formula="of:=DEC2HEX(ROUND(IF([.$B111]/[.V$3]&lt;127;[.$B111]/[.V$3];127) ;0) ;2)" office:value-type="string" office:string-value="FFFFFFFFBB">
            <text:p>FFFFFFFFBB</text:p>
          </table:table-cell>
          <table:table-cell table:style-name="ce3" table:formula="of:=DEC2HEX(ROUND(IF([.$B111]/[.W$3]&lt;127;[.$B111]/[.W$3];127) ;0) ;2)" office:value-type="string" office:string-value="FFFFFFFFCC">
            <text:p>FFFFFFFFCC</text:p>
          </table:table-cell>
          <table:table-cell table:style-name="ce3" table:formula="of:=DEC2HEX(ROUND(IF([.$B111]/[.X$3]&lt;127;[.$B111]/[.X$3];127) ;0) ;2)" office:value-type="string" office:string-value="FFFFFFFFD6">
            <text:p>FFFFFFFFD6</text:p>
          </table:table-cell>
          <table:table-cell table:style-name="ce3" table:formula="of:=DEC2HEX(ROUND(IF([.$B111]/[.Y$3]&lt;127;[.$B111]/[.Y$3];127) ;0) ;2)" office:value-type="string" office:string-value="FFFFFFFFDC">
            <text:p>FFFFFFFFDC</text:p>
          </table:table-cell>
          <table:table-cell table:style-name="ce3" table:formula="of:=DEC2HEX(ROUND(IF([.$B111]/[.Z$3]&lt;127;[.$B111]/[.Z$3];127) ;0) ;2)" office:value-type="string" office:string-value="FFFFFFFFE0">
            <text:p>FFFFFFFFE0</text:p>
          </table:table-cell>
          <table:table-cell table:style-name="ce3" table:formula="of:=DEC2HEX(ROUND(IF([.$B111]/[.AA$3]&lt;127;[.$B111]/[.AA$3];127) ;0) ;2)" office:value-type="string" office:string-value="FFFFFFFFE4">
            <text:p>FFFFFFFFE4</text:p>
          </table:table-cell>
          <table:table-cell table:style-name="ce3" table:formula="of:=DEC2HEX(ROUND(IF([.$B111]/[.AB$3]&lt;127;[.$B111]/[.AB$3];127) ;0) ;2)" office:value-type="string" office:string-value="FFFFFFFFE6">
            <text:p>FFFFFFFFE6</text:p>
          </table:table-cell>
          <table:table-cell table:style-name="ce3" table:formula="of:=DEC2HEX(ROUND(IF([.$B111]/[.AC$3]&lt;127;[.$B111]/[.AC$3];127) ;0) ;2)" office:value-type="string" office:string-value="FFFFFFFFE8">
            <text:p>FFFFFFFFE8</text:p>
          </table:table-cell>
          <table:table-cell table:style-name="ce3" table:formula="of:=DEC2HEX(ROUND(IF([.$B111]/[.AD$3]&lt;127;[.$B111]/[.AD$3];127) ;0) ;2)" office:value-type="string" office:string-value="FFFFFFFFE9">
            <text:p>FFFFFFFFE9</text:p>
          </table:table-cell>
          <table:table-cell table:style-name="ce3" table:formula="of:=DEC2HEX(ROUND(IF([.$B111]/[.AE$3]&lt;127;[.$B111]/[.AE$3];127) ;0) ;2)" office:value-type="string" office:string-value="FFFFFFFFEA">
            <text:p>FFFFFFFFEA</text:p>
          </table:table-cell>
          <table:table-cell table:style-name="ce3" table:formula="of:=DEC2HEX(ROUND(IF([.$B111]/[.AF$3]&lt;127;[.$B111]/[.AF$3];127) ;0) ;2)" office:value-type="string" office:string-value="FFFFFFFFEB">
            <text:p>FFFFFFFFEB</text:p>
          </table:table-cell>
          <table:table-cell table:style-name="ce3" table:formula="of:=DEC2HEX(ROUND(IF([.$B111]/[.AG$3]&lt;127;[.$B111]/[.AG$3];127) ;0) ;2)" office:value-type="string" office:string-value="FFFFFFFFEC">
            <text:p>FFFFFFFFEC</text:p>
          </table:table-cell>
          <table:table-cell table:style-name="ce3" table:formula="of:=DEC2HEX(ROUND(IF([.$B111]/[.AH$3]&lt;127;[.$B111]/[.AH$3];127) ;0) ;2)" office:value-type="string" office:string-value="FFFFFFFFEC">
            <text:p>FFFFFFFFEC</text:p>
          </table:table-cell>
          <table:table-cell table:style-name="ce3" table:formula="of:=DEC2HEX(ROUND(IF([.$B111]/COS([.AI$2]*0.0174533)&lt;255;[.$B111]/COS([.AI$2]*0.0174533);255);0)  ;2)" office:value-type="string" office:string-value="FFFFFFFFEC">
            <text:p>FFFFFFFFEC</text:p>
          </table:table-cell>
          <table:table-cell table:style-name="ce3" table:formula="of:=DEC2HEX(ROUND(IF([.$B111]/COS([.AJ$2]*0.0174533)&lt;255;[.$B111]/COS([.AJ$2]*0.0174533);255);0)  ;2)" office:value-type="string" office:string-value="FFFFFFFFEC">
            <text:p>FFFFFFFFEC</text:p>
          </table:table-cell>
          <table:table-cell table:style-name="ce3" table:formula="of:=DEC2HEX(ROUND(IF([.$B111]/COS([.AK$2]*0.0174533)&lt;255;[.$B111]/COS([.AK$2]*0.0174533);255);0)  ;2)" office:value-type="string" office:string-value="FFFFFFFFEC">
            <text:p>FFFFFFFFEC</text:p>
          </table:table-cell>
          <table:table-cell table:style-name="ce3" table:formula="of:=DEC2HEX(ROUND(IF([.$B111]/COS([.AL$2]*0.0174533)&lt;255;[.$B111]/COS([.AL$2]*0.0174533);255);0)  ;2)" office:value-type="string" office:string-value="FFFFFFFFEB">
            <text:p>FFFFFFFFEB</text:p>
          </table:table-cell>
          <table:table-cell table:style-name="ce3" table:formula="of:=DEC2HEX(ROUND(IF([.$B111]/COS([.AM$2]*0.0174533)&lt;255;[.$B111]/COS([.AM$2]*0.0174533);255);0)  ;2)" office:value-type="string" office:string-value="FFFFFFFFEA">
            <text:p>FFFFFFFFEA</text:p>
          </table:table-cell>
          <table:table-cell table:style-name="ce3" table:formula="of:=DEC2HEX(ROUND(IF([.$B111]/COS([.AN$2]*0.0174533)&lt;255;[.$B111]/COS([.AN$2]*0.0174533);255);0)  ;2)" office:value-type="string" office:string-value="FFFFFFFFE9">
            <text:p>FFFFFFFFE9</text:p>
          </table:table-cell>
          <table:table-cell table:style-name="ce3" table:formula="of:=DEC2HEX(ROUND(IF([.$B111]/COS([.AO$2]*0.0174533)&lt;255;[.$B111]/COS([.AO$2]*0.0174533);255);0)  ;2)" office:value-type="string" office:string-value="FFFFFFFFE8">
            <text:p>FFFFFFFFE8</text:p>
          </table:table-cell>
          <table:table-cell table:style-name="ce3" table:formula="of:=DEC2HEX(ROUND(IF([.$B111]/COS([.AP$2]*0.0174533)&lt;255;[.$B111]/COS([.AP$2]*0.0174533);255);0)  ;2)" office:value-type="string" office:string-value="FFFFFFFFE6">
            <text:p>FFFFFFFFE6</text:p>
          </table:table-cell>
          <table:table-cell table:style-name="ce3" table:formula="of:=DEC2HEX(ROUND(IF([.$B111]/COS([.AQ$2]*0.0174533)&lt;255;[.$B111]/COS([.AQ$2]*0.0174533);255);0)  ;2)" office:value-type="string" office:string-value="FFFFFFFFE4">
            <text:p>FFFFFFFFE4</text:p>
          </table:table-cell>
          <table:table-cell table:style-name="ce3" table:formula="of:=DEC2HEX(ROUND(IF([.$B111]/COS([.AR$2]*0.0174533)&lt;255;[.$B111]/COS([.AR$2]*0.0174533);255);0)  ;2)" office:value-type="string" office:string-value="FFFFFFFFE0">
            <text:p>FFFFFFFFE0</text:p>
          </table:table-cell>
          <table:table-cell table:style-name="ce3" table:formula="of:=DEC2HEX(ROUND(IF([.$B111]/COS([.AS$2]*0.0174533)&lt;255;[.$B111]/COS([.AS$2]*0.0174533);255);0)  ;2)" office:value-type="string" office:string-value="FFFFFFFFDC">
            <text:p>FFFFFFFFDC</text:p>
          </table:table-cell>
          <table:table-cell table:style-name="ce3" table:formula="of:=DEC2HEX(ROUND(IF([.$B111]/COS([.AT$2]*0.0174533)&lt;255;[.$B111]/COS([.AT$2]*0.0174533);255);0)  ;2)" office:value-type="string" office:string-value="FFFFFFFFD6">
            <text:p>FFFFFFFFD6</text:p>
          </table:table-cell>
          <table:table-cell table:style-name="ce3" table:formula="of:=DEC2HEX(ROUND(IF([.$B111]/COS([.AU$2]*0.0174533)&lt;255;[.$B111]/COS([.AU$2]*0.0174533);255);0)  ;2)" office:value-type="string" office:string-value="FFFFFFFFCC">
            <text:p>FFFFFFFFCC</text:p>
          </table:table-cell>
          <table:table-cell table:style-name="ce3" table:formula="of:=DEC2HEX(ROUND(IF([.$B111]/COS([.AV$2]*0.0174533)&lt;255;[.$B111]/COS([.AV$2]*0.0174533);255);0)  ;2)" office:value-type="string" office:string-value="FFFFFFFFBB">
            <text:p>FFFFFFFFBB</text:p>
          </table:table-cell>
          <table:table-cell table:style-name="ce3" table:formula="of:=DEC2HEX(ROUND(IF([.$B111]/COS([.AW$2]*0.0174533)&lt;255;[.$B111]/COS([.AW$2]*0.0174533);255);0)  ;2)" office:value-type="string" office:string-value="FFFFFFFF99">
            <text:p>FFFFFFFF99</text:p>
          </table:table-cell>
          <table:table-cell table:style-name="ce3" table:formula="of:=DEC2HEX(ROUND(IF([.$B111]/COS([.AX$2]*0.0174533)&lt;255;[.$B111]/COS([.AX$2]*0.0174533);255);0)  ;2)" office:value-type="string" office:string-value="FFFFFFFF34">
            <text:p>FFFFFFFF34</text:p>
          </table:table-cell>
          <table:table-cell table:style-name="ce3" table:formula="of:=DEC2HEX(ROUND(IF([.$B111]/COS([.AY$2]*0.0174533)&lt;255;[.$B111]/COS([.AY$2]*0.0174533);255);0)  ;2)" office:value-type="string" office:string-value="FF">
            <text:p>FF</text:p>
          </table:table-cell>
          <table:table-cell table:style-name="ce3" table:formula="of:=DEC2HEX(ROUND(IF([.$B111]/COS([.AZ$2]*0.0174533)&lt;255;[.$B111]/COS([.AZ$2]*0.0174533);255);0)  ;2)" office:value-type="string" office:string-value="CC">
            <text:p>CC</text:p>
          </table:table-cell>
          <table:table-cell table:style-name="ce3" table:formula="of:=DEC2HEX(ROUND(IF([.$B111]/COS([.BA$2]*0.0174533)&lt;255;[.$B111]/COS([.BA$2]*0.0174533);255);0)  ;2)" office:value-type="string" office:string-value="67">
            <text:p>67</text:p>
          </table:table-cell>
          <table:table-cell table:style-name="ce3" table:formula="of:=DEC2HEX(ROUND(IF([.$B111]/COS([.BB$2]*0.0174533)&lt;255;[.$B111]/COS([.BB$2]*0.0174533);255);0)  ;2)" office:value-type="string" office:string-value="45">
            <text:p>45</text:p>
          </table:table-cell>
          <table:table-cell table:style-name="ce3" table:formula="of:=DEC2HEX(ROUND(IF([.$B111]/COS([.BC$2]*0.0174533)&lt;255;[.$B111]/COS([.BC$2]*0.0174533);255);0)  ;2)" office:value-type="string" office:string-value="34">
            <text:p>34</text:p>
          </table:table-cell>
          <table:table-cell table:style-name="ce3" table:formula="of:=DEC2HEX(ROUND(IF([.$B111]/COS([.BD$2]*0.0174533)&lt;255;[.$B111]/COS([.BD$2]*0.0174533);255);0)  ;2)" office:value-type="string" office:string-value="2A">
            <text:p>2A</text:p>
          </table:table-cell>
          <table:table-cell table:style-name="ce3" table:formula="of:=DEC2HEX(ROUND(IF([.$B111]/COS([.BE$2]*0.0174533)&lt;255;[.$B111]/COS([.BE$2]*0.0174533);255);0)  ;2)" office:value-type="string" office:string-value="24">
            <text:p>24</text:p>
          </table:table-cell>
          <table:table-cell table:style-name="ce3" table:formula="of:=DEC2HEX(ROUND(IF([.$B111]/COS([.BF$2]*0.0174533)&lt;255;[.$B111]/COS([.BF$2]*0.0174533);255);0)  ;2)" office:value-type="string" office:string-value="20">
            <text:p>20</text:p>
          </table:table-cell>
          <table:table-cell table:style-name="ce3" table:formula="of:=DEC2HEX(ROUND(IF([.$B111]/COS([.BG$2]*0.0174533)&lt;255;[.$B111]/COS([.BG$2]*0.0174533);255);0)  ;2)" office:value-type="string" office:string-value="1C">
            <text:p>1C</text:p>
          </table:table-cell>
          <table:table-cell table:style-name="ce3" table:formula="of:=DEC2HEX(ROUND(IF([.$B111]/COS([.BH$2]*0.0174533)&lt;255;[.$B111]/COS([.BH$2]*0.0174533);255);0)  ;2)" office:value-type="string" office:string-value="1A">
            <text:p>1A</text:p>
          </table:table-cell>
          <table:table-cell table:style-name="ce3" table:formula="of:=DEC2HEX(ROUND(IF([.$B111]/COS([.BI$2]*0.0174533)&lt;255;[.$B111]/COS([.BI$2]*0.0174533);255);0)  ;2)" office:value-type="string" office:string-value="18">
            <text:p>18</text:p>
          </table:table-cell>
          <table:table-cell table:style-name="ce3" table:formula="of:=DEC2HEX(ROUND(IF([.$B111]/COS([.BJ$2]*0.0174533)&lt;255;[.$B111]/COS([.BJ$2]*0.0174533);255);0)  ;2)" office:value-type="string" office:string-value="17">
            <text:p>17</text:p>
          </table:table-cell>
          <table:table-cell table:style-name="ce3" table:formula="of:=DEC2HEX(ROUND(IF([.$B111]/COS([.BK$2]*0.0174533)&lt;255;[.$B111]/COS([.BK$2]*0.0174533);255);0)  ;2)" office:value-type="string" office:string-value="16">
            <text:p>16</text:p>
          </table:table-cell>
          <table:table-cell table:style-name="ce3" table:formula="of:=DEC2HEX(ROUND(IF([.$B111]/COS([.BL$2]*0.0174533)&lt;255;[.$B111]/COS([.BL$2]*0.0174533);255);0)  ;2)" office:value-type="string" office:string-value="15">
            <text:p>15</text:p>
          </table:table-cell>
          <table:table-cell table:style-name="ce3" table:formula="of:=DEC2HEX(ROUND(IF([.$B111]/COS([.BM$2]*0.0174533)&lt;255;[.$B111]/COS([.BM$2]*0.0174533);255);0)  ;2)" office:value-type="string" office:string-value="14">
            <text:p>14</text:p>
          </table:table-cell>
          <table:table-cell table:style-name="ce3" table:formula="of:=DEC2HEX(ROUND(IF([.$B111]/COS([.BN$2]*0.0174533)&lt;255;[.$B111]/COS([.BN$2]*0.0174533);255);0)  ;2)" office:value-type="string" office:string-value="14">
            <text:p>14</text:p>
          </table:table-cell>
          <table:table-cell table:style-name="ce3" table:formula="of:=DEC2HEX(ROUND(IF([.$B111]/COS([.BO$2]*0.0174533)&lt;255;[.$B111]/COS([.BO$2]*0.0174533);255);0)  ;2)" office:value-type="string" office:string-value="14">
            <text:p>14</text:p>
          </table:table-cell>
          <table:table-cell table:style-name="ce3" table:formula="of:=DEC2HEX(ROUND(IF([.$B111]/COS([.BP$2]*0.0174533)&lt;255;[.$B111]/COS([.BP$2]*0.0174533);255);0)  ;2)" office:value-type="string" office:string-value="14">
            <text:p>14</text:p>
          </table:table-cell>
          <table:table-cell table:style-name="ce3" table:formula="of:=DEC2HEX(ROUND(IF([.$B111]/COS([.BQ$2]*0.0174533)&lt;255;[.$B111]/COS([.BQ$2]*0.0174533);255);0)  ;2)" office:value-type="string" office:string-value="14">
            <text:p>14</text:p>
          </table:table-cell>
          <table:table-cell table:style-name="ce3" table:formula="of:=DEC2HEX(ROUND(IF([.$B111]/COS([.BR$2]*0.0174533)&lt;255;[.$B111]/COS([.BR$2]*0.0174533);255);0)  ;2)" office:value-type="string" office:string-value="15">
            <text:p>15</text:p>
          </table:table-cell>
          <table:table-cell table:style-name="ce3" table:formula="of:=DEC2HEX(ROUND(IF([.$B111]/COS([.BS$2]*0.0174533)&lt;255;[.$B111]/COS([.BS$2]*0.0174533);255);0)  ;2)" office:value-type="string" office:string-value="16">
            <text:p>16</text:p>
          </table:table-cell>
          <table:table-cell table:style-name="ce3" table:formula="of:=DEC2HEX(ROUND(IF([.$B111]/COS([.BT$2]*0.0174533)&lt;255;[.$B111]/COS([.BT$2]*0.0174533);255);0)  ;2)" office:value-type="string" office:string-value="17">
            <text:p>17</text:p>
          </table:table-cell>
          <table:table-cell table:style-name="ce3" table:formula="of:=DEC2HEX(ROUND(IF([.$B111]/COS([.BU$2]*0.0174533)&lt;255;[.$B111]/COS([.BU$2]*0.0174533);255);0)  ;2)" office:value-type="string" office:string-value="18">
            <text:p>18</text:p>
          </table:table-cell>
          <table:table-cell table:style-name="ce3" table:formula="of:=DEC2HEX(ROUND(IF([.$B111]/COS([.BV$2]*0.0174533)&lt;255;[.$B111]/COS([.BV$2]*0.0174533);255);0)  ;2)" office:value-type="string" office:string-value="1A">
            <text:p>1A</text:p>
          </table:table-cell>
          <table:table-cell table:style-name="ce3" table:formula="of:=DEC2HEX(ROUND(IF([.$B111]/COS([.BW$2]*0.0174533)&lt;255;[.$B111]/COS([.BW$2]*0.0174533);255);0)  ;2)" office:value-type="string" office:string-value="1C">
            <text:p>1C</text:p>
          </table:table-cell>
          <table:table-cell table:style-name="ce3" table:formula="of:=DEC2HEX(ROUND(IF([.$B111]/COS([.BX$2]*0.0174533)&lt;255;[.$B111]/COS([.BX$2]*0.0174533);255);0)  ;2)" office:value-type="string" office:string-value="20">
            <text:p>20</text:p>
          </table:table-cell>
          <table:table-cell table:style-name="ce3" table:formula="of:=DEC2HEX(ROUND(IF([.$B111]/COS([.BY$2]*0.0174533)&lt;255;[.$B111]/COS([.BY$2]*0.0174533);255);0)  ;2)" office:value-type="string" office:string-value="24">
            <text:p>24</text:p>
          </table:table-cell>
          <table:table-cell table:style-name="ce3" table:formula="of:=DEC2HEX(ROUND(IF([.$B111]/COS([.BZ$2]*0.0174533)&lt;255;[.$B111]/COS([.BZ$2]*0.0174533);255);0)  ;2)" office:value-type="string" office:string-value="2A">
            <text:p>2A</text:p>
          </table:table-cell>
          <table:table-cell table:style-name="ce3" table:formula="of:=DEC2HEX(ROUND(IF([.$B111]/COS([.CA$2]*0.0174533)&lt;255;[.$B111]/COS([.CA$2]*0.0174533);255);0)  ;2)" office:value-type="string" office:string-value="34">
            <text:p>34</text:p>
          </table:table-cell>
          <table:table-cell table:style-name="ce3" table:formula="of:=DEC2HEX(ROUND(IF([.$B111]/COS([.CB$2]*0.0174533)&lt;255;[.$B111]/COS([.CB$2]*0.0174533);255);0)  ;2)" office:value-type="string" office:string-value="45">
            <text:p>45</text:p>
          </table:table-cell>
          <table:table-cell table:style-name="ce3" table:formula="of:=DEC2HEX(ROUND(IF([.$B111]/COS([.CC$2]*0.0174533)&lt;255;[.$B111]/COS([.CC$2]*0.0174533);255);0)  ;2)" office:value-type="string" office:string-value="67">
            <text:p>67</text:p>
          </table:table-cell>
          <table:table-cell table:number-columns-repeated="943"/>
        </table:table-row>
        <table:table-row table:style-name="ro1">
          <table:table-cell table:formula="of:=[.A111]+1" office:value-type="float" office:value="108">
            <text:p>108</text:p>
          </table:table-cell>
          <table:table-cell table:style-name="ce2" table:formula="of:=[.B111]-1" office:value-type="float" office:value="19">
            <text:p>19</text:p>
          </table:table-cell>
          <table:table-cell table:formula="of:=DEC2HEX(ROUND(IF([.$B112]/[.C$3]&lt;127;127-[.$B112]/[.C$3];0) ;0) ;2)" office:value-type="string" office:string-value="6C">
            <text:p>6C</text:p>
          </table:table-cell>
          <table:table-cell table:formula="of:=DEC2HEX(ROUND(IF([.$B112]/[.D$3]&lt;127;127-[.$B112]/[.D$3];0) ;0) ;2)" office:value-type="string" office:string-value="6C">
            <text:p>6C</text:p>
          </table:table-cell>
          <table:table-cell table:formula="of:=DEC2HEX(ROUND(IF([.$B112]/[.E$3]&lt;127;127-[.$B112]/[.E$3];0) ;0) ;2)" office:value-type="string" office:string-value="6C">
            <text:p>6C</text:p>
          </table:table-cell>
          <table:table-cell table:formula="of:=DEC2HEX(ROUND(IF([.$B112]/[.F$3]&lt;127;127-[.$B112]/[.F$3];0) ;0) ;2)" office:value-type="string" office:string-value="6B">
            <text:p>6B</text:p>
          </table:table-cell>
          <table:table-cell table:formula="of:=DEC2HEX(ROUND(IF([.$B112]/[.G$3]&lt;127;127-[.$B112]/[.G$3];0) ;0) ;2)" office:value-type="string" office:string-value="6A">
            <text:p>6A</text:p>
          </table:table-cell>
          <table:table-cell table:formula="of:=DEC2HEX(ROUND(IF([.$B112]/[.H$3]&lt;127;127-[.$B112]/[.H$3];0) ;0) ;2)" office:value-type="string" office:string-value="69">
            <text:p>69</text:p>
          </table:table-cell>
          <table:table-cell table:formula="of:=DEC2HEX(ROUND(IF([.$B112]/[.I$3]&lt;127;127-[.$B112]/[.I$3];0) ;0) ;2)" office:value-type="string" office:string-value="68">
            <text:p>68</text:p>
          </table:table-cell>
          <table:table-cell table:formula="of:=DEC2HEX(ROUND(IF([.$B112]/[.J$3]&lt;127;127-[.$B112]/[.J$3];0) ;0) ;2)" office:value-type="string" office:string-value="66">
            <text:p>66</text:p>
          </table:table-cell>
          <table:table-cell table:formula="of:=DEC2HEX(ROUND(IF([.$B112]/[.K$3]&lt;127;127-[.$B112]/[.K$3];0) ;0) ;2)" office:value-type="string" office:string-value="64">
            <text:p>64</text:p>
          </table:table-cell>
          <table:table-cell table:formula="of:=DEC2HEX(ROUND(IF([.$B112]/[.L$3]&lt;127;127-[.$B112]/[.L$3];0) ;0) ;2)" office:value-type="string" office:string-value="61">
            <text:p>61</text:p>
          </table:table-cell>
          <table:table-cell table:style-name="ce3" table:formula="of:=DEC2HEX(ROUND(IF([.$B112]/[.M$3]&lt;127;127-[.$B112]/[.M$3];0) ;0) ;2)" office:value-type="string" office:string-value="5D">
            <text:p>5D</text:p>
          </table:table-cell>
          <table:table-cell table:style-name="ce3" table:formula="of:=DEC2HEX(ROUND(IF([.$B112]/[.N$3]&lt;127;127-[.$B112]/[.N$3];0) ;0) ;2)" office:value-type="string" office:string-value="57">
            <text:p>57</text:p>
          </table:table-cell>
          <table:table-cell table:style-name="ce3" table:formula="of:=DEC2HEX(ROUND(IF([.$B112]/[.O$3]&lt;127;127-[.$B112]/[.O$3];0) ;0) ;2)" office:value-type="string" office:string-value="4D">
            <text:p>4D</text:p>
          </table:table-cell>
          <table:table-cell table:style-name="ce3" table:formula="of:=DEC2HEX(ROUND(IF([.$B112]/[.P$3]&lt;127;127-[.$B112]/[.P$3];0) ;0) ;2)" office:value-type="string" office:string-value="3D">
            <text:p>3D</text:p>
          </table:table-cell>
          <table:table-cell table:style-name="ce3" table:formula="of:=DEC2HEX(ROUND(IF([.$B112]/[.Q$3]&lt;127;127-[.$B112]/[.Q$3];0) ;0) ;2)" office:value-type="string" office:string-value="1E">
            <text:p>1E</text:p>
          </table:table-cell>
          <table:table-cell table:style-name="ce3" table:formula="of:=DEC2HEX(ROUND(IF([.$B112]/[.R$3]&lt;127;127-[.$B112]/[.R$3];0) ;0) ;2)" office:value-type="string" office:string-value="00">
            <text:p>00</text:p>
          </table:table-cell>
          <table:table-cell table:style-name="ce3" table:formula="of:=DEC2HEX(ROUND(IF([.$B112]/[.S$3]&lt;127;[.$B112]/[.S$3];127) ;0) ;2)" office:value-type="float" office:value="0">
            <text:p>#ДЕЛ/0!</text:p>
          </table:table-cell>
          <table:table-cell table:style-name="ce3" table:formula="of:=DEC2HEX(ROUND(IF([.$B112]/[.T$3]&lt;127;[.$B112]/[.T$3];127) ;0) ;2)" office:value-type="string" office:string-value="FFFFFFFF3E">
            <text:p>FFFFFFFF3E</text:p>
          </table:table-cell>
          <table:table-cell table:style-name="ce3" table:formula="of:=DEC2HEX(ROUND(IF([.$B112]/[.U$3]&lt;127;[.$B112]/[.U$3];127) ;0) ;2)" office:value-type="string" office:string-value="FFFFFFFF9F">
            <text:p>FFFFFFFF9F</text:p>
          </table:table-cell>
          <table:table-cell table:style-name="ce3" table:formula="of:=DEC2HEX(ROUND(IF([.$B112]/[.V$3]&lt;127;[.$B112]/[.V$3];127) ;0) ;2)" office:value-type="string" office:string-value="FFFFFFFFBE">
            <text:p>FFFFFFFFBE</text:p>
          </table:table-cell>
          <table:table-cell table:style-name="ce3" table:formula="of:=DEC2HEX(ROUND(IF([.$B112]/[.W$3]&lt;127;[.$B112]/[.W$3];127) ;0) ;2)" office:value-type="string" office:string-value="FFFFFFFFCE">
            <text:p>FFFFFFFFCE</text:p>
          </table:table-cell>
          <table:table-cell table:style-name="ce3" table:formula="of:=DEC2HEX(ROUND(IF([.$B112]/[.X$3]&lt;127;[.$B112]/[.X$3];127) ;0) ;2)" office:value-type="string" office:string-value="FFFFFFFFD8">
            <text:p>FFFFFFFFD8</text:p>
          </table:table-cell>
          <table:table-cell table:style-name="ce3" table:formula="of:=DEC2HEX(ROUND(IF([.$B112]/[.Y$3]&lt;127;[.$B112]/[.Y$3];127) ;0) ;2)" office:value-type="string" office:string-value="FFFFFFFFDE">
            <text:p>FFFFFFFFDE</text:p>
          </table:table-cell>
          <table:table-cell table:style-name="ce3" table:formula="of:=DEC2HEX(ROUND(IF([.$B112]/[.Z$3]&lt;127;[.$B112]/[.Z$3];127) ;0) ;2)" office:value-type="string" office:string-value="FFFFFFFFE2">
            <text:p>FFFFFFFFE2</text:p>
          </table:table-cell>
          <table:table-cell table:style-name="ce3" table:formula="of:=DEC2HEX(ROUND(IF([.$B112]/[.AA$3]&lt;127;[.$B112]/[.AA$3];127) ;0) ;2)" office:value-type="string" office:string-value="FFFFFFFFE5">
            <text:p>FFFFFFFFE5</text:p>
          </table:table-cell>
          <table:table-cell table:style-name="ce3" table:formula="of:=DEC2HEX(ROUND(IF([.$B112]/[.AB$3]&lt;127;[.$B112]/[.AB$3];127) ;0) ;2)" office:value-type="string" office:string-value="FFFFFFFFE7">
            <text:p>FFFFFFFFE7</text:p>
          </table:table-cell>
          <table:table-cell table:style-name="ce3" table:formula="of:=DEC2HEX(ROUND(IF([.$B112]/[.AC$3]&lt;127;[.$B112]/[.AC$3];127) ;0) ;2)" office:value-type="string" office:string-value="FFFFFFFFE9">
            <text:p>FFFFFFFFE9</text:p>
          </table:table-cell>
          <table:table-cell table:style-name="ce3" table:formula="of:=DEC2HEX(ROUND(IF([.$B112]/[.AD$3]&lt;127;[.$B112]/[.AD$3];127) ;0) ;2)" office:value-type="string" office:string-value="FFFFFFFFEA">
            <text:p>FFFFFFFFEA</text:p>
          </table:table-cell>
          <table:table-cell table:style-name="ce3" table:formula="of:=DEC2HEX(ROUND(IF([.$B112]/[.AE$3]&lt;127;[.$B112]/[.AE$3];127) ;0) ;2)" office:value-type="string" office:string-value="FFFFFFFFEB">
            <text:p>FFFFFFFFEB</text:p>
          </table:table-cell>
          <table:table-cell table:style-name="ce3" table:formula="of:=DEC2HEX(ROUND(IF([.$B112]/[.AF$3]&lt;127;[.$B112]/[.AF$3];127) ;0) ;2)" office:value-type="string" office:string-value="FFFFFFFFEC">
            <text:p>FFFFFFFFEC</text:p>
          </table:table-cell>
          <table:table-cell table:style-name="ce3" table:formula="of:=DEC2HEX(ROUND(IF([.$B112]/[.AG$3]&lt;127;[.$B112]/[.AG$3];127) ;0) ;2)" office:value-type="string" office:string-value="FFFFFFFFED">
            <text:p>FFFFFFFFED</text:p>
          </table:table-cell>
          <table:table-cell table:style-name="ce3" table:formula="of:=DEC2HEX(ROUND(IF([.$B112]/[.AH$3]&lt;127;[.$B112]/[.AH$3];127) ;0) ;2)" office:value-type="string" office:string-value="FFFFFFFFED">
            <text:p>FFFFFFFFED</text:p>
          </table:table-cell>
          <table:table-cell table:style-name="ce3" table:formula="of:=DEC2HEX(ROUND(IF([.$B112]/COS([.AI$2]*0.0174533)&lt;255;[.$B112]/COS([.AI$2]*0.0174533);255);0)  ;2)" office:value-type="string" office:string-value="FFFFFFFFED">
            <text:p>FFFFFFFFED</text:p>
          </table:table-cell>
          <table:table-cell table:style-name="ce3" table:formula="of:=DEC2HEX(ROUND(IF([.$B112]/COS([.AJ$2]*0.0174533)&lt;255;[.$B112]/COS([.AJ$2]*0.0174533);255);0)  ;2)" office:value-type="string" office:string-value="FFFFFFFFED">
            <text:p>FFFFFFFFED</text:p>
          </table:table-cell>
          <table:table-cell table:style-name="ce3" table:formula="of:=DEC2HEX(ROUND(IF([.$B112]/COS([.AK$2]*0.0174533)&lt;255;[.$B112]/COS([.AK$2]*0.0174533);255);0)  ;2)" office:value-type="string" office:string-value="FFFFFFFFED">
            <text:p>FFFFFFFFED</text:p>
          </table:table-cell>
          <table:table-cell table:style-name="ce3" table:formula="of:=DEC2HEX(ROUND(IF([.$B112]/COS([.AL$2]*0.0174533)&lt;255;[.$B112]/COS([.AL$2]*0.0174533);255);0)  ;2)" office:value-type="string" office:string-value="FFFFFFFFEC">
            <text:p>FFFFFFFFEC</text:p>
          </table:table-cell>
          <table:table-cell table:style-name="ce3" table:formula="of:=DEC2HEX(ROUND(IF([.$B112]/COS([.AM$2]*0.0174533)&lt;255;[.$B112]/COS([.AM$2]*0.0174533);255);0)  ;2)" office:value-type="string" office:string-value="FFFFFFFFEB">
            <text:p>FFFFFFFFEB</text:p>
          </table:table-cell>
          <table:table-cell table:style-name="ce3" table:formula="of:=DEC2HEX(ROUND(IF([.$B112]/COS([.AN$2]*0.0174533)&lt;255;[.$B112]/COS([.AN$2]*0.0174533);255);0)  ;2)" office:value-type="string" office:string-value="FFFFFFFFEA">
            <text:p>FFFFFFFFEA</text:p>
          </table:table-cell>
          <table:table-cell table:style-name="ce3" table:formula="of:=DEC2HEX(ROUND(IF([.$B112]/COS([.AO$2]*0.0174533)&lt;255;[.$B112]/COS([.AO$2]*0.0174533);255);0)  ;2)" office:value-type="string" office:string-value="FFFFFFFFE9">
            <text:p>FFFFFFFFE9</text:p>
          </table:table-cell>
          <table:table-cell table:style-name="ce3" table:formula="of:=DEC2HEX(ROUND(IF([.$B112]/COS([.AP$2]*0.0174533)&lt;255;[.$B112]/COS([.AP$2]*0.0174533);255);0)  ;2)" office:value-type="string" office:string-value="FFFFFFFFE7">
            <text:p>FFFFFFFFE7</text:p>
          </table:table-cell>
          <table:table-cell table:style-name="ce3" table:formula="of:=DEC2HEX(ROUND(IF([.$B112]/COS([.AQ$2]*0.0174533)&lt;255;[.$B112]/COS([.AQ$2]*0.0174533);255);0)  ;2)" office:value-type="string" office:string-value="FFFFFFFFE5">
            <text:p>FFFFFFFFE5</text:p>
          </table:table-cell>
          <table:table-cell table:style-name="ce3" table:formula="of:=DEC2HEX(ROUND(IF([.$B112]/COS([.AR$2]*0.0174533)&lt;255;[.$B112]/COS([.AR$2]*0.0174533);255);0)  ;2)" office:value-type="string" office:string-value="FFFFFFFFE2">
            <text:p>FFFFFFFFE2</text:p>
          </table:table-cell>
          <table:table-cell table:style-name="ce3" table:formula="of:=DEC2HEX(ROUND(IF([.$B112]/COS([.AS$2]*0.0174533)&lt;255;[.$B112]/COS([.AS$2]*0.0174533);255);0)  ;2)" office:value-type="string" office:string-value="FFFFFFFFDE">
            <text:p>FFFFFFFFDE</text:p>
          </table:table-cell>
          <table:table-cell table:style-name="ce3" table:formula="of:=DEC2HEX(ROUND(IF([.$B112]/COS([.AT$2]*0.0174533)&lt;255;[.$B112]/COS([.AT$2]*0.0174533);255);0)  ;2)" office:value-type="string" office:string-value="FFFFFFFFD8">
            <text:p>FFFFFFFFD8</text:p>
          </table:table-cell>
          <table:table-cell table:style-name="ce3" table:formula="of:=DEC2HEX(ROUND(IF([.$B112]/COS([.AU$2]*0.0174533)&lt;255;[.$B112]/COS([.AU$2]*0.0174533);255);0)  ;2)" office:value-type="string" office:string-value="FFFFFFFFCE">
            <text:p>FFFFFFFFCE</text:p>
          </table:table-cell>
          <table:table-cell table:style-name="ce3" table:formula="of:=DEC2HEX(ROUND(IF([.$B112]/COS([.AV$2]*0.0174533)&lt;255;[.$B112]/COS([.AV$2]*0.0174533);255);0)  ;2)" office:value-type="string" office:string-value="FFFFFFFFBF">
            <text:p>FFFFFFFFBF</text:p>
          </table:table-cell>
          <table:table-cell table:style-name="ce3" table:formula="of:=DEC2HEX(ROUND(IF([.$B112]/COS([.AW$2]*0.0174533)&lt;255;[.$B112]/COS([.AW$2]*0.0174533);255);0)  ;2)" office:value-type="string" office:string-value="FFFFFFFF9F">
            <text:p>FFFFFFFF9F</text:p>
          </table:table-cell>
          <table:table-cell table:style-name="ce3" table:formula="of:=DEC2HEX(ROUND(IF([.$B112]/COS([.AX$2]*0.0174533)&lt;255;[.$B112]/COS([.AX$2]*0.0174533);255);0)  ;2)" office:value-type="string" office:string-value="FFFFFFFF3E">
            <text:p>FFFFFFFF3E</text:p>
          </table:table-cell>
          <table:table-cell table:style-name="ce3" table:formula="of:=DEC2HEX(ROUND(IF([.$B112]/COS([.AY$2]*0.0174533)&lt;255;[.$B112]/COS([.AY$2]*0.0174533);255);0)  ;2)" office:value-type="string" office:string-value="FF">
            <text:p>FF</text:p>
          </table:table-cell>
          <table:table-cell table:style-name="ce3" table:formula="of:=DEC2HEX(ROUND(IF([.$B112]/COS([.AZ$2]*0.0174533)&lt;255;[.$B112]/COS([.AZ$2]*0.0174533);255);0)  ;2)" office:value-type="string" office:string-value="C2">
            <text:p>C2</text:p>
          </table:table-cell>
          <table:table-cell table:style-name="ce3" table:formula="of:=DEC2HEX(ROUND(IF([.$B112]/COS([.BA$2]*0.0174533)&lt;255;[.$B112]/COS([.BA$2]*0.0174533);255);0)  ;2)" office:value-type="string" office:string-value="61">
            <text:p>61</text:p>
          </table:table-cell>
          <table:table-cell table:style-name="ce3" table:formula="of:=DEC2HEX(ROUND(IF([.$B112]/COS([.BB$2]*0.0174533)&lt;255;[.$B112]/COS([.BB$2]*0.0174533);255);0)  ;2)" office:value-type="string" office:string-value="41">
            <text:p>41</text:p>
          </table:table-cell>
          <table:table-cell table:style-name="ce3" table:formula="of:=DEC2HEX(ROUND(IF([.$B112]/COS([.BC$2]*0.0174533)&lt;255;[.$B112]/COS([.BC$2]*0.0174533);255);0)  ;2)" office:value-type="string" office:string-value="32">
            <text:p>32</text:p>
          </table:table-cell>
          <table:table-cell table:style-name="ce3" table:formula="of:=DEC2HEX(ROUND(IF([.$B112]/COS([.BD$2]*0.0174533)&lt;255;[.$B112]/COS([.BD$2]*0.0174533);255);0)  ;2)" office:value-type="string" office:string-value="28">
            <text:p>28</text:p>
          </table:table-cell>
          <table:table-cell table:style-name="ce3" table:formula="of:=DEC2HEX(ROUND(IF([.$B112]/COS([.BE$2]*0.0174533)&lt;255;[.$B112]/COS([.BE$2]*0.0174533);255);0)  ;2)" office:value-type="string" office:string-value="22">
            <text:p>22</text:p>
          </table:table-cell>
          <table:table-cell table:style-name="ce3" table:formula="of:=DEC2HEX(ROUND(IF([.$B112]/COS([.BF$2]*0.0174533)&lt;255;[.$B112]/COS([.BF$2]*0.0174533);255);0)  ;2)" office:value-type="string" office:string-value="1E">
            <text:p>1E</text:p>
          </table:table-cell>
          <table:table-cell table:style-name="ce3" table:formula="of:=DEC2HEX(ROUND(IF([.$B112]/COS([.BG$2]*0.0174533)&lt;255;[.$B112]/COS([.BG$2]*0.0174533);255);0)  ;2)" office:value-type="string" office:string-value="1B">
            <text:p>1B</text:p>
          </table:table-cell>
          <table:table-cell table:style-name="ce3" table:formula="of:=DEC2HEX(ROUND(IF([.$B112]/COS([.BH$2]*0.0174533)&lt;255;[.$B112]/COS([.BH$2]*0.0174533);255);0)  ;2)" office:value-type="string" office:string-value="19">
            <text:p>19</text:p>
          </table:table-cell>
          <table:table-cell table:style-name="ce3" table:formula="of:=DEC2HEX(ROUND(IF([.$B112]/COS([.BI$2]*0.0174533)&lt;255;[.$B112]/COS([.BI$2]*0.0174533);255);0)  ;2)" office:value-type="string" office:string-value="17">
            <text:p>17</text:p>
          </table:table-cell>
          <table:table-cell table:style-name="ce3" table:formula="of:=DEC2HEX(ROUND(IF([.$B112]/COS([.BJ$2]*0.0174533)&lt;255;[.$B112]/COS([.BJ$2]*0.0174533);255);0)  ;2)" office:value-type="string" office:string-value="16">
            <text:p>16</text:p>
          </table:table-cell>
          <table:table-cell table:style-name="ce3" table:formula="of:=DEC2HEX(ROUND(IF([.$B112]/COS([.BK$2]*0.0174533)&lt;255;[.$B112]/COS([.BK$2]*0.0174533);255);0)  ;2)" office:value-type="string" office:string-value="15">
            <text:p>15</text:p>
          </table:table-cell>
          <table:table-cell table:style-name="ce3" table:formula="of:=DEC2HEX(ROUND(IF([.$B112]/COS([.BL$2]*0.0174533)&lt;255;[.$B112]/COS([.BL$2]*0.0174533);255);0)  ;2)" office:value-type="string" office:string-value="14">
            <text:p>14</text:p>
          </table:table-cell>
          <table:table-cell table:style-name="ce3" table:formula="of:=DEC2HEX(ROUND(IF([.$B112]/COS([.BM$2]*0.0174533)&lt;255;[.$B112]/COS([.BM$2]*0.0174533);255);0)  ;2)" office:value-type="string" office:string-value="13">
            <text:p>13</text:p>
          </table:table-cell>
          <table:table-cell table:style-name="ce3" table:formula="of:=DEC2HEX(ROUND(IF([.$B112]/COS([.BN$2]*0.0174533)&lt;255;[.$B112]/COS([.BN$2]*0.0174533);255);0)  ;2)" office:value-type="string" office:string-value="13">
            <text:p>13</text:p>
          </table:table-cell>
          <table:table-cell table:style-name="ce3" table:formula="of:=DEC2HEX(ROUND(IF([.$B112]/COS([.BO$2]*0.0174533)&lt;255;[.$B112]/COS([.BO$2]*0.0174533);255);0)  ;2)" office:value-type="string" office:string-value="13">
            <text:p>13</text:p>
          </table:table-cell>
          <table:table-cell table:style-name="ce3" table:formula="of:=DEC2HEX(ROUND(IF([.$B112]/COS([.BP$2]*0.0174533)&lt;255;[.$B112]/COS([.BP$2]*0.0174533);255);0)  ;2)" office:value-type="string" office:string-value="13">
            <text:p>13</text:p>
          </table:table-cell>
          <table:table-cell table:style-name="ce3" table:formula="of:=DEC2HEX(ROUND(IF([.$B112]/COS([.BQ$2]*0.0174533)&lt;255;[.$B112]/COS([.BQ$2]*0.0174533);255);0)  ;2)" office:value-type="string" office:string-value="13">
            <text:p>13</text:p>
          </table:table-cell>
          <table:table-cell table:style-name="ce3" table:formula="of:=DEC2HEX(ROUND(IF([.$B112]/COS([.BR$2]*0.0174533)&lt;255;[.$B112]/COS([.BR$2]*0.0174533);255);0)  ;2)" office:value-type="string" office:string-value="14">
            <text:p>14</text:p>
          </table:table-cell>
          <table:table-cell table:style-name="ce3" table:formula="of:=DEC2HEX(ROUND(IF([.$B112]/COS([.BS$2]*0.0174533)&lt;255;[.$B112]/COS([.BS$2]*0.0174533);255);0)  ;2)" office:value-type="string" office:string-value="15">
            <text:p>15</text:p>
          </table:table-cell>
          <table:table-cell table:style-name="ce3" table:formula="of:=DEC2HEX(ROUND(IF([.$B112]/COS([.BT$2]*0.0174533)&lt;255;[.$B112]/COS([.BT$2]*0.0174533);255);0)  ;2)" office:value-type="string" office:string-value="16">
            <text:p>16</text:p>
          </table:table-cell>
          <table:table-cell table:style-name="ce3" table:formula="of:=DEC2HEX(ROUND(IF([.$B112]/COS([.BU$2]*0.0174533)&lt;255;[.$B112]/COS([.BU$2]*0.0174533);255);0)  ;2)" office:value-type="string" office:string-value="17">
            <text:p>17</text:p>
          </table:table-cell>
          <table:table-cell table:style-name="ce3" table:formula="of:=DEC2HEX(ROUND(IF([.$B112]/COS([.BV$2]*0.0174533)&lt;255;[.$B112]/COS([.BV$2]*0.0174533);255);0)  ;2)" office:value-type="string" office:string-value="19">
            <text:p>19</text:p>
          </table:table-cell>
          <table:table-cell table:style-name="ce3" table:formula="of:=DEC2HEX(ROUND(IF([.$B112]/COS([.BW$2]*0.0174533)&lt;255;[.$B112]/COS([.BW$2]*0.0174533);255);0)  ;2)" office:value-type="string" office:string-value="1B">
            <text:p>1B</text:p>
          </table:table-cell>
          <table:table-cell table:style-name="ce3" table:formula="of:=DEC2HEX(ROUND(IF([.$B112]/COS([.BX$2]*0.0174533)&lt;255;[.$B112]/COS([.BX$2]*0.0174533);255);0)  ;2)" office:value-type="string" office:string-value="1E">
            <text:p>1E</text:p>
          </table:table-cell>
          <table:table-cell table:style-name="ce3" table:formula="of:=DEC2HEX(ROUND(IF([.$B112]/COS([.BY$2]*0.0174533)&lt;255;[.$B112]/COS([.BY$2]*0.0174533);255);0)  ;2)" office:value-type="string" office:string-value="22">
            <text:p>22</text:p>
          </table:table-cell>
          <table:table-cell table:style-name="ce3" table:formula="of:=DEC2HEX(ROUND(IF([.$B112]/COS([.BZ$2]*0.0174533)&lt;255;[.$B112]/COS([.BZ$2]*0.0174533);255);0)  ;2)" office:value-type="string" office:string-value="28">
            <text:p>28</text:p>
          </table:table-cell>
          <table:table-cell table:style-name="ce3" table:formula="of:=DEC2HEX(ROUND(IF([.$B112]/COS([.CA$2]*0.0174533)&lt;255;[.$B112]/COS([.CA$2]*0.0174533);255);0)  ;2)" office:value-type="string" office:string-value="32">
            <text:p>32</text:p>
          </table:table-cell>
          <table:table-cell table:style-name="ce3" table:formula="of:=DEC2HEX(ROUND(IF([.$B112]/COS([.CB$2]*0.0174533)&lt;255;[.$B112]/COS([.CB$2]*0.0174533);255);0)  ;2)" office:value-type="string" office:string-value="41">
            <text:p>41</text:p>
          </table:table-cell>
          <table:table-cell table:style-name="ce3" table:formula="of:=DEC2HEX(ROUND(IF([.$B112]/COS([.CC$2]*0.0174533)&lt;255;[.$B112]/COS([.CC$2]*0.0174533);255);0)  ;2)" office:value-type="string" office:string-value="61">
            <text:p>61</text:p>
          </table:table-cell>
          <table:table-cell table:number-columns-repeated="943"/>
        </table:table-row>
        <table:table-row table:style-name="ro1">
          <table:table-cell table:formula="of:=[.A112]+1" office:value-type="float" office:value="109">
            <text:p>109</text:p>
          </table:table-cell>
          <table:table-cell table:style-name="ce2" table:formula="of:=[.B112]-1" office:value-type="float" office:value="18">
            <text:p>18</text:p>
          </table:table-cell>
          <table:table-cell table:formula="of:=DEC2HEX(ROUND(IF([.$B113]/[.C$3]&lt;127;127-[.$B113]/[.C$3];0) ;0) ;2)" office:value-type="string" office:string-value="6D">
            <text:p>6D</text:p>
          </table:table-cell>
          <table:table-cell table:formula="of:=DEC2HEX(ROUND(IF([.$B113]/[.D$3]&lt;127;127-[.$B113]/[.D$3];0) ;0) ;2)" office:value-type="string" office:string-value="6D">
            <text:p>6D</text:p>
          </table:table-cell>
          <table:table-cell table:formula="of:=DEC2HEX(ROUND(IF([.$B113]/[.E$3]&lt;127;127-[.$B113]/[.E$3];0) ;0) ;2)" office:value-type="string" office:string-value="6D">
            <text:p>6D</text:p>
          </table:table-cell>
          <table:table-cell table:formula="of:=DEC2HEX(ROUND(IF([.$B113]/[.F$3]&lt;127;127-[.$B113]/[.F$3];0) ;0) ;2)" office:value-type="string" office:string-value="6C">
            <text:p>6C</text:p>
          </table:table-cell>
          <table:table-cell table:formula="of:=DEC2HEX(ROUND(IF([.$B113]/[.G$3]&lt;127;127-[.$B113]/[.G$3];0) ;0) ;2)" office:value-type="string" office:string-value="6C">
            <text:p>6C</text:p>
          </table:table-cell>
          <table:table-cell table:formula="of:=DEC2HEX(ROUND(IF([.$B113]/[.H$3]&lt;127;127-[.$B113]/[.H$3];0) ;0) ;2)" office:value-type="string" office:string-value="6B">
            <text:p>6B</text:p>
          </table:table-cell>
          <table:table-cell table:formula="of:=DEC2HEX(ROUND(IF([.$B113]/[.I$3]&lt;127;127-[.$B113]/[.I$3];0) ;0) ;2)" office:value-type="string" office:string-value="69">
            <text:p>69</text:p>
          </table:table-cell>
          <table:table-cell table:formula="of:=DEC2HEX(ROUND(IF([.$B113]/[.J$3]&lt;127;127-[.$B113]/[.J$3];0) ;0) ;2)" office:value-type="string" office:string-value="68">
            <text:p>68</text:p>
          </table:table-cell>
          <table:table-cell table:formula="of:=DEC2HEX(ROUND(IF([.$B113]/[.K$3]&lt;127;127-[.$B113]/[.K$3];0) ;0) ;2)" office:value-type="string" office:string-value="66">
            <text:p>66</text:p>
          </table:table-cell>
          <table:table-cell table:formula="of:=DEC2HEX(ROUND(IF([.$B113]/[.L$3]&lt;127;127-[.$B113]/[.L$3];0) ;0) ;2)" office:value-type="string" office:string-value="63">
            <text:p>63</text:p>
          </table:table-cell>
          <table:table-cell table:style-name="ce3" table:formula="of:=DEC2HEX(ROUND(IF([.$B113]/[.M$3]&lt;127;127-[.$B113]/[.M$3];0) ;0) ;2)" office:value-type="string" office:string-value="5F">
            <text:p>5F</text:p>
          </table:table-cell>
          <table:table-cell table:style-name="ce3" table:formula="of:=DEC2HEX(ROUND(IF([.$B113]/[.N$3]&lt;127;127-[.$B113]/[.N$3];0) ;0) ;2)" office:value-type="string" office:string-value="59">
            <text:p>59</text:p>
          </table:table-cell>
          <table:table-cell table:style-name="ce3" table:formula="of:=DEC2HEX(ROUND(IF([.$B113]/[.O$3]&lt;127;127-[.$B113]/[.O$3];0) ;0) ;2)" office:value-type="string" office:string-value="50">
            <text:p>50</text:p>
          </table:table-cell>
          <table:table-cell table:style-name="ce3" table:formula="of:=DEC2HEX(ROUND(IF([.$B113]/[.P$3]&lt;127;127-[.$B113]/[.P$3];0) ;0) ;2)" office:value-type="string" office:string-value="41">
            <text:p>41</text:p>
          </table:table-cell>
          <table:table-cell table:style-name="ce3" table:formula="of:=DEC2HEX(ROUND(IF([.$B113]/[.Q$3]&lt;127;127-[.$B113]/[.Q$3];0) ;0) ;2)" office:value-type="string" office:string-value="23">
            <text:p>23</text:p>
          </table:table-cell>
          <table:table-cell table:style-name="ce3" table:formula="of:=DEC2HEX(ROUND(IF([.$B113]/[.R$3]&lt;127;127-[.$B113]/[.R$3];0) ;0) ;2)" office:value-type="string" office:string-value="00">
            <text:p>00</text:p>
          </table:table-cell>
          <table:table-cell table:style-name="ce3" table:formula="of:=DEC2HEX(ROUND(IF([.$B113]/[.S$3]&lt;127;[.$B113]/[.S$3];127) ;0) ;2)" office:value-type="float" office:value="0">
            <text:p>#ДЕЛ/0!</text:p>
          </table:table-cell>
          <table:table-cell table:style-name="ce3" table:formula="of:=DEC2HEX(ROUND(IF([.$B113]/[.T$3]&lt;127;[.$B113]/[.T$3];127) ;0) ;2)" office:value-type="string" office:string-value="FFFFFFFF48">
            <text:p>FFFFFFFF48</text:p>
          </table:table-cell>
          <table:table-cell table:style-name="ce3" table:formula="of:=DEC2HEX(ROUND(IF([.$B113]/[.U$3]&lt;127;[.$B113]/[.U$3];127) ;0) ;2)" office:value-type="string" office:string-value="FFFFFFFFA4">
            <text:p>FFFFFFFFA4</text:p>
          </table:table-cell>
          <table:table-cell table:style-name="ce3" table:formula="of:=DEC2HEX(ROUND(IF([.$B113]/[.V$3]&lt;127;[.$B113]/[.V$3];127) ;0) ;2)" office:value-type="string" office:string-value="FFFFFFFFC2">
            <text:p>FFFFFFFFC2</text:p>
          </table:table-cell>
          <table:table-cell table:style-name="ce3" table:formula="of:=DEC2HEX(ROUND(IF([.$B113]/[.W$3]&lt;127;[.$B113]/[.W$3];127) ;0) ;2)" office:value-type="string" office:string-value="FFFFFFFFD1">
            <text:p>FFFFFFFFD1</text:p>
          </table:table-cell>
          <table:table-cell table:style-name="ce3" table:formula="of:=DEC2HEX(ROUND(IF([.$B113]/[.X$3]&lt;127;[.$B113]/[.X$3];127) ;0) ;2)" office:value-type="string" office:string-value="FFFFFFFFDA">
            <text:p>FFFFFFFFDA</text:p>
          </table:table-cell>
          <table:table-cell table:style-name="ce3" table:formula="of:=DEC2HEX(ROUND(IF([.$B113]/[.Y$3]&lt;127;[.$B113]/[.Y$3];127) ;0) ;2)" office:value-type="string" office:string-value="FFFFFFFFE0">
            <text:p>FFFFFFFFE0</text:p>
          </table:table-cell>
          <table:table-cell table:style-name="ce3" table:formula="of:=DEC2HEX(ROUND(IF([.$B113]/[.Z$3]&lt;127;[.$B113]/[.Z$3];127) ;0) ;2)" office:value-type="string" office:string-value="FFFFFFFFE4">
            <text:p>FFFFFFFFE4</text:p>
          </table:table-cell>
          <table:table-cell table:style-name="ce3" table:formula="of:=DEC2HEX(ROUND(IF([.$B113]/[.AA$3]&lt;127;[.$B113]/[.AA$3];127) ;0) ;2)" office:value-type="string" office:string-value="FFFFFFFFE7">
            <text:p>FFFFFFFFE7</text:p>
          </table:table-cell>
          <table:table-cell table:style-name="ce3" table:formula="of:=DEC2HEX(ROUND(IF([.$B113]/[.AB$3]&lt;127;[.$B113]/[.AB$3];127) ;0) ;2)" office:value-type="string" office:string-value="FFFFFFFFE9">
            <text:p>FFFFFFFFE9</text:p>
          </table:table-cell>
          <table:table-cell table:style-name="ce3" table:formula="of:=DEC2HEX(ROUND(IF([.$B113]/[.AC$3]&lt;127;[.$B113]/[.AC$3];127) ;0) ;2)" office:value-type="string" office:string-value="FFFFFFFFEA">
            <text:p>FFFFFFFFEA</text:p>
          </table:table-cell>
          <table:table-cell table:style-name="ce3" table:formula="of:=DEC2HEX(ROUND(IF([.$B113]/[.AD$3]&lt;127;[.$B113]/[.AD$3];127) ;0) ;2)" office:value-type="string" office:string-value="FFFFFFFFEC">
            <text:p>FFFFFFFFEC</text:p>
          </table:table-cell>
          <table:table-cell table:style-name="ce3" table:formula="of:=DEC2HEX(ROUND(IF([.$B113]/[.AE$3]&lt;127;[.$B113]/[.AE$3];127) ;0) ;2)" office:value-type="string" office:string-value="FFFFFFFFED">
            <text:p>FFFFFFFFED</text:p>
          </table:table-cell>
          <table:table-cell table:style-name="ce3" table:formula="of:=DEC2HEX(ROUND(IF([.$B113]/[.AF$3]&lt;127;[.$B113]/[.AF$3];127) ;0) ;2)" office:value-type="string" office:string-value="FFFFFFFFED">
            <text:p>FFFFFFFFED</text:p>
          </table:table-cell>
          <table:table-cell table:style-name="ce3" table:formula="of:=DEC2HEX(ROUND(IF([.$B113]/[.AG$3]&lt;127;[.$B113]/[.AG$3];127) ;0) ;2)" office:value-type="string" office:string-value="FFFFFFFFEE">
            <text:p>FFFFFFFFEE</text:p>
          </table:table-cell>
          <table:table-cell table:style-name="ce3" table:formula="of:=DEC2HEX(ROUND(IF([.$B113]/[.AH$3]&lt;127;[.$B113]/[.AH$3];127) ;0) ;2)" office:value-type="string" office:string-value="FFFFFFFFEE">
            <text:p>FFFFFFFFEE</text:p>
          </table:table-cell>
          <table:table-cell table:style-name="ce3" table:formula="of:=DEC2HEX(ROUND(IF([.$B113]/COS([.AI$2]*0.0174533)&lt;255;[.$B113]/COS([.AI$2]*0.0174533);255);0)  ;2)" office:value-type="string" office:string-value="FFFFFFFFEE">
            <text:p>FFFFFFFFEE</text:p>
          </table:table-cell>
          <table:table-cell table:style-name="ce3" table:formula="of:=DEC2HEX(ROUND(IF([.$B113]/COS([.AJ$2]*0.0174533)&lt;255;[.$B113]/COS([.AJ$2]*0.0174533);255);0)  ;2)" office:value-type="string" office:string-value="FFFFFFFFEE">
            <text:p>FFFFFFFFEE</text:p>
          </table:table-cell>
          <table:table-cell table:style-name="ce3" table:formula="of:=DEC2HEX(ROUND(IF([.$B113]/COS([.AK$2]*0.0174533)&lt;255;[.$B113]/COS([.AK$2]*0.0174533);255);0)  ;2)" office:value-type="string" office:string-value="FFFFFFFFEE">
            <text:p>FFFFFFFFEE</text:p>
          </table:table-cell>
          <table:table-cell table:style-name="ce3" table:formula="of:=DEC2HEX(ROUND(IF([.$B113]/COS([.AL$2]*0.0174533)&lt;255;[.$B113]/COS([.AL$2]*0.0174533);255);0)  ;2)" office:value-type="string" office:string-value="FFFFFFFFED">
            <text:p>FFFFFFFFED</text:p>
          </table:table-cell>
          <table:table-cell table:style-name="ce3" table:formula="of:=DEC2HEX(ROUND(IF([.$B113]/COS([.AM$2]*0.0174533)&lt;255;[.$B113]/COS([.AM$2]*0.0174533);255);0)  ;2)" office:value-type="string" office:string-value="FFFFFFFFED">
            <text:p>FFFFFFFFED</text:p>
          </table:table-cell>
          <table:table-cell table:style-name="ce3" table:formula="of:=DEC2HEX(ROUND(IF([.$B113]/COS([.AN$2]*0.0174533)&lt;255;[.$B113]/COS([.AN$2]*0.0174533);255);0)  ;2)" office:value-type="string" office:string-value="FFFFFFFFEC">
            <text:p>FFFFFFFFEC</text:p>
          </table:table-cell>
          <table:table-cell table:style-name="ce3" table:formula="of:=DEC2HEX(ROUND(IF([.$B113]/COS([.AO$2]*0.0174533)&lt;255;[.$B113]/COS([.AO$2]*0.0174533);255);0)  ;2)" office:value-type="string" office:string-value="FFFFFFFFEA">
            <text:p>FFFFFFFFEA</text:p>
          </table:table-cell>
          <table:table-cell table:style-name="ce3" table:formula="of:=DEC2HEX(ROUND(IF([.$B113]/COS([.AP$2]*0.0174533)&lt;255;[.$B113]/COS([.AP$2]*0.0174533);255);0)  ;2)" office:value-type="string" office:string-value="FFFFFFFFE9">
            <text:p>FFFFFFFFE9</text:p>
          </table:table-cell>
          <table:table-cell table:style-name="ce3" table:formula="of:=DEC2HEX(ROUND(IF([.$B113]/COS([.AQ$2]*0.0174533)&lt;255;[.$B113]/COS([.AQ$2]*0.0174533);255);0)  ;2)" office:value-type="string" office:string-value="FFFFFFFFE7">
            <text:p>FFFFFFFFE7</text:p>
          </table:table-cell>
          <table:table-cell table:style-name="ce3" table:formula="of:=DEC2HEX(ROUND(IF([.$B113]/COS([.AR$2]*0.0174533)&lt;255;[.$B113]/COS([.AR$2]*0.0174533);255);0)  ;2)" office:value-type="string" office:string-value="FFFFFFFFE4">
            <text:p>FFFFFFFFE4</text:p>
          </table:table-cell>
          <table:table-cell table:style-name="ce3" table:formula="of:=DEC2HEX(ROUND(IF([.$B113]/COS([.AS$2]*0.0174533)&lt;255;[.$B113]/COS([.AS$2]*0.0174533);255);0)  ;2)" office:value-type="string" office:string-value="FFFFFFFFE0">
            <text:p>FFFFFFFFE0</text:p>
          </table:table-cell>
          <table:table-cell table:style-name="ce3" table:formula="of:=DEC2HEX(ROUND(IF([.$B113]/COS([.AT$2]*0.0174533)&lt;255;[.$B113]/COS([.AT$2]*0.0174533);255);0)  ;2)" office:value-type="string" office:string-value="FFFFFFFFDA">
            <text:p>FFFFFFFFDA</text:p>
          </table:table-cell>
          <table:table-cell table:style-name="ce3" table:formula="of:=DEC2HEX(ROUND(IF([.$B113]/COS([.AU$2]*0.0174533)&lt;255;[.$B113]/COS([.AU$2]*0.0174533);255);0)  ;2)" office:value-type="string" office:string-value="FFFFFFFFD1">
            <text:p>FFFFFFFFD1</text:p>
          </table:table-cell>
          <table:table-cell table:style-name="ce3" table:formula="of:=DEC2HEX(ROUND(IF([.$B113]/COS([.AV$2]*0.0174533)&lt;255;[.$B113]/COS([.AV$2]*0.0174533);255);0)  ;2)" office:value-type="string" office:string-value="FFFFFFFFC2">
            <text:p>FFFFFFFFC2</text:p>
          </table:table-cell>
          <table:table-cell table:style-name="ce3" table:formula="of:=DEC2HEX(ROUND(IF([.$B113]/COS([.AW$2]*0.0174533)&lt;255;[.$B113]/COS([.AW$2]*0.0174533);255);0)  ;2)" office:value-type="string" office:string-value="FFFFFFFFA4">
            <text:p>FFFFFFFFA4</text:p>
          </table:table-cell>
          <table:table-cell table:style-name="ce3" table:formula="of:=DEC2HEX(ROUND(IF([.$B113]/COS([.AX$2]*0.0174533)&lt;255;[.$B113]/COS([.AX$2]*0.0174533);255);0)  ;2)" office:value-type="string" office:string-value="FFFFFFFF48">
            <text:p>FFFFFFFF48</text:p>
          </table:table-cell>
          <table:table-cell table:style-name="ce3" table:formula="of:=DEC2HEX(ROUND(IF([.$B113]/COS([.AY$2]*0.0174533)&lt;255;[.$B113]/COS([.AY$2]*0.0174533);255);0)  ;2)" office:value-type="string" office:string-value="FF">
            <text:p>FF</text:p>
          </table:table-cell>
          <table:table-cell table:style-name="ce3" table:formula="of:=DEC2HEX(ROUND(IF([.$B113]/COS([.AZ$2]*0.0174533)&lt;255;[.$B113]/COS([.AZ$2]*0.0174533);255);0)  ;2)" office:value-type="string" office:string-value="B8">
            <text:p>B8</text:p>
          </table:table-cell>
          <table:table-cell table:style-name="ce3" table:formula="of:=DEC2HEX(ROUND(IF([.$B113]/COS([.BA$2]*0.0174533)&lt;255;[.$B113]/COS([.BA$2]*0.0174533);255);0)  ;2)" office:value-type="string" office:string-value="5C">
            <text:p>5C</text:p>
          </table:table-cell>
          <table:table-cell table:style-name="ce3" table:formula="of:=DEC2HEX(ROUND(IF([.$B113]/COS([.BB$2]*0.0174533)&lt;255;[.$B113]/COS([.BB$2]*0.0174533);255);0)  ;2)" office:value-type="string" office:string-value="3E">
            <text:p>3E</text:p>
          </table:table-cell>
          <table:table-cell table:style-name="ce3" table:formula="of:=DEC2HEX(ROUND(IF([.$B113]/COS([.BC$2]*0.0174533)&lt;255;[.$B113]/COS([.BC$2]*0.0174533);255);0)  ;2)" office:value-type="string" office:string-value="2F">
            <text:p>2F</text:p>
          </table:table-cell>
          <table:table-cell table:style-name="ce3" table:formula="of:=DEC2HEX(ROUND(IF([.$B113]/COS([.BD$2]*0.0174533)&lt;255;[.$B113]/COS([.BD$2]*0.0174533);255);0)  ;2)" office:value-type="string" office:string-value="26">
            <text:p>26</text:p>
          </table:table-cell>
          <table:table-cell table:style-name="ce3" table:formula="of:=DEC2HEX(ROUND(IF([.$B113]/COS([.BE$2]*0.0174533)&lt;255;[.$B113]/COS([.BE$2]*0.0174533);255);0)  ;2)" office:value-type="string" office:string-value="20">
            <text:p>20</text:p>
          </table:table-cell>
          <table:table-cell table:style-name="ce3" table:formula="of:=DEC2HEX(ROUND(IF([.$B113]/COS([.BF$2]*0.0174533)&lt;255;[.$B113]/COS([.BF$2]*0.0174533);255);0)  ;2)" office:value-type="string" office:string-value="1C">
            <text:p>1C</text:p>
          </table:table-cell>
          <table:table-cell table:style-name="ce3" table:formula="of:=DEC2HEX(ROUND(IF([.$B113]/COS([.BG$2]*0.0174533)&lt;255;[.$B113]/COS([.BG$2]*0.0174533);255);0)  ;2)" office:value-type="string" office:string-value="19">
            <text:p>19</text:p>
          </table:table-cell>
          <table:table-cell table:style-name="ce3" table:formula="of:=DEC2HEX(ROUND(IF([.$B113]/COS([.BH$2]*0.0174533)&lt;255;[.$B113]/COS([.BH$2]*0.0174533);255);0)  ;2)" office:value-type="string" office:string-value="17">
            <text:p>17</text:p>
          </table:table-cell>
          <table:table-cell table:style-name="ce3" table:formula="of:=DEC2HEX(ROUND(IF([.$B113]/COS([.BI$2]*0.0174533)&lt;255;[.$B113]/COS([.BI$2]*0.0174533);255);0)  ;2)" office:value-type="string" office:string-value="16">
            <text:p>16</text:p>
          </table:table-cell>
          <table:table-cell table:style-name="ce3" table:formula="of:=DEC2HEX(ROUND(IF([.$B113]/COS([.BJ$2]*0.0174533)&lt;255;[.$B113]/COS([.BJ$2]*0.0174533);255);0)  ;2)" office:value-type="string" office:string-value="14">
            <text:p>14</text:p>
          </table:table-cell>
          <table:table-cell table:style-name="ce3" table:formula="of:=DEC2HEX(ROUND(IF([.$B113]/COS([.BK$2]*0.0174533)&lt;255;[.$B113]/COS([.BK$2]*0.0174533);255);0)  ;2)" office:value-type="string" office:string-value="13">
            <text:p>13</text:p>
          </table:table-cell>
          <table:table-cell table:style-name="ce3" table:formula="of:=DEC2HEX(ROUND(IF([.$B113]/COS([.BL$2]*0.0174533)&lt;255;[.$B113]/COS([.BL$2]*0.0174533);255);0)  ;2)" office:value-type="string" office:string-value="13">
            <text:p>13</text:p>
          </table:table-cell>
          <table:table-cell table:style-name="ce3" table:formula="of:=DEC2HEX(ROUND(IF([.$B113]/COS([.BM$2]*0.0174533)&lt;255;[.$B113]/COS([.BM$2]*0.0174533);255);0)  ;2)" office:value-type="string" office:string-value="12">
            <text:p>12</text:p>
          </table:table-cell>
          <table:table-cell table:style-name="ce3" table:formula="of:=DEC2HEX(ROUND(IF([.$B113]/COS([.BN$2]*0.0174533)&lt;255;[.$B113]/COS([.BN$2]*0.0174533);255);0)  ;2)" office:value-type="string" office:string-value="12">
            <text:p>12</text:p>
          </table:table-cell>
          <table:table-cell table:style-name="ce3" table:formula="of:=DEC2HEX(ROUND(IF([.$B113]/COS([.BO$2]*0.0174533)&lt;255;[.$B113]/COS([.BO$2]*0.0174533);255);0)  ;2)" office:value-type="string" office:string-value="12">
            <text:p>12</text:p>
          </table:table-cell>
          <table:table-cell table:style-name="ce3" table:formula="of:=DEC2HEX(ROUND(IF([.$B113]/COS([.BP$2]*0.0174533)&lt;255;[.$B113]/COS([.BP$2]*0.0174533);255);0)  ;2)" office:value-type="string" office:string-value="12">
            <text:p>12</text:p>
          </table:table-cell>
          <table:table-cell table:style-name="ce3" table:formula="of:=DEC2HEX(ROUND(IF([.$B113]/COS([.BQ$2]*0.0174533)&lt;255;[.$B113]/COS([.BQ$2]*0.0174533);255);0)  ;2)" office:value-type="string" office:string-value="12">
            <text:p>12</text:p>
          </table:table-cell>
          <table:table-cell table:style-name="ce3" table:formula="of:=DEC2HEX(ROUND(IF([.$B113]/COS([.BR$2]*0.0174533)&lt;255;[.$B113]/COS([.BR$2]*0.0174533);255);0)  ;2)" office:value-type="string" office:string-value="13">
            <text:p>13</text:p>
          </table:table-cell>
          <table:table-cell table:style-name="ce3" table:formula="of:=DEC2HEX(ROUND(IF([.$B113]/COS([.BS$2]*0.0174533)&lt;255;[.$B113]/COS([.BS$2]*0.0174533);255);0)  ;2)" office:value-type="string" office:string-value="13">
            <text:p>13</text:p>
          </table:table-cell>
          <table:table-cell table:style-name="ce3" table:formula="of:=DEC2HEX(ROUND(IF([.$B113]/COS([.BT$2]*0.0174533)&lt;255;[.$B113]/COS([.BT$2]*0.0174533);255);0)  ;2)" office:value-type="string" office:string-value="14">
            <text:p>14</text:p>
          </table:table-cell>
          <table:table-cell table:style-name="ce3" table:formula="of:=DEC2HEX(ROUND(IF([.$B113]/COS([.BU$2]*0.0174533)&lt;255;[.$B113]/COS([.BU$2]*0.0174533);255);0)  ;2)" office:value-type="string" office:string-value="16">
            <text:p>16</text:p>
          </table:table-cell>
          <table:table-cell table:style-name="ce3" table:formula="of:=DEC2HEX(ROUND(IF([.$B113]/COS([.BV$2]*0.0174533)&lt;255;[.$B113]/COS([.BV$2]*0.0174533);255);0)  ;2)" office:value-type="string" office:string-value="17">
            <text:p>17</text:p>
          </table:table-cell>
          <table:table-cell table:style-name="ce3" table:formula="of:=DEC2HEX(ROUND(IF([.$B113]/COS([.BW$2]*0.0174533)&lt;255;[.$B113]/COS([.BW$2]*0.0174533);255);0)  ;2)" office:value-type="string" office:string-value="19">
            <text:p>19</text:p>
          </table:table-cell>
          <table:table-cell table:style-name="ce3" table:formula="of:=DEC2HEX(ROUND(IF([.$B113]/COS([.BX$2]*0.0174533)&lt;255;[.$B113]/COS([.BX$2]*0.0174533);255);0)  ;2)" office:value-type="string" office:string-value="1C">
            <text:p>1C</text:p>
          </table:table-cell>
          <table:table-cell table:style-name="ce3" table:formula="of:=DEC2HEX(ROUND(IF([.$B113]/COS([.BY$2]*0.0174533)&lt;255;[.$B113]/COS([.BY$2]*0.0174533);255);0)  ;2)" office:value-type="string" office:string-value="20">
            <text:p>20</text:p>
          </table:table-cell>
          <table:table-cell table:style-name="ce3" table:formula="of:=DEC2HEX(ROUND(IF([.$B113]/COS([.BZ$2]*0.0174533)&lt;255;[.$B113]/COS([.BZ$2]*0.0174533);255);0)  ;2)" office:value-type="string" office:string-value="26">
            <text:p>26</text:p>
          </table:table-cell>
          <table:table-cell table:style-name="ce3" table:formula="of:=DEC2HEX(ROUND(IF([.$B113]/COS([.CA$2]*0.0174533)&lt;255;[.$B113]/COS([.CA$2]*0.0174533);255);0)  ;2)" office:value-type="string" office:string-value="2F">
            <text:p>2F</text:p>
          </table:table-cell>
          <table:table-cell table:style-name="ce3" table:formula="of:=DEC2HEX(ROUND(IF([.$B113]/COS([.CB$2]*0.0174533)&lt;255;[.$B113]/COS([.CB$2]*0.0174533);255);0)  ;2)" office:value-type="string" office:string-value="3E">
            <text:p>3E</text:p>
          </table:table-cell>
          <table:table-cell table:style-name="ce3" table:formula="of:=DEC2HEX(ROUND(IF([.$B113]/COS([.CC$2]*0.0174533)&lt;255;[.$B113]/COS([.CC$2]*0.0174533);255);0)  ;2)" office:value-type="string" office:string-value="5C">
            <text:p>5C</text:p>
          </table:table-cell>
          <table:table-cell table:number-columns-repeated="943"/>
        </table:table-row>
        <table:table-row table:style-name="ro1">
          <table:table-cell table:formula="of:=[.A113]+1" office:value-type="float" office:value="110">
            <text:p>110</text:p>
          </table:table-cell>
          <table:table-cell table:style-name="ce2" table:formula="of:=[.B113]-1" office:value-type="float" office:value="17">
            <text:p>17</text:p>
          </table:table-cell>
          <table:table-cell table:formula="of:=DEC2HEX(ROUND(IF([.$B114]/[.C$3]&lt;127;127-[.$B114]/[.C$3];0) ;0) ;2)" office:value-type="string" office:string-value="6E">
            <text:p>6E</text:p>
          </table:table-cell>
          <table:table-cell table:formula="of:=DEC2HEX(ROUND(IF([.$B114]/[.D$3]&lt;127;127-[.$B114]/[.D$3];0) ;0) ;2)" office:value-type="string" office:string-value="6E">
            <text:p>6E</text:p>
          </table:table-cell>
          <table:table-cell table:formula="of:=DEC2HEX(ROUND(IF([.$B114]/[.E$3]&lt;127;127-[.$B114]/[.E$3];0) ;0) ;2)" office:value-type="string" office:string-value="6E">
            <text:p>6E</text:p>
          </table:table-cell>
          <table:table-cell table:formula="of:=DEC2HEX(ROUND(IF([.$B114]/[.F$3]&lt;127;127-[.$B114]/[.F$3];0) ;0) ;2)" office:value-type="string" office:string-value="6D">
            <text:p>6D</text:p>
          </table:table-cell>
          <table:table-cell table:formula="of:=DEC2HEX(ROUND(IF([.$B114]/[.G$3]&lt;127;127-[.$B114]/[.G$3];0) ;0) ;2)" office:value-type="string" office:string-value="6D">
            <text:p>6D</text:p>
          </table:table-cell>
          <table:table-cell table:formula="of:=DEC2HEX(ROUND(IF([.$B114]/[.H$3]&lt;127;127-[.$B114]/[.H$3];0) ;0) ;2)" office:value-type="string" office:string-value="6C">
            <text:p>6C</text:p>
          </table:table-cell>
          <table:table-cell table:formula="of:=DEC2HEX(ROUND(IF([.$B114]/[.I$3]&lt;127;127-[.$B114]/[.I$3];0) ;0) ;2)" office:value-type="string" office:string-value="6B">
            <text:p>6B</text:p>
          </table:table-cell>
          <table:table-cell table:formula="of:=DEC2HEX(ROUND(IF([.$B114]/[.J$3]&lt;127;127-[.$B114]/[.J$3];0) ;0) ;2)" office:value-type="string" office:string-value="69">
            <text:p>69</text:p>
          </table:table-cell>
          <table:table-cell table:formula="of:=DEC2HEX(ROUND(IF([.$B114]/[.K$3]&lt;127;127-[.$B114]/[.K$3];0) ;0) ;2)" office:value-type="string" office:string-value="67">
            <text:p>67</text:p>
          </table:table-cell>
          <table:table-cell table:formula="of:=DEC2HEX(ROUND(IF([.$B114]/[.L$3]&lt;127;127-[.$B114]/[.L$3];0) ;0) ;2)" office:value-type="string" office:string-value="64">
            <text:p>64</text:p>
          </table:table-cell>
          <table:table-cell table:style-name="ce3" table:formula="of:=DEC2HEX(ROUND(IF([.$B114]/[.M$3]&lt;127;127-[.$B114]/[.M$3];0) ;0) ;2)" office:value-type="string" office:string-value="60">
            <text:p>60</text:p>
          </table:table-cell>
          <table:table-cell table:style-name="ce3" table:formula="of:=DEC2HEX(ROUND(IF([.$B114]/[.N$3]&lt;127;127-[.$B114]/[.N$3];0) ;0) ;2)" office:value-type="string" office:string-value="5B">
            <text:p>5B</text:p>
          </table:table-cell>
          <table:table-cell table:style-name="ce3" table:formula="of:=DEC2HEX(ROUND(IF([.$B114]/[.O$3]&lt;127;127-[.$B114]/[.O$3];0) ;0) ;2)" office:value-type="string" office:string-value="53">
            <text:p>53</text:p>
          </table:table-cell>
          <table:table-cell table:style-name="ce3" table:formula="of:=DEC2HEX(ROUND(IF([.$B114]/[.P$3]&lt;127;127-[.$B114]/[.P$3];0) ;0) ;2)" office:value-type="string" office:string-value="44">
            <text:p>44</text:p>
          </table:table-cell>
          <table:table-cell table:style-name="ce3" table:formula="of:=DEC2HEX(ROUND(IF([.$B114]/[.Q$3]&lt;127;127-[.$B114]/[.Q$3];0) ;0) ;2)" office:value-type="string" office:string-value="28">
            <text:p>28</text:p>
          </table:table-cell>
          <table:table-cell table:style-name="ce3" table:formula="of:=DEC2HEX(ROUND(IF([.$B114]/[.R$3]&lt;127;127-[.$B114]/[.R$3];0) ;0) ;2)" office:value-type="string" office:string-value="00">
            <text:p>00</text:p>
          </table:table-cell>
          <table:table-cell table:style-name="ce3" table:formula="of:=DEC2HEX(ROUND(IF([.$B114]/[.S$3]&lt;127;[.$B114]/[.S$3];127) ;0) ;2)" office:value-type="float" office:value="0">
            <text:p>#ДЕЛ/0!</text:p>
          </table:table-cell>
          <table:table-cell table:style-name="ce3" table:formula="of:=DEC2HEX(ROUND(IF([.$B114]/[.T$3]&lt;127;[.$B114]/[.T$3];127) ;0) ;2)" office:value-type="string" office:string-value="FFFFFFFF53">
            <text:p>FFFFFFFF53</text:p>
          </table:table-cell>
          <table:table-cell table:style-name="ce3" table:formula="of:=DEC2HEX(ROUND(IF([.$B114]/[.U$3]&lt;127;[.$B114]/[.U$3];127) ;0) ;2)" office:value-type="string" office:string-value="FFFFFFFFA9">
            <text:p>FFFFFFFFA9</text:p>
          </table:table-cell>
          <table:table-cell table:style-name="ce3" table:formula="of:=DEC2HEX(ROUND(IF([.$B114]/[.V$3]&lt;127;[.$B114]/[.V$3];127) ;0) ;2)" office:value-type="string" office:string-value="FFFFFFFFC5">
            <text:p>FFFFFFFFC5</text:p>
          </table:table-cell>
          <table:table-cell table:style-name="ce3" table:formula="of:=DEC2HEX(ROUND(IF([.$B114]/[.W$3]&lt;127;[.$B114]/[.W$3];127) ;0) ;2)" office:value-type="string" office:string-value="FFFFFFFFD4">
            <text:p>FFFFFFFFD4</text:p>
          </table:table-cell>
          <table:table-cell table:style-name="ce3" table:formula="of:=DEC2HEX(ROUND(IF([.$B114]/[.X$3]&lt;127;[.$B114]/[.X$3];127) ;0) ;2)" office:value-type="string" office:string-value="FFFFFFFFDC">
            <text:p>FFFFFFFFDC</text:p>
          </table:table-cell>
          <table:table-cell table:style-name="ce3" table:formula="of:=DEC2HEX(ROUND(IF([.$B114]/[.Y$3]&lt;127;[.$B114]/[.Y$3];127) ;0) ;2)" office:value-type="string" office:string-value="FFFFFFFFE1">
            <text:p>FFFFFFFFE1</text:p>
          </table:table-cell>
          <table:table-cell table:style-name="ce3" table:formula="of:=DEC2HEX(ROUND(IF([.$B114]/[.Z$3]&lt;127;[.$B114]/[.Z$3];127) ;0) ;2)" office:value-type="string" office:string-value="FFFFFFFFE5">
            <text:p>FFFFFFFFE5</text:p>
          </table:table-cell>
          <table:table-cell table:style-name="ce3" table:formula="of:=DEC2HEX(ROUND(IF([.$B114]/[.AA$3]&lt;127;[.$B114]/[.AA$3];127) ;0) ;2)" office:value-type="string" office:string-value="FFFFFFFFE8">
            <text:p>FFFFFFFFE8</text:p>
          </table:table-cell>
          <table:table-cell table:style-name="ce3" table:formula="of:=DEC2HEX(ROUND(IF([.$B114]/[.AB$3]&lt;127;[.$B114]/[.AB$3];127) ;0) ;2)" office:value-type="string" office:string-value="FFFFFFFFEA">
            <text:p>FFFFFFFFEA</text:p>
          </table:table-cell>
          <table:table-cell table:style-name="ce3" table:formula="of:=DEC2HEX(ROUND(IF([.$B114]/[.AC$3]&lt;127;[.$B114]/[.AC$3];127) ;0) ;2)" office:value-type="string" office:string-value="FFFFFFFFEC">
            <text:p>FFFFFFFFEC</text:p>
          </table:table-cell>
          <table:table-cell table:style-name="ce3" table:formula="of:=DEC2HEX(ROUND(IF([.$B114]/[.AD$3]&lt;127;[.$B114]/[.AD$3];127) ;0) ;2)" office:value-type="string" office:string-value="FFFFFFFFED">
            <text:p>FFFFFFFFED</text:p>
          </table:table-cell>
          <table:table-cell table:style-name="ce3" table:formula="of:=DEC2HEX(ROUND(IF([.$B114]/[.AE$3]&lt;127;[.$B114]/[.AE$3];127) ;0) ;2)" office:value-type="string" office:string-value="FFFFFFFFEE">
            <text:p>FFFFFFFFEE</text:p>
          </table:table-cell>
          <table:table-cell table:style-name="ce3" table:formula="of:=DEC2HEX(ROUND(IF([.$B114]/[.AF$3]&lt;127;[.$B114]/[.AF$3];127) ;0) ;2)" office:value-type="string" office:string-value="FFFFFFFFEE">
            <text:p>FFFFFFFFEE</text:p>
          </table:table-cell>
          <table:table-cell table:style-name="ce3" table:formula="of:=DEC2HEX(ROUND(IF([.$B114]/[.AG$3]&lt;127;[.$B114]/[.AG$3];127) ;0) ;2)" office:value-type="string" office:string-value="FFFFFFFFEF">
            <text:p>FFFFFFFFEF</text:p>
          </table:table-cell>
          <table:table-cell table:style-name="ce3" table:formula="of:=DEC2HEX(ROUND(IF([.$B114]/[.AH$3]&lt;127;[.$B114]/[.AH$3];127) ;0) ;2)" office:value-type="string" office:string-value="FFFFFFFFEF">
            <text:p>FFFFFFFFEF</text:p>
          </table:table-cell>
          <table:table-cell table:style-name="ce3" table:formula="of:=DEC2HEX(ROUND(IF([.$B114]/COS([.AI$2]*0.0174533)&lt;255;[.$B114]/COS([.AI$2]*0.0174533);255);0)  ;2)" office:value-type="string" office:string-value="FFFFFFFFEF">
            <text:p>FFFFFFFFEF</text:p>
          </table:table-cell>
          <table:table-cell table:style-name="ce3" table:formula="of:=DEC2HEX(ROUND(IF([.$B114]/COS([.AJ$2]*0.0174533)&lt;255;[.$B114]/COS([.AJ$2]*0.0174533);255);0)  ;2)" office:value-type="string" office:string-value="FFFFFFFFEF">
            <text:p>FFFFFFFFEF</text:p>
          </table:table-cell>
          <table:table-cell table:style-name="ce3" table:formula="of:=DEC2HEX(ROUND(IF([.$B114]/COS([.AK$2]*0.0174533)&lt;255;[.$B114]/COS([.AK$2]*0.0174533);255);0)  ;2)" office:value-type="string" office:string-value="FFFFFFFFEF">
            <text:p>FFFFFFFFEF</text:p>
          </table:table-cell>
          <table:table-cell table:style-name="ce3" table:formula="of:=DEC2HEX(ROUND(IF([.$B114]/COS([.AL$2]*0.0174533)&lt;255;[.$B114]/COS([.AL$2]*0.0174533);255);0)  ;2)" office:value-type="string" office:string-value="FFFFFFFFEE">
            <text:p>FFFFFFFFEE</text:p>
          </table:table-cell>
          <table:table-cell table:style-name="ce3" table:formula="of:=DEC2HEX(ROUND(IF([.$B114]/COS([.AM$2]*0.0174533)&lt;255;[.$B114]/COS([.AM$2]*0.0174533);255);0)  ;2)" office:value-type="string" office:string-value="FFFFFFFFEE">
            <text:p>FFFFFFFFEE</text:p>
          </table:table-cell>
          <table:table-cell table:style-name="ce3" table:formula="of:=DEC2HEX(ROUND(IF([.$B114]/COS([.AN$2]*0.0174533)&lt;255;[.$B114]/COS([.AN$2]*0.0174533);255);0)  ;2)" office:value-type="string" office:string-value="FFFFFFFFED">
            <text:p>FFFFFFFFED</text:p>
          </table:table-cell>
          <table:table-cell table:style-name="ce3" table:formula="of:=DEC2HEX(ROUND(IF([.$B114]/COS([.AO$2]*0.0174533)&lt;255;[.$B114]/COS([.AO$2]*0.0174533);255);0)  ;2)" office:value-type="string" office:string-value="FFFFFFFFEC">
            <text:p>FFFFFFFFEC</text:p>
          </table:table-cell>
          <table:table-cell table:style-name="ce3" table:formula="of:=DEC2HEX(ROUND(IF([.$B114]/COS([.AP$2]*0.0174533)&lt;255;[.$B114]/COS([.AP$2]*0.0174533);255);0)  ;2)" office:value-type="string" office:string-value="FFFFFFFFEA">
            <text:p>FFFFFFFFEA</text:p>
          </table:table-cell>
          <table:table-cell table:style-name="ce3" table:formula="of:=DEC2HEX(ROUND(IF([.$B114]/COS([.AQ$2]*0.0174533)&lt;255;[.$B114]/COS([.AQ$2]*0.0174533);255);0)  ;2)" office:value-type="string" office:string-value="FFFFFFFFE8">
            <text:p>FFFFFFFFE8</text:p>
          </table:table-cell>
          <table:table-cell table:style-name="ce3" table:formula="of:=DEC2HEX(ROUND(IF([.$B114]/COS([.AR$2]*0.0174533)&lt;255;[.$B114]/COS([.AR$2]*0.0174533);255);0)  ;2)" office:value-type="string" office:string-value="FFFFFFFFE5">
            <text:p>FFFFFFFFE5</text:p>
          </table:table-cell>
          <table:table-cell table:style-name="ce3" table:formula="of:=DEC2HEX(ROUND(IF([.$B114]/COS([.AS$2]*0.0174533)&lt;255;[.$B114]/COS([.AS$2]*0.0174533);255);0)  ;2)" office:value-type="string" office:string-value="FFFFFFFFE1">
            <text:p>FFFFFFFFE1</text:p>
          </table:table-cell>
          <table:table-cell table:style-name="ce3" table:formula="of:=DEC2HEX(ROUND(IF([.$B114]/COS([.AT$2]*0.0174533)&lt;255;[.$B114]/COS([.AT$2]*0.0174533);255);0)  ;2)" office:value-type="string" office:string-value="FFFFFFFFDC">
            <text:p>FFFFFFFFDC</text:p>
          </table:table-cell>
          <table:table-cell table:style-name="ce3" table:formula="of:=DEC2HEX(ROUND(IF([.$B114]/COS([.AU$2]*0.0174533)&lt;255;[.$B114]/COS([.AU$2]*0.0174533);255);0)  ;2)" office:value-type="string" office:string-value="FFFFFFFFD4">
            <text:p>FFFFFFFFD4</text:p>
          </table:table-cell>
          <table:table-cell table:style-name="ce3" table:formula="of:=DEC2HEX(ROUND(IF([.$B114]/COS([.AV$2]*0.0174533)&lt;255;[.$B114]/COS([.AV$2]*0.0174533);255);0)  ;2)" office:value-type="string" office:string-value="FFFFFFFFC5">
            <text:p>FFFFFFFFC5</text:p>
          </table:table-cell>
          <table:table-cell table:style-name="ce3" table:formula="of:=DEC2HEX(ROUND(IF([.$B114]/COS([.AW$2]*0.0174533)&lt;255;[.$B114]/COS([.AW$2]*0.0174533);255);0)  ;2)" office:value-type="string" office:string-value="FFFFFFFFA9">
            <text:p>FFFFFFFFA9</text:p>
          </table:table-cell>
          <table:table-cell table:style-name="ce3" table:formula="of:=DEC2HEX(ROUND(IF([.$B114]/COS([.AX$2]*0.0174533)&lt;255;[.$B114]/COS([.AX$2]*0.0174533);255);0)  ;2)" office:value-type="string" office:string-value="FFFFFFFF53">
            <text:p>FFFFFFFF53</text:p>
          </table:table-cell>
          <table:table-cell table:style-name="ce3" table:formula="of:=DEC2HEX(ROUND(IF([.$B114]/COS([.AY$2]*0.0174533)&lt;255;[.$B114]/COS([.AY$2]*0.0174533);255);0)  ;2)" office:value-type="string" office:string-value="FF">
            <text:p>FF</text:p>
          </table:table-cell>
          <table:table-cell table:style-name="ce3" table:formula="of:=DEC2HEX(ROUND(IF([.$B114]/COS([.AZ$2]*0.0174533)&lt;255;[.$B114]/COS([.AZ$2]*0.0174533);255);0)  ;2)" office:value-type="string" office:string-value="AD">
            <text:p>AD</text:p>
          </table:table-cell>
          <table:table-cell table:style-name="ce3" table:formula="of:=DEC2HEX(ROUND(IF([.$B114]/COS([.BA$2]*0.0174533)&lt;255;[.$B114]/COS([.BA$2]*0.0174533);255);0)  ;2)" office:value-type="string" office:string-value="57">
            <text:p>57</text:p>
          </table:table-cell>
          <table:table-cell table:style-name="ce3" table:formula="of:=DEC2HEX(ROUND(IF([.$B114]/COS([.BB$2]*0.0174533)&lt;255;[.$B114]/COS([.BB$2]*0.0174533);255);0)  ;2)" office:value-type="string" office:string-value="3B">
            <text:p>3B</text:p>
          </table:table-cell>
          <table:table-cell table:style-name="ce3" table:formula="of:=DEC2HEX(ROUND(IF([.$B114]/COS([.BC$2]*0.0174533)&lt;255;[.$B114]/COS([.BC$2]*0.0174533);255);0)  ;2)" office:value-type="string" office:string-value="2C">
            <text:p>2C</text:p>
          </table:table-cell>
          <table:table-cell table:style-name="ce3" table:formula="of:=DEC2HEX(ROUND(IF([.$B114]/COS([.BD$2]*0.0174533)&lt;255;[.$B114]/COS([.BD$2]*0.0174533);255);0)  ;2)" office:value-type="string" office:string-value="24">
            <text:p>24</text:p>
          </table:table-cell>
          <table:table-cell table:style-name="ce3" table:formula="of:=DEC2HEX(ROUND(IF([.$B114]/COS([.BE$2]*0.0174533)&lt;255;[.$B114]/COS([.BE$2]*0.0174533);255);0)  ;2)" office:value-type="string" office:string-value="1F">
            <text:p>1F</text:p>
          </table:table-cell>
          <table:table-cell table:style-name="ce3" table:formula="of:=DEC2HEX(ROUND(IF([.$B114]/COS([.BF$2]*0.0174533)&lt;255;[.$B114]/COS([.BF$2]*0.0174533);255);0)  ;2)" office:value-type="string" office:string-value="1B">
            <text:p>1B</text:p>
          </table:table-cell>
          <table:table-cell table:style-name="ce3" table:formula="of:=DEC2HEX(ROUND(IF([.$B114]/COS([.BG$2]*0.0174533)&lt;255;[.$B114]/COS([.BG$2]*0.0174533);255);0)  ;2)" office:value-type="string" office:string-value="18">
            <text:p>18</text:p>
          </table:table-cell>
          <table:table-cell table:style-name="ce3" table:formula="of:=DEC2HEX(ROUND(IF([.$B114]/COS([.BH$2]*0.0174533)&lt;255;[.$B114]/COS([.BH$2]*0.0174533);255);0)  ;2)" office:value-type="string" office:string-value="16">
            <text:p>16</text:p>
          </table:table-cell>
          <table:table-cell table:style-name="ce3" table:formula="of:=DEC2HEX(ROUND(IF([.$B114]/COS([.BI$2]*0.0174533)&lt;255;[.$B114]/COS([.BI$2]*0.0174533);255);0)  ;2)" office:value-type="string" office:string-value="14">
            <text:p>14</text:p>
          </table:table-cell>
          <table:table-cell table:style-name="ce3" table:formula="of:=DEC2HEX(ROUND(IF([.$B114]/COS([.BJ$2]*0.0174533)&lt;255;[.$B114]/COS([.BJ$2]*0.0174533);255);0)  ;2)" office:value-type="string" office:string-value="13">
            <text:p>13</text:p>
          </table:table-cell>
          <table:table-cell table:style-name="ce3" table:formula="of:=DEC2HEX(ROUND(IF([.$B114]/COS([.BK$2]*0.0174533)&lt;255;[.$B114]/COS([.BK$2]*0.0174533);255);0)  ;2)" office:value-type="string" office:string-value="12">
            <text:p>12</text:p>
          </table:table-cell>
          <table:table-cell table:style-name="ce3" table:formula="of:=DEC2HEX(ROUND(IF([.$B114]/COS([.BL$2]*0.0174533)&lt;255;[.$B114]/COS([.BL$2]*0.0174533);255);0)  ;2)" office:value-type="string" office:string-value="12">
            <text:p>12</text:p>
          </table:table-cell>
          <table:table-cell table:style-name="ce3" table:formula="of:=DEC2HEX(ROUND(IF([.$B114]/COS([.BM$2]*0.0174533)&lt;255;[.$B114]/COS([.BM$2]*0.0174533);255);0)  ;2)" office:value-type="string" office:string-value="11">
            <text:p>11</text:p>
          </table:table-cell>
          <table:table-cell table:style-name="ce3" table:formula="of:=DEC2HEX(ROUND(IF([.$B114]/COS([.BN$2]*0.0174533)&lt;255;[.$B114]/COS([.BN$2]*0.0174533);255);0)  ;2)" office:value-type="string" office:string-value="11">
            <text:p>11</text:p>
          </table:table-cell>
          <table:table-cell table:style-name="ce3" table:formula="of:=DEC2HEX(ROUND(IF([.$B114]/COS([.BO$2]*0.0174533)&lt;255;[.$B114]/COS([.BO$2]*0.0174533);255);0)  ;2)" office:value-type="string" office:string-value="11">
            <text:p>11</text:p>
          </table:table-cell>
          <table:table-cell table:style-name="ce3" table:formula="of:=DEC2HEX(ROUND(IF([.$B114]/COS([.BP$2]*0.0174533)&lt;255;[.$B114]/COS([.BP$2]*0.0174533);255);0)  ;2)" office:value-type="string" office:string-value="11">
            <text:p>11</text:p>
          </table:table-cell>
          <table:table-cell table:style-name="ce3" table:formula="of:=DEC2HEX(ROUND(IF([.$B114]/COS([.BQ$2]*0.0174533)&lt;255;[.$B114]/COS([.BQ$2]*0.0174533);255);0)  ;2)" office:value-type="string" office:string-value="11">
            <text:p>11</text:p>
          </table:table-cell>
          <table:table-cell table:style-name="ce3" table:formula="of:=DEC2HEX(ROUND(IF([.$B114]/COS([.BR$2]*0.0174533)&lt;255;[.$B114]/COS([.BR$2]*0.0174533);255);0)  ;2)" office:value-type="string" office:string-value="12">
            <text:p>12</text:p>
          </table:table-cell>
          <table:table-cell table:style-name="ce3" table:formula="of:=DEC2HEX(ROUND(IF([.$B114]/COS([.BS$2]*0.0174533)&lt;255;[.$B114]/COS([.BS$2]*0.0174533);255);0)  ;2)" office:value-type="string" office:string-value="12">
            <text:p>12</text:p>
          </table:table-cell>
          <table:table-cell table:style-name="ce3" table:formula="of:=DEC2HEX(ROUND(IF([.$B114]/COS([.BT$2]*0.0174533)&lt;255;[.$B114]/COS([.BT$2]*0.0174533);255);0)  ;2)" office:value-type="string" office:string-value="13">
            <text:p>13</text:p>
          </table:table-cell>
          <table:table-cell table:style-name="ce3" table:formula="of:=DEC2HEX(ROUND(IF([.$B114]/COS([.BU$2]*0.0174533)&lt;255;[.$B114]/COS([.BU$2]*0.0174533);255);0)  ;2)" office:value-type="string" office:string-value="14">
            <text:p>14</text:p>
          </table:table-cell>
          <table:table-cell table:style-name="ce3" table:formula="of:=DEC2HEX(ROUND(IF([.$B114]/COS([.BV$2]*0.0174533)&lt;255;[.$B114]/COS([.BV$2]*0.0174533);255);0)  ;2)" office:value-type="string" office:string-value="16">
            <text:p>16</text:p>
          </table:table-cell>
          <table:table-cell table:style-name="ce3" table:formula="of:=DEC2HEX(ROUND(IF([.$B114]/COS([.BW$2]*0.0174533)&lt;255;[.$B114]/COS([.BW$2]*0.0174533);255);0)  ;2)" office:value-type="string" office:string-value="18">
            <text:p>18</text:p>
          </table:table-cell>
          <table:table-cell table:style-name="ce3" table:formula="of:=DEC2HEX(ROUND(IF([.$B114]/COS([.BX$2]*0.0174533)&lt;255;[.$B114]/COS([.BX$2]*0.0174533);255);0)  ;2)" office:value-type="string" office:string-value="1B">
            <text:p>1B</text:p>
          </table:table-cell>
          <table:table-cell table:style-name="ce3" table:formula="of:=DEC2HEX(ROUND(IF([.$B114]/COS([.BY$2]*0.0174533)&lt;255;[.$B114]/COS([.BY$2]*0.0174533);255);0)  ;2)" office:value-type="string" office:string-value="1F">
            <text:p>1F</text:p>
          </table:table-cell>
          <table:table-cell table:style-name="ce3" table:formula="of:=DEC2HEX(ROUND(IF([.$B114]/COS([.BZ$2]*0.0174533)&lt;255;[.$B114]/COS([.BZ$2]*0.0174533);255);0)  ;2)" office:value-type="string" office:string-value="24">
            <text:p>24</text:p>
          </table:table-cell>
          <table:table-cell table:style-name="ce3" table:formula="of:=DEC2HEX(ROUND(IF([.$B114]/COS([.CA$2]*0.0174533)&lt;255;[.$B114]/COS([.CA$2]*0.0174533);255);0)  ;2)" office:value-type="string" office:string-value="2C">
            <text:p>2C</text:p>
          </table:table-cell>
          <table:table-cell table:style-name="ce3" table:formula="of:=DEC2HEX(ROUND(IF([.$B114]/COS([.CB$2]*0.0174533)&lt;255;[.$B114]/COS([.CB$2]*0.0174533);255);0)  ;2)" office:value-type="string" office:string-value="3B">
            <text:p>3B</text:p>
          </table:table-cell>
          <table:table-cell table:style-name="ce3" table:formula="of:=DEC2HEX(ROUND(IF([.$B114]/COS([.CC$2]*0.0174533)&lt;255;[.$B114]/COS([.CC$2]*0.0174533);255);0)  ;2)" office:value-type="string" office:string-value="57">
            <text:p>57</text:p>
          </table:table-cell>
          <table:table-cell table:number-columns-repeated="943"/>
        </table:table-row>
        <table:table-row table:style-name="ro1">
          <table:table-cell table:formula="of:=[.A114]+1" office:value-type="float" office:value="111">
            <text:p>111</text:p>
          </table:table-cell>
          <table:table-cell table:style-name="ce2" table:formula="of:=[.B114]-1" office:value-type="float" office:value="16">
            <text:p>16</text:p>
          </table:table-cell>
          <table:table-cell table:formula="of:=DEC2HEX(ROUND(IF([.$B115]/[.C$3]&lt;127;127-[.$B115]/[.C$3];0) ;0) ;2)" office:value-type="string" office:string-value="6F">
            <text:p>6F</text:p>
          </table:table-cell>
          <table:table-cell table:formula="of:=DEC2HEX(ROUND(IF([.$B115]/[.D$3]&lt;127;127-[.$B115]/[.D$3];0) ;0) ;2)" office:value-type="string" office:string-value="6F">
            <text:p>6F</text:p>
          </table:table-cell>
          <table:table-cell table:formula="of:=DEC2HEX(ROUND(IF([.$B115]/[.E$3]&lt;127;127-[.$B115]/[.E$3];0) ;0) ;2)" office:value-type="string" office:string-value="6F">
            <text:p>6F</text:p>
          </table:table-cell>
          <table:table-cell table:formula="of:=DEC2HEX(ROUND(IF([.$B115]/[.F$3]&lt;127;127-[.$B115]/[.F$3];0) ;0) ;2)" office:value-type="string" office:string-value="6E">
            <text:p>6E</text:p>
          </table:table-cell>
          <table:table-cell table:formula="of:=DEC2HEX(ROUND(IF([.$B115]/[.G$3]&lt;127;127-[.$B115]/[.G$3];0) ;0) ;2)" office:value-type="string" office:string-value="6E">
            <text:p>6E</text:p>
          </table:table-cell>
          <table:table-cell table:formula="of:=DEC2HEX(ROUND(IF([.$B115]/[.H$3]&lt;127;127-[.$B115]/[.H$3];0) ;0) ;2)" office:value-type="string" office:string-value="6D">
            <text:p>6D</text:p>
          </table:table-cell>
          <table:table-cell table:formula="of:=DEC2HEX(ROUND(IF([.$B115]/[.I$3]&lt;127;127-[.$B115]/[.I$3];0) ;0) ;2)" office:value-type="string" office:string-value="6C">
            <text:p>6C</text:p>
          </table:table-cell>
          <table:table-cell table:formula="of:=DEC2HEX(ROUND(IF([.$B115]/[.J$3]&lt;127;127-[.$B115]/[.J$3];0) ;0) ;2)" office:value-type="string" office:string-value="6A">
            <text:p>6A</text:p>
          </table:table-cell>
          <table:table-cell table:formula="of:=DEC2HEX(ROUND(IF([.$B115]/[.K$3]&lt;127;127-[.$B115]/[.K$3];0) ;0) ;2)" office:value-type="string" office:string-value="68">
            <text:p>68</text:p>
          </table:table-cell>
          <table:table-cell table:formula="of:=DEC2HEX(ROUND(IF([.$B115]/[.L$3]&lt;127;127-[.$B115]/[.L$3];0) ;0) ;2)" office:value-type="string" office:string-value="66">
            <text:p>66</text:p>
          </table:table-cell>
          <table:table-cell table:style-name="ce3" table:formula="of:=DEC2HEX(ROUND(IF([.$B115]/[.M$3]&lt;127;127-[.$B115]/[.M$3];0) ;0) ;2)" office:value-type="string" office:string-value="62">
            <text:p>62</text:p>
          </table:table-cell>
          <table:table-cell table:style-name="ce3" table:formula="of:=DEC2HEX(ROUND(IF([.$B115]/[.N$3]&lt;127;127-[.$B115]/[.N$3];0) ;0) ;2)" office:value-type="string" office:string-value="5D">
            <text:p>5D</text:p>
          </table:table-cell>
          <table:table-cell table:style-name="ce3" table:formula="of:=DEC2HEX(ROUND(IF([.$B115]/[.O$3]&lt;127;127-[.$B115]/[.O$3];0) ;0) ;2)" office:value-type="string" office:string-value="55">
            <text:p>55</text:p>
          </table:table-cell>
          <table:table-cell table:style-name="ce3" table:formula="of:=DEC2HEX(ROUND(IF([.$B115]/[.P$3]&lt;127;127-[.$B115]/[.P$3];0) ;0) ;2)" office:value-type="string" office:string-value="48">
            <text:p>48</text:p>
          </table:table-cell>
          <table:table-cell table:style-name="ce3" table:formula="of:=DEC2HEX(ROUND(IF([.$B115]/[.Q$3]&lt;127;127-[.$B115]/[.Q$3];0) ;0) ;2)" office:value-type="string" office:string-value="2D">
            <text:p>2D</text:p>
          </table:table-cell>
          <table:table-cell table:style-name="ce3" table:formula="of:=DEC2HEX(ROUND(IF([.$B115]/[.R$3]&lt;127;127-[.$B115]/[.R$3];0) ;0) ;2)" office:value-type="string" office:string-value="00">
            <text:p>00</text:p>
          </table:table-cell>
          <table:table-cell table:style-name="ce3" table:formula="of:=DEC2HEX(ROUND(IF([.$B115]/[.S$3]&lt;127;[.$B115]/[.S$3];127) ;0) ;2)" office:value-type="float" office:value="0">
            <text:p>#ДЕЛ/0!</text:p>
          </table:table-cell>
          <table:table-cell table:style-name="ce3" table:formula="of:=DEC2HEX(ROUND(IF([.$B115]/[.T$3]&lt;127;[.$B115]/[.T$3];127) ;0) ;2)" office:value-type="string" office:string-value="FFFFFFFF5D">
            <text:p>FFFFFFFF5D</text:p>
          </table:table-cell>
          <table:table-cell table:style-name="ce3" table:formula="of:=DEC2HEX(ROUND(IF([.$B115]/[.U$3]&lt;127;[.$B115]/[.U$3];127) ;0) ;2)" office:value-type="string" office:string-value="FFFFFFFFAE">
            <text:p>FFFFFFFFAE</text:p>
          </table:table-cell>
          <table:table-cell table:style-name="ce3" table:formula="of:=DEC2HEX(ROUND(IF([.$B115]/[.V$3]&lt;127;[.$B115]/[.V$3];127) ;0) ;2)" office:value-type="string" office:string-value="FFFFFFFFC9">
            <text:p>FFFFFFFFC9</text:p>
          </table:table-cell>
          <table:table-cell table:style-name="ce3" table:formula="of:=DEC2HEX(ROUND(IF([.$B115]/[.W$3]&lt;127;[.$B115]/[.W$3];127) ;0) ;2)" office:value-type="string" office:string-value="FFFFFFFFD6">
            <text:p>FFFFFFFFD6</text:p>
          </table:table-cell>
          <table:table-cell table:style-name="ce3" table:formula="of:=DEC2HEX(ROUND(IF([.$B115]/[.X$3]&lt;127;[.$B115]/[.X$3];127) ;0) ;2)" office:value-type="string" office:string-value="FFFFFFFFDE">
            <text:p>FFFFFFFFDE</text:p>
          </table:table-cell>
          <table:table-cell table:style-name="ce3" table:formula="of:=DEC2HEX(ROUND(IF([.$B115]/[.Y$3]&lt;127;[.$B115]/[.Y$3];127) ;0) ;2)" office:value-type="string" office:string-value="FFFFFFFFE3">
            <text:p>FFFFFFFFE3</text:p>
          </table:table-cell>
          <table:table-cell table:style-name="ce3" table:formula="of:=DEC2HEX(ROUND(IF([.$B115]/[.Z$3]&lt;127;[.$B115]/[.Z$3];127) ;0) ;2)" office:value-type="string" office:string-value="FFFFFFFFE7">
            <text:p>FFFFFFFFE7</text:p>
          </table:table-cell>
          <table:table-cell table:style-name="ce3" table:formula="of:=DEC2HEX(ROUND(IF([.$B115]/[.AA$3]&lt;127;[.$B115]/[.AA$3];127) ;0) ;2)" office:value-type="string" office:string-value="FFFFFFFFE9">
            <text:p>FFFFFFFFE9</text:p>
          </table:table-cell>
          <table:table-cell table:style-name="ce3" table:formula="of:=DEC2HEX(ROUND(IF([.$B115]/[.AB$3]&lt;127;[.$B115]/[.AB$3];127) ;0) ;2)" office:value-type="string" office:string-value="FFFFFFFFEB">
            <text:p>FFFFFFFFEB</text:p>
          </table:table-cell>
          <table:table-cell table:style-name="ce3" table:formula="of:=DEC2HEX(ROUND(IF([.$B115]/[.AC$3]&lt;127;[.$B115]/[.AC$3];127) ;0) ;2)" office:value-type="string" office:string-value="FFFFFFFFED">
            <text:p>FFFFFFFFED</text:p>
          </table:table-cell>
          <table:table-cell table:style-name="ce3" table:formula="of:=DEC2HEX(ROUND(IF([.$B115]/[.AD$3]&lt;127;[.$B115]/[.AD$3];127) ;0) ;2)" office:value-type="string" office:string-value="FFFFFFFFEE">
            <text:p>FFFFFFFFEE</text:p>
          </table:table-cell>
          <table:table-cell table:style-name="ce3" table:formula="of:=DEC2HEX(ROUND(IF([.$B115]/[.AE$3]&lt;127;[.$B115]/[.AE$3];127) ;0) ;2)" office:value-type="string" office:string-value="FFFFFFFFEF">
            <text:p>FFFFFFFFEF</text:p>
          </table:table-cell>
          <table:table-cell table:style-name="ce3" table:formula="of:=DEC2HEX(ROUND(IF([.$B115]/[.AF$3]&lt;127;[.$B115]/[.AF$3];127) ;0) ;2)" office:value-type="string" office:string-value="FFFFFFFFEF">
            <text:p>FFFFFFFFEF</text:p>
          </table:table-cell>
          <table:table-cell table:style-name="ce3" table:formula="of:=DEC2HEX(ROUND(IF([.$B115]/[.AG$3]&lt;127;[.$B115]/[.AG$3];127) ;0) ;2)" office:value-type="string" office:string-value="FFFFFFFFF0">
            <text:p>FFFFFFFFF0</text:p>
          </table:table-cell>
          <table:table-cell table:style-name="ce3" table:formula="of:=DEC2HEX(ROUND(IF([.$B115]/[.AH$3]&lt;127;[.$B115]/[.AH$3];127) ;0) ;2)" office:value-type="string" office:string-value="FFFFFFFFF0">
            <text:p>FFFFFFFFF0</text:p>
          </table:table-cell>
          <table:table-cell table:style-name="ce3" table:formula="of:=DEC2HEX(ROUND(IF([.$B115]/COS([.AI$2]*0.0174533)&lt;255;[.$B115]/COS([.AI$2]*0.0174533);255);0)  ;2)" office:value-type="string" office:string-value="FFFFFFFFF0">
            <text:p>FFFFFFFFF0</text:p>
          </table:table-cell>
          <table:table-cell table:style-name="ce3" table:formula="of:=DEC2HEX(ROUND(IF([.$B115]/COS([.AJ$2]*0.0174533)&lt;255;[.$B115]/COS([.AJ$2]*0.0174533);255);0)  ;2)" office:value-type="string" office:string-value="FFFFFFFFF0">
            <text:p>FFFFFFFFF0</text:p>
          </table:table-cell>
          <table:table-cell table:style-name="ce3" table:formula="of:=DEC2HEX(ROUND(IF([.$B115]/COS([.AK$2]*0.0174533)&lt;255;[.$B115]/COS([.AK$2]*0.0174533);255);0)  ;2)" office:value-type="string" office:string-value="FFFFFFFFF0">
            <text:p>FFFFFFFFF0</text:p>
          </table:table-cell>
          <table:table-cell table:style-name="ce3" table:formula="of:=DEC2HEX(ROUND(IF([.$B115]/COS([.AL$2]*0.0174533)&lt;255;[.$B115]/COS([.AL$2]*0.0174533);255);0)  ;2)" office:value-type="string" office:string-value="FFFFFFFFEF">
            <text:p>FFFFFFFFEF</text:p>
          </table:table-cell>
          <table:table-cell table:style-name="ce3" table:formula="of:=DEC2HEX(ROUND(IF([.$B115]/COS([.AM$2]*0.0174533)&lt;255;[.$B115]/COS([.AM$2]*0.0174533);255);0)  ;2)" office:value-type="string" office:string-value="FFFFFFFFEF">
            <text:p>FFFFFFFFEF</text:p>
          </table:table-cell>
          <table:table-cell table:style-name="ce3" table:formula="of:=DEC2HEX(ROUND(IF([.$B115]/COS([.AN$2]*0.0174533)&lt;255;[.$B115]/COS([.AN$2]*0.0174533);255);0)  ;2)" office:value-type="string" office:string-value="FFFFFFFFEE">
            <text:p>FFFFFFFFEE</text:p>
          </table:table-cell>
          <table:table-cell table:style-name="ce3" table:formula="of:=DEC2HEX(ROUND(IF([.$B115]/COS([.AO$2]*0.0174533)&lt;255;[.$B115]/COS([.AO$2]*0.0174533);255);0)  ;2)" office:value-type="string" office:string-value="FFFFFFFFED">
            <text:p>FFFFFFFFED</text:p>
          </table:table-cell>
          <table:table-cell table:style-name="ce3" table:formula="of:=DEC2HEX(ROUND(IF([.$B115]/COS([.AP$2]*0.0174533)&lt;255;[.$B115]/COS([.AP$2]*0.0174533);255);0)  ;2)" office:value-type="string" office:string-value="FFFFFFFFEB">
            <text:p>FFFFFFFFEB</text:p>
          </table:table-cell>
          <table:table-cell table:style-name="ce3" table:formula="of:=DEC2HEX(ROUND(IF([.$B115]/COS([.AQ$2]*0.0174533)&lt;255;[.$B115]/COS([.AQ$2]*0.0174533);255);0)  ;2)" office:value-type="string" office:string-value="FFFFFFFFE9">
            <text:p>FFFFFFFFE9</text:p>
          </table:table-cell>
          <table:table-cell table:style-name="ce3" table:formula="of:=DEC2HEX(ROUND(IF([.$B115]/COS([.AR$2]*0.0174533)&lt;255;[.$B115]/COS([.AR$2]*0.0174533);255);0)  ;2)" office:value-type="string" office:string-value="FFFFFFFFE7">
            <text:p>FFFFFFFFE7</text:p>
          </table:table-cell>
          <table:table-cell table:style-name="ce3" table:formula="of:=DEC2HEX(ROUND(IF([.$B115]/COS([.AS$2]*0.0174533)&lt;255;[.$B115]/COS([.AS$2]*0.0174533);255);0)  ;2)" office:value-type="string" office:string-value="FFFFFFFFE3">
            <text:p>FFFFFFFFE3</text:p>
          </table:table-cell>
          <table:table-cell table:style-name="ce3" table:formula="of:=DEC2HEX(ROUND(IF([.$B115]/COS([.AT$2]*0.0174533)&lt;255;[.$B115]/COS([.AT$2]*0.0174533);255);0)  ;2)" office:value-type="string" office:string-value="FFFFFFFFDE">
            <text:p>FFFFFFFFDE</text:p>
          </table:table-cell>
          <table:table-cell table:style-name="ce3" table:formula="of:=DEC2HEX(ROUND(IF([.$B115]/COS([.AU$2]*0.0174533)&lt;255;[.$B115]/COS([.AU$2]*0.0174533);255);0)  ;2)" office:value-type="string" office:string-value="FFFFFFFFD6">
            <text:p>FFFFFFFFD6</text:p>
          </table:table-cell>
          <table:table-cell table:style-name="ce3" table:formula="of:=DEC2HEX(ROUND(IF([.$B115]/COS([.AV$2]*0.0174533)&lt;255;[.$B115]/COS([.AV$2]*0.0174533);255);0)  ;2)" office:value-type="string" office:string-value="FFFFFFFFC9">
            <text:p>FFFFFFFFC9</text:p>
          </table:table-cell>
          <table:table-cell table:style-name="ce3" table:formula="of:=DEC2HEX(ROUND(IF([.$B115]/COS([.AW$2]*0.0174533)&lt;255;[.$B115]/COS([.AW$2]*0.0174533);255);0)  ;2)" office:value-type="string" office:string-value="FFFFFFFFAE">
            <text:p>FFFFFFFFAE</text:p>
          </table:table-cell>
          <table:table-cell table:style-name="ce3" table:formula="of:=DEC2HEX(ROUND(IF([.$B115]/COS([.AX$2]*0.0174533)&lt;255;[.$B115]/COS([.AX$2]*0.0174533);255);0)  ;2)" office:value-type="string" office:string-value="FFFFFFFF5D">
            <text:p>FFFFFFFF5D</text:p>
          </table:table-cell>
          <table:table-cell table:style-name="ce3" table:formula="of:=DEC2HEX(ROUND(IF([.$B115]/COS([.AY$2]*0.0174533)&lt;255;[.$B115]/COS([.AY$2]*0.0174533);255);0)  ;2)" office:value-type="string" office:string-value="FF">
            <text:p>FF</text:p>
          </table:table-cell>
          <table:table-cell table:style-name="ce3" table:formula="of:=DEC2HEX(ROUND(IF([.$B115]/COS([.AZ$2]*0.0174533)&lt;255;[.$B115]/COS([.AZ$2]*0.0174533);255);0)  ;2)" office:value-type="string" office:string-value="A3">
            <text:p>A3</text:p>
          </table:table-cell>
          <table:table-cell table:style-name="ce3" table:formula="of:=DEC2HEX(ROUND(IF([.$B115]/COS([.BA$2]*0.0174533)&lt;255;[.$B115]/COS([.BA$2]*0.0174533);255);0)  ;2)" office:value-type="string" office:string-value="52">
            <text:p>52</text:p>
          </table:table-cell>
          <table:table-cell table:style-name="ce3" table:formula="of:=DEC2HEX(ROUND(IF([.$B115]/COS([.BB$2]*0.0174533)&lt;255;[.$B115]/COS([.BB$2]*0.0174533);255);0)  ;2)" office:value-type="string" office:string-value="37">
            <text:p>37</text:p>
          </table:table-cell>
          <table:table-cell table:style-name="ce3" table:formula="of:=DEC2HEX(ROUND(IF([.$B115]/COS([.BC$2]*0.0174533)&lt;255;[.$B115]/COS([.BC$2]*0.0174533);255);0)  ;2)" office:value-type="string" office:string-value="2A">
            <text:p>2A</text:p>
          </table:table-cell>
          <table:table-cell table:style-name="ce3" table:formula="of:=DEC2HEX(ROUND(IF([.$B115]/COS([.BD$2]*0.0174533)&lt;255;[.$B115]/COS([.BD$2]*0.0174533);255);0)  ;2)" office:value-type="string" office:string-value="22">
            <text:p>22</text:p>
          </table:table-cell>
          <table:table-cell table:style-name="ce3" table:formula="of:=DEC2HEX(ROUND(IF([.$B115]/COS([.BE$2]*0.0174533)&lt;255;[.$B115]/COS([.BE$2]*0.0174533);255);0)  ;2)" office:value-type="string" office:string-value="1D">
            <text:p>1D</text:p>
          </table:table-cell>
          <table:table-cell table:style-name="ce3" table:formula="of:=DEC2HEX(ROUND(IF([.$B115]/COS([.BF$2]*0.0174533)&lt;255;[.$B115]/COS([.BF$2]*0.0174533);255);0)  ;2)" office:value-type="string" office:string-value="19">
            <text:p>19</text:p>
          </table:table-cell>
          <table:table-cell table:style-name="ce3" table:formula="of:=DEC2HEX(ROUND(IF([.$B115]/COS([.BG$2]*0.0174533)&lt;255;[.$B115]/COS([.BG$2]*0.0174533);255);0)  ;2)" office:value-type="string" office:string-value="17">
            <text:p>17</text:p>
          </table:table-cell>
          <table:table-cell table:style-name="ce3" table:formula="of:=DEC2HEX(ROUND(IF([.$B115]/COS([.BH$2]*0.0174533)&lt;255;[.$B115]/COS([.BH$2]*0.0174533);255);0)  ;2)" office:value-type="string" office:string-value="15">
            <text:p>15</text:p>
          </table:table-cell>
          <table:table-cell table:style-name="ce3" table:formula="of:=DEC2HEX(ROUND(IF([.$B115]/COS([.BI$2]*0.0174533)&lt;255;[.$B115]/COS([.BI$2]*0.0174533);255);0)  ;2)" office:value-type="string" office:string-value="13">
            <text:p>13</text:p>
          </table:table-cell>
          <table:table-cell table:style-name="ce3" table:formula="of:=DEC2HEX(ROUND(IF([.$B115]/COS([.BJ$2]*0.0174533)&lt;255;[.$B115]/COS([.BJ$2]*0.0174533);255);0)  ;2)" office:value-type="string" office:string-value="12">
            <text:p>12</text:p>
          </table:table-cell>
          <table:table-cell table:style-name="ce3" table:formula="of:=DEC2HEX(ROUND(IF([.$B115]/COS([.BK$2]*0.0174533)&lt;255;[.$B115]/COS([.BK$2]*0.0174533);255);0)  ;2)" office:value-type="string" office:string-value="11">
            <text:p>11</text:p>
          </table:table-cell>
          <table:table-cell table:style-name="ce3" table:formula="of:=DEC2HEX(ROUND(IF([.$B115]/COS([.BL$2]*0.0174533)&lt;255;[.$B115]/COS([.BL$2]*0.0174533);255);0)  ;2)" office:value-type="string" office:string-value="11">
            <text:p>11</text:p>
          </table:table-cell>
          <table:table-cell table:style-name="ce3" table:formula="of:=DEC2HEX(ROUND(IF([.$B115]/COS([.BM$2]*0.0174533)&lt;255;[.$B115]/COS([.BM$2]*0.0174533);255);0)  ;2)" office:value-type="string" office:string-value="10">
            <text:p>10</text:p>
          </table:table-cell>
          <table:table-cell table:style-name="ce3" table:formula="of:=DEC2HEX(ROUND(IF([.$B115]/COS([.BN$2]*0.0174533)&lt;255;[.$B115]/COS([.BN$2]*0.0174533);255);0)  ;2)" office:value-type="string" office:string-value="10">
            <text:p>10</text:p>
          </table:table-cell>
          <table:table-cell table:style-name="ce3" table:formula="of:=DEC2HEX(ROUND(IF([.$B115]/COS([.BO$2]*0.0174533)&lt;255;[.$B115]/COS([.BO$2]*0.0174533);255);0)  ;2)" office:value-type="string" office:string-value="10">
            <text:p>10</text:p>
          </table:table-cell>
          <table:table-cell table:style-name="ce3" table:formula="of:=DEC2HEX(ROUND(IF([.$B115]/COS([.BP$2]*0.0174533)&lt;255;[.$B115]/COS([.BP$2]*0.0174533);255);0)  ;2)" office:value-type="string" office:string-value="10">
            <text:p>10</text:p>
          </table:table-cell>
          <table:table-cell table:style-name="ce3" table:formula="of:=DEC2HEX(ROUND(IF([.$B115]/COS([.BQ$2]*0.0174533)&lt;255;[.$B115]/COS([.BQ$2]*0.0174533);255);0)  ;2)" office:value-type="string" office:string-value="10">
            <text:p>10</text:p>
          </table:table-cell>
          <table:table-cell table:style-name="ce3" table:formula="of:=DEC2HEX(ROUND(IF([.$B115]/COS([.BR$2]*0.0174533)&lt;255;[.$B115]/COS([.BR$2]*0.0174533);255);0)  ;2)" office:value-type="string" office:string-value="11">
            <text:p>11</text:p>
          </table:table-cell>
          <table:table-cell table:style-name="ce3" table:formula="of:=DEC2HEX(ROUND(IF([.$B115]/COS([.BS$2]*0.0174533)&lt;255;[.$B115]/COS([.BS$2]*0.0174533);255);0)  ;2)" office:value-type="string" office:string-value="11">
            <text:p>11</text:p>
          </table:table-cell>
          <table:table-cell table:style-name="ce3" table:formula="of:=DEC2HEX(ROUND(IF([.$B115]/COS([.BT$2]*0.0174533)&lt;255;[.$B115]/COS([.BT$2]*0.0174533);255);0)  ;2)" office:value-type="string" office:string-value="12">
            <text:p>12</text:p>
          </table:table-cell>
          <table:table-cell table:style-name="ce3" table:formula="of:=DEC2HEX(ROUND(IF([.$B115]/COS([.BU$2]*0.0174533)&lt;255;[.$B115]/COS([.BU$2]*0.0174533);255);0)  ;2)" office:value-type="string" office:string-value="13">
            <text:p>13</text:p>
          </table:table-cell>
          <table:table-cell table:style-name="ce3" table:formula="of:=DEC2HEX(ROUND(IF([.$B115]/COS([.BV$2]*0.0174533)&lt;255;[.$B115]/COS([.BV$2]*0.0174533);255);0)  ;2)" office:value-type="string" office:string-value="15">
            <text:p>15</text:p>
          </table:table-cell>
          <table:table-cell table:style-name="ce3" table:formula="of:=DEC2HEX(ROUND(IF([.$B115]/COS([.BW$2]*0.0174533)&lt;255;[.$B115]/COS([.BW$2]*0.0174533);255);0)  ;2)" office:value-type="string" office:string-value="17">
            <text:p>17</text:p>
          </table:table-cell>
          <table:table-cell table:style-name="ce3" table:formula="of:=DEC2HEX(ROUND(IF([.$B115]/COS([.BX$2]*0.0174533)&lt;255;[.$B115]/COS([.BX$2]*0.0174533);255);0)  ;2)" office:value-type="string" office:string-value="19">
            <text:p>19</text:p>
          </table:table-cell>
          <table:table-cell table:style-name="ce3" table:formula="of:=DEC2HEX(ROUND(IF([.$B115]/COS([.BY$2]*0.0174533)&lt;255;[.$B115]/COS([.BY$2]*0.0174533);255);0)  ;2)" office:value-type="string" office:string-value="1D">
            <text:p>1D</text:p>
          </table:table-cell>
          <table:table-cell table:style-name="ce3" table:formula="of:=DEC2HEX(ROUND(IF([.$B115]/COS([.BZ$2]*0.0174533)&lt;255;[.$B115]/COS([.BZ$2]*0.0174533);255);0)  ;2)" office:value-type="string" office:string-value="22">
            <text:p>22</text:p>
          </table:table-cell>
          <table:table-cell table:style-name="ce3" table:formula="of:=DEC2HEX(ROUND(IF([.$B115]/COS([.CA$2]*0.0174533)&lt;255;[.$B115]/COS([.CA$2]*0.0174533);255);0)  ;2)" office:value-type="string" office:string-value="2A">
            <text:p>2A</text:p>
          </table:table-cell>
          <table:table-cell table:style-name="ce3" table:formula="of:=DEC2HEX(ROUND(IF([.$B115]/COS([.CB$2]*0.0174533)&lt;255;[.$B115]/COS([.CB$2]*0.0174533);255);0)  ;2)" office:value-type="string" office:string-value="37">
            <text:p>37</text:p>
          </table:table-cell>
          <table:table-cell table:style-name="ce3" table:formula="of:=DEC2HEX(ROUND(IF([.$B115]/COS([.CC$2]*0.0174533)&lt;255;[.$B115]/COS([.CC$2]*0.0174533);255);0)  ;2)" office:value-type="string" office:string-value="52">
            <text:p>52</text:p>
          </table:table-cell>
          <table:table-cell table:number-columns-repeated="943"/>
        </table:table-row>
        <table:table-row table:style-name="ro1">
          <table:table-cell table:formula="of:=[.A115]+1" office:value-type="float" office:value="112">
            <text:p>112</text:p>
          </table:table-cell>
          <table:table-cell table:style-name="ce2" table:formula="of:=[.B115]-1" office:value-type="float" office:value="15">
            <text:p>15</text:p>
          </table:table-cell>
          <table:table-cell table:formula="of:=DEC2HEX(ROUND(IF([.$B116]/[.C$3]&lt;127;127-[.$B116]/[.C$3];0) ;0) ;2)" office:value-type="string" office:string-value="70">
            <text:p>70</text:p>
          </table:table-cell>
          <table:table-cell table:formula="of:=DEC2HEX(ROUND(IF([.$B116]/[.D$3]&lt;127;127-[.$B116]/[.D$3];0) ;0) ;2)" office:value-type="string" office:string-value="70">
            <text:p>70</text:p>
          </table:table-cell>
          <table:table-cell table:formula="of:=DEC2HEX(ROUND(IF([.$B116]/[.E$3]&lt;127;127-[.$B116]/[.E$3];0) ;0) ;2)" office:value-type="string" office:string-value="70">
            <text:p>70</text:p>
          </table:table-cell>
          <table:table-cell table:formula="of:=DEC2HEX(ROUND(IF([.$B116]/[.F$3]&lt;127;127-[.$B116]/[.F$3];0) ;0) ;2)" office:value-type="string" office:string-value="6F">
            <text:p>6F</text:p>
          </table:table-cell>
          <table:table-cell table:formula="of:=DEC2HEX(ROUND(IF([.$B116]/[.G$3]&lt;127;127-[.$B116]/[.G$3];0) ;0) ;2)" office:value-type="string" office:string-value="6F">
            <text:p>6F</text:p>
          </table:table-cell>
          <table:table-cell table:formula="of:=DEC2HEX(ROUND(IF([.$B116]/[.H$3]&lt;127;127-[.$B116]/[.H$3];0) ;0) ;2)" office:value-type="string" office:string-value="6E">
            <text:p>6E</text:p>
          </table:table-cell>
          <table:table-cell table:formula="of:=DEC2HEX(ROUND(IF([.$B116]/[.I$3]&lt;127;127-[.$B116]/[.I$3];0) ;0) ;2)" office:value-type="string" office:string-value="6D">
            <text:p>6D</text:p>
          </table:table-cell>
          <table:table-cell table:formula="of:=DEC2HEX(ROUND(IF([.$B116]/[.J$3]&lt;127;127-[.$B116]/[.J$3];0) ;0) ;2)" office:value-type="string" office:string-value="6C">
            <text:p>6C</text:p>
          </table:table-cell>
          <table:table-cell table:formula="of:=DEC2HEX(ROUND(IF([.$B116]/[.K$3]&lt;127;127-[.$B116]/[.K$3];0) ;0) ;2)" office:value-type="string" office:string-value="6A">
            <text:p>6A</text:p>
          </table:table-cell>
          <table:table-cell table:formula="of:=DEC2HEX(ROUND(IF([.$B116]/[.L$3]&lt;127;127-[.$B116]/[.L$3];0) ;0) ;2)" office:value-type="string" office:string-value="67">
            <text:p>67</text:p>
          </table:table-cell>
          <table:table-cell table:style-name="ce3" table:formula="of:=DEC2HEX(ROUND(IF([.$B116]/[.M$3]&lt;127;127-[.$B116]/[.M$3];0) ;0) ;2)" office:value-type="string" office:string-value="64">
            <text:p>64</text:p>
          </table:table-cell>
          <table:table-cell table:style-name="ce3" table:formula="of:=DEC2HEX(ROUND(IF([.$B116]/[.N$3]&lt;127;127-[.$B116]/[.N$3];0) ;0) ;2)" office:value-type="string" office:string-value="5F">
            <text:p>5F</text:p>
          </table:table-cell>
          <table:table-cell table:style-name="ce3" table:formula="of:=DEC2HEX(ROUND(IF([.$B116]/[.O$3]&lt;127;127-[.$B116]/[.O$3];0) ;0) ;2)" office:value-type="string" office:string-value="58">
            <text:p>58</text:p>
          </table:table-cell>
          <table:table-cell table:style-name="ce3" table:formula="of:=DEC2HEX(ROUND(IF([.$B116]/[.P$3]&lt;127;127-[.$B116]/[.P$3];0) ;0) ;2)" office:value-type="string" office:string-value="4B">
            <text:p>4B</text:p>
          </table:table-cell>
          <table:table-cell table:style-name="ce3" table:formula="of:=DEC2HEX(ROUND(IF([.$B116]/[.Q$3]&lt;127;127-[.$B116]/[.Q$3];0) ;0) ;2)" office:value-type="string" office:string-value="32">
            <text:p>32</text:p>
          </table:table-cell>
          <table:table-cell table:style-name="ce3" table:formula="of:=DEC2HEX(ROUND(IF([.$B116]/[.R$3]&lt;127;127-[.$B116]/[.R$3];0) ;0) ;2)" office:value-type="string" office:string-value="00">
            <text:p>00</text:p>
          </table:table-cell>
          <table:table-cell table:style-name="ce3" table:formula="of:=DEC2HEX(ROUND(IF([.$B116]/[.S$3]&lt;127;[.$B116]/[.S$3];127) ;0) ;2)" office:value-type="float" office:value="0">
            <text:p>#ДЕЛ/0!</text:p>
          </table:table-cell>
          <table:table-cell table:style-name="ce3" table:formula="of:=DEC2HEX(ROUND(IF([.$B116]/[.T$3]&lt;127;[.$B116]/[.T$3];127) ;0) ;2)" office:value-type="string" office:string-value="FFFFFFFF67">
            <text:p>FFFFFFFF67</text:p>
          </table:table-cell>
          <table:table-cell table:style-name="ce3" table:formula="of:=DEC2HEX(ROUND(IF([.$B116]/[.U$3]&lt;127;[.$B116]/[.U$3];127) ;0) ;2)" office:value-type="string" office:string-value="FFFFFFFFB3">
            <text:p>FFFFFFFFB3</text:p>
          </table:table-cell>
          <table:table-cell table:style-name="ce3" table:formula="of:=DEC2HEX(ROUND(IF([.$B116]/[.V$3]&lt;127;[.$B116]/[.V$3];127) ;0) ;2)" office:value-type="string" office:string-value="FFFFFFFFCC">
            <text:p>FFFFFFFFCC</text:p>
          </table:table-cell>
          <table:table-cell table:style-name="ce3" table:formula="of:=DEC2HEX(ROUND(IF([.$B116]/[.W$3]&lt;127;[.$B116]/[.W$3];127) ;0) ;2)" office:value-type="string" office:string-value="FFFFFFFFD9">
            <text:p>FFFFFFFFD9</text:p>
          </table:table-cell>
          <table:table-cell table:style-name="ce3" table:formula="of:=DEC2HEX(ROUND(IF([.$B116]/[.X$3]&lt;127;[.$B116]/[.X$3];127) ;0) ;2)" office:value-type="string" office:string-value="FFFFFFFFE0">
            <text:p>FFFFFFFFE0</text:p>
          </table:table-cell>
          <table:table-cell table:style-name="ce3" table:formula="of:=DEC2HEX(ROUND(IF([.$B116]/[.Y$3]&lt;127;[.$B116]/[.Y$3];127) ;0) ;2)" office:value-type="string" office:string-value="FFFFFFFFE5">
            <text:p>FFFFFFFFE5</text:p>
          </table:table-cell>
          <table:table-cell table:style-name="ce3" table:formula="of:=DEC2HEX(ROUND(IF([.$B116]/[.Z$3]&lt;127;[.$B116]/[.Z$3];127) ;0) ;2)" office:value-type="string" office:string-value="FFFFFFFFE8">
            <text:p>FFFFFFFFE8</text:p>
          </table:table-cell>
          <table:table-cell table:style-name="ce3" table:formula="of:=DEC2HEX(ROUND(IF([.$B116]/[.AA$3]&lt;127;[.$B116]/[.AA$3];127) ;0) ;2)" office:value-type="string" office:string-value="FFFFFFFFEB">
            <text:p>FFFFFFFFEB</text:p>
          </table:table-cell>
          <table:table-cell table:style-name="ce3" table:formula="of:=DEC2HEX(ROUND(IF([.$B116]/[.AB$3]&lt;127;[.$B116]/[.AB$3];127) ;0) ;2)" office:value-type="string" office:string-value="FFFFFFFFED">
            <text:p>FFFFFFFFED</text:p>
          </table:table-cell>
          <table:table-cell table:style-name="ce3" table:formula="of:=DEC2HEX(ROUND(IF([.$B116]/[.AC$3]&lt;127;[.$B116]/[.AC$3];127) ;0) ;2)" office:value-type="string" office:string-value="FFFFFFFFEE">
            <text:p>FFFFFFFFEE</text:p>
          </table:table-cell>
          <table:table-cell table:style-name="ce3" table:formula="of:=DEC2HEX(ROUND(IF([.$B116]/[.AD$3]&lt;127;[.$B116]/[.AD$3];127) ;0) ;2)" office:value-type="string" office:string-value="FFFFFFFFEF">
            <text:p>FFFFFFFFEF</text:p>
          </table:table-cell>
          <table:table-cell table:style-name="ce3" table:formula="of:=DEC2HEX(ROUND(IF([.$B116]/[.AE$3]&lt;127;[.$B116]/[.AE$3];127) ;0) ;2)" office:value-type="string" office:string-value="FFFFFFFFF0">
            <text:p>FFFFFFFFF0</text:p>
          </table:table-cell>
          <table:table-cell table:style-name="ce3" table:formula="of:=DEC2HEX(ROUND(IF([.$B116]/[.AF$3]&lt;127;[.$B116]/[.AF$3];127) ;0) ;2)" office:value-type="string" office:string-value="FFFFFFFFF0">
            <text:p>FFFFFFFFF0</text:p>
          </table:table-cell>
          <table:table-cell table:style-name="ce3" table:formula="of:=DEC2HEX(ROUND(IF([.$B116]/[.AG$3]&lt;127;[.$B116]/[.AG$3];127) ;0) ;2)" office:value-type="string" office:string-value="FFFFFFFFF1">
            <text:p>FFFFFFFFF1</text:p>
          </table:table-cell>
          <table:table-cell table:style-name="ce3" table:formula="of:=DEC2HEX(ROUND(IF([.$B116]/[.AH$3]&lt;127;[.$B116]/[.AH$3];127) ;0) ;2)" office:value-type="string" office:string-value="FFFFFFFFF1">
            <text:p>FFFFFFFFF1</text:p>
          </table:table-cell>
          <table:table-cell table:style-name="ce3" table:formula="of:=DEC2HEX(ROUND(IF([.$B116]/COS([.AI$2]*0.0174533)&lt;255;[.$B116]/COS([.AI$2]*0.0174533);255);0)  ;2)" office:value-type="string" office:string-value="FFFFFFFFF1">
            <text:p>FFFFFFFFF1</text:p>
          </table:table-cell>
          <table:table-cell table:style-name="ce3" table:formula="of:=DEC2HEX(ROUND(IF([.$B116]/COS([.AJ$2]*0.0174533)&lt;255;[.$B116]/COS([.AJ$2]*0.0174533);255);0)  ;2)" office:value-type="string" office:string-value="FFFFFFFFF1">
            <text:p>FFFFFFFFF1</text:p>
          </table:table-cell>
          <table:table-cell table:style-name="ce3" table:formula="of:=DEC2HEX(ROUND(IF([.$B116]/COS([.AK$2]*0.0174533)&lt;255;[.$B116]/COS([.AK$2]*0.0174533);255);0)  ;2)" office:value-type="string" office:string-value="FFFFFFFFF1">
            <text:p>FFFFFFFFF1</text:p>
          </table:table-cell>
          <table:table-cell table:style-name="ce3" table:formula="of:=DEC2HEX(ROUND(IF([.$B116]/COS([.AL$2]*0.0174533)&lt;255;[.$B116]/COS([.AL$2]*0.0174533);255);0)  ;2)" office:value-type="string" office:string-value="FFFFFFFFF0">
            <text:p>FFFFFFFFF0</text:p>
          </table:table-cell>
          <table:table-cell table:style-name="ce3" table:formula="of:=DEC2HEX(ROUND(IF([.$B116]/COS([.AM$2]*0.0174533)&lt;255;[.$B116]/COS([.AM$2]*0.0174533);255);0)  ;2)" office:value-type="string" office:string-value="FFFFFFFFF0">
            <text:p>FFFFFFFFF0</text:p>
          </table:table-cell>
          <table:table-cell table:style-name="ce3" table:formula="of:=DEC2HEX(ROUND(IF([.$B116]/COS([.AN$2]*0.0174533)&lt;255;[.$B116]/COS([.AN$2]*0.0174533);255);0)  ;2)" office:value-type="string" office:string-value="FFFFFFFFEF">
            <text:p>FFFFFFFFEF</text:p>
          </table:table-cell>
          <table:table-cell table:style-name="ce3" table:formula="of:=DEC2HEX(ROUND(IF([.$B116]/COS([.AO$2]*0.0174533)&lt;255;[.$B116]/COS([.AO$2]*0.0174533);255);0)  ;2)" office:value-type="string" office:string-value="FFFFFFFFEE">
            <text:p>FFFFFFFFEE</text:p>
          </table:table-cell>
          <table:table-cell table:style-name="ce3" table:formula="of:=DEC2HEX(ROUND(IF([.$B116]/COS([.AP$2]*0.0174533)&lt;255;[.$B116]/COS([.AP$2]*0.0174533);255);0)  ;2)" office:value-type="string" office:string-value="FFFFFFFFED">
            <text:p>FFFFFFFFED</text:p>
          </table:table-cell>
          <table:table-cell table:style-name="ce3" table:formula="of:=DEC2HEX(ROUND(IF([.$B116]/COS([.AQ$2]*0.0174533)&lt;255;[.$B116]/COS([.AQ$2]*0.0174533);255);0)  ;2)" office:value-type="string" office:string-value="FFFFFFFFEB">
            <text:p>FFFFFFFFEB</text:p>
          </table:table-cell>
          <table:table-cell table:style-name="ce3" table:formula="of:=DEC2HEX(ROUND(IF([.$B116]/COS([.AR$2]*0.0174533)&lt;255;[.$B116]/COS([.AR$2]*0.0174533);255);0)  ;2)" office:value-type="string" office:string-value="FFFFFFFFE8">
            <text:p>FFFFFFFFE8</text:p>
          </table:table-cell>
          <table:table-cell table:style-name="ce3" table:formula="of:=DEC2HEX(ROUND(IF([.$B116]/COS([.AS$2]*0.0174533)&lt;255;[.$B116]/COS([.AS$2]*0.0174533);255);0)  ;2)" office:value-type="string" office:string-value="FFFFFFFFE5">
            <text:p>FFFFFFFFE5</text:p>
          </table:table-cell>
          <table:table-cell table:style-name="ce3" table:formula="of:=DEC2HEX(ROUND(IF([.$B116]/COS([.AT$2]*0.0174533)&lt;255;[.$B116]/COS([.AT$2]*0.0174533);255);0)  ;2)" office:value-type="string" office:string-value="FFFFFFFFE0">
            <text:p>FFFFFFFFE0</text:p>
          </table:table-cell>
          <table:table-cell table:style-name="ce3" table:formula="of:=DEC2HEX(ROUND(IF([.$B116]/COS([.AU$2]*0.0174533)&lt;255;[.$B116]/COS([.AU$2]*0.0174533);255);0)  ;2)" office:value-type="string" office:string-value="FFFFFFFFD9">
            <text:p>FFFFFFFFD9</text:p>
          </table:table-cell>
          <table:table-cell table:style-name="ce3" table:formula="of:=DEC2HEX(ROUND(IF([.$B116]/COS([.AV$2]*0.0174533)&lt;255;[.$B116]/COS([.AV$2]*0.0174533);255);0)  ;2)" office:value-type="string" office:string-value="FFFFFFFFCC">
            <text:p>FFFFFFFFCC</text:p>
          </table:table-cell>
          <table:table-cell table:style-name="ce3" table:formula="of:=DEC2HEX(ROUND(IF([.$B116]/COS([.AW$2]*0.0174533)&lt;255;[.$B116]/COS([.AW$2]*0.0174533);255);0)  ;2)" office:value-type="string" office:string-value="FFFFFFFFB3">
            <text:p>FFFFFFFFB3</text:p>
          </table:table-cell>
          <table:table-cell table:style-name="ce3" table:formula="of:=DEC2HEX(ROUND(IF([.$B116]/COS([.AX$2]*0.0174533)&lt;255;[.$B116]/COS([.AX$2]*0.0174533);255);0)  ;2)" office:value-type="string" office:string-value="FFFFFFFF67">
            <text:p>FFFFFFFF67</text:p>
          </table:table-cell>
          <table:table-cell table:style-name="ce3" table:formula="of:=DEC2HEX(ROUND(IF([.$B116]/COS([.AY$2]*0.0174533)&lt;255;[.$B116]/COS([.AY$2]*0.0174533);255);0)  ;2)" office:value-type="string" office:string-value="FF">
            <text:p>FF</text:p>
          </table:table-cell>
          <table:table-cell table:style-name="ce3" table:formula="of:=DEC2HEX(ROUND(IF([.$B116]/COS([.AZ$2]*0.0174533)&lt;255;[.$B116]/COS([.AZ$2]*0.0174533);255);0)  ;2)" office:value-type="string" office:string-value="99">
            <text:p>99</text:p>
          </table:table-cell>
          <table:table-cell table:style-name="ce3" table:formula="of:=DEC2HEX(ROUND(IF([.$B116]/COS([.BA$2]*0.0174533)&lt;255;[.$B116]/COS([.BA$2]*0.0174533);255);0)  ;2)" office:value-type="string" office:string-value="4D">
            <text:p>4D</text:p>
          </table:table-cell>
          <table:table-cell table:style-name="ce3" table:formula="of:=DEC2HEX(ROUND(IF([.$B116]/COS([.BB$2]*0.0174533)&lt;255;[.$B116]/COS([.BB$2]*0.0174533);255);0)  ;2)" office:value-type="string" office:string-value="34">
            <text:p>34</text:p>
          </table:table-cell>
          <table:table-cell table:style-name="ce3" table:formula="of:=DEC2HEX(ROUND(IF([.$B116]/COS([.BC$2]*0.0174533)&lt;255;[.$B116]/COS([.BC$2]*0.0174533);255);0)  ;2)" office:value-type="string" office:string-value="27">
            <text:p>27</text:p>
          </table:table-cell>
          <table:table-cell table:style-name="ce3" table:formula="of:=DEC2HEX(ROUND(IF([.$B116]/COS([.BD$2]*0.0174533)&lt;255;[.$B116]/COS([.BD$2]*0.0174533);255);0)  ;2)" office:value-type="string" office:string-value="20">
            <text:p>20</text:p>
          </table:table-cell>
          <table:table-cell table:style-name="ce3" table:formula="of:=DEC2HEX(ROUND(IF([.$B116]/COS([.BE$2]*0.0174533)&lt;255;[.$B116]/COS([.BE$2]*0.0174533);255);0)  ;2)" office:value-type="string" office:string-value="1B">
            <text:p>1B</text:p>
          </table:table-cell>
          <table:table-cell table:style-name="ce3" table:formula="of:=DEC2HEX(ROUND(IF([.$B116]/COS([.BF$2]*0.0174533)&lt;255;[.$B116]/COS([.BF$2]*0.0174533);255);0)  ;2)" office:value-type="string" office:string-value="18">
            <text:p>18</text:p>
          </table:table-cell>
          <table:table-cell table:style-name="ce3" table:formula="of:=DEC2HEX(ROUND(IF([.$B116]/COS([.BG$2]*0.0174533)&lt;255;[.$B116]/COS([.BG$2]*0.0174533);255);0)  ;2)" office:value-type="string" office:string-value="15">
            <text:p>15</text:p>
          </table:table-cell>
          <table:table-cell table:style-name="ce3" table:formula="of:=DEC2HEX(ROUND(IF([.$B116]/COS([.BH$2]*0.0174533)&lt;255;[.$B116]/COS([.BH$2]*0.0174533);255);0)  ;2)" office:value-type="string" office:string-value="13">
            <text:p>13</text:p>
          </table:table-cell>
          <table:table-cell table:style-name="ce3" table:formula="of:=DEC2HEX(ROUND(IF([.$B116]/COS([.BI$2]*0.0174533)&lt;255;[.$B116]/COS([.BI$2]*0.0174533);255);0)  ;2)" office:value-type="string" office:string-value="12">
            <text:p>12</text:p>
          </table:table-cell>
          <table:table-cell table:style-name="ce3" table:formula="of:=DEC2HEX(ROUND(IF([.$B116]/COS([.BJ$2]*0.0174533)&lt;255;[.$B116]/COS([.BJ$2]*0.0174533);255);0)  ;2)" office:value-type="string" office:string-value="11">
            <text:p>11</text:p>
          </table:table-cell>
          <table:table-cell table:style-name="ce3" table:formula="of:=DEC2HEX(ROUND(IF([.$B116]/COS([.BK$2]*0.0174533)&lt;255;[.$B116]/COS([.BK$2]*0.0174533);255);0)  ;2)" office:value-type="string" office:string-value="10">
            <text:p>10</text:p>
          </table:table-cell>
          <table:table-cell table:style-name="ce3" table:formula="of:=DEC2HEX(ROUND(IF([.$B116]/COS([.BL$2]*0.0174533)&lt;255;[.$B116]/COS([.BL$2]*0.0174533);255);0)  ;2)" office:value-type="string" office:string-value="10">
            <text:p>10</text:p>
          </table:table-cell>
          <table:table-cell table:style-name="ce3" table:formula="of:=DEC2HEX(ROUND(IF([.$B116]/COS([.BM$2]*0.0174533)&lt;255;[.$B116]/COS([.BM$2]*0.0174533);255);0)  ;2)" office:value-type="string" office:string-value="0F">
            <text:p>0F</text:p>
          </table:table-cell>
          <table:table-cell table:style-name="ce3" table:formula="of:=DEC2HEX(ROUND(IF([.$B116]/COS([.BN$2]*0.0174533)&lt;255;[.$B116]/COS([.BN$2]*0.0174533);255);0)  ;2)" office:value-type="string" office:string-value="0F">
            <text:p>0F</text:p>
          </table:table-cell>
          <table:table-cell table:style-name="ce3" table:formula="of:=DEC2HEX(ROUND(IF([.$B116]/COS([.BO$2]*0.0174533)&lt;255;[.$B116]/COS([.BO$2]*0.0174533);255);0)  ;2)" office:value-type="string" office:string-value="0F">
            <text:p>0F</text:p>
          </table:table-cell>
          <table:table-cell table:style-name="ce3" table:formula="of:=DEC2HEX(ROUND(IF([.$B116]/COS([.BP$2]*0.0174533)&lt;255;[.$B116]/COS([.BP$2]*0.0174533);255);0)  ;2)" office:value-type="string" office:string-value="0F">
            <text:p>0F</text:p>
          </table:table-cell>
          <table:table-cell table:style-name="ce3" table:formula="of:=DEC2HEX(ROUND(IF([.$B116]/COS([.BQ$2]*0.0174533)&lt;255;[.$B116]/COS([.BQ$2]*0.0174533);255);0)  ;2)" office:value-type="string" office:string-value="0F">
            <text:p>0F</text:p>
          </table:table-cell>
          <table:table-cell table:style-name="ce3" table:formula="of:=DEC2HEX(ROUND(IF([.$B116]/COS([.BR$2]*0.0174533)&lt;255;[.$B116]/COS([.BR$2]*0.0174533);255);0)  ;2)" office:value-type="string" office:string-value="10">
            <text:p>10</text:p>
          </table:table-cell>
          <table:table-cell table:style-name="ce3" table:formula="of:=DEC2HEX(ROUND(IF([.$B116]/COS([.BS$2]*0.0174533)&lt;255;[.$B116]/COS([.BS$2]*0.0174533);255);0)  ;2)" office:value-type="string" office:string-value="10">
            <text:p>10</text:p>
          </table:table-cell>
          <table:table-cell table:style-name="ce3" table:formula="of:=DEC2HEX(ROUND(IF([.$B116]/COS([.BT$2]*0.0174533)&lt;255;[.$B116]/COS([.BT$2]*0.0174533);255);0)  ;2)" office:value-type="string" office:string-value="11">
            <text:p>11</text:p>
          </table:table-cell>
          <table:table-cell table:style-name="ce3" table:formula="of:=DEC2HEX(ROUND(IF([.$B116]/COS([.BU$2]*0.0174533)&lt;255;[.$B116]/COS([.BU$2]*0.0174533);255);0)  ;2)" office:value-type="string" office:string-value="12">
            <text:p>12</text:p>
          </table:table-cell>
          <table:table-cell table:style-name="ce3" table:formula="of:=DEC2HEX(ROUND(IF([.$B116]/COS([.BV$2]*0.0174533)&lt;255;[.$B116]/COS([.BV$2]*0.0174533);255);0)  ;2)" office:value-type="string" office:string-value="13">
            <text:p>13</text:p>
          </table:table-cell>
          <table:table-cell table:style-name="ce3" table:formula="of:=DEC2HEX(ROUND(IF([.$B116]/COS([.BW$2]*0.0174533)&lt;255;[.$B116]/COS([.BW$2]*0.0174533);255);0)  ;2)" office:value-type="string" office:string-value="15">
            <text:p>15</text:p>
          </table:table-cell>
          <table:table-cell table:style-name="ce3" table:formula="of:=DEC2HEX(ROUND(IF([.$B116]/COS([.BX$2]*0.0174533)&lt;255;[.$B116]/COS([.BX$2]*0.0174533);255);0)  ;2)" office:value-type="string" office:string-value="18">
            <text:p>18</text:p>
          </table:table-cell>
          <table:table-cell table:style-name="ce3" table:formula="of:=DEC2HEX(ROUND(IF([.$B116]/COS([.BY$2]*0.0174533)&lt;255;[.$B116]/COS([.BY$2]*0.0174533);255);0)  ;2)" office:value-type="string" office:string-value="1B">
            <text:p>1B</text:p>
          </table:table-cell>
          <table:table-cell table:style-name="ce3" table:formula="of:=DEC2HEX(ROUND(IF([.$B116]/COS([.BZ$2]*0.0174533)&lt;255;[.$B116]/COS([.BZ$2]*0.0174533);255);0)  ;2)" office:value-type="string" office:string-value="20">
            <text:p>20</text:p>
          </table:table-cell>
          <table:table-cell table:style-name="ce3" table:formula="of:=DEC2HEX(ROUND(IF([.$B116]/COS([.CA$2]*0.0174533)&lt;255;[.$B116]/COS([.CA$2]*0.0174533);255);0)  ;2)" office:value-type="string" office:string-value="27">
            <text:p>27</text:p>
          </table:table-cell>
          <table:table-cell table:style-name="ce3" table:formula="of:=DEC2HEX(ROUND(IF([.$B116]/COS([.CB$2]*0.0174533)&lt;255;[.$B116]/COS([.CB$2]*0.0174533);255);0)  ;2)" office:value-type="string" office:string-value="34">
            <text:p>34</text:p>
          </table:table-cell>
          <table:table-cell table:style-name="ce3" table:formula="of:=DEC2HEX(ROUND(IF([.$B116]/COS([.CC$2]*0.0174533)&lt;255;[.$B116]/COS([.CC$2]*0.0174533);255);0)  ;2)" office:value-type="string" office:string-value="4D">
            <text:p>4D</text:p>
          </table:table-cell>
          <table:table-cell table:number-columns-repeated="943"/>
        </table:table-row>
        <table:table-row table:style-name="ro1">
          <table:table-cell table:formula="of:=[.A116]+1" office:value-type="float" office:value="113">
            <text:p>113</text:p>
          </table:table-cell>
          <table:table-cell table:style-name="ce2" table:formula="of:=[.B116]-1" office:value-type="float" office:value="14">
            <text:p>14</text:p>
          </table:table-cell>
          <table:table-cell table:formula="of:=DEC2HEX(ROUND(IF([.$B117]/[.C$3]&lt;127;127-[.$B117]/[.C$3];0) ;0) ;2)" office:value-type="string" office:string-value="71">
            <text:p>71</text:p>
          </table:table-cell>
          <table:table-cell table:formula="of:=DEC2HEX(ROUND(IF([.$B117]/[.D$3]&lt;127;127-[.$B117]/[.D$3];0) ;0) ;2)" office:value-type="string" office:string-value="71">
            <text:p>71</text:p>
          </table:table-cell>
          <table:table-cell table:formula="of:=DEC2HEX(ROUND(IF([.$B117]/[.E$3]&lt;127;127-[.$B117]/[.E$3];0) ;0) ;2)" office:value-type="string" office:string-value="71">
            <text:p>71</text:p>
          </table:table-cell>
          <table:table-cell table:formula="of:=DEC2HEX(ROUND(IF([.$B117]/[.F$3]&lt;127;127-[.$B117]/[.F$3];0) ;0) ;2)" office:value-type="string" office:string-value="70">
            <text:p>70</text:p>
          </table:table-cell>
          <table:table-cell table:formula="of:=DEC2HEX(ROUND(IF([.$B117]/[.G$3]&lt;127;127-[.$B117]/[.G$3];0) ;0) ;2)" office:value-type="string" office:string-value="70">
            <text:p>70</text:p>
          </table:table-cell>
          <table:table-cell table:formula="of:=DEC2HEX(ROUND(IF([.$B117]/[.H$3]&lt;127;127-[.$B117]/[.H$3];0) ;0) ;2)" office:value-type="string" office:string-value="6F">
            <text:p>6F</text:p>
          </table:table-cell>
          <table:table-cell table:formula="of:=DEC2HEX(ROUND(IF([.$B117]/[.I$3]&lt;127;127-[.$B117]/[.I$3];0) ;0) ;2)" office:value-type="string" office:string-value="6E">
            <text:p>6E</text:p>
          </table:table-cell>
          <table:table-cell table:formula="of:=DEC2HEX(ROUND(IF([.$B117]/[.J$3]&lt;127;127-[.$B117]/[.J$3];0) ;0) ;2)" office:value-type="string" office:string-value="6D">
            <text:p>6D</text:p>
          </table:table-cell>
          <table:table-cell table:formula="of:=DEC2HEX(ROUND(IF([.$B117]/[.K$3]&lt;127;127-[.$B117]/[.K$3];0) ;0) ;2)" office:value-type="string" office:string-value="6B">
            <text:p>6B</text:p>
          </table:table-cell>
          <table:table-cell table:formula="of:=DEC2HEX(ROUND(IF([.$B117]/[.L$3]&lt;127;127-[.$B117]/[.L$3];0) ;0) ;2)" office:value-type="string" office:string-value="69">
            <text:p>69</text:p>
          </table:table-cell>
          <table:table-cell table:style-name="ce3" table:formula="of:=DEC2HEX(ROUND(IF([.$B117]/[.M$3]&lt;127;127-[.$B117]/[.M$3];0) ;0) ;2)" office:value-type="string" office:string-value="66">
            <text:p>66</text:p>
          </table:table-cell>
          <table:table-cell table:style-name="ce3" table:formula="of:=DEC2HEX(ROUND(IF([.$B117]/[.N$3]&lt;127;127-[.$B117]/[.N$3];0) ;0) ;2)" office:value-type="string" office:string-value="61">
            <text:p>61</text:p>
          </table:table-cell>
          <table:table-cell table:style-name="ce3" table:formula="of:=DEC2HEX(ROUND(IF([.$B117]/[.O$3]&lt;127;127-[.$B117]/[.O$3];0) ;0) ;2)" office:value-type="string" office:string-value="5A">
            <text:p>5A</text:p>
          </table:table-cell>
          <table:table-cell table:style-name="ce3" table:formula="of:=DEC2HEX(ROUND(IF([.$B117]/[.P$3]&lt;127;127-[.$B117]/[.P$3];0) ;0) ;2)" office:value-type="string" office:string-value="4F">
            <text:p>4F</text:p>
          </table:table-cell>
          <table:table-cell table:style-name="ce3" table:formula="of:=DEC2HEX(ROUND(IF([.$B117]/[.Q$3]&lt;127;127-[.$B117]/[.Q$3];0) ;0) ;2)" office:value-type="string" office:string-value="37">
            <text:p>37</text:p>
          </table:table-cell>
          <table:table-cell table:style-name="ce3" table:formula="of:=DEC2HEX(ROUND(IF([.$B117]/[.R$3]&lt;127;127-[.$B117]/[.R$3];0) ;0) ;2)" office:value-type="string" office:string-value="00">
            <text:p>00</text:p>
          </table:table-cell>
          <table:table-cell table:style-name="ce3" table:formula="of:=DEC2HEX(ROUND(IF([.$B117]/[.S$3]&lt;127;[.$B117]/[.S$3];127) ;0) ;2)" office:value-type="float" office:value="0">
            <text:p>#ДЕЛ/0!</text:p>
          </table:table-cell>
          <table:table-cell table:style-name="ce3" table:formula="of:=DEC2HEX(ROUND(IF([.$B117]/[.T$3]&lt;127;[.$B117]/[.T$3];127) ;0) ;2)" office:value-type="string" office:string-value="FFFFFFFF71">
            <text:p>FFFFFFFF71</text:p>
          </table:table-cell>
          <table:table-cell table:style-name="ce3" table:formula="of:=DEC2HEX(ROUND(IF([.$B117]/[.U$3]&lt;127;[.$B117]/[.U$3];127) ;0) ;2)" office:value-type="string" office:string-value="FFFFFFFFB8">
            <text:p>FFFFFFFFB8</text:p>
          </table:table-cell>
          <table:table-cell table:style-name="ce3" table:formula="of:=DEC2HEX(ROUND(IF([.$B117]/[.V$3]&lt;127;[.$B117]/[.V$3];127) ;0) ;2)" office:value-type="string" office:string-value="FFFFFFFFD0">
            <text:p>FFFFFFFFD0</text:p>
          </table:table-cell>
          <table:table-cell table:style-name="ce3" table:formula="of:=DEC2HEX(ROUND(IF([.$B117]/[.W$3]&lt;127;[.$B117]/[.W$3];127) ;0) ;2)" office:value-type="string" office:string-value="FFFFFFFFDB">
            <text:p>FFFFFFFFDB</text:p>
          </table:table-cell>
          <table:table-cell table:style-name="ce3" table:formula="of:=DEC2HEX(ROUND(IF([.$B117]/[.X$3]&lt;127;[.$B117]/[.X$3];127) ;0) ;2)" office:value-type="string" office:string-value="FFFFFFFFE2">
            <text:p>FFFFFFFFE2</text:p>
          </table:table-cell>
          <table:table-cell table:style-name="ce3" table:formula="of:=DEC2HEX(ROUND(IF([.$B117]/[.Y$3]&lt;127;[.$B117]/[.Y$3];127) ;0) ;2)" office:value-type="string" office:string-value="FFFFFFFFE7">
            <text:p>FFFFFFFFE7</text:p>
          </table:table-cell>
          <table:table-cell table:style-name="ce3" table:formula="of:=DEC2HEX(ROUND(IF([.$B117]/[.Z$3]&lt;127;[.$B117]/[.Z$3];127) ;0) ;2)" office:value-type="string" office:string-value="FFFFFFFFEA">
            <text:p>FFFFFFFFEA</text:p>
          </table:table-cell>
          <table:table-cell table:style-name="ce3" table:formula="of:=DEC2HEX(ROUND(IF([.$B117]/[.AA$3]&lt;127;[.$B117]/[.AA$3];127) ;0) ;2)" office:value-type="string" office:string-value="FFFFFFFFEC">
            <text:p>FFFFFFFFEC</text:p>
          </table:table-cell>
          <table:table-cell table:style-name="ce3" table:formula="of:=DEC2HEX(ROUND(IF([.$B117]/[.AB$3]&lt;127;[.$B117]/[.AB$3];127) ;0) ;2)" office:value-type="string" office:string-value="FFFFFFFFEE">
            <text:p>FFFFFFFFEE</text:p>
          </table:table-cell>
          <table:table-cell table:style-name="ce3" table:formula="of:=DEC2HEX(ROUND(IF([.$B117]/[.AC$3]&lt;127;[.$B117]/[.AC$3];127) ;0) ;2)" office:value-type="string" office:string-value="FFFFFFFFEF">
            <text:p>FFFFFFFFEF</text:p>
          </table:table-cell>
          <table:table-cell table:style-name="ce3" table:formula="of:=DEC2HEX(ROUND(IF([.$B117]/[.AD$3]&lt;127;[.$B117]/[.AD$3];127) ;0) ;2)" office:value-type="string" office:string-value="FFFFFFFFF0">
            <text:p>FFFFFFFFF0</text:p>
          </table:table-cell>
          <table:table-cell table:style-name="ce3" table:formula="of:=DEC2HEX(ROUND(IF([.$B117]/[.AE$3]&lt;127;[.$B117]/[.AE$3];127) ;0) ;2)" office:value-type="string" office:string-value="FFFFFFFFF1">
            <text:p>FFFFFFFFF1</text:p>
          </table:table-cell>
          <table:table-cell table:style-name="ce3" table:formula="of:=DEC2HEX(ROUND(IF([.$B117]/[.AF$3]&lt;127;[.$B117]/[.AF$3];127) ;0) ;2)" office:value-type="string" office:string-value="FFFFFFFFF1">
            <text:p>FFFFFFFFF1</text:p>
          </table:table-cell>
          <table:table-cell table:style-name="ce3" table:formula="of:=DEC2HEX(ROUND(IF([.$B117]/[.AG$3]&lt;127;[.$B117]/[.AG$3];127) ;0) ;2)" office:value-type="string" office:string-value="FFFFFFFFF2">
            <text:p>FFFFFFFFF2</text:p>
          </table:table-cell>
          <table:table-cell table:style-name="ce3" table:formula="of:=DEC2HEX(ROUND(IF([.$B117]/[.AH$3]&lt;127;[.$B117]/[.AH$3];127) ;0) ;2)" office:value-type="string" office:string-value="FFFFFFFFF2">
            <text:p>FFFFFFFFF2</text:p>
          </table:table-cell>
          <table:table-cell table:style-name="ce3" table:formula="of:=DEC2HEX(ROUND(IF([.$B117]/COS([.AI$2]*0.0174533)&lt;255;[.$B117]/COS([.AI$2]*0.0174533);255);0)  ;2)" office:value-type="string" office:string-value="FFFFFFFFF2">
            <text:p>FFFFFFFFF2</text:p>
          </table:table-cell>
          <table:table-cell table:style-name="ce3" table:formula="of:=DEC2HEX(ROUND(IF([.$B117]/COS([.AJ$2]*0.0174533)&lt;255;[.$B117]/COS([.AJ$2]*0.0174533);255);0)  ;2)" office:value-type="string" office:string-value="FFFFFFFFF2">
            <text:p>FFFFFFFFF2</text:p>
          </table:table-cell>
          <table:table-cell table:style-name="ce3" table:formula="of:=DEC2HEX(ROUND(IF([.$B117]/COS([.AK$2]*0.0174533)&lt;255;[.$B117]/COS([.AK$2]*0.0174533);255);0)  ;2)" office:value-type="string" office:string-value="FFFFFFFFF2">
            <text:p>FFFFFFFFF2</text:p>
          </table:table-cell>
          <table:table-cell table:style-name="ce3" table:formula="of:=DEC2HEX(ROUND(IF([.$B117]/COS([.AL$2]*0.0174533)&lt;255;[.$B117]/COS([.AL$2]*0.0174533);255);0)  ;2)" office:value-type="string" office:string-value="FFFFFFFFF1">
            <text:p>FFFFFFFFF1</text:p>
          </table:table-cell>
          <table:table-cell table:style-name="ce3" table:formula="of:=DEC2HEX(ROUND(IF([.$B117]/COS([.AM$2]*0.0174533)&lt;255;[.$B117]/COS([.AM$2]*0.0174533);255);0)  ;2)" office:value-type="string" office:string-value="FFFFFFFFF1">
            <text:p>FFFFFFFFF1</text:p>
          </table:table-cell>
          <table:table-cell table:style-name="ce3" table:formula="of:=DEC2HEX(ROUND(IF([.$B117]/COS([.AN$2]*0.0174533)&lt;255;[.$B117]/COS([.AN$2]*0.0174533);255);0)  ;2)" office:value-type="string" office:string-value="FFFFFFFFF0">
            <text:p>FFFFFFFFF0</text:p>
          </table:table-cell>
          <table:table-cell table:style-name="ce3" table:formula="of:=DEC2HEX(ROUND(IF([.$B117]/COS([.AO$2]*0.0174533)&lt;255;[.$B117]/COS([.AO$2]*0.0174533);255);0)  ;2)" office:value-type="string" office:string-value="FFFFFFFFEF">
            <text:p>FFFFFFFFEF</text:p>
          </table:table-cell>
          <table:table-cell table:style-name="ce3" table:formula="of:=DEC2HEX(ROUND(IF([.$B117]/COS([.AP$2]*0.0174533)&lt;255;[.$B117]/COS([.AP$2]*0.0174533);255);0)  ;2)" office:value-type="string" office:string-value="FFFFFFFFEE">
            <text:p>FFFFFFFFEE</text:p>
          </table:table-cell>
          <table:table-cell table:style-name="ce3" table:formula="of:=DEC2HEX(ROUND(IF([.$B117]/COS([.AQ$2]*0.0174533)&lt;255;[.$B117]/COS([.AQ$2]*0.0174533);255);0)  ;2)" office:value-type="string" office:string-value="FFFFFFFFEC">
            <text:p>FFFFFFFFEC</text:p>
          </table:table-cell>
          <table:table-cell table:style-name="ce3" table:formula="of:=DEC2HEX(ROUND(IF([.$B117]/COS([.AR$2]*0.0174533)&lt;255;[.$B117]/COS([.AR$2]*0.0174533);255);0)  ;2)" office:value-type="string" office:string-value="FFFFFFFFEA">
            <text:p>FFFFFFFFEA</text:p>
          </table:table-cell>
          <table:table-cell table:style-name="ce3" table:formula="of:=DEC2HEX(ROUND(IF([.$B117]/COS([.AS$2]*0.0174533)&lt;255;[.$B117]/COS([.AS$2]*0.0174533);255);0)  ;2)" office:value-type="string" office:string-value="FFFFFFFFE7">
            <text:p>FFFFFFFFE7</text:p>
          </table:table-cell>
          <table:table-cell table:style-name="ce3" table:formula="of:=DEC2HEX(ROUND(IF([.$B117]/COS([.AT$2]*0.0174533)&lt;255;[.$B117]/COS([.AT$2]*0.0174533);255);0)  ;2)" office:value-type="string" office:string-value="FFFFFFFFE2">
            <text:p>FFFFFFFFE2</text:p>
          </table:table-cell>
          <table:table-cell table:style-name="ce3" table:formula="of:=DEC2HEX(ROUND(IF([.$B117]/COS([.AU$2]*0.0174533)&lt;255;[.$B117]/COS([.AU$2]*0.0174533);255);0)  ;2)" office:value-type="string" office:string-value="FFFFFFFFDB">
            <text:p>FFFFFFFFDB</text:p>
          </table:table-cell>
          <table:table-cell table:style-name="ce3" table:formula="of:=DEC2HEX(ROUND(IF([.$B117]/COS([.AV$2]*0.0174533)&lt;255;[.$B117]/COS([.AV$2]*0.0174533);255);0)  ;2)" office:value-type="string" office:string-value="FFFFFFFFD0">
            <text:p>FFFFFFFFD0</text:p>
          </table:table-cell>
          <table:table-cell table:style-name="ce3" table:formula="of:=DEC2HEX(ROUND(IF([.$B117]/COS([.AW$2]*0.0174533)&lt;255;[.$B117]/COS([.AW$2]*0.0174533);255);0)  ;2)" office:value-type="string" office:string-value="FFFFFFFFB8">
            <text:p>FFFFFFFFB8</text:p>
          </table:table-cell>
          <table:table-cell table:style-name="ce3" table:formula="of:=DEC2HEX(ROUND(IF([.$B117]/COS([.AX$2]*0.0174533)&lt;255;[.$B117]/COS([.AX$2]*0.0174533);255);0)  ;2)" office:value-type="string" office:string-value="FFFFFFFF71">
            <text:p>FFFFFFFF71</text:p>
          </table:table-cell>
          <table:table-cell table:style-name="ce3" table:formula="of:=DEC2HEX(ROUND(IF([.$B117]/COS([.AY$2]*0.0174533)&lt;255;[.$B117]/COS([.AY$2]*0.0174533);255);0)  ;2)" office:value-type="string" office:string-value="FF">
            <text:p>FF</text:p>
          </table:table-cell>
          <table:table-cell table:style-name="ce3" table:formula="of:=DEC2HEX(ROUND(IF([.$B117]/COS([.AZ$2]*0.0174533)&lt;255;[.$B117]/COS([.AZ$2]*0.0174533);255);0)  ;2)" office:value-type="string" office:string-value="8F">
            <text:p>8F</text:p>
          </table:table-cell>
          <table:table-cell table:style-name="ce3" table:formula="of:=DEC2HEX(ROUND(IF([.$B117]/COS([.BA$2]*0.0174533)&lt;255;[.$B117]/COS([.BA$2]*0.0174533);255);0)  ;2)" office:value-type="string" office:string-value="48">
            <text:p>48</text:p>
          </table:table-cell>
          <table:table-cell table:style-name="ce3" table:formula="of:=DEC2HEX(ROUND(IF([.$B117]/COS([.BB$2]*0.0174533)&lt;255;[.$B117]/COS([.BB$2]*0.0174533);255);0)  ;2)" office:value-type="string" office:string-value="30">
            <text:p>30</text:p>
          </table:table-cell>
          <table:table-cell table:style-name="ce3" table:formula="of:=DEC2HEX(ROUND(IF([.$B117]/COS([.BC$2]*0.0174533)&lt;255;[.$B117]/COS([.BC$2]*0.0174533);255);0)  ;2)" office:value-type="string" office:string-value="25">
            <text:p>25</text:p>
          </table:table-cell>
          <table:table-cell table:style-name="ce3" table:formula="of:=DEC2HEX(ROUND(IF([.$B117]/COS([.BD$2]*0.0174533)&lt;255;[.$B117]/COS([.BD$2]*0.0174533);255);0)  ;2)" office:value-type="string" office:string-value="1E">
            <text:p>1E</text:p>
          </table:table-cell>
          <table:table-cell table:style-name="ce3" table:formula="of:=DEC2HEX(ROUND(IF([.$B117]/COS([.BE$2]*0.0174533)&lt;255;[.$B117]/COS([.BE$2]*0.0174533);255);0)  ;2)" office:value-type="string" office:string-value="19">
            <text:p>19</text:p>
          </table:table-cell>
          <table:table-cell table:style-name="ce3" table:formula="of:=DEC2HEX(ROUND(IF([.$B117]/COS([.BF$2]*0.0174533)&lt;255;[.$B117]/COS([.BF$2]*0.0174533);255);0)  ;2)" office:value-type="string" office:string-value="16">
            <text:p>16</text:p>
          </table:table-cell>
          <table:table-cell table:style-name="ce3" table:formula="of:=DEC2HEX(ROUND(IF([.$B117]/COS([.BG$2]*0.0174533)&lt;255;[.$B117]/COS([.BG$2]*0.0174533);255);0)  ;2)" office:value-type="string" office:string-value="14">
            <text:p>14</text:p>
          </table:table-cell>
          <table:table-cell table:style-name="ce3" table:formula="of:=DEC2HEX(ROUND(IF([.$B117]/COS([.BH$2]*0.0174533)&lt;255;[.$B117]/COS([.BH$2]*0.0174533);255);0)  ;2)" office:value-type="string" office:string-value="12">
            <text:p>12</text:p>
          </table:table-cell>
          <table:table-cell table:style-name="ce3" table:formula="of:=DEC2HEX(ROUND(IF([.$B117]/COS([.BI$2]*0.0174533)&lt;255;[.$B117]/COS([.BI$2]*0.0174533);255);0)  ;2)" office:value-type="string" office:string-value="11">
            <text:p>11</text:p>
          </table:table-cell>
          <table:table-cell table:style-name="ce3" table:formula="of:=DEC2HEX(ROUND(IF([.$B117]/COS([.BJ$2]*0.0174533)&lt;255;[.$B117]/COS([.BJ$2]*0.0174533);255);0)  ;2)" office:value-type="string" office:string-value="10">
            <text:p>10</text:p>
          </table:table-cell>
          <table:table-cell table:style-name="ce3" table:formula="of:=DEC2HEX(ROUND(IF([.$B117]/COS([.BK$2]*0.0174533)&lt;255;[.$B117]/COS([.BK$2]*0.0174533);255);0)  ;2)" office:value-type="string" office:string-value="0F">
            <text:p>0F</text:p>
          </table:table-cell>
          <table:table-cell table:style-name="ce3" table:formula="of:=DEC2HEX(ROUND(IF([.$B117]/COS([.BL$2]*0.0174533)&lt;255;[.$B117]/COS([.BL$2]*0.0174533);255);0)  ;2)" office:value-type="string" office:string-value="0F">
            <text:p>0F</text:p>
          </table:table-cell>
          <table:table-cell table:style-name="ce3" table:formula="of:=DEC2HEX(ROUND(IF([.$B117]/COS([.BM$2]*0.0174533)&lt;255;[.$B117]/COS([.BM$2]*0.0174533);255);0)  ;2)" office:value-type="string" office:string-value="0E">
            <text:p>0E</text:p>
          </table:table-cell>
          <table:table-cell table:style-name="ce3" table:formula="of:=DEC2HEX(ROUND(IF([.$B117]/COS([.BN$2]*0.0174533)&lt;255;[.$B117]/COS([.BN$2]*0.0174533);255);0)  ;2)" office:value-type="string" office:string-value="0E">
            <text:p>0E</text:p>
          </table:table-cell>
          <table:table-cell table:style-name="ce3" table:formula="of:=DEC2HEX(ROUND(IF([.$B117]/COS([.BO$2]*0.0174533)&lt;255;[.$B117]/COS([.BO$2]*0.0174533);255);0)  ;2)" office:value-type="string" office:string-value="0E">
            <text:p>0E</text:p>
          </table:table-cell>
          <table:table-cell table:style-name="ce3" table:formula="of:=DEC2HEX(ROUND(IF([.$B117]/COS([.BP$2]*0.0174533)&lt;255;[.$B117]/COS([.BP$2]*0.0174533);255);0)  ;2)" office:value-type="string" office:string-value="0E">
            <text:p>0E</text:p>
          </table:table-cell>
          <table:table-cell table:style-name="ce3" table:formula="of:=DEC2HEX(ROUND(IF([.$B117]/COS([.BQ$2]*0.0174533)&lt;255;[.$B117]/COS([.BQ$2]*0.0174533);255);0)  ;2)" office:value-type="string" office:string-value="0E">
            <text:p>0E</text:p>
          </table:table-cell>
          <table:table-cell table:style-name="ce3" table:formula="of:=DEC2HEX(ROUND(IF([.$B117]/COS([.BR$2]*0.0174533)&lt;255;[.$B117]/COS([.BR$2]*0.0174533);255);0)  ;2)" office:value-type="string" office:string-value="0F">
            <text:p>0F</text:p>
          </table:table-cell>
          <table:table-cell table:style-name="ce3" table:formula="of:=DEC2HEX(ROUND(IF([.$B117]/COS([.BS$2]*0.0174533)&lt;255;[.$B117]/COS([.BS$2]*0.0174533);255);0)  ;2)" office:value-type="string" office:string-value="0F">
            <text:p>0F</text:p>
          </table:table-cell>
          <table:table-cell table:style-name="ce3" table:formula="of:=DEC2HEX(ROUND(IF([.$B117]/COS([.BT$2]*0.0174533)&lt;255;[.$B117]/COS([.BT$2]*0.0174533);255);0)  ;2)" office:value-type="string" office:string-value="10">
            <text:p>10</text:p>
          </table:table-cell>
          <table:table-cell table:style-name="ce3" table:formula="of:=DEC2HEX(ROUND(IF([.$B117]/COS([.BU$2]*0.0174533)&lt;255;[.$B117]/COS([.BU$2]*0.0174533);255);0)  ;2)" office:value-type="string" office:string-value="11">
            <text:p>11</text:p>
          </table:table-cell>
          <table:table-cell table:style-name="ce3" table:formula="of:=DEC2HEX(ROUND(IF([.$B117]/COS([.BV$2]*0.0174533)&lt;255;[.$B117]/COS([.BV$2]*0.0174533);255);0)  ;2)" office:value-type="string" office:string-value="12">
            <text:p>12</text:p>
          </table:table-cell>
          <table:table-cell table:style-name="ce3" table:formula="of:=DEC2HEX(ROUND(IF([.$B117]/COS([.BW$2]*0.0174533)&lt;255;[.$B117]/COS([.BW$2]*0.0174533);255);0)  ;2)" office:value-type="string" office:string-value="14">
            <text:p>14</text:p>
          </table:table-cell>
          <table:table-cell table:style-name="ce3" table:formula="of:=DEC2HEX(ROUND(IF([.$B117]/COS([.BX$2]*0.0174533)&lt;255;[.$B117]/COS([.BX$2]*0.0174533);255);0)  ;2)" office:value-type="string" office:string-value="16">
            <text:p>16</text:p>
          </table:table-cell>
          <table:table-cell table:style-name="ce3" table:formula="of:=DEC2HEX(ROUND(IF([.$B117]/COS([.BY$2]*0.0174533)&lt;255;[.$B117]/COS([.BY$2]*0.0174533);255);0)  ;2)" office:value-type="string" office:string-value="19">
            <text:p>19</text:p>
          </table:table-cell>
          <table:table-cell table:style-name="ce3" table:formula="of:=DEC2HEX(ROUND(IF([.$B117]/COS([.BZ$2]*0.0174533)&lt;255;[.$B117]/COS([.BZ$2]*0.0174533);255);0)  ;2)" office:value-type="string" office:string-value="1E">
            <text:p>1E</text:p>
          </table:table-cell>
          <table:table-cell table:style-name="ce3" table:formula="of:=DEC2HEX(ROUND(IF([.$B117]/COS([.CA$2]*0.0174533)&lt;255;[.$B117]/COS([.CA$2]*0.0174533);255);0)  ;2)" office:value-type="string" office:string-value="25">
            <text:p>25</text:p>
          </table:table-cell>
          <table:table-cell table:style-name="ce3" table:formula="of:=DEC2HEX(ROUND(IF([.$B117]/COS([.CB$2]*0.0174533)&lt;255;[.$B117]/COS([.CB$2]*0.0174533);255);0)  ;2)" office:value-type="string" office:string-value="30">
            <text:p>30</text:p>
          </table:table-cell>
          <table:table-cell table:style-name="ce3" table:formula="of:=DEC2HEX(ROUND(IF([.$B117]/COS([.CC$2]*0.0174533)&lt;255;[.$B117]/COS([.CC$2]*0.0174533);255);0)  ;2)" office:value-type="string" office:string-value="48">
            <text:p>48</text:p>
          </table:table-cell>
          <table:table-cell table:number-columns-repeated="943"/>
        </table:table-row>
        <table:table-row table:style-name="ro1">
          <table:table-cell table:formula="of:=[.A117]+1" office:value-type="float" office:value="114">
            <text:p>114</text:p>
          </table:table-cell>
          <table:table-cell table:style-name="ce2" table:formula="of:=[.B117]-1" office:value-type="float" office:value="13">
            <text:p>13</text:p>
          </table:table-cell>
          <table:table-cell table:formula="of:=DEC2HEX(ROUND(IF([.$B118]/[.C$3]&lt;127;127-[.$B118]/[.C$3];0) ;0) ;2)" office:value-type="string" office:string-value="72">
            <text:p>72</text:p>
          </table:table-cell>
          <table:table-cell table:formula="of:=DEC2HEX(ROUND(IF([.$B118]/[.D$3]&lt;127;127-[.$B118]/[.D$3];0) ;0) ;2)" office:value-type="string" office:string-value="72">
            <text:p>72</text:p>
          </table:table-cell>
          <table:table-cell table:formula="of:=DEC2HEX(ROUND(IF([.$B118]/[.E$3]&lt;127;127-[.$B118]/[.E$3];0) ;0) ;2)" office:value-type="string" office:string-value="72">
            <text:p>72</text:p>
          </table:table-cell>
          <table:table-cell table:formula="of:=DEC2HEX(ROUND(IF([.$B118]/[.F$3]&lt;127;127-[.$B118]/[.F$3];0) ;0) ;2)" office:value-type="string" office:string-value="71">
            <text:p>71</text:p>
          </table:table-cell>
          <table:table-cell table:formula="of:=DEC2HEX(ROUND(IF([.$B118]/[.G$3]&lt;127;127-[.$B118]/[.G$3];0) ;0) ;2)" office:value-type="string" office:string-value="71">
            <text:p>71</text:p>
          </table:table-cell>
          <table:table-cell table:formula="of:=DEC2HEX(ROUND(IF([.$B118]/[.H$3]&lt;127;127-[.$B118]/[.H$3];0) ;0) ;2)" office:value-type="string" office:string-value="70">
            <text:p>70</text:p>
          </table:table-cell>
          <table:table-cell table:formula="of:=DEC2HEX(ROUND(IF([.$B118]/[.I$3]&lt;127;127-[.$B118]/[.I$3];0) ;0) ;2)" office:value-type="string" office:string-value="6F">
            <text:p>6F</text:p>
          </table:table-cell>
          <table:table-cell table:formula="of:=DEC2HEX(ROUND(IF([.$B118]/[.J$3]&lt;127;127-[.$B118]/[.J$3];0) ;0) ;2)" office:value-type="string" office:string-value="6E">
            <text:p>6E</text:p>
          </table:table-cell>
          <table:table-cell table:formula="of:=DEC2HEX(ROUND(IF([.$B118]/[.K$3]&lt;127;127-[.$B118]/[.K$3];0) ;0) ;2)" office:value-type="string" office:string-value="6D">
            <text:p>6D</text:p>
          </table:table-cell>
          <table:table-cell table:formula="of:=DEC2HEX(ROUND(IF([.$B118]/[.L$3]&lt;127;127-[.$B118]/[.L$3];0) ;0) ;2)" office:value-type="string" office:string-value="6A">
            <text:p>6A</text:p>
          </table:table-cell>
          <table:table-cell table:style-name="ce3" table:formula="of:=DEC2HEX(ROUND(IF([.$B118]/[.M$3]&lt;127;127-[.$B118]/[.M$3];0) ;0) ;2)" office:value-type="string" office:string-value="68">
            <text:p>68</text:p>
          </table:table-cell>
          <table:table-cell table:style-name="ce3" table:formula="of:=DEC2HEX(ROUND(IF([.$B118]/[.N$3]&lt;127;127-[.$B118]/[.N$3];0) ;0) ;2)" office:value-type="string" office:string-value="63">
            <text:p>63</text:p>
          </table:table-cell>
          <table:table-cell table:style-name="ce3" table:formula="of:=DEC2HEX(ROUND(IF([.$B118]/[.O$3]&lt;127;127-[.$B118]/[.O$3];0) ;0) ;2)" office:value-type="string" office:string-value="5D">
            <text:p>5D</text:p>
          </table:table-cell>
          <table:table-cell table:style-name="ce3" table:formula="of:=DEC2HEX(ROUND(IF([.$B118]/[.P$3]&lt;127;127-[.$B118]/[.P$3];0) ;0) ;2)" office:value-type="string" office:string-value="52">
            <text:p>52</text:p>
          </table:table-cell>
          <table:table-cell table:style-name="ce3" table:formula="of:=DEC2HEX(ROUND(IF([.$B118]/[.Q$3]&lt;127;127-[.$B118]/[.Q$3];0) ;0) ;2)" office:value-type="string" office:string-value="3C">
            <text:p>3C</text:p>
          </table:table-cell>
          <table:table-cell table:style-name="ce3" table:formula="of:=DEC2HEX(ROUND(IF([.$B118]/[.R$3]&lt;127;127-[.$B118]/[.R$3];0) ;0) ;2)" office:value-type="string" office:string-value="00">
            <text:p>00</text:p>
          </table:table-cell>
          <table:table-cell table:style-name="ce3" table:formula="of:=DEC2HEX(ROUND(IF([.$B118]/[.S$3]&lt;127;[.$B118]/[.S$3];127) ;0) ;2)" office:value-type="float" office:value="0">
            <text:p>#ДЕЛ/0!</text:p>
          </table:table-cell>
          <table:table-cell table:style-name="ce3" table:formula="of:=DEC2HEX(ROUND(IF([.$B118]/[.T$3]&lt;127;[.$B118]/[.T$3];127) ;0) ;2)" office:value-type="string" office:string-value="FFFFFFFF7B">
            <text:p>FFFFFFFF7B</text:p>
          </table:table-cell>
          <table:table-cell table:style-name="ce3" table:formula="of:=DEC2HEX(ROUND(IF([.$B118]/[.U$3]&lt;127;[.$B118]/[.U$3];127) ;0) ;2)" office:value-type="string" office:string-value="FFFFFFFFBD">
            <text:p>FFFFFFFFBD</text:p>
          </table:table-cell>
          <table:table-cell table:style-name="ce3" table:formula="of:=DEC2HEX(ROUND(IF([.$B118]/[.V$3]&lt;127;[.$B118]/[.V$3];127) ;0) ;2)" office:value-type="string" office:string-value="FFFFFFFFD3">
            <text:p>FFFFFFFFD3</text:p>
          </table:table-cell>
          <table:table-cell table:style-name="ce3" table:formula="of:=DEC2HEX(ROUND(IF([.$B118]/[.W$3]&lt;127;[.$B118]/[.W$3];127) ;0) ;2)" office:value-type="string" office:string-value="FFFFFFFFDE">
            <text:p>FFFFFFFFDE</text:p>
          </table:table-cell>
          <table:table-cell table:style-name="ce3" table:formula="of:=DEC2HEX(ROUND(IF([.$B118]/[.X$3]&lt;127;[.$B118]/[.X$3];127) ;0) ;2)" office:value-type="string" office:string-value="FFFFFFFFE4">
            <text:p>FFFFFFFFE4</text:p>
          </table:table-cell>
          <table:table-cell table:style-name="ce3" table:formula="of:=DEC2HEX(ROUND(IF([.$B118]/[.Y$3]&lt;127;[.$B118]/[.Y$3];127) ;0) ;2)" office:value-type="string" office:string-value="FFFFFFFFE9">
            <text:p>FFFFFFFFE9</text:p>
          </table:table-cell>
          <table:table-cell table:style-name="ce3" table:formula="of:=DEC2HEX(ROUND(IF([.$B118]/[.Z$3]&lt;127;[.$B118]/[.Z$3];127) ;0) ;2)" office:value-type="string" office:string-value="FFFFFFFFEB">
            <text:p>FFFFFFFFEB</text:p>
          </table:table-cell>
          <table:table-cell table:style-name="ce3" table:formula="of:=DEC2HEX(ROUND(IF([.$B118]/[.AA$3]&lt;127;[.$B118]/[.AA$3];127) ;0) ;2)" office:value-type="string" office:string-value="FFFFFFFFEE">
            <text:p>FFFFFFFFEE</text:p>
          </table:table-cell>
          <table:table-cell table:style-name="ce3" table:formula="of:=DEC2HEX(ROUND(IF([.$B118]/[.AB$3]&lt;127;[.$B118]/[.AB$3];127) ;0) ;2)" office:value-type="string" office:string-value="FFFFFFFFEF">
            <text:p>FFFFFFFFEF</text:p>
          </table:table-cell>
          <table:table-cell table:style-name="ce3" table:formula="of:=DEC2HEX(ROUND(IF([.$B118]/[.AC$3]&lt;127;[.$B118]/[.AC$3];127) ;0) ;2)" office:value-type="string" office:string-value="FFFFFFFFF0">
            <text:p>FFFFFFFFF0</text:p>
          </table:table-cell>
          <table:table-cell table:style-name="ce3" table:formula="of:=DEC2HEX(ROUND(IF([.$B118]/[.AD$3]&lt;127;[.$B118]/[.AD$3];127) ;0) ;2)" office:value-type="string" office:string-value="FFFFFFFFF1">
            <text:p>FFFFFFFFF1</text:p>
          </table:table-cell>
          <table:table-cell table:style-name="ce3" table:formula="of:=DEC2HEX(ROUND(IF([.$B118]/[.AE$3]&lt;127;[.$B118]/[.AE$3];127) ;0) ;2)" office:value-type="string" office:string-value="FFFFFFFFF2">
            <text:p>FFFFFFFFF2</text:p>
          </table:table-cell>
          <table:table-cell table:style-name="ce3" table:formula="of:=DEC2HEX(ROUND(IF([.$B118]/[.AF$3]&lt;127;[.$B118]/[.AF$3];127) ;0) ;2)" office:value-type="string" office:string-value="FFFFFFFFF2">
            <text:p>FFFFFFFFF2</text:p>
          </table:table-cell>
          <table:table-cell table:style-name="ce3" table:formula="of:=DEC2HEX(ROUND(IF([.$B118]/[.AG$3]&lt;127;[.$B118]/[.AG$3];127) ;0) ;2)" office:value-type="string" office:string-value="FFFFFFFFF3">
            <text:p>FFFFFFFFF3</text:p>
          </table:table-cell>
          <table:table-cell table:style-name="ce3" table:formula="of:=DEC2HEX(ROUND(IF([.$B118]/[.AH$3]&lt;127;[.$B118]/[.AH$3];127) ;0) ;2)" office:value-type="string" office:string-value="FFFFFFFFF3">
            <text:p>FFFFFFFFF3</text:p>
          </table:table-cell>
          <table:table-cell table:style-name="ce3" table:formula="of:=DEC2HEX(ROUND(IF([.$B118]/COS([.AI$2]*0.0174533)&lt;255;[.$B118]/COS([.AI$2]*0.0174533);255);0)  ;2)" office:value-type="string" office:string-value="FFFFFFFFF3">
            <text:p>FFFFFFFFF3</text:p>
          </table:table-cell>
          <table:table-cell table:style-name="ce3" table:formula="of:=DEC2HEX(ROUND(IF([.$B118]/COS([.AJ$2]*0.0174533)&lt;255;[.$B118]/COS([.AJ$2]*0.0174533);255);0)  ;2)" office:value-type="string" office:string-value="FFFFFFFFF3">
            <text:p>FFFFFFFFF3</text:p>
          </table:table-cell>
          <table:table-cell table:style-name="ce3" table:formula="of:=DEC2HEX(ROUND(IF([.$B118]/COS([.AK$2]*0.0174533)&lt;255;[.$B118]/COS([.AK$2]*0.0174533);255);0)  ;2)" office:value-type="string" office:string-value="FFFFFFFFF3">
            <text:p>FFFFFFFFF3</text:p>
          </table:table-cell>
          <table:table-cell table:style-name="ce3" table:formula="of:=DEC2HEX(ROUND(IF([.$B118]/COS([.AL$2]*0.0174533)&lt;255;[.$B118]/COS([.AL$2]*0.0174533);255);0)  ;2)" office:value-type="string" office:string-value="FFFFFFFFF2">
            <text:p>FFFFFFFFF2</text:p>
          </table:table-cell>
          <table:table-cell table:style-name="ce3" table:formula="of:=DEC2HEX(ROUND(IF([.$B118]/COS([.AM$2]*0.0174533)&lt;255;[.$B118]/COS([.AM$2]*0.0174533);255);0)  ;2)" office:value-type="string" office:string-value="FFFFFFFFF2">
            <text:p>FFFFFFFFF2</text:p>
          </table:table-cell>
          <table:table-cell table:style-name="ce3" table:formula="of:=DEC2HEX(ROUND(IF([.$B118]/COS([.AN$2]*0.0174533)&lt;255;[.$B118]/COS([.AN$2]*0.0174533);255);0)  ;2)" office:value-type="string" office:string-value="FFFFFFFFF1">
            <text:p>FFFFFFFFF1</text:p>
          </table:table-cell>
          <table:table-cell table:style-name="ce3" table:formula="of:=DEC2HEX(ROUND(IF([.$B118]/COS([.AO$2]*0.0174533)&lt;255;[.$B118]/COS([.AO$2]*0.0174533);255);0)  ;2)" office:value-type="string" office:string-value="FFFFFFFFF0">
            <text:p>FFFFFFFFF0</text:p>
          </table:table-cell>
          <table:table-cell table:style-name="ce3" table:formula="of:=DEC2HEX(ROUND(IF([.$B118]/COS([.AP$2]*0.0174533)&lt;255;[.$B118]/COS([.AP$2]*0.0174533);255);0)  ;2)" office:value-type="string" office:string-value="FFFFFFFFEF">
            <text:p>FFFFFFFFEF</text:p>
          </table:table-cell>
          <table:table-cell table:style-name="ce3" table:formula="of:=DEC2HEX(ROUND(IF([.$B118]/COS([.AQ$2]*0.0174533)&lt;255;[.$B118]/COS([.AQ$2]*0.0174533);255);0)  ;2)" office:value-type="string" office:string-value="FFFFFFFFEE">
            <text:p>FFFFFFFFEE</text:p>
          </table:table-cell>
          <table:table-cell table:style-name="ce3" table:formula="of:=DEC2HEX(ROUND(IF([.$B118]/COS([.AR$2]*0.0174533)&lt;255;[.$B118]/COS([.AR$2]*0.0174533);255);0)  ;2)" office:value-type="string" office:string-value="FFFFFFFFEC">
            <text:p>FFFFFFFFEC</text:p>
          </table:table-cell>
          <table:table-cell table:style-name="ce3" table:formula="of:=DEC2HEX(ROUND(IF([.$B118]/COS([.AS$2]*0.0174533)&lt;255;[.$B118]/COS([.AS$2]*0.0174533);255);0)  ;2)" office:value-type="string" office:string-value="FFFFFFFFE9">
            <text:p>FFFFFFFFE9</text:p>
          </table:table-cell>
          <table:table-cell table:style-name="ce3" table:formula="of:=DEC2HEX(ROUND(IF([.$B118]/COS([.AT$2]*0.0174533)&lt;255;[.$B118]/COS([.AT$2]*0.0174533);255);0)  ;2)" office:value-type="string" office:string-value="FFFFFFFFE4">
            <text:p>FFFFFFFFE4</text:p>
          </table:table-cell>
          <table:table-cell table:style-name="ce3" table:formula="of:=DEC2HEX(ROUND(IF([.$B118]/COS([.AU$2]*0.0174533)&lt;255;[.$B118]/COS([.AU$2]*0.0174533);255);0)  ;2)" office:value-type="string" office:string-value="FFFFFFFFDE">
            <text:p>FFFFFFFFDE</text:p>
          </table:table-cell>
          <table:table-cell table:style-name="ce3" table:formula="of:=DEC2HEX(ROUND(IF([.$B118]/COS([.AV$2]*0.0174533)&lt;255;[.$B118]/COS([.AV$2]*0.0174533);255);0)  ;2)" office:value-type="string" office:string-value="FFFFFFFFD3">
            <text:p>FFFFFFFFD3</text:p>
          </table:table-cell>
          <table:table-cell table:style-name="ce3" table:formula="of:=DEC2HEX(ROUND(IF([.$B118]/COS([.AW$2]*0.0174533)&lt;255;[.$B118]/COS([.AW$2]*0.0174533);255);0)  ;2)" office:value-type="string" office:string-value="FFFFFFFFBD">
            <text:p>FFFFFFFFBD</text:p>
          </table:table-cell>
          <table:table-cell table:style-name="ce3" table:formula="of:=DEC2HEX(ROUND(IF([.$B118]/COS([.AX$2]*0.0174533)&lt;255;[.$B118]/COS([.AX$2]*0.0174533);255);0)  ;2)" office:value-type="string" office:string-value="FFFFFFFF7B">
            <text:p>FFFFFFFF7B</text:p>
          </table:table-cell>
          <table:table-cell table:style-name="ce3" table:formula="of:=DEC2HEX(ROUND(IF([.$B118]/COS([.AY$2]*0.0174533)&lt;255;[.$B118]/COS([.AY$2]*0.0174533);255);0)  ;2)" office:value-type="string" office:string-value="FF">
            <text:p>FF</text:p>
          </table:table-cell>
          <table:table-cell table:style-name="ce3" table:formula="of:=DEC2HEX(ROUND(IF([.$B118]/COS([.AZ$2]*0.0174533)&lt;255;[.$B118]/COS([.AZ$2]*0.0174533);255);0)  ;2)" office:value-type="string" office:string-value="85">
            <text:p>85</text:p>
          </table:table-cell>
          <table:table-cell table:style-name="ce3" table:formula="of:=DEC2HEX(ROUND(IF([.$B118]/COS([.BA$2]*0.0174533)&lt;255;[.$B118]/COS([.BA$2]*0.0174533);255);0)  ;2)" office:value-type="string" office:string-value="43">
            <text:p>43</text:p>
          </table:table-cell>
          <table:table-cell table:style-name="ce3" table:formula="of:=DEC2HEX(ROUND(IF([.$B118]/COS([.BB$2]*0.0174533)&lt;255;[.$B118]/COS([.BB$2]*0.0174533);255);0)  ;2)" office:value-type="string" office:string-value="2D">
            <text:p>2D</text:p>
          </table:table-cell>
          <table:table-cell table:style-name="ce3" table:formula="of:=DEC2HEX(ROUND(IF([.$B118]/COS([.BC$2]*0.0174533)&lt;255;[.$B118]/COS([.BC$2]*0.0174533);255);0)  ;2)" office:value-type="string" office:string-value="22">
            <text:p>22</text:p>
          </table:table-cell>
          <table:table-cell table:style-name="ce3" table:formula="of:=DEC2HEX(ROUND(IF([.$B118]/COS([.BD$2]*0.0174533)&lt;255;[.$B118]/COS([.BD$2]*0.0174533);255);0)  ;2)" office:value-type="string" office:string-value="1C">
            <text:p>1C</text:p>
          </table:table-cell>
          <table:table-cell table:style-name="ce3" table:formula="of:=DEC2HEX(ROUND(IF([.$B118]/COS([.BE$2]*0.0174533)&lt;255;[.$B118]/COS([.BE$2]*0.0174533);255);0)  ;2)" office:value-type="string" office:string-value="17">
            <text:p>17</text:p>
          </table:table-cell>
          <table:table-cell table:style-name="ce3" table:formula="of:=DEC2HEX(ROUND(IF([.$B118]/COS([.BF$2]*0.0174533)&lt;255;[.$B118]/COS([.BF$2]*0.0174533);255);0)  ;2)" office:value-type="string" office:string-value="14">
            <text:p>14</text:p>
          </table:table-cell>
          <table:table-cell table:style-name="ce3" table:formula="of:=DEC2HEX(ROUND(IF([.$B118]/COS([.BG$2]*0.0174533)&lt;255;[.$B118]/COS([.BG$2]*0.0174533);255);0)  ;2)" office:value-type="string" office:string-value="12">
            <text:p>12</text:p>
          </table:table-cell>
          <table:table-cell table:style-name="ce3" table:formula="of:=DEC2HEX(ROUND(IF([.$B118]/COS([.BH$2]*0.0174533)&lt;255;[.$B118]/COS([.BH$2]*0.0174533);255);0)  ;2)" office:value-type="string" office:string-value="11">
            <text:p>11</text:p>
          </table:table-cell>
          <table:table-cell table:style-name="ce3" table:formula="of:=DEC2HEX(ROUND(IF([.$B118]/COS([.BI$2]*0.0174533)&lt;255;[.$B118]/COS([.BI$2]*0.0174533);255);0)  ;2)" office:value-type="string" office:string-value="10">
            <text:p>10</text:p>
          </table:table-cell>
          <table:table-cell table:style-name="ce3" table:formula="of:=DEC2HEX(ROUND(IF([.$B118]/COS([.BJ$2]*0.0174533)&lt;255;[.$B118]/COS([.BJ$2]*0.0174533);255);0)  ;2)" office:value-type="string" office:string-value="0F">
            <text:p>0F</text:p>
          </table:table-cell>
          <table:table-cell table:style-name="ce3" table:formula="of:=DEC2HEX(ROUND(IF([.$B118]/COS([.BK$2]*0.0174533)&lt;255;[.$B118]/COS([.BK$2]*0.0174533);255);0)  ;2)" office:value-type="string" office:string-value="0E">
            <text:p>0E</text:p>
          </table:table-cell>
          <table:table-cell table:style-name="ce3" table:formula="of:=DEC2HEX(ROUND(IF([.$B118]/COS([.BL$2]*0.0174533)&lt;255;[.$B118]/COS([.BL$2]*0.0174533);255);0)  ;2)" office:value-type="string" office:string-value="0E">
            <text:p>0E</text:p>
          </table:table-cell>
          <table:table-cell table:style-name="ce3" table:formula="of:=DEC2HEX(ROUND(IF([.$B118]/COS([.BM$2]*0.0174533)&lt;255;[.$B118]/COS([.BM$2]*0.0174533);255);0)  ;2)" office:value-type="string" office:string-value="0D">
            <text:p>0D</text:p>
          </table:table-cell>
          <table:table-cell table:style-name="ce3" table:formula="of:=DEC2HEX(ROUND(IF([.$B118]/COS([.BN$2]*0.0174533)&lt;255;[.$B118]/COS([.BN$2]*0.0174533);255);0)  ;2)" office:value-type="string" office:string-value="0D">
            <text:p>0D</text:p>
          </table:table-cell>
          <table:table-cell table:style-name="ce3" table:formula="of:=DEC2HEX(ROUND(IF([.$B118]/COS([.BO$2]*0.0174533)&lt;255;[.$B118]/COS([.BO$2]*0.0174533);255);0)  ;2)" office:value-type="string" office:string-value="0D">
            <text:p>0D</text:p>
          </table:table-cell>
          <table:table-cell table:style-name="ce3" table:formula="of:=DEC2HEX(ROUND(IF([.$B118]/COS([.BP$2]*0.0174533)&lt;255;[.$B118]/COS([.BP$2]*0.0174533);255);0)  ;2)" office:value-type="string" office:string-value="0D">
            <text:p>0D</text:p>
          </table:table-cell>
          <table:table-cell table:style-name="ce3" table:formula="of:=DEC2HEX(ROUND(IF([.$B118]/COS([.BQ$2]*0.0174533)&lt;255;[.$B118]/COS([.BQ$2]*0.0174533);255);0)  ;2)" office:value-type="string" office:string-value="0D">
            <text:p>0D</text:p>
          </table:table-cell>
          <table:table-cell table:style-name="ce3" table:formula="of:=DEC2HEX(ROUND(IF([.$B118]/COS([.BR$2]*0.0174533)&lt;255;[.$B118]/COS([.BR$2]*0.0174533);255);0)  ;2)" office:value-type="string" office:string-value="0E">
            <text:p>0E</text:p>
          </table:table-cell>
          <table:table-cell table:style-name="ce3" table:formula="of:=DEC2HEX(ROUND(IF([.$B118]/COS([.BS$2]*0.0174533)&lt;255;[.$B118]/COS([.BS$2]*0.0174533);255);0)  ;2)" office:value-type="string" office:string-value="0E">
            <text:p>0E</text:p>
          </table:table-cell>
          <table:table-cell table:style-name="ce3" table:formula="of:=DEC2HEX(ROUND(IF([.$B118]/COS([.BT$2]*0.0174533)&lt;255;[.$B118]/COS([.BT$2]*0.0174533);255);0)  ;2)" office:value-type="string" office:string-value="0F">
            <text:p>0F</text:p>
          </table:table-cell>
          <table:table-cell table:style-name="ce3" table:formula="of:=DEC2HEX(ROUND(IF([.$B118]/COS([.BU$2]*0.0174533)&lt;255;[.$B118]/COS([.BU$2]*0.0174533);255);0)  ;2)" office:value-type="string" office:string-value="10">
            <text:p>10</text:p>
          </table:table-cell>
          <table:table-cell table:style-name="ce3" table:formula="of:=DEC2HEX(ROUND(IF([.$B118]/COS([.BV$2]*0.0174533)&lt;255;[.$B118]/COS([.BV$2]*0.0174533);255);0)  ;2)" office:value-type="string" office:string-value="11">
            <text:p>11</text:p>
          </table:table-cell>
          <table:table-cell table:style-name="ce3" table:formula="of:=DEC2HEX(ROUND(IF([.$B118]/COS([.BW$2]*0.0174533)&lt;255;[.$B118]/COS([.BW$2]*0.0174533);255);0)  ;2)" office:value-type="string" office:string-value="12">
            <text:p>12</text:p>
          </table:table-cell>
          <table:table-cell table:style-name="ce3" table:formula="of:=DEC2HEX(ROUND(IF([.$B118]/COS([.BX$2]*0.0174533)&lt;255;[.$B118]/COS([.BX$2]*0.0174533);255);0)  ;2)" office:value-type="string" office:string-value="14">
            <text:p>14</text:p>
          </table:table-cell>
          <table:table-cell table:style-name="ce3" table:formula="of:=DEC2HEX(ROUND(IF([.$B118]/COS([.BY$2]*0.0174533)&lt;255;[.$B118]/COS([.BY$2]*0.0174533);255);0)  ;2)" office:value-type="string" office:string-value="17">
            <text:p>17</text:p>
          </table:table-cell>
          <table:table-cell table:style-name="ce3" table:formula="of:=DEC2HEX(ROUND(IF([.$B118]/COS([.BZ$2]*0.0174533)&lt;255;[.$B118]/COS([.BZ$2]*0.0174533);255);0)  ;2)" office:value-type="string" office:string-value="1C">
            <text:p>1C</text:p>
          </table:table-cell>
          <table:table-cell table:style-name="ce3" table:formula="of:=DEC2HEX(ROUND(IF([.$B118]/COS([.CA$2]*0.0174533)&lt;255;[.$B118]/COS([.CA$2]*0.0174533);255);0)  ;2)" office:value-type="string" office:string-value="22">
            <text:p>22</text:p>
          </table:table-cell>
          <table:table-cell table:style-name="ce3" table:formula="of:=DEC2HEX(ROUND(IF([.$B118]/COS([.CB$2]*0.0174533)&lt;255;[.$B118]/COS([.CB$2]*0.0174533);255);0)  ;2)" office:value-type="string" office:string-value="2D">
            <text:p>2D</text:p>
          </table:table-cell>
          <table:table-cell table:style-name="ce3" table:formula="of:=DEC2HEX(ROUND(IF([.$B118]/COS([.CC$2]*0.0174533)&lt;255;[.$B118]/COS([.CC$2]*0.0174533);255);0)  ;2)" office:value-type="string" office:string-value="43">
            <text:p>43</text:p>
          </table:table-cell>
          <table:table-cell table:number-columns-repeated="943"/>
        </table:table-row>
        <table:table-row table:style-name="ro1">
          <table:table-cell table:formula="of:=[.A118]+1" office:value-type="float" office:value="115">
            <text:p>115</text:p>
          </table:table-cell>
          <table:table-cell table:style-name="ce2" table:formula="of:=[.B118]-1" office:value-type="float" office:value="12">
            <text:p>12</text:p>
          </table:table-cell>
          <table:table-cell table:formula="of:=DEC2HEX(ROUND(IF([.$B119]/[.C$3]&lt;127;127-[.$B119]/[.C$3];0) ;0) ;2)" office:value-type="string" office:string-value="73">
            <text:p>73</text:p>
          </table:table-cell>
          <table:table-cell table:formula="of:=DEC2HEX(ROUND(IF([.$B119]/[.D$3]&lt;127;127-[.$B119]/[.D$3];0) ;0) ;2)" office:value-type="string" office:string-value="73">
            <text:p>73</text:p>
          </table:table-cell>
          <table:table-cell table:formula="of:=DEC2HEX(ROUND(IF([.$B119]/[.E$3]&lt;127;127-[.$B119]/[.E$3];0) ;0) ;2)" office:value-type="string" office:string-value="73">
            <text:p>73</text:p>
          </table:table-cell>
          <table:table-cell table:formula="of:=DEC2HEX(ROUND(IF([.$B119]/[.F$3]&lt;127;127-[.$B119]/[.F$3];0) ;0) ;2)" office:value-type="string" office:string-value="72">
            <text:p>72</text:p>
          </table:table-cell>
          <table:table-cell table:formula="of:=DEC2HEX(ROUND(IF([.$B119]/[.G$3]&lt;127;127-[.$B119]/[.G$3];0) ;0) ;2)" office:value-type="string" office:string-value="72">
            <text:p>72</text:p>
          </table:table-cell>
          <table:table-cell table:formula="of:=DEC2HEX(ROUND(IF([.$B119]/[.H$3]&lt;127;127-[.$B119]/[.H$3];0) ;0) ;2)" office:value-type="string" office:string-value="71">
            <text:p>71</text:p>
          </table:table-cell>
          <table:table-cell table:formula="of:=DEC2HEX(ROUND(IF([.$B119]/[.I$3]&lt;127;127-[.$B119]/[.I$3];0) ;0) ;2)" office:value-type="string" office:string-value="71">
            <text:p>71</text:p>
          </table:table-cell>
          <table:table-cell table:formula="of:=DEC2HEX(ROUND(IF([.$B119]/[.J$3]&lt;127;127-[.$B119]/[.J$3];0) ;0) ;2)" office:value-type="string" office:string-value="6F">
            <text:p>6F</text:p>
          </table:table-cell>
          <table:table-cell table:formula="of:=DEC2HEX(ROUND(IF([.$B119]/[.K$3]&lt;127;127-[.$B119]/[.K$3];0) ;0) ;2)" office:value-type="string" office:string-value="6E">
            <text:p>6E</text:p>
          </table:table-cell>
          <table:table-cell table:formula="of:=DEC2HEX(ROUND(IF([.$B119]/[.L$3]&lt;127;127-[.$B119]/[.L$3];0) ;0) ;2)" office:value-type="string" office:string-value="6C">
            <text:p>6C</text:p>
          </table:table-cell>
          <table:table-cell table:style-name="ce3" table:formula="of:=DEC2HEX(ROUND(IF([.$B119]/[.M$3]&lt;127;127-[.$B119]/[.M$3];0) ;0) ;2)" office:value-type="string" office:string-value="69">
            <text:p>69</text:p>
          </table:table-cell>
          <table:table-cell table:style-name="ce3" table:formula="of:=DEC2HEX(ROUND(IF([.$B119]/[.N$3]&lt;127;127-[.$B119]/[.N$3];0) ;0) ;2)" office:value-type="string" office:string-value="66">
            <text:p>66</text:p>
          </table:table-cell>
          <table:table-cell table:style-name="ce3" table:formula="of:=DEC2HEX(ROUND(IF([.$B119]/[.O$3]&lt;127;127-[.$B119]/[.O$3];0) ;0) ;2)" office:value-type="string" office:string-value="60">
            <text:p>60</text:p>
          </table:table-cell>
          <table:table-cell table:style-name="ce3" table:formula="of:=DEC2HEX(ROUND(IF([.$B119]/[.P$3]&lt;127;127-[.$B119]/[.P$3];0) ;0) ;2)" office:value-type="string" office:string-value="56">
            <text:p>56</text:p>
          </table:table-cell>
          <table:table-cell table:style-name="ce3" table:formula="of:=DEC2HEX(ROUND(IF([.$B119]/[.Q$3]&lt;127;127-[.$B119]/[.Q$3];0) ;0) ;2)" office:value-type="string" office:string-value="41">
            <text:p>41</text:p>
          </table:table-cell>
          <table:table-cell table:style-name="ce3" table:formula="of:=DEC2HEX(ROUND(IF([.$B119]/[.R$3]&lt;127;127-[.$B119]/[.R$3];0) ;0) ;2)" office:value-type="string" office:string-value="05">
            <text:p>05</text:p>
          </table:table-cell>
          <table:table-cell table:style-name="ce3" table:formula="of:=DEC2HEX(ROUND(IF([.$B119]/[.S$3]&lt;127;[.$B119]/[.S$3];127) ;0) ;2)" office:value-type="float" office:value="0">
            <text:p>#ДЕЛ/0!</text:p>
          </table:table-cell>
          <table:table-cell table:style-name="ce3" table:formula="of:=DEC2HEX(ROUND(IF([.$B119]/[.T$3]&lt;127;[.$B119]/[.T$3];127) ;0) ;2)" office:value-type="string" office:string-value="FFFFFFFF86">
            <text:p>FFFFFFFF86</text:p>
          </table:table-cell>
          <table:table-cell table:style-name="ce3" table:formula="of:=DEC2HEX(ROUND(IF([.$B119]/[.U$3]&lt;127;[.$B119]/[.U$3];127) ;0) ;2)" office:value-type="string" office:string-value="FFFFFFFFC2">
            <text:p>FFFFFFFFC2</text:p>
          </table:table-cell>
          <table:table-cell table:style-name="ce3" table:formula="of:=DEC2HEX(ROUND(IF([.$B119]/[.V$3]&lt;127;[.$B119]/[.V$3];127) ;0) ;2)" office:value-type="string" office:string-value="FFFFFFFFD7">
            <text:p>FFFFFFFFD7</text:p>
          </table:table-cell>
          <table:table-cell table:style-name="ce3" table:formula="of:=DEC2HEX(ROUND(IF([.$B119]/[.W$3]&lt;127;[.$B119]/[.W$3];127) ;0) ;2)" office:value-type="string" office:string-value="FFFFFFFFE1">
            <text:p>FFFFFFFFE1</text:p>
          </table:table-cell>
          <table:table-cell table:style-name="ce3" table:formula="of:=DEC2HEX(ROUND(IF([.$B119]/[.X$3]&lt;127;[.$B119]/[.X$3];127) ;0) ;2)" office:value-type="string" office:string-value="FFFFFFFFE7">
            <text:p>FFFFFFFFE7</text:p>
          </table:table-cell>
          <table:table-cell table:style-name="ce3" table:formula="of:=DEC2HEX(ROUND(IF([.$B119]/[.Y$3]&lt;127;[.$B119]/[.Y$3];127) ;0) ;2)" office:value-type="string" office:string-value="FFFFFFFFEA">
            <text:p>FFFFFFFFEA</text:p>
          </table:table-cell>
          <table:table-cell table:style-name="ce3" table:formula="of:=DEC2HEX(ROUND(IF([.$B119]/[.Z$3]&lt;127;[.$B119]/[.Z$3];127) ;0) ;2)" office:value-type="string" office:string-value="FFFFFFFFED">
            <text:p>FFFFFFFFED</text:p>
          </table:table-cell>
          <table:table-cell table:style-name="ce3" table:formula="of:=DEC2HEX(ROUND(IF([.$B119]/[.AA$3]&lt;127;[.$B119]/[.AA$3];127) ;0) ;2)" office:value-type="string" office:string-value="FFFFFFFFEF">
            <text:p>FFFFFFFFEF</text:p>
          </table:table-cell>
          <table:table-cell table:style-name="ce3" table:formula="of:=DEC2HEX(ROUND(IF([.$B119]/[.AB$3]&lt;127;[.$B119]/[.AB$3];127) ;0) ;2)" office:value-type="string" office:string-value="FFFFFFFFF0">
            <text:p>FFFFFFFFF0</text:p>
          </table:table-cell>
          <table:table-cell table:style-name="ce3" table:formula="of:=DEC2HEX(ROUND(IF([.$B119]/[.AC$3]&lt;127;[.$B119]/[.AC$3];127) ;0) ;2)" office:value-type="string" office:string-value="FFFFFFFFF2">
            <text:p>FFFFFFFFF2</text:p>
          </table:table-cell>
          <table:table-cell table:style-name="ce3" table:formula="of:=DEC2HEX(ROUND(IF([.$B119]/[.AD$3]&lt;127;[.$B119]/[.AD$3];127) ;0) ;2)" office:value-type="string" office:string-value="FFFFFFFFF2">
            <text:p>FFFFFFFFF2</text:p>
          </table:table-cell>
          <table:table-cell table:style-name="ce3" table:formula="of:=DEC2HEX(ROUND(IF([.$B119]/[.AE$3]&lt;127;[.$B119]/[.AE$3];127) ;0) ;2)" office:value-type="string" office:string-value="FFFFFFFFF3">
            <text:p>FFFFFFFFF3</text:p>
          </table:table-cell>
          <table:table-cell table:style-name="ce3" table:formula="of:=DEC2HEX(ROUND(IF([.$B119]/[.AF$3]&lt;127;[.$B119]/[.AF$3];127) ;0) ;2)" office:value-type="string" office:string-value="FFFFFFFFF3">
            <text:p>FFFFFFFFF3</text:p>
          </table:table-cell>
          <table:table-cell table:style-name="ce3" table:formula="of:=DEC2HEX(ROUND(IF([.$B119]/[.AG$3]&lt;127;[.$B119]/[.AG$3];127) ;0) ;2)" office:value-type="string" office:string-value="FFFFFFFFF4">
            <text:p>FFFFFFFFF4</text:p>
          </table:table-cell>
          <table:table-cell table:style-name="ce3" table:formula="of:=DEC2HEX(ROUND(IF([.$B119]/[.AH$3]&lt;127;[.$B119]/[.AH$3];127) ;0) ;2)" office:value-type="string" office:string-value="FFFFFFFFF4">
            <text:p>FFFFFFFFF4</text:p>
          </table:table-cell>
          <table:table-cell table:style-name="ce3" table:formula="of:=DEC2HEX(ROUND(IF([.$B119]/COS([.AI$2]*0.0174533)&lt;255;[.$B119]/COS([.AI$2]*0.0174533);255);0)  ;2)" office:value-type="string" office:string-value="FFFFFFFFF4">
            <text:p>FFFFFFFFF4</text:p>
          </table:table-cell>
          <table:table-cell table:style-name="ce3" table:formula="of:=DEC2HEX(ROUND(IF([.$B119]/COS([.AJ$2]*0.0174533)&lt;255;[.$B119]/COS([.AJ$2]*0.0174533);255);0)  ;2)" office:value-type="string" office:string-value="FFFFFFFFF4">
            <text:p>FFFFFFFFF4</text:p>
          </table:table-cell>
          <table:table-cell table:style-name="ce3" table:formula="of:=DEC2HEX(ROUND(IF([.$B119]/COS([.AK$2]*0.0174533)&lt;255;[.$B119]/COS([.AK$2]*0.0174533);255);0)  ;2)" office:value-type="string" office:string-value="FFFFFFFFF4">
            <text:p>FFFFFFFFF4</text:p>
          </table:table-cell>
          <table:table-cell table:style-name="ce3" table:formula="of:=DEC2HEX(ROUND(IF([.$B119]/COS([.AL$2]*0.0174533)&lt;255;[.$B119]/COS([.AL$2]*0.0174533);255);0)  ;2)" office:value-type="string" office:string-value="FFFFFFFFF3">
            <text:p>FFFFFFFFF3</text:p>
          </table:table-cell>
          <table:table-cell table:style-name="ce3" table:formula="of:=DEC2HEX(ROUND(IF([.$B119]/COS([.AM$2]*0.0174533)&lt;255;[.$B119]/COS([.AM$2]*0.0174533);255);0)  ;2)" office:value-type="string" office:string-value="FFFFFFFFF3">
            <text:p>FFFFFFFFF3</text:p>
          </table:table-cell>
          <table:table-cell table:style-name="ce3" table:formula="of:=DEC2HEX(ROUND(IF([.$B119]/COS([.AN$2]*0.0174533)&lt;255;[.$B119]/COS([.AN$2]*0.0174533);255);0)  ;2)" office:value-type="string" office:string-value="FFFFFFFFF2">
            <text:p>FFFFFFFFF2</text:p>
          </table:table-cell>
          <table:table-cell table:style-name="ce3" table:formula="of:=DEC2HEX(ROUND(IF([.$B119]/COS([.AO$2]*0.0174533)&lt;255;[.$B119]/COS([.AO$2]*0.0174533);255);0)  ;2)" office:value-type="string" office:string-value="FFFFFFFFF2">
            <text:p>FFFFFFFFF2</text:p>
          </table:table-cell>
          <table:table-cell table:style-name="ce3" table:formula="of:=DEC2HEX(ROUND(IF([.$B119]/COS([.AP$2]*0.0174533)&lt;255;[.$B119]/COS([.AP$2]*0.0174533);255);0)  ;2)" office:value-type="string" office:string-value="FFFFFFFFF0">
            <text:p>FFFFFFFFF0</text:p>
          </table:table-cell>
          <table:table-cell table:style-name="ce3" table:formula="of:=DEC2HEX(ROUND(IF([.$B119]/COS([.AQ$2]*0.0174533)&lt;255;[.$B119]/COS([.AQ$2]*0.0174533);255);0)  ;2)" office:value-type="string" office:string-value="FFFFFFFFEF">
            <text:p>FFFFFFFFEF</text:p>
          </table:table-cell>
          <table:table-cell table:style-name="ce3" table:formula="of:=DEC2HEX(ROUND(IF([.$B119]/COS([.AR$2]*0.0174533)&lt;255;[.$B119]/COS([.AR$2]*0.0174533);255);0)  ;2)" office:value-type="string" office:string-value="FFFFFFFFED">
            <text:p>FFFFFFFFED</text:p>
          </table:table-cell>
          <table:table-cell table:style-name="ce3" table:formula="of:=DEC2HEX(ROUND(IF([.$B119]/COS([.AS$2]*0.0174533)&lt;255;[.$B119]/COS([.AS$2]*0.0174533);255);0)  ;2)" office:value-type="string" office:string-value="FFFFFFFFEA">
            <text:p>FFFFFFFFEA</text:p>
          </table:table-cell>
          <table:table-cell table:style-name="ce3" table:formula="of:=DEC2HEX(ROUND(IF([.$B119]/COS([.AT$2]*0.0174533)&lt;255;[.$B119]/COS([.AT$2]*0.0174533);255);0)  ;2)" office:value-type="string" office:string-value="FFFFFFFFE7">
            <text:p>FFFFFFFFE7</text:p>
          </table:table-cell>
          <table:table-cell table:style-name="ce3" table:formula="of:=DEC2HEX(ROUND(IF([.$B119]/COS([.AU$2]*0.0174533)&lt;255;[.$B119]/COS([.AU$2]*0.0174533);255);0)  ;2)" office:value-type="string" office:string-value="FFFFFFFFE1">
            <text:p>FFFFFFFFE1</text:p>
          </table:table-cell>
          <table:table-cell table:style-name="ce3" table:formula="of:=DEC2HEX(ROUND(IF([.$B119]/COS([.AV$2]*0.0174533)&lt;255;[.$B119]/COS([.AV$2]*0.0174533);255);0)  ;2)" office:value-type="string" office:string-value="FFFFFFFFD7">
            <text:p>FFFFFFFFD7</text:p>
          </table:table-cell>
          <table:table-cell table:style-name="ce3" table:formula="of:=DEC2HEX(ROUND(IF([.$B119]/COS([.AW$2]*0.0174533)&lt;255;[.$B119]/COS([.AW$2]*0.0174533);255);0)  ;2)" office:value-type="string" office:string-value="FFFFFFFFC2">
            <text:p>FFFFFFFFC2</text:p>
          </table:table-cell>
          <table:table-cell table:style-name="ce3" table:formula="of:=DEC2HEX(ROUND(IF([.$B119]/COS([.AX$2]*0.0174533)&lt;255;[.$B119]/COS([.AX$2]*0.0174533);255);0)  ;2)" office:value-type="string" office:string-value="FFFFFFFF86">
            <text:p>FFFFFFFF86</text:p>
          </table:table-cell>
          <table:table-cell table:style-name="ce3" table:formula="of:=DEC2HEX(ROUND(IF([.$B119]/COS([.AY$2]*0.0174533)&lt;255;[.$B119]/COS([.AY$2]*0.0174533);255);0)  ;2)" office:value-type="string" office:string-value="FF">
            <text:p>FF</text:p>
          </table:table-cell>
          <table:table-cell table:style-name="ce3" table:formula="of:=DEC2HEX(ROUND(IF([.$B119]/COS([.AZ$2]*0.0174533)&lt;255;[.$B119]/COS([.AZ$2]*0.0174533);255);0)  ;2)" office:value-type="string" office:string-value="7A">
            <text:p>7A</text:p>
          </table:table-cell>
          <table:table-cell table:style-name="ce3" table:formula="of:=DEC2HEX(ROUND(IF([.$B119]/COS([.BA$2]*0.0174533)&lt;255;[.$B119]/COS([.BA$2]*0.0174533);255);0)  ;2)" office:value-type="string" office:string-value="3E">
            <text:p>3E</text:p>
          </table:table-cell>
          <table:table-cell table:style-name="ce3" table:formula="of:=DEC2HEX(ROUND(IF([.$B119]/COS([.BB$2]*0.0174533)&lt;255;[.$B119]/COS([.BB$2]*0.0174533);255);0)  ;2)" office:value-type="string" office:string-value="29">
            <text:p>29</text:p>
          </table:table-cell>
          <table:table-cell table:style-name="ce3" table:formula="of:=DEC2HEX(ROUND(IF([.$B119]/COS([.BC$2]*0.0174533)&lt;255;[.$B119]/COS([.BC$2]*0.0174533);255);0)  ;2)" office:value-type="string" office:string-value="1F">
            <text:p>1F</text:p>
          </table:table-cell>
          <table:table-cell table:style-name="ce3" table:formula="of:=DEC2HEX(ROUND(IF([.$B119]/COS([.BD$2]*0.0174533)&lt;255;[.$B119]/COS([.BD$2]*0.0174533);255);0)  ;2)" office:value-type="string" office:string-value="19">
            <text:p>19</text:p>
          </table:table-cell>
          <table:table-cell table:style-name="ce3" table:formula="of:=DEC2HEX(ROUND(IF([.$B119]/COS([.BE$2]*0.0174533)&lt;255;[.$B119]/COS([.BE$2]*0.0174533);255);0)  ;2)" office:value-type="string" office:string-value="16">
            <text:p>16</text:p>
          </table:table-cell>
          <table:table-cell table:style-name="ce3" table:formula="of:=DEC2HEX(ROUND(IF([.$B119]/COS([.BF$2]*0.0174533)&lt;255;[.$B119]/COS([.BF$2]*0.0174533);255);0)  ;2)" office:value-type="string" office:string-value="13">
            <text:p>13</text:p>
          </table:table-cell>
          <table:table-cell table:style-name="ce3" table:formula="of:=DEC2HEX(ROUND(IF([.$B119]/COS([.BG$2]*0.0174533)&lt;255;[.$B119]/COS([.BG$2]*0.0174533);255);0)  ;2)" office:value-type="string" office:string-value="11">
            <text:p>11</text:p>
          </table:table-cell>
          <table:table-cell table:style-name="ce3" table:formula="of:=DEC2HEX(ROUND(IF([.$B119]/COS([.BH$2]*0.0174533)&lt;255;[.$B119]/COS([.BH$2]*0.0174533);255);0)  ;2)" office:value-type="string" office:string-value="10">
            <text:p>10</text:p>
          </table:table-cell>
          <table:table-cell table:style-name="ce3" table:formula="of:=DEC2HEX(ROUND(IF([.$B119]/COS([.BI$2]*0.0174533)&lt;255;[.$B119]/COS([.BI$2]*0.0174533);255);0)  ;2)" office:value-type="string" office:string-value="0E">
            <text:p>0E</text:p>
          </table:table-cell>
          <table:table-cell table:style-name="ce3" table:formula="of:=DEC2HEX(ROUND(IF([.$B119]/COS([.BJ$2]*0.0174533)&lt;255;[.$B119]/COS([.BJ$2]*0.0174533);255);0)  ;2)" office:value-type="string" office:string-value="0E">
            <text:p>0E</text:p>
          </table:table-cell>
          <table:table-cell table:style-name="ce3" table:formula="of:=DEC2HEX(ROUND(IF([.$B119]/COS([.BK$2]*0.0174533)&lt;255;[.$B119]/COS([.BK$2]*0.0174533);255);0)  ;2)" office:value-type="string" office:string-value="0D">
            <text:p>0D</text:p>
          </table:table-cell>
          <table:table-cell table:style-name="ce3" table:formula="of:=DEC2HEX(ROUND(IF([.$B119]/COS([.BL$2]*0.0174533)&lt;255;[.$B119]/COS([.BL$2]*0.0174533);255);0)  ;2)" office:value-type="string" office:string-value="0D">
            <text:p>0D</text:p>
          </table:table-cell>
          <table:table-cell table:style-name="ce3" table:formula="of:=DEC2HEX(ROUND(IF([.$B119]/COS([.BM$2]*0.0174533)&lt;255;[.$B119]/COS([.BM$2]*0.0174533);255);0)  ;2)" office:value-type="string" office:string-value="0C">
            <text:p>0C</text:p>
          </table:table-cell>
          <table:table-cell table:style-name="ce3" table:formula="of:=DEC2HEX(ROUND(IF([.$B119]/COS([.BN$2]*0.0174533)&lt;255;[.$B119]/COS([.BN$2]*0.0174533);255);0)  ;2)" office:value-type="string" office:string-value="0C">
            <text:p>0C</text:p>
          </table:table-cell>
          <table:table-cell table:style-name="ce3" table:formula="of:=DEC2HEX(ROUND(IF([.$B119]/COS([.BO$2]*0.0174533)&lt;255;[.$B119]/COS([.BO$2]*0.0174533);255);0)  ;2)" office:value-type="string" office:string-value="0C">
            <text:p>0C</text:p>
          </table:table-cell>
          <table:table-cell table:style-name="ce3" table:formula="of:=DEC2HEX(ROUND(IF([.$B119]/COS([.BP$2]*0.0174533)&lt;255;[.$B119]/COS([.BP$2]*0.0174533);255);0)  ;2)" office:value-type="string" office:string-value="0C">
            <text:p>0C</text:p>
          </table:table-cell>
          <table:table-cell table:style-name="ce3" table:formula="of:=DEC2HEX(ROUND(IF([.$B119]/COS([.BQ$2]*0.0174533)&lt;255;[.$B119]/COS([.BQ$2]*0.0174533);255);0)  ;2)" office:value-type="string" office:string-value="0C">
            <text:p>0C</text:p>
          </table:table-cell>
          <table:table-cell table:style-name="ce3" table:formula="of:=DEC2HEX(ROUND(IF([.$B119]/COS([.BR$2]*0.0174533)&lt;255;[.$B119]/COS([.BR$2]*0.0174533);255);0)  ;2)" office:value-type="string" office:string-value="0D">
            <text:p>0D</text:p>
          </table:table-cell>
          <table:table-cell table:style-name="ce3" table:formula="of:=DEC2HEX(ROUND(IF([.$B119]/COS([.BS$2]*0.0174533)&lt;255;[.$B119]/COS([.BS$2]*0.0174533);255);0)  ;2)" office:value-type="string" office:string-value="0D">
            <text:p>0D</text:p>
          </table:table-cell>
          <table:table-cell table:style-name="ce3" table:formula="of:=DEC2HEX(ROUND(IF([.$B119]/COS([.BT$2]*0.0174533)&lt;255;[.$B119]/COS([.BT$2]*0.0174533);255);0)  ;2)" office:value-type="string" office:string-value="0E">
            <text:p>0E</text:p>
          </table:table-cell>
          <table:table-cell table:style-name="ce3" table:formula="of:=DEC2HEX(ROUND(IF([.$B119]/COS([.BU$2]*0.0174533)&lt;255;[.$B119]/COS([.BU$2]*0.0174533);255);0)  ;2)" office:value-type="string" office:string-value="0E">
            <text:p>0E</text:p>
          </table:table-cell>
          <table:table-cell table:style-name="ce3" table:formula="of:=DEC2HEX(ROUND(IF([.$B119]/COS([.BV$2]*0.0174533)&lt;255;[.$B119]/COS([.BV$2]*0.0174533);255);0)  ;2)" office:value-type="string" office:string-value="10">
            <text:p>10</text:p>
          </table:table-cell>
          <table:table-cell table:style-name="ce3" table:formula="of:=DEC2HEX(ROUND(IF([.$B119]/COS([.BW$2]*0.0174533)&lt;255;[.$B119]/COS([.BW$2]*0.0174533);255);0)  ;2)" office:value-type="string" office:string-value="11">
            <text:p>11</text:p>
          </table:table-cell>
          <table:table-cell table:style-name="ce3" table:formula="of:=DEC2HEX(ROUND(IF([.$B119]/COS([.BX$2]*0.0174533)&lt;255;[.$B119]/COS([.BX$2]*0.0174533);255);0)  ;2)" office:value-type="string" office:string-value="13">
            <text:p>13</text:p>
          </table:table-cell>
          <table:table-cell table:style-name="ce3" table:formula="of:=DEC2HEX(ROUND(IF([.$B119]/COS([.BY$2]*0.0174533)&lt;255;[.$B119]/COS([.BY$2]*0.0174533);255);0)  ;2)" office:value-type="string" office:string-value="16">
            <text:p>16</text:p>
          </table:table-cell>
          <table:table-cell table:style-name="ce3" table:formula="of:=DEC2HEX(ROUND(IF([.$B119]/COS([.BZ$2]*0.0174533)&lt;255;[.$B119]/COS([.BZ$2]*0.0174533);255);0)  ;2)" office:value-type="string" office:string-value="19">
            <text:p>19</text:p>
          </table:table-cell>
          <table:table-cell table:style-name="ce3" table:formula="of:=DEC2HEX(ROUND(IF([.$B119]/COS([.CA$2]*0.0174533)&lt;255;[.$B119]/COS([.CA$2]*0.0174533);255);0)  ;2)" office:value-type="string" office:string-value="1F">
            <text:p>1F</text:p>
          </table:table-cell>
          <table:table-cell table:style-name="ce3" table:formula="of:=DEC2HEX(ROUND(IF([.$B119]/COS([.CB$2]*0.0174533)&lt;255;[.$B119]/COS([.CB$2]*0.0174533);255);0)  ;2)" office:value-type="string" office:string-value="29">
            <text:p>29</text:p>
          </table:table-cell>
          <table:table-cell table:style-name="ce3" table:formula="of:=DEC2HEX(ROUND(IF([.$B119]/COS([.CC$2]*0.0174533)&lt;255;[.$B119]/COS([.CC$2]*0.0174533);255);0)  ;2)" office:value-type="string" office:string-value="3E">
            <text:p>3E</text:p>
          </table:table-cell>
          <table:table-cell table:number-columns-repeated="943"/>
        </table:table-row>
        <table:table-row table:style-name="ro1">
          <table:table-cell table:formula="of:=[.A119]+1" office:value-type="float" office:value="116">
            <text:p>116</text:p>
          </table:table-cell>
          <table:table-cell table:style-name="ce2" table:formula="of:=[.B119]-1" office:value-type="float" office:value="11">
            <text:p>11</text:p>
          </table:table-cell>
          <table:table-cell table:formula="of:=DEC2HEX(ROUND(IF([.$B120]/[.C$3]&lt;127;127-[.$B120]/[.C$3];0) ;0) ;2)" office:value-type="string" office:string-value="74">
            <text:p>74</text:p>
          </table:table-cell>
          <table:table-cell table:formula="of:=DEC2HEX(ROUND(IF([.$B120]/[.D$3]&lt;127;127-[.$B120]/[.D$3];0) ;0) ;2)" office:value-type="string" office:string-value="74">
            <text:p>74</text:p>
          </table:table-cell>
          <table:table-cell table:formula="of:=DEC2HEX(ROUND(IF([.$B120]/[.E$3]&lt;127;127-[.$B120]/[.E$3];0) ;0) ;2)" office:value-type="string" office:string-value="74">
            <text:p>74</text:p>
          </table:table-cell>
          <table:table-cell table:formula="of:=DEC2HEX(ROUND(IF([.$B120]/[.F$3]&lt;127;127-[.$B120]/[.F$3];0) ;0) ;2)" office:value-type="string" office:string-value="74">
            <text:p>74</text:p>
          </table:table-cell>
          <table:table-cell table:formula="of:=DEC2HEX(ROUND(IF([.$B120]/[.G$3]&lt;127;127-[.$B120]/[.G$3];0) ;0) ;2)" office:value-type="string" office:string-value="73">
            <text:p>73</text:p>
          </table:table-cell>
          <table:table-cell table:formula="of:=DEC2HEX(ROUND(IF([.$B120]/[.H$3]&lt;127;127-[.$B120]/[.H$3];0) ;0) ;2)" office:value-type="string" office:string-value="73">
            <text:p>73</text:p>
          </table:table-cell>
          <table:table-cell table:formula="of:=DEC2HEX(ROUND(IF([.$B120]/[.I$3]&lt;127;127-[.$B120]/[.I$3];0) ;0) ;2)" office:value-type="string" office:string-value="72">
            <text:p>72</text:p>
          </table:table-cell>
          <table:table-cell table:formula="of:=DEC2HEX(ROUND(IF([.$B120]/[.J$3]&lt;127;127-[.$B120]/[.J$3];0) ;0) ;2)" office:value-type="string" office:string-value="71">
            <text:p>71</text:p>
          </table:table-cell>
          <table:table-cell table:formula="of:=DEC2HEX(ROUND(IF([.$B120]/[.K$3]&lt;127;127-[.$B120]/[.K$3];0) ;0) ;2)" office:value-type="string" office:string-value="6F">
            <text:p>6F</text:p>
          </table:table-cell>
          <table:table-cell table:formula="of:=DEC2HEX(ROUND(IF([.$B120]/[.L$3]&lt;127;127-[.$B120]/[.L$3];0) ;0) ;2)" office:value-type="string" office:string-value="6E">
            <text:p>6E</text:p>
          </table:table-cell>
          <table:table-cell table:style-name="ce3" table:formula="of:=DEC2HEX(ROUND(IF([.$B120]/[.M$3]&lt;127;127-[.$B120]/[.M$3];0) ;0) ;2)" office:value-type="string" office:string-value="6B">
            <text:p>6B</text:p>
          </table:table-cell>
          <table:table-cell table:style-name="ce3" table:formula="of:=DEC2HEX(ROUND(IF([.$B120]/[.N$3]&lt;127;127-[.$B120]/[.N$3];0) ;0) ;2)" office:value-type="string" office:string-value="68">
            <text:p>68</text:p>
          </table:table-cell>
          <table:table-cell table:style-name="ce3" table:formula="of:=DEC2HEX(ROUND(IF([.$B120]/[.O$3]&lt;127;127-[.$B120]/[.O$3];0) ;0) ;2)" office:value-type="string" office:string-value="62">
            <text:p>62</text:p>
          </table:table-cell>
          <table:table-cell table:style-name="ce3" table:formula="of:=DEC2HEX(ROUND(IF([.$B120]/[.P$3]&lt;127;127-[.$B120]/[.P$3];0) ;0) ;2)" office:value-type="string" office:string-value="59">
            <text:p>59</text:p>
          </table:table-cell>
          <table:table-cell table:style-name="ce3" table:formula="of:=DEC2HEX(ROUND(IF([.$B120]/[.Q$3]&lt;127;127-[.$B120]/[.Q$3];0) ;0) ;2)" office:value-type="string" office:string-value="47">
            <text:p>47</text:p>
          </table:table-cell>
          <table:table-cell table:style-name="ce3" table:formula="of:=DEC2HEX(ROUND(IF([.$B120]/[.R$3]&lt;127;127-[.$B120]/[.R$3];0) ;0) ;2)" office:value-type="string" office:string-value="0F">
            <text:p>0F</text:p>
          </table:table-cell>
          <table:table-cell table:style-name="ce3" table:formula="of:=DEC2HEX(ROUND(IF([.$B120]/[.S$3]&lt;127;[.$B120]/[.S$3];127) ;0) ;2)" office:value-type="float" office:value="0">
            <text:p>#ДЕЛ/0!</text:p>
          </table:table-cell>
          <table:table-cell table:style-name="ce3" table:formula="of:=DEC2HEX(ROUND(IF([.$B120]/[.T$3]&lt;127;[.$B120]/[.T$3];127) ;0) ;2)" office:value-type="string" office:string-value="FFFFFFFF90">
            <text:p>FFFFFFFF90</text:p>
          </table:table-cell>
          <table:table-cell table:style-name="ce3" table:formula="of:=DEC2HEX(ROUND(IF([.$B120]/[.U$3]&lt;127;[.$B120]/[.U$3];127) ;0) ;2)" office:value-type="string" office:string-value="FFFFFFFFC8">
            <text:p>FFFFFFFFC8</text:p>
          </table:table-cell>
          <table:table-cell table:style-name="ce3" table:formula="of:=DEC2HEX(ROUND(IF([.$B120]/[.V$3]&lt;127;[.$B120]/[.V$3];127) ;0) ;2)" office:value-type="string" office:string-value="FFFFFFFFDA">
            <text:p>FFFFFFFFDA</text:p>
          </table:table-cell>
          <table:table-cell table:style-name="ce3" table:formula="of:=DEC2HEX(ROUND(IF([.$B120]/[.W$3]&lt;127;[.$B120]/[.W$3];127) ;0) ;2)" office:value-type="string" office:string-value="FFFFFFFFE3">
            <text:p>FFFFFFFFE3</text:p>
          </table:table-cell>
          <table:table-cell table:style-name="ce3" table:formula="of:=DEC2HEX(ROUND(IF([.$B120]/[.X$3]&lt;127;[.$B120]/[.X$3];127) ;0) ;2)" office:value-type="string" office:string-value="FFFFFFFFE9">
            <text:p>FFFFFFFFE9</text:p>
          </table:table-cell>
          <table:table-cell table:style-name="ce3" table:formula="of:=DEC2HEX(ROUND(IF([.$B120]/[.Y$3]&lt;127;[.$B120]/[.Y$3];127) ;0) ;2)" office:value-type="string" office:string-value="FFFFFFFFEC">
            <text:p>FFFFFFFFEC</text:p>
          </table:table-cell>
          <table:table-cell table:style-name="ce3" table:formula="of:=DEC2HEX(ROUND(IF([.$B120]/[.Z$3]&lt;127;[.$B120]/[.Z$3];127) ;0) ;2)" office:value-type="string" office:string-value="FFFFFFFFEF">
            <text:p>FFFFFFFFEF</text:p>
          </table:table-cell>
          <table:table-cell table:style-name="ce3" table:formula="of:=DEC2HEX(ROUND(IF([.$B120]/[.AA$3]&lt;127;[.$B120]/[.AA$3];127) ;0) ;2)" office:value-type="string" office:string-value="FFFFFFFFF0">
            <text:p>FFFFFFFFF0</text:p>
          </table:table-cell>
          <table:table-cell table:style-name="ce3" table:formula="of:=DEC2HEX(ROUND(IF([.$B120]/[.AB$3]&lt;127;[.$B120]/[.AB$3];127) ;0) ;2)" office:value-type="string" office:string-value="FFFFFFFFF2">
            <text:p>FFFFFFFFF2</text:p>
          </table:table-cell>
          <table:table-cell table:style-name="ce3" table:formula="of:=DEC2HEX(ROUND(IF([.$B120]/[.AC$3]&lt;127;[.$B120]/[.AC$3];127) ;0) ;2)" office:value-type="string" office:string-value="FFFFFFFFF3">
            <text:p>FFFFFFFFF3</text:p>
          </table:table-cell>
          <table:table-cell table:style-name="ce3" table:formula="of:=DEC2HEX(ROUND(IF([.$B120]/[.AD$3]&lt;127;[.$B120]/[.AD$3];127) ;0) ;2)" office:value-type="string" office:string-value="FFFFFFFFF4">
            <text:p>FFFFFFFFF4</text:p>
          </table:table-cell>
          <table:table-cell table:style-name="ce3" table:formula="of:=DEC2HEX(ROUND(IF([.$B120]/[.AE$3]&lt;127;[.$B120]/[.AE$3];127) ;0) ;2)" office:value-type="string" office:string-value="FFFFFFFFF4">
            <text:p>FFFFFFFFF4</text:p>
          </table:table-cell>
          <table:table-cell table:style-name="ce3" table:formula="of:=DEC2HEX(ROUND(IF([.$B120]/[.AF$3]&lt;127;[.$B120]/[.AF$3];127) ;0) ;2)" office:value-type="string" office:string-value="FFFFFFFFF5">
            <text:p>FFFFFFFFF5</text:p>
          </table:table-cell>
          <table:table-cell table:style-name="ce3" table:formula="of:=DEC2HEX(ROUND(IF([.$B120]/[.AG$3]&lt;127;[.$B120]/[.AG$3];127) ;0) ;2)" office:value-type="string" office:string-value="FFFFFFFFF5">
            <text:p>FFFFFFFFF5</text:p>
          </table:table-cell>
          <table:table-cell table:style-name="ce3" table:formula="of:=DEC2HEX(ROUND(IF([.$B120]/[.AH$3]&lt;127;[.$B120]/[.AH$3];127) ;0) ;2)" office:value-type="string" office:string-value="FFFFFFFFF5">
            <text:p>FFFFFFFFF5</text:p>
          </table:table-cell>
          <table:table-cell table:style-name="ce3" table:formula="of:=DEC2HEX(ROUND(IF([.$B120]/COS([.AI$2]*0.0174533)&lt;255;[.$B120]/COS([.AI$2]*0.0174533);255);0)  ;2)" office:value-type="string" office:string-value="FFFFFFFFF5">
            <text:p>FFFFFFFFF5</text:p>
          </table:table-cell>
          <table:table-cell table:style-name="ce3" table:formula="of:=DEC2HEX(ROUND(IF([.$B120]/COS([.AJ$2]*0.0174533)&lt;255;[.$B120]/COS([.AJ$2]*0.0174533);255);0)  ;2)" office:value-type="string" office:string-value="FFFFFFFFF5">
            <text:p>FFFFFFFFF5</text:p>
          </table:table-cell>
          <table:table-cell table:style-name="ce3" table:formula="of:=DEC2HEX(ROUND(IF([.$B120]/COS([.AK$2]*0.0174533)&lt;255;[.$B120]/COS([.AK$2]*0.0174533);255);0)  ;2)" office:value-type="string" office:string-value="FFFFFFFFF5">
            <text:p>FFFFFFFFF5</text:p>
          </table:table-cell>
          <table:table-cell table:style-name="ce3" table:formula="of:=DEC2HEX(ROUND(IF([.$B120]/COS([.AL$2]*0.0174533)&lt;255;[.$B120]/COS([.AL$2]*0.0174533);255);0)  ;2)" office:value-type="string" office:string-value="FFFFFFFFF5">
            <text:p>FFFFFFFFF5</text:p>
          </table:table-cell>
          <table:table-cell table:style-name="ce3" table:formula="of:=DEC2HEX(ROUND(IF([.$B120]/COS([.AM$2]*0.0174533)&lt;255;[.$B120]/COS([.AM$2]*0.0174533);255);0)  ;2)" office:value-type="string" office:string-value="FFFFFFFFF4">
            <text:p>FFFFFFFFF4</text:p>
          </table:table-cell>
          <table:table-cell table:style-name="ce3" table:formula="of:=DEC2HEX(ROUND(IF([.$B120]/COS([.AN$2]*0.0174533)&lt;255;[.$B120]/COS([.AN$2]*0.0174533);255);0)  ;2)" office:value-type="string" office:string-value="FFFFFFFFF4">
            <text:p>FFFFFFFFF4</text:p>
          </table:table-cell>
          <table:table-cell table:style-name="ce3" table:formula="of:=DEC2HEX(ROUND(IF([.$B120]/COS([.AO$2]*0.0174533)&lt;255;[.$B120]/COS([.AO$2]*0.0174533);255);0)  ;2)" office:value-type="string" office:string-value="FFFFFFFFF3">
            <text:p>FFFFFFFFF3</text:p>
          </table:table-cell>
          <table:table-cell table:style-name="ce3" table:formula="of:=DEC2HEX(ROUND(IF([.$B120]/COS([.AP$2]*0.0174533)&lt;255;[.$B120]/COS([.AP$2]*0.0174533);255);0)  ;2)" office:value-type="string" office:string-value="FFFFFFFFF2">
            <text:p>FFFFFFFFF2</text:p>
          </table:table-cell>
          <table:table-cell table:style-name="ce3" table:formula="of:=DEC2HEX(ROUND(IF([.$B120]/COS([.AQ$2]*0.0174533)&lt;255;[.$B120]/COS([.AQ$2]*0.0174533);255);0)  ;2)" office:value-type="string" office:string-value="FFFFFFFFF0">
            <text:p>FFFFFFFFF0</text:p>
          </table:table-cell>
          <table:table-cell table:style-name="ce3" table:formula="of:=DEC2HEX(ROUND(IF([.$B120]/COS([.AR$2]*0.0174533)&lt;255;[.$B120]/COS([.AR$2]*0.0174533);255);0)  ;2)" office:value-type="string" office:string-value="FFFFFFFFEF">
            <text:p>FFFFFFFFEF</text:p>
          </table:table-cell>
          <table:table-cell table:style-name="ce3" table:formula="of:=DEC2HEX(ROUND(IF([.$B120]/COS([.AS$2]*0.0174533)&lt;255;[.$B120]/COS([.AS$2]*0.0174533);255);0)  ;2)" office:value-type="string" office:string-value="FFFFFFFFEC">
            <text:p>FFFFFFFFEC</text:p>
          </table:table-cell>
          <table:table-cell table:style-name="ce3" table:formula="of:=DEC2HEX(ROUND(IF([.$B120]/COS([.AT$2]*0.0174533)&lt;255;[.$B120]/COS([.AT$2]*0.0174533);255);0)  ;2)" office:value-type="string" office:string-value="FFFFFFFFE9">
            <text:p>FFFFFFFFE9</text:p>
          </table:table-cell>
          <table:table-cell table:style-name="ce3" table:formula="of:=DEC2HEX(ROUND(IF([.$B120]/COS([.AU$2]*0.0174533)&lt;255;[.$B120]/COS([.AU$2]*0.0174533);255);0)  ;2)" office:value-type="string" office:string-value="FFFFFFFFE3">
            <text:p>FFFFFFFFE3</text:p>
          </table:table-cell>
          <table:table-cell table:style-name="ce3" table:formula="of:=DEC2HEX(ROUND(IF([.$B120]/COS([.AV$2]*0.0174533)&lt;255;[.$B120]/COS([.AV$2]*0.0174533);255);0)  ;2)" office:value-type="string" office:string-value="FFFFFFFFDA">
            <text:p>FFFFFFFFDA</text:p>
          </table:table-cell>
          <table:table-cell table:style-name="ce3" table:formula="of:=DEC2HEX(ROUND(IF([.$B120]/COS([.AW$2]*0.0174533)&lt;255;[.$B120]/COS([.AW$2]*0.0174533);255);0)  ;2)" office:value-type="string" office:string-value="FFFFFFFFC8">
            <text:p>FFFFFFFFC8</text:p>
          </table:table-cell>
          <table:table-cell table:style-name="ce3" table:formula="of:=DEC2HEX(ROUND(IF([.$B120]/COS([.AX$2]*0.0174533)&lt;255;[.$B120]/COS([.AX$2]*0.0174533);255);0)  ;2)" office:value-type="string" office:string-value="FFFFFFFF90">
            <text:p>FFFFFFFF90</text:p>
          </table:table-cell>
          <table:table-cell table:style-name="ce3" table:formula="of:=DEC2HEX(ROUND(IF([.$B120]/COS([.AY$2]*0.0174533)&lt;255;[.$B120]/COS([.AY$2]*0.0174533);255);0)  ;2)" office:value-type="string" office:string-value="FF">
            <text:p>FF</text:p>
          </table:table-cell>
          <table:table-cell table:style-name="ce3" table:formula="of:=DEC2HEX(ROUND(IF([.$B120]/COS([.AZ$2]*0.0174533)&lt;255;[.$B120]/COS([.AZ$2]*0.0174533);255);0)  ;2)" office:value-type="string" office:string-value="70">
            <text:p>70</text:p>
          </table:table-cell>
          <table:table-cell table:style-name="ce3" table:formula="of:=DEC2HEX(ROUND(IF([.$B120]/COS([.BA$2]*0.0174533)&lt;255;[.$B120]/COS([.BA$2]*0.0174533);255);0)  ;2)" office:value-type="string" office:string-value="38">
            <text:p>38</text:p>
          </table:table-cell>
          <table:table-cell table:style-name="ce3" table:formula="of:=DEC2HEX(ROUND(IF([.$B120]/COS([.BB$2]*0.0174533)&lt;255;[.$B120]/COS([.BB$2]*0.0174533);255);0)  ;2)" office:value-type="string" office:string-value="26">
            <text:p>26</text:p>
          </table:table-cell>
          <table:table-cell table:style-name="ce3" table:formula="of:=DEC2HEX(ROUND(IF([.$B120]/COS([.BC$2]*0.0174533)&lt;255;[.$B120]/COS([.BC$2]*0.0174533);255);0)  ;2)" office:value-type="string" office:string-value="1D">
            <text:p>1D</text:p>
          </table:table-cell>
          <table:table-cell table:style-name="ce3" table:formula="of:=DEC2HEX(ROUND(IF([.$B120]/COS([.BD$2]*0.0174533)&lt;255;[.$B120]/COS([.BD$2]*0.0174533);255);0)  ;2)" office:value-type="string" office:string-value="17">
            <text:p>17</text:p>
          </table:table-cell>
          <table:table-cell table:style-name="ce3" table:formula="of:=DEC2HEX(ROUND(IF([.$B120]/COS([.BE$2]*0.0174533)&lt;255;[.$B120]/COS([.BE$2]*0.0174533);255);0)  ;2)" office:value-type="string" office:string-value="14">
            <text:p>14</text:p>
          </table:table-cell>
          <table:table-cell table:style-name="ce3" table:formula="of:=DEC2HEX(ROUND(IF([.$B120]/COS([.BF$2]*0.0174533)&lt;255;[.$B120]/COS([.BF$2]*0.0174533);255);0)  ;2)" office:value-type="string" office:string-value="11">
            <text:p>11</text:p>
          </table:table-cell>
          <table:table-cell table:style-name="ce3" table:formula="of:=DEC2HEX(ROUND(IF([.$B120]/COS([.BG$2]*0.0174533)&lt;255;[.$B120]/COS([.BG$2]*0.0174533);255);0)  ;2)" office:value-type="string" office:string-value="10">
            <text:p>10</text:p>
          </table:table-cell>
          <table:table-cell table:style-name="ce3" table:formula="of:=DEC2HEX(ROUND(IF([.$B120]/COS([.BH$2]*0.0174533)&lt;255;[.$B120]/COS([.BH$2]*0.0174533);255);0)  ;2)" office:value-type="string" office:string-value="0E">
            <text:p>0E</text:p>
          </table:table-cell>
          <table:table-cell table:style-name="ce3" table:formula="of:=DEC2HEX(ROUND(IF([.$B120]/COS([.BI$2]*0.0174533)&lt;255;[.$B120]/COS([.BI$2]*0.0174533);255);0)  ;2)" office:value-type="string" office:string-value="0D">
            <text:p>0D</text:p>
          </table:table-cell>
          <table:table-cell table:style-name="ce3" table:formula="of:=DEC2HEX(ROUND(IF([.$B120]/COS([.BJ$2]*0.0174533)&lt;255;[.$B120]/COS([.BJ$2]*0.0174533);255);0)  ;2)" office:value-type="string" office:string-value="0C">
            <text:p>0C</text:p>
          </table:table-cell>
          <table:table-cell table:style-name="ce3" table:formula="of:=DEC2HEX(ROUND(IF([.$B120]/COS([.BK$2]*0.0174533)&lt;255;[.$B120]/COS([.BK$2]*0.0174533);255);0)  ;2)" office:value-type="string" office:string-value="0C">
            <text:p>0C</text:p>
          </table:table-cell>
          <table:table-cell table:style-name="ce3" table:formula="of:=DEC2HEX(ROUND(IF([.$B120]/COS([.BL$2]*0.0174533)&lt;255;[.$B120]/COS([.BL$2]*0.0174533);255);0)  ;2)" office:value-type="string" office:string-value="0B">
            <text:p>0B</text:p>
          </table:table-cell>
          <table:table-cell table:style-name="ce3" table:formula="of:=DEC2HEX(ROUND(IF([.$B120]/COS([.BM$2]*0.0174533)&lt;255;[.$B120]/COS([.BM$2]*0.0174533);255);0)  ;2)" office:value-type="string" office:string-value="0B">
            <text:p>0B</text:p>
          </table:table-cell>
          <table:table-cell table:style-name="ce3" table:formula="of:=DEC2HEX(ROUND(IF([.$B120]/COS([.BN$2]*0.0174533)&lt;255;[.$B120]/COS([.BN$2]*0.0174533);255);0)  ;2)" office:value-type="string" office:string-value="0B">
            <text:p>0B</text:p>
          </table:table-cell>
          <table:table-cell table:style-name="ce3" table:formula="of:=DEC2HEX(ROUND(IF([.$B120]/COS([.BO$2]*0.0174533)&lt;255;[.$B120]/COS([.BO$2]*0.0174533);255);0)  ;2)" office:value-type="string" office:string-value="0B">
            <text:p>0B</text:p>
          </table:table-cell>
          <table:table-cell table:style-name="ce3" table:formula="of:=DEC2HEX(ROUND(IF([.$B120]/COS([.BP$2]*0.0174533)&lt;255;[.$B120]/COS([.BP$2]*0.0174533);255);0)  ;2)" office:value-type="string" office:string-value="0B">
            <text:p>0B</text:p>
          </table:table-cell>
          <table:table-cell table:style-name="ce3" table:formula="of:=DEC2HEX(ROUND(IF([.$B120]/COS([.BQ$2]*0.0174533)&lt;255;[.$B120]/COS([.BQ$2]*0.0174533);255);0)  ;2)" office:value-type="string" office:string-value="0B">
            <text:p>0B</text:p>
          </table:table-cell>
          <table:table-cell table:style-name="ce3" table:formula="of:=DEC2HEX(ROUND(IF([.$B120]/COS([.BR$2]*0.0174533)&lt;255;[.$B120]/COS([.BR$2]*0.0174533);255);0)  ;2)" office:value-type="string" office:string-value="0B">
            <text:p>0B</text:p>
          </table:table-cell>
          <table:table-cell table:style-name="ce3" table:formula="of:=DEC2HEX(ROUND(IF([.$B120]/COS([.BS$2]*0.0174533)&lt;255;[.$B120]/COS([.BS$2]*0.0174533);255);0)  ;2)" office:value-type="string" office:string-value="0C">
            <text:p>0C</text:p>
          </table:table-cell>
          <table:table-cell table:style-name="ce3" table:formula="of:=DEC2HEX(ROUND(IF([.$B120]/COS([.BT$2]*0.0174533)&lt;255;[.$B120]/COS([.BT$2]*0.0174533);255);0)  ;2)" office:value-type="string" office:string-value="0C">
            <text:p>0C</text:p>
          </table:table-cell>
          <table:table-cell table:style-name="ce3" table:formula="of:=DEC2HEX(ROUND(IF([.$B120]/COS([.BU$2]*0.0174533)&lt;255;[.$B120]/COS([.BU$2]*0.0174533);255);0)  ;2)" office:value-type="string" office:string-value="0D">
            <text:p>0D</text:p>
          </table:table-cell>
          <table:table-cell table:style-name="ce3" table:formula="of:=DEC2HEX(ROUND(IF([.$B120]/COS([.BV$2]*0.0174533)&lt;255;[.$B120]/COS([.BV$2]*0.0174533);255);0)  ;2)" office:value-type="string" office:string-value="0E">
            <text:p>0E</text:p>
          </table:table-cell>
          <table:table-cell table:style-name="ce3" table:formula="of:=DEC2HEX(ROUND(IF([.$B120]/COS([.BW$2]*0.0174533)&lt;255;[.$B120]/COS([.BW$2]*0.0174533);255);0)  ;2)" office:value-type="string" office:string-value="10">
            <text:p>10</text:p>
          </table:table-cell>
          <table:table-cell table:style-name="ce3" table:formula="of:=DEC2HEX(ROUND(IF([.$B120]/COS([.BX$2]*0.0174533)&lt;255;[.$B120]/COS([.BX$2]*0.0174533);255);0)  ;2)" office:value-type="string" office:string-value="11">
            <text:p>11</text:p>
          </table:table-cell>
          <table:table-cell table:style-name="ce3" table:formula="of:=DEC2HEX(ROUND(IF([.$B120]/COS([.BY$2]*0.0174533)&lt;255;[.$B120]/COS([.BY$2]*0.0174533);255);0)  ;2)" office:value-type="string" office:string-value="14">
            <text:p>14</text:p>
          </table:table-cell>
          <table:table-cell table:style-name="ce3" table:formula="of:=DEC2HEX(ROUND(IF([.$B120]/COS([.BZ$2]*0.0174533)&lt;255;[.$B120]/COS([.BZ$2]*0.0174533);255);0)  ;2)" office:value-type="string" office:string-value="17">
            <text:p>17</text:p>
          </table:table-cell>
          <table:table-cell table:style-name="ce3" table:formula="of:=DEC2HEX(ROUND(IF([.$B120]/COS([.CA$2]*0.0174533)&lt;255;[.$B120]/COS([.CA$2]*0.0174533);255);0)  ;2)" office:value-type="string" office:string-value="1D">
            <text:p>1D</text:p>
          </table:table-cell>
          <table:table-cell table:style-name="ce3" table:formula="of:=DEC2HEX(ROUND(IF([.$B120]/COS([.CB$2]*0.0174533)&lt;255;[.$B120]/COS([.CB$2]*0.0174533);255);0)  ;2)" office:value-type="string" office:string-value="26">
            <text:p>26</text:p>
          </table:table-cell>
          <table:table-cell table:style-name="ce3" table:formula="of:=DEC2HEX(ROUND(IF([.$B120]/COS([.CC$2]*0.0174533)&lt;255;[.$B120]/COS([.CC$2]*0.0174533);255);0)  ;2)" office:value-type="string" office:string-value="38">
            <text:p>38</text:p>
          </table:table-cell>
          <table:table-cell table:number-columns-repeated="943"/>
        </table:table-row>
        <table:table-row table:style-name="ro1">
          <table:table-cell table:formula="of:=[.A120]+1" office:value-type="float" office:value="117">
            <text:p>117</text:p>
          </table:table-cell>
          <table:table-cell table:style-name="ce2" table:formula="of:=[.B120]-1" office:value-type="float" office:value="10">
            <text:p>10</text:p>
          </table:table-cell>
          <table:table-cell table:formula="of:=DEC2HEX(ROUND(IF([.$B121]/[.C$3]&lt;127;127-[.$B121]/[.C$3];0) ;0) ;2)" office:value-type="string" office:string-value="75">
            <text:p>75</text:p>
          </table:table-cell>
          <table:table-cell table:formula="of:=DEC2HEX(ROUND(IF([.$B121]/[.D$3]&lt;127;127-[.$B121]/[.D$3];0) ;0) ;2)" office:value-type="string" office:string-value="75">
            <text:p>75</text:p>
          </table:table-cell>
          <table:table-cell table:formula="of:=DEC2HEX(ROUND(IF([.$B121]/[.E$3]&lt;127;127-[.$B121]/[.E$3];0) ;0) ;2)" office:value-type="string" office:string-value="75">
            <text:p>75</text:p>
          </table:table-cell>
          <table:table-cell table:formula="of:=DEC2HEX(ROUND(IF([.$B121]/[.F$3]&lt;127;127-[.$B121]/[.F$3];0) ;0) ;2)" office:value-type="string" office:string-value="75">
            <text:p>75</text:p>
          </table:table-cell>
          <table:table-cell table:formula="of:=DEC2HEX(ROUND(IF([.$B121]/[.G$3]&lt;127;127-[.$B121]/[.G$3];0) ;0) ;2)" office:value-type="string" office:string-value="74">
            <text:p>74</text:p>
          </table:table-cell>
          <table:table-cell table:formula="of:=DEC2HEX(ROUND(IF([.$B121]/[.H$3]&lt;127;127-[.$B121]/[.H$3];0) ;0) ;2)" office:value-type="string" office:string-value="74">
            <text:p>74</text:p>
          </table:table-cell>
          <table:table-cell table:formula="of:=DEC2HEX(ROUND(IF([.$B121]/[.I$3]&lt;127;127-[.$B121]/[.I$3];0) ;0) ;2)" office:value-type="string" office:string-value="73">
            <text:p>73</text:p>
          </table:table-cell>
          <table:table-cell table:formula="of:=DEC2HEX(ROUND(IF([.$B121]/[.J$3]&lt;127;127-[.$B121]/[.J$3];0) ;0) ;2)" office:value-type="string" office:string-value="72">
            <text:p>72</text:p>
          </table:table-cell>
          <table:table-cell table:formula="of:=DEC2HEX(ROUND(IF([.$B121]/[.K$3]&lt;127;127-[.$B121]/[.K$3];0) ;0) ;2)" office:value-type="string" office:string-value="71">
            <text:p>71</text:p>
          </table:table-cell>
          <table:table-cell table:formula="of:=DEC2HEX(ROUND(IF([.$B121]/[.L$3]&lt;127;127-[.$B121]/[.L$3];0) ;0) ;2)" office:value-type="string" office:string-value="6F">
            <text:p>6F</text:p>
          </table:table-cell>
          <table:table-cell table:style-name="ce3" table:formula="of:=DEC2HEX(ROUND(IF([.$B121]/[.M$3]&lt;127;127-[.$B121]/[.M$3];0) ;0) ;2)" office:value-type="string" office:string-value="6D">
            <text:p>6D</text:p>
          </table:table-cell>
          <table:table-cell table:style-name="ce3" table:formula="of:=DEC2HEX(ROUND(IF([.$B121]/[.N$3]&lt;127;127-[.$B121]/[.N$3];0) ;0) ;2)" office:value-type="string" office:string-value="6A">
            <text:p>6A</text:p>
          </table:table-cell>
          <table:table-cell table:style-name="ce3" table:formula="of:=DEC2HEX(ROUND(IF([.$B121]/[.O$3]&lt;127;127-[.$B121]/[.O$3];0) ;0) ;2)" office:value-type="string" office:string-value="65">
            <text:p>65</text:p>
          </table:table-cell>
          <table:table-cell table:style-name="ce3" table:formula="of:=DEC2HEX(ROUND(IF([.$B121]/[.P$3]&lt;127;127-[.$B121]/[.P$3];0) ;0) ;2)" office:value-type="string" office:string-value="5D">
            <text:p>5D</text:p>
          </table:table-cell>
          <table:table-cell table:style-name="ce3" table:formula="of:=DEC2HEX(ROUND(IF([.$B121]/[.Q$3]&lt;127;127-[.$B121]/[.Q$3];0) ;0) ;2)" office:value-type="string" office:string-value="4C">
            <text:p>4C</text:p>
          </table:table-cell>
          <table:table-cell table:style-name="ce3" table:formula="of:=DEC2HEX(ROUND(IF([.$B121]/[.R$3]&lt;127;127-[.$B121]/[.R$3];0) ;0) ;2)" office:value-type="string" office:string-value="19">
            <text:p>19</text:p>
          </table:table-cell>
          <table:table-cell table:style-name="ce3" table:formula="of:=DEC2HEX(ROUND(IF([.$B121]/[.S$3]&lt;127;[.$B121]/[.S$3];127) ;0) ;2)" office:value-type="float" office:value="0">
            <text:p>#ДЕЛ/0!</text:p>
          </table:table-cell>
          <table:table-cell table:style-name="ce3" table:formula="of:=DEC2HEX(ROUND(IF([.$B121]/[.T$3]&lt;127;[.$B121]/[.T$3];127) ;0) ;2)" office:value-type="string" office:string-value="FFFFFFFF9A">
            <text:p>FFFFFFFF9A</text:p>
          </table:table-cell>
          <table:table-cell table:style-name="ce3" table:formula="of:=DEC2HEX(ROUND(IF([.$B121]/[.U$3]&lt;127;[.$B121]/[.U$3];127) ;0) ;2)" office:value-type="string" office:string-value="FFFFFFFFCD">
            <text:p>FFFFFFFFCD</text:p>
          </table:table-cell>
          <table:table-cell table:style-name="ce3" table:formula="of:=DEC2HEX(ROUND(IF([.$B121]/[.V$3]&lt;127;[.$B121]/[.V$3];127) ;0) ;2)" office:value-type="string" office:string-value="FFFFFFFFDE">
            <text:p>FFFFFFFFDE</text:p>
          </table:table-cell>
          <table:table-cell table:style-name="ce3" table:formula="of:=DEC2HEX(ROUND(IF([.$B121]/[.W$3]&lt;127;[.$B121]/[.W$3];127) ;0) ;2)" office:value-type="string" office:string-value="FFFFFFFFE6">
            <text:p>FFFFFFFFE6</text:p>
          </table:table-cell>
          <table:table-cell table:style-name="ce3" table:formula="of:=DEC2HEX(ROUND(IF([.$B121]/[.X$3]&lt;127;[.$B121]/[.X$3];127) ;0) ;2)" office:value-type="string" office:string-value="FFFFFFFFEB">
            <text:p>FFFFFFFFEB</text:p>
          </table:table-cell>
          <table:table-cell table:style-name="ce3" table:formula="of:=DEC2HEX(ROUND(IF([.$B121]/[.Y$3]&lt;127;[.$B121]/[.Y$3];127) ;0) ;2)" office:value-type="string" office:string-value="FFFFFFFFEE">
            <text:p>FFFFFFFFEE</text:p>
          </table:table-cell>
          <table:table-cell table:style-name="ce3" table:formula="of:=DEC2HEX(ROUND(IF([.$B121]/[.Z$3]&lt;127;[.$B121]/[.Z$3];127) ;0) ;2)" office:value-type="string" office:string-value="FFFFFFFFF0">
            <text:p>FFFFFFFFF0</text:p>
          </table:table-cell>
          <table:table-cell table:style-name="ce3" table:formula="of:=DEC2HEX(ROUND(IF([.$B121]/[.AA$3]&lt;127;[.$B121]/[.AA$3];127) ;0) ;2)" office:value-type="string" office:string-value="FFFFFFFFF2">
            <text:p>FFFFFFFFF2</text:p>
          </table:table-cell>
          <table:table-cell table:style-name="ce3" table:formula="of:=DEC2HEX(ROUND(IF([.$B121]/[.AB$3]&lt;127;[.$B121]/[.AB$3];127) ;0) ;2)" office:value-type="string" office:string-value="FFFFFFFFF3">
            <text:p>FFFFFFFFF3</text:p>
          </table:table-cell>
          <table:table-cell table:style-name="ce3" table:formula="of:=DEC2HEX(ROUND(IF([.$B121]/[.AC$3]&lt;127;[.$B121]/[.AC$3];127) ;0) ;2)" office:value-type="string" office:string-value="FFFFFFFFF4">
            <text:p>FFFFFFFFF4</text:p>
          </table:table-cell>
          <table:table-cell table:style-name="ce3" table:formula="of:=DEC2HEX(ROUND(IF([.$B121]/[.AD$3]&lt;127;[.$B121]/[.AD$3];127) ;0) ;2)" office:value-type="string" office:string-value="FFFFFFFFF5">
            <text:p>FFFFFFFFF5</text:p>
          </table:table-cell>
          <table:table-cell table:style-name="ce3" table:formula="of:=DEC2HEX(ROUND(IF([.$B121]/[.AE$3]&lt;127;[.$B121]/[.AE$3];127) ;0) ;2)" office:value-type="string" office:string-value="FFFFFFFFF5">
            <text:p>FFFFFFFFF5</text:p>
          </table:table-cell>
          <table:table-cell table:style-name="ce3" table:formula="of:=DEC2HEX(ROUND(IF([.$B121]/[.AF$3]&lt;127;[.$B121]/[.AF$3];127) ;0) ;2)" office:value-type="string" office:string-value="FFFFFFFFF6">
            <text:p>FFFFFFFFF6</text:p>
          </table:table-cell>
          <table:table-cell table:style-name="ce3" table:formula="of:=DEC2HEX(ROUND(IF([.$B121]/[.AG$3]&lt;127;[.$B121]/[.AG$3];127) ;0) ;2)" office:value-type="string" office:string-value="FFFFFFFFF6">
            <text:p>FFFFFFFFF6</text:p>
          </table:table-cell>
          <table:table-cell table:style-name="ce3" table:formula="of:=DEC2HEX(ROUND(IF([.$B121]/[.AH$3]&lt;127;[.$B121]/[.AH$3];127) ;0) ;2)" office:value-type="string" office:string-value="FFFFFFFFF6">
            <text:p>FFFFFFFFF6</text:p>
          </table:table-cell>
          <table:table-cell table:style-name="ce3" table:formula="of:=DEC2HEX(ROUND(IF([.$B121]/COS([.AI$2]*0.0174533)&lt;255;[.$B121]/COS([.AI$2]*0.0174533);255);0)  ;2)" office:value-type="string" office:string-value="FFFFFFFFF6">
            <text:p>FFFFFFFFF6</text:p>
          </table:table-cell>
          <table:table-cell table:style-name="ce3" table:formula="of:=DEC2HEX(ROUND(IF([.$B121]/COS([.AJ$2]*0.0174533)&lt;255;[.$B121]/COS([.AJ$2]*0.0174533);255);0)  ;2)" office:value-type="string" office:string-value="FFFFFFFFF6">
            <text:p>FFFFFFFFF6</text:p>
          </table:table-cell>
          <table:table-cell table:style-name="ce3" table:formula="of:=DEC2HEX(ROUND(IF([.$B121]/COS([.AK$2]*0.0174533)&lt;255;[.$B121]/COS([.AK$2]*0.0174533);255);0)  ;2)" office:value-type="string" office:string-value="FFFFFFFFF6">
            <text:p>FFFFFFFFF6</text:p>
          </table:table-cell>
          <table:table-cell table:style-name="ce3" table:formula="of:=DEC2HEX(ROUND(IF([.$B121]/COS([.AL$2]*0.0174533)&lt;255;[.$B121]/COS([.AL$2]*0.0174533);255);0)  ;2)" office:value-type="string" office:string-value="FFFFFFFFF6">
            <text:p>FFFFFFFFF6</text:p>
          </table:table-cell>
          <table:table-cell table:style-name="ce3" table:formula="of:=DEC2HEX(ROUND(IF([.$B121]/COS([.AM$2]*0.0174533)&lt;255;[.$B121]/COS([.AM$2]*0.0174533);255);0)  ;2)" office:value-type="string" office:string-value="FFFFFFFFF5">
            <text:p>FFFFFFFFF5</text:p>
          </table:table-cell>
          <table:table-cell table:style-name="ce3" table:formula="of:=DEC2HEX(ROUND(IF([.$B121]/COS([.AN$2]*0.0174533)&lt;255;[.$B121]/COS([.AN$2]*0.0174533);255);0)  ;2)" office:value-type="string" office:string-value="FFFFFFFFF5">
            <text:p>FFFFFFFFF5</text:p>
          </table:table-cell>
          <table:table-cell table:style-name="ce3" table:formula="of:=DEC2HEX(ROUND(IF([.$B121]/COS([.AO$2]*0.0174533)&lt;255;[.$B121]/COS([.AO$2]*0.0174533);255);0)  ;2)" office:value-type="string" office:string-value="FFFFFFFFF4">
            <text:p>FFFFFFFFF4</text:p>
          </table:table-cell>
          <table:table-cell table:style-name="ce3" table:formula="of:=DEC2HEX(ROUND(IF([.$B121]/COS([.AP$2]*0.0174533)&lt;255;[.$B121]/COS([.AP$2]*0.0174533);255);0)  ;2)" office:value-type="string" office:string-value="FFFFFFFFF3">
            <text:p>FFFFFFFFF3</text:p>
          </table:table-cell>
          <table:table-cell table:style-name="ce3" table:formula="of:=DEC2HEX(ROUND(IF([.$B121]/COS([.AQ$2]*0.0174533)&lt;255;[.$B121]/COS([.AQ$2]*0.0174533);255);0)  ;2)" office:value-type="string" office:string-value="FFFFFFFFF2">
            <text:p>FFFFFFFFF2</text:p>
          </table:table-cell>
          <table:table-cell table:style-name="ce3" table:formula="of:=DEC2HEX(ROUND(IF([.$B121]/COS([.AR$2]*0.0174533)&lt;255;[.$B121]/COS([.AR$2]*0.0174533);255);0)  ;2)" office:value-type="string" office:string-value="FFFFFFFFF0">
            <text:p>FFFFFFFFF0</text:p>
          </table:table-cell>
          <table:table-cell table:style-name="ce3" table:formula="of:=DEC2HEX(ROUND(IF([.$B121]/COS([.AS$2]*0.0174533)&lt;255;[.$B121]/COS([.AS$2]*0.0174533);255);0)  ;2)" office:value-type="string" office:string-value="FFFFFFFFEE">
            <text:p>FFFFFFFFEE</text:p>
          </table:table-cell>
          <table:table-cell table:style-name="ce3" table:formula="of:=DEC2HEX(ROUND(IF([.$B121]/COS([.AT$2]*0.0174533)&lt;255;[.$B121]/COS([.AT$2]*0.0174533);255);0)  ;2)" office:value-type="string" office:string-value="FFFFFFFFEB">
            <text:p>FFFFFFFFEB</text:p>
          </table:table-cell>
          <table:table-cell table:style-name="ce3" table:formula="of:=DEC2HEX(ROUND(IF([.$B121]/COS([.AU$2]*0.0174533)&lt;255;[.$B121]/COS([.AU$2]*0.0174533);255);0)  ;2)" office:value-type="string" office:string-value="FFFFFFFFE6">
            <text:p>FFFFFFFFE6</text:p>
          </table:table-cell>
          <table:table-cell table:style-name="ce3" table:formula="of:=DEC2HEX(ROUND(IF([.$B121]/COS([.AV$2]*0.0174533)&lt;255;[.$B121]/COS([.AV$2]*0.0174533);255);0)  ;2)" office:value-type="string" office:string-value="FFFFFFFFDE">
            <text:p>FFFFFFFFDE</text:p>
          </table:table-cell>
          <table:table-cell table:style-name="ce3" table:formula="of:=DEC2HEX(ROUND(IF([.$B121]/COS([.AW$2]*0.0174533)&lt;255;[.$B121]/COS([.AW$2]*0.0174533);255);0)  ;2)" office:value-type="string" office:string-value="FFFFFFFFCD">
            <text:p>FFFFFFFFCD</text:p>
          </table:table-cell>
          <table:table-cell table:style-name="ce3" table:formula="of:=DEC2HEX(ROUND(IF([.$B121]/COS([.AX$2]*0.0174533)&lt;255;[.$B121]/COS([.AX$2]*0.0174533);255);0)  ;2)" office:value-type="string" office:string-value="FFFFFFFF9A">
            <text:p>FFFFFFFF9A</text:p>
          </table:table-cell>
          <table:table-cell table:style-name="ce3" table:formula="of:=DEC2HEX(ROUND(IF([.$B121]/COS([.AY$2]*0.0174533)&lt;255;[.$B121]/COS([.AY$2]*0.0174533);255);0)  ;2)" office:value-type="string" office:string-value="FF">
            <text:p>FF</text:p>
          </table:table-cell>
          <table:table-cell table:style-name="ce3" table:formula="of:=DEC2HEX(ROUND(IF([.$B121]/COS([.AZ$2]*0.0174533)&lt;255;[.$B121]/COS([.AZ$2]*0.0174533);255);0)  ;2)" office:value-type="string" office:string-value="66">
            <text:p>66</text:p>
          </table:table-cell>
          <table:table-cell table:style-name="ce3" table:formula="of:=DEC2HEX(ROUND(IF([.$B121]/COS([.BA$2]*0.0174533)&lt;255;[.$B121]/COS([.BA$2]*0.0174533);255);0)  ;2)" office:value-type="string" office:string-value="33">
            <text:p>33</text:p>
          </table:table-cell>
          <table:table-cell table:style-name="ce3" table:formula="of:=DEC2HEX(ROUND(IF([.$B121]/COS([.BB$2]*0.0174533)&lt;255;[.$B121]/COS([.BB$2]*0.0174533);255);0)  ;2)" office:value-type="string" office:string-value="22">
            <text:p>22</text:p>
          </table:table-cell>
          <table:table-cell table:style-name="ce3" table:formula="of:=DEC2HEX(ROUND(IF([.$B121]/COS([.BC$2]*0.0174533)&lt;255;[.$B121]/COS([.BC$2]*0.0174533);255);0)  ;2)" office:value-type="string" office:string-value="1A">
            <text:p>1A</text:p>
          </table:table-cell>
          <table:table-cell table:style-name="ce3" table:formula="of:=DEC2HEX(ROUND(IF([.$B121]/COS([.BD$2]*0.0174533)&lt;255;[.$B121]/COS([.BD$2]*0.0174533);255);0)  ;2)" office:value-type="string" office:string-value="15">
            <text:p>15</text:p>
          </table:table-cell>
          <table:table-cell table:style-name="ce3" table:formula="of:=DEC2HEX(ROUND(IF([.$B121]/COS([.BE$2]*0.0174533)&lt;255;[.$B121]/COS([.BE$2]*0.0174533);255);0)  ;2)" office:value-type="string" office:string-value="12">
            <text:p>12</text:p>
          </table:table-cell>
          <table:table-cell table:style-name="ce3" table:formula="of:=DEC2HEX(ROUND(IF([.$B121]/COS([.BF$2]*0.0174533)&lt;255;[.$B121]/COS([.BF$2]*0.0174533);255);0)  ;2)" office:value-type="string" office:string-value="10">
            <text:p>10</text:p>
          </table:table-cell>
          <table:table-cell table:style-name="ce3" table:formula="of:=DEC2HEX(ROUND(IF([.$B121]/COS([.BG$2]*0.0174533)&lt;255;[.$B121]/COS([.BG$2]*0.0174533);255);0)  ;2)" office:value-type="string" office:string-value="0E">
            <text:p>0E</text:p>
          </table:table-cell>
          <table:table-cell table:style-name="ce3" table:formula="of:=DEC2HEX(ROUND(IF([.$B121]/COS([.BH$2]*0.0174533)&lt;255;[.$B121]/COS([.BH$2]*0.0174533);255);0)  ;2)" office:value-type="string" office:string-value="0D">
            <text:p>0D</text:p>
          </table:table-cell>
          <table:table-cell table:style-name="ce3" table:formula="of:=DEC2HEX(ROUND(IF([.$B121]/COS([.BI$2]*0.0174533)&lt;255;[.$B121]/COS([.BI$2]*0.0174533);255);0)  ;2)" office:value-type="string" office:string-value="0C">
            <text:p>0C</text:p>
          </table:table-cell>
          <table:table-cell table:style-name="ce3" table:formula="of:=DEC2HEX(ROUND(IF([.$B121]/COS([.BJ$2]*0.0174533)&lt;255;[.$B121]/COS([.BJ$2]*0.0174533);255);0)  ;2)" office:value-type="string" office:string-value="0B">
            <text:p>0B</text:p>
          </table:table-cell>
          <table:table-cell table:style-name="ce3" table:formula="of:=DEC2HEX(ROUND(IF([.$B121]/COS([.BK$2]*0.0174533)&lt;255;[.$B121]/COS([.BK$2]*0.0174533);255);0)  ;2)" office:value-type="string" office:string-value="0B">
            <text:p>0B</text:p>
          </table:table-cell>
          <table:table-cell table:style-name="ce3" table:formula="of:=DEC2HEX(ROUND(IF([.$B121]/COS([.BL$2]*0.0174533)&lt;255;[.$B121]/COS([.BL$2]*0.0174533);255);0)  ;2)" office:value-type="string" office:string-value="0A">
            <text:p>0A</text:p>
          </table:table-cell>
          <table:table-cell table:style-name="ce3" table:formula="of:=DEC2HEX(ROUND(IF([.$B121]/COS([.BM$2]*0.0174533)&lt;255;[.$B121]/COS([.BM$2]*0.0174533);255);0)  ;2)" office:value-type="string" office:string-value="0A">
            <text:p>0A</text:p>
          </table:table-cell>
          <table:table-cell table:style-name="ce3" table:formula="of:=DEC2HEX(ROUND(IF([.$B121]/COS([.BN$2]*0.0174533)&lt;255;[.$B121]/COS([.BN$2]*0.0174533);255);0)  ;2)" office:value-type="string" office:string-value="0A">
            <text:p>0A</text:p>
          </table:table-cell>
          <table:table-cell table:style-name="ce3" table:formula="of:=DEC2HEX(ROUND(IF([.$B121]/COS([.BO$2]*0.0174533)&lt;255;[.$B121]/COS([.BO$2]*0.0174533);255);0)  ;2)" office:value-type="string" office:string-value="0A">
            <text:p>0A</text:p>
          </table:table-cell>
          <table:table-cell table:style-name="ce3" table:formula="of:=DEC2HEX(ROUND(IF([.$B121]/COS([.BP$2]*0.0174533)&lt;255;[.$B121]/COS([.BP$2]*0.0174533);255);0)  ;2)" office:value-type="string" office:string-value="0A">
            <text:p>0A</text:p>
          </table:table-cell>
          <table:table-cell table:style-name="ce3" table:formula="of:=DEC2HEX(ROUND(IF([.$B121]/COS([.BQ$2]*0.0174533)&lt;255;[.$B121]/COS([.BQ$2]*0.0174533);255);0)  ;2)" office:value-type="string" office:string-value="0A">
            <text:p>0A</text:p>
          </table:table-cell>
          <table:table-cell table:style-name="ce3" table:formula="of:=DEC2HEX(ROUND(IF([.$B121]/COS([.BR$2]*0.0174533)&lt;255;[.$B121]/COS([.BR$2]*0.0174533);255);0)  ;2)" office:value-type="string" office:string-value="0A">
            <text:p>0A</text:p>
          </table:table-cell>
          <table:table-cell table:style-name="ce3" table:formula="of:=DEC2HEX(ROUND(IF([.$B121]/COS([.BS$2]*0.0174533)&lt;255;[.$B121]/COS([.BS$2]*0.0174533);255);0)  ;2)" office:value-type="string" office:string-value="0B">
            <text:p>0B</text:p>
          </table:table-cell>
          <table:table-cell table:style-name="ce3" table:formula="of:=DEC2HEX(ROUND(IF([.$B121]/COS([.BT$2]*0.0174533)&lt;255;[.$B121]/COS([.BT$2]*0.0174533);255);0)  ;2)" office:value-type="string" office:string-value="0B">
            <text:p>0B</text:p>
          </table:table-cell>
          <table:table-cell table:style-name="ce3" table:formula="of:=DEC2HEX(ROUND(IF([.$B121]/COS([.BU$2]*0.0174533)&lt;255;[.$B121]/COS([.BU$2]*0.0174533);255);0)  ;2)" office:value-type="string" office:string-value="0C">
            <text:p>0C</text:p>
          </table:table-cell>
          <table:table-cell table:style-name="ce3" table:formula="of:=DEC2HEX(ROUND(IF([.$B121]/COS([.BV$2]*0.0174533)&lt;255;[.$B121]/COS([.BV$2]*0.0174533);255);0)  ;2)" office:value-type="string" office:string-value="0D">
            <text:p>0D</text:p>
          </table:table-cell>
          <table:table-cell table:style-name="ce3" table:formula="of:=DEC2HEX(ROUND(IF([.$B121]/COS([.BW$2]*0.0174533)&lt;255;[.$B121]/COS([.BW$2]*0.0174533);255);0)  ;2)" office:value-type="string" office:string-value="0E">
            <text:p>0E</text:p>
          </table:table-cell>
          <table:table-cell table:style-name="ce3" table:formula="of:=DEC2HEX(ROUND(IF([.$B121]/COS([.BX$2]*0.0174533)&lt;255;[.$B121]/COS([.BX$2]*0.0174533);255);0)  ;2)" office:value-type="string" office:string-value="10">
            <text:p>10</text:p>
          </table:table-cell>
          <table:table-cell table:style-name="ce3" table:formula="of:=DEC2HEX(ROUND(IF([.$B121]/COS([.BY$2]*0.0174533)&lt;255;[.$B121]/COS([.BY$2]*0.0174533);255);0)  ;2)" office:value-type="string" office:string-value="12">
            <text:p>12</text:p>
          </table:table-cell>
          <table:table-cell table:style-name="ce3" table:formula="of:=DEC2HEX(ROUND(IF([.$B121]/COS([.BZ$2]*0.0174533)&lt;255;[.$B121]/COS([.BZ$2]*0.0174533);255);0)  ;2)" office:value-type="string" office:string-value="15">
            <text:p>15</text:p>
          </table:table-cell>
          <table:table-cell table:style-name="ce3" table:formula="of:=DEC2HEX(ROUND(IF([.$B121]/COS([.CA$2]*0.0174533)&lt;255;[.$B121]/COS([.CA$2]*0.0174533);255);0)  ;2)" office:value-type="string" office:string-value="1A">
            <text:p>1A</text:p>
          </table:table-cell>
          <table:table-cell table:style-name="ce3" table:formula="of:=DEC2HEX(ROUND(IF([.$B121]/COS([.CB$2]*0.0174533)&lt;255;[.$B121]/COS([.CB$2]*0.0174533);255);0)  ;2)" office:value-type="string" office:string-value="22">
            <text:p>22</text:p>
          </table:table-cell>
          <table:table-cell table:style-name="ce3" table:formula="of:=DEC2HEX(ROUND(IF([.$B121]/COS([.CC$2]*0.0174533)&lt;255;[.$B121]/COS([.CC$2]*0.0174533);255);0)  ;2)" office:value-type="string" office:string-value="33">
            <text:p>33</text:p>
          </table:table-cell>
          <table:table-cell table:number-columns-repeated="943"/>
        </table:table-row>
        <table:table-row table:style-name="ro1">
          <table:table-cell table:formula="of:=[.A121]+1" office:value-type="float" office:value="118">
            <text:p>118</text:p>
          </table:table-cell>
          <table:table-cell table:style-name="ce2" table:formula="of:=[.B121]-1" office:value-type="float" office:value="9">
            <text:p>9</text:p>
          </table:table-cell>
          <table:table-cell table:formula="of:=DEC2HEX(ROUND(IF([.$B122]/[.C$3]&lt;127;127-[.$B122]/[.C$3];0) ;0) ;2)" office:value-type="string" office:string-value="76">
            <text:p>76</text:p>
          </table:table-cell>
          <table:table-cell table:formula="of:=DEC2HEX(ROUND(IF([.$B122]/[.D$3]&lt;127;127-[.$B122]/[.D$3];0) ;0) ;2)" office:value-type="string" office:string-value="76">
            <text:p>76</text:p>
          </table:table-cell>
          <table:table-cell table:formula="of:=DEC2HEX(ROUND(IF([.$B122]/[.E$3]&lt;127;127-[.$B122]/[.E$3];0) ;0) ;2)" office:value-type="string" office:string-value="76">
            <text:p>76</text:p>
          </table:table-cell>
          <table:table-cell table:formula="of:=DEC2HEX(ROUND(IF([.$B122]/[.F$3]&lt;127;127-[.$B122]/[.F$3];0) ;0) ;2)" office:value-type="string" office:string-value="76">
            <text:p>76</text:p>
          </table:table-cell>
          <table:table-cell table:formula="of:=DEC2HEX(ROUND(IF([.$B122]/[.G$3]&lt;127;127-[.$B122]/[.G$3];0) ;0) ;2)" office:value-type="string" office:string-value="75">
            <text:p>75</text:p>
          </table:table-cell>
          <table:table-cell table:formula="of:=DEC2HEX(ROUND(IF([.$B122]/[.H$3]&lt;127;127-[.$B122]/[.H$3];0) ;0) ;2)" office:value-type="string" office:string-value="75">
            <text:p>75</text:p>
          </table:table-cell>
          <table:table-cell table:formula="of:=DEC2HEX(ROUND(IF([.$B122]/[.I$3]&lt;127;127-[.$B122]/[.I$3];0) ;0) ;2)" office:value-type="string" office:string-value="74">
            <text:p>74</text:p>
          </table:table-cell>
          <table:table-cell table:formula="of:=DEC2HEX(ROUND(IF([.$B122]/[.J$3]&lt;127;127-[.$B122]/[.J$3];0) ;0) ;2)" office:value-type="string" office:string-value="73">
            <text:p>73</text:p>
          </table:table-cell>
          <table:table-cell table:formula="of:=DEC2HEX(ROUND(IF([.$B122]/[.K$3]&lt;127;127-[.$B122]/[.K$3];0) ;0) ;2)" office:value-type="string" office:string-value="72">
            <text:p>72</text:p>
          </table:table-cell>
          <table:table-cell table:formula="of:=DEC2HEX(ROUND(IF([.$B122]/[.L$3]&lt;127;127-[.$B122]/[.L$3];0) ;0) ;2)" office:value-type="string" office:string-value="71">
            <text:p>71</text:p>
          </table:table-cell>
          <table:table-cell table:style-name="ce3" table:formula="of:=DEC2HEX(ROUND(IF([.$B122]/[.M$3]&lt;127;127-[.$B122]/[.M$3];0) ;0) ;2)" office:value-type="string" office:string-value="6F">
            <text:p>6F</text:p>
          </table:table-cell>
          <table:table-cell table:style-name="ce3" table:formula="of:=DEC2HEX(ROUND(IF([.$B122]/[.N$3]&lt;127;127-[.$B122]/[.N$3];0) ;0) ;2)" office:value-type="string" office:string-value="6C">
            <text:p>6C</text:p>
          </table:table-cell>
          <table:table-cell table:style-name="ce3" table:formula="of:=DEC2HEX(ROUND(IF([.$B122]/[.O$3]&lt;127;127-[.$B122]/[.O$3];0) ;0) ;2)" office:value-type="string" office:string-value="68">
            <text:p>68</text:p>
          </table:table-cell>
          <table:table-cell table:style-name="ce3" table:formula="of:=DEC2HEX(ROUND(IF([.$B122]/[.P$3]&lt;127;127-[.$B122]/[.P$3];0) ;0) ;2)" office:value-type="string" office:string-value="60">
            <text:p>60</text:p>
          </table:table-cell>
          <table:table-cell table:style-name="ce3" table:formula="of:=DEC2HEX(ROUND(IF([.$B122]/[.Q$3]&lt;127;127-[.$B122]/[.Q$3];0) ;0) ;2)" office:value-type="string" office:string-value="51">
            <text:p>51</text:p>
          </table:table-cell>
          <table:table-cell table:style-name="ce3" table:formula="of:=DEC2HEX(ROUND(IF([.$B122]/[.R$3]&lt;127;127-[.$B122]/[.R$3];0) ;0) ;2)" office:value-type="string" office:string-value="23">
            <text:p>23</text:p>
          </table:table-cell>
          <table:table-cell table:style-name="ce3" table:formula="of:=DEC2HEX(ROUND(IF([.$B122]/[.S$3]&lt;127;[.$B122]/[.S$3];127) ;0) ;2)" office:value-type="float" office:value="0">
            <text:p>#ДЕЛ/0!</text:p>
          </table:table-cell>
          <table:table-cell table:style-name="ce3" table:formula="of:=DEC2HEX(ROUND(IF([.$B122]/[.T$3]&lt;127;[.$B122]/[.T$3];127) ;0) ;2)" office:value-type="string" office:string-value="FFFFFFFFA4">
            <text:p>FFFFFFFFA4</text:p>
          </table:table-cell>
          <table:table-cell table:style-name="ce3" table:formula="of:=DEC2HEX(ROUND(IF([.$B122]/[.U$3]&lt;127;[.$B122]/[.U$3];127) ;0) ;2)" office:value-type="string" office:string-value="FFFFFFFFD2">
            <text:p>FFFFFFFFD2</text:p>
          </table:table-cell>
          <table:table-cell table:style-name="ce3" table:formula="of:=DEC2HEX(ROUND(IF([.$B122]/[.V$3]&lt;127;[.$B122]/[.V$3];127) ;0) ;2)" office:value-type="string" office:string-value="FFFFFFFFE1">
            <text:p>FFFFFFFFE1</text:p>
          </table:table-cell>
          <table:table-cell table:style-name="ce3" table:formula="of:=DEC2HEX(ROUND(IF([.$B122]/[.W$3]&lt;127;[.$B122]/[.W$3];127) ;0) ;2)" office:value-type="string" office:string-value="FFFFFFFFE9">
            <text:p>FFFFFFFFE9</text:p>
          </table:table-cell>
          <table:table-cell table:style-name="ce3" table:formula="of:=DEC2HEX(ROUND(IF([.$B122]/[.X$3]&lt;127;[.$B122]/[.X$3];127) ;0) ;2)" office:value-type="string" office:string-value="FFFFFFFFED">
            <text:p>FFFFFFFFED</text:p>
          </table:table-cell>
          <table:table-cell table:style-name="ce3" table:formula="of:=DEC2HEX(ROUND(IF([.$B122]/[.Y$3]&lt;127;[.$B122]/[.Y$3];127) ;0) ;2)" office:value-type="string" office:string-value="FFFFFFFFF0">
            <text:p>FFFFFFFFF0</text:p>
          </table:table-cell>
          <table:table-cell table:style-name="ce3" table:formula="of:=DEC2HEX(ROUND(IF([.$B122]/[.Z$3]&lt;127;[.$B122]/[.Z$3];127) ;0) ;2)" office:value-type="string" office:string-value="FFFFFFFFF2">
            <text:p>FFFFFFFFF2</text:p>
          </table:table-cell>
          <table:table-cell table:style-name="ce3" table:formula="of:=DEC2HEX(ROUND(IF([.$B122]/[.AA$3]&lt;127;[.$B122]/[.AA$3];127) ;0) ;2)" office:value-type="string" office:string-value="FFFFFFFFF3">
            <text:p>FFFFFFFFF3</text:p>
          </table:table-cell>
          <table:table-cell table:style-name="ce3" table:formula="of:=DEC2HEX(ROUND(IF([.$B122]/[.AB$3]&lt;127;[.$B122]/[.AB$3];127) ;0) ;2)" office:value-type="string" office:string-value="FFFFFFFFF4">
            <text:p>FFFFFFFFF4</text:p>
          </table:table-cell>
          <table:table-cell table:style-name="ce3" table:formula="of:=DEC2HEX(ROUND(IF([.$B122]/[.AC$3]&lt;127;[.$B122]/[.AC$3];127) ;0) ;2)" office:value-type="string" office:string-value="FFFFFFFFF5">
            <text:p>FFFFFFFFF5</text:p>
          </table:table-cell>
          <table:table-cell table:style-name="ce3" table:formula="of:=DEC2HEX(ROUND(IF([.$B122]/[.AD$3]&lt;127;[.$B122]/[.AD$3];127) ;0) ;2)" office:value-type="string" office:string-value="FFFFFFFFF6">
            <text:p>FFFFFFFFF6</text:p>
          </table:table-cell>
          <table:table-cell table:style-name="ce3" table:formula="of:=DEC2HEX(ROUND(IF([.$B122]/[.AE$3]&lt;127;[.$B122]/[.AE$3];127) ;0) ;2)" office:value-type="string" office:string-value="FFFFFFFFF6">
            <text:p>FFFFFFFFF6</text:p>
          </table:table-cell>
          <table:table-cell table:style-name="ce3" table:formula="of:=DEC2HEX(ROUND(IF([.$B122]/[.AF$3]&lt;127;[.$B122]/[.AF$3];127) ;0) ;2)" office:value-type="string" office:string-value="FFFFFFFFF7">
            <text:p>FFFFFFFFF7</text:p>
          </table:table-cell>
          <table:table-cell table:style-name="ce3" table:formula="of:=DEC2HEX(ROUND(IF([.$B122]/[.AG$3]&lt;127;[.$B122]/[.AG$3];127) ;0) ;2)" office:value-type="string" office:string-value="FFFFFFFFF7">
            <text:p>FFFFFFFFF7</text:p>
          </table:table-cell>
          <table:table-cell table:style-name="ce3" table:formula="of:=DEC2HEX(ROUND(IF([.$B122]/[.AH$3]&lt;127;[.$B122]/[.AH$3];127) ;0) ;2)" office:value-type="string" office:string-value="FFFFFFFFF7">
            <text:p>FFFFFFFFF7</text:p>
          </table:table-cell>
          <table:table-cell table:style-name="ce3" table:formula="of:=DEC2HEX(ROUND(IF([.$B122]/COS([.AI$2]*0.0174533)&lt;255;[.$B122]/COS([.AI$2]*0.0174533);255);0)  ;2)" office:value-type="string" office:string-value="FFFFFFFFF7">
            <text:p>FFFFFFFFF7</text:p>
          </table:table-cell>
          <table:table-cell table:style-name="ce3" table:formula="of:=DEC2HEX(ROUND(IF([.$B122]/COS([.AJ$2]*0.0174533)&lt;255;[.$B122]/COS([.AJ$2]*0.0174533);255);0)  ;2)" office:value-type="string" office:string-value="FFFFFFFFF7">
            <text:p>FFFFFFFFF7</text:p>
          </table:table-cell>
          <table:table-cell table:style-name="ce3" table:formula="of:=DEC2HEX(ROUND(IF([.$B122]/COS([.AK$2]*0.0174533)&lt;255;[.$B122]/COS([.AK$2]*0.0174533);255);0)  ;2)" office:value-type="string" office:string-value="FFFFFFFFF7">
            <text:p>FFFFFFFFF7</text:p>
          </table:table-cell>
          <table:table-cell table:style-name="ce3" table:formula="of:=DEC2HEX(ROUND(IF([.$B122]/COS([.AL$2]*0.0174533)&lt;255;[.$B122]/COS([.AL$2]*0.0174533);255);0)  ;2)" office:value-type="string" office:string-value="FFFFFFFFF7">
            <text:p>FFFFFFFFF7</text:p>
          </table:table-cell>
          <table:table-cell table:style-name="ce3" table:formula="of:=DEC2HEX(ROUND(IF([.$B122]/COS([.AM$2]*0.0174533)&lt;255;[.$B122]/COS([.AM$2]*0.0174533);255);0)  ;2)" office:value-type="string" office:string-value="FFFFFFFFF6">
            <text:p>FFFFFFFFF6</text:p>
          </table:table-cell>
          <table:table-cell table:style-name="ce3" table:formula="of:=DEC2HEX(ROUND(IF([.$B122]/COS([.AN$2]*0.0174533)&lt;255;[.$B122]/COS([.AN$2]*0.0174533);255);0)  ;2)" office:value-type="string" office:string-value="FFFFFFFFF6">
            <text:p>FFFFFFFFF6</text:p>
          </table:table-cell>
          <table:table-cell table:style-name="ce3" table:formula="of:=DEC2HEX(ROUND(IF([.$B122]/COS([.AO$2]*0.0174533)&lt;255;[.$B122]/COS([.AO$2]*0.0174533);255);0)  ;2)" office:value-type="string" office:string-value="FFFFFFFFF5">
            <text:p>FFFFFFFFF5</text:p>
          </table:table-cell>
          <table:table-cell table:style-name="ce3" table:formula="of:=DEC2HEX(ROUND(IF([.$B122]/COS([.AP$2]*0.0174533)&lt;255;[.$B122]/COS([.AP$2]*0.0174533);255);0)  ;2)" office:value-type="string" office:string-value="FFFFFFFFF4">
            <text:p>FFFFFFFFF4</text:p>
          </table:table-cell>
          <table:table-cell table:style-name="ce3" table:formula="of:=DEC2HEX(ROUND(IF([.$B122]/COS([.AQ$2]*0.0174533)&lt;255;[.$B122]/COS([.AQ$2]*0.0174533);255);0)  ;2)" office:value-type="string" office:string-value="FFFFFFFFF3">
            <text:p>FFFFFFFFF3</text:p>
          </table:table-cell>
          <table:table-cell table:style-name="ce3" table:formula="of:=DEC2HEX(ROUND(IF([.$B122]/COS([.AR$2]*0.0174533)&lt;255;[.$B122]/COS([.AR$2]*0.0174533);255);0)  ;2)" office:value-type="string" office:string-value="FFFFFFFFF2">
            <text:p>FFFFFFFFF2</text:p>
          </table:table-cell>
          <table:table-cell table:style-name="ce3" table:formula="of:=DEC2HEX(ROUND(IF([.$B122]/COS([.AS$2]*0.0174533)&lt;255;[.$B122]/COS([.AS$2]*0.0174533);255);0)  ;2)" office:value-type="string" office:string-value="FFFFFFFFF0">
            <text:p>FFFFFFFFF0</text:p>
          </table:table-cell>
          <table:table-cell table:style-name="ce3" table:formula="of:=DEC2HEX(ROUND(IF([.$B122]/COS([.AT$2]*0.0174533)&lt;255;[.$B122]/COS([.AT$2]*0.0174533);255);0)  ;2)" office:value-type="string" office:string-value="FFFFFFFFED">
            <text:p>FFFFFFFFED</text:p>
          </table:table-cell>
          <table:table-cell table:style-name="ce3" table:formula="of:=DEC2HEX(ROUND(IF([.$B122]/COS([.AU$2]*0.0174533)&lt;255;[.$B122]/COS([.AU$2]*0.0174533);255);0)  ;2)" office:value-type="string" office:string-value="FFFFFFFFE8">
            <text:p>FFFFFFFFE8</text:p>
          </table:table-cell>
          <table:table-cell table:style-name="ce3" table:formula="of:=DEC2HEX(ROUND(IF([.$B122]/COS([.AV$2]*0.0174533)&lt;255;[.$B122]/COS([.AV$2]*0.0174533);255);0)  ;2)" office:value-type="string" office:string-value="FFFFFFFFE1">
            <text:p>FFFFFFFFE1</text:p>
          </table:table-cell>
          <table:table-cell table:style-name="ce3" table:formula="of:=DEC2HEX(ROUND(IF([.$B122]/COS([.AW$2]*0.0174533)&lt;255;[.$B122]/COS([.AW$2]*0.0174533);255);0)  ;2)" office:value-type="string" office:string-value="FFFFFFFFD2">
            <text:p>FFFFFFFFD2</text:p>
          </table:table-cell>
          <table:table-cell table:style-name="ce3" table:formula="of:=DEC2HEX(ROUND(IF([.$B122]/COS([.AX$2]*0.0174533)&lt;255;[.$B122]/COS([.AX$2]*0.0174533);255);0)  ;2)" office:value-type="string" office:string-value="FFFFFFFFA4">
            <text:p>FFFFFFFFA4</text:p>
          </table:table-cell>
          <table:table-cell table:style-name="ce3" table:formula="of:=DEC2HEX(ROUND(IF([.$B122]/COS([.AY$2]*0.0174533)&lt;255;[.$B122]/COS([.AY$2]*0.0174533);255);0)  ;2)" office:value-type="string" office:string-value="FF">
            <text:p>FF</text:p>
          </table:table-cell>
          <table:table-cell table:style-name="ce3" table:formula="of:=DEC2HEX(ROUND(IF([.$B122]/COS([.AZ$2]*0.0174533)&lt;255;[.$B122]/COS([.AZ$2]*0.0174533);255);0)  ;2)" office:value-type="string" office:string-value="5C">
            <text:p>5C</text:p>
          </table:table-cell>
          <table:table-cell table:style-name="ce3" table:formula="of:=DEC2HEX(ROUND(IF([.$B122]/COS([.BA$2]*0.0174533)&lt;255;[.$B122]/COS([.BA$2]*0.0174533);255);0)  ;2)" office:value-type="string" office:string-value="2E">
            <text:p>2E</text:p>
          </table:table-cell>
          <table:table-cell table:style-name="ce3" table:formula="of:=DEC2HEX(ROUND(IF([.$B122]/COS([.BB$2]*0.0174533)&lt;255;[.$B122]/COS([.BB$2]*0.0174533);255);0)  ;2)" office:value-type="string" office:string-value="1F">
            <text:p>1F</text:p>
          </table:table-cell>
          <table:table-cell table:style-name="ce3" table:formula="of:=DEC2HEX(ROUND(IF([.$B122]/COS([.BC$2]*0.0174533)&lt;255;[.$B122]/COS([.BC$2]*0.0174533);255);0)  ;2)" office:value-type="string" office:string-value="18">
            <text:p>18</text:p>
          </table:table-cell>
          <table:table-cell table:style-name="ce3" table:formula="of:=DEC2HEX(ROUND(IF([.$B122]/COS([.BD$2]*0.0174533)&lt;255;[.$B122]/COS([.BD$2]*0.0174533);255);0)  ;2)" office:value-type="string" office:string-value="13">
            <text:p>13</text:p>
          </table:table-cell>
          <table:table-cell table:style-name="ce3" table:formula="of:=DEC2HEX(ROUND(IF([.$B122]/COS([.BE$2]*0.0174533)&lt;255;[.$B122]/COS([.BE$2]*0.0174533);255);0)  ;2)" office:value-type="string" office:string-value="10">
            <text:p>10</text:p>
          </table:table-cell>
          <table:table-cell table:style-name="ce3" table:formula="of:=DEC2HEX(ROUND(IF([.$B122]/COS([.BF$2]*0.0174533)&lt;255;[.$B122]/COS([.BF$2]*0.0174533);255);0)  ;2)" office:value-type="string" office:string-value="0E">
            <text:p>0E</text:p>
          </table:table-cell>
          <table:table-cell table:style-name="ce3" table:formula="of:=DEC2HEX(ROUND(IF([.$B122]/COS([.BG$2]*0.0174533)&lt;255;[.$B122]/COS([.BG$2]*0.0174533);255);0)  ;2)" office:value-type="string" office:string-value="0D">
            <text:p>0D</text:p>
          </table:table-cell>
          <table:table-cell table:style-name="ce3" table:formula="of:=DEC2HEX(ROUND(IF([.$B122]/COS([.BH$2]*0.0174533)&lt;255;[.$B122]/COS([.BH$2]*0.0174533);255);0)  ;2)" office:value-type="string" office:string-value="0C">
            <text:p>0C</text:p>
          </table:table-cell>
          <table:table-cell table:style-name="ce3" table:formula="of:=DEC2HEX(ROUND(IF([.$B122]/COS([.BI$2]*0.0174533)&lt;255;[.$B122]/COS([.BI$2]*0.0174533);255);0)  ;2)" office:value-type="string" office:string-value="0B">
            <text:p>0B</text:p>
          </table:table-cell>
          <table:table-cell table:style-name="ce3" table:formula="of:=DEC2HEX(ROUND(IF([.$B122]/COS([.BJ$2]*0.0174533)&lt;255;[.$B122]/COS([.BJ$2]*0.0174533);255);0)  ;2)" office:value-type="string" office:string-value="0A">
            <text:p>0A</text:p>
          </table:table-cell>
          <table:table-cell table:style-name="ce3" table:formula="of:=DEC2HEX(ROUND(IF([.$B122]/COS([.BK$2]*0.0174533)&lt;255;[.$B122]/COS([.BK$2]*0.0174533);255);0)  ;2)" office:value-type="string" office:string-value="0A">
            <text:p>0A</text:p>
          </table:table-cell>
          <table:table-cell table:style-name="ce3" table:formula="of:=DEC2HEX(ROUND(IF([.$B122]/COS([.BL$2]*0.0174533)&lt;255;[.$B122]/COS([.BL$2]*0.0174533);255);0)  ;2)" office:value-type="string" office:string-value="09">
            <text:p>09</text:p>
          </table:table-cell>
          <table:table-cell table:style-name="ce3" table:formula="of:=DEC2HEX(ROUND(IF([.$B122]/COS([.BM$2]*0.0174533)&lt;255;[.$B122]/COS([.BM$2]*0.0174533);255);0)  ;2)" office:value-type="string" office:string-value="09">
            <text:p>09</text:p>
          </table:table-cell>
          <table:table-cell table:style-name="ce3" table:formula="of:=DEC2HEX(ROUND(IF([.$B122]/COS([.BN$2]*0.0174533)&lt;255;[.$B122]/COS([.BN$2]*0.0174533);255);0)  ;2)" office:value-type="string" office:string-value="09">
            <text:p>09</text:p>
          </table:table-cell>
          <table:table-cell table:style-name="ce3" table:formula="of:=DEC2HEX(ROUND(IF([.$B122]/COS([.BO$2]*0.0174533)&lt;255;[.$B122]/COS([.BO$2]*0.0174533);255);0)  ;2)" office:value-type="string" office:string-value="09">
            <text:p>09</text:p>
          </table:table-cell>
          <table:table-cell table:style-name="ce3" table:formula="of:=DEC2HEX(ROUND(IF([.$B122]/COS([.BP$2]*0.0174533)&lt;255;[.$B122]/COS([.BP$2]*0.0174533);255);0)  ;2)" office:value-type="string" office:string-value="09">
            <text:p>09</text:p>
          </table:table-cell>
          <table:table-cell table:style-name="ce3" table:formula="of:=DEC2HEX(ROUND(IF([.$B122]/COS([.BQ$2]*0.0174533)&lt;255;[.$B122]/COS([.BQ$2]*0.0174533);255);0)  ;2)" office:value-type="string" office:string-value="09">
            <text:p>09</text:p>
          </table:table-cell>
          <table:table-cell table:style-name="ce3" table:formula="of:=DEC2HEX(ROUND(IF([.$B122]/COS([.BR$2]*0.0174533)&lt;255;[.$B122]/COS([.BR$2]*0.0174533);255);0)  ;2)" office:value-type="string" office:string-value="09">
            <text:p>09</text:p>
          </table:table-cell>
          <table:table-cell table:style-name="ce3" table:formula="of:=DEC2HEX(ROUND(IF([.$B122]/COS([.BS$2]*0.0174533)&lt;255;[.$B122]/COS([.BS$2]*0.0174533);255);0)  ;2)" office:value-type="string" office:string-value="0A">
            <text:p>0A</text:p>
          </table:table-cell>
          <table:table-cell table:style-name="ce3" table:formula="of:=DEC2HEX(ROUND(IF([.$B122]/COS([.BT$2]*0.0174533)&lt;255;[.$B122]/COS([.BT$2]*0.0174533);255);0)  ;2)" office:value-type="string" office:string-value="0A">
            <text:p>0A</text:p>
          </table:table-cell>
          <table:table-cell table:style-name="ce3" table:formula="of:=DEC2HEX(ROUND(IF([.$B122]/COS([.BU$2]*0.0174533)&lt;255;[.$B122]/COS([.BU$2]*0.0174533);255);0)  ;2)" office:value-type="string" office:string-value="0B">
            <text:p>0B</text:p>
          </table:table-cell>
          <table:table-cell table:style-name="ce3" table:formula="of:=DEC2HEX(ROUND(IF([.$B122]/COS([.BV$2]*0.0174533)&lt;255;[.$B122]/COS([.BV$2]*0.0174533);255);0)  ;2)" office:value-type="string" office:string-value="0C">
            <text:p>0C</text:p>
          </table:table-cell>
          <table:table-cell table:style-name="ce3" table:formula="of:=DEC2HEX(ROUND(IF([.$B122]/COS([.BW$2]*0.0174533)&lt;255;[.$B122]/COS([.BW$2]*0.0174533);255);0)  ;2)" office:value-type="string" office:string-value="0D">
            <text:p>0D</text:p>
          </table:table-cell>
          <table:table-cell table:style-name="ce3" table:formula="of:=DEC2HEX(ROUND(IF([.$B122]/COS([.BX$2]*0.0174533)&lt;255;[.$B122]/COS([.BX$2]*0.0174533);255);0)  ;2)" office:value-type="string" office:string-value="0E">
            <text:p>0E</text:p>
          </table:table-cell>
          <table:table-cell table:style-name="ce3" table:formula="of:=DEC2HEX(ROUND(IF([.$B122]/COS([.BY$2]*0.0174533)&lt;255;[.$B122]/COS([.BY$2]*0.0174533);255);0)  ;2)" office:value-type="string" office:string-value="10">
            <text:p>10</text:p>
          </table:table-cell>
          <table:table-cell table:style-name="ce3" table:formula="of:=DEC2HEX(ROUND(IF([.$B122]/COS([.BZ$2]*0.0174533)&lt;255;[.$B122]/COS([.BZ$2]*0.0174533);255);0)  ;2)" office:value-type="string" office:string-value="13">
            <text:p>13</text:p>
          </table:table-cell>
          <table:table-cell table:style-name="ce3" table:formula="of:=DEC2HEX(ROUND(IF([.$B122]/COS([.CA$2]*0.0174533)&lt;255;[.$B122]/COS([.CA$2]*0.0174533);255);0)  ;2)" office:value-type="string" office:string-value="18">
            <text:p>18</text:p>
          </table:table-cell>
          <table:table-cell table:style-name="ce3" table:formula="of:=DEC2HEX(ROUND(IF([.$B122]/COS([.CB$2]*0.0174533)&lt;255;[.$B122]/COS([.CB$2]*0.0174533);255);0)  ;2)" office:value-type="string" office:string-value="1F">
            <text:p>1F</text:p>
          </table:table-cell>
          <table:table-cell table:style-name="ce3" table:formula="of:=DEC2HEX(ROUND(IF([.$B122]/COS([.CC$2]*0.0174533)&lt;255;[.$B122]/COS([.CC$2]*0.0174533);255);0)  ;2)" office:value-type="string" office:string-value="2E">
            <text:p>2E</text:p>
          </table:table-cell>
          <table:table-cell table:number-columns-repeated="943"/>
        </table:table-row>
        <table:table-row table:style-name="ro1">
          <table:table-cell table:formula="of:=[.A122]+1" office:value-type="float" office:value="119">
            <text:p>119</text:p>
          </table:table-cell>
          <table:table-cell table:style-name="ce2" table:formula="of:=[.B122]-1" office:value-type="float" office:value="8">
            <text:p>8</text:p>
          </table:table-cell>
          <table:table-cell table:formula="of:=DEC2HEX(ROUND(IF([.$B123]/[.C$3]&lt;127;127-[.$B123]/[.C$3];0) ;0) ;2)" office:value-type="string" office:string-value="77">
            <text:p>77</text:p>
          </table:table-cell>
          <table:table-cell table:formula="of:=DEC2HEX(ROUND(IF([.$B123]/[.D$3]&lt;127;127-[.$B123]/[.D$3];0) ;0) ;2)" office:value-type="string" office:string-value="77">
            <text:p>77</text:p>
          </table:table-cell>
          <table:table-cell table:formula="of:=DEC2HEX(ROUND(IF([.$B123]/[.E$3]&lt;127;127-[.$B123]/[.E$3];0) ;0) ;2)" office:value-type="string" office:string-value="77">
            <text:p>77</text:p>
          </table:table-cell>
          <table:table-cell table:formula="of:=DEC2HEX(ROUND(IF([.$B123]/[.F$3]&lt;127;127-[.$B123]/[.F$3];0) ;0) ;2)" office:value-type="string" office:string-value="77">
            <text:p>77</text:p>
          </table:table-cell>
          <table:table-cell table:formula="of:=DEC2HEX(ROUND(IF([.$B123]/[.G$3]&lt;127;127-[.$B123]/[.G$3];0) ;0) ;2)" office:value-type="string" office:string-value="76">
            <text:p>76</text:p>
          </table:table-cell>
          <table:table-cell table:formula="of:=DEC2HEX(ROUND(IF([.$B123]/[.H$3]&lt;127;127-[.$B123]/[.H$3];0) ;0) ;2)" office:value-type="string" office:string-value="76">
            <text:p>76</text:p>
          </table:table-cell>
          <table:table-cell table:formula="of:=DEC2HEX(ROUND(IF([.$B123]/[.I$3]&lt;127;127-[.$B123]/[.I$3];0) ;0) ;2)" office:value-type="string" office:string-value="75">
            <text:p>75</text:p>
          </table:table-cell>
          <table:table-cell table:formula="of:=DEC2HEX(ROUND(IF([.$B123]/[.J$3]&lt;127;127-[.$B123]/[.J$3];0) ;0) ;2)" office:value-type="string" office:string-value="75">
            <text:p>75</text:p>
          </table:table-cell>
          <table:table-cell table:formula="of:=DEC2HEX(ROUND(IF([.$B123]/[.K$3]&lt;127;127-[.$B123]/[.K$3];0) ;0) ;2)" office:value-type="string" office:string-value="74">
            <text:p>74</text:p>
          </table:table-cell>
          <table:table-cell table:formula="of:=DEC2HEX(ROUND(IF([.$B123]/[.L$3]&lt;127;127-[.$B123]/[.L$3];0) ;0) ;2)" office:value-type="string" office:string-value="72">
            <text:p>72</text:p>
          </table:table-cell>
          <table:table-cell table:style-name="ce3" table:formula="of:=DEC2HEX(ROUND(IF([.$B123]/[.M$3]&lt;127;127-[.$B123]/[.M$3];0) ;0) ;2)" office:value-type="string" office:string-value="71">
            <text:p>71</text:p>
          </table:table-cell>
          <table:table-cell table:style-name="ce3" table:formula="of:=DEC2HEX(ROUND(IF([.$B123]/[.N$3]&lt;127;127-[.$B123]/[.N$3];0) ;0) ;2)" office:value-type="string" office:string-value="6E">
            <text:p>6E</text:p>
          </table:table-cell>
          <table:table-cell table:style-name="ce3" table:formula="of:=DEC2HEX(ROUND(IF([.$B123]/[.O$3]&lt;127;127-[.$B123]/[.O$3];0) ;0) ;2)" office:value-type="string" office:string-value="6A">
            <text:p>6A</text:p>
          </table:table-cell>
          <table:table-cell table:style-name="ce3" table:formula="of:=DEC2HEX(ROUND(IF([.$B123]/[.P$3]&lt;127;127-[.$B123]/[.P$3];0) ;0) ;2)" office:value-type="string" office:string-value="63">
            <text:p>63</text:p>
          </table:table-cell>
          <table:table-cell table:style-name="ce3" table:formula="of:=DEC2HEX(ROUND(IF([.$B123]/[.Q$3]&lt;127;127-[.$B123]/[.Q$3];0) ;0) ;2)" office:value-type="string" office:string-value="56">
            <text:p>56</text:p>
          </table:table-cell>
          <table:table-cell table:style-name="ce3" table:formula="of:=DEC2HEX(ROUND(IF([.$B123]/[.R$3]&lt;127;127-[.$B123]/[.R$3];0) ;0) ;2)" office:value-type="string" office:string-value="2D">
            <text:p>2D</text:p>
          </table:table-cell>
          <table:table-cell table:style-name="ce3" table:formula="of:=DEC2HEX(ROUND(IF([.$B123]/[.S$3]&lt;127;[.$B123]/[.S$3];127) ;0) ;2)" office:value-type="float" office:value="0">
            <text:p>#ДЕЛ/0!</text:p>
          </table:table-cell>
          <table:table-cell table:style-name="ce3" table:formula="of:=DEC2HEX(ROUND(IF([.$B123]/[.T$3]&lt;127;[.$B123]/[.T$3];127) ;0) ;2)" office:value-type="string" office:string-value="FFFFFFFFAE">
            <text:p>FFFFFFFFAE</text:p>
          </table:table-cell>
          <table:table-cell table:style-name="ce3" table:formula="of:=DEC2HEX(ROUND(IF([.$B123]/[.U$3]&lt;127;[.$B123]/[.U$3];127) ;0) ;2)" office:value-type="string" office:string-value="FFFFFFFFD7">
            <text:p>FFFFFFFFD7</text:p>
          </table:table-cell>
          <table:table-cell table:style-name="ce3" table:formula="of:=DEC2HEX(ROUND(IF([.$B123]/[.V$3]&lt;127;[.$B123]/[.V$3];127) ;0) ;2)" office:value-type="string" office:string-value="FFFFFFFFE4">
            <text:p>FFFFFFFFE4</text:p>
          </table:table-cell>
          <table:table-cell table:style-name="ce3" table:formula="of:=DEC2HEX(ROUND(IF([.$B123]/[.W$3]&lt;127;[.$B123]/[.W$3];127) ;0) ;2)" office:value-type="string" office:string-value="FFFFFFFFEB">
            <text:p>FFFFFFFFEB</text:p>
          </table:table-cell>
          <table:table-cell table:style-name="ce3" table:formula="of:=DEC2HEX(ROUND(IF([.$B123]/[.X$3]&lt;127;[.$B123]/[.X$3];127) ;0) ;2)" office:value-type="string" office:string-value="FFFFFFFFEF">
            <text:p>FFFFFFFFEF</text:p>
          </table:table-cell>
          <table:table-cell table:style-name="ce3" table:formula="of:=DEC2HEX(ROUND(IF([.$B123]/[.Y$3]&lt;127;[.$B123]/[.Y$3];127) ;0) ;2)" office:value-type="string" office:string-value="FFFFFFFFF2">
            <text:p>FFFFFFFFF2</text:p>
          </table:table-cell>
          <table:table-cell table:style-name="ce3" table:formula="of:=DEC2HEX(ROUND(IF([.$B123]/[.Z$3]&lt;127;[.$B123]/[.Z$3];127) ;0) ;2)" office:value-type="string" office:string-value="FFFFFFFFF3">
            <text:p>FFFFFFFFF3</text:p>
          </table:table-cell>
          <table:table-cell table:style-name="ce3" table:formula="of:=DEC2HEX(ROUND(IF([.$B123]/[.AA$3]&lt;127;[.$B123]/[.AA$3];127) ;0) ;2)" office:value-type="string" office:string-value="FFFFFFFFF5">
            <text:p>FFFFFFFFF5</text:p>
          </table:table-cell>
          <table:table-cell table:style-name="ce3" table:formula="of:=DEC2HEX(ROUND(IF([.$B123]/[.AB$3]&lt;127;[.$B123]/[.AB$3];127) ;0) ;2)" office:value-type="string" office:string-value="FFFFFFFFF6">
            <text:p>FFFFFFFFF6</text:p>
          </table:table-cell>
          <table:table-cell table:style-name="ce3" table:formula="of:=DEC2HEX(ROUND(IF([.$B123]/[.AC$3]&lt;127;[.$B123]/[.AC$3];127) ;0) ;2)" office:value-type="string" office:string-value="FFFFFFFFF6">
            <text:p>FFFFFFFFF6</text:p>
          </table:table-cell>
          <table:table-cell table:style-name="ce3" table:formula="of:=DEC2HEX(ROUND(IF([.$B123]/[.AD$3]&lt;127;[.$B123]/[.AD$3];127) ;0) ;2)" office:value-type="string" office:string-value="FFFFFFFFF7">
            <text:p>FFFFFFFFF7</text:p>
          </table:table-cell>
          <table:table-cell table:style-name="ce3" table:formula="of:=DEC2HEX(ROUND(IF([.$B123]/[.AE$3]&lt;127;[.$B123]/[.AE$3];127) ;0) ;2)" office:value-type="string" office:string-value="FFFFFFFFF7">
            <text:p>FFFFFFFFF7</text:p>
          </table:table-cell>
          <table:table-cell table:style-name="ce3" table:formula="of:=DEC2HEX(ROUND(IF([.$B123]/[.AF$3]&lt;127;[.$B123]/[.AF$3];127) ;0) ;2)" office:value-type="string" office:string-value="FFFFFFFFF8">
            <text:p>FFFFFFFFF8</text:p>
          </table:table-cell>
          <table:table-cell table:style-name="ce3" table:formula="of:=DEC2HEX(ROUND(IF([.$B123]/[.AG$3]&lt;127;[.$B123]/[.AG$3];127) ;0) ;2)" office:value-type="string" office:string-value="FFFFFFFFF8">
            <text:p>FFFFFFFFF8</text:p>
          </table:table-cell>
          <table:table-cell table:style-name="ce3" table:formula="of:=DEC2HEX(ROUND(IF([.$B123]/[.AH$3]&lt;127;[.$B123]/[.AH$3];127) ;0) ;2)" office:value-type="string" office:string-value="FFFFFFFFF8">
            <text:p>FFFFFFFFF8</text:p>
          </table:table-cell>
          <table:table-cell table:style-name="ce3" table:formula="of:=DEC2HEX(ROUND(IF([.$B123]/COS([.AI$2]*0.0174533)&lt;255;[.$B123]/COS([.AI$2]*0.0174533);255);0)  ;2)" office:value-type="string" office:string-value="FFFFFFFFF8">
            <text:p>FFFFFFFFF8</text:p>
          </table:table-cell>
          <table:table-cell table:style-name="ce3" table:formula="of:=DEC2HEX(ROUND(IF([.$B123]/COS([.AJ$2]*0.0174533)&lt;255;[.$B123]/COS([.AJ$2]*0.0174533);255);0)  ;2)" office:value-type="string" office:string-value="FFFFFFFFF8">
            <text:p>FFFFFFFFF8</text:p>
          </table:table-cell>
          <table:table-cell table:style-name="ce3" table:formula="of:=DEC2HEX(ROUND(IF([.$B123]/COS([.AK$2]*0.0174533)&lt;255;[.$B123]/COS([.AK$2]*0.0174533);255);0)  ;2)" office:value-type="string" office:string-value="FFFFFFFFF8">
            <text:p>FFFFFFFFF8</text:p>
          </table:table-cell>
          <table:table-cell table:style-name="ce3" table:formula="of:=DEC2HEX(ROUND(IF([.$B123]/COS([.AL$2]*0.0174533)&lt;255;[.$B123]/COS([.AL$2]*0.0174533);255);0)  ;2)" office:value-type="string" office:string-value="FFFFFFFFF8">
            <text:p>FFFFFFFFF8</text:p>
          </table:table-cell>
          <table:table-cell table:style-name="ce3" table:formula="of:=DEC2HEX(ROUND(IF([.$B123]/COS([.AM$2]*0.0174533)&lt;255;[.$B123]/COS([.AM$2]*0.0174533);255);0)  ;2)" office:value-type="string" office:string-value="FFFFFFFFF7">
            <text:p>FFFFFFFFF7</text:p>
          </table:table-cell>
          <table:table-cell table:style-name="ce3" table:formula="of:=DEC2HEX(ROUND(IF([.$B123]/COS([.AN$2]*0.0174533)&lt;255;[.$B123]/COS([.AN$2]*0.0174533);255);0)  ;2)" office:value-type="string" office:string-value="FFFFFFFFF7">
            <text:p>FFFFFFFFF7</text:p>
          </table:table-cell>
          <table:table-cell table:style-name="ce3" table:formula="of:=DEC2HEX(ROUND(IF([.$B123]/COS([.AO$2]*0.0174533)&lt;255;[.$B123]/COS([.AO$2]*0.0174533);255);0)  ;2)" office:value-type="string" office:string-value="FFFFFFFFF6">
            <text:p>FFFFFFFFF6</text:p>
          </table:table-cell>
          <table:table-cell table:style-name="ce3" table:formula="of:=DEC2HEX(ROUND(IF([.$B123]/COS([.AP$2]*0.0174533)&lt;255;[.$B123]/COS([.AP$2]*0.0174533);255);0)  ;2)" office:value-type="string" office:string-value="FFFFFFFFF6">
            <text:p>FFFFFFFFF6</text:p>
          </table:table-cell>
          <table:table-cell table:style-name="ce3" table:formula="of:=DEC2HEX(ROUND(IF([.$B123]/COS([.AQ$2]*0.0174533)&lt;255;[.$B123]/COS([.AQ$2]*0.0174533);255);0)  ;2)" office:value-type="string" office:string-value="FFFFFFFFF5">
            <text:p>FFFFFFFFF5</text:p>
          </table:table-cell>
          <table:table-cell table:style-name="ce3" table:formula="of:=DEC2HEX(ROUND(IF([.$B123]/COS([.AR$2]*0.0174533)&lt;255;[.$B123]/COS([.AR$2]*0.0174533);255);0)  ;2)" office:value-type="string" office:string-value="FFFFFFFFF3">
            <text:p>FFFFFFFFF3</text:p>
          </table:table-cell>
          <table:table-cell table:style-name="ce3" table:formula="of:=DEC2HEX(ROUND(IF([.$B123]/COS([.AS$2]*0.0174533)&lt;255;[.$B123]/COS([.AS$2]*0.0174533);255);0)  ;2)" office:value-type="string" office:string-value="FFFFFFFFF2">
            <text:p>FFFFFFFFF2</text:p>
          </table:table-cell>
          <table:table-cell table:style-name="ce3" table:formula="of:=DEC2HEX(ROUND(IF([.$B123]/COS([.AT$2]*0.0174533)&lt;255;[.$B123]/COS([.AT$2]*0.0174533);255);0)  ;2)" office:value-type="string" office:string-value="FFFFFFFFEF">
            <text:p>FFFFFFFFEF</text:p>
          </table:table-cell>
          <table:table-cell table:style-name="ce3" table:formula="of:=DEC2HEX(ROUND(IF([.$B123]/COS([.AU$2]*0.0174533)&lt;255;[.$B123]/COS([.AU$2]*0.0174533);255);0)  ;2)" office:value-type="string" office:string-value="FFFFFFFFEB">
            <text:p>FFFFFFFFEB</text:p>
          </table:table-cell>
          <table:table-cell table:style-name="ce3" table:formula="of:=DEC2HEX(ROUND(IF([.$B123]/COS([.AV$2]*0.0174533)&lt;255;[.$B123]/COS([.AV$2]*0.0174533);255);0)  ;2)" office:value-type="string" office:string-value="FFFFFFFFE4">
            <text:p>FFFFFFFFE4</text:p>
          </table:table-cell>
          <table:table-cell table:style-name="ce3" table:formula="of:=DEC2HEX(ROUND(IF([.$B123]/COS([.AW$2]*0.0174533)&lt;255;[.$B123]/COS([.AW$2]*0.0174533);255);0)  ;2)" office:value-type="string" office:string-value="FFFFFFFFD7">
            <text:p>FFFFFFFFD7</text:p>
          </table:table-cell>
          <table:table-cell table:style-name="ce3" table:formula="of:=DEC2HEX(ROUND(IF([.$B123]/COS([.AX$2]*0.0174533)&lt;255;[.$B123]/COS([.AX$2]*0.0174533);255);0)  ;2)" office:value-type="string" office:string-value="FFFFFFFFAE">
            <text:p>FFFFFFFFAE</text:p>
          </table:table-cell>
          <table:table-cell table:style-name="ce3" table:formula="of:=DEC2HEX(ROUND(IF([.$B123]/COS([.AY$2]*0.0174533)&lt;255;[.$B123]/COS([.AY$2]*0.0174533);255);0)  ;2)" office:value-type="string" office:string-value="FF">
            <text:p>FF</text:p>
          </table:table-cell>
          <table:table-cell table:style-name="ce3" table:formula="of:=DEC2HEX(ROUND(IF([.$B123]/COS([.AZ$2]*0.0174533)&lt;255;[.$B123]/COS([.AZ$2]*0.0174533);255);0)  ;2)" office:value-type="string" office:string-value="52">
            <text:p>52</text:p>
          </table:table-cell>
          <table:table-cell table:style-name="ce3" table:formula="of:=DEC2HEX(ROUND(IF([.$B123]/COS([.BA$2]*0.0174533)&lt;255;[.$B123]/COS([.BA$2]*0.0174533);255);0)  ;2)" office:value-type="string" office:string-value="29">
            <text:p>29</text:p>
          </table:table-cell>
          <table:table-cell table:style-name="ce3" table:formula="of:=DEC2HEX(ROUND(IF([.$B123]/COS([.BB$2]*0.0174533)&lt;255;[.$B123]/COS([.BB$2]*0.0174533);255);0)  ;2)" office:value-type="string" office:string-value="1C">
            <text:p>1C</text:p>
          </table:table-cell>
          <table:table-cell table:style-name="ce3" table:formula="of:=DEC2HEX(ROUND(IF([.$B123]/COS([.BC$2]*0.0174533)&lt;255;[.$B123]/COS([.BC$2]*0.0174533);255);0)  ;2)" office:value-type="string" office:string-value="15">
            <text:p>15</text:p>
          </table:table-cell>
          <table:table-cell table:style-name="ce3" table:formula="of:=DEC2HEX(ROUND(IF([.$B123]/COS([.BD$2]*0.0174533)&lt;255;[.$B123]/COS([.BD$2]*0.0174533);255);0)  ;2)" office:value-type="string" office:string-value="11">
            <text:p>11</text:p>
          </table:table-cell>
          <table:table-cell table:style-name="ce3" table:formula="of:=DEC2HEX(ROUND(IF([.$B123]/COS([.BE$2]*0.0174533)&lt;255;[.$B123]/COS([.BE$2]*0.0174533);255);0)  ;2)" office:value-type="string" office:string-value="0E">
            <text:p>0E</text:p>
          </table:table-cell>
          <table:table-cell table:style-name="ce3" table:formula="of:=DEC2HEX(ROUND(IF([.$B123]/COS([.BF$2]*0.0174533)&lt;255;[.$B123]/COS([.BF$2]*0.0174533);255);0)  ;2)" office:value-type="string" office:string-value="0D">
            <text:p>0D</text:p>
          </table:table-cell>
          <table:table-cell table:style-name="ce3" table:formula="of:=DEC2HEX(ROUND(IF([.$B123]/COS([.BG$2]*0.0174533)&lt;255;[.$B123]/COS([.BG$2]*0.0174533);255);0)  ;2)" office:value-type="string" office:string-value="0B">
            <text:p>0B</text:p>
          </table:table-cell>
          <table:table-cell table:style-name="ce3" table:formula="of:=DEC2HEX(ROUND(IF([.$B123]/COS([.BH$2]*0.0174533)&lt;255;[.$B123]/COS([.BH$2]*0.0174533);255);0)  ;2)" office:value-type="string" office:string-value="0A">
            <text:p>0A</text:p>
          </table:table-cell>
          <table:table-cell table:style-name="ce3" table:formula="of:=DEC2HEX(ROUND(IF([.$B123]/COS([.BI$2]*0.0174533)&lt;255;[.$B123]/COS([.BI$2]*0.0174533);255);0)  ;2)" office:value-type="string" office:string-value="0A">
            <text:p>0A</text:p>
          </table:table-cell>
          <table:table-cell table:style-name="ce3" table:formula="of:=DEC2HEX(ROUND(IF([.$B123]/COS([.BJ$2]*0.0174533)&lt;255;[.$B123]/COS([.BJ$2]*0.0174533);255);0)  ;2)" office:value-type="string" office:string-value="09">
            <text:p>09</text:p>
          </table:table-cell>
          <table:table-cell table:style-name="ce3" table:formula="of:=DEC2HEX(ROUND(IF([.$B123]/COS([.BK$2]*0.0174533)&lt;255;[.$B123]/COS([.BK$2]*0.0174533);255);0)  ;2)" office:value-type="string" office:string-value="09">
            <text:p>09</text:p>
          </table:table-cell>
          <table:table-cell table:style-name="ce3" table:formula="of:=DEC2HEX(ROUND(IF([.$B123]/COS([.BL$2]*0.0174533)&lt;255;[.$B123]/COS([.BL$2]*0.0174533);255);0)  ;2)" office:value-type="string" office:string-value="08">
            <text:p>08</text:p>
          </table:table-cell>
          <table:table-cell table:style-name="ce3" table:formula="of:=DEC2HEX(ROUND(IF([.$B123]/COS([.BM$2]*0.0174533)&lt;255;[.$B123]/COS([.BM$2]*0.0174533);255);0)  ;2)" office:value-type="string" office:string-value="08">
            <text:p>08</text:p>
          </table:table-cell>
          <table:table-cell table:style-name="ce3" table:formula="of:=DEC2HEX(ROUND(IF([.$B123]/COS([.BN$2]*0.0174533)&lt;255;[.$B123]/COS([.BN$2]*0.0174533);255);0)  ;2)" office:value-type="string" office:string-value="08">
            <text:p>08</text:p>
          </table:table-cell>
          <table:table-cell table:style-name="ce3" table:formula="of:=DEC2HEX(ROUND(IF([.$B123]/COS([.BO$2]*0.0174533)&lt;255;[.$B123]/COS([.BO$2]*0.0174533);255);0)  ;2)" office:value-type="string" office:string-value="08">
            <text:p>08</text:p>
          </table:table-cell>
          <table:table-cell table:style-name="ce3" table:formula="of:=DEC2HEX(ROUND(IF([.$B123]/COS([.BP$2]*0.0174533)&lt;255;[.$B123]/COS([.BP$2]*0.0174533);255);0)  ;2)" office:value-type="string" office:string-value="08">
            <text:p>08</text:p>
          </table:table-cell>
          <table:table-cell table:style-name="ce3" table:formula="of:=DEC2HEX(ROUND(IF([.$B123]/COS([.BQ$2]*0.0174533)&lt;255;[.$B123]/COS([.BQ$2]*0.0174533);255);0)  ;2)" office:value-type="string" office:string-value="08">
            <text:p>08</text:p>
          </table:table-cell>
          <table:table-cell table:style-name="ce3" table:formula="of:=DEC2HEX(ROUND(IF([.$B123]/COS([.BR$2]*0.0174533)&lt;255;[.$B123]/COS([.BR$2]*0.0174533);255);0)  ;2)" office:value-type="string" office:string-value="08">
            <text:p>08</text:p>
          </table:table-cell>
          <table:table-cell table:style-name="ce3" table:formula="of:=DEC2HEX(ROUND(IF([.$B123]/COS([.BS$2]*0.0174533)&lt;255;[.$B123]/COS([.BS$2]*0.0174533);255);0)  ;2)" office:value-type="string" office:string-value="09">
            <text:p>09</text:p>
          </table:table-cell>
          <table:table-cell table:style-name="ce3" table:formula="of:=DEC2HEX(ROUND(IF([.$B123]/COS([.BT$2]*0.0174533)&lt;255;[.$B123]/COS([.BT$2]*0.0174533);255);0)  ;2)" office:value-type="string" office:string-value="09">
            <text:p>09</text:p>
          </table:table-cell>
          <table:table-cell table:style-name="ce3" table:formula="of:=DEC2HEX(ROUND(IF([.$B123]/COS([.BU$2]*0.0174533)&lt;255;[.$B123]/COS([.BU$2]*0.0174533);255);0)  ;2)" office:value-type="string" office:string-value="0A">
            <text:p>0A</text:p>
          </table:table-cell>
          <table:table-cell table:style-name="ce3" table:formula="of:=DEC2HEX(ROUND(IF([.$B123]/COS([.BV$2]*0.0174533)&lt;255;[.$B123]/COS([.BV$2]*0.0174533);255);0)  ;2)" office:value-type="string" office:string-value="0A">
            <text:p>0A</text:p>
          </table:table-cell>
          <table:table-cell table:style-name="ce3" table:formula="of:=DEC2HEX(ROUND(IF([.$B123]/COS([.BW$2]*0.0174533)&lt;255;[.$B123]/COS([.BW$2]*0.0174533);255);0)  ;2)" office:value-type="string" office:string-value="0B">
            <text:p>0B</text:p>
          </table:table-cell>
          <table:table-cell table:style-name="ce3" table:formula="of:=DEC2HEX(ROUND(IF([.$B123]/COS([.BX$2]*0.0174533)&lt;255;[.$B123]/COS([.BX$2]*0.0174533);255);0)  ;2)" office:value-type="string" office:string-value="0D">
            <text:p>0D</text:p>
          </table:table-cell>
          <table:table-cell table:style-name="ce3" table:formula="of:=DEC2HEX(ROUND(IF([.$B123]/COS([.BY$2]*0.0174533)&lt;255;[.$B123]/COS([.BY$2]*0.0174533);255);0)  ;2)" office:value-type="string" office:string-value="0E">
            <text:p>0E</text:p>
          </table:table-cell>
          <table:table-cell table:style-name="ce3" table:formula="of:=DEC2HEX(ROUND(IF([.$B123]/COS([.BZ$2]*0.0174533)&lt;255;[.$B123]/COS([.BZ$2]*0.0174533);255);0)  ;2)" office:value-type="string" office:string-value="11">
            <text:p>11</text:p>
          </table:table-cell>
          <table:table-cell table:style-name="ce3" table:formula="of:=DEC2HEX(ROUND(IF([.$B123]/COS([.CA$2]*0.0174533)&lt;255;[.$B123]/COS([.CA$2]*0.0174533);255);0)  ;2)" office:value-type="string" office:string-value="15">
            <text:p>15</text:p>
          </table:table-cell>
          <table:table-cell table:style-name="ce3" table:formula="of:=DEC2HEX(ROUND(IF([.$B123]/COS([.CB$2]*0.0174533)&lt;255;[.$B123]/COS([.CB$2]*0.0174533);255);0)  ;2)" office:value-type="string" office:string-value="1C">
            <text:p>1C</text:p>
          </table:table-cell>
          <table:table-cell table:style-name="ce3" table:formula="of:=DEC2HEX(ROUND(IF([.$B123]/COS([.CC$2]*0.0174533)&lt;255;[.$B123]/COS([.CC$2]*0.0174533);255);0)  ;2)" office:value-type="string" office:string-value="29">
            <text:p>29</text:p>
          </table:table-cell>
          <table:table-cell table:number-columns-repeated="943"/>
        </table:table-row>
        <table:table-row table:style-name="ro1">
          <table:table-cell table:formula="of:=[.A123]+1" office:value-type="float" office:value="120">
            <text:p>120</text:p>
          </table:table-cell>
          <table:table-cell table:style-name="ce2" table:formula="of:=[.B123]-1" office:value-type="float" office:value="7">
            <text:p>7</text:p>
          </table:table-cell>
          <table:table-cell table:formula="of:=DEC2HEX(ROUND(IF([.$B124]/[.C$3]&lt;127;127-[.$B124]/[.C$3];0) ;0) ;2)" office:value-type="string" office:string-value="78">
            <text:p>78</text:p>
          </table:table-cell>
          <table:table-cell table:formula="of:=DEC2HEX(ROUND(IF([.$B124]/[.D$3]&lt;127;127-[.$B124]/[.D$3];0) ;0) ;2)" office:value-type="string" office:string-value="78">
            <text:p>78</text:p>
          </table:table-cell>
          <table:table-cell table:formula="of:=DEC2HEX(ROUND(IF([.$B124]/[.E$3]&lt;127;127-[.$B124]/[.E$3];0) ;0) ;2)" office:value-type="string" office:string-value="78">
            <text:p>78</text:p>
          </table:table-cell>
          <table:table-cell table:formula="of:=DEC2HEX(ROUND(IF([.$B124]/[.F$3]&lt;127;127-[.$B124]/[.F$3];0) ;0) ;2)" office:value-type="string" office:string-value="78">
            <text:p>78</text:p>
          </table:table-cell>
          <table:table-cell table:formula="of:=DEC2HEX(ROUND(IF([.$B124]/[.G$3]&lt;127;127-[.$B124]/[.G$3];0) ;0) ;2)" office:value-type="string" office:string-value="77">
            <text:p>77</text:p>
          </table:table-cell>
          <table:table-cell table:formula="of:=DEC2HEX(ROUND(IF([.$B124]/[.H$3]&lt;127;127-[.$B124]/[.H$3];0) ;0) ;2)" office:value-type="string" office:string-value="77">
            <text:p>77</text:p>
          </table:table-cell>
          <table:table-cell table:formula="of:=DEC2HEX(ROUND(IF([.$B124]/[.I$3]&lt;127;127-[.$B124]/[.I$3];0) ;0) ;2)" office:value-type="string" office:string-value="77">
            <text:p>77</text:p>
          </table:table-cell>
          <table:table-cell table:formula="of:=DEC2HEX(ROUND(IF([.$B124]/[.J$3]&lt;127;127-[.$B124]/[.J$3];0) ;0) ;2)" office:value-type="string" office:string-value="76">
            <text:p>76</text:p>
          </table:table-cell>
          <table:table-cell table:formula="of:=DEC2HEX(ROUND(IF([.$B124]/[.K$3]&lt;127;127-[.$B124]/[.K$3];0) ;0) ;2)" office:value-type="string" office:string-value="75">
            <text:p>75</text:p>
          </table:table-cell>
          <table:table-cell table:formula="of:=DEC2HEX(ROUND(IF([.$B124]/[.L$3]&lt;127;127-[.$B124]/[.L$3];0) ;0) ;2)" office:value-type="string" office:string-value="74">
            <text:p>74</text:p>
          </table:table-cell>
          <table:table-cell table:style-name="ce3" table:formula="of:=DEC2HEX(ROUND(IF([.$B124]/[.M$3]&lt;127;127-[.$B124]/[.M$3];0) ;0) ;2)" office:value-type="string" office:string-value="72">
            <text:p>72</text:p>
          </table:table-cell>
          <table:table-cell table:style-name="ce3" table:formula="of:=DEC2HEX(ROUND(IF([.$B124]/[.N$3]&lt;127;127-[.$B124]/[.N$3];0) ;0) ;2)" office:value-type="string" office:string-value="70">
            <text:p>70</text:p>
          </table:table-cell>
          <table:table-cell table:style-name="ce3" table:formula="of:=DEC2HEX(ROUND(IF([.$B124]/[.O$3]&lt;127;127-[.$B124]/[.O$3];0) ;0) ;2)" office:value-type="string" office:string-value="6D">
            <text:p>6D</text:p>
          </table:table-cell>
          <table:table-cell table:style-name="ce3" table:formula="of:=DEC2HEX(ROUND(IF([.$B124]/[.P$3]&lt;127;127-[.$B124]/[.P$3];0) ;0) ;2)" office:value-type="string" office:string-value="67">
            <text:p>67</text:p>
          </table:table-cell>
          <table:table-cell table:style-name="ce3" table:formula="of:=DEC2HEX(ROUND(IF([.$B124]/[.Q$3]&lt;127;127-[.$B124]/[.Q$3];0) ;0) ;2)" office:value-type="string" office:string-value="5B">
            <text:p>5B</text:p>
          </table:table-cell>
          <table:table-cell table:style-name="ce3" table:formula="of:=DEC2HEX(ROUND(IF([.$B124]/[.R$3]&lt;127;127-[.$B124]/[.R$3];0) ;0) ;2)" office:value-type="string" office:string-value="38">
            <text:p>38</text:p>
          </table:table-cell>
          <table:table-cell table:style-name="ce3" table:formula="of:=DEC2HEX(ROUND(IF([.$B124]/[.S$3]&lt;127;[.$B124]/[.S$3];127) ;0) ;2)" office:value-type="float" office:value="0">
            <text:p>#ДЕЛ/0!</text:p>
          </table:table-cell>
          <table:table-cell table:style-name="ce3" table:formula="of:=DEC2HEX(ROUND(IF([.$B124]/[.T$3]&lt;127;[.$B124]/[.T$3];127) ;0) ;2)" office:value-type="string" office:string-value="FFFFFFFFB9">
            <text:p>FFFFFFFFB9</text:p>
          </table:table-cell>
          <table:table-cell table:style-name="ce3" table:formula="of:=DEC2HEX(ROUND(IF([.$B124]/[.U$3]&lt;127;[.$B124]/[.U$3];127) ;0) ;2)" office:value-type="string" office:string-value="FFFFFFFFDC">
            <text:p>FFFFFFFFDC</text:p>
          </table:table-cell>
          <table:table-cell table:style-name="ce3" table:formula="of:=DEC2HEX(ROUND(IF([.$B124]/[.V$3]&lt;127;[.$B124]/[.V$3];127) ;0) ;2)" office:value-type="string" office:string-value="FFFFFFFFE8">
            <text:p>FFFFFFFFE8</text:p>
          </table:table-cell>
          <table:table-cell table:style-name="ce3" table:formula="of:=DEC2HEX(ROUND(IF([.$B124]/[.W$3]&lt;127;[.$B124]/[.W$3];127) ;0) ;2)" office:value-type="string" office:string-value="FFFFFFFFEE">
            <text:p>FFFFFFFFEE</text:p>
          </table:table-cell>
          <table:table-cell table:style-name="ce3" table:formula="of:=DEC2HEX(ROUND(IF([.$B124]/[.X$3]&lt;127;[.$B124]/[.X$3];127) ;0) ;2)" office:value-type="string" office:string-value="FFFFFFFFF1">
            <text:p>FFFFFFFFF1</text:p>
          </table:table-cell>
          <table:table-cell table:style-name="ce3" table:formula="of:=DEC2HEX(ROUND(IF([.$B124]/[.Y$3]&lt;127;[.$B124]/[.Y$3];127) ;0) ;2)" office:value-type="string" office:string-value="FFFFFFFFF3">
            <text:p>FFFFFFFFF3</text:p>
          </table:table-cell>
          <table:table-cell table:style-name="ce3" table:formula="of:=DEC2HEX(ROUND(IF([.$B124]/[.Z$3]&lt;127;[.$B124]/[.Z$3];127) ;0) ;2)" office:value-type="string" office:string-value="FFFFFFFFF5">
            <text:p>FFFFFFFFF5</text:p>
          </table:table-cell>
          <table:table-cell table:style-name="ce3" table:formula="of:=DEC2HEX(ROUND(IF([.$B124]/[.AA$3]&lt;127;[.$B124]/[.AA$3];127) ;0) ;2)" office:value-type="string" office:string-value="FFFFFFFFF6">
            <text:p>FFFFFFFFF6</text:p>
          </table:table-cell>
          <table:table-cell table:style-name="ce3" table:formula="of:=DEC2HEX(ROUND(IF([.$B124]/[.AB$3]&lt;127;[.$B124]/[.AB$3];127) ;0) ;2)" office:value-type="string" office:string-value="FFFFFFFFF7">
            <text:p>FFFFFFFFF7</text:p>
          </table:table-cell>
          <table:table-cell table:style-name="ce3" table:formula="of:=DEC2HEX(ROUND(IF([.$B124]/[.AC$3]&lt;127;[.$B124]/[.AC$3];127) ;0) ;2)" office:value-type="string" office:string-value="FFFFFFFFF8">
            <text:p>FFFFFFFFF8</text:p>
          </table:table-cell>
          <table:table-cell table:style-name="ce3" table:formula="of:=DEC2HEX(ROUND(IF([.$B124]/[.AD$3]&lt;127;[.$B124]/[.AD$3];127) ;0) ;2)" office:value-type="string" office:string-value="FFFFFFFFF8">
            <text:p>FFFFFFFFF8</text:p>
          </table:table-cell>
          <table:table-cell table:style-name="ce3" table:formula="of:=DEC2HEX(ROUND(IF([.$B124]/[.AE$3]&lt;127;[.$B124]/[.AE$3];127) ;0) ;2)" office:value-type="string" office:string-value="FFFFFFFFF8">
            <text:p>FFFFFFFFF8</text:p>
          </table:table-cell>
          <table:table-cell table:style-name="ce3" table:formula="of:=DEC2HEX(ROUND(IF([.$B124]/[.AF$3]&lt;127;[.$B124]/[.AF$3];127) ;0) ;2)" office:value-type="string" office:string-value="FFFFFFFFF9">
            <text:p>FFFFFFFFF9</text:p>
          </table:table-cell>
          <table:table-cell table:style-name="ce3" table:formula="of:=DEC2HEX(ROUND(IF([.$B124]/[.AG$3]&lt;127;[.$B124]/[.AG$3];127) ;0) ;2)" office:value-type="string" office:string-value="FFFFFFFFF9">
            <text:p>FFFFFFFFF9</text:p>
          </table:table-cell>
          <table:table-cell table:style-name="ce3" table:formula="of:=DEC2HEX(ROUND(IF([.$B124]/[.AH$3]&lt;127;[.$B124]/[.AH$3];127) ;0) ;2)" office:value-type="string" office:string-value="FFFFFFFFF9">
            <text:p>FFFFFFFFF9</text:p>
          </table:table-cell>
          <table:table-cell table:style-name="ce3" table:formula="of:=DEC2HEX(ROUND(IF([.$B124]/COS([.AI$2]*0.0174533)&lt;255;[.$B124]/COS([.AI$2]*0.0174533);255);0)  ;2)" office:value-type="string" office:string-value="FFFFFFFFF9">
            <text:p>FFFFFFFFF9</text:p>
          </table:table-cell>
          <table:table-cell table:style-name="ce3" table:formula="of:=DEC2HEX(ROUND(IF([.$B124]/COS([.AJ$2]*0.0174533)&lt;255;[.$B124]/COS([.AJ$2]*0.0174533);255);0)  ;2)" office:value-type="string" office:string-value="FFFFFFFFF9">
            <text:p>FFFFFFFFF9</text:p>
          </table:table-cell>
          <table:table-cell table:style-name="ce3" table:formula="of:=DEC2HEX(ROUND(IF([.$B124]/COS([.AK$2]*0.0174533)&lt;255;[.$B124]/COS([.AK$2]*0.0174533);255);0)  ;2)" office:value-type="string" office:string-value="FFFFFFFFF9">
            <text:p>FFFFFFFFF9</text:p>
          </table:table-cell>
          <table:table-cell table:style-name="ce3" table:formula="of:=DEC2HEX(ROUND(IF([.$B124]/COS([.AL$2]*0.0174533)&lt;255;[.$B124]/COS([.AL$2]*0.0174533);255);0)  ;2)" office:value-type="string" office:string-value="FFFFFFFFF9">
            <text:p>FFFFFFFFF9</text:p>
          </table:table-cell>
          <table:table-cell table:style-name="ce3" table:formula="of:=DEC2HEX(ROUND(IF([.$B124]/COS([.AM$2]*0.0174533)&lt;255;[.$B124]/COS([.AM$2]*0.0174533);255);0)  ;2)" office:value-type="string" office:string-value="FFFFFFFFF8">
            <text:p>FFFFFFFFF8</text:p>
          </table:table-cell>
          <table:table-cell table:style-name="ce3" table:formula="of:=DEC2HEX(ROUND(IF([.$B124]/COS([.AN$2]*0.0174533)&lt;255;[.$B124]/COS([.AN$2]*0.0174533);255);0)  ;2)" office:value-type="string" office:string-value="FFFFFFFFF8">
            <text:p>FFFFFFFFF8</text:p>
          </table:table-cell>
          <table:table-cell table:style-name="ce3" table:formula="of:=DEC2HEX(ROUND(IF([.$B124]/COS([.AO$2]*0.0174533)&lt;255;[.$B124]/COS([.AO$2]*0.0174533);255);0)  ;2)" office:value-type="string" office:string-value="FFFFFFFFF8">
            <text:p>FFFFFFFFF8</text:p>
          </table:table-cell>
          <table:table-cell table:style-name="ce3" table:formula="of:=DEC2HEX(ROUND(IF([.$B124]/COS([.AP$2]*0.0174533)&lt;255;[.$B124]/COS([.AP$2]*0.0174533);255);0)  ;2)" office:value-type="string" office:string-value="FFFFFFFFF7">
            <text:p>FFFFFFFFF7</text:p>
          </table:table-cell>
          <table:table-cell table:style-name="ce3" table:formula="of:=DEC2HEX(ROUND(IF([.$B124]/COS([.AQ$2]*0.0174533)&lt;255;[.$B124]/COS([.AQ$2]*0.0174533);255);0)  ;2)" office:value-type="string" office:string-value="FFFFFFFFF6">
            <text:p>FFFFFFFFF6</text:p>
          </table:table-cell>
          <table:table-cell table:style-name="ce3" table:formula="of:=DEC2HEX(ROUND(IF([.$B124]/COS([.AR$2]*0.0174533)&lt;255;[.$B124]/COS([.AR$2]*0.0174533);255);0)  ;2)" office:value-type="string" office:string-value="FFFFFFFFF5">
            <text:p>FFFFFFFFF5</text:p>
          </table:table-cell>
          <table:table-cell table:style-name="ce3" table:formula="of:=DEC2HEX(ROUND(IF([.$B124]/COS([.AS$2]*0.0174533)&lt;255;[.$B124]/COS([.AS$2]*0.0174533);255);0)  ;2)" office:value-type="string" office:string-value="FFFFFFFFF3">
            <text:p>FFFFFFFFF3</text:p>
          </table:table-cell>
          <table:table-cell table:style-name="ce3" table:formula="of:=DEC2HEX(ROUND(IF([.$B124]/COS([.AT$2]*0.0174533)&lt;255;[.$B124]/COS([.AT$2]*0.0174533);255);0)  ;2)" office:value-type="string" office:string-value="FFFFFFFFF1">
            <text:p>FFFFFFFFF1</text:p>
          </table:table-cell>
          <table:table-cell table:style-name="ce3" table:formula="of:=DEC2HEX(ROUND(IF([.$B124]/COS([.AU$2]*0.0174533)&lt;255;[.$B124]/COS([.AU$2]*0.0174533);255);0)  ;2)" office:value-type="string" office:string-value="FFFFFFFFEE">
            <text:p>FFFFFFFFEE</text:p>
          </table:table-cell>
          <table:table-cell table:style-name="ce3" table:formula="of:=DEC2HEX(ROUND(IF([.$B124]/COS([.AV$2]*0.0174533)&lt;255;[.$B124]/COS([.AV$2]*0.0174533);255);0)  ;2)" office:value-type="string" office:string-value="FFFFFFFFE8">
            <text:p>FFFFFFFFE8</text:p>
          </table:table-cell>
          <table:table-cell table:style-name="ce3" table:formula="of:=DEC2HEX(ROUND(IF([.$B124]/COS([.AW$2]*0.0174533)&lt;255;[.$B124]/COS([.AW$2]*0.0174533);255);0)  ;2)" office:value-type="string" office:string-value="FFFFFFFFDC">
            <text:p>FFFFFFFFDC</text:p>
          </table:table-cell>
          <table:table-cell table:style-name="ce3" table:formula="of:=DEC2HEX(ROUND(IF([.$B124]/COS([.AX$2]*0.0174533)&lt;255;[.$B124]/COS([.AX$2]*0.0174533);255);0)  ;2)" office:value-type="string" office:string-value="FFFFFFFFB9">
            <text:p>FFFFFFFFB9</text:p>
          </table:table-cell>
          <table:table-cell table:style-name="ce3" table:formula="of:=DEC2HEX(ROUND(IF([.$B124]/COS([.AY$2]*0.0174533)&lt;255;[.$B124]/COS([.AY$2]*0.0174533);255);0)  ;2)" office:value-type="string" office:string-value="FF">
            <text:p>FF</text:p>
          </table:table-cell>
          <table:table-cell table:style-name="ce3" table:formula="of:=DEC2HEX(ROUND(IF([.$B124]/COS([.AZ$2]*0.0174533)&lt;255;[.$B124]/COS([.AZ$2]*0.0174533);255);0)  ;2)" office:value-type="string" office:string-value="47">
            <text:p>47</text:p>
          </table:table-cell>
          <table:table-cell table:style-name="ce3" table:formula="of:=DEC2HEX(ROUND(IF([.$B124]/COS([.BA$2]*0.0174533)&lt;255;[.$B124]/COS([.BA$2]*0.0174533);255);0)  ;2)" office:value-type="string" office:string-value="24">
            <text:p>24</text:p>
          </table:table-cell>
          <table:table-cell table:style-name="ce3" table:formula="of:=DEC2HEX(ROUND(IF([.$B124]/COS([.BB$2]*0.0174533)&lt;255;[.$B124]/COS([.BB$2]*0.0174533);255);0)  ;2)" office:value-type="string" office:string-value="18">
            <text:p>18</text:p>
          </table:table-cell>
          <table:table-cell table:style-name="ce3" table:formula="of:=DEC2HEX(ROUND(IF([.$B124]/COS([.BC$2]*0.0174533)&lt;255;[.$B124]/COS([.BC$2]*0.0174533);255);0)  ;2)" office:value-type="string" office:string-value="12">
            <text:p>12</text:p>
          </table:table-cell>
          <table:table-cell table:style-name="ce3" table:formula="of:=DEC2HEX(ROUND(IF([.$B124]/COS([.BD$2]*0.0174533)&lt;255;[.$B124]/COS([.BD$2]*0.0174533);255);0)  ;2)" office:value-type="string" office:string-value="0F">
            <text:p>0F</text:p>
          </table:table-cell>
          <table:table-cell table:style-name="ce3" table:formula="of:=DEC2HEX(ROUND(IF([.$B124]/COS([.BE$2]*0.0174533)&lt;255;[.$B124]/COS([.BE$2]*0.0174533);255);0)  ;2)" office:value-type="string" office:string-value="0D">
            <text:p>0D</text:p>
          </table:table-cell>
          <table:table-cell table:style-name="ce3" table:formula="of:=DEC2HEX(ROUND(IF([.$B124]/COS([.BF$2]*0.0174533)&lt;255;[.$B124]/COS([.BF$2]*0.0174533);255);0)  ;2)" office:value-type="string" office:string-value="0B">
            <text:p>0B</text:p>
          </table:table-cell>
          <table:table-cell table:style-name="ce3" table:formula="of:=DEC2HEX(ROUND(IF([.$B124]/COS([.BG$2]*0.0174533)&lt;255;[.$B124]/COS([.BG$2]*0.0174533);255);0)  ;2)" office:value-type="string" office:string-value="0A">
            <text:p>0A</text:p>
          </table:table-cell>
          <table:table-cell table:style-name="ce3" table:formula="of:=DEC2HEX(ROUND(IF([.$B124]/COS([.BH$2]*0.0174533)&lt;255;[.$B124]/COS([.BH$2]*0.0174533);255);0)  ;2)" office:value-type="string" office:string-value="09">
            <text:p>09</text:p>
          </table:table-cell>
          <table:table-cell table:style-name="ce3" table:formula="of:=DEC2HEX(ROUND(IF([.$B124]/COS([.BI$2]*0.0174533)&lt;255;[.$B124]/COS([.BI$2]*0.0174533);255);0)  ;2)" office:value-type="string" office:string-value="08">
            <text:p>08</text:p>
          </table:table-cell>
          <table:table-cell table:style-name="ce3" table:formula="of:=DEC2HEX(ROUND(IF([.$B124]/COS([.BJ$2]*0.0174533)&lt;255;[.$B124]/COS([.BJ$2]*0.0174533);255);0)  ;2)" office:value-type="string" office:string-value="08">
            <text:p>08</text:p>
          </table:table-cell>
          <table:table-cell table:style-name="ce3" table:formula="of:=DEC2HEX(ROUND(IF([.$B124]/COS([.BK$2]*0.0174533)&lt;255;[.$B124]/COS([.BK$2]*0.0174533);255);0)  ;2)" office:value-type="string" office:string-value="08">
            <text:p>08</text:p>
          </table:table-cell>
          <table:table-cell table:style-name="ce3" table:formula="of:=DEC2HEX(ROUND(IF([.$B124]/COS([.BL$2]*0.0174533)&lt;255;[.$B124]/COS([.BL$2]*0.0174533);255);0)  ;2)" office:value-type="string" office:string-value="07">
            <text:p>07</text:p>
          </table:table-cell>
          <table:table-cell table:style-name="ce3" table:formula="of:=DEC2HEX(ROUND(IF([.$B124]/COS([.BM$2]*0.0174533)&lt;255;[.$B124]/COS([.BM$2]*0.0174533);255);0)  ;2)" office:value-type="string" office:string-value="07">
            <text:p>07</text:p>
          </table:table-cell>
          <table:table-cell table:style-name="ce3" table:formula="of:=DEC2HEX(ROUND(IF([.$B124]/COS([.BN$2]*0.0174533)&lt;255;[.$B124]/COS([.BN$2]*0.0174533);255);0)  ;2)" office:value-type="string" office:string-value="07">
            <text:p>07</text:p>
          </table:table-cell>
          <table:table-cell table:style-name="ce3" table:formula="of:=DEC2HEX(ROUND(IF([.$B124]/COS([.BO$2]*0.0174533)&lt;255;[.$B124]/COS([.BO$2]*0.0174533);255);0)  ;2)" office:value-type="string" office:string-value="07">
            <text:p>07</text:p>
          </table:table-cell>
          <table:table-cell table:style-name="ce3" table:formula="of:=DEC2HEX(ROUND(IF([.$B124]/COS([.BP$2]*0.0174533)&lt;255;[.$B124]/COS([.BP$2]*0.0174533);255);0)  ;2)" office:value-type="string" office:string-value="07">
            <text:p>07</text:p>
          </table:table-cell>
          <table:table-cell table:style-name="ce3" table:formula="of:=DEC2HEX(ROUND(IF([.$B124]/COS([.BQ$2]*0.0174533)&lt;255;[.$B124]/COS([.BQ$2]*0.0174533);255);0)  ;2)" office:value-type="string" office:string-value="07">
            <text:p>07</text:p>
          </table:table-cell>
          <table:table-cell table:style-name="ce3" table:formula="of:=DEC2HEX(ROUND(IF([.$B124]/COS([.BR$2]*0.0174533)&lt;255;[.$B124]/COS([.BR$2]*0.0174533);255);0)  ;2)" office:value-type="string" office:string-value="07">
            <text:p>07</text:p>
          </table:table-cell>
          <table:table-cell table:style-name="ce3" table:formula="of:=DEC2HEX(ROUND(IF([.$B124]/COS([.BS$2]*0.0174533)&lt;255;[.$B124]/COS([.BS$2]*0.0174533);255);0)  ;2)" office:value-type="string" office:string-value="08">
            <text:p>08</text:p>
          </table:table-cell>
          <table:table-cell table:style-name="ce3" table:formula="of:=DEC2HEX(ROUND(IF([.$B124]/COS([.BT$2]*0.0174533)&lt;255;[.$B124]/COS([.BT$2]*0.0174533);255);0)  ;2)" office:value-type="string" office:string-value="08">
            <text:p>08</text:p>
          </table:table-cell>
          <table:table-cell table:style-name="ce3" table:formula="of:=DEC2HEX(ROUND(IF([.$B124]/COS([.BU$2]*0.0174533)&lt;255;[.$B124]/COS([.BU$2]*0.0174533);255);0)  ;2)" office:value-type="string" office:string-value="08">
            <text:p>08</text:p>
          </table:table-cell>
          <table:table-cell table:style-name="ce3" table:formula="of:=DEC2HEX(ROUND(IF([.$B124]/COS([.BV$2]*0.0174533)&lt;255;[.$B124]/COS([.BV$2]*0.0174533);255);0)  ;2)" office:value-type="string" office:string-value="09">
            <text:p>09</text:p>
          </table:table-cell>
          <table:table-cell table:style-name="ce3" table:formula="of:=DEC2HEX(ROUND(IF([.$B124]/COS([.BW$2]*0.0174533)&lt;255;[.$B124]/COS([.BW$2]*0.0174533);255);0)  ;2)" office:value-type="string" office:string-value="0A">
            <text:p>0A</text:p>
          </table:table-cell>
          <table:table-cell table:style-name="ce3" table:formula="of:=DEC2HEX(ROUND(IF([.$B124]/COS([.BX$2]*0.0174533)&lt;255;[.$B124]/COS([.BX$2]*0.0174533);255);0)  ;2)" office:value-type="string" office:string-value="0B">
            <text:p>0B</text:p>
          </table:table-cell>
          <table:table-cell table:style-name="ce3" table:formula="of:=DEC2HEX(ROUND(IF([.$B124]/COS([.BY$2]*0.0174533)&lt;255;[.$B124]/COS([.BY$2]*0.0174533);255);0)  ;2)" office:value-type="string" office:string-value="0D">
            <text:p>0D</text:p>
          </table:table-cell>
          <table:table-cell table:style-name="ce3" table:formula="of:=DEC2HEX(ROUND(IF([.$B124]/COS([.BZ$2]*0.0174533)&lt;255;[.$B124]/COS([.BZ$2]*0.0174533);255);0)  ;2)" office:value-type="string" office:string-value="0F">
            <text:p>0F</text:p>
          </table:table-cell>
          <table:table-cell table:style-name="ce3" table:formula="of:=DEC2HEX(ROUND(IF([.$B124]/COS([.CA$2]*0.0174533)&lt;255;[.$B124]/COS([.CA$2]*0.0174533);255);0)  ;2)" office:value-type="string" office:string-value="12">
            <text:p>12</text:p>
          </table:table-cell>
          <table:table-cell table:style-name="ce3" table:formula="of:=DEC2HEX(ROUND(IF([.$B124]/COS([.CB$2]*0.0174533)&lt;255;[.$B124]/COS([.CB$2]*0.0174533);255);0)  ;2)" office:value-type="string" office:string-value="18">
            <text:p>18</text:p>
          </table:table-cell>
          <table:table-cell table:style-name="ce3" table:formula="of:=DEC2HEX(ROUND(IF([.$B124]/COS([.CC$2]*0.0174533)&lt;255;[.$B124]/COS([.CC$2]*0.0174533);255);0)  ;2)" office:value-type="string" office:string-value="24">
            <text:p>24</text:p>
          </table:table-cell>
          <table:table-cell table:number-columns-repeated="943"/>
        </table:table-row>
        <table:table-row table:style-name="ro1">
          <table:table-cell table:formula="of:=[.A124]+1" office:value-type="float" office:value="121">
            <text:p>121</text:p>
          </table:table-cell>
          <table:table-cell table:style-name="ce2" table:formula="of:=[.B124]-1" office:value-type="float" office:value="6">
            <text:p>6</text:p>
          </table:table-cell>
          <table:table-cell table:formula="of:=DEC2HEX(ROUND(IF([.$B125]/[.C$3]&lt;127;127-[.$B125]/[.C$3];0) ;0) ;2)" office:value-type="string" office:string-value="79">
            <text:p>79</text:p>
          </table:table-cell>
          <table:table-cell table:formula="of:=DEC2HEX(ROUND(IF([.$B125]/[.D$3]&lt;127;127-[.$B125]/[.D$3];0) ;0) ;2)" office:value-type="string" office:string-value="79">
            <text:p>79</text:p>
          </table:table-cell>
          <table:table-cell table:formula="of:=DEC2HEX(ROUND(IF([.$B125]/[.E$3]&lt;127;127-[.$B125]/[.E$3];0) ;0) ;2)" office:value-type="string" office:string-value="79">
            <text:p>79</text:p>
          </table:table-cell>
          <table:table-cell table:formula="of:=DEC2HEX(ROUND(IF([.$B125]/[.F$3]&lt;127;127-[.$B125]/[.F$3];0) ;0) ;2)" office:value-type="string" office:string-value="79">
            <text:p>79</text:p>
          </table:table-cell>
          <table:table-cell table:formula="of:=DEC2HEX(ROUND(IF([.$B125]/[.G$3]&lt;127;127-[.$B125]/[.G$3];0) ;0) ;2)" office:value-type="string" office:string-value="79">
            <text:p>79</text:p>
          </table:table-cell>
          <table:table-cell table:formula="of:=DEC2HEX(ROUND(IF([.$B125]/[.H$3]&lt;127;127-[.$B125]/[.H$3];0) ;0) ;2)" office:value-type="string" office:string-value="78">
            <text:p>78</text:p>
          </table:table-cell>
          <table:table-cell table:formula="of:=DEC2HEX(ROUND(IF([.$B125]/[.I$3]&lt;127;127-[.$B125]/[.I$3];0) ;0) ;2)" office:value-type="string" office:string-value="78">
            <text:p>78</text:p>
          </table:table-cell>
          <table:table-cell table:formula="of:=DEC2HEX(ROUND(IF([.$B125]/[.J$3]&lt;127;127-[.$B125]/[.J$3];0) ;0) ;2)" office:value-type="string" office:string-value="77">
            <text:p>77</text:p>
          </table:table-cell>
          <table:table-cell table:formula="of:=DEC2HEX(ROUND(IF([.$B125]/[.K$3]&lt;127;127-[.$B125]/[.K$3];0) ;0) ;2)" office:value-type="string" office:string-value="77">
            <text:p>77</text:p>
          </table:table-cell>
          <table:table-cell table:formula="of:=DEC2HEX(ROUND(IF([.$B125]/[.L$3]&lt;127;127-[.$B125]/[.L$3];0) ;0) ;2)" office:value-type="string" office:string-value="76">
            <text:p>76</text:p>
          </table:table-cell>
          <table:table-cell table:style-name="ce3" table:formula="of:=DEC2HEX(ROUND(IF([.$B125]/[.M$3]&lt;127;127-[.$B125]/[.M$3];0) ;0) ;2)" office:value-type="string" office:string-value="74">
            <text:p>74</text:p>
          </table:table-cell>
          <table:table-cell table:style-name="ce3" table:formula="of:=DEC2HEX(ROUND(IF([.$B125]/[.N$3]&lt;127;127-[.$B125]/[.N$3];0) ;0) ;2)" office:value-type="string" office:string-value="72">
            <text:p>72</text:p>
          </table:table-cell>
          <table:table-cell table:style-name="ce3" table:formula="of:=DEC2HEX(ROUND(IF([.$B125]/[.O$3]&lt;127;127-[.$B125]/[.O$3];0) ;0) ;2)" office:value-type="string" office:string-value="6F">
            <text:p>6F</text:p>
          </table:table-cell>
          <table:table-cell table:style-name="ce3" table:formula="of:=DEC2HEX(ROUND(IF([.$B125]/[.P$3]&lt;127;127-[.$B125]/[.P$3];0) ;0) ;2)" office:value-type="string" office:string-value="6A">
            <text:p>6A</text:p>
          </table:table-cell>
          <table:table-cell table:style-name="ce3" table:formula="of:=DEC2HEX(ROUND(IF([.$B125]/[.Q$3]&lt;127;127-[.$B125]/[.Q$3];0) ;0) ;2)" office:value-type="string" office:string-value="60">
            <text:p>60</text:p>
          </table:table-cell>
          <table:table-cell table:style-name="ce3" table:formula="of:=DEC2HEX(ROUND(IF([.$B125]/[.R$3]&lt;127;127-[.$B125]/[.R$3];0) ;0) ;2)" office:value-type="string" office:string-value="42">
            <text:p>42</text:p>
          </table:table-cell>
          <table:table-cell table:style-name="ce3" table:formula="of:=DEC2HEX(ROUND(IF([.$B125]/[.S$3]&lt;127;[.$B125]/[.S$3];127) ;0) ;2)" office:value-type="float" office:value="0">
            <text:p>#ДЕЛ/0!</text:p>
          </table:table-cell>
          <table:table-cell table:style-name="ce3" table:formula="of:=DEC2HEX(ROUND(IF([.$B125]/[.T$3]&lt;127;[.$B125]/[.T$3];127) ;0) ;2)" office:value-type="string" office:string-value="FFFFFFFFC3">
            <text:p>FFFFFFFFC3</text:p>
          </table:table-cell>
          <table:table-cell table:style-name="ce3" table:formula="of:=DEC2HEX(ROUND(IF([.$B125]/[.U$3]&lt;127;[.$B125]/[.U$3];127) ;0) ;2)" office:value-type="string" office:string-value="FFFFFFFFE1">
            <text:p>FFFFFFFFE1</text:p>
          </table:table-cell>
          <table:table-cell table:style-name="ce3" table:formula="of:=DEC2HEX(ROUND(IF([.$B125]/[.V$3]&lt;127;[.$B125]/[.V$3];127) ;0) ;2)" office:value-type="string" office:string-value="FFFFFFFFEB">
            <text:p>FFFFFFFFEB</text:p>
          </table:table-cell>
          <table:table-cell table:style-name="ce3" table:formula="of:=DEC2HEX(ROUND(IF([.$B125]/[.W$3]&lt;127;[.$B125]/[.W$3];127) ;0) ;2)" office:value-type="string" office:string-value="FFFFFFFFF0">
            <text:p>FFFFFFFFF0</text:p>
          </table:table-cell>
          <table:table-cell table:style-name="ce3" table:formula="of:=DEC2HEX(ROUND(IF([.$B125]/[.X$3]&lt;127;[.$B125]/[.X$3];127) ;0) ;2)" office:value-type="string" office:string-value="FFFFFFFFF3">
            <text:p>FFFFFFFFF3</text:p>
          </table:table-cell>
          <table:table-cell table:style-name="ce3" table:formula="of:=DEC2HEX(ROUND(IF([.$B125]/[.Y$3]&lt;127;[.$B125]/[.Y$3];127) ;0) ;2)" office:value-type="string" office:string-value="FFFFFFFFF5">
            <text:p>FFFFFFFFF5</text:p>
          </table:table-cell>
          <table:table-cell table:style-name="ce3" table:formula="of:=DEC2HEX(ROUND(IF([.$B125]/[.Z$3]&lt;127;[.$B125]/[.Z$3];127) ;0) ;2)" office:value-type="string" office:string-value="FFFFFFFFF7">
            <text:p>FFFFFFFFF7</text:p>
          </table:table-cell>
          <table:table-cell table:style-name="ce3" table:formula="of:=DEC2HEX(ROUND(IF([.$B125]/[.AA$3]&lt;127;[.$B125]/[.AA$3];127) ;0) ;2)" office:value-type="string" office:string-value="FFFFFFFFF8">
            <text:p>FFFFFFFFF8</text:p>
          </table:table-cell>
          <table:table-cell table:style-name="ce3" table:formula="of:=DEC2HEX(ROUND(IF([.$B125]/[.AB$3]&lt;127;[.$B125]/[.AB$3];127) ;0) ;2)" office:value-type="string" office:string-value="FFFFFFFFF8">
            <text:p>FFFFFFFFF8</text:p>
          </table:table-cell>
          <table:table-cell table:style-name="ce3" table:formula="of:=DEC2HEX(ROUND(IF([.$B125]/[.AC$3]&lt;127;[.$B125]/[.AC$3];127) ;0) ;2)" office:value-type="string" office:string-value="FFFFFFFFF9">
            <text:p>FFFFFFFFF9</text:p>
          </table:table-cell>
          <table:table-cell table:style-name="ce3" table:formula="of:=DEC2HEX(ROUND(IF([.$B125]/[.AD$3]&lt;127;[.$B125]/[.AD$3];127) ;0) ;2)" office:value-type="string" office:string-value="FFFFFFFFF9">
            <text:p>FFFFFFFFF9</text:p>
          </table:table-cell>
          <table:table-cell table:style-name="ce3" table:formula="of:=DEC2HEX(ROUND(IF([.$B125]/[.AE$3]&lt;127;[.$B125]/[.AE$3];127) ;0) ;2)" office:value-type="string" office:string-value="FFFFFFFFFA">
            <text:p>FFFFFFFFFA</text:p>
          </table:table-cell>
          <table:table-cell table:style-name="ce3" table:formula="of:=DEC2HEX(ROUND(IF([.$B125]/[.AF$3]&lt;127;[.$B125]/[.AF$3];127) ;0) ;2)" office:value-type="string" office:string-value="FFFFFFFFFA">
            <text:p>FFFFFFFFFA</text:p>
          </table:table-cell>
          <table:table-cell table:style-name="ce3" table:formula="of:=DEC2HEX(ROUND(IF([.$B125]/[.AG$3]&lt;127;[.$B125]/[.AG$3];127) ;0) ;2)" office:value-type="string" office:string-value="FFFFFFFFFA">
            <text:p>FFFFFFFFFA</text:p>
          </table:table-cell>
          <table:table-cell table:style-name="ce3" table:formula="of:=DEC2HEX(ROUND(IF([.$B125]/[.AH$3]&lt;127;[.$B125]/[.AH$3];127) ;0) ;2)" office:value-type="string" office:string-value="FFFFFFFFFA">
            <text:p>FFFFFFFFFA</text:p>
          </table:table-cell>
          <table:table-cell table:style-name="ce3" table:formula="of:=DEC2HEX(ROUND(IF([.$B125]/COS([.AI$2]*0.0174533)&lt;255;[.$B125]/COS([.AI$2]*0.0174533);255);0)  ;2)" office:value-type="string" office:string-value="FFFFFFFFFA">
            <text:p>FFFFFFFFFA</text:p>
          </table:table-cell>
          <table:table-cell table:style-name="ce3" table:formula="of:=DEC2HEX(ROUND(IF([.$B125]/COS([.AJ$2]*0.0174533)&lt;255;[.$B125]/COS([.AJ$2]*0.0174533);255);0)  ;2)" office:value-type="string" office:string-value="FFFFFFFFFA">
            <text:p>FFFFFFFFFA</text:p>
          </table:table-cell>
          <table:table-cell table:style-name="ce3" table:formula="of:=DEC2HEX(ROUND(IF([.$B125]/COS([.AK$2]*0.0174533)&lt;255;[.$B125]/COS([.AK$2]*0.0174533);255);0)  ;2)" office:value-type="string" office:string-value="FFFFFFFFFA">
            <text:p>FFFFFFFFFA</text:p>
          </table:table-cell>
          <table:table-cell table:style-name="ce3" table:formula="of:=DEC2HEX(ROUND(IF([.$B125]/COS([.AL$2]*0.0174533)&lt;255;[.$B125]/COS([.AL$2]*0.0174533);255);0)  ;2)" office:value-type="string" office:string-value="FFFFFFFFFA">
            <text:p>FFFFFFFFFA</text:p>
          </table:table-cell>
          <table:table-cell table:style-name="ce3" table:formula="of:=DEC2HEX(ROUND(IF([.$B125]/COS([.AM$2]*0.0174533)&lt;255;[.$B125]/COS([.AM$2]*0.0174533);255);0)  ;2)" office:value-type="string" office:string-value="FFFFFFFFFA">
            <text:p>FFFFFFFFFA</text:p>
          </table:table-cell>
          <table:table-cell table:style-name="ce3" table:formula="of:=DEC2HEX(ROUND(IF([.$B125]/COS([.AN$2]*0.0174533)&lt;255;[.$B125]/COS([.AN$2]*0.0174533);255);0)  ;2)" office:value-type="string" office:string-value="FFFFFFFFF9">
            <text:p>FFFFFFFFF9</text:p>
          </table:table-cell>
          <table:table-cell table:style-name="ce3" table:formula="of:=DEC2HEX(ROUND(IF([.$B125]/COS([.AO$2]*0.0174533)&lt;255;[.$B125]/COS([.AO$2]*0.0174533);255);0)  ;2)" office:value-type="string" office:string-value="FFFFFFFFF9">
            <text:p>FFFFFFFFF9</text:p>
          </table:table-cell>
          <table:table-cell table:style-name="ce3" table:formula="of:=DEC2HEX(ROUND(IF([.$B125]/COS([.AP$2]*0.0174533)&lt;255;[.$B125]/COS([.AP$2]*0.0174533);255);0)  ;2)" office:value-type="string" office:string-value="FFFFFFFFF8">
            <text:p>FFFFFFFFF8</text:p>
          </table:table-cell>
          <table:table-cell table:style-name="ce3" table:formula="of:=DEC2HEX(ROUND(IF([.$B125]/COS([.AQ$2]*0.0174533)&lt;255;[.$B125]/COS([.AQ$2]*0.0174533);255);0)  ;2)" office:value-type="string" office:string-value="FFFFFFFFF8">
            <text:p>FFFFFFFFF8</text:p>
          </table:table-cell>
          <table:table-cell table:style-name="ce3" table:formula="of:=DEC2HEX(ROUND(IF([.$B125]/COS([.AR$2]*0.0174533)&lt;255;[.$B125]/COS([.AR$2]*0.0174533);255);0)  ;2)" office:value-type="string" office:string-value="FFFFFFFFF7">
            <text:p>FFFFFFFFF7</text:p>
          </table:table-cell>
          <table:table-cell table:style-name="ce3" table:formula="of:=DEC2HEX(ROUND(IF([.$B125]/COS([.AS$2]*0.0174533)&lt;255;[.$B125]/COS([.AS$2]*0.0174533);255);0)  ;2)" office:value-type="string" office:string-value="FFFFFFFFF5">
            <text:p>FFFFFFFFF5</text:p>
          </table:table-cell>
          <table:table-cell table:style-name="ce3" table:formula="of:=DEC2HEX(ROUND(IF([.$B125]/COS([.AT$2]*0.0174533)&lt;255;[.$B125]/COS([.AT$2]*0.0174533);255);0)  ;2)" office:value-type="string" office:string-value="FFFFFFFFF3">
            <text:p>FFFFFFFFF3</text:p>
          </table:table-cell>
          <table:table-cell table:style-name="ce3" table:formula="of:=DEC2HEX(ROUND(IF([.$B125]/COS([.AU$2]*0.0174533)&lt;255;[.$B125]/COS([.AU$2]*0.0174533);255);0)  ;2)" office:value-type="string" office:string-value="FFFFFFFFF0">
            <text:p>FFFFFFFFF0</text:p>
          </table:table-cell>
          <table:table-cell table:style-name="ce3" table:formula="of:=DEC2HEX(ROUND(IF([.$B125]/COS([.AV$2]*0.0174533)&lt;255;[.$B125]/COS([.AV$2]*0.0174533);255);0)  ;2)" office:value-type="string" office:string-value="FFFFFFFFEB">
            <text:p>FFFFFFFFEB</text:p>
          </table:table-cell>
          <table:table-cell table:style-name="ce3" table:formula="of:=DEC2HEX(ROUND(IF([.$B125]/COS([.AW$2]*0.0174533)&lt;255;[.$B125]/COS([.AW$2]*0.0174533);255);0)  ;2)" office:value-type="string" office:string-value="FFFFFFFFE1">
            <text:p>FFFFFFFFE1</text:p>
          </table:table-cell>
          <table:table-cell table:style-name="ce3" table:formula="of:=DEC2HEX(ROUND(IF([.$B125]/COS([.AX$2]*0.0174533)&lt;255;[.$B125]/COS([.AX$2]*0.0174533);255);0)  ;2)" office:value-type="string" office:string-value="FFFFFFFFC3">
            <text:p>FFFFFFFFC3</text:p>
          </table:table-cell>
          <table:table-cell table:style-name="ce3" table:formula="of:=DEC2HEX(ROUND(IF([.$B125]/COS([.AY$2]*0.0174533)&lt;255;[.$B125]/COS([.AY$2]*0.0174533);255);0)  ;2)" office:value-type="string" office:string-value="FF">
            <text:p>FF</text:p>
          </table:table-cell>
          <table:table-cell table:style-name="ce3" table:formula="of:=DEC2HEX(ROUND(IF([.$B125]/COS([.AZ$2]*0.0174533)&lt;255;[.$B125]/COS([.AZ$2]*0.0174533);255);0)  ;2)" office:value-type="string" office:string-value="3D">
            <text:p>3D</text:p>
          </table:table-cell>
          <table:table-cell table:style-name="ce3" table:formula="of:=DEC2HEX(ROUND(IF([.$B125]/COS([.BA$2]*0.0174533)&lt;255;[.$B125]/COS([.BA$2]*0.0174533);255);0)  ;2)" office:value-type="string" office:string-value="1F">
            <text:p>1F</text:p>
          </table:table-cell>
          <table:table-cell table:style-name="ce3" table:formula="of:=DEC2HEX(ROUND(IF([.$B125]/COS([.BB$2]*0.0174533)&lt;255;[.$B125]/COS([.BB$2]*0.0174533);255);0)  ;2)" office:value-type="string" office:string-value="15">
            <text:p>15</text:p>
          </table:table-cell>
          <table:table-cell table:style-name="ce3" table:formula="of:=DEC2HEX(ROUND(IF([.$B125]/COS([.BC$2]*0.0174533)&lt;255;[.$B125]/COS([.BC$2]*0.0174533);255);0)  ;2)" office:value-type="string" office:string-value="10">
            <text:p>10</text:p>
          </table:table-cell>
          <table:table-cell table:style-name="ce3" table:formula="of:=DEC2HEX(ROUND(IF([.$B125]/COS([.BD$2]*0.0174533)&lt;255;[.$B125]/COS([.BD$2]*0.0174533);255);0)  ;2)" office:value-type="string" office:string-value="0D">
            <text:p>0D</text:p>
          </table:table-cell>
          <table:table-cell table:style-name="ce3" table:formula="of:=DEC2HEX(ROUND(IF([.$B125]/COS([.BE$2]*0.0174533)&lt;255;[.$B125]/COS([.BE$2]*0.0174533);255);0)  ;2)" office:value-type="string" office:string-value="0B">
            <text:p>0B</text:p>
          </table:table-cell>
          <table:table-cell table:style-name="ce3" table:formula="of:=DEC2HEX(ROUND(IF([.$B125]/COS([.BF$2]*0.0174533)&lt;255;[.$B125]/COS([.BF$2]*0.0174533);255);0)  ;2)" office:value-type="string" office:string-value="09">
            <text:p>09</text:p>
          </table:table-cell>
          <table:table-cell table:style-name="ce3" table:formula="of:=DEC2HEX(ROUND(IF([.$B125]/COS([.BG$2]*0.0174533)&lt;255;[.$B125]/COS([.BG$2]*0.0174533);255);0)  ;2)" office:value-type="string" office:string-value="08">
            <text:p>08</text:p>
          </table:table-cell>
          <table:table-cell table:style-name="ce3" table:formula="of:=DEC2HEX(ROUND(IF([.$B125]/COS([.BH$2]*0.0174533)&lt;255;[.$B125]/COS([.BH$2]*0.0174533);255);0)  ;2)" office:value-type="string" office:string-value="08">
            <text:p>08</text:p>
          </table:table-cell>
          <table:table-cell table:style-name="ce3" table:formula="of:=DEC2HEX(ROUND(IF([.$B125]/COS([.BI$2]*0.0174533)&lt;255;[.$B125]/COS([.BI$2]*0.0174533);255);0)  ;2)" office:value-type="string" office:string-value="07">
            <text:p>07</text:p>
          </table:table-cell>
          <table:table-cell table:style-name="ce3" table:formula="of:=DEC2HEX(ROUND(IF([.$B125]/COS([.BJ$2]*0.0174533)&lt;255;[.$B125]/COS([.BJ$2]*0.0174533);255);0)  ;2)" office:value-type="string" office:string-value="07">
            <text:p>07</text:p>
          </table:table-cell>
          <table:table-cell table:style-name="ce3" table:formula="of:=DEC2HEX(ROUND(IF([.$B125]/COS([.BK$2]*0.0174533)&lt;255;[.$B125]/COS([.BK$2]*0.0174533);255);0)  ;2)" office:value-type="string" office:string-value="06">
            <text:p>06</text:p>
          </table:table-cell>
          <table:table-cell table:style-name="ce3" table:formula="of:=DEC2HEX(ROUND(IF([.$B125]/COS([.BL$2]*0.0174533)&lt;255;[.$B125]/COS([.BL$2]*0.0174533);255);0)  ;2)" office:value-type="string" office:string-value="06">
            <text:p>06</text:p>
          </table:table-cell>
          <table:table-cell table:style-name="ce3" table:formula="of:=DEC2HEX(ROUND(IF([.$B125]/COS([.BM$2]*0.0174533)&lt;255;[.$B125]/COS([.BM$2]*0.0174533);255);0)  ;2)" office:value-type="string" office:string-value="06">
            <text:p>06</text:p>
          </table:table-cell>
          <table:table-cell table:style-name="ce3" table:formula="of:=DEC2HEX(ROUND(IF([.$B125]/COS([.BN$2]*0.0174533)&lt;255;[.$B125]/COS([.BN$2]*0.0174533);255);0)  ;2)" office:value-type="string" office:string-value="06">
            <text:p>06</text:p>
          </table:table-cell>
          <table:table-cell table:style-name="ce3" table:formula="of:=DEC2HEX(ROUND(IF([.$B125]/COS([.BO$2]*0.0174533)&lt;255;[.$B125]/COS([.BO$2]*0.0174533);255);0)  ;2)" office:value-type="string" office:string-value="06">
            <text:p>06</text:p>
          </table:table-cell>
          <table:table-cell table:style-name="ce3" table:formula="of:=DEC2HEX(ROUND(IF([.$B125]/COS([.BP$2]*0.0174533)&lt;255;[.$B125]/COS([.BP$2]*0.0174533);255);0)  ;2)" office:value-type="string" office:string-value="06">
            <text:p>06</text:p>
          </table:table-cell>
          <table:table-cell table:style-name="ce3" table:formula="of:=DEC2HEX(ROUND(IF([.$B125]/COS([.BQ$2]*0.0174533)&lt;255;[.$B125]/COS([.BQ$2]*0.0174533);255);0)  ;2)" office:value-type="string" office:string-value="06">
            <text:p>06</text:p>
          </table:table-cell>
          <table:table-cell table:style-name="ce3" table:formula="of:=DEC2HEX(ROUND(IF([.$B125]/COS([.BR$2]*0.0174533)&lt;255;[.$B125]/COS([.BR$2]*0.0174533);255);0)  ;2)" office:value-type="string" office:string-value="06">
            <text:p>06</text:p>
          </table:table-cell>
          <table:table-cell table:style-name="ce3" table:formula="of:=DEC2HEX(ROUND(IF([.$B125]/COS([.BS$2]*0.0174533)&lt;255;[.$B125]/COS([.BS$2]*0.0174533);255);0)  ;2)" office:value-type="string" office:string-value="06">
            <text:p>06</text:p>
          </table:table-cell>
          <table:table-cell table:style-name="ce3" table:formula="of:=DEC2HEX(ROUND(IF([.$B125]/COS([.BT$2]*0.0174533)&lt;255;[.$B125]/COS([.BT$2]*0.0174533);255);0)  ;2)" office:value-type="string" office:string-value="07">
            <text:p>07</text:p>
          </table:table-cell>
          <table:table-cell table:style-name="ce3" table:formula="of:=DEC2HEX(ROUND(IF([.$B125]/COS([.BU$2]*0.0174533)&lt;255;[.$B125]/COS([.BU$2]*0.0174533);255);0)  ;2)" office:value-type="string" office:string-value="07">
            <text:p>07</text:p>
          </table:table-cell>
          <table:table-cell table:style-name="ce3" table:formula="of:=DEC2HEX(ROUND(IF([.$B125]/COS([.BV$2]*0.0174533)&lt;255;[.$B125]/COS([.BV$2]*0.0174533);255);0)  ;2)" office:value-type="string" office:string-value="08">
            <text:p>08</text:p>
          </table:table-cell>
          <table:table-cell table:style-name="ce3" table:formula="of:=DEC2HEX(ROUND(IF([.$B125]/COS([.BW$2]*0.0174533)&lt;255;[.$B125]/COS([.BW$2]*0.0174533);255);0)  ;2)" office:value-type="string" office:string-value="08">
            <text:p>08</text:p>
          </table:table-cell>
          <table:table-cell table:style-name="ce3" table:formula="of:=DEC2HEX(ROUND(IF([.$B125]/COS([.BX$2]*0.0174533)&lt;255;[.$B125]/COS([.BX$2]*0.0174533);255);0)  ;2)" office:value-type="string" office:string-value="09">
            <text:p>09</text:p>
          </table:table-cell>
          <table:table-cell table:style-name="ce3" table:formula="of:=DEC2HEX(ROUND(IF([.$B125]/COS([.BY$2]*0.0174533)&lt;255;[.$B125]/COS([.BY$2]*0.0174533);255);0)  ;2)" office:value-type="string" office:string-value="0B">
            <text:p>0B</text:p>
          </table:table-cell>
          <table:table-cell table:style-name="ce3" table:formula="of:=DEC2HEX(ROUND(IF([.$B125]/COS([.BZ$2]*0.0174533)&lt;255;[.$B125]/COS([.BZ$2]*0.0174533);255);0)  ;2)" office:value-type="string" office:string-value="0D">
            <text:p>0D</text:p>
          </table:table-cell>
          <table:table-cell table:style-name="ce3" table:formula="of:=DEC2HEX(ROUND(IF([.$B125]/COS([.CA$2]*0.0174533)&lt;255;[.$B125]/COS([.CA$2]*0.0174533);255);0)  ;2)" office:value-type="string" office:string-value="10">
            <text:p>10</text:p>
          </table:table-cell>
          <table:table-cell table:style-name="ce3" table:formula="of:=DEC2HEX(ROUND(IF([.$B125]/COS([.CB$2]*0.0174533)&lt;255;[.$B125]/COS([.CB$2]*0.0174533);255);0)  ;2)" office:value-type="string" office:string-value="15">
            <text:p>15</text:p>
          </table:table-cell>
          <table:table-cell table:style-name="ce3" table:formula="of:=DEC2HEX(ROUND(IF([.$B125]/COS([.CC$2]*0.0174533)&lt;255;[.$B125]/COS([.CC$2]*0.0174533);255);0)  ;2)" office:value-type="string" office:string-value="1F">
            <text:p>1F</text:p>
          </table:table-cell>
          <table:table-cell table:number-columns-repeated="943"/>
        </table:table-row>
        <table:table-row table:style-name="ro1">
          <table:table-cell table:formula="of:=[.A125]+1" office:value-type="float" office:value="122">
            <text:p>122</text:p>
          </table:table-cell>
          <table:table-cell table:style-name="ce2" table:formula="of:=[.B125]-1" office:value-type="float" office:value="5">
            <text:p>5</text:p>
          </table:table-cell>
          <table:table-cell table:formula="of:=DEC2HEX(ROUND(IF([.$B126]/[.C$3]&lt;127;127-[.$B126]/[.C$3];0) ;0) ;2)" office:value-type="string" office:string-value="7A">
            <text:p>7A</text:p>
          </table:table-cell>
          <table:table-cell table:formula="of:=DEC2HEX(ROUND(IF([.$B126]/[.D$3]&lt;127;127-[.$B126]/[.D$3];0) ;0) ;2)" office:value-type="string" office:string-value="7A">
            <text:p>7A</text:p>
          </table:table-cell>
          <table:table-cell table:formula="of:=DEC2HEX(ROUND(IF([.$B126]/[.E$3]&lt;127;127-[.$B126]/[.E$3];0) ;0) ;2)" office:value-type="string" office:string-value="7A">
            <text:p>7A</text:p>
          </table:table-cell>
          <table:table-cell table:formula="of:=DEC2HEX(ROUND(IF([.$B126]/[.F$3]&lt;127;127-[.$B126]/[.F$3];0) ;0) ;2)" office:value-type="string" office:string-value="7A">
            <text:p>7A</text:p>
          </table:table-cell>
          <table:table-cell table:formula="of:=DEC2HEX(ROUND(IF([.$B126]/[.G$3]&lt;127;127-[.$B126]/[.G$3];0) ;0) ;2)" office:value-type="string" office:string-value="7A">
            <text:p>7A</text:p>
          </table:table-cell>
          <table:table-cell table:formula="of:=DEC2HEX(ROUND(IF([.$B126]/[.H$3]&lt;127;127-[.$B126]/[.H$3];0) ;0) ;2)" office:value-type="string" office:string-value="79">
            <text:p>79</text:p>
          </table:table-cell>
          <table:table-cell table:formula="of:=DEC2HEX(ROUND(IF([.$B126]/[.I$3]&lt;127;127-[.$B126]/[.I$3];0) ;0) ;2)" office:value-type="string" office:string-value="79">
            <text:p>79</text:p>
          </table:table-cell>
          <table:table-cell table:formula="of:=DEC2HEX(ROUND(IF([.$B126]/[.J$3]&lt;127;127-[.$B126]/[.J$3];0) ;0) ;2)" office:value-type="string" office:string-value="79">
            <text:p>79</text:p>
          </table:table-cell>
          <table:table-cell table:formula="of:=DEC2HEX(ROUND(IF([.$B126]/[.K$3]&lt;127;127-[.$B126]/[.K$3];0) ;0) ;2)" office:value-type="string" office:string-value="78">
            <text:p>78</text:p>
          </table:table-cell>
          <table:table-cell table:formula="of:=DEC2HEX(ROUND(IF([.$B126]/[.L$3]&lt;127;127-[.$B126]/[.L$3];0) ;0) ;2)" office:value-type="string" office:string-value="77">
            <text:p>77</text:p>
          </table:table-cell>
          <table:table-cell table:style-name="ce3" table:formula="of:=DEC2HEX(ROUND(IF([.$B126]/[.M$3]&lt;127;127-[.$B126]/[.M$3];0) ;0) ;2)" office:value-type="string" office:string-value="76">
            <text:p>76</text:p>
          </table:table-cell>
          <table:table-cell table:style-name="ce3" table:formula="of:=DEC2HEX(ROUND(IF([.$B126]/[.N$3]&lt;127;127-[.$B126]/[.N$3];0) ;0) ;2)" office:value-type="string" office:string-value="74">
            <text:p>74</text:p>
          </table:table-cell>
          <table:table-cell table:style-name="ce3" table:formula="of:=DEC2HEX(ROUND(IF([.$B126]/[.O$3]&lt;127;127-[.$B126]/[.O$3];0) ;0) ;2)" office:value-type="string" office:string-value="72">
            <text:p>72</text:p>
          </table:table-cell>
          <table:table-cell table:style-name="ce3" table:formula="of:=DEC2HEX(ROUND(IF([.$B126]/[.P$3]&lt;127;127-[.$B126]/[.P$3];0) ;0) ;2)" office:value-type="string" office:string-value="6E">
            <text:p>6E</text:p>
          </table:table-cell>
          <table:table-cell table:style-name="ce3" table:formula="of:=DEC2HEX(ROUND(IF([.$B126]/[.Q$3]&lt;127;127-[.$B126]/[.Q$3];0) ;0) ;2)" office:value-type="string" office:string-value="65">
            <text:p>65</text:p>
          </table:table-cell>
          <table:table-cell table:style-name="ce3" table:formula="of:=DEC2HEX(ROUND(IF([.$B126]/[.R$3]&lt;127;127-[.$B126]/[.R$3];0) ;0) ;2)" office:value-type="string" office:string-value="4C">
            <text:p>4C</text:p>
          </table:table-cell>
          <table:table-cell table:style-name="ce3" table:formula="of:=DEC2HEX(ROUND(IF([.$B126]/[.S$3]&lt;127;[.$B126]/[.S$3];127) ;0) ;2)" office:value-type="float" office:value="0">
            <text:p>#ДЕЛ/0!</text:p>
          </table:table-cell>
          <table:table-cell table:style-name="ce3" table:formula="of:=DEC2HEX(ROUND(IF([.$B126]/[.T$3]&lt;127;[.$B126]/[.T$3];127) ;0) ;2)" office:value-type="string" office:string-value="FFFFFFFFCD">
            <text:p>FFFFFFFFCD</text:p>
          </table:table-cell>
          <table:table-cell table:style-name="ce3" table:formula="of:=DEC2HEX(ROUND(IF([.$B126]/[.U$3]&lt;127;[.$B126]/[.U$3];127) ;0) ;2)" office:value-type="string" office:string-value="FFFFFFFFE6">
            <text:p>FFFFFFFFE6</text:p>
          </table:table-cell>
          <table:table-cell table:style-name="ce3" table:formula="of:=DEC2HEX(ROUND(IF([.$B126]/[.V$3]&lt;127;[.$B126]/[.V$3];127) ;0) ;2)" office:value-type="string" office:string-value="FFFFFFFFEF">
            <text:p>FFFFFFFFEF</text:p>
          </table:table-cell>
          <table:table-cell table:style-name="ce3" table:formula="of:=DEC2HEX(ROUND(IF([.$B126]/[.W$3]&lt;127;[.$B126]/[.W$3];127) ;0) ;2)" office:value-type="string" office:string-value="FFFFFFFFF3">
            <text:p>FFFFFFFFF3</text:p>
          </table:table-cell>
          <table:table-cell table:style-name="ce3" table:formula="of:=DEC2HEX(ROUND(IF([.$B126]/[.X$3]&lt;127;[.$B126]/[.X$3];127) ;0) ;2)" office:value-type="string" office:string-value="FFFFFFFFF5">
            <text:p>FFFFFFFFF5</text:p>
          </table:table-cell>
          <table:table-cell table:style-name="ce3" table:formula="of:=DEC2HEX(ROUND(IF([.$B126]/[.Y$3]&lt;127;[.$B126]/[.Y$3];127) ;0) ;2)" office:value-type="string" office:string-value="FFFFFFFFF7">
            <text:p>FFFFFFFFF7</text:p>
          </table:table-cell>
          <table:table-cell table:style-name="ce3" table:formula="of:=DEC2HEX(ROUND(IF([.$B126]/[.Z$3]&lt;127;[.$B126]/[.Z$3];127) ;0) ;2)" office:value-type="string" office:string-value="FFFFFFFFF8">
            <text:p>FFFFFFFFF8</text:p>
          </table:table-cell>
          <table:table-cell table:style-name="ce3" table:formula="of:=DEC2HEX(ROUND(IF([.$B126]/[.AA$3]&lt;127;[.$B126]/[.AA$3];127) ;0) ;2)" office:value-type="string" office:string-value="FFFFFFFFF9">
            <text:p>FFFFFFFFF9</text:p>
          </table:table-cell>
          <table:table-cell table:style-name="ce3" table:formula="of:=DEC2HEX(ROUND(IF([.$B126]/[.AB$3]&lt;127;[.$B126]/[.AB$3];127) ;0) ;2)" office:value-type="string" office:string-value="FFFFFFFFFA">
            <text:p>FFFFFFFFFA</text:p>
          </table:table-cell>
          <table:table-cell table:style-name="ce3" table:formula="of:=DEC2HEX(ROUND(IF([.$B126]/[.AC$3]&lt;127;[.$B126]/[.AC$3];127) ;0) ;2)" office:value-type="string" office:string-value="FFFFFFFFFA">
            <text:p>FFFFFFFFFA</text:p>
          </table:table-cell>
          <table:table-cell table:style-name="ce3" table:formula="of:=DEC2HEX(ROUND(IF([.$B126]/[.AD$3]&lt;127;[.$B126]/[.AD$3];127) ;0) ;2)" office:value-type="string" office:string-value="FFFFFFFFFA">
            <text:p>FFFFFFFFFA</text:p>
          </table:table-cell>
          <table:table-cell table:style-name="ce3" table:formula="of:=DEC2HEX(ROUND(IF([.$B126]/[.AE$3]&lt;127;[.$B126]/[.AE$3];127) ;0) ;2)" office:value-type="string" office:string-value="FFFFFFFFFB">
            <text:p>FFFFFFFFFB</text:p>
          </table:table-cell>
          <table:table-cell table:style-name="ce3" table:formula="of:=DEC2HEX(ROUND(IF([.$B126]/[.AF$3]&lt;127;[.$B126]/[.AF$3];127) ;0) ;2)" office:value-type="string" office:string-value="FFFFFFFFFB">
            <text:p>FFFFFFFFFB</text:p>
          </table:table-cell>
          <table:table-cell table:style-name="ce3" table:formula="of:=DEC2HEX(ROUND(IF([.$B126]/[.AG$3]&lt;127;[.$B126]/[.AG$3];127) ;0) ;2)" office:value-type="string" office:string-value="FFFFFFFFFB">
            <text:p>FFFFFFFFFB</text:p>
          </table:table-cell>
          <table:table-cell table:style-name="ce3" table:formula="of:=DEC2HEX(ROUND(IF([.$B126]/[.AH$3]&lt;127;[.$B126]/[.AH$3];127) ;0) ;2)" office:value-type="string" office:string-value="FFFFFFFFFB">
            <text:p>FFFFFFFFFB</text:p>
          </table:table-cell>
          <table:table-cell table:style-name="ce3" table:formula="of:=DEC2HEX(ROUND(IF([.$B126]/COS([.AI$2]*0.0174533)&lt;255;[.$B126]/COS([.AI$2]*0.0174533);255);0)  ;2)" office:value-type="string" office:string-value="FFFFFFFFFB">
            <text:p>FFFFFFFFFB</text:p>
          </table:table-cell>
          <table:table-cell table:style-name="ce3" table:formula="of:=DEC2HEX(ROUND(IF([.$B126]/COS([.AJ$2]*0.0174533)&lt;255;[.$B126]/COS([.AJ$2]*0.0174533);255);0)  ;2)" office:value-type="string" office:string-value="FFFFFFFFFB">
            <text:p>FFFFFFFFFB</text:p>
          </table:table-cell>
          <table:table-cell table:style-name="ce3" table:formula="of:=DEC2HEX(ROUND(IF([.$B126]/COS([.AK$2]*0.0174533)&lt;255;[.$B126]/COS([.AK$2]*0.0174533);255);0)  ;2)" office:value-type="string" office:string-value="FFFFFFFFFB">
            <text:p>FFFFFFFFFB</text:p>
          </table:table-cell>
          <table:table-cell table:style-name="ce3" table:formula="of:=DEC2HEX(ROUND(IF([.$B126]/COS([.AL$2]*0.0174533)&lt;255;[.$B126]/COS([.AL$2]*0.0174533);255);0)  ;2)" office:value-type="string" office:string-value="FFFFFFFFFB">
            <text:p>FFFFFFFFFB</text:p>
          </table:table-cell>
          <table:table-cell table:style-name="ce3" table:formula="of:=DEC2HEX(ROUND(IF([.$B126]/COS([.AM$2]*0.0174533)&lt;255;[.$B126]/COS([.AM$2]*0.0174533);255);0)  ;2)" office:value-type="string" office:string-value="FFFFFFFFFB">
            <text:p>FFFFFFFFFB</text:p>
          </table:table-cell>
          <table:table-cell table:style-name="ce3" table:formula="of:=DEC2HEX(ROUND(IF([.$B126]/COS([.AN$2]*0.0174533)&lt;255;[.$B126]/COS([.AN$2]*0.0174533);255);0)  ;2)" office:value-type="string" office:string-value="FFFFFFFFFA">
            <text:p>FFFFFFFFFA</text:p>
          </table:table-cell>
          <table:table-cell table:style-name="ce3" table:formula="of:=DEC2HEX(ROUND(IF([.$B126]/COS([.AO$2]*0.0174533)&lt;255;[.$B126]/COS([.AO$2]*0.0174533);255);0)  ;2)" office:value-type="string" office:string-value="FFFFFFFFFA">
            <text:p>FFFFFFFFFA</text:p>
          </table:table-cell>
          <table:table-cell table:style-name="ce3" table:formula="of:=DEC2HEX(ROUND(IF([.$B126]/COS([.AP$2]*0.0174533)&lt;255;[.$B126]/COS([.AP$2]*0.0174533);255);0)  ;2)" office:value-type="string" office:string-value="FFFFFFFFFA">
            <text:p>FFFFFFFFFA</text:p>
          </table:table-cell>
          <table:table-cell table:style-name="ce3" table:formula="of:=DEC2HEX(ROUND(IF([.$B126]/COS([.AQ$2]*0.0174533)&lt;255;[.$B126]/COS([.AQ$2]*0.0174533);255);0)  ;2)" office:value-type="string" office:string-value="FFFFFFFFF9">
            <text:p>FFFFFFFFF9</text:p>
          </table:table-cell>
          <table:table-cell table:style-name="ce3" table:formula="of:=DEC2HEX(ROUND(IF([.$B126]/COS([.AR$2]*0.0174533)&lt;255;[.$B126]/COS([.AR$2]*0.0174533);255);0)  ;2)" office:value-type="string" office:string-value="FFFFFFFFF8">
            <text:p>FFFFFFFFF8</text:p>
          </table:table-cell>
          <table:table-cell table:style-name="ce3" table:formula="of:=DEC2HEX(ROUND(IF([.$B126]/COS([.AS$2]*0.0174533)&lt;255;[.$B126]/COS([.AS$2]*0.0174533);255);0)  ;2)" office:value-type="string" office:string-value="FFFFFFFFF7">
            <text:p>FFFFFFFFF7</text:p>
          </table:table-cell>
          <table:table-cell table:style-name="ce3" table:formula="of:=DEC2HEX(ROUND(IF([.$B126]/COS([.AT$2]*0.0174533)&lt;255;[.$B126]/COS([.AT$2]*0.0174533);255);0)  ;2)" office:value-type="string" office:string-value="FFFFFFFFF5">
            <text:p>FFFFFFFFF5</text:p>
          </table:table-cell>
          <table:table-cell table:style-name="ce3" table:formula="of:=DEC2HEX(ROUND(IF([.$B126]/COS([.AU$2]*0.0174533)&lt;255;[.$B126]/COS([.AU$2]*0.0174533);255);0)  ;2)" office:value-type="string" office:string-value="FFFFFFFFF3">
            <text:p>FFFFFFFFF3</text:p>
          </table:table-cell>
          <table:table-cell table:style-name="ce3" table:formula="of:=DEC2HEX(ROUND(IF([.$B126]/COS([.AV$2]*0.0174533)&lt;255;[.$B126]/COS([.AV$2]*0.0174533);255);0)  ;2)" office:value-type="string" office:string-value="FFFFFFFFEF">
            <text:p>FFFFFFFFEF</text:p>
          </table:table-cell>
          <table:table-cell table:style-name="ce3" table:formula="of:=DEC2HEX(ROUND(IF([.$B126]/COS([.AW$2]*0.0174533)&lt;255;[.$B126]/COS([.AW$2]*0.0174533);255);0)  ;2)" office:value-type="string" office:string-value="FFFFFFFFE6">
            <text:p>FFFFFFFFE6</text:p>
          </table:table-cell>
          <table:table-cell table:style-name="ce3" table:formula="of:=DEC2HEX(ROUND(IF([.$B126]/COS([.AX$2]*0.0174533)&lt;255;[.$B126]/COS([.AX$2]*0.0174533);255);0)  ;2)" office:value-type="string" office:string-value="FFFFFFFFCD">
            <text:p>FFFFFFFFCD</text:p>
          </table:table-cell>
          <table:table-cell table:style-name="ce3" table:formula="of:=DEC2HEX(ROUND(IF([.$B126]/COS([.AY$2]*0.0174533)&lt;255;[.$B126]/COS([.AY$2]*0.0174533);255);0)  ;2)" office:value-type="string" office:string-value="FF">
            <text:p>FF</text:p>
          </table:table-cell>
          <table:table-cell table:style-name="ce3" table:formula="of:=DEC2HEX(ROUND(IF([.$B126]/COS([.AZ$2]*0.0174533)&lt;255;[.$B126]/COS([.AZ$2]*0.0174533);255);0)  ;2)" office:value-type="string" office:string-value="33">
            <text:p>33</text:p>
          </table:table-cell>
          <table:table-cell table:style-name="ce3" table:formula="of:=DEC2HEX(ROUND(IF([.$B126]/COS([.BA$2]*0.0174533)&lt;255;[.$B126]/COS([.BA$2]*0.0174533);255);0)  ;2)" office:value-type="string" office:string-value="1A">
            <text:p>1A</text:p>
          </table:table-cell>
          <table:table-cell table:style-name="ce3" table:formula="of:=DEC2HEX(ROUND(IF([.$B126]/COS([.BB$2]*0.0174533)&lt;255;[.$B126]/COS([.BB$2]*0.0174533);255);0)  ;2)" office:value-type="string" office:string-value="11">
            <text:p>11</text:p>
          </table:table-cell>
          <table:table-cell table:style-name="ce3" table:formula="of:=DEC2HEX(ROUND(IF([.$B126]/COS([.BC$2]*0.0174533)&lt;255;[.$B126]/COS([.BC$2]*0.0174533);255);0)  ;2)" office:value-type="string" office:string-value="0D">
            <text:p>0D</text:p>
          </table:table-cell>
          <table:table-cell table:style-name="ce3" table:formula="of:=DEC2HEX(ROUND(IF([.$B126]/COS([.BD$2]*0.0174533)&lt;255;[.$B126]/COS([.BD$2]*0.0174533);255);0)  ;2)" office:value-type="string" office:string-value="0B">
            <text:p>0B</text:p>
          </table:table-cell>
          <table:table-cell table:style-name="ce3" table:formula="of:=DEC2HEX(ROUND(IF([.$B126]/COS([.BE$2]*0.0174533)&lt;255;[.$B126]/COS([.BE$2]*0.0174533);255);0)  ;2)" office:value-type="string" office:string-value="09">
            <text:p>09</text:p>
          </table:table-cell>
          <table:table-cell table:style-name="ce3" table:formula="of:=DEC2HEX(ROUND(IF([.$B126]/COS([.BF$2]*0.0174533)&lt;255;[.$B126]/COS([.BF$2]*0.0174533);255);0)  ;2)" office:value-type="string" office:string-value="08">
            <text:p>08</text:p>
          </table:table-cell>
          <table:table-cell table:style-name="ce3" table:formula="of:=DEC2HEX(ROUND(IF([.$B126]/COS([.BG$2]*0.0174533)&lt;255;[.$B126]/COS([.BG$2]*0.0174533);255);0)  ;2)" office:value-type="string" office:string-value="07">
            <text:p>07</text:p>
          </table:table-cell>
          <table:table-cell table:style-name="ce3" table:formula="of:=DEC2HEX(ROUND(IF([.$B126]/COS([.BH$2]*0.0174533)&lt;255;[.$B126]/COS([.BH$2]*0.0174533);255);0)  ;2)" office:value-type="string" office:string-value="06">
            <text:p>06</text:p>
          </table:table-cell>
          <table:table-cell table:style-name="ce3" table:formula="of:=DEC2HEX(ROUND(IF([.$B126]/COS([.BI$2]*0.0174533)&lt;255;[.$B126]/COS([.BI$2]*0.0174533);255);0)  ;2)" office:value-type="string" office:string-value="06">
            <text:p>06</text:p>
          </table:table-cell>
          <table:table-cell table:style-name="ce3" table:formula="of:=DEC2HEX(ROUND(IF([.$B126]/COS([.BJ$2]*0.0174533)&lt;255;[.$B126]/COS([.BJ$2]*0.0174533);255);0)  ;2)" office:value-type="string" office:string-value="06">
            <text:p>06</text:p>
          </table:table-cell>
          <table:table-cell table:style-name="ce3" table:formula="of:=DEC2HEX(ROUND(IF([.$B126]/COS([.BK$2]*0.0174533)&lt;255;[.$B126]/COS([.BK$2]*0.0174533);255);0)  ;2)" office:value-type="string" office:string-value="05">
            <text:p>05</text:p>
          </table:table-cell>
          <table:table-cell table:style-name="ce3" table:formula="of:=DEC2HEX(ROUND(IF([.$B126]/COS([.BL$2]*0.0174533)&lt;255;[.$B126]/COS([.BL$2]*0.0174533);255);0)  ;2)" office:value-type="string" office:string-value="05">
            <text:p>05</text:p>
          </table:table-cell>
          <table:table-cell table:style-name="ce3" table:formula="of:=DEC2HEX(ROUND(IF([.$B126]/COS([.BM$2]*0.0174533)&lt;255;[.$B126]/COS([.BM$2]*0.0174533);255);0)  ;2)" office:value-type="string" office:string-value="05">
            <text:p>05</text:p>
          </table:table-cell>
          <table:table-cell table:style-name="ce3" table:formula="of:=DEC2HEX(ROUND(IF([.$B126]/COS([.BN$2]*0.0174533)&lt;255;[.$B126]/COS([.BN$2]*0.0174533);255);0)  ;2)" office:value-type="string" office:string-value="05">
            <text:p>05</text:p>
          </table:table-cell>
          <table:table-cell table:style-name="ce3" table:formula="of:=DEC2HEX(ROUND(IF([.$B126]/COS([.BO$2]*0.0174533)&lt;255;[.$B126]/COS([.BO$2]*0.0174533);255);0)  ;2)" office:value-type="string" office:string-value="05">
            <text:p>05</text:p>
          </table:table-cell>
          <table:table-cell table:style-name="ce3" table:formula="of:=DEC2HEX(ROUND(IF([.$B126]/COS([.BP$2]*0.0174533)&lt;255;[.$B126]/COS([.BP$2]*0.0174533);255);0)  ;2)" office:value-type="string" office:string-value="05">
            <text:p>05</text:p>
          </table:table-cell>
          <table:table-cell table:style-name="ce3" table:formula="of:=DEC2HEX(ROUND(IF([.$B126]/COS([.BQ$2]*0.0174533)&lt;255;[.$B126]/COS([.BQ$2]*0.0174533);255);0)  ;2)" office:value-type="string" office:string-value="05">
            <text:p>05</text:p>
          </table:table-cell>
          <table:table-cell table:style-name="ce3" table:formula="of:=DEC2HEX(ROUND(IF([.$B126]/COS([.BR$2]*0.0174533)&lt;255;[.$B126]/COS([.BR$2]*0.0174533);255);0)  ;2)" office:value-type="string" office:string-value="05">
            <text:p>05</text:p>
          </table:table-cell>
          <table:table-cell table:style-name="ce3" table:formula="of:=DEC2HEX(ROUND(IF([.$B126]/COS([.BS$2]*0.0174533)&lt;255;[.$B126]/COS([.BS$2]*0.0174533);255);0)  ;2)" office:value-type="string" office:string-value="05">
            <text:p>05</text:p>
          </table:table-cell>
          <table:table-cell table:style-name="ce3" table:formula="of:=DEC2HEX(ROUND(IF([.$B126]/COS([.BT$2]*0.0174533)&lt;255;[.$B126]/COS([.BT$2]*0.0174533);255);0)  ;2)" office:value-type="string" office:string-value="06">
            <text:p>06</text:p>
          </table:table-cell>
          <table:table-cell table:style-name="ce3" table:formula="of:=DEC2HEX(ROUND(IF([.$B126]/COS([.BU$2]*0.0174533)&lt;255;[.$B126]/COS([.BU$2]*0.0174533);255);0)  ;2)" office:value-type="string" office:string-value="06">
            <text:p>06</text:p>
          </table:table-cell>
          <table:table-cell table:style-name="ce3" table:formula="of:=DEC2HEX(ROUND(IF([.$B126]/COS([.BV$2]*0.0174533)&lt;255;[.$B126]/COS([.BV$2]*0.0174533);255);0)  ;2)" office:value-type="string" office:string-value="06">
            <text:p>06</text:p>
          </table:table-cell>
          <table:table-cell table:style-name="ce3" table:formula="of:=DEC2HEX(ROUND(IF([.$B126]/COS([.BW$2]*0.0174533)&lt;255;[.$B126]/COS([.BW$2]*0.0174533);255);0)  ;2)" office:value-type="string" office:string-value="07">
            <text:p>07</text:p>
          </table:table-cell>
          <table:table-cell table:style-name="ce3" table:formula="of:=DEC2HEX(ROUND(IF([.$B126]/COS([.BX$2]*0.0174533)&lt;255;[.$B126]/COS([.BX$2]*0.0174533);255);0)  ;2)" office:value-type="string" office:string-value="08">
            <text:p>08</text:p>
          </table:table-cell>
          <table:table-cell table:style-name="ce3" table:formula="of:=DEC2HEX(ROUND(IF([.$B126]/COS([.BY$2]*0.0174533)&lt;255;[.$B126]/COS([.BY$2]*0.0174533);255);0)  ;2)" office:value-type="string" office:string-value="09">
            <text:p>09</text:p>
          </table:table-cell>
          <table:table-cell table:style-name="ce3" table:formula="of:=DEC2HEX(ROUND(IF([.$B126]/COS([.BZ$2]*0.0174533)&lt;255;[.$B126]/COS([.BZ$2]*0.0174533);255);0)  ;2)" office:value-type="string" office:string-value="0B">
            <text:p>0B</text:p>
          </table:table-cell>
          <table:table-cell table:style-name="ce3" table:formula="of:=DEC2HEX(ROUND(IF([.$B126]/COS([.CA$2]*0.0174533)&lt;255;[.$B126]/COS([.CA$2]*0.0174533);255);0)  ;2)" office:value-type="string" office:string-value="0D">
            <text:p>0D</text:p>
          </table:table-cell>
          <table:table-cell table:style-name="ce3" table:formula="of:=DEC2HEX(ROUND(IF([.$B126]/COS([.CB$2]*0.0174533)&lt;255;[.$B126]/COS([.CB$2]*0.0174533);255);0)  ;2)" office:value-type="string" office:string-value="11">
            <text:p>11</text:p>
          </table:table-cell>
          <table:table-cell table:style-name="ce3" table:formula="of:=DEC2HEX(ROUND(IF([.$B126]/COS([.CC$2]*0.0174533)&lt;255;[.$B126]/COS([.CC$2]*0.0174533);255);0)  ;2)" office:value-type="string" office:string-value="1A">
            <text:p>1A</text:p>
          </table:table-cell>
          <table:table-cell table:number-columns-repeated="943"/>
        </table:table-row>
        <table:table-row table:style-name="ro1">
          <table:table-cell table:formula="of:=[.A126]+1" office:value-type="float" office:value="123">
            <text:p>123</text:p>
          </table:table-cell>
          <table:table-cell table:style-name="ce2" table:formula="of:=[.B126]-1" office:value-type="float" office:value="4">
            <text:p>4</text:p>
          </table:table-cell>
          <table:table-cell table:formula="of:=DEC2HEX(ROUND(IF([.$B127]/[.C$3]&lt;127;127-[.$B127]/[.C$3];0) ;0) ;2)" office:value-type="string" office:string-value="7B">
            <text:p>7B</text:p>
          </table:table-cell>
          <table:table-cell table:formula="of:=DEC2HEX(ROUND(IF([.$B127]/[.D$3]&lt;127;127-[.$B127]/[.D$3];0) ;0) ;2)" office:value-type="string" office:string-value="7B">
            <text:p>7B</text:p>
          </table:table-cell>
          <table:table-cell table:formula="of:=DEC2HEX(ROUND(IF([.$B127]/[.E$3]&lt;127;127-[.$B127]/[.E$3];0) ;0) ;2)" office:value-type="string" office:string-value="7B">
            <text:p>7B</text:p>
          </table:table-cell>
          <table:table-cell table:formula="of:=DEC2HEX(ROUND(IF([.$B127]/[.F$3]&lt;127;127-[.$B127]/[.F$3];0) ;0) ;2)" office:value-type="string" office:string-value="7B">
            <text:p>7B</text:p>
          </table:table-cell>
          <table:table-cell table:formula="of:=DEC2HEX(ROUND(IF([.$B127]/[.G$3]&lt;127;127-[.$B127]/[.G$3];0) ;0) ;2)" office:value-type="string" office:string-value="7B">
            <text:p>7B</text:p>
          </table:table-cell>
          <table:table-cell table:formula="of:=DEC2HEX(ROUND(IF([.$B127]/[.H$3]&lt;127;127-[.$B127]/[.H$3];0) ;0) ;2)" office:value-type="string" office:string-value="7A">
            <text:p>7A</text:p>
          </table:table-cell>
          <table:table-cell table:formula="of:=DEC2HEX(ROUND(IF([.$B127]/[.I$3]&lt;127;127-[.$B127]/[.I$3];0) ;0) ;2)" office:value-type="string" office:string-value="7A">
            <text:p>7A</text:p>
          </table:table-cell>
          <table:table-cell table:formula="of:=DEC2HEX(ROUND(IF([.$B127]/[.J$3]&lt;127;127-[.$B127]/[.J$3];0) ;0) ;2)" office:value-type="string" office:string-value="7A">
            <text:p>7A</text:p>
          </table:table-cell>
          <table:table-cell table:formula="of:=DEC2HEX(ROUND(IF([.$B127]/[.K$3]&lt;127;127-[.$B127]/[.K$3];0) ;0) ;2)" office:value-type="string" office:string-value="79">
            <text:p>79</text:p>
          </table:table-cell>
          <table:table-cell table:formula="of:=DEC2HEX(ROUND(IF([.$B127]/[.L$3]&lt;127;127-[.$B127]/[.L$3];0) ;0) ;2)" office:value-type="string" office:string-value="79">
            <text:p>79</text:p>
          </table:table-cell>
          <table:table-cell table:style-name="ce3" table:formula="of:=DEC2HEX(ROUND(IF([.$B127]/[.M$3]&lt;127;127-[.$B127]/[.M$3];0) ;0) ;2)" office:value-type="string" office:string-value="78">
            <text:p>78</text:p>
          </table:table-cell>
          <table:table-cell table:style-name="ce3" table:formula="of:=DEC2HEX(ROUND(IF([.$B127]/[.N$3]&lt;127;127-[.$B127]/[.N$3];0) ;0) ;2)" office:value-type="string" office:string-value="77">
            <text:p>77</text:p>
          </table:table-cell>
          <table:table-cell table:style-name="ce3" table:formula="of:=DEC2HEX(ROUND(IF([.$B127]/[.O$3]&lt;127;127-[.$B127]/[.O$3];0) ;0) ;2)" office:value-type="string" office:string-value="75">
            <text:p>75</text:p>
          </table:table-cell>
          <table:table-cell table:style-name="ce3" table:formula="of:=DEC2HEX(ROUND(IF([.$B127]/[.P$3]&lt;127;127-[.$B127]/[.P$3];0) ;0) ;2)" office:value-type="string" office:string-value="71">
            <text:p>71</text:p>
          </table:table-cell>
          <table:table-cell table:style-name="ce3" table:formula="of:=DEC2HEX(ROUND(IF([.$B127]/[.Q$3]&lt;127;127-[.$B127]/[.Q$3];0) ;0) ;2)" office:value-type="string" office:string-value="6A">
            <text:p>6A</text:p>
          </table:table-cell>
          <table:table-cell table:style-name="ce3" table:formula="of:=DEC2HEX(ROUND(IF([.$B127]/[.R$3]&lt;127;127-[.$B127]/[.R$3];0) ;0) ;2)" office:value-type="string" office:string-value="56">
            <text:p>56</text:p>
          </table:table-cell>
          <table:table-cell table:style-name="ce3" table:formula="of:=DEC2HEX(ROUND(IF([.$B127]/[.S$3]&lt;127;[.$B127]/[.S$3];127) ;0) ;2)" office:value-type="float" office:value="0">
            <text:p>#ДЕЛ/0!</text:p>
          </table:table-cell>
          <table:table-cell table:style-name="ce3" table:formula="of:=DEC2HEX(ROUND(IF([.$B127]/[.T$3]&lt;127;[.$B127]/[.T$3];127) ;0) ;2)" office:value-type="string" office:string-value="FFFFFFFFD7">
            <text:p>FFFFFFFFD7</text:p>
          </table:table-cell>
          <table:table-cell table:style-name="ce3" table:formula="of:=DEC2HEX(ROUND(IF([.$B127]/[.U$3]&lt;127;[.$B127]/[.U$3];127) ;0) ;2)" office:value-type="string" office:string-value="FFFFFFFFEB">
            <text:p>FFFFFFFFEB</text:p>
          </table:table-cell>
          <table:table-cell table:style-name="ce3" table:formula="of:=DEC2HEX(ROUND(IF([.$B127]/[.V$3]&lt;127;[.$B127]/[.V$3];127) ;0) ;2)" office:value-type="string" office:string-value="FFFFFFFFF2">
            <text:p>FFFFFFFFF2</text:p>
          </table:table-cell>
          <table:table-cell table:style-name="ce3" table:formula="of:=DEC2HEX(ROUND(IF([.$B127]/[.W$3]&lt;127;[.$B127]/[.W$3];127) ;0) ;2)" office:value-type="string" office:string-value="FFFFFFFFF6">
            <text:p>FFFFFFFFF6</text:p>
          </table:table-cell>
          <table:table-cell table:style-name="ce3" table:formula="of:=DEC2HEX(ROUND(IF([.$B127]/[.X$3]&lt;127;[.$B127]/[.X$3];127) ;0) ;2)" office:value-type="string" office:string-value="FFFFFFFFF8">
            <text:p>FFFFFFFFF8</text:p>
          </table:table-cell>
          <table:table-cell table:style-name="ce3" table:formula="of:=DEC2HEX(ROUND(IF([.$B127]/[.Y$3]&lt;127;[.$B127]/[.Y$3];127) ;0) ;2)" office:value-type="string" office:string-value="FFFFFFFFF9">
            <text:p>FFFFFFFFF9</text:p>
          </table:table-cell>
          <table:table-cell table:style-name="ce3" table:formula="of:=DEC2HEX(ROUND(IF([.$B127]/[.Z$3]&lt;127;[.$B127]/[.Z$3];127) ;0) ;2)" office:value-type="string" office:string-value="FFFFFFFFFA">
            <text:p>FFFFFFFFFA</text:p>
          </table:table-cell>
          <table:table-cell table:style-name="ce3" table:formula="of:=DEC2HEX(ROUND(IF([.$B127]/[.AA$3]&lt;127;[.$B127]/[.AA$3];127) ;0) ;2)" office:value-type="string" office:string-value="FFFFFFFFFA">
            <text:p>FFFFFFFFFA</text:p>
          </table:table-cell>
          <table:table-cell table:style-name="ce3" table:formula="of:=DEC2HEX(ROUND(IF([.$B127]/[.AB$3]&lt;127;[.$B127]/[.AB$3];127) ;0) ;2)" office:value-type="string" office:string-value="FFFFFFFFFB">
            <text:p>FFFFFFFFFB</text:p>
          </table:table-cell>
          <table:table-cell table:style-name="ce3" table:formula="of:=DEC2HEX(ROUND(IF([.$B127]/[.AC$3]&lt;127;[.$B127]/[.AC$3];127) ;0) ;2)" office:value-type="string" office:string-value="FFFFFFFFFB">
            <text:p>FFFFFFFFFB</text:p>
          </table:table-cell>
          <table:table-cell table:style-name="ce3" table:formula="of:=DEC2HEX(ROUND(IF([.$B127]/[.AD$3]&lt;127;[.$B127]/[.AD$3];127) ;0) ;2)" office:value-type="string" office:string-value="FFFFFFFFFB">
            <text:p>FFFFFFFFFB</text:p>
          </table:table-cell>
          <table:table-cell table:style-name="ce3" table:formula="of:=DEC2HEX(ROUND(IF([.$B127]/[.AE$3]&lt;127;[.$B127]/[.AE$3];127) ;0) ;2)" office:value-type="string" office:string-value="FFFFFFFFFC">
            <text:p>FFFFFFFFFC</text:p>
          </table:table-cell>
          <table:table-cell table:style-name="ce3" table:formula="of:=DEC2HEX(ROUND(IF([.$B127]/[.AF$3]&lt;127;[.$B127]/[.AF$3];127) ;0) ;2)" office:value-type="string" office:string-value="FFFFFFFFFC">
            <text:p>FFFFFFFFFC</text:p>
          </table:table-cell>
          <table:table-cell table:style-name="ce3" table:formula="of:=DEC2HEX(ROUND(IF([.$B127]/[.AG$3]&lt;127;[.$B127]/[.AG$3];127) ;0) ;2)" office:value-type="string" office:string-value="FFFFFFFFFC">
            <text:p>FFFFFFFFFC</text:p>
          </table:table-cell>
          <table:table-cell table:style-name="ce3" table:formula="of:=DEC2HEX(ROUND(IF([.$B127]/[.AH$3]&lt;127;[.$B127]/[.AH$3];127) ;0) ;2)" office:value-type="string" office:string-value="FFFFFFFFFC">
            <text:p>FFFFFFFFFC</text:p>
          </table:table-cell>
          <table:table-cell table:style-name="ce3" table:formula="of:=DEC2HEX(ROUND(IF([.$B127]/COS([.AI$2]*0.0174533)&lt;255;[.$B127]/COS([.AI$2]*0.0174533);255);0)  ;2)" office:value-type="string" office:string-value="FFFFFFFFFC">
            <text:p>FFFFFFFFFC</text:p>
          </table:table-cell>
          <table:table-cell table:style-name="ce3" table:formula="of:=DEC2HEX(ROUND(IF([.$B127]/COS([.AJ$2]*0.0174533)&lt;255;[.$B127]/COS([.AJ$2]*0.0174533);255);0)  ;2)" office:value-type="string" office:string-value="FFFFFFFFFC">
            <text:p>FFFFFFFFFC</text:p>
          </table:table-cell>
          <table:table-cell table:style-name="ce3" table:formula="of:=DEC2HEX(ROUND(IF([.$B127]/COS([.AK$2]*0.0174533)&lt;255;[.$B127]/COS([.AK$2]*0.0174533);255);0)  ;2)" office:value-type="string" office:string-value="FFFFFFFFFC">
            <text:p>FFFFFFFFFC</text:p>
          </table:table-cell>
          <table:table-cell table:style-name="ce3" table:formula="of:=DEC2HEX(ROUND(IF([.$B127]/COS([.AL$2]*0.0174533)&lt;255;[.$B127]/COS([.AL$2]*0.0174533);255);0)  ;2)" office:value-type="string" office:string-value="FFFFFFFFFC">
            <text:p>FFFFFFFFFC</text:p>
          </table:table-cell>
          <table:table-cell table:style-name="ce3" table:formula="of:=DEC2HEX(ROUND(IF([.$B127]/COS([.AM$2]*0.0174533)&lt;255;[.$B127]/COS([.AM$2]*0.0174533);255);0)  ;2)" office:value-type="string" office:string-value="FFFFFFFFFC">
            <text:p>FFFFFFFFFC</text:p>
          </table:table-cell>
          <table:table-cell table:style-name="ce3" table:formula="of:=DEC2HEX(ROUND(IF([.$B127]/COS([.AN$2]*0.0174533)&lt;255;[.$B127]/COS([.AN$2]*0.0174533);255);0)  ;2)" office:value-type="string" office:string-value="FFFFFFFFFB">
            <text:p>FFFFFFFFFB</text:p>
          </table:table-cell>
          <table:table-cell table:style-name="ce3" table:formula="of:=DEC2HEX(ROUND(IF([.$B127]/COS([.AO$2]*0.0174533)&lt;255;[.$B127]/COS([.AO$2]*0.0174533);255);0)  ;2)" office:value-type="string" office:string-value="FFFFFFFFFB">
            <text:p>FFFFFFFFFB</text:p>
          </table:table-cell>
          <table:table-cell table:style-name="ce3" table:formula="of:=DEC2HEX(ROUND(IF([.$B127]/COS([.AP$2]*0.0174533)&lt;255;[.$B127]/COS([.AP$2]*0.0174533);255);0)  ;2)" office:value-type="string" office:string-value="FFFFFFFFFB">
            <text:p>FFFFFFFFFB</text:p>
          </table:table-cell>
          <table:table-cell table:style-name="ce3" table:formula="of:=DEC2HEX(ROUND(IF([.$B127]/COS([.AQ$2]*0.0174533)&lt;255;[.$B127]/COS([.AQ$2]*0.0174533);255);0)  ;2)" office:value-type="string" office:string-value="FFFFFFFFFA">
            <text:p>FFFFFFFFFA</text:p>
          </table:table-cell>
          <table:table-cell table:style-name="ce3" table:formula="of:=DEC2HEX(ROUND(IF([.$B127]/COS([.AR$2]*0.0174533)&lt;255;[.$B127]/COS([.AR$2]*0.0174533);255);0)  ;2)" office:value-type="string" office:string-value="FFFFFFFFFA">
            <text:p>FFFFFFFFFA</text:p>
          </table:table-cell>
          <table:table-cell table:style-name="ce3" table:formula="of:=DEC2HEX(ROUND(IF([.$B127]/COS([.AS$2]*0.0174533)&lt;255;[.$B127]/COS([.AS$2]*0.0174533);255);0)  ;2)" office:value-type="string" office:string-value="FFFFFFFFF9">
            <text:p>FFFFFFFFF9</text:p>
          </table:table-cell>
          <table:table-cell table:style-name="ce3" table:formula="of:=DEC2HEX(ROUND(IF([.$B127]/COS([.AT$2]*0.0174533)&lt;255;[.$B127]/COS([.AT$2]*0.0174533);255);0)  ;2)" office:value-type="string" office:string-value="FFFFFFFFF8">
            <text:p>FFFFFFFFF8</text:p>
          </table:table-cell>
          <table:table-cell table:style-name="ce3" table:formula="of:=DEC2HEX(ROUND(IF([.$B127]/COS([.AU$2]*0.0174533)&lt;255;[.$B127]/COS([.AU$2]*0.0174533);255);0)  ;2)" office:value-type="string" office:string-value="FFFFFFFFF6">
            <text:p>FFFFFFFFF6</text:p>
          </table:table-cell>
          <table:table-cell table:style-name="ce3" table:formula="of:=DEC2HEX(ROUND(IF([.$B127]/COS([.AV$2]*0.0174533)&lt;255;[.$B127]/COS([.AV$2]*0.0174533);255);0)  ;2)" office:value-type="string" office:string-value="FFFFFFFFF2">
            <text:p>FFFFFFFFF2</text:p>
          </table:table-cell>
          <table:table-cell table:style-name="ce3" table:formula="of:=DEC2HEX(ROUND(IF([.$B127]/COS([.AW$2]*0.0174533)&lt;255;[.$B127]/COS([.AW$2]*0.0174533);255);0)  ;2)" office:value-type="string" office:string-value="FFFFFFFFEB">
            <text:p>FFFFFFFFEB</text:p>
          </table:table-cell>
          <table:table-cell table:style-name="ce3" table:formula="of:=DEC2HEX(ROUND(IF([.$B127]/COS([.AX$2]*0.0174533)&lt;255;[.$B127]/COS([.AX$2]*0.0174533);255);0)  ;2)" office:value-type="string" office:string-value="FFFFFFFFD7">
            <text:p>FFFFFFFFD7</text:p>
          </table:table-cell>
          <table:table-cell table:style-name="ce3" table:formula="of:=DEC2HEX(ROUND(IF([.$B127]/COS([.AY$2]*0.0174533)&lt;255;[.$B127]/COS([.AY$2]*0.0174533);255);0)  ;2)" office:value-type="string" office:string-value="FF">
            <text:p>FF</text:p>
          </table:table-cell>
          <table:table-cell table:style-name="ce3" table:formula="of:=DEC2HEX(ROUND(IF([.$B127]/COS([.AZ$2]*0.0174533)&lt;255;[.$B127]/COS([.AZ$2]*0.0174533);255);0)  ;2)" office:value-type="string" office:string-value="29">
            <text:p>29</text:p>
          </table:table-cell>
          <table:table-cell table:style-name="ce3" table:formula="of:=DEC2HEX(ROUND(IF([.$B127]/COS([.BA$2]*0.0174533)&lt;255;[.$B127]/COS([.BA$2]*0.0174533);255);0)  ;2)" office:value-type="string" office:string-value="15">
            <text:p>15</text:p>
          </table:table-cell>
          <table:table-cell table:style-name="ce3" table:formula="of:=DEC2HEX(ROUND(IF([.$B127]/COS([.BB$2]*0.0174533)&lt;255;[.$B127]/COS([.BB$2]*0.0174533);255);0)  ;2)" office:value-type="string" office:string-value="0E">
            <text:p>0E</text:p>
          </table:table-cell>
          <table:table-cell table:style-name="ce3" table:formula="of:=DEC2HEX(ROUND(IF([.$B127]/COS([.BC$2]*0.0174533)&lt;255;[.$B127]/COS([.BC$2]*0.0174533);255);0)  ;2)" office:value-type="string" office:string-value="0A">
            <text:p>0A</text:p>
          </table:table-cell>
          <table:table-cell table:style-name="ce3" table:formula="of:=DEC2HEX(ROUND(IF([.$B127]/COS([.BD$2]*0.0174533)&lt;255;[.$B127]/COS([.BD$2]*0.0174533);255);0)  ;2)" office:value-type="string" office:string-value="08">
            <text:p>08</text:p>
          </table:table-cell>
          <table:table-cell table:style-name="ce3" table:formula="of:=DEC2HEX(ROUND(IF([.$B127]/COS([.BE$2]*0.0174533)&lt;255;[.$B127]/COS([.BE$2]*0.0174533);255);0)  ;2)" office:value-type="string" office:string-value="07">
            <text:p>07</text:p>
          </table:table-cell>
          <table:table-cell table:style-name="ce3" table:formula="of:=DEC2HEX(ROUND(IF([.$B127]/COS([.BF$2]*0.0174533)&lt;255;[.$B127]/COS([.BF$2]*0.0174533);255);0)  ;2)" office:value-type="string" office:string-value="06">
            <text:p>06</text:p>
          </table:table-cell>
          <table:table-cell table:style-name="ce3" table:formula="of:=DEC2HEX(ROUND(IF([.$B127]/COS([.BG$2]*0.0174533)&lt;255;[.$B127]/COS([.BG$2]*0.0174533);255);0)  ;2)" office:value-type="string" office:string-value="06">
            <text:p>06</text:p>
          </table:table-cell>
          <table:table-cell table:style-name="ce3" table:formula="of:=DEC2HEX(ROUND(IF([.$B127]/COS([.BH$2]*0.0174533)&lt;255;[.$B127]/COS([.BH$2]*0.0174533);255);0)  ;2)" office:value-type="string" office:string-value="05">
            <text:p>05</text:p>
          </table:table-cell>
          <table:table-cell table:style-name="ce3" table:formula="of:=DEC2HEX(ROUND(IF([.$B127]/COS([.BI$2]*0.0174533)&lt;255;[.$B127]/COS([.BI$2]*0.0174533);255);0)  ;2)" office:value-type="string" office:string-value="05">
            <text:p>05</text:p>
          </table:table-cell>
          <table:table-cell table:style-name="ce3" table:formula="of:=DEC2HEX(ROUND(IF([.$B127]/COS([.BJ$2]*0.0174533)&lt;255;[.$B127]/COS([.BJ$2]*0.0174533);255);0)  ;2)" office:value-type="string" office:string-value="05">
            <text:p>05</text:p>
          </table:table-cell>
          <table:table-cell table:style-name="ce3" table:formula="of:=DEC2HEX(ROUND(IF([.$B127]/COS([.BK$2]*0.0174533)&lt;255;[.$B127]/COS([.BK$2]*0.0174533);255);0)  ;2)" office:value-type="string" office:string-value="04">
            <text:p>04</text:p>
          </table:table-cell>
          <table:table-cell table:style-name="ce3" table:formula="of:=DEC2HEX(ROUND(IF([.$B127]/COS([.BL$2]*0.0174533)&lt;255;[.$B127]/COS([.BL$2]*0.0174533);255);0)  ;2)" office:value-type="string" office:string-value="04">
            <text:p>04</text:p>
          </table:table-cell>
          <table:table-cell table:style-name="ce3" table:formula="of:=DEC2HEX(ROUND(IF([.$B127]/COS([.BM$2]*0.0174533)&lt;255;[.$B127]/COS([.BM$2]*0.0174533);255);0)  ;2)" office:value-type="string" office:string-value="04">
            <text:p>04</text:p>
          </table:table-cell>
          <table:table-cell table:style-name="ce3" table:formula="of:=DEC2HEX(ROUND(IF([.$B127]/COS([.BN$2]*0.0174533)&lt;255;[.$B127]/COS([.BN$2]*0.0174533);255);0)  ;2)" office:value-type="string" office:string-value="04">
            <text:p>04</text:p>
          </table:table-cell>
          <table:table-cell table:style-name="ce3" table:formula="of:=DEC2HEX(ROUND(IF([.$B127]/COS([.BO$2]*0.0174533)&lt;255;[.$B127]/COS([.BO$2]*0.0174533);255);0)  ;2)" office:value-type="string" office:string-value="04">
            <text:p>04</text:p>
          </table:table-cell>
          <table:table-cell table:style-name="ce3" table:formula="of:=DEC2HEX(ROUND(IF([.$B127]/COS([.BP$2]*0.0174533)&lt;255;[.$B127]/COS([.BP$2]*0.0174533);255);0)  ;2)" office:value-type="string" office:string-value="04">
            <text:p>04</text:p>
          </table:table-cell>
          <table:table-cell table:style-name="ce3" table:formula="of:=DEC2HEX(ROUND(IF([.$B127]/COS([.BQ$2]*0.0174533)&lt;255;[.$B127]/COS([.BQ$2]*0.0174533);255);0)  ;2)" office:value-type="string" office:string-value="04">
            <text:p>04</text:p>
          </table:table-cell>
          <table:table-cell table:style-name="ce3" table:formula="of:=DEC2HEX(ROUND(IF([.$B127]/COS([.BR$2]*0.0174533)&lt;255;[.$B127]/COS([.BR$2]*0.0174533);255);0)  ;2)" office:value-type="string" office:string-value="04">
            <text:p>04</text:p>
          </table:table-cell>
          <table:table-cell table:style-name="ce3" table:formula="of:=DEC2HEX(ROUND(IF([.$B127]/COS([.BS$2]*0.0174533)&lt;255;[.$B127]/COS([.BS$2]*0.0174533);255);0)  ;2)" office:value-type="string" office:string-value="04">
            <text:p>04</text:p>
          </table:table-cell>
          <table:table-cell table:style-name="ce3" table:formula="of:=DEC2HEX(ROUND(IF([.$B127]/COS([.BT$2]*0.0174533)&lt;255;[.$B127]/COS([.BT$2]*0.0174533);255);0)  ;2)" office:value-type="string" office:string-value="05">
            <text:p>05</text:p>
          </table:table-cell>
          <table:table-cell table:style-name="ce3" table:formula="of:=DEC2HEX(ROUND(IF([.$B127]/COS([.BU$2]*0.0174533)&lt;255;[.$B127]/COS([.BU$2]*0.0174533);255);0)  ;2)" office:value-type="string" office:string-value="05">
            <text:p>05</text:p>
          </table:table-cell>
          <table:table-cell table:style-name="ce3" table:formula="of:=DEC2HEX(ROUND(IF([.$B127]/COS([.BV$2]*0.0174533)&lt;255;[.$B127]/COS([.BV$2]*0.0174533);255);0)  ;2)" office:value-type="string" office:string-value="05">
            <text:p>05</text:p>
          </table:table-cell>
          <table:table-cell table:style-name="ce3" table:formula="of:=DEC2HEX(ROUND(IF([.$B127]/COS([.BW$2]*0.0174533)&lt;255;[.$B127]/COS([.BW$2]*0.0174533);255);0)  ;2)" office:value-type="string" office:string-value="06">
            <text:p>06</text:p>
          </table:table-cell>
          <table:table-cell table:style-name="ce3" table:formula="of:=DEC2HEX(ROUND(IF([.$B127]/COS([.BX$2]*0.0174533)&lt;255;[.$B127]/COS([.BX$2]*0.0174533);255);0)  ;2)" office:value-type="string" office:string-value="06">
            <text:p>06</text:p>
          </table:table-cell>
          <table:table-cell table:style-name="ce3" table:formula="of:=DEC2HEX(ROUND(IF([.$B127]/COS([.BY$2]*0.0174533)&lt;255;[.$B127]/COS([.BY$2]*0.0174533);255);0)  ;2)" office:value-type="string" office:string-value="07">
            <text:p>07</text:p>
          </table:table-cell>
          <table:table-cell table:style-name="ce3" table:formula="of:=DEC2HEX(ROUND(IF([.$B127]/COS([.BZ$2]*0.0174533)&lt;255;[.$B127]/COS([.BZ$2]*0.0174533);255);0)  ;2)" office:value-type="string" office:string-value="08">
            <text:p>08</text:p>
          </table:table-cell>
          <table:table-cell table:style-name="ce3" table:formula="of:=DEC2HEX(ROUND(IF([.$B127]/COS([.CA$2]*0.0174533)&lt;255;[.$B127]/COS([.CA$2]*0.0174533);255);0)  ;2)" office:value-type="string" office:string-value="0A">
            <text:p>0A</text:p>
          </table:table-cell>
          <table:table-cell table:style-name="ce3" table:formula="of:=DEC2HEX(ROUND(IF([.$B127]/COS([.CB$2]*0.0174533)&lt;255;[.$B127]/COS([.CB$2]*0.0174533);255);0)  ;2)" office:value-type="string" office:string-value="0E">
            <text:p>0E</text:p>
          </table:table-cell>
          <table:table-cell table:style-name="ce3" table:formula="of:=DEC2HEX(ROUND(IF([.$B127]/COS([.CC$2]*0.0174533)&lt;255;[.$B127]/COS([.CC$2]*0.0174533);255);0)  ;2)" office:value-type="string" office:string-value="15">
            <text:p>15</text:p>
          </table:table-cell>
          <table:table-cell table:number-columns-repeated="943"/>
        </table:table-row>
        <table:table-row table:style-name="ro1">
          <table:table-cell table:formula="of:=[.A127]+1" office:value-type="float" office:value="124">
            <text:p>124</text:p>
          </table:table-cell>
          <table:table-cell table:style-name="ce2" table:formula="of:=[.B127]-1" office:value-type="float" office:value="3">
            <text:p>3</text:p>
          </table:table-cell>
          <table:table-cell table:formula="of:=DEC2HEX(ROUND(IF([.$B128]/[.C$3]&lt;127;127-[.$B128]/[.C$3];0) ;0) ;2)" office:value-type="string" office:string-value="7C">
            <text:p>7C</text:p>
          </table:table-cell>
          <table:table-cell table:formula="of:=DEC2HEX(ROUND(IF([.$B128]/[.D$3]&lt;127;127-[.$B128]/[.D$3];0) ;0) ;2)" office:value-type="string" office:string-value="7C">
            <text:p>7C</text:p>
          </table:table-cell>
          <table:table-cell table:formula="of:=DEC2HEX(ROUND(IF([.$B128]/[.E$3]&lt;127;127-[.$B128]/[.E$3];0) ;0) ;2)" office:value-type="string" office:string-value="7C">
            <text:p>7C</text:p>
          </table:table-cell>
          <table:table-cell table:formula="of:=DEC2HEX(ROUND(IF([.$B128]/[.F$3]&lt;127;127-[.$B128]/[.F$3];0) ;0) ;2)" office:value-type="string" office:string-value="7C">
            <text:p>7C</text:p>
          </table:table-cell>
          <table:table-cell table:formula="of:=DEC2HEX(ROUND(IF([.$B128]/[.G$3]&lt;127;127-[.$B128]/[.G$3];0) ;0) ;2)" office:value-type="string" office:string-value="7C">
            <text:p>7C</text:p>
          </table:table-cell>
          <table:table-cell table:formula="of:=DEC2HEX(ROUND(IF([.$B128]/[.H$3]&lt;127;127-[.$B128]/[.H$3];0) ;0) ;2)" office:value-type="string" office:string-value="7C">
            <text:p>7C</text:p>
          </table:table-cell>
          <table:table-cell table:formula="of:=DEC2HEX(ROUND(IF([.$B128]/[.I$3]&lt;127;127-[.$B128]/[.I$3];0) ;0) ;2)" office:value-type="string" office:string-value="7B">
            <text:p>7B</text:p>
          </table:table-cell>
          <table:table-cell table:formula="of:=DEC2HEX(ROUND(IF([.$B128]/[.J$3]&lt;127;127-[.$B128]/[.J$3];0) ;0) ;2)" office:value-type="string" office:string-value="7B">
            <text:p>7B</text:p>
          </table:table-cell>
          <table:table-cell table:formula="of:=DEC2HEX(ROUND(IF([.$B128]/[.K$3]&lt;127;127-[.$B128]/[.K$3];0) ;0) ;2)" office:value-type="string" office:string-value="7B">
            <text:p>7B</text:p>
          </table:table-cell>
          <table:table-cell table:formula="of:=DEC2HEX(ROUND(IF([.$B128]/[.L$3]&lt;127;127-[.$B128]/[.L$3];0) ;0) ;2)" office:value-type="string" office:string-value="7A">
            <text:p>7A</text:p>
          </table:table-cell>
          <table:table-cell table:style-name="ce3" table:formula="of:=DEC2HEX(ROUND(IF([.$B128]/[.M$3]&lt;127;127-[.$B128]/[.M$3];0) ;0) ;2)" office:value-type="string" office:string-value="7A">
            <text:p>7A</text:p>
          </table:table-cell>
          <table:table-cell table:style-name="ce3" table:formula="of:=DEC2HEX(ROUND(IF([.$B128]/[.N$3]&lt;127;127-[.$B128]/[.N$3];0) ;0) ;2)" office:value-type="string" office:string-value="79">
            <text:p>79</text:p>
          </table:table-cell>
          <table:table-cell table:style-name="ce3" table:formula="of:=DEC2HEX(ROUND(IF([.$B128]/[.O$3]&lt;127;127-[.$B128]/[.O$3];0) ;0) ;2)" office:value-type="string" office:string-value="77">
            <text:p>77</text:p>
          </table:table-cell>
          <table:table-cell table:style-name="ce3" table:formula="of:=DEC2HEX(ROUND(IF([.$B128]/[.P$3]&lt;127;127-[.$B128]/[.P$3];0) ;0) ;2)" office:value-type="string" office:string-value="75">
            <text:p>75</text:p>
          </table:table-cell>
          <table:table-cell table:style-name="ce3" table:formula="of:=DEC2HEX(ROUND(IF([.$B128]/[.Q$3]&lt;127;127-[.$B128]/[.Q$3];0) ;0) ;2)" office:value-type="string" office:string-value="70">
            <text:p>70</text:p>
          </table:table-cell>
          <table:table-cell table:style-name="ce3" table:formula="of:=DEC2HEX(ROUND(IF([.$B128]/[.R$3]&lt;127;127-[.$B128]/[.R$3];0) ;0) ;2)" office:value-type="string" office:string-value="60">
            <text:p>60</text:p>
          </table:table-cell>
          <table:table-cell table:style-name="ce3" table:formula="of:=DEC2HEX(ROUND(IF([.$B128]/[.S$3]&lt;127;[.$B128]/[.S$3];127) ;0) ;2)" office:value-type="float" office:value="0">
            <text:p>#ДЕЛ/0!</text:p>
          </table:table-cell>
          <table:table-cell table:style-name="ce3" table:formula="of:=DEC2HEX(ROUND(IF([.$B128]/[.T$3]&lt;127;[.$B128]/[.T$3];127) ;0) ;2)" office:value-type="string" office:string-value="FFFFFFFFE1">
            <text:p>FFFFFFFFE1</text:p>
          </table:table-cell>
          <table:table-cell table:style-name="ce3" table:formula="of:=DEC2HEX(ROUND(IF([.$B128]/[.U$3]&lt;127;[.$B128]/[.U$3];127) ;0) ;2)" office:value-type="string" office:string-value="FFFFFFFFF1">
            <text:p>FFFFFFFFF1</text:p>
          </table:table-cell>
          <table:table-cell table:style-name="ce3" table:formula="of:=DEC2HEX(ROUND(IF([.$B128]/[.V$3]&lt;127;[.$B128]/[.V$3];127) ;0) ;2)" office:value-type="string" office:string-value="FFFFFFFFF6">
            <text:p>FFFFFFFFF6</text:p>
          </table:table-cell>
          <table:table-cell table:style-name="ce3" table:formula="of:=DEC2HEX(ROUND(IF([.$B128]/[.W$3]&lt;127;[.$B128]/[.W$3];127) ;0) ;2)" office:value-type="string" office:string-value="FFFFFFFFF8">
            <text:p>FFFFFFFFF8</text:p>
          </table:table-cell>
          <table:table-cell table:style-name="ce3" table:formula="of:=DEC2HEX(ROUND(IF([.$B128]/[.X$3]&lt;127;[.$B128]/[.X$3];127) ;0) ;2)" office:value-type="string" office:string-value="FFFFFFFFFA">
            <text:p>FFFFFFFFFA</text:p>
          </table:table-cell>
          <table:table-cell table:style-name="ce3" table:formula="of:=DEC2HEX(ROUND(IF([.$B128]/[.Y$3]&lt;127;[.$B128]/[.Y$3];127) ;0) ;2)" office:value-type="string" office:string-value="FFFFFFFFFB">
            <text:p>FFFFFFFFFB</text:p>
          </table:table-cell>
          <table:table-cell table:style-name="ce3" table:formula="of:=DEC2HEX(ROUND(IF([.$B128]/[.Z$3]&lt;127;[.$B128]/[.Z$3];127) ;0) ;2)" office:value-type="string" office:string-value="FFFFFFFFFB">
            <text:p>FFFFFFFFFB</text:p>
          </table:table-cell>
          <table:table-cell table:style-name="ce3" table:formula="of:=DEC2HEX(ROUND(IF([.$B128]/[.AA$3]&lt;127;[.$B128]/[.AA$3];127) ;0) ;2)" office:value-type="string" office:string-value="FFFFFFFFFC">
            <text:p>FFFFFFFFFC</text:p>
          </table:table-cell>
          <table:table-cell table:style-name="ce3" table:formula="of:=DEC2HEX(ROUND(IF([.$B128]/[.AB$3]&lt;127;[.$B128]/[.AB$3];127) ;0) ;2)" office:value-type="string" office:string-value="FFFFFFFFFC">
            <text:p>FFFFFFFFFC</text:p>
          </table:table-cell>
          <table:table-cell table:style-name="ce3" table:formula="of:=DEC2HEX(ROUND(IF([.$B128]/[.AC$3]&lt;127;[.$B128]/[.AC$3];127) ;0) ;2)" office:value-type="string" office:string-value="FFFFFFFFFC">
            <text:p>FFFFFFFFFC</text:p>
          </table:table-cell>
          <table:table-cell table:style-name="ce3" table:formula="of:=DEC2HEX(ROUND(IF([.$B128]/[.AD$3]&lt;127;[.$B128]/[.AD$3];127) ;0) ;2)" office:value-type="string" office:string-value="FFFFFFFFFD">
            <text:p>FFFFFFFFFD</text:p>
          </table:table-cell>
          <table:table-cell table:style-name="ce3" table:formula="of:=DEC2HEX(ROUND(IF([.$B128]/[.AE$3]&lt;127;[.$B128]/[.AE$3];127) ;0) ;2)" office:value-type="string" office:string-value="FFFFFFFFFD">
            <text:p>FFFFFFFFFD</text:p>
          </table:table-cell>
          <table:table-cell table:style-name="ce3" table:formula="of:=DEC2HEX(ROUND(IF([.$B128]/[.AF$3]&lt;127;[.$B128]/[.AF$3];127) ;0) ;2)" office:value-type="string" office:string-value="FFFFFFFFFD">
            <text:p>FFFFFFFFFD</text:p>
          </table:table-cell>
          <table:table-cell table:style-name="ce3" table:formula="of:=DEC2HEX(ROUND(IF([.$B128]/[.AG$3]&lt;127;[.$B128]/[.AG$3];127) ;0) ;2)" office:value-type="string" office:string-value="FFFFFFFFFD">
            <text:p>FFFFFFFFFD</text:p>
          </table:table-cell>
          <table:table-cell table:style-name="ce3" table:formula="of:=DEC2HEX(ROUND(IF([.$B128]/[.AH$3]&lt;127;[.$B128]/[.AH$3];127) ;0) ;2)" office:value-type="string" office:string-value="FFFFFFFFFD">
            <text:p>FFFFFFFFFD</text:p>
          </table:table-cell>
          <table:table-cell table:style-name="ce3" table:formula="of:=DEC2HEX(ROUND(IF([.$B128]/COS([.AI$2]*0.0174533)&lt;255;[.$B128]/COS([.AI$2]*0.0174533);255);0)  ;2)" office:value-type="string" office:string-value="FFFFFFFFFD">
            <text:p>FFFFFFFFFD</text:p>
          </table:table-cell>
          <table:table-cell table:style-name="ce3" table:formula="of:=DEC2HEX(ROUND(IF([.$B128]/COS([.AJ$2]*0.0174533)&lt;255;[.$B128]/COS([.AJ$2]*0.0174533);255);0)  ;2)" office:value-type="string" office:string-value="FFFFFFFFFD">
            <text:p>FFFFFFFFFD</text:p>
          </table:table-cell>
          <table:table-cell table:style-name="ce3" table:formula="of:=DEC2HEX(ROUND(IF([.$B128]/COS([.AK$2]*0.0174533)&lt;255;[.$B128]/COS([.AK$2]*0.0174533);255);0)  ;2)" office:value-type="string" office:string-value="FFFFFFFFFD">
            <text:p>FFFFFFFFFD</text:p>
          </table:table-cell>
          <table:table-cell table:style-name="ce3" table:formula="of:=DEC2HEX(ROUND(IF([.$B128]/COS([.AL$2]*0.0174533)&lt;255;[.$B128]/COS([.AL$2]*0.0174533);255);0)  ;2)" office:value-type="string" office:string-value="FFFFFFFFFD">
            <text:p>FFFFFFFFFD</text:p>
          </table:table-cell>
          <table:table-cell table:style-name="ce3" table:formula="of:=DEC2HEX(ROUND(IF([.$B128]/COS([.AM$2]*0.0174533)&lt;255;[.$B128]/COS([.AM$2]*0.0174533);255);0)  ;2)" office:value-type="string" office:string-value="FFFFFFFFFD">
            <text:p>FFFFFFFFFD</text:p>
          </table:table-cell>
          <table:table-cell table:style-name="ce3" table:formula="of:=DEC2HEX(ROUND(IF([.$B128]/COS([.AN$2]*0.0174533)&lt;255;[.$B128]/COS([.AN$2]*0.0174533);255);0)  ;2)" office:value-type="string" office:string-value="FFFFFFFFFD">
            <text:p>FFFFFFFFFD</text:p>
          </table:table-cell>
          <table:table-cell table:style-name="ce3" table:formula="of:=DEC2HEX(ROUND(IF([.$B128]/COS([.AO$2]*0.0174533)&lt;255;[.$B128]/COS([.AO$2]*0.0174533);255);0)  ;2)" office:value-type="string" office:string-value="FFFFFFFFFC">
            <text:p>FFFFFFFFFC</text:p>
          </table:table-cell>
          <table:table-cell table:style-name="ce3" table:formula="of:=DEC2HEX(ROUND(IF([.$B128]/COS([.AP$2]*0.0174533)&lt;255;[.$B128]/COS([.AP$2]*0.0174533);255);0)  ;2)" office:value-type="string" office:string-value="FFFFFFFFFC">
            <text:p>FFFFFFFFFC</text:p>
          </table:table-cell>
          <table:table-cell table:style-name="ce3" table:formula="of:=DEC2HEX(ROUND(IF([.$B128]/COS([.AQ$2]*0.0174533)&lt;255;[.$B128]/COS([.AQ$2]*0.0174533);255);0)  ;2)" office:value-type="string" office:string-value="FFFFFFFFFC">
            <text:p>FFFFFFFFFC</text:p>
          </table:table-cell>
          <table:table-cell table:style-name="ce3" table:formula="of:=DEC2HEX(ROUND(IF([.$B128]/COS([.AR$2]*0.0174533)&lt;255;[.$B128]/COS([.AR$2]*0.0174533);255);0)  ;2)" office:value-type="string" office:string-value="FFFFFFFFFB">
            <text:p>FFFFFFFFFB</text:p>
          </table:table-cell>
          <table:table-cell table:style-name="ce3" table:formula="of:=DEC2HEX(ROUND(IF([.$B128]/COS([.AS$2]*0.0174533)&lt;255;[.$B128]/COS([.AS$2]*0.0174533);255);0)  ;2)" office:value-type="string" office:string-value="FFFFFFFFFB">
            <text:p>FFFFFFFFFB</text:p>
          </table:table-cell>
          <table:table-cell table:style-name="ce3" table:formula="of:=DEC2HEX(ROUND(IF([.$B128]/COS([.AT$2]*0.0174533)&lt;255;[.$B128]/COS([.AT$2]*0.0174533);255);0)  ;2)" office:value-type="string" office:string-value="FFFFFFFFFA">
            <text:p>FFFFFFFFFA</text:p>
          </table:table-cell>
          <table:table-cell table:style-name="ce3" table:formula="of:=DEC2HEX(ROUND(IF([.$B128]/COS([.AU$2]*0.0174533)&lt;255;[.$B128]/COS([.AU$2]*0.0174533);255);0)  ;2)" office:value-type="string" office:string-value="FFFFFFFFF8">
            <text:p>FFFFFFFFF8</text:p>
          </table:table-cell>
          <table:table-cell table:style-name="ce3" table:formula="of:=DEC2HEX(ROUND(IF([.$B128]/COS([.AV$2]*0.0174533)&lt;255;[.$B128]/COS([.AV$2]*0.0174533);255);0)  ;2)" office:value-type="string" office:string-value="FFFFFFFFF6">
            <text:p>FFFFFFFFF6</text:p>
          </table:table-cell>
          <table:table-cell table:style-name="ce3" table:formula="of:=DEC2HEX(ROUND(IF([.$B128]/COS([.AW$2]*0.0174533)&lt;255;[.$B128]/COS([.AW$2]*0.0174533);255);0)  ;2)" office:value-type="string" office:string-value="FFFFFFFFF1">
            <text:p>FFFFFFFFF1</text:p>
          </table:table-cell>
          <table:table-cell table:style-name="ce3" table:formula="of:=DEC2HEX(ROUND(IF([.$B128]/COS([.AX$2]*0.0174533)&lt;255;[.$B128]/COS([.AX$2]*0.0174533);255);0)  ;2)" office:value-type="string" office:string-value="FFFFFFFFE1">
            <text:p>FFFFFFFFE1</text:p>
          </table:table-cell>
          <table:table-cell table:style-name="ce3" table:formula="of:=DEC2HEX(ROUND(IF([.$B128]/COS([.AY$2]*0.0174533)&lt;255;[.$B128]/COS([.AY$2]*0.0174533);255);0)  ;2)" office:value-type="string" office:string-value="FF">
            <text:p>FF</text:p>
          </table:table-cell>
          <table:table-cell table:style-name="ce3" table:formula="of:=DEC2HEX(ROUND(IF([.$B128]/COS([.AZ$2]*0.0174533)&lt;255;[.$B128]/COS([.AZ$2]*0.0174533);255);0)  ;2)" office:value-type="string" office:string-value="1F">
            <text:p>1F</text:p>
          </table:table-cell>
          <table:table-cell table:style-name="ce3" table:formula="of:=DEC2HEX(ROUND(IF([.$B128]/COS([.BA$2]*0.0174533)&lt;255;[.$B128]/COS([.BA$2]*0.0174533);255);0)  ;2)" office:value-type="string" office:string-value="0F">
            <text:p>0F</text:p>
          </table:table-cell>
          <table:table-cell table:style-name="ce3" table:formula="of:=DEC2HEX(ROUND(IF([.$B128]/COS([.BB$2]*0.0174533)&lt;255;[.$B128]/COS([.BB$2]*0.0174533);255);0)  ;2)" office:value-type="string" office:string-value="0A">
            <text:p>0A</text:p>
          </table:table-cell>
          <table:table-cell table:style-name="ce3" table:formula="of:=DEC2HEX(ROUND(IF([.$B128]/COS([.BC$2]*0.0174533)&lt;255;[.$B128]/COS([.BC$2]*0.0174533);255);0)  ;2)" office:value-type="string" office:string-value="08">
            <text:p>08</text:p>
          </table:table-cell>
          <table:table-cell table:style-name="ce3" table:formula="of:=DEC2HEX(ROUND(IF([.$B128]/COS([.BD$2]*0.0174533)&lt;255;[.$B128]/COS([.BD$2]*0.0174533);255);0)  ;2)" office:value-type="string" office:string-value="06">
            <text:p>06</text:p>
          </table:table-cell>
          <table:table-cell table:style-name="ce3" table:formula="of:=DEC2HEX(ROUND(IF([.$B128]/COS([.BE$2]*0.0174533)&lt;255;[.$B128]/COS([.BE$2]*0.0174533);255);0)  ;2)" office:value-type="string" office:string-value="05">
            <text:p>05</text:p>
          </table:table-cell>
          <table:table-cell table:style-name="ce3" table:formula="of:=DEC2HEX(ROUND(IF([.$B128]/COS([.BF$2]*0.0174533)&lt;255;[.$B128]/COS([.BF$2]*0.0174533);255);0)  ;2)" office:value-type="string" office:string-value="05">
            <text:p>05</text:p>
          </table:table-cell>
          <table:table-cell table:style-name="ce3" table:formula="of:=DEC2HEX(ROUND(IF([.$B128]/COS([.BG$2]*0.0174533)&lt;255;[.$B128]/COS([.BG$2]*0.0174533);255);0)  ;2)" office:value-type="string" office:string-value="04">
            <text:p>04</text:p>
          </table:table-cell>
          <table:table-cell table:style-name="ce3" table:formula="of:=DEC2HEX(ROUND(IF([.$B128]/COS([.BH$2]*0.0174533)&lt;255;[.$B128]/COS([.BH$2]*0.0174533);255);0)  ;2)" office:value-type="string" office:string-value="04">
            <text:p>04</text:p>
          </table:table-cell>
          <table:table-cell table:style-name="ce3" table:formula="of:=DEC2HEX(ROUND(IF([.$B128]/COS([.BI$2]*0.0174533)&lt;255;[.$B128]/COS([.BI$2]*0.0174533);255);0)  ;2)" office:value-type="string" office:string-value="04">
            <text:p>04</text:p>
          </table:table-cell>
          <table:table-cell table:style-name="ce3" table:formula="of:=DEC2HEX(ROUND(IF([.$B128]/COS([.BJ$2]*0.0174533)&lt;255;[.$B128]/COS([.BJ$2]*0.0174533);255);0)  ;2)" office:value-type="string" office:string-value="03">
            <text:p>03</text:p>
          </table:table-cell>
          <table:table-cell table:style-name="ce3" table:formula="of:=DEC2HEX(ROUND(IF([.$B128]/COS([.BK$2]*0.0174533)&lt;255;[.$B128]/COS([.BK$2]*0.0174533);255);0)  ;2)" office:value-type="string" office:string-value="03">
            <text:p>03</text:p>
          </table:table-cell>
          <table:table-cell table:style-name="ce3" table:formula="of:=DEC2HEX(ROUND(IF([.$B128]/COS([.BL$2]*0.0174533)&lt;255;[.$B128]/COS([.BL$2]*0.0174533);255);0)  ;2)" office:value-type="string" office:string-value="03">
            <text:p>03</text:p>
          </table:table-cell>
          <table:table-cell table:style-name="ce3" table:formula="of:=DEC2HEX(ROUND(IF([.$B128]/COS([.BM$2]*0.0174533)&lt;255;[.$B128]/COS([.BM$2]*0.0174533);255);0)  ;2)" office:value-type="string" office:string-value="03">
            <text:p>03</text:p>
          </table:table-cell>
          <table:table-cell table:style-name="ce3" table:formula="of:=DEC2HEX(ROUND(IF([.$B128]/COS([.BN$2]*0.0174533)&lt;255;[.$B128]/COS([.BN$2]*0.0174533);255);0)  ;2)" office:value-type="string" office:string-value="03">
            <text:p>03</text:p>
          </table:table-cell>
          <table:table-cell table:style-name="ce3" table:formula="of:=DEC2HEX(ROUND(IF([.$B128]/COS([.BO$2]*0.0174533)&lt;255;[.$B128]/COS([.BO$2]*0.0174533);255);0)  ;2)" office:value-type="string" office:string-value="03">
            <text:p>03</text:p>
          </table:table-cell>
          <table:table-cell table:style-name="ce3" table:formula="of:=DEC2HEX(ROUND(IF([.$B128]/COS([.BP$2]*0.0174533)&lt;255;[.$B128]/COS([.BP$2]*0.0174533);255);0)  ;2)" office:value-type="string" office:string-value="03">
            <text:p>03</text:p>
          </table:table-cell>
          <table:table-cell table:style-name="ce3" table:formula="of:=DEC2HEX(ROUND(IF([.$B128]/COS([.BQ$2]*0.0174533)&lt;255;[.$B128]/COS([.BQ$2]*0.0174533);255);0)  ;2)" office:value-type="string" office:string-value="03">
            <text:p>03</text:p>
          </table:table-cell>
          <table:table-cell table:style-name="ce3" table:formula="of:=DEC2HEX(ROUND(IF([.$B128]/COS([.BR$2]*0.0174533)&lt;255;[.$B128]/COS([.BR$2]*0.0174533);255);0)  ;2)" office:value-type="string" office:string-value="03">
            <text:p>03</text:p>
          </table:table-cell>
          <table:table-cell table:style-name="ce3" table:formula="of:=DEC2HEX(ROUND(IF([.$B128]/COS([.BS$2]*0.0174533)&lt;255;[.$B128]/COS([.BS$2]*0.0174533);255);0)  ;2)" office:value-type="string" office:string-value="03">
            <text:p>03</text:p>
          </table:table-cell>
          <table:table-cell table:style-name="ce3" table:formula="of:=DEC2HEX(ROUND(IF([.$B128]/COS([.BT$2]*0.0174533)&lt;255;[.$B128]/COS([.BT$2]*0.0174533);255);0)  ;2)" office:value-type="string" office:string-value="03">
            <text:p>03</text:p>
          </table:table-cell>
          <table:table-cell table:style-name="ce3" table:formula="of:=DEC2HEX(ROUND(IF([.$B128]/COS([.BU$2]*0.0174533)&lt;255;[.$B128]/COS([.BU$2]*0.0174533);255);0)  ;2)" office:value-type="string" office:string-value="04">
            <text:p>04</text:p>
          </table:table-cell>
          <table:table-cell table:style-name="ce3" table:formula="of:=DEC2HEX(ROUND(IF([.$B128]/COS([.BV$2]*0.0174533)&lt;255;[.$B128]/COS([.BV$2]*0.0174533);255);0)  ;2)" office:value-type="string" office:string-value="04">
            <text:p>04</text:p>
          </table:table-cell>
          <table:table-cell table:style-name="ce3" table:formula="of:=DEC2HEX(ROUND(IF([.$B128]/COS([.BW$2]*0.0174533)&lt;255;[.$B128]/COS([.BW$2]*0.0174533);255);0)  ;2)" office:value-type="string" office:string-value="04">
            <text:p>04</text:p>
          </table:table-cell>
          <table:table-cell table:style-name="ce3" table:formula="of:=DEC2HEX(ROUND(IF([.$B128]/COS([.BX$2]*0.0174533)&lt;255;[.$B128]/COS([.BX$2]*0.0174533);255);0)  ;2)" office:value-type="string" office:string-value="05">
            <text:p>05</text:p>
          </table:table-cell>
          <table:table-cell table:style-name="ce3" table:formula="of:=DEC2HEX(ROUND(IF([.$B128]/COS([.BY$2]*0.0174533)&lt;255;[.$B128]/COS([.BY$2]*0.0174533);255);0)  ;2)" office:value-type="string" office:string-value="05">
            <text:p>05</text:p>
          </table:table-cell>
          <table:table-cell table:style-name="ce3" table:formula="of:=DEC2HEX(ROUND(IF([.$B128]/COS([.BZ$2]*0.0174533)&lt;255;[.$B128]/COS([.BZ$2]*0.0174533);255);0)  ;2)" office:value-type="string" office:string-value="06">
            <text:p>06</text:p>
          </table:table-cell>
          <table:table-cell table:style-name="ce3" table:formula="of:=DEC2HEX(ROUND(IF([.$B128]/COS([.CA$2]*0.0174533)&lt;255;[.$B128]/COS([.CA$2]*0.0174533);255);0)  ;2)" office:value-type="string" office:string-value="08">
            <text:p>08</text:p>
          </table:table-cell>
          <table:table-cell table:style-name="ce3" table:formula="of:=DEC2HEX(ROUND(IF([.$B128]/COS([.CB$2]*0.0174533)&lt;255;[.$B128]/COS([.CB$2]*0.0174533);255);0)  ;2)" office:value-type="string" office:string-value="0A">
            <text:p>0A</text:p>
          </table:table-cell>
          <table:table-cell table:style-name="ce3" table:formula="of:=DEC2HEX(ROUND(IF([.$B128]/COS([.CC$2]*0.0174533)&lt;255;[.$B128]/COS([.CC$2]*0.0174533);255);0)  ;2)" office:value-type="string" office:string-value="0F">
            <text:p>0F</text:p>
          </table:table-cell>
          <table:table-cell table:number-columns-repeated="943"/>
        </table:table-row>
        <table:table-row table:style-name="ro1">
          <table:table-cell table:formula="of:=[.A128]+1" office:value-type="float" office:value="125">
            <text:p>125</text:p>
          </table:table-cell>
          <table:table-cell table:style-name="ce2" table:formula="of:=[.B128]-1" office:value-type="float" office:value="2">
            <text:p>2</text:p>
          </table:table-cell>
          <table:table-cell table:formula="of:=DEC2HEX(ROUND(IF([.$B129]/[.C$3]&lt;127;127-[.$B129]/[.C$3];0) ;0) ;2)" office:value-type="string" office:string-value="7D">
            <text:p>7D</text:p>
          </table:table-cell>
          <table:table-cell table:formula="of:=DEC2HEX(ROUND(IF([.$B129]/[.D$3]&lt;127;127-[.$B129]/[.D$3];0) ;0) ;2)" office:value-type="string" office:string-value="7D">
            <text:p>7D</text:p>
          </table:table-cell>
          <table:table-cell table:formula="of:=DEC2HEX(ROUND(IF([.$B129]/[.E$3]&lt;127;127-[.$B129]/[.E$3];0) ;0) ;2)" office:value-type="string" office:string-value="7D">
            <text:p>7D</text:p>
          </table:table-cell>
          <table:table-cell table:formula="of:=DEC2HEX(ROUND(IF([.$B129]/[.F$3]&lt;127;127-[.$B129]/[.F$3];0) ;0) ;2)" office:value-type="string" office:string-value="7D">
            <text:p>7D</text:p>
          </table:table-cell>
          <table:table-cell table:formula="of:=DEC2HEX(ROUND(IF([.$B129]/[.G$3]&lt;127;127-[.$B129]/[.G$3];0) ;0) ;2)" office:value-type="string" office:string-value="7D">
            <text:p>7D</text:p>
          </table:table-cell>
          <table:table-cell table:formula="of:=DEC2HEX(ROUND(IF([.$B129]/[.H$3]&lt;127;127-[.$B129]/[.H$3];0) ;0) ;2)" office:value-type="string" office:string-value="7D">
            <text:p>7D</text:p>
          </table:table-cell>
          <table:table-cell table:formula="of:=DEC2HEX(ROUND(IF([.$B129]/[.I$3]&lt;127;127-[.$B129]/[.I$3];0) ;0) ;2)" office:value-type="string" office:string-value="7D">
            <text:p>7D</text:p>
          </table:table-cell>
          <table:table-cell table:formula="of:=DEC2HEX(ROUND(IF([.$B129]/[.J$3]&lt;127;127-[.$B129]/[.J$3];0) ;0) ;2)" office:value-type="string" office:string-value="7C">
            <text:p>7C</text:p>
          </table:table-cell>
          <table:table-cell table:formula="of:=DEC2HEX(ROUND(IF([.$B129]/[.K$3]&lt;127;127-[.$B129]/[.K$3];0) ;0) ;2)" office:value-type="string" office:string-value="7C">
            <text:p>7C</text:p>
          </table:table-cell>
          <table:table-cell table:formula="of:=DEC2HEX(ROUND(IF([.$B129]/[.L$3]&lt;127;127-[.$B129]/[.L$3];0) ;0) ;2)" office:value-type="string" office:string-value="7C">
            <text:p>7C</text:p>
          </table:table-cell>
          <table:table-cell table:style-name="ce3" table:formula="of:=DEC2HEX(ROUND(IF([.$B129]/[.M$3]&lt;127;127-[.$B129]/[.M$3];0) ;0) ;2)" office:value-type="string" office:string-value="7B">
            <text:p>7B</text:p>
          </table:table-cell>
          <table:table-cell table:style-name="ce3" table:formula="of:=DEC2HEX(ROUND(IF([.$B129]/[.N$3]&lt;127;127-[.$B129]/[.N$3];0) ;0) ;2)" office:value-type="string" office:string-value="7B">
            <text:p>7B</text:p>
          </table:table-cell>
          <table:table-cell table:style-name="ce3" table:formula="of:=DEC2HEX(ROUND(IF([.$B129]/[.O$3]&lt;127;127-[.$B129]/[.O$3];0) ;0) ;2)" office:value-type="string" office:string-value="7A">
            <text:p>7A</text:p>
          </table:table-cell>
          <table:table-cell table:style-name="ce3" table:formula="of:=DEC2HEX(ROUND(IF([.$B129]/[.P$3]&lt;127;127-[.$B129]/[.P$3];0) ;0) ;2)" office:value-type="string" office:string-value="78">
            <text:p>78</text:p>
          </table:table-cell>
          <table:table-cell table:style-name="ce3" table:formula="of:=DEC2HEX(ROUND(IF([.$B129]/[.Q$3]&lt;127;127-[.$B129]/[.Q$3];0) ;0) ;2)" office:value-type="string" office:string-value="75">
            <text:p>75</text:p>
          </table:table-cell>
          <table:table-cell table:style-name="ce3" table:formula="of:=DEC2HEX(ROUND(IF([.$B129]/[.R$3]&lt;127;127-[.$B129]/[.R$3];0) ;0) ;2)" office:value-type="string" office:string-value="6B">
            <text:p>6B</text:p>
          </table:table-cell>
          <table:table-cell table:style-name="ce3" table:formula="of:=DEC2HEX(ROUND(IF([.$B129]/[.S$3]&lt;127;[.$B129]/[.S$3];127) ;0) ;2)" office:value-type="float" office:value="0">
            <text:p>#ДЕЛ/0!</text:p>
          </table:table-cell>
          <table:table-cell table:style-name="ce3" table:formula="of:=DEC2HEX(ROUND(IF([.$B129]/[.T$3]&lt;127;[.$B129]/[.T$3];127) ;0) ;2)" office:value-type="string" office:string-value="FFFFFFFFEC">
            <text:p>FFFFFFFFEC</text:p>
          </table:table-cell>
          <table:table-cell table:style-name="ce3" table:formula="of:=DEC2HEX(ROUND(IF([.$B129]/[.U$3]&lt;127;[.$B129]/[.U$3];127) ;0) ;2)" office:value-type="string" office:string-value="FFFFFFFFF6">
            <text:p>FFFFFFFFF6</text:p>
          </table:table-cell>
          <table:table-cell table:style-name="ce3" table:formula="of:=DEC2HEX(ROUND(IF([.$B129]/[.V$3]&lt;127;[.$B129]/[.V$3];127) ;0) ;2)" office:value-type="string" office:string-value="FFFFFFFFF9">
            <text:p>FFFFFFFFF9</text:p>
          </table:table-cell>
          <table:table-cell table:style-name="ce3" table:formula="of:=DEC2HEX(ROUND(IF([.$B129]/[.W$3]&lt;127;[.$B129]/[.W$3];127) ;0) ;2)" office:value-type="string" office:string-value="FFFFFFFFFB">
            <text:p>FFFFFFFFFB</text:p>
          </table:table-cell>
          <table:table-cell table:style-name="ce3" table:formula="of:=DEC2HEX(ROUND(IF([.$B129]/[.X$3]&lt;127;[.$B129]/[.X$3];127) ;0) ;2)" office:value-type="string" office:string-value="FFFFFFFFFC">
            <text:p>FFFFFFFFFC</text:p>
          </table:table-cell>
          <table:table-cell table:style-name="ce3" table:formula="of:=DEC2HEX(ROUND(IF([.$B129]/[.Y$3]&lt;127;[.$B129]/[.Y$3];127) ;0) ;2)" office:value-type="string" office:string-value="FFFFFFFFFC">
            <text:p>FFFFFFFFFC</text:p>
          </table:table-cell>
          <table:table-cell table:style-name="ce3" table:formula="of:=DEC2HEX(ROUND(IF([.$B129]/[.Z$3]&lt;127;[.$B129]/[.Z$3];127) ;0) ;2)" office:value-type="string" office:string-value="FFFFFFFFFD">
            <text:p>FFFFFFFFFD</text:p>
          </table:table-cell>
          <table:table-cell table:style-name="ce3" table:formula="of:=DEC2HEX(ROUND(IF([.$B129]/[.AA$3]&lt;127;[.$B129]/[.AA$3];127) ;0) ;2)" office:value-type="string" office:string-value="FFFFFFFFFD">
            <text:p>FFFFFFFFFD</text:p>
          </table:table-cell>
          <table:table-cell table:style-name="ce3" table:formula="of:=DEC2HEX(ROUND(IF([.$B129]/[.AB$3]&lt;127;[.$B129]/[.AB$3];127) ;0) ;2)" office:value-type="string" office:string-value="FFFFFFFFFD">
            <text:p>FFFFFFFFFD</text:p>
          </table:table-cell>
          <table:table-cell table:style-name="ce3" table:formula="of:=DEC2HEX(ROUND(IF([.$B129]/[.AC$3]&lt;127;[.$B129]/[.AC$3];127) ;0) ;2)" office:value-type="string" office:string-value="FFFFFFFFFE">
            <text:p>FFFFFFFFFE</text:p>
          </table:table-cell>
          <table:table-cell table:style-name="ce3" table:formula="of:=DEC2HEX(ROUND(IF([.$B129]/[.AD$3]&lt;127;[.$B129]/[.AD$3];127) ;0) ;2)" office:value-type="string" office:string-value="FFFFFFFFFE">
            <text:p>FFFFFFFFFE</text:p>
          </table:table-cell>
          <table:table-cell table:style-name="ce3" table:formula="of:=DEC2HEX(ROUND(IF([.$B129]/[.AE$3]&lt;127;[.$B129]/[.AE$3];127) ;0) ;2)" office:value-type="string" office:string-value="FFFFFFFFFE">
            <text:p>FFFFFFFFFE</text:p>
          </table:table-cell>
          <table:table-cell table:style-name="ce3" table:formula="of:=DEC2HEX(ROUND(IF([.$B129]/[.AF$3]&lt;127;[.$B129]/[.AF$3];127) ;0) ;2)" office:value-type="string" office:string-value="FFFFFFFFFE">
            <text:p>FFFFFFFFFE</text:p>
          </table:table-cell>
          <table:table-cell table:style-name="ce3" table:formula="of:=DEC2HEX(ROUND(IF([.$B129]/[.AG$3]&lt;127;[.$B129]/[.AG$3];127) ;0) ;2)" office:value-type="string" office:string-value="FFFFFFFFFE">
            <text:p>FFFFFFFFFE</text:p>
          </table:table-cell>
          <table:table-cell table:style-name="ce3" table:formula="of:=DEC2HEX(ROUND(IF([.$B129]/[.AH$3]&lt;127;[.$B129]/[.AH$3];127) ;0) ;2)" office:value-type="string" office:string-value="FFFFFFFFFE">
            <text:p>FFFFFFFFFE</text:p>
          </table:table-cell>
          <table:table-cell table:style-name="ce3" table:formula="of:=DEC2HEX(ROUND(IF([.$B129]/COS([.AI$2]*0.0174533)&lt;255;[.$B129]/COS([.AI$2]*0.0174533);255);0)  ;2)" office:value-type="string" office:string-value="FFFFFFFFFE">
            <text:p>FFFFFFFFFE</text:p>
          </table:table-cell>
          <table:table-cell table:style-name="ce3" table:formula="of:=DEC2HEX(ROUND(IF([.$B129]/COS([.AJ$2]*0.0174533)&lt;255;[.$B129]/COS([.AJ$2]*0.0174533);255);0)  ;2)" office:value-type="string" office:string-value="FFFFFFFFFE">
            <text:p>FFFFFFFFFE</text:p>
          </table:table-cell>
          <table:table-cell table:style-name="ce3" table:formula="of:=DEC2HEX(ROUND(IF([.$B129]/COS([.AK$2]*0.0174533)&lt;255;[.$B129]/COS([.AK$2]*0.0174533);255);0)  ;2)" office:value-type="string" office:string-value="FFFFFFFFFE">
            <text:p>FFFFFFFFFE</text:p>
          </table:table-cell>
          <table:table-cell table:style-name="ce3" table:formula="of:=DEC2HEX(ROUND(IF([.$B129]/COS([.AL$2]*0.0174533)&lt;255;[.$B129]/COS([.AL$2]*0.0174533);255);0)  ;2)" office:value-type="string" office:string-value="FFFFFFFFFE">
            <text:p>FFFFFFFFFE</text:p>
          </table:table-cell>
          <table:table-cell table:style-name="ce3" table:formula="of:=DEC2HEX(ROUND(IF([.$B129]/COS([.AM$2]*0.0174533)&lt;255;[.$B129]/COS([.AM$2]*0.0174533);255);0)  ;2)" office:value-type="string" office:string-value="FFFFFFFFFE">
            <text:p>FFFFFFFFFE</text:p>
          </table:table-cell>
          <table:table-cell table:style-name="ce3" table:formula="of:=DEC2HEX(ROUND(IF([.$B129]/COS([.AN$2]*0.0174533)&lt;255;[.$B129]/COS([.AN$2]*0.0174533);255);0)  ;2)" office:value-type="string" office:string-value="FFFFFFFFFE">
            <text:p>FFFFFFFFFE</text:p>
          </table:table-cell>
          <table:table-cell table:style-name="ce3" table:formula="of:=DEC2HEX(ROUND(IF([.$B129]/COS([.AO$2]*0.0174533)&lt;255;[.$B129]/COS([.AO$2]*0.0174533);255);0)  ;2)" office:value-type="string" office:string-value="FFFFFFFFFE">
            <text:p>FFFFFFFFFE</text:p>
          </table:table-cell>
          <table:table-cell table:style-name="ce3" table:formula="of:=DEC2HEX(ROUND(IF([.$B129]/COS([.AP$2]*0.0174533)&lt;255;[.$B129]/COS([.AP$2]*0.0174533);255);0)  ;2)" office:value-type="string" office:string-value="FFFFFFFFFD">
            <text:p>FFFFFFFFFD</text:p>
          </table:table-cell>
          <table:table-cell table:style-name="ce3" table:formula="of:=DEC2HEX(ROUND(IF([.$B129]/COS([.AQ$2]*0.0174533)&lt;255;[.$B129]/COS([.AQ$2]*0.0174533);255);0)  ;2)" office:value-type="string" office:string-value="FFFFFFFFFD">
            <text:p>FFFFFFFFFD</text:p>
          </table:table-cell>
          <table:table-cell table:style-name="ce3" table:formula="of:=DEC2HEX(ROUND(IF([.$B129]/COS([.AR$2]*0.0174533)&lt;255;[.$B129]/COS([.AR$2]*0.0174533);255);0)  ;2)" office:value-type="string" office:string-value="FFFFFFFFFD">
            <text:p>FFFFFFFFFD</text:p>
          </table:table-cell>
          <table:table-cell table:style-name="ce3" table:formula="of:=DEC2HEX(ROUND(IF([.$B129]/COS([.AS$2]*0.0174533)&lt;255;[.$B129]/COS([.AS$2]*0.0174533);255);0)  ;2)" office:value-type="string" office:string-value="FFFFFFFFFC">
            <text:p>FFFFFFFFFC</text:p>
          </table:table-cell>
          <table:table-cell table:style-name="ce3" table:formula="of:=DEC2HEX(ROUND(IF([.$B129]/COS([.AT$2]*0.0174533)&lt;255;[.$B129]/COS([.AT$2]*0.0174533);255);0)  ;2)" office:value-type="string" office:string-value="FFFFFFFFFC">
            <text:p>FFFFFFFFFC</text:p>
          </table:table-cell>
          <table:table-cell table:style-name="ce3" table:formula="of:=DEC2HEX(ROUND(IF([.$B129]/COS([.AU$2]*0.0174533)&lt;255;[.$B129]/COS([.AU$2]*0.0174533);255);0)  ;2)" office:value-type="string" office:string-value="FFFFFFFFFB">
            <text:p>FFFFFFFFFB</text:p>
          </table:table-cell>
          <table:table-cell table:style-name="ce3" table:formula="of:=DEC2HEX(ROUND(IF([.$B129]/COS([.AV$2]*0.0174533)&lt;255;[.$B129]/COS([.AV$2]*0.0174533);255);0)  ;2)" office:value-type="string" office:string-value="FFFFFFFFF9">
            <text:p>FFFFFFFFF9</text:p>
          </table:table-cell>
          <table:table-cell table:style-name="ce3" table:formula="of:=DEC2HEX(ROUND(IF([.$B129]/COS([.AW$2]*0.0174533)&lt;255;[.$B129]/COS([.AW$2]*0.0174533);255);0)  ;2)" office:value-type="string" office:string-value="FFFFFFFFF6">
            <text:p>FFFFFFFFF6</text:p>
          </table:table-cell>
          <table:table-cell table:style-name="ce3" table:formula="of:=DEC2HEX(ROUND(IF([.$B129]/COS([.AX$2]*0.0174533)&lt;255;[.$B129]/COS([.AX$2]*0.0174533);255);0)  ;2)" office:value-type="string" office:string-value="FFFFFFFFEC">
            <text:p>FFFFFFFFEC</text:p>
          </table:table-cell>
          <table:table-cell table:style-name="ce3" table:formula="of:=DEC2HEX(ROUND(IF([.$B129]/COS([.AY$2]*0.0174533)&lt;255;[.$B129]/COS([.AY$2]*0.0174533);255);0)  ;2)" office:value-type="string" office:string-value="FF">
            <text:p>FF</text:p>
          </table:table-cell>
          <table:table-cell table:style-name="ce3" table:formula="of:=DEC2HEX(ROUND(IF([.$B129]/COS([.AZ$2]*0.0174533)&lt;255;[.$B129]/COS([.AZ$2]*0.0174533);255);0)  ;2)" office:value-type="string" office:string-value="14">
            <text:p>14</text:p>
          </table:table-cell>
          <table:table-cell table:style-name="ce3" table:formula="of:=DEC2HEX(ROUND(IF([.$B129]/COS([.BA$2]*0.0174533)&lt;255;[.$B129]/COS([.BA$2]*0.0174533);255);0)  ;2)" office:value-type="string" office:string-value="0A">
            <text:p>0A</text:p>
          </table:table-cell>
          <table:table-cell table:style-name="ce3" table:formula="of:=DEC2HEX(ROUND(IF([.$B129]/COS([.BB$2]*0.0174533)&lt;255;[.$B129]/COS([.BB$2]*0.0174533);255);0)  ;2)" office:value-type="string" office:string-value="07">
            <text:p>07</text:p>
          </table:table-cell>
          <table:table-cell table:style-name="ce3" table:formula="of:=DEC2HEX(ROUND(IF([.$B129]/COS([.BC$2]*0.0174533)&lt;255;[.$B129]/COS([.BC$2]*0.0174533);255);0)  ;2)" office:value-type="string" office:string-value="05">
            <text:p>05</text:p>
          </table:table-cell>
          <table:table-cell table:style-name="ce3" table:formula="of:=DEC2HEX(ROUND(IF([.$B129]/COS([.BD$2]*0.0174533)&lt;255;[.$B129]/COS([.BD$2]*0.0174533);255);0)  ;2)" office:value-type="string" office:string-value="04">
            <text:p>04</text:p>
          </table:table-cell>
          <table:table-cell table:style-name="ce3" table:formula="of:=DEC2HEX(ROUND(IF([.$B129]/COS([.BE$2]*0.0174533)&lt;255;[.$B129]/COS([.BE$2]*0.0174533);255);0)  ;2)" office:value-type="string" office:string-value="04">
            <text:p>04</text:p>
          </table:table-cell>
          <table:table-cell table:style-name="ce3" table:formula="of:=DEC2HEX(ROUND(IF([.$B129]/COS([.BF$2]*0.0174533)&lt;255;[.$B129]/COS([.BF$2]*0.0174533);255);0)  ;2)" office:value-type="string" office:string-value="03">
            <text:p>03</text:p>
          </table:table-cell>
          <table:table-cell table:style-name="ce3" table:formula="of:=DEC2HEX(ROUND(IF([.$B129]/COS([.BG$2]*0.0174533)&lt;255;[.$B129]/COS([.BG$2]*0.0174533);255);0)  ;2)" office:value-type="string" office:string-value="03">
            <text:p>03</text:p>
          </table:table-cell>
          <table:table-cell table:style-name="ce3" table:formula="of:=DEC2HEX(ROUND(IF([.$B129]/COS([.BH$2]*0.0174533)&lt;255;[.$B129]/COS([.BH$2]*0.0174533);255);0)  ;2)" office:value-type="string" office:string-value="03">
            <text:p>03</text:p>
          </table:table-cell>
          <table:table-cell table:style-name="ce3" table:formula="of:=DEC2HEX(ROUND(IF([.$B129]/COS([.BI$2]*0.0174533)&lt;255;[.$B129]/COS([.BI$2]*0.0174533);255);0)  ;2)" office:value-type="string" office:string-value="02">
            <text:p>02</text:p>
          </table:table-cell>
          <table:table-cell table:style-name="ce3" table:formula="of:=DEC2HEX(ROUND(IF([.$B129]/COS([.BJ$2]*0.0174533)&lt;255;[.$B129]/COS([.BJ$2]*0.0174533);255);0)  ;2)" office:value-type="string" office:string-value="02">
            <text:p>02</text:p>
          </table:table-cell>
          <table:table-cell table:style-name="ce3" table:formula="of:=DEC2HEX(ROUND(IF([.$B129]/COS([.BK$2]*0.0174533)&lt;255;[.$B129]/COS([.BK$2]*0.0174533);255);0)  ;2)" office:value-type="string" office:string-value="02">
            <text:p>02</text:p>
          </table:table-cell>
          <table:table-cell table:style-name="ce3" table:formula="of:=DEC2HEX(ROUND(IF([.$B129]/COS([.BL$2]*0.0174533)&lt;255;[.$B129]/COS([.BL$2]*0.0174533);255);0)  ;2)" office:value-type="string" office:string-value="02">
            <text:p>02</text:p>
          </table:table-cell>
          <table:table-cell table:style-name="ce3" table:formula="of:=DEC2HEX(ROUND(IF([.$B129]/COS([.BM$2]*0.0174533)&lt;255;[.$B129]/COS([.BM$2]*0.0174533);255);0)  ;2)" office:value-type="string" office:string-value="02">
            <text:p>02</text:p>
          </table:table-cell>
          <table:table-cell table:style-name="ce3" table:formula="of:=DEC2HEX(ROUND(IF([.$B129]/COS([.BN$2]*0.0174533)&lt;255;[.$B129]/COS([.BN$2]*0.0174533);255);0)  ;2)" office:value-type="string" office:string-value="02">
            <text:p>02</text:p>
          </table:table-cell>
          <table:table-cell table:style-name="ce3" table:formula="of:=DEC2HEX(ROUND(IF([.$B129]/COS([.BO$2]*0.0174533)&lt;255;[.$B129]/COS([.BO$2]*0.0174533);255);0)  ;2)" office:value-type="string" office:string-value="02">
            <text:p>02</text:p>
          </table:table-cell>
          <table:table-cell table:style-name="ce3" table:formula="of:=DEC2HEX(ROUND(IF([.$B129]/COS([.BP$2]*0.0174533)&lt;255;[.$B129]/COS([.BP$2]*0.0174533);255);0)  ;2)" office:value-type="string" office:string-value="02">
            <text:p>02</text:p>
          </table:table-cell>
          <table:table-cell table:style-name="ce3" table:formula="of:=DEC2HEX(ROUND(IF([.$B129]/COS([.BQ$2]*0.0174533)&lt;255;[.$B129]/COS([.BQ$2]*0.0174533);255);0)  ;2)" office:value-type="string" office:string-value="02">
            <text:p>02</text:p>
          </table:table-cell>
          <table:table-cell table:style-name="ce3" table:formula="of:=DEC2HEX(ROUND(IF([.$B129]/COS([.BR$2]*0.0174533)&lt;255;[.$B129]/COS([.BR$2]*0.0174533);255);0)  ;2)" office:value-type="string" office:string-value="02">
            <text:p>02</text:p>
          </table:table-cell>
          <table:table-cell table:style-name="ce3" table:formula="of:=DEC2HEX(ROUND(IF([.$B129]/COS([.BS$2]*0.0174533)&lt;255;[.$B129]/COS([.BS$2]*0.0174533);255);0)  ;2)" office:value-type="string" office:string-value="02">
            <text:p>02</text:p>
          </table:table-cell>
          <table:table-cell table:style-name="ce3" table:formula="of:=DEC2HEX(ROUND(IF([.$B129]/COS([.BT$2]*0.0174533)&lt;255;[.$B129]/COS([.BT$2]*0.0174533);255);0)  ;2)" office:value-type="string" office:string-value="02">
            <text:p>02</text:p>
          </table:table-cell>
          <table:table-cell table:style-name="ce3" table:formula="of:=DEC2HEX(ROUND(IF([.$B129]/COS([.BU$2]*0.0174533)&lt;255;[.$B129]/COS([.BU$2]*0.0174533);255);0)  ;2)" office:value-type="string" office:string-value="02">
            <text:p>02</text:p>
          </table:table-cell>
          <table:table-cell table:style-name="ce3" table:formula="of:=DEC2HEX(ROUND(IF([.$B129]/COS([.BV$2]*0.0174533)&lt;255;[.$B129]/COS([.BV$2]*0.0174533);255);0)  ;2)" office:value-type="string" office:string-value="03">
            <text:p>03</text:p>
          </table:table-cell>
          <table:table-cell table:style-name="ce3" table:formula="of:=DEC2HEX(ROUND(IF([.$B129]/COS([.BW$2]*0.0174533)&lt;255;[.$B129]/COS([.BW$2]*0.0174533);255);0)  ;2)" office:value-type="string" office:string-value="03">
            <text:p>03</text:p>
          </table:table-cell>
          <table:table-cell table:style-name="ce3" table:formula="of:=DEC2HEX(ROUND(IF([.$B129]/COS([.BX$2]*0.0174533)&lt;255;[.$B129]/COS([.BX$2]*0.0174533);255);0)  ;2)" office:value-type="string" office:string-value="03">
            <text:p>03</text:p>
          </table:table-cell>
          <table:table-cell table:style-name="ce3" table:formula="of:=DEC2HEX(ROUND(IF([.$B129]/COS([.BY$2]*0.0174533)&lt;255;[.$B129]/COS([.BY$2]*0.0174533);255);0)  ;2)" office:value-type="string" office:string-value="04">
            <text:p>04</text:p>
          </table:table-cell>
          <table:table-cell table:style-name="ce3" table:formula="of:=DEC2HEX(ROUND(IF([.$B129]/COS([.BZ$2]*0.0174533)&lt;255;[.$B129]/COS([.BZ$2]*0.0174533);255);0)  ;2)" office:value-type="string" office:string-value="04">
            <text:p>04</text:p>
          </table:table-cell>
          <table:table-cell table:style-name="ce3" table:formula="of:=DEC2HEX(ROUND(IF([.$B129]/COS([.CA$2]*0.0174533)&lt;255;[.$B129]/COS([.CA$2]*0.0174533);255);0)  ;2)" office:value-type="string" office:string-value="05">
            <text:p>05</text:p>
          </table:table-cell>
          <table:table-cell table:style-name="ce3" table:formula="of:=DEC2HEX(ROUND(IF([.$B129]/COS([.CB$2]*0.0174533)&lt;255;[.$B129]/COS([.CB$2]*0.0174533);255);0)  ;2)" office:value-type="string" office:string-value="07">
            <text:p>07</text:p>
          </table:table-cell>
          <table:table-cell table:style-name="ce3" table:formula="of:=DEC2HEX(ROUND(IF([.$B129]/COS([.CC$2]*0.0174533)&lt;255;[.$B129]/COS([.CC$2]*0.0174533);255);0)  ;2)" office:value-type="string" office:string-value="0A">
            <text:p>0A</text:p>
          </table:table-cell>
          <table:table-cell table:number-columns-repeated="943"/>
        </table:table-row>
        <table:table-row table:style-name="ro1">
          <table:table-cell table:formula="of:=[.A129]+1" office:value-type="float" office:value="126">
            <text:p>126</text:p>
          </table:table-cell>
          <table:table-cell table:style-name="ce2" table:formula="of:=[.B129]-1" office:value-type="float" office:value="1">
            <text:p>1</text:p>
          </table:table-cell>
          <table:table-cell table:formula="of:=DEC2HEX(ROUND(IF([.$B130]/[.C$3]&lt;127;127-[.$B130]/[.C$3];0) ;0) ;2)" office:value-type="string" office:string-value="7E">
            <text:p>7E</text:p>
          </table:table-cell>
          <table:table-cell table:formula="of:=DEC2HEX(ROUND(IF([.$B130]/[.D$3]&lt;127;127-[.$B130]/[.D$3];0) ;0) ;2)" office:value-type="string" office:string-value="7E">
            <text:p>7E</text:p>
          </table:table-cell>
          <table:table-cell table:formula="of:=DEC2HEX(ROUND(IF([.$B130]/[.E$3]&lt;127;127-[.$B130]/[.E$3];0) ;0) ;2)" office:value-type="string" office:string-value="7E">
            <text:p>7E</text:p>
          </table:table-cell>
          <table:table-cell table:formula="of:=DEC2HEX(ROUND(IF([.$B130]/[.F$3]&lt;127;127-[.$B130]/[.F$3];0) ;0) ;2)" office:value-type="string" office:string-value="7E">
            <text:p>7E</text:p>
          </table:table-cell>
          <table:table-cell table:formula="of:=DEC2HEX(ROUND(IF([.$B130]/[.G$3]&lt;127;127-[.$B130]/[.G$3];0) ;0) ;2)" office:value-type="string" office:string-value="7E">
            <text:p>7E</text:p>
          </table:table-cell>
          <table:table-cell table:formula="of:=DEC2HEX(ROUND(IF([.$B130]/[.H$3]&lt;127;127-[.$B130]/[.H$3];0) ;0) ;2)" office:value-type="string" office:string-value="7E">
            <text:p>7E</text:p>
          </table:table-cell>
          <table:table-cell table:formula="of:=DEC2HEX(ROUND(IF([.$B130]/[.I$3]&lt;127;127-[.$B130]/[.I$3];0) ;0) ;2)" office:value-type="string" office:string-value="7E">
            <text:p>7E</text:p>
          </table:table-cell>
          <table:table-cell table:formula="of:=DEC2HEX(ROUND(IF([.$B130]/[.J$3]&lt;127;127-[.$B130]/[.J$3];0) ;0) ;2)" office:value-type="string" office:string-value="7E">
            <text:p>7E</text:p>
          </table:table-cell>
          <table:table-cell table:formula="of:=DEC2HEX(ROUND(IF([.$B130]/[.K$3]&lt;127;127-[.$B130]/[.K$3];0) ;0) ;2)" office:value-type="string" office:string-value="7E">
            <text:p>7E</text:p>
          </table:table-cell>
          <table:table-cell table:formula="of:=DEC2HEX(ROUND(IF([.$B130]/[.L$3]&lt;127;127-[.$B130]/[.L$3];0) ;0) ;2)" office:value-type="string" office:string-value="7D">
            <text:p>7D</text:p>
          </table:table-cell>
          <table:table-cell table:style-name="ce3" table:formula="of:=DEC2HEX(ROUND(IF([.$B130]/[.M$3]&lt;127;127-[.$B130]/[.M$3];0) ;0) ;2)" office:value-type="string" office:string-value="7D">
            <text:p>7D</text:p>
          </table:table-cell>
          <table:table-cell table:style-name="ce3" table:formula="of:=DEC2HEX(ROUND(IF([.$B130]/[.N$3]&lt;127;127-[.$B130]/[.N$3];0) ;0) ;2)" office:value-type="string" office:string-value="7D">
            <text:p>7D</text:p>
          </table:table-cell>
          <table:table-cell table:style-name="ce3" table:formula="of:=DEC2HEX(ROUND(IF([.$B130]/[.O$3]&lt;127;127-[.$B130]/[.O$3];0) ;0) ;2)" office:value-type="string" office:string-value="7C">
            <text:p>7C</text:p>
          </table:table-cell>
          <table:table-cell table:style-name="ce3" table:formula="of:=DEC2HEX(ROUND(IF([.$B130]/[.P$3]&lt;127;127-[.$B130]/[.P$3];0) ;0) ;2)" office:value-type="string" office:string-value="7C">
            <text:p>7C</text:p>
          </table:table-cell>
          <table:table-cell table:style-name="ce3" table:formula="of:=DEC2HEX(ROUND(IF([.$B130]/[.Q$3]&lt;127;127-[.$B130]/[.Q$3];0) ;0) ;2)" office:value-type="string" office:string-value="7A">
            <text:p>7A</text:p>
          </table:table-cell>
          <table:table-cell table:style-name="ce3" table:formula="of:=DEC2HEX(ROUND(IF([.$B130]/[.R$3]&lt;127;127-[.$B130]/[.R$3];0) ;0) ;2)" office:value-type="string" office:string-value="75">
            <text:p>75</text:p>
          </table:table-cell>
          <table:table-cell table:style-name="ce3" table:formula="of:=DEC2HEX(ROUND(IF([.$B130]/[.S$3]&lt;127;[.$B130]/[.S$3];127) ;0) ;2)" office:value-type="float" office:value="0">
            <text:p>#ДЕЛ/0!</text:p>
          </table:table-cell>
          <table:table-cell table:style-name="ce3" table:formula="of:=DEC2HEX(ROUND(IF([.$B130]/[.T$3]&lt;127;[.$B130]/[.T$3];127) ;0) ;2)" office:value-type="string" office:string-value="FFFFFFFFF6">
            <text:p>FFFFFFFFF6</text:p>
          </table:table-cell>
          <table:table-cell table:style-name="ce3" table:formula="of:=DEC2HEX(ROUND(IF([.$B130]/[.U$3]&lt;127;[.$B130]/[.U$3];127) ;0) ;2)" office:value-type="string" office:string-value="FFFFFFFFFB">
            <text:p>FFFFFFFFFB</text:p>
          </table:table-cell>
          <table:table-cell table:style-name="ce3" table:formula="of:=DEC2HEX(ROUND(IF([.$B130]/[.V$3]&lt;127;[.$B130]/[.V$3];127) ;0) ;2)" office:value-type="string" office:string-value="FFFFFFFFFD">
            <text:p>FFFFFFFFFD</text:p>
          </table:table-cell>
          <table:table-cell table:style-name="ce3" table:formula="of:=DEC2HEX(ROUND(IF([.$B130]/[.W$3]&lt;127;[.$B130]/[.W$3];127) ;0) ;2)" office:value-type="string" office:string-value="FFFFFFFFFD">
            <text:p>FFFFFFFFFD</text:p>
          </table:table-cell>
          <table:table-cell table:style-name="ce3" table:formula="of:=DEC2HEX(ROUND(IF([.$B130]/[.X$3]&lt;127;[.$B130]/[.X$3];127) ;0) ;2)" office:value-type="string" office:string-value="FFFFFFFFFE">
            <text:p>FFFFFFFFFE</text:p>
          </table:table-cell>
          <table:table-cell table:style-name="ce3" table:formula="of:=DEC2HEX(ROUND(IF([.$B130]/[.Y$3]&lt;127;[.$B130]/[.Y$3];127) ;0) ;2)" office:value-type="string" office:string-value="FFFFFFFFFE">
            <text:p>FFFFFFFFFE</text:p>
          </table:table-cell>
          <table:table-cell table:style-name="ce3" table:formula="of:=DEC2HEX(ROUND(IF([.$B130]/[.Z$3]&lt;127;[.$B130]/[.Z$3];127) ;0) ;2)" office:value-type="string" office:string-value="FFFFFFFFFE">
            <text:p>FFFFFFFFFE</text:p>
          </table:table-cell>
          <table:table-cell table:style-name="ce3" table:formula="of:=DEC2HEX(ROUND(IF([.$B130]/[.AA$3]&lt;127;[.$B130]/[.AA$3];127) ;0) ;2)" office:value-type="string" office:string-value="FFFFFFFFFF">
            <text:p>FFFFFFFFFF</text:p>
          </table:table-cell>
          <table:table-cell table:style-name="ce3" table:formula="of:=DEC2HEX(ROUND(IF([.$B130]/[.AB$3]&lt;127;[.$B130]/[.AB$3];127) ;0) ;2)" office:value-type="string" office:string-value="FFFFFFFFFF">
            <text:p>FFFFFFFFFF</text:p>
          </table:table-cell>
          <table:table-cell table:style-name="ce3" table:formula="of:=DEC2HEX(ROUND(IF([.$B130]/[.AC$3]&lt;127;[.$B130]/[.AC$3];127) ;0) ;2)" office:value-type="string" office:string-value="FFFFFFFFFF">
            <text:p>FFFFFFFFFF</text:p>
          </table:table-cell>
          <table:table-cell table:style-name="ce3" table:formula="of:=DEC2HEX(ROUND(IF([.$B130]/[.AD$3]&lt;127;[.$B130]/[.AD$3];127) ;0) ;2)" office:value-type="string" office:string-value="FFFFFFFFFF">
            <text:p>FFFFFFFFFF</text:p>
          </table:table-cell>
          <table:table-cell table:style-name="ce3" table:formula="of:=DEC2HEX(ROUND(IF([.$B130]/[.AE$3]&lt;127;[.$B130]/[.AE$3];127) ;0) ;2)" office:value-type="string" office:string-value="FFFFFFFFFF">
            <text:p>FFFFFFFFFF</text:p>
          </table:table-cell>
          <table:table-cell table:style-name="ce3" table:formula="of:=DEC2HEX(ROUND(IF([.$B130]/[.AF$3]&lt;127;[.$B130]/[.AF$3];127) ;0) ;2)" office:value-type="string" office:string-value="FFFFFFFFFF">
            <text:p>FFFFFFFFFF</text:p>
          </table:table-cell>
          <table:table-cell table:style-name="ce3" table:formula="of:=DEC2HEX(ROUND(IF([.$B130]/[.AG$3]&lt;127;[.$B130]/[.AG$3];127) ;0) ;2)" office:value-type="string" office:string-value="FFFFFFFFFF">
            <text:p>FFFFFFFFFF</text:p>
          </table:table-cell>
          <table:table-cell table:style-name="ce3" table:formula="of:=DEC2HEX(ROUND(IF([.$B130]/[.AH$3]&lt;127;[.$B130]/[.AH$3];127) ;0) ;2)" office:value-type="string" office:string-value="FFFFFFFFFF">
            <text:p>FFFFFFFFFF</text:p>
          </table:table-cell>
          <table:table-cell table:style-name="ce3" table:formula="of:=DEC2HEX(ROUND(IF([.$B130]/COS([.AI$2]*0.0174533)&lt;255;[.$B130]/COS([.AI$2]*0.0174533);255);0)  ;2)" office:value-type="string" office:string-value="FFFFFFFFFF">
            <text:p>FFFFFFFFFF</text:p>
          </table:table-cell>
          <table:table-cell table:style-name="ce3" table:formula="of:=DEC2HEX(ROUND(IF([.$B130]/COS([.AJ$2]*0.0174533)&lt;255;[.$B130]/COS([.AJ$2]*0.0174533);255);0)  ;2)" office:value-type="string" office:string-value="FFFFFFFFFF">
            <text:p>FFFFFFFFFF</text:p>
          </table:table-cell>
          <table:table-cell table:style-name="ce3" table:formula="of:=DEC2HEX(ROUND(IF([.$B130]/COS([.AK$2]*0.0174533)&lt;255;[.$B130]/COS([.AK$2]*0.0174533);255);0)  ;2)" office:value-type="string" office:string-value="FFFFFFFFFF">
            <text:p>FFFFFFFFFF</text:p>
          </table:table-cell>
          <table:table-cell table:style-name="ce3" table:formula="of:=DEC2HEX(ROUND(IF([.$B130]/COS([.AL$2]*0.0174533)&lt;255;[.$B130]/COS([.AL$2]*0.0174533);255);0)  ;2)" office:value-type="string" office:string-value="FFFFFFFFFF">
            <text:p>FFFFFFFFFF</text:p>
          </table:table-cell>
          <table:table-cell table:style-name="ce3" table:formula="of:=DEC2HEX(ROUND(IF([.$B130]/COS([.AM$2]*0.0174533)&lt;255;[.$B130]/COS([.AM$2]*0.0174533);255);0)  ;2)" office:value-type="string" office:string-value="FFFFFFFFFF">
            <text:p>FFFFFFFFFF</text:p>
          </table:table-cell>
          <table:table-cell table:style-name="ce3" table:formula="of:=DEC2HEX(ROUND(IF([.$B130]/COS([.AN$2]*0.0174533)&lt;255;[.$B130]/COS([.AN$2]*0.0174533);255);0)  ;2)" office:value-type="string" office:string-value="FFFFFFFFFF">
            <text:p>FFFFFFFFFF</text:p>
          </table:table-cell>
          <table:table-cell table:style-name="ce3" table:formula="of:=DEC2HEX(ROUND(IF([.$B130]/COS([.AO$2]*0.0174533)&lt;255;[.$B130]/COS([.AO$2]*0.0174533);255);0)  ;2)" office:value-type="string" office:string-value="FFFFFFFFFF">
            <text:p>FFFFFFFFFF</text:p>
          </table:table-cell>
          <table:table-cell table:style-name="ce3" table:formula="of:=DEC2HEX(ROUND(IF([.$B130]/COS([.AP$2]*0.0174533)&lt;255;[.$B130]/COS([.AP$2]*0.0174533);255);0)  ;2)" office:value-type="string" office:string-value="FFFFFFFFFF">
            <text:p>FFFFFFFFFF</text:p>
          </table:table-cell>
          <table:table-cell table:style-name="ce3" table:formula="of:=DEC2HEX(ROUND(IF([.$B130]/COS([.AQ$2]*0.0174533)&lt;255;[.$B130]/COS([.AQ$2]*0.0174533);255);0)  ;2)" office:value-type="string" office:string-value="FFFFFFFFFF">
            <text:p>FFFFFFFFFF</text:p>
          </table:table-cell>
          <table:table-cell table:style-name="ce3" table:formula="of:=DEC2HEX(ROUND(IF([.$B130]/COS([.AR$2]*0.0174533)&lt;255;[.$B130]/COS([.AR$2]*0.0174533);255);0)  ;2)" office:value-type="string" office:string-value="FFFFFFFFFE">
            <text:p>FFFFFFFFFE</text:p>
          </table:table-cell>
          <table:table-cell table:style-name="ce3" table:formula="of:=DEC2HEX(ROUND(IF([.$B130]/COS([.AS$2]*0.0174533)&lt;255;[.$B130]/COS([.AS$2]*0.0174533);255);0)  ;2)" office:value-type="string" office:string-value="FFFFFFFFFE">
            <text:p>FFFFFFFFFE</text:p>
          </table:table-cell>
          <table:table-cell table:style-name="ce3" table:formula="of:=DEC2HEX(ROUND(IF([.$B130]/COS([.AT$2]*0.0174533)&lt;255;[.$B130]/COS([.AT$2]*0.0174533);255);0)  ;2)" office:value-type="string" office:string-value="FFFFFFFFFE">
            <text:p>FFFFFFFFFE</text:p>
          </table:table-cell>
          <table:table-cell table:style-name="ce3" table:formula="of:=DEC2HEX(ROUND(IF([.$B130]/COS([.AU$2]*0.0174533)&lt;255;[.$B130]/COS([.AU$2]*0.0174533);255);0)  ;2)" office:value-type="string" office:string-value="FFFFFFFFFD">
            <text:p>FFFFFFFFFD</text:p>
          </table:table-cell>
          <table:table-cell table:style-name="ce3" table:formula="of:=DEC2HEX(ROUND(IF([.$B130]/COS([.AV$2]*0.0174533)&lt;255;[.$B130]/COS([.AV$2]*0.0174533);255);0)  ;2)" office:value-type="string" office:string-value="FFFFFFFFFD">
            <text:p>FFFFFFFFFD</text:p>
          </table:table-cell>
          <table:table-cell table:style-name="ce3" table:formula="of:=DEC2HEX(ROUND(IF([.$B130]/COS([.AW$2]*0.0174533)&lt;255;[.$B130]/COS([.AW$2]*0.0174533);255);0)  ;2)" office:value-type="string" office:string-value="FFFFFFFFFB">
            <text:p>FFFFFFFFFB</text:p>
          </table:table-cell>
          <table:table-cell table:style-name="ce3" table:formula="of:=DEC2HEX(ROUND(IF([.$B130]/COS([.AX$2]*0.0174533)&lt;255;[.$B130]/COS([.AX$2]*0.0174533);255);0)  ;2)" office:value-type="string" office:string-value="FFFFFFFFF6">
            <text:p>FFFFFFFFF6</text:p>
          </table:table-cell>
          <table:table-cell table:style-name="ce3" table:formula="of:=DEC2HEX(ROUND(IF([.$B130]/COS([.AY$2]*0.0174533)&lt;255;[.$B130]/COS([.AY$2]*0.0174533);255);0)  ;2)" office:value-type="string" office:string-value="FF">
            <text:p>FF</text:p>
          </table:table-cell>
          <table:table-cell table:style-name="ce3" table:formula="of:=DEC2HEX(ROUND(IF([.$B130]/COS([.AZ$2]*0.0174533)&lt;255;[.$B130]/COS([.AZ$2]*0.0174533);255);0)  ;2)" office:value-type="string" office:string-value="0A">
            <text:p>0A</text:p>
          </table:table-cell>
          <table:table-cell table:style-name="ce3" table:formula="of:=DEC2HEX(ROUND(IF([.$B130]/COS([.BA$2]*0.0174533)&lt;255;[.$B130]/COS([.BA$2]*0.0174533);255);0)  ;2)" office:value-type="string" office:string-value="05">
            <text:p>05</text:p>
          </table:table-cell>
          <table:table-cell table:style-name="ce3" table:formula="of:=DEC2HEX(ROUND(IF([.$B130]/COS([.BB$2]*0.0174533)&lt;255;[.$B130]/COS([.BB$2]*0.0174533);255);0)  ;2)" office:value-type="string" office:string-value="03">
            <text:p>03</text:p>
          </table:table-cell>
          <table:table-cell table:style-name="ce3" table:formula="of:=DEC2HEX(ROUND(IF([.$B130]/COS([.BC$2]*0.0174533)&lt;255;[.$B130]/COS([.BC$2]*0.0174533);255);0)  ;2)" office:value-type="string" office:string-value="03">
            <text:p>03</text:p>
          </table:table-cell>
          <table:table-cell table:style-name="ce3" table:formula="of:=DEC2HEX(ROUND(IF([.$B130]/COS([.BD$2]*0.0174533)&lt;255;[.$B130]/COS([.BD$2]*0.0174533);255);0)  ;2)" office:value-type="string" office:string-value="02">
            <text:p>02</text:p>
          </table:table-cell>
          <table:table-cell table:style-name="ce3" table:formula="of:=DEC2HEX(ROUND(IF([.$B130]/COS([.BE$2]*0.0174533)&lt;255;[.$B130]/COS([.BE$2]*0.0174533);255);0)  ;2)" office:value-type="string" office:string-value="02">
            <text:p>02</text:p>
          </table:table-cell>
          <table:table-cell table:style-name="ce3" table:formula="of:=DEC2HEX(ROUND(IF([.$B130]/COS([.BF$2]*0.0174533)&lt;255;[.$B130]/COS([.BF$2]*0.0174533);255);0)  ;2)" office:value-type="string" office:string-value="02">
            <text:p>02</text:p>
          </table:table-cell>
          <table:table-cell table:style-name="ce3" table:formula="of:=DEC2HEX(ROUND(IF([.$B130]/COS([.BG$2]*0.0174533)&lt;255;[.$B130]/COS([.BG$2]*0.0174533);255);0)  ;2)" office:value-type="string" office:string-value="01">
            <text:p>01</text:p>
          </table:table-cell>
          <table:table-cell table:style-name="ce3" table:formula="of:=DEC2HEX(ROUND(IF([.$B130]/COS([.BH$2]*0.0174533)&lt;255;[.$B130]/COS([.BH$2]*0.0174533);255);0)  ;2)" office:value-type="string" office:string-value="01">
            <text:p>01</text:p>
          </table:table-cell>
          <table:table-cell table:style-name="ce3" table:formula="of:=DEC2HEX(ROUND(IF([.$B130]/COS([.BI$2]*0.0174533)&lt;255;[.$B130]/COS([.BI$2]*0.0174533);255);0)  ;2)" office:value-type="string" office:string-value="01">
            <text:p>01</text:p>
          </table:table-cell>
          <table:table-cell table:style-name="ce3" table:formula="of:=DEC2HEX(ROUND(IF([.$B130]/COS([.BJ$2]*0.0174533)&lt;255;[.$B130]/COS([.BJ$2]*0.0174533);255);0)  ;2)" office:value-type="string" office:string-value="01">
            <text:p>01</text:p>
          </table:table-cell>
          <table:table-cell table:style-name="ce3" table:formula="of:=DEC2HEX(ROUND(IF([.$B130]/COS([.BK$2]*0.0174533)&lt;255;[.$B130]/COS([.BK$2]*0.0174533);255);0)  ;2)" office:value-type="string" office:string-value="01">
            <text:p>01</text:p>
          </table:table-cell>
          <table:table-cell table:style-name="ce3" table:formula="of:=DEC2HEX(ROUND(IF([.$B130]/COS([.BL$2]*0.0174533)&lt;255;[.$B130]/COS([.BL$2]*0.0174533);255);0)  ;2)" office:value-type="string" office:string-value="01">
            <text:p>01</text:p>
          </table:table-cell>
          <table:table-cell table:style-name="ce3" table:formula="of:=DEC2HEX(ROUND(IF([.$B130]/COS([.BM$2]*0.0174533)&lt;255;[.$B130]/COS([.BM$2]*0.0174533);255);0)  ;2)" office:value-type="string" office:string-value="01">
            <text:p>01</text:p>
          </table:table-cell>
          <table:table-cell table:style-name="ce3" table:formula="of:=DEC2HEX(ROUND(IF([.$B130]/COS([.BN$2]*0.0174533)&lt;255;[.$B130]/COS([.BN$2]*0.0174533);255);0)  ;2)" office:value-type="string" office:string-value="01">
            <text:p>01</text:p>
          </table:table-cell>
          <table:table-cell table:style-name="ce3" table:formula="of:=DEC2HEX(ROUND(IF([.$B130]/COS([.BO$2]*0.0174533)&lt;255;[.$B130]/COS([.BO$2]*0.0174533);255);0)  ;2)" office:value-type="string" office:string-value="01">
            <text:p>01</text:p>
          </table:table-cell>
          <table:table-cell table:style-name="ce3" table:formula="of:=DEC2HEX(ROUND(IF([.$B130]/COS([.BP$2]*0.0174533)&lt;255;[.$B130]/COS([.BP$2]*0.0174533);255);0)  ;2)" office:value-type="string" office:string-value="01">
            <text:p>01</text:p>
          </table:table-cell>
          <table:table-cell table:style-name="ce3" table:formula="of:=DEC2HEX(ROUND(IF([.$B130]/COS([.BQ$2]*0.0174533)&lt;255;[.$B130]/COS([.BQ$2]*0.0174533);255);0)  ;2)" office:value-type="string" office:string-value="01">
            <text:p>01</text:p>
          </table:table-cell>
          <table:table-cell table:style-name="ce3" table:formula="of:=DEC2HEX(ROUND(IF([.$B130]/COS([.BR$2]*0.0174533)&lt;255;[.$B130]/COS([.BR$2]*0.0174533);255);0)  ;2)" office:value-type="string" office:string-value="01">
            <text:p>01</text:p>
          </table:table-cell>
          <table:table-cell table:style-name="ce3" table:formula="of:=DEC2HEX(ROUND(IF([.$B130]/COS([.BS$2]*0.0174533)&lt;255;[.$B130]/COS([.BS$2]*0.0174533);255);0)  ;2)" office:value-type="string" office:string-value="01">
            <text:p>01</text:p>
          </table:table-cell>
          <table:table-cell table:style-name="ce3" table:formula="of:=DEC2HEX(ROUND(IF([.$B130]/COS([.BT$2]*0.0174533)&lt;255;[.$B130]/COS([.BT$2]*0.0174533);255);0)  ;2)" office:value-type="string" office:string-value="01">
            <text:p>01</text:p>
          </table:table-cell>
          <table:table-cell table:style-name="ce3" table:formula="of:=DEC2HEX(ROUND(IF([.$B130]/COS([.BU$2]*0.0174533)&lt;255;[.$B130]/COS([.BU$2]*0.0174533);255);0)  ;2)" office:value-type="string" office:string-value="01">
            <text:p>01</text:p>
          </table:table-cell>
          <table:table-cell table:style-name="ce3" table:formula="of:=DEC2HEX(ROUND(IF([.$B130]/COS([.BV$2]*0.0174533)&lt;255;[.$B130]/COS([.BV$2]*0.0174533);255);0)  ;2)" office:value-type="string" office:string-value="01">
            <text:p>01</text:p>
          </table:table-cell>
          <table:table-cell table:style-name="ce3" table:formula="of:=DEC2HEX(ROUND(IF([.$B130]/COS([.BW$2]*0.0174533)&lt;255;[.$B130]/COS([.BW$2]*0.0174533);255);0)  ;2)" office:value-type="string" office:string-value="01">
            <text:p>01</text:p>
          </table:table-cell>
          <table:table-cell table:style-name="ce3" table:formula="of:=DEC2HEX(ROUND(IF([.$B130]/COS([.BX$2]*0.0174533)&lt;255;[.$B130]/COS([.BX$2]*0.0174533);255);0)  ;2)" office:value-type="string" office:string-value="02">
            <text:p>02</text:p>
          </table:table-cell>
          <table:table-cell table:style-name="ce3" table:formula="of:=DEC2HEX(ROUND(IF([.$B130]/COS([.BY$2]*0.0174533)&lt;255;[.$B130]/COS([.BY$2]*0.0174533);255);0)  ;2)" office:value-type="string" office:string-value="02">
            <text:p>02</text:p>
          </table:table-cell>
          <table:table-cell table:style-name="ce3" table:formula="of:=DEC2HEX(ROUND(IF([.$B130]/COS([.BZ$2]*0.0174533)&lt;255;[.$B130]/COS([.BZ$2]*0.0174533);255);0)  ;2)" office:value-type="string" office:string-value="02">
            <text:p>02</text:p>
          </table:table-cell>
          <table:table-cell table:style-name="ce3" table:formula="of:=DEC2HEX(ROUND(IF([.$B130]/COS([.CA$2]*0.0174533)&lt;255;[.$B130]/COS([.CA$2]*0.0174533);255);0)  ;2)" office:value-type="string" office:string-value="03">
            <text:p>03</text:p>
          </table:table-cell>
          <table:table-cell table:style-name="ce3" table:formula="of:=DEC2HEX(ROUND(IF([.$B130]/COS([.CB$2]*0.0174533)&lt;255;[.$B130]/COS([.CB$2]*0.0174533);255);0)  ;2)" office:value-type="string" office:string-value="03">
            <text:p>03</text:p>
          </table:table-cell>
          <table:table-cell table:style-name="ce3" table:formula="of:=DEC2HEX(ROUND(IF([.$B130]/COS([.CC$2]*0.0174533)&lt;255;[.$B130]/COS([.CC$2]*0.0174533);255);0)  ;2)" office:value-type="string" office:string-value="05">
            <text:p>05</text:p>
          </table:table-cell>
          <table:table-cell table:number-columns-repeated="943"/>
        </table:table-row>
        <table:table-row table:style-name="ro1">
          <table:table-cell table:formula="of:=[.A130]+1" office:value-type="float" office:value="127">
            <text:p>127</text:p>
          </table:table-cell>
          <table:table-cell table:style-name="ce2" table:formula="of:=[.B130]-1" office:value-type="float" office:value="0">
            <text:p>0</text:p>
          </table:table-cell>
          <table:table-cell table:formula="of:=DEC2HEX(ROUND(IF([.$B131]/[.C$3]&lt;127;127-[.$B131]/[.C$3];0) ;0) ;2)" office:value-type="string" office:string-value="7F">
            <text:p>7F</text:p>
          </table:table-cell>
          <table:table-cell table:formula="of:=DEC2HEX(ROUND(IF([.$B131]/[.D$3]&lt;127;127-[.$B131]/[.D$3];0) ;0) ;2)" office:value-type="string" office:string-value="7F">
            <text:p>7F</text:p>
          </table:table-cell>
          <table:table-cell table:formula="of:=DEC2HEX(ROUND(IF([.$B131]/[.E$3]&lt;127;127-[.$B131]/[.E$3];0) ;0) ;2)" office:value-type="string" office:string-value="7F">
            <text:p>7F</text:p>
          </table:table-cell>
          <table:table-cell table:formula="of:=DEC2HEX(ROUND(IF([.$B131]/[.F$3]&lt;127;127-[.$B131]/[.F$3];0) ;0) ;2)" office:value-type="string" office:string-value="7F">
            <text:p>7F</text:p>
          </table:table-cell>
          <table:table-cell table:formula="of:=DEC2HEX(ROUND(IF([.$B131]/[.G$3]&lt;127;127-[.$B131]/[.G$3];0) ;0) ;2)" office:value-type="string" office:string-value="7F">
            <text:p>7F</text:p>
          </table:table-cell>
          <table:table-cell table:formula="of:=DEC2HEX(ROUND(IF([.$B131]/[.H$3]&lt;127;127-[.$B131]/[.H$3];0) ;0) ;2)" office:value-type="string" office:string-value="7F">
            <text:p>7F</text:p>
          </table:table-cell>
          <table:table-cell table:formula="of:=DEC2HEX(ROUND(IF([.$B131]/[.I$3]&lt;127;127-[.$B131]/[.I$3];0) ;0) ;2)" office:value-type="string" office:string-value="7F">
            <text:p>7F</text:p>
          </table:table-cell>
          <table:table-cell table:formula="of:=DEC2HEX(ROUND(IF([.$B131]/[.J$3]&lt;127;127-[.$B131]/[.J$3];0) ;0) ;2)" office:value-type="string" office:string-value="7F">
            <text:p>7F</text:p>
          </table:table-cell>
          <table:table-cell table:formula="of:=DEC2HEX(ROUND(IF([.$B131]/[.K$3]&lt;127;127-[.$B131]/[.K$3];0) ;0) ;2)" office:value-type="string" office:string-value="7F">
            <text:p>7F</text:p>
          </table:table-cell>
          <table:table-cell table:formula="of:=DEC2HEX(ROUND(IF([.$B131]/[.L$3]&lt;127;127-[.$B131]/[.L$3];0) ;0) ;2)" office:value-type="string" office:string-value="7F">
            <text:p>7F</text:p>
          </table:table-cell>
          <table:table-cell table:style-name="ce3" table:formula="of:=DEC2HEX(ROUND(IF([.$B131]/[.M$3]&lt;127;127-[.$B131]/[.M$3];0) ;0) ;2)" office:value-type="string" office:string-value="7F">
            <text:p>7F</text:p>
          </table:table-cell>
          <table:table-cell table:style-name="ce3" table:formula="of:=DEC2HEX(ROUND(IF([.$B131]/[.N$3]&lt;127;127-[.$B131]/[.N$3];0) ;0) ;2)" office:value-type="string" office:string-value="7F">
            <text:p>7F</text:p>
          </table:table-cell>
          <table:table-cell table:style-name="ce3" table:formula="of:=DEC2HEX(ROUND(IF([.$B131]/[.O$3]&lt;127;127-[.$B131]/[.O$3];0) ;0) ;2)" office:value-type="string" office:string-value="7F">
            <text:p>7F</text:p>
          </table:table-cell>
          <table:table-cell table:style-name="ce3" table:formula="of:=DEC2HEX(ROUND(IF([.$B131]/[.P$3]&lt;127;127-[.$B131]/[.P$3];0) ;0) ;2)" office:value-type="string" office:string-value="7F">
            <text:p>7F</text:p>
          </table:table-cell>
          <table:table-cell table:style-name="ce3" table:formula="of:=DEC2HEX(ROUND(IF([.$B131]/[.Q$3]&lt;127;127-[.$B131]/[.Q$3];0) ;0) ;2)" office:value-type="string" office:string-value="7F">
            <text:p>7F</text:p>
          </table:table-cell>
          <table:table-cell table:style-name="ce3" table:formula="of:=DEC2HEX(ROUND(IF([.$B131]/[.R$3]&lt;127;127-[.$B131]/[.R$3];0) ;0) ;2)" office:value-type="string" office:string-value="7F">
            <text:p>7F</text:p>
          </table:table-cell>
          <table:table-cell table:style-name="ce3" table:formula="of:=DEC2HEX(ROUND(IF([.$B131]/[.S$3]&lt;127;[.$B131]/[.S$3];127) ;0) ;2)" office:value-type="float" office:value="0">
            <text:p>#ДЕЛ/0!</text:p>
          </table:table-cell>
          <table:table-cell table:style-name="ce3" table:formula="of:=DEC2HEX(ROUND(IF([.$B131]/[.T$3]&lt;127;[.$B131]/[.T$3];127) ;0) ;2)" office:value-type="string" office:string-value="00">
            <text:p>00</text:p>
          </table:table-cell>
          <table:table-cell table:style-name="ce3" table:formula="of:=DEC2HEX(ROUND(IF([.$B131]/[.U$3]&lt;127;[.$B131]/[.U$3];127) ;0) ;2)" office:value-type="string" office:string-value="00">
            <text:p>00</text:p>
          </table:table-cell>
          <table:table-cell table:style-name="ce3" table:formula="of:=DEC2HEX(ROUND(IF([.$B131]/[.V$3]&lt;127;[.$B131]/[.V$3];127) ;0) ;2)" office:value-type="string" office:string-value="00">
            <text:p>00</text:p>
          </table:table-cell>
          <table:table-cell table:style-name="ce3" table:formula="of:=DEC2HEX(ROUND(IF([.$B131]/[.W$3]&lt;127;[.$B131]/[.W$3];127) ;0) ;2)" office:value-type="string" office:string-value="00">
            <text:p>00</text:p>
          </table:table-cell>
          <table:table-cell table:style-name="ce3" table:formula="of:=DEC2HEX(ROUND(IF([.$B131]/[.X$3]&lt;127;[.$B131]/[.X$3];127) ;0) ;2)" office:value-type="string" office:string-value="00">
            <text:p>00</text:p>
          </table:table-cell>
          <table:table-cell table:style-name="ce3" table:formula="of:=DEC2HEX(ROUND(IF([.$B131]/[.Y$3]&lt;127;[.$B131]/[.Y$3];127) ;0) ;2)" office:value-type="string" office:string-value="00">
            <text:p>00</text:p>
          </table:table-cell>
          <table:table-cell table:style-name="ce3" table:formula="of:=DEC2HEX(ROUND(IF([.$B131]/[.Z$3]&lt;127;[.$B131]/[.Z$3];127) ;0) ;2)" office:value-type="string" office:string-value="00">
            <text:p>00</text:p>
          </table:table-cell>
          <table:table-cell table:style-name="ce3" table:formula="of:=DEC2HEX(ROUND(IF([.$B131]/[.AA$3]&lt;127;[.$B131]/[.AA$3];127) ;0) ;2)" office:value-type="string" office:string-value="00">
            <text:p>00</text:p>
          </table:table-cell>
          <table:table-cell table:style-name="ce3" table:formula="of:=DEC2HEX(ROUND(IF([.$B131]/[.AB$3]&lt;127;[.$B131]/[.AB$3];127) ;0) ;2)" office:value-type="string" office:string-value="00">
            <text:p>00</text:p>
          </table:table-cell>
          <table:table-cell table:style-name="ce3" table:formula="of:=DEC2HEX(ROUND(IF([.$B131]/[.AC$3]&lt;127;[.$B131]/[.AC$3];127) ;0) ;2)" office:value-type="string" office:string-value="00">
            <text:p>00</text:p>
          </table:table-cell>
          <table:table-cell table:style-name="ce3" table:formula="of:=DEC2HEX(ROUND(IF([.$B131]/[.AD$3]&lt;127;[.$B131]/[.AD$3];127) ;0) ;2)" office:value-type="string" office:string-value="00">
            <text:p>00</text:p>
          </table:table-cell>
          <table:table-cell table:style-name="ce3" table:formula="of:=DEC2HEX(ROUND(IF([.$B131]/[.AE$3]&lt;127;[.$B131]/[.AE$3];127) ;0) ;2)" office:value-type="string" office:string-value="00">
            <text:p>00</text:p>
          </table:table-cell>
          <table:table-cell table:style-name="ce3" table:formula="of:=DEC2HEX(ROUND(IF([.$B131]/[.AF$3]&lt;127;[.$B131]/[.AF$3];127) ;0) ;2)" office:value-type="string" office:string-value="00">
            <text:p>00</text:p>
          </table:table-cell>
          <table:table-cell table:style-name="ce3" table:formula="of:=DEC2HEX(ROUND(IF([.$B131]/[.AG$3]&lt;127;[.$B131]/[.AG$3];127) ;0) ;2)" office:value-type="string" office:string-value="00">
            <text:p>00</text:p>
          </table:table-cell>
          <table:table-cell table:style-name="ce3" table:formula="of:=DEC2HEX(ROUND(IF([.$B131]/[.AH$3]&lt;127;[.$B131]/[.AH$3];127) ;0) ;2)" office:value-type="string" office:string-value="00">
            <text:p>00</text:p>
          </table:table-cell>
          <table:table-cell table:style-name="ce3" table:formula="of:=DEC2HEX(ROUND(IF([.$B131]/COS([.AI$2]*0.0174533)&lt;255;[.$B131]/COS([.AI$2]*0.0174533);255);0)  ;2)" office:value-type="string" office:string-value="00">
            <text:p>00</text:p>
          </table:table-cell>
          <table:table-cell table:style-name="ce3" table:formula="of:=DEC2HEX(ROUND(IF([.$B131]/COS([.AJ$2]*0.0174533)&lt;255;[.$B131]/COS([.AJ$2]*0.0174533);255);0)  ;2)" office:value-type="string" office:string-value="00">
            <text:p>00</text:p>
          </table:table-cell>
          <table:table-cell table:style-name="ce3" table:formula="of:=DEC2HEX(ROUND(IF([.$B131]/COS([.AK$2]*0.0174533)&lt;255;[.$B131]/COS([.AK$2]*0.0174533);255);0)  ;2)" office:value-type="string" office:string-value="00">
            <text:p>00</text:p>
          </table:table-cell>
          <table:table-cell table:style-name="ce3" table:formula="of:=DEC2HEX(ROUND(IF([.$B131]/COS([.AL$2]*0.0174533)&lt;255;[.$B131]/COS([.AL$2]*0.0174533);255);0)  ;2)" office:value-type="string" office:string-value="00">
            <text:p>00</text:p>
          </table:table-cell>
          <table:table-cell table:style-name="ce3" table:formula="of:=DEC2HEX(ROUND(IF([.$B131]/COS([.AM$2]*0.0174533)&lt;255;[.$B131]/COS([.AM$2]*0.0174533);255);0)  ;2)" office:value-type="string" office:string-value="00">
            <text:p>00</text:p>
          </table:table-cell>
          <table:table-cell table:style-name="ce3" table:formula="of:=DEC2HEX(ROUND(IF([.$B131]/COS([.AN$2]*0.0174533)&lt;255;[.$B131]/COS([.AN$2]*0.0174533);255);0)  ;2)" office:value-type="string" office:string-value="00">
            <text:p>00</text:p>
          </table:table-cell>
          <table:table-cell table:style-name="ce3" table:formula="of:=DEC2HEX(ROUND(IF([.$B131]/COS([.AO$2]*0.0174533)&lt;255;[.$B131]/COS([.AO$2]*0.0174533);255);0)  ;2)" office:value-type="string" office:string-value="00">
            <text:p>00</text:p>
          </table:table-cell>
          <table:table-cell table:style-name="ce3" table:formula="of:=DEC2HEX(ROUND(IF([.$B131]/COS([.AP$2]*0.0174533)&lt;255;[.$B131]/COS([.AP$2]*0.0174533);255);0)  ;2)" office:value-type="string" office:string-value="00">
            <text:p>00</text:p>
          </table:table-cell>
          <table:table-cell table:style-name="ce3" table:formula="of:=DEC2HEX(ROUND(IF([.$B131]/COS([.AQ$2]*0.0174533)&lt;255;[.$B131]/COS([.AQ$2]*0.0174533);255);0)  ;2)" office:value-type="string" office:string-value="00">
            <text:p>00</text:p>
          </table:table-cell>
          <table:table-cell table:style-name="ce3" table:formula="of:=DEC2HEX(ROUND(IF([.$B131]/COS([.AR$2]*0.0174533)&lt;255;[.$B131]/COS([.AR$2]*0.0174533);255);0)  ;2)" office:value-type="string" office:string-value="00">
            <text:p>00</text:p>
          </table:table-cell>
          <table:table-cell table:style-name="ce3" table:formula="of:=DEC2HEX(ROUND(IF([.$B131]/COS([.AS$2]*0.0174533)&lt;255;[.$B131]/COS([.AS$2]*0.0174533);255);0)  ;2)" office:value-type="string" office:string-value="00">
            <text:p>00</text:p>
          </table:table-cell>
          <table:table-cell table:style-name="ce3" table:formula="of:=DEC2HEX(ROUND(IF([.$B131]/COS([.AT$2]*0.0174533)&lt;255;[.$B131]/COS([.AT$2]*0.0174533);255);0)  ;2)" office:value-type="string" office:string-value="00">
            <text:p>00</text:p>
          </table:table-cell>
          <table:table-cell table:style-name="ce3" table:formula="of:=DEC2HEX(ROUND(IF([.$B131]/COS([.AU$2]*0.0174533)&lt;255;[.$B131]/COS([.AU$2]*0.0174533);255);0)  ;2)" office:value-type="string" office:string-value="00">
            <text:p>00</text:p>
          </table:table-cell>
          <table:table-cell table:style-name="ce3" table:formula="of:=DEC2HEX(ROUND(IF([.$B131]/COS([.AV$2]*0.0174533)&lt;255;[.$B131]/COS([.AV$2]*0.0174533);255);0)  ;2)" office:value-type="string" office:string-value="00">
            <text:p>00</text:p>
          </table:table-cell>
          <table:table-cell table:style-name="ce3" table:formula="of:=DEC2HEX(ROUND(IF([.$B131]/COS([.AW$2]*0.0174533)&lt;255;[.$B131]/COS([.AW$2]*0.0174533);255);0)  ;2)" office:value-type="string" office:string-value="00">
            <text:p>00</text:p>
          </table:table-cell>
          <table:table-cell table:style-name="ce3" table:formula="of:=DEC2HEX(ROUND(IF([.$B131]/COS([.AX$2]*0.0174533)&lt;255;[.$B131]/COS([.AX$2]*0.0174533);255);0)  ;2)" office:value-type="string" office:string-value="00">
            <text:p>00</text:p>
          </table:table-cell>
          <table:table-cell table:style-name="ce3" table:formula="of:=DEC2HEX(ROUND(IF([.$B131]/COS([.AY$2]*0.0174533)&lt;255;[.$B131]/COS([.AY$2]*0.0174533);255);0)  ;2)" office:value-type="string" office:string-value="00">
            <text:p>00</text:p>
          </table:table-cell>
          <table:table-cell table:style-name="ce3" table:formula="of:=DEC2HEX(ROUND(IF([.$B131]/COS([.AZ$2]*0.0174533)&lt;255;[.$B131]/COS([.AZ$2]*0.0174533);255);0)  ;2)" office:value-type="string" office:string-value="00">
            <text:p>00</text:p>
          </table:table-cell>
          <table:table-cell table:style-name="ce3" table:formula="of:=DEC2HEX(ROUND(IF([.$B131]/COS([.BA$2]*0.0174533)&lt;255;[.$B131]/COS([.BA$2]*0.0174533);255);0)  ;2)" office:value-type="string" office:string-value="00">
            <text:p>00</text:p>
          </table:table-cell>
          <table:table-cell table:style-name="ce3" table:formula="of:=DEC2HEX(ROUND(IF([.$B131]/COS([.BB$2]*0.0174533)&lt;255;[.$B131]/COS([.BB$2]*0.0174533);255);0)  ;2)" office:value-type="string" office:string-value="00">
            <text:p>00</text:p>
          </table:table-cell>
          <table:table-cell table:style-name="ce3" table:formula="of:=DEC2HEX(ROUND(IF([.$B131]/COS([.BC$2]*0.0174533)&lt;255;[.$B131]/COS([.BC$2]*0.0174533);255);0)  ;2)" office:value-type="string" office:string-value="00">
            <text:p>00</text:p>
          </table:table-cell>
          <table:table-cell table:style-name="ce3" table:formula="of:=DEC2HEX(ROUND(IF([.$B131]/COS([.BD$2]*0.0174533)&lt;255;[.$B131]/COS([.BD$2]*0.0174533);255);0)  ;2)" office:value-type="string" office:string-value="00">
            <text:p>00</text:p>
          </table:table-cell>
          <table:table-cell table:style-name="ce3" table:formula="of:=DEC2HEX(ROUND(IF([.$B131]/COS([.BE$2]*0.0174533)&lt;255;[.$B131]/COS([.BE$2]*0.0174533);255);0)  ;2)" office:value-type="string" office:string-value="00">
            <text:p>00</text:p>
          </table:table-cell>
          <table:table-cell table:style-name="ce3" table:formula="of:=DEC2HEX(ROUND(IF([.$B131]/COS([.BF$2]*0.0174533)&lt;255;[.$B131]/COS([.BF$2]*0.0174533);255);0)  ;2)" office:value-type="string" office:string-value="00">
            <text:p>00</text:p>
          </table:table-cell>
          <table:table-cell table:style-name="ce3" table:formula="of:=DEC2HEX(ROUND(IF([.$B131]/COS([.BG$2]*0.0174533)&lt;255;[.$B131]/COS([.BG$2]*0.0174533);255);0)  ;2)" office:value-type="string" office:string-value="00">
            <text:p>00</text:p>
          </table:table-cell>
          <table:table-cell table:style-name="ce3" table:formula="of:=DEC2HEX(ROUND(IF([.$B131]/COS([.BH$2]*0.0174533)&lt;255;[.$B131]/COS([.BH$2]*0.0174533);255);0)  ;2)" office:value-type="string" office:string-value="00">
            <text:p>00</text:p>
          </table:table-cell>
          <table:table-cell table:style-name="ce3" table:formula="of:=DEC2HEX(ROUND(IF([.$B131]/COS([.BI$2]*0.0174533)&lt;255;[.$B131]/COS([.BI$2]*0.0174533);255);0)  ;2)" office:value-type="string" office:string-value="00">
            <text:p>00</text:p>
          </table:table-cell>
          <table:table-cell table:style-name="ce3" table:formula="of:=DEC2HEX(ROUND(IF([.$B131]/COS([.BJ$2]*0.0174533)&lt;255;[.$B131]/COS([.BJ$2]*0.0174533);255);0)  ;2)" office:value-type="string" office:string-value="00">
            <text:p>00</text:p>
          </table:table-cell>
          <table:table-cell table:style-name="ce3" table:formula="of:=DEC2HEX(ROUND(IF([.$B131]/COS([.BK$2]*0.0174533)&lt;255;[.$B131]/COS([.BK$2]*0.0174533);255);0)  ;2)" office:value-type="string" office:string-value="00">
            <text:p>00</text:p>
          </table:table-cell>
          <table:table-cell table:style-name="ce3" table:formula="of:=DEC2HEX(ROUND(IF([.$B131]/COS([.BL$2]*0.0174533)&lt;255;[.$B131]/COS([.BL$2]*0.0174533);255);0)  ;2)" office:value-type="string" office:string-value="00">
            <text:p>00</text:p>
          </table:table-cell>
          <table:table-cell table:style-name="ce3" table:formula="of:=DEC2HEX(ROUND(IF([.$B131]/COS([.BM$2]*0.0174533)&lt;255;[.$B131]/COS([.BM$2]*0.0174533);255);0)  ;2)" office:value-type="string" office:string-value="00">
            <text:p>00</text:p>
          </table:table-cell>
          <table:table-cell table:style-name="ce3" table:formula="of:=DEC2HEX(ROUND(IF([.$B131]/COS([.BN$2]*0.0174533)&lt;255;[.$B131]/COS([.BN$2]*0.0174533);255);0)  ;2)" office:value-type="string" office:string-value="00">
            <text:p>00</text:p>
          </table:table-cell>
          <table:table-cell table:style-name="ce3" table:formula="of:=DEC2HEX(ROUND(IF([.$B131]/COS([.BO$2]*0.0174533)&lt;255;[.$B131]/COS([.BO$2]*0.0174533);255);0)  ;2)" office:value-type="string" office:string-value="00">
            <text:p>00</text:p>
          </table:table-cell>
          <table:table-cell table:style-name="ce3" table:formula="of:=DEC2HEX(ROUND(IF([.$B131]/COS([.BP$2]*0.0174533)&lt;255;[.$B131]/COS([.BP$2]*0.0174533);255);0)  ;2)" office:value-type="string" office:string-value="00">
            <text:p>00</text:p>
          </table:table-cell>
          <table:table-cell table:style-name="ce3" table:formula="of:=DEC2HEX(ROUND(IF([.$B131]/COS([.BQ$2]*0.0174533)&lt;255;[.$B131]/COS([.BQ$2]*0.0174533);255);0)  ;2)" office:value-type="string" office:string-value="00">
            <text:p>00</text:p>
          </table:table-cell>
          <table:table-cell table:style-name="ce3" table:formula="of:=DEC2HEX(ROUND(IF([.$B131]/COS([.BR$2]*0.0174533)&lt;255;[.$B131]/COS([.BR$2]*0.0174533);255);0)  ;2)" office:value-type="string" office:string-value="00">
            <text:p>00</text:p>
          </table:table-cell>
          <table:table-cell table:style-name="ce3" table:formula="of:=DEC2HEX(ROUND(IF([.$B131]/COS([.BS$2]*0.0174533)&lt;255;[.$B131]/COS([.BS$2]*0.0174533);255);0)  ;2)" office:value-type="string" office:string-value="00">
            <text:p>00</text:p>
          </table:table-cell>
          <table:table-cell table:style-name="ce3" table:formula="of:=DEC2HEX(ROUND(IF([.$B131]/COS([.BT$2]*0.0174533)&lt;255;[.$B131]/COS([.BT$2]*0.0174533);255);0)  ;2)" office:value-type="string" office:string-value="00">
            <text:p>00</text:p>
          </table:table-cell>
          <table:table-cell table:style-name="ce3" table:formula="of:=DEC2HEX(ROUND(IF([.$B131]/COS([.BU$2]*0.0174533)&lt;255;[.$B131]/COS([.BU$2]*0.0174533);255);0)  ;2)" office:value-type="string" office:string-value="00">
            <text:p>00</text:p>
          </table:table-cell>
          <table:table-cell table:style-name="ce3" table:formula="of:=DEC2HEX(ROUND(IF([.$B131]/COS([.BV$2]*0.0174533)&lt;255;[.$B131]/COS([.BV$2]*0.0174533);255);0)  ;2)" office:value-type="string" office:string-value="00">
            <text:p>00</text:p>
          </table:table-cell>
          <table:table-cell table:style-name="ce3" table:formula="of:=DEC2HEX(ROUND(IF([.$B131]/COS([.BW$2]*0.0174533)&lt;255;[.$B131]/COS([.BW$2]*0.0174533);255);0)  ;2)" office:value-type="string" office:string-value="00">
            <text:p>00</text:p>
          </table:table-cell>
          <table:table-cell table:style-name="ce3" table:formula="of:=DEC2HEX(ROUND(IF([.$B131]/COS([.BX$2]*0.0174533)&lt;255;[.$B131]/COS([.BX$2]*0.0174533);255);0)  ;2)" office:value-type="string" office:string-value="00">
            <text:p>00</text:p>
          </table:table-cell>
          <table:table-cell table:style-name="ce3" table:formula="of:=DEC2HEX(ROUND(IF([.$B131]/COS([.BY$2]*0.0174533)&lt;255;[.$B131]/COS([.BY$2]*0.0174533);255);0)  ;2)" office:value-type="string" office:string-value="00">
            <text:p>00</text:p>
          </table:table-cell>
          <table:table-cell table:style-name="ce3" table:formula="of:=DEC2HEX(ROUND(IF([.$B131]/COS([.BZ$2]*0.0174533)&lt;255;[.$B131]/COS([.BZ$2]*0.0174533);255);0)  ;2)" office:value-type="string" office:string-value="00">
            <text:p>00</text:p>
          </table:table-cell>
          <table:table-cell table:style-name="ce3" table:formula="of:=DEC2HEX(ROUND(IF([.$B131]/COS([.CA$2]*0.0174533)&lt;255;[.$B131]/COS([.CA$2]*0.0174533);255);0)  ;2)" office:value-type="string" office:string-value="00">
            <text:p>00</text:p>
          </table:table-cell>
          <table:table-cell table:style-name="ce3" table:formula="of:=DEC2HEX(ROUND(IF([.$B131]/COS([.CB$2]*0.0174533)&lt;255;[.$B131]/COS([.CB$2]*0.0174533);255);0)  ;2)" office:value-type="string" office:string-value="00">
            <text:p>00</text:p>
          </table:table-cell>
          <table:table-cell table:style-name="ce3" table:formula="of:=DEC2HEX(ROUND(IF([.$B131]/COS([.CC$2]*0.0174533)&lt;255;[.$B131]/COS([.CC$2]*0.0174533);255);0)  ;2)" office:value-type="string" office:string-value="00">
            <text:p>00</text:p>
          </table:table-cell>
          <table:table-cell table:number-columns-repeated="943"/>
        </table:table-row>
        <table:table-row table:style-name="ro1" table:number-rows-repeated="128">
          <table:table-cell/>
          <table:table-cell table:style-name="ce2"/>
          <table:table-cell table:number-columns-repeated="10"/>
          <table:table-cell table:style-name="ce3" table:number-columns-repeated="69"/>
          <table:table-cell table:number-columns-repeated="943"/>
        </table:table-row>
        <table:table-row table:style-name="ro1" table:number-rows-repeated="2">
          <table:table-cell table:number-columns-repeated="12"/>
          <table:table-cell table:style-name="ce3" table:number-columns-repeated="69"/>
          <table:table-cell table:number-columns-repeated="94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7" table:number-columns-repeated="1024" table:default-cell-style-name="Default"/>
        <table:table-row table:style-name="ro1">
          <table:table-cell table:formula="of:=[Лист1.C4]" office:value-type="string" office:string-value="00">
            <text:p>00</text:p>
          </table:table-cell>
          <table:table-cell table:formula="of:=[Лист1.D4]" office:value-type="string" office:string-value="00">
            <text:p>00</text:p>
          </table:table-cell>
          <table:table-cell table:formula="of:=[Лист1.E4]" office:value-type="string" office:string-value="00">
            <text:p>00</text:p>
          </table:table-cell>
          <table:table-cell table:formula="of:=[Лист1.F4]" office:value-type="string" office:string-value="00">
            <text:p>00</text:p>
          </table:table-cell>
          <table:table-cell table:formula="of:=[Лист1.G4]" office:value-type="string" office:string-value="00">
            <text:p>00</text:p>
          </table:table-cell>
          <table:table-cell table:formula="of:=[Лист1.H4]" office:value-type="string" office:string-value="00">
            <text:p>00</text:p>
          </table:table-cell>
          <table:table-cell table:formula="of:=[Лист1.I4]" office:value-type="string" office:string-value="00">
            <text:p>00</text:p>
          </table:table-cell>
          <table:table-cell table:formula="of:=[Лист1.J4]" office:value-type="string" office:string-value="00">
            <text:p>00</text:p>
          </table:table-cell>
          <table:table-cell table:formula="of:=[Лист1.K4]" office:value-type="string" office:string-value="00">
            <text:p>00</text:p>
          </table:table-cell>
          <table:table-cell table:formula="of:=[Лист1.L4]" office:value-type="string" office:string-value="00">
            <text:p>00</text:p>
          </table:table-cell>
          <table:table-cell table:formula="of:=[Лист1.M4]" office:value-type="string" office:string-value="00">
            <text:p>00</text:p>
          </table:table-cell>
          <table:table-cell table:formula="of:=[Лист1.N4]" office:value-type="string" office:string-value="00">
            <text:p>00</text:p>
          </table:table-cell>
          <table:table-cell table:formula="of:=[Лист1.O4]" office:value-type="string" office:string-value="00">
            <text:p>00</text:p>
          </table:table-cell>
          <table:table-cell table:formula="of:=[Лист1.P4]" office:value-type="string" office:string-value="00">
            <text:p>00</text:p>
          </table:table-cell>
          <table:table-cell table:formula="of:=[Лист1.Q4]" office:value-type="string" office:string-value="00">
            <text:p>00</text:p>
          </table:table-cell>
          <table:table-cell table:formula="of:=[Лист1.R4]" office:value-type="string" office:string-value="00">
            <text:p>00</text:p>
          </table:table-cell>
          <table:table-cell table:formula="of:=[Лист1.S4]" office:value-type="float" office:value="0">
            <text:p>#ДЕЛ/0!</text:p>
          </table:table-cell>
          <table:table-cell table:formula="of:=[Лист1.T4]" office:value-type="string" office:string-value="FFFFFFFAF0">
            <text:p>FFFFFFFAF0</text:p>
          </table:table-cell>
          <table:table-cell table:formula="of:=[Лист1.U4]" office:value-type="string" office:string-value="FFFFFFFD75">
            <text:p>FFFFFFFD75</text:p>
          </table:table-cell>
          <table:table-cell table:formula="of:=[Лист1.V4]" office:value-type="string" office:string-value="FFFFFFFE4A">
            <text:p>FFFFFFFE4A</text:p>
          </table:table-cell>
          <table:table-cell table:formula="of:=[Лист1.W4]" office:value-type="string" office:string-value="FFFFFFFEB4">
            <text:p>FFFFFFFEB4</text:p>
          </table:table-cell>
          <table:table-cell table:formula="of:=[Лист1.X4]" office:value-type="string" office:string-value="FFFFFFFEF2">
            <text:p>FFFFFFFEF2</text:p>
          </table:table-cell>
          <table:table-cell table:formula="of:=[Лист1.Y4]" office:value-type="string" office:string-value="FFFFFFFF1C">
            <text:p>FFFFFFFF1C</text:p>
          </table:table-cell>
          <table:table-cell table:formula="of:=[Лист1.Z4]" office:value-type="string" office:string-value="FFFFFFFF38">
            <text:p>FFFFFFFF38</text:p>
          </table:table-cell>
          <table:table-cell table:formula="of:=[Лист1.AA4]" office:value-type="string" office:string-value="FFFFFFFF4C">
            <text:p>FFFFFFFF4C</text:p>
          </table:table-cell>
          <table:table-cell table:formula="of:=[Лист1.AB4]" office:value-type="string" office:string-value="FFFFFFFF5C">
            <text:p>FFFFFFFF5C</text:p>
          </table:table-cell>
          <table:table-cell table:formula="of:=[Лист1.AC4]" office:value-type="string" office:string-value="FFFFFFFF67">
            <text:p>FFFFFFFF67</text:p>
          </table:table-cell>
          <table:table-cell table:formula="of:=[Лист1.AD4]" office:value-type="string" office:string-value="FFFFFFFF70">
            <text:p>FFFFFFFF70</text:p>
          </table:table-cell>
          <table:table-cell table:formula="of:=[Лист1.AE4]" office:value-type="string" office:string-value="FFFFFFFF77">
            <text:p>FFFFFFFF77</text:p>
          </table:table-cell>
          <table:table-cell table:formula="of:=[Лист1.AF4]" office:value-type="string" office:string-value="FFFFFFFF7B">
            <text:p>FFFFFFFF7B</text:p>
          </table:table-cell>
          <table:table-cell table:formula="of:=[Лист1.AG4]" office:value-type="string" office:string-value="FFFFFFFF7F">
            <text:p>FFFFFFFF7F</text:p>
          </table:table-cell>
          <table:table-cell table:formula="of:=[Лист1.AH4]" office:value-type="string" office:string-value="FFFFFFFF80">
            <text:p>FFFFFFFF80</text:p>
          </table:table-cell>
          <table:table-cell table:formula="of:=[Лист1.AI4]" office:value-type="float" office:value="-127">
            <text:p>-127</text:p>
          </table:table-cell>
          <table:table-cell table:formula="of:=[Лист1.AJ4]" office:value-type="string" office:string-value="FFFFFFFF80">
            <text:p>FFFFFFFF80</text:p>
          </table:table-cell>
          <table:table-cell table:formula="of:=[Лист1.AK4]" office:value-type="string" office:string-value="FFFFFFFF7F">
            <text:p>FFFFFFFF7F</text:p>
          </table:table-cell>
          <table:table-cell table:formula="of:=[Лист1.AL4]" office:value-type="string" office:string-value="FFFFFFFF7B">
            <text:p>FFFFFFFF7B</text:p>
          </table:table-cell>
          <table:table-cell table:formula="of:=[Лист1.AM4]" office:value-type="string" office:string-value="FFFFFFFF77">
            <text:p>FFFFFFFF77</text:p>
          </table:table-cell>
          <table:table-cell table:formula="of:=[Лист1.AN4]" office:value-type="string" office:string-value="FFFFFFFF70">
            <text:p>FFFFFFFF70</text:p>
          </table:table-cell>
          <table:table-cell table:formula="of:=[Лист1.AO4]" office:value-type="string" office:string-value="FFFFFFFF67">
            <text:p>FFFFFFFF67</text:p>
          </table:table-cell>
          <table:table-cell table:formula="of:=[Лист1.AP4]" office:value-type="string" office:string-value="FFFFFFFF5C">
            <text:p>FFFFFFFF5C</text:p>
          </table:table-cell>
          <table:table-cell table:formula="of:=[Лист1.AQ4]" office:value-type="string" office:string-value="FFFFFFFF4C">
            <text:p>FFFFFFFF4C</text:p>
          </table:table-cell>
          <table:table-cell table:formula="of:=[Лист1.AR4]" office:value-type="string" office:string-value="FFFFFFFF38">
            <text:p>FFFFFFFF38</text:p>
          </table:table-cell>
          <table:table-cell table:formula="of:=[Лист1.AS4]" office:value-type="string" office:string-value="FFFFFFFF1B">
            <text:p>FFFFFFFF1B</text:p>
          </table:table-cell>
          <table:table-cell table:formula="of:=[Лист1.AT4]" office:value-type="string" office:string-value="FFFFFFFEF3">
            <text:p>FFFFFFFEF3</text:p>
          </table:table-cell>
          <table:table-cell table:formula="of:=[Лист1.AU4]" office:value-type="string" office:string-value="FFFFFFFEB4">
            <text:p>FFFFFFFEB4</text:p>
          </table:table-cell>
          <table:table-cell table:formula="of:=[Лист1.AV4]" office:value-type="string" office:string-value="FFFFFFFE4A">
            <text:p>FFFFFFFE4A</text:p>
          </table:table-cell>
          <table:table-cell table:formula="of:=[Лист1.AW4]" office:value-type="string" office:string-value="FFFFFFFD75">
            <text:p>FFFFFFFD75</text:p>
          </table:table-cell>
          <table:table-cell table:formula="of:=[Лист1.AX4]" office:value-type="string" office:string-value="FFFFFFFAF0">
            <text:p>FFFFFFFAF0</text:p>
          </table:table-cell>
          <table:table-cell table:formula="of:=[Лист1.AY4]" office:value-type="string" office:string-value="FF">
            <text:p>FF</text:p>
          </table:table-cell>
          <table:table-cell table:formula="of:=[Лист1.AZ4]" office:value-type="string" office:string-value="FF">
            <text:p>FF</text:p>
          </table:table-cell>
          <table:table-cell table:formula="of:=[Лист1.BA4]" office:value-type="string" office:string-value="FF">
            <text:p>FF</text:p>
          </table:table-cell>
          <table:table-cell table:formula="of:=[Лист1.BB4]" office:value-type="string" office:string-value="FF">
            <text:p>FF</text:p>
          </table:table-cell>
          <table:table-cell table:formula="of:=[Лист1.BC4]" office:value-type="string" office:string-value="FF">
            <text:p>FF</text:p>
          </table:table-cell>
          <table:table-cell table:formula="of:=[Лист1.BD4]" office:value-type="string" office:string-value="FF">
            <text:p>FF</text:p>
          </table:table-cell>
          <table:table-cell table:formula="of:=[Лист1.BE4]" office:value-type="string" office:string-value="E5">
            <text:p>E5</text:p>
          </table:table-cell>
          <table:table-cell table:formula="of:=[Лист1.BF4]" office:value-type="string" office:string-value="C8">
            <text:p>C8</text:p>
          </table:table-cell>
          <table:table-cell table:formula="of:=[Лист1.BG4]" office:value-type="string" office:string-value="B4">
            <text:p>B4</text:p>
          </table:table-cell>
          <table:table-cell table:formula="of:=[Лист1.BH4]" office:value-type="string" office:string-value="A4">
            <text:p>A4</text:p>
          </table:table-cell>
          <table:table-cell table:formula="of:=[Лист1.BI4]" office:value-type="string" office:string-value="99">
            <text:p>99</text:p>
          </table:table-cell>
          <table:table-cell table:formula="of:=[Лист1.BJ4]" office:value-type="string" office:string-value="90">
            <text:p>90</text:p>
          </table:table-cell>
          <table:table-cell table:formula="of:=[Лист1.BK4]" office:value-type="string" office:string-value="89">
            <text:p>89</text:p>
          </table:table-cell>
          <table:table-cell table:formula="of:=[Лист1.BL4]" office:value-type="string" office:string-value="85">
            <text:p>85</text:p>
          </table:table-cell>
          <table:table-cell table:formula="of:=[Лист1.BM4]" office:value-type="string" office:string-value="81">
            <text:p>81</text:p>
          </table:table-cell>
          <table:table-cell table:formula="of:=[Лист1.BN4]" office:value-type="string" office:string-value="80">
            <text:p>80</text:p>
          </table:table-cell>
          <table:table-cell table:formula="of:=[Лист1.BO4]" office:value-type="string" office:string-value="7F">
            <text:p>7F</text:p>
          </table:table-cell>
          <table:table-cell table:formula="of:=[Лист1.BP4]" office:value-type="string" office:string-value="80">
            <text:p>80</text:p>
          </table:table-cell>
          <table:table-cell table:formula="of:=[Лист1.BQ4]" office:value-type="string" office:string-value="81">
            <text:p>81</text:p>
          </table:table-cell>
          <table:table-cell table:number-columns-repeated="957"/>
        </table:table-row>
        <table:table-row table:style-name="ro1">
          <table:table-cell table:formula="of:=[Лист1.C5]" office:value-type="string" office:string-value="01">
            <text:p>01</text:p>
          </table:table-cell>
          <table:table-cell table:number-columns-repeated="1023"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8">08.11.2022</text:date>, <text:time>15:00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Starokaznikov</meta:initial-creator>
    <meta:creation-date>2022-11-01T12:30:59.80</meta:creation-date>
    <dc:date>2022-11-08T15:00:52.17</dc:date>
    <dc:creator>Oleg Starokaznikov</dc:creator>
    <meta:editing-duration>P1DT11H42M17S</meta:editing-duration>
    <meta:editing-cycles>7</meta:editing-cycles>
    <meta:generator>OpenOffice/4.1.11$Win32 OpenOffice.org_project/4111m1$Build-9808</meta:generator>
    <meta:document-statistic meta:table-count="3" meta:cell-count="10611" meta:object-count="0"/>
  </office:meta>
</office:document-meta>
</file>